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Lucida Sans1" svg:font-family="'Lucida Sans'" style:font-family-generic="swiss"/>
    <style:font-face style:name="Times New Roman1" svg:font-family="'Times New Roman'" style:font-adornments="Regular"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ing_20_1">
      <style:paragraph-properties>
        <style:tab-stops>
          <style:tab-stop style:position="3.902in"/>
        </style:tab-stops>
      </style:paragraph-properties>
    </style:style>
    <style:style style:name="P2" style:family="paragraph" style:parent-style-name="Heading_20_1">
      <style:paragraph-properties fo:margin-left="4.3744in" fo:margin-right="0in" fo:margin-top="0.0736in" fo:margin-bottom="0in" style:contextual-spacing="false" fo:text-indent="0in" style:auto-text-indent="false">
        <style:tab-stops>
          <style:tab-stop style:position="8.1929in"/>
        </style:tab-stops>
      </style:paragraph-properties>
    </style:style>
    <style:style style:name="P3" style:family="paragraph" style:parent-style-name="Heading_20_1">
      <style:paragraph-properties fo:margin-left="4.3744in" fo:margin-right="0in" fo:text-indent="0in" style:auto-text-indent="false"/>
    </style:style>
    <style:style style:name="P4" style:family="paragraph" style:parent-style-name="Heading_20_1">
      <style:paragraph-properties fo:margin-left="4.3744in" fo:margin-right="0in" fo:text-indent="0in" style:auto-text-indent="false">
        <style:tab-stops>
          <style:tab-stop style:position="8.1929in"/>
        </style:tab-stops>
      </style:paragraph-properties>
    </style:style>
    <style:style style:name="P5" style:family="paragraph" style:parent-style-name="Heading_20_1">
      <style:paragraph-properties fo:margin-left="4.3744in" fo:margin-right="0in" fo:text-align="start" style:justify-single-word="false" fo:text-indent="0in" style:auto-text-indent="false">
        <style:tab-stops>
          <style:tab-stop style:position="8.1929in"/>
        </style:tab-stops>
      </style:paragraph-properties>
    </style:style>
    <style:style style:name="P6" style:family="paragraph" style:parent-style-name="Heading_20_1">
      <style:paragraph-properties fo:margin-left="4.3744in" fo:margin-right="0in" fo:margin-top="0in" fo:margin-bottom="0in" style:contextual-spacing="false" fo:text-indent="0in" style:auto-text-indent="false">
        <style:tab-stops>
          <style:tab-stop style:position="8.1929in"/>
        </style:tab-stops>
      </style:paragraph-properties>
    </style:style>
    <style:style style:name="P7" style:family="paragraph" style:parent-style-name="Heading_20_1">
      <style:paragraph-properties fo:margin-left="4.3744in" fo:margin-right="0in" fo:margin-top="0.1209in" fo:margin-bottom="0in" style:contextual-spacing="false" fo:text-indent="0in" style:auto-text-indent="false">
        <style:tab-stops>
          <style:tab-stop style:position="8.1929in"/>
        </style:tab-stops>
      </style:paragraph-properties>
    </style:style>
    <style:style style:name="P8" style:family="paragraph" style:parent-style-name="Heading_20_1">
      <style:paragraph-properties fo:margin-left="4.3744in" fo:margin-right="0in" fo:margin-top="0.1244in" fo:margin-bottom="0in" style:contextual-spacing="false" fo:text-align="start" style:justify-single-word="false" fo:text-indent="0in" style:auto-text-indent="false">
        <style:tab-stops>
          <style:tab-stop style:position="8.1929in"/>
        </style:tab-stops>
      </style:paragraph-properties>
    </style:style>
    <style:style style:name="P9" style:family="paragraph" style:parent-style-name="Heading_20_1">
      <style:paragraph-properties fo:margin-top="0in" fo:margin-bottom="0in" style:contextual-spacing="false">
        <style:tab-stops>
          <style:tab-stop style:position="3.902in"/>
        </style:tab-stops>
      </style:paragraph-properties>
    </style:style>
    <style:style style:name="P10" style:family="paragraph" style:parent-style-name="Heading_20_1">
      <style:paragraph-properties fo:margin-top="0.1118in" fo:margin-bottom="0in" style:contextual-spacing="false">
        <style:tab-stops>
          <style:tab-stop style:position="3.902in"/>
        </style:tab-stops>
      </style:paragraph-properties>
    </style:style>
    <style:style style:name="P11" style:family="paragraph" style:parent-style-name="Heading_20_1">
      <style:paragraph-properties fo:margin-left="0.0819in" fo:margin-right="0in" fo:margin-top="0.0008in" fo:margin-bottom="0in" style:contextual-spacing="false" fo:text-indent="0in" style:auto-text-indent="false">
        <style:tab-stops>
          <style:tab-stop style:position="3.9008in"/>
        </style:tab-stops>
      </style:paragraph-properties>
    </style:style>
    <style:style style:name="P12" style:family="paragraph" style:parent-style-name="Heading_20_1">
      <style:paragraph-properties fo:margin-left="0.0819in" fo:margin-right="0in" fo:margin-top="0.1189in" fo:margin-bottom="0in" style:contextual-spacing="false" fo:text-indent="0in" style:auto-text-indent="false">
        <style:tab-stops>
          <style:tab-stop style:position="3.9008in"/>
        </style:tab-stops>
      </style:paragraph-properties>
    </style:style>
    <style:style style:name="P13" style:family="paragraph" style:parent-style-name="Heading_20_1">
      <style:paragraph-properties fo:margin-left="0.0819in" fo:margin-right="0in" fo:margin-top="0.1102in" fo:margin-bottom="0in" style:contextual-spacing="false" fo:text-indent="0in" style:auto-text-indent="false">
        <style:tab-stops>
          <style:tab-stop style:position="3.9008in"/>
        </style:tab-stops>
      </style:paragraph-properties>
    </style:style>
    <style:style style:name="P14" style:family="paragraph" style:parent-style-name="Heading_20_1">
      <style:paragraph-properties fo:margin-left="0.1618in" fo:margin-right="0in" fo:text-indent="0in" style:auto-text-indent="false" fo:break-before="column">
        <style:tab-stops>
          <style:tab-stop style:position="3.9807in"/>
        </style:tab-stops>
      </style:paragraph-properties>
    </style:style>
    <style:style style:name="P15" style:family="paragraph" style:parent-style-name="Heading_20_1">
      <style:paragraph-properties fo:margin-top="0.0902in" fo:margin-bottom="0in" style:contextual-spacing="false">
        <style:tab-stops>
          <style:tab-stop style:position="3.902in"/>
        </style:tab-stops>
      </style:paragraph-properties>
    </style:style>
    <style:style style:name="P16" style:family="paragraph" style:parent-style-name="Heading_20_1">
      <style:paragraph-properties fo:margin-top="0.1201in" fo:margin-bottom="0in" style:contextual-spacing="false">
        <style:tab-stops>
          <style:tab-stop style:position="3.902in"/>
        </style:tab-stops>
      </style:paragraph-properties>
    </style:style>
    <style:style style:name="P17" style:family="paragraph" style:parent-style-name="Heading_20_1">
      <style:paragraph-properties fo:margin-top="0.0965in" fo:margin-bottom="0in" style:contextual-spacing="false" fo:text-align="start" style:justify-single-word="false">
        <style:tab-stops>
          <style:tab-stop style:position="3.902in"/>
        </style:tab-stops>
      </style:paragraph-properties>
    </style:style>
    <style:style style:name="P18" style:family="paragraph" style:parent-style-name="Heading_20_1">
      <style:paragraph-properties fo:margin-left="0.0827in" fo:margin-right="0in" fo:margin-top="0.0902in" fo:margin-bottom="0in" style:contextual-spacing="false" fo:text-indent="0in" style:auto-text-indent="false" fo:break-before="column"/>
    </style:style>
    <style:style style:name="P19" style:family="paragraph" style:parent-style-name="Heading_20_1">
      <style:paragraph-properties fo:margin-left="0.0827in" fo:margin-right="0in" fo:margin-top="0.0902in" fo:margin-bottom="0in" style:contextual-spacing="false" fo:text-align="start" style:justify-single-word="false" fo:text-indent="0in" style:auto-text-indent="false" fo:break-before="column">
        <style:tab-stops>
          <style:tab-stop style:position="3.9016in"/>
        </style:tab-stops>
      </style:paragraph-properties>
    </style:style>
    <style:style style:name="P20" style:family="paragraph" style:parent-style-name="Heading_20_1">
      <style:paragraph-properties fo:margin-left="0.0827in" fo:margin-right="0in" fo:margin-top="0.1201in" fo:margin-bottom="0in" style:contextual-spacing="false" fo:text-indent="0in" style:auto-text-indent="false">
        <style:tab-stops>
          <style:tab-stop style:position="3.9016in"/>
        </style:tab-stops>
      </style:paragraph-properties>
    </style:style>
    <style:style style:name="P21" style:family="paragraph" style:parent-style-name="Heading_20_1">
      <style:paragraph-properties fo:margin-left="0.0827in" fo:margin-right="0in" fo:margin-top="0.1189in" fo:margin-bottom="0in" style:contextual-spacing="false" fo:text-align="start" style:justify-single-word="false" fo:text-indent="0in" style:auto-text-indent="false">
        <style:tab-stops>
          <style:tab-stop style:position="3.9016in"/>
        </style:tab-stops>
      </style:paragraph-properties>
    </style:style>
    <style:style style:name="P22" style:family="paragraph" style:parent-style-name="Heading_20_1">
      <style:paragraph-properties fo:margin-left="0.0811in" fo:margin-right="0in" fo:margin-top="0.1146in" fo:margin-bottom="0in" style:contextual-spacing="false" fo:text-indent="0in" style:auto-text-indent="false">
        <style:tab-stops>
          <style:tab-stop style:position="3.9in"/>
        </style:tab-stops>
      </style:paragraph-properties>
    </style:style>
    <style:style style:name="P23" style:family="paragraph" style:parent-style-name="Heading_20_1">
      <style:paragraph-properties fo:margin-left="0.0811in" fo:margin-right="0in" fo:margin-top="0.1189in" fo:margin-bottom="0in" style:contextual-spacing="false" fo:text-indent="0in" style:auto-text-indent="false">
        <style:tab-stops>
          <style:tab-stop style:position="3.9in"/>
        </style:tab-stops>
      </style:paragraph-properties>
    </style:style>
    <style:style style:name="P24" style:family="paragraph" style:parent-style-name="Heading_20_1">
      <style:paragraph-properties fo:margin-top="0.1146in" fo:margin-bottom="0in" style:contextual-spacing="false" fo:text-align="start" style:justify-single-word="false">
        <style:tab-stops>
          <style:tab-stop style:position="3.902in"/>
        </style:tab-stops>
      </style:paragraph-properties>
    </style:style>
    <style:style style:name="P25" style:family="paragraph" style:parent-style-name="Heading_20_1">
      <style:paragraph-properties fo:margin-top="0.1193in" fo:margin-bottom="0in" style:contextual-spacing="false">
        <style:tab-stops>
          <style:tab-stop style:position="3.902in"/>
        </style:tab-stops>
      </style:paragraph-properties>
    </style:style>
    <style:style style:name="P26" style:family="paragraph" style:parent-style-name="Heading_20_1">
      <style:paragraph-properties fo:margin-top="0.0736in" fo:margin-bottom="0in" style:contextual-spacing="false">
        <style:tab-stops>
          <style:tab-stop style:position="3.902in"/>
        </style:tab-stops>
      </style:paragraph-properties>
    </style:style>
    <style:style style:name="P27" style:family="paragraph" style:parent-style-name="Frame_20_contents">
      <style:paragraph-properties fo:margin-left="0in" fo:margin-right="0in" fo:margin-top="0.0173in" fo:margin-bottom="0in" style:contextual-spacing="false" fo:text-align="start" style:justify-single-word="false" fo:text-indent="0in" style:auto-text-indent="false"/>
    </style:style>
    <style:style style:name="P28" style:family="paragraph" style:parent-style-name="Frame_20_contents">
      <style:paragraph-properties fo:margin-left="0.0138in" fo:margin-right="0in" fo:margin-top="0.0173in" fo:margin-bottom="0in" style:contextual-spacing="false" fo:text-align="start" style:justify-single-word="false" fo:text-indent="0in" style:auto-text-indent="false"/>
    </style:style>
    <style:style style:name="P29" style:family="paragraph" style:parent-style-name="Frame_20_contents">
      <style:paragraph-properties fo:margin-left="-0.0008in" fo:margin-right="0.0472in" fo:margin-top="0.0173in" fo:margin-bottom="0in" style:contextual-spacing="false" fo:line-height="85%" fo:text-align="start" style:justify-single-word="false" fo:text-indent="0in" style:auto-text-indent="false"/>
    </style:style>
    <style:style style:name="P30" style:family="paragraph" style:parent-style-name="Heading_20_2">
      <style:paragraph-properties fo:text-align="justify" style:justify-single-word="false"/>
    </style:style>
    <style:style style:name="P31" style:family="paragraph" style:parent-style-name="Heading_20_2" style:list-style-name="WWNum1">
      <style:paragraph-properties fo:margin-left="4.5083in" fo:margin-right="0in" fo:margin-top="0.1063in" fo:margin-bottom="0in" style:contextual-spacing="false" fo:line-height="100%" fo:text-align="start" style:justify-single-word="false" fo:text-indent="-0.1319in" style:auto-text-indent="false">
        <style:tab-stops>
          <style:tab-stop style:position="4.5091in"/>
          <style:tab-stop style:position="8.1874in" style:type="right"/>
        </style:tab-stops>
      </style:paragraph-properties>
    </style:style>
    <style:style style:name="P32" style:family="paragraph" style:parent-style-name="Heading_20_2" style:list-style-name="WWNum1">
      <style:paragraph-properties fo:margin-left="4.4799in" fo:margin-right="0in" fo:margin-top="0.1063in" fo:margin-bottom="0in" style:contextual-spacing="false" fo:line-height="100%" fo:text-align="start" style:justify-single-word="false" fo:text-indent="-0.1035in" style:auto-text-indent="false">
        <style:tab-stops>
          <style:tab-stop style:position="4.4807in"/>
          <style:tab-stop style:position="8.1874in" style:type="right"/>
        </style:tab-stops>
      </style:paragraph-properties>
    </style:style>
    <style:style style:name="P33" style:family="paragraph" style:parent-style-name="Heading_20_2" style:list-style-name="WWNum1">
      <style:paragraph-properties fo:margin-left="0.1862in" fo:margin-right="0in" fo:margin-top="0.1063in" fo:margin-bottom="0in" style:contextual-spacing="false" fo:line-height="100%" fo:text-align="start" style:justify-single-word="false" fo:text-indent="-0.1035in" style:auto-text-indent="false">
        <style:tab-stops>
          <style:tab-stop style:position="0.1866in"/>
          <style:tab-stop style:position="3.8937in" style:type="right"/>
        </style:tab-stops>
      </style:paragraph-properties>
      <style:text-properties officeooo:paragraph-rsid="0018392e"/>
    </style:style>
    <style:style style:name="P34" style:family="paragraph" style:parent-style-name="Heading_20_2" style:list-style-name="WWNum2">
      <style:paragraph-properties fo:margin-left="4.5063in" fo:margin-right="0in" fo:margin-top="0.0728in" fo:margin-bottom="0in" style:contextual-spacing="false" fo:line-height="100%" fo:text-align="start" style:justify-single-word="false" fo:text-indent="-0.1327in" style:auto-text-indent="false">
        <style:tab-stops>
          <style:tab-stop style:position="4.5071in"/>
        </style:tab-stops>
      </style:paragraph-properties>
    </style:style>
    <style:style style:name="P35" style:family="paragraph" style:parent-style-name="Heading_20_2" style:list-style-name="WWNum2">
      <style:paragraph-properties fo:margin-left="4.5063in" fo:margin-right="0in" fo:margin-top="0.15in" fo:margin-bottom="0in" style:contextual-spacing="false" fo:line-height="100%" fo:text-align="start" style:justify-single-word="false" fo:text-indent="-0.1327in" style:auto-text-indent="false">
        <style:tab-stops>
          <style:tab-stop style:position="4.5071in"/>
        </style:tab-stops>
      </style:paragraph-properties>
    </style:style>
    <style:style style:name="P36" style:family="paragraph" style:parent-style-name="Heading_20_2" style:list-style-name="WWNum2">
      <style:paragraph-properties fo:margin-left="4.5063in" fo:margin-right="0in" fo:margin-top="0in" fo:margin-bottom="0in" style:contextual-spacing="false" fo:line-height="100%" fo:text-align="start" style:justify-single-word="false" fo:text-indent="-0.1327in" style:auto-text-indent="false">
        <style:tab-stops>
          <style:tab-stop style:position="4.5071in"/>
        </style:tab-stops>
      </style:paragraph-properties>
    </style:style>
    <style:style style:name="P37" style:family="paragraph" style:parent-style-name="Heading_20_2" style:list-style-name="WWNum2">
      <style:paragraph-properties fo:margin-left="0.2154in" fo:margin-right="0in" fo:margin-top="0.15in" fo:margin-bottom="0in" style:contextual-spacing="false" fo:line-height="100%" fo:text-align="start" style:justify-single-word="false" fo:text-indent="-0.1327in" style:auto-text-indent="false">
        <style:tab-stops>
          <style:tab-stop style:position="0.2161in"/>
        </style:tab-stops>
      </style:paragraph-properties>
    </style:style>
    <style:style style:name="P38" style:family="paragraph" style:parent-style-name="Heading_20_2" style:list-style-name="WWNum2">
      <style:paragraph-properties fo:margin-left="0.2154in" fo:margin-right="0in" fo:margin-top="0in" fo:margin-bottom="0in" style:contextual-spacing="false" fo:line-height="100%" fo:text-align="start" style:justify-single-word="false" fo:text-indent="-0.1327in" style:auto-text-indent="false">
        <style:tab-stops>
          <style:tab-stop style:position="0.2161in"/>
        </style:tab-stops>
      </style:paragraph-properties>
    </style:style>
    <style:style style:name="P39" style:family="paragraph" style:parent-style-name="Heading_20_2" style:list-style-name="WWNum2">
      <style:paragraph-properties fo:margin-left="0.2146in" fo:margin-right="0in" fo:margin-top="0in" fo:margin-bottom="0in" style:contextual-spacing="false" fo:line-height="100%" fo:text-align="start" style:justify-single-word="false" fo:text-indent="-0.1319in" style:auto-text-indent="false">
        <style:tab-stops>
          <style:tab-stop style:position="0.2154in"/>
        </style:tab-stops>
      </style:paragraph-properties>
    </style:style>
    <style:style style:name="P40" style:family="paragraph" style:parent-style-name="Heading_20_2" style:list-style-name="WWNum2">
      <style:paragraph-properties fo:margin-left="0.0835in" fo:margin-right="0.0264in" fo:margin-top="0in" fo:margin-bottom="0in" style:contextual-spacing="false" fo:line-height="103%" fo:text-align="start" style:justify-single-word="false" fo:text-indent="0in" style:auto-text-indent="false">
        <style:tab-stops>
          <style:tab-stop style:position="0.2083in"/>
        </style:tab-stops>
      </style:paragraph-properties>
    </style:style>
    <style:style style:name="P41" style:family="paragraph" style:parent-style-name="Heading_20_2" style:list-style-name="WWNum2">
      <style:paragraph-properties fo:margin-left="0.0835in" fo:margin-right="0.0264in" fo:margin-top="0in" fo:margin-bottom="0in" style:contextual-spacing="false" fo:line-height="103%" fo:text-align="start" style:justify-single-word="false" fo:text-indent="0in" style:auto-text-indent="false">
        <style:tab-stops>
          <style:tab-stop style:position="0.2811in"/>
        </style:tab-stops>
      </style:paragraph-properties>
    </style:style>
    <style:style style:name="P42" style:family="paragraph" style:parent-style-name="Heading_20_2" style:list-style-name="WWNum13">
      <style:paragraph-properties fo:margin-left="0.0835in" fo:margin-right="0.0264in" fo:margin-top="0in" fo:margin-bottom="0in" style:contextual-spacing="false" fo:line-height="103%" fo:text-align="start" style:justify-single-word="false" fo:text-indent="0in" style:auto-text-indent="false">
        <style:tab-stops>
          <style:tab-stop style:position="0.3602in"/>
        </style:tab-stops>
      </style:paragraph-properties>
    </style:style>
    <style:style style:name="P43" style:family="paragraph" style:parent-style-name="Heading_20_2" style:list-style-name="WWNum2">
      <style:paragraph-properties fo:margin-left="0.0835in" fo:margin-right="0.0264in" fo:margin-top="0in" fo:margin-bottom="0in" style:contextual-spacing="false" fo:line-height="103%" fo:text-align="justify" style:justify-single-word="false" fo:text-indent="0in" style:auto-text-indent="false">
        <style:tab-stops>
          <style:tab-stop style:position="0.2791in"/>
        </style:tab-stops>
      </style:paragraph-properties>
    </style:style>
    <style:style style:name="P44" style:family="paragraph" style:parent-style-name="Heading_20_2" style:list-style-name="WWNum13">
      <style:paragraph-properties fo:margin-left="0.0835in" fo:margin-right="0.0264in" fo:margin-top="0in" fo:margin-bottom="0in" style:contextual-spacing="false" fo:line-height="103%" fo:text-align="justify" style:justify-single-word="false" fo:text-indent="0in" style:auto-text-indent="false">
        <style:tab-stops>
          <style:tab-stop style:position="0.3693in"/>
        </style:tab-stops>
      </style:paragraph-properties>
    </style:style>
    <style:style style:name="P45" style:family="paragraph" style:parent-style-name="Heading_20_2" style:list-style-name="WWNum13">
      <style:paragraph-properties fo:margin-left="0.0835in" fo:margin-right="0.0264in" fo:margin-top="0in" fo:margin-bottom="0in" style:contextual-spacing="false" fo:line-height="103%" fo:text-align="justify" style:justify-single-word="false" fo:text-indent="0in" style:auto-text-indent="false">
        <style:tab-stops>
          <style:tab-stop style:position="0.3717in"/>
        </style:tab-stops>
      </style:paragraph-properties>
    </style:style>
    <style:style style:name="P46" style:family="paragraph" style:parent-style-name="Heading_20_2" style:list-style-name="WWNum2">
      <style:paragraph-properties fo:margin-left="0.0835in" fo:margin-right="0.0264in" fo:margin-top="0.0728in" fo:margin-bottom="0in" style:contextual-spacing="false" fo:line-height="103%" fo:text-align="justify" style:justify-single-word="false" fo:text-indent="0in" style:auto-text-indent="false">
        <style:tab-stops>
          <style:tab-stop style:position="0.3547in"/>
        </style:tab-stops>
      </style:paragraph-properties>
    </style:style>
    <style:style style:name="P47" style:family="paragraph" style:parent-style-name="Heading_20_2" style:list-style-name="WWNum13">
      <style:paragraph-properties fo:margin-left="0.0835in" fo:margin-right="0.0264in" fo:margin-top="0.0728in" fo:margin-bottom="0in" style:contextual-spacing="false" fo:line-height="103%" fo:text-align="justify" style:justify-single-word="false" fo:text-indent="0in" style:auto-text-indent="false">
        <style:tab-stops>
          <style:tab-stop style:position="0.3665in"/>
        </style:tab-stops>
      </style:paragraph-properties>
    </style:style>
    <style:style style:name="P48" style:family="paragraph" style:parent-style-name="Heading_20_2" style:list-style-name="WWNum13">
      <style:paragraph-properties fo:margin-left="0.0835in" fo:margin-right="0.0264in" fo:margin-top="0.0654in" fo:margin-bottom="0in" style:contextual-spacing="false" fo:line-height="100%" fo:text-align="start" style:justify-single-word="false" fo:text-indent="0in" style:auto-text-indent="false">
        <style:tab-stops>
          <style:tab-stop style:position="0.3626in"/>
        </style:tab-stops>
      </style:paragraph-properties>
    </style:style>
    <style:style style:name="P49" style:family="paragraph" style:parent-style-name="Heading_20_2" style:list-style-name="WWNum16">
      <style:paragraph-properties fo:margin-left="0.0835in" fo:margin-right="0.0264in" fo:margin-top="0.1075in" fo:margin-bottom="0in" style:contextual-spacing="false" fo:line-height="103%" fo:text-align="start" style:justify-single-word="false" fo:text-indent="0in" style:auto-text-indent="false">
        <style:tab-stops>
          <style:tab-stop style:position="0.3543in"/>
        </style:tab-stops>
      </style:paragraph-properties>
    </style:style>
    <style:style style:name="P50" style:family="paragraph" style:parent-style-name="Heading_20_2" style:list-style-name="WWNum16">
      <style:paragraph-properties fo:margin-left="0.0835in" fo:margin-right="0.0264in" fo:margin-top="0.0008in" fo:margin-bottom="0in" style:contextual-spacing="false" fo:line-height="103%" fo:text-align="start" style:justify-single-word="false" fo:text-indent="0in" style:auto-text-indent="false">
        <style:tab-stops>
          <style:tab-stop style:position="0.3665in"/>
        </style:tab-stops>
      </style:paragraph-properties>
    </style:style>
    <style:style style:name="P51" style:family="paragraph" style:parent-style-name="Heading_20_2" style:list-style-name="WWNum2">
      <style:paragraph-properties fo:margin-left="0.2835in" fo:margin-right="0in" fo:margin-top="0in" fo:margin-bottom="0in" style:contextual-spacing="false" fo:line-height="100%" fo:text-align="start" style:justify-single-word="false" fo:text-indent="-0.2016in" style:auto-text-indent="false">
        <style:tab-stops>
          <style:tab-stop style:position="0.2839in"/>
        </style:tab-stops>
      </style:paragraph-properties>
    </style:style>
    <style:style style:name="P52" style:family="paragraph" style:parent-style-name="Heading_20_2" style:list-style-name="WWNum2">
      <style:paragraph-properties fo:margin-left="0.2827in" fo:margin-right="0in" fo:margin-top="0.0008in" fo:margin-bottom="0in" style:contextual-spacing="false" fo:line-height="100%" fo:text-align="start" style:justify-single-word="false" fo:text-indent="-0.2008in" style:auto-text-indent="false">
        <style:tab-stops>
          <style:tab-stop style:position="0.2835in"/>
        </style:tab-stops>
      </style:paragraph-properties>
    </style:style>
    <style:style style:name="P53" style:family="paragraph" style:parent-style-name="Heading_20_2" style:list-style-name="WWNum2">
      <style:paragraph-properties fo:margin-left="0.2827in" fo:margin-right="0in" fo:margin-top="0in" fo:margin-bottom="0in" style:contextual-spacing="false" fo:line-height="100%" fo:text-align="start" style:justify-single-word="false" fo:text-indent="-0.2008in" style:auto-text-indent="false">
        <style:tab-stops>
          <style:tab-stop style:position="0.2835in"/>
        </style:tab-stops>
      </style:paragraph-properties>
    </style:style>
    <style:style style:name="P54" style:family="paragraph" style:parent-style-name="Heading_20_2" style:list-style-name="WWNum2">
      <style:paragraph-properties fo:margin-left="0.0827in" fo:margin-right="0.0272in" fo:margin-top="0in" fo:margin-bottom="0in" style:contextual-spacing="false" fo:line-height="103%" fo:text-align="start" style:justify-single-word="false" fo:text-indent="0in" style:auto-text-indent="false">
        <style:tab-stops>
          <style:tab-stop style:position="0.3028in"/>
        </style:tab-stops>
      </style:paragraph-properties>
    </style:style>
    <style:style style:name="P55" style:family="paragraph" style:parent-style-name="Heading_20_2" style:list-style-name="WWNum8">
      <style:paragraph-properties fo:margin-left="0.0827in" fo:margin-right="0.0272in" fo:margin-top="0in" fo:margin-bottom="0in" style:contextual-spacing="false" fo:line-height="103%" fo:text-align="start" style:justify-single-word="false" fo:text-indent="0in" style:auto-text-indent="false">
        <style:tab-stops>
          <style:tab-stop style:position="0.3547in"/>
        </style:tab-stops>
      </style:paragraph-properties>
    </style:style>
    <style:style style:name="P56" style:family="paragraph" style:parent-style-name="Heading_20_2" style:list-style-name="WWNum2">
      <style:paragraph-properties fo:margin-left="0.0827in" fo:margin-right="0.0272in" fo:margin-top="0in" fo:margin-bottom="0in" style:contextual-spacing="false" fo:line-height="103%" fo:text-align="justify" style:justify-single-word="false" fo:text-indent="0in" style:auto-text-indent="false">
        <style:tab-stops>
          <style:tab-stop style:position="0.2756in"/>
        </style:tab-stops>
      </style:paragraph-properties>
    </style:style>
    <style:style style:name="P57" style:family="paragraph" style:parent-style-name="Heading_20_2" style:list-style-name="WWNum8">
      <style:paragraph-properties fo:margin-left="0.0827in" fo:margin-right="0.0272in" fo:margin-top="0.0008in" fo:margin-bottom="0in" style:contextual-spacing="false" fo:line-height="103%" fo:text-align="start" style:justify-single-word="false" fo:text-indent="0in" style:auto-text-indent="false">
        <style:tab-stops>
          <style:tab-stop style:position="0.3575in"/>
        </style:tab-stops>
      </style:paragraph-properties>
    </style:style>
    <style:style style:name="P58" style:family="paragraph" style:parent-style-name="Heading_20_2" style:list-style-name="WWNum2">
      <style:paragraph-properties fo:margin-left="0.2819in" fo:margin-right="0in" fo:margin-top="0.0728in" fo:margin-bottom="0in" style:contextual-spacing="false" fo:line-height="100%" fo:text-align="start" style:justify-single-word="false" fo:text-indent="-0.2016in" style:auto-text-indent="false" fo:break-before="column">
        <style:tab-stops>
          <style:tab-stop style:position="0.2827in"/>
        </style:tab-stops>
      </style:paragraph-properties>
    </style:style>
    <style:style style:name="P59" style:family="paragraph" style:parent-style-name="Heading_20_2" style:list-style-name="WWNum2">
      <style:paragraph-properties fo:margin-left="0.2819in" fo:margin-right="0in" fo:margin-top="0.0008in" fo:margin-bottom="0in" style:contextual-spacing="false" fo:line-height="100%" fo:text-align="start" style:justify-single-word="false" fo:text-indent="-0.2016in" style:auto-text-indent="false">
        <style:tab-stops>
          <style:tab-stop style:position="0.2827in"/>
        </style:tab-stops>
      </style:paragraph-properties>
    </style:style>
    <style:style style:name="P60" style:family="paragraph" style:parent-style-name="Heading_20_2" style:list-style-name="WWNum2">
      <style:paragraph-properties fo:margin-left="0.2819in" fo:margin-right="0in" fo:margin-top="0in" fo:margin-bottom="0in" style:contextual-spacing="false" fo:line-height="100%" fo:text-align="start" style:justify-single-word="false" fo:text-indent="-0.2016in" style:auto-text-indent="false">
        <style:tab-stops>
          <style:tab-stop style:position="0.2827in"/>
        </style:tab-stops>
      </style:paragraph-properties>
    </style:style>
    <style:style style:name="P61" style:family="paragraph" style:parent-style-name="Heading_20_2" style:list-style-name="WWNum2">
      <style:paragraph-properties fo:margin-left="0.2819in" fo:margin-right="0in" fo:margin-top="0in" fo:margin-bottom="0in" style:contextual-spacing="false" fo:line-height="100%" fo:text-align="justify" style:justify-single-word="false" fo:text-indent="-0.2016in" style:auto-text-indent="false">
        <style:tab-stops>
          <style:tab-stop style:position="0.2827in"/>
        </style:tab-stops>
      </style:paragraph-properties>
    </style:style>
    <style:style style:name="P62" style:family="paragraph" style:parent-style-name="Heading_20_2" style:list-style-name="WWNum2">
      <style:paragraph-properties fo:margin-left="0.2811in" fo:margin-right="0in" fo:margin-top="0in" fo:margin-bottom="0in" style:contextual-spacing="false" fo:line-height="100%" fo:text-align="start" style:justify-single-word="false" fo:text-indent="-0.2008in" style:auto-text-indent="false">
        <style:tab-stops>
          <style:tab-stop style:position="0.2819in"/>
        </style:tab-stops>
      </style:paragraph-properties>
    </style:style>
    <style:style style:name="P63" style:family="paragraph" style:parent-style-name="Heading_20_2" style:list-style-name="WWNum2">
      <style:paragraph-properties fo:margin-left="0.0811in" fo:margin-right="0.3457in" fo:margin-top="0in" fo:margin-bottom="0in" style:contextual-spacing="false" fo:line-height="103%" fo:text-align="start" style:justify-single-word="false" fo:text-indent="0in" style:auto-text-indent="false">
        <style:tab-stops>
          <style:tab-stop style:position="0.2819in"/>
        </style:tab-stops>
      </style:paragraph-properties>
    </style:style>
    <style:style style:name="P64" style:family="paragraph" style:parent-style-name="Heading_20_2" style:list-style-name="WWNum2">
      <style:paragraph-properties fo:margin-left="0.0811in" fo:margin-right="0.3457in" fo:margin-top="0in" fo:margin-bottom="0in" style:contextual-spacing="false" fo:line-height="103%" fo:text-align="start" style:justify-single-word="false" fo:text-indent="0in" style:auto-text-indent="false">
        <style:tab-stops>
          <style:tab-stop style:position="0.2854in"/>
        </style:tab-stops>
      </style:paragraph-properties>
    </style:style>
    <style:style style:name="P65" style:family="paragraph" style:parent-style-name="Heading_20_2" style:list-style-name="WWNum2">
      <style:paragraph-properties fo:margin-left="0.0811in" fo:margin-right="0.3457in" fo:margin-top="0in" fo:margin-bottom="0in" style:contextual-spacing="false" fo:line-height="103%" fo:text-align="justify" style:justify-single-word="false" fo:text-indent="0in" style:auto-text-indent="false">
        <style:tab-stops>
          <style:tab-stop style:position="0.2874in"/>
        </style:tab-stops>
      </style:paragraph-properties>
    </style:style>
    <style:style style:name="P66" style:family="paragraph" style:parent-style-name="Heading_20_2" style:list-style-name="WWNum2">
      <style:paragraph-properties fo:margin-left="0.0811in" fo:margin-right="0.3457in" fo:margin-top="0.0008in" fo:margin-bottom="0in" style:contextual-spacing="false" fo:line-height="103%" fo:text-align="start" style:justify-single-word="false" fo:text-indent="0in" style:auto-text-indent="false">
        <style:tab-stops>
          <style:tab-stop style:position="0.2752in"/>
        </style:tab-stops>
      </style:paragraph-properties>
    </style:style>
    <style:style style:name="P67" style:family="paragraph" style:parent-style-name="Heading_20_2" style:list-style-name="WWNum2">
      <style:paragraph-properties fo:margin-left="0.0819in" fo:margin-right="0.0319in" fo:margin-top="0in" fo:margin-bottom="0in" style:contextual-spacing="false" fo:line-height="103%" fo:text-align="justify" style:justify-single-word="false" fo:text-indent="-0.0008in" style:auto-text-indent="false">
        <style:tab-stops>
          <style:tab-stop style:position="0.2783in"/>
        </style:tab-stops>
      </style:paragraph-properties>
    </style:style>
    <style:style style:name="P68" style:family="paragraph" style:parent-style-name="Heading_20_2" style:list-style-name="WWNum2">
      <style:paragraph-properties fo:margin-left="0.0819in" fo:margin-right="0.3457in" fo:margin-top="0in" fo:margin-bottom="0in" style:contextual-spacing="false" fo:line-height="103%" fo:text-align="start" style:justify-single-word="false" fo:text-indent="0in" style:auto-text-indent="false">
        <style:tab-stops>
          <style:tab-stop style:position="0.2807in"/>
        </style:tab-stops>
      </style:paragraph-properties>
    </style:style>
    <style:style style:name="P69" style:family="paragraph" style:parent-style-name="Heading_20_2" style:list-style-name="WWNum2">
      <style:paragraph-properties fo:margin-left="0.0819in" fo:margin-right="0.3457in" fo:margin-top="0in" fo:margin-bottom="0in" style:contextual-spacing="false" fo:line-height="103%" fo:text-align="start" style:justify-single-word="false" fo:text-indent="0in" style:auto-text-indent="false">
        <style:tab-stops>
          <style:tab-stop style:position="0.2898in"/>
        </style:tab-stops>
      </style:paragraph-properties>
    </style:style>
    <style:style style:name="P70" style:family="paragraph" style:parent-style-name="Heading_20_2" style:list-style-name="WWNum2">
      <style:paragraph-properties fo:margin-left="0.0819in" fo:margin-right="0.3457in" fo:margin-top="0in" fo:margin-bottom="0in" style:contextual-spacing="false" fo:line-height="103%" fo:text-align="start" style:justify-single-word="false" fo:text-indent="0in" style:auto-text-indent="false">
        <style:tab-stops>
          <style:tab-stop style:position="0.2862in"/>
        </style:tab-stops>
      </style:paragraph-properties>
    </style:style>
    <style:style style:name="P71" style:family="paragraph" style:parent-style-name="Heading_20_2" style:list-style-name="WWNum2">
      <style:paragraph-properties fo:margin-left="0.0819in" fo:margin-right="0.3457in" fo:margin-top="0in" fo:margin-bottom="0in" style:contextual-spacing="false" fo:line-height="103%" fo:text-align="start" style:justify-single-word="false" fo:text-indent="0in" style:auto-text-indent="false">
        <style:tab-stops>
          <style:tab-stop style:position="0.2827in"/>
        </style:tab-stops>
      </style:paragraph-properties>
    </style:style>
    <style:style style:name="P72" style:family="paragraph" style:parent-style-name="Heading_20_2" style:list-style-name="WWNum2">
      <style:paragraph-properties fo:margin-left="0.0819in" fo:margin-right="0.3457in" fo:margin-top="0in" fo:margin-bottom="0in" style:contextual-spacing="false" fo:line-height="103%" fo:text-align="start" style:justify-single-word="false" fo:text-indent="0in" style:auto-text-indent="false">
        <style:tab-stops>
          <style:tab-stop style:position="0.2839in"/>
        </style:tab-stops>
      </style:paragraph-properties>
    </style:style>
    <style:style style:name="P73" style:family="paragraph" style:parent-style-name="Heading_20_2" style:list-style-name="WWNum16">
      <style:paragraph-properties fo:margin-left="0.0819in" fo:margin-right="0.3457in" fo:margin-top="0in" fo:margin-bottom="0in" style:contextual-spacing="false" fo:line-height="103%" fo:text-align="start" style:justify-single-word="false" fo:text-indent="0in" style:auto-text-indent="false">
        <style:tab-stops>
          <style:tab-stop style:position="0.3756in"/>
        </style:tab-stops>
      </style:paragraph-properties>
    </style:style>
    <style:style style:name="P74" style:family="paragraph" style:parent-style-name="Heading_20_2" style:list-style-name="WWNum2">
      <style:paragraph-properties fo:margin-left="0.0819in" fo:margin-right="0.3457in" fo:margin-top="0in" fo:margin-bottom="0in" style:contextual-spacing="false" fo:line-height="103%" fo:text-align="justify" style:justify-single-word="false" fo:text-indent="0in" style:auto-text-indent="false">
        <style:tab-stops>
          <style:tab-stop style:position="0.2839in"/>
        </style:tab-stops>
      </style:paragraph-properties>
    </style:style>
    <style:style style:name="P75" style:family="paragraph" style:parent-style-name="Heading_20_2" style:list-style-name="WWNum2">
      <style:paragraph-properties fo:margin-left="0.0819in" fo:margin-right="0.3457in" fo:margin-top="0in" fo:margin-bottom="0in" style:contextual-spacing="false" fo:line-height="103%" fo:text-align="justify" style:justify-single-word="false" fo:text-indent="0in" style:auto-text-indent="false">
        <style:tab-stops>
          <style:tab-stop style:position="0.2835in"/>
        </style:tab-stops>
      </style:paragraph-properties>
    </style:style>
    <style:style style:name="P76" style:family="paragraph" style:parent-style-name="Heading_20_2" style:list-style-name="WWNum2">
      <style:paragraph-properties fo:margin-left="0.0819in" fo:margin-right="0.3457in" fo:margin-top="0in" fo:margin-bottom="0in" style:contextual-spacing="false" fo:line-height="103%" fo:text-align="justify" style:justify-single-word="false" fo:text-indent="0in" style:auto-text-indent="false">
        <style:tab-stops>
          <style:tab-stop style:position="0.2972in"/>
        </style:tab-stops>
      </style:paragraph-properties>
    </style:style>
    <style:style style:name="P77" style:family="paragraph" style:parent-style-name="Heading_20_2" style:list-style-name="WWNum2">
      <style:paragraph-properties fo:margin-left="0.0819in" fo:margin-right="0.3457in" fo:margin-top="0in" fo:margin-bottom="0in" style:contextual-spacing="false" fo:line-height="103%" fo:text-align="justify" style:justify-single-word="false" fo:text-indent="0in" style:auto-text-indent="false">
        <style:tab-stops>
          <style:tab-stop style:position="0.3528in"/>
        </style:tab-stops>
      </style:paragraph-properties>
    </style:style>
    <style:style style:name="P78" style:family="paragraph" style:parent-style-name="Heading_20_2" style:list-style-name="WWNum2">
      <style:paragraph-properties fo:margin-left="0.0819in" fo:margin-right="0.3457in" fo:margin-top="0.0008in" fo:margin-bottom="0in" style:contextual-spacing="false" fo:line-height="103%" fo:text-align="justify" style:justify-single-word="false" fo:text-indent="0in" style:auto-text-indent="false">
        <style:tab-stops>
          <style:tab-stop style:position="0.2909in"/>
        </style:tab-stops>
      </style:paragraph-properties>
    </style:style>
    <style:style style:name="P79" style:family="paragraph" style:parent-style-name="Heading_20_2" style:list-style-name="WWNum2">
      <style:paragraph-properties fo:margin-left="0.0819in" fo:margin-right="0.3457in" fo:margin-top="0.0008in" fo:margin-bottom="0in" style:contextual-spacing="false" fo:line-height="103%" fo:text-align="start" style:justify-single-word="false" fo:text-indent="0in" style:auto-text-indent="false">
        <style:tab-stops>
          <style:tab-stop style:position="0.3563in"/>
        </style:tab-stops>
      </style:paragraph-properties>
    </style:style>
    <style:style style:name="P80" style:family="paragraph" style:parent-style-name="Heading_20_2" style:list-style-name="WWNum16">
      <style:paragraph-properties fo:margin-left="0.0819in" fo:margin-right="0.3457in" fo:margin-top="0.0008in" fo:margin-bottom="0in" style:contextual-spacing="false" fo:line-height="103%" fo:text-align="start" style:justify-single-word="false" fo:text-indent="0in" style:auto-text-indent="false">
        <style:tab-stops>
          <style:tab-stop style:position="0.3563in"/>
        </style:tab-stops>
      </style:paragraph-properties>
    </style:style>
    <style:style style:name="P81" style:family="paragraph" style:parent-style-name="Heading_20_2" style:list-style-name="WWNum2">
      <style:paragraph-properties fo:margin-left="0.0819in" fo:margin-right="0.3457in" fo:margin-top="0.0008in" fo:margin-bottom="0in" style:contextual-spacing="false" fo:line-height="103%" fo:text-align="start" style:justify-single-word="false" fo:text-indent="0in" style:auto-text-indent="false">
        <style:tab-stops>
          <style:tab-stop style:position="0.3516in"/>
        </style:tab-stops>
      </style:paragraph-properties>
    </style:style>
    <style:style style:name="P82" style:family="paragraph" style:parent-style-name="Heading_20_2" style:list-style-name="WWNum16">
      <style:paragraph-properties fo:margin-left="0.0819in" fo:margin-right="0.3457in" fo:margin-top="0.0008in" fo:margin-bottom="0in" style:contextual-spacing="false" fo:line-height="103%" fo:text-align="start" style:justify-single-word="false" fo:text-indent="0in" style:auto-text-indent="false">
        <style:tab-stops>
          <style:tab-stop style:position="0.3689in"/>
        </style:tab-stops>
      </style:paragraph-properties>
    </style:style>
    <style:style style:name="P83" style:family="paragraph" style:parent-style-name="Heading_20_2" style:list-style-name="WWNum2">
      <style:paragraph-properties fo:margin-left="0.0819in" fo:margin-right="0.3457in" fo:margin-top="0.0728in" fo:margin-bottom="0in" style:contextual-spacing="false" fo:line-height="103%" fo:text-align="start" style:justify-single-word="false" fo:text-indent="0in" style:auto-text-indent="false" fo:break-before="column">
        <style:tab-stops>
          <style:tab-stop style:position="0.3583in"/>
        </style:tab-stops>
      </style:paragraph-properties>
    </style:style>
    <style:style style:name="P84" style:family="paragraph" style:parent-style-name="Heading_20_2" style:list-style-name="WWNum13">
      <style:paragraph-properties fo:margin-left="0.0819in" fo:margin-right="0.3457in" fo:margin-top="0.1508in" fo:margin-bottom="0in" style:contextual-spacing="false" fo:line-height="103%" fo:text-align="start" style:justify-single-word="false" fo:text-indent="0in" style:auto-text-indent="false">
        <style:tab-stops>
          <style:tab-stop style:position="0.3398in"/>
        </style:tab-stops>
      </style:paragraph-properties>
    </style:style>
    <style:style style:name="P85" style:family="paragraph" style:parent-style-name="Heading_20_2" style:list-style-name="WWNum13">
      <style:paragraph-properties fo:margin-left="0.0819in" fo:margin-right="0.3457in" fo:margin-top="0.1508in" fo:margin-bottom="0in" style:contextual-spacing="false" fo:line-height="103%" fo:text-align="start" style:justify-single-word="false" fo:text-indent="0in" style:auto-text-indent="false">
        <style:tab-stops>
          <style:tab-stop style:position="0.352in"/>
        </style:tab-stops>
      </style:paragraph-properties>
    </style:style>
    <style:style style:name="P86" style:family="paragraph" style:parent-style-name="Heading_20_2" style:list-style-name="WWNum2">
      <style:paragraph-properties fo:margin-left="0.0827in" fo:margin-right="0.0291in" fo:margin-top="0in" fo:margin-bottom="0in" style:contextual-spacing="false" fo:line-height="103%" fo:text-align="start" style:justify-single-word="false" fo:text-indent="-0.0008in" style:auto-text-indent="false">
        <style:tab-stops>
          <style:tab-stop style:position="0.2953in"/>
        </style:tab-stops>
      </style:paragraph-properties>
    </style:style>
    <style:style style:name="P87" style:family="paragraph" style:parent-style-name="Heading_20_2" style:list-style-name="WWNum2">
      <style:paragraph-properties fo:margin-left="0.0819in" fo:margin-right="0.0264in" fo:margin-top="0in" fo:margin-bottom="0in" style:contextual-spacing="false" fo:line-height="103%" fo:text-align="start" style:justify-single-word="false" fo:text-indent="0in" style:auto-text-indent="false">
        <style:tab-stops>
          <style:tab-stop style:position="0.2874in"/>
        </style:tab-stops>
      </style:paragraph-properties>
    </style:style>
    <style:style style:name="P88" style:family="paragraph" style:parent-style-name="Heading_20_2" style:list-style-name="WWNum2">
      <style:paragraph-properties fo:margin-left="0.0819in" fo:margin-right="0.3465in" fo:margin-top="0in" fo:margin-bottom="0in" style:contextual-spacing="false" fo:line-height="103%" fo:text-align="start" style:justify-single-word="false" fo:text-indent="0in" style:auto-text-indent="false">
        <style:tab-stops>
          <style:tab-stop style:position="0.2882in"/>
        </style:tab-stops>
      </style:paragraph-properties>
    </style:style>
    <style:style style:name="P89" style:family="paragraph" style:parent-style-name="Heading_20_2" style:list-style-name="WWNum2">
      <style:paragraph-properties fo:margin-left="0.0819in" fo:margin-right="0.3465in" fo:margin-top="0in" fo:margin-bottom="0in" style:contextual-spacing="false" fo:line-height="103%" fo:text-align="start" style:justify-single-word="false" fo:text-indent="0in" style:auto-text-indent="false">
        <style:tab-stops>
          <style:tab-stop style:position="0.2862in"/>
        </style:tab-stops>
      </style:paragraph-properties>
    </style:style>
    <style:style style:name="P90" style:family="paragraph" style:parent-style-name="Heading_20_2" style:list-style-name="WWNum13">
      <style:paragraph-properties fo:margin-left="0.0819in" fo:margin-right="0.3465in" fo:margin-top="0.0008in" fo:margin-bottom="0in" style:contextual-spacing="false" fo:line-height="103%" fo:text-align="start" style:justify-single-word="false" fo:text-indent="0in" style:auto-text-indent="false">
        <style:tab-stops>
          <style:tab-stop style:position="0.3547in"/>
        </style:tab-stops>
      </style:paragraph-properties>
    </style:style>
    <style:style style:name="P91" style:family="paragraph" style:parent-style-name="Heading_20_2" style:list-style-name="WWNum2">
      <style:paragraph-properties fo:margin-left="0.0807in" fo:margin-right="0.3457in" fo:margin-top="0.0728in" fo:margin-bottom="0in" style:contextual-spacing="false" fo:line-height="103%" fo:text-align="start" style:justify-single-word="false" fo:text-indent="-0.0008in" style:auto-text-indent="false" fo:break-before="column">
        <style:tab-stops>
          <style:tab-stop style:position="0.2854in"/>
        </style:tab-stops>
      </style:paragraph-properties>
    </style:style>
    <style:style style:name="P92" style:family="paragraph" style:parent-style-name="Heading_20_2" style:list-style-name="WWNum2">
      <style:paragraph-properties fo:margin-left="0.0807in" fo:margin-right="0.3457in" fo:margin-top="0in" fo:margin-bottom="0in" style:contextual-spacing="false" fo:line-height="103%" fo:text-align="start" style:justify-single-word="false" fo:text-indent="-0.0008in" style:auto-text-indent="false">
        <style:tab-stops>
          <style:tab-stop style:position="0.2917in"/>
        </style:tab-stops>
      </style:paragraph-properties>
    </style:style>
    <style:style style:name="P93" style:family="paragraph" style:parent-style-name="Heading_20_2" style:list-style-name="WWNum2">
      <style:paragraph-properties fo:margin-left="0.0807in" fo:margin-right="0.3465in" fo:margin-top="0in" fo:margin-bottom="0in" style:contextual-spacing="false" fo:line-height="103%" fo:text-align="start" style:justify-single-word="false" fo:text-indent="0in" style:auto-text-indent="false">
        <style:tab-stops>
          <style:tab-stop style:position="0.2866in"/>
        </style:tab-stops>
      </style:paragraph-properties>
    </style:style>
    <style:style style:name="P94" style:family="paragraph" style:parent-style-name="Heading_20_2" style:list-style-name="WWNum2">
      <style:paragraph-properties fo:margin-left="0.0819in" fo:margin-right="0.028in" fo:margin-top="0in" fo:margin-bottom="0in" style:contextual-spacing="false" fo:line-height="103%" fo:text-align="justify" style:justify-single-word="false" fo:text-indent="0in" style:auto-text-indent="false">
        <style:tab-stops>
          <style:tab-stop style:position="0.2839in"/>
        </style:tab-stops>
      </style:paragraph-properties>
    </style:style>
    <style:style style:name="P95" style:family="paragraph" style:parent-style-name="Heading_20_2" style:list-style-name="WWNum2">
      <style:paragraph-properties fo:margin-left="4.5752in" fo:margin-right="0in" fo:margin-top="0.1508in" fo:margin-bottom="0in" style:contextual-spacing="false" fo:line-height="100%" fo:text-align="start" style:justify-single-word="false" fo:text-indent="-0.2016in" style:auto-text-indent="false">
        <style:tab-stops>
          <style:tab-stop style:position="4.5756in"/>
        </style:tab-stops>
      </style:paragraph-properties>
    </style:style>
    <style:style style:name="P96" style:family="paragraph" style:parent-style-name="Heading_20_2" style:list-style-name="WWNum2">
      <style:paragraph-properties fo:margin-left="4.5752in" fo:margin-right="0in" fo:margin-top="0in" fo:margin-bottom="0in" style:contextual-spacing="false" fo:line-height="100%" fo:text-align="start" style:justify-single-word="false" fo:text-indent="-0.2016in" style:auto-text-indent="false">
        <style:tab-stops>
          <style:tab-stop style:position="4.5756in"/>
        </style:tab-stops>
      </style:paragraph-properties>
    </style:style>
    <style:style style:name="P97" style:family="paragraph" style:parent-style-name="Heading_20_2" style:list-style-name="WWNum2">
      <style:paragraph-properties fo:margin-left="4.5752in" fo:margin-right="0in" fo:margin-top="0.15in" fo:margin-bottom="0in" style:contextual-spacing="false" fo:line-height="100%" fo:text-align="start" style:justify-single-word="false" fo:text-indent="-0.2016in" style:auto-text-indent="false">
        <style:tab-stops>
          <style:tab-stop style:position="4.5756in"/>
        </style:tab-stops>
      </style:paragraph-properties>
    </style:style>
    <style:style style:name="P98" style:family="paragraph" style:parent-style-name="Heading_20_2" style:list-style-name="WWNum2">
      <style:paragraph-properties fo:margin-left="0.2819in" fo:margin-right="0in" fo:margin-top="0in" fo:margin-bottom="0in" style:contextual-spacing="false" fo:line-height="100%" fo:text-align="start" style:justify-single-word="false" fo:text-indent="-0.2008in" style:auto-text-indent="false">
        <style:tab-stops>
          <style:tab-stop style:position="0.2827in"/>
        </style:tab-stops>
      </style:paragraph-properties>
    </style:style>
    <style:style style:name="P99" style:family="paragraph" style:parent-style-name="Heading_20_2" style:list-style-name="WWNum2">
      <style:paragraph-properties fo:margin-left="0.2835in" fo:margin-right="0in" fo:margin-top="0in" fo:margin-bottom="0in" style:contextual-spacing="false" fo:line-height="100%" fo:text-align="start" style:justify-single-word="false" fo:text-indent="-0.2008in" style:auto-text-indent="false">
        <style:tab-stops>
          <style:tab-stop style:position="0.2839in"/>
        </style:tab-stops>
      </style:paragraph-properties>
    </style:style>
    <style:style style:name="P100" style:family="paragraph" style:parent-style-name="Heading_20_2" style:list-style-name="WWNum2">
      <style:paragraph-properties fo:margin-left="0.0819in" fo:margin-right="0.028in" fo:margin-top="0in" fo:margin-bottom="0in" style:contextual-spacing="false" fo:line-height="103%" fo:text-align="start" style:justify-single-word="false" fo:text-indent="-0.0008in" style:auto-text-indent="false">
        <style:tab-stops>
          <style:tab-stop style:position="0.2925in"/>
        </style:tab-stops>
      </style:paragraph-properties>
    </style:style>
    <style:style style:name="P101" style:family="paragraph" style:parent-style-name="Heading_20_2" style:list-style-name="WWNum2">
      <style:paragraph-properties fo:margin-left="0.0835in" fo:margin-right="0.0291in" fo:margin-top="0in" fo:margin-bottom="0in" style:contextual-spacing="false" fo:line-height="103%" fo:text-align="start" style:justify-single-word="false" fo:text-indent="0in" style:auto-text-indent="false">
        <style:tab-stops>
          <style:tab-stop style:position="0.2929in"/>
        </style:tab-stops>
      </style:paragraph-properties>
    </style:style>
    <style:style style:name="P102" style:family="paragraph" style:parent-style-name="Heading_20_2" style:list-style-name="WWNum2">
      <style:paragraph-properties fo:margin-left="0.0811in" fo:margin-right="0.3453in" fo:margin-top="0.0008in" fo:margin-bottom="0in" style:contextual-spacing="false" fo:line-height="103%" fo:text-align="start" style:justify-single-word="false" fo:text-indent="0in" style:auto-text-indent="false">
        <style:tab-stops>
          <style:tab-stop style:position="0.2772in"/>
        </style:tab-stops>
      </style:paragraph-properties>
    </style:style>
    <style:style style:name="P103" style:family="paragraph" style:parent-style-name="Heading_20_2" style:list-style-name="WWNum2">
      <style:paragraph-properties fo:margin-left="0.2839in" fo:margin-right="0in" fo:margin-top="0.15in" fo:margin-bottom="0in" style:contextual-spacing="false" fo:line-height="100%" fo:text-align="start" style:justify-single-word="false" fo:text-indent="-0.2016in" style:auto-text-indent="false">
        <style:tab-stops>
          <style:tab-stop style:position="0.2846in"/>
        </style:tab-stops>
      </style:paragraph-properties>
    </style:style>
    <style:style style:name="P104" style:family="paragraph" style:parent-style-name="Heading_20_2" style:list-style-name="WWNum2">
      <style:paragraph-properties fo:margin-left="0.2827in" fo:margin-right="0in" fo:margin-top="0in" fo:margin-bottom="0in" style:contextual-spacing="false" fo:line-height="100%" fo:text-align="justify" style:justify-single-word="false" fo:text-indent="-0.2016in" style:auto-text-indent="false">
        <style:tab-stops>
          <style:tab-stop style:position="0.2835in"/>
        </style:tab-stops>
      </style:paragraph-properties>
    </style:style>
    <style:style style:name="P105" style:family="paragraph" style:parent-style-name="Heading_20_2" style:list-style-name="WWNum2">
      <style:paragraph-properties fo:margin-left="0.2827in" fo:margin-right="0in" fo:margin-top="0in" fo:margin-bottom="0in" style:contextual-spacing="false" fo:line-height="100%" fo:text-align="start" style:justify-single-word="false" fo:text-indent="-0.2016in" style:auto-text-indent="false">
        <style:tab-stops>
          <style:tab-stop style:position="0.2835in"/>
        </style:tab-stops>
      </style:paragraph-properties>
    </style:style>
    <style:style style:name="P106" style:family="paragraph" style:parent-style-name="Heading_20_2" style:list-style-name="WWNum2">
      <style:paragraph-properties fo:margin-left="0.2827in" fo:margin-right="0in" fo:margin-top="0.15in" fo:margin-bottom="0in" style:contextual-spacing="false" fo:line-height="100%" fo:text-align="justify" style:justify-single-word="false" fo:text-indent="-0.2016in" style:auto-text-indent="false">
        <style:tab-stops>
          <style:tab-stop style:position="0.2835in"/>
        </style:tab-stops>
      </style:paragraph-properties>
    </style:style>
    <style:style style:name="P107" style:family="paragraph" style:parent-style-name="Heading_20_2" style:list-style-name="WWNum2">
      <style:paragraph-properties fo:margin-left="0.2827in" fo:margin-right="0in" fo:margin-top="0.0728in" fo:margin-bottom="0in" style:contextual-spacing="false" fo:line-height="100%" fo:text-align="start" style:justify-single-word="false" fo:text-indent="-0.2016in" style:auto-text-indent="false" fo:break-before="column">
        <style:tab-stops>
          <style:tab-stop style:position="0.2835in"/>
        </style:tab-stops>
      </style:paragraph-properties>
    </style:style>
    <style:style style:name="P108" style:family="paragraph" style:parent-style-name="Heading_20_2" style:list-style-name="WWNum2">
      <style:paragraph-properties fo:margin-left="0.0811in" fo:margin-right="0.3465in" fo:margin-top="0in" fo:margin-bottom="0in" style:contextual-spacing="false" fo:line-height="103%" fo:text-align="start" style:justify-single-word="false" fo:text-indent="0in" style:auto-text-indent="false">
        <style:tab-stops>
          <style:tab-stop style:position="0.3in"/>
        </style:tab-stops>
      </style:paragraph-properties>
    </style:style>
    <style:style style:name="P109" style:family="paragraph" style:parent-style-name="Heading_20_2">
      <style:paragraph-properties fo:margin-left="0.0811in" fo:margin-right="0in" fo:text-indent="0in" style:auto-text-indent="false"/>
    </style:style>
    <style:style style:name="P110" style:family="paragraph" style:parent-style-name="Heading_20_2">
      <style:paragraph-properties fo:margin-left="0.0811in" fo:margin-right="0in" fo:text-align="justify" style:justify-single-word="false" fo:text-indent="0in" style:auto-text-indent="false"/>
    </style:style>
    <style:style style:name="P111" style:family="paragraph" style:parent-style-name="Heading_20_2" style:list-style-name="WWNum2">
      <style:paragraph-properties fo:margin-left="0.0827in" fo:margin-right="0.0264in" fo:margin-top="0in" fo:margin-bottom="0in" style:contextual-spacing="false" fo:line-height="103%" fo:text-align="justify" style:justify-single-word="false" fo:text-indent="0in" style:auto-text-indent="false">
        <style:tab-stops>
          <style:tab-stop style:position="0.2925in"/>
        </style:tab-stops>
      </style:paragraph-properties>
    </style:style>
    <style:style style:name="P112" style:family="paragraph" style:parent-style-name="Heading_20_2" style:list-style-name="WWNum2">
      <style:paragraph-properties fo:margin-left="0.0827in" fo:margin-right="0.0264in" fo:margin-top="0in" fo:margin-bottom="0in" style:contextual-spacing="false" fo:line-height="103%" fo:text-align="justify" style:justify-single-word="false" fo:text-indent="0in" style:auto-text-indent="false">
        <style:tab-stops>
          <style:tab-stop style:position="0.2929in"/>
        </style:tab-stops>
      </style:paragraph-properties>
    </style:style>
    <style:style style:name="P113" style:family="paragraph" style:parent-style-name="Heading_20_2" style:list-style-name="WWNum2">
      <style:paragraph-properties fo:margin-left="0.0827in" fo:margin-right="0.0264in" fo:margin-top="0in" fo:margin-bottom="0in" style:contextual-spacing="false" fo:line-height="103%" fo:text-align="justify" style:justify-single-word="false" fo:text-indent="0in" style:auto-text-indent="false">
        <style:tab-stops>
          <style:tab-stop style:position="0.2909in"/>
        </style:tab-stops>
      </style:paragraph-properties>
    </style:style>
    <style:style style:name="P114" style:family="paragraph" style:parent-style-name="Heading_20_2" style:list-style-name="WWNum13">
      <style:paragraph-properties fo:margin-left="0.0827in" fo:margin-right="0.0264in" fo:margin-top="0in" fo:margin-bottom="0in" style:contextual-spacing="false" fo:line-height="103%" fo:text-align="justify" style:justify-single-word="false" fo:text-indent="0in" style:auto-text-indent="false">
        <style:tab-stops>
          <style:tab-stop style:position="0.35in"/>
        </style:tab-stops>
      </style:paragraph-properties>
    </style:style>
    <style:style style:name="P115" style:family="paragraph" style:parent-style-name="Heading_20_2" style:list-style-name="WWNum13">
      <style:paragraph-properties fo:margin-left="0.0827in" fo:margin-right="0.0264in" fo:margin-top="0in" fo:margin-bottom="0in" style:contextual-spacing="false" fo:line-height="103%" fo:text-align="justify" style:justify-single-word="false" fo:text-indent="0in" style:auto-text-indent="false">
        <style:tab-stops>
          <style:tab-stop style:position="0.3634in"/>
        </style:tab-stops>
      </style:paragraph-properties>
    </style:style>
    <style:style style:name="P116" style:family="paragraph" style:parent-style-name="Heading_20_2" style:list-style-name="WWNum13">
      <style:paragraph-properties fo:margin-left="0.0827in" fo:margin-right="0.0264in" fo:margin-top="0in" fo:margin-bottom="0in" style:contextual-spacing="false" fo:line-height="103%" fo:text-align="start" style:justify-single-word="false" fo:text-indent="0in" style:auto-text-indent="false">
        <style:tab-stops>
          <style:tab-stop style:position="0.3457in"/>
        </style:tab-stops>
      </style:paragraph-properties>
    </style:style>
    <style:style style:name="P117" style:family="paragraph" style:parent-style-name="Heading_20_2" style:list-style-name="WWNum13">
      <style:paragraph-properties fo:margin-left="0.0827in" fo:margin-right="0.0264in" fo:margin-top="0.0008in" fo:margin-bottom="0in" style:contextual-spacing="false" fo:line-height="100%" fo:text-align="start" style:justify-single-word="false" fo:text-indent="0in" style:auto-text-indent="false">
        <style:tab-stops>
          <style:tab-stop style:position="0.3547in"/>
        </style:tab-stops>
      </style:paragraph-properties>
    </style:style>
    <style:style style:name="P118" style:family="paragraph" style:parent-style-name="Heading_20_2" style:list-style-name="WWNum2">
      <style:paragraph-properties fo:margin-left="0.0827in" fo:margin-right="0.3457in" fo:margin-top="0in" fo:margin-bottom="0in" style:contextual-spacing="false" fo:line-height="103%" fo:text-align="start" style:justify-single-word="false" fo:text-indent="0in" style:auto-text-indent="false">
        <style:tab-stops>
          <style:tab-stop style:position="0.298in"/>
        </style:tab-stops>
      </style:paragraph-properties>
    </style:style>
    <style:style style:name="P119" style:family="paragraph" style:parent-style-name="Heading_20_2" style:list-style-name="WWNum2">
      <style:paragraph-properties fo:margin-left="0.0827in" fo:margin-right="0.3457in" fo:margin-top="0in" fo:margin-bottom="0in" style:contextual-spacing="false" fo:line-height="103%" fo:text-align="start" style:justify-single-word="false" fo:text-indent="0in" style:auto-text-indent="false">
        <style:tab-stops>
          <style:tab-stop style:position="0.348in"/>
        </style:tab-stops>
      </style:paragraph-properties>
    </style:style>
    <style:style style:name="P120" style:family="paragraph" style:parent-style-name="Heading_20_2" style:list-style-name="WWNum2">
      <style:paragraph-properties fo:margin-left="0.0827in" fo:margin-right="0.3457in" fo:margin-top="0in" fo:margin-bottom="0in" style:contextual-spacing="false" fo:line-height="103%" fo:text-align="start" style:justify-single-word="false" fo:text-indent="0in" style:auto-text-indent="false">
        <style:tab-stops>
          <style:tab-stop style:position="0.3972in"/>
        </style:tab-stops>
      </style:paragraph-properties>
    </style:style>
    <style:style style:name="P121" style:family="paragraph" style:parent-style-name="Heading_20_2" style:list-style-name="WWNum13">
      <style:paragraph-properties fo:margin-left="0.0827in" fo:margin-right="0.3457in" fo:margin-top="0in" fo:margin-bottom="0in" style:contextual-spacing="false" fo:line-height="103%" fo:text-align="justify" style:justify-single-word="false" fo:text-indent="0in" style:auto-text-indent="false">
        <style:tab-stops>
          <style:tab-stop style:position="0.3465in"/>
        </style:tab-stops>
      </style:paragraph-properties>
    </style:style>
    <style:style style:name="P122" style:family="paragraph" style:parent-style-name="Heading_20_2" style:list-style-name="WWNum13">
      <style:paragraph-properties fo:margin-left="0.0827in" fo:margin-right="0.3457in" fo:margin-top="0in" fo:margin-bottom="0in" style:contextual-spacing="false" fo:line-height="103%" fo:text-align="justify" style:justify-single-word="false" fo:text-indent="0in" style:auto-text-indent="false">
        <style:tab-stops>
          <style:tab-stop style:position="0.3661in"/>
        </style:tab-stops>
      </style:paragraph-properties>
    </style:style>
    <style:style style:name="P123" style:family="paragraph" style:parent-style-name="Heading_20_2" style:list-style-name="WWNum2">
      <style:paragraph-properties fo:margin-left="0.0827in" fo:margin-right="0.3457in" fo:margin-top="0.0728in" fo:margin-bottom="0in" style:contextual-spacing="false" fo:line-height="103%" fo:text-align="start" style:justify-single-word="false" fo:text-indent="0in" style:auto-text-indent="false" fo:break-before="column">
        <style:tab-stops>
          <style:tab-stop style:position="0.3618in"/>
        </style:tab-stops>
      </style:paragraph-properties>
    </style:style>
    <style:style style:name="P124" style:family="paragraph" style:parent-style-name="Heading_20_2" style:list-style-name="WWNum15">
      <style:paragraph-properties fo:margin-left="0.0827in" fo:margin-right="0.3457in" fo:margin-top="0.0728in" fo:margin-bottom="0in" style:contextual-spacing="false" fo:line-height="103%" fo:text-align="justify" style:justify-single-word="false" fo:text-indent="0in" style:auto-text-indent="false" fo:break-before="column">
        <style:tab-stops>
          <style:tab-stop style:position="0.3634in"/>
        </style:tab-stops>
      </style:paragraph-properties>
    </style:style>
    <style:style style:name="P125" style:family="paragraph" style:parent-style-name="Heading_20_2" style:list-style-name="WWNum13">
      <style:paragraph-properties fo:margin-left="0.0827in" fo:margin-right="0.3457in" fo:margin-top="0.0008in" fo:margin-bottom="0in" style:contextual-spacing="false" fo:line-height="103%" fo:text-align="start" style:justify-single-word="false" fo:text-indent="0in" style:auto-text-indent="false">
        <style:tab-stops>
          <style:tab-stop style:position="0.3457in"/>
        </style:tab-stops>
      </style:paragraph-properties>
    </style:style>
    <style:style style:name="P126" style:family="paragraph" style:parent-style-name="Heading_20_2" style:list-style-name="WWNum2">
      <style:paragraph-properties fo:margin-left="0.0835in" fo:margin-right="0.0264in" fo:margin-top="0.0728in" fo:margin-bottom="0in" style:contextual-spacing="false" fo:line-height="103%" fo:text-align="justify" style:justify-single-word="false" fo:text-indent="-0.0008in" style:auto-text-indent="false">
        <style:tab-stops>
          <style:tab-stop style:position="0.278in"/>
        </style:tab-stops>
      </style:paragraph-properties>
    </style:style>
    <style:style style:name="P127" style:family="paragraph" style:parent-style-name="Heading_20_2" style:list-style-name="WWNum2">
      <style:paragraph-properties fo:margin-left="0.0835in" fo:margin-right="0.0264in" fo:margin-top="0in" fo:margin-bottom="0in" style:contextual-spacing="false" fo:line-height="103%" fo:text-align="justify" style:justify-single-word="false" fo:text-indent="-0.0008in" style:auto-text-indent="false">
        <style:tab-stops>
          <style:tab-stop style:position="0.2783in"/>
        </style:tab-stops>
      </style:paragraph-properties>
    </style:style>
    <style:style style:name="P128" style:family="paragraph" style:parent-style-name="Heading_20_2" style:list-style-name="WWNum13">
      <style:paragraph-properties fo:margin-left="0.0835in" fo:margin-right="0.0264in" fo:margin-top="0in" fo:margin-bottom="0in" style:contextual-spacing="false" fo:line-height="103%" fo:text-align="justify" style:justify-single-word="false" fo:text-indent="-0.0008in" style:auto-text-indent="false">
        <style:tab-stops>
          <style:tab-stop style:position="0.3646in"/>
        </style:tab-stops>
      </style:paragraph-properties>
    </style:style>
    <style:style style:name="P129" style:family="paragraph" style:parent-style-name="Heading_20_2" style:list-style-name="WWNum2">
      <style:paragraph-properties fo:margin-left="0.0835in" fo:margin-right="0.0264in" fo:margin-top="0in" fo:margin-bottom="0in" style:contextual-spacing="false" fo:line-height="103%" fo:text-align="start" style:justify-single-word="false" fo:text-indent="-0.0008in" style:auto-text-indent="false">
        <style:tab-stops>
          <style:tab-stop style:position="0.348in"/>
        </style:tab-stops>
      </style:paragraph-properties>
    </style:style>
    <style:style style:name="P130" style:family="paragraph" style:parent-style-name="Heading_20_2" style:list-style-name="WWNum13">
      <style:paragraph-properties fo:margin-left="0.0835in" fo:margin-right="0.0264in" fo:margin-top="0in" fo:margin-bottom="0in" style:contextual-spacing="false" fo:line-height="103%" fo:text-align="start" style:justify-single-word="false" fo:text-indent="-0.0008in" style:auto-text-indent="false">
        <style:tab-stops>
          <style:tab-stop style:position="0.348in"/>
        </style:tab-stops>
      </style:paragraph-properties>
    </style:style>
    <style:style style:name="P131" style:family="paragraph" style:parent-style-name="Heading_20_2" style:list-style-name="WWNum13">
      <style:paragraph-properties fo:margin-left="0.0835in" fo:margin-right="0.0264in" fo:margin-top="0.15in" fo:margin-bottom="0in" style:contextual-spacing="false" fo:line-height="103%" fo:text-align="start" style:justify-single-word="false" fo:text-indent="-0.0008in" style:auto-text-indent="false">
        <style:tab-stops>
          <style:tab-stop style:position="0.3626in"/>
        </style:tab-stops>
      </style:paragraph-properties>
    </style:style>
    <style:style style:name="P132" style:family="paragraph" style:parent-style-name="Heading_20_2" style:list-style-name="WWNum2">
      <style:paragraph-properties fo:margin-left="0.0819in" fo:margin-right="0.3409in" fo:margin-top="0in" fo:margin-bottom="0in" style:contextual-spacing="false" fo:line-height="103%" fo:text-align="justify" style:justify-single-word="false" fo:text-indent="0in" style:auto-text-indent="false">
        <style:tab-stops>
          <style:tab-stop style:position="0.2764in"/>
        </style:tab-stops>
      </style:paragraph-properties>
    </style:style>
    <style:style style:name="P133" style:family="paragraph" style:parent-style-name="Heading_20_2" style:list-style-name="WWNum2">
      <style:paragraph-properties fo:margin-left="0.0835in" fo:margin-right="0.0307in" fo:margin-top="0.0728in" fo:margin-bottom="0in" style:contextual-spacing="false" fo:line-height="103%" fo:text-align="justify" style:justify-single-word="false" fo:text-indent="-0.0008in" style:auto-text-indent="false">
        <style:tab-stops>
          <style:tab-stop style:position="0.2937in"/>
        </style:tab-stops>
      </style:paragraph-properties>
    </style:style>
    <style:style style:name="P134" style:family="paragraph" style:parent-style-name="Heading_20_2" style:list-style-name="WWNum2">
      <style:paragraph-properties fo:margin-left="0.0827in" fo:margin-right="0.0272in" fo:margin-top="0in" fo:margin-bottom="0in" style:contextual-spacing="false" fo:line-height="103%" fo:text-align="start" style:justify-single-word="false" fo:text-indent="-0.0008in" style:auto-text-indent="false">
        <style:tab-stops>
          <style:tab-stop style:position="0.2898in"/>
        </style:tab-stops>
      </style:paragraph-properties>
    </style:style>
    <style:style style:name="P135" style:family="paragraph" style:parent-style-name="Heading_20_2" style:list-style-name="WWNum2">
      <style:paragraph-properties fo:margin-left="0.0827in" fo:margin-right="0.0272in" fo:margin-top="0in" fo:margin-bottom="0in" style:contextual-spacing="false" fo:line-height="103%" fo:text-align="start" style:justify-single-word="false" fo:text-indent="-0.0008in" style:auto-text-indent="false">
        <style:tab-stops>
          <style:tab-stop style:position="0.3437in"/>
        </style:tab-stops>
      </style:paragraph-properties>
    </style:style>
    <style:style style:name="P136" style:family="paragraph" style:parent-style-name="Heading_20_2" style:list-style-name="WWNum2">
      <style:paragraph-properties fo:margin-left="0.0819in" fo:margin-right="0.3445in" fo:margin-top="0.0008in" fo:margin-bottom="0in" style:contextual-spacing="false" fo:line-height="103%" fo:text-align="start" style:justify-single-word="false" fo:text-indent="0in" style:auto-text-indent="false">
        <style:tab-stops>
          <style:tab-stop style:position="0.2835in"/>
        </style:tab-stops>
      </style:paragraph-properties>
    </style:style>
    <style:style style:name="P137" style:family="paragraph" style:parent-style-name="Heading_20_2" style:list-style-name="WWNum2">
      <style:paragraph-properties fo:margin-left="0.0819in" fo:margin-right="0.3445in" fo:margin-top="0in" fo:margin-bottom="0in" style:contextual-spacing="false" fo:line-height="103%" fo:text-align="justify" style:justify-single-word="false" fo:text-indent="0in" style:auto-text-indent="false">
        <style:tab-stops>
          <style:tab-stop style:position="0.3484in"/>
        </style:tab-stops>
      </style:paragraph-properties>
    </style:style>
    <style:style style:name="P138" style:family="paragraph" style:parent-style-name="Heading_20_2" style:list-style-name="WWNum2">
      <style:paragraph-properties fo:margin-left="0.0819in" fo:margin-right="0.3445in" fo:margin-top="0.0728in" fo:margin-bottom="0in" style:contextual-spacing="false" fo:line-height="103%" fo:text-align="start" style:justify-single-word="false" fo:text-indent="0in" style:auto-text-indent="false" fo:break-before="column">
        <style:tab-stops>
          <style:tab-stop style:position="0.3634in"/>
        </style:tab-stops>
      </style:paragraph-properties>
    </style:style>
    <style:style style:name="P139" style:family="paragraph" style:parent-style-name="Heading_20_2" style:list-style-name="WWNum2">
      <style:paragraph-properties fo:margin-left="0.0819in" fo:margin-right="0.0283in" fo:margin-top="0in" fo:margin-bottom="0in" style:contextual-spacing="false" fo:line-height="103%" fo:text-align="start" style:justify-single-word="false" fo:text-indent="0in" style:auto-text-indent="false">
        <style:tab-stops>
          <style:tab-stop style:position="0.2917in"/>
        </style:tab-stops>
      </style:paragraph-properties>
    </style:style>
    <style:style style:name="P140" style:family="paragraph" style:parent-style-name="Heading_20_2" style:list-style-name="WWNum2">
      <style:paragraph-properties fo:margin-left="0.0819in" fo:margin-right="0.3484in" fo:margin-top="0in" fo:margin-bottom="0in" style:contextual-spacing="false" fo:line-height="103%" fo:text-align="start" style:justify-single-word="false" fo:text-indent="0in" style:auto-text-indent="false">
        <style:tab-stops>
          <style:tab-stop style:position="0.2898in"/>
        </style:tab-stops>
      </style:paragraph-properties>
    </style:style>
    <style:style style:name="P141" style:family="paragraph" style:parent-style-name="Heading_20_2" style:list-style-name="WWNum2">
      <style:paragraph-properties fo:margin-left="0.0835in" fo:margin-right="0.0311in" fo:margin-top="0.0728in" fo:margin-bottom="0in" style:contextual-spacing="false" fo:line-height="103%" fo:text-align="start" style:justify-single-word="false" fo:text-indent="0in" style:auto-text-indent="false">
        <style:tab-stops>
          <style:tab-stop style:position="0.2811in"/>
        </style:tab-stops>
      </style:paragraph-properties>
    </style:style>
    <style:style style:name="P142" style:family="paragraph" style:parent-style-name="Heading_20_2" style:list-style-name="WWNum2">
      <style:paragraph-properties fo:margin-left="0.0819in" fo:margin-right="0.0319in" fo:margin-top="0.0008in" fo:margin-bottom="0in" style:contextual-spacing="false" fo:line-height="103%" fo:text-align="start" style:justify-single-word="false" fo:text-indent="0in" style:auto-text-indent="false">
        <style:tab-stops>
          <style:tab-stop style:position="0.2882in"/>
        </style:tab-stops>
      </style:paragraph-properties>
    </style:style>
    <style:style style:name="P143" style:family="paragraph" style:parent-style-name="Heading_20_2" style:list-style-name="WWNum2">
      <style:paragraph-properties fo:margin-left="0.3516in" fo:margin-right="0in" fo:margin-top="0in" fo:margin-bottom="0in" style:contextual-spacing="false" fo:line-height="100%" fo:text-align="justify" style:justify-single-word="false" fo:text-indent="-0.2701in" style:auto-text-indent="false">
        <style:tab-stops>
          <style:tab-stop style:position="0.352in"/>
        </style:tab-stops>
      </style:paragraph-properties>
    </style:style>
    <style:style style:name="P144" style:family="paragraph" style:parent-style-name="Heading_20_2" style:list-style-name="WWNum2">
      <style:paragraph-properties fo:margin-left="0.3516in" fo:margin-right="0in" fo:margin-top="0in" fo:margin-bottom="0in" style:contextual-spacing="false" fo:line-height="100%" fo:text-align="start" style:justify-single-word="false" fo:text-indent="-0.2701in" style:auto-text-indent="false">
        <style:tab-stops>
          <style:tab-stop style:position="0.352in"/>
        </style:tab-stops>
      </style:paragraph-properties>
    </style:style>
    <style:style style:name="P145" style:family="paragraph" style:parent-style-name="Heading_20_2" style:list-style-name="WWNum8">
      <style:paragraph-properties fo:margin-left="0.3516in" fo:margin-right="0in" fo:margin-top="0in" fo:margin-bottom="0in" style:contextual-spacing="false" fo:line-height="100%" fo:text-align="start" style:justify-single-word="false" fo:text-indent="-0.2701in" style:auto-text-indent="false">
        <style:tab-stops>
          <style:tab-stop style:position="0.352in"/>
        </style:tab-stops>
      </style:paragraph-properties>
    </style:style>
    <style:style style:name="P146" style:family="paragraph" style:parent-style-name="Heading_20_2" style:list-style-name="WWNum13">
      <style:paragraph-properties fo:margin-left="0.3516in" fo:margin-right="0in" fo:margin-top="0.0008in" fo:margin-bottom="0in" style:contextual-spacing="false" fo:line-height="100%" fo:text-align="start" style:justify-single-word="false" fo:text-indent="-0.2701in" style:auto-text-indent="false">
        <style:tab-stops>
          <style:tab-stop style:position="0.352in"/>
        </style:tab-stops>
      </style:paragraph-properties>
    </style:style>
    <style:style style:name="P147" style:family="paragraph" style:parent-style-name="Heading_20_2">
      <style:paragraph-properties fo:margin-left="0.0835in" fo:margin-right="0in" fo:text-indent="0in" style:auto-text-indent="false"/>
    </style:style>
    <style:style style:name="P148" style:family="paragraph" style:parent-style-name="Heading_20_2">
      <style:paragraph-properties fo:margin-left="0.0835in" fo:margin-right="0in" fo:text-align="justify" style:justify-single-word="false" fo:text-indent="0in" style:auto-text-indent="false"/>
    </style:style>
    <style:style style:name="P149" style:family="paragraph" style:parent-style-name="Heading_20_2">
      <style:paragraph-properties fo:margin-left="0.0835in" fo:margin-right="0in" fo:margin-top="0.1508in" fo:margin-bottom="0in" style:contextual-spacing="false" fo:text-indent="0in" style:auto-text-indent="false"/>
    </style:style>
    <style:style style:name="P150" style:family="paragraph" style:parent-style-name="Heading_20_2">
      <style:paragraph-properties fo:margin-left="0.0835in" fo:margin-right="0in" fo:margin-top="0.1508in" fo:margin-bottom="0in" style:contextual-spacing="false" fo:text-align="justify" style:justify-single-word="false" fo:text-indent="0in" style:auto-text-indent="false"/>
    </style:style>
    <style:style style:name="P151" style:family="paragraph" style:parent-style-name="Heading_20_2">
      <style:paragraph-properties fo:margin-left="0.0835in" fo:margin-right="0in" fo:margin-top="0.0008in" fo:margin-bottom="0in" style:contextual-spacing="false" fo:text-align="justify" style:justify-single-word="false" fo:text-indent="0in" style:auto-text-indent="false"/>
    </style:style>
    <style:style style:name="P152" style:family="paragraph" style:parent-style-name="Heading_20_2" style:list-style-name="WWNum2">
      <style:paragraph-properties fo:margin-left="0.0835in" fo:margin-right="0.4252in" fo:margin-top="0.0008in" fo:margin-bottom="0in" style:contextual-spacing="false" fo:line-height="103%" fo:text-align="start" style:justify-single-word="false" fo:text-indent="0in" style:auto-text-indent="false">
        <style:tab-stops>
          <style:tab-stop style:position="0.3492in"/>
        </style:tab-stops>
      </style:paragraph-properties>
    </style:style>
    <style:style style:name="P153" style:family="paragraph" style:parent-style-name="Heading_20_2" style:list-style-name="WWNum2">
      <style:paragraph-properties fo:margin-left="0.1618in" fo:margin-right="0.0272in" fo:margin-top="0.0008in" fo:margin-bottom="0in" style:contextual-spacing="false" fo:line-height="103%" fo:text-align="start" style:justify-single-word="false" fo:text-indent="0in" style:auto-text-indent="false">
        <style:tab-stops>
          <style:tab-stop style:position="0.4516in"/>
        </style:tab-stops>
      </style:paragraph-properties>
    </style:style>
    <style:style style:name="P154" style:family="paragraph" style:parent-style-name="Heading_20_2" style:list-style-name="WWNum2">
      <style:paragraph-properties fo:margin-left="0.1618in" fo:margin-right="0.0272in" fo:margin-top="0.0008in" fo:margin-bottom="0in" style:contextual-spacing="false" fo:line-height="103%" fo:text-align="start" style:justify-single-word="false" fo:text-indent="0in" style:auto-text-indent="false">
        <style:tab-stops>
          <style:tab-stop style:position="0.4256in"/>
        </style:tab-stops>
      </style:paragraph-properties>
    </style:style>
    <style:style style:name="P155" style:family="paragraph" style:parent-style-name="Heading_20_2" style:list-style-name="WWNum2">
      <style:paragraph-properties fo:margin-left="0.1618in" fo:margin-right="0.0272in" fo:margin-top="0in" fo:margin-bottom="0in" style:contextual-spacing="false" fo:line-height="103%" fo:text-align="start" style:justify-single-word="false" fo:text-indent="0in" style:auto-text-indent="false">
        <style:tab-stops>
          <style:tab-stop style:position="0.4543in"/>
        </style:tab-stops>
      </style:paragraph-properties>
    </style:style>
    <style:style style:name="P156" style:family="paragraph" style:parent-style-name="Heading_20_2" style:list-style-name="WWNum2">
      <style:paragraph-properties fo:margin-left="0.1602in" fo:margin-right="0.0283in" fo:margin-top="0.0008in" fo:margin-bottom="0in" style:contextual-spacing="false" fo:line-height="103%" fo:text-align="start" style:justify-single-word="false" fo:text-indent="0in" style:auto-text-indent="false">
        <style:tab-stops>
          <style:tab-stop style:position="0.4398in"/>
        </style:tab-stops>
      </style:paragraph-properties>
    </style:style>
    <style:style style:name="P157" style:family="paragraph" style:parent-style-name="Heading_20_2" style:list-style-name="WWNum2">
      <style:paragraph-properties fo:margin-left="0.4299in" fo:margin-right="0in" fo:margin-top="0in" fo:margin-bottom="0in" style:contextual-spacing="false" fo:line-height="100%" fo:text-align="start" style:justify-single-word="false" fo:text-indent="-0.2701in" style:auto-text-indent="false">
        <style:tab-stops>
          <style:tab-stop style:position="0.4307in"/>
        </style:tab-stops>
      </style:paragraph-properties>
    </style:style>
    <style:style style:name="P158" style:family="paragraph" style:parent-style-name="Heading_20_2" style:list-style-name="WWNum2">
      <style:paragraph-properties fo:margin-left="0.4311in" fo:margin-right="0in" fo:margin-top="0in" fo:margin-bottom="0in" style:contextual-spacing="false" fo:line-height="100%" fo:text-align="start" style:justify-single-word="false" fo:text-indent="-0.2701in" style:auto-text-indent="false">
        <style:tab-stops>
          <style:tab-stop style:position="0.4319in"/>
        </style:tab-stops>
      </style:paragraph-properties>
    </style:style>
    <style:style style:name="P159" style:family="paragraph" style:parent-style-name="Heading_20_2" style:list-style-name="WWNum2">
      <style:paragraph-properties fo:margin-left="0.4311in" fo:margin-right="0in" fo:margin-top="0.1508in" fo:margin-bottom="0in" style:contextual-spacing="false" fo:line-height="100%" fo:text-align="start" style:justify-single-word="false" fo:text-indent="-0.2701in" style:auto-text-indent="false">
        <style:tab-stops>
          <style:tab-stop style:position="0.4319in"/>
        </style:tab-stops>
      </style:paragraph-properties>
    </style:style>
    <style:style style:name="P160" style:family="paragraph" style:parent-style-name="Heading_20_2" style:list-style-name="WWNum2">
      <style:paragraph-properties fo:margin-left="0.1618in" fo:margin-right="0.3457in" fo:margin-top="0in" fo:margin-bottom="0in" style:contextual-spacing="false" fo:line-height="103%" fo:text-align="start" style:justify-single-word="false" fo:text-indent="-0.0008in" style:auto-text-indent="false">
        <style:tab-stops>
          <style:tab-stop style:position="0.4409in"/>
        </style:tab-stops>
      </style:paragraph-properties>
    </style:style>
    <style:style style:name="P161" style:family="paragraph" style:parent-style-name="Heading_20_2" style:list-style-name="WWNum2">
      <style:paragraph-properties fo:margin-left="0.3528in" fo:margin-right="0in" fo:margin-top="0.1508in" fo:margin-bottom="0in" style:contextual-spacing="false" fo:line-height="100%" fo:text-align="start" style:justify-single-word="false" fo:text-indent="-0.2701in" style:auto-text-indent="false">
        <style:tab-stops>
          <style:tab-stop style:position="0.3535in"/>
        </style:tab-stops>
      </style:paragraph-properties>
    </style:style>
    <style:style style:name="P162" style:family="paragraph" style:parent-style-name="Heading_20_2" style:list-style-name="WWNum2">
      <style:paragraph-properties fo:margin-left="0.3528in" fo:margin-right="0in" fo:margin-top="0.15in" fo:margin-bottom="0in" style:contextual-spacing="false" fo:line-height="100%" fo:text-align="start" style:justify-single-word="false" fo:text-indent="-0.2701in" style:auto-text-indent="false">
        <style:tab-stops>
          <style:tab-stop style:position="0.3535in"/>
        </style:tab-stops>
      </style:paragraph-properties>
    </style:style>
    <style:style style:name="P163" style:family="paragraph" style:parent-style-name="Heading_20_2" style:list-style-name="WWNum2">
      <style:paragraph-properties fo:margin-left="0.3528in" fo:margin-right="0in" fo:margin-top="0in" fo:margin-bottom="0in" style:contextual-spacing="false" fo:line-height="100%" fo:text-align="start" style:justify-single-word="false" fo:text-indent="-0.2701in" style:auto-text-indent="false">
        <style:tab-stops>
          <style:tab-stop style:position="0.3535in"/>
        </style:tab-stops>
      </style:paragraph-properties>
    </style:style>
    <style:style style:name="P164" style:family="paragraph" style:parent-style-name="Heading_20_2" style:list-style-name="WWNum2">
      <style:paragraph-properties fo:margin-left="0.3528in" fo:margin-right="0in" fo:margin-top="0in" fo:margin-bottom="0in" style:contextual-spacing="false" fo:line-height="100%" fo:text-align="start" style:justify-single-word="false" fo:text-indent="-0.2693in" style:auto-text-indent="false">
        <style:tab-stops>
          <style:tab-stop style:position="0.3528in"/>
        </style:tab-stops>
      </style:paragraph-properties>
    </style:style>
    <style:style style:name="P165" style:family="paragraph" style:parent-style-name="Heading_20_2" style:list-style-name="WWNum2">
      <style:paragraph-properties fo:margin-left="0.0835in" fo:margin-right="0.1354in" fo:margin-top="0in" fo:margin-bottom="0in" style:contextual-spacing="false" fo:line-height="103%" fo:text-align="start" style:justify-single-word="false" fo:text-indent="0in" style:auto-text-indent="false">
        <style:tab-stops>
          <style:tab-stop style:position="0.3528in"/>
        </style:tab-stops>
      </style:paragraph-properties>
    </style:style>
    <style:style style:name="P166" style:family="paragraph" style:parent-style-name="Heading_20_2" style:list-style-name="WWNum2">
      <style:paragraph-properties fo:margin-left="0.0827in" fo:margin-right="0.5508in" fo:margin-top="0in" fo:margin-bottom="0in" style:contextual-spacing="false" fo:line-height="103%" fo:text-align="start" style:justify-single-word="false" fo:text-indent="0in" style:auto-text-indent="false">
        <style:tab-stops>
          <style:tab-stop style:position="0.3425in"/>
        </style:tab-stops>
      </style:paragraph-properties>
    </style:style>
    <style:style style:name="P167" style:family="paragraph" style:parent-style-name="Heading_20_2" style:list-style-name="WWNum2">
      <style:paragraph-properties fo:margin-left="0.0827in" fo:margin-right="0.3465in" fo:margin-top="0.0728in" fo:margin-bottom="0in" style:contextual-spacing="false" fo:line-height="103%" fo:text-align="start" style:justify-single-word="false" fo:text-indent="0in" style:auto-text-indent="false" fo:break-before="column">
        <style:tab-stops>
          <style:tab-stop style:position="0.3602in"/>
        </style:tab-stops>
      </style:paragraph-properties>
    </style:style>
    <style:style style:name="P168" style:family="paragraph" style:parent-style-name="Heading_20_2" style:list-style-name="WWNum2">
      <style:paragraph-properties fo:margin-left="0.0827in" fo:margin-right="0.3465in" fo:margin-top="0in" fo:margin-bottom="0in" style:contextual-spacing="false" fo:line-height="103%" fo:text-align="start" style:justify-single-word="false" fo:text-indent="0in" style:auto-text-indent="false">
        <style:tab-stops>
          <style:tab-stop style:position="0.3673in"/>
        </style:tab-stops>
      </style:paragraph-properties>
    </style:style>
    <style:style style:name="P169" style:family="paragraph" style:parent-style-name="Heading_20_2" style:list-style-name="WWNum12">
      <style:paragraph-properties fo:margin-left="0.0827in" fo:margin-right="0.3465in" fo:margin-top="0in" fo:margin-bottom="0in" style:contextual-spacing="false" fo:line-height="103%" fo:text-align="start" style:justify-single-word="false" fo:text-indent="0in" style:auto-text-indent="false">
        <style:tab-stops>
          <style:tab-stop style:position="0.3516in"/>
        </style:tab-stops>
      </style:paragraph-properties>
    </style:style>
    <style:style style:name="P170" style:family="paragraph" style:parent-style-name="Heading_20_2" style:list-style-name="WWNum8">
      <style:paragraph-properties fo:margin-left="0.0827in" fo:margin-right="0.3465in" fo:margin-top="0.1508in" fo:margin-bottom="0in" style:contextual-spacing="false" fo:line-height="103%" fo:text-align="start" style:justify-single-word="false" fo:text-indent="0in" style:auto-text-indent="false">
        <style:tab-stops>
          <style:tab-stop style:position="0.3575in"/>
        </style:tab-stops>
      </style:paragraph-properties>
    </style:style>
    <style:style style:name="P171" style:family="paragraph" style:parent-style-name="Heading_20_2" style:list-style-name="WWNum2">
      <style:paragraph-properties fo:margin-left="0.352in" fo:margin-right="0in" fo:margin-top="0.0728in" fo:margin-bottom="0in" style:contextual-spacing="false" fo:line-height="100%" fo:text-align="start" style:justify-single-word="false" fo:text-indent="-0.2701in" style:auto-text-indent="false">
        <style:tab-stops>
          <style:tab-stop style:position="0.3528in"/>
        </style:tab-stops>
      </style:paragraph-properties>
    </style:style>
    <style:style style:name="P172" style:family="paragraph" style:parent-style-name="Heading_20_2" style:list-style-name="WWNum2">
      <style:paragraph-properties fo:margin-left="0.352in" fo:margin-right="0in" fo:margin-top="0in" fo:margin-bottom="0in" style:contextual-spacing="false" fo:line-height="100%" fo:text-align="justify" style:justify-single-word="false" fo:text-indent="-0.2701in" style:auto-text-indent="false">
        <style:tab-stops>
          <style:tab-stop style:position="0.3528in"/>
        </style:tab-stops>
      </style:paragraph-properties>
    </style:style>
    <style:style style:name="P173" style:family="paragraph" style:parent-style-name="Heading_20_2" style:list-style-name="WWNum8">
      <style:paragraph-properties fo:margin-left="0.352in" fo:margin-right="0in" fo:margin-top="0in" fo:margin-bottom="0in" style:contextual-spacing="false" fo:line-height="100%" fo:text-align="justify" style:justify-single-word="false" fo:text-indent="-0.2701in" style:auto-text-indent="false">
        <style:tab-stops>
          <style:tab-stop style:position="0.3528in"/>
        </style:tab-stops>
      </style:paragraph-properties>
    </style:style>
    <style:style style:name="P174" style:family="paragraph" style:parent-style-name="Heading_20_2" style:list-style-name="WWNum2">
      <style:paragraph-properties fo:margin-left="0.352in" fo:margin-right="0in" fo:margin-top="0in" fo:margin-bottom="0in" style:contextual-spacing="false" fo:line-height="100%" fo:text-align="start" style:justify-single-word="false" fo:text-indent="-0.2701in" style:auto-text-indent="false">
        <style:tab-stops>
          <style:tab-stop style:position="0.3528in"/>
        </style:tab-stops>
      </style:paragraph-properties>
    </style:style>
    <style:style style:name="P175" style:family="paragraph" style:parent-style-name="Heading_20_2" style:list-style-name="WWNum12">
      <style:paragraph-properties fo:margin-left="0.352in" fo:margin-right="0in" fo:margin-top="0in" fo:margin-bottom="0in" style:contextual-spacing="false" fo:line-height="100%" fo:text-align="start" style:justify-single-word="false" fo:text-indent="-0.2701in" style:auto-text-indent="false">
        <style:tab-stops>
          <style:tab-stop style:position="0.3528in"/>
        </style:tab-stops>
      </style:paragraph-properties>
    </style:style>
    <style:style style:name="P176" style:family="paragraph" style:parent-style-name="Heading_20_2" style:list-style-name="WWNum2">
      <style:paragraph-properties fo:margin-left="0.352in" fo:margin-right="0in" fo:margin-top="0.1508in" fo:margin-bottom="0in" style:contextual-spacing="false" fo:line-height="100%" fo:text-align="start" style:justify-single-word="false" fo:text-indent="-0.2701in" style:auto-text-indent="false">
        <style:tab-stops>
          <style:tab-stop style:position="0.3528in"/>
        </style:tab-stops>
      </style:paragraph-properties>
    </style:style>
    <style:style style:name="P177" style:family="paragraph" style:parent-style-name="Heading_20_2" style:list-style-name="WWNum2">
      <style:paragraph-properties fo:margin-left="0.352in" fo:margin-right="0in" fo:margin-top="0.0008in" fo:margin-bottom="0in" style:contextual-spacing="false" fo:line-height="100%" fo:text-align="start" style:justify-single-word="false" fo:text-indent="-0.2701in" style:auto-text-indent="false">
        <style:tab-stops>
          <style:tab-stop style:position="0.3528in"/>
        </style:tab-stops>
      </style:paragraph-properties>
    </style:style>
    <style:style style:name="P178" style:family="paragraph" style:parent-style-name="Heading_20_2" style:list-style-name="WWNum8">
      <style:paragraph-properties fo:margin-left="0.352in" fo:margin-right="0in" fo:margin-top="0.0008in" fo:margin-bottom="0in" style:contextual-spacing="false" fo:line-height="100%" fo:text-align="start" style:justify-single-word="false" fo:text-indent="-0.2701in" style:auto-text-indent="false">
        <style:tab-stops>
          <style:tab-stop style:position="0.3528in"/>
        </style:tab-stops>
      </style:paragraph-properties>
    </style:style>
    <style:style style:name="P179" style:family="paragraph" style:parent-style-name="Heading_20_2" style:list-style-name="WWNum2">
      <style:paragraph-properties fo:margin-left="0.3425in" fo:margin-right="0in" fo:margin-top="0in" fo:margin-bottom="0in" style:contextual-spacing="false" fo:line-height="100%" fo:text-align="start" style:justify-single-word="false" fo:text-indent="-0.2602in" style:auto-text-indent="false">
        <style:tab-stops>
          <style:tab-stop style:position="0.3429in"/>
        </style:tab-stops>
      </style:paragraph-properties>
    </style:style>
    <style:style style:name="P180" style:family="paragraph" style:parent-style-name="Heading_20_2" style:list-style-name="WWNum2">
      <style:paragraph-properties fo:margin-left="0.3508in" fo:margin-right="0in" fo:margin-top="0.0728in" fo:margin-bottom="0in" style:contextual-spacing="false" fo:line-height="100%" fo:text-align="start" style:justify-single-word="false" fo:text-indent="-0.2701in" style:auto-text-indent="false" fo:break-before="column">
        <style:tab-stops>
          <style:tab-stop style:position="0.3516in"/>
        </style:tab-stops>
      </style:paragraph-properties>
    </style:style>
    <style:style style:name="P181" style:family="paragraph" style:parent-style-name="Heading_20_2" style:list-style-name="WWNum2">
      <style:paragraph-properties fo:margin-left="0.3508in" fo:margin-right="0in" fo:margin-top="0in" fo:margin-bottom="0in" style:contextual-spacing="false" fo:line-height="100%" fo:text-align="start" style:justify-single-word="false" fo:text-indent="-0.2701in" style:auto-text-indent="false">
        <style:tab-stops>
          <style:tab-stop style:position="0.3516in"/>
        </style:tab-stops>
      </style:paragraph-properties>
    </style:style>
    <style:style style:name="P182" style:family="paragraph" style:parent-style-name="Heading_20_2">
      <style:paragraph-properties fo:margin-left="0.0819in" fo:margin-right="0in" fo:text-align="justify" style:justify-single-word="false" fo:text-indent="0in" style:auto-text-indent="false"/>
    </style:style>
    <style:style style:name="P183" style:family="paragraph" style:parent-style-name="Heading_20_2" style:list-style-name="WWNum2">
      <style:paragraph-properties fo:margin-left="0.352in" fo:margin-right="0in" fo:margin-top="0in" fo:margin-bottom="0in" style:contextual-spacing="false" fo:line-height="100%" fo:text-align="start" style:justify-single-word="false" fo:text-indent="-0.2693in" style:auto-text-indent="false">
        <style:tab-stops>
          <style:tab-stop style:position="0.3528in"/>
        </style:tab-stops>
      </style:paragraph-properties>
    </style:style>
    <style:style style:name="P184" style:family="paragraph" style:parent-style-name="Heading_20_2" style:list-style-name="WWNum8">
      <style:paragraph-properties fo:margin-left="0.352in" fo:margin-right="0in" fo:margin-top="0in" fo:margin-bottom="0in" style:contextual-spacing="false" fo:line-height="100%" fo:text-align="start" style:justify-single-word="false" fo:text-indent="-0.2693in" style:auto-text-indent="false">
        <style:tab-stops>
          <style:tab-stop style:position="0.3528in"/>
        </style:tab-stops>
      </style:paragraph-properties>
    </style:style>
    <style:style style:name="P185" style:family="paragraph" style:parent-style-name="Heading_20_2" style:list-style-name="WWNum8">
      <style:paragraph-properties fo:margin-left="0.352in" fo:margin-right="0in" fo:margin-top="0in" fo:margin-bottom="0in" style:contextual-spacing="false" fo:line-height="100%" fo:text-align="justify" style:justify-single-word="false" fo:text-indent="-0.2693in" style:auto-text-indent="false">
        <style:tab-stops>
          <style:tab-stop style:position="0.3528in"/>
        </style:tab-stops>
      </style:paragraph-properties>
    </style:style>
    <style:style style:name="P186" style:family="paragraph" style:parent-style-name="Heading_20_2" style:list-style-name="WWNum2">
      <style:paragraph-properties fo:margin-left="0.352in" fo:margin-right="0in" fo:margin-top="0.0728in" fo:margin-bottom="0in" style:contextual-spacing="false" fo:line-height="100%" fo:text-align="start" style:justify-single-word="false" fo:text-indent="-0.2693in" style:auto-text-indent="false">
        <style:tab-stops>
          <style:tab-stop style:position="0.3528in"/>
        </style:tab-stops>
      </style:paragraph-properties>
    </style:style>
    <style:style style:name="P187" style:family="paragraph" style:parent-style-name="Heading_20_2" style:list-style-name="WWNum2">
      <style:paragraph-properties fo:margin-left="0.352in" fo:margin-right="0in" fo:margin-top="0.0008in" fo:margin-bottom="0in" style:contextual-spacing="false" fo:line-height="100%" fo:text-align="start" style:justify-single-word="false" fo:text-indent="-0.2693in" style:auto-text-indent="false">
        <style:tab-stops>
          <style:tab-stop style:position="0.3528in"/>
        </style:tab-stops>
      </style:paragraph-properties>
    </style:style>
    <style:style style:name="P188" style:family="paragraph" style:parent-style-name="Heading_20_2" style:list-style-name="WWNum8">
      <style:paragraph-properties fo:margin-left="0.352in" fo:margin-right="0in" fo:margin-top="0.0008in" fo:margin-bottom="0in" style:contextual-spacing="false" fo:line-height="100%" fo:text-align="start" style:justify-single-word="false" fo:text-indent="-0.2693in" style:auto-text-indent="false">
        <style:tab-stops>
          <style:tab-stop style:position="0.3528in"/>
        </style:tab-stops>
      </style:paragraph-properties>
    </style:style>
    <style:style style:name="P189" style:family="paragraph" style:parent-style-name="Heading_20_2" style:list-style-name="WWNum2">
      <style:paragraph-properties fo:margin-left="0.0827in" fo:margin-right="0.3457in" fo:margin-top="0in" fo:margin-bottom="0in" style:contextual-spacing="false" fo:line-height="103%" fo:text-align="justify" style:justify-single-word="false" fo:text-indent="-0.0008in" style:auto-text-indent="false">
        <style:tab-stops>
          <style:tab-stop style:position="0.3638in"/>
        </style:tab-stops>
      </style:paragraph-properties>
    </style:style>
    <style:style style:name="P190" style:family="paragraph" style:parent-style-name="Heading_20_2" style:list-style-name="WWNum16">
      <style:paragraph-properties fo:margin-left="0.0827in" fo:margin-right="0.3457in" fo:margin-top="0in" fo:margin-bottom="0in" style:contextual-spacing="false" fo:line-height="103%" fo:text-align="start" style:justify-single-word="false" fo:text-indent="-0.0008in" style:auto-text-indent="false">
        <style:tab-stops>
          <style:tab-stop style:position="0.3528in"/>
        </style:tab-stops>
      </style:paragraph-properties>
    </style:style>
    <style:style style:name="P191" style:family="paragraph" style:parent-style-name="Heading_20_2" style:list-style-name="WWNum2">
      <style:paragraph-properties fo:margin-left="0.3484in" fo:margin-right="0in" fo:margin-top="0in" fo:margin-bottom="0in" style:contextual-spacing="false" fo:line-height="100%" fo:text-align="start" style:justify-single-word="false" fo:text-indent="-0.2673in" style:auto-text-indent="false">
        <style:tab-stops>
          <style:tab-stop style:position="0.3492in"/>
        </style:tab-stops>
      </style:paragraph-properties>
    </style:style>
    <style:style style:name="P192" style:family="paragraph" style:parent-style-name="Heading_20_2" style:list-style-name="WWNum2">
      <style:paragraph-properties fo:margin-left="0.3492in" fo:margin-right="0in" fo:margin-top="0in" fo:margin-bottom="0in" style:contextual-spacing="false" fo:line-height="100%" fo:text-align="start" style:justify-single-word="false" fo:text-indent="-0.2673in" style:auto-text-indent="false">
        <style:tab-stops>
          <style:tab-stop style:position="0.35in"/>
        </style:tab-stops>
      </style:paragraph-properties>
    </style:style>
    <style:style style:name="P193" style:family="paragraph" style:parent-style-name="Heading_20_2" style:list-style-name="WWNum2">
      <style:paragraph-properties fo:margin-left="0.0835in" fo:margin-right="0.0272in" fo:margin-top="0in" fo:margin-bottom="0in" style:contextual-spacing="false" fo:line-height="103%" fo:text-align="start" style:justify-single-word="false" fo:text-indent="0in" style:auto-text-indent="false">
        <style:tab-stops>
          <style:tab-stop style:position="0.3689in"/>
        </style:tab-stops>
      </style:paragraph-properties>
    </style:style>
    <style:style style:name="P194" style:family="paragraph" style:parent-style-name="Heading_20_2" style:list-style-name="WWNum2">
      <style:paragraph-properties fo:margin-left="0.0835in" fo:margin-right="0.0272in" fo:margin-top="0in" fo:margin-bottom="0in" style:contextual-spacing="false" fo:line-height="103%" fo:text-align="justify" style:justify-single-word="false" fo:text-indent="0in" style:auto-text-indent="false">
        <style:tab-stops>
          <style:tab-stop style:position="0.3646in"/>
        </style:tab-stops>
      </style:paragraph-properties>
    </style:style>
    <style:style style:name="P195" style:family="paragraph" style:parent-style-name="Heading_20_2" style:list-style-name="WWNum13">
      <style:paragraph-properties fo:margin-left="0.0835in" fo:margin-right="0.0272in" fo:margin-top="0.0728in" fo:margin-bottom="0in" style:contextual-spacing="false" fo:line-height="103%" fo:text-align="start" style:justify-single-word="false" fo:text-indent="0in" style:auto-text-indent="false">
        <style:tab-stops>
          <style:tab-stop style:position="0.3543in"/>
        </style:tab-stops>
      </style:paragraph-properties>
    </style:style>
    <style:style style:name="P196" style:family="paragraph" style:parent-style-name="Heading_20_2" style:list-style-name="WWNum2">
      <style:paragraph-properties fo:margin-left="0.0811in" fo:margin-right="0.5508in" fo:margin-top="0.0008in" fo:margin-bottom="0in" style:contextual-spacing="false" fo:line-height="103%" fo:text-align="start" style:justify-single-word="false" fo:text-indent="0in" style:auto-text-indent="false">
        <style:tab-stops>
          <style:tab-stop style:position="0.3516in"/>
        </style:tab-stops>
      </style:paragraph-properties>
    </style:style>
    <style:style style:name="P197" style:family="paragraph" style:parent-style-name="Heading_20_2" style:list-style-name="WWNum2">
      <style:paragraph-properties fo:margin-left="0.0835in" fo:margin-right="0.028in" fo:margin-top="0in" fo:margin-bottom="0in" style:contextual-spacing="false" fo:line-height="103%" fo:text-align="start" style:justify-single-word="false" fo:text-indent="0in" style:auto-text-indent="false">
        <style:tab-stops>
          <style:tab-stop style:position="0.3484in"/>
        </style:tab-stops>
      </style:paragraph-properties>
    </style:style>
    <style:style style:name="P198" style:family="paragraph" style:parent-style-name="Heading_20_2" style:list-style-name="WWNum2">
      <style:paragraph-properties fo:margin-left="0.0835in" fo:margin-right="0.028in" fo:margin-top="0.15in" fo:margin-bottom="0in" style:contextual-spacing="false" fo:line-height="103%" fo:text-align="start" style:justify-single-word="false" fo:text-indent="0in" style:auto-text-indent="false">
        <style:tab-stops>
          <style:tab-stop style:position="0.3618in"/>
        </style:tab-stops>
      </style:paragraph-properties>
    </style:style>
    <style:style style:name="P199" style:family="paragraph" style:parent-style-name="Heading_20_2" style:list-style-name="WWNum2">
      <style:paragraph-properties fo:margin-left="0.0819in" fo:margin-right="0.0291in" fo:margin-top="0.0008in" fo:margin-bottom="0in" style:contextual-spacing="false" fo:line-height="103%" fo:text-align="start" style:justify-single-word="false" fo:text-indent="0in" style:auto-text-indent="false">
        <style:tab-stops>
          <style:tab-stop style:position="0.352in"/>
        </style:tab-stops>
      </style:paragraph-properties>
    </style:style>
    <style:style style:name="P200" style:family="paragraph" style:parent-style-name="Heading_20_2" style:list-style-name="WWNum2">
      <style:paragraph-properties fo:margin-left="0.35in" fo:margin-right="0in" fo:margin-top="0.1508in" fo:margin-bottom="0in" style:contextual-spacing="false" fo:line-height="100%" fo:text-align="start" style:justify-single-word="false" fo:text-indent="-0.2693in" style:auto-text-indent="false">
        <style:tab-stops>
          <style:tab-stop style:position="0.3508in"/>
        </style:tab-stops>
      </style:paragraph-properties>
    </style:style>
    <style:style style:name="P201" style:family="paragraph" style:parent-style-name="Heading_20_2" style:list-style-name="WWNum2">
      <style:paragraph-properties fo:margin-left="0.35in" fo:margin-right="0in" fo:margin-top="0in" fo:margin-bottom="0in" style:contextual-spacing="false" fo:line-height="100%" fo:text-align="start" style:justify-single-word="false" fo:text-indent="-0.2693in" style:auto-text-indent="false">
        <style:tab-stops>
          <style:tab-stop style:position="0.3508in"/>
        </style:tab-stops>
      </style:paragraph-properties>
    </style:style>
    <style:style style:name="P202" style:family="paragraph" style:parent-style-name="Heading_20_2">
      <style:paragraph-properties fo:margin-left="0.0807in" fo:margin-right="0in" fo:margin-top="0.0008in" fo:margin-bottom="0in" style:contextual-spacing="false" fo:text-align="justify" style:justify-single-word="false" fo:text-indent="0in" style:auto-text-indent="false"/>
    </style:style>
    <style:style style:name="P203" style:family="paragraph" style:parent-style-name="Heading_20_2" style:list-style-name="WWNum2">
      <style:paragraph-properties fo:margin-left="0.35in" fo:margin-right="0in" fo:margin-top="0.0008in" fo:margin-bottom="0in" style:contextual-spacing="false" fo:line-height="100%" fo:text-align="start" style:justify-single-word="false" fo:text-indent="-0.2701in" style:auto-text-indent="false">
        <style:tab-stops>
          <style:tab-stop style:position="0.3508in"/>
        </style:tab-stops>
      </style:paragraph-properties>
    </style:style>
    <style:style style:name="P204" style:family="paragraph" style:parent-style-name="Heading_20_2" style:list-style-name="WWNum2">
      <style:paragraph-properties fo:margin-left="0.0827in" fo:margin-right="0.028in" fo:margin-top="0.0008in" fo:margin-bottom="0in" style:contextual-spacing="false" fo:line-height="103%" fo:text-align="justify" style:justify-single-word="false" fo:text-indent="0in" style:auto-text-indent="false">
        <style:tab-stops>
          <style:tab-stop style:position="0.3547in"/>
        </style:tab-stops>
      </style:paragraph-properties>
    </style:style>
    <style:style style:name="P205" style:family="paragraph" style:parent-style-name="Heading_20_2" style:list-style-name="WWNum8">
      <style:paragraph-properties fo:margin-left="0.0827in" fo:margin-right="0.028in" fo:margin-top="0in" fo:margin-bottom="0in" style:contextual-spacing="false" fo:line-height="103%" fo:text-align="start" style:justify-single-word="false" fo:text-indent="0in" style:auto-text-indent="false">
        <style:tab-stops>
          <style:tab-stop style:position="0.3453in"/>
        </style:tab-stops>
      </style:paragraph-properties>
    </style:style>
    <style:style style:name="P206" style:family="paragraph" style:parent-style-name="Heading_20_2" style:list-style-name="WWNum2">
      <style:paragraph-properties fo:margin-left="0.0819in" fo:margin-right="0.0374in" fo:margin-top="0in" fo:margin-bottom="0in" style:contextual-spacing="false" fo:line-height="103%" fo:text-align="justify" style:justify-single-word="false" fo:text-indent="-0.0008in" style:auto-text-indent="false">
        <style:tab-stops>
          <style:tab-stop style:position="0.352in"/>
        </style:tab-stops>
      </style:paragraph-properties>
    </style:style>
    <style:style style:name="P207" style:family="paragraph" style:parent-style-name="Heading_20_2" style:list-style-name="WWNum2">
      <style:paragraph-properties fo:margin-left="0.0819in" fo:margin-right="0.3457in" fo:margin-top="0in" fo:margin-bottom="0in" style:contextual-spacing="false" fo:line-height="103%" fo:text-align="start" style:justify-single-word="false" fo:text-indent="-0.0008in" style:auto-text-indent="false">
        <style:tab-stops>
          <style:tab-stop style:position="0.361in"/>
        </style:tab-stops>
      </style:paragraph-properties>
    </style:style>
    <style:style style:name="P208" style:family="paragraph" style:parent-style-name="Heading_20_2" style:list-style-name="WWNum16">
      <style:paragraph-properties fo:margin-left="0.0819in" fo:margin-right="0.3457in" fo:margin-top="0in" fo:margin-bottom="0in" style:contextual-spacing="false" fo:line-height="103%" fo:text-align="start" style:justify-single-word="false" fo:text-indent="-0.0008in" style:auto-text-indent="false">
        <style:tab-stops>
          <style:tab-stop style:position="0.3484in"/>
        </style:tab-stops>
      </style:paragraph-properties>
    </style:style>
    <style:style style:name="P209" style:family="paragraph" style:parent-style-name="Heading_20_2" style:list-style-name="WWNum16">
      <style:paragraph-properties fo:margin-left="0.0819in" fo:margin-right="0.3457in" fo:margin-top="0in" fo:margin-bottom="0in" style:contextual-spacing="false" fo:line-height="103%" fo:text-align="start" style:justify-single-word="false" fo:text-indent="-0.0008in" style:auto-text-indent="false">
        <style:tab-stops>
          <style:tab-stop style:position="0.3602in"/>
        </style:tab-stops>
      </style:paragraph-properties>
    </style:style>
    <style:style style:name="P210" style:family="paragraph" style:parent-style-name="Heading_20_2" style:list-style-name="WWNum2">
      <style:paragraph-properties fo:margin-left="4.6437in" fo:margin-right="0in" fo:margin-top="0.0728in" fo:margin-bottom="0in" style:contextual-spacing="false" fo:line-height="100%" fo:text-align="start" style:justify-single-word="false" fo:text-indent="-0.2701in" style:auto-text-indent="false">
        <style:tab-stops>
          <style:tab-stop style:position="4.6445in"/>
        </style:tab-stops>
      </style:paragraph-properties>
    </style:style>
    <style:style style:name="P211" style:family="paragraph" style:parent-style-name="Heading_20_2" style:list-style-name="WWNum2">
      <style:paragraph-properties fo:margin-left="4.6437in" fo:margin-right="0in" fo:margin-top="0in" fo:margin-bottom="0in" style:contextual-spacing="false" fo:line-height="100%" fo:text-align="start" style:justify-single-word="false" fo:text-indent="-0.2701in" style:auto-text-indent="false">
        <style:tab-stops>
          <style:tab-stop style:position="4.6445in"/>
        </style:tab-stops>
      </style:paragraph-properties>
    </style:style>
    <style:style style:name="P212" style:family="paragraph" style:parent-style-name="Heading_20_2" style:list-style-name="WWNum8">
      <style:paragraph-properties fo:margin-left="4.6437in" fo:margin-right="0in" fo:margin-top="0in" fo:margin-bottom="0in" style:contextual-spacing="false" fo:line-height="100%" fo:text-align="start" style:justify-single-word="false" fo:text-indent="-0.2701in" style:auto-text-indent="false">
        <style:tab-stops>
          <style:tab-stop style:position="4.6445in"/>
        </style:tab-stops>
      </style:paragraph-properties>
    </style:style>
    <style:style style:name="P213" style:family="paragraph" style:parent-style-name="Heading_20_2" style:list-style-name="WWNum13">
      <style:paragraph-properties fo:margin-left="4.6437in" fo:margin-right="0in" fo:margin-top="0in" fo:margin-bottom="0in" style:contextual-spacing="false" fo:line-height="100%" fo:text-align="start" style:justify-single-word="false" fo:text-indent="-0.2701in" style:auto-text-indent="false">
        <style:tab-stops>
          <style:tab-stop style:position="4.6445in"/>
        </style:tab-stops>
      </style:paragraph-properties>
    </style:style>
    <style:style style:name="P214" style:family="paragraph" style:parent-style-name="Heading_20_2" style:list-style-name="WWNum2">
      <style:paragraph-properties fo:margin-left="0.3516in" fo:margin-right="0in" fo:margin-top="0in" fo:margin-bottom="0in" style:contextual-spacing="false" fo:line-height="100%" fo:text-align="start" style:justify-single-word="false" fo:text-indent="-0.2693in" style:auto-text-indent="false">
        <style:tab-stops>
          <style:tab-stop style:position="0.352in"/>
        </style:tab-stops>
      </style:paragraph-properties>
    </style:style>
    <style:style style:name="P215" style:family="paragraph" style:parent-style-name="Heading_20_2" style:list-style-name="WWNum2">
      <style:paragraph-properties fo:margin-left="0.0827in" fo:margin-right="0.3437in" fo:margin-top="0in" fo:margin-bottom="0in" style:contextual-spacing="false" fo:line-height="103%" fo:text-align="start" style:justify-single-word="false" fo:text-indent="0in" style:auto-text-indent="false">
        <style:tab-stops>
          <style:tab-stop style:position="0.3602in"/>
        </style:tab-stops>
      </style:paragraph-properties>
    </style:style>
    <style:style style:name="P216" style:family="paragraph" style:parent-style-name="Heading_20_2" style:list-style-name="WWNum8">
      <style:paragraph-properties fo:margin-left="0.3398in" fo:margin-right="0in" fo:margin-top="0in" fo:margin-bottom="0in" style:contextual-spacing="false" fo:line-height="100%" fo:text-align="start" style:justify-single-word="false" fo:text-indent="-0.2571in" style:auto-text-indent="false">
        <style:tab-stops>
          <style:tab-stop style:position="0.3402in"/>
        </style:tab-stops>
      </style:paragraph-properties>
    </style:style>
    <style:style style:name="P217" style:family="paragraph" style:parent-style-name="Heading_20_2" style:list-style-name="WWNum8">
      <style:paragraph-properties fo:margin-left="0.0835in" fo:margin-right="0.028in" fo:margin-top="0in" fo:margin-bottom="0in" style:contextual-spacing="false" fo:line-height="103%" fo:text-align="start" style:justify-single-word="false" fo:text-indent="-0.0008in" style:auto-text-indent="false">
        <style:tab-stops>
          <style:tab-stop style:position="0.3543in"/>
        </style:tab-stops>
      </style:paragraph-properties>
    </style:style>
    <style:style style:name="P218" style:family="paragraph" style:parent-style-name="Heading_20_2" style:list-style-name="WWNum8">
      <style:paragraph-properties fo:margin-left="0.0827in" fo:margin-right="0.3445in" fo:margin-top="0in" fo:margin-bottom="0in" style:contextual-spacing="false" fo:line-height="103%" fo:text-align="start" style:justify-single-word="false" fo:text-indent="0in" style:auto-text-indent="false">
        <style:tab-stops>
          <style:tab-stop style:position="0.3689in"/>
        </style:tab-stops>
      </style:paragraph-properties>
    </style:style>
    <style:style style:name="P219" style:family="paragraph" style:parent-style-name="Heading_20_2" style:list-style-name="WWNum8">
      <style:paragraph-properties fo:margin-left="0.3508in" fo:margin-right="0in" fo:margin-top="0.0008in" fo:margin-bottom="0in" style:contextual-spacing="false" fo:line-height="100%" fo:text-align="start" style:justify-single-word="false" fo:text-indent="-0.2693in" style:auto-text-indent="false">
        <style:tab-stops>
          <style:tab-stop style:position="0.3516in"/>
        </style:tab-stops>
      </style:paragraph-properties>
    </style:style>
    <style:style style:name="P220" style:family="paragraph" style:parent-style-name="Heading_20_2" style:list-style-name="WWNum8">
      <style:paragraph-properties fo:margin-left="0.3508in" fo:margin-right="0in" fo:margin-top="0in" fo:margin-bottom="0in" style:contextual-spacing="false" fo:line-height="100%" fo:text-align="start" style:justify-single-word="false" fo:text-indent="-0.2693in" style:auto-text-indent="false">
        <style:tab-stops>
          <style:tab-stop style:position="0.3516in"/>
        </style:tab-stops>
      </style:paragraph-properties>
    </style:style>
    <style:style style:name="P221" style:family="paragraph" style:parent-style-name="Heading_20_2">
      <style:paragraph-properties fo:margin-top="0.0008in" fo:margin-bottom="0in" style:contextual-spacing="false" fo:text-align="justify" style:justify-single-word="false"/>
    </style:style>
    <style:style style:name="P222" style:family="paragraph" style:parent-style-name="Heading_20_2" style:list-style-name="WWNum8">
      <style:paragraph-properties fo:margin-left="0.0835in" fo:margin-right="0.0272in" fo:margin-top="0in" fo:margin-bottom="0in" style:contextual-spacing="false" fo:line-height="103%" fo:text-align="start" style:justify-single-word="false" fo:text-indent="-0.0008in" style:auto-text-indent="false">
        <style:tab-stops>
          <style:tab-stop style:position="0.3472in"/>
        </style:tab-stops>
      </style:paragraph-properties>
    </style:style>
    <style:style style:name="P223" style:family="paragraph" style:parent-style-name="Heading_20_2" style:list-style-name="WWNum13">
      <style:paragraph-properties fo:margin-left="0.3402in" fo:margin-right="0in" fo:margin-top="0in" fo:margin-bottom="0in" style:contextual-spacing="false" fo:line-height="100%" fo:text-align="start" style:justify-single-word="false" fo:text-indent="-0.2591in" style:auto-text-indent="false">
        <style:tab-stops>
          <style:tab-stop style:position="0.3409in"/>
        </style:tab-stops>
      </style:paragraph-properties>
    </style:style>
    <style:style style:name="P224" style:family="paragraph" style:parent-style-name="Heading_20_2" style:list-style-name="WWNum13">
      <style:paragraph-properties fo:margin-left="0.3555in" fo:margin-right="0in" fo:margin-top="0.1508in" fo:margin-bottom="0in" style:contextual-spacing="false" fo:line-height="100%" fo:text-align="start" style:justify-single-word="false" fo:text-indent="-0.2728in" style:auto-text-indent="false">
        <style:tab-stops>
          <style:tab-stop style:position="0.3563in"/>
        </style:tab-stops>
      </style:paragraph-properties>
    </style:style>
    <style:style style:name="P225" style:family="paragraph" style:parent-style-name="Heading_20_2" style:list-style-name="WWNum16">
      <style:paragraph-properties fo:margin-left="0.3555in" fo:margin-right="0in" fo:margin-top="0.1508in" fo:margin-bottom="0in" style:contextual-spacing="false" fo:line-height="100%" fo:text-align="start" style:justify-single-word="false" fo:text-indent="-0.2728in" style:auto-text-indent="false">
        <style:tab-stops>
          <style:tab-stop style:position="0.3563in"/>
        </style:tab-stops>
      </style:paragraph-properties>
    </style:style>
    <style:style style:name="P226" style:family="paragraph" style:parent-style-name="Heading_20_2" style:list-style-name="WWNum13">
      <style:paragraph-properties fo:margin-left="0.3555in" fo:margin-right="0in" fo:margin-top="0in" fo:margin-bottom="0in" style:contextual-spacing="false" fo:line-height="100%" fo:text-align="start" style:justify-single-word="false" fo:text-indent="-0.2728in" style:auto-text-indent="false">
        <style:tab-stops>
          <style:tab-stop style:position="0.3563in"/>
        </style:tab-stops>
      </style:paragraph-properties>
    </style:style>
    <style:style style:name="P227" style:family="paragraph" style:parent-style-name="Heading_20_2" style:list-style-name="WWNum16">
      <style:paragraph-properties fo:margin-left="0.3555in" fo:margin-right="0in" fo:margin-top="0in" fo:margin-bottom="0in" style:contextual-spacing="false" fo:line-height="100%" fo:text-align="start" style:justify-single-word="false" fo:text-indent="-0.2728in" style:auto-text-indent="false">
        <style:tab-stops>
          <style:tab-stop style:position="0.3563in"/>
        </style:tab-stops>
      </style:paragraph-properties>
    </style:style>
    <style:style style:name="P228" style:family="paragraph" style:parent-style-name="Heading_20_2" style:list-style-name="WWNum16">
      <style:paragraph-properties fo:margin-left="0.3555in" fo:margin-right="0in" fo:margin-top="0in" fo:margin-bottom="0in" style:contextual-spacing="false" fo:line-height="100%" fo:text-align="justify" style:justify-single-word="false" fo:text-indent="-0.2728in" style:auto-text-indent="false">
        <style:tab-stops>
          <style:tab-stop style:position="0.3563in"/>
        </style:tab-stops>
      </style:paragraph-properties>
    </style:style>
    <style:style style:name="P229" style:family="paragraph" style:parent-style-name="Heading_20_2" style:list-style-name="WWNum13">
      <style:paragraph-properties fo:margin-left="0.3555in" fo:margin-right="0in" fo:margin-top="0.0728in" fo:margin-bottom="0in" style:contextual-spacing="false" fo:line-height="100%" fo:text-align="start" style:justify-single-word="false" fo:text-indent="-0.2728in" style:auto-text-indent="false">
        <style:tab-stops>
          <style:tab-stop style:position="0.3563in"/>
        </style:tab-stops>
      </style:paragraph-properties>
    </style:style>
    <style:style style:name="P230" style:family="paragraph" style:parent-style-name="Heading_20_2" style:list-style-name="WWNum16">
      <style:paragraph-properties fo:margin-left="0.3555in" fo:margin-right="0in" fo:margin-top="0.0728in" fo:margin-bottom="0in" style:contextual-spacing="false" fo:line-height="100%" fo:text-align="start" style:justify-single-word="false" fo:text-indent="-0.2728in" style:auto-text-indent="false">
        <style:tab-stops>
          <style:tab-stop style:position="0.3563in"/>
        </style:tab-stops>
      </style:paragraph-properties>
    </style:style>
    <style:style style:name="P231" style:family="paragraph" style:parent-style-name="Heading_20_2" style:list-style-name="WWNum13">
      <style:paragraph-properties fo:margin-left="0.3555in" fo:margin-right="0in" fo:margin-top="0.0008in" fo:margin-bottom="0in" style:contextual-spacing="false" fo:line-height="100%" fo:text-align="start" style:justify-single-word="false" fo:text-indent="-0.2728in" style:auto-text-indent="false">
        <style:tab-stops>
          <style:tab-stop style:position="0.3563in"/>
        </style:tab-stops>
      </style:paragraph-properties>
    </style:style>
    <style:style style:name="P232" style:family="paragraph" style:parent-style-name="Heading_20_2" style:list-style-name="WWNum16">
      <style:paragraph-properties fo:margin-left="0.3555in" fo:margin-right="0in" fo:margin-top="0.0008in" fo:margin-bottom="0in" style:contextual-spacing="false" fo:line-height="100%" fo:text-align="start" style:justify-single-word="false" fo:text-indent="-0.2728in" style:auto-text-indent="false">
        <style:tab-stops>
          <style:tab-stop style:position="0.3563in"/>
        </style:tab-stops>
      </style:paragraph-properties>
    </style:style>
    <style:style style:name="P233" style:family="paragraph" style:parent-style-name="Heading_20_2" style:list-style-name="WWNum13">
      <style:paragraph-properties fo:margin-left="0.3547in" fo:margin-right="0in" fo:margin-top="0.1508in" fo:margin-bottom="0in" style:contextual-spacing="false" fo:line-height="100%" fo:text-align="start" style:justify-single-word="false" fo:text-indent="-0.2728in" style:auto-text-indent="false">
        <style:tab-stops>
          <style:tab-stop style:position="0.3555in"/>
        </style:tab-stops>
      </style:paragraph-properties>
    </style:style>
    <style:style style:name="P234" style:family="paragraph" style:parent-style-name="Heading_20_2" style:list-style-name="WWNum13">
      <style:paragraph-properties fo:margin-left="0.3547in" fo:margin-right="0in" fo:margin-top="0in" fo:margin-bottom="0in" style:contextual-spacing="false" fo:line-height="100%" fo:text-align="start" style:justify-single-word="false" fo:text-indent="-0.2728in" style:auto-text-indent="false">
        <style:tab-stops>
          <style:tab-stop style:position="0.3555in"/>
        </style:tab-stops>
      </style:paragraph-properties>
    </style:style>
    <style:style style:name="P235" style:family="paragraph" style:parent-style-name="Heading_20_2" style:list-style-name="WWNum16">
      <style:paragraph-properties fo:margin-left="0.3547in" fo:margin-right="0in" fo:margin-top="0in" fo:margin-bottom="0in" style:contextual-spacing="false" fo:line-height="100%" fo:text-align="start" style:justify-single-word="false" fo:text-indent="-0.2728in" style:auto-text-indent="false">
        <style:tab-stops>
          <style:tab-stop style:position="0.3555in"/>
        </style:tab-stops>
      </style:paragraph-properties>
    </style:style>
    <style:style style:name="P236" style:family="paragraph" style:parent-style-name="Heading_20_2" style:list-style-name="WWNum13">
      <style:paragraph-properties fo:margin-left="0.3547in" fo:margin-right="0in" fo:margin-top="0.0008in" fo:margin-bottom="0in" style:contextual-spacing="false" fo:line-height="100%" fo:text-align="start" style:justify-single-word="false" fo:text-indent="-0.2728in" style:auto-text-indent="false">
        <style:tab-stops>
          <style:tab-stop style:position="0.3555in"/>
        </style:tab-stops>
      </style:paragraph-properties>
    </style:style>
    <style:style style:name="P237" style:family="paragraph" style:parent-style-name="Heading_20_2" style:list-style-name="WWNum16">
      <style:paragraph-properties fo:margin-left="0.3547in" fo:margin-right="0in" fo:margin-top="0.0008in" fo:margin-bottom="0in" style:contextual-spacing="false" fo:line-height="100%" fo:text-align="start" style:justify-single-word="false" fo:text-indent="-0.2728in" style:auto-text-indent="false">
        <style:tab-stops>
          <style:tab-stop style:position="0.3555in"/>
        </style:tab-stops>
      </style:paragraph-properties>
    </style:style>
    <style:style style:name="P238" style:family="paragraph" style:parent-style-name="Heading_20_2" style:list-style-name="WWNum13">
      <style:paragraph-properties fo:margin-left="0.3547in" fo:margin-right="0in" fo:margin-top="0.0008in" fo:margin-bottom="0in" style:contextual-spacing="false" fo:line-height="100%" fo:text-align="justify" style:justify-single-word="false" fo:text-indent="-0.2728in" style:auto-text-indent="false">
        <style:tab-stops>
          <style:tab-stop style:position="0.3555in"/>
        </style:tab-stops>
      </style:paragraph-properties>
    </style:style>
    <style:style style:name="P239" style:family="paragraph" style:parent-style-name="Heading_20_2" style:list-style-name="WWNum13">
      <style:paragraph-properties fo:margin-left="0.3547in" fo:margin-right="0in" fo:margin-top="0.15in" fo:margin-bottom="0in" style:contextual-spacing="false" fo:line-height="100%" fo:text-align="start" style:justify-single-word="false" fo:text-indent="-0.2728in" style:auto-text-indent="false">
        <style:tab-stops>
          <style:tab-stop style:position="0.3555in"/>
        </style:tab-stops>
      </style:paragraph-properties>
    </style:style>
    <style:style style:name="P240" style:family="paragraph" style:parent-style-name="Heading_20_2" style:list-style-name="WWNum16">
      <style:paragraph-properties fo:margin-left="0.3547in" fo:margin-right="0in" fo:margin-top="0.0728in" fo:margin-bottom="0in" style:contextual-spacing="false" fo:line-height="100%" fo:text-align="start" style:justify-single-word="false" fo:text-indent="-0.2728in" style:auto-text-indent="false" fo:break-before="column">
        <style:tab-stops>
          <style:tab-stop style:position="0.3555in"/>
        </style:tab-stops>
      </style:paragraph-properties>
    </style:style>
    <style:style style:name="P241" style:family="paragraph" style:parent-style-name="Heading_20_2" style:list-style-name="WWNum13">
      <style:paragraph-properties fo:margin-left="0.3535in" fo:margin-right="0in" fo:margin-top="0in" fo:margin-bottom="0in" style:contextual-spacing="false" fo:line-height="100%" fo:text-align="start" style:justify-single-word="false" fo:text-indent="-0.2736in" style:auto-text-indent="false">
        <style:tab-stops>
          <style:tab-stop style:position="0.3543in"/>
        </style:tab-stops>
      </style:paragraph-properties>
    </style:style>
    <style:style style:name="P242" style:family="paragraph" style:parent-style-name="Heading_20_2" style:list-style-name="WWNum13">
      <style:paragraph-properties fo:margin-left="0.3543in" fo:margin-right="0in" fo:margin-top="0in" fo:margin-bottom="0in" style:contextual-spacing="false" fo:line-height="100%" fo:text-align="start" style:justify-single-word="false" fo:text-indent="-0.2728in" style:auto-text-indent="false">
        <style:tab-stops>
          <style:tab-stop style:position="0.3547in"/>
        </style:tab-stops>
      </style:paragraph-properties>
    </style:style>
    <style:style style:name="P243" style:family="paragraph" style:parent-style-name="Heading_20_2" style:list-style-name="WWNum16">
      <style:paragraph-properties fo:margin-left="0.3543in" fo:margin-right="0in" fo:margin-top="0in" fo:margin-bottom="0in" style:contextual-spacing="false" fo:line-height="100%" fo:text-align="start" style:justify-single-word="false" fo:text-indent="-0.2728in" style:auto-text-indent="false">
        <style:tab-stops>
          <style:tab-stop style:position="0.3547in"/>
        </style:tab-stops>
      </style:paragraph-properties>
    </style:style>
    <style:style style:name="P244" style:family="paragraph" style:parent-style-name="Heading_20_2" style:list-style-name="WWNum13">
      <style:paragraph-properties fo:margin-left="0.3543in" fo:margin-right="0in" fo:margin-top="0.0008in" fo:margin-bottom="0in" style:contextual-spacing="false" fo:line-height="100%" fo:text-align="start" style:justify-single-word="false" fo:text-indent="-0.2728in" style:auto-text-indent="false">
        <style:tab-stops>
          <style:tab-stop style:position="0.3547in"/>
        </style:tab-stops>
      </style:paragraph-properties>
    </style:style>
    <style:style style:name="P245" style:family="paragraph" style:parent-style-name="Heading_20_2" style:list-style-name="WWNum13">
      <style:paragraph-properties fo:margin-left="0.3457in" fo:margin-right="0in" fo:margin-top="0in" fo:margin-bottom="0in" style:contextual-spacing="false" fo:line-height="100%" fo:text-align="start" style:justify-single-word="false" fo:text-indent="-0.2646in" style:auto-text-indent="false">
        <style:tab-stops>
          <style:tab-stop style:position="0.3465in"/>
        </style:tab-stops>
      </style:paragraph-properties>
    </style:style>
    <style:style style:name="P246" style:family="paragraph" style:parent-style-name="Heading_20_2" style:list-style-name="WWNum13">
      <style:paragraph-properties fo:margin-left="0.3535in" fo:margin-right="0in" fo:margin-top="0in" fo:margin-bottom="0in" style:contextual-spacing="false" fo:line-height="100%" fo:text-align="start" style:justify-single-word="false" fo:text-indent="-0.2728in" style:auto-text-indent="false">
        <style:tab-stops>
          <style:tab-stop style:position="0.3543in"/>
        </style:tab-stops>
      </style:paragraph-properties>
    </style:style>
    <style:style style:name="P247" style:family="paragraph" style:parent-style-name="Heading_20_2" style:list-style-name="WWNum13">
      <style:paragraph-properties fo:margin-left="0.0811in" fo:margin-right="0.3457in" fo:margin-top="0in" fo:margin-bottom="0in" style:contextual-spacing="false" fo:line-height="100%" fo:text-align="start" style:justify-single-word="false" fo:text-indent="-0.0008in" style:auto-text-indent="false">
        <style:tab-stops>
          <style:tab-stop style:position="0.35in"/>
        </style:tab-stops>
      </style:paragraph-properties>
    </style:style>
    <style:style style:name="P248" style:family="paragraph" style:parent-style-name="Heading_20_2" style:list-style-name="WWNum13">
      <style:paragraph-properties fo:margin-left="4.3744in" fo:margin-right="0.3457in" fo:margin-top="0.1508in" fo:margin-bottom="0in" style:contextual-spacing="false" fo:line-height="103%" fo:text-align="start" style:justify-single-word="false" fo:text-indent="0in" style:auto-text-indent="false">
        <style:tab-stops>
          <style:tab-stop style:position="4.6382in"/>
        </style:tab-stops>
      </style:paragraph-properties>
    </style:style>
    <style:style style:name="P249" style:family="paragraph" style:parent-style-name="Heading_20_2" style:list-style-name="WWNum13">
      <style:paragraph-properties fo:margin-left="4.3744in" fo:margin-right="0.3457in" fo:margin-top="0.1453in" fo:margin-bottom="0in" style:contextual-spacing="false" fo:line-height="101%" fo:text-align="start" style:justify-single-word="false" fo:text-indent="0in" style:auto-text-indent="false">
        <style:tab-stops>
          <style:tab-stop style:position="4.6602in"/>
        </style:tab-stops>
      </style:paragraph-properties>
    </style:style>
    <style:style style:name="P250" style:family="paragraph" style:parent-style-name="Heading_20_2" style:list-style-name="WWNum13">
      <style:paragraph-properties fo:margin-left="4.3744in" fo:margin-right="0.3457in" fo:margin-top="0in" fo:margin-bottom="0in" style:contextual-spacing="false" fo:line-height="101%" fo:text-align="start" style:justify-single-word="false" fo:text-indent="0in" style:auto-text-indent="false">
        <style:tab-stops>
          <style:tab-stop style:position="4.6472in"/>
        </style:tab-stops>
      </style:paragraph-properties>
    </style:style>
    <style:style style:name="P251" style:family="paragraph" style:parent-style-name="Heading_20_2" style:list-style-name="WWNum16">
      <style:paragraph-properties fo:margin-left="4.3744in" fo:margin-right="0.3457in" fo:margin-top="0in" fo:margin-bottom="0in" style:contextual-spacing="false" fo:line-height="103%" fo:text-align="start" style:justify-single-word="false" fo:text-indent="0in" style:auto-text-indent="false">
        <style:tab-stops>
          <style:tab-stop style:position="4.6402in"/>
        </style:tab-stops>
      </style:paragraph-properties>
    </style:style>
    <style:style style:name="P252" style:family="paragraph" style:parent-style-name="Heading_20_2" style:list-style-name="WWNum13">
      <style:paragraph-properties fo:margin-left="4.6472in" fo:margin-right="0in" fo:margin-top="0in" fo:margin-bottom="0in" style:contextual-spacing="false" fo:line-height="100%" fo:text-align="start" style:justify-single-word="false" fo:text-indent="-0.2736in" style:auto-text-indent="false">
        <style:tab-stops>
          <style:tab-stop style:position="4.648in"/>
        </style:tab-stops>
      </style:paragraph-properties>
    </style:style>
    <style:style style:name="P253" style:family="paragraph" style:parent-style-name="Heading_20_2" style:list-style-name="WWNum16">
      <style:paragraph-properties fo:margin-left="4.6472in" fo:margin-right="0in" fo:margin-top="0in" fo:margin-bottom="0in" style:contextual-spacing="false" fo:line-height="100%" fo:text-align="start" style:justify-single-word="false" fo:text-indent="-0.2736in" style:auto-text-indent="false">
        <style:tab-stops>
          <style:tab-stop style:position="4.648in"/>
        </style:tab-stops>
      </style:paragraph-properties>
    </style:style>
    <style:style style:name="P254" style:family="paragraph" style:parent-style-name="Heading_20_2" style:list-style-name="WWNum16">
      <style:paragraph-properties fo:margin-left="4.6472in" fo:margin-right="0in" fo:margin-top="0.1in" fo:margin-bottom="0in" style:contextual-spacing="false" fo:line-height="100%" fo:text-align="start" style:justify-single-word="false" fo:text-indent="-0.2736in" style:auto-text-indent="false">
        <style:tab-stops>
          <style:tab-stop style:position="4.648in"/>
        </style:tab-stops>
      </style:paragraph-properties>
    </style:style>
    <style:style style:name="P255" style:family="paragraph" style:parent-style-name="Heading_20_2" style:list-style-name="WWNum16">
      <style:paragraph-properties fo:margin-left="4.6472in" fo:margin-right="0in" fo:margin-top="0.1508in" fo:margin-bottom="0in" style:contextual-spacing="false" fo:line-height="100%" fo:text-align="start" style:justify-single-word="false" fo:text-indent="-0.2736in" style:auto-text-indent="false">
        <style:tab-stops>
          <style:tab-stop style:position="4.648in"/>
        </style:tab-stops>
      </style:paragraph-properties>
    </style:style>
    <style:style style:name="P256" style:family="paragraph" style:parent-style-name="Heading_20_2" style:list-style-name="WWNum13">
      <style:paragraph-properties fo:margin-left="4.6472in" fo:margin-right="0in" fo:margin-top="0in" fo:margin-bottom="0in" style:contextual-spacing="false" fo:line-height="100%" fo:text-align="start" style:justify-single-word="false" fo:text-indent="-0.2728in" style:auto-text-indent="false">
        <style:tab-stops>
          <style:tab-stop style:position="4.6472in"/>
        </style:tab-stops>
      </style:paragraph-properties>
    </style:style>
    <style:style style:name="P257" style:family="paragraph" style:parent-style-name="Heading_20_2" style:list-style-name="WWNum13">
      <style:paragraph-properties fo:margin-left="0.3543in" fo:margin-right="0in" fo:margin-top="0.0008in" fo:margin-bottom="0in" style:contextual-spacing="false" fo:line-height="100%" fo:text-align="start" style:justify-single-word="false" fo:text-indent="-0.2736in" style:auto-text-indent="false">
        <style:tab-stops>
          <style:tab-stop style:position="0.3547in"/>
        </style:tab-stops>
      </style:paragraph-properties>
    </style:style>
    <style:style style:name="P258" style:family="paragraph" style:parent-style-name="Heading_20_2" style:list-style-name="WWNum13">
      <style:paragraph-properties fo:margin-left="0.3543in" fo:margin-right="0in" fo:margin-top="0in" fo:margin-bottom="0in" style:contextual-spacing="false" fo:line-height="100%" fo:text-align="start" style:justify-single-word="false" fo:text-indent="-0.2736in" style:auto-text-indent="false">
        <style:tab-stops>
          <style:tab-stop style:position="0.3547in"/>
        </style:tab-stops>
      </style:paragraph-properties>
    </style:style>
    <style:style style:name="P259" style:family="paragraph" style:parent-style-name="Heading_20_2" style:list-style-name="WWNum13">
      <style:paragraph-properties fo:margin-left="0.0827in" fo:margin-right="0.0264in" fo:margin-top="0.0008in" fo:margin-bottom="0in" style:contextual-spacing="false" fo:line-height="103%" fo:text-align="start" style:justify-single-word="false" fo:text-indent="-0.0008in" style:auto-text-indent="false">
        <style:tab-stops>
          <style:tab-stop style:position="0.3598in"/>
        </style:tab-stops>
      </style:paragraph-properties>
    </style:style>
    <style:style style:name="P260" style:family="paragraph" style:parent-style-name="Heading_20_2" style:list-style-name="WWNum13">
      <style:paragraph-properties fo:margin-left="0.0827in" fo:margin-right="0.0264in" fo:margin-top="0.0008in" fo:margin-bottom="0in" style:contextual-spacing="false" fo:line-height="103%" fo:text-align="start" style:justify-single-word="false" fo:text-indent="-0.0008in" style:auto-text-indent="false">
        <style:tab-stops>
          <style:tab-stop style:position="0.3728in"/>
        </style:tab-stops>
      </style:paragraph-properties>
    </style:style>
    <style:style style:name="P261" style:family="paragraph" style:parent-style-name="Heading_20_2" style:list-style-name="WWNum13">
      <style:paragraph-properties fo:margin-left="0.0827in" fo:margin-right="0.0264in" fo:margin-top="0in" fo:margin-bottom="0in" style:contextual-spacing="false" fo:line-height="103%" fo:text-align="justify" style:justify-single-word="false" fo:text-indent="-0.0008in" style:auto-text-indent="false">
        <style:tab-stops>
          <style:tab-stop style:position="0.3854in"/>
        </style:tab-stops>
      </style:paragraph-properties>
    </style:style>
    <style:style style:name="P262" style:family="paragraph" style:parent-style-name="Heading_20_2" style:list-style-name="WWNum16">
      <style:paragraph-properties fo:margin-left="0.0827in" fo:margin-right="0.0264in" fo:margin-top="0in" fo:margin-bottom="0in" style:contextual-spacing="false" fo:line-height="103%" fo:text-align="start" style:justify-single-word="false" fo:text-indent="-0.0008in" style:auto-text-indent="false">
        <style:tab-stops>
          <style:tab-stop style:position="0.3681in"/>
        </style:tab-stops>
      </style:paragraph-properties>
    </style:style>
    <style:style style:name="P263" style:family="paragraph" style:parent-style-name="Heading_20_2" style:list-style-name="WWNum13">
      <style:paragraph-properties fo:margin-left="0.0827in" fo:margin-right="0.0283in" fo:margin-top="0in" fo:margin-bottom="0in" style:contextual-spacing="false" fo:line-height="103%" fo:text-align="start" style:justify-single-word="false" fo:text-indent="0in" style:auto-text-indent="false">
        <style:tab-stops>
          <style:tab-stop style:position="0.352in"/>
        </style:tab-stops>
      </style:paragraph-properties>
    </style:style>
    <style:style style:name="P264" style:family="paragraph" style:parent-style-name="Heading_20_2" style:list-style-name="WWNum13">
      <style:paragraph-properties fo:margin-left="0.0835in" fo:margin-right="4.6366in" fo:margin-top="0.0728in" fo:margin-bottom="0in" style:contextual-spacing="false" fo:line-height="103%" fo:text-align="start" style:justify-single-word="false" fo:text-indent="0in" style:auto-text-indent="false">
        <style:tab-stops>
          <style:tab-stop style:position="0.361in"/>
        </style:tab-stops>
      </style:paragraph-properties>
    </style:style>
    <style:style style:name="P265" style:family="paragraph" style:parent-style-name="Heading_20_2" style:list-style-name="WWNum16">
      <style:paragraph-properties fo:margin-left="0.0835in" fo:margin-right="4.6366in" fo:margin-top="0.0728in" fo:margin-bottom="0in" style:contextual-spacing="false" fo:line-height="103%" fo:text-align="justify" style:justify-single-word="false" fo:text-indent="0in" style:auto-text-indent="false">
        <style:tab-stops>
          <style:tab-stop style:position="0.3728in"/>
        </style:tab-stops>
      </style:paragraph-properties>
    </style:style>
    <style:style style:name="P266" style:family="paragraph" style:parent-style-name="Heading_20_2" style:list-style-name="WWNum13">
      <style:paragraph-properties fo:margin-left="0.3555in" fo:margin-right="0in" fo:margin-top="0in" fo:margin-bottom="0in" style:contextual-spacing="false" fo:line-height="100%" fo:text-align="justify" style:justify-single-word="false" fo:text-indent="-0.2736in" style:auto-text-indent="false">
        <style:tab-stops>
          <style:tab-stop style:position="0.3563in"/>
        </style:tab-stops>
      </style:paragraph-properties>
    </style:style>
    <style:style style:name="P267" style:family="paragraph" style:parent-style-name="Heading_20_2" style:list-style-name="WWNum16">
      <style:paragraph-properties fo:margin-left="0.3555in" fo:margin-right="0in" fo:margin-top="0in" fo:margin-bottom="0in" style:contextual-spacing="false" fo:line-height="100%" fo:text-align="start" style:justify-single-word="false" fo:text-indent="-0.2736in" style:auto-text-indent="false">
        <style:tab-stops>
          <style:tab-stop style:position="0.3563in"/>
        </style:tab-stops>
      </style:paragraph-properties>
    </style:style>
    <style:style style:name="P268" style:family="paragraph" style:parent-style-name="Heading_20_2" style:list-style-name="WWNum13">
      <style:paragraph-properties fo:margin-left="4.6465in" fo:margin-right="0in" fo:margin-top="0.0008in" fo:margin-bottom="0in" style:contextual-spacing="false" fo:line-height="100%" fo:text-align="start" style:justify-single-word="false" fo:text-indent="-0.2728in" style:auto-text-indent="false">
        <style:tab-stops>
          <style:tab-stop style:position="4.6472in"/>
        </style:tab-stops>
      </style:paragraph-properties>
    </style:style>
    <style:style style:name="P269" style:family="paragraph" style:parent-style-name="Heading_20_2" style:list-style-name="WWNum16">
      <style:paragraph-properties fo:margin-left="4.6465in" fo:margin-right="0in" fo:margin-top="0.0008in" fo:margin-bottom="0in" style:contextual-spacing="false" fo:line-height="100%" fo:text-align="start" style:justify-single-word="false" fo:text-indent="-0.2728in" style:auto-text-indent="false">
        <style:tab-stops>
          <style:tab-stop style:position="4.6472in"/>
        </style:tab-stops>
      </style:paragraph-properties>
    </style:style>
    <style:style style:name="P270" style:family="paragraph" style:parent-style-name="Heading_20_2" style:list-style-name="WWNum13">
      <style:paragraph-properties fo:margin-left="4.6465in" fo:margin-right="0in" fo:margin-top="0in" fo:margin-bottom="0in" style:contextual-spacing="false" fo:line-height="100%" fo:text-align="start" style:justify-single-word="false" fo:text-indent="-0.2728in" style:auto-text-indent="false">
        <style:tab-stops>
          <style:tab-stop style:position="4.6472in"/>
        </style:tab-stops>
      </style:paragraph-properties>
    </style:style>
    <style:style style:name="P271" style:family="paragraph" style:parent-style-name="Heading_20_2" style:list-style-name="WWNum16">
      <style:paragraph-properties fo:margin-left="4.6465in" fo:margin-right="0in" fo:margin-top="0in" fo:margin-bottom="0in" style:contextual-spacing="false" fo:line-height="100%" fo:text-align="start" style:justify-single-word="false" fo:text-indent="-0.2728in" style:auto-text-indent="false">
        <style:tab-stops>
          <style:tab-stop style:position="4.6472in"/>
        </style:tab-stops>
      </style:paragraph-properties>
    </style:style>
    <style:style style:name="P272" style:family="paragraph" style:parent-style-name="Heading_20_2" style:list-style-name="WWNum15">
      <style:paragraph-properties fo:margin-left="0.0827in" fo:margin-right="0.3417in" fo:margin-top="0in" fo:margin-bottom="0in" style:contextual-spacing="false" fo:line-height="103%" fo:text-align="justify" style:justify-single-word="false" fo:text-indent="0in" style:auto-text-indent="false">
        <style:tab-stops>
          <style:tab-stop style:position="0.3626in"/>
        </style:tab-stops>
      </style:paragraph-properties>
    </style:style>
    <style:style style:name="P273" style:family="paragraph" style:parent-style-name="Heading_20_2">
      <style:paragraph-properties fo:margin-left="0.0835in" fo:margin-right="4.6366in" fo:margin-top="0.15in" fo:margin-bottom="0in" style:contextual-spacing="false" fo:line-height="103%" fo:text-align="justify" style:justify-single-word="false" fo:text-indent="-0.0008in" style:auto-text-indent="false"/>
    </style:style>
    <style:style style:name="P274" style:family="paragraph" style:parent-style-name="Heading_20_2" style:list-style-name="WWNum16">
      <style:paragraph-properties fo:margin-left="4.3744in" fo:margin-right="0.3437in" fo:margin-top="0in" fo:margin-bottom="0in" style:contextual-spacing="false" fo:line-height="103%" fo:text-align="start" style:justify-single-word="false" fo:text-indent="0in" style:auto-text-indent="false">
        <style:tab-stops>
          <style:tab-stop style:position="4.65in"/>
        </style:tab-stops>
      </style:paragraph-properties>
    </style:style>
    <style:style style:name="P275" style:family="paragraph" style:parent-style-name="Heading_20_2" style:list-style-name="WWNum16">
      <style:paragraph-properties fo:margin-left="0.3547in" fo:margin-right="0in" fo:margin-top="0in" fo:margin-bottom="0in" style:contextual-spacing="false" fo:line-height="100%" fo:text-align="start" style:justify-single-word="false" fo:text-indent="-0.2736in" style:auto-text-indent="false">
        <style:tab-stops>
          <style:tab-stop style:position="0.3555in"/>
        </style:tab-stops>
      </style:paragraph-properties>
    </style:style>
    <style:style style:name="P276" style:family="paragraph" style:parent-style-name="Heading_20_2" style:list-style-name="WWNum16">
      <style:paragraph-properties fo:margin-left="0.0819in" fo:margin-right="0.3465in" fo:margin-top="0in" fo:margin-bottom="0in" style:contextual-spacing="false" fo:line-height="103%" fo:text-align="start" style:justify-single-word="false" fo:text-indent="-0.0008in" style:auto-text-indent="false">
        <style:tab-stops>
          <style:tab-stop style:position="0.3417in"/>
        </style:tab-stops>
      </style:paragraph-properties>
    </style:style>
    <style:style style:name="P277" style:family="paragraph" style:parent-style-name="List_20_Paragraph" style:list-style-name="WWNum1">
      <style:paragraph-properties fo:margin-left="0.0835in" fo:margin-right="0.2819in" fo:margin-top="0.0008in" fo:margin-bottom="0in" style:contextual-spacing="false" fo:line-height="105%" fo:text-align="start" style:justify-single-word="false" fo:text-indent="0in" style:auto-text-indent="false">
        <style:tab-stops>
          <style:tab-stop style:position="0.1736in"/>
        </style:tab-stops>
      </style:paragraph-properties>
    </style:style>
    <style:style style:name="P278" style:family="paragraph" style:parent-style-name="List_20_Paragraph" style:list-style-name="WWNum1">
      <style:paragraph-properties fo:margin-left="4.5083in" fo:margin-right="0in" fo:margin-top="0.1209in" fo:margin-bottom="0in" style:contextual-spacing="false" fo:line-height="100%" fo:text-align="start" style:justify-single-word="false" fo:text-indent="-0.1319in" style:auto-text-indent="false">
        <style:tab-stops>
          <style:tab-stop style:position="4.5091in"/>
          <style:tab-stop style:position="8.1874in" style:type="right"/>
        </style:tab-stops>
      </style:paragraph-properties>
    </style:style>
    <style:style style:name="P279" style:family="paragraph" style:parent-style-name="List_20_Paragraph" style:list-style-name="WWNum1">
      <style:paragraph-properties fo:margin-left="4.7134in" fo:margin-right="0in" fo:margin-top="0.0228in" fo:margin-bottom="0in" style:contextual-spacing="false" fo:line-height="100%" fo:text-align="start" style:justify-single-word="false" fo:text-indent="-0.2055in" style:auto-text-indent="false">
        <style:tab-stops>
          <style:tab-stop style:position="4.7138in"/>
          <style:tab-stop style:position="8.1874in" style:type="right"/>
        </style:tab-stops>
      </style:paragraph-properties>
    </style:style>
    <style:style style:name="P280" style:family="paragraph" style:parent-style-name="List_20_Paragraph" style:list-style-name="WWNum1">
      <style:paragraph-properties fo:margin-left="4.7134in" fo:margin-right="0in" fo:margin-top="0.0228in" fo:margin-bottom="0in" style:contextual-spacing="false" fo:line-height="100%" fo:text-align="start" style:justify-single-word="false" fo:text-indent="-0.2055in" style:auto-text-indent="false">
        <style:tab-stops>
          <style:tab-stop style:position="4.7138in"/>
          <style:tab-stop style:position="8.1874in" style:type="right"/>
        </style:tab-stops>
      </style:paragraph-properties>
      <style:text-properties officeooo:paragraph-rsid="0018392e"/>
    </style:style>
    <style:style style:name="P281" style:family="paragraph" style:parent-style-name="List_20_Paragraph" style:list-style-name="WWNum1">
      <style:paragraph-properties fo:margin-left="4.7075in" fo:margin-right="0in" fo:margin-top="0.0228in" fo:margin-bottom="0in" style:contextual-spacing="false" fo:line-height="100%" fo:text-align="start" style:justify-single-word="false" fo:text-indent="-0.1992in" style:auto-text-indent="false">
        <style:tab-stops>
          <style:tab-stop style:position="4.7075in"/>
          <style:tab-stop style:position="8.1874in" style:type="right"/>
        </style:tab-stops>
      </style:paragraph-properties>
    </style:style>
    <style:style style:name="P282" style:family="paragraph" style:parent-style-name="List_20_Paragraph" style:list-style-name="WWNum1">
      <style:paragraph-properties fo:margin-left="4.7083in" fo:margin-right="0in" fo:margin-top="0.0228in" fo:margin-bottom="0in" style:contextual-spacing="false" fo:line-height="100%" fo:text-align="start" style:justify-single-word="false" fo:text-indent="-0.2008in" style:auto-text-indent="false">
        <style:tab-stops>
          <style:tab-stop style:position="4.7091in"/>
          <style:tab-stop style:position="8.1874in" style:type="right"/>
        </style:tab-stops>
      </style:paragraph-properties>
    </style:style>
    <style:style style:name="P283" style:family="paragraph" style:parent-style-name="List_20_Paragraph" style:list-style-name="WWNum1">
      <style:paragraph-properties fo:margin-left="4.4799in" fo:margin-right="0in" fo:margin-top="0.1063in" fo:margin-bottom="0in" style:contextual-spacing="false" fo:line-height="100%" fo:text-align="start" style:justify-single-word="false" fo:text-indent="-0.1035in" style:auto-text-indent="false">
        <style:tab-stops>
          <style:tab-stop style:position="4.4807in"/>
          <style:tab-stop style:position="8.1874in" style:type="right"/>
        </style:tab-stops>
      </style:paragraph-properties>
    </style:style>
    <style:style style:name="P284" style:family="paragraph" style:parent-style-name="List_20_Paragraph" style:list-style-name="WWNum1">
      <style:paragraph-properties fo:margin-left="4.8161in" fo:margin-right="0in" fo:margin-top="0.0228in" fo:margin-bottom="0in" style:contextual-spacing="false" fo:line-height="100%" fo:text-align="start" style:justify-single-word="false" fo:text-indent="-0.3083in" style:auto-text-indent="false">
        <style:tab-stops>
          <style:tab-stop style:position="4.8165in"/>
          <style:tab-stop style:position="8.1874in" style:type="right"/>
        </style:tab-stops>
      </style:paragraph-properties>
    </style:style>
    <style:style style:name="P285" style:family="paragraph" style:parent-style-name="List_20_Paragraph" style:list-style-name="WWNum1" style:master-page-name="Converted3">
      <style:paragraph-properties fo:margin-left="0.1862in" fo:margin-right="0in" fo:margin-top="0.6909in" fo:margin-bottom="0in" style:contextual-spacing="false" fo:line-height="100%" fo:text-align="start" style:justify-single-word="false" fo:text-indent="-0.1035in" style:auto-text-indent="false" style:page-number="auto">
        <style:tab-stops>
          <style:tab-stop style:position="0.1866in"/>
          <style:tab-stop style:position="3.8937in" style:type="right"/>
        </style:tab-stops>
      </style:paragraph-properties>
      <style:text-properties officeooo:paragraph-rsid="0018392e"/>
    </style:style>
    <style:style style:name="P286" style:family="paragraph" style:parent-style-name="List_20_Paragraph" style:list-style-name="WWNum1">
      <style:paragraph-properties fo:margin-left="0.4201in" fo:margin-right="0in" fo:margin-top="0.0228in" fo:margin-bottom="0in" style:contextual-spacing="false" fo:line-height="100%" fo:text-align="start" style:justify-single-word="false" fo:text-indent="-0.2063in" style:auto-text-indent="false">
        <style:tab-stops>
          <style:tab-stop style:position="0.4209in"/>
          <style:tab-stop style:position="3.8937in" style:type="right"/>
        </style:tab-stops>
      </style:paragraph-properties>
      <style:text-properties officeooo:paragraph-rsid="0018392e"/>
    </style:style>
    <style:style style:name="P287" style:family="paragraph" style:parent-style-name="List_20_Paragraph" style:list-style-name="WWNum1">
      <style:paragraph-properties fo:margin-left="0.4138in" fo:margin-right="0in" fo:margin-top="0.0228in" fo:margin-bottom="0in" style:contextual-spacing="false" fo:line-height="100%" fo:text-align="start" style:justify-single-word="false" fo:text-indent="-0.2in" style:auto-text-indent="false">
        <style:tab-stops>
          <style:tab-stop style:position="0.4146in"/>
          <style:tab-stop style:position="3.8937in" style:type="right"/>
        </style:tab-stops>
      </style:paragraph-properties>
      <style:text-properties officeooo:paragraph-rsid="0018392e"/>
    </style:style>
    <style:style style:name="P288" style:family="paragraph" style:parent-style-name="List_20_Paragraph" style:list-style-name="WWNum3">
      <style:paragraph-properties fo:margin-left="4.448in" fo:margin-right="0in" fo:margin-top="0.0008in" fo:margin-bottom="0in" style:contextual-spacing="false" fo:line-height="100%" fo:text-align="start" style:justify-single-word="false" fo:text-indent="-0.0744in" style:auto-text-indent="false">
        <style:tab-stops>
          <style:tab-stop style:position="4.4484in"/>
        </style:tab-stops>
      </style:paragraph-properties>
    </style:style>
    <style:style style:name="P289" style:family="paragraph" style:parent-style-name="List_20_Paragraph" style:list-style-name="WWNum17">
      <style:paragraph-properties fo:margin-left="4.448in" fo:margin-right="0in" fo:margin-top="0.0008in" fo:margin-bottom="0in" style:contextual-spacing="false" fo:line-height="100%" fo:text-align="start" style:justify-single-word="false" fo:text-indent="-0.0744in" style:auto-text-indent="false">
        <style:tab-stops>
          <style:tab-stop style:position="4.4484in"/>
        </style:tab-stops>
      </style:paragraph-properties>
    </style:style>
    <style:style style:name="P290" style:family="paragraph" style:parent-style-name="List_20_Paragraph" style:list-style-name="WWNum3">
      <style:paragraph-properties fo:margin-left="4.448in" fo:margin-right="0in" fo:margin-top="0.0063in" fo:margin-bottom="0in" style:contextual-spacing="false" fo:line-height="100%" fo:text-align="start" style:justify-single-word="false" fo:text-indent="-0.0744in" style:auto-text-indent="false">
        <style:tab-stops>
          <style:tab-stop style:position="4.4484in"/>
        </style:tab-stops>
      </style:paragraph-properties>
    </style:style>
    <style:style style:name="P291" style:family="paragraph" style:parent-style-name="List_20_Paragraph" style:list-style-name="WWNum14">
      <style:paragraph-properties fo:margin-left="4.448in" fo:margin-right="0in" fo:margin-top="0.0063in" fo:margin-bottom="0in" style:contextual-spacing="false" fo:line-height="100%" fo:text-align="start" style:justify-single-word="false" fo:text-indent="-0.0744in" style:auto-text-indent="false">
        <style:tab-stops>
          <style:tab-stop style:position="4.4484in"/>
        </style:tab-stops>
      </style:paragraph-properties>
    </style:style>
    <style:style style:name="P292" style:family="paragraph" style:parent-style-name="List_20_Paragraph" style:list-style-name="WWNum3">
      <style:paragraph-properties fo:margin-left="4.448in" fo:margin-right="0in" fo:margin-top="0.0016in" fo:margin-bottom="0in" style:contextual-spacing="false" fo:line-height="100%" fo:text-align="start" style:justify-single-word="false" fo:text-indent="-0.0744in" style:auto-text-indent="false">
        <style:tab-stops>
          <style:tab-stop style:position="4.4484in"/>
        </style:tab-stops>
      </style:paragraph-properties>
    </style:style>
    <style:style style:name="P293" style:family="paragraph" style:parent-style-name="List_20_Paragraph" style:list-style-name="WWNum17">
      <style:paragraph-properties fo:margin-left="4.448in" fo:margin-right="0in" fo:margin-top="0.0016in" fo:margin-bottom="0in" style:contextual-spacing="false" fo:line-height="100%" fo:text-align="start" style:justify-single-word="false" fo:text-indent="-0.0744in" style:auto-text-indent="false">
        <style:tab-stops>
          <style:tab-stop style:position="4.4484in"/>
        </style:tab-stops>
      </style:paragraph-properties>
    </style:style>
    <style:style style:name="P294" style:family="paragraph" style:parent-style-name="List_20_Paragraph" style:list-style-name="WWNum10">
      <style:paragraph-properties fo:margin-left="4.448in" fo:margin-right="0in" fo:margin-top="0.0016in" fo:margin-bottom="0in" style:contextual-spacing="false" fo:line-height="100%" fo:text-align="justify" style:justify-single-word="false" fo:text-indent="-0.0744in" style:auto-text-indent="false">
        <style:tab-stops>
          <style:tab-stop style:position="4.4484in"/>
        </style:tab-stops>
      </style:paragraph-properties>
    </style:style>
    <style:style style:name="P295" style:family="paragraph" style:parent-style-name="List_20_Paragraph" style:list-style-name="WWNum11">
      <style:paragraph-properties fo:margin-left="4.448in" fo:margin-right="0in" fo:margin-top="0.0071in" fo:margin-bottom="0in" style:contextual-spacing="false" fo:line-height="100%" fo:text-align="justify" style:justify-single-word="false" fo:text-indent="-0.0744in" style:auto-text-indent="false">
        <style:tab-stops>
          <style:tab-stop style:position="4.4484in"/>
        </style:tab-stops>
      </style:paragraph-properties>
    </style:style>
    <style:style style:name="P296" style:family="paragraph" style:parent-style-name="List_20_Paragraph" style:list-style-name="WWNum14">
      <style:paragraph-properties fo:margin-left="4.448in" fo:margin-right="0in" fo:margin-top="0in" fo:margin-bottom="0in" style:contextual-spacing="false" fo:line-height="0.1417in" fo:text-align="start" style:justify-single-word="false" fo:text-indent="-0.0744in" style:auto-text-indent="false">
        <style:tab-stops>
          <style:tab-stop style:position="4.4484in"/>
        </style:tab-stops>
      </style:paragraph-properties>
    </style:style>
    <style:style style:name="P297" style:family="paragraph" style:parent-style-name="List_20_Paragraph" style:list-style-name="WWNum3">
      <style:paragraph-properties fo:margin-left="4.4472in" fo:margin-right="0.3453in" fo:margin-top="0.0063in" fo:margin-bottom="0in" style:contextual-spacing="false" fo:line-height="103%" fo:text-align="start" style:justify-single-word="false" fo:text-indent="-0.0728in" style:auto-text-indent="false">
        <style:tab-stops>
          <style:tab-stop style:position="4.4484in"/>
        </style:tab-stops>
      </style:paragraph-properties>
    </style:style>
    <style:style style:name="P298" style:family="paragraph" style:parent-style-name="List_20_Paragraph" style:list-style-name="WWNum10">
      <style:paragraph-properties fo:margin-left="4.4472in" fo:margin-right="0.3453in" fo:margin-top="0.0063in" fo:margin-bottom="0in" style:contextual-spacing="false" fo:line-height="103%" fo:text-align="justify" style:justify-single-word="false" fo:text-indent="-0.0728in" style:auto-text-indent="false">
        <style:tab-stops>
          <style:tab-stop style:position="4.4484in"/>
        </style:tab-stops>
      </style:paragraph-properties>
    </style:style>
    <style:style style:name="P299" style:family="paragraph" style:parent-style-name="List_20_Paragraph" style:list-style-name="WWNum10">
      <style:paragraph-properties fo:margin-left="4.4472in" fo:margin-right="0.3453in" fo:margin-top="0.0016in" fo:margin-bottom="0in" style:contextual-spacing="false" fo:line-height="103%" fo:text-align="justify" style:justify-single-word="false" fo:text-indent="-0.0728in" style:auto-text-indent="false">
        <style:tab-stops>
          <style:tab-stop style:position="4.4484in"/>
        </style:tab-stops>
      </style:paragraph-properties>
    </style:style>
    <style:style style:name="P300" style:family="paragraph" style:parent-style-name="List_20_Paragraph" style:list-style-name="WWNum4">
      <style:paragraph-properties fo:margin-left="0.1571in" fo:margin-right="0in" fo:margin-top="0.0063in" fo:margin-bottom="0in" style:contextual-spacing="false" fo:line-height="100%" fo:text-align="start" style:justify-single-word="false" fo:text-indent="-0.0744in" style:auto-text-indent="false">
        <style:tab-stops>
          <style:tab-stop style:position="0.1575in"/>
        </style:tab-stops>
      </style:paragraph-properties>
    </style:style>
    <style:style style:name="P301" style:family="paragraph" style:parent-style-name="List_20_Paragraph" style:list-style-name="WWNum6">
      <style:paragraph-properties fo:margin-left="0.1571in" fo:margin-right="0in" fo:margin-top="0.0063in" fo:margin-bottom="0in" style:contextual-spacing="false" fo:line-height="100%" fo:text-align="start" style:justify-single-word="false" fo:text-indent="-0.0744in" style:auto-text-indent="false">
        <style:tab-stops>
          <style:tab-stop style:position="0.1575in"/>
        </style:tab-stops>
      </style:paragraph-properties>
    </style:style>
    <style:style style:name="P302" style:family="paragraph" style:parent-style-name="List_20_Paragraph" style:list-style-name="WWNum19">
      <style:paragraph-properties fo:margin-left="0.1571in" fo:margin-right="0in" fo:margin-top="0.0063in" fo:margin-bottom="0in" style:contextual-spacing="false" fo:line-height="100%" fo:text-align="start" style:justify-single-word="false" fo:text-indent="-0.0744in" style:auto-text-indent="false">
        <style:tab-stops>
          <style:tab-stop style:position="0.1575in"/>
        </style:tab-stops>
      </style:paragraph-properties>
    </style:style>
    <style:style style:name="P303" style:family="paragraph" style:parent-style-name="List_20_Paragraph" style:list-style-name="WWNum6">
      <style:paragraph-properties fo:margin-left="0.1571in" fo:margin-right="0in" fo:margin-top="0.0063in" fo:margin-bottom="0in" style:contextual-spacing="false" fo:line-height="100%" fo:text-align="start" style:justify-single-word="false" fo:text-indent="-0.0744in" style:auto-text-indent="false">
        <style:tab-stops>
          <style:tab-stop style:position="0.1571in"/>
        </style:tab-stops>
      </style:paragraph-properties>
    </style:style>
    <style:style style:name="P304" style:family="paragraph" style:parent-style-name="List_20_Paragraph" style:list-style-name="WWNum6">
      <style:paragraph-properties fo:margin-left="0.1571in" fo:margin-right="0in" fo:margin-top="0.0063in" fo:margin-bottom="0in" style:contextual-spacing="false" fo:line-height="100%" fo:text-align="justify" style:justify-single-word="false" fo:text-indent="-0.0744in" style:auto-text-indent="false">
        <style:tab-stops>
          <style:tab-stop style:position="0.1575in"/>
        </style:tab-stops>
      </style:paragraph-properties>
    </style:style>
    <style:style style:name="P305" style:family="paragraph" style:parent-style-name="List_20_Paragraph" style:list-style-name="WWNum6">
      <style:paragraph-properties fo:margin-left="0.1571in" fo:margin-right="0in" fo:margin-top="0.0646in" fo:margin-bottom="0in" style:contextual-spacing="false" fo:line-height="100%" fo:text-align="justify" style:justify-single-word="false" fo:text-indent="-0.0744in" style:auto-text-indent="false">
        <style:tab-stops>
          <style:tab-stop style:position="0.1575in"/>
        </style:tab-stops>
      </style:paragraph-properties>
    </style:style>
    <style:style style:name="P306" style:family="paragraph" style:parent-style-name="List_20_Paragraph" style:list-style-name="WWNum6">
      <style:paragraph-properties fo:margin-left="0.1571in" fo:margin-right="0in" fo:margin-top="0.0646in" fo:margin-bottom="0in" style:contextual-spacing="false" fo:line-height="100%" fo:text-align="start" style:justify-single-word="false" fo:text-indent="-0.0744in" style:auto-text-indent="false">
        <style:tab-stops>
          <style:tab-stop style:position="0.1575in"/>
        </style:tab-stops>
      </style:paragraph-properties>
    </style:style>
    <style:style style:name="P307" style:family="paragraph" style:parent-style-name="List_20_Paragraph" style:list-style-name="WWNum6">
      <style:paragraph-properties fo:margin-left="0.1571in" fo:margin-right="0in" fo:margin-top="0in" fo:margin-bottom="0in" style:contextual-spacing="false" fo:line-height="100%" fo:text-align="start" style:justify-single-word="false" fo:text-indent="-0.0744in" style:auto-text-indent="false">
        <style:tab-stops>
          <style:tab-stop style:position="0.1575in"/>
        </style:tab-stops>
      </style:paragraph-properties>
    </style:style>
    <style:style style:name="P308" style:family="paragraph" style:parent-style-name="List_20_Paragraph" style:list-style-name="WWNum6">
      <style:paragraph-properties fo:margin-left="0.1571in" fo:margin-right="0in" fo:margin-top="0.0016in" fo:margin-bottom="0in" style:contextual-spacing="false" fo:line-height="100%" fo:text-align="start" style:justify-single-word="false" fo:text-indent="-0.0744in" style:auto-text-indent="false">
        <style:tab-stops>
          <style:tab-stop style:position="0.1575in"/>
        </style:tab-stops>
      </style:paragraph-properties>
    </style:style>
    <style:style style:name="P309" style:family="paragraph" style:parent-style-name="List_20_Paragraph" style:list-style-name="WWNum6">
      <style:paragraph-properties fo:margin-left="0.1571in" fo:margin-right="0in" fo:margin-top="0.0016in" fo:margin-bottom="0in" style:contextual-spacing="false" fo:line-height="100%" fo:text-align="justify" style:justify-single-word="false" fo:text-indent="-0.0744in" style:auto-text-indent="false">
        <style:tab-stops>
          <style:tab-stop style:position="0.1575in"/>
        </style:tab-stops>
      </style:paragraph-properties>
    </style:style>
    <style:style style:name="P310" style:family="paragraph" style:parent-style-name="List_20_Paragraph" style:list-style-name="WWNum6">
      <style:paragraph-properties fo:margin-left="0.1571in" fo:margin-right="0in" fo:margin-top="0.0028in" fo:margin-bottom="0in" style:contextual-spacing="false" fo:line-height="100%" fo:text-align="justify" style:justify-single-word="false" fo:text-indent="-0.0744in" style:auto-text-indent="false">
        <style:tab-stops>
          <style:tab-stop style:position="0.1575in"/>
        </style:tab-stops>
      </style:paragraph-properties>
    </style:style>
    <style:style style:name="P311" style:family="paragraph" style:parent-style-name="List_20_Paragraph" style:list-style-name="WWNum6">
      <style:paragraph-properties fo:margin-left="0.1571in" fo:margin-right="0in" fo:margin-top="0.0008in" fo:margin-bottom="0in" style:contextual-spacing="false" fo:line-height="100%" fo:text-align="start" style:justify-single-word="false" fo:text-indent="-0.0744in" style:auto-text-indent="false">
        <style:tab-stops>
          <style:tab-stop style:position="0.1575in"/>
        </style:tab-stops>
      </style:paragraph-properties>
    </style:style>
    <style:style style:name="P312" style:family="paragraph" style:parent-style-name="List_20_Paragraph" style:list-style-name="WWNum19">
      <style:paragraph-properties fo:margin-left="0.1571in" fo:margin-right="0in" fo:margin-top="0.0008in" fo:margin-bottom="0in" style:contextual-spacing="false" fo:line-height="100%" fo:text-align="start" style:justify-single-word="false" fo:text-indent="-0.0744in" style:auto-text-indent="false">
        <style:tab-stops>
          <style:tab-stop style:position="0.1575in"/>
        </style:tab-stops>
      </style:paragraph-properties>
    </style:style>
    <style:style style:name="P313" style:family="paragraph" style:parent-style-name="List_20_Paragraph" style:list-style-name="WWNum4">
      <style:paragraph-properties fo:margin-left="0.1555in" fo:margin-right="0.028in" fo:margin-top="0.0063in" fo:margin-bottom="0in" style:contextual-spacing="false" fo:line-height="103%" fo:text-align="justify" style:justify-single-word="false" fo:text-indent="-0.0728in" style:auto-text-indent="false">
        <style:tab-stops>
          <style:tab-stop style:position="0.1575in"/>
        </style:tab-stops>
      </style:paragraph-properties>
    </style:style>
    <style:style style:name="P314" style:family="paragraph" style:parent-style-name="List_20_Paragraph" style:list-style-name="WWNum4">
      <style:paragraph-properties fo:margin-left="0.1555in" fo:margin-right="0.028in" fo:margin-top="0.0063in" fo:margin-bottom="0in" style:contextual-spacing="false" fo:line-height="103%" fo:text-align="justify" style:justify-single-word="false" fo:text-indent="-0.0728in" style:auto-text-indent="false">
        <style:tab-stops>
          <style:tab-stop style:position="0.1571in"/>
        </style:tab-stops>
      </style:paragraph-properties>
    </style:style>
    <style:style style:name="P315" style:family="paragraph" style:parent-style-name="List_20_Paragraph" style:list-style-name="WWNum6">
      <style:paragraph-properties fo:margin-left="0.1555in" fo:margin-right="0.028in" fo:margin-top="0.0063in" fo:margin-bottom="0in" style:contextual-spacing="false" fo:line-height="103%" fo:text-align="justify" style:justify-single-word="false" fo:text-indent="-0.0728in" style:auto-text-indent="false">
        <style:tab-stops>
          <style:tab-stop style:position="0.1571in"/>
        </style:tab-stops>
      </style:paragraph-properties>
    </style:style>
    <style:style style:name="P316" style:family="paragraph" style:parent-style-name="List_20_Paragraph" style:list-style-name="WWNum4">
      <style:paragraph-properties fo:margin-left="0.1555in" fo:margin-right="0.028in" fo:margin-top="0.0016in" fo:margin-bottom="0in" style:contextual-spacing="false" fo:line-height="103%" fo:text-align="justify" style:justify-single-word="false" fo:text-indent="-0.0728in" style:auto-text-indent="false">
        <style:tab-stops>
          <style:tab-stop style:position="0.1571in"/>
        </style:tab-stops>
      </style:paragraph-properties>
    </style:style>
    <style:style style:name="P317" style:family="paragraph" style:parent-style-name="List_20_Paragraph" style:list-style-name="WWNum6">
      <style:paragraph-properties fo:margin-left="0.1555in" fo:margin-right="0.028in" fo:margin-top="0.0008in" fo:margin-bottom="0in" style:contextual-spacing="false" fo:line-height="103%" fo:text-align="justify" style:justify-single-word="false" fo:text-indent="-0.0728in" style:auto-text-indent="false">
        <style:tab-stops>
          <style:tab-stop style:position="0.1571in"/>
        </style:tab-stops>
      </style:paragraph-properties>
    </style:style>
    <style:style style:name="P318" style:family="paragraph" style:parent-style-name="List_20_Paragraph" style:list-style-name="WWNum4">
      <style:paragraph-properties fo:margin-left="0.1563in" fo:margin-right="0in" fo:margin-top="0.0035in" fo:margin-bottom="0in" style:contextual-spacing="false" fo:line-height="100%" fo:text-align="justify" style:justify-single-word="false" fo:text-indent="-0.0744in" style:auto-text-indent="false">
        <style:tab-stops>
          <style:tab-stop style:position="0.1571in"/>
        </style:tab-stops>
      </style:paragraph-properties>
    </style:style>
    <style:style style:name="P319" style:family="paragraph" style:parent-style-name="List_20_Paragraph" style:list-style-name="WWNum4">
      <style:paragraph-properties fo:margin-left="0.1563in" fo:margin-right="0in" fo:margin-top="0.0008in" fo:margin-bottom="0in" style:contextual-spacing="false" fo:line-height="100%" fo:text-align="start" style:justify-single-word="false" fo:text-indent="-0.0744in" style:auto-text-indent="false">
        <style:tab-stops>
          <style:tab-stop style:position="0.1571in"/>
        </style:tab-stops>
      </style:paragraph-properties>
    </style:style>
    <style:style style:name="P320" style:family="paragraph" style:parent-style-name="List_20_Paragraph" style:list-style-name="WWNum6">
      <style:paragraph-properties fo:margin-left="0.1563in" fo:margin-right="0in" fo:margin-top="0.0008in" fo:margin-bottom="0in" style:contextual-spacing="false" fo:line-height="100%" fo:text-align="start" style:justify-single-word="false" fo:text-indent="-0.0744in" style:auto-text-indent="false">
        <style:tab-stops>
          <style:tab-stop style:position="0.1571in"/>
        </style:tab-stops>
      </style:paragraph-properties>
    </style:style>
    <style:style style:name="P321" style:family="paragraph" style:parent-style-name="List_20_Paragraph" style:list-style-name="WWNum4">
      <style:paragraph-properties fo:margin-left="0.1563in" fo:margin-right="0in" fo:margin-top="0.0646in" fo:margin-bottom="0in" style:contextual-spacing="false" fo:line-height="100%" fo:text-align="start" style:justify-single-word="false" fo:text-indent="-0.0744in" style:auto-text-indent="false" fo:break-before="column">
        <style:tab-stops>
          <style:tab-stop style:position="0.1571in"/>
        </style:tab-stops>
      </style:paragraph-properties>
    </style:style>
    <style:style style:name="P322" style:family="paragraph" style:parent-style-name="List_20_Paragraph" style:list-style-name="WWNum4">
      <style:paragraph-properties fo:margin-left="0.1563in" fo:margin-right="0in" fo:margin-top="0.0063in" fo:margin-bottom="0in" style:contextual-spacing="false" fo:line-height="100%" fo:text-align="start" style:justify-single-word="false" fo:text-indent="-0.0744in" style:auto-text-indent="false">
        <style:tab-stops>
          <style:tab-stop style:position="0.1571in"/>
        </style:tab-stops>
      </style:paragraph-properties>
    </style:style>
    <style:style style:name="P323" style:family="paragraph" style:parent-style-name="List_20_Paragraph" style:list-style-name="WWNum6">
      <style:paragraph-properties fo:margin-left="0.1563in" fo:margin-right="0in" fo:margin-top="0.0063in" fo:margin-bottom="0in" style:contextual-spacing="false" fo:line-height="100%" fo:text-align="start" style:justify-single-word="false" fo:text-indent="-0.0744in" style:auto-text-indent="false">
        <style:tab-stops>
          <style:tab-stop style:position="0.1571in"/>
        </style:tab-stops>
      </style:paragraph-properties>
    </style:style>
    <style:style style:name="P324" style:family="paragraph" style:parent-style-name="List_20_Paragraph" style:list-style-name="WWNum19">
      <style:paragraph-properties fo:margin-left="0.1563in" fo:margin-right="0in" fo:margin-top="0.0063in" fo:margin-bottom="0in" style:contextual-spacing="false" fo:line-height="100%" fo:text-align="start" style:justify-single-word="false" fo:text-indent="-0.0744in" style:auto-text-indent="false">
        <style:tab-stops>
          <style:tab-stop style:position="0.1571in"/>
        </style:tab-stops>
      </style:paragraph-properties>
    </style:style>
    <style:style style:name="P325" style:family="paragraph" style:parent-style-name="List_20_Paragraph" style:list-style-name="WWNum6">
      <style:paragraph-properties fo:margin-left="0.1563in" fo:margin-right="0in" fo:margin-top="0.0063in" fo:margin-bottom="0in" style:contextual-spacing="false" fo:line-height="100%" fo:text-align="start" style:justify-single-word="false" fo:text-indent="-0.0744in" style:auto-text-indent="false">
        <style:tab-stops>
          <style:tab-stop style:position="0.1563in"/>
        </style:tab-stops>
      </style:paragraph-properties>
    </style:style>
    <style:style style:name="P326" style:family="paragraph" style:parent-style-name="List_20_Paragraph" style:list-style-name="WWNum4">
      <style:paragraph-properties fo:margin-left="0.1563in" fo:margin-right="0in" fo:margin-top="0.0063in" fo:margin-bottom="0in" style:contextual-spacing="false" fo:line-height="100%" fo:text-align="justify" style:justify-single-word="false" fo:text-indent="-0.0744in" style:auto-text-indent="false">
        <style:tab-stops>
          <style:tab-stop style:position="0.1571in"/>
        </style:tab-stops>
      </style:paragraph-properties>
    </style:style>
    <style:style style:name="P327" style:family="paragraph" style:parent-style-name="List_20_Paragraph" style:list-style-name="WWNum6">
      <style:paragraph-properties fo:margin-left="0.1563in" fo:margin-right="0in" fo:margin-top="0.0016in" fo:margin-bottom="0in" style:contextual-spacing="false" fo:line-height="100%" fo:text-align="start" style:justify-single-word="false" fo:text-indent="-0.0744in" style:auto-text-indent="false">
        <style:tab-stops>
          <style:tab-stop style:position="0.1571in"/>
        </style:tab-stops>
      </style:paragraph-properties>
    </style:style>
    <style:style style:name="P328" style:family="paragraph" style:parent-style-name="List_20_Paragraph" style:list-style-name="WWNum6">
      <style:paragraph-properties fo:margin-left="0.1563in" fo:margin-right="0in" fo:margin-top="0.0016in" fo:margin-bottom="0in" style:contextual-spacing="false" fo:line-height="100%" fo:text-align="justify" style:justify-single-word="false" fo:text-indent="-0.0744in" style:auto-text-indent="false">
        <style:tab-stops>
          <style:tab-stop style:position="0.1571in"/>
        </style:tab-stops>
      </style:paragraph-properties>
    </style:style>
    <style:style style:name="P329" style:family="paragraph" style:parent-style-name="List_20_Paragraph" style:list-style-name="WWNum6">
      <style:paragraph-properties fo:margin-left="0.1563in" fo:margin-right="0in" fo:margin-top="0.0028in" fo:margin-bottom="0in" style:contextual-spacing="false" fo:line-height="100%" fo:text-align="justify" style:justify-single-word="false" fo:text-indent="-0.0744in" style:auto-text-indent="false">
        <style:tab-stops>
          <style:tab-stop style:position="0.1571in"/>
        </style:tab-stops>
      </style:paragraph-properties>
    </style:style>
    <style:style style:name="P330" style:family="paragraph" style:parent-style-name="List_20_Paragraph" style:list-style-name="WWNum6">
      <style:paragraph-properties fo:margin-left="0.1563in" fo:margin-right="0in" fo:margin-top="0.0028in" fo:margin-bottom="0in" style:contextual-spacing="false" fo:line-height="100%" fo:text-align="start" style:justify-single-word="false" fo:text-indent="-0.0744in" style:auto-text-indent="false">
        <style:tab-stops>
          <style:tab-stop style:position="0.1571in"/>
        </style:tab-stops>
      </style:paragraph-properties>
    </style:style>
    <style:style style:name="P331" style:family="paragraph" style:parent-style-name="List_20_Paragraph" style:list-style-name="WWNum6">
      <style:paragraph-properties fo:margin-left="0.1563in" fo:margin-right="0in" fo:margin-top="0.002in" fo:margin-bottom="0in" style:contextual-spacing="false" fo:line-height="100%" fo:text-align="justify" style:justify-single-word="false" fo:text-indent="-0.0744in" style:auto-text-indent="false">
        <style:tab-stops>
          <style:tab-stop style:position="0.1571in"/>
        </style:tab-stops>
      </style:paragraph-properties>
    </style:style>
    <style:style style:name="P332" style:family="paragraph" style:parent-style-name="List_20_Paragraph" style:list-style-name="WWNum19">
      <style:paragraph-properties fo:margin-left="0.1563in" fo:margin-right="0in" fo:margin-top="0.0071in" fo:margin-bottom="0in" style:contextual-spacing="false" fo:line-height="100%" fo:text-align="start" style:justify-single-word="false" fo:text-indent="-0.0744in" style:auto-text-indent="false">
        <style:tab-stops>
          <style:tab-stop style:position="0.1571in"/>
        </style:tab-stops>
      </style:paragraph-properties>
    </style:style>
    <style:style style:name="P333" style:family="paragraph" style:parent-style-name="List_20_Paragraph" style:list-style-name="WWNum4">
      <style:paragraph-properties fo:margin-left="0.1547in" fo:margin-right="0.0283in" fo:margin-top="0.0063in" fo:margin-bottom="0in" style:contextual-spacing="false" fo:line-height="103%" fo:text-align="justify" style:justify-single-word="false" fo:text-indent="-0.0728in" style:auto-text-indent="false">
        <style:tab-stops>
          <style:tab-stop style:position="0.1571in"/>
        </style:tab-stops>
      </style:paragraph-properties>
    </style:style>
    <style:style style:name="P334" style:family="paragraph" style:parent-style-name="List_20_Paragraph" style:list-style-name="WWNum4">
      <style:paragraph-properties fo:margin-left="0.1563in" fo:margin-right="0.028in" fo:margin-top="0.0016in" fo:margin-bottom="0in" style:contextual-spacing="false" fo:line-height="103%" fo:text-align="justify" style:justify-single-word="false" fo:text-indent="-0.0744in" style:auto-text-indent="false">
        <style:tab-stops>
          <style:tab-stop style:position="0.1563in"/>
        </style:tab-stops>
      </style:paragraph-properties>
    </style:style>
    <style:style style:name="P335" style:family="paragraph" style:parent-style-name="List_20_Paragraph" style:list-style-name="WWNum4">
      <style:paragraph-properties fo:margin-left="0.1555in" fo:margin-right="0in" fo:margin-top="0.002in" fo:margin-bottom="0in" style:contextual-spacing="false" fo:line-height="100%" fo:text-align="justify" style:justify-single-word="false" fo:text-indent="-0.0728in" style:auto-text-indent="false">
        <style:tab-stops>
          <style:tab-stop style:position="0.1563in"/>
        </style:tab-stops>
      </style:paragraph-properties>
    </style:style>
    <style:style style:name="P336" style:family="paragraph" style:parent-style-name="List_20_Paragraph" style:list-style-name="WWNum6">
      <style:paragraph-properties fo:margin-left="0.1555in" fo:margin-right="0in" fo:margin-top="0.0063in" fo:margin-bottom="0in" style:contextual-spacing="false" fo:line-height="100%" fo:text-align="justify" style:justify-single-word="false" fo:text-indent="-0.0728in" style:auto-text-indent="false">
        <style:tab-stops>
          <style:tab-stop style:position="0.1563in"/>
        </style:tab-stops>
      </style:paragraph-properties>
    </style:style>
    <style:style style:name="P337" style:family="paragraph" style:parent-style-name="List_20_Paragraph" style:list-style-name="WWNum6">
      <style:paragraph-properties fo:margin-left="0.1555in" fo:margin-right="0in" fo:margin-top="0.0063in" fo:margin-bottom="0in" style:contextual-spacing="false" fo:line-height="100%" fo:text-align="start" style:justify-single-word="false" fo:text-indent="-0.0728in" style:auto-text-indent="false">
        <style:tab-stops>
          <style:tab-stop style:position="0.1563in"/>
        </style:tab-stops>
      </style:paragraph-properties>
    </style:style>
    <style:style style:name="P338" style:family="paragraph" style:parent-style-name="List_20_Paragraph" style:list-style-name="WWNum6">
      <style:paragraph-properties fo:margin-left="0.1555in" fo:margin-right="0in" fo:margin-top="0.0016in" fo:margin-bottom="0in" style:contextual-spacing="false" fo:line-height="100%" fo:text-align="start" style:justify-single-word="false" fo:text-indent="-0.0728in" style:auto-text-indent="false">
        <style:tab-stops>
          <style:tab-stop style:position="0.1563in"/>
        </style:tab-stops>
      </style:paragraph-properties>
    </style:style>
    <style:style style:name="P339" style:family="paragraph" style:parent-style-name="List_20_Paragraph" style:list-style-name="WWNum2">
      <style:paragraph-properties fo:margin-left="0.2138in" fo:margin-right="0in" fo:margin-top="0in" fo:margin-bottom="0in" style:contextual-spacing="false" fo:line-height="100%" fo:text-align="start" style:justify-single-word="false" fo:text-indent="-0.1327in" style:auto-text-indent="false">
        <style:tab-stops>
          <style:tab-stop style:position="0.2146in"/>
        </style:tab-stops>
      </style:paragraph-properties>
    </style:style>
    <style:style style:name="P340" style:family="paragraph" style:parent-style-name="List_20_Paragraph" style:list-style-name="WWNum4">
      <style:paragraph-properties fo:margin-left="0.1555in" fo:margin-right="0.0264in" fo:margin-top="0.0008in" fo:margin-bottom="0in" style:contextual-spacing="false" fo:line-height="103%" fo:text-align="start" style:justify-single-word="false" fo:text-indent="-0.0736in" style:auto-text-indent="false">
        <style:tab-stops>
          <style:tab-stop style:position="0.1571in"/>
        </style:tab-stops>
      </style:paragraph-properties>
    </style:style>
    <style:style style:name="P341" style:family="paragraph" style:parent-style-name="List_20_Paragraph" style:list-style-name="WWNum4">
      <style:paragraph-properties fo:margin-left="0.1555in" fo:margin-right="0.0264in" fo:margin-top="0.0063in" fo:margin-bottom="0in" style:contextual-spacing="false" fo:line-height="103%" fo:text-align="justify" style:justify-single-word="false" fo:text-indent="-0.0736in" style:auto-text-indent="false">
        <style:tab-stops>
          <style:tab-stop style:position="0.1575in"/>
        </style:tab-stops>
      </style:paragraph-properties>
    </style:style>
    <style:style style:name="P342" style:family="paragraph" style:parent-style-name="List_20_Paragraph" style:list-style-name="WWNum4">
      <style:paragraph-properties fo:margin-left="0.1555in" fo:margin-right="0.3457in" fo:margin-top="0.0016in" fo:margin-bottom="0in" style:contextual-spacing="false" fo:line-height="103%" fo:text-align="justify" style:justify-single-word="false" fo:text-indent="-0.0728in" style:auto-text-indent="false">
        <style:tab-stops>
          <style:tab-stop style:position="0.1571in"/>
        </style:tab-stops>
      </style:paragraph-properties>
    </style:style>
    <style:style style:name="P343" style:family="paragraph" style:parent-style-name="List_20_Paragraph" style:list-style-name="WWNum6">
      <style:paragraph-properties fo:margin-left="0.1555in" fo:margin-right="0.3457in" fo:margin-top="0.0016in" fo:margin-bottom="0in" style:contextual-spacing="false" fo:line-height="103%" fo:text-align="justify" style:justify-single-word="false" fo:text-indent="-0.0728in" style:auto-text-indent="false">
        <style:tab-stops>
          <style:tab-stop style:position="0.1571in"/>
        </style:tab-stops>
      </style:paragraph-properties>
    </style:style>
    <style:style style:name="P344" style:family="paragraph" style:parent-style-name="List_20_Paragraph" style:list-style-name="WWNum6">
      <style:paragraph-properties fo:margin-left="0.1555in" fo:margin-right="0.3457in" fo:margin-top="0.0071in" fo:margin-bottom="0in" style:contextual-spacing="false" fo:line-height="103%" fo:text-align="justify" style:justify-single-word="false" fo:text-indent="-0.0728in" style:auto-text-indent="false">
        <style:tab-stops>
          <style:tab-stop style:position="0.1571in"/>
        </style:tab-stops>
      </style:paragraph-properties>
    </style:style>
    <style:style style:name="P345" style:family="paragraph" style:parent-style-name="List_20_Paragraph" style:list-style-name="WWNum6">
      <style:paragraph-properties fo:margin-left="0.1555in" fo:margin-right="0.3457in" fo:margin-top="0.002in" fo:margin-bottom="0in" style:contextual-spacing="false" fo:line-height="103%" fo:text-align="justify" style:justify-single-word="false" fo:text-indent="-0.0728in" style:auto-text-indent="false">
        <style:tab-stops>
          <style:tab-stop style:position="0.1571in"/>
        </style:tab-stops>
      </style:paragraph-properties>
    </style:style>
    <style:style style:name="P346" style:family="paragraph" style:parent-style-name="List_20_Paragraph" style:list-style-name="WWNum6">
      <style:paragraph-properties fo:margin-left="0.1555in" fo:margin-right="0.3457in" fo:margin-top="0.0008in" fo:margin-bottom="0in" style:contextual-spacing="false" fo:line-height="103%" fo:text-align="justify" style:justify-single-word="false" fo:text-indent="-0.0728in" style:auto-text-indent="false">
        <style:tab-stops>
          <style:tab-stop style:position="0.1571in"/>
        </style:tab-stops>
      </style:paragraph-properties>
    </style:style>
    <style:style style:name="P347" style:family="paragraph" style:parent-style-name="List_20_Paragraph" style:list-style-name="WWNum4">
      <style:paragraph-properties fo:margin-left="0.1555in" fo:margin-right="0.3453in" fo:margin-top="0.0028in" fo:margin-bottom="0in" style:contextual-spacing="false" fo:line-height="103%" fo:text-align="justify" style:justify-single-word="false" fo:text-indent="-0.0728in" style:auto-text-indent="false">
        <style:tab-stops>
          <style:tab-stop style:position="0.1571in"/>
        </style:tab-stops>
      </style:paragraph-properties>
    </style:style>
    <style:style style:name="P348" style:family="paragraph" style:parent-style-name="List_20_Paragraph" style:list-style-name="WWNum6">
      <style:paragraph-properties fo:margin-left="0.1555in" fo:margin-right="0.3453in" fo:margin-top="0.0028in" fo:margin-bottom="0in" style:contextual-spacing="false" fo:line-height="103%" fo:text-align="start" style:justify-single-word="false" fo:text-indent="-0.0728in" style:auto-text-indent="false">
        <style:tab-stops>
          <style:tab-stop style:position="0.1571in"/>
        </style:tab-stops>
      </style:paragraph-properties>
    </style:style>
    <style:style style:name="P349" style:family="paragraph" style:parent-style-name="List_20_Paragraph" style:list-style-name="WWNum6">
      <style:paragraph-properties fo:margin-left="0.1555in" fo:margin-right="0.3453in" fo:margin-top="0.0063in" fo:margin-bottom="0in" style:contextual-spacing="false" fo:line-height="103%" fo:text-align="justify" style:justify-single-word="false" fo:text-indent="-0.0728in" style:auto-text-indent="false">
        <style:tab-stops>
          <style:tab-stop style:position="0.1571in"/>
        </style:tab-stops>
      </style:paragraph-properties>
    </style:style>
    <style:style style:name="P350" style:family="paragraph" style:parent-style-name="List_20_Paragraph" style:list-style-name="WWNum6">
      <style:paragraph-properties fo:margin-left="0.1555in" fo:margin-right="0.3453in" fo:margin-top="0.002in" fo:margin-bottom="0in" style:contextual-spacing="false" fo:line-height="103%" fo:text-align="justify" style:justify-single-word="false" fo:text-indent="-0.0728in" style:auto-text-indent="false">
        <style:tab-stops>
          <style:tab-stop style:position="0.1571in"/>
        </style:tab-stops>
      </style:paragraph-properties>
    </style:style>
    <style:style style:name="P351" style:family="paragraph" style:parent-style-name="List_20_Paragraph" style:list-style-name="WWNum6">
      <style:paragraph-properties fo:margin-left="0.1555in" fo:margin-right="0.3453in" fo:margin-top="0.0071in" fo:margin-bottom="0in" style:contextual-spacing="false" fo:line-height="103%" fo:text-align="start" style:justify-single-word="false" fo:text-indent="-0.0728in" style:auto-text-indent="false">
        <style:tab-stops>
          <style:tab-stop style:position="0.1571in"/>
        </style:tab-stops>
      </style:paragraph-properties>
    </style:style>
    <style:style style:name="P352" style:family="paragraph" style:parent-style-name="List_20_Paragraph" style:list-style-name="WWNum6">
      <style:paragraph-properties fo:margin-left="0.1555in" fo:margin-right="0.3453in" fo:margin-top="0.0008in" fo:margin-bottom="0in" style:contextual-spacing="false" fo:line-height="103%" fo:text-align="start" style:justify-single-word="false" fo:text-indent="-0.0728in" style:auto-text-indent="false">
        <style:tab-stops>
          <style:tab-stop style:position="0.1571in"/>
        </style:tab-stops>
      </style:paragraph-properties>
    </style:style>
    <style:style style:name="P353" style:family="paragraph" style:parent-style-name="List_20_Paragraph" style:list-style-name="WWNum6">
      <style:paragraph-properties fo:margin-left="0.1555in" fo:margin-right="0.3453in" fo:margin-top="0.0701in" fo:margin-bottom="0in" style:contextual-spacing="false" fo:line-height="103%" fo:text-align="start" style:justify-single-word="false" fo:text-indent="-0.0728in" style:auto-text-indent="false" fo:break-before="column">
        <style:tab-stops>
          <style:tab-stop style:position="0.1571in"/>
        </style:tab-stops>
      </style:paragraph-properties>
    </style:style>
    <style:style style:name="P354" style:family="paragraph" style:parent-style-name="List_20_Paragraph" style:list-style-name="WWNum6">
      <style:paragraph-properties fo:margin-left="0.1555in" fo:margin-right="0.3453in" fo:margin-top="0.0016in" fo:margin-bottom="0in" style:contextual-spacing="false" fo:line-height="103%" fo:text-align="start" style:justify-single-word="false" fo:text-indent="-0.0728in" style:auto-text-indent="false">
        <style:tab-stops>
          <style:tab-stop style:position="0.1571in"/>
        </style:tab-stops>
      </style:paragraph-properties>
    </style:style>
    <style:style style:name="P355" style:family="paragraph" style:parent-style-name="List_20_Paragraph" style:list-style-name="WWNum4">
      <style:paragraph-properties fo:margin-left="0.1555in" fo:margin-right="0.0264in" fo:margin-top="0.0063in" fo:margin-bottom="0in" style:contextual-spacing="false" fo:line-height="103%" fo:text-align="start" style:justify-single-word="false" fo:text-indent="-0.0728in" style:auto-text-indent="false">
        <style:tab-stops>
          <style:tab-stop style:position="0.1575in"/>
        </style:tab-stops>
      </style:paragraph-properties>
    </style:style>
    <style:style style:name="P356" style:family="paragraph" style:parent-style-name="List_20_Paragraph" style:list-style-name="WWNum6">
      <style:paragraph-properties fo:margin-left="0.1555in" fo:margin-right="0.0264in" fo:margin-top="0.0063in" fo:margin-bottom="0in" style:contextual-spacing="false" fo:line-height="103%" fo:text-align="start" style:justify-single-word="false" fo:text-indent="-0.0728in" style:auto-text-indent="false">
        <style:tab-stops>
          <style:tab-stop style:position="0.1575in"/>
        </style:tab-stops>
      </style:paragraph-properties>
    </style:style>
    <style:style style:name="P357" style:family="paragraph" style:parent-style-name="List_20_Paragraph" style:list-style-name="WWNum6">
      <style:paragraph-properties fo:margin-left="0.1555in" fo:margin-right="0.0264in" fo:margin-top="0.0063in" fo:margin-bottom="0in" style:contextual-spacing="false" fo:line-height="103%" fo:text-align="start" style:justify-single-word="false" fo:text-indent="-0.0728in" style:auto-text-indent="false">
        <style:tab-stops>
          <style:tab-stop style:position="0.1571in"/>
        </style:tab-stops>
      </style:paragraph-properties>
    </style:style>
    <style:style style:name="P358" style:family="paragraph" style:parent-style-name="List_20_Paragraph" style:list-style-name="WWNum6">
      <style:paragraph-properties fo:margin-left="0.1555in" fo:margin-right="0.0264in" fo:margin-top="0.0063in" fo:margin-bottom="0in" style:contextual-spacing="false" fo:line-height="103%" fo:text-align="justify" style:justify-single-word="false" fo:text-indent="-0.0728in" style:auto-text-indent="false">
        <style:tab-stops>
          <style:tab-stop style:position="0.1575in"/>
        </style:tab-stops>
      </style:paragraph-properties>
    </style:style>
    <style:style style:name="P359" style:family="paragraph" style:parent-style-name="List_20_Paragraph" style:list-style-name="WWNum4">
      <style:paragraph-properties fo:margin-left="0.1555in" fo:margin-right="0.0264in" fo:margin-top="0.0016in" fo:margin-bottom="0in" style:contextual-spacing="false" fo:line-height="103%" fo:text-align="justify" style:justify-single-word="false" fo:text-indent="-0.0728in" style:auto-text-indent="false">
        <style:tab-stops>
          <style:tab-stop style:position="0.1575in"/>
        </style:tab-stops>
      </style:paragraph-properties>
    </style:style>
    <style:style style:name="P360" style:family="paragraph" style:parent-style-name="List_20_Paragraph" style:list-style-name="WWNum6">
      <style:paragraph-properties fo:margin-left="0.1555in" fo:margin-right="0.0264in" fo:margin-top="0.0016in" fo:margin-bottom="0in" style:contextual-spacing="false" fo:line-height="103%" fo:text-align="justify" style:justify-single-word="false" fo:text-indent="-0.0728in" style:auto-text-indent="false">
        <style:tab-stops>
          <style:tab-stop style:position="0.1571in"/>
        </style:tab-stops>
      </style:paragraph-properties>
    </style:style>
    <style:style style:name="P361" style:family="paragraph" style:parent-style-name="List_20_Paragraph" style:list-style-name="WWNum5">
      <style:paragraph-properties fo:margin-left="0.1555in" fo:margin-right="0.0264in" fo:margin-top="0.0008in" fo:margin-bottom="0in" style:contextual-spacing="false" fo:line-height="103%" fo:text-align="justify" style:justify-single-word="false" fo:text-indent="-0.0728in" style:auto-text-indent="false">
        <style:tab-stops>
          <style:tab-stop style:position="0.1575in"/>
        </style:tab-stops>
      </style:paragraph-properties>
    </style:style>
    <style:style style:name="P362" style:family="paragraph" style:parent-style-name="List_20_Paragraph" style:list-style-name="WWNum6">
      <style:paragraph-properties fo:margin-left="0.1555in" fo:margin-right="0.0264in" fo:margin-top="0.0008in" fo:margin-bottom="0in" style:contextual-spacing="false" fo:line-height="103%" fo:text-align="justify" style:justify-single-word="false" fo:text-indent="-0.0728in" style:auto-text-indent="false">
        <style:tab-stops>
          <style:tab-stop style:position="0.1575in"/>
        </style:tab-stops>
      </style:paragraph-properties>
    </style:style>
    <style:style style:name="P363" style:family="paragraph" style:parent-style-name="List_20_Paragraph" style:list-style-name="WWNum6">
      <style:paragraph-properties fo:margin-left="0.1555in" fo:margin-right="0.0264in" fo:margin-top="0.0008in" fo:margin-bottom="0in" style:contextual-spacing="false" fo:line-height="103%" fo:text-align="justify" style:justify-single-word="false" fo:text-indent="-0.0728in" style:auto-text-indent="false">
        <style:tab-stops>
          <style:tab-stop style:position="0.1571in"/>
        </style:tab-stops>
      </style:paragraph-properties>
    </style:style>
    <style:style style:name="P364" style:family="paragraph" style:parent-style-name="List_20_Paragraph" style:list-style-name="WWNum6">
      <style:paragraph-properties fo:margin-left="0.1555in" fo:margin-right="0.0264in" fo:margin-top="0.0008in" fo:margin-bottom="0in" style:contextual-spacing="false" fo:line-height="103%" fo:text-align="start" style:justify-single-word="false" fo:text-indent="-0.0728in" style:auto-text-indent="false">
        <style:tab-stops>
          <style:tab-stop style:position="0.1575in"/>
        </style:tab-stops>
      </style:paragraph-properties>
    </style:style>
    <style:style style:name="P365" style:family="paragraph" style:parent-style-name="List_20_Paragraph" style:list-style-name="WWNum4">
      <style:paragraph-properties fo:margin-left="0.1555in" fo:margin-right="0.0291in" fo:margin-top="0.0016in" fo:margin-bottom="0in" style:contextual-spacing="false" fo:line-height="103%" fo:text-align="start" style:justify-single-word="false" fo:text-indent="-0.0728in" style:auto-text-indent="false">
        <style:tab-stops>
          <style:tab-stop style:position="0.1575in"/>
        </style:tab-stops>
      </style:paragraph-properties>
    </style:style>
    <style:style style:name="P366" style:family="paragraph" style:parent-style-name="List_20_Paragraph" style:list-style-name="WWNum4">
      <style:paragraph-properties fo:margin-left="0.1571in" fo:margin-right="0in" fo:margin-top="0.0008in" fo:margin-bottom="0in" style:contextual-spacing="false" fo:line-height="100%" fo:text-align="start" style:justify-single-word="false" fo:text-indent="-0.0752in" style:auto-text-indent="false">
        <style:tab-stops>
          <style:tab-stop style:position="0.1575in"/>
        </style:tab-stops>
      </style:paragraph-properties>
    </style:style>
    <style:style style:name="P367" style:family="paragraph" style:parent-style-name="List_20_Paragraph" style:list-style-name="WWNum6">
      <style:paragraph-properties fo:margin-left="0.1571in" fo:margin-right="0in" fo:margin-top="0.0008in" fo:margin-bottom="0in" style:contextual-spacing="false" fo:line-height="100%" fo:text-align="start" style:justify-single-word="false" fo:text-indent="-0.0752in" style:auto-text-indent="false">
        <style:tab-stops>
          <style:tab-stop style:position="0.1575in"/>
        </style:tab-stops>
      </style:paragraph-properties>
    </style:style>
    <style:style style:name="P368" style:family="paragraph" style:parent-style-name="List_20_Paragraph" style:list-style-name="WWNum4">
      <style:paragraph-properties fo:margin-left="0.1571in" fo:margin-right="0in" fo:margin-top="0.0063in" fo:margin-bottom="0in" style:contextual-spacing="false" fo:line-height="100%" fo:text-align="start" style:justify-single-word="false" fo:text-indent="-0.0752in" style:auto-text-indent="false">
        <style:tab-stops>
          <style:tab-stop style:position="0.1575in"/>
        </style:tab-stops>
      </style:paragraph-properties>
    </style:style>
    <style:style style:name="P369" style:family="paragraph" style:parent-style-name="List_20_Paragraph" style:list-style-name="WWNum6">
      <style:paragraph-properties fo:margin-left="0.1571in" fo:margin-right="0in" fo:margin-top="0.0063in" fo:margin-bottom="0in" style:contextual-spacing="false" fo:line-height="100%" fo:text-align="start" style:justify-single-word="false" fo:text-indent="-0.0752in" style:auto-text-indent="false">
        <style:tab-stops>
          <style:tab-stop style:position="0.1575in"/>
        </style:tab-stops>
      </style:paragraph-properties>
    </style:style>
    <style:style style:name="P370" style:family="paragraph" style:parent-style-name="List_20_Paragraph" style:list-style-name="WWNum19">
      <style:paragraph-properties fo:margin-left="0.1571in" fo:margin-right="0in" fo:margin-top="0.0063in" fo:margin-bottom="0in" style:contextual-spacing="false" fo:line-height="100%" fo:text-align="start" style:justify-single-word="false" fo:text-indent="-0.0752in" style:auto-text-indent="false">
        <style:tab-stops>
          <style:tab-stop style:position="0.1575in"/>
        </style:tab-stops>
      </style:paragraph-properties>
    </style:style>
    <style:style style:name="P371" style:family="paragraph" style:parent-style-name="List_20_Paragraph" style:list-style-name="WWNum6">
      <style:paragraph-properties fo:margin-left="0.1571in" fo:margin-right="0in" fo:margin-top="0.0028in" fo:margin-bottom="0in" style:contextual-spacing="false" fo:line-height="100%" fo:text-align="start" style:justify-single-word="false" fo:text-indent="-0.0752in" style:auto-text-indent="false">
        <style:tab-stops>
          <style:tab-stop style:position="0.1575in"/>
        </style:tab-stops>
      </style:paragraph-properties>
    </style:style>
    <style:style style:name="P372" style:family="paragraph" style:parent-style-name="List_20_Paragraph" style:list-style-name="WWNum6">
      <style:paragraph-properties fo:margin-left="0.1571in" fo:margin-right="0in" fo:margin-top="0.0071in" fo:margin-bottom="0in" style:contextual-spacing="false" fo:line-height="100%" fo:text-align="start" style:justify-single-word="false" fo:text-indent="-0.0752in" style:auto-text-indent="false">
        <style:tab-stops>
          <style:tab-stop style:position="0.1575in"/>
        </style:tab-stops>
      </style:paragraph-properties>
    </style:style>
    <style:style style:name="P373" style:family="paragraph" style:parent-style-name="List_20_Paragraph" style:list-style-name="WWNum6">
      <style:paragraph-properties fo:margin-left="0.1571in" fo:margin-right="0in" fo:margin-top="0.0016in" fo:margin-bottom="0in" style:contextual-spacing="false" fo:line-height="100%" fo:text-align="start" style:justify-single-word="false" fo:text-indent="-0.0752in" style:auto-text-indent="false">
        <style:tab-stops>
          <style:tab-stop style:position="0.1575in"/>
        </style:tab-stops>
      </style:paragraph-properties>
    </style:style>
    <style:style style:name="P374" style:family="paragraph" style:parent-style-name="List_20_Paragraph" style:list-style-name="WWNum6">
      <style:paragraph-properties fo:margin-left="0.1571in" fo:margin-right="0in" fo:margin-top="0.002in" fo:margin-bottom="0in" style:contextual-spacing="false" fo:line-height="100%" fo:text-align="justify" style:justify-single-word="false" fo:text-indent="-0.0752in" style:auto-text-indent="false">
        <style:tab-stops>
          <style:tab-stop style:position="0.1575in"/>
        </style:tab-stops>
      </style:paragraph-properties>
    </style:style>
    <style:style style:name="P375" style:family="paragraph" style:parent-style-name="List_20_Paragraph" style:list-style-name="WWNum4">
      <style:paragraph-properties fo:margin-left="0.1547in" fo:margin-right="0.0272in" fo:margin-top="0.0035in" fo:margin-bottom="0in" style:contextual-spacing="false" fo:line-height="103%" fo:text-align="justify" style:justify-single-word="false" fo:text-indent="-0.0728in" style:auto-text-indent="false">
        <style:tab-stops>
          <style:tab-stop style:position="0.1571in"/>
        </style:tab-stops>
      </style:paragraph-properties>
    </style:style>
    <style:style style:name="P376" style:family="paragraph" style:parent-style-name="List_20_Paragraph" style:list-style-name="WWNum6">
      <style:paragraph-properties fo:margin-left="0.1547in" fo:margin-right="0.0272in" fo:margin-top="0.0063in" fo:margin-bottom="0in" style:contextual-spacing="false" fo:line-height="103%" fo:text-align="start" style:justify-single-word="false" fo:text-indent="-0.0728in" style:auto-text-indent="false">
        <style:tab-stops>
          <style:tab-stop style:position="0.1563in"/>
        </style:tab-stops>
      </style:paragraph-properties>
    </style:style>
    <style:style style:name="P377" style:family="paragraph" style:parent-style-name="List_20_Paragraph" style:list-style-name="WWNum6">
      <style:paragraph-properties fo:margin-left="0.1547in" fo:margin-right="0.0272in" fo:margin-top="0.0063in" fo:margin-bottom="0in" style:contextual-spacing="false" fo:line-height="103%" fo:text-align="justify" style:justify-single-word="false" fo:text-indent="-0.0728in" style:auto-text-indent="false">
        <style:tab-stops>
          <style:tab-stop style:position="0.1571in"/>
        </style:tab-stops>
      </style:paragraph-properties>
    </style:style>
    <style:style style:name="P378" style:family="paragraph" style:parent-style-name="List_20_Paragraph" style:list-style-name="WWNum6">
      <style:paragraph-properties fo:margin-left="0.1547in" fo:margin-right="0.0272in" fo:margin-top="0.002in" fo:margin-bottom="0in" style:contextual-spacing="false" fo:line-height="103%" fo:text-align="justify" style:justify-single-word="false" fo:text-indent="-0.0728in" style:auto-text-indent="false">
        <style:tab-stops>
          <style:tab-stop style:position="0.1563in"/>
        </style:tab-stops>
      </style:paragraph-properties>
    </style:style>
    <style:style style:name="P379" style:family="paragraph" style:parent-style-name="List_20_Paragraph" style:list-style-name="WWNum6">
      <style:paragraph-properties fo:margin-left="0.1547in" fo:margin-right="0.0272in" fo:margin-top="0.0016in" fo:margin-bottom="0in" style:contextual-spacing="false" fo:line-height="103%" fo:text-align="justify" style:justify-single-word="false" fo:text-indent="-0.0728in" style:auto-text-indent="false">
        <style:tab-stops>
          <style:tab-stop style:position="0.1563in"/>
        </style:tab-stops>
      </style:paragraph-properties>
    </style:style>
    <style:style style:name="P380" style:family="paragraph" style:parent-style-name="List_20_Paragraph" style:list-style-name="WWNum6">
      <style:paragraph-properties fo:margin-left="0.1547in" fo:margin-right="0.0272in" fo:margin-top="0.0008in" fo:margin-bottom="0in" style:contextual-spacing="false" fo:line-height="103%" fo:text-align="justify" style:justify-single-word="false" fo:text-indent="-0.0728in" style:auto-text-indent="false">
        <style:tab-stops>
          <style:tab-stop style:position="0.1571in"/>
        </style:tab-stops>
      </style:paragraph-properties>
    </style:style>
    <style:style style:name="P381" style:family="paragraph" style:parent-style-name="List_20_Paragraph" style:list-style-name="WWNum4">
      <style:paragraph-properties fo:margin-left="0.0811in" fo:margin-right="0.028in" fo:margin-top="0.0016in" fo:margin-bottom="0in" style:contextual-spacing="false" fo:line-height="103%" fo:text-align="justify" style:justify-single-word="false" fo:text-indent="0.0008in" style:auto-text-indent="false">
        <style:tab-stops>
          <style:tab-stop style:position="0.1547in"/>
        </style:tab-stops>
      </style:paragraph-properties>
    </style:style>
    <style:style style:name="P382" style:family="paragraph" style:parent-style-name="List_20_Paragraph" style:list-style-name="WWNum4">
      <style:paragraph-properties fo:margin-left="0.1543in" fo:margin-right="0.3453in" fo:margin-top="0.0008in" fo:margin-bottom="0in" style:contextual-spacing="false" fo:line-height="103%" fo:text-align="justify" style:justify-single-word="false" fo:text-indent="-0.0728in" style:auto-text-indent="false">
        <style:tab-stops>
          <style:tab-stop style:position="0.1555in"/>
        </style:tab-stops>
      </style:paragraph-properties>
    </style:style>
    <style:style style:name="P383" style:family="paragraph" style:parent-style-name="List_20_Paragraph" style:list-style-name="WWNum6">
      <style:paragraph-properties fo:margin-left="0.1543in" fo:margin-right="0.3453in" fo:margin-top="0.0008in" fo:margin-bottom="0in" style:contextual-spacing="false" fo:line-height="103%" fo:text-align="justify" style:justify-single-word="false" fo:text-indent="-0.0728in" style:auto-text-indent="false">
        <style:tab-stops>
          <style:tab-stop style:position="0.1563in"/>
        </style:tab-stops>
      </style:paragraph-properties>
    </style:style>
    <style:style style:name="P384" style:family="paragraph" style:parent-style-name="List_20_Paragraph" style:list-style-name="WWNum4">
      <style:paragraph-properties fo:margin-left="0.1543in" fo:margin-right="0.3453in" fo:margin-top="0.0028in" fo:margin-bottom="0in" style:contextual-spacing="false" fo:line-height="103%" fo:text-align="justify" style:justify-single-word="false" fo:text-indent="-0.0728in" style:auto-text-indent="false">
        <style:tab-stops>
          <style:tab-stop style:position="0.1555in"/>
        </style:tab-stops>
      </style:paragraph-properties>
    </style:style>
    <style:style style:name="P385" style:family="paragraph" style:parent-style-name="List_20_Paragraph" style:list-style-name="WWNum6">
      <style:paragraph-properties fo:margin-left="0.1543in" fo:margin-right="0.3453in" fo:margin-top="0.002in" fo:margin-bottom="0in" style:contextual-spacing="false" fo:line-height="103%" fo:text-align="justify" style:justify-single-word="false" fo:text-indent="-0.0728in" style:auto-text-indent="false">
        <style:tab-stops>
          <style:tab-stop style:position="0.1563in"/>
        </style:tab-stops>
      </style:paragraph-properties>
    </style:style>
    <style:style style:name="P386" style:family="paragraph" style:parent-style-name="List_20_Paragraph" style:list-style-name="WWNum6">
      <style:paragraph-properties fo:margin-left="0.1543in" fo:margin-right="0.3453in" fo:margin-top="0.002in" fo:margin-bottom="0in" style:contextual-spacing="false" fo:line-height="103%" fo:text-align="justify" style:justify-single-word="false" fo:text-indent="-0.0728in" style:auto-text-indent="false">
        <style:tab-stops>
          <style:tab-stop style:position="0.1555in"/>
        </style:tab-stops>
      </style:paragraph-properties>
    </style:style>
    <style:style style:name="P387" style:family="paragraph" style:parent-style-name="List_20_Paragraph" style:list-style-name="WWNum6">
      <style:paragraph-properties fo:margin-left="0.1543in" fo:margin-right="0.3453in" fo:margin-top="0.0035in" fo:margin-bottom="0in" style:contextual-spacing="false" fo:line-height="103%" fo:text-align="justify" style:justify-single-word="false" fo:text-indent="-0.0728in" style:auto-text-indent="false">
        <style:tab-stops>
          <style:tab-stop style:position="0.1555in"/>
        </style:tab-stops>
      </style:paragraph-properties>
    </style:style>
    <style:style style:name="P388" style:family="paragraph" style:parent-style-name="List_20_Paragraph" style:list-style-name="WWNum4">
      <style:paragraph-properties fo:margin-left="0.152in" fo:margin-right="0.3445in" fo:margin-top="0.002in" fo:margin-bottom="0in" style:contextual-spacing="false" fo:line-height="103%" fo:text-align="justify" style:justify-single-word="false" fo:text-indent="-0.0717in" style:auto-text-indent="false">
        <style:tab-stops>
          <style:tab-stop style:position="0.1543in"/>
        </style:tab-stops>
      </style:paragraph-properties>
    </style:style>
    <style:style style:name="P389" style:family="paragraph" style:parent-style-name="List_20_Paragraph" style:list-style-name="WWNum4">
      <style:paragraph-properties fo:margin-left="0.1543in" fo:margin-right="0.3457in" fo:margin-top="0.0016in" fo:margin-bottom="0in" style:contextual-spacing="false" fo:line-height="103%" fo:text-align="justify" style:justify-single-word="false" fo:text-indent="-0.0728in" style:auto-text-indent="false">
        <style:tab-stops>
          <style:tab-stop style:position="0.1555in"/>
        </style:tab-stops>
      </style:paragraph-properties>
    </style:style>
    <style:style style:name="P390" style:family="paragraph" style:parent-style-name="List_20_Paragraph" style:list-style-name="WWNum4">
      <style:paragraph-properties fo:margin-left="0.1547in" fo:margin-right="0in" fo:margin-top="0.0063in" fo:margin-bottom="0in" style:contextual-spacing="false" fo:line-height="100%" fo:text-align="start" style:justify-single-word="false" fo:text-indent="-0.0744in" style:auto-text-indent="false">
        <style:tab-stops>
          <style:tab-stop style:position="0.1555in"/>
        </style:tab-stops>
      </style:paragraph-properties>
    </style:style>
    <style:style style:name="P391" style:family="paragraph" style:parent-style-name="List_20_Paragraph" style:list-style-name="WWNum4">
      <style:paragraph-properties fo:margin-left="0.1563in" fo:margin-right="0.0307in" fo:margin-top="0.0016in" fo:margin-bottom="0in" style:contextual-spacing="false" fo:line-height="103%" fo:text-align="justify" style:justify-single-word="false" fo:text-indent="-0.0728in" style:auto-text-indent="false">
        <style:tab-stops>
          <style:tab-stop style:position="0.1575in"/>
        </style:tab-stops>
      </style:paragraph-properties>
    </style:style>
    <style:style style:name="P392" style:family="paragraph" style:parent-style-name="List_20_Paragraph" style:list-style-name="WWNum6">
      <style:paragraph-properties fo:margin-left="0.1563in" fo:margin-right="0.0307in" fo:margin-top="0.0063in" fo:margin-bottom="0in" style:contextual-spacing="false" fo:line-height="103%" fo:text-align="start" style:justify-single-word="false" fo:text-indent="-0.0728in" style:auto-text-indent="false">
        <style:tab-stops>
          <style:tab-stop style:position="0.1575in"/>
        </style:tab-stops>
      </style:paragraph-properties>
    </style:style>
    <style:style style:name="P393" style:family="paragraph" style:parent-style-name="List_20_Paragraph" style:list-style-name="WWNum2">
      <style:paragraph-properties fo:margin-left="0.0819in" fo:margin-right="0.3457in" fo:margin-top="0in" fo:margin-bottom="0in" style:contextual-spacing="false" fo:line-height="103%" fo:text-align="start" style:justify-single-word="false" fo:text-indent="0in" style:auto-text-indent="false">
        <style:tab-stops>
          <style:tab-stop style:position="0.2752in"/>
        </style:tab-stops>
      </style:paragraph-properties>
    </style:style>
    <style:style style:name="P394" style:family="paragraph" style:parent-style-name="List_20_Paragraph" style:list-style-name="WWNum2">
      <style:paragraph-properties fo:margin-left="0.0819in" fo:margin-right="0.3457in" fo:margin-top="0in" fo:margin-bottom="0in" style:contextual-spacing="false" fo:line-height="103%" fo:text-align="start" style:justify-single-word="false" fo:text-indent="0in" style:auto-text-indent="false">
        <style:tab-stops>
          <style:tab-stop style:position="0.2827in"/>
        </style:tab-stops>
      </style:paragraph-properties>
    </style:style>
    <style:style style:name="P395" style:family="paragraph" style:parent-style-name="List_20_Paragraph" style:list-style-name="WWNum2">
      <style:paragraph-properties fo:margin-left="0.0819in" fo:margin-right="0.3457in" fo:margin-top="0in" fo:margin-bottom="0in" style:contextual-spacing="false" fo:line-height="103%" fo:text-align="start" style:justify-single-word="false" fo:text-indent="0in" style:auto-text-indent="false">
        <style:tab-stops>
          <style:tab-stop style:position="0.352in"/>
        </style:tab-stops>
      </style:paragraph-properties>
    </style:style>
    <style:style style:name="P396" style:family="paragraph" style:parent-style-name="List_20_Paragraph" style:list-style-name="WWNum16">
      <style:paragraph-properties fo:margin-left="0.0819in" fo:margin-right="0.3457in" fo:margin-top="0in" fo:margin-bottom="0in" style:contextual-spacing="false" fo:line-height="103%" fo:text-align="start" style:justify-single-word="false" fo:text-indent="0in" style:auto-text-indent="false">
        <style:tab-stops>
          <style:tab-stop style:position="0.3547in"/>
        </style:tab-stops>
      </style:paragraph-properties>
    </style:style>
    <style:style style:name="P397" style:family="paragraph" style:parent-style-name="List_20_Paragraph" style:list-style-name="WWNum4">
      <style:paragraph-properties fo:margin-left="0.1547in" fo:margin-right="0.3453in" fo:margin-top="0.0063in" fo:margin-bottom="0in" style:contextual-spacing="false" fo:line-height="103%" fo:text-align="justify" style:justify-single-word="false" fo:text-indent="-0.0728in" style:auto-text-indent="false">
        <style:tab-stops>
          <style:tab-stop style:position="0.1563in"/>
        </style:tab-stops>
      </style:paragraph-properties>
    </style:style>
    <style:style style:name="P398" style:family="paragraph" style:parent-style-name="List_20_Paragraph" style:list-style-name="WWNum6">
      <style:paragraph-properties fo:margin-left="0.1547in" fo:margin-right="0.3453in" fo:margin-top="0.0063in" fo:margin-bottom="0in" style:contextual-spacing="false" fo:line-height="103%" fo:text-align="justify" style:justify-single-word="false" fo:text-indent="-0.0728in" style:auto-text-indent="false">
        <style:tab-stops>
          <style:tab-stop style:position="0.1563in"/>
        </style:tab-stops>
      </style:paragraph-properties>
    </style:style>
    <style:style style:name="P399" style:family="paragraph" style:parent-style-name="List_20_Paragraph" style:list-style-name="WWNum6">
      <style:paragraph-properties fo:margin-left="0.1547in" fo:margin-right="0.3453in" fo:margin-top="0.0063in" fo:margin-bottom="0in" style:contextual-spacing="false" fo:line-height="103%" fo:text-align="justify" style:justify-single-word="false" fo:text-indent="-0.0728in" style:auto-text-indent="false">
        <style:tab-stops>
          <style:tab-stop style:position="0.1571in"/>
        </style:tab-stops>
      </style:paragraph-properties>
    </style:style>
    <style:style style:name="P400" style:family="paragraph" style:parent-style-name="List_20_Paragraph" style:list-style-name="WWNum6">
      <style:paragraph-properties fo:margin-left="0.1547in" fo:margin-right="0.3453in" fo:margin-top="0.0063in" fo:margin-bottom="0in" style:contextual-spacing="false" fo:line-height="103%" fo:text-align="start" style:justify-single-word="false" fo:text-indent="-0.0728in" style:auto-text-indent="false">
        <style:tab-stops>
          <style:tab-stop style:position="0.1563in"/>
        </style:tab-stops>
      </style:paragraph-properties>
    </style:style>
    <style:style style:name="P401" style:family="paragraph" style:parent-style-name="List_20_Paragraph" style:list-style-name="WWNum4">
      <style:paragraph-properties fo:margin-left="0.1547in" fo:margin-right="0.3453in" fo:margin-top="0.002in" fo:margin-bottom="0in" style:contextual-spacing="false" fo:line-height="103%" fo:text-align="justify" style:justify-single-word="false" fo:text-indent="-0.0728in" style:auto-text-indent="false">
        <style:tab-stops>
          <style:tab-stop style:position="0.1563in"/>
        </style:tab-stops>
      </style:paragraph-properties>
    </style:style>
    <style:style style:name="P402" style:family="paragraph" style:parent-style-name="List_20_Paragraph" style:list-style-name="WWNum6">
      <style:paragraph-properties fo:margin-left="0.1547in" fo:margin-right="0.3453in" fo:margin-top="0.002in" fo:margin-bottom="0in" style:contextual-spacing="false" fo:line-height="103%" fo:text-align="justify" style:justify-single-word="false" fo:text-indent="-0.0728in" style:auto-text-indent="false">
        <style:tab-stops>
          <style:tab-stop style:position="0.1563in"/>
        </style:tab-stops>
      </style:paragraph-properties>
    </style:style>
    <style:style style:name="P403" style:family="paragraph" style:parent-style-name="List_20_Paragraph" style:list-style-name="WWNum6">
      <style:paragraph-properties fo:margin-left="0.1547in" fo:margin-right="0.3453in" fo:margin-top="0.002in" fo:margin-bottom="0in" style:contextual-spacing="false" fo:line-height="103%" fo:text-align="justify" style:justify-single-word="false" fo:text-indent="-0.0728in" style:auto-text-indent="false">
        <style:tab-stops>
          <style:tab-stop style:position="0.1571in"/>
        </style:tab-stops>
      </style:paragraph-properties>
    </style:style>
    <style:style style:name="P404" style:family="paragraph" style:parent-style-name="List_20_Paragraph" style:list-style-name="WWNum6">
      <style:paragraph-properties fo:margin-left="0.1547in" fo:margin-right="0.3453in" fo:margin-top="0.002in" fo:margin-bottom="0in" style:contextual-spacing="false" fo:line-height="103%" fo:text-align="start" style:justify-single-word="false" fo:text-indent="-0.0728in" style:auto-text-indent="false">
        <style:tab-stops>
          <style:tab-stop style:position="0.1563in"/>
        </style:tab-stops>
      </style:paragraph-properties>
    </style:style>
    <style:style style:name="P405" style:family="paragraph" style:parent-style-name="List_20_Paragraph" style:list-style-name="WWNum5">
      <style:paragraph-properties fo:margin-left="0.1547in" fo:margin-right="0.3453in" fo:margin-top="0.0047in" fo:margin-bottom="0in" style:contextual-spacing="false" fo:line-height="103%" fo:text-align="justify" style:justify-single-word="false" fo:text-indent="-0.0728in" style:auto-text-indent="false">
        <style:tab-stops>
          <style:tab-stop style:position="0.1563in"/>
        </style:tab-stops>
      </style:paragraph-properties>
    </style:style>
    <style:style style:name="P406" style:family="paragraph" style:parent-style-name="List_20_Paragraph" style:list-style-name="WWNum6">
      <style:paragraph-properties fo:margin-left="0.1547in" fo:margin-right="0.3453in" fo:margin-top="0.0008in" fo:margin-bottom="0in" style:contextual-spacing="false" fo:line-height="103%" fo:text-align="start" style:justify-single-word="false" fo:text-indent="-0.0728in" style:auto-text-indent="false">
        <style:tab-stops>
          <style:tab-stop style:position="0.1563in"/>
        </style:tab-stops>
      </style:paragraph-properties>
    </style:style>
    <style:style style:name="P407" style:family="paragraph" style:parent-style-name="List_20_Paragraph" style:list-style-name="WWNum6">
      <style:paragraph-properties fo:margin-left="0.1547in" fo:margin-right="0.3453in" fo:margin-top="0.0008in" fo:margin-bottom="0in" style:contextual-spacing="false" fo:line-height="103%" fo:text-align="justify" style:justify-single-word="false" fo:text-indent="-0.0728in" style:auto-text-indent="false">
        <style:tab-stops>
          <style:tab-stop style:position="0.1563in"/>
        </style:tab-stops>
      </style:paragraph-properties>
    </style:style>
    <style:style style:name="P408" style:family="paragraph" style:parent-style-name="List_20_Paragraph" style:list-style-name="WWNum6">
      <style:paragraph-properties fo:margin-left="0.1547in" fo:margin-right="0.3453in" fo:margin-top="0.0008in" fo:margin-bottom="0in" style:contextual-spacing="false" fo:line-height="103%" fo:text-align="justify" style:justify-single-word="false" fo:text-indent="-0.0728in" style:auto-text-indent="false">
        <style:tab-stops>
          <style:tab-stop style:position="0.1571in"/>
        </style:tab-stops>
      </style:paragraph-properties>
    </style:style>
    <style:style style:name="P409" style:family="paragraph" style:parent-style-name="List_20_Paragraph" style:list-style-name="WWNum6">
      <style:paragraph-properties fo:margin-left="0.1547in" fo:margin-right="0.3453in" fo:margin-top="0.0028in" fo:margin-bottom="0in" style:contextual-spacing="false" fo:line-height="103%" fo:text-align="justify" style:justify-single-word="false" fo:text-indent="-0.0728in" style:auto-text-indent="false">
        <style:tab-stops>
          <style:tab-stop style:position="0.1563in"/>
        </style:tab-stops>
      </style:paragraph-properties>
    </style:style>
    <style:style style:name="P410" style:family="paragraph" style:parent-style-name="List_20_Paragraph" style:list-style-name="WWNum6">
      <style:paragraph-properties fo:margin-left="0.1547in" fo:margin-right="0.3453in" fo:margin-top="0.0016in" fo:margin-bottom="0in" style:contextual-spacing="false" fo:line-height="103%" fo:text-align="start" style:justify-single-word="false" fo:text-indent="-0.0728in" style:auto-text-indent="false">
        <style:tab-stops>
          <style:tab-stop style:position="0.1571in"/>
        </style:tab-stops>
      </style:paragraph-properties>
    </style:style>
    <style:style style:name="P411" style:family="paragraph" style:parent-style-name="List_20_Paragraph" style:list-style-name="WWNum6">
      <style:paragraph-properties fo:margin-left="0.1547in" fo:margin-right="0.3453in" fo:margin-top="0.0016in" fo:margin-bottom="0in" style:contextual-spacing="false" fo:line-height="103%" fo:text-align="justify" style:justify-single-word="false" fo:text-indent="-0.0728in" style:auto-text-indent="false">
        <style:tab-stops>
          <style:tab-stop style:position="0.1563in"/>
        </style:tab-stops>
      </style:paragraph-properties>
    </style:style>
    <style:style style:name="P412" style:family="paragraph" style:parent-style-name="List_20_Paragraph" style:list-style-name="WWNum4">
      <style:paragraph-properties fo:margin-left="0.1547in" fo:margin-right="0.3453in" fo:margin-top="0.0008in" fo:margin-bottom="0in" style:contextual-spacing="false" fo:line-height="103%" fo:text-align="justify" style:justify-single-word="false" fo:text-indent="-0.0736in" style:auto-text-indent="false">
        <style:tab-stops>
          <style:tab-stop style:position="0.1563in"/>
        </style:tab-stops>
      </style:paragraph-properties>
    </style:style>
    <style:style style:name="P413" style:family="paragraph" style:parent-style-name="List_20_Paragraph" style:list-style-name="WWNum6">
      <style:paragraph-properties fo:margin-left="0.1547in" fo:margin-right="0.3453in" fo:margin-top="0.0063in" fo:margin-bottom="0in" style:contextual-spacing="false" fo:line-height="103%" fo:text-align="justify" style:justify-single-word="false" fo:text-indent="-0.0736in" style:auto-text-indent="false">
        <style:tab-stops>
          <style:tab-stop style:position="0.1563in"/>
        </style:tab-stops>
      </style:paragraph-properties>
    </style:style>
    <style:style style:name="P414" style:family="paragraph" style:parent-style-name="List_20_Paragraph" style:list-style-name="WWNum6">
      <style:paragraph-properties fo:margin-left="0.1547in" fo:margin-right="0.3453in" fo:margin-top="0.0701in" fo:margin-bottom="0in" style:contextual-spacing="false" fo:line-height="103%" fo:text-align="start" style:justify-single-word="false" fo:text-indent="-0.0736in" style:auto-text-indent="false" fo:break-before="column">
        <style:tab-stops>
          <style:tab-stop style:position="0.1563in"/>
        </style:tab-stops>
      </style:paragraph-properties>
    </style:style>
    <style:style style:name="P415" style:family="paragraph" style:parent-style-name="List_20_Paragraph" style:list-style-name="WWNum4">
      <style:paragraph-properties fo:margin-left="0.1555in" fo:margin-right="0.028in" fo:margin-top="0.0063in" fo:margin-bottom="0in" style:contextual-spacing="false" fo:line-height="103%" fo:text-align="start" style:justify-single-word="false" fo:text-indent="-0.0736in" style:auto-text-indent="false">
        <style:tab-stops>
          <style:tab-stop style:position="0.1571in"/>
        </style:tab-stops>
      </style:paragraph-properties>
    </style:style>
    <style:style style:name="P416" style:family="paragraph" style:parent-style-name="List_20_Paragraph" style:list-style-name="WWNum4">
      <style:paragraph-properties fo:margin-left="0.1555in" fo:margin-right="0in" fo:margin-top="0.0646in" fo:margin-bottom="0in" style:contextual-spacing="false" fo:line-height="100%" fo:text-align="start" style:justify-single-word="false" fo:text-indent="-0.0744in" style:auto-text-indent="false" fo:break-before="column">
        <style:tab-stops>
          <style:tab-stop style:position="0.1563in"/>
        </style:tab-stops>
      </style:paragraph-properties>
    </style:style>
    <style:style style:name="P417" style:family="paragraph" style:parent-style-name="List_20_Paragraph" style:list-style-name="WWNum4">
      <style:paragraph-properties fo:margin-left="0.1555in" fo:margin-right="0in" fo:margin-top="0.0063in" fo:margin-bottom="0in" style:contextual-spacing="false" fo:line-height="100%" fo:text-align="start" style:justify-single-word="false" fo:text-indent="-0.0744in" style:auto-text-indent="false">
        <style:tab-stops>
          <style:tab-stop style:position="0.1563in"/>
        </style:tab-stops>
      </style:paragraph-properties>
    </style:style>
    <style:style style:name="P418" style:family="paragraph" style:parent-style-name="List_20_Paragraph" style:list-style-name="WWNum6">
      <style:paragraph-properties fo:margin-left="0.1555in" fo:margin-right="0in" fo:margin-top="0.0063in" fo:margin-bottom="0in" style:contextual-spacing="false" fo:line-height="100%" fo:text-align="start" style:justify-single-word="false" fo:text-indent="-0.0744in" style:auto-text-indent="false">
        <style:tab-stops>
          <style:tab-stop style:position="0.1563in"/>
        </style:tab-stops>
      </style:paragraph-properties>
    </style:style>
    <style:style style:name="P419" style:family="paragraph" style:parent-style-name="List_20_Paragraph" style:list-style-name="WWNum19">
      <style:paragraph-properties fo:margin-left="0.1555in" fo:margin-right="0in" fo:margin-top="0.0063in" fo:margin-bottom="0in" style:contextual-spacing="false" fo:line-height="100%" fo:text-align="start" style:justify-single-word="false" fo:text-indent="-0.0744in" style:auto-text-indent="false">
        <style:tab-stops>
          <style:tab-stop style:position="0.1563in"/>
        </style:tab-stops>
      </style:paragraph-properties>
    </style:style>
    <style:style style:name="P420" style:family="paragraph" style:parent-style-name="List_20_Paragraph" style:list-style-name="WWNum6">
      <style:paragraph-properties fo:margin-left="0.1555in" fo:margin-right="0in" fo:margin-top="0.0063in" fo:margin-bottom="0in" style:contextual-spacing="false" fo:line-height="100%" fo:text-align="justify" style:justify-single-word="false" fo:text-indent="-0.0744in" style:auto-text-indent="false">
        <style:tab-stops>
          <style:tab-stop style:position="0.1563in"/>
        </style:tab-stops>
      </style:paragraph-properties>
    </style:style>
    <style:style style:name="P421" style:family="paragraph" style:parent-style-name="List_20_Paragraph" style:list-style-name="WWNum6">
      <style:paragraph-properties fo:margin-left="0.1555in" fo:margin-right="0in" fo:margin-top="0.0016in" fo:margin-bottom="0in" style:contextual-spacing="false" fo:line-height="100%" fo:text-align="start" style:justify-single-word="false" fo:text-indent="-0.0744in" style:auto-text-indent="false">
        <style:tab-stops>
          <style:tab-stop style:position="0.1563in"/>
        </style:tab-stops>
      </style:paragraph-properties>
    </style:style>
    <style:style style:name="P422" style:family="paragraph" style:parent-style-name="List_20_Paragraph" style:list-style-name="WWNum6">
      <style:paragraph-properties fo:margin-left="0.1555in" fo:margin-right="0in" fo:margin-top="0.0016in" fo:margin-bottom="0in" style:contextual-spacing="false" fo:line-height="100%" fo:text-align="justify" style:justify-single-word="false" fo:text-indent="-0.0744in" style:auto-text-indent="false">
        <style:tab-stops>
          <style:tab-stop style:position="0.1563in"/>
        </style:tab-stops>
      </style:paragraph-properties>
    </style:style>
    <style:style style:name="P423" style:family="paragraph" style:parent-style-name="List_20_Paragraph" style:list-style-name="WWNum6">
      <style:paragraph-properties fo:margin-left="0.1555in" fo:margin-right="0in" fo:margin-top="0.0008in" fo:margin-bottom="0in" style:contextual-spacing="false" fo:line-height="100%" fo:text-align="start" style:justify-single-word="false" fo:text-indent="-0.0744in" style:auto-text-indent="false">
        <style:tab-stops>
          <style:tab-stop style:position="0.1563in"/>
        </style:tab-stops>
      </style:paragraph-properties>
    </style:style>
    <style:style style:name="P424" style:family="paragraph" style:parent-style-name="List_20_Paragraph" style:list-style-name="WWNum19">
      <style:paragraph-properties fo:margin-left="0.1555in" fo:margin-right="0in" fo:margin-top="0.0008in" fo:margin-bottom="0in" style:contextual-spacing="false" fo:line-height="100%" fo:text-align="start" style:justify-single-word="false" fo:text-indent="-0.0744in" style:auto-text-indent="false">
        <style:tab-stops>
          <style:tab-stop style:position="0.1563in"/>
        </style:tab-stops>
      </style:paragraph-properties>
    </style:style>
    <style:style style:name="P425" style:family="paragraph" style:parent-style-name="List_20_Paragraph" style:list-style-name="WWNum6">
      <style:paragraph-properties fo:margin-left="0.1555in" fo:margin-right="0in" fo:margin-top="0.002in" fo:margin-bottom="0in" style:contextual-spacing="false" fo:line-height="100%" fo:text-align="justify" style:justify-single-word="false" fo:text-indent="-0.0744in" style:auto-text-indent="false">
        <style:tab-stops>
          <style:tab-stop style:position="0.1563in"/>
        </style:tab-stops>
      </style:paragraph-properties>
    </style:style>
    <style:style style:name="P426" style:family="paragraph" style:parent-style-name="List_20_Paragraph" style:list-style-name="WWNum6">
      <style:paragraph-properties fo:margin-left="0.1555in" fo:margin-right="0in" fo:margin-top="0.0071in" fo:margin-bottom="0in" style:contextual-spacing="false" fo:line-height="100%" fo:text-align="start" style:justify-single-word="false" fo:text-indent="-0.0744in" style:auto-text-indent="false">
        <style:tab-stops>
          <style:tab-stop style:position="0.1563in"/>
        </style:tab-stops>
      </style:paragraph-properties>
    </style:style>
    <style:style style:name="P427" style:family="paragraph" style:parent-style-name="List_20_Paragraph" style:list-style-name="WWNum5">
      <style:paragraph-properties fo:margin-left="0.1547in" fo:margin-right="0.3457in" fo:margin-top="0.0063in" fo:margin-bottom="0in" style:contextual-spacing="false" fo:line-height="103%" fo:text-align="justify" style:justify-single-word="false" fo:text-indent="-0.0728in" style:auto-text-indent="false">
        <style:tab-stops>
          <style:tab-stop style:position="0.1563in"/>
        </style:tab-stops>
      </style:paragraph-properties>
    </style:style>
    <style:style style:name="P428" style:family="paragraph" style:parent-style-name="List_20_Paragraph" style:list-style-name="WWNum6">
      <style:paragraph-properties fo:margin-left="0.1547in" fo:margin-right="0.3457in" fo:margin-top="0.0063in" fo:margin-bottom="0in" style:contextual-spacing="false" fo:line-height="103%" fo:text-align="justify" style:justify-single-word="false" fo:text-indent="-0.0728in" style:auto-text-indent="false">
        <style:tab-stops>
          <style:tab-stop style:position="0.1571in"/>
        </style:tab-stops>
      </style:paragraph-properties>
    </style:style>
    <style:style style:name="P429" style:family="paragraph" style:parent-style-name="List_20_Paragraph" style:list-style-name="WWNum6">
      <style:paragraph-properties fo:margin-left="0.1547in" fo:margin-right="0.3457in" fo:margin-top="0.0063in" fo:margin-bottom="0in" style:contextual-spacing="false" fo:line-height="103%" fo:text-align="start" style:justify-single-word="false" fo:text-indent="-0.0728in" style:auto-text-indent="false">
        <style:tab-stops>
          <style:tab-stop style:position="0.1563in"/>
        </style:tab-stops>
      </style:paragraph-properties>
    </style:style>
    <style:style style:name="P430" style:family="paragraph" style:parent-style-name="List_20_Paragraph" style:list-style-name="WWNum6">
      <style:paragraph-properties fo:margin-left="0.1547in" fo:margin-right="0.3457in" fo:margin-top="0.0016in" fo:margin-bottom="0in" style:contextual-spacing="false" fo:line-height="103%" fo:text-align="justify" style:justify-single-word="false" fo:text-indent="-0.0728in" style:auto-text-indent="false">
        <style:tab-stops>
          <style:tab-stop style:position="0.1563in"/>
        </style:tab-stops>
      </style:paragraph-properties>
    </style:style>
    <style:style style:name="P431" style:family="paragraph" style:parent-style-name="List_20_Paragraph" style:list-style-name="WWNum6">
      <style:paragraph-properties fo:margin-left="0.1547in" fo:margin-right="0.3457in" fo:margin-top="0.002in" fo:margin-bottom="0in" style:contextual-spacing="false" fo:line-height="103%" fo:text-align="justify" style:justify-single-word="false" fo:text-indent="-0.0728in" style:auto-text-indent="false">
        <style:tab-stops>
          <style:tab-stop style:position="0.1563in"/>
        </style:tab-stops>
      </style:paragraph-properties>
    </style:style>
    <style:style style:name="P432" style:family="paragraph" style:parent-style-name="List_20_Paragraph" style:list-style-name="WWNum6">
      <style:paragraph-properties fo:margin-left="0.1547in" fo:margin-right="0.3457in" fo:margin-top="0.0008in" fo:margin-bottom="0in" style:contextual-spacing="false" fo:line-height="103%" fo:text-align="justify" style:justify-single-word="false" fo:text-indent="-0.0728in" style:auto-text-indent="false">
        <style:tab-stops>
          <style:tab-stop style:position="0.1563in"/>
        </style:tab-stops>
      </style:paragraph-properties>
    </style:style>
    <style:style style:name="P433" style:family="paragraph" style:parent-style-name="List_20_Paragraph" style:list-style-name="WWNum5">
      <style:paragraph-properties fo:margin-left="0.1547in" fo:margin-right="0.0264in" fo:margin-top="0.0028in" fo:margin-bottom="0in" style:contextual-spacing="false" fo:line-height="103%" fo:text-align="justify" style:justify-single-word="false" fo:text-indent="-0.0728in" style:auto-text-indent="false">
        <style:tab-stops>
          <style:tab-stop style:position="0.1571in"/>
        </style:tab-stops>
      </style:paragraph-properties>
    </style:style>
    <style:style style:name="P434" style:family="paragraph" style:parent-style-name="List_20_Paragraph" style:list-style-name="WWNum6">
      <style:paragraph-properties fo:margin-left="0.1547in" fo:margin-right="0.0264in" fo:margin-top="0.0063in" fo:margin-bottom="0in" style:contextual-spacing="false" fo:line-height="103%" fo:text-align="start" style:justify-single-word="false" fo:text-indent="-0.0728in" style:auto-text-indent="false">
        <style:tab-stops>
          <style:tab-stop style:position="0.1571in"/>
        </style:tab-stops>
      </style:paragraph-properties>
    </style:style>
    <style:style style:name="P435" style:family="paragraph" style:parent-style-name="List_20_Paragraph" style:list-style-name="WWNum19">
      <style:paragraph-properties fo:margin-left="0.1547in" fo:margin-right="0.0264in" fo:margin-top="0.0063in" fo:margin-bottom="0in" style:contextual-spacing="false" fo:line-height="103%" fo:text-align="start" style:justify-single-word="false" fo:text-indent="-0.0728in" style:auto-text-indent="false">
        <style:tab-stops>
          <style:tab-stop style:position="0.1571in"/>
        </style:tab-stops>
      </style:paragraph-properties>
    </style:style>
    <style:style style:name="P436" style:family="paragraph" style:parent-style-name="List_20_Paragraph" style:list-style-name="WWNum6">
      <style:paragraph-properties fo:margin-left="0.1547in" fo:margin-right="0.0264in" fo:margin-top="0.0063in" fo:margin-bottom="0in" style:contextual-spacing="false" fo:line-height="103%" fo:text-align="justify" style:justify-single-word="false" fo:text-indent="-0.0728in" style:auto-text-indent="false">
        <style:tab-stops>
          <style:tab-stop style:position="0.1571in"/>
        </style:tab-stops>
      </style:paragraph-properties>
    </style:style>
    <style:style style:name="P437" style:family="paragraph" style:parent-style-name="List_20_Paragraph" style:list-style-name="WWNum6">
      <style:paragraph-properties fo:margin-left="0.1547in" fo:margin-right="0.0264in" fo:margin-top="0.0016in" fo:margin-bottom="0in" style:contextual-spacing="false" fo:line-height="103%" fo:text-align="justify" style:justify-single-word="false" fo:text-indent="-0.0728in" style:auto-text-indent="false">
        <style:tab-stops>
          <style:tab-stop style:position="0.1571in"/>
        </style:tab-stops>
      </style:paragraph-properties>
    </style:style>
    <style:style style:name="P438" style:family="paragraph" style:parent-style-name="List_20_Paragraph" style:list-style-name="WWNum6">
      <style:paragraph-properties fo:margin-left="0.1547in" fo:margin-right="0.0264in" fo:margin-top="0.0016in" fo:margin-bottom="0in" style:contextual-spacing="false" fo:line-height="103%" fo:text-align="justify" style:justify-single-word="false" fo:text-indent="-0.0728in" style:auto-text-indent="false">
        <style:tab-stops>
          <style:tab-stop style:position="0.1563in"/>
        </style:tab-stops>
      </style:paragraph-properties>
    </style:style>
    <style:style style:name="P439" style:family="paragraph" style:parent-style-name="List_20_Paragraph" style:list-style-name="WWNum5">
      <style:paragraph-properties fo:margin-left="0.1543in" fo:margin-right="0.0272in" fo:margin-top="0.0028in" fo:margin-bottom="0in" style:contextual-spacing="false" fo:line-height="103%" fo:text-align="justify" style:justify-single-word="false" fo:text-indent="-0.0728in" style:auto-text-indent="false">
        <style:tab-stops>
          <style:tab-stop style:position="0.1563in"/>
        </style:tab-stops>
      </style:paragraph-properties>
    </style:style>
    <style:style style:name="P440" style:family="paragraph" style:parent-style-name="List_20_Paragraph" style:list-style-name="WWNum6">
      <style:paragraph-properties fo:margin-left="0.1547in" fo:margin-right="0in" fo:margin-top="0.0016in" fo:margin-bottom="0in" style:contextual-spacing="false" fo:line-height="100%" fo:text-align="justify" style:justify-single-word="false" fo:text-indent="-0.0752in" style:auto-text-indent="false">
        <style:tab-stops>
          <style:tab-stop style:position="0.1555in"/>
        </style:tab-stops>
      </style:paragraph-properties>
    </style:style>
    <style:style style:name="P441" style:family="paragraph" style:parent-style-name="List_20_Paragraph" style:list-style-name="WWNum6">
      <style:paragraph-properties fo:margin-left="0.1535in" fo:margin-right="0.3453in" fo:margin-top="0.0063in" fo:margin-bottom="0in" style:contextual-spacing="false" fo:line-height="103%" fo:text-align="justify" style:justify-single-word="false" fo:text-indent="-0.0728in" style:auto-text-indent="false">
        <style:tab-stops>
          <style:tab-stop style:position="0.1555in"/>
        </style:tab-stops>
      </style:paragraph-properties>
    </style:style>
    <style:style style:name="P442" style:family="paragraph" style:parent-style-name="List_20_Paragraph" style:list-style-name="WWNum6">
      <style:paragraph-properties fo:margin-left="0.1535in" fo:margin-right="0.3453in" fo:margin-top="0.0008in" fo:margin-bottom="0in" style:contextual-spacing="false" fo:line-height="103%" fo:text-align="justify" style:justify-single-word="false" fo:text-indent="-0.0728in" style:auto-text-indent="false">
        <style:tab-stops>
          <style:tab-stop style:position="0.1555in"/>
        </style:tab-stops>
      </style:paragraph-properties>
    </style:style>
    <style:style style:name="P443" style:family="paragraph" style:parent-style-name="List_20_Paragraph" style:list-style-name="WWNum6">
      <style:paragraph-properties fo:margin-left="0.1535in" fo:margin-right="0.3457in" fo:margin-top="0.002in" fo:margin-bottom="0in" style:contextual-spacing="false" fo:line-height="103%" fo:text-align="justify" style:justify-single-word="false" fo:text-indent="-0.0728in" style:auto-text-indent="false">
        <style:tab-stops>
          <style:tab-stop style:position="0.1555in"/>
        </style:tab-stops>
      </style:paragraph-properties>
    </style:style>
    <style:style style:name="P444" style:family="paragraph" style:parent-style-name="List_20_Paragraph" style:list-style-name="WWNum6">
      <style:paragraph-properties fo:margin-left="0.1535in" fo:margin-right="0.3457in" fo:margin-top="0.0016in" fo:margin-bottom="0in" style:contextual-spacing="false" fo:line-height="103%" fo:text-align="justify" style:justify-single-word="false" fo:text-indent="-0.0728in" style:auto-text-indent="false">
        <style:tab-stops>
          <style:tab-stop style:position="0.1555in"/>
        </style:tab-stops>
      </style:paragraph-properties>
    </style:style>
    <style:style style:name="P445" style:family="paragraph" style:parent-style-name="List_20_Paragraph" style:list-style-name="WWNum6">
      <style:paragraph-properties fo:margin-left="0.152in" fo:margin-right="0.3457in" fo:margin-top="0.0016in" fo:margin-bottom="0in" style:contextual-spacing="false" fo:line-height="103%" fo:text-align="justify" style:justify-single-word="false" fo:text-indent="-0.0717in" style:auto-text-indent="false">
        <style:tab-stops>
          <style:tab-stop style:position="0.1528in"/>
        </style:tab-stops>
      </style:paragraph-properties>
    </style:style>
    <style:style style:name="P446" style:family="paragraph" style:parent-style-name="List_20_Paragraph" style:list-style-name="WWNum6">
      <style:paragraph-properties fo:margin-left="0.1563in" fo:margin-right="0.0264in" fo:margin-top="0.0063in" fo:margin-bottom="0in" style:contextual-spacing="false" fo:line-height="103%" fo:text-align="justify" style:justify-single-word="false" fo:text-indent="-0.0728in" style:auto-text-indent="false">
        <style:tab-stops>
          <style:tab-stop style:position="0.1575in"/>
        </style:tab-stops>
      </style:paragraph-properties>
    </style:style>
    <style:style style:name="P447" style:family="paragraph" style:parent-style-name="List_20_Paragraph" style:list-style-name="WWNum6">
      <style:paragraph-properties fo:margin-left="0.1563in" fo:margin-right="0.0264in" fo:margin-top="0.0063in" fo:margin-bottom="0in" style:contextual-spacing="false" fo:line-height="103%" fo:text-align="start" style:justify-single-word="false" fo:text-indent="-0.0728in" style:auto-text-indent="false">
        <style:tab-stops>
          <style:tab-stop style:position="0.1575in"/>
        </style:tab-stops>
      </style:paragraph-properties>
    </style:style>
    <style:style style:name="P448" style:family="paragraph" style:parent-style-name="List_20_Paragraph" style:list-style-name="WWNum6">
      <style:paragraph-properties fo:margin-left="0.1563in" fo:margin-right="0.0264in" fo:margin-top="0.0016in" fo:margin-bottom="0in" style:contextual-spacing="false" fo:line-height="103%" fo:text-align="justify" style:justify-single-word="false" fo:text-indent="-0.0728in" style:auto-text-indent="false">
        <style:tab-stops>
          <style:tab-stop style:position="0.1575in"/>
        </style:tab-stops>
      </style:paragraph-properties>
    </style:style>
    <style:style style:name="P449" style:family="paragraph" style:parent-style-name="List_20_Paragraph" style:list-style-name="WWNum6">
      <style:paragraph-properties fo:margin-left="0.1563in" fo:margin-right="0.0264in" fo:margin-top="0.0016in" fo:margin-bottom="0in" style:contextual-spacing="false" fo:line-height="103%" fo:text-align="start" style:justify-single-word="false" fo:text-indent="-0.0728in" style:auto-text-indent="false">
        <style:tab-stops>
          <style:tab-stop style:position="0.1575in"/>
        </style:tab-stops>
      </style:paragraph-properties>
    </style:style>
    <style:style style:name="P450" style:family="paragraph" style:parent-style-name="List_20_Paragraph" style:list-style-name="WWNum6">
      <style:paragraph-properties fo:margin-left="0.1563in" fo:margin-right="0.0264in" fo:margin-top="0.0008in" fo:margin-bottom="0in" style:contextual-spacing="false" fo:line-height="103%" fo:text-align="justify" style:justify-single-word="false" fo:text-indent="-0.0728in" style:auto-text-indent="false">
        <style:tab-stops>
          <style:tab-stop style:position="0.1575in"/>
        </style:tab-stops>
      </style:paragraph-properties>
    </style:style>
    <style:style style:name="P451" style:family="paragraph" style:parent-style-name="List_20_Paragraph" style:list-style-name="WWNum6">
      <style:paragraph-properties fo:margin-left="0.1563in" fo:margin-right="0.0264in" fo:margin-top="0.0646in" fo:margin-bottom="0in" style:contextual-spacing="false" fo:line-height="103%" fo:text-align="start" style:justify-single-word="false" fo:text-indent="-0.0728in" style:auto-text-indent="false">
        <style:tab-stops>
          <style:tab-stop style:position="0.1575in"/>
        </style:tab-stops>
      </style:paragraph-properties>
    </style:style>
    <style:style style:name="P452" style:family="paragraph" style:parent-style-name="List_20_Paragraph" style:list-style-name="WWNum6">
      <style:paragraph-properties fo:margin-left="0.1543in" fo:margin-right="0.0264in" fo:margin-top="0.0008in" fo:margin-bottom="0in" style:contextual-spacing="false" fo:line-height="103%" fo:text-align="justify" style:justify-single-word="false" fo:text-indent="-0.0717in" style:auto-text-indent="false">
        <style:tab-stops>
          <style:tab-stop style:position="0.1563in"/>
        </style:tab-stops>
      </style:paragraph-properties>
    </style:style>
    <style:style style:name="P453" style:family="paragraph" style:parent-style-name="List_20_Paragraph" style:list-style-name="WWNum6">
      <style:paragraph-properties fo:margin-left="0.1543in" fo:margin-right="0.0264in" fo:margin-top="0.0071in" fo:margin-bottom="0in" style:contextual-spacing="false" fo:line-height="103%" fo:text-align="justify" style:justify-single-word="false" fo:text-indent="-0.0717in" style:auto-text-indent="false">
        <style:tab-stops>
          <style:tab-stop style:position="0.1563in"/>
        </style:tab-stops>
      </style:paragraph-properties>
    </style:style>
    <style:style style:name="P454" style:family="paragraph" style:parent-style-name="List_20_Paragraph" style:list-style-name="WWNum6">
      <style:paragraph-properties fo:margin-left="0.1543in" fo:margin-right="0.0264in" fo:margin-top="0.0063in" fo:margin-bottom="0in" style:contextual-spacing="false" fo:line-height="103%" fo:text-align="justify" style:justify-single-word="false" fo:text-indent="-0.0717in" style:auto-text-indent="false">
        <style:tab-stops>
          <style:tab-stop style:position="0.1563in"/>
        </style:tab-stops>
      </style:paragraph-properties>
    </style:style>
    <style:style style:name="P455" style:family="paragraph" style:parent-style-name="List_20_Paragraph" style:list-style-name="WWNum6">
      <style:paragraph-properties fo:margin-left="4.4484in" fo:margin-right="0in" fo:margin-top="0.002in" fo:margin-bottom="0in" style:contextual-spacing="false" fo:line-height="100%" fo:text-align="start" style:justify-single-word="false" fo:text-indent="-0.0752in" style:auto-text-indent="false">
        <style:tab-stops>
          <style:tab-stop style:position="4.4492in"/>
        </style:tab-stops>
      </style:paragraph-properties>
    </style:style>
    <style:style style:name="P456" style:family="paragraph" style:parent-style-name="List_20_Paragraph" style:list-style-name="WWNum6">
      <style:paragraph-properties fo:margin-left="4.4484in" fo:margin-right="0in" fo:margin-top="0.0063in" fo:margin-bottom="0in" style:contextual-spacing="false" fo:line-height="100%" fo:text-align="start" style:justify-single-word="false" fo:text-indent="-0.0752in" style:auto-text-indent="false">
        <style:tab-stops>
          <style:tab-stop style:position="4.4492in"/>
        </style:tab-stops>
      </style:paragraph-properties>
    </style:style>
    <style:style style:name="P457" style:family="paragraph" style:parent-style-name="List_20_Paragraph" style:list-style-name="WWNum7">
      <style:paragraph-properties fo:margin-left="4.4484in" fo:margin-right="0in" fo:margin-top="0.0063in" fo:margin-bottom="0in" style:contextual-spacing="false" fo:line-height="100%" fo:text-align="start" style:justify-single-word="false" fo:text-indent="-0.0752in" style:auto-text-indent="false">
        <style:tab-stops>
          <style:tab-stop style:position="4.4492in"/>
        </style:tab-stops>
      </style:paragraph-properties>
    </style:style>
    <style:style style:name="P458" style:family="paragraph" style:parent-style-name="List_20_Paragraph" style:list-style-name="WWNum18">
      <style:paragraph-properties fo:margin-left="4.4484in" fo:margin-right="0in" fo:margin-top="0.0063in" fo:margin-bottom="0in" style:contextual-spacing="false" fo:line-height="100%" fo:text-align="start" style:justify-single-word="false" fo:text-indent="-0.0752in" style:auto-text-indent="false">
        <style:tab-stops>
          <style:tab-stop style:position="4.4492in"/>
        </style:tab-stops>
      </style:paragraph-properties>
    </style:style>
    <style:style style:name="P459" style:family="paragraph" style:parent-style-name="List_20_Paragraph" style:list-style-name="WWNum18">
      <style:paragraph-properties fo:margin-left="4.4484in" fo:margin-right="0in" fo:margin-top="0.0008in" fo:margin-bottom="0in" style:contextual-spacing="false" fo:line-height="100%" fo:text-align="start" style:justify-single-word="false" fo:text-indent="-0.0752in" style:auto-text-indent="false">
        <style:tab-stops>
          <style:tab-stop style:position="4.4492in"/>
        </style:tab-stops>
      </style:paragraph-properties>
    </style:style>
    <style:style style:name="P460" style:family="paragraph" style:parent-style-name="List_20_Paragraph" style:list-style-name="WWNum2">
      <style:paragraph-properties fo:margin-left="0.0835in" fo:margin-right="0.6535in" fo:margin-top="0.0728in" fo:margin-bottom="0in" style:contextual-spacing="false" fo:line-height="105%" fo:text-align="start" style:justify-single-word="false" fo:text-indent="0in" style:auto-text-indent="false">
        <style:tab-stops>
          <style:tab-stop style:position="0.2839in"/>
        </style:tab-stops>
      </style:paragraph-properties>
    </style:style>
    <style:style style:name="P461" style:family="paragraph" style:parent-style-name="List_20_Paragraph" style:list-style-name="WWNum6">
      <style:paragraph-properties fo:margin-left="0.1516in" fo:margin-right="0.0291in" fo:margin-top="0.0016in" fo:margin-bottom="0in" style:contextual-spacing="false" fo:line-height="103%" fo:text-align="start" style:justify-single-word="false" fo:text-indent="-0.0701in" style:auto-text-indent="false">
        <style:tab-stops>
          <style:tab-stop style:position="0.1528in"/>
        </style:tab-stops>
      </style:paragraph-properties>
    </style:style>
    <style:style style:name="P462" style:family="paragraph" style:parent-style-name="List_20_Paragraph" style:list-style-name="WWNum6">
      <style:paragraph-properties fo:margin-left="0.1555in" fo:margin-right="0in" fo:margin-top="0.0063in" fo:margin-bottom="0in" style:contextual-spacing="false" fo:line-height="100%" fo:text-align="start" style:justify-single-word="false" fo:text-indent="-0.0752in" style:auto-text-indent="false">
        <style:tab-stops>
          <style:tab-stop style:position="0.1563in"/>
        </style:tab-stops>
      </style:paragraph-properties>
    </style:style>
    <style:style style:name="P463" style:family="paragraph" style:parent-style-name="List_20_Paragraph" style:list-style-name="WWNum6">
      <style:paragraph-properties fo:margin-left="0.1555in" fo:margin-right="0in" fo:margin-top="0.0016in" fo:margin-bottom="0in" style:contextual-spacing="false" fo:line-height="100%" fo:text-align="start" style:justify-single-word="false" fo:text-indent="-0.0752in" style:auto-text-indent="false">
        <style:tab-stops>
          <style:tab-stop style:position="0.1563in"/>
        </style:tab-stops>
      </style:paragraph-properties>
    </style:style>
    <style:style style:name="P464" style:family="paragraph" style:parent-style-name="List_20_Paragraph" style:list-style-name="WWNum6">
      <style:paragraph-properties fo:margin-left="0.1516in" fo:margin-right="0in" fo:margin-top="0.002in" fo:margin-bottom="0in" style:contextual-spacing="false" fo:line-height="100%" fo:text-align="justify" style:justify-single-word="false" fo:text-indent="-0.0709in" style:auto-text-indent="false">
        <style:tab-stops>
          <style:tab-stop style:position="0.152in"/>
        </style:tab-stops>
      </style:paragraph-properties>
    </style:style>
    <style:style style:name="P465" style:family="paragraph" style:parent-style-name="List_20_Paragraph" style:list-style-name="WWNum6">
      <style:paragraph-properties fo:margin-left="0.1547in" fo:margin-right="0.3465in" fo:margin-top="0.0016in" fo:margin-bottom="0in" style:contextual-spacing="false" fo:line-height="103%" fo:text-align="justify" style:justify-single-word="false" fo:text-indent="-0.0728in" style:auto-text-indent="false">
        <style:tab-stops>
          <style:tab-stop style:position="0.1563in"/>
        </style:tab-stops>
      </style:paragraph-properties>
    </style:style>
    <style:style style:name="P466" style:family="paragraph" style:parent-style-name="List_20_Paragraph" style:list-style-name="WWNum6">
      <style:paragraph-properties fo:margin-left="0.1528in" fo:margin-right="0.3457in" fo:margin-top="0.0016in" fo:margin-bottom="0in" style:contextual-spacing="false" fo:line-height="103%" fo:text-align="justify" style:justify-single-word="false" fo:text-indent="-0.0717in" style:auto-text-indent="false">
        <style:tab-stops>
          <style:tab-stop style:position="0.1535in"/>
        </style:tab-stops>
      </style:paragraph-properties>
    </style:style>
    <style:style style:name="P467" style:family="paragraph" style:parent-style-name="List_20_Paragraph" style:list-style-name="WWNum2">
      <style:paragraph-properties fo:margin-left="0.0827in" fo:margin-right="0.028in" fo:margin-top="0in" fo:margin-bottom="0in" style:contextual-spacing="false" fo:line-height="105%" fo:text-align="start" style:justify-single-word="false" fo:text-indent="0in" style:auto-text-indent="false">
        <style:tab-stops>
          <style:tab-stop style:position="0.2807in"/>
        </style:tab-stops>
      </style:paragraph-properties>
    </style:style>
    <style:style style:name="P468" style:family="paragraph" style:parent-style-name="List_20_Paragraph" style:list-style-name="WWNum6">
      <style:paragraph-properties fo:margin-left="0.152in" fo:margin-right="0.3453in" fo:margin-top="0.002in" fo:margin-bottom="0in" style:contextual-spacing="false" fo:line-height="103%" fo:text-align="justify" style:justify-single-word="false" fo:text-indent="-0.0693in" style:auto-text-indent="false">
        <style:tab-stops>
          <style:tab-stop style:position="0.1535in"/>
        </style:tab-stops>
      </style:paragraph-properties>
    </style:style>
    <style:style style:name="P469" style:family="paragraph" style:parent-style-name="List_20_Paragraph" style:list-style-name="WWNum2">
      <style:paragraph-properties fo:margin-left="0.0835in" fo:margin-right="0.0264in" fo:margin-top="0.0728in" fo:margin-bottom="0in" style:contextual-spacing="false" fo:line-height="103%" fo:text-align="start" style:justify-single-word="false" fo:text-indent="0in" style:auto-text-indent="false">
        <style:tab-stops>
          <style:tab-stop style:position="0.2839in"/>
        </style:tab-stops>
      </style:paragraph-properties>
    </style:style>
    <style:style style:name="P470" style:family="paragraph" style:parent-style-name="List_20_Paragraph" style:list-style-name="WWNum2">
      <style:paragraph-properties fo:margin-left="0.0835in" fo:margin-right="0.0264in" fo:margin-top="0.0728in" fo:margin-bottom="0in" style:contextual-spacing="false" fo:line-height="103%" fo:text-align="justify" style:justify-single-word="false" fo:text-indent="0in" style:auto-text-indent="false">
        <style:tab-stops>
          <style:tab-stop style:position="0.3563in"/>
        </style:tab-stops>
      </style:paragraph-properties>
    </style:style>
    <style:style style:name="P471" style:family="paragraph" style:parent-style-name="List_20_Paragraph" style:list-style-name="WWNum13">
      <style:paragraph-properties fo:margin-left="0.0835in" fo:margin-right="0.0264in" fo:margin-top="0.0728in" fo:margin-bottom="0in" style:contextual-spacing="false" fo:line-height="103%" fo:text-align="justify" style:justify-single-word="false" fo:text-indent="0in" style:auto-text-indent="false">
        <style:tab-stops>
          <style:tab-stop style:position="0.3437in"/>
        </style:tab-stops>
      </style:paragraph-properties>
    </style:style>
    <style:style style:name="P472" style:family="paragraph" style:parent-style-name="List_20_Paragraph" style:list-style-name="WWNum1">
      <style:paragraph-properties fo:margin-left="0.0835in" fo:margin-right="0.0264in" fo:margin-top="0.0063in" fo:margin-bottom="0in" style:contextual-spacing="false" fo:line-height="103%" fo:text-align="justify" style:justify-single-word="false" fo:text-indent="0in" style:auto-text-indent="false">
        <style:tab-stops>
          <style:tab-stop style:position="0.1827in"/>
        </style:tab-stops>
      </style:paragraph-properties>
    </style:style>
    <style:style style:name="P473" style:family="paragraph" style:parent-style-name="List_20_Paragraph" style:list-style-name="WWNum2">
      <style:paragraph-properties fo:margin-left="0.0835in" fo:margin-right="0.0264in" fo:margin-top="0in" fo:margin-bottom="0in" style:contextual-spacing="false" fo:line-height="103%" fo:text-align="start" style:justify-single-word="false" fo:text-indent="0in" style:auto-text-indent="false">
        <style:tab-stops>
          <style:tab-stop style:position="0.3528in"/>
        </style:tab-stops>
      </style:paragraph-properties>
    </style:style>
    <style:style style:name="P474" style:family="paragraph" style:parent-style-name="List_20_Paragraph" style:list-style-name="WWNum13">
      <style:paragraph-properties fo:margin-left="0.0835in" fo:margin-right="0.0264in" fo:margin-top="0in" fo:margin-bottom="0in" style:contextual-spacing="false" fo:line-height="103%" fo:text-align="start" style:justify-single-word="false" fo:text-indent="0in" style:auto-text-indent="false">
        <style:tab-stops>
          <style:tab-stop style:position="0.3563in"/>
        </style:tab-stops>
      </style:paragraph-properties>
    </style:style>
    <style:style style:name="P475" style:family="paragraph" style:parent-style-name="List_20_Paragraph" style:list-style-name="WWNum13">
      <style:paragraph-properties fo:margin-left="0.0835in" fo:margin-right="0.0264in" fo:margin-top="0in" fo:margin-bottom="0in" style:contextual-spacing="false" fo:line-height="103%" fo:text-align="justify" style:justify-single-word="false" fo:text-indent="0in" style:auto-text-indent="false">
        <style:tab-stops>
          <style:tab-stop style:position="0.3492in"/>
        </style:tab-stops>
      </style:paragraph-properties>
    </style:style>
    <style:style style:name="P476" style:family="paragraph" style:parent-style-name="List_20_Paragraph" style:list-style-name="WWNum13">
      <style:paragraph-properties fo:margin-left="0.0835in" fo:margin-right="0.0264in" fo:margin-top="0in" fo:margin-bottom="0in" style:contextual-spacing="false" fo:line-height="105%" fo:text-align="justify" style:justify-single-word="false" fo:text-indent="0in" style:auto-text-indent="false">
        <style:tab-stops>
          <style:tab-stop style:position="0.3484in"/>
        </style:tab-stops>
      </style:paragraph-properties>
    </style:style>
    <style:style style:name="P477" style:family="paragraph" style:parent-style-name="List_20_Paragraph" style:list-style-name="WWNum2">
      <style:paragraph-properties fo:margin-left="0.0827in" fo:margin-right="0.0264in" fo:margin-top="0in" fo:margin-bottom="0in" style:contextual-spacing="false" fo:line-height="103%" fo:text-align="justify" style:justify-single-word="false" fo:text-indent="0in" style:auto-text-indent="false">
        <style:tab-stops>
          <style:tab-stop style:position="0.2772in"/>
        </style:tab-stops>
      </style:paragraph-properties>
    </style:style>
    <style:style style:name="P478" style:family="paragraph" style:parent-style-name="List_20_Paragraph" style:list-style-name="WWNum2">
      <style:paragraph-properties fo:margin-left="0.0827in" fo:margin-right="0.0264in" fo:margin-top="0in" fo:margin-bottom="0in" style:contextual-spacing="false" fo:line-height="103%" fo:text-align="start" style:justify-single-word="false" fo:text-indent="0in" style:auto-text-indent="false">
        <style:tab-stops>
          <style:tab-stop style:position="0.3563in"/>
        </style:tab-stops>
      </style:paragraph-properties>
    </style:style>
    <style:style style:name="P479" style:family="paragraph" style:parent-style-name="List_20_Paragraph" style:list-style-name="WWNum2">
      <style:paragraph-properties fo:margin-left="0.0827in" fo:margin-right="0.0264in" fo:margin-top="0in" fo:margin-bottom="0in" style:contextual-spacing="false" fo:line-height="103%" fo:text-align="start" style:justify-single-word="false" fo:text-indent="0in" style:auto-text-indent="false">
        <style:tab-stops>
          <style:tab-stop style:position="0.3535in"/>
        </style:tab-stops>
      </style:paragraph-properties>
    </style:style>
    <style:style style:name="P480" style:family="paragraph" style:parent-style-name="List_20_Paragraph" style:list-style-name="WWNum13">
      <style:paragraph-properties fo:margin-left="0.0827in" fo:margin-right="0.0264in" fo:margin-top="0in" fo:margin-bottom="0in" style:contextual-spacing="false" fo:line-height="105%" fo:text-align="start" style:justify-single-word="false" fo:text-indent="0in" style:auto-text-indent="false">
        <style:tab-stops>
          <style:tab-stop style:position="0.3563in"/>
        </style:tab-stops>
      </style:paragraph-properties>
    </style:style>
    <style:style style:name="P481" style:family="paragraph" style:parent-style-name="List_20_Paragraph" style:list-style-name="WWNum16">
      <style:paragraph-properties fo:margin-left="0.0827in" fo:margin-right="0.0264in" fo:margin-top="0in" fo:margin-bottom="0in" style:contextual-spacing="false" fo:line-height="100%" fo:text-align="justify" style:justify-single-word="false" fo:text-indent="0in" style:auto-text-indent="false">
        <style:tab-stops>
          <style:tab-stop style:position="0.3335in"/>
        </style:tab-stops>
      </style:paragraph-properties>
    </style:style>
    <style:style style:name="P482" style:family="paragraph" style:parent-style-name="List_20_Paragraph" style:list-style-name="WWNum16">
      <style:paragraph-properties fo:margin-left="0.0827in" fo:margin-right="0.0264in" fo:margin-top="0.0008in" fo:margin-bottom="0in" style:contextual-spacing="false" fo:line-height="105%" fo:text-align="start" style:justify-single-word="false" fo:text-indent="0in" style:auto-text-indent="false">
        <style:tab-stops>
          <style:tab-stop style:position="0.3563in"/>
        </style:tab-stops>
      </style:paragraph-properties>
    </style:style>
    <style:style style:name="P483" style:family="paragraph" style:parent-style-name="List_20_Paragraph" style:list-style-name="WWNum6">
      <style:paragraph-properties fo:margin-left="0.1516in" fo:margin-right="0in" fo:margin-top="0.0035in" fo:margin-bottom="0in" style:contextual-spacing="false" fo:line-height="100%" fo:text-align="justify" style:justify-single-word="false" fo:text-indent="-0.0701in" style:auto-text-indent="false">
        <style:tab-stops>
          <style:tab-stop style:position="0.152in"/>
        </style:tab-stops>
      </style:paragraph-properties>
    </style:style>
    <style:style style:name="P484" style:family="paragraph" style:parent-style-name="List_20_Paragraph" style:list-style-name="WWNum2">
      <style:paragraph-properties fo:margin-left="0.2835in" fo:margin-right="0in" fo:margin-top="0in" fo:margin-bottom="0in" style:contextual-spacing="false" fo:line-height="100%" fo:text-align="start" style:justify-single-word="false" fo:text-indent="-0.2016in" style:auto-text-indent="false">
        <style:tab-stops>
          <style:tab-stop style:position="0.2839in"/>
        </style:tab-stops>
      </style:paragraph-properties>
    </style:style>
    <style:style style:name="P485" style:family="paragraph" style:parent-style-name="List_20_Paragraph" style:list-style-name="WWNum6">
      <style:paragraph-properties fo:margin-left="0.152in" fo:margin-right="0.0264in" fo:margin-top="0.0008in" fo:margin-bottom="0in" style:contextual-spacing="false" fo:line-height="103%" fo:text-align="justify" style:justify-single-word="false" fo:text-indent="-0.0693in" style:auto-text-indent="false">
        <style:tab-stops>
          <style:tab-stop style:position="0.1535in"/>
        </style:tab-stops>
      </style:paragraph-properties>
    </style:style>
    <style:style style:name="P486" style:family="paragraph" style:parent-style-name="List_20_Paragraph" style:list-style-name="WWNum6">
      <style:paragraph-properties fo:margin-left="0.1543in" fo:margin-right="0.0264in" fo:margin-top="0.002in" fo:margin-bottom="0in" style:contextual-spacing="false" fo:line-height="103%" fo:text-align="justify" style:justify-single-word="false" fo:text-indent="-0.072in" style:auto-text-indent="false">
        <style:tab-stops>
          <style:tab-stop style:position="0.1571in"/>
        </style:tab-stops>
      </style:paragraph-properties>
    </style:style>
    <style:style style:name="P487" style:family="paragraph" style:parent-style-name="List_20_Paragraph" style:list-style-name="WWNum6">
      <style:paragraph-properties fo:margin-left="0.1543in" fo:margin-right="0.028in" fo:margin-top="0.0043in" fo:margin-bottom="0in" style:contextual-spacing="false" fo:line-height="103%" fo:text-align="justify" style:justify-single-word="false" fo:text-indent="-0.0736in" style:auto-text-indent="false">
        <style:tab-stops>
          <style:tab-stop style:position="0.1555in"/>
        </style:tab-stops>
      </style:paragraph-properties>
    </style:style>
    <style:style style:name="P488" style:family="paragraph" style:parent-style-name="List_20_Paragraph" style:list-style-name="WWNum2">
      <style:paragraph-properties fo:margin-left="0.0811in" fo:margin-right="0.3457in" fo:margin-top="0in" fo:margin-bottom="0in" style:contextual-spacing="false" fo:line-height="103%" fo:text-align="start" style:justify-single-word="false" fo:text-indent="0in" style:auto-text-indent="false">
        <style:tab-stops>
          <style:tab-stop style:position="0.298in"/>
        </style:tab-stops>
      </style:paragraph-properties>
    </style:style>
    <style:style style:name="P489" style:family="paragraph" style:parent-style-name="List_20_Paragraph" style:list-style-name="WWNum13">
      <style:paragraph-properties fo:margin-left="0.0811in" fo:margin-right="0.3457in" fo:margin-top="0in" fo:margin-bottom="0in" style:contextual-spacing="false" fo:line-height="103%" fo:text-align="justify" style:justify-single-word="false" fo:text-indent="0in" style:auto-text-indent="false">
        <style:tab-stops>
          <style:tab-stop style:position="0.3543in"/>
        </style:tab-stops>
      </style:paragraph-properties>
    </style:style>
    <style:style style:name="P490" style:family="paragraph" style:parent-style-name="List_20_Paragraph" style:list-style-name="WWNum6">
      <style:paragraph-properties fo:margin-left="0.1555in" fo:margin-right="0.3465in" fo:margin-top="0.0063in" fo:margin-bottom="0in" style:contextual-spacing="false" fo:line-height="103%" fo:text-align="start" style:justify-single-word="false" fo:text-indent="-0.0728in" style:auto-text-indent="false">
        <style:tab-stops>
          <style:tab-stop style:position="0.1571in"/>
        </style:tab-stops>
      </style:paragraph-properties>
    </style:style>
    <style:style style:name="P491" style:family="paragraph" style:parent-style-name="List_20_Paragraph" style:list-style-name="WWNum6">
      <style:paragraph-properties fo:margin-left="0.1543in" fo:margin-right="0in" fo:margin-top="0.0008in" fo:margin-bottom="0in" style:contextual-spacing="false" fo:line-height="100%" fo:text-align="start" style:justify-single-word="false" fo:text-indent="-0.0717in" style:auto-text-indent="false">
        <style:tab-stops>
          <style:tab-stop style:position="0.1547in"/>
        </style:tab-stops>
      </style:paragraph-properties>
    </style:style>
    <style:style style:name="P492" style:family="paragraph" style:parent-style-name="List_20_Paragraph" style:list-style-name="WWNum6">
      <style:paragraph-properties fo:margin-left="0.1543in" fo:margin-right="0in" fo:margin-top="0.0043in" fo:margin-bottom="0in" style:contextual-spacing="false" fo:line-height="100%" fo:text-align="justify" style:justify-single-word="false" fo:text-indent="-0.0717in" style:auto-text-indent="false">
        <style:tab-stops>
          <style:tab-stop style:position="0.1547in"/>
        </style:tab-stops>
      </style:paragraph-properties>
    </style:style>
    <style:style style:name="P493" style:family="paragraph" style:parent-style-name="List_20_Paragraph" style:list-style-name="WWNum6">
      <style:paragraph-properties fo:margin-left="0.0827in" fo:margin-right="2.9146in" fo:margin-top="0.0063in" fo:margin-bottom="0in" style:contextual-spacing="false" fo:line-height="103%" fo:text-align="start" style:justify-single-word="false" fo:text-indent="0in" style:auto-text-indent="false">
        <style:tab-stops>
          <style:tab-stop style:position="0.1571in"/>
        </style:tab-stops>
      </style:paragraph-properties>
    </style:style>
    <style:style style:name="P494" style:family="paragraph" style:parent-style-name="List_20_Paragraph" style:list-style-name="WWNum6">
      <style:paragraph-properties fo:margin-left="0.1555in" fo:margin-right="0.0272in" fo:margin-top="0.0063in" fo:margin-bottom="0in" style:contextual-spacing="false" fo:line-height="103%" fo:text-align="start" style:justify-single-word="false" fo:text-indent="-0.0728in" style:auto-text-indent="false">
        <style:tab-stops>
          <style:tab-stop style:position="0.1571in"/>
        </style:tab-stops>
      </style:paragraph-properties>
    </style:style>
    <style:style style:name="P495" style:family="paragraph" style:parent-style-name="List_20_Paragraph" style:list-style-name="WWNum6">
      <style:paragraph-properties fo:margin-left="0.1555in" fo:margin-right="0.0272in" fo:margin-top="0.0063in" fo:margin-bottom="0in" style:contextual-spacing="false" fo:line-height="103%" fo:text-align="justify" style:justify-single-word="false" fo:text-indent="-0.0728in" style:auto-text-indent="false">
        <style:tab-stops>
          <style:tab-stop style:position="0.1571in"/>
        </style:tab-stops>
      </style:paragraph-properties>
    </style:style>
    <style:style style:name="P496" style:family="paragraph" style:parent-style-name="List_20_Paragraph" style:list-style-name="WWNum6">
      <style:paragraph-properties fo:margin-left="0.1555in" fo:margin-right="0.0272in" fo:margin-top="0.0016in" fo:margin-bottom="0in" style:contextual-spacing="false" fo:line-height="103%" fo:text-align="justify" style:justify-single-word="false" fo:text-indent="-0.0728in" style:auto-text-indent="false">
        <style:tab-stops>
          <style:tab-stop style:position="0.1571in"/>
        </style:tab-stops>
      </style:paragraph-properties>
    </style:style>
    <style:style style:name="P497" style:family="paragraph" style:parent-style-name="List_20_Paragraph" style:list-style-name="WWNum6">
      <style:paragraph-properties fo:margin-left="0.1563in" fo:margin-right="0in" fo:margin-top="0.0063in" fo:margin-bottom="0in" style:contextual-spacing="false" fo:line-height="100%" fo:text-align="start" style:justify-single-word="false" fo:text-indent="-0.0752in" style:auto-text-indent="false">
        <style:tab-stops>
          <style:tab-stop style:position="0.1571in"/>
        </style:tab-stops>
      </style:paragraph-properties>
    </style:style>
    <style:style style:name="P498" style:family="paragraph" style:parent-style-name="List_20_Paragraph" style:list-style-name="WWNum19">
      <style:paragraph-properties fo:margin-left="0.1563in" fo:margin-right="0in" fo:margin-top="0.0063in" fo:margin-bottom="0in" style:contextual-spacing="false" fo:line-height="100%" fo:text-align="start" style:justify-single-word="false" fo:text-indent="-0.0752in" style:auto-text-indent="false">
        <style:tab-stops>
          <style:tab-stop style:position="0.1571in"/>
        </style:tab-stops>
      </style:paragraph-properties>
    </style:style>
    <style:style style:name="P499" style:family="paragraph" style:parent-style-name="List_20_Paragraph" style:list-style-name="WWNum6">
      <style:paragraph-properties fo:margin-left="0.1563in" fo:margin-right="0in" fo:margin-top="0.0008in" fo:margin-bottom="0in" style:contextual-spacing="false" fo:line-height="100%" fo:text-align="justify" style:justify-single-word="false" fo:text-indent="-0.0752in" style:auto-text-indent="false">
        <style:tab-stops>
          <style:tab-stop style:position="0.1571in"/>
        </style:tab-stops>
      </style:paragraph-properties>
    </style:style>
    <style:style style:name="P500" style:family="paragraph" style:parent-style-name="List_20_Paragraph" style:list-style-name="WWNum6">
      <style:paragraph-properties fo:margin-left="0.1563in" fo:margin-right="0in" fo:margin-top="0.0701in" fo:margin-bottom="0in" style:contextual-spacing="false" fo:line-height="100%" fo:text-align="justify" style:justify-single-word="false" fo:text-indent="-0.0752in" style:auto-text-indent="false" fo:break-before="column">
        <style:tab-stops>
          <style:tab-stop style:position="0.1571in"/>
        </style:tab-stops>
      </style:paragraph-properties>
    </style:style>
    <style:style style:name="P501" style:family="paragraph" style:parent-style-name="List_20_Paragraph" style:list-style-name="WWNum6">
      <style:paragraph-properties fo:margin-left="0.1563in" fo:margin-right="0in" fo:margin-top="0.0028in" fo:margin-bottom="0in" style:contextual-spacing="false" fo:line-height="100%" fo:text-align="justify" style:justify-single-word="false" fo:text-indent="-0.0752in" style:auto-text-indent="false">
        <style:tab-stops>
          <style:tab-stop style:position="0.1571in"/>
        </style:tab-stops>
      </style:paragraph-properties>
    </style:style>
    <style:style style:name="P502" style:family="paragraph" style:parent-style-name="List_20_Paragraph" style:list-style-name="WWNum6">
      <style:paragraph-properties fo:margin-left="0.1563in" fo:margin-right="0in" fo:margin-top="0.002in" fo:margin-bottom="0in" style:contextual-spacing="false" fo:line-height="100%" fo:text-align="justify" style:justify-single-word="false" fo:text-indent="-0.0752in" style:auto-text-indent="false">
        <style:tab-stops>
          <style:tab-stop style:position="0.1571in"/>
        </style:tab-stops>
      </style:paragraph-properties>
    </style:style>
    <style:style style:name="P503" style:family="paragraph" style:parent-style-name="List_20_Paragraph" style:list-style-name="WWNum6">
      <style:paragraph-properties fo:margin-left="0.1547in" fo:margin-right="0.0307in" fo:margin-top="0.0063in" fo:margin-bottom="0in" style:contextual-spacing="false" fo:line-height="103%" fo:text-align="start" style:justify-single-word="false" fo:text-indent="-0.0728in" style:auto-text-indent="false">
        <style:tab-stops>
          <style:tab-stop style:position="0.1563in"/>
        </style:tab-stops>
      </style:paragraph-properties>
    </style:style>
    <style:style style:name="P504" style:family="paragraph" style:parent-style-name="List_20_Paragraph" style:list-style-name="WWNum2">
      <style:paragraph-properties fo:margin-left="0.0819in" fo:margin-right="0.0283in" fo:margin-top="0in" fo:margin-bottom="0in" style:contextual-spacing="false" fo:line-height="105%" fo:text-align="justify" style:justify-single-word="false" fo:text-indent="-0.0008in" style:auto-text-indent="false">
        <style:tab-stops>
          <style:tab-stop style:position="0.2854in"/>
        </style:tab-stops>
      </style:paragraph-properties>
    </style:style>
    <style:style style:name="P505" style:family="paragraph" style:parent-style-name="List_20_Paragraph" style:list-style-name="WWNum6">
      <style:paragraph-properties fo:margin-left="0.1516in" fo:margin-right="0.3453in" fo:margin-top="0.0016in" fo:margin-bottom="0in" style:contextual-spacing="false" fo:line-height="103%" fo:text-align="start" style:justify-single-word="false" fo:text-indent="-0.0693in" style:auto-text-indent="false">
        <style:tab-stops>
          <style:tab-stop style:position="0.1528in"/>
        </style:tab-stops>
      </style:paragraph-properties>
    </style:style>
    <style:style style:name="P506" style:family="paragraph" style:parent-style-name="List_20_Paragraph" style:list-style-name="WWNum2">
      <style:paragraph-properties fo:margin-left="0.0819in" fo:margin-right="0.0283in" fo:margin-top="0in" fo:margin-bottom="0in" style:contextual-spacing="false" fo:line-height="103%" fo:text-align="justify" style:justify-single-word="false" fo:text-indent="0in" style:auto-text-indent="false">
        <style:tab-stops>
          <style:tab-stop style:position="0.2709in"/>
        </style:tab-stops>
      </style:paragraph-properties>
    </style:style>
    <style:style style:name="P507" style:family="paragraph" style:parent-style-name="List_20_Paragraph" style:list-style-name="WWNum6">
      <style:paragraph-properties fo:margin-left="0.1563in" fo:margin-right="0.0299in" fo:margin-top="0.0063in" fo:margin-bottom="0in" style:contextual-spacing="false" fo:line-height="103%" fo:text-align="justify" style:justify-single-word="false" fo:text-indent="-0.0736in" style:auto-text-indent="false">
        <style:tab-stops>
          <style:tab-stop style:position="0.1575in"/>
        </style:tab-stops>
      </style:paragraph-properties>
    </style:style>
    <style:style style:name="P508" style:family="paragraph" style:parent-style-name="List_20_Paragraph" style:list-style-name="WWNum6">
      <style:paragraph-properties fo:margin-left="0.1563in" fo:margin-right="0.3437in" fo:margin-top="0.0008in" fo:margin-bottom="0in" style:contextual-spacing="false" fo:line-height="103%" fo:text-align="start" style:justify-single-word="false" fo:text-indent="-0.0752in" style:auto-text-indent="false">
        <style:tab-stops>
          <style:tab-stop style:position="0.1591in"/>
        </style:tab-stops>
      </style:paragraph-properties>
    </style:style>
    <style:style style:name="P509" style:family="paragraph" style:parent-style-name="List_20_Paragraph" style:list-style-name="WWNum2">
      <style:paragraph-properties fo:margin-left="0.0827in" fo:margin-right="0.0311in" fo:margin-top="0in" fo:margin-bottom="0in" style:contextual-spacing="false" fo:line-height="103%" fo:text-align="start" style:justify-single-word="false" fo:text-indent="0in" style:auto-text-indent="false">
        <style:tab-stops>
          <style:tab-stop style:position="0.2882in"/>
        </style:tab-stops>
      </style:paragraph-properties>
    </style:style>
    <style:style style:name="P510" style:family="paragraph" style:parent-style-name="List_20_Paragraph" style:list-style-name="WWNum6">
      <style:paragraph-properties fo:margin-left="0.1508in" fo:margin-right="0in" fo:margin-top="0.0008in" fo:margin-bottom="0in" style:contextual-spacing="false" fo:line-height="100%" fo:text-align="start" style:justify-single-word="false" fo:text-indent="-0.0693in" style:auto-text-indent="false">
        <style:tab-stops>
          <style:tab-stop style:position="0.1516in"/>
        </style:tab-stops>
      </style:paragraph-properties>
    </style:style>
    <style:style style:name="P511" style:family="paragraph" style:parent-style-name="List_20_Paragraph" style:list-style-name="WWNum2">
      <style:paragraph-properties fo:margin-left="0.0835in" fo:margin-right="0.4244in" fo:margin-top="0.0008in" fo:margin-bottom="0in" style:contextual-spacing="false" fo:line-height="103%" fo:text-align="start" style:justify-single-word="false" fo:text-indent="0in" style:auto-text-indent="false">
        <style:tab-stops>
          <style:tab-stop style:position="0.3528in"/>
        </style:tab-stops>
      </style:paragraph-properties>
    </style:style>
    <style:style style:name="P512" style:family="paragraph" style:parent-style-name="List_20_Paragraph" style:list-style-name="WWNum6">
      <style:paragraph-properties fo:margin-left="0.2335in" fo:margin-right="0.4244in" fo:margin-top="0.0035in" fo:margin-bottom="0in" style:contextual-spacing="false" fo:line-height="103%" fo:text-align="justify" style:justify-single-word="false" fo:text-indent="-0.0728in" style:auto-text-indent="false">
        <style:tab-stops>
          <style:tab-stop style:position="0.2354in"/>
        </style:tab-stops>
      </style:paragraph-properties>
    </style:style>
    <style:style style:name="P513" style:family="paragraph" style:parent-style-name="List_20_Paragraph" style:list-style-name="WWNum6">
      <style:paragraph-properties fo:margin-left="0.2335in" fo:margin-right="0.4236in" fo:margin-top="0.0028in" fo:margin-bottom="0in" style:contextual-spacing="false" fo:line-height="103%" fo:text-align="justify" style:justify-single-word="false" fo:text-indent="-0.0728in" style:auto-text-indent="false">
        <style:tab-stops>
          <style:tab-stop style:position="0.2346in"/>
        </style:tab-stops>
      </style:paragraph-properties>
    </style:style>
    <style:style style:name="P514" style:family="paragraph" style:parent-style-name="List_20_Paragraph" style:list-style-name="WWNum6">
      <style:paragraph-properties fo:margin-left="0.2335in" fo:margin-right="0.4236in" fo:margin-top="0.002in" fo:margin-bottom="0in" style:contextual-spacing="false" fo:line-height="103%" fo:text-align="justify" style:justify-single-word="false" fo:text-indent="-0.0728in" style:auto-text-indent="false">
        <style:tab-stops>
          <style:tab-stop style:position="0.2346in"/>
        </style:tab-stops>
      </style:paragraph-properties>
    </style:style>
    <style:style style:name="P515" style:family="paragraph" style:parent-style-name="List_20_Paragraph" style:list-style-name="WWNum6">
      <style:paragraph-properties fo:margin-left="0.2335in" fo:margin-right="0.4236in" fo:margin-top="0.0063in" fo:margin-bottom="0in" style:contextual-spacing="false" fo:line-height="103%" fo:text-align="justify" style:justify-single-word="false" fo:text-indent="-0.0728in" style:auto-text-indent="false">
        <style:tab-stops>
          <style:tab-stop style:position="0.2346in"/>
        </style:tab-stops>
      </style:paragraph-properties>
    </style:style>
    <style:style style:name="P516" style:family="paragraph" style:parent-style-name="List_20_Paragraph" style:list-style-name="WWNum6">
      <style:paragraph-properties fo:margin-left="0.2335in" fo:margin-right="0.4236in" fo:margin-top="0.0016in" fo:margin-bottom="0in" style:contextual-spacing="false" fo:line-height="103%" fo:text-align="justify" style:justify-single-word="false" fo:text-indent="-0.0728in" style:auto-text-indent="false">
        <style:tab-stops>
          <style:tab-stop style:position="0.2346in"/>
        </style:tab-stops>
      </style:paragraph-properties>
    </style:style>
    <style:style style:name="P517" style:family="paragraph" style:parent-style-name="List_20_Paragraph" style:list-style-name="WWNum6">
      <style:paragraph-properties fo:margin-left="0.2346in" fo:margin-right="0.0264in" fo:margin-top="0.0008in" fo:margin-bottom="0in" style:contextual-spacing="false" fo:line-height="103%" fo:text-align="justify" style:justify-single-word="false" fo:text-indent="-0.0728in" style:auto-text-indent="false">
        <style:tab-stops>
          <style:tab-stop style:position="0.2362in"/>
        </style:tab-stops>
      </style:paragraph-properties>
    </style:style>
    <style:style style:name="P518" style:family="paragraph" style:parent-style-name="List_20_Paragraph" style:list-style-name="WWNum6">
      <style:paragraph-properties fo:margin-left="0.2346in" fo:margin-right="0.0264in" fo:margin-top="0.002in" fo:margin-bottom="0in" style:contextual-spacing="false" fo:line-height="103%" fo:text-align="justify" style:justify-single-word="false" fo:text-indent="-0.0728in" style:auto-text-indent="false">
        <style:tab-stops>
          <style:tab-stop style:position="0.2362in"/>
        </style:tab-stops>
      </style:paragraph-properties>
    </style:style>
    <style:style style:name="P519" style:family="paragraph" style:parent-style-name="List_20_Paragraph" style:list-style-name="WWNum6">
      <style:paragraph-properties fo:margin-left="0.1547in" fo:margin-right="0.0272in" fo:margin-top="0.0016in" fo:margin-bottom="0in" style:contextual-spacing="false" fo:line-height="103%" fo:text-align="justify" style:justify-single-word="false" fo:text-indent="-0.072in" style:auto-text-indent="false">
        <style:tab-stops>
          <style:tab-stop style:position="0.1571in"/>
        </style:tab-stops>
      </style:paragraph-properties>
    </style:style>
    <style:style style:name="P520" style:family="paragraph" style:parent-style-name="List_20_Paragraph" style:list-style-name="WWNum6">
      <style:paragraph-properties fo:margin-left="0.1555in" fo:margin-right="0.0264in" fo:margin-top="0.0028in" fo:margin-bottom="0in" style:contextual-spacing="false" fo:line-height="103%" fo:text-align="justify" style:justify-single-word="false" fo:text-indent="-0.072in" style:auto-text-indent="false">
        <style:tab-stops>
          <style:tab-stop style:position="0.1575in"/>
        </style:tab-stops>
      </style:paragraph-properties>
    </style:style>
    <style:style style:name="P521" style:family="paragraph" style:parent-style-name="List_20_Paragraph" style:list-style-name="WWNum6">
      <style:paragraph-properties fo:margin-left="0.1547in" fo:margin-right="0.028in" fo:margin-top="0.0028in" fo:margin-bottom="0in" style:contextual-spacing="false" fo:line-height="103%" fo:text-align="justify" style:justify-single-word="false" fo:text-indent="-0.0728in" style:auto-text-indent="false">
        <style:tab-stops>
          <style:tab-stop style:position="0.1571in"/>
        </style:tab-stops>
      </style:paragraph-properties>
    </style:style>
    <style:style style:name="P522" style:family="paragraph" style:parent-style-name="List_20_Paragraph" style:list-style-name="WWNum6">
      <style:paragraph-properties fo:margin-left="0.1547in" fo:margin-right="0.028in" fo:margin-top="0.0016in" fo:margin-bottom="0in" style:contextual-spacing="false" fo:line-height="103%" fo:text-align="justify" style:justify-single-word="false" fo:text-indent="-0.0728in" style:auto-text-indent="false">
        <style:tab-stops>
          <style:tab-stop style:position="0.1563in"/>
        </style:tab-stops>
      </style:paragraph-properties>
    </style:style>
    <style:style style:name="P523" style:family="paragraph" style:parent-style-name="List_20_Paragraph" style:list-style-name="WWNum6">
      <style:paragraph-properties fo:margin-left="0.1563in" fo:margin-right="0.0264in" fo:margin-top="0.0008in" fo:margin-bottom="0in" style:contextual-spacing="false" fo:line-height="103%" fo:text-align="start" style:justify-single-word="false" fo:text-indent="-0.0736in" style:auto-text-indent="false">
        <style:tab-stops>
          <style:tab-stop style:position="0.1575in"/>
        </style:tab-stops>
      </style:paragraph-properties>
    </style:style>
    <style:style style:name="P524" style:family="paragraph" style:parent-style-name="List_20_Paragraph" style:list-style-name="WWNum2">
      <style:paragraph-properties fo:margin-left="0.3516in" fo:margin-right="0in" fo:margin-top="0in" fo:margin-bottom="0in" style:contextual-spacing="false" fo:line-height="100%" fo:text-align="start" style:justify-single-word="false" fo:text-indent="-0.2701in" style:auto-text-indent="false">
        <style:tab-stops>
          <style:tab-stop style:position="0.352in"/>
        </style:tab-stops>
      </style:paragraph-properties>
    </style:style>
    <style:style style:name="P525" style:family="paragraph" style:parent-style-name="List_20_Paragraph" style:list-style-name="WWNum6">
      <style:paragraph-properties fo:margin-left="0.1535in" fo:margin-right="0.0264in" fo:margin-top="0.0008in" fo:margin-bottom="0in" style:contextual-spacing="false" fo:line-height="103%" fo:text-align="justify" style:justify-single-word="false" fo:text-indent="-0.0717in" style:auto-text-indent="false">
        <style:tab-stops>
          <style:tab-stop style:position="0.1555in"/>
        </style:tab-stops>
      </style:paragraph-properties>
    </style:style>
    <style:style style:name="P526" style:family="paragraph" style:parent-style-name="List_20_Paragraph" style:list-style-name="WWNum6">
      <style:paragraph-properties fo:margin-left="0.1571in" fo:margin-right="0.3445in" fo:margin-top="0.0063in" fo:margin-bottom="0in" style:contextual-spacing="false" fo:line-height="103%" fo:text-align="justify" style:justify-single-word="false" fo:text-indent="-0.0752in" style:auto-text-indent="false">
        <style:tab-stops>
          <style:tab-stop style:position="0.1591in"/>
        </style:tab-stops>
      </style:paragraph-properties>
    </style:style>
    <style:style style:name="P527" style:family="paragraph" style:parent-style-name="List_20_Paragraph" style:list-style-name="WWNum2">
      <style:paragraph-properties fo:margin-left="0.0827in" fo:margin-right="0.3457in" fo:margin-top="0.0008in" fo:margin-bottom="0in" style:contextual-spacing="false" fo:line-height="103%" fo:text-align="justify" style:justify-single-word="false" fo:text-indent="0in" style:auto-text-indent="false">
        <style:tab-stops>
          <style:tab-stop style:position="0.3402in"/>
        </style:tab-stops>
      </style:paragraph-properties>
    </style:style>
    <style:style style:name="P528" style:family="paragraph" style:parent-style-name="List_20_Paragraph" style:list-style-name="WWNum8">
      <style:paragraph-properties fo:margin-left="0.0827in" fo:margin-right="0.3457in" fo:margin-top="0.0008in" fo:margin-bottom="0in" style:contextual-spacing="false" fo:line-height="103%" fo:text-align="start" style:justify-single-word="false" fo:text-indent="0in" style:auto-text-indent="false">
        <style:tab-stops>
          <style:tab-stop style:position="0.3528in"/>
        </style:tab-stops>
      </style:paragraph-properties>
    </style:style>
    <style:style style:name="P529" style:family="paragraph" style:parent-style-name="List_20_Paragraph" style:list-style-name="WWNum8">
      <style:paragraph-properties fo:margin-left="0.0827in" fo:margin-right="0.3457in" fo:margin-top="0.0008in" fo:margin-bottom="0in" style:contextual-spacing="false" fo:line-height="105%" fo:text-align="justify" style:justify-single-word="false" fo:text-indent="0in" style:auto-text-indent="false">
        <style:tab-stops>
          <style:tab-stop style:position="0.352in"/>
        </style:tab-stops>
      </style:paragraph-properties>
    </style:style>
    <style:style style:name="P530" style:family="paragraph" style:parent-style-name="List_20_Paragraph" style:list-style-name="WWNum15">
      <style:paragraph-properties fo:margin-left="0.0827in" fo:margin-right="0.3457in" fo:margin-top="0in" fo:margin-bottom="0in" style:contextual-spacing="false" fo:line-height="105%" fo:text-align="justify" style:justify-single-word="false" fo:text-indent="0in" style:auto-text-indent="false">
        <style:tab-stops>
          <style:tab-stop style:position="0.35in"/>
        </style:tab-stops>
      </style:paragraph-properties>
    </style:style>
    <style:style style:name="P531" style:family="paragraph" style:parent-style-name="List_20_Paragraph" style:list-style-name="WWNum16">
      <style:paragraph-properties fo:margin-left="0.0827in" fo:margin-right="0.3457in" fo:margin-top="0in" fo:margin-bottom="0in" style:contextual-spacing="false" fo:line-height="103%" fo:text-align="start" style:justify-single-word="false" fo:text-indent="0in" style:auto-text-indent="false">
        <style:tab-stops>
          <style:tab-stop style:position="0.3555in"/>
        </style:tab-stops>
      </style:paragraph-properties>
    </style:style>
    <style:style style:name="P532" style:family="paragraph" style:parent-style-name="List_20_Paragraph" style:list-style-name="WWNum6">
      <style:paragraph-properties fo:margin-left="0.1563in" fo:margin-right="0.3453in" fo:margin-top="0.002in" fo:margin-bottom="0in" style:contextual-spacing="false" fo:line-height="103%" fo:text-align="justify" style:justify-single-word="false" fo:text-indent="-0.0728in" style:auto-text-indent="false">
        <style:tab-stops>
          <style:tab-stop style:position="0.1575in"/>
        </style:tab-stops>
      </style:paragraph-properties>
    </style:style>
    <style:style style:name="P533" style:family="paragraph" style:parent-style-name="List_20_Paragraph" style:list-style-name="WWNum6">
      <style:paragraph-properties fo:margin-left="0.1563in" fo:margin-right="0.3453in" fo:margin-top="0.0028in" fo:margin-bottom="0in" style:contextual-spacing="false" fo:line-height="103%" fo:text-align="justify" style:justify-single-word="false" fo:text-indent="-0.0728in" style:auto-text-indent="false">
        <style:tab-stops>
          <style:tab-stop style:position="0.1575in"/>
        </style:tab-stops>
      </style:paragraph-properties>
    </style:style>
    <style:style style:name="P534" style:family="paragraph" style:parent-style-name="List_20_Paragraph" style:list-style-name="WWNum6">
      <style:paragraph-properties fo:margin-left="0.1563in" fo:margin-right="0.3457in" fo:margin-top="0.002in" fo:margin-bottom="0in" style:contextual-spacing="false" fo:line-height="103%" fo:text-align="justify" style:justify-single-word="false" fo:text-indent="-0.0728in" style:auto-text-indent="false">
        <style:tab-stops>
          <style:tab-stop style:position="0.1575in"/>
        </style:tab-stops>
      </style:paragraph-properties>
    </style:style>
    <style:style style:name="P535" style:family="paragraph" style:parent-style-name="List_20_Paragraph" style:list-style-name="WWNum2">
      <style:paragraph-properties fo:margin-left="0.352in" fo:margin-right="0in" fo:margin-top="0in" fo:margin-bottom="0in" style:contextual-spacing="false" fo:line-height="100%" fo:text-align="start" style:justify-single-word="false" fo:text-indent="-0.2701in" style:auto-text-indent="false">
        <style:tab-stops>
          <style:tab-stop style:position="0.3528in"/>
        </style:tab-stops>
      </style:paragraph-properties>
    </style:style>
    <style:style style:name="P536" style:family="paragraph" style:parent-style-name="List_20_Paragraph" style:list-style-name="WWNum2">
      <style:paragraph-properties fo:margin-left="0.0835in" fo:margin-right="0.0283in" fo:margin-top="0in" fo:margin-bottom="0in" style:contextual-spacing="false" fo:line-height="103%" fo:text-align="justify" style:justify-single-word="false" fo:text-indent="0in" style:auto-text-indent="false">
        <style:tab-stops>
          <style:tab-stop style:position="0.352in"/>
        </style:tab-stops>
      </style:paragraph-properties>
    </style:style>
    <style:style style:name="P537" style:family="paragraph" style:parent-style-name="List_20_Paragraph" style:list-style-name="WWNum6">
      <style:paragraph-properties fo:margin-left="0.1547in" fo:margin-right="0.0291in" fo:margin-top="0.0016in" fo:margin-bottom="0in" style:contextual-spacing="false" fo:line-height="103%" fo:text-align="justify" style:justify-single-word="false" fo:text-indent="-0.0728in" style:auto-text-indent="false">
        <style:tab-stops>
          <style:tab-stop style:position="0.1571in"/>
        </style:tab-stops>
      </style:paragraph-properties>
    </style:style>
    <style:style style:name="P538" style:family="paragraph" style:parent-style-name="List_20_Paragraph" style:list-style-name="WWNum6">
      <style:paragraph-properties fo:margin-left="0.1575in" fo:margin-right="0.0272in" fo:margin-top="0.0063in" fo:margin-bottom="0in" style:contextual-spacing="false" fo:line-height="103%" fo:text-align="justify" style:justify-single-word="false" fo:text-indent="-0.0752in" style:auto-text-indent="false">
        <style:tab-stops>
          <style:tab-stop style:position="0.1591in"/>
        </style:tab-stops>
      </style:paragraph-properties>
    </style:style>
    <style:style style:name="P539" style:family="paragraph" style:parent-style-name="List_20_Paragraph" style:list-style-name="WWNum6">
      <style:paragraph-properties fo:margin-left="0.1575in" fo:margin-right="0.0272in" fo:margin-top="0.0063in" fo:margin-bottom="0in" style:contextual-spacing="false" fo:line-height="103%" fo:text-align="start" style:justify-single-word="false" fo:text-indent="-0.0752in" style:auto-text-indent="false">
        <style:tab-stops>
          <style:tab-stop style:position="0.1583in"/>
        </style:tab-stops>
      </style:paragraph-properties>
    </style:style>
    <style:style style:name="P540" style:family="paragraph" style:parent-style-name="List_20_Paragraph" style:list-style-name="WWNum6">
      <style:paragraph-properties fo:margin-left="0.1575in" fo:margin-right="0.0272in" fo:margin-top="0.0016in" fo:margin-bottom="0in" style:contextual-spacing="false" fo:line-height="103%" fo:text-align="justify" style:justify-single-word="false" fo:text-indent="-0.0752in" style:auto-text-indent="false">
        <style:tab-stops>
          <style:tab-stop style:position="0.1591in"/>
        </style:tab-stops>
      </style:paragraph-properties>
    </style:style>
    <style:style style:name="P541" style:family="paragraph" style:parent-style-name="List_20_Paragraph" style:list-style-name="WWNum6">
      <style:paragraph-properties fo:margin-left="0.1535in" fo:margin-right="0.3465in" fo:margin-top="0.0646in" fo:margin-bottom="0in" style:contextual-spacing="false" fo:line-height="103%" fo:text-align="justify" style:justify-single-word="false" fo:text-indent="-0.0728in" style:auto-text-indent="false" fo:break-before="column">
        <style:tab-stops>
          <style:tab-stop style:position="0.1555in"/>
        </style:tab-stops>
      </style:paragraph-properties>
    </style:style>
    <style:style style:name="P542" style:family="paragraph" style:parent-style-name="List_20_Paragraph" style:list-style-name="WWNum2">
      <style:paragraph-properties fo:margin-left="0.35in" fo:margin-right="0in" fo:margin-top="0in" fo:margin-bottom="0in" style:contextual-spacing="false" fo:line-height="100%" fo:text-align="start" style:justify-single-word="false" fo:text-indent="-0.2701in" style:auto-text-indent="false">
        <style:tab-stops>
          <style:tab-stop style:position="0.3508in"/>
        </style:tab-stops>
      </style:paragraph-properties>
    </style:style>
    <style:style style:name="P543" style:family="paragraph" style:parent-style-name="List_20_Paragraph" style:list-style-name="WWNum6">
      <style:paragraph-properties fo:margin-left="0.1598in" fo:margin-right="0.0264in" fo:margin-top="0.0008in" fo:margin-bottom="0in" style:contextual-spacing="false" fo:line-height="103%" fo:text-align="justify" style:justify-single-word="false" fo:text-indent="-0.0783in" style:auto-text-indent="false">
        <style:tab-stops>
          <style:tab-stop style:position="0.161in"/>
        </style:tab-stops>
      </style:paragraph-properties>
    </style:style>
    <style:style style:name="P544" style:family="paragraph" style:parent-style-name="List_20_Paragraph" style:list-style-name="WWNum19">
      <style:paragraph-properties fo:margin-left="0.1598in" fo:margin-right="0.0264in" fo:margin-top="0.0063in" fo:margin-bottom="0in" style:contextual-spacing="false" fo:line-height="103%" fo:text-align="start" style:justify-single-word="false" fo:text-indent="-0.0783in" style:auto-text-indent="false">
        <style:tab-stops>
          <style:tab-stop style:position="0.161in"/>
        </style:tab-stops>
      </style:paragraph-properties>
    </style:style>
    <style:style style:name="P545" style:family="paragraph" style:parent-style-name="List_20_Paragraph" style:list-style-name="WWNum6">
      <style:paragraph-properties fo:margin-left="0.1543in" fo:margin-right="0.0272in" fo:margin-top="0.0071in" fo:margin-bottom="0in" style:contextual-spacing="false" fo:line-height="103%" fo:text-align="justify" style:justify-single-word="false" fo:text-indent="-0.0717in" style:auto-text-indent="false">
        <style:tab-stops>
          <style:tab-stop style:position="0.1547in"/>
        </style:tab-stops>
      </style:paragraph-properties>
    </style:style>
    <style:style style:name="P546" style:family="paragraph" style:parent-style-name="List_20_Paragraph" style:list-style-name="WWNum6">
      <style:paragraph-properties fo:margin-left="0.1555in" fo:margin-right="0in" fo:margin-top="0.0016in" fo:margin-bottom="0in" style:contextual-spacing="false" fo:line-height="100%" fo:text-align="start" style:justify-single-word="false" fo:text-indent="-0.0736in" style:auto-text-indent="false">
        <style:tab-stops>
          <style:tab-stop style:position="0.1563in"/>
        </style:tab-stops>
      </style:paragraph-properties>
    </style:style>
    <style:style style:name="P547" style:family="paragraph" style:parent-style-name="List_20_Paragraph" style:list-style-name="WWNum6">
      <style:paragraph-properties fo:margin-left="0.1555in" fo:margin-right="0in" fo:margin-top="0.0063in" fo:margin-bottom="0in" style:contextual-spacing="false" fo:line-height="100%" fo:text-align="start" style:justify-single-word="false" fo:text-indent="-0.0736in" style:auto-text-indent="false">
        <style:tab-stops>
          <style:tab-stop style:position="0.1563in"/>
        </style:tab-stops>
      </style:paragraph-properties>
    </style:style>
    <style:style style:name="P548" style:family="paragraph" style:parent-style-name="List_20_Paragraph" style:list-style-name="WWNum6">
      <style:paragraph-properties fo:margin-left="0.1555in" fo:margin-right="0in" fo:margin-top="0.002in" fo:margin-bottom="0in" style:contextual-spacing="false" fo:line-height="100%" fo:text-align="justify" style:justify-single-word="false" fo:text-indent="-0.0736in" style:auto-text-indent="false">
        <style:tab-stops>
          <style:tab-stop style:position="0.1563in"/>
        </style:tab-stops>
      </style:paragraph-properties>
    </style:style>
    <style:style style:name="P549" style:family="paragraph" style:parent-style-name="List_20_Paragraph" style:list-style-name="WWNum6">
      <style:paragraph-properties fo:margin-left="0.1535in" fo:margin-right="0.0272in" fo:margin-top="0.0063in" fo:margin-bottom="0in" style:contextual-spacing="false" fo:line-height="103%" fo:text-align="start" style:justify-single-word="false" fo:text-indent="-0.0717in" style:auto-text-indent="false">
        <style:tab-stops>
          <style:tab-stop style:position="0.1563in"/>
        </style:tab-stops>
      </style:paragraph-properties>
    </style:style>
    <style:style style:name="P550" style:family="paragraph" style:parent-style-name="List_20_Paragraph" style:list-style-name="WWNum6">
      <style:paragraph-properties fo:margin-left="0.1547in" fo:margin-right="0in" fo:margin-top="0.0016in" fo:margin-bottom="0in" style:contextual-spacing="false" fo:line-height="100%" fo:text-align="start" style:justify-single-word="false" fo:text-indent="-0.0728in" style:auto-text-indent="false">
        <style:tab-stops>
          <style:tab-stop style:position="0.1555in"/>
        </style:tab-stops>
      </style:paragraph-properties>
    </style:style>
    <style:style style:name="P551" style:family="paragraph" style:parent-style-name="List_20_Paragraph" style:list-style-name="WWNum6">
      <style:paragraph-properties fo:margin-left="0.1547in" fo:margin-right="0in" fo:margin-top="0.0063in" fo:margin-bottom="0in" style:contextual-spacing="false" fo:line-height="100%" fo:text-align="start" style:justify-single-word="false" fo:text-indent="-0.0728in" style:auto-text-indent="false">
        <style:tab-stops>
          <style:tab-stop style:position="0.1555in"/>
        </style:tab-stops>
      </style:paragraph-properties>
    </style:style>
    <style:style style:name="P552" style:family="paragraph" style:parent-style-name="List_20_Paragraph" style:list-style-name="WWNum9">
      <style:paragraph-properties fo:margin-left="0.2091in" fo:margin-right="0in" fo:margin-top="0.0063in" fo:margin-bottom="0in" style:contextual-spacing="false" fo:line-height="100%" fo:text-align="justify" style:justify-single-word="false" fo:text-indent="-0.1272in" style:auto-text-indent="false">
        <style:tab-stops>
          <style:tab-stop style:position="0.2098in"/>
        </style:tab-stops>
      </style:paragraph-properties>
    </style:style>
    <style:style style:name="P553" style:family="paragraph" style:parent-style-name="List_20_Paragraph" style:list-style-name="WWNum9">
      <style:paragraph-properties fo:margin-left="0.0827in" fo:margin-right="0.3465in" fo:margin-top="0.0063in" fo:margin-bottom="0in" style:contextual-spacing="false" fo:line-height="103%" fo:text-align="justify" style:justify-single-word="false" fo:text-indent="0in" style:auto-text-indent="false">
        <style:tab-stops>
          <style:tab-stop style:position="0.2209in"/>
        </style:tab-stops>
      </style:paragraph-properties>
    </style:style>
    <style:style style:name="P554" style:family="paragraph" style:parent-style-name="List_20_Paragraph" style:list-style-name="WWNum6">
      <style:paragraph-properties fo:margin-left="0.1535in" fo:margin-right="0.3445in" fo:margin-top="0.0646in" fo:margin-bottom="0in" style:contextual-spacing="false" fo:line-height="103%" fo:text-align="start" style:justify-single-word="false" fo:text-indent="-0.0717in" style:auto-text-indent="false" fo:break-before="column">
        <style:tab-stops>
          <style:tab-stop style:position="0.1555in"/>
        </style:tab-stops>
      </style:paragraph-properties>
    </style:style>
    <style:style style:name="P555" style:family="paragraph" style:parent-style-name="List_20_Paragraph" style:list-style-name="WWNum6">
      <style:paragraph-properties fo:margin-left="0.1535in" fo:margin-right="0.3445in" fo:margin-top="0.0008in" fo:margin-bottom="0in" style:contextual-spacing="false" fo:line-height="103%" fo:text-align="start" style:justify-single-word="false" fo:text-indent="-0.0717in" style:auto-text-indent="false">
        <style:tab-stops>
          <style:tab-stop style:position="0.1555in"/>
        </style:tab-stops>
      </style:paragraph-properties>
    </style:style>
    <style:style style:name="P556" style:family="paragraph" style:parent-style-name="List_20_Paragraph" style:list-style-name="WWNum6">
      <style:paragraph-properties fo:margin-left="0.1535in" fo:margin-right="0.3453in" fo:margin-top="0.0008in" fo:margin-bottom="0in" style:contextual-spacing="false" fo:line-height="103%" fo:text-align="start" style:justify-single-word="false" fo:text-indent="-0.0717in" style:auto-text-indent="false">
        <style:tab-stops>
          <style:tab-stop style:position="0.1555in"/>
        </style:tab-stops>
      </style:paragraph-properties>
    </style:style>
    <style:style style:name="P557" style:family="paragraph" style:parent-style-name="List_20_Paragraph" style:list-style-name="WWNum6">
      <style:paragraph-properties fo:margin-left="0.1547in" fo:margin-right="0in" fo:margin-top="0.0016in" fo:margin-bottom="0in" style:contextual-spacing="false" fo:line-height="100%" fo:text-align="start" style:justify-single-word="false" fo:text-indent="-0.0736in" style:auto-text-indent="false">
        <style:tab-stops>
          <style:tab-stop style:position="0.1555in"/>
        </style:tab-stops>
      </style:paragraph-properties>
    </style:style>
    <style:style style:name="P558" style:family="paragraph" style:parent-style-name="List_20_Paragraph" style:list-style-name="WWNum6">
      <style:paragraph-properties fo:margin-left="0.1528in" fo:margin-right="0.0264in" fo:margin-top="0.0063in" fo:margin-bottom="0in" style:contextual-spacing="false" fo:line-height="103%" fo:text-align="start" style:justify-single-word="false" fo:text-indent="-0.0717in" style:auto-text-indent="false">
        <style:tab-stops>
          <style:tab-stop style:position="0.1547in"/>
        </style:tab-stops>
      </style:paragraph-properties>
    </style:style>
    <style:style style:name="P559" style:family="paragraph" style:parent-style-name="List_20_Paragraph" style:list-style-name="WWNum6">
      <style:paragraph-properties fo:margin-left="0.1528in" fo:margin-right="0.0272in" fo:margin-top="0.0008in" fo:margin-bottom="0in" style:contextual-spacing="false" fo:line-height="103%" fo:text-align="start" style:justify-single-word="false" fo:text-indent="-0.0717in" style:auto-text-indent="false">
        <style:tab-stops>
          <style:tab-stop style:position="0.1547in"/>
        </style:tab-stops>
      </style:paragraph-properties>
    </style:style>
    <style:style style:name="P560" style:family="paragraph" style:parent-style-name="List_20_Paragraph" style:list-style-name="WWNum6">
      <style:paragraph-properties fo:margin-left="0.1543in" fo:margin-right="0in" fo:margin-top="0.0008in" fo:margin-bottom="0in" style:contextual-spacing="false" fo:line-height="100%" fo:text-align="start" style:justify-single-word="false" fo:text-indent="-0.0728in" style:auto-text-indent="false">
        <style:tab-stops>
          <style:tab-stop style:position="0.1547in"/>
        </style:tab-stops>
      </style:paragraph-properties>
    </style:style>
    <style:style style:name="P561" style:family="paragraph" style:parent-style-name="List_20_Paragraph" style:list-style-name="WWNum6">
      <style:paragraph-properties fo:margin-left="0.1543in" fo:margin-right="0in" fo:margin-top="0.0063in" fo:margin-bottom="0in" style:contextual-spacing="false" fo:line-height="100%" fo:text-align="start" style:justify-single-word="false" fo:text-indent="-0.0728in" style:auto-text-indent="false">
        <style:tab-stops>
          <style:tab-stop style:position="0.1547in"/>
        </style:tab-stops>
      </style:paragraph-properties>
    </style:style>
    <style:style style:name="P562" style:family="paragraph" style:parent-style-name="List_20_Paragraph" style:list-style-name="WWNum6">
      <style:paragraph-properties fo:margin-left="0.1543in" fo:margin-right="0in" fo:margin-top="0.0646in" fo:margin-bottom="0in" style:contextual-spacing="false" fo:line-height="100%" fo:text-align="start" style:justify-single-word="false" fo:text-indent="-0.0728in" style:auto-text-indent="false" fo:break-before="column">
        <style:tab-stops>
          <style:tab-stop style:position="0.1547in"/>
        </style:tab-stops>
      </style:paragraph-properties>
    </style:style>
    <style:style style:name="P563" style:family="paragraph" style:parent-style-name="List_20_Paragraph" style:list-style-name="WWNum6">
      <style:paragraph-properties fo:margin-left="0.1543in" fo:margin-right="0in" fo:margin-top="0.0016in" fo:margin-bottom="0in" style:contextual-spacing="false" fo:line-height="100%" fo:text-align="start" style:justify-single-word="false" fo:text-indent="-0.0728in" style:auto-text-indent="false">
        <style:tab-stops>
          <style:tab-stop style:position="0.1547in"/>
        </style:tab-stops>
      </style:paragraph-properties>
    </style:style>
    <style:style style:name="P564" style:family="paragraph" style:parent-style-name="List_20_Paragraph" style:list-style-name="WWNum6">
      <style:paragraph-properties fo:margin-left="0.1543in" fo:margin-right="0in" fo:margin-top="0.002in" fo:margin-bottom="0in" style:contextual-spacing="false" fo:line-height="100%" fo:text-align="start" style:justify-single-word="false" fo:text-indent="-0.0728in" style:auto-text-indent="false">
        <style:tab-stops>
          <style:tab-stop style:position="0.1547in"/>
        </style:tab-stops>
      </style:paragraph-properties>
    </style:style>
    <style:style style:name="P565" style:family="paragraph" style:parent-style-name="List_20_Paragraph" style:list-style-name="WWNum6">
      <style:paragraph-properties fo:margin-left="0.1528in" fo:margin-right="0.3453in" fo:margin-top="0.002in" fo:margin-bottom="0in" style:contextual-spacing="false" fo:line-height="103%" fo:text-align="justify" style:justify-single-word="false" fo:text-indent="-0.0717in" style:auto-text-indent="false">
        <style:tab-stops>
          <style:tab-stop style:position="0.1547in"/>
        </style:tab-stops>
      </style:paragraph-properties>
    </style:style>
    <style:style style:name="P566" style:family="paragraph" style:parent-style-name="List_20_Paragraph" style:list-style-name="WWNum6">
      <style:paragraph-properties fo:margin-left="0.1528in" fo:margin-right="0.3445in" fo:margin-top="0.0016in" fo:margin-bottom="0in" style:contextual-spacing="false" fo:line-height="103%" fo:text-align="justify" style:justify-single-word="false" fo:text-indent="-0.0717in" style:auto-text-indent="false">
        <style:tab-stops>
          <style:tab-stop style:position="0.1547in"/>
        </style:tab-stops>
      </style:paragraph-properties>
    </style:style>
    <style:style style:name="P567" style:family="paragraph" style:parent-style-name="List_20_Paragraph" style:list-style-name="WWNum8">
      <style:paragraph-properties fo:margin-left="0.3516in" fo:margin-right="0in" fo:margin-top="0in" fo:margin-bottom="0in" style:contextual-spacing="false" fo:line-height="100%" fo:text-align="start" style:justify-single-word="false" fo:text-indent="-0.2693in" style:auto-text-indent="false">
        <style:tab-stops>
          <style:tab-stop style:position="0.352in"/>
        </style:tab-stops>
      </style:paragraph-properties>
    </style:style>
    <style:style style:name="P568" style:family="paragraph" style:parent-style-name="List_20_Paragraph" style:list-style-name="WWNum13">
      <style:paragraph-properties fo:margin-left="0.4161in" fo:margin-right="0in" fo:margin-top="0.1209in" fo:margin-bottom="0in" style:contextual-spacing="false" fo:line-height="100%" fo:text-align="start" style:justify-single-word="false" fo:text-indent="-0.2547in" style:auto-text-indent="false">
        <style:tab-stops>
          <style:tab-stop style:position="0.4165in"/>
        </style:tab-stops>
      </style:paragraph-properties>
    </style:style>
    <style:style style:name="P569" style:family="paragraph" style:parent-style-name="List_20_Paragraph" style:list-style-name="WWNum13">
      <style:paragraph-properties fo:margin-left="0.1618in" fo:margin-right="0.0264in" fo:margin-top="0.1118in" fo:margin-bottom="0in" style:contextual-spacing="false" fo:line-height="106%" fo:text-align="justify" style:justify-single-word="false" fo:text-indent="0in" style:auto-text-indent="false">
        <style:tab-stops>
          <style:tab-stop style:position="0.4126in"/>
        </style:tab-stops>
      </style:paragraph-properties>
    </style:style>
    <style:style style:name="P570" style:family="paragraph" style:parent-style-name="List_20_Paragraph" style:list-style-name="WWNum13">
      <style:paragraph-properties fo:margin-left="0.4165in" fo:margin-right="0in" fo:margin-top="0in" fo:margin-bottom="0in" style:contextual-spacing="false" fo:line-height="100%" fo:text-align="start" style:justify-single-word="false" fo:text-indent="-0.2547in" style:auto-text-indent="false">
        <style:tab-stops>
          <style:tab-stop style:position="0.4165in"/>
        </style:tab-stops>
      </style:paragraph-properties>
    </style:style>
    <style:style style:name="P571" style:family="paragraph" style:parent-style-name="List_20_Paragraph" style:list-style-name="WWNum13">
      <style:paragraph-properties fo:margin-left="0.4154in" fo:margin-right="0in" fo:margin-top="0in" fo:margin-bottom="0in" style:contextual-spacing="false" fo:line-height="100%" fo:text-align="start" style:justify-single-word="false" fo:text-indent="-0.2547in" style:auto-text-indent="false">
        <style:tab-stops>
          <style:tab-stop style:position="0.4161in"/>
        </style:tab-stops>
      </style:paragraph-properties>
    </style:style>
    <style:style style:name="P572" style:family="paragraph" style:parent-style-name="List_20_Paragraph" style:list-style-name="WWNum13">
      <style:paragraph-properties fo:margin-left="0.4146in" fo:margin-right="0in" fo:margin-top="0.1118in" fo:margin-bottom="0in" style:contextual-spacing="false" fo:line-height="100%" fo:text-align="start" style:justify-single-word="false" fo:text-indent="-0.2555in" style:auto-text-indent="false">
        <style:tab-stops>
          <style:tab-stop style:position="0.4154in"/>
        </style:tab-stops>
      </style:paragraph-properties>
    </style:style>
    <style:style style:name="P573" style:family="paragraph" style:parent-style-name="List_20_Paragraph" style:list-style-name="WWNum13">
      <style:paragraph-properties fo:margin-left="4.3744in" fo:margin-right="0.3465in" fo:margin-top="0.0008in" fo:margin-bottom="0in" style:contextual-spacing="false" fo:line-height="105%" fo:text-align="start" style:justify-single-word="false" fo:text-indent="0in" style:auto-text-indent="false">
        <style:tab-stops>
          <style:tab-stop style:position="4.6445in"/>
        </style:tab-stops>
      </style:paragraph-properties>
    </style:style>
    <style:style style:name="P574" style:family="paragraph" style:parent-style-name="List_20_Paragraph" style:list-style-name="WWNum6">
      <style:paragraph-properties fo:margin-left="0.1535in" fo:margin-right="0in" fo:margin-top="0.0063in" fo:margin-bottom="0in" style:contextual-spacing="false" fo:line-height="100%" fo:text-align="justify" style:justify-single-word="false" fo:text-indent="-0.0717in" style:auto-text-indent="false">
        <style:tab-stops>
          <style:tab-stop style:position="0.1535in"/>
        </style:tab-stops>
      </style:paragraph-properties>
    </style:style>
    <style:style style:name="P575" style:family="paragraph" style:parent-style-name="List_20_Paragraph" style:list-style-name="WWNum6">
      <style:paragraph-properties fo:margin-left="0.1535in" fo:margin-right="0in" fo:margin-top="0.0063in" fo:margin-bottom="0in" style:contextual-spacing="false" fo:line-height="100%" fo:text-align="start" style:justify-single-word="false" fo:text-indent="-0.0717in" style:auto-text-indent="false">
        <style:tab-stops>
          <style:tab-stop style:position="0.1543in"/>
        </style:tab-stops>
      </style:paragraph-properties>
    </style:style>
    <style:style style:name="P576" style:family="paragraph" style:parent-style-name="List_20_Paragraph" style:list-style-name="WWNum6">
      <style:paragraph-properties fo:margin-left="0.1535in" fo:margin-right="0in" fo:margin-top="0.0016in" fo:margin-bottom="0in" style:contextual-spacing="false" fo:line-height="100%" fo:text-align="start" style:justify-single-word="false" fo:text-indent="-0.0717in" style:auto-text-indent="false">
        <style:tab-stops>
          <style:tab-stop style:position="0.1543in"/>
        </style:tab-stops>
      </style:paragraph-properties>
    </style:style>
    <style:style style:name="P577" style:family="paragraph" style:parent-style-name="List_20_Paragraph" style:list-style-name="WWNum6">
      <style:paragraph-properties fo:margin-left="0.1563in" fo:margin-right="0.3453in" fo:margin-top="0.0063in" fo:margin-bottom="0in" style:contextual-spacing="false" fo:line-height="103%" fo:text-align="start" style:justify-single-word="false" fo:text-indent="-0.0752in" style:auto-text-indent="false">
        <style:tab-stops>
          <style:tab-stop style:position="0.1575in"/>
        </style:tab-stops>
      </style:paragraph-properties>
    </style:style>
    <style:style style:name="P578" style:family="paragraph" style:parent-style-name="List_20_Paragraph" style:list-style-name="WWNum6">
      <style:paragraph-properties fo:margin-left="0.1563in" fo:margin-right="0.3453in" fo:margin-top="0.0063in" fo:margin-bottom="0in" style:contextual-spacing="false" fo:line-height="103%" fo:text-align="justify" style:justify-single-word="false" fo:text-indent="-0.0752in" style:auto-text-indent="false">
        <style:tab-stops>
          <style:tab-stop style:position="0.1575in"/>
        </style:tab-stops>
      </style:paragraph-properties>
    </style:style>
    <style:style style:name="P579" style:family="paragraph" style:parent-style-name="List_20_Paragraph" style:list-style-name="WWNum6">
      <style:paragraph-properties fo:margin-left="0.1563in" fo:margin-right="0.3453in" fo:margin-top="0.0016in" fo:margin-bottom="0in" style:contextual-spacing="false" fo:line-height="103%" fo:text-align="start" style:justify-single-word="false" fo:text-indent="-0.0752in" style:auto-text-indent="false">
        <style:tab-stops>
          <style:tab-stop style:position="0.1575in"/>
        </style:tab-stops>
      </style:paragraph-properties>
    </style:style>
    <style:style style:name="P580" style:family="paragraph" style:parent-style-name="List_20_Paragraph" style:list-style-name="WWNum6">
      <style:paragraph-properties fo:margin-left="0.1571in" fo:margin-right="0in" fo:margin-top="0.0008in" fo:margin-bottom="0in" style:contextual-spacing="false" fo:line-height="100%" fo:text-align="start" style:justify-single-word="false" fo:text-indent="-0.0756in" style:auto-text-indent="false">
        <style:tab-stops>
          <style:tab-stop style:position="0.1575in"/>
        </style:tab-stops>
      </style:paragraph-properties>
    </style:style>
    <style:style style:name="P581" style:family="paragraph" style:parent-style-name="List_20_Paragraph" style:list-style-name="WWNum6">
      <style:paragraph-properties fo:margin-left="0.1571in" fo:margin-right="0in" fo:margin-top="0.0016in" fo:margin-bottom="0in" style:contextual-spacing="false" fo:line-height="100%" fo:text-align="start" style:justify-single-word="false" fo:text-indent="-0.0756in" style:auto-text-indent="false">
        <style:tab-stops>
          <style:tab-stop style:position="0.1575in"/>
        </style:tab-stops>
      </style:paragraph-properties>
    </style:style>
    <style:style style:name="P582" style:family="paragraph" style:parent-style-name="List_20_Paragraph" style:list-style-name="WWNum6">
      <style:paragraph-properties fo:margin-left="0.1571in" fo:margin-right="0in" fo:margin-top="0.0016in" fo:margin-bottom="0in" style:contextual-spacing="false" fo:line-height="100%" fo:text-align="justify" style:justify-single-word="false" fo:text-indent="-0.0756in" style:auto-text-indent="false">
        <style:tab-stops>
          <style:tab-stop style:position="0.1575in"/>
        </style:tab-stops>
      </style:paragraph-properties>
    </style:style>
    <style:style style:name="P583" style:family="paragraph" style:parent-style-name="List_20_Paragraph" style:list-style-name="WWNum6">
      <style:paragraph-properties fo:margin-left="0.1571in" fo:margin-right="0in" fo:margin-top="0.0063in" fo:margin-bottom="0in" style:contextual-spacing="false" fo:line-height="100%" fo:text-align="start" style:justify-single-word="false" fo:text-indent="-0.0756in" style:auto-text-indent="false">
        <style:tab-stops>
          <style:tab-stop style:position="0.1575in"/>
        </style:tab-stops>
      </style:paragraph-properties>
    </style:style>
    <style:style style:name="P584" style:family="paragraph" style:parent-style-name="List_20_Paragraph" style:list-style-name="WWNum6">
      <style:paragraph-properties fo:margin-left="0.1571in" fo:margin-right="0in" fo:margin-top="0.0063in" fo:margin-bottom="0in" style:contextual-spacing="false" fo:line-height="100%" fo:text-align="justify" style:justify-single-word="false" fo:text-indent="-0.0756in" style:auto-text-indent="false">
        <style:tab-stops>
          <style:tab-stop style:position="0.1575in"/>
        </style:tab-stops>
      </style:paragraph-properties>
    </style:style>
    <style:style style:name="P585" style:family="paragraph" style:parent-style-name="List_20_Paragraph" style:list-style-name="WWNum6">
      <style:paragraph-properties fo:margin-left="0.1571in" fo:margin-right="0in" fo:margin-top="0.0701in" fo:margin-bottom="0in" style:contextual-spacing="false" fo:line-height="100%" fo:text-align="start" style:justify-single-word="false" fo:text-indent="-0.0756in" style:auto-text-indent="false" fo:break-before="column">
        <style:tab-stops>
          <style:tab-stop style:position="0.1575in"/>
        </style:tab-stops>
      </style:paragraph-properties>
    </style:style>
    <style:style style:name="P586" style:family="paragraph" style:parent-style-name="List_20_Paragraph" style:list-style-name="WWNum6">
      <style:paragraph-properties fo:margin-left="0.1571in" fo:margin-right="0in" fo:margin-top="0.0071in" fo:margin-bottom="0in" style:contextual-spacing="false" fo:line-height="100%" fo:text-align="start" style:justify-single-word="false" fo:text-indent="-0.0756in" style:auto-text-indent="false">
        <style:tab-stops>
          <style:tab-stop style:position="0.1575in"/>
        </style:tab-stops>
      </style:paragraph-properties>
    </style:style>
    <style:style style:name="P587" style:family="paragraph" style:parent-style-name="List_20_Paragraph" style:list-style-name="WWNum6">
      <style:paragraph-properties fo:margin-left="0.1583in" fo:margin-right="0in" fo:margin-top="0.0063in" fo:margin-bottom="0in" style:contextual-spacing="false" fo:line-height="100%" fo:text-align="start" style:justify-single-word="false" fo:text-indent="-0.0756in" style:auto-text-indent="false">
        <style:tab-stops>
          <style:tab-stop style:position="0.1591in"/>
        </style:tab-stops>
      </style:paragraph-properties>
    </style:style>
    <style:style style:name="P588" style:family="paragraph" style:parent-style-name="List_20_Paragraph" style:list-style-name="WWNum6">
      <style:paragraph-properties fo:margin-left="0.1583in" fo:margin-right="0in" fo:margin-top="0.0008in" fo:margin-bottom="0in" style:contextual-spacing="false" fo:line-height="100%" fo:text-align="start" style:justify-single-word="false" fo:text-indent="-0.0756in" style:auto-text-indent="false">
        <style:tab-stops>
          <style:tab-stop style:position="0.1591in"/>
        </style:tab-stops>
      </style:paragraph-properties>
    </style:style>
    <style:style style:name="P589" style:family="paragraph" style:parent-style-name="List_20_Paragraph" style:list-style-name="WWNum6">
      <style:paragraph-properties fo:margin-left="0.1583in" fo:margin-right="0in" fo:margin-top="0.0016in" fo:margin-bottom="0in" style:contextual-spacing="false" fo:line-height="100%" fo:text-align="start" style:justify-single-word="false" fo:text-indent="-0.0756in" style:auto-text-indent="false">
        <style:tab-stops>
          <style:tab-stop style:position="0.1591in"/>
        </style:tab-stops>
      </style:paragraph-properties>
    </style:style>
    <style:style style:name="P590" style:family="paragraph" style:parent-style-name="List_20_Paragraph" style:list-style-name="WWNum6">
      <style:paragraph-properties fo:margin-left="0.1575in" fo:margin-right="0in" fo:margin-top="0.0016in" fo:margin-bottom="0in" style:contextual-spacing="false" fo:line-height="100%" fo:text-align="justify" style:justify-single-word="false" fo:text-indent="-0.0756in" style:auto-text-indent="false">
        <style:tab-stops>
          <style:tab-stop style:position="0.1583in"/>
        </style:tab-stops>
      </style:paragraph-properties>
    </style:style>
    <style:style style:name="P591" style:family="paragraph" style:parent-style-name="List_20_Paragraph" style:list-style-name="WWNum6">
      <style:paragraph-properties fo:margin-left="0.1575in" fo:margin-right="0in" fo:margin-top="0.0016in" fo:margin-bottom="0in" style:contextual-spacing="false" fo:line-height="100%" fo:text-align="start" style:justify-single-word="false" fo:text-indent="-0.0756in" style:auto-text-indent="false">
        <style:tab-stops>
          <style:tab-stop style:position="0.1583in"/>
        </style:tab-stops>
      </style:paragraph-properties>
    </style:style>
    <style:style style:name="P592" style:family="paragraph" style:parent-style-name="List_20_Paragraph" style:list-style-name="WWNum6">
      <style:paragraph-properties fo:margin-left="0.1575in" fo:margin-right="0in" fo:margin-top="0.0063in" fo:margin-bottom="0in" style:contextual-spacing="false" fo:line-height="100%" fo:text-align="justify" style:justify-single-word="false" fo:text-indent="-0.0756in" style:auto-text-indent="false">
        <style:tab-stops>
          <style:tab-stop style:position="0.1583in"/>
        </style:tab-stops>
      </style:paragraph-properties>
    </style:style>
    <style:style style:name="P593" style:family="paragraph" style:parent-style-name="List_20_Paragraph" style:list-style-name="WWNum6">
      <style:paragraph-properties fo:margin-left="0.1575in" fo:margin-right="0in" fo:margin-top="0.0063in" fo:margin-bottom="0in" style:contextual-spacing="false" fo:line-height="100%" fo:text-align="start" style:justify-single-word="false" fo:text-indent="-0.0756in" style:auto-text-indent="false">
        <style:tab-stops>
          <style:tab-stop style:position="0.1583in"/>
        </style:tab-stops>
      </style:paragraph-properties>
    </style:style>
    <style:style style:name="P594" style:family="paragraph" style:parent-style-name="List_20_Paragraph" style:list-style-name="WWNum6">
      <style:paragraph-properties fo:margin-left="0.1575in" fo:margin-right="0in" fo:margin-top="0.0008in" fo:margin-bottom="0in" style:contextual-spacing="false" fo:line-height="100%" fo:text-align="justify" style:justify-single-word="false" fo:text-indent="-0.0756in" style:auto-text-indent="false">
        <style:tab-stops>
          <style:tab-stop style:position="0.1583in"/>
        </style:tab-stops>
      </style:paragraph-properties>
    </style:style>
    <style:style style:name="P595" style:family="paragraph" style:parent-style-name="List_20_Paragraph" style:list-style-name="WWNum6">
      <style:paragraph-properties fo:margin-left="0.1575in" fo:margin-right="0in" fo:margin-top="0.0008in" fo:margin-bottom="0in" style:contextual-spacing="false" fo:line-height="100%" fo:text-align="start" style:justify-single-word="false" fo:text-indent="-0.0756in" style:auto-text-indent="false">
        <style:tab-stops>
          <style:tab-stop style:position="0.1583in"/>
        </style:tab-stops>
      </style:paragraph-properties>
    </style:style>
    <style:style style:name="P596" style:family="paragraph" style:parent-style-name="List_20_Paragraph" style:list-style-name="WWNum6">
      <style:paragraph-properties fo:margin-left="0.1575in" fo:margin-right="0.0264in" fo:margin-top="0.0063in" fo:margin-bottom="0in" style:contextual-spacing="false" fo:line-height="103%" fo:text-align="justify" style:justify-single-word="false" fo:text-indent="-0.0752in" style:auto-text-indent="false">
        <style:tab-stops>
          <style:tab-stop style:position="0.1583in"/>
        </style:tab-stops>
      </style:paragraph-properties>
    </style:style>
    <style:style style:name="P597" style:family="paragraph" style:parent-style-name="List_20_Paragraph" style:list-style-name="WWNum6">
      <style:paragraph-properties fo:margin-left="0.1575in" fo:margin-right="0.0264in" fo:margin-top="0.002in" fo:margin-bottom="0in" style:contextual-spacing="false" fo:line-height="100%" fo:text-align="start" style:justify-single-word="false" fo:text-indent="-0.0752in" style:auto-text-indent="false">
        <style:tab-stops>
          <style:tab-stop style:position="0.1591in"/>
        </style:tab-stops>
      </style:paragraph-properties>
    </style:style>
    <style:style style:name="P598" style:family="paragraph" style:parent-style-name="List_20_Paragraph" style:list-style-name="WWNum6">
      <style:paragraph-properties fo:margin-left="0.1575in" fo:margin-right="0.0264in" fo:margin-top="0.0016in" fo:margin-bottom="0in" style:contextual-spacing="false" fo:line-height="100%" fo:text-align="start" style:justify-single-word="false" fo:text-indent="-0.0752in" style:auto-text-indent="false">
        <style:tab-stops>
          <style:tab-stop style:position="0.1591in"/>
        </style:tab-stops>
      </style:paragraph-properties>
    </style:style>
    <style:style style:name="P599" style:family="paragraph" style:parent-style-name="List_20_Paragraph" style:list-style-name="WWNum6">
      <style:paragraph-properties fo:margin-left="0.1575in" fo:margin-right="0.0264in" fo:margin-top="0.0008in" fo:margin-bottom="0in" style:contextual-spacing="false" fo:line-height="100%" fo:text-align="start" style:justify-single-word="false" fo:text-indent="-0.0752in" style:auto-text-indent="false">
        <style:tab-stops>
          <style:tab-stop style:position="0.1591in"/>
        </style:tab-stops>
      </style:paragraph-properties>
    </style:style>
    <style:style style:name="P600" style:family="paragraph" style:parent-style-name="List_20_Paragraph" style:list-style-name="WWNum6">
      <style:paragraph-properties fo:margin-left="0.1571in" fo:margin-right="0.3457in" fo:margin-top="0.0063in" fo:margin-bottom="0in" style:contextual-spacing="false" fo:line-height="103%" fo:text-align="start" style:justify-single-word="false" fo:text-indent="-0.0752in" style:auto-text-indent="false">
        <style:tab-stops>
          <style:tab-stop style:position="0.1583in"/>
        </style:tab-stops>
      </style:paragraph-properties>
    </style:style>
    <style:style style:name="P601" style:family="paragraph" style:parent-style-name="List_20_Paragraph" style:list-style-name="WWNum6">
      <style:paragraph-properties fo:margin-left="0.1535in" fo:margin-right="0.3472in" fo:margin-top="0.0063in" fo:margin-bottom="0in" style:contextual-spacing="false" fo:line-height="103%" fo:text-align="start" style:justify-single-word="false" fo:text-indent="-0.0717in" style:auto-text-indent="false">
        <style:tab-stops>
          <style:tab-stop style:position="0.1543in"/>
        </style:tab-stops>
      </style:paragraph-properties>
    </style:style>
    <style:style style:name="P602" style:family="paragraph" style:parent-style-name="List_20_Paragraph" style:list-style-name="WWNum6">
      <style:paragraph-properties fo:margin-left="0.1535in" fo:margin-right="0.3457in" fo:margin-top="0.0008in" fo:margin-bottom="0in" style:contextual-spacing="false" fo:line-height="103%" fo:text-align="start" style:justify-single-word="false" fo:text-indent="-0.0717in" style:auto-text-indent="false">
        <style:tab-stops>
          <style:tab-stop style:position="0.1543in"/>
        </style:tab-stops>
      </style:paragraph-properties>
    </style:style>
    <style:style style:name="P603" style:family="paragraph" style:parent-style-name="List_20_Paragraph" style:list-style-name="WWNum6">
      <style:paragraph-properties fo:margin-left="0.1563in" fo:margin-right="0.0291in" fo:margin-top="0.0063in" fo:margin-bottom="0in" style:contextual-spacing="false" fo:line-height="103%" fo:text-align="start" style:justify-single-word="false" fo:text-indent="-0.0752in" style:auto-text-indent="false">
        <style:tab-stops>
          <style:tab-stop style:position="0.1575in"/>
        </style:tab-stops>
      </style:paragraph-properties>
    </style:style>
    <style:style style:name="P604" style:family="paragraph" style:parent-style-name="List_20_Paragraph" style:list-style-name="WWNum6">
      <style:paragraph-properties fo:margin-left="0.1563in" fo:margin-right="0.0283in" fo:margin-top="0.0008in" fo:margin-bottom="0in" style:contextual-spacing="false" fo:line-height="103%" fo:text-align="start" style:justify-single-word="false" fo:text-indent="-0.0752in" style:auto-text-indent="false">
        <style:tab-stops>
          <style:tab-stop style:position="0.1575in"/>
        </style:tab-stops>
      </style:paragraph-properties>
    </style:style>
    <style:style style:name="P605" style:family="paragraph" style:parent-style-name="List_20_Paragraph" style:list-style-name="WWNum6">
      <style:paragraph-properties fo:margin-left="0.1563in" fo:margin-right="0in" fo:margin-top="0.0008in" fo:margin-bottom="0in" style:contextual-spacing="false" fo:line-height="100%" fo:text-align="start" style:justify-single-word="false" fo:text-indent="-0.0756in" style:auto-text-indent="false">
        <style:tab-stops>
          <style:tab-stop style:position="0.1571in"/>
        </style:tab-stops>
      </style:paragraph-properties>
    </style:style>
    <style:style style:name="P606" style:family="paragraph" style:parent-style-name="List_20_Paragraph" style:list-style-name="WWNum6">
      <style:paragraph-properties fo:margin-left="0.1563in" fo:margin-right="0in" fo:margin-top="0.0028in" fo:margin-bottom="0in" style:contextual-spacing="false" fo:line-height="100%" fo:text-align="start" style:justify-single-word="false" fo:text-indent="-0.0756in" style:auto-text-indent="false">
        <style:tab-stops>
          <style:tab-stop style:position="0.1571in"/>
        </style:tab-stops>
      </style:paragraph-properties>
    </style:style>
    <style:style style:name="P607" style:family="paragraph" style:parent-style-name="List_20_Paragraph" style:list-style-name="WWNum6">
      <style:paragraph-properties fo:margin-left="0.1563in" fo:margin-right="0in" fo:margin-top="0.0035in" fo:margin-bottom="0in" style:contextual-spacing="false" fo:line-height="100%" fo:text-align="start" style:justify-single-word="false" fo:text-indent="-0.0756in" style:auto-text-indent="false">
        <style:tab-stops>
          <style:tab-stop style:position="0.1571in"/>
        </style:tab-stops>
      </style:paragraph-properties>
    </style:style>
    <style:style style:name="P608" style:family="paragraph" style:parent-style-name="List_20_Paragraph" style:list-style-name="WWNum6">
      <style:paragraph-properties fo:margin-left="0.1555in" fo:margin-right="0.0291in" fo:margin-top="0.0063in" fo:margin-bottom="0in" style:contextual-spacing="false" fo:line-height="103%" fo:text-align="start" style:justify-single-word="false" fo:text-indent="-0.0752in" style:auto-text-indent="false">
        <style:tab-stops>
          <style:tab-stop style:position="0.1563in"/>
        </style:tab-stops>
      </style:paragraph-properties>
    </style:style>
    <style:style style:name="P609" style:family="paragraph" style:parent-style-name="List_20_Paragraph" style:list-style-name="WWNum6">
      <style:paragraph-properties fo:margin-left="0.1555in" fo:margin-right="0.3453in" fo:margin-top="0.0701in" fo:margin-bottom="0in" style:contextual-spacing="false" fo:line-height="103%" fo:text-align="start" style:justify-single-word="false" fo:text-indent="-0.0752in" style:auto-text-indent="false" fo:break-before="column">
        <style:tab-stops>
          <style:tab-stop style:position="0.1571in"/>
        </style:tab-stops>
      </style:paragraph-properties>
    </style:style>
    <style:style style:name="P610" style:family="paragraph" style:parent-style-name="List_20_Paragraph" style:list-style-name="WWNum6">
      <style:paragraph-properties fo:margin-left="0.1528in" fo:margin-right="0in" fo:margin-top="0.0063in" fo:margin-bottom="0in" style:contextual-spacing="false" fo:line-height="100%" fo:text-align="start" style:justify-single-word="false" fo:text-indent="-0.0717in" style:auto-text-indent="false">
        <style:tab-stops>
          <style:tab-stop style:position="0.1535in"/>
        </style:tab-stops>
      </style:paragraph-properties>
    </style:style>
    <style:style style:name="P611" style:family="paragraph" style:parent-style-name="List_20_Paragraph" style:list-style-name="WWNum6">
      <style:paragraph-properties fo:margin-left="0.1571in" fo:margin-right="0.0272in" fo:margin-top="0.002in" fo:margin-bottom="0in" style:contextual-spacing="false" fo:line-height="100%" fo:text-align="justify" style:justify-single-word="false" fo:text-indent="-0.0752in" style:auto-text-indent="false">
        <style:tab-stops>
          <style:tab-stop style:position="0.1583in"/>
        </style:tab-stops>
      </style:paragraph-properties>
    </style:style>
    <style:style style:name="P612" style:family="paragraph" style:parent-style-name="List_20_Paragraph" style:list-style-name="WWNum6">
      <style:paragraph-properties fo:margin-left="0.1571in" fo:margin-right="0.028in" fo:margin-top="0.002in" fo:margin-bottom="0in" style:contextual-spacing="false" fo:line-height="100%" fo:text-align="justify" style:justify-single-word="false" fo:text-indent="-0.0752in" style:auto-text-indent="false">
        <style:tab-stops>
          <style:tab-stop style:position="0.1583in"/>
        </style:tab-stops>
      </style:paragraph-properties>
    </style:style>
    <style:style style:name="P613" style:family="paragraph" style:parent-style-name="List_20_Paragraph" style:list-style-name="WWNum6">
      <style:paragraph-properties fo:margin-left="0.0819in" fo:margin-right="1.5016in" fo:margin-top="0.0008in" fo:margin-bottom="0in" style:contextual-spacing="false" fo:line-height="100%" fo:text-align="start" style:justify-single-word="false" fo:text-indent="0in" style:auto-text-indent="false">
        <style:tab-stops>
          <style:tab-stop style:position="0.1575in"/>
        </style:tab-stops>
      </style:paragraph-properties>
    </style:style>
    <style:style style:name="P614" style:family="paragraph" style:parent-style-name="List_20_Paragraph" style:list-style-name="WWNum6">
      <style:paragraph-properties fo:margin-left="0.1563in" fo:margin-right="0.028in" fo:margin-top="0.0008in" fo:margin-bottom="0in" style:contextual-spacing="false" fo:line-height="100%" fo:text-align="start" style:justify-single-word="false" fo:text-indent="-0.0752in" style:auto-text-indent="false">
        <style:tab-stops>
          <style:tab-stop style:position="0.1575in"/>
        </style:tab-stops>
      </style:paragraph-properties>
    </style:style>
    <style:style style:name="P615" style:family="paragraph" style:parent-style-name="List_20_Paragraph" style:list-style-name="WWNum13">
      <style:paragraph-properties fo:margin-left="0.0811in" fo:margin-right="0.3445in" fo:margin-top="0in" fo:margin-bottom="0in" style:contextual-spacing="false" fo:line-height="100%" fo:text-align="start" style:justify-single-word="false" fo:text-indent="0in" style:auto-text-indent="false">
        <style:tab-stops>
          <style:tab-stop style:position="0.348in"/>
        </style:tab-stops>
      </style:paragraph-properties>
    </style:style>
    <style:style style:name="P616" style:family="paragraph" style:parent-style-name="List_20_Paragraph" style:list-style-name="WWNum13">
      <style:paragraph-properties fo:margin-left="4.3744in" fo:margin-right="0.3457in" fo:margin-top="0.0008in" fo:margin-bottom="0in" style:contextual-spacing="false" fo:line-height="103%" fo:text-align="justify" style:justify-single-word="false" fo:text-indent="0in" style:auto-text-indent="false">
        <style:tab-stops>
          <style:tab-stop style:position="4.6457in"/>
        </style:tab-stops>
      </style:paragraph-properties>
    </style:style>
    <style:style style:name="P617" style:family="paragraph" style:parent-style-name="List_20_Paragraph" style:list-style-name="WWNum13">
      <style:paragraph-properties fo:margin-left="0.3547in" fo:margin-right="0in" fo:margin-top="0in" fo:margin-bottom="0in" style:contextual-spacing="false" fo:line-height="100%" fo:text-align="start" style:justify-single-word="false" fo:text-indent="-0.2728in" style:auto-text-indent="false">
        <style:tab-stops>
          <style:tab-stop style:position="0.3555in"/>
        </style:tab-stops>
      </style:paragraph-properties>
    </style:style>
    <style:style style:name="P618" style:family="paragraph" style:parent-style-name="List_20_Paragraph" style:list-style-name="WWNum6">
      <style:paragraph-properties fo:margin-left="0.152in" fo:margin-right="0in" fo:margin-top="0.0063in" fo:margin-bottom="0in" style:contextual-spacing="false" fo:line-height="100%" fo:text-align="start" style:justify-single-word="false" fo:text-indent="-0.0693in" style:auto-text-indent="false">
        <style:tab-stops>
          <style:tab-stop style:position="0.1528in"/>
        </style:tab-stops>
      </style:paragraph-properties>
    </style:style>
    <style:style style:name="P619" style:family="paragraph" style:parent-style-name="List_20_Paragraph" style:list-style-name="WWNum13">
      <style:paragraph-properties fo:margin-left="0.3555in" fo:margin-right="0in" fo:margin-top="0in" fo:margin-bottom="0in" style:contextual-spacing="false" fo:line-height="100%" fo:text-align="start" style:justify-single-word="false" fo:text-indent="-0.2728in" style:auto-text-indent="false">
        <style:tab-stops>
          <style:tab-stop style:position="0.3563in"/>
        </style:tab-stops>
      </style:paragraph-properties>
    </style:style>
    <style:style style:name="P620" style:family="paragraph" style:parent-style-name="List_20_Paragraph" style:list-style-name="WWNum13">
      <style:paragraph-properties fo:margin-left="0.3543in" fo:margin-right="0in" fo:margin-top="0in" fo:margin-bottom="0in" style:contextual-spacing="false" fo:line-height="100%" fo:text-align="start" style:justify-single-word="false" fo:text-indent="-0.2736in" style:auto-text-indent="false">
        <style:tab-stops>
          <style:tab-stop style:position="0.3547in"/>
        </style:tab-stops>
      </style:paragraph-properties>
    </style:style>
    <style:style style:name="P621" style:family="paragraph" style:parent-style-name="List_20_Paragraph" style:list-style-name="WWNum13">
      <style:paragraph-properties fo:margin-left="0.3543in" fo:margin-right="0in" fo:margin-top="0.0008in" fo:margin-bottom="0in" style:contextual-spacing="false" fo:line-height="100%" fo:text-align="start" style:justify-single-word="false" fo:text-indent="-0.2736in" style:auto-text-indent="false">
        <style:tab-stops>
          <style:tab-stop style:position="0.3547in"/>
        </style:tab-stops>
      </style:paragraph-properties>
    </style:style>
    <style:style style:name="P622" style:family="paragraph" style:parent-style-name="List_20_Paragraph" style:list-style-name="WWNum6">
      <style:paragraph-properties fo:margin-left="0.1492in" fo:margin-right="0in" fo:margin-top="0.0063in" fo:margin-bottom="0in" style:contextual-spacing="false" fo:line-height="100%" fo:text-align="start" style:justify-single-word="false" fo:text-indent="-0.0665in" style:auto-text-indent="false">
        <style:tab-stops>
          <style:tab-stop style:position="0.15in"/>
        </style:tab-stops>
      </style:paragraph-properties>
    </style:style>
    <style:style style:name="P623" style:family="paragraph" style:parent-style-name="List_20_Paragraph" style:list-style-name="WWNum13">
      <style:paragraph-properties fo:margin-left="0.0827in" fo:margin-right="0.3457in" fo:margin-top="0in" fo:margin-bottom="0in" style:contextual-spacing="false" fo:line-height="103%" fo:text-align="justify" style:justify-single-word="false" fo:text-indent="-0.0008in" style:auto-text-indent="false">
        <style:tab-stops>
          <style:tab-stop style:position="0.3453in"/>
        </style:tab-stops>
      </style:paragraph-properties>
    </style:style>
    <style:style style:name="P624" style:family="paragraph" style:parent-style-name="List_20_Paragraph" style:list-style-name="WWNum13">
      <style:paragraph-properties fo:margin-left="0.0835in" fo:margin-right="0.028in" fo:margin-top="0.0728in" fo:margin-bottom="0in" style:contextual-spacing="false" fo:line-height="103%" fo:text-align="start" style:justify-single-word="false" fo:text-indent="0in" style:auto-text-indent="false">
        <style:tab-stops>
          <style:tab-stop style:position="0.3563in"/>
        </style:tab-stops>
      </style:paragraph-properties>
    </style:style>
    <style:style style:name="P625" style:family="paragraph" style:parent-style-name="List_20_Paragraph" style:list-style-name="WWNum16">
      <style:paragraph-properties fo:margin-left="0.0835in" fo:margin-right="0.028in" fo:margin-top="0in" fo:margin-bottom="0in" style:contextual-spacing="false" fo:line-height="105%" fo:text-align="start" style:justify-single-word="false" fo:text-indent="0in" style:auto-text-indent="false">
        <style:tab-stops>
          <style:tab-stop style:position="0.3563in"/>
        </style:tab-stops>
      </style:paragraph-properties>
    </style:style>
    <style:style style:name="P626" style:family="paragraph" style:parent-style-name="List_20_Paragraph" style:list-style-name="WWNum6">
      <style:paragraph-properties fo:margin-left="0.1543in" fo:margin-right="0.0866in" fo:margin-top="0.0008in" fo:margin-bottom="0in" style:contextual-spacing="false" fo:line-height="100%" fo:text-align="start" style:justify-single-word="false" fo:text-indent="-0.0717in" style:auto-text-indent="false">
        <style:tab-stops>
          <style:tab-stop style:position="0.1547in"/>
        </style:tab-stops>
      </style:paragraph-properties>
    </style:style>
    <style:style style:name="P627" style:family="paragraph" style:parent-style-name="List_20_Paragraph" style:list-style-name="WWNum16">
      <style:paragraph-properties fo:margin-left="0.0835in" fo:margin-right="0.0272in" fo:margin-top="0.0728in" fo:margin-bottom="0in" style:contextual-spacing="false" fo:line-height="103%" fo:text-align="justify" style:justify-single-word="false" fo:text-indent="0in" style:auto-text-indent="false">
        <style:tab-stops>
          <style:tab-stop style:position="0.3516in"/>
        </style:tab-stops>
      </style:paragraph-properties>
    </style:style>
    <style:style style:name="P628" style:family="paragraph" style:parent-style-name="List_20_Paragraph" style:list-style-name="WWNum16">
      <style:paragraph-properties fo:margin-left="0.0819in" fo:margin-right="0.3457in" fo:margin-top="0in" fo:margin-bottom="0in" style:contextual-spacing="false" fo:line-height="103%" fo:text-align="start" style:justify-single-word="false" fo:text-indent="-0.0008in" style:auto-text-indent="false">
        <style:tab-stops>
          <style:tab-stop style:position="0.3598in"/>
        </style:tab-stops>
      </style:paragraph-properties>
    </style:style>
    <style:style style:name="P629" style:family="paragraph" style:parent-style-name="Standard">
      <style:paragraph-properties fo:margin-left="0in" fo:margin-right="0in" fo:line-height="0.0693in" fo:text-indent="0in" style:auto-text-indent="false">
        <style:tab-stops>
          <style:tab-stop style:position="4.3398in"/>
        </style:tab-stops>
      </style:paragraph-properties>
    </style:style>
    <style:style style:name="P630" style:family="paragraph" style:parent-style-name="Standard">
      <style:paragraph-properties fo:margin-left="0in" fo:margin-right="0in" fo:margin-top="0.072in" fo:margin-bottom="0in" style:contextual-spacing="false" fo:text-align="start" style:justify-single-word="false" fo:text-indent="0in" style:auto-text-indent="false">
        <style:tab-stops>
          <style:tab-stop style:position="3.8799in" style:type="right" style:leader-style="dotted" style:leader-text="."/>
        </style:tab-stops>
      </style:paragraph-properties>
    </style:style>
    <style:style style:name="P631" style:family="paragraph" style:parent-style-name="Standard">
      <style:paragraph-properties fo:margin-left="0in" fo:margin-right="0in" fo:margin-top="0.072in" fo:margin-bottom="0in" style:contextual-spacing="false" fo:text-align="start" style:justify-single-word="false" fo:text-indent="0in" style:auto-text-indent="false">
        <style:tab-stops>
          <style:tab-stop style:position="8.1854in" style:type="right" style:leader-style="dotted" style:leader-text="."/>
        </style:tab-stops>
      </style:paragraph-properties>
    </style:style>
    <style:style style:name="P632" style:family="paragraph" style:parent-style-name="Standard">
      <style:paragraph-properties fo:margin-left="0in" fo:margin-right="0in" fo:margin-top="0.0854in" fo:margin-bottom="0in" style:contextual-spacing="false" fo:text-align="start" style:justify-single-word="false" fo:text-indent="0in" style:auto-text-indent="false"/>
    </style:style>
    <style:style style:name="P633" style:family="paragraph" style:parent-style-name="Standard">
      <style:paragraph-properties fo:margin-left="0.3862in" fo:margin-right="0.3866in" fo:margin-top="0.0772in" fo:margin-bottom="0in" style:contextual-spacing="false" fo:line-height="0.3354in" fo:text-align="center" style:justify-single-word="false" fo:text-indent="0in" style:auto-text-indent="false"/>
    </style:style>
    <style:style style:name="P634" style:family="paragraph" style:parent-style-name="Standard">
      <style:paragraph-properties fo:margin-left="0.3862in" fo:margin-right="0.3866in" fo:margin-top="0.1366in" fo:margin-bottom="0in" style:contextual-spacing="false" fo:text-align="center" style:justify-single-word="false" fo:text-indent="0in" style:auto-text-indent="false"/>
    </style:style>
    <style:style style:name="P635" style:family="paragraph" style:parent-style-name="Standard">
      <style:paragraph-properties fo:margin-left="0.3862in" fo:margin-right="0.3882in" fo:margin-top="0in" fo:margin-bottom="0in" style:contextual-spacing="false" fo:line-height="0.3354in" fo:text-align="center" style:justify-single-word="false" fo:text-indent="0in" style:auto-text-indent="false"/>
    </style:style>
    <style:style style:name="P636" style:family="paragraph" style:parent-style-name="Standard">
      <style:paragraph-properties fo:margin-left="0.3862in" fo:margin-right="0.389in" fo:margin-top="0.2811in" fo:margin-bottom="0in" style:contextual-spacing="false" fo:line-height="90%" fo:text-align="center" style:justify-single-word="false" fo:text-indent="0in" style:auto-text-indent="false"/>
    </style:style>
    <style:style style:name="P637" style:family="paragraph" style:parent-style-name="Standard">
      <style:paragraph-properties fo:margin-left="0.0835in" fo:margin-right="0in" fo:margin-top="0.0008in" fo:margin-bottom="0in" style:contextual-spacing="false" fo:text-align="start" style:justify-single-word="false" fo:text-indent="0in" style:auto-text-indent="false"/>
    </style:style>
    <style:style style:name="P638" style:family="paragraph" style:parent-style-name="Standard">
      <style:paragraph-properties fo:margin-left="0.0835in" fo:margin-right="0in" fo:margin-top="0.0819in" fo:margin-bottom="0in" style:contextual-spacing="false" fo:text-align="center" style:justify-single-word="false" fo:text-indent="0in" style:auto-text-indent="false"/>
      <style:text-properties officeooo:paragraph-rsid="0018392e"/>
    </style:style>
    <style:style style:name="P639" style:family="paragraph" style:parent-style-name="Standard">
      <style:paragraph-properties fo:margin-left="0.0835in" fo:margin-right="0in" fo:margin-top="0.072in" fo:margin-bottom="0in" style:contextual-spacing="false" fo:text-align="start" style:justify-single-word="false" fo:text-indent="0in" style:auto-text-indent="false">
        <style:tab-stops>
          <style:tab-stop style:position="4.3744in"/>
          <style:tab-stop style:position="8.1854in" style:type="right" style:leader-style="dotted" style:leader-text="."/>
        </style:tab-stops>
      </style:paragraph-properties>
    </style:style>
    <style:style style:name="P640" style:family="paragraph" style:parent-style-name="Standard">
      <style:paragraph-properties fo:margin-left="0.0835in" fo:margin-right="0in" fo:margin-top="0.072in" fo:margin-bottom="0in" style:contextual-spacing="false" fo:text-align="start" style:justify-single-word="false" fo:text-indent="0in" style:auto-text-indent="false">
        <style:tab-stops>
          <style:tab-stop style:position="2.2055in" style:leader-style="dotted" style:leader-text="."/>
        </style:tab-stops>
      </style:paragraph-properties>
      <style:text-properties fo:font-size="8pt" style:font-size-asian="8pt"/>
    </style:style>
    <style:style style:name="P641" style:family="paragraph" style:parent-style-name="Standard">
      <style:paragraph-properties fo:margin-left="0.0835in" fo:margin-right="0in" fo:margin-top="0in" fo:margin-bottom="0in" style:contextual-spacing="false" fo:text-align="justify" style:justify-single-word="false" fo:text-indent="0in" style:auto-text-indent="false"/>
    </style:style>
    <style:style style:name="P642" style:family="paragraph" style:parent-style-name="Standard">
      <style:paragraph-properties fo:margin-left="0.9752in" fo:margin-right="0in" fo:margin-top="0in" fo:margin-bottom="0in" style:contextual-spacing="false" fo:text-align="start" style:justify-single-word="false" fo:text-indent="0in" style:auto-text-indent="false"/>
    </style:style>
    <style:style style:name="P643" style:family="paragraph" style:parent-style-name="Standard">
      <style:paragraph-properties fo:margin-left="0.4354in" fo:margin-right="0in" fo:margin-top="0in" fo:margin-bottom="0in" style:contextual-spacing="false" fo:line-height="103%" fo:text-align="start" style:justify-single-word="false" fo:text-indent="0.0016in" style:auto-text-indent="false"/>
    </style:style>
    <style:style style:name="P644" style:family="paragraph" style:parent-style-name="Standard">
      <style:paragraph-properties fo:margin-left="0.0827in" fo:margin-right="0.3508in" fo:margin-top="0in" fo:margin-bottom="0in" style:contextual-spacing="false" fo:line-height="103%" fo:text-align="justify" style:justify-single-word="false" fo:text-indent="0in" style:auto-text-indent="false"/>
    </style:style>
    <style:style style:name="P645" style:family="paragraph" style:parent-style-name="Standard">
      <style:paragraph-properties fo:margin-left="0.0827in" fo:margin-right="0.3508in" fo:margin-top="0.0035in" fo:margin-bottom="0in" style:contextual-spacing="false" fo:line-height="103%" fo:text-align="justify" style:justify-single-word="false" fo:text-indent="0in" style:auto-text-indent="false"/>
    </style:style>
    <style:style style:name="P646" style:family="paragraph" style:parent-style-name="Standard">
      <style:paragraph-properties fo:margin-left="0.0827in" fo:margin-right="0.3508in" fo:margin-top="0.0008in" fo:margin-bottom="0in" style:contextual-spacing="false" fo:line-height="103%" fo:text-align="justify" style:justify-single-word="false" fo:text-indent="0in" style:auto-text-indent="false"/>
    </style:style>
    <style:style style:name="P647" style:family="paragraph" style:parent-style-name="Standard">
      <style:paragraph-properties fo:margin-left="0in" fo:margin-right="0.3508in" fo:margin-top="0.0008in" fo:margin-bottom="0in" style:contextual-spacing="false" fo:text-align="end" style:justify-single-word="false" fo:text-indent="0in" style:auto-text-indent="false"/>
    </style:style>
    <style:style style:name="P648" style:family="paragraph" style:parent-style-name="Standard">
      <style:paragraph-properties fo:margin-left="5.3835in" fo:margin-right="0in" fo:margin-top="0.1728in" fo:margin-bottom="0in" style:contextual-spacing="false" fo:text-align="start" style:justify-single-word="false" fo:text-indent="0in" style:auto-text-indent="false"/>
    </style:style>
    <style:style style:name="P649" style:family="paragraph" style:parent-style-name="Standard">
      <style:paragraph-properties fo:margin-left="4.3744in" fo:margin-right="0in" fo:margin-top="0.1516in" fo:margin-bottom="0in" style:contextual-spacing="false" fo:text-align="start" style:justify-single-word="false" fo:text-indent="0in" style:auto-text-indent="false"/>
    </style:style>
    <style:style style:name="P650" style:family="paragraph" style:parent-style-name="Standard">
      <style:paragraph-properties fo:margin-left="4.3744in" fo:margin-right="0in" fo:margin-top="0.0646in" fo:margin-bottom="0in" style:contextual-spacing="false" fo:line-height="103%" fo:text-align="start" style:justify-single-word="false" fo:text-indent="0in" style:auto-text-indent="false"/>
    </style:style>
    <style:style style:name="P651" style:family="paragraph" style:parent-style-name="Standard">
      <style:paragraph-properties fo:margin-left="0.7945in" fo:margin-right="0.739in" fo:margin-top="0in" fo:margin-bottom="0in" style:contextual-spacing="false" fo:text-align="center" style:justify-single-word="false" fo:text-indent="0in" style:auto-text-indent="false"/>
    </style:style>
    <style:style style:name="P652" style:family="paragraph" style:parent-style-name="Standard">
      <style:paragraph-properties fo:margin-left="0.7945in" fo:margin-right="0.739in" fo:margin-top="0.0965in" fo:margin-bottom="0in" style:contextual-spacing="false" fo:text-align="center" style:justify-single-word="false" fo:text-indent="0in" style:auto-text-indent="false"/>
    </style:style>
    <style:style style:name="P653" style:family="paragraph" style:parent-style-name="Standard">
      <style:paragraph-properties fo:margin-left="1.0228in" fo:margin-right="1.2862in" fo:margin-top="0in" fo:margin-bottom="0in" style:contextual-spacing="false" fo:text-align="center" style:justify-single-word="false" fo:text-indent="0in" style:auto-text-indent="false"/>
    </style:style>
    <style:style style:name="P654" style:family="paragraph" style:parent-style-name="Standard">
      <style:paragraph-properties fo:margin-left="0.0827in" fo:margin-right="0in" fo:margin-top="0.3217in" fo:margin-bottom="0in" style:contextual-spacing="false" fo:text-align="start" style:justify-single-word="false" fo:text-indent="0in" style:auto-text-indent="false" fo:break-before="column"/>
    </style:style>
    <style:style style:name="P655" style:family="paragraph" style:parent-style-name="Standard">
      <style:paragraph-properties fo:margin-left="0.0827in" fo:margin-right="0in" fo:margin-top="0in" fo:margin-bottom="0in" style:contextual-spacing="false" fo:text-align="start" style:justify-single-word="false" fo:text-indent="0in" style:auto-text-indent="false"/>
    </style:style>
    <style:style style:name="P656" style:family="paragraph" style:parent-style-name="Standard">
      <style:paragraph-properties fo:margin-left="0.0827in" fo:margin-right="0in" fo:margin-top="0in" fo:margin-bottom="0in" style:contextual-spacing="false" fo:text-align="justify" style:justify-single-word="false" fo:text-indent="0in" style:auto-text-indent="false"/>
    </style:style>
    <style:style style:name="P657" style:family="paragraph" style:parent-style-name="Standard">
      <style:paragraph-properties fo:margin-left="0.0827in" fo:margin-right="0in" fo:margin-top="0.0028in" fo:margin-bottom="0in" style:contextual-spacing="false" fo:text-align="justify" style:justify-single-word="false" fo:text-indent="0in" style:auto-text-indent="false"/>
    </style:style>
    <style:style style:name="P658" style:family="paragraph" style:parent-style-name="Standard">
      <style:paragraph-properties fo:margin-left="0.0827in" fo:margin-right="0in" fo:margin-top="0.0008in" fo:margin-bottom="0in" style:contextual-spacing="false" fo:text-align="start" style:justify-single-word="false" fo:text-indent="0in" style:auto-text-indent="false"/>
    </style:style>
    <style:style style:name="P659" style:family="paragraph" style:parent-style-name="Standard">
      <style:paragraph-properties fo:margin-left="0.0827in" fo:margin-right="0in" fo:margin-top="0.4075in" fo:margin-bottom="0in" style:contextual-spacing="false" fo:text-align="start" style:justify-single-word="false" fo:text-indent="0in" style:auto-text-indent="false" fo:break-before="column"/>
    </style:style>
    <style:style style:name="P660" style:family="paragraph" style:parent-style-name="Standard">
      <style:paragraph-properties fo:margin-left="0.0484in" fo:margin-right="0in" fo:line-height="0.0693in" fo:text-indent="0in" style:auto-text-indent="false">
        <style:tab-stops>
          <style:tab-stop style:position="4.3398in"/>
        </style:tab-stops>
      </style:paragraph-properties>
    </style:style>
    <style:style style:name="P661" style:family="paragraph" style:parent-style-name="Standard">
      <style:paragraph-properties fo:margin-left="0.0819in" fo:margin-right="0.3465in" fo:margin-top="0in" fo:margin-bottom="0in" style:contextual-spacing="false" fo:line-height="103%" fo:text-align="justify" style:justify-single-word="false" fo:text-indent="-0.0008in" style:auto-text-indent="false"/>
    </style:style>
    <style:style style:name="P662" style:family="paragraph" style:parent-style-name="Standard">
      <style:paragraph-properties fo:margin-left="0.0827in" fo:margin-right="0.0264in" fo:margin-top="0.002in" fo:margin-bottom="0in" style:contextual-spacing="false" fo:line-height="103%" fo:text-align="justify" style:justify-single-word="false" fo:text-indent="0in" style:auto-text-indent="false"/>
    </style:style>
    <style:style style:name="P663" style:family="paragraph" style:parent-style-name="Standard">
      <style:paragraph-properties fo:margin-left="0.0819in" fo:margin-right="0.3457in" fo:margin-top="0.0016in" fo:margin-bottom="0in" style:contextual-spacing="false" fo:line-height="103%" fo:text-align="justify" style:justify-single-word="false" fo:text-indent="0in" style:auto-text-indent="false"/>
    </style:style>
    <style:style style:name="P664" style:family="paragraph" style:parent-style-name="Standard">
      <style:paragraph-properties fo:margin-left="0.0819in" fo:margin-right="0.3457in" fo:margin-top="0in" fo:margin-bottom="0in" style:contextual-spacing="false" fo:line-height="103%" fo:text-align="justify" style:justify-single-word="false" fo:text-indent="0in" style:auto-text-indent="false"/>
    </style:style>
    <style:style style:name="P665" style:family="paragraph" style:parent-style-name="Standard">
      <style:paragraph-properties fo:margin-left="0.0819in" fo:margin-right="0.3457in" fo:margin-top="0.002in" fo:margin-bottom="0in" style:contextual-spacing="false" fo:line-height="103%" fo:text-align="start" style:justify-single-word="false" fo:text-indent="0in" style:auto-text-indent="false"/>
    </style:style>
    <style:style style:name="P666" style:family="paragraph" style:parent-style-name="Standard">
      <style:paragraph-properties fo:margin-left="0.0819in" fo:margin-right="0in" fo:margin-top="0.0035in" fo:margin-bottom="0in" style:contextual-spacing="false" fo:text-align="start" style:justify-single-word="false" fo:text-indent="0in" style:auto-text-indent="false"/>
    </style:style>
    <style:style style:name="P667" style:family="paragraph" style:parent-style-name="Standard">
      <style:paragraph-properties fo:margin-left="0.0819in" fo:margin-right="0in" fo:margin-top="0.0008in" fo:margin-bottom="0in" style:contextual-spacing="false" fo:text-align="justify" style:justify-single-word="false" fo:text-indent="0in" style:auto-text-indent="false"/>
    </style:style>
    <style:style style:name="P668" style:family="paragraph" style:parent-style-name="Standard">
      <style:paragraph-properties fo:margin-left="0.0819in" fo:margin-right="0in" fo:margin-top="0.0063in" fo:margin-bottom="0in" style:contextual-spacing="false" fo:text-align="start" style:justify-single-word="false" fo:text-indent="0in" style:auto-text-indent="false"/>
    </style:style>
    <style:style style:name="P669" style:family="paragraph" style:parent-style-name="Standard">
      <style:paragraph-properties fo:margin-left="0.0807in" fo:margin-right="0.3457in" fo:margin-top="0.0016in" fo:margin-bottom="0in" style:contextual-spacing="false" fo:line-height="103%" fo:text-align="justify" style:justify-single-word="false" fo:text-indent="0in" style:auto-text-indent="false"/>
    </style:style>
    <style:style style:name="P670" style:family="paragraph" style:parent-style-name="Standard">
      <style:paragraph-properties fo:margin-left="0.0835in" fo:margin-right="0.0272in" fo:margin-top="0in" fo:margin-bottom="0in" style:contextual-spacing="false" fo:line-height="103%" fo:text-align="justify" style:justify-single-word="false" fo:text-indent="0in" style:auto-text-indent="false"/>
    </style:style>
    <style:style style:name="P671" style:family="paragraph" style:parent-style-name="Standard">
      <style:paragraph-properties fo:margin-left="0.0811in" fo:margin-right="0.3457in" fo:margin-top="0.0063in" fo:margin-bottom="0in" style:contextual-spacing="false" fo:line-height="103%" fo:text-align="justify" style:justify-single-word="false" fo:text-indent="0in" style:auto-text-indent="false"/>
    </style:style>
    <style:style style:name="P672" style:family="paragraph" style:parent-style-name="Standard">
      <style:paragraph-properties fo:margin-left="0.0811in" fo:margin-right="0.3457in" fo:margin-top="0.1398in" fo:margin-bottom="0in" style:contextual-spacing="false" fo:text-align="justify" style:justify-single-word="false" fo:text-indent="0in" style:auto-text-indent="false"/>
    </style:style>
    <style:style style:name="P673" style:family="paragraph" style:parent-style-name="Standard">
      <style:paragraph-properties fo:margin-left="0.0811in" fo:margin-right="0.3457in" fo:margin-top="0.0028in" fo:margin-bottom="0in" style:contextual-spacing="false" fo:text-align="justify" style:justify-single-word="false" fo:text-indent="0in" style:auto-text-indent="false"/>
    </style:style>
    <style:style style:name="P674" style:family="paragraph" style:parent-style-name="Standard">
      <style:paragraph-properties fo:margin-left="4.8736in" fo:margin-right="0in" fo:margin-top="0.0846in" fo:margin-bottom="0in" style:contextual-spacing="false" fo:text-align="start" style:justify-single-word="false" fo:text-indent="0in" style:auto-text-indent="false"/>
    </style:style>
    <style:style style:name="P675" style:family="paragraph" style:parent-style-name="Standard">
      <style:paragraph-properties fo:margin-left="0.0819in" fo:margin-right="0.2898in" fo:margin-top="0.0016in" fo:margin-bottom="0in" style:contextual-spacing="false" fo:line-height="103%" fo:text-align="start" style:justify-single-word="false" fo:text-indent="0in" style:auto-text-indent="false"/>
    </style:style>
    <style:style style:name="P676" style:family="paragraph" style:parent-style-name="Standard">
      <style:paragraph-properties fo:margin-left="0.0835in" fo:margin-right="0.0264in" fo:margin-top="0.0646in" fo:margin-bottom="0in" style:contextual-spacing="false" fo:line-height="103%" fo:text-align="justify" style:justify-single-word="false" fo:text-indent="0in" style:auto-text-indent="false"/>
    </style:style>
    <style:style style:name="P677" style:family="paragraph" style:parent-style-name="Standard">
      <style:paragraph-properties fo:margin-left="0.0835in" fo:margin-right="0.0264in" fo:margin-top="0.0063in" fo:margin-bottom="0in" style:contextual-spacing="false" fo:line-height="103%" fo:text-align="justify" style:justify-single-word="false" fo:text-indent="0in" style:auto-text-indent="false"/>
    </style:style>
    <style:style style:name="P678" style:family="paragraph" style:parent-style-name="Standard">
      <style:paragraph-properties fo:margin-left="0.0827in" fo:margin-right="0.0272in" fo:margin-top="0in" fo:margin-bottom="0in" style:contextual-spacing="false" fo:line-height="103%" fo:text-align="justify" style:justify-single-word="false" fo:text-indent="0in" style:auto-text-indent="false"/>
    </style:style>
    <style:style style:name="P679" style:family="paragraph" style:parent-style-name="Standard">
      <style:paragraph-properties fo:margin-left="0.0835in" fo:margin-right="0.0307in" fo:margin-top="0.0016in" fo:margin-bottom="0in" style:contextual-spacing="false" fo:line-height="103%" fo:text-align="justify" style:justify-single-word="false" fo:text-indent="0in" style:auto-text-indent="false"/>
    </style:style>
    <style:style style:name="P680" style:family="paragraph" style:parent-style-name="Standard">
      <style:paragraph-properties fo:margin-left="0.0835in" fo:margin-right="0.0311in" fo:margin-top="0.0008in" fo:margin-bottom="0in" style:contextual-spacing="false" fo:line-height="103%" fo:text-align="justify" style:justify-single-word="false" fo:text-indent="0in" style:auto-text-indent="false"/>
    </style:style>
    <style:style style:name="P681" style:family="paragraph" style:parent-style-name="Standard">
      <style:paragraph-properties fo:margin-left="0.0827in" fo:margin-right="0.0311in" fo:margin-top="0.0016in" fo:margin-bottom="0in" style:contextual-spacing="false" fo:line-height="103%" fo:text-align="justify" style:justify-single-word="false" fo:text-indent="0in" style:auto-text-indent="false"/>
    </style:style>
    <style:style style:name="P682" style:family="paragraph" style:parent-style-name="Standard">
      <style:paragraph-properties fo:margin-left="4.3744in" fo:margin-right="0.3457in" fo:margin-top="0.0063in" fo:margin-bottom="0in" style:contextual-spacing="false" fo:line-height="103%" fo:text-align="justify" style:justify-single-word="false" fo:text-indent="0in" style:auto-text-indent="false"/>
    </style:style>
    <style:style style:name="P683" style:family="paragraph" style:parent-style-name="Standard">
      <style:paragraph-properties fo:margin-left="4.3744in" fo:margin-right="0.3457in" fo:margin-top="0.002in" fo:margin-bottom="0in" style:contextual-spacing="false" fo:line-height="103%" fo:text-align="justify" style:justify-single-word="false" fo:text-indent="0in" style:auto-text-indent="false"/>
    </style:style>
    <style:style style:name="P684" style:family="paragraph" style:parent-style-name="Standard">
      <style:paragraph-properties fo:margin-left="4.3744in" fo:margin-right="0.3457in" fo:margin-top="0.0028in" fo:margin-bottom="0in" style:contextual-spacing="false" fo:line-height="103%" fo:text-align="justify" style:justify-single-word="false" fo:text-indent="0in" style:auto-text-indent="false"/>
    </style:style>
    <style:style style:name="P685" style:family="paragraph" style:parent-style-name="Standard">
      <style:paragraph-properties fo:margin-left="4.3744in" fo:margin-right="0.3457in" fo:margin-top="0.0646in" fo:margin-bottom="0in" style:contextual-spacing="false" fo:line-height="103%" fo:text-align="justify" style:justify-single-word="false" fo:text-indent="0in" style:auto-text-indent="false"/>
    </style:style>
    <style:style style:name="P686" style:family="paragraph" style:parent-style-name="Standard">
      <style:paragraph-properties fo:margin-left="4.3744in" fo:margin-right="0.3457in" fo:margin-top="0.1516in" fo:margin-bottom="0in" style:contextual-spacing="false" fo:line-height="103%" fo:text-align="justify" style:justify-single-word="false" fo:text-indent="0in" style:auto-text-indent="false"/>
    </style:style>
    <style:style style:name="P687" style:family="paragraph" style:parent-style-name="Standard">
      <style:paragraph-properties fo:margin-left="4.3744in" fo:margin-right="0.3457in" fo:margin-top="0.0008in" fo:margin-bottom="0in" style:contextual-spacing="false" fo:line-height="103%" fo:text-align="justify" style:justify-single-word="false" fo:text-indent="0in" style:auto-text-indent="false"/>
    </style:style>
    <style:style style:name="P688" style:family="paragraph" style:parent-style-name="Standard">
      <style:paragraph-properties fo:margin-left="0.0819in" fo:margin-right="0.011in" fo:margin-top="0.0063in" fo:margin-bottom="0in" style:contextual-spacing="false" fo:line-height="103%" fo:text-align="start" style:justify-single-word="false" fo:text-indent="0in" style:auto-text-indent="false"/>
    </style:style>
    <style:style style:name="P689" style:family="paragraph" style:parent-style-name="Standard">
      <style:paragraph-properties fo:margin-left="0.0819in" fo:margin-right="0.3972in" fo:margin-top="0.0016in" fo:margin-bottom="0in" style:contextual-spacing="false" fo:line-height="103%" fo:text-align="start" style:justify-single-word="false" fo:text-indent="0in" style:auto-text-indent="false"/>
    </style:style>
    <style:style style:name="P690" style:family="paragraph" style:parent-style-name="Standard">
      <style:paragraph-properties fo:margin-left="0.0827in" fo:margin-right="0.0228in" fo:margin-top="0.002in" fo:margin-bottom="0in" style:contextual-spacing="false" fo:line-height="103%" fo:text-align="start" style:justify-single-word="false" fo:text-indent="0in" style:auto-text-indent="false"/>
    </style:style>
    <style:style style:name="P691" style:family="paragraph" style:parent-style-name="Standard">
      <style:paragraph-properties fo:margin-left="0.0819in" fo:margin-right="0.0283in" fo:margin-top="0.002in" fo:margin-bottom="0in" style:contextual-spacing="false" fo:line-height="103%" fo:text-align="justify" style:justify-single-word="false" fo:text-indent="-0.0008in" style:auto-text-indent="false"/>
    </style:style>
    <style:style style:name="P692" style:family="paragraph" style:parent-style-name="Standard">
      <style:paragraph-properties fo:margin-left="0.0811in" fo:margin-right="0.0272in" fo:margin-top="0in" fo:margin-bottom="0in" style:contextual-spacing="false" fo:line-height="103%" fo:text-align="justify" style:justify-single-word="false" fo:text-indent="0.0008in" style:auto-text-indent="false"/>
    </style:style>
    <style:style style:name="P693" style:family="paragraph" style:parent-style-name="Standard">
      <style:paragraph-properties fo:margin-left="5.1047in" fo:margin-right="0in" fo:margin-top="0.0854in" fo:margin-bottom="0in" style:contextual-spacing="false" fo:text-align="start" style:justify-single-word="false" fo:text-indent="0in" style:auto-text-indent="false"/>
    </style:style>
    <style:style style:name="P694" style:family="paragraph" style:parent-style-name="Standard">
      <style:paragraph-properties fo:margin-left="5.2098in" fo:margin-right="0in" fo:margin-top="0.0854in" fo:margin-bottom="0in" style:contextual-spacing="false" fo:text-align="start" style:justify-single-word="false" fo:text-indent="0in" style:auto-text-indent="false">
        <style:tab-stops>
          <style:tab-stop style:position="7.0409in"/>
        </style:tab-stops>
      </style:paragraph-properties>
    </style:style>
    <style:style style:name="P695" style:family="paragraph" style:parent-style-name="Standard">
      <style:paragraph-properties fo:margin-left="0.1618in" fo:margin-right="0in" fo:margin-top="0.0008in" fo:margin-bottom="0in" style:contextual-spacing="false" fo:text-align="justify" style:justify-single-word="false" fo:text-indent="0in" style:auto-text-indent="false"/>
    </style:style>
    <style:style style:name="P696" style:family="paragraph" style:parent-style-name="Standard">
      <style:paragraph-properties fo:margin-left="0.1618in" fo:margin-right="0.0264in" fo:margin-top="0.0102in" fo:margin-bottom="0in" style:contextual-spacing="false" fo:line-height="106%" fo:text-align="justify" style:justify-single-word="false" fo:text-indent="-0.0008in" style:auto-text-indent="false"/>
    </style:style>
    <style:style style:name="P697" style:family="paragraph" style:parent-style-name="Standard">
      <style:paragraph-properties fo:margin-left="0.161in" fo:margin-right="0.0264in" fo:margin-top="0.0102in" fo:margin-bottom="0in" style:contextual-spacing="false" fo:line-height="106%" fo:text-align="justify" style:justify-single-word="false" fo:text-indent="0.0008in" style:auto-text-indent="false"/>
    </style:style>
    <style:style style:name="P698" style:family="paragraph" style:parent-style-name="Standard">
      <style:paragraph-properties fo:margin-left="0.1602in" fo:margin-right="0.028in" fo:margin-top="0.0102in" fo:margin-bottom="0in" style:contextual-spacing="false" fo:line-height="106%" fo:text-align="justify" style:justify-single-word="false" fo:text-indent="0in" style:auto-text-indent="false"/>
    </style:style>
    <style:style style:name="P699" style:family="paragraph" style:parent-style-name="Standard">
      <style:paragraph-properties fo:margin-left="0.1602in" fo:margin-right="0.028in" fo:margin-top="0.0028in" fo:margin-bottom="0in" style:contextual-spacing="false" fo:line-height="106%" fo:text-align="justify" style:justify-single-word="false" fo:text-indent="0in" style:auto-text-indent="false"/>
    </style:style>
    <style:style style:name="P700" style:family="paragraph" style:parent-style-name="Standard">
      <style:paragraph-properties fo:margin-left="0.1598in" fo:margin-right="0in" fo:margin-top="0.0102in" fo:margin-bottom="0in" style:contextual-spacing="false" fo:text-align="justify" style:justify-single-word="false" fo:text-indent="0in" style:auto-text-indent="false"/>
    </style:style>
    <style:style style:name="P701" style:family="paragraph" style:parent-style-name="Standard">
      <style:paragraph-properties fo:margin-left="0.1598in" fo:margin-right="0in" fo:margin-top="0.5075in" fo:margin-bottom="0in" style:contextual-spacing="false" fo:text-align="start" style:justify-single-word="false" fo:text-indent="0in" style:auto-text-indent="false"/>
    </style:style>
    <style:style style:name="P702" style:family="paragraph" style:parent-style-name="Standard">
      <style:paragraph-properties fo:margin-left="4.9228in" fo:margin-right="0in" fo:margin-top="0.0846in" fo:margin-bottom="0in" style:contextual-spacing="false" fo:text-align="start" style:justify-single-word="false" fo:text-indent="0in" style:auto-text-indent="false">
        <style:tab-stops>
          <style:tab-stop style:position="7.1417in"/>
        </style:tab-stops>
      </style:paragraph-properties>
    </style:style>
    <style:style style:name="P703" style:family="paragraph" style:parent-style-name="Standard">
      <style:paragraph-properties fo:margin-left="0.0835in" fo:margin-right="0.028in" fo:margin-top="0.0071in" fo:margin-bottom="0in" style:contextual-spacing="false" fo:line-height="103%" fo:text-align="justify" style:justify-single-word="false" fo:text-indent="0in" style:auto-text-indent="false"/>
    </style:style>
    <style:style style:name="P704" style:family="paragraph" style:parent-style-name="Table_20_Paragraph">
      <style:paragraph-properties fo:margin-left="-0.0008in" fo:margin-right="0in" fo:margin-top="0.0272in" fo:margin-bottom="0in" style:contextual-spacing="false" fo:line-height="100%" fo:text-align="start" style:justify-single-word="false" fo:orphans="0" fo:widows="0" fo:text-indent="0in" style:auto-text-indent="false">
        <style:tab-stops>
          <style:tab-stop style:position="0.4209in"/>
          <style:tab-stop style:position="3.8937in" style:type="right"/>
        </style:tab-stops>
      </style:paragraph-properties>
      <style:text-properties fo:font-size="9pt" fo:font-weight="bold" officeooo:paragraph-rsid="0018392e" style:font-size-asian="9pt" style:font-weight-asian="bold"/>
    </style:style>
    <style:style style:name="P705" style:family="paragraph" style:parent-style-name="Table_20_Paragraph">
      <style:paragraph-properties fo:margin-left="-0.0008in" fo:margin-right="0in" fo:margin-top="0.0272in" fo:margin-bottom="0in" style:contextual-spacing="false" fo:line-height="0.1339in" fo:text-align="start" style:justify-single-word="false" fo:orphans="0" fo:widows="0" fo:text-indent="0in" style:auto-text-indent="false">
        <style:tab-stops>
          <style:tab-stop style:position="0.4209in"/>
          <style:tab-stop style:position="3.8937in" style:type="right"/>
        </style:tab-stops>
      </style:paragraph-properties>
      <style:text-properties fo:font-size="9pt" fo:font-weight="bold" officeooo:paragraph-rsid="0018392e" style:font-size-asian="9pt" style:font-weight-asian="bold" style:font-weight-complex="normal"/>
    </style:style>
    <style:style style:name="P706" style:family="paragraph" style:parent-style-name="Table_20_Paragraph">
      <style:paragraph-properties fo:margin-left="0in" fo:margin-right="0.0339in" fo:margin-top="0.0055in" fo:margin-bottom="0in" style:contextual-spacing="false" fo:line-height="100%" fo:text-align="center" style:justify-single-word="false" fo:orphans="0" fo:widows="0" fo:text-indent="0in" style:auto-text-indent="false">
        <style:tab-stops>
          <style:tab-stop style:position="4.7138in"/>
          <style:tab-stop style:position="8.1874in" style:type="right"/>
        </style:tab-stops>
      </style:paragraph-properties>
      <style:text-properties style:font-name="Times New Roman" fo:font-size="9pt" officeooo:paragraph-rsid="0018392e" style:font-size-asian="9pt"/>
    </style:style>
    <style:style style:name="P707" style:family="paragraph" style:parent-style-name="Table_20_Paragraph">
      <style:paragraph-properties fo:margin-left="0.1307in" fo:margin-right="0in" fo:margin-top="0.0272in" fo:margin-bottom="0in" style:contextual-spacing="false" fo:line-height="0.1339in" fo:text-align="start" style:justify-single-word="false" fo:orphans="0" fo:widows="0" fo:text-indent="0in" style:auto-text-indent="false">
        <style:tab-stops>
          <style:tab-stop style:position="0.4209in"/>
          <style:tab-stop style:position="3.8937in" style:type="right"/>
        </style:tab-stops>
      </style:paragraph-properties>
      <style:text-properties fo:font-size="9pt" fo:font-weight="normal" officeooo:paragraph-rsid="0018392e" style:font-size-asian="9pt" style:font-weight-asian="normal" style:font-weight-complex="normal"/>
    </style:style>
    <style:style style:name="P708" style:family="paragraph" style:parent-style-name="Text_20_body">
      <style:text-properties fo:font-size="10pt" style:font-size-asian="10pt"/>
    </style:style>
    <style:style style:name="P709" style:family="paragraph" style:parent-style-name="Text_20_body">
      <style:text-properties fo:font-size="10pt" fo:font-weight="bold" style:font-size-asian="10pt" style:font-weight-asian="bold"/>
    </style:style>
    <style:style style:name="P710" style:family="paragraph" style:parent-style-name="Text_20_body">
      <style:text-properties style:font-name="Arial" fo:font-size="25pt" fo:font-style="italic" style:font-size-asian="25pt" style:font-style-asian="italic"/>
    </style:style>
    <style:style style:name="P711" style:family="paragraph" style:parent-style-name="Text_20_body">
      <style:text-properties style:font-name="Arial" fo:font-size="10pt" style:font-size-asian="10pt"/>
    </style:style>
    <style:style style:name="P712" style:family="paragraph" style:parent-style-name="Text_20_body">
      <style:text-properties style:font-name="Arial" fo:font-size="10pt" fo:font-weight="bold" style:font-size-asian="10pt" style:font-weight-asian="bold"/>
    </style:style>
    <style:style style:name="P713" style:family="paragraph" style:parent-style-name="Text_20_body">
      <style:text-properties style:font-name="Arial" fo:font-size="19pt" fo:font-weight="bold" style:font-size-asian="19pt" style:font-weight-asian="bold"/>
    </style:style>
    <style:style style:name="P714" style:family="paragraph" style:parent-style-name="Text_20_body">
      <style:text-properties style:font-name="Arial" fo:font-size="9.5pt" fo:font-weight="bold" style:font-size-asian="9.5pt" style:font-weight-asian="bold"/>
    </style:style>
    <style:style style:name="P715" style:family="paragraph" style:parent-style-name="Text_20_body">
      <style:text-properties style:font-name="Arial" fo:font-size="11pt" fo:font-weight="bold" style:font-size-asian="11pt" style:font-weight-asian="bold"/>
    </style:style>
    <style:style style:name="P716" style:family="paragraph" style:parent-style-name="Text_20_body">
      <style:text-properties fo:font-size="19pt" style:font-size-asian="19pt"/>
    </style:style>
    <style:style style:name="P717" style:family="paragraph" style:parent-style-name="Text_20_body">
      <style:text-properties fo:font-size="10.5pt" style:font-size-asian="10.5pt"/>
    </style:style>
    <style:style style:name="P718" style:family="paragraph" style:parent-style-name="Text_20_body">
      <style:text-properties fo:font-size="9.5pt" style:font-size-asian="9.5pt"/>
    </style:style>
    <style:style style:name="P719" style:family="paragraph" style:parent-style-name="Text_20_body">
      <style:text-properties fo:font-size="53pt" style:font-size-asian="53pt"/>
    </style:style>
    <style:style style:name="P720" style:family="paragraph" style:parent-style-name="Text_20_body">
      <style:text-properties fo:font-size="45pt" style:font-size-asian="45pt"/>
    </style:style>
    <style:style style:name="P721" style:family="paragraph" style:parent-style-name="Text_20_body" style:master-page-name="Standard">
      <style:paragraph-properties fo:margin-left="0.0346in" fo:margin-right="0in" fo:line-height="0.0693in" fo:text-indent="0in" style:auto-text-indent="false" style:page-number="auto"/>
    </style:style>
    <style:style style:name="P722" style:family="paragraph" style:parent-style-name="Text_20_body">
      <style:paragraph-properties fo:margin-top="0.0035in" fo:margin-bottom="0in" style:contextual-spacing="false"/>
    </style:style>
    <style:style style:name="P723" style:family="paragraph" style:parent-style-name="Text_20_body">
      <style:paragraph-properties fo:margin-top="0.0035in" fo:margin-bottom="0in" style:contextual-spacing="false"/>
      <style:text-properties fo:font-size="8.5pt" style:font-size-asian="8.5pt"/>
    </style:style>
    <style:style style:name="P724" style:family="paragraph" style:parent-style-name="Text_20_body">
      <style:paragraph-properties fo:margin-top="0.0035in" fo:margin-bottom="0in" style:contextual-spacing="false"/>
      <style:text-properties style:font-name="Arial" fo:font-size="11pt" style:font-size-asian="11pt"/>
    </style:style>
    <style:style style:name="P725" style:family="paragraph" style:parent-style-name="Text_20_body">
      <style:paragraph-properties fo:margin-top="0.0035in" fo:margin-bottom="0in" style:contextual-spacing="false"/>
      <style:text-properties style:font-name="Arial" fo:font-size="12pt" fo:font-weight="bold" style:font-size-asian="12pt" style:font-weight-asian="bold"/>
    </style:style>
    <style:style style:name="P726" style:family="paragraph" style:parent-style-name="Text_20_body">
      <style:paragraph-properties fo:margin-top="0.0035in" fo:margin-bottom="0in" style:contextual-spacing="false"/>
      <style:text-properties style:font-name="Arial" fo:font-size="10.5pt" fo:font-weight="bold" style:font-size-asian="10.5pt" style:font-weight-asian="bold"/>
    </style:style>
    <style:style style:name="P727" style:family="paragraph" style:parent-style-name="Text_20_body">
      <style:paragraph-properties fo:margin-top="0.0035in" fo:margin-bottom="0in" style:contextual-spacing="false"/>
      <style:text-properties fo:font-size="9.5pt" style:font-size-asian="9.5pt"/>
    </style:style>
    <style:style style:name="P728" style:family="paragraph" style:parent-style-name="Text_20_body">
      <style:paragraph-properties fo:margin-top="0.0055in" fo:margin-bottom="0.0008in" style:contextual-spacing="false"/>
      <style:text-properties style:font-name="Arial" fo:font-weight="bold" style:font-weight-asian="bold"/>
    </style:style>
    <style:style style:name="P729" style:family="paragraph" style:parent-style-name="Text_20_body">
      <style:paragraph-properties fo:margin-top="0.0055in" fo:margin-bottom="0.0008in" style:contextual-spacing="false"/>
      <style:text-properties style:font-name="Arial" fo:font-weight="bold" officeooo:paragraph-rsid="0018392e" style:font-weight-asian="bold"/>
    </style:style>
    <style:style style:name="P730" style:family="paragraph" style:parent-style-name="Text_20_body">
      <style:paragraph-properties fo:margin-left="0.0484in" fo:margin-right="-0.0307in" fo:line-height="0.0693in" fo:text-indent="0in" style:auto-text-indent="false"/>
    </style:style>
    <style:style style:name="P731" style:family="paragraph" style:parent-style-name="Text_20_body">
      <style:paragraph-properties fo:margin-top="0.0016in" fo:margin-bottom="0in" style:contextual-spacing="false"/>
    </style:style>
    <style:style style:name="P732" style:family="paragraph" style:parent-style-name="Text_20_body">
      <style:paragraph-properties fo:margin-top="0.0016in" fo:margin-bottom="0in" style:contextual-spacing="false"/>
      <style:text-properties style:font-name="Arial" fo:font-size="9.5pt" fo:font-weight="bold" style:font-size-asian="9.5pt" style:font-weight-asian="bold"/>
    </style:style>
    <style:style style:name="P733" style:family="paragraph" style:parent-style-name="Text_20_body">
      <style:paragraph-properties fo:margin-top="0.0016in" fo:margin-bottom="0in" style:contextual-spacing="false"/>
      <style:text-properties fo:font-size="9.5pt" style:font-size-asian="9.5pt"/>
    </style:style>
    <style:style style:name="P734" style:family="paragraph" style:parent-style-name="Text_20_body">
      <style:paragraph-properties fo:margin-top="0.0016in" fo:margin-bottom="0in" style:contextual-spacing="false" fo:break-before="column"/>
      <style:text-properties fo:font-size="10.5pt" style:font-size-asian="10.5pt"/>
    </style:style>
    <style:style style:name="P735" style:family="paragraph" style:parent-style-name="Text_20_body">
      <style:paragraph-properties fo:margin-left="0.0835in" fo:margin-right="-0.0126in" fo:margin-top="0.0008in" fo:margin-bottom="0in" style:contextual-spacing="false" fo:line-height="105%" fo:text-indent="-0.0008in" style:auto-text-indent="false"/>
    </style:style>
    <style:style style:name="P736" style:family="paragraph" style:parent-style-name="Text_20_body">
      <style:paragraph-properties fo:margin-left="0.0835in" fo:margin-right="-0.0126in" fo:margin-top="0.0701in" fo:margin-bottom="0in" style:contextual-spacing="false" fo:line-height="103%" fo:text-indent="-0.0008in" style:auto-text-indent="false"/>
    </style:style>
    <style:style style:name="P737" style:family="paragraph" style:parent-style-name="Text_20_body">
      <style:paragraph-properties fo:margin-left="0.0835in" fo:margin-right="0.2791in" fo:margin-top="0.0091in" fo:margin-bottom="0in" style:contextual-spacing="false" fo:line-height="105%" fo:text-indent="0in" style:auto-text-indent="false"/>
    </style:style>
    <style:style style:name="P738" style:family="paragraph" style:parent-style-name="Text_20_body">
      <style:paragraph-properties fo:margin-left="0.0835in" fo:margin-right="0.2791in" fo:line-height="105%" fo:text-indent="0in" style:auto-text-indent="false"/>
    </style:style>
    <style:style style:name="P739" style:family="paragraph" style:parent-style-name="Text_20_body">
      <style:paragraph-properties fo:margin-top="0.0043in" fo:margin-bottom="0in" style:contextual-spacing="false"/>
    </style:style>
    <style:style style:name="P740" style:family="paragraph" style:parent-style-name="Text_20_body">
      <style:paragraph-properties fo:margin-top="0.0043in" fo:margin-bottom="0in" style:contextual-spacing="false"/>
      <style:text-properties fo:font-size="8.5pt" style:font-size-asian="8.5pt"/>
    </style:style>
    <style:style style:name="P741" style:family="paragraph" style:parent-style-name="Text_20_body">
      <style:paragraph-properties fo:margin-top="0.0043in" fo:margin-bottom="0in" style:contextual-spacing="false"/>
      <style:text-properties fo:font-size="9.5pt" style:font-size-asian="9.5pt"/>
    </style:style>
    <style:style style:name="P742" style:family="paragraph" style:parent-style-name="Text_20_body">
      <style:paragraph-properties fo:margin-top="0.0043in" fo:margin-bottom="0in" style:contextual-spacing="false"/>
      <style:text-properties fo:font-size="9.5pt" fo:font-weight="bold" style:font-size-asian="9.5pt" style:font-weight-asian="bold"/>
    </style:style>
    <style:style style:name="P743" style:family="paragraph" style:parent-style-name="Text_20_body">
      <style:paragraph-properties fo:margin-top="0.0043in" fo:margin-bottom="0in" style:contextual-spacing="false"/>
      <style:text-properties fo:font-size="9.5pt" fo:font-style="italic" style:font-size-asian="9.5pt" style:font-style-asian="italic"/>
    </style:style>
    <style:style style:name="P744" style:family="paragraph" style:parent-style-name="Text_20_body">
      <style:paragraph-properties fo:margin-top="0.0043in" fo:margin-bottom="0in" style:contextual-spacing="false"/>
      <style:text-properties style:font-name="Arial" fo:font-weight="bold" style:font-weight-asian="bold"/>
    </style:style>
    <style:style style:name="P745" style:family="paragraph" style:parent-style-name="Text_20_body">
      <style:paragraph-properties fo:margin-top="0.0043in" fo:margin-bottom="0in" style:contextual-spacing="false"/>
      <style:text-properties style:font-name="Arial" fo:font-size="9.5pt" fo:font-weight="bold" style:font-size-asian="9.5pt" style:font-weight-asian="bold"/>
    </style:style>
    <style:style style:name="P746" style:family="paragraph" style:parent-style-name="Text_20_body">
      <style:paragraph-properties fo:margin-top="0.0043in" fo:margin-bottom="0in" style:contextual-spacing="false"/>
      <style:text-properties fo:font-size="12.5pt" style:font-size-asian="12.5pt"/>
    </style:style>
    <style:style style:name="P747" style:family="paragraph" style:parent-style-name="Text_20_body">
      <style:paragraph-properties fo:margin-left="0.0827in" fo:margin-right="0in" fo:margin-top="0.0008in" fo:margin-bottom="0in" style:contextual-spacing="false" fo:text-indent="0in" style:auto-text-indent="false"/>
    </style:style>
    <style:style style:name="P748" style:family="paragraph" style:parent-style-name="Text_20_body">
      <style:paragraph-properties fo:margin-left="0.0827in" fo:margin-right="0in" fo:margin-top="0.0008in" fo:margin-bottom="0in" style:contextual-spacing="false" fo:text-align="justify" style:justify-single-word="false" fo:text-indent="0in" style:auto-text-indent="false"/>
    </style:style>
    <style:style style:name="P749" style:family="paragraph" style:parent-style-name="Text_20_body">
      <style:paragraph-properties fo:margin-left="0.0827in" fo:margin-right="0in" fo:margin-top="0.0016in" fo:margin-bottom="0in" style:contextual-spacing="false" fo:text-indent="0in" style:auto-text-indent="false"/>
    </style:style>
    <style:style style:name="P750" style:family="paragraph" style:parent-style-name="Text_20_body">
      <style:paragraph-properties fo:margin-left="0.0827in" fo:margin-right="0in" fo:margin-top="0.0016in" fo:margin-bottom="0in" style:contextual-spacing="false" fo:text-align="justify" style:justify-single-word="false" fo:text-indent="0in" style:auto-text-indent="false"/>
    </style:style>
    <style:style style:name="P751" style:family="paragraph" style:parent-style-name="Text_20_body">
      <style:paragraph-properties fo:margin-left="0.0827in" fo:margin-right="0in" fo:text-indent="0in" style:auto-text-indent="false"/>
    </style:style>
    <style:style style:name="P752" style:family="paragraph" style:parent-style-name="Text_20_body">
      <style:paragraph-properties fo:margin-left="0.0827in" fo:margin-right="0in" fo:text-align="justify" style:justify-single-word="false" fo:text-indent="0in" style:auto-text-indent="false"/>
    </style:style>
    <style:style style:name="P753" style:family="paragraph" style:parent-style-name="Text_20_body">
      <style:paragraph-properties fo:margin-left="0.0827in" fo:margin-right="0in" fo:margin-top="0.002in" fo:margin-bottom="0in" style:contextual-spacing="false" fo:text-indent="0in" style:auto-text-indent="false"/>
    </style:style>
    <style:style style:name="P754" style:family="paragraph" style:parent-style-name="Text_20_body">
      <style:paragraph-properties fo:margin-left="0.0827in" fo:margin-right="0in" fo:margin-top="0.002in" fo:margin-bottom="0in" style:contextual-spacing="false" fo:text-align="justify" style:justify-single-word="false" fo:text-indent="0in" style:auto-text-indent="false"/>
    </style:style>
    <style:style style:name="P755" style:family="paragraph" style:parent-style-name="Text_20_body">
      <style:paragraph-properties fo:margin-left="0.0827in" fo:margin-right="0in" fo:margin-top="0.0063in" fo:margin-bottom="0in" style:contextual-spacing="false" fo:text-indent="0in" style:auto-text-indent="false"/>
    </style:style>
    <style:style style:name="P756" style:family="paragraph" style:parent-style-name="Text_20_body">
      <style:paragraph-properties fo:margin-left="0.0827in" fo:margin-right="0in" fo:margin-top="0.0071in" fo:margin-bottom="0in" style:contextual-spacing="false" fo:text-indent="0in" style:auto-text-indent="false"/>
    </style:style>
    <style:style style:name="P757" style:family="paragraph" style:parent-style-name="Text_20_body">
      <style:paragraph-properties fo:margin-left="0.0827in" fo:margin-right="0in" fo:margin-top="0.0071in" fo:margin-bottom="0in" style:contextual-spacing="false" fo:text-align="justify" style:justify-single-word="false" fo:text-indent="0in" style:auto-text-indent="false"/>
    </style:style>
    <style:style style:name="P758" style:family="paragraph" style:parent-style-name="Text_20_body">
      <style:paragraph-properties fo:margin-left="0.0827in" fo:margin-right="0in" fo:margin-top="0.0035in" fo:margin-bottom="0in" style:contextual-spacing="false" fo:text-align="justify" style:justify-single-word="false" fo:text-indent="0in" style:auto-text-indent="false"/>
    </style:style>
    <style:style style:name="P759" style:family="paragraph" style:parent-style-name="Text_20_body">
      <style:paragraph-properties fo:margin-left="0.0827in" fo:margin-right="0in" fo:margin-top="0.0028in" fo:margin-bottom="0in" style:contextual-spacing="false" fo:text-indent="0in" style:auto-text-indent="false"/>
    </style:style>
    <style:style style:name="P760" style:family="paragraph" style:parent-style-name="Text_20_body">
      <style:paragraph-properties fo:break-before="column"/>
      <style:text-properties fo:font-size="10pt" style:font-size-asian="10pt"/>
    </style:style>
    <style:style style:name="P761" style:family="paragraph" style:parent-style-name="Text_20_body">
      <style:paragraph-properties fo:break-before="column"/>
      <style:text-properties fo:font-size="65pt" style:font-size-asian="65pt"/>
    </style:style>
    <style:style style:name="P762" style:family="paragraph" style:parent-style-name="Text_20_body">
      <style:paragraph-properties fo:break-before="column"/>
      <style:text-properties fo:font-size="53pt" style:font-size-asian="53pt"/>
    </style:style>
    <style:style style:name="P763" style:family="paragraph" style:parent-style-name="Text_20_body">
      <style:paragraph-properties fo:break-before="column"/>
      <style:text-properties fo:font-size="45pt" style:font-size-asian="45pt"/>
    </style:style>
    <style:style style:name="P764" style:family="paragraph" style:parent-style-name="Text_20_body">
      <style:paragraph-properties fo:margin-top="0.0028in" fo:margin-bottom="0in" style:contextual-spacing="false"/>
    </style:style>
    <style:style style:name="P765" style:family="paragraph" style:parent-style-name="Text_20_body">
      <style:paragraph-properties fo:margin-top="0.0028in" fo:margin-bottom="0in" style:contextual-spacing="false"/>
      <style:text-properties fo:font-size="7.5pt" style:font-size-asian="7.5pt"/>
    </style:style>
    <style:style style:name="P766" style:family="paragraph" style:parent-style-name="Text_20_body">
      <style:paragraph-properties fo:margin-top="0.0028in" fo:margin-bottom="0in" style:contextual-spacing="false"/>
      <style:text-properties style:font-name="Arial" fo:font-size="8pt" fo:font-weight="bold" style:font-size-asian="8pt" style:font-weight-asian="bold"/>
    </style:style>
    <style:style style:name="P767" style:family="paragraph" style:parent-style-name="Text_20_body">
      <style:paragraph-properties fo:margin-top="0.0028in" fo:margin-bottom="0in" style:contextual-spacing="false"/>
      <style:text-properties fo:font-size="9.5pt" style:font-size-asian="9.5pt"/>
    </style:style>
    <style:style style:name="P768" style:family="paragraph" style:parent-style-name="Text_20_body">
      <style:paragraph-properties fo:margin-top="0.0028in" fo:margin-bottom="0in" style:contextual-spacing="false"/>
      <style:text-properties fo:font-size="12.5pt" style:font-size-asian="12.5pt"/>
    </style:style>
    <style:style style:name="P769" style:family="paragraph" style:parent-style-name="Text_20_body">
      <style:paragraph-properties fo:margin-top="0.0028in" fo:margin-bottom="0in" style:contextual-spacing="false"/>
      <style:text-properties fo:font-size="7pt" style:font-size-asian="7pt"/>
    </style:style>
    <style:style style:name="P770" style:family="paragraph" style:parent-style-name="Text_20_body">
      <style:paragraph-properties fo:margin-top="0.0008in" fo:margin-bottom="0in" style:contextual-spacing="false"/>
    </style:style>
    <style:style style:name="P771" style:family="paragraph" style:parent-style-name="Text_20_body">
      <style:paragraph-properties fo:margin-top="0.0008in" fo:margin-bottom="0in" style:contextual-spacing="false"/>
      <style:text-properties fo:font-size="27.5pt" style:font-size-asian="27.5pt"/>
    </style:style>
    <style:style style:name="P772" style:family="paragraph" style:parent-style-name="Text_20_body">
      <style:paragraph-properties fo:margin-top="0.0008in" fo:margin-bottom="0in" style:contextual-spacing="false"/>
      <style:text-properties fo:font-size="13.5pt" style:font-size-asian="13.5pt"/>
    </style:style>
    <style:style style:name="P773" style:family="paragraph" style:parent-style-name="Text_20_body">
      <style:paragraph-properties fo:margin-top="0.0008in" fo:margin-bottom="0in" style:contextual-spacing="false"/>
      <style:text-properties fo:font-size="9.5pt" style:font-size-asian="9.5pt"/>
    </style:style>
    <style:style style:name="P774" style:family="paragraph" style:parent-style-name="Text_20_body">
      <style:paragraph-properties fo:margin-top="0.0008in" fo:margin-bottom="0in" style:contextual-spacing="false"/>
      <style:text-properties style:font-name="Arial" fo:font-size="3pt" fo:font-weight="bold" style:font-size-asian="3pt" style:font-weight-asian="bold"/>
    </style:style>
    <style:style style:name="P775" style:family="paragraph" style:parent-style-name="Text_20_body">
      <style:paragraph-properties fo:margin-top="0.0055in" fo:margin-bottom="0in" style:contextual-spacing="false"/>
    </style:style>
    <style:style style:name="P776" style:family="paragraph" style:parent-style-name="Text_20_body">
      <style:paragraph-properties fo:margin-top="0.0055in" fo:margin-bottom="0in" style:contextual-spacing="false"/>
      <style:text-properties style:font-name="Arial" fo:font-size="15.5pt" fo:font-weight="bold" style:font-size-asian="15.5pt" style:font-weight-asian="bold"/>
    </style:style>
    <style:style style:name="P777" style:family="paragraph" style:parent-style-name="Text_20_body">
      <style:paragraph-properties fo:margin-top="0.0055in" fo:margin-bottom="0in" style:contextual-spacing="false"/>
      <style:text-properties style:font-name="Arial" fo:font-size="3.5pt" fo:font-weight="bold" style:font-size-asian="3.5pt" style:font-weight-asian="bold"/>
    </style:style>
    <style:style style:name="P778" style:family="paragraph" style:parent-style-name="Text_20_body">
      <style:paragraph-properties fo:margin-top="0.0055in" fo:margin-bottom="0in" style:contextual-spacing="false"/>
      <style:text-properties fo:font-size="8.5pt" style:font-size-asian="8.5pt"/>
    </style:style>
    <style:style style:name="P779" style:family="paragraph" style:parent-style-name="Text_20_body">
      <style:paragraph-properties fo:margin-top="0.0055in" fo:margin-bottom="0in" style:contextual-spacing="false"/>
      <style:text-properties fo:font-size="7.5pt" style:font-size-asian="7.5pt"/>
    </style:style>
    <style:style style:name="P780" style:family="paragraph" style:parent-style-name="Text_20_body">
      <style:paragraph-properties fo:margin-top="0.0055in" fo:margin-bottom="0in" style:contextual-spacing="false"/>
      <style:text-properties fo:font-size="9.5pt" style:font-size-asian="9.5pt"/>
    </style:style>
    <style:style style:name="P781" style:family="paragraph" style:parent-style-name="Text_20_body">
      <style:paragraph-properties fo:margin-top="0.0055in" fo:margin-bottom="0in" style:contextual-spacing="false"/>
      <style:text-properties fo:font-size="4.5pt" style:font-size-asian="4.5pt"/>
    </style:style>
    <style:style style:name="P782" style:family="paragraph" style:parent-style-name="Text_20_body">
      <style:paragraph-properties fo:margin-top="0.0055in" fo:margin-bottom="0in" style:contextual-spacing="false"/>
      <style:text-properties fo:font-size="51.5pt" style:font-size-asian="51.5pt"/>
    </style:style>
    <style:style style:name="P783" style:family="paragraph" style:parent-style-name="Text_20_body" style:master-page-name="Converted1">
      <style:paragraph-properties style:page-number="auto"/>
      <style:text-properties style:font-name="Arial" fo:font-size="10pt" fo:font-weight="bold" style:font-size-asian="10pt" style:font-weight-asian="bold"/>
    </style:style>
    <style:style style:name="P784" style:family="paragraph" style:parent-style-name="Text_20_body" style:master-page-name="Converted2">
      <style:paragraph-properties style:page-number="auto"/>
      <style:text-properties style:font-name="Arial" fo:font-size="10pt" fo:font-weight="bold" style:font-size-asian="10pt" style:font-weight-asian="bold"/>
    </style:style>
    <style:style style:name="P785" style:family="paragraph" style:parent-style-name="Text_20_body">
      <style:paragraph-properties fo:margin-top="0.0071in" fo:margin-bottom="0in" style:contextual-spacing="false"/>
    </style:style>
    <style:style style:name="P786" style:family="paragraph" style:parent-style-name="Text_20_body">
      <style:paragraph-properties fo:margin-top="0.0071in" fo:margin-bottom="0in" style:contextual-spacing="false"/>
      <style:text-properties style:font-name="Arial" fo:font-size="13.5pt" fo:font-weight="bold" style:font-size-asian="13.5pt" style:font-weight-asian="bold"/>
    </style:style>
    <style:style style:name="P787" style:family="paragraph" style:parent-style-name="Text_20_body">
      <style:paragraph-properties fo:margin-top="0.0071in" fo:margin-bottom="0in" style:contextual-spacing="false"/>
      <style:text-properties style:font-name="Arial" fo:font-size="12.5pt" fo:font-weight="bold" style:font-size-asian="12.5pt" style:font-weight-asian="bold"/>
    </style:style>
    <style:style style:name="P788" style:family="paragraph" style:parent-style-name="Text_20_body">
      <style:paragraph-properties fo:margin-top="0.0071in" fo:margin-bottom="0in" style:contextual-spacing="false"/>
      <style:text-properties fo:font-size="8.5pt" style:font-size-asian="8.5pt"/>
    </style:style>
    <style:style style:name="P789" style:family="paragraph" style:parent-style-name="Text_20_body">
      <style:paragraph-properties fo:margin-top="0.0071in" fo:margin-bottom="0in" style:contextual-spacing="false"/>
      <style:text-properties fo:font-size="10.5pt" style:font-size-asian="10.5pt"/>
    </style:style>
    <style:style style:name="P790" style:family="paragraph" style:parent-style-name="Text_20_body">
      <style:paragraph-properties fo:margin-top="0.0071in" fo:margin-bottom="0in" style:contextual-spacing="false"/>
      <style:text-properties fo:font-size="7.5pt" fo:font-style="italic" style:font-size-asian="7.5pt" style:font-style-asian="italic"/>
    </style:style>
    <style:style style:name="P791" style:family="paragraph" style:parent-style-name="Text_20_body">
      <style:paragraph-properties fo:margin-top="0.0071in" fo:margin-bottom="0in" style:contextual-spacing="false" fo:break-before="column"/>
      <style:text-properties fo:font-size="12.5pt" style:font-size-asian="12.5pt"/>
    </style:style>
    <style:style style:name="P792" style:family="paragraph" style:parent-style-name="Text_20_body">
      <style:paragraph-properties fo:margin-top="0.0047in" fo:margin-bottom="0in" style:contextual-spacing="false"/>
    </style:style>
    <style:style style:name="P793" style:family="paragraph" style:parent-style-name="Text_20_body">
      <style:paragraph-properties fo:margin-top="0.0047in" fo:margin-bottom="0in" style:contextual-spacing="false"/>
      <style:text-properties fo:font-size="9.5pt" fo:font-weight="bold" style:font-size-asian="9.5pt" style:font-weight-asian="bold"/>
    </style:style>
    <style:style style:name="P794" style:family="paragraph" style:parent-style-name="Text_20_body">
      <style:paragraph-properties fo:margin-top="0.0047in" fo:margin-bottom="0in" style:contextual-spacing="false"/>
      <style:text-properties fo:font-size="9.5pt" style:font-size-asian="9.5pt"/>
    </style:style>
    <style:style style:name="P795" style:family="paragraph" style:parent-style-name="Text_20_body">
      <style:paragraph-properties fo:margin-top="0.0047in" fo:margin-bottom="0in" style:contextual-spacing="false"/>
      <style:text-properties fo:font-size="8pt" style:font-size-asian="8pt"/>
    </style:style>
    <style:style style:name="P796" style:family="paragraph" style:parent-style-name="Text_20_body">
      <style:paragraph-properties fo:margin-top="0.0047in" fo:margin-bottom="0in" style:contextual-spacing="false"/>
      <style:text-properties fo:font-size="10.5pt" style:font-size-asian="10.5pt"/>
    </style:style>
    <style:style style:name="P797" style:family="paragraph" style:parent-style-name="Text_20_body">
      <style:paragraph-properties fo:margin-top="0.0047in" fo:margin-bottom="0in" style:contextual-spacing="false"/>
      <style:text-properties fo:font-size="8.5pt" style:font-size-asian="8.5pt"/>
    </style:style>
    <style:style style:name="P798" style:family="paragraph" style:parent-style-name="Text_20_body">
      <style:paragraph-properties fo:margin-top="0.0047in" fo:margin-bottom="0in" style:contextual-spacing="false"/>
      <style:text-properties fo:font-size="8.5pt" fo:font-weight="bold" style:font-size-asian="8.5pt" style:font-weight-asian="bold"/>
    </style:style>
    <style:style style:name="P799" style:family="paragraph" style:parent-style-name="Text_20_body">
      <style:paragraph-properties fo:margin-top="0.0047in" fo:margin-bottom="0in" style:contextual-spacing="false"/>
      <style:text-properties fo:font-size="14.5pt" style:font-size-asian="14.5pt"/>
    </style:style>
    <style:style style:name="P800" style:family="paragraph" style:parent-style-name="Text_20_body">
      <style:paragraph-properties fo:margin-top="0.0047in" fo:margin-bottom="0in" style:contextual-spacing="false"/>
      <style:text-properties style:font-name="Arial" fo:font-size="7.5pt" fo:font-weight="bold" style:font-size-asian="7.5pt" style:font-weight-asian="bold"/>
    </style:style>
    <style:style style:name="P801" style:family="paragraph" style:parent-style-name="Text_20_body">
      <style:paragraph-properties fo:margin-top="0.0047in" fo:margin-bottom="0in" style:contextual-spacing="false"/>
      <style:text-properties style:font-name="Arial" fo:font-size="11pt" fo:font-weight="bold" style:font-size-asian="11pt" style:font-weight-asian="bold"/>
    </style:style>
    <style:style style:name="P802" style:family="paragraph" style:parent-style-name="Text_20_body">
      <style:paragraph-properties fo:margin-top="0.0047in" fo:margin-bottom="0in" style:contextual-spacing="false"/>
      <style:text-properties style:font-name="Arial" fo:font-size="9.5pt" fo:font-weight="bold" style:font-size-asian="9.5pt" style:font-weight-asian="bold"/>
    </style:style>
    <style:style style:name="P803" style:family="paragraph" style:parent-style-name="Text_20_body">
      <style:paragraph-properties fo:margin-top="0.0047in" fo:margin-bottom="0in" style:contextual-spacing="false"/>
      <style:text-properties style:font-name="Arial" fo:font-size="12.5pt" fo:font-weight="bold" style:font-size-asian="12.5pt" style:font-weight-asian="bold"/>
    </style:style>
    <style:style style:name="P804" style:family="paragraph" style:parent-style-name="Text_20_body">
      <style:paragraph-properties fo:margin-top="0.0047in" fo:margin-bottom="0in" style:contextual-spacing="false"/>
      <style:text-properties fo:font-size="14pt" style:font-size-asian="14pt"/>
    </style:style>
    <style:style style:name="P805" style:family="paragraph" style:parent-style-name="Text_20_body">
      <style:paragraph-properties fo:margin-top="0.0047in" fo:margin-bottom="0in" style:contextual-spacing="false"/>
      <style:text-properties fo:font-size="7pt" style:font-size-asian="7pt"/>
    </style:style>
    <style:style style:name="P806" style:family="paragraph" style:parent-style-name="Text_20_body">
      <style:paragraph-properties fo:margin-top="0.0047in" fo:margin-bottom="0in" style:contextual-spacing="false"/>
      <style:text-properties fo:font-size="12pt" style:font-size-asian="12pt"/>
    </style:style>
    <style:style style:name="P807" style:family="paragraph" style:parent-style-name="Text_20_body">
      <style:paragraph-properties fo:margin-left="0.0835in" fo:margin-right="0.0264in" fo:line-height="103%" fo:text-align="justify" style:justify-single-word="false" fo:text-indent="0in" style:auto-text-indent="false"/>
    </style:style>
    <style:style style:name="P808" style:family="paragraph" style:parent-style-name="Text_20_body">
      <style:paragraph-properties fo:margin-left="0.0835in" fo:margin-right="0.0264in" fo:margin-top="0.0008in" fo:margin-bottom="0in" style:contextual-spacing="false" fo:line-height="103%" fo:text-align="justify" style:justify-single-word="false" fo:text-indent="0in" style:auto-text-indent="false"/>
    </style:style>
    <style:style style:name="P809" style:family="paragraph" style:parent-style-name="Text_20_body">
      <style:paragraph-properties fo:margin-left="0.0835in" fo:margin-right="0.0264in" fo:margin-top="0.0016in" fo:margin-bottom="0in" style:contextual-spacing="false" fo:line-height="103%" fo:text-align="justify" style:justify-single-word="false" fo:text-indent="0in" style:auto-text-indent="false"/>
    </style:style>
    <style:style style:name="P810" style:family="paragraph" style:parent-style-name="Text_20_body">
      <style:paragraph-properties fo:margin-left="0.0835in" fo:margin-right="0.0264in" fo:margin-top="0.0016in" fo:margin-bottom="0in" style:contextual-spacing="false" fo:text-align="justify" style:justify-single-word="false" fo:text-indent="0in" style:auto-text-indent="false"/>
    </style:style>
    <style:style style:name="P811" style:family="paragraph" style:parent-style-name="Text_20_body">
      <style:paragraph-properties fo:margin-left="0.0835in" fo:margin-right="0.0264in" fo:margin-top="0.0063in" fo:margin-bottom="0in" style:contextual-spacing="false" fo:line-height="103%" fo:text-align="justify" style:justify-single-word="false" fo:text-indent="0in" style:auto-text-indent="false"/>
    </style:style>
    <style:style style:name="P812" style:family="paragraph" style:parent-style-name="Text_20_body">
      <style:paragraph-properties fo:margin-left="0.0835in" fo:margin-right="0.0264in" fo:margin-top="0.0646in" fo:margin-bottom="0in" style:contextual-spacing="false" fo:line-height="103%" fo:text-align="justify" style:justify-single-word="false" fo:text-indent="0in" style:auto-text-indent="false"/>
    </style:style>
    <style:style style:name="P813" style:family="paragraph" style:parent-style-name="Text_20_body">
      <style:paragraph-properties fo:margin-left="0.0835in" fo:margin-right="0.0264in" fo:margin-top="0.002in" fo:margin-bottom="0in" style:contextual-spacing="false" fo:line-height="103%" fo:text-align="justify" style:justify-single-word="false" fo:text-indent="0in" style:auto-text-indent="false"/>
    </style:style>
    <style:style style:name="P814" style:family="paragraph" style:parent-style-name="Text_20_body">
      <style:paragraph-properties fo:margin-left="0.0835in" fo:margin-right="0.0264in" fo:margin-top="0.002in" fo:margin-bottom="0in" style:contextual-spacing="false" fo:text-align="justify" style:justify-single-word="false" fo:text-indent="0in" style:auto-text-indent="false"/>
    </style:style>
    <style:style style:name="P815" style:family="paragraph" style:parent-style-name="Text_20_body">
      <style:paragraph-properties fo:margin-left="0.0835in" fo:margin-right="0.0264in" fo:margin-top="0.0701in" fo:margin-bottom="0in" style:contextual-spacing="false" fo:line-height="103%" fo:text-align="justify" style:justify-single-word="false" fo:text-indent="0in" style:auto-text-indent="false"/>
    </style:style>
    <style:style style:name="P816" style:family="paragraph" style:parent-style-name="Text_20_body">
      <style:paragraph-properties fo:margin-left="0.0835in" fo:margin-right="0.0264in" fo:margin-top="0.0071in" fo:margin-bottom="0in" style:contextual-spacing="false" fo:line-height="103%" fo:text-align="justify" style:justify-single-word="false" fo:text-indent="0in" style:auto-text-indent="false"/>
    </style:style>
    <style:style style:name="P817" style:family="paragraph" style:parent-style-name="Text_20_body">
      <style:paragraph-properties fo:margin-left="0.0835in" fo:margin-right="0.0264in" fo:margin-top="0.0035in" fo:margin-bottom="0in" style:contextual-spacing="false" fo:line-height="103%" fo:text-align="justify" style:justify-single-word="false" fo:text-indent="0in" style:auto-text-indent="false"/>
    </style:style>
    <style:style style:name="P818" style:family="paragraph" style:parent-style-name="Text_20_body">
      <style:paragraph-properties fo:margin-left="0.0835in" fo:margin-right="0.0264in" fo:margin-top="0.0634in" fo:margin-bottom="0in" style:contextual-spacing="false" fo:line-height="103%" fo:text-align="justify" style:justify-single-word="false" fo:text-indent="0in" style:auto-text-indent="false"/>
    </style:style>
    <style:style style:name="P819" style:family="paragraph" style:parent-style-name="Text_20_body">
      <style:paragraph-properties fo:margin-left="0.0835in" fo:margin-right="0in" fo:margin-top="0.0008in" fo:margin-bottom="0in" style:contextual-spacing="false" fo:text-indent="0in" style:auto-text-indent="false"/>
    </style:style>
    <style:style style:name="P820" style:family="paragraph" style:parent-style-name="Text_20_body">
      <style:paragraph-properties fo:margin-left="0.0835in" fo:margin-right="0in" fo:margin-top="0.0008in" fo:margin-bottom="0in" style:contextual-spacing="false" fo:text-align="justify" style:justify-single-word="false" fo:text-indent="0in" style:auto-text-indent="false"/>
    </style:style>
    <style:style style:name="P821" style:family="paragraph" style:parent-style-name="Text_20_body">
      <style:paragraph-properties fo:margin-left="0.0835in" fo:margin-right="0in" fo:text-indent="0in" style:auto-text-indent="false"/>
    </style:style>
    <style:style style:name="P822" style:family="paragraph" style:parent-style-name="Text_20_body">
      <style:paragraph-properties fo:margin-left="0.0835in" fo:margin-right="0in" fo:text-align="justify" style:justify-single-word="false" fo:text-indent="0in" style:auto-text-indent="false"/>
    </style:style>
    <style:style style:name="P823" style:family="paragraph" style:parent-style-name="Text_20_body">
      <style:paragraph-properties fo:margin-left="0.0835in" fo:margin-right="0in" fo:margin-top="0.002in" fo:margin-bottom="0in" style:contextual-spacing="false" fo:text-indent="0in" style:auto-text-indent="false"/>
    </style:style>
    <style:style style:name="P824" style:family="paragraph" style:parent-style-name="Text_20_body">
      <style:paragraph-properties fo:margin-left="0.0835in" fo:margin-right="0in" fo:margin-top="0.002in" fo:margin-bottom="0in" style:contextual-spacing="false" fo:text-align="justify" style:justify-single-word="false" fo:text-indent="0in" style:auto-text-indent="false"/>
    </style:style>
    <style:style style:name="P825" style:family="paragraph" style:parent-style-name="Text_20_body">
      <style:paragraph-properties fo:margin-left="0.0835in" fo:margin-right="0in" fo:margin-top="0.0028in" fo:margin-bottom="0in" style:contextual-spacing="false" fo:text-align="justify" style:justify-single-word="false" fo:text-indent="0in" style:auto-text-indent="false"/>
    </style:style>
    <style:style style:name="P826" style:family="paragraph" style:parent-style-name="Text_20_body">
      <style:paragraph-properties fo:margin-left="0.0835in" fo:margin-right="0in" fo:margin-top="0.0071in" fo:margin-bottom="0in" style:contextual-spacing="false" fo:text-indent="0in" style:auto-text-indent="false"/>
    </style:style>
    <style:style style:name="P827" style:family="paragraph" style:parent-style-name="Text_20_body">
      <style:paragraph-properties fo:margin-left="0.0835in" fo:margin-right="0in" fo:margin-top="0.0071in" fo:margin-bottom="0in" style:contextual-spacing="false" fo:text-align="justify" style:justify-single-word="false" fo:text-indent="0in" style:auto-text-indent="false"/>
    </style:style>
    <style:style style:name="P828" style:family="paragraph" style:parent-style-name="Text_20_body">
      <style:paragraph-properties fo:margin-left="0.0835in" fo:margin-right="0in" fo:margin-top="0.0016in" fo:margin-bottom="0in" style:contextual-spacing="false" fo:text-indent="0in" style:auto-text-indent="false"/>
    </style:style>
    <style:style style:name="P829" style:family="paragraph" style:parent-style-name="Text_20_body">
      <style:paragraph-properties fo:margin-left="0.0835in" fo:margin-right="0in" fo:margin-top="0.0016in" fo:margin-bottom="0in" style:contextual-spacing="false" fo:text-align="justify" style:justify-single-word="false" fo:text-indent="0in" style:auto-text-indent="false"/>
    </style:style>
    <style:style style:name="P830" style:family="paragraph" style:parent-style-name="Text_20_body">
      <style:paragraph-properties fo:margin-left="0.0835in" fo:margin-right="0in" fo:margin-top="0.0063in" fo:margin-bottom="0in" style:contextual-spacing="false" fo:text-indent="0in" style:auto-text-indent="false"/>
    </style:style>
    <style:style style:name="P831" style:family="paragraph" style:parent-style-name="Text_20_body">
      <style:paragraph-properties fo:margin-left="0.0835in" fo:margin-right="0in" fo:margin-top="0.0063in" fo:margin-bottom="0in" style:contextual-spacing="false" fo:text-align="justify" style:justify-single-word="false" fo:text-indent="0in" style:auto-text-indent="false"/>
    </style:style>
    <style:style style:name="P832" style:family="paragraph" style:parent-style-name="Text_20_body">
      <style:paragraph-properties fo:margin-left="0.7945in" fo:margin-right="0.739in" fo:text-align="center" style:justify-single-word="false" fo:text-indent="0in" style:auto-text-indent="false"/>
    </style:style>
    <style:style style:name="P833" style:family="paragraph" style:parent-style-name="Text_20_body">
      <style:paragraph-properties fo:margin-left="0.7945in" fo:margin-right="0.739in" fo:margin-top="0.0965in" fo:margin-bottom="0in" style:contextual-spacing="false" fo:text-align="center" style:justify-single-word="false" fo:text-indent="0in" style:auto-text-indent="false"/>
    </style:style>
    <style:style style:name="P834" style:family="paragraph" style:parent-style-name="Text_20_body">
      <style:paragraph-properties fo:margin-left="0.7945in" fo:margin-right="0.739in" fo:margin-top="0.1083in" fo:margin-bottom="0in" style:contextual-spacing="false" fo:text-align="center" style:justify-single-word="false" fo:text-indent="0in" style:auto-text-indent="false"/>
    </style:style>
    <style:style style:name="P835" style:family="paragraph" style:parent-style-name="Text_20_body">
      <style:paragraph-properties fo:margin-left="0.7945in" fo:margin-right="0.739in" fo:margin-top="0.0646in" fo:margin-bottom="0in" style:contextual-spacing="false" fo:text-align="center" style:justify-single-word="false" fo:text-indent="0in" style:auto-text-indent="false"/>
    </style:style>
    <style:style style:name="P836" style:family="paragraph" style:parent-style-name="Text_20_body">
      <style:paragraph-properties fo:margin-left="0.0827in" fo:margin-right="0.0291in" fo:line-height="103%" fo:text-align="justify" style:justify-single-word="false" fo:text-indent="0in" style:auto-text-indent="false"/>
    </style:style>
    <style:style style:name="P837" style:family="paragraph" style:parent-style-name="Text_20_body">
      <style:paragraph-properties fo:margin-left="0.0827in" fo:margin-right="0.0291in" fo:margin-top="0.0043in" fo:margin-bottom="0in" style:contextual-spacing="false" fo:line-height="103%" fo:text-align="justify" style:justify-single-word="false" fo:text-indent="0in" style:auto-text-indent="false"/>
    </style:style>
    <style:style style:name="P838" style:family="paragraph" style:parent-style-name="Text_20_body">
      <style:paragraph-properties fo:margin-left="0.0827in" fo:margin-right="0.0291in" fo:margin-top="0.0071in" fo:margin-bottom="0in" style:contextual-spacing="false" fo:line-height="103%" fo:text-align="justify" style:justify-single-word="false" fo:text-indent="0in" style:auto-text-indent="false"/>
    </style:style>
    <style:style style:name="P839" style:family="paragraph" style:parent-style-name="Text_20_body">
      <style:paragraph-properties fo:margin-left="0.7937in" fo:margin-right="0.739in" fo:margin-top="0.0917in" fo:margin-bottom="0in" style:contextual-spacing="false" fo:text-align="center" style:justify-single-word="false" fo:text-indent="0in" style:auto-text-indent="false"/>
    </style:style>
    <style:style style:name="P840" style:family="paragraph" style:parent-style-name="Text_20_body">
      <style:paragraph-properties fo:margin-left="0.7937in" fo:margin-right="0.739in" fo:text-align="center" style:justify-single-word="false" fo:text-indent="0in" style:auto-text-indent="false"/>
    </style:style>
    <style:style style:name="P841" style:family="paragraph" style:parent-style-name="Text_20_body">
      <style:paragraph-properties fo:margin-left="0.7937in" fo:margin-right="0.739in" fo:margin-top="0.0008in" fo:margin-bottom="0in" style:contextual-spacing="false" fo:text-align="center" style:justify-single-word="false" fo:text-indent="0in" style:auto-text-indent="false"/>
    </style:style>
    <style:style style:name="P842" style:family="paragraph" style:parent-style-name="Text_20_body">
      <style:paragraph-properties fo:margin-top="0.0063in" fo:margin-bottom="0in" style:contextual-spacing="false"/>
    </style:style>
    <style:style style:name="P843" style:family="paragraph" style:parent-style-name="Text_20_body">
      <style:paragraph-properties fo:margin-top="0.0063in" fo:margin-bottom="0in" style:contextual-spacing="false"/>
      <style:text-properties fo:font-size="8.5pt" style:font-size-asian="8.5pt"/>
    </style:style>
    <style:style style:name="P844" style:family="paragraph" style:parent-style-name="Text_20_body">
      <style:paragraph-properties fo:margin-top="0.0063in" fo:margin-bottom="0in" style:contextual-spacing="false"/>
      <style:text-properties fo:font-size="9.5pt" style:font-size-asian="9.5pt"/>
    </style:style>
    <style:style style:name="P845" style:family="paragraph" style:parent-style-name="Text_20_body">
      <style:paragraph-properties fo:margin-top="0.0063in" fo:margin-bottom="0in" style:contextual-spacing="false"/>
      <style:text-properties style:font-name="Arial" fo:font-size="5.5pt" fo:font-weight="bold" style:font-size-asian="5.5pt" style:font-weight-asian="bold"/>
    </style:style>
    <style:style style:name="P846" style:family="paragraph" style:parent-style-name="Text_20_body">
      <style:paragraph-properties fo:margin-left="0.0819in" fo:margin-right="0.0264in" fo:line-height="103%" fo:text-align="justify" style:justify-single-word="false" fo:text-indent="0in" style:auto-text-indent="false"/>
    </style:style>
    <style:style style:name="P847" style:family="paragraph" style:parent-style-name="Text_20_body">
      <style:paragraph-properties fo:margin-left="0.0819in" fo:margin-right="0.0264in" fo:margin-top="0.0016in" fo:margin-bottom="0in" style:contextual-spacing="false" fo:line-height="103%" fo:text-align="justify" style:justify-single-word="false" fo:text-indent="0in" style:auto-text-indent="false"/>
    </style:style>
    <style:style style:name="P848" style:family="paragraph" style:parent-style-name="Text_20_body">
      <style:paragraph-properties fo:margin-left="0.0819in" fo:margin-right="0.0264in" fo:margin-top="0.0071in" fo:margin-bottom="0in" style:contextual-spacing="false" fo:line-height="103%" fo:text-align="justify" style:justify-single-word="false" fo:text-indent="0in" style:auto-text-indent="false"/>
    </style:style>
    <style:style style:name="P849" style:family="paragraph" style:parent-style-name="Text_20_body">
      <style:paragraph-properties fo:margin-left="1.0228in" fo:margin-right="1.2862in" fo:text-align="center" style:justify-single-word="false" fo:text-indent="0in" style:auto-text-indent="false"/>
    </style:style>
    <style:style style:name="P850" style:family="paragraph" style:parent-style-name="Text_20_body">
      <style:paragraph-properties fo:margin-left="1.0228in" fo:margin-right="1.2862in" fo:margin-top="0.0008in" fo:margin-bottom="0in" style:contextual-spacing="false" fo:text-align="center" style:justify-single-word="false" fo:text-indent="0in" style:auto-text-indent="false"/>
    </style:style>
    <style:style style:name="P851" style:family="paragraph" style:parent-style-name="Text_20_body">
      <style:paragraph-properties fo:margin-left="1.0228in" fo:margin-right="1.2862in" fo:margin-top="0.1201in" fo:margin-bottom="0in" style:contextual-spacing="false" fo:text-align="center" style:justify-single-word="false" fo:text-indent="0in" style:auto-text-indent="false"/>
    </style:style>
    <style:style style:name="P852" style:family="paragraph" style:parent-style-name="Text_20_body">
      <style:paragraph-properties fo:margin-left="0.0819in" fo:margin-right="0.3457in" fo:line-height="103%" fo:text-align="justify" style:justify-single-word="false" fo:text-indent="0in" style:auto-text-indent="false"/>
    </style:style>
    <style:style style:name="P853" style:family="paragraph" style:parent-style-name="Text_20_body">
      <style:paragraph-properties fo:margin-left="0.0819in" fo:margin-right="0.3457in" fo:margin-top="0.0016in" fo:margin-bottom="0in" style:contextual-spacing="false" fo:line-height="103%" fo:text-align="justify" style:justify-single-word="false" fo:text-indent="0in" style:auto-text-indent="false"/>
    </style:style>
    <style:style style:name="P854" style:family="paragraph" style:parent-style-name="Text_20_body">
      <style:paragraph-properties fo:margin-left="0.0819in" fo:margin-right="0.3457in" fo:margin-top="0.0047in" fo:margin-bottom="0in" style:contextual-spacing="false" fo:line-height="103%" fo:text-align="justify" style:justify-single-word="false" fo:text-indent="0in" style:auto-text-indent="false"/>
    </style:style>
    <style:style style:name="P855" style:family="paragraph" style:parent-style-name="Text_20_body">
      <style:paragraph-properties fo:margin-left="0.0819in" fo:margin-right="0.3457in" fo:margin-top="0.0063in" fo:margin-bottom="0in" style:contextual-spacing="false" fo:line-height="103%" fo:text-align="justify" style:justify-single-word="false" fo:text-indent="0in" style:auto-text-indent="false"/>
    </style:style>
    <style:style style:name="P856" style:family="paragraph" style:parent-style-name="Text_20_body">
      <style:paragraph-properties fo:margin-left="0.0819in" fo:margin-right="0.3457in" fo:margin-top="0.002in" fo:margin-bottom="0in" style:contextual-spacing="false" fo:line-height="103%" fo:text-align="justify" style:justify-single-word="false" fo:text-indent="0in" style:auto-text-indent="false"/>
    </style:style>
    <style:style style:name="P857" style:family="paragraph" style:parent-style-name="Text_20_body">
      <style:paragraph-properties fo:margin-left="0.0819in" fo:margin-right="0.3457in" fo:margin-top="0.0035in" fo:margin-bottom="0in" style:contextual-spacing="false" fo:line-height="103%" fo:text-align="justify" style:justify-single-word="false" fo:text-indent="0in" style:auto-text-indent="false"/>
    </style:style>
    <style:style style:name="P858" style:family="paragraph" style:parent-style-name="Text_20_body">
      <style:paragraph-properties fo:margin-left="0.0819in" fo:margin-right="0.3457in" fo:margin-top="0.0008in" fo:margin-bottom="0in" style:contextual-spacing="false" fo:line-height="103%" fo:text-align="justify" style:justify-single-word="false" fo:text-indent="0in" style:auto-text-indent="false"/>
    </style:style>
    <style:style style:name="P859" style:family="paragraph" style:parent-style-name="Text_20_body">
      <style:paragraph-properties fo:margin-left="0.0819in" fo:margin-right="0.3457in" fo:margin-top="0.0028in" fo:margin-bottom="0in" style:contextual-spacing="false" fo:line-height="103%" fo:text-align="justify" style:justify-single-word="false" fo:text-indent="0in" style:auto-text-indent="false"/>
    </style:style>
    <style:style style:name="P860" style:family="paragraph" style:parent-style-name="Text_20_body">
      <style:paragraph-properties fo:margin-left="0.0819in" fo:margin-right="0.3457in" fo:margin-top="0.0646in" fo:margin-bottom="0in" style:contextual-spacing="false" fo:line-height="103%" fo:text-align="justify" style:justify-single-word="false" fo:text-indent="0in" style:auto-text-indent="false" fo:break-before="column"/>
    </style:style>
    <style:style style:name="P861" style:family="paragraph" style:parent-style-name="Text_20_body">
      <style:paragraph-properties fo:margin-left="0.0819in" fo:margin-right="0.3457in" fo:margin-top="0.0701in" fo:margin-bottom="0in" style:contextual-spacing="false" fo:line-height="103%" fo:text-align="justify" style:justify-single-word="false" fo:text-indent="0in" style:auto-text-indent="false" fo:break-before="column"/>
    </style:style>
    <style:style style:name="P862" style:family="paragraph" style:parent-style-name="Text_20_body">
      <style:paragraph-properties fo:margin-left="0.0819in" fo:margin-right="0.3457in" fo:margin-top="0.0071in" fo:margin-bottom="0in" style:contextual-spacing="false" fo:line-height="103%" fo:text-indent="0in" style:auto-text-indent="false"/>
    </style:style>
    <style:style style:name="P863" style:family="paragraph" style:parent-style-name="Text_20_body">
      <style:paragraph-properties fo:margin-left="0.0819in" fo:margin-right="0.3457in" fo:margin-top="0.0071in" fo:margin-bottom="0in" style:contextual-spacing="false" fo:line-height="103%" fo:text-align="justify" style:justify-single-word="false" fo:text-indent="0in" style:auto-text-indent="false"/>
    </style:style>
    <style:style style:name="P864" style:family="paragraph" style:parent-style-name="Text_20_body">
      <style:paragraph-properties fo:margin-left="0.0819in" fo:margin-right="0.3457in" fo:margin-top="0.0043in" fo:margin-bottom="0in" style:contextual-spacing="false" fo:line-height="103%" fo:text-align="justify" style:justify-single-word="false" fo:text-indent="0in" style:auto-text-indent="false"/>
    </style:style>
    <style:style style:name="P865" style:family="paragraph" style:parent-style-name="Text_20_body">
      <style:paragraph-properties fo:margin-left="0.0819in" fo:margin-right="0.3457in" fo:margin-top="0.0043in" fo:margin-bottom="0in" style:contextual-spacing="false" fo:line-height="101%" fo:text-align="justify" style:justify-single-word="false" fo:text-indent="0in" style:auto-text-indent="false"/>
    </style:style>
    <style:style style:name="P866" style:family="paragraph" style:parent-style-name="Text_20_body">
      <style:paragraph-properties fo:margin-left="0.0819in" fo:margin-right="0in" fo:text-align="justify" style:justify-single-word="false" fo:text-indent="0in" style:auto-text-indent="false"/>
    </style:style>
    <style:style style:name="P867" style:family="paragraph" style:parent-style-name="Text_20_body">
      <style:paragraph-properties fo:margin-left="0.0819in" fo:margin-right="0in" fo:line-height="0.1429in" fo:text-align="justify" style:justify-single-word="false" fo:text-indent="0in" style:auto-text-indent="false"/>
    </style:style>
    <style:style style:name="P868" style:family="paragraph" style:parent-style-name="Text_20_body">
      <style:paragraph-properties fo:margin-left="0.0819in" fo:margin-right="0in" fo:margin-top="0.0035in" fo:margin-bottom="0in" style:contextual-spacing="false" fo:text-align="justify" style:justify-single-word="false" fo:text-indent="0in" style:auto-text-indent="false"/>
    </style:style>
    <style:style style:name="P869" style:family="paragraph" style:parent-style-name="Text_20_body">
      <style:paragraph-properties fo:margin-left="0.0819in" fo:margin-right="0in" fo:margin-top="0.0008in" fo:margin-bottom="0in" style:contextual-spacing="false" fo:text-indent="0in" style:auto-text-indent="false"/>
    </style:style>
    <style:style style:name="P870" style:family="paragraph" style:parent-style-name="Text_20_body">
      <style:paragraph-properties fo:margin-left="0.0819in" fo:margin-right="0in" fo:margin-top="0.0008in" fo:margin-bottom="0in" style:contextual-spacing="false" fo:text-align="justify" style:justify-single-word="false" fo:text-indent="0in" style:auto-text-indent="false"/>
    </style:style>
    <style:style style:name="P871" style:family="paragraph" style:parent-style-name="Text_20_body">
      <style:paragraph-properties fo:margin-left="0.0819in" fo:margin-right="0in" fo:margin-top="0.0063in" fo:margin-bottom="0in" style:contextual-spacing="false" fo:text-indent="0in" style:auto-text-indent="false"/>
    </style:style>
    <style:style style:name="P872" style:family="paragraph" style:parent-style-name="Text_20_body">
      <style:paragraph-properties fo:margin-left="0.0819in" fo:margin-right="0in" fo:margin-top="0.0016in" fo:margin-bottom="0in" style:contextual-spacing="false" fo:text-indent="0in" style:auto-text-indent="false"/>
    </style:style>
    <style:style style:name="P873" style:family="paragraph" style:parent-style-name="Text_20_body">
      <style:paragraph-properties fo:margin-left="0.0819in" fo:margin-right="0in" fo:margin-top="0.0016in" fo:margin-bottom="0in" style:contextual-spacing="false" fo:text-align="justify" style:justify-single-word="false" fo:text-indent="0in" style:auto-text-indent="false"/>
    </style:style>
    <style:style style:name="P874" style:family="paragraph" style:parent-style-name="Text_20_body">
      <style:paragraph-properties fo:margin-left="0.0819in" fo:margin-right="0in" fo:margin-top="0.0016in" fo:margin-bottom="0in" style:contextual-spacing="false" fo:line-height="103%" fo:text-indent="0in" style:auto-text-indent="false"/>
    </style:style>
    <style:style style:name="P875" style:family="paragraph" style:parent-style-name="Text_20_body">
      <style:paragraph-properties fo:margin-left="0.0819in" fo:margin-right="0in" fo:margin-top="0.0071in" fo:margin-bottom="0in" style:contextual-spacing="false" fo:text-indent="0in" style:auto-text-indent="false"/>
    </style:style>
    <style:style style:name="P876" style:family="paragraph" style:parent-style-name="Text_20_body">
      <style:paragraph-properties fo:margin-left="0.0819in" fo:margin-right="0in" fo:margin-top="0.0071in" fo:margin-bottom="0in" style:contextual-spacing="false" fo:text-align="justify" style:justify-single-word="false" fo:text-indent="0in" style:auto-text-indent="false"/>
    </style:style>
    <style:style style:name="P877" style:family="paragraph" style:parent-style-name="Text_20_body">
      <style:paragraph-properties fo:margin-left="0.0819in" fo:margin-right="0in" fo:margin-top="0.002in" fo:margin-bottom="0in" style:contextual-spacing="false" fo:text-align="justify" style:justify-single-word="false" fo:text-indent="0in" style:auto-text-indent="false"/>
    </style:style>
    <style:style style:name="P878" style:family="paragraph" style:parent-style-name="Text_20_body">
      <style:paragraph-properties fo:margin-left="0.0819in" fo:margin-right="0in" fo:margin-top="0.0701in" fo:margin-bottom="0in" style:contextual-spacing="false" fo:text-indent="0in" style:auto-text-indent="false" fo:break-before="column"/>
    </style:style>
    <style:style style:name="P879" style:family="paragraph" style:parent-style-name="Text_20_body">
      <style:paragraph-properties fo:margin-left="0.0819in" fo:margin-right="0in" fo:margin-top="0.0047in" fo:margin-bottom="0in" style:contextual-spacing="false" fo:text-align="justify" style:justify-single-word="false" fo:text-indent="0in" style:auto-text-indent="false"/>
    </style:style>
    <style:style style:name="P880" style:family="paragraph" style:parent-style-name="Text_20_body">
      <style:paragraph-properties fo:margin-left="0.0819in" fo:margin-right="0in" fo:margin-top="0.0646in" fo:margin-bottom="0in" style:contextual-spacing="false" fo:text-indent="0in" style:auto-text-indent="false" fo:break-before="column"/>
    </style:style>
    <style:style style:name="P881" style:family="paragraph" style:parent-style-name="Text_20_body">
      <style:paragraph-properties fo:margin-left="0.0819in" fo:margin-right="0in" fo:margin-top="0.0028in" fo:margin-bottom="0in" style:contextual-spacing="false" fo:text-align="justify" style:justify-single-word="false" fo:text-indent="0in" style:auto-text-indent="false"/>
    </style:style>
    <style:style style:name="P882" style:family="paragraph" style:parent-style-name="Text_20_body" style:master-page-name="Converted4">
      <style:paragraph-properties style:page-number="auto"/>
      <style:text-properties style:font-name="Arial" fo:font-size="10pt" fo:font-weight="bold" style:font-size-asian="10pt" style:font-weight-asian="bold"/>
    </style:style>
    <style:style style:name="P883" style:family="paragraph" style:parent-style-name="Text_20_body">
      <style:paragraph-properties fo:margin-left="0.0819in" fo:margin-right="0.0264in" fo:line-height="103%" fo:text-align="justify" style:justify-single-word="false" fo:text-indent="0.0008in" style:auto-text-indent="false"/>
    </style:style>
    <style:style style:name="P884" style:family="paragraph" style:parent-style-name="Text_20_body">
      <style:paragraph-properties fo:margin-left="0.0819in" fo:margin-right="0.0264in" fo:margin-top="0.0016in" fo:margin-bottom="0in" style:contextual-spacing="false" fo:line-height="103%" fo:text-align="justify" style:justify-single-word="false" fo:text-indent="0.0008in" style:auto-text-indent="false"/>
    </style:style>
    <style:style style:name="P885" style:family="paragraph" style:parent-style-name="Text_20_body">
      <style:paragraph-properties fo:margin-left="0.7925in" fo:margin-right="0.739in" fo:text-align="center" style:justify-single-word="false" fo:text-indent="0in" style:auto-text-indent="false"/>
    </style:style>
    <style:style style:name="P886" style:family="paragraph" style:parent-style-name="Text_20_body">
      <style:paragraph-properties fo:margin-left="0.0819in" fo:margin-right="0.0791in" fo:margin-top="0.0008in" fo:margin-bottom="0in" style:contextual-spacing="false" fo:line-height="103%" fo:text-indent="0in" style:auto-text-indent="false"/>
    </style:style>
    <style:style style:name="P887" style:family="paragraph" style:parent-style-name="Text_20_body">
      <style:paragraph-properties fo:margin-top="0.002in" fo:margin-bottom="0in" style:contextual-spacing="false"/>
    </style:style>
    <style:style style:name="P888" style:family="paragraph" style:parent-style-name="Text_20_body">
      <style:paragraph-properties fo:margin-top="0.002in" fo:margin-bottom="0in" style:contextual-spacing="false"/>
      <style:text-properties fo:font-size="9.5pt" fo:font-weight="bold" style:font-size-asian="9.5pt" style:font-weight-asian="bold"/>
    </style:style>
    <style:style style:name="P889" style:family="paragraph" style:parent-style-name="Text_20_body">
      <style:paragraph-properties fo:margin-top="0.002in" fo:margin-bottom="0in" style:contextual-spacing="false"/>
      <style:text-properties fo:font-size="9.5pt" style:font-size-asian="9.5pt"/>
    </style:style>
    <style:style style:name="P890" style:family="paragraph" style:parent-style-name="Text_20_body">
      <style:paragraph-properties fo:margin-top="0.002in" fo:margin-bottom="0in" style:contextual-spacing="false"/>
      <style:text-properties fo:font-size="11pt" style:font-size-asian="11pt"/>
    </style:style>
    <style:style style:name="P891" style:family="paragraph" style:parent-style-name="Text_20_body">
      <style:paragraph-properties fo:margin-top="0.002in" fo:margin-bottom="0in" style:contextual-spacing="false"/>
      <style:text-properties style:font-name="Arial" fo:font-size="9.5pt" fo:font-weight="bold" style:font-size-asian="9.5pt" style:font-weight-asian="bold"/>
    </style:style>
    <style:style style:name="P892" style:family="paragraph" style:parent-style-name="Text_20_body">
      <style:paragraph-properties fo:margin-top="0.002in" fo:margin-bottom="0in" style:contextual-spacing="false"/>
      <style:text-properties style:font-name="Arial" fo:font-size="11pt" fo:font-weight="bold" style:font-size-asian="11pt" style:font-weight-asian="bold"/>
    </style:style>
    <style:style style:name="P893" style:family="paragraph" style:parent-style-name="Text_20_body">
      <style:paragraph-properties fo:margin-top="0.002in" fo:margin-bottom="0in" style:contextual-spacing="false"/>
      <style:text-properties fo:font-style="italic" style:font-style-asian="italic"/>
    </style:style>
    <style:style style:name="P894" style:family="paragraph" style:parent-style-name="Text_20_body">
      <style:paragraph-properties fo:margin-left="1.0228in" fo:margin-right="1.2866in" fo:line-height="206%" fo:text-align="center" style:justify-single-word="false" fo:text-indent="0in" style:auto-text-indent="false"/>
    </style:style>
    <style:style style:name="P895" style:family="paragraph" style:parent-style-name="Text_20_body">
      <style:paragraph-properties fo:margin-left="1.0228in" fo:margin-right="1.2866in" fo:margin-top="0.0008in" fo:margin-bottom="0in" style:contextual-spacing="false" fo:text-align="center" style:justify-single-word="false" fo:text-indent="0in" style:auto-text-indent="false"/>
    </style:style>
    <style:style style:name="P896" style:family="paragraph" style:parent-style-name="Text_20_body">
      <style:paragraph-properties fo:margin-left="1.4764in" fo:margin-right="1.7402in" fo:line-height="206%" fo:text-align="center" style:justify-single-word="false" fo:text-indent="0in" style:auto-text-indent="false"/>
    </style:style>
    <style:style style:name="P897" style:family="paragraph" style:parent-style-name="Text_20_body">
      <style:paragraph-properties fo:margin-left="0.0819in" fo:margin-right="0.3465in" fo:margin-top="0.0043in" fo:margin-bottom="0in" style:contextual-spacing="false" fo:line-height="103%" fo:text-align="justify" style:justify-single-word="false" fo:text-indent="0in" style:auto-text-indent="false"/>
    </style:style>
    <style:style style:name="P898" style:family="paragraph" style:parent-style-name="Text_20_body">
      <style:paragraph-properties fo:margin-left="0.0819in" fo:margin-right="0.3465in" fo:line-height="103%" fo:text-align="justify" style:justify-single-word="false" fo:text-indent="0in" style:auto-text-indent="false"/>
    </style:style>
    <style:style style:name="P899" style:family="paragraph" style:parent-style-name="Text_20_body">
      <style:paragraph-properties fo:margin-left="0.0819in" fo:margin-right="0.3465in" fo:margin-top="0.002in" fo:margin-bottom="0in" style:contextual-spacing="false" fo:line-height="103%" fo:text-align="justify" style:justify-single-word="false" fo:text-indent="0in" style:auto-text-indent="false"/>
    </style:style>
    <style:style style:name="P900" style:family="paragraph" style:parent-style-name="Text_20_body">
      <style:paragraph-properties fo:margin-left="0.0819in" fo:margin-right="0.3465in" fo:margin-top="0.0646in" fo:margin-bottom="0in" style:contextual-spacing="false" fo:line-height="103%" fo:text-align="justify" style:justify-single-word="false" fo:text-indent="0in" style:auto-text-indent="false" fo:break-before="column"/>
    </style:style>
    <style:style style:name="P901" style:family="paragraph" style:parent-style-name="Text_20_body">
      <style:paragraph-properties fo:margin-left="0.0819in" fo:margin-right="0.3465in" fo:margin-top="0.0071in" fo:margin-bottom="0in" style:contextual-spacing="false" fo:line-height="103%" fo:text-align="justify" style:justify-single-word="false" fo:text-indent="0in" style:auto-text-indent="false"/>
    </style:style>
    <style:style style:name="P902" style:family="paragraph" style:parent-style-name="Text_20_body">
      <style:paragraph-properties fo:margin-left="0.0819in" fo:margin-right="0.3465in" fo:margin-top="0.0063in" fo:margin-bottom="0in" style:contextual-spacing="false" fo:line-height="103%" fo:text-align="justify" style:justify-single-word="false" fo:text-indent="0in" style:auto-text-indent="false"/>
    </style:style>
    <style:style style:name="P903" style:family="paragraph" style:parent-style-name="Text_20_body" style:master-page-name="Converted5">
      <style:paragraph-properties style:page-number="auto"/>
      <style:text-properties style:font-name="Arial" fo:font-size="10pt" fo:font-weight="bold" style:font-size-asian="10pt" style:font-weight-asian="bold"/>
    </style:style>
    <style:style style:name="P904" style:family="paragraph" style:parent-style-name="Text_20_body">
      <style:paragraph-properties fo:margin-left="0.0827in" fo:margin-right="0.0264in" fo:line-height="103%" fo:text-align="justify" style:justify-single-word="false" fo:text-indent="0in" style:auto-text-indent="false"/>
    </style:style>
    <style:style style:name="P905" style:family="paragraph" style:parent-style-name="Text_20_body">
      <style:paragraph-properties fo:margin-left="0.0827in" fo:margin-right="0.0264in" fo:line-height="101%" fo:text-align="justify" style:justify-single-word="false" fo:text-indent="0in" style:auto-text-indent="false"/>
    </style:style>
    <style:style style:name="P906" style:family="paragraph" style:parent-style-name="Text_20_body">
      <style:paragraph-properties fo:margin-left="0.0827in" fo:margin-right="0.0264in" fo:margin-top="0.0063in" fo:margin-bottom="0in" style:contextual-spacing="false" fo:line-height="103%" fo:text-align="justify" style:justify-single-word="false" fo:text-indent="0in" style:auto-text-indent="false"/>
    </style:style>
    <style:style style:name="P907" style:family="paragraph" style:parent-style-name="Text_20_body">
      <style:paragraph-properties fo:margin-left="0.0827in" fo:margin-right="0.0264in" fo:margin-top="0.0008in" fo:margin-bottom="0in" style:contextual-spacing="false" fo:line-height="103%" fo:text-align="justify" style:justify-single-word="false" fo:text-indent="0in" style:auto-text-indent="false"/>
    </style:style>
    <style:style style:name="P908" style:family="paragraph" style:parent-style-name="Text_20_body">
      <style:paragraph-properties fo:margin-left="0.0827in" fo:margin-right="0.0264in" fo:margin-top="0.0028in" fo:margin-bottom="0in" style:contextual-spacing="false" fo:line-height="103%" fo:text-align="justify" style:justify-single-word="false" fo:text-indent="0in" style:auto-text-indent="false"/>
    </style:style>
    <style:style style:name="P909" style:family="paragraph" style:parent-style-name="Text_20_body">
      <style:paragraph-properties fo:margin-left="0.0827in" fo:margin-right="0.0264in" fo:margin-top="0.0016in" fo:margin-bottom="0in" style:contextual-spacing="false" fo:line-height="103%" fo:text-align="justify" style:justify-single-word="false" fo:text-indent="0in" style:auto-text-indent="false"/>
    </style:style>
    <style:style style:name="P910" style:family="paragraph" style:parent-style-name="Text_20_body">
      <style:paragraph-properties fo:margin-left="0.0827in" fo:margin-right="0.0264in" fo:margin-top="0.0016in" fo:margin-bottom="0in" style:contextual-spacing="false" fo:text-align="justify" style:justify-single-word="false" fo:text-indent="0in" style:auto-text-indent="false"/>
    </style:style>
    <style:style style:name="P911" style:family="paragraph" style:parent-style-name="Text_20_body">
      <style:paragraph-properties fo:margin-left="0.0827in" fo:margin-right="0.0264in" fo:margin-top="0.002in" fo:margin-bottom="0in" style:contextual-spacing="false" fo:line-height="103%" fo:text-align="justify" style:justify-single-word="false" fo:text-indent="0in" style:auto-text-indent="false"/>
    </style:style>
    <style:style style:name="P912" style:family="paragraph" style:parent-style-name="Text_20_body">
      <style:paragraph-properties fo:margin-left="0.0827in" fo:margin-right="0.0264in" fo:margin-top="0.0646in" fo:margin-bottom="0in" style:contextual-spacing="false" fo:line-height="103%" fo:text-align="justify" style:justify-single-word="false" fo:text-indent="0in" style:auto-text-indent="false"/>
    </style:style>
    <style:style style:name="P913" style:family="paragraph" style:parent-style-name="Text_20_body">
      <style:paragraph-properties fo:margin-left="0.0827in" fo:margin-right="0.0264in" fo:margin-top="0.0646in" fo:margin-bottom="0in" style:contextual-spacing="false" fo:line-height="101%" fo:text-align="justify" style:justify-single-word="false" fo:text-indent="0in" style:auto-text-indent="false"/>
    </style:style>
    <style:style style:name="P914" style:family="paragraph" style:parent-style-name="Text_20_body">
      <style:paragraph-properties fo:margin-left="0.0827in" fo:margin-right="0.0264in" fo:margin-top="0.0071in" fo:margin-bottom="0in" style:contextual-spacing="false" fo:line-height="103%" fo:text-align="justify" style:justify-single-word="false" fo:text-indent="0in" style:auto-text-indent="false"/>
    </style:style>
    <style:style style:name="P915" style:family="paragraph" style:parent-style-name="Text_20_body">
      <style:paragraph-properties fo:margin-left="0.0827in" fo:margin-right="0.0264in" fo:margin-top="0.0043in" fo:margin-bottom="0in" style:contextual-spacing="false" fo:line-height="101%" fo:text-align="justify" style:justify-single-word="false" fo:text-indent="0in" style:auto-text-indent="false"/>
    </style:style>
    <style:style style:name="P916" style:family="paragraph" style:parent-style-name="Text_20_body">
      <style:paragraph-properties fo:margin-left="1.802in" fo:margin-right="0in" fo:text-indent="0in" style:auto-text-indent="false"/>
    </style:style>
    <style:style style:name="P917" style:family="paragraph" style:parent-style-name="Text_20_body">
      <style:paragraph-properties fo:margin-left="0.0819in" fo:margin-right="-0.0047in" fo:margin-top="0.0063in" fo:margin-bottom="0in" style:contextual-spacing="false" fo:line-height="103%" fo:text-indent="0in" style:auto-text-indent="false"/>
    </style:style>
    <style:style style:name="P918" style:family="paragraph" style:parent-style-name="Text_20_body">
      <style:paragraph-properties fo:margin-left="1.8016in" fo:margin-right="0in" fo:text-indent="0in" style:auto-text-indent="false"/>
    </style:style>
    <style:style style:name="P919" style:family="paragraph" style:parent-style-name="Text_20_body">
      <style:paragraph-properties fo:margin-left="1.8016in" fo:margin-right="0in" fo:margin-top="0.0008in" fo:margin-bottom="0in" style:contextual-spacing="false" fo:text-indent="0in" style:auto-text-indent="false"/>
    </style:style>
    <style:style style:name="P920" style:family="paragraph" style:parent-style-name="Text_20_body">
      <style:paragraph-properties fo:margin-left="0.0819in" fo:margin-right="-0.0126in" fo:margin-top="0.0008in" fo:margin-bottom="0in" style:contextual-spacing="false" fo:line-height="103%" fo:text-indent="0in" style:auto-text-indent="false"/>
    </style:style>
    <style:style style:name="P921" style:family="paragraph" style:parent-style-name="Text_20_body">
      <style:paragraph-properties fo:margin-left="0.0819in" fo:margin-right="-0.0126in" fo:margin-top="0.0071in" fo:margin-bottom="0in" style:contextual-spacing="false" fo:line-height="103%" fo:text-indent="0in" style:auto-text-indent="false"/>
    </style:style>
    <style:style style:name="P922" style:family="paragraph" style:parent-style-name="Text_20_body">
      <style:paragraph-properties fo:margin-left="0.0819in" fo:margin-right="-0.0126in" fo:margin-top="0.0016in" fo:margin-bottom="0in" style:contextual-spacing="false" fo:line-height="103%" fo:text-indent="0in" style:auto-text-indent="false"/>
    </style:style>
    <style:style style:name="P923" style:family="paragraph" style:parent-style-name="Text_20_body">
      <style:paragraph-properties fo:margin-left="0.0819in" fo:margin-right="0.0244in" fo:margin-top="0.0008in" fo:margin-bottom="0in" style:contextual-spacing="false" fo:line-height="103%" fo:text-indent="0in" style:auto-text-indent="false"/>
    </style:style>
    <style:style style:name="P924" style:family="paragraph" style:parent-style-name="Text_20_body">
      <style:paragraph-properties fo:margin-left="1.8008in" fo:margin-right="0in" fo:margin-top="0.0016in" fo:margin-bottom="0in" style:contextual-spacing="false" fo:text-indent="0in" style:auto-text-indent="false"/>
    </style:style>
    <style:style style:name="P925" style:family="paragraph" style:parent-style-name="Text_20_body">
      <style:paragraph-properties fo:margin-left="0.0811in" fo:margin-right="0.0272in" fo:line-height="103%" fo:text-align="justify" style:justify-single-word="false" fo:text-indent="0in" style:auto-text-indent="false"/>
    </style:style>
    <style:style style:name="P926" style:family="paragraph" style:parent-style-name="Text_20_body">
      <style:paragraph-properties fo:margin-left="0.0811in" fo:margin-right="0.0272in" fo:margin-top="0.0016in" fo:margin-bottom="0in" style:contextual-spacing="false" fo:line-height="103%" fo:text-align="justify" style:justify-single-word="false" fo:text-indent="0in" style:auto-text-indent="false"/>
    </style:style>
    <style:style style:name="P927" style:family="paragraph" style:parent-style-name="Text_20_body">
      <style:paragraph-properties fo:margin-left="1.4035in" fo:margin-right="1.6673in" fo:text-align="center" style:justify-single-word="false" fo:text-indent="0in" style:auto-text-indent="false"/>
    </style:style>
    <style:style style:name="P928" style:family="paragraph" style:parent-style-name="Text_20_body">
      <style:paragraph-properties fo:margin-left="1.4035in" fo:margin-right="1.6673in" fo:line-height="208%" fo:text-align="center" style:justify-single-word="false" fo:text-indent="0in" style:auto-text-indent="false"/>
    </style:style>
    <style:style style:name="P929" style:family="paragraph" style:parent-style-name="Text_20_body">
      <style:paragraph-properties fo:margin-left="0.0811in" fo:margin-right="0.3457in" fo:margin-top="0.0008in" fo:margin-bottom="0in" style:contextual-spacing="false" fo:line-height="103%" fo:text-align="justify" style:justify-single-word="false" fo:text-indent="0in" style:auto-text-indent="false"/>
    </style:style>
    <style:style style:name="P930" style:family="paragraph" style:parent-style-name="Text_20_body">
      <style:paragraph-properties fo:margin-left="0.0811in" fo:margin-right="0.3457in" fo:line-height="103%" fo:text-align="justify" style:justify-single-word="false" fo:text-indent="0in" style:auto-text-indent="false"/>
    </style:style>
    <style:style style:name="P931" style:family="paragraph" style:parent-style-name="Text_20_body">
      <style:paragraph-properties fo:margin-left="0.0811in" fo:margin-right="0.3457in" fo:margin-top="0.0016in" fo:margin-bottom="0in" style:contextual-spacing="false" fo:line-height="103%" fo:text-align="justify" style:justify-single-word="false" fo:text-indent="0in" style:auto-text-indent="false"/>
    </style:style>
    <style:style style:name="P932" style:family="paragraph" style:parent-style-name="Text_20_body">
      <style:paragraph-properties fo:margin-left="0.0811in" fo:margin-right="0.3457in" fo:margin-top="0.0016in" fo:margin-bottom="0in" style:contextual-spacing="false" fo:text-align="justify" style:justify-single-word="false" fo:text-indent="0in" style:auto-text-indent="false"/>
    </style:style>
    <style:style style:name="P933" style:family="paragraph" style:parent-style-name="Text_20_body">
      <style:paragraph-properties fo:margin-left="0.0811in" fo:margin-right="0.3457in" fo:margin-top="0.0063in" fo:margin-bottom="0in" style:contextual-spacing="false" fo:line-height="103%" fo:text-align="justify" style:justify-single-word="false" fo:text-indent="0in" style:auto-text-indent="false"/>
    </style:style>
    <style:style style:name="P934" style:family="paragraph" style:parent-style-name="Text_20_body">
      <style:paragraph-properties fo:margin-left="0.0811in" fo:margin-right="0.3457in" fo:margin-top="0.0071in" fo:margin-bottom="0in" style:contextual-spacing="false" fo:line-height="103%" fo:text-align="justify" style:justify-single-word="false" fo:text-indent="0in" style:auto-text-indent="false"/>
    </style:style>
    <style:style style:name="P935" style:family="paragraph" style:parent-style-name="Text_20_body">
      <style:paragraph-properties fo:margin-left="0.0811in" fo:margin-right="0.3457in" fo:margin-top="0.0646in" fo:margin-bottom="0in" style:contextual-spacing="false" fo:line-height="103%" fo:text-align="justify" style:justify-single-word="false" fo:text-indent="0in" style:auto-text-indent="false" fo:break-before="column"/>
    </style:style>
    <style:style style:name="P936" style:family="paragraph" style:parent-style-name="Text_20_body">
      <style:paragraph-properties fo:margin-left="0.0811in" fo:margin-right="0.3457in" fo:margin-top="0.0035in" fo:margin-bottom="0in" style:contextual-spacing="false" fo:line-height="103%" fo:text-align="justify" style:justify-single-word="false" fo:text-indent="0in" style:auto-text-indent="false"/>
    </style:style>
    <style:style style:name="P937" style:family="paragraph" style:parent-style-name="Text_20_body">
      <style:paragraph-properties fo:margin-left="0.0811in" fo:margin-right="0.3457in" fo:margin-top="0.002in" fo:margin-bottom="0in" style:contextual-spacing="false" fo:line-height="103%" fo:text-align="justify" style:justify-single-word="false" fo:text-indent="0in" style:auto-text-indent="false"/>
    </style:style>
    <style:style style:name="P938" style:family="paragraph" style:parent-style-name="Text_20_body">
      <style:paragraph-properties fo:margin-left="0.0811in" fo:margin-right="0.3457in" fo:margin-top="0.002in" fo:margin-bottom="0in" style:contextual-spacing="false" fo:text-align="justify" style:justify-single-word="false" fo:text-indent="0in" style:auto-text-indent="false"/>
    </style:style>
    <style:style style:name="P939" style:family="paragraph" style:parent-style-name="Text_20_body">
      <style:paragraph-properties fo:margin-left="0.0811in" fo:margin-right="0.3457in" fo:margin-top="0.0028in" fo:margin-bottom="0in" style:contextual-spacing="false" fo:line-height="103%" fo:text-align="justify" style:justify-single-word="false" fo:text-indent="0in" style:auto-text-indent="false"/>
    </style:style>
    <style:style style:name="P940" style:family="paragraph" style:parent-style-name="Text_20_body">
      <style:paragraph-properties fo:margin-left="0.0811in" fo:margin-right="0.3457in" fo:margin-top="0.0634in" fo:margin-bottom="0in" style:contextual-spacing="false" fo:text-align="justify" style:justify-single-word="false" fo:text-indent="0in" style:auto-text-indent="false" fo:break-before="column"/>
    </style:style>
    <style:style style:name="P941" style:family="paragraph" style:parent-style-name="Text_20_body">
      <style:paragraph-properties fo:margin-left="0.0811in" fo:margin-right="0.3457in" fo:margin-top="0.0701in" fo:margin-bottom="0in" style:contextual-spacing="false" fo:line-height="103%" fo:text-align="justify" style:justify-single-word="false" fo:text-indent="0in" style:auto-text-indent="false" fo:break-before="column"/>
    </style:style>
    <style:style style:name="P942" style:family="paragraph" style:parent-style-name="Text_20_body" style:master-page-name="Converted6">
      <style:paragraph-properties style:page-number="auto"/>
      <style:text-properties style:font-name="Arial" fo:font-size="10pt" fo:font-weight="bold" style:font-size-asian="10pt" style:font-weight-asian="bold"/>
    </style:style>
    <style:style style:name="P943" style:family="paragraph" style:parent-style-name="Text_20_body">
      <style:paragraph-properties fo:margin-left="0.0835in" fo:margin-right="-0.0126in" fo:line-height="103%" fo:text-indent="0in" style:auto-text-indent="false"/>
    </style:style>
    <style:style style:name="P944" style:family="paragraph" style:parent-style-name="Text_20_body">
      <style:paragraph-properties fo:margin-left="0.0835in" fo:margin-right="0.0453in" fo:line-height="103%" fo:text-indent="0in" style:auto-text-indent="false"/>
    </style:style>
    <style:style style:name="P945" style:family="paragraph" style:parent-style-name="Text_20_body">
      <style:paragraph-properties fo:margin-left="0.0835in" fo:margin-right="0.0272in" fo:margin-top="0.0008in" fo:margin-bottom="0in" style:contextual-spacing="false" fo:line-height="103%" fo:text-indent="0in" style:auto-text-indent="false"/>
    </style:style>
    <style:style style:name="P946" style:family="paragraph" style:parent-style-name="Text_20_body">
      <style:paragraph-properties fo:margin-left="0.0835in" fo:margin-right="0.0272in" fo:margin-top="0.0008in" fo:margin-bottom="0in" style:contextual-spacing="false" fo:line-height="103%" fo:text-align="justify" style:justify-single-word="false" fo:text-indent="0in" style:auto-text-indent="false"/>
    </style:style>
    <style:style style:name="P947" style:family="paragraph" style:parent-style-name="Text_20_body">
      <style:paragraph-properties fo:margin-left="0.0835in" fo:margin-right="0.0272in" fo:margin-top="0.0071in" fo:margin-bottom="0in" style:contextual-spacing="false" fo:line-height="103%" fo:text-align="justify" style:justify-single-word="false" fo:text-indent="0in" style:auto-text-indent="false"/>
    </style:style>
    <style:style style:name="P948" style:family="paragraph" style:parent-style-name="Text_20_body">
      <style:paragraph-properties fo:margin-left="0.0835in" fo:margin-right="0.0272in" fo:margin-top="0.002in" fo:margin-bottom="0in" style:contextual-spacing="false" fo:line-height="103%" fo:text-align="justify" style:justify-single-word="false" fo:text-indent="0in" style:auto-text-indent="false"/>
    </style:style>
    <style:style style:name="P949" style:family="paragraph" style:parent-style-name="Text_20_body">
      <style:paragraph-properties fo:margin-left="0.0835in" fo:margin-right="0.0272in" fo:margin-top="0.0016in" fo:margin-bottom="0in" style:contextual-spacing="false" fo:line-height="103%" fo:text-align="justify" style:justify-single-word="false" fo:text-indent="0in" style:auto-text-indent="false"/>
    </style:style>
    <style:style style:name="P950" style:family="paragraph" style:parent-style-name="Text_20_body">
      <style:paragraph-properties fo:margin-left="0.0835in" fo:margin-right="0.0272in" fo:margin-top="0.0701in" fo:margin-bottom="0in" style:contextual-spacing="false" fo:line-height="103%" fo:text-align="justify" style:justify-single-word="false" fo:text-indent="0in" style:auto-text-indent="false"/>
    </style:style>
    <style:style style:name="P951" style:family="paragraph" style:parent-style-name="Text_20_body">
      <style:paragraph-properties fo:margin-left="0.0835in" fo:margin-right="0.0272in" fo:margin-top="0.0047in" fo:margin-bottom="0in" style:contextual-spacing="false" fo:line-height="103%" fo:text-align="justify" style:justify-single-word="false" fo:text-indent="0in" style:auto-text-indent="false"/>
    </style:style>
    <style:style style:name="P952" style:family="paragraph" style:parent-style-name="Text_20_body">
      <style:paragraph-properties fo:margin-left="0.0835in" fo:margin-right="0.0272in" fo:margin-top="0.0646in" fo:margin-bottom="0in" style:contextual-spacing="false" fo:line-height="103%" fo:text-align="justify" style:justify-single-word="false" fo:text-indent="0in" style:auto-text-indent="false"/>
    </style:style>
    <style:style style:name="P953" style:family="paragraph" style:parent-style-name="Text_20_body">
      <style:paragraph-properties fo:margin-left="0.0835in" fo:margin-right="0.0272in" fo:line-height="103%" fo:text-align="justify" style:justify-single-word="false" fo:text-indent="0in" style:auto-text-indent="false"/>
    </style:style>
    <style:style style:name="P954" style:family="paragraph" style:parent-style-name="Text_20_body">
      <style:paragraph-properties fo:margin-left="0.0827in" fo:margin-right="0.0217in" fo:margin-top="0.0016in" fo:margin-bottom="0in" style:contextual-spacing="false" fo:line-height="103%" fo:text-indent="0in" style:auto-text-indent="false"/>
    </style:style>
    <style:style style:name="P955" style:family="paragraph" style:parent-style-name="Text_20_body">
      <style:paragraph-properties fo:margin-left="0.0827in" fo:margin-right="-0.0126in" fo:line-height="103%" fo:text-indent="0in" style:auto-text-indent="false"/>
    </style:style>
    <style:style style:name="P956" style:family="paragraph" style:parent-style-name="Text_20_body">
      <style:paragraph-properties fo:margin-left="0.0827in" fo:margin-right="-0.0126in" fo:margin-top="0.002in" fo:margin-bottom="0in" style:contextual-spacing="false" fo:line-height="103%" fo:text-indent="0in" style:auto-text-indent="false"/>
    </style:style>
    <style:style style:name="P957" style:family="paragraph" style:parent-style-name="Text_20_body">
      <style:paragraph-properties fo:margin-left="0.0827in" fo:margin-right="-0.0126in" fo:margin-top="0.0008in" fo:margin-bottom="0in" style:contextual-spacing="false" fo:line-height="103%" fo:text-indent="0in" style:auto-text-indent="false"/>
    </style:style>
    <style:style style:name="P958" style:family="paragraph" style:parent-style-name="Text_20_body">
      <style:paragraph-properties fo:margin-left="0.0819in" fo:margin-right="1.4945in" fo:line-height="103%" fo:text-indent="0in" style:auto-text-indent="false"/>
    </style:style>
    <style:style style:name="P959" style:family="paragraph" style:parent-style-name="Text_20_body">
      <style:paragraph-properties fo:margin-left="1.2327in" fo:margin-right="1.3811in" fo:line-height="208%" fo:text-indent="0.4791in" style:auto-text-indent="false"/>
    </style:style>
    <style:style style:name="P960" style:family="paragraph" style:parent-style-name="Text_20_body">
      <style:paragraph-properties fo:margin-left="0.0819in" fo:margin-right="0.2898in" fo:margin-top="0.0008in" fo:margin-bottom="0in" style:contextual-spacing="false" fo:line-height="103%" fo:text-indent="0in" style:auto-text-indent="false"/>
    </style:style>
    <style:style style:name="P961" style:family="paragraph" style:parent-style-name="Text_20_body">
      <style:paragraph-properties fo:margin-left="0.0819in" fo:margin-right="0.2898in" fo:margin-top="0.0016in" fo:margin-bottom="0in" style:contextual-spacing="false" fo:line-height="103%" fo:text-indent="0in" style:auto-text-indent="false"/>
    </style:style>
    <style:style style:name="P962" style:family="paragraph" style:parent-style-name="Text_20_body">
      <style:paragraph-properties fo:margin-left="0.0819in" fo:margin-right="0.2898in" fo:margin-top="0.0071in" fo:margin-bottom="0in" style:contextual-spacing="false" fo:line-height="103%" fo:text-indent="0in" style:auto-text-indent="false"/>
    </style:style>
    <style:style style:name="P963" style:family="paragraph" style:parent-style-name="Text_20_body">
      <style:paragraph-properties fo:margin-left="0.0819in" fo:margin-right="0.2898in" fo:margin-top="0.002in" fo:margin-bottom="0in" style:contextual-spacing="false" fo:line-height="103%" fo:text-indent="0in" style:auto-text-indent="false"/>
    </style:style>
    <style:style style:name="P964" style:family="paragraph" style:parent-style-name="Text_20_body" style:master-page-name="Converted7">
      <style:paragraph-properties style:page-number="auto"/>
      <style:text-properties style:font-name="Arial" fo:font-size="10pt" fo:font-weight="bold" style:font-size-asian="10pt" style:font-weight-asian="bold"/>
    </style:style>
    <style:style style:name="P965" style:family="paragraph" style:parent-style-name="Text_20_body">
      <style:paragraph-properties fo:margin-left="0.0827in" fo:margin-right="0.0264in" fo:margin-top="0.0063in" fo:margin-bottom="0in" style:contextual-spacing="false" fo:line-height="103%" fo:text-align="justify" style:justify-single-word="false" fo:text-indent="-0.0008in" style:auto-text-indent="false"/>
    </style:style>
    <style:style style:name="P966" style:family="paragraph" style:parent-style-name="Text_20_body">
      <style:paragraph-properties fo:margin-left="0.0827in" fo:margin-right="0.0264in" fo:margin-top="0.0071in" fo:margin-bottom="0in" style:contextual-spacing="false" fo:line-height="103%" fo:text-align="justify" style:justify-single-word="false" fo:text-indent="-0.0008in" style:auto-text-indent="false"/>
    </style:style>
    <style:style style:name="P967" style:family="paragraph" style:parent-style-name="Text_20_body">
      <style:paragraph-properties fo:margin-left="0.0827in" fo:margin-right="0.0264in" fo:margin-top="0.0016in" fo:margin-bottom="0in" style:contextual-spacing="false" fo:text-align="justify" style:justify-single-word="false" fo:text-indent="-0.0008in" style:auto-text-indent="false"/>
    </style:style>
    <style:style style:name="P968" style:family="paragraph" style:parent-style-name="Text_20_body">
      <style:paragraph-properties fo:margin-left="0.0819in" fo:margin-right="0.0272in" fo:margin-top="0.0016in" fo:margin-bottom="0in" style:contextual-spacing="false" fo:line-height="103%" fo:text-align="justify" style:justify-single-word="false" fo:text-indent="0in" style:auto-text-indent="false"/>
    </style:style>
    <style:style style:name="P969" style:family="paragraph" style:parent-style-name="Text_20_body">
      <style:paragraph-properties fo:margin-left="0.0819in" fo:margin-right="0.0272in" fo:margin-top="0.002in" fo:margin-bottom="0in" style:contextual-spacing="false" fo:line-height="103%" fo:text-align="justify" style:justify-single-word="false" fo:text-indent="0in" style:auto-text-indent="false"/>
    </style:style>
    <style:style style:name="P970" style:family="paragraph" style:parent-style-name="Text_20_body">
      <style:paragraph-properties fo:margin-left="0.0819in" fo:margin-right="0.0272in" fo:margin-top="0.0063in" fo:margin-bottom="0in" style:contextual-spacing="false" fo:line-height="103%" fo:text-align="justify" style:justify-single-word="false" fo:text-indent="0in" style:auto-text-indent="false"/>
    </style:style>
    <style:style style:name="P971" style:family="paragraph" style:parent-style-name="Text_20_body">
      <style:paragraph-properties fo:margin-left="0.0819in" fo:margin-right="0.0272in" fo:line-height="103%" fo:text-align="justify" style:justify-single-word="false" fo:text-indent="0in" style:auto-text-indent="false"/>
    </style:style>
    <style:style style:name="P972" style:family="paragraph" style:parent-style-name="Text_20_body">
      <style:paragraph-properties fo:margin-left="0.0819in" fo:margin-right="0.0272in" fo:margin-top="0.0008in" fo:margin-bottom="0in" style:contextual-spacing="false" fo:line-height="103%" fo:text-align="justify" style:justify-single-word="false" fo:text-indent="0in" style:auto-text-indent="false"/>
    </style:style>
    <style:style style:name="P973" style:family="paragraph" style:parent-style-name="Text_20_body">
      <style:paragraph-properties fo:margin-left="0.0819in" fo:margin-right="0.0272in" fo:margin-top="0.0071in" fo:margin-bottom="0in" style:contextual-spacing="false" fo:line-height="103%" fo:text-align="justify" style:justify-single-word="false" fo:text-indent="0in" style:auto-text-indent="false"/>
    </style:style>
    <style:style style:name="P974" style:family="paragraph" style:parent-style-name="Text_20_body">
      <style:paragraph-properties fo:margin-left="0.0811in" fo:margin-right="0.028in" fo:margin-top="0.0008in" fo:margin-bottom="0in" style:contextual-spacing="false" fo:line-height="103%" fo:text-align="justify" style:justify-single-word="false" fo:text-indent="0in" style:auto-text-indent="false"/>
    </style:style>
    <style:style style:name="P975" style:family="paragraph" style:parent-style-name="Text_20_body">
      <style:paragraph-properties fo:margin-left="1.3126in" fo:margin-right="1.3602in" fo:line-height="208%" fo:text-indent="0.378in" style:auto-text-indent="false"/>
    </style:style>
    <style:style style:name="P976" style:family="paragraph" style:parent-style-name="Text_20_body">
      <style:paragraph-properties fo:margin-left="0.0811in" fo:margin-right="0.8071in" fo:line-height="103%" fo:text-indent="0in" style:auto-text-indent="false"/>
    </style:style>
    <style:style style:name="P977" style:family="paragraph" style:parent-style-name="Text_20_body">
      <style:paragraph-properties fo:margin-left="0.0811in" fo:margin-right="0.339in" fo:margin-top="0.0016in" fo:margin-bottom="0in" style:contextual-spacing="false" fo:line-height="103%" fo:text-indent="0in" style:auto-text-indent="false"/>
    </style:style>
    <style:style style:name="P978" style:family="paragraph" style:parent-style-name="Text_20_body">
      <style:paragraph-properties fo:margin-left="0.0811in" fo:margin-right="0.339in" fo:margin-top="0.0008in" fo:margin-bottom="0in" style:contextual-spacing="false" fo:line-height="103%" fo:text-indent="0in" style:auto-text-indent="false"/>
    </style:style>
    <style:style style:name="P979" style:family="paragraph" style:parent-style-name="Text_20_body">
      <style:paragraph-properties fo:margin-left="0.0811in" fo:margin-right="0.339in" fo:margin-top="0.0063in" fo:margin-bottom="0in" style:contextual-spacing="false" fo:line-height="103%" fo:text-indent="0in" style:auto-text-indent="false"/>
    </style:style>
    <style:style style:name="P980" style:family="paragraph" style:parent-style-name="Text_20_body">
      <style:paragraph-properties fo:margin-left="0.0811in" fo:margin-right="0.339in" fo:margin-top="0.0071in" fo:margin-bottom="0in" style:contextual-spacing="false" fo:line-height="103%" fo:text-indent="0in" style:auto-text-indent="false"/>
    </style:style>
    <style:style style:name="P981" style:family="paragraph" style:parent-style-name="Text_20_body">
      <style:paragraph-properties fo:margin-left="0.0811in" fo:margin-right="0in" fo:margin-top="0.0016in" fo:margin-bottom="0in" style:contextual-spacing="false" fo:text-indent="0in" style:auto-text-indent="false"/>
    </style:style>
    <style:style style:name="P982" style:family="paragraph" style:parent-style-name="Text_20_body">
      <style:paragraph-properties fo:margin-left="0.0811in" fo:margin-right="0in" fo:margin-top="0.0016in" fo:margin-bottom="0in" style:contextual-spacing="false" fo:text-align="justify" style:justify-single-word="false" fo:text-indent="0in" style:auto-text-indent="false"/>
    </style:style>
    <style:style style:name="P983" style:family="paragraph" style:parent-style-name="Text_20_body">
      <style:paragraph-properties fo:margin-left="0.0811in" fo:margin-right="0in" fo:text-indent="0in" style:auto-text-indent="false"/>
    </style:style>
    <style:style style:name="P984" style:family="paragraph" style:parent-style-name="Text_20_body">
      <style:paragraph-properties fo:margin-left="0.0811in" fo:margin-right="0in" fo:margin-top="0.0028in" fo:margin-bottom="0in" style:contextual-spacing="false" fo:text-align="justify" style:justify-single-word="false" fo:text-indent="0in" style:auto-text-indent="false"/>
    </style:style>
    <style:style style:name="P985" style:family="paragraph" style:parent-style-name="Text_20_body">
      <style:paragraph-properties fo:margin-left="0.0811in" fo:margin-right="0in" fo:margin-top="0.0008in" fo:margin-bottom="0in" style:contextual-spacing="false" fo:text-indent="0in" style:auto-text-indent="false"/>
    </style:style>
    <style:style style:name="P986" style:family="paragraph" style:parent-style-name="Text_20_body">
      <style:paragraph-properties fo:margin-left="0.0811in" fo:margin-right="0in" fo:margin-top="0.0071in" fo:margin-bottom="0in" style:contextual-spacing="false" fo:text-align="justify" style:justify-single-word="false" fo:text-indent="0in" style:auto-text-indent="false"/>
    </style:style>
    <style:style style:name="P987" style:family="paragraph" style:parent-style-name="Text_20_body" style:master-page-name="Converted8">
      <style:paragraph-properties style:page-number="auto"/>
      <style:text-properties style:font-name="Arial" fo:font-size="10pt" fo:font-weight="bold" style:font-size-asian="10pt" style:font-weight-asian="bold"/>
    </style:style>
    <style:style style:name="P988" style:family="paragraph" style:parent-style-name="Text_20_body">
      <style:paragraph-properties fo:margin-left="0.0819in" fo:margin-right="0.0307in" fo:margin-top="0.0016in" fo:margin-bottom="0in" style:contextual-spacing="false" fo:line-height="103%" fo:text-align="justify" style:justify-single-word="false" fo:text-indent="0in" style:auto-text-indent="false"/>
    </style:style>
    <style:style style:name="P989" style:family="paragraph" style:parent-style-name="Text_20_body">
      <style:paragraph-properties fo:margin-left="1.7846in" fo:margin-right="2.0492in" fo:text-align="center" style:justify-single-word="false" fo:text-indent="0in" style:auto-text-indent="false"/>
    </style:style>
    <style:style style:name="P990" style:family="paragraph" style:parent-style-name="Text_20_body">
      <style:paragraph-properties fo:margin-left="1.7846in" fo:margin-right="2.0492in" fo:margin-top="0.0008in" fo:margin-bottom="0in" style:contextual-spacing="false" fo:text-align="center" style:justify-single-word="false" fo:text-indent="0in" style:auto-text-indent="false"/>
    </style:style>
    <style:style style:name="P991" style:family="paragraph" style:parent-style-name="Text_20_body">
      <style:paragraph-properties fo:margin-left="0.0811in" fo:margin-right="0.0047in" fo:margin-top="0.0016in" fo:margin-bottom="0in" style:contextual-spacing="false" fo:line-height="103%" fo:text-indent="0in" style:auto-text-indent="false"/>
    </style:style>
    <style:style style:name="P992" style:family="paragraph" style:parent-style-name="Text_20_body">
      <style:paragraph-properties fo:margin-left="0.0811in" fo:margin-right="0.3465in" fo:margin-top="0.0016in" fo:margin-bottom="0in" style:contextual-spacing="false" fo:line-height="103%" fo:text-align="justify" style:justify-single-word="false" fo:text-indent="0in" style:auto-text-indent="false"/>
    </style:style>
    <style:style style:name="P993" style:family="paragraph" style:parent-style-name="Text_20_body">
      <style:paragraph-properties fo:margin-left="0.0811in" fo:margin-right="0.3465in" fo:line-height="103%" fo:text-align="justify" style:justify-single-word="false" fo:text-indent="0in" style:auto-text-indent="false"/>
    </style:style>
    <style:style style:name="P994" style:family="paragraph" style:parent-style-name="Text_20_body">
      <style:paragraph-properties fo:margin-left="0.0811in" fo:margin-right="0.3465in" fo:margin-top="0.0043in" fo:margin-bottom="0in" style:contextual-spacing="false" fo:line-height="103%" fo:text-align="justify" style:justify-single-word="false" fo:text-indent="0in" style:auto-text-indent="false"/>
    </style:style>
    <style:style style:name="P995" style:family="paragraph" style:parent-style-name="Text_20_body">
      <style:paragraph-properties fo:margin-left="0.0811in" fo:margin-right="0.3465in" fo:margin-top="0.0701in" fo:margin-bottom="0in" style:contextual-spacing="false" fo:line-height="103%" fo:text-align="justify" style:justify-single-word="false" fo:text-indent="0in" style:auto-text-indent="false" fo:break-before="column"/>
    </style:style>
    <style:style style:name="P996" style:family="paragraph" style:parent-style-name="Text_20_body" style:master-page-name="Converted9">
      <style:paragraph-properties style:page-number="auto"/>
      <style:text-properties style:font-name="Arial" fo:font-size="10pt" fo:font-weight="bold" style:font-size-asian="10pt" style:font-weight-asian="bold"/>
    </style:style>
    <style:style style:name="P997" style:family="paragraph" style:parent-style-name="Text_20_body">
      <style:paragraph-properties fo:margin-left="0.0827in" fo:margin-right="0.0272in" fo:line-height="103%" fo:text-align="justify" style:justify-single-word="false" fo:text-indent="0in" style:auto-text-indent="false"/>
    </style:style>
    <style:style style:name="P998" style:family="paragraph" style:parent-style-name="Text_20_body">
      <style:paragraph-properties fo:margin-left="0.0827in" fo:margin-right="0.0272in" fo:margin-top="0.0016in" fo:margin-bottom="0in" style:contextual-spacing="false" fo:line-height="103%" fo:text-align="justify" style:justify-single-word="false" fo:text-indent="0in" style:auto-text-indent="false"/>
    </style:style>
    <style:style style:name="P999" style:family="paragraph" style:parent-style-name="Text_20_body">
      <style:paragraph-properties fo:margin-left="0.0827in" fo:margin-right="0.0272in" fo:margin-top="0.0016in" fo:margin-bottom="0in" style:contextual-spacing="false" fo:text-align="justify" style:justify-single-word="false" fo:text-indent="0in" style:auto-text-indent="false"/>
    </style:style>
    <style:style style:name="P1000" style:family="paragraph" style:parent-style-name="Text_20_body">
      <style:paragraph-properties fo:margin-left="0.0827in" fo:margin-right="0.0272in" fo:margin-top="0.0071in" fo:margin-bottom="0in" style:contextual-spacing="false" fo:line-height="103%" fo:text-align="justify" style:justify-single-word="false" fo:text-indent="0in" style:auto-text-indent="false"/>
    </style:style>
    <style:style style:name="P1001" style:family="paragraph" style:parent-style-name="Text_20_body">
      <style:paragraph-properties fo:margin-left="0.0827in" fo:margin-right="0.0272in" fo:margin-top="0.002in" fo:margin-bottom="0in" style:contextual-spacing="false" fo:line-height="103%" fo:text-align="justify" style:justify-single-word="false" fo:text-indent="0in" style:auto-text-indent="false"/>
    </style:style>
    <style:style style:name="P1002" style:family="paragraph" style:parent-style-name="Text_20_body">
      <style:paragraph-properties fo:margin-left="0.0827in" fo:margin-right="0.0272in" fo:margin-top="0.0008in" fo:margin-bottom="0in" style:contextual-spacing="false" fo:line-height="103%" fo:text-align="justify" style:justify-single-word="false" fo:text-indent="0in" style:auto-text-indent="false"/>
    </style:style>
    <style:style style:name="P1003" style:family="paragraph" style:parent-style-name="Text_20_body">
      <style:paragraph-properties fo:margin-left="0.0827in" fo:margin-right="0.0272in" fo:margin-top="0.0063in" fo:margin-bottom="0in" style:contextual-spacing="false" fo:line-height="103%" fo:text-align="justify" style:justify-single-word="false" fo:text-indent="0in" style:auto-text-indent="false"/>
    </style:style>
    <style:style style:name="P1004" style:family="paragraph" style:parent-style-name="Text_20_body" style:master-page-name="Converted10">
      <style:paragraph-properties style:page-number="auto"/>
      <style:text-properties style:font-name="Arial" fo:font-size="10pt" fo:font-weight="bold" style:font-size-asian="10pt" style:font-weight-asian="bold"/>
    </style:style>
    <style:style style:name="P1005" style:family="paragraph" style:parent-style-name="Text_20_body">
      <style:paragraph-properties fo:margin-left="0.0484in" fo:margin-right="0in" fo:line-height="0.0693in" fo:text-indent="0in" style:auto-text-indent="false"/>
    </style:style>
    <style:style style:name="P1006" style:family="paragraph" style:parent-style-name="Text_20_body">
      <style:paragraph-properties fo:margin-left="0.0835in" fo:margin-right="4.6366in" fo:line-height="103%" fo:text-align="justify" style:justify-single-word="false" fo:text-indent="0in" style:auto-text-indent="false"/>
    </style:style>
    <style:style style:name="P1007" style:family="paragraph" style:parent-style-name="Text_20_body">
      <style:paragraph-properties fo:margin-left="0.0835in" fo:margin-right="4.6366in" fo:margin-top="0.0016in" fo:margin-bottom="0in" style:contextual-spacing="false" fo:line-height="103%" fo:text-align="justify" style:justify-single-word="false" fo:text-indent="0in" style:auto-text-indent="false"/>
    </style:style>
    <style:style style:name="P1008" style:family="paragraph" style:parent-style-name="Text_20_body">
      <style:paragraph-properties fo:margin-left="0.0835in" fo:margin-right="4.6366in" fo:margin-top="0.0071in" fo:margin-bottom="0in" style:contextual-spacing="false" fo:line-height="103%" fo:text-align="justify" style:justify-single-word="false" fo:text-indent="0in" style:auto-text-indent="false"/>
    </style:style>
    <style:style style:name="P1009" style:family="paragraph" style:parent-style-name="Text_20_body">
      <style:paragraph-properties fo:margin-left="0.0835in" fo:margin-right="4.6366in" fo:margin-top="0.002in" fo:margin-bottom="0in" style:contextual-spacing="false" fo:line-height="103%" fo:text-align="justify" style:justify-single-word="false" fo:text-indent="0in" style:auto-text-indent="false"/>
    </style:style>
    <style:style style:name="P1010" style:family="paragraph" style:parent-style-name="Text_20_body">
      <style:paragraph-properties fo:margin-left="0.0835in" fo:margin-right="4.6374in" fo:margin-top="0.002in" fo:margin-bottom="0in" style:contextual-spacing="false" fo:line-height="103%" fo:text-align="justify" style:justify-single-word="false" fo:text-indent="0in" style:auto-text-indent="false"/>
    </style:style>
    <style:style style:name="P1011" style:family="paragraph" style:parent-style-name="Text_20_body">
      <style:paragraph-properties fo:margin-left="0.0835in" fo:margin-right="4.6374in" fo:margin-top="0.0016in" fo:margin-bottom="0in" style:contextual-spacing="false" fo:line-height="103%" fo:text-align="justify" style:justify-single-word="false" fo:text-indent="0in" style:auto-text-indent="false"/>
    </style:style>
    <style:style style:name="P1012" style:family="paragraph" style:parent-style-name="Text_20_body" style:master-page-name="Converted11">
      <style:paragraph-properties style:page-number="auto"/>
      <style:text-properties style:font-name="Arial" fo:font-size="10pt" fo:font-weight="bold" style:font-size-asian="10pt" style:font-weight-asian="bold"/>
    </style:style>
    <style:style style:name="P1013" style:family="paragraph" style:parent-style-name="Text_20_body">
      <style:paragraph-properties fo:margin-left="0.0835in" fo:margin-right="0.0264in" fo:margin-top="0.0016in" fo:margin-bottom="0in" style:contextual-spacing="false" fo:line-height="103%" fo:text-align="justify" style:justify-single-word="false" fo:text-indent="-0.0008in" style:auto-text-indent="false"/>
    </style:style>
    <style:style style:name="P1014" style:family="paragraph" style:parent-style-name="Text_20_body">
      <style:paragraph-properties fo:margin-left="0.0835in" fo:margin-right="0.0264in" fo:margin-top="0.0035in" fo:margin-bottom="0in" style:contextual-spacing="false" fo:line-height="101%" fo:text-align="justify" style:justify-single-word="false" fo:text-indent="-0.0008in" style:auto-text-indent="false"/>
    </style:style>
    <style:style style:name="P1015" style:family="paragraph" style:parent-style-name="Text_20_body">
      <style:paragraph-properties fo:margin-left="0.0835in" fo:margin-right="0.0264in" fo:margin-top="0.0047in" fo:margin-bottom="0in" style:contextual-spacing="false" fo:line-height="101%" fo:text-align="justify" style:justify-single-word="false" fo:text-indent="-0.0008in" style:auto-text-indent="false"/>
    </style:style>
    <style:style style:name="P1016" style:family="paragraph" style:parent-style-name="Text_20_body">
      <style:paragraph-properties fo:margin-left="4.3398in" fo:margin-right="0in" fo:line-height="0.0693in" fo:text-indent="0in" style:auto-text-indent="false"/>
    </style:style>
    <style:style style:name="P1017" style:family="paragraph" style:parent-style-name="Text_20_body">
      <style:paragraph-properties fo:margin-left="4.3744in" fo:margin-right="0.3457in" fo:margin-top="0.0071in" fo:margin-bottom="0in" style:contextual-spacing="false" fo:line-height="103%" fo:text-align="justify" style:justify-single-word="false" fo:text-indent="0in" style:auto-text-indent="false"/>
    </style:style>
    <style:style style:name="P1018" style:family="paragraph" style:parent-style-name="Text_20_body">
      <style:paragraph-properties fo:margin-left="4.3744in" fo:margin-right="0.3457in" fo:margin-top="0.0008in" fo:margin-bottom="0in" style:contextual-spacing="false" fo:line-height="103%" fo:text-align="justify" style:justify-single-word="false" fo:text-indent="0in" style:auto-text-indent="false"/>
    </style:style>
    <style:style style:name="P1019" style:family="paragraph" style:parent-style-name="Text_20_body">
      <style:paragraph-properties fo:margin-left="4.3744in" fo:margin-right="0.3457in" fo:margin-top="0.0008in" fo:margin-bottom="0in" style:contextual-spacing="false" fo:text-align="justify" style:justify-single-word="false" fo:text-indent="0in" style:auto-text-indent="false"/>
    </style:style>
    <style:style style:name="P1020" style:family="paragraph" style:parent-style-name="Text_20_body">
      <style:paragraph-properties fo:margin-left="4.3744in" fo:margin-right="0.3457in" fo:margin-top="0.0063in" fo:margin-bottom="0in" style:contextual-spacing="false" fo:line-height="103%" fo:text-align="justify" style:justify-single-word="false" fo:text-indent="0in" style:auto-text-indent="false"/>
    </style:style>
    <style:style style:name="P1021" style:family="paragraph" style:parent-style-name="Text_20_body">
      <style:paragraph-properties fo:margin-left="4.3744in" fo:margin-right="0.3457in" fo:margin-top="0.0016in" fo:margin-bottom="0in" style:contextual-spacing="false" fo:line-height="103%" fo:text-align="justify" style:justify-single-word="false" fo:text-indent="0in" style:auto-text-indent="false"/>
    </style:style>
    <style:style style:name="P1022" style:family="paragraph" style:parent-style-name="Text_20_body">
      <style:paragraph-properties fo:margin-left="4.3744in" fo:margin-right="0.3457in" fo:margin-top="0.0016in" fo:margin-bottom="0in" style:contextual-spacing="false" fo:line-height="101%" fo:text-align="justify" style:justify-single-word="false" fo:text-indent="0in" style:auto-text-indent="false"/>
    </style:style>
    <style:style style:name="P1023" style:family="paragraph" style:parent-style-name="Text_20_body">
      <style:paragraph-properties fo:margin-left="4.3744in" fo:margin-right="0.3457in" fo:margin-top="0.0016in" fo:margin-bottom="0in" style:contextual-spacing="false" fo:text-align="justify" style:justify-single-word="false" fo:text-indent="0in" style:auto-text-indent="false"/>
    </style:style>
    <style:style style:name="P1024" style:family="paragraph" style:parent-style-name="Text_20_body">
      <style:paragraph-properties fo:margin-left="4.3744in" fo:margin-right="0.3457in" fo:margin-top="0.0043in" fo:margin-bottom="0in" style:contextual-spacing="false" fo:line-height="101%" fo:text-align="justify" style:justify-single-word="false" fo:text-indent="0in" style:auto-text-indent="false"/>
    </style:style>
    <style:style style:name="P1025" style:family="paragraph" style:parent-style-name="Text_20_body">
      <style:paragraph-properties fo:margin-left="4.3744in" fo:margin-right="0.3457in" fo:margin-top="0.0035in" fo:margin-bottom="0in" style:contextual-spacing="false" fo:line-height="101%" fo:text-align="justify" style:justify-single-word="false" fo:text-indent="0in" style:auto-text-indent="false"/>
    </style:style>
    <style:style style:name="P1026" style:family="paragraph" style:parent-style-name="Text_20_body">
      <style:paragraph-properties fo:margin-left="4.3744in" fo:margin-right="0.3457in" fo:margin-top="0.0035in" fo:margin-bottom="0in" style:contextual-spacing="false" fo:text-align="justify" style:justify-single-word="false" fo:text-indent="0in" style:auto-text-indent="false"/>
    </style:style>
    <style:style style:name="P1027" style:family="paragraph" style:parent-style-name="Text_20_body">
      <style:paragraph-properties fo:margin-left="4.3744in" fo:margin-right="0.3457in" fo:line-height="103%" fo:text-align="justify" style:justify-single-word="false" fo:text-indent="0in" style:auto-text-indent="false"/>
    </style:style>
    <style:style style:name="P1028" style:family="paragraph" style:parent-style-name="Text_20_body">
      <style:paragraph-properties fo:margin-left="4.3744in" fo:margin-right="0.2799in" fo:margin-top="0.0071in" fo:margin-bottom="0in" style:contextual-spacing="false" fo:line-height="103%" fo:text-indent="0in" style:auto-text-indent="false"/>
    </style:style>
    <style:style style:name="P1029" style:family="paragraph" style:parent-style-name="Text_20_body">
      <style:paragraph-properties fo:margin-left="4.3744in" fo:margin-right="0.2799in" fo:margin-top="0.0008in" fo:margin-bottom="0in" style:contextual-spacing="false" fo:text-indent="0in" style:auto-text-indent="false"/>
    </style:style>
    <style:style style:name="P1030" style:family="paragraph" style:parent-style-name="Text_20_body">
      <style:paragraph-properties fo:margin-left="4.3744in" fo:margin-right="0in" fo:margin-top="0.0063in" fo:margin-bottom="0in" style:contextual-spacing="false" fo:text-indent="0in" style:auto-text-indent="false"/>
    </style:style>
    <style:style style:name="P1031" style:family="paragraph" style:parent-style-name="Text_20_body">
      <style:paragraph-properties fo:margin-left="4.3744in" fo:margin-right="0in" fo:margin-top="0.0016in" fo:margin-bottom="0in" style:contextual-spacing="false" fo:text-indent="0in" style:auto-text-indent="false"/>
    </style:style>
    <style:style style:name="P1032" style:family="paragraph" style:parent-style-name="Text_20_body">
      <style:paragraph-properties fo:margin-left="4.3744in" fo:margin-right="0in" fo:margin-top="0.0016in" fo:margin-bottom="0in" style:contextual-spacing="false" fo:text-align="justify" style:justify-single-word="false" fo:text-indent="0in" style:auto-text-indent="false"/>
    </style:style>
    <style:style style:name="P1033" style:family="paragraph" style:parent-style-name="Text_20_body">
      <style:paragraph-properties fo:margin-left="4.3744in" fo:margin-right="0in" fo:margin-top="0.0071in" fo:margin-bottom="0in" style:contextual-spacing="false" fo:text-align="justify" style:justify-single-word="false" fo:text-indent="0in" style:auto-text-indent="false"/>
    </style:style>
    <style:style style:name="P1034" style:family="paragraph" style:parent-style-name="Text_20_body">
      <style:paragraph-properties fo:margin-left="4.3744in" fo:margin-right="0in" fo:margin-top="0.0008in" fo:margin-bottom="0in" style:contextual-spacing="false" fo:text-indent="0in" style:auto-text-indent="false"/>
    </style:style>
    <style:style style:name="P1035" style:family="paragraph" style:parent-style-name="Text_20_body" style:master-page-name="Converted12">
      <style:paragraph-properties style:page-number="auto"/>
      <style:text-properties style:font-name="Arial" fo:font-size="10pt" fo:font-weight="bold" style:font-size-asian="10pt" style:font-weight-asian="bold"/>
    </style:style>
    <style:style style:name="P1036" style:family="paragraph" style:parent-style-name="Text_20_body" style:master-page-name="Converted13">
      <style:paragraph-properties style:page-number="auto"/>
      <style:text-properties style:font-name="Arial" fo:font-size="10pt" fo:font-weight="bold" style:font-size-asian="10pt" style:font-weight-asian="bold"/>
    </style:style>
    <style:style style:name="P1037" style:family="paragraph" style:parent-style-name="Text_20_body">
      <style:paragraph-properties fo:margin-left="0.0835in" fo:margin-right="0.028in" fo:margin-top="0.0646in" fo:margin-bottom="0in" style:contextual-spacing="false" fo:line-height="103%" fo:text-align="justify" style:justify-single-word="false" fo:text-indent="0in" style:auto-text-indent="false"/>
    </style:style>
    <style:style style:name="P1038" style:family="paragraph" style:parent-style-name="Text_20_body">
      <style:paragraph-properties fo:margin-left="0.0835in" fo:margin-right="0.028in" fo:margin-top="0.0028in" fo:margin-bottom="0in" style:contextual-spacing="false" fo:line-height="103%" fo:text-align="justify" style:justify-single-word="false" fo:text-indent="0in" style:auto-text-indent="false"/>
    </style:style>
    <style:style style:name="P1039" style:family="paragraph" style:parent-style-name="Text_20_body">
      <style:paragraph-properties fo:margin-left="0.0835in" fo:margin-right="0.028in" fo:margin-top="0.0016in" fo:margin-bottom="0in" style:contextual-spacing="false" fo:line-height="103%" fo:text-align="justify" style:justify-single-word="false" fo:text-indent="0in" style:auto-text-indent="false"/>
    </style:style>
    <style:style style:name="P1040" style:family="paragraph" style:parent-style-name="Text_20_body">
      <style:paragraph-properties fo:margin-left="0.0835in" fo:margin-right="0.028in" fo:margin-top="0.0071in" fo:margin-bottom="0in" style:contextual-spacing="false" fo:line-height="103%" fo:text-align="justify" style:justify-single-word="false" fo:text-indent="0in" style:auto-text-indent="false"/>
    </style:style>
    <style:style style:name="P1041" style:family="paragraph" style:parent-style-name="Text_20_body">
      <style:paragraph-properties fo:margin-left="0.0835in" fo:margin-right="0.028in" fo:margin-top="0.0008in" fo:margin-bottom="0in" style:contextual-spacing="false" fo:line-height="103%" fo:text-align="justify" style:justify-single-word="false" fo:text-indent="0in" style:auto-text-indent="false"/>
    </style:style>
    <style:style style:name="P1042" style:family="paragraph" style:parent-style-name="Text_20_body">
      <style:paragraph-properties fo:margin-left="0.1535in" fo:margin-right="0.3457in" fo:margin-top="0.0646in" fo:margin-bottom="0in" style:contextual-spacing="false" fo:line-height="103%" fo:text-align="justify" style:justify-single-word="false" fo:text-indent="0in" style:auto-text-indent="false" fo:break-before="column"/>
    </style:style>
    <style:style style:name="P1043" style:family="paragraph" style:parent-style-name="Text_20_body" style:master-page-name="Converted14">
      <style:paragraph-properties style:page-number="auto"/>
      <style:text-properties style:font-name="Arial" fo:font-size="10pt" fo:font-weight="bold" style:font-size-asian="10pt" style:font-weight-asian="bold"/>
    </style:style>
    <style:style style:name="P1044" style:family="paragraph" style:parent-style-name="Text_20_body">
      <style:paragraph-properties fo:margin-left="0.0827in" fo:margin-right="0.0252in" fo:margin-top="0.0071in" fo:margin-bottom="0in" style:contextual-spacing="false" fo:line-height="103%" fo:text-indent="0in" style:auto-text-indent="false"/>
    </style:style>
    <style:style style:name="P1045" style:family="paragraph" style:parent-style-name="Text_20_body">
      <style:paragraph-properties fo:margin-left="0.0827in" fo:margin-right="0.3457in" fo:margin-top="0.0063in" fo:margin-bottom="0in" style:contextual-spacing="false" fo:line-height="103%" fo:text-align="justify" style:justify-single-word="false" fo:text-indent="0in" style:auto-text-indent="false"/>
    </style:style>
    <style:style style:name="P1046" style:family="paragraph" style:parent-style-name="Text_20_body">
      <style:paragraph-properties fo:margin-left="0.0827in" fo:margin-right="0.3457in" fo:line-height="103%" fo:text-align="justify" style:justify-single-word="false" fo:text-indent="0in" style:auto-text-indent="false"/>
    </style:style>
    <style:style style:name="P1047" style:family="paragraph" style:parent-style-name="Text_20_body">
      <style:paragraph-properties fo:margin-left="0.0827in" fo:margin-right="0.3457in" fo:margin-top="0.0071in" fo:margin-bottom="0in" style:contextual-spacing="false" fo:line-height="103%" fo:text-align="justify" style:justify-single-word="false" fo:text-indent="0in" style:auto-text-indent="false"/>
    </style:style>
    <style:style style:name="P1048" style:family="paragraph" style:parent-style-name="Text_20_body">
      <style:paragraph-properties fo:margin-left="0.0827in" fo:margin-right="0.3457in" fo:margin-top="0.0646in" fo:margin-bottom="0in" style:contextual-spacing="false" fo:line-height="103%" fo:text-align="justify" style:justify-single-word="false" fo:text-indent="0in" style:auto-text-indent="false" fo:break-before="column"/>
    </style:style>
    <style:style style:name="P1049" style:family="paragraph" style:parent-style-name="Text_20_body">
      <style:paragraph-properties fo:margin-left="0.0827in" fo:margin-right="0.3457in" fo:margin-top="0.0016in" fo:margin-bottom="0in" style:contextual-spacing="false" fo:line-height="103%" fo:text-align="justify" style:justify-single-word="false" fo:text-indent="0in" style:auto-text-indent="false"/>
    </style:style>
    <style:style style:name="P1050" style:family="paragraph" style:parent-style-name="Text_20_body">
      <style:paragraph-properties fo:margin-left="0.0827in" fo:margin-right="0.3457in" fo:margin-top="0.0008in" fo:margin-bottom="0in" style:contextual-spacing="false" fo:line-height="103%" fo:text-align="justify" style:justify-single-word="false" fo:text-indent="0in" style:auto-text-indent="false"/>
    </style:style>
    <style:style style:name="P1051" style:family="paragraph" style:parent-style-name="Text_20_body">
      <style:paragraph-properties fo:margin-left="0.0827in" fo:margin-right="0.3457in" fo:margin-top="0.002in" fo:margin-bottom="0in" style:contextual-spacing="false" fo:line-height="103%" fo:text-align="justify" style:justify-single-word="false" fo:text-indent="0in" style:auto-text-indent="false"/>
    </style:style>
    <style:style style:name="P1052" style:family="paragraph" style:parent-style-name="Text_20_body">
      <style:paragraph-properties fo:margin-left="0.0827in" fo:margin-right="0.3457in" fo:margin-top="0.0035in" fo:margin-bottom="0in" style:contextual-spacing="false" fo:line-height="103%" fo:text-align="justify" style:justify-single-word="false" fo:text-indent="0in" style:auto-text-indent="false"/>
    </style:style>
    <style:style style:name="P1053" style:family="paragraph" style:parent-style-name="Text_20_body">
      <style:paragraph-properties fo:margin-left="0.0827in" fo:margin-right="0.3457in" fo:margin-top="0.0701in" fo:margin-bottom="0in" style:contextual-spacing="false" fo:line-height="103%" fo:text-align="justify" style:justify-single-word="false" fo:text-indent="0in" style:auto-text-indent="false" fo:break-before="column"/>
    </style:style>
    <style:style style:name="P1054" style:family="paragraph" style:parent-style-name="Text_20_body">
      <style:paragraph-properties fo:margin-left="0.0827in" fo:margin-right="0.3457in" fo:margin-top="0.0634in" fo:margin-bottom="0in" style:contextual-spacing="false" fo:line-height="103%" fo:text-align="justify" style:justify-single-word="false" fo:text-indent="0in" style:auto-text-indent="false" fo:break-before="column"/>
    </style:style>
    <style:style style:name="P1055" style:family="paragraph" style:parent-style-name="Text_20_body" style:master-page-name="Converted15">
      <style:paragraph-properties style:page-number="auto"/>
      <style:text-properties style:font-name="Arial" fo:font-size="10pt" fo:font-weight="bold" style:font-size-asian="10pt" style:font-weight-asian="bold"/>
    </style:style>
    <style:style style:name="P1056" style:family="paragraph" style:parent-style-name="Text_20_body">
      <style:paragraph-properties fo:margin-left="0.1563in" fo:margin-right="0in" fo:margin-top="0.0701in" fo:margin-bottom="0in" style:contextual-spacing="false" fo:text-indent="0in" style:auto-text-indent="false"/>
    </style:style>
    <style:style style:name="P1057" style:family="paragraph" style:parent-style-name="Text_20_body">
      <style:paragraph-properties fo:margin-left="0.1563in" fo:margin-right="0in" fo:margin-top="0.0646in" fo:margin-bottom="0in" style:contextual-spacing="false" fo:text-align="justify" style:justify-single-word="false" fo:text-indent="0in" style:auto-text-indent="false"/>
    </style:style>
    <style:style style:name="P1058" style:family="paragraph" style:parent-style-name="Text_20_body">
      <style:paragraph-properties fo:margin-top="0.0075in" fo:margin-bottom="0in" style:contextual-spacing="false"/>
    </style:style>
    <style:style style:name="P1059" style:family="paragraph" style:parent-style-name="Text_20_body">
      <style:paragraph-properties fo:margin-top="0.0075in" fo:margin-bottom="0in" style:contextual-spacing="false"/>
      <style:text-properties fo:font-style="italic" style:font-style-asian="italic"/>
    </style:style>
    <style:style style:name="P1060" style:family="paragraph" style:parent-style-name="Text_20_body" style:master-page-name="Converted16">
      <style:paragraph-properties style:page-number="auto"/>
      <style:text-properties style:font-name="Arial" fo:font-size="10pt" fo:font-weight="bold" style:font-size-asian="10pt" style:font-weight-asian="bold"/>
    </style:style>
    <style:style style:name="P1061" style:family="paragraph" style:parent-style-name="Text_20_body">
      <style:paragraph-properties fo:margin-left="0.1563in" fo:margin-right="0.0311in" fo:margin-top="0.0646in" fo:margin-bottom="0in" style:contextual-spacing="false" fo:line-height="103%" fo:text-align="justify" style:justify-single-word="false" fo:text-indent="0in" style:auto-text-indent="false"/>
    </style:style>
    <style:style style:name="P1062" style:family="paragraph" style:parent-style-name="Text_20_body">
      <style:paragraph-properties fo:margin-left="0.0835in" fo:margin-right="0.0311in" fo:margin-top="0.0016in" fo:margin-bottom="0in" style:contextual-spacing="false" fo:line-height="103%" fo:text-align="justify" style:justify-single-word="false" fo:text-indent="0in" style:auto-text-indent="false"/>
    </style:style>
    <style:style style:name="P1063" style:family="paragraph" style:parent-style-name="Text_20_body">
      <style:paragraph-properties fo:margin-left="0.0827in" fo:margin-right="0.0311in" fo:margin-top="0.0028in" fo:margin-bottom="0in" style:contextual-spacing="false" fo:line-height="103%" fo:text-align="justify" style:justify-single-word="false" fo:text-indent="0in" style:auto-text-indent="false"/>
    </style:style>
    <style:style style:name="P1064" style:family="paragraph" style:parent-style-name="Text_20_body">
      <style:paragraph-properties fo:margin-left="0.0827in" fo:margin-right="0.0319in" fo:margin-top="0.0035in" fo:margin-bottom="0in" style:contextual-spacing="false" fo:line-height="103%" fo:text-align="justify" style:justify-single-word="false" fo:text-indent="0in" style:auto-text-indent="false"/>
    </style:style>
    <style:style style:name="P1065" style:family="paragraph" style:parent-style-name="Text_20_body">
      <style:paragraph-properties fo:margin-left="0.0819in" fo:margin-right="0.0319in" fo:margin-top="0.0016in" fo:margin-bottom="0in" style:contextual-spacing="false" fo:line-height="103%" fo:text-align="justify" style:justify-single-word="false" fo:text-indent="0in" style:auto-text-indent="false"/>
    </style:style>
    <style:style style:name="P1066" style:family="paragraph" style:parent-style-name="Text_20_body">
      <style:paragraph-properties fo:margin-left="0.0819in" fo:margin-right="0.0319in" fo:margin-top="0.002in" fo:margin-bottom="0in" style:contextual-spacing="false" fo:line-height="103%" fo:text-align="justify" style:justify-single-word="false" fo:text-indent="-0.0008in" style:auto-text-indent="false"/>
    </style:style>
    <style:style style:name="P1067" style:family="paragraph" style:parent-style-name="Text_20_body" style:master-page-name="Converted17">
      <style:paragraph-properties style:page-number="auto"/>
      <style:text-properties style:font-name="Arial" fo:font-size="10pt" fo:font-weight="bold" style:font-size-asian="10pt" style:font-weight-asian="bold"/>
    </style:style>
    <style:style style:name="P1068" style:family="paragraph" style:parent-style-name="Text_20_body">
      <style:paragraph-properties fo:margin-left="0.0827in" fo:margin-right="0.022in" fo:margin-top="0.0646in" fo:margin-bottom="0in" style:contextual-spacing="false" fo:line-height="103%" fo:text-indent="0in" style:auto-text-indent="false"/>
    </style:style>
    <style:style style:name="P1069" style:family="paragraph" style:parent-style-name="Text_20_body">
      <style:paragraph-properties fo:margin-left="0.0827in" fo:margin-right="0.022in" fo:margin-top="0.0035in" fo:margin-bottom="0in" style:contextual-spacing="false" fo:line-height="103%" fo:text-indent="0in" style:auto-text-indent="false"/>
    </style:style>
    <style:style style:name="P1070" style:family="paragraph" style:parent-style-name="Text_20_body">
      <style:paragraph-properties fo:margin-left="0.0827in" fo:margin-right="0.028in" fo:margin-top="0.0016in" fo:margin-bottom="0in" style:contextual-spacing="false" fo:line-height="103%" fo:text-indent="0in" style:auto-text-indent="false"/>
    </style:style>
    <style:style style:name="P1071" style:family="paragraph" style:parent-style-name="Text_20_body">
      <style:paragraph-properties fo:margin-left="0.0827in" fo:margin-right="0.028in" fo:margin-top="0.0016in" fo:margin-bottom="0in" style:contextual-spacing="false" fo:line-height="103%" fo:text-align="justify" style:justify-single-word="false" fo:text-indent="0in" style:auto-text-indent="false"/>
    </style:style>
    <style:style style:name="P1072" style:family="paragraph" style:parent-style-name="Text_20_body">
      <style:paragraph-properties fo:margin-left="0.0827in" fo:margin-right="0.028in" fo:margin-top="0.0008in" fo:margin-bottom="0in" style:contextual-spacing="false" fo:line-height="103%" fo:text-align="justify" style:justify-single-word="false" fo:text-indent="0in" style:auto-text-indent="false"/>
    </style:style>
    <style:style style:name="P1073" style:family="paragraph" style:parent-style-name="Text_20_body">
      <style:paragraph-properties fo:margin-left="0.0827in" fo:margin-right="0.028in" fo:margin-top="0.0071in" fo:margin-bottom="0in" style:contextual-spacing="false" fo:line-height="103%" fo:text-align="justify" style:justify-single-word="false" fo:text-indent="0in" style:auto-text-indent="false"/>
    </style:style>
    <style:style style:name="P1074" style:family="paragraph" style:parent-style-name="Text_20_body">
      <style:paragraph-properties fo:margin-left="0.0827in" fo:margin-right="0.028in" fo:margin-top="0.0028in" fo:margin-bottom="0in" style:contextual-spacing="false" fo:line-height="103%" fo:text-align="justify" style:justify-single-word="false" fo:text-indent="0in" style:auto-text-indent="false"/>
    </style:style>
    <style:style style:name="P1075" style:family="paragraph" style:parent-style-name="Text_20_body">
      <style:paragraph-properties fo:margin-left="0.0827in" fo:margin-right="0.028in" fo:line-height="103%" fo:text-align="justify" style:justify-single-word="false" fo:text-indent="0in" style:auto-text-indent="false"/>
    </style:style>
    <style:style style:name="P1076" style:family="paragraph" style:parent-style-name="Text_20_body">
      <style:paragraph-properties fo:margin-left="0.0819in" fo:margin-right="0.0291in" fo:margin-top="0.0016in" fo:margin-bottom="0in" style:contextual-spacing="false" fo:line-height="103%" fo:text-align="justify" style:justify-single-word="false" fo:text-indent="0in" style:auto-text-indent="false"/>
    </style:style>
    <style:style style:name="P1077" style:family="paragraph" style:parent-style-name="Text_20_body">
      <style:paragraph-properties fo:margin-left="0.0819in" fo:margin-right="0.0291in" fo:margin-top="0.002in" fo:margin-bottom="0in" style:contextual-spacing="false" fo:line-height="103%" fo:text-align="justify" style:justify-single-word="false" fo:text-indent="0in" style:auto-text-indent="false"/>
    </style:style>
    <style:style style:name="P1078" style:family="paragraph" style:parent-style-name="Text_20_body" style:master-page-name="Converted18">
      <style:paragraph-properties style:page-number="auto"/>
      <style:text-properties style:font-name="Arial" fo:font-size="10pt" fo:font-weight="bold" style:font-size-asian="10pt" style:font-weight-asian="bold"/>
    </style:style>
    <style:style style:name="P1079" style:family="paragraph" style:parent-style-name="Text_20_body">
      <style:paragraph-properties fo:margin-left="0.1563in" fo:margin-right="-0.0126in" fo:margin-top="0.0701in" fo:margin-bottom="0in" style:contextual-spacing="false" fo:line-height="103%" fo:text-indent="0in" style:auto-text-indent="false"/>
    </style:style>
    <style:style style:name="P1080" style:family="paragraph" style:parent-style-name="Text_20_body">
      <style:paragraph-properties fo:margin-left="0.0807in" fo:margin-right="0.0071in" fo:line-height="103%" fo:text-indent="0in" style:auto-text-indent="false"/>
    </style:style>
    <style:style style:name="P1081" style:family="paragraph" style:parent-style-name="Text_20_body">
      <style:paragraph-properties fo:margin-left="0.0807in" fo:margin-right="0.3465in" fo:margin-top="0.0016in" fo:margin-bottom="0in" style:contextual-spacing="false" fo:line-height="103%" fo:text-align="justify" style:justify-single-word="false" fo:text-indent="0in" style:auto-text-indent="false"/>
    </style:style>
    <style:style style:name="P1082" style:family="paragraph" style:parent-style-name="Text_20_body">
      <style:paragraph-properties fo:margin-left="0.0807in" fo:margin-right="0.3457in" fo:margin-top="0.0016in" fo:margin-bottom="0in" style:contextual-spacing="false" fo:line-height="103%" fo:text-align="justify" style:justify-single-word="false" fo:text-indent="0in" style:auto-text-indent="false"/>
    </style:style>
    <style:style style:name="P1083" style:family="paragraph" style:parent-style-name="Text_20_body">
      <style:paragraph-properties fo:margin-left="0.0807in" fo:margin-right="0.3457in" fo:margin-top="0.0063in" fo:margin-bottom="0in" style:contextual-spacing="false" fo:line-height="103%" fo:text-align="justify" style:justify-single-word="false" fo:text-indent="0in" style:auto-text-indent="false"/>
    </style:style>
    <style:style style:name="P1084" style:family="paragraph" style:parent-style-name="Text_20_body">
      <style:paragraph-properties fo:margin-left="0.0807in" fo:margin-right="0.3457in" fo:line-height="103%" fo:text-align="justify" style:justify-single-word="false" fo:text-indent="0in" style:auto-text-indent="false"/>
    </style:style>
    <style:style style:name="P1085" style:family="paragraph" style:parent-style-name="Text_20_body">
      <style:paragraph-properties fo:margin-left="0.0807in" fo:margin-right="0.3457in" fo:margin-top="0.0071in" fo:margin-bottom="0in" style:contextual-spacing="false" fo:line-height="103%" fo:text-align="justify" style:justify-single-word="false" fo:text-indent="0in" style:auto-text-indent="false"/>
    </style:style>
    <style:style style:name="P1086" style:family="paragraph" style:parent-style-name="Text_20_body">
      <style:paragraph-properties fo:margin-left="0.0807in" fo:margin-right="0.3457in" fo:margin-top="0.0008in" fo:margin-bottom="0in" style:contextual-spacing="false" fo:line-height="103%" fo:text-align="justify" style:justify-single-word="false" fo:text-indent="0in" style:auto-text-indent="false"/>
    </style:style>
    <style:style style:name="P1087" style:family="paragraph" style:parent-style-name="Text_20_body" style:master-page-name="Converted19">
      <style:paragraph-properties style:page-number="auto"/>
      <style:text-properties style:font-name="Arial" fo:font-size="10pt" fo:font-weight="bold" style:font-size-asian="10pt" style:font-weight-asian="bold"/>
    </style:style>
    <style:style style:name="P1088" style:family="paragraph" style:parent-style-name="Text_20_body">
      <style:paragraph-properties fo:margin-left="0.0811in" fo:margin-right="0.0272in" fo:margin-top="0.0016in" fo:margin-bottom="0in" style:contextual-spacing="false" fo:line-height="103%" fo:text-align="justify" style:justify-single-word="false" fo:text-indent="0.0008in" style:auto-text-indent="false"/>
    </style:style>
    <style:style style:name="P1089" style:family="paragraph" style:parent-style-name="Text_20_body" style:master-page-name="Converted20">
      <style:paragraph-properties style:page-number="auto"/>
      <style:text-properties style:font-name="Arial" fo:font-size="10pt" fo:font-weight="bold" style:font-size-asian="10pt" style:font-weight-asian="bold"/>
    </style:style>
    <style:style style:name="P1090" style:family="paragraph" style:parent-style-name="Text_20_body">
      <style:paragraph-properties fo:margin-left="4.3744in" fo:margin-right="0.3465in" fo:margin-top="0.0071in" fo:margin-bottom="0in" style:contextual-spacing="false" fo:line-height="103%" fo:text-align="justify" style:justify-single-word="false" fo:text-indent="0in" style:auto-text-indent="false"/>
    </style:style>
    <style:style style:name="P1091" style:family="paragraph" style:parent-style-name="Text_20_body">
      <style:paragraph-properties fo:margin-left="4.3744in" fo:margin-right="0.3465in" fo:margin-top="0.0016in" fo:margin-bottom="0in" style:contextual-spacing="false" fo:line-height="101%" fo:text-align="justify" style:justify-single-word="false" fo:text-indent="0in" style:auto-text-indent="false"/>
    </style:style>
    <style:style style:name="P1092" style:family="paragraph" style:parent-style-name="Text_20_body" style:master-page-name="Converted21">
      <style:paragraph-properties style:page-number="auto"/>
      <style:text-properties style:font-name="Arial" fo:font-size="10pt" fo:font-weight="bold" style:font-size-asian="10pt" style:font-weight-asian="bold"/>
    </style:style>
    <style:style style:name="P1093" style:family="paragraph" style:parent-style-name="Text_20_body">
      <style:paragraph-properties fo:margin-left="0.0827in" fo:margin-right="0.0209in" fo:margin-top="0.0063in" fo:margin-bottom="0in" style:contextual-spacing="false" fo:line-height="103%" fo:text-indent="0in" style:auto-text-indent="false"/>
    </style:style>
    <style:style style:name="P1094" style:family="paragraph" style:parent-style-name="Text_20_body">
      <style:paragraph-properties fo:margin-left="0.0827in" fo:margin-right="0.0209in" fo:line-height="103%" fo:text-indent="0in" style:auto-text-indent="false"/>
    </style:style>
    <style:style style:name="P1095" style:family="paragraph" style:parent-style-name="Text_20_body">
      <style:paragraph-properties fo:margin-left="0.0819in" fo:margin-right="0.028in" fo:margin-top="0.0016in" fo:margin-bottom="0in" style:contextual-spacing="false" fo:line-height="103%" fo:text-align="justify" style:justify-single-word="false" fo:text-indent="0in" style:auto-text-indent="false"/>
    </style:style>
    <style:style style:name="P1096" style:family="paragraph" style:parent-style-name="Text_20_body">
      <style:paragraph-properties fo:margin-left="0.0819in" fo:margin-right="0.028in" fo:margin-top="0.0063in" fo:margin-bottom="0in" style:contextual-spacing="false" fo:line-height="103%" fo:text-align="justify" style:justify-single-word="false" fo:text-indent="0in" style:auto-text-indent="false"/>
    </style:style>
    <style:style style:name="P1097" style:family="paragraph" style:parent-style-name="Text_20_body">
      <style:paragraph-properties fo:margin-left="0.0819in" fo:margin-right="0.028in" fo:margin-top="0.002in" fo:margin-bottom="0in" style:contextual-spacing="false" fo:line-height="103%" fo:text-align="justify" style:justify-single-word="false" fo:text-indent="0in" style:auto-text-indent="false"/>
    </style:style>
    <style:style style:name="P1098" style:family="paragraph" style:parent-style-name="Text_20_body">
      <style:paragraph-properties fo:margin-left="0.0819in" fo:margin-right="0.028in" fo:margin-top="0.0028in" fo:margin-bottom="0in" style:contextual-spacing="false" fo:line-height="103%" fo:text-align="justify" style:justify-single-word="false" fo:text-indent="0in" style:auto-text-indent="false"/>
    </style:style>
    <style:style style:name="P1099" style:family="paragraph" style:parent-style-name="Text_20_body" style:master-page-name="Converted22">
      <style:paragraph-properties style:page-number="auto"/>
      <style:text-properties style:font-name="Arial" fo:font-size="10pt" fo:font-weight="bold" style:font-size-asian="10pt" style:font-weight-asian="bold"/>
    </style:style>
    <style:style style:name="P1100" style:family="paragraph" style:parent-style-name="Text_20_body" style:master-page-name="Converted23">
      <style:paragraph-properties style:page-number="auto"/>
      <style:text-properties style:font-name="Arial" fo:font-size="10pt" fo:font-weight="bold" style:font-size-asian="10pt" style:font-weight-asian="bold"/>
    </style:style>
    <style:style style:name="P1101" style:family="paragraph" style:parent-style-name="Text_20_body">
      <style:paragraph-properties fo:margin-left="0.1547in" fo:margin-right="0in" fo:margin-top="0.0701in" fo:margin-bottom="0in" style:contextual-spacing="false" fo:text-align="justify" style:justify-single-word="false" fo:text-indent="0in" style:auto-text-indent="false" fo:break-before="column"/>
    </style:style>
    <style:style style:name="P1102" style:family="paragraph" style:parent-style-name="Text_20_body">
      <style:paragraph-properties fo:margin-left="0.1547in" fo:margin-right="0in" fo:margin-top="0.0646in" fo:margin-bottom="0in" style:contextual-spacing="false" fo:text-indent="0in" style:auto-text-indent="false" fo:break-before="column"/>
    </style:style>
    <style:style style:name="P1103" style:family="paragraph" style:parent-style-name="Text_20_body" style:master-page-name="Converted24">
      <style:paragraph-properties style:page-number="auto"/>
      <style:text-properties style:font-name="Arial" fo:font-size="10pt" fo:font-weight="bold" style:font-size-asian="10pt" style:font-weight-asian="bold"/>
    </style:style>
    <style:style style:name="P1104" style:family="paragraph" style:parent-style-name="Text_20_body">
      <style:paragraph-properties fo:margin-left="0.1528in" fo:margin-right="0.0272in" fo:margin-top="0.0646in" fo:margin-bottom="0in" style:contextual-spacing="false" fo:line-height="103%" fo:text-align="justify" style:justify-single-word="false" fo:text-indent="0in" style:auto-text-indent="false"/>
    </style:style>
    <style:style style:name="P1105" style:family="paragraph" style:parent-style-name="Text_20_body">
      <style:paragraph-properties fo:margin-left="0.0819in" fo:margin-right="0.0272in" fo:margin-top="0.002in" fo:margin-bottom="0in" style:contextual-spacing="false" fo:line-height="103%" fo:text-align="justify" style:justify-single-word="false" fo:text-indent="0.0008in" style:auto-text-indent="false"/>
    </style:style>
    <style:style style:name="P1106" style:family="paragraph" style:parent-style-name="Text_20_body">
      <style:paragraph-properties fo:margin-left="0.0819in" fo:margin-right="0.0272in" fo:margin-top="0.0071in" fo:margin-bottom="0in" style:contextual-spacing="false" fo:line-height="103%" fo:text-align="justify" style:justify-single-word="false" fo:text-indent="0.0008in" style:auto-text-indent="false"/>
    </style:style>
    <style:style style:name="P1107" style:family="paragraph" style:parent-style-name="Text_20_body">
      <style:paragraph-properties fo:margin-left="0.0819in" fo:margin-right="0.3445in" fo:margin-top="0.002in" fo:margin-bottom="0in" style:contextual-spacing="false" fo:line-height="103%" fo:text-align="justify" style:justify-single-word="false" fo:text-indent="0in" style:auto-text-indent="false"/>
    </style:style>
    <style:style style:name="P1108" style:family="paragraph" style:parent-style-name="Text_20_body">
      <style:paragraph-properties fo:margin-left="0.0819in" fo:margin-right="0.3445in" fo:margin-top="0.0016in" fo:margin-bottom="0in" style:contextual-spacing="false" fo:line-height="103%" fo:text-indent="0in" style:auto-text-indent="false"/>
    </style:style>
    <style:style style:name="P1109" style:family="paragraph" style:parent-style-name="Text_20_body" style:master-page-name="Converted25">
      <style:paragraph-properties style:page-number="auto"/>
      <style:text-properties style:font-name="Arial" fo:font-size="10pt" fo:font-weight="bold" style:font-size-asian="10pt" style:font-weight-asian="bold"/>
    </style:style>
    <style:style style:name="P1110" style:family="paragraph" style:parent-style-name="Text_20_body">
      <style:paragraph-properties fo:margin-left="0.0811in" fo:margin-right="0.0264in" fo:margin-top="0.0055in" fo:margin-bottom="0in" style:contextual-spacing="false" fo:line-height="103%" fo:text-align="justify" style:justify-single-word="false" fo:text-indent="0in" style:auto-text-indent="false"/>
    </style:style>
    <style:style style:name="P1111" style:family="paragraph" style:parent-style-name="Text_20_body">
      <style:paragraph-properties fo:margin-left="0.0811in" fo:margin-right="0.0264in" fo:margin-top="0.0016in" fo:margin-bottom="0in" style:contextual-spacing="false" fo:line-height="103%" fo:text-align="justify" style:justify-single-word="false" fo:text-indent="0in" style:auto-text-indent="false"/>
    </style:style>
    <style:style style:name="P1112" style:family="paragraph" style:parent-style-name="Text_20_body">
      <style:paragraph-properties fo:margin-left="0.0811in" fo:margin-right="0.3417in" fo:margin-top="0.0016in" fo:margin-bottom="0in" style:contextual-spacing="false" fo:line-height="103%" fo:text-indent="0in" style:auto-text-indent="false"/>
    </style:style>
    <style:style style:name="P1113" style:family="paragraph" style:parent-style-name="Text_20_body">
      <style:paragraph-properties fo:margin-left="0.0811in" fo:margin-right="0.2783in" fo:margin-top="0.0071in" fo:margin-bottom="0in" style:contextual-spacing="false" fo:line-height="103%" fo:text-indent="0in" style:auto-text-indent="false"/>
    </style:style>
    <style:style style:name="P1114" style:family="paragraph" style:parent-style-name="Text_20_body">
      <style:paragraph-properties fo:margin-left="0.0811in" fo:margin-right="0.2783in" fo:margin-top="0.0063in" fo:margin-bottom="0in" style:contextual-spacing="false" fo:line-height="103%" fo:text-indent="0in" style:auto-text-indent="false"/>
    </style:style>
    <style:style style:name="P1115" style:family="paragraph" style:parent-style-name="Text_20_body">
      <style:paragraph-properties fo:margin-left="0.0811in" fo:margin-right="0.3425in" fo:margin-top="0.0008in" fo:margin-bottom="0in" style:contextual-spacing="false" fo:line-height="103%" fo:text-indent="0in" style:auto-text-indent="false"/>
    </style:style>
    <style:style style:name="P1116" style:family="paragraph" style:parent-style-name="Text_20_body">
      <style:paragraph-properties fo:margin-left="0.0811in" fo:margin-right="0.6827in" fo:margin-top="0.0016in" fo:margin-bottom="0in" style:contextual-spacing="false" fo:line-height="103%" fo:text-indent="0in" style:auto-text-indent="false"/>
    </style:style>
    <style:style style:name="P1117" style:family="paragraph" style:parent-style-name="Text_20_body">
      <style:paragraph-properties fo:margin-left="0.0811in" fo:margin-right="1.6752in" fo:margin-top="0.0008in" fo:margin-bottom="0in" style:contextual-spacing="false" fo:line-height="103%" fo:text-indent="0in" style:auto-text-indent="false"/>
    </style:style>
    <style:style style:name="P1118" style:family="paragraph" style:parent-style-name="Text_20_body">
      <style:paragraph-properties fo:margin-left="0.0811in" fo:margin-right="0.3339in" fo:margin-top="0.0071in" fo:margin-bottom="0in" style:contextual-spacing="false" fo:line-height="103%" fo:text-indent="0in" style:auto-text-indent="false"/>
    </style:style>
    <style:style style:name="P1119" style:family="paragraph" style:parent-style-name="Text_20_body">
      <style:paragraph-properties fo:margin-left="0.0811in" fo:margin-right="0.3398in" fo:margin-top="0.0008in" fo:margin-bottom="0in" style:contextual-spacing="false" fo:line-height="103%" fo:text-indent="0in" style:auto-text-indent="false"/>
    </style:style>
    <style:style style:name="P1120" style:family="paragraph" style:parent-style-name="Text_20_body" style:master-page-name="Converted26">
      <style:paragraph-properties style:page-number="auto"/>
      <style:text-properties style:font-name="Arial" fo:font-size="10pt" fo:font-weight="bold" style:font-size-asian="10pt" style:font-weight-asian="bold"/>
    </style:style>
    <style:style style:name="P1121" style:family="paragraph" style:parent-style-name="Text_20_body">
      <style:paragraph-properties fo:margin-left="0.0827in" fo:margin-right="0.0299in" fo:margin-top="0.002in" fo:margin-bottom="0in" style:contextual-spacing="false" fo:line-height="103%" fo:text-align="justify" style:justify-single-word="false" fo:text-indent="-0.0008in" style:auto-text-indent="false"/>
    </style:style>
    <style:style style:name="P1122" style:family="paragraph" style:parent-style-name="Text_20_body">
      <style:paragraph-properties fo:margin-left="0.0827in" fo:margin-right="0.3445in" fo:margin-top="0.0016in" fo:margin-bottom="0in" style:contextual-spacing="false" fo:line-height="103%" fo:text-align="justify" style:justify-single-word="false" fo:text-indent="0in" style:auto-text-indent="false"/>
    </style:style>
    <style:style style:name="P1123" style:family="paragraph" style:parent-style-name="Text_20_body" style:master-page-name="Converted27">
      <style:paragraph-properties style:page-number="auto"/>
      <style:text-properties style:font-name="Arial" fo:font-size="10pt" fo:font-weight="bold" style:font-size-asian="10pt" style:font-weight-asian="bold"/>
    </style:style>
    <style:style style:name="P1124" style:family="paragraph" style:parent-style-name="Text_20_body" style:master-page-name="Converted28">
      <style:paragraph-properties style:page-number="auto"/>
      <style:text-properties style:font-name="Arial" fo:font-size="10pt" fo:font-weight="bold" style:font-size-asian="10pt" style:font-weight-asian="bold"/>
    </style:style>
    <style:style style:name="P1125" style:family="paragraph" style:parent-style-name="Text_20_body" style:master-page-name="Converted29">
      <style:paragraph-properties style:page-number="auto"/>
      <style:text-properties style:font-name="Arial" fo:font-size="10pt" fo:font-weight="bold" style:font-size-asian="10pt" style:font-weight-asian="bold"/>
    </style:style>
    <style:style style:name="P1126" style:family="paragraph" style:parent-style-name="Text_20_body">
      <style:paragraph-properties fo:margin-left="0.0827in" fo:margin-right="0.3457in" fo:margin-top="0.0071in" fo:margin-bottom="0in" style:contextual-spacing="false" fo:line-height="103%" fo:text-align="justify" style:justify-single-word="false" fo:text-indent="-0.0008in" style:auto-text-indent="false"/>
    </style:style>
    <style:style style:name="P1127" style:family="paragraph" style:parent-style-name="Text_20_body">
      <style:paragraph-properties fo:margin-left="0.0827in" fo:margin-right="0.3457in" fo:margin-top="0.0043in" fo:margin-bottom="0in" style:contextual-spacing="false" fo:line-height="103%" fo:text-align="justify" style:justify-single-word="false" fo:text-indent="-0.0008in" style:auto-text-indent="false"/>
    </style:style>
    <style:style style:name="P1128" style:family="paragraph" style:parent-style-name="Text_20_body">
      <style:paragraph-properties fo:margin-left="0.0827in" fo:margin-right="0.289in" fo:margin-top="0.002in" fo:margin-bottom="0in" style:contextual-spacing="false" fo:line-height="103%" fo:text-indent="0in" style:auto-text-indent="false"/>
    </style:style>
    <style:style style:name="P1129" style:family="paragraph" style:parent-style-name="Text_20_body" style:master-page-name="Converted30">
      <style:paragraph-properties style:page-number="auto"/>
      <style:text-properties style:font-name="Arial" fo:font-size="10pt" fo:font-weight="bold" style:font-size-asian="10pt" style:font-weight-asian="bold"/>
    </style:style>
    <style:style style:name="P1130" style:family="paragraph" style:parent-style-name="Text_20_body">
      <style:paragraph-properties fo:margin-left="0.0835in" fo:margin-right="0in" fo:margin-top="0.0016in" fo:margin-bottom="0in" style:contextual-spacing="false" fo:line-height="103%" fo:text-indent="-0.0008in" style:auto-text-indent="false"/>
    </style:style>
    <style:style style:name="P1131" style:family="paragraph" style:parent-style-name="Text_20_body" style:master-page-name="Converted31">
      <style:paragraph-properties style:page-number="auto"/>
      <style:text-properties style:font-name="Arial" fo:font-size="10pt" fo:font-weight="bold" style:font-size-asian="10pt" style:font-weight-asian="bold"/>
    </style:style>
    <style:style style:name="P1132" style:family="paragraph" style:parent-style-name="Text_20_body" style:master-page-name="Converted32">
      <style:paragraph-properties style:page-number="auto"/>
      <style:text-properties style:font-name="Arial" fo:font-size="10pt" fo:font-weight="bold" style:font-size-asian="10pt" style:font-weight-asian="bold"/>
    </style:style>
    <style:style style:name="P1133" style:family="paragraph" style:parent-style-name="Text_20_body">
      <style:paragraph-properties fo:margin-left="0.0835in" fo:margin-right="0.028in" fo:margin-top="0.002in" fo:margin-bottom="0in" style:contextual-spacing="false" fo:line-height="103%" fo:text-align="justify" style:justify-single-word="false" fo:text-indent="-0.0008in" style:auto-text-indent="false"/>
    </style:style>
    <style:style style:name="P1134" style:family="paragraph" style:parent-style-name="Text_20_body" style:master-page-name="Converted33">
      <style:paragraph-properties style:page-number="auto"/>
      <style:text-properties style:font-name="Arial" fo:font-size="10pt" fo:font-weight="bold" style:font-size-asian="10pt" style:font-weight-asian="bold"/>
    </style:style>
    <style:style style:name="P1135" style:family="paragraph" style:parent-style-name="Text_20_body">
      <style:paragraph-properties fo:margin-left="0.0827in" fo:margin-right="1.1827in" fo:margin-top="0.0028in" fo:margin-bottom="0in" style:contextual-spacing="false" fo:line-height="103%" fo:text-indent="0in" style:auto-text-indent="false"/>
    </style:style>
    <style:style style:name="P1136" style:family="paragraph" style:parent-style-name="Text_20_body" style:master-page-name="Converted34">
      <style:paragraph-properties style:page-number="auto"/>
      <style:text-properties style:font-name="Arial" fo:font-size="10pt" fo:font-weight="bold" style:font-size-asian="10pt" style:font-weight-asian="bold"/>
    </style:style>
    <style:style style:name="P1137" style:family="paragraph" style:parent-style-name="Text_20_body" style:master-page-name="Converted35">
      <style:paragraph-properties style:page-number="auto"/>
      <style:text-properties style:font-name="Arial" fo:font-size="10pt" fo:font-weight="bold" style:font-size-asian="10pt" style:font-weight-asian="bold"/>
    </style:style>
    <style:style style:name="P1138" style:family="paragraph" style:parent-style-name="Text_20_body" style:master-page-name="Converted36">
      <style:paragraph-properties style:page-number="auto"/>
      <style:text-properties style:font-name="Arial" fo:font-size="10pt" fo:font-weight="bold" style:font-size-asian="10pt" style:font-weight-asian="bold"/>
    </style:style>
    <style:style style:name="P1139" style:family="paragraph" style:parent-style-name="Text_20_body">
      <style:paragraph-properties fo:margin-left="0.0819in" fo:margin-right="0.3417in" fo:margin-top="0.0646in" fo:margin-bottom="0in" style:contextual-spacing="false" fo:line-height="103%" fo:text-indent="0in" style:auto-text-indent="false" fo:break-before="column"/>
    </style:style>
    <style:style style:name="P1140" style:family="paragraph" style:parent-style-name="Text_20_body" style:master-page-name="Converted37">
      <style:paragraph-properties style:page-number="auto"/>
      <style:text-properties style:font-name="Arial" fo:font-size="10pt" fo:font-weight="bold" style:font-size-asian="10pt" style:font-weight-asian="bold"/>
    </style:style>
    <style:style style:name="P1141" style:family="paragraph" style:parent-style-name="Text_20_body">
      <style:paragraph-properties fo:margin-left="0.0819in" fo:margin-right="0.3457in" fo:line-height="103%" fo:text-align="justify" style:justify-single-word="false" fo:text-indent="-0.0008in" style:auto-text-indent="false"/>
    </style:style>
    <style:style style:name="P1142" style:family="paragraph" style:parent-style-name="Text_20_body">
      <style:paragraph-properties fo:margin-left="0.0819in" fo:margin-right="0.3457in" fo:margin-top="0.0646in" fo:margin-bottom="0in" style:contextual-spacing="false" fo:line-height="103%" fo:text-align="justify" style:justify-single-word="false" fo:text-indent="-0.0008in" style:auto-text-indent="false" fo:break-before="column"/>
    </style:style>
    <style:style style:name="P1143" style:family="paragraph" style:parent-style-name="Text_20_body" style:master-page-name="Converted38">
      <style:paragraph-properties style:page-number="auto"/>
      <style:text-properties style:font-name="Arial" fo:font-size="10pt" fo:font-weight="bold" style:font-size-asian="10pt" style:font-weight-asian="bold"/>
    </style:style>
    <style:style style:name="P1144" style:family="paragraph" style:parent-style-name="Text_20_body">
      <style:paragraph-properties fo:margin-left="0.0827in" fo:margin-right="0.4244in" fo:margin-top="0.0016in" fo:margin-bottom="0in" style:contextual-spacing="false" fo:line-height="103%" fo:text-align="justify" style:justify-single-word="false" fo:text-indent="0in" style:auto-text-indent="false"/>
    </style:style>
    <style:style style:name="P1145" style:family="paragraph" style:parent-style-name="Text_20_body">
      <style:paragraph-properties fo:margin-left="0.0827in" fo:margin-right="0.4244in" fo:margin-top="0.0028in" fo:margin-bottom="0in" style:contextual-spacing="false" fo:line-height="103%" fo:text-align="justify" style:justify-single-word="false" fo:text-indent="0in" style:auto-text-indent="false"/>
    </style:style>
    <style:style style:name="P1146" style:family="paragraph" style:parent-style-name="Text_20_body" style:master-page-name="Converted39">
      <style:paragraph-properties style:page-number="auto"/>
      <style:text-properties style:font-name="Arial" fo:font-size="10pt" fo:font-weight="bold" style:font-size-asian="10pt" style:font-weight-asian="bold"/>
    </style:style>
    <style:style style:name="P1147" style:family="paragraph" style:parent-style-name="Text_20_body">
      <style:paragraph-properties fo:margin-left="0.1618in" fo:margin-right="0.0272in" fo:margin-top="0.0016in" fo:margin-bottom="0in" style:contextual-spacing="false" fo:line-height="103%" fo:text-align="justify" style:justify-single-word="false" fo:text-indent="0in" style:auto-text-indent="false"/>
    </style:style>
    <style:style style:name="P1148" style:family="paragraph" style:parent-style-name="Text_20_body">
      <style:paragraph-properties fo:margin-left="0.1618in" fo:margin-right="0.0272in" fo:margin-top="0.002in" fo:margin-bottom="0in" style:contextual-spacing="false" fo:line-height="103%" fo:text-align="justify" style:justify-single-word="false" fo:text-indent="0in" style:auto-text-indent="false"/>
    </style:style>
    <style:style style:name="P1149" style:family="paragraph" style:parent-style-name="Text_20_body">
      <style:paragraph-properties fo:margin-left="0.161in" fo:margin-right="0.0264in" fo:margin-top="0.0016in" fo:margin-bottom="0in" style:contextual-spacing="false" fo:line-height="103%" fo:text-align="justify" style:justify-single-word="false" fo:text-indent="0in" style:auto-text-indent="false"/>
    </style:style>
    <style:style style:name="P1150" style:family="paragraph" style:parent-style-name="Text_20_body">
      <style:paragraph-properties fo:margin-left="0.161in" fo:margin-right="0.0283in" fo:margin-top="0.0035in" fo:margin-bottom="0in" style:contextual-spacing="false" fo:line-height="103%" fo:text-align="justify" style:justify-single-word="false" fo:text-indent="0in" style:auto-text-indent="false"/>
    </style:style>
    <style:style style:name="P1151" style:family="paragraph" style:parent-style-name="Text_20_body">
      <style:paragraph-properties fo:margin-left="0.1602in" fo:margin-right="0in" fo:margin-top="0.0016in" fo:margin-bottom="0in" style:contextual-spacing="false" fo:text-align="justify" style:justify-single-word="false" fo:text-indent="0in" style:auto-text-indent="false"/>
    </style:style>
    <style:style style:name="P1152" style:family="paragraph" style:parent-style-name="Text_20_body">
      <style:paragraph-properties fo:margin-left="0.1602in" fo:margin-right="0in" fo:margin-top="0.0071in" fo:margin-bottom="0in" style:contextual-spacing="false" fo:text-align="justify" style:justify-single-word="false" fo:text-indent="0in" style:auto-text-indent="false"/>
    </style:style>
    <style:style style:name="P1153" style:family="paragraph" style:parent-style-name="Text_20_body">
      <style:paragraph-properties fo:margin-left="0.1602in" fo:margin-right="0.4244in" fo:line-height="103%" fo:text-align="justify" style:justify-single-word="false" fo:text-indent="0in" style:auto-text-indent="false"/>
    </style:style>
    <style:style style:name="P1154" style:family="paragraph" style:parent-style-name="Text_20_body">
      <style:paragraph-properties fo:margin-left="0.1602in" fo:margin-right="0.4244in" fo:margin-top="0.0071in" fo:margin-bottom="0in" style:contextual-spacing="false" fo:line-height="103%" fo:text-align="justify" style:justify-single-word="false" fo:text-indent="0in" style:auto-text-indent="false"/>
    </style:style>
    <style:style style:name="P1155" style:family="paragraph" style:parent-style-name="Text_20_body" style:master-page-name="Converted40">
      <style:paragraph-properties style:page-number="auto"/>
      <style:text-properties style:font-name="Arial" fo:font-size="10pt" fo:font-weight="bold" style:font-size-asian="10pt" style:font-weight-asian="bold"/>
    </style:style>
    <style:style style:name="P1156" style:family="paragraph" style:parent-style-name="Text_20_body">
      <style:paragraph-properties fo:margin-left="0.2346in" fo:margin-right="0.0272in" fo:line-height="103%" fo:text-align="justify" style:justify-single-word="false" fo:text-indent="0in" style:auto-text-indent="false"/>
    </style:style>
    <style:style style:name="P1157" style:family="paragraph" style:parent-style-name="Text_20_body">
      <style:paragraph-properties fo:margin-left="0.1618in" fo:margin-right="0.0272in" fo:margin-top="0.0071in" fo:margin-bottom="0in" style:contextual-spacing="false" fo:line-height="103%" fo:text-align="justify" style:justify-single-word="false" fo:text-indent="-0.0008in" style:auto-text-indent="false"/>
    </style:style>
    <style:style style:name="P1158" style:family="paragraph" style:parent-style-name="Text_20_body">
      <style:paragraph-properties fo:margin-left="0.1618in" fo:margin-right="0.3457in" fo:margin-top="0.0071in" fo:margin-bottom="0in" style:contextual-spacing="false" fo:line-height="103%" fo:text-align="justify" style:justify-single-word="false" fo:text-indent="0in" style:auto-text-indent="false"/>
    </style:style>
    <style:style style:name="P1159" style:family="paragraph" style:parent-style-name="Text_20_body">
      <style:paragraph-properties fo:margin-left="0.1618in" fo:margin-right="0.3457in" fo:margin-top="0.002in" fo:margin-bottom="0in" style:contextual-spacing="false" fo:line-height="103%" fo:text-align="justify" style:justify-single-word="false" fo:text-indent="0in" style:auto-text-indent="false"/>
    </style:style>
    <style:style style:name="P1160" style:family="paragraph" style:parent-style-name="Text_20_body">
      <style:paragraph-properties fo:margin-left="0.1618in" fo:margin-right="0.3457in" fo:margin-top="0.0035in" fo:margin-bottom="0in" style:contextual-spacing="false" fo:line-height="103%" fo:text-align="justify" style:justify-single-word="false" fo:text-indent="0in" style:auto-text-indent="false"/>
    </style:style>
    <style:style style:name="P1161" style:family="paragraph" style:parent-style-name="Text_20_body">
      <style:paragraph-properties fo:margin-left="0.1618in" fo:margin-right="0.3457in" fo:margin-top="0.0008in" fo:margin-bottom="0in" style:contextual-spacing="false" fo:line-height="103%" fo:text-align="justify" style:justify-single-word="false" fo:text-indent="0in" style:auto-text-indent="false"/>
    </style:style>
    <style:style style:name="P1162" style:family="paragraph" style:parent-style-name="Text_20_body">
      <style:paragraph-properties fo:margin-left="0.1618in" fo:margin-right="0in" fo:margin-top="0.0016in" fo:margin-bottom="0in" style:contextual-spacing="false" fo:text-align="justify" style:justify-single-word="false" fo:text-indent="0in" style:auto-text-indent="false"/>
    </style:style>
    <style:style style:name="P1163" style:family="paragraph" style:parent-style-name="Text_20_body" style:master-page-name="Converted41">
      <style:paragraph-properties style:page-number="auto"/>
      <style:text-properties style:font-name="Arial" fo:font-size="10pt" fo:font-weight="bold" style:font-size-asian="10pt" style:font-weight-asian="bold"/>
    </style:style>
    <style:style style:name="P1164" style:family="paragraph" style:parent-style-name="Text_20_body">
      <style:paragraph-properties fo:margin-left="0.1555in" fo:margin-right="0in" fo:margin-top="0.0646in" fo:margin-bottom="0in" style:contextual-spacing="false" fo:text-align="justify" style:justify-single-word="false" fo:text-indent="0in" style:auto-text-indent="false" fo:break-before="column"/>
    </style:style>
    <style:style style:name="P1165" style:family="paragraph" style:parent-style-name="Text_20_body">
      <style:paragraph-properties fo:margin-left="0.1453in" fo:margin-right="0.3445in" fo:margin-top="0.0035in" fo:margin-bottom="0in" style:contextual-spacing="false" fo:line-height="103%" fo:text-align="justify" style:justify-single-word="false" fo:text-indent="0.0008in" style:auto-text-indent="false"/>
    </style:style>
    <style:style style:name="P1166" style:family="paragraph" style:parent-style-name="Text_20_body" style:master-page-name="Converted42">
      <style:paragraph-properties style:page-number="auto"/>
      <style:text-properties style:font-name="Arial" fo:font-size="10pt" fo:font-weight="bold" style:font-size-asian="10pt" style:font-weight-asian="bold"/>
    </style:style>
    <style:style style:name="P1167" style:family="paragraph" style:parent-style-name="Text_20_body" style:master-page-name="Converted43">
      <style:paragraph-properties style:page-number="auto"/>
      <style:text-properties style:font-name="Arial" fo:font-size="10pt" fo:font-weight="bold" style:font-size-asian="10pt" style:font-weight-asian="bold"/>
    </style:style>
    <style:style style:name="P1168" style:family="paragraph" style:parent-style-name="Text_20_body">
      <style:paragraph-properties fo:margin-left="0.0811in" fo:margin-right="0.0264in" fo:margin-top="0.002in" fo:margin-bottom="0in" style:contextual-spacing="false" fo:line-height="103%" fo:text-align="justify" style:justify-single-word="false" fo:text-indent="0.0008in" style:auto-text-indent="false"/>
    </style:style>
    <style:style style:name="P1169" style:family="paragraph" style:parent-style-name="Text_20_body">
      <style:paragraph-properties fo:margin-left="0.0811in" fo:margin-right="0.0283in" fo:margin-top="0.0071in" fo:margin-bottom="0in" style:contextual-spacing="false" fo:line-height="103%" fo:text-align="justify" style:justify-single-word="false" fo:text-indent="0in" style:auto-text-indent="false"/>
    </style:style>
    <style:style style:name="P1170" style:family="paragraph" style:parent-style-name="Text_20_body" style:master-page-name="Converted44">
      <style:paragraph-properties style:page-number="auto"/>
      <style:text-properties style:font-name="Arial" fo:font-size="10pt" fo:font-weight="bold" style:font-size-asian="10pt" style:font-weight-asian="bold"/>
    </style:style>
    <style:style style:name="P1171" style:family="paragraph" style:parent-style-name="Text_20_body" style:master-page-name="Converted45">
      <style:paragraph-properties style:page-number="auto"/>
      <style:text-properties style:font-name="Arial" fo:font-size="10pt" fo:font-weight="bold" style:font-size-asian="10pt" style:font-weight-asian="bold"/>
    </style:style>
    <style:style style:name="P1172" style:family="paragraph" style:parent-style-name="Text_20_body" style:master-page-name="Converted46">
      <style:paragraph-properties style:page-number="auto"/>
      <style:text-properties style:font-name="Arial" fo:font-size="10pt" fo:font-weight="bold" style:font-size-asian="10pt" style:font-weight-asian="bold"/>
    </style:style>
    <style:style style:name="P1173" style:family="paragraph" style:parent-style-name="Text_20_body" style:master-page-name="Converted47">
      <style:paragraph-properties style:page-number="auto"/>
      <style:text-properties style:font-name="Arial" fo:font-size="10pt" fo:font-weight="bold" style:font-size-asian="10pt" style:font-weight-asian="bold"/>
    </style:style>
    <style:style style:name="P1174" style:family="paragraph" style:parent-style-name="Text_20_body" style:master-page-name="Converted48">
      <style:paragraph-properties style:page-number="auto"/>
      <style:text-properties style:font-name="Arial" fo:font-size="10pt" fo:font-weight="bold" style:font-size-asian="10pt" style:font-weight-asian="bold"/>
    </style:style>
    <style:style style:name="P1175" style:family="paragraph" style:parent-style-name="Text_20_body">
      <style:paragraph-properties fo:margin-left="0.1555in" fo:margin-right="0.3457in" fo:margin-top="0.0646in" fo:margin-bottom="0in" style:contextual-spacing="false" fo:line-height="103%" fo:text-align="justify" style:justify-single-word="false" fo:text-indent="0in" style:auto-text-indent="false" fo:break-before="column"/>
    </style:style>
    <style:style style:name="P1176" style:family="paragraph" style:parent-style-name="Text_20_body">
      <style:paragraph-properties fo:margin-left="0.0827in" fo:margin-right="0.3465in" fo:margin-top="0.0016in" fo:margin-bottom="0in" style:contextual-spacing="false" fo:line-height="103%" fo:text-align="justify" style:justify-single-word="false" fo:text-indent="0in" style:auto-text-indent="false"/>
    </style:style>
    <style:style style:name="P1177" style:family="paragraph" style:parent-style-name="Text_20_body">
      <style:paragraph-properties fo:margin-left="0.0827in" fo:margin-right="0.3465in" fo:margin-top="0.0638in" fo:margin-bottom="0in" style:contextual-spacing="false" fo:line-height="103%" fo:text-align="justify" style:justify-single-word="false" fo:text-indent="0in" style:auto-text-indent="false" fo:break-before="column"/>
    </style:style>
    <style:style style:name="P1178" style:family="paragraph" style:parent-style-name="Text_20_body">
      <style:paragraph-properties fo:margin-left="0.0827in" fo:margin-right="0.3465in" fo:margin-top="0.0063in" fo:margin-bottom="0in" style:contextual-spacing="false" fo:line-height="103%" fo:text-align="justify" style:justify-single-word="false" fo:text-indent="0in" style:auto-text-indent="false"/>
    </style:style>
    <style:style style:name="P1179" style:family="paragraph" style:parent-style-name="Text_20_body" style:master-page-name="Converted49">
      <style:paragraph-properties style:page-number="auto"/>
      <style:text-properties style:font-name="Arial" fo:font-size="10pt" fo:font-weight="bold" style:font-size-asian="10pt" style:font-weight-asian="bold"/>
    </style:style>
    <style:style style:name="P1180" style:family="paragraph" style:parent-style-name="Text_20_body">
      <style:paragraph-properties fo:margin-left="0.0835in" fo:margin-right="0.0154in" fo:margin-top="0.0016in" fo:margin-bottom="0in" style:contextual-spacing="false" fo:line-height="103%" fo:text-indent="0in" style:auto-text-indent="false"/>
    </style:style>
    <style:style style:name="P1181" style:family="paragraph" style:parent-style-name="Text_20_body">
      <style:paragraph-properties fo:margin-left="0.1429in" fo:margin-right="0.3453in" fo:margin-top="0.0016in" fo:margin-bottom="0in" style:contextual-spacing="false" fo:line-height="103%" fo:text-align="justify" style:justify-single-word="false" fo:text-indent="0in" style:auto-text-indent="false"/>
    </style:style>
    <style:style style:name="P1182" style:family="paragraph" style:parent-style-name="Text_20_body" style:master-page-name="Converted50">
      <style:paragraph-properties style:page-number="auto"/>
      <style:text-properties style:font-name="Arial" fo:font-size="10pt" fo:font-weight="bold" style:font-size-asian="10pt" style:font-weight-asian="bold"/>
    </style:style>
    <style:style style:name="P1183" style:family="paragraph" style:parent-style-name="Text_20_body">
      <style:paragraph-properties fo:margin-left="0.0835in" fo:margin-right="0.0272in" fo:margin-top="0.002in" fo:margin-bottom="0in" style:contextual-spacing="false" fo:line-height="101%" fo:text-align="justify" style:justify-single-word="false" fo:text-indent="-0.0008in" style:auto-text-indent="false"/>
    </style:style>
    <style:style style:name="P1184" style:family="paragraph" style:parent-style-name="Text_20_body">
      <style:paragraph-properties fo:margin-left="0.0835in" fo:margin-right="0.0272in" fo:line-height="103%" fo:text-align="justify" style:justify-single-word="false" fo:text-indent="-0.0008in" style:auto-text-indent="false"/>
    </style:style>
    <style:style style:name="P1185" style:family="paragraph" style:parent-style-name="Text_20_body">
      <style:paragraph-properties fo:margin-left="0.0835in" fo:margin-right="0.0272in" fo:margin-top="0.0063in" fo:margin-bottom="0in" style:contextual-spacing="false" fo:line-height="103%" fo:text-align="justify" style:justify-single-word="false" fo:text-indent="-0.0008in" style:auto-text-indent="false"/>
    </style:style>
    <style:style style:name="P1186" style:family="paragraph" style:parent-style-name="Text_20_body">
      <style:paragraph-properties fo:margin-left="0.0835in" fo:margin-right="0.3457in" fo:margin-top="0.0646in" fo:margin-bottom="0in" style:contextual-spacing="false" fo:line-height="103%" fo:text-align="justify" style:justify-single-word="false" fo:text-indent="0in" style:auto-text-indent="false" fo:break-before="column"/>
    </style:style>
    <style:style style:name="P1187" style:family="paragraph" style:parent-style-name="Text_20_body">
      <style:paragraph-properties fo:margin-left="0.0835in" fo:margin-right="0.3457in" fo:margin-top="0.0028in" fo:margin-bottom="0in" style:contextual-spacing="false" fo:line-height="103%" fo:text-align="justify" style:justify-single-word="false" fo:text-indent="0in" style:auto-text-indent="false"/>
    </style:style>
    <style:style style:name="P1188" style:family="paragraph" style:parent-style-name="Text_20_body" style:master-page-name="Converted51">
      <style:paragraph-properties style:page-number="auto"/>
      <style:text-properties style:font-name="Arial" fo:font-size="10pt" fo:font-weight="bold" style:font-size-asian="10pt" style:font-weight-asian="bold"/>
    </style:style>
    <style:style style:name="P1189" style:family="paragraph" style:parent-style-name="Text_20_body">
      <style:paragraph-properties fo:margin-left="0.0827in" fo:margin-right="0.2862in" fo:margin-top="0.0071in" fo:margin-bottom="0in" style:contextual-spacing="false" fo:line-height="103%" fo:text-indent="0in" style:auto-text-indent="false"/>
    </style:style>
    <style:style style:name="P1190" style:family="paragraph" style:parent-style-name="Text_20_body">
      <style:paragraph-properties fo:margin-left="0.0827in" fo:margin-right="0.2862in" fo:margin-top="0.0646in" fo:margin-bottom="0in" style:contextual-spacing="false" fo:line-height="103%" fo:text-indent="0in" style:auto-text-indent="false" fo:break-before="column"/>
    </style:style>
    <style:style style:name="P1191" style:family="paragraph" style:parent-style-name="Text_20_body" style:master-page-name="Converted52">
      <style:paragraph-properties style:page-number="auto"/>
      <style:text-properties style:font-name="Arial" fo:font-size="10pt" fo:font-weight="bold" style:font-size-asian="10pt" style:font-weight-asian="bold"/>
    </style:style>
    <style:style style:name="P1192" style:family="paragraph" style:parent-style-name="Text_20_body">
      <style:paragraph-properties fo:margin-left="0.0835in" fo:margin-right="0.0283in" fo:margin-top="0.0071in" fo:margin-bottom="0in" style:contextual-spacing="false" fo:line-height="103%" fo:text-align="justify" style:justify-single-word="false" fo:text-indent="0in" style:auto-text-indent="false"/>
    </style:style>
    <style:style style:name="P1193" style:family="paragraph" style:parent-style-name="Text_20_body">
      <style:paragraph-properties fo:margin-left="0.0811in" fo:margin-right="0.0299in" fo:margin-top="0.002in" fo:margin-bottom="0in" style:contextual-spacing="false" fo:line-height="103%" fo:text-align="justify" style:justify-single-word="false" fo:text-indent="0in" style:auto-text-indent="false"/>
    </style:style>
    <style:style style:name="P1194" style:family="paragraph" style:parent-style-name="Text_20_body">
      <style:paragraph-properties fo:margin-left="0.0811in" fo:margin-right="0.0307in" fo:margin-top="0.0071in" fo:margin-bottom="0in" style:contextual-spacing="false" fo:line-height="103%" fo:text-align="justify" style:justify-single-word="false" fo:text-indent="0in" style:auto-text-indent="false"/>
    </style:style>
    <style:style style:name="P1195" style:family="paragraph" style:parent-style-name="Text_20_body" style:master-page-name="Converted53">
      <style:paragraph-properties style:page-number="auto"/>
      <style:text-properties style:font-name="Arial" fo:font-size="10pt" fo:font-weight="bold" style:font-size-asian="10pt" style:font-weight-asian="bold"/>
    </style:style>
    <style:style style:name="P1196" style:family="paragraph" style:parent-style-name="Text_20_body">
      <style:paragraph-properties fo:margin-left="0.0811in" fo:margin-right="0.0291in" fo:margin-top="0.0016in" fo:margin-bottom="0in" style:contextual-spacing="false" fo:line-height="103%" fo:text-align="justify" style:justify-single-word="false" fo:text-indent="0in" style:auto-text-indent="false"/>
    </style:style>
    <style:style style:name="P1197" style:family="paragraph" style:parent-style-name="Text_20_body">
      <style:paragraph-properties fo:margin-left="0.0807in" fo:margin-right="0.0299in" fo:margin-top="0.0016in" fo:margin-bottom="0in" style:contextual-spacing="false" fo:line-height="103%" fo:text-align="justify" style:justify-single-word="false" fo:text-indent="0in" style:auto-text-indent="false"/>
    </style:style>
    <style:style style:name="P1198" style:family="paragraph" style:parent-style-name="Text_20_body">
      <style:paragraph-properties fo:margin-left="0.0811in" fo:margin-right="0.3457in" fo:margin-top="0.0071in" fo:margin-bottom="0in" style:contextual-spacing="false" fo:line-height="103%" fo:text-align="justify" style:justify-single-word="false" fo:text-indent="-0.0008in" style:auto-text-indent="false"/>
    </style:style>
    <style:style style:name="P1199" style:family="paragraph" style:parent-style-name="Text_20_body">
      <style:paragraph-properties fo:margin-left="0.0807in" fo:margin-right="0.3457in" fo:margin-top="0.0071in" fo:margin-bottom="0in" style:contextual-spacing="false" fo:line-height="103%" fo:text-align="justify" style:justify-single-word="false" fo:text-indent="-0.0008in" style:auto-text-indent="false"/>
    </style:style>
    <style:style style:name="P1200" style:family="paragraph" style:parent-style-name="Text_20_body" style:master-page-name="Converted54">
      <style:paragraph-properties style:page-number="auto"/>
      <style:text-properties style:font-name="Arial" fo:font-size="10pt" fo:font-weight="bold" style:font-size-asian="10pt" style:font-weight-asian="bold"/>
    </style:style>
    <style:style style:name="P1201" style:family="paragraph" style:parent-style-name="Text_20_body">
      <style:paragraph-properties fo:margin-left="0.0819in" fo:margin-right="0.0283in" fo:margin-top="0.002in" fo:margin-bottom="0in" style:contextual-spacing="false" fo:line-height="103%" fo:text-align="justify" style:justify-single-word="false" fo:text-indent="0in" style:auto-text-indent="false"/>
    </style:style>
    <style:style style:name="P1202" style:family="paragraph" style:parent-style-name="Text_20_body">
      <style:paragraph-properties fo:margin-left="0.0819in" fo:margin-right="0.0283in" fo:margin-top="0.0016in" fo:margin-bottom="0in" style:contextual-spacing="false" fo:line-height="103%" fo:text-align="justify" style:justify-single-word="false" fo:text-indent="0in" style:auto-text-indent="false"/>
    </style:style>
    <style:style style:name="P1203" style:family="paragraph" style:parent-style-name="Text_20_body" style:master-page-name="Converted55">
      <style:paragraph-properties style:page-number="auto"/>
      <style:text-properties style:font-name="Arial" fo:font-size="10pt" fo:font-weight="bold" style:font-size-asian="10pt" style:font-weight-asian="bold"/>
    </style:style>
    <style:style style:name="P1204" style:family="paragraph" style:parent-style-name="Text_20_body">
      <style:paragraph-properties fo:margin-left="4.3744in" fo:margin-right="0.3457in" fo:margin-top="0.0071in" fo:margin-bottom="0in" style:contextual-spacing="false" fo:line-height="103%" fo:text-align="justify" style:justify-single-word="false" fo:text-indent="-0.0008in" style:auto-text-indent="false"/>
    </style:style>
    <style:style style:name="P1205" style:family="paragraph" style:parent-style-name="Text_20_body">
      <style:paragraph-properties fo:margin-left="4.3744in" fo:margin-right="0.3457in" fo:margin-top="0.0016in" fo:margin-bottom="0in" style:contextual-spacing="false" fo:line-height="103%" fo:text-align="justify" style:justify-single-word="false" fo:text-indent="-0.0008in" style:auto-text-indent="false"/>
    </style:style>
    <style:style style:name="P1206" style:family="paragraph" style:parent-style-name="Text_20_body">
      <style:paragraph-properties fo:margin-left="4.3744in" fo:margin-right="0.3457in" fo:margin-top="0.0063in" fo:margin-bottom="0in" style:contextual-spacing="false" fo:line-height="103%" fo:text-align="justify" style:justify-single-word="false" fo:text-indent="-0.0008in" style:auto-text-indent="false"/>
    </style:style>
    <style:style style:name="P1207" style:family="paragraph" style:parent-style-name="Text_20_body">
      <style:paragraph-properties fo:margin-left="4.3744in" fo:margin-right="0.3402in" fo:margin-top="0.002in" fo:margin-bottom="0in" style:contextual-spacing="false" fo:line-height="103%" fo:text-indent="0in" style:auto-text-indent="false"/>
    </style:style>
    <style:style style:name="P1208" style:family="paragraph" style:parent-style-name="Text_20_body" style:master-page-name="Converted56">
      <style:paragraph-properties style:page-number="auto"/>
      <style:text-properties style:font-name="Arial" fo:font-size="10pt" fo:font-weight="bold" style:font-size-asian="10pt" style:font-weight-asian="bold"/>
    </style:style>
    <style:style style:name="P1209" style:family="paragraph" style:parent-style-name="Text_20_body" style:master-page-name="Converted57">
      <style:paragraph-properties style:page-number="auto"/>
      <style:text-properties style:font-name="Arial" fo:font-size="10pt" fo:font-weight="bold" style:font-size-asian="10pt" style:font-weight-asian="bold"/>
    </style:style>
    <style:style style:name="P1210" style:family="paragraph" style:parent-style-name="Text_20_body">
      <style:paragraph-properties fo:margin-left="0.0827in" fo:margin-right="0.0283in" fo:margin-top="0.0016in" fo:margin-bottom="0in" style:contextual-spacing="false" fo:line-height="103%" fo:text-align="justify" style:justify-single-word="false" fo:text-indent="0in" style:auto-text-indent="false"/>
    </style:style>
    <style:style style:name="P1211" style:family="paragraph" style:parent-style-name="Text_20_body">
      <style:paragraph-properties fo:margin-left="0.0827in" fo:margin-right="0.0283in" fo:line-height="103%" fo:text-align="justify" style:justify-single-word="false" fo:text-indent="0in" style:auto-text-indent="false"/>
    </style:style>
    <style:style style:name="P1212" style:family="paragraph" style:parent-style-name="Text_20_body">
      <style:paragraph-properties fo:margin-left="0.0827in" fo:margin-right="0.0283in" fo:margin-top="0.002in" fo:margin-bottom="0in" style:contextual-spacing="false" fo:line-height="103%" fo:text-align="justify" style:justify-single-word="false" fo:text-indent="0in" style:auto-text-indent="false"/>
    </style:style>
    <style:style style:name="P1213" style:family="paragraph" style:parent-style-name="Text_20_body">
      <style:paragraph-properties fo:margin-left="0.0827in" fo:margin-right="0.028in" fo:margin-top="0.0071in" fo:margin-bottom="0in" style:contextual-spacing="false" fo:line-height="103%" fo:text-align="justify" style:justify-single-word="false" fo:text-indent="-0.0008in" style:auto-text-indent="false"/>
    </style:style>
    <style:style style:name="P1214" style:family="paragraph" style:parent-style-name="Text_20_body">
      <style:paragraph-properties fo:margin-left="0.0827in" fo:margin-right="0.028in" fo:margin-top="0.0016in" fo:margin-bottom="0in" style:contextual-spacing="false" fo:line-height="103%" fo:text-align="justify" style:justify-single-word="false" fo:text-indent="-0.0008in" style:auto-text-indent="false"/>
    </style:style>
    <style:style style:name="P1215" style:family="paragraph" style:parent-style-name="Text_20_body" style:master-page-name="Converted58">
      <style:paragraph-properties style:page-number="auto"/>
      <style:text-properties style:font-name="Arial" fo:font-size="10pt" fo:font-weight="bold" style:font-size-asian="10pt" style:font-weight-asian="bold"/>
    </style:style>
    <style:style style:name="P1216" style:family="paragraph" style:parent-style-name="Text_20_body">
      <style:paragraph-properties fo:margin-left="0.0827in" fo:margin-right="0.3484in" fo:line-height="103%" fo:text-align="justify" style:justify-single-word="false" fo:text-indent="0in" style:auto-text-indent="false"/>
    </style:style>
    <style:style style:name="P1217" style:family="paragraph" style:parent-style-name="Text_20_body" style:master-page-name="Converted59">
      <style:paragraph-properties style:page-number="auto"/>
      <style:text-properties style:font-name="Arial" fo:font-size="10pt" fo:font-weight="bold" style:font-size-asian="10pt" style:font-weight-asian="bold"/>
    </style:style>
    <style:style style:name="P1218" style:family="paragraph" style:parent-style-name="Text_20_body">
      <style:paragraph-properties fo:margin-left="0.0835in" fo:margin-right="0.0272in" fo:margin-top="0.0008in" fo:margin-bottom="0in" style:contextual-spacing="false" fo:line-height="103%" fo:text-align="justify" style:justify-single-word="false" fo:text-indent="0.0256in" style:auto-text-indent="false"/>
    </style:style>
    <style:style style:name="P1219" style:family="paragraph" style:parent-style-name="Text_20_body">
      <style:paragraph-properties fo:margin-left="0.0827in" fo:margin-right="0.3445in" fo:margin-top="0.0008in" fo:margin-bottom="0in" style:contextual-spacing="false" fo:line-height="103%" fo:text-indent="-0.0008in" style:auto-text-indent="false"/>
    </style:style>
    <style:style style:name="P1220" style:family="paragraph" style:parent-style-name="Text_20_body" style:master-page-name="Converted60">
      <style:paragraph-properties style:page-number="auto"/>
      <style:text-properties style:font-name="Arial" fo:font-size="10pt" fo:font-weight="bold" style:font-size-asian="10pt" style:font-weight-asian="bold"/>
    </style:style>
    <style:style style:name="P1221" style:family="paragraph" style:parent-style-name="Text_20_body">
      <style:paragraph-properties fo:margin-left="0.0819in" fo:margin-right="0.4638in" fo:margin-top="0.0016in" fo:margin-bottom="0in" style:contextual-spacing="false" fo:line-height="103%" fo:text-indent="0in" style:auto-text-indent="false"/>
    </style:style>
    <style:style style:name="P1222" style:family="paragraph" style:parent-style-name="Text_20_body">
      <style:paragraph-properties fo:margin-left="0.1528in" fo:margin-right="0.339in" fo:margin-top="0.0646in" fo:margin-bottom="0in" style:contextual-spacing="false" fo:line-height="103%" fo:text-indent="0in" style:auto-text-indent="false" fo:break-before="column"/>
    </style:style>
    <style:style style:name="P1223" style:family="paragraph" style:parent-style-name="Text_20_body">
      <style:paragraph-properties fo:margin-left="0.0819in" fo:margin-right="0.3425in" fo:margin-top="0.0008in" fo:margin-bottom="0in" style:contextual-spacing="false" fo:line-height="103%" fo:text-indent="0in" style:auto-text-indent="false"/>
    </style:style>
    <style:style style:name="P1224" style:family="paragraph" style:parent-style-name="Text_20_body">
      <style:paragraph-properties fo:margin-left="0.0819in" fo:margin-right="0.339in" fo:margin-top="0.0071in" fo:margin-bottom="0in" style:contextual-spacing="false" fo:line-height="103%" fo:text-indent="-0.0008in" style:auto-text-indent="false"/>
    </style:style>
    <style:style style:name="P1225" style:family="paragraph" style:parent-style-name="Text_20_body" style:master-page-name="Converted61">
      <style:paragraph-properties style:page-number="auto"/>
      <style:text-properties style:font-name="Arial" fo:font-size="10pt" fo:font-weight="bold" style:font-size-asian="10pt" style:font-weight-asian="bold"/>
    </style:style>
    <style:style style:name="P1226" style:family="paragraph" style:parent-style-name="Text_20_body">
      <style:paragraph-properties fo:margin-left="0.0819in" fo:margin-right="0.2783in" fo:margin-top="0.0071in" fo:margin-bottom="0in" style:contextual-spacing="false" fo:line-height="103%" fo:text-indent="0in" style:auto-text-indent="false"/>
    </style:style>
    <style:style style:name="P1227" style:family="paragraph" style:parent-style-name="Text_20_body" style:master-page-name="Converted62">
      <style:paragraph-properties style:page-number="auto"/>
      <style:text-properties style:font-name="Arial" fo:font-size="10pt" fo:font-weight="bold" style:font-size-asian="10pt" style:font-weight-asian="bold"/>
    </style:style>
    <style:style style:name="P1228" style:family="paragraph" style:parent-style-name="Text_20_body">
      <style:paragraph-properties fo:margin-left="0.239in" fo:margin-right="0in" fo:margin-top="0.002in" fo:margin-bottom="0in" style:contextual-spacing="false" fo:text-align="center" style:justify-single-word="false" fo:text-indent="0in" style:auto-text-indent="false"/>
    </style:style>
    <style:style style:name="P1229" style:family="paragraph" style:parent-style-name="Text_20_body" style:master-page-name="Converted63">
      <style:paragraph-properties style:page-number="auto"/>
      <style:text-properties style:font-name="Arial" fo:font-size="10pt" fo:font-weight="bold" style:font-size-asian="10pt" style:font-weight-asian="bold"/>
    </style:style>
    <style:style style:name="P1230" style:family="paragraph" style:parent-style-name="Text_20_body" style:master-page-name="Converted66">
      <style:paragraph-properties style:page-number="auto"/>
      <style:text-properties style:font-name="Arial" fo:font-size="10pt" fo:font-weight="bold" style:font-size-asian="10pt" style:font-weight-asian="bold"/>
    </style:style>
    <style:style style:name="P1231" style:family="paragraph" style:parent-style-name="Text_20_body">
      <style:paragraph-properties fo:margin-left="0.0827in" fo:margin-right="0.3429in" fo:margin-top="0.0071in" fo:margin-bottom="0in" style:contextual-spacing="false" fo:line-height="103%" fo:text-indent="0in" style:auto-text-indent="false"/>
    </style:style>
    <style:style style:name="P1232" style:family="paragraph" style:parent-style-name="Text_20_body">
      <style:paragraph-properties fo:margin-left="0.0827in" fo:margin-right="4.6366in" fo:margin-top="0.0063in" fo:margin-bottom="0in" style:contextual-spacing="false" fo:line-height="103%" fo:text-align="justify" style:justify-single-word="false" fo:text-indent="0in" style:auto-text-indent="false"/>
    </style:style>
    <style:style style:name="P1233" style:family="paragraph" style:parent-style-name="Text_20_body" style:master-page-name="Converted67">
      <style:paragraph-properties style:page-number="auto"/>
      <style:text-properties style:font-name="Arial" fo:font-size="10pt" fo:font-weight="bold" style:font-size-asian="10pt" style:font-weight-asian="bold"/>
    </style:style>
    <style:style style:name="P1234" style:family="paragraph" style:parent-style-name="Text_20_body" style:master-page-name="Converted68">
      <style:paragraph-properties style:page-number="auto"/>
      <style:text-properties style:font-name="Arial" fo:font-size="10pt" fo:font-weight="bold" style:font-size-asian="10pt" style:font-weight-asian="bold"/>
    </style:style>
    <style:style style:name="P1235" style:family="paragraph" style:parent-style-name="Text_20_body" style:master-page-name="Converted69">
      <style:paragraph-properties style:page-number="auto"/>
      <style:text-properties style:font-name="Arial" fo:font-size="10pt" fo:font-weight="bold" style:font-size-asian="10pt" style:font-weight-asian="bold"/>
    </style:style>
    <style:style style:name="P1236" style:family="paragraph" style:parent-style-name="Text_20_body" style:master-page-name="Converted70">
      <style:paragraph-properties style:page-number="auto"/>
      <style:text-properties style:font-name="Arial" fo:font-size="10pt" fo:font-weight="bold" style:font-size-asian="10pt" style:font-weight-asian="bold"/>
    </style:style>
    <style:style style:name="P1237" style:family="paragraph" style:parent-style-name="Text_20_body" style:master-page-name="Converted71">
      <style:paragraph-properties style:page-number="auto"/>
      <style:text-properties style:font-name="Arial" fo:font-size="10pt" fo:font-weight="bold" style:font-size-asian="10pt" style:font-weight-asian="bold"/>
    </style:style>
    <style:style style:name="P1238" style:family="paragraph" style:parent-style-name="Text_20_body">
      <style:paragraph-properties fo:margin-left="0.0835in" fo:margin-right="0.0161in" fo:margin-top="0.0071in" fo:margin-bottom="0in" style:contextual-spacing="false" fo:line-height="103%" fo:text-indent="0in" style:auto-text-indent="false"/>
    </style:style>
    <style:style style:name="P1239" style:family="paragraph" style:parent-style-name="Text_20_body">
      <style:paragraph-properties fo:margin-left="0.0811in" fo:margin-right="0.0236in" fo:margin-top="0.0016in" fo:margin-bottom="0in" style:contextual-spacing="false" fo:line-height="103%" fo:text-indent="0in" style:auto-text-indent="false"/>
    </style:style>
    <style:style style:name="P1240" style:family="paragraph" style:parent-style-name="Text_20_body" style:master-page-name="Converted72">
      <style:paragraph-properties style:page-number="auto"/>
      <style:text-properties style:font-name="Arial" fo:font-size="10pt" fo:font-weight="bold" style:font-size-asian="10pt" style:font-weight-asian="bold"/>
    </style:style>
    <style:style style:name="P1241" style:family="paragraph" style:parent-style-name="Text_20_body" style:master-page-name="Converted73">
      <style:paragraph-properties style:page-number="auto"/>
      <style:text-properties style:font-name="Arial" fo:font-size="10pt" fo:font-weight="bold" style:font-size-asian="10pt" style:font-weight-asian="bold"/>
    </style:style>
    <style:style style:name="P1242" style:family="paragraph" style:parent-style-name="Text_20_body">
      <style:paragraph-properties fo:margin-left="0.0811in" fo:margin-right="-0.0126in" fo:margin-top="0.0016in" fo:margin-bottom="0in" style:contextual-spacing="false" fo:text-indent="0in" style:auto-text-indent="false"/>
    </style:style>
    <style:style style:name="P1243" style:family="paragraph" style:parent-style-name="Text_20_body" style:master-page-name="Converted74">
      <style:paragraph-properties style:page-number="auto"/>
      <style:text-properties style:font-name="Arial" fo:font-size="10pt" fo:font-weight="bold" style:font-size-asian="10pt" style:font-weight-asian="bold"/>
    </style:style>
    <style:style style:name="P1244" style:family="paragraph" style:parent-style-name="Text_20_body">
      <style:paragraph-properties fo:margin-left="4.3744in" fo:margin-right="0.348in" fo:margin-top="0.0008in" fo:margin-bottom="0in" style:contextual-spacing="false" fo:line-height="103%" fo:text-align="justify" style:justify-single-word="false" fo:text-indent="0in" style:auto-text-indent="false"/>
    </style:style>
    <style:style style:name="P1245" style:family="paragraph" style:parent-style-name="Text_20_body" style:master-page-name="Converted75">
      <style:paragraph-properties style:page-number="auto"/>
      <style:text-properties style:font-name="Arial" fo:font-size="10pt" fo:font-weight="bold" style:font-size-asian="10pt" style:font-weight-asian="bold"/>
    </style:style>
    <style:style style:name="P1246" style:family="paragraph" style:parent-style-name="Text_20_body" style:master-page-name="Converted76">
      <style:paragraph-properties style:page-number="auto"/>
      <style:text-properties style:font-name="Arial" fo:font-size="10pt" fo:font-weight="bold" style:font-size-asian="10pt" style:font-weight-asian="bold"/>
    </style:style>
    <style:style style:name="P1247" style:family="paragraph" style:parent-style-name="Text_20_body" style:master-page-name="Converted77">
      <style:paragraph-properties style:page-number="auto"/>
      <style:text-properties style:font-name="Arial" fo:font-size="10pt" fo:font-weight="bold" style:font-size-asian="10pt" style:font-weight-asian="bold"/>
    </style:style>
    <style:style style:name="P1248" style:family="paragraph" style:parent-style-name="Text_20_body" style:master-page-name="Converted78">
      <style:paragraph-properties style:page-number="auto"/>
      <style:text-properties style:font-name="Arial" fo:font-size="10pt" fo:font-weight="bold" style:font-size-asian="10pt" style:font-weight-asian="bold"/>
    </style:style>
    <style:style style:name="P1249" style:family="paragraph" style:parent-style-name="Text_20_body">
      <style:paragraph-properties fo:margin-left="0.0827in" fo:margin-right="0.2783in" fo:margin-top="0.0008in" fo:margin-bottom="0in" style:contextual-spacing="false" fo:line-height="103%" fo:text-indent="0in" style:auto-text-indent="false"/>
    </style:style>
    <style:style style:name="P1250" style:family="paragraph" style:parent-style-name="Text_20_body" style:master-page-name="Converted79">
      <style:paragraph-properties style:page-number="auto"/>
      <style:text-properties style:font-name="Arial" fo:font-size="10pt" fo:font-weight="bold" style:font-size-asian="10pt" style:font-weight-asian="bold"/>
    </style:style>
    <style:style style:name="P1251" style:family="paragraph" style:parent-style-name="Text_20_body" style:master-page-name="Converted80">
      <style:paragraph-properties style:page-number="auto"/>
      <style:text-properties style:font-name="Arial" fo:font-size="10pt" fo:font-weight="bold" style:font-size-asian="10pt" style:font-weight-asian="bold"/>
    </style:style>
    <style:style style:name="P1252" style:family="paragraph" style:parent-style-name="Text_20_body">
      <style:paragraph-properties fo:margin-left="0.0827in" fo:margin-right="0.0193in" fo:margin-top="0.0028in" fo:margin-bottom="0in" style:contextual-spacing="false" fo:line-height="103%" fo:text-indent="0in" style:auto-text-indent="false"/>
    </style:style>
    <style:style style:name="P1253" style:family="paragraph" style:parent-style-name="Text_20_body">
      <style:paragraph-properties fo:margin-left="0.0827in" fo:margin-right="0.0193in" fo:margin-top="0.0071in" fo:margin-bottom="0in" style:contextual-spacing="false" fo:line-height="103%" fo:text-indent="0in" style:auto-text-indent="false"/>
    </style:style>
    <style:style style:name="P1254" style:family="paragraph" style:parent-style-name="Text_20_body" style:master-page-name="Converted81">
      <style:paragraph-properties style:page-number="auto"/>
      <style:text-properties style:font-name="Arial" fo:font-size="10pt" fo:font-weight="bold" style:font-size-asian="10pt" style:font-weight-asian="bold"/>
    </style:style>
    <style:style style:name="P1255" style:family="paragraph" style:parent-style-name="Text_20_body" style:master-page-name="Converted82">
      <style:paragraph-properties style:page-number="auto"/>
      <style:text-properties style:font-name="Arial" fo:font-size="10pt" fo:font-weight="bold" style:font-size-asian="10pt" style:font-weight-asian="bold"/>
    </style:style>
    <style:style style:name="P1256" style:family="paragraph" style:parent-style-name="Text_20_body">
      <style:paragraph-properties fo:margin-left="0.0827in" fo:margin-right="4.6374in" fo:margin-top="0.002in" fo:margin-bottom="0in" style:contextual-spacing="false" fo:line-height="103%" fo:text-align="justify" style:justify-single-word="false" fo:text-indent="0in" style:auto-text-indent="false"/>
    </style:style>
    <style:style style:name="P1257" style:family="paragraph" style:parent-style-name="Text_20_body" style:master-page-name="Converted84">
      <style:paragraph-properties style:page-number="auto"/>
      <style:text-properties style:font-name="Arial" fo:font-size="10pt" fo:font-weight="bold" style:font-size-asian="10pt" style:font-weight-asian="bold"/>
    </style:style>
    <style:style style:name="P1258" style:family="paragraph" style:parent-style-name="Text_20_body" style:master-page-name="Converted85">
      <style:paragraph-properties style:page-number="auto"/>
      <style:text-properties style:font-name="Arial" fo:font-size="10pt" fo:font-weight="bold" style:font-size-asian="10pt" style:font-weight-asian="bold"/>
    </style:style>
    <style:style style:name="P1259" style:family="paragraph" style:parent-style-name="Text_20_body">
      <style:paragraph-properties fo:margin-left="0.0827in" fo:margin-right="0.0972in" fo:margin-top="0.0008in" fo:margin-bottom="0in" style:contextual-spacing="false" fo:text-align="justify" style:justify-single-word="false" fo:text-indent="0in" style:auto-text-indent="false"/>
    </style:style>
    <style:style style:name="P1260" style:family="paragraph" style:parent-style-name="Text_20_body">
      <style:paragraph-properties fo:margin-left="4.3744in" fo:margin-right="0.3484in" fo:margin-top="0.0071in" fo:margin-bottom="0in" style:contextual-spacing="false" fo:line-height="103%" fo:text-align="justify" style:justify-single-word="false" fo:text-indent="0in" style:auto-text-indent="false"/>
    </style:style>
    <style:style style:name="P1261" style:family="paragraph" style:parent-style-name="Text_20_body" style:master-page-name="Converted86">
      <style:paragraph-properties style:page-number="auto"/>
      <style:text-properties style:font-name="Arial" fo:font-size="10pt" fo:font-weight="bold" style:font-size-asian="10pt" style:font-weight-asian="bold"/>
    </style:style>
    <style:style style:name="P1262" style:family="paragraph" style:parent-style-name="Text_20_body" style:master-page-name="Converted87">
      <style:paragraph-properties style:page-number="auto"/>
      <style:text-properties style:font-name="Arial" fo:font-size="10pt" fo:font-weight="bold" style:font-size-asian="10pt" style:font-weight-asian="bold"/>
    </style:style>
    <style:style style:name="P1263" style:family="paragraph" style:parent-style-name="Text_20_body">
      <style:paragraph-properties fo:margin-left="0.0835in" fo:margin-right="0.0228in" fo:margin-top="0.0063in" fo:margin-bottom="0in" style:contextual-spacing="false" fo:line-height="103%" fo:text-indent="0in" style:auto-text-indent="false"/>
    </style:style>
    <style:style style:name="P1264" style:family="paragraph" style:parent-style-name="Text_20_body">
      <style:paragraph-properties fo:margin-left="0.1598in" fo:margin-right="0in" fo:margin-top="0.0646in" fo:margin-bottom="0in" style:contextual-spacing="false" fo:text-indent="0in" style:auto-text-indent="false" fo:break-before="column"/>
    </style:style>
    <style:style style:name="P1265" style:family="paragraph" style:parent-style-name="Text_20_body">
      <style:paragraph-properties fo:margin-left="0.0819in" fo:margin-right="0.339in" fo:margin-top="0.0028in" fo:margin-bottom="0in" style:contextual-spacing="false" fo:line-height="103%" fo:text-indent="0in" style:auto-text-indent="false"/>
    </style:style>
    <style:style style:name="P1266" style:family="paragraph" style:parent-style-name="Text_20_body" style:master-page-name="Converted88">
      <style:paragraph-properties style:page-number="auto"/>
      <style:text-properties style:font-name="Arial" fo:font-size="10pt" fo:font-weight="bold" style:font-size-asian="10pt" style:font-weight-asian="bold"/>
    </style:style>
    <style:style style:name="P1267" style:family="paragraph" style:parent-style-name="Text_20_body" style:master-page-name="Converted89">
      <style:paragraph-properties style:page-number="auto"/>
      <style:text-properties style:font-name="Arial" fo:font-size="10pt" fo:font-weight="bold" style:font-size-asian="10pt" style:font-weight-asian="bold"/>
    </style:style>
    <style:style style:name="P1268" style:family="paragraph" style:parent-style-name="Text_20_body">
      <style:paragraph-properties fo:margin-left="0.0835in" fo:margin-right="-0.0102in" fo:text-indent="0in" style:auto-text-indent="false"/>
    </style:style>
    <style:style style:name="P1269" style:family="paragraph" style:parent-style-name="Text_20_body">
      <style:paragraph-properties fo:margin-left="0.0819in" fo:margin-right="0.2937in" fo:margin-top="0.0646in" fo:margin-bottom="0in" style:contextual-spacing="false" fo:line-height="103%" fo:text-indent="0in" style:auto-text-indent="false" fo:break-before="column"/>
    </style:style>
    <style:style style:name="P1270" style:family="paragraph" style:parent-style-name="Text_20_body">
      <style:paragraph-properties fo:margin-left="0.0819in" fo:margin-right="0.2898in" fo:margin-top="0.002in" fo:margin-bottom="0in" style:contextual-spacing="false" fo:line-height="103%" fo:text-indent="-0.0008in" style:auto-text-indent="false"/>
    </style:style>
    <style:style style:name="P1271" style:family="paragraph" style:parent-style-name="Text_20_body">
      <style:paragraph-properties fo:margin-left="0.0819in" fo:margin-right="0.3398in" fo:margin-top="0.0071in" fo:margin-bottom="0in" style:contextual-spacing="false" fo:line-height="103%" fo:text-indent="0in" style:auto-text-indent="false"/>
    </style:style>
    <style:style style:name="P1272" style:family="paragraph" style:parent-style-name="Text_20_body" style:master-page-name="Converted90">
      <style:paragraph-properties style:page-number="auto"/>
      <style:text-properties style:font-name="Arial" fo:font-size="10pt" fo:font-weight="bold" style:font-size-asian="10pt" style:font-weight-asian="bold"/>
    </style:style>
    <style:style style:name="P1273" style:family="paragraph" style:parent-style-name="Text_20_body" style:master-page-name="Converted91">
      <style:paragraph-properties style:page-number="auto"/>
      <style:text-properties style:font-name="Arial" fo:font-size="10pt" fo:font-weight="bold" style:font-size-asian="10pt" style:font-weight-asian="bold"/>
    </style:style>
    <style:style style:name="P1274" style:family="paragraph" style:parent-style-name="Text_20_body">
      <style:paragraph-properties fo:margin-left="0.8575in" fo:margin-right="5.4425in" fo:line-height="105%" fo:text-align="center" style:justify-single-word="false" fo:text-indent="0in" style:auto-text-indent="false"/>
    </style:style>
    <style:style style:name="P1275" style:family="paragraph" style:parent-style-name="Text_20_body">
      <style:paragraph-properties fo:margin-left="1.0256in" fo:margin-right="5.6102in" fo:margin-top="0.0016in" fo:margin-bottom="0in" style:contextual-spacing="false" fo:line-height="105%" fo:text-align="center" style:justify-single-word="false" fo:text-indent="0in" style:auto-text-indent="false"/>
    </style:style>
    <style:style style:name="P1276" style:family="paragraph" style:parent-style-name="Text_20_body" style:master-page-name="Converted92">
      <style:paragraph-properties style:page-number="auto"/>
      <style:text-properties style:font-name="Arial" fo:font-size="10pt" fo:font-weight="bold" style:font-size-asian="10pt" style:font-weight-asian="bold"/>
    </style:style>
    <style:style style:name="P1277" style:family="paragraph">
      <loext:graphic-properties draw:fill="solid" draw:fill-color="#ffffff"/>
      <style:paragraph-properties fo:text-align="center"/>
    </style:style>
    <style:style style:name="P1278" style:family="paragraph">
      <loext:graphic-properties draw:fill="none"/>
      <style:paragraph-properties fo:text-align="center"/>
      <style:text-properties fo:font-size="11pt"/>
    </style:style>
    <style:style style:name="P1279" style:family="paragraph">
      <loext:graphic-properties draw:fill="solid" draw:fill-color="#231f20"/>
      <style:paragraph-properties fo:text-align="center"/>
      <style:text-properties fo:font-size="11pt"/>
    </style:style>
    <style:style style:name="P1280" style:family="paragraph">
      <loext:graphic-properties draw:fill="solid" draw:fill-color="#ffffff"/>
      <style:paragraph-properties fo:text-align="center"/>
      <style:text-properties fo:font-size="11pt"/>
    </style:style>
    <style:style style:name="P1281" style:family="paragraph">
      <loext:graphic-properties draw:fill="solid" draw:fill-color="#231f20"/>
      <style:paragraph-properties fo:text-align="center"/>
    </style:style>
    <style:style style:name="P1282" style:family="paragraph">
      <loext:graphic-properties draw:fill="none"/>
      <style:paragraph-properties fo:text-align="center"/>
    </style:style>
    <style:style style:name="P1283" style:family="paragraph">
      <loext:graphic-properties draw:fill="solid" draw:fill-color="#dde3f1"/>
      <style:paragraph-properties fo:text-align="center"/>
    </style:style>
    <style:style style:name="T1" style:family="text">
      <style:text-properties fo:font-size="5pt" style:font-size-asian="5pt"/>
    </style:style>
    <style:style style:name="T2" style:family="text">
      <style:text-properties fo:color="#231f20" loext:opacity="100%" style:font-name="Arial" fo:font-size="22pt" fo:font-weight="bold" style:font-size-asian="22pt" style:font-weight-asian="bold"/>
    </style:style>
    <style:style style:name="T3" style:family="text">
      <style:text-properties fo:color="#231f20" loext:opacity="100%" style:font-name="Arial" fo:font-size="22pt" fo:font-style="italic" style:font-size-asian="22pt" style:font-style-asian="italic"/>
    </style:style>
    <style:style style:name="T4" style:family="text">
      <style:text-properties fo:color="#231f20" loext:opacity="100%" style:font-name="Arial" fo:font-size="30pt" fo:font-style="italic" style:font-size-asian="30pt" style:font-style-asian="italic"/>
    </style:style>
    <style:style style:name="T5" style:family="text">
      <style:text-properties fo:color="#231f20" loext:opacity="100%" style:font-name="Arial" fo:font-size="10pt" style:font-size-asian="10pt"/>
    </style:style>
    <style:style style:name="T6" style:family="text">
      <style:text-properties fo:color="#231f20" loext:opacity="100%" style:font-name="Arial" fo:font-size="7pt" fo:letter-spacing="-0.0035in" fo:font-style="italic" style:font-size-asian="7pt" style:font-style-asian="italic"/>
    </style:style>
    <style:style style:name="T7" style:family="text">
      <style:text-properties fo:color="#231f20" loext:opacity="100%" style:font-name="Arial" fo:font-size="7pt" fo:letter-spacing="-0.0083in" fo:font-style="italic" style:font-size-asian="7pt" style:font-style-asian="italic"/>
    </style:style>
    <style:style style:name="T8" style:family="text">
      <style:text-properties fo:color="#231f20" loext:opacity="100%" style:font-name="Arial" fo:font-size="7pt" fo:font-style="italic" style:font-size-asian="7pt" style:font-style-asian="italic"/>
    </style:style>
    <style:style style:name="T9" style:family="text">
      <style:text-properties fo:color="#231f20" loext:opacity="100%" style:font-name="Arial" fo:font-size="9pt" style:font-size-asian="9pt"/>
    </style:style>
    <style:style style:name="T10" style:family="text">
      <style:text-properties fo:color="#231f20" loext:opacity="100%" style:font-name="Arial" fo:font-size="9pt" fo:letter-spacing="-0.002in" style:font-size-asian="9pt"/>
    </style:style>
    <style:style style:name="T11" style:family="text">
      <style:text-properties fo:color="#231f20" loext:opacity="100%" style:font-name="Arial" fo:font-size="9pt" fo:letter-spacing="-0.002in" fo:font-weight="bold" style:font-size-asian="9pt" style:font-weight-asian="bold"/>
    </style:style>
    <style:style style:name="T12" style:family="text">
      <style:text-properties fo:color="#231f20" loext:opacity="100%" style:font-name="Arial" fo:font-size="9pt" fo:letter-spacing="-0.0016in" style:font-size-asian="9pt"/>
    </style:style>
    <style:style style:name="T13" style:family="text">
      <style:text-properties fo:color="#231f20" loext:opacity="100%" style:font-name="Arial" fo:font-size="9pt" fo:letter-spacing="-0.0028in" style:font-size-asian="9pt"/>
    </style:style>
    <style:style style:name="T14" style:family="text">
      <style:text-properties fo:color="#231f20" loext:opacity="100%" style:font-name="Arial" fo:font-size="9pt" fo:letter-spacing="-0.0028in" fo:font-weight="bold" style:font-size-asian="9pt" style:font-weight-asian="bold"/>
    </style:style>
    <style:style style:name="T15" style:family="text">
      <style:text-properties fo:color="#231f20" loext:opacity="100%" style:font-name="Arial" fo:font-size="9pt" fo:letter-spacing="-0.0189in" style:font-size-asian="9pt"/>
    </style:style>
    <style:style style:name="T16" style:family="text">
      <style:text-properties fo:color="#231f20" loext:opacity="100%" style:font-name="Arial" fo:font-size="9pt" fo:letter-spacing="-0.0035in" style:font-size-asian="9pt"/>
    </style:style>
    <style:style style:name="T17" style:family="text">
      <style:text-properties fo:color="#231f20" loext:opacity="100%" style:font-name="Arial" fo:font-size="9pt" fo:letter-spacing="-0.0043in" style:font-size-asian="9pt"/>
    </style:style>
    <style:style style:name="T18" style:family="text">
      <style:text-properties fo:color="#231f20" loext:opacity="100%" style:font-name="Arial" fo:font-size="9pt" fo:letter-spacing="-0.0146in" style:font-size-asian="9pt"/>
    </style:style>
    <style:style style:name="T19" style:family="text">
      <style:text-properties fo:color="#231f20" loext:opacity="100%" style:font-name="Arial" fo:font-size="9pt" fo:letter-spacing="-0.0118in" style:font-size-asian="9pt"/>
    </style:style>
    <style:style style:name="T20" style:family="text">
      <style:text-properties fo:color="#231f20" loext:opacity="100%" style:font-name="Arial" fo:font-size="9pt" fo:letter-spacing="-0.0154in" style:font-size-asian="9pt"/>
    </style:style>
    <style:style style:name="T21" style:family="text">
      <style:text-properties fo:color="#231f20" loext:opacity="100%" style:font-name="Arial" fo:font-size="9pt" fo:letter-spacing="-0.0047in" style:font-size-asian="9pt"/>
    </style:style>
    <style:style style:name="T22" style:family="text">
      <style:text-properties fo:color="#231f20" loext:opacity="100%" style:font-name="Arial" fo:font-size="9pt" fo:letter-spacing="-0.0126in" style:font-size-asian="9pt"/>
    </style:style>
    <style:style style:name="T23" style:family="text">
      <style:text-properties fo:color="#231f20" loext:opacity="100%" style:font-name="Arial" fo:font-size="9pt" fo:letter-spacing="-0.0071in" style:font-size-asian="9pt"/>
    </style:style>
    <style:style style:name="T24" style:family="text">
      <style:text-properties fo:color="#231f20" loext:opacity="100%" style:font-name="Arial" fo:font-size="9pt" fo:letter-spacing="-0.0075in" style:font-size-asian="9pt"/>
    </style:style>
    <style:style style:name="T25" style:family="text">
      <style:text-properties fo:color="#231f20" loext:opacity="100%" style:font-name="Arial" fo:font-size="9pt" fo:letter-spacing="-0.0091in" style:font-size-asian="9pt"/>
    </style:style>
    <style:style style:name="T26" style:family="text">
      <style:text-properties fo:color="#231f20" loext:opacity="100%" style:font-name="Arial" fo:font-size="9pt" fo:letter-spacing="-0.0098in" style:font-size-asian="9pt"/>
    </style:style>
    <style:style style:name="T27" style:family="text">
      <style:text-properties fo:color="#231f20" loext:opacity="100%" style:font-name="Arial" fo:font-size="9pt" fo:font-weight="bold" style:font-size-asian="9pt" style:font-weight-asian="bold"/>
    </style:style>
    <style:style style:name="T28" style:family="text">
      <style:text-properties fo:color="#231f20" loext:opacity="100%" style:font-name="Arial" fo:letter-spacing="-0.002in"/>
    </style:style>
    <style:style style:name="T29" style:family="text">
      <style:text-properties fo:color="#231f20" loext:opacity="100%" style:font-name="Arial"/>
    </style:style>
    <style:style style:name="T30" style:family="text">
      <style:text-properties fo:color="#231f20" loext:opacity="100%" style:font-name="Arial" fo:letter-spacing="-0.0138in"/>
    </style:style>
    <style:style style:name="T31" style:family="text">
      <style:text-properties fo:color="#231f20" loext:opacity="100%" style:font-name="Arial" fo:font-size="8.5pt" fo:font-weight="bold" style:font-size-asian="8.5pt" style:font-weight-asian="bold"/>
    </style:style>
    <style:style style:name="T32" style:family="text">
      <style:text-properties fo:color="#231f20" loext:opacity="100%" style:font-name="Arial" fo:font-size="8.5pt" fo:letter-spacing="-0.0028in" fo:font-weight="bold" style:font-size-asian="8.5pt" style:font-weight-asian="bold"/>
    </style:style>
    <style:style style:name="T33" style:family="text">
      <style:text-properties fo:color="#231f20" loext:opacity="100%" style:font-name="Arial" officeooo:rsid="0018392e"/>
    </style:style>
    <style:style style:name="T34" style:family="text">
      <style:text-properties fo:color="#231f20" loext:opacity="100%" style:font-name="Arial" officeooo:rsid="0018392e" style:text-scale="95%"/>
    </style:style>
    <style:style style:name="T35" style:family="text">
      <style:text-properties fo:color="#231f20" loext:opacity="100%"/>
    </style:style>
    <style:style style:name="T36" style:family="text">
      <style:text-properties fo:color="#231f20" loext:opacity="100%" fo:letter-spacing="-0.0028in"/>
    </style:style>
    <style:style style:name="T37" style:family="text">
      <style:text-properties fo:color="#231f20" loext:opacity="100%" fo:letter-spacing="-0.0028in" style:text-underline-style="solid" style:text-underline-width="auto" style:text-underline-color="#231f20" fo:font-weight="bold" style:font-weight-asian="bold"/>
    </style:style>
    <style:style style:name="T38" style:family="text">
      <style:text-properties fo:color="#231f20" loext:opacity="100%" fo:letter-spacing="-0.0028in" fo:font-weight="bold" style:font-weight-asian="bold"/>
    </style:style>
    <style:style style:name="T39" style:family="text">
      <style:text-properties fo:color="#231f20" loext:opacity="100%" fo:letter-spacing="-0.0035in"/>
    </style:style>
    <style:style style:name="T40" style:family="text">
      <style:text-properties fo:color="#231f20" loext:opacity="100%" fo:letter-spacing="-0.0035in" style:text-underline-style="solid" style:text-underline-width="auto" style:text-underline-color="#231f20" fo:font-weight="bold" style:font-weight-asian="bold"/>
    </style:style>
    <style:style style:name="T41" style:family="text">
      <style:text-properties fo:color="#231f20" loext:opacity="100%" fo:letter-spacing="-0.0035in" style:text-underline-style="solid" style:text-underline-width="auto" style:text-underline-color="#231f20"/>
    </style:style>
    <style:style style:name="T42" style:family="text">
      <style:text-properties fo:color="#231f20" loext:opacity="100%" fo:letter-spacing="-0.0035in" fo:font-weight="bold" style:font-weight-asian="bold"/>
    </style:style>
    <style:style style:name="T43" style:family="text">
      <style:text-properties fo:color="#231f20" loext:opacity="100%" fo:font-size="9pt" fo:letter-spacing="-0.002in" style:font-size-asian="9pt"/>
    </style:style>
    <style:style style:name="T44" style:family="text">
      <style:text-properties fo:color="#231f20" loext:opacity="100%" fo:font-size="9pt" fo:letter-spacing="-0.002in" fo:font-weight="bold" style:font-size-asian="9pt" style:font-weight-asian="bold"/>
    </style:style>
    <style:style style:name="T45" style:family="text">
      <style:text-properties fo:color="#231f20" loext:opacity="100%" fo:font-size="9pt" fo:letter-spacing="-0.002in" fo:font-style="italic" style:font-size-asian="9pt" style:font-style-asian="italic"/>
    </style:style>
    <style:style style:name="T46" style:family="text">
      <style:text-properties fo:color="#231f20" loext:opacity="100%" fo:font-size="9pt" fo:letter-spacing="-0.002in" style:text-underline-style="solid" style:text-underline-width="auto" style:text-underline-color="#231f20" fo:font-weight="bold" style:font-size-asian="9pt" style:font-weight-asian="bold"/>
    </style:style>
    <style:style style:name="T47" style:family="text">
      <style:text-properties fo:color="#231f20" loext:opacity="100%" fo:font-size="9pt" style:font-size-asian="9pt"/>
    </style:style>
    <style:style style:name="T48" style:family="text">
      <style:text-properties fo:color="#231f20" loext:opacity="100%" fo:font-size="9pt" fo:letter-spacing="-0.0028in" style:font-size-asian="9pt"/>
    </style:style>
    <style:style style:name="T49" style:family="text">
      <style:text-properties fo:color="#231f20" loext:opacity="100%" fo:font-size="9pt" fo:letter-spacing="-0.0028in" style:text-underline-style="solid" style:text-underline-width="auto" style:text-underline-color="#231f20" style:font-size-asian="9pt"/>
    </style:style>
    <style:style style:name="T50" style:family="text">
      <style:text-properties fo:color="#231f20" loext:opacity="100%" fo:font-size="9pt" fo:letter-spacing="-0.0028in" fo:font-weight="bold" style:font-size-asian="9pt" style:font-weight-asian="bold"/>
    </style:style>
    <style:style style:name="T51" style:family="text">
      <style:text-properties fo:color="#231f20" loext:opacity="100%" fo:font-size="9pt" fo:letter-spacing="-0.0028in" fo:font-style="italic" style:font-size-asian="9pt" style:font-style-asian="italic"/>
    </style:style>
    <style:style style:name="T52" style:family="text">
      <style:text-properties fo:color="#231f20" loext:opacity="100%" fo:font-size="9pt" fo:font-weight="bold" style:font-size-asian="9pt" style:font-weight-asian="bold"/>
    </style:style>
    <style:style style:name="T53" style:family="text">
      <style:text-properties fo:color="#231f20" loext:opacity="100%" fo:font-size="9pt" fo:font-style="italic" style:font-size-asian="9pt" style:font-style-asian="italic"/>
    </style:style>
    <style:style style:name="T54" style:family="text">
      <style:text-properties fo:color="#231f20" loext:opacity="100%" fo:font-size="9pt" fo:letter-spacing="-0.0035in" fo:font-weight="bold" style:font-size-asian="9pt" style:font-weight-asian="bold"/>
    </style:style>
    <style:style style:name="T55" style:family="text">
      <style:text-properties fo:color="#231f20" loext:opacity="100%" fo:font-size="9pt" fo:letter-spacing="-0.0035in" style:font-size-asian="9pt"/>
    </style:style>
    <style:style style:name="T56" style:family="text">
      <style:text-properties fo:color="#231f20" loext:opacity="100%" fo:font-size="9pt" fo:letter-spacing="-0.0035in" fo:font-style="italic" style:font-size-asian="9pt" style:font-style-asian="italic"/>
    </style:style>
    <style:style style:name="T57" style:family="text">
      <style:text-properties fo:color="#231f20" loext:opacity="100%" fo:font-size="9pt" fo:letter-spacing="-0.0035in" style:text-underline-style="solid" style:text-underline-width="auto" style:text-underline-color="#231f20" fo:font-weight="bold" style:font-size-asian="9pt" style:font-weight-asian="bold"/>
    </style:style>
    <style:style style:name="T58" style:family="text">
      <style:text-properties fo:color="#231f20" loext:opacity="100%" fo:font-size="9pt" fo:letter-spacing="-0.0016in" fo:font-weight="bold" style:font-size-asian="9pt" style:font-weight-asian="bold"/>
    </style:style>
    <style:style style:name="T59" style:family="text">
      <style:text-properties fo:color="#231f20" loext:opacity="100%" fo:font-size="9pt" fo:letter-spacing="-0.0016in" fo:font-style="italic" style:font-size-asian="9pt" style:font-style-asian="italic"/>
    </style:style>
    <style:style style:name="T60" style:family="text">
      <style:text-properties fo:color="#231f20" loext:opacity="100%" fo:font-size="9pt" fo:letter-spacing="-0.0016in" style:font-size-asian="9pt"/>
    </style:style>
    <style:style style:name="T61" style:family="text">
      <style:text-properties fo:color="#231f20" loext:opacity="100%" fo:font-size="9pt" fo:letter-spacing="-0.0063in" style:font-size-asian="9pt"/>
    </style:style>
    <style:style style:name="T62" style:family="text">
      <style:text-properties fo:color="#231f20" loext:opacity="100%" fo:font-size="9pt" fo:letter-spacing="-0.0063in" fo:font-weight="bold" style:font-size-asian="9pt" style:font-weight-asian="bold"/>
    </style:style>
    <style:style style:name="T63" style:family="text">
      <style:text-properties fo:color="#231f20" loext:opacity="100%" fo:font-size="9pt" fo:letter-spacing="-0.0063in" fo:font-style="italic" style:font-size-asian="9pt" style:font-style-asian="italic"/>
    </style:style>
    <style:style style:name="T64" style:family="text">
      <style:text-properties fo:color="#231f20" loext:opacity="100%" fo:font-size="9pt" fo:letter-spacing="-0.0181in" style:font-size-asian="9pt"/>
    </style:style>
    <style:style style:name="T65" style:family="text">
      <style:text-properties fo:color="#231f20" loext:opacity="100%" fo:font-size="9pt" fo:letter-spacing="-0.0181in" fo:font-weight="bold" style:font-size-asian="9pt" style:font-weight-asian="bold"/>
    </style:style>
    <style:style style:name="T66" style:family="text">
      <style:text-properties fo:color="#231f20" loext:opacity="100%" fo:font-size="9pt" fo:letter-spacing="-0.0181in" fo:font-style="italic" style:font-size-asian="9pt" style:font-style-asian="italic"/>
    </style:style>
    <style:style style:name="T67" style:family="text">
      <style:text-properties fo:color="#231f20" loext:opacity="100%" fo:font-size="9pt" fo:letter-spacing="-0.0083in" style:font-size-asian="9pt"/>
    </style:style>
    <style:style style:name="T68" style:family="text">
      <style:text-properties fo:color="#231f20" loext:opacity="100%" fo:font-size="9pt" fo:letter-spacing="-0.0083in" style:text-underline-style="solid" style:text-underline-width="auto" style:text-underline-color="#231f20" style:font-size-asian="9pt"/>
    </style:style>
    <style:style style:name="T69" style:family="text">
      <style:text-properties fo:color="#231f20" loext:opacity="100%" fo:font-size="9pt" fo:letter-spacing="-0.0083in" style:text-underline-style="solid" style:text-underline-width="auto" style:text-underline-color="#231f20" fo:font-weight="bold" style:font-size-asian="9pt" style:font-weight-asian="bold"/>
    </style:style>
    <style:style style:name="T70" style:family="text">
      <style:text-properties fo:color="#231f20" loext:opacity="100%" fo:font-size="9pt" fo:letter-spacing="-0.0083in" fo:font-weight="bold" style:font-size-asian="9pt" style:font-weight-asian="bold"/>
    </style:style>
    <style:style style:name="T71" style:family="text">
      <style:text-properties fo:color="#231f20" loext:opacity="100%" fo:font-size="9pt" fo:letter-spacing="-0.0083in" fo:font-style="italic" style:font-size-asian="9pt" style:font-style-asian="italic"/>
    </style:style>
    <style:style style:name="T72" style:family="text">
      <style:text-properties fo:color="#231f20" loext:opacity="100%" fo:font-size="9pt" fo:letter-spacing="-0.0075in" style:font-size-asian="9pt"/>
    </style:style>
    <style:style style:name="T73" style:family="text">
      <style:text-properties fo:color="#231f20" loext:opacity="100%" fo:font-size="9pt" fo:letter-spacing="-0.0075in" style:text-underline-style="solid" style:text-underline-width="auto" style:text-underline-color="#231f20" style:font-size-asian="9pt"/>
    </style:style>
    <style:style style:name="T74" style:family="text">
      <style:text-properties fo:color="#231f20" loext:opacity="100%" fo:font-size="9pt" fo:letter-spacing="-0.0075in" style:text-underline-style="solid" style:text-underline-width="auto" style:text-underline-color="#231f20" fo:font-weight="bold" style:font-size-asian="9pt" style:font-weight-asian="bold"/>
    </style:style>
    <style:style style:name="T75" style:family="text">
      <style:text-properties fo:color="#231f20" loext:opacity="100%" fo:font-size="9pt" fo:letter-spacing="-0.0075in" fo:font-weight="bold" style:font-size-asian="9pt" style:font-weight-asian="bold"/>
    </style:style>
    <style:style style:name="T76" style:family="text">
      <style:text-properties fo:color="#231f20" loext:opacity="100%" fo:font-size="9pt" fo:letter-spacing="-0.0075in" fo:font-style="italic" style:font-size-asian="9pt" style:font-style-asian="italic"/>
    </style:style>
    <style:style style:name="T77" style:family="text">
      <style:text-properties fo:color="#231f20" loext:opacity="100%" fo:font-size="9pt" fo:letter-spacing="-0.0071in" style:font-size-asian="9pt"/>
    </style:style>
    <style:style style:name="T78" style:family="text">
      <style:text-properties fo:color="#231f20" loext:opacity="100%" fo:font-size="9pt" fo:letter-spacing="-0.0071in" fo:font-weight="bold" style:font-size-asian="9pt" style:font-weight-asian="bold"/>
    </style:style>
    <style:style style:name="T79" style:family="text">
      <style:text-properties fo:color="#231f20" loext:opacity="100%" fo:font-size="9pt" fo:letter-spacing="-0.0071in" fo:font-style="italic" style:font-size-asian="9pt" style:font-style-asian="italic"/>
    </style:style>
    <style:style style:name="T80" style:family="text">
      <style:text-properties fo:color="#231f20" loext:opacity="100%" fo:font-size="9pt" fo:letter-spacing="-0.0146in" style:font-size-asian="9pt"/>
    </style:style>
    <style:style style:name="T81" style:family="text">
      <style:text-properties fo:color="#231f20" loext:opacity="100%" fo:font-size="9pt" style:text-underline-style="solid" style:text-underline-width="auto" style:text-underline-color="#231f20" style:font-size-asian="9pt"/>
    </style:style>
    <style:style style:name="T82" style:family="text">
      <style:text-properties fo:color="#231f20" loext:opacity="100%" fo:font-size="9pt" style:text-underline-style="solid" style:text-underline-width="auto" style:text-underline-color="#231f20" fo:font-weight="bold" style:font-size-asian="9pt" style:font-weight-asian="bold"/>
    </style:style>
    <style:style style:name="T83" style:family="text">
      <style:text-properties fo:color="#231f20" loext:opacity="100%" fo:font-size="9pt" fo:letter-spacing="-0.0091in" style:text-underline-style="solid" style:text-underline-width="auto" style:text-underline-color="#231f20" style:font-size-asian="9pt"/>
    </style:style>
    <style:style style:name="T84" style:family="text">
      <style:text-properties fo:color="#231f20" loext:opacity="100%" fo:font-size="9pt" fo:letter-spacing="-0.0091in" style:text-underline-style="solid" style:text-underline-width="auto" style:text-underline-color="#231f20" fo:font-weight="bold" style:font-size-asian="9pt" style:font-weight-asian="bold"/>
    </style:style>
    <style:style style:name="T85" style:family="text">
      <style:text-properties fo:color="#231f20" loext:opacity="100%" fo:font-size="9pt" fo:letter-spacing="-0.0091in" style:font-size-asian="9pt"/>
    </style:style>
    <style:style style:name="T86" style:family="text">
      <style:text-properties fo:color="#231f20" loext:opacity="100%" fo:font-size="9pt" fo:letter-spacing="-0.0091in" fo:font-style="italic" style:font-size-asian="9pt" style:font-style-asian="italic"/>
    </style:style>
    <style:style style:name="T87" style:family="text">
      <style:text-properties fo:color="#231f20" loext:opacity="100%" fo:font-size="9pt" fo:letter-spacing="-0.0091in" fo:font-weight="bold" style:font-size-asian="9pt" style:font-weight-asian="bold"/>
    </style:style>
    <style:style style:name="T88" style:family="text">
      <style:text-properties fo:color="#231f20" loext:opacity="100%" fo:font-size="9pt" fo:letter-spacing="-0.011in" style:text-underline-style="solid" style:text-underline-width="auto" style:text-underline-color="#231f20" style:font-size-asian="9pt"/>
    </style:style>
    <style:style style:name="T89" style:family="text">
      <style:text-properties fo:color="#231f20" loext:opacity="100%" fo:font-size="9pt" fo:letter-spacing="-0.011in" style:font-size-asian="9pt"/>
    </style:style>
    <style:style style:name="T90" style:family="text">
      <style:text-properties fo:color="#231f20" loext:opacity="100%" fo:font-size="9pt" fo:letter-spacing="-0.011in" fo:font-weight="bold" style:font-size-asian="9pt" style:font-weight-asian="bold"/>
    </style:style>
    <style:style style:name="T91" style:family="text">
      <style:text-properties fo:color="#231f20" loext:opacity="100%" fo:font-size="9pt" fo:letter-spacing="-0.0102in" style:text-underline-style="solid" style:text-underline-width="auto" style:text-underline-color="#231f20" style:font-size-asian="9pt"/>
    </style:style>
    <style:style style:name="T92" style:family="text">
      <style:text-properties fo:color="#231f20" loext:opacity="100%" fo:font-size="9pt" fo:letter-spacing="-0.0102in" style:font-size-asian="9pt"/>
    </style:style>
    <style:style style:name="T93" style:family="text">
      <style:text-properties fo:color="#231f20" loext:opacity="100%" fo:font-size="9pt" fo:letter-spacing="-0.0102in" fo:font-weight="bold" style:font-size-asian="9pt" style:font-weight-asian="bold"/>
    </style:style>
    <style:style style:name="T94" style:family="text">
      <style:text-properties fo:color="#231f20" loext:opacity="100%" fo:font-size="9pt" fo:letter-spacing="-0.0102in" fo:font-style="italic" style:font-size-asian="9pt" style:font-style-asian="italic"/>
    </style:style>
    <style:style style:name="T95" style:family="text">
      <style:text-properties fo:color="#231f20" loext:opacity="100%" fo:font-size="9pt" fo:letter-spacing="-0.0173in" style:text-underline-style="solid" style:text-underline-width="auto" style:text-underline-color="#231f20" fo:font-weight="bold" style:font-size-asian="9pt" style:font-weight-asian="bold"/>
    </style:style>
    <style:style style:name="T96" style:family="text">
      <style:text-properties fo:color="#231f20" loext:opacity="100%" fo:font-size="9pt" fo:letter-spacing="-0.0173in" style:font-size-asian="9pt"/>
    </style:style>
    <style:style style:name="T97" style:family="text">
      <style:text-properties fo:color="#231f20" loext:opacity="100%" fo:font-size="9pt" fo:letter-spacing="-0.0173in" fo:font-weight="bold" style:font-size-asian="9pt" style:font-weight-asian="bold"/>
    </style:style>
    <style:style style:name="T98" style:family="text">
      <style:text-properties fo:color="#231f20" loext:opacity="100%" fo:font-size="9pt" fo:letter-spacing="-0.0098in" fo:font-weight="bold" style:font-size-asian="9pt" style:font-weight-asian="bold"/>
    </style:style>
    <style:style style:name="T99" style:family="text">
      <style:text-properties fo:color="#231f20" loext:opacity="100%" fo:font-size="9pt" fo:letter-spacing="-0.0098in" fo:font-style="italic" style:font-size-asian="9pt" style:font-style-asian="italic"/>
    </style:style>
    <style:style style:name="T100" style:family="text">
      <style:text-properties fo:color="#231f20" loext:opacity="100%" fo:font-size="9pt" fo:letter-spacing="-0.0098in" style:font-size-asian="9pt"/>
    </style:style>
    <style:style style:name="T101" style:family="text">
      <style:text-properties fo:color="#231f20" loext:opacity="100%" fo:font-size="9pt" fo:letter-spacing="-0.0043in" style:font-size-asian="9pt"/>
    </style:style>
    <style:style style:name="T102" style:family="text">
      <style:text-properties fo:color="#231f20" loext:opacity="100%" fo:font-size="9pt" fo:letter-spacing="-0.0043in" fo:font-weight="bold" style:font-size-asian="9pt" style:font-weight-asian="bold"/>
    </style:style>
    <style:style style:name="T103" style:family="text">
      <style:text-properties fo:color="#231f20" loext:opacity="100%" fo:font-size="9pt" fo:letter-spacing="-0.0043in" fo:font-style="italic" style:font-size-asian="9pt" style:font-style-asian="italic"/>
    </style:style>
    <style:style style:name="T104" style:family="text">
      <style:text-properties fo:color="#231f20" loext:opacity="100%" fo:font-size="9pt" fo:letter-spacing="-0.0138in" style:font-size-asian="9pt"/>
    </style:style>
    <style:style style:name="T105" style:family="text">
      <style:text-properties fo:color="#231f20" loext:opacity="100%" fo:font-size="9pt" fo:letter-spacing="-0.0134in" style:font-size-asian="9pt"/>
    </style:style>
    <style:style style:name="T106" style:family="text">
      <style:text-properties fo:color="#231f20" loext:opacity="100%" fo:font-size="9pt" fo:letter-spacing="-0.0134in" fo:font-weight="bold" style:font-size-asian="9pt" style:font-weight-asian="bold"/>
    </style:style>
    <style:style style:name="T107" style:family="text">
      <style:text-properties fo:color="#231f20" loext:opacity="100%" fo:font-size="9pt" fo:letter-spacing="-0.0134in" fo:font-style="italic" style:font-size-asian="9pt" style:font-style-asian="italic"/>
    </style:style>
    <style:style style:name="T108" style:family="text">
      <style:text-properties fo:color="#231f20" loext:opacity="100%" fo:font-size="9pt" fo:letter-spacing="-0.0154in" style:font-size-asian="9pt"/>
    </style:style>
    <style:style style:name="T109" style:family="text">
      <style:text-properties fo:color="#231f20" loext:opacity="100%" fo:font-size="9pt" fo:letter-spacing="-0.0154in" fo:font-style="italic" style:font-size-asian="9pt" style:font-style-asian="italic"/>
    </style:style>
    <style:style style:name="T110" style:family="text">
      <style:text-properties fo:color="#231f20" loext:opacity="100%" fo:font-size="9pt" fo:letter-spacing="-0.0047in" style:font-size-asian="9pt"/>
    </style:style>
    <style:style style:name="T111" style:family="text">
      <style:text-properties fo:color="#231f20" loext:opacity="100%" fo:font-size="9pt" fo:letter-spacing="-0.0047in" fo:font-weight="bold" style:font-size-asian="9pt" style:font-weight-asian="bold"/>
    </style:style>
    <style:style style:name="T112" style:family="text">
      <style:text-properties fo:color="#231f20" loext:opacity="100%" fo:font-size="9pt" fo:letter-spacing="-0.0047in" fo:font-style="italic" style:font-size-asian="9pt" style:font-style-asian="italic"/>
    </style:style>
    <style:style style:name="T113" style:family="text">
      <style:text-properties fo:color="#231f20" loext:opacity="100%" fo:font-size="9pt" fo:letter-spacing="-0.0118in" style:font-size-asian="9pt"/>
    </style:style>
    <style:style style:name="T114" style:family="text">
      <style:text-properties fo:color="#231f20" loext:opacity="100%" fo:font-size="9pt" fo:letter-spacing="-0.0118in" fo:font-weight="bold" style:font-size-asian="9pt" style:font-weight-asian="bold"/>
    </style:style>
    <style:style style:name="T115" style:family="text">
      <style:text-properties fo:color="#231f20" loext:opacity="100%" fo:font-size="9pt" fo:letter-spacing="-0.0118in" fo:font-style="italic" style:font-size-asian="9pt" style:font-style-asian="italic"/>
    </style:style>
    <style:style style:name="T116" style:family="text">
      <style:text-properties fo:color="#231f20" loext:opacity="100%" fo:font-size="9pt" fo:letter-spacing="0.0189in" style:font-size-asian="9pt"/>
    </style:style>
    <style:style style:name="T117" style:family="text">
      <style:text-properties fo:color="#231f20" loext:opacity="100%" fo:font-size="9pt" fo:letter-spacing="-0.0055in" style:font-size-asian="9pt"/>
    </style:style>
    <style:style style:name="T118" style:family="text">
      <style:text-properties fo:color="#231f20" loext:opacity="100%" fo:font-size="9pt" fo:letter-spacing="-0.0055in" fo:font-weight="bold" style:font-size-asian="9pt" style:font-weight-asian="bold"/>
    </style:style>
    <style:style style:name="T119" style:family="text">
      <style:text-properties fo:color="#231f20" loext:opacity="100%" fo:font-size="9pt" fo:letter-spacing="-0.0055in" fo:font-style="italic" style:font-size-asian="9pt" style:font-style-asian="italic"/>
    </style:style>
    <style:style style:name="T120" style:family="text">
      <style:text-properties fo:color="#231f20" loext:opacity="100%" fo:font-size="9pt" fo:letter-spacing="-0.0055in" style:text-underline-style="solid" style:text-underline-width="auto" style:text-underline-color="#231f20" style:font-size-asian="9pt"/>
    </style:style>
    <style:style style:name="T121" style:family="text">
      <style:text-properties fo:color="#231f20" loext:opacity="100%" fo:font-size="9pt" fo:letter-spacing="-0.0126in" style:font-size-asian="9pt"/>
    </style:style>
    <style:style style:name="T122" style:family="text">
      <style:text-properties fo:color="#231f20" loext:opacity="100%" fo:font-size="9pt" fo:letter-spacing="-0.0126in" fo:font-weight="bold" style:font-size-asian="9pt" style:font-weight-asian="bold"/>
    </style:style>
    <style:style style:name="T123" style:family="text">
      <style:text-properties fo:color="#231f20" loext:opacity="100%" fo:font-size="9pt" fo:letter-spacing="-0.0126in" fo:font-style="italic" style:font-size-asian="9pt" style:font-style-asian="italic"/>
    </style:style>
    <style:style style:name="T124" style:family="text">
      <style:text-properties fo:color="#231f20" loext:opacity="100%" fo:font-size="9pt" fo:letter-spacing="-0.0244in" style:font-size-asian="9pt"/>
    </style:style>
    <style:style style:name="T125" style:family="text">
      <style:text-properties fo:color="#231f20" loext:opacity="100%" fo:font-size="9pt" fo:letter-spacing="-0.0161in" fo:font-weight="bold" style:font-size-asian="9pt" style:font-weight-asian="bold"/>
    </style:style>
    <style:style style:name="T126" style:family="text">
      <style:text-properties fo:color="#231f20" loext:opacity="100%" fo:font-size="9pt" fo:letter-spacing="-0.0161in" style:font-size-asian="9pt"/>
    </style:style>
    <style:style style:name="T127" style:family="text">
      <style:text-properties fo:color="#231f20" loext:opacity="100%" fo:font-size="9pt" fo:letter-spacing="-0.0228in" style:font-size-asian="9pt"/>
    </style:style>
    <style:style style:name="T128" style:family="text">
      <style:text-properties fo:color="#231f20" loext:opacity="100%" fo:font-size="9pt" fo:letter-spacing="-0.0189in" style:font-size-asian="9pt"/>
    </style:style>
    <style:style style:name="T129" style:family="text">
      <style:text-properties fo:color="#231f20" loext:opacity="100%" fo:font-size="9pt" fo:letter-spacing="-0.0189in" fo:font-style="italic" style:font-size-asian="9pt" style:font-style-asian="italic"/>
    </style:style>
    <style:style style:name="T130" style:family="text">
      <style:text-properties fo:color="#231f20" loext:opacity="100%" fo:font-size="9pt" fo:letter-spacing="0.0138in" style:font-size-asian="9pt"/>
    </style:style>
    <style:style style:name="T131" style:family="text">
      <style:text-properties fo:color="#231f20" loext:opacity="100%" fo:font-size="9pt" fo:letter-spacing="-0.0165in" fo:font-weight="bold" style:font-size-asian="9pt" style:font-weight-asian="bold"/>
    </style:style>
    <style:style style:name="T132" style:family="text">
      <style:text-properties fo:color="#231f20" loext:opacity="100%" fo:font-size="9pt" fo:letter-spacing="-0.0165in" style:font-size-asian="9pt"/>
    </style:style>
    <style:style style:name="T133" style:family="text">
      <style:text-properties fo:color="#231f20" loext:opacity="100%" fo:font-size="9pt" fo:letter-spacing="-0.0217in" style:font-size-asian="9pt"/>
    </style:style>
    <style:style style:name="T134" style:family="text">
      <style:text-properties fo:color="#231f20" loext:opacity="100%" fo:font-size="9pt" fo:letter-spacing="-0.0217in" fo:font-style="italic" style:font-size-asian="9pt" style:font-style-asian="italic"/>
    </style:style>
    <style:style style:name="T135" style:family="text">
      <style:text-properties fo:color="#231f20" loext:opacity="100%" fo:font-size="9pt" fo:letter-spacing="-0.0209in" style:font-size-asian="9pt"/>
    </style:style>
    <style:style style:name="T136" style:family="text">
      <style:text-properties fo:color="#231f20" loext:opacity="100%" fo:font-size="9pt" fo:letter-spacing="0.0193in" style:font-size-asian="9pt"/>
    </style:style>
    <style:style style:name="T137" style:family="text">
      <style:text-properties fo:color="#231f20" loext:opacity="100%" fo:font-size="9pt" fo:letter-spacing="-0.022in" style:font-size-asian="9pt"/>
    </style:style>
    <style:style style:name="T138" style:family="text">
      <style:text-properties fo:color="#231f20" loext:opacity="100%" fo:font-size="9pt" fo:letter-spacing="0.0055in" style:font-size-asian="9pt"/>
    </style:style>
    <style:style style:name="T139" style:family="text">
      <style:text-properties fo:color="#231f20" loext:opacity="100%" fo:font-size="9pt" fo:letter-spacing="0.002in" style:font-size-asian="9pt"/>
    </style:style>
    <style:style style:name="T140" style:family="text">
      <style:text-properties fo:color="#231f20" loext:opacity="100%" fo:font-size="9pt" fo:letter-spacing="-0.0193in" style:font-size-asian="9pt"/>
    </style:style>
    <style:style style:name="T141" style:family="text">
      <style:text-properties fo:color="#231f20" loext:opacity="100%" fo:font-size="9pt" fo:letter-spacing="-0.0201in" style:font-size-asian="9pt"/>
    </style:style>
    <style:style style:name="T142" style:family="text">
      <style:text-properties fo:color="#231f20" loext:opacity="100%" fo:font-size="9pt" fo:letter-spacing="-0.0201in" fo:font-weight="bold" style:font-size-asian="9pt" style:font-weight-asian="bold"/>
    </style:style>
    <style:style style:name="T143" style:family="text">
      <style:text-properties fo:color="#231f20" loext:opacity="100%" fo:font-size="9pt" fo:letter-spacing="0.0043in" style:font-size-asian="9pt"/>
    </style:style>
    <style:style style:name="T144" style:family="text">
      <style:text-properties fo:color="#231f20" loext:opacity="100%" fo:font-size="9pt" fo:letter-spacing="0.0047in" style:font-size-asian="9pt"/>
    </style:style>
    <style:style style:name="T145" style:family="text">
      <style:text-properties fo:color="#231f20" loext:opacity="100%" fo:font-size="9pt" fo:letter-spacing="-0.0252in" style:font-size-asian="9pt"/>
    </style:style>
    <style:style style:name="T146" style:family="text">
      <style:text-properties fo:color="#231f20" loext:opacity="100%" fo:font-size="9pt" fo:letter-spacing="-0.0008in" fo:font-style="italic" style:font-size-asian="9pt" style:font-style-asian="italic"/>
    </style:style>
    <style:style style:name="T147" style:family="text">
      <style:text-properties fo:color="#231f20" loext:opacity="100%" fo:font-size="9pt" fo:letter-spacing="0.0154in" style:font-size-asian="9pt"/>
    </style:style>
    <style:style style:name="T148" style:family="text">
      <style:text-properties fo:color="#231f20" loext:opacity="100%" fo:font-size="9pt" fo:letter-spacing="0.0161in" style:font-size-asian="9pt"/>
    </style:style>
    <style:style style:name="T149" style:family="text">
      <style:text-properties fo:color="#231f20" loext:opacity="100%" fo:font-size="9pt" fo:letter-spacing="0.0173in" style:font-size-asian="9pt"/>
    </style:style>
    <style:style style:name="T150" style:family="text">
      <style:text-properties fo:color="#231f20" loext:opacity="100%" fo:font-size="10pt" style:font-size-asian="10pt"/>
    </style:style>
    <style:style style:name="T151" style:family="text">
      <style:text-properties fo:color="#231f20" loext:opacity="100%" fo:font-size="10pt" officeooo:rsid="0018392e" style:font-size-asian="10pt"/>
    </style:style>
    <style:style style:name="T152" style:family="text">
      <style:text-properties fo:color="#231f20" loext:opacity="100%" fo:font-size="10pt" fo:letter-spacing="-0.0161in" style:font-size-asian="10pt"/>
    </style:style>
    <style:style style:name="T153" style:family="text">
      <style:text-properties fo:color="#231f20" loext:opacity="100%" fo:font-size="10pt" fo:letter-spacing="-0.0083in" style:font-size-asian="10pt"/>
    </style:style>
    <style:style style:name="T154" style:family="text">
      <style:text-properties fo:color="#231f20" loext:opacity="100%" fo:font-size="10pt" fo:letter-spacing="-0.0091in" style:font-size-asian="10pt"/>
    </style:style>
    <style:style style:name="T155" style:family="text">
      <style:text-properties fo:color="#231f20" loext:opacity="100%" fo:font-size="10pt" fo:letter-spacing="-0.0055in" style:font-size-asian="10pt"/>
    </style:style>
    <style:style style:name="T156" style:family="text">
      <style:text-properties fo:color="#231f20" loext:opacity="100%" fo:font-size="10pt" fo:letter-spacing="-0.0134in" style:font-size-asian="10pt"/>
    </style:style>
    <style:style style:name="T157" style:family="text">
      <style:text-properties fo:color="#231f20" loext:opacity="100%" fo:font-size="10pt" fo:letter-spacing="-0.0126in" style:font-size-asian="10pt"/>
    </style:style>
    <style:style style:name="T158" style:family="text">
      <style:text-properties fo:color="#231f20" loext:opacity="100%" fo:font-size="10pt" fo:font-style="italic" style:font-size-asian="10pt" style:font-style-asian="italic"/>
    </style:style>
    <style:style style:name="T159" style:family="text">
      <style:text-properties fo:color="#231f20" loext:opacity="100%" fo:font-weight="normal" style:font-weight-asian="normal"/>
    </style:style>
    <style:style style:name="T160" style:family="text">
      <style:text-properties fo:color="#231f20" loext:opacity="100%" fo:font-style="italic" style:font-style-asian="italic"/>
    </style:style>
    <style:style style:name="T161" style:family="text">
      <style:text-properties fo:color="#231f20" loext:opacity="100%" fo:font-style="italic" fo:font-weight="bold" style:font-style-asian="italic" style:font-weight-asian="bold"/>
    </style:style>
    <style:style style:name="T162" style:family="text">
      <style:text-properties fo:color="#231f20" loext:opacity="100%" fo:letter-spacing="-0.002in"/>
    </style:style>
    <style:style style:name="T163" style:family="text">
      <style:text-properties fo:color="#231f20" loext:opacity="100%" fo:letter-spacing="-0.002in" style:text-underline-style="solid" style:text-underline-width="auto" style:text-underline-color="#231f20"/>
    </style:style>
    <style:style style:name="T164" style:family="text">
      <style:text-properties fo:color="#231f20" loext:opacity="100%" fo:letter-spacing="-0.002in" style:text-underline-style="solid" style:text-underline-width="auto" style:text-underline-color="#231f20" fo:font-weight="bold" style:font-weight-asian="bold"/>
    </style:style>
    <style:style style:name="T165" style:family="text">
      <style:text-properties fo:color="#231f20" loext:opacity="100%" fo:letter-spacing="-0.002in" fo:font-weight="bold" style:font-weight-asian="bold"/>
    </style:style>
    <style:style style:name="T166" style:family="text">
      <style:text-properties fo:color="#231f20" loext:opacity="100%" fo:letter-spacing="-0.0055in"/>
    </style:style>
    <style:style style:name="T167" style:family="text">
      <style:text-properties fo:color="#231f20" loext:opacity="100%" fo:letter-spacing="-0.0055in" style:text-underline-style="solid" style:text-underline-width="auto" style:text-underline-color="#231f20"/>
    </style:style>
    <style:style style:name="T168" style:family="text">
      <style:text-properties fo:color="#231f20" loext:opacity="100%" fo:letter-spacing="-0.0055in" fo:font-weight="bold" style:font-weight-asian="bold"/>
    </style:style>
    <style:style style:name="T169" style:family="text">
      <style:text-properties fo:color="#231f20" loext:opacity="100%" fo:letter-spacing="-0.0055in" fo:font-style="italic" style:font-style-asian="italic"/>
    </style:style>
    <style:style style:name="T170" style:family="text">
      <style:text-properties fo:color="#231f20" loext:opacity="100%" fo:letter-spacing="-0.0047in"/>
    </style:style>
    <style:style style:name="T171" style:family="text">
      <style:text-properties fo:color="#231f20" loext:opacity="100%" fo:letter-spacing="-0.0047in" style:text-underline-style="solid" style:text-underline-width="auto" style:text-underline-color="#231f20"/>
    </style:style>
    <style:style style:name="T172" style:family="text">
      <style:text-properties fo:color="#231f20" loext:opacity="100%" fo:letter-spacing="-0.0047in" fo:font-weight="bold" style:font-weight-asian="bold"/>
    </style:style>
    <style:style style:name="T173" style:family="text">
      <style:text-properties fo:color="#231f20" loext:opacity="100%" fo:letter-spacing="-0.0098in"/>
    </style:style>
    <style:style style:name="T174" style:family="text">
      <style:text-properties fo:color="#231f20" loext:opacity="100%" fo:letter-spacing="-0.0091in"/>
    </style:style>
    <style:style style:name="T175" style:family="text">
      <style:text-properties fo:color="#231f20" loext:opacity="100%" fo:letter-spacing="-0.0091in" fo:font-weight="bold" style:font-weight-asian="bold"/>
    </style:style>
    <style:style style:name="T176" style:family="text">
      <style:text-properties fo:color="#231f20" loext:opacity="100%" fo:letter-spacing="-0.0102in"/>
    </style:style>
    <style:style style:name="T177" style:family="text">
      <style:text-properties fo:color="#231f20" loext:opacity="100%" fo:letter-spacing="-0.0102in" fo:font-weight="bold" style:font-weight-asian="bold"/>
    </style:style>
    <style:style style:name="T178" style:family="text">
      <style:text-properties fo:color="#231f20" loext:opacity="100%" fo:letter-spacing="-0.0102in" style:text-underline-style="solid" style:text-underline-width="auto" style:text-underline-color="#231f20"/>
    </style:style>
    <style:style style:name="T179" style:family="text">
      <style:text-properties fo:color="#231f20" loext:opacity="100%" fo:letter-spacing="-0.0201in"/>
    </style:style>
    <style:style style:name="T180" style:family="text">
      <style:text-properties fo:color="#231f20" loext:opacity="100%" fo:letter-spacing="-0.0063in"/>
    </style:style>
    <style:style style:name="T181" style:family="text">
      <style:text-properties fo:color="#231f20" loext:opacity="100%" fo:letter-spacing="-0.0063in" style:text-underline-style="solid" style:text-underline-width="auto" style:text-underline-color="#231f20"/>
    </style:style>
    <style:style style:name="T182" style:family="text">
      <style:text-properties fo:color="#231f20" loext:opacity="100%" fo:letter-spacing="-0.0063in" fo:font-weight="bold" style:font-weight-asian="bold"/>
    </style:style>
    <style:style style:name="T183" style:family="text">
      <style:text-properties fo:color="#231f20" loext:opacity="100%" fo:letter-spacing="-0.0083in"/>
    </style:style>
    <style:style style:name="T184" style:family="text">
      <style:text-properties fo:color="#231f20" loext:opacity="100%" fo:letter-spacing="-0.0083in" style:text-underline-style="solid" style:text-underline-width="auto" style:text-underline-color="#231f20"/>
    </style:style>
    <style:style style:name="T185" style:family="text">
      <style:text-properties fo:color="#231f20" loext:opacity="100%" fo:letter-spacing="-0.0083in" fo:font-weight="bold" style:font-weight-asian="bold"/>
    </style:style>
    <style:style style:name="T186" style:family="text">
      <style:text-properties fo:color="#231f20" loext:opacity="100%" fo:letter-spacing="-0.0217in"/>
    </style:style>
    <style:style style:name="T187" style:family="text">
      <style:text-properties fo:color="#231f20" loext:opacity="100%" fo:letter-spacing="-0.0126in"/>
    </style:style>
    <style:style style:name="T188" style:family="text">
      <style:text-properties fo:color="#231f20" loext:opacity="100%" fo:letter-spacing="-0.0126in" fo:font-weight="bold" style:font-weight-asian="bold"/>
    </style:style>
    <style:style style:name="T189" style:family="text">
      <style:text-properties fo:color="#231f20" loext:opacity="100%" fo:letter-spacing="-0.0126in" fo:font-style="italic" style:font-style-asian="italic"/>
    </style:style>
    <style:style style:name="T190" style:family="text">
      <style:text-properties fo:color="#231f20" loext:opacity="100%" fo:letter-spacing="-0.0118in"/>
    </style:style>
    <style:style style:name="T191" style:family="text">
      <style:text-properties fo:color="#231f20" loext:opacity="100%" fo:letter-spacing="-0.0118in" style:text-underline-style="solid" style:text-underline-width="auto" style:text-underline-color="#231f20"/>
    </style:style>
    <style:style style:name="T192" style:family="text">
      <style:text-properties fo:color="#231f20" loext:opacity="100%" fo:letter-spacing="-0.0118in" fo:font-weight="bold" style:font-weight-asian="bold"/>
    </style:style>
    <style:style style:name="T193" style:family="text">
      <style:text-properties fo:color="#231f20" loext:opacity="100%" fo:letter-spacing="-0.0118in" fo:font-style="italic" style:font-style-asian="italic"/>
    </style:style>
    <style:style style:name="T194" style:family="text">
      <style:text-properties fo:color="#231f20" loext:opacity="100%" fo:letter-spacing="-0.011in"/>
    </style:style>
    <style:style style:name="T195" style:family="text">
      <style:text-properties fo:color="#231f20" loext:opacity="100%" fo:letter-spacing="-0.011in" fo:font-weight="bold" style:font-weight-asian="bold"/>
    </style:style>
    <style:style style:name="T196" style:family="text">
      <style:text-properties fo:color="#231f20" loext:opacity="100%" fo:letter-spacing="-0.0075in"/>
    </style:style>
    <style:style style:name="T197" style:family="text">
      <style:text-properties fo:color="#231f20" loext:opacity="100%" fo:letter-spacing="-0.0075in" style:text-underline-style="solid" style:text-underline-width="auto" style:text-underline-color="#231f20"/>
    </style:style>
    <style:style style:name="T198" style:family="text">
      <style:text-properties fo:color="#231f20" loext:opacity="100%" fo:letter-spacing="-0.0075in" fo:font-weight="bold" style:font-weight-asian="bold"/>
    </style:style>
    <style:style style:name="T199" style:family="text">
      <style:text-properties fo:color="#231f20" loext:opacity="100%" fo:letter-spacing="-0.0071in"/>
    </style:style>
    <style:style style:name="T200" style:family="text">
      <style:text-properties fo:color="#231f20" loext:opacity="100%" fo:letter-spacing="-0.0071in" style:text-underline-style="solid" style:text-underline-width="auto" style:text-underline-color="#231f20"/>
    </style:style>
    <style:style style:name="T201" style:family="text">
      <style:text-properties fo:color="#231f20" loext:opacity="100%" fo:letter-spacing="-0.0071in" fo:font-weight="bold" style:font-weight-asian="bold"/>
    </style:style>
    <style:style style:name="T202" style:family="text">
      <style:text-properties fo:color="#231f20" loext:opacity="100%" fo:letter-spacing="-0.0189in"/>
    </style:style>
    <style:style style:name="T203" style:family="text">
      <style:text-properties fo:color="#231f20" loext:opacity="100%" fo:letter-spacing="-0.0043in"/>
    </style:style>
    <style:style style:name="T204" style:family="text">
      <style:text-properties fo:color="#231f20" loext:opacity="100%" fo:letter-spacing="-0.0043in" style:text-underline-style="solid" style:text-underline-width="auto" style:text-underline-color="#231f20"/>
    </style:style>
    <style:style style:name="T205" style:family="text">
      <style:text-properties fo:color="#231f20" loext:opacity="100%" fo:letter-spacing="-0.0043in" fo:font-weight="bold" style:font-weight-asian="bold"/>
    </style:style>
    <style:style style:name="T206" style:family="text">
      <style:text-properties fo:color="#231f20" loext:opacity="100%" fo:letter-spacing="-0.0236in"/>
    </style:style>
    <style:style style:name="T207" style:family="text">
      <style:text-properties fo:color="#231f20" loext:opacity="100%" fo:letter-spacing="-0.0016in"/>
    </style:style>
    <style:style style:name="T208" style:family="text">
      <style:text-properties fo:color="#231f20" loext:opacity="100%" fo:letter-spacing="-0.0016in" fo:font-weight="bold" style:font-weight-asian="bold"/>
    </style:style>
    <style:style style:name="T209" style:family="text">
      <style:text-properties fo:color="#231f20" loext:opacity="100%" fo:letter-spacing="-0.0193in"/>
    </style:style>
    <style:style style:name="T210" style:family="text">
      <style:text-properties fo:color="#231f20" loext:opacity="100%" fo:letter-spacing="-0.0209in"/>
    </style:style>
    <style:style style:name="T211" style:family="text">
      <style:text-properties fo:color="#231f20" loext:opacity="100%" fo:letter-spacing="-0.0154in"/>
    </style:style>
    <style:style style:name="T212" style:family="text">
      <style:text-properties fo:color="#231f20" loext:opacity="100%" fo:letter-spacing="-0.0146in"/>
    </style:style>
    <style:style style:name="T213" style:family="text">
      <style:text-properties fo:color="#231f20" loext:opacity="100%" fo:letter-spacing="-0.0181in"/>
    </style:style>
    <style:style style:name="T214" style:family="text">
      <style:text-properties fo:color="#231f20" loext:opacity="100%" fo:letter-spacing="-0.0173in"/>
    </style:style>
    <style:style style:name="T215" style:family="text">
      <style:text-properties fo:color="#231f20" loext:opacity="100%" style:text-position="55% 100%" fo:font-size="5.5pt" style:font-size-asian="5.5pt"/>
    </style:style>
    <style:style style:name="T216" style:family="text">
      <style:text-properties fo:color="#231f20" loext:opacity="100%" fo:letter-spacing="-0.0134in"/>
    </style:style>
    <style:style style:name="T217" style:family="text">
      <style:text-properties fo:color="#231f20" loext:opacity="100%" fo:letter-spacing="-0.0138in"/>
    </style:style>
    <style:style style:name="T218" style:family="text">
      <style:text-properties fo:color="#231f20" loext:opacity="100%" fo:letter-spacing="-0.0138in" fo:font-weight="bold" style:font-weight-asian="bold"/>
    </style:style>
    <style:style style:name="T219" style:family="text">
      <style:text-properties fo:color="#231f20" loext:opacity="100%" fo:letter-spacing="-0.0161in"/>
    </style:style>
    <style:style style:name="T220" style:family="text">
      <style:text-properties fo:color="#231f20" loext:opacity="100%" fo:letter-spacing="-0.0161in" fo:font-weight="bold" style:font-weight-asian="bold"/>
    </style:style>
    <style:style style:name="T221" style:family="text">
      <style:text-properties fo:color="#231f20" loext:opacity="100%" style:text-underline-style="solid" style:text-underline-width="auto" style:text-underline-color="#231f20"/>
    </style:style>
    <style:style style:name="T222" style:family="text">
      <style:text-properties fo:color="#231f20" loext:opacity="100%" style:text-underline-style="solid" style:text-underline-width="auto" style:text-underline-color="#231f20" fo:font-weight="bold" style:font-weight-asian="bold"/>
    </style:style>
    <style:style style:name="T223" style:family="text">
      <style:text-properties fo:color="#231f20" loext:opacity="100%" fo:letter-spacing="-0.0165in"/>
    </style:style>
    <style:style style:name="T224" style:family="text">
      <style:text-properties fo:color="#231f20" loext:opacity="100%" fo:letter-spacing="-0.0165in" fo:font-weight="bold" style:font-weight-asian="bold"/>
    </style:style>
    <style:style style:name="T225" style:family="text">
      <style:text-properties fo:color="#231f20" loext:opacity="100%" fo:font-weight="bold" style:font-weight-asian="bold"/>
    </style:style>
    <style:style style:name="T226" style:family="text">
      <style:text-properties fo:color="#231f20" loext:opacity="100%" style:font-name="Georgia"/>
    </style:style>
    <style:style style:name="T227" style:family="text">
      <style:text-properties fo:color="#231f20" loext:opacity="100%" style:font-name="Georgia" fo:letter-spacing="-0.002in"/>
    </style:style>
    <style:style style:name="T228" style:family="text">
      <style:text-properties fo:color="#231f20" loext:opacity="100%" style:font-name="Georgia" fo:letter-spacing="-0.0016in"/>
    </style:style>
    <style:style style:name="T229" style:family="text">
      <style:text-properties fo:color="#231f20" loext:opacity="100%" style:font-name="Georgia" fo:font-size="9pt" style:font-size-asian="9pt"/>
    </style:style>
    <style:style style:name="T230" style:family="text">
      <style:text-properties fo:color="#231f20" loext:opacity="100%" style:font-name="Georgia" fo:font-size="9pt" fo:letter-spacing="-0.0071in" style:font-size-asian="9pt"/>
    </style:style>
    <style:style style:name="T231" style:family="text">
      <style:text-properties fo:color="#231f20" loext:opacity="100%" style:font-name="Georgia" fo:font-size="9pt" fo:letter-spacing="-0.0035in" style:font-size-asian="9pt"/>
    </style:style>
    <style:style style:name="T232" style:family="text">
      <style:text-properties fo:color="#231f20" loext:opacity="100%" style:font-name="Georgia" fo:font-size="9pt" fo:letter-spacing="-0.0028in" style:font-size-asian="9pt"/>
    </style:style>
    <style:style style:name="T233" style:family="text">
      <style:text-properties fo:color="#231f20" loext:opacity="100%" style:font-name="Georgia" fo:font-size="9pt" fo:letter-spacing="-0.0102in" style:font-size-asian="9pt"/>
    </style:style>
    <style:style style:name="T234" style:family="text">
      <style:text-properties fo:color="#231f20" loext:opacity="100%" style:font-name="Georgia" fo:font-size="9pt" fo:letter-spacing="-0.002in" style:font-size-asian="9pt"/>
    </style:style>
    <style:style style:name="T235" style:family="text">
      <style:text-properties fo:color="#231f20" loext:opacity="100%" style:font-name="Georgia" fo:letter-spacing="-0.0043in"/>
    </style:style>
    <style:style style:name="T236" style:family="text">
      <style:text-properties fo:color="#231f20" loext:opacity="100%" style:font-name="Georgia" fo:letter-spacing="-0.0071in"/>
    </style:style>
    <style:style style:name="T237" style:family="text">
      <style:text-properties fo:color="#231f20" loext:opacity="100%" fo:letter-spacing="0.0154in"/>
    </style:style>
    <style:style style:name="T238" style:family="text">
      <style:text-properties fo:color="#231f20" loext:opacity="100%" fo:letter-spacing="0.0209in"/>
    </style:style>
    <style:style style:name="T239" style:family="text">
      <style:text-properties fo:color="#231f20" loext:opacity="100%" fo:letter-spacing="0.0055in"/>
    </style:style>
    <style:style style:name="T240" style:family="text">
      <style:text-properties fo:color="#231f20" loext:opacity="100%" fo:letter-spacing="0.002in"/>
    </style:style>
    <style:style style:name="T241" style:family="text">
      <style:text-properties fo:color="#231f20" loext:opacity="100%" fo:letter-spacing="0.0161in"/>
    </style:style>
    <style:style style:name="T242" style:family="text">
      <style:text-properties fo:color="#231f20" loext:opacity="100%" fo:letter-spacing="-0.022in"/>
    </style:style>
    <style:style style:name="T243" style:family="text">
      <style:text-properties fo:color="#231f20" loext:opacity="100%" fo:letter-spacing="0.0181in"/>
    </style:style>
    <style:style style:name="T244" style:family="text">
      <style:text-properties fo:color="#231f20" loext:opacity="100%" fo:letter-spacing="0.0173in"/>
    </style:style>
    <style:style style:name="T245" style:family="text">
      <style:text-properties fo:color="#231f20" loext:opacity="100%" fo:letter-spacing="0.0091in" fo:font-weight="bold" style:font-weight-asian="bold"/>
    </style:style>
    <style:style style:name="T246" style:family="text">
      <style:text-properties fo:color="#231f20" loext:opacity="100%" fo:letter-spacing="0.0028in"/>
    </style:style>
    <style:style style:name="T247" style:family="text">
      <style:text-properties fo:color="#231f20" loext:opacity="100%" fo:letter-spacing="0.0217in"/>
    </style:style>
    <style:style style:name="T248" style:family="text">
      <style:text-properties fo:color="#231f20" loext:opacity="100%" fo:letter-spacing="0.0146in"/>
    </style:style>
    <style:style style:name="T249" style:family="text">
      <style:text-properties fo:color="#231f20" loext:opacity="100%" fo:letter-spacing="0.0189in"/>
    </style:style>
    <style:style style:name="T250" style:family="text">
      <style:text-properties fo:color="#231f20" loext:opacity="100%" fo:letter-spacing="0.0075in"/>
    </style:style>
    <style:style style:name="T251" style:family="text">
      <style:text-properties fo:color="#231f20" loext:opacity="100%" fo:letter-spacing="0.0098in"/>
    </style:style>
    <style:style style:name="T252" style:family="text">
      <style:text-properties fo:color="#231f20" loext:opacity="100%" fo:letter-spacing="0.0063in"/>
    </style:style>
    <style:style style:name="T253" style:family="text">
      <style:text-properties fo:color="#231f20" loext:opacity="100%" fo:letter-spacing="-0.0008in"/>
    </style:style>
    <style:style style:name="T254" style:family="text">
      <style:text-properties fo:color="#231f20" loext:opacity="100%" fo:letter-spacing="0.011in"/>
    </style:style>
    <style:style style:name="T255" style:family="text">
      <style:text-properties fo:color="#231f20" loext:opacity="100%" fo:font-size="8.5pt" style:font-size-asian="8.5pt"/>
    </style:style>
    <style:style style:name="T256" style:family="text">
      <style:text-properties fo:color="#231f20" loext:opacity="100%" fo:font-size="8.5pt" fo:letter-spacing="-0.0091in" style:font-size-asian="8.5pt"/>
    </style:style>
    <style:style style:name="T257" style:family="text">
      <style:text-properties fo:color="#231f20" loext:opacity="100%" fo:font-size="8.5pt" fo:letter-spacing="-0.0083in" style:font-size-asian="8.5pt"/>
    </style:style>
    <style:style style:name="T258" style:family="text">
      <style:text-properties fo:color="#231f20" loext:opacity="100%" fo:font-size="8.5pt" fo:letter-spacing="-0.0055in" style:font-size-asian="8.5pt"/>
    </style:style>
    <style:style style:name="T259" style:family="text">
      <style:text-properties fo:color="#231f20" loext:opacity="100%" fo:font-size="8.5pt" fo:letter-spacing="-0.0071in" style:font-size-asian="8.5pt"/>
    </style:style>
    <style:style style:name="T260" style:family="text">
      <style:text-properties fo:color="#231f20" loext:opacity="100%" fo:font-size="8.5pt" fo:letter-spacing="-0.002in" style:font-size-asian="8.5pt"/>
    </style:style>
    <style:style style:name="T261" style:family="text">
      <style:text-properties fo:color="#231f20" loext:opacity="100%" fo:font-size="8.5pt" fo:letter-spacing="-0.0063in" style:font-size-asian="8.5pt"/>
    </style:style>
    <style:style style:name="T262" style:family="text">
      <style:text-properties fo:color="#231f20" loext:opacity="100%" fo:font-size="8.5pt" fo:letter-spacing="-0.0047in" style:font-size-asian="8.5pt"/>
    </style:style>
    <style:style style:name="T263" style:family="text">
      <style:text-properties fo:color="#231f20" loext:opacity="100%" fo:font-size="8.5pt" fo:letter-spacing="-0.0043in" style:font-size-asian="8.5pt"/>
    </style:style>
    <style:style style:name="T264" style:family="text">
      <style:text-properties fo:color="#231f20" loext:opacity="100%" fo:font-size="8.5pt" fo:letter-spacing="-0.0118in" style:font-size-asian="8.5pt"/>
    </style:style>
    <style:style style:name="T265" style:family="text">
      <style:text-properties fo:color="#231f20" loext:opacity="100%" fo:font-size="8.5pt" fo:letter-spacing="-0.0075in" style:font-size-asian="8.5pt"/>
    </style:style>
    <style:style style:name="T266" style:family="text">
      <style:text-properties fo:color="#231f20" loext:opacity="100%" fo:font-size="8.5pt" fo:letter-spacing="-0.0134in" style:font-size-asian="8.5pt"/>
    </style:style>
    <style:style style:name="T267" style:family="text">
      <style:text-properties fo:color="#231f20" loext:opacity="100%" fo:font-size="8.5pt" fo:letter-spacing="-0.0126in" style:font-size-asian="8.5pt"/>
    </style:style>
    <style:style style:name="T268" style:family="text">
      <style:text-properties fo:color="#231f20" loext:opacity="100%" fo:font-size="8.5pt" fo:letter-spacing="-0.0035in" style:font-size-asian="8.5pt"/>
    </style:style>
    <style:style style:name="T269" style:family="text">
      <style:text-properties fo:color="#231f20" loext:opacity="100%" fo:font-size="8.5pt" fo:letter-spacing="-0.0102in" style:font-size-asian="8.5pt"/>
    </style:style>
    <style:style style:name="T270" style:family="text">
      <style:text-properties fo:color="#231f20" loext:opacity="100%" fo:font-size="8.5pt" fo:letter-spacing="-0.0098in" style:font-size-asian="8.5pt"/>
    </style:style>
    <style:style style:name="T271" style:family="text">
      <style:text-properties fo:color="#231f20" loext:opacity="100%" fo:font-size="8.5pt" fo:letter-spacing="-0.0028in" style:font-size-asian="8.5pt"/>
    </style:style>
    <style:style style:name="T272" style:family="text">
      <style:text-properties fo:color="#231f20" loext:opacity="100%" fo:font-size="8.5pt" fo:letter-spacing="-0.011in" style:font-size-asian="8.5pt"/>
    </style:style>
    <style:style style:name="T273" style:family="text">
      <style:text-properties fo:color="#231f20" loext:opacity="100%" fo:font-size="8.5pt" fo:letter-spacing="-0.0138in" style:font-size-asian="8.5pt"/>
    </style:style>
    <style:style style:name="T274" style:family="text">
      <style:text-properties fo:color="#231f20" loext:opacity="100%" fo:letter-spacing="0.0102in"/>
    </style:style>
    <style:style style:name="T275" style:family="text">
      <style:text-properties fo:color="#231f20" loext:opacity="100%" fo:letter-spacing="0.0016in"/>
    </style:style>
    <style:style style:name="T276" style:family="text">
      <style:text-properties fo:color="#231f20" loext:opacity="100%" fo:letter-spacing="-0.0228in"/>
    </style:style>
    <style:style style:name="T277" style:family="text">
      <style:text-properties style:font-name="Arial" fo:font-size="22pt" fo:font-weight="bold" style:font-size-asian="22pt" style:font-weight-asian="bold"/>
    </style:style>
    <style:style style:name="T278" style:family="text">
      <style:text-properties style:font-name="Arial" fo:font-size="22pt" fo:font-style="italic" style:font-size-asian="22pt" style:font-style-asian="italic"/>
    </style:style>
    <style:style style:name="T279" style:family="text">
      <style:text-properties style:font-name="Arial" fo:font-size="30pt" fo:font-style="italic" style:font-size-asian="30pt" style:font-style-asian="italic"/>
    </style:style>
    <style:style style:name="T280" style:family="text">
      <style:text-properties style:font-name="Arial" fo:font-size="10pt" style:font-size-asian="10pt"/>
    </style:style>
    <style:style style:name="T281" style:family="text">
      <style:text-properties style:font-name="Arial" fo:font-size="5pt" style:font-size-asian="5pt"/>
    </style:style>
    <style:style style:name="T282" style:family="text">
      <style:text-properties style:font-name="Arial" fo:font-size="16pt" fo:font-weight="bold" style:font-size-asian="16pt" style:font-weight-asian="bold"/>
    </style:style>
    <style:style style:name="T283" style:family="text">
      <style:text-properties style:font-name="Arial" fo:font-size="9pt" style:font-size-asian="9pt"/>
    </style:style>
    <style:style style:name="T284" style:family="text">
      <style:text-properties style:font-name="Arial" fo:font-size="8.5pt" fo:font-weight="bold" style:font-size-asian="8.5pt" style:font-weight-asian="bold"/>
    </style:style>
    <style:style style:name="T285" style:family="text">
      <style:text-properties fo:color="#005da4" loext:opacity="100%" style:font-name="Arial" fo:font-size="8pt" fo:font-weight="bold" style:font-size-asian="8pt" style:font-weight-asian="bold"/>
    </style:style>
    <style:style style:name="T286" style:family="text">
      <style:text-properties fo:color="#005da4" loext:opacity="100%" style:font-name="Arial" fo:font-size="8pt" fo:letter-spacing="-0.0063in" fo:font-weight="bold" style:font-size-asian="8pt" style:font-weight-asian="bold"/>
    </style:style>
    <style:style style:name="T287" style:family="text">
      <style:text-properties fo:color="#005da4" loext:opacity="100%" style:font-name="Arial" fo:font-size="8pt" fo:letter-spacing="-0.0047in" fo:font-weight="bold" style:font-size-asian="8pt" style:font-weight-asian="bold"/>
    </style:style>
    <style:style style:name="T288" style:family="text">
      <style:text-properties fo:color="#005da4" loext:opacity="100%" style:font-name="Arial" fo:font-size="8pt" fo:letter-spacing="-0.0008in" fo:font-weight="bold" style:font-size-asian="8pt" style:font-weight-asian="bold"/>
    </style:style>
    <style:style style:name="T289" style:family="text">
      <style:text-properties fo:color="#005da4" loext:opacity="100%" style:font-name="Arial" fo:font-size="8pt" fo:letter-spacing="-0.0055in" fo:font-weight="bold" style:font-size-asian="8pt" style:font-weight-asian="bold"/>
    </style:style>
    <style:style style:name="T290" style:family="text">
      <style:text-properties fo:color="#005da4" loext:opacity="100%" style:font-name="Arial" fo:font-size="8pt" fo:letter-spacing="-0.0126in" fo:font-weight="bold" style:font-size-asian="8pt" style:font-weight-asian="bold"/>
    </style:style>
    <style:style style:name="T291" style:family="text">
      <style:text-properties fo:color="#005da4" loext:opacity="100%" style:font-name="Arial" fo:font-size="16pt" fo:font-weight="bold" style:font-size-asian="16pt" style:font-weight-asian="bold"/>
    </style:style>
    <style:style style:name="T292" style:family="text">
      <style:text-properties fo:color="#005da4" loext:opacity="100%" style:font-name="Arial" fo:font-size="16pt" fo:font-weight="bold" style:font-size-asian="16pt" style:font-weight-asian="bold" style:text-scale="100%"/>
    </style:style>
    <style:style style:name="T293" style:family="text">
      <style:text-properties fo:color="#005da4" loext:opacity="100%" style:font-name="Arial" fo:font-size="16pt" fo:font-weight="bold" style:font-size-asian="16pt" style:font-weight-asian="bold" style:text-scale="99%"/>
    </style:style>
    <style:style style:name="T294" style:family="text">
      <style:text-properties fo:color="#005da4" loext:opacity="100%" style:font-name="Arial" fo:font-size="16pt" fo:letter-spacing="-0.0008in" fo:font-weight="bold" style:font-size-asian="16pt" style:font-weight-asian="bold" style:text-scale="100%"/>
    </style:style>
    <style:style style:name="T295" style:family="text">
      <style:text-properties fo:color="#005da4" loext:opacity="100%" style:font-name="Arial" fo:font-size="16pt" fo:letter-spacing="-0.0008in" fo:font-weight="bold" style:font-size-asian="16pt" style:font-weight-asian="bold" style:text-scale="99%"/>
    </style:style>
    <style:style style:name="T296" style:family="text">
      <style:text-properties fo:color="#005da4" loext:opacity="100%" style:font-name="Arial" fo:font-size="16pt" fo:letter-spacing="-0.0008in" fo:font-weight="bold" style:font-size-asian="16pt" style:font-weight-asian="bold"/>
    </style:style>
    <style:style style:name="T297" style:family="text">
      <style:text-properties fo:color="#005da4" loext:opacity="100%" style:font-name="Arial" fo:font-size="16pt" fo:letter-spacing="-0.0398in" fo:font-weight="bold" style:font-size-asian="16pt" style:font-weight-asian="bold" style:text-scale="100%"/>
    </style:style>
    <style:style style:name="T298" style:family="text">
      <style:text-properties fo:color="#005da4" loext:opacity="100%" style:font-name="Arial" fo:font-size="16pt" fo:letter-spacing="-0.1134in" fo:font-weight="bold" style:font-size-asian="16pt" style:font-weight-asian="bold" style:text-scale="99%"/>
    </style:style>
    <style:style style:name="T299" style:family="text">
      <style:text-properties fo:color="#005da4" loext:opacity="100%" style:font-name="Arial" fo:font-size="16pt" fo:letter-spacing="-0.1008in" fo:font-weight="bold" style:font-size-asian="16pt" style:font-weight-asian="bold" style:text-scale="100%"/>
    </style:style>
    <style:style style:name="T300" style:family="text">
      <style:text-properties fo:color="#005da4" loext:opacity="100%" style:font-name="Arial" fo:font-size="16pt" fo:letter-spacing="-0.0791in" fo:font-weight="bold" style:font-size-asian="16pt" style:font-weight-asian="bold" style:text-scale="99%"/>
    </style:style>
    <style:style style:name="T301" style:family="text">
      <style:text-properties fo:color="#005da4" loext:opacity="100%" style:font-name="Arial" fo:font-size="16pt" fo:letter-spacing="-0.102in" fo:font-weight="bold" style:font-size-asian="16pt" style:font-weight-asian="bold" style:text-scale="99%"/>
    </style:style>
    <style:style style:name="T302" style:family="text">
      <style:text-properties fo:color="#005da4" loext:opacity="100%" style:font-name="Arial" fo:font-size="16pt" fo:letter-spacing="-0.102in" fo:font-weight="bold" officeooo:rsid="0018392e" style:font-size-asian="16pt" style:font-weight-asian="bold" style:text-scale="99%"/>
    </style:style>
    <style:style style:name="T303" style:family="text">
      <style:text-properties fo:color="#005da4" loext:opacity="100%" style:font-name="Arial" fo:font-size="16pt" fo:letter-spacing="-0.0146in" fo:font-weight="bold" style:font-size-asian="16pt" style:font-weight-asian="bold"/>
    </style:style>
    <style:style style:name="T304" style:family="text">
      <style:text-properties fo:color="#005da4" loext:opacity="100%" style:font-name="Arial" fo:font-size="16pt" fo:letter-spacing="-0.011in" fo:font-weight="bold" style:font-size-asian="16pt" style:font-weight-asian="bold" style:text-scale="99%"/>
    </style:style>
    <style:style style:name="T305" style:family="text">
      <style:text-properties fo:color="#005da4" loext:opacity="100%" style:font-name="Arial" fo:font-size="16pt" fo:letter-spacing="-0.0028in" fo:font-weight="bold" style:font-size-asian="16pt" style:font-weight-asian="bold" style:text-scale="100%"/>
    </style:style>
    <style:style style:name="T306" style:family="text">
      <style:text-properties fo:color="#005da4" loext:opacity="100%" style:font-name="Arial" fo:font-size="16pt" fo:letter-spacing="-0.0028in" fo:font-weight="bold" style:font-size-asian="16pt" style:font-weight-asian="bold" style:text-scale="99%"/>
    </style:style>
    <style:style style:name="T307" style:family="text">
      <style:text-properties fo:color="#005da4" loext:opacity="100%" style:font-name="Arial" fo:font-size="16pt" fo:letter-spacing="-0.0339in" fo:font-weight="bold" style:font-size-asian="16pt" style:font-weight-asian="bold" style:text-scale="100%"/>
    </style:style>
    <style:style style:name="T308" style:family="text">
      <style:text-properties fo:color="#005da4" loext:opacity="100%" style:font-name="Arial" fo:font-size="16pt" fo:letter-spacing="-0.0583in" fo:font-weight="bold" style:font-size-asian="16pt" style:font-weight-asian="bold" style:text-scale="100%"/>
    </style:style>
    <style:style style:name="T309" style:family="text">
      <style:text-properties fo:color="#005da4" loext:opacity="100%" style:font-name="Arial" fo:font-size="16pt" fo:letter-spacing="-0.0043in" fo:font-weight="bold" style:font-size-asian="16pt" style:font-weight-asian="bold" style:text-scale="99%"/>
    </style:style>
    <style:style style:name="T310" style:family="text">
      <style:text-properties fo:color="#005da4" loext:opacity="100%" style:font-name="Arial" fo:font-size="16pt" fo:letter-spacing="-0.0563in" fo:font-weight="bold" style:font-size-asian="16pt" style:font-weight-asian="bold" style:text-scale="99%"/>
    </style:style>
    <style:style style:name="T311" style:family="text">
      <style:text-properties fo:color="#005da4" loext:opacity="100%" style:font-name="Arial" fo:font-size="16pt" fo:letter-spacing="-0.0047in" fo:font-weight="bold" style:font-size-asian="16pt" style:font-weight-asian="bold" style:text-scale="99%"/>
    </style:style>
    <style:style style:name="T312" style:family="text">
      <style:text-properties fo:color="#005da4" loext:opacity="100%" style:font-name="Arial" fo:font-size="16pt" fo:letter-spacing="-0.0217in" fo:font-weight="bold" style:font-size-asian="16pt" style:font-weight-asian="bold" style:text-scale="100%"/>
    </style:style>
    <style:style style:name="T313" style:family="text">
      <style:text-properties fo:color="#005da4" loext:opacity="100%" style:font-name="Arial" fo:font-size="16pt" fo:letter-spacing="-0.0244in" fo:font-weight="bold" style:font-size-asian="16pt" style:font-weight-asian="bold" style:text-scale="100%"/>
    </style:style>
    <style:style style:name="T314" style:family="text">
      <style:text-properties fo:color="#005da4" loext:opacity="100%" style:font-name="Arial" fo:font-size="16pt" fo:letter-spacing="-0.1098in" fo:font-weight="bold" style:font-size-asian="16pt" style:font-weight-asian="bold" style:text-scale="99%"/>
    </style:style>
    <style:style style:name="T315" style:family="text">
      <style:text-properties fo:color="#005da4" loext:opacity="100%" style:font-name="Arial" fo:font-size="16pt" fo:letter-spacing="-0.061in" fo:font-weight="bold" style:font-size-asian="16pt" style:font-weight-asian="bold" style:text-scale="99%"/>
    </style:style>
    <style:style style:name="T316" style:family="text">
      <style:text-properties fo:color="#005da4" loext:opacity="100%" style:font-name="Arial" fo:font-size="16pt" fo:letter-spacing="-0.0764in" fo:font-weight="bold" style:font-size-asian="16pt" style:font-weight-asian="bold" style:text-scale="100%"/>
    </style:style>
    <style:style style:name="T317" style:family="text">
      <style:text-properties fo:color="#005da4" loext:opacity="100%" style:font-name="Arial" fo:font-size="16pt" fo:letter-spacing="-0.0319in" fo:font-weight="bold" style:font-size-asian="16pt" style:font-weight-asian="bold" style:text-scale="100%"/>
    </style:style>
    <style:style style:name="T318" style:family="text">
      <style:text-properties fo:color="#005da4" loext:opacity="100%" style:font-name="Arial" fo:font-size="16pt" fo:letter-spacing="-0.0102in" fo:font-weight="bold" style:font-size-asian="16pt" style:font-weight-asian="bold" style:text-scale="99%"/>
    </style:style>
    <style:style style:name="T319" style:family="text">
      <style:text-properties fo:color="#005da4" loext:opacity="100%" style:font-name="Arial" fo:font-size="16pt" fo:letter-spacing="-0.0236in" fo:font-weight="bold" style:font-size-asian="16pt" style:font-weight-asian="bold" style:text-scale="99%"/>
    </style:style>
    <style:style style:name="T320" style:family="text">
      <style:text-properties fo:color="#005da4" loext:opacity="100%" style:font-name="Arial" fo:font-size="16pt" fo:letter-spacing="-0.0354in" fo:font-weight="bold" style:font-size-asian="16pt" style:font-weight-asian="bold"/>
    </style:style>
    <style:style style:name="T321" style:family="text">
      <style:text-properties fo:color="#005da4" loext:opacity="100%" style:font-name="Arial" fo:font-size="16pt" fo:letter-spacing="-0.0354in" fo:font-weight="bold" style:font-size-asian="16pt" style:font-weight-asian="bold" style:text-scale="100%"/>
    </style:style>
    <style:style style:name="T322" style:family="text">
      <style:text-properties fo:color="#005da4" loext:opacity="100%" style:font-name="Arial" fo:font-size="16pt" fo:letter-spacing="-0.05in" fo:font-weight="bold" style:font-size-asian="16pt" style:font-weight-asian="bold" style:text-scale="100%"/>
    </style:style>
    <style:style style:name="T323" style:family="text">
      <style:text-properties fo:color="#005da4" loext:opacity="100%" style:font-name="Arial" fo:font-size="16pt" fo:letter-spacing="-0.0882in" fo:font-weight="bold" style:font-size-asian="16pt" style:font-weight-asian="bold" style:text-scale="100%"/>
    </style:style>
    <style:style style:name="T324" style:family="text">
      <style:text-properties fo:color="#005da4" loext:opacity="100%" style:font-name="Arial" fo:font-size="16pt" fo:letter-spacing="-0.0839in" fo:font-weight="bold" style:font-size-asian="16pt" style:font-weight-asian="bold" style:text-scale="100%"/>
    </style:style>
    <style:style style:name="T325" style:family="text">
      <style:text-properties fo:color="#005da4" loext:opacity="100%" style:font-name="Arial" fo:font-size="16pt" fo:letter-spacing="-0.0457in" fo:font-weight="bold" style:font-size-asian="16pt" style:font-weight-asian="bold" style:text-scale="100%"/>
    </style:style>
    <style:style style:name="T326" style:family="text">
      <style:text-properties fo:color="#005da4" loext:opacity="100%" style:font-name="Arial" fo:font-size="16pt" fo:letter-spacing="-0.0417in" fo:font-weight="bold" style:font-size-asian="16pt" style:font-weight-asian="bold" style:text-scale="99%"/>
    </style:style>
    <style:style style:name="T327" style:family="text">
      <style:text-properties fo:color="#005da4" loext:opacity="100%" style:font-name="Arial" fo:font-size="16pt" fo:letter-spacing="-0.0374in" fo:font-weight="bold" style:font-size-asian="16pt" style:font-weight-asian="bold" style:text-scale="100%"/>
    </style:style>
    <style:style style:name="T328" style:family="text">
      <style:text-properties fo:color="#005da4" loext:opacity="100%" style:font-name="Arial" fo:font-size="16pt" fo:letter-spacing="-0.002in" fo:font-weight="bold" style:font-size-asian="16pt" style:font-weight-asian="bold" style:text-scale="99%"/>
    </style:style>
    <style:style style:name="T329" style:family="text">
      <style:text-properties fo:color="#005da4" loext:opacity="100%" style:font-name="Arial" fo:font-size="16pt" fo:letter-spacing="-0.0654in" fo:font-weight="bold" style:font-size-asian="16pt" style:font-weight-asian="bold" style:text-scale="99%"/>
    </style:style>
    <style:style style:name="T330" style:family="text">
      <style:text-properties fo:color="#005da4" loext:opacity="100%" style:font-name="Arial" fo:font-size="16pt" fo:letter-spacing="-0.0299in" fo:font-weight="bold" style:font-size-asian="16pt" style:font-weight-asian="bold" style:text-scale="99%"/>
    </style:style>
    <style:style style:name="T331" style:family="text">
      <style:text-properties fo:color="#005da4" loext:opacity="100%" style:font-name="Arial" fo:font-size="16pt" fo:letter-spacing="-0.0898in" fo:font-weight="bold" style:font-size-asian="16pt" style:font-weight-asian="bold" style:text-scale="99%"/>
    </style:style>
    <style:style style:name="T332" style:family="text">
      <style:text-properties fo:color="#005da4" loext:opacity="100%" style:font-name="Arial" fo:font-size="16pt" fo:letter-spacing="-0.048in" fo:font-weight="bold" style:font-size-asian="16pt" style:font-weight-asian="bold" style:text-scale="100%"/>
    </style:style>
    <style:style style:name="T333" style:family="text">
      <style:text-properties fo:color="#005da4" loext:opacity="100%" style:font-name="Arial" fo:font-size="16pt" fo:letter-spacing="-0.0866in" fo:font-weight="bold" style:font-size-asian="16pt" style:font-weight-asian="bold" style:text-scale="100%"/>
    </style:style>
    <style:style style:name="T334" style:family="text">
      <style:text-properties fo:color="#005da4" loext:opacity="100%" style:font-name="Arial" fo:font-size="16pt" fo:letter-spacing="-0.0535in" fo:font-weight="bold" style:font-size-asian="16pt" style:font-weight-asian="bold" style:text-scale="99%"/>
    </style:style>
    <style:style style:name="T335" style:family="text">
      <style:text-properties fo:color="#005da4" loext:opacity="100%" style:font-name="Arial" fo:font-size="16pt" fo:letter-spacing="-0.1173in" fo:font-weight="bold" style:font-size-asian="16pt" style:font-weight-asian="bold" style:text-scale="100%"/>
    </style:style>
    <style:style style:name="T336" style:family="text">
      <style:text-properties fo:color="#005da4" loext:opacity="100%" style:font-name="Arial" fo:font-size="16pt" fo:letter-spacing="-0.0516in" fo:font-weight="bold" style:font-size-asian="16pt" style:font-weight-asian="bold" style:text-scale="99%"/>
    </style:style>
    <style:style style:name="T337" style:family="text">
      <style:text-properties fo:color="#005da4" loext:opacity="100%" style:font-name="Arial" fo:font-size="16pt" fo:letter-spacing="-0.1118in" fo:font-weight="bold" style:font-size-asian="16pt" style:font-weight-asian="bold" style:text-scale="99%"/>
    </style:style>
    <style:style style:name="T338" style:family="text">
      <style:text-properties fo:color="#005da4" loext:opacity="100%" style:font-name="Arial" fo:font-size="16pt" fo:letter-spacing="-0.1126in" fo:font-weight="bold" style:font-size-asian="16pt" style:font-weight-asian="bold" style:text-scale="99%"/>
    </style:style>
    <style:style style:name="T339" style:family="text">
      <style:text-properties fo:color="#005da4" loext:opacity="100%" style:font-name="Arial" fo:font-size="16pt" fo:letter-spacing="-0.1201in" fo:font-weight="bold" style:font-size-asian="16pt" style:font-weight-asian="bold" style:text-scale="99%"/>
    </style:style>
    <style:style style:name="T340" style:family="text">
      <style:text-properties fo:color="#005da4" loext:opacity="100%" style:font-name="Arial" fo:font-size="16pt" fo:letter-spacing="-0.0811in" fo:font-weight="bold" style:font-size-asian="16pt" style:font-weight-asian="bold" style:text-scale="99%"/>
    </style:style>
    <style:style style:name="T341" style:family="text">
      <style:text-properties fo:color="#005da4" loext:opacity="100%" style:font-name="Arial" fo:font-size="16pt" fo:letter-spacing="-0.0783in" fo:font-weight="bold" style:font-size-asian="16pt" style:font-weight-asian="bold" style:text-scale="100%"/>
    </style:style>
    <style:style style:name="T342" style:family="text">
      <style:text-properties fo:color="#005da4" loext:opacity="100%" style:font-name="Arial" fo:font-size="16pt" fo:letter-spacing="-0.0189in" fo:font-weight="bold" style:font-size-asian="16pt" style:font-weight-asian="bold" style:text-scale="100%"/>
    </style:style>
    <style:style style:name="T343" style:family="text">
      <style:text-properties fo:color="#005da4" loext:opacity="100%" style:font-name="Arial" fo:font-size="16pt" fo:letter-spacing="-0.0161in" fo:font-weight="bold" style:font-size-asian="16pt" style:font-weight-asian="bold" style:text-scale="100%"/>
    </style:style>
    <style:style style:name="T344" style:family="text">
      <style:text-properties fo:color="#005da4" loext:opacity="100%" style:font-name="Arial" fo:font-size="16pt" fo:letter-spacing="-0.022in" fo:font-weight="bold" style:font-size-asian="16pt" style:font-weight-asian="bold" style:text-scale="99%"/>
    </style:style>
    <style:style style:name="T345" style:family="text">
      <style:text-properties fo:color="#005da4" loext:opacity="100%" style:font-name="Arial" fo:font-size="16pt" fo:letter-spacing="-0.0409in" fo:font-weight="bold" style:font-size-asian="16pt" style:font-weight-asian="bold" style:text-scale="100%"/>
    </style:style>
    <style:style style:name="T346" style:family="text">
      <style:text-properties fo:color="#005da4" loext:opacity="100%" style:font-name="Arial" fo:font-size="6pt" fo:letter-spacing="-0.0008in" fo:font-weight="bold" style:font-size-asian="6pt" style:font-weight-asian="bold"/>
    </style:style>
    <style:style style:name="T347" style:family="text">
      <style:text-properties fo:color="#005da4" loext:opacity="100%" style:font-name="Arial" fo:font-size="9pt" fo:font-weight="bold" style:font-size-asian="9pt" style:font-weight-asian="bold"/>
    </style:style>
    <style:style style:name="T348" style:family="text">
      <style:text-properties fo:color="#005da4" loext:opacity="100%" style:font-name="Arial" fo:font-size="9pt" fo:letter-spacing="-0.0028in" fo:font-weight="bold" style:font-size-asian="9pt" style:font-weight-asian="bold"/>
    </style:style>
    <style:style style:name="T349" style:family="text">
      <style:text-properties fo:color="#005da4" loext:opacity="100%" style:font-name="Arial" fo:font-size="9pt" fo:letter-spacing="-0.0201in" fo:font-weight="bold" style:font-size-asian="9pt" style:font-weight-asian="bold"/>
    </style:style>
    <style:style style:name="T350" style:family="text">
      <style:text-properties fo:color="#005da4" loext:opacity="100%" style:font-name="Arial" fo:font-size="9pt" fo:letter-spacing="-0.0043in" fo:font-weight="bold" style:font-size-asian="9pt" style:font-weight-asian="bold"/>
    </style:style>
    <style:style style:name="T351" style:family="text">
      <style:text-properties fo:color="#005da4" loext:opacity="100%" style:font-name="Arial" fo:font-size="9pt" fo:letter-spacing="-0.0075in" fo:font-weight="bold" style:font-size-asian="9pt" style:font-weight-asian="bold"/>
    </style:style>
    <style:style style:name="T352" style:family="text">
      <style:text-properties fo:color="#005da4" loext:opacity="100%" style:font-name="Arial" fo:font-size="9pt" fo:letter-spacing="-0.0071in" fo:font-weight="bold" style:font-size-asian="9pt" style:font-weight-asian="bold"/>
    </style:style>
    <style:style style:name="T353" style:family="text">
      <style:text-properties fo:color="#005da4" loext:opacity="100%" style:font-name="Arial" fo:font-size="9pt" fo:letter-spacing="-0.0098in" fo:font-weight="bold" style:font-size-asian="9pt" style:font-weight-asian="bold"/>
    </style:style>
    <style:style style:name="T354" style:family="text">
      <style:text-properties fo:color="#005da4" loext:opacity="100%" style:font-name="Arial" fo:font-size="9pt" fo:letter-spacing="-0.002in" fo:font-weight="bold" style:font-size-asian="9pt" style:font-weight-asian="bold"/>
    </style:style>
    <style:style style:name="T355" style:family="text">
      <style:text-properties fo:color="#005da4" loext:opacity="100%" style:font-name="Arial" fo:font-size="9pt" fo:letter-spacing="-0.0091in" fo:font-weight="bold" style:font-size-asian="9pt" style:font-weight-asian="bold"/>
    </style:style>
    <style:style style:name="T356" style:family="text">
      <style:text-properties fo:color="#005da4" loext:opacity="100%" style:font-name="Arial" fo:font-size="9pt" style:font-size-asian="9pt"/>
    </style:style>
    <style:style style:name="T357" style:family="text">
      <style:text-properties fo:color="#005da4" loext:opacity="100%" style:font-name="Arial" fo:font-size="9pt" fo:letter-spacing="-0.011in" fo:font-weight="bold" style:font-size-asian="9pt" style:font-weight-asian="bold"/>
    </style:style>
    <style:style style:name="T358" style:family="text">
      <style:text-properties fo:color="#005da4" loext:opacity="100%" style:font-name="Arial" fo:font-size="9pt" fo:letter-spacing="-0.0102in" fo:font-weight="bold" style:font-size-asian="9pt" style:font-weight-asian="bold"/>
    </style:style>
    <style:style style:name="T359" style:family="text">
      <style:text-properties fo:color="#005da4" loext:opacity="100%" style:font-name="Arial" fo:font-size="9pt" fo:letter-spacing="-0.0138in" fo:font-weight="bold" style:font-size-asian="9pt" style:font-weight-asian="bold"/>
    </style:style>
    <style:style style:name="T360" style:family="text">
      <style:text-properties fo:color="#005da4" loext:opacity="100%" style:font-name="Arial" fo:font-size="9pt" fo:letter-spacing="-0.0035in" fo:font-weight="bold" style:font-size-asian="9pt" style:font-weight-asian="bold"/>
    </style:style>
    <style:style style:name="T361" style:family="text">
      <style:text-properties fo:color="#005da4" loext:opacity="100%" style:font-name="Arial" fo:font-size="9pt" fo:letter-spacing="-0.0083in" fo:font-weight="bold" style:font-size-asian="9pt" style:font-weight-asian="bold"/>
    </style:style>
    <style:style style:name="T362" style:family="text">
      <style:text-properties fo:color="#005da4" loext:opacity="100%" style:font-name="Arial" fo:font-size="9pt" fo:letter-spacing="-0.0126in" fo:font-weight="bold" style:font-size-asian="9pt" style:font-weight-asian="bold"/>
    </style:style>
    <style:style style:name="T363" style:family="text">
      <style:text-properties fo:color="#005da4" loext:opacity="100%" style:font-name="Arial" fo:font-size="9pt" fo:letter-spacing="-0.0063in" fo:font-weight="bold" style:font-size-asian="9pt" style:font-weight-asian="bold"/>
    </style:style>
    <style:style style:name="T364" style:family="text">
      <style:text-properties fo:color="#005da4" loext:opacity="100%" style:font-name="Arial" fo:font-size="9pt" fo:letter-spacing="-0.0118in" fo:font-weight="bold" style:font-size-asian="9pt" style:font-weight-asian="bold"/>
    </style:style>
    <style:style style:name="T365" style:family="text">
      <style:text-properties fo:color="#005da4" loext:opacity="100%" style:font-name="Arial" fo:font-size="9pt" fo:letter-spacing="-0.0217in" fo:font-weight="bold" style:font-size-asian="9pt" style:font-weight-asian="bold"/>
    </style:style>
    <style:style style:name="T366" style:family="text">
      <style:text-properties fo:color="#005da4" loext:opacity="100%" style:font-name="Arial" fo:font-size="9pt" fo:letter-spacing="-0.0047in" fo:font-weight="bold" style:font-size-asian="9pt" style:font-weight-asian="bold"/>
    </style:style>
    <style:style style:name="T367" style:family="text">
      <style:text-properties fo:color="#005da4" loext:opacity="100%" style:font-name="Arial" fo:font-size="9pt" fo:letter-spacing="-0.0146in" fo:font-weight="bold" style:font-size-asian="9pt" style:font-weight-asian="bold"/>
    </style:style>
    <style:style style:name="T368" style:family="text">
      <style:text-properties fo:color="#005da4" loext:opacity="100%" style:font-name="Arial" fo:font-size="9pt" fo:letter-spacing="-0.0134in" fo:font-weight="bold" style:font-size-asian="9pt" style:font-weight-asian="bold"/>
    </style:style>
    <style:style style:name="T369" style:family="text">
      <style:text-properties fo:color="#005da4" loext:opacity="100%" style:font-name="Arial" fo:font-size="9pt" fo:letter-spacing="-0.0055in" fo:font-weight="bold" style:font-size-asian="9pt" style:font-weight-asian="bold"/>
    </style:style>
    <style:style style:name="T370" style:family="text">
      <style:text-properties fo:color="#005da4" loext:opacity="100%" style:font-name="Arial" fo:font-size="9pt" fo:letter-spacing="-0.0016in" fo:font-weight="bold" style:font-size-asian="9pt" style:font-weight-asian="bold"/>
    </style:style>
    <style:style style:name="T371" style:family="text">
      <style:text-properties fo:color="#005da4" loext:opacity="100%" style:font-name="Arial" fo:font-size="9pt" fo:letter-spacing="-0.0252in" fo:font-weight="bold" style:font-size-asian="9pt" style:font-weight-asian="bold"/>
    </style:style>
    <style:style style:name="T372" style:family="text">
      <style:text-properties fo:color="#005da4" loext:opacity="100%" style:font-name="Arial" fo:font-size="8.5pt" fo:letter-spacing="-0.002in" fo:font-weight="bold" style:font-size-asian="8.5pt" style:font-weight-asian="bold" style:text-scale="105%"/>
    </style:style>
    <style:style style:name="T373" style:family="text">
      <style:text-properties fo:color="#005da4" loext:opacity="100%" style:font-name="Arial" fo:font-size="8.5pt" fo:letter-spacing="-0.002in" fo:font-weight="bold" style:font-size-asian="8.5pt" style:font-weight-asian="bold"/>
    </style:style>
    <style:style style:name="T374" style:family="text">
      <style:text-properties fo:color="#005da4" loext:opacity="100%" style:font-name="Arial" fo:font-size="8.5pt" fo:font-weight="bold" style:font-size-asian="8.5pt" style:font-weight-asian="bold" style:text-scale="105%"/>
    </style:style>
    <style:style style:name="T375" style:family="text">
      <style:text-properties fo:color="#005da4" loext:opacity="100%" style:font-name="Arial" fo:font-size="8.5pt" fo:font-weight="bold" style:font-size-asian="8.5pt" style:font-weight-asian="bold"/>
    </style:style>
    <style:style style:name="T376" style:family="text">
      <style:text-properties fo:color="#005da4" loext:opacity="100%" style:font-name="Arial" fo:font-size="8.5pt" fo:letter-spacing="-0.0035in" fo:font-weight="bold" style:font-size-asian="8.5pt" style:font-weight-asian="bold" style:text-scale="105%"/>
    </style:style>
    <style:style style:name="T377" style:family="text">
      <style:text-properties fo:color="#005da4" loext:opacity="100%" style:font-name="Arial" fo:font-size="8.5pt" fo:letter-spacing="-0.0035in" fo:font-weight="bold" style:font-size-asian="8.5pt" style:font-weight-asian="bold"/>
    </style:style>
    <style:style style:name="T378" style:family="text">
      <style:text-properties fo:color="#005da4" loext:opacity="100%" style:font-name="Arial" fo:font-size="8.5pt" fo:letter-spacing="-0.0091in" fo:font-weight="bold" style:font-size-asian="8.5pt" style:font-weight-asian="bold"/>
    </style:style>
    <style:style style:name="T379" style:family="text">
      <style:text-properties fo:color="#005da4" loext:opacity="100%" style:font-name="Arial" fo:font-size="8.5pt" fo:letter-spacing="-0.0134in" fo:font-weight="bold" style:font-size-asian="8.5pt" style:font-weight-asian="bold"/>
    </style:style>
    <style:style style:name="T380" style:family="text">
      <style:text-properties fo:color="#005da4" loext:opacity="100%" style:font-name="Arial" fo:font-size="8.5pt" style:font-size-asian="8.5pt"/>
    </style:style>
    <style:style style:name="T381" style:family="text">
      <style:text-properties fo:color="#005da4" loext:opacity="100%" style:font-name="Arial" fo:font-size="8.5pt" fo:letter-spacing="-0.0043in" fo:font-weight="bold" style:font-size-asian="8.5pt" style:font-weight-asian="bold"/>
    </style:style>
    <style:style style:name="T382" style:family="text">
      <style:text-properties fo:color="#005da4" loext:opacity="100%" style:font-name="Arial" fo:font-size="8.5pt" fo:letter-spacing="-0.0083in" fo:font-weight="bold" style:font-size-asian="8.5pt" style:font-weight-asian="bold"/>
    </style:style>
    <style:style style:name="T383" style:family="text">
      <style:text-properties fo:color="#005da4" loext:opacity="100%" style:font-name="Arial" fo:font-size="8.5pt" fo:letter-spacing="-0.0028in" fo:font-weight="bold" style:font-size-asian="8.5pt" style:font-weight-asian="bold"/>
    </style:style>
    <style:style style:name="T384" style:family="text">
      <style:text-properties fo:color="#005da4" loext:opacity="100%" style:font-name="Arial" fo:font-size="11pt" fo:font-weight="bold" style:font-size-asian="11pt" style:font-weight-asian="bold"/>
    </style:style>
    <style:style style:name="T385" style:family="text">
      <style:text-properties fo:color="#005da4" loext:opacity="100%" style:font-name="Arial"/>
    </style:style>
    <style:style style:name="T386" style:family="text">
      <style:text-properties fo:color="#005da4" loext:opacity="100%" style:font-name="Arial" officeooo:rsid="0018392e"/>
    </style:style>
    <style:style style:name="T387" style:family="text">
      <style:text-properties fo:color="#005da4" loext:opacity="100%" style:font-name="Arial" officeooo:rsid="0018392e" style:text-scale="95%"/>
    </style:style>
    <style:style style:name="T388" style:family="text">
      <style:text-properties fo:color="#005da4" loext:opacity="100%" style:font-name="Arial" fo:font-weight="bold" style:font-weight-asian="bold"/>
    </style:style>
    <style:style style:name="T389" style:family="text">
      <style:text-properties fo:color="#005da4" loext:opacity="100%"/>
    </style:style>
    <style:style style:name="T390" style:family="text">
      <style:text-properties fo:color="#005da4" loext:opacity="100%" fo:letter-spacing="-0.002in"/>
    </style:style>
    <style:style style:name="T391" style:family="text">
      <style:text-properties fo:color="#005da4" loext:opacity="100%" fo:letter-spacing="-0.002in" fo:background-color="#a8badc" loext:char-shading-value="0"/>
    </style:style>
    <style:style style:name="T392" style:family="text">
      <style:text-properties fo:color="#005da4" loext:opacity="100%" fo:font-size="9pt" style:font-size-asian="9pt"/>
    </style:style>
    <style:style style:name="T393" style:family="text">
      <style:text-properties fo:color="#005da4" loext:opacity="100%" fo:letter-spacing="-0.0102in"/>
    </style:style>
    <style:style style:name="T394" style:family="text">
      <style:text-properties fo:color="#005da4" loext:opacity="100%" fo:letter-spacing="-0.011in"/>
    </style:style>
    <style:style style:name="T395" style:family="text">
      <style:text-properties fo:color="#005da4" loext:opacity="100%" fo:letter-spacing="-0.011in" fo:background-color="#a8badc" loext:char-shading-value="0"/>
    </style:style>
    <style:style style:name="T396" style:family="text">
      <style:text-properties fo:color="#005da4" loext:opacity="100%" fo:letter-spacing="-0.0138in"/>
    </style:style>
    <style:style style:name="T397" style:family="text">
      <style:text-properties fo:color="#005da4" loext:opacity="100%" fo:letter-spacing="-0.0138in" fo:background-color="#a8badc" loext:char-shading-value="0"/>
    </style:style>
    <style:style style:name="T398" style:family="text">
      <style:text-properties fo:color="#005da4" loext:opacity="100%" fo:letter-spacing="-0.0173in"/>
    </style:style>
    <style:style style:name="T399" style:family="text">
      <style:text-properties fo:color="#005da4" loext:opacity="100%" fo:background-color="#a8badc" loext:char-shading-value="0"/>
    </style:style>
    <style:style style:name="T400" style:family="text">
      <style:text-properties fo:color="#005da4" loext:opacity="100%" fo:letter-spacing="-0.0091in"/>
    </style:style>
    <style:style style:name="T401" style:family="text">
      <style:text-properties fo:color="#005da4" loext:opacity="100%" fo:letter-spacing="-0.0091in" fo:background-color="#a8badc" loext:char-shading-value="0"/>
    </style:style>
    <style:style style:name="T402" style:family="text">
      <style:text-properties fo:color="#005da4" loext:opacity="100%" fo:letter-spacing="-0.0098in"/>
    </style:style>
    <style:style style:name="T403" style:family="text">
      <style:text-properties fo:color="#005da4" loext:opacity="100%" fo:letter-spacing="-0.0098in" fo:background-color="#a8badc" loext:char-shading-value="0"/>
    </style:style>
    <style:style style:name="T404" style:family="text">
      <style:text-properties fo:color="#005da4" loext:opacity="100%" fo:letter-spacing="-0.0126in"/>
    </style:style>
    <style:style style:name="T405" style:family="text">
      <style:text-properties fo:color="#005da4" loext:opacity="100%" fo:letter-spacing="-0.0126in" fo:background-color="#a8badc" loext:char-shading-value="0"/>
    </style:style>
    <style:style style:name="T406" style:family="text">
      <style:text-properties fo:color="#005da4" loext:opacity="100%" fo:letter-spacing="-0.0083in"/>
    </style:style>
    <style:style style:name="T407" style:family="text">
      <style:text-properties fo:color="#005da4" loext:opacity="100%" fo:letter-spacing="-0.0083in" fo:background-color="#a8badc" loext:char-shading-value="0"/>
    </style:style>
    <style:style style:name="T408" style:family="text">
      <style:text-properties fo:color="#005da4" loext:opacity="100%" fo:letter-spacing="-0.0075in"/>
    </style:style>
    <style:style style:name="T409" style:family="text">
      <style:text-properties fo:color="#005da4" loext:opacity="100%" fo:letter-spacing="-0.0154in"/>
    </style:style>
    <style:style style:name="T410" style:family="text">
      <style:text-properties fo:color="#005da4" loext:opacity="100%" fo:letter-spacing="-0.0154in" fo:background-color="#a8badc" loext:char-shading-value="0"/>
    </style:style>
    <style:style style:name="T411" style:family="text">
      <style:text-properties fo:color="#005da4" loext:opacity="100%" fo:letter-spacing="-0.0028in"/>
    </style:style>
    <style:style style:name="T412" style:family="text">
      <style:text-properties fo:color="#005da4" loext:opacity="100%" fo:letter-spacing="-0.0028in" fo:background-color="#a8badc" loext:char-shading-value="0"/>
    </style:style>
    <style:style style:name="T413" style:family="text">
      <style:text-properties fo:color="#005da4" loext:opacity="100%" fo:letter-spacing="-0.0118in"/>
    </style:style>
    <style:style style:name="T414" style:family="text">
      <style:text-properties fo:color="#005da4" loext:opacity="100%" fo:letter-spacing="-0.0118in" fo:background-color="#a8badc" loext:char-shading-value="0"/>
    </style:style>
    <style:style style:name="T415" style:family="text">
      <style:text-properties fo:color="#005da4" loext:opacity="100%" fo:letter-spacing="-0.0193in"/>
    </style:style>
    <style:style style:name="T416" style:family="text">
      <style:text-properties fo:color="#005da4" loext:opacity="100%" fo:letter-spacing="-0.0193in" fo:background-color="#a8badc" loext:char-shading-value="0"/>
    </style:style>
    <style:style style:name="T417" style:family="text">
      <style:text-properties fo:color="#005da4" loext:opacity="100%" fo:letter-spacing="-0.0134in"/>
    </style:style>
    <style:style style:name="T418" style:family="text">
      <style:text-properties fo:color="#005da4" loext:opacity="100%" fo:letter-spacing="-0.0134in" fo:background-color="#a8badc" loext:char-shading-value="0"/>
    </style:style>
    <style:style style:name="T419" style:family="text">
      <style:text-properties fo:color="#005da4" loext:opacity="100%" fo:letter-spacing="-0.0043in"/>
    </style:style>
    <style:style style:name="T420" style:family="text">
      <style:text-properties fo:color="#005da4" loext:opacity="100%" fo:letter-spacing="-0.0043in" fo:background-color="#a8badc" loext:char-shading-value="0"/>
    </style:style>
    <style:style style:name="T421" style:family="text">
      <style:text-properties fo:color="#005da4" loext:opacity="100%" fo:letter-spacing="-0.0035in"/>
    </style:style>
    <style:style style:name="T422" style:family="text">
      <style:text-properties fo:color="#005da4" loext:opacity="100%" fo:letter-spacing="-0.0035in" fo:background-color="#a8badc" loext:char-shading-value="0"/>
    </style:style>
    <style:style style:name="T423" style:family="text">
      <style:text-properties fo:color="#005da4" loext:opacity="100%" fo:letter-spacing="-0.0063in"/>
    </style:style>
    <style:style style:name="T424" style:family="text">
      <style:text-properties fo:color="#005da4" loext:opacity="100%" fo:letter-spacing="-0.0228in"/>
    </style:style>
    <style:style style:name="T425" style:family="text">
      <style:text-properties fo:color="#005da4" loext:opacity="100%" fo:letter-spacing="-0.0228in" fo:background-color="#a8badc" loext:char-shading-value="0"/>
    </style:style>
    <style:style style:name="T426" style:family="text">
      <style:text-properties fo:color="#005da4" loext:opacity="100%" fo:letter-spacing="-0.0161in"/>
    </style:style>
    <style:style style:name="T427" style:family="text">
      <style:text-properties fo:color="#005da4" loext:opacity="100%" fo:letter-spacing="-0.0055in"/>
    </style:style>
    <style:style style:name="T428" style:family="text">
      <style:text-properties fo:color="#005da4" loext:opacity="100%" fo:letter-spacing="-0.0146in"/>
    </style:style>
    <style:style style:name="T429" style:family="text">
      <style:text-properties fo:color="#005da4" loext:opacity="100%" fo:letter-spacing="-0.0146in" fo:background-color="#a8badc" loext:char-shading-value="0"/>
    </style:style>
    <style:style style:name="T430" style:family="text">
      <style:text-properties fo:color="#005da4" loext:opacity="100%" fo:letter-spacing="-0.0071in"/>
    </style:style>
    <style:style style:name="T431" style:family="text">
      <style:text-properties fo:color="#005da4" loext:opacity="100%" fo:letter-spacing="-0.0071in" fo:background-color="#a8badc" loext:char-shading-value="0"/>
    </style:style>
    <style:style style:name="T432" style:family="text">
      <style:text-properties fo:color="#005da4" loext:opacity="100%" fo:letter-spacing="-0.0209in"/>
    </style:style>
    <style:style style:name="T433" style:family="text">
      <style:text-properties fo:color="#005da4" loext:opacity="100%" fo:letter-spacing="-0.0047in"/>
    </style:style>
    <style:style style:name="T434" style:family="text">
      <style:text-properties fo:color="#005da4" loext:opacity="100%" fo:letter-spacing="-0.0217in"/>
    </style:style>
    <style:style style:name="T435" style:family="text">
      <style:text-properties fo:color="#005da4" loext:opacity="100%" fo:letter-spacing="-0.0165in" fo:background-color="#a8badc" loext:char-shading-value="0"/>
    </style:style>
    <style:style style:name="T436" style:family="text">
      <style:text-properties fo:color="#005da4" loext:opacity="100%" fo:letter-spacing="-0.0165in"/>
    </style:style>
    <style:style style:name="T437" style:family="text">
      <style:text-properties fo:color="#005da4" loext:opacity="100%" fo:letter-spacing="0.0047in" fo:background-color="#a8badc" loext:char-shading-value="0"/>
    </style:style>
    <style:style style:name="T438" style:family="text">
      <style:text-properties fo:color="#005da4" loext:opacity="100%" fo:letter-spacing="0.0075in" fo:background-color="#a8badc" loext:char-shading-value="0"/>
    </style:style>
    <style:style style:name="T439" style:family="text">
      <style:text-properties fo:color="#005da4" loext:opacity="100%" fo:letter-spacing="-0.0016in"/>
    </style:style>
    <style:style style:name="T440" style:family="text">
      <style:text-properties fo:color="#005da4" loext:opacity="100%" fo:letter-spacing="-0.0244in"/>
    </style:style>
    <style:style style:name="T441" style:family="text">
      <style:text-properties fo:color="#005da4" loext:opacity="100%" fo:letter-spacing="-0.0244in" fo:background-color="#a8badc" loext:char-shading-value="0"/>
    </style:style>
    <style:style style:name="T442" style:family="text">
      <style:text-properties fo:color="#005da4" loext:opacity="100%" fo:letter-spacing="-0.0252in" fo:background-color="#a8badc" loext:char-shading-value="0"/>
    </style:style>
    <style:style style:name="T443" style:family="text">
      <style:text-properties fo:color="#005da4" loext:opacity="100%" fo:letter-spacing="-0.0252in"/>
    </style:style>
    <style:style style:name="T444" style:family="text">
      <style:text-properties fo:color="#005da4" loext:opacity="100%" fo:letter-spacing="0.002in"/>
    </style:style>
    <style:style style:name="T445" style:family="text">
      <style:text-properties fo:color="#005da4" loext:opacity="100%" fo:letter-spacing="-0.0201in"/>
    </style:style>
    <style:style style:name="T446" style:family="text">
      <style:text-properties fo:color="#005da4" loext:opacity="100%" fo:letter-spacing="-0.0264in"/>
    </style:style>
    <style:style style:name="T447" style:family="text">
      <style:text-properties fo:color="#005da4" loext:opacity="100%" fo:letter-spacing="-0.0264in" fo:background-color="#a8badc" loext:char-shading-value="0"/>
    </style:style>
    <style:style style:name="T448" style:family="text">
      <style:text-properties fo:color="#005da4" loext:opacity="100%" fo:letter-spacing="-0.0181in"/>
    </style:style>
    <style:style style:name="T449" style:family="text">
      <style:text-properties fo:color="#005da4" loext:opacity="100%" fo:letter-spacing="-0.0181in" fo:background-color="#a8badc" loext:char-shading-value="0"/>
    </style:style>
    <style:style style:name="T450" style:family="text">
      <style:text-properties fo:color="#005da4" loext:opacity="100%" fo:letter-spacing="-0.0236in" fo:background-color="#a8badc" loext:char-shading-value="0"/>
    </style:style>
    <style:style style:name="T451" style:family="text">
      <style:text-properties fo:color="#005da4" loext:opacity="100%" fo:letter-spacing="-0.0307in" fo:background-color="#a8badc" loext:char-shading-value="0"/>
    </style:style>
    <style:style style:name="T452" style:family="text">
      <style:text-properties fo:font-size="9pt" style:font-size-asian="9pt"/>
    </style:style>
    <style:style style:name="T453" style:family="text">
      <style:text-properties fo:font-size="9pt" fo:font-weight="bold" style:font-size-asian="9pt" style:font-weight-asian="bold"/>
    </style:style>
    <style:style style:name="T454" style:family="text">
      <style:text-properties fo:font-size="9pt" fo:font-style="italic" style:font-size-asian="9pt" style:font-style-asian="italic"/>
    </style:style>
    <style:style style:name="T455" style:family="text">
      <style:text-properties fo:font-size="10pt" style:font-size-asian="10pt"/>
    </style:style>
    <style:style style:name="T456" style:family="text">
      <style:text-properties fo:color="#c2cde6" loext:opacity="100%" style:font-name="Arial" fo:font-size="43pt" fo:letter-spacing="-0.0098in" fo:font-weight="bold" style:font-size-asian="43pt" style:font-weight-asian="bold" style:text-scale="100%"/>
    </style:style>
    <style:style style:name="T457" style:family="text">
      <style:text-properties fo:color="#c2cde6" loext:opacity="100%" style:font-name="Arial" fo:font-size="43pt" fo:letter-spacing="-0.0799in" fo:font-weight="bold" style:font-size-asian="43pt" style:font-weight-asian="bold" style:text-scale="100%"/>
    </style:style>
    <style:style style:name="T458" style:family="text">
      <style:text-properties fo:color="#c2cde6" loext:opacity="100%" style:font-name="Arial" fo:font-size="43pt" fo:letter-spacing="-0.1791in" fo:font-weight="bold" style:font-size-asian="43pt" style:font-weight-asian="bold" style:text-scale="99%"/>
    </style:style>
    <style:style style:name="T459" style:family="text">
      <style:text-properties fo:color="#c2cde6" loext:opacity="100%" style:font-name="Arial" fo:font-size="43pt" fo:letter-spacing="-0.1638in" fo:font-weight="bold" style:font-size-asian="43pt" style:font-weight-asian="bold" style:text-scale="100%"/>
    </style:style>
    <style:style style:name="T460" style:family="text">
      <style:text-properties fo:color="#c2cde6" loext:opacity="100%" style:font-name="Arial" fo:font-size="43pt" fo:letter-spacing="-0.0819in" fo:font-weight="bold" style:font-size-asian="43pt" style:font-weight-asian="bold" style:text-scale="100%"/>
    </style:style>
    <style:style style:name="T461" style:family="text">
      <style:text-properties fo:color="#c2cde6" loext:opacity="100%" style:font-name="Arial" fo:font-size="43pt" fo:font-weight="bold" style:font-size-asian="43pt" style:font-weight-asian="bold" style:text-scale="100%"/>
    </style:style>
    <style:style style:name="T462" style:family="text">
      <style:text-properties fo:color="#c2cde6" loext:opacity="100%" style:font-name="Arial" fo:font-size="38pt" fo:letter-spacing="-0.0091in" fo:font-weight="bold" style:font-size-asian="38pt" style:font-weight-asian="bold" style:text-scale="99%"/>
    </style:style>
    <style:style style:name="T463" style:family="text">
      <style:text-properties fo:color="#c2cde6" loext:opacity="100%" style:font-name="Arial" fo:font-size="38pt" fo:letter-spacing="-0.0091in" fo:font-weight="bold" style:font-size-asian="38pt" style:font-weight-asian="bold" style:text-scale="100%"/>
    </style:style>
    <style:style style:name="T464" style:family="text">
      <style:text-properties fo:color="#c2cde6" loext:opacity="100%" style:font-name="Arial" fo:font-size="38pt" fo:letter-spacing="-0.0134in" fo:font-weight="bold" style:font-size-asian="38pt" style:font-weight-asian="bold" style:text-scale="100%"/>
    </style:style>
    <style:style style:name="T465" style:family="text">
      <style:text-properties fo:color="#c2cde6" loext:opacity="100%" style:font-name="Arial" fo:font-size="38pt" fo:letter-spacing="-0.1744in" fo:font-weight="bold" style:font-size-asian="38pt" style:font-weight-asian="bold" style:text-scale="99%"/>
    </style:style>
    <style:style style:name="T466" style:family="text">
      <style:text-properties fo:color="#c2cde6" loext:opacity="100%" style:font-name="Arial" fo:font-size="38pt" fo:letter-spacing="-0.0661in" fo:font-weight="bold" style:font-size-asian="38pt" style:font-weight-asian="bold" style:text-scale="100%"/>
    </style:style>
    <style:style style:name="T467" style:family="text">
      <style:text-properties fo:color="#c2cde6" loext:opacity="100%" style:font-name="Arial" fo:font-size="38pt" fo:letter-spacing="-0.2161in" fo:font-weight="bold" style:font-size-asian="38pt" style:font-weight-asian="bold" style:text-scale="99%"/>
    </style:style>
    <style:style style:name="T468" style:family="text">
      <style:text-properties fo:color="#c2cde6" loext:opacity="100%" style:font-name="Arial" fo:font-size="38pt" fo:letter-spacing="-0.1634in" fo:font-weight="bold" style:font-size-asian="38pt" style:font-weight-asian="bold" style:text-scale="100%"/>
    </style:style>
    <style:style style:name="T469" style:family="text">
      <style:text-properties fo:color="#c2cde6" loext:opacity="100%" style:font-name="Arial" fo:font-size="38pt" fo:letter-spacing="-0.1291in" fo:font-weight="bold" style:font-size-asian="38pt" style:font-weight-asian="bold" style:text-scale="100%"/>
    </style:style>
    <style:style style:name="T470" style:family="text">
      <style:text-properties fo:color="#c2cde6" loext:opacity="100%" style:font-name="Arial" fo:font-size="38pt" fo:letter-spacing="-0.3075in" fo:font-weight="bold" style:font-size-asian="38pt" style:font-weight-asian="bold" style:text-scale="100%"/>
    </style:style>
    <style:style style:name="T471" style:family="text">
      <style:text-properties fo:color="#c2cde6" loext:opacity="100%" style:font-name="Arial" fo:font-size="38pt" fo:letter-spacing="-0.3016in" fo:font-weight="bold" style:font-size-asian="38pt" style:font-weight-asian="bold" style:text-scale="100%"/>
    </style:style>
    <style:style style:name="T472" style:family="text">
      <style:text-properties fo:color="#c2cde6" loext:opacity="100%" style:font-name="Arial" fo:font-size="38pt" fo:letter-spacing="-0.0083in" fo:font-weight="bold" style:font-size-asian="38pt" style:font-weight-asian="bold" style:text-scale="99%"/>
    </style:style>
    <style:style style:name="T473" style:family="text">
      <style:text-properties fo:color="#c2cde6" loext:opacity="100%" style:font-name="Arial" fo:font-size="38pt" fo:font-weight="bold" style:font-size-asian="38pt" style:font-weight-asian="bold" style:text-scale="100%"/>
    </style:style>
    <style:style style:name="T474" style:family="text">
      <style:text-properties fo:color="#c2cde6" loext:opacity="100%" style:text-position="-8% 100%" style:font-name="Arial" fo:font-size="45pt" fo:letter-spacing="-0.0008in" fo:font-weight="bold" style:font-size-asian="45pt" style:font-weight-asian="bold" style:text-scale="100%"/>
    </style:style>
    <style:style style:name="T475" style:family="text">
      <style:text-properties fo:color="#c2cde6" loext:opacity="100%" style:text-position="-8% 100%" style:font-name="Arial" fo:font-size="45pt" fo:letter-spacing="-0.0008in" fo:font-weight="bold" style:font-size-asian="45pt" style:font-weight-asian="bold" style:text-scale="99%"/>
    </style:style>
    <style:style style:name="T476" style:family="text">
      <style:text-properties fo:color="#c2cde6" loext:opacity="100%" style:text-position="-8% 100%" style:font-name="Arial" fo:font-size="45pt" fo:font-weight="bold" style:font-size-asian="45pt" style:font-weight-asian="bold" style:text-scale="99%"/>
    </style:style>
    <style:style style:name="T477" style:family="text">
      <style:text-properties fo:color="#c2cde6" loext:opacity="100%" style:text-position="-8% 100%" style:font-name="Arial" fo:font-size="45pt" fo:letter-spacing="-0.0071in" fo:font-weight="bold" style:font-size-asian="45pt" style:font-weight-asian="bold" style:text-scale="100%"/>
    </style:style>
    <style:style style:name="T478" style:family="text">
      <style:text-properties fo:color="#c2cde6" loext:opacity="100%" style:text-position="-8% 100%" style:font-name="Arial" fo:font-size="45pt" fo:letter-spacing="-0.1484in" fo:font-weight="bold" style:font-size-asian="45pt" style:font-weight-asian="bold" style:text-scale="99%"/>
    </style:style>
    <style:style style:name="T479" style:family="text">
      <style:text-properties fo:color="#c2cde6" loext:opacity="100%" style:text-position="-8% 100%" style:font-name="Arial" fo:font-size="45pt" fo:letter-spacing="-0.2709in" fo:font-weight="bold" style:font-size-asian="45pt" style:font-weight-asian="bold" style:text-scale="100%"/>
    </style:style>
    <style:style style:name="T480" style:family="text">
      <style:text-properties fo:font-weight="normal" style:font-weight-asian="normal"/>
    </style:style>
    <style:style style:name="T481" style:family="text">
      <style:text-properties fo:font-size="5.5pt" style:font-size-asian="5.5pt"/>
    </style:style>
    <style:style style:name="T482" style:family="text">
      <style:text-properties fo:color="#ffffff" loext:opacity="100%" style:font-name="Arial" fo:font-size="10pt" fo:font-weight="bold" style:font-size-asian="10pt" style:font-weight-asian="bold"/>
    </style:style>
    <style:style style:name="T483" style:family="text">
      <style:text-properties style:text-position="-10% 100%" style:font-name="Arial" fo:font-size="5pt" style:font-size-asian="5pt"/>
    </style:style>
    <style:style style:name="T484" style:family="text">
      <style:text-properties fo:font-weight="bold" style:font-weight-asian="bold"/>
    </style:style>
    <style:style style:name="T485" style:family="text">
      <style:text-properties fo:font-size="8.5pt" style:font-size-asian="8.5pt"/>
    </style:style>
    <style:style style:name="fr1" style:family="graphic" style:parent-style-name="Frame">
      <style:graphic-properties fo:margin-left="0.1252in" fo:margin-right="0.1252in" fo:margin-top="0in" fo:margin-bottom="0in" style:run-through="foreground" style:wrap="run-through" style:number-wrapped-paragraphs="no-limit" style:vertical-pos="top" style:vertical-rel="baseline" style:horizontal-pos="from-left" style:horizontal-rel="paragraph" fo:background-color="#a8badc" style:background-transparency="0%" draw:fill="solid" draw:fill-color="#a8badc" draw:opacity="100%" fo:padding="0in" fo:border="0.06pt solid #000000"/>
    </style:style>
    <style:style style:name="fr2"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ge" fo:background-color="transparent" draw:fill="none" draw:opacity="0%" fo:padding="0in" fo:border="0.06pt solid #000000" style:writing-mode="tb-rl"/>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style:column style:rel-width="31541*" fo:start-indent="0in" fo:end-indent="0.1807in"/>
          <style:column style:rel-width="33994*" fo:start-indent="0.1807in" fo:end-indent="0in"/>
        </style:columns>
      </style:section-properties>
    </style:style>
    <style:style style:name="Sect3" style:family="section">
      <style:section-properties style:editable="false">
        <style:columns fo:column-count="2">
          <style:column style:rel-width="31544*" fo:start-indent="0in" fo:end-indent="0.1807in"/>
          <style:column style:rel-width="33991*" fo:start-indent="0.1807in" fo:end-indent="0in"/>
        </style:columns>
      </style:section-properties>
    </style:style>
    <style:style style:name="Sect4" style:family="section">
      <style:section-properties style:editable="false">
        <style:columns fo:column-count="2">
          <style:column style:rel-width="31547*" fo:start-indent="0in" fo:end-indent="0.1811in"/>
          <style:column style:rel-width="33988*" fo:start-indent="0.1811in" fo:end-indent="0in"/>
        </style:columns>
      </style:section-properties>
    </style:style>
    <style:style style:name="Sect5" style:family="section">
      <style:section-properties style:editable="false">
        <style:columns fo:column-count="2">
          <style:column style:rel-width="31548*" fo:start-indent="0in" fo:end-indent="0.1811in"/>
          <style:column style:rel-width="33987*" fo:start-indent="0.1811in" fo:end-indent="0in"/>
        </style:columns>
      </style:section-properties>
    </style:style>
    <style:style style:name="Sect6" style:family="section">
      <style:section-properties style:editable="false">
        <style:columns fo:column-count="2">
          <style:column style:rel-width="34344*" fo:start-indent="0in" fo:end-indent="0.5457in"/>
          <style:column style:rel-width="31191*" fo:start-indent="0.5457in" fo:end-indent="0in"/>
        </style:columns>
      </style:section-properties>
    </style:style>
    <style:style style:name="Sect7" style:family="section">
      <style:section-properties style:editable="false">
        <style:columns fo:column-count="2">
          <style:column style:rel-width="31548*" fo:start-indent="0in" fo:end-indent="0.1799in"/>
          <style:column style:rel-width="33987*" fo:start-indent="0.1799in" fo:end-indent="0in"/>
        </style:columns>
      </style:section-properties>
    </style:style>
    <style:style style:name="Sect8" style:family="section">
      <style:section-properties style:editable="false">
        <style:columns fo:column-count="2">
          <style:column style:rel-width="31550*" fo:start-indent="0in" fo:end-indent="0.1811in"/>
          <style:column style:rel-width="33985*" fo:start-indent="0.1811in" fo:end-indent="0in"/>
        </style:columns>
      </style:section-properties>
    </style:style>
    <style:style style:name="Sect9" style:family="section">
      <style:section-properties style:editable="false">
        <style:columns fo:column-count="2">
          <style:column style:rel-width="31562*" fo:start-indent="0in" fo:end-indent="0.1783in"/>
          <style:column style:rel-width="33973*" fo:start-indent="0.1783in" fo:end-indent="0in"/>
        </style:columns>
      </style:section-properties>
    </style:style>
    <style:style style:name="Sect10" style:family="section">
      <style:section-properties style:editable="false">
        <style:columns fo:column-count="2">
          <style:column style:rel-width="31553*" fo:start-indent="0in" fo:end-indent="0.1799in"/>
          <style:column style:rel-width="33982*" fo:start-indent="0.1799in" fo:end-indent="0in"/>
        </style:columns>
      </style:section-properties>
    </style:style>
    <style:style style:name="Sect11" style:family="section">
      <style:section-properties style:editable="false">
        <style:columns fo:column-count="2">
          <style:column style:rel-width="31545*" fo:start-indent="0in" fo:end-indent="0.1807in"/>
          <style:column style:rel-width="33990*" fo:start-indent="0.1807in" fo:end-indent="0in"/>
        </style:columns>
      </style:section-properties>
    </style:style>
    <style:style style:name="Sect12" style:family="section">
      <style:section-properties style:editable="false">
        <style:columns fo:column-count="2">
          <style:column style:rel-width="31547*" fo:start-indent="0in" fo:end-indent="0.1799in"/>
          <style:column style:rel-width="33988*" fo:start-indent="0.1799in" fo:end-indent="0in"/>
        </style:columns>
      </style:section-properties>
    </style:style>
    <style:style style:name="Sect13" style:family="section">
      <style:section-properties style:editable="false">
        <style:columns fo:column-count="2">
          <style:column style:rel-width="31548*" fo:start-indent="0in" fo:end-indent="0.1807in"/>
          <style:column style:rel-width="33987*" fo:start-indent="0.1807in" fo:end-indent="0in"/>
        </style:columns>
      </style:section-properties>
    </style:style>
    <style:style style:name="Sect14" style:family="section">
      <style:section-properties style:editable="false">
        <style:columns fo:column-count="2">
          <style:column style:rel-width="35827*" fo:start-indent="0in" fo:end-indent="0.7339in"/>
          <style:column style:rel-width="29708*" fo:start-indent="0.7339in" fo:end-indent="0in"/>
        </style:columns>
      </style:section-properties>
    </style:style>
    <style:style style:name="Sect15" style:family="section">
      <style:section-properties style:editable="false">
        <style:columns fo:column-count="2">
          <style:column style:rel-width="31841*" fo:start-indent="0in" fo:end-indent="0.2193in"/>
          <style:column style:rel-width="33694*" fo:start-indent="0.2193in" fo:end-indent="0in"/>
        </style:columns>
      </style:section-properties>
    </style:style>
    <style:style style:name="Sect16" style:family="section">
      <style:section-properties style:editable="false">
        <style:columns fo:column-count="2">
          <style:column style:rel-width="31245*" fo:start-indent="0in" fo:end-indent="0.2193in"/>
          <style:column style:rel-width="34290*" fo:start-indent="0.2193in" fo:end-indent="0in"/>
        </style:columns>
      </style:section-properties>
    </style:style>
    <style:style style:name="Sect17" style:family="section">
      <style:section-properties style:editable="false">
        <style:columns fo:column-count="2">
          <style:column style:rel-width="30941*" fo:start-indent="0in" fo:end-indent="0.1799in"/>
          <style:column style:rel-width="34594*" fo:start-indent="0.1799in" fo:end-indent="0in"/>
        </style:columns>
      </style:section-properties>
    </style:style>
    <style:style style:name="Sect18" style:family="section">
      <style:section-properties style:editable="false">
        <style:columns fo:column-count="2">
          <style:column style:rel-width="31542*" fo:start-indent="0in" fo:end-indent="0.1799in"/>
          <style:column style:rel-width="33993*" fo:start-indent="0.1799in" fo:end-indent="0in"/>
        </style:columns>
      </style:section-properties>
    </style:style>
    <style:style style:name="Sect19" style:family="section">
      <style:section-properties text:dont-balance-text-columns="true" style:editable="false">
        <style:columns fo:column-count="2">
          <style:column style:rel-width="31544*" fo:start-indent="0in" fo:end-indent="0.1807in"/>
          <style:column style:rel-width="33991*" fo:start-indent="0.1807in" fo:end-indent="0in"/>
        </style:columns>
      </style:section-properties>
    </style:style>
    <style:style style:name="Sect20" style:family="section">
      <style:section-properties style:editable="false">
        <style:columns fo:column-count="2">
          <style:column style:rel-width="31538*" fo:start-indent="0in" fo:end-indent="0.1799in"/>
          <style:column style:rel-width="33997*" fo:start-indent="0.1799in" fo:end-indent="0in"/>
        </style:columns>
      </style:section-properties>
    </style:style>
    <style:style style:name="Sect21" style:family="section">
      <style:section-properties style:editable="false">
        <style:columns fo:column-count="2">
          <style:column style:rel-width="31554*" fo:start-indent="0in" fo:end-indent="0.1799in"/>
          <style:column style:rel-width="33981*" fo:start-indent="0.1799in" fo:end-indent="0in"/>
        </style:columns>
      </style:section-properties>
    </style:style>
    <style:style style:name="Sect22" style:family="section">
      <style:section-properties style:editable="false">
        <style:columns fo:column-count="2">
          <style:column style:rel-width="31553*" fo:start-indent="0in" fo:end-indent="0.1807in"/>
          <style:column style:rel-width="33982*" fo:start-indent="0.1807in" fo:end-indent="0in"/>
        </style:columns>
      </style:section-properties>
    </style:style>
    <style:style style:name="Sect23" style:family="section">
      <style:section-properties style:editable="false">
        <style:columns fo:column-count="2">
          <style:column style:rel-width="31551*" fo:start-indent="0in" fo:end-indent="0.1807in"/>
          <style:column style:rel-width="33984*" fo:start-indent="0.1807in" fo:end-indent="0in"/>
        </style:columns>
      </style:section-properties>
    </style:style>
    <style:style style:name="Sect24" style:family="section">
      <style:section-properties style:editable="false">
        <style:columns fo:column-count="2">
          <style:column style:rel-width="35268*" fo:start-indent="0in" fo:end-indent="0.7453in"/>
          <style:column style:rel-width="30267*" fo:start-indent="0.7453in" fo:end-indent="0in"/>
        </style:columns>
      </style:section-properties>
    </style:style>
    <style:style style:name="Sect25" style:family="section">
      <style:section-properties style:editable="false">
        <style:columns fo:column-count="2">
          <style:column style:rel-width="31423*" fo:start-indent="0in" fo:end-indent="0.1654in"/>
          <style:column style:rel-width="34112*" fo:start-indent="0.1654in" fo:end-indent="0in"/>
        </style:columns>
      </style:section-properties>
    </style:style>
    <style:style style:name="Sect26" style:family="section">
      <style:section-properties style:editable="false">
        <style:columns fo:column-count="2">
          <style:column style:rel-width="31512*" fo:start-indent="0in" fo:end-indent="0.1598in"/>
          <style:column style:rel-width="34023*" fo:start-indent="0.1598in" fo:end-indent="0in"/>
        </style:columns>
      </style:section-properties>
    </style:style>
    <style:style style:name="gr1" style:family="graphic">
      <style:graphic-properties draw:stroke="solid" svg:stroke-width="0.0071in" svg:stroke-color="#005da4" draw:stroke-linejoin="round" svg:stroke-linecap="butt" draw:fill="solid" draw:fill-color="#ffffff" draw:textarea-horizontal-align="center" draw:textarea-vertical-align="top" draw:auto-grow-height="false" fo:padding-top="0.0035in" fo:padding-bottom="0.0035in" fo:padding-left="0.0035in" fo:padding-right="0.0035in" fo:margin-left="0.1252in" fo:margin-right="0.1252in" fo:margin-top="0in" fo:margin-bottom="0in"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 style:family="graphic">
      <style:graphic-properties fo:margin-left="0.1252in" fo:margin-right="0.1252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solid" svg:stroke-width="0.0138in" svg:stroke-color="#231f20" draw:stroke-linejoin="round" svg:stroke-linecap="butt" draw:fill="none" draw:textarea-horizontal-align="center" draw:textarea-vertical-align="top" draw:auto-grow-height="false" fo:padding-top="0.0071in" fo:padding-bottom="0.0071in" fo:padding-left="0.0071in" fo:padding-right="0.0071in" style:run-through="background"/>
    </style:style>
    <style:style style:name="gr4" style:family="graphic">
      <style:graphic-properties draw:stroke="none" svg:stroke-width="0in" draw:fill="solid" draw:fill-color="#231f20" draw:textarea-horizontal-align="center" draw:textarea-vertical-align="top" draw:auto-grow-height="false" style:run-through="background"/>
    </style:style>
    <style:style style:name="gr5" style:family="graphic">
      <style:graphic-properties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6" style:family="graphic">
      <style:graphic-properties draw:stroke="solid" svg:stroke-width="0.0693in" svg:stroke-color="#005da4" draw:stroke-linejoin="round" svg:stroke-linecap="butt" draw:fill="solid" draw:fill-color="#ffffff" draw:textarea-horizontal-align="center" draw:textarea-vertical-align="top" draw:auto-grow-height="false" fo:padding-top="0.0346in" fo:padding-bottom="0.0346in" fo:padding-left="0.0346in" fo:padding-right="0.0346in" style:run-through="background"/>
    </style:style>
    <style:style style:name="gr7" style:family="graphic">
      <style:graphic-properties draw:stroke="none" svg:stroke-width="0in" draw:fill="solid" draw:fill-color="#231f20" draw:textarea-horizontal-align="center" draw:textarea-vertical-align="top" draw:auto-grow-height="false" fo:margin-left="0.1252in" fo:margin-right="0.1252in" fo:margin-top="0in" fo:margin-bottom="0in"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8" style:family="graphic">
      <style:graphic-properties draw:stroke="solid" svg:stroke-width="0.0693in" svg:stroke-color="#005da4" draw:stroke-linejoin="round" svg:stroke-linecap="butt" draw:fill="none" draw:textarea-horizontal-align="center" draw:textarea-vertical-align="top" draw:auto-grow-height="false" fo:padding-top="0.0346in" fo:padding-bottom="0.0346in" fo:padding-left="0.0346in" fo:padding-right="0.0346in" fo:margin-left="0in" fo:margin-right="0in" fo:margin-top="0in" fo:margin-bottom="0in" style:run-through="background" style:wrap="none" style:vertical-pos="from-top" style:vertical-rel="paragraph" style:horizontal-pos="from-left" style:horizontal-rel="page" draw:wrap-influence-on-position="once-concurrent" loext:allow-overlap="true" style:flow-with-text="false"/>
    </style:style>
    <style:style style:name="gr9" style:family="graphic">
      <style:graphic-properties draw:stroke="solid" svg:stroke-width="0.0138in" svg:stroke-color="#231f20" draw:stroke-linejoin="round" svg:stroke-linecap="butt" draw:fill="none" draw:textarea-horizontal-align="center" draw:textarea-vertical-align="top" draw:auto-grow-height="false" fo:padding-top="0.0071in" fo:padding-bottom="0.0071in" fo:padding-left="0.0071in" fo:padding-right="0.0071in" fo:margin-left="0.1252in" fo:margin-right="0.1252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0" style:family="graphic">
      <style:graphic-properties draw:stroke="none" svg:stroke-width="0in" draw:fill="solid" draw:fill-color="#231f20" draw:textarea-horizontal-align="center" draw:textarea-vertical-align="top" draw:auto-grow-height="false" fo:margin-left="0.1252in" fo:margin-right="0.1252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1" style:family="graphic">
      <style:graphic-properties draw:stroke="solid" svg:stroke-width="0.0083in" svg:stroke-color="#005da4" draw:stroke-linejoin="round" svg:stroke-linecap="butt" draw:fill="solid" draw:fill-color="#ffffff" draw:textarea-horizontal-align="center" draw:textarea-vertical-align="top" draw:auto-grow-height="false" fo:padding-top="0.0043in" fo:padding-bottom="0.0043in" fo:padding-left="0.0043in" fo:padding-right="0.0043in" fo:margin-left="0.1252in" fo:margin-right="0.1252in" fo:margin-top="0in" fo:margin-bottom="0in"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12" style:family="graphic">
      <style:graphic-properties draw:stroke="none" svg:stroke-width="0in" draw:fill="solid" draw:fill-color="#dde3f1" draw:textarea-horizontal-align="center" draw:textarea-vertical-align="top" draw:auto-grow-height="false" fo:margin-left="0.1252in" fo:margin-right="0.1252in" fo:margin-top="0in" fo:margin-bottom="0in"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13" style:family="graphic">
      <style:graphic-properties draw:stroke="solid" svg:stroke-width="0.0083in" svg:stroke-color="#231f20" draw:stroke-linejoin="round" svg:stroke-linecap="butt" draw:fill="solid" draw:fill-color="#ffffff" draw:textarea-horizontal-align="center" draw:textarea-vertical-align="top" draw:auto-grow-height="false" fo:padding-top="0.0043in" fo:padding-bottom="0.0043in" fo:padding-left="0.0043in" fo:padding-right="0.0043in" fo:margin-left="0.1252in" fo:margin-right="0.1252in" fo:margin-top="0in" fo:margin-bottom="0in"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14" style:family="graphic">
      <style:graphic-properties draw:stroke="solid" svg:stroke-width="0.0047in" svg:stroke-color="#231f20" draw:stroke-linejoin="round" svg:stroke-linecap="butt" draw:fill="solid" draw:fill-color="#ffffff" draw:textarea-horizontal-align="center" draw:textarea-vertical-align="top" draw:auto-grow-height="false" fo:padding-top="0.002in" fo:padding-bottom="0.002in" fo:padding-left="0.002in" fo:padding-right="0.002in" fo:margin-left="0.1252in" fo:margin-right="0.1252in" fo:margin-top="0in" fo:margin-bottom="0in"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15" style:family="graphic">
      <style:graphic-properties draw:stroke="solid" svg:stroke-width="0.0138in" svg:stroke-color="#231f20" draw:stroke-linejoin="round" svg:stroke-linecap="butt" draw:fill="none" draw:textarea-horizontal-align="center" draw:textarea-vertical-align="top" draw:auto-grow-height="false" fo:padding-top="0.0071in" fo:padding-bottom="0.0071in" fo:padding-left="0.0071in" fo:padding-right="0.0071in"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solid" svg:stroke-width="0.0693in" svg:stroke-color="#005da4" draw:stroke-linejoin="round" svg:stroke-linecap="butt" draw:fill="solid" draw:fill-color="#ffffff" draw:textarea-horizontal-align="center" draw:textarea-vertical-align="top" draw:auto-grow-height="false" fo:padding-top="0.0346in" fo:padding-bottom="0.0346in" fo:padding-left="0.0346in" fo:padding-right="0.0346in" fo:margin-left="0.1252in" fo:margin-right="0.1252in" fo:margin-top="0in" fo:margin-bottom="0in"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721"><draw:g text:anchor-type="as-char" draw:z-index="61" draw:style-name="gr5"><draw:line draw:style-name="gr6" draw:text-style-name="P1280" svg:x1="0in" svg:y1="0in" svg:x2="3.8189in" svg:y2="0in"><text:p/></draw:line></draw:g></text:p>
        <text:p text:style-name="P708"/>
        <text:p text:style-name="P708"/>
        <text:p text:style-name="P708"/>
        <text:p text:style-name="P723"/>
        <text:p text:style-name="P633"><text:span text:style-name="T2">Immigrazione</text:span></text:p>
        <text:p text:style-name="P635"><text:span text:style-name="T3">Come, dove, quando</text:span></text:p>
        <text:p text:style-name="P710"/>
        <text:p text:style-name="P636"><text:span text:style-name="T4">Manuale d’uso per l’integrazione</text:span></text:p>
        <text:p text:style-name="P634"><text:span text:style-name="T5">Versione aggiornata a gennaio 2014</text:span></text:p>
        <text:p text:style-name="P711"/>
        <text:p text:style-name="P711"/>
        <text:p text:style-name="P711"/>
        <text:p text:style-name="P711"/>
        <text:p text:style-name="P711"/>
        <text:p text:style-name="P711"/>
        <text:p text:style-name="P711"/>
        <text:p text:style-name="P711"/>
        <text:p text:style-name="P711"/>
        <text:p text:style-name="P711"/>
        <text:p text:style-name="P711"/>
        <text:p text:style-name="P711"/>
        <text:p text:style-name="P711"/>
        <text:p text:style-name="P711"/>
        <text:p text:style-name="P724"/>
        <text:p text:style-name="P630"/>
      </text:section>
      <text:section text:style-name="Sect2" text:name="Section1">
        <text:p text:style-name="P783"/>
        <text:p text:style-name="P728"/>
        <text:p text:style-name="P730"><draw:g text:anchor-type="as-char" draw:z-index="62" draw:style-name="gr5"><draw:line draw:style-name="gr6" draw:text-style-name="P1280" svg:x1="0in" svg:y1="0in" svg:x2="3.8228in" svg:y2="0in"><text:p/></draw:line></draw:g></text:p>
        <text:p text:style-name="P712"/>
        <text:p text:style-name="P712"/>
        <text:p text:style-name="P712"/>
        <text:p text:style-name="P712"/>
        <text:p text:style-name="P732"/>
        <text:p text:style-name="P735"><text:span text:style-name="T35">Il </text:span><text:span text:style-name="T36">Vademecum </text:span><text:span text:style-name="T35">Immigrazione come, dove, quando “Manuale d’uso per </text:span><text:span text:style-name="T39">l’integrazione” </text:span><text:span text:style-name="T35">è </text:span><text:span text:style-name="T36">stato </text:span><text:span text:style-name="T39">realizzato </text:span><text:span text:style-name="T36">dal </text:span><text:span text:style-name="T39">Ministero </text:span><text:span text:style-name="T36">del </text:span><text:span text:style-name="T39">Lavoro </text:span><text:span text:style-name="T35">e </text:span><text:span text:style-name="T36">delle </text:span><text:span text:style-name="T39">Politiche Sociali</text:span></text:p>
        <text:list xml:id="list4059028910" text:style-name="WWNum1">
          <text:list-item>
            <text:p text:style-name="P277"><text:span text:style-name="T43">Direzione Generale dell’Immigrazione </text:span><text:span text:style-name="T47">e </text:span><text:span text:style-name="T43">delle politiche </text:span><text:span text:style-name="T47">di </text:span><text:span text:style-name="T43">integrazione </text:span><text:span text:style-name="T47">.</text:span><text:a xlink:type="simple" xlink:href="http://www.lavoro.gov.it/" text:style-name="Default_20_Style" text:visited-style-name="Default_20_Style"><text:span text:style-name="T47"> </text:span></text:a><text:a xlink:type="simple" xlink:href="http://www.lavoro.gov.it/" text:style-name="Default_20_Style" text:visited-style-name="Default_20_Style"><text:span text:style-name="T48">http://www.lavoro.gov.it</text:span></text:a></text:p>
          </text:list-item>
        </text:list>
        <text:p text:style-name="P708"/>
        <text:p text:style-name="P708"/>
        <text:p text:style-name="P723"/>
        <text:p text:style-name="P637"><text:span text:style-name="T52">Edizione aggiornata a gennaio 2014</text:span></text:p>
        <text:p text:style-name="P737"><text:span text:style-name="T35">La pubblicazione è disponibile in versione multilingue sul sito</text:span><text:a xlink:type="simple" xlink:href="http://www.integrazionemigranti.gov.it/" text:style-name="Default_20_Style" text:visited-style-name="Default_20_Style"><text:span text:style-name="T35"> http://www.integrazionemigranti.gov.it</text:span></text:a><text:span text:style-name="T35"> </text:span><text:a xlink:type="simple" xlink:href="mailto:redazioneintegrazione@lavoro.gov.it" text:style-name="Default_20_Style" text:visited-style-name="Default_20_Style"><text:span text:style-name="T35">redazioneintegrazione@lavoro.gov.it</text:span></text:a></text:p>
        <text:p text:style-name="P708"/>
        <text:p text:style-name="P708"/>
        <text:p text:style-name="P740"/>
        <text:p text:style-name="P738"><text:span text:style-name="T35">La stampa del vademecum è realizzata nell’ambito del progetto “Portale Integrazione Migranti: Vivere e Lavorare in Italia”, finanziato</text:span></text:p>
        <text:p text:style-name="P747"><text:span text:style-name="T35">dal Fondo Europeo per l’integrazione di Cittadini di Paesi Terzi 2007 -2013</text:span></text:p>
        <text:p text:style-name="P760"/>
        <text:p text:style-name="P765"><draw:line text:anchor-type="char" draw:z-index="36" draw:style-name="gr8" draw:text-style-name="P1282" svg:x1="4.7638in" svg:y1="0.1846in" svg:x2="8.5823in" svg:y2="0.1846in"><text:p/></draw:line></text:p>
        <text:p text:style-name="P716"/>
        <text:p text:style-name="P771"/>
        <text:p text:style-name="P642"><text:span text:style-name="T291">Benvenuto in Italia!</text:span></text:p>
        <text:p text:style-name="P713"/>
        <text:p text:style-name="P776"/>
        <text:p text:style-name="P643"><text:span text:style-name="T151">P</text:span><text:span text:style-name="T150">er vivere bene ed integrarsi nella società italiana è importante conoscere le regole e l’organizzazione della vita.</text:span></text:p>
        <text:p text:style-name="P717"/>
        <text:p text:style-name="P644"><text:span text:style-name="T150">Questa guida è stata pensata sia per chi deve ancora arrivare in Italia ed ha bisogno di capire come si possa entrare, sia per chi già vi si trova.</text:span><text:span text:style-name="T152"> </text:span><text:span text:style-name="T150">Anche</text:span><text:span text:style-name="T153"> </text:span><text:span text:style-name="T150">i</text:span><text:span text:style-name="T153"> </text:span><text:span text:style-name="T150">datori</text:span><text:span text:style-name="T154"> </text:span><text:span text:style-name="T150">di</text:span><text:span text:style-name="T153"> </text:span><text:span text:style-name="T150">lavoro,</text:span><text:span text:style-name="T153"> </text:span><text:span text:style-name="T150">italiani</text:span><text:span text:style-name="T153"> </text:span><text:span text:style-name="T150">e</text:span><text:span text:style-name="T154"> </text:span><text:span text:style-name="T150">stranieri,</text:span><text:span text:style-name="T153"> </text:span><text:span text:style-name="T150">possono</text:span><text:span text:style-name="T153"> </text:span><text:span text:style-name="T150">trovare</text:span><text:span text:style-name="T154"> </text:span><text:span text:style-name="T150">qui indicazioni</text:span><text:span text:style-name="T155"> </text:span><text:span text:style-name="T150">utili</text:span><text:span text:style-name="T155"> </text:span><text:span text:style-name="T150">ad</text:span><text:span text:style-name="T155"> </text:span><text:span text:style-name="T150">accompagnare</text:span><text:span text:style-name="T155"> </text:span><text:span text:style-name="T150">il</text:span><text:span text:style-name="T155"> </text:span><text:span text:style-name="T150">lavoratore</text:span><text:span text:style-name="T155"> </text:span><text:span text:style-name="T150">nel</text:span><text:span text:style-name="T155"> </text:span><text:span text:style-name="T150">suo</text:span><text:span text:style-name="T155"> </text:span><text:span text:style-name="T150">percorso</text:span><text:span text:style-name="T155"> </text:span><text:span text:style-name="T150">di</text:span><text:span text:style-name="T155"> </text:span><text:span text:style-name="T150">in- tegrazione.</text:span></text:p>
        <text:p text:style-name="P645"><text:span text:style-name="T150">E’ una guida che può aiutare a risolvere anche i problemi quotidiani: dal</text:span><text:span text:style-name="T156"> </text:span><text:span text:style-name="T150">contratto</text:span><text:span text:style-name="T157"> </text:span><text:span text:style-name="T150">di</text:span><text:span text:style-name="T157"> </text:span><text:span text:style-name="T150">lavoro</text:span><text:span text:style-name="T157"> </text:span><text:span text:style-name="T150">all’iscrizione</text:span><text:span text:style-name="T157"> </text:span><text:span text:style-name="T150">dei</text:span><text:span text:style-name="T157"> </text:span><text:span text:style-name="T150">figli</text:span><text:span text:style-name="T157"> </text:span><text:span text:style-name="T150">a</text:span><text:span text:style-name="T157"> </text:span><text:span text:style-name="T150">scuola,</text:span><text:span text:style-name="T157"> </text:span><text:span text:style-name="T150">dal</text:span><text:span text:style-name="T157"> </text:span><text:span text:style-name="T150">rilascio</text:span><text:span text:style-name="T157"> </text:span><text:span text:style-name="T150">della patente all’apertura di un conto corrente in banca.</text:span></text:p>
        <text:p text:style-name="P717"/>
        <text:p text:style-name="P646"><text:span text:style-name="T150">Promossa dal Ministero del Lavoro e delle Politiche Sociali, è uno strumento sintetico, pratico, il più possibile esaustivo e consultabile online in 8 lingue (www.integrazionemigranti.gov.it).</text:span></text:p>
        <text:p text:style-name="P717"/>
        <text:p text:style-name="P647"><text:span text:style-name="T158">Buona lettura!</text:span></text:p>
      </text:section>
      <text:p text:style-name="P784"><draw:rect text:anchor-type="char" draw:z-index="7" draw:style-name="gr9" draw:text-style-name="P1282" svg:width="9.0343in" svg:height="6.474in" svg:x="0.011in" svg:y="0.0102in"><text:p/></draw:rect><draw:rect text:anchor-type="char" draw:z-index="46" draw:style-name="gr7" draw:text-style-name="P1281" svg:width="0.0142in" svg:height="6.4961in" svg:x="4.511in" svg:y="0in"><text:p/></draw:rect></text:p>
      <text:p text:style-name="P648"><draw:line text:anchor-type="char" draw:z-index="0" draw:style-name="gr16" draw:text-style-name="P1277" svg:x1="4.7638in" svg:y1="0.1839in" svg:x2="8.5827in" svg:y2="0.1839in"><text:p/></draw:line><text:span text:style-name="T294">Ind</text:span><text:span text:style-name="T297">i</text:span><text:span text:style-name="T295">c</text:span><text:span text:style-name="T298">e</text:span></text:p>
      <text:list xml:id="list153415192460657" text:continue-numbering="true" text:style-name="WWNum1">
        <text:list-item>
          <text:list>
            <text:list-item>
              <text:p text:style-name="P278"><draw:line text:anchor-type="char" draw:z-index="1" draw:style-name="gr1" draw:text-style-name="P1277" svg:x1="4.7661in" svg:y1="0.3201in" svg:x2="8.5799in" svg:y2="0.3201in"><text:p/></draw:line><text:span text:style-name="T347">COSTITUZIONE DELLA REPUBBLICA </text:span><text:span text:style-name="T348">ITALIANA</text:span><text:span text:style-name="T349"> </text:span><text:span text:style-name="T6">(ARTT.</text:span><text:span text:style-name="T7"> </text:span><text:span text:style-name="T8">1-54)<text:tab/></text:span><text:span text:style-name="T9">4</text:span></text:p>
            </text:list-item>
            <text:list-item>
              <text:h text:style-name="P31" text:outline-level="3"><text:span text:style-name="T389">INGRESSO<text:tab/></text:span><text:span text:style-name="T159">15</text:span></text:h>
              <text:list>
                <text:list-item>
                  <text:p text:style-name="P279"><text:span text:style-name="T10">Frontiera<text:tab/></text:span><text:span text:style-name="T9">15</text:span></text:p>
                </text:list-item>
                <text:list-item>
                  <text:p text:style-name="P281"><draw:line text:anchor-type="char" draw:z-index="2" draw:style-name="gr1" draw:text-style-name="P1277" svg:x1="4.7661in" svg:y1="0.222in" svg:x2="8.5799in" svg:y2="0.222in"><text:p/></draw:line><text:span text:style-name="T9">Visti<text:tab/>15</text:span></text:p>
                </text:list-item>
              </text:list>
            </text:list-item>
            <text:list-item>
              <text:h text:style-name="P31" text:outline-level="3"><text:span text:style-name="T389">SOGGIORNO<text:tab/></text:span><text:span text:style-name="T159">25</text:span></text:h>
              <text:list>
                <text:list-item>
                  <text:p text:style-name="P279"><text:span text:style-name="T9">Permessi</text:span><text:span text:style-name="T10"> </text:span><text:span text:style-name="T9">di</text:span><text:span text:style-name="T12"> </text:span><text:span text:style-name="T9">soggiorno<text:tab/>25</text:span></text:p>
                </text:list-item>
                <text:list-item>
                  <text:p text:style-name="P279"><text:span text:style-name="T9">Accordo</text:span><text:span text:style-name="T13"> </text:span><text:span text:style-name="T9">di</text:span><text:span text:style-name="T10"> </text:span><text:span text:style-name="T9">integrazione<text:tab/>31</text:span></text:p>
                </text:list-item>
                <text:list-item>
                  <text:p text:style-name="P282"><text:span text:style-name="T13">Permesso </text:span><text:span text:style-name="T9">di </text:span><text:span text:style-name="T10">soggiorno </text:span><text:span text:style-name="T9">CE per </text:span><text:span text:style-name="T10">soggiornanti </text:span><text:span text:style-name="T9">di</text:span><text:span text:style-name="T15"> </text:span><text:span text:style-name="T10">lungo</text:span><text:span text:style-name="T16"> </text:span><text:span text:style-name="T10">periodo<text:tab/></text:span><text:span text:style-name="T9">34</text:span></text:p>
                </text:list-item>
                <text:list-item>
                  <text:p text:style-name="P279"><draw:line text:anchor-type="char" draw:z-index="3" draw:style-name="gr1" draw:text-style-name="P1277" svg:x1="4.7661in" svg:y1="0.222in" svg:x2="8.5799in" svg:y2="0.222in"><text:p/></draw:line><text:span text:style-name="T9">Area</text:span><text:span text:style-name="T13"> </text:span><text:span text:style-name="T9">Schengen<text:tab/>38</text:span></text:p>
                </text:list-item>
              </text:list>
            </text:list-item>
            <text:list-item>
              <text:p text:style-name="P283"><text:span text:style-name="T350">LAVORO<text:tab/></text:span><text:span text:style-name="T9">40</text:span></text:p>
              <text:list>
                <text:list-item>
                  <text:p text:style-name="P279"><text:span text:style-name="T9">Il </text:span><text:span text:style-name="T10">lavoro</text:span><text:span text:style-name="T17"> </text:span><text:span text:style-name="T9">in</text:span><text:span text:style-name="T10"> </text:span><text:span text:style-name="T9">Italia<text:tab/>40</text:span></text:p>
                  <text:list>
                    <text:list-item>
                      <text:p text:style-name="P284"><text:span text:style-name="T10">Lavoro</text:span><text:span text:style-name="T13"> </text:span><text:span text:style-name="T9">subordinato<text:tab/>40</text:span></text:p>
                    </text:list-item>
                    <text:list-item>
                      <text:p text:style-name="P284"><text:span text:style-name="T10">Lavoro</text:span><text:span text:style-name="T13"> </text:span><text:span text:style-name="T9">parasubordinato<text:tab/>47</text:span></text:p>
                    </text:list-item>
                    <text:list-item>
                      <text:p text:style-name="P284"><text:span text:style-name="T10">Lavoro</text:span><text:span text:style-name="T13"> </text:span><text:span text:style-name="T9">autonomo<text:tab/>48</text:span></text:p>
                    </text:list-item>
                    <text:list-item>
                      <text:p text:style-name="P284"><text:span text:style-name="T9">Requisiti per l’ammissione al </text:span><text:span text:style-name="T10">lavoro</text:span><text:span text:style-name="T18"> </text:span><text:span text:style-name="T9">dei</text:span><text:span text:style-name="T13"> </text:span><text:span text:style-name="T9">minori<text:tab/>49</text:span></text:p>
                    </text:list-item>
                  </text:list>
                </text:list-item>
                <text:list-item>
                  <text:p text:style-name="P279"><text:span text:style-name="T9">Accesso al mercato del </text:span><text:span text:style-name="T10">lavoro</text:span><text:span text:style-name="T19"> </text:span><text:span text:style-name="T9">in</text:span><text:span text:style-name="T13"> </text:span><text:span text:style-name="T9">Italia<text:tab/>52</text:span></text:p>
                </text:list-item>
                <text:list-item>
                  <text:p text:style-name="P279"><text:span text:style-name="T9">Costituzione e cessazione del rapporto</text:span><text:span text:style-name="T20"> </text:span><text:span text:style-name="T9">di</text:span><text:span text:style-name="T13"> </text:span><text:span text:style-name="T10">lavoro<text:tab/></text:span><text:span text:style-name="T9">61</text:span></text:p>
                </text:list-item>
                <text:list-item>
                  <text:p text:style-name="P279"><draw:line text:anchor-type="char" draw:z-index="4" draw:style-name="gr1" draw:text-style-name="P1277" svg:x1="4.7661in" svg:y1="0.222in" svg:x2="8.5799in" svg:y2="0.222in"><text:p/></draw:line><text:span text:style-name="T9">Servizi</text:span><text:span text:style-name="T10"> </text:span><text:span text:style-name="T9">per</text:span><text:span text:style-name="T10"> </text:span><text:span text:style-name="T9">l’Impiego<text:tab/>63</text:span></text:p>
                </text:list-item>
              </text:list>
            </text:list-item>
            <text:list-item>
              <text:h text:style-name="P32" text:outline-level="3"><text:span text:style-name="T390">ANAGRAFE<text:tab/></text:span><text:span text:style-name="T159">66</text:span></text:h>
              <text:list>
                <text:list-item>
                  <text:p text:style-name="P279"><text:span text:style-name="T9">Domanda di</text:span><text:span text:style-name="T21"> </text:span><text:span text:style-name="T9">iscrizione</text:span><text:span text:style-name="T13"> </text:span><text:span text:style-name="T9">anagrafica<text:tab/>67</text:span></text:p>
                </text:list-item>
                <text:list-item>
                  <text:p text:style-name="P279"><draw:line text:anchor-type="char" draw:z-index="5" draw:style-name="gr1" draw:text-style-name="P1277" svg:x1="4.7661in" svg:y1="0.222in" svg:x2="8.5799in" svg:y2="0.222in"><text:p/></draw:line><text:span text:style-name="T9">Servizi</text:span><text:span text:style-name="T10"> </text:span><text:span text:style-name="T9">anagrafici<text:tab/>69</text:span></text:p>
                </text:list-item>
              </text:list>
            </text:list-item>
            <text:list-item>
              <text:h text:style-name="P32" text:outline-level="3"><text:span text:style-name="T389">ALLOGGIO<text:tab/></text:span><text:span text:style-name="T159">72</text:span></text:h>
              <text:list>
                <text:list-item>
                  <text:p text:style-name="P279"><text:span text:style-name="T9">Affitto di</text:span><text:span text:style-name="T17"> </text:span><text:span text:style-name="T9">una</text:span><text:span text:style-name="T10"> </text:span><text:span text:style-name="T9">casa<text:tab/>72</text:span></text:p>
                </text:list-item>
                <text:list-item>
                  <text:p text:style-name="P279"><text:span text:style-name="T9">Acquisto di</text:span><text:span text:style-name="T17"> </text:span><text:span text:style-name="T9">una</text:span><text:span text:style-name="T10"> </text:span><text:span text:style-name="T9">casa<text:tab/>74</text:span></text:p>
                </text:list-item>
                <text:list-item>
                  <text:p text:style-name="P280"><draw:line text:anchor-type="char" draw:z-index="6" draw:style-name="gr1" draw:text-style-name="P1277" svg:x1="4.7661in" svg:y1="0.222in" svg:x2="8.5799in" svg:y2="0.222in"><text:p/></draw:line><text:span text:style-name="T9">Centri</text:span><text:span text:style-name="T10"> </text:span><text:span text:style-name="T9">di</text:span><text:span text:style-name="T12"> </text:span><text:span text:style-name="T9">Accoglienza<text:tab/>75</text:span></text:p>
                </text:list-item>
              </text:list>
            </text:list-item>
            <text:list-item>
              <text:p text:style-name="P285"><text:span text:style-name="T347">SANITÀ<text:tab/></text:span><text:span text:style-name="T9">77</text:span></text:p>
              <text:list>
                <text:list-item>
                  <text:p text:style-name="P286"><text:span text:style-name="T9">Iscrizione al Servizio Sanitario</text:span><text:span text:style-name="T22"> </text:span><text:span text:style-name="T9">Nazionale</text:span><text:span text:style-name="T16"> </text:span><text:span text:style-name="T9">(SSN)<text:tab/>77</text:span></text:p>
                </text:list-item>
                <text:list-item>
                  <text:p text:style-name="P287"><text:span text:style-name="T16">Tessera</text:span><text:span text:style-name="T13"> </text:span><text:span text:style-name="T9">sanitaria<text:tab/>79</text:span></text:p>
                </text:list-item>
                <text:list-item>
                  <text:p text:style-name="P286"><text:span text:style-name="T9">Servizi del Servizio</text:span><text:span text:style-name="T23"> </text:span><text:span text:style-name="T9">Sanitario</text:span><text:span text:style-name="T13"> </text:span><text:span text:style-name="T9">Nazionale<text:tab/>79</text:span></text:p>
                </text:list-item>
                <text:list-item>
                  <text:p text:style-name="P286"><draw:line text:anchor-type="char" draw:z-index="206" draw:style-name="gr1" draw:text-style-name="P1277" svg:x1="0.472in" svg:y1="0.222in" svg:x2="4.2909in" svg:y2="0.222in"><text:p/></draw:line><text:span text:style-name="T9">Straniero </text:span><text:span text:style-name="T13">Temporaneamente</text:span><text:span text:style-name="T19"> </text:span><text:span text:style-name="T9">Presente</text:span><text:span text:style-name="T13"> </text:span><text:span text:style-name="T9">(STP)<text:tab/>83</text:span></text:p>
                </text:list-item>
              </text:list>
            </text:list-item>
            <text:list-item>
              <text:h text:style-name="P33" text:outline-level="3"><text:span text:style-name="T389">ISTRUZIONE<text:tab/></text:span><text:span text:style-name="T159">85</text:span></text:h>
              <text:list>
                <text:list-item>
                  <text:p text:style-name="P286"><text:span text:style-name="T9">Asilo nido o</text:span><text:span text:style-name="T24"> </text:span><text:span text:style-name="T9">nido</text:span><text:span text:style-name="T13"> </text:span><text:span text:style-name="T9">d’infanzia<text:tab/>85</text:span></text:p>
                </text:list-item>
                <text:list-item>
                  <text:p text:style-name="P286"><text:span text:style-name="T9">Scuola materna o</text:span><text:span text:style-name="T25"> </text:span><text:span text:style-name="T9">scuola</text:span><text:span text:style-name="T13"> </text:span><text:span text:style-name="T9">dell’infanzia<text:tab/>85</text:span></text:p>
                </text:list-item>
                <text:list-item>
                  <text:p text:style-name="P286"><text:span text:style-name="T9">Primo</text:span><text:span text:style-name="T13"> </text:span><text:span text:style-name="T9">ciclo<text:tab/>86</text:span></text:p>
                </text:list-item>
                <text:list-item>
                  <text:p text:style-name="P286"><text:span text:style-name="T9">Secondo</text:span><text:span text:style-name="T13"> </text:span><text:span text:style-name="T9">ciclo<text:tab/>87</text:span></text:p>
                </text:list-item>
                <text:list-item>
                  <text:p text:style-name="P286"><text:span text:style-name="T9">Università<text:tab/>88</text:span></text:p>
                </text:list-item>
                <text:list-item>
                  <text:p text:style-name="P286"><text:span text:style-name="T9">Istruzione e formazione</text:span><text:span text:style-name="T26"> </text:span><text:span text:style-name="T9">tecnica</text:span><text:span text:style-name="T13"> </text:span><text:span text:style-name="T9">superiore<text:tab/>89</text:span></text:p>
                </text:list-item>
                <text:list-item>
                  <text:p text:style-name="P286"><text:span text:style-name="T9">Riconoscimento dei titoli</text:span><text:span text:style-name="T23"> </text:span><text:span text:style-name="T9">di</text:span><text:span text:style-name="T10"> </text:span><text:span text:style-name="T9">studio<text:tab/>90</text:span></text:p>
                </text:list-item>
                <text:list-item>
                  <text:p text:style-name="P286"><text:span text:style-name="T9">Riconoscimento di alcuni</text:span><text:span text:style-name="T25"> </text:span><text:span text:style-name="T9">titoli</text:span><text:span text:style-name="T13"> </text:span><text:span text:style-name="T9">professionali<text:tab/>90</text:span></text:p>
                </text:list-item>
              </text:list>
            </text:list-item>
          </text:list>
        </text:list-item>
      </text:list>
      <text:p text:style-name="P704"><text:span text:style-name="T385">9 TUTELA DEI DIRITTI E DISCRIMINAZIONE<text:tab/></text:span><text:span text:style-name="T386">92</text:span></text:p>
      <text:p text:style-name="P707"><text:span text:style-name="T33">9.1 Tutela dei diritti<text:tab/></text:span><text:span text:style-name="T34">92</text:span></text:p>
      <text:p text:style-name="P707"><text:span text:style-name="T34">9.2 Discriminazione<text:tab/>93</text:span></text:p>
      <text:p text:style-name="P705"><text:span text:style-name="T387">10 BANCA<text:tab/>94</text:span></text:p>
      <text:p text:style-name="P705"><text:span text:style-name="T387">11 ASSOCIAZIONISMO<text:tab/></text:span><text:span text:style-name="T34">96</text:span></text:p>
      <text:p text:style-name="P705"><text:span text:style-name="T34"/></text:p>
      <text:p text:style-name="P705"/>
      <text:p text:style-name="P638"><text:span text:style-name="T52">COSTITUZIONE DELLA REPUBBLICA ITALIANA</text:span></text:p>
      <text:p text:style-name="P706"><text:span text:style-name="T161">(ARTT. 1-54)</text:span></text:p>
      <text:section text:style-name="Sect3" text:name="Section5">
        <text:p text:style-name="P882"><draw:rect text:anchor-type="char" draw:z-index="8" draw:style-name="gr15" draw:text-style-name="P1282" svg:width="9.0343in" svg:height="6.474in" svg:x="-0.389in" svg:y="0.1071in"><text:p/></draw:rect></text:p>
        <text:p text:style-name="P729"/>
        <text:p text:style-name="P730"><draw:g text:anchor-type="as-char" draw:z-index="63" draw:style-name="gr5"><draw:line draw:style-name="gr6" draw:text-style-name="P1280" svg:x1="0in" svg:y1="0in" svg:x2="3.8228in" svg:y2="0in"><text:p/></draw:line></draw:g></text:p>
        <text:p text:style-name="P786"/>
        <text:p text:style-name="P651"><text:span text:style-name="T52">IL CAPO PROVVISORIO DELLO STATO</text:span></text:p>
        <text:p text:style-name="P793"/>
        <text:p text:style-name="P807"><text:span text:style-name="T162">Vista</text:span><text:span text:style-name="T166"> </text:span><text:span text:style-name="T35">la</text:span><text:span text:style-name="T170"> </text:span><text:span text:style-name="T35">deliberazione</text:span><text:span text:style-name="T170"> </text:span><text:span text:style-name="T35">dell’Assemblea</text:span><text:span text:style-name="T170"> </text:span><text:span text:style-name="T35">Costituente,</text:span><text:span text:style-name="T170"> </text:span><text:span text:style-name="T35">che</text:span><text:span text:style-name="T170"> </text:span><text:span text:style-name="T35">nella</text:span><text:span text:style-name="T170"> </text:span><text:span text:style-name="T35">seduta</text:span><text:span text:style-name="T170"> </text:span><text:span text:style-name="T35">del</text:span><text:span text:style-name="T170"> </text:span><text:span text:style-name="T35">22</text:span><text:span text:style-name="T170"> </text:span><text:span text:style-name="T35">di- cembre</text:span><text:span text:style-name="T39"> </text:span><text:span text:style-name="T35">1947</text:span><text:span text:style-name="T36"> </text:span><text:span text:style-name="T35">ha</text:span><text:span text:style-name="T36"> </text:span><text:span text:style-name="T35">approvato</text:span><text:span text:style-name="T36"> </text:span><text:span text:style-name="T35">la</text:span><text:span text:style-name="T39"> </text:span><text:span text:style-name="T35">Costituzione</text:span><text:span text:style-name="T36"> </text:span><text:span text:style-name="T35">della</text:span><text:span text:style-name="T36"> </text:span><text:span text:style-name="T35">Repubblica</text:span><text:span text:style-name="T36"> </text:span><text:span text:style-name="T35">Italiana;</text:span></text:p>
        <text:p text:style-name="P820"><text:span text:style-name="T35">Vista la XVIII disposizione finale della Costituzione;</text:span></text:p>
        <text:p text:style-name="P794"/>
        <text:p text:style-name="P832"><text:span text:style-name="T35">PROMULGA</text:span></text:p>
        <text:p text:style-name="P741"/>
        <text:p text:style-name="P822"><text:span text:style-name="T35">La Costituzione della Repubblica Italiana nel seguente testo:</text:span></text:p>
        <text:p text:style-name="P708"/>
        <text:p text:style-name="P652"><text:span text:style-name="T52">PRINCIPI FONDAMENTALI</text:span></text:p>
        <text:p text:style-name="P709"/>
        <text:p text:style-name="P833"><text:span text:style-name="T35">Art. 1.</text:span></text:p>
        <text:p text:style-name="P794"/>
        <text:p text:style-name="P836"><text:span text:style-name="T162">L’Italia</text:span><text:span text:style-name="T173"> </text:span><text:span text:style-name="T35">è</text:span><text:span text:style-name="T174"> </text:span><text:span text:style-name="T35">una</text:span><text:span text:style-name="T174"> </text:span><text:span text:style-name="T35">Repubblica</text:span><text:span text:style-name="T174"> </text:span><text:span text:style-name="T35">democratica,</text:span><text:span text:style-name="T174"> </text:span><text:span text:style-name="T35">fondata</text:span><text:span text:style-name="T174"> </text:span><text:span text:style-name="T35">sul</text:span><text:span text:style-name="T174"> </text:span><text:span text:style-name="T35">lavoro.</text:span><text:span text:style-name="T173"> </text:span><text:span text:style-name="T35">La</text:span><text:span text:style-name="T174"> </text:span><text:span text:style-name="T35">sovranità</text:span><text:span text:style-name="T174"> </text:span><text:span text:style-name="T35">appar- tiene</text:span><text:span text:style-name="T39"> </text:span><text:span text:style-name="T35">al</text:span><text:span text:style-name="T39"> </text:span><text:span text:style-name="T35">popolo,</text:span><text:span text:style-name="T39"> </text:span><text:span text:style-name="T35">che</text:span><text:span text:style-name="T36"> </text:span><text:span text:style-name="T35">la</text:span><text:span text:style-name="T39"> </text:span><text:span text:style-name="T35">esercita</text:span><text:span text:style-name="T39"> </text:span><text:span text:style-name="T35">nelle</text:span><text:span text:style-name="T39"> </text:span><text:span text:style-name="T35">forme</text:span><text:span text:style-name="T36"> </text:span><text:span text:style-name="T35">e</text:span><text:span text:style-name="T39"> </text:span><text:span text:style-name="T35">nei</text:span><text:span text:style-name="T39"> </text:span><text:span text:style-name="T35">limiti</text:span><text:span text:style-name="T36"> </text:span><text:span text:style-name="T35">della</text:span><text:span text:style-name="T39"> </text:span><text:span text:style-name="T35">Costituzione.</text:span></text:p>
        <text:p text:style-name="P708"/>
        <text:p text:style-name="P839"><text:span text:style-name="T35">Art. 2.</text:span></text:p>
        <text:p text:style-name="P741"/>
        <text:p text:style-name="P836"><text:span text:style-name="T162">La </text:span><text:span text:style-name="T39">Repubblica riconosce </text:span><text:span text:style-name="T35">e </text:span><text:span text:style-name="T39">garantisce </text:span><text:span text:style-name="T35">i </text:span><text:span text:style-name="T39">diritti inviolabili dell’uomo, </text:span><text:span text:style-name="T36">sia come sin- golo</text:span><text:span text:style-name="T176"> </text:span><text:span text:style-name="T36">sia</text:span><text:span text:style-name="T173"> </text:span><text:span text:style-name="T36">nelle</text:span><text:span text:style-name="T173"> </text:span><text:span text:style-name="T39">formazioni</text:span><text:span text:style-name="T173"> </text:span><text:span text:style-name="T39">sociali</text:span><text:span text:style-name="T176"> </text:span><text:span text:style-name="T36">ove</text:span><text:span text:style-name="T173"> </text:span><text:span text:style-name="T162">si</text:span><text:span text:style-name="T173"> </text:span><text:span text:style-name="T39">svolge</text:span><text:span text:style-name="T173"> </text:span><text:span text:style-name="T162">la</text:span><text:span text:style-name="T173"> </text:span><text:span text:style-name="T36">sua</text:span><text:span text:style-name="T176"> </text:span><text:span text:style-name="T39">personalità,</text:span><text:span text:style-name="T173"> </text:span><text:span text:style-name="T35">e</text:span><text:span text:style-name="T173"> </text:span><text:span text:style-name="T39">richiede</text:span><text:span text:style-name="T173"> </text:span><text:span text:style-name="T39">l’adem- pimento </text:span><text:span text:style-name="T36">dei </text:span><text:span text:style-name="T39">doveri inderogabili </text:span><text:span text:style-name="T162">di </text:span><text:span text:style-name="T39">solidarietà politica, economica </text:span><text:span text:style-name="T35">e</text:span><text:span text:style-name="T179"> </text:span><text:span text:style-name="T39">sociale.</text:span></text:p>
        <text:p text:style-name="P708"/>
        <text:p text:style-name="P843"/>
        <text:p text:style-name="P840"><text:span text:style-name="T35">Art. 3.</text:span></text:p>
        <text:p text:style-name="P741"/>
        <text:p text:style-name="P846"><text:span text:style-name="T36">Tutti</text:span><text:span text:style-name="T180"> </text:span><text:span text:style-name="T35">i</text:span><text:span text:style-name="T180"> </text:span><text:span text:style-name="T162">cittadini</text:span><text:span text:style-name="T166"> </text:span><text:span text:style-name="T162">hanno</text:span><text:span text:style-name="T180"> </text:span><text:span text:style-name="T162">pari</text:span><text:span text:style-name="T166"> </text:span><text:span text:style-name="T162">dignità</text:span><text:span text:style-name="T180"> </text:span><text:span text:style-name="T162">sociale</text:span><text:span text:style-name="T166"> </text:span><text:span text:style-name="T35">e</text:span><text:span text:style-name="T180"> </text:span><text:span text:style-name="T162">sono</text:span><text:span text:style-name="T180"> </text:span><text:span text:style-name="T162">eguali</text:span><text:span text:style-name="T166"> </text:span><text:span text:style-name="T162">davanti</text:span><text:span text:style-name="T180"> </text:span><text:span text:style-name="T162">alla</text:span><text:span text:style-name="T166"> </text:span><text:span text:style-name="T162">legge,</text:span><text:span text:style-name="T180"> </text:span><text:span text:style-name="T162">senza </text:span><text:span text:style-name="T35">distinzione di sesso, di razza, di lingua, di religione, di opinioni politiche, di condizioni</text:span><text:span text:style-name="T174"> </text:span><text:span text:style-name="T35">personali</text:span><text:span text:style-name="T183"> </text:span><text:span text:style-name="T35">e</text:span><text:span text:style-name="T174"> </text:span><text:span text:style-name="T35">sociali.</text:span><text:span text:style-name="T183"> </text:span><text:span text:style-name="T35">È</text:span><text:span text:style-name="T174"> </text:span><text:span text:style-name="T35">compito</text:span><text:span text:style-name="T183"> </text:span><text:span text:style-name="T35">della</text:span><text:span text:style-name="T174"> </text:span><text:span text:style-name="T35">Repubblica</text:span><text:span text:style-name="T183"> </text:span><text:span text:style-name="T35">rimuovere</text:span><text:span text:style-name="T174"> </text:span><text:span text:style-name="T35">gli</text:span><text:span text:style-name="T183"> </text:span><text:span text:style-name="T35">osta- coli di ordine economico e sociale, che, limitando di fatto la libertà e</text:span><text:span text:style-name="T174"> </text:span><text:span text:style-name="T35">l’egua- glianza dei cittadini, impediscono il pieno sviluppo della persona umana e l’effettiva partecipazione di tutti i lavoratori all’organizzazione politica,</text:span><text:span text:style-name="T186"> </text:span><text:span text:style-name="T35">eco- nomica e sociale del</text:span><text:span text:style-name="T180"> </text:span><text:span text:style-name="T35">Paese.</text:span></text:p>
        <text:p text:style-name="P760"/>
        <text:p text:style-name="P765"><draw:line text:anchor-type="char" draw:z-index="37" draw:style-name="gr8" draw:text-style-name="P1282" svg:x1="4.7638in" svg:y1="0.1846in" svg:x2="8.5823in" svg:y2="0.1846in"><text:p/></draw:line></text:p>
        <text:p text:style-name="P772"/>
        <text:p text:style-name="P849"><text:span text:style-name="T35">Art. 4.</text:span></text:p>
        <text:p text:style-name="P741"/>
        <text:p text:style-name="P852"><text:span text:style-name="T35">La</text:span><text:span text:style-name="T187"> </text:span><text:span text:style-name="T35">Repubblica</text:span><text:span text:style-name="T190"> </text:span><text:span text:style-name="T35">riconosce</text:span><text:span text:style-name="T187"> </text:span><text:span text:style-name="T35">a</text:span><text:span text:style-name="T190"> </text:span><text:span text:style-name="T35">tutti</text:span><text:span text:style-name="T190"> </text:span><text:span text:style-name="T35">i</text:span><text:span text:style-name="T187"> </text:span><text:span text:style-name="T35">cittadini</text:span><text:span text:style-name="T190"> </text:span><text:span text:style-name="T35">il</text:span><text:span text:style-name="T190"> </text:span><text:span text:style-name="T35">diritto</text:span><text:span text:style-name="T187"> </text:span><text:span text:style-name="T35">al</text:span><text:span text:style-name="T190"> </text:span><text:span text:style-name="T35">lavoro</text:span><text:span text:style-name="T187"> </text:span><text:span text:style-name="T35">e</text:span><text:span text:style-name="T190"> </text:span><text:span text:style-name="T35">promuove</text:span><text:span text:style-name="T190"> </text:span><text:span text:style-name="T35">le</text:span><text:span text:style-name="T187"> </text:span><text:span text:style-name="T35">con- dizioni</text:span><text:span text:style-name="T194"> </text:span><text:span text:style-name="T35">che</text:span><text:span text:style-name="T194"> </text:span><text:span text:style-name="T35">rendano</text:span><text:span text:style-name="T194"> </text:span><text:span text:style-name="T162">effettivo</text:span><text:span text:style-name="T194"> </text:span><text:span text:style-name="T35">questo</text:span><text:span text:style-name="T176"> </text:span><text:span text:style-name="T35">diritto.</text:span><text:span text:style-name="T194"> </text:span><text:span text:style-name="T35">Ogni</text:span><text:span text:style-name="T194"> </text:span><text:span text:style-name="T35">cittadino</text:span><text:span text:style-name="T194"> </text:span><text:span text:style-name="T35">ha</text:span><text:span text:style-name="T194"> </text:span><text:span text:style-name="T35">il</text:span><text:span text:style-name="T176"> </text:span><text:span text:style-name="T35">dovere</text:span><text:span text:style-name="T194"> </text:span><text:span text:style-name="T35">di</text:span><text:span text:style-name="T194"> </text:span><text:span text:style-name="T35">svol- </text:span><text:span text:style-name="T162">gere,</text:span><text:span text:style-name="T196"> </text:span><text:span text:style-name="T162">secondo</text:span><text:span text:style-name="T199"> </text:span><text:span text:style-name="T35">le</text:span><text:span text:style-name="T199"> </text:span><text:span text:style-name="T162">proprie</text:span><text:span text:style-name="T199"> </text:span><text:span text:style-name="T162">possibilità</text:span><text:span text:style-name="T199"> </text:span><text:span text:style-name="T35">e</text:span><text:span text:style-name="T199"> </text:span><text:span text:style-name="T35">la</text:span><text:span text:style-name="T199"> </text:span><text:span text:style-name="T162">propria</text:span><text:span text:style-name="T199"> </text:span><text:span text:style-name="T162">scelta,</text:span><text:span text:style-name="T199"> </text:span><text:span text:style-name="T162">un’attività</text:span><text:span text:style-name="T199"> </text:span><text:span text:style-name="T35">o</text:span><text:span text:style-name="T199"> </text:span><text:span text:style-name="T35">una</text:span><text:span text:style-name="T199"> </text:span><text:span text:style-name="T162">funzione </text:span><text:span text:style-name="T35">che concorra al progresso materiale o spirituale della</text:span><text:span text:style-name="T202"> </text:span><text:span text:style-name="T35">società.</text:span></text:p>
        <text:p text:style-name="P708"/>
        <text:p text:style-name="P788"/>
        <text:p text:style-name="P849"><text:span text:style-name="T35">Art. 5.</text:span></text:p>
        <text:p text:style-name="P741"/>
        <text:p text:style-name="P852"><text:span text:style-name="T35">La</text:span><text:span text:style-name="T36"> </text:span><text:span text:style-name="T35">Repubblica,</text:span><text:span text:style-name="T162"> </text:span><text:span text:style-name="T35">una</text:span><text:span text:style-name="T162"> </text:span><text:span text:style-name="T35">e</text:span><text:span text:style-name="T36"> </text:span><text:span text:style-name="T35">indivisibile,</text:span><text:span text:style-name="T162"> </text:span><text:span text:style-name="T35">riconosce</text:span><text:span text:style-name="T162"> </text:span><text:span text:style-name="T35">e</text:span><text:span text:style-name="T36"> </text:span><text:span text:style-name="T35">promuove</text:span><text:span text:style-name="T162"> </text:span><text:span text:style-name="T35">le</text:span><text:span text:style-name="T162"> </text:span><text:span text:style-name="T35">autonomie</text:span><text:span text:style-name="T162"> locali; </text:span><text:span text:style-name="T35">attua</text:span><text:span text:style-name="T199"> </text:span><text:span text:style-name="T35">nei</text:span><text:span text:style-name="T199"> </text:span><text:span text:style-name="T35">servizi</text:span><text:span text:style-name="T180"> </text:span><text:span text:style-name="T35">che</text:span><text:span text:style-name="T199"> </text:span><text:span text:style-name="T35">dipendono</text:span><text:span text:style-name="T199"> </text:span><text:span text:style-name="T35">dallo</text:span><text:span text:style-name="T180"> </text:span><text:span text:style-name="T35">Stato</text:span><text:span text:style-name="T199"> </text:span><text:span text:style-name="T35">il</text:span><text:span text:style-name="T199"> </text:span><text:span text:style-name="T35">più</text:span><text:span text:style-name="T180"> </text:span><text:span text:style-name="T35">ampio</text:span><text:span text:style-name="T199"> </text:span><text:span text:style-name="T35">decentramento</text:span><text:span text:style-name="T180"> </text:span><text:span text:style-name="T35">ammi- nistrativo; adegua i principi ed i metodi della sua legislazione alle esigenze dell’autonomia e del</text:span><text:span text:style-name="T166"> </text:span><text:span text:style-name="T35">decentramento.</text:span></text:p>
        <text:p text:style-name="P708"/>
        <text:p text:style-name="P788"/>
        <text:p text:style-name="P849"><text:span text:style-name="T35">Art. 6.</text:span></text:p>
        <text:p text:style-name="P741"/>
        <text:p text:style-name="P866"><text:span text:style-name="T35">La Repubblica tutela con apposite norme le minoranze linguistiche.</text:span></text:p>
        <text:p text:style-name="P708"/>
        <text:p text:style-name="P764"/>
        <text:p text:style-name="P849"><text:span text:style-name="T35">Art. 7.</text:span></text:p>
        <text:p text:style-name="P794"/>
        <text:p text:style-name="P852"><text:span text:style-name="T162">Lo</text:span><text:span text:style-name="T180"> </text:span><text:span text:style-name="T39">Stato</text:span><text:span text:style-name="T180"> </text:span><text:span text:style-name="T35">e</text:span><text:span text:style-name="T180"> </text:span><text:span text:style-name="T162">la</text:span><text:span text:style-name="T180"> </text:span><text:span text:style-name="T39">Chiesa</text:span><text:span text:style-name="T180"> </text:span><text:span text:style-name="T203">cattolica</text:span><text:span text:style-name="T166"> </text:span><text:span text:style-name="T39">sono,</text:span><text:span text:style-name="T180"> </text:span><text:span text:style-name="T203">ciascuno</text:span><text:span text:style-name="T180"> </text:span><text:span text:style-name="T36">nel</text:span><text:span text:style-name="T180"> </text:span><text:span text:style-name="T203">proprio</text:span><text:span text:style-name="T180"> </text:span><text:span text:style-name="T203">ordine,</text:span><text:span text:style-name="T166"> </text:span><text:span text:style-name="T203">indipendenti</text:span><text:span text:style-name="T180"> </text:span><text:span text:style-name="T35">e</text:span><text:span text:style-name="T180"> </text:span><text:span text:style-name="T36">so- </text:span><text:span text:style-name="T39">vrani.</text:span><text:span text:style-name="T196"> </text:span><text:span text:style-name="T35">I</text:span><text:span text:style-name="T196"> </text:span><text:span text:style-name="T39">loro</text:span><text:span text:style-name="T196"> </text:span><text:span text:style-name="T203">rapporti</text:span><text:span text:style-name="T196"> </text:span><text:span text:style-name="T39">sono</text:span><text:span text:style-name="T196"> </text:span><text:span text:style-name="T203">regolati</text:span><text:span text:style-name="T196"> </text:span><text:span text:style-name="T36">dai</text:span><text:span text:style-name="T199"> </text:span><text:span text:style-name="T39">Patti</text:span><text:span text:style-name="T196"> </text:span><text:span text:style-name="T203">Lateranensi.</text:span><text:span text:style-name="T196"> </text:span><text:span text:style-name="T162">Le</text:span><text:span text:style-name="T196"> </text:span><text:span text:style-name="T203">modificazioni</text:span><text:span text:style-name="T196"> </text:span><text:span text:style-name="T36">dei</text:span><text:span text:style-name="T196"> </text:span><text:span text:style-name="T39">Patti, </text:span><text:span text:style-name="T203">accettate </text:span><text:span text:style-name="T39">dalle </text:span><text:span text:style-name="T36">due </text:span><text:span text:style-name="T39">parti, </text:span><text:span text:style-name="T36">non </text:span><text:span text:style-name="T203">richiedono procedimento </text:span><text:span text:style-name="T162">di</text:span><text:span text:style-name="T206"> </text:span><text:span text:style-name="T203">revisione costituzionale.</text:span></text:p>
        <text:p text:style-name="P708"/>
        <text:p text:style-name="P778"/>
        <text:p text:style-name="P850"><text:span text:style-name="T35">Art. 8.</text:span></text:p>
        <text:p text:style-name="P741"/>
        <text:p text:style-name="P852"><text:span text:style-name="T35">Tutte le confessioni religiose sono egualmente libere davanti alla legge. Le confessioni religiose diverse dalla cattolica hanno diritto di organizzarsi se- condo i propri statuti, in quanto non contrastino con l’ordinamento giuridico italiano.</text:span><text:span text:style-name="T196"> </text:span><text:span text:style-name="T35">I</text:span><text:span text:style-name="T196"> </text:span><text:span text:style-name="T35">loro</text:span><text:span text:style-name="T196"> </text:span><text:span text:style-name="T35">rapporti</text:span><text:span text:style-name="T199"> </text:span><text:span text:style-name="T35">con</text:span><text:span text:style-name="T196"> </text:span><text:span text:style-name="T35">lo</text:span><text:span text:style-name="T196"> </text:span><text:span text:style-name="T35">Stato</text:span><text:span text:style-name="T199"> </text:span><text:span text:style-name="T35">sono</text:span><text:span text:style-name="T196"> </text:span><text:span text:style-name="T35">regolati</text:span><text:span text:style-name="T196"> </text:span><text:span text:style-name="T35">per</text:span><text:span text:style-name="T196"> </text:span><text:span text:style-name="T35">legge</text:span><text:span text:style-name="T199"> </text:span><text:span text:style-name="T35">sulla</text:span><text:span text:style-name="T196"> </text:span><text:span text:style-name="T35">base</text:span><text:span text:style-name="T196"> </text:span><text:span text:style-name="T35">di</text:span><text:span text:style-name="T199"> </text:span><text:span text:style-name="T35">intese con le relative</text:span><text:span text:style-name="T170"> </text:span><text:span text:style-name="T35">rappresentanze.</text:span></text:p>
      </text:section>
      <text:section text:style-name="Sect3" text:name="Section7">
        <text:p text:style-name="P903"/>
        <text:p text:style-name="P728"/>
        <text:p text:style-name="P730"><draw:g text:anchor-type="as-char" draw:z-index="64" draw:style-name="gr5"><draw:line draw:style-name="gr6" draw:text-style-name="P1280" svg:x1="0in" svg:y1="0in" svg:x2="3.8228in" svg:y2="0in"><text:p/></draw:line></draw:g></text:p>
        <text:p text:style-name="P712"/>
        <text:p text:style-name="P834"><text:span text:style-name="T35">Art. 9.</text:span></text:p>
        <text:p text:style-name="P794"/>
        <text:p text:style-name="P807"><text:span text:style-name="T35">La</text:span><text:span text:style-name="T187"> </text:span><text:span text:style-name="T35">Repubblica</text:span><text:span text:style-name="T190"> </text:span><text:span text:style-name="T35">promuove</text:span><text:span text:style-name="T187"> </text:span><text:span text:style-name="T35">lo</text:span><text:span text:style-name="T190"> </text:span><text:span text:style-name="T35">sviluppo</text:span><text:span text:style-name="T190"> </text:span><text:span text:style-name="T35">della</text:span><text:span text:style-name="T187"> </text:span><text:span text:style-name="T35">cultura</text:span><text:span text:style-name="T190"> </text:span><text:span text:style-name="T35">e</text:span><text:span text:style-name="T190"> </text:span><text:span text:style-name="T35">la</text:span><text:span text:style-name="T187"> </text:span><text:span text:style-name="T35">ricerca</text:span><text:span text:style-name="T190"> </text:span><text:span text:style-name="T35">scientifica</text:span><text:span text:style-name="T190"> </text:span><text:span text:style-name="T35">e</text:span><text:span text:style-name="T187"> </text:span><text:span text:style-name="T35">tec- nica.</text:span><text:span text:style-name="T180"> </text:span><text:span text:style-name="T207">Tutela</text:span><text:span text:style-name="T36"> </text:span><text:span text:style-name="T35">il</text:span><text:span text:style-name="T39"> </text:span><text:span text:style-name="T35">paesaggio</text:span><text:span text:style-name="T36"> </text:span><text:span text:style-name="T35">e</text:span><text:span text:style-name="T39"> </text:span><text:span text:style-name="T35">il</text:span><text:span text:style-name="T36"> </text:span><text:span text:style-name="T35">patrimonio</text:span><text:span text:style-name="T39"> </text:span><text:span text:style-name="T35">storico</text:span><text:span text:style-name="T36"> </text:span><text:span text:style-name="T35">e</text:span><text:span text:style-name="T39"> </text:span><text:span text:style-name="T35">artistico</text:span><text:span text:style-name="T36"> </text:span><text:span text:style-name="T35">della</text:span><text:span text:style-name="T39"> </text:span><text:span text:style-name="T35">Nazione.</text:span></text:p>
        <text:p text:style-name="P708"/>
        <text:p text:style-name="P778"/>
        <text:p text:style-name="P832"><text:span text:style-name="T35">Art. 10.</text:span></text:p>
        <text:p text:style-name="P741"/>
        <text:p text:style-name="P808"><text:span text:style-name="T162">L’ordinamento</text:span><text:span text:style-name="T173"> </text:span><text:span text:style-name="T35">giuridico</text:span><text:span text:style-name="T174"> </text:span><text:span text:style-name="T35">italiano</text:span><text:span text:style-name="T173"> </text:span><text:span text:style-name="T35">si</text:span><text:span text:style-name="T174"> </text:span><text:span text:style-name="T35">conforma</text:span><text:span text:style-name="T174"> </text:span><text:span text:style-name="T35">alle</text:span><text:span text:style-name="T173"> </text:span><text:span text:style-name="T35">norme</text:span><text:span text:style-name="T174"> </text:span><text:span text:style-name="T35">del</text:span><text:span text:style-name="T173"> </text:span><text:span text:style-name="T35">diritto</text:span><text:span text:style-name="T174"> </text:span><text:span text:style-name="T35">internazio- nale generalmente riconosciute. La condizione giuridica dello straniero è </text:span><text:span text:style-name="T39">re- </text:span><text:span text:style-name="T35">golata dalla legge in conformità delle norme e dei trattati internazionali. Lo straniero,</text:span><text:span text:style-name="T166"> </text:span><text:span text:style-name="T35">al</text:span><text:span text:style-name="T170"> </text:span><text:span text:style-name="T35">quale</text:span><text:span text:style-name="T166"> </text:span><text:span text:style-name="T35">sia</text:span><text:span text:style-name="T166"> </text:span><text:span text:style-name="T35">impedito</text:span><text:span text:style-name="T170"> </text:span><text:span text:style-name="T35">nel</text:span><text:span text:style-name="T166"> </text:span><text:span text:style-name="T35">suo</text:span><text:span text:style-name="T170"> </text:span><text:span text:style-name="T35">paese</text:span><text:span text:style-name="T166"> </text:span><text:span text:style-name="T35">l’effettivo</text:span><text:span text:style-name="T170"> </text:span><text:span text:style-name="T35">esercizio</text:span><text:span text:style-name="T166"> </text:span><text:span text:style-name="T35">delle</text:span><text:span text:style-name="T170"> </text:span><text:span text:style-name="T35">libertà democratiche garantite dalla Costituzione italiana, ha diritto d’asilo nel</text:span><text:span text:style-name="T209"> </text:span><text:span text:style-name="T35">terri- torio</text:span><text:span text:style-name="T203"> </text:span><text:span text:style-name="T35">della</text:span><text:span text:style-name="T203"> </text:span><text:span text:style-name="T35">Repubblica,</text:span><text:span text:style-name="T203"> </text:span><text:span text:style-name="T35">secondo</text:span><text:span text:style-name="T203"> </text:span><text:span text:style-name="T35">le</text:span><text:span text:style-name="T203"> </text:span><text:span text:style-name="T35">condizioni</text:span><text:span text:style-name="T203"> </text:span><text:span text:style-name="T35">stabilite</text:span><text:span text:style-name="T39"> </text:span><text:span text:style-name="T35">dalla</text:span><text:span text:style-name="T203"> </text:span><text:span text:style-name="T35">legge.</text:span><text:span text:style-name="T203"> </text:span><text:span text:style-name="T35">Non</text:span><text:span text:style-name="T203"> </text:span><text:span text:style-name="T35">è</text:span><text:span text:style-name="T203"> </text:span><text:span text:style-name="T35">am- messa l’estradizione dello straniero per reati</text:span><text:span text:style-name="T187"> </text:span><text:span text:style-name="T35">politici.</text:span></text:p>
        <text:p text:style-name="P733"/>
        <text:p text:style-name="P840"><text:span text:style-name="T35">Art. 11.</text:span></text:p>
        <text:p text:style-name="P794"/>
        <text:p text:style-name="P883"><text:span text:style-name="T36">L’Italia</text:span><text:span text:style-name="T194"> </text:span><text:span text:style-name="T35">ripudia</text:span><text:span text:style-name="T176"> </text:span><text:span text:style-name="T35">la</text:span><text:span text:style-name="T194"> </text:span><text:span text:style-name="T35">guerra</text:span><text:span text:style-name="T176"> </text:span><text:span text:style-name="T35">come</text:span><text:span text:style-name="T176"> </text:span><text:span text:style-name="T35">strumento</text:span><text:span text:style-name="T194"> </text:span><text:span text:style-name="T35">di</text:span><text:span text:style-name="T176"> </text:span><text:span text:style-name="T162">offesa</text:span><text:span text:style-name="T176"> </text:span><text:span text:style-name="T35">alla</text:span><text:span text:style-name="T194"> </text:span><text:span text:style-name="T35">libertà</text:span><text:span text:style-name="T176"> </text:span><text:span text:style-name="T35">degli</text:span><text:span text:style-name="T194"> </text:span><text:span text:style-name="T35">altri</text:span><text:span text:style-name="T176"> </text:span><text:span text:style-name="T35">popoli e come mezzo di risoluzione delle controversie internazionali; consente, in condizioni di parità con gli altri Stati, alle limitazioni di sovranità necessarie ad</text:span><text:span text:style-name="T180"> </text:span><text:span text:style-name="T35">un</text:span><text:span text:style-name="T180"> </text:span><text:span text:style-name="T35">ordinamento</text:span><text:span text:style-name="T180"> </text:span><text:span text:style-name="T35">che</text:span><text:span text:style-name="T180"> </text:span><text:span text:style-name="T35">assicuri</text:span><text:span text:style-name="T166"> </text:span><text:span text:style-name="T35">la</text:span><text:span text:style-name="T180"> </text:span><text:span text:style-name="T35">pace</text:span><text:span text:style-name="T180"> </text:span><text:span text:style-name="T35">e</text:span><text:span text:style-name="T180"> </text:span><text:span text:style-name="T35">la</text:span><text:span text:style-name="T180"> </text:span><text:span text:style-name="T35">giustizia</text:span><text:span text:style-name="T166"> </text:span><text:span text:style-name="T35">fra</text:span><text:span text:style-name="T180"> </text:span><text:span text:style-name="T35">le</text:span><text:span text:style-name="T180"> </text:span><text:span text:style-name="T35">Nazioni;</text:span><text:span text:style-name="T180"> </text:span><text:span text:style-name="T35">promuove e favorisce le organizzazioni internazionali rivolte a tale</text:span><text:span text:style-name="T210"> </text:span><text:span text:style-name="T35">scopo.</text:span></text:p>
        <text:p text:style-name="P708"/>
        <text:p text:style-name="P788"/>
        <text:p text:style-name="P885"><text:span text:style-name="T35">Art. 12</text:span></text:p>
        <text:p text:style-name="P741"/>
        <text:p text:style-name="P886"><text:span text:style-name="T35">La bandiera della Repubblica è il tricolore italiano: verde, bianco e rosso, a tre bande verticali di eguali dimensioni.</text:span></text:p>
        <text:p text:style-name="P760"/>
        <text:p text:style-name="P765"><draw:line text:anchor-type="char" draw:z-index="38" draw:style-name="gr8" draw:text-style-name="P1282" svg:x1="4.7638in" svg:y1="0.1846in" svg:x2="8.5823in" svg:y2="0.1846in"><text:p/></draw:line></text:p>
        <text:p text:style-name="P796"/>
        <text:p text:style-name="P653"><text:span text:style-name="T54">PARTE</text:span><text:span text:style-name="T58"> </text:span><text:span text:style-name="T52">I</text:span></text:p>
        <text:p text:style-name="P888"/>
        <text:p text:style-name="P894"><text:span text:style-name="T35">DIRITTI E DOVERI DEI</text:span><text:span text:style-name="T183"> </text:span><text:span text:style-name="T39">CITTADINI </text:span><text:span text:style-name="T35">TITOLO</text:span><text:span text:style-name="T162"> </text:span><text:span text:style-name="T35">I</text:span></text:p>
        <text:p text:style-name="P896"><text:span text:style-name="T35">RAPPORTI CIVILI Art. 13.</text:span></text:p>
        <text:p text:style-name="P867"><text:span text:style-name="T35">La libertà personale è inviolabile.</text:span></text:p>
        <text:p text:style-name="P897"><text:span text:style-name="T35">Non</text:span><text:span text:style-name="T166"> </text:span><text:span text:style-name="T35">è</text:span><text:span text:style-name="T166"> </text:span><text:span text:style-name="T35">ammessa</text:span><text:span text:style-name="T166"> </text:span><text:span text:style-name="T35">forma</text:span><text:span text:style-name="T166"> </text:span><text:span text:style-name="T35">alcuna</text:span><text:span text:style-name="T166"> </text:span><text:span text:style-name="T35">di</text:span><text:span text:style-name="T166"> </text:span><text:span text:style-name="T35">detenzione,</text:span><text:span text:style-name="T166"> </text:span><text:span text:style-name="T35">di</text:span><text:span text:style-name="T166"> </text:span><text:span text:style-name="T35">ispezione</text:span><text:span text:style-name="T166"> </text:span><text:span text:style-name="T35">o</text:span><text:span text:style-name="T166"> </text:span><text:span text:style-name="T35">perquisizione</text:span><text:span text:style-name="T166"> </text:span><text:span text:style-name="T35">per- sonale,</text:span><text:span text:style-name="T187"> </text:span><text:span text:style-name="T35">né</text:span><text:span text:style-name="T187"> </text:span><text:span text:style-name="T35">qualsiasi</text:span><text:span text:style-name="T187"> </text:span><text:span text:style-name="T35">altra</text:span><text:span text:style-name="T190"> </text:span><text:span text:style-name="T35">restrizione</text:span><text:span text:style-name="T187"> </text:span><text:span text:style-name="T35">della</text:span><text:span text:style-name="T187"> </text:span><text:span text:style-name="T35">libertà</text:span><text:span text:style-name="T190"> </text:span><text:span text:style-name="T35">personale,</text:span><text:span text:style-name="T187"> </text:span><text:span text:style-name="T35">se</text:span><text:span text:style-name="T187"> </text:span><text:span text:style-name="T35">non</text:span><text:span text:style-name="T190"> </text:span><text:span text:style-name="T35">per</text:span><text:span text:style-name="T187"> </text:span><text:span text:style-name="T35">atto</text:span><text:span text:style-name="T187"> </text:span><text:span text:style-name="T35">mo- tivato</text:span><text:span text:style-name="T39"> </text:span><text:span text:style-name="T35">dell’autorità</text:span><text:span text:style-name="T39"> </text:span><text:span text:style-name="T35">giudiziaria</text:span><text:span text:style-name="T36"> </text:span><text:span text:style-name="T35">e</text:span><text:span text:style-name="T39"> </text:span><text:span text:style-name="T35">nei</text:span><text:span text:style-name="T39"> </text:span><text:span text:style-name="T35">soli</text:span><text:span text:style-name="T36"> </text:span><text:span text:style-name="T35">casi</text:span><text:span text:style-name="T39"> </text:span><text:span text:style-name="T35">e</text:span><text:span text:style-name="T39"> </text:span><text:span text:style-name="T35">modi</text:span><text:span text:style-name="T36"> </text:span><text:span text:style-name="T35">previsti</text:span><text:span text:style-name="T39"> </text:span><text:span text:style-name="T35">dalla</text:span><text:span text:style-name="T36"> </text:span><text:span text:style-name="T35">legge.</text:span></text:p>
        <text:p text:style-name="P853"><text:span text:style-name="T35">In </text:span><text:span text:style-name="T162">casi </text:span><text:span text:style-name="T36">eccezionali </text:span><text:span text:style-name="T35">di </text:span><text:span text:style-name="T36">necessità </text:span><text:span text:style-name="T35">ed </text:span><text:span text:style-name="T36">urgenza, indicati tassativamente dalla legge, </text:span><text:span text:style-name="T203">l’autorità </text:span><text:span text:style-name="T162">di </text:span><text:span text:style-name="T203">pubblica sicurezza </text:span><text:span text:style-name="T36">può </text:span><text:span text:style-name="T203">adottare provvedimenti provvisori, </text:span><text:span text:style-name="T36">che </text:span><text:span text:style-name="T39">devono </text:span><text:span text:style-name="T36">essere</text:span><text:span text:style-name="T166"> </text:span><text:span text:style-name="T36">comunicati</text:span><text:span text:style-name="T170"> </text:span><text:span text:style-name="T36">entro</text:span><text:span text:style-name="T166"> </text:span><text:span text:style-name="T36">quarantotto</text:span><text:span text:style-name="T170"> </text:span><text:span text:style-name="T162">ore</text:span><text:span text:style-name="T166"> </text:span><text:span text:style-name="T36">all’autorità</text:span><text:span text:style-name="T170"> </text:span><text:span text:style-name="T36">giudiziaria</text:span><text:span text:style-name="T166"> </text:span><text:span text:style-name="T35">e,</text:span><text:span text:style-name="T170"> </text:span><text:span text:style-name="T35">se</text:span><text:span text:style-name="T166"> </text:span><text:span text:style-name="T36">questa</text:span><text:span text:style-name="T170"> </text:span><text:span text:style-name="T162">non</text:span><text:span text:style-name="T166"> </text:span><text:span text:style-name="T35">li </text:span><text:span text:style-name="T36">convalida nelle successive quarantotto </text:span><text:span text:style-name="T162">ore, </text:span><text:span text:style-name="T35">si </text:span><text:span text:style-name="T36">intendono revocati </text:span><text:span text:style-name="T35">e </text:span><text:span text:style-name="T36">restano privi </text:span><text:span text:style-name="T35">di</text:span><text:span text:style-name="T183"> </text:span><text:span text:style-name="T162">ogni</text:span><text:span text:style-name="T196"> </text:span><text:span text:style-name="T36">effetto.</text:span><text:span text:style-name="T196"> </text:span><text:span text:style-name="T35">È</text:span><text:span text:style-name="T170"> </text:span><text:span text:style-name="T35">punita</text:span><text:span text:style-name="T170"> </text:span><text:span text:style-name="T35">ogni</text:span><text:span text:style-name="T203"> </text:span><text:span text:style-name="T35">violenza</text:span><text:span text:style-name="T170"> </text:span><text:span text:style-name="T35">fisica</text:span><text:span text:style-name="T170"> </text:span><text:span text:style-name="T35">e</text:span><text:span text:style-name="T170"> </text:span><text:span text:style-name="T35">morale</text:span><text:span text:style-name="T203"> </text:span><text:span text:style-name="T35">sulle</text:span><text:span text:style-name="T170"> </text:span><text:span text:style-name="T35">persone</text:span><text:span text:style-name="T170"> </text:span><text:span text:style-name="T35">comunque sottoposte a restrizioni di</text:span><text:span text:style-name="T199"> </text:span><text:span text:style-name="T35">libertà.</text:span></text:p>
        <text:p text:style-name="P868"><text:span text:style-name="T35">La legge stabilisce i limiti massimi della carcerazione preventiva.</text:span></text:p>
        <text:p text:style-name="P708"/>
        <text:p text:style-name="P851"><text:span text:style-name="T35">Art. 14.</text:span></text:p>
        <text:p text:style-name="P889"/>
        <text:p text:style-name="P866"><text:span text:style-name="T35">Il domicilio è inviolabile.</text:span></text:p>
        <text:p text:style-name="P854"><text:span text:style-name="T162">Non</text:span><text:span text:style-name="T196"> </text:span><text:span text:style-name="T35">vi</text:span><text:span text:style-name="T199"> </text:span><text:span text:style-name="T35">si</text:span><text:span text:style-name="T199"> </text:span><text:span text:style-name="T36">possono</text:span><text:span text:style-name="T196"> </text:span><text:span text:style-name="T36">eseguire</text:span><text:span text:style-name="T199"> </text:span><text:span text:style-name="T36">ispezioni</text:span><text:span text:style-name="T199"> </text:span><text:span text:style-name="T35">o</text:span><text:span text:style-name="T199"> </text:span><text:span text:style-name="T36">perquisizioni</text:span><text:span text:style-name="T196"> </text:span><text:span text:style-name="T35">o</text:span><text:span text:style-name="T199"> </text:span><text:span text:style-name="T36">sequestri,</text:span><text:span text:style-name="T199"> </text:span><text:span text:style-name="T35">se</text:span><text:span text:style-name="T199"> </text:span><text:span text:style-name="T162">non</text:span><text:span text:style-name="T196"> </text:span><text:span text:style-name="T162">nei</text:span><text:span text:style-name="T199"> </text:span><text:span text:style-name="T162">casi</text:span><text:span text:style-name="T199"> </text:span><text:span text:style-name="T35">e </text:span><text:span text:style-name="T162">modi </text:span><text:span text:style-name="T36">stabiliti dalla legge secondo </text:span><text:span text:style-name="T35">le </text:span><text:span text:style-name="T36">garanzie prescritte </text:span><text:span text:style-name="T162">per </text:span><text:span text:style-name="T35">la </text:span><text:span text:style-name="T36">tutela della libertà personale.</text:span><text:span text:style-name="T173"> </text:span><text:span text:style-name="T162">Gli</text:span><text:span text:style-name="T173"> </text:span><text:span text:style-name="T36">accertamenti</text:span><text:span text:style-name="T173"> </text:span><text:span text:style-name="T35">e</text:span><text:span text:style-name="T173"> </text:span><text:span text:style-name="T35">le</text:span><text:span text:style-name="T173"> </text:span><text:span text:style-name="T36">ispezioni</text:span><text:span text:style-name="T173"> </text:span><text:span text:style-name="T162">per</text:span><text:span text:style-name="T173"> </text:span><text:span text:style-name="T36">motivi</text:span><text:span text:style-name="T173"> </text:span><text:span text:style-name="T35">di</text:span><text:span text:style-name="T173"> </text:span><text:span text:style-name="T36">sanità</text:span><text:span text:style-name="T173"> </text:span><text:span text:style-name="T35">e</text:span><text:span text:style-name="T173"> </text:span><text:span text:style-name="T35">di</text:span><text:span text:style-name="T173"> </text:span><text:span text:style-name="T36">incolumità</text:span><text:span text:style-name="T173"> </text:span><text:span text:style-name="T162">pub- </text:span><text:span text:style-name="T36">blica</text:span><text:span text:style-name="T166"> </text:span><text:span text:style-name="T35">o</text:span><text:span text:style-name="T166"> </text:span><text:span text:style-name="T35">a</text:span><text:span text:style-name="T170"> </text:span><text:span text:style-name="T162">fini</text:span><text:span text:style-name="T166"> </text:span><text:span text:style-name="T36">economici</text:span><text:span text:style-name="T170"> </text:span><text:span text:style-name="T35">e</text:span><text:span text:style-name="T166"> </text:span><text:span text:style-name="T36">fiscali</text:span><text:span text:style-name="T170"> </text:span><text:span text:style-name="T162">sono</text:span><text:span text:style-name="T166"> </text:span><text:span text:style-name="T36">regolati</text:span><text:span text:style-name="T170"> </text:span><text:span text:style-name="T35">da</text:span><text:span text:style-name="T166"> </text:span><text:span text:style-name="T36">leggi</text:span><text:span text:style-name="T170"> </text:span><text:span text:style-name="T36">speciali.</text:span></text:p>
        <text:p text:style-name="P708"/>
        <text:p text:style-name="P723"/>
        <text:p text:style-name="P895"><text:span text:style-name="T35">Art. 15.</text:span></text:p>
        <text:p text:style-name="P741"/>
        <text:p text:style-name="P898"><text:span text:style-name="T35">La</text:span><text:span text:style-name="T36"> </text:span><text:span text:style-name="T35">libertà</text:span><text:span text:style-name="T36"> </text:span><text:span text:style-name="T35">e</text:span><text:span text:style-name="T36"> </text:span><text:span text:style-name="T35">la</text:span><text:span text:style-name="T36"> </text:span><text:span text:style-name="T35">segretezza</text:span><text:span text:style-name="T162"> </text:span><text:span text:style-name="T35">della</text:span><text:span text:style-name="T36"> </text:span><text:span text:style-name="T35">corrispondenza</text:span><text:span text:style-name="T36"> </text:span><text:span text:style-name="T35">e</text:span><text:span text:style-name="T36"> </text:span><text:span text:style-name="T35">di</text:span><text:span text:style-name="T36"> </text:span><text:span text:style-name="T35">ogni</text:span><text:span text:style-name="T162"> </text:span><text:span text:style-name="T35">altra</text:span><text:span text:style-name="T36"> </text:span><text:span text:style-name="T35">forma</text:span><text:span text:style-name="T36"> </text:span><text:span text:style-name="T35">di</text:span><text:span text:style-name="T36"> </text:span><text:span text:style-name="T35">comu- nicazione sono</text:span><text:span text:style-name="T39"> </text:span><text:span text:style-name="T35">inviolabili.</text:span></text:p>
      </text:section>
      <text:section text:style-name="Sect4" text:name="Section9">
        <text:p text:style-name="P942"/>
        <text:p text:style-name="P728"/>
        <text:p text:style-name="P730"><draw:g text:anchor-type="as-char" draw:z-index="65" draw:style-name="gr5"><draw:line draw:style-name="gr6" draw:text-style-name="P1280" svg:x1="0in" svg:y1="0in" svg:x2="3.8228in" svg:y2="0in"><text:p/></draw:line></draw:g></text:p>
        <text:p text:style-name="P725"/>
        <text:p text:style-name="P904"><text:span text:style-name="T35">La loro limitazione può avvenire soltanto per atto motivato dell’autorità</text:span><text:span text:style-name="T194"> </text:span><text:span text:style-name="T35">giu- diziaria con le garanzie stabilite dalla</text:span><text:span text:style-name="T194"> </text:span><text:span text:style-name="T35">legge.</text:span></text:p>
        <text:p text:style-name="P708"/>
        <text:p text:style-name="P778"/>
        <text:p text:style-name="P916"><text:span text:style-name="T35">Art. 16.</text:span></text:p>
        <text:p text:style-name="P741"/>
        <text:p text:style-name="P904"><text:span text:style-name="T35">Ogni cittadino può circolare e soggiornare liberamente in qualsiasi parte del territorio</text:span><text:span text:style-name="T166"> </text:span><text:span text:style-name="T35">nazionale,</text:span><text:span text:style-name="T170"> </text:span><text:span text:style-name="T35">salvo</text:span><text:span text:style-name="T170"> </text:span><text:span text:style-name="T35">le</text:span><text:span text:style-name="T170"> </text:span><text:span text:style-name="T35">limitazioni</text:span><text:span text:style-name="T170"> </text:span><text:span text:style-name="T35">che</text:span><text:span text:style-name="T166"> </text:span><text:span text:style-name="T35">la</text:span><text:span text:style-name="T170"> </text:span><text:span text:style-name="T35">legge</text:span><text:span text:style-name="T170"> </text:span><text:span text:style-name="T35">stabilisce</text:span><text:span text:style-name="T170"> </text:span><text:span text:style-name="T35">in</text:span><text:span text:style-name="T170"> </text:span><text:span text:style-name="T35">via</text:span><text:span text:style-name="T166"> </text:span><text:span text:style-name="T35">generale per motivi di sanità o di</text:span><text:span text:style-name="T173"> </text:span><text:span text:style-name="T35">sicurezza.</text:span></text:p>
        <text:p text:style-name="P750"><text:span text:style-name="T35">Nessuna restrizione può essere determinata da ragioni politiche.</text:span></text:p>
        <text:p text:style-name="P906"><text:span text:style-name="T35">Ogni</text:span><text:span text:style-name="T170"> </text:span><text:span text:style-name="T35">cittadino</text:span><text:span text:style-name="T170"> </text:span><text:span text:style-name="T35">è</text:span><text:span text:style-name="T203"> </text:span><text:span text:style-name="T35">libero</text:span><text:span text:style-name="T170"> </text:span><text:span text:style-name="T35">di</text:span><text:span text:style-name="T203"> </text:span><text:span text:style-name="T35">uscire</text:span><text:span text:style-name="T170"> </text:span><text:span text:style-name="T35">dal</text:span><text:span text:style-name="T203"> </text:span><text:span text:style-name="T35">territorio</text:span><text:span text:style-name="T170"> </text:span><text:span text:style-name="T35">della</text:span><text:span text:style-name="T170"> </text:span><text:span text:style-name="T35">Repubblica</text:span><text:span text:style-name="T203"> </text:span><text:span text:style-name="T35">e</text:span><text:span text:style-name="T170"> </text:span><text:span text:style-name="T35">di</text:span><text:span text:style-name="T203"> </text:span><text:span text:style-name="T35">rientrarvi, salvo gli obblighi di</text:span><text:span text:style-name="T180"> </text:span><text:span text:style-name="T35">legge.</text:span></text:p>
        <text:p text:style-name="P708"/>
        <text:p text:style-name="P778"/>
        <text:p text:style-name="P916"><text:span text:style-name="T35">Art. 17.</text:span></text:p>
        <text:p text:style-name="P794"/>
        <text:p text:style-name="P751"><text:span text:style-name="T35">I cittadini hanno diritto di riunirsi pacificamente e senz’armi.</text:span></text:p>
        <text:p text:style-name="P917"><text:span text:style-name="T35">Per le riunioni, anche in luogo aperto al pubblico, non è richiesto preavviso. Delle riunioni in luogo pubblico deve essere dato preavviso alle autorità, che possono vietarle soltanto per comprovati motivi di sicurezza o di incolumità pubblica.</text:span></text:p>
        <text:p text:style-name="P708"/>
        <text:p text:style-name="P708"/>
        <text:p text:style-name="P795"/>
        <text:p text:style-name="P918"><text:span text:style-name="T35">Art. 18.</text:span></text:p>
        <text:p text:style-name="P741"/>
        <text:p text:style-name="P920"><text:span text:style-name="T35">I</text:span><text:span text:style-name="T211"> </text:span><text:span text:style-name="T35">cittadini</text:span><text:span text:style-name="T212"> </text:span><text:span text:style-name="T35">hanno</text:span><text:span text:style-name="T212"> </text:span><text:span text:style-name="T35">diritto</text:span><text:span text:style-name="T212"> </text:span><text:span text:style-name="T35">di</text:span><text:span text:style-name="T212"> </text:span><text:span text:style-name="T35">associarsi</text:span><text:span text:style-name="T212"> </text:span><text:span text:style-name="T35">liberamente,</text:span><text:span text:style-name="T211"> </text:span><text:span text:style-name="T35">senza</text:span><text:span text:style-name="T212"> </text:span><text:span text:style-name="T35">autorizzazione,</text:span><text:span text:style-name="T212"> </text:span><text:span text:style-name="T35">per</text:span><text:span text:style-name="T212"> </text:span><text:span text:style-name="T35">fini che non sono vietati ai singoli dalla legge</text:span><text:span text:style-name="T212"> </text:span><text:span text:style-name="T35">penale.</text:span></text:p>
        <text:p text:style-name="P923"><text:span text:style-name="T35">Sono</text:span><text:span text:style-name="T173"> </text:span><text:span text:style-name="T35">proibite</text:span><text:span text:style-name="T173"> </text:span><text:span text:style-name="T35">le</text:span><text:span text:style-name="T174"> </text:span><text:span text:style-name="T35">associazioni</text:span><text:span text:style-name="T173"> </text:span><text:span text:style-name="T35">segrete</text:span><text:span text:style-name="T174"> </text:span><text:span text:style-name="T35">e</text:span><text:span text:style-name="T173"> </text:span><text:span text:style-name="T35">quelle</text:span><text:span text:style-name="T174"> </text:span><text:span text:style-name="T35">che</text:span><text:span text:style-name="T173"> </text:span><text:span text:style-name="T35">perseguono,</text:span><text:span text:style-name="T174"> </text:span><text:span text:style-name="T35">anche</text:span><text:span text:style-name="T173"> </text:span><text:span text:style-name="T35">indiretta- mente, scopi politici mediante organizzazioni di carattere</text:span><text:span text:style-name="T210"> </text:span><text:span text:style-name="T35">militare.</text:span></text:p>
        <text:p text:style-name="P924"><text:span text:style-name="T35">Art. 19.</text:span></text:p>
        <text:p text:style-name="P741"/>
        <text:p text:style-name="P925"><text:span text:style-name="T36">Tutti</text:span><text:span text:style-name="T183"> </text:span><text:span text:style-name="T162">hanno</text:span><text:span text:style-name="T183"> </text:span><text:span text:style-name="T162">diritto</text:span><text:span text:style-name="T183"> </text:span><text:span text:style-name="T35">di</text:span><text:span text:style-name="T196"> </text:span><text:span text:style-name="T162">professare</text:span><text:span text:style-name="T183"> </text:span><text:span text:style-name="T162">liberamente</text:span><text:span text:style-name="T183"> </text:span><text:span text:style-name="T35">la</text:span><text:span text:style-name="T196"> </text:span><text:span text:style-name="T162">propria</text:span><text:span text:style-name="T183"> </text:span><text:span text:style-name="T162">fede</text:span><text:span text:style-name="T183"> </text:span><text:span text:style-name="T162">religiosa</text:span><text:span text:style-name="T196"> </text:span><text:span text:style-name="T35">in</text:span><text:span text:style-name="T183"> </text:span><text:span text:style-name="T162">qualsiasi forma, individuale </text:span><text:span text:style-name="T35">o </text:span><text:span text:style-name="T162">associata, </text:span><text:span text:style-name="T35">di </text:span><text:span text:style-name="T162">farne propaganda </text:span><text:span text:style-name="T35">e di </text:span><text:span text:style-name="T162">esercitarne </text:span><text:span text:style-name="T35">in </text:span><text:span text:style-name="T162">privato </text:span><text:span text:style-name="T35">o in</text:span><text:span text:style-name="T203"> </text:span><text:span text:style-name="T162">pubblico</text:span><text:span text:style-name="T203"> </text:span><text:span text:style-name="T35">il</text:span><text:span text:style-name="T203"> </text:span><text:span text:style-name="T162">culto,</text:span><text:span text:style-name="T203"> </text:span><text:span text:style-name="T162">purché</text:span><text:span text:style-name="T203"> </text:span><text:span text:style-name="T35">non</text:span><text:span text:style-name="T203"> </text:span><text:span text:style-name="T35">si</text:span><text:span text:style-name="T203"> </text:span><text:span text:style-name="T162">tratti</text:span><text:span text:style-name="T203"> </text:span><text:span text:style-name="T35">di</text:span><text:span text:style-name="T203"> </text:span><text:span text:style-name="T162">riti</text:span><text:span text:style-name="T39"> </text:span><text:span text:style-name="T162">contrari</text:span><text:span text:style-name="T203"> </text:span><text:span text:style-name="T35">al</text:span><text:span text:style-name="T203"> </text:span><text:span text:style-name="T162">buon</text:span><text:span text:style-name="T203"> </text:span><text:span text:style-name="T162">costume.</text:span></text:p>
        <text:p text:style-name="P760"/>
        <text:p text:style-name="P765"><draw:line text:anchor-type="char" draw:z-index="39" draw:style-name="gr8" draw:text-style-name="P1282" svg:x1="4.7638in" svg:y1="0.1846in" svg:x2="8.5823in" svg:y2="0.1846in"><text:p/></draw:line></text:p>
        <text:p text:style-name="P789"/>
        <text:p text:style-name="P927"><text:span text:style-name="T35">Art. 20.</text:span></text:p>
        <text:p text:style-name="P794"/>
        <text:p text:style-name="P852"><text:span text:style-name="T35">Il</text:span><text:span text:style-name="T203"> </text:span><text:span text:style-name="T35">carattere</text:span><text:span text:style-name="T39"> </text:span><text:span text:style-name="T35">ecclesiastico</text:span><text:span text:style-name="T39"> </text:span><text:span text:style-name="T35">e</text:span><text:span text:style-name="T39"> </text:span><text:span text:style-name="T35">il</text:span><text:span text:style-name="T39"> </text:span><text:span text:style-name="T35">fine</text:span><text:span text:style-name="T39"> </text:span><text:span text:style-name="T35">di</text:span><text:span text:style-name="T39"> </text:span><text:span text:style-name="T35">religione</text:span><text:span text:style-name="T39"> </text:span><text:span text:style-name="T35">o</text:span><text:span text:style-name="T39"> </text:span><text:span text:style-name="T35">di</text:span><text:span text:style-name="T203"> </text:span><text:span text:style-name="T35">culto</text:span><text:span text:style-name="T39"> </text:span><text:span text:style-name="T35">d’una</text:span><text:span text:style-name="T39"> </text:span><text:span text:style-name="T35">associazione</text:span><text:span text:style-name="T39"> </text:span><text:span text:style-name="T35">od istituzione non possono essere causa di speciali limitazioni legislative, né di speciali</text:span><text:span text:style-name="T176"> </text:span><text:span text:style-name="T35">gravami</text:span><text:span text:style-name="T173"> </text:span><text:span text:style-name="T35">fiscali</text:span><text:span text:style-name="T173"> </text:span><text:span text:style-name="T35">per</text:span><text:span text:style-name="T173"> </text:span><text:span text:style-name="T35">la</text:span><text:span text:style-name="T173"> </text:span><text:span text:style-name="T35">sua</text:span><text:span text:style-name="T173"> </text:span><text:span text:style-name="T35">costituzione,</text:span><text:span text:style-name="T173"> </text:span><text:span text:style-name="T35">capacità</text:span><text:span text:style-name="T173"> </text:span><text:span text:style-name="T35">giuridica</text:span><text:span text:style-name="T176"> </text:span><text:span text:style-name="T35">e</text:span><text:span text:style-name="T173"> </text:span><text:span text:style-name="T35">ogni</text:span><text:span text:style-name="T173"> </text:span><text:span text:style-name="T35">forma di</text:span><text:span text:style-name="T162"> </text:span><text:span text:style-name="T35">attività.</text:span></text:p>
        <text:p text:style-name="P708"/>
        <text:p text:style-name="P843"/>
        <text:p text:style-name="P927"><text:span text:style-name="T35">Art. 21.</text:span></text:p>
        <text:p text:style-name="P794"/>
        <text:p text:style-name="P852"><text:span text:style-name="T162">Tutti</text:span><text:span text:style-name="T187"> </text:span><text:span text:style-name="T35">hanno</text:span><text:span text:style-name="T187"> </text:span><text:span text:style-name="T35">diritto</text:span><text:span text:style-name="T187"> </text:span><text:span text:style-name="T35">di</text:span><text:span text:style-name="T190"> </text:span><text:span text:style-name="T35">manifestare</text:span><text:span text:style-name="T187"> </text:span><text:span text:style-name="T35">liberamente</text:span><text:span text:style-name="T187"> </text:span><text:span text:style-name="T35">il</text:span><text:span text:style-name="T187"> </text:span><text:span text:style-name="T35">proprio</text:span><text:span text:style-name="T190"> </text:span><text:span text:style-name="T35">pensiero</text:span><text:span text:style-name="T187"> </text:span><text:span text:style-name="T35">con</text:span><text:span text:style-name="T187"> </text:span><text:span text:style-name="T35">la</text:span><text:span text:style-name="T187"> </text:span><text:span text:style-name="T35">parola, lo scritto e ogni altro mezzo di</text:span><text:span text:style-name="T187"> </text:span><text:span text:style-name="T35">diffusione.</text:span></text:p>
        <text:p text:style-name="P870"><text:span text:style-name="T35">La stampa non può essere soggetta ad autorizzazioni o censure.</text:span></text:p>
        <text:p text:style-name="P855"><text:span text:style-name="T35">Si</text:span><text:span text:style-name="T211"> </text:span><text:span text:style-name="T35">può</text:span><text:span text:style-name="T212"> </text:span><text:span text:style-name="T35">procedere</text:span><text:span text:style-name="T212"> </text:span><text:span text:style-name="T35">a</text:span><text:span text:style-name="T212"> </text:span><text:span text:style-name="T35">sequestro</text:span><text:span text:style-name="T211"> </text:span><text:span text:style-name="T35">soltanto</text:span><text:span text:style-name="T212"> </text:span><text:span text:style-name="T35">per</text:span><text:span text:style-name="T212"> </text:span><text:span text:style-name="T35">atto</text:span><text:span text:style-name="T212"> </text:span><text:span text:style-name="T35">motivato</text:span><text:span text:style-name="T211"> </text:span><text:span text:style-name="T35">dell’autorità</text:span><text:span text:style-name="T212"> </text:span><text:span text:style-name="T35">giudiziaria nel</text:span><text:span text:style-name="T180"> </text:span><text:span text:style-name="T35">caso</text:span><text:span text:style-name="T166"> </text:span><text:span text:style-name="T35">di</text:span><text:span text:style-name="T166"> </text:span><text:span text:style-name="T35">delitti,</text:span><text:span text:style-name="T166"> </text:span><text:span text:style-name="T35">per</text:span><text:span text:style-name="T166"> </text:span><text:span text:style-name="T35">i</text:span><text:span text:style-name="T166"> </text:span><text:span text:style-name="T35">quali</text:span><text:span text:style-name="T166"> </text:span><text:span text:style-name="T35">la</text:span><text:span text:style-name="T166"> </text:span><text:span text:style-name="T35">legge</text:span><text:span text:style-name="T166"> </text:span><text:span text:style-name="T35">sulla</text:span><text:span text:style-name="T180"> </text:span><text:span text:style-name="T35">stampa</text:span><text:span text:style-name="T166"> </text:span><text:span text:style-name="T35">espressamente</text:span><text:span text:style-name="T166"> </text:span><text:span text:style-name="T35">lo</text:span><text:span text:style-name="T166"> </text:span><text:span text:style-name="T35">autorizzi, o</text:span><text:span text:style-name="T180"> </text:span><text:span text:style-name="T35">nel</text:span><text:span text:style-name="T180"> </text:span><text:span text:style-name="T35">caso</text:span><text:span text:style-name="T180"> </text:span><text:span text:style-name="T35">di</text:span><text:span text:style-name="T180"> </text:span><text:span text:style-name="T35">violazione</text:span><text:span text:style-name="T180"> </text:span><text:span text:style-name="T35">delle</text:span><text:span text:style-name="T180"> </text:span><text:span text:style-name="T35">norme</text:span><text:span text:style-name="T180"> </text:span><text:span text:style-name="T35">che</text:span><text:span text:style-name="T180"> </text:span><text:span text:style-name="T35">la</text:span><text:span text:style-name="T180"> </text:span><text:span text:style-name="T35">legge</text:span><text:span text:style-name="T180"> </text:span><text:span text:style-name="T35">stessa</text:span><text:span text:style-name="T180"> </text:span><text:span text:style-name="T35">prescriva</text:span><text:span text:style-name="T180"> </text:span><text:span text:style-name="T35">per</text:span><text:span text:style-name="T180"> </text:span><text:span text:style-name="T35">l’indica- zione dei</text:span><text:span text:style-name="T39"> </text:span><text:span text:style-name="T35">responsabili.</text:span></text:p>
        <text:p text:style-name="P856"><text:span text:style-name="T35">In</text:span><text:span text:style-name="T196"> </text:span><text:span text:style-name="T35">tali</text:span><text:span text:style-name="T196"> </text:span><text:span text:style-name="T35">casi,</text:span><text:span text:style-name="T196"> </text:span><text:span text:style-name="T35">quando</text:span><text:span text:style-name="T196"> </text:span><text:span text:style-name="T35">vi</text:span><text:span text:style-name="T196"> </text:span><text:span text:style-name="T35">sia</text:span><text:span text:style-name="T196"> </text:span><text:span text:style-name="T35">assoluta</text:span><text:span text:style-name="T196"> </text:span><text:span text:style-name="T35">urgenza</text:span><text:span text:style-name="T196"> </text:span><text:span text:style-name="T35">e</text:span><text:span text:style-name="T196"> </text:span><text:span text:style-name="T35">non</text:span><text:span text:style-name="T196"> </text:span><text:span text:style-name="T35">sia</text:span><text:span text:style-name="T199"> </text:span><text:span text:style-name="T35">possibile</text:span><text:span text:style-name="T196"> </text:span><text:span text:style-name="T35">il</text:span><text:span text:style-name="T196"> </text:span><text:span text:style-name="T35">tempestivo</text:span><text:span text:style-name="T196"> </text:span><text:span text:style-name="T35">in- tervento</text:span><text:span text:style-name="T211"> </text:span><text:span text:style-name="T35">dell’autorità</text:span><text:span text:style-name="T211"> </text:span><text:span text:style-name="T35">giudiziaria,</text:span><text:span text:style-name="T211"> </text:span><text:span text:style-name="T35">il</text:span><text:span text:style-name="T212"> </text:span><text:span text:style-name="T35">sequestro</text:span><text:span text:style-name="T211"> </text:span><text:span text:style-name="T35">della</text:span><text:span text:style-name="T211"> </text:span><text:span text:style-name="T35">stampa</text:span><text:span text:style-name="T212"> </text:span><text:span text:style-name="T35">periodica</text:span><text:span text:style-name="T211"> </text:span><text:span text:style-name="T35">può</text:span><text:span text:style-name="T211"> </text:span><text:span text:style-name="T36">essere </text:span><text:span text:style-name="T35">eseguito</text:span><text:span text:style-name="T183"> </text:span><text:span text:style-name="T35">da</text:span><text:span text:style-name="T183"> </text:span><text:span text:style-name="T35">ufficiali</text:span><text:span text:style-name="T183"> </text:span><text:span text:style-name="T35">di</text:span><text:span text:style-name="T183"> </text:span><text:span text:style-name="T35">polizia</text:span><text:span text:style-name="T183"> </text:span><text:span text:style-name="T35">giudiziaria,</text:span><text:span text:style-name="T183"> </text:span><text:span text:style-name="T35">che</text:span><text:span text:style-name="T183"> </text:span><text:span text:style-name="T35">devono</text:span><text:span text:style-name="T196"> </text:span><text:span text:style-name="T35">immediatamente,</text:span><text:span text:style-name="T183"> </text:span><text:span text:style-name="T35">e</text:span><text:span text:style-name="T183"> </text:span><text:span text:style-name="T35">non mai</text:span><text:span text:style-name="T176"> </text:span><text:span text:style-name="T35">oltre</text:span><text:span text:style-name="T176"> </text:span><text:span text:style-name="T35">ventiquattro</text:span><text:span text:style-name="T176"> </text:span><text:span text:style-name="T35">ore,</text:span><text:span text:style-name="T176"> </text:span><text:span text:style-name="T35">fare</text:span><text:span text:style-name="T173"> </text:span><text:span text:style-name="T35">denunzia</text:span><text:span text:style-name="T176"> </text:span><text:span text:style-name="T35">all’autorità</text:span><text:span text:style-name="T176"> </text:span><text:span text:style-name="T35">giudiziaria.</text:span><text:span text:style-name="T176"> </text:span><text:span text:style-name="T35">Se</text:span><text:span text:style-name="T173"> </text:span><text:span text:style-name="T35">questa</text:span><text:span text:style-name="T176"> </text:span><text:span text:style-name="T35">non lo</text:span><text:span text:style-name="T166"> </text:span><text:span text:style-name="T35">convalida</text:span><text:span text:style-name="T170"> </text:span><text:span text:style-name="T35">nelle</text:span><text:span text:style-name="T166"> </text:span><text:span text:style-name="T35">ventiquattro</text:span><text:span text:style-name="T170"> </text:span><text:span text:style-name="T35">ore</text:span><text:span text:style-name="T166"> </text:span><text:span text:style-name="T35">successive,</text:span><text:span text:style-name="T170"> </text:span><text:span text:style-name="T35">il</text:span><text:span text:style-name="T166"> </text:span><text:span text:style-name="T35">sequestro</text:span><text:span text:style-name="T170"> </text:span><text:span text:style-name="T35">s’intende</text:span><text:span text:style-name="T166"> </text:span><text:span text:style-name="T35">revocato e privo d’ogni</text:span><text:span text:style-name="T170"> </text:span><text:span text:style-name="T35">effetto.</text:span></text:p>
        <text:p text:style-name="P857"><text:span text:style-name="T35">La legge può stabilire, con norme di carattere generale, che siano resi noti i mezzi di finanziamento della stampa periodica.</text:span></text:p>
        <text:p text:style-name="P929"><text:span text:style-name="T35">Sono</text:span><text:span text:style-name="T183"> </text:span><text:span text:style-name="T35">vietate</text:span><text:span text:style-name="T183"> </text:span><text:span text:style-name="T35">le</text:span><text:span text:style-name="T196"> </text:span><text:span text:style-name="T35">pubblicazioni</text:span><text:span text:style-name="T183"> </text:span><text:span text:style-name="T35">a</text:span><text:span text:style-name="T196"> </text:span><text:span text:style-name="T35">stampa,</text:span><text:span text:style-name="T183"> </text:span><text:span text:style-name="T35">gli</text:span><text:span text:style-name="T196"> </text:span><text:span text:style-name="T35">spettacoli</text:span><text:span text:style-name="T183"> </text:span><text:span text:style-name="T35">e</text:span><text:span text:style-name="T196"> </text:span><text:span text:style-name="T35">tutte</text:span><text:span text:style-name="T183"> </text:span><text:span text:style-name="T35">le</text:span><text:span text:style-name="T196"> </text:span><text:span text:style-name="T35">altre</text:span><text:span text:style-name="T183"> </text:span><text:span text:style-name="T35">manifesta- zioni</text:span><text:span text:style-name="T180"> </text:span><text:span text:style-name="T35">contrarie</text:span><text:span text:style-name="T166"> </text:span><text:span text:style-name="T35">al</text:span><text:span text:style-name="T180"> </text:span><text:span text:style-name="T35">buon</text:span><text:span text:style-name="T166"> </text:span><text:span text:style-name="T35">costume.</text:span><text:span text:style-name="T166"> </text:span><text:span text:style-name="T35">La</text:span><text:span text:style-name="T180"> </text:span><text:span text:style-name="T35">legge</text:span><text:span text:style-name="T166"> </text:span><text:span text:style-name="T35">stabilisce</text:span><text:span text:style-name="T180"> </text:span><text:span text:style-name="T35">provvedimenti</text:span><text:span text:style-name="T166"> </text:span><text:span text:style-name="T35">adeguati</text:span><text:span text:style-name="T166"> </text:span><text:span text:style-name="T35">a prevenire e a reprimere le</text:span><text:span text:style-name="T183"> </text:span><text:span text:style-name="T35">violazioni.</text:span></text:p>
        <text:p text:style-name="P708"/>
        <text:p text:style-name="P843"/>
        <text:p text:style-name="P927"><text:span text:style-name="T35">Art. 22.</text:span></text:p>
        <text:p text:style-name="P741"/>
        <text:p text:style-name="P930"><text:span text:style-name="T35">Nessuno</text:span><text:span text:style-name="T166"> </text:span><text:span text:style-name="T35">può</text:span><text:span text:style-name="T166"> </text:span><text:span text:style-name="T35">essere</text:span><text:span text:style-name="T170"> </text:span><text:span text:style-name="T35">privato,</text:span><text:span text:style-name="T166"> </text:span><text:span text:style-name="T35">per</text:span><text:span text:style-name="T166"> </text:span><text:span text:style-name="T35">motivi</text:span><text:span text:style-name="T170"> </text:span><text:span text:style-name="T35">politici,</text:span><text:span text:style-name="T166"> </text:span><text:span text:style-name="T35">della</text:span><text:span text:style-name="T166"> </text:span><text:span text:style-name="T35">capacità</text:span><text:span text:style-name="T170"> </text:span><text:span text:style-name="T35">giuridica,</text:span><text:span text:style-name="T166"> </text:span><text:span text:style-name="T35">della cittadinanza, del</text:span><text:span text:style-name="T39"> </text:span><text:span text:style-name="T35">nome.</text:span></text:p>
      </text:section>
      <text:section text:style-name="Sect3" text:name="Section11">
        <text:p text:style-name="P964"/>
        <text:p text:style-name="P728"/>
        <text:p text:style-name="P730"><draw:g text:anchor-type="as-char" draw:z-index="66" draw:style-name="gr5"><draw:line draw:style-name="gr6" draw:text-style-name="P1280" svg:x1="0in" svg:y1="0in" svg:x2="3.8228in" svg:y2="0in"><text:p/></draw:line></draw:g></text:p>
        <text:p text:style-name="P725"/>
        <text:p text:style-name="P916"><text:span text:style-name="T35">Art. 23.</text:span></text:p>
        <text:p text:style-name="P741"/>
        <text:p text:style-name="P943"><text:span text:style-name="T35">Nessuna prestazione personale o patrimoniale può essere imposta se non in base alla legge.</text:span></text:p>
        <text:p text:style-name="P708"/>
        <text:p text:style-name="P778"/>
        <text:p text:style-name="P916"><text:span text:style-name="T35">Art. 24.</text:span></text:p>
        <text:p text:style-name="P794"/>
        <text:p text:style-name="P944"><text:span text:style-name="T39">Tutti </text:span><text:span text:style-name="T36">possono agire </text:span><text:span text:style-name="T35">in </text:span><text:span text:style-name="T36">giudizio </text:span><text:span text:style-name="T162">per </text:span><text:span text:style-name="T35">la </text:span><text:span text:style-name="T36">tutela </text:span><text:span text:style-name="T162">dei </text:span><text:span text:style-name="T36">propri diritti </text:span><text:span text:style-name="T35">e </text:span><text:span text:style-name="T36">interessi legittimi. </text:span><text:span text:style-name="T35">La difesa è diritto inviolabile in ogni stato e grado del procedimento.</text:span></text:p>
        <text:p text:style-name="P945"><text:span text:style-name="T35">Sono</text:span><text:span text:style-name="T203"> </text:span><text:span text:style-name="T35">assicurati</text:span><text:span text:style-name="T39"> </text:span><text:span text:style-name="T35">ai</text:span><text:span text:style-name="T39"> </text:span><text:span text:style-name="T35">non</text:span><text:span text:style-name="T203"> </text:span><text:span text:style-name="T35">abbienti,</text:span><text:span text:style-name="T39"> </text:span><text:span text:style-name="T35">con</text:span><text:span text:style-name="T39"> </text:span><text:span text:style-name="T35">appositi</text:span><text:span text:style-name="T39"> </text:span><text:span text:style-name="T35">istituti,</text:span><text:span text:style-name="T203"> </text:span><text:span text:style-name="T35">i</text:span><text:span text:style-name="T39"> </text:span><text:span text:style-name="T35">mezzi</text:span><text:span text:style-name="T39"> </text:span><text:span text:style-name="T35">per</text:span><text:span text:style-name="T203"> </text:span><text:span text:style-name="T35">agire</text:span><text:span text:style-name="T39"> </text:span><text:span text:style-name="T35">e</text:span><text:span text:style-name="T39"> </text:span><text:span text:style-name="T36">difen- </text:span><text:span text:style-name="T35">dersi davanti ad ogni</text:span><text:span text:style-name="T199"> </text:span><text:span text:style-name="T35">giurisdizione.</text:span></text:p>
        <text:p text:style-name="P954"><text:span text:style-name="T35">La</text:span><text:span text:style-name="T196"> </text:span><text:span text:style-name="T35">legge</text:span><text:span text:style-name="T196"> </text:span><text:span text:style-name="T35">determina</text:span><text:span text:style-name="T196"> </text:span><text:span text:style-name="T35">le</text:span><text:span text:style-name="T196"> </text:span><text:span text:style-name="T35">condizioni</text:span><text:span text:style-name="T196"> </text:span><text:span text:style-name="T35">e</text:span><text:span text:style-name="T196"> </text:span><text:span text:style-name="T35">i</text:span><text:span text:style-name="T196"> </text:span><text:span text:style-name="T35">modi</text:span><text:span text:style-name="T196"> </text:span><text:span text:style-name="T35">per</text:span><text:span text:style-name="T196"> </text:span><text:span text:style-name="T35">la</text:span><text:span text:style-name="T196"> </text:span><text:span text:style-name="T35">riparazione</text:span><text:span text:style-name="T196"> </text:span><text:span text:style-name="T35">degli</text:span><text:span text:style-name="T196"> </text:span><text:span text:style-name="T35">errori</text:span><text:span text:style-name="T196"> </text:span><text:span text:style-name="T35">giudi- ziari.</text:span></text:p>
        <text:p text:style-name="P708"/>
        <text:p text:style-name="P778"/>
        <text:p text:style-name="P916"><text:span text:style-name="T35">Art. 25.</text:span></text:p>
        <text:p text:style-name="P741"/>
        <text:p text:style-name="P955"><text:span text:style-name="T35">Nessuno può essere distolto dal giudice naturale precostituito per legge. Nessuno</text:span><text:span text:style-name="T190"> </text:span><text:span text:style-name="T35">può</text:span><text:span text:style-name="T194"> </text:span><text:span text:style-name="T35">essere</text:span><text:span text:style-name="T194"> </text:span><text:span text:style-name="T35">punito</text:span><text:span text:style-name="T194"> </text:span><text:span text:style-name="T35">se</text:span><text:span text:style-name="T190"> </text:span><text:span text:style-name="T35">non</text:span><text:span text:style-name="T194"> </text:span><text:span text:style-name="T35">in</text:span><text:span text:style-name="T194"> </text:span><text:span text:style-name="T35">forza</text:span><text:span text:style-name="T194"> </text:span><text:span text:style-name="T35">di</text:span><text:span text:style-name="T194"> </text:span><text:span text:style-name="T35">una</text:span><text:span text:style-name="T190"> </text:span><text:span text:style-name="T35">legge</text:span><text:span text:style-name="T194"> </text:span><text:span text:style-name="T35">che</text:span><text:span text:style-name="T194"> </text:span><text:span text:style-name="T35">sia</text:span><text:span text:style-name="T194"> </text:span><text:span text:style-name="T35">entrata</text:span><text:span text:style-name="T194"> </text:span><text:span text:style-name="T35">in</text:span><text:span text:style-name="T190"> </text:span><text:span text:style-name="T35">vigore prima del fatto</text:span><text:span text:style-name="T170"> </text:span><text:span text:style-name="T35">commesso.</text:span></text:p>
        <text:p text:style-name="P956"><text:span text:style-name="T35">Nessuno può essere sottoposto a misure di sicurezza se non nei casi previsti dalla legge.</text:span></text:p>
        <text:p text:style-name="P919"><text:span text:style-name="T35">Art. 26.</text:span></text:p>
        <text:p text:style-name="P741"/>
        <text:p text:style-name="P957"><text:span text:style-name="T35">L’estradizione del cittadino può essere consentita soltanto ove sia espressa- mente prevista dalle convenzioni internazionali.</text:span></text:p>
        <text:p text:style-name="P747"><text:span text:style-name="T35">Non può in alcun caso essere ammessa per reati politici.</text:span></text:p>
        <text:p text:style-name="P708"/>
        <text:p text:style-name="P764"/>
        <text:p text:style-name="P918"><text:span text:style-name="T35">Art. 27.</text:span></text:p>
        <text:p text:style-name="P741"/>
        <text:p text:style-name="P747"><text:span text:style-name="T35">La responsabilità penale è personale.</text:span></text:p>
        <text:p text:style-name="P871"><text:span text:style-name="T35">L’imputato non è considerato colpevole sino alla condanna definitiva.</text:span></text:p>
        <text:p text:style-name="P871"><text:span text:style-name="T35">Le pene non possono consistere in trattamenti contrari al senso di umanità e</text:span></text:p>
        <text:p text:style-name="P760"/>
        <text:p text:style-name="P765"><draw:line text:anchor-type="char" draw:z-index="40" draw:style-name="gr8" draw:text-style-name="P1282" svg:x1="4.7638in" svg:y1="0.1846in" svg:x2="8.5823in" svg:y2="0.1846in"><text:p/></draw:line></text:p>
        <text:p text:style-name="P789"/>
        <text:p text:style-name="P958"><text:span text:style-name="T35">devono tendere alla rieducazione del condannato. Non è ammessa la pena di morte.</text:span></text:p>
        <text:p text:style-name="P785"/>
        <text:p text:style-name="P850"><text:span text:style-name="T35">Art. 28.</text:span></text:p>
        <text:p text:style-name="P741"/>
        <text:p text:style-name="P852"><text:span text:style-name="T35">I funzionari e i dipendenti dello Stato e degli enti pubblici sono direttamente </text:span><text:span text:style-name="T162">responsabili, secondo </text:span><text:span text:style-name="T35">le </text:span><text:span text:style-name="T162">leggi penali, civili </text:span><text:span text:style-name="T35">e </text:span><text:span text:style-name="T162">amministrative, degli atti compiuti </text:span><text:span text:style-name="T35">in</text:span><text:span text:style-name="T39"> </text:span><text:span text:style-name="T35">violazione</text:span><text:span text:style-name="T36"> </text:span><text:span text:style-name="T35">di</text:span><text:span text:style-name="T39"> </text:span><text:span text:style-name="T35">diritti.</text:span><text:span text:style-name="T36"> </text:span><text:span text:style-name="T35">In</text:span><text:span text:style-name="T36"> </text:span><text:span text:style-name="T35">tali</text:span><text:span text:style-name="T39"> </text:span><text:span text:style-name="T35">casi</text:span><text:span text:style-name="T36"> </text:span><text:span text:style-name="T35">la</text:span><text:span text:style-name="T36"> </text:span><text:span text:style-name="T35">responsabilità</text:span><text:span text:style-name="T39"> </text:span><text:span text:style-name="T35">civile</text:span><text:span text:style-name="T36"> </text:span><text:span text:style-name="T35">si</text:span><text:span text:style-name="T39"> </text:span><text:span text:style-name="T35">estende</text:span><text:span text:style-name="T36"> </text:span><text:span text:style-name="T35">allo</text:span><text:span text:style-name="T36"> </text:span><text:span text:style-name="T35">Stato e agli enti</text:span><text:span text:style-name="T170"> </text:span><text:span text:style-name="T35">pubblici.</text:span></text:p>
        <text:p text:style-name="P708"/>
        <text:p text:style-name="P708"/>
        <text:p text:style-name="P795"/>
        <text:p text:style-name="P959"><text:span text:style-name="T35">TITOLO II RAPPORTI ETICO-SOCIALI</text:span></text:p>
        <text:p text:style-name="P775"/>
        <text:p text:style-name="P849"><text:span text:style-name="T35">Art. 29.</text:span></text:p>
        <text:p text:style-name="P741"/>
        <text:p text:style-name="P858"><text:span text:style-name="T35">La</text:span><text:span text:style-name="T170"> </text:span><text:span text:style-name="T35">Repubblica</text:span><text:span text:style-name="T170"> </text:span><text:span text:style-name="T35">riconosce</text:span><text:span text:style-name="T203"> </text:span><text:span text:style-name="T35">i</text:span><text:span text:style-name="T170"> </text:span><text:span text:style-name="T35">diritti</text:span><text:span text:style-name="T203"> </text:span><text:span text:style-name="T35">della</text:span><text:span text:style-name="T170"> </text:span><text:span text:style-name="T35">famiglia</text:span><text:span text:style-name="T203"> </text:span><text:span text:style-name="T35">come</text:span><text:span text:style-name="T170"> </text:span><text:span text:style-name="T35">società</text:span><text:span text:style-name="T203"> </text:span><text:span text:style-name="T35">naturale</text:span><text:span text:style-name="T170"> </text:span><text:span text:style-name="T35">fondata sul</text:span><text:span text:style-name="T162"> </text:span><text:span text:style-name="T35">matrimonio.</text:span></text:p>
        <text:p text:style-name="P858"><text:span text:style-name="T35">Il</text:span><text:span text:style-name="T203"> </text:span><text:span text:style-name="T35">matrimonio</text:span><text:span text:style-name="T39"> </text:span><text:span text:style-name="T35">è</text:span><text:span text:style-name="T203"> </text:span><text:span text:style-name="T35">ordinato</text:span><text:span text:style-name="T39"> </text:span><text:span text:style-name="T35">sull’eguaglianza</text:span><text:span text:style-name="T203"> </text:span><text:span text:style-name="T35">morale</text:span><text:span text:style-name="T39"> </text:span><text:span text:style-name="T35">e</text:span><text:span text:style-name="T39"> </text:span><text:span text:style-name="T35">giuridica</text:span><text:span text:style-name="T203"> </text:span><text:span text:style-name="T35">dei</text:span><text:span text:style-name="T39"> </text:span><text:span text:style-name="T35">coniugi,</text:span><text:span text:style-name="T203"> </text:span><text:span text:style-name="T35">con i limiti stabiliti dalla legge a garanzia dell’unità</text:span><text:span text:style-name="T213"> </text:span><text:span text:style-name="T35">familiare.</text:span></text:p>
        <text:p text:style-name="P708"/>
        <text:p text:style-name="P778"/>
        <text:p text:style-name="P849"><text:span text:style-name="T35">Art. 30.</text:span></text:p>
        <text:p text:style-name="P741"/>
        <text:p text:style-name="P960"><text:span text:style-name="T35">È dovere e diritto dei genitori mantenere, istruire ed educare i figli, anche se nati fuori del matrimonio.</text:span></text:p>
        <text:p text:style-name="P960"><text:span text:style-name="T35">Nei casi di incapacità dei genitori, la legge provvede a che siano assolti i loro compiti.</text:span></text:p>
        <text:p text:style-name="P961"><text:span text:style-name="T35">La legge assicura ai figli nati fuori del matrimonio ogni tutela giuridica e so- ciale, compatibile con i diritti dei membri della famiglia legittima.</text:span></text:p>
        <text:p text:style-name="P869"><text:span text:style-name="T35">La legge detta le norme e i limiti per la ricerca della paternità.</text:span></text:p>
      </text:section>
      <text:section text:style-name="Sect4" text:name="Section13">
        <text:p text:style-name="P987"/>
        <text:p text:style-name="P728"/>
        <text:p text:style-name="P730"><draw:g text:anchor-type="as-char" draw:z-index="67" draw:style-name="gr5"><draw:line draw:style-name="gr6" draw:text-style-name="P1280" svg:x1="0in" svg:y1="0in" svg:x2="3.8228in" svg:y2="0in"><text:p/></draw:line></draw:g></text:p>
        <text:p text:style-name="P725"/>
        <text:p text:style-name="P832"><text:span text:style-name="T35">Art. 31.</text:span></text:p>
        <text:p text:style-name="P741"/>
        <text:p text:style-name="P807"><text:span text:style-name="T35">La</text:span><text:span text:style-name="T170"> </text:span><text:span text:style-name="T35">Repubblica</text:span><text:span text:style-name="T203"> </text:span><text:span text:style-name="T35">agevola</text:span><text:span text:style-name="T170"> </text:span><text:span text:style-name="T35">con</text:span><text:span text:style-name="T203"> </text:span><text:span text:style-name="T35">misure</text:span><text:span text:style-name="T203"> </text:span><text:span text:style-name="T35">economiche</text:span><text:span text:style-name="T170"> </text:span><text:span text:style-name="T35">e</text:span><text:span text:style-name="T203"> </text:span><text:span text:style-name="T35">altre</text:span><text:span text:style-name="T203"> </text:span><text:span text:style-name="T35">provvidenze</text:span><text:span text:style-name="T170"> </text:span><text:span text:style-name="T35">la</text:span><text:span text:style-name="T203"> </text:span><text:span text:style-name="T35">forma- zione della famiglia e l’adempimento dei compiti relativi, con particolare ri- guardo alle famiglie</text:span><text:span text:style-name="T170"> </text:span><text:span text:style-name="T35">numerose.</text:span></text:p>
        <text:p text:style-name="P809"><text:span text:style-name="T35">Protegge</text:span><text:span text:style-name="T170"> </text:span><text:span text:style-name="T35">la</text:span><text:span text:style-name="T170"> </text:span><text:span text:style-name="T35">maternità,</text:span><text:span text:style-name="T170"> </text:span><text:span text:style-name="T35">l’infanzia</text:span><text:span text:style-name="T170"> </text:span><text:span text:style-name="T35">e</text:span><text:span text:style-name="T170"> </text:span><text:span text:style-name="T35">la</text:span><text:span text:style-name="T203"> </text:span><text:span text:style-name="T35">gioventù,</text:span><text:span text:style-name="T170"> </text:span><text:span text:style-name="T35">favorendo</text:span><text:span text:style-name="T170"> </text:span><text:span text:style-name="T35">gli</text:span><text:span text:style-name="T170"> </text:span><text:span text:style-name="T35">istituti</text:span><text:span text:style-name="T170"> </text:span><text:span text:style-name="T35">necessari a tale</text:span><text:span text:style-name="T39"> </text:span><text:span text:style-name="T35">scopo.</text:span></text:p>
        <text:p text:style-name="P708"/>
        <text:p text:style-name="P778"/>
        <text:p text:style-name="P832"><text:span text:style-name="T35">Art. 32.</text:span></text:p>
        <text:p text:style-name="P794"/>
        <text:p text:style-name="P904"><text:span text:style-name="T35">La Repubblica tutela la salute come fondamentale diritto dell’individuo e</text:span><text:span text:style-name="T214"> </text:span><text:span text:style-name="T35">in- teresse della collettività, e garantisce cure gratuite agli</text:span><text:span text:style-name="T186"> </text:span><text:span text:style-name="T35">indigenti.</text:span></text:p>
        <text:p text:style-name="P907"><text:span text:style-name="T35">Nessuno può essere obbligato a un determinato trattamento sanitario se non per</text:span><text:span text:style-name="T166"> </text:span><text:span text:style-name="T35">disposizione</text:span><text:span text:style-name="T170"> </text:span><text:span text:style-name="T35">di</text:span><text:span text:style-name="T166"> </text:span><text:span text:style-name="T35">legge.</text:span><text:span text:style-name="T170"> </text:span><text:span text:style-name="T35">La</text:span><text:span text:style-name="T166"> </text:span><text:span text:style-name="T35">legge</text:span><text:span text:style-name="T170"> </text:span><text:span text:style-name="T35">non</text:span><text:span text:style-name="T166"> </text:span><text:span text:style-name="T35">può</text:span><text:span text:style-name="T170"> </text:span><text:span text:style-name="T35">in</text:span><text:span text:style-name="T166"> </text:span><text:span text:style-name="T35">nessun</text:span><text:span text:style-name="T170"> </text:span><text:span text:style-name="T35">caso</text:span><text:span text:style-name="T166"> </text:span><text:span text:style-name="T35">violare</text:span><text:span text:style-name="T170"> </text:span><text:span text:style-name="T35">i</text:span><text:span text:style-name="T166"> </text:span><text:span text:style-name="T35">limiti</text:span><text:span text:style-name="T170"> </text:span><text:span text:style-name="T35">im- posti dal rispetto della persona</text:span><text:span text:style-name="T174"> </text:span><text:span text:style-name="T35">umana.</text:span></text:p>
        <text:p text:style-name="P708"/>
        <text:p text:style-name="P843"/>
        <text:p text:style-name="P840"><text:span text:style-name="T35">Art. 33.</text:span></text:p>
        <text:p text:style-name="P794"/>
        <text:p text:style-name="P752"><text:span text:style-name="T35">L’arte e la scienza sono libere e libero ne è l’insegnamento.</text:span></text:p>
        <text:p text:style-name="P965"><text:span text:style-name="T35">La</text:span><text:span text:style-name="T211"> </text:span><text:span text:style-name="T35">Repubblica</text:span><text:span text:style-name="T211"> </text:span><text:span text:style-name="T35">detta</text:span><text:span text:style-name="T212"> </text:span><text:span text:style-name="T35">le</text:span><text:span text:style-name="T211"> </text:span><text:span text:style-name="T35">norme</text:span><text:span text:style-name="T211"> </text:span><text:span text:style-name="T35">generali</text:span><text:span text:style-name="T212"> </text:span><text:span text:style-name="T35">sull’istruzione</text:span><text:span text:style-name="T211"> </text:span><text:span text:style-name="T35">ed</text:span><text:span text:style-name="T212"> </text:span><text:span text:style-name="T35">istituisce</text:span><text:span text:style-name="T211"> </text:span><text:span text:style-name="T35">scuole</text:span><text:span text:style-name="T211"> </text:span><text:span text:style-name="T35">statali per tutti gli ordini e</text:span><text:span text:style-name="T196"> </text:span><text:span text:style-name="T35">gradi.</text:span></text:p>
        <text:p text:style-name="P907"><text:span text:style-name="T35">Enti</text:span><text:span text:style-name="T170"> </text:span><text:span text:style-name="T35">e</text:span><text:span text:style-name="T170"> </text:span><text:span text:style-name="T35">privati</text:span><text:span text:style-name="T203"> </text:span><text:span text:style-name="T35">hanno</text:span><text:span text:style-name="T170"> </text:span><text:span text:style-name="T35">il</text:span><text:span text:style-name="T203"> </text:span><text:span text:style-name="T35">diritto</text:span><text:span text:style-name="T170"> </text:span><text:span text:style-name="T35">di</text:span><text:span text:style-name="T203"> </text:span><text:span text:style-name="T35">istituire</text:span><text:span text:style-name="T170"> </text:span><text:span text:style-name="T35">scuole</text:span><text:span text:style-name="T203"> </text:span><text:span text:style-name="T35">ed</text:span><text:span text:style-name="T170"> </text:span><text:span text:style-name="T35">istituti</text:span><text:span text:style-name="T203"> </text:span><text:span text:style-name="T35">di</text:span><text:span text:style-name="T170"> </text:span><text:span text:style-name="T35">educazione,</text:span><text:span text:style-name="T203"> </text:span><text:span text:style-name="T36">senza </text:span><text:span text:style-name="T35">oneri per lo</text:span><text:span text:style-name="T170"> </text:span><text:span text:style-name="T35">Stato.</text:span></text:p>
        <text:p text:style-name="P847"><text:span text:style-name="T35">La</text:span><text:span text:style-name="T190"> </text:span><text:span text:style-name="T35">legge,</text:span><text:span text:style-name="T194"> </text:span><text:span text:style-name="T35">nel</text:span><text:span text:style-name="T194"> </text:span><text:span text:style-name="T35">fissare</text:span><text:span text:style-name="T194"> </text:span><text:span text:style-name="T35">i</text:span><text:span text:style-name="T194"> </text:span><text:span text:style-name="T35">diritti</text:span><text:span text:style-name="T194"> </text:span><text:span text:style-name="T35">e</text:span><text:span text:style-name="T194"> </text:span><text:span text:style-name="T35">gli</text:span><text:span text:style-name="T194"> </text:span><text:span text:style-name="T35">obblighi</text:span><text:span text:style-name="T194"> </text:span><text:span text:style-name="T35">delle</text:span><text:span text:style-name="T194"> </text:span><text:span text:style-name="T35">scuole</text:span><text:span text:style-name="T194"> </text:span><text:span text:style-name="T35">non</text:span><text:span text:style-name="T194"> </text:span><text:span text:style-name="T35">statali</text:span><text:span text:style-name="T194"> </text:span><text:span text:style-name="T35">che</text:span><text:span text:style-name="T194"> </text:span><text:span text:style-name="T35">chiedono la parità, deve assicurare ad esse piena libertà e ai loro alunni un trattamento scolastico equipollente a quello degli alunni di scuole</text:span><text:span text:style-name="T202"> </text:span><text:span text:style-name="T35">statali.</text:span></text:p>
        <text:p text:style-name="P968"><text:span text:style-name="T35">È</text:span><text:span text:style-name="T183"> </text:span><text:span text:style-name="T35">prescritto</text:span><text:span text:style-name="T183"> </text:span><text:span text:style-name="T35">un</text:span><text:span text:style-name="T196"> </text:span><text:span text:style-name="T35">esame</text:span><text:span text:style-name="T183"> </text:span><text:span text:style-name="T35">di</text:span><text:span text:style-name="T196"> </text:span><text:span text:style-name="T35">Stato</text:span><text:span text:style-name="T183"> </text:span><text:span text:style-name="T35">per</text:span><text:span text:style-name="T196"> </text:span><text:span text:style-name="T35">l’ammissione</text:span><text:span text:style-name="T183"> </text:span><text:span text:style-name="T35">ai</text:span><text:span text:style-name="T196"> </text:span><text:span text:style-name="T35">vari</text:span><text:span text:style-name="T183"> </text:span><text:span text:style-name="T35">ordini</text:span><text:span text:style-name="T196"> </text:span><text:span text:style-name="T35">e</text:span><text:span text:style-name="T183"> </text:span><text:span text:style-name="T35">gradi</text:span><text:span text:style-name="T196"> </text:span><text:span text:style-name="T35">di</text:span><text:span text:style-name="T183"> </text:span><text:span text:style-name="T35">scuole o</text:span><text:span text:style-name="T203"> </text:span><text:span text:style-name="T35">per</text:span><text:span text:style-name="T203"> </text:span><text:span text:style-name="T35">la</text:span><text:span text:style-name="T39"> </text:span><text:span text:style-name="T35">conclusione</text:span><text:span text:style-name="T203"> </text:span><text:span text:style-name="T35">di</text:span><text:span text:style-name="T39"> </text:span><text:span text:style-name="T35">essi</text:span><text:span text:style-name="T203"> </text:span><text:span text:style-name="T35">e</text:span><text:span text:style-name="T39"> </text:span><text:span text:style-name="T35">per</text:span><text:span text:style-name="T203"> </text:span><text:span text:style-name="T35">l’abilitazione</text:span><text:span text:style-name="T39"> </text:span><text:span text:style-name="T35">all’esercizio</text:span><text:span text:style-name="T203"> </text:span><text:span text:style-name="T35">professionale.</text:span></text:p>
        <text:p text:style-name="P974"><text:span text:style-name="T35">Le</text:span><text:span text:style-name="T39"> </text:span><text:span text:style-name="T35">istituzioni</text:span><text:span text:style-name="T39"> </text:span><text:span text:style-name="T35">di</text:span><text:span text:style-name="T36"> </text:span><text:span text:style-name="T35">alta</text:span><text:span text:style-name="T39"> </text:span><text:span text:style-name="T35">cultura,</text:span><text:span text:style-name="T39"> </text:span><text:span text:style-name="T35">università</text:span><text:span text:style-name="T36"> </text:span><text:span text:style-name="T35">ed</text:span><text:span text:style-name="T39"> </text:span><text:span text:style-name="T35">accademie,</text:span><text:span text:style-name="T39"> </text:span><text:span text:style-name="T35">hanno</text:span><text:span text:style-name="T36"> </text:span><text:span text:style-name="T35">il</text:span><text:span text:style-name="T39"> </text:span><text:span text:style-name="T35">diritto</text:span><text:span text:style-name="T39"> </text:span><text:span text:style-name="T35">di</text:span><text:span text:style-name="T36"> </text:span><text:span text:style-name="T35">darsi ordinamenti autonomi nei limiti stabiliti dalle leggi dello</text:span><text:span text:style-name="T179"> </text:span><text:span text:style-name="T35">Stato.</text:span></text:p>
        <text:p text:style-name="P760"/>
        <text:p text:style-name="P765"><draw:line text:anchor-type="char" draw:z-index="41" draw:style-name="gr8" draw:text-style-name="P1282" svg:x1="4.7638in" svg:y1="0.1846in" svg:x2="8.5823in" svg:y2="0.1846in"><text:p/></draw:line></text:p>
        <text:p text:style-name="P789"/>
        <text:p text:style-name="P927"><text:span text:style-name="T35">Art. 34.</text:span></text:p>
        <text:p text:style-name="P794"/>
        <text:p text:style-name="P866"><text:span text:style-name="T35">La scuola è aperta a tutti.</text:span></text:p>
        <text:p text:style-name="P855"><text:span text:style-name="T162">L’istruzione</text:span><text:span text:style-name="T183"> </text:span><text:span text:style-name="T35">inferiore,</text:span><text:span text:style-name="T183"> </text:span><text:span text:style-name="T35">impartita</text:span><text:span text:style-name="T183"> </text:span><text:span text:style-name="T35">per</text:span><text:span text:style-name="T196"> </text:span><text:span text:style-name="T35">almeno</text:span><text:span text:style-name="T183"> </text:span><text:span text:style-name="T35">otto</text:span><text:span text:style-name="T183"> </text:span><text:span text:style-name="T35">anni,</text:span><text:span text:style-name="T196"> </text:span><text:span text:style-name="T35">è</text:span><text:span text:style-name="T183"> </text:span><text:span text:style-name="T35">obbligatoria</text:span><text:span text:style-name="T183"> </text:span><text:span text:style-name="T35">e</text:span><text:span text:style-name="T196"> </text:span><text:span text:style-name="T162">gratuita. </text:span><text:span text:style-name="T35">I capaci e meritevoli, anche se privi di mezzi, hanno diritto di raggiungere i gradi più alti degli</text:span><text:span text:style-name="T180"> </text:span><text:span text:style-name="T35">studi.</text:span></text:p>
        <text:p text:style-name="P931"><text:span text:style-name="T35">La Repubblica rende effettivo questo diritto con borse di studio, assegni alle famiglie ed altre provvidenze, che devono essere attribuite per concorso.</text:span></text:p>
        <text:p text:style-name="P708"/>
        <text:p text:style-name="P778"/>
        <text:p text:style-name="P975"><text:span text:style-name="T35">TITOLO III RAPPORTI ECONOMICI</text:span></text:p>
        <text:p text:style-name="P775"/>
        <text:p text:style-name="P927"><text:span text:style-name="T35">Art. 35.</text:span></text:p>
        <text:p text:style-name="P741"/>
        <text:p text:style-name="P976"><text:span text:style-name="T35">La Repubblica tutela il lavoro in tutte le sue forme ed applicazioni. Cura la formazione e l’elevazione professionale dei lavoratori.</text:span></text:p>
        <text:p text:style-name="P977"><text:span text:style-name="T35">Promuove e favorisce gli accordi e le organizzazioni internazionali intesi ad affermare e regolare i diritti del lavoro.</text:span></text:p>
        <text:p text:style-name="P978"><text:span text:style-name="T35">Riconosce</text:span><text:span text:style-name="T173"> </text:span><text:span text:style-name="T35">la</text:span><text:span text:style-name="T174"> </text:span><text:span text:style-name="T35">libertà</text:span><text:span text:style-name="T174"> </text:span><text:span text:style-name="T35">di</text:span><text:span text:style-name="T174"> </text:span><text:span text:style-name="T35">emigrazione,</text:span><text:span text:style-name="T173"> </text:span><text:span text:style-name="T35">salvo</text:span><text:span text:style-name="T174"> </text:span><text:span text:style-name="T35">gli</text:span><text:span text:style-name="T174"> </text:span><text:span text:style-name="T35">obblighi</text:span><text:span text:style-name="T174"> </text:span><text:span text:style-name="T35">stabiliti</text:span><text:span text:style-name="T173"> </text:span><text:span text:style-name="T35">dalla</text:span><text:span text:style-name="T174"> </text:span><text:span text:style-name="T35">legge</text:span><text:span text:style-name="T174"> </text:span><text:span text:style-name="T35">nel- l’interesse generale, e tutela il lavoro italiano</text:span><text:span text:style-name="T211"> </text:span><text:span text:style-name="T35">all’estero.</text:span></text:p>
        <text:p text:style-name="P708"/>
        <text:p text:style-name="P778"/>
        <text:p text:style-name="P927"><text:span text:style-name="T35">Art. 36.</text:span></text:p>
        <text:p text:style-name="P794"/>
        <text:p text:style-name="P930"><text:span text:style-name="T35">Il</text:span><text:span text:style-name="T173"> </text:span><text:span text:style-name="T35">lavoratore</text:span><text:span text:style-name="T174"> </text:span><text:span text:style-name="T35">ha</text:span><text:span text:style-name="T173"> </text:span><text:span text:style-name="T35">diritto</text:span><text:span text:style-name="T174"> </text:span><text:span text:style-name="T35">ad</text:span><text:span text:style-name="T174"> </text:span><text:span text:style-name="T35">una</text:span><text:span text:style-name="T173"> </text:span><text:span text:style-name="T35">retribuzione</text:span><text:span text:style-name="T174"> </text:span><text:span text:style-name="T35">proporzionata</text:span><text:span text:style-name="T174"> </text:span><text:span text:style-name="T35">alla</text:span><text:span text:style-name="T173"> </text:span><text:span text:style-name="T35">quantità</text:span><text:span text:style-name="T174"> </text:span><text:span text:style-name="T35">e</text:span><text:span text:style-name="T174"> </text:span><text:span text:style-name="T162">qualità </text:span><text:span text:style-name="T35">del</text:span><text:span text:style-name="T196"> </text:span><text:span text:style-name="T35">suo</text:span><text:span text:style-name="T196"> </text:span><text:span text:style-name="T162">lavoro</text:span><text:span text:style-name="T196"> </text:span><text:span text:style-name="T35">e</text:span><text:span text:style-name="T196"> </text:span><text:span text:style-name="T35">in</text:span><text:span text:style-name="T196"> </text:span><text:span text:style-name="T162">ogni</text:span><text:span text:style-name="T196"> </text:span><text:span text:style-name="T162">caso</text:span><text:span text:style-name="T196"> </text:span><text:span text:style-name="T162">sufficiente</text:span><text:span text:style-name="T196"> </text:span><text:span text:style-name="T35">ad</text:span><text:span text:style-name="T196"> </text:span><text:span text:style-name="T162">assicurare</text:span><text:span text:style-name="T196"> </text:span><text:span text:style-name="T35">a</text:span><text:span text:style-name="T196"> </text:span><text:span text:style-name="T35">sé</text:span><text:span text:style-name="T196"> </text:span><text:span text:style-name="T35">e</text:span><text:span text:style-name="T196"> </text:span><text:span text:style-name="T162">alla</text:span><text:span text:style-name="T196"> </text:span><text:span text:style-name="T162">famiglia</text:span><text:span text:style-name="T196"> </text:span><text:span text:style-name="T162">un’esi- </text:span><text:span text:style-name="T35">stenza libera e</text:span><text:span text:style-name="T170"> </text:span><text:span text:style-name="T35">dignitosa.</text:span></text:p>
        <text:p text:style-name="P982"><text:span text:style-name="T35">La durata massima della giornata lavorativa è stabilita dalla legge.</text:span></text:p>
        <text:p text:style-name="P933"><text:span text:style-name="T35">Il lavoratore ha diritto al riposo settimanale e a ferie annuali retribuite, e</text:span><text:span text:style-name="T194"> </text:span><text:span text:style-name="T35">non può</text:span><text:span text:style-name="T162"> </text:span><text:span text:style-name="T35">rinunziarvi.</text:span></text:p>
      </text:section>
      <text:section text:style-name="Sect5" text:name="Section15">
        <text:p text:style-name="P996"/>
        <text:p text:style-name="P728"/>
        <text:p text:style-name="P730"><draw:g text:anchor-type="as-char" draw:z-index="68" draw:style-name="gr5"><draw:line draw:style-name="gr6" draw:text-style-name="P1280" svg:x1="0in" svg:y1="0in" svg:x2="3.8228in" svg:y2="0in"><text:p/></draw:line></draw:g></text:p>
        <text:p text:style-name="P725"/>
        <text:p text:style-name="P832"><text:span text:style-name="T35">Art. 37.</text:span></text:p>
        <text:p text:style-name="P741"/>
        <text:p text:style-name="P807"><text:span text:style-name="T35">La</text:span><text:span text:style-name="T162"> </text:span><text:span text:style-name="T35">donna</text:span><text:span text:style-name="T162"> </text:span><text:span text:style-name="T35">lavoratrice</text:span><text:span text:style-name="T162"> </text:span><text:span text:style-name="T35">ha</text:span><text:span text:style-name="T162"> </text:span><text:span text:style-name="T35">gli</text:span><text:span text:style-name="T162"> </text:span><text:span text:style-name="T35">stessi</text:span><text:span text:style-name="T162"> </text:span><text:span text:style-name="T35">diritti</text:span><text:span text:style-name="T207"> </text:span><text:span text:style-name="T35">e,</text:span><text:span text:style-name="T162"> </text:span><text:span text:style-name="T35">a</text:span><text:span text:style-name="T162"> </text:span><text:span text:style-name="T35">parità</text:span><text:span text:style-name="T162"> </text:span><text:span text:style-name="T35">di</text:span><text:span text:style-name="T162"> </text:span><text:span text:style-name="T35">lavoro,</text:span><text:span text:style-name="T162"> </text:span><text:span text:style-name="T35">le</text:span><text:span text:style-name="T207"> </text:span><text:span text:style-name="T35">stesse</text:span><text:span text:style-name="T162"> </text:span><text:span text:style-name="T35">retribu- zioni che spettano al lavoratore. Le condizioni di lavoro devono consentire l’adempimento</text:span><text:span text:style-name="T174"> </text:span><text:span text:style-name="T35">della</text:span><text:span text:style-name="T183"> </text:span><text:span text:style-name="T35">sua</text:span><text:span text:style-name="T183"> </text:span><text:span text:style-name="T35">essenziale</text:span><text:span text:style-name="T183"> </text:span><text:span text:style-name="T35">funzione</text:span><text:span text:style-name="T174"> </text:span><text:span text:style-name="T35">familiare</text:span><text:span text:style-name="T183"> </text:span><text:span text:style-name="T35">e</text:span><text:span text:style-name="T183"> </text:span><text:span text:style-name="T35">assicurare</text:span><text:span text:style-name="T183"> </text:span><text:span text:style-name="T35">alla</text:span><text:span text:style-name="T174"> </text:span><text:span text:style-name="T35">madre e al bambino una speciale adeguata</text:span><text:span text:style-name="T194"> </text:span><text:span text:style-name="T35">protezione.</text:span></text:p>
        <text:p text:style-name="P824"><text:span text:style-name="T35">La legge stabilisce il limite minimo di età per il lavoro salariato.</text:span></text:p>
        <text:p text:style-name="P906"><text:span text:style-name="T35">La Repubblica tutela il lavoro dei minori con speciali norme e garantisce ad essi, a parità di lavoro, il diritto alla parità di retribuzione.</text:span></text:p>
        <text:p text:style-name="P708"/>
        <text:p text:style-name="P778"/>
        <text:p text:style-name="P840"><text:span text:style-name="T35">Art. 38.</text:span></text:p>
        <text:p text:style-name="P794"/>
        <text:p text:style-name="P904"><text:span text:style-name="T35">Ogni</text:span><text:span text:style-name="T199"> </text:span><text:span text:style-name="T35">cittadino</text:span><text:span text:style-name="T180"> </text:span><text:span text:style-name="T35">inabile</text:span><text:span text:style-name="T180"> </text:span><text:span text:style-name="T35">al</text:span><text:span text:style-name="T199"> </text:span><text:span text:style-name="T35">lavoro</text:span><text:span text:style-name="T180"> </text:span><text:span text:style-name="T35">e</text:span><text:span text:style-name="T180"> </text:span><text:span text:style-name="T35">sprovvisto</text:span><text:span text:style-name="T199"> </text:span><text:span text:style-name="T35">dei</text:span><text:span text:style-name="T180"> </text:span><text:span text:style-name="T35">mezzi</text:span><text:span text:style-name="T180"> </text:span><text:span text:style-name="T35">necessari</text:span><text:span text:style-name="T199"> </text:span><text:span text:style-name="T35">per</text:span><text:span text:style-name="T180"> </text:span><text:span text:style-name="T35">vivere</text:span><text:span text:style-name="T180"> </text:span><text:span text:style-name="T35">ha diritto al mantenimento e all’assistenza</text:span><text:span text:style-name="T173"> </text:span><text:span text:style-name="T35">sociale.</text:span></text:p>
        <text:p text:style-name="P907"><text:span text:style-name="T35">I</text:span><text:span text:style-name="T199"> </text:span><text:span text:style-name="T35">lavoratori</text:span><text:span text:style-name="T180"> </text:span><text:span text:style-name="T35">hanno</text:span><text:span text:style-name="T180"> </text:span><text:span text:style-name="T35">diritto</text:span><text:span text:style-name="T180"> </text:span><text:span text:style-name="T35">che</text:span><text:span text:style-name="T180"> </text:span><text:span text:style-name="T35">siano</text:span><text:span text:style-name="T180"> </text:span><text:span text:style-name="T35">preveduti</text:span><text:span text:style-name="T180"> </text:span><text:span text:style-name="T35">ed</text:span><text:span text:style-name="T180"> </text:span><text:span text:style-name="T35">assicurati</text:span><text:span text:style-name="T180"> </text:span><text:span text:style-name="T35">mezzi</text:span><text:span text:style-name="T180"> </text:span><text:span text:style-name="T35">adeguati</text:span><text:span text:style-name="T180"> </text:span><text:span text:style-name="T35">alle loro</text:span><text:span text:style-name="T36"> </text:span><text:span text:style-name="T35">esigenze</text:span><text:span text:style-name="T36"> </text:span><text:span text:style-name="T35">di</text:span><text:span text:style-name="T162"> </text:span><text:span text:style-name="T35">vita</text:span><text:span text:style-name="T36"> </text:span><text:span text:style-name="T35">in</text:span><text:span text:style-name="T36"> </text:span><text:span text:style-name="T35">caso</text:span><text:span text:style-name="T162"> </text:span><text:span text:style-name="T35">di</text:span><text:span text:style-name="T36"> </text:span><text:span text:style-name="T35">infortunio,</text:span><text:span text:style-name="T162"> </text:span><text:span text:style-name="T35">malattia,</text:span><text:span text:style-name="T36"> </text:span><text:span text:style-name="T35">invalidità</text:span><text:span text:style-name="T36"> </text:span><text:span text:style-name="T35">e</text:span><text:span text:style-name="T162"> </text:span><text:span text:style-name="T35">vecchiaia,</text:span><text:span text:style-name="T36"> </text:span><text:span text:style-name="T35">di- soccupazione</text:span><text:span text:style-name="T203"> </text:span><text:span text:style-name="T35">involontaria.</text:span><text:span text:style-name="T203"> </text:span><text:span text:style-name="T162">Gli</text:span><text:span text:style-name="T199"> </text:span><text:span text:style-name="T36">inabili</text:span><text:span text:style-name="T196"> </text:span><text:span text:style-name="T35">ed</text:span><text:span text:style-name="T196"> </text:span><text:span text:style-name="T35">i</text:span><text:span text:style-name="T199"> </text:span><text:span text:style-name="T36">minorati</text:span><text:span text:style-name="T196"> </text:span><text:span text:style-name="T36">hanno</text:span><text:span text:style-name="T199"> </text:span><text:span text:style-name="T36">diritto</text:span><text:span text:style-name="T196"> </text:span><text:span text:style-name="T36">all’educazione </text:span><text:span text:style-name="T35">e </text:span><text:span text:style-name="T36">all’avviamento</text:span><text:span text:style-name="T194"> </text:span><text:span text:style-name="T36">professionale.</text:span></text:p>
        <text:p text:style-name="P969"><text:span text:style-name="T35">Ai</text:span><text:span text:style-name="T173"> </text:span><text:span text:style-name="T35">compiti</text:span><text:span text:style-name="T174"> </text:span><text:span text:style-name="T35">previsti</text:span><text:span text:style-name="T174"> </text:span><text:span text:style-name="T35">in</text:span><text:span text:style-name="T174"> </text:span><text:span text:style-name="T35">questo</text:span><text:span text:style-name="T174"> </text:span><text:span text:style-name="T35">articolo</text:span><text:span text:style-name="T174"> </text:span><text:span text:style-name="T35">provvedono</text:span><text:span text:style-name="T174"> </text:span><text:span text:style-name="T35">organi</text:span><text:span text:style-name="T174"> </text:span><text:span text:style-name="T35">ed</text:span><text:span text:style-name="T174"> </text:span><text:span text:style-name="T35">istituti</text:span><text:span text:style-name="T174"> </text:span><text:span text:style-name="T35">predisposti o integrati dallo</text:span><text:span text:style-name="T170"> </text:span><text:span text:style-name="T35">Stato.</text:span></text:p>
        <text:p text:style-name="P873"><text:span text:style-name="T35">L’assistenza privata è libera.</text:span></text:p>
        <text:p text:style-name="P708"/>
        <text:p text:style-name="P764"/>
        <text:p text:style-name="P885"><text:span text:style-name="T35">Art. 39.</text:span></text:p>
        <text:p text:style-name="P741"/>
        <text:p text:style-name="P866"><text:span text:style-name="T35">L’organizzazione sindacale è libera.</text:span></text:p>
        <text:p text:style-name="P970"><text:span text:style-name="T35">Ai</text:span><text:span text:style-name="T170"> </text:span><text:span text:style-name="T35">sindacati</text:span><text:span text:style-name="T203"> </text:span><text:span text:style-name="T35">non</text:span><text:span text:style-name="T203"> </text:span><text:span text:style-name="T35">può</text:span><text:span text:style-name="T170"> </text:span><text:span text:style-name="T35">essere</text:span><text:span text:style-name="T203"> </text:span><text:span text:style-name="T35">imposto</text:span><text:span text:style-name="T203"> </text:span><text:span text:style-name="T35">altro</text:span><text:span text:style-name="T170"> </text:span><text:span text:style-name="T35">obbligo</text:span><text:span text:style-name="T203"> </text:span><text:span text:style-name="T35">se</text:span><text:span text:style-name="T203"> </text:span><text:span text:style-name="T35">non</text:span><text:span text:style-name="T170"> </text:span><text:span text:style-name="T35">la</text:span><text:span text:style-name="T203"> </text:span><text:span text:style-name="T35">loro</text:span><text:span text:style-name="T203"> </text:span><text:span text:style-name="T35">registrazione presso uffici locali o centrali, secondo le norme di</text:span><text:span text:style-name="T209"> </text:span><text:span text:style-name="T35">legge.</text:span></text:p>
        <text:p text:style-name="P988"><text:span text:style-name="T35">È</text:span><text:span text:style-name="T174"> </text:span><text:span text:style-name="T35">condizione</text:span><text:span text:style-name="T174"> </text:span><text:span text:style-name="T35">per</text:span><text:span text:style-name="T174"> </text:span><text:span text:style-name="T35">la</text:span><text:span text:style-name="T174"> </text:span><text:span text:style-name="T35">registrazione</text:span><text:span text:style-name="T174"> </text:span><text:span text:style-name="T35">che</text:span><text:span text:style-name="T183"> </text:span><text:span text:style-name="T35">gli</text:span><text:span text:style-name="T174"> </text:span><text:span text:style-name="T35">statuti</text:span><text:span text:style-name="T174"> </text:span><text:span text:style-name="T35">dei</text:span><text:span text:style-name="T174"> </text:span><text:span text:style-name="T35">sindacati</text:span><text:span text:style-name="T174"> </text:span><text:span text:style-name="T35">sanciscano</text:span><text:span text:style-name="T174"> </text:span><text:span text:style-name="T35">un</text:span><text:span text:style-name="T183"> </text:span><text:span text:style-name="T35">or- dinamento interno a base</text:span><text:span text:style-name="T199"> </text:span><text:span text:style-name="T35">democratica.</text:span></text:p>
        <text:p text:style-name="P974"><text:span text:style-name="T35">I</text:span><text:span text:style-name="T176"> </text:span><text:span text:style-name="T35">sindacati</text:span><text:span text:style-name="T176"> </text:span><text:span text:style-name="T35">registrati</text:span><text:span text:style-name="T173"> </text:span><text:span text:style-name="T35">hanno</text:span><text:span text:style-name="T176"> </text:span><text:span text:style-name="T35">personalità</text:span><text:span text:style-name="T176"> </text:span><text:span text:style-name="T35">giuridica.</text:span><text:span text:style-name="T173"> </text:span><text:span text:style-name="T35">Possono,</text:span><text:span text:style-name="T176"> </text:span><text:span text:style-name="T35">rappresentati</text:span><text:span text:style-name="T176"> </text:span><text:span text:style-name="T35">unita- riamente</text:span><text:span text:style-name="T166"> </text:span><text:span text:style-name="T35">in</text:span><text:span text:style-name="T170"> </text:span><text:span text:style-name="T35">proporzione</text:span><text:span text:style-name="T170"> </text:span><text:span text:style-name="T35">dei</text:span><text:span text:style-name="T170"> </text:span><text:span text:style-name="T35">loro</text:span><text:span text:style-name="T170"> </text:span><text:span text:style-name="T35">iscritti,</text:span><text:span text:style-name="T170"> </text:span><text:span text:style-name="T35">stipulare</text:span><text:span text:style-name="T170"> </text:span><text:span text:style-name="T35">contratti</text:span><text:span text:style-name="T170"> </text:span><text:span text:style-name="T35">collettivi</text:span><text:span text:style-name="T170"> </text:span><text:span text:style-name="T35">di</text:span><text:span text:style-name="T170"> </text:span><text:span text:style-name="T35">lavoro con efficacia obbligatoria per tutti gli appartenenti alle categorie alle quali il contratto si</text:span><text:span text:style-name="T39"> </text:span><text:span text:style-name="T35">riferisce.</text:span></text:p>
        <text:p text:style-name="P760"/>
        <text:p text:style-name="P765"><draw:line text:anchor-type="char" draw:z-index="42" draw:style-name="gr8" draw:text-style-name="P1282" svg:x1="4.7638in" svg:y1="0.1846in" svg:x2="8.5823in" svg:y2="0.1846in"><text:p/></draw:line></text:p>
        <text:p text:style-name="P789"/>
        <text:p text:style-name="P989"><text:span text:style-name="T35">Art. 40.</text:span></text:p>
        <text:p text:style-name="P794"/>
        <text:p text:style-name="P983"><draw:line text:anchor-type="char" draw:z-index="9" draw:style-name="gr14" draw:text-style-name="P1277" svg:x1="8.2673in" svg:y1="0.0835in" svg:x2="8.3039in" svg:y2="0.0835in"><text:p/></draw:line><text:span text:style-name="T35">Il diritto di sciopero si esercita nell’ambito delle leggi che lo regolano. </text:span><text:span text:style-name="T215">6</text:span></text:p>
        <text:p text:style-name="P708"/>
        <text:p text:style-name="P764"/>
        <text:p text:style-name="P989"><text:span text:style-name="T35">Art. 41.</text:span></text:p>
        <text:p text:style-name="P741"/>
        <text:p text:style-name="P983"><text:span text:style-name="T35">L’iniziativa economica privata è libera.</text:span></text:p>
        <text:p text:style-name="P979"><text:span text:style-name="T35">Non</text:span><text:span text:style-name="T166"> </text:span><text:span text:style-name="T35">può</text:span><text:span text:style-name="T166"> </text:span><text:span text:style-name="T35">svolgersi</text:span><text:span text:style-name="T166"> </text:span><text:span text:style-name="T35">in</text:span><text:span text:style-name="T166"> </text:span><text:span text:style-name="T35">contrasto</text:span><text:span text:style-name="T166"> </text:span><text:span text:style-name="T35">con</text:span><text:span text:style-name="T166"> </text:span><text:span text:style-name="T35">l’utilità</text:span><text:span text:style-name="T170"> </text:span><text:span text:style-name="T35">sociale</text:span><text:span text:style-name="T166"> </text:span><text:span text:style-name="T35">o</text:span><text:span text:style-name="T166"> </text:span><text:span text:style-name="T35">in</text:span><text:span text:style-name="T166"> </text:span><text:span text:style-name="T35">modo</text:span><text:span text:style-name="T166"> </text:span><text:span text:style-name="T35">da</text:span><text:span text:style-name="T166"> </text:span><text:span text:style-name="T35">recare</text:span><text:span text:style-name="T170"> </text:span><text:span text:style-name="T35">danno alla sicurezza, alla libertà, alla dignità</text:span><text:span text:style-name="T194"> </text:span><text:span text:style-name="T35">umana.</text:span></text:p>
        <text:p text:style-name="P991"><text:span text:style-name="T35">La legge determina i programmi e i controlli opportuni perché l’attività eco- nomica pubblica e privata possa essere indirizzata e coordinata a fini sociali.</text:span></text:p>
        <text:p text:style-name="P708"/>
        <text:p text:style-name="P778"/>
        <text:p text:style-name="P989"><text:span text:style-name="T35">Art. 42.</text:span></text:p>
        <text:p text:style-name="P741"/>
        <text:p text:style-name="P930"><text:span text:style-name="T35">La proprietà è pubblica o privata. I beni economici appartengono allo Stato, ad enti o a privati.</text:span></text:p>
        <text:p text:style-name="P931"><text:span text:style-name="T35">La proprietà privata è riconosciuta e garantita dalla legge, che ne determina</text:span><text:span text:style-name="T209"> </text:span><text:span text:style-name="T196">i </text:span><text:span text:style-name="T35">modi</text:span><text:span text:style-name="T203"> </text:span><text:span text:style-name="T35">di</text:span><text:span text:style-name="T203"> </text:span><text:span text:style-name="T35">acquisto,</text:span><text:span text:style-name="T203"> </text:span><text:span text:style-name="T35">di</text:span><text:span text:style-name="T203"> </text:span><text:span text:style-name="T35">godimento</text:span><text:span text:style-name="T203"> </text:span><text:span text:style-name="T35">e</text:span><text:span text:style-name="T203"> </text:span><text:span text:style-name="T35">i</text:span><text:span text:style-name="T203"> </text:span><text:span text:style-name="T35">limiti</text:span><text:span text:style-name="T203"> </text:span><text:span text:style-name="T35">allo</text:span><text:span text:style-name="T203"> </text:span><text:span text:style-name="T35">scopo</text:span><text:span text:style-name="T203"> </text:span><text:span text:style-name="T35">di</text:span><text:span text:style-name="T203"> </text:span><text:span text:style-name="T35">assicurarne</text:span><text:span text:style-name="T203"> </text:span><text:span text:style-name="T35">la</text:span><text:span text:style-name="T39"> </text:span><text:span text:style-name="T35">funzione sociale e di renderla accessibile a</text:span><text:span text:style-name="T176"> </text:span><text:span text:style-name="T35">tutti.</text:span></text:p>
        <text:p text:style-name="P992"><text:span text:style-name="T35">La proprietà privata può essere, nei casi preveduti dalla legge, e salvo</text:span><text:span text:style-name="T179"> </text:span><text:span text:style-name="T35">inden- nizzo, espropriata per motivi d’interesse</text:span><text:span text:style-name="T173"> </text:span><text:span text:style-name="T35">generale.</text:span></text:p>
        <text:p text:style-name="P992"><text:span text:style-name="T35">La</text:span><text:span text:style-name="T196"> </text:span><text:span text:style-name="T35">legge</text:span><text:span text:style-name="T199"> </text:span><text:span text:style-name="T35">stabilisce</text:span><text:span text:style-name="T196"> </text:span><text:span text:style-name="T35">le</text:span><text:span text:style-name="T199"> </text:span><text:span text:style-name="T35">norme</text:span><text:span text:style-name="T199"> </text:span><text:span text:style-name="T35">ed</text:span><text:span text:style-name="T196"> </text:span><text:span text:style-name="T35">i</text:span><text:span text:style-name="T199"> </text:span><text:span text:style-name="T35">limiti</text:span><text:span text:style-name="T196"> </text:span><text:span text:style-name="T35">della</text:span><text:span text:style-name="T199"> </text:span><text:span text:style-name="T35">successione</text:span><text:span text:style-name="T199"> </text:span><text:span text:style-name="T35">legittima</text:span><text:span text:style-name="T196"> </text:span><text:span text:style-name="T35">e</text:span><text:span text:style-name="T199"> </text:span><text:span text:style-name="T35">testamen- taria e i diritti dello Stato sulle</text:span><text:span text:style-name="T190"> </text:span><text:span text:style-name="T35">eredità.</text:span></text:p>
        <text:p text:style-name="P708"/>
        <text:p text:style-name="P797"/>
        <text:p text:style-name="P990"><text:span text:style-name="T35">Art. 43.</text:span></text:p>
        <text:p text:style-name="P741"/>
        <text:p text:style-name="P930"><text:span text:style-name="T35">A</text:span><text:span text:style-name="T202"> </text:span><text:span text:style-name="T35">fini</text:span><text:span text:style-name="T216"> </text:span><text:span text:style-name="T35">di</text:span><text:span text:style-name="T216"> </text:span><text:span text:style-name="T35">utilità</text:span><text:span text:style-name="T216"> </text:span><text:span text:style-name="T35">generale</text:span><text:span text:style-name="T216"> </text:span><text:span text:style-name="T35">la</text:span><text:span text:style-name="T217"> </text:span><text:span text:style-name="T35">legge</text:span><text:span text:style-name="T216"> </text:span><text:span text:style-name="T35">può</text:span><text:span text:style-name="T216"> </text:span><text:span text:style-name="T35">riservare</text:span><text:span text:style-name="T216"> </text:span><text:span text:style-name="T35">originariamente</text:span><text:span text:style-name="T216"> </text:span><text:span text:style-name="T35">o</text:span><text:span text:style-name="T216"> </text:span><text:span text:style-name="T35">trasferire,</text:span><text:span text:style-name="T216"> </text:span><text:span text:style-name="T35">me- diante espropriazione e salvo indennizzo, allo Stato, ad enti pubblici o a co- munità</text:span><text:span text:style-name="T216"> </text:span><text:span text:style-name="T35">di</text:span><text:span text:style-name="T187"> </text:span><text:span text:style-name="T35">lavoratori</text:span><text:span text:style-name="T216"> </text:span><text:span text:style-name="T35">o</text:span><text:span text:style-name="T187"> </text:span><text:span text:style-name="T35">di</text:span><text:span text:style-name="T187"> </text:span><text:span text:style-name="T35">utenti</text:span><text:span text:style-name="T216"> </text:span><text:span text:style-name="T35">determinate</text:span><text:span text:style-name="T187"> </text:span><text:span text:style-name="T35">imprese</text:span><text:span text:style-name="T216"> </text:span><text:span text:style-name="T35">o</text:span><text:span text:style-name="T187"> </text:span><text:span text:style-name="T35">categorie</text:span><text:span text:style-name="T187"> </text:span><text:span text:style-name="T35">di</text:span><text:span text:style-name="T216"> </text:span><text:span text:style-name="T35">imprese,</text:span><text:span text:style-name="T187"> </text:span><text:span text:style-name="T35">che si</text:span><text:span text:style-name="T203"> </text:span><text:span text:style-name="T35">riferiscano</text:span><text:span text:style-name="T39"> </text:span><text:span text:style-name="T35">a</text:span><text:span text:style-name="T39"> </text:span><text:span text:style-name="T35">servizi</text:span><text:span text:style-name="T39"> </text:span><text:span text:style-name="T35">pubblici</text:span><text:span text:style-name="T39"> </text:span><text:span text:style-name="T35">essenziali</text:span><text:span text:style-name="T39"> </text:span><text:span text:style-name="T35">o</text:span><text:span text:style-name="T39"> </text:span><text:span text:style-name="T35">a</text:span><text:span text:style-name="T39"> </text:span><text:span text:style-name="T35">fonti</text:span><text:span text:style-name="T39"> </text:span><text:span text:style-name="T35">di</text:span><text:span text:style-name="T39"> </text:span><text:span text:style-name="T35">energia</text:span><text:span text:style-name="T39"> </text:span><text:span text:style-name="T35">o</text:span><text:span text:style-name="T39"> </text:span><text:span text:style-name="T35">a</text:span><text:span text:style-name="T39"> </text:span><text:span text:style-name="T35">situazioni</text:span><text:span text:style-name="T39"> </text:span><text:span text:style-name="T35">di monopolio ed abbiano carattere di preminente interesse</text:span><text:span text:style-name="T202"> </text:span><text:span text:style-name="T35">generale.</text:span></text:p>
      </text:section>
      <text:section text:style-name="Sect4" text:name="Section17">
        <text:p text:style-name="P1004"/>
        <text:p text:style-name="P728"/>
        <text:p text:style-name="P730"><draw:g text:anchor-type="as-char" draw:z-index="69" draw:style-name="gr5"><draw:line draw:style-name="gr6" draw:text-style-name="P1280" svg:x1="0in" svg:y1="0in" svg:x2="3.8228in" svg:y2="0in"><text:p/></draw:line></draw:g></text:p>
        <text:p text:style-name="P725"/>
        <text:p text:style-name="P832"><text:span text:style-name="T35">Art. 44.</text:span></text:p>
        <text:p text:style-name="P741"/>
        <text:p text:style-name="P807"><text:span text:style-name="T35">Al</text:span><text:span text:style-name="T174"> </text:span><text:span text:style-name="T35">fine</text:span><text:span text:style-name="T183"> </text:span><text:span text:style-name="T35">di</text:span><text:span text:style-name="T183"> </text:span><text:span text:style-name="T35">conseguire</text:span><text:span text:style-name="T183"> </text:span><text:span text:style-name="T35">il</text:span><text:span text:style-name="T183"> </text:span><text:span text:style-name="T35">razionale</text:span><text:span text:style-name="T183"> </text:span><text:span text:style-name="T35">sfruttamento</text:span><text:span text:style-name="T183"> </text:span><text:span text:style-name="T35">del</text:span><text:span text:style-name="T183"> </text:span><text:span text:style-name="T35">suolo</text:span><text:span text:style-name="T183"> </text:span><text:span text:style-name="T35">e</text:span><text:span text:style-name="T183"> </text:span><text:span text:style-name="T35">di</text:span><text:span text:style-name="T183"> </text:span><text:span text:style-name="T35">stabilire</text:span><text:span text:style-name="T183"> </text:span><text:span text:style-name="T35">equi</text:span><text:span text:style-name="T174"> </text:span><text:span text:style-name="T35">rap- porti</text:span><text:span text:style-name="T203"> </text:span><text:span text:style-name="T35">sociali,</text:span><text:span text:style-name="T39"> </text:span><text:span text:style-name="T35">la</text:span><text:span text:style-name="T39"> </text:span><text:span text:style-name="T35">legge</text:span><text:span text:style-name="T39"> </text:span><text:span text:style-name="T35">impone</text:span><text:span text:style-name="T39"> </text:span><text:span text:style-name="T35">obblighi</text:span><text:span text:style-name="T39"> </text:span><text:span text:style-name="T35">e</text:span><text:span text:style-name="T39"> </text:span><text:span text:style-name="T35">vincoli</text:span><text:span text:style-name="T39"> </text:span><text:span text:style-name="T35">alla</text:span><text:span text:style-name="T39"> </text:span><text:span text:style-name="T35">proprietà</text:span><text:span text:style-name="T39"> </text:span><text:span text:style-name="T35">terriera</text:span><text:span text:style-name="T39"> </text:span><text:span text:style-name="T162">privata, </text:span><text:span text:style-name="T35">fissa</text:span><text:span text:style-name="T170"> </text:span><text:span text:style-name="T35">limiti</text:span><text:span text:style-name="T203"> </text:span><text:span text:style-name="T35">alla</text:span><text:span text:style-name="T170"> </text:span><text:span text:style-name="T35">sua</text:span><text:span text:style-name="T203"> </text:span><text:span text:style-name="T35">estensione</text:span><text:span text:style-name="T203"> </text:span><text:span text:style-name="T35">secondo</text:span><text:span text:style-name="T170"> </text:span><text:span text:style-name="T35">le</text:span><text:span text:style-name="T203"> </text:span><text:span text:style-name="T35">regioni</text:span><text:span text:style-name="T203"> </text:span><text:span text:style-name="T35">e</text:span><text:span text:style-name="T170"> </text:span><text:span text:style-name="T35">le</text:span><text:span text:style-name="T203"> </text:span><text:span text:style-name="T35">zone</text:span><text:span text:style-name="T203"> </text:span><text:span text:style-name="T35">agrarie,</text:span><text:span text:style-name="T170"> </text:span><text:span text:style-name="T35">promuove ed</text:span><text:span text:style-name="T199"> </text:span><text:span text:style-name="T35">impone</text:span><text:span text:style-name="T199"> </text:span><text:span text:style-name="T35">la</text:span><text:span text:style-name="T199"> </text:span><text:span text:style-name="T35">bonifica</text:span><text:span text:style-name="T199"> </text:span><text:span text:style-name="T35">delle</text:span><text:span text:style-name="T199"> </text:span><text:span text:style-name="T35">terre,</text:span><text:span text:style-name="T199"> </text:span><text:span text:style-name="T35">la</text:span><text:span text:style-name="T199"> </text:span><text:span text:style-name="T35">trasformazione</text:span><text:span text:style-name="T199"> </text:span><text:span text:style-name="T35">del</text:span><text:span text:style-name="T199"> </text:span><text:span text:style-name="T35">latifondo</text:span><text:span text:style-name="T199"> </text:span><text:span text:style-name="T35">e</text:span><text:span text:style-name="T199"> </text:span><text:span text:style-name="T35">la</text:span><text:span text:style-name="T199"> </text:span><text:span text:style-name="T162">ricostitu- </text:span><text:span text:style-name="T35">zione</text:span><text:span text:style-name="T36"> </text:span><text:span text:style-name="T35">delle</text:span><text:span text:style-name="T36"> </text:span><text:span text:style-name="T35">unità</text:span><text:span text:style-name="T162"> </text:span><text:span text:style-name="T35">produttive;</text:span><text:span text:style-name="T36"> </text:span><text:span text:style-name="T35">aiuta</text:span><text:span text:style-name="T162"> </text:span><text:span text:style-name="T35">la</text:span><text:span text:style-name="T36"> </text:span><text:span text:style-name="T35">piccola</text:span><text:span text:style-name="T162"> </text:span><text:span text:style-name="T35">e</text:span><text:span text:style-name="T36"> </text:span><text:span text:style-name="T35">la</text:span><text:span text:style-name="T162"> </text:span><text:span text:style-name="T35">media</text:span><text:span text:style-name="T36"> </text:span><text:span text:style-name="T35">proprietà.</text:span></text:p>
        <text:p text:style-name="P825"><text:span text:style-name="T35">La legge dispone provvedimenti a favore delle zone montane.</text:span></text:p>
        <text:p text:style-name="P708"/>
        <text:p text:style-name="P764"/>
        <text:p text:style-name="P840"><text:span text:style-name="T35">Art. 45.</text:span></text:p>
        <text:p text:style-name="P741"/>
        <text:p text:style-name="P907"><text:span text:style-name="T35">La</text:span><text:span text:style-name="T170"> </text:span><text:span text:style-name="T35">Repubblica</text:span><text:span text:style-name="T203"> </text:span><text:span text:style-name="T35">riconosce</text:span><text:span text:style-name="T170"> </text:span><text:span text:style-name="T35">la</text:span><text:span text:style-name="T203"> </text:span><text:span text:style-name="T35">funzione</text:span><text:span text:style-name="T170"> </text:span><text:span text:style-name="T35">sociale</text:span><text:span text:style-name="T203"> </text:span><text:span text:style-name="T35">della</text:span><text:span text:style-name="T170"> </text:span><text:span text:style-name="T35">cooperazione</text:span><text:span text:style-name="T203"> </text:span><text:span text:style-name="T35">a</text:span><text:span text:style-name="T170"> </text:span><text:span text:style-name="T35">carattere</text:span><text:span text:style-name="T203"> </text:span><text:span text:style-name="T35">di mutualità</text:span><text:span text:style-name="T196"> </text:span><text:span text:style-name="T35">e</text:span><text:span text:style-name="T199"> </text:span><text:span text:style-name="T35">senza</text:span><text:span text:style-name="T199"> </text:span><text:span text:style-name="T35">fini</text:span><text:span text:style-name="T196"> </text:span><text:span text:style-name="T35">di</text:span><text:span text:style-name="T199"> </text:span><text:span text:style-name="T35">speculazione</text:span><text:span text:style-name="T199"> </text:span><text:span text:style-name="T35">privata.</text:span><text:span text:style-name="T199"> </text:span><text:span text:style-name="T35">La</text:span><text:span text:style-name="T196"> </text:span><text:span text:style-name="T35">legge</text:span><text:span text:style-name="T199"> </text:span><text:span text:style-name="T35">ne</text:span><text:span text:style-name="T199"> </text:span><text:span text:style-name="T35">promuove</text:span><text:span text:style-name="T196"> </text:span><text:span text:style-name="T35">e</text:span><text:span text:style-name="T199"> </text:span><text:span text:style-name="T35">favori- sce l’incremento con i mezzi più idonei e ne assicura, con gli opportuni con- trolli, il carattere e le</text:span><text:span text:style-name="T183"> </text:span><text:span text:style-name="T35">finalità.</text:span></text:p>
        <text:p text:style-name="P750"><text:span text:style-name="T35">La legge provvede alla tutela e allo sviluppo dell’artigianato.</text:span></text:p>
        <text:p text:style-name="P708"/>
        <text:p text:style-name="P764"/>
        <text:p text:style-name="P841"><text:span text:style-name="T35">Art. 46.</text:span></text:p>
        <text:p text:style-name="P741"/>
        <text:p text:style-name="P997"><text:span text:style-name="T35">Ai</text:span><text:span text:style-name="T39"> </text:span><text:span text:style-name="T35">fini</text:span><text:span text:style-name="T39"> </text:span><text:span text:style-name="T35">della</text:span><text:span text:style-name="T39"> </text:span><text:span text:style-name="T35">elevazione</text:span><text:span text:style-name="T39"> </text:span><text:span text:style-name="T35">economica</text:span><text:span text:style-name="T39"> </text:span><text:span text:style-name="T35">e</text:span><text:span text:style-name="T36"> </text:span><text:span text:style-name="T35">sociale</text:span><text:span text:style-name="T39"> </text:span><text:span text:style-name="T35">del</text:span><text:span text:style-name="T39"> </text:span><text:span text:style-name="T35">lavoro</text:span><text:span text:style-name="T39"> </text:span><text:span text:style-name="T35">in</text:span><text:span text:style-name="T39"> </text:span><text:span text:style-name="T35">armonia</text:span><text:span text:style-name="T39"> </text:span><text:span text:style-name="T35">con</text:span><text:span text:style-name="T36"> </text:span><text:span text:style-name="T35">le</text:span><text:span text:style-name="T39"> </text:span><text:span text:style-name="T35">esi- genze</text:span><text:span text:style-name="T180"> </text:span><text:span text:style-name="T35">della</text:span><text:span text:style-name="T166"> </text:span><text:span text:style-name="T35">produzione,</text:span><text:span text:style-name="T166"> </text:span><text:span text:style-name="T35">la</text:span><text:span text:style-name="T166"> </text:span><text:span text:style-name="T35">Repubblica</text:span><text:span text:style-name="T166"> </text:span><text:span text:style-name="T35">riconosce</text:span><text:span text:style-name="T166"> </text:span><text:span text:style-name="T35">il</text:span><text:span text:style-name="T166"> </text:span><text:span text:style-name="T35">diritto</text:span><text:span text:style-name="T166"> </text:span><text:span text:style-name="T35">dei</text:span><text:span text:style-name="T166"> </text:span><text:span text:style-name="T35">lavoratori</text:span><text:span text:style-name="T166"> </text:span><text:span text:style-name="T35">a</text:span><text:span text:style-name="T166"> </text:span><text:span text:style-name="T35">col- laborare,</text:span><text:span text:style-name="T170"> </text:span><text:span text:style-name="T35">nei</text:span><text:span text:style-name="T170"> </text:span><text:span text:style-name="T35">modi</text:span><text:span text:style-name="T203"> </text:span><text:span text:style-name="T35">e</text:span><text:span text:style-name="T170"> </text:span><text:span text:style-name="T35">nei</text:span><text:span text:style-name="T203"> </text:span><text:span text:style-name="T35">limiti</text:span><text:span text:style-name="T170"> </text:span><text:span text:style-name="T35">stabiliti</text:span><text:span text:style-name="T203"> </text:span><text:span text:style-name="T35">dalle</text:span><text:span text:style-name="T170"> </text:span><text:span text:style-name="T35">leggi,</text:span><text:span text:style-name="T170"> </text:span><text:span text:style-name="T35">alla</text:span><text:span text:style-name="T203"> </text:span><text:span text:style-name="T35">gestione</text:span><text:span text:style-name="T170"> </text:span><text:span text:style-name="T35">delle</text:span><text:span text:style-name="T203"> </text:span><text:span text:style-name="T35">aziende.</text:span></text:p>
        <text:p text:style-name="P708"/>
        <text:p text:style-name="P843"/>
        <text:p text:style-name="P885"><text:span text:style-name="T35">Art.</text:span><text:span text:style-name="T170"> </text:span><text:span text:style-name="T35">47.</text:span></text:p>
        <text:p text:style-name="P741"/>
        <text:p text:style-name="P971"><text:span text:style-name="T35">La</text:span><text:span text:style-name="T174"> </text:span><text:span text:style-name="T35">Repubblica</text:span><text:span text:style-name="T183"> </text:span><text:span text:style-name="T35">incoraggia</text:span><text:span text:style-name="T183"> </text:span><text:span text:style-name="T35">e</text:span><text:span text:style-name="T174"> </text:span><text:span text:style-name="T35">tutela</text:span><text:span text:style-name="T183"> </text:span><text:span text:style-name="T35">il</text:span><text:span text:style-name="T183"> </text:span><text:span text:style-name="T35">risparmio</text:span><text:span text:style-name="T174"> </text:span><text:span text:style-name="T35">in</text:span><text:span text:style-name="T183"> </text:span><text:span text:style-name="T35">tutte</text:span><text:span text:style-name="T183"> </text:span><text:span text:style-name="T35">le</text:span><text:span text:style-name="T174"> </text:span><text:span text:style-name="T35">sue</text:span><text:span text:style-name="T183"> </text:span><text:span text:style-name="T35">forme;</text:span><text:span text:style-name="T183"> </text:span><text:span text:style-name="T35">disciplina, coordina e controlla l’esercizio del</text:span><text:span text:style-name="T174"> </text:span><text:span text:style-name="T35">credito.</text:span></text:p>
        <text:p text:style-name="P926"><text:span text:style-name="T35">Favorisce</text:span><text:span text:style-name="T170"> </text:span><text:span text:style-name="T35">l’accesso</text:span><text:span text:style-name="T203"> </text:span><text:span text:style-name="T35">del</text:span><text:span text:style-name="T170"> </text:span><text:span text:style-name="T35">risparmio</text:span><text:span text:style-name="T203"> </text:span><text:span text:style-name="T35">popolare</text:span><text:span text:style-name="T170"> </text:span><text:span text:style-name="T35">alla</text:span><text:span text:style-name="T203"> </text:span><text:span text:style-name="T35">proprietà</text:span><text:span text:style-name="T170"> </text:span><text:span text:style-name="T35">dell’abitazione,</text:span><text:span text:style-name="T203"> </text:span><text:span text:style-name="T35">alla proprietà</text:span><text:span text:style-name="T170"> </text:span><text:span text:style-name="T35">diretta</text:span><text:span text:style-name="T170"> </text:span><text:span text:style-name="T35">coltivatrice</text:span><text:span text:style-name="T170"> </text:span><text:span text:style-name="T35">e</text:span><text:span text:style-name="T170"> </text:span><text:span text:style-name="T35">al</text:span><text:span text:style-name="T170"> </text:span><text:span text:style-name="T35">diretto</text:span><text:span text:style-name="T170"> </text:span><text:span text:style-name="T35">e</text:span><text:span text:style-name="T170"> </text:span><text:span text:style-name="T35">indiretto</text:span><text:span text:style-name="T203"> </text:span><text:span text:style-name="T35">investimento</text:span><text:span text:style-name="T170"> </text:span><text:span text:style-name="T35">azionario</text:span><text:span text:style-name="T170"> </text:span><text:span text:style-name="T35">nei grandi complessi produttivi del</text:span><text:span text:style-name="T199"> </text:span><text:span text:style-name="T35">Paese.</text:span></text:p>
        <text:p text:style-name="P760"/>
        <text:p text:style-name="P765"><draw:line text:anchor-type="char" draw:z-index="43" draw:style-name="gr8" draw:text-style-name="P1282" svg:x1="4.7638in" svg:y1="0.1846in" svg:x2="8.5823in" svg:y2="0.1846in"><text:p/></draw:line></text:p>
        <text:p text:style-name="P789"/>
        <text:p text:style-name="P928"><text:span text:style-name="T35">TITOLO IV RAPPORTI POLITICI</text:span></text:p>
        <text:p text:style-name="P775"/>
        <text:p text:style-name="P927"><text:span text:style-name="T35">Art. 48.</text:span></text:p>
        <text:p text:style-name="P741"/>
        <text:p text:style-name="P858"><text:span text:style-name="T35">Sono</text:span><text:span text:style-name="T187"> </text:span><text:span text:style-name="T35">elettori</text:span><text:span text:style-name="T190"> </text:span><text:span text:style-name="T35">tutti</text:span><text:span text:style-name="T190"> </text:span><text:span text:style-name="T35">i</text:span><text:span text:style-name="T190"> </text:span><text:span text:style-name="T35">cittadini,</text:span><text:span text:style-name="T190"> </text:span><text:span text:style-name="T35">uomini</text:span><text:span text:style-name="T190"> </text:span><text:span text:style-name="T35">e</text:span><text:span text:style-name="T190"> </text:span><text:span text:style-name="T35">donne,</text:span><text:span text:style-name="T190"> </text:span><text:span text:style-name="T35">che</text:span><text:span text:style-name="T190"> </text:span><text:span text:style-name="T35">hanno</text:span><text:span text:style-name="T190"> </text:span><text:span text:style-name="T35">raggiunto</text:span><text:span text:style-name="T190"> </text:span><text:span text:style-name="T35">la</text:span><text:span text:style-name="T190"> </text:span><text:span text:style-name="T35">maggiore età.</text:span></text:p>
        <text:p text:style-name="P858"><text:span text:style-name="T35">Il</text:span><text:span text:style-name="T196"> </text:span><text:span text:style-name="T35">voto</text:span><text:span text:style-name="T196"> </text:span><text:span text:style-name="T35">è</text:span><text:span text:style-name="T199"> </text:span><text:span text:style-name="T35">personale</text:span><text:span text:style-name="T196"> </text:span><text:span text:style-name="T35">ed</text:span><text:span text:style-name="T196"> </text:span><text:span text:style-name="T35">eguale,</text:span><text:span text:style-name="T199"> </text:span><text:span text:style-name="T35">libero</text:span><text:span text:style-name="T196"> </text:span><text:span text:style-name="T35">e</text:span><text:span text:style-name="T196"> </text:span><text:span text:style-name="T35">segreto.</text:span><text:span text:style-name="T199"> </text:span><text:span text:style-name="T35">Il</text:span><text:span text:style-name="T196"> </text:span><text:span text:style-name="T35">suo</text:span><text:span text:style-name="T196"> </text:span><text:span text:style-name="T35">esercizio</text:span><text:span text:style-name="T199"> </text:span><text:span text:style-name="T35">è</text:span><text:span text:style-name="T196"> </text:span><text:span text:style-name="T35">dovere</text:span><text:span text:style-name="T196"> </text:span><text:span text:style-name="T35">civico. La legge stabilisce requisiti e modalità per l’esercizio del diritto di voto dei cittadini</text:span><text:span text:style-name="T174"> </text:span><text:span text:style-name="T35">residenti</text:span><text:span text:style-name="T174"> </text:span><text:span text:style-name="T35">all’estero</text:span><text:span text:style-name="T183"> </text:span><text:span text:style-name="T35">e</text:span><text:span text:style-name="T174"> </text:span><text:span text:style-name="T35">ne</text:span><text:span text:style-name="T183"> </text:span><text:span text:style-name="T35">assicura</text:span><text:span text:style-name="T174"> </text:span><text:span text:style-name="T35">l’effettività.</text:span><text:span text:style-name="T212"> </text:span><text:span text:style-name="T35">A</text:span><text:span text:style-name="T212"> </text:span><text:span text:style-name="T35">tale</text:span><text:span text:style-name="T183"> </text:span><text:span text:style-name="T35">fine</text:span><text:span text:style-name="T174"> </text:span><text:span text:style-name="T35">è</text:span><text:span text:style-name="T183"> </text:span><text:span text:style-name="T35">istituita</text:span><text:span text:style-name="T174"> </text:span><text:span text:style-name="T35">una circoscrizione Estero per l’elezione delle Camere, alla quale sono assegnati </text:span><text:span text:style-name="T162">seggi</text:span><text:span text:style-name="T180"> </text:span><text:span text:style-name="T35">nel</text:span><text:span text:style-name="T180"> </text:span><text:span text:style-name="T162">numero</text:span><text:span text:style-name="T180"> </text:span><text:span text:style-name="T162">stabilito</text:span><text:span text:style-name="T166"> </text:span><text:span text:style-name="T35">da</text:span><text:span text:style-name="T180"> </text:span><text:span text:style-name="T162">norma</text:span><text:span text:style-name="T180"> </text:span><text:span text:style-name="T162">costituzionale</text:span><text:span text:style-name="T166"> </text:span><text:span text:style-name="T35">e</text:span><text:span text:style-name="T180"> </text:span><text:span text:style-name="T162">secondo</text:span><text:span text:style-name="T180"> </text:span><text:span text:style-name="T162">criteri</text:span><text:span text:style-name="T166"> </text:span><text:span text:style-name="T162">determinati </text:span><text:span text:style-name="T35">dalla</text:span><text:span text:style-name="T162"> </text:span><text:span text:style-name="T35">legge.</text:span></text:p>
        <text:p text:style-name="P859"><text:span text:style-name="T35">Il</text:span><text:span text:style-name="T174"> </text:span><text:span text:style-name="T162">diritto</text:span><text:span text:style-name="T183"> </text:span><text:span text:style-name="T35">di</text:span><text:span text:style-name="T183"> </text:span><text:span text:style-name="T162">voto</text:span><text:span text:style-name="T174"> </text:span><text:span text:style-name="T35">non</text:span><text:span text:style-name="T183"> </text:span><text:span text:style-name="T35">può</text:span><text:span text:style-name="T183"> </text:span><text:span text:style-name="T162">essere</text:span><text:span text:style-name="T174"> </text:span><text:span text:style-name="T162">limitato</text:span><text:span text:style-name="T183"> </text:span><text:span text:style-name="T35">se</text:span><text:span text:style-name="T183"> </text:span><text:span text:style-name="T35">non</text:span><text:span text:style-name="T174"> </text:span><text:span text:style-name="T35">per</text:span><text:span text:style-name="T183"> </text:span><text:span text:style-name="T162">incapacità</text:span><text:span text:style-name="T183"> </text:span><text:span text:style-name="T162">civile</text:span><text:span text:style-name="T183"> </text:span><text:span text:style-name="T35">o</text:span><text:span text:style-name="T174"> </text:span><text:span text:style-name="T35">per</text:span><text:span text:style-name="T183"> </text:span><text:span text:style-name="T162">effetto </text:span><text:span text:style-name="T35">di sentenza penale irrevocabile o nei casi di indegnità morale indicati dalla legge.</text:span></text:p>
        <text:p text:style-name="P708"/>
        <text:p text:style-name="P843"/>
        <text:p text:style-name="P927"><text:span text:style-name="T35">Art. 49.</text:span></text:p>
        <text:p text:style-name="P794"/>
        <text:p text:style-name="P852"><text:span text:style-name="T162">Tutti</text:span><text:span text:style-name="T196"> </text:span><text:span text:style-name="T35">i</text:span><text:span text:style-name="T196"> </text:span><text:span text:style-name="T35">cittadini</text:span><text:span text:style-name="T199"> </text:span><text:span text:style-name="T35">hanno</text:span><text:span text:style-name="T196"> </text:span><text:span text:style-name="T35">diritto</text:span><text:span text:style-name="T199"> </text:span><text:span text:style-name="T35">di</text:span><text:span text:style-name="T196"> </text:span><text:span text:style-name="T35">associarsi</text:span><text:span text:style-name="T196"> </text:span><text:span text:style-name="T35">liberamente</text:span><text:span text:style-name="T199"> </text:span><text:span text:style-name="T35">in</text:span><text:span text:style-name="T196"> </text:span><text:span text:style-name="T35">partiti</text:span><text:span text:style-name="T199"> </text:span><text:span text:style-name="T35">per</text:span><text:span text:style-name="T196"> </text:span><text:span text:style-name="T35">concorrere con metodo democratico a determinare la politica</text:span><text:span text:style-name="T219"> </text:span><text:span text:style-name="T35">nazionale.</text:span></text:p>
        <text:p text:style-name="P708"/>
        <text:p text:style-name="P778"/>
        <text:p text:style-name="P927"><text:span text:style-name="T35">Art. 50.</text:span></text:p>
        <text:p text:style-name="P741"/>
        <text:p text:style-name="P993"><text:span text:style-name="T162">Tutti </text:span><text:span text:style-name="T35">i cittadini possono rivolgere petizioni alle Camere per chiedere</text:span><text:span text:style-name="T214"> </text:span><text:span text:style-name="T35">provve- dimenti legislativi o esporre comuni</text:span><text:span text:style-name="T173"> </text:span><text:span text:style-name="T35">necessità.</text:span></text:p>
      </text:section>
      <text:p text:style-name="P1012"/>
      <text:p text:style-name="P728"/>
      <text:p text:style-name="P1005"><draw:g text:anchor-type="as-char" draw:z-index="70" draw:style-name="gr5"><draw:line draw:style-name="gr6" draw:text-style-name="P1280" svg:x1="0in" svg:y1="0in" svg:x2="3.8228in" svg:y2="0in"><text:p/></draw:line></draw:g></text:p>
      <text:p text:style-name="P725"/>
      <text:p text:style-name="P916"><text:span text:style-name="T35">Art. 51.</text:span></text:p>
      <text:p text:style-name="P741"/>
      <text:p text:style-name="P1006"><draw:line text:anchor-type="char" draw:z-index="10" draw:style-name="gr14" draw:text-style-name="P1277" svg:x1="2.2547in" svg:y1="0.5335in" svg:x2="2.2913in" svg:y2="0.5335in"><text:p/></draw:line><text:span text:style-name="T162">Tutti</text:span><text:span text:style-name="T190"> </text:span><text:span text:style-name="T35">i</text:span><text:span text:style-name="T190"> </text:span><text:span text:style-name="T35">cittadini</text:span><text:span text:style-name="T190"> </text:span><text:span text:style-name="T35">dell’uno</text:span><text:span text:style-name="T190"> </text:span><text:span text:style-name="T35">o</text:span><text:span text:style-name="T194"> </text:span><text:span text:style-name="T35">dell’altro</text:span><text:span text:style-name="T190"> </text:span><text:span text:style-name="T35">sesso</text:span><text:span text:style-name="T190"> </text:span><text:span text:style-name="T35">possono</text:span><text:span text:style-name="T190"> </text:span><text:span text:style-name="T35">accedere</text:span><text:span text:style-name="T190"> </text:span><text:span text:style-name="T35">agli</text:span><text:span text:style-name="T194"> </text:span><text:span text:style-name="T162">uffici</text:span><text:span text:style-name="T190"> </text:span><text:span text:style-name="T35">pubblici e</text:span><text:span text:style-name="T196"> </text:span><text:span text:style-name="T35">alle</text:span><text:span text:style-name="T199"> </text:span><text:span text:style-name="T35">cariche</text:span><text:span text:style-name="T199"> </text:span><text:span text:style-name="T35">elettive</text:span><text:span text:style-name="T199"> </text:span><text:span text:style-name="T35">in</text:span><text:span text:style-name="T196"> </text:span><text:span text:style-name="T35">condizioni</text:span><text:span text:style-name="T199"> </text:span><text:span text:style-name="T35">di</text:span><text:span text:style-name="T199"> </text:span><text:span text:style-name="T35">eguaglianza,</text:span><text:span text:style-name="T199"> </text:span><text:span text:style-name="T35">secondo</text:span><text:span text:style-name="T199"> </text:span><text:span text:style-name="T35">i</text:span><text:span text:style-name="T196"> </text:span><text:span text:style-name="T35">requisiti</text:span><text:span text:style-name="T199"> </text:span><text:span text:style-name="T35">stabiliti dalla</text:span><text:span text:style-name="T183"> </text:span><text:span text:style-name="T35">legge.</text:span><text:span text:style-name="T212"> </text:span><text:span text:style-name="T35">A</text:span><text:span text:style-name="T212"> </text:span><text:span text:style-name="T35">tale</text:span><text:span text:style-name="T183"> </text:span><text:span text:style-name="T35">fine</text:span><text:span text:style-name="T183"> </text:span><text:span text:style-name="T35">la</text:span><text:span text:style-name="T183"> </text:span><text:span text:style-name="T35">Repubblica</text:span><text:span text:style-name="T183"> </text:span><text:span text:style-name="T35">promuove</text:span><text:span text:style-name="T183"> </text:span><text:span text:style-name="T35">con</text:span><text:span text:style-name="T183"> </text:span><text:span text:style-name="T35">appositi</text:span><text:span text:style-name="T196"> </text:span><text:span text:style-name="T35">provvedimenti</text:span><text:span text:style-name="T183"> </text:span><text:span text:style-name="T35">le pari opportunità tra donne e</text:span><text:span text:style-name="T183"> </text:span><text:span text:style-name="T35">uomini.</text:span><text:span text:style-name="T215">8</text:span></text:p>
      <text:p text:style-name="P1010"><text:span text:style-name="T35">La</text:span><text:span text:style-name="T183"> </text:span><text:span text:style-name="T35">legge</text:span><text:span text:style-name="T183"> </text:span><text:span text:style-name="T35">può,</text:span><text:span text:style-name="T183"> </text:span><text:span text:style-name="T35">per</text:span><text:span text:style-name="T183"> </text:span><text:span text:style-name="T35">l’ammissione</text:span><text:span text:style-name="T183"> </text:span><text:span text:style-name="T35">ai</text:span><text:span text:style-name="T183"> </text:span><text:span text:style-name="T35">pubblici</text:span><text:span text:style-name="T183"> </text:span><text:span text:style-name="T35">uffici</text:span><text:span text:style-name="T183"> </text:span><text:span text:style-name="T35">e</text:span><text:span text:style-name="T196"> </text:span><text:span text:style-name="T35">alle</text:span><text:span text:style-name="T183"> </text:span><text:span text:style-name="T35">cariche</text:span><text:span text:style-name="T183"> </text:span><text:span text:style-name="T35">elettive,</text:span><text:span text:style-name="T183"> </text:span><text:span text:style-name="T35">parifi- care ai cittadini gli italiani non appartenenti alla</text:span><text:span text:style-name="T202"> </text:span><text:span text:style-name="T35">Repubblica.</text:span></text:p>
      <text:p text:style-name="P1007"><text:span text:style-name="T35">Chi è chiamato a funzioni pubbliche elettive ha diritto di disporre del tempo necessario al loro adempimento e di conservare il suo posto di lavoro.</text:span></text:p>
      <text:p text:style-name="P799"/>
      <text:section text:style-name="Sect6" text:name="Section19">
        <text:p text:style-name="P835"><text:span text:style-name="T35">Art. 52.</text:span></text:p>
        <text:p text:style-name="P741"/>
        <text:p text:style-name="P822"><text:span text:style-name="T35">La difesa della Patria è sacro dovere del cittadino.</text:span></text:p>
        <text:p text:style-name="P811"><text:span text:style-name="T35">Il</text:span><text:span text:style-name="T36"> </text:span><text:span text:style-name="T35">servizio</text:span><text:span text:style-name="T162"> </text:span><text:span text:style-name="T35">militare</text:span><text:span text:style-name="T162"> </text:span><text:span text:style-name="T35">è</text:span><text:span text:style-name="T162"> </text:span><text:span text:style-name="T35">obbligatorio</text:span><text:span text:style-name="T162"> </text:span><text:span text:style-name="T35">nei</text:span><text:span text:style-name="T36"> </text:span><text:span text:style-name="T35">limiti</text:span><text:span text:style-name="T162"> </text:span><text:span text:style-name="T35">e</text:span><text:span text:style-name="T162"> </text:span><text:span text:style-name="T35">modi</text:span><text:span text:style-name="T162"> </text:span><text:span text:style-name="T35">stabiliti</text:span><text:span text:style-name="T162"> </text:span><text:span text:style-name="T35">dalla</text:span><text:span text:style-name="T36"> </text:span><text:span text:style-name="T35">legge.</text:span><text:span text:style-name="T162"> </text:span><text:span text:style-name="T35">Il</text:span><text:span text:style-name="T162"> </text:span><text:span text:style-name="T35">suo adempimento</text:span><text:span text:style-name="T212"> </text:span><text:span text:style-name="T35">non</text:span><text:span text:style-name="T212"> </text:span><text:span text:style-name="T35">pregiudica</text:span><text:span text:style-name="T212"> </text:span><text:span text:style-name="T35">la</text:span><text:span text:style-name="T212"> </text:span><text:span text:style-name="T35">posizione</text:span><text:span text:style-name="T212"> </text:span><text:span text:style-name="T35">di</text:span><text:span text:style-name="T217"> </text:span><text:span text:style-name="T35">lavoro</text:span><text:span text:style-name="T212"> </text:span><text:span text:style-name="T35">del</text:span><text:span text:style-name="T212"> </text:span><text:span text:style-name="T35">cittadino,</text:span><text:span text:style-name="T212"> </text:span><text:span text:style-name="T35">né</text:span><text:span text:style-name="T212"> </text:span><text:span text:style-name="T35">l’esercizio dei diritti</text:span><text:span text:style-name="T39"> </text:span><text:span text:style-name="T35">politici.</text:span></text:p>
        <text:p text:style-name="P1013"><text:span text:style-name="T36">L’ordinamento</text:span><text:span text:style-name="T187"> </text:span><text:span text:style-name="T35">delle</text:span><text:span text:style-name="T190"> </text:span><text:span text:style-name="T35">Forze</text:span><text:span text:style-name="T190"> </text:span><text:span text:style-name="T35">armate</text:span><text:span text:style-name="T190"> </text:span><text:span text:style-name="T35">si</text:span><text:span text:style-name="T190"> </text:span><text:span text:style-name="T35">informa</text:span><text:span text:style-name="T190"> </text:span><text:span text:style-name="T35">allo</text:span><text:span text:style-name="T187"> </text:span><text:span text:style-name="T35">spirito</text:span><text:span text:style-name="T190"> </text:span><text:span text:style-name="T35">democratico</text:span><text:span text:style-name="T190"> </text:span><text:span text:style-name="T35">della</text:span><text:span text:style-name="T190"> </text:span><text:span text:style-name="T35">Re- pubblica.</text:span></text:p>
        <text:p text:style-name="P708"/>
        <text:p text:style-name="P778"/>
        <text:p text:style-name="P832"><text:span text:style-name="T35">Art. 53.</text:span></text:p>
        <text:p text:style-name="P794"/>
        <text:p text:style-name="P807"><text:span text:style-name="T36">Tutti</text:span><text:span text:style-name="T166"> </text:span><text:span text:style-name="T162">sono</text:span><text:span text:style-name="T166"> </text:span><text:span text:style-name="T162">tenuti</text:span><text:span text:style-name="T166"> </text:span><text:span text:style-name="T35">a</text:span><text:span text:style-name="T166"> </text:span><text:span text:style-name="T162">concorrere</text:span><text:span text:style-name="T170"> </text:span><text:span text:style-name="T162">alle</text:span><text:span text:style-name="T166"> </text:span><text:span text:style-name="T162">spese</text:span><text:span text:style-name="T166"> </text:span><text:span text:style-name="T162">pubbliche</text:span><text:span text:style-name="T166"> </text:span><text:span text:style-name="T35">in</text:span><text:span text:style-name="T166"> </text:span><text:span text:style-name="T162">ragione</text:span><text:span text:style-name="T170"> </text:span><text:span text:style-name="T162">della</text:span><text:span text:style-name="T166"> </text:span><text:span text:style-name="T162">loro</text:span><text:span text:style-name="T166"> </text:span><text:span text:style-name="T162">capacità </text:span><text:span text:style-name="T35">contributiva.</text:span></text:p>
        <text:p text:style-name="P748"><text:span text:style-name="T35">Il sistema tributario è informato a criteri di progressività.</text:span></text:p>
        <text:p text:style-name="P708"/>
        <text:p text:style-name="P764"/>
        <text:p text:style-name="P841"><text:span text:style-name="T35">Art. 54.</text:span></text:p>
        <text:p text:style-name="P741"/>
        <text:p text:style-name="P904"><text:span text:style-name="T162">Tutti</text:span><text:span text:style-name="T174"> </text:span><text:span text:style-name="T35">i</text:span><text:span text:style-name="T183"> </text:span><text:span text:style-name="T35">cittadini</text:span><text:span text:style-name="T174"> </text:span><text:span text:style-name="T35">hanno</text:span><text:span text:style-name="T183"> </text:span><text:span text:style-name="T35">il</text:span><text:span text:style-name="T174"> </text:span><text:span text:style-name="T35">dovere</text:span><text:span text:style-name="T183"> </text:span><text:span text:style-name="T35">di</text:span><text:span text:style-name="T174"> </text:span><text:span text:style-name="T35">essere</text:span><text:span text:style-name="T183"> </text:span><text:span text:style-name="T35">fedeli</text:span><text:span text:style-name="T174"> </text:span><text:span text:style-name="T35">alla</text:span><text:span text:style-name="T183"> </text:span><text:span text:style-name="T35">Repubblica</text:span><text:span text:style-name="T174"> </text:span><text:span text:style-name="T35">e</text:span><text:span text:style-name="T183"> </text:span><text:span text:style-name="T35">di</text:span><text:span text:style-name="T174"> </text:span><text:span text:style-name="T35">osservarne la Costituzione e le</text:span><text:span text:style-name="T180"> </text:span><text:span text:style-name="T35">leggi.</text:span></text:p>
        <text:p text:style-name="P998"><text:span text:style-name="T35">I</text:span><text:span text:style-name="T39"> </text:span><text:span text:style-name="T35">cittadini</text:span><text:span text:style-name="T36"> </text:span><text:span text:style-name="T35">cui</text:span><text:span text:style-name="T36"> </text:span><text:span text:style-name="T35">sono</text:span><text:span text:style-name="T36"> </text:span><text:span text:style-name="T35">affidate</text:span><text:span text:style-name="T36"> </text:span><text:span text:style-name="T35">funzioni</text:span><text:span text:style-name="T39"> </text:span><text:span text:style-name="T35">pubbliche</text:span><text:span text:style-name="T36"> </text:span><text:span text:style-name="T35">hanno</text:span><text:span text:style-name="T36"> </text:span><text:span text:style-name="T35">il</text:span><text:span text:style-name="T36"> </text:span><text:span text:style-name="T35">dovere</text:span><text:span text:style-name="T36"> </text:span><text:span text:style-name="T35">di</text:span><text:span text:style-name="T39"> </text:span><text:span text:style-name="T35">adempierle con</text:span><text:span text:style-name="T203"> </text:span><text:span text:style-name="T35">disciplina</text:span><text:span text:style-name="T203"> </text:span><text:span text:style-name="T35">ed</text:span><text:span text:style-name="T203"> </text:span><text:span text:style-name="T35">onore,</text:span><text:span text:style-name="T203"> </text:span><text:span text:style-name="T35">prestando</text:span><text:span text:style-name="T203"> </text:span><text:span text:style-name="T35">giuramento</text:span><text:span text:style-name="T39"> </text:span><text:span text:style-name="T35">nei</text:span><text:span text:style-name="T203"> </text:span><text:span text:style-name="T35">casi</text:span><text:span text:style-name="T203"> </text:span><text:span text:style-name="T35">stabiliti</text:span><text:span text:style-name="T203"> </text:span><text:span text:style-name="T35">dalla</text:span><text:span text:style-name="T203"> </text:span><text:span text:style-name="T35">legge.</text:span></text:p>
        <text:p text:style-name="P654"><text:span text:style-name="T294">i</text:span><text:span text:style-name="T299">n</text:span><text:span text:style-name="T294">g</text:span><text:span text:style-name="T300">r</text:span><text:span text:style-name="T295">es</text:span><text:span text:style-name="T302">s</text:span><text:span text:style-name="T292">o</text:span><text:span text:style-name="T291"> </text:span><text:span text:style-name="T303"><text:s/></text:span></text:p>
      </text:section>
      <text:p text:style-name="P1035"><draw:rect text:anchor-type="char" draw:z-index="11" draw:style-name="gr9" draw:text-style-name="P1282" svg:width="9.0343in" svg:height="6.474in" svg:x="0.011in" svg:y="0.0102in"><text:p/></draw:rect><draw:rect text:anchor-type="char" draw:z-index="47" draw:style-name="gr7" draw:text-style-name="P1281" svg:width="0.0142in" svg:height="6.4961in" svg:x="4.511in" svg:y="0in"><text:p/></draw:rect></text:p>
      <text:p text:style-name="P728"/>
      <text:p text:style-name="P1016"><draw:g text:anchor-type="as-char" draw:z-index="71" draw:style-name="gr5"><draw:line draw:style-name="gr6" draw:text-style-name="P1280" svg:x1="0in" svg:y1="0in" svg:x2="3.8189in" svg:y2="0in"><text:p/></draw:line></draw:g></text:p>
      <text:p text:style-name="P800"/>
      <text:list xml:id="list3909400537" text:style-name="WWNum2">
        <text:list-item>
          <text:h text:style-name="P34" text:outline-level="3"><text:span text:style-name="T389">Chi è un cittadino</text:span><text:span text:style-name="T393"> </text:span><text:span text:style-name="T389">straniero?</text:span></text:h>
        </text:list-item>
      </text:list>
      <text:p text:style-name="P1017"><text:span text:style-name="T35">Per</text:span><text:span text:style-name="T203"> </text:span><text:span text:style-name="T35">straniero</text:span><text:span text:style-name="T203"> </text:span><text:span text:style-name="T35">si</text:span><text:span text:style-name="T203"> </text:span><text:span text:style-name="T35">intende</text:span><text:span text:style-name="T203"> </text:span><text:span text:style-name="T35">il</text:span><text:span text:style-name="T203"> </text:span><text:span text:style-name="T35">cittadino</text:span><text:span text:style-name="T203"> </text:span><text:span text:style-name="T35">di</text:span><text:span text:style-name="T203"> </text:span><text:span text:style-name="T35">un</text:span><text:span text:style-name="T203"> </text:span><text:span text:style-name="T35">Paese</text:span><text:span text:style-name="T203"> </text:span><text:span text:style-name="T35">terzo,</text:span><text:span text:style-name="T203"> </text:span><text:span text:style-name="T35">ovvero</text:span><text:span text:style-name="T203"> </text:span><text:span text:style-name="T35">di</text:span><text:span text:style-name="T203"> </text:span><text:span text:style-name="T35">uno</text:span><text:span text:style-name="T203"> </text:span><text:span text:style-name="T35">Stato</text:span><text:span text:style-name="T203"> </text:span><text:span text:style-name="T35">non </text:span><text:span text:style-name="T162">appartenente</text:span><text:span text:style-name="T196"> </text:span><text:span text:style-name="T162">all’Unione</text:span><text:span text:style-name="T199"> </text:span><text:span text:style-name="T162">Europea</text:span><text:span text:style-name="T196"> </text:span><text:span text:style-name="T35">o</text:span><text:span text:style-name="T199"> </text:span><text:span text:style-name="T35">un</text:span><text:span text:style-name="T196"> </text:span><text:span text:style-name="T162">apolide,</text:span><text:span text:style-name="T199"> </text:span><text:span text:style-name="T162">ovvero</text:span><text:span text:style-name="T196"> </text:span><text:span text:style-name="T35">una</text:span><text:span text:style-name="T199"> </text:span><text:span text:style-name="T162">persona</text:span><text:span text:style-name="T196"> </text:span><text:span text:style-name="T35">che</text:span><text:span text:style-name="T199"> </text:span><text:span text:style-name="T162">nessuno </text:span><text:span text:style-name="T35">Stato</text:span><text:span text:style-name="T183"> </text:span><text:span text:style-name="T35">considera</text:span><text:span text:style-name="T196"> </text:span><text:span text:style-name="T35">come</text:span><text:span text:style-name="T183"> </text:span><text:span text:style-name="T35">proprio</text:span><text:span text:style-name="T196"> </text:span><text:span text:style-name="T35">cittadino.</text:span><text:span text:style-name="T196"> </text:span><text:span text:style-name="T35">Le</text:span><text:span text:style-name="T183"> </text:span><text:span text:style-name="T35">norme</text:span><text:span text:style-name="T196"> </text:span><text:span text:style-name="T35">che</text:span><text:span text:style-name="T183"> </text:span><text:span text:style-name="T35">disciplinano</text:span><text:span text:style-name="T196"> </text:span><text:span text:style-name="T35">l’ingresso, il</text:span><text:span text:style-name="T174"> </text:span><text:span text:style-name="T35">soggiorno</text:span><text:span text:style-name="T183"> </text:span><text:span text:style-name="T35">e,</text:span><text:span text:style-name="T174"> </text:span><text:span text:style-name="T35">in</text:span><text:span text:style-name="T183"> </text:span><text:span text:style-name="T35">generale,</text:span><text:span text:style-name="T183"> </text:span><text:span text:style-name="T35">la</text:span><text:span text:style-name="T174"> </text:span><text:span text:style-name="T35">condizione</text:span><text:span text:style-name="T183"> </text:span><text:span text:style-name="T35">giuridica</text:span><text:span text:style-name="T183"> </text:span><text:span text:style-name="T35">degli</text:span><text:span text:style-name="T174"> </text:span><text:span text:style-name="T35">stranieri</text:span><text:span text:style-name="T183"> </text:span><text:span text:style-name="T35">in</text:span><text:span text:style-name="T183"> </text:span><text:span text:style-name="T35">Italia</text:span><text:span text:style-name="T174"> </text:span><text:span text:style-name="T35">sono contenute</text:span><text:span text:style-name="T173"> </text:span><text:span text:style-name="T35">nel</text:span><text:span text:style-name="T194"> </text:span><text:span text:style-name="T39">Testo</text:span><text:span text:style-name="T173"> </text:span><text:span text:style-name="T35">Unico</text:span><text:span text:style-name="T173"> </text:span><text:span text:style-name="T35">sull’immigrazione</text:span><text:span text:style-name="T173"> </text:span><text:span text:style-name="T35">(Decreto</text:span><text:span text:style-name="T173"> </text:span><text:span text:style-name="T35">Legislativo</text:span><text:span text:style-name="T174"> </text:span><text:span text:style-name="T35">n.</text:span><text:span text:style-name="T173"> </text:span><text:span text:style-name="T35">286/98</text:span><text:span text:style-name="T173"> </text:span><text:span text:style-name="T35">e successive</text:span><text:span text:style-name="T194"> </text:span><text:span text:style-name="T35">modifiche)</text:span><text:span text:style-name="T194"> </text:span><text:span text:style-name="T35">e</text:span><text:span text:style-name="T194"> </text:span><text:span text:style-name="T35">nel</text:span><text:span text:style-name="T194"> </text:span><text:span text:style-name="T35">suo</text:span><text:span text:style-name="T194"> </text:span><text:span text:style-name="T35">Regolamento</text:span><text:span text:style-name="T194"> </text:span><text:span text:style-name="T35">di</text:span><text:span text:style-name="T194"> </text:span><text:span text:style-name="T35">attuazione</text:span><text:span text:style-name="T194"> </text:span><text:span text:style-name="T39">(D.P.R.</text:span><text:span text:style-name="T194"> </text:span><text:span text:style-name="T35">n.</text:span><text:span text:style-name="T194"> </text:span><text:span text:style-name="T35">294/99</text:span><text:span text:style-name="T194"> </text:span><text:span text:style-name="T35">e successive</text:span><text:span text:style-name="T212"> </text:span><text:span text:style-name="T35">modifiche).</text:span><text:span text:style-name="T217"> </text:span><text:span text:style-name="T35">Le</text:span><text:span text:style-name="T212"> </text:span><text:span text:style-name="T35">norme</text:span><text:span text:style-name="T217"> </text:span><text:span text:style-name="T35">contenute</text:span><text:span text:style-name="T212"> </text:span><text:span text:style-name="T35">nel</text:span><text:span text:style-name="T219"> </text:span><text:span text:style-name="T39">Testo</text:span><text:span text:style-name="T217"> </text:span><text:span text:style-name="T35">Unico</text:span><text:span text:style-name="T212"> </text:span><text:span text:style-name="T35">sull’immigrazione non</text:span><text:span text:style-name="T166"> </text:span><text:span text:style-name="T35">si</text:span><text:span text:style-name="T170"> </text:span><text:span text:style-name="T35">applicano</text:span><text:span text:style-name="T170"> </text:span><text:span text:style-name="T35">ai</text:span><text:span text:style-name="T170"> </text:span><text:span text:style-name="T35">cittadini</text:span><text:span text:style-name="T170"> </text:span><text:span text:style-name="T35">di</text:span><text:span text:style-name="T170"> </text:span><text:span text:style-name="T35">Stati</text:span><text:span text:style-name="T170"> </text:span><text:span text:style-name="T35">membri</text:span><text:span text:style-name="T170"> </text:span><text:span text:style-name="T35">dell’Unione</text:span><text:span text:style-name="T170"> </text:span><text:span text:style-name="T35">Europea.</text:span></text:p>
      <text:p text:style-name="P746"/>
      <text:h text:style-name="P2" text:outline-level="2"><text:span text:style-name="T391">Frontiera<text:tab/></text:span></text:h>
      <text:list xml:id="list153414958856405" text:continue-numbering="true" text:style-name="WWNum2">
        <text:list-item>
          <text:h text:style-name="P35" text:outline-level="3"><text:span text:style-name="T389">Cosa succede alla frontiera</text:span><text:span text:style-name="T394"> </text:span><text:span text:style-name="T389">italiana?</text:span></text:h>
        </text:list-item>
      </text:list>
      <text:p text:style-name="P1017"><text:span text:style-name="T35">Gli</text:span><text:span text:style-name="T212"> </text:span><text:span text:style-name="T35">stranieri</text:span><text:span text:style-name="T217"> </text:span><text:span text:style-name="T35">sono</text:span><text:span text:style-name="T217"> </text:span><text:span text:style-name="T35">sottoposti</text:span><text:span text:style-name="T217"> </text:span><text:span text:style-name="T35">ai</text:span><text:span text:style-name="T217"> </text:span><text:span text:style-name="T35">controlli</text:span><text:span text:style-name="T217"> </text:span><text:span text:style-name="T35">doganali.</text:span><text:span text:style-name="T217"> </text:span><text:span text:style-name="T35">Passati</text:span><text:span text:style-name="T212"> </text:span><text:span text:style-name="T35">i</text:span><text:span text:style-name="T217"> </text:span><text:span text:style-name="T35">controlli,</text:span><text:span text:style-name="T217"> </text:span><text:span text:style-name="T35">le</text:span><text:span text:style-name="T213"> </text:span><text:span text:style-name="T35">Autorità di</text:span><text:span text:style-name="T39"> </text:span><text:span text:style-name="T35">frontiera</text:span><text:span text:style-name="T39"> </text:span><text:span text:style-name="T35">timbrano</text:span><text:span text:style-name="T39"> </text:span><text:span text:style-name="T35">il</text:span><text:span text:style-name="T39"> </text:span><text:span text:style-name="T35">passaporto</text:span><text:span text:style-name="T39"> </text:span><text:span text:style-name="T35">riportando</text:span><text:span text:style-name="T39"> </text:span><text:span text:style-name="T35">la</text:span><text:span text:style-name="T39"> </text:span><text:span text:style-name="T35">data</text:span><text:span text:style-name="T39"> </text:span><text:span text:style-name="T35">e</text:span><text:span text:style-name="T39"> </text:span><text:span text:style-name="T35">il</text:span><text:span text:style-name="T39"> </text:span><text:span text:style-name="T35">luogo</text:span><text:span text:style-name="T39"> </text:span><text:span text:style-name="T35">di</text:span><text:span text:style-name="T36"> </text:span><text:span text:style-name="T35">transito.</text:span></text:p>
      <text:p text:style-name="P785"/>
      <text:list xml:id="list153414862160939" text:continue-numbering="true" text:style-name="WWNum2">
        <text:list-item>
          <text:h text:style-name="P36" text:outline-level="3"><text:span text:style-name="T389">Chi può essere respinto alla</text:span><text:span text:style-name="T396"> </text:span><text:span text:style-name="T389">frontiera?</text:span></text:h>
        </text:list-item>
      </text:list>
      <text:p text:style-name="P1017"><text:span text:style-name="T35">Gli stranieri che si presentano alla frontiera senza i requisiti per l’ingresso</text:span><text:span text:style-name="T217"> </text:span><text:span text:style-name="T35">in Italia sono respinti dalla</text:span><text:span text:style-name="T199"> </text:span><text:span text:style-name="T35">polizia.</text:span></text:p>
      <text:p text:style-name="P1018"><text:span text:style-name="T35">Gli stranieri che sono entrati in Italia senza passare dai controlli di frontiera, ma</text:span><text:span text:style-name="T180"> </text:span><text:span text:style-name="T162">sono</text:span><text:span text:style-name="T180"> </text:span><text:span text:style-name="T162">stati</text:span><text:span text:style-name="T166"> </text:span><text:span text:style-name="T162">fermati</text:span><text:span text:style-name="T180"> </text:span><text:span text:style-name="T162">all’ingresso</text:span><text:span text:style-name="T166"> </text:span><text:span text:style-name="T35">o</text:span><text:span text:style-name="T180"> </text:span><text:span text:style-name="T162">subito</text:span><text:span text:style-name="T166"> </text:span><text:span text:style-name="T162">dopo,</text:span><text:span text:style-name="T180"> </text:span><text:span text:style-name="T35">e</text:span><text:span text:style-name="T166"> </text:span><text:span text:style-name="T162">quelli</text:span><text:span text:style-name="T180"> </text:span><text:span text:style-name="T35">che</text:span><text:span text:style-name="T166"> </text:span><text:span text:style-name="T162">sono</text:span><text:span text:style-name="T180"> </text:span><text:span text:style-name="T162">stati</text:span><text:span text:style-name="T166"> </text:span><text:span text:style-name="T162">ammessi </text:span><text:span text:style-name="T35">temporaneamente in Italia per necessità di soccorso, vengono respinti e </text:span><text:span text:style-name="T36">ac- </text:span><text:span text:style-name="T35">compagnati alla</text:span><text:span text:style-name="T39"> </text:span><text:span text:style-name="T35">frontiera.</text:span></text:p>
      <text:p text:style-name="P718"/>
      <text:list xml:id="list153415000921506" text:continue-numbering="true" text:style-name="WWNum2">
        <text:list-item>
          <text:h text:style-name="P36" text:outline-level="3"><text:span text:style-name="T389">Chi non può essere respinto alla</text:span><text:span text:style-name="T398"> </text:span><text:span text:style-name="T389">frontiera?</text:span></text:h>
        </text:list-item>
      </text:list>
      <text:p text:style-name="P1028"><text:span text:style-name="T35">Anche se non hanno i documenti e i requisiti necessari per l’ingresso in </text:span><text:span text:style-name="T162">Italia, </text:span><text:span text:style-name="T35">non possono essere respinti gli stranieri che:</text:span></text:p>
      <text:list xml:id="list4202308011" text:style-name="WWNum3">
        <text:list-item>
          <text:p text:style-name="P288"><text:span text:style-name="T47">richiedono asilo</text:span><text:span text:style-name="T55"> </text:span><text:span text:style-name="T47">politico;</text:span></text:p>
        </text:list-item>
        <text:list-item>
          <text:p text:style-name="P290"><text:span text:style-name="T47">hanno lo status di</text:span><text:span text:style-name="T61"> </text:span><text:span text:style-name="T47">rifugiato;</text:span></text:p>
        </text:list-item>
        <text:list-item>
          <text:p text:style-name="P297"><text:span text:style-name="T47">sono minori di 18 anni, salvo il diritto a seguire il genitore o l’affidatario espulsi;</text:span></text:p>
        </text:list-item>
        <text:list-item>
          <text:p text:style-name="P292"><text:span text:style-name="T47">godono di misure di protezione temporanea per motivi</text:span><text:span text:style-name="T64"> </text:span><text:span text:style-name="T47">umanitari:</text:span></text:p>
        </text:list-item>
        <text:list-item>
          <text:p text:style-name="P290"><text:span text:style-name="T47">sono in stato di</text:span><text:span text:style-name="T61"> </text:span><text:span text:style-name="T47">gravidanza;</text:span></text:p>
        </text:list-item>
      </text:list>
      <text:p text:style-name="P1030"><text:span text:style-name="T35">Il</text:span><text:span text:style-name="T170"> </text:span><text:span text:style-name="T35">respingimento</text:span><text:span text:style-name="T170"> </text:span><text:span text:style-name="T35">di</text:span><text:span text:style-name="T203"> </text:span><text:span text:style-name="T35">persone</text:span><text:span text:style-name="T170"> </text:span><text:span text:style-name="T35">affette</text:span><text:span text:style-name="T170"> </text:span><text:span text:style-name="T35">da</text:span><text:span text:style-name="T203"> </text:span><text:span text:style-name="T35">disabilità,</text:span><text:span text:style-name="T170"> </text:span><text:span text:style-name="T35">degli</text:span><text:span text:style-name="T170"> </text:span><text:span text:style-name="T35">anziani,</text:span><text:span text:style-name="T203"> </text:span><text:span text:style-name="T35">dei</text:span><text:span text:style-name="T170"> </text:span><text:span text:style-name="T35">minori,</text:span><text:span text:style-name="T203"> </text:span><text:span text:style-name="T35">dei</text:span></text:p>
      <text:p text:style-name="P1036"/>
      <text:p text:style-name="P728"/>
      <text:p text:style-name="P660"><draw:g text:anchor-type="as-char" draw:z-index="72" draw:style-name="gr5"><draw:line draw:style-name="gr6" draw:text-style-name="P1280" svg:x1="0in" svg:y1="0in" svg:x2="3.8228in" svg:y2="0in"><text:p/></draw:line></draw:g><text:span text:style-name="T483"><text:tab/></text:span><draw:g text:anchor-type="as-char" draw:z-index="73" draw:style-name="gr5"><draw:line draw:style-name="gr6" draw:text-style-name="P1280" svg:x1="0in" svg:y1="0in" svg:x2="3.8189in" svg:y2="0in"><text:p/></draw:line></draw:g></text:p>
      <text:p text:style-name="P766"/>
      <text:section text:style-name="Sect7" text:name="Section21">
        <text:p text:style-name="P1037"><text:span text:style-name="T35">componenti di famiglie monoparentali con figli minori, ovvero delle vittime di gravi violenze psicologiche, fisiche o sessuali devono in ogni caso </text:span><text:span text:style-name="T36">essere </text:span><text:span text:style-name="T35">effettuati</text:span><text:span text:style-name="T199"> </text:span><text:span text:style-name="T35">con</text:span><text:span text:style-name="T199"> </text:span><text:span text:style-name="T35">modalità</text:span><text:span text:style-name="T199"> </text:span><text:span text:style-name="T35">compatibili</text:span><text:span text:style-name="T199"> </text:span><text:span text:style-name="T35">con</text:span><text:span text:style-name="T199"> </text:span><text:span text:style-name="T35">le</text:span><text:span text:style-name="T199"> </text:span><text:span text:style-name="T35">singole</text:span><text:span text:style-name="T199"> </text:span><text:span text:style-name="T35">situazioni</text:span><text:span text:style-name="T199"> </text:span><text:span text:style-name="T35">personali,</text:span><text:span text:style-name="T199"> </text:span><text:span text:style-name="T35">debita- mente</text:span><text:span text:style-name="T162"> </text:span><text:span text:style-name="T35">accertate.</text:span></text:p>
        <text:p text:style-name="P779"/>
        <text:h text:style-name="P9" text:outline-level="2"><text:span text:style-name="T399">Visti<text:tab/></text:span></text:h>
        <text:list xml:id="list153414966364246" text:continue-list="list153415000921506" text:style-name="WWNum2">
          <text:list-item>
            <text:h text:style-name="P37" text:outline-level="3"><text:span text:style-name="T389">Che</text:span><text:span text:style-name="T400"> </text:span><text:span text:style-name="T389">cos’è</text:span><text:span text:style-name="T400"> </text:span><text:span text:style-name="T389">il</text:span><text:span text:style-name="T400"> </text:span><text:span text:style-name="T389">visto</text:span><text:span text:style-name="T400"> </text:span><text:span text:style-name="T389">d’ingresso?</text:span></text:h>
          </text:list-item>
        </text:list>
        <text:p text:style-name="P947"><text:span text:style-name="T35">Il visto è un’autorizzazione, rilasciata dal Consolato o dalla Rappresentanza Diplomatica Consolare competente, che permette l’ingresso dello straniero nello</text:span><text:span text:style-name="T180"> </text:span><text:span text:style-name="T35">Spazio</text:span><text:span text:style-name="T166"> </text:span><text:span text:style-name="T35">Schengen</text:span><text:span text:style-name="T166"> </text:span><text:span text:style-name="T35">o</text:span><text:span text:style-name="T180"> </text:span><text:span text:style-name="T35">nel</text:span><text:span text:style-name="T166"> </text:span><text:span text:style-name="T35">solo</text:span><text:span text:style-name="T166"> </text:span><text:span text:style-name="T35">territorio</text:span><text:span text:style-name="T166"> </text:span><text:span text:style-name="T35">italiano;</text:span><text:span text:style-name="T180"> </text:span><text:span text:style-name="T35">viene</text:span><text:span text:style-name="T166"> </text:span><text:span text:style-name="T35">applicato</text:span><text:span text:style-name="T166"> </text:span><text:span text:style-name="T35">sul</text:span><text:span text:style-name="T166"> </text:span><text:span text:style-name="T162">passa- </text:span><text:span text:style-name="T35">porto o su un altro documento</text:span><text:span text:style-name="T173"> </text:span><text:span text:style-name="T35">valido.</text:span></text:p>
        <text:p text:style-name="P718"/>
        <text:list xml:id="list153414595171514" text:continue-numbering="true" text:style-name="WWNum2">
          <text:list-item>
            <text:h text:style-name="P38" text:outline-level="3"><text:span text:style-name="T389">Chi ha bisogno del</text:span><text:span text:style-name="T402"> </text:span><text:span text:style-name="T389">visto?</text:span></text:h>
          </text:list-item>
        </text:list>
        <text:p text:style-name="P826"><text:span text:style-name="T35">Tutti i cittadini considerati stranieri, ovvero:</text:span></text:p>
        <text:list xml:id="list825343657" text:style-name="WWNum4">
          <text:list-item>
            <text:p text:style-name="P300"><text:span text:style-name="T47">i cittadini dei Paesi non</text:span><text:span text:style-name="T67"> </text:span><text:span text:style-name="T47">comunitari;</text:span></text:p>
          </text:list-item>
          <text:list-item>
            <text:p text:style-name="P300"><text:span text:style-name="T47">gli apolidi o senza</text:span><text:span text:style-name="T61"> </text:span><text:span text:style-name="T47">patria.</text:span></text:p>
          </text:list-item>
        </text:list>
        <text:p text:style-name="P727"/>
        <text:list xml:id="list153416284379510" text:continue-list="list153414595171514" text:style-name="WWNum2">
          <text:list-item>
            <text:h text:style-name="P39" text:outline-level="3"><text:span text:style-name="T389">Chi non ha bisogno del</text:span><text:span text:style-name="T404"> </text:span><text:span text:style-name="T389">visto?</text:span></text:h>
          </text:list-item>
        </text:list>
        <text:p text:style-name="P827"><text:span text:style-name="T35">Non hanno bisogno del visto di ingresso per entrare in Italia:</text:span></text:p>
        <text:list xml:id="list153414585698160" text:continue-list="list825343657" text:style-name="WWNum4">
          <text:list-item>
            <text:p text:style-name="P313"><text:span text:style-name="T47">i </text:span><text:span text:style-name="T48">cittadini </text:span><text:span text:style-name="T47">di </text:span><text:span text:style-name="T48">tutti </text:span><text:span text:style-name="T47">i </text:span><text:span text:style-name="T48">Paesi dell’Unione Europea </text:span><text:span text:style-name="T47">e </text:span><text:span text:style-name="T48">dello Spazio Economico Euro- </text:span><text:span text:style-name="T43">peo: </text:span><text:span text:style-name="T48">Austria, Belgio, Bulgaria, Cipro, Croazia, Danimarca, Estonia, Finlandia, Francia,</text:span><text:span text:style-name="T72"> </text:span><text:span text:style-name="T48">Germania,</text:span><text:span text:style-name="T77"> </text:span><text:span text:style-name="T48">Grecia,</text:span><text:span text:style-name="T77"> </text:span><text:span text:style-name="T48">Irlanda,</text:span><text:span text:style-name="T77"> </text:span><text:span text:style-name="T48">Islanda,</text:span><text:span text:style-name="T77"> </text:span><text:span text:style-name="T48">Italia,</text:span><text:span text:style-name="T77"> </text:span><text:span text:style-name="T48">Lettonia,</text:span><text:span text:style-name="T77"> </text:span><text:span text:style-name="T48">Lituania,</text:span><text:span text:style-name="T77"> </text:span><text:span text:style-name="T48">Liechten- stein, Lussemburgo, Malta, Norvegia, Paesi Bassi, Polonia, Repubblica Ceca, Romania,</text:span><text:span text:style-name="T67"> </text:span><text:span text:style-name="T48">Portogallo,</text:span><text:span text:style-name="T67"> </text:span><text:span text:style-name="T48">Regno</text:span><text:span text:style-name="T72"> </text:span><text:span text:style-name="T48">Unito,</text:span><text:span text:style-name="T67"> </text:span><text:span text:style-name="T48">Slovacchia,</text:span><text:span text:style-name="T72"> </text:span><text:span text:style-name="T48">Slovenia,</text:span><text:span text:style-name="T67"> </text:span><text:span text:style-name="T48">Spagna,</text:span><text:span text:style-name="T72"> </text:span><text:span text:style-name="T48">Svezia</text:span><text:span text:style-name="T67"> </text:span><text:span text:style-name="T47">e</text:span><text:span text:style-name="T72"> </text:span><text:span text:style-name="T43">Un- </text:span><text:span text:style-name="T48">gheria;</text:span></text:p>
          </text:list-item>
          <text:list-item>
            <text:p text:style-name="P318"><text:span text:style-name="T47">i cittadini di San Marino, Santa Sede e</text:span><text:span text:style-name="T80"> </text:span><text:span text:style-name="T47">Svizzera;</text:span></text:p>
          </text:list-item>
          <text:list-item>
            <text:p text:style-name="P333"><text:span text:style-name="T47">gli stranieri che, usciti dall’Italia, abbiano con sé oltre al passaporto, il per- messo</text:span><text:span text:style-name="T67"> </text:span><text:span text:style-name="T47">di</text:span><text:span text:style-name="T72"> </text:span><text:span text:style-name="T47">soggiorno</text:span><text:span text:style-name="T72"> </text:span><text:span text:style-name="T47">valido</text:span><text:span text:style-name="T72"> </text:span><text:span text:style-name="T47">e/</text:span><text:span text:style-name="T72"> </text:span><text:span text:style-name="T47">o</text:span><text:span text:style-name="T72"> </text:span><text:span text:style-name="T47">il</text:span><text:span text:style-name="T72"> </text:span><text:span text:style-name="T47">permesso</text:span><text:span text:style-name="T72"> </text:span><text:span text:style-name="T47">di</text:span><text:span text:style-name="T72"> </text:span><text:span text:style-name="T47">soggiorno</text:span><text:span text:style-name="T72"> </text:span><text:span text:style-name="T47">CE</text:span><text:span text:style-name="T72"> </text:span><text:span text:style-name="T47">per</text:span><text:span text:style-name="T72"> </text:span><text:span text:style-name="T47">soggiornanti di lungo</text:span><text:span text:style-name="T55"> </text:span><text:span text:style-name="T47">periodo;</text:span></text:p>
          </text:list-item>
          <text:list-item>
            <text:p text:style-name="P334"><text:span text:style-name="T81">gli</text:span><text:span text:style-name="T83"> </text:span><text:span text:style-name="T81">stranieri</text:span><text:span text:style-name="T68"> </text:span><text:span text:style-name="T81">già</text:span><text:span text:style-name="T68"> </text:span><text:span text:style-name="T81">in</text:span><text:span text:style-name="T68"> </text:span><text:span text:style-name="T81">possesso</text:span><text:span text:style-name="T68"> </text:span><text:span text:style-name="T81">di</text:span><text:span text:style-name="T83"> </text:span><text:span text:style-name="T81">un</text:span><text:span text:style-name="T68"> </text:span><text:span text:style-name="T81">permesso</text:span><text:span text:style-name="T68"> </text:span><text:span text:style-name="T81">di</text:span><text:span text:style-name="T68"> </text:span><text:span text:style-name="T81">soggiorno</text:span><text:span text:style-name="T68"> </text:span><text:span text:style-name="T81">CE</text:span><text:span text:style-name="T83"> </text:span><text:span text:style-name="T81">per</text:span><text:span text:style-name="T68"> </text:span><text:span text:style-name="T81">soggiornanti di</text:span><text:span text:style-name="T68"> </text:span><text:span text:style-name="T81">lungo</text:span><text:span text:style-name="T73"> </text:span><text:span text:style-name="T81">periodo</text:span><text:span text:style-name="T73"> </text:span><text:span text:style-name="T81">rilasciato</text:span><text:span text:style-name="T73"> </text:span><text:span text:style-name="T81">da</text:span><text:span text:style-name="T73"> </text:span><text:span text:style-name="T81">un</text:span><text:span text:style-name="T73"> </text:span><text:span text:style-name="T81">altro</text:span><text:span text:style-name="T73"> </text:span><text:span text:style-name="T81">Stato</text:span><text:span text:style-name="T73"> </text:span><text:span text:style-name="T81">Membro</text:span><text:span text:style-name="T73"> </text:span><text:span text:style-name="T81">e</text:span><text:span text:style-name="T73"> </text:span><text:span text:style-name="T81">i</text:span><text:span text:style-name="T73"> </text:span><text:span text:style-name="T81">loro</text:span><text:span text:style-name="T73"> </text:span><text:span text:style-name="T81">familiari</text:span><text:span text:style-name="T73"> </text:span><text:span text:style-name="T81">in</text:span><text:span text:style-name="T73"> </text:span><text:span text:style-name="T49">pos- </text:span><text:span text:style-name="T81">sesso di un valido titolo di soggiorno rilasciato dallo Stato Membro di pro- venienza;</text:span></text:p>
          </text:list-item>
          <text:list-item>
            <text:p text:style-name="P335"><text:span text:style-name="T81">stranieri</text:span><text:span text:style-name="T88"> </text:span><text:span text:style-name="T81">titolari</text:span><text:span text:style-name="T88"> </text:span><text:span text:style-name="T81">di</text:span><text:span text:style-name="T88"> </text:span><text:span text:style-name="T81">un</text:span><text:span text:style-name="T88"> </text:span><text:span text:style-name="T81">titolo</text:span><text:span text:style-name="T91"> </text:span><text:span text:style-name="T81">di</text:span><text:span text:style-name="T88"> </text:span><text:span text:style-name="T81">soggiorno</text:span><text:span text:style-name="T88"> </text:span><text:span text:style-name="T81">per</text:span><text:span text:style-name="T88"> </text:span><text:span text:style-name="T81">studio</text:span><text:span text:style-name="T91"> </text:span><text:span text:style-name="T81">rilasciato</text:span><text:span text:style-name="T88"> </text:span><text:span text:style-name="T81">da</text:span><text:span text:style-name="T88"> </text:span><text:span text:style-name="T81">un</text:span><text:span text:style-name="T88"> </text:span><text:span text:style-name="T81">altro</text:span><text:span text:style-name="T91"> </text:span><text:span text:style-name="T81">Stato</text:span></text:p>
          </text:list-item>
        </text:list>
        <text:p text:style-name="P1042"><text:span text:style-name="T221">Membro</text:span><text:span text:style-name="T184"> </text:span><text:span text:style-name="T221">(esclusi</text:span><text:span text:style-name="T184"> </text:span><text:span text:style-name="T221">Regno</text:span><text:span text:style-name="T184"> </text:span><text:span text:style-name="T221">Unito,</text:span><text:span text:style-name="T184"> </text:span><text:span text:style-name="T221">Irlanda</text:span><text:span text:style-name="T184"> </text:span><text:span text:style-name="T221">e</text:span><text:span text:style-name="T184"> </text:span><text:span text:style-name="T221">Danimarca),</text:span><text:span text:style-name="T184"> </text:span><text:span text:style-name="T221">in</text:span><text:span text:style-name="T184"> </text:span><text:span text:style-name="T221">quanto</text:span><text:span text:style-name="T184"> </text:span><text:span text:style-name="T221">iscritti</text:span><text:span text:style-name="T184"> </text:span><text:span text:style-name="T221">ad</text:span><text:span text:style-name="T184"> </text:span><text:span text:style-name="T221">un</text:span><text:span text:style-name="T35"> </text:span><text:span text:style-name="T163">corso</text:span><text:span text:style-name="T197"> </text:span><text:span text:style-name="T163">universitario</text:span><text:span text:style-name="T197"> </text:span><text:span text:style-name="T221">o</text:span><text:span text:style-name="T197"> </text:span><text:span text:style-name="T221">ad</text:span><text:span text:style-name="T197"> </text:span><text:span text:style-name="T221">un</text:span><text:span text:style-name="T197"> </text:span><text:span text:style-name="T163">istituto</text:span><text:span text:style-name="T197"> </text:span><text:span text:style-name="T221">di</text:span><text:span text:style-name="T200"> </text:span><text:span text:style-name="T163">insegnamento</text:span><text:span text:style-name="T197"> </text:span><text:span text:style-name="T163">superiore,</text:span><text:span text:style-name="T197"> </text:span><text:span text:style-name="T163">che,</text:span><text:span text:style-name="T197"> </text:span><text:span text:style-name="T221">a</text:span><text:span text:style-name="T197"> </text:span><text:span text:style-name="T163">certe</text:span><text:span text:style-name="T197"> </text:span><text:span text:style-name="T163">con-</text:span><text:span text:style-name="T162"> </text:span><text:span text:style-name="T163">dizioni,si trasferiscano </text:span><text:span text:style-name="T221">in </text:span><text:span text:style-name="T163">Italia </text:span><text:span text:style-name="T221">per </text:span><text:span text:style-name="T163">proseguire </text:span><text:span text:style-name="T221">gli </text:span><text:span text:style-name="T163">studi iniziati nell’altro Stato</text:span><text:span text:style-name="T162"> </text:span><text:span text:style-name="T221">Membro</text:span><text:span text:style-name="T181"> </text:span><text:span text:style-name="T221">o</text:span><text:span text:style-name="T167"> </text:span><text:span text:style-name="T221">per</text:span><text:span text:style-name="T167"> </text:span><text:span text:style-name="T221">integrarli</text:span><text:span text:style-name="T167"> </text:span><text:span text:style-name="T221">con</text:span><text:span text:style-name="T167"> </text:span><text:span text:style-name="T221">un</text:span><text:span text:style-name="T167"> </text:span><text:span text:style-name="T221">programma</text:span><text:span text:style-name="T167"> </text:span><text:span text:style-name="T221">di</text:span><text:span text:style-name="T167"> </text:span><text:span text:style-name="T221">studio</text:span><text:span text:style-name="T181"> </text:span><text:span text:style-name="T221">ad</text:span><text:span text:style-name="T167"> </text:span><text:span text:style-name="T221">essi</text:span><text:span text:style-name="T167"> </text:span><text:span text:style-name="T221">connesso.</text:span></text:p>
        <text:p text:style-name="P718"/>
        <text:p text:style-name="P852"><text:span text:style-name="T35">Gli stranieri già residenti in uno Stato Schengen e titolari di un permesso di soggiorno</text:span><text:span text:style-name="T180"> </text:span><text:span text:style-name="T35">non</text:span><text:span text:style-name="T166"> </text:span><text:span text:style-name="T35">hanno</text:span><text:span text:style-name="T166"> </text:span><text:span text:style-name="T35">bisogno</text:span><text:span text:style-name="T166"> </text:span><text:span text:style-name="T35">di</text:span><text:span text:style-name="T166"> </text:span><text:span text:style-name="T35">visto</text:span><text:span text:style-name="T180"> </text:span><text:span text:style-name="T35">per</text:span><text:span text:style-name="T166"> </text:span><text:span text:style-name="T35">soggiorni</text:span><text:span text:style-name="T166"> </text:span><text:span text:style-name="T35">non</text:span><text:span text:style-name="T166"> </text:span><text:span text:style-name="T35">superiori</text:span><text:span text:style-name="T166"> </text:span><text:span text:style-name="T35">a</text:span><text:span text:style-name="T166"> </text:span><text:span text:style-name="T35">90</text:span><text:span text:style-name="T180"> </text:span><text:span text:style-name="T35">giorni, a condizione che l’ingresso in Italia non avvenga per motivi di lavoro</text:span><text:span text:style-name="T216"> </text:span><text:span text:style-name="T35">subor- dinato, lavoro autonomo o studio/tirocinio –</text:span><text:span text:style-name="T219"> </text:span><text:span text:style-name="T35">studio/formazione.</text:span></text:p>
        <text:p text:style-name="P856"><text:span text:style-name="T36">Sono, </text:span><text:span text:style-name="T39">inoltre, esenti dall’obbligo </text:span><text:span text:style-name="T162">di </text:span><text:span text:style-name="T36">visto per </text:span><text:span text:style-name="T35">i </text:span><text:span text:style-name="T39">soggiorni </text:span><text:span text:style-name="T162">di </text:span><text:span text:style-name="T36">breve </text:span><text:span text:style-name="T39">durata (ovvero soggiorni</text:span><text:span text:style-name="T196"> </text:span><text:span text:style-name="T162">di</text:span><text:span text:style-name="T196"> </text:span><text:span text:style-name="T39">durata</text:span><text:span text:style-name="T199"> </text:span><text:span text:style-name="T39">massima</text:span><text:span text:style-name="T196"> </text:span><text:span text:style-name="T162">di</text:span><text:span text:style-name="T199"> </text:span><text:span text:style-name="T162">90</text:span><text:span text:style-name="T196"> </text:span><text:span text:style-name="T39">giorni</text:span><text:span text:style-name="T199"> </text:span><text:span text:style-name="T39">rilasciati</text:span><text:span text:style-name="T196"> </text:span><text:span text:style-name="T36">per</text:span><text:span text:style-name="T199"> </text:span><text:span text:style-name="T39">motivi</text:span><text:span text:style-name="T196"> </text:span><text:span text:style-name="T162">di</text:span><text:span text:style-name="T199"> </text:span><text:span text:style-name="T39">turismo,</text:span><text:span text:style-name="T196"> </text:span><text:span text:style-name="T39">missione, affari,</text:span><text:span text:style-name="T176"> </text:span><text:span text:style-name="T39">invito,</text:span><text:span text:style-name="T176"> </text:span><text:span text:style-name="T36">gara</text:span><text:span text:style-name="T176"> </text:span><text:span text:style-name="T39">sportiva</text:span><text:span text:style-name="T173"> </text:span><text:span text:style-name="T35">e</text:span><text:span text:style-name="T176"> </text:span><text:span text:style-name="T39">studio),</text:span><text:span text:style-name="T176"> </text:span><text:span text:style-name="T35">i</text:span><text:span text:style-name="T173"> </text:span><text:span text:style-name="T39">cittadini</text:span><text:span text:style-name="T176"> </text:span><text:span text:style-name="T162">di</text:span><text:span text:style-name="T176"> </text:span><text:span text:style-name="T36">una</text:span><text:span text:style-name="T176"> </text:span><text:span text:style-name="T36">serie</text:span><text:span text:style-name="T173"> </text:span><text:span text:style-name="T162">di</text:span><text:span text:style-name="T176"> </text:span><text:span text:style-name="T36">Stati</text:span><text:span text:style-name="T176"> </text:span><text:span text:style-name="T39">extracomunitari. </text:span><text:span text:style-name="T36">Sul sito </text:span><text:span text:style-name="T39">internet </text:span><text:span text:style-name="T36">del </text:span><text:span text:style-name="T39">Ministero </text:span><text:span text:style-name="T36">degli </text:span><text:span text:style-name="T39">Affari Esteri </text:span><text:span text:style-name="T203">(</text:span><text:a xlink:type="simple" xlink:href="http://www.esteri.it/visti)" text:style-name="Default_20_Style" text:visited-style-name="Default_20_Style"><text:span text:style-name="T204">http://www.esteri.it/visti</text:span></text:a><text:a xlink:type="simple" xlink:href="http://www.esteri.it/visti)" text:style-name="Default_20_Style" text:visited-style-name="Default_20_Style"><text:span text:style-name="T203">) </text:span></text:a><text:span text:style-name="T35">è </text:span><text:span text:style-name="T36">pos- </text:span><text:span text:style-name="T39">sibile consultare l’elenco </text:span><text:span text:style-name="T36">dei Paesi </text:span><text:span text:style-name="T35">i </text:span><text:span text:style-name="T36">cui </text:span><text:span text:style-name="T39">cittadini </text:span><text:span text:style-name="T36">sono </text:span><text:span text:style-name="T39">esenti dall’obbligo </text:span><text:span text:style-name="T162">di </text:span><text:span text:style-name="T39">visto. </text:span><text:span text:style-name="T35">Infine,</text:span><text:span text:style-name="T199"> </text:span><text:span text:style-name="T35">il</text:span><text:span text:style-name="T180"> </text:span><text:span text:style-name="T35">visto</text:span><text:span text:style-name="T180"> </text:span><text:span text:style-name="T35">non</text:span><text:span text:style-name="T199"> </text:span><text:span text:style-name="T35">è</text:span><text:span text:style-name="T180"> </text:span><text:span text:style-name="T35">necessario</text:span><text:span text:style-name="T180"> </text:span><text:span text:style-name="T35">per</text:span><text:span text:style-name="T199"> </text:span><text:span text:style-name="T35">soggiorni</text:span><text:span text:style-name="T180"> </text:span><text:span text:style-name="T35">fino</text:span><text:span text:style-name="T180"> </text:span><text:span text:style-name="T35">a</text:span><text:span text:style-name="T199"> </text:span><text:span text:style-name="T35">90</text:span><text:span text:style-name="T180"> </text:span><text:span text:style-name="T35">giorni</text:span><text:span text:style-name="T180"> </text:span><text:span text:style-name="T35">per</text:span><text:span text:style-name="T199"> </text:span><text:span text:style-name="T35">motivi</text:span><text:span text:style-name="T180"> </text:span><text:span text:style-name="T35">di</text:span><text:span text:style-name="T180"> </text:span><text:span text:style-name="T35">tu- rismo</text:span></text:p>
        <text:p text:style-name="P889"/>
        <text:p text:style-name="P661"><text:span text:style-name="T52">Attenzione: </text:span><text:span text:style-name="T82">Per soggiorni di lunga durata (oltre 90 giorni), tutti gli</text:span><text:span text:style-name="T95"> </text:span><text:span text:style-name="T82">stra-</text:span><text:span text:style-name="T52"> </text:span><text:span text:style-name="T82">nieri devono sempre avere il</text:span><text:span text:style-name="T84"> </text:span><text:span text:style-name="T82">visto.</text:span></text:p>
        <text:p text:style-name="P709"/>
        <text:p text:style-name="P798"/>
        <text:list xml:id="list153415270464306" text:continue-list="list153416284379510" text:style-name="WWNum2">
          <text:list-item>
            <text:p text:style-name="P339"><text:span text:style-name="T347">Chi</text:span><text:span text:style-name="T351"> </text:span><text:span text:style-name="T347">non</text:span><text:span text:style-name="T352"> </text:span><text:span text:style-name="T347">può</text:span><text:span text:style-name="T351"> </text:span><text:span text:style-name="T347">ricevere</text:span><text:span text:style-name="T352"> </text:span><text:span text:style-name="T347">il</text:span><text:span text:style-name="T352"> </text:span><text:span text:style-name="T347">visto?</text:span></text:p>
          </text:list-item>
        </text:list>
        <text:p text:style-name="P876"><text:span text:style-name="T35">Il</text:span><text:span text:style-name="T170"> </text:span><text:span text:style-name="T35">visto</text:span><text:span text:style-name="T203"> </text:span><text:span text:style-name="T35">di</text:span><text:span text:style-name="T203"> </text:span><text:span text:style-name="T35">ingresso</text:span><text:span text:style-name="T170"> </text:span><text:span text:style-name="T35">può</text:span><text:span text:style-name="T203"> </text:span><text:span text:style-name="T35">essere</text:span><text:span text:style-name="T203"> </text:span><text:span text:style-name="T35">negato:</text:span></text:p>
        <text:p text:style-name="P855"><text:span text:style-name="T35">agli stranieri che sono stati già espulsi dall’Italia (salvo che abbiano</text:span><text:span text:style-name="T223"> </text:span><text:span text:style-name="T35">ottenuto la</text:span><text:span text:style-name="T173"> </text:span><text:span text:style-name="T35">speciale</text:span><text:span text:style-name="T173"> </text:span><text:span text:style-name="T35">autorizzazione</text:span><text:span text:style-name="T174"> </text:span><text:span text:style-name="T35">al</text:span><text:span text:style-name="T173"> </text:span><text:span text:style-name="T35">reingresso</text:span><text:span text:style-name="T174"> </text:span><text:span text:style-name="T35">o</text:span><text:span text:style-name="T173"> </text:span><text:span text:style-name="T35">che</text:span><text:span text:style-name="T174"> </text:span><text:span text:style-name="T35">sia</text:span><text:span text:style-name="T173"> </text:span><text:span text:style-name="T35">trascorso</text:span><text:span text:style-name="T174"> </text:span><text:span text:style-name="T35">il</text:span><text:span text:style-name="T173"> </text:span><text:span text:style-name="T35">periodo</text:span><text:span text:style-name="T174"> </text:span><text:span text:style-name="T35">di</text:span><text:span text:style-name="T173"> </text:span><text:span text:style-name="T35">divieto di ingresso), o da uno dei Paesi dell’Unione</text:span><text:span text:style-name="T223"> </text:span><text:span text:style-name="T35">Europea;</text:span></text:p>
        <text:p text:style-name="P853"><text:span text:style-name="T162">agli</text:span><text:span text:style-name="T196"> </text:span><text:span text:style-name="T162">stranieri</text:span><text:span text:style-name="T199"> </text:span><text:span text:style-name="T35">che</text:span><text:span text:style-name="T199"> </text:span><text:span text:style-name="T162">sono</text:span><text:span text:style-name="T196"> </text:span><text:span text:style-name="T162">considerati</text:span><text:span text:style-name="T199"> </text:span><text:span text:style-name="T162">pericolosi</text:span><text:span text:style-name="T199"> </text:span><text:span text:style-name="T35">per</text:span><text:span text:style-name="T199"> </text:span><text:span text:style-name="T162">l’ordine</text:span><text:span text:style-name="T196"> </text:span><text:span text:style-name="T162">pubblico</text:span><text:span text:style-name="T199"> </text:span><text:span text:style-name="T35">e</text:span><text:span text:style-name="T199"> </text:span><text:span text:style-name="T35">la</text:span><text:span text:style-name="T196"> </text:span><text:span text:style-name="T162">sicurezza </text:span><text:span text:style-name="T35">dell’Italia e degli altri Paesi dell’Unione Europea in base ad accordi interna- zionali</text:span></text:p>
        <text:p text:style-name="P853"><text:span text:style-name="T35">agli</text:span><text:span text:style-name="T166"> </text:span><text:span text:style-name="T35">stranieri</text:span><text:span text:style-name="T170"> </text:span><text:span text:style-name="T35">nei</text:span><text:span text:style-name="T170"> </text:span><text:span text:style-name="T35">cui</text:span><text:span text:style-name="T166"> </text:span><text:span text:style-name="T35">confronti</text:span><text:span text:style-name="T170"> </text:span><text:span text:style-name="T35">sono</text:span><text:span text:style-name="T170"> </text:span><text:span text:style-name="T35">state</text:span><text:span text:style-name="T166"> </text:span><text:span text:style-name="T35">emesse</text:span><text:span text:style-name="T170"> </text:span><text:span text:style-name="T35">condanne,</text:span><text:span text:style-name="T170"> </text:span><text:span text:style-name="T35">anche</text:span><text:span text:style-name="T166"> </text:span><text:span text:style-name="T35">in</text:span><text:span text:style-name="T170"> </text:span><text:span text:style-name="T35">seguito</text:span><text:span text:style-name="T170"> </text:span><text:span text:style-name="T196">a </text:span><text:span text:style-name="T35">patteggiamento, per i reati di cui </text:span><text:span text:style-name="T225">all’art. 380, co. 1 e 2, c.p.p</text:span><text:span text:style-name="T35">., o per reati ri- guardanti</text:span><text:span text:style-name="T203"> </text:span><text:span text:style-name="T35">stupefacenti,</text:span><text:span text:style-name="T203"> </text:span><text:span text:style-name="T35">libertà</text:span><text:span text:style-name="T39"> </text:span><text:span text:style-name="T35">sessuale,</text:span><text:span text:style-name="T203"> </text:span><text:span text:style-name="T35">favoreggiamento</text:span><text:span text:style-name="T39"> </text:span><text:span text:style-name="T35">di</text:span><text:span text:style-name="T203"> </text:span><text:span text:style-name="T35">migrazione</text:span><text:span text:style-name="T39"> </text:span><text:span text:style-name="T35">clan- destina,</text:span><text:span text:style-name="T183"> </text:span><text:span text:style-name="T35">reclutamento</text:span><text:span text:style-name="T196"> </text:span><text:span text:style-name="T35">di</text:span><text:span text:style-name="T196"> </text:span><text:span text:style-name="T35">minori</text:span><text:span text:style-name="T196"> </text:span><text:span text:style-name="T35">da</text:span><text:span text:style-name="T183"> </text:span><text:span text:style-name="T35">impiegare</text:span><text:span text:style-name="T196"> </text:span><text:span text:style-name="T35">in</text:span><text:span text:style-name="T196"> </text:span><text:span text:style-name="T35">attività</text:span><text:span text:style-name="T196"> </text:span><text:span text:style-name="T35">illecite</text:span><text:span text:style-name="T196"> </text:span><text:span text:style-name="T35">o</text:span><text:span text:style-name="T183"> </text:span><text:span text:style-name="T35">di</text:span><text:span text:style-name="T196"> </text:span><text:span text:style-name="T35">persone</text:span><text:span text:style-name="T196"> </text:span><text:span text:style-name="T170">da </text:span><text:span text:style-name="T35">destinare a prostituzione o a sfruttamento di prostituzione o di minori da im- piegare in attività</text:span><text:span text:style-name="T170"> </text:span><text:span text:style-name="T35">illecite.</text:span></text:p>
      </text:section>
      <text:p text:style-name="P1043"/>
      <text:p text:style-name="P728"/>
      <text:p text:style-name="P660"><draw:g text:anchor-type="as-char" draw:z-index="74" draw:style-name="gr5"><draw:line draw:style-name="gr6" draw:text-style-name="P1280" svg:x1="0in" svg:y1="0in" svg:x2="3.8228in" svg:y2="0in"><text:p/></draw:line></draw:g><text:span text:style-name="T483"><text:tab/></text:span><draw:g text:anchor-type="as-char" draw:z-index="75" draw:style-name="gr5"><draw:line draw:style-name="gr6" draw:text-style-name="P1280" svg:x1="0in" svg:y1="0in" svg:x2="3.8189in" svg:y2="0in"><text:p/></draw:line></draw:g></text:p>
      <text:p text:style-name="P766"/>
      <text:section text:style-name="Sect2" text:name="Section23">
        <text:p text:style-name="P812"><text:span text:style-name="T35">In caso di ingresso per ricongiungimento familiare il visto può essere </text:span><text:span text:style-name="T162">negato </text:span><text:span text:style-name="T35">solo se lo straniero rappresenta una minaccia concreta e attuale per l’ordine pubblico o la sicurezza dello Stato o di uno dei Paesi con i quali l’Italia abbia sottoscritto accordi per la soppressione dei controlli alle frontiere in- terne e la libera circolazione delle persone.</text:span></text:p>
        <text:p text:style-name="P813"><text:span text:style-name="T35">Il</text:span><text:span text:style-name="T194"> </text:span><text:span text:style-name="T35">diniego</text:span><text:span text:style-name="T194"> </text:span><text:span text:style-name="T35">del</text:span><text:span text:style-name="T194"> </text:span><text:span text:style-name="T35">visto</text:span><text:span text:style-name="T194"> </text:span><text:span text:style-name="T35">non</text:span><text:span text:style-name="T194"> </text:span><text:span text:style-name="T35">deve</text:span><text:span text:style-name="T194"> </text:span><text:span text:style-name="T35">essere</text:span><text:span text:style-name="T194"> </text:span><text:span text:style-name="T35">motivato</text:span><text:span text:style-name="T194"> </text:span><text:span text:style-name="T35">(eccetto</text:span><text:span text:style-name="T176"> </text:span><text:span text:style-name="T35">che</text:span><text:span text:style-name="T194"> </text:span><text:span text:style-name="T35">per</text:span><text:span text:style-name="T194"> </text:span><text:span text:style-name="T35">i</text:span><text:span text:style-name="T194"> </text:span><text:span text:style-name="T35">visti</text:span><text:span text:style-name="T194"> </text:span><text:span text:style-name="T35">per</text:span><text:span text:style-name="T194"> </text:span><text:span text:style-name="T35">lavoro, ricongiungimento</text:span><text:span text:style-name="T196"> </text:span><text:span text:style-name="T35">familiare,</text:span><text:span text:style-name="T196"> </text:span><text:span text:style-name="T35">cure</text:span><text:span text:style-name="T196"> </text:span><text:span text:style-name="T35">mediche</text:span><text:span text:style-name="T196"> </text:span><text:span text:style-name="T35">o</text:span><text:span text:style-name="T196"> </text:span><text:span text:style-name="T35">studio)</text:span><text:span text:style-name="T196"> </text:span><text:span text:style-name="T35">e</text:span><text:span text:style-name="T196"> </text:span><text:span text:style-name="T35">deve</text:span><text:span text:style-name="T196"> </text:span><text:span text:style-name="T35">essere</text:span><text:span text:style-name="T196"> </text:span><text:span text:style-name="T35">comunicato </text:span><text:span text:style-name="T162">all’interessato</text:span><text:span text:style-name="T196"> </text:span><text:span text:style-name="T35">in</text:span><text:span text:style-name="T196"> </text:span><text:span text:style-name="T162">lingua</text:span><text:span text:style-name="T196"> </text:span><text:span text:style-name="T35">a</text:span><text:span text:style-name="T196"> </text:span><text:span text:style-name="T35">lui</text:span><text:span text:style-name="T196"> </text:span><text:span text:style-name="T162">comprensibile</text:span><text:span text:style-name="T196"> </text:span><text:span text:style-name="T35">o,</text:span><text:span text:style-name="T196"> </text:span><text:span text:style-name="T35">in</text:span><text:span text:style-name="T196"> </text:span><text:span text:style-name="T162">mancanza,</text:span><text:span text:style-name="T196"> </text:span><text:span text:style-name="T35">in</text:span><text:span text:style-name="T196"> </text:span><text:span text:style-name="T162">inglese,</text:span><text:span text:style-name="T196"> </text:span><text:span text:style-name="T162">francese, </text:span><text:span text:style-name="T35">spagnolo o</text:span><text:span text:style-name="T39"> </text:span><text:span text:style-name="T35">arabo.</text:span></text:p>
        <text:p text:style-name="P708"/>
        <text:p text:style-name="P843"/>
        <text:list xml:id="list153415790915612" text:continue-numbering="true" text:style-name="WWNum2">
          <text:list-item>
            <text:h text:style-name="P40" text:outline-level="3"><text:span text:style-name="T390">Cosa</text:span><text:span text:style-name="T406"> </text:span><text:span text:style-name="T389">si</text:span><text:span text:style-name="T406"> </text:span><text:span text:style-name="T389">può</text:span><text:span text:style-name="T406"> </text:span><text:span text:style-name="T390">fare</text:span><text:span text:style-name="T406"> </text:span><text:span text:style-name="T389">nel</text:span><text:span text:style-name="T408"> </text:span><text:span text:style-name="T390">caso</text:span><text:span text:style-name="T406"> </text:span><text:span text:style-name="T389">in</text:span><text:span text:style-name="T406"> </text:span><text:span text:style-name="T389">cui</text:span><text:span text:style-name="T406"> </text:span><text:span text:style-name="T389">il</text:span><text:span text:style-name="T406"> </text:span><text:span text:style-name="T390">visto</text:span><text:span text:style-name="T408"> </text:span><text:span text:style-name="T389">di</text:span><text:span text:style-name="T406"> </text:span><text:span text:style-name="T390">ingresso</text:span><text:span text:style-name="T406"> </text:span><text:span text:style-name="T389">in</text:span><text:span text:style-name="T406"> </text:span><text:span text:style-name="T390">Italia</text:span><text:span text:style-name="T406"> </text:span><text:span text:style-name="T390">venga </text:span><text:span text:style-name="T389">negato?</text:span></text:h>
          </text:list-item>
        </text:list>
        <text:p text:style-name="P809"><text:span text:style-name="T35">Contro</text:span><text:span text:style-name="T190"> </text:span><text:span text:style-name="T35">il</text:span><text:span text:style-name="T194"> </text:span><text:span text:style-name="T35">diniego</text:span><text:span text:style-name="T194"> </text:span><text:span text:style-name="T35">di</text:span><text:span text:style-name="T194"> </text:span><text:span text:style-name="T35">un</text:span><text:span text:style-name="T194"> </text:span><text:span text:style-name="T35">visto</text:span><text:span text:style-name="T194"> </text:span><text:span text:style-name="T35">può</text:span><text:span text:style-name="T194"> </text:span><text:span text:style-name="T35">essere</text:span><text:span text:style-name="T190"> </text:span><text:span text:style-name="T35">presentato</text:span><text:span text:style-name="T194"> </text:span><text:span text:style-name="T35">un</text:span><text:span text:style-name="T194"> </text:span><text:span text:style-name="T225">ricorso</text:span><text:span text:style-name="T195"> </text:span><text:span text:style-name="T35">al</text:span><text:span text:style-name="T216"> </text:span><text:span text:style-name="T162">Tribunale</text:span><text:span text:style-name="T223"> </text:span><text:span text:style-name="T35">Am- ministrativo</text:span><text:span text:style-name="T216"> </text:span><text:span text:style-name="T35">Regionale</text:span><text:span text:style-name="T187"> </text:span><text:span text:style-name="T36">(T.A.R.)</text:span><text:span text:style-name="T216"> </text:span><text:span text:style-name="T35">del</text:span><text:span text:style-name="T187"> </text:span><text:span text:style-name="T35">Lazio</text:span><text:span text:style-name="T216"> </text:span><text:span text:style-name="T35">entro</text:span><text:span text:style-name="T187"> </text:span><text:span text:style-name="T35">60</text:span><text:span text:style-name="T216"> </text:span><text:span text:style-name="T35">giorni</text:span><text:span text:style-name="T187"> </text:span><text:span text:style-name="T35">dalla</text:span><text:span text:style-name="T216"> </text:span><text:span text:style-name="T35">comunicazione ufficiale del</text:span><text:span text:style-name="T39"> </text:span><text:span text:style-name="T35">provvedimento.</text:span></text:p>
        <text:p text:style-name="P662"><text:span text:style-name="T43">Solo</text:span><text:span text:style-name="T72"> </text:span><text:span text:style-name="T47">nel</text:span><text:span text:style-name="T77"> </text:span><text:span text:style-name="T43">caso</text:span><text:span text:style-name="T77"> </text:span><text:span text:style-name="T47">di</text:span><text:span text:style-name="T77"> </text:span><text:span text:style-name="T44">dinieghi</text:span><text:span text:style-name="T75"> </text:span><text:span text:style-name="T52">di</text:span><text:span text:style-name="T78"> </text:span><text:span text:style-name="T44">visto</text:span><text:span text:style-name="T78"> </text:span><text:span text:style-name="T52">per</text:span><text:span text:style-name="T98"> </text:span><text:span text:style-name="T44">ricongiungimento</text:span><text:span text:style-name="T75"> </text:span><text:span text:style-name="T44">familiare</text:span><text:span text:style-name="T78"> </text:span><text:span text:style-name="T52">o</text:span><text:span text:style-name="T78"> </text:span><text:span text:style-name="T44">familiare </text:span><text:span text:style-name="T52">al</text:span><text:span text:style-name="T50"> </text:span><text:span text:style-name="T52">seguito</text:span><text:span text:style-name="T47">,</text:span><text:span text:style-name="T43"> </text:span><text:span text:style-name="T47">gli</text:span><text:span text:style-name="T48"> </text:span><text:span text:style-name="T47">eventuali</text:span><text:span text:style-name="T43"> </text:span><text:span text:style-name="T47">ricorsi</text:span><text:span text:style-name="T43"> </text:span><text:span text:style-name="T47">potranno</text:span><text:span text:style-name="T48"> </text:span><text:span text:style-name="T47">essere</text:span><text:span text:style-name="T43"> </text:span><text:span text:style-name="T47">presentati</text:span><text:span text:style-name="T48"> </text:span><text:span text:style-name="T47">presso</text:span><text:span text:style-name="T43"> </text:span><text:span text:style-name="T47">il</text:span><text:span text:style-name="T101"> </text:span><text:span text:style-name="T47">Tribunale ordinario competente senza limiti di</text:span><text:span text:style-name="T85"> </text:span><text:span text:style-name="T47">tempo.</text:span></text:p>
        <text:p text:style-name="P785"/>
        <text:list xml:id="list153416308193811" text:continue-numbering="true" text:style-name="WWNum2">
          <text:list-item>
            <text:h text:style-name="P51" text:outline-level="3"><text:span text:style-name="T390">Per </text:span><text:span text:style-name="T389">quali motivi posso richiedere il</text:span><text:span text:style-name="T409"> </text:span><text:span text:style-name="T389">visto?</text:span></text:h>
          </text:list-item>
        </text:list>
        <text:p text:style-name="P966"><text:span text:style-name="T35">Nel</text:span><text:span text:style-name="T203"> </text:span><text:span text:style-name="T222">decreto</text:span><text:span text:style-name="T40"> </text:span><text:span text:style-name="T222">interministeriale</text:span><text:span text:style-name="T40"> </text:span><text:span text:style-name="T164">dell’11</text:span><text:span text:style-name="T40"> </text:span><text:span text:style-name="T222">maggio</text:span><text:span text:style-name="T40"> </text:span><text:span text:style-name="T37">2011</text:span><text:span text:style-name="T42"> </text:span><text:span text:style-name="T35">sono</text:span><text:span text:style-name="T39"> </text:span><text:span text:style-name="T35">elencate</text:span><text:span text:style-name="T39"> </text:span><text:span text:style-name="T35">le</text:span><text:span text:style-name="T39"> </text:span><text:span text:style-name="T35">varie</text:span><text:span text:style-name="T39"> </text:span><text:span text:style-name="T35">ti- pologie</text:span><text:span text:style-name="T217"> </text:span><text:span text:style-name="T35">di</text:span><text:span text:style-name="T217"> </text:span><text:span text:style-name="T35">visto</text:span><text:span text:style-name="T217"> </text:span><text:span text:style-name="T35">d’ingresso,</text:span><text:span text:style-name="T217"> </text:span><text:span text:style-name="T35">nonché</text:span><text:span text:style-name="T216"> </text:span><text:span text:style-name="T35">i</text:span><text:span text:style-name="T217"> </text:span><text:span text:style-name="T35">requisiti</text:span><text:span text:style-name="T217"> </text:span><text:span text:style-name="T35">e</text:span><text:span text:style-name="T217"> </text:span><text:span text:style-name="T35">le</text:span><text:span text:style-name="T217"> </text:span><text:span text:style-name="T35">condizioni</text:span><text:span text:style-name="T216"> </text:span><text:span text:style-name="T35">per</text:span><text:span text:style-name="T217"> </text:span><text:span text:style-name="T35">l’ottenimento. Le ventuno tipologie di visti previsti, corrispondenti ai diversi motivi di in- gresso, sono: adozione, affari, cure mediche, diplomatico, motivi familiari, gara sportiva, invito, lavoro autonomo, lavoro subordinato, missione, motivi religiosi, reingresso, residenza elettiva, ricerca, studio, transito aeroportuale, transito, trasporto, turismo, vacanze-lavoro e</text:span><text:span text:style-name="T190"> </text:span><text:span text:style-name="T35">volontariato.</text:span></text:p>
        <text:p text:style-name="P733"/>
        <text:list xml:id="list153415567210027" text:continue-numbering="true" text:style-name="WWNum2">
          <text:list-item>
            <text:h text:style-name="P51" text:outline-level="3"><text:span text:style-name="T389">Cosa </text:span><text:span text:style-name="T411">devo </text:span><text:span text:style-name="T389">fare per avere il</text:span><text:span text:style-name="T413"> </text:span><text:span text:style-name="T389">visto?</text:span></text:h>
          </text:list-item>
        </text:list>
        <text:p text:style-name="P1044"><text:span text:style-name="T35">Devi</text:span><text:span text:style-name="T174"> </text:span><text:span text:style-name="T35">presentare</text:span><text:span text:style-name="T183"> </text:span><text:span text:style-name="T35">domanda</text:span><text:span text:style-name="T174"> </text:span><text:span text:style-name="T35">al</text:span><text:span text:style-name="T183"> </text:span><text:span text:style-name="T35">Consolato</text:span><text:span text:style-name="T183"> </text:span><text:span text:style-name="T35">o</text:span><text:span text:style-name="T174"> </text:span><text:span text:style-name="T35">all’Ambasciata</text:span><text:span text:style-name="T183"> </text:span><text:span text:style-name="T35">italiana</text:span><text:span text:style-name="T174"> </text:span><text:span text:style-name="T35">nel</text:span><text:span text:style-name="T183"> </text:span><text:span text:style-name="T35">tuo</text:span><text:span text:style-name="T183"> </text:span><text:span text:style-name="T36">Paese </text:span><text:span text:style-name="T35">di residenza. Nella domanda dovrai</text:span><text:span text:style-name="T174"> </text:span><text:span text:style-name="T35">indicare:</text:span></text:p>
        <text:list xml:id="list153414653498359" text:continue-list="list153414585698160" text:style-name="WWNum4">
          <text:list-item>
            <text:p text:style-name="P340"><text:span text:style-name="T47">i</text:span><text:span text:style-name="T104"> </text:span><text:span text:style-name="T47">tuoi</text:span><text:span text:style-name="T105"> </text:span><text:span text:style-name="T47">dati</text:span><text:span text:style-name="T105"> </text:span><text:span text:style-name="T47">personali</text:span><text:span text:style-name="T104"> </text:span><text:span text:style-name="T47">(nome,</text:span><text:span text:style-name="T105"> </text:span><text:span text:style-name="T47">cognome,</text:span><text:span text:style-name="T105"> </text:span><text:span text:style-name="T47">data</text:span><text:span text:style-name="T104"> </text:span><text:span text:style-name="T47">di</text:span><text:span text:style-name="T105"> </text:span><text:span text:style-name="T47">nascita,</text:span><text:span text:style-name="T105"> </text:span><text:span text:style-name="T47">residenza,</text:span><text:span text:style-name="T104"> </text:span><text:span text:style-name="T47">cittadinanza) e quelli dei tuoi</text:span><text:span text:style-name="T61"> </text:span><text:span text:style-name="T47">familiari;</text:span></text:p>
          </text:list-item>
          <text:list-item>
            <text:p text:style-name="P319"><text:span text:style-name="T47">i dati del tuo passaporto o altro documento</text:span><text:span text:style-name="T108"> </text:span><text:span text:style-name="T47">valido;</text:span></text:p>
          </text:list-item>
          <text:list-item>
            <text:p text:style-name="P321"><text:span text:style-name="T47">la ragione del</text:span><text:span text:style-name="T110"> </text:span><text:span text:style-name="T47">viaggio;</text:span></text:p>
          </text:list-item>
          <text:list-item>
            <text:p text:style-name="P322"><text:span text:style-name="T47">i mezzi di trasporto che vuoi</text:span><text:span text:style-name="T92"> </text:span><text:span text:style-name="T47">utilizzare;</text:span></text:p>
          </text:list-item>
          <text:list-item>
            <text:p text:style-name="P322"><text:span text:style-name="T47">il luogo dove</text:span><text:span text:style-name="T110"> </text:span><text:span text:style-name="T47">alloggerai;</text:span></text:p>
          </text:list-item>
          <text:list-item>
            <text:p text:style-name="P322"><text:span text:style-name="T47">i mezzi di sostentamento durante il viaggio ed il</text:span><text:span text:style-name="T64"> </text:span><text:span text:style-name="T47">soggiorno.</text:span></text:p>
          </text:list-item>
        </text:list>
        <text:p text:style-name="P1045"><text:span text:style-name="T35">Alla</text:span><text:span text:style-name="T196"> </text:span><text:span text:style-name="T35">domanda</text:span><text:span text:style-name="T199"> </text:span><text:span text:style-name="T35">va</text:span><text:span text:style-name="T196"> </text:span><text:span text:style-name="T35">inoltre</text:span><text:span text:style-name="T199"> </text:span><text:span text:style-name="T35">allegata</text:span><text:span text:style-name="T196"> </text:span><text:span text:style-name="T35">la</text:span><text:span text:style-name="T199"> </text:span><text:span text:style-name="T35">specifica</text:span><text:span text:style-name="T196"> </text:span><text:span text:style-name="T35">documentazione</text:span><text:span text:style-name="T199"> </text:span><text:span text:style-name="T35">necessaria</text:span><text:span text:style-name="T199"> </text:span><text:span text:style-name="T35">a</text:span><text:span text:style-name="T196"> </text:span><text:span text:style-name="T35">se- conda</text:span><text:span text:style-name="T199"> </text:span><text:span text:style-name="T35">del</text:span><text:span text:style-name="T180"> </text:span><text:span text:style-name="T35">visto</text:span><text:span text:style-name="T199"> </text:span><text:span text:style-name="T35">di</text:span><text:span text:style-name="T180"> </text:span><text:span text:style-name="T35">ingresso</text:span><text:span text:style-name="T180"> </text:span><text:span text:style-name="T35">richiesto.</text:span><text:span text:style-name="T199"> </text:span><text:span text:style-name="T35">Per</text:span><text:span text:style-name="T180"> </text:span><text:span text:style-name="T35">conoscere</text:span><text:span text:style-name="T199"> </text:span><text:span text:style-name="T35">la</text:span><text:span text:style-name="T180"> </text:span><text:span text:style-name="T35">documentazione</text:span><text:span text:style-name="T180"> </text:span><text:span text:style-name="T35">neces- saria per ottenere ciascuna tipologia di visto è possibile consultare il sito del Ministero degli Affari Esteri.</text:span><text:span text:style-name="T214"> </text:span><text:span text:style-name="T35">(</text:span><text:a xlink:type="simple" xlink:href="http://www.esteri.it/visti)" text:style-name="Default_20_Style" text:visited-style-name="Default_20_Style"><text:span text:style-name="T221">http://www.esteri.it/visti</text:span></text:a><text:a xlink:type="simple" xlink:href="http://www.esteri.it/visti)" text:style-name="Default_20_Style" text:visited-style-name="Default_20_Style"><text:span text:style-name="T35">).</text:span></text:a></text:p>
        <text:p text:style-name="P718"/>
        <text:p text:style-name="P1046"><text:span text:style-name="T225">ATTEnzIonE: </text:span><text:span text:style-name="T35">Se dichiari il falso o presenti documenti falsi, sarai punibile penalmente e la tua domanda sarà respinta.</text:span></text:p>
        <text:p text:style-name="P785"/>
        <text:list xml:id="list153415753622040" text:continue-list="list153415567210027" text:style-name="WWNum2">
          <text:list-item>
            <text:h text:style-name="P51" text:outline-level="3"><text:span text:style-name="T389">Quanto tempo ci vuole per ottenere il</text:span><text:span text:style-name="T415"> </text:span><text:span text:style-name="T389">visto?</text:span></text:h>
          </text:list-item>
        </text:list>
        <text:p text:style-name="P1047"><text:span text:style-name="T35">Il</text:span><text:span text:style-name="T217"> </text:span><text:span text:style-name="T35">visto</text:span><text:span text:style-name="T216"> </text:span><text:span text:style-name="T35">può</text:span><text:span text:style-name="T216"> </text:span><text:span text:style-name="T35">essere</text:span><text:span text:style-name="T216"> </text:span><text:span text:style-name="T35">rilasciato</text:span><text:span text:style-name="T216"> </text:span><text:span text:style-name="T35">o</text:span><text:span text:style-name="T216"> </text:span><text:span text:style-name="T35">rifiutato</text:span><text:span text:style-name="T216"> </text:span><text:span text:style-name="T35">entro</text:span><text:span text:style-name="T216"> </text:span><text:span text:style-name="T35">90</text:span><text:span text:style-name="T217"> </text:span><text:span text:style-name="T35">giorni</text:span><text:span text:style-name="T216"> </text:span><text:span text:style-name="T35">dalla</text:span><text:span text:style-name="T216"> </text:span><text:span text:style-name="T35">presentazione</text:span><text:span text:style-name="T216"> </text:span><text:span text:style-name="T35">della domanda; servono invece 30 giorni per motivi di lavoro subordinato e 120 giorni per lavoro</text:span><text:span text:style-name="T170"> </text:span><text:span text:style-name="T35">autonomo.</text:span></text:p>
        <text:p text:style-name="P785"/>
        <text:list xml:id="list153414450719186" text:continue-numbering="true" text:style-name="WWNum2">
          <text:list-item>
            <text:h text:style-name="P51" text:outline-level="3"><text:span text:style-name="T389">Quando serve il visto di</text:span><text:span text:style-name="T417"> </text:span><text:span text:style-name="T389">reingresso?</text:span></text:h>
          </text:list-item>
        </text:list>
        <text:p text:style-name="P1047"><text:span text:style-name="T35">Il</text:span><text:span text:style-name="T183"> </text:span><text:span text:style-name="T35">visto</text:span><text:span text:style-name="T196"> </text:span><text:span text:style-name="T35">di</text:span><text:span text:style-name="T196"> </text:span><text:span text:style-name="T35">reingresso</text:span><text:span text:style-name="T183"> </text:span><text:span text:style-name="T35">è</text:span><text:span text:style-name="T196"> </text:span><text:span text:style-name="T35">rilasciato</text:span><text:span text:style-name="T196"> </text:span><text:span text:style-name="T35">dalla</text:span><text:span text:style-name="T183"> </text:span><text:span text:style-name="T35">Rappresentanza</text:span><text:span text:style-name="T196"> </text:span><text:span text:style-name="T35">Diplomatica</text:span><text:span text:style-name="T196"> </text:span><text:span text:style-name="T35">Consolare Italiana</text:span><text:span text:style-name="T183"> </text:span><text:span text:style-name="T35">del</text:span><text:span text:style-name="T196"> </text:span><text:span text:style-name="T35">tuo</text:span><text:span text:style-name="T183"> </text:span><text:span text:style-name="T35">Paese</text:span><text:span text:style-name="T196"> </text:span><text:span text:style-name="T35">di</text:span><text:span text:style-name="T196"> </text:span><text:span text:style-name="T35">provenienza.</text:span><text:span text:style-name="T183"> </text:span><text:span text:style-name="T35">Il</text:span><text:span text:style-name="T196"> </text:span><text:span text:style-name="T35">visto</text:span><text:span text:style-name="T183"> </text:span><text:span text:style-name="T35">di</text:span><text:span text:style-name="T196"> </text:span><text:span text:style-name="T35">reingresso</text:span><text:span text:style-name="T196"> </text:span><text:span text:style-name="T35">ti</text:span><text:span text:style-name="T183"> </text:span><text:span text:style-name="T35">consente</text:span><text:span text:style-name="T196"> </text:span><text:span text:style-name="T35">di</text:span><text:span text:style-name="T183"> </text:span><text:span text:style-name="T35">ritor- nare in Italia nei casi in</text:span><text:span text:style-name="T173"> </text:span><text:span text:style-name="T35">cui:</text:span></text:p>
        <text:list xml:id="list153414505275378" text:continue-list="list153414653498359" text:style-name="WWNum4">
          <text:list-item>
            <text:p text:style-name="P342"><text:span text:style-name="T47">possiedi</text:span><text:span text:style-name="T85"> </text:span><text:span text:style-name="T47">un</text:span><text:span text:style-name="T85"> </text:span><text:span text:style-name="T47">permesso</text:span><text:span text:style-name="T67"> </text:span><text:span text:style-name="T47">di</text:span><text:span text:style-name="T85"> </text:span><text:span text:style-name="T47">soggiorno</text:span><text:span text:style-name="T85"> </text:span><text:span text:style-name="T47">della</text:span><text:span text:style-name="T67"> </text:span><text:span text:style-name="T47">durata</text:span><text:span text:style-name="T85"> </text:span><text:span text:style-name="T47">di</text:span><text:span text:style-name="T67"> </text:span><text:span text:style-name="T47">uno</text:span><text:span text:style-name="T85"> </text:span><text:span text:style-name="T47">o</text:span><text:span text:style-name="T85"> </text:span><text:span text:style-name="T47">due</text:span><text:span text:style-name="T67"> </text:span><text:span text:style-name="T47">anni</text:span><text:span text:style-name="T85"> </text:span><text:span text:style-name="T47">(ovvero</text:span><text:span text:style-name="T85"> </text:span><text:span text:style-name="T47">su- periore</text:span><text:span text:style-name="T113"> </text:span><text:span text:style-name="T47">ai</text:span><text:span text:style-name="T113"> </text:span><text:span text:style-name="T47">novanta</text:span><text:span text:style-name="T113"> </text:span><text:span text:style-name="T47">giorni),</text:span><text:span text:style-name="T89"> </text:span><text:span text:style-name="T47">scaduto</text:span><text:span text:style-name="T113"> </text:span><text:span text:style-name="T47">da</text:span><text:span text:style-name="T113"> </text:span><text:span text:style-name="T47">non</text:span><text:span text:style-name="T113"> </text:span><text:span text:style-name="T47">più</text:span><text:span text:style-name="T89"> </text:span><text:span text:style-name="T47">di</text:span><text:span text:style-name="T113"> </text:span><text:span text:style-name="T47">60</text:span><text:span text:style-name="T113"> </text:span><text:span text:style-name="T47">giorni,</text:span><text:span text:style-name="T89"> </text:span><text:span text:style-name="T47">a</text:span><text:span text:style-name="T113"> </text:span><text:span text:style-name="T47">patto</text:span><text:span text:style-name="T113"> </text:span><text:span text:style-name="T47">di</text:span><text:span text:style-name="T113"> </text:span><text:span text:style-name="T47">mostrare il</text:span><text:span text:style-name="T61"> </text:span><text:span text:style-name="T47">documento</text:span><text:span text:style-name="T61"> </text:span><text:span text:style-name="T47">scaduto-</text:span><text:span text:style-name="T116"> </text:span><text:span text:style-name="T47">in</text:span><text:span text:style-name="T61"> </text:span><text:span text:style-name="T47">caso</text:span><text:span text:style-name="T61"> </text:span><text:span text:style-name="T47">di</text:span><text:span text:style-name="T61"> </text:span><text:span text:style-name="T47">comprovati</text:span><text:span text:style-name="T61"> </text:span><text:span text:style-name="T47">gravi</text:span><text:span text:style-name="T61"> </text:span><text:span text:style-name="T47">motivi</text:span><text:span text:style-name="T61"> </text:span><text:span text:style-name="T47">di</text:span><text:span text:style-name="T61"> </text:span><text:span text:style-name="T47">salute</text:span><text:span text:style-name="T117"> </text:span><text:span text:style-name="T47">del</text:span><text:span text:style-name="T61"> </text:span><text:span text:style-name="T47">citta- dino</text:span><text:span text:style-name="T101"> </text:span><text:span text:style-name="T47">straniero,</text:span><text:span text:style-name="T55"> </text:span><text:span text:style-name="T47">dei</text:span><text:span text:style-name="T101"> </text:span><text:span text:style-name="T47">suoi</text:span><text:span text:style-name="T55"> </text:span><text:span text:style-name="T47">parenti</text:span><text:span text:style-name="T101"> </text:span><text:span text:style-name="T47">di</text:span><text:span text:style-name="T55"> </text:span><text:span text:style-name="T47">I</text:span><text:span text:style-name="T55"> </text:span><text:span text:style-name="T47">grado</text:span><text:span text:style-name="T101"> </text:span><text:span text:style-name="T47">o</text:span><text:span text:style-name="T55"> </text:span><text:span text:style-name="T47">del</text:span><text:span text:style-name="T101"> </text:span><text:span text:style-name="T47">coniuge</text:span><text:span text:style-name="T55"> </text:span><text:span text:style-name="T47">–</text:span><text:span text:style-name="T55"> </text:span><text:span text:style-name="T47">è</text:span><text:span text:style-name="T101"> </text:span><text:span text:style-name="T47">sufficiente</text:span><text:span text:style-name="T55"> </text:span><text:span text:style-name="T47">che</text:span><text:span text:style-name="T101"> </text:span><text:span text:style-name="T47">il permesso sia scaduto da non oltre sei</text:span><text:span text:style-name="T105"> </text:span><text:span text:style-name="T47">mesi;</text:span></text:p>
          </text:list-item>
          <text:list-item>
            <text:p text:style-name="P347"><text:span text:style-name="T47">non</text:span><text:span text:style-name="T61"> </text:span><text:span text:style-name="T47">hai</text:span><text:span text:style-name="T61"> </text:span><text:span text:style-name="T47">più</text:span><text:span text:style-name="T61"> </text:span><text:span text:style-name="T47">il</text:span><text:span text:style-name="T61"> </text:span><text:span text:style-name="T47">documento</text:span><text:span text:style-name="T117"> </text:span><text:span text:style-name="T47">di</text:span><text:span text:style-name="T61"> </text:span><text:span text:style-name="T47">soggiorno,</text:span><text:span text:style-name="T61"> </text:span><text:span text:style-name="T47">perché</text:span><text:span text:style-name="T61"> </text:span><text:span text:style-name="T47">smarrito</text:span><text:span text:style-name="T117"> </text:span><text:span text:style-name="T47">o</text:span><text:span text:style-name="T61"> </text:span><text:span text:style-name="T47">sottratto,</text:span><text:span text:style-name="T61"> </text:span><text:span text:style-name="T47">a</text:span><text:span text:style-name="T61"> </text:span><text:span text:style-name="T47">patto</text:span><text:span text:style-name="T61"> </text:span><text:span text:style-name="T47">di mostrare copia della denuncia di furto o</text:span><text:span text:style-name="T80"> </text:span><text:span text:style-name="T47">smarrimento.</text:span></text:p>
          </text:list-item>
        </text:list>
        <text:p text:style-name="P842"/>
        <text:list xml:id="list153415555729029" text:continue-list="list153414450719186" text:style-name="WWNum2">
          <text:list-item>
            <text:h text:style-name="P52" text:outline-level="3"><text:span text:style-name="T389">Che</text:span><text:span text:style-name="T419"> </text:span><text:span text:style-name="T389">requisiti</text:span><text:span text:style-name="T421"> </text:span><text:span text:style-name="T411">devo</text:span><text:span text:style-name="T419"> </text:span><text:span text:style-name="T389">avere</text:span><text:span text:style-name="T421"> </text:span><text:span text:style-name="T389">per</text:span><text:span text:style-name="T421"> </text:span><text:span text:style-name="T389">ottenere</text:span><text:span text:style-name="T421"> </text:span><text:span text:style-name="T389">il</text:span><text:span text:style-name="T421"> </text:span><text:span text:style-name="T389">visto</text:span><text:span text:style-name="T419"> </text:span><text:span text:style-name="T389">per</text:span><text:span text:style-name="T411"> </text:span><text:span text:style-name="T389">turismo?</text:span></text:h>
          </text:list-item>
        </text:list>
        <text:p text:style-name="P1045"><text:span text:style-name="T35">Il</text:span><text:span text:style-name="T216"> </text:span><text:span text:style-name="T35">visto</text:span><text:span text:style-name="T187"> </text:span><text:span text:style-name="T35">per</text:span><text:span text:style-name="T216"> </text:span><text:span text:style-name="T35">turismo</text:span><text:span text:style-name="T187"> </text:span><text:span text:style-name="T35">consente</text:span><text:span text:style-name="T187"> </text:span><text:span text:style-name="T35">l’ingresso,</text:span><text:span text:style-name="T216"> </text:span><text:span text:style-name="T35">per</text:span><text:span text:style-name="T187"> </text:span><text:span text:style-name="T35">un</text:span><text:span text:style-name="T216"> </text:span><text:span text:style-name="T35">soggiorno</text:span><text:span text:style-name="T187"> </text:span><text:span text:style-name="T35">di</text:span><text:span text:style-name="T187"> </text:span><text:span text:style-name="T35">breve</text:span><text:span text:style-name="T216"> </text:span><text:span text:style-name="T35">durata</text:span><text:span text:style-name="T187"> </text:span><text:span text:style-name="T35">(mas- simo</text:span><text:span text:style-name="T39"> </text:span><text:span text:style-name="T35">90</text:span><text:span text:style-name="T39"> </text:span><text:span text:style-name="T35">giorni)</text:span><text:span text:style-name="T203"> </text:span><text:span text:style-name="T35">in</text:span><text:span text:style-name="T39"> </text:span><text:span text:style-name="T35">Italia</text:span><text:span text:style-name="T39"> </text:span><text:span text:style-name="T35">e</text:span><text:span text:style-name="T39"> </text:span><text:span text:style-name="T35">negli</text:span><text:span text:style-name="T39"> </text:span><text:span text:style-name="T35">altri</text:span><text:span text:style-name="T39"> </text:span><text:span text:style-name="T35">Paesi</text:span><text:span text:style-name="T39"> </text:span><text:span text:style-name="T35">dello</text:span><text:span text:style-name="T39"> </text:span><text:span text:style-name="T35">spazio</text:span><text:span text:style-name="T39"> </text:span><text:span text:style-name="T35">Schengen,</text:span><text:span text:style-name="T39"> </text:span><text:span text:style-name="T35">al</text:span><text:span text:style-name="T39"> </text:span><text:span text:style-name="T35">cittadino straniero che intende viaggiare per motivi</text:span><text:span text:style-name="T190"> </text:span><text:span text:style-name="T35">turistici.</text:span></text:p>
        <text:p text:style-name="P754"><text:span text:style-name="T35">I requisiti e le condizioni per l’ottenimento del visto sono:</text:span></text:p>
        <text:list xml:id="list153415128927332" text:continue-list="list153414505275378" text:style-name="WWNum4">
          <text:list-item>
            <text:p text:style-name="P326"><text:span text:style-name="T47">documenti</text:span><text:span text:style-name="T48"> </text:span><text:span text:style-name="T47">che</text:span><text:span text:style-name="T43"> </text:span><text:span text:style-name="T47">dimostrino</text:span><text:span text:style-name="T43"> </text:span><text:span text:style-name="T47">il</text:span><text:span text:style-name="T48"> </text:span><text:span text:style-name="T47">possesso</text:span><text:span text:style-name="T43"> </text:span><text:span text:style-name="T47">di</text:span><text:span text:style-name="T43"> </text:span><text:span text:style-name="T47">adeguati</text:span><text:span text:style-name="T48"> </text:span><text:span text:style-name="T47">mezzi</text:span><text:span text:style-name="T43"> </text:span><text:span text:style-name="T47">finanziari</text:span><text:span text:style-name="T43"> </text:span><text:span text:style-name="T47">per</text:span><text:span text:style-name="T48"> </text:span><text:span text:style-name="T47">il</text:span><text:span text:style-name="T43"> </text:span><text:span text:style-name="T47">tuo</text:span></text:p>
          </text:list-item>
        </text:list>
      </text:section>
      <text:p text:style-name="P1055"/>
      <text:p text:style-name="P728"/>
      <text:p text:style-name="P660"><draw:g text:anchor-type="as-char" draw:z-index="76" draw:style-name="gr5"><draw:line draw:style-name="gr6" draw:text-style-name="P1280" svg:x1="0in" svg:y1="0in" svg:x2="3.8228in" svg:y2="0in"><text:p/></draw:line></draw:g><text:span text:style-name="T483"><text:tab/></text:span><draw:g text:anchor-type="as-char" draw:z-index="77" draw:style-name="gr5"><draw:line draw:style-name="gr6" draw:text-style-name="P1280" svg:x1="0in" svg:y1="0in" svg:x2="3.8189in" svg:y2="0in"><text:p/></draw:line></draw:g></text:p>
      <text:p text:style-name="P800"/>
      <text:section text:style-name="Sect8" text:name="Section25">
        <text:p text:style-name="P1056"><text:span text:style-name="T35">sostegno (carte di credito, fideiussione bancaria, polizza assicurativa, ecc.);</text:span></text:p>
        <text:list xml:id="list153414605235721" text:continue-numbering="true" text:style-name="WWNum4">
          <text:list-item>
            <text:p text:style-name="P355"><text:span text:style-name="T43">biglietto</text:span><text:span text:style-name="T72"> </text:span><text:span text:style-name="T47">di</text:span><text:span text:style-name="T77"> </text:span><text:span text:style-name="T43">andata</text:span><text:span text:style-name="T77"> </text:span><text:span text:style-name="T47">e</text:span><text:span text:style-name="T77"> </text:span><text:span text:style-name="T43">ritorno</text:span><text:span text:style-name="T77"> </text:span><text:span text:style-name="T47">o</text:span><text:span text:style-name="T77"> </text:span><text:span text:style-name="T43">prenotazione</text:span><text:span text:style-name="T77"> </text:span><text:span text:style-name="T43">ovvero</text:span><text:span text:style-name="T77"> </text:span><text:span text:style-name="T47">la</text:span><text:span text:style-name="T77"> </text:span><text:span text:style-name="T43">disponibilità</text:span><text:span text:style-name="T77"> </text:span><text:span text:style-name="T47">di</text:span><text:span text:style-name="T77"> </text:span><text:span text:style-name="T43">autonomi </text:span><text:span text:style-name="T47">mezzi di</text:span><text:span text:style-name="T55"> </text:span><text:span text:style-name="T47">viaggio;</text:span></text:p>
          </text:list-item>
          <text:list-item>
            <text:p text:style-name="P365"><text:span text:style-name="T47">un documento che dimostri la disponibilità di un alloggio (prenotazione</text:span><text:span text:style-name="T113"> </text:span><text:span text:style-name="T47">al- berghiera, dichiarazione di ospitalità,</text:span><text:span text:style-name="T72"> </text:span><text:span text:style-name="T47">ecc.);</text:span></text:p>
          </text:list-item>
          <text:list-item>
            <text:p text:style-name="P366"><text:span text:style-name="T47">assicurazione</text:span><text:span text:style-name="T43"> </text:span><text:span text:style-name="T47">sanitaria.</text:span></text:p>
          </text:list-item>
        </text:list>
        <text:p text:style-name="P708"/>
        <text:p text:style-name="P887"/>
        <text:list xml:id="list153415757167576" text:continue-list="list153415555729029" text:style-name="WWNum2">
          <text:list-item>
            <text:h text:style-name="P54" text:outline-level="3"><text:span text:style-name="T389">Che requisiti devo avere per ottenere il visto per motivi di studio?</text:span></text:h>
          </text:list-item>
        </text:list>
        <text:p text:style-name="P754"><text:span text:style-name="T35">I requisiti e le condizioni per l’ottenimento del visto sono:</text:span></text:p>
        <text:list xml:id="list153416082148212" text:continue-list="list153414605235721" text:style-name="WWNum4">
          <text:list-item>
            <text:p text:style-name="P341"><text:span text:style-name="T47">documentate</text:span><text:span text:style-name="T104"> </text:span><text:span text:style-name="T47">garanzie</text:span><text:span text:style-name="T104"> </text:span><text:span text:style-name="T47">circa</text:span><text:span text:style-name="T104"> </text:span><text:span text:style-name="T47">il</text:span><text:span text:style-name="T104"> </text:span><text:span text:style-name="T47">corso</text:span><text:span text:style-name="T104"> </text:span><text:span text:style-name="T47">superiore</text:span><text:span text:style-name="T104"> </text:span><text:span text:style-name="T47">di</text:span><text:span text:style-name="T104"> </text:span><text:span text:style-name="T47">studio,</text:span><text:span text:style-name="T104"> </text:span><text:span text:style-name="T47">il</text:span><text:span text:style-name="T104"> </text:span><text:span text:style-name="T47">corso</text:span><text:span text:style-name="T105"> </text:span><text:span text:style-name="T47">di</text:span><text:span text:style-name="T104"> </text:span><text:span text:style-name="T47">formazione professionale o il corso finanziato dal governo italiano da seguire, ovvero l’attività di ricerca da</text:span><text:span text:style-name="T77"> </text:span><text:span text:style-name="T47">svolgere;</text:span></text:p>
          </text:list-item>
          <text:list-item>
            <text:p text:style-name="P359"><text:span text:style-name="T43">adeguate garanzie circa </text:span><text:span text:style-name="T47">i </text:span><text:span text:style-name="T43">mezzi </text:span><text:span text:style-name="T47">di </text:span><text:span text:style-name="T43">sostentamento. </text:span><text:span text:style-name="T101">Tali </text:span><text:span text:style-name="T43">mezzi sono quantificati </text:span><text:span text:style-name="T47">nell’importo</text:span><text:span text:style-name="T105"> </text:span><text:span text:style-name="T47">di</text:span><text:span text:style-name="T121"> </text:span><text:span text:style-name="T47">euro</text:span><text:span text:style-name="T121"> </text:span><text:span text:style-name="T47">442,30</text:span><text:span text:style-name="T121"> </text:span><text:span text:style-name="T47">al</text:span><text:span text:style-name="T121"> </text:span><text:span text:style-name="T47">mese,</text:span><text:span text:style-name="T121"> </text:span><text:span text:style-name="T47">(pari</text:span><text:span text:style-name="T121"> </text:span><text:span text:style-name="T47">ad</text:span><text:span text:style-name="T121"> </text:span><text:span text:style-name="T47">euro</text:span><text:span text:style-name="T121"> </text:span><text:span text:style-name="T47">5.750,00</text:span><text:span text:style-name="T121"> </text:span><text:span text:style-name="T47">annuali),</text:span><text:span text:style-name="T121"> </text:span><text:span text:style-name="T47">per</text:span><text:span text:style-name="T121"> </text:span><text:span text:style-name="T47">ogni mese</text:span><text:span text:style-name="T48"> </text:span><text:span text:style-name="T47">di</text:span><text:span text:style-name="T48"> </text:span><text:span text:style-name="T47">durata</text:span><text:span text:style-name="T48"> </text:span><text:span text:style-name="T47">dell’anno</text:span><text:span text:style-name="T48"> </text:span><text:span text:style-name="T47">accademico.</text:span><text:span text:style-name="T43"> </text:span><text:span text:style-name="T47">La</text:span><text:span text:style-name="T48"> </text:span><text:span text:style-name="T47">disponibilità</text:span><text:span text:style-name="T48"> </text:span><text:span text:style-name="T47">in</text:span><text:span text:style-name="T48"> </text:span><text:span text:style-name="T47">Italia</text:span><text:span text:style-name="T43"> </text:span><text:span text:style-name="T47">di</text:span><text:span text:style-name="T48"> </text:span><text:span text:style-name="T47">tali</text:span><text:span text:style-name="T48"> </text:span><text:span text:style-name="T47">mezzi di </text:span><text:span text:style-name="T43">sostentamento deve essere comprovata mediante garanzie economiche per- </text:span><text:span text:style-name="T47">sonali o fornite da Istituzioni ed Enti italiani o stranieri di accertato credito </text:span><text:span text:style-name="T43">(non</text:span><text:span text:style-name="T72"> </text:span><text:span text:style-name="T47">può</text:span><text:span text:style-name="T77"> </text:span><text:span text:style-name="T43">essere</text:span><text:span text:style-name="T72"> </text:span><text:span text:style-name="T43">dimostrata</text:span><text:span text:style-name="T77"> </text:span><text:span text:style-name="T43">attraverso</text:span><text:span text:style-name="T72"> </text:span><text:span text:style-name="T43">l’esibizione</text:span><text:span text:style-name="T77"> </text:span><text:span text:style-name="T47">di</text:span><text:span text:style-name="T77"> </text:span><text:span text:style-name="T47">una</text:span><text:span text:style-name="T72"> </text:span><text:span text:style-name="T43">fidejussione</text:span><text:span text:style-name="T77"> </text:span><text:span text:style-name="T43">bancaria </text:span><text:span text:style-name="T47">o di una polizza</text:span><text:span text:style-name="T77"> </text:span><text:span text:style-name="T47">fideiussoria)</text:span></text:p>
          </text:list-item>
          <text:list-item>
            <text:p text:style-name="P375"><text:span text:style-name="T47">polizza</text:span><text:span text:style-name="T67"> </text:span><text:span text:style-name="T47">assicurativa</text:span><text:span text:style-name="T72"> </text:span><text:span text:style-name="T47">per</text:span><text:span text:style-name="T67"> </text:span><text:span text:style-name="T47">cure</text:span><text:span text:style-name="T72"> </text:span><text:span text:style-name="T47">mediche</text:span><text:span text:style-name="T67"> </text:span><text:span text:style-name="T47">e</text:span><text:span text:style-name="T72"> </text:span><text:span text:style-name="T47">ricoveri</text:span><text:span text:style-name="T67"> </text:span><text:span text:style-name="T47">ospedalieri,</text:span><text:span text:style-name="T72"> </text:span><text:span text:style-name="T47">laddove</text:span><text:span text:style-name="T67"> </text:span><text:span text:style-name="T47">non</text:span><text:span text:style-name="T72"> </text:span><text:span text:style-name="T47">hai diritto</text:span><text:span text:style-name="T67"> </text:span><text:span text:style-name="T47">all’assistenza</text:span><text:span text:style-name="T67"> </text:span><text:span text:style-name="T47">sanitaria</text:span><text:span text:style-name="T72"> </text:span><text:span text:style-name="T47">in</text:span><text:span text:style-name="T67"> </text:span><text:span text:style-name="T47">Italia</text:span><text:span text:style-name="T67"> </text:span><text:span text:style-name="T47">in</text:span><text:span text:style-name="T72"> </text:span><text:span text:style-name="T47">virtù</text:span><text:span text:style-name="T67"> </text:span><text:span text:style-name="T47">di</text:span><text:span text:style-name="T72"> </text:span><text:span text:style-name="T47">accordi</text:span><text:span text:style-name="T67"> </text:span><text:span text:style-name="T47">o</text:span><text:span text:style-name="T67"> </text:span><text:span text:style-name="T47">convenzioni</text:span><text:span text:style-name="T72"> </text:span><text:span text:style-name="T47">in</text:span><text:span text:style-name="T67"> </text:span><text:span text:style-name="T47">vi- gore con il tuo</text:span><text:span text:style-name="T61"> </text:span><text:span text:style-name="T47">Paese;</text:span></text:p>
          </text:list-item>
          <text:list-item>
            <text:p text:style-name="P381"><text:span text:style-name="T47">disponibilità</text:span><text:span text:style-name="T113"> </text:span><text:span text:style-name="T47">di</text:span><text:span text:style-name="T89"> </text:span><text:span text:style-name="T47">un</text:span><text:span text:style-name="T113"> </text:span><text:span text:style-name="T47">alloggio:</text:span><text:span text:style-name="T89"> </text:span><text:span text:style-name="T47">prenotazione</text:span><text:span text:style-name="T113"> </text:span><text:span text:style-name="T43">alberghiera</text:span><text:span text:style-name="T89"> </text:span><text:span text:style-name="T47">o</text:span><text:span text:style-name="T113"> </text:span><text:span text:style-name="T47">dichiarazione</text:span><text:span text:style-name="T89"> </text:span><text:span text:style-name="T47">di</text:span><text:span text:style-name="T113"> </text:span><text:span text:style-name="T47">ospi- talità,</text:span><text:span text:style-name="T80"> </text:span><text:span text:style-name="T47">prestata</text:span><text:span text:style-name="T104"> </text:span><text:span text:style-name="T47">da</text:span><text:span text:style-name="T80"> </text:span><text:span text:style-name="T47">cittadino</text:span><text:span text:style-name="T104"> </text:span><text:span text:style-name="T47">italiano</text:span><text:span text:style-name="T80"> </text:span><text:span text:style-name="T47">o</text:span><text:span text:style-name="T104"> </text:span><text:span text:style-name="T47">straniero</text:span><text:span text:style-name="T80"> </text:span><text:span text:style-name="T47">regolarmente</text:span><text:span text:style-name="T104"> </text:span><text:span text:style-name="T47">residente</text:span><text:span text:style-name="T80"> </text:span><text:span text:style-name="T47">in</text:span><text:span text:style-name="T104"> </text:span><text:span text:style-name="T47">Italia. Il</text:span><text:span text:style-name="T43"> </text:span><text:span text:style-name="T47">visto</text:span><text:span text:style-name="T48"> </text:span><text:span text:style-name="T47">d’ingresso</text:span><text:span text:style-name="T43"> </text:span><text:span text:style-name="T47">per</text:span><text:span text:style-name="T43"> </text:span><text:span text:style-name="T47">la</text:span><text:span text:style-name="T43"> </text:span><text:span text:style-name="T47">partecipazione</text:span><text:span text:style-name="T43"> </text:span><text:span text:style-name="T47">ad</text:span><text:span text:style-name="T43"> </text:span><text:span text:style-name="T47">attività</text:span><text:span text:style-name="T43"> </text:span><text:span text:style-name="T47">di</text:span><text:span text:style-name="T43"> </text:span><text:span text:style-name="T47">studio</text:span><text:span text:style-name="T43"> </text:span><text:span text:style-name="T47">ovvero</text:span><text:span text:style-name="T43"> </text:span><text:span text:style-name="T47">a</text:span><text:span text:style-name="T43"> </text:span><text:span text:style-name="T47">corsi</text:span><text:span text:style-name="T43"> </text:span><text:span text:style-name="T47">di studio</text:span><text:span text:style-name="T67"> </text:span><text:span text:style-name="T47">o</text:span><text:span text:style-name="T72"> </text:span><text:span text:style-name="T47">di</text:span><text:span text:style-name="T67"> </text:span><text:span text:style-name="T47">formazione</text:span><text:span text:style-name="T72"> </text:span><text:span text:style-name="T47">professionale</text:span><text:span text:style-name="T72"> </text:span><text:span text:style-name="T47">di</text:span><text:span text:style-name="T67"> </text:span><text:span text:style-name="T47">argomento</text:span><text:span text:style-name="T72"> </text:span><text:span text:style-name="T47">medico-sanitario</text:span><text:span text:style-name="T67"> </text:span><text:span text:style-name="T47">che</text:span><text:span text:style-name="T72"> </text:span><text:span text:style-name="T47">com- portino</text:span><text:span text:style-name="T101"> </text:span><text:span text:style-name="T47">l’esercizio</text:span><text:span text:style-name="T55"> </text:span><text:span text:style-name="T47">di</text:span><text:span text:style-name="T101"> </text:span><text:span text:style-name="T47">attività</text:span><text:span text:style-name="T55"> </text:span><text:span text:style-name="T47">sanitaria,</text:span><text:span text:style-name="T101"> </text:span><text:span text:style-name="T47">è</text:span><text:span text:style-name="T55"> </text:span><text:span text:style-name="T47">subordinato,</text:span><text:span text:style-name="T55"> </text:span><text:span text:style-name="T47">oltre</text:span><text:span text:style-name="T101"> </text:span><text:span text:style-name="T47">al</text:span><text:span text:style-name="T55"> </text:span><text:span text:style-name="T47">possesso</text:span><text:span text:style-name="T101"> </text:span><text:span text:style-name="T47">di</text:span><text:span text:style-name="T55"> </text:span><text:span text:style-name="T47">tutti i requisiti di norma previsti, anche al preventivo riconoscimento del titolo di studio da parte del Ministero della salute. Nei casi in cui non sia previsto lo svolgimento di attività di tipo sanitario, il responsabile legale della struttura sanitaria</text:span><text:span text:style-name="T48"> </text:span><text:span text:style-name="T47">ove</text:span><text:span text:style-name="T43"> </text:span><text:span text:style-name="T47">verrà</text:span><text:span text:style-name="T43"> </text:span><text:span text:style-name="T47">svolta</text:span><text:span text:style-name="T43"> </text:span><text:span text:style-name="T47">l’attività</text:span><text:span text:style-name="T43"> </text:span><text:span text:style-name="T47">di</text:span><text:span text:style-name="T48"> </text:span><text:span text:style-name="T47">studio</text:span><text:span text:style-name="T43"> </text:span><text:span text:style-name="T47">dovrà</text:span><text:span text:style-name="T43"> </text:span><text:span text:style-name="T47">rilasciare</text:span><text:span text:style-name="T43"> </text:span><text:span text:style-name="T47">una</text:span><text:span text:style-name="T43"> </text:span><text:span text:style-name="T47">specifica</text:span><text:span text:style-name="T43"> </text:span><text:span text:style-name="T47">di- chiarazione</text:span><text:span text:style-name="T117"> </text:span><text:span text:style-name="T47">in</text:span><text:span text:style-name="T110"> </text:span><text:span text:style-name="T47">tal</text:span><text:span text:style-name="T110"> </text:span><text:span text:style-name="T47">senso</text:span><text:span text:style-name="T110"> </text:span><text:span text:style-name="T47">ad</text:span><text:span text:style-name="T117"> </text:span><text:span text:style-name="T47">uso</text:span><text:span text:style-name="T110"> </text:span><text:span text:style-name="T47">delle</text:span><text:span text:style-name="T110"> </text:span><text:span text:style-name="T47">Rappresentanze</text:span><text:span text:style-name="T110"> </text:span><text:span text:style-name="T47">diplomatico-consolari.</text:span></text:p>
          </text:list-item>
        </text:list>
        <text:list xml:id="list153416530116729" text:continue-list="list153415757167576" text:style-name="WWNum2">
          <text:list-item>
            <text:h text:style-name="P58" text:outline-level="3"><text:span text:style-name="T389">A</text:span><text:span text:style-name="T421"> </text:span><text:span text:style-name="T389">chi</text:span><text:span text:style-name="T421"> </text:span><text:span text:style-name="T389">può</text:span><text:span text:style-name="T421"> </text:span><text:span text:style-name="T389">essere</text:span><text:span text:style-name="T421"> </text:span><text:span text:style-name="T389">rilasciato</text:span><text:span text:style-name="T421"> </text:span><text:span text:style-name="T389">il</text:span><text:span text:style-name="T419"> </text:span><text:span text:style-name="T389">visto</text:span><text:span text:style-name="T421"> </text:span><text:span text:style-name="T389">per</text:span><text:span text:style-name="T411"> </text:span><text:span text:style-name="T389">motivi</text:span><text:span text:style-name="T421"> </text:span><text:span text:style-name="T389">di</text:span><text:span text:style-name="T421"> </text:span><text:span text:style-name="T389">studio?</text:span></text:h>
          </text:list-item>
        </text:list>
        <text:p text:style-name="P934"><text:span text:style-name="T35">Il</text:span><text:span text:style-name="T180"> </text:span><text:span text:style-name="T35">visto</text:span><text:span text:style-name="T180"> </text:span><text:span text:style-name="T35">per</text:span><text:span text:style-name="T180"> </text:span><text:span text:style-name="T35">studio</text:span><text:span text:style-name="T180"> </text:span><text:span text:style-name="T35">consente</text:span><text:span text:style-name="T166"> </text:span><text:span text:style-name="T35">l’ingresso</text:span><text:span text:style-name="T180"> </text:span><text:span text:style-name="T35">in</text:span><text:span text:style-name="T180"> </text:span><text:span text:style-name="T35">Italia,</text:span><text:span text:style-name="T180"> </text:span><text:span text:style-name="T35">ai</text:span><text:span text:style-name="T166"> </text:span><text:span text:style-name="T35">fini</text:span><text:span text:style-name="T180"> </text:span><text:span text:style-name="T35">di</text:span><text:span text:style-name="T180"> </text:span><text:span text:style-name="T35">un</text:span><text:span text:style-name="T180"> </text:span><text:span text:style-name="T35">soggiorno</text:span><text:span text:style-name="T180"> </text:span><text:span text:style-name="T35">di</text:span><text:span text:style-name="T166"> </text:span><text:span text:style-name="T35">lunga durata ma a tempo determinato, allo straniero che intenda seguire corsi uni- versitari.</text:span></text:p>
        <text:p text:style-name="P992"><text:span text:style-name="T35">Il</text:span><text:span text:style-name="T36"> </text:span><text:span text:style-name="T35">visto</text:span><text:span text:style-name="T162"> </text:span><text:span text:style-name="T35">per</text:span><text:span text:style-name="T162"> </text:span><text:span text:style-name="T35">studio,</text:span><text:span text:style-name="T162"> </text:span><text:span text:style-name="T35">di</text:span><text:span text:style-name="T162"> </text:span><text:span text:style-name="T35">breve</text:span><text:span text:style-name="T36"> </text:span><text:span text:style-name="T35">o</text:span><text:span text:style-name="T162"> </text:span><text:span text:style-name="T35">lunga</text:span><text:span text:style-name="T162"> </text:span><text:span text:style-name="T35">durata,</text:span><text:span text:style-name="T162"> </text:span><text:span text:style-name="T35">è</text:span><text:span text:style-name="T162"> </text:span><text:span text:style-name="T35">concesso</text:span><text:span text:style-name="T36"> </text:span><text:span text:style-name="T35">anche</text:span><text:span text:style-name="T162"> </text:span><text:span text:style-name="T35">in</text:span><text:span text:style-name="T162"> </text:span><text:span text:style-name="T35">favore</text:span><text:span text:style-name="T162"> </text:span><text:span text:style-name="T35">di</text:span><text:span text:style-name="T162"> </text:span><text:span text:style-name="T35">stu- denti</text:span><text:span text:style-name="T162"> </text:span><text:span text:style-name="T35">stranieri:</text:span></text:p>
        <text:list xml:id="list153416494777747" text:continue-list="list153416082148212" text:style-name="WWNum4">
          <text:list-item>
            <text:p text:style-name="P382"><text:span text:style-name="T47">maggiori</text:span><text:span text:style-name="T48"> </text:span><text:span text:style-name="T47">di</text:span><text:span text:style-name="T48"> </text:span><text:span text:style-name="T47">età,</text:span><text:span text:style-name="T48"> </text:span><text:span text:style-name="T47">che</text:span><text:span text:style-name="T48"> </text:span><text:span text:style-name="T47">intendano</text:span><text:span text:style-name="T43"> </text:span><text:span text:style-name="T47">seguire</text:span><text:span text:style-name="T48"> </text:span><text:span text:style-name="T47">corsi</text:span><text:span text:style-name="T48"> </text:span><text:span text:style-name="T47">superiori</text:span><text:span text:style-name="T48"> </text:span><text:span text:style-name="T47">di</text:span><text:span text:style-name="T48"> </text:span><text:span text:style-name="T47">studio</text:span><text:span text:style-name="T43"> </text:span><text:span text:style-name="T47">coerenti</text:span><text:span text:style-name="T48"> </text:span><text:span text:style-name="T47">con la</text:span><text:span text:style-name="T72"> </text:span><text:span text:style-name="T47">precedente</text:span><text:span text:style-name="T77"> </text:span><text:span text:style-name="T47">formazione</text:span><text:span text:style-name="T77"> </text:span><text:span text:style-name="T47">della</text:span><text:span text:style-name="T77"> </text:span><text:span text:style-name="T47">quale</text:span><text:span text:style-name="T77"> </text:span><text:span text:style-name="T47">si</text:span><text:span text:style-name="T77"> </text:span><text:span text:style-name="T47">dimostri</text:span><text:span text:style-name="T77"> </text:span><text:span text:style-name="T47">l’avvenuta</text:span><text:span text:style-name="T77"> </text:span><text:span text:style-name="T47">acquisizione</text:span><text:span text:style-name="T77"> </text:span><text:span text:style-name="T47">nel Paese di</text:span><text:span text:style-name="T55"> </text:span><text:span text:style-name="T47">provenienza;</text:span></text:p>
          </text:list-item>
          <text:list-item>
            <text:p text:style-name="P388"><text:span text:style-name="T43">maggiori</text:span><text:span text:style-name="T72"> </text:span><text:span text:style-name="T47">di</text:span><text:span text:style-name="T77"> </text:span><text:span text:style-name="T47">età</text:span><text:span text:style-name="T77"> </text:span><text:span text:style-name="T43">ammessi</text:span><text:span text:style-name="T72"> </text:span><text:span text:style-name="T47">a</text:span><text:span text:style-name="T77"> </text:span><text:span text:style-name="T43">frequentare</text:span><text:span text:style-name="T77"> </text:span><text:span text:style-name="T43">corsi</text:span><text:span text:style-name="T72"> </text:span><text:span text:style-name="T47">di</text:span><text:span text:style-name="T77"> </text:span><text:span text:style-name="T43">studio</text:span><text:span text:style-name="T77"> </text:span><text:span text:style-name="T43">negli</text:span><text:span text:style-name="T72"> </text:span><text:span text:style-name="T43">istituti</text:span><text:span text:style-name="T77"> </text:span><text:span text:style-name="T47">di</text:span><text:span text:style-name="T77"> </text:span><text:span text:style-name="T43">istruzione </text:span><text:span text:style-name="T47">secondaria</text:span><text:span text:style-name="T72"> </text:span><text:span text:style-name="T47">superiore</text:span><text:span text:style-name="T72"> </text:span><text:span text:style-name="T47">e</text:span><text:span text:style-name="T72"> </text:span><text:span text:style-name="T47">corsi</text:span><text:span text:style-name="T72"> </text:span><text:span text:style-name="T47">di</text:span><text:span text:style-name="T77"> </text:span><text:span text:style-name="T47">istruzione</text:span><text:span text:style-name="T72"> </text:span><text:span text:style-name="T47">e</text:span><text:span text:style-name="T72"> </text:span><text:span text:style-name="T47">formazione</text:span><text:span text:style-name="T72"> </text:span><text:span text:style-name="T47">tecnica</text:span><text:span text:style-name="T72"> </text:span><text:span text:style-name="T47">superiore;</text:span></text:p>
          </text:list-item>
          <text:list-item>
            <text:p text:style-name="P382"><text:span text:style-name="T47">minori di età, comunque maggiori di anni 14, che partecipino a programmi di scambio o ad iniziative culturali che abbiano ricevuto la preventiva ed esplicita</text:span><text:span text:style-name="T67"> </text:span><text:span text:style-name="T47">autorizzazione</text:span><text:span text:style-name="T72"> </text:span><text:span text:style-name="T47">da</text:span><text:span text:style-name="T67"> </text:span><text:span text:style-name="T47">parte</text:span><text:span text:style-name="T72"> </text:span><text:span text:style-name="T47">del</text:span><text:span text:style-name="T67"> </text:span><text:span text:style-name="T47">Ministero</text:span><text:span text:style-name="T72"> </text:span><text:span text:style-name="T47">degli</text:span><text:span text:style-name="T104"> </text:span><text:span text:style-name="T47">Affari</text:span><text:span text:style-name="T67"> </text:span><text:span text:style-name="T47">Esteri</text:span><text:span text:style-name="T72"> </text:span><text:span text:style-name="T47">e</text:span><text:span text:style-name="T72"> </text:span><text:span text:style-name="T47">del</text:span><text:span text:style-name="T67"> </text:span><text:span text:style-name="T47">Mini- stero</text:span><text:span text:style-name="T77"> </text:span><text:span text:style-name="T47">dell’Istruzione,</text:span><text:span text:style-name="T77"> </text:span><text:span text:style-name="T47">dell’Università</text:span><text:span text:style-name="T61"> </text:span><text:span text:style-name="T47">e</text:span><text:span text:style-name="T77"> </text:span><text:span text:style-name="T47">della</text:span><text:span text:style-name="T77"> </text:span><text:span text:style-name="T47">Ricerca</text:span><text:span text:style-name="T61"> </text:span><text:span text:style-name="T47">(o,</text:span><text:span text:style-name="T77"> </text:span><text:span text:style-name="T47">in</text:span><text:span text:style-name="T77"> </text:span><text:span text:style-name="T47">luogo</text:span><text:span text:style-name="T61"> </text:span><text:span text:style-name="T47">di</text:span><text:span text:style-name="T77"> </text:span><text:span text:style-name="T47">quest’ul- timo, dal Ministero per i Beni e le</text:span><text:span text:style-name="T124"> </text:span><text:span text:style-name="T47">Attività Culturali)</text:span></text:p>
          </text:list-item>
          <text:list-item>
            <text:p text:style-name="P384"><text:span text:style-name="T47">stranieri</text:span><text:span text:style-name="T101"> </text:span><text:span text:style-name="T47">chiamati</text:span><text:span text:style-name="T55"> </text:span><text:span text:style-name="T47">a</text:span><text:span text:style-name="T101"> </text:span><text:span text:style-name="T47">partecipare</text:span><text:span text:style-name="T55"> </text:span><text:span text:style-name="T47">ad</text:span><text:span text:style-name="T101"> </text:span><text:span text:style-name="T47">attività</text:span><text:span text:style-name="T55"> </text:span><text:span text:style-name="T47">previste</text:span><text:span text:style-name="T55"> </text:span><text:span text:style-name="T47">nel</text:span><text:span text:style-name="T101"> </text:span><text:span text:style-name="T47">quadro</text:span><text:span text:style-name="T55"> </text:span><text:span text:style-name="T47">di</text:span><text:span text:style-name="T101"> </text:span><text:span text:style-name="T47">programmi di assistenza e cooperazione del Governo</text:span><text:span text:style-name="T113"> </text:span><text:span text:style-name="T47">italiano;</text:span></text:p>
          </text:list-item>
          <text:list-item>
            <text:p text:style-name="P382"><text:span text:style-name="T47">stranieri che intendano fare ingresso in Italia per attività di ricerca</text:span><text:span text:style-name="T104"> </text:span><text:span text:style-name="T43">avanzata </text:span><text:span text:style-name="T47">o di alta cultura, non ricompresi tra le categorie di cui all’art. 27-ter del </text:span><text:span text:style-name="T48">Tu </text:span><text:span text:style-name="T47">286/98;</text:span></text:p>
          </text:list-item>
          <text:list-item>
            <text:p text:style-name="P389"><text:span text:style-name="T47">maggiori</text:span><text:span text:style-name="T55"> </text:span><text:span text:style-name="T47">di</text:span><text:span text:style-name="T55"> </text:span><text:span text:style-name="T47">età</text:span><text:span text:style-name="T48"> </text:span><text:span text:style-name="T47">che</text:span><text:span text:style-name="T55"> </text:span><text:span text:style-name="T47">sono</text:span><text:span text:style-name="T48"> </text:span><text:span text:style-name="T47">ammessi</text:span><text:span text:style-name="T55"> </text:span><text:span text:style-name="T47">a</text:span><text:span text:style-name="T48"> </text:span><text:span text:style-name="T47">frequentare</text:span><text:span text:style-name="T55"> </text:span><text:span text:style-name="T47">corsi</text:span><text:span text:style-name="T48"> </text:span><text:span text:style-name="T47">di</text:span><text:span text:style-name="T55"> </text:span><text:span text:style-name="T47">formazione</text:span><text:span text:style-name="T48"> </text:span><text:span text:style-name="T47">profes- sionale</text:span><text:span text:style-name="T61"> </text:span><text:span text:style-name="T47">e</text:span><text:span text:style-name="T61"> </text:span><text:span text:style-name="T47">tirocini</text:span><text:span text:style-name="T61"> </text:span><text:span text:style-name="T47">formativi</text:span><text:span text:style-name="T117"> </text:span><text:span text:style-name="T47">nell’ambito</text:span><text:span text:style-name="T61"> </text:span><text:span text:style-name="T47">delle</text:span><text:span text:style-name="T61"> </text:span><text:span text:style-name="T47">quote</text:span><text:span text:style-name="T61"> </text:span><text:span text:style-name="T47">stabilite</text:span><text:span text:style-name="T117"> </text:span><text:span text:style-name="T47">annualmente</text:span><text:span text:style-name="T61"> </text:span><text:span text:style-name="T55">dal </text:span><text:span text:style-name="T47">Ministro del Lavoro e delle Politiche</text:span><text:span text:style-name="T89"> </text:span><text:span text:style-name="T47">Sociali.</text:span></text:p>
          </text:list-item>
        </text:list>
        <text:p text:style-name="P1058"/>
        <text:list xml:id="list153414857781662" text:continue-list="list153416530116729" text:style-name="WWNum2">
          <text:list-item>
            <text:h text:style-name="P62" text:outline-level="3"><text:span text:style-name="T389">Dove posso richiedere il</text:span><text:span text:style-name="T393"> </text:span><text:span text:style-name="T389">visto?</text:span></text:h>
          </text:list-item>
        </text:list>
        <text:p text:style-name="P934"><text:span text:style-name="T35">Devi</text:span><text:span text:style-name="T203"> </text:span><text:span text:style-name="T35">richiederlo</text:span><text:span text:style-name="T203"> </text:span><text:span text:style-name="T35">di</text:span><text:span text:style-name="T203"> </text:span><text:span text:style-name="T35">persona</text:span><text:span text:style-name="T203"> </text:span><text:span text:style-name="T35">presso</text:span><text:span text:style-name="T203"> </text:span><text:span text:style-name="T35">la</text:span><text:span text:style-name="T203"> </text:span><text:span text:style-name="T35">Rappresentanza</text:span><text:span text:style-name="T203"> </text:span><text:span text:style-name="T35">Diplomatica</text:span><text:span text:style-name="T203"> </text:span><text:span text:style-name="T35">Consolare competente</text:span><text:span text:style-name="T39"> </text:span><text:span text:style-name="T35">per</text:span><text:span text:style-name="T39"> </text:span><text:span text:style-name="T35">la</text:span><text:span text:style-name="T39"> </text:span><text:span text:style-name="T35">tua</text:span><text:span text:style-name="T39"> </text:span><text:span text:style-name="T35">origine</text:span><text:span text:style-name="T36"> </text:span><text:span text:style-name="T35">o</text:span><text:span text:style-name="T39"> </text:span><text:span text:style-name="T35">residenza.</text:span><text:span text:style-name="T39"> </text:span><text:span text:style-name="T35">In</text:span><text:span text:style-name="T39"> </text:span><text:span text:style-name="T35">quest’ultimo</text:span><text:span text:style-name="T39"> </text:span><text:span text:style-name="T35">caso,</text:span><text:span text:style-name="T36"> </text:span><text:span text:style-name="T35">dovrai</text:span><text:span text:style-name="T39"> </text:span><text:span text:style-name="T35">dimo- strare</text:span><text:span text:style-name="T216"> </text:span><text:span text:style-name="T35">di</text:span><text:span text:style-name="T187"> </text:span><text:span text:style-name="T35">possedere</text:span><text:span text:style-name="T187"> </text:span><text:span text:style-name="T35">un</text:span><text:span text:style-name="T187"> </text:span><text:span text:style-name="T35">valido</text:span><text:span text:style-name="T187"> </text:span><text:span text:style-name="T35">titolo</text:span><text:span text:style-name="T187"> </text:span><text:span text:style-name="T35">di</text:span><text:span text:style-name="T187"> </text:span><text:span text:style-name="T35">soggiorno</text:span><text:span text:style-name="T216"> </text:span><text:span text:style-name="T35">nel</text:span><text:span text:style-name="T187"> </text:span><text:span text:style-name="T35">paese</text:span><text:span text:style-name="T187"> </text:span><text:span text:style-name="T35">in</text:span><text:span text:style-name="T187"> </text:span><text:span text:style-name="T35">cui</text:span><text:span text:style-name="T187"> </text:span><text:span text:style-name="T35">vuoi</text:span><text:span text:style-name="T187"> </text:span><text:span text:style-name="T35">richiedere il</text:span><text:span text:style-name="T162"> </text:span><text:span text:style-name="T35">visto.</text:span></text:p>
        <text:p text:style-name="P1058"/>
        <text:list xml:id="list153414865100584" text:continue-numbering="true" text:style-name="WWNum2">
          <text:list-item>
            <text:h text:style-name="P63" text:outline-level="3"><text:span text:style-name="T389">Come</text:span><text:span text:style-name="T408"> </text:span><text:span text:style-name="T389">faccio</text:span><text:span text:style-name="T408"> </text:span><text:span text:style-name="T389">a</text:span><text:span text:style-name="T408"> </text:span><text:span text:style-name="T389">soggiornare</text:span><text:span text:style-name="T408"> </text:span><text:span text:style-name="T389">regolarmente</text:span><text:span text:style-name="T408"> </text:span><text:span text:style-name="T389">in</text:span><text:span text:style-name="T408"> </text:span><text:span text:style-name="T389">Italia</text:span><text:span text:style-name="T408"> </text:span><text:span text:style-name="T389">con</text:span><text:span text:style-name="T408"> </text:span><text:span text:style-name="T389">un</text:span><text:span text:style-name="T408"> </text:span><text:span text:style-name="T389">visto per motivi di</text:span><text:span text:style-name="T423"> </text:span><text:span text:style-name="T389">studio?</text:span></text:h>
          </text:list-item>
        </text:list>
        <text:p text:style-name="P982"><text:span text:style-name="T35">Il visto per studio può essere di due tipi:</text:span></text:p>
        <text:list xml:id="list153416598417277" text:continue-list="list153416494777747" text:style-name="WWNum4">
          <text:list-item>
            <text:p text:style-name="P390"><text:span text:style-name="T47">visto</text:span><text:span text:style-name="T110"> </text:span><text:span text:style-name="T47">Schengen,</text:span><text:span text:style-name="T101"> </text:span><text:span text:style-name="T47">di</text:span><text:span text:style-name="T101"> </text:span><text:span text:style-name="T47">breve</text:span><text:span text:style-name="T101"> </text:span><text:span text:style-name="T47">durata,</text:span><text:span text:style-name="T101"> </text:span><text:span text:style-name="T47">inferiore</text:span><text:span text:style-name="T101"> </text:span><text:span text:style-name="T47">a</text:span><text:span text:style-name="T110"> </text:span><text:span text:style-name="T47">90</text:span><text:span text:style-name="T101"> </text:span><text:span text:style-name="T47">giorni</text:span><text:span text:style-name="T101"> </text:span><text:span text:style-name="T47">all’interno</text:span><text:span text:style-name="T101"> </text:span><text:span text:style-name="T47">di</text:span><text:span text:style-name="T101"> </text:span><text:span text:style-name="T47">un</text:span><text:span text:style-name="T101"> </text:span><text:span text:style-name="T47">seme-</text:span></text:p>
          </text:list-item>
        </text:list>
      </text:section>
      <text:p text:style-name="P1060"/>
      <text:p text:style-name="P728"/>
      <text:p text:style-name="P660"><draw:g text:anchor-type="as-char" draw:z-index="78" draw:style-name="gr5"><draw:line draw:style-name="gr6" draw:text-style-name="P1280" svg:x1="0in" svg:y1="0in" svg:x2="3.8228in" svg:y2="0in"><text:p/></draw:line></draw:g><text:span text:style-name="T483"><text:tab/></text:span><draw:g text:anchor-type="as-char" draw:z-index="79" draw:style-name="gr5"><draw:line draw:style-name="gr6" draw:text-style-name="P1280" svg:x1="0in" svg:y1="0in" svg:x2="3.8189in" svg:y2="0in"><text:p/></draw:line></draw:g></text:p>
      <text:p text:style-name="P766"/>
      <text:section text:style-name="Sect9" text:name="Section27">
        <text:p text:style-name="P1061"><text:span text:style-name="T35">stre;</text:span><text:span text:style-name="T173"> </text:span><text:span text:style-name="T35">in</text:span><text:span text:style-name="T174"> </text:span><text:span text:style-name="T35">tal</text:span><text:span text:style-name="T174"> </text:span><text:span text:style-name="T35">caso</text:span><text:span text:style-name="T174"> </text:span><text:span text:style-name="T35">devi</text:span><text:span text:style-name="T173"> </text:span><text:span text:style-name="T35">dichiarare</text:span><text:span text:style-name="T174"> </text:span><text:span text:style-name="T35">la</text:span><text:span text:style-name="T174"> </text:span><text:span text:style-name="T35">presenza</text:span><text:span text:style-name="T174"> </text:span><text:span text:style-name="T35">sul</text:span><text:span text:style-name="T174"> </text:span><text:span text:style-name="T35">territorio</text:span><text:span text:style-name="T173"> </text:span><text:span text:style-name="T35">o</text:span><text:span text:style-name="T174"> </text:span><text:span text:style-name="T35">all’autorità</text:span><text:span text:style-name="T174"> </text:span><text:span text:style-name="T35">di</text:span><text:span text:style-name="T174"> </text:span><text:span text:style-name="T35">fron- tiera</text:span><text:span text:style-name="T190"> </text:span><text:span text:style-name="T35">o</text:span><text:span text:style-name="T190"> </text:span><text:span text:style-name="T35">al</text:span><text:span text:style-name="T190"> </text:span><text:span text:style-name="T35">Questore</text:span><text:span text:style-name="T194"> </text:span><text:span text:style-name="T35">della</text:span><text:span text:style-name="T190"> </text:span><text:span text:style-name="T35">provincia</text:span><text:span text:style-name="T190"> </text:span><text:span text:style-name="T35">in</text:span><text:span text:style-name="T194"> </text:span><text:span text:style-name="T35">cui</text:span><text:span text:style-name="T190"> </text:span><text:span text:style-name="T35">ti</text:span><text:span text:style-name="T190"> </text:span><text:span text:style-name="T35">trovi</text:span><text:span text:style-name="T190"> </text:span><text:span text:style-name="T35">entro</text:span><text:span text:style-name="T194"> </text:span><text:span text:style-name="T35">8</text:span><text:span text:style-name="T190"> </text:span><text:span text:style-name="T35">giorni</text:span><text:span text:style-name="T190"> </text:span><text:span text:style-name="T35">dal</text:span><text:span text:style-name="T194"> </text:span><text:span text:style-name="T35">tuo</text:span><text:span text:style-name="T190"> </text:span><text:span text:style-name="T35">ingresso in</text:span><text:span text:style-name="T162"> </text:span><text:span text:style-name="T35">Italia;</text:span></text:p>
        <text:list xml:id="list153415108128802" text:continue-numbering="true" text:style-name="WWNum4">
          <text:list-item>
            <text:p text:style-name="P391"><text:span text:style-name="T47">visto</text:span><text:span text:style-name="T55"> </text:span><text:span text:style-name="T47">Nazionale,</text:span><text:span text:style-name="T48"> </text:span><text:span text:style-name="T47">di</text:span><text:span text:style-name="T48"> </text:span><text:span text:style-name="T47">lunga</text:span><text:span text:style-name="T48"> </text:span><text:span text:style-name="T47">durata,</text:span><text:span text:style-name="T48"> </text:span><text:span text:style-name="T47">per</text:span><text:span text:style-name="T48"> </text:span><text:span text:style-name="T47">soggiorni</text:span><text:span text:style-name="T48"> </text:span><text:span text:style-name="T47">che</text:span><text:span text:style-name="T55"> </text:span><text:span text:style-name="T47">superano</text:span><text:span text:style-name="T48"> </text:span><text:span text:style-name="T47">i</text:span><text:span text:style-name="T48"> </text:span><text:span text:style-name="T47">90</text:span><text:span text:style-name="T48"> </text:span><text:span text:style-name="T47">giorni,</text:span><text:span text:style-name="T48"> </text:span><text:span text:style-name="T47">ma comunque a tempo determinato; in tal caso devi richiedere il permesso di soggiorno per studio presso la Questura competente, sempre entro 8 giorni lavorativi dal tuo ingresso in</text:span><text:span text:style-name="T67"> </text:span><text:span text:style-name="T47">Italia.</text:span></text:p>
          </text:list-item>
        </text:list>
        <text:p text:style-name="P1058"/>
        <text:list xml:id="list153415530682900" text:continue-list="list153414865100584" text:style-name="WWNum2">
          <text:list-item>
            <text:h text:style-name="P43" text:outline-level="3"><text:span text:style-name="T389">Ho</text:span><text:span text:style-name="T404"> </text:span><text:span text:style-name="T390">trovato</text:span><text:span text:style-name="T413"> </text:span><text:span text:style-name="T389">il</text:span><text:span text:style-name="T413"> </text:span><text:span text:style-name="T389">corso</text:span><text:span text:style-name="T413"> </text:span><text:span text:style-name="T389">universitario</text:span><text:span text:style-name="T413"> </text:span><text:span text:style-name="T389">che</text:span><text:span text:style-name="T413"> </text:span><text:span text:style-name="T390">vorrei</text:span><text:span text:style-name="T413"> </text:span><text:span text:style-name="T389">frequentare</text:span><text:span text:style-name="T413"> </text:span><text:span text:style-name="T389">in</text:span><text:span text:style-name="T413"> </text:span><text:span text:style-name="T389">Italia, come faccio ad</text:span><text:span text:style-name="T408"> </text:span><text:span text:style-name="T389">iscrivermi?</text:span></text:h>
          </text:list-item>
        </text:list>
        <text:p text:style-name="P1062"><text:span text:style-name="T35">Ogni</text:span><text:span text:style-name="T174"> </text:span><text:span text:style-name="T35">anno</text:span><text:span text:style-name="T183"> </text:span><text:span text:style-name="T35">ciascun</text:span><text:span text:style-name="T174"> </text:span><text:span text:style-name="T35">ateneo</text:span><text:span text:style-name="T183"> </text:span><text:span text:style-name="T35">o</text:span><text:span text:style-name="T183"> </text:span><text:span text:style-name="T35">istituto</text:span><text:span text:style-name="T174"> </text:span><text:span text:style-name="T35">di</text:span><text:span text:style-name="T183"> </text:span><text:span text:style-name="T35">alta</text:span><text:span text:style-name="T174"> </text:span><text:span text:style-name="T35">formazione</text:span><text:span text:style-name="T183"> </text:span><text:span text:style-name="T35">artistica,</text:span><text:span text:style-name="T183"> </text:span><text:span text:style-name="T35">musicale</text:span><text:span text:style-name="T174"> </text:span><text:span text:style-name="T35">e</text:span><text:span text:style-name="T183"> </text:span><text:span text:style-name="T35">co- reutica</text:span><text:span text:style-name="T187"> </text:span><text:span text:style-name="T35">italiano</text:span><text:span text:style-name="T190"> </text:span><text:span text:style-name="T35">riserva</text:span><text:span text:style-name="T190"> </text:span><text:span text:style-name="T35">un</text:span><text:span text:style-name="T190"> </text:span><text:span text:style-name="T35">certo</text:span><text:span text:style-name="T190"> </text:span><text:span text:style-name="T35">numero</text:span><text:span text:style-name="T187"> </text:span><text:span text:style-name="T35">di</text:span><text:span text:style-name="T190"> </text:span><text:span text:style-name="T35">posti</text:span><text:span text:style-name="T190"> </text:span><text:span text:style-name="T35">per</text:span><text:span text:style-name="T190"> </text:span><text:span text:style-name="T35">ogni</text:span><text:span text:style-name="T190"> </text:span><text:span text:style-name="T35">singolo</text:span><text:span text:style-name="T187"> </text:span><text:span text:style-name="T35">corso</text:span><text:span text:style-name="T190"> </text:span><text:span text:style-name="T35">di</text:span><text:span text:style-name="T190"> </text:span><text:span text:style-name="T36">laurea </text:span><text:span text:style-name="T35">agli</text:span><text:span text:style-name="T176"> </text:span><text:span text:style-name="T35">studenti</text:span><text:span text:style-name="T173"> </text:span><text:span text:style-name="T35">stranieri,</text:span><text:span text:style-name="T173"> </text:span><text:span text:style-name="T35">residenti</text:span><text:span text:style-name="T176"> </text:span><text:span text:style-name="T35">all’estero.</text:span><text:span text:style-name="T173"> </text:span><text:span text:style-name="T35">Collegandosi</text:span><text:span text:style-name="T173"> </text:span><text:span text:style-name="T35">al</text:span><text:span text:style-name="T176"> </text:span><text:span text:style-name="T35">sito</text:span><text:span text:style-name="T173"> </text:span><text:span text:style-name="T162">http://www.stu- </text:span><text:span text:style-name="T35">diare-in-italia.it/studentistranieri/</text:span><text:span text:style-name="T199"> </text:span><text:span text:style-name="T35">è</text:span><text:span text:style-name="T199"> </text:span><text:span text:style-name="T35">possibile</text:span><text:span text:style-name="T196"> </text:span><text:span text:style-name="T35">conoscere</text:span><text:span text:style-name="T199"> </text:span><text:span text:style-name="T35">il</text:span><text:span text:style-name="T199"> </text:span><text:span text:style-name="T35">numero</text:span><text:span text:style-name="T199"> </text:span><text:span text:style-name="T35">dei</text:span><text:span text:style-name="T199"> </text:span><text:span text:style-name="T35">posti</text:span><text:span text:style-name="T199"> </text:span><text:span text:style-name="T35">ri- servati per il l’anno accademico agli studenti</text:span><text:span text:style-name="T219"> </text:span><text:span text:style-name="T35">stranieri.</text:span></text:p>
        <text:p text:style-name="P1063"><text:span text:style-name="T35">Uno</text:span><text:span text:style-name="T36"> </text:span><text:span text:style-name="T35">volta</text:span><text:span text:style-name="T162"> </text:span><text:span text:style-name="T35">individuato</text:span><text:span text:style-name="T162"> </text:span><text:span text:style-name="T35">il</text:span><text:span text:style-name="T36"> </text:span><text:span text:style-name="T35">corso</text:span><text:span text:style-name="T162"> </text:span><text:span text:style-name="T35">di</text:span><text:span text:style-name="T162"> </text:span><text:span text:style-name="T35">studio</text:span><text:span text:style-name="T36"> </text:span><text:span text:style-name="T35">di</text:span><text:span text:style-name="T162"> </text:span><text:span text:style-name="T35">tuo</text:span><text:span text:style-name="T162"> </text:span><text:span text:style-name="T35">interesse,</text:span><text:span text:style-name="T162"> </text:span><text:span text:style-name="T35">puoi</text:span><text:span text:style-name="T36"> </text:span><text:span text:style-name="T35">inviare,</text:span><text:span text:style-name="T162"> </text:span><text:span text:style-name="T35">nei</text:span><text:span text:style-name="T162"> </text:span><text:span text:style-name="T35">ter- mini</text:span><text:span text:style-name="T174"> </text:span><text:span text:style-name="T35">previsti,</text:span><text:span text:style-name="T183"> </text:span><text:span text:style-name="T35">domanda</text:span><text:span text:style-name="T174"> </text:span><text:span text:style-name="T35">di</text:span><text:span text:style-name="T183"> </text:span><text:span text:style-name="T35">pre-iscrizione</text:span><text:span text:style-name="T174"> </text:span><text:span text:style-name="T35">all’Università</text:span><text:span text:style-name="T183"> </text:span><text:span text:style-name="T35">italiana</text:span><text:span text:style-name="T174"> </text:span><text:span text:style-name="T35">prescelta,</text:span><text:span text:style-name="T183"> </text:span><text:span text:style-name="T35">con- segnandola</text:span><text:span text:style-name="T199"> </text:span><text:span text:style-name="T35">alla</text:span><text:span text:style-name="T180"> </text:span><text:span text:style-name="T35">Rappresentanza</text:span><text:span text:style-name="T180"> </text:span><text:span text:style-name="T35">diplomatico-consolare</text:span><text:span text:style-name="T180"> </text:span><text:span text:style-name="T35">italiana</text:span><text:span text:style-name="T180"> </text:span><text:span text:style-name="T35">nel</text:span><text:span text:style-name="T180"> </text:span><text:span text:style-name="T35">tuo</text:span><text:span text:style-name="T180"> </text:span><text:span text:style-name="T162">Paese. </text:span><text:span text:style-name="T35">La domanda dovrà essere redatta in originale e duplice copia sul Modello “A”/Form “A” disponibile sul sito del Ministero dell’Università e dell’Istru- zione</text:span><text:span text:style-name="T206"> </text:span><text:span text:style-name="T35">Alla domanda dovranno essere allegati una serie di documenti, tradotti ufficialmente in Italiano, che trovi indicati nel modello</text:span><text:span text:style-name="T186"> </text:span><text:span text:style-name="T35">stesso.</text:span></text:p>
        <text:p text:style-name="P1064"><text:span text:style-name="T35">La Rappresentanza acquisita la domanda di preiscrizione procederà a </text:span><text:span text:style-name="T225">rila- sciarti</text:span><text:span text:style-name="T195"> </text:span><text:span text:style-name="T225">il</text:span><text:span text:style-name="T177"> </text:span><text:span text:style-name="T225">visto</text:span><text:span text:style-name="T177"> </text:span><text:span text:style-name="T165">d’ingresso</text:span><text:span text:style-name="T162">,</text:span><text:span text:style-name="T176"> </text:span><text:span text:style-name="T35">al</text:span><text:span text:style-name="T194"> </text:span><text:span text:style-name="T35">fine</text:span><text:span text:style-name="T176"> </text:span><text:span text:style-name="T35">di</text:span><text:span text:style-name="T176"> </text:span><text:span text:style-name="T35">consentirti</text:span><text:span text:style-name="T176"> </text:span><text:span text:style-name="T35">di</text:span><text:span text:style-name="T194"> </text:span><text:span text:style-name="T35">sostenere</text:span><text:span text:style-name="T176"> </text:span><text:span text:style-name="T35">l’esame</text:span><text:span text:style-name="T176"> </text:span><text:span text:style-name="T35">di</text:span><text:span text:style-name="T176"> </text:span><text:span text:style-name="T35">ammis- sione all’Università ed</text:span><text:span text:style-name="T166"> </text:span><text:span text:style-name="T35">immatricolarti.</text:span></text:p>
        <text:p text:style-name="P1065"><text:span text:style-name="T35">Se</text:span><text:span text:style-name="T180"> </text:span><text:span text:style-name="T35">non</text:span><text:span text:style-name="T180"> </text:span><text:span text:style-name="T35">ne</text:span><text:span text:style-name="T180"> </text:span><text:span text:style-name="T35">sei</text:span><text:span text:style-name="T180"> </text:span><text:span text:style-name="T35">esonerato</text:span><text:span text:style-name="T180"> </text:span><text:span text:style-name="T35">in</text:span><text:span text:style-name="T180"> </text:span><text:span text:style-name="T35">quanto</text:span><text:span text:style-name="T166"> </text:span><text:span text:style-name="T35">già</text:span><text:span text:style-name="T180"> </text:span><text:span text:style-name="T35">in</text:span><text:span text:style-name="T180"> </text:span><text:span text:style-name="T35">possesso</text:span><text:span text:style-name="T180"> </text:span><text:span text:style-name="T35">di</text:span><text:span text:style-name="T180"> </text:span><text:span text:style-name="T35">idonea</text:span><text:span text:style-name="T180"> </text:span><text:span text:style-name="T35">certificazione,</text:span><text:span text:style-name="T166"> </text:span><text:span text:style-name="T35">do- vrai</text:span><text:span text:style-name="T190"> </text:span><text:span text:style-name="T35">sostenere</text:span><text:span text:style-name="T194"> </text:span><text:span text:style-name="T35">anche</text:span><text:span text:style-name="T190"> </text:span><text:span text:style-name="T35">una</text:span><text:span text:style-name="T190"> </text:span><text:span text:style-name="T35">prova</text:span><text:span text:style-name="T194"> </text:span><text:span text:style-name="T35">di</text:span><text:span text:style-name="T190"> </text:span><text:span text:style-name="T35">lingua</text:span><text:span text:style-name="T194"> </text:span><text:span text:style-name="T35">italiana,</text:span><text:span text:style-name="T190"> </text:span><text:span text:style-name="T35">che</text:span><text:span text:style-name="T194"> </text:span><text:span text:style-name="T35">si</text:span><text:span text:style-name="T190"> </text:span><text:span text:style-name="T35">svolgerà</text:span><text:span text:style-name="T194"> </text:span><text:span text:style-name="T35">presso</text:span><text:span text:style-name="T190"> </text:span><text:span text:style-name="T35">la</text:span><text:span text:style-name="T194"> </text:span><text:span text:style-name="T35">sede dell’Università</text:span><text:span text:style-name="T180"> </text:span><text:span text:style-name="T35">da</text:span><text:span text:style-name="T180"> </text:span><text:span text:style-name="T35">te</text:span><text:span text:style-name="T180"> </text:span><text:span text:style-name="T35">scelta</text:span><text:span text:style-name="T180"> </text:span><text:span text:style-name="T35">secondo</text:span><text:span text:style-name="T180"> </text:span><text:span text:style-name="T35">il</text:span><text:span text:style-name="T180"> </text:span><text:span text:style-name="T35">calendario</text:span><text:span text:style-name="T180"> </text:span><text:span text:style-name="T35">pubblicato</text:span><text:span text:style-name="T180"> </text:span><text:span text:style-name="T35">sul</text:span><text:span text:style-name="T180"> </text:span><text:span text:style-name="T35">sito</text:span><text:span text:style-name="T180"> </text:span><text:span text:style-name="T35">del</text:span><text:span text:style-name="T180"> </text:span><text:span text:style-name="T35">Mini- stero</text:span><text:span text:style-name="T162"> </text:span><text:span text:style-name="T35">dell’Istruzione.</text:span></text:p>
        <text:p text:style-name="P718"/>
        <text:list xml:id="list153414648756600" text:continue-numbering="true" text:style-name="WWNum2">
          <text:list-item>
            <text:h text:style-name="P67" text:outline-level="3"><text:span text:style-name="T389">Ho</text:span><text:span text:style-name="T393"> </text:span><text:span text:style-name="T389">un</text:span><text:span text:style-name="T393"> </text:span><text:span text:style-name="T389">permesso</text:span><text:span text:style-name="T393"> </text:span><text:span text:style-name="T389">per</text:span><text:span text:style-name="T393"> </text:span><text:span text:style-name="T389">studio</text:span><text:span text:style-name="T393"> </text:span><text:span text:style-name="T389">in</text:span><text:span text:style-name="T393"> </text:span><text:span text:style-name="T389">un</text:span><text:span text:style-name="T393"> </text:span><text:span text:style-name="T390">altro</text:span><text:span text:style-name="T393"> </text:span><text:span text:style-name="T390">Paese</text:span><text:span text:style-name="T393"> </text:span><text:span text:style-name="T389">dell’Unione</text:span><text:span text:style-name="T393"> </text:span><text:span text:style-name="T389">Euro- pea. </text:span><text:span text:style-name="T390">Devo </text:span><text:span text:style-name="T389">chiedere un visto per proseguire i miei studi in Italia o per frequentare un corso attinente ai miei</text:span><text:span text:style-name="T424"> </text:span><text:span text:style-name="T389">studi?</text:span></text:h>
          </text:list-item>
        </text:list>
        <text:p text:style-name="P1066"><text:span text:style-name="T35">No,</text:span><text:span text:style-name="T190"> </text:span><text:span text:style-name="T35">purché</text:span><text:span text:style-name="T190"> </text:span><text:span text:style-name="T35">tu</text:span><text:span text:style-name="T190"> </text:span><text:span text:style-name="T35">abbia</text:span><text:span text:style-name="T190"> </text:span><text:span text:style-name="T35">i</text:span><text:span text:style-name="T190"> </text:span><text:span text:style-name="T35">requisiti</text:span><text:span text:style-name="T190"> </text:span><text:span text:style-name="T35">richiesti</text:span><text:span text:style-name="T190"> </text:span><text:span text:style-name="T35">dalla</text:span><text:span text:style-name="T190"> </text:span><text:span text:style-name="T35">legge</text:span><text:span text:style-name="T190"> </text:span><text:span text:style-name="T35">italiana,</text:span><text:span text:style-name="T194"> </text:span><text:span text:style-name="T35">partecipi</text:span><text:span text:style-name="T190"> </text:span><text:span text:style-name="T35">ad</text:span><text:span text:style-name="T190"> </text:span><text:span text:style-name="T35">un</text:span><text:span text:style-name="T190"> </text:span><text:span text:style-name="T35">pro- gramma</text:span><text:span text:style-name="T170"> </text:span><text:span text:style-name="T35">di</text:span><text:span text:style-name="T203"> </text:span><text:span text:style-name="T35">scambio</text:span><text:span text:style-name="T203"> </text:span><text:span text:style-name="T35">comunitario</text:span><text:span text:style-name="T203"> </text:span><text:span text:style-name="T35">o</text:span><text:span text:style-name="T203"> </text:span><text:span text:style-name="T35">bilaterale</text:span><text:span text:style-name="T203"> </text:span><text:span text:style-name="T35">con</text:span><text:span text:style-name="T203"> </text:span><text:span text:style-name="T35">lo</text:span><text:span text:style-name="T203"> </text:span><text:span text:style-name="T35">Stato</text:span><text:span text:style-name="T203"> </text:span><text:span text:style-name="T35">di</text:span><text:span text:style-name="T203"> </text:span><text:span text:style-name="T35">origine</text:span><text:span text:style-name="T170"> </text:span><text:span text:style-name="T35">oppure</text:span><text:span text:style-name="T203"> </text:span><text:span text:style-name="T35">tu</text:span></text:p>
        <text:p text:style-name="P860"><text:span text:style-name="T35">sia stato autorizzato a soggiornare in un altro Paese dell’Unione Europea</text:span><text:span text:style-name="T217"> </text:span><text:span text:style-name="T35">per almeno</text:span><text:span text:style-name="T199"> </text:span><text:span text:style-name="T35">due</text:span><text:span text:style-name="T199"> </text:span><text:span text:style-name="T35">anni,</text:span><text:span text:style-name="T199"> </text:span><text:span text:style-name="T35">e</text:span><text:span text:style-name="T199"> </text:span><text:span text:style-name="T35">alleghi</text:span><text:span text:style-name="T199"> </text:span><text:span text:style-name="T35">alla</text:span><text:span text:style-name="T199"> </text:span><text:span text:style-name="T35">richiesta</text:span><text:span text:style-name="T180"> </text:span><text:span text:style-name="T35">di</text:span><text:span text:style-name="T199"> </text:span><text:span text:style-name="T35">soggiorno</text:span><text:span text:style-name="T199"> </text:span><text:span text:style-name="T35">la</text:span><text:span text:style-name="T199"> </text:span><text:span text:style-name="T35">documentazione</text:span><text:span text:style-name="T199"> </text:span><text:span text:style-name="T35">dalle autorità accademiche del paese dell’Unione dove hai svolto il corso di studi, da</text:span><text:span text:style-name="T174"> </text:span><text:span text:style-name="T35">cui</text:span><text:span text:style-name="T183"> </text:span><text:span text:style-name="T35">si</text:span><text:span text:style-name="T174"> </text:span><text:span text:style-name="T35">evinca</text:span><text:span text:style-name="T183"> </text:span><text:span text:style-name="T35">che</text:span><text:span text:style-name="T174"> </text:span><text:span text:style-name="T35">il</text:span><text:span text:style-name="T183"> </text:span><text:span text:style-name="T35">programma</text:span><text:span text:style-name="T174"> </text:span><text:span text:style-name="T35">di</text:span><text:span text:style-name="T183"> </text:span><text:span text:style-name="T35">studi</text:span><text:span text:style-name="T174"> </text:span><text:span text:style-name="T35">da</text:span><text:span text:style-name="T183"> </text:span><text:span text:style-name="T35">svolgere</text:span><text:span text:style-name="T174"> </text:span><text:span text:style-name="T35">in</text:span><text:span text:style-name="T183"> </text:span><text:span text:style-name="T35">Italia</text:span><text:span text:style-name="T174"> </text:span><text:span text:style-name="T35">sia</text:span><text:span text:style-name="T183"> </text:span><text:span text:style-name="T35">complemen- tare a quello già</text:span><text:span text:style-name="T180"> </text:span><text:span text:style-name="T35">svolto.</text:span></text:p>
        <text:p text:style-name="P856"><text:span text:style-name="T35">Se</text:span><text:span text:style-name="T180"> </text:span><text:span text:style-name="T35">il</text:span><text:span text:style-name="T180"> </text:span><text:span text:style-name="T35">soggiorno</text:span><text:span text:style-name="T166"> </text:span><text:span text:style-name="T35">in</text:span><text:span text:style-name="T180"> </text:span><text:span text:style-name="T35">Italia</text:span><text:span text:style-name="T180"> </text:span><text:span text:style-name="T35">supera</text:span><text:span text:style-name="T180"> </text:span><text:span text:style-name="T35">i</text:span><text:span text:style-name="T166"> </text:span><text:span text:style-name="T35">tre</text:span><text:span text:style-name="T180"> </text:span><text:span text:style-name="T35">mesi</text:span><text:span text:style-name="T180"> </text:span><text:span text:style-name="T35">è,</text:span><text:span text:style-name="T166"> </text:span><text:span text:style-name="T35">in</text:span><text:span text:style-name="T180"> </text:span><text:span text:style-name="T35">ogni</text:span><text:span text:style-name="T180"> </text:span><text:span text:style-name="T35">caso,</text:span><text:span text:style-name="T166"> </text:span><text:span text:style-name="T35">necessario</text:span><text:span text:style-name="T180"> </text:span><text:span text:style-name="T35">richiedere il permesso di</text:span><text:span text:style-name="T170"> </text:span><text:span text:style-name="T35">soggiorno.</text:span></text:p>
        <text:p text:style-name="P785"/>
        <text:list xml:id="list153415064467936" text:continue-numbering="true" text:style-name="WWNum2">
          <text:list-item>
            <text:h text:style-name="P68" text:outline-level="3"><text:span text:style-name="T390">Posso</text:span><text:span text:style-name="T402"> </text:span><text:span text:style-name="T389">ottenere</text:span><text:span text:style-name="T402"> </text:span><text:span text:style-name="T389">il</text:span><text:span text:style-name="T400"> </text:span><text:span text:style-name="T389">visto</text:span><text:span text:style-name="T402"> </text:span><text:span text:style-name="T389">per</text:span><text:span text:style-name="T400"> </text:span><text:span text:style-name="T389">motivi</text:span><text:span text:style-name="T402"> </text:span><text:span text:style-name="T389">di</text:span><text:span text:style-name="T400"> </text:span><text:span text:style-name="T389">studio</text:span><text:span text:style-name="T402"> </text:span><text:span text:style-name="T389">senza</text:span><text:span text:style-name="T400"> </text:span><text:span text:style-name="T389">conoscere</text:span><text:span text:style-name="T402"> </text:span><text:span text:style-name="T389">la lingua</text:span><text:span text:style-name="T411"> </text:span><text:span text:style-name="T389">italiana?</text:span></text:h>
          </text:list-item>
        </text:list>
        <text:p text:style-name="P663"><text:span text:style-name="T47">No, è comunque richiesta una conoscenza di base della lingua italiana, che viene</text:span><text:span text:style-name="T105"> </text:span><text:span text:style-name="T47">accertata</text:span><text:span text:style-name="T121"> </text:span><text:span text:style-name="T47">presso</text:span><text:span text:style-name="T121"> </text:span><text:span text:style-name="T47">la</text:span><text:span text:style-name="T121"> </text:span><text:span text:style-name="T47">sede</text:span><text:span text:style-name="T105"> </text:span><text:span text:style-name="T47">dell’Università</text:span><text:span text:style-name="T121"> </text:span><text:span text:style-name="T47">da</text:span><text:span text:style-name="T121"> </text:span><text:span text:style-name="T47">te</text:span><text:span text:style-name="T121"> </text:span><text:span text:style-name="T47">scelta</text:span><text:span text:style-name="T105"> </text:span><text:span text:style-name="T47">secondo</text:span><text:span text:style-name="T121"> </text:span><text:span text:style-name="T47">il</text:span><text:span text:style-name="T121"> </text:span><text:span text:style-name="T47">calendario </text:span><text:span text:style-name="T43">pubblicato</text:span><text:span text:style-name="T77"> </text:span><text:span text:style-name="T47">sul</text:span><text:span text:style-name="T77"> </text:span><text:span text:style-name="T43">sito</text:span><text:span text:style-name="T77"> </text:span><text:span text:style-name="T47">del</text:span><text:span text:style-name="T77"> </text:span><text:span text:style-name="T43">Ministero</text:span><text:span text:style-name="T77"> </text:span><text:span text:style-name="T43">dell’Istruzione.</text:span><text:span text:style-name="T77"> </text:span><text:span text:style-name="T52">La</text:span><text:span text:style-name="T78"> </text:span><text:span text:style-name="T44">prova</text:span><text:span text:style-name="T78"> </text:span><text:span text:style-name="T52">di</text:span><text:span text:style-name="T78"> </text:span><text:span text:style-name="T44">conoscenza</text:span><text:span text:style-name="T78"> </text:span><text:span text:style-name="T44">della </text:span><text:span text:style-name="T52">lingua italiana non è richiesta nel caso in cui i corsi di laurea si</text:span><text:span text:style-name="T125"> </text:span><text:span text:style-name="T52">svolgano esclusivamente in lingua straniera, in quest’ultimo caso i singoli atenei possono prevedere, nell’ambito dell’autonomia universitaria, il</text:span><text:span text:style-name="T114"> </text:span><text:span text:style-name="T52">possesso di specifica certificazione. </text:span><text:span text:style-name="T47">Non può essere ammesso alle ulteriori prove di concorso</text:span><text:span text:style-name="T55"> </text:span><text:span text:style-name="T47">o</text:span><text:span text:style-name="T55"> </text:span><text:span text:style-name="T47">attitudinali</text:span><text:span text:style-name="T55"> </text:span><text:span text:style-name="T47">–</text:span><text:span text:style-name="T55"> </text:span><text:span text:style-name="T47">quando</text:span><text:span text:style-name="T55"> </text:span><text:span text:style-name="T47">previste</text:span><text:span text:style-name="T48"> </text:span><text:span text:style-name="T47">–</text:span><text:span text:style-name="T55"> </text:span><text:span text:style-name="T47">chi</text:span><text:span text:style-name="T55"> </text:span><text:span text:style-name="T47">non</text:span><text:span text:style-name="T55"> </text:span><text:span text:style-name="T47">abbia</text:span><text:span text:style-name="T55"> </text:span><text:span text:style-name="T47">superato</text:span><text:span text:style-name="T55"> </text:span><text:span text:style-name="T47">la</text:span><text:span text:style-name="T48"> </text:span><text:span text:style-name="T47">prova</text:span><text:span text:style-name="T55"> </text:span><text:span text:style-name="T47">di lingua</text:span><text:span text:style-name="T43"> </text:span><text:span text:style-name="T47">italiana</text:span></text:p>
        <text:p text:style-name="P767"/>
        <text:list xml:id="list153414748132324" text:continue-numbering="true" text:style-name="WWNum2">
          <text:list-item>
            <text:p text:style-name="P393"><text:span text:style-name="T347">Che</text:span><text:span text:style-name="T353"> </text:span><text:span text:style-name="T354">requisiti</text:span><text:span text:style-name="T355"> </text:span><text:span text:style-name="T348">devo</text:span><text:span text:style-name="T355"> </text:span><text:span text:style-name="T354">avere</text:span><text:span text:style-name="T355"> </text:span><text:span text:style-name="T347">per</text:span><text:span text:style-name="T355"> </text:span><text:span text:style-name="T354">ottenere</text:span><text:span text:style-name="T355"> </text:span><text:span text:style-name="T347">il</text:span><text:span text:style-name="T355"> </text:span><text:span text:style-name="T354">visto</text:span><text:span text:style-name="T355"> </text:span><text:span text:style-name="T347">per</text:span><text:span text:style-name="T355"> </text:span><text:span text:style-name="T347">cure</text:span><text:span text:style-name="T353"> </text:span><text:span text:style-name="T354">mediche?</text:span><text:span text:style-name="T11"> </text:span><text:span text:style-name="T47">Il</text:span><text:span text:style-name="T101"> </text:span><text:span text:style-name="T47">visto</text:span><text:span text:style-name="T101"> </text:span><text:span text:style-name="T47">per</text:span><text:span text:style-name="T101"> </text:span><text:span text:style-name="T47">cure</text:span><text:span text:style-name="T101"> </text:span><text:span text:style-name="T47">mediche</text:span><text:span text:style-name="T101"> </text:span><text:span text:style-name="T47">consente</text:span><text:span text:style-name="T101"> </text:span><text:span text:style-name="T47">l’ingresso,</text:span><text:span text:style-name="T101"> </text:span><text:span text:style-name="T47">al</text:span><text:span text:style-name="T101"> </text:span><text:span text:style-name="T47">fine</text:span><text:span text:style-name="T101"> </text:span><text:span text:style-name="T47">di</text:span><text:span text:style-name="T101"> </text:span><text:span text:style-name="T47">un</text:span><text:span text:style-name="T101"> </text:span><text:span text:style-name="T47">soggiorno</text:span><text:span text:style-name="T55"> </text:span><text:span text:style-name="T47">di</text:span><text:span text:style-name="T101"> </text:span><text:span text:style-name="T47">breve o lunga durata, ma sempre a tempo determinato, allo straniero che abbia ne- cessità di sottoporsi a trattamenti medici presso istituzioni sanitarie italiane. Il</text:span><text:span text:style-name="T77"> </text:span><text:span text:style-name="T47">cittadino</text:span><text:span text:style-name="T77"> </text:span><text:span text:style-name="T47">straniero</text:span><text:span text:style-name="T77"> </text:span><text:span text:style-name="T47">che</text:span><text:span text:style-name="T77"> </text:span><text:span text:style-name="T47">richieda</text:span><text:span text:style-name="T77"> </text:span><text:span text:style-name="T47">il</text:span><text:span text:style-name="T77"> </text:span><text:span text:style-name="T47">visto</text:span><text:span text:style-name="T77"> </text:span><text:span text:style-name="T47">per</text:span><text:span text:style-name="T77"> </text:span><text:span text:style-name="T47">cure</text:span><text:span text:style-name="T77"> </text:span><text:span text:style-name="T47">mediche</text:span><text:span text:style-name="T77"> </text:span><text:span text:style-name="T47">deve</text:span><text:span text:style-name="T77"> </text:span><text:span text:style-name="T47">essere</text:span><text:span text:style-name="T77"> </text:span><text:span text:style-name="T47">in</text:span><text:span text:style-name="T77"> </text:span><text:span text:style-name="T47">pos- sesso</text:span><text:span text:style-name="T43"> </text:span><text:span text:style-name="T47">di:</text:span></text:p>
          </text:list-item>
        </text:list>
        <text:p text:style-name="P666"><text:span text:style-name="T52">documentazione medico-sanitaria </text:span><text:span text:style-name="T47">comprendente:</text:span></text:p>
        <text:list xml:id="list153415424425669" text:continue-list="list153415108128802" text:style-name="WWNum4">
          <text:list-item>
            <text:p text:style-name="P397"><text:span text:style-name="T43">documentazione</text:span><text:span text:style-name="T72"> </text:span><text:span text:style-name="T43">medica</text:span><text:span text:style-name="T72"> </text:span><text:span text:style-name="T43">rilasciata</text:span><text:span text:style-name="T72"> </text:span><text:span text:style-name="T47">nel</text:span><text:span text:style-name="T72"> </text:span><text:span text:style-name="T43">Paese</text:span><text:span text:style-name="T72"> </text:span><text:span text:style-name="T47">di</text:span><text:span text:style-name="T72"> </text:span><text:span text:style-name="T43">residenza</text:span><text:span text:style-name="T72"> </text:span><text:span text:style-name="T47">che</text:span><text:span text:style-name="T72"> </text:span><text:span text:style-name="T43">attesti</text:span><text:span text:style-name="T72"> </text:span><text:span text:style-name="T47">la</text:span><text:span text:style-name="T72"> </text:span><text:span text:style-name="T43">effettiva </text:span><text:span text:style-name="T47">infermità</text:span></text:p>
          </text:list-item>
          <text:list-item>
            <text:p text:style-name="P412"><text:span text:style-name="T47">dichiarazione</text:span><text:span text:style-name="T64"> </text:span><text:span text:style-name="T47">della</text:span><text:span text:style-name="T96"> </text:span><text:span text:style-name="T47">struttura</text:span><text:span text:style-name="T96"> </text:span><text:span text:style-name="T47">sanitaria</text:span><text:span text:style-name="T96"> </text:span><text:span text:style-name="T47">italiana</text:span><text:span text:style-name="T96"> </text:span><text:span text:style-name="T47">pubblica</text:span><text:span text:style-name="T96"> </text:span><text:span text:style-name="T47">o</text:span><text:span text:style-name="T96"> </text:span><text:span text:style-name="T47">privata</text:span><text:span text:style-name="T96"> </text:span><text:span text:style-name="T47">(quest’ultima deve essere accreditata presso il Servizio Sanitario Nazionale) che indichi tipo di cura, data di inizio, durata e costo</text:span><text:span text:style-name="T64"> </text:span><text:span text:style-name="T47">presumibile</text:span></text:p>
          </text:list-item>
          <text:list-item>
            <text:p text:style-name="P401"><text:span text:style-name="T47">dichiarazione dell’ospedale che confermi il deposito di almeno il 30% del costo complessivo della</text:span><text:span text:style-name="T110"> </text:span><text:span text:style-name="T47">cura;</text:span></text:p>
          </text:list-item>
        </text:list>
        <text:p text:style-name="P667"><text:span text:style-name="T52">documentazione comprovante la disponibilità in Italia di risorse sufficienti</text:span></text:p>
      </text:section>
      <text:p text:style-name="P1067"/>
      <text:p text:style-name="P728"/>
      <text:p text:style-name="P660"><draw:g text:anchor-type="as-char" draw:z-index="80" draw:style-name="gr5"><draw:line draw:style-name="gr6" draw:text-style-name="P1280" svg:x1="0in" svg:y1="0in" svg:x2="3.8228in" svg:y2="0in"><text:p/></draw:line></draw:g><text:span text:style-name="T483"><text:tab/></text:span><draw:g text:anchor-type="as-char" draw:z-index="81" draw:style-name="gr5"><draw:line draw:style-name="gr6" draw:text-style-name="P1280" svg:x1="0in" svg:y1="0in" svg:x2="3.8189in" svg:y2="0in"><text:p/></draw:line></draw:g></text:p>
      <text:p text:style-name="P766"/>
      <text:section text:style-name="Sect10" text:name="Section29">
        <text:p text:style-name="P1068"><text:span text:style-name="T35">per il </text:span><text:span text:style-name="T162">pagamento </text:span><text:span text:style-name="T35">del </text:span><text:span text:style-name="T162">residuo delle spese sanitarie, </text:span><text:span text:style-name="T35">di </text:span><text:span text:style-name="T162">vitto </text:span><text:span text:style-name="T35">e </text:span><text:span text:style-name="T162">alloggio fuori della struttura sanitaria, </text:span><text:span text:style-name="T35">e per il </text:span><text:span text:style-name="T162">rimpatrio dell’assistito </text:span><text:span text:style-name="T35">e </text:span><text:span text:style-name="T162">dell’eventuale accompagna- tore. </text:span><text:span text:style-name="T35">Il </text:span><text:span text:style-name="T162">visto </text:span><text:span text:style-name="T35">per </text:span><text:span text:style-name="T162">cure mediche </text:span><text:span text:style-name="T35">può </text:span><text:span text:style-name="T162">essere rilasciato anche all’eventuale accom- </text:span><text:span text:style-name="T35">pagnatore che assista lo straniero infermo, </text:span><text:span text:style-name="T162">L’accompagnatore </text:span><text:span text:style-name="T35">dovrà essere</text:span><text:span text:style-name="T219"> </text:span><text:span text:style-name="T35">in </text:span><text:span text:style-name="T162">possesso </text:span><text:span text:style-name="T35">di </text:span><text:span text:style-name="T162">assicurazione sanitaria, avente </text:span><text:span text:style-name="T35">una </text:span><text:span text:style-name="T162">copertura minima </text:span><text:span text:style-name="T35">di </text:span><text:span text:style-name="T28">€</text:span><text:span text:style-name="T162">30.000. </text:span><text:span text:style-name="T35">Per</text:span><text:span text:style-name="T173"> </text:span><text:span text:style-name="T35">le</text:span><text:span text:style-name="T174"> </text:span><text:span text:style-name="T35">cure</text:span><text:span text:style-name="T174"> </text:span><text:span text:style-name="T35">mediche</text:span><text:span text:style-name="T174"> </text:span><text:span text:style-name="T35">da</text:span><text:span text:style-name="T173"> </text:span><text:span text:style-name="T35">prestarsi</text:span><text:span text:style-name="T174"> </text:span><text:span text:style-name="T35">nell’ambito</text:span><text:span text:style-name="T174"> </text:span><text:span text:style-name="T35">dei</text:span><text:span text:style-name="T174"> </text:span><text:span text:style-name="T35">programmi</text:span><text:span text:style-name="T174"> </text:span><text:span text:style-name="T35">d’intervento</text:span><text:span text:style-name="T173"> </text:span><text:span text:style-name="T35">uma- nitario delle Regioni il visto viene rilasciato in presenza di specifica e nomi- nativa</text:span><text:span text:style-name="T213"> </text:span><text:span text:style-name="T35">attestazione</text:span><text:span text:style-name="T214"> </text:span><text:span text:style-name="T35">rilasciata</text:span><text:span text:style-name="T214"> </text:span><text:span text:style-name="T35">dalla</text:span><text:span text:style-name="T214"> </text:span><text:span text:style-name="T35">competente</text:span><text:span text:style-name="T186"> </text:span><text:span text:style-name="T35">Autorità</text:span><text:span text:style-name="T214"> </text:span><text:span text:style-name="T35">regionale,</text:span><text:span text:style-name="T214"> </text:span><text:span text:style-name="T35">che</text:span><text:span text:style-name="T214"> </text:span><text:span text:style-name="T35">certifichi l’esistenza di apposita delibera per lo stanziamento dei fondi per </text:span><text:span text:style-name="T162">programmi </text:span><text:span text:style-name="T35">assistenziali,</text:span><text:span text:style-name="T203"> </text:span><text:span text:style-name="T35">che</text:span><text:span text:style-name="T39"> </text:span><text:span text:style-name="T35">indichino</text:span><text:span text:style-name="T39"> </text:span><text:span text:style-name="T35">la</text:span><text:span text:style-name="T203"> </text:span><text:span text:style-name="T35">copertura</text:span><text:span text:style-name="T39"> </text:span><text:span text:style-name="T35">del</text:span><text:span text:style-name="T39"> </text:span><text:span text:style-name="T35">singolo</text:span><text:span text:style-name="T39"> </text:span><text:span text:style-name="T35">intervento</text:span><text:span text:style-name="T203"> </text:span><text:span text:style-name="T35">sanitario.</text:span></text:p>
        <text:p text:style-name="P889"/>
        <text:list xml:id="list153414826748431" text:continue-list="list153414748132324" text:style-name="WWNum2">
          <text:list-item>
            <text:h text:style-name="P86" text:outline-level="3"><text:span text:style-name="T389">Che requisiti </text:span><text:span text:style-name="T390">devo </text:span><text:span text:style-name="T389">avere per ottenere il visto per motivi reli- giosi?</text:span></text:h>
          </text:list-item>
        </text:list>
        <text:p text:style-name="P1070"><text:span text:style-name="T35">Possono ottenere questo tipo di visto i religiosi che partecipano a manifesta- zioni di culto o che esercitano funzioni religiose, pastorali o ecclesiastiche.</text:span></text:p>
        <text:p text:style-name="P749"><text:span text:style-name="T35">I requisiti per l’ottenimento del visto sono:</text:span></text:p>
        <text:list xml:id="list153416383718453" text:continue-list="list153415424425669" text:style-name="WWNum4">
          <text:list-item>
            <text:p text:style-name="P368"><text:span text:style-name="T47">documenti che provano lo stato</text:span><text:span text:style-name="T85"> </text:span><text:span text:style-name="T47">religioso;</text:span></text:p>
          </text:list-item>
          <text:list-item>
            <text:p text:style-name="P415"><text:span text:style-name="T47">garanzie documentate sul carattere religioso della manifestazione a cui si prende</text:span><text:span text:style-name="T43"> </text:span><text:span text:style-name="T47">parte;</text:span></text:p>
          </text:list-item>
          <text:list-item>
            <text:p text:style-name="P319"><text:span text:style-name="T47">biglietto di</text:span><text:span text:style-name="T55"> </text:span><text:span text:style-name="T47">viaggio;</text:span></text:p>
          </text:list-item>
          <text:list-item>
            <text:p text:style-name="P314"><text:span text:style-name="T47">mezzi di sostentamento o, se le spese di soggiorno sono a carico di un ente religioso, una dichiarazione in proposito da parte dell’ente</text:span><text:span text:style-name="T127"> </text:span><text:span text:style-name="T47">stesso.</text:span></text:p>
          </text:list-item>
          <text:list-item>
            <text:p text:style-name="P316"><text:span text:style-name="T52">assicurazione</text:span><text:span text:style-name="T54"> </text:span><text:span text:style-name="T52">sanitaria</text:span><text:span text:style-name="T54"> </text:span><text:span text:style-name="T52">avente</text:span><text:span text:style-name="T54"> </text:span><text:span text:style-name="T52">una</text:span><text:span text:style-name="T54"> </text:span><text:span text:style-name="T52">copertura</text:span><text:span text:style-name="T50"> </text:span><text:span text:style-name="T52">minima</text:span><text:span text:style-name="T54"> </text:span><text:span text:style-name="T52">di</text:span><text:span text:style-name="T54"> </text:span><text:span text:style-name="T52">€</text:span><text:span text:style-name="T54"> </text:span><text:span text:style-name="T52">30.000</text:span><text:span text:style-name="T50"> </text:span><text:span text:style-name="T52">per</text:span><text:span text:style-name="T118"> </text:span><text:span text:style-name="T52">la copertura</text:span><text:span text:style-name="T54"> </text:span><text:span text:style-name="T52">delle</text:span><text:span text:style-name="T50"> </text:span><text:span text:style-name="T52">spese</text:span><text:span text:style-name="T50"> </text:span><text:span text:style-name="T52">per</text:span><text:span text:style-name="T111"> </text:span><text:span text:style-name="T52">il</text:span><text:span text:style-name="T50"> </text:span><text:span text:style-name="T52">ricovero</text:span><text:span text:style-name="T50"> </text:span><text:span text:style-name="T52">ospedaliero</text:span><text:span text:style-name="T50"> </text:span><text:span text:style-name="T52">d’urgenza</text:span><text:span text:style-name="T50"> </text:span><text:span text:style-name="T52">e</text:span><text:span text:style-name="T54"> </text:span><text:span text:style-name="T52">le</text:span><text:span text:style-name="T50"> </text:span><text:span text:style-name="T52">spese</text:span><text:span text:style-name="T50"> </text:span><text:span text:style-name="T52">di eventuale</text:span><text:span text:style-name="T44"> </text:span><text:span text:style-name="T52">rimpatrio</text:span></text:p>
          </text:list-item>
        </text:list>
        <text:p text:style-name="P1076"><text:span text:style-name="T35">Nel</text:span><text:span text:style-name="T174"> </text:span><text:span text:style-name="T162">caso</text:span><text:span text:style-name="T183"> </text:span><text:span text:style-name="T35">di</text:span><text:span text:style-name="T174"> </text:span><text:span text:style-name="T162">invito</text:span><text:span text:style-name="T183"> </text:span><text:span text:style-name="T35">da</text:span><text:span text:style-name="T183"> </text:span><text:span text:style-name="T162">parte</text:span><text:span text:style-name="T174"> </text:span><text:span text:style-name="T35">di</text:span><text:span text:style-name="T183"> </text:span><text:span text:style-name="T35">una</text:span><text:span text:style-name="T183"> </text:span><text:span text:style-name="T162">associazione</text:span><text:span text:style-name="T174"> </text:span><text:span text:style-name="T35">di</text:span><text:span text:style-name="T183"> </text:span><text:span text:style-name="T162">culto,</text:span><text:span text:style-name="T174"> </text:span><text:span text:style-name="T162">operante</text:span><text:span text:style-name="T183"> </text:span><text:span text:style-name="T35">di</text:span><text:span text:style-name="T183"> </text:span><text:span text:style-name="T162">fatto</text:span><text:span text:style-name="T174"> </text:span><text:span text:style-name="T35">in</text:span><text:span text:style-name="T183"> </text:span><text:span text:style-name="T162">Italia </text:span><text:span text:style-name="T35">e</text:span><text:span text:style-name="T180"> </text:span><text:span text:style-name="T35">non</text:span><text:span text:style-name="T166"> </text:span><text:span text:style-name="T35">riferibile</text:span><text:span text:style-name="T166"> </text:span><text:span text:style-name="T35">a</text:span><text:span text:style-name="T166"> </text:span><text:span text:style-name="T35">confessioni</text:span><text:span text:style-name="T166"> </text:span><text:span text:style-name="T35">che</text:span><text:span text:style-name="T166"> </text:span><text:span text:style-name="T35">hanno</text:span><text:span text:style-name="T166"> </text:span><text:span text:style-name="T35">stipulato</text:span><text:span text:style-name="T166"> </text:span><text:span text:style-name="T35">intese</text:span><text:span text:style-name="T166"> </text:span><text:span text:style-name="T35">con</text:span><text:span text:style-name="T166"> </text:span><text:span text:style-name="T35">lo</text:span><text:span text:style-name="T166"> </text:span><text:span text:style-name="T35">Stato</text:span><text:span text:style-name="T166"> </text:span><text:span text:style-name="T35">italiano</text:span><text:span text:style-name="T166"> </text:span><text:span text:style-name="T35">o ad</text:span><text:span text:style-name="T173"> </text:span><text:span text:style-name="T35">enti</text:span><text:span text:style-name="T173"> </text:span><text:span text:style-name="T35">di</text:span><text:span text:style-name="T174"> </text:span><text:span text:style-name="T35">culto</text:span><text:span text:style-name="T173"> </text:span><text:span text:style-name="T35">riconosciuti</text:span><text:span text:style-name="T174"> </text:span><text:span text:style-name="T35">giuridicamente,</text:span><text:span text:style-name="T173"> </text:span><text:span text:style-name="T35">il</text:span><text:span text:style-name="T174"> </text:span><text:span text:style-name="T35">visto</text:span><text:span text:style-name="T173"> </text:span><text:span text:style-name="T35">verrà</text:span><text:span text:style-name="T174"> </text:span><text:span text:style-name="T35">rilasciato</text:span><text:span text:style-name="T173"> </text:span><text:span text:style-name="T35">solo</text:span><text:span text:style-name="T174"> </text:span><text:span text:style-name="T35">previa </text:span><text:span text:style-name="T162">verifica</text:span><text:span text:style-name="T199"> </text:span><text:span text:style-name="T35">da</text:span><text:span text:style-name="T199"> </text:span><text:span text:style-name="T162">parte</text:span><text:span text:style-name="T199"> </text:span><text:span text:style-name="T35">del</text:span><text:span text:style-name="T199"> </text:span><text:span text:style-name="T162">Ministero</text:span><text:span text:style-name="T199"> </text:span><text:span text:style-name="T162">dell’Interno</text:span><text:span text:style-name="T199"> </text:span><text:span text:style-name="T162">della</text:span><text:span text:style-name="T199"> </text:span><text:span text:style-name="T162">natura</text:span><text:span text:style-name="T199"> </text:span><text:span text:style-name="T35">di</text:span><text:span text:style-name="T199"> </text:span><text:span text:style-name="T162">culto</text:span><text:span text:style-name="T199"> </text:span><text:span text:style-name="T162">dell’ente</text:span><text:span text:style-name="T199"> </text:span><text:span text:style-name="T35">e</text:span><text:span text:style-name="T199"> </text:span><text:span text:style-name="T162">della </text:span><text:span text:style-name="T35">conformità</text:span><text:span text:style-name="T166"> </text:span><text:span text:style-name="T35">del</text:span><text:span text:style-name="T170"> </text:span><text:span text:style-name="T35">suo</text:span><text:span text:style-name="T170"> </text:span><text:span text:style-name="T35">statuto</text:span><text:span text:style-name="T170"> </text:span><text:span text:style-name="T35">ai</text:span><text:span text:style-name="T170"> </text:span><text:span text:style-name="T35">principi</text:span><text:span text:style-name="T170"> </text:span><text:span text:style-name="T35">dell’ordinamento</text:span><text:span text:style-name="T170"> </text:span><text:span text:style-name="T35">italiano.</text:span></text:p>
        <text:p text:style-name="P718"/>
        <text:list xml:id="list153414749886528" text:continue-list="list153414826748431" text:style-name="WWNum2">
          <text:list-item>
            <text:h text:style-name="P87" text:outline-level="3"><text:span text:style-name="T389">Che requisiti devo avere per ottenere il visto per motivi di la- voro?</text:span></text:h>
          </text:list-item>
        </text:list>
        <text:p text:style-name="P1077"><text:span text:style-name="T35">Dipende dal tipo di lavoro. In Italia infatti il rapporto di lavoro può essere di due tipi:</text:span></text:p>
        <text:list xml:id="list153416346483836" text:continue-list="list153416383718453" text:style-name="WWNum4">
          <text:list-item>
            <text:p text:style-name="P416"><text:span text:style-name="T47">Lavoro subordinato a tempo determinato, indeterminato o</text:span><text:span text:style-name="T128"> </text:span><text:span text:style-name="T47">stagionale;</text:span></text:p>
          </text:list-item>
          <text:list-item>
            <text:p text:style-name="P417"><text:span text:style-name="T47">Lavoro</text:span><text:span text:style-name="T43"> </text:span><text:span text:style-name="T47">autonomo.</text:span></text:p>
          </text:list-item>
        </text:list>
        <text:p text:style-name="P871"><text:span text:style-name="T35">(Per maggiori dettagli vedi la </text:span><text:span text:style-name="T221">voce lavoro</text:span><text:span text:style-name="T35">)</text:span></text:p>
        <text:p text:style-name="P727"/>
        <text:list xml:id="list153416686718258" text:continue-list="list153414749886528" text:style-name="WWNum2">
          <text:list-item>
            <text:h text:style-name="P88" text:outline-level="3"><text:span text:style-name="T389">Che requisiti </text:span><text:span text:style-name="T411">devo </text:span><text:span text:style-name="T389">avere per ottenere il visto per ricongiungi- mento familiare con il mio coniuge</text:span><text:span text:style-name="T426"> </text:span><text:span text:style-name="T390">all’estero?</text:span></text:h>
          </text:list-item>
        </text:list>
        <text:p text:style-name="P856"><text:span text:style-name="T35">Per ottenere il ricongiungimento con il proprio coniuge ancora soggiornante all’estero</text:span><text:span text:style-name="T187"> </text:span><text:span text:style-name="T35">è</text:span><text:span text:style-name="T187"> </text:span><text:span text:style-name="T35">necessario</text:span><text:span text:style-name="T187"> </text:span><text:span text:style-name="T35">essere</text:span><text:span text:style-name="T187"> </text:span><text:span text:style-name="T35">in</text:span><text:span text:style-name="T187"> </text:span><text:span text:style-name="T35">possesso</text:span><text:span text:style-name="T190"> </text:span><text:span text:style-name="T35">di</text:span><text:span text:style-name="T187"> </text:span><text:span text:style-name="T35">un</text:span><text:span text:style-name="T187"> </text:span><text:span text:style-name="T35">regolare</text:span><text:span text:style-name="T187"> </text:span><text:span text:style-name="T35">permesso</text:span><text:span text:style-name="T187"> </text:span><text:span text:style-name="T35">di</text:span><text:span text:style-name="T187"> </text:span><text:span text:style-name="T35">soggiorno della</text:span><text:span text:style-name="T39"> </text:span><text:span text:style-name="T35">durata</text:span><text:span text:style-name="T39"> </text:span><text:span text:style-name="T35">di</text:span><text:span text:style-name="T39"> </text:span><text:span text:style-name="T35">almeno</text:span><text:span text:style-name="T39"> </text:span><text:span text:style-name="T35">un</text:span><text:span text:style-name="T39"> </text:span><text:span text:style-name="T35">anno</text:span><text:span text:style-name="T39"> </text:span><text:span text:style-name="T35">rilasciato</text:span><text:span text:style-name="T39"> </text:span><text:span text:style-name="T35">per</text:span><text:span text:style-name="T39"> </text:span><text:span text:style-name="T35">motivi</text:span><text:span text:style-name="T39"> </text:span><text:span text:style-name="T35">di</text:span><text:span text:style-name="T39"> </text:span><text:span text:style-name="T35">lavoro,</text:span><text:span text:style-name="T39"> </text:span><text:span text:style-name="T35">asilo,</text:span><text:span text:style-name="T39"> </text:span><text:span text:style-name="T35">studio,</text:span><text:span text:style-name="T39"> </text:span><text:span text:style-name="T35">o per motivi religiosi o</text:span><text:span text:style-name="T199"> </text:span><text:span text:style-name="T35">familiari,</text:span></text:p>
        <text:p text:style-name="P856"><text:span text:style-name="T35">Per</text:span><text:span text:style-name="T212"> </text:span><text:span text:style-name="T35">l’ottenimento</text:span><text:span text:style-name="T217"> </text:span><text:span text:style-name="T35">del</text:span><text:span text:style-name="T212"> </text:span><text:span text:style-name="T35">visto</text:span><text:span text:style-name="T217"> </text:span><text:span text:style-name="T35">d’ingresso</text:span><text:span text:style-name="T217"> </text:span><text:span text:style-name="T35">è</text:span><text:span text:style-name="T212"> </text:span><text:span text:style-name="T35">necessario</text:span><text:span text:style-name="T217"> </text:span><text:span text:style-name="T35">che</text:span><text:span text:style-name="T212"> </text:span><text:span text:style-name="T35">il</text:span><text:span text:style-name="T217"> </text:span><text:span text:style-name="T35">coniuge</text:span><text:span text:style-name="T217"> </text:span><text:span text:style-name="T35">regolarmente residente</text:span><text:span text:style-name="T174"> </text:span><text:span text:style-name="T35">in</text:span><text:span text:style-name="T183"> </text:span><text:span text:style-name="T35">Italia</text:span><text:span text:style-name="T183"> </text:span><text:span text:style-name="T35">presenti</text:span><text:span text:style-name="T183"> </text:span><text:span text:style-name="T35">la</text:span><text:span text:style-name="T183"> </text:span><text:span text:style-name="T35">richiesta</text:span><text:span text:style-name="T174"> </text:span><text:span text:style-name="T35">di</text:span><text:span text:style-name="T183"> </text:span><text:span text:style-name="T35">nulla</text:span><text:span text:style-name="T183"> </text:span><text:span text:style-name="T35">osta</text:span><text:span text:style-name="T183"> </text:span><text:span text:style-name="T35">al</text:span><text:span text:style-name="T183"> </text:span><text:span text:style-name="T35">ricongiungimento</text:span><text:span text:style-name="T183"> </text:span><text:span text:style-name="T35">presso lo</text:span><text:span text:style-name="T202"> </text:span><text:span text:style-name="T35">Sportello</text:span><text:span text:style-name="T213"> </text:span><text:span text:style-name="T35">Unico,</text:span><text:span text:style-name="T213"> </text:span><text:span text:style-name="T35">utilizzando</text:span><text:span text:style-name="T213"> </text:span><text:span text:style-name="T35">l’apposita</text:span><text:span text:style-name="T213"> </text:span><text:span text:style-name="T35">procedura</text:span><text:span text:style-name="T213"> </text:span><text:span text:style-name="T35">informatizzata</text:span><text:span text:style-name="T213"> </text:span><text:span text:style-name="T35">disponibile sul</text:span><text:span text:style-name="T170"> </text:span><text:span text:style-name="T35">sito</text:span><text:span text:style-name="T170"> </text:span><text:span text:style-name="T35">del</text:span><text:span text:style-name="T203"> </text:span><text:span text:style-name="T221">Ministero</text:span><text:span text:style-name="T171"> </text:span><text:span text:style-name="T221">dell’Interno</text:span><text:span text:style-name="T35">.</text:span><text:span text:style-name="T203"> </text:span><text:span text:style-name="T35">Le</text:span><text:span text:style-name="T170"> </text:span><text:span text:style-name="T35">indicazioni</text:span><text:span text:style-name="T170"> </text:span><text:span text:style-name="T35">nel</text:span><text:span text:style-name="T203"> </text:span><text:span text:style-name="T35">dettaglio</text:span><text:span text:style-name="T170"> </text:span><text:span text:style-name="T35">dei</text:span><text:span text:style-name="T203"> </text:span><text:span text:style-name="T35">documenti necessari per ottenere il ricongiungimento si trovano nelle istruzioni</text:span><text:span text:style-name="T219"> </text:span><text:span text:style-name="T35">allegate ai moduli on line (modello</text:span><text:span text:style-name="T183"> </text:span><text:span text:style-name="T35">S).</text:span></text:p>
        <text:p text:style-name="P859"><text:span text:style-name="T35">Lo Sportello unico competente una volta ricevuta la domanda provvederà a convocare</text:span><text:span text:style-name="T223"> </text:span><text:span text:style-name="T35">il</text:span><text:span text:style-name="T223"> </text:span><text:span text:style-name="T35">richiedente,</text:span><text:span text:style-name="T223"> </text:span><text:span text:style-name="T35">mediante</text:span><text:span text:style-name="T223"> </text:span><text:span text:style-name="T35">apposito</text:span><text:span text:style-name="T223"> </text:span><text:span text:style-name="T35">appuntamento</text:span><text:span text:style-name="T223"> </text:span><text:span text:style-name="T35">per</text:span><text:span text:style-name="T223"> </text:span><text:span text:style-name="T35">la</text:span><text:span text:style-name="T223"> </text:span><text:span text:style-name="T35">presentazione e</text:span><text:span text:style-name="T180"> </text:span><text:span text:style-name="T35">vidimazione</text:span><text:span text:style-name="T166"> </text:span><text:span text:style-name="T35">della</text:span><text:span text:style-name="T166"> </text:span><text:span text:style-name="T35">seguente</text:span><text:span text:style-name="T180"> </text:span><text:span text:style-name="T35">documentazione</text:span><text:span text:style-name="T166"> </text:span><text:span text:style-name="T35">relativa</text:span><text:span text:style-name="T166"> </text:span><text:span text:style-name="T35">alla</text:span><text:span text:style-name="T166"> </text:span><text:span text:style-name="T35">disponibilità</text:span><text:span text:style-name="T180"> </text:span><text:span text:style-name="T35">di</text:span><text:span text:style-name="T166"> </text:span><text:span text:style-name="T35">al- loggio e di reddito minimo</text:span><text:span text:style-name="T183"> </text:span><text:span text:style-name="T35">necessari.</text:span></text:p>
        <text:p text:style-name="P877"><text:span text:style-name="T35">In particolare lo straniero soggiornante in Italia dovrà dimostrare di avere:</text:span></text:p>
        <text:list xml:id="list2781407934" text:style-name="WWNum5">
          <text:list-item>
            <text:p text:style-name="P427"><text:span text:style-name="T52">un alloggio </text:span><text:span text:style-name="T47">adeguato, ovvero dotato dei requisiti igienico-sanitari e di ido- neità</text:span><text:span text:style-name="T117"> </text:span><text:span text:style-name="T47">abitativa,</text:span><text:span text:style-name="T110"> </text:span><text:span text:style-name="T47">accertati</text:span><text:span text:style-name="T117"> </text:span><text:span text:style-name="T47">dai</text:span><text:span text:style-name="T110"> </text:span><text:span text:style-name="T47">competenti</text:span><text:span text:style-name="T117"> </text:span><text:span text:style-name="T47">uffici</text:span><text:span text:style-name="T110"> </text:span><text:span text:style-name="T47">comunali.</text:span><text:span text:style-name="T110"> </text:span><text:span text:style-name="T43">L’idoneità</text:span><text:span text:style-name="T117"> </text:span><text:span text:style-name="T47">abitativa non</text:span><text:span text:style-name="T117"> </text:span><text:span text:style-name="T47">può</text:span><text:span text:style-name="T110"> </text:span><text:span text:style-name="T47">essere</text:span><text:span text:style-name="T110"> </text:span><text:span text:style-name="T47">autocertificata,</text:span><text:span text:style-name="T110"> </text:span><text:span text:style-name="T47">ma</text:span><text:span text:style-name="T110"> </text:span><text:span text:style-name="T47">l’interessato</text:span><text:span text:style-name="T117"> </text:span><text:span text:style-name="T47">dovrà</text:span><text:span text:style-name="T110"> </text:span><text:span text:style-name="T47">produrre</text:span><text:span text:style-name="T110"> </text:span><text:span text:style-name="T53">(in</text:span><text:span text:style-name="T112"> </text:span><text:span text:style-name="T53">originale più</text:span><text:span text:style-name="T99"> </text:span><text:span text:style-name="T53">fotocopia)</text:span><text:span text:style-name="T99"> </text:span><text:span text:style-name="T53">l’apposito</text:span><text:span text:style-name="T86"> </text:span><text:span text:style-name="T53">certificato</text:span><text:span text:style-name="T99"> </text:span><text:span text:style-name="T53">che</text:span><text:span text:style-name="T99"> </text:span><text:span text:style-name="T53">va</text:span><text:span text:style-name="T86"> </text:span><text:span text:style-name="T53">richiesto</text:span><text:span text:style-name="T99"> </text:span><text:span text:style-name="T59">presso</text:span><text:span text:style-name="T86"> </text:span><text:span text:style-name="T53">l’Ufficio</text:span><text:span text:style-name="T99"> </text:span><text:span text:style-name="T51">Tecnico </text:span><text:span text:style-name="T53">del</text:span><text:span text:style-name="T76"> </text:span><text:span text:style-name="T45">Comune</text:span><text:span text:style-name="T79"> </text:span><text:span text:style-name="T45">competente</text:span><text:span text:style-name="T76"> </text:span><text:span text:style-name="T53">per</text:span><text:span text:style-name="T76"> </text:span><text:span text:style-name="T51">residenza.</text:span><text:span text:style-name="T79"> </text:span><text:span text:style-name="T47">Se</text:span><text:span text:style-name="T72"> </text:span><text:span text:style-name="T47">il</text:span><text:span text:style-name="T77"> </text:span><text:span text:style-name="T43">richiedente</text:span><text:span text:style-name="T72"> </text:span><text:span text:style-name="T47">è</text:span><text:span text:style-name="T77"> </text:span><text:span text:style-name="T43">ospite,</text:span><text:span text:style-name="T72"> </text:span><text:span text:style-name="T43">deve</text:span><text:span text:style-name="T77"> </text:span><text:span text:style-name="T43">allegare </text:span><text:span text:style-name="T47">alla</text:span><text:span text:style-name="T61"> </text:span><text:span text:style-name="T47">domanda</text:span><text:span text:style-name="T61"> </text:span><text:span text:style-name="T47">la</text:span><text:span text:style-name="T117"> </text:span><text:span text:style-name="T47">dichiarazione</text:span><text:span text:style-name="T61"> </text:span><text:span text:style-name="T47">(modello</text:span><text:span text:style-name="T61"> </text:span><text:span text:style-name="T47">S2)</text:span><text:span text:style-name="T117"> </text:span><text:span text:style-name="T47">redatta</text:span><text:span text:style-name="T61"> </text:span><text:span text:style-name="T47">dal</text:span><text:span text:style-name="T117"> </text:span><text:span text:style-name="T47">titolare</text:span><text:span text:style-name="T61"> </text:span><text:span text:style-name="T47">dell’apparta- </text:span><text:span text:style-name="T43">mento,</text:span><text:span text:style-name="T72"> </text:span><text:span text:style-name="T43">attestante</text:span><text:span text:style-name="T77"> </text:span><text:span text:style-name="T47">il</text:span><text:span text:style-name="T77"> </text:span><text:span text:style-name="T43">consenso</text:span><text:span text:style-name="T77"> </text:span><text:span text:style-name="T47">ad</text:span><text:span text:style-name="T77"> </text:span><text:span text:style-name="T43">ospitare</text:span><text:span text:style-name="T77"> </text:span><text:span text:style-name="T43">anche</text:span><text:span text:style-name="T77"> </text:span><text:span text:style-name="T47">il</text:span><text:span text:style-name="T77"> </text:span><text:span text:style-name="T43">coniuge.</text:span><text:span text:style-name="T77"> </text:span><text:span text:style-name="T53">Il</text:span><text:span text:style-name="T79"> </text:span><text:span text:style-name="T45">richiedente</text:span><text:span text:style-name="T79"> </text:span><text:span text:style-name="T45">dovrà presentare </text:span><text:span text:style-name="T53">allo Sportello Unico anche </text:span><text:span text:style-name="T47">copia del contratto di locazione/co- modato/proprietà di durata non inferiore a sei</text:span><text:span text:style-name="T104"> </text:span><text:span text:style-name="T47">mesi.</text:span></text:p>
          </text:list-item>
          <text:list-item>
            <text:p text:style-name="P405"><text:span text:style-name="T52">un reddito annuo </text:span><text:span text:style-name="T47">derivante da fonti lecite non inferiore all´importo</text:span><text:span text:style-name="T89"> </text:span><text:span text:style-name="T47">annuo dell´assegno sociale aumentato della metà dell’importo per ogni familiare che</text:span><text:span text:style-name="T110"> </text:span><text:span text:style-name="T47">si</text:span><text:span text:style-name="T101"> </text:span><text:span text:style-name="T47">deve</text:span><text:span text:style-name="T101"> </text:span><text:span text:style-name="T47">ricongiungere.</text:span><text:span text:style-name="T101"> </text:span><text:span text:style-name="T47">Per</text:span><text:span text:style-name="T101"> </text:span><text:span text:style-name="T47">il</text:span><text:span text:style-name="T101"> </text:span><text:span text:style-name="T47">ricongiungimento</text:span><text:span text:style-name="T110"> </text:span><text:span text:style-name="T47">del</text:span><text:span text:style-name="T101"> </text:span><text:span text:style-name="T47">coniuge</text:span><text:span text:style-name="T101"> </text:span><text:span text:style-name="T47">è</text:span><text:span text:style-name="T101"> </text:span><text:span text:style-name="T47">necessario pertanto</text:span><text:span text:style-name="T117"> </text:span><text:span text:style-name="T47">dimostrare</text:span><text:span text:style-name="T110"> </text:span><text:span text:style-name="T47">il</text:span><text:span text:style-name="T117"> </text:span><text:span text:style-name="T47">possesso</text:span><text:span text:style-name="T110"> </text:span><text:span text:style-name="T47">di</text:span><text:span text:style-name="T117"> </text:span><text:span text:style-name="T47">un</text:span><text:span text:style-name="T110"> </text:span><text:span text:style-name="T47">reddito</text:span><text:span text:style-name="T110"> </text:span><text:span text:style-name="T47">annuo</text:span><text:span text:style-name="T117"> </text:span><text:span text:style-name="T47">almeno</text:span><text:span text:style-name="T110"> </text:span><text:span text:style-name="T47">pari,</text:span><text:span text:style-name="T117"> </text:span><text:span text:style-name="T47">per</text:span><text:span text:style-name="T110"> </text:span><text:span text:style-name="T47">il</text:span><text:span text:style-name="T110"> </text:span><text:span text:style-name="T48">2013, </text:span><text:span text:style-name="T47">ad Euro 8.624,85 La soglia minima di reddito può essere raggiunta</text:span><text:span text:style-name="T130"> </text:span><text:span text:style-name="T47">anche</text:span></text:p>
          </text:list-item>
        </text:list>
      </text:section>
      <text:p text:style-name="P1078"/>
      <text:p text:style-name="P728"/>
      <text:p text:style-name="P629"><draw:g text:anchor-type="as-char" draw:z-index="82" draw:style-name="gr5"><draw:line draw:style-name="gr6" draw:text-style-name="P1280" svg:x1="0in" svg:y1="0in" svg:x2="3.8228in" svg:y2="0in"><text:p/></draw:line></draw:g><text:span text:style-name="T483"><text:tab/></text:span><draw:g text:anchor-type="as-char" draw:z-index="83" draw:style-name="gr5"><draw:line draw:style-name="gr6" draw:text-style-name="P1280" svg:x1="0in" svg:y1="0in" svg:x2="3.8189in" svg:y2="0in"><text:p/></draw:line></draw:g></text:p>
      <text:p text:style-name="P800"/>
      <text:section text:style-name="Sect5" text:name="Section31">
        <text:p text:style-name="P1079"><text:span text:style-name="T35">tenendo</text:span><text:span text:style-name="T212"> </text:span><text:span text:style-name="T35">conto</text:span><text:span text:style-name="T217"> </text:span><text:span text:style-name="T35">del</text:span><text:span text:style-name="T217"> </text:span><text:span text:style-name="T35">reddito</text:span><text:span text:style-name="T217"> </text:span><text:span text:style-name="T35">annuo</text:span><text:span text:style-name="T217"> </text:span><text:span text:style-name="T35">complessivo</text:span><text:span text:style-name="T217"> </text:span><text:span text:style-name="T35">di</text:span><text:span text:style-name="T217"> </text:span><text:span text:style-name="T35">altri</text:span><text:span text:style-name="T217"> </text:span><text:span text:style-name="T35">familiari</text:span><text:span text:style-name="T217"> </text:span><text:span text:style-name="T35">eventualmente già conviventi con il</text:span><text:span text:style-name="T199"> </text:span><text:span text:style-name="T35">richiedente</text:span></text:p>
        <text:p text:style-name="P785"/>
        <text:p text:style-name="P808"><text:span text:style-name="T165">ATTEnzIonE: </text:span><text:span text:style-name="T35">i parametri di reddito sono suscettibili di annuale aggiorna- mento.</text:span><text:span text:style-name="T166"> </text:span><text:span text:style-name="T35">Il</text:span><text:span text:style-name="T170"> </text:span><text:span text:style-name="T35">reddito</text:span><text:span text:style-name="T170"> </text:span><text:span text:style-name="T35">necessario</text:span><text:span text:style-name="T170"> </text:span><text:span text:style-name="T35">aumenta</text:span><text:span text:style-name="T170"> </text:span><text:span text:style-name="T35">a</text:span><text:span text:style-name="T166"> </text:span><text:span text:style-name="T35">seconda</text:span><text:span text:style-name="T170"> </text:span><text:span text:style-name="T35">del</text:span><text:span text:style-name="T170"> </text:span><text:span text:style-name="T35">numero</text:span><text:span text:style-name="T170"> </text:span><text:span text:style-name="T35">di</text:span><text:span text:style-name="T170"> </text:span><text:span text:style-name="T35">familiari</text:span><text:span text:style-name="T166"> </text:span><text:span text:style-name="T35">che</text:span><text:span text:style-name="T170"> </text:span><text:span text:style-name="T35">si intendono ricongiungere. In particolare l’importo annuo dell´assegno </text:span><text:span text:style-name="T162">sociale </text:span><text:span text:style-name="T35">aumenta</text:span><text:span text:style-name="T199"> </text:span><text:span text:style-name="T35">della</text:span><text:span text:style-name="T199"> </text:span><text:span text:style-name="T35">metà</text:span><text:span text:style-name="T180"> </text:span><text:span text:style-name="T35">per</text:span><text:span text:style-name="T199"> </text:span><text:span text:style-name="T35">ogni</text:span><text:span text:style-name="T199"> </text:span><text:span text:style-name="T35">familiare</text:span><text:span text:style-name="T180"> </text:span><text:span text:style-name="T35">che</text:span><text:span text:style-name="T199"> </text:span><text:span text:style-name="T35">si</text:span><text:span text:style-name="T199"> </text:span><text:span text:style-name="T35">deve</text:span><text:span text:style-name="T180"> </text:span><text:span text:style-name="T35">ricongiungere.</text:span><text:span text:style-name="T216"> </text:span><text:span text:style-name="T35">Ad</text:span><text:span text:style-name="T199"> </text:span><text:span text:style-name="T162">esempio, </text:span><text:span text:style-name="T35">per</text:span><text:span text:style-name="T170"> </text:span><text:span text:style-name="T35">ricongiungersi</text:span><text:span text:style-name="T170"> </text:span><text:span text:style-name="T35">con</text:span><text:span text:style-name="T170"> </text:span><text:span text:style-name="T35">il</text:span><text:span text:style-name="T203"> </text:span><text:span text:style-name="T35">coniuge</text:span><text:span text:style-name="T170"> </text:span><text:span text:style-name="T35">e</text:span><text:span text:style-name="T170"> </text:span><text:span text:style-name="T35">con</text:span><text:span text:style-name="T170"> </text:span><text:span text:style-name="T35">un</text:span><text:span text:style-name="T203"> </text:span><text:span text:style-name="T35">figlio</text:span><text:span text:style-name="T170"> </text:span><text:span text:style-name="T35">maggiore</text:span><text:span text:style-name="T170"> </text:span><text:span text:style-name="T35">di</text:span><text:span text:style-name="T203"> </text:span><text:span text:style-name="T35">14</text:span><text:span text:style-name="T170"> </text:span><text:span text:style-name="T35">anni</text:span><text:span text:style-name="T170"> </text:span><text:span text:style-name="T35">servono per</text:span><text:span text:style-name="T36"> </text:span><text:span text:style-name="T35">il</text:span><text:span text:style-name="T36"> </text:span><text:span text:style-name="T35">2014</text:span><text:span text:style-name="T36"> </text:span><text:span text:style-name="T226">€</text:span><text:span text:style-name="T227"> </text:span><text:span text:style-name="T35">11.637,86</text:span><text:span text:style-name="T36"> </text:span><text:span text:style-name="T35">(ovvero</text:span><text:span text:style-name="T36"> </text:span><text:span text:style-name="T226">€</text:span><text:span text:style-name="T228"> </text:span><text:span text:style-name="T225">5.818,93</text:span><text:span text:style-name="T38"> </text:span><text:span text:style-name="T225">+</text:span><text:span text:style-name="T38"> </text:span><text:span text:style-name="T225">2.909,46</text:span><text:span text:style-name="T38"> </text:span><text:span text:style-name="T225">+</text:span><text:span text:style-name="T38"> </text:span><text:span text:style-name="T225">2.909,46)</text:span><text:span text:style-name="T35">.</text:span></text:p>
        <text:p text:style-name="P908"><text:span text:style-name="T35">Per</text:span><text:span text:style-name="T162"> </text:span><text:span text:style-name="T35">il</text:span><text:span text:style-name="T162"> </text:span><text:span text:style-name="T35">ricongiungimento</text:span><text:span text:style-name="T207"> </text:span><text:span text:style-name="T35">di</text:span><text:span text:style-name="T162"> </text:span><text:span text:style-name="T35">due</text:span><text:span text:style-name="T207"> </text:span><text:span text:style-name="T35">o</text:span><text:span text:style-name="T162"> </text:span><text:span text:style-name="T35">più</text:span><text:span text:style-name="T207"> </text:span><text:span text:style-name="T35">figli</text:span><text:span text:style-name="T162"> </text:span><text:span text:style-name="T35">di</text:span><text:span text:style-name="T162"> </text:span><text:span text:style-name="T35">età</text:span><text:span text:style-name="T207"> </text:span><text:span text:style-name="T35">inferiore</text:span><text:span text:style-name="T162"> </text:span><text:span text:style-name="T35">a</text:span><text:span text:style-name="T207"> </text:span><text:span text:style-name="T35">14</text:span><text:span text:style-name="T162"> </text:span><text:span text:style-name="T35">anni</text:span><text:span text:style-name="T207"> </text:span><text:span text:style-name="T35">o</text:span><text:span text:style-name="T162"> </text:span><text:span text:style-name="T35">di</text:span><text:span text:style-name="T162"> </text:span><text:span text:style-name="T35">due</text:span><text:span text:style-name="T207"> </text:span><text:span text:style-name="T35">o più familiari dei titolari dello status di protezione sussidiaria sarà sempre</text:span><text:span text:style-name="T223"> </text:span><text:span text:style-name="T35">ne- cessario</text:span><text:span text:style-name="T170"> </text:span><text:span text:style-name="T35">solo</text:span><text:span text:style-name="T203"> </text:span><text:span text:style-name="T35">un</text:span><text:span text:style-name="T203"> </text:span><text:span text:style-name="T35">reddito</text:span><text:span text:style-name="T203"> </text:span><text:span text:style-name="T35">non</text:span><text:span text:style-name="T203"> </text:span><text:span text:style-name="T35">inferiore</text:span><text:span text:style-name="T203"> </text:span><text:span text:style-name="T35">al</text:span><text:span text:style-name="T203"> </text:span><text:span text:style-name="T35">doppio</text:span><text:span text:style-name="T203"> </text:span><text:span text:style-name="T35">dell’assegno</text:span><text:span text:style-name="T203"> </text:span><text:span text:style-name="T35">sociale</text:span><text:span text:style-name="T203"> </text:span><text:span text:style-name="T35">annuo.</text:span></text:p>
        <text:p text:style-name="P1058"/>
        <text:p text:style-name="P904"><text:span text:style-name="T35">La documentazione da presentare per attestare la disponibilità del </text:span><text:span text:style-name="T225">reddito </text:span><text:span text:style-name="T35">è indicata nelle istruzioni allegate ai moduli. Ad esempio:</text:span></text:p>
        <text:list xml:id="list153416740406547" text:continue-numbering="true" text:style-name="WWNum5">
          <text:list-item>
            <text:p text:style-name="P361"><text:span text:style-name="T52">I</text:span><text:span text:style-name="T131"> </text:span><text:span text:style-name="T52">lavoratori</text:span><text:span text:style-name="T125"> </text:span><text:span text:style-name="T52">subordinati</text:span><text:span text:style-name="T125"> </text:span><text:span text:style-name="T47">dovranno</text:span><text:span text:style-name="T126"> </text:span><text:span text:style-name="T47">presentare</text:span><text:span text:style-name="T126"> </text:span><text:span text:style-name="T47">l’ultima</text:span><text:span text:style-name="T126"> </text:span><text:span text:style-name="T47">dichiarazione</text:span><text:span text:style-name="T126"> </text:span><text:span text:style-name="T47">dei</text:span><text:span text:style-name="T126"> </text:span><text:span text:style-name="T47">red- diti,</text:span><text:span text:style-name="T67"> </text:span><text:span text:style-name="T47">l’ultima</text:span><text:span text:style-name="T67"> </text:span><text:span text:style-name="T47">busta</text:span><text:span text:style-name="T67"> </text:span><text:span text:style-name="T47">paga</text:span><text:span text:style-name="T67"> </text:span><text:span text:style-name="T47">e</text:span><text:span text:style-name="T67"> </text:span><text:span text:style-name="T47">l’autocertificazione</text:span><text:span text:style-name="T67"> </text:span><text:span text:style-name="T47">del</text:span><text:span text:style-name="T67"> </text:span><text:span text:style-name="T47">datore</text:span><text:span text:style-name="T67"> </text:span><text:span text:style-name="T47">di</text:span><text:span text:style-name="T72"> </text:span><text:span text:style-name="T47">lavoro</text:span><text:span text:style-name="T67"> </text:span><text:span text:style-name="T47">(Mod.</text:span><text:span text:style-name="T67"> </text:span><text:span text:style-name="T47">S3) da</text:span><text:span text:style-name="T77"> </text:span><text:span text:style-name="T47">cui</text:span><text:span text:style-name="T61"> </text:span><text:span text:style-name="T47">risulti</text:span><text:span text:style-name="T77"> </text:span><text:span text:style-name="T47">l’attualità</text:span><text:span text:style-name="T61"> </text:span><text:span text:style-name="T47">del</text:span><text:span text:style-name="T61"> </text:span><text:span text:style-name="T47">rapporto</text:span><text:span text:style-name="T77"> </text:span><text:span text:style-name="T47">di</text:span><text:span text:style-name="T61"> </text:span><text:span text:style-name="T47">lavoro</text:span><text:span text:style-name="T77"> </text:span><text:span text:style-name="T47">e,</text:span><text:span text:style-name="T61"> </text:span><text:span text:style-name="T47">se</text:span><text:span text:style-name="T77"> </text:span><text:span text:style-name="T47">il</text:span><text:span text:style-name="T61"> </text:span><text:span text:style-name="T47">rapporto</text:span><text:span text:style-name="T61"> </text:span><text:span text:style-name="T47">di</text:span><text:span text:style-name="T77"> </text:span><text:span text:style-name="T47">lavoro</text:span><text:span text:style-name="T61"> </text:span><text:span text:style-name="T47">è</text:span><text:span text:style-name="T77"> </text:span><text:span text:style-name="T47">ini- ziato</text:span><text:span text:style-name="T110"> </text:span><text:span text:style-name="T47">da</text:span><text:span text:style-name="T101"> </text:span><text:span text:style-name="T47">meno</text:span><text:span text:style-name="T110"> </text:span><text:span text:style-name="T47">di</text:span><text:span text:style-name="T101"> </text:span><text:span text:style-name="T47">un</text:span><text:span text:style-name="T101"> </text:span><text:span text:style-name="T47">anno,</text:span><text:span text:style-name="T110"> </text:span><text:span text:style-name="T47">e</text:span><text:span text:style-name="T101"> </text:span><text:span text:style-name="T47">non</text:span><text:span text:style-name="T110"> </text:span><text:span text:style-name="T47">vi</text:span><text:span text:style-name="T101"> </text:span><text:span text:style-name="T47">è</text:span><text:span text:style-name="T101"> </text:span><text:span text:style-name="T47">ancora</text:span><text:span text:style-name="T110"> </text:span><text:span text:style-name="T47">dichiarazione</text:span><text:span text:style-name="T101"> </text:span><text:span text:style-name="T47">dei</text:span><text:span text:style-name="T101"> </text:span><text:span text:style-name="T47">redditi,</text:span><text:span text:style-name="T110"> </text:span><text:span text:style-name="T47">l’indi- cazione del reddito presunto del</text:span><text:span text:style-name="T85"> </text:span><text:span text:style-name="T47">lavoratore.</text:span></text:p>
          </text:list-item>
          <text:list-item>
            <text:p text:style-name="P433"><text:span text:style-name="T52">I</text:span><text:span text:style-name="T78"> </text:span><text:span text:style-name="T44">lavoratori</text:span><text:span text:style-name="T62"> </text:span><text:span text:style-name="T44">domestici</text:span><text:span text:style-name="T78"> </text:span><text:span text:style-name="T43">dovranno</text:span><text:span text:style-name="T61"> </text:span><text:span text:style-name="T43">presentare:</text:span><text:span text:style-name="T61"> </text:span><text:span text:style-name="T43">l’ultima</text:span><text:span text:style-name="T77"> </text:span><text:span text:style-name="T43">dichiarazione</text:span><text:span text:style-name="T61"> </text:span><text:span text:style-name="T47">dei</text:span><text:span text:style-name="T61"> </text:span><text:span text:style-name="T43">redditi </text:span><text:span text:style-name="T47">o, in mancanza, comunicazione di assunzione all’INPS, il bollettino di</text:span><text:span text:style-name="T64"> </text:span><text:span text:style-name="T47">ver- samento</text:span><text:span text:style-name="T101"> </text:span><text:span text:style-name="T47">dei</text:span><text:span text:style-name="T101"> </text:span><text:span text:style-name="T47">contributi</text:span><text:span text:style-name="T101"> </text:span><text:span text:style-name="T47">INPS</text:span><text:span text:style-name="T101"> </text:span><text:span text:style-name="T47">relativi</text:span><text:span text:style-name="T101"> </text:span><text:span text:style-name="T47">al</text:span><text:span text:style-name="T101"> </text:span><text:span text:style-name="T47">trimestre</text:span><text:span text:style-name="T101"> </text:span><text:span text:style-name="T47">precedente</text:span><text:span text:style-name="T101"> </text:span><text:span text:style-name="T47">alla</text:span><text:span text:style-name="T55"> </text:span><text:span text:style-name="T47">data</text:span><text:span text:style-name="T101"> </text:span><text:span text:style-name="T47">di</text:span><text:span text:style-name="T101"> </text:span><text:span text:style-name="T47">pre- sentazione della domanda e l’autocertificazione del datore di lavoro da cui risulti l’attualità del rapporto di</text:span><text:span text:style-name="T85"> </text:span><text:span text:style-name="T47">lavoro.</text:span></text:p>
          </text:list-item>
          <text:list-item>
            <text:p text:style-name="P439"><text:span text:style-name="T52">I lavoratori autonomi </text:span><text:span text:style-name="T47">dovranno presentare, il modello Unico e la</text:span><text:span text:style-name="T80"> </text:span><text:span text:style-name="T47">ricevuta di</text:span><text:span text:style-name="T77"> </text:span><text:span text:style-name="T47">presentazione</text:span><text:span text:style-name="T77"> </text:span><text:span text:style-name="T47">dello</text:span><text:span text:style-name="T61"> </text:span><text:span text:style-name="T47">stesso</text:span><text:span text:style-name="T77"> </text:span><text:span text:style-name="T47">(se</text:span><text:span text:style-name="T77"> </text:span><text:span text:style-name="T47">l’attività</text:span><text:span text:style-name="T61"> </text:span><text:span text:style-name="T47">è</text:span><text:span text:style-name="T77"> </text:span><text:span text:style-name="T47">stata</text:span><text:span text:style-name="T61"> </text:span><text:span text:style-name="T47">avviata</text:span><text:span text:style-name="T77"> </text:span><text:span text:style-name="T47">da</text:span><text:span text:style-name="T77"> </text:span><text:span text:style-name="T47">più</text:span><text:span text:style-name="T61"> </text:span><text:span text:style-name="T47">di</text:span><text:span text:style-name="T77"> </text:span><text:span text:style-name="T47">un</text:span><text:span text:style-name="T61"> </text:span><text:span text:style-name="T47">anno)</text:span><text:span text:style-name="T77"> </text:span><text:span text:style-name="T47">o la relazione contabile redatta dal commercialista relativa all’intero periodo lavorativo (se l’attività è stata avviata da meno di un</text:span><text:span text:style-name="T133"> </text:span><text:span text:style-name="T47">anno).</text:span></text:p>
          </text:list-item>
        </text:list>
        <text:p text:style-name="P718"/>
        <text:p text:style-name="P1080"><text:span text:style-name="T225">ATTEnzIonE: </text:span><text:span text:style-name="T35">il nulla osta non è necessario per i familiari stranieri di cit- tadini italiani, di cittadini dell’Unione Europea, o di uno Stato parte dell’Ac- cordo sullo </text:span><text:span text:style-name="T225">Spazio economico europeo </text:span><text:span text:style-name="T35">(Islanda, Liechtenstein, Norvegia). Se il richiedente è </text:span><text:span text:style-name="T225">un rifugiato </text:span><text:span text:style-name="T35">non deve dimostrare il possesso dei requisiti di reddito e alloggio.</text:span></text:p>
        <text:list xml:id="list153415560759517" text:continue-list="list153416686718258" text:style-name="WWNum2">
          <text:list-item>
            <text:h text:style-name="P91" text:outline-level="3"><text:span text:style-name="T389">Lo straniero già in Italia, per quali familiari può richiedere un visto?</text:span></text:h>
          </text:list-item>
        </text:list>
        <text:list xml:id="list658056060" text:style-name="WWNum6">
          <text:list-item>
            <text:p text:style-name="P440"><text:span text:style-name="T47">Il</text:span><text:span text:style-name="T48"> </text:span><text:span text:style-name="T47">coniuge</text:span><text:span text:style-name="T43"> </text:span><text:span text:style-name="T47">non</text:span><text:span text:style-name="T43"> </text:span><text:span text:style-name="T47">legalmente</text:span><text:span text:style-name="T43"> </text:span><text:span text:style-name="T47">separato</text:span><text:span text:style-name="T43"> </text:span><text:span text:style-name="T47">e</text:span><text:span text:style-name="T48"> </text:span><text:span text:style-name="T47">di</text:span><text:span text:style-name="T43"> </text:span><text:span text:style-name="T47">età</text:span><text:span text:style-name="T43"> </text:span><text:span text:style-name="T47">non</text:span><text:span text:style-name="T43"> </text:span><text:span text:style-name="T47">inferiore</text:span><text:span text:style-name="T43"> </text:span><text:span text:style-name="T47">ai</text:span><text:span text:style-name="T43"> </text:span><text:span text:style-name="T47">18</text:span><text:span text:style-name="T48"> </text:span><text:span text:style-name="T47">anni.</text:span></text:p>
          </text:list-item>
          <text:list-item>
            <text:p text:style-name="P441"><text:span text:style-name="T47">i</text:span><text:span text:style-name="T72"> </text:span><text:span text:style-name="T47">figli</text:span><text:span text:style-name="T77"> </text:span><text:span text:style-name="T47">minori,</text:span><text:span text:style-name="T72"> </text:span><text:span text:style-name="T47">anche</text:span><text:span text:style-name="T77"> </text:span><text:span text:style-name="T47">del</text:span><text:span text:style-name="T72"> </text:span><text:span text:style-name="T47">coniuge</text:span><text:span text:style-name="T77"> </text:span><text:span text:style-name="T47">o</text:span><text:span text:style-name="T72"> </text:span><text:span text:style-name="T47">nati</text:span><text:span text:style-name="T77"> </text:span><text:span text:style-name="T47">al</text:span><text:span text:style-name="T72"> </text:span><text:span text:style-name="T47">di</text:span><text:span text:style-name="T77"> </text:span><text:span text:style-name="T47">fuori</text:span><text:span text:style-name="T72"> </text:span><text:span text:style-name="T47">del</text:span><text:span text:style-name="T77"> </text:span><text:span text:style-name="T47">matrimonio,</text:span><text:span text:style-name="T72"> </text:span><text:span text:style-name="T47">non</text:span><text:span text:style-name="T77"> </text:span><text:span text:style-name="T47">coniu- gati</text:span><text:span text:style-name="T105"> </text:span><text:span text:style-name="T47">a</text:span><text:span text:style-name="T121"> </text:span><text:span text:style-name="T47">condizione</text:span><text:span text:style-name="T121"> </text:span><text:span text:style-name="T47">che</text:span><text:span text:style-name="T105"> </text:span><text:span text:style-name="T47">l’altro</text:span><text:span text:style-name="T121"> </text:span><text:span text:style-name="T47">genitore,</text:span><text:span text:style-name="T121"> </text:span><text:span text:style-name="T47">qualora</text:span><text:span text:style-name="T105"> </text:span><text:span text:style-name="T47">esistente,</text:span><text:span text:style-name="T121"> </text:span><text:span text:style-name="T47">abbia</text:span><text:span text:style-name="T121"> </text:span><text:span text:style-name="T47">dato</text:span><text:span text:style-name="T121"> </text:span><text:span text:style-name="T47">il</text:span><text:span text:style-name="T105"> </text:span><text:span text:style-name="T47">suo</text:span><text:span text:style-name="T121"> </text:span><text:span text:style-name="T47">con- senso. Il figlio deve essere minore di anni 18 all’atto di presentazione della domanda;</text:span></text:p>
          </text:list-item>
          <text:list-item>
            <text:p text:style-name="P443"><text:span text:style-name="T47">i</text:span><text:span text:style-name="T117"> </text:span><text:span text:style-name="T47">figli</text:span><text:span text:style-name="T117"> </text:span><text:span text:style-name="T47">maggiorenni</text:span><text:span text:style-name="T110"> </text:span><text:span text:style-name="T47">a</text:span><text:span text:style-name="T117"> </text:span><text:span text:style-name="T47">carico</text:span><text:span text:style-name="T117"> </text:span><text:span text:style-name="T47">qualora</text:span><text:span text:style-name="T110"> </text:span><text:span text:style-name="T47">per</text:span><text:span text:style-name="T117"> </text:span><text:span text:style-name="T47">ragioni</text:span><text:span text:style-name="T117"> </text:span><text:span text:style-name="T47">oggettive</text:span><text:span text:style-name="T110"> </text:span><text:span text:style-name="T47">non</text:span><text:span text:style-name="T117"> </text:span><text:span text:style-name="T47">possano</text:span><text:span text:style-name="T110"> </text:span><text:span text:style-name="T47">prov- vedere</text:span><text:span text:style-name="T77"> </text:span><text:span text:style-name="T47">alle</text:span><text:span text:style-name="T61"> </text:span><text:span text:style-name="T47">proprie</text:span><text:span text:style-name="T77"> </text:span><text:span text:style-name="T47">indispensabili</text:span><text:span text:style-name="T61"> </text:span><text:span text:style-name="T47">esigenze</text:span><text:span text:style-name="T77"> </text:span><text:span text:style-name="T47">di</text:span><text:span text:style-name="T61"> </text:span><text:span text:style-name="T47">vita</text:span><text:span text:style-name="T77"> </text:span><text:span text:style-name="T47">in</text:span><text:span text:style-name="T61"> </text:span><text:span text:style-name="T47">ragione</text:span><text:span text:style-name="T77"> </text:span><text:span text:style-name="T47">del</text:span><text:span text:style-name="T61"> </text:span><text:span text:style-name="T47">loro</text:span><text:span text:style-name="T61"> </text:span><text:span text:style-name="T47">stato</text:span><text:span text:style-name="T77"> </text:span><text:span text:style-name="T47">di salute che comporti invalidità</text:span><text:span text:style-name="T77"> </text:span><text:span text:style-name="T47">totale;</text:span></text:p>
          </text:list-item>
          <text:list-item>
            <text:p text:style-name="P445"><text:span text:style-name="T47">i</text:span><text:span text:style-name="T110"> </text:span><text:span text:style-name="T43">genitori</text:span><text:span text:style-name="T101"> </text:span><text:span text:style-name="T47">a</text:span><text:span text:style-name="T110"> </text:span><text:span text:style-name="T43">carico,</text:span><text:span text:style-name="T101"> </text:span><text:span text:style-name="T43">qualora</text:span><text:span text:style-name="T110"> </text:span><text:span text:style-name="T47">non</text:span><text:span text:style-name="T101"> </text:span><text:span text:style-name="T43">abbiano</text:span><text:span text:style-name="T110"> </text:span><text:span text:style-name="T43">altri</text:span><text:span text:style-name="T101"> </text:span><text:span text:style-name="T43">figli</text:span><text:span text:style-name="T101"> </text:span><text:span text:style-name="T47">nel</text:span><text:span text:style-name="T110"> </text:span><text:span text:style-name="T43">Paese</text:span><text:span text:style-name="T101"> </text:span><text:span text:style-name="T47">di</text:span><text:span text:style-name="T110"> </text:span><text:span text:style-name="T43">origine</text:span><text:span text:style-name="T101"> </text:span><text:span text:style-name="T47">o</text:span><text:span text:style-name="T110"> </text:span><text:span text:style-name="T47">di</text:span><text:span text:style-name="T101"> </text:span><text:span text:style-name="T43">pro- venienza, ovvero genitori ultrasessantacinquenni, qualora </text:span><text:span text:style-name="T47">gli </text:span><text:span text:style-name="T43">altri figli siano impossibilitati </text:span><text:span text:style-name="T47">al </text:span><text:span text:style-name="T43">loro sostentamento </text:span><text:span text:style-name="T47">per </text:span><text:span text:style-name="T43">documentati, gravi motivi </text:span><text:span text:style-name="T47">di</text:span><text:span text:style-name="T135"> </text:span><text:span text:style-name="T43">salute.</text:span></text:p>
          </text:list-item>
        </text:list>
        <text:p text:style-name="P1081"><text:span text:style-name="T35">Il</text:span><text:span text:style-name="T166"> </text:span><text:span text:style-name="T35">ricongiungimento</text:span><text:span text:style-name="T166"> </text:span><text:span text:style-name="T35">familiare</text:span><text:span text:style-name="T166"> </text:span><text:span text:style-name="T35">non</text:span><text:span text:style-name="T166"> </text:span><text:span text:style-name="T35">è</text:span><text:span text:style-name="T166"> </text:span><text:span text:style-name="T35">consentito</text:span><text:span text:style-name="T166"> </text:span><text:span text:style-name="T35">se</text:span><text:span text:style-name="T166"> </text:span><text:span text:style-name="T35">il</text:span><text:span text:style-name="T166"> </text:span><text:span text:style-name="T35">richiedente</text:span><text:span text:style-name="T166"> </text:span><text:span text:style-name="T35">risulta</text:span><text:span text:style-name="T166"> </text:span><text:span text:style-name="T35">già</text:span><text:span text:style-name="T166"> </text:span><text:span text:style-name="T35">co- niugato con altro coniuge residente in</text:span><text:span text:style-name="T194"> </text:span><text:span text:style-name="T35">Italia.</text:span></text:p>
        <text:p text:style-name="P669"><text:span text:style-name="T47">È consentito l’ingresso per ricongiungimento anche al genitore naturale del </text:span><text:span text:style-name="T52">minore regolarmente soggiornante </text:span><text:span text:style-name="T47">in Italia con l’</text:span><text:span text:style-name="T52">altro genitore. </text:span><text:span text:style-name="T47">La do- manda</text:span><text:span text:style-name="T89"> </text:span><text:span text:style-name="T47">di</text:span><text:span text:style-name="T92"> </text:span><text:span text:style-name="T47">nulla-osta</text:span><text:span text:style-name="T92"> </text:span><text:span text:style-name="T47">può</text:span><text:span text:style-name="T92"> </text:span><text:span text:style-name="T47">in</text:span><text:span text:style-name="T92"> </text:span><text:span text:style-name="T47">tal</text:span><text:span text:style-name="T92"> </text:span><text:span text:style-name="T47">caso</text:span><text:span text:style-name="T92"> </text:span><text:span text:style-name="T47">essere</text:span><text:span text:style-name="T92"> </text:span><text:span text:style-name="T47">presentata</text:span><text:span text:style-name="T92"> </text:span><text:span text:style-name="T52">per</text:span><text:span text:style-name="T114"> </text:span><text:span text:style-name="T52">conto</text:span><text:span text:style-name="T93"> </text:span><text:span text:style-name="T52">del</text:span><text:span text:style-name="T93"> </text:span><text:span text:style-name="T44">minore</text:span><text:span text:style-name="T93"> </text:span><text:span text:style-name="T47">dal </text:span><text:span text:style-name="T52">genitore</text:span><text:span text:style-name="T78"> </text:span><text:span text:style-name="T47">regolarmente</text:span><text:span text:style-name="T61"> </text:span><text:span text:style-name="T52">soggiornante.</text:span><text:span text:style-name="T122"> </text:span><text:span text:style-name="T47">Ai</text:span><text:span text:style-name="T136"> </text:span><text:span text:style-name="T47">fini</text:span><text:span text:style-name="T77"> </text:span><text:span text:style-name="T47">della</text:span><text:span text:style-name="T61"> </text:span><text:span text:style-name="T47">sussistenza</text:span><text:span text:style-name="T61"> </text:span><text:span text:style-name="T47">dei</text:span><text:span text:style-name="T77"> </text:span><text:span text:style-name="T47">requisiti</text:span><text:span text:style-name="T61"> </text:span><text:span text:style-name="T47">di reddito</text:span><text:span text:style-name="T110"> </text:span><text:span text:style-name="T47">ed</text:span><text:span text:style-name="T101"> </text:span><text:span text:style-name="T47">alloggio</text:span><text:span text:style-name="T101"> </text:span><text:span text:style-name="T47">si</text:span><text:span text:style-name="T101"> </text:span><text:span text:style-name="T47">tiene</text:span><text:span text:style-name="T101"> </text:span><text:span text:style-name="T47">conto</text:span><text:span text:style-name="T101"> </text:span><text:span text:style-name="T47">del</text:span><text:span text:style-name="T101"> </text:span><text:span text:style-name="T47">possesso</text:span><text:span text:style-name="T101"> </text:span><text:span text:style-name="T47">di</text:span><text:span text:style-name="T101"> </text:span><text:span text:style-name="T47">questi</text:span><text:span text:style-name="T101"> </text:span><text:span text:style-name="T47">da</text:span><text:span text:style-name="T101"> </text:span><text:span text:style-name="T47">parte</text:span><text:span text:style-name="T101"> </text:span><text:span text:style-name="T47">dell’altro</text:span><text:span text:style-name="T101"> </text:span><text:span text:style-name="T47">ge- nitore.</text:span></text:p>
        <text:p text:style-name="P773"/>
        <text:list xml:id="list153415422571016" text:continue-list="list153415560759517" text:style-name="WWNum2">
          <text:list-item>
            <text:h text:style-name="P93" text:outline-level="3"><text:span text:style-name="T389">Quanto tempo ci vuole per ottenere il nulla osta al ricongiun- gimento</text:span><text:span text:style-name="T411"> </text:span><text:span text:style-name="T389">familiare?</text:span></text:h>
          </text:list-item>
        </text:list>
        <text:p text:style-name="P1082"><text:span text:style-name="T162">Il </text:span><text:span text:style-name="T36">nulla osta </text:span><text:span text:style-name="T162">al </text:span><text:span text:style-name="T39">ricongiungimento familiare </text:span><text:span text:style-name="T36">deve </text:span><text:span text:style-name="T39">essere rilasciato </text:span><text:span text:style-name="T36">entro 180 </text:span><text:span text:style-name="T39">giorni </text:span><text:span text:style-name="T203">dalla</text:span><text:span text:style-name="T194"> </text:span><text:span text:style-name="T170">richiesta.</text:span><text:span text:style-name="T176"> </text:span><text:span text:style-name="T36">Il</text:span><text:span text:style-name="T176"> </text:span><text:span text:style-name="T203">nulla</text:span><text:span text:style-name="T176"> </text:span><text:span text:style-name="T203">osta</text:span><text:span text:style-name="T176"> </text:span><text:span text:style-name="T203">viene</text:span><text:span text:style-name="T194"> </text:span><text:span text:style-name="T170">trasmesso</text:span><text:span text:style-name="T176"> </text:span><text:span text:style-name="T203">dallo</text:span><text:span text:style-name="T176"> </text:span><text:span text:style-name="T170">Sportello</text:span><text:span text:style-name="T176"> </text:span><text:span text:style-name="T203">Unico</text:span><text:span text:style-name="T237"> </text:span><text:span text:style-name="T39">per</text:span><text:span text:style-name="T176"> </text:span><text:span text:style-name="T39">via</text:span><text:span text:style-name="T176"> </text:span><text:span text:style-name="T170">telematica </text:span><text:span text:style-name="T39">direttamente</text:span><text:span text:style-name="T183"> </text:span><text:span text:style-name="T36">agli</text:span><text:span text:style-name="T183"> </text:span><text:span text:style-name="T39">Uffici</text:span><text:span text:style-name="T183"> </text:span><text:span text:style-name="T39">Consolari.</text:span><text:span text:style-name="T183"> </text:span><text:span text:style-name="T162">Il</text:span><text:span text:style-name="T196"> </text:span><text:span text:style-name="T36">nulla</text:span><text:span text:style-name="T183"> </text:span><text:span text:style-name="T36">osta</text:span><text:span text:style-name="T183"> </text:span><text:span text:style-name="T36">deve</text:span><text:span text:style-name="T183"> </text:span><text:span text:style-name="T39">essere</text:span><text:span text:style-name="T183"> </text:span><text:span text:style-name="T39">utilizzato,</text:span><text:span text:style-name="T196"> </text:span><text:span text:style-name="T162">ai</text:span><text:span text:style-name="T183"> </text:span><text:span text:style-name="T36">fini</text:span><text:span text:style-name="T183"> </text:span><text:span text:style-name="T36">del</text:span><text:span text:style-name="T183"> </text:span><text:span text:style-name="T36">ri- </text:span><text:span text:style-name="T39">lascio</text:span><text:span text:style-name="T166"> </text:span><text:span text:style-name="T36">del</text:span><text:span text:style-name="T166"> </text:span><text:span text:style-name="T36">visto</text:span><text:span text:style-name="T166"> </text:span><text:span text:style-name="T36">per</text:span><text:span text:style-name="T166"> </text:span><text:span text:style-name="T39">motivi</text:span><text:span text:style-name="T166"> </text:span><text:span text:style-name="T39">familiari,</text:span><text:span text:style-name="T166"> </text:span><text:span text:style-name="T36">entro</text:span><text:span text:style-name="T166"> </text:span><text:span text:style-name="T36">sei</text:span><text:span text:style-name="T166"> </text:span><text:span text:style-name="T36">mesi</text:span><text:span text:style-name="T166"> </text:span><text:span text:style-name="T36">dalla</text:span><text:span text:style-name="T170"> </text:span><text:span text:style-name="T36">data</text:span><text:span text:style-name="T166"> </text:span><text:span text:style-name="T162">di</text:span><text:span text:style-name="T166"> </text:span><text:span text:style-name="T39">emissione.</text:span></text:p>
        <text:p text:style-name="P718"/>
        <text:list xml:id="list153416581654780" text:continue-numbering="true" text:style-name="WWNum2">
          <text:list-item>
            <text:h text:style-name="P92" text:outline-level="3"><text:span text:style-name="T389">Quali documenti ci vogliono per ottenere il visto di ingresso per motivi</text:span><text:span text:style-name="T419"> </text:span><text:span text:style-name="T389">familiari?</text:span></text:h>
          </text:list-item>
        </text:list>
        <text:p text:style-name="P1082"><text:span text:style-name="T35">Una volta ottenuto il nulla osta al ricongiungimento, entro 6 mesi dal suo ri- lascio, il familiare ancora residente all’estero dovrà presentare alla Rappre- sentanza diplomatico-consolare del proprio Paese la domanda di visto, allegando:</text:span></text:p>
      </text:section>
      <text:p text:style-name="P1087"/>
      <text:p text:style-name="P728"/>
      <text:p text:style-name="P660"><draw:g text:anchor-type="as-char" draw:z-index="84" draw:style-name="gr5"><draw:line draw:style-name="gr6" draw:text-style-name="P1280" svg:x1="0in" svg:y1="0in" svg:x2="3.8228in" svg:y2="0in"><text:p/></draw:line></draw:g><text:span text:style-name="T483"><text:tab/></text:span><draw:g text:anchor-type="as-char" draw:z-index="85" draw:style-name="gr5"><draw:line draw:style-name="gr6" draw:text-style-name="P1280" svg:x1="0in" svg:y1="0in" svg:x2="3.8189in" svg:y2="0in"><text:p/></draw:line></draw:g></text:p>
      <text:p text:style-name="P766"/>
      <text:section text:style-name="Sect4" text:name="Section33">
        <text:list xml:id="list153416000020589" text:continue-list="list658056060" text:style-name="WWNum6">
          <text:list-item>
            <text:p text:style-name="P305"><text:span text:style-name="T47">Il nulla osta al</text:span><text:span text:style-name="T77"> </text:span><text:span text:style-name="T47">ricongiungimento;</text:span></text:p>
          </text:list-item>
          <text:list-item>
            <text:p text:style-name="P446"><text:span text:style-name="T47">Un documento di viaggio in corso di validità con scadenza superiore di al- meno tre mesi a quella del visto</text:span><text:span text:style-name="T113"> </text:span><text:span text:style-name="T47">richiesto</text:span></text:p>
          </text:list-item>
          <text:list-item>
            <text:p text:style-name="P452"><text:span text:style-name="T47">Gli</text:span><text:span text:style-name="T92"> </text:span><text:span text:style-name="T47">atti</text:span><text:span text:style-name="T92"> </text:span><text:span text:style-name="T47">di</text:span><text:span text:style-name="T100"> </text:span><text:span text:style-name="T47">stato</text:span><text:span text:style-name="T92"> </text:span><text:span text:style-name="T47">civile</text:span><text:span text:style-name="T92"> </text:span><text:span text:style-name="T47">che</text:span><text:span text:style-name="T100"> </text:span><text:span text:style-name="T47">attestino</text:span><text:span text:style-name="T92"> </text:span><text:span text:style-name="T47">il</text:span><text:span text:style-name="T100"> </text:span><text:span text:style-name="T47">legame</text:span><text:span text:style-name="T92"> </text:span><text:span text:style-name="T47">di</text:span><text:span text:style-name="T92"> </text:span><text:span text:style-name="T47">parentela</text:span><text:span text:style-name="T100"> </text:span><text:span text:style-name="T47">e,</text:span><text:span text:style-name="T92"> </text:span><text:span text:style-name="T47">ove</text:span><text:span text:style-name="T100"> </text:span><text:span text:style-name="T47">richiesto,</text:span><text:span text:style-name="T92"> </text:span><text:span text:style-name="T47">ido- nea</text:span><text:span text:style-name="T113"> </text:span><text:span text:style-name="T47">documentazione</text:span><text:span text:style-name="T89"> </text:span><text:span text:style-name="T47">amministrativa</text:span><text:span text:style-name="T89"> </text:span><text:span text:style-name="T47">che</text:span><text:span text:style-name="T113"> </text:span><text:span text:style-name="T47">comprovi</text:span><text:span text:style-name="T89"> </text:span><text:span text:style-name="T47">la</text:span><text:span text:style-name="T89"> </text:span><text:span text:style-name="T47">condizione</text:span><text:span text:style-name="T89"> </text:span><text:span text:style-name="T47">di</text:span><text:span text:style-name="T113"> </text:span><text:span text:style-name="T47">familiare a</text:span><text:span text:style-name="T61"> </text:span><text:span text:style-name="T47">carico,</text:span><text:span text:style-name="T61"> </text:span><text:span text:style-name="T47">lo</text:span><text:span text:style-name="T61"> </text:span><text:span text:style-name="T47">stato</text:span><text:span text:style-name="T61"> </text:span><text:span text:style-name="T47">di</text:span><text:span text:style-name="T117"> </text:span><text:span text:style-name="T47">salute</text:span><text:span text:style-name="T61"> </text:span><text:span text:style-name="T47">o</text:span><text:span text:style-name="T61"> </text:span><text:span text:style-name="T47">la</text:span><text:span text:style-name="T61"> </text:span><text:span text:style-name="T47">mancanza</text:span><text:span text:style-name="T61"> </text:span><text:span text:style-name="T47">di</text:span><text:span text:style-name="T117"> </text:span><text:span text:style-name="T47">adeguato</text:span><text:span text:style-name="T61"> </text:span><text:span text:style-name="T47">sostegno</text:span><text:span text:style-name="T61"> </text:span><text:span text:style-name="T47">familiare.</text:span></text:p>
          </text:list-item>
        </text:list>
        <text:p text:style-name="P809"><text:span text:style-name="T35">Nel caso in cui il possesso dei requisiti e il soddisfacimento delle condizioni previste</text:span><text:span text:style-name="T203"> </text:span><text:span text:style-name="T35">non</text:span><text:span text:style-name="T39"> </text:span><text:span text:style-name="T35">possano</text:span><text:span text:style-name="T39"> </text:span><text:span text:style-name="T35">essere</text:span><text:span text:style-name="T39"> </text:span><text:span text:style-name="T35">documentati</text:span><text:span text:style-name="T203"> </text:span><text:span text:style-name="T35">in</text:span><text:span text:style-name="T39"> </text:span><text:span text:style-name="T35">modo</text:span><text:span text:style-name="T39"> </text:span><text:span text:style-name="T35">certo</text:span><text:span text:style-name="T39"> </text:span><text:span text:style-name="T35">mediante</text:span><text:span text:style-name="T39"> </text:span><text:span text:style-name="T35">certificati</text:span><text:span text:style-name="T203"> </text:span><text:span text:style-name="T183">o </text:span><text:span text:style-name="T35">attestazioni rilasciati da competenti autorità straniere, in ragione della man- canza</text:span><text:span text:style-name="T217"> </text:span><text:span text:style-name="T35">di</text:span><text:span text:style-name="T217"> </text:span><text:span text:style-name="T35">un’autorità</text:span><text:span text:style-name="T217"> </text:span><text:span text:style-name="T35">riconosciuta</text:span><text:span text:style-name="T217"> </text:span><text:span text:style-name="T35">o</text:span><text:span text:style-name="T217"> </text:span><text:span text:style-name="T35">comunque</text:span><text:span text:style-name="T217"> </text:span><text:span text:style-name="T35">quando</text:span><text:span text:style-name="T217"> </text:span><text:span text:style-name="T35">sussistano</text:span><text:span text:style-name="T216"> </text:span><text:span text:style-name="T35">fondati</text:span><text:span text:style-name="T217"> </text:span><text:span text:style-name="T35">dubbi sull’autenticità della documentazione, le rappresentanze diplomatiche o</text:span><text:span text:style-name="T214"> </text:span><text:span text:style-name="T35">con- solari provvedono, a spese degli interessati, al rilascio di certificazioni sulla base</text:span><text:span text:style-name="T39"> </text:span><text:span text:style-name="T35">dell’esame</text:span><text:span text:style-name="T39"> </text:span><text:span text:style-name="T35">del</text:span><text:span text:style-name="T36"> </text:span><text:span text:style-name="T35">DNA</text:span><text:span text:style-name="T173"> </text:span><text:span text:style-name="T35">e</text:span><text:span text:style-name="T39"> </text:span><text:span text:style-name="T35">delle</text:span><text:span text:style-name="T36"> </text:span><text:span text:style-name="T35">verifiche</text:span><text:span text:style-name="T39"> </text:span><text:span text:style-name="T35">e</text:span><text:span text:style-name="T39"> </text:span><text:span text:style-name="T35">controlli</text:span><text:span text:style-name="T36"> </text:span><text:span text:style-name="T35">ritenuti</text:span><text:span text:style-name="T39"> </text:span><text:span text:style-name="T35">necessari.</text:span></text:p>
        <text:p text:style-name="P889"/>
        <text:p text:style-name="P670"><text:span text:style-name="T47">L’autorità consolare provvede alla </text:span><text:span text:style-name="T52">traduzione </text:span><text:span text:style-name="T47">e </text:span><text:span text:style-name="T52">legalizzazione </text:span><text:span text:style-name="T47">della docu- mentazione prodotta in loco.</text:span></text:p>
        <text:p text:style-name="P909"><text:span text:style-name="T35">Non</text:span><text:span text:style-name="T180"> </text:span><text:span text:style-name="T35">è</text:span><text:span text:style-name="T166"> </text:span><text:span text:style-name="T35">richiesta</text:span><text:span text:style-name="T180"> </text:span><text:span text:style-name="T35">la</text:span><text:span text:style-name="T166"> </text:span><text:span text:style-name="T35">legalizzazione</text:span><text:span text:style-name="T180"> </text:span><text:span text:style-name="T35">qualora</text:span><text:span text:style-name="T166"> </text:span><text:span text:style-name="T35">sussistano</text:span><text:span text:style-name="T238"> </text:span><text:span text:style-name="T35">accordi</text:span><text:span text:style-name="T180"> </text:span><text:span text:style-name="T35">bilaterali</text:span><text:span text:style-name="T166"> </text:span><text:span text:style-name="T35">o</text:span><text:span text:style-name="T166"> </text:span><text:span text:style-name="T35">inter- nazionali</text:span><text:span text:style-name="T183"> </text:span><text:span text:style-name="T35">in</text:span><text:span text:style-name="T183"> </text:span><text:span text:style-name="T35">materia</text:span><text:span text:style-name="T183"> </text:span><text:span text:style-name="T35">di</text:span><text:span text:style-name="T183"> </text:span><text:span text:style-name="T35">abolizione</text:span><text:span text:style-name="T183"> </text:span><text:span text:style-name="T35">della</text:span><text:span text:style-name="T183"> </text:span><text:span text:style-name="T35">legalizzazione</text:span><text:span text:style-name="T196"> </text:span><text:span text:style-name="T35">di</text:span><text:span text:style-name="T183"> </text:span><text:span text:style-name="T35">atti</text:span><text:span text:style-name="T183"> </text:span><text:span text:style-name="T35">pubblici</text:span><text:span text:style-name="T183"> </text:span><text:span text:style-name="T35">stranieri (Convenzione dell’Aja, 1967,</text:span><text:span text:style-name="T166"> </text:span><text:span text:style-name="T35">“apostille”).</text:span></text:p>
        <text:p text:style-name="P998"><text:span text:style-name="T35">Il visto viene rilasciato o negato entro 30 giorni dalla richiesta. Se a</text:span><text:span text:style-name="T202"> </text:span><text:span text:style-name="T35">chiedere il</text:span><text:span text:style-name="T217"> </text:span><text:span text:style-name="T35">ricongiungimento</text:span><text:span text:style-name="T217"> </text:span><text:span text:style-name="T35">è</text:span><text:span text:style-name="T217"> </text:span><text:span text:style-name="T35">un</text:span><text:span text:style-name="T216"> </text:span><text:span text:style-name="T35">titolare</text:span><text:span text:style-name="T217"> </text:span><text:span text:style-name="T35">di</text:span><text:span text:style-name="T217"> </text:span><text:span text:style-name="T35">status</text:span><text:span text:style-name="T216"> </text:span><text:span text:style-name="T35">di</text:span><text:span text:style-name="T217"> </text:span><text:span text:style-name="T35">protezione</text:span><text:span text:style-name="T217"> </text:span><text:span text:style-name="T35">internazionale</text:span><text:span text:style-name="T216"> </text:span><text:span text:style-name="T35">il</text:span><text:span text:style-name="T217"> </text:span><text:span text:style-name="T35">rigetto della</text:span><text:span text:style-name="T173"> </text:span><text:span text:style-name="T35">domanda</text:span><text:span text:style-name="T174"> </text:span><text:span text:style-name="T35">non</text:span><text:span text:style-name="T174"> </text:span><text:span text:style-name="T35">può</text:span><text:span text:style-name="T174"> </text:span><text:span text:style-name="T35">essere</text:span><text:span text:style-name="T174"> </text:span><text:span text:style-name="T35">motivato</text:span><text:span text:style-name="T174"> </text:span><text:span text:style-name="T35">solo</text:span><text:span text:style-name="T174"> </text:span><text:span text:style-name="T35">dalla</text:span><text:span text:style-name="T174"> </text:span><text:span text:style-name="T35">mancanza</text:span><text:span text:style-name="T174"> </text:span><text:span text:style-name="T35">di</text:span><text:span text:style-name="T174"> </text:span><text:span text:style-name="T35">documenti</text:span><text:span text:style-name="T173"> </text:span><text:span text:style-name="T39">che </text:span><text:span text:style-name="T35">provino l’esistenza dei vincoli familiari (o, verosimilmente, il possesso</text:span><text:span text:style-name="T219"> </text:span><text:span text:style-name="T35">degli altri requisiti da parte dei</text:span><text:span text:style-name="T183"> </text:span><text:span text:style-name="T35">familiari).</text:span></text:p>
        <text:p text:style-name="P708"/>
        <text:p text:style-name="P843"/>
        <text:list xml:id="list153415764026651" text:continue-list="list153416581654780" text:style-name="WWNum2">
          <text:list-item>
            <text:h text:style-name="P94" text:outline-level="3"><text:span text:style-name="T389">Cos’è</text:span><text:span text:style-name="T423"> </text:span><text:span text:style-name="T389">il</text:span><text:span text:style-name="T427"> </text:span><text:span text:style-name="T389">visto</text:span><text:span text:style-name="T423"> </text:span><text:span text:style-name="T389">di</text:span><text:span text:style-name="T427"> </text:span><text:span text:style-name="T389">ingresso</text:span><text:span text:style-name="T423"> </text:span><text:span text:style-name="T389">per</text:span><text:span text:style-name="T427"> </text:span><text:span text:style-name="T389">familiare</text:span><text:span text:style-name="T423"> </text:span><text:span text:style-name="T389">al</text:span><text:span text:style-name="T427"> </text:span><text:span text:style-name="T389">seguito?</text:span><text:span text:style-name="T427"> </text:span><text:span text:style-name="T389">Come</text:span><text:span text:style-name="T423"> </text:span><text:span text:style-name="T389">si</text:span><text:span text:style-name="T427"> </text:span><text:span text:style-name="T389">ot- tiene?</text:span></text:h>
          </text:list-item>
        </text:list>
        <text:p text:style-name="P1088"><text:span text:style-name="T35">Il visto di ingresso per familiare a seguito favorisce la coesione familiare,</text:span><text:span text:style-name="T186"> </text:span><text:span text:style-name="T35">at- traverso</text:span><text:span text:style-name="T36"> </text:span><text:span text:style-name="T35">la</text:span><text:span text:style-name="T36"> </text:span><text:span text:style-name="T35">possibilità</text:span><text:span text:style-name="T36"> </text:span><text:span text:style-name="T35">per</text:span><text:span text:style-name="T36"> </text:span><text:span text:style-name="T35">i</text:span><text:span text:style-name="T36"> </text:span><text:span text:style-name="T35">familiari</text:span><text:span text:style-name="T162"> </text:span><text:span text:style-name="T35">di</text:span><text:span text:style-name="T36"> </text:span><text:span text:style-name="T35">uno</text:span><text:span text:style-name="T36"> </text:span><text:span text:style-name="T35">straniero</text:span><text:span text:style-name="T36"> </text:span><text:span text:style-name="T35">titolare</text:span><text:span text:style-name="T36"> </text:span><text:span text:style-name="T35">di</text:span><text:span text:style-name="T162"> </text:span><text:span text:style-name="T35">un</text:span><text:span text:style-name="T36"> </text:span><text:span text:style-name="T35">visto</text:span><text:span text:style-name="T36"> </text:span><text:span text:style-name="T35">di</text:span><text:span text:style-name="T36"> </text:span><text:span text:style-name="T35">in- gresso</text:span><text:span text:style-name="T203"> </text:span><text:span text:style-name="T35">per</text:span><text:span text:style-name="T39"> </text:span><text:span text:style-name="T35">lavoro</text:span><text:span text:style-name="T39"> </text:span><text:span text:style-name="T35">subordinato</text:span><text:span text:style-name="T203"> </text:span><text:span text:style-name="T35">relativo</text:span><text:span text:style-name="T39"> </text:span><text:span text:style-name="T35">a</text:span><text:span text:style-name="T39"> </text:span><text:span text:style-name="T35">contratto</text:span><text:span text:style-name="T203"> </text:span><text:span text:style-name="T35">di</text:span><text:span text:style-name="T39"> </text:span><text:span text:style-name="T35">durata</text:span><text:span text:style-name="T39"> </text:span><text:span text:style-name="T35">non</text:span><text:span text:style-name="T203"> </text:span><text:span text:style-name="T35">inferiore</text:span><text:span text:style-name="T39"> </text:span><text:span text:style-name="T35">a</text:span><text:span text:style-name="T39"> </text:span><text:span text:style-name="T35">un anno,</text:span><text:span text:style-name="T203"> </text:span><text:span text:style-name="T35">o</text:span><text:span text:style-name="T39"> </text:span><text:span text:style-name="T35">per</text:span><text:span text:style-name="T39"> </text:span><text:span text:style-name="T35">lavoro</text:span><text:span text:style-name="T39"> </text:span><text:span text:style-name="T35">autonomo</text:span><text:span text:style-name="T39"> </text:span><text:span text:style-name="T35">non</text:span><text:span text:style-name="T39"> </text:span><text:span text:style-name="T35">occasionale,</text:span><text:span text:style-name="T39"> </text:span><text:span text:style-name="T35">ovvero</text:span><text:span text:style-name="T39"> </text:span><text:span text:style-name="T35">per</text:span><text:span text:style-name="T39"> </text:span><text:span text:style-name="T35">studio</text:span><text:span text:style-name="T39"> </text:span><text:span text:style-name="T35">o</text:span><text:span text:style-name="T39"> </text:span><text:span text:style-name="T35">per</text:span><text:span text:style-name="T39"> </text:span><text:span text:style-name="T35">motivi religiosi, di fare ingresso in Italia direttamente insieme al proprio congiunto. Possono</text:span><text:span text:style-name="T36"> </text:span><text:span text:style-name="T35">entrare</text:span><text:span text:style-name="T36"> </text:span><text:span text:style-name="T35">a</text:span><text:span text:style-name="T36"> </text:span><text:span text:style-name="T35">seguito</text:span><text:span text:style-name="T36"> </text:span><text:span text:style-name="T35">del</text:span><text:span text:style-name="T36"> </text:span><text:span text:style-name="T35">proprio</text:span><text:span text:style-name="T36"> </text:span><text:span text:style-name="T35">familiare</text:span><text:span text:style-name="T36"> </text:span><text:span text:style-name="T35">solo</text:span><text:span text:style-name="T36"> </text:span><text:span text:style-name="T35">i</text:span><text:span text:style-name="T36"> </text:span><text:span text:style-name="T35">familiari</text:span><text:span text:style-name="T36"> </text:span><text:span text:style-name="T35">con</text:span><text:span text:style-name="T36"> </text:span><text:span text:style-name="T35">i</text:span><text:span text:style-name="T36"> </text:span><text:span text:style-name="T35">quali</text:span><text:span text:style-name="T162"> </text:span><text:span text:style-name="T35">sa- rebbe comunque possibile attuare il ricongiungimento (</text:span><text:span text:style-name="T221">vedi sopra</text:span><text:span text:style-name="T35">) ed a</text:span><text:span text:style-name="T199"> </text:span><text:span text:style-name="T35">con-</text:span></text:p>
        <text:p text:style-name="P935"><text:span text:style-name="T35">dizione</text:span><text:span text:style-name="T183"> </text:span><text:span text:style-name="T35">che</text:span><text:span text:style-name="T196"> </text:span><text:span text:style-name="T35">ricorrano</text:span><text:span text:style-name="T196"> </text:span><text:span text:style-name="T35">i</text:span><text:span text:style-name="T183"> </text:span><text:span text:style-name="T35">requisiti</text:span><text:span text:style-name="T196"> </text:span><text:span text:style-name="T221">sopra</text:span><text:span text:style-name="T197"> </text:span><text:span text:style-name="T221">indicati</text:span><text:span text:style-name="T196"> </text:span><text:span text:style-name="T35">circa</text:span><text:span text:style-name="T183"> </text:span><text:span text:style-name="T35">la</text:span><text:span text:style-name="T196"> </text:span><text:span text:style-name="T35">disponibilità</text:span><text:span text:style-name="T196"> </text:span><text:span text:style-name="T35">di</text:span><text:span text:style-name="T196"> </text:span><text:span text:style-name="T35">alloggio e di</text:span><text:span text:style-name="T39"> </text:span><text:span text:style-name="T35">reddito.</text:span></text:p>
        <text:p text:style-name="P929"><text:span text:style-name="T35">La</text:span><text:span text:style-name="T196"> </text:span><text:span text:style-name="T35">procedura</text:span><text:span text:style-name="T199"> </text:span><text:span text:style-name="T35">per</text:span><text:span text:style-name="T199"> </text:span><text:span text:style-name="T35">il</text:span><text:span text:style-name="T199"> </text:span><text:span text:style-name="T35">rilascio</text:span><text:span text:style-name="T199"> </text:span><text:span text:style-name="T35">del</text:span><text:span text:style-name="T199"> </text:span><text:span text:style-name="T35">relativo</text:span><text:span text:style-name="T199"> </text:span><text:span text:style-name="T35">nulla</text:span><text:span text:style-name="T199"> </text:span><text:span text:style-name="T35">osta</text:span><text:span text:style-name="T199"> </text:span><text:span text:style-name="T35">è</text:span><text:span text:style-name="T199"> </text:span><text:span text:style-name="T35">analoga</text:span><text:span text:style-name="T199"> </text:span><text:span text:style-name="T35">alla</text:span><text:span text:style-name="T199"> </text:span><text:span text:style-name="T35">procedura</text:span><text:span text:style-name="T199"> </text:span><text:span text:style-name="T35">per il rilascio del nulla osta al ricongiungimento</text:span><text:span text:style-name="T212"> </text:span><text:span text:style-name="T35">familiare.</text:span></text:p>
        <text:p text:style-name="P931"><text:span text:style-name="T35">La</text:span><text:span text:style-name="T196"> </text:span><text:span text:style-name="T35">domanda</text:span><text:span text:style-name="T199"> </text:span><text:span text:style-name="T35">va</text:span><text:span text:style-name="T199"> </text:span><text:span text:style-name="T35">inoltrata</text:span><text:span text:style-name="T199"> </text:span><text:span text:style-name="T35">telematicamente</text:span><text:span text:style-name="T199"> </text:span><text:span text:style-name="T35">allo</text:span><text:span text:style-name="T199"> </text:span><text:span text:style-name="T35">Sportello</text:span><text:span text:style-name="T199"> </text:span><text:span text:style-name="T35">Unico</text:span><text:span text:style-name="T199"> </text:span><text:span text:style-name="T35">per</text:span><text:span text:style-name="T199"> </text:span><text:span text:style-name="T35">l’immigra- zione utilizzando l’apposita modulistica </text:span><text:span text:style-name="T225">(Modello T) </text:span><text:span text:style-name="T35">presente sul sito </text:span><text:span text:style-name="T221">https://nullaostalavoro.interno.it</text:span></text:p>
        <text:p text:style-name="P931"><text:span text:style-name="T35">Per</text:span><text:span text:style-name="T173"> </text:span><text:span text:style-name="T35">detta</text:span><text:span text:style-name="T173"> </text:span><text:span text:style-name="T35">fattispecie,</text:span><text:span text:style-name="T173"> </text:span><text:span text:style-name="T35">lo</text:span><text:span text:style-name="T173"> </text:span><text:span text:style-name="T35">straniero</text:span><text:span text:style-name="T174"> </text:span><text:span text:style-name="T35">richiedente,</text:span><text:span text:style-name="T173"> </text:span><text:span text:style-name="T35">trovandosi</text:span><text:span text:style-name="T173"> </text:span><text:span text:style-name="T35">ancora</text:span><text:span text:style-name="T173"> </text:span><text:span text:style-name="T35">all’estero,</text:span><text:span text:style-name="T174"> </text:span><text:span text:style-name="T35">può avvalersi,</text:span><text:span text:style-name="T166"> </text:span><text:span text:style-name="T35">ai</text:span><text:span text:style-name="T170"> </text:span><text:span text:style-name="T35">fini</text:span><text:span text:style-name="T166"> </text:span><text:span text:style-name="T35">della</text:span><text:span text:style-name="T170"> </text:span><text:span text:style-name="T35">presentazione</text:span><text:span text:style-name="T166"> </text:span><text:span text:style-name="T35">della</text:span><text:span text:style-name="T170"> </text:span><text:span text:style-name="T35">domanda</text:span><text:span text:style-name="T166"> </text:span><text:span text:style-name="T35">e</text:span><text:span text:style-name="T170"> </text:span><text:span text:style-name="T35">della</text:span><text:span text:style-name="T166"> </text:span><text:span text:style-name="T35">relativa</text:span><text:span text:style-name="T170"> </text:span><text:span text:style-name="T35">documen- tazione, di un procuratore speciale. In tal caso, all’atto della convocazione presso</text:span><text:span text:style-name="T203"> </text:span><text:span text:style-name="T35">lo</text:span><text:span text:style-name="T203"> </text:span><text:span text:style-name="T35">Sportello</text:span><text:span text:style-name="T203"> </text:span><text:span text:style-name="T35">Unico,</text:span><text:span text:style-name="T203"> </text:span><text:span text:style-name="T35">oltre</text:span><text:span text:style-name="T203"> </text:span><text:span text:style-name="T35">alla</text:span><text:span text:style-name="T203"> </text:span><text:span text:style-name="T35">documentazione</text:span><text:span text:style-name="T203"> </text:span><text:span text:style-name="T35">già</text:span><text:span text:style-name="T203"> </text:span><text:span text:style-name="T35">prevista</text:span><text:span text:style-name="T203"> </text:span><text:span text:style-name="T35">per</text:span><text:span text:style-name="T203"> </text:span><text:span text:style-name="T35">il</text:span><text:span text:style-name="T203"> </text:span><text:span text:style-name="T35">ricon- giungimento familiare, occorrerà</text:span><text:span text:style-name="T166"> </text:span><text:span text:style-name="T35">presentare:</text:span></text:p>
        <text:p text:style-name="P984"><text:span text:style-name="T35">fotocopia di un documento personale del delegato;</text:span></text:p>
        <text:p text:style-name="P671"><text:span text:style-name="T52">delega</text:span><text:span text:style-name="T93"> </text:span><text:span text:style-name="T52">a</text:span><text:span text:style-name="T98"> </text:span><text:span text:style-name="T44">favore</text:span><text:span text:style-name="T93"> </text:span><text:span text:style-name="T52">di</text:span><text:span text:style-name="T98"> </text:span><text:span text:style-name="T52">cittadino</text:span><text:span text:style-name="T93"> </text:span><text:span text:style-name="T52">italiano</text:span><text:span text:style-name="T98"> </text:span><text:span text:style-name="T52">o</text:span><text:span text:style-name="T93"> </text:span><text:span text:style-name="T44">straniero</text:span><text:span text:style-name="T98"> </text:span><text:span text:style-name="T44">regolarmente</text:span><text:span text:style-name="T93"> </text:span><text:span text:style-name="T52">soggiornante in </text:span><text:span text:style-name="T50">Italia, </text:span><text:span text:style-name="T52">a </text:span><text:span text:style-name="T54">presentare </text:span><text:span text:style-name="T50">l’istanza </text:span><text:span text:style-name="T52">di </text:span><text:span text:style-name="T50">nulla </text:span><text:span text:style-name="T44">osta per </text:span><text:span text:style-name="T50">familiari </text:span><text:span text:style-name="T52">al </text:span><text:span text:style-name="T50">seguito, redatta </text:span><text:span text:style-name="T52">dallo</text:span><text:span text:style-name="T122"> </text:span><text:span text:style-name="T44">straniero</text:span><text:span text:style-name="T122"> </text:span><text:span text:style-name="T52">che</text:span><text:span text:style-name="T114"> </text:span><text:span text:style-name="T52">ha</text:span><text:span text:style-name="T122"> </text:span><text:span text:style-name="T52">già</text:span><text:span text:style-name="T122"> </text:span><text:span text:style-name="T52">ottenuto</text:span><text:span text:style-name="T114"> </text:span><text:span text:style-name="T52">un</text:span><text:span text:style-name="T122"> </text:span><text:span text:style-name="T52">visto</text:span><text:span text:style-name="T122"> </text:span><text:span text:style-name="T52">tradotta</text:span><text:span text:style-name="T114"> </text:span><text:span text:style-name="T52">e</text:span><text:span text:style-name="T122"> </text:span><text:span text:style-name="T52">legalizzata</text:span><text:span text:style-name="T122"> </text:span><text:span text:style-name="T52">dalla</text:span><text:span text:style-name="T114"> </text:span><text:span text:style-name="T52">rap- </text:span><text:span text:style-name="T44">presentanza </text:span><text:span text:style-name="T52">diplomatica </text:span><text:span text:style-name="T44">consolare </text:span><text:span text:style-name="T52">italiana</text:span><text:span text:style-name="T75"> </text:span><text:span text:style-name="T44">all’Estero.</text:span></text:p>
      </text:section>
      <text:p text:style-name="P1089"><draw:g text:anchor-type="char" draw:z-index="86" draw:style-name="gr2"><draw:rect draw:style-name="gr3" draw:text-style-name="P1278" svg:width="9.0343in" svg:height="6.4748in" svg:x="0.011in" svg:y="0.0102in"><text:p/></draw:rect><draw:rect draw:style-name="gr4" draw:text-style-name="P1279" svg:width="0.0142in" svg:height="6.4969in" svg:x="4.5102in" svg:y="0in"><text:p/></draw:rect></draw:g></text:p>
      <text:p text:style-name="P712"/>
      <text:p text:style-name="P712"/>
      <text:p text:style-name="P712"/>
      <text:p text:style-name="P712"/>
      <text:p text:style-name="P712"/>
      <text:p text:style-name="P712"/>
      <text:p text:style-name="P712"/>
      <text:p text:style-name="P712"/>
      <text:p text:style-name="P712"/>
      <text:p text:style-name="P712"/>
      <text:p text:style-name="P787"/>
      <text:p text:style-name="P674"><text:span text:style-name="T304">s</text:span><text:span text:style-name="T294">o</text:span><text:span text:style-name="T305">g</text:span><text:span text:style-name="T307">g</text:span><text:span text:style-name="T294">i</text:span><text:span text:style-name="T308">o</text:span><text:span text:style-name="T293">r</text:span><text:span text:style-name="T294">n</text:span><text:span text:style-name="T307">o</text:span></text:p>
      <text:p text:style-name="P1092"><draw:rect text:anchor-type="char" draw:z-index="12" draw:style-name="gr9" draw:text-style-name="P1282" svg:width="9.0343in" svg:height="6.474in" svg:x="0.011in" svg:y="0.0102in"><text:p/></draw:rect><draw:rect text:anchor-type="char" draw:z-index="48" draw:style-name="gr7" draw:text-style-name="P1281" svg:width="0.0142in" svg:height="6.4961in" svg:x="4.511in" svg:y="0in"><text:p/></draw:rect></text:p>
      <text:p text:style-name="P728"/>
      <text:p text:style-name="P1016"><draw:g text:anchor-type="as-char" draw:z-index="87" draw:style-name="gr5"><draw:line draw:style-name="gr6" draw:text-style-name="P1280" svg:x1="0in" svg:y1="0in" svg:x2="3.8189in" svg:y2="0in"><text:p/></draw:line></draw:g></text:p>
      <text:p text:style-name="P744"/>
      <text:h text:style-name="P4" text:outline-level="2"><text:span text:style-name="T391">Permessi </text:span><text:span text:style-name="T399">di</text:span><text:span text:style-name="T418"> </text:span><text:span text:style-name="T399">soggiorno<text:tab/></text:span></text:h>
      <text:list xml:id="list153416505228846" text:continue-numbering="true" text:style-name="WWNum2">
        <text:list-item>
          <text:h text:style-name="P95" text:outline-level="3"><text:span text:style-name="T389">Che cos’è il permesso di</text:span><text:span text:style-name="T417"> </text:span><text:span text:style-name="T389">soggiorno?</text:span></text:h>
        </text:list-item>
      </text:list>
      <text:p text:style-name="P1090"><text:span text:style-name="T35">È</text:span><text:span text:style-name="T166"> </text:span><text:span text:style-name="T35">un’autorizzazione</text:span><text:span text:style-name="T166"> </text:span><text:span text:style-name="T35">rilasciata</text:span><text:span text:style-name="T166"> </text:span><text:span text:style-name="T35">dal</text:span><text:span text:style-name="T166"> </text:span><text:span text:style-name="T35">Questore</text:span><text:span text:style-name="T166"> </text:span><text:span text:style-name="T35">che</text:span><text:span text:style-name="T170"> </text:span><text:span text:style-name="T35">attribuisce</text:span><text:span text:style-name="T166"> </text:span><text:span text:style-name="T35">allo</text:span><text:span text:style-name="T166"> </text:span><text:span text:style-name="T35">straniero</text:span><text:span text:style-name="T166"> </text:span><text:span text:style-name="T35">il</text:span><text:span text:style-name="T166"> </text:span><text:span text:style-name="T35">di- ritto</text:span><text:span text:style-name="T39"> </text:span><text:span text:style-name="T35">di</text:span><text:span text:style-name="T39"> </text:span><text:span text:style-name="T35">soggiorno</text:span><text:span text:style-name="T39"> </text:span><text:span text:style-name="T35">sul</text:span><text:span text:style-name="T39"> </text:span><text:span text:style-name="T35">territorio</text:span><text:span text:style-name="T39"> </text:span><text:span text:style-name="T35">dello</text:span><text:span text:style-name="T39"> </text:span><text:span text:style-name="T35">Stato.</text:span><text:span text:style-name="T39"> </text:span><text:span text:style-name="T35">Può</text:span><text:span text:style-name="T39"> </text:span><text:span text:style-name="T35">essere</text:span><text:span text:style-name="T39"> </text:span><text:span text:style-name="T35">di</text:span><text:span text:style-name="T203"> </text:span><text:span text:style-name="T35">durata</text:span><text:span text:style-name="T39"> </text:span><text:span text:style-name="T35">variabile.</text:span></text:p>
      <text:p text:style-name="P842"/>
      <text:list xml:id="list153416849799939" text:continue-numbering="true" text:style-name="WWNum2">
        <text:list-item>
          <text:h text:style-name="P96" text:outline-level="3"><text:span text:style-name="T389">Dove e quando posso</text:span><text:span text:style-name="T393"> </text:span><text:span text:style-name="T389">richiederlo?</text:span></text:h>
        </text:list-item>
      </text:list>
      <text:p text:style-name="P1017"><text:span text:style-name="T35">Il permesso di soggiorno deve obbligatoriamente essere richiesto entro otto giorni lavorativi dal tuo ingresso nel territorio italiano.</text:span></text:p>
      <text:p text:style-name="P1032"><text:span text:style-name="T35">Il ritardo è giustificato solo per cause di forza maggiore.</text:span></text:p>
      <text:p text:style-name="P1020"><text:span text:style-name="T35">Il permesso di soggiorno non va richiesto nei casi di ingresso e soggiorno in Italia</text:span><text:span text:style-name="T162"> </text:span><text:span text:style-name="T35">per</text:span><text:span text:style-name="T162"> </text:span><text:span text:style-name="T35">visite,</text:span><text:span text:style-name="T162"> </text:span><text:span text:style-name="T35">affari,</text:span><text:span text:style-name="T162"> </text:span><text:span text:style-name="T35">turismo</text:span><text:span text:style-name="T207"> </text:span><text:span text:style-name="T35">e</text:span><text:span text:style-name="T162"> </text:span><text:span text:style-name="T35">studio</text:span><text:span text:style-name="T162"> </text:span><text:span text:style-name="T225">di</text:span><text:span text:style-name="T165"> </text:span><text:span text:style-name="T225">durata</text:span><text:span text:style-name="T165"> </text:span><text:span text:style-name="T225">non</text:span><text:span text:style-name="T208"> </text:span><text:span text:style-name="T225">superiore</text:span><text:span text:style-name="T165"> </text:span><text:span text:style-name="T225">ai</text:span><text:span text:style-name="T165"> </text:span><text:span text:style-name="T225">tre</text:span><text:span text:style-name="T165"> </text:span><text:span text:style-name="T225">mesi </text:span><text:span text:style-name="T35">per</text:span><text:span text:style-name="T39"> </text:span><text:span text:style-name="T35">i</text:span><text:span text:style-name="T36"> </text:span><text:span text:style-name="T35">quali</text:span><text:span text:style-name="T36"> </text:span><text:span text:style-name="T35">è</text:span><text:span text:style-name="T39"> </text:span><text:span text:style-name="T35">sufficiente</text:span><text:span text:style-name="T36"> </text:span><text:span text:style-name="T35">la</text:span><text:span text:style-name="T36"> </text:span><text:span text:style-name="T35">dichiarazione</text:span><text:span text:style-name="T39"> </text:span><text:span text:style-name="T35">di</text:span><text:span text:style-name="T36"> </text:span><text:span text:style-name="T35">presenza.</text:span><text:span text:style-name="T36"> </text:span><text:span text:style-name="T35">Per</text:span><text:span text:style-name="T36"> </text:span><text:span text:style-name="T35">lo</text:span><text:span text:style-name="T39"> </text:span><text:span text:style-name="T35">straniero</text:span><text:span text:style-name="T36"> </text:span><text:span text:style-name="T35">che</text:span><text:span text:style-name="T36"> </text:span><text:span text:style-name="T35">pro- viene</text:span><text:span text:style-name="T170"> </text:span><text:span text:style-name="T35">da</text:span><text:span text:style-name="T170"> </text:span><text:span text:style-name="T35">Paesi</text:span><text:span text:style-name="T203"> </text:span><text:span text:style-name="T35">che</text:span><text:span text:style-name="T170"> </text:span><text:span text:style-name="T35">non</text:span><text:span text:style-name="T203"> </text:span><text:span text:style-name="T35">applicano</text:span><text:span text:style-name="T170"> </text:span><text:span text:style-name="T35">l’Accordo</text:span><text:span text:style-name="T170"> </text:span><text:span text:style-name="T35">di</text:span><text:span text:style-name="T203"> </text:span><text:span text:style-name="T35">Schengen</text:span><text:span text:style-name="T170"> </text:span><text:span text:style-name="T35">l’obbligo</text:span><text:span text:style-name="T203"> </text:span><text:span text:style-name="T35">di</text:span><text:span text:style-name="T170"> </text:span><text:span text:style-name="T35">rendere la dichiarazione di presenza è ottemperato con l’apposizione del timbro </text:span><text:span text:style-name="T36">uni- </text:span><text:span text:style-name="T35">forme Schengen sul documento di viaggio al momento del controllo di fron- tiera. Lo straniero che invece proviene da Paesi che applicano l’Accordo di Schengen</text:span><text:span text:style-name="T180"> </text:span><text:span text:style-name="T35">dovrà</text:span><text:span text:style-name="T166"> </text:span><text:span text:style-name="T35">presentare</text:span><text:span text:style-name="T180"> </text:span><text:span text:style-name="T35">la</text:span><text:span text:style-name="T166"> </text:span><text:span text:style-name="T35">dichiarazione</text:span><text:span text:style-name="T180"> </text:span><text:span text:style-name="T35">di</text:span><text:span text:style-name="T166"> </text:span><text:span text:style-name="T35">presenza,</text:span><text:span text:style-name="T180"> </text:span><text:span text:style-name="T35">entro</text:span><text:span text:style-name="T166"> </text:span><text:span text:style-name="T35">otto</text:span><text:span text:style-name="T180"> </text:span><text:span text:style-name="T35">giorni</text:span><text:span text:style-name="T166"> </text:span><text:span text:style-name="T35">dal- </text:span><text:span text:style-name="T162">l’ingresso,</text:span><text:span text:style-name="T183"> </text:span><text:span text:style-name="T35">al</text:span><text:span text:style-name="T183"> </text:span><text:span text:style-name="T162">questore</text:span><text:span text:style-name="T196"> </text:span><text:span text:style-name="T162">della</text:span><text:span text:style-name="T183"> </text:span><text:span text:style-name="T162">provincia</text:span><text:span text:style-name="T183"> </text:span><text:span text:style-name="T35">in</text:span><text:span text:style-name="T196"> </text:span><text:span text:style-name="T35">cui</text:span><text:span text:style-name="T183"> </text:span><text:span text:style-name="T35">si</text:span><text:span text:style-name="T183"> </text:span><text:span text:style-name="T162">trova.</text:span><text:span text:style-name="T196"> </text:span><text:span text:style-name="T35">Per</text:span><text:span text:style-name="T183"> </text:span><text:span text:style-name="T35">chi</text:span><text:span text:style-name="T196"> </text:span><text:span text:style-name="T162">alloggia</text:span><text:span text:style-name="T183"> </text:span><text:span text:style-name="T35">in</text:span><text:span text:style-name="T183"> </text:span><text:span text:style-name="T162">strutture </text:span><text:span text:style-name="T35">alberghiere</text:span><text:span text:style-name="T196"> </text:span><text:span text:style-name="T35">costituirà</text:span><text:span text:style-name="T196"> </text:span><text:span text:style-name="T35">dichiarazione</text:span><text:span text:style-name="T196"> </text:span><text:span text:style-name="T35">di</text:span><text:span text:style-name="T196"> </text:span><text:span text:style-name="T35">presenza</text:span><text:span text:style-name="T196"> </text:span><text:span text:style-name="T35">copia</text:span><text:span text:style-name="T196"> </text:span><text:span text:style-name="T35">della</text:span><text:span text:style-name="T196"> </text:span><text:span text:style-name="T35">dichiarazione</text:span><text:span text:style-name="T196"> </text:span><text:span text:style-name="T35">resa all’albergatore e sottoscritta dallo straniero. La copia di queste dichiarazioni sarà</text:span><text:span text:style-name="T174"> </text:span><text:span text:style-name="T35">consegnata</text:span><text:span text:style-name="T174"> </text:span><text:span text:style-name="T35">allo</text:span><text:span text:style-name="T174"> </text:span><text:span text:style-name="T35">straniero</text:span><text:span text:style-name="T174"> </text:span><text:span text:style-name="T35">per</text:span><text:span text:style-name="T183"> </text:span><text:span text:style-name="T35">essere</text:span><text:span text:style-name="T174"> </text:span><text:span text:style-name="T35">esibita</text:span><text:span text:style-name="T174"> </text:span><text:span text:style-name="T35">ad</text:span><text:span text:style-name="T174"> </text:span><text:span text:style-name="T35">ogni</text:span><text:span text:style-name="T183"> </text:span><text:span text:style-name="T35">richiesta</text:span><text:span text:style-name="T174"> </text:span><text:span text:style-name="T35">da</text:span><text:span text:style-name="T174"> </text:span><text:span text:style-name="T35">parte</text:span><text:span text:style-name="T174"> </text:span><text:span text:style-name="T36">degli </text:span><text:span text:style-name="T35">ufficiali e agenti di pubblica</text:span><text:span text:style-name="T174"> </text:span><text:span text:style-name="T35">sicurezza.</text:span></text:p>
      <text:p text:style-name="P1020"><text:span text:style-name="T35">Le</text:span><text:span text:style-name="T173"> </text:span><text:span text:style-name="T162">richieste</text:span><text:span text:style-name="T174"> </text:span><text:span text:style-name="T35">per</text:span><text:span text:style-name="T174"> </text:span><text:span text:style-name="T35">una</text:span><text:span text:style-name="T174"> </text:span><text:span text:style-name="T162">serie</text:span><text:span text:style-name="T173"> </text:span><text:span text:style-name="T35">di</text:span><text:span text:style-name="T174"> </text:span><text:span text:style-name="T162">tipologie</text:span><text:span text:style-name="T174"> </text:span><text:span text:style-name="T35">di</text:span><text:span text:style-name="T174"> </text:span><text:span text:style-name="T162">permesso</text:span><text:span text:style-name="T173"> </text:span><text:span text:style-name="T35">di</text:span><text:span text:style-name="T174"> </text:span><text:span text:style-name="T162">soggiorno</text:span><text:span text:style-name="T174"> </text:span><text:span text:style-name="T162">vanno</text:span><text:span text:style-name="T174"> </text:span><text:span text:style-name="T162">presentate dall’interessato presso </text:span><text:span text:style-name="T35">gli </text:span><text:span text:style-name="T165">Uffici Postali abilitati</text:span><text:span text:style-name="T162">, utilizzando l’apposito </text:span><text:span text:style-name="T35">kit di- </text:span><text:span text:style-name="T162">sponibile</text:span><text:span text:style-name="T203"> </text:span><text:span text:style-name="T162">presso</text:span><text:span text:style-name="T203"> </text:span><text:span text:style-name="T162">tutti</text:span><text:span text:style-name="T39"> </text:span><text:span text:style-name="T35">gli</text:span><text:span text:style-name="T203"> </text:span><text:span text:style-name="T162">uffici</text:span><text:span text:style-name="T39"> </text:span><text:span text:style-name="T162">postali,</text:span><text:span text:style-name="T203"> </text:span><text:span text:style-name="T35">i</text:span><text:span text:style-name="T39"> </text:span><text:span text:style-name="T162">Patronati</text:span><text:span text:style-name="T203"> </text:span><text:span text:style-name="T35">ed</text:span><text:span text:style-name="T203"> </text:span><text:span text:style-name="T35">i</text:span><text:span text:style-name="T39"> </text:span><text:span text:style-name="T162">Comuni</text:span><text:span text:style-name="T203"> </text:span><text:span text:style-name="T162">abilitati.</text:span></text:p>
      <text:p text:style-name="P1021"><text:span text:style-name="T35">In</text:span><text:span text:style-name="T180"> </text:span><text:span text:style-name="T162">particolare,</text:span><text:span text:style-name="T180"> </text:span><text:span text:style-name="T162">vanno</text:span><text:span text:style-name="T180"> </text:span><text:span text:style-name="T162">presentate</text:span><text:span text:style-name="T180"> </text:span><text:span text:style-name="T162">presso</text:span><text:span text:style-name="T180"> </text:span><text:span text:style-name="T35">gli</text:span><text:span text:style-name="T180"> </text:span><text:span text:style-name="T162">uffici</text:span><text:span text:style-name="T180"> </text:span><text:span text:style-name="T162">postali</text:span><text:span text:style-name="T166"> </text:span><text:span text:style-name="T162">abilitati</text:span><text:span text:style-name="T180"> </text:span><text:span text:style-name="T162">all’accettazione </text:span><text:span text:style-name="T35">delle istanze (ovvero uffici postali dotati di </text:span><text:span text:style-name="T221">Sportello Amico</text:span><text:span text:style-name="T35">), le richieste di permesso di soggiorno per motivi</text:span><text:span text:style-name="T183"> </text:span><text:span text:style-name="T35">di:</text:span></text:p>
      <text:list xml:id="list153416234700070" text:continue-list="list153416000020589" text:style-name="WWNum6">
        <text:list-item>
          <text:list>
            <text:list-item>
              <text:p text:style-name="P455"><text:span text:style-name="T47">attesa</text:span><text:span text:style-name="T43"> </text:span><text:span text:style-name="T47">occupazione;</text:span></text:p>
            </text:list-item>
            <text:list-item>
              <text:p text:style-name="P456"><text:span text:style-name="T47">attesa riacquisto</text:span><text:span text:style-name="T55"> </text:span><text:span text:style-name="T47">cittadinanza;</text:span></text:p>
            </text:list-item>
            <text:list-item>
              <text:p text:style-name="P456"><text:span text:style-name="T47">asilo politico</text:span><text:span text:style-name="T55"> </text:span><text:span text:style-name="T47">(rinnovo);</text:span></text:p>
            </text:list-item>
            <text:list-item>
              <text:p text:style-name="P456"><text:span text:style-name="T47">conversione permesso di</text:span><text:span text:style-name="T110"> </text:span><text:span text:style-name="T47">soggiorno;</text:span></text:p>
            </text:list-item>
            <text:list-item>
              <text:p text:style-name="P456"><text:span text:style-name="T47">famiglia;</text:span></text:p>
            </text:list-item>
            <text:list-item>
              <text:p text:style-name="P456"><text:span text:style-name="T47">lavoro</text:span><text:span text:style-name="T43"> </text:span><text:span text:style-name="T47">autonomo;</text:span></text:p>
            </text:list-item>
          </text:list>
        </text:list-item>
      </text:list>
      <text:p text:style-name="P792"/>
      <text:section text:style-name="Sect3" text:name="Section35">
        <text:p text:style-name="P1099"/>
        <text:p text:style-name="P728"/>
        <text:p text:style-name="P730"><draw:g text:anchor-type="as-char" draw:z-index="88" draw:style-name="gr5"><draw:line draw:style-name="gr6" draw:text-style-name="P1280" svg:x1="0in" svg:y1="0in" svg:x2="3.8228in" svg:y2="0in"><text:p/></draw:line></draw:g></text:p>
        <text:p text:style-name="P725"/>
        <text:list xml:id="list153416101453102" text:continue-numbering="true" text:style-name="WWNum6">
          <text:list-header>
            <text:p text:style-name="P307"><text:span text:style-name="T47">lavoro</text:span><text:span text:style-name="T43"> </text:span><text:span text:style-name="T47">subordinato;</text:span></text:p>
          </text:list-header>
          <text:list-item>
            <text:p text:style-name="P301"><text:span text:style-name="T47">lavoro casi</text:span><text:span text:style-name="T55"> </text:span><text:span text:style-name="T47">particolari;</text:span></text:p>
          </text:list-item>
          <text:list-item>
            <text:p text:style-name="P301"><text:span text:style-name="T47">lavoro</text:span><text:span text:style-name="T43"> </text:span><text:span text:style-name="T47">subordinato-stagionali;</text:span></text:p>
          </text:list-item>
          <text:list-item>
            <text:p text:style-name="P301"><text:span text:style-name="T47">missione;</text:span></text:p>
          </text:list-item>
          <text:list-item>
            <text:p text:style-name="P301"><text:span text:style-name="T47">motivi</text:span><text:span text:style-name="T43"> </text:span><text:span text:style-name="T47">religiosi;</text:span></text:p>
          </text:list-item>
          <text:list-item>
            <text:p text:style-name="P369"><text:span text:style-name="T47">residenza</text:span><text:span text:style-name="T43"> </text:span><text:span text:style-name="T47">elettiva;</text:span></text:p>
          </text:list-item>
          <text:list-item>
            <text:p text:style-name="P369"><text:span text:style-name="T47">status apolide</text:span><text:span text:style-name="T55"> </text:span><text:span text:style-name="T47">(rinnovo);</text:span></text:p>
          </text:list-item>
          <text:list-item>
            <text:p text:style-name="P369"><text:span text:style-name="T47">studio (permesso di lunga</text:span><text:span text:style-name="T77"> </text:span><text:span text:style-name="T47">durata);</text:span></text:p>
          </text:list-item>
          <text:list-item>
            <text:p text:style-name="P369"><text:span text:style-name="T47">tirocinio formazione</text:span><text:span text:style-name="T55"> </text:span><text:span text:style-name="T47">professionale.</text:span></text:p>
          </text:list-item>
          <text:list-item>
            <text:p text:style-name="P369"><text:span text:style-name="T47">carta blu</text:span><text:span text:style-name="T55"> </text:span><text:span text:style-name="T47">UE</text:span></text:p>
          </text:list-item>
        </text:list>
        <text:p text:style-name="P1093"><text:span text:style-name="T35">La</text:span><text:span text:style-name="T212"> </text:span><text:span text:style-name="T35">richiesta</text:span><text:span text:style-name="T217"> </text:span><text:span text:style-name="T35">di</text:span><text:span text:style-name="T217"> </text:span><text:span text:style-name="T35">rilascio</text:span><text:span text:style-name="T217"> </text:span><text:span text:style-name="T35">va</text:span><text:span text:style-name="T217"> </text:span><text:span text:style-name="T35">invece</text:span><text:span text:style-name="T217"> </text:span><text:span text:style-name="T35">presentata</text:span><text:span text:style-name="T217"> </text:span><text:span text:style-name="T35">direttamente</text:span><text:span text:style-name="T217"> </text:span><text:span text:style-name="T35">alla</text:span><text:span text:style-name="T212"> </text:span><text:span text:style-name="T225">Questura</text:span><text:span text:style-name="T218"> </text:span><text:span text:style-name="T35">nei</text:span><text:span text:style-name="T217"> </text:span><text:span text:style-name="T35">casi di permesso per motivi</text:span><text:span text:style-name="T180"> </text:span><text:span text:style-name="T35">di:</text:span></text:p>
        <text:list xml:id="list153416481875023" text:continue-numbering="true" text:style-name="WWNum6">
          <text:list-item>
            <text:p text:style-name="P367"><text:span text:style-name="T47">asilo</text:span><text:span text:style-name="T100"> </text:span><text:span text:style-name="T47">politico;</text:span></text:p>
          </text:list-item>
          <text:list-item>
            <text:p text:style-name="P369"><text:span text:style-name="T47">cure</text:span><text:span text:style-name="T67"> </text:span><text:span text:style-name="T47">mediche;</text:span></text:p>
          </text:list-item>
          <text:list-item>
            <text:p text:style-name="P369"><text:span text:style-name="T47">gara</text:span><text:span text:style-name="T85"> </text:span><text:span text:style-name="T47">sportiva;</text:span></text:p>
          </text:list-item>
          <text:list-item>
            <text:p text:style-name="P369"><text:span text:style-name="T47">giustizia;</text:span></text:p>
          </text:list-item>
          <text:list-item>
            <text:p text:style-name="P369"><text:span text:style-name="T47">integrazione</text:span><text:span text:style-name="T43"> </text:span><text:span text:style-name="T47">minore;</text:span></text:p>
          </text:list-item>
          <text:list-item>
            <text:p text:style-name="P369"><text:span text:style-name="T47">invito;</text:span></text:p>
          </text:list-item>
          <text:list-item>
            <text:p text:style-name="P369"><text:span text:style-name="T47">minore</text:span><text:span text:style-name="T43"> </text:span><text:span text:style-name="T47">età;</text:span></text:p>
          </text:list-item>
          <text:list-item>
            <text:p text:style-name="P357"><text:span text:style-name="T47">familiari</text:span><text:span text:style-name="T55"> </text:span><text:span text:style-name="T47">(in</text:span><text:span text:style-name="T48"> </text:span><text:span text:style-name="T47">caso</text:span><text:span text:style-name="T48"> </text:span><text:span text:style-name="T47">di</text:span><text:span text:style-name="T48"> </text:span><text:span text:style-name="T47">permesso</text:span><text:span text:style-name="T48"> </text:span><text:span text:style-name="T47">rilasciato</text:span><text:span text:style-name="T48"> </text:span><text:span text:style-name="T47">allo</text:span><text:span text:style-name="T48"> </text:span><text:span text:style-name="T47">straniero</text:span><text:span text:style-name="T48"> </text:span><text:span text:style-name="T47">non</text:span><text:span text:style-name="T48"> </text:span><text:span text:style-name="T47">espellibile</text:span><text:span text:style-name="T48"> </text:span><text:span text:style-name="T47">ex</text:span><text:span text:style-name="T48"> </text:span><text:span text:style-name="T47">art. 19</text:span><text:span text:style-name="T101"> </text:span><text:span text:style-name="T48">T.U.);</text:span></text:p>
          </text:list-item>
          <text:list-item>
            <text:p text:style-name="P327"><text:span text:style-name="T47">umanitari;</text:span></text:p>
          </text:list-item>
          <text:list-item>
            <text:p text:style-name="P323"><text:span text:style-name="T47">status</text:span><text:span text:style-name="T43"> </text:span><text:span text:style-name="T47">apolidia;</text:span></text:p>
          </text:list-item>
          <text:list-item>
            <text:p text:style-name="P323"><text:span text:style-name="T47">vacanze</text:span><text:span text:style-name="T55"> </text:span><text:span text:style-name="T47">lavoro,</text:span><text:span text:style-name="T48"> </text:span><text:span text:style-name="T47">e</text:span><text:span text:style-name="T48"> </text:span><text:span text:style-name="T47">in</text:span><text:span text:style-name="T48"> </text:span><text:span text:style-name="T47">ogni</text:span><text:span text:style-name="T48"> </text:span><text:span text:style-name="T47">altro</text:span><text:span text:style-name="T48"> </text:span><text:span text:style-name="T47">caso</text:span><text:span text:style-name="T48"> </text:span><text:span text:style-name="T47">non</text:span><text:span text:style-name="T48"> </text:span><text:span text:style-name="T47">esplicitamente</text:span><text:span text:style-name="T48"> </text:span><text:span text:style-name="T47">menzionato.</text:span></text:p>
          </text:list-item>
        </text:list>
        <text:p text:style-name="P741"/>
        <text:p text:style-name="P972"><text:span text:style-name="T35">La</text:span><text:span text:style-name="T199"> </text:span><text:span text:style-name="T35">carta</text:span><text:span text:style-name="T199"> </text:span><text:span text:style-name="T35">di</text:span><text:span text:style-name="T180"> </text:span><text:span text:style-name="T35">soggiorno</text:span><text:span text:style-name="T199"> </text:span><text:span text:style-name="T35">e</text:span><text:span text:style-name="T199"> </text:span><text:span text:style-name="T35">la</text:span><text:span text:style-name="T180"> </text:span><text:span text:style-name="T35">carta</text:span><text:span text:style-name="T199"> </text:span><text:span text:style-name="T35">si</text:span><text:span text:style-name="T199"> </text:span><text:span text:style-name="T35">soggiorno</text:span><text:span text:style-name="T180"> </text:span><text:span text:style-name="T35">permanente</text:span><text:span text:style-name="T199"> </text:span><text:span text:style-name="T35">per</text:span><text:span text:style-name="T199"> </text:span><text:span text:style-name="T35">i</text:span><text:span text:style-name="T180"> </text:span><text:span text:style-name="T35">familiari</text:span><text:span text:style-name="T199"> </text:span><text:span text:style-name="T35">dei</text:span><text:span text:style-name="T180"> </text:span><text:span text:style-name="T35">cit- tadini dell’Unione possono essere richieste sia agli uffici postali, tramite kit, che in</text:span><text:span text:style-name="T39"> </text:span><text:span text:style-name="T35">questura.</text:span></text:p>
        <text:p text:style-name="P1095"><text:span text:style-name="T35">Il</text:span><text:span text:style-name="T173"> </text:span><text:span text:style-name="T35">kit,</text:span><text:span text:style-name="T174"> </text:span><text:span text:style-name="T35">una</text:span><text:span text:style-name="T174"> </text:span><text:span text:style-name="T35">volta</text:span><text:span text:style-name="T174"> </text:span><text:span text:style-name="T35">compilato</text:span><text:span text:style-name="T174"> </text:span><text:span text:style-name="T35">in</text:span><text:span text:style-name="T174"> </text:span><text:span text:style-name="T35">cartaceo</text:span><text:span text:style-name="T174"> </text:span><text:span text:style-name="T35">dal</text:span><text:span text:style-name="T173"> </text:span><text:span text:style-name="T35">cittadino</text:span><text:span text:style-name="T174"> </text:span><text:span text:style-name="T35">straniero,</text:span><text:span text:style-name="T174"> </text:span><text:span text:style-name="T35">dovrà</text:span><text:span text:style-name="T174"> </text:span><text:span text:style-name="T35">essere</text:span><text:span text:style-name="T174"> </text:span><text:span text:style-name="T36">con- </text:span><text:span text:style-name="T35">segnato, in busta aperta e con gli allegati previsti a seconda del tipo di per- messo, allo sportello</text:span><text:span text:style-name="T170"> </text:span><text:span text:style-name="T35">postale.</text:span></text:p>
        <text:p text:style-name="P1095"><text:span text:style-name="T35">In alternativa alla compilazione cartacea, il cittadino straniero può recarsi presso un Comune o un Patronato abilitato al servizio di </text:span><text:span text:style-name="T225">compilazione elet- tronica </text:span><text:span text:style-name="T35">delle istanze (la copia cartacea del modulo compilato elettronica- mente dovrà in ogni caso essere consegnata all’Ufficio postale).</text:span></text:p>
        <text:p text:style-name="P760"/>
        <text:p text:style-name="P765"><draw:line text:anchor-type="char" draw:z-index="44" draw:style-name="gr8" draw:text-style-name="P1282" svg:x1="4.7638in" svg:y1="0.1846in" svg:x2="8.5823in" svg:y2="0.1846in"><text:p/></draw:line></text:p>
        <text:p text:style-name="P789"/>
        <text:p text:style-name="P664"><text:span text:style-name="T47">Qualora il cittadino straniero extra UE sia in possesso di nulla osta, e stia ri- chiedendo</text:span><text:span text:style-name="T100"> </text:span><text:span text:style-name="T47">il</text:span><text:span text:style-name="T100"> </text:span><text:span text:style-name="T52">primo</text:span><text:span text:style-name="T98"> </text:span><text:span text:style-name="T52">rilascio</text:span><text:span text:style-name="T98"> </text:span><text:span text:style-name="T52">del</text:span><text:span text:style-name="T98"> </text:span><text:span text:style-name="T52">permesso</text:span><text:span text:style-name="T98"> </text:span><text:span text:style-name="T52">di</text:span><text:span text:style-name="T98"> </text:span><text:span text:style-name="T52">soggiorno,</text:span><text:span text:style-name="T98"> </text:span><text:span text:style-name="T52">per</text:span><text:span text:style-name="T114"> </text:span><text:span text:style-name="T52">motivi</text:span><text:span text:style-name="T98"> </text:span><text:span text:style-name="T52">di</text:span><text:span text:style-name="T98"> </text:span><text:span text:style-name="T52">lavoro o</text:span><text:span text:style-name="T114"> </text:span><text:span text:style-name="T52">di</text:span><text:span text:style-name="T90"> </text:span><text:span text:style-name="T52">ricongiungimento</text:span><text:span text:style-name="T90"> </text:span><text:span text:style-name="T44">familiare</text:span><text:span text:style-name="T43">,</text:span><text:span text:style-name="T89"> </text:span><text:span text:style-name="T47">il</text:span><text:span text:style-name="T113"> </text:span><text:span text:style-name="T47">cittadino</text:span><text:span text:style-name="T89"> </text:span><text:span text:style-name="T47">dovrà</text:span><text:span text:style-name="T89"> </text:span><text:span text:style-name="T47">recarsi</text:span><text:span text:style-name="T89"> </text:span><text:span text:style-name="T47">presso</text:span><text:span text:style-name="T89"> </text:span><text:span text:style-name="T47">lo</text:span><text:span text:style-name="T113"> </text:span><text:span text:style-name="T50">Sportello </text:span><text:span text:style-name="T52">Unico</text:span><text:span text:style-name="T102"> </text:span><text:span text:style-name="T52">Immigrazione</text:span><text:span text:style-name="T102"> </text:span><text:span text:style-name="T47">(SUI)</text:span><text:span text:style-name="T101"> </text:span><text:span text:style-name="T47">della</text:span><text:span text:style-name="T55"> </text:span><text:span text:style-name="T47">Prefettura</text:span><text:span text:style-name="T101"> </text:span><text:span text:style-name="T47">competente.</text:span><text:span text:style-name="T101"> </text:span><text:span text:style-name="T47">Lo</text:span><text:span text:style-name="T55"> </text:span><text:span text:style-name="T47">sportello</text:span><text:span text:style-name="T101"> </text:span><text:span text:style-name="T47">conse- gnerà</text:span><text:span text:style-name="T110"> </text:span><text:span text:style-name="T47">la</text:span><text:span text:style-name="T110"> </text:span><text:span text:style-name="T47">richiesta</text:span><text:span text:style-name="T110"> </text:span><text:span text:style-name="T47">di</text:span><text:span text:style-name="T110"> </text:span><text:span text:style-name="T47">rilascio</text:span><text:span text:style-name="T110"> </text:span><text:span text:style-name="T47">in</text:span><text:span text:style-name="T110"> </text:span><text:span text:style-name="T47">un’apposita</text:span><text:span text:style-name="T110"> </text:span><text:span text:style-name="T47">busta</text:span><text:span text:style-name="T110"> </text:span><text:span text:style-name="T47">che</text:span><text:span text:style-name="T110"> </text:span><text:span text:style-name="T47">dovrà</text:span><text:span text:style-name="T110"> </text:span><text:span text:style-name="T47">essere</text:span><text:span text:style-name="T101"> </text:span><text:span text:style-name="T47">consegnata aperta all’Ufficio</text:span><text:span text:style-name="T55"> </text:span><text:span text:style-name="T47">Postale</text:span></text:p>
        <text:p text:style-name="P857"><text:span text:style-name="T162">Presso</text:span><text:span text:style-name="T199"> </text:span><text:span text:style-name="T35">lo</text:span><text:span text:style-name="T199"> </text:span><text:span text:style-name="T162">Sportello</text:span><text:span text:style-name="T199"> </text:span><text:span text:style-name="T162">Unico,</text:span><text:span text:style-name="T180"> </text:span><text:span text:style-name="T162">inoltre,</text:span><text:span text:style-name="T199"> </text:span><text:span text:style-name="T162">occorre</text:span><text:span text:style-name="T199"> </text:span><text:span text:style-name="T162">presentare</text:span><text:span text:style-name="T180"> </text:span><text:span text:style-name="T35">la</text:span><text:span text:style-name="T199"> </text:span><text:span text:style-name="T162">richiesta</text:span><text:span text:style-name="T199"> </text:span><text:span text:style-name="T35">di</text:span><text:span text:style-name="T180"> </text:span><text:span text:style-name="T162">conversione </text:span><text:span text:style-name="T35">di</text:span><text:span text:style-name="T166"> </text:span><text:span text:style-name="T35">un</text:span><text:span text:style-name="T170"> </text:span><text:span text:style-name="T35">titolo</text:span><text:span text:style-name="T170"> </text:span><text:span text:style-name="T35">di</text:span><text:span text:style-name="T170"> </text:span><text:span text:style-name="T35">soggiorno</text:span><text:span text:style-name="T166"> </text:span><text:span text:style-name="T35">per</text:span><text:span text:style-name="T170"> </text:span><text:span text:style-name="T35">motivi</text:span><text:span text:style-name="T170"> </text:span><text:span text:style-name="T35">di</text:span><text:span text:style-name="T170"> </text:span><text:span text:style-name="T35">studio</text:span><text:span text:style-name="T170"> </text:span><text:span text:style-name="T35">ad</text:span><text:span text:style-name="T166"> </text:span><text:span text:style-name="T35">un</text:span><text:span text:style-name="T170"> </text:span><text:span text:style-name="T35">titolo</text:span><text:span text:style-name="T170"> </text:span><text:span text:style-name="T35">per</text:span><text:span text:style-name="T170"> </text:span><text:span text:style-name="T35">motivi</text:span><text:span text:style-name="T170"> </text:span><text:span text:style-name="T35">di</text:span><text:span text:style-name="T166"> </text:span><text:span text:style-name="T35">lavoro, nonché la conversione di un permesso di soggiorno per lavoro stagionale ad uno per lavoro</text:span><text:span text:style-name="T170"> </text:span><text:span text:style-name="T35">subordinato.</text:span></text:p>
        <text:p text:style-name="P1058"/>
        <text:list xml:id="list153415330217120" text:continue-list="list153416849799939" text:style-name="WWNum2">
          <text:list-item>
            <text:h text:style-name="P69" text:outline-level="3"><text:span text:style-name="T389">Quali documenti </text:span><text:span text:style-name="T411">devo </text:span><text:span text:style-name="T389">presentare per ottenere il permesso di soggiorno?</text:span></text:h>
          </text:list-item>
        </text:list>
        <text:p text:style-name="P675"><text:span text:style-name="T47">Per ottenere il </text:span><text:span text:style-name="T52">rilascio o il rinnovo </text:span><text:span text:style-name="T47">del permesso di soggiorno è necessario presentare:</text:span></text:p>
        <text:list xml:id="list153416268846805" text:continue-list="list153416481875023" text:style-name="WWNum6">
          <text:list-item>
            <text:p text:style-name="P421"><text:span text:style-name="T47">il modulo di</text:span><text:span text:style-name="T110"> </text:span><text:span text:style-name="T47">richiesta;</text:span></text:p>
          </text:list-item>
          <text:list-item>
            <text:p text:style-name="P400"><text:span text:style-name="T47">il passaporto, o altro documento di viaggio equivalente, in corso di validità con il relativo visto di ingresso, se</text:span><text:span text:style-name="T121"> </text:span><text:span text:style-name="T47">richiesto;</text:span></text:p>
          </text:list-item>
          <text:list-item>
            <text:p text:style-name="P423"><text:span text:style-name="T47">una</text:span><text:span text:style-name="T117"> </text:span><text:span text:style-name="T47">fotocopia</text:span><text:span text:style-name="T117"> </text:span><text:span text:style-name="T47">del</text:span><text:span text:style-name="T117"> </text:span><text:span text:style-name="T47">documento</text:span><text:span text:style-name="T117"> </text:span><text:span text:style-name="T47">in</text:span><text:span text:style-name="T110"> </text:span><text:span text:style-name="T47">possesso;</text:span></text:p>
          </text:list-item>
          <text:list-item>
            <text:p text:style-name="P418"><text:span text:style-name="T47">4</text:span><text:span text:style-name="T117"> </text:span><text:span text:style-name="T47">foto</text:span><text:span text:style-name="T110"> </text:span><text:span text:style-name="T47">formato</text:span><text:span text:style-name="T110"> </text:span><text:span text:style-name="T47">tessera,</text:span><text:span text:style-name="T110"> </text:span><text:span text:style-name="T47">identiche</text:span><text:span text:style-name="T110"> </text:span><text:span text:style-name="T47">e</text:span><text:span text:style-name="T110"> </text:span><text:span text:style-name="T47">recenti;</text:span></text:p>
          </text:list-item>
          <text:list-item>
            <text:p text:style-name="P418"><text:span text:style-name="T47">un contrassegno telematico da </text:span><text:span text:style-name="T229">€</text:span><text:span text:style-name="T230"> </text:span><text:span text:style-name="T47">16;</text:span></text:p>
          </text:list-item>
          <text:list-item>
            <text:p text:style-name="P418"><text:span text:style-name="T47">la</text:span><text:span text:style-name="T48"> </text:span><text:span text:style-name="T47">documentazione</text:span><text:span text:style-name="T48"> </text:span><text:span text:style-name="T47">necessaria</text:span><text:span text:style-name="T48"> </text:span><text:span text:style-name="T47">al</text:span><text:span text:style-name="T48"> </text:span><text:span text:style-name="T47">tipo</text:span><text:span text:style-name="T48"> </text:span><text:span text:style-name="T47">di</text:span><text:span text:style-name="T48"> </text:span><text:span text:style-name="T47">permesso</text:span><text:span text:style-name="T48"> </text:span><text:span text:style-name="T47">di</text:span><text:span text:style-name="T48"> </text:span><text:span text:style-name="T47">soggiorno</text:span><text:span text:style-name="T43"> </text:span><text:span text:style-name="T47">richiesto</text:span></text:p>
          </text:list-item>
          <text:list-item>
            <text:p text:style-name="P400"><text:span text:style-name="T47">il</text:span><text:span text:style-name="T110"> </text:span><text:span text:style-name="T47">versamento</text:span><text:span text:style-name="T101"> </text:span><text:span text:style-name="T47">di</text:span><text:span text:style-name="T101"> </text:span><text:span text:style-name="T47">un</text:span><text:span text:style-name="T101"> </text:span><text:span text:style-name="T47">contributo</text:span><text:span text:style-name="T101"> </text:span><text:span text:style-name="T47">compreso</text:span><text:span text:style-name="T101"> </text:span><text:span text:style-name="T47">tra</text:span><text:span text:style-name="T101"> </text:span><text:span text:style-name="T229">€</text:span><text:span text:style-name="T231"> </text:span><text:span text:style-name="T47">80</text:span><text:span text:style-name="T101"> </text:span><text:span text:style-name="T47">e</text:span><text:span text:style-name="T101"> </text:span><text:span text:style-name="T229">€</text:span><text:span text:style-name="T232"> </text:span><text:span text:style-name="T47">200</text:span><text:span text:style-name="T101"> </text:span><text:span text:style-name="T47">a</text:span><text:span text:style-name="T110"> </text:span><text:span text:style-name="T47">seconda</text:span><text:span text:style-name="T101"> </text:span><text:span text:style-name="T47">del</text:span><text:span text:style-name="T101"> </text:span><text:span text:style-name="T47">tipo di permesso</text:span><text:span text:style-name="T55"> </text:span><text:span text:style-name="T47">richiesto.</text:span></text:p>
          </text:list-item>
          <text:list-item>
            <text:p text:style-name="P406"><text:span text:style-name="T47">il</text:span><text:span text:style-name="T113"> </text:span><text:span text:style-name="T47">versamento</text:span><text:span text:style-name="T113"> </text:span><text:span text:style-name="T47">di</text:span><text:span text:style-name="T89"> </text:span><text:span text:style-name="T47">un</text:span><text:span text:style-name="T113"> </text:span><text:span text:style-name="T47">contributo</text:span><text:span text:style-name="T113"> </text:span><text:span text:style-name="T47">di</text:span><text:span text:style-name="T89"> </text:span><text:span text:style-name="T229">€</text:span><text:span text:style-name="T233"> </text:span><text:span text:style-name="T47">27,50</text:span><text:span text:style-name="T113"> </text:span><text:span text:style-name="T47">per</text:span><text:span text:style-name="T89"> </text:span><text:span text:style-name="T47">il</text:span><text:span text:style-name="T113"> </text:span><text:span text:style-name="T47">costo</text:span><text:span text:style-name="T113"> </text:span><text:span text:style-name="T47">del</text:span><text:span text:style-name="T89"> </text:span><text:span text:style-name="T47">permesso</text:span><text:span text:style-name="T113"> </text:span><text:span text:style-name="T47">in</text:span><text:span text:style-name="T89"> </text:span><text:span text:style-name="T47">formato elettronico</text:span></text:p>
          </text:list-item>
        </text:list>
        <text:p text:style-name="P852"><text:span text:style-name="T35">La</text:span><text:span text:style-name="T199"> </text:span><text:span text:style-name="T35">Questura</text:span><text:span text:style-name="T180"> </text:span><text:span text:style-name="T35">trattiene</text:span><text:span text:style-name="T180"> </text:span><text:span text:style-name="T35">una</text:span><text:span text:style-name="T180"> </text:span><text:span text:style-name="T35">copia</text:span><text:span text:style-name="T180"> </text:span><text:span text:style-name="T35">di</text:span><text:span text:style-name="T180"> </text:span><text:span text:style-name="T35">tutti</text:span><text:span text:style-name="T180"> </text:span><text:span text:style-name="T35">i</text:span><text:span text:style-name="T180"> </text:span><text:span text:style-name="T35">documenti.</text:span><text:span text:style-name="T180"> </text:span><text:span text:style-name="T35">Un’altra</text:span><text:span text:style-name="T180"> </text:span><text:span text:style-name="T35">copia</text:span><text:span text:style-name="T180"> </text:span><text:span text:style-name="T35">ti</text:span><text:span text:style-name="T180"> </text:span><text:span text:style-name="T35">verrà</text:span><text:span text:style-name="T180"> </text:span><text:span text:style-name="T35">in- vece</text:span><text:span text:style-name="T166"> </text:span><text:span text:style-name="T35">consegnata</text:span><text:span text:style-name="T166"> </text:span><text:span text:style-name="T35">come</text:span><text:span text:style-name="T170"> </text:span><text:span text:style-name="T35">ricevuta</text:span><text:span text:style-name="T166"> </text:span><text:span text:style-name="T35">e</text:span><text:span text:style-name="T170"> </text:span><text:span text:style-name="T35">deve</text:span><text:span text:style-name="T166"> </text:span><text:span text:style-name="T35">contenere:</text:span><text:span text:style-name="T166"> </text:span><text:span text:style-name="T35">il</text:span><text:span text:style-name="T170"> </text:span><text:span text:style-name="T35">timbro</text:span><text:span text:style-name="T166"> </text:span><text:span text:style-name="T35">dell’ufficio</text:span><text:span text:style-name="T170"> </text:span><text:span text:style-name="T35">a</text:span><text:span text:style-name="T166"> </text:span><text:span text:style-name="T35">cui</text:span><text:span text:style-name="T170"> </text:span><text:span text:style-name="T35">è stata</text:span><text:span text:style-name="T170"> </text:span><text:span text:style-name="T35">presentata</text:span><text:span text:style-name="T170"> </text:span><text:span text:style-name="T35">la</text:span><text:span text:style-name="T170"> </text:span><text:span text:style-name="T35">richiesta,</text:span><text:span text:style-name="T203"> </text:span><text:span text:style-name="T35">la</text:span><text:span text:style-name="T170"> </text:span><text:span text:style-name="T35">firma</text:span><text:span text:style-name="T170"> </text:span><text:span text:style-name="T35">del</text:span><text:span text:style-name="T203"> </text:span><text:span text:style-name="T35">funzionario</text:span><text:span text:style-name="T170"> </text:span><text:span text:style-name="T35">incaricato,</text:span><text:span text:style-name="T170"> </text:span><text:span text:style-name="T35">la</text:span><text:span text:style-name="T203"> </text:span><text:span text:style-name="T35">data</text:span><text:span text:style-name="T170"> </text:span><text:span text:style-name="T35">di</text:span><text:span text:style-name="T170"> </text:span><text:span text:style-name="T35">pre- sentazione</text:span><text:span text:style-name="T39"> </text:span><text:span text:style-name="T35">della</text:span><text:span text:style-name="T36"> </text:span><text:span text:style-name="T35">richiesta,</text:span><text:span text:style-name="T39"> </text:span><text:span text:style-name="T35">il</text:span><text:span text:style-name="T36"> </text:span><text:span text:style-name="T35">giorno</text:span><text:span text:style-name="T39"> </text:span><text:span text:style-name="T35">di</text:span><text:span text:style-name="T36"> </text:span><text:span text:style-name="T35">ritiro</text:span><text:span text:style-name="T39"> </text:span><text:span text:style-name="T35">del</text:span><text:span text:style-name="T36"> </text:span><text:span text:style-name="T35">permesso</text:span><text:span text:style-name="T39"> </text:span><text:span text:style-name="T35">di</text:span><text:span text:style-name="T36"> </text:span><text:span text:style-name="T35">soggiorno.</text:span></text:p>
        <text:p text:style-name="P773"/>
        <text:p text:style-name="P852"><text:span text:style-name="T165">ATTEnzIonE: </text:span><text:span text:style-name="T35">Al momento della presentazione della pratica allo sportello postale,</text:span><text:span text:style-name="T39"> </text:span><text:span text:style-name="T35">lo</text:span><text:span text:style-name="T36"> </text:span><text:span text:style-name="T35">straniero</text:span><text:span text:style-name="T36"> </text:span><text:span text:style-name="T35">riceverà</text:span><text:span text:style-name="T36"> </text:span><text:span text:style-name="T35">una</text:span><text:span text:style-name="T36"> </text:span><text:span text:style-name="T35">comunicazione</text:span><text:span text:style-name="T36"> </text:span><text:span text:style-name="T35">di</text:span><text:span text:style-name="T36"> </text:span><text:span text:style-name="T35">convocazione</text:span><text:span text:style-name="T36"> </text:span><text:span text:style-name="T35">nella</text:span><text:span text:style-name="T39"> </text:span><text:span text:style-name="T35">quale sarà</text:span><text:span text:style-name="T187"> </text:span><text:span text:style-name="T35">indicato</text:span><text:span text:style-name="T187"> </text:span><text:span text:style-name="T35">il</text:span><text:span text:style-name="T190"> </text:span><text:span text:style-name="T35">giorno</text:span><text:span text:style-name="T187"> </text:span><text:span text:style-name="T35">in</text:span><text:span text:style-name="T187"> </text:span><text:span text:style-name="T35">cui</text:span><text:span text:style-name="T190"> </text:span><text:span text:style-name="T35">dovrà</text:span><text:span text:style-name="T187"> </text:span><text:span text:style-name="T35">presentarsi</text:span><text:span text:style-name="T187"> </text:span><text:span text:style-name="T35">in</text:span><text:span text:style-name="T190"> </text:span><text:span text:style-name="T35">questura</text:span><text:span text:style-name="T187"> </text:span><text:span text:style-name="T35">munito</text:span><text:span text:style-name="T187"> </text:span><text:span text:style-name="T35">di</text:span><text:span text:style-name="T190"> </text:span><text:span text:style-name="T35">fotografie, per essere sottoposto ai </text:span><text:span text:style-name="T225">rilievi</text:span><text:span text:style-name="T177"> </text:span><text:span text:style-name="T225">fotodattiloscopici</text:span><text:span text:style-name="T35">.</text:span></text:p>
      </text:section>
      <text:p text:style-name="P1100"/>
      <text:p text:style-name="P728"/>
      <text:p text:style-name="P660"><draw:g text:anchor-type="as-char" draw:z-index="89" draw:style-name="gr5"><draw:line draw:style-name="gr6" draw:text-style-name="P1280" svg:x1="0in" svg:y1="0in" svg:x2="3.8228in" svg:y2="0in"><text:p/></draw:line></draw:g><text:span text:style-name="T483"><text:tab/></text:span><draw:g text:anchor-type="as-char" draw:z-index="90" draw:style-name="gr5"><draw:line draw:style-name="gr6" draw:text-style-name="P1280" svg:x1="0in" svg:y1="0in" svg:x2="3.8189in" svg:y2="0in"><text:p/></draw:line></draw:g></text:p>
      <text:p text:style-name="P800"/>
      <text:section text:style-name="Sect4" text:name="Section37">
        <text:list xml:id="list153415399213354" text:continue-list="list153415330217120" text:style-name="WWNum2">
          <text:list-item>
            <text:p text:style-name="P460"><text:span text:style-name="T347">Quanto</text:span><text:span text:style-name="T353"> </text:span><text:span text:style-name="T347">costa</text:span><text:span text:style-name="T355"> </text:span><text:span text:style-name="T347">richiedere</text:span><text:span text:style-name="T355"> </text:span><text:span text:style-name="T347">il</text:span><text:span text:style-name="T355"> </text:span><text:span text:style-name="T347">permesso</text:span><text:span text:style-name="T355"> </text:span><text:span text:style-name="T347">di</text:span><text:span text:style-name="T355"> </text:span><text:span text:style-name="T347">soggiorno?</text:span><text:span text:style-name="T27"> </text:span><text:span text:style-name="T47">All’atto della richiesta di permesso di soggiorno, dovrai: apporre</text:span><text:span text:style-name="T55"> </text:span><text:span text:style-name="T47">sul</text:span><text:span text:style-name="T48"> </text:span><text:span text:style-name="T47">modulo</text:span><text:span text:style-name="T48"> </text:span><text:span text:style-name="T47">un</text:span><text:span text:style-name="T48"> </text:span><text:span text:style-name="T47">contrassegno</text:span><text:span text:style-name="T55"> </text:span><text:span text:style-name="T47">telematico</text:span><text:span text:style-name="T48"> </text:span><text:span text:style-name="T47">di</text:span><text:span text:style-name="T48"> </text:span><text:span text:style-name="T47">16</text:span><text:span text:style-name="T48"> </text:span><text:span text:style-name="T47">euro;</text:span></text:p>
          </text:list-item>
        </text:list>
        <text:p text:style-name="P1094"><text:span text:style-name="T35">pagare 30 euro allo Sportello Postale per la spedizione dell’assicurata; versare,</text:span><text:span text:style-name="T196"> </text:span><text:span text:style-name="T35">tramite</text:span><text:span text:style-name="T196"> </text:span><text:span text:style-name="T35">relativo</text:span><text:span text:style-name="T196"> </text:span><text:span text:style-name="T35">bollettino</text:span><text:span text:style-name="T199"> </text:span><text:span text:style-name="T35">prestampato</text:span><text:span text:style-name="T196"> </text:span><text:span text:style-name="T35">(PSE),</text:span><text:span text:style-name="T196"> </text:span><text:span text:style-name="T35">la</text:span><text:span text:style-name="T199"> </text:span><text:span text:style-name="T35">cui</text:span><text:span text:style-name="T196"> </text:span><text:span text:style-name="T35">ricevuta</text:span><text:span text:style-name="T196"> </text:span><text:span text:style-name="T35">deve</text:span><text:span text:style-name="T199"> </text:span><text:span text:style-name="T35">es- sere</text:span><text:span text:style-name="T216"> </text:span><text:span text:style-name="T35">allegata</text:span><text:span text:style-name="T187"> </text:span><text:span text:style-name="T35">alla</text:span><text:span text:style-name="T216"> </text:span><text:span text:style-name="T35">domanda,</text:span><text:span text:style-name="T187"> </text:span><text:span text:style-name="T35">27,50</text:span><text:span text:style-name="T216"> </text:span><text:span text:style-name="T35">euro</text:span><text:span text:style-name="T187"> </text:span><text:span text:style-name="T35">per</text:span><text:span text:style-name="T216"> </text:span><text:span text:style-name="T35">il</text:span><text:span text:style-name="T187"> </text:span><text:span text:style-name="T35">rilascio</text:span><text:span text:style-name="T216"> </text:span><text:span text:style-name="T35">del</text:span><text:span text:style-name="T187"> </text:span><text:span text:style-name="T35">permesso</text:span><text:span text:style-name="T216"> </text:span><text:span text:style-name="T35">di</text:span><text:span text:style-name="T187"> </text:span><text:span text:style-name="T35">soggiorno in formato</text:span><text:span text:style-name="T39"> </text:span><text:span text:style-name="T35">elettronico;</text:span></text:p>
        <text:p text:style-name="P904"><text:span text:style-name="T35">versare, tramite bollettino disponibile presso gli uffici postali, un contributo compreso</text:span><text:span text:style-name="T199"> </text:span><text:span text:style-name="T225">tra</text:span><text:span text:style-name="T201"> </text:span><text:span text:style-name="T225">gli</text:span><text:span text:style-name="T182"> </text:span><text:span text:style-name="T225">80</text:span><text:span text:style-name="T201"> </text:span><text:span text:style-name="T225">e</text:span><text:span text:style-name="T201"> </text:span><text:span text:style-name="T225">i</text:span><text:span text:style-name="T182"> </text:span><text:span text:style-name="T225">200</text:span><text:span text:style-name="T201"> </text:span><text:span text:style-name="T225">euro</text:span><text:span text:style-name="T201"> </text:span><text:span text:style-name="T35">commisurato</text:span><text:span text:style-name="T180"> </text:span><text:span text:style-name="T35">alla</text:span><text:span text:style-name="T199"> </text:span><text:span text:style-name="T35">tipologia</text:span><text:span text:style-name="T199"> </text:span><text:span text:style-name="T35">ed</text:span><text:span text:style-name="T180"> </text:span><text:span text:style-name="T35">alla</text:span><text:span text:style-name="T199"> </text:span><text:span text:style-name="T35">durata</text:span><text:span text:style-name="T180"> </text:span><text:span text:style-name="T35">del permesso richiesto (vedi</text:span><text:span text:style-name="T166"> </text:span><text:span text:style-name="T225">tabella</text:span><text:span text:style-name="T35">).</text:span></text:p>
        <text:p text:style-name="P909"><text:span text:style-name="T36">Tale</text:span><text:span text:style-name="T196"> </text:span><text:span text:style-name="T35">contributo</text:span><text:span text:style-name="T196"> </text:span><text:span text:style-name="T35">è</text:span><text:span text:style-name="T196"> </text:span><text:span text:style-name="T35">dovuto</text:span><text:span text:style-name="T196"> </text:span><text:span text:style-name="T35">anche</text:span><text:span text:style-name="T196"> </text:span><text:span text:style-name="T35">in</text:span><text:span text:style-name="T196"> </text:span><text:span text:style-name="T35">caso</text:span><text:span text:style-name="T196"> </text:span><text:span text:style-name="T35">di</text:span><text:span text:style-name="T196"> </text:span><text:span text:style-name="T35">diniego</text:span><text:span text:style-name="T196"> </text:span><text:span text:style-name="T35">o</text:span><text:span text:style-name="T199"> </text:span><text:span text:style-name="T35">smarrimento</text:span><text:span text:style-name="T196"> </text:span><text:span text:style-name="T35">del</text:span><text:span text:style-name="T196"> </text:span><text:span text:style-name="T35">permesso di</text:span><text:span text:style-name="T39"> </text:span><text:span text:style-name="T35">soggiorno.</text:span><text:span text:style-name="T170"> </text:span><text:span text:style-name="T35">Tuttavia,</text:span><text:span text:style-name="T36"> </text:span><text:span text:style-name="T35">in</text:span><text:span text:style-name="T39"> </text:span><text:span text:style-name="T35">tal</text:span><text:span text:style-name="T36"> </text:span><text:span text:style-name="T35">caso,</text:span><text:span text:style-name="T36"> </text:span><text:span text:style-name="T35">poiché</text:span><text:span text:style-name="T39"> </text:span><text:span text:style-name="T35">l’ammontare</text:span><text:span text:style-name="T36"> </text:span><text:span text:style-name="T35">del</text:span><text:span text:style-name="T39"> </text:span><text:span text:style-name="T35">contributo</text:span><text:span text:style-name="T36"> </text:span><text:span text:style-name="T35">è</text:span><text:span text:style-name="T36"> </text:span><text:span text:style-name="T35">com- misurato</text:span><text:span text:style-name="T170"> </text:span><text:span text:style-name="T35">al</text:span><text:span text:style-name="T170"> </text:span><text:span text:style-name="T35">periodo</text:span><text:span text:style-name="T170"> </text:span><text:span text:style-name="T35">di</text:span><text:span text:style-name="T170"> </text:span><text:span text:style-name="T35">validità</text:span><text:span text:style-name="T170"> </text:span><text:span text:style-name="T35">del</text:span><text:span text:style-name="T170"> </text:span><text:span text:style-name="T35">titolo</text:span><text:span text:style-name="T170"> </text:span><text:span text:style-name="T35">di</text:span><text:span text:style-name="T170"> </text:span><text:span text:style-name="T35">soggiorno</text:span><text:span text:style-name="T170"> </text:span><text:span text:style-name="T35">dovrai</text:span><text:span text:style-name="T170"> </text:span><text:span text:style-name="T35">pagare</text:span><text:span text:style-name="T170"> </text:span><text:span text:style-name="T35">l’importo in</text:span><text:span text:style-name="T203"> </text:span><text:span text:style-name="T35">relazione</text:span><text:span text:style-name="T39"> </text:span><text:span text:style-name="T35">al</text:span><text:span text:style-name="T203"> </text:span><text:span text:style-name="T35">rimanente</text:span><text:span text:style-name="T39"> </text:span><text:span text:style-name="T35">periodo</text:span><text:span text:style-name="T203"> </text:span><text:span text:style-name="T35">di</text:span><text:span text:style-name="T39"> </text:span><text:span text:style-name="T35">validità</text:span><text:span text:style-name="T203"> </text:span><text:span text:style-name="T35">del</text:span><text:span text:style-name="T39"> </text:span><text:span text:style-name="T35">nuovo</text:span><text:span text:style-name="T203"> </text:span><text:span text:style-name="T35">permesso</text:span><text:span text:style-name="T39"> </text:span><text:span text:style-name="T35">rilasciato</text:span></text:p>
        <text:p text:style-name="P911"><text:span text:style-name="T35">In</text:span><text:span text:style-name="T190"> </text:span><text:span text:style-name="T35">caso</text:span><text:span text:style-name="T194"> </text:span><text:span text:style-name="T35">di</text:span><text:span text:style-name="T194"> </text:span><text:span text:style-name="T35">diniego</text:span><text:span text:style-name="T194"> </text:span><text:span text:style-name="T35">del</text:span><text:span text:style-name="T190"> </text:span><text:span text:style-name="T35">permesso</text:span><text:span text:style-name="T194"> </text:span><text:span text:style-name="T35">di</text:span><text:span text:style-name="T194"> </text:span><text:span text:style-name="T35">soggiorno</text:span><text:span text:style-name="T194"> </text:span><text:span text:style-name="T35">non</text:span><text:span text:style-name="T190"> </text:span><text:span text:style-name="T35">ti</text:span><text:span text:style-name="T194"> </text:span><text:span text:style-name="T35">spetta</text:span><text:span text:style-name="T194"> </text:span><text:span text:style-name="T35">alcun</text:span><text:span text:style-name="T194"> </text:span><text:span text:style-name="T35">rimborso</text:span><text:span text:style-name="T194"> </text:span><text:span text:style-name="T35">delle somme</text:span><text:span text:style-name="T180"> </text:span><text:span text:style-name="T35">versate.</text:span><text:span text:style-name="T180"> </text:span><text:span text:style-name="T35">È</text:span><text:span text:style-name="T180"> </text:span><text:span text:style-name="T35">previsto</text:span><text:span text:style-name="T180"> </text:span><text:span text:style-name="T35">solo</text:span><text:span text:style-name="T180"> </text:span><text:span text:style-name="T35">il</text:span><text:span text:style-name="T180"> </text:span><text:span text:style-name="T35">diritto</text:span><text:span text:style-name="T180"> </text:span><text:span text:style-name="T35">al</text:span><text:span text:style-name="T180"> </text:span><text:span text:style-name="T35">rimborso</text:span><text:span text:style-name="T180"> </text:span><text:span text:style-name="T35">del</text:span><text:span text:style-name="T180"> </text:span><text:span text:style-name="T35">costo</text:span><text:span text:style-name="T180"> </text:span><text:span text:style-name="T35">del</text:span><text:span text:style-name="T166"> </text:span><text:span text:style-name="T35">permesso</text:span><text:span text:style-name="T180"> </text:span><text:span text:style-name="T35">di soggiorno</text:span><text:span text:style-name="T170"> </text:span><text:span text:style-name="T35">elettronico</text:span><text:span text:style-name="T203"> </text:span><text:span text:style-name="T35">(27,50</text:span><text:span text:style-name="T170"> </text:span><text:span text:style-name="T35">euro)</text:span><text:span text:style-name="T203"> </text:span><text:span text:style-name="T35">dietro</text:span><text:span text:style-name="T170"> </text:span><text:span text:style-name="T35">istanza</text:span><text:span text:style-name="T203"> </text:span><text:span text:style-name="T35">dell’interessato</text:span><text:span text:style-name="T170"> </text:span><text:span text:style-name="T35">al</text:span><text:span text:style-name="T203"> </text:span><text:span text:style-name="T35">Ministero dell’economia e delle</text:span><text:span text:style-name="T170"> </text:span><text:span text:style-name="T35">finanze.</text:span></text:p>
        <text:p text:style-name="P718"/>
        <text:p text:style-name="P655"><text:span text:style-name="T52">ATTEnzIonE: </text:span><text:span text:style-name="T47">Sono esentati dal versamento del contributo:</text:span></text:p>
        <text:list xml:id="list153416680665690" text:continue-list="list153416268846805" text:style-name="WWNum6">
          <text:list-item>
            <text:p text:style-name="P323"><text:span text:style-name="T47">i minori di anni</text:span><text:span text:style-name="T61"> </text:span><text:span text:style-name="T47">18</text:span></text:p>
          </text:list-item>
          <text:list-item>
            <text:p text:style-name="P323"><text:span text:style-name="T47">i figli minori anche del coniuge o nati fuori dal</text:span><text:span text:style-name="T133"> </text:span><text:span text:style-name="T47">matrimonio</text:span></text:p>
          </text:list-item>
          <text:list-item>
            <text:p text:style-name="P434"><text:span text:style-name="T47">coloro che hanno un permesso di soggiorno per cure mediche, ossia coloro che entrano in Italia per sottoporsi a cure</text:span><text:span text:style-name="T108"> </text:span><text:span text:style-name="T47">mediche</text:span></text:p>
          </text:list-item>
          <text:list-item>
            <text:p text:style-name="P461"><text:span text:style-name="T47">i</text:span><text:span text:style-name="T100"> </text:span><text:span text:style-name="T48">cittadini</text:span><text:span text:style-name="T85"> </text:span><text:span text:style-name="T48">stranieri</text:span><text:span text:style-name="T85"> </text:span><text:span text:style-name="T43">che</text:span><text:span text:style-name="T100"> </text:span><text:span text:style-name="T48">richiedono</text:span><text:span text:style-name="T85"> </text:span><text:span text:style-name="T47">il</text:span><text:span text:style-name="T85"> </text:span><text:span text:style-name="T48">rilascio</text:span><text:span text:style-name="T100"> </text:span><text:span text:style-name="T47">o</text:span><text:span text:style-name="T85"> </text:span><text:span text:style-name="T47">il</text:span><text:span text:style-name="T85"> </text:span><text:span text:style-name="T48">rinnovo</text:span><text:span text:style-name="T100"> </text:span><text:span text:style-name="T43">del</text:span><text:span text:style-name="T85"> </text:span><text:span text:style-name="T48">permesso</text:span><text:span text:style-name="T85"> </text:span><text:span text:style-name="T43">per</text:span><text:span text:style-name="T85"> </text:span><text:span text:style-name="T48">richie- </text:span><text:span text:style-name="T43">sta </text:span><text:span text:style-name="T48">asilo, </text:span><text:span text:style-name="T43">per </text:span><text:span text:style-name="T48">asilo politico, </text:span><text:span text:style-name="T43">per </text:span><text:span text:style-name="T48">protezione sussidiaria, </text:span><text:span text:style-name="T43">per </text:span><text:span text:style-name="T48">motivi</text:span><text:span text:style-name="T137"> </text:span><text:span text:style-name="T48">umanitari</text:span></text:p>
          </text:list-item>
          <text:list-item>
            <text:p text:style-name="P423"><text:span text:style-name="T47">i</text:span><text:span text:style-name="T55"> </text:span><text:span text:style-name="T47">richiedenti</text:span><text:span text:style-name="T48"> </text:span><text:span text:style-name="T47">la</text:span><text:span text:style-name="T55"> </text:span><text:span text:style-name="T47">conversione</text:span><text:span text:style-name="T48"> </text:span><text:span text:style-name="T47">di</text:span><text:span text:style-name="T48"> </text:span><text:span text:style-name="T47">un</text:span><text:span text:style-name="T55"> </text:span><text:span text:style-name="T47">titolo</text:span><text:span text:style-name="T48"> </text:span><text:span text:style-name="T47">di</text:span><text:span text:style-name="T55"> </text:span><text:span text:style-name="T47">soggiorno</text:span><text:span text:style-name="T48"> </text:span><text:span text:style-name="T47">in</text:span><text:span text:style-name="T48"> </text:span><text:span text:style-name="T47">corso</text:span><text:span text:style-name="T55"> </text:span><text:span text:style-name="T47">di</text:span><text:span text:style-name="T48"> </text:span><text:span text:style-name="T47">validità</text:span></text:p>
          </text:list-item>
          <text:list-item>
            <text:p text:style-name="P418"><text:span text:style-name="T47">i richiedenti l’aggiornamento del titolo di</text:span><text:span text:style-name="T121"> </text:span><text:span text:style-name="T47">soggiorno</text:span></text:p>
          </text:list-item>
          <text:list-item>
            <text:p text:style-name="P418"><text:span text:style-name="T47">i</text:span><text:span text:style-name="T121"> </text:span><text:span text:style-name="T47">familiari</text:span><text:span text:style-name="T121"> </text:span><text:span text:style-name="T47">di</text:span><text:span text:style-name="T121"> </text:span><text:span text:style-name="T47">cittadini</text:span><text:span text:style-name="T121"> </text:span><text:span text:style-name="T47">comunitari</text:span><text:span text:style-name="T121"> </text:span><text:span text:style-name="T47">che</text:span><text:span text:style-name="T121"> </text:span><text:span text:style-name="T47">soggiornano</text:span><text:span text:style-name="T121"> </text:span><text:span text:style-name="T47">ai</text:span><text:span text:style-name="T121"> </text:span><text:span text:style-name="T47">sensi</text:span><text:span text:style-name="T121"> </text:span><text:span text:style-name="T47">del</text:span><text:span text:style-name="T121"> </text:span><text:span text:style-name="T47">d.</text:span><text:span text:style-name="T121"> </text:span><text:span text:style-name="T47">lgs.</text:span><text:span text:style-name="T121"> </text:span><text:span text:style-name="T47">30/2007.</text:span></text:p>
          </text:list-item>
        </text:list>
        <text:p text:style-name="P741"/>
        <text:list xml:id="list153415292938617" text:continue-list="list153415399213354" text:style-name="WWNum2">
          <text:list-item>
            <text:h text:style-name="P98" text:outline-level="3"><text:span text:style-name="T389">Quanto dura il permesso di</text:span><text:span text:style-name="T428"> </text:span><text:span text:style-name="T389">soggiorno?</text:span></text:h>
          </text:list-item>
        </text:list>
        <text:p text:style-name="P921"><text:span text:style-name="T35">La durata del permesso di soggiorno rilasciato è pari a quella del visto di in- gresso, se previsto, e comunque per:</text:span></text:p>
        <text:list xml:id="list153415874682079" text:continue-list="list153416680665690" text:style-name="WWNum6">
          <text:list-item>
            <text:p text:style-name="P423"><text:span text:style-name="T47">lavoro</text:span><text:span text:style-name="T101"> </text:span><text:span text:style-name="T47">subordinato</text:span><text:span text:style-name="T101"> </text:span><text:span text:style-name="T47">con</text:span><text:span text:style-name="T101"> </text:span><text:span text:style-name="T47">contratto</text:span><text:span text:style-name="T55"> </text:span><text:span text:style-name="T47">a</text:span><text:span text:style-name="T101"> </text:span><text:span text:style-name="T47">tempo</text:span><text:span text:style-name="T101"> </text:span><text:span text:style-name="T47">indeterminato:</text:span><text:span text:style-name="T55"> </text:span><text:span text:style-name="T47">massimo</text:span><text:span text:style-name="T101"> </text:span><text:span text:style-name="T47">2</text:span><text:span text:style-name="T101"> </text:span><text:span text:style-name="T47">anni;</text:span></text:p>
          </text:list-item>
          <text:list-item>
            <text:p text:style-name="P462"><text:span text:style-name="T47">lavoro subordinato con contratto a tempo determinato: pari alla durata</text:span><text:span text:style-name="T138"> </text:span><text:span text:style-name="T47">del</text:span></text:p>
          </text:list-item>
        </text:list>
        <text:p text:style-name="P1101"><text:span text:style-name="T35">rapporto o al massimo 1 anno;</text:span></text:p>
        <text:list xml:id="list153416217728390" text:continue-numbering="true" text:style-name="WWNum6">
          <text:list-item>
            <text:p text:style-name="P420"><text:span text:style-name="T47">lavoro autonomo: massimo 2</text:span><text:span text:style-name="T77"> </text:span><text:span text:style-name="T47">anni;</text:span></text:p>
          </text:list-item>
          <text:list-item>
            <text:p text:style-name="P420"><text:span text:style-name="T47">lavoro</text:span><text:span text:style-name="T55"> </text:span><text:span text:style-name="T47">stagionale:</text:span><text:span text:style-name="T48"> </text:span><text:span text:style-name="T47">massimo</text:span><text:span text:style-name="T48"> </text:span><text:span text:style-name="T47">9</text:span><text:span text:style-name="T48"> </text:span><text:span text:style-name="T47">mesi</text:span><text:span text:style-name="T48"> </text:span><text:span text:style-name="T47">(a</text:span><text:span text:style-name="T48"> </text:span><text:span text:style-name="T47">prescindere</text:span><text:span text:style-name="T48"> </text:span><text:span text:style-name="T47">dal</text:span><text:span text:style-name="T48"> </text:span><text:span text:style-name="T47">settore</text:span><text:span text:style-name="T48"> </text:span><text:span text:style-name="T47">lavorativo);</text:span></text:p>
          </text:list-item>
          <text:list-item>
            <text:p text:style-name="P398"><text:span text:style-name="T47">attesa</text:span><text:span text:style-name="T72"> </text:span><text:span text:style-name="T47">occupazione:</text:span><text:span text:style-name="T72"> </text:span><text:span text:style-name="T47">almeno</text:span><text:span text:style-name="T72"> </text:span><text:span text:style-name="T47">1</text:span><text:span text:style-name="T72"> </text:span><text:span text:style-name="T47">anno,ovvero</text:span><text:span text:style-name="T72"> </text:span><text:span text:style-name="T47">per</text:span><text:span text:style-name="T72"> </text:span><text:span text:style-name="T47">tutto</text:span><text:span text:style-name="T77"> </text:span><text:span text:style-name="T47">il</text:span><text:span text:style-name="T72"> </text:span><text:span text:style-name="T47">periodo</text:span><text:span text:style-name="T72"> </text:span><text:span text:style-name="T47">di</text:span><text:span text:style-name="T72"> </text:span><text:span text:style-name="T47">durata</text:span><text:span text:style-name="T72"> </text:span><text:span text:style-name="T48">della </text:span><text:span text:style-name="T43">prestazione</text:span><text:span text:style-name="T77"> </text:span><text:span text:style-name="T47">di</text:span><text:span text:style-name="T61"> </text:span><text:span text:style-name="T43">sostegno</text:span><text:span text:style-name="T61"> </text:span><text:span text:style-name="T47">al</text:span><text:span text:style-name="T61"> </text:span><text:span text:style-name="T43">reddito</text:span><text:span text:style-name="T61"> </text:span><text:span text:style-name="T43">eventualmente</text:span><text:span text:style-name="T61"> </text:span><text:span text:style-name="T43">percepita</text:span><text:span text:style-name="T77"> </text:span><text:span text:style-name="T47">dal</text:span><text:span text:style-name="T61"> </text:span><text:span text:style-name="T43">lavoratore</text:span><text:span text:style-name="T61"> </text:span><text:span text:style-name="T43">stra- </text:span><text:span text:style-name="T47">niero, qualora superiore (</text:span><text:span text:style-name="T81">legge</text:span><text:span text:style-name="T73"> </text:span><text:span text:style-name="T81">n.92/2012</text:span><text:span text:style-name="T47">);</text:span></text:p>
          </text:list-item>
          <text:list-item>
            <text:p text:style-name="P422"><text:span text:style-name="T47">studio e formazione: 1 anno</text:span><text:span text:style-name="T67"> </text:span><text:span text:style-name="T47">rinnovabile</text:span></text:p>
          </text:list-item>
          <text:list-item>
            <text:p text:style-name="P400"><text:span text:style-name="T47">familiari: come per il familiare titolare del diritto al ricongiungimento, o </text:span><text:span text:style-name="T110">al </text:span><text:span text:style-name="T47">massimo 2</text:span><text:span text:style-name="T55"> </text:span><text:span text:style-name="T47">anni;</text:span></text:p>
          </text:list-item>
          <text:list-item>
            <text:p text:style-name="P421"><text:span text:style-name="T47">volontariato: di norma 1 anno o al massimo 18 mesi</text:span><text:span text:style-name="T64"> </text:span><text:span text:style-name="T47">;</text:span></text:p>
          </text:list-item>
          <text:list-item>
            <text:p text:style-name="P418"><text:span text:style-name="T47">ricerca</text:span><text:span text:style-name="T61"> </text:span><text:span text:style-name="T47">scientifica:</text:span><text:span text:style-name="T117"> </text:span><text:span text:style-name="T47">pari</text:span><text:span text:style-name="T117"> </text:span><text:span text:style-name="T47">a</text:span><text:span text:style-name="T61"> </text:span><text:span text:style-name="T47">quella</text:span><text:span text:style-name="T117"> </text:span><text:span text:style-name="T47">del</text:span><text:span text:style-name="T117"> </text:span><text:span text:style-name="T47">programma</text:span><text:span text:style-name="T117"> </text:span><text:span text:style-name="T47">di</text:span><text:span text:style-name="T61"> </text:span><text:span text:style-name="T47">ricerca</text:span><text:span text:style-name="T117"> </text:span><text:span text:style-name="T47">(D.</text:span><text:span text:style-name="T117"> </text:span><text:span text:style-name="T47">Lgs.</text:span><text:span text:style-name="T61"> </text:span><text:span text:style-name="T47">17/2008);</text:span></text:p>
          </text:list-item>
          <text:list-item>
            <text:p text:style-name="P418"><text:span text:style-name="T47">residenza elettiva: massimo 2</text:span><text:span text:style-name="T77"> </text:span><text:span text:style-name="T47">anni.</text:span></text:p>
          </text:list-item>
        </text:list>
        <text:p text:style-name="P741"/>
        <text:p text:style-name="P929"><text:span text:style-name="T165">ATTEnzIonE: </text:span><text:span text:style-name="T35">La legge n. 128 del 28 novembre 2013, ha modificato la du- rata dei permessi di soggiorno per motivi di studio, stabilendo che sarà plu- riennale, ovvero corrispondente a quella del corso di studio o di formazione frequentato,</text:span><text:span text:style-name="T183"> </text:span><text:span text:style-name="T35">salvo</text:span><text:span text:style-name="T183"> </text:span><text:span text:style-name="T35">una</text:span><text:span text:style-name="T183"> </text:span><text:span text:style-name="T35">verifica</text:span><text:span text:style-name="T183"> </text:span><text:span text:style-name="T35">di</text:span><text:span text:style-name="T196"> </text:span><text:span text:style-name="T35">profitto</text:span><text:span text:style-name="T183"> </text:span><text:span text:style-name="T35">annuale.</text:span><text:span text:style-name="T176"> </text:span><text:span text:style-name="T36">Tale</text:span><text:span text:style-name="T196"> </text:span><text:span text:style-name="T35">modifica</text:span><text:span text:style-name="T183"> </text:span><text:span text:style-name="T35">entrerà</text:span><text:span text:style-name="T183"> </text:span><text:span text:style-name="T35">in</text:span><text:span text:style-name="T183"> </text:span><text:span text:style-name="T35">vi- gore</text:span><text:span text:style-name="T39"> </text:span><text:span text:style-name="T35">non</text:span><text:span text:style-name="T36"> </text:span><text:span text:style-name="T35">appena</text:span><text:span text:style-name="T39"> </text:span><text:span text:style-name="T35">il</text:span><text:span text:style-name="T36"> </text:span><text:span text:style-name="T35">Regolamento</text:span><text:span text:style-name="T39"> </text:span><text:span text:style-name="T35">di</text:span><text:span text:style-name="T36"> </text:span><text:span text:style-name="T35">attuazione</text:span><text:span text:style-name="T36"> </text:span><text:span text:style-name="T35">del</text:span><text:span text:style-name="T170"> </text:span><text:span text:style-name="T36">Testo</text:span><text:span text:style-name="T39"> </text:span><text:span text:style-name="T35">Unico</text:span><text:span text:style-name="T36"> </text:span><text:span text:style-name="T35">Immigrazione verrà adeguato alle nuove</text:span><text:span text:style-name="T199"> </text:span><text:span text:style-name="T35">disposizioni.</text:span></text:p>
        <text:p text:style-name="P718"/>
        <text:list xml:id="list153416908476723" text:continue-list="list153415292938617" text:style-name="WWNum2">
          <text:list-item>
            <text:h text:style-name="P59" text:outline-level="3"><text:span text:style-name="T389">Come posso </text:span><text:span text:style-name="T390">rinnovare </text:span><text:span text:style-name="T389">il mio permesso di</text:span><text:span text:style-name="T415"> </text:span><text:span text:style-name="T389">soggiorno?</text:span></text:h>
          </text:list-item>
        </text:list>
        <text:p text:style-name="P933"><text:span text:style-name="T35">Il rinnovo del permesso di soggiorno va richiesto (tramite gli uffici postali </text:span><text:span text:style-name="T196">o </text:span><text:span text:style-name="T35">alla questura a seconda dei motivi del rinnovo) almeno 60 giorni prima </text:span><text:span text:style-name="T36">della </text:span><text:span text:style-name="T35">scadenza </text:span><text:span text:style-name="T36">Tale </text:span><text:span text:style-name="T35">termine è meramente indicativo, e in caso di inosservanza</text:span><text:span text:style-name="T213"> </text:span><text:span text:style-name="T35">non è</text:span><text:span text:style-name="T183"> </text:span><text:span text:style-name="T35">prevista</text:span><text:span text:style-name="T183"> </text:span><text:span text:style-name="T35">un’immediata</text:span><text:span text:style-name="T183"> </text:span><text:span text:style-name="T35">sanzione.</text:span><text:span text:style-name="T194"> </text:span><text:span text:style-name="T162">Viene</text:span><text:span text:style-name="T183"> </text:span><text:span text:style-name="T35">invece</text:span><text:span text:style-name="T183"> </text:span><text:span text:style-name="T35">considerato</text:span><text:span text:style-name="T183"> </text:span><text:span text:style-name="T35">irregolare</text:span><text:span text:style-name="T196"> </text:span><text:span text:style-name="T35">lo</text:span><text:span text:style-name="T183"> </text:span><text:span text:style-name="T35">stra- niero</text:span><text:span text:style-name="T203"> </text:span><text:span text:style-name="T35">con</text:span><text:span text:style-name="T39"> </text:span><text:span text:style-name="T35">permesso</text:span><text:span text:style-name="T203"> </text:span><text:span text:style-name="T35">di</text:span><text:span text:style-name="T39"> </text:span><text:span text:style-name="T35">soggiorno</text:span><text:span text:style-name="T39"> </text:span><text:span text:style-name="T35">scaduto</text:span><text:span text:style-name="T203"> </text:span><text:span text:style-name="T35">da</text:span><text:span text:style-name="T39"> </text:span><text:span text:style-name="T35">più</text:span><text:span text:style-name="T39"> </text:span><text:span text:style-name="T35">di</text:span><text:span text:style-name="T203"> </text:span><text:span text:style-name="T35">60</text:span><text:span text:style-name="T39"> </text:span><text:span text:style-name="T35">giorni,</text:span><text:span text:style-name="T39"> </text:span><text:span text:style-name="T35">senza</text:span><text:span text:style-name="T203"> </text:span><text:span text:style-name="T35">che</text:span><text:span text:style-name="T39"> </text:span><text:span text:style-name="T35">ne</text:span><text:span text:style-name="T39"> </text:span><text:span text:style-name="T35">sia stato richiesto il</text:span><text:span text:style-name="T170"> </text:span><text:span text:style-name="T35">rinnovo.</text:span></text:p>
        <text:p text:style-name="P773"/>
        <text:list xml:id="list153416268466090" text:continue-numbering="true" text:style-name="WWNum2">
          <text:list-item>
            <text:h text:style-name="P66" text:outline-level="3"><text:span text:style-name="T390">Quali</text:span><text:span text:style-name="T423"> </text:span><text:span text:style-name="T390">sono</text:span><text:span text:style-name="T423"> </text:span><text:span text:style-name="T389">i</text:span><text:span text:style-name="T423"> </text:span><text:span text:style-name="T390">diritti</text:span><text:span text:style-name="T423"> </text:span><text:span text:style-name="T390">dello</text:span><text:span text:style-name="T423"> </text:span><text:span text:style-name="T390">straniero</text:span><text:span text:style-name="T423"> </text:span><text:span text:style-name="T390">nella</text:span><text:span text:style-name="T423"> </text:span><text:span text:style-name="T390">fase</text:span><text:span text:style-name="T423"> </text:span><text:span text:style-name="T389">di</text:span><text:span text:style-name="T423"> </text:span><text:span text:style-name="T390">rilascio</text:span><text:span text:style-name="T423"> </text:span><text:span text:style-name="T389">o</text:span><text:span text:style-name="T423"> </text:span><text:span text:style-name="T411">rinnovo </text:span><text:span text:style-name="T389">del permesso di</text:span><text:span text:style-name="T408"> </text:span><text:span text:style-name="T389">soggiorno?</text:span></text:h>
          </text:list-item>
        </text:list>
        <text:p text:style-name="P931"><text:span text:style-name="T35">In</text:span><text:span text:style-name="T196"> </text:span><text:span text:style-name="T35">caso</text:span><text:span text:style-name="T196"> </text:span><text:span text:style-name="T35">di</text:span><text:span text:style-name="T199"> </text:span><text:span text:style-name="T35">richiesta</text:span><text:span text:style-name="T196"> </text:span><text:span text:style-name="T35">di</text:span><text:span text:style-name="T196"> </text:span><text:span text:style-name="T35">rilascio</text:span><text:span text:style-name="T199"> </text:span><text:span text:style-name="T35">o</text:span><text:span text:style-name="T196"> </text:span><text:span text:style-name="T35">rinnovo</text:span><text:span text:style-name="T196"> </text:span><text:span text:style-name="T35">del</text:span><text:span text:style-name="T199"> </text:span><text:span text:style-name="T35">permesso</text:span><text:span text:style-name="T196"> </text:span><text:span text:style-name="T35">di</text:span><text:span text:style-name="T196"> </text:span><text:span text:style-name="T35">soggiorno,</text:span><text:span text:style-name="T199"> </text:span><text:span text:style-name="T35">per</text:span><text:span text:style-name="T196"> </text:span><text:span text:style-name="T35">tutto</text:span><text:span text:style-name="T196"> </text:span><text:span text:style-name="T35">il periodo</text:span><text:span text:style-name="T174"> </text:span><text:span text:style-name="T35">necessario</text:span><text:span text:style-name="T183"> </text:span><text:span text:style-name="T35">all’Amministrazione</text:span><text:span text:style-name="T183"> </text:span><text:span text:style-name="T35">per</text:span><text:span text:style-name="T183"> </text:span><text:span text:style-name="T35">portare</text:span><text:span text:style-name="T183"> </text:span><text:span text:style-name="T35">a</text:span><text:span text:style-name="T183"> </text:span><text:span text:style-name="T35">termine</text:span><text:span text:style-name="T183"> </text:span><text:span text:style-name="T35">le</text:span><text:span text:style-name="T174"> </text:span><text:span text:style-name="T35">procedure,</text:span><text:span text:style-name="T183"> </text:span><text:span text:style-name="T35">lo straniero può contare sulla piena legittimità del soggiorno e svolgere attività lavorativa a condizione</text:span><text:span text:style-name="T170"> </text:span><text:span text:style-name="T35">che:</text:span></text:p>
        <text:list xml:id="list153415755299478" text:continue-list="list153416217728390" text:style-name="WWNum6">
          <text:list-item>
            <text:p text:style-name="P464"><text:span text:style-name="T47">la </text:span><text:span text:style-name="T48">richiesta </text:span><text:span text:style-name="T43">del </text:span><text:span text:style-name="T48">rilascio </text:span><text:span text:style-name="T43">del </text:span><text:span text:style-name="T48">permesso </text:span><text:span text:style-name="T47">di </text:span><text:span text:style-name="T48">soggiorno </text:span><text:span text:style-name="T43">per </text:span><text:span text:style-name="T48">motivi </text:span><text:span text:style-name="T47">di </text:span><text:span text:style-name="T48">lavoro</text:span><text:span text:style-name="T139"> </text:span><text:span text:style-name="T43">sia</text:span></text:p>
          </text:list-item>
        </text:list>
      </text:section>
      <text:p text:style-name="P1103"/>
      <text:p text:style-name="P728"/>
      <text:p text:style-name="P660"><draw:g text:anchor-type="as-char" draw:z-index="91" draw:style-name="gr5"><draw:line draw:style-name="gr6" draw:text-style-name="P1280" svg:x1="0in" svg:y1="0in" svg:x2="3.8228in" svg:y2="0in"><text:p/></draw:line></draw:g><text:span text:style-name="T483"><text:tab/></text:span><draw:g text:anchor-type="as-char" draw:z-index="92" draw:style-name="gr5"><draw:line draw:style-name="gr6" draw:text-style-name="P1280" svg:x1="0in" svg:y1="0in" svg:x2="3.8189in" svg:y2="0in"><text:p/></draw:line></draw:g></text:p>
      <text:p text:style-name="P766"/>
      <text:section text:style-name="Sect11" text:name="Section39">
        <text:p text:style-name="P1104"><text:span text:style-name="T36">stata effettuata </text:span><text:span text:style-name="T162">dal </text:span><text:span text:style-name="T36">lavoratore straniero all’atto della stipula </text:span><text:span text:style-name="T162">del </text:span><text:span text:style-name="T36">contratto </text:span><text:span text:style-name="T35">di </text:span><text:span text:style-name="T162">soggiorno, ovvero, </text:span><text:span text:style-name="T35">nel </text:span><text:span text:style-name="T162">caso </text:span><text:span text:style-name="T35">di </text:span><text:span text:style-name="T162">rinnovo, </text:span><text:span text:style-name="T35">la </text:span><text:span text:style-name="T162">richiesta </text:span><text:span text:style-name="T35">sia </text:span><text:span text:style-name="T162">stata presentata prima </text:span><text:span text:style-name="T36">della</text:span><text:span text:style-name="T196"> </text:span><text:span text:style-name="T36">scadenza</text:span><text:span text:style-name="T196"> </text:span><text:span text:style-name="T162">del</text:span><text:span text:style-name="T199"> </text:span><text:span text:style-name="T36">permesso,</text:span><text:span text:style-name="T196"> </text:span><text:span text:style-name="T35">o</text:span><text:span text:style-name="T199"> </text:span><text:span text:style-name="T36">entro</text:span><text:span text:style-name="T196"> </text:span><text:span text:style-name="T36">sessanta</text:span><text:span text:style-name="T196"> </text:span><text:span text:style-name="T36">giorni</text:span><text:span text:style-name="T199"> </text:span><text:span text:style-name="T36">dalla</text:span><text:span text:style-name="T196"> </text:span><text:span text:style-name="T36">scadenza</text:span><text:span text:style-name="T199"> </text:span><text:span text:style-name="T36">dello</text:span><text:span text:style-name="T196"> </text:span><text:span text:style-name="T36">stesso;</text:span></text:p>
        <text:list xml:id="list153416728300033" text:continue-numbering="true" text:style-name="WWNum6">
          <text:list-item>
            <text:p text:style-name="P448"><text:span text:style-name="T47">sia</text:span><text:span text:style-name="T104"> </text:span><text:span text:style-name="T47">stata</text:span><text:span text:style-name="T104"> </text:span><text:span text:style-name="T47">rilasciata</text:span><text:span text:style-name="T104"> </text:span><text:span text:style-name="T47">dal</text:span><text:span text:style-name="T105"> </text:span><text:span text:style-name="T47">competente</text:span><text:span text:style-name="T104"> </text:span><text:span text:style-name="T43">ufficio</text:span><text:span text:style-name="T104"> </text:span><text:span text:style-name="T47">la</text:span><text:span text:style-name="T105"> </text:span><text:span text:style-name="T47">ricevuta</text:span><text:span text:style-name="T104"> </text:span><text:span text:style-name="T47">attestante</text:span><text:span text:style-name="T104"> </text:span><text:span text:style-name="T47">l’avvenuta</text:span><text:span text:style-name="T104"> </text:span><text:span text:style-name="T47">pre- sentazione della richiesta di rilascio o di rinnovo del</text:span><text:span text:style-name="T137"> </text:span><text:span text:style-name="T47">permesso.</text:span></text:p>
          </text:list-item>
          <text:list-item>
            <text:p text:style-name="P450"><text:span text:style-name="T47">Gli</text:span><text:span text:style-name="T121"> </text:span><text:span text:style-name="T43">effetti</text:span><text:span text:style-name="T121"> </text:span><text:span text:style-name="T47">dei</text:span><text:span text:style-name="T121"> </text:span><text:span text:style-name="T47">diritti</text:span><text:span text:style-name="T121"> </text:span><text:span text:style-name="T47">esercitatati</text:span><text:span text:style-name="T121"> </text:span><text:span text:style-name="T47">nelle</text:span><text:span text:style-name="T121"> </text:span><text:span text:style-name="T47">more</text:span><text:span text:style-name="T121"> </text:span><text:span text:style-name="T47">del</text:span><text:span text:style-name="T121"> </text:span><text:span text:style-name="T47">rilascio</text:span><text:span text:style-name="T121"> </text:span><text:span text:style-name="T47">o</text:span><text:span text:style-name="T113"> </text:span><text:span text:style-name="T47">rinnovo</text:span><text:span text:style-name="T121"> </text:span><text:span text:style-name="T47">del</text:span><text:span text:style-name="T121"> </text:span><text:span text:style-name="T47">permesso di</text:span><text:span text:style-name="T101"> </text:span><text:span text:style-name="T47">soggiorno</text:span><text:span text:style-name="T55"> </text:span><text:span text:style-name="T47">cessano</text:span><text:span text:style-name="T55"> </text:span><text:span text:style-name="T47">solo</text:span><text:span text:style-name="T55"> </text:span><text:span text:style-name="T47">in</text:span><text:span text:style-name="T55"> </text:span><text:span text:style-name="T47">caso</text:span><text:span text:style-name="T55"> </text:span><text:span text:style-name="T47">di</text:span><text:span text:style-name="T101"> </text:span><text:span text:style-name="T47">mancato</text:span><text:span text:style-name="T55"> </text:span><text:span text:style-name="T47">rilascio,</text:span><text:span text:style-name="T55"> </text:span><text:span text:style-name="T47">rinnovo,</text:span><text:span text:style-name="T55"> </text:span><text:span text:style-name="T47">revoca</text:span><text:span text:style-name="T55"> </text:span><text:span text:style-name="T47">o</text:span><text:span text:style-name="T55"> </text:span><text:span text:style-name="T47">an- nullamento del permesso</text:span><text:span text:style-name="T110"> </text:span><text:span text:style-name="T47">stesso.</text:span></text:p>
          </text:list-item>
        </text:list>
        <text:p text:style-name="P948"><text:span text:style-name="T35">È,</text:span><text:span text:style-name="T187"> </text:span><text:span text:style-name="T35">pertanto,</text:span><text:span text:style-name="T187"> </text:span><text:span text:style-name="T35">ad</text:span><text:span text:style-name="T187"> </text:span><text:span text:style-name="T35">esempio</text:span><text:span text:style-name="T190"> </text:span><text:span text:style-name="T35">pienamente</text:span><text:span text:style-name="T187"> </text:span><text:span text:style-name="T35">legittimo</text:span><text:span text:style-name="T187"> </text:span><text:span text:style-name="T35">nelle</text:span><text:span text:style-name="T187"> </text:span><text:span text:style-name="T35">more</text:span><text:span text:style-name="T190"> </text:span><text:span text:style-name="T35">del</text:span><text:span text:style-name="T187"> </text:span><text:span text:style-name="T35">rilascio</text:span><text:span text:style-name="T187"> </text:span><text:span text:style-name="T35">o</text:span><text:span text:style-name="T187"> </text:span><text:span text:style-name="T35">rinnovo del</text:span><text:span text:style-name="T199"> </text:span><text:span text:style-name="T162">permesso</text:span><text:span text:style-name="T180"> </text:span><text:span text:style-name="T35">di</text:span><text:span text:style-name="T180"> </text:span><text:span text:style-name="T162">soggiorno,</text:span><text:span text:style-name="T180"> </text:span><text:span text:style-name="T162">iscriversi</text:span><text:span text:style-name="T180"> </text:span><text:span text:style-name="T35">al</text:span><text:span text:style-name="T180"> </text:span><text:span text:style-name="T162">Servizio</text:span><text:span text:style-name="T199"> </text:span><text:span text:style-name="T162">Sanitario</text:span><text:span text:style-name="T180"> </text:span><text:span text:style-name="T162">Nazionale,</text:span><text:span text:style-name="T180"> </text:span><text:span text:style-name="T162">rinnovare </text:span><text:span text:style-name="T35">la Carta di identità scaduta, fare un cambio di residenza, godere delle</text:span><text:span text:style-name="T190"> </text:span><text:span text:style-name="T35">presta- zioni previdenziali, prendere la patente di guida,</text:span><text:span text:style-name="T217"> </text:span><text:span text:style-name="T35">ecc.</text:span></text:p>
        <text:p text:style-name="P1058"/>
        <text:list xml:id="list153415229028823" text:continue-list="list153416268466090" text:style-name="WWNum2">
          <text:list-item>
            <text:h text:style-name="P99" text:outline-level="3"><text:span text:style-name="T389">Quanto dura il</text:span><text:span text:style-name="T430"> </text:span><text:span text:style-name="T390">rinnovo?</text:span></text:h>
          </text:list-item>
        </text:list>
        <text:p text:style-name="P947"><text:span text:style-name="T35">Il</text:span><text:span text:style-name="T190"> </text:span><text:span text:style-name="T35">permesso</text:span><text:span text:style-name="T190"> </text:span><text:span text:style-name="T35">di</text:span><text:span text:style-name="T190"> </text:span><text:span text:style-name="T35">soggiorno</text:span><text:span text:style-name="T190"> </text:span><text:span text:style-name="T35">viene</text:span><text:span text:style-name="T190"> </text:span><text:span text:style-name="T35">rinnovato</text:span><text:span text:style-name="T190"> </text:span><text:span text:style-name="T35">per</text:span><text:span text:style-name="T190"> </text:span><text:span text:style-name="T35">una</text:span><text:span text:style-name="T190"> </text:span><text:span text:style-name="T35">durata</text:span><text:span text:style-name="T190"> </text:span><text:span text:style-name="T35">non</text:span><text:span text:style-name="T190"> </text:span><text:span text:style-name="T35">superiore</text:span><text:span text:style-name="T190"> </text:span><text:span text:style-name="T35">a</text:span><text:span text:style-name="T190"> </text:span><text:span text:style-name="T35">quella iniziale.</text:span></text:p>
        <text:p text:style-name="P842"/>
        <text:list xml:id="list153415564910126" text:continue-numbering="true" text:style-name="WWNum2">
          <text:list-item>
            <text:h text:style-name="P99" text:outline-level="3"><text:span text:style-name="T389">Quando non è </text:span><text:span text:style-name="T390">rinnovabile </text:span><text:span text:style-name="T389">il permesso di</text:span><text:span text:style-name="T432"> </text:span><text:span text:style-name="T389">soggiorno?</text:span></text:h>
          </text:list-item>
        </text:list>
        <text:p text:style-name="P1000"><text:span text:style-name="T35">Il</text:span><text:span text:style-name="T216"> </text:span><text:span text:style-name="T35">permesso</text:span><text:span text:style-name="T187"> </text:span><text:span text:style-name="T35">di</text:span><text:span text:style-name="T187"> </text:span><text:span text:style-name="T35">soggiorno</text:span><text:span text:style-name="T187"> </text:span><text:span text:style-name="T35">non</text:span><text:span text:style-name="T187"> </text:span><text:span text:style-name="T35">può</text:span><text:span text:style-name="T216"> </text:span><text:span text:style-name="T35">essere</text:span><text:span text:style-name="T187"> </text:span><text:span text:style-name="T35">rinnovato</text:span><text:span text:style-name="T187"> </text:span><text:span text:style-name="T35">o</text:span><text:span text:style-name="T187"> </text:span><text:span text:style-name="T35">prorogato</text:span><text:span text:style-name="T187"> </text:span><text:span text:style-name="T35">se</text:span><text:span text:style-name="T187"> </text:span><text:span text:style-name="T35">hai</text:span><text:span text:style-name="T216"> </text:span><text:span text:style-name="T35">interrotto il</text:span><text:span text:style-name="T39"> </text:span><text:span text:style-name="T35">soggiorno</text:span><text:span text:style-name="T39"> </text:span><text:span text:style-name="T35">in</text:span><text:span text:style-name="T36"> </text:span><text:span text:style-name="T35">Italia,</text:span><text:span text:style-name="T39"> </text:span><text:span text:style-name="T35">permanendo</text:span><text:span text:style-name="T36"> </text:span><text:span text:style-name="T35">all’estero,</text:span><text:span text:style-name="T39"> </text:span><text:span text:style-name="T35">per</text:span><text:span text:style-name="T36"> </text:span><text:span text:style-name="T35">un</text:span><text:span text:style-name="T39"> </text:span><text:span text:style-name="T35">periodo</text:span><text:span text:style-name="T39"> </text:span><text:span text:style-name="T35">continuato</text:span><text:span text:style-name="T36"> </text:span><text:span text:style-name="T35">supe- riore</text:span><text:span text:style-name="T183"> </text:span><text:span text:style-name="T35">a</text:span><text:span text:style-name="T196"> </text:span><text:span text:style-name="T35">6</text:span><text:span text:style-name="T196"> </text:span><text:span text:style-name="T35">mesi,</text:span><text:span text:style-name="T196"> </text:span><text:span text:style-name="T35">o</text:span><text:span text:style-name="T183"> </text:span><text:span text:style-name="T35">superiore</text:span><text:span text:style-name="T196"> </text:span><text:span text:style-name="T35">alla</text:span><text:span text:style-name="T196"> </text:span><text:span text:style-name="T35">metà</text:span><text:span text:style-name="T196"> </text:span><text:span text:style-name="T35">del</text:span><text:span text:style-name="T183"> </text:span><text:span text:style-name="T35">periodo</text:span><text:span text:style-name="T196"> </text:span><text:span text:style-name="T35">di</text:span><text:span text:style-name="T196"> </text:span><text:span text:style-name="T35">validità</text:span><text:span text:style-name="T196"> </text:span><text:span text:style-name="T35">del</text:span><text:span text:style-name="T183"> </text:span><text:span text:style-name="T35">tuo</text:span><text:span text:style-name="T196"> </text:span><text:span text:style-name="T35">permesso</text:span><text:span text:style-name="T196"> </text:span><text:span text:style-name="T35">di soggiorno, a meno di gravi motivi (servizio militare e</text:span><text:span text:style-name="T210"> </text:span><text:span text:style-name="T35">simili).</text:span></text:p>
        <text:p text:style-name="P1105"><text:span text:style-name="T35">Il</text:span><text:span text:style-name="T36"> </text:span><text:span text:style-name="T35">rinnovo</text:span><text:span text:style-name="T36"> </text:span><text:span text:style-name="T35">del</text:span><text:span text:style-name="T36"> </text:span><text:span text:style-name="T35">permesso</text:span><text:span text:style-name="T36"> </text:span><text:span text:style-name="T35">di</text:span><text:span text:style-name="T36"> </text:span><text:span text:style-name="T35">soggiorno</text:span><text:span text:style-name="T36"> </text:span><text:span text:style-name="T35">viene,</text:span><text:span text:style-name="T36"> </text:span><text:span text:style-name="T35">inoltre,</text:span><text:span text:style-name="T162"> </text:span><text:span text:style-name="T35">rifiutato</text:span><text:span text:style-name="T36"> </text:span><text:span text:style-name="T35">in</text:span><text:span text:style-name="T36"> </text:span><text:span text:style-name="T35">mancanza</text:span><text:span text:style-name="T36"> </text:span><text:span text:style-name="T35">dei requisiti</text:span><text:span text:style-name="T183"> </text:span><text:span text:style-name="T35">stabiliti</text:span><text:span text:style-name="T196"> </text:span><text:span text:style-name="T35">dalla</text:span><text:span text:style-name="T196"> </text:span><text:span text:style-name="T35">legge</text:span><text:span text:style-name="T196"> </text:span><text:span text:style-name="T35">per</text:span><text:span text:style-name="T196"> </text:span><text:span text:style-name="T35">il</text:span><text:span text:style-name="T196"> </text:span><text:span text:style-name="T35">rilascio.</text:span><text:span text:style-name="T173"> </text:span><text:span text:style-name="T162">Tra</text:span><text:span text:style-name="T196"> </text:span><text:span text:style-name="T35">i</text:span><text:span text:style-name="T196"> </text:span><text:span text:style-name="T35">principali</text:span><text:span text:style-name="T196"> </text:span><text:span text:style-name="T35">motivi</text:span><text:span text:style-name="T196"> </text:span><text:span text:style-name="T35">che</text:span><text:span text:style-name="T196"> </text:span><text:span text:style-name="T35">determi- nano il rifiuto del rinnovo del permesso di soggiorno vi è la mancata stipula del</text:span><text:span text:style-name="T183"> </text:span><text:span text:style-name="T35">contratto</text:span><text:span text:style-name="T196"> </text:span><text:span text:style-name="T35">di</text:span><text:span text:style-name="T196"> </text:span><text:span text:style-name="T35">soggiorno</text:span><text:span text:style-name="T196"> </text:span><text:span text:style-name="T35">per</text:span><text:span text:style-name="T183"> </text:span><text:span text:style-name="T35">lavoro</text:span><text:span text:style-name="T196"> </text:span><text:span text:style-name="T35">subordinato,</text:span><text:span text:style-name="T196"> </text:span><text:span text:style-name="T35">la</text:span><text:span text:style-name="T183"> </text:span><text:span text:style-name="T35">mancanza</text:span><text:span text:style-name="T196"> </text:span><text:span text:style-name="T35">di</text:span><text:span text:style-name="T196"> </text:span><text:span text:style-name="T35">mezzi</text:span><text:span text:style-name="T196"> </text:span><text:span text:style-name="T35">di</text:span><text:span text:style-name="T183"> </text:span><text:span text:style-name="T35">so- stentamento o di idonea sistemazione alloggiativa, la segnalazione di</text:span><text:span text:style-name="T216"> </text:span><text:span text:style-name="T35">“inam- missibilità” da parte di un Paese dell’area Schengen,</text:span><text:span text:style-name="T223"> </text:span><text:span text:style-name="T35">ecc.</text:span></text:p>
        <text:p text:style-name="P773"/>
        <text:list xml:id="list153416008448545" text:continue-numbering="true" text:style-name="WWNum2">
          <text:list-item>
            <text:h text:style-name="P100" text:outline-level="3"><text:span text:style-name="T390">Posso </text:span><text:span text:style-name="T389">convertire il mio permesso di soggiorno per studio in permesso per motivi di</text:span><text:span text:style-name="T400"> </text:span><text:span text:style-name="T411">lavoro?</text:span></text:h>
          </text:list-item>
        </text:list>
        <text:p text:style-name="P1095"><text:span text:style-name="T35">Sì, prima della scadenza e nei limiti delle quote annualmente stabilite, è</text:span><text:span text:style-name="T179"> </text:span><text:span text:style-name="T35">pos- sibile convertire un permesso rilasciato per motivi di studio in un permesso per lavoro subordinato o autonomo, In caso</text:span><text:span text:style-name="T187"> </text:span><text:span text:style-name="T35">di:</text:span></text:p>
        <text:list xml:id="list153416048545714" text:continue-list="list153416728300033" text:style-name="WWNum6">
          <text:list-item>
            <text:p text:style-name="P425"><text:span text:style-name="T47">lavoro</text:span><text:span text:style-name="T96"> </text:span><text:span text:style-name="T47">subordinato,occorre</text:span><text:span text:style-name="T132"> </text:span><text:span text:style-name="T47">presentare</text:span><text:span text:style-name="T96"> </text:span><text:span text:style-name="T47">i</text:span><text:span text:style-name="T132"> </text:span><text:span text:style-name="T47">documenti</text:span><text:span text:style-name="T96"> </text:span><text:span text:style-name="T47">che</text:span><text:span text:style-name="T132"> </text:span><text:span text:style-name="T47">dimostrano</text:span><text:span text:style-name="T132"> </text:span><text:span text:style-name="T47">l’esistenza</text:span></text:p>
          </text:list-item>
        </text:list>
        <text:p text:style-name="P1102"><text:span text:style-name="T35">del rapporto di lavoro;</text:span></text:p>
        <text:list xml:id="list153416877572072" text:continue-numbering="true" text:style-name="WWNum6">
          <text:list-item>
            <text:p text:style-name="P398"><text:span text:style-name="T48">lavoro</text:span><text:span text:style-name="T61"> </text:span><text:span text:style-name="T48">autonomo,</text:span><text:span text:style-name="T117"> </text:span><text:span text:style-name="T48">occorre</text:span><text:span text:style-name="T117"> </text:span><text:span text:style-name="T48">presentare</text:span><text:span text:style-name="T117"> </text:span><text:span text:style-name="T47">la</text:span><text:span text:style-name="T117"> </text:span><text:span text:style-name="T48">documentazione</text:span><text:span text:style-name="T61"> </text:span><text:span text:style-name="T48">relativa</text:span><text:span text:style-name="T117"> </text:span><text:span text:style-name="T48">all’attività</text:span><text:span text:style-name="T117"> </text:span><text:span text:style-name="T43">che </text:span><text:span text:style-name="T47">si</text:span><text:span text:style-name="T110"> </text:span><text:span text:style-name="T48">andrà</text:span><text:span text:style-name="T110"> </text:span><text:span text:style-name="T47">a</text:span><text:span text:style-name="T110"> </text:span><text:span text:style-name="T48">svolgere</text:span><text:span text:style-name="T110"> </text:span><text:span text:style-name="T47">e</text:span><text:span text:style-name="T110"> </text:span><text:span text:style-name="T43">alla</text:span><text:span text:style-name="T101"> </text:span><text:span text:style-name="T48">disponibilità</text:span><text:span text:style-name="T110"> </text:span><text:span text:style-name="T48">finanziaria</text:span><text:span text:style-name="T110"> </text:span><text:span text:style-name="T48">necessaria</text:span><text:span text:style-name="T110"> </text:span><text:span text:style-name="T43">per</text:span><text:span text:style-name="T110"> </text:span><text:span text:style-name="T48">esercitarla.</text:span></text:p>
          </text:list-item>
        </text:list>
        <text:p text:style-name="P785"/>
        <text:p text:style-name="P852"><text:span text:style-name="T205">ATTEnzIonE</text:span><text:span text:style-name="T203">: </text:span><text:span text:style-name="T39">Coloro </text:span><text:span text:style-name="T36">che </text:span><text:span text:style-name="T39">conseguono </text:span><text:span text:style-name="T162">la </text:span><text:span text:style-name="T39">laurea (triennale </text:span><text:span text:style-name="T35">o </text:span><text:span text:style-name="T39">specialistica), </text:span><text:span text:style-name="T162">un </text:span><text:span text:style-name="T170">dottorato</text:span><text:span text:style-name="T190"> </text:span><text:span text:style-name="T35">o</text:span><text:span text:style-name="T194"> </text:span><text:span text:style-name="T36">un</text:span><text:span text:style-name="T194"> </text:span><text:span text:style-name="T203">master</text:span><text:span text:style-name="T194"> </text:span><text:span text:style-name="T36">di</text:span><text:span text:style-name="T194"> </text:span><text:span text:style-name="T203">primo</text:span><text:span text:style-name="T194"> </text:span><text:span text:style-name="T35">o</text:span><text:span text:style-name="T194"> </text:span><text:span text:style-name="T203">secondo</text:span><text:span text:style-name="T194"> </text:span><text:span text:style-name="T203">livello</text:span><text:span text:style-name="T194"> </text:span><text:span text:style-name="T36">in</text:span><text:span text:style-name="T194"> </text:span><text:span text:style-name="T203">Italia,</text:span><text:span text:style-name="T194"> </text:span><text:span text:style-name="T203">alla</text:span><text:span text:style-name="T194"> </text:span><text:span text:style-name="T170">scadenza</text:span><text:span text:style-name="T194"> </text:span><text:span text:style-name="T39">del</text:span><text:span text:style-name="T194"> </text:span><text:span text:style-name="T170">permesso </text:span><text:span text:style-name="T162">di</text:span><text:span text:style-name="T176"> </text:span><text:span text:style-name="T203">soggiorno</text:span><text:span text:style-name="T173"> </text:span><text:span text:style-name="T36">per</text:span><text:span text:style-name="T176"> </text:span><text:span text:style-name="T39">motivi</text:span><text:span text:style-name="T173"> </text:span><text:span text:style-name="T162">di</text:span><text:span text:style-name="T176"> </text:span><text:span text:style-name="T39">studio</text:span><text:span text:style-name="T173"> </text:span><text:span text:style-name="T203">possono</text:span><text:span text:style-name="T176"> </text:span><text:span text:style-name="T39">essere</text:span><text:span text:style-name="T173"> </text:span><text:span text:style-name="T203">iscritti</text:span><text:span text:style-name="T176"> </text:span><text:span text:style-name="T203">nell’elenco</text:span><text:span text:style-name="T173"> </text:span><text:span text:style-name="T203">anagrafico</text:span><text:span text:style-name="T176"> </text:span><text:span text:style-name="T39">delle persone</text:span><text:span text:style-name="T180"> </text:span><text:span text:style-name="T162">in</text:span><text:span text:style-name="T166"> </text:span><text:span text:style-name="T36">cerca</text:span><text:span text:style-name="T166"> </text:span><text:span text:style-name="T162">di</text:span><text:span text:style-name="T180"> </text:span><text:span text:style-name="T39">lavoro,</text:span><text:span text:style-name="T166"> </text:span><text:span text:style-name="T36">per</text:span><text:span text:style-name="T166"> </text:span><text:span text:style-name="T162">un</text:span><text:span text:style-name="T180"> </text:span><text:span text:style-name="T39">periodo</text:span><text:span text:style-name="T166"> </text:span><text:span text:style-name="T36">non</text:span><text:span text:style-name="T166"> </text:span><text:span text:style-name="T39">superiore</text:span><text:span text:style-name="T180"> </text:span><text:span text:style-name="T35">a</text:span><text:span text:style-name="T166"> </text:span><text:span text:style-name="T162">12</text:span><text:span text:style-name="T166"> </text:span><text:span text:style-name="T36">mesi.</text:span></text:p>
        <text:p text:style-name="P718"/>
        <text:list xml:id="list153415503313437" text:continue-list="list153416008448545" text:style-name="WWNum2">
          <text:list-item>
            <text:h text:style-name="P74" text:outline-level="3"><text:span text:style-name="T389">È</text:span><text:span text:style-name="T408"> </text:span><text:span text:style-name="T389">sempre</text:span><text:span text:style-name="T430"> </text:span><text:span text:style-name="T389">necessario</text:span><text:span text:style-name="T430"> </text:span><text:span text:style-name="T389">verificare</text:span><text:span text:style-name="T408"> </text:span><text:span text:style-name="T389">la</text:span><text:span text:style-name="T430"> </text:span><text:span text:style-name="T389">sussistenza</text:span><text:span text:style-name="T430"> </text:span><text:span text:style-name="T389">di</text:span><text:span text:style-name="T408"> </text:span><text:span text:style-name="T389">quote</text:span><text:span text:style-name="T430"> </text:span><text:span text:style-name="T389">dispo- nibili</text:span><text:span text:style-name="T413"> </text:span><text:span text:style-name="T389">per</text:span><text:span text:style-name="T413"> </text:span><text:span text:style-name="T389">procedere</text:span><text:span text:style-name="T413"> </text:span><text:span text:style-name="T389">alla</text:span><text:span text:style-name="T394"> </text:span><text:span text:style-name="T390">conversione</text:span><text:span text:style-name="T413"> </text:span><text:span text:style-name="T389">di</text:span><text:span text:style-name="T413"> </text:span><text:span text:style-name="T389">un</text:span><text:span text:style-name="T413"> </text:span><text:span text:style-name="T389">permesso</text:span><text:span text:style-name="T394"> </text:span><text:span text:style-name="T389">di</text:span><text:span text:style-name="T413"> </text:span><text:span text:style-name="T389">soggiorno rilasciato per motivi di</text:span><text:span text:style-name="T402"> </text:span><text:span text:style-name="T389">studio?</text:span></text:h>
          </text:list-item>
        </text:list>
        <text:p text:style-name="P1107"><text:span text:style-name="T35">No, sono esenti dalla verifica della sussistenza delle quote e possono essere quindi inviate in ogni momento dell’anno le richieste di conversione pre- sentate da:</text:span></text:p>
        <text:list xml:id="list153415397134373" text:continue-list="list153416877572072" text:style-name="WWNum6">
          <text:list-item>
            <text:p text:style-name="P465"><text:span text:style-name="T47">cittadini stranieri regolarmente soggiornanti sul territorio nazionale al rag- giungimento della maggiore</text:span><text:span text:style-name="T110"> </text:span><text:span text:style-name="T47">età;</text:span></text:p>
          </text:list-item>
          <text:list-item>
            <text:p text:style-name="P466"><text:span text:style-name="T43">cittadini</text:span><text:span text:style-name="T72"> </text:span><text:span text:style-name="T43">stranieri</text:span><text:span text:style-name="T72"> </text:span><text:span text:style-name="T47">che</text:span><text:span text:style-name="T77"> </text:span><text:span text:style-name="T43">hanno</text:span><text:span text:style-name="T72"> </text:span><text:span text:style-name="T43">conseguito</text:span><text:span text:style-name="T77"> </text:span><text:span text:style-name="T47">in</text:span><text:span text:style-name="T72"> </text:span><text:span text:style-name="T43">Italia</text:span><text:span text:style-name="T77"> </text:span><text:span text:style-name="T47">il</text:span><text:span text:style-name="T72"> </text:span><text:span text:style-name="T43">diploma</text:span><text:span text:style-name="T72"> </text:span><text:span text:style-name="T47">di</text:span><text:span text:style-name="T77"> </text:span><text:span text:style-name="T43">laurea</text:span><text:span text:style-name="T72"> </text:span><text:span text:style-name="T47">o</text:span><text:span text:style-name="T77"> </text:span><text:span text:style-name="T47">di</text:span><text:span text:style-name="T72"> </text:span><text:span text:style-name="T43">laurea specialistica,</text:span><text:span text:style-name="T101"> </text:span><text:span text:style-name="T47">a</text:span><text:span text:style-name="T55"> </text:span><text:span text:style-name="T43">seguito</text:span><text:span text:style-name="T101"> </text:span><text:span text:style-name="T43">della</text:span><text:span text:style-name="T55"> </text:span><text:span text:style-name="T43">frequenza</text:span><text:span text:style-name="T55"> </text:span><text:span text:style-name="T47">dei</text:span><text:span text:style-name="T101"> </text:span><text:span text:style-name="T43">relativi</text:span><text:span text:style-name="T55"> </text:span><text:span text:style-name="T43">corsi</text:span><text:span text:style-name="T101"> </text:span><text:span text:style-name="T47">di</text:span><text:span text:style-name="T55"> </text:span><text:span text:style-name="T43">studio</text:span><text:span text:style-name="T55"> </text:span><text:span text:style-name="T47">in</text:span><text:span text:style-name="T101"> </text:span><text:span text:style-name="T43">Italia.</text:span></text:p>
          </text:list-item>
        </text:list>
        <text:p text:style-name="P960"><text:span text:style-name="T35">I titoli di studio al conseguimento dei quali è possibile chiedere la conver- sione sono:</text:span></text:p>
        <text:list xml:id="list153416420510436" text:continue-numbering="true" text:style-name="WWNum6">
          <text:list-item>
            <text:p text:style-name="P421"><text:span text:style-name="T47">Laurea (3 anni, 180 crediti formativi</text:span><text:span text:style-name="T89"> </text:span><text:span text:style-name="T47">universitari);</text:span></text:p>
          </text:list-item>
          <text:list-item>
            <text:p text:style-name="P429"><text:span text:style-name="T47">Laurea</text:span><text:span text:style-name="T100"> </text:span><text:span text:style-name="T47">specialistica/magistrale</text:span><text:span text:style-name="T85"> </text:span><text:span text:style-name="T47">(300</text:span><text:span text:style-name="T100"> </text:span><text:span text:style-name="T47">crediti,</text:span><text:span text:style-name="T85"> </text:span><text:span text:style-name="T47">comprensivi</text:span><text:span text:style-name="T100"> </text:span><text:span text:style-name="T47">dei</text:span><text:span text:style-name="T85"> </text:span><text:span text:style-name="T47">180</text:span><text:span text:style-name="T100"> </text:span><text:span text:style-name="T47">crediti</text:span><text:span text:style-name="T85"> </text:span><text:span text:style-name="T48">uni- </text:span><text:span text:style-name="T47">versitari della Laurea o 180 CFU per la Laurea</text:span><text:span text:style-name="T140"> </text:span><text:span text:style-name="T47">magistrale);</text:span></text:p>
          </text:list-item>
          <text:list-item>
            <text:p text:style-name="P423"><text:span text:style-name="T47">Diploma di specializzazione (minimo 2</text:span><text:span text:style-name="T85"> </text:span><text:span text:style-name="T47">anni);</text:span></text:p>
          </text:list-item>
          <text:list-item>
            <text:p text:style-name="P418"><text:span text:style-name="T47">Dottorato di ricerca (minimo 3</text:span><text:span text:style-name="T67"> </text:span><text:span text:style-name="T47">anni);</text:span></text:p>
          </text:list-item>
          <text:list-item>
            <text:p text:style-name="P418"><text:span text:style-name="T47">Master</text:span><text:span text:style-name="T48"> </text:span><text:span text:style-name="T47">Universitario</text:span><text:span text:style-name="T48"> </text:span><text:span text:style-name="T47">di</text:span><text:span text:style-name="T43"> </text:span><text:span text:style-name="T47">I</text:span><text:span text:style-name="T48"> </text:span><text:span text:style-name="T47">o</text:span><text:span text:style-name="T43"> </text:span><text:span text:style-name="T47">II</text:span><text:span text:style-name="T48"> </text:span><text:span text:style-name="T47">livello</text:span><text:span text:style-name="T43"> </text:span><text:span text:style-name="T47">(minimo</text:span><text:span text:style-name="T48"> </text:span><text:span text:style-name="T47">60</text:span><text:span text:style-name="T43"> </text:span><text:span text:style-name="T47">crediti</text:span><text:span text:style-name="T48"> </text:span><text:span text:style-name="T47">universitari);</text:span></text:p>
          </text:list-item>
          <text:list-item>
            <text:p text:style-name="P418"><text:span text:style-name="T47">Attestato o diploma di perfezionamento (durata annuale- 60</text:span><text:span text:style-name="T141"> </text:span><text:span text:style-name="T47">crediti).</text:span></text:p>
          </text:list-item>
        </text:list>
        <text:p text:style-name="P741"/>
        <text:list xml:id="list153416849514707" text:continue-list="list153415503313437" text:style-name="WWNum2">
          <text:list-item>
            <text:h text:style-name="P75" text:outline-level="3"><text:span text:style-name="T389">Se</text:span><text:span text:style-name="T423"> </text:span><text:span text:style-name="T389">ho</text:span><text:span text:style-name="T427"> </text:span><text:span text:style-name="T389">un</text:span><text:span text:style-name="T423"> </text:span><text:span text:style-name="T389">permesso</text:span><text:span text:style-name="T427"> </text:span><text:span text:style-name="T389">di</text:span><text:span text:style-name="T423"> </text:span><text:span text:style-name="T389">soggiorno</text:span><text:span text:style-name="T427"> </text:span><text:span text:style-name="T389">per</text:span><text:span text:style-name="T423"> </text:span><text:span text:style-name="T411">lavoro</text:span><text:span text:style-name="T427"> </text:span><text:span text:style-name="T389">stagionale,</text:span><text:span text:style-name="T394"> </text:span><text:span text:style-name="T389">posso convertirlo in permesso di soggiorno per lavoro subordinato a tempo determinato o</text:span><text:span text:style-name="T406"> </text:span><text:span text:style-name="T389">indeterminato?</text:span></text:h>
          </text:list-item>
        </text:list>
        <text:p text:style-name="P856"><text:span text:style-name="T35">Il</text:span><text:span text:style-name="T216"> </text:span><text:span text:style-name="T35">lavoratore</text:span><text:span text:style-name="T216"> </text:span><text:span text:style-name="T35">straniero</text:span><text:span text:style-name="T216"> </text:span><text:span text:style-name="T35">autorizzato</text:span><text:span text:style-name="T216"> </text:span><text:span text:style-name="T35">ad</text:span><text:span text:style-name="T216"> </text:span><text:span text:style-name="T35">entrare</text:span><text:span text:style-name="T187"> </text:span><text:span text:style-name="T35">in</text:span><text:span text:style-name="T216"> </text:span><text:span text:style-name="T35">Italia</text:span><text:span text:style-name="T216"> </text:span><text:span text:style-name="T35">per</text:span><text:span text:style-name="T216"> </text:span><text:span text:style-name="T35">lavoro</text:span><text:span text:style-name="T216"> </text:span><text:span text:style-name="T35">stagionale,</text:span><text:span text:style-name="T187"> </text:span><text:span text:style-name="T35">può convertire</text:span><text:span text:style-name="T174"> </text:span><text:span text:style-name="T35">(</text:span><text:span text:style-name="T174"> </text:span><text:span text:style-name="T35">sin</text:span><text:span text:style-name="T183"> </text:span><text:span text:style-name="T35">dal</text:span><text:span text:style-name="T174"> </text:span><text:span text:style-name="T35">primo</text:span><text:span text:style-name="T183"> </text:span><text:span text:style-name="T35">ingresso</text:span><text:span text:style-name="T174"> </text:span><text:span text:style-name="T35">in</text:span><text:span text:style-name="T174"> </text:span><text:span text:style-name="T35">Italia</text:span><text:span text:style-name="T183"> </text:span><text:span text:style-name="T35">in</text:span><text:span text:style-name="T174"> </text:span><text:span text:style-name="T35">base</text:span><text:span text:style-name="T183"> </text:span><text:span text:style-name="T35">alla</text:span><text:span text:style-name="T174"> </text:span><text:span text:style-name="T225">circolare</text:span><text:span text:style-name="T175"> </text:span><text:span text:style-name="T225">del</text:span><text:span text:style-name="T185"> </text:span><text:span text:style-name="T225">5</text:span><text:span text:style-name="T175"> </text:span><text:span text:style-name="T165">novem- </text:span><text:span text:style-name="T225">bre 2013</text:span><text:span text:style-name="T35">) il permesso di soggiorno per lavoro stagionale in altro per</text:span><text:span text:style-name="T239"> </text:span><text:span text:style-name="T35">lavoro</text:span></text:p>
      </text:section>
      <text:p text:style-name="P1109"/>
      <text:p text:style-name="P728"/>
      <text:p text:style-name="P660"><draw:g text:anchor-type="as-char" draw:z-index="93" draw:style-name="gr5"><draw:line draw:style-name="gr6" draw:text-style-name="P1280" svg:x1="0in" svg:y1="0in" svg:x2="3.8228in" svg:y2="0in"><text:p/></draw:line></draw:g><text:span text:style-name="T483"><text:tab/></text:span><draw:g text:anchor-type="as-char" draw:z-index="94" draw:style-name="gr5"><draw:line draw:style-name="gr6" draw:text-style-name="P1280" svg:x1="0in" svg:y1="0in" svg:x2="3.8189in" svg:y2="0in"><text:p/></draw:line></draw:g></text:p>
      <text:p text:style-name="P766"/>
      <text:section text:style-name="Sect4" text:name="Section41">
        <text:p text:style-name="P912"><text:span text:style-name="T35">subordinato</text:span><text:span text:style-name="T36"> </text:span><text:span text:style-name="T35">-</text:span><text:span text:style-name="T162"> </text:span><text:span text:style-name="T35">a</text:span><text:span text:style-name="T162"> </text:span><text:span text:style-name="T35">tempo</text:span><text:span text:style-name="T36"> </text:span><text:span text:style-name="T35">determinato</text:span><text:span text:style-name="T162"> </text:span><text:span text:style-name="T35">o</text:span><text:span text:style-name="T162"> </text:span><text:span text:style-name="T35">indeterminato</text:span><text:span text:style-name="T36"> </text:span><text:span text:style-name="T35">-,</text:span><text:span text:style-name="T162"> </text:span><text:span text:style-name="T35">nell’ambito</text:span><text:span text:style-name="T162"> </text:span><text:span text:style-name="T35">delle</text:span><text:span text:style-name="T36"> </text:span><text:span text:style-name="T35">quote disponibili</text:span><text:span text:style-name="T170"> </text:span><text:span text:style-name="T35">(per</text:span><text:span text:style-name="T170"> </text:span><text:span text:style-name="T35">il</text:span><text:span text:style-name="T170"> </text:span><text:span text:style-name="T35">2014</text:span><text:span text:style-name="T170"> </text:span><text:span text:style-name="T35">il</text:span><text:span text:style-name="T170"> </text:span><text:span text:style-name="T36">D.P.C.M.</text:span><text:span text:style-name="T170"> </text:span><text:span text:style-name="T35">del</text:span><text:span text:style-name="T170"> </text:span><text:span text:style-name="T35">25</text:span><text:span text:style-name="T170"> </text:span><text:span text:style-name="T35">novembre</text:span><text:span text:style-name="T203"> </text:span><text:span text:style-name="T35">2013,</text:span><text:span text:style-name="T170"> </text:span><text:span text:style-name="T35">ha</text:span><text:span text:style-name="T170"> </text:span><text:span text:style-name="T35">fissato</text:span><text:span text:style-name="T170"> </text:span><text:span text:style-name="T35">in</text:span><text:span text:style-name="T170"> </text:span><text:span text:style-name="T35">4.000 unità le quote destinate a tali</text:span><text:span text:style-name="T176"> </text:span><text:span text:style-name="T35">conversioni).</text:span></text:p>
        <text:p text:style-name="P909"><text:span text:style-name="T35">È necessario che al momento della presentazione della domanda il permesso di soggiorno per motivi di lavoro stagionale sia in corso di validità.</text:span></text:p>
        <text:p text:style-name="P785"/>
        <text:p text:style-name="P1094"><text:span text:style-name="T35">Il</text:span><text:span text:style-name="T170"> </text:span><text:span text:style-name="T35">lavoratore</text:span><text:span text:style-name="T170"> </text:span><text:span text:style-name="T35">straniero</text:span><text:span text:style-name="T203"> </text:span><text:span text:style-name="T35">deve</text:span><text:span text:style-name="T170"> </text:span><text:span text:style-name="T35">inviare</text:span><text:span text:style-name="T170"> </text:span><text:span text:style-name="T35">allo</text:span><text:span text:style-name="T203"> </text:span><text:span text:style-name="T35">Sportello</text:span><text:span text:style-name="T170"> </text:span><text:span text:style-name="T35">unico</text:span><text:span text:style-name="T170"> </text:span><text:span text:style-name="T35">per</text:span><text:span text:style-name="T203"> </text:span><text:span text:style-name="T35">l’immigrazione</text:span><text:span text:style-name="T170"> </text:span><text:span text:style-name="T35">la </text:span><text:span text:style-name="T162">richiesta</text:span><text:span text:style-name="T199"> </text:span><text:span text:style-name="T35">di</text:span><text:span text:style-name="T180"> </text:span><text:span text:style-name="T162">conversione</text:span><text:span text:style-name="T180"> </text:span><text:span text:style-name="T35">del</text:span><text:span text:style-name="T180"> </text:span><text:span text:style-name="T162">permesso</text:span><text:span text:style-name="T199"> </text:span><text:span text:style-name="T35">da</text:span><text:span text:style-name="T180"> </text:span><text:span text:style-name="T162">lavoro</text:span><text:span text:style-name="T180"> </text:span><text:span text:style-name="T162">stagionale</text:span><text:span text:style-name="T180"> </text:span><text:span text:style-name="T35">a</text:span><text:span text:style-name="T199"> </text:span><text:span text:style-name="T162">lavoro</text:span><text:span text:style-name="T180"> </text:span><text:span text:style-name="T162">subordinato </text:span><text:span text:style-name="T35">esclusivamente per via telematica – collegandosi al sito </text:span><text:span text:style-name="T221">https://nullaostalavoro.interno.it</text:span><text:span text:style-name="T35">.</text:span></text:p>
        <text:p text:style-name="P813"><text:span text:style-name="T35">In</text:span><text:span text:style-name="T183"> </text:span><text:span text:style-name="T35">caso</text:span><text:span text:style-name="T183"> </text:span><text:span text:style-name="T35">di</text:span><text:span text:style-name="T183"> </text:span><text:span text:style-name="T35">sussistenza</text:span><text:span text:style-name="T183"> </text:span><text:span text:style-name="T35">delle</text:span><text:span text:style-name="T183"> </text:span><text:span text:style-name="T35">quote,</text:span><text:span text:style-name="T183"> </text:span><text:span text:style-name="T35">lo</text:span><text:span text:style-name="T196"> </text:span><text:span text:style-name="T35">straniero</text:span><text:span text:style-name="T183"> </text:span><text:span text:style-name="T35">viene</text:span><text:span text:style-name="T183"> </text:span><text:span text:style-name="T35">convocato</text:span><text:span text:style-name="T183"> </text:span><text:span text:style-name="T35">presso</text:span><text:span text:style-name="T183"> </text:span><text:span text:style-name="T35">lo</text:span><text:span text:style-name="T183"> </text:span><text:span text:style-name="T162">Spor- </text:span><text:span text:style-name="T35">tello</text:span><text:span text:style-name="T199"> </text:span><text:span text:style-name="T35">unico</text:span><text:span text:style-name="T199"> </text:span><text:span text:style-name="T35">per</text:span><text:span text:style-name="T199"> </text:span><text:span text:style-name="T35">firmare</text:span><text:span text:style-name="T180"> </text:span><text:span text:style-name="T35">il</text:span><text:span text:style-name="T199"> </text:span><text:span text:style-name="T35">contratto</text:span><text:span text:style-name="T199"> </text:span><text:span text:style-name="T35">di</text:span><text:span text:style-name="T180"> </text:span><text:span text:style-name="T35">soggiorno</text:span><text:span text:style-name="T199"> </text:span><text:span text:style-name="T35">e</text:span><text:span text:style-name="T199"> </text:span><text:span text:style-name="T35">il</text:span><text:span text:style-name="T199"> </text:span><text:span text:style-name="T35">modulo</text:span><text:span text:style-name="T180"> </text:span><text:span text:style-name="T35">per</text:span><text:span text:style-name="T199"> </text:span><text:span text:style-name="T35">la</text:span><text:span text:style-name="T199"> </text:span><text:span text:style-name="T35">richiesta</text:span><text:span text:style-name="T180"> </text:span><text:span text:style-name="T35">del permesso di soggiorno per lavoro</text:span><text:span text:style-name="T173"> </text:span><text:span text:style-name="T35">subordinato.</text:span></text:p>
        <text:p text:style-name="P1058"/>
        <text:list xml:id="list153415849348446" text:continue-numbering="true" text:style-name="WWNum2">
          <text:list-item>
            <text:h text:style-name="P101" text:outline-level="3"><text:span text:style-name="T390">Posso </text:span><text:span text:style-name="T389">utilizzare il mio permesso di soggiorno per </text:span><text:span text:style-name="T390">lavoro </text:span><text:span text:style-name="T389">su- </text:span><text:span text:style-name="T390">bordinato,</text:span><text:span text:style-name="T402"> </text:span><text:span text:style-name="T389">autonomo</text:span><text:span text:style-name="T433"> </text:span><text:span text:style-name="T389">e/o</text:span><text:span text:style-name="T433"> </text:span><text:span text:style-name="T389">per</text:span><text:span text:style-name="T419"> </text:span><text:span text:style-name="T389">motivi</text:span><text:span text:style-name="T433"> </text:span><text:span text:style-name="T389">familiari</text:span><text:span text:style-name="T433"> </text:span><text:span text:style-name="T389">per</text:span><text:span text:style-name="T419"> </text:span><text:span text:style-name="T389">altre</text:span><text:span text:style-name="T433"> </text:span><text:span text:style-name="T389">attività?</text:span></text:h>
          </text:list-item>
        </text:list>
        <text:p text:style-name="P998"><text:span text:style-name="T35">Sì,</text:span><text:span text:style-name="T170"> </text:span><text:span text:style-name="T35">anche</text:span><text:span text:style-name="T203"> </text:span><text:span text:style-name="T35">senza</text:span><text:span text:style-name="T170"> </text:span><text:span text:style-name="T35">conversione</text:span><text:span text:style-name="T203"> </text:span><text:span text:style-name="T35">o</text:span><text:span text:style-name="T203"> </text:span><text:span text:style-name="T35">rettifica,</text:span><text:span text:style-name="T170"> </text:span><text:span text:style-name="T35">per</text:span><text:span text:style-name="T203"> </text:span><text:span text:style-name="T35">tutto</text:span><text:span text:style-name="T203"> </text:span><text:span text:style-name="T35">il</text:span><text:span text:style-name="T170"> </text:span><text:span text:style-name="T35">periodo</text:span><text:span text:style-name="T203"> </text:span><text:span text:style-name="T35">di</text:span><text:span text:style-name="T203"> </text:span><text:span text:style-name="T35">validità</text:span><text:span text:style-name="T170"> </text:span><text:span text:style-name="T35">del</text:span><text:span text:style-name="T203"> </text:span><text:span text:style-name="T35">per- messo. Al momento del rinnovo potrai richiedere il nuovo permesso di sog- giorno corrispondente all’attività effettivamente</text:span><text:span text:style-name="T173"> </text:span><text:span text:style-name="T35">svolta.</text:span></text:p>
        <text:p text:style-name="P884"><text:span text:style-name="T35">In generale per poter lavorare in Italia il cittadino straniero deve essere in possesso di un permesso di soggiorno che abiliti al lavoro, ovvero rilasciato per uno dei seguenti motivi: affidamento, apolidia, richiesta asilo, asilo po- litico, assistenza minore, attività sportiva, carta di soggiorno di familiare di un cittadino dell’Unione, carta di soggiorno permanente per familiari di cit- tadini</text:span><text:span text:style-name="T174"> </text:span><text:span text:style-name="T35">europei,</text:span><text:span text:style-name="T183"> </text:span><text:span text:style-name="T35">motivi</text:span><text:span text:style-name="T183"> </text:span><text:span text:style-name="T35">familiari,</text:span><text:span text:style-name="T174"> </text:span><text:span text:style-name="T35">famiglia</text:span><text:span text:style-name="T183"> </text:span><text:span text:style-name="T35">minore,</text:span><text:span text:style-name="T183"> </text:span><text:span text:style-name="T35">integrazione</text:span><text:span text:style-name="T174"> </text:span><text:span text:style-name="T35">minore,</text:span><text:span text:style-name="T183"> </text:span><text:span text:style-name="T35">lavoro stagionale, lavoro artistico, lavoro autonomo, lavoro subordinato, attesa oc- cupazione, lavoro stagionale anche pluriennale, lavoro casi particolari, per- messo di soggiorno CE per soggiornanti di lungo periodo, protezione sussidiaria, protezione temporanea, ricerca scientifica, studio, motivi uma- nitari e vacanze</text:span><text:span text:style-name="T240"> </text:span><text:span text:style-name="T35">lavoro.</text:span></text:p>
        <text:p text:style-name="P1110"><text:span text:style-name="T35">Non</text:span><text:span text:style-name="T183"> </text:span><text:span text:style-name="T35">può,</text:span><text:span text:style-name="T183"> </text:span><text:span text:style-name="T35">invece,</text:span><text:span text:style-name="T196"> </text:span><text:span text:style-name="T35">lavorare</text:span><text:span text:style-name="T183"> </text:span><text:span text:style-name="T35">in</text:span><text:span text:style-name="T183"> </text:span><text:span text:style-name="T35">Italia</text:span><text:span text:style-name="T196"> </text:span><text:span text:style-name="T35">il</text:span><text:span text:style-name="T183"> </text:span><text:span text:style-name="T35">cittadino</text:span><text:span text:style-name="T183"> </text:span><text:span text:style-name="T35">straniero</text:span><text:span text:style-name="T196"> </text:span><text:span text:style-name="T35">che</text:span><text:span text:style-name="T241"> </text:span><text:span text:style-name="T35">ha</text:span><text:span text:style-name="T196"> </text:span><text:span text:style-name="T35">un</text:span><text:span text:style-name="T183"> </text:span><text:span text:style-name="T35">permesso</text:span><text:span text:style-name="T183"> </text:span><text:span text:style-name="T35">di soggiorno</text:span><text:span text:style-name="T174"> </text:span><text:span text:style-name="T35">per:</text:span><text:span text:style-name="T183"> </text:span><text:span text:style-name="T35">cure</text:span><text:span text:style-name="T183"> </text:span><text:span text:style-name="T35">mediche,</text:span><text:span text:style-name="T183"> </text:span><text:span text:style-name="T35">turismo,</text:span><text:span text:style-name="T183"> </text:span><text:span text:style-name="T35">motivi</text:span><text:span text:style-name="T183"> </text:span><text:span text:style-name="T35">religiosi,</text:span><text:span text:style-name="T183"> </text:span><text:span text:style-name="T35">minore</text:span><text:span text:style-name="T183"> </text:span><text:span text:style-name="T35">età;</text:span><text:span text:style-name="T183"> </text:span><text:span text:style-name="T35">affari;</text:span><text:span text:style-name="T183"> </text:span><text:span text:style-name="T35">giu- stizia; attesa cittadinanza. Per un approfondimento vedi i </text:span><text:span text:style-name="T222">titoli di soggiorno</text:span><text:span text:style-name="T225"> </text:span><text:span text:style-name="T222">che abilitano al lavoro</text:span><text:span text:style-name="T225"> </text:span><text:span text:style-name="T35">sul Portale Integrazione Migranti (</text:span><text:span text:style-name="T221">http://www.inte-</text:span><text:span text:style-name="T35"> </text:span><text:span text:style-name="T221">grazionemigranti.gov.it).</text:span></text:p>
        <text:p text:style-name="P935"><text:span text:style-name="T165">ATTEnzIonE</text:span><text:span text:style-name="T162">: </text:span><text:span text:style-name="T35">Il permesso di soggiorno per richiesta di asilo di regola non consente</text:span><text:span text:style-name="T174"> </text:span><text:span text:style-name="T35">l’assunzione</text:span><text:span text:style-name="T174"> </text:span><text:span text:style-name="T35">in</text:span><text:span text:style-name="T174"> </text:span><text:span text:style-name="T35">attesa</text:span><text:span text:style-name="T174"> </text:span><text:span text:style-name="T35">dell’effettivo</text:span><text:span text:style-name="T174"> </text:span><text:span text:style-name="T35">riconoscimento</text:span><text:span text:style-name="T174"> </text:span><text:span text:style-name="T35">di</text:span><text:span text:style-name="T174"> </text:span><text:span text:style-name="T35">tale</text:span><text:span text:style-name="T174"> </text:span><text:span text:style-name="T35">status,</text:span><text:span text:style-name="T174"> </text:span><text:span text:style-name="T35">ma qualora</text:span><text:span text:style-name="T203"> </text:span><text:span text:style-name="T35">la</text:span><text:span text:style-name="T39"> </text:span><text:span text:style-name="T35">decisione</text:span><text:span text:style-name="T39"> </text:span><text:span text:style-name="T35">sulla</text:span><text:span text:style-name="T39"> </text:span><text:span text:style-name="T35">domanda</text:span><text:span text:style-name="T39"> </text:span><text:span text:style-name="T35">di</text:span><text:span text:style-name="T203"> </text:span><text:span text:style-name="T35">asilo</text:span><text:span text:style-name="T39"> </text:span><text:span text:style-name="T35">non</text:span><text:span text:style-name="T39"> </text:span><text:span text:style-name="T35">venga</text:span><text:span text:style-name="T39"> </text:span><text:span text:style-name="T35">adottata</text:span><text:span text:style-name="T39"> </text:span><text:span text:style-name="T35">entro</text:span><text:span text:style-name="T203"> </text:span><text:span text:style-name="T35">sei</text:span><text:span text:style-name="T39"> </text:span><text:span text:style-name="T35">mesi dalla</text:span><text:span text:style-name="T217"> </text:span><text:span text:style-name="T35">presentazione</text:span><text:span text:style-name="T216"> </text:span><text:span text:style-name="T35">della</text:span><text:span text:style-name="T217"> </text:span><text:span text:style-name="T35">domanda</text:span><text:span text:style-name="T216"> </text:span><text:span text:style-name="T35">ed</text:span><text:span text:style-name="T217"> </text:span><text:span text:style-name="T35">il</text:span><text:span text:style-name="T216"> </text:span><text:span text:style-name="T35">ritardo</text:span><text:span text:style-name="T216"> </text:span><text:span text:style-name="T35">non</text:span><text:span text:style-name="T217"> </text:span><text:span text:style-name="T35">è</text:span><text:span text:style-name="T216"> </text:span><text:span text:style-name="T35">imputabile</text:span><text:span text:style-name="T217"> </text:span><text:span text:style-name="T35">al</text:span><text:span text:style-name="T216"> </text:span><text:span text:style-name="T35">richiedente, all’interessato è rilasciato un permesso di soggiorno per richiesta asilo della </text:span><text:span text:style-name="T162">durata</text:span><text:span text:style-name="T183"> </text:span><text:span text:style-name="T35">di</text:span><text:span text:style-name="T196"> </text:span><text:span text:style-name="T35">sei</text:span><text:span text:style-name="T196"> </text:span><text:span text:style-name="T162">mesi,</text:span><text:span text:style-name="T196"> </text:span><text:span text:style-name="T162">rinnovabile</text:span><text:span text:style-name="T196"> </text:span><text:span text:style-name="T35">per</text:span><text:span text:style-name="T183"> </text:span><text:span text:style-name="T162">ulteriori</text:span><text:span text:style-name="T196"> </text:span><text:span text:style-name="T35">sei</text:span><text:span text:style-name="T196"> </text:span><text:span text:style-name="T162">mesi</text:span><text:span text:style-name="T196"> </text:span><text:span text:style-name="T35">e,</text:span><text:span text:style-name="T183"> </text:span><text:span text:style-name="T35">in</text:span><text:span text:style-name="T196"> </text:span><text:span text:style-name="T162">questo</text:span><text:span text:style-name="T196"> </text:span><text:span text:style-name="T162">caso,</text:span><text:span text:style-name="T196"> </text:span><text:span text:style-name="T35">è</text:span><text:span text:style-name="T196"> </text:span><text:span text:style-name="T162">possibile </text:span><text:span text:style-name="T35">svolgere un’attività lavorativa fino alla conclusione della</text:span><text:span text:style-name="T186"> </text:span><text:span text:style-name="T35">procedura</text:span></text:p>
        <text:p text:style-name="P773"/>
        <text:list xml:id="list153416399183699" text:continue-numbering="true" text:style-name="WWNum2">
          <text:list-item>
            <text:h text:style-name="P102" text:outline-level="3"><text:span text:style-name="T389">Cosa</text:span><text:span text:style-name="T394"> </text:span><text:span text:style-name="T389">posso</text:span><text:span text:style-name="T393"> </text:span><text:span text:style-name="T389">fare</text:span><text:span text:style-name="T393"> </text:span><text:span text:style-name="T389">se</text:span><text:span text:style-name="T393"> </text:span><text:span text:style-name="T389">mi</text:span><text:span text:style-name="T393"> </text:span><text:span text:style-name="T389">rifiutano</text:span><text:span text:style-name="T393"> </text:span><text:span text:style-name="T389">o</text:span><text:span text:style-name="T393"> </text:span><text:span text:style-name="T390">revocano</text:span><text:span text:style-name="T393"> </text:span><text:span text:style-name="T389">il</text:span><text:span text:style-name="T394"> </text:span><text:span text:style-name="T389">permesso</text:span><text:span text:style-name="T393"> </text:span><text:span text:style-name="T389">di</text:span><text:span text:style-name="T393"> </text:span><text:span text:style-name="T389">sog- giorno?</text:span></text:h>
          </text:list-item>
        </text:list>
        <text:p text:style-name="P1112"><text:span text:style-name="T36">Entro</text:span><text:span text:style-name="T173"> </text:span><text:span text:style-name="T162">60</text:span><text:span text:style-name="T173"> </text:span><text:span text:style-name="T39">giorni</text:span><text:span text:style-name="T173"> </text:span><text:span text:style-name="T36">dalla</text:span><text:span text:style-name="T173"> </text:span><text:span text:style-name="T39">comunicazione</text:span><text:span text:style-name="T173"> </text:span><text:span text:style-name="T39">ufficiale</text:span><text:span text:style-name="T173"> </text:span><text:span text:style-name="T36">del</text:span><text:span text:style-name="T174"> </text:span><text:span text:style-name="T39">decreto,</text:span><text:span text:style-name="T173"> </text:span><text:span text:style-name="T36">puoi</text:span><text:span text:style-name="T173"> </text:span><text:span text:style-name="T36">fare</text:span><text:span text:style-name="T173"> </text:span><text:span text:style-name="T39">ricorso</text:span><text:span text:style-name="T173"> </text:span><text:span text:style-name="T162">al</text:span><text:span text:style-name="T187"> </text:span><text:span text:style-name="T166">TAR </text:span><text:span text:style-name="T36">(Tribunale </text:span><text:span text:style-name="T162">Amministrativo Regionale) competente </text:span><text:span text:style-name="T35">per la </text:span><text:span text:style-name="T162">Questura </text:span><text:span text:style-name="T35">che lo ha </text:span><text:span text:style-name="T39">emesso, qualora </text:span><text:span text:style-name="T162">la </text:span><text:span text:style-name="T39">revoca </text:span><text:span text:style-name="T35">o </text:span><text:span text:style-name="T162">il </text:span><text:span text:style-name="T39">diniego </text:span><text:span text:style-name="T36">del </text:span><text:span text:style-name="T39">soggiorno riguardi </text:span><text:span text:style-name="T35">i </text:span><text:span text:style-name="T39">motivi </text:span><text:span text:style-name="T162">di </text:span><text:span text:style-name="T39">lavoro. </text:span><text:span text:style-name="T35">Se invece ti è stato negato o revocato per motivi di famiglia, puoi presentare ricorso</text:span><text:span text:style-name="T170"> </text:span><text:span text:style-name="T35">innanzi</text:span><text:span text:style-name="T203"> </text:span><text:span text:style-name="T35">al</text:span><text:span text:style-name="T199"> </text:span><text:span text:style-name="T35">Tribunale</text:span><text:span text:style-name="T203"> </text:span><text:span text:style-name="T35">ordinario</text:span><text:span text:style-name="T203"> </text:span><text:span text:style-name="T35">,</text:span><text:span text:style-name="T203"> </text:span><text:span text:style-name="T35">entro</text:span><text:span text:style-name="T203"> </text:span><text:span text:style-name="T35">60</text:span><text:span text:style-name="T170"> </text:span><text:span text:style-name="T35">giorni</text:span><text:span text:style-name="T203"> </text:span><text:span text:style-name="T35">dalla</text:span><text:span text:style-name="T203"> </text:span><text:span text:style-name="T35">data</text:span><text:span text:style-name="T203"> </text:span><text:span text:style-name="T35">di</text:span><text:span text:style-name="T203"> </text:span><text:span text:style-name="T35">notifica.</text:span></text:p>
        <text:p text:style-name="P718"/>
        <text:list xml:id="list153417186863787" text:continue-numbering="true" text:style-name="WWNum2">
          <text:list-item>
            <text:h text:style-name="P60" text:outline-level="3"><text:span text:style-name="T389">Che</text:span><text:span text:style-name="T419"> </text:span><text:span text:style-name="T389">diritti</text:span><text:span text:style-name="T421"> </text:span><text:span text:style-name="T389">ho</text:span><text:span text:style-name="T421"> </text:span><text:span text:style-name="T389">come</text:span><text:span text:style-name="T421"> </text:span><text:span text:style-name="T389">titolare</text:span><text:span text:style-name="T421"> </text:span><text:span text:style-name="T389">di</text:span><text:span text:style-name="T421"> </text:span><text:span text:style-name="T389">permesso</text:span><text:span text:style-name="T421"> </text:span><text:span text:style-name="T389">di</text:span><text:span text:style-name="T421"> </text:span><text:span text:style-name="T389">soggiorno?</text:span></text:h>
          </text:list-item>
        </text:list>
        <text:p text:style-name="P1113"><text:span text:style-name="T35">Puoi iscriverti presso i Centri per l’Impiego ed avere la tua scheda professio- nale;</text:span></text:p>
        <text:p text:style-name="P981"><text:span text:style-name="T35">puoi iscriverti al Servizio Sanitario Nazionale;</text:span></text:p>
        <text:p text:style-name="P1114"><text:span text:style-name="T35">puoi regolarizzare la tua posizione con l’INPS (Istituto Nazionale per la Pre- videnza Sociale;</text:span></text:p>
        <text:p text:style-name="P1115"><text:span text:style-name="T35">puoi</text:span><text:span text:style-name="T166"> </text:span><text:span text:style-name="T35">regolarizzare</text:span><text:span text:style-name="T166"> </text:span><text:span text:style-name="T35">la</text:span><text:span text:style-name="T166"> </text:span><text:span text:style-name="T35">tua</text:span><text:span text:style-name="T166"> </text:span><text:span text:style-name="T35">posizione</text:span><text:span text:style-name="T180"> </text:span><text:span text:style-name="T35">con</text:span><text:span text:style-name="T166"> </text:span><text:span text:style-name="T35">l’INAIL</text:span><text:span text:style-name="T173"> </text:span><text:span text:style-name="T35">(Istituto</text:span><text:span text:style-name="T166"> </text:span><text:span text:style-name="T35">Nazionale</text:span><text:span text:style-name="T166"> </text:span><text:span text:style-name="T35">per</text:span><text:span text:style-name="T166"> </text:span><text:span text:style-name="T35">gli</text:span><text:span text:style-name="T166"> </text:span><text:span text:style-name="T35">In- fortuni sul</text:span><text:span text:style-name="T39"> </text:span><text:span text:style-name="T35">Lavoro);</text:span></text:p>
        <text:p text:style-name="P1116"><text:span text:style-name="T35">puoi richiedere l’iscrizione anagrafica presso il Comune di residenza; puoi richiedere l’iscrizione alla scuola per i figli minori;</text:span></text:p>
        <text:p text:style-name="P1117"><text:span text:style-name="T35">puoi aderire e/o promuovere un’associazione; puoi iscriverti al sindacato.</text:span></text:p>
        <text:p text:style-name="P785"/>
        <text:list xml:id="list153415713573271" text:continue-numbering="true" text:style-name="WWNum2">
          <text:list-item>
            <text:h text:style-name="P60" text:outline-level="3"><text:span text:style-name="T389">Che</text:span><text:span text:style-name="T419"> </text:span><text:span text:style-name="T389">doveri</text:span><text:span text:style-name="T421"> </text:span><text:span text:style-name="T389">ho</text:span><text:span text:style-name="T421"> </text:span><text:span text:style-name="T389">come</text:span><text:span text:style-name="T421"> </text:span><text:span text:style-name="T389">titolare</text:span><text:span text:style-name="T419"> </text:span><text:span text:style-name="T389">di</text:span><text:span text:style-name="T421"> </text:span><text:span text:style-name="T389">permesso</text:span><text:span text:style-name="T421"> </text:span><text:span text:style-name="T389">di</text:span><text:span text:style-name="T421"> </text:span><text:span text:style-name="T389">soggiorno?</text:span></text:h>
          </text:list-item>
        </text:list>
        <text:p text:style-name="P1118"><text:span text:style-name="T35">Hai l’obbligo di esibire il tuo permesso di soggiorno insieme al passaporto o altro documento di identità nei seguenti casi:</text:span></text:p>
        <text:p text:style-name="P1119"><text:span text:style-name="T35">agli</text:span><text:span text:style-name="T174"> </text:span><text:span text:style-name="T35">impiegati</text:span><text:span text:style-name="T174"> </text:span><text:span text:style-name="T35">della</text:span><text:span text:style-name="T183"> </text:span><text:span text:style-name="T35">pubblica</text:span><text:span text:style-name="T174"> </text:span><text:span text:style-name="T35">amministrazione,</text:span><text:span text:style-name="T174"> </text:span><text:span text:style-name="T35">se</text:span><text:span text:style-name="T183"> </text:span><text:span text:style-name="T35">hai</text:span><text:span text:style-name="T174"> </text:span><text:span text:style-name="T35">bisogno</text:span><text:span text:style-name="T174"> </text:span><text:span text:style-name="T35">di</text:span><text:span text:style-name="T183"> </text:span><text:span text:style-name="T35">licenze,</text:span><text:span text:style-name="T174"> </text:span><text:span text:style-name="T35">auto- rizzazioni, iscrizioni,</text:span><text:span text:style-name="T39"> </text:span><text:span text:style-name="T35">ecc.</text:span></text:p>
        <text:p text:style-name="P985"><text:span text:style-name="T35">a richiesta degli ufficiali e agenti di pubblica sicurezza; se non lo fai, vieni pu-</text:span></text:p>
      </text:section>
      <text:p text:style-name="P1120"/>
      <text:p text:style-name="P728"/>
      <text:p text:style-name="P660"><draw:g text:anchor-type="as-char" draw:z-index="95" draw:style-name="gr5"><draw:line draw:style-name="gr6" draw:text-style-name="P1280" svg:x1="0in" svg:y1="0in" svg:x2="3.8228in" svg:y2="0in"><text:p/></draw:line></draw:g><text:span text:style-name="T483"><text:tab/></text:span><draw:g text:anchor-type="as-char" draw:z-index="96" draw:style-name="gr5"><draw:line draw:style-name="gr6" draw:text-style-name="P1280" svg:x1="0in" svg:y1="0in" svg:x2="3.8189in" svg:y2="0in"><text:p/></draw:line></draw:g></text:p>
      <text:section text:style-name="Sect12" text:name="Section43">
        <text:p text:style-name="P912"><text:span text:style-name="T162">nito</text:span><text:span text:style-name="T199"> </text:span><text:span text:style-name="T35">con</text:span><text:span text:style-name="T180"> </text:span><text:span text:style-name="T162">l’arresto</text:span><text:span text:style-name="T180"> </text:span><text:span text:style-name="T162">fino</text:span><text:span text:style-name="T180"> </text:span><text:span text:style-name="T35">ad</text:span><text:span text:style-name="T180"> </text:span><text:span text:style-name="T35">1</text:span><text:span text:style-name="T180"> </text:span><text:span text:style-name="T162">anno</text:span><text:span text:style-name="T199"> </text:span><text:span text:style-name="T35">e</text:span><text:span text:style-name="T180"> </text:span><text:span text:style-name="T35">con</text:span><text:span text:style-name="T180"> </text:span><text:span text:style-name="T162">l’ammenda</text:span><text:span text:style-name="T180"> </text:span><text:span text:style-name="T162">fino</text:span><text:span text:style-name="T180"> </text:span><text:span text:style-name="T35">ad</text:span><text:span text:style-name="T180"> </text:span><text:span text:style-name="T162">euro</text:span><text:span text:style-name="T180"> </text:span><text:span text:style-name="T162">2.000.</text:span><text:span text:style-name="T199"> </text:span><text:span text:style-name="T39">L’autorità </text:span><text:span text:style-name="T35">di</text:span><text:span text:style-name="T174"> </text:span><text:span text:style-name="T35">pubblica</text:span><text:span text:style-name="T183"> </text:span><text:span text:style-name="T35">sicurezza,</text:span><text:span text:style-name="T174"> </text:span><text:span text:style-name="T35">quando</text:span><text:span text:style-name="T174"> </text:span><text:span text:style-name="T35">sussista</text:span><text:span text:style-name="T183"> </text:span><text:span text:style-name="T35">un</text:span><text:span text:style-name="T174"> </text:span><text:span text:style-name="T35">valido</text:span><text:span text:style-name="T183"> </text:span><text:span text:style-name="T35">motivo,</text:span><text:span text:style-name="T174"> </text:span><text:span text:style-name="T35">può</text:span><text:span text:style-name="T183"> </text:span><text:span text:style-name="T35">richiederti</text:span><text:span text:style-name="T174"> </text:span><text:span text:style-name="T35">anche informazioni</text:span><text:span text:style-name="T199"> </text:span><text:span text:style-name="T35">e</text:span><text:span text:style-name="T196"> </text:span><text:span text:style-name="T35">prove</text:span><text:span text:style-name="T199"> </text:span><text:span text:style-name="T35">sul</text:span><text:span text:style-name="T199"> </text:span><text:span text:style-name="T35">tuo</text:span><text:span text:style-name="T199"> </text:span><text:span text:style-name="T35">reddito</text:span><text:span text:style-name="T199"> </text:span><text:span text:style-name="T35">(da</text:span><text:span text:style-name="T199"> </text:span><text:span text:style-name="T35">lavoro</text:span><text:span text:style-name="T199"> </text:span><text:span text:style-name="T35">o</text:span><text:span text:style-name="T199"> </text:span><text:span text:style-name="T35">da</text:span><text:span text:style-name="T199"> </text:span><text:span text:style-name="T35">altra</text:span><text:span text:style-name="T199"> </text:span><text:span text:style-name="T35">fonte</text:span><text:span text:style-name="T199"> </text:span><text:span text:style-name="T35">legittima),</text:span><text:span text:style-name="T199"> </text:span><text:span text:style-name="T35">suf- ficiente a sostenere te ed i tuoi familiari conviventi in</text:span><text:span text:style-name="T242"> </text:span><text:span text:style-name="T35">Italia.</text:span></text:p>
        <text:p text:style-name="P1121"><text:span text:style-name="T162">Hai</text:span><text:span text:style-name="T183"> </text:span><text:span text:style-name="T36">inoltre</text:span><text:span text:style-name="T183"> </text:span><text:span text:style-name="T36">l’obbligo</text:span><text:span text:style-name="T196"> </text:span><text:span text:style-name="T35">di</text:span><text:span text:style-name="T183"> </text:span><text:span text:style-name="T36">comunicare</text:span><text:span text:style-name="T196"> </text:span><text:span text:style-name="T35">al</text:span><text:span text:style-name="T183"> </text:span><text:span text:style-name="T36">questore</text:span><text:span text:style-name="T196"> </text:span><text:span text:style-name="T36">competente</text:span><text:span text:style-name="T183"> </text:span><text:span text:style-name="T162">per</text:span><text:span text:style-name="T183"> </text:span><text:span text:style-name="T36">territorio</text:span><text:span text:style-name="T196"> </text:span><text:span text:style-name="T35">le</text:span><text:span text:style-name="T183"> </text:span><text:span text:style-name="T36">even- </text:span><text:span text:style-name="T162">tuali variazioni </text:span><text:span text:style-name="T35">del tuo </text:span><text:span text:style-name="T162">domicilio abituale, entro </text:span><text:span text:style-name="T35">i</text:span><text:span text:style-name="T242"> </text:span><text:span text:style-name="T162">quindici giorni successivi.</text:span></text:p>
        <text:p text:style-name="P1072"><text:span text:style-name="T39">Tale</text:span><text:span text:style-name="T219"> </text:span><text:span text:style-name="T35">comunicazione</text:span><text:span text:style-name="T211"> </text:span><text:span text:style-name="T35">può</text:span><text:span text:style-name="T211"> </text:span><text:span text:style-name="T35">essere</text:span><text:span text:style-name="T211"> </text:span><text:span text:style-name="T35">assolta</text:span><text:span text:style-name="T211"> </text:span><text:span text:style-name="T35">anche</text:span><text:span text:style-name="T211"> </text:span><text:span text:style-name="T35">tramite</text:span><text:span text:style-name="T211"> </text:span><text:span text:style-name="T35">dichiarazione</text:span><text:span text:style-name="T211"> </text:span><text:span text:style-name="T35">di</text:span><text:span text:style-name="T211"> </text:span><text:span text:style-name="T35">ospitalità e/o cessione di fabbricato nei casi e modi previsti dalla</text:span><text:span text:style-name="T242"> </text:span><text:span text:style-name="T35">legge</text:span></text:p>
        <text:p text:style-name="P785"/>
        <text:list xml:id="list153415955594582" text:continue-numbering="true" text:style-name="WWNum2">
          <text:list-item>
            <text:h text:style-name="P51" text:outline-level="3"><text:span text:style-name="T389">Se</text:span><text:span text:style-name="T421"> </text:span><text:span text:style-name="T390">perdo</text:span><text:span text:style-name="T421"> </text:span><text:span text:style-name="T389">il</text:span><text:span text:style-name="T421"> </text:span><text:span text:style-name="T411">lavoro,</text:span><text:span text:style-name="T406"> </text:span><text:span text:style-name="T390">perdo</text:span><text:span text:style-name="T411"> </text:span><text:span text:style-name="T389">anche</text:span><text:span text:style-name="T421"> </text:span><text:span text:style-name="T389">il</text:span><text:span text:style-name="T421"> </text:span><text:span text:style-name="T389">permesso</text:span><text:span text:style-name="T421"> </text:span><text:span text:style-name="T389">di</text:span><text:span text:style-name="T421"> </text:span><text:span text:style-name="T389">soggiorno?</text:span></text:h>
          </text:list-item>
        </text:list>
        <text:p text:style-name="P1073"><text:span text:style-name="T35">No,</text:span><text:span text:style-name="T173"> </text:span><text:span text:style-name="T162">quando</text:span><text:span text:style-name="T174"> </text:span><text:span text:style-name="T35">il</text:span><text:span text:style-name="T174"> </text:span><text:span text:style-name="T162">lavoratore</text:span><text:span text:style-name="T174"> </text:span><text:span text:style-name="T162">straniero</text:span><text:span text:style-name="T174"> </text:span><text:span text:style-name="T162">perde</text:span><text:span text:style-name="T173"> </text:span><text:span text:style-name="T35">il</text:span><text:span text:style-name="T174"> </text:span><text:span text:style-name="T162">posto</text:span><text:span text:style-name="T174"> </text:span><text:span text:style-name="T35">di</text:span><text:span text:style-name="T174"> </text:span><text:span text:style-name="T162">lavoro,</text:span><text:span text:style-name="T174"> </text:span><text:span text:style-name="T35">il</text:span><text:span text:style-name="T173"> </text:span><text:span text:style-name="T162">datore</text:span><text:span text:style-name="T174"> </text:span><text:span text:style-name="T35">di</text:span><text:span text:style-name="T174"> </text:span><text:span text:style-name="T162">lavoro</text:span><text:span text:style-name="T174"> </text:span><text:span text:style-name="T35">che lo ha assunto deve darne comunicazione allo Sportello Unico e al Centro</text:span><text:span text:style-name="T213"> </text:span><text:span text:style-name="T35">per </text:span><text:span text:style-name="T162">l’Impiego competenti entro cinque giorni dalla data </text:span><text:span text:style-name="T35">di </text:span><text:span text:style-name="T162">licenziamento. </text:span><text:span text:style-name="T35">Il </text:span><text:span text:style-name="T162">Centro </text:span><text:span text:style-name="T35">per</text:span><text:span text:style-name="T196"> </text:span><text:span text:style-name="T35">l’Impiego</text:span><text:span text:style-name="T196"> </text:span><text:span text:style-name="T35">provvede</text:span><text:span text:style-name="T196"> </text:span><text:span text:style-name="T35">all’inserimento</text:span><text:span text:style-name="T196"> </text:span><text:span text:style-name="T35">del</text:span><text:span text:style-name="T196"> </text:span><text:span text:style-name="T35">lavoratore</text:span><text:span text:style-name="T196"> </text:span><text:span text:style-name="T35">nell’elenco</text:span><text:span text:style-name="T196"> </text:span><text:span text:style-name="T35">anagrafico, </text:span><text:span text:style-name="T162">ovvero provvede all’aggiornamento della posizione </text:span><text:span text:style-name="T35">del </text:span><text:span text:style-name="T162">lavoratore qualora </text:span><text:span text:style-name="T35">già </text:span><text:span text:style-name="T162">inserito. </text:span><text:span text:style-name="T35">Il </text:span><text:span text:style-name="T162">lavoratore mantiene l’inserimento </text:span><text:span text:style-name="T35">in </text:span><text:span text:style-name="T162">tale elenco </text:span><text:span text:style-name="T35">per il </text:span><text:span text:style-name="T162">periodo </text:span><text:span text:style-name="T35">di re- </text:span><text:span text:style-name="T162">sidua</text:span><text:span text:style-name="T180"> </text:span><text:span text:style-name="T162">validità</text:span><text:span text:style-name="T180"> </text:span><text:span text:style-name="T35">del</text:span><text:span text:style-name="T180"> </text:span><text:span text:style-name="T162">permesso</text:span><text:span text:style-name="T180"> </text:span><text:span text:style-name="T35">di</text:span><text:span text:style-name="T180"> </text:span><text:span text:style-name="T162">soggiorno</text:span><text:span text:style-name="T180"> </text:span><text:span text:style-name="T35">e,</text:span><text:span text:style-name="T180"> </text:span><text:span text:style-name="T162">comunque,</text:span><text:span text:style-name="T180"> </text:span><text:span text:style-name="T35">ad</text:span><text:span text:style-name="T180"> </text:span><text:span text:style-name="T162">esclusione</text:span><text:span text:style-name="T180"> </text:span><text:span text:style-name="T35">del</text:span><text:span text:style-name="T180"> </text:span><text:span text:style-name="T162">lavora- tore</text:span><text:span text:style-name="T203"> </text:span><text:span text:style-name="T162">stagionale,</text:span><text:span text:style-name="T203"> </text:span><text:span text:style-name="T35">per</text:span><text:span text:style-name="T203"> </text:span><text:span text:style-name="T35">un</text:span><text:span text:style-name="T203"> </text:span><text:span text:style-name="T162">periodo</text:span><text:span text:style-name="T203"> </text:span><text:span text:style-name="T162">complessivo</text:span><text:span text:style-name="T203"> </text:span><text:span text:style-name="T35">non</text:span><text:span text:style-name="T203"> </text:span><text:span text:style-name="T162">inferiore</text:span><text:span text:style-name="T203"> </text:span><text:span text:style-name="T35">a</text:span><text:span text:style-name="T203"> </text:span><text:span text:style-name="T35">1</text:span><text:span text:style-name="T203"> </text:span><text:span text:style-name="T162">anno.</text:span></text:p>
        <text:p text:style-name="P733"/>
        <text:list xml:id="list153415813878586" text:continue-numbering="true" text:style-name="WWNum2">
          <text:list-item>
            <text:p text:style-name="P467"><text:span text:style-name="T347">Cosa</text:span><text:span text:style-name="T353"> </text:span><text:span text:style-name="T347">succede</text:span><text:span text:style-name="T353"> </text:span><text:span text:style-name="T347">se</text:span><text:span text:style-name="T355"> </text:span><text:span text:style-name="T354">entro</text:span><text:span text:style-name="T353"> </text:span><text:span text:style-name="T347">o</text:span><text:span text:style-name="T353"> </text:span><text:span text:style-name="T347">mi</text:span><text:span text:style-name="T355"> </text:span><text:span text:style-name="T347">trattengo</text:span><text:span text:style-name="T353"> </text:span><text:span text:style-name="T347">in</text:span><text:span text:style-name="T355"> </text:span><text:span text:style-name="T347">Italia</text:span><text:span text:style-name="T353"> </text:span><text:span text:style-name="T347">senza</text:span><text:span text:style-name="T353"> </text:span><text:span text:style-name="T347">permesso di soggiorno o con un permesso di soggiorno scaduto?</text:span><text:span text:style-name="T27"> </text:span><text:span text:style-name="T47">Commetto</text:span><text:span text:style-name="T101"> </text:span><text:span text:style-name="T47">un</text:span><text:span text:style-name="T101"> </text:span><text:span text:style-name="T47">reato</text:span><text:span text:style-name="T55"> </text:span><text:span text:style-name="T47">e</text:span><text:span text:style-name="T101"> </text:span><text:span text:style-name="T47">sono</text:span><text:span text:style-name="T101"> </text:span><text:span text:style-name="T47">punito</text:span><text:span text:style-name="T55"> </text:span><text:span text:style-name="T47">con</text:span><text:span text:style-name="T101"> </text:span><text:span text:style-name="T47">un’ammenda</text:span><text:span text:style-name="T101"> </text:span><text:span text:style-name="T47">dai</text:span><text:span text:style-name="T55"> </text:span><text:span text:style-name="T47">5.000</text:span><text:span text:style-name="T101"> </text:span><text:span text:style-name="T47">ai</text:span><text:span text:style-name="T55"> </text:span><text:span text:style-name="T47">10.000</text:span><text:span text:style-name="T101"> </text:span><text:span text:style-name="T47">euro.</text:span></text:p>
          </text:list-item>
        </text:list>
        <text:p text:style-name="P708"/>
        <text:h text:style-name="P10" text:outline-level="2"><text:span text:style-name="T391">Accordo </text:span><text:span text:style-name="T399">di</text:span><text:span text:style-name="T410"> </text:span><text:span text:style-name="T399">integrazione<text:tab/></text:span></text:h>
        <text:list xml:id="list153415300115450" text:continue-numbering="true" text:style-name="WWNum2">
          <text:list-item>
            <text:h text:style-name="P103" text:outline-level="3"><text:span text:style-name="T389">Cosa è </text:span><text:span text:style-name="T390">l’accordo </text:span><text:span text:style-name="T389">di</text:span><text:span text:style-name="T408"> </text:span><text:span text:style-name="T389">integrazione?</text:span></text:h>
          </text:list-item>
        </text:list>
        <text:p text:style-name="P1073"><text:span text:style-name="T35">Dal</text:span><text:span text:style-name="T216"> </text:span><text:span text:style-name="T35">10</text:span><text:span text:style-name="T187"> </text:span><text:span text:style-name="T35">marzo</text:span><text:span text:style-name="T187"> </text:span><text:span text:style-name="T35">2012,</text:span><text:span text:style-name="T187"> </text:span><text:span text:style-name="T35">con</text:span><text:span text:style-name="T216"> </text:span><text:span text:style-name="T35">l’entrata</text:span><text:span text:style-name="T187"> </text:span><text:span text:style-name="T35">in</text:span><text:span text:style-name="T187"> </text:span><text:span text:style-name="T35">vigore</text:span><text:span text:style-name="T187"> </text:span><text:span text:style-name="T35">del</text:span><text:span text:style-name="T216"> </text:span><text:span text:style-name="T35">regolamento</text:span><text:span text:style-name="T187"> </text:span><text:span text:style-name="T35">che</text:span><text:span text:style-name="T187"> </text:span><text:span text:style-name="T35">disciplina</text:span><text:span text:style-name="T187"> </text:span><text:span text:style-name="T35">l’ac- cordo</text:span><text:span text:style-name="T173"> </text:span><text:span text:style-name="T35">di</text:span><text:span text:style-name="T174"> </text:span><text:span text:style-name="T35">integrazione,</text:span><text:span text:style-name="T174"> </text:span><text:span text:style-name="T35">gli</text:span><text:span text:style-name="T174"> </text:span><text:span text:style-name="T35">stranieri</text:span><text:span text:style-name="T174"> </text:span><text:span text:style-name="T35">di</text:span><text:span text:style-name="T174"> </text:span><text:span text:style-name="T35">età</text:span><text:span text:style-name="T173"> </text:span><text:span text:style-name="T35">superiore</text:span><text:span text:style-name="T174"> </text:span><text:span text:style-name="T35">ai</text:span><text:span text:style-name="T174"> </text:span><text:span text:style-name="T35">sedici</text:span><text:span text:style-name="T174"> </text:span><text:span text:style-name="T35">anni</text:span><text:span text:style-name="T174"> </text:span><text:span text:style-name="T35">che</text:span><text:span text:style-name="T174"> </text:span><text:span text:style-name="T35">entrano</text:span><text:span text:style-name="T174"> </text:span><text:span text:style-name="T35">in Italia per la prima volta e presentano istanza di rilascio del permesso di sog- giorno</text:span><text:span text:style-name="T170"> </text:span><text:span text:style-name="T35">di</text:span><text:span text:style-name="T203"> </text:span><text:span text:style-name="T35">durata</text:span><text:span text:style-name="T203"> </text:span><text:span text:style-name="T35">non</text:span><text:span text:style-name="T203"> </text:span><text:span text:style-name="T35">inferiore</text:span><text:span text:style-name="T203"> </text:span><text:span text:style-name="T35">a</text:span><text:span text:style-name="T203"> </text:span><text:span text:style-name="T35">un</text:span><text:span text:style-name="T203"> </text:span><text:span text:style-name="T35">anno</text:span><text:span text:style-name="T203"> </text:span><text:span text:style-name="T35">devono</text:span><text:span text:style-name="T203"> </text:span><text:span text:style-name="T35">sottoscrivere</text:span><text:span text:style-name="T203"> </text:span><text:span text:style-name="T35">un</text:span><text:span text:style-name="T170"> </text:span><text:span text:style-name="T35">accordo</text:span><text:span text:style-name="T203"> </text:span><text:span text:style-name="T35">con lo stato</text:span><text:span text:style-name="T39"> </text:span><text:span text:style-name="T35">Italiano.</text:span></text:p>
        <text:p text:style-name="P1074"><text:span text:style-name="T35">Con la sottoscrizione dell’accordo, il cittadino straniero si impegna a conse- guire</text:span><text:span text:style-name="T199"> </text:span><text:span text:style-name="T35">specifici</text:span><text:span text:style-name="T199"> </text:span><text:span text:style-name="T35">obiettivi</text:span><text:span text:style-name="T180"> </text:span><text:span text:style-name="T35">di</text:span><text:span text:style-name="T199"> </text:span><text:span text:style-name="T35">integrazione</text:span><text:span text:style-name="T180"> </text:span><text:span text:style-name="T35">nel</text:span><text:span text:style-name="T199"> </text:span><text:span text:style-name="T35">periodo</text:span><text:span text:style-name="T180"> </text:span><text:span text:style-name="T35">di</text:span><text:span text:style-name="T199"> </text:span><text:span text:style-name="T35">validità</text:span><text:span text:style-name="T180"> </text:span><text:span text:style-name="T35">del</text:span><text:span text:style-name="T199"> </text:span><text:span text:style-name="T35">proprio</text:span><text:span text:style-name="T180"> </text:span><text:span text:style-name="T35">per- </text:span><text:span text:style-name="T162">messo</text:span><text:span text:style-name="T199"> </text:span><text:span text:style-name="T35">di</text:span><text:span text:style-name="T199"> </text:span><text:span text:style-name="T162">soggiorno</text:span><text:span text:style-name="T180"> </text:span><text:span text:style-name="T35">e</text:span><text:span text:style-name="T199"> </text:span><text:span text:style-name="T35">lo</text:span><text:span text:style-name="T180"> </text:span><text:span text:style-name="T162">Stato</text:span><text:span text:style-name="T199"> </text:span><text:span text:style-name="T35">si</text:span><text:span text:style-name="T199"> </text:span><text:span text:style-name="T162">impegna</text:span><text:span text:style-name="T180"> </text:span><text:span text:style-name="T35">a</text:span><text:span text:style-name="T199"> </text:span><text:span text:style-name="T162">sostenere</text:span><text:span text:style-name="T180"> </text:span><text:span text:style-name="T35">il</text:span><text:span text:style-name="T199"> </text:span><text:span text:style-name="T162">processo</text:span><text:span text:style-name="T199"> </text:span><text:span text:style-name="T35">di</text:span><text:span text:style-name="T180"> </text:span><text:span text:style-name="T162">integrazione</text:span></text:p>
        <text:p text:style-name="P1048"><text:span text:style-name="T35">dello</text:span><text:span text:style-name="T212"> </text:span><text:span text:style-name="T35">straniero</text:span><text:span text:style-name="T212"> </text:span><text:span text:style-name="T35">attraverso</text:span><text:span text:style-name="T212"> </text:span><text:span text:style-name="T35">l’assunzione</text:span><text:span text:style-name="T212"> </text:span><text:span text:style-name="T35">di</text:span><text:span text:style-name="T212"> </text:span><text:span text:style-name="T35">ogni</text:span><text:span text:style-name="T212"> </text:span><text:span text:style-name="T35">idonea</text:span><text:span text:style-name="T212"> </text:span><text:span text:style-name="T35">iniziativa</text:span><text:span text:style-name="T212"> </text:span><text:span text:style-name="T35">in</text:span><text:span text:style-name="T212"> </text:span><text:span text:style-name="T35">raccordo</text:span><text:span text:style-name="T212"> </text:span><text:span text:style-name="T35">con le Regioni e gli enti</text:span><text:span text:style-name="T196"> </text:span><text:span text:style-name="T35">locali.</text:span></text:p>
        <text:p text:style-name="P842"/>
        <text:list xml:id="list153415634801883" text:continue-numbering="true" text:style-name="WWNum2">
          <text:list-item>
            <text:h text:style-name="P51" text:outline-level="3"><draw:frame draw:style-name="fr2" text:anchor-type="char" svg:x="8.7402in" svg:y="-0.4362in" svg:width="0.1929in" svg:height="0.7047in" draw:z-index="49"><draw:text-box><text:p text:style-name="P28"><text:span text:style-name="T482">soggiorno</text:span></text:p></draw:text-box></draw:frame><text:span text:style-name="T389">Chi deve sottoscrivere</text:span><text:span text:style-name="T408"> </text:span><text:span text:style-name="T390">l’accordo?</text:span></text:h>
          </text:list-item>
        </text:list>
        <text:p text:style-name="P1047"><text:span text:style-name="T162">L’accordo</text:span><text:span text:style-name="T166"> </text:span><text:span text:style-name="T35">di</text:span><text:span text:style-name="T166"> </text:span><text:span text:style-name="T35">integrazione</text:span><text:span text:style-name="T166"> </text:span><text:span text:style-name="T35">è</text:span><text:span text:style-name="T166"> </text:span><text:span text:style-name="T35">rivolto</text:span><text:span text:style-name="T170"> </text:span><text:span text:style-name="T35">agli</text:span><text:span text:style-name="T166"> </text:span><text:span text:style-name="T35">stranieri</text:span><text:span text:style-name="T166"> </text:span><text:span text:style-name="T35">di</text:span><text:span text:style-name="T166"> </text:span><text:span text:style-name="T35">età</text:span><text:span text:style-name="T166"> </text:span><text:span text:style-name="T35">superiore</text:span><text:span text:style-name="T170"> </text:span><text:span text:style-name="T35">ai</text:span><text:span text:style-name="T166"> </text:span><text:span text:style-name="T35">sedici</text:span><text:span text:style-name="T166"> </text:span><text:span text:style-name="T35">anni che</text:span><text:span text:style-name="T180"> </text:span><text:span text:style-name="T35">entrano</text:span><text:span text:style-name="T180"> </text:span><text:span text:style-name="T35">in</text:span><text:span text:style-name="T180"> </text:span><text:span text:style-name="T35">Italia</text:span><text:span text:style-name="T180"> </text:span><text:span text:style-name="T35">per</text:span><text:span text:style-name="T180"> </text:span><text:span text:style-name="T35">la</text:span><text:span text:style-name="T180"> </text:span><text:span text:style-name="T35">prima</text:span><text:span text:style-name="T180"> </text:span><text:span text:style-name="T35">volta</text:span><text:span text:style-name="T180"> </text:span><text:span text:style-name="T35">e</text:span><text:span text:style-name="T180"> </text:span><text:span text:style-name="T35">presentano</text:span><text:span text:style-name="T180"> </text:span><text:span text:style-name="T35">istanza</text:span><text:span text:style-name="T180"> </text:span><text:span text:style-name="T35">di</text:span><text:span text:style-name="T166"> </text:span><text:span text:style-name="T35">rilascio</text:span><text:span text:style-name="T180"> </text:span><text:span text:style-name="T35">del</text:span><text:span text:style-name="T180"> </text:span><text:span text:style-name="T35">per- messo di soggiorno di durata non inferiore a un</text:span><text:span text:style-name="T214"> </text:span><text:span text:style-name="T35">anno.</text:span></text:p>
        <text:p text:style-name="P1049"><text:span text:style-name="T162">L’accordo,</text:span><text:span text:style-name="T170"> </text:span><text:span text:style-name="T35">qualora</text:span><text:span text:style-name="T170"> </text:span><text:span text:style-name="T35">abbia</text:span><text:span text:style-name="T203"> </text:span><text:span text:style-name="T35">come</text:span><text:span text:style-name="T170"> </text:span><text:span text:style-name="T35">parte</text:span><text:span text:style-name="T203"> </text:span><text:span text:style-name="T35">un</text:span><text:span text:style-name="T170"> </text:span><text:span text:style-name="T35">minore</text:span><text:span text:style-name="T203"> </text:span><text:span text:style-name="T35">di</text:span><text:span text:style-name="T170"> </text:span><text:span text:style-name="T35">età</text:span><text:span text:style-name="T203"> </text:span><text:span text:style-name="T35">compresa</text:span><text:span text:style-name="T170"> </text:span><text:span text:style-name="T35">tra</text:span><text:span text:style-name="T203"> </text:span><text:span text:style-name="T35">i</text:span><text:span text:style-name="T170"> </text:span><text:span text:style-name="T35">sedici</text:span><text:span text:style-name="T203"> </text:span><text:span text:style-name="T35">e</text:span><text:span text:style-name="T170"> </text:span><text:span text:style-name="T35">i diciotto</text:span><text:span text:style-name="T187"> </text:span><text:span text:style-name="T35">anni,</text:span><text:span text:style-name="T187"> </text:span><text:span text:style-name="T35">è</text:span><text:span text:style-name="T187"> </text:span><text:span text:style-name="T35">sottoscritto</text:span><text:span text:style-name="T187"> </text:span><text:span text:style-name="T35">anche</text:span><text:span text:style-name="T187"> </text:span><text:span text:style-name="T35">dai</text:span><text:span text:style-name="T187"> </text:span><text:span text:style-name="T35">genitori</text:span><text:span text:style-name="T187"> </text:span><text:span text:style-name="T35">o</text:span><text:span text:style-name="T187"> </text:span><text:span text:style-name="T35">dai</text:span><text:span text:style-name="T187"> </text:span><text:span text:style-name="T35">soggetti</text:span><text:span text:style-name="T190"> </text:span><text:span text:style-name="T35">esercenti</text:span><text:span text:style-name="T187"> </text:span><text:span text:style-name="T35">la</text:span><text:span text:style-name="T187"> </text:span><text:span text:style-name="T35">potestà genitoriale regolarmente soggiornanti nel territorio</text:span><text:span text:style-name="T216"> </text:span><text:span text:style-name="T35">nazionale.</text:span></text:p>
        <text:p text:style-name="P1058"/>
        <text:list xml:id="list153417360714631" text:continue-numbering="true" text:style-name="WWNum2">
          <text:list-item>
            <text:h text:style-name="P51" text:outline-level="3"><text:span text:style-name="T389">Chi non deve sottoscrivere</text:span><text:span text:style-name="T402"> </text:span><text:span text:style-name="T390">l’accordo?</text:span></text:h>
          </text:list-item>
        </text:list>
        <text:list xml:id="list153416136002818" text:continue-list="list153416420510436" text:style-name="WWNum6">
          <text:list-item>
            <text:p text:style-name="P344"><text:span text:style-name="T47">i cittadini stranieri affetti da patologie o da disabilità tali da limitare grave- mente l’autosufficienza o da determinare gravi difficoltà di apprendimento linguistico e culturale. </text:span><text:span text:style-name="T48">Tale </text:span><text:span text:style-name="T47">condizione deve essere attestata mediante una certificazione rilasciata da una struttura sanitaria pubblica o da un medico convenzionato con il Servizio sanitario</text:span><text:span text:style-name="T92"> </text:span><text:span text:style-name="T47">nazionale.</text:span></text:p>
          </text:list-item>
          <text:list-item>
            <text:p text:style-name="P345"><text:span text:style-name="T47">i</text:span><text:span text:style-name="T67"> </text:span><text:span text:style-name="T47">minori</text:span><text:span text:style-name="T67"> </text:span><text:span text:style-name="T47">non</text:span><text:span text:style-name="T72"> </text:span><text:span text:style-name="T47">accompagnati</text:span><text:span text:style-name="T67"> </text:span><text:span text:style-name="T47">affidati</text:span><text:span text:style-name="T72"> </text:span><text:span text:style-name="T47">ai</text:span><text:span text:style-name="T67"> </text:span><text:span text:style-name="T47">sensi</text:span><text:span text:style-name="T72"> </text:span><text:span text:style-name="T47">dell’articolo</text:span><text:span text:style-name="T67"> </text:span><text:span text:style-name="T47">2</text:span><text:span text:style-name="T72"> </text:span><text:span text:style-name="T47">della</text:span><text:span text:style-name="T67"> </text:span><text:span text:style-name="T47">legge</text:span><text:span text:style-name="T67"> </text:span><text:span text:style-name="T47">4</text:span><text:span text:style-name="T72"> </text:span><text:span text:style-name="T47">mag- gio 1983, n. 184, e successive modificazioni, ovvero sottoposti a tutela,</text:span><text:span text:style-name="T133"> </text:span><text:span text:style-name="T47">per i</text:span><text:span text:style-name="T117"> </text:span><text:span text:style-name="T47">quali</text:span><text:span text:style-name="T110"> </text:span><text:span text:style-name="T47">l’accordo</text:span><text:span text:style-name="T117"> </text:span><text:span text:style-name="T47">è</text:span><text:span text:style-name="T110"> </text:span><text:span text:style-name="T47">sostituito</text:span><text:span text:style-name="T117"> </text:span><text:span text:style-name="T47">dal</text:span><text:span text:style-name="T110"> </text:span><text:span text:style-name="T47">completamento</text:span><text:span text:style-name="T110"> </text:span><text:span text:style-name="T47">del</text:span><text:span text:style-name="T117"> </text:span><text:span text:style-name="T47">progetto</text:span><text:span text:style-name="T110"> </text:span><text:span text:style-name="T47">di</text:span><text:span text:style-name="T117"> </text:span><text:span text:style-name="T47">integrazione sociale</text:span><text:span text:style-name="T48"> </text:span><text:span text:style-name="T47">e</text:span><text:span text:style-name="T48"> </text:span><text:span text:style-name="T47">civile</text:span><text:span text:style-name="T48"> </text:span><text:span text:style-name="T47">di</text:span><text:span text:style-name="T48"> </text:span><text:span text:style-name="T47">cui</text:span><text:span text:style-name="T43"> </text:span><text:span text:style-name="T47">all’articolo</text:span><text:span text:style-name="T48"> </text:span><text:span text:style-name="T47">32,</text:span><text:span text:style-name="T48"> </text:span><text:span text:style-name="T47">comma</text:span><text:span text:style-name="T48"> </text:span><text:span text:style-name="T47">1-bis,</text:span><text:span text:style-name="T43"> </text:span><text:span text:style-name="T47">del</text:span><text:span text:style-name="T48"> </text:span><text:span text:style-name="T47">testo</text:span><text:span text:style-name="T48"> </text:span><text:span text:style-name="T47">unico;</text:span></text:p>
          </text:list-item>
          <text:list-item>
            <text:p text:style-name="P468"><text:span text:style-name="T47">le</text:span><text:span text:style-name="T100"> </text:span><text:span text:style-name="T48">vittime</text:span><text:span text:style-name="T85"> </text:span><text:span text:style-name="T48">della</text:span><text:span text:style-name="T85"> </text:span><text:span text:style-name="T48">tratta</text:span><text:span text:style-name="T85"> </text:span><text:span text:style-name="T47">di</text:span><text:span text:style-name="T85"> </text:span><text:span text:style-name="T48">persone,</text:span><text:span text:style-name="T85"> </text:span><text:span text:style-name="T47">di</text:span><text:span text:style-name="T85"> </text:span><text:span text:style-name="T48">violenza</text:span><text:span text:style-name="T100"> </text:span><text:span text:style-name="T47">o</text:span><text:span text:style-name="T85"> </text:span><text:span text:style-name="T47">di</text:span><text:span text:style-name="T85"> </text:span><text:span text:style-name="T48">grave</text:span><text:span text:style-name="T85"> </text:span><text:span text:style-name="T48">sfruttamento,</text:span><text:span text:style-name="T85"> </text:span><text:span text:style-name="T43">per</text:span><text:span text:style-name="T85"> </text:span><text:span text:style-name="T47">le</text:span><text:span text:style-name="T85"> </text:span><text:span text:style-name="T48">quali l’accordo </text:span><text:span text:style-name="T47">è </text:span><text:span text:style-name="T48">sostituito </text:span><text:span text:style-name="T43">dal </text:span><text:span text:style-name="T48">completamento </text:span><text:span text:style-name="T43">del </text:span><text:span text:style-name="T48">programma </text:span><text:span text:style-name="T47">di </text:span><text:span text:style-name="T48">assistenza </text:span><text:span text:style-name="T47">ed </text:span><text:span text:style-name="T48">inte- grazione</text:span><text:span text:style-name="T117"> </text:span><text:span text:style-name="T48">sociale</text:span><text:span text:style-name="T110"> </text:span><text:span text:style-name="T47">di</text:span><text:span text:style-name="T110"> </text:span><text:span text:style-name="T43">cui</text:span><text:span text:style-name="T117"> </text:span><text:span text:style-name="T48">all’articolo</text:span><text:span text:style-name="T110"> </text:span><text:span text:style-name="T47">18</text:span><text:span text:style-name="T110"> </text:span><text:span text:style-name="T43">del</text:span><text:span text:style-name="T72"> </text:span><text:span text:style-name="T101">Testo</text:span><text:span text:style-name="T110"> </text:span><text:span text:style-name="T48">unico</text:span><text:span text:style-name="T110"> </text:span><text:span text:style-name="T48">dell’immigrazione.</text:span></text:p>
          </text:list-item>
        </text:list>
        <text:p text:style-name="P1058"/>
        <text:list xml:id="list153417138154140" text:continue-list="list153417360714631" text:style-name="WWNum2">
          <text:list-item>
            <text:h text:style-name="P51" text:outline-level="3"><text:span text:style-name="T389">Dove si sottoscrive</text:span><text:span text:style-name="T430"> </text:span><text:span text:style-name="T390">l’accordo?</text:span></text:h>
          </text:list-item>
        </text:list>
        <text:p text:style-name="P1047"><text:span text:style-name="T35">Presso</text:span><text:span text:style-name="T170"> </text:span><text:span text:style-name="T35">lo</text:span><text:span text:style-name="T203"> </text:span><text:span text:style-name="T35">sportello</text:span><text:span text:style-name="T203"> </text:span><text:span text:style-name="T35">unico</text:span><text:span text:style-name="T170"> </text:span><text:span text:style-name="T35">per</text:span><text:span text:style-name="T203"> </text:span><text:span text:style-name="T35">l’immigrazione</text:span><text:span text:style-name="T203"> </text:span><text:span text:style-name="T35">della</text:span><text:span text:style-name="T203"> </text:span><text:span text:style-name="T35">prefettura,</text:span><text:span text:style-name="T170"> </text:span><text:span text:style-name="T35">nei</text:span><text:span text:style-name="T203"> </text:span><text:span text:style-name="T35">casi</text:span><text:span text:style-name="T203"> </text:span><text:span text:style-name="T35">in</text:span><text:span text:style-name="T203"> </text:span><text:span text:style-name="T35">cui</text:span><text:span text:style-name="T170"> il </text:span><text:span text:style-name="T35">cittadino</text:span><text:span text:style-name="T176"> </text:span><text:span text:style-name="T35">straniero</text:span><text:span text:style-name="T176"> </text:span><text:span text:style-name="T35">faccia</text:span><text:span text:style-name="T173"> </text:span><text:span text:style-name="T35">ingresso</text:span><text:span text:style-name="T176"> </text:span><text:span text:style-name="T35">per</text:span><text:span text:style-name="T176"> </text:span><text:span text:style-name="T35">motivi</text:span><text:span text:style-name="T173"> </text:span><text:span text:style-name="T35">di</text:span><text:span text:style-name="T176"> </text:span><text:span text:style-name="T35">lavoro</text:span><text:span text:style-name="T173"> </text:span><text:span text:style-name="T35">o</text:span><text:span text:style-name="T176"> </text:span><text:span text:style-name="T35">per</text:span><text:span text:style-name="T176"> </text:span><text:span text:style-name="T35">ricongiungimento familiare,</text:span><text:span text:style-name="T36"> </text:span><text:span text:style-name="T35">o</text:span><text:span text:style-name="T162"> </text:span><text:span text:style-name="T35">presso</text:span><text:span text:style-name="T36"> </text:span><text:span text:style-name="T35">la</text:span><text:span text:style-name="T162"> </text:span><text:span text:style-name="T35">questura</text:span><text:span text:style-name="T36"> </text:span><text:span text:style-name="T35">in</text:span><text:span text:style-name="T162"> </text:span><text:span text:style-name="T35">caso</text:span><text:span text:style-name="T36"> </text:span><text:span text:style-name="T35">di</text:span><text:span text:style-name="T162"> </text:span><text:span text:style-name="T35">ingresso</text:span><text:span text:style-name="T36"> </text:span><text:span text:style-name="T35">per</text:span><text:span text:style-name="T162"> </text:span><text:span text:style-name="T35">altri</text:span><text:span text:style-name="T36"> </text:span><text:span text:style-name="T35">motivi.</text:span></text:p>
        <text:p text:style-name="P1122"><text:span text:style-name="T35">L’accordo è sottoscritto contestualmente alla richiesta di un permesso di soggiorno di durata non inferiore a un anno. Al momento della sottoscri- zione, l’accordo viene redatto in duplice copia di cui una è consegnata allo straniero nella lingua da lui indicata. Per lo Stato, l’accordo è firmato dal Prefetto o da un suo delegato.</text:span></text:p>
      </text:section>
      <text:section text:style-name="Sect1" text:name="Section44">
        <text:p text:style-name="P775"><text:soft-page-break/><text:span text:style-name="T285"/></text:p>
      </text:section>
      <text:p text:style-name="P1123"/>
      <text:p text:style-name="P728"/>
      <text:p text:style-name="P660"><draw:g text:anchor-type="as-char" draw:z-index="97" draw:style-name="gr5"><draw:line draw:style-name="gr6" draw:text-style-name="P1280" svg:x1="0in" svg:y1="0in" svg:x2="3.8228in" svg:y2="0in"><text:p/></draw:line></draw:g><text:span text:style-name="T483"><text:tab/></text:span><draw:g text:anchor-type="as-char" draw:z-index="98" draw:style-name="gr5"><draw:line draw:style-name="gr6" draw:text-style-name="P1280" svg:x1="0in" svg:y1="0in" svg:x2="3.8189in" svg:y2="0in"><text:p/></draw:line></draw:g></text:p>
      <text:p text:style-name="P800"/>
      <text:section text:style-name="Sect3" text:name="Section45">
        <text:list xml:id="list153416489563303" text:continue-numbering="true" text:style-name="WWNum2">
          <text:list-header>
            <text:p text:style-name="P469"><text:span text:style-name="T347">Quanti sono i crediti iniziali attribuiti al cittadino straniero?</text:span><text:span text:style-name="T27"> </text:span><text:span text:style-name="T47">Con</text:span><text:span text:style-name="T101"> </text:span><text:span text:style-name="T47">la</text:span><text:span text:style-name="T55"> </text:span><text:span text:style-name="T47">firma</text:span><text:span text:style-name="T101"> </text:span><text:span text:style-name="T47">dell’accordo,</text:span><text:span text:style-name="T55"> </text:span><text:span text:style-name="T47">vengono</text:span><text:span text:style-name="T101"> </text:span><text:span text:style-name="T47">assegnati</text:span><text:span text:style-name="T55"> </text:span><text:span text:style-name="T47">16</text:span><text:span text:style-name="T101"> </text:span><text:span text:style-name="T47">crediti</text:span><text:span text:style-name="T55"> </text:span><text:span text:style-name="T47">iniziali.</text:span><text:span text:style-name="T101"> </text:span><text:span text:style-name="T47">La</text:span><text:span text:style-name="T55"> </text:span><text:span text:style-name="T47">conferma di</text:span><text:span text:style-name="T101"> </text:span><text:span text:style-name="T47">questi</text:span><text:span text:style-name="T55"> </text:span><text:span text:style-name="T47">16</text:span><text:span text:style-name="T55"> </text:span><text:span text:style-name="T47">crediti</text:span><text:span text:style-name="T101"> </text:span><text:span text:style-name="T47">avviene</text:span><text:span text:style-name="T55"> </text:span><text:span text:style-name="T47">a</text:span><text:span text:style-name="T101"> </text:span><text:span text:style-name="T47">seguito</text:span><text:span text:style-name="T55"> </text:span><text:span text:style-name="T47">della</text:span><text:span text:style-name="T55"> </text:span><text:span text:style-name="T47">frequenza</text:span><text:span text:style-name="T101"> </text:span><text:span text:style-name="T47">ad</text:span><text:span text:style-name="T55"> </text:span><text:span text:style-name="T47">una</text:span><text:span text:style-name="T55"> </text:span><text:span text:style-name="T47">sessione</text:span><text:span text:style-name="T101"> </text:span><text:span text:style-name="T47">gratuita di formazione civica e di informazione sulla vita in Italia che si tiene </text:span><text:span text:style-name="T43">presso </text:span><text:span text:style-name="T47">gli</text:span><text:span text:style-name="T101"> </text:span><text:span text:style-name="T47">Sportelli</text:span><text:span text:style-name="T101"> </text:span><text:span text:style-name="T47">Unici</text:span><text:span text:style-name="T55"> </text:span><text:span text:style-name="T47">per</text:span><text:span text:style-name="T101"> </text:span><text:span text:style-name="T47">l’immigrazione</text:span><text:span text:style-name="T55"> </text:span><text:span text:style-name="T47">delle</text:span><text:span text:style-name="T101"> </text:span><text:span text:style-name="T47">Prefetture.</text:span><text:span text:style-name="T101"> </text:span><text:span text:style-name="T47">In</text:span><text:span text:style-name="T55"> </text:span><text:span text:style-name="T47">questa</text:span><text:span text:style-name="T101"> </text:span><text:span text:style-name="T47">occasione</text:span><text:span text:style-name="T55"> </text:span><text:span text:style-name="T47">si riceveranno</text:span><text:span text:style-name="T92"> </text:span><text:span text:style-name="T47">anche</text:span><text:span text:style-name="T92"> </text:span><text:span text:style-name="T47">informazioni</text:span><text:span text:style-name="T100"> </text:span><text:span text:style-name="T47">sulle</text:span><text:span text:style-name="T92"> </text:span><text:span text:style-name="T47">“iniziative</text:span><text:span text:style-name="T92"> </text:span><text:span text:style-name="T47">a</text:span><text:span text:style-name="T100"> </text:span><text:span text:style-name="T47">sostegno</text:span><text:span text:style-name="T92"> </text:span><text:span text:style-name="T47">del</text:span><text:span text:style-name="T100"> </text:span><text:span text:style-name="T47">processo</text:span><text:span text:style-name="T92"> </text:span><text:span text:style-name="T47">di</text:span><text:span text:style-name="T92"> </text:span><text:span text:style-name="T47">in- tegrazione”</text:span><text:span text:style-name="T101"> </text:span><text:span text:style-name="T47">(come</text:span><text:span text:style-name="T101"> </text:span><text:span text:style-name="T47">ad</text:span><text:span text:style-name="T55"> </text:span><text:span text:style-name="T47">esempio</text:span><text:span text:style-name="T101"> </text:span><text:span text:style-name="T47">corsi</text:span><text:span text:style-name="T101"> </text:span><text:span text:style-name="T47">gratuiti</text:span><text:span text:style-name="T55"> </text:span><text:span text:style-name="T47">di</text:span><text:span text:style-name="T101"> </text:span><text:span text:style-name="T47">Italiano)</text:span><text:span text:style-name="T101"> </text:span><text:span text:style-name="T47">attive</text:span><text:span text:style-name="T55"> </text:span><text:span text:style-name="T47">nella</text:span><text:span text:style-name="T101"> </text:span><text:span text:style-name="T47">provincia La</text:span><text:span text:style-name="T77"> </text:span><text:span text:style-name="T47">mancata</text:span><text:span text:style-name="T61"> </text:span><text:span text:style-name="T47">partecipazione</text:span><text:span text:style-name="T77"> </text:span><text:span text:style-name="T47">alla</text:span><text:span text:style-name="T61"> </text:span><text:span text:style-name="T47">sessione</text:span><text:span text:style-name="T77"> </text:span><text:span text:style-name="T47">di</text:span><text:span text:style-name="T61"> </text:span><text:span text:style-name="T47">formazione</text:span><text:span text:style-name="T77"> </text:span><text:span text:style-name="T47">darà</text:span><text:span text:style-name="T61"> </text:span><text:span text:style-name="T47">luogo</text:span><text:span text:style-name="T77"> </text:span><text:span text:style-name="T47">alla</text:span><text:span text:style-name="T61"> </text:span><text:span text:style-name="T47">perdita di 15 dei 16 crediti</text:span><text:span text:style-name="T67"> </text:span><text:span text:style-name="T47">assegnati.</text:span></text:p>
          </text:list-header>
        </text:list>
        <text:p text:style-name="P767"/>
        <text:list xml:id="list153417321243753" text:continue-numbering="true" text:style-name="WWNum2">
          <text:list-item>
            <text:p text:style-name="P477"><text:span text:style-name="T347">Quanti</text:span><text:span text:style-name="T357"> </text:span><text:span text:style-name="T347">crediti</text:span><text:span text:style-name="T357"> </text:span><text:span text:style-name="T348">devono</text:span><text:span text:style-name="T358"> </text:span><text:span text:style-name="T347">essere</text:span><text:span text:style-name="T357"> </text:span><text:span text:style-name="T354">raggiunti</text:span><text:span text:style-name="T357"> </text:span><text:span text:style-name="T347">ed</text:span><text:span text:style-name="T358"> </text:span><text:span text:style-name="T354">entro</text:span><text:span text:style-name="T357"> </text:span><text:span text:style-name="T347">quanto</text:span><text:span text:style-name="T358"> </text:span><text:span text:style-name="T347">tempo?</text:span><text:span text:style-name="T27"> </text:span><text:span text:style-name="T48">L’accordo</text:span><text:span text:style-name="T92"> </text:span><text:span text:style-name="T47">prevede</text:span><text:span text:style-name="T92"> </text:span><text:span text:style-name="T47">che</text:span><text:span text:style-name="T92"> </text:span><text:span text:style-name="T47">entro</text:span><text:span text:style-name="T92"> </text:span><text:span text:style-name="T47">due</text:span><text:span text:style-name="T92"> </text:span><text:span text:style-name="T47">anni</text:span><text:span text:style-name="T92"> </text:span><text:span text:style-name="T47">lo</text:span><text:span text:style-name="T92"> </text:span><text:span text:style-name="T47">straniero</text:span><text:span text:style-name="T92"> </text:span><text:span text:style-name="T47">raggiunga</text:span><text:span text:style-name="T92"> </text:span><text:span text:style-name="T47">la</text:span><text:span text:style-name="T92"> </text:span><text:span text:style-name="T47">quota</text:span><text:span text:style-name="T92"> </text:span><text:span text:style-name="T47">di</text:span><text:span text:style-name="T92"> </text:span><text:span text:style-name="T47">30</text:span><text:span text:style-name="T92"> </text:span><text:span text:style-name="T47">cre- diti.</text:span><text:span text:style-name="T126"> </text:span><text:span text:style-name="T47">I</text:span><text:span text:style-name="T126"> </text:span><text:span text:style-name="T47">crediti</text:span><text:span text:style-name="T126"> </text:span><text:span text:style-name="T47">possono</text:span><text:span text:style-name="T126"> </text:span><text:span text:style-name="T47">essere</text:span><text:span text:style-name="T108"> </text:span><text:span text:style-name="T47">conseguiti</text:span><text:span text:style-name="T126"> </text:span><text:span text:style-name="T47">attraverso</text:span><text:span text:style-name="T126"> </text:span><text:span text:style-name="T47">l’acquisizione</text:span><text:span text:style-name="T126"> </text:span><text:span text:style-name="T47">di</text:span><text:span text:style-name="T108"> </text:span><text:span text:style-name="T47">determinate conoscenze (lingua italiana, cultura civica e vita civile in Italia) e lo, svolgi- mento di determinate attività, come per</text:span><text:span text:style-name="T89"> </text:span><text:span text:style-name="T47">esempio:</text:span></text:p>
          </text:list-item>
        </text:list>
        <text:list xml:id="list153415852397284" text:continue-list="list153416136002818" text:style-name="WWNum6">
          <text:list-item>
            <text:p text:style-name="P371"><text:span text:style-name="T47">Corsi di</text:span><text:span text:style-name="T55"> </text:span><text:span text:style-name="T47">italiano</text:span></text:p>
          </text:list-item>
          <text:list-item>
            <text:p text:style-name="P369"><text:span text:style-name="T47">Formazione</text:span><text:span text:style-name="T43"> </text:span><text:span text:style-name="T47">professionale</text:span></text:p>
          </text:list-item>
          <text:list-item>
            <text:p text:style-name="P372"><text:span text:style-name="T60">Titoli </text:span><text:span text:style-name="T47">di</text:span><text:span text:style-name="T43"> </text:span><text:span text:style-name="T47">studio</text:span></text:p>
          </text:list-item>
          <text:list-item>
            <text:p text:style-name="P369"><text:span text:style-name="T47">Corsi di formazione anche nel Paese di</text:span><text:span text:style-name="T105"> </text:span><text:span text:style-name="T47">origine.</text:span></text:p>
          </text:list-item>
          <text:list-item>
            <text:p text:style-name="P323"><text:span text:style-name="T47">Iscrizione</text:span><text:span text:style-name="T55"> </text:span><text:span text:style-name="T47">al</text:span><text:span text:style-name="T48"> </text:span><text:span text:style-name="T47">Servizio</text:span><text:span text:style-name="T55"> </text:span><text:span text:style-name="T47">sanitario</text:span><text:span text:style-name="T48"> </text:span><text:span text:style-name="T47">nazionale</text:span><text:span text:style-name="T55"> </text:span><text:span text:style-name="T47">e</text:span><text:span text:style-name="T48"> </text:span><text:span text:style-name="T47">scelta</text:span><text:span text:style-name="T48"> </text:span><text:span text:style-name="T47">di</text:span><text:span text:style-name="T55"> </text:span><text:span text:style-name="T47">un</text:span><text:span text:style-name="T48"> </text:span><text:span text:style-name="T47">medico</text:span><text:span text:style-name="T55"> </text:span><text:span text:style-name="T47">di</text:span><text:span text:style-name="T48"> </text:span><text:span text:style-name="T47">base.</text:span></text:p>
          </text:list-item>
          <text:list-item>
            <text:p text:style-name="P357"><text:span text:style-name="T47">Stipula di un contratto di locazione o certificazione dell’accensione di un mutuo</text:span><text:span text:style-name="T43"> </text:span><text:span text:style-name="T47">per</text:span><text:span text:style-name="T43"> </text:span><text:span text:style-name="T47">l’</text:span><text:span text:style-name="T113"> </text:span><text:span text:style-name="T47">acquisto</text:span><text:span text:style-name="T60"> </text:span><text:span text:style-name="T47">di</text:span><text:span text:style-name="T43"> </text:span><text:span text:style-name="T47">un</text:span><text:span text:style-name="T43"> </text:span><text:span text:style-name="T47">immobile</text:span><text:span text:style-name="T43"> </text:span><text:span text:style-name="T47">ad</text:span><text:span text:style-name="T60"> </text:span><text:span text:style-name="T47">uso</text:span><text:span text:style-name="T43"> </text:span><text:span text:style-name="T47">abitativo.</text:span></text:p>
          </text:list-item>
        </text:list>
        <text:p text:style-name="P972"><text:span text:style-name="T35">Svolgimento di attività economico-imprenditoriali, ecc. </text:span><text:span text:style-name="T225">Consulta la</text:span><text:span text:style-name="T224"> </text:span><text:span text:style-name="T38">Tabella </text:span><text:span text:style-name="T35">per conoscere l’elenco completo delle attività che consentono l’acquisizione di</text:span><text:span text:style-name="T162"> </text:span><text:span text:style-name="T35">crediti.</text:span></text:p>
        <text:p text:style-name="P785"/>
        <text:list xml:id="list153417373169028" text:continue-list="list153417321243753" text:style-name="WWNum2">
          <text:list-item>
            <text:h text:style-name="P104" text:outline-level="3"><text:span text:style-name="T389">Si possono perdere i crediti</text:span><text:span text:style-name="T428"> </text:span><text:span text:style-name="T389">ottenuti?</text:span></text:h>
          </text:list-item>
        </text:list>
        <text:p text:style-name="P875"><text:span text:style-name="T35">I crediti maturati si possono perdere nei seguenti casi:</text:span></text:p>
        <text:list xml:id="list153417119679828" text:continue-list="list153415852397284" text:style-name="WWNum6">
          <text:list-item>
            <text:p text:style-name="P325"><text:span text:style-name="T47">sentenze penali di</text:span><text:span text:style-name="T110"> </text:span><text:span text:style-name="T47">condanna;</text:span></text:p>
          </text:list-item>
          <text:list-item>
            <text:p text:style-name="P418"><text:span text:style-name="T47">applicazione anche non definitiva di misure di sicurezza</text:span><text:span text:style-name="T127"> </text:span><text:span text:style-name="T47">personali;</text:span></text:p>
          </text:list-item>
          <text:list-item>
            <text:p text:style-name="P376"><text:span text:style-name="T47">irrogazione definitiva di sanzioni pecuniarie di importo non inferiore a 10 mila euro, in relazione a illeciti amministrativi e</text:span><text:span text:style-name="T64"> </text:span><text:span text:style-name="T47">tributari.</text:span></text:p>
          </text:list-item>
        </text:list>
        <text:p text:style-name="P922"><text:span text:style-name="T35">Consulta</text:span><text:span text:style-name="T190"> </text:span><text:span text:style-name="T35">la</text:span><text:span text:style-name="T194"> </text:span><text:span text:style-name="T38">Tabella</text:span><text:span text:style-name="T195"> </text:span><text:span text:style-name="T35">per</text:span><text:span text:style-name="T194"> </text:span><text:span text:style-name="T35">conoscere</text:span><text:span text:style-name="T194"> </text:span><text:span text:style-name="T35">l’elenco</text:span><text:span text:style-name="T190"> </text:span><text:span text:style-name="T35">completo</text:span><text:span text:style-name="T194"> </text:span><text:span text:style-name="T35">dei</text:span><text:span text:style-name="T194"> </text:span><text:span text:style-name="T35">casi</text:span><text:span text:style-name="T194"> </text:span><text:span text:style-name="T35">che</text:span><text:span text:style-name="T194"> </text:span><text:span text:style-name="T35">possono</text:span><text:span text:style-name="T190"> </text:span><text:span text:style-name="T162">por- </text:span><text:span text:style-name="T35">tare alla perdita dei</text:span><text:span text:style-name="T180"> </text:span><text:span text:style-name="T35">crediti.</text:span></text:p>
        <text:list xml:id="list153417083833869" text:continue-list="list153417373169028" text:style-name="WWNum2">
          <text:list-item>
            <text:h text:style-name="P61" text:outline-level="3"><text:span text:style-name="T389">Quando viene verificato</text:span><text:span text:style-name="T408"> </text:span><text:span text:style-name="T390">l’accordo?</text:span></text:h>
          </text:list-item>
        </text:list>
        <text:p text:style-name="P861"><text:span text:style-name="T35">Un</text:span><text:span text:style-name="T170"> </text:span><text:span text:style-name="T35">mese</text:span><text:span text:style-name="T170"> </text:span><text:span text:style-name="T35">prima</text:span><text:span text:style-name="T203"> </text:span><text:span text:style-name="T35">della</text:span><text:span text:style-name="T170"> </text:span><text:span text:style-name="T35">scadenza</text:span><text:span text:style-name="T203"> </text:span><text:span text:style-name="T35">dell’Accordo,</text:span><text:span text:style-name="T170"> </text:span><text:span text:style-name="T35">lo</text:span><text:span text:style-name="T203"> </text:span><text:span text:style-name="T35">Sportello</text:span><text:span text:style-name="T170"> </text:span><text:span text:style-name="T35">Unico</text:span><text:span text:style-name="T203"> </text:span><text:span text:style-name="T35">avvia</text:span><text:span text:style-name="T170"> </text:span><text:span text:style-name="T35">la</text:span><text:span text:style-name="T203"> </text:span><text:span text:style-name="T35">pro- cedura</text:span><text:span text:style-name="T187"> </text:span><text:span text:style-name="T35">di</text:span><text:span text:style-name="T190"> </text:span><text:span text:style-name="T35">verifica</text:span><text:span text:style-name="T190"> </text:span><text:span text:style-name="T35">e</text:span><text:span text:style-name="T190"> </text:span><text:span text:style-name="T35">ne</text:span><text:span text:style-name="T190"> </text:span><text:span text:style-name="T35">dà</text:span><text:span text:style-name="T190"> </text:span><text:span text:style-name="T35">comunicazione</text:span><text:span text:style-name="T190"> </text:span><text:span text:style-name="T35">al</text:span><text:span text:style-name="T190"> </text:span><text:span text:style-name="T35">cittadino</text:span><text:span text:style-name="T190"> </text:span><text:span text:style-name="T35">straniero.</text:span><text:span text:style-name="T190"> </text:span><text:span text:style-name="T35">Entro</text:span><text:span text:style-name="T190"> </text:span><text:span text:style-name="T35">15</text:span><text:span text:style-name="T190"> </text:span><text:span text:style-name="T35">giorni dalla comunicazione occorre presentare, se non è ancora stato fatto, la docu- mentazione necessaria ad ottenere il riconoscimento dei crediti, compresa </text:span><text:span text:style-name="T170">la </text:span><text:span text:style-name="T35">certificazione</text:span><text:span text:style-name="T173"> </text:span><text:span text:style-name="T35">relativa</text:span><text:span text:style-name="T174"> </text:span><text:span text:style-name="T35">all’adempimento</text:span><text:span text:style-name="T173"> </text:span><text:span text:style-name="T35">dell’obbligo</text:span><text:span text:style-name="T174"> </text:span><text:span text:style-name="T35">di</text:span><text:span text:style-name="T173"> </text:span><text:span text:style-name="T35">istruzione</text:span><text:span text:style-name="T174"> </text:span><text:span text:style-name="T35">dei</text:span><text:span text:style-name="T173"> </text:span><text:span text:style-name="T35">figli</text:span><text:span text:style-name="T174"> </text:span><text:span text:style-name="T35">mi- nori</text:span><text:span text:style-name="T39"> </text:span><text:span text:style-name="T35">e</text:span><text:span text:style-name="T39"> </text:span><text:span text:style-name="T35">quella</text:span><text:span text:style-name="T39"> </text:span><text:span text:style-name="T35">relativa</text:span><text:span text:style-name="T36"> </text:span><text:span text:style-name="T35">alla</text:span><text:span text:style-name="T39"> </text:span><text:span text:style-name="T35">conoscenza</text:span><text:span text:style-name="T39"> </text:span><text:span text:style-name="T35">dell’Italiano</text:span><text:span text:style-name="T36"> </text:span><text:span text:style-name="T35">almeno</text:span><text:span text:style-name="T39"> </text:span><text:span text:style-name="T35">al</text:span><text:span text:style-name="T39"> </text:span><text:span text:style-name="T35">livello</text:span><text:span text:style-name="T173"> </text:span><text:span text:style-name="T35">A2.</text:span></text:p>
        <text:p text:style-name="P936"><text:span text:style-name="T35">In</text:span><text:span text:style-name="T217"> </text:span><text:span text:style-name="T35">mancanza</text:span><text:span text:style-name="T217"> </text:span><text:span text:style-name="T35">della</text:span><text:span text:style-name="T217"> </text:span><text:span text:style-name="T35">documentazione</text:span><text:span text:style-name="T217"> </text:span><text:span text:style-name="T35">necessaria,</text:span><text:span text:style-name="T217"> </text:span><text:span text:style-name="T35">il</text:span><text:span text:style-name="T217"> </text:span><text:span text:style-name="T35">cittadino</text:span><text:span text:style-name="T217"> </text:span><text:span text:style-name="T35">straniero</text:span><text:span text:style-name="T217"> </text:span><text:span text:style-name="T35">può</text:span><text:span text:style-name="T217"> </text:span><text:span text:style-name="T35">soste- nere, gratuitamente, un test di verifica delle sue conoscenze della lingua ita- liana,</text:span><text:span text:style-name="T196"> </text:span><text:span text:style-name="T35">della</text:span><text:span text:style-name="T199"> </text:span><text:span text:style-name="T35">cultura</text:span><text:span text:style-name="T199"> </text:span><text:span text:style-name="T35">civica</text:span><text:span text:style-name="T199"> </text:span><text:span text:style-name="T35">e</text:span><text:span text:style-name="T199"> </text:span><text:span text:style-name="T35">della</text:span><text:span text:style-name="T196"> </text:span><text:span text:style-name="T35">vita</text:span><text:span text:style-name="T199"> </text:span><text:span text:style-name="T35">civile</text:span><text:span text:style-name="T199"> </text:span><text:span text:style-name="T35">in</text:span><text:span text:style-name="T199"> </text:span><text:span text:style-name="T35">Italia.</text:span><text:span text:style-name="T199"> </text:span><text:span text:style-name="T35">Il</text:span><text:span text:style-name="T196"> </text:span><text:span text:style-name="T35">test</text:span><text:span text:style-name="T199"> </text:span><text:span text:style-name="T35">viene</text:span><text:span text:style-name="T199"> </text:span><text:span text:style-name="T35">organizzato</text:span><text:span text:style-name="T199"> </text:span><text:span text:style-name="T35">a cura dello Sportello</text:span><text:span text:style-name="T170"> </text:span><text:span text:style-name="T35">Unico.</text:span></text:p>
        <text:p text:style-name="P1058"/>
        <text:list xml:id="list153416675214287" text:continue-numbering="true" text:style-name="WWNum2">
          <text:list-item>
            <text:h text:style-name="P65" text:outline-level="3"><text:span text:style-name="T389">Cosa</text:span><text:span text:style-name="T421"> </text:span><text:span text:style-name="T389">si</text:span><text:span text:style-name="T421"> </text:span><text:span text:style-name="T389">intende</text:span><text:span text:style-name="T421"> </text:span><text:span text:style-name="T389">per</text:span><text:span text:style-name="T411"> </text:span><text:span text:style-name="T389">conoscenza</text:span><text:span text:style-name="T421"> </text:span><text:span text:style-name="T389">della</text:span><text:span text:style-name="T421"> </text:span><text:span text:style-name="T389">lingua</text:span><text:span text:style-name="T411"> </text:span><text:span text:style-name="T389">italiana</text:span><text:span text:style-name="T421"> </text:span><text:span text:style-name="T389">al</text:span><text:span text:style-name="T421"> </text:span><text:span text:style-name="T389">livello A2? Come può essere conseguita la</text:span><text:span text:style-name="T434"> </text:span><text:span text:style-name="T389">certificazione?</text:span></text:h>
          </text:list-item>
        </text:list>
        <text:p text:style-name="P931"><text:span text:style-name="T35">Il</text:span><text:span text:style-name="T174"> </text:span><text:span text:style-name="T35">livello</text:span><text:span text:style-name="T174"> </text:span><text:span text:style-name="T35">minimo</text:span><text:span text:style-name="T174"> </text:span><text:span text:style-name="T35">di</text:span><text:span text:style-name="T174"> </text:span><text:span text:style-name="T35">conoscenza</text:span><text:span text:style-name="T174"> </text:span><text:span text:style-name="T35">della</text:span><text:span text:style-name="T183"> </text:span><text:span text:style-name="T35">lingua</text:span><text:span text:style-name="T174"> </text:span><text:span text:style-name="T35">che</text:span><text:span text:style-name="T174"> </text:span><text:span text:style-name="T35">viene</text:span><text:span text:style-name="T174"> </text:span><text:span text:style-name="T35">richiesto</text:span><text:span text:style-name="T174"> </text:span><text:span text:style-name="T35">per</text:span><text:span text:style-name="T174"> </text:span><text:span text:style-name="T35">adempiere </text:span><text:span text:style-name="T162">l’accordo</text:span><text:span text:style-name="T199"> </text:span><text:span text:style-name="T35">di</text:span><text:span text:style-name="T180"> </text:span><text:span text:style-name="T162">integrazione</text:span><text:span text:style-name="T199"> </text:span><text:span text:style-name="T162">corrisponde</text:span><text:span text:style-name="T180"> </text:span><text:span text:style-name="T35">al</text:span><text:span text:style-name="T199"> </text:span><text:span text:style-name="T162">livello</text:span><text:span text:style-name="T216"> </text:span><text:span text:style-name="T35">A2</text:span><text:span text:style-name="T199"> </text:span><text:span text:style-name="T35">del</text:span><text:span text:style-name="T180"> </text:span><text:span text:style-name="T163">Quadro</text:span><text:span text:style-name="T199"> </text:span><text:span text:style-name="T162">comune</text:span><text:span text:style-name="T180"> </text:span><text:span text:style-name="T162">europeo </text:span><text:span text:style-name="T35">di</text:span><text:span text:style-name="T196"> </text:span><text:span text:style-name="T162">riferimento</text:span><text:span text:style-name="T196"> </text:span><text:span text:style-name="T35">per</text:span><text:span text:style-name="T196"> </text:span><text:span text:style-name="T35">la</text:span><text:span text:style-name="T199"> </text:span><text:span text:style-name="T162">conoscenza</text:span><text:span text:style-name="T196"> </text:span><text:span text:style-name="T162">delle</text:span><text:span text:style-name="T196"> </text:span><text:span text:style-name="T162">lingue</text:span><text:span text:style-name="T196"> </text:span><text:span text:style-name="T162">approvato</text:span><text:span text:style-name="T199"> </text:span><text:span text:style-name="T35">dal</text:span><text:span text:style-name="T196"> </text:span><text:span text:style-name="T162">Consiglio</text:span><text:span text:style-name="T196"> </text:span><text:span text:style-name="T162">d’Europa. </text:span><text:span text:style-name="T225">A2 – Si tratta di un livello di conoscenza linguistico elementare che con- sente di </text:span><text:span text:style-name="T35">comunicare in attività che richiedono un semplice scambio di</text:span><text:span text:style-name="T211"> </text:span><text:span text:style-name="T35">infor- mazioni su argomenti familiari e comuni e di descrivere in termini semplici aspetti della propria vita e dell’ambiente</text:span><text:span text:style-name="T187"> </text:span><text:span text:style-name="T35">circostante.</text:span></text:p>
        <text:list xml:id="list153416371123462" text:continue-list="list153417119679828" text:style-name="WWNum6">
          <text:list-item>
            <text:p text:style-name="P483"><text:span text:style-name="T47">La</text:span><text:span text:style-name="T117"> </text:span><text:span text:style-name="T48">conoscenza</text:span><text:span text:style-name="T117"> </text:span><text:span text:style-name="T48">della</text:span><text:span text:style-name="T110"> </text:span><text:span text:style-name="T48">lingua</text:span><text:span text:style-name="T117"> </text:span><text:span text:style-name="T48">italiana</text:span><text:span text:style-name="T110"> </text:span><text:span text:style-name="T47">a</text:span><text:span text:style-name="T117"> </text:span><text:span text:style-name="T48">livello</text:span><text:span text:style-name="T113"> </text:span><text:span text:style-name="T47">A2</text:span><text:span text:style-name="T117"> </text:span><text:span text:style-name="T47">si</text:span><text:span text:style-name="T110"> </text:span><text:span text:style-name="T43">può</text:span><text:span text:style-name="T117"> </text:span><text:span text:style-name="T48">dimostrare</text:span><text:span text:style-name="T110"> </text:span><text:span text:style-name="T47">in</text:span><text:span text:style-name="T117"> </text:span><text:span text:style-name="T43">vari</text:span><text:span text:style-name="T110"> </text:span><text:span text:style-name="T48">modi:</text:span></text:p>
          </text:list-item>
          <text:list-item>
            <text:p text:style-name="P398"><text:span text:style-name="T47">con</text:span><text:span text:style-name="T55"> </text:span><text:span text:style-name="T47">una</text:span><text:span text:style-name="T55"> </text:span><text:span text:style-name="T47">certificazione</text:span><text:span text:style-name="T48"> </text:span><text:span text:style-name="T47">di</text:span><text:span text:style-name="T55"> </text:span><text:span text:style-name="T47">conoscenza</text:span><text:span text:style-name="T55"> </text:span><text:span text:style-name="T47">dell’Italiano</text:span><text:span text:style-name="T48"> </text:span><text:span text:style-name="T47">di</text:span><text:span text:style-name="T55"> </text:span><text:span text:style-name="T47">livello</text:span><text:span text:style-name="T85"> </text:span><text:span text:style-name="T47">A2</text:span><text:span text:style-name="T55"> </text:span><text:span text:style-name="T47">rilasciata</text:span><text:span text:style-name="T48"> </text:span><text:span text:style-name="T47">da uno</text:span><text:span text:style-name="T80"> </text:span><text:span text:style-name="T47">dei</text:span><text:span text:style-name="T104"> </text:span><text:span text:style-name="T47">quattro</text:span><text:span text:style-name="T80"> </text:span><text:span text:style-name="T47">Enti</text:span><text:span text:style-name="T104"> </text:span><text:span text:style-name="T47">Certificatori</text:span><text:span text:style-name="T80"> </text:span><text:span text:style-name="T47">riconosciuti</text:span><text:span text:style-name="T104"> </text:span><text:span text:style-name="T47">dal</text:span><text:span text:style-name="T80"> </text:span><text:span text:style-name="T47">Ministero</text:span><text:span text:style-name="T104"> </text:span><text:span text:style-name="T47">degli</text:span><text:span text:style-name="T140"> </text:span><text:span text:style-name="T43">Affari</text:span><text:span text:style-name="T104"> </text:span><text:span text:style-name="T47">Esteri e</text:span><text:span text:style-name="T80"> </text:span><text:span text:style-name="T47">dal</text:span><text:span text:style-name="T104"> </text:span><text:span text:style-name="T47">Ministero</text:span><text:span text:style-name="T104"> </text:span><text:span text:style-name="T47">dell’Istruzione,</text:span><text:span text:style-name="T104"> </text:span><text:span text:style-name="T47">Università</text:span><text:span text:style-name="T104"> </text:span><text:span text:style-name="T47">e</text:span><text:span text:style-name="T80"> </text:span><text:span text:style-name="T47">Ricerca</text:span><text:span text:style-name="T104"> </text:span><text:span text:style-name="T47">(Università</text:span><text:span text:style-name="T104"> </text:span><text:span text:style-name="T47">per</text:span><text:span text:style-name="T104"> </text:span><text:span text:style-name="T47">Stranieri di Perugia, Università per Stranieri di Siena, Università degli Studi </text:span><text:span text:style-name="T43">Roma Tre, </text:span><text:span text:style-name="T47">Società Dante</text:span><text:span text:style-name="T100"> </text:span><text:span text:style-name="T47">Alighieri);</text:span></text:p>
          </text:list-item>
          <text:list-item>
            <text:p text:style-name="P409"><text:span text:style-name="T47">con il possesso di un titolo di studio conseguito in Italia (Licenza di </text:span><text:span text:style-name="T43">scuola </text:span><text:span text:style-name="T47">media, Diploma di scuola superiore, Laurea</text:span><text:span text:style-name="T104"> </text:span><text:span text:style-name="T47">universitaria);</text:span></text:p>
          </text:list-item>
          <text:list-item>
            <text:p text:style-name="P383"><text:span text:style-name="T43">dimostrando</text:span><text:span text:style-name="T72"> </text:span><text:span text:style-name="T47">che</text:span><text:span text:style-name="T77"> </text:span><text:span text:style-name="T47">si</text:span><text:span text:style-name="T72"> </text:span><text:span text:style-name="T47">sta</text:span><text:span text:style-name="T77"> </text:span><text:span text:style-name="T43">frequentando</text:span><text:span text:style-name="T72"> </text:span><text:span text:style-name="T47">un</text:span><text:span text:style-name="T77"> </text:span><text:span text:style-name="T43">corso</text:span><text:span text:style-name="T72"> </text:span><text:span text:style-name="T47">di</text:span><text:span text:style-name="T77"> </text:span><text:span text:style-name="T43">studi</text:span><text:span text:style-name="T72"> </text:span><text:span text:style-name="T47">in</text:span><text:span text:style-name="T77"> </text:span><text:span text:style-name="T43">un’università</text:span><text:span text:style-name="T72"> </text:span><text:span text:style-name="T43">italiana, </text:span><text:span text:style-name="T47">statale o non statale legalmente riconosciuta, un dottorato o un master uni- versitario;</text:span></text:p>
          </text:list-item>
          <text:list-item>
            <text:p text:style-name="P385"><text:span text:style-name="T47">frequentando o dimostrando di aver frequentato un corso di Italiano presso un</text:span><text:span text:style-name="T80"> </text:span><text:span text:style-name="T47">Centro</text:span><text:span text:style-name="T80"> </text:span><text:span text:style-name="T47">territoriale</text:span><text:span text:style-name="T80"> </text:span><text:span text:style-name="T47">permanente</text:span><text:span text:style-name="T104"> </text:span><text:span text:style-name="T47">(CTP),</text:span><text:span text:style-name="T80"> </text:span><text:span text:style-name="T47">al</text:span><text:span text:style-name="T80"> </text:span><text:span text:style-name="T47">termine</text:span><text:span text:style-name="T80"> </text:span><text:span text:style-name="T47">del</text:span><text:span text:style-name="T104"> </text:span><text:span text:style-name="T47">quale</text:span><text:span text:style-name="T80"> </text:span><text:span text:style-name="T47">venga</text:span><text:span text:style-name="T80"> </text:span><text:span text:style-name="T47">rilasciato un</text:span><text:span text:style-name="T55"> </text:span><text:span text:style-name="T47">titolo</text:span><text:span text:style-name="T55"> </text:span><text:span text:style-name="T47">che</text:span><text:span text:style-name="T55"> </text:span><text:span text:style-name="T47">attesti</text:span><text:span text:style-name="T55"> </text:span><text:span text:style-name="T47">la</text:span><text:span text:style-name="T55"> </text:span><text:span text:style-name="T47">conoscenza</text:span><text:span text:style-name="T55"> </text:span><text:span text:style-name="T47">della</text:span><text:span text:style-name="T55"> </text:span><text:span text:style-name="T47">lingua</text:span><text:span text:style-name="T55"> </text:span><text:span text:style-name="T47">italiana</text:span><text:span text:style-name="T55"> </text:span><text:span text:style-name="T47">a</text:span><text:span text:style-name="T55"> </text:span><text:span text:style-name="T47">un</text:span><text:span text:style-name="T55"> </text:span><text:span text:style-name="T47">livello</text:span><text:span text:style-name="T55"> </text:span><text:span text:style-name="T47">non</text:span><text:span text:style-name="T48"> </text:span><text:span text:style-name="T47">infe- riore ad A2 del</text:span><text:span text:style-name="T105"> </text:span><text:span text:style-name="T47">QCER.</text:span></text:p>
          </text:list-item>
        </text:list>
      </text:section>
      <text:p text:style-name="P1124"/>
      <text:p text:style-name="P728"/>
      <text:p text:style-name="P660"><draw:g text:anchor-type="as-char" draw:z-index="99" draw:style-name="gr5"><draw:line draw:style-name="gr6" draw:text-style-name="P1280" svg:x1="0in" svg:y1="0in" svg:x2="3.8228in" svg:y2="0in"><text:p/></draw:line></draw:g><text:span text:style-name="T483"><text:tab/></text:span><draw:g text:anchor-type="as-char" draw:z-index="100" draw:style-name="gr5"><draw:line draw:style-name="gr6" draw:text-style-name="P1280" svg:x1="0in" svg:y1="0in" svg:x2="3.8189in" svg:y2="0in"><text:p/></draw:line></draw:g></text:p>
      <text:p text:style-name="P766"/>
      <text:section text:style-name="Sect4" text:name="Section47">
        <text:p text:style-name="P676"><text:span text:style-name="T47">In</text:span><text:span text:style-name="T110"> </text:span><text:span text:style-name="T47">mancanza</text:span><text:span text:style-name="T101"> </text:span><text:span text:style-name="T47">di</text:span><text:span text:style-name="T110"> </text:span><text:span text:style-name="T47">certificazione</text:span><text:span text:style-name="T101"> </text:span><text:span text:style-name="T47">della</text:span><text:span text:style-name="T101"> </text:span><text:span text:style-name="T47">conoscenza</text:span><text:span text:style-name="T110"> </text:span><text:span text:style-name="T47">dell’italiano,</text:span><text:span text:style-name="T101"> </text:span><text:span text:style-name="T47">occorrerà</text:span><text:span text:style-name="T101"> </text:span><text:span text:style-name="T47">soste- nere un </text:span><text:span text:style-name="T52">test di conoscenza della lingua presso un</text:span><text:span text:style-name="T142"> </text:span><text:span text:style-name="T52">CTP</text:span><text:span text:style-name="T47">.</text:span></text:p>
        <text:p text:style-name="P842"/>
        <text:list xml:id="list153416111724821" text:continue-list="list153416675214287" text:style-name="WWNum2">
          <text:list-item>
            <text:h text:style-name="P99" text:outline-level="3"><text:span text:style-name="T389">Cosa sono i</text:span><text:span text:style-name="T430"> </text:span><text:span text:style-name="T389">CTP?</text:span></text:h>
          </text:list-item>
        </text:list>
        <text:p text:style-name="P827"><text:span text:style-name="T35">I</text:span><text:span text:style-name="T187"> </text:span><text:span text:style-name="T35">Centri</text:span><text:span text:style-name="T216"> </text:span><text:span text:style-name="T162">Territoriali</text:span><text:span text:style-name="T187"> </text:span><text:span text:style-name="T35">Permanenti</text:span><text:span text:style-name="T190"> </text:span><text:span text:style-name="T35">per</text:span><text:span text:style-name="T190"> </text:span><text:span text:style-name="T35">l’Educazione</text:span><text:span text:style-name="T187"> </text:span><text:span text:style-name="T35">e</text:span><text:span text:style-name="T190"> </text:span><text:span text:style-name="T35">la</text:span><text:span text:style-name="T190"> </text:span><text:span text:style-name="T35">Formazione</text:span><text:span text:style-name="T190"> </text:span><text:span text:style-name="T35">in</text:span><text:span text:style-name="T187"> </text:span><text:span text:style-name="T35">Età</text:span><text:span text:style-name="T214"> </text:span><text:span text:style-name="T35">Adulta</text:span></text:p>
        <text:list xml:id="list153415587506235" text:continue-list="list153415192460657" text:style-name="WWNum1">
          <text:list-item>
            <text:p text:style-name="P472"><text:span text:style-name="T47">CTP - sono istituzioni pubbliche, in cui operano insegnanti della scuola di Stato affiancati, secondo le esigenze, da figure di esperti e collaborazioni esterne,</text:span><text:span text:style-name="T110"> </text:span><text:span text:style-name="T47">per</text:span><text:span text:style-name="T101"> </text:span><text:span text:style-name="T47">offrire</text:span><text:span text:style-name="T110"> </text:span><text:span text:style-name="T47">attività</text:span><text:span text:style-name="T101"> </text:span><text:span text:style-name="T47">culturali,</text:span><text:span text:style-name="T110"> </text:span><text:span text:style-name="T47">di</text:span><text:span text:style-name="T101"> </text:span><text:span text:style-name="T47">istruzione</text:span><text:span text:style-name="T110"> </text:span><text:span text:style-name="T47">e</text:span><text:span text:style-name="T101"> </text:span><text:span text:style-name="T47">di</text:span><text:span text:style-name="T110"> </text:span><text:span text:style-name="T47">formazione</text:span><text:span text:style-name="T101"> </text:span><text:span text:style-name="T47">per</text:span><text:span text:style-name="T110"> </text:span><text:span text:style-name="T47">adulti.</text:span></text:p>
          </text:list-item>
        </text:list>
        <text:p text:style-name="P909"><text:span text:style-name="T35">I</text:span><text:span text:style-name="T216"> </text:span><text:span text:style-name="T35">corsi</text:span><text:span text:style-name="T216"> </text:span><text:span text:style-name="T35">di</text:span><text:span text:style-name="T216"> </text:span><text:span text:style-name="T35">Italiano</text:span><text:span text:style-name="T216"> </text:span><text:span text:style-name="T35">dei</text:span><text:span text:style-name="T216"> </text:span><text:span text:style-name="T35">Centri</text:span><text:span text:style-name="T212"> </text:span><text:span text:style-name="T162">Territoriali</text:span><text:span text:style-name="T216"> </text:span><text:span text:style-name="T35">Permanenti</text:span><text:span text:style-name="T216"> </text:span><text:span text:style-name="T35">(CTP)</text:span><text:span text:style-name="T187"> </text:span><text:span text:style-name="T35">comprendono</text:span><text:span text:style-name="T216"> </text:span><text:span text:style-name="T35">altresì elementi</text:span><text:span text:style-name="T187"> </text:span><text:span text:style-name="T35">di</text:span><text:span text:style-name="T187"> </text:span><text:span text:style-name="T35">educazione</text:span><text:span text:style-name="T187"> </text:span><text:span text:style-name="T35">civica</text:span><text:span text:style-name="T187"> </text:span><text:span text:style-name="T35">ovvero</text:span><text:span text:style-name="T190"> </text:span><text:span text:style-name="T35">inerenti</text:span><text:span text:style-name="T187"> </text:span><text:span text:style-name="T35">ai</text:span><text:span text:style-name="T187"> </text:span><text:span text:style-name="T35">diritti</text:span><text:span text:style-name="T187"> </text:span><text:span text:style-name="T35">e</text:span><text:span text:style-name="T190"> </text:span><text:span text:style-name="T35">ai</text:span><text:span text:style-name="T187"> </text:span><text:span text:style-name="T35">doveri</text:span><text:span text:style-name="T187"> </text:span><text:span text:style-name="T35">del</text:span><text:span text:style-name="T187"> </text:span><text:span text:style-name="T35">cittadino. </text:span><text:span text:style-name="T162">Possono</text:span><text:span text:style-name="T199"> </text:span><text:span text:style-name="T162">iscriversi</text:span><text:span text:style-name="T199"> </text:span><text:span text:style-name="T35">a</text:span><text:span text:style-name="T199"> </text:span><text:span text:style-name="T35">un</text:span><text:span text:style-name="T199"> </text:span><text:span text:style-name="T162">corso</text:span><text:span text:style-name="T180"> </text:span><text:span text:style-name="T35">dei</text:span><text:span text:style-name="T199"> </text:span><text:span text:style-name="T35">CTP</text:span><text:span text:style-name="T190"> </text:span><text:span text:style-name="T162">tutti</text:span><text:span text:style-name="T199"> </text:span><text:span text:style-name="T35">i</text:span><text:span text:style-name="T199"> </text:span><text:span text:style-name="T162">cittadini</text:span><text:span text:style-name="T180"> </text:span><text:span text:style-name="T162">stranieri</text:span><text:span text:style-name="T199"> </text:span><text:span text:style-name="T35">che</text:span><text:span text:style-name="T199"> </text:span><text:span text:style-name="T162">abbiano</text:span><text:span text:style-name="T199"> </text:span><text:span text:style-name="T162">com- </text:span><text:span text:style-name="T35">piuto il 16° anno di età. Al termine del corso si può ottenere la</text:span><text:span text:style-name="T242"> </text:span><text:span text:style-name="T35">certificazione di conoscenza della lingua</text:span><text:span text:style-name="T199"> </text:span><text:span text:style-name="T35">italiana.</text:span></text:p>
        <text:p text:style-name="P657"><text:span text:style-name="T52">I corsi organizzati dai CTP sono gratuiti.</text:span></text:p>
        <text:p text:style-name="P742"/>
        <text:list xml:id="list153415714691561" text:continue-list="list153416111724821" text:style-name="WWNum2">
          <text:list-item>
            <text:p text:style-name="P484"><text:span text:style-name="T347">Come viene verificato </text:span><text:span text:style-name="T354">l’accordo </text:span><text:span text:style-name="T347">di</text:span><text:span text:style-name="T359"> </text:span><text:span text:style-name="T347">integrazione?</text:span></text:p>
          </text:list-item>
        </text:list>
        <text:p text:style-name="P1000"><text:span text:style-name="T35">La</text:span><text:span text:style-name="T39"> </text:span><text:span text:style-name="T35">verifica</text:span><text:span text:style-name="T36"> </text:span><text:span text:style-name="T35">si</text:span><text:span text:style-name="T36"> </text:span><text:span text:style-name="T35">conclude</text:span><text:span text:style-name="T36"> </text:span><text:span text:style-name="T35">con</text:span><text:span text:style-name="T36"> </text:span><text:span text:style-name="T35">l’attribuzione</text:span><text:span text:style-name="T36"> </text:span><text:span text:style-name="T35">dei</text:span><text:span text:style-name="T36"> </text:span><text:span text:style-name="T35">crediti</text:span><text:span text:style-name="T36"> </text:span><text:span text:style-name="T35">finali</text:span><text:span text:style-name="T36"> </text:span><text:span text:style-name="T35">e</text:span><text:span text:style-name="T36"> </text:span><text:span text:style-name="T35">con</text:span><text:span text:style-name="T36"> </text:span><text:span text:style-name="T35">una</text:span><text:span text:style-name="T36"> </text:span><text:span text:style-name="T35">delle</text:span><text:span text:style-name="T36"> </text:span><text:span text:style-name="T35">se- guenti</text:span><text:span text:style-name="T162"> </text:span><text:span text:style-name="T35">decisioni:</text:span></text:p>
        <text:list xml:id="list153417168639547" text:continue-list="list153416371123462" text:style-name="WWNum6">
          <text:list-item>
            <text:p text:style-name="P485"><text:span text:style-name="T48">crediti</text:span><text:span text:style-name="T72"> </text:span><text:span text:style-name="T48">superiori</text:span><text:span text:style-name="T77"> </text:span><text:span text:style-name="T47">a</text:span><text:span text:style-name="T72"> </text:span><text:span text:style-name="T47">30</text:span><text:span text:style-name="T77"> </text:span><text:span text:style-name="T47">e</text:span><text:span text:style-name="T77"> </text:span><text:span text:style-name="T48">conseguimento</text:span><text:span text:style-name="T72"> </text:span><text:span text:style-name="T43">del</text:span><text:span text:style-name="T77"> </text:span><text:span text:style-name="T48">livello</text:span><text:span text:style-name="T80"> </text:span><text:span text:style-name="T47">A2</text:span><text:span text:style-name="T77"> </text:span><text:span text:style-name="T48">della</text:span><text:span text:style-name="T77"> </text:span><text:span text:style-name="T48">conoscenza</text:span><text:span text:style-name="T72"> </text:span><text:span text:style-name="T48">della</text:span><text:span text:style-name="T77"> </text:span><text:span text:style-name="T43">lin- gua</text:span><text:span text:style-name="T110"> </text:span><text:span text:style-name="T48">italiana</text:span><text:span text:style-name="T110"> </text:span><text:span text:style-name="T48">parlata</text:span><text:span text:style-name="T101"> </text:span><text:span text:style-name="T47">e</text:span><text:span text:style-name="T110"> </text:span><text:span text:style-name="T48">conoscenza</text:span><text:span text:style-name="T110"> </text:span><text:span text:style-name="T48">della</text:span><text:span text:style-name="T101"> </text:span><text:span text:style-name="T48">cultura</text:span><text:span text:style-name="T110"> </text:span><text:span text:style-name="T48">civica</text:span><text:span text:style-name="T110"> </text:span><text:span text:style-name="T47">e</text:span><text:span text:style-name="T101"> </text:span><text:span text:style-name="T48">della</text:span><text:span text:style-name="T110"> </text:span><text:span text:style-name="T43">vita</text:span><text:span text:style-name="T110"> </text:span><text:span text:style-name="T48">civile</text:span><text:span text:style-name="T101"> </text:span><text:span text:style-name="T47">in</text:span><text:span text:style-name="T110"> </text:span><text:span text:style-name="T48">Italia: </text:span><text:span text:style-name="T43">estinzione dell’accordo </text:span><text:span text:style-name="T47">per </text:span><text:span text:style-name="T43">adempimento. </text:span><text:span text:style-name="T47">Se i </text:span><text:span text:style-name="T43">crediti sono pari </text:span><text:span text:style-name="T47">o </text:span><text:span text:style-name="T43">superiori </text:span><text:span text:style-name="T47">a </text:span><text:span text:style-name="T48">quaranta </text:span><text:span text:style-name="T43">sono </text:span><text:span text:style-name="T48">riconosciuti premi </text:span><text:span text:style-name="T43">per </text:span><text:span text:style-name="T48">specifiche attività culturali </text:span><text:span text:style-name="T47">e</text:span><text:span text:style-name="T132"> </text:span><text:span text:style-name="T48">formative.</text:span></text:p>
          </text:list-item>
          <text:list-item>
            <text:p text:style-name="P486"><text:span text:style-name="T47">crediti</text:span><text:span text:style-name="T101"> </text:span><text:span text:style-name="T47">finali</text:span><text:span text:style-name="T101"> </text:span><text:span text:style-name="T47">superiori</text:span><text:span text:style-name="T101"> </text:span><text:span text:style-name="T47">a</text:span><text:span text:style-name="T101"> </text:span><text:span text:style-name="T47">zero</text:span><text:span text:style-name="T101"> </text:span><text:span text:style-name="T47">ma</text:span><text:span text:style-name="T101"> </text:span><text:span text:style-name="T47">inferiori</text:span><text:span text:style-name="T101"> </text:span><text:span text:style-name="T47">a</text:span><text:span text:style-name="T101"> </text:span><text:span text:style-name="T47">30</text:span><text:span text:style-name="T101"> </text:span><text:span text:style-name="T47">(ovvero</text:span><text:span text:style-name="T101"> </text:span><text:span text:style-name="T47">non</text:span><text:span text:style-name="T101"> </text:span><text:span text:style-name="T47">sono</text:span><text:span text:style-name="T55"> </text:span><text:span text:style-name="T47">stati</text:span><text:span text:style-name="T101"> </text:span><text:span text:style-name="T47">conse- guiti</text:span><text:span text:style-name="T80"> </text:span><text:span text:style-name="T47">i</text:span><text:span text:style-name="T80"> </text:span><text:span text:style-name="T47">livelli</text:span><text:span text:style-name="T80"> </text:span><text:span text:style-name="T47">della</text:span><text:span text:style-name="T104"> </text:span><text:span text:style-name="T47">conoscenza</text:span><text:span text:style-name="T80"> </text:span><text:span text:style-name="T47">della</text:span><text:span text:style-name="T80"> </text:span><text:span text:style-name="T47">lingua</text:span><text:span text:style-name="T104"> </text:span><text:span text:style-name="T47">italiana</text:span><text:span text:style-name="T80"> </text:span><text:span text:style-name="T47">parlata,</text:span><text:span text:style-name="T80"> </text:span><text:span text:style-name="T47">della</text:span><text:span text:style-name="T104"> </text:span><text:span text:style-name="T47">cultura</text:span><text:span text:style-name="T80"> </text:span><text:span text:style-name="T47">civica e</text:span><text:span text:style-name="T48"> </text:span><text:span text:style-name="T47">della</text:span><text:span text:style-name="T48"> </text:span><text:span text:style-name="T47">vita</text:span><text:span text:style-name="T48"> </text:span><text:span text:style-name="T47">civile</text:span><text:span text:style-name="T48"> </text:span><text:span text:style-name="T47">in</text:span><text:span text:style-name="T48"> </text:span><text:span text:style-name="T47">Italia),</text:span><text:span text:style-name="T48"> </text:span><text:span text:style-name="T47">è</text:span><text:span text:style-name="T48"> </text:span><text:span text:style-name="T47">dichiarata</text:span><text:span text:style-name="T48"> </text:span><text:span text:style-name="T47">la</text:span><text:span text:style-name="T48"> </text:span><text:span text:style-name="T47">proroga</text:span><text:span text:style-name="T48"> </text:span><text:span text:style-name="T47">dell’accordo</text:span><text:span text:style-name="T48"> </text:span><text:span text:style-name="T47">per</text:span><text:span text:style-name="T48"> </text:span><text:span text:style-name="T47">un</text:span><text:span text:style-name="T48"> </text:span><text:span text:style-name="T47">anno alle medesime condizioni. La verifica verrà effettuata un mese prima della scadenza dell’anno di proroga. Qualora non sia comunque adempiuto l’ac- cordo,</text:span><text:span text:style-name="T117"> </text:span><text:span text:style-name="T47">il</text:span><text:span text:style-name="T110"> </text:span><text:span text:style-name="T47">Prefetto</text:span><text:span text:style-name="T110"> </text:span><text:span text:style-name="T47">decreta</text:span><text:span text:style-name="T110"> </text:span><text:span text:style-name="T47">l’inadempimento</text:span><text:span text:style-name="T117"> </text:span><text:span text:style-name="T47">parziale,</text:span><text:span text:style-name="T110"> </text:span><text:span text:style-name="T47">di</text:span><text:span text:style-name="T110"> </text:span><text:span text:style-name="T47">cui</text:span><text:span text:style-name="T110"> </text:span><text:span text:style-name="T47">l’autorità</text:span><text:span text:style-name="T110"> </text:span><text:span text:style-name="T47">compe- tente tiene conto per l’adozione dei provvedimenti discrezionali in materia di</text:span><text:span text:style-name="T43"> </text:span><text:span text:style-name="T47">immigrazione.</text:span></text:p>
          </text:list-item>
          <text:list-item>
            <text:p text:style-name="P487"><text:span text:style-name="T47">crediti</text:span><text:span text:style-name="T121"> </text:span><text:span text:style-name="T47">finali</text:span><text:span text:style-name="T121"> </text:span><text:span text:style-name="T47">pari</text:span><text:span text:style-name="T113"> </text:span><text:span text:style-name="T47">o</text:span><text:span text:style-name="T121"> </text:span><text:span text:style-name="T47">inferiori</text:span><text:span text:style-name="T113"> </text:span><text:span text:style-name="T47">a</text:span><text:span text:style-name="T121"> </text:span><text:span text:style-name="T47">zero,</text:span><text:span text:style-name="T113"> </text:span><text:span text:style-name="T47">è</text:span><text:span text:style-name="T121"> </text:span><text:span text:style-name="T47">decretata</text:span><text:span text:style-name="T113"> </text:span><text:span text:style-name="T47">la</text:span><text:span text:style-name="T121"> </text:span><text:span text:style-name="T47">risoluzione</text:span><text:span text:style-name="T113"> </text:span><text:span text:style-name="T47">dell’accordo</text:span><text:span text:style-name="T121"> </text:span><text:span text:style-name="T47">per inadempimento,</text:span><text:span text:style-name="T101"> </text:span><text:span text:style-name="T47">con</text:span><text:span text:style-name="T55"> </text:span><text:span text:style-name="T47">la</text:span><text:span text:style-name="T55"> </text:span><text:span text:style-name="T47">revoca</text:span><text:span text:style-name="T55"> </text:span><text:span text:style-name="T47">del</text:span><text:span text:style-name="T55"> </text:span><text:span text:style-name="T47">permesso</text:span><text:span text:style-name="T55"> </text:span><text:span text:style-name="T47">di</text:span><text:span text:style-name="T55"> </text:span><text:span text:style-name="T47">soggiorno</text:span><text:span text:style-name="T55"> </text:span><text:span text:style-name="T47">o</text:span><text:span text:style-name="T55"> </text:span><text:span text:style-name="T47">il</text:span><text:span text:style-name="T55"> </text:span><text:span text:style-name="T47">rifiuto</text:span><text:span text:style-name="T55"> </text:span><text:span text:style-name="T47">del</text:span><text:span text:style-name="T55"> </text:span><text:span text:style-name="T47">suo rinnovo</text:span><text:span text:style-name="T80"> </text:span><text:span text:style-name="T47">e</text:span><text:span text:style-name="T80"> </text:span><text:span text:style-name="T47">l’espulsione</text:span><text:span text:style-name="T80"> </text:span><text:span text:style-name="T47">dello</text:span><text:span text:style-name="T80"> </text:span><text:span text:style-name="T47">straniero</text:span><text:span text:style-name="T80"> </text:span><text:span text:style-name="T47">dal</text:span><text:span text:style-name="T80"> </text:span><text:span text:style-name="T47">territorio</text:span><text:span text:style-name="T80"> </text:span><text:span text:style-name="T47">nazionale.</text:span><text:span text:style-name="T80"> </text:span><text:span text:style-name="T47">Qualora</text:span><text:span text:style-name="T80"> </text:span><text:span text:style-name="T47">lo</text:span><text:span text:style-name="T80"> </text:span><text:span text:style-name="T47">stra- niero non sia espellibile, si tiene conto dell’inadempimento per l’adozione dei provvedimenti discrezionali in materia di</text:span><text:span text:style-name="T80"> </text:span><text:span text:style-name="T47">immigrazione.</text:span></text:p>
          </text:list-item>
        </text:list>
        <text:p text:style-name="P935"><text:span text:style-name="T35">Qualora</text:span><text:span text:style-name="T36"> </text:span><text:span text:style-name="T35">lo</text:span><text:span text:style-name="T162"> </text:span><text:span text:style-name="T35">Sportello</text:span><text:span text:style-name="T36"> </text:span><text:span text:style-name="T35">Unico</text:span><text:span text:style-name="T162"> </text:span><text:span text:style-name="T35">accerti</text:span><text:span text:style-name="T36"> </text:span><text:span text:style-name="T35">la</text:span><text:span text:style-name="T162"> </text:span><text:span text:style-name="T35">mancata</text:span><text:span text:style-name="T36"> </text:span><text:span text:style-name="T35">partecipazione</text:span><text:span text:style-name="T162"> </text:span><text:span text:style-name="T35">alla</text:span><text:span text:style-name="T36"> </text:span><text:span text:style-name="T35">sessione</text:span><text:span text:style-name="T162"> </text:span><text:span text:style-name="T35">di formazione</text:span><text:span text:style-name="T212"> </text:span><text:span text:style-name="T35">civica</text:span><text:span text:style-name="T217"> </text:span><text:span text:style-name="T35">e</text:span><text:span text:style-name="T212"> </text:span><text:span text:style-name="T35">di</text:span><text:span text:style-name="T217"> </text:span><text:span text:style-name="T35">informazione,</text:span><text:span text:style-name="T212"> </text:span><text:span text:style-name="T35">procede</text:span><text:span text:style-name="T217"> </text:span><text:span text:style-name="T35">alla</text:span><text:span text:style-name="T212"> </text:span><text:span text:style-name="T35">decurtazione</text:span><text:span text:style-name="T217"> </text:span><text:span text:style-name="T35">di</text:span><text:span text:style-name="T212"> </text:span><text:span text:style-name="T35">quindici</text:span><text:span text:style-name="T217"> </text:span><text:span text:style-name="T35">cre- diti. </text:span><text:span text:style-name="T162">L’inadempimento </text:span><text:span text:style-name="T35">all’obbligo di istruzione dei figli minori determina la perdita integrale dei crediti assegnati all’atto della sottoscrizione e di quelli successivamente</text:span><text:span text:style-name="T196"> </text:span><text:span text:style-name="T35">conseguiti</text:span><text:span text:style-name="T199"> </text:span><text:span text:style-name="T35">e</text:span><text:span text:style-name="T199"> </text:span><text:span text:style-name="T35">la</text:span><text:span text:style-name="T199"> </text:span><text:span text:style-name="T35">risoluzione</text:span><text:span text:style-name="T199"> </text:span><text:span text:style-name="T35">dell’accordo</text:span><text:span text:style-name="T199"> </text:span><text:span text:style-name="T35">per</text:span><text:span text:style-name="T199"> </text:span><text:span text:style-name="T35">inadempimento.</text:span></text:p>
        <text:p text:style-name="P718"/>
        <text:list xml:id="list153415583318329" text:continue-list="list153415714691561" text:style-name="WWNum2">
          <text:list-item>
            <text:h text:style-name="P108" text:outline-level="3"><text:span text:style-name="T389">Quali sono i cittadini stranieri esclusi dalla verifica dell’ac- </text:span><text:span text:style-name="T390">cordo?</text:span></text:h>
          </text:list-item>
        </text:list>
        <text:p text:style-name="P931"><text:span text:style-name="T35">I</text:span><text:span text:style-name="T199"> </text:span><text:span text:style-name="T35">cittadini</text:span><text:span text:style-name="T180"> </text:span><text:span text:style-name="T35">stranieri</text:span><text:span text:style-name="T180"> </text:span><text:span text:style-name="T35">che</text:span><text:span text:style-name="T199"> </text:span><text:span text:style-name="T35">hanno</text:span><text:span text:style-name="T180"> </text:span><text:span text:style-name="T35">firmato</text:span><text:span text:style-name="T180"> </text:span><text:span text:style-name="T35">l’accordo</text:span><text:span text:style-name="T199"> </text:span><text:span text:style-name="T35">di</text:span><text:span text:style-name="T180"> </text:span><text:span text:style-name="T35">integrazione</text:span><text:span text:style-name="T180"> </text:span><text:span text:style-name="T35">ma</text:span><text:span text:style-name="T199"> </text:span><text:span text:style-name="T35">che</text:span><text:span text:style-name="T180"> </text:span><text:span text:style-name="T35">al</text:span><text:span text:style-name="T180"> </text:span><text:span text:style-name="T35">mo- mento</text:span><text:span text:style-name="T196"> </text:span><text:span text:style-name="T35">della</text:span><text:span text:style-name="T196"> </text:span><text:span text:style-name="T35">verifica</text:span><text:span text:style-name="T199"> </text:span><text:span text:style-name="T35">sono</text:span><text:span text:style-name="T196"> </text:span><text:span text:style-name="T35">titolari</text:span><text:span text:style-name="T199"> </text:span><text:span text:style-name="T35">di</text:span><text:span text:style-name="T196"> </text:span><text:span text:style-name="T35">una</text:span><text:span text:style-name="T199"> </text:span><text:span text:style-name="T35">delle</text:span><text:span text:style-name="T196"> </text:span><text:span text:style-name="T35">seguenti</text:span><text:span text:style-name="T199"> </text:span><text:span text:style-name="T35">tipologie</text:span><text:span text:style-name="T196"> </text:span><text:span text:style-name="T35">di</text:span><text:span text:style-name="T199"> </text:span><text:span text:style-name="T35">permessi</text:span><text:span text:style-name="T196"> </text:span><text:span text:style-name="T35">di soggiorno: permesso di soggiorno per asilo, per richiesta di asilo, per prote- zione</text:span><text:span text:style-name="T180"> </text:span><text:span text:style-name="T35">sussidiaria,</text:span><text:span text:style-name="T180"> </text:span><text:span text:style-name="T35">per</text:span><text:span text:style-name="T166"> </text:span><text:span text:style-name="T35">motivi</text:span><text:span text:style-name="T180"> </text:span><text:span text:style-name="T35">umanitari,</text:span><text:span text:style-name="T166"> </text:span><text:span text:style-name="T35">per</text:span><text:span text:style-name="T180"> </text:span><text:span text:style-name="T35">motivi</text:span><text:span text:style-name="T166"> </text:span><text:span text:style-name="T35">familiari,</text:span><text:span text:style-name="T180"> </text:span><text:span text:style-name="T35">permesso</text:span><text:span text:style-name="T180"> </text:span><text:span text:style-name="T35">di</text:span><text:span text:style-name="T166"> </text:span><text:span text:style-name="T35">sog- giorno</text:span><text:span text:style-name="T39"> </text:span><text:span text:style-name="T35">CE</text:span><text:span text:style-name="T36"> </text:span><text:span text:style-name="T35">per</text:span><text:span text:style-name="T39"> </text:span><text:span text:style-name="T35">soggiornanti</text:span><text:span text:style-name="T36"> </text:span><text:span text:style-name="T35">di</text:span><text:span text:style-name="T36"> </text:span><text:span text:style-name="T35">lungo</text:span><text:span text:style-name="T39"> </text:span><text:span text:style-name="T35">periodo,</text:span><text:span text:style-name="T36"> </text:span><text:span text:style-name="T35">carta</text:span><text:span text:style-name="T36"> </text:span><text:span text:style-name="T35">di</text:span><text:span text:style-name="T39"> </text:span><text:span text:style-name="T35">soggiorno</text:span><text:span text:style-name="T36"> </text:span><text:span text:style-name="T35">per</text:span><text:span text:style-name="T36"> </text:span><text:span text:style-name="T162">familiare </text:span><text:span text:style-name="T35">straniero</text:span><text:span text:style-name="T180"> </text:span><text:span text:style-name="T35">di</text:span><text:span text:style-name="T180"> </text:span><text:span text:style-name="T35">cittadino</text:span><text:span text:style-name="T180"> </text:span><text:span text:style-name="T35">dell’Unione</text:span><text:span text:style-name="T180"> </text:span><text:span text:style-name="T35">europea,</text:span><text:span text:style-name="T180"> </text:span><text:span text:style-name="T35">nonché</text:span><text:span text:style-name="T166"> </text:span><text:span text:style-name="T35">lo</text:span><text:span text:style-name="T180"> </text:span><text:span text:style-name="T35">straniero</text:span><text:span text:style-name="T180"> </text:span><text:span text:style-name="T35">titolare</text:span><text:span text:style-name="T180"> </text:span><text:span text:style-name="T35">di</text:span><text:span text:style-name="T180"> </text:span><text:span text:style-name="T36">altro </text:span><text:span text:style-name="T162">permesso</text:span><text:span text:style-name="T196"> </text:span><text:span text:style-name="T35">di</text:span><text:span text:style-name="T196"> </text:span><text:span text:style-name="T162">soggiorno</text:span><text:span text:style-name="T196"> </text:span><text:span text:style-name="T35">che</text:span><text:span text:style-name="T196"> </text:span><text:span text:style-name="T35">ha</text:span><text:span text:style-name="T196"> </text:span><text:span text:style-name="T162">esercitato</text:span><text:span text:style-name="T196"> </text:span><text:span text:style-name="T35">il</text:span><text:span text:style-name="T196"> </text:span><text:span text:style-name="T162">diritto</text:span><text:span text:style-name="T196"> </text:span><text:span text:style-name="T35">al</text:span><text:span text:style-name="T196"> </text:span><text:span text:style-name="T162">ricongiungimento</text:span><text:span text:style-name="T196"> </text:span><text:span text:style-name="T162">familiare. </text:span><text:span text:style-name="T35">In</text:span><text:span text:style-name="T194"> </text:span><text:span text:style-name="T35">ogni</text:span><text:span text:style-name="T194"> </text:span><text:span text:style-name="T35">caso,</text:span><text:span text:style-name="T194"> </text:span><text:span text:style-name="T162">l’efficacia</text:span><text:span text:style-name="T194"> </text:span><text:span text:style-name="T35">dell’accordo</text:span><text:span text:style-name="T194"> </text:span><text:span text:style-name="T35">può</text:span><text:span text:style-name="T194"> </text:span><text:span text:style-name="T35">essere</text:span><text:span text:style-name="T194"> </text:span><text:span text:style-name="T35">sospesa</text:span><text:span text:style-name="T194"> </text:span><text:span text:style-name="T35">o</text:span><text:span text:style-name="T194"> </text:span><text:span text:style-name="T35">prorogata,</text:span><text:span text:style-name="T194"> </text:span><text:span text:style-name="T35">su</text:span><text:span text:style-name="T194"> </text:span><text:span text:style-name="T35">richie- sta</text:span><text:span text:style-name="T174"> </text:span><text:span text:style-name="T35">del</text:span><text:span text:style-name="T183"> </text:span><text:span text:style-name="T35">cittadino</text:span><text:span text:style-name="T183"> </text:span><text:span text:style-name="T35">straniero,</text:span><text:span text:style-name="T183"> </text:span><text:span text:style-name="T35">in</text:span><text:span text:style-name="T183"> </text:span><text:span text:style-name="T35">presenza</text:span><text:span text:style-name="T183"> </text:span><text:span text:style-name="T35">di</text:span><text:span text:style-name="T183"> </text:span><text:span text:style-name="T35">gravi</text:span><text:span text:style-name="T174"> </text:span><text:span text:style-name="T35">motivi</text:span><text:span text:style-name="T183"> </text:span><text:span text:style-name="T35">di</text:span><text:span text:style-name="T183"> </text:span><text:span text:style-name="T35">salute,</text:span><text:span text:style-name="T183"> </text:span><text:span text:style-name="T35">gravi</text:span><text:span text:style-name="T183"> </text:span><text:span text:style-name="T35">motivi</text:span><text:span text:style-name="T183"> </text:span><text:span text:style-name="T35">di famiglia,</text:span><text:span text:style-name="T199"> </text:span><text:span text:style-name="T35">motivi</text:span><text:span text:style-name="T180"> </text:span><text:span text:style-name="T35">di</text:span><text:span text:style-name="T180"> </text:span><text:span text:style-name="T35">lavoro,</text:span><text:span text:style-name="T199"> </text:span><text:span text:style-name="T35">frequenza</text:span><text:span text:style-name="T180"> </text:span><text:span text:style-name="T35">di</text:span><text:span text:style-name="T180"> </text:span><text:span text:style-name="T35">corsi</text:span><text:span text:style-name="T199"> </text:span><text:span text:style-name="T35">o</text:span><text:span text:style-name="T180"> </text:span><text:span text:style-name="T35">tirocini</text:span><text:span text:style-name="T180"> </text:span><text:span text:style-name="T35">di</text:span><text:span text:style-name="T199"> </text:span><text:span text:style-name="T35">formazione,</text:span><text:span text:style-name="T180"> </text:span><text:span text:style-name="T35">aggior- namento od orientamento professionale, motivi di studio</text:span><text:span text:style-name="T210"> </text:span><text:span text:style-name="T35">all’estero.</text:span></text:p>
        <text:p text:style-name="P708"/>
        <text:p text:style-name="P887"/>
        <text:h text:style-name="P110" text:outline-level="3"><text:span text:style-name="T389">Permesso di soggiorno CE per soggiornanti di lungo periodo</text:span></text:h>
        <text:p text:style-name="P745"/>
        <text:list xml:id="list153416700613367" text:continue-numbering="true" text:style-name="WWNum2">
          <text:list-item>
            <text:p text:style-name="P488"><text:span text:style-name="T347">Che cos’è il permesso di soggiorno CE per soggiornanti di lungo</text:span><text:span text:style-name="T348"> </text:span><text:span text:style-name="T347">periodo?</text:span></text:p>
          </text:list-item>
        </text:list>
        <text:p text:style-name="P937"><text:span text:style-name="T35">È</text:span><text:span text:style-name="T173"> </text:span><text:span text:style-name="T35">un</text:span><text:span text:style-name="T174"> </text:span><text:span text:style-name="T35">titolo</text:span><text:span text:style-name="T174"> </text:span><text:span text:style-name="T35">di</text:span><text:span text:style-name="T174"> </text:span><text:span text:style-name="T35">soggiorno</text:span><text:span text:style-name="T174"> </text:span><text:span text:style-name="T35">che</text:span><text:span text:style-name="T173"> </text:span><text:span text:style-name="T35">autorizza</text:span><text:span text:style-name="T174"> </text:span><text:span text:style-name="T35">la</text:span><text:span text:style-name="T174"> </text:span><text:span text:style-name="T35">permanenza</text:span><text:span text:style-name="T174"> </text:span><text:span text:style-name="T35">a</text:span><text:span text:style-name="T174"> </text:span><text:span text:style-name="T35">tempo</text:span><text:span text:style-name="T173"> </text:span><text:span text:style-name="T35">indeterminato</text:span><text:span text:style-name="T174"> </text:span><text:span text:style-name="T35">in Italia.</text:span><text:span text:style-name="T196"> </text:span><text:span text:style-name="T35">Il</text:span><text:span text:style-name="T196"> </text:span><text:span text:style-name="T35">permesso</text:span><text:span text:style-name="T196"> </text:span><text:span text:style-name="T35">di</text:span><text:span text:style-name="T196"> </text:span><text:span text:style-name="T35">soggiorno</text:span><text:span text:style-name="T196"> </text:span><text:span text:style-name="T35">CE</text:span><text:span text:style-name="T196"> </text:span><text:span text:style-name="T35">per</text:span><text:span text:style-name="T196"> </text:span><text:span text:style-name="T35">soggiornanti</text:span><text:span text:style-name="T196"> </text:span><text:span text:style-name="T35">di</text:span><text:span text:style-name="T196"> </text:span><text:span text:style-name="T35">lungo</text:span><text:span text:style-name="T196"> </text:span><text:span text:style-name="T35">periodo</text:span><text:span text:style-name="T199"> </text:span><text:span text:style-name="T35">costitui- sce anche documento di identificazione personale per non oltre 5 anni dalla data</text:span><text:span text:style-name="T166"> </text:span><text:span text:style-name="T35">di</text:span><text:span text:style-name="T170"> </text:span><text:span text:style-name="T35">rilascio</text:span><text:span text:style-name="T170"> </text:span><text:span text:style-name="T35">o</text:span><text:span text:style-name="T170"> </text:span><text:span text:style-name="T35">di</text:span><text:span text:style-name="T170"> </text:span><text:span text:style-name="T35">rinnovo.</text:span><text:span text:style-name="T170"> </text:span><text:span text:style-name="T35">Il</text:span><text:span text:style-name="T170"> </text:span><text:span text:style-name="T35">rinnovo</text:span><text:span text:style-name="T170"> </text:span><text:span text:style-name="T35">è</text:span><text:span text:style-name="T170"> </text:span><text:span text:style-name="T35">effettuato</text:span><text:span text:style-name="T170"> </text:span><text:span text:style-name="T35">a</text:span><text:span text:style-name="T170"> </text:span><text:span text:style-name="T35">richiesta</text:span><text:span text:style-name="T170"> </text:span><text:span text:style-name="T35">dall’interessato e corredato di fotografie</text:span><text:span text:style-name="T199"> </text:span><text:span text:style-name="T35">aggiornate.</text:span></text:p>
        <text:p text:style-name="P718"/>
        <text:list xml:id="list153417025842771" text:continue-numbering="true" text:style-name="WWNum2">
          <text:list-item>
            <text:h text:style-name="P64" text:outline-level="3"><text:span text:style-name="T389">Quali</text:span><text:span text:style-name="T421"> </text:span><text:span text:style-name="T389">requisiti</text:span><text:span text:style-name="T421"> </text:span><text:span text:style-name="T389">ci</text:span><text:span text:style-name="T411"> </text:span><text:span text:style-name="T390">vogliono</text:span><text:span text:style-name="T421"> </text:span><text:span text:style-name="T389">per</text:span><text:span text:style-name="T421"> </text:span><text:span text:style-name="T389">avere</text:span><text:span text:style-name="T411"> </text:span><text:span text:style-name="T389">il</text:span><text:span text:style-name="T421"> </text:span><text:span text:style-name="T389">permesso</text:span><text:span text:style-name="T411"> </text:span><text:span text:style-name="T389">di</text:span><text:span text:style-name="T421"> </text:span><text:span text:style-name="T389">soggiorno CE per soggiornanti di lungo</text:span><text:span text:style-name="T404"> </text:span><text:span text:style-name="T389">periodo?</text:span></text:h>
          </text:list-item>
        </text:list>
        <text:p text:style-name="P931"><text:span text:style-name="T35">Il</text:span><text:span text:style-name="T36"> </text:span><text:span text:style-name="T35">permesso</text:span><text:span text:style-name="T162"> </text:span><text:span text:style-name="T35">di</text:span><text:span text:style-name="T162"> </text:span><text:span text:style-name="T35">soggiorno</text:span><text:span text:style-name="T162"> </text:span><text:span text:style-name="T35">CE</text:span><text:span text:style-name="T162"> </text:span><text:span text:style-name="T35">per</text:span><text:span text:style-name="T162"> </text:span><text:span text:style-name="T35">soggiornanti</text:span><text:span text:style-name="T36"> </text:span><text:span text:style-name="T35">di</text:span><text:span text:style-name="T162"> </text:span><text:span text:style-name="T35">lungo</text:span><text:span text:style-name="T162"> </text:span><text:span text:style-name="T35">periodo</text:span><text:span text:style-name="T162"> </text:span><text:span text:style-name="T35">può</text:span><text:span text:style-name="T162"> </text:span><text:span text:style-name="T35">essere</text:span><text:span text:style-name="T162"> </text:span><text:span text:style-name="T35">ri- lasciato</text:span><text:span text:style-name="T180"> </text:span><text:span text:style-name="T35">al</text:span><text:span text:style-name="T180"> </text:span><text:span text:style-name="T35">cittadino</text:span><text:span text:style-name="T180"> </text:span><text:span text:style-name="T35">straniero</text:span><text:span text:style-name="T180"> </text:span><text:span text:style-name="T35">in</text:span><text:span text:style-name="T180"> </text:span><text:span text:style-name="T35">possesso,</text:span><text:span text:style-name="T180"> </text:span><text:span text:style-name="T35">da</text:span><text:span text:style-name="T180"> </text:span><text:span text:style-name="T35">almeno</text:span><text:span text:style-name="T180"> </text:span><text:span text:style-name="T225">5</text:span><text:span text:style-name="T182"> </text:span><text:span text:style-name="T225">anni</text:span><text:span text:style-name="T182"> </text:span><text:span text:style-name="T35">di</text:span><text:span text:style-name="T180"> </text:span><text:span text:style-name="T35">un</text:span><text:span text:style-name="T180"> </text:span><text:span text:style-name="T35">permesso</text:span><text:span text:style-name="T166"> </text:span><text:span text:style-name="T35">di</text:span></text:p>
      </text:section>
      <text:p text:style-name="P1125"/>
      <text:p text:style-name="P728"/>
      <text:p text:style-name="P660"><draw:g text:anchor-type="as-char" draw:z-index="101" draw:style-name="gr5"><draw:line draw:style-name="gr6" draw:text-style-name="P1280" svg:x1="0in" svg:y1="0in" svg:x2="3.8228in" svg:y2="0in"><text:p/></draw:line></draw:g><text:span text:style-name="T483"><text:tab/></text:span><draw:g text:anchor-type="as-char" draw:z-index="102" draw:style-name="gr5"><draw:line draw:style-name="gr6" draw:text-style-name="P1280" svg:x1="0in" svg:y1="0in" svg:x2="3.8189in" svg:y2="0in"><text:p/></draw:line></draw:g></text:p>
      <text:p text:style-name="P766"/>
      <text:section text:style-name="Sect3" text:name="Section49">
        <text:p text:style-name="P812"><text:span text:style-name="T35">soggiorno</text:span><text:span text:style-name="T166"> </text:span><text:span text:style-name="T35">in</text:span><text:span text:style-name="T170"> </text:span><text:span text:style-name="T35">corso</text:span><text:span text:style-name="T170"> </text:span><text:span text:style-name="T35">di</text:span><text:span text:style-name="T170"> </text:span><text:span text:style-name="T35">validità,</text:span><text:span text:style-name="T166"> </text:span><text:span text:style-name="T35">a</text:span><text:span text:style-name="T170"> </text:span><text:span text:style-name="T35">condizione</text:span><text:span text:style-name="T170"> </text:span><text:span text:style-name="T35">che</text:span><text:span text:style-name="T170"> </text:span><text:span text:style-name="T35">dimostri</text:span><text:span text:style-name="T170"> </text:span><text:span text:style-name="T35">la</text:span><text:span text:style-name="T166"> </text:span><text:span text:style-name="T35">disponibilità</text:span><text:span text:style-name="T170"> </text:span><text:span text:style-name="T35">di</text:span><text:span text:style-name="T170"> un </text:span><text:span text:style-name="T35">reddito minimo non inferiore all’assegno sociale annuo (pari ad </text:span><text:span text:style-name="T226">€ </text:span><text:span text:style-name="T35">5.818,93 per</text:span><text:span text:style-name="T36"> </text:span><text:span text:style-name="T35">il</text:span><text:span text:style-name="T36"> </text:span><text:span text:style-name="T35">2014)</text:span><text:span text:style-name="T162"> </text:span><text:span text:style-name="T35">e</text:span><text:span text:style-name="T36"> </text:span><text:span text:style-name="T35">la</text:span><text:span text:style-name="T162"> </text:span><text:span text:style-name="T35">conoscenza</text:span><text:span text:style-name="T36"> </text:span><text:span text:style-name="T35">della</text:span><text:span text:style-name="T36"> </text:span><text:span text:style-name="T35">lingua</text:span><text:span text:style-name="T162"> </text:span><text:span text:style-name="T35">italiana</text:span><text:span text:style-name="T36"> </text:span><text:span text:style-name="T35">(vedi</text:span><text:span text:style-name="T162"> </text:span><text:span text:style-name="T35">quesito</text:span><text:span text:style-name="T36"> </text:span><text:span text:style-name="T35">68).</text:span></text:p>
        <text:p text:style-name="P785"/>
        <text:p text:style-name="P807"><text:span text:style-name="T38">ATTEnzIonE</text:span><text:span text:style-name="T36">: </text:span><text:span text:style-name="T35">I periodi di soggiorno trascorsi dal richiedente con lo status giuridico</text:span><text:span text:style-name="T183"> </text:span><text:span text:style-name="T35">di</text:span><text:span text:style-name="T196"> </text:span><text:span text:style-name="T35">diplomatico</text:span><text:span text:style-name="T196"> </text:span><text:span text:style-name="T35">o</text:span><text:span text:style-name="T183"> </text:span><text:span text:style-name="T35">equiparato</text:span><text:span text:style-name="T196"> </text:span><text:span text:style-name="T35">ovvero</text:span><text:span text:style-name="T196"> </text:span><text:span text:style-name="T35">con</text:span><text:span text:style-name="T183"> </text:span><text:span text:style-name="T35">un</text:span><text:span text:style-name="T196"> </text:span><text:span text:style-name="T35">permesso</text:span><text:span text:style-name="T196"> </text:span><text:span text:style-name="T35">di</text:span><text:span text:style-name="T183"> </text:span><text:span text:style-name="T35">soggiorno</text:span><text:span text:style-name="T196"> </text:span><text:span text:style-name="T35">di breve</text:span><text:span text:style-name="T173"> </text:span><text:span text:style-name="T35">durata</text:span><text:span text:style-name="T173"> </text:span><text:span text:style-name="T35">non</text:span><text:span text:style-name="T174"> </text:span><text:span text:style-name="T35">vanno</text:span><text:span text:style-name="T173"> </text:span><text:span text:style-name="T35">computati</text:span><text:span text:style-name="T173"> </text:span><text:span text:style-name="T35">ai</text:span><text:span text:style-name="T174"> </text:span><text:span text:style-name="T35">fini</text:span><text:span text:style-name="T173"> </text:span><text:span text:style-name="T35">del</text:span><text:span text:style-name="T173"> </text:span><text:span text:style-name="T35">calcolo</text:span><text:span text:style-name="T174"> </text:span><text:span text:style-name="T35">del</text:span><text:span text:style-name="T173"> </text:span><text:span text:style-name="T35">possesso,</text:span><text:span text:style-name="T173"> </text:span><text:span text:style-name="T35">da</text:span><text:span text:style-name="T174"> </text:span><text:span text:style-name="T35">almeno</text:span><text:span text:style-name="T173"> </text:span><text:span text:style-name="T35">5 anni, di un permesso di soggiorno</text:span><text:span text:style-name="T179"> </text:span><text:span text:style-name="T35">valido.</text:span></text:p>
        <text:p text:style-name="P813"><text:span text:style-name="T35">Le</text:span><text:span text:style-name="T170"> </text:span><text:span text:style-name="T35">assenze</text:span><text:span text:style-name="T170"> </text:span><text:span text:style-name="T35">dello</text:span><text:span text:style-name="T203"> </text:span><text:span text:style-name="T35">straniero</text:span><text:span text:style-name="T170"> </text:span><text:span text:style-name="T35">dal</text:span><text:span text:style-name="T203"> </text:span><text:span text:style-name="T35">territorio</text:span><text:span text:style-name="T170"> </text:span><text:span text:style-name="T35">nazionale</text:span><text:span text:style-name="T203"> </text:span><text:span text:style-name="T35">non</text:span><text:span text:style-name="T170"> </text:span><text:span text:style-name="T35">interrompono</text:span><text:span text:style-name="T170"> </text:span><text:span text:style-name="T35">la</text:span><text:span text:style-name="T203"> </text:span><text:span text:style-name="T35">durata del</text:span><text:span text:style-name="T39"> </text:span><text:span text:style-name="T35">periodo</text:span><text:span text:style-name="T36"> </text:span><text:span text:style-name="T35">di</text:span><text:span text:style-name="T36"> </text:span><text:span text:style-name="T35">5</text:span><text:span text:style-name="T36"> </text:span><text:span text:style-name="T35">anni</text:span><text:span text:style-name="T36"> </text:span><text:span text:style-name="T35">di</text:span><text:span text:style-name="T36"> </text:span><text:span text:style-name="T35">possesso,</text:span><text:span text:style-name="T36"> </text:span><text:span text:style-name="T35">da</text:span><text:span text:style-name="T36"> </text:span><text:span text:style-name="T35">parte</text:span><text:span text:style-name="T36"> </text:span><text:span text:style-name="T35">sua,</text:span><text:span text:style-name="T36"> </text:span><text:span text:style-name="T35">di</text:span><text:span text:style-name="T36"> </text:span><text:span text:style-name="T35">un</text:span><text:span text:style-name="T36"> </text:span><text:span text:style-name="T35">permesso</text:span><text:span text:style-name="T36"> </text:span><text:span text:style-name="T35">di</text:span><text:span text:style-name="T36"> </text:span><text:span text:style-name="T35">soggiorno</text:span><text:span text:style-name="T36"> </text:span><text:span text:style-name="T196">e </text:span><text:span text:style-name="T35">sono</text:span><text:span text:style-name="T187"> </text:span><text:span text:style-name="T35">incluse</text:span><text:span text:style-name="T187"> </text:span><text:span text:style-name="T35">nel</text:span><text:span text:style-name="T187"> </text:span><text:span text:style-name="T35">computo</text:span><text:span text:style-name="T187"> </text:span><text:span text:style-name="T35">dello</text:span><text:span text:style-name="T187"> </text:span><text:span text:style-name="T35">stesso,</text:span><text:span text:style-name="T190"> </text:span><text:span text:style-name="T35">a</text:span><text:span text:style-name="T187"> </text:span><text:span text:style-name="T35">condizione</text:span><text:span text:style-name="T187"> </text:span><text:span text:style-name="T35">che</text:span><text:span text:style-name="T187"> </text:span><text:span text:style-name="T35">siano</text:span><text:span text:style-name="T187"> </text:span><text:span text:style-name="T35">inferiori</text:span><text:span text:style-name="T187"> </text:span><text:span text:style-name="T35">a</text:span><text:span text:style-name="T190"> </text:span><text:span text:style-name="T35">6</text:span><text:span text:style-name="T187"> </text:span><text:span text:style-name="T35">mesi consecutivi e non superino complessivamente 10 mesi nell’arco di un quin- quennio,</text:span><text:span text:style-name="T217"> </text:span><text:span text:style-name="T35">salvo</text:span><text:span text:style-name="T217"> </text:span><text:span text:style-name="T35">che</text:span><text:span text:style-name="T217"> </text:span><text:span text:style-name="T35">tale</text:span><text:span text:style-name="T217"> </text:span><text:span text:style-name="T35">interruzione</text:span><text:span text:style-name="T216"> </text:span><text:span text:style-name="T35">sia</text:span><text:span text:style-name="T217"> </text:span><text:span text:style-name="T35">dipesa</text:span><text:span text:style-name="T217"> </text:span><text:span text:style-name="T35">dalla</text:span><text:span text:style-name="T217"> </text:span><text:span text:style-name="T35">necessità</text:span><text:span text:style-name="T216"> </text:span><text:span text:style-name="T35">di</text:span><text:span text:style-name="T217"> </text:span><text:span text:style-name="T35">adempiere</text:span><text:span text:style-name="T217"> </text:span><text:span text:style-name="T35">agli obblighi</text:span><text:span text:style-name="T170"> </text:span><text:span text:style-name="T35">militari,</text:span><text:span text:style-name="T170"> </text:span><text:span text:style-name="T35">da</text:span><text:span text:style-name="T170"> </text:span><text:span text:style-name="T35">gravi</text:span><text:span text:style-name="T203"> </text:span><text:span text:style-name="T35">e</text:span><text:span text:style-name="T170"> </text:span><text:span text:style-name="T35">documentati</text:span><text:span text:style-name="T170"> </text:span><text:span text:style-name="T35">motivi</text:span><text:span text:style-name="T203"> </text:span><text:span text:style-name="T35">di</text:span><text:span text:style-name="T170"> </text:span><text:span text:style-name="T35">salute</text:span><text:span text:style-name="T170"> </text:span><text:span text:style-name="T35">ovvero</text:span><text:span text:style-name="T203"> </text:span><text:span text:style-name="T35">da</text:span><text:span text:style-name="T170"> </text:span><text:span text:style-name="T35">altri</text:span><text:span text:style-name="T170"> </text:span><text:span text:style-name="T36">gravi </text:span><text:span text:style-name="T35">e comprovati</text:span><text:span text:style-name="T39"> </text:span><text:span text:style-name="T35">motivi.</text:span></text:p>
        <text:p text:style-name="P733"/>
        <text:list xml:id="list153416060573145" text:continue-numbering="true" text:style-name="WWNum2">
          <text:list-item>
            <text:h text:style-name="P111" text:outline-level="3"><text:span text:style-name="T389">Ho i requisiti per richiedere il permesso di soggiorno CE per soggiornanti di lungo periodo, possono richiederlo anche per i miei</text:span><text:span text:style-name="T411"> </text:span><text:span text:style-name="T389">familiari?</text:span></text:h>
          </text:list-item>
        </text:list>
        <text:p text:style-name="P911"><text:span text:style-name="T35">Il</text:span><text:span text:style-name="T36"> </text:span><text:span text:style-name="T35">permesso</text:span><text:span text:style-name="T162"> </text:span><text:span text:style-name="T35">di</text:span><text:span text:style-name="T162"> </text:span><text:span text:style-name="T35">soggiorno</text:span><text:span text:style-name="T162"> </text:span><text:span text:style-name="T35">CE</text:span><text:span text:style-name="T162"> </text:span><text:span text:style-name="T35">per</text:span><text:span text:style-name="T162"> </text:span><text:span text:style-name="T35">soggiornanti</text:span><text:span text:style-name="T36"> </text:span><text:span text:style-name="T35">di</text:span><text:span text:style-name="T162"> </text:span><text:span text:style-name="T35">lungo</text:span><text:span text:style-name="T162"> </text:span><text:span text:style-name="T35">periodo</text:span><text:span text:style-name="T162"> </text:span><text:span text:style-name="T35">può</text:span><text:span text:style-name="T162"> </text:span><text:span text:style-name="T35">essere</text:span><text:span text:style-name="T162"> </text:span><text:span text:style-name="T35">ri- chiesto</text:span><text:span text:style-name="T217"> </text:span><text:span text:style-name="T35">dallo</text:span><text:span text:style-name="T217"> </text:span><text:span text:style-name="T35">straniero</text:span><text:span text:style-name="T216"> </text:span><text:span text:style-name="T35">in</text:span><text:span text:style-name="T217"> </text:span><text:span text:style-name="T35">possesso</text:span><text:span text:style-name="T216"> </text:span><text:span text:style-name="T35">dei</text:span><text:span text:style-name="T217"> </text:span><text:span text:style-name="T35">sopraindicati</text:span><text:span text:style-name="T216"> </text:span><text:span text:style-name="T35">requisiti</text:span><text:span text:style-name="T217"> </text:span><text:span text:style-name="T35">(faq</text:span><text:span text:style-name="T216"> </text:span><text:span text:style-name="T35">58)</text:span><text:span text:style-name="T217"> </text:span><text:span text:style-name="T35">anche</text:span><text:span text:style-name="T216"> </text:span><text:span text:style-name="T35">per un </text:span><text:span text:style-name="T162">proprio familiare (coniuge, figlio minore </text:span><text:span text:style-name="T35">a </text:span><text:span text:style-name="T162">carico, figli maggiorenni </text:span><text:span text:style-name="T35">a </text:span><text:span text:style-name="T162">carico </text:span><text:span text:style-name="T35">qualora</text:span><text:span text:style-name="T174"> </text:span><text:span text:style-name="T35">permanentemente</text:span><text:span text:style-name="T183"> </text:span><text:span text:style-name="T35">non</text:span><text:span text:style-name="T183"> </text:span><text:span text:style-name="T35">possano</text:span><text:span text:style-name="T174"> </text:span><text:span text:style-name="T35">provvedere</text:span><text:span text:style-name="T183"> </text:span><text:span text:style-name="T35">alle</text:span><text:span text:style-name="T183"> </text:span><text:span text:style-name="T35">proprie</text:span><text:span text:style-name="T174"> </text:span><text:span text:style-name="T35">indispensabili esigenze</text:span><text:span text:style-name="T173"> </text:span><text:span text:style-name="T35">di</text:span><text:span text:style-name="T174"> </text:span><text:span text:style-name="T35">vita,</text:span><text:span text:style-name="T174"> </text:span><text:span text:style-name="T35">genitori</text:span><text:span text:style-name="T174"> </text:span><text:span text:style-name="T35">a</text:span><text:span text:style-name="T173"> </text:span><text:span text:style-name="T35">carico</text:span><text:span text:style-name="T174"> </text:span><text:span text:style-name="T35">che</text:span><text:span text:style-name="T174"> </text:span><text:span text:style-name="T35">non</text:span><text:span text:style-name="T174"> </text:span><text:span text:style-name="T35">dispongano</text:span><text:span text:style-name="T174"> </text:span><text:span text:style-name="T35">di</text:span><text:span text:style-name="T173"> </text:span><text:span text:style-name="T35">un</text:span><text:span text:style-name="T174"> </text:span><text:span text:style-name="T35">adeguato</text:span><text:span text:style-name="T174"> </text:span><text:span text:style-name="T35">sostegno familiare nel proprio Paese). In tal caso è necessario dimostrare, oltre ad un reddito</text:span><text:span text:style-name="T190"> </text:span><text:span text:style-name="T162">sufficiente</text:span><text:span text:style-name="T190"> </text:span><text:span text:style-name="T35">rispetto</text:span><text:span text:style-name="T190"> </text:span><text:span text:style-name="T35">alla</text:span><text:span text:style-name="T190"> </text:span><text:span text:style-name="T35">composizione</text:span><text:span text:style-name="T190"> </text:span><text:span text:style-name="T35">del</text:span><text:span text:style-name="T190"> </text:span><text:span text:style-name="T35">nucleo</text:span><text:span text:style-name="T190"> </text:span><text:span text:style-name="T35">familiare</text:span><text:span text:style-name="T29">,</text:span><text:span text:style-name="T30"> </text:span><text:span text:style-name="T35">anche</text:span><text:span text:style-name="T190"> </text:span><text:span text:style-name="T35">la</text:span><text:span text:style-name="T190"> </text:span><text:span text:style-name="T35">di- sponibilità</text:span><text:span text:style-name="T216"> </text:span><text:span text:style-name="T35">di</text:span><text:span text:style-name="T187"> </text:span><text:span text:style-name="T35">un</text:span><text:span text:style-name="T187"> </text:span><text:span text:style-name="T35">alloggio</text:span><text:span text:style-name="T216"> </text:span><text:span text:style-name="T35">idoneo</text:span><text:span text:style-name="T187"> </text:span><text:span text:style-name="T35">che</text:span><text:span text:style-name="T187"> </text:span><text:span text:style-name="T35">rientri</text:span><text:span text:style-name="T187"> </text:span><text:span text:style-name="T35">nei</text:span><text:span text:style-name="T216"> </text:span><text:span text:style-name="T35">parametri</text:span><text:span text:style-name="T187"> </text:span><text:span text:style-name="T35">minimi</text:span><text:span text:style-name="T187"> </text:span><text:span text:style-name="T35">previsti</text:span><text:span text:style-name="T187"> </text:span><text:span text:style-name="T35">dalla legge</text:span><text:span text:style-name="T166"> </text:span><text:span text:style-name="T35">regionale</text:span><text:span text:style-name="T166"> </text:span><text:span text:style-name="T35">per</text:span><text:span text:style-name="T166"> </text:span><text:span text:style-name="T35">gli</text:span><text:span text:style-name="T166"> </text:span><text:span text:style-name="T35">alloggi</text:span><text:span text:style-name="T166"> </text:span><text:span text:style-name="T35">di</text:span><text:span text:style-name="T166"> </text:span><text:span text:style-name="T35">edilizia</text:span><text:span text:style-name="T166"> </text:span><text:span text:style-name="T35">residenziale</text:span><text:span text:style-name="T166"> </text:span><text:span text:style-name="T35">pubblica</text:span><text:span text:style-name="T166"> </text:span><text:span text:style-name="T35">ovvero</text:span><text:span text:style-name="T166"> </text:span><text:span text:style-name="T35">che</text:span><text:span text:style-name="T166"> </text:span><text:span text:style-name="T35">sia fornito dei requisiti di idoneità igienico-sanitaria accertati dall’Azienda</text:span><text:span text:style-name="T210"> </text:span><text:span text:style-name="T35">sani- taria locale competente per</text:span><text:span text:style-name="T199"> </text:span><text:span text:style-name="T35">territorio.</text:span></text:p>
        <text:p text:style-name="P727"/>
        <text:p text:style-name="P971"><text:span text:style-name="T38">ATTEnzIonE</text:span><text:span text:style-name="T36">: </text:span><text:span text:style-name="T35">Per il rilascio del permesso di soggiorno Ce per soggiornanti di</text:span><text:span text:style-name="T190"> </text:span><text:span text:style-name="T35">lungo</text:span><text:span text:style-name="T194"> </text:span><text:span text:style-name="T35">periodo</text:span><text:span text:style-name="T194"> </text:span><text:span text:style-name="T35">ai</text:span><text:span text:style-name="T194"> </text:span><text:span text:style-name="T35">familiari</text:span><text:span text:style-name="T194"> </text:span><text:span text:style-name="T35">del</text:span><text:span text:style-name="T194"> </text:span><text:span text:style-name="T35">richiedente,</text:span><text:span text:style-name="T194"> </text:span><text:span text:style-name="T35">le</text:span><text:span text:style-name="T194"> </text:span><text:span text:style-name="T35">questure</text:span><text:span text:style-name="T194"> </text:span><text:span text:style-name="T35">richiedono</text:span><text:span text:style-name="T194"> </text:span><text:span text:style-name="T35">che</text:span><text:span text:style-name="T194"> </text:span><text:span text:style-name="T35">anche</text:span><text:span text:style-name="T194"> </text:span><text:span text:style-name="T35">i familiari</text:span><text:span text:style-name="T216"> </text:span><text:span text:style-name="T35">siano</text:span><text:span text:style-name="T187"> </text:span><text:span text:style-name="T35">in</text:span><text:span text:style-name="T216"> </text:span><text:span text:style-name="T35">possesso</text:span><text:span text:style-name="T187"> </text:span><text:span text:style-name="T35">del</text:span><text:span text:style-name="T187"> </text:span><text:span text:style-name="T35">requisito</text:span><text:span text:style-name="T216"> </text:span><text:span text:style-name="T35">della</text:span><text:span text:style-name="T187"> </text:span><text:span text:style-name="T35">pregressa</text:span><text:span text:style-name="T187"> </text:span><text:span text:style-name="T35">permanenza</text:span><text:span text:style-name="T216"> </text:span><text:span text:style-name="T35">quinquen- </text:span><text:span text:style-name="T162">nale</text:span><text:span text:style-name="T196"> </text:span><text:span text:style-name="T35">in</text:span><text:span text:style-name="T199"> </text:span><text:span text:style-name="T162">Italia.</text:span><text:span text:style-name="T243"> </text:span><text:span text:style-name="T35">Sul</text:span><text:span text:style-name="T199"> </text:span><text:span text:style-name="T162">punto</text:span><text:span text:style-name="T199"> </text:span><text:span text:style-name="T162">però</text:span><text:span text:style-name="T196"> </text:span><text:span text:style-name="T35">si</text:span><text:span text:style-name="T199"> </text:span><text:span text:style-name="T162">segnalano</text:span><text:span text:style-name="T199"> </text:span><text:span text:style-name="T35">un</text:span><text:span text:style-name="T196"> </text:span><text:span text:style-name="T162">orientamento</text:span><text:span text:style-name="T199"> </text:span><text:span text:style-name="T162">della</text:span><text:span text:style-name="T199"> </text:span><text:span text:style-name="T162">giurisprudenza</text:span></text:p>
        <text:p text:style-name="P1048"><text:span text:style-name="T35">diverso,</text:span><text:span text:style-name="T199"> </text:span><text:span text:style-name="T35">in</text:span><text:span text:style-name="T199"> </text:span><text:span text:style-name="T35">base</text:span><text:span text:style-name="T199"> </text:span><text:span text:style-name="T35">al</text:span><text:span text:style-name="T199"> </text:span><text:span text:style-name="T35">quale</text:span><text:span text:style-name="T180"> </text:span><text:span text:style-name="T35">il</text:span><text:span text:style-name="T199"> </text:span><text:span text:style-name="T35">requisito</text:span><text:span text:style-name="T199"> </text:span><text:span text:style-name="T35">del</text:span><text:span text:style-name="T199"> </text:span><text:span text:style-name="T35">soggiorno</text:span><text:span text:style-name="T199"> </text:span><text:span text:style-name="T35">per</text:span><text:span text:style-name="T180"> </text:span><text:span text:style-name="T35">cinque</text:span><text:span text:style-name="T199"> </text:span><text:span text:style-name="T35">anni</text:span><text:span text:style-name="T199"> </text:span><text:span text:style-name="T35">deve</text:span><text:span text:style-name="T199"> </text:span><text:span text:style-name="T35">essere riferito</text:span><text:span text:style-name="T212"> </text:span><text:span text:style-name="T35">al</text:span><text:span text:style-name="T217"> </text:span><text:span text:style-name="T35">solo</text:span><text:span text:style-name="T212"> </text:span><text:span text:style-name="T35">straniero</text:span><text:span text:style-name="T217"> </text:span><text:span text:style-name="T35">già</text:span><text:span text:style-name="T217"> </text:span><text:span text:style-name="T35">regolarmente</text:span><text:span text:style-name="T212"> </text:span><text:span text:style-name="T35">residente</text:span><text:span text:style-name="T217"> </text:span><text:span text:style-name="T35">e</text:span><text:span text:style-name="T212"> </text:span><text:span text:style-name="T35">non</text:span><text:span text:style-name="T217"> </text:span><text:span text:style-name="T35">anche</text:span><text:span text:style-name="T217"> </text:span><text:span text:style-name="T35">ai</text:span><text:span text:style-name="T212"> </text:span><text:span text:style-name="T35">suoi</text:span><text:span text:style-name="T217"> </text:span><text:span text:style-name="T35">familiari </text:span><text:span text:style-name="T203">(v. </text:span><text:span text:style-name="T221">Corte</text:span><text:span text:style-name="T204"> </text:span><text:span text:style-name="T221">di</text:span><text:span text:style-name="T178"> </text:span><text:span text:style-name="T221">Appello</text:span><text:span text:style-name="T204"> </text:span><text:span text:style-name="T221">di</text:span><text:span text:style-name="T167"> </text:span><text:span text:style-name="T41">Venezia,</text:span><text:span text:style-name="T204"> </text:span><text:span text:style-name="T221">sentenza</text:span><text:span text:style-name="T41"> </text:span><text:span text:style-name="T221">del</text:span><text:span text:style-name="T204"> </text:span><text:span text:style-name="T221">9</text:span><text:span text:style-name="T41"> </text:span><text:span text:style-name="T221">settembre</text:span><text:span text:style-name="T204"> </text:span><text:span text:style-name="T221">2013</text:span><text:span text:style-name="T35">)</text:span></text:p>
        <text:p text:style-name="P785"/>
        <text:list xml:id="list153415777726429" text:continue-numbering="true" text:style-name="WWNum2">
          <text:list-item>
            <text:h text:style-name="P53" text:outline-level="3"><text:span text:style-name="T389">Dove posso</text:span><text:span text:style-name="T433"> </text:span><text:span text:style-name="T389">richiederlo?</text:span></text:h>
          </text:list-item>
        </text:list>
        <text:p text:style-name="P1126"><text:span text:style-name="T35">La</text:span><text:span text:style-name="T187"> </text:span><text:span text:style-name="T35">domanda</text:span><text:span text:style-name="T190"> </text:span><text:span text:style-name="T35">va</text:span><text:span text:style-name="T190"> </text:span><text:span text:style-name="T35">presentata</text:span><text:span text:style-name="T190"> </text:span><text:span text:style-name="T35">presso</text:span><text:span text:style-name="T190"> </text:span><text:span text:style-name="T35">gli</text:span><text:span text:style-name="T187"> </text:span><text:span text:style-name="T163">uffici</text:span><text:span text:style-name="T191"> </text:span><text:span text:style-name="T221">postali</text:span><text:span text:style-name="T190"> </text:span><text:span text:style-name="T35">utilizzando</text:span><text:span text:style-name="T190"> </text:span><text:span text:style-name="T35">l’apposito</text:span><text:span text:style-name="T190"> </text:span><text:span text:style-name="T35">kit</text:span><text:span text:style-name="T187"> </text:span><text:span text:style-name="T35">di- sponibile. Il figlio minorenne deve essere accompagnato da un genitore. La </text:span><text:span text:style-name="T162">domanda</text:span><text:span text:style-name="T199"> </text:span><text:span text:style-name="T35">può</text:span><text:span text:style-name="T180"> </text:span><text:span text:style-name="T162">anche</text:span><text:span text:style-name="T180"> </text:span><text:span text:style-name="T162">essere</text:span><text:span text:style-name="T199"> </text:span><text:span text:style-name="T162">presentata</text:span><text:span text:style-name="T180"> </text:span><text:span text:style-name="T162">presso</text:span><text:span text:style-name="T180"> </text:span><text:span text:style-name="T35">i</text:span><text:span text:style-name="T199"> </text:span><text:span text:style-name="T162">Comuni</text:span><text:span text:style-name="T180"> </text:span><text:span text:style-name="T35">o</text:span><text:span text:style-name="T180"> </text:span><text:span text:style-name="T35">i</text:span><text:span text:style-name="T199"> </text:span><text:span text:style-name="T162">Patronati</text:span><text:span text:style-name="T180"> </text:span><text:span text:style-name="T35">che</text:span><text:span text:style-name="T180"> </text:span><text:span text:style-name="T162">offrono </text:span><text:span text:style-name="T35">questo</text:span><text:span text:style-name="T180"> </text:span><text:span text:style-name="T35">servizio</text:span><text:span text:style-name="T180"> </text:span><text:span text:style-name="T35">(consulta</text:span><text:span text:style-name="T180"> </text:span><text:span text:style-name="T35">gli</text:span><text:span text:style-name="T180"> </text:span><text:span text:style-name="T35">Sportelli</text:span><text:span text:style-name="T180"> </text:span><text:span text:style-name="T35">dei</text:span><text:span text:style-name="T180"> </text:span><text:span text:style-name="T35">Patronati</text:span><text:span text:style-name="T180"> </text:span><text:span text:style-name="T35">sul</text:span><text:span text:style-name="T180"> </text:span><text:span text:style-name="T35">territorio</text:span><text:span text:style-name="T180"> </text:span><text:span text:style-name="T35">nazionale</text:span><text:span text:style-name="T166"> </text:span><text:span text:style-name="T35">sul </text:span><text:span text:style-name="T221">Portale</text:span><text:span text:style-name="T163"> </text:span><text:span text:style-name="T221">Integrazione</text:span><text:span text:style-name="T35">)</text:span></text:p>
        <text:p text:style-name="P718"/>
        <text:list xml:id="list153417215294201" text:continue-numbering="true" text:style-name="WWNum2">
          <text:list-item>
            <text:h text:style-name="P118" text:outline-level="3"><text:span text:style-name="T389">Quanto costa ottenere un permesso Ce per soggiornanti di lungo</text:span><text:span text:style-name="T411"> </text:span><text:span text:style-name="T389">periodo?.</text:span></text:h>
          </text:list-item>
        </text:list>
        <text:p text:style-name="P1128"><text:span text:style-name="T35">Dal 30 gennaio 2012 è previsto il pagamento di un contributo di 200,00 euro. Altre spese da sostenere sono:</text:span></text:p>
        <text:list xml:id="list153416028625458" text:continue-list="list153417168639547" text:style-name="WWNum6">
          <text:list-item>
            <text:p text:style-name="P320"><text:span text:style-name="T47">il</text:span><text:span text:style-name="T48"> </text:span><text:span text:style-name="T47">pagamento</text:span><text:span text:style-name="T43"> </text:span><text:span text:style-name="T47">di</text:span><text:span text:style-name="T48"> </text:span><text:span text:style-name="T47">16,00</text:span><text:span text:style-name="T43"> </text:span><text:span text:style-name="T47">euro</text:span><text:span text:style-name="T48"> </text:span><text:span text:style-name="T47">della</text:span><text:span text:style-name="T43"> </text:span><text:span text:style-name="T47">marca</text:span><text:span text:style-name="T43"> </text:span><text:span text:style-name="T47">da</text:span><text:span text:style-name="T48"> </text:span><text:span text:style-name="T47">bollo</text:span><text:span text:style-name="T43"> </text:span><text:span text:style-name="T47">da</text:span><text:span text:style-name="T48"> </text:span><text:span text:style-name="T47">apporre</text:span><text:span text:style-name="T43"> </text:span><text:span text:style-name="T47">sui</text:span><text:span text:style-name="T43"> </text:span><text:span text:style-name="T47">moduli;</text:span></text:p>
          </text:list-item>
          <text:list-item>
            <text:p text:style-name="P490"><text:span text:style-name="T47">il</text:span><text:span text:style-name="T117"> </text:span><text:span text:style-name="T47">pagamento</text:span><text:span text:style-name="T117"> </text:span><text:span text:style-name="T47">di</text:span><text:span text:style-name="T117"> </text:span><text:span text:style-name="T47">30</text:span><text:span text:style-name="T117"> </text:span><text:span text:style-name="T47">euro</text:span><text:span text:style-name="T117"> </text:span><text:span text:style-name="T47">da</text:span><text:span text:style-name="T117"> </text:span><text:span text:style-name="T47">corrispondere</text:span><text:span text:style-name="T117"> </text:span><text:span text:style-name="T47">allo</text:span><text:span text:style-name="T117"> </text:span><text:span text:style-name="T47">sportello</text:span><text:span text:style-name="T117"> </text:span><text:span text:style-name="T47">per</text:span><text:span text:style-name="T117"> </text:span><text:span text:style-name="T47">le</text:span><text:span text:style-name="T117"> </text:span><text:span text:style-name="T47">spese</text:span><text:span text:style-name="T117"> </text:span><text:span text:style-name="T47">di</text:span><text:span text:style-name="T117"> </text:span><text:span text:style-name="T48">spedi- </text:span><text:span text:style-name="T47">zione della busta tramite</text:span><text:span text:style-name="T77"> </text:span><text:span text:style-name="T47">raccomandata;</text:span></text:p>
          </text:list-item>
          <text:list-item>
            <text:p text:style-name="P410"><text:span text:style-name="T47">il pagamento di 27,50 euro per il rilascio del titolo di soggiorno in formato elettronico.</text:span></text:p>
          </text:list-item>
        </text:list>
        <text:p text:style-name="P842"/>
        <text:list xml:id="list153417229858065" text:continue-list="list153417215294201" text:style-name="WWNum2">
          <text:list-item>
            <text:h text:style-name="P70" text:outline-level="3"><text:span text:style-name="T389">Quanto</text:span><text:span text:style-name="T433"> </text:span><text:span text:style-name="T389">dura</text:span><text:span text:style-name="T433"> </text:span><text:span text:style-name="T389">il</text:span><text:span text:style-name="T433"> </text:span><text:span text:style-name="T389">permesso</text:span><text:span text:style-name="T433"> </text:span><text:span text:style-name="T389">di</text:span><text:span text:style-name="T419"> </text:span><text:span text:style-name="T389">soggiorno</text:span><text:span text:style-name="T433"> </text:span><text:span text:style-name="T389">CE</text:span><text:span text:style-name="T433"> </text:span><text:span text:style-name="T389">per</text:span><text:span text:style-name="T433"> </text:span><text:span text:style-name="T389">soggiornanti</text:span><text:span text:style-name="T433"> </text:span><text:span text:style-name="T389">di lungo</text:span><text:span text:style-name="T411"> </text:span><text:span text:style-name="T389">periodo?</text:span></text:h>
          </text:list-item>
        </text:list>
        <text:p text:style-name="P899"><text:span text:style-name="T35">Il permesso di soggiorno CE per soggiornanti di lungo periodo è a tempo</text:span><text:span text:style-name="T212"> </text:span><text:span text:style-name="T35">in- determinato.</text:span></text:p>
        <text:p text:style-name="P858"><text:span text:style-name="T36">Tale </text:span><text:span text:style-name="T35">permesso è anche valido come documento di identificazione </text:span><text:span text:style-name="T162">personale. </text:span><text:span text:style-name="T35">Se si vuole utilizzare come documento di identità deve però essere</text:span><text:span text:style-name="T210"> </text:span><text:span text:style-name="T35">rinnovato ogni 5</text:span><text:span text:style-name="T39"> </text:span><text:span text:style-name="T35">anni.</text:span></text:p>
      </text:section>
      <text:p text:style-name="P1129"/>
      <text:p text:style-name="P728"/>
      <text:p text:style-name="P660"><draw:g text:anchor-type="as-char" draw:z-index="103" draw:style-name="gr5"><draw:line draw:style-name="gr6" draw:text-style-name="P1280" svg:x1="0in" svg:y1="0in" svg:x2="3.8228in" svg:y2="0in"><text:p/></draw:line></draw:g><text:span text:style-name="T483"><text:tab/></text:span><draw:g text:anchor-type="as-char" draw:z-index="104" draw:style-name="gr5"><draw:line draw:style-name="gr6" draw:text-style-name="P1280" svg:x1="0in" svg:y1="0in" svg:x2="3.8189in" svg:y2="0in"><text:p/></draw:line></draw:g></text:p>
      <text:p text:style-name="P800"/>
      <text:section text:style-name="Sect13" text:name="Section51">
        <text:list xml:id="list153416495114589" text:continue-numbering="true" text:style-name="WWNum2">
          <text:list-header>
            <text:h text:style-name="P126" text:outline-level="3"><text:span text:style-name="T389">Quali</text:span><text:span text:style-name="T404"> </text:span><text:span text:style-name="T389">documenti</text:span><text:span text:style-name="T404"> </text:span><text:span text:style-name="T411">devo</text:span><text:span text:style-name="T404"> </text:span><text:span text:style-name="T389">presentare</text:span><text:span text:style-name="T413"> </text:span><text:span text:style-name="T389">per</text:span><text:span text:style-name="T413"> </text:span><text:span text:style-name="T390">avere</text:span><text:span text:style-name="T404"> </text:span><text:span text:style-name="T389">il</text:span><text:span text:style-name="T404"> </text:span><text:span text:style-name="T389">permesso</text:span><text:span text:style-name="T413"> </text:span><text:span text:style-name="T389">di</text:span><text:span text:style-name="T404"> </text:span><text:span text:style-name="T389">sog- giorno CE per soggiornanti di lungo</text:span><text:span text:style-name="T398"> </text:span><text:span text:style-name="T389">periodo?</text:span></text:h>
          </text:list-header>
        </text:list>
        <text:p text:style-name="P1130"><text:span text:style-name="T35">La domanda dovrà essere fatta utilizzando l’apposito modulo disponibile presso l’ufficio postale Nella domanda dovrai indicare:</text:span></text:p>
        <text:list xml:id="list153416842410923" text:continue-list="list153416028625458" text:style-name="WWNum6">
          <text:list-item>
            <text:p text:style-name="P308"><text:span text:style-name="T47">generalità</text:span><text:span text:style-name="T43"> </text:span><text:span text:style-name="T47">complete;</text:span></text:p>
          </text:list-item>
          <text:list-item>
            <text:p text:style-name="P301"><text:span text:style-name="T47">dichiarazione</text:span><text:span text:style-name="T55"> </text:span><text:span text:style-name="T47">dei</text:span><text:span text:style-name="T48"> </text:span><text:span text:style-name="T47">luoghi</text:span><text:span text:style-name="T48"> </text:span><text:span text:style-name="T47">di</text:span><text:span text:style-name="T48"> </text:span><text:span text:style-name="T47">residenza</text:span><text:span text:style-name="T48"> </text:span><text:span text:style-name="T47">o</text:span><text:span text:style-name="T48"> </text:span><text:span text:style-name="T47">domicilio</text:span><text:span text:style-name="T48"> </text:span><text:span text:style-name="T47">degli</text:span><text:span text:style-name="T48"> </text:span><text:span text:style-name="T47">ultimi</text:span><text:span text:style-name="T55"> </text:span><text:span text:style-name="T47">5</text:span><text:span text:style-name="T48"> </text:span><text:span text:style-name="T47">anni;</text:span></text:p>
          </text:list-item>
          <text:list-item>
            <text:p text:style-name="P447"><text:span text:style-name="T47">fonti di reddito incluse quelle derivanti dal riconoscimento del trattamento pensionistico per invalidità (specificandone</text:span><text:span text:style-name="T100"> </text:span><text:span text:style-name="T47">l’ammontare);</text:span></text:p>
          </text:list-item>
          <text:list-item>
            <text:p text:style-name="P491"><text:span text:style-name="T43">Certificato</text:span><text:span text:style-name="T77"> </text:span><text:span text:style-name="T47">di</text:span><text:span text:style-name="T77"> </text:span><text:span text:style-name="T43">superamento</text:span><text:span text:style-name="T77"> </text:span><text:span text:style-name="T47">del</text:span><text:span text:style-name="T85"> </text:span><text:span text:style-name="T101">Test</text:span><text:span text:style-name="T77"> </text:span><text:span text:style-name="T47">di</text:span><text:span text:style-name="T77"> </text:span><text:span text:style-name="T43">lingua</text:span><text:span text:style-name="T61"> </text:span><text:span text:style-name="T43">italiana</text:span><text:span text:style-name="T77"> </text:span><text:span text:style-name="T47">di</text:span><text:span text:style-name="T77"> </text:span><text:span text:style-name="T43">livello</text:span><text:span text:style-name="T104"> </text:span><text:span text:style-name="T47">A2</text:span><text:span text:style-name="T77"> </text:span><text:span text:style-name="T47">o</text:span><text:span text:style-name="T77"> </text:span><text:span text:style-name="T43">esenzione;</text:span></text:p>
          </text:list-item>
          <text:list-item>
            <text:p text:style-name="P356"><text:span text:style-name="T47">dichiarazione di ospitalità o cessione fabbricato o contratto di locazione o compravendita;</text:span></text:p>
          </text:list-item>
          <text:list-item>
            <text:p text:style-name="P373"><text:span text:style-name="T47">4 fotografie formato tessera, con posa</text:span><text:span text:style-name="T89"> </text:span><text:span text:style-name="T47">uguale;</text:span></text:p>
          </text:list-item>
          <text:list-item>
            <text:p text:style-name="P369"><text:span text:style-name="T47">permesso di soggiorno +</text:span><text:span text:style-name="T77"> </text:span><text:span text:style-name="T47">fotocopia;</text:span></text:p>
          </text:list-item>
          <text:list-item>
            <text:p text:style-name="P369"><text:span text:style-name="T47">passaporto +</text:span><text:span text:style-name="T55"> </text:span><text:span text:style-name="T47">fotocopia;</text:span></text:p>
          </text:list-item>
          <text:list-item>
            <text:p text:style-name="P369"><text:span text:style-name="T47">fotocopia del codice fiscale o</text:span><text:span text:style-name="T100"> </text:span><text:span text:style-name="T47">autocertificazione;</text:span></text:p>
          </text:list-item>
          <text:list-item>
            <text:p text:style-name="P369"><text:span text:style-name="T47">certificato del casellario giudiziale e dei carichi</text:span><text:span text:style-name="T126"> </text:span><text:span text:style-name="T47">pendenti;</text:span></text:p>
          </text:list-item>
          <text:list-item>
            <text:p text:style-name="P369"><text:span text:style-name="T47">copia dell’ultima dichiarazione dei redditi o del modello</text:span><text:span text:style-name="T140"> </text:span><text:span text:style-name="T47">CUD;</text:span></text:p>
          </text:list-item>
          <text:list-item>
            <text:p text:style-name="P323"><text:span text:style-name="T47">certificato di stato di famiglia o</text:span><text:span text:style-name="T121"> </text:span><text:span text:style-name="T47">autocertificazione;</text:span></text:p>
          </text:list-item>
          <text:list-item>
            <text:p text:style-name="P493"><text:span text:style-name="T47">1 marca da </text:span><text:span text:style-name="T48">bollo. </text:span><text:span text:style-name="T47">Inoltre:</text:span></text:p>
          </text:list-item>
        </text:list>
        <text:p text:style-name="P658"><text:span text:style-name="T52">Se sei un lavoratore subordinato:</text:span></text:p>
        <text:list xml:id="list153417101606052" text:continue-numbering="true" text:style-name="WWNum6">
          <text:list-item>
            <text:p text:style-name="P494"><text:span text:style-name="T47">dichiarazione</text:span><text:span text:style-name="T61"> </text:span><text:span text:style-name="T47">del</text:span><text:span text:style-name="T61"> </text:span><text:span text:style-name="T47">datore</text:span><text:span text:style-name="T61"> </text:span><text:span text:style-name="T47">di</text:span><text:span text:style-name="T117"> </text:span><text:span text:style-name="T47">lavoro</text:span><text:span text:style-name="T61"> </text:span><text:span text:style-name="T47">(con</text:span><text:span text:style-name="T61"> </text:span><text:span text:style-name="T47">fotocopia</text:span><text:span text:style-name="T117"> </text:span><text:span text:style-name="T47">del</text:span><text:span text:style-name="T61"> </text:span><text:span text:style-name="T47">suo</text:span><text:span text:style-name="T61"> </text:span><text:span text:style-name="T47">documento</text:span><text:span text:style-name="T61"> </text:span><text:span text:style-name="T47">di</text:span><text:span text:style-name="T117"> </text:span><text:span text:style-name="T47">rico- noscimento) che attesti la prosecuzione del rapporto di</text:span><text:span text:style-name="T140"> </text:span><text:span text:style-name="T47">lavoro</text:span></text:p>
          </text:list-item>
          <text:list-item>
            <text:p text:style-name="P327"><text:span text:style-name="T47">copia delle ultime buste</text:span><text:span text:style-name="T77"> </text:span><text:span text:style-name="T47">paga;</text:span></text:p>
          </text:list-item>
          <text:list-item>
            <text:p text:style-name="P497"><text:span text:style-name="T47">copia della documentazione relativa</text:span><text:span text:style-name="T67"> </text:span><text:span text:style-name="T47">all’assunzione;</text:span></text:p>
          </text:list-item>
          <text:list-item>
            <text:p text:style-name="P325"><text:span text:style-name="T47">copia dei versamenti INPS (per i lavoratori</text:span><text:span text:style-name="T80"> </text:span><text:span text:style-name="T47">domestici);</text:span></text:p>
          </text:list-item>
          <text:list-item>
            <text:p text:style-name="P418"><text:span text:style-name="T47">dichiarazione dei</text:span><text:span text:style-name="T55"> </text:span><text:span text:style-name="T47">redditi.</text:span></text:p>
          </text:list-item>
        </text:list>
        <text:p text:style-name="P668"><text:span text:style-name="T52">Se sei un lavoratore autonomo:</text:span></text:p>
        <text:list xml:id="list153416583497916" text:continue-numbering="true" text:style-name="WWNum6">
          <text:list-item>
            <text:p text:style-name="P503"><text:span text:style-name="T47">Copia</text:span><text:span text:style-name="T100"> </text:span><text:span text:style-name="T47">del</text:span><text:span text:style-name="T85"> </text:span><text:span text:style-name="T47">certificato</text:span><text:span text:style-name="T85"> </text:span><text:span text:style-name="T47">di</text:span><text:span text:style-name="T100"> </text:span><text:span text:style-name="T47">iscrizione</text:span><text:span text:style-name="T85"> </text:span><text:span text:style-name="T47">alla</text:span><text:span text:style-name="T85"> </text:span><text:span text:style-name="T47">Camera</text:span><text:span text:style-name="T85"> </text:span><text:span text:style-name="T47">di</text:span><text:span text:style-name="T100"> </text:span><text:span text:style-name="T47">Commercio,</text:span><text:span text:style-name="T85"> </text:span><text:span text:style-name="T47">Industria</text:span><text:span text:style-name="T85"> </text:span><text:span text:style-name="T47">e</text:span><text:span text:style-name="T108"> </text:span><text:span text:style-name="T47">Ar- tigianato, registri o albi, e originale in</text:span><text:span text:style-name="T105"> </text:span><text:span text:style-name="T47">visione;</text:span></text:p>
          </text:list-item>
          <text:list-item>
            <text:p text:style-name="P423"><text:span text:style-name="T47">originale in visione + copia del numero di Partita</text:span><text:span text:style-name="T96"> </text:span><text:span text:style-name="T110">IVA.</text:span></text:p>
          </text:list-item>
        </text:list>
        <text:p text:style-name="P741"/>
        <text:list xml:id="list153415848349887" text:continue-list="list153416495114589" text:style-name="WWNum2">
          <text:list-item>
            <text:p text:style-name="P504"><text:span text:style-name="T347">Quali</text:span><text:span text:style-name="T350"> </text:span><text:span text:style-name="T347">documenti</text:span><text:span text:style-name="T360"> </text:span><text:span text:style-name="T348">devo</text:span><text:span text:style-name="T360"> </text:span><text:span text:style-name="T347">presentare</text:span><text:span text:style-name="T360"> </text:span><text:span text:style-name="T347">per</text:span><text:span text:style-name="T360"> </text:span><text:span text:style-name="T347">far</text:span><text:span text:style-name="T360"> </text:span><text:span text:style-name="T347">avere</text:span><text:span text:style-name="T350"> </text:span><text:span text:style-name="T347">il</text:span><text:span text:style-name="T360"> </text:span><text:span text:style-name="T347">permesso</text:span><text:span text:style-name="T360"> </text:span><text:span text:style-name="T347">di soggiorno</text:span><text:span text:style-name="T361"> </text:span><text:span text:style-name="T347">CE</text:span><text:span text:style-name="T361"> </text:span><text:span text:style-name="T347">per</text:span><text:span text:style-name="T361"> </text:span><text:span text:style-name="T347">soggiornanti</text:span><text:span text:style-name="T351"> </text:span><text:span text:style-name="T347">di</text:span><text:span text:style-name="T361"> </text:span><text:span text:style-name="T347">lungo</text:span><text:span text:style-name="T361"> </text:span><text:span text:style-name="T347">periodo</text:span><text:span text:style-name="T351"> </text:span><text:span text:style-name="T347">ai</text:span><text:span text:style-name="T361"> </text:span><text:span text:style-name="T347">miei</text:span><text:span text:style-name="T361"> </text:span><text:span text:style-name="T347">familiari?</text:span><text:span text:style-name="T27"> </text:span><text:span text:style-name="T47">Devi</text:span><text:span text:style-name="T101"> </text:span><text:span text:style-name="T47">presentare</text:span><text:span text:style-name="T101"> </text:span><text:span text:style-name="T47">per</text:span><text:span text:style-name="T101"> </text:span><text:span text:style-name="T47">ciascun</text:span><text:span text:style-name="T101"> </text:span><text:span text:style-name="T47">familiare,</text:span><text:span text:style-name="T101"> </text:span><text:span text:style-name="T47">oltre</text:span><text:span text:style-name="T101"> </text:span><text:span text:style-name="T47">ai</text:span><text:span text:style-name="T101"> </text:span><text:span text:style-name="T47">documenti</text:span><text:span text:style-name="T101"> </text:span><text:span text:style-name="T47">elencati</text:span><text:span text:style-name="T101"> </text:span><text:span text:style-name="T47">sopra,</text:span><text:span text:style-name="T101"> </text:span><text:span text:style-name="T47">i</text:span><text:span text:style-name="T101"> </text:span><text:span text:style-name="T47">do-</text:span></text:p>
          </text:list-item>
        </text:list>
        <text:p text:style-name="P878"><text:span text:style-name="T35">cumenti che attestano:</text:span></text:p>
        <text:list xml:id="list153417514704125" text:continue-list="list153416583497916" text:style-name="WWNum6">
          <text:list-item>
            <text:p text:style-name="P418"><text:span text:style-name="T47">fotocopia del permesso di soggiorno del</text:span><text:span text:style-name="T89"> </text:span><text:span text:style-name="T47">familiare;</text:span></text:p>
          </text:list-item>
          <text:list-item>
            <text:p text:style-name="P400"><text:span text:style-name="T47">autocertificazione o stato di famiglia attestante la composizione del </text:span><text:span text:style-name="T43">nucleo </text:span><text:span text:style-name="T47">familiare;</text:span></text:p>
          </text:list-item>
          <text:list-item>
            <text:p text:style-name="P505"><text:span text:style-name="T47">la </text:span><text:span text:style-name="T48">disponibilità </text:span><text:span text:style-name="T47">di un </text:span><text:span text:style-name="T48">alloggio adeguato, comprovata </text:span><text:span text:style-name="T43">dal </text:span><text:span text:style-name="T48">certificato </text:span><text:span text:style-name="T47">di </text:span><text:span text:style-name="T48">idoneità igienico-sanitaria</text:span><text:span text:style-name="T101"> </text:span><text:span text:style-name="T48">rilasciato</text:span><text:span text:style-name="T55"> </text:span><text:span text:style-name="T48">dalla</text:span><text:span text:style-name="T89"> </text:span><text:span text:style-name="T43">ASL</text:span><text:span text:style-name="T67"> </text:span><text:span text:style-name="T48">competente</text:span><text:span text:style-name="T55"> </text:span><text:span text:style-name="T43">per</text:span><text:span text:style-name="T101"> </text:span><text:span text:style-name="T48">territorio</text:span><text:span text:style-name="T55"> </text:span><text:span text:style-name="T47">o</text:span><text:span text:style-name="T55"> </text:span><text:span text:style-name="T43">dal</text:span><text:span text:style-name="T101"> </text:span><text:span text:style-name="T48">Comune;</text:span></text:p>
          </text:list-item>
          <text:list-item>
            <text:p text:style-name="P406"><text:span text:style-name="T47">fotocopia</text:span><text:span text:style-name="T117"> </text:span><text:span text:style-name="T47">della</text:span><text:span text:style-name="T110"> </text:span><text:span text:style-name="T47">documentazione</text:span><text:span text:style-name="T117"> </text:span><text:span text:style-name="T47">attestante</text:span><text:span text:style-name="T117"> </text:span><text:span text:style-name="T47">il</text:span><text:span text:style-name="T110"> </text:span><text:span text:style-name="T47">reddito</text:span><text:span text:style-name="T117"> </text:span><text:span text:style-name="T47">proprio</text:span><text:span text:style-name="T110"> </text:span><text:span text:style-name="T47">(se</text:span><text:span text:style-name="T117"> </text:span><text:span text:style-name="T47">in</text:span><text:span text:style-name="T110"> </text:span><text:span text:style-name="T43">possesso) </text:span><text:span text:style-name="T47">e del coniuge titolare del permesso di soggiorno</text:span><text:span text:style-name="T108"> </text:span><text:span text:style-name="T47">CE.</text:span></text:p>
          </text:list-item>
        </text:list>
        <text:p text:style-name="P785"/>
        <text:list xml:id="list153416019641785" text:continue-list="list153415848349887" text:style-name="WWNum2">
          <text:list-item>
            <text:h text:style-name="P76" text:outline-level="3"><text:span text:style-name="T389">Che livello di conoscenza della lingua italiana è necessario </text:span><text:span text:style-name="T390">possedere</text:span><text:span text:style-name="T400"> </text:span><text:span text:style-name="T389">per</text:span><text:span text:style-name="T406"> </text:span><text:span text:style-name="T390">avere</text:span><text:span text:style-name="T400"> </text:span><text:span text:style-name="T390">diritto</text:span><text:span text:style-name="T408"> </text:span><text:span text:style-name="T389">al</text:span><text:span text:style-name="T400"> </text:span><text:span text:style-name="T390">permesso</text:span><text:span text:style-name="T406"> </text:span><text:span text:style-name="T389">di</text:span><text:span text:style-name="T406"> </text:span><text:span text:style-name="T390">soggiorno</text:span><text:span text:style-name="T408"> </text:span><text:span text:style-name="T389">CE</text:span><text:span text:style-name="T406"> </text:span><text:span text:style-name="T389">per</text:span><text:span text:style-name="T406"> </text:span><text:span text:style-name="T390">lungo </text:span><text:span text:style-name="T389">soggiornanti?</text:span></text:h>
          </text:list-item>
        </text:list>
        <text:p text:style-name="P856"><text:span text:style-name="T35">Dal 9 dicembre 2010 per ottenere il rilascio del </text:span><text:span text:style-name="T225">permesso di soggiorno CE per</text:span><text:span text:style-name="T220"> </text:span><text:span text:style-name="T225">soggiornanti</text:span><text:span text:style-name="T218"> </text:span><text:span text:style-name="T225">di</text:span><text:span text:style-name="T218"> </text:span><text:span text:style-name="T225">lungo</text:span><text:span text:style-name="T218"> </text:span><text:span text:style-name="T225">periodo</text:span><text:span text:style-name="T218"> </text:span><text:span text:style-name="T35">lo</text:span><text:span text:style-name="T217"> </text:span><text:span text:style-name="T35">straniero</text:span><text:span text:style-name="T217"> </text:span><text:span text:style-name="T35">deve</text:span><text:span text:style-name="T217"> </text:span><text:span text:style-name="T35">dimostrare</text:span><text:span text:style-name="T217"> </text:span><text:span text:style-name="T35">la</text:span><text:span text:style-name="T217"> </text:span><text:span text:style-name="T35">conoscenza della</text:span><text:span text:style-name="T183"> </text:span><text:span text:style-name="T35">lingua</text:span><text:span text:style-name="T196"> </text:span><text:span text:style-name="T35">italiana.</text:span><text:span text:style-name="T183"> </text:span><text:span text:style-name="T35">Il</text:span><text:span text:style-name="T196"> </text:span><text:span text:style-name="T35">livello</text:span><text:span text:style-name="T183"> </text:span><text:span text:style-name="T35">minimo</text:span><text:span text:style-name="T196"> </text:span><text:span text:style-name="T35">di</text:span><text:span text:style-name="T183"> </text:span><text:span text:style-name="T35">conoscenza</text:span><text:span text:style-name="T196"> </text:span><text:span text:style-name="T35">della</text:span><text:span text:style-name="T183"> </text:span><text:span text:style-name="T35">lingua</text:span><text:span text:style-name="T196"> </text:span><text:span text:style-name="T35">che</text:span><text:span text:style-name="T183"> </text:span><text:span text:style-name="T35">viene</text:span><text:span text:style-name="T196"> </text:span><text:span text:style-name="T35">ri- chiesto</text:span><text:span text:style-name="T174"> </text:span><text:span text:style-name="T35">per</text:span><text:span text:style-name="T183"> </text:span><text:span text:style-name="T35">ottenere</text:span><text:span text:style-name="T183"> </text:span><text:span text:style-name="T35">il</text:span><text:span text:style-name="T174"> </text:span><text:span text:style-name="T35">permesso</text:span><text:span text:style-name="T183"> </text:span><text:span text:style-name="T35">di</text:span><text:span text:style-name="T183"> </text:span><text:span text:style-name="T35">soggiorno</text:span><text:span text:style-name="T174"> </text:span><text:span text:style-name="T35">CE</text:span><text:span text:style-name="T183"> </text:span><text:span text:style-name="T35">per</text:span><text:span text:style-name="T183"> </text:span><text:span text:style-name="T35">soggiornanti</text:span><text:span text:style-name="T183"> </text:span><text:span text:style-name="T35">di</text:span><text:span text:style-name="T174"> </text:span><text:span text:style-name="T35">lungo</text:span><text:span text:style-name="T183"> </text:span><text:span text:style-name="T35">pe- riodo</text:span><text:span text:style-name="T183"> </text:span><text:span text:style-name="T35">corrisponde</text:span><text:span text:style-name="T183"> </text:span><text:span text:style-name="T35">al</text:span><text:span text:style-name="T183"> </text:span><text:span text:style-name="T35">livello</text:span><text:span text:style-name="T216"> </text:span><text:span text:style-name="T35">A2</text:span><text:span text:style-name="T183"> </text:span><text:span text:style-name="T35">del</text:span><text:span text:style-name="T183"> </text:span><text:span text:style-name="T35">Quadro</text:span><text:span text:style-name="T196"> </text:span><text:span text:style-name="T35">comune</text:span><text:span text:style-name="T183"> </text:span><text:span text:style-name="T35">europeo</text:span><text:span text:style-name="T183"> </text:span><text:span text:style-name="T35">di</text:span><text:span text:style-name="T183"> </text:span><text:span text:style-name="T35">riferimento</text:span><text:span text:style-name="T196"> </text:span><text:span text:style-name="T35">per la conoscenza delle lingue approvato dal Consiglio d’Europa. Si tratta di un livello</text:span><text:span text:style-name="T174"> </text:span><text:span text:style-name="T35">di</text:span><text:span text:style-name="T174"> </text:span><text:span text:style-name="T35">conoscenza</text:span><text:span text:style-name="T183"> </text:span><text:span text:style-name="T35">linguistico</text:span><text:span text:style-name="T174"> </text:span><text:span text:style-name="T35">elementare</text:span><text:span text:style-name="T183"> </text:span><text:span text:style-name="T35">che</text:span><text:span text:style-name="T174"> </text:span><text:span text:style-name="T35">consente</text:span><text:span text:style-name="T183"> </text:span><text:span text:style-name="T35">di</text:span><text:span text:style-name="T174"> </text:span><text:span text:style-name="T35">comunicare</text:span><text:span text:style-name="T183"> </text:span><text:span text:style-name="T35">in</text:span><text:span text:style-name="T174"> </text:span><text:span text:style-name="T35">at- tività</text:span><text:span text:style-name="T183"> </text:span><text:span text:style-name="T35">che</text:span><text:span text:style-name="T183"> </text:span><text:span text:style-name="T35">richiedono</text:span><text:span text:style-name="T183"> </text:span><text:span text:style-name="T35">un</text:span><text:span text:style-name="T196"> </text:span><text:span text:style-name="T35">semplice</text:span><text:span text:style-name="T183"> </text:span><text:span text:style-name="T35">scambio</text:span><text:span text:style-name="T183"> </text:span><text:span text:style-name="T35">di</text:span><text:span text:style-name="T196"> </text:span><text:span text:style-name="T35">informazioni</text:span><text:span text:style-name="T183"> </text:span><text:span text:style-name="T35">su</text:span><text:span text:style-name="T183"> </text:span><text:span text:style-name="T35">argomenti</text:span><text:span text:style-name="T183"> </text:span><text:span text:style-name="T35">fami- liari e comuni e di descrivere in termini semplici aspetti della propria vita e dell’ambiente</text:span><text:span text:style-name="T162"> </text:span><text:span text:style-name="T35">circostante.</text:span></text:p>
        <text:p text:style-name="P879"><text:span text:style-name="T35">La conoscenza della lingua italiana a livello A2 si può dimostrare in vari modi:</text:span></text:p>
        <text:list xml:id="list153416635693666" text:continue-list="list153417514704125" text:style-name="WWNum6">
          <text:list-item>
            <text:p text:style-name="P398"><text:span text:style-name="T47">con</text:span><text:span text:style-name="T55"> </text:span><text:span text:style-name="T47">una</text:span><text:span text:style-name="T55"> </text:span><text:span text:style-name="T47">certificazione</text:span><text:span text:style-name="T48"> </text:span><text:span text:style-name="T47">di</text:span><text:span text:style-name="T55"> </text:span><text:span text:style-name="T47">conoscenza</text:span><text:span text:style-name="T55"> </text:span><text:span text:style-name="T47">dell’Italiano</text:span><text:span text:style-name="T48"> </text:span><text:span text:style-name="T47">di</text:span><text:span text:style-name="T55"> </text:span><text:span text:style-name="T47">livello</text:span><text:span text:style-name="T85"> </text:span><text:span text:style-name="T47">A2</text:span><text:span text:style-name="T55"> </text:span><text:span text:style-name="T47">rilasciata</text:span><text:span text:style-name="T48"> </text:span><text:span text:style-name="T47">da uno</text:span><text:span text:style-name="T80"> </text:span><text:span text:style-name="T47">dei</text:span><text:span text:style-name="T104"> </text:span><text:span text:style-name="T47">quattro</text:span><text:span text:style-name="T80"> </text:span><text:span text:style-name="T47">Enti</text:span><text:span text:style-name="T104"> </text:span><text:span text:style-name="T47">Certificatori</text:span><text:span text:style-name="T80"> </text:span><text:span text:style-name="T47">riconosciuti</text:span><text:span text:style-name="T104"> </text:span><text:span text:style-name="T47">dal</text:span><text:span text:style-name="T80"> </text:span><text:span text:style-name="T47">Ministero</text:span><text:span text:style-name="T104"> </text:span><text:span text:style-name="T47">degli</text:span><text:span text:style-name="T140"> </text:span><text:span text:style-name="T43">Affari</text:span><text:span text:style-name="T104"> </text:span><text:span text:style-name="T47">Esteri e</text:span><text:span text:style-name="T80"> </text:span><text:span text:style-name="T47">dal</text:span><text:span text:style-name="T104"> </text:span><text:span text:style-name="T47">Ministero</text:span><text:span text:style-name="T104"> </text:span><text:span text:style-name="T47">dell’Istruzione,</text:span><text:span text:style-name="T104"> </text:span><text:span text:style-name="T47">Università</text:span><text:span text:style-name="T80"> </text:span><text:span text:style-name="T47">e</text:span><text:span text:style-name="T104"> </text:span><text:span text:style-name="T47">Ricerca</text:span><text:span text:style-name="T104"> </text:span><text:span text:style-name="T47">(Università</text:span><text:span text:style-name="T104"> </text:span><text:span text:style-name="T47">per</text:span><text:span text:style-name="T104"> </text:span><text:span text:style-name="T47">Stranieri di Perugia, Università per Stranieri di Siena, Università degli Studi </text:span><text:span text:style-name="T43">Roma Tre, </text:span><text:span text:style-name="T47">Società Dante</text:span><text:span text:style-name="T100"> </text:span><text:span text:style-name="T47">Alighieri);</text:span></text:p>
          </text:list-item>
          <text:list-item>
            <text:p text:style-name="P409"><text:span text:style-name="T47">con il possesso di un titolo di studio conseguito in Italia (Licenza di </text:span><text:span text:style-name="T43">scuola </text:span><text:span text:style-name="T47">media, Diploma di scuola superiore, Laurea</text:span><text:span text:style-name="T104"> </text:span><text:span text:style-name="T47">universitaria);</text:span></text:p>
          </text:list-item>
          <text:list-item>
            <text:p text:style-name="P407"><text:span text:style-name="T43">dimostrando</text:span><text:span text:style-name="T72"> </text:span><text:span text:style-name="T47">che</text:span><text:span text:style-name="T77"> </text:span><text:span text:style-name="T47">si</text:span><text:span text:style-name="T72"> </text:span><text:span text:style-name="T47">sta</text:span><text:span text:style-name="T77"> </text:span><text:span text:style-name="T43">frequentando</text:span><text:span text:style-name="T72"> </text:span><text:span text:style-name="T47">un</text:span><text:span text:style-name="T77"> </text:span><text:span text:style-name="T43">corso</text:span><text:span text:style-name="T72"> </text:span><text:span text:style-name="T47">di</text:span><text:span text:style-name="T77"> </text:span><text:span text:style-name="T43">studi</text:span><text:span text:style-name="T72"> </text:span><text:span text:style-name="T47">in</text:span><text:span text:style-name="T77"> </text:span><text:span text:style-name="T43">un’università</text:span><text:span text:style-name="T72"> </text:span><text:span text:style-name="T43">italiana, </text:span><text:span text:style-name="T47">statale o non statale legalmente riconosciuta, un dottorato o un master uni- versitario;</text:span></text:p>
          </text:list-item>
          <text:list-item>
            <text:p text:style-name="P402"><text:span text:style-name="T47">frequentando o dimostrando di aver frequentato un corso di Italiano presso un</text:span><text:span text:style-name="T143"> </text:span><text:span text:style-name="T101">CTP,</text:span><text:span text:style-name="T144"> </text:span><text:span text:style-name="T47">al</text:span><text:span text:style-name="T144"> </text:span><text:span text:style-name="T47">termine</text:span><text:span text:style-name="T143"> </text:span><text:span text:style-name="T47">del</text:span><text:span text:style-name="T144"> </text:span><text:span text:style-name="T47">quale</text:span><text:span text:style-name="T144"> </text:span><text:span text:style-name="T47">venga</text:span><text:span text:style-name="T144"> </text:span><text:span text:style-name="T47">rilasciato</text:span><text:span text:style-name="T143"> </text:span><text:span text:style-name="T47">un</text:span><text:span text:style-name="T144"> </text:span><text:span text:style-name="T47">titolo</text:span><text:span text:style-name="T144"> </text:span><text:span text:style-name="T47">che</text:span><text:span text:style-name="T143"> </text:span><text:span text:style-name="T47">attesti</text:span><text:span text:style-name="T144"> </text:span><text:span text:style-name="T47">la</text:span><text:span text:style-name="T144"> </text:span><text:span text:style-name="T47">cono-</text:span></text:p>
          </text:list-item>
        </text:list>
      </text:section>
      <text:p text:style-name="P1131"/>
      <text:p text:style-name="P728"/>
      <text:p text:style-name="P660"><draw:g text:anchor-type="as-char" draw:z-index="105" draw:style-name="gr5"><draw:line draw:style-name="gr6" draw:text-style-name="P1280" svg:x1="0in" svg:y1="0in" svg:x2="3.8228in" svg:y2="0in"><text:p/></draw:line></draw:g><text:span text:style-name="T483"><text:tab/></text:span><draw:g text:anchor-type="as-char" draw:z-index="106" draw:style-name="gr5"><draw:line draw:style-name="gr6" draw:text-style-name="P1280" svg:x1="0in" svg:y1="0in" svg:x2="3.8189in" svg:y2="0in"><text:p/></draw:line></draw:g></text:p>
      <text:p text:style-name="P766"/>
      <text:section text:style-name="Sect11" text:name="Section53">
        <text:p text:style-name="P1057"><text:span text:style-name="T35">scenza della lingua italiana a un livello non inferiore ad A2 del QCER.</text:span></text:p>
        <text:list xml:id="list153415814092453" text:continue-numbering="true" text:style-name="WWNum6">
          <text:list-item>
            <text:p text:style-name="P446"><text:span text:style-name="T47">riconoscimento del livello di conoscenza della lingua italiana non inferiore al</text:span><text:span text:style-name="T110"> </text:span><text:span text:style-name="T47">livello</text:span><text:span text:style-name="T92"> </text:span><text:span text:style-name="T47">A2</text:span><text:span text:style-name="T110"> </text:span><text:span text:style-name="T47">nell’ambito</text:span><text:span text:style-name="T101"> </text:span><text:span text:style-name="T47">dei</text:span><text:span text:style-name="T110"> </text:span><text:span text:style-name="T47">crediti</text:span><text:span text:style-name="T101"> </text:span><text:span text:style-name="T47">maturati</text:span><text:span text:style-name="T101"> </text:span><text:span text:style-name="T47">per</text:span><text:span text:style-name="T110"> </text:span><text:span text:style-name="T47">l’accordo</text:span><text:span text:style-name="T101"> </text:span><text:span text:style-name="T47">di</text:span><text:span text:style-name="T110"> </text:span><text:span text:style-name="T47">integrazione;</text:span></text:p>
          </text:list-item>
          <text:list-item>
            <text:p text:style-name="P362"><text:span text:style-name="T47">attestazione</text:span><text:span text:style-name="T48"> </text:span><text:span text:style-name="T47">che</text:span><text:span text:style-name="T43"> </text:span><text:span text:style-name="T47">l’ingresso</text:span><text:span text:style-name="T43"> </text:span><text:span text:style-name="T47">in</text:span><text:span text:style-name="T43"> </text:span><text:span text:style-name="T47">Italia</text:span><text:span text:style-name="T43"> </text:span><text:span text:style-name="T47">e’</text:span><text:span text:style-name="T92"> </text:span><text:span text:style-name="T47">avvenuto</text:span><text:span text:style-name="T43"> </text:span><text:span text:style-name="T47">ai</text:span><text:span text:style-name="T43"> </text:span><text:span text:style-name="T47">sensi</text:span><text:span text:style-name="T43"> </text:span><text:span text:style-name="T47">dell’art.</text:span><text:span text:style-name="T48"> </text:span><text:span text:style-name="T47">27</text:span><text:span text:style-name="T43"> </text:span><text:span text:style-name="T47">sull’Im- migrazione</text:span><text:span text:style-name="T89"> </text:span><text:span text:style-name="T47">per</text:span><text:span text:style-name="T92"> </text:span><text:span text:style-name="T47">svolgere</text:span><text:span text:style-name="T92"> </text:span><text:span text:style-name="T47">le</text:span><text:span text:style-name="T89"> </text:span><text:span text:style-name="T47">seguenti</text:span><text:span text:style-name="T92"> </text:span><text:span text:style-name="T47">attività:</text:span><text:span text:style-name="T92"> </text:span><text:span text:style-name="T47">dirigente</text:span><text:span text:style-name="T89"> </text:span><text:span text:style-name="T47">o</text:span><text:span text:style-name="T92"> </text:span><text:span text:style-name="T47">personale</text:span><text:span text:style-name="T92"> </text:span><text:span text:style-name="T47">qualificato di società, professore universitario, traduttore o interprete, giornalista o di- pendente di organi di</text:span><text:span text:style-name="T77"> </text:span><text:span text:style-name="T47">stampa;</text:span></text:p>
          </text:list-item>
          <text:list-item>
            <text:p text:style-name="P374"><text:span text:style-name="T47">superando</text:span><text:span text:style-name="T48"> </text:span><text:span text:style-name="T47">il</text:span><text:span text:style-name="T48"> </text:span><text:span text:style-name="T47">test</text:span><text:span text:style-name="T43"> </text:span><text:span text:style-name="T47">di</text:span><text:span text:style-name="T48"> </text:span><text:span text:style-name="T47">conoscenza</text:span><text:span text:style-name="T43"> </text:span><text:span text:style-name="T47">della</text:span><text:span text:style-name="T48"> </text:span><text:span text:style-name="T47">lingua</text:span><text:span text:style-name="T43"> </text:span><text:span text:style-name="T47">italiana</text:span><text:span text:style-name="T48"> </text:span><text:span text:style-name="T47">a</text:span><text:span text:style-name="T43"> </text:span><text:span text:style-name="T47">livello</text:span><text:span text:style-name="T85"> </text:span><text:span text:style-name="T47">A2.</text:span></text:p>
          </text:list-item>
        </text:list>
        <text:p text:style-name="P708"/>
        <text:p text:style-name="P887"/>
        <text:list xml:id="list153415705964444" text:continue-list="list153416019641785" text:style-name="WWNum2">
          <text:list-item>
            <text:h text:style-name="P56" text:outline-level="3"><text:span text:style-name="T390">Conosco</text:span><text:span text:style-name="T406"> </text:span><text:span text:style-name="T390">l’italiano</text:span><text:span text:style-name="T406"> </text:span><text:span text:style-name="T389">ma</text:span><text:span text:style-name="T406"> </text:span><text:span text:style-name="T389">non</text:span><text:span text:style-name="T406"> </text:span><text:span text:style-name="T389">ho</text:span><text:span text:style-name="T406"> </text:span><text:span text:style-name="T389">un</text:span><text:span text:style-name="T406"> </text:span><text:span text:style-name="T390">certificato</text:span><text:span text:style-name="T406"> </text:span><text:span text:style-name="T390">che</text:span><text:span text:style-name="T406"> </text:span><text:span text:style-name="T389">lo</text:span><text:span text:style-name="T408"> </text:span><text:span text:style-name="T390">attesta,</text:span><text:span text:style-name="T417"> </text:span><text:span text:style-name="T390">come </text:span><text:span text:style-name="T389">faccio a dimostrare le mie conoscenze</text:span><text:span text:style-name="T424"> </text:span><text:span text:style-name="T389">linguistiche?</text:span></text:h>
          </text:list-item>
        </text:list>
        <text:p text:style-name="P1001"><text:span text:style-name="T35">In mancanza di certificazione della conoscenza dell’Italiano, per ottenere il permesso CE di lungo periodo occorrerà sostenere un </text:span><text:span text:style-name="T225">test in un CTP</text:span><text:span text:style-name="T35">.</text:span></text:p>
        <text:p text:style-name="P1002"><text:span text:style-name="T35">Per</text:span><text:span text:style-name="T196"> </text:span><text:span text:style-name="T35">la</text:span><text:span text:style-name="T196"> </text:span><text:span text:style-name="T35">richiesta</text:span><text:span text:style-name="T199"> </text:span><text:span text:style-name="T35">di</text:span><text:span text:style-name="T196"> </text:span><text:span text:style-name="T35">partecipazione</text:span><text:span text:style-name="T196"> </text:span><text:span text:style-name="T35">al</text:span><text:span text:style-name="T199"> </text:span><text:span text:style-name="T35">test</text:span><text:span text:style-name="T196"> </text:span><text:span text:style-name="T35">di</text:span><text:span text:style-name="T199"> </text:span><text:span text:style-name="T35">conoscenza</text:span><text:span text:style-name="T196"> </text:span><text:span text:style-name="T35">della</text:span><text:span text:style-name="T196"> </text:span><text:span text:style-name="T35">lingua</text:span><text:span text:style-name="T199"> </text:span><text:span text:style-name="T35">italiana</text:span><text:span text:style-name="T196"> </text:span><text:span text:style-name="T35">oc- corre collegarsi al sito </text:span><text:span text:style-name="T221">https://nullaostalavoro.interno.it/Ministero/index2.jsp</text:span><text:span text:style-name="T35"> registrandosi</text:span><text:span text:style-name="T176"> </text:span><text:span text:style-name="T35">e</text:span><text:span text:style-name="T176"> </text:span><text:span text:style-name="T35">accedendo</text:span><text:span text:style-name="T173"> </text:span><text:span text:style-name="T35">alla</text:span><text:span text:style-name="T176"> </text:span><text:span text:style-name="T35">sezione</text:span><text:span text:style-name="T173"> </text:span><text:span text:style-name="T35">“area</text:span><text:span text:style-name="T176"> </text:span><text:span text:style-name="T35">riservata”.</text:span><text:span text:style-name="T176"> </text:span><text:span text:style-name="T35">La</text:span><text:span text:style-name="T173"> </text:span><text:span text:style-name="T35">registrazione</text:span><text:span text:style-name="T176"> </text:span><text:span text:style-name="T35">è</text:span><text:span text:style-name="T173"> </text:span><text:span text:style-name="T35">gra- tuita,</text:span><text:span text:style-name="T173"> </text:span><text:span text:style-name="T35">e</text:span><text:span text:style-name="T174"> </text:span><text:span text:style-name="T35">richiede</text:span><text:span text:style-name="T174"> </text:span><text:span text:style-name="T35">necessariamente</text:span><text:span text:style-name="T174"> </text:span><text:span text:style-name="T35">un</text:span><text:span text:style-name="T174"> </text:span><text:span text:style-name="T35">indirizzo</text:span><text:span text:style-name="T174"> </text:span><text:span text:style-name="T35">di</text:span><text:span text:style-name="T174"> </text:span><text:span text:style-name="T35">posta</text:span><text:span text:style-name="T174"> </text:span><text:span text:style-name="T35">elettronica</text:span><text:span text:style-name="T174"> </text:span><text:span text:style-name="T35">valido</text:span><text:span text:style-name="T174"> </text:span><text:span text:style-name="T35">e</text:span><text:span text:style-name="T174"> </text:span><text:span text:style-name="T35">fun- zionante per essere eseguita. Per ricevere aiuto nella presentazione della domanda ci si può rivolgere a un</text:span><text:span text:style-name="T187"> </text:span><text:span text:style-name="T225">patronato</text:span><text:span text:style-name="T35">.</text:span></text:p>
        <text:p text:style-name="P733"/>
        <text:p text:style-name="P678"><text:span text:style-name="T52">È possibile ottenere un permesso di soggiorno CE per soggiornanti di lungo</text:span><text:span text:style-name="T90"> </text:span><text:span text:style-name="T52">periodo</text:span><text:span text:style-name="T90"> </text:span><text:span text:style-name="T52">senza</text:span><text:span text:style-name="T93"> </text:span><text:span text:style-name="T52">dover</text:span><text:span text:style-name="T122"> </text:span><text:span text:style-name="T52">dimostrare</text:span><text:span text:style-name="T90"> </text:span><text:span text:style-name="T52">le</text:span><text:span text:style-name="T93"> </text:span><text:span text:style-name="T52">proprie</text:span><text:span text:style-name="T90"> </text:span><text:span text:style-name="T52">conoscenze</text:span><text:span text:style-name="T90"> </text:span><text:span text:style-name="T52">linguistiche? </text:span><text:span text:style-name="T47">No,</text:span><text:span text:style-name="T77"> </text:span><text:span text:style-name="T47">dal</text:span><text:span text:style-name="T136"> </text:span><text:span text:style-name="T47">9</text:span><text:span text:style-name="T77"> </text:span><text:span text:style-name="T47">dicembre</text:span><text:span text:style-name="T77"> </text:span><text:span text:style-name="T47">2010,</text:span><text:span text:style-name="T61"> </text:span><text:span text:style-name="T47">per</text:span><text:span text:style-name="T77"> </text:span><text:span text:style-name="T47">ottenere</text:span><text:span text:style-name="T61"> </text:span><text:span text:style-name="T47">tale</text:span><text:span text:style-name="T77"> </text:span><text:span text:style-name="T47">titolo</text:span><text:span text:style-name="T61"> </text:span><text:span text:style-name="T47">di</text:span><text:span text:style-name="T77"> </text:span><text:span text:style-name="T47">soggiorno</text:span><text:span text:style-name="T77"> </text:span><text:span text:style-name="T47">è</text:span><text:span text:style-name="T61"> </text:span><text:span text:style-name="T47">necessario</text:span><text:span text:style-name="T77"> </text:span><text:span text:style-name="T47">di- mostrare</text:span><text:span text:style-name="T117"> </text:span><text:span text:style-name="T47">la</text:span><text:span text:style-name="T110"> </text:span><text:span text:style-name="T47">propria</text:span><text:span text:style-name="T117"> </text:span><text:span text:style-name="T47">conoscenza</text:span><text:span text:style-name="T110"> </text:span><text:span text:style-name="T47">della</text:span><text:span text:style-name="T117"> </text:span><text:span text:style-name="T47">lingua</text:span><text:span text:style-name="T110"> </text:span><text:span text:style-name="T47">italiana.</text:span><text:span text:style-name="T117"> </text:span><text:span text:style-name="T47">Le</text:span><text:span text:style-name="T110"> </text:span><text:span text:style-name="T47">uniche</text:span><text:span text:style-name="T117"> </text:span><text:span text:style-name="T47">eccezioni</text:span><text:span text:style-name="T110"> </text:span><text:span text:style-name="T47">val- gono qualora il permesso CE sia</text:span><text:span text:style-name="T92"> </text:span><text:span text:style-name="T47">richiesto:</text:span></text:p>
        <text:list xml:id="list153415752642307" text:continue-list="list153415814092453" text:style-name="WWNum6">
          <text:list-item>
            <text:p text:style-name="P329"><text:span text:style-name="T47">per figli minori di 14</text:span><text:span text:style-name="T72"> </text:span><text:span text:style-name="T47">anni;</text:span></text:p>
          </text:list-item>
          <text:list-item>
            <text:p text:style-name="P495"><text:span text:style-name="T47">da</text:span><text:span text:style-name="T72"> </text:span><text:span text:style-name="T47">soggetti</text:span><text:span text:style-name="T77"> </text:span><text:span text:style-name="T47">affetti</text:span><text:span text:style-name="T77"> </text:span><text:span text:style-name="T47">da</text:span><text:span text:style-name="T77"> </text:span><text:span text:style-name="T47">gravi</text:span><text:span text:style-name="T77"> </text:span><text:span text:style-name="T47">limitazioni</text:span><text:span text:style-name="T77"> </text:span><text:span text:style-name="T47">alla</text:span><text:span text:style-name="T77"> </text:span><text:span text:style-name="T47">capacità</text:span><text:span text:style-name="T77"> </text:span><text:span text:style-name="T47">di</text:span><text:span text:style-name="T77"> </text:span><text:span text:style-name="T47">apprendimento</text:span><text:span text:style-name="T77"> </text:span><text:span text:style-name="T47">lingui- stico,</text:span><text:span text:style-name="T110"> </text:span><text:span text:style-name="T47">attestate</text:span><text:span text:style-name="T110"> </text:span><text:span text:style-name="T47">mediante</text:span><text:span text:style-name="T101"> </text:span><text:span text:style-name="T47">certificazione</text:span><text:span text:style-name="T110"> </text:span><text:span text:style-name="T47">prodotta</text:span><text:span text:style-name="T110"> </text:span><text:span text:style-name="T47">da</text:span><text:span text:style-name="T101"> </text:span><text:span text:style-name="T47">una</text:span><text:span text:style-name="T110"> </text:span><text:span text:style-name="T47">struttura</text:span><text:span text:style-name="T101"> </text:span><text:span text:style-name="T47">sanitaria.</text:span></text:p>
          </text:list-item>
        </text:list>
        <text:p text:style-name="P785"/>
        <text:list xml:id="list153416338814847" text:continue-list="list153415705964444" text:style-name="WWNum2">
          <text:list-item>
            <text:p text:style-name="P506"><text:span text:style-name="T52">Che diritti ho come titolare di un permesso di soggiorno CE per</text:span><text:span text:style-name="T97"> </text:span><text:span text:style-name="T52">sog- giornanti di lungo</text:span><text:span text:style-name="T111"> </text:span><text:span text:style-name="T52">periodo?</text:span></text:p>
          </text:list-item>
        </text:list>
        <text:p text:style-name="P1095"><text:span text:style-name="T35">Il permesso di soggiorno CE per soggiornanti di lungo periodo è a tempo</text:span><text:span text:style-name="T212"> </text:span><text:span text:style-name="T35">in- determinato.</text:span><text:span text:style-name="T216"> </text:span><text:span text:style-name="T35">In</text:span><text:span text:style-name="T216"> </text:span><text:span text:style-name="T35">quanto</text:span><text:span text:style-name="T216"> </text:span><text:span text:style-name="T35">titolare</text:span><text:span text:style-name="T216"> </text:span><text:span text:style-name="T35">di</text:span><text:span text:style-name="T216"> </text:span><text:span text:style-name="T35">tale</text:span><text:span text:style-name="T216"> </text:span><text:span text:style-name="T35">permesso</text:span><text:span text:style-name="T216"> </text:span><text:span text:style-name="T35">ti</text:span><text:span text:style-name="T216"> </text:span><text:span text:style-name="T35">è</text:span><text:span text:style-name="T216"> </text:span><text:span text:style-name="T35">riconosciuto</text:span><text:span text:style-name="T216"> </text:span><text:span text:style-name="T35">uno</text:span><text:span text:style-name="T216"> </text:span><text:span text:style-name="T35">status</text:span><text:span text:style-name="T216"> </text:span><text:span text:style-name="T35">giu- ridico</text:span><text:span text:style-name="T173"> </text:span><text:span text:style-name="T35">particolare,</text:span><text:span text:style-name="T174"> </text:span><text:span text:style-name="T35">che</text:span><text:span text:style-name="T174"> </text:span><text:span text:style-name="T35">ti</text:span><text:span text:style-name="T173"> </text:span><text:span text:style-name="T35">garantisce</text:span><text:span text:style-name="T174"> </text:span><text:span text:style-name="T35">ulteriori</text:span><text:span text:style-name="T174"> </text:span><text:span text:style-name="T35">diritti</text:span><text:span text:style-name="T174"> </text:span><text:span text:style-name="T35">rispetto</text:span><text:span text:style-name="T173"> </text:span><text:span text:style-name="T35">a</text:span><text:span text:style-name="T174"> </text:span><text:span text:style-name="T35">quelli</text:span><text:span text:style-name="T174"> </text:span><text:span text:style-name="T35">riconosciuti</text:span></text:p>
        <text:p text:style-name="P900"><text:span text:style-name="T35">agli</text:span><text:span text:style-name="T203"> </text:span><text:span text:style-name="T35">altri</text:span><text:span text:style-name="T39"> </text:span><text:span text:style-name="T35">cittadini</text:span><text:span text:style-name="T203"> </text:span><text:span text:style-name="T35">non</text:span><text:span text:style-name="T39"> </text:span><text:span text:style-name="T35">comunitari</text:span><text:span text:style-name="T39"> </text:span><text:span text:style-name="T35">in</text:span><text:span text:style-name="T203"> </text:span><text:span text:style-name="T35">possesso</text:span><text:span text:style-name="T39"> </text:span><text:span text:style-name="T35">di</text:span><text:span text:style-name="T39"> </text:span><text:span text:style-name="T35">un</text:span><text:span text:style-name="T203"> </text:span><text:span text:style-name="T35">regolare</text:span><text:span text:style-name="T39"> </text:span><text:span text:style-name="T35">permesso</text:span><text:span text:style-name="T39"> </text:span><text:span text:style-name="T35">di</text:span><text:span text:style-name="T203"> </text:span><text:span text:style-name="T35">sog- giorno,</text:span><text:span text:style-name="T162"> </text:span><text:span text:style-name="T35">ovvero:</text:span></text:p>
        <text:list xml:id="list153416157086536" text:continue-list="list153415752642307" text:style-name="WWNum6">
          <text:list-item>
            <text:p text:style-name="P499"><text:span text:style-name="T47">puoi entrare e uscire dall’Italia senza bisogno del</text:span><text:span text:style-name="T126"> </text:span><text:span text:style-name="T47">visto;</text:span></text:p>
          </text:list-item>
          <text:list-item>
            <text:p text:style-name="P399"><text:span text:style-name="T47">puoi</text:span><text:span text:style-name="T80"> </text:span><text:span text:style-name="T47">svolgere</text:span><text:span text:style-name="T104"> </text:span><text:span text:style-name="T47">qualsiasi</text:span><text:span text:style-name="T104"> </text:span><text:span text:style-name="T47">tipo</text:span><text:span text:style-name="T104"> </text:span><text:span text:style-name="T47">di</text:span><text:span text:style-name="T104"> </text:span><text:span text:style-name="T47">attività</text:span><text:span text:style-name="T104"> </text:span><text:span text:style-name="T47">lecita</text:span><text:span text:style-name="T104"> </text:span><text:span text:style-name="T47">che</text:span><text:span text:style-name="T104"> </text:span><text:span text:style-name="T47">non</text:span><text:span text:style-name="T104"> </text:span><text:span text:style-name="T47">sia</text:span><text:span text:style-name="T104"> </text:span><text:span text:style-name="T47">espressamente</text:span><text:span text:style-name="T104"> </text:span><text:span text:style-name="T47">vietata agli stranieri o riservata a cittadini italiani. Per lo svolgimento di attività di lavoro</text:span><text:span text:style-name="T55"> </text:span><text:span text:style-name="T47">subordinato</text:span><text:span text:style-name="T55"> </text:span><text:span text:style-name="T47">non</text:span><text:span text:style-name="T55"> </text:span><text:span text:style-name="T47">è</text:span><text:span text:style-name="T55"> </text:span><text:span text:style-name="T47">richiesta</text:span><text:span text:style-name="T48"> </text:span><text:span text:style-name="T47">la</text:span><text:span text:style-name="T55"> </text:span><text:span text:style-name="T47">stipula</text:span><text:span text:style-name="T55"> </text:span><text:span text:style-name="T47">del</text:span><text:span text:style-name="T55"> </text:span><text:span text:style-name="T47">contratto</text:span><text:span text:style-name="T55"> </text:span><text:span text:style-name="T47">di</text:span><text:span text:style-name="T48"> </text:span><text:span text:style-name="T47">soggiorno;</text:span></text:p>
          </text:list-item>
          <text:list-item>
            <text:p text:style-name="P430"><text:span text:style-name="T47">puoi</text:span><text:span text:style-name="T121"> </text:span><text:span text:style-name="T47">soggiornare,</text:span><text:span text:style-name="T121"> </text:span><text:span text:style-name="T47">anche</text:span><text:span text:style-name="T113"> </text:span><text:span text:style-name="T47">per</text:span><text:span text:style-name="T121"> </text:span><text:span text:style-name="T47">motivi</text:span><text:span text:style-name="T113"> </text:span><text:span text:style-name="T47">di</text:span><text:span text:style-name="T121"> </text:span><text:span text:style-name="T47">studio</text:span><text:span text:style-name="T113"> </text:span><text:span text:style-name="T47">e</text:span><text:span text:style-name="T121"> </text:span><text:span text:style-name="T47">lavoro,</text:span><text:span text:style-name="T121"> </text:span><text:span text:style-name="T47">in</text:span><text:span text:style-name="T113"> </text:span><text:span text:style-name="T47">un</text:span><text:span text:style-name="T121"> </text:span><text:span text:style-name="T47">altro</text:span><text:span text:style-name="T113"> </text:span><text:span text:style-name="T47">Stato</text:span><text:span text:style-name="T121"> </text:span><text:span text:style-name="T47">Schen- gen,</text:span><text:span text:style-name="T100"> </text:span><text:span text:style-name="T47">anche</text:span><text:span text:style-name="T85"> </text:span><text:span text:style-name="T47">per</text:span><text:span text:style-name="T85"> </text:span><text:span text:style-name="T47">un</text:span><text:span text:style-name="T85"> </text:span><text:span text:style-name="T47">periodo</text:span><text:span text:style-name="T85"> </text:span><text:span text:style-name="T47">superiore</text:span><text:span text:style-name="T85"> </text:span><text:span text:style-name="T47">ai</text:span><text:span text:style-name="T85"> </text:span><text:span text:style-name="T47">90</text:span><text:span text:style-name="T100"> </text:span><text:span text:style-name="T47">giorni,</text:span><text:span text:style-name="T85"> </text:span><text:span text:style-name="T47">nel</text:span><text:span text:style-name="T85"> </text:span><text:span text:style-name="T47">rispetto</text:span><text:span text:style-name="T85"> </text:span><text:span text:style-name="T47">comunque</text:span><text:span text:style-name="T85"> </text:span><text:span text:style-name="T47">della norma</text:span><text:span text:style-name="T117"> </text:span><text:span text:style-name="T47">in</text:span><text:span text:style-name="T117"> </text:span><text:span text:style-name="T47">vigore</text:span><text:span text:style-name="T117"> </text:span><text:span text:style-name="T47">nell’altro</text:span><text:span text:style-name="T117"> </text:span><text:span text:style-name="T47">Paese</text:span><text:span text:style-name="T117"> </text:span><text:span text:style-name="T47">membro.</text:span><text:span text:style-name="T117"> </text:span><text:span text:style-name="T47">È</text:span><text:span text:style-name="T117"> </text:span><text:span text:style-name="T47">necessario,</text:span><text:span text:style-name="T117"> </text:span><text:span text:style-name="T47">quindi,</text:span><text:span text:style-name="T117"> </text:span><text:span text:style-name="T47">contattare</text:span><text:span text:style-name="T117"> </text:span><text:span text:style-name="T110">la </text:span><text:span text:style-name="T47">rappresentanza diplomatico-consolare dello Stato in cui intendi recarti per verificare le condizioni</text:span><text:span text:style-name="T117"> </text:span><text:span text:style-name="T47">richieste.</text:span></text:p>
          </text:list-item>
          <text:list-item>
            <text:p text:style-name="P409"><text:span text:style-name="T47">puoi</text:span><text:span text:style-name="T92"> </text:span><text:span text:style-name="T47">partecipare</text:span><text:span text:style-name="T92"> </text:span><text:span text:style-name="T47">ai</text:span><text:span text:style-name="T100"> </text:span><text:span text:style-name="T47">concorsi</text:span><text:span text:style-name="T92"> </text:span><text:span text:style-name="T47">pubblici,</text:span><text:span text:style-name="T100"> </text:span><text:span text:style-name="T47">con</text:span><text:span text:style-name="T92"> </text:span><text:span text:style-name="T47">esclusione</text:span><text:span text:style-name="T100"> </text:span><text:span text:style-name="T47">di</text:span><text:span text:style-name="T92"> </text:span><text:span text:style-name="T47">quelli</text:span><text:span text:style-name="T100"> </text:span><text:span text:style-name="T47">che</text:span><text:span text:style-name="T92"> </text:span><text:span text:style-name="T47">riguardano posti</text:span><text:span text:style-name="T67"> </text:span><text:span text:style-name="T47">che</text:span><text:span text:style-name="T72"> </text:span><text:span text:style-name="T47">implicano</text:span><text:span text:style-name="T72"> </text:span><text:span text:style-name="T47">esercizio</text:span><text:span text:style-name="T72"> </text:span><text:span text:style-name="T47">diretto</text:span><text:span text:style-name="T72"> </text:span><text:span text:style-name="T47">o</text:span><text:span text:style-name="T72"> </text:span><text:span text:style-name="T47">indiretto</text:span><text:span text:style-name="T72"> </text:span><text:span text:style-name="T47">di</text:span><text:span text:style-name="T72"> </text:span><text:span text:style-name="T47">pubblici</text:span><text:span text:style-name="T72"> </text:span><text:span text:style-name="T47">poteri,</text:span><text:span text:style-name="T72"> </text:span><text:span text:style-name="T47">ovvero</text:span><text:span text:style-name="T72"> </text:span><text:span text:style-name="T47">at- tengono</text:span><text:span text:style-name="T55"> </text:span><text:span text:style-name="T47">alla</text:span><text:span text:style-name="T55"> </text:span><text:span text:style-name="T47">tutela</text:span><text:span text:style-name="T55"> </text:span><text:span text:style-name="T47">dell’interesse</text:span><text:span text:style-name="T55"> </text:span><text:span text:style-name="T47">nazionale</text:span><text:span text:style-name="T48"> </text:span><text:span text:style-name="T47">(ex.</text:span><text:span text:style-name="T55"> </text:span><text:span text:style-name="T47">magistrati,</text:span><text:span text:style-name="T55"> </text:span><text:span text:style-name="T47">militari);</text:span></text:p>
          </text:list-item>
          <text:list-item>
            <text:p text:style-name="P430"><text:span text:style-name="T47">puoi</text:span><text:span text:style-name="T105"> </text:span><text:span text:style-name="T47">avere</text:span><text:span text:style-name="T121"> </text:span><text:span text:style-name="T47">accesso</text:span><text:span text:style-name="T105"> </text:span><text:span text:style-name="T47">agli</text:span><text:span text:style-name="T121"> </text:span><text:span text:style-name="T47">aiuti</text:span><text:span text:style-name="T121"> </text:span><text:span text:style-name="T47">economici</text:span><text:span text:style-name="T105"> </text:span><text:span text:style-name="T47">per</text:span><text:span text:style-name="T121"> </text:span><text:span text:style-name="T47">gli</text:span><text:span text:style-name="T105"> </text:span><text:span text:style-name="T47">invalidi</text:span><text:span text:style-name="T121"> </text:span><text:span text:style-name="T47">civili</text:span><text:span text:style-name="T121"> </text:span><text:span text:style-name="T47">(compreso</text:span><text:span text:style-name="T105"> </text:span><text:span text:style-name="T47">il</text:span><text:span text:style-name="T121"> </text:span><text:span text:style-name="T47">mi- nore</text:span><text:span text:style-name="T85"> </text:span><text:span text:style-name="T47">iscritto</text:span><text:span text:style-name="T85"> </text:span><text:span text:style-name="T47">sul</text:span><text:span text:style-name="T67"> </text:span><text:span text:style-name="T47">permesso</text:span><text:span text:style-name="T85"> </text:span><text:span text:style-name="T47">di</text:span><text:span text:style-name="T85"> </text:span><text:span text:style-name="T47">soggiorno</text:span><text:span text:style-name="T67"> </text:span><text:span text:style-name="T47">CE</text:span><text:span text:style-name="T85"> </text:span><text:span text:style-name="T47">per</text:span><text:span text:style-name="T85"> </text:span><text:span text:style-name="T47">soggiornanti</text:span><text:span text:style-name="T67"> </text:span><text:span text:style-name="T47">di</text:span><text:span text:style-name="T85"> </text:span><text:span text:style-name="T47">lungo</text:span><text:span text:style-name="T85"> </text:span><text:span text:style-name="T47">periodo del</text:span><text:span text:style-name="T43"> </text:span><text:span text:style-name="T47">genitore);</text:span></text:p>
          </text:list-item>
          <text:list-item>
            <text:p text:style-name="P431"><text:span text:style-name="T47">puoi ottenere l’assegno di maternità e l’assegno per il nucleo familiare </text:span><text:span text:style-name="T55">nu- </text:span><text:span text:style-name="T47">meroso;</text:span></text:p>
          </text:list-item>
          <text:list-item>
            <text:p text:style-name="P432"><text:span text:style-name="T47">puoi ottenere l’assegno sociale, se hai soggiornato legalmente, in via</text:span><text:span text:style-name="T96"> </text:span><text:span text:style-name="T47">conti- nuativa, per almeno dieci anni nel territorio</text:span><text:span text:style-name="T80"> </text:span><text:span text:style-name="T47">nazionale;</text:span></text:p>
          </text:list-item>
        </text:list>
        <text:p text:style-name="P870"><text:span text:style-name="T35">Puoi essere espulsi solo:</text:span></text:p>
        <text:list xml:id="list153417550847830" text:continue-numbering="true" text:style-name="WWNum6">
          <text:list-item>
            <text:p text:style-name="P413"><text:span text:style-name="T47">per</text:span><text:span text:style-name="T105"> </text:span><text:span text:style-name="T47">gravi</text:span><text:span text:style-name="T105"> </text:span><text:span text:style-name="T47">motivi</text:span><text:span text:style-name="T121"> </text:span><text:span text:style-name="T47">di</text:span><text:span text:style-name="T105"> </text:span><text:span text:style-name="T47">ordine</text:span><text:span text:style-name="T105"> </text:span><text:span text:style-name="T47">pubblico</text:span><text:span text:style-name="T121"> </text:span><text:span text:style-name="T47">o</text:span><text:span text:style-name="T105"> </text:span><text:span text:style-name="T47">sicurezza</text:span><text:span text:style-name="T105"> </text:span><text:span text:style-name="T47">nazionale</text:span><text:span text:style-name="T121"> </text:span><text:span text:style-name="T47">nonché</text:span><text:span text:style-name="T105"> </text:span><text:span text:style-name="T47">nell’ambito del contrasto del terrorismo</text:span><text:span text:style-name="T72"> </text:span><text:span text:style-name="T47">internazionale;</text:span></text:p>
          </text:list-item>
          <text:list-item>
            <text:p text:style-name="P411"><text:span text:style-name="T47">nel caso in cui vengano applicate nei loro confronti misure di prevenzione personali</text:span></text:p>
          </text:list-item>
        </text:list>
        <text:p text:style-name="P842"/>
        <text:list xml:id="list153416558243920" text:continue-list="list153416338814847" text:style-name="WWNum2">
          <text:list-item>
            <text:h text:style-name="P78" text:outline-level="3"><text:span text:style-name="T389">Mi possono rifiutare o </text:span><text:span text:style-name="T390">revocare </text:span><text:span text:style-name="T389">il permesso di soggiorno CE per soggiornanti di lungo</text:span><text:span text:style-name="T393"> </text:span><text:span text:style-name="T389">periodo?</text:span></text:h>
          </text:list-item>
        </text:list>
        <text:p text:style-name="P853"><text:span text:style-name="T35">Si</text:span><text:span text:style-name="T196"> </text:span><text:span text:style-name="T162">rifiuta</text:span><text:span text:style-name="T196"> </text:span><text:span text:style-name="T35">il</text:span><text:span text:style-name="T196"> </text:span><text:span text:style-name="T162">permesso</text:span><text:span text:style-name="T196"> </text:span><text:span text:style-name="T35">di</text:span><text:span text:style-name="T196"> </text:span><text:span text:style-name="T162">soggiorno</text:span><text:span text:style-name="T196"> </text:span><text:span text:style-name="T35">CE</text:span><text:span text:style-name="T196"> </text:span><text:span text:style-name="T35">per</text:span><text:span text:style-name="T196"> </text:span><text:span text:style-name="T162">soggiornanti</text:span><text:span text:style-name="T196"> </text:span><text:span text:style-name="T35">di</text:span><text:span text:style-name="T196"> </text:span><text:span text:style-name="T162">lungo</text:span><text:span text:style-name="T196"> </text:span><text:span text:style-name="T162">periodo</text:span><text:span text:style-name="T196"> </text:span><text:span text:style-name="T162">qualora </text:span><text:span text:style-name="T35">per</text:span><text:span text:style-name="T183"> </text:span><text:span text:style-name="T35">il</text:span><text:span text:style-name="T183"> </text:span><text:span text:style-name="T35">richiedente</text:span><text:span text:style-name="T196"> </text:span><text:span text:style-name="T35">è</text:span><text:span text:style-name="T183"> </text:span><text:span text:style-name="T35">stato</text:span><text:span text:style-name="T196"> </text:span><text:span text:style-name="T35">disposto</text:span><text:span text:style-name="T183"> </text:span><text:span text:style-name="T35">il</text:span><text:span text:style-name="T196"> </text:span><text:span text:style-name="T35">giudizio</text:span><text:span text:style-name="T183"> </text:span><text:span text:style-name="T35">per</text:span><text:span text:style-name="T183"> </text:span><text:span text:style-name="T35">uno</text:span><text:span text:style-name="T196"> </text:span><text:span text:style-name="T35">dei</text:span><text:span text:style-name="T183"> </text:span><text:span text:style-name="T35">delitti</text:span><text:span text:style-name="T196"> </text:span><text:span text:style-name="T35">previsti</text:span><text:span text:style-name="T183"> </text:span><text:span text:style-name="T35">dall’ar- ticolo</text:span><text:span text:style-name="T174"> </text:span><text:span text:style-name="T35">380</text:span><text:span text:style-name="T174"> </text:span><text:span text:style-name="T35">c.p.p.</text:span><text:span text:style-name="T174"> </text:span><text:span text:style-name="T35">nonché,</text:span><text:span text:style-name="T183"> </text:span><text:span text:style-name="T35">limitatamente</text:span><text:span text:style-name="T174"> </text:span><text:span text:style-name="T35">ai</text:span><text:span text:style-name="T174"> </text:span><text:span text:style-name="T35">delitti</text:span><text:span text:style-name="T183"> </text:span><text:span text:style-name="T35">non</text:span><text:span text:style-name="T174"> </text:span><text:span text:style-name="T35">colposi,</text:span><text:span text:style-name="T174"> </text:span><text:span text:style-name="T35">dall’articolo</text:span><text:span text:style-name="T174"> </text:span><text:span text:style-name="T35">381 e se è stata emessa sentenza di condanna (anche non definitiva) per la quale non</text:span><text:span text:style-name="T203"> </text:span><text:span text:style-name="T35">è</text:span><text:span text:style-name="T203"> </text:span><text:span text:style-name="T35">stata</text:span><text:span text:style-name="T39"> </text:span><text:span text:style-name="T35">chiesta</text:span><text:span text:style-name="T203"> </text:span><text:span text:style-name="T35">la</text:span><text:span text:style-name="T203"> </text:span><text:span text:style-name="T35">riabilitazione.</text:span><text:span text:style-name="T39"> </text:span><text:span text:style-name="T35">Il</text:span><text:span text:style-name="T203"> </text:span><text:span text:style-name="T35">permesso</text:span><text:span text:style-name="T203"> </text:span><text:span text:style-name="T35">di</text:span><text:span text:style-name="T39"> </text:span><text:span text:style-name="T35">soggiorno</text:span><text:span text:style-name="T203"> </text:span><text:span text:style-name="T35">CE</text:span><text:span text:style-name="T203"> </text:span><text:span text:style-name="T35">per</text:span><text:span text:style-name="T39"> </text:span><text:span text:style-name="T35">soggior- nanti</text:span><text:span text:style-name="T187"> </text:span><text:span text:style-name="T35">di</text:span><text:span text:style-name="T187"> </text:span><text:span text:style-name="T35">lungo</text:span><text:span text:style-name="T187"> </text:span><text:span text:style-name="T35">periodo</text:span><text:span text:style-name="T187"> </text:span><text:span text:style-name="T35">può</text:span><text:span text:style-name="T187"> </text:span><text:span text:style-name="T35">essere</text:span><text:span text:style-name="T187"> </text:span><text:span text:style-name="T35">altresì</text:span><text:span text:style-name="T187"> </text:span><text:span text:style-name="T35">rifiutato</text:span><text:span text:style-name="T187"> </text:span><text:span text:style-name="T35">se</text:span><text:span text:style-name="T187"> </text:span><text:span text:style-name="T35">ti</text:span><text:span text:style-name="T187"> </text:span><text:span text:style-name="T35">sei</text:span><text:span text:style-name="T187"> </text:span><text:span text:style-name="T35">allontanato</text:span><text:span text:style-name="T190"> </text:span><text:span text:style-name="T35">dall’Italia</text:span></text:p>
      </text:section>
      <text:p text:style-name="P1132"/>
      <text:p text:style-name="P728"/>
      <text:p text:style-name="P660"><draw:g text:anchor-type="as-char" draw:z-index="107" draw:style-name="gr5"><draw:line draw:style-name="gr6" draw:text-style-name="P1280" svg:x1="0in" svg:y1="0in" svg:x2="3.8228in" svg:y2="0in"><text:p/></draw:line></draw:g><text:span text:style-name="T483"><text:tab/></text:span><draw:g text:anchor-type="as-char" draw:z-index="108" draw:style-name="gr5"><draw:line draw:style-name="gr6" draw:text-style-name="P1280" svg:x1="0in" svg:y1="0in" svg:x2="3.8189in" svg:y2="0in"><text:p/></draw:line></draw:g></text:p>
      <text:p text:style-name="P766"/>
      <text:section text:style-name="Sect13" text:name="Section55">
        <text:p text:style-name="P812"><text:span text:style-name="T35">per un periodo consecutivo superiore ai sei mesi, o per complessivi 10 mesi nell’arco dei cinque anni di soggiorno richiesti (salvo che detta interruzione sia</text:span><text:span text:style-name="T199"> </text:span><text:span text:style-name="T35">dipesa</text:span><text:span text:style-name="T199"> </text:span><text:span text:style-name="T35">dalla</text:span><text:span text:style-name="T199"> </text:span><text:span text:style-name="T35">necessità</text:span><text:span text:style-name="T199"> </text:span><text:span text:style-name="T35">di</text:span><text:span text:style-name="T199"> </text:span><text:span text:style-name="T35">adempiere</text:span><text:span text:style-name="T199"> </text:span><text:span text:style-name="T35">agli</text:span><text:span text:style-name="T199"> </text:span><text:span text:style-name="T35">obblighi</text:span><text:span text:style-name="T199"> </text:span><text:span text:style-name="T35">militari</text:span><text:span text:style-name="T199"> </text:span><text:span text:style-name="T35">o</text:span><text:span text:style-name="T199"> </text:span><text:span text:style-name="T35">da</text:span><text:span text:style-name="T199"> </text:span><text:span text:style-name="T35">gravi</text:span><text:span text:style-name="T180"> </text:span><text:span text:style-name="T35">e</text:span><text:span text:style-name="T199"> </text:span><text:span text:style-name="T35">com- provati</text:span><text:span text:style-name="T166"> </text:span><text:span text:style-name="T35">motivi);</text:span><text:span text:style-name="T166"> </text:span><text:span text:style-name="T35">inoltre</text:span><text:span text:style-name="T170"> </text:span><text:span text:style-name="T35">può</text:span><text:span text:style-name="T166"> </text:span><text:span text:style-name="T35">essere</text:span><text:span text:style-name="T170"> </text:span><text:span text:style-name="T35">rifiutato</text:span><text:span text:style-name="T166"> </text:span><text:span text:style-name="T35">per</text:span><text:span text:style-name="T170"> </text:span><text:span text:style-name="T35">motivi</text:span><text:span text:style-name="T166"> </text:span><text:span text:style-name="T35">di</text:span><text:span text:style-name="T170"> </text:span><text:span text:style-name="T35">ordine</text:span><text:span text:style-name="T166"> </text:span><text:span text:style-name="T35">pubblico</text:span><text:span text:style-name="T170"> </text:span><text:span text:style-name="T35">e</text:span><text:span text:style-name="T166"> </text:span><text:span text:style-name="T35">si- curezza dello</text:span><text:span text:style-name="T39"> </text:span><text:span text:style-name="T35">Stato.</text:span></text:p>
        <text:p text:style-name="P1133"><text:span text:style-name="T35">Il</text:span><text:span text:style-name="T187"> </text:span><text:span text:style-name="T35">Questore</text:span><text:span text:style-name="T187"> </text:span><text:span text:style-name="T35">dispone</text:span><text:span text:style-name="T187"> </text:span><text:span text:style-name="T35">la</text:span><text:span text:style-name="T187"> </text:span><text:span text:style-name="T35">revoca</text:span><text:span text:style-name="T187"> </text:span><text:span text:style-name="T35">se</text:span><text:span text:style-name="T187"> </text:span><text:span text:style-name="T35">è</text:span><text:span text:style-name="T187"> </text:span><text:span text:style-name="T35">intervenuta</text:span><text:span text:style-name="T187"> </text:span><text:span text:style-name="T35">una</text:span><text:span text:style-name="T187"> </text:span><text:span text:style-name="T35">sentenza</text:span><text:span text:style-name="T187"> </text:span><text:span text:style-name="T35">di</text:span><text:span text:style-name="T187"> </text:span><text:span text:style-name="T35">condanna,</text:span><text:span text:style-name="T187"> </text:span><text:span text:style-name="T35">anche non</text:span><text:span text:style-name="T36"> </text:span><text:span text:style-name="T35">definitiva;</text:span><text:span text:style-name="T36"> </text:span><text:span text:style-name="T35">se</text:span><text:span text:style-name="T162"> </text:span><text:span text:style-name="T35">invece</text:span><text:span text:style-name="T36"> </text:span><text:span text:style-name="T35">vieni</text:span><text:span text:style-name="T36"> </text:span><text:span text:style-name="T35">riabilitato</text:span><text:span text:style-name="T162"> </text:span><text:span text:style-name="T35">puoi</text:span><text:span text:style-name="T36"> </text:span><text:span text:style-name="T35">ottenerlo</text:span><text:span text:style-name="T36"> </text:span><text:span text:style-name="T35">di</text:span><text:span text:style-name="T162"> </text:span><text:span text:style-name="T35">nuovo.</text:span></text:p>
        <text:p text:style-name="P809"><text:span text:style-name="T35">Può</text:span><text:span text:style-name="T187"> </text:span><text:span text:style-name="T35">essere</text:span><text:span text:style-name="T187"> </text:span><text:span text:style-name="T35">revocato</text:span><text:span text:style-name="T187"> </text:span><text:span text:style-name="T35">nel</text:span><text:span text:style-name="T187"> </text:span><text:span text:style-name="T35">caso</text:span><text:span text:style-name="T187"> </text:span><text:span text:style-name="T35">ti</text:span><text:span text:style-name="T187"> </text:span><text:span text:style-name="T35">allontani</text:span><text:span text:style-name="T187"> </text:span><text:span text:style-name="T35">dal</text:span><text:span text:style-name="T187"> </text:span><text:span text:style-name="T35">territorio</text:span><text:span text:style-name="T187"> </text:span><text:span text:style-name="T35">dell’Unione</text:span><text:span text:style-name="T187"> </text:span><text:span text:style-name="T35">Europea</text:span><text:span text:style-name="T187"> </text:span><text:span text:style-name="T35">per un periodo superiore a 12 mesi o per motivi di ordine pubblico e sicurezza dello</text:span><text:span text:style-name="T162"> </text:span><text:span text:style-name="T35">Stato.</text:span></text:p>
        <text:p text:style-name="P949"><text:span text:style-name="T35">Nell’adottare</text:span><text:span text:style-name="T174"> </text:span><text:span text:style-name="T35">il</text:span><text:span text:style-name="T183"> </text:span><text:span text:style-name="T35">provvedimento</text:span><text:span text:style-name="T183"> </text:span><text:span text:style-name="T35">di</text:span><text:span text:style-name="T183"> </text:span><text:span text:style-name="T35">revoca</text:span><text:span text:style-name="T174"> </text:span><text:span text:style-name="T35">si</text:span><text:span text:style-name="T183"> </text:span><text:span text:style-name="T35">dovrà</text:span><text:span text:style-name="T183"> </text:span><text:span text:style-name="T35">comunque</text:span><text:span text:style-name="T183"> </text:span><text:span text:style-name="T35">tenere</text:span><text:span text:style-name="T174"> </text:span><text:span text:style-name="T35">conto</text:span><text:span text:style-name="T183"> </text:span><text:span text:style-name="T35">del- l’età dell’interessato, della durata del soggiorno sul territorio nazionale, </text:span><text:span text:style-name="T36">del- </text:span><text:span text:style-name="T35">l’esistenza di legami familiari e sociali nel territorio nazionale e</text:span><text:span text:style-name="T179"> </text:span><text:span text:style-name="T35">dell’assenza di tali vincoli con il Paese di</text:span><text:span text:style-name="T190"> </text:span><text:span text:style-name="T35">origine.</text:span></text:p>
        <text:p text:style-name="P718"/>
        <text:list xml:id="list153417365198310" text:continue-numbering="true" text:style-name="WWNum2">
          <text:list-item>
            <text:h text:style-name="P127" text:outline-level="3"><text:span text:style-name="T389">Cosa</text:span><text:span text:style-name="T394"> </text:span><text:span text:style-name="T389">posso</text:span><text:span text:style-name="T393"> </text:span><text:span text:style-name="T389">fare</text:span><text:span text:style-name="T393"> </text:span><text:span text:style-name="T389">se</text:span><text:span text:style-name="T393"> </text:span><text:span text:style-name="T389">mi</text:span><text:span text:style-name="T393"> </text:span><text:span text:style-name="T389">rifiutano</text:span><text:span text:style-name="T393"> </text:span><text:span text:style-name="T389">o</text:span><text:span text:style-name="T393"> </text:span><text:span text:style-name="T390">revocano</text:span><text:span text:style-name="T393"> </text:span><text:span text:style-name="T389">il</text:span><text:span text:style-name="T394"> </text:span><text:span text:style-name="T389">permesso</text:span><text:span text:style-name="T393"> </text:span><text:span text:style-name="T389">di</text:span><text:span text:style-name="T393"> </text:span><text:span text:style-name="T389">sog- giorno CE per soggiornanti di lungo</text:span><text:span text:style-name="T398"> </text:span><text:span text:style-name="T389">periodo?</text:span></text:h>
          </text:list-item>
        </text:list>
        <text:p text:style-name="P829"><text:span text:style-name="T35">Puoi fare ricorso al TAR (Tribunale Amministrativo Regionale) competente.</text:span></text:p>
        <text:p text:style-name="P741"/>
        <text:list xml:id="list153417574752132" text:continue-numbering="true" text:style-name="WWNum2">
          <text:list-item>
            <text:h text:style-name="P112" text:outline-level="3"><text:span text:style-name="T389">Sono in possesso di un permesso di soggiorno CE per sog- giornanti</text:span><text:span text:style-name="T423"> </text:span><text:span text:style-name="T389">di</text:span><text:span text:style-name="T423"> </text:span><text:span text:style-name="T389">lungo</text:span><text:span text:style-name="T427"> </text:span><text:span text:style-name="T389">periodo</text:span><text:span text:style-name="T423"> </text:span><text:span text:style-name="T389">rilasciato</text:span><text:span text:style-name="T423"> </text:span><text:span text:style-name="T389">da</text:span><text:span text:style-name="T427"> </text:span><text:span text:style-name="T390">altro</text:span><text:span text:style-name="T423"> </text:span><text:span text:style-name="T389">Stato</text:span><text:span text:style-name="T427"> </text:span><text:span text:style-name="T389">UE,</text:span><text:span text:style-name="T393"> </text:span><text:span text:style-name="T389">posso</text:span><text:span text:style-name="T423"> </text:span><text:span text:style-name="T389">con tale permesso soggiornare in</text:span><text:span text:style-name="T394"> </text:span><text:span text:style-name="T389">Italia?</text:span></text:h>
          </text:list-item>
        </text:list>
        <text:p text:style-name="P1001"><text:span text:style-name="T35">Se</text:span><text:span text:style-name="T199"> </text:span><text:span text:style-name="T35">sei</text:span><text:span text:style-name="T199"> </text:span><text:span text:style-name="T35">titolare</text:span><text:span text:style-name="T199"> </text:span><text:span text:style-name="T35">di</text:span><text:span text:style-name="T199"> </text:span><text:span text:style-name="T35">un</text:span><text:span text:style-name="T199"> </text:span><text:span text:style-name="T35">permesso</text:span><text:span text:style-name="T199"> </text:span><text:span text:style-name="T35">per</text:span><text:span text:style-name="T180"> </text:span><text:span text:style-name="T35">soggiornanti</text:span><text:span text:style-name="T199"> </text:span><text:span text:style-name="T35">di</text:span><text:span text:style-name="T199"> </text:span><text:span text:style-name="T35">lungo</text:span><text:span text:style-name="T199"> </text:span><text:span text:style-name="T35">periodo</text:span><text:span text:style-name="T199"> </text:span><text:span text:style-name="T35">ottenuto</text:span><text:span text:style-name="T199"> </text:span><text:span text:style-name="T35">in</text:span><text:span text:style-name="T199"> </text:span><text:span text:style-name="T35">un altro Stato dell’Unione puoi fare ingresso in Italia senza necessità di visto e soggiornarvi per un periodo superiore a tre mesi, al fine</text:span><text:span text:style-name="T210"> </text:span><text:span text:style-name="T35">di:</text:span></text:p>
        <text:p text:style-name="P998"><text:span text:style-name="T35">svolgere un’attività di lavoro autonomo o subordinato nel rispetto delle altre condizioni previste dalla legislazione nazionale;</text:span></text:p>
        <text:p text:style-name="P748"><text:span text:style-name="T35">frequentare corsi di studio o di formazione professionale;</text:span></text:p>
        <text:p text:style-name="P1096"><text:span text:style-name="T35">soggiornare ad altro scopo, purché dimostri la disponibilità di risorse econo- miche pari almeno al doppio dell’importo minimo previsto dalla legge per l’esenzione</text:span><text:span text:style-name="T196"> </text:span><text:span text:style-name="T35">dalla</text:span><text:span text:style-name="T196"> </text:span><text:span text:style-name="T35">partecipazione</text:span><text:span text:style-name="T199"> </text:span><text:span text:style-name="T35">alla</text:span><text:span text:style-name="T196"> </text:span><text:span text:style-name="T35">spesa</text:span><text:span text:style-name="T196"> </text:span><text:span text:style-name="T35">sanitaria,</text:span><text:span text:style-name="T199"> </text:span><text:span text:style-name="T35">nonché</text:span><text:span text:style-name="T196"> </text:span><text:span text:style-name="T35">un’assicurazione sanitaria (circa </text:span><text:span text:style-name="T226">€</text:span><text:span text:style-name="T235"> </text:span><text:span text:style-name="T35">8.500).</text:span></text:p>
        <text:p text:style-name="P1097"><text:span text:style-name="T35">Entro</text:span><text:span text:style-name="T180"> </text:span><text:span text:style-name="T35">tre</text:span><text:span text:style-name="T166"> </text:span><text:span text:style-name="T35">mesi</text:span><text:span text:style-name="T180"> </text:span><text:span text:style-name="T35">dal</text:span><text:span text:style-name="T166"> </text:span><text:span text:style-name="T35">tuo</text:span><text:span text:style-name="T180"> </text:span><text:span text:style-name="T35">ingresso</text:span><text:span text:style-name="T166"> </text:span><text:span text:style-name="T35">sul</text:span><text:span text:style-name="T166"> </text:span><text:span text:style-name="T35">territorio</text:span><text:span text:style-name="T180"> </text:span><text:span text:style-name="T35">nazionale</text:span><text:span text:style-name="T166"> </text:span><text:span text:style-name="T35">devi</text:span><text:span text:style-name="T180"> </text:span><text:span text:style-name="T35">però</text:span><text:span text:style-name="T166"> </text:span><text:span text:style-name="T35">richiedere</text:span><text:span text:style-name="T180"> </text:span><text:span text:style-name="T35">un permesso di soggiorno in Italia e in caso di soggiorno per motivi di lavoro il nulla osta al</text:span><text:span text:style-name="T170"> </text:span><text:span text:style-name="T35">lavoro.</text:span></text:p>
        <text:p text:style-name="P900"><text:span text:style-name="T36">Tali </text:span><text:span text:style-name="T35">nulla osta vengono rilasciati anche se sei già in Italia nell’ambito di ap- posite</text:span><text:span text:style-name="T170"> </text:span><text:span text:style-name="T35">quote</text:span><text:span text:style-name="T170"> </text:span><text:span text:style-name="T35">fissate</text:span><text:span text:style-name="T203"> </text:span><text:span text:style-name="T35">dai</text:span><text:span text:style-name="T170"> </text:span><text:span text:style-name="T35">decreti</text:span><text:span text:style-name="T203"> </text:span><text:span text:style-name="T35">flussi</text:span><text:span text:style-name="T170"> </text:span><text:span text:style-name="T35">annualmente</text:span><text:span text:style-name="T203"> </text:span><text:span text:style-name="T35">emanati</text:span><text:span text:style-name="T170"> </text:span><text:span text:style-name="T35">per</text:span><text:span text:style-name="T203"> </text:span><text:span text:style-name="T35">la</text:span><text:span text:style-name="T170"> </text:span><text:span text:style-name="T162">programma- </text:span><text:span text:style-name="T35">zione dei flussi di ingresso per motivi di</text:span><text:span text:style-name="T212"> </text:span><text:span text:style-name="T35">lavoro.</text:span></text:p>
        <text:p text:style-name="P853"><text:span text:style-name="T35">Per</text:span><text:span text:style-name="T203"> </text:span><text:span text:style-name="T35">soggiorni</text:span><text:span text:style-name="T39"> </text:span><text:span text:style-name="T35">inferiori</text:span><text:span text:style-name="T203"> </text:span><text:span text:style-name="T35">ai</text:span><text:span text:style-name="T39"> </text:span><text:span text:style-name="T35">tre</text:span><text:span text:style-name="T203"> </text:span><text:span text:style-name="T35">mesi,</text:span><text:span text:style-name="T39"> </text:span><text:span text:style-name="T35">è</text:span><text:span text:style-name="T203"> </text:span><text:span text:style-name="T35">sufficiente</text:span><text:span text:style-name="T39"> </text:span><text:span text:style-name="T35">che</text:span><text:span text:style-name="T203"> </text:span><text:span text:style-name="T35">lo</text:span><text:span text:style-name="T39"> </text:span><text:span text:style-name="T35">straniero</text:span><text:span text:style-name="T203"> </text:span><text:span text:style-name="T35">presenti</text:span><text:span text:style-name="T39"> </text:span><text:span text:style-name="T35">la</text:span><text:span text:style-name="T203"> </text:span><text:span text:style-name="T35">di- chiarazione</text:span><text:span text:style-name="T176"> </text:span><text:span text:style-name="T35">di</text:span><text:span text:style-name="T176"> </text:span><text:span text:style-name="T35">presenza</text:span><text:span text:style-name="T176"> </text:span><text:span text:style-name="T35">al</text:span><text:span text:style-name="T176"> </text:span><text:span text:style-name="T35">questore,</text:span><text:span text:style-name="T176"> </text:span><text:span text:style-name="T35">analogamente</text:span><text:span text:style-name="T176"> </text:span><text:span text:style-name="T35">agli</text:span><text:span text:style-name="T176"> </text:span><text:span text:style-name="T35">stranieri</text:span><text:span text:style-name="T176"> </text:span><text:span text:style-name="T35">titolari</text:span><text:span text:style-name="T176"> </text:span><text:span text:style-name="T35">di</text:span><text:span text:style-name="T176"> </text:span><text:span text:style-name="T35">altro permesso rilasciato da un altro Paese</text:span><text:span text:style-name="T190"> </text:span><text:span text:style-name="T35">dell’Unione.</text:span></text:p>
        <text:p text:style-name="P785"/>
        <text:list xml:id="list153417329573739" text:continue-numbering="true" text:style-name="WWNum2">
          <text:list-item>
            <text:h text:style-name="P132" text:outline-level="3"><text:span text:style-name="T389">Sono</text:span><text:span text:style-name="T413"> </text:span><text:span text:style-name="T389">coniuge</text:span><text:span text:style-name="T394"> </text:span><text:span text:style-name="T389">di</text:span><text:span text:style-name="T394"> </text:span><text:span text:style-name="T389">uno</text:span><text:span text:style-name="T394"> </text:span><text:span text:style-name="T390">straniero</text:span><text:span text:style-name="T413"> </text:span><text:span text:style-name="T389">titolare</text:span><text:span text:style-name="T394"> </text:span><text:span text:style-name="T389">di</text:span><text:span text:style-name="T394"> </text:span><text:span text:style-name="T389">un</text:span><text:span text:style-name="T394"> </text:span><text:span text:style-name="T389">permesso</text:span><text:span text:style-name="T413"> </text:span><text:span text:style-name="T389">per</text:span><text:span text:style-name="T393"> </text:span><text:span text:style-name="T389">sog- giornanti di lungo periodo ottenuto in un </text:span><text:span text:style-name="T390">altro </text:span><text:span text:style-name="T389">Stato dell’Unione, posso</text:span><text:span text:style-name="T433"> </text:span><text:span text:style-name="T389">entrare</text:span><text:span text:style-name="T419"> </text:span><text:span text:style-name="T389">e</text:span><text:span text:style-name="T433"> </text:span><text:span text:style-name="T389">soggiornare</text:span><text:span text:style-name="T419"> </text:span><text:span text:style-name="T389">in</text:span><text:span text:style-name="T433"> </text:span><text:span text:style-name="T389">Italia</text:span><text:span text:style-name="T419"> </text:span><text:span text:style-name="T389">insieme</text:span><text:span text:style-name="T433"> </text:span><text:span text:style-name="T389">a</text:span><text:span text:style-name="T419"> </text:span><text:span text:style-name="T389">mio</text:span><text:span text:style-name="T433"> </text:span><text:span text:style-name="T389">marito?</text:span></text:h>
          </text:list-item>
        </text:list>
        <text:p text:style-name="P856"><text:span text:style-name="T35">Si,</text:span><text:span text:style-name="T212"> </text:span><text:span text:style-name="T35">anche</text:span><text:span text:style-name="T217"> </text:span><text:span text:style-name="T35">il</text:span><text:span text:style-name="T212"> </text:span><text:span text:style-name="T35">familiare</text:span><text:span text:style-name="T217"> </text:span><text:span text:style-name="T35">del</text:span><text:span text:style-name="T217"> </text:span><text:span text:style-name="T35">titolare</text:span><text:span text:style-name="T212"> </text:span><text:span text:style-name="T35">può</text:span><text:span text:style-name="T217"> </text:span><text:span text:style-name="T35">fare</text:span><text:span text:style-name="T212"> </text:span><text:span text:style-name="T35">ingresso</text:span><text:span text:style-name="T217"> </text:span><text:span text:style-name="T35">nel</text:span><text:span text:style-name="T217"> </text:span><text:span text:style-name="T35">territorio</text:span><text:span text:style-name="T212"> </text:span><text:span text:style-name="T35">nazionale</text:span><text:span text:style-name="T217"> </text:span><text:span text:style-name="T35">senza </text:span><text:span text:style-name="T162">necessità</text:span><text:span text:style-name="T196"> </text:span><text:span text:style-name="T35">di</text:span><text:span text:style-name="T196"> </text:span><text:span text:style-name="T162">richiedere</text:span><text:span text:style-name="T196"> </text:span><text:span text:style-name="T35">il</text:span><text:span text:style-name="T196"> </text:span><text:span text:style-name="T162">visto</text:span><text:span text:style-name="T196"> </text:span><text:span text:style-name="T35">e</text:span><text:span text:style-name="T196"> </text:span><text:span text:style-name="T35">lo</text:span><text:span text:style-name="T196"> </text:span><text:span text:style-name="T162">stesso</text:span><text:span text:style-name="T196"> </text:span><text:span text:style-name="T35">può</text:span><text:span text:style-name="T196"> </text:span><text:span text:style-name="T162">ottenere</text:span><text:span text:style-name="T196"> </text:span><text:span text:style-name="T35">un</text:span><text:span text:style-name="T196"> </text:span><text:span text:style-name="T162">permesso</text:span><text:span text:style-name="T196"> </text:span><text:span text:style-name="T35">di</text:span><text:span text:style-name="T196"> </text:span><text:span text:style-name="T162">soggiorno </text:span><text:span text:style-name="T35">per</text:span><text:span text:style-name="T190"> </text:span><text:span text:style-name="T35">motivi</text:span><text:span text:style-name="T190"> </text:span><text:span text:style-name="T35">familiari</text:span><text:span text:style-name="T190"> </text:span><text:span text:style-name="T35">se</text:span><text:span text:style-name="T190"> </text:span><text:span text:style-name="T35">risiedeva,</text:span><text:span text:style-name="T190"> </text:span><text:span text:style-name="T35">a</text:span><text:span text:style-name="T190"> </text:span><text:span text:style-name="T35">tale</text:span><text:span text:style-name="T190"> </text:span><text:span text:style-name="T35">titolo,</text:span><text:span text:style-name="T190"> </text:span><text:span text:style-name="T35">nel</text:span><text:span text:style-name="T190"> </text:span><text:span text:style-name="T35">primo</text:span><text:span text:style-name="T190"> </text:span><text:span text:style-name="T35">Stato</text:span><text:span text:style-name="T194"> </text:span><text:span text:style-name="T35">membro</text:span><text:span text:style-name="T190"> </text:span><text:span text:style-name="T35">e</text:span><text:span text:style-name="T190"> </text:span><text:span text:style-name="T35">purché ricorrano</text:span><text:span text:style-name="T196"> </text:span><text:span text:style-name="T35">i</text:span><text:span text:style-name="T199"> </text:span><text:span text:style-name="T35">requisiti</text:span><text:span text:style-name="T196"> </text:span><text:span text:style-name="T35">previsti</text:span><text:span text:style-name="T199"> </text:span><text:span text:style-name="T35">dalla</text:span><text:span text:style-name="T196"> </text:span><text:span text:style-name="T35">legge</text:span><text:span text:style-name="T199"> </text:span><text:span text:style-name="T35">per</text:span><text:span text:style-name="T196"> </text:span><text:span text:style-name="T35">il</text:span><text:span text:style-name="T199"> </text:span><text:span text:style-name="T35">ricongiungimento</text:span><text:span text:style-name="T196"> </text:span><text:span text:style-name="T35">familiare.</text:span></text:p>
        <text:p text:style-name="P779"/>
        <text:h text:style-name="P11" text:outline-level="2"><text:span text:style-name="T399">Area</text:span><text:span text:style-name="T435"> </text:span><text:span text:style-name="T399">Schengen<text:tab/></text:span></text:h>
        <text:list xml:id="list153415784239040" text:continue-numbering="true" text:style-name="WWNum2">
          <text:list-item>
            <text:h text:style-name="P106" text:outline-level="3"><text:span text:style-name="T389">Che cos’è l’area</text:span><text:span text:style-name="T408"> </text:span><text:span text:style-name="T389">Schengen?</text:span></text:h>
          </text:list-item>
        </text:list>
        <text:p text:style-name="P863"><text:span text:style-name="T35">E’ uno spazio comune di libera circolazione dei cittadini degli Stati </text:span><text:span text:style-name="T162">aderenti. Tutti</text:span><text:span text:style-name="T174"> </text:span><text:span text:style-name="T35">i</text:span><text:span text:style-name="T183"> </text:span><text:span text:style-name="T35">Paesi</text:span><text:span text:style-name="T174"> </text:span><text:span text:style-name="T35">dell’area</text:span><text:span text:style-name="T183"> </text:span><text:span text:style-name="T35">Schengen</text:span><text:span text:style-name="T183"> </text:span><text:span text:style-name="T35">(Austria,</text:span><text:span text:style-name="T174"> </text:span><text:span text:style-name="T35">Belgio,</text:span><text:span text:style-name="T183"> </text:span><text:span text:style-name="T35">Danimarca,</text:span><text:span text:style-name="T174"> </text:span><text:span text:style-name="T35">Estonia,</text:span><text:span text:style-name="T183"> </text:span><text:span text:style-name="T35">Finlan- dia, Francia, Germania, Grecia, Italia, Islanda, Lettonia, Lituania, Lussem- burgo, Malta, Norvegia, Paesi Bassi, Polonia, Portogallo, Repubblica Ceca, Slovacchia,</text:span><text:span text:style-name="T180"> </text:span><text:span text:style-name="T35">Slovenia,</text:span><text:span text:style-name="T180"> </text:span><text:span text:style-name="T35">Spagna,</text:span><text:span text:style-name="T180"> </text:span><text:span text:style-name="T35">Svezia,</text:span><text:span text:style-name="T180"> </text:span><text:span text:style-name="T35">Svizzera</text:span><text:span text:style-name="T180"> </text:span><text:span text:style-name="T35">e</text:span><text:span text:style-name="T180"> </text:span><text:span text:style-name="T35">Ungheria.)</text:span><text:span text:style-name="T180"> </text:span><text:span text:style-name="T35">hanno</text:span><text:span text:style-name="T180"> </text:span><text:span text:style-name="T35">eliminato i</text:span><text:span text:style-name="T203"> </text:span><text:span text:style-name="T35">controlli</text:span><text:span text:style-name="T39"> </text:span><text:span text:style-name="T35">alle</text:span><text:span text:style-name="T39"> </text:span><text:span text:style-name="T35">frontiere</text:span><text:span text:style-name="T39"> </text:span><text:span text:style-name="T35">comuni</text:span><text:span text:style-name="T203"> </text:span><text:span text:style-name="T35">e</text:span><text:span text:style-name="T39"> </text:span><text:span text:style-name="T35">creato</text:span><text:span text:style-name="T39"> </text:span><text:span text:style-name="T35">un</text:span><text:span text:style-name="T39"> </text:span><text:span text:style-name="T35">unico</text:span><text:span text:style-name="T203"> </text:span><text:span text:style-name="T35">sistema</text:span><text:span text:style-name="T39"> </text:span><text:span text:style-name="T35">di</text:span><text:span text:style-name="T39"> </text:span><text:span text:style-name="T35">visti</text:span><text:span text:style-name="T39"> </text:span><text:span text:style-name="T35">e</text:span><text:span text:style-name="T203"> </text:span><text:span text:style-name="T35">ingressi.</text:span></text:p>
        <text:p text:style-name="P773"/>
        <text:list xml:id="list153416508702927" text:continue-numbering="true" text:style-name="WWNum2">
          <text:list-item>
            <text:p text:style-name="P394"><text:span text:style-name="T347">A quali condizioni è possibile circolare nell’area Schengen?</text:span><text:span text:style-name="T27"> </text:span><text:span text:style-name="T47">Se</text:span><text:span text:style-name="T61"> </text:span><text:span text:style-name="T47">sei</text:span><text:span text:style-name="T61"> </text:span><text:span text:style-name="T47">uno</text:span><text:span text:style-name="T61"> </text:span><text:span text:style-name="T47">straniero</text:span><text:span text:style-name="T61"> </text:span><text:span text:style-name="T47">ed</text:span><text:span text:style-name="T61"> </text:span><text:span text:style-name="T47">hai</text:span><text:span text:style-name="T61"> </text:span><text:span text:style-name="T47">passaporto</text:span><text:span text:style-name="T61"> </text:span><text:span text:style-name="T47">e</text:span><text:span text:style-name="T61"> </text:span><text:span text:style-name="T47">permesso</text:span><text:span text:style-name="T61"> </text:span><text:span text:style-name="T47">di</text:span><text:span text:style-name="T61"> </text:span><text:span text:style-name="T47">soggiorno</text:span><text:span text:style-name="T61"> </text:span><text:span text:style-name="T47">validi</text:span><text:span text:style-name="T61"> </text:span><text:span text:style-name="T47">in</text:span><text:span text:style-name="T61"> </text:span><text:span text:style-name="T47">Italia, puoi</text:span><text:span text:style-name="T85"> </text:span><text:span text:style-name="T47">circolare</text:span><text:span text:style-name="T67"> </text:span><text:span text:style-name="T47">liberamente</text:span><text:span text:style-name="T67"> </text:span><text:span text:style-name="T47">e</text:span><text:span text:style-name="T85"> </text:span><text:span text:style-name="T47">trascorrere</text:span><text:span text:style-name="T67"> </text:span><text:span text:style-name="T47">un</text:span><text:span text:style-name="T67"> </text:span><text:span text:style-name="T47">periodo</text:span><text:span text:style-name="T85"> </text:span><text:span text:style-name="T47">massimo</text:span><text:span text:style-name="T67"> </text:span><text:span text:style-name="T47">di</text:span><text:span text:style-name="T67"> </text:span><text:span text:style-name="T47">tre</text:span><text:span text:style-name="T67"> </text:span><text:span text:style-name="T47">mesi</text:span><text:span text:style-name="T85"> </text:span><text:span text:style-name="T47">in</text:span><text:span text:style-name="T67"> </text:span><text:span text:style-name="T47">uno dei Paesi sopra elencati. Durante questo periodo non puoi lavorare e, passati tre mesi, devi rientrare in</text:span><text:span text:style-name="T67"> </text:span><text:span text:style-name="T47">Italia.</text:span></text:p>
          </text:list-item>
        </text:list>
        <text:p text:style-name="P859"><text:span text:style-name="T35">Se sei titolare di un permesso di soggiorno CE per soggiornanti di lungo pe- riodo,</text:span><text:span text:style-name="T196"> </text:span><text:span text:style-name="T35">puoi</text:span><text:span text:style-name="T196"> </text:span><text:span text:style-name="T35">circolare</text:span><text:span text:style-name="T196"> </text:span><text:span text:style-name="T35">e</text:span><text:span text:style-name="T196"> </text:span><text:span text:style-name="T35">soggiornare</text:span><text:span text:style-name="T196"> </text:span><text:span text:style-name="T35">nei</text:span><text:span text:style-name="T199"> </text:span><text:span text:style-name="T35">paesi</text:span><text:span text:style-name="T196"> </text:span><text:span text:style-name="T35">dell’area</text:span><text:span text:style-name="T196"> </text:span><text:span text:style-name="T35">Schengen</text:span><text:span text:style-name="T196"> </text:span><text:span text:style-name="T35">che</text:span><text:span text:style-name="T196"> </text:span><text:span text:style-name="T35">hanno</text:span><text:span text:style-name="T196"> </text:span><text:span text:style-name="T35">re- cepito la direttiva sui soggiornanti CE di lungo periodo per periodi superiori ai 90 giorni,</text:span><text:span text:style-name="T170"> </text:span><text:span text:style-name="T35">per:</text:span></text:p>
        <text:list xml:id="list153417811567740" text:continue-list="list153417550847830" text:style-name="WWNum6">
          <text:list-item>
            <text:p text:style-name="P425"><text:span text:style-name="T47">lavoro (subordinato o</text:span><text:span text:style-name="T110"> </text:span><text:span text:style-name="T47">autonomo);</text:span></text:p>
          </text:list-item>
        </text:list>
      </text:section>
      <text:p text:style-name="P1134"/>
      <text:p text:style-name="P728"/>
      <text:p text:style-name="P1005"><draw:g text:anchor-type="as-char" draw:z-index="109" draw:style-name="gr5"><draw:line draw:style-name="gr6" draw:text-style-name="P1280" svg:x1="0in" svg:y1="0in" svg:x2="3.8228in" svg:y2="0in"><text:p/></draw:line></draw:g></text:p>
      <text:p text:style-name="P766"/>
      <text:list xml:id="list153417116463880" text:continue-numbering="true" text:style-name="WWNum6">
        <text:list-header>
          <text:p text:style-name="P306"><text:span text:style-name="T47">studio e formazione</text:span><text:span text:style-name="T110"> </text:span><text:span text:style-name="T47">professionale;</text:span></text:p>
        </text:list-header>
        <text:list-item>
          <text:p text:style-name="P301"><text:span text:style-name="T47">residenza (mostrando alcuni</text:span><text:span text:style-name="T110"> </text:span><text:span text:style-name="T47">requisiti).</text:span></text:p>
        </text:list-item>
      </text:list>
      <text:p text:style-name="P741"/>
      <text:p text:style-name="P1006"><text:span text:style-name="T165">ATTEnzIonE: </text:span><text:span text:style-name="T35">La Carta d’Identità rilasciata dal Comune di residenza non </text:span><text:span text:style-name="T183">è </text:span><text:span text:style-name="T35">valida</text:span><text:span text:style-name="T162"> </text:span><text:span text:style-name="T35">per</text:span><text:span text:style-name="T162"> </text:span><text:span text:style-name="T35">l’espatrio</text:span><text:span text:style-name="T162"> </text:span><text:span text:style-name="T35">e,</text:span><text:span text:style-name="T162"> </text:span><text:span text:style-name="T35">quindi,</text:span><text:span text:style-name="T162"> </text:span><text:span text:style-name="T35">per</text:span><text:span text:style-name="T162"> </text:span><text:span text:style-name="T35">circolare</text:span><text:span text:style-name="T162"> </text:span><text:span text:style-name="T35">nello</text:span><text:span text:style-name="T162"> </text:span><text:span text:style-name="T35">Spazio</text:span><text:span text:style-name="T162"> </text:span><text:span text:style-name="T35">Schengen</text:span><text:span text:style-name="T162"> </text:span><text:span text:style-name="T35">occorre</text:span><text:span text:style-name="T162"> </text:span><text:span text:style-name="T35">il passaporto, altrimenti si rischia</text:span><text:span text:style-name="T196"> </text:span><text:span text:style-name="T35">l’espulsione.</text:span></text:p>
      <text:p text:style-name="P804"/>
      <text:section text:style-name="Sect14" text:name="Section57">
        <text:list xml:id="list153416622768351" text:continue-list="list153416508702927" text:style-name="WWNum2">
          <text:list-item>
            <text:h text:style-name="P133" text:outline-level="3"><text:span text:style-name="T389">Sto aspettando il </text:span><text:span text:style-name="T390">rinnovo </text:span><text:span text:style-name="T389">del permesso di soggiorno: posso transitare per un paese</text:span><text:span text:style-name="T393"> </text:span><text:span text:style-name="T389">Schengen?</text:span></text:h>
          </text:list-item>
        </text:list>
        <text:p text:style-name="P679"><text:span text:style-name="T47">Se sei in fase di rinnovo del permesso di soggiorno, ti è consentito uscire e </text:span><text:span text:style-name="T43">rientrare</text:span><text:span text:style-name="T77"> </text:span><text:span text:style-name="T47">nel</text:span><text:span text:style-name="T61"> </text:span><text:span text:style-name="T43">territorio</text:span><text:span text:style-name="T61"> </text:span><text:span text:style-name="T43">nazionale</text:span><text:span text:style-name="T77"> </text:span><text:span text:style-name="T43">senza</text:span><text:span text:style-name="T61"> </text:span><text:span text:style-name="T43">visto,</text:span><text:span text:style-name="T61"> </text:span><text:span text:style-name="T47">ma</text:span><text:span text:style-name="T77"> </text:span><text:span text:style-name="T52">il</text:span><text:span text:style-name="T62"> </text:span><text:span text:style-name="T44">viaggio</text:span><text:span text:style-name="T62"> </text:span><text:span text:style-name="T52">non</text:span><text:span text:style-name="T62"> </text:span><text:span text:style-name="T44">deve</text:span><text:span text:style-name="T78"> </text:span><text:span text:style-name="T50">prevedere </text:span><text:span text:style-name="T52">il transito (neppure per uno scalo aereo) negli altri Paesi che aderiscono agli</text:span><text:span text:style-name="T87"> </text:span><text:span text:style-name="T52">accordi</text:span><text:span text:style-name="T87"> </text:span><text:span text:style-name="T52">di</text:span><text:span text:style-name="T87"> </text:span><text:span text:style-name="T52">Schengen.</text:span><text:span text:style-name="T87"> </text:span><text:span text:style-name="T52">È,</text:span><text:span text:style-name="T87"> </text:span><text:span text:style-name="T52">inoltre</text:span><text:span text:style-name="T87"> </text:span><text:span text:style-name="T52">necessario</text:span><text:span text:style-name="T87"> </text:span><text:span text:style-name="T52">mostrare</text:span><text:span text:style-name="T70"> </text:span><text:span text:style-name="T52">la</text:span><text:span text:style-name="T87"> </text:span><text:span text:style-name="T52">seguente</text:span><text:span text:style-name="T87"> </text:span><text:span text:style-name="T52">docu- mentazione:</text:span></text:p>
        <text:list xml:id="list153417489361192" text:continue-list="list153417116463880" text:style-name="WWNum6">
          <text:list-item>
            <text:p text:style-name="P310"><text:span text:style-name="T47">passaporto</text:span><text:span text:style-name="T110"> </text:span><text:span text:style-name="T47">o</text:span><text:span text:style-name="T101"> </text:span><text:span text:style-name="T47">altro</text:span><text:span text:style-name="T101"> </text:span><text:span text:style-name="T47">documento</text:span><text:span text:style-name="T101"> </text:span><text:span text:style-name="T47">di</text:span><text:span text:style-name="T101"> </text:span><text:span text:style-name="T47">identità</text:span><text:span text:style-name="T101"> </text:span><text:span text:style-name="T47">equivalente</text:span><text:span text:style-name="T101"> </text:span><text:span text:style-name="T47">valido</text:span><text:span text:style-name="T101"> </text:span><text:span text:style-name="T47">per</text:span><text:span text:style-name="T101"> </text:span><text:span text:style-name="T47">l’espatrio;</text:span></text:p>
          </text:list-item>
          <text:list-item>
            <text:p text:style-name="P304"><text:span text:style-name="T47">originale o copia del vecchio permesso di</text:span><text:span text:style-name="T104"> </text:span><text:span text:style-name="T47">soggiorno;</text:span></text:p>
          </text:list-item>
          <text:list-item>
            <text:p text:style-name="P507"><text:span text:style-name="T47">originale o copia della ricevuta della domanda di rinnovo del permesso di soggiorno.</text:span></text:p>
          </text:list-item>
        </text:list>
        <text:p text:style-name="P680"><text:span text:style-name="T47">Uscita e reingresso sono quindi possibile con attraversamento di </text:span><text:span text:style-name="T52">soli valichi di frontiera esterna</text:span><text:span text:style-name="T47">, anche </text:span><text:span text:style-name="T52">diversi </text:span><text:span text:style-name="T47">tra loro</text:span></text:p>
        <text:p text:style-name="P785"/>
        <text:list xml:id="list153417223202261" text:continue-list="list153416622768351" text:style-name="WWNum2">
          <text:list-item>
            <text:h text:style-name="P113" text:outline-level="3"><text:span text:style-name="T389">Sono in attesa del rilascio del primo permesso di soggiorno: posso transitare per un paese</text:span><text:span text:style-name="T396"> </text:span><text:span text:style-name="T389">Schengen?</text:span></text:h>
          </text:list-item>
        </text:list>
        <text:p text:style-name="P681"><text:span text:style-name="T47">Se</text:span><text:span text:style-name="T105"> </text:span><text:span text:style-name="T47">stai</text:span><text:span text:style-name="T121"> </text:span><text:span text:style-name="T47">aspettando</text:span><text:span text:style-name="T105"> </text:span><text:span text:style-name="T47">il</text:span><text:span text:style-name="T121"> </text:span><text:span text:style-name="T47">rilascio</text:span><text:span text:style-name="T105"> </text:span><text:span text:style-name="T47">del</text:span><text:span text:style-name="T121"> </text:span><text:span text:style-name="T47">primo</text:span><text:span text:style-name="T105"> </text:span><text:span text:style-name="T47">permesso</text:span><text:span text:style-name="T121"> </text:span><text:span text:style-name="T47">di</text:span><text:span text:style-name="T105"> </text:span><text:span text:style-name="T47">soggiorno</text:span><text:span text:style-name="T121"> </text:span><text:span text:style-name="T47">richiesto</text:span><text:span text:style-name="T105"> </text:span><text:span text:style-name="T47">per</text:span><text:span text:style-name="T121"> </text:span><text:span text:style-name="T47">mo- tivi</text:span><text:span text:style-name="T61"> </text:span><text:span text:style-name="T47">di</text:span><text:span text:style-name="T61"> </text:span><text:span text:style-name="T47">lavoro</text:span><text:span text:style-name="T61"> </text:span><text:span text:style-name="T47">e</text:span><text:span text:style-name="T61"> </text:span><text:span text:style-name="T47">familiari,</text:span><text:span text:style-name="T61"> </text:span><text:span text:style-name="T47">non</text:span><text:span text:style-name="T117"> </text:span><text:span text:style-name="T47">puoi</text:span><text:span text:style-name="T61"> </text:span><text:span text:style-name="T47">uscire</text:span><text:span text:style-name="T61"> </text:span><text:span text:style-name="T47">e</text:span><text:span text:style-name="T61"> </text:span><text:span text:style-name="T47">fare</text:span><text:span text:style-name="T61"> </text:span><text:span text:style-name="T47">rientro</text:span><text:span text:style-name="T61"> </text:span><text:span text:style-name="T47">in</text:span><text:span text:style-name="T117"> </text:span><text:span text:style-name="T47">Italia</text:span><text:span text:style-name="T61"> </text:span><text:span text:style-name="T47">transitando</text:span><text:span text:style-name="T61"> </text:span><text:span text:style-name="T47">per un Paese dell’area Schengen. Uscita e reingresso sono possibili con</text:span><text:span text:style-name="T140"> </text:span><text:span text:style-name="T47">attraver- </text:span><text:span text:style-name="T43">samento</text:span><text:span text:style-name="T77"> </text:span><text:span text:style-name="T47">di</text:span><text:span text:style-name="T61"> </text:span><text:span text:style-name="T44">soli</text:span><text:span text:style-name="T62"> </text:span><text:span text:style-name="T44">valichi</text:span><text:span text:style-name="T62"> </text:span><text:span text:style-name="T52">di</text:span><text:span text:style-name="T62"> </text:span><text:span text:style-name="T44">frontiera</text:span><text:span text:style-name="T62"> </text:span><text:span text:style-name="T44">esterna</text:span><text:span text:style-name="T43">,</text:span><text:span text:style-name="T61"> </text:span><text:span text:style-name="T43">anche</text:span><text:span text:style-name="T61"> </text:span><text:span text:style-name="T44">diversi</text:span><text:span text:style-name="T62"> </text:span><text:span text:style-name="T47">tra</text:span><text:span text:style-name="T61"> </text:span><text:span text:style-name="T43">loro,</text:span><text:span text:style-name="T61"> </text:span><text:span text:style-name="T44">mostrando </text:span><text:span text:style-name="T52">la seguente</text:span><text:span text:style-name="T54"> </text:span><text:span text:style-name="T52">documentazione:</text:span></text:p>
        <text:p text:style-name="P1135"><text:span text:style-name="T35">Passaporto o documento di viaggio equipollente; visto da cui si evinca il motivo del soggiorno</text:span></text:p>
        <text:p text:style-name="P747"><text:span text:style-name="T35">ricevuta attestante l’avvenuta presentazione dell’istanza di rilascio.</text:span></text:p>
        <text:p text:style-name="P761"/>
        <text:p text:style-name="P655"><text:span text:style-name="T294">l</text:span><text:span text:style-name="T309">a</text:span><text:span text:style-name="T310">v</text:span><text:span text:style-name="T294">o</text:span><text:span text:style-name="T311">r</text:span><text:span text:style-name="T312">o</text:span></text:p>
      </text:section>
      <text:p text:style-name="P1136"><draw:rect text:anchor-type="char" draw:z-index="13" draw:style-name="gr9" draw:text-style-name="P1282" svg:width="9.0343in" svg:height="6.474in" svg:x="0.011in" svg:y="0.0102in"><text:p/></draw:rect><draw:rect text:anchor-type="char" draw:z-index="50" draw:style-name="gr7" draw:text-style-name="P1281" svg:width="0.0142in" svg:height="6.4961in" svg:x="4.511in" svg:y="0in"><text:p/></draw:rect></text:p>
      <text:p text:style-name="P728"/>
      <text:p text:style-name="P1016"><draw:g text:anchor-type="as-char" draw:z-index="110" draw:style-name="gr5"><draw:line draw:style-name="gr6" draw:text-style-name="P1280" svg:x1="0in" svg:y1="0in" svg:x2="3.8189in" svg:y2="0in"><text:p/></draw:line></draw:g></text:p>
      <text:p text:style-name="P744"/>
      <text:h text:style-name="P5" text:outline-level="2"><text:span text:style-name="T399">Il </text:span><text:span text:style-name="T412">lavoro </text:span><text:span text:style-name="T399">in</text:span><text:span text:style-name="T405"> </text:span><text:span text:style-name="T399">Italia<text:tab/></text:span></text:h>
      <text:p text:style-name="P649"><text:span text:style-name="T53">In Italia il rapporto di lavoro può essere di tre tipi:</text:span></text:p>
      <text:list xml:id="list973833626" text:style-name="WWNum7">
        <text:list-item>
          <text:p text:style-name="P457"><text:span text:style-name="T59">Lavoro </text:span><text:span text:style-name="T53">subordinato a tempo indeterminato, determinato, o</text:span><text:span text:style-name="T129"> </text:span><text:span text:style-name="T53">stagionale;</text:span></text:p>
        </text:list-item>
        <text:list-item>
          <text:p text:style-name="P457"><text:span text:style-name="T59">Lavoro </text:span><text:span text:style-name="T53">parasubordinato (es. contratto a</text:span><text:span text:style-name="T71"> </text:span><text:span text:style-name="T53">progetto)</text:span></text:p>
        </text:list-item>
        <text:list-item>
          <text:p text:style-name="P457"><text:span text:style-name="T59">Lavoro</text:span><text:span text:style-name="T45"> </text:span><text:span text:style-name="T53">autonomo.</text:span></text:p>
        </text:list-item>
      </text:list>
      <text:p text:style-name="P682"><text:span text:style-name="T53">La</text:span><text:span text:style-name="T94"> </text:span><text:span text:style-name="T53">retribuzione</text:span><text:span text:style-name="T94"> </text:span><text:span text:style-name="T53">è</text:span><text:span text:style-name="T94"> </text:span><text:span text:style-name="T53">il</text:span><text:span text:style-name="T99"> </text:span><text:span text:style-name="T53">trattamento</text:span><text:span text:style-name="T94"> </text:span><text:span text:style-name="T53">economico</text:span><text:span text:style-name="T94"> </text:span><text:span text:style-name="T53">cui</text:span><text:span text:style-name="T99"> </text:span><text:span text:style-name="T53">il</text:span><text:span text:style-name="T94"> </text:span><text:span text:style-name="T53">lavoratore</text:span><text:span text:style-name="T94"> </text:span><text:span text:style-name="T53">ha</text:span><text:span text:style-name="T99"> </text:span><text:span text:style-name="T53">diritto</text:span><text:span text:style-name="T94"> </text:span><text:span text:style-name="T53">per</text:span><text:span text:style-name="T94"> </text:span><text:span text:style-name="T53">l’at- tività</text:span><text:span text:style-name="T76"> </text:span><text:span text:style-name="T53">prestata</text:span><text:span text:style-name="T76"> </text:span><text:span text:style-name="T53">al</text:span><text:span text:style-name="T76"> </text:span><text:span text:style-name="T53">servizio</text:span><text:span text:style-name="T76"> </text:span><text:span text:style-name="T53">del</text:span><text:span text:style-name="T76"> </text:span><text:span text:style-name="T59">datore</text:span><text:span text:style-name="T76"> </text:span><text:span text:style-name="T53">di</text:span><text:span text:style-name="T76"> </text:span><text:span text:style-name="T53">lavoro;</text:span><text:span text:style-name="T76"> </text:span><text:span text:style-name="T53">essa</text:span><text:span text:style-name="T76"> </text:span><text:span text:style-name="T53">deve</text:span><text:span text:style-name="T76"> </text:span><text:span text:style-name="T59">essere</text:span><text:span text:style-name="T76"> </text:span><text:span text:style-name="T53">proporzionata alla</text:span><text:span text:style-name="T99"> </text:span><text:span text:style-name="T53">quantità</text:span><text:span text:style-name="T99"> </text:span><text:span text:style-name="T53">e</text:span><text:span text:style-name="T99"> </text:span><text:span text:style-name="T53">alla</text:span><text:span text:style-name="T99"> </text:span><text:span text:style-name="T53">qualità</text:span><text:span text:style-name="T99"> </text:span><text:span text:style-name="T53">del</text:span><text:span text:style-name="T86"> </text:span><text:span text:style-name="T45">lavoro</text:span><text:span text:style-name="T99"> </text:span><text:span text:style-name="T45">prestato</text:span><text:span text:style-name="T99"> </text:span><text:span text:style-name="T53">ed</text:span><text:span text:style-name="T99"> </text:span><text:span text:style-name="T53">in</text:span><text:span text:style-name="T99"> </text:span><text:span text:style-name="T53">ogni</text:span><text:span text:style-name="T86"> </text:span><text:span text:style-name="T53">caso</text:span><text:span text:style-name="T99"> </text:span><text:span text:style-name="T53">sufficiente</text:span><text:span text:style-name="T99"> </text:span><text:span text:style-name="T53">a</text:span><text:span text:style-name="T99"> </text:span><text:span text:style-name="T53">ga- rantire</text:span><text:span text:style-name="T103"> </text:span><text:span text:style-name="T53">al</text:span><text:span text:style-name="T103"> </text:span><text:span text:style-name="T53">lavoratore</text:span><text:span text:style-name="T103"> </text:span><text:span text:style-name="T53">ed</text:span><text:span text:style-name="T103"> </text:span><text:span text:style-name="T53">alla</text:span><text:span text:style-name="T103"> </text:span><text:span text:style-name="T53">sua</text:span><text:span text:style-name="T103"> </text:span><text:span text:style-name="T53">famiglia</text:span><text:span text:style-name="T103"> </text:span><text:span text:style-name="T53">un’esistenza</text:span><text:span text:style-name="T56"> </text:span><text:span text:style-name="T53">libera</text:span><text:span text:style-name="T103"> </text:span><text:span text:style-name="T53">e</text:span><text:span text:style-name="T103"> </text:span><text:span text:style-name="T53">dignitosa.</text:span></text:p>
      <text:p text:style-name="P683"><text:span text:style-name="T53">I livelli minimi di retribuzione per un’attività di </text:span><text:span text:style-name="T59">lavoro </text:span><text:span text:style-name="T53">subordinato sono</text:span><text:span text:style-name="T109"> </text:span><text:span text:style-name="T53">de- terminati</text:span><text:span text:style-name="T123"> </text:span><text:span text:style-name="T53">in</text:span><text:span text:style-name="T115"> </text:span><text:span text:style-name="T53">base</text:span><text:span text:style-name="T115"> </text:span><text:span text:style-name="T53">ai</text:span><text:span text:style-name="T115"> </text:span><text:span text:style-name="T53">contratti</text:span><text:span text:style-name="T115"> </text:span><text:span text:style-name="T53">collettivi</text:span><text:span text:style-name="T115"> </text:span><text:span text:style-name="T53">di</text:span><text:span text:style-name="T123"> </text:span><text:span text:style-name="T45">lavoro</text:span><text:span text:style-name="T115"> </text:span><text:span text:style-name="T53">(a</text:span><text:span text:style-name="T115"> </text:span><text:span text:style-name="T53">livello</text:span><text:span text:style-name="T115"> </text:span><text:span text:style-name="T53">nazionale,</text:span><text:span text:style-name="T115"> </text:span><text:span text:style-name="T45">regionale, Territoriale)</text:span><text:span text:style-name="T103"> </text:span><text:span text:style-name="T53">che</text:span><text:span text:style-name="T103"> </text:span><text:span text:style-name="T53">vanno</text:span><text:span text:style-name="T56"> </text:span><text:span text:style-name="T59">sempre</text:span><text:span text:style-name="T103"> </text:span><text:span text:style-name="T53">rispettati.</text:span><text:span text:style-name="T63"> </text:span><text:span text:style-name="T53">A</text:span><text:span text:style-name="T79"> </text:span><text:span text:style-name="T53">tal</text:span><text:span text:style-name="T56"> </text:span><text:span text:style-name="T53">fine,</text:span><text:span text:style-name="T103"> </text:span><text:span text:style-name="T53">il</text:span><text:span text:style-name="T56"> </text:span><text:span text:style-name="T59">datore</text:span><text:span text:style-name="T103"> </text:span><text:span text:style-name="T53">di</text:span><text:span text:style-name="T56"> </text:span><text:span text:style-name="T59">lavoro</text:span><text:span text:style-name="T103"> </text:span><text:span text:style-name="T53">garan- tisce il rispetto di tali livelli al momento della richiesta dei documenti di in- </text:span><text:span text:style-name="T59">gresso</text:span><text:span text:style-name="T51"> </text:span><text:span text:style-name="T53">e</text:span><text:span text:style-name="T45"> </text:span><text:span text:style-name="T53">soggiorno.</text:span><text:span text:style-name="T45"> </text:span><text:span text:style-name="T53">La</text:span><text:span text:style-name="T51"> </text:span><text:span text:style-name="T53">maggior</text:span><text:span text:style-name="T45"> </text:span><text:span text:style-name="T53">parte</text:span><text:span text:style-name="T45"> </text:span><text:span text:style-name="T53">delle</text:span><text:span text:style-name="T45"> </text:span><text:span text:style-name="T53">tutele</text:span><text:span text:style-name="T51"> </text:span><text:span text:style-name="T53">nell’ambito</text:span><text:span text:style-name="T45"> </text:span><text:span text:style-name="T53">di</text:span><text:span text:style-name="T45"> </text:span><text:span text:style-name="T53">un</text:span><text:span text:style-name="T45"> </text:span><text:span text:style-name="T53">rapporto di</text:span><text:span text:style-name="T119"> </text:span><text:span text:style-name="T59">lavoro</text:span><text:span text:style-name="T119"> </text:span><text:span text:style-name="T53">è</text:span><text:span text:style-name="T119"> </text:span><text:span text:style-name="T53">prevista</text:span><text:span text:style-name="T119"> </text:span><text:span text:style-name="T53">proprio</text:span><text:span text:style-name="T119"> </text:span><text:span text:style-name="T53">dai</text:span><text:span text:style-name="T119"> </text:span><text:span text:style-name="T53">contratti</text:span><text:span text:style-name="T119"> </text:span><text:span text:style-name="T53">collettivi</text:span><text:span text:style-name="T119"> </text:span><text:span text:style-name="T53">di</text:span><text:span text:style-name="T119"> </text:span><text:span text:style-name="T59">lavoro</text:span><text:span text:style-name="T119"> </text:span><text:span text:style-name="T53">applicabili</text:span><text:span text:style-name="T119"> </text:span><text:span text:style-name="T53">al</text:span><text:span text:style-name="T119"> </text:span><text:span text:style-name="T53">da- </text:span><text:span text:style-name="T45">tore </text:span><text:span text:style-name="T53">di </text:span><text:span text:style-name="T59">lavoro presso </text:span><text:span text:style-name="T53">il quale si è</text:span><text:span text:style-name="T76"> </text:span><text:span text:style-name="T53">assunti.</text:span></text:p>
      <text:p text:style-name="P790"/>
      <text:h text:style-name="P6" text:outline-level="2"><text:span text:style-name="T412">Lavoro</text:span><text:span text:style-name="T437"> </text:span><text:span text:style-name="T391">subordinato<text:tab/></text:span></text:h>
      <text:list xml:id="list153417456430819" text:continue-list="list153417223202261" text:style-name="WWNum2">
        <text:list-item>
          <text:h text:style-name="P97" text:outline-level="3"><text:span text:style-name="T389">Che cos’è il </text:span><text:span text:style-name="T411">lavoro</text:span><text:span text:style-name="T406"> </text:span><text:span text:style-name="T390">subordinato?</text:span></text:h>
        </text:list-item>
      </text:list>
      <text:p text:style-name="P1017"><text:span text:style-name="T35">È</text:span><text:span text:style-name="T194"> </text:span><text:span text:style-name="T35">un</text:span><text:span text:style-name="T194"> </text:span><text:span text:style-name="T35">rapporto</text:span><text:span text:style-name="T194"> </text:span><text:span text:style-name="T35">di</text:span><text:span text:style-name="T194"> </text:span><text:span text:style-name="T35">lavoro,</text:span><text:span text:style-name="T194"> </text:span><text:span text:style-name="T35">regolato</text:span><text:span text:style-name="T194"> </text:span><text:span text:style-name="T35">da</text:span><text:span text:style-name="T194"> </text:span><text:span text:style-name="T35">un</text:span><text:span text:style-name="T194"> </text:span><text:span text:style-name="T35">contratto,</text:span><text:span text:style-name="T194"> </text:span><text:span text:style-name="T35">mediante</text:span><text:span text:style-name="T194"> </text:span><text:span text:style-name="T35">il</text:span><text:span text:style-name="T194"> </text:span><text:span text:style-name="T35">quale</text:span><text:span text:style-name="T194"> </text:span><text:span text:style-name="T35">il</text:span><text:span text:style-name="T194"> </text:span><text:span text:style-name="T36">lavoratore </text:span><text:span text:style-name="T35">si</text:span><text:span text:style-name="T196"> </text:span><text:span text:style-name="T162">impegna</text:span><text:span text:style-name="T196"> </text:span><text:span text:style-name="T35">a</text:span><text:span text:style-name="T196"> </text:span><text:span text:style-name="T162">mettere</text:span><text:span text:style-name="T196"> </text:span><text:span text:style-name="T35">a</text:span><text:span text:style-name="T196"> </text:span><text:span text:style-name="T162">disposizione</text:span><text:span text:style-name="T196"> </text:span><text:span text:style-name="T35">del</text:span><text:span text:style-name="T196"> </text:span><text:span text:style-name="T162">datore</text:span><text:span text:style-name="T196"> </text:span><text:span text:style-name="T35">di</text:span><text:span text:style-name="T196"> </text:span><text:span text:style-name="T162">lavoro</text:span><text:span text:style-name="T196"> </text:span><text:span text:style-name="T35">la</text:span><text:span text:style-name="T196"> </text:span><text:span text:style-name="T35">sua</text:span><text:span text:style-name="T196"> </text:span><text:span text:style-name="T162">attività</text:span><text:span text:style-name="T196"> </text:span><text:span text:style-name="T162">lavorativa </text:span><text:span text:style-name="T35">e il datore si impegna a corrispondergli una</text:span><text:span text:style-name="T214"> </text:span><text:span text:style-name="T35">retribuzione.</text:span></text:p>
      <text:p text:style-name="P1058"/>
      <text:list xml:id="list153416664569909" text:continue-numbering="true" text:style-name="WWNum2">
        <text:list-item>
          <text:h text:style-name="P96" text:outline-level="3"><text:span text:style-name="T389">Che cos’è il contratto di</text:span><text:span text:style-name="T417"> </text:span><text:span text:style-name="T389">soggiorno?</text:span></text:h>
        </text:list-item>
      </text:list>
      <text:p text:style-name="P1017"><text:span text:style-name="T35">È</text:span><text:span text:style-name="T183"> </text:span><text:span text:style-name="T35">il</text:span><text:span text:style-name="T183"> </text:span><text:span text:style-name="T162">contratto</text:span><text:span text:style-name="T183"> </text:span><text:span text:style-name="T35">tra</text:span><text:span text:style-name="T196"> </text:span><text:span text:style-name="T35">un</text:span><text:span text:style-name="T183"> </text:span><text:span text:style-name="T162">datore</text:span><text:span text:style-name="T183"> </text:span><text:span text:style-name="T35">di</text:span><text:span text:style-name="T183"> </text:span><text:span text:style-name="T162">lavoro</text:span><text:span text:style-name="T196"> </text:span><text:span text:style-name="T35">ed</text:span><text:span text:style-name="T183"> </text:span><text:span text:style-name="T35">un</text:span><text:span text:style-name="T183"> </text:span><text:span text:style-name="T162">lavoratore</text:span><text:span text:style-name="T183"> </text:span><text:span text:style-name="T162">straniero</text:span><text:span text:style-name="T196"> </text:span><text:span text:style-name="T162">contenente</text:span><text:span text:style-name="T244"> </text:span><text:span text:style-name="T35">la</text:span><text:span text:style-name="T183"> </text:span><text:span text:style-name="T35">ga- </text:span><text:span text:style-name="T162">ranzia</text:span><text:span text:style-name="T170"> </text:span><text:span text:style-name="T35">da</text:span><text:span text:style-name="T203"> </text:span><text:span text:style-name="T162">parte</text:span><text:span text:style-name="T203"> </text:span><text:span text:style-name="T35">del</text:span><text:span text:style-name="T203"> </text:span><text:span text:style-name="T162">datore</text:span><text:span text:style-name="T170"> </text:span><text:span text:style-name="T35">di</text:span><text:span text:style-name="T203"> </text:span><text:span text:style-name="T162">lavoro</text:span><text:span text:style-name="T203"> </text:span><text:span text:style-name="T162">della</text:span><text:span text:style-name="T203"> </text:span><text:span text:style-name="T162">disponibilità</text:span><text:span text:style-name="T203"> </text:span><text:span text:style-name="T35">di</text:span><text:span text:style-name="T170"> </text:span><text:span text:style-name="T35">un</text:span><text:span text:style-name="T203"> </text:span><text:span text:style-name="T162">alloggio</text:span><text:span text:style-name="T203"> </text:span><text:span text:style-name="T35">per</text:span><text:span text:style-name="T203"> </text:span><text:span text:style-name="T35">il</text:span><text:span text:style-name="T203"> </text:span><text:span text:style-name="T162">lavo- </text:span><text:span text:style-name="T35">ratore e l’impegno al pagamento delle spese di viaggio in caso di, eventuale, </text:span><text:span text:style-name="T162">espulsione </text:span><text:span text:style-name="T35">del </text:span><text:span text:style-name="T162">lavoratore </text:span><text:span text:style-name="T35">dal </text:span><text:span text:style-name="T162">territorio nazionale. </text:span><text:span text:style-name="T35">Il </text:span><text:span text:style-name="T162">contratto </text:span><text:span text:style-name="T35">di </text:span><text:span text:style-name="T162">soggiorno </text:span><text:span text:style-name="T35">non </text:span><text:span text:style-name="T36">sostituisce</text:span><text:span text:style-name="T183"> </text:span><text:span text:style-name="T35">il</text:span><text:span text:style-name="T183"> </text:span><text:span text:style-name="T36">contratto</text:span><text:span text:style-name="T183"> </text:span><text:span text:style-name="T35">di</text:span><text:span text:style-name="T196"> </text:span><text:span text:style-name="T36">lavoro,</text:span><text:span text:style-name="T183"> </text:span><text:span text:style-name="T35">ma</text:span><text:span text:style-name="T183"> </text:span><text:span text:style-name="T35">è</text:span><text:span text:style-name="T196"> </text:span><text:span text:style-name="T36">necessario</text:span><text:span text:style-name="T183"> </text:span><text:span text:style-name="T162">che</text:span><text:span text:style-name="T183"> </text:span><text:span text:style-name="T36">venga</text:span><text:span text:style-name="T183"> </text:span><text:span text:style-name="T36">stipulato</text:span><text:span text:style-name="T196"> </text:span><text:span text:style-name="T162">per</text:span><text:span text:style-name="T183"> </text:span><text:span text:style-name="T36">ottenere </text:span><text:span text:style-name="T35">il</text:span><text:span text:style-name="T170"> </text:span><text:span text:style-name="T162">rilascio</text:span><text:span text:style-name="T203"> </text:span><text:span text:style-name="T35">o</text:span><text:span text:style-name="T203"> </text:span><text:span text:style-name="T35">il</text:span><text:span text:style-name="T203"> </text:span><text:span text:style-name="T162">rinnovo</text:span><text:span text:style-name="T203"> </text:span><text:span text:style-name="T35">del</text:span><text:span text:style-name="T203"> </text:span><text:span text:style-name="T162">permesso</text:span><text:span text:style-name="T203"> </text:span><text:span text:style-name="T35">di</text:span><text:span text:style-name="T203"> </text:span><text:span text:style-name="T162">soggiorno</text:span><text:span text:style-name="T170"> </text:span><text:span text:style-name="T35">per</text:span><text:span text:style-name="T203"> </text:span><text:span text:style-name="T162">lavoro</text:span><text:span text:style-name="T203"> </text:span><text:span text:style-name="T162">subordinato.</text:span></text:p>
      <text:p text:style-name="P684"><text:span text:style-name="T47">Per l’instaurazione di un </text:span><text:span text:style-name="T52">nuovo rapporto di lavoro </text:span><text:span text:style-name="T47">deve essere sottoscritto un</text:span><text:span text:style-name="T105"> </text:span><text:span text:style-name="T52">nuovo</text:span><text:span text:style-name="T106"> </text:span><text:span text:style-name="T52">contratto</text:span><text:span text:style-name="T122"> </text:span><text:span text:style-name="T52">di</text:span><text:span text:style-name="T106"> </text:span><text:span text:style-name="T52">soggiorno</text:span><text:span text:style-name="T122"> </text:span><text:span text:style-name="T47">per</text:span><text:span text:style-name="T105"> </text:span><text:span text:style-name="T47">lavoro</text:span><text:span text:style-name="T121"> </text:span><text:span text:style-name="T47">attraverso</text:span><text:span text:style-name="T105"> </text:span><text:span text:style-name="T47">cui</text:span><text:span text:style-name="T121"> </text:span><text:span text:style-name="T47">gli</text:span><text:span text:style-name="T105"> </text:span><text:span text:style-name="T47">oneri</text:span><text:span text:style-name="T105"> </text:span><text:span text:style-name="T47">di</text:span><text:span text:style-name="T121"> </text:span><text:span text:style-name="T47">alloggio ed</text:span><text:span text:style-name="T55"> </text:span><text:span text:style-name="T47">eventuale</text:span><text:span text:style-name="T48"> </text:span><text:span text:style-name="T47">rimpatrio</text:span><text:span text:style-name="T48"> </text:span><text:span text:style-name="T47">vengono</text:span><text:span text:style-name="T48"> </text:span><text:span text:style-name="T47">trasferiti</text:span><text:span text:style-name="T48"> </text:span><text:span text:style-name="T47">sul</text:span><text:span text:style-name="T48"> </text:span><text:span text:style-name="T47">nuovo</text:span><text:span text:style-name="T48"> </text:span><text:span text:style-name="T47">datore</text:span><text:span text:style-name="T48"> </text:span><text:span text:style-name="T47">di</text:span><text:span text:style-name="T48"> </text:span><text:span text:style-name="T47">lavoro.</text:span></text:p>
      <text:p text:style-name="P1137"/>
      <text:p text:style-name="P728"/>
      <text:p text:style-name="P660"><draw:g text:anchor-type="as-char" draw:z-index="111" draw:style-name="gr5"><draw:line draw:style-name="gr6" draw:text-style-name="P1280" svg:x1="0in" svg:y1="0in" svg:x2="3.8228in" svg:y2="0in"><text:p/></draw:line></draw:g><text:span text:style-name="T483"><text:tab/></text:span><draw:g text:anchor-type="as-char" draw:z-index="112" draw:style-name="gr5"><draw:line draw:style-name="gr6" draw:text-style-name="P1280" svg:x1="0in" svg:y1="0in" svg:x2="3.8189in" svg:y2="0in"><text:p/></draw:line></draw:g></text:p>
      <text:p text:style-name="P800"/>
      <text:section text:style-name="Sect3" text:name="Section59">
        <text:p text:style-name="P815"><text:span text:style-name="T35">In caso di primo ingresso in Italia per lavoro subordinato, il contratto di</text:span><text:span text:style-name="T213"> </text:span><text:span text:style-name="T35">sog- giorno deve essere </text:span><text:span text:style-name="T221">necessariamente</text:span><text:span text:style-name="T35"> concluso dalle parti </text:span><text:span text:style-name="T221">presso lo </text:span><text:span text:style-name="T163">Sportello</text:span><text:span text:style-name="T162"> </text:span><text:span text:style-name="T221">unico</text:span><text:span text:style-name="T41"> </text:span><text:span text:style-name="T221">per</text:span><text:span text:style-name="T41"> </text:span><text:span text:style-name="T221">l’immigrazione</text:span><text:span text:style-name="T39"> </text:span><text:span text:style-name="T35">entro</text:span><text:span text:style-name="T39"> </text:span><text:span text:style-name="T35">8</text:span><text:span text:style-name="T39"> </text:span><text:span text:style-name="T35">giorni</text:span><text:span text:style-name="T39"> </text:span><text:span text:style-name="T35">dall’ingresso</text:span><text:span text:style-name="T39"> </text:span><text:span text:style-name="T35">del</text:span><text:span text:style-name="T39"> </text:span><text:span text:style-name="T35">lavoratore</text:span><text:span text:style-name="T39"> </text:span><text:span text:style-name="T35">nel</text:span><text:span text:style-name="T39"> </text:span><text:span text:style-name="T35">terri- torio</text:span><text:span text:style-name="T174"> </text:span><text:span text:style-name="T35">dello</text:span><text:span text:style-name="T183"> </text:span><text:span text:style-name="T35">Stato.</text:span><text:span text:style-name="T183"> </text:span><text:span text:style-name="T35">Nel</text:span><text:span text:style-name="T183"> </text:span><text:span text:style-name="T35">caso,</text:span><text:span text:style-name="T183"> </text:span><text:span text:style-name="T35">invece,</text:span><text:span text:style-name="T183"> </text:span><text:span text:style-name="T35">di</text:span><text:span text:style-name="T183"> </text:span><text:span text:style-name="T35">instaurazione</text:span><text:span text:style-name="T183"> </text:span><text:span text:style-name="T35">di</text:span><text:span text:style-name="T183"> </text:span><text:span text:style-name="T35">un</text:span><text:span text:style-name="T183"> </text:span><text:span text:style-name="T35">nuovo</text:span><text:span text:style-name="T183"> </text:span><text:span text:style-name="T35">rapporto</text:span><text:span text:style-name="T183"> </text:span><text:span text:style-name="T35">di</text:span><text:span text:style-name="T183"> </text:span><text:span text:style-name="T35">la- voro</text:span><text:span text:style-name="T180"> </text:span><text:span text:style-name="T35">le</text:span><text:span text:style-name="T180"> </text:span><text:span text:style-name="T35">parti</text:span><text:span text:style-name="T180"> </text:span><text:span text:style-name="T35">concludono</text:span><text:span text:style-name="T180"> </text:span><text:span text:style-name="T35">il</text:span><text:span text:style-name="T180"> </text:span><text:span text:style-name="T225">contratto</text:span><text:span text:style-name="T182"> </text:span><text:span text:style-name="T225">di</text:span><text:span text:style-name="T182"> </text:span><text:span text:style-name="T225">soggiorno</text:span><text:span text:style-name="T168"> </text:span><text:span text:style-name="T35">per</text:span><text:span text:style-name="T180"> </text:span><text:span text:style-name="T35">lavoro</text:span><text:span text:style-name="T180"> </text:span><text:span text:style-name="T225">direttamente</text:span><text:span text:style-name="T182"> </text:span><text:span text:style-name="T185">e </text:span><text:span text:style-name="T225">autonomamente</text:span><text:span text:style-name="T35">,</text:span><text:span text:style-name="T180"> </text:span><text:span text:style-name="T35">al</text:span><text:span text:style-name="T166"> </text:span><text:span text:style-name="T35">di</text:span><text:span text:style-name="T166"> </text:span><text:span text:style-name="T35">fuori</text:span><text:span text:style-name="T180"> </text:span><text:span text:style-name="T35">dello</text:span><text:span text:style-name="T166"> </text:span><text:span text:style-name="T35">Sportello</text:span><text:span text:style-name="T166"> </text:span><text:span text:style-name="T35">Unico,</text:span><text:span text:style-name="T166"> </text:span><text:span text:style-name="T35">attestando</text:span><text:span text:style-name="T180"> </text:span><text:span text:style-name="T35">gli</text:span><text:span text:style-name="T166"> </text:span><text:span text:style-name="T35">impegni</text:span><text:span text:style-name="T166"> </text:span><text:span text:style-name="T35">re- lativi</text:span><text:span text:style-name="T180"> </text:span><text:span text:style-name="T35">all’alloggio</text:span><text:span text:style-name="T166"> </text:span><text:span text:style-name="T35">ed</text:span><text:span text:style-name="T166"> </text:span><text:span text:style-name="T35">alle</text:span><text:span text:style-name="T180"> </text:span><text:span text:style-name="T35">spese</text:span><text:span text:style-name="T166"> </text:span><text:span text:style-name="T35">di</text:span><text:span text:style-name="T166"> </text:span><text:span text:style-name="T35">rimpatrio</text:span><text:span text:style-name="T180"> </text:span><text:span text:style-name="T35">negli</text:span><text:span text:style-name="T166"> </text:span><text:span text:style-name="T35">appositi</text:span><text:span text:style-name="T166"> </text:span><text:span text:style-name="T35">riquadri</text:span><text:span text:style-name="T180"> </text:span><text:span text:style-name="T35">previsti</text:span><text:span text:style-name="T166"> </text:span><text:span text:style-name="T35">nel modello</text:span><text:span text:style-name="T174"> </text:span><text:span text:style-name="T35">Unificato-Lav</text:span><text:span text:style-name="T183"> </text:span><text:span text:style-name="T35">di</text:span><text:span text:style-name="T183"> </text:span><text:span text:style-name="T35">comunicazione</text:span><text:span text:style-name="T183"> </text:span><text:span text:style-name="T35">obbligatoria</text:span><text:span text:style-name="T183"> </text:span><text:span text:style-name="T35">di</text:span><text:span text:style-name="T183"> </text:span><text:span text:style-name="T35">assunzione</text:span><text:span text:style-name="T183"> </text:span><text:span text:style-name="T35">o,</text:span><text:span text:style-name="T183"> </text:span><text:span text:style-name="T35">per</text:span><text:span text:style-name="T183"> </text:span><text:span text:style-name="T35">la- voro domestico, nella comunicazione</text:span><text:span text:style-name="T196"> </text:span><text:span text:style-name="T35">all’INPS.</text:span></text:p>
        <text:p text:style-name="P767"/>
        <text:p text:style-name="P807"><text:span text:style-name="T165">ATTEnzIonE</text:span><text:span text:style-name="T162">: </text:span><text:span text:style-name="T35">il modello di contratto di soggiorno non vien più utilizzato, </text:span><text:span text:style-name="T162">essendo</text:span><text:span text:style-name="T199"> </text:span><text:span text:style-name="T162">stato</text:span><text:span text:style-name="T180"> </text:span><text:span text:style-name="T162">assorbito</text:span><text:span text:style-name="T180"> </text:span><text:span text:style-name="T35">dal</text:span><text:span text:style-name="T180"> </text:span><text:span text:style-name="T162">modello</text:span><text:span text:style-name="T180"> </text:span><text:span text:style-name="T170">UNILAV</text:span><text:span text:style-name="T173"> </text:span><text:span text:style-name="T35">o,</text:span><text:span text:style-name="T180"> </text:span><text:span text:style-name="T35">per</text:span><text:span text:style-name="T180"> </text:span><text:span text:style-name="T35">i</text:span><text:span text:style-name="T180"> </text:span><text:span text:style-name="T162">lavoratori</text:span><text:span text:style-name="T180"> </text:span><text:span text:style-name="T162">domestici,</text:span><text:span text:style-name="T199"> </text:span><text:span text:style-name="T162">dalla </text:span><text:span text:style-name="T35">comunicazione</text:span><text:span text:style-name="T162"> </text:span><text:span text:style-name="T35">al’Inps.</text:span></text:p>
        <text:p text:style-name="P1058"/>
        <text:list xml:id="list153416128604489" text:continue-numbering="true" text:style-name="WWNum2">
          <text:list-item>
            <text:h text:style-name="P99" text:outline-level="3"><text:span text:style-name="T389">Quali limiti incontra il </text:span><text:span text:style-name="T390">lavoratore</text:span><text:span text:style-name="T413"> </text:span><text:span text:style-name="T390">subordinato?</text:span></text:h>
          </text:list-item>
        </text:list>
        <text:p text:style-name="P914"><text:span text:style-name="T35">Il</text:span><text:span text:style-name="T199"> </text:span><text:span text:style-name="T35">lavoratore</text:span><text:span text:style-name="T180"> </text:span><text:span text:style-name="T35">è</text:span><text:span text:style-name="T180"> </text:span><text:span text:style-name="T35">sottoposto</text:span><text:span text:style-name="T180"> </text:span><text:span text:style-name="T35">alle</text:span><text:span text:style-name="T199"> </text:span><text:span text:style-name="T35">direttive</text:span><text:span text:style-name="T180"> </text:span><text:span text:style-name="T35">e</text:span><text:span text:style-name="T180"> </text:span><text:span text:style-name="T35">al</text:span><text:span text:style-name="T180"> </text:span><text:span text:style-name="T35">potere</text:span><text:span text:style-name="T180"> </text:span><text:span text:style-name="T35">gerarchico</text:span><text:span text:style-name="T199"> </text:span><text:span text:style-name="T35">e</text:span><text:span text:style-name="T180"> </text:span><text:span text:style-name="T35">di</text:span><text:span text:style-name="T180"> </text:span><text:span text:style-name="T35">controllo</text:span><text:span text:style-name="T180"> </text:span><text:span text:style-name="T35">del datore di lavoro, il quale predetermina le modalità di svolgimento della pre- stazione</text:span><text:span text:style-name="T162"> </text:span><text:span text:style-name="T35">lavorativa.</text:span></text:p>
        <text:p text:style-name="P785"/>
        <text:list xml:id="list153417245209902" text:continue-numbering="true" text:style-name="WWNum2">
          <text:list-item>
            <text:h text:style-name="P134" text:outline-level="3"><text:span text:style-name="T389">Che tipo di prestazione </text:span><text:span text:style-name="T390">lavorativa </text:span><text:span text:style-name="T389">può essere </text:span><text:span text:style-name="T390">svolta </text:span><text:span text:style-name="T389">dal </text:span><text:span text:style-name="T390">lavo- </text:span><text:span text:style-name="T389">ratore</text:span><text:span text:style-name="T390"> subordinato?</text:span></text:h>
          </text:list-item>
        </text:list>
        <text:p text:style-name="P1013"><text:span text:style-name="T35">La</text:span><text:span text:style-name="T173"> </text:span><text:span text:style-name="T35">prestazione</text:span><text:span text:style-name="T173"> </text:span><text:span text:style-name="T35">lavorativa</text:span><text:span text:style-name="T174"> </text:span><text:span text:style-name="T35">può</text:span><text:span text:style-name="T173"> </text:span><text:span text:style-name="T35">essere</text:span><text:span text:style-name="T174"> </text:span><text:span text:style-name="T35">di</text:span><text:span text:style-name="T173"> </text:span><text:span text:style-name="T35">vario</text:span><text:span text:style-name="T174"> </text:span><text:span text:style-name="T35">contenuto.</text:span><text:span text:style-name="T173"> </text:span><text:span text:style-name="T162">L’insieme</text:span><text:span text:style-name="T174"> </text:span><text:span text:style-name="T35">dei</text:span><text:span text:style-name="T173"> </text:span><text:span text:style-name="T35">compiti e</text:span><text:span text:style-name="T180"> </text:span><text:span text:style-name="T162">delle</text:span><text:span text:style-name="T180"> </text:span><text:span text:style-name="T162">concrete</text:span><text:span text:style-name="T180"> </text:span><text:span text:style-name="T162">operazioni</text:span><text:span text:style-name="T180"> </text:span><text:span text:style-name="T35">che</text:span><text:span text:style-name="T180"> </text:span><text:span text:style-name="T35">il</text:span><text:span text:style-name="T180"> </text:span><text:span text:style-name="T162">lavoratore</text:span><text:span text:style-name="T180"> </text:span><text:span text:style-name="T35">è</text:span><text:span text:style-name="T180"> </text:span><text:span text:style-name="T162">chiamato</text:span><text:span text:style-name="T166"> </text:span><text:span text:style-name="T35">a</text:span><text:span text:style-name="T180"> </text:span><text:span text:style-name="T162">svolgere</text:span><text:span text:style-name="T180"> </text:span><text:span text:style-name="T162">sono</text:span><text:span text:style-name="T180"> </text:span><text:span text:style-name="T162">definite </text:span><text:span text:style-name="T35">“mansioni” e vengono individuate nel contratto di</text:span><text:span text:style-name="T211"> </text:span><text:span text:style-name="T35">lavoro.</text:span></text:p>
        <text:p text:style-name="P1058"/>
        <text:list xml:id="list153417411276335" text:continue-numbering="true" text:style-name="WWNum2">
          <text:list-item>
            <text:h text:style-name="P51" text:outline-level="3"><text:span text:style-name="T389">Quanto dura l’attività del</text:span><text:span text:style-name="T393"> </text:span><text:span text:style-name="T390">lavoratore?</text:span></text:h>
          </text:list-item>
        </text:list>
        <text:p text:style-name="P914"><text:span text:style-name="T162">L’orario</text:span><text:span text:style-name="T170"> </text:span><text:span text:style-name="T35">normale</text:span><text:span text:style-name="T203"> </text:span><text:span text:style-name="T35">di</text:span><text:span text:style-name="T170"> </text:span><text:span text:style-name="T35">lavoro</text:span><text:span text:style-name="T203"> </text:span><text:span text:style-name="T35">è</text:span><text:span text:style-name="T170"> </text:span><text:span text:style-name="T35">fissato</text:span><text:span text:style-name="T203"> </text:span><text:span text:style-name="T35">in</text:span><text:span text:style-name="T170"> </text:span><text:span text:style-name="T35">40</text:span><text:span text:style-name="T203"> </text:span><text:span text:style-name="T35">ore</text:span><text:span text:style-name="T170"> </text:span><text:span text:style-name="T35">settimanali</text:span><text:span text:style-name="T225">,</text:span><text:span text:style-name="T205"> </text:span><text:span text:style-name="T35">ma</text:span><text:span text:style-name="T203"> </text:span><text:span text:style-name="T35">si</text:span><text:span text:style-name="T170"> </text:span><text:span text:style-name="T35">fa</text:span><text:span text:style-name="T203"> </text:span><text:span text:style-name="T35">riferimento ai</text:span><text:span text:style-name="T180"> </text:span><text:span text:style-name="T35">contratti</text:span><text:span text:style-name="T166"> </text:span><text:span text:style-name="T35">collettivi</text:span><text:span text:style-name="T180"> </text:span><text:span text:style-name="T35">di</text:span><text:span text:style-name="T166"> </text:span><text:span text:style-name="T35">lavoro,</text:span><text:span text:style-name="T180"> </text:span><text:span text:style-name="T35">a</text:span><text:span text:style-name="T166"> </text:span><text:span text:style-name="T35">livello</text:span><text:span text:style-name="T166"> </text:span><text:span text:style-name="T35">nazionale</text:span><text:span text:style-name="T180"> </text:span><text:span text:style-name="T35">o</text:span><text:span text:style-name="T166"> </text:span><text:span text:style-name="T35">settoriale;</text:span><text:span text:style-name="T180"> </text:span><text:span text:style-name="T35">il</text:span><text:span text:style-name="T166"> </text:span><text:span text:style-name="T35">ricorso</text:span><text:span text:style-name="T166"> </text:span><text:span text:style-name="T35">a</text:span><text:span text:style-name="T180"> </text:span><text:span text:style-name="T35">pre- stazioni</text:span><text:span text:style-name="T39"> </text:span><text:span text:style-name="T35">di</text:span><text:span text:style-name="T36"> </text:span><text:span text:style-name="T35">lavoro</text:span><text:span text:style-name="T39"> </text:span><text:span text:style-name="T35">straordinario</text:span><text:span text:style-name="T36"> </text:span><text:span text:style-name="T35">è</text:span><text:span text:style-name="T36"> </text:span><text:span text:style-name="T35">possibile,</text:span><text:span text:style-name="T39"> </text:span><text:span text:style-name="T35">ma</text:span><text:span text:style-name="T36"> </text:span><text:span text:style-name="T35">deve</text:span><text:span text:style-name="T36"> </text:span><text:span text:style-name="T35">essere</text:span><text:span text:style-name="T39"> </text:span><text:span text:style-name="T35">contenuto.</text:span></text:p>
        <text:p text:style-name="P968"><text:span text:style-name="T35">Il lavoratore ha diritto a </text:span><text:span text:style-name="T36">11 </text:span><text:span text:style-name="T35">ore di riposo consecutivo ogni 24 ore ed a un </text:span><text:span text:style-name="T39">pe- </text:span><text:span text:style-name="T35">riodo di riposo di almeno 24 ore consecutive, di regola in coincidenza con</text:span><text:span text:style-name="T219"> </text:span><text:span text:style-name="T35">la domenica, ogni sette</text:span><text:span text:style-name="T170"> </text:span><text:span text:style-name="T35">giorni.</text:span></text:p>
        <text:p text:style-name="P968"><text:span text:style-name="T35">Le ferie annuali retribuite devono avere durata di almeno quattro settimane</text:span><text:span text:style-name="T186"> </text:span><text:span text:style-name="T35">e sono</text:span><text:span text:style-name="T162"> </text:span><text:span text:style-name="T35">irrinunciabili.</text:span></text:p>
        <text:list xml:id="list153417310134603" text:continue-numbering="true" text:style-name="WWNum2">
          <text:list-item>
            <text:h text:style-name="P107" text:outline-level="3"><text:span text:style-name="T389">Dove si </text:span><text:span text:style-name="T390">svolge </text:span><text:span text:style-name="T389">l’attività del</text:span><text:span text:style-name="T402"> </text:span><text:span text:style-name="T390">lavoratore?</text:span></text:h>
          </text:list-item>
        </text:list>
        <text:p text:style-name="P863"><text:span text:style-name="T35">Il lavoratore è tenuto a prestare l’attività lavorativa nel luogo stabilito dalle </text:span><text:span text:style-name="T162">parti</text:span><text:span text:style-name="T196"> </text:span><text:span text:style-name="T35">nel</text:span><text:span text:style-name="T196"> </text:span><text:span text:style-name="T162">contratto</text:span><text:span text:style-name="T199"> </text:span><text:span text:style-name="T35">di</text:span><text:span text:style-name="T196"> </text:span><text:span text:style-name="T162">lavoro</text:span><text:span text:style-name="T199"> </text:span><text:span text:style-name="T35">o,</text:span><text:span text:style-name="T196"> </text:span><text:span text:style-name="T35">in</text:span><text:span text:style-name="T199"> </text:span><text:span text:style-name="T162">mancanza,</text:span><text:span text:style-name="T196"> </text:span><text:span text:style-name="T35">nel</text:span><text:span text:style-name="T196"> </text:span><text:span text:style-name="T162">luogo</text:span><text:span text:style-name="T199"> </text:span><text:span text:style-name="T162">dove</text:span><text:span text:style-name="T196"> </text:span><text:span text:style-name="T162">l’attività</text:span><text:span text:style-name="T199"> </text:span><text:span text:style-name="T162">deve</text:span><text:span text:style-name="T196"> </text:span><text:span text:style-name="T162">essere </text:span><text:span text:style-name="T35">esplicata.</text:span></text:p>
        <text:p text:style-name="P853"><text:span text:style-name="T35">Il</text:span><text:span text:style-name="T187"> </text:span><text:span text:style-name="T35">lavoratore</text:span><text:span text:style-name="T190"> </text:span><text:span text:style-name="T35">non</text:span><text:span text:style-name="T190"> </text:span><text:span text:style-name="T35">può</text:span><text:span text:style-name="T187"> </text:span><text:span text:style-name="T35">essere</text:span><text:span text:style-name="T190"> </text:span><text:span text:style-name="T35">trasferito</text:span><text:span text:style-name="T190"> </text:span><text:span text:style-name="T35">da</text:span><text:span text:style-name="T190"> </text:span><text:span text:style-name="T35">un’unita</text:span><text:span text:style-name="T187"> </text:span><text:span text:style-name="T35">produttiva</text:span><text:span text:style-name="T190"> </text:span><text:span text:style-name="T35">ad</text:span><text:span text:style-name="T190"> </text:span><text:span text:style-name="T35">un’altra</text:span><text:span text:style-name="T187"> </text:span><text:span text:style-name="T35">se</text:span><text:span text:style-name="T190"> </text:span><text:span text:style-name="T35">non per comprovate ragioni tecniche, organizzative e</text:span><text:span text:style-name="T212"> </text:span><text:span text:style-name="T35">produttive.</text:span></text:p>
        <text:p text:style-name="P842"/>
        <text:list xml:id="list153417130272050" text:continue-numbering="true" text:style-name="WWNum2">
          <text:list-item>
            <text:h text:style-name="P136" text:outline-level="3"><text:span text:style-name="T389">Oltre</text:span><text:span text:style-name="T427"> </text:span><text:span text:style-name="T389">alla</text:span><text:span text:style-name="T427"> </text:span><text:span text:style-name="T389">prestazione</text:span><text:span text:style-name="T433"> </text:span><text:span text:style-name="T389">di</text:span><text:span text:style-name="T427"> </text:span><text:span text:style-name="T411">lavoro</text:span><text:span text:style-name="T433"> </text:span><text:span text:style-name="T389">cosa</text:span><text:span text:style-name="T427"> </text:span><text:span text:style-name="T390">altro</text:span><text:span text:style-name="T427"> </text:span><text:span text:style-name="T389">viene</text:span><text:span text:style-name="T433"> </text:span><text:span text:style-name="T389">richiesto</text:span><text:span text:style-name="T427"> </text:span><text:span text:style-name="T389">al</text:span><text:span text:style-name="T433"> </text:span><text:span text:style-name="T389">la- </text:span><text:span text:style-name="T390">voratore subordinato?</text:span></text:h>
          </text:list-item>
        </text:list>
        <text:p text:style-name="P853"><text:span text:style-name="T35">Il lavoratore subordinato deve essere diligente, osservare le disposizioni per l’esecuzione</text:span><text:span text:style-name="T162"> </text:span><text:span text:style-name="T35">e</text:span><text:span text:style-name="T162"> </text:span><text:span text:style-name="T35">per</text:span><text:span text:style-name="T162"> </text:span><text:span text:style-name="T35">la</text:span><text:span text:style-name="T162"> </text:span><text:span text:style-name="T35">disciplina</text:span><text:span text:style-name="T162"> </text:span><text:span text:style-name="T35">del</text:span><text:span text:style-name="T162"> </text:span><text:span text:style-name="T35">lavoro</text:span><text:span text:style-name="T162"> </text:span><text:span text:style-name="T35">impartite</text:span><text:span text:style-name="T162"> </text:span><text:span text:style-name="T35">dal</text:span><text:span text:style-name="T162"> </text:span><text:span text:style-name="T35">datore</text:span><text:span text:style-name="T162"> </text:span><text:span text:style-name="T35">di</text:span><text:span text:style-name="T162"> </text:span><text:span text:style-name="T35">lavoro</text:span><text:span text:style-name="T162"> </text:span><text:span text:style-name="T35">e</text:span><text:span text:style-name="T162"> </text:span><text:span text:style-name="T35">dai suoi collaboratori e deve tenere un comportamento leale verso il datore, non divulgando notizie riservate ed astenendosi dal fargli</text:span><text:span text:style-name="T210"> </text:span><text:span text:style-name="T35">concorrenza.</text:span></text:p>
        <text:p text:style-name="P1058"/>
        <text:list xml:id="list153417524549288" text:continue-numbering="true" text:style-name="WWNum2">
          <text:list-item>
            <text:h text:style-name="P89" text:outline-level="3"><text:span text:style-name="T389">Quali</text:span><text:span text:style-name="T421"> </text:span><text:span text:style-name="T389">sono</text:span><text:span text:style-name="T421"> </text:span><text:span text:style-name="T389">i</text:span><text:span text:style-name="T421"> </text:span><text:span text:style-name="T389">principali</text:span><text:span text:style-name="T411"> </text:span><text:span text:style-name="T389">diritti</text:span><text:span text:style-name="T421"> </text:span><text:span text:style-name="T389">patrimoniali</text:span><text:span text:style-name="T421"> </text:span><text:span text:style-name="T389">di</text:span><text:span text:style-name="T411"> </text:span><text:span text:style-name="T389">cui</text:span><text:span text:style-name="T421"> </text:span><text:span text:style-name="T389">gode</text:span><text:span text:style-name="T421"> </text:span><text:span text:style-name="T389">il</text:span><text:span text:style-name="T411"> </text:span><text:span text:style-name="T390">lavora- </text:span><text:span text:style-name="T389">tore</text:span><text:span text:style-name="T390"> subordinato?</text:span></text:h>
          </text:list-item>
        </text:list>
        <text:list xml:id="list153417583139549" text:continue-list="list153417489361192" text:style-name="WWNum6">
          <text:list-item>
            <text:p text:style-name="P411"><text:span text:style-name="T47">Diritto</text:span><text:span text:style-name="T121"> </text:span><text:span text:style-name="T47">alla</text:span><text:span text:style-name="T121"> </text:span><text:span text:style-name="T47">retribuzione,</text:span><text:span text:style-name="T113"> </text:span><text:span text:style-name="T47">che</text:span><text:span text:style-name="T121"> </text:span><text:span text:style-name="T47">può</text:span><text:span text:style-name="T113"> </text:span><text:span text:style-name="T47">essere</text:span><text:span text:style-name="T121"> </text:span><text:span text:style-name="T47">a</text:span><text:span text:style-name="T113"> </text:span><text:span text:style-name="T47">tempo</text:span><text:span text:style-name="T121"> </text:span><text:span text:style-name="T47">(in</text:span><text:span text:style-name="T113"> </text:span><text:span text:style-name="T47">base</text:span><text:span text:style-name="T121"> </text:span><text:span text:style-name="T47">all’orario</text:span><text:span text:style-name="T113"> </text:span><text:span text:style-name="T47">di</text:span><text:span text:style-name="T121"> </text:span><text:span text:style-name="T47">lavoro), a</text:span><text:span text:style-name="T104"> </text:span><text:span text:style-name="T47">cottimo</text:span><text:span text:style-name="T105"> </text:span><text:span text:style-name="T47">(in</text:span><text:span text:style-name="T105"> </text:span><text:span text:style-name="T47">base</text:span><text:span text:style-name="T104"> </text:span><text:span text:style-name="T47">al</text:span><text:span text:style-name="T105"> </text:span><text:span text:style-name="T47">rendimento</text:span><text:span text:style-name="T105"> </text:span><text:span text:style-name="T47">fornito</text:span><text:span text:style-name="T105"> </text:span><text:span text:style-name="T47">dal</text:span><text:span text:style-name="T104"> </text:span><text:span text:style-name="T47">lavoratore)</text:span><text:span text:style-name="T105"> </text:span><text:span text:style-name="T47">oppure</text:span><text:span text:style-name="T105"> </text:span><text:span text:style-name="T47">a</text:span><text:span text:style-name="T105"> </text:span><text:span text:style-name="T47">provvigione, partecipazione agli utili e al capitale,</text:span><text:span text:style-name="T89"> </text:span><text:span text:style-name="T47">ecc.;</text:span></text:p>
          </text:list-item>
          <text:list-item>
            <text:p text:style-name="P422"><text:span text:style-name="T47">Diritto al trattamento di fine</text:span><text:span text:style-name="T67"> </text:span><text:span text:style-name="T47">rapporto;</text:span></text:p>
          </text:list-item>
          <text:list-item>
            <text:p text:style-name="P420"><text:span text:style-name="T47">Indennità</text:span><text:span text:style-name="T43"> </text:span><text:span text:style-name="T47">speciali.</text:span></text:p>
          </text:list-item>
        </text:list>
        <text:p text:style-name="P741"/>
        <text:list xml:id="list153417457456366" text:continue-list="list153417524549288" text:style-name="WWNum2">
          <text:list-item>
            <text:h text:style-name="P71" text:outline-level="3"><text:span text:style-name="T389">Quali</text:span><text:span text:style-name="T430"> </text:span><text:span text:style-name="T389">sono</text:span><text:span text:style-name="T430"> </text:span><text:span text:style-name="T389">i</text:span><text:span text:style-name="T430"> </text:span><text:span text:style-name="T389">principali</text:span><text:span text:style-name="T430"> </text:span><text:span text:style-name="T389">diritti</text:span><text:span text:style-name="T430"> </text:span><text:span text:style-name="T389">personali</text:span><text:span text:style-name="T430"> </text:span><text:span text:style-name="T389">di</text:span><text:span text:style-name="T430"> </text:span><text:span text:style-name="T389">cui</text:span><text:span text:style-name="T430"> </text:span><text:span text:style-name="T389">gode</text:span><text:span text:style-name="T430"> </text:span><text:span text:style-name="T389">il</text:span><text:span text:style-name="T430"> </text:span><text:span text:style-name="T390">lavoratore subordinato?</text:span></text:h>
          </text:list-item>
        </text:list>
        <text:list xml:id="list153417055605393" text:continue-list="list153417583139549" text:style-name="WWNum6">
          <text:list-item>
            <text:p text:style-name="P404"><text:span text:style-name="T47">Diritto</text:span><text:span text:style-name="T117"> </text:span><text:span text:style-name="T47">all’integrità</text:span><text:span text:style-name="T117"> </text:span><text:span text:style-name="T47">fisica</text:span><text:span text:style-name="T117"> </text:span><text:span text:style-name="T47">e</text:span><text:span text:style-name="T117"> </text:span><text:span text:style-name="T47">alla</text:span><text:span text:style-name="T117"> </text:span><text:span text:style-name="T47">salute</text:span><text:span text:style-name="T117"> </text:span><text:span text:style-name="T47">(riposo</text:span><text:span text:style-name="T117"> </text:span><text:span text:style-name="T47">settimanale,</text:span><text:span text:style-name="T117"> </text:span><text:span text:style-name="T47">giornaliero,</text:span><text:span text:style-name="T110"> </text:span><text:span text:style-name="T47">ferie, tutela della maternità,</text:span><text:span text:style-name="T110"> </text:span><text:span text:style-name="T47">ecc.);</text:span></text:p>
          </text:list-item>
          <text:list-item>
            <text:p text:style-name="P508"><text:span text:style-name="T47">Libertà di opinione e protezione della riservatezza e della dignità del lavo- ratore;</text:span></text:p>
          </text:list-item>
          <text:list-item>
            <text:p text:style-name="P423"><text:span text:style-name="T47">Diritto allo studio per i lavoratori</text:span><text:span text:style-name="T92"> </text:span><text:span text:style-name="T47">studenti;</text:span></text:p>
          </text:list-item>
        </text:list>
        <text:p text:style-name="P871"><text:span text:style-name="T35">Tutela delle attività culturali, ricreative ed assistenziali.</text:span></text:p>
        <text:p text:style-name="P741"/>
        <text:list xml:id="list153416775215113" text:continue-list="list153417457456366" text:style-name="WWNum2">
          <text:list-item>
            <text:h text:style-name="P72" text:outline-level="3"><text:span text:style-name="T389">Quali</text:span><text:span text:style-name="T433"> </text:span><text:span text:style-name="T389">sono</text:span><text:span text:style-name="T433"> </text:span><text:span text:style-name="T389">i</text:span><text:span text:style-name="T433"> </text:span><text:span text:style-name="T389">principali</text:span><text:span text:style-name="T433"> </text:span><text:span text:style-name="T389">diritti</text:span><text:span text:style-name="T433"> </text:span><text:span text:style-name="T389">sindacali</text:span><text:span text:style-name="T433"> </text:span><text:span text:style-name="T389">di</text:span><text:span text:style-name="T433"> </text:span><text:span text:style-name="T389">cui</text:span><text:span text:style-name="T433"> </text:span><text:span text:style-name="T389">gode</text:span><text:span text:style-name="T419"> </text:span><text:span text:style-name="T389">il</text:span><text:span text:style-name="T433"> </text:span><text:span text:style-name="T390">lavoratore subordinato?</text:span></text:h>
          </text:list-item>
        </text:list>
        <text:list xml:id="list153416457093539" text:continue-list="list153417055605393" text:style-name="WWNum6">
          <text:list-item>
            <text:p text:style-name="P421"><text:span text:style-name="T47">Libertà di organizzazione e di attività</text:span><text:span text:style-name="T89"> </text:span><text:span text:style-name="T47">sindacale;</text:span></text:p>
          </text:list-item>
          <text:list-item>
            <text:p text:style-name="P426"><text:span text:style-name="T47">Diritto di</text:span><text:span text:style-name="T55"> </text:span><text:span text:style-name="T47">sciopero;</text:span></text:p>
          </text:list-item>
        </text:list>
      </text:section>
      <text:p text:style-name="P1138"/>
      <text:p text:style-name="P728"/>
      <text:p text:style-name="P660"><draw:g text:anchor-type="as-char" draw:z-index="113" draw:style-name="gr5"><draw:line draw:style-name="gr6" draw:text-style-name="P1280" svg:x1="0in" svg:y1="0in" svg:x2="3.8228in" svg:y2="0in"><text:p/></draw:line></draw:g><text:span text:style-name="T483"><text:tab/></text:span><draw:g text:anchor-type="as-char" draw:z-index="114" draw:style-name="gr5"><draw:line draw:style-name="gr6" draw:text-style-name="P1280" svg:x1="0in" svg:y1="0in" svg:x2="3.8189in" svg:y2="0in"><text:p/></draw:line></draw:g></text:p>
      <text:p text:style-name="P766"/>
      <text:section text:style-name="Sect11" text:name="Section61">
        <text:list xml:id="list153417469550499" text:continue-numbering="true" text:style-name="WWNum6">
          <text:list-item>
            <text:p text:style-name="P451"><text:span text:style-name="T47">Altri</text:span><text:span text:style-name="T92"> </text:span><text:span text:style-name="T47">diritti</text:span><text:span text:style-name="T92"> </text:span><text:span text:style-name="T47">sindacali</text:span><text:span text:style-name="T92"> </text:span><text:span text:style-name="T47">(diritto</text:span><text:span text:style-name="T92"> </text:span><text:span text:style-name="T47">di</text:span><text:span text:style-name="T100"> </text:span><text:span text:style-name="T47">affissione,</text:span><text:span text:style-name="T92"> </text:span><text:span text:style-name="T47">di</text:span><text:span text:style-name="T92"> </text:span><text:span text:style-name="T47">usufruire</text:span><text:span text:style-name="T92"> </text:span><text:span text:style-name="T47">dei</text:span><text:span text:style-name="T92"> </text:span><text:span text:style-name="T47">locali</text:span><text:span text:style-name="T100"> </text:span><text:span text:style-name="T47">aziendali</text:span><text:span text:style-name="T92"> </text:span><text:span text:style-name="T47">per lo svolgimento di attività sindacali,</text:span><text:span text:style-name="T85"> </text:span><text:span text:style-name="T47">ecc.).</text:span></text:p>
          </text:list-item>
        </text:list>
        <text:p text:style-name="P842"/>
        <text:list xml:id="list153416950697805" text:continue-list="list153416775215113" text:style-name="WWNum2">
          <text:list-item>
            <text:h text:style-name="P99" text:outline-level="3"><text:span text:style-name="T389">Che cos’è il</text:span><text:span text:style-name="T408"> </text:span><text:span text:style-name="T389">sindacato?</text:span></text:h>
          </text:list-item>
        </text:list>
        <text:p text:style-name="P947"><text:span text:style-name="T35">È un’associazione di lavoratori per la tutela dei diritti e degli interessi di chi lavora, sul posto di lavoro e nella società. I sindacati possono rappresentare</text:span><text:span text:style-name="T210"> </text:span><text:span text:style-name="T35">i loro iscritti e stipulare contratti collettivi di lavoro con efficacia obbligatoria per</text:span><text:span text:style-name="T39"> </text:span><text:span text:style-name="T35">tutti</text:span><text:span text:style-name="T39"> </text:span><text:span text:style-name="T35">gli</text:span><text:span text:style-name="T36"> </text:span><text:span text:style-name="T35">appartenenti</text:span><text:span text:style-name="T39"> </text:span><text:span text:style-name="T35">alle</text:span><text:span text:style-name="T39"> </text:span><text:span text:style-name="T35">categorie</text:span><text:span text:style-name="T36"> </text:span><text:span text:style-name="T35">alle</text:span><text:span text:style-name="T39"> </text:span><text:span text:style-name="T35">quali</text:span><text:span text:style-name="T36"> </text:span><text:span text:style-name="T35">il</text:span><text:span text:style-name="T39"> </text:span><text:span text:style-name="T35">contratto</text:span><text:span text:style-name="T39"> </text:span><text:span text:style-name="T35">si</text:span><text:span text:style-name="T36"> </text:span><text:span text:style-name="T35">riferisce.</text:span></text:p>
        <text:p text:style-name="P718"/>
        <text:list xml:id="list153417541522262" text:continue-numbering="true" text:style-name="WWNum2">
          <text:list-item>
            <text:h text:style-name="P99" text:outline-level="3"><text:span text:style-name="T389">Che cos’è il </text:span><text:span text:style-name="T411">lavoro </text:span><text:span text:style-name="T389">a tempo</text:span><text:span text:style-name="T396"> </text:span><text:span text:style-name="T389">indeterminato?</text:span></text:h>
          </text:list-item>
        </text:list>
        <text:p text:style-name="P947"><text:span text:style-name="T35">È</text:span><text:span text:style-name="T173"> </text:span><text:span text:style-name="T35">un</text:span><text:span text:style-name="T174"> </text:span><text:span text:style-name="T35">rapporto</text:span><text:span text:style-name="T174"> </text:span><text:span text:style-name="T35">di</text:span><text:span text:style-name="T173"> </text:span><text:span text:style-name="T35">lavoro</text:span><text:span text:style-name="T174"> </text:span><text:span text:style-name="T35">subordinato,</text:span><text:span text:style-name="T174"> </text:span><text:span text:style-name="T35">regolato</text:span><text:span text:style-name="T174"> </text:span><text:span text:style-name="T35">da</text:span><text:span text:style-name="T173"> </text:span><text:span text:style-name="T35">un</text:span><text:span text:style-name="T174"> </text:span><text:span text:style-name="T35">contratto,</text:span><text:span text:style-name="T174"> </text:span><text:span text:style-name="T35">che</text:span><text:span text:style-name="T174"> </text:span><text:span text:style-name="T35">non</text:span><text:span text:style-name="T173"> </text:span><text:span text:style-name="T35">prevede una</text:span><text:span text:style-name="T166"> </text:span><text:span text:style-name="T35">scadenza</text:span><text:span text:style-name="T170"> </text:span><text:span text:style-name="T35">finale.</text:span><text:span text:style-name="T170"> </text:span><text:span text:style-name="T35">Il</text:span><text:span text:style-name="T170"> </text:span><text:span text:style-name="T35">rapporto</text:span><text:span text:style-name="T166"> </text:span><text:span text:style-name="T35">quindi</text:span><text:span text:style-name="T170"> </text:span><text:span text:style-name="T35">si</text:span><text:span text:style-name="T170"> </text:span><text:span text:style-name="T35">estingue</text:span><text:span text:style-name="T170"> </text:span><text:span text:style-name="T35">in</text:span><text:span text:style-name="T170"> </text:span><text:span text:style-name="T35">caso</text:span><text:span text:style-name="T166"> </text:span><text:span text:style-name="T35">di</text:span><text:span text:style-name="T170"> </text:span><text:span text:style-name="T35">morte</text:span><text:span text:style-name="T170"> </text:span><text:span text:style-name="T35">del</text:span><text:span text:style-name="T170"> </text:span><text:span text:style-name="T162">lavora- </text:span><text:span text:style-name="T35">tore,</text:span><text:span text:style-name="T196"> </text:span><text:span text:style-name="T35">per</text:span><text:span text:style-name="T196"> </text:span><text:span text:style-name="T35">consenso</text:span><text:span text:style-name="T196"> </text:span><text:span text:style-name="T35">di</text:span><text:span text:style-name="T199"> </text:span><text:span text:style-name="T35">entrambe</text:span><text:span text:style-name="T196"> </text:span><text:span text:style-name="T35">le</text:span><text:span text:style-name="T196"> </text:span><text:span text:style-name="T35">parti,</text:span><text:span text:style-name="T199"> </text:span><text:span text:style-name="T35">per</text:span><text:span text:style-name="T196"> </text:span><text:span text:style-name="T35">le</text:span><text:span text:style-name="T196"> </text:span><text:span text:style-name="T35">dimissioni</text:span><text:span text:style-name="T199"> </text:span><text:span text:style-name="T35">del</text:span><text:span text:style-name="T196"> </text:span><text:span text:style-name="T35">lavoratore</text:span><text:span text:style-name="T196"> </text:span><text:span text:style-name="T35">o</text:span><text:span text:style-name="T199"> </text:span><text:span text:style-name="T35">per</text:span><text:span text:style-name="T196"> </text:span><text:span text:style-name="T35">il licenziamento</text:span><text:span text:style-name="T203"> </text:span><text:span text:style-name="T35">per</text:span><text:span text:style-name="T39"> </text:span><text:span text:style-name="T35">giusta</text:span><text:span text:style-name="T39"> </text:span><text:span text:style-name="T35">causa</text:span><text:span text:style-name="T203"> </text:span><text:span text:style-name="T35">o</text:span><text:span text:style-name="T39"> </text:span><text:span text:style-name="T35">giustificato</text:span><text:span text:style-name="T203"> </text:span><text:span text:style-name="T35">motivo</text:span><text:span text:style-name="T39"> </text:span><text:span text:style-name="T35">da</text:span><text:span text:style-name="T39"> </text:span><text:span text:style-name="T35">parte</text:span><text:span text:style-name="T203"> </text:span><text:span text:style-name="T35">del</text:span><text:span text:style-name="T39"> </text:span><text:span text:style-name="T35">datore</text:span><text:span text:style-name="T39"> </text:span><text:span text:style-name="T35">di</text:span><text:span text:style-name="T203"> </text:span><text:span text:style-name="T35">la- voro.</text:span></text:p>
        <text:p text:style-name="P718"/>
        <text:list xml:id="list153416099763378" text:continue-numbering="true" text:style-name="WWNum2">
          <text:list-item>
            <text:h text:style-name="P99" text:outline-level="3"><text:span text:style-name="T389">Che</text:span><text:span text:style-name="T419"> </text:span><text:span text:style-name="T389">cos’è</text:span><text:span text:style-name="T421"> </text:span><text:span text:style-name="T389">il</text:span><text:span text:style-name="T421"> </text:span><text:span text:style-name="T411">lavoro</text:span><text:span text:style-name="T421"> </text:span><text:span text:style-name="T389">a</text:span><text:span text:style-name="T421"> </text:span><text:span text:style-name="T389">tempo</text:span><text:span text:style-name="T421"> </text:span><text:span text:style-name="T389">determinato</text:span><text:span text:style-name="T421"> </text:span><text:span text:style-name="T389">(o</text:span><text:span text:style-name="T421"> </text:span><text:span text:style-name="T389">a</text:span><text:span text:style-name="T421"> </text:span><text:span text:style-name="T389">termine)?</text:span></text:h>
          </text:list-item>
        </text:list>
        <text:p text:style-name="P1000"><text:span text:style-name="T35">È</text:span><text:span text:style-name="T196"> </text:span><text:span text:style-name="T35">un</text:span><text:span text:style-name="T199"> </text:span><text:span text:style-name="T162">rapporto</text:span><text:span text:style-name="T196"> </text:span><text:span text:style-name="T35">di</text:span><text:span text:style-name="T199"> </text:span><text:span text:style-name="T162">lavoro</text:span><text:span text:style-name="T196"> </text:span><text:span text:style-name="T162">subordinato,</text:span><text:span text:style-name="T199"> </text:span><text:span text:style-name="T162">regolato</text:span><text:span text:style-name="T199"> </text:span><text:span text:style-name="T35">da</text:span><text:span text:style-name="T196"> </text:span><text:span text:style-name="T35">un</text:span><text:span text:style-name="T199"> </text:span><text:span text:style-name="T162">contratto,</text:span><text:span text:style-name="T196"> </text:span><text:span text:style-name="T35">che</text:span><text:span text:style-name="T199"> </text:span><text:span text:style-name="T35">ha</text:span><text:span text:style-name="T196"> </text:span><text:span text:style-name="T35">un</text:span><text:span text:style-name="T199"> </text:span><text:span text:style-name="T162">termine </text:span><text:span text:style-name="T35">specifico</text:span><text:span text:style-name="T173"> </text:span><text:span text:style-name="T35">di</text:span><text:span text:style-name="T173"> </text:span><text:span text:style-name="T35">durata</text:span><text:span text:style-name="T174"> </text:span><text:span text:style-name="T35">finale.</text:span><text:span text:style-name="T173"> </text:span><text:span text:style-name="T35">Può</text:span><text:span text:style-name="T174"> </text:span><text:span text:style-name="T35">rientrare</text:span><text:span text:style-name="T173"> </text:span><text:span text:style-name="T35">in</text:span><text:span text:style-name="T173"> </text:span><text:span text:style-name="T35">questa</text:span><text:span text:style-name="T174"> </text:span><text:span text:style-name="T35">categoria</text:span><text:span text:style-name="T173"> </text:span><text:span text:style-name="T35">anche</text:span><text:span text:style-name="T174"> </text:span><text:span text:style-name="T35">il</text:span><text:span text:style-name="T173"> </text:span><text:span text:style-name="T35">rapporto</text:span><text:span text:style-name="T173"> </text:span><text:span text:style-name="T35">di lavoro</text:span><text:span text:style-name="T217"> </text:span><text:span text:style-name="T35">per</text:span><text:span text:style-name="T216"> </text:span><text:span text:style-name="T35">un’opera</text:span><text:span text:style-name="T216"> </text:span><text:span text:style-name="T35">o</text:span><text:span text:style-name="T217"> </text:span><text:span text:style-name="T35">attività</text:span><text:span text:style-name="T216"> </text:span><text:span text:style-name="T35">specifica,</text:span><text:span text:style-name="T216"> </text:span><text:span text:style-name="T35">ben</text:span><text:span text:style-name="T217"> </text:span><text:span text:style-name="T35">determinata</text:span><text:span text:style-name="T216"> </text:span><text:span text:style-name="T35">nel</text:span><text:span text:style-name="T216"> </text:span><text:span text:style-name="T35">suo</text:span><text:span text:style-name="T216"> </text:span><text:span text:style-name="T35">contenuto,</text:span><text:span text:style-name="T217"> </text:span><text:span text:style-name="T35">che abbia</text:span><text:span text:style-name="T212"> </text:span><text:span text:style-name="T35">la</text:span><text:span text:style-name="T217"> </text:span><text:span text:style-name="T35">sua</text:span><text:span text:style-name="T217"> </text:span><text:span text:style-name="T35">durata</text:span><text:span text:style-name="T217"> </text:span><text:span text:style-name="T35">naturale</text:span><text:span text:style-name="T212"> </text:span><text:span text:style-name="T35">al</text:span><text:span text:style-name="T217"> </text:span><text:span text:style-name="T35">momento</text:span><text:span text:style-name="T217"> </text:span><text:span text:style-name="T35">del</text:span><text:span text:style-name="T212"> </text:span><text:span text:style-name="T35">completamento</text:span><text:span text:style-name="T217"> </text:span><text:span text:style-name="T35">dell’attività</text:span><text:span text:style-name="T217"> </text:span><text:span text:style-name="T35">stessa.</text:span></text:p>
        <text:p text:style-name="P1058"/>
        <text:list xml:id="list153416107146791" text:continue-numbering="true" text:style-name="WWNum2">
          <text:list-item>
            <text:h text:style-name="P51" text:outline-level="3"><text:span text:style-name="T389">Che cos’è il </text:span><text:span text:style-name="T411">lavoro</text:span><text:span text:style-name="T402"> </text:span><text:span text:style-name="T389">stagionale?</text:span></text:h>
          </text:list-item>
        </text:list>
        <text:p text:style-name="P973"><text:span text:style-name="T35">È un lavoro subordinato a tempo determinato che si può svolgere soltanto in certi periodi dell’anno (ad esempio il lavoro nel settore agricolo o nel</text:span><text:span text:style-name="T210"> </text:span><text:span text:style-name="T35">settore turistico-alberghiero). In base alla normativa sull’immigrazione, particolari condizioni</text:span><text:span text:style-name="T196"> </text:span><text:span text:style-name="T35">sono</text:span><text:span text:style-name="T199"> </text:span><text:span text:style-name="T35">previste</text:span><text:span text:style-name="T199"> </text:span><text:span text:style-name="T35">per</text:span><text:span text:style-name="T196"> </text:span><text:span text:style-name="T35">i</text:span><text:span text:style-name="T199"> </text:span><text:span text:style-name="T35">lavoratori</text:span><text:span text:style-name="T199"> </text:span><text:span text:style-name="T35">extracomunitari</text:span><text:span text:style-name="T199"> </text:span><text:span text:style-name="T35">che</text:span><text:span text:style-name="T196"> </text:span><text:span text:style-name="T35">vogliono</text:span><text:span text:style-name="T199"> </text:span><text:span text:style-name="T35">entrare in</text:span><text:span text:style-name="T199"> </text:span><text:span text:style-name="T35">Italia</text:span><text:span text:style-name="T180"> </text:span><text:span text:style-name="T35">per</text:span><text:span text:style-name="T180"> </text:span><text:span text:style-name="T35">lavoro</text:span><text:span text:style-name="T199"> </text:span><text:span text:style-name="T35">stagionale</text:span><text:span text:style-name="T180"> </text:span><text:span text:style-name="T35">(es.</text:span><text:span text:style-name="T180"> </text:span><text:span text:style-name="T35">quote</text:span><text:span text:style-name="T180"> </text:span><text:span text:style-name="T35">d’ingresso</text:span><text:span text:style-name="T199"> </text:span><text:span text:style-name="T35">specifiche,</text:span><text:span text:style-name="T180"> </text:span><text:span text:style-name="T35">diritti</text:span><text:span text:style-name="T180"> </text:span><text:span text:style-name="T35">di</text:span><text:span text:style-name="T199"> </text:span><text:span text:style-name="T35">prece- denza</text:span><text:span text:style-name="T36"> </text:span><text:span text:style-name="T35">una</text:span><text:span text:style-name="T162"> </text:span><text:span text:style-name="T35">volta</text:span><text:span text:style-name="T162"> </text:span><text:span text:style-name="T35">già</text:span><text:span text:style-name="T162"> </text:span><text:span text:style-name="T35">entrato</text:span><text:span text:style-name="T36"> </text:span><text:span text:style-name="T35">in</text:span><text:span text:style-name="T162"> </text:span><text:span text:style-name="T35">Italia</text:span><text:span text:style-name="T162"> </text:span><text:span text:style-name="T35">per</text:span><text:span text:style-name="T162"> </text:span><text:span text:style-name="T35">lo</text:span><text:span text:style-name="T162"> </text:span><text:span text:style-name="T35">stesso</text:span><text:span text:style-name="T36"> </text:span><text:span text:style-name="T35">motivo,</text:span><text:span text:style-name="T162"> </text:span><text:span text:style-name="T35">ecc.).</text:span></text:p>
        <text:p text:style-name="P773"/>
        <text:list xml:id="list153416668174743" text:continue-numbering="true" text:style-name="WWNum2">
          <text:list-item>
            <text:h text:style-name="P139" text:outline-level="3"><text:span text:style-name="T389">Il contratto di </text:span><text:span text:style-name="T411">lavoro </text:span><text:span text:style-name="T389">a tempo determinato deve essere obbli- gatoriamente</text:span><text:span text:style-name="T411"> </text:span><text:span text:style-name="T389">scritto?</text:span></text:h>
          </text:list-item>
        </text:list>
        <text:p text:style-name="P1095"><text:span text:style-name="T35">Si, l’apposizione del termine è priva di effetto se non risulta, direttamente o indirettamente, da atto scritto</text:span><text:span text:style-name="T225">.</text:span></text:p>
        <text:p text:style-name="P873"><text:span text:style-name="T36">Copia</text:span><text:span text:style-name="T196"> </text:span><text:span text:style-name="T162">del</text:span><text:span text:style-name="T196"> </text:span><text:span text:style-name="T36">contratto</text:span><text:span text:style-name="T196"> </text:span><text:span text:style-name="T162">deve</text:span><text:span text:style-name="T196"> </text:span><text:span text:style-name="T36">essere</text:span><text:span text:style-name="T196"> </text:span><text:span text:style-name="T36">consegnata</text:span><text:span text:style-name="T199"> </text:span><text:span text:style-name="T35">al</text:span><text:span text:style-name="T196"> </text:span><text:span text:style-name="T36">lavoratore</text:span><text:span text:style-name="T196"> </text:span><text:span text:style-name="T36">entro</text:span><text:span text:style-name="T196"> </text:span><text:span text:style-name="T35">5</text:span><text:span text:style-name="T196"> </text:span><text:span text:style-name="T36">giorni</text:span><text:span text:style-name="T199"> </text:span><text:span text:style-name="T36">dall’inizio</text:span></text:p>
        <text:p text:style-name="P1139"><text:span text:style-name="T36">della prestazione lavorativa. </text:span><text:span text:style-name="T162">Nel </text:span><text:span text:style-name="T36">documento devono essere indicate anche </text:span><text:span text:style-name="T35">le </text:span><text:span text:style-name="T162">ra- </text:span><text:span text:style-name="T36">gioni</text:span><text:span text:style-name="T196"> </text:span><text:span text:style-name="T162">per</text:span><text:span text:style-name="T196"> </text:span><text:span text:style-name="T35">le</text:span><text:span text:style-name="T196"> </text:span><text:span text:style-name="T36">quali</text:span><text:span text:style-name="T196"> </text:span><text:span text:style-name="T35">il</text:span><text:span text:style-name="T196"> </text:span><text:span text:style-name="T36">datore</text:span><text:span text:style-name="T199"> </text:span><text:span text:style-name="T35">di</text:span><text:span text:style-name="T196"> </text:span><text:span text:style-name="T36">lavoro</text:span><text:span text:style-name="T196"> </text:span><text:span text:style-name="T36">ricorre</text:span><text:span text:style-name="T196"> </text:span><text:span text:style-name="T35">al</text:span><text:span text:style-name="T196"> </text:span><text:span text:style-name="T36">lavoro</text:span><text:span text:style-name="T196"> </text:span><text:span text:style-name="T35">a</text:span><text:span text:style-name="T199"> </text:span><text:span text:style-name="T36">termine.</text:span><text:span text:style-name="T196"> </text:span><text:span text:style-name="T36">Normalmente,</text:span><text:span text:style-name="T196"> </text:span><text:span text:style-name="T162">in- </text:span><text:span text:style-name="T39">fatti,e</text:span><text:span text:style-name="T173"> </text:span><text:span text:style-name="T162">la</text:span><text:span text:style-name="T174"> </text:span><text:span text:style-name="T39">definizione</text:span><text:span text:style-name="T174"> </text:span><text:span text:style-name="T36">del</text:span><text:span text:style-name="T174"> </text:span><text:span text:style-name="T39">termine</text:span><text:span text:style-name="T174"> </text:span><text:span text:style-name="T162">di</text:span><text:span text:style-name="T174"> </text:span><text:span text:style-name="T36">fine</text:span><text:span text:style-name="T174"> </text:span><text:span text:style-name="T39">rapporto</text:span><text:span text:style-name="T173"> </text:span><text:span text:style-name="T162">di</text:span><text:span text:style-name="T174"> </text:span><text:span text:style-name="T39">lavoro</text:span><text:span text:style-name="T174"> </text:span><text:span text:style-name="T35">è</text:span><text:span text:style-name="T174"> </text:span><text:span text:style-name="T39">consentita</text:span><text:span text:style-name="T174"> </text:span><text:span text:style-name="T36">solo</text:span><text:span text:style-name="T174"> </text:span><text:span text:style-name="T35">a</text:span><text:span text:style-name="T174"> </text:span><text:span text:style-name="T39">fronte </text:span><text:span text:style-name="T35">di </text:span><text:span text:style-name="T36">ragioni (</text:span><text:span text:style-name="T38">causale</text:span><text:span text:style-name="T36">) </text:span><text:span text:style-name="T35">di </text:span><text:span text:style-name="T36">carattere tecnico, produttivo, organizzativo </text:span><text:span text:style-name="T35">o </text:span><text:span text:style-name="T36">sostitutivo. </text:span><text:span text:style-name="T35">La</text:span><text:span text:style-name="T39"> </text:span><text:span text:style-name="T35">Riforma</text:span><text:span text:style-name="T36"> </text:span><text:span text:style-name="T35">del</text:span><text:span text:style-name="T36"> </text:span><text:span text:style-name="T35">mercato</text:span><text:span text:style-name="T36"> </text:span><text:span text:style-name="T35">del</text:span><text:span text:style-name="T36"> </text:span><text:span text:style-name="T35">lavoro</text:span><text:span text:style-name="T36"> </text:span><text:span text:style-name="T35">(</text:span><text:span text:style-name="T221">L.</text:span><text:span text:style-name="T41"> </text:span><text:span text:style-name="T221">92/2012</text:span><text:span text:style-name="T35">)</text:span><text:span text:style-name="T36"> </text:span><text:span text:style-name="T35">ha</text:span><text:span text:style-name="T36"> </text:span><text:span text:style-name="T35">tuttavia</text:span><text:span text:style-name="T36"> </text:span><text:span text:style-name="T35">introdotto</text:span><text:span text:style-name="T36"> </text:span><text:span text:style-name="T35">la</text:span><text:span text:style-name="T36"> </text:span><text:span text:style-name="T35">pos- sibilità che </text:span><text:span text:style-name="T225">l’azienda, la prima volta che stipula un contratto </text:span><text:span text:style-name="T35">di lavoro a tempo</text:span><text:span text:style-name="T187"> </text:span><text:span text:style-name="T35">determinato</text:span><text:span text:style-name="T190"> </text:span><text:span text:style-name="T35">con</text:span><text:span text:style-name="T187"> </text:span><text:span text:style-name="T35">un</text:span><text:span text:style-name="T190"> </text:span><text:span text:style-name="T35">lavoratore,</text:span><text:span text:style-name="T190"> </text:span><text:span text:style-name="T225">possa</text:span><text:span text:style-name="T188"> </text:span><text:span text:style-name="T225">farlo</text:span><text:span text:style-name="T192"> </text:span><text:span text:style-name="T225">senza</text:span><text:span text:style-name="T188"> </text:span><text:span text:style-name="T225">l’obbligo</text:span><text:span text:style-name="T192"> </text:span><text:span text:style-name="T225">di</text:span><text:span text:style-name="T245"> </text:span><text:span text:style-name="T165">indicare </text:span><text:span text:style-name="T225">la causale</text:span><text:span text:style-name="T35">. Questo primo contratto può durare al massimo per 12 mesi e</text:span><text:span text:style-name="T217"> </text:span><text:span text:style-name="T35">non è prorogabile anche se la durata inizialmente stabilita è inferiore alla durata massima.</text:span></text:p>
        <text:p text:style-name="P767"/>
        <text:p text:style-name="P960"><text:span text:style-name="T225">ATTEnzIonE: </text:span><text:span text:style-name="T35">La forma scritta non è tuttavia necessaria se la durata del rapporto di lavoro, puramente occasionale, non supera i 12 giorni.</text:span></text:p>
        <text:p text:style-name="P842"/>
        <text:list xml:id="list153416545895968" text:continue-numbering="true" text:style-name="WWNum2">
          <text:list-item>
            <text:h text:style-name="P105" text:outline-level="3"><text:span text:style-name="T389">Come si formalizza il contratto di</text:span><text:span text:style-name="T409"> </text:span><text:span text:style-name="T411">lavoro?</text:span></text:h>
          </text:list-item>
        </text:list>
        <text:p text:style-name="P863"><text:span text:style-name="T35">All’atto</text:span><text:span text:style-name="T196"> </text:span><text:span text:style-name="T35">dell’assunzione,</text:span><text:span text:style-name="T196"> </text:span><text:span text:style-name="T35">il</text:span><text:span text:style-name="T199"> </text:span><text:span text:style-name="T35">datore</text:span><text:span text:style-name="T196"> </text:span><text:span text:style-name="T35">di</text:span><text:span text:style-name="T199"> </text:span><text:span text:style-name="T35">lavoro</text:span><text:span text:style-name="T196"> </text:span><text:span text:style-name="T35">deve</text:span><text:span text:style-name="T199"> </text:span><text:span text:style-name="T35">consegnare</text:span><text:span text:style-name="T196"> </text:span><text:span text:style-name="T35">al</text:span><text:span text:style-name="T199"> </text:span><text:span text:style-name="T35">lavoratore</text:span><text:span text:style-name="T196"> </text:span><text:span text:style-name="T35">una dichiarazione</text:span><text:span text:style-name="T196"> </text:span><text:span text:style-name="T35">sottoscritta</text:span><text:span text:style-name="T199"> </text:span><text:span text:style-name="T35">con</text:span><text:span text:style-name="T199"> </text:span><text:span text:style-name="T35">i</text:span><text:span text:style-name="T199"> </text:span><text:span text:style-name="T35">dati</text:span><text:span text:style-name="T199"> </text:span><text:span text:style-name="T35">della</text:span><text:span text:style-name="T196"> </text:span><text:span text:style-name="T35">registrazione</text:span><text:span text:style-name="T199"> </text:span><text:span text:style-name="T35">effettuata</text:span><text:span text:style-name="T199"> </text:span><text:span text:style-name="T35">nel</text:span><text:span text:style-name="T199"> </text:span><text:span text:style-name="T35">libro</text:span><text:span text:style-name="T199"> </text:span><text:span text:style-name="T35">ma- tricola, con le seguenti</text:span><text:span text:style-name="T199"> </text:span><text:span text:style-name="T35">informazioni:</text:span></text:p>
        <text:list xml:id="list153416293176948" text:continue-list="list153417469550499" text:style-name="WWNum6">
          <text:list-item>
            <text:p text:style-name="P421"><text:span text:style-name="T47">i vostri dati</text:span><text:span text:style-name="T110"> </text:span><text:span text:style-name="T47">anagrafici;</text:span></text:p>
          </text:list-item>
          <text:list-item>
            <text:p text:style-name="P418"><text:span text:style-name="T47">il luogo di</text:span><text:span text:style-name="T110"> </text:span><text:span text:style-name="T47">lavoro;</text:span></text:p>
          </text:list-item>
          <text:list-item>
            <text:p text:style-name="P418"><text:span text:style-name="T47">la data di inizio del rapporto di</text:span><text:span text:style-name="T113"> </text:span><text:span text:style-name="T47">lavoro;</text:span></text:p>
          </text:list-item>
          <text:list-item>
            <text:p text:style-name="P418"><text:span text:style-name="T47">la durata del rapporto di</text:span><text:span text:style-name="T67"> </text:span><text:span text:style-name="T47">lavoro;</text:span></text:p>
          </text:list-item>
          <text:list-item>
            <text:p text:style-name="P418"><text:span text:style-name="T47">la durata del periodo di prova, se</text:span><text:span text:style-name="T113"> </text:span><text:span text:style-name="T47">previsto;</text:span></text:p>
          </text:list-item>
          <text:list-item>
            <text:p text:style-name="P418"><text:span text:style-name="T47">l’inquadramento, il livello e la qualifica del</text:span><text:span text:style-name="T104"> </text:span><text:span text:style-name="T47">lavoratore;</text:span></text:p>
          </text:list-item>
          <text:list-item>
            <text:p text:style-name="P418"><text:span text:style-name="T47">la</text:span><text:span text:style-name="T43"> </text:span><text:span text:style-name="T47">retribuzione;</text:span></text:p>
          </text:list-item>
          <text:list-item>
            <text:p text:style-name="P418"><text:span text:style-name="T47">la durata delle ferie</text:span><text:span text:style-name="T77"> </text:span><text:span text:style-name="T47">retribuite;</text:span></text:p>
          </text:list-item>
          <text:list-item>
            <text:p text:style-name="P418"><text:span text:style-name="T47">l’orario di</text:span><text:span text:style-name="T55"> </text:span><text:span text:style-name="T47">lavoro;</text:span></text:p>
          </text:list-item>
          <text:list-item>
            <text:p text:style-name="P418"><text:span text:style-name="T47">i termini di preavviso </text:span><text:span text:style-name="T53">in caso di</text:span><text:span text:style-name="T123"> </text:span><text:span text:style-name="T53">recesso.</text:span></text:p>
          </text:list-item>
        </text:list>
        <text:p text:style-name="P743"/>
        <text:list xml:id="list153416947250617" text:continue-list="list153416545895968" text:style-name="WWNum2">
          <text:list-item>
            <text:h text:style-name="P140" text:outline-level="3"><text:span text:style-name="T389">Qual è la durata massima del contratto di </text:span><text:span text:style-name="T411">lavoro </text:span><text:span text:style-name="T389">a tempo </text:span><text:span text:style-name="T390">de- </text:span><text:span text:style-name="T389">terminato?</text:span></text:h>
          </text:list-item>
        </text:list>
        <text:p text:style-name="P873"><text:span text:style-name="T35">La durata del contratto è libera.</text:span></text:p>
      </text:section>
      <text:p text:style-name="P1140"/>
      <text:p text:style-name="P728"/>
      <text:p text:style-name="P660"><draw:g text:anchor-type="as-char" draw:z-index="115" draw:style-name="gr5"><draw:line draw:style-name="gr6" draw:text-style-name="P1280" svg:x1="0in" svg:y1="0in" svg:x2="3.8228in" svg:y2="0in"><text:p/></draw:line></draw:g><text:span text:style-name="T483"><text:tab/></text:span><draw:g text:anchor-type="as-char" draw:z-index="116" draw:style-name="gr5"><draw:line draw:style-name="gr6" draw:text-style-name="P1280" svg:x1="0in" svg:y1="0in" svg:x2="3.8189in" svg:y2="0in"><text:p/></draw:line></draw:g></text:p>
      <text:p text:style-name="P800"/>
      <text:section text:style-name="Sect9" text:name="Section63">
        <text:list xml:id="list153417296214090" text:continue-numbering="true" text:style-name="WWNum2">
          <text:list-item>
            <text:h text:style-name="P141" text:outline-level="3"><text:span text:style-name="T389">Se</text:span><text:span text:style-name="T406"> </text:span><text:span text:style-name="T389">ho</text:span><text:span text:style-name="T406"> </text:span><text:span text:style-name="T389">un</text:span><text:span text:style-name="T406"> </text:span><text:span text:style-name="T389">contratto</text:span><text:span text:style-name="T406"> </text:span><text:span text:style-name="T389">a</text:span><text:span text:style-name="T408"> </text:span><text:span text:style-name="T389">tempo</text:span><text:span text:style-name="T406"> </text:span><text:span text:style-name="T389">determinato,</text:span><text:span text:style-name="T404"> </text:span><text:span text:style-name="T389">sono</text:span><text:span text:style-name="T406"> </text:span><text:span text:style-name="T390">svantaggiato</text:span><text:span text:style-name="T406"> </text:span><text:span text:style-name="T389">ri- spetto ai </text:span><text:span text:style-name="T390">lavoratori </text:span><text:span text:style-name="T389">a tempo</text:span><text:span text:style-name="T394"> </text:span><text:span text:style-name="T389">indeterminato?</text:span></text:h>
          </text:list-item>
        </text:list>
        <text:p text:style-name="P1062"><text:span text:style-name="T35">Per</text:span><text:span text:style-name="T199"> </text:span><text:span text:style-name="T35">il</text:span><text:span text:style-name="T199"> </text:span><text:span text:style-name="T162">principio</text:span><text:span text:style-name="T199"> </text:span><text:span text:style-name="T35">di</text:span><text:span text:style-name="T199"> </text:span><text:span text:style-name="T35">non</text:span><text:span text:style-name="T199"> </text:span><text:span text:style-name="T162">discriminazione</text:span><text:span text:style-name="T165">,</text:span><text:span text:style-name="T201"> </text:span><text:span text:style-name="T35">i</text:span><text:span text:style-name="T199"> </text:span><text:span text:style-name="T162">lavoratori</text:span><text:span text:style-name="T199"> </text:span><text:span text:style-name="T162">assunti</text:span><text:span text:style-name="T199"> </text:span><text:span text:style-name="T35">a</text:span><text:span text:style-name="T199"> </text:span><text:span text:style-name="T162">tempo</text:span><text:span text:style-name="T199"> </text:span><text:span text:style-name="T162">determinato </text:span><text:span text:style-name="T35">non devono essere trattati in modo meno favorevole rispetto ai lavoratori a tempo</text:span><text:span text:style-name="T212"> </text:span><text:span text:style-name="T35">indeterminato</text:span><text:span text:style-name="T217"> </text:span><text:span text:style-name="T35">inquadrati</text:span><text:span text:style-name="T217"> </text:span><text:span text:style-name="T35">nello</text:span><text:span text:style-name="T217"> </text:span><text:span text:style-name="T35">stesso</text:span><text:span text:style-name="T217"> </text:span><text:span text:style-name="T35">livello.</text:span><text:span text:style-name="T217"> </text:span><text:span text:style-name="T35">Hai</text:span><text:span text:style-name="T217"> </text:span><text:span text:style-name="T35">quindi</text:span><text:span text:style-name="T217"> </text:span><text:span text:style-name="T35">diritto</text:span><text:span text:style-name="T217"> </text:span><text:span text:style-name="T35">alle</text:span><text:span text:style-name="T212"> </text:span><text:span text:style-name="T39">ferie, </text:span><text:span text:style-name="T35">alla</text:span><text:span text:style-name="T196"> </text:span><text:span text:style-name="T35">gratifica</text:span><text:span text:style-name="T199"> </text:span><text:span text:style-name="T35">natalizia</text:span><text:span text:style-name="T199"> </text:span><text:span text:style-name="T35">o</text:span><text:span text:style-name="T196"> </text:span><text:span text:style-name="T35">alla</text:span><text:span text:style-name="T199"> </text:span><text:span text:style-name="T35">13°</text:span><text:span text:style-name="T199"> </text:span><text:span text:style-name="T35">(e</text:span><text:span text:style-name="T199"> </text:span><text:span text:style-name="T35">14°</text:span><text:span text:style-name="T196"> </text:span><text:span text:style-name="T35">se</text:span><text:span text:style-name="T199"> </text:span><text:span text:style-name="T35">prevista)</text:span><text:span text:style-name="T199"> </text:span><text:span text:style-name="T35">mensilità,</text:span><text:span text:style-name="T199"> </text:span><text:span text:style-name="T35">al</text:span><text:span text:style-name="T196"> </text:span><text:span text:style-name="T35">trattamento</text:span><text:span text:style-name="T199"> </text:span><text:span text:style-name="T35">di fine</text:span><text:span text:style-name="T39"> </text:span><text:span text:style-name="T35">rapporto</text:span><text:span text:style-name="T36"> </text:span><text:span text:style-name="T35">e</text:span><text:span text:style-name="T39"> </text:span><text:span text:style-name="T35">ad</text:span><text:span text:style-name="T36"> </text:span><text:span text:style-name="T35">ogni</text:span><text:span text:style-name="T36"> </text:span><text:span text:style-name="T35">altro</text:span><text:span text:style-name="T39"> </text:span><text:span text:style-name="T35">trattamento</text:span><text:span text:style-name="T36"> </text:span><text:span text:style-name="T35">che</text:span><text:span text:style-name="T36"> </text:span><text:span text:style-name="T35">l’impresa</text:span><text:span text:style-name="T39"> </text:span><text:span text:style-name="T35">applica</text:span><text:span text:style-name="T36"> </text:span><text:span text:style-name="T35">ai</text:span><text:span text:style-name="T36"> </text:span><text:span text:style-name="T35">propri</text:span><text:span text:style-name="T39"> </text:span><text:span text:style-name="T35">lavo- ratori a tempo</text:span><text:span text:style-name="T170"> </text:span><text:span text:style-name="T35">indeterminato.</text:span></text:p>
        <text:p text:style-name="P773"/>
        <text:list xml:id="list153417184055865" text:continue-numbering="true" text:style-name="WWNum2">
          <text:list-item>
            <text:h text:style-name="P41" text:outline-level="3"><text:span text:style-name="T389">Il</text:span><text:span text:style-name="T400"> </text:span><text:span text:style-name="T389">mio</text:span><text:span text:style-name="T400"> </text:span><text:span text:style-name="T389">contratto</text:span><text:span text:style-name="T406"> </text:span><text:span text:style-name="T389">di</text:span><text:span text:style-name="T400"> </text:span><text:span text:style-name="T411">lavoro</text:span><text:span text:style-name="T406"> </text:span><text:span text:style-name="T389">a</text:span><text:span text:style-name="T400"> </text:span><text:span text:style-name="T389">tempo</text:span><text:span text:style-name="T406"> </text:span><text:span text:style-name="T389">determinato</text:span><text:span text:style-name="T400"> </text:span><text:span text:style-name="T389">sta</text:span><text:span text:style-name="T406"> </text:span><text:span text:style-name="T389">per</text:span><text:span text:style-name="T400"> </text:span><text:span text:style-name="T389">scadere. Può essere</text:span><text:span text:style-name="T433"> </text:span><text:span text:style-name="T390">prorogato?</text:span></text:h>
          </text:list-item>
        </text:list>
        <text:p text:style-name="P823"><text:span text:style-name="T35">Sì, il datore di lavoro può prorogare il contratto, ma la proroga è ammessa:</text:span></text:p>
        <text:list xml:id="list153417882459221" text:continue-list="list153416293176948" text:style-name="WWNum6">
          <text:list-item>
            <text:p text:style-name="P301"><text:span text:style-name="T47">una sola</text:span><text:span text:style-name="T55"> </text:span><text:span text:style-name="T47">volta;</text:span></text:p>
          </text:list-item>
          <text:list-item>
            <text:p text:style-name="P301"><text:span text:style-name="T47">con il consenso del</text:span><text:span text:style-name="T77"> </text:span><text:span text:style-name="T47">lavoratore;</text:span></text:p>
          </text:list-item>
          <text:list-item>
            <text:p text:style-name="P392"><text:span text:style-name="T47">se la durata iniziale del contratto è inferiore a 3 anni e se, con la proroga,</text:span><text:span text:style-name="T137"> </text:span><text:span text:style-name="T47">la durata complessiva del contratto non supera i 3</text:span><text:span text:style-name="T126"> </text:span><text:span text:style-name="T47">anni;</text:span></text:p>
          </text:list-item>
          <text:list-item>
            <text:p text:style-name="P311"><text:span text:style-name="T47">per la stessa attività</text:span><text:span text:style-name="T77"> </text:span><text:span text:style-name="T47">lavorativa;</text:span></text:p>
          </text:list-item>
          <text:list-item>
            <text:p text:style-name="P369"><text:span text:style-name="T47">se ci sono ragioni</text:span><text:span text:style-name="T61"> </text:span><text:span text:style-name="T47">oggettive</text:span><text:span text:style-name="T53">.</text:span></text:p>
          </text:list-item>
        </text:list>
        <text:p text:style-name="P743"/>
        <text:list xml:id="list153417580981314" text:continue-list="list153417184055865" text:style-name="WWNum2">
          <text:list-item>
            <text:p text:style-name="P509"><text:span text:style-name="T347">Il mio contratto di </text:span><text:span text:style-name="T348">lavoro </text:span><text:span text:style-name="T347">a tempo determinato è </text:span><text:span text:style-name="T354">concluso </text:span><text:span text:style-name="T347">ma sto ancora </text:span><text:span text:style-name="T354">lavorando </text:span><text:span text:style-name="T347">per lo stesso datore di </text:span><text:span text:style-name="T348">lavoro. </text:span><text:span text:style-name="T347">È illegale?</text:span><text:span text:style-name="T27"> </text:span><text:span text:style-name="T47">No,</text:span><text:span text:style-name="T48"> </text:span><text:span text:style-name="T47">può</text:span><text:span text:style-name="T43"> </text:span><text:span text:style-name="T47">accadere</text:span><text:span text:style-name="T43"> </text:span><text:span text:style-name="T47">che,</text:span><text:span text:style-name="T43"> </text:span><text:span text:style-name="T47">anche</text:span><text:span text:style-name="T43"> </text:span><text:span text:style-name="T47">dopo</text:span><text:span text:style-name="T43"> </text:span><text:span text:style-name="T47">la</text:span><text:span text:style-name="T43"> </text:span><text:span text:style-name="T47">scadenza</text:span><text:span text:style-name="T43"> </text:span><text:span text:style-name="T47">del</text:span><text:span text:style-name="T43"> </text:span><text:span text:style-name="T47">termine,</text:span><text:span text:style-name="T48"> </text:span><text:span text:style-name="T47">il</text:span><text:span text:style-name="T43"> </text:span><text:span text:style-name="T47">lavoratore</text:span><text:span text:style-name="T43"> </text:span><text:span text:style-name="T47">con- tinui a svolgere la propria attività. In questo caso, ti spetta un aumento dello stipendio,</text:span><text:span text:style-name="T43"> </text:span><text:span text:style-name="T47">pari:</text:span></text:p>
          </text:list-item>
        </text:list>
        <text:list xml:id="list153416768278540" text:continue-list="list153417882459221" text:style-name="WWNum6">
          <text:list-item>
            <text:p text:style-name="P330"><text:span text:style-name="T47">al 20% per ogni giorno di continuazione fino al</text:span><text:span text:style-name="T96"> </text:span><text:span text:style-name="T47">10°;</text:span></text:p>
          </text:list-item>
          <text:list-item>
            <text:p text:style-name="P323"><text:span text:style-name="T47">al 40% per ogni giorno</text:span><text:span text:style-name="T67"> </text:span><text:span text:style-name="T47">ulteriore.</text:span></text:p>
          </text:list-item>
        </text:list>
        <text:p text:style-name="P688"><text:span text:style-name="T47">La prosecuzione può essere da 20 a 30 giorni per contratti di durata inferiore ai 6 mesi e da 30 a </text:span><text:span text:style-name="T53">50 giorni per quelli di durata superiore.</text:span></text:p>
        <text:p text:style-name="P872"><text:span text:style-name="T35">Oltre tali limiti il rapporto di lavoro diventa a tempo indeterminato.</text:span></text:p>
        <text:p text:style-name="P727"/>
        <text:list xml:id="list153417019559317" text:continue-list="list153417580981314" text:style-name="WWNum2">
          <text:list-item>
            <text:h text:style-name="P142" text:outline-level="3"><text:span text:style-name="T389">Alla scadenza, il contratto di </text:span><text:span text:style-name="T411">lavoro </text:span><text:span text:style-name="T389">a tempo determinato può essere</text:span><text:span text:style-name="T411"> </text:span><text:span text:style-name="T390">rinnovato?</text:span></text:h>
          </text:list-item>
        </text:list>
        <text:p text:style-name="P874"><text:span text:style-name="T35">Sì, il lavoratore può essere riassunto con contratto a termine, ma a queste condizioni:</text:span></text:p>
        <text:list xml:id="list153417250383349" text:continue-list="list153416768278540" text:style-name="WWNum6">
          <text:list-item>
            <text:p text:style-name="P510"><text:span text:style-name="T48">dopo</text:span><text:span text:style-name="T113"> </text:span><text:span text:style-name="T55">almeno</text:span><text:span text:style-name="T105"> </text:span><text:span text:style-name="T43">60</text:span><text:span text:style-name="T104"> </text:span><text:span text:style-name="T55">giorni</text:span><text:span text:style-name="T89"> </text:span><text:span text:style-name="T48">dalla</text:span><text:span text:style-name="T113"> </text:span><text:span text:style-name="T55">scadenza</text:span><text:span text:style-name="T113"> </text:span><text:span text:style-name="T43">se</text:span><text:span text:style-name="T89"> </text:span><text:span text:style-name="T43">il</text:span><text:span text:style-name="T80"> </text:span><text:span text:style-name="T110">1°</text:span><text:span text:style-name="T104"> </text:span><text:span text:style-name="T55">contratto</text:span><text:span text:style-name="T89"> </text:span><text:span text:style-name="T48">aveva</text:span><text:span text:style-name="T113"> </text:span><text:span text:style-name="T55">durata</text:span><text:span text:style-name="T113"> </text:span><text:span text:style-name="T48">fino</text:span><text:span text:style-name="T113"> </text:span><text:span text:style-name="T47">a</text:span><text:span text:style-name="T104"> </text:span><text:span text:style-name="T47">6</text:span><text:span text:style-name="T104"> </text:span><text:span text:style-name="T48">mesi;</text:span></text:p>
          </text:list-item>
          <text:list-item>
            <text:p text:style-name="P414"><text:span text:style-name="T43">dopo</text:span><text:span text:style-name="T61"> </text:span><text:span text:style-name="T43">almeno</text:span><text:span text:style-name="T61"> </text:span><text:span text:style-name="T47">90</text:span><text:span text:style-name="T61"> </text:span><text:span text:style-name="T43">giorni</text:span><text:span text:style-name="T61"> </text:span><text:span text:style-name="T43">dalla</text:span><text:span text:style-name="T61"> </text:span><text:span text:style-name="T43">scadenza</text:span><text:span text:style-name="T61"> </text:span><text:span text:style-name="T47">se</text:span><text:span text:style-name="T61"> </text:span><text:span text:style-name="T47">il</text:span><text:span text:style-name="T117"> </text:span><text:span text:style-name="T47">1°</text:span><text:span text:style-name="T61"> </text:span><text:span text:style-name="T43">contratto</text:span><text:span text:style-name="T61"> </text:span><text:span text:style-name="T43">aveva</text:span><text:span text:style-name="T61"> </text:span><text:span text:style-name="T43">durata</text:span><text:span text:style-name="T61"> </text:span><text:span text:style-name="T43">superiore </text:span><text:span text:style-name="T47">a 6</text:span><text:span text:style-name="T55"> </text:span><text:span text:style-name="T47">mesi.</text:span></text:p>
          </text:list-item>
        </text:list>
        <text:p text:style-name="P1058"/>
        <text:p text:style-name="P1141"><text:span text:style-name="T35">La contrattazione collettiva nazionale - e per delega di quest’ultima, anche </text:span><text:span text:style-name="T162">quella</text:span><text:span text:style-name="T180"> </text:span><text:span text:style-name="T162">decentrata</text:span><text:span text:style-name="T180"> </text:span><text:span text:style-name="T35">-</text:span><text:span text:style-name="T180"> </text:span><text:span text:style-name="T162">possano</text:span><text:span text:style-name="T180"> </text:span><text:span text:style-name="T162">stabilire</text:span><text:span text:style-name="T166"> </text:span><text:span text:style-name="T162">intervalli</text:span><text:span text:style-name="T180"> </text:span><text:span text:style-name="T162">ridotti,</text:span><text:span text:style-name="T180"> </text:span><text:span text:style-name="T35">in</text:span><text:span text:style-name="T180"> </text:span><text:span text:style-name="T162">presenza</text:span><text:span text:style-name="T180"> </text:span><text:span text:style-name="T35">di</text:span><text:span text:style-name="T166"> </text:span><text:span text:style-name="T35">un</text:span><text:span text:style-name="T180"> </text:span><text:span text:style-name="T162">processo </text:span><text:span text:style-name="T35">organizzativo</text:span><text:span text:style-name="T170"> </text:span><text:span text:style-name="T35">particolare</text:span><text:span text:style-name="T203"> </text:span><text:span text:style-name="T35">all’interno</text:span><text:span text:style-name="T170"> </text:span><text:span text:style-name="T35">dell’azienda</text:span><text:span text:style-name="T203"> </text:span><text:span text:style-name="T35">(start-up,</text:span><text:span text:style-name="T203"> </text:span><text:span text:style-name="T35">lancio</text:span><text:span text:style-name="T170"> </text:span><text:span text:style-name="T35">nuovo</text:span><text:span text:style-name="T203"> </text:span><text:span text:style-name="T35">pro- dotto</text:span><text:span text:style-name="T36"> </text:span><text:span text:style-name="T35">o</text:span><text:span text:style-name="T36"> </text:span><text:span text:style-name="T35">attività,</text:span><text:span text:style-name="T36"> </text:span><text:span text:style-name="T35">fase</text:span><text:span text:style-name="T36"> </text:span><text:span text:style-name="T35">supplementare</text:span><text:span text:style-name="T36"> </text:span><text:span text:style-name="T35">di</text:span><text:span text:style-name="T162"> </text:span><text:span text:style-name="T35">un</text:span><text:span text:style-name="T36"> </text:span><text:span text:style-name="T35">progetto</text:span><text:span text:style-name="T36"> </text:span><text:span text:style-name="T35">di</text:span><text:span text:style-name="T36"> </text:span><text:span text:style-name="T35">ricerca</text:span><text:span text:style-name="T36"> </text:span><text:span text:style-name="T35">e</text:span><text:span text:style-name="T36"> </text:span><text:span text:style-name="T35">altre).</text:span></text:p>
        <text:p text:style-name="P1058"/>
        <text:list xml:id="list153416852388462" text:continue-list="list153417019559317" text:style-name="WWNum2">
          <text:list-item>
            <text:h text:style-name="P143" text:outline-level="3"><text:span text:style-name="T389">Che differenza c’è tra </text:span><text:span text:style-name="T390">proroga </text:span><text:span text:style-name="T389">e</text:span><text:span text:style-name="T404"> </text:span><text:span text:style-name="T390">rinnovo?</text:span></text:h>
          </text:list-item>
        </text:list>
        <text:p text:style-name="P863"><text:span text:style-name="T35">Nella</text:span><text:span text:style-name="T217"> </text:span><text:span text:style-name="T35">proroga,</text:span><text:span text:style-name="T217"> </text:span><text:span text:style-name="T35">il</text:span><text:span text:style-name="T217"> </text:span><text:span text:style-name="T35">“vecchio”</text:span><text:span text:style-name="T217"> </text:span><text:span text:style-name="T35">contratto</text:span><text:span text:style-name="T216"> </text:span><text:span text:style-name="T35">di</text:span><text:span text:style-name="T217"> </text:span><text:span text:style-name="T35">lavoro</text:span><text:span text:style-name="T217"> </text:span><text:span text:style-name="T35">viene</text:span><text:span text:style-name="T217"> </text:span><text:span text:style-name="T35">prolungato</text:span><text:span text:style-name="T216"> </text:span><text:span text:style-name="T35">oltre</text:span><text:span text:style-name="T217"> </text:span><text:span text:style-name="T35">il</text:span><text:span text:style-name="T217"> </text:span><text:span text:style-name="T35">termine inizialmente</text:span><text:span text:style-name="T162"> </text:span><text:span text:style-name="T35">fissato;</text:span><text:span text:style-name="T162"> </text:span><text:span text:style-name="T35">nel</text:span><text:span text:style-name="T162"> </text:span><text:span text:style-name="T35">rinnovo,</text:span><text:span text:style-name="T162"> </text:span><text:span text:style-name="T35">il</text:span><text:span text:style-name="T162"> </text:span><text:span text:style-name="T35">datore</text:span><text:span text:style-name="T162"> </text:span><text:span text:style-name="T35">di</text:span><text:span text:style-name="T162"> </text:span><text:span text:style-name="T35">lavoro</text:span><text:span text:style-name="T162"> </text:span><text:span text:style-name="T35">ri-assume</text:span><text:span text:style-name="T162"> </text:span><text:span text:style-name="T35">lo</text:span><text:span text:style-name="T162"> </text:span><text:span text:style-name="T35">stesso</text:span><text:span text:style-name="T162"> </text:span><text:span text:style-name="T35">lavo- ratore con un nuovo</text:span><text:span text:style-name="T199"> </text:span><text:span text:style-name="T35">contratto.</text:span></text:p>
        <text:p text:style-name="P785"/>
        <text:list xml:id="list153417359044786" text:continue-numbering="true" text:style-name="WWNum2">
          <text:list-item>
            <text:h text:style-name="P77" text:outline-level="3"><text:span text:style-name="T389">Il mio datore di </text:span><text:span text:style-name="T411">lavoro </text:span><text:span text:style-name="T389">mi ha </text:span><text:span text:style-name="T390">rinnovato </text:span><text:span text:style-name="T389">il contratto di </text:span><text:span text:style-name="T411">lavoro </text:span><text:span text:style-name="T389">a </text:span><text:span text:style-name="T390">tempo</text:span><text:span text:style-name="T406"> </text:span><text:span text:style-name="T390">determinato,</text:span><text:span text:style-name="T404"> </text:span><text:span text:style-name="T390">senza</text:span><text:span text:style-name="T408"> </text:span><text:span text:style-name="T390">rispettare</text:span><text:span text:style-name="T408"> </text:span><text:span text:style-name="T389">la</text:span><text:span text:style-name="T408"> </text:span><text:span text:style-name="T390">scadenza.</text:span><text:span text:style-name="T417"> </text:span><text:span text:style-name="T389">Il</text:span><text:span text:style-name="T408"> </text:span><text:span text:style-name="T389">mio</text:span><text:span text:style-name="T408"> </text:span><text:span text:style-name="T421">nuovo</text:span><text:span text:style-name="T408"> </text:span><text:span text:style-name="T390">con- </text:span><text:span text:style-name="T389">tratto è</text:span><text:span text:style-name="T433"> </text:span><text:span text:style-name="T390">valido?</text:span></text:h>
          </text:list-item>
        </text:list>
        <text:p text:style-name="P856"><text:span text:style-name="T35">Sì,</text:span><text:span text:style-name="T196"> </text:span><text:span text:style-name="T35">ma</text:span><text:span text:style-name="T199"> </text:span><text:span text:style-name="T35">se</text:span><text:span text:style-name="T196"> </text:span><text:span text:style-name="T35">il</text:span><text:span text:style-name="T199"> </text:span><text:span text:style-name="T35">datore</text:span><text:span text:style-name="T199"> </text:span><text:span text:style-name="T35">di</text:span><text:span text:style-name="T196"> </text:span><text:span text:style-name="T35">lavoro</text:span><text:span text:style-name="T199"> </text:span><text:span text:style-name="T35">non</text:span><text:span text:style-name="T199"> </text:span><text:span text:style-name="T35">ha</text:span><text:span text:style-name="T196"> </text:span><text:span text:style-name="T35">rispettato</text:span><text:span text:style-name="T199"> </text:span><text:span text:style-name="T35">i</text:span><text:span text:style-name="T196"> </text:span><text:span text:style-name="T35">tempi</text:span><text:span text:style-name="T199"> </text:span><text:span text:style-name="T35">indicati</text:span><text:span text:style-name="T199"> </text:span><text:span text:style-name="T35">sopra,</text:span><text:span text:style-name="T196"> </text:span><text:span text:style-name="T35">il</text:span><text:span text:style-name="T199"> </text:span><text:span text:style-name="T35">rapporto di</text:span><text:span text:style-name="T162"> </text:span><text:span text:style-name="T35">lavoro</text:span><text:span text:style-name="T162"> </text:span><text:span text:style-name="T35">in</text:span><text:span text:style-name="T162"> </text:span><text:span text:style-name="T35">essere</text:span><text:span text:style-name="T207"> </text:span><text:span text:style-name="T35">viene</text:span><text:span text:style-name="T162"> </text:span><text:span text:style-name="T35">considerato</text:span><text:span text:style-name="T162"> </text:span><text:span text:style-name="T35">come</text:span><text:span text:style-name="T162"> </text:span><text:span text:style-name="T35">un</text:span><text:span text:style-name="T207"> </text:span><text:span text:style-name="T35">contratto</text:span><text:span text:style-name="T162"> </text:span><text:span text:style-name="T35">di</text:span><text:span text:style-name="T162"> </text:span><text:span text:style-name="T35">lavoro</text:span><text:span text:style-name="T162"> </text:span><text:span text:style-name="T35">a</text:span><text:span text:style-name="T207"> </text:span><text:span text:style-name="T35">tempo</text:span><text:span text:style-name="T162"> </text:span><text:span text:style-name="T35">in- determinato.</text:span></text:p>
        <text:p text:style-name="P689"><text:span text:style-name="T52">L’impugnazione stragiudiziale </text:span><text:span text:style-name="T47">con la quale si intende far valere la nullità del termine va presentata entro 120 giorni dalla cessazione del contratto, mentre il </text:span><text:span text:style-name="T52">ricorso al Giudice del lavoro </text:span><text:span text:style-name="T47">va proposto entro i successivi 180 giorni.</text:span></text:p>
        <text:p text:style-name="P665"><text:span text:style-name="T47">I</text:span><text:span text:style-name="T52">n caso di illegittimità del contratto a termine, l’indennità risarcitoria e la</text:span><text:span text:style-name="T111"> </text:span><text:span text:style-name="T52">conversione</text:span><text:span text:style-name="T102"> </text:span><text:span text:style-name="T52">del</text:span><text:span text:style-name="T102"> </text:span><text:span text:style-name="T52">rapporto</text:span><text:span text:style-name="T102"> </text:span><text:span text:style-name="T52">di</text:span><text:span text:style-name="T102"> </text:span><text:span text:style-name="T52">lavoro</text:span><text:span text:style-name="T102"> </text:span><text:span text:style-name="T52">in</text:span><text:span text:style-name="T111"> </text:span><text:span text:style-name="T52">uno</text:span><text:span text:style-name="T102"> </text:span><text:span text:style-name="T52">a</text:span><text:span text:style-name="T102"> </text:span><text:span text:style-name="T52">tempo</text:span><text:span text:style-name="T102"> </text:span><text:span text:style-name="T52">indeterminato,</text:span><text:span text:style-name="T102"> </text:span><text:span text:style-name="T52">è</text:span><text:span text:style-name="T102"> </text:span><text:span text:style-name="T52">da considerarsi</text:span><text:span text:style-name="T118"> </text:span><text:span text:style-name="T52">onnicomprensiva</text:span><text:span text:style-name="T111"> </text:span><text:span text:style-name="T47">di</text:span><text:span text:style-name="T110"> </text:span><text:span text:style-name="T47">tutti</text:span><text:span text:style-name="T110"> </text:span><text:span text:style-name="T47">i</text:span><text:span text:style-name="T117"> </text:span><text:span text:style-name="T47">danni</text:span><text:span text:style-name="T110"> </text:span><text:span text:style-name="T47">e</text:span><text:span text:style-name="T110"> </text:span><text:span text:style-name="T47">pregiudizi</text:span><text:span text:style-name="T110"> </text:span><text:span text:style-name="T47">retributivi</text:span><text:span text:style-name="T117"> </text:span><text:span text:style-name="T47">e</text:span><text:span text:style-name="T110"> </text:span><text:span text:style-name="T47">con- tributivi subiti dal lavoratore. </text:span><text:span text:style-name="T43">L’indennità </text:span><text:span text:style-name="T47">è pari a un importo che va dalle 2,5 alle 12</text:span><text:span text:style-name="T110"> </text:span><text:span text:style-name="T47">mensilità.</text:span></text:p>
        <text:p text:style-name="P708"/>
        <text:p text:style-name="P788"/>
        <text:list xml:id="list153416255162182" text:continue-numbering="true" text:style-name="WWNum2">
          <text:list-item>
            <text:h text:style-name="P137" text:outline-level="3"><text:span text:style-name="T389">Il</text:span><text:span text:style-name="T400"> </text:span><text:span text:style-name="T389">datore</text:span><text:span text:style-name="T400"> </text:span><text:span text:style-name="T389">di</text:span><text:span text:style-name="T406"> </text:span><text:span text:style-name="T411">lavoro</text:span><text:span text:style-name="T400"> </text:span><text:span text:style-name="T389">può</text:span><text:span text:style-name="T406"> </text:span><text:span text:style-name="T389">concludere</text:span><text:span text:style-name="T400"> </text:span><text:span text:style-name="T389">in</text:span><text:span text:style-name="T406"> </text:span><text:span text:style-name="T389">anticipo</text:span><text:span text:style-name="T400"> </text:span><text:span text:style-name="T389">il</text:span><text:span text:style-name="T406"> </text:span><text:span text:style-name="T389">rapporto</text:span><text:span text:style-name="T400"> </text:span><text:span text:style-name="T389">di</text:span><text:span text:style-name="T406"> </text:span><text:span text:style-name="T389">la- </text:span><text:span text:style-name="T411">voro </text:span><text:span text:style-name="T389">senza giusta</text:span><text:span text:style-name="T419"> </text:span><text:span text:style-name="T389">causa?</text:span></text:h>
          </text:list-item>
        </text:list>
        <text:p text:style-name="P961"><text:span text:style-name="T35">No, il termine anticipato del rapporto di lavoro può avvenire solo per giusta causa.</text:span></text:p>
      </text:section>
      <text:p text:style-name="P1143"/>
      <text:p text:style-name="P728"/>
      <text:p text:style-name="P660"><draw:g text:anchor-type="as-char" draw:z-index="117" draw:style-name="gr5"><draw:line draw:style-name="gr6" draw:text-style-name="P1280" svg:x1="0in" svg:y1="0in" svg:x2="3.8228in" svg:y2="0in"><text:p/></draw:line></draw:g><text:span text:style-name="T483"><text:tab/></text:span><draw:g text:anchor-type="as-char" draw:z-index="118" draw:style-name="gr5"><draw:line draw:style-name="gr6" draw:text-style-name="P1280" svg:x1="0in" svg:y1="0in" svg:x2="3.8189in" svg:y2="0in"><text:p/></draw:line></draw:g></text:p>
      <text:p text:style-name="P800"/>
      <text:section text:style-name="Sect15" text:name="Section65">
        <text:list xml:id="list153417932545818" text:continue-numbering="true" text:style-name="WWNum2">
          <text:list-item>
            <text:p text:style-name="P470"><text:span text:style-name="T347">Sono stato licenziato senza giusta causa. Cosa posso fare?</text:span><text:span text:style-name="T27"> </text:span><text:span text:style-name="T47">Puoi</text:span><text:span text:style-name="T100"> </text:span><text:span text:style-name="T47">richiedere</text:span><text:span text:style-name="T100"> </text:span><text:span text:style-name="T47">il</text:span><text:span text:style-name="T100"> </text:span><text:span text:style-name="T47">risarcimento</text:span><text:span text:style-name="T85"> </text:span><text:span text:style-name="T47">del</text:span><text:span text:style-name="T100"> </text:span><text:span text:style-name="T47">danno,</text:span><text:span text:style-name="T100"> </text:span><text:span text:style-name="T47">per</text:span><text:span text:style-name="T85"> </text:span><text:span text:style-name="T47">un</text:span><text:span text:style-name="T100"> </text:span><text:span text:style-name="T47">valore</text:span><text:span text:style-name="T100"> </text:span><text:span text:style-name="T47">massimo</text:span><text:span text:style-name="T100"> </text:span><text:span text:style-name="T47">compreso</text:span><text:span text:style-name="T85"> </text:span><text:span text:style-name="T47">tra le</text:span><text:span text:style-name="T72"> </text:span><text:span text:style-name="T47">12</text:span><text:span text:style-name="T77"> </text:span><text:span text:style-name="T47">mensilità</text:span><text:span text:style-name="T72"> </text:span><text:span text:style-name="T47">e</text:span><text:span text:style-name="T77"> </text:span><text:span text:style-name="T47">le</text:span><text:span text:style-name="T72"> </text:span><text:span text:style-name="T47">24</text:span><text:span text:style-name="T77"> </text:span><text:span text:style-name="T47">mensilità,</text:span><text:span text:style-name="T72"> </text:span><text:span text:style-name="T47">senza</text:span><text:span text:style-name="T77"> </text:span><text:span text:style-name="T47">di</text:span><text:span text:style-name="T72"> </text:span><text:span text:style-name="T47">regola</text:span><text:span text:style-name="T77"> </text:span><text:span text:style-name="T47">il</text:span><text:span text:style-name="T72"> </text:span><text:span text:style-name="T47">diritto</text:span><text:span text:style-name="T77"> </text:span><text:span text:style-name="T47">di</text:span><text:span text:style-name="T72"> </text:span><text:span text:style-name="T47">reintegra</text:span><text:span text:style-name="T77"> </text:span><text:span text:style-name="T47">sul</text:span><text:span text:style-name="T77"> </text:span><text:span text:style-name="T47">posto di</text:span><text:span text:style-name="T43"> </text:span><text:span text:style-name="T47">lavoro.</text:span></text:p>
          </text:list-item>
        </text:list>
        <text:p text:style-name="P718"/>
        <text:list xml:id="list153416623242137" text:continue-numbering="true" text:style-name="WWNum2">
          <text:list-item>
            <text:p text:style-name="P478"><text:span text:style-name="T354">Posso </text:span><text:span text:style-name="T347">scegliere di terminare anticipatamente il contratto?</text:span><text:span text:style-name="T27"> </text:span><text:span text:style-name="T47">Si,</text:span><text:span text:style-name="T55"> </text:span><text:span text:style-name="T47">ma</text:span><text:span text:style-name="T48"> </text:span><text:span text:style-name="T47">fai</text:span><text:span text:style-name="T48"> </text:span><text:span text:style-name="T47">attenzione</text:span><text:span text:style-name="T48"> </text:span><text:span text:style-name="T47">a</text:span><text:span text:style-name="T48"> </text:span><text:span text:style-name="T47">rispettare</text:span><text:span text:style-name="T48"> </text:span><text:span text:style-name="T47">i</text:span><text:span text:style-name="T48"> </text:span><text:span text:style-name="T47">giorni</text:span><text:span text:style-name="T48"> </text:span><text:span text:style-name="T47">di</text:span><text:span text:style-name="T48"> </text:span><text:span text:style-name="T47">preavviso</text:span><text:span text:style-name="T48"> </text:span><text:span text:style-name="T47">previsti</text:span><text:span text:style-name="T55"> </text:span><text:span text:style-name="T47">dal</text:span><text:span text:style-name="T48"> </text:span><text:span text:style-name="T47">contratto</text:span><text:span text:style-name="T48"> </text:span><text:span text:style-name="T47">di lavoro.</text:span><text:span text:style-name="T117"> </text:span><text:span text:style-name="T47">In</text:span><text:span text:style-name="T117"> </text:span><text:span text:style-name="T47">caso</text:span><text:span text:style-name="T117"> </text:span><text:span text:style-name="T47">contrario,</text:span><text:span text:style-name="T110"> </text:span><text:span text:style-name="T47">dovrà</text:span><text:span text:style-name="T117"> </text:span><text:span text:style-name="T47">essere</text:span><text:span text:style-name="T117"> </text:span><text:span text:style-name="T47">decurtata</text:span><text:span text:style-name="T110"> </text:span><text:span text:style-name="T47">dallo</text:span><text:span text:style-name="T117"> </text:span><text:span text:style-name="T47">stipendio</text:span><text:span text:style-name="T117"> </text:span><text:span text:style-name="T47">l’indennità</text:span><text:span text:style-name="T117"> </text:span><text:span text:style-name="T47">di mancato</text:span><text:span text:style-name="T43"> </text:span><text:span text:style-name="T47">preavviso.</text:span></text:p>
          </text:list-item>
        </text:list>
        <text:p text:style-name="P791"/>
        <text:h text:style-name="P148" text:outline-level="3"><text:span text:style-name="T389">IL TIROCINIO FORMATIVO</text:span></text:h>
        <text:p text:style-name="P745"/>
        <text:list xml:id="list153417670363979" text:continue-numbering="true" text:style-name="WWNum2">
          <text:list-item>
            <text:p text:style-name="P511"><draw:rect text:anchor-type="char" draw:z-index="14" draw:style-name="gr12" draw:text-style-name="P1283" svg:width="3.8189in" svg:height="5.2571in" svg:x="4.7638in" svg:y="-0.3783in"><text:p/></draw:rect><text:span text:style-name="T347">Che cos’è il </text:span><text:span text:style-name="T354">tirocinio formativo </text:span><text:span text:style-name="T347">(o stage) e a cosa serve?</text:span><text:span text:style-name="T27"> </text:span><text:span text:style-name="T47">Il</text:span><text:span text:style-name="T100"> </text:span><text:span text:style-name="T47">tirocinio</text:span><text:span text:style-name="T100"> </text:span><text:span text:style-name="T47">formativo</text:span><text:span text:style-name="T100"> </text:span><text:span text:style-name="T47">è</text:span><text:span text:style-name="T100"> </text:span><text:span text:style-name="T47">un</text:span><text:span text:style-name="T100"> </text:span><text:span text:style-name="T47">contratto</text:span><text:span text:style-name="T100"> </text:span><text:span text:style-name="T52">volto</text:span><text:span text:style-name="T98"> </text:span><text:span text:style-name="T52">a</text:span><text:span text:style-name="T98"> </text:span><text:span text:style-name="T44">favorire</text:span><text:span text:style-name="T98"> </text:span><text:span text:style-name="T44">l’ingresso</text:span><text:span text:style-name="T87"> </text:span><text:span text:style-name="T52">dei</text:span><text:span text:style-name="T98"> </text:span><text:span text:style-name="T52">giovani nel</text:span><text:span text:style-name="T70"> </text:span><text:span text:style-name="T52">mondo</text:span><text:span text:style-name="T75"> </text:span><text:span text:style-name="T52">del</text:span><text:span text:style-name="T75"> </text:span><text:span text:style-name="T52">lavoro</text:span><text:span text:style-name="T47">.</text:span><text:span text:style-name="T72"> </text:span><text:span text:style-name="T47">È</text:span><text:span text:style-name="T67"> </text:span><text:span text:style-name="T47">definito</text:span><text:span text:style-name="T72"> </text:span><text:span text:style-name="T47">come</text:span><text:span text:style-name="T72"> </text:span><text:span text:style-name="T47">una</text:span><text:span text:style-name="T72"> </text:span><text:span text:style-name="T47">misura</text:span><text:span text:style-name="T67"> </text:span><text:span text:style-name="T47">di</text:span><text:span text:style-name="T72"> </text:span><text:span text:style-name="T47">politica</text:span><text:span text:style-name="T72"> </text:span><text:span text:style-name="T47">attiva</text:span><text:span text:style-name="T72"> </text:span><text:span text:style-name="T47">consi- stente</text:span><text:span text:style-name="T121"> </text:span><text:span text:style-name="T47">in</text:span><text:span text:style-name="T121"> </text:span><text:span text:style-name="T47">un</text:span><text:span text:style-name="T121"> </text:span><text:span text:style-name="T52">orientamento</text:span><text:span text:style-name="T122"> </text:span><text:span text:style-name="T52">al</text:span><text:span text:style-name="T122"> </text:span><text:span text:style-name="T44">lavoro</text:span><text:span text:style-name="T122"> </text:span><text:span text:style-name="T52">e</text:span><text:span text:style-name="T122"> </text:span><text:span text:style-name="T52">formazione</text:span><text:span text:style-name="T47">.</text:span><text:span text:style-name="T113"> </text:span><text:span text:style-name="T47">Pur</text:span><text:span text:style-name="T121"> </text:span><text:span text:style-name="T47">non</text:span><text:span text:style-name="T121"> </text:span><text:span text:style-name="T47">configurandosi come un rapporto di lavoro, è </text:span><text:span text:style-name="T52">finalizzato </text:span><text:span text:style-name="T47">all’arricchimento delle cono- scenze,</text:span><text:span text:style-name="T101"> </text:span><text:span text:style-name="T47">all’</text:span><text:span text:style-name="T52">acquisizione</text:span><text:span text:style-name="T102"> </text:span><text:span text:style-name="T52">di</text:span><text:span text:style-name="T54"> </text:span><text:span text:style-name="T52">competenze</text:span><text:span text:style-name="T102"> </text:span><text:span text:style-name="T47">professionali</text:span><text:span text:style-name="T55"> </text:span><text:span text:style-name="T47">e</text:span><text:span text:style-name="T101"> </text:span><text:span text:style-name="T47">all’</text:span><text:span text:style-name="T52">inserimento</text:span><text:span text:style-name="T54"> </text:span><text:span text:style-name="T75">e </text:span><text:span text:style-name="T52">reinserimento</text:span><text:span text:style-name="T102"> </text:span><text:span text:style-name="T52">lavorativo</text:span><text:span text:style-name="T47">.</text:span><text:span text:style-name="T101"> </text:span><text:span text:style-name="T47">I</text:span><text:span text:style-name="T55"> </text:span><text:span text:style-name="T47">tirocini</text:span><text:span text:style-name="T101"> </text:span><text:span text:style-name="T47">si</text:span><text:span text:style-name="T55"> </text:span><text:span text:style-name="T47">distinguono</text:span><text:span text:style-name="T101"> </text:span><text:span text:style-name="T47">in</text:span><text:span text:style-name="T101"> </text:span><text:span text:style-name="T47">“curriculari”,</text:span><text:span text:style-name="T55"> </text:span><text:span text:style-name="T47">quelli inclusi</text:span><text:span text:style-name="T61"> </text:span><text:span text:style-name="T47">in</text:span><text:span text:style-name="T117"> </text:span><text:span text:style-name="T47">un</text:span><text:span text:style-name="T117"> </text:span><text:span text:style-name="T47">processo</text:span><text:span text:style-name="T61"> </text:span><text:span text:style-name="T47">di</text:span><text:span text:style-name="T117"> </text:span><text:span text:style-name="T47">apprendimento</text:span><text:span text:style-name="T117"> </text:span><text:span text:style-name="T47">formale</text:span><text:span text:style-name="T117"> </text:span><text:span text:style-name="T47">svolto</text:span><text:span text:style-name="T61"> </text:span><text:span text:style-name="T47">all’interno</text:span><text:span text:style-name="T117"> </text:span><text:span text:style-name="T47">di</text:span><text:span text:style-name="T117"> </text:span><text:span text:style-name="T47">piani di</text:span><text:span text:style-name="T72"> </text:span><text:span text:style-name="T47">studio</text:span><text:span text:style-name="T72"> </text:span><text:span text:style-name="T47">delle</text:span><text:span text:style-name="T77"> </text:span><text:span text:style-name="T47">università</text:span><text:span text:style-name="T72"> </text:span><text:span text:style-name="T47">e</text:span><text:span text:style-name="T77"> </text:span><text:span text:style-name="T47">degli</text:span><text:span text:style-name="T72"> </text:span><text:span text:style-name="T47">istituti</text:span><text:span text:style-name="T72"> </text:span><text:span text:style-name="T47">scolastici,</text:span><text:span text:style-name="T77"> </text:span><text:span text:style-name="T47">e</text:span><text:span text:style-name="T72"> </text:span><text:span text:style-name="T47">i</text:span><text:span text:style-name="T77"> </text:span><text:span text:style-name="T47">“non</text:span><text:span text:style-name="T72"> </text:span><text:span text:style-name="T47">curriculari”.</text:span><text:span text:style-name="T72"> </text:span><text:span text:style-name="T47">Per realizzare un tirocinio formativo è necessaria una </text:span><text:span text:style-name="T52">convenzione tra</text:span><text:span text:style-name="T114"> </text:span><text:span text:style-name="T52">l’ente promotore</text:span><text:span text:style-name="T70"> </text:span><text:span text:style-name="T47">(università,</text:span><text:span text:style-name="T72"> </text:span><text:span text:style-name="T47">scuole</text:span><text:span text:style-name="T72"> </text:span><text:span text:style-name="T47">superiori</text:span><text:span text:style-name="T72"> </text:span><text:span text:style-name="T47">(pubbliche</text:span><text:span text:style-name="T72"> </text:span><text:span text:style-name="T47">e</text:span><text:span text:style-name="T72"> </text:span><text:span text:style-name="T47">private),</text:span><text:span text:style-name="T67"> </text:span><text:span text:style-name="T47">provvedito- rati</text:span><text:span text:style-name="T61"> </text:span><text:span text:style-name="T47">agli</text:span><text:span text:style-name="T117"> </text:span><text:span text:style-name="T47">studi,</text:span><text:span text:style-name="T61"> </text:span><text:span text:style-name="T47">agenzie</text:span><text:span text:style-name="T117"> </text:span><text:span text:style-name="T47">per</text:span><text:span text:style-name="T61"> </text:span><text:span text:style-name="T47">l’impiego,</text:span><text:span text:style-name="T117"> </text:span><text:span text:style-name="T47">centri</text:span><text:span text:style-name="T117"> </text:span><text:span text:style-name="T47">pubblici</text:span><text:span text:style-name="T61"> </text:span><text:span text:style-name="T47">di</text:span><text:span text:style-name="T117"> </text:span><text:span text:style-name="T47">formazione</text:span><text:span text:style-name="T61"> </text:span><text:span text:style-name="T47">profes- sionale e/o orientamento, fondazioni dei consulenti del lavoro, comunità terapeutiche</text:span><text:span text:style-name="T77"> </text:span><text:span text:style-name="T47">e</text:span><text:span text:style-name="T61"> </text:span><text:span text:style-name="T47">cooperative</text:span><text:span text:style-name="T61"> </text:span><text:span text:style-name="T47">sociali,</text:span><text:span text:style-name="T61"> </text:span><text:span text:style-name="T47">servizi</text:span><text:span text:style-name="T77"> </text:span><text:span text:style-name="T47">di</text:span><text:span text:style-name="T61"> </text:span><text:span text:style-name="T47">inserimento</text:span><text:span text:style-name="T61"> </text:span><text:span text:style-name="T47">lavorativo</text:span><text:span text:style-name="T61"> </text:span><text:span text:style-name="T47">per</text:span><text:span text:style-name="T77"> </text:span><text:span text:style-name="T47">di- sabili,</text:span><text:span text:style-name="T85"> </text:span><text:span text:style-name="T47">istituzioni</text:span><text:span text:style-name="T67"> </text:span><text:span text:style-name="T47">formative</text:span><text:span text:style-name="T85"> </text:span><text:span text:style-name="T47">private</text:span><text:span text:style-name="T67"> </text:span><text:span text:style-name="T47">non</text:span><text:span text:style-name="T67"> </text:span><text:span text:style-name="T47">a</text:span><text:span text:style-name="T85"> </text:span><text:span text:style-name="T47">scopo</text:span><text:span text:style-name="T67"> </text:span><text:span text:style-name="T47">di</text:span><text:span text:style-name="T85"> </text:span><text:span text:style-name="T47">lucro)</text:span><text:span text:style-name="T67"> </text:span><text:span text:style-name="T52">e</text:span><text:span text:style-name="T70"> </text:span><text:span text:style-name="T52">il</text:span><text:span text:style-name="T87"> </text:span><text:span text:style-name="T52">soggetto</text:span><text:span text:style-name="T70"> </text:span><text:span text:style-name="T52">ospi- tante </text:span><text:span text:style-name="T47">(azienda, studio professionale, cooperativa, enti pubblici etc.), </text:span><text:span text:style-name="T52">corredata</text:span><text:span text:style-name="T54"> </text:span><text:span text:style-name="T52">da</text:span><text:span text:style-name="T50"> </text:span><text:span text:style-name="T52">un</text:span><text:span text:style-name="T54"> </text:span><text:span text:style-name="T52">progetto</text:span><text:span text:style-name="T50"> </text:span><text:span text:style-name="T52">formativo</text:span><text:span text:style-name="T50"> </text:span><text:span text:style-name="T47">redatto</text:span><text:span text:style-name="T55"> </text:span><text:span text:style-name="T47">dal</text:span><text:span text:style-name="T48"> </text:span><text:span text:style-name="T47">datore</text:span><text:span text:style-name="T48"> </text:span><text:span text:style-name="T47">di</text:span><text:span text:style-name="T55"> </text:span><text:span text:style-name="T47">lavoro.</text:span></text:p>
          </text:list-item>
        </text:list>
        <text:p text:style-name="P844"/>
        <text:list xml:id="list153416529895472" text:continue-numbering="true" text:style-name="WWNum2">
          <text:list-item>
            <text:h text:style-name="P152" text:outline-level="3"><text:span text:style-name="T389">Quale</text:span><text:span text:style-name="T393"> </text:span><text:span text:style-name="T389">normativa</text:span><text:span text:style-name="T393"> </text:span><text:span text:style-name="T389">si</text:span><text:span text:style-name="T402"> </text:span><text:span text:style-name="T389">applica</text:span><text:span text:style-name="T393"> </text:span><text:span text:style-name="T389">ai</text:span><text:span text:style-name="T402"> </text:span><text:span text:style-name="T390">tirocini</text:span><text:span text:style-name="T393"> </text:span><text:span text:style-name="T389">formativi</text:span><text:span text:style-name="T402"> </text:span><text:span text:style-name="T389">e</text:span><text:span text:style-name="T393"> </text:span><text:span text:style-name="T389">di</text:span><text:span text:style-name="T393"> </text:span><text:span text:style-name="T389">orienta- mento?</text:span></text:h>
          </text:list-item>
        </text:list>
        <text:p text:style-name="P1144"><text:span text:style-name="T35">Ai tirocini formativi e di orientamento, essendo la materia di competenza </text:span><text:span text:style-name="T162">delle</text:span><text:span text:style-name="T196"> </text:span><text:span text:style-name="T162">Regioni,</text:span><text:span text:style-name="T199"> </text:span><text:span text:style-name="T35">si</text:span><text:span text:style-name="T196"> </text:span><text:span text:style-name="T162">applicano</text:span><text:span text:style-name="T199"> </text:span><text:span text:style-name="T35">le</text:span><text:span text:style-name="T196"> </text:span><text:span text:style-name="T162">discipline</text:span><text:span text:style-name="T199"> </text:span><text:span text:style-name="T162">regionali,</text:span><text:span text:style-name="T196"> </text:span><text:span text:style-name="T35">ove</text:span><text:span text:style-name="T199"> </text:span><text:span text:style-name="T162">esistenti.</text:span><text:span text:style-name="T196"> </text:span><text:span text:style-name="T35">In</text:span><text:span text:style-name="T199"> </text:span><text:span text:style-name="T162">mancanza </text:span><text:span text:style-name="T35">di specifiche disposizioni in materia, trovano applicazione l’art. 18 della legge</text:span><text:span text:style-name="T39"> </text:span><text:span text:style-name="T35">24</text:span><text:span text:style-name="T39"> </text:span><text:span text:style-name="T35">giugno</text:span><text:span text:style-name="T39"> </text:span><text:span text:style-name="T35">1997</text:span><text:span text:style-name="T39"> </text:span><text:span text:style-name="T35">n.</text:span><text:span text:style-name="T39"> </text:span><text:span text:style-name="T35">196</text:span><text:span text:style-name="T39"> </text:span><text:span text:style-name="T35">e</text:span><text:span text:style-name="T39"> </text:span><text:span text:style-name="T35">il</text:span><text:span text:style-name="T39"> </text:span><text:span text:style-name="T35">relativo</text:span><text:span text:style-name="T39"> </text:span><text:span text:style-name="T35">regolamento</text:span><text:span text:style-name="T39"> </text:span><text:span text:style-name="T35">di</text:span><text:span text:style-name="T36"> </text:span><text:span text:style-name="T35">attuazione</text:span><text:span text:style-name="T39"> </text:span><text:span text:style-name="T35">(D.M. 25 marzo 1998 n.</text:span><text:span text:style-name="T180"> </text:span><text:span text:style-name="T35">142).</text:span></text:p>
        <text:p text:style-name="P1145"><text:span text:style-name="T35">Con l’accordo del 24 gennaio 2013 in sede di Conferenza Stato-Regioni, sono</text:span><text:span text:style-name="T173"> </text:span><text:span text:style-name="T35">state</text:span><text:span text:style-name="T174"> </text:span><text:span text:style-name="T35">emanate</text:span><text:span text:style-name="T174"> </text:span><text:span text:style-name="T35">le</text:span><text:span text:style-name="T174"> </text:span><text:span text:style-name="T35">linee</text:span><text:span text:style-name="T174"> </text:span><text:span text:style-name="T35">guida</text:span><text:span text:style-name="T174"> </text:span><text:span text:style-name="T35">in</text:span><text:span text:style-name="T174"> </text:span><text:span text:style-name="T35">materia</text:span><text:span text:style-name="T174"> </text:span><text:span text:style-name="T35">di</text:span><text:span text:style-name="T173"> </text:span><text:span text:style-name="T35">tirocini.</text:span><text:span text:style-name="T176"> </text:span><text:span text:style-name="T39">Tali</text:span><text:span text:style-name="T174"> </text:span><text:span text:style-name="T35">linee</text:span><text:span text:style-name="T174"> </text:span><text:span text:style-name="T35">guida</text:span><text:span text:style-name="T173"> </text:span><text:span text:style-name="T35">pre- vedono</text:span><text:span text:style-name="T203"> </text:span><text:span text:style-name="T35">che</text:span><text:span text:style-name="T39"> </text:span><text:span text:style-name="T35">i</text:span><text:span text:style-name="T203"> </text:span><text:span text:style-name="T35">tirocini</text:span><text:span text:style-name="T39"> </text:span><text:span text:style-name="T35">formativi</text:span><text:span text:style-name="T39"> </text:span><text:span text:style-name="T35">e</text:span><text:span text:style-name="T203"> </text:span><text:span text:style-name="T35">di</text:span><text:span text:style-name="T39"> </text:span><text:span text:style-name="T35">orientamento</text:span><text:span text:style-name="T39"> </text:span><text:span text:style-name="T35">siano</text:span><text:span text:style-name="T203"> </text:span><text:span text:style-name="T35">destinati</text:span><text:span text:style-name="T39"> </text:span><text:span text:style-name="T35">a</text:span><text:span text:style-name="T203"> </text:span><text:span text:style-name="T35">soggetti che</text:span><text:span text:style-name="T190"> </text:span><text:span text:style-name="T35">abbiano</text:span><text:span text:style-name="T194"> </text:span><text:span text:style-name="T35">conseguito</text:span><text:span text:style-name="T190"> </text:span><text:span text:style-name="T35">un</text:span><text:span text:style-name="T194"> </text:span><text:span text:style-name="T35">titolo</text:span><text:span text:style-name="T190"> </text:span><text:span text:style-name="T35">di</text:span><text:span text:style-name="T194"> </text:span><text:span text:style-name="T35">studio</text:span><text:span text:style-name="T190"> </text:span><text:span text:style-name="T35">da</text:span><text:span text:style-name="T194"> </text:span><text:span text:style-name="T35">non</text:span><text:span text:style-name="T190"> </text:span><text:span text:style-name="T35">più</text:span><text:span text:style-name="T194"> </text:span><text:span text:style-name="T35">di</text:span><text:span text:style-name="T190"> </text:span><text:span text:style-name="T35">12</text:span><text:span text:style-name="T194"> </text:span><text:span text:style-name="T35">mesi.</text:span><text:span text:style-name="T190"> </text:span><text:span text:style-name="T35">Le</text:span><text:span text:style-name="T194"> </text:span><text:span text:style-name="T35">prescri- zioni</text:span><text:span text:style-name="T196"> </text:span><text:span text:style-name="T35">delle</text:span><text:span text:style-name="T196"> </text:span><text:span text:style-name="T35">linee</text:span><text:span text:style-name="T196"> </text:span><text:span text:style-name="T35">guida</text:span><text:span text:style-name="T196"> </text:span><text:span text:style-name="T35">vengono</text:span><text:span text:style-name="T199"> </text:span><text:span text:style-name="T35">recepite</text:span><text:span text:style-name="T196"> </text:span><text:span text:style-name="T35">dalle</text:span><text:span text:style-name="T196"> </text:span><text:span text:style-name="T35">Regioni</text:span><text:span text:style-name="T196"> </text:span><text:span text:style-name="T35">con</text:span><text:span text:style-name="T196"> </text:span><text:span text:style-name="T35">proprie</text:span><text:span text:style-name="T199"> </text:span><text:span text:style-name="T35">leggi.</text:span></text:p>
      </text:section>
      <text:p text:style-name="P1146"/>
      <text:p text:style-name="P728"/>
      <text:p text:style-name="P660"><draw:g text:anchor-type="as-char" draw:z-index="119" draw:style-name="gr5"><draw:line draw:style-name="gr6" draw:text-style-name="P1280" svg:x1="0in" svg:y1="0in" svg:x2="3.8228in" svg:y2="0in"><text:p/></draw:line></draw:g><text:span text:style-name="T483"><text:tab/></text:span><draw:g text:anchor-type="as-char" draw:z-index="120" draw:style-name="gr5"><draw:line draw:style-name="gr6" draw:text-style-name="P1280" svg:x1="0in" svg:y1="0in" svg:x2="3.8189in" svg:y2="0in"><text:p/></draw:line></draw:g></text:p>
      <text:p text:style-name="P712"/>
      <text:section text:style-name="Sect16" text:name="Section67">
        <text:p text:style-name="P726"/>
        <text:list xml:id="list153416468236132" text:continue-numbering="true" text:style-name="WWNum2">
          <text:list-item>
            <text:h text:style-name="P153" text:outline-level="3"><draw:rect text:anchor-type="char" draw:z-index="16" draw:style-name="gr12" draw:text-style-name="P1283" svg:width="3.8189in" svg:height="5.2571in" svg:x="0.489in" svg:y="-0.0783in"><text:p/></draw:rect><text:span text:style-name="T389">Qual è la durata massima di un tirocinio formativo e di orientamento?</text:span></text:h>
          </text:list-item>
        </text:list>
        <text:p text:style-name="P1147"><text:span text:style-name="T35">La</text:span><text:span text:style-name="T180"> </text:span><text:span text:style-name="T35">regolamentazione</text:span><text:span text:style-name="T166"> </text:span><text:span text:style-name="T35">in</text:span><text:span text:style-name="T166"> </text:span><text:span text:style-name="T35">materia</text:span><text:span text:style-name="T166"> </text:span><text:span text:style-name="T35">di</text:span><text:span text:style-name="T166"> </text:span><text:span text:style-name="T35">tirocini</text:span><text:span text:style-name="T166"> </text:span><text:span text:style-name="T35">è</text:span><text:span text:style-name="T180"> </text:span><text:span text:style-name="T35">di</text:span><text:span text:style-name="T166"> </text:span><text:span text:style-name="T35">competenza</text:span><text:span text:style-name="T166"> </text:span><text:span text:style-name="T35">esclusiva</text:span><text:span text:style-name="T166"> </text:span><text:span text:style-name="T35">delle Regioni</text:span><text:span text:style-name="T216"> </text:span><text:span text:style-name="T35">e</text:span><text:span text:style-name="T187"> </text:span><text:span text:style-name="T35">delle</text:span><text:span text:style-name="T187"> </text:span><text:span text:style-name="T35">Province</text:span><text:span text:style-name="T187"> </text:span><text:span text:style-name="T35">autonome</text:span><text:span text:style-name="T187"> </text:span><text:span text:style-name="T35">ai</text:span><text:span text:style-name="T187"> </text:span><text:span text:style-name="T35">sensi</text:span><text:span text:style-name="T187"> </text:span><text:span text:style-name="T35">dell’art.</text:span><text:span text:style-name="T187"> </text:span><text:span text:style-name="T36">117</text:span><text:span text:style-name="T187"> </text:span><text:span text:style-name="T35">della</text:span><text:span text:style-name="T187"> </text:span><text:span text:style-name="T35">Costituzione. Le</text:span><text:span text:style-name="T217"> </text:span><text:span text:style-name="T35">Regioni,</text:span><text:span text:style-name="T216"> </text:span><text:span text:style-name="T35">dunque,</text:span><text:span text:style-name="T217"> </text:span><text:span text:style-name="T35">stabiliscono</text:span><text:span text:style-name="T216"> </text:span><text:span text:style-name="T35">con</text:span><text:span text:style-name="T216"> </text:span><text:span text:style-name="T35">propri</text:span><text:span text:style-name="T217"> </text:span><text:span text:style-name="T35">regolamenti</text:span><text:span text:style-name="T216"> </text:span><text:span text:style-name="T35">la</text:span><text:span text:style-name="T216"> </text:span><text:span text:style-name="T35">durata</text:span><text:span text:style-name="T217"> </text:span><text:span text:style-name="T35">massima dei tirocini formativi e di</text:span><text:span text:style-name="T174"> </text:span><text:span text:style-name="T35">orientamento.</text:span></text:p>
        <text:p text:style-name="P1148"><text:span text:style-name="T35">In mancanza della regolamentazione regionale, la disciplina dei tirocini resta quella prevista dall’art. 18 della legge n. 196 del 1997 e dal relativo regolamento di attuazione (D.M. 25 marzo 1998, n. 142).</text:span></text:p>
        <text:p text:style-name="P1147"><text:span text:style-name="T35">Si rammenta tuttavia che, per quanto concerne la durata dei tirocini, le linee</text:span><text:span text:style-name="T203"> </text:span><text:span text:style-name="T35">guida</text:span><text:span text:style-name="T203"> </text:span><text:span text:style-name="T35">adottate</text:span><text:span text:style-name="T203"> </text:span><text:span text:style-name="T35">con</text:span><text:span text:style-name="T39"> </text:span><text:span text:style-name="T35">l’accordo</text:span><text:span text:style-name="T203"> </text:span><text:span text:style-name="T35">Stato-Regioni</text:span><text:span text:style-name="T203"> </text:span><text:span text:style-name="T35">del</text:span><text:span text:style-name="T39"> </text:span><text:span text:style-name="T35">24</text:span><text:span text:style-name="T203"> </text:span><text:span text:style-name="T35">gennaio</text:span><text:span text:style-name="T203"> </text:span><text:span text:style-name="T35">2013</text:span><text:span text:style-name="T203"> </text:span><text:span text:style-name="T36">pre- </text:span><text:span text:style-name="T35">vedono:</text:span><text:span text:style-name="T39"> </text:span><text:span text:style-name="T35">per</text:span><text:span text:style-name="T39"> </text:span><text:span text:style-name="T35">i</text:span><text:span text:style-name="T39"> </text:span><text:span text:style-name="T35">tirocini</text:span><text:span text:style-name="T39"> </text:span><text:span text:style-name="T35">formativi</text:span><text:span text:style-name="T39"> </text:span><text:span text:style-name="T35">e</text:span><text:span text:style-name="T39"> </text:span><text:span text:style-name="T35">di</text:span><text:span text:style-name="T39"> </text:span><text:span text:style-name="T35">orientamento</text:span><text:span text:style-name="T39"> </text:span><text:span text:style-name="T35">una</text:span><text:span text:style-name="T39"> </text:span><text:span text:style-name="T35">durata</text:span><text:span text:style-name="T39"> </text:span><text:span text:style-name="T35">massima</text:span><text:span text:style-name="T39"> </text:span><text:span text:style-name="T35">di</text:span><text:span text:style-name="T39"> </text:span><text:span text:style-name="T173">6 </text:span><text:span text:style-name="T35">mesi;</text:span><text:span text:style-name="T39"> </text:span><text:span text:style-name="T35">per</text:span><text:span text:style-name="T39"> </text:span><text:span text:style-name="T35">i</text:span><text:span text:style-name="T39"> </text:span><text:span text:style-name="T35">tirocini</text:span><text:span text:style-name="T36"> </text:span><text:span text:style-name="T35">di</text:span><text:span text:style-name="T39"> </text:span><text:span text:style-name="T35">inserimento/reinserimento</text:span><text:span text:style-name="T39"> </text:span><text:span text:style-name="T35">al</text:span><text:span text:style-name="T39"> </text:span><text:span text:style-name="T35">lavoro</text:span><text:span text:style-name="T36"> </text:span><text:span text:style-name="T35">una</text:span><text:span text:style-name="T39"> </text:span><text:span text:style-name="T35">durata</text:span><text:span text:style-name="T39"> </text:span><text:span text:style-name="T36">mas- </text:span><text:span text:style-name="T35">sima</text:span><text:span text:style-name="T196"> </text:span><text:span text:style-name="T35">di</text:span><text:span text:style-name="T196"> </text:span><text:span text:style-name="T35">12</text:span><text:span text:style-name="T199"> </text:span><text:span text:style-name="T35">mesi;</text:span><text:span text:style-name="T196"> </text:span><text:span text:style-name="T35">per</text:span><text:span text:style-name="T196"> </text:span><text:span text:style-name="T35">i</text:span><text:span text:style-name="T199"> </text:span><text:span text:style-name="T35">tirocini</text:span><text:span text:style-name="T196"> </text:span><text:span text:style-name="T35">attivati</text:span><text:span text:style-name="T196"> </text:span><text:span text:style-name="T35">in</text:span><text:span text:style-name="T199"> </text:span><text:span text:style-name="T35">favore</text:span><text:span text:style-name="T196"> </text:span><text:span text:style-name="T35">di</text:span><text:span text:style-name="T196"> </text:span><text:span text:style-name="T35">soggetti</text:span><text:span text:style-name="T199"> </text:span><text:span text:style-name="T35">svantaggiati</text:span><text:span text:style-name="T196"> </text:span><text:span text:style-name="T35">una durata</text:span><text:span text:style-name="T183"> </text:span><text:span text:style-name="T35">massima</text:span><text:span text:style-name="T196"> </text:span><text:span text:style-name="T35">di</text:span><text:span text:style-name="T183"> </text:span><text:span text:style-name="T35">12</text:span><text:span text:style-name="T196"> </text:span><text:span text:style-name="T35">mesi;</text:span><text:span text:style-name="T183"> </text:span><text:span text:style-name="T35">per</text:span><text:span text:style-name="T196"> </text:span><text:span text:style-name="T35">tirocini</text:span><text:span text:style-name="T183"> </text:span><text:span text:style-name="T35">attivati</text:span><text:span text:style-name="T196"> </text:span><text:span text:style-name="T35">in</text:span><text:span text:style-name="T183"> </text:span><text:span text:style-name="T35">favore</text:span><text:span text:style-name="T196"> </text:span><text:span text:style-name="T35">di</text:span><text:span text:style-name="T183"> </text:span><text:span text:style-name="T35">soggetti</text:span><text:span text:style-name="T196"> </text:span><text:span text:style-name="T162">disabili </text:span><text:span text:style-name="T35">una</text:span><text:span text:style-name="T183"> </text:span><text:span text:style-name="T35">durata</text:span><text:span text:style-name="T183"> </text:span><text:span text:style-name="T35">massima</text:span><text:span text:style-name="T196"> </text:span><text:span text:style-name="T35">di</text:span><text:span text:style-name="T183"> </text:span><text:span text:style-name="T35">24</text:span><text:span text:style-name="T183"> </text:span><text:span text:style-name="T35">mesi.</text:span><text:span text:style-name="T196"> </text:span><text:span text:style-name="T35">La</text:span><text:span text:style-name="T183"> </text:span><text:span text:style-name="T35">durata</text:span><text:span text:style-name="T196"> </text:span><text:span text:style-name="T35">massima</text:span><text:span text:style-name="T183"> </text:span><text:span text:style-name="T35">per</text:span><text:span text:style-name="T183"> </text:span><text:span text:style-name="T35">le</text:span><text:span text:style-name="T196"> </text:span><text:span text:style-name="T35">diverse</text:span><text:span text:style-name="T183"> </text:span><text:span text:style-name="T35">tipologie si intende comprensiva di proroghe.</text:span></text:p>
        <text:p text:style-name="P733"/>
        <text:list xml:id="list153416578572853" text:continue-numbering="true" text:style-name="WWNum2">
          <text:list-item>
            <text:h text:style-name="P154" text:outline-level="3"><text:span text:style-name="T389">Cosa</text:span><text:span text:style-name="T417"> </text:span><text:span text:style-name="T389">si</text:span><text:span text:style-name="T417"> </text:span><text:span text:style-name="T389">intende</text:span><text:span text:style-name="T417"> </text:span><text:span text:style-name="T389">per</text:span><text:span text:style-name="T417"> </text:span><text:span text:style-name="T390">tirocini</text:span><text:span text:style-name="T417"> </text:span><text:span text:style-name="T389">di</text:span><text:span text:style-name="T417"> </text:span><text:span text:style-name="T389">inserimento/reinserimento</text:span><text:span text:style-name="T417"> </text:span><text:span text:style-name="T389">al </text:span><text:span text:style-name="T411">lavoro?</text:span></text:h>
          </text:list-item>
        </text:list>
        <text:p text:style-name="P1149"><text:span text:style-name="T35">I tirocini di inserimento/reinserimento al lavoro sono finalizzati alla rea- lizzazione di percorsi di inserimento/reinserimento nel mondo del lavoro e sono destinati principalmente a disoccupati (anche in mobilità) e inoc- cupati. Questa tipologia di tirocini è altresì attivabile in favore di lavo- ratori sospesi in regime di cassa integrazione, sulla base di specifici accordi in attuazione delle politiche attive del lavoro per l’erogazione di ammortizzatori sociali.</text:span></text:p>
        <text:p text:style-name="P1150"><text:span text:style-name="T35">I</text:span><text:span text:style-name="T217"> </text:span><text:span text:style-name="T35">tirocini</text:span><text:span text:style-name="T216"> </text:span><text:span text:style-name="T35">di</text:span><text:span text:style-name="T217"> </text:span><text:span text:style-name="T35">inserimento/reinserimento</text:span><text:span text:style-name="T217"> </text:span><text:span text:style-name="T35">al</text:span><text:span text:style-name="T216"> </text:span><text:span text:style-name="T35">lavoro</text:span><text:span text:style-name="T217"> </text:span><text:span text:style-name="T35">sono</text:span><text:span text:style-name="T216"> </text:span><text:span text:style-name="T35">inoltre</text:span><text:span text:style-name="T217"> </text:span><text:span text:style-name="T35">attivabili</text:span><text:span text:style-name="T216"> </text:span><text:span text:style-name="T35">in</text:span><text:span text:style-name="T217"> </text:span><text:span text:style-name="T35">fa- vore</text:span><text:span text:style-name="T199"> </text:span><text:span text:style-name="T35">di</text:span><text:span text:style-name="T199"> </text:span><text:span text:style-name="T35">disabili,</text:span><text:span text:style-name="T180"> </text:span><text:span text:style-name="T35">persone</text:span><text:span text:style-name="T199"> </text:span><text:span text:style-name="T35">svantaggiate</text:span><text:span text:style-name="T199"> </text:span><text:span text:style-name="T35">ai</text:span><text:span text:style-name="T180"> </text:span><text:span text:style-name="T35">sensi</text:span><text:span text:style-name="T199"> </text:span><text:span text:style-name="T35">della</text:span><text:span text:style-name="T180"> </text:span><text:span text:style-name="T35">legge</text:span><text:span text:style-name="T199"> </text:span><text:span text:style-name="T35">n.</text:span><text:span text:style-name="T199"> </text:span><text:span text:style-name="T35">381/1991</text:span><text:span text:style-name="T180"> </text:span><text:span text:style-name="T35">non- ché richiedenti asilo e titolari di protezione</text:span><text:span text:style-name="T223"> </text:span><text:span text:style-name="T35">internazionale.</text:span></text:p>
        <text:p text:style-name="P785"/>
        <text:list xml:id="list153417778750300" text:continue-numbering="true" text:style-name="WWNum2">
          <text:list-item>
            <text:h text:style-name="P156" text:outline-level="3"><text:span text:style-name="T389">Un laureato da oltre 12 mesi può svolgere un </text:span><text:span text:style-name="T390">tirocinio </text:span><text:span text:style-name="T389">di inserimento/reinserimento al</text:span><text:span text:style-name="T427"> </text:span><text:span text:style-name="T411">lavoro?</text:span></text:h>
          </text:list-item>
        </text:list>
        <text:p text:style-name="P1151"><text:span text:style-name="T162">Sì.</text:span><text:span text:style-name="T173"> </text:span><text:span text:style-name="T35">Un</text:span><text:span text:style-name="T173"> </text:span><text:span text:style-name="T36">laureato</text:span><text:span text:style-name="T173"> </text:span><text:span text:style-name="T35">da</text:span><text:span text:style-name="T173"> </text:span><text:span text:style-name="T36">oltre</text:span><text:span text:style-name="T173"> </text:span><text:span text:style-name="T35">12</text:span><text:span text:style-name="T173"> </text:span><text:span text:style-name="T162">mesi</text:span><text:span text:style-name="T173"> </text:span><text:span text:style-name="T162">può</text:span><text:span text:style-name="T174"> </text:span><text:span text:style-name="T36">svolgere</text:span><text:span text:style-name="T173"> </text:span><text:span text:style-name="T35">un</text:span><text:span text:style-name="T173"> </text:span><text:span text:style-name="T36">tirocinio</text:span><text:span text:style-name="T173"> </text:span><text:span text:style-name="T35">di</text:span><text:span text:style-name="T237"> </text:span><text:span text:style-name="T36">inserimento/rein-</text:span></text:p>
        <text:p text:style-name="P734"/>
        <text:p text:style-name="P1153"><text:span text:style-name="T162">serimento </text:span><text:span text:style-name="T35">a </text:span><text:span text:style-name="T162">condizione </text:span><text:span text:style-name="T35">che </text:span><text:span text:style-name="T162">rientri </text:span><text:span text:style-name="T35">in una </text:span><text:span text:style-name="T162">delle categorie </text:span><text:span text:style-name="T35">a</text:span><text:span text:style-name="T186"> </text:span><text:span text:style-name="T162">favore delle quali </text:span><text:span text:style-name="T35">è</text:span><text:span text:style-name="T196"> </text:span><text:span text:style-name="T36">attivabile</text:span><text:span text:style-name="T196"> </text:span><text:span text:style-name="T162">tale</text:span><text:span text:style-name="T196"> </text:span><text:span text:style-name="T36">tipologia</text:span><text:span text:style-name="T199"> </text:span><text:span text:style-name="T35">di</text:span><text:span text:style-name="T196"> </text:span><text:span text:style-name="T36">tirocinio</text:span><text:span text:style-name="T196"> </text:span><text:span text:style-name="T36">fatte</text:span><text:span text:style-name="T199"> </text:span><text:span text:style-name="T36">salve</text:span><text:span text:style-name="T196"> </text:span><text:span text:style-name="T36">eventuali</text:span><text:span text:style-name="T196"> </text:span><text:span text:style-name="T36">diverse</text:span><text:span text:style-name="T199"> </text:span><text:span text:style-name="T36">disposizioni </text:span><text:span text:style-name="T162">regionali </text:span><text:span text:style-name="T35">in</text:span><text:span text:style-name="T180"> </text:span><text:span text:style-name="T162">materia.</text:span></text:p>
        <text:p text:style-name="P785"/>
        <text:list xml:id="list153418249868945" text:continue-numbering="true" text:style-name="WWNum2">
          <text:list-item>
            <text:h text:style-name="P157" text:outline-level="3"><draw:rect text:anchor-type="char" draw:z-index="15" draw:style-name="gr12" draw:text-style-name="P1283" svg:width="3.8189in" svg:height="5.2571in" svg:x="4.7638in" svg:y="-0.6764in"><text:p/></draw:rect><draw:frame draw:style-name="fr2" text:anchor-type="char" svg:x="8.7402in" svg:y="-0.4311in" svg:width="0.1929in" svg:height="0.4354in" draw:z-index="51"><draw:text-box><text:p text:style-name="P28"><text:span text:style-name="T482">lavoro</text:span></text:p></draw:text-box></draw:frame><text:span text:style-name="T389">Cosa si intende per </text:span><text:span text:style-name="T390">tirocini</text:span><text:span text:style-name="T404"> </text:span><text:span text:style-name="T389">curriculari?</text:span></text:h>
          </text:list-item>
        </text:list>
        <text:p text:style-name="P1154"><text:span text:style-name="T35">Con</text:span><text:span text:style-name="T216"> </text:span><text:span text:style-name="T35">l’espressione</text:span><text:span text:style-name="T216"> </text:span><text:span text:style-name="T35">“tirocini</text:span><text:span text:style-name="T216"> </text:span><text:span text:style-name="T35">curriculari”</text:span><text:span text:style-name="T187"> </text:span><text:span text:style-name="T35">si</text:span><text:span text:style-name="T216"> </text:span><text:span text:style-name="T35">intendono</text:span><text:span text:style-name="T216"> </text:span><text:span text:style-name="T35">i</text:span><text:span text:style-name="T187"> </text:span><text:span text:style-name="T35">tirocini</text:span><text:span text:style-name="T216"> </text:span><text:span text:style-name="T35">che</text:span><text:span text:style-name="T216"> </text:span><text:span text:style-name="T35">danno</text:span><text:span text:style-name="T216"> </text:span><text:span text:style-name="T35">di- ritto</text:span><text:span text:style-name="T180"> </text:span><text:span text:style-name="T35">a</text:span><text:span text:style-name="T166"> </text:span><text:span text:style-name="T35">crediti</text:span><text:span text:style-name="T180"> </text:span><text:span text:style-name="T35">formativi</text:span><text:span text:style-name="T166"> </text:span><text:span text:style-name="T35">ed</text:span><text:span text:style-name="T180"> </text:span><text:span text:style-name="T35">inclusi</text:span><text:span text:style-name="T166"> </text:span><text:span text:style-name="T35">nei</text:span><text:span text:style-name="T180"> </text:span><text:span text:style-name="T35">piani</text:span><text:span text:style-name="T166"> </text:span><text:span text:style-name="T35">di</text:span><text:span text:style-name="T166"> </text:span><text:span text:style-name="T35">studio</text:span><text:span text:style-name="T180"> </text:span><text:span text:style-name="T35">delle</text:span><text:span text:style-name="T166"> </text:span><text:span text:style-name="T35">Università,</text:span><text:span text:style-name="T180"> </text:span><text:span text:style-name="T35">degli Istituti</text:span><text:span text:style-name="T203"> </text:span><text:span text:style-name="T35">scolastici</text:span><text:span text:style-name="T39"> </text:span><text:span text:style-name="T35">sulla</text:span><text:span text:style-name="T203"> </text:span><text:span text:style-name="T35">base</text:span><text:span text:style-name="T39"> </text:span><text:span text:style-name="T35">di</text:span><text:span text:style-name="T39"> </text:span><text:span text:style-name="T35">norme</text:span><text:span text:style-name="T203"> </text:span><text:span text:style-name="T35">regolamentari.</text:span><text:span text:style-name="T39"> </text:span><text:span text:style-name="T35">Sono</text:span><text:span text:style-name="T39"> </text:span><text:span text:style-name="T35">altresì</text:span><text:span text:style-name="T203"> </text:span><text:span text:style-name="T35">da</text:span><text:span text:style-name="T39"> </text:span><text:span text:style-name="T35">consi- derarsi</text:span><text:span text:style-name="T217"> </text:span><text:span text:style-name="T35">come</text:span><text:span text:style-name="T216"> </text:span><text:span text:style-name="T35">curriculari</text:span><text:span text:style-name="T216"> </text:span><text:span text:style-name="T35">i</text:span><text:span text:style-name="T217"> </text:span><text:span text:style-name="T35">tirocini</text:span><text:span text:style-name="T216"> </text:span><text:span text:style-name="T35">previsti</text:span><text:span text:style-name="T216"> </text:span><text:span text:style-name="T35">all’interno</text:span><text:span text:style-name="T217"> </text:span><text:span text:style-name="T35">di</text:span><text:span text:style-name="T216"> </text:span><text:span text:style-name="T35">un</text:span><text:span text:style-name="T216"> </text:span><text:span text:style-name="T35">percorso</text:span><text:span text:style-name="T217"> </text:span><text:span text:style-name="T35">formale di istruzione o di formazione sebbene non direttamente finalizzati al con- seguimento di crediti formativi allorché si verifichino le seguenti condi- zioni:</text:span></text:p>
        <text:list xml:id="list153418154412924" text:continue-list="list153417250383349" text:style-name="WWNum6">
          <text:list-item>
            <text:list>
              <text:list-item>
                <text:p text:style-name="P512"><text:span text:style-name="T47">Promozione di un tirocinio da parte di una Università o Istituto di Istru- zione universitaria abilitato al rilascio di titoli accademici, di una istitu- zione</text:span><text:span text:style-name="T105"> </text:span><text:span text:style-name="T47">scolastica</text:span><text:span text:style-name="T105"> </text:span><text:span text:style-name="T47">che</text:span><text:span text:style-name="T121"> </text:span><text:span text:style-name="T47">rilasci</text:span><text:span text:style-name="T105"> </text:span><text:span text:style-name="T47">titoli</text:span><text:span text:style-name="T121"> </text:span><text:span text:style-name="T47">di</text:span><text:span text:style-name="T105"> </text:span><text:span text:style-name="T47">studio</text:span><text:span text:style-name="T105"> </text:span><text:span text:style-name="T47">aventi</text:span><text:span text:style-name="T121"> </text:span><text:span text:style-name="T47">valore</text:span><text:span text:style-name="T105"> </text:span><text:span text:style-name="T47">legale,</text:span><text:span text:style-name="T121"> </text:span><text:span text:style-name="T47">di</text:span><text:span text:style-name="T105"> </text:span><text:span text:style-name="T47">un</text:span><text:span text:style-name="T121"> </text:span><text:span text:style-name="T47">centro di</text:span><text:span text:style-name="T104"> </text:span><text:span text:style-name="T47">formazione</text:span><text:span text:style-name="T105"> </text:span><text:span text:style-name="T47">professionale</text:span><text:span text:style-name="T105"> </text:span><text:span text:style-name="T47">operante</text:span><text:span text:style-name="T105"> </text:span><text:span text:style-name="T47">in</text:span><text:span text:style-name="T105"> </text:span><text:span text:style-name="T47">regime</text:span><text:span text:style-name="T105"> </text:span><text:span text:style-name="T47">di</text:span><text:span text:style-name="T105"> </text:span><text:span text:style-name="T47">convenzione</text:span><text:span text:style-name="T105"> </text:span><text:span text:style-name="T47">con</text:span><text:span text:style-name="T105"> </text:span><text:span text:style-name="T47">la</text:span><text:span text:style-name="T105"> </text:span><text:span text:style-name="T47">Re- gione o la Provincia o</text:span><text:span text:style-name="T67"> </text:span><text:span text:style-name="T47">accreditato;</text:span></text:p>
              </text:list-item>
              <text:list-item>
                <text:p text:style-name="P513"><text:span text:style-name="T47">Destinatari</text:span><text:span text:style-name="T108"> </text:span><text:span text:style-name="T47">della</text:span><text:span text:style-name="T108"> </text:span><text:span text:style-name="T47">iniziativa</text:span><text:span text:style-name="T108"> </text:span><text:span text:style-name="T47">siano</text:span><text:span text:style-name="T108"> </text:span><text:span text:style-name="T47">studenti</text:span><text:span text:style-name="T108"> </text:span><text:span text:style-name="T47">universitari</text:span><text:span text:style-name="T108"> </text:span><text:span text:style-name="T47">(compresi</text:span><text:span text:style-name="T80"> </text:span><text:span text:style-name="T47">gli</text:span><text:span text:style-name="T108"> </text:span><text:span text:style-name="T47">iscritti ai</text:span><text:span text:style-name="T121"> </text:span><text:span text:style-name="T47">master</text:span><text:span text:style-name="T121"> </text:span><text:span text:style-name="T47">universitari</text:span><text:span text:style-name="T113"> </text:span><text:span text:style-name="T47">e</text:span><text:span text:style-name="T121"> </text:span><text:span text:style-name="T47">ai</text:span><text:span text:style-name="T121"> </text:span><text:span text:style-name="T47">corsi</text:span><text:span text:style-name="T113"> </text:span><text:span text:style-name="T47">di</text:span><text:span text:style-name="T121"> </text:span><text:span text:style-name="T47">dottorato),</text:span><text:span text:style-name="T113"> </text:span><text:span text:style-name="T47">studenti</text:span><text:span text:style-name="T121"> </text:span><text:span text:style-name="T47">di</text:span><text:span text:style-name="T121"> </text:span><text:span text:style-name="T47">scuola</text:span><text:span text:style-name="T113"> </text:span><text:span text:style-name="T47">secondaria superiore,</text:span><text:span text:style-name="T100"> </text:span><text:span text:style-name="T47">allievi</text:span><text:span text:style-name="T100"> </text:span><text:span text:style-name="T47">di</text:span><text:span text:style-name="T92"> </text:span><text:span text:style-name="T47">istituti</text:span><text:span text:style-name="T100"> </text:span><text:span text:style-name="T47">professionali</text:span><text:span text:style-name="T100"> </text:span><text:span text:style-name="T47">e</text:span><text:span text:style-name="T100"> </text:span><text:span text:style-name="T47">di</text:span><text:span text:style-name="T100"> </text:span><text:span text:style-name="T47">corsi</text:span><text:span text:style-name="T100"> </text:span><text:span text:style-name="T47">di</text:span><text:span text:style-name="T100"> </text:span><text:span text:style-name="T47">formazione</text:span><text:span text:style-name="T100"> </text:span><text:span text:style-name="T47">iscritti</text:span><text:span text:style-name="T100"> </text:span><text:span text:style-name="T47">al corso</text:span><text:span text:style-name="T55"> </text:span><text:span text:style-name="T47">di</text:span><text:span text:style-name="T55"> </text:span><text:span text:style-name="T47">studio</text:span><text:span text:style-name="T55"> </text:span><text:span text:style-name="T47">e</text:span><text:span text:style-name="T48"> </text:span><text:span text:style-name="T47">di</text:span><text:span text:style-name="T55"> </text:span><text:span text:style-name="T47">formazione</text:span><text:span text:style-name="T55"> </text:span><text:span text:style-name="T47">nel</text:span><text:span text:style-name="T48"> </text:span><text:span text:style-name="T47">cui</text:span><text:span text:style-name="T55"> </text:span><text:span text:style-name="T47">ambito</text:span><text:span text:style-name="T55"> </text:span><text:span text:style-name="T47">il</text:span><text:span text:style-name="T55"> </text:span><text:span text:style-name="T47">tirocinio</text:span><text:span text:style-name="T48"> </text:span><text:span text:style-name="T47">è</text:span><text:span text:style-name="T55"> </text:span><text:span text:style-name="T47">promosso;</text:span></text:p>
              </text:list-item>
              <text:list-item>
                <text:p text:style-name="P514"><text:span text:style-name="T47">Svolgimento del tirocinio all’interno del periodo di frequenza del </text:span><text:span text:style-name="T48">corso </text:span><text:span text:style-name="T47">di studi o del corso di</text:span><text:span text:style-name="T100"> </text:span><text:span text:style-name="T47">formazione.</text:span></text:p>
              </text:list-item>
            </text:list>
          </text:list-item>
        </text:list>
        <text:p text:style-name="P785"/>
        <text:list xml:id="list153417272282905" text:continue-list="list153418249868945" text:style-name="WWNum2">
          <text:list-item>
            <text:h text:style-name="P157" text:outline-level="3"><text:span text:style-name="T389">È</text:span><text:span text:style-name="T421"> </text:span><text:span text:style-name="T389">possibile</text:span><text:span text:style-name="T419"> </text:span><text:span text:style-name="T389">attivare</text:span><text:span text:style-name="T421"> </text:span><text:span text:style-name="T390">tirocini</text:span><text:span text:style-name="T419"> </text:span><text:span text:style-name="T389">in</text:span><text:span text:style-name="T421"> </text:span><text:span text:style-name="T390">favore</text:span><text:span text:style-name="T419"> </text:span><text:span text:style-name="T389">di</text:span><text:span text:style-name="T421"> </text:span><text:span text:style-name="T389">cittadini</text:span><text:span text:style-name="T419"> </text:span><text:span text:style-name="T389">stranieri?</text:span></text:h>
          </text:list-item>
        </text:list>
        <text:p text:style-name="P1152"><text:span text:style-name="T35">Al riguardo occorre distinguere tra:</text:span></text:p>
        <text:list xml:id="list153418179661579" text:continue-list="list153418154412924" text:style-name="WWNum6">
          <text:list-item>
            <text:list>
              <text:list-item>
                <text:p text:style-name="P515"><text:span text:style-name="T47">Gli</text:span><text:span text:style-name="T117"> </text:span><text:span text:style-name="T47">stranieri</text:span><text:span text:style-name="T117"> </text:span><text:span text:style-name="T47">che</text:span><text:span text:style-name="T117"> </text:span><text:span text:style-name="T47">sono</text:span><text:span text:style-name="T117"> </text:span><text:span text:style-name="T47">già</text:span><text:span text:style-name="T117"> </text:span><text:span text:style-name="T47">in</text:span><text:span text:style-name="T117"> </text:span><text:span text:style-name="T47">Italia</text:span><text:span text:style-name="T117"> </text:span><text:span text:style-name="T47">con</text:span><text:span text:style-name="T117"> </text:span><text:span text:style-name="T47">un</text:span><text:span text:style-name="T117"> </text:span><text:span text:style-name="T47">regolare</text:span><text:span text:style-name="T117"> </text:span><text:span text:style-name="T47">permesso</text:span><text:span text:style-name="T117"> </text:span><text:span text:style-name="T47">di</text:span><text:span text:style-name="T117"> </text:span><text:span text:style-name="T47">soggiorno che abilita al lavoro, possono svolgere tirocini formativi alle stesse</text:span><text:span text:style-name="T85"> </text:span><text:span text:style-name="T47">con- dizioni previste per gli</text:span><text:span text:style-name="T77"> </text:span><text:span text:style-name="T47">italiani.</text:span></text:p>
              </text:list-item>
              <text:list-item>
                <text:p text:style-name="P516"><text:span text:style-name="T47">Gli</text:span><text:span text:style-name="T67"> </text:span><text:span text:style-name="T47">stranieri</text:span><text:span text:style-name="T67"> </text:span><text:span text:style-name="T47">ancora</text:span><text:span text:style-name="T67"> </text:span><text:span text:style-name="T47">residenti</text:span><text:span text:style-name="T67"> </text:span><text:span text:style-name="T47">all’estero</text:span><text:span text:style-name="T67"> </text:span><text:span text:style-name="T47">e</text:span><text:span text:style-name="T67"> </text:span><text:span text:style-name="T47">che</text:span><text:span text:style-name="T67"> </text:span><text:span text:style-name="T47">vogliono</text:span><text:span text:style-name="T72"> </text:span><text:span text:style-name="T47">entrare</text:span><text:span text:style-name="T67"> </text:span><text:span text:style-name="T47">in</text:span><text:span text:style-name="T67"> </text:span><text:span text:style-name="T47">Italia</text:span><text:span text:style-name="T67"> </text:span><text:span text:style-name="T47">per svolgere</text:span><text:span text:style-name="T110"> </text:span><text:span text:style-name="T47">un</text:span><text:span text:style-name="T110"> </text:span><text:span text:style-name="T47">tirocinio.</text:span><text:span text:style-name="T101"> </text:span><text:span text:style-name="T47">Per</text:span><text:span text:style-name="T110"> </text:span><text:span text:style-name="T47">fare</text:span><text:span text:style-name="T110"> </text:span><text:span text:style-name="T47">ingresso</text:span><text:span text:style-name="T101"> </text:span><text:span text:style-name="T47">in</text:span><text:span text:style-name="T110"> </text:span><text:span text:style-name="T47">Italia</text:span><text:span text:style-name="T101"> </text:span><text:span text:style-name="T47">per</text:span><text:span text:style-name="T110"> </text:span><text:span text:style-name="T47">tale</text:span><text:span text:style-name="T110"> </text:span><text:span text:style-name="T47">motivo</text:span><text:span text:style-name="T101"> </text:span><text:span text:style-name="T47">non</text:span><text:span text:style-name="T110"> </text:span><text:span text:style-name="T47">è</text:span><text:span text:style-name="T110"> </text:span><text:span text:style-name="T47">ne- cessario</text:span><text:span text:style-name="T89"> </text:span><text:span text:style-name="T47">il</text:span><text:span text:style-name="T89"> </text:span><text:span text:style-name="T47">nulla</text:span><text:span text:style-name="T89"> </text:span><text:span text:style-name="T47">osta</text:span><text:span text:style-name="T89"> </text:span><text:span text:style-name="T47">al</text:span><text:span text:style-name="T89"> </text:span><text:span text:style-name="T47">lavoro</text:span><text:span text:style-name="T89"> </text:span><text:span text:style-name="T47">ma</text:span><text:span text:style-name="T89"> </text:span><text:span text:style-name="T47">occorre</text:span><text:span text:style-name="T89"> </text:span><text:span text:style-name="T47">ottenere</text:span><text:span text:style-name="T89"> </text:span><text:span text:style-name="T47">un</text:span><text:span text:style-name="T89"> </text:span><text:span text:style-name="T47">visto</text:span><text:span text:style-name="T89"> </text:span><text:span text:style-name="T47">di</text:span><text:span text:style-name="T89"> </text:span><text:span text:style-name="T47">ingresso</text:span><text:span text:style-name="T89"> </text:span><text:span text:style-name="T47">per motivi</text:span><text:span text:style-name="T104"> </text:span><text:span text:style-name="T47">di</text:span><text:span text:style-name="T104"> </text:span><text:span text:style-name="T47">studio</text:span><text:span text:style-name="T105"> </text:span><text:span text:style-name="T47">o</text:span><text:span text:style-name="T104"> </text:span><text:span text:style-name="T47">formazione</text:span><text:span text:style-name="T104"> </text:span><text:span text:style-name="T47">che</text:span><text:span text:style-name="T105"> </text:span><text:span text:style-name="T47">viene</text:span><text:span text:style-name="T104"> </text:span><text:span text:style-name="T47">rilasciato</text:span><text:span text:style-name="T105"> </text:span><text:span text:style-name="T47">dalla</text:span><text:span text:style-name="T104"> </text:span><text:span text:style-name="T47">rappresentanza</text:span><text:span text:style-name="T104"> </text:span><text:span text:style-name="T47">di- plomatico-consolare</text:span><text:span text:style-name="T105"> </text:span><text:span text:style-name="T47">del</text:span><text:span text:style-name="T105"> </text:span><text:span text:style-name="T47">Paese</text:span><text:span text:style-name="T105"> </text:span><text:span text:style-name="T47">in</text:span><text:span text:style-name="T105"> </text:span><text:span text:style-name="T47">cui</text:span><text:span text:style-name="T105"> </text:span><text:span text:style-name="T47">risiede</text:span><text:span text:style-name="T105"> </text:span><text:span text:style-name="T47">lo</text:span><text:span text:style-name="T105"> </text:span><text:span text:style-name="T47">straniero</text:span><text:span text:style-name="T105"> </text:span><text:span text:style-name="T47">nei</text:span><text:span text:style-name="T105"> </text:span><text:span text:style-name="T47">limiti</text:span><text:span text:style-name="T105"> </text:span><text:span text:style-name="T47">di</text:span><text:span text:style-name="T105"> </text:span><text:span text:style-name="T47">quote</text:span></text:p>
              </text:list-item>
            </text:list>
          </text:list-item>
        </text:list>
      </text:section>
      <text:p text:style-name="P1155"/>
      <text:p text:style-name="P728"/>
      <text:p text:style-name="P660"><draw:g text:anchor-type="as-char" draw:z-index="121" draw:style-name="gr5"><draw:line draw:style-name="gr6" draw:text-style-name="P1280" svg:x1="0in" svg:y1="0in" svg:x2="3.8228in" svg:y2="0in"><text:p/></draw:line></draw:g><text:span text:style-name="T483"><text:tab/></text:span><draw:g text:anchor-type="as-char" draw:z-index="122" draw:style-name="gr5"><draw:line draw:style-name="gr6" draw:text-style-name="P1280" svg:x1="0in" svg:y1="0in" svg:x2="3.8189in" svg:y2="0in"><text:p/></draw:line></draw:g></text:p>
      <text:p text:style-name="P744"/>
      <text:section text:style-name="Sect17" text:name="Section69">
        <text:p text:style-name="P801"/>
        <text:p text:style-name="P1156"><draw:rect text:anchor-type="char" draw:z-index="17" draw:style-name="gr12" draw:text-style-name="P1283" svg:width="3.8189in" svg:height="5.3433in" svg:x="0.489in" svg:y="-0.0764in"><text:p/></draw:rect><text:span text:style-name="T35">periodicamente</text:span><text:span text:style-name="T223"> </text:span><text:span text:style-name="T35">determinate.</text:span><text:span text:style-name="T219"> </text:span><text:span text:style-name="T35">Gli</text:span><text:span text:style-name="T219"> </text:span><text:span text:style-name="T35">ingressi</text:span><text:span text:style-name="T219"> </text:span><text:span text:style-name="T35">per</text:span><text:span text:style-name="T223"> </text:span><text:span text:style-name="T35">tirocini</text:span><text:span text:style-name="T219"> </text:span><text:span text:style-name="T35">formativi,</text:span><text:span text:style-name="T219"> </text:span><text:span text:style-name="T35">infatti,</text:span><text:span text:style-name="T219"> </text:span><text:span text:style-name="T35">pur avvenendo</text:span><text:span text:style-name="T176"> </text:span><text:span text:style-name="T35">al</text:span><text:span text:style-name="T176"> </text:span><text:span text:style-name="T35">di</text:span><text:span text:style-name="T176"> </text:span><text:span text:style-name="T35">fuori</text:span><text:span text:style-name="T176"> </text:span><text:span text:style-name="T35">delle</text:span><text:span text:style-name="T176"> </text:span><text:span text:style-name="T35">quote</text:span><text:span text:style-name="T176"> </text:span><text:span text:style-name="T35">annualmente</text:span><text:span text:style-name="T176"> </text:span><text:span text:style-name="T35">stabilite</text:span><text:span text:style-name="T176"> </text:span><text:span text:style-name="T35">dal</text:span><text:span text:style-name="T176"> </text:span><text:span text:style-name="T35">decreto-flussi, sono tuttavia possibili solo nell’ambito di un determinato contingente, triennalmente stabilito con un decreto</text:span><text:span text:style-name="T190"> </text:span><text:span text:style-name="T35">interministeriale.</text:span></text:p>
        <text:p text:style-name="P718"/>
        <text:list xml:id="list153417343847214" text:continue-list="list153417272282905" text:style-name="WWNum2">
          <text:list-item>
            <text:h text:style-name="P158" text:outline-level="3"><text:span text:style-name="T389">I</text:span><text:span text:style-name="T423"> </text:span><text:span text:style-name="T390">tirocinanti</text:span><text:span text:style-name="T427"> </text:span><text:span text:style-name="T389">hanno</text:span><text:span text:style-name="T423"> </text:span><text:span text:style-name="T389">diritto</text:span><text:span text:style-name="T427"> </text:span><text:span text:style-name="T389">ad</text:span><text:span text:style-name="T423"> </text:span><text:span text:style-name="T389">uno</text:span><text:span text:style-name="T427"> </text:span><text:span text:style-name="T389">stipendio?</text:span></text:h>
          </text:list-item>
        </text:list>
        <text:p text:style-name="P1157"><text:span text:style-name="T36">L’accordo</text:span><text:span text:style-name="T173"> </text:span><text:span text:style-name="T35">siglato</text:span><text:span text:style-name="T173"> </text:span><text:span text:style-name="T35">in</text:span><text:span text:style-name="T173"> </text:span><text:span text:style-name="T35">data</text:span><text:span text:style-name="T173"> </text:span><text:span text:style-name="T35">24</text:span><text:span text:style-name="T173"> </text:span><text:span text:style-name="T35">gennaio</text:span><text:span text:style-name="T173"> </text:span><text:span text:style-name="T35">2013</text:span><text:span text:style-name="T173"> </text:span><text:span text:style-name="T35">con</text:span><text:span text:style-name="T173"> </text:span><text:span text:style-name="T35">il</text:span><text:span text:style-name="T173"> </text:span><text:span text:style-name="T35">quale</text:span><text:span text:style-name="T173"> </text:span><text:span text:style-name="T35">sono</text:span><text:span text:style-name="T173"> </text:span><text:span text:style-name="T35">state</text:span><text:span text:style-name="T173"> </text:span><text:span text:style-name="T35">adottate</text:span><text:span text:style-name="T173"> </text:span><text:span text:style-name="T35">le linee</text:span><text:span text:style-name="T217"> </text:span><text:span text:style-name="T35">guida</text:span><text:span text:style-name="T217"> </text:span><text:span text:style-name="T35">in</text:span><text:span text:style-name="T217"> </text:span><text:span text:style-name="T35">materia</text:span><text:span text:style-name="T216"> </text:span><text:span text:style-name="T35">di</text:span><text:span text:style-name="T217"> </text:span><text:span text:style-name="T35">tirocini,</text:span><text:span text:style-name="T217"> </text:span><text:span text:style-name="T35">prevede,</text:span><text:span text:style-name="T217"> </text:span><text:span text:style-name="T35">relativamente</text:span><text:span text:style-name="T216"> </text:span><text:span text:style-name="T35">ai</text:span><text:span text:style-name="T217"> </text:span><text:span text:style-name="T35">tirocini</text:span><text:span text:style-name="T217"> </text:span><text:span text:style-name="T162">extracur- </text:span><text:span text:style-name="T35">riculari la corresponsione di una congrua indennità non inferiore ad euro 300,00</text:span><text:span text:style-name="T176"> </text:span><text:span text:style-name="T35">lordi</text:span><text:span text:style-name="T176"> </text:span><text:span text:style-name="T35">mensili</text:span><text:span text:style-name="T173"> </text:span><text:span text:style-name="T35">da</text:span><text:span text:style-name="T176"> </text:span><text:span text:style-name="T35">corrispondere</text:span><text:span text:style-name="T176"> </text:span><text:span text:style-name="T35">ai</text:span><text:span text:style-name="T173"> </text:span><text:span text:style-name="T35">tirocinanti,</text:span><text:span text:style-name="T176"> </text:span><text:span text:style-name="T35">fatto</text:span><text:span text:style-name="T173"> </text:span><text:span text:style-name="T35">salvo</text:span><text:span text:style-name="T176"> </text:span><text:span text:style-name="T35">in</text:span><text:span text:style-name="T176"> </text:span><text:span text:style-name="T35">ogni</text:span><text:span text:style-name="T173"> </text:span><text:span text:style-name="T35">caso un</text:span><text:span text:style-name="T196"> </text:span><text:span text:style-name="T35">importo</text:span><text:span text:style-name="T196"> </text:span><text:span text:style-name="T35">maggiore</text:span><text:span text:style-name="T196"> </text:span><text:span text:style-name="T35">stabilito</text:span><text:span text:style-name="T196"> </text:span><text:span text:style-name="T35">dalle</text:span><text:span text:style-name="T199"> </text:span><text:span text:style-name="T35">diversi</text:span><text:span text:style-name="T196"> </text:span><text:span text:style-name="T35">leggi</text:span><text:span text:style-name="T196"> </text:span><text:span text:style-name="T35">regionali</text:span><text:span text:style-name="T196"> </text:span><text:span text:style-name="T35">sulla</text:span><text:span text:style-name="T199"> </text:span><text:span text:style-name="T35">materia</text:span></text:p>
        <text:p text:style-name="P718"/>
        <text:list xml:id="list153416561099237" text:continue-numbering="true" text:style-name="WWNum2">
          <text:list-item>
            <text:h text:style-name="P155" text:outline-level="3"><text:span text:style-name="T389">Le Pubbliche Amministrazioni hanno l’obbligo di corri- spondere la congrua</text:span><text:span text:style-name="T406"> </text:span><text:span text:style-name="T389">indennità?</text:span></text:h>
          </text:list-item>
        </text:list>
        <text:p text:style-name="P1148"><text:span text:style-name="T35">Al</text:span><text:span text:style-name="T203"> </text:span><text:span text:style-name="T35">fine</text:span><text:span text:style-name="T203"> </text:span><text:span text:style-name="T35">di</text:span><text:span text:style-name="T203"> </text:span><text:span text:style-name="T35">stabilire</text:span><text:span text:style-name="T39"> </text:span><text:span text:style-name="T35">se</text:span><text:span text:style-name="T203"> </text:span><text:span text:style-name="T35">la</text:span><text:span text:style-name="T203"> </text:span><text:span text:style-name="T180">PA</text:span><text:span text:style-name="T176"> </text:span><text:span text:style-name="T35">abbia</text:span><text:span text:style-name="T39"> </text:span><text:span text:style-name="T35">l’obbligo</text:span><text:span text:style-name="T203"> </text:span><text:span text:style-name="T35">di</text:span><text:span text:style-name="T203"> </text:span><text:span text:style-name="T35">corrispondere</text:span><text:span text:style-name="T203"> </text:span><text:span text:style-name="T35">la</text:span><text:span text:style-name="T39"> </text:span><text:span text:style-name="T35">congrua</text:span><text:span text:style-name="T203"> </text:span><text:span text:style-name="T35">in- dennità,</text:span><text:span text:style-name="T223"> </text:span><text:span text:style-name="T35">occorre</text:span><text:span text:style-name="T219"> </text:span><text:span text:style-name="T35">necessariamente</text:span><text:span text:style-name="T219"> </text:span><text:span text:style-name="T35">fare</text:span><text:span text:style-name="T219"> </text:span><text:span text:style-name="T35">riferimento</text:span><text:span text:style-name="T223"> </text:span><text:span text:style-name="T35">alla</text:span><text:span text:style-name="T219"> </text:span><text:span text:style-name="T35">normativa</text:span><text:span text:style-name="T219"> </text:span><text:span text:style-name="T35">regionale:</text:span></text:p>
        <text:list xml:id="list153417741809505" text:continue-list="list153418179661579" text:style-name="WWNum6">
          <text:list-item>
            <text:list>
              <text:list-item>
                <text:p text:style-name="P517"><text:span text:style-name="T47">qualora le Regioni con propri provvedimenti normativi abbiano già</text:span><text:span text:style-name="T100"> </text:span><text:span text:style-name="T47">pre- visto l’obbligo di corrispondere la indennità, ai tirocini formativi svolti </text:span><text:span text:style-name="T43">presso</text:span><text:span text:style-name="T61"> </text:span><text:span text:style-name="T47">le</text:span><text:span text:style-name="T61"> </text:span><text:span text:style-name="T43">sedi</text:span><text:span text:style-name="T61"> </text:span><text:span text:style-name="T43">della</text:span><text:span text:style-name="T61"> </text:span><text:span text:style-name="T77">PA</text:span><text:span text:style-name="T105"> </text:span><text:span text:style-name="T47">che</text:span><text:span text:style-name="T61"> </text:span><text:span text:style-name="T47">si</text:span><text:span text:style-name="T61"> </text:span><text:span text:style-name="T43">trovino</text:span><text:span text:style-name="T61"> </text:span><text:span text:style-name="T43">nell’ambito</text:span><text:span text:style-name="T61"> </text:span><text:span text:style-name="T43">della</text:span><text:span text:style-name="T61"> </text:span><text:span text:style-name="T43">Regione</text:span><text:span text:style-name="T61"> </text:span><text:span text:style-name="T43">interessata, </text:span><text:span text:style-name="T47">dovrà senz’altro essere corrisposta la</text:span><text:span text:style-name="T92"> </text:span><text:span text:style-name="T47">indennità.</text:span></text:p>
              </text:list-item>
              <text:list-item>
                <text:p text:style-name="P518"><text:span text:style-name="T47">se</text:span><text:span text:style-name="T67"> </text:span><text:span text:style-name="T43">invece</text:span><text:span text:style-name="T67"> </text:span><text:span text:style-name="T43">nella</text:span><text:span text:style-name="T72"> </text:span><text:span text:style-name="T43">Regione</text:span><text:span text:style-name="T67"> </text:span><text:span text:style-name="T43">interessata</text:span><text:span text:style-name="T72"> </text:span><text:span text:style-name="T47">non</text:span><text:span text:style-name="T67"> </text:span><text:span text:style-name="T47">vi</text:span><text:span text:style-name="T72"> </text:span><text:span text:style-name="T47">sia</text:span><text:span text:style-name="T67"> </text:span><text:span text:style-name="T43">ancora</text:span><text:span text:style-name="T72"> </text:span><text:span text:style-name="T47">una</text:span><text:span text:style-name="T67"> </text:span><text:span text:style-name="T43">regolamentazione </text:span><text:span text:style-name="T47">dei tirocini che renda obbligatoria la indennità, la </text:span><text:span text:style-name="T61">PA </text:span><text:span text:style-name="T47">che abbia proprie </text:span><text:span text:style-name="T43">sedi</text:span><text:span text:style-name="T77"> </text:span><text:span text:style-name="T47">in</text:span><text:span text:style-name="T77"> </text:span><text:span text:style-name="T43">tale</text:span><text:span text:style-name="T77"> </text:span><text:span text:style-name="T43">ambito</text:span><text:span text:style-name="T61"> </text:span><text:span text:style-name="T43">regionale</text:span><text:span text:style-name="T77"> </text:span><text:span text:style-name="T47">può</text:span><text:span text:style-name="T77"> </text:span><text:span text:style-name="T43">continuare</text:span><text:span text:style-name="T77"> </text:span><text:span text:style-name="T47">ad</text:span><text:span text:style-name="T61"> </text:span><text:span text:style-name="T43">attivare</text:span><text:span text:style-name="T77"> </text:span><text:span text:style-name="T43">nuovi</text:span><text:span text:style-name="T77"> </text:span><text:span text:style-name="T43">tirocini</text:span><text:span text:style-name="T77"> </text:span><text:span text:style-name="T43">senza </text:span><text:span text:style-name="T47">l’obbligo</text:span><text:span text:style-name="T72"> </text:span><text:span text:style-name="T47">di</text:span><text:span text:style-name="T72"> </text:span><text:span text:style-name="T47">corrispondere</text:span><text:span text:style-name="T72"> </text:span><text:span text:style-name="T47">la</text:span><text:span text:style-name="T72"> </text:span><text:span text:style-name="T47">congrua</text:span><text:span text:style-name="T72"> </text:span><text:span text:style-name="T47">indennità</text:span><text:span text:style-name="T72"> </text:span><text:span text:style-name="T47">fino</text:span><text:span text:style-name="T72"> </text:span><text:span text:style-name="T47">a</text:span><text:span text:style-name="T72"> </text:span><text:span text:style-name="T47">che</text:span><text:span text:style-name="T72"> </text:span><text:span text:style-name="T47">non</text:span><text:span text:style-name="T72"> </text:span><text:span text:style-name="T47">intervenga la normativa regionale che sancisca tale</text:span><text:span text:style-name="T113"> </text:span><text:span text:style-name="T47">obbligo.</text:span></text:p>
              </text:list-item>
            </text:list>
          </text:list-item>
        </text:list>
        <text:h text:style-name="P14" text:outline-level="2"><text:span text:style-name="T412">Lavoro</text:span><text:span text:style-name="T438"> </text:span><text:span text:style-name="T391">parasubordinato<text:tab/></text:span></text:h>
        <text:list xml:id="list153416679630642" text:continue-list="list153416561099237" text:style-name="WWNum2">
          <text:list-item>
            <text:h text:style-name="P159" text:outline-level="3"><text:span text:style-name="T389">Che cos’è il </text:span><text:span text:style-name="T411">lavoro</text:span><text:span text:style-name="T400"> </text:span><text:span text:style-name="T439">parasubordinato?</text:span></text:h>
          </text:list-item>
        </text:list>
        <text:p text:style-name="P1158"><text:span text:style-name="T35">È un rapporto di lavoro per il quale un collaboratore presta la propria</text:span><text:span text:style-name="T213"> </text:span><text:span text:style-name="T35">attività a</text:span><text:span text:style-name="T170"> </text:span><text:span text:style-name="T35">favore</text:span><text:span text:style-name="T170"> </text:span><text:span text:style-name="T35">di</text:span><text:span text:style-name="T203"> </text:span><text:span text:style-name="T35">un</text:span><text:span text:style-name="T170"> </text:span><text:span text:style-name="T35">committente</text:span><text:span text:style-name="T203"> </text:span><text:span text:style-name="T35">(che</text:span><text:span text:style-name="T170"> </text:span><text:span text:style-name="T35">lo</text:span><text:span text:style-name="T203"> </text:span><text:span text:style-name="T35">coordina),</text:span><text:span text:style-name="T170"> </text:span><text:span text:style-name="T35">in</text:span><text:span text:style-name="T170"> </text:span><text:span text:style-name="T35">modo</text:span><text:span text:style-name="T203"> </text:span><text:span text:style-name="T35">autonomo</text:span><text:span text:style-name="T170"> </text:span><text:span text:style-name="T35">e</text:span><text:span text:style-name="T203"> </text:span><text:span text:style-name="T35">senza</text:span><text:span text:style-name="T170"> </text:span><text:span text:style-name="T35">vin- coli di subordinazione. Con un apposito contratto vengono stabilite le</text:span><text:span text:style-name="T214"> </text:span><text:span text:style-name="T35">condi- zioni</text:span><text:span text:style-name="T162"> </text:span><text:span text:style-name="T35">lavorative</text:span></text:p>
        <text:p text:style-name="P1159"><text:span text:style-name="T35">e</text:span><text:span text:style-name="T39"> </text:span><text:span text:style-name="T35">il</text:span><text:span text:style-name="T36"> </text:span><text:span text:style-name="T35">compenso.</text:span><text:span text:style-name="T166"> </text:span><text:span text:style-name="T36">Tale </text:span><text:span text:style-name="T35">contratto,</text:span><text:span text:style-name="T36"> </text:span><text:span text:style-name="T35">c.d.</text:span><text:span text:style-name="T36"> </text:span><text:span text:style-name="T35">contratto</text:span><text:span text:style-name="T39"> </text:span><text:span text:style-name="T35">a</text:span><text:span text:style-name="T36"> </text:span><text:span text:style-name="T35">progetto,</text:span><text:span text:style-name="T36"> </text:span><text:span text:style-name="T35">deve</text:span><text:span text:style-name="T36"> </text:span><text:span text:style-name="T35">avere</text:span><text:span text:style-name="T36"> </text:span><text:span text:style-name="T35">una</text:span><text:span text:style-name="T39"> </text:span><text:span text:style-name="T35">durata determinata</text:span><text:span text:style-name="T183"> </text:span><text:span text:style-name="T35">e</text:span><text:span text:style-name="T196"> </text:span><text:span text:style-name="T35">deve</text:span><text:span text:style-name="T196"> </text:span><text:span text:style-name="T35">contenere</text:span><text:span text:style-name="T196"> </text:span><text:span text:style-name="T35">la</text:span><text:span text:style-name="T196"> </text:span><text:span text:style-name="T35">descrizione</text:span><text:span text:style-name="T196"> </text:span><text:span text:style-name="T35">dettagliata</text:span><text:span text:style-name="T196"> </text:span><text:span text:style-name="T35">del</text:span><text:span text:style-name="T196"> </text:span><text:span text:style-name="T35">progetto</text:span><text:span text:style-name="T196"> </text:span><text:span text:style-name="T35">che</text:span><text:span text:style-name="T196"> </text:span><text:span text:style-name="T35">il</text:span><text:span text:style-name="T196"> </text:span><text:span text:style-name="T35">col- laboratore</text:span><text:span text:style-name="T212"> </text:span><text:span text:style-name="T35">si</text:span><text:span text:style-name="T217"> </text:span><text:span text:style-name="T35">impegna</text:span><text:span text:style-name="T217"> </text:span><text:span text:style-name="T35">a</text:span><text:span text:style-name="T212"> </text:span><text:span text:style-name="T35">realizzare.</text:span><text:span text:style-name="T217"> </text:span><text:span text:style-name="T35">Il</text:span><text:span text:style-name="T217"> </text:span><text:span text:style-name="T35">progetto</text:span><text:span text:style-name="T217"> </text:span><text:span text:style-name="T35">deve</text:span><text:span text:style-name="T212"> </text:span><text:span text:style-name="T35">essere</text:span><text:span text:style-name="T217"> </text:span><text:span text:style-name="T35">funzionalmente</text:span><text:span text:style-name="T217"> </text:span><text:span text:style-name="T35">con- nesso</text:span><text:span text:style-name="T196"> </text:span><text:span text:style-name="T35">al</text:span><text:span text:style-name="T196"> </text:span><text:span text:style-name="T35">conseguimento</text:span><text:span text:style-name="T196"> </text:span><text:span text:style-name="T35">di</text:span><text:span text:style-name="T196"> </text:span><text:span text:style-name="T35">un</text:span><text:span text:style-name="T199"> </text:span><text:span text:style-name="T35">risultato</text:span><text:span text:style-name="T196"> </text:span><text:span text:style-name="T35">finale</text:span><text:span text:style-name="T196"> </text:span><text:span text:style-name="T35">e</text:span><text:span text:style-name="T196"> </text:span><text:span text:style-name="T35">non</text:span><text:span text:style-name="T199"> </text:span><text:span text:style-name="T35">può</text:span><text:span text:style-name="T196"> </text:span><text:span text:style-name="T35">consistere</text:span><text:span text:style-name="T196"> </text:span><text:span text:style-name="T35">in</text:span><text:span text:style-name="T196"> </text:span><text:span text:style-name="T35">una</text:span><text:span text:style-name="T199"> </text:span><text:span text:style-name="T35">mera riproposizione dell’oggetto sociale dell’impresa committente, né in compiti meramente</text:span><text:span text:style-name="T166"> </text:span><text:span text:style-name="T35">ripetitivi.</text:span><text:span text:style-name="T170"> </text:span><text:span text:style-name="T35">Il</text:span><text:span text:style-name="T170"> </text:span><text:span text:style-name="T35">contratto</text:span><text:span text:style-name="T170"> </text:span><text:span text:style-name="T35">a</text:span><text:span text:style-name="T170"> </text:span><text:span text:style-name="T35">progetto</text:span><text:span text:style-name="T170"> </text:span><text:span text:style-name="T35">non</text:span><text:span text:style-name="T170"> </text:span><text:span text:style-name="T35">prevede</text:span><text:span text:style-name="T170"> </text:span><text:span text:style-name="T35">un</text:span><text:span text:style-name="T170"> </text:span><text:span text:style-name="T35">orario</text:span><text:span text:style-name="T166"> </text:span><text:span text:style-name="T35">rigido</text:span><text:span text:style-name="T170"> </text:span><text:span text:style-name="T35">o</text:span><text:span text:style-name="T170"> un </text:span><text:span text:style-name="T35">monte ore predeterminato, ma l’assolvimento del progetto nei tempi e modi indicati al momento della stipula del</text:span><text:span text:style-name="T194"> </text:span><text:span text:style-name="T35">contratto.</text:span></text:p>
        <text:p text:style-name="P1160"><text:span text:style-name="T35">Se</text:span><text:span text:style-name="T174"> </text:span><text:span text:style-name="T35">l’attività</text:span><text:span text:style-name="T174"> </text:span><text:span text:style-name="T35">del</text:span><text:span text:style-name="T183"> </text:span><text:span text:style-name="T35">collaboratore</text:span><text:span text:style-name="T174"> </text:span><text:span text:style-name="T35">a</text:span><text:span text:style-name="T183"> </text:span><text:span text:style-name="T35">progetto</text:span><text:span text:style-name="T174"> </text:span><text:span text:style-name="T35">è</text:span><text:span text:style-name="T183"> </text:span><text:span text:style-name="T35">analoga</text:span><text:span text:style-name="T174"> </text:span><text:span text:style-name="T35">a</text:span><text:span text:style-name="T174"> </text:span><text:span text:style-name="T35">quella</text:span><text:span text:style-name="T183"> </text:span><text:span text:style-name="T35">svolta</text:span><text:span text:style-name="T174"> </text:span><text:span text:style-name="T35">da</text:span><text:span text:style-name="T183"> </text:span><text:span text:style-name="T35">lavoratori subordinati, salvo prova contraria del committente, la collaborazione viene considerata un rapporto di lavoro subordinato fin</text:span><text:span text:style-name="T223"> </text:span><text:span text:style-name="T35">dall’inizio.</text:span></text:p>
        <text:p text:style-name="P1058"/>
        <text:list xml:id="list153416737599718" text:continue-numbering="true" text:style-name="WWNum2">
          <text:list-item>
            <text:h text:style-name="P160" text:outline-level="3"><text:span text:style-name="T389">Che tipo di permesso di soggiorno ti viene rilasciato se sei un </text:span><text:span text:style-name="T390">lavoratore</text:span><text:span text:style-name="T419"> </text:span><text:span text:style-name="T439">parasubordinato?</text:span></text:h>
          </text:list-item>
        </text:list>
        <text:p text:style-name="P1162"><text:span text:style-name="T35">Un permesso di soggiorno per lavoro autonomo.</text:span></text:p>
        <text:p text:style-name="P741"/>
        <text:p text:style-name="P1161"><text:span text:style-name="T38">ATTEnzIonE</text:span><text:span text:style-name="T36">. </text:span><text:span text:style-name="T35">I lavoratori stranieri ancora residenti all’estero non possono fare</text:span><text:span text:style-name="T176"> </text:span><text:span text:style-name="T35">ingesso</text:span><text:span text:style-name="T173"> </text:span><text:span text:style-name="T35">in</text:span><text:span text:style-name="T176"> </text:span><text:span text:style-name="T35">Italia</text:span><text:span text:style-name="T173"> </text:span><text:span text:style-name="T35">per</text:span><text:span text:style-name="T176"> </text:span><text:span text:style-name="T35">svolgere</text:span><text:span text:style-name="T173"> </text:span><text:span text:style-name="T35">attività</text:span><text:span text:style-name="T173"> </text:span><text:span text:style-name="T35">lavorativa</text:span><text:span text:style-name="T176"> </text:span><text:span text:style-name="T35">sulla</text:span><text:span text:style-name="T173"> </text:span><text:span text:style-name="T35">base</text:span><text:span text:style-name="T176"> </text:span><text:span text:style-name="T35">di</text:span><text:span text:style-name="T173"> </text:span><text:span text:style-name="T35">un</text:span><text:span text:style-name="T176"> </text:span><text:span text:style-name="T35">contratto</text:span><text:span text:style-name="T173"> </text:span><text:span text:style-name="T35">a progetto.</text:span><text:span text:style-name="T180"> </text:span><text:span text:style-name="T35">I</text:span><text:span text:style-name="T166"> </text:span><text:span text:style-name="T35">decreti</text:span><text:span text:style-name="T166"> </text:span><text:span text:style-name="T35">flussi,</text:span><text:span text:style-name="T166"> </text:span><text:span text:style-name="T35">nel</text:span><text:span text:style-name="T166"> </text:span><text:span text:style-name="T35">fissare</text:span><text:span text:style-name="T166"> </text:span><text:span text:style-name="T35">le</text:span><text:span text:style-name="T166"> </text:span><text:span text:style-name="T35">quote</text:span><text:span text:style-name="T166"> </text:span><text:span text:style-name="T35">di</text:span><text:span text:style-name="T166"> </text:span><text:span text:style-name="T35">ingresso</text:span><text:span text:style-name="T166"> </text:span><text:span text:style-name="T35">per</text:span><text:span text:style-name="T166"> </text:span><text:span text:style-name="T35">lavoro</text:span><text:span text:style-name="T166"> </text:span><text:span text:style-name="T35">autonomo, riservano</text:span><text:span text:style-name="T211"> </text:span><text:span text:style-name="T35">tali</text:span><text:span text:style-name="T212"> </text:span><text:span text:style-name="T35">quote</text:span><text:span text:style-name="T212"> </text:span><text:span text:style-name="T35">a</text:span><text:span text:style-name="T212"> </text:span><text:span text:style-name="T35">determinate</text:span><text:span text:style-name="T211"> </text:span><text:span text:style-name="T35">categorie</text:span><text:span text:style-name="T212"> </text:span><text:span text:style-name="T35">di</text:span><text:span text:style-name="T212"> </text:span><text:span text:style-name="T35">lavoratori</text:span><text:span text:style-name="T211"> </text:span><text:span text:style-name="T35">autonomi,</text:span><text:span text:style-name="T212"> </text:span><text:span text:style-name="T35">ovvero:</text:span><text:span text:style-name="T212"> </text:span><text:span text:style-name="T35">im- prenditori</text:span><text:span text:style-name="T194"> </text:span><text:span text:style-name="T35">che</text:span><text:span text:style-name="T176"> </text:span><text:span text:style-name="T35">svolgono</text:span><text:span text:style-name="T194"> </text:span><text:span text:style-name="T35">attività</text:span><text:span text:style-name="T176"> </text:span><text:span text:style-name="T35">di</text:span><text:span text:style-name="T194"> </text:span><text:span text:style-name="T35">interesse</text:span><text:span text:style-name="T176"> </text:span><text:span text:style-name="T35">per</text:span><text:span text:style-name="T194"> </text:span><text:span text:style-name="T35">l’economia</text:span><text:span text:style-name="T176"> </text:span><text:span text:style-name="T35">italiana;</text:span><text:span text:style-name="T194"> </text:span><text:span text:style-name="T35">liberi</text:span><text:span text:style-name="T176"> </text:span><text:span text:style-name="T35">pro- fessionisti riconducibili a professioni vigilate oppure non regolamentate ma comprese</text:span><text:span text:style-name="T214"> </text:span><text:span text:style-name="T35">negli</text:span><text:span text:style-name="T214"> </text:span><text:span text:style-name="T35">elenchi</text:span><text:span text:style-name="T223"> </text:span><text:span text:style-name="T35">curati</text:span><text:span text:style-name="T214"> </text:span><text:span text:style-name="T35">dalla</text:span><text:span text:style-name="T223"> </text:span><text:span text:style-name="T35">Pubblica</text:span><text:span text:style-name="T214"> </text:span><text:span text:style-name="T35">amministrazione;</text:span><text:span text:style-name="T223"> </text:span><text:span text:style-name="T35">figure</text:span><text:span text:style-name="T214"> </text:span><text:span text:style-name="T35">societarie di</text:span><text:span text:style-name="T217"> </text:span><text:span text:style-name="T35">società</text:span><text:span text:style-name="T217"> </text:span><text:span text:style-name="T35">non</text:span><text:span text:style-name="T217"> </text:span><text:span text:style-name="T35">cooperative,</text:span><text:span text:style-name="T217"> </text:span><text:span text:style-name="T35">espressamente</text:span><text:span text:style-name="T217"> </text:span><text:span text:style-name="T35">previste</text:span><text:span text:style-name="T217"> </text:span><text:span text:style-name="T35">dalle</text:span><text:span text:style-name="T216"> </text:span><text:span text:style-name="T35">disposizioni</text:span><text:span text:style-name="T217"> </text:span><text:span text:style-name="T35">vigenti</text:span><text:span text:style-name="T217"> </text:span><text:span text:style-name="T35">in materia</text:span><text:span text:style-name="T183"> </text:span><text:span text:style-name="T35">di</text:span><text:span text:style-name="T196"> </text:span><text:span text:style-name="T35">visti</text:span><text:span text:style-name="T196"> </text:span><text:span text:style-name="T35">d’ingresso</text:span><text:span text:style-name="T196"> </text:span><text:span text:style-name="T35">(artisti</text:span><text:span text:style-name="T183"> </text:span><text:span text:style-name="T35">di</text:span><text:span text:style-name="T196"> </text:span><text:span text:style-name="T35">chiara</text:span><text:span text:style-name="T196"> </text:span><text:span text:style-name="T35">fama</text:span><text:span text:style-name="T196"> </text:span><text:span text:style-name="T35">internazionale</text:span><text:span text:style-name="T183"> </text:span><text:span text:style-name="T35">o</text:span><text:span text:style-name="T196"> </text:span><text:span text:style-name="T35">di</text:span><text:span text:style-name="T196"> </text:span><text:span text:style-name="T35">alta</text:span><text:span text:style-name="T196"> </text:span><text:span text:style-name="T35">quali- ficazione</text:span><text:span text:style-name="T196"> </text:span><text:span text:style-name="T35">professionale,</text:span><text:span text:style-name="T199"> </text:span><text:span text:style-name="T35">ingaggiati</text:span><text:span text:style-name="T199"> </text:span><text:span text:style-name="T35">da</text:span><text:span text:style-name="T199"> </text:span><text:span text:style-name="T35">enti</text:span><text:span text:style-name="T196"> </text:span><text:span text:style-name="T35">pubblici</text:span><text:span text:style-name="T199"> </text:span><text:span text:style-name="T35">oppure</text:span><text:span text:style-name="T199"> </text:span><text:span text:style-name="T35">da</text:span><text:span text:style-name="T199"> </text:span><text:span text:style-name="T35">enti</text:span><text:span text:style-name="T196"> </text:span><text:span text:style-name="T35">privati.</text:span></text:p>
      </text:section>
      <text:p text:style-name="P1163"/>
      <text:p text:style-name="P728"/>
      <text:p text:style-name="P660"><draw:g text:anchor-type="as-char" draw:z-index="123" draw:style-name="gr5"><draw:line draw:style-name="gr6" draw:text-style-name="P1280" svg:x1="0in" svg:y1="0in" svg:x2="3.8228in" svg:y2="0in"><text:p/></draw:line></draw:g><text:span text:style-name="T483"><text:tab/></text:span><draw:g text:anchor-type="as-char" draw:z-index="124" draw:style-name="gr5"><draw:line draw:style-name="gr6" draw:text-style-name="P1280" svg:x1="0in" svg:y1="0in" svg:x2="3.8189in" svg:y2="0in"><text:p/></draw:line></draw:g></text:p>
      <text:p text:style-name="P766"/>
      <text:section text:style-name="Sect18" text:name="Section71">
        <text:h text:style-name="P15" text:outline-level="2"><text:span text:style-name="T412">Lavoro</text:span><text:span text:style-name="T395"> </text:span><text:span text:style-name="T399">autonomo<text:tab/></text:span></text:h>
        <text:list xml:id="list153418451781781" text:continue-numbering="true" text:style-name="WWNum2">
          <text:list-header>
            <text:h text:style-name="P161" text:outline-level="3"><text:span text:style-name="T389">Che cos’è il </text:span><text:span text:style-name="T411">lavoro</text:span><text:span text:style-name="T402"> </text:span><text:span text:style-name="T389">autonomo?</text:span></text:h>
          </text:list-header>
        </text:list>
        <text:p text:style-name="P947"><text:span text:style-name="T35">È</text:span><text:span text:style-name="T166"> </text:span><text:span text:style-name="T35">un</text:span><text:span text:style-name="T170"> </text:span><text:span text:style-name="T35">rapporto</text:span><text:span text:style-name="T166"> </text:span><text:span text:style-name="T35">di</text:span><text:span text:style-name="T170"> </text:span><text:span text:style-name="T35">lavoro</text:span><text:span text:style-name="T170"> </text:span><text:span text:style-name="T35">per</text:span><text:span text:style-name="T166"> </text:span><text:span text:style-name="T35">il</text:span><text:span text:style-name="T170"> </text:span><text:span text:style-name="T35">quale</text:span><text:span text:style-name="T170"> </text:span><text:span text:style-name="T35">una</text:span><text:span text:style-name="T166"> </text:span><text:span text:style-name="T35">persona</text:span><text:span text:style-name="T170"> </text:span><text:span text:style-name="T35">si</text:span><text:span text:style-name="T170"> </text:span><text:span text:style-name="T35">impegna</text:span><text:span text:style-name="T166"> </text:span><text:span text:style-name="T35">a</text:span><text:span text:style-name="T170"> </text:span><text:span text:style-name="T35">compiere,</text:span><text:span text:style-name="T170"> </text:span><text:span text:style-name="T35">verso corrispettivo,</text:span><text:span text:style-name="T173"> </text:span><text:span text:style-name="T35">un’opera</text:span><text:span text:style-name="T174"> </text:span><text:span text:style-name="T35">o</text:span><text:span text:style-name="T173"> </text:span><text:span text:style-name="T35">un</text:span><text:span text:style-name="T174"> </text:span><text:span text:style-name="T35">servizio,</text:span><text:span text:style-name="T173"> </text:span><text:span text:style-name="T35">con</text:span><text:span text:style-name="T174"> </text:span><text:span text:style-name="T35">lavoro</text:span><text:span text:style-name="T174"> </text:span><text:span text:style-name="T35">proprio</text:span><text:span text:style-name="T173"> </text:span><text:span text:style-name="T35">e</text:span><text:span text:style-name="T174"> </text:span><text:span text:style-name="T35">senza</text:span><text:span text:style-name="T173"> </text:span><text:span text:style-name="T35">vincolo</text:span><text:span text:style-name="T174"> </text:span><text:span text:style-name="T35">di</text:span><text:span text:style-name="T174"> </text:span><text:span text:style-name="T35">su- bordinazione</text:span><text:span text:style-name="T39"> </text:span><text:span text:style-name="T35">nei</text:span><text:span text:style-name="T36"> </text:span><text:span text:style-name="T35">confronti</text:span><text:span text:style-name="T36"> </text:span><text:span text:style-name="T35">di</text:span><text:span text:style-name="T39"> </text:span><text:span text:style-name="T35">un</text:span><text:span text:style-name="T36"> </text:span><text:span text:style-name="T35">committente.</text:span><text:span text:style-name="T36"> </text:span><text:span text:style-name="T35">Il</text:span><text:span text:style-name="T36"> </text:span><text:span text:style-name="T35">lavoro</text:span><text:span text:style-name="T39"> </text:span><text:span text:style-name="T35">autonomo</text:span><text:span text:style-name="T36"> </text:span><text:span text:style-name="T35">può</text:span><text:span text:style-name="T36"> </text:span><text:span text:style-name="T35">essere esercitato con o senza partita</text:span><text:span text:style-name="T183"> </text:span><text:span text:style-name="T170">IVA.</text:span></text:p>
        <text:p text:style-name="P1058"/>
        <text:list xml:id="list153418074241644" text:continue-numbering="true" text:style-name="WWNum2">
          <text:list-item>
            <text:h text:style-name="P164" text:outline-level="3"><text:span text:style-name="T389">Quali limiti incontra il </text:span><text:span text:style-name="T390">lavoratore</text:span><text:span text:style-name="T428"> </text:span><text:span text:style-name="T389">autonomo?</text:span></text:h>
          </text:list-item>
        </text:list>
        <text:p text:style-name="P947"><text:span text:style-name="T35">Il</text:span><text:span text:style-name="T217"> </text:span><text:span text:style-name="T35">lavoratore</text:span><text:span text:style-name="T217"> </text:span><text:span text:style-name="T35">autonomo</text:span><text:span text:style-name="T217"> </text:span><text:span text:style-name="T35">gestisce</text:span><text:span text:style-name="T217"> </text:span><text:span text:style-name="T35">autonomamente</text:span><text:span text:style-name="T217"> </text:span><text:span text:style-name="T35">la</text:span><text:span text:style-name="T217"> </text:span><text:span text:style-name="T35">propria</text:span><text:span text:style-name="T216"> </text:span><text:span text:style-name="T35">attività,</text:span><text:span text:style-name="T217"> </text:span><text:span text:style-name="T35">godendo</text:span><text:span text:style-name="T217"> </text:span><text:span text:style-name="T35">di piena discrezionalità in merito all’impiego del tempo, al luogo e al modo di organizzazione della stessa (naturalmente nei limiti imposti dal contratto o dalla natura</text:span><text:span text:style-name="T39"> </text:span><text:span text:style-name="T35">dell’opera).</text:span></text:p>
        <text:p text:style-name="P1058"/>
        <text:list xml:id="list153417177711988" text:continue-numbering="true" text:style-name="WWNum2">
          <text:list-item>
            <text:h text:style-name="P165" text:outline-level="3"><text:span text:style-name="T389">Quali</text:span><text:span text:style-name="T400"> </text:span><text:span text:style-name="T389">sono</text:span><text:span text:style-name="T406"> </text:span><text:span text:style-name="T389">gli</text:span><text:span text:style-name="T406"> </text:span><text:span text:style-name="T389">adempimenti</text:span><text:span text:style-name="T400"> </text:span><text:span text:style-name="T389">previsti</text:span><text:span text:style-name="T406"> </text:span><text:span text:style-name="T389">dalla</text:span><text:span text:style-name="T406"> </text:span><text:span text:style-name="T389">legge</text:span><text:span text:style-name="T406"> </text:span><text:span text:style-name="T389">per</text:span><text:span text:style-name="T406"> </text:span><text:span text:style-name="T389">avviare un’attività</text:span><text:span text:style-name="T411"> </text:span><text:span text:style-name="T389">autonoma?</text:span></text:h>
          </text:list-item>
        </text:list>
        <text:p text:style-name="P998"><text:span text:style-name="T35">Per</text:span><text:span text:style-name="T36"> </text:span><text:span text:style-name="T35">avviare</text:span><text:span text:style-name="T36"> </text:span><text:span text:style-name="T35">un’attività</text:span><text:span text:style-name="T162"> </text:span><text:span text:style-name="T35">autonoma</text:span><text:span text:style-name="T36"> </text:span><text:span text:style-name="T35">di</text:span><text:span text:style-name="T36"> </text:span><text:span text:style-name="T35">qualsiasi</text:span><text:span text:style-name="T162"> </text:span><text:span text:style-name="T35">tipo,</text:span><text:span text:style-name="T36"> </text:span><text:span text:style-name="T35">quindi</text:span><text:span text:style-name="T36"> </text:span><text:span text:style-name="T35">lavorare</text:span><text:span text:style-name="T162"> </text:span><text:span text:style-name="T35">in</text:span><text:span text:style-name="T36"> </text:span><text:span text:style-name="T35">proprio, occorre sapere che sono previsti per legge una serie di obblighi. Di seguito</text:span><text:span text:style-name="T213"> </text:span><text:span text:style-name="T35">il dettaglio:</text:span></text:p>
        <text:list xml:id="list153416660265401" text:continue-list="list153417741809505" text:style-name="WWNum6">
          <text:list-item>
            <text:p text:style-name="P519"><draw:line text:anchor-type="char" draw:z-index="18" draw:style-name="gr13" draw:text-style-name="P1277" svg:x1="3.6528in" svg:y1="0.7307in" svg:x2="3.6835in" svg:y2="0.7307in"><text:p/></draw:line><text:span text:style-name="T47">scegliere</text:span><text:span text:style-name="T104"> </text:span><text:span text:style-name="T47">il</text:span><text:span text:style-name="T104"> </text:span><text:span text:style-name="T52">Codice</text:span><text:span text:style-name="T65"> </text:span><text:span text:style-name="T52">Attività</text:span><text:span text:style-name="T47">:</text:span><text:span text:style-name="T105"> </text:span><text:span text:style-name="T47">in</text:span><text:span text:style-name="T104"> </text:span><text:span text:style-name="T47">funzione</text:span><text:span text:style-name="T105"> </text:span><text:span text:style-name="T47">del</text:span><text:span text:style-name="T104"> </text:span><text:span text:style-name="T47">tipo</text:span><text:span text:style-name="T105"> </text:span><text:span text:style-name="T47">d’attività</text:span><text:span text:style-name="T104"> </text:span><text:span text:style-name="T47">che</text:span><text:span text:style-name="T104"> </text:span><text:span text:style-name="T47">s’intende</text:span><text:span text:style-name="T105"> </text:span><text:span text:style-name="T47">eser- citare è necessario scegliere tra i codici attività previsti dalla normativa vi- gente.</text:span><text:span text:style-name="T55"> </text:span><text:span text:style-name="T47">Se</text:span><text:span text:style-name="T48"> </text:span><text:span text:style-name="T47">l’attività</text:span><text:span text:style-name="T48"> </text:span><text:span text:style-name="T47">non</text:span><text:span text:style-name="T48"> </text:span><text:span text:style-name="T47">è</text:span><text:span text:style-name="T48"> </text:span><text:span text:style-name="T47">descritta</text:span><text:span text:style-name="T48"> </text:span><text:span text:style-name="T47">in</text:span><text:span text:style-name="T48"> </text:span><text:span text:style-name="T47">alcun</text:span><text:span text:style-name="T48"> </text:span><text:span text:style-name="T47">codice,</text:span><text:span text:style-name="T48"> </text:span><text:span text:style-name="T47">sarà</text:span><text:span text:style-name="T48"> </text:span><text:span text:style-name="T47">necessario</text:span><text:span text:style-name="T48"> </text:span><text:span text:style-name="T47">utilizzare un</text:span><text:span text:style-name="T55"> </text:span><text:span text:style-name="T47">codice</text:span><text:span text:style-name="T48"> </text:span><text:span text:style-name="T47">generico</text:span><text:span text:style-name="T55"> </text:span><text:span text:style-name="T47">che</text:span><text:span text:style-name="T48"> </text:span><text:span text:style-name="T47">più</text:span><text:span text:style-name="T48"> </text:span><text:span text:style-name="T47">si</text:span><text:span text:style-name="T55"> </text:span><text:span text:style-name="T47">avvicina</text:span><text:span text:style-name="T48"> </text:span><text:span text:style-name="T47">alla</text:span><text:span text:style-name="T48"> </text:span><text:span text:style-name="T47">tipologia</text:span><text:span text:style-name="T55"> </text:span><text:span text:style-name="T47">d’attività.</text:span><text:span text:style-name="T48"> </text:span><text:span text:style-name="T47">La</text:span><text:span text:style-name="T48"> </text:span><text:span text:style-name="T47">scelta</text:span><text:span text:style-name="T55"> </text:span><text:span text:style-name="T47">del codice avrà ripercussioni sulla gestione fiscale e</text:span><text:span text:style-name="T128"> </text:span><text:span text:style-name="T47">previdenziale;</text:span></text:p>
          </text:list-item>
          <text:list-item>
            <text:p text:style-name="P520"><text:span text:style-name="T43">scegliere</text:span><text:span text:style-name="T77"> </text:span><text:span text:style-name="T47">il</text:span><text:span text:style-name="T61"> </text:span><text:span text:style-name="T43">Regime</text:span><text:span text:style-name="T61"> </text:span><text:span text:style-name="T43">Fiscale:</text:span><text:span text:style-name="T61"> </text:span><text:span text:style-name="T47">a</text:span><text:span text:style-name="T61"> </text:span><text:span text:style-name="T43">secondo</text:span><text:span text:style-name="T61"> </text:span><text:span text:style-name="T47">del</text:span><text:span text:style-name="T61"> </text:span><text:span text:style-name="T43">fatturato</text:span><text:span text:style-name="T61"> </text:span><text:span text:style-name="T43">annuo</text:span><text:span text:style-name="T61"> </text:span><text:span text:style-name="T43">previsto</text:span><text:span text:style-name="T61"> </text:span><text:span text:style-name="T47">si</text:span><text:span text:style-name="T61"> </text:span><text:span text:style-name="T43">potranno </text:span><text:span text:style-name="T47">scegliere</text:span><text:span text:style-name="T89"> </text:span><text:span text:style-name="T47">specifici</text:span><text:span text:style-name="T92"> </text:span><text:span text:style-name="T47">regimi</text:span><text:span text:style-name="T92"> </text:span><text:span text:style-name="T47">fiscali</text:span><text:span text:style-name="T89"> </text:span><text:span text:style-name="T47">dai</text:span><text:span text:style-name="T92"> </text:span><text:span text:style-name="T47">quali</text:span><text:span text:style-name="T92"> </text:span><text:span text:style-name="T47">potranno</text:span><text:span text:style-name="T89"> </text:span><text:span text:style-name="T47">derivare</text:span><text:span text:style-name="T92"> </text:span><text:span text:style-name="T47">diverse</text:span><text:span text:style-name="T92"> </text:span><text:span text:style-name="T47">modalità di</text:span><text:span text:style-name="T72"> </text:span><text:span text:style-name="T47">tenuta</text:span><text:span text:style-name="T77"> </text:span><text:span text:style-name="T47">della</text:span><text:span text:style-name="T72"> </text:span><text:span text:style-name="T47">contabilità.</text:span><text:span text:style-name="T85"> </text:span><text:span text:style-name="T43">Tra</text:span><text:span text:style-name="T77"> </text:span><text:span text:style-name="T47">questi</text:span><text:span text:style-name="T72"> </text:span><text:span text:style-name="T47">regimi</text:span><text:span text:style-name="T77"> </text:span><text:span text:style-name="T47">vi</text:span><text:span text:style-name="T72"> </text:span><text:span text:style-name="T47">è</text:span><text:span text:style-name="T77"> </text:span><text:span text:style-name="T47">il</text:span><text:span text:style-name="T77"> </text:span><text:span text:style-name="T47">Regime</text:span><text:span text:style-name="T72"> </text:span><text:span text:style-name="T47">Fiscale</text:span><text:span text:style-name="T77"> </text:span><text:span text:style-name="T47">per</text:span><text:span text:style-name="T72"> </text:span><text:span text:style-name="T47">i</text:span><text:span text:style-name="T77"> </text:span><text:span text:style-name="T47">Con- tribuenti Minimi che semplifica drasticamente la gestione della contabilità per coloro che fatturano meno di 30mila Euro all’anno. Per ulteriori infor- mazioni consultare il sito dell’Agenzia delle</text:span><text:span text:style-name="T121"> </text:span><text:span text:style-name="T47">entrate;</text:span></text:p>
          </text:list-item>
          <text:list-item>
            <text:p text:style-name="P521"><text:span text:style-name="T47">compilare</text:span><text:span text:style-name="T48"> </text:span><text:span text:style-name="T47">la</text:span><text:span text:style-name="T48"> </text:span><text:span text:style-name="T47">Dichiarazione</text:span><text:span text:style-name="T48"> </text:span><text:span text:style-name="T47">Inizio</text:span><text:span text:style-name="T85"> </text:span><text:span text:style-name="T47">Attività:</text:span><text:span text:style-name="T48"> </text:span><text:span text:style-name="T47">per</text:span><text:span text:style-name="T48"> </text:span><text:span text:style-name="T47">la</text:span><text:span text:style-name="T48"> </text:span><text:span text:style-name="T47">compilazione,</text:span><text:span text:style-name="T48"> </text:span><text:span text:style-name="T47">ci</text:span><text:span text:style-name="T48"> </text:span><text:span text:style-name="T47">si</text:span><text:span text:style-name="T48"> </text:span><text:span text:style-name="T47">può</text:span><text:span text:style-name="T48"> </text:span><text:span text:style-name="T47">ri- volgere direttamente ai funzionari dell’Agenzia dell’Entrate (Lavoro</text:span><text:span text:style-name="T121"> </text:span><text:span text:style-name="T47">Auto- nomo) o della Camera di Commercio (Attività Impresa). Se si ha bisogno anche</text:span><text:span text:style-name="T110"> </text:span><text:span text:style-name="T47">di</text:span><text:span text:style-name="T101"> </text:span><text:span text:style-name="T47">consigli,</text:span><text:span text:style-name="T101"> </text:span><text:span text:style-name="T47">è</text:span><text:span text:style-name="T110"> </text:span><text:span text:style-name="T47">necessario</text:span><text:span text:style-name="T101"> </text:span><text:span text:style-name="T47">rivolgersi</text:span><text:span text:style-name="T101"> </text:span><text:span text:style-name="T47">ad</text:span><text:span text:style-name="T110"> </text:span><text:span text:style-name="T47">uno</text:span><text:span text:style-name="T101"> </text:span><text:span text:style-name="T47">dei</text:span><text:span text:style-name="T101"> </text:span><text:span text:style-name="T47">Centri</text:span><text:span text:style-name="T110"> </text:span><text:span text:style-name="T47">di</text:span><text:span text:style-name="T100"> </text:span><text:span text:style-name="T47">Assistenza</text:span><text:span text:style-name="T101"> </text:span><text:span text:style-name="T47">Fi- scale</text:span><text:span text:style-name="T117"> </text:span><text:span text:style-name="T47">specializzati</text:span><text:span text:style-name="T110"> </text:span><text:span text:style-name="T47">oppure</text:span><text:span text:style-name="T110"> </text:span><text:span text:style-name="T47">ad</text:span><text:span text:style-name="T110"> </text:span><text:span text:style-name="T47">un</text:span><text:span text:style-name="T110"> </text:span><text:span text:style-name="T47">Commercialista</text:span><text:span text:style-name="T110"> </text:span><text:span text:style-name="T47">abilitato.</text:span><text:span text:style-name="T110"> </text:span><text:span text:style-name="T47">La</text:span><text:span text:style-name="T110"> </text:span><text:span text:style-name="T47">scelta</text:span><text:span text:style-name="T110"> </text:span><text:span text:style-name="T47">dipende</text:span></text:p>
          </text:list-item>
        </text:list>
        <text:p text:style-name="P1164"><text:span text:style-name="T35">soprattutto dal budget disponibile;</text:span></text:p>
        <text:list xml:id="list153417872703158" text:continue-numbering="true" text:style-name="WWNum6">
          <text:list-item>
            <text:p text:style-name="P349"><text:span text:style-name="T47">aprire</text:span><text:span text:style-name="T117"> </text:span><text:span text:style-name="T47">Partita</text:span><text:span text:style-name="T110"> IVA:</text:span><text:span text:style-name="T117"> </text:span><text:span text:style-name="T47">se</text:span><text:span text:style-name="T110"> </text:span><text:span text:style-name="T47">il</text:span><text:span text:style-name="T110"> </text:span><text:span text:style-name="T47">codice</text:span><text:span text:style-name="T117"> </text:span><text:span text:style-name="T47">attività</text:span><text:span text:style-name="T110"> </text:span><text:span text:style-name="T47">scelto</text:span><text:span text:style-name="T110"> </text:span><text:span text:style-name="T47">rientra</text:span><text:span text:style-name="T117"> </text:span><text:span text:style-name="T47">tra</text:span><text:span text:style-name="T110"> </text:span><text:span text:style-name="T47">le</text:span><text:span text:style-name="T89"> </text:span><text:span text:style-name="T47">Attività</text:span><text:span text:style-name="T117"> </text:span><text:span text:style-name="T47">d’Impresa è</text:span><text:span text:style-name="T110"> </text:span><text:span text:style-name="T47">necessario</text:span><text:span text:style-name="T101"> </text:span><text:span text:style-name="T47">rivolgersi</text:span><text:span text:style-name="T101"> </text:span><text:span text:style-name="T47">alla</text:span><text:span text:style-name="T110"> </text:span><text:span text:style-name="T47">Camera</text:span><text:span text:style-name="T101"> </text:span><text:span text:style-name="T47">di</text:span><text:span text:style-name="T101"> </text:span><text:span text:style-name="T47">Commercio.</text:span><text:span text:style-name="T110"> </text:span><text:span text:style-name="T47">Invece,</text:span><text:span text:style-name="T101"> </text:span><text:span text:style-name="T47">se</text:span><text:span text:style-name="T101"> </text:span><text:span text:style-name="T47">costituisce</text:span><text:span text:style-name="T110"> </text:span><text:span text:style-name="T47">at- </text:span><text:span text:style-name="T43">tività </text:span><text:span text:style-name="T47">di </text:span><text:span text:style-name="T43">lavoro autonomo bisogna rivolgersi all’Agenzia delle Entrate. </text:span><text:span text:style-name="T101">L’aper- </text:span><text:span text:style-name="T47">tura e la chiusura della Partita </text:span><text:span text:style-name="T61">IVA </text:span><text:span text:style-name="T47">sono</text:span><text:span text:style-name="T108"> </text:span><text:span text:style-name="T47">gratuite;</text:span></text:p>
          </text:list-item>
          <text:list-item>
            <text:p text:style-name="P350"><text:span text:style-name="T47">iscriversi</text:span><text:span text:style-name="T108"> </text:span><text:span text:style-name="T47">all’INPS</text:span><text:span text:style-name="T108"> </text:span><text:span text:style-name="T47">o</text:span><text:span text:style-name="T108"> </text:span><text:span text:style-name="T47">ad</text:span><text:span text:style-name="T108"> </text:span><text:span text:style-name="T47">un’altra</text:span><text:span text:style-name="T108"> </text:span><text:span text:style-name="T47">Cassa</text:span><text:span text:style-name="T80"> </text:span><text:span text:style-name="T47">Previdenziale:</text:span><text:span text:style-name="T108"> </text:span><text:span text:style-name="T47">in</text:span><text:span text:style-name="T108"> </text:span><text:span text:style-name="T47">funzione</text:span><text:span text:style-name="T108"> </text:span><text:span text:style-name="T47">dell’attività svolta,</text:span><text:span text:style-name="T117"> </text:span><text:span text:style-name="T47">bisognerà</text:span><text:span text:style-name="T117"> </text:span><text:span text:style-name="T47">iscriversi</text:span><text:span text:style-name="T110"> </text:span><text:span text:style-name="T47">ad</text:span><text:span text:style-name="T117"> </text:span><text:span text:style-name="T47">una</text:span><text:span text:style-name="T110"> </text:span><text:span text:style-name="T47">specifica</text:span><text:span text:style-name="T117"> </text:span><text:span text:style-name="T47">forma</text:span><text:span text:style-name="T110"> </text:span><text:span text:style-name="T47">di</text:span><text:span text:style-name="T117"> </text:span><text:span text:style-name="T47">previdenza</text:span><text:span text:style-name="T110"> </text:span><text:span text:style-name="T47">gestita</text:span><text:span text:style-name="T117"> </text:span><text:span text:style-name="T47">dal- l’INPS oppure da altri enti previdenziali</text:span><text:span text:style-name="T113"> </text:span><text:span text:style-name="T47">settoriali;</text:span></text:p>
          </text:list-item>
          <text:list-item>
            <text:p text:style-name="P343"><text:span text:style-name="T47">iscriversi all’INAIL: iscrizione all’assicurazione obbligatoria contro gli in- fortuni</text:span><text:span text:style-name="T104"> </text:span><text:span text:style-name="T47">sul</text:span><text:span text:style-name="T104"> </text:span><text:span text:style-name="T47">lavoro</text:span><text:span text:style-name="T105"> </text:span><text:span text:style-name="T47">e</text:span><text:span text:style-name="T104"> </text:span><text:span text:style-name="T47">le</text:span><text:span text:style-name="T104"> </text:span><text:span text:style-name="T47">malattie</text:span><text:span text:style-name="T105"> </text:span><text:span text:style-name="T47">professionali</text:span><text:span text:style-name="T104"> </text:span><text:span text:style-name="T47">presso</text:span><text:span text:style-name="T104"> </text:span><text:span text:style-name="T47">la</text:span><text:span text:style-name="T105"> </text:span><text:span text:style-name="T47">sede</text:span><text:span text:style-name="T104"> </text:span><text:span text:style-name="T47">INAIL</text:span><text:span text:style-name="T132"> </text:span><text:span text:style-name="T47">competente per</text:span><text:span text:style-name="T43"> </text:span><text:span text:style-name="T47">territorio;</text:span></text:p>
          </text:list-item>
          <text:list-item>
            <text:p text:style-name="P343"><text:span text:style-name="T47">segnalazione</text:span><text:span text:style-name="T67"> </text:span><text:span text:style-name="T47">Certificata</text:span><text:span text:style-name="T72"> </text:span><text:span text:style-name="T47">di</text:span><text:span text:style-name="T72"> </text:span><text:span text:style-name="T47">inizio</text:span><text:span text:style-name="T72"> </text:span><text:span text:style-name="T47">attività</text:span><text:span text:style-name="T72"> </text:span><text:span text:style-name="T47">(SCIA):</text:span><text:span text:style-name="T72"> </text:span><text:span text:style-name="T47">da</text:span><text:span text:style-name="T72"> </text:span><text:span text:style-name="T47">effettuarsi</text:span><text:span text:style-name="T72"> </text:span><text:span text:style-name="T47">presso</text:span><text:span text:style-name="T67"> </text:span><text:span text:style-name="T47">il</text:span><text:span text:style-name="T72"> </text:span><text:span text:style-name="T47">Co- mune</text:span><text:span text:style-name="T55"> </text:span><text:span text:style-name="T47">(SUAP</text:span><text:span text:style-name="T72"> </text:span><text:span text:style-name="T47">–</text:span><text:span text:style-name="T55"> </text:span><text:span text:style-name="T47">Sportello</text:span><text:span text:style-name="T55"> </text:span><text:span text:style-name="T47">Unico</text:span><text:span text:style-name="T55"> </text:span><text:span text:style-name="T47">per</text:span><text:span text:style-name="T48"> </text:span><text:span text:style-name="T47">le</text:span><text:span text:style-name="T100"> </text:span><text:span text:style-name="T47">Attività</text:span><text:span text:style-name="T55"> </text:span><text:span text:style-name="T47">Produttive)</text:span><text:span text:style-name="T55"> </text:span><text:span text:style-name="T47">che</text:span><text:span text:style-name="T48"> </text:span><text:span text:style-name="T47">verificherà</text:span><text:span text:style-name="T55"> </text:span><text:span text:style-name="T47">il rispetto</text:span><text:span text:style-name="T85"> </text:span><text:span text:style-name="T47">delle</text:span><text:span text:style-name="T67"> </text:span><text:span text:style-name="T47">norme</text:span><text:span text:style-name="T85"> </text:span><text:span text:style-name="T47">urbanistiche,</text:span><text:span text:style-name="T67"> </text:span><text:span text:style-name="T47">edilizie,</text:span><text:span text:style-name="T85"> </text:span><text:span text:style-name="T47">ambientali,</text:span><text:span text:style-name="T67"> </text:span><text:span text:style-name="T47">di</text:span><text:span text:style-name="T85"> </text:span><text:span text:style-name="T47">pubblica</text:span><text:span text:style-name="T67"> </text:span><text:span text:style-name="T47">sicurezza, di</text:span><text:span text:style-name="T85"> </text:span><text:span text:style-name="T47">prevenzione</text:span><text:span text:style-name="T85"> </text:span><text:span text:style-name="T47">incendi,</text:span><text:span text:style-name="T67"> </text:span><text:span text:style-name="T47">igienico-sanitarie</text:span><text:span text:style-name="T85"> </text:span><text:span text:style-name="T47">e</text:span><text:span text:style-name="T67"> </text:span><text:span text:style-name="T47">di</text:span><text:span text:style-name="T85"> </text:span><text:span text:style-name="T47">sicurezza</text:span><text:span text:style-name="T67"> </text:span><text:span text:style-name="T47">nei</text:span><text:span text:style-name="T85"> </text:span><text:span text:style-name="T47">luoghi</text:span><text:span text:style-name="T67"> </text:span><text:span text:style-name="T47">di</text:span><text:span text:style-name="T85"> </text:span><text:span text:style-name="T47">lavoro, delle norme relative all’efficienza energetica e delle disposizioni</text:span><text:span text:style-name="T77"> </text:span><text:span text:style-name="T47">contenute nel codice dei beni culturali e del</text:span><text:span text:style-name="T121"> </text:span><text:span text:style-name="T47">paesaggio.</text:span></text:p>
          </text:list-item>
        </text:list>
        <text:p text:style-name="P1165"><text:span text:style-name="T35">A decorrere dal 1° aprile 2010 le imprese, comprese quelle individuali, hanno l’obbligo di assolvere tutti gli adempimenti amministrativi su proce- dure di inizio, modificazione e cessazione dell’attività, mediante una Co- municazione Unica (ComUnica), in via telematica o su supporto informatico.</text:span><text:span text:style-name="T203"> </text:span><text:span text:style-name="T35">In</text:span><text:span text:style-name="T203"> </text:span><text:span text:style-name="T35">questo</text:span><text:span text:style-name="T203"> </text:span><text:span text:style-name="T35">modo</text:span><text:span text:style-name="T203"> </text:span><text:span text:style-name="T35">un</text:span><text:span text:style-name="T203"> </text:span><text:span text:style-name="T35">unico</text:span><text:span text:style-name="T203"> </text:span><text:span text:style-name="T35">destinatario</text:span><text:span text:style-name="T203"> </text:span><text:span text:style-name="T35">si</text:span><text:span text:style-name="T203"> </text:span><text:span text:style-name="T35">fa</text:span><text:span text:style-name="T203"> </text:span><text:span text:style-name="T35">carico</text:span><text:span text:style-name="T203"> </text:span><text:span text:style-name="T35">di</text:span><text:span text:style-name="T203"> </text:span><text:span text:style-name="T35">trasmettere ai diversi Enti coinvolti le informazioni di competenza di ciascuno. Presso i Centri per l’impiego sono a disposizione servizi informativi e di consu- lenza sull’avvio di un’attività</text:span><text:span text:style-name="T246"> </text:span><text:span text:style-name="T35">autonoma.</text:span></text:p>
        <text:p text:style-name="P733"/>
        <text:list xml:id="list153417998536600" text:continue-list="list153417177711988" text:style-name="WWNum2">
          <text:list-item>
            <text:h text:style-name="P166" text:outline-level="3"><text:span text:style-name="T389">Vi</text:span><text:span text:style-name="T400"> </text:span><text:span text:style-name="T389">sono</text:span><text:span text:style-name="T400"> </text:span><text:span text:style-name="T389">opportunità</text:span><text:span text:style-name="T400"> </text:span><text:span text:style-name="T389">di</text:span><text:span text:style-name="T406"> </text:span><text:span text:style-name="T389">finanziamento</text:span><text:span text:style-name="T400"> </text:span><text:span text:style-name="T389">previste</text:span><text:span text:style-name="T400"> </text:span><text:span text:style-name="T389">dalla</text:span><text:span text:style-name="T406"> </text:span><text:span text:style-name="T389">legge per avviare un’attività</text:span><text:span text:style-name="T408"> </text:span><text:span text:style-name="T389">autonoma?</text:span></text:h>
          </text:list-item>
        </text:list>
        <text:p text:style-name="P1049"><text:span text:style-name="T35">Ci</text:span><text:span text:style-name="T180"> </text:span><text:span text:style-name="T35">sono</text:span><text:span text:style-name="T166"> </text:span><text:span text:style-name="T35">opportunità</text:span><text:span text:style-name="T166"> </text:span><text:span text:style-name="T35">di</text:span><text:span text:style-name="T180"> </text:span><text:span text:style-name="T35">cui</text:span><text:span text:style-name="T166"> </text:span><text:span text:style-name="T35">non</text:span><text:span text:style-name="T166"> </text:span><text:span text:style-name="T35">tutti</text:span><text:span text:style-name="T180"> </text:span><text:span text:style-name="T35">conoscono</text:span><text:span text:style-name="T166"> </text:span><text:span text:style-name="T35">l’esistenza.</text:span><text:span text:style-name="T166"> </text:span><text:span text:style-name="T35">Ci</text:span><text:span text:style-name="T180"> </text:span><text:span text:style-name="T35">si</text:span><text:span text:style-name="T166"> </text:span><text:span text:style-name="T35">può</text:span><text:span text:style-name="T166"> </text:span><text:span text:style-name="T35">rivolgere a</text:span><text:span text:style-name="T170"> </text:span><text:span text:style-name="T165">InVITALIA</text:span><text:span text:style-name="T205"> </text:span><text:span text:style-name="T35">che</text:span><text:span text:style-name="T203"> </text:span><text:span text:style-name="T35">è</text:span><text:span text:style-name="T203"> </text:span><text:span text:style-name="T35">l’Agenzia</text:span><text:span text:style-name="T203"> </text:span><text:span text:style-name="T35">nazionale</text:span><text:span text:style-name="T203"> </text:span><text:span text:style-name="T35">per</text:span><text:span text:style-name="T203"> </text:span><text:span text:style-name="T35">l’attrazione</text:span><text:span text:style-name="T203"> </text:span><text:span text:style-name="T35">degli</text:span><text:span text:style-name="T203"> </text:span><text:span text:style-name="T35">investimenti</text:span><text:span text:style-name="T203"> </text:span><text:span text:style-name="T35">e lo sviluppo d’impresa, che agisce su mandato del Governo per accrescere la competitività del sistema produttivo. La legge che agevola l’autoimpiego (</text:span><text:span text:style-name="T221">D.Lgs.</text:span><text:span text:style-name="T200"> </text:span><text:span text:style-name="T221">n.</text:span><text:span text:style-name="T200"> </text:span><text:span text:style-name="T221">185/2000</text:span><text:span text:style-name="T180"> </text:span><text:span text:style-name="T35">-</text:span><text:span text:style-name="T174"> </text:span><text:span text:style-name="T207">Titolo</text:span><text:span text:style-name="T180"> </text:span><text:span text:style-name="T35">II)</text:span><text:span text:style-name="T199"> </text:span><text:span text:style-name="T35">costituisce</text:span><text:span text:style-name="T180"> </text:span><text:span text:style-name="T35">il</text:span><text:span text:style-name="T199"> </text:span><text:span text:style-name="T35">principale</text:span><text:span text:style-name="T180"> </text:span><text:span text:style-name="T35">strumento</text:span><text:span text:style-name="T199"> </text:span><text:span text:style-name="T35">di</text:span><text:span text:style-name="T199"> </text:span><text:span text:style-name="T35">sostegno alla</text:span><text:span text:style-name="T39"> </text:span><text:span text:style-name="T35">realizzazione</text:span><text:span text:style-name="T36"> </text:span><text:span text:style-name="T35">e</text:span><text:span text:style-name="T36"> </text:span><text:span text:style-name="T35">all’avvio</text:span><text:span text:style-name="T36"> </text:span><text:span text:style-name="T35">di</text:span><text:span text:style-name="T36"> </text:span><text:span text:style-name="T35">piccole</text:span><text:span text:style-name="T39"> </text:span><text:span text:style-name="T35">attività</text:span><text:span text:style-name="T36"> </text:span><text:span text:style-name="T35">imprenditoriali</text:span><text:span text:style-name="T36"> </text:span><text:span text:style-name="T35">da</text:span><text:span text:style-name="T36"> </text:span><text:span text:style-name="T35">parte</text:span><text:span text:style-name="T36"> </text:span><text:span text:style-name="T35">di</text:span><text:span text:style-name="T36"> </text:span><text:span text:style-name="T35">di- soccupati o persone in cerca di prima</text:span><text:span text:style-name="T216"> </text:span><text:span text:style-name="T35">occupazione.</text:span></text:p>
      </text:section>
      <text:p text:style-name="P1166"/>
      <text:p text:style-name="P728"/>
      <text:p text:style-name="P660"><draw:g text:anchor-type="as-char" draw:z-index="125" draw:style-name="gr5"><draw:line draw:style-name="gr6" draw:text-style-name="P1280" svg:x1="0in" svg:y1="0in" svg:x2="3.8228in" svg:y2="0in"><text:p/></draw:line></draw:g><text:span text:style-name="T483"><text:tab/></text:span><draw:g text:anchor-type="as-char" draw:z-index="126" draw:style-name="gr5"><draw:line draw:style-name="gr6" draw:text-style-name="P1280" svg:x1="0in" svg:y1="0in" svg:x2="3.8189in" svg:y2="0in"><text:p/></draw:line></draw:g></text:p>
      <text:p text:style-name="P800"/>
      <text:section text:style-name="Sect11" text:name="Section73">
        <text:p text:style-name="P950"><text:span text:style-name="T162">INVITALIA </text:span><text:span text:style-name="T35">concede agevolazioni finanziarie (contributo a fondo perduto e mutuo</text:span><text:span text:style-name="T196"> </text:span><text:span text:style-name="T35">a</text:span><text:span text:style-name="T199"> </text:span><text:span text:style-name="T35">tasso</text:span><text:span text:style-name="T199"> </text:span><text:span text:style-name="T35">agevolato)</text:span><text:span text:style-name="T199"> </text:span><text:span text:style-name="T35">e</text:span><text:span text:style-name="T199"> </text:span><text:span text:style-name="T35">servizi</text:span><text:span text:style-name="T199"> </text:span><text:span text:style-name="T35">di</text:span><text:span text:style-name="T199"> </text:span><text:span text:style-name="T35">assistenza</text:span><text:span text:style-name="T196"> </text:span><text:span text:style-name="T35">tecnica</text:span><text:span text:style-name="T199"> </text:span><text:span text:style-name="T35">per</text:span><text:span text:style-name="T199"> </text:span><text:span text:style-name="T35">tre</text:span><text:span text:style-name="T199"> </text:span><text:span text:style-name="T35">tipologie</text:span><text:span text:style-name="T199"> </text:span><text:span text:style-name="T35">di</text:span><text:span text:style-name="T199"> </text:span><text:span text:style-name="T35">ini- ziative:</text:span></text:p>
        <text:list xml:id="list153417964438029" text:continue-list="list153417872703158" text:style-name="WWNum6">
          <text:list-item>
            <text:p text:style-name="P449"><text:span text:style-name="T47">Lavoro</text:span><text:span text:style-name="T108"> </text:span><text:span text:style-name="T47">Autonomo</text:span><text:span text:style-name="T85"> </text:span><text:span text:style-name="T47">(in</text:span><text:span text:style-name="T85"> </text:span><text:span text:style-name="T47">forma</text:span><text:span text:style-name="T85"> </text:span><text:span text:style-name="T47">di</text:span><text:span text:style-name="T85"> </text:span><text:span text:style-name="T47">ditta</text:span><text:span text:style-name="T85"> </text:span><text:span text:style-name="T47">individuale),</text:span><text:span text:style-name="T85"> </text:span><text:span text:style-name="T47">con</text:span><text:span text:style-name="T85"> </text:span><text:span text:style-name="T47">investimenti</text:span><text:span text:style-name="T85"> </text:span><text:span text:style-name="T47">comples- sivi previsti fino a </text:span><text:span text:style-name="T229">€</text:span><text:span text:style-name="T230"> </text:span><text:span text:style-name="T47">25.82;</text:span></text:p>
          </text:list-item>
          <text:list-item>
            <text:p text:style-name="P523"><text:span text:style-name="T47">Microimpresa (in forma di società), con investimenti complessivi previsti fino </text:span><text:span text:style-name="T229">€</text:span><text:span text:style-name="T234"> </text:span><text:span text:style-name="T47">129.11;</text:span></text:p>
          </text:list-item>
          <text:list-item>
            <text:p text:style-name="P364"><text:span text:style-name="T43">Franchising</text:span><text:span text:style-name="T77"> </text:span><text:span text:style-name="T47">(in</text:span><text:span text:style-name="T77"> </text:span><text:span text:style-name="T43">forma</text:span><text:span text:style-name="T77"> </text:span><text:span text:style-name="T47">di</text:span><text:span text:style-name="T77"> </text:span><text:span text:style-name="T43">ditta</text:span><text:span text:style-name="T77"> </text:span><text:span text:style-name="T43">individuale</text:span><text:span text:style-name="T77"> </text:span><text:span text:style-name="T47">o</text:span><text:span text:style-name="T77"> </text:span><text:span text:style-name="T47">di</text:span><text:span text:style-name="T77"> </text:span><text:span text:style-name="T43">società),</text:span><text:span text:style-name="T77"> </text:span><text:span text:style-name="T47">da</text:span><text:span text:style-name="T77"> </text:span><text:span text:style-name="T43">realizzare</text:span><text:span text:style-name="T77"> </text:span><text:span text:style-name="T47">con</text:span><text:span text:style-name="T77"> </text:span><text:span text:style-name="T43">Fran- </text:span><text:span text:style-name="T47">chisor;</text:span></text:p>
          </text:list-item>
          <text:list-item>
            <text:p text:style-name="P373"><text:span text:style-name="T47">accreditati con</text:span><text:span text:style-name="T55"> </text:span><text:span text:style-name="T43">INVITALIA.</text:span></text:p>
          </text:list-item>
        </text:list>
        <text:p text:style-name="P1003"><text:span text:style-name="T35">Per</text:span><text:span text:style-name="T166"> </text:span><text:span text:style-name="T35">le</text:span><text:span text:style-name="T170"> </text:span><text:span text:style-name="T35">imprese</text:span><text:span text:style-name="T170"> </text:span><text:span text:style-name="T35">già</text:span><text:span text:style-name="T170"> </text:span><text:span text:style-name="T35">esistenti</text:span><text:span text:style-name="T170"> </text:span><text:span text:style-name="T35">vi</text:span><text:span text:style-name="T170"> </text:span><text:span text:style-name="T35">sono</text:span><text:span text:style-name="T170"> </text:span><text:span text:style-name="T35">incentivi</text:span><text:span text:style-name="T170"> </text:span><text:span text:style-name="T35">e</text:span><text:span text:style-name="T170"> </text:span><text:span text:style-name="T35">finanziamenti</text:span><text:span text:style-name="T170"> </text:span><text:span text:style-name="T35">dell’INAIL</text:span><text:span text:style-name="T174"> </text:span><text:span text:style-name="T35">volti a migliorare la sicurezza sul lavoro. Il contributo dell’Inail può arrivare a </text:span><text:span text:style-name="T226">€ </text:span><text:span text:style-name="T35">100.000.</text:span></text:p>
        <text:p text:style-name="P748"><text:span text:style-name="T35">La domanda di finanziamento si compila on line dal </text:span><text:span text:style-name="T221">sito Invitalia</text:span><text:span text:style-name="T35">.</text:span></text:p>
        <text:p text:style-name="P708"/>
        <text:h text:style-name="P16" text:outline-level="2"><text:span text:style-name="T399">Requisiti</text:span><text:span text:style-name="T401"> </text:span><text:span text:style-name="T399">per</text:span><text:span text:style-name="T407"> </text:span><text:span text:style-name="T399">l’ammissione</text:span><text:span text:style-name="T401"> </text:span><text:span text:style-name="T399">al</text:span><text:span text:style-name="T407"> </text:span><text:span text:style-name="T412">lavoro</text:span><text:span text:style-name="T401"> </text:span><text:span text:style-name="T399">dei</text:span><text:span text:style-name="T407"> </text:span><text:span text:style-name="T399">minori<text:tab/></text:span></text:h>
        <text:list xml:id="list153418069160187" text:continue-list="list153417998536600" text:style-name="WWNum2">
          <text:list-item>
            <text:h text:style-name="P161" text:outline-level="3"><text:span text:style-name="T389">Qual è l’età minima per poter </text:span><text:span text:style-name="T390">lavorare </text:span><text:span text:style-name="T389">in</text:span><text:span text:style-name="T432"> </text:span><text:span text:style-name="T389">Italia?</text:span></text:h>
          </text:list-item>
        </text:list>
        <text:p text:style-name="P1000"><text:span text:style-name="T35">L</text:span><text:span text:style-name="T225">’età minima </text:span><text:span text:style-name="T35">di ammissione al lavoro è fissata al momento in cui il minore ha concluso il periodo di istruzione obbligatoria e comunque non può essere inferiore a 16 anni (legge n. 296/2006), o a 15 nell’ambito dell’alternanza scuola/lavoro (vedi faq 121).</text:span></text:p>
        <text:p text:style-name="P690"><text:span text:style-name="T48">Tale </text:span><text:span text:style-name="T47">regola vale per tutti i tipi di rapporti di lavoro instaurabili con minori. Le</text:span><text:span text:style-name="T61"> </text:span><text:span text:style-name="T47">uniche</text:span><text:span text:style-name="T61"> </text:span><text:span text:style-name="T47">eccezioni</text:span><text:span text:style-name="T117"> </text:span><text:span text:style-name="T47">ammesse</text:span><text:span text:style-name="T61"> </text:span><text:span text:style-name="T47">al</text:span><text:span text:style-name="T117"> </text:span><text:span text:style-name="T47">limite</text:span><text:span text:style-name="T61"> </text:span><text:span text:style-name="T47">d’età</text:span><text:span text:style-name="T117"> </text:span><text:span text:style-name="T47">minima</text:span><text:span text:style-name="T61"> </text:span><text:span text:style-name="T47">sono</text:span><text:span text:style-name="T61"> </text:span><text:span text:style-name="T47">connesse</text:span><text:span text:style-name="T117"> </text:span><text:span text:style-name="T47">allo</text:span><text:span text:style-name="T61"> </text:span><text:span text:style-name="T47">svol- </text:span><text:span text:style-name="T43">gimento</text:span><text:span text:style-name="T77"> </text:span><text:span text:style-name="T47">di</text:span><text:span text:style-name="T77"> </text:span><text:span text:style-name="T44">attività</text:span><text:span text:style-name="T78"> </text:span><text:span text:style-name="T44">lavorative</text:span><text:span text:style-name="T78"> </text:span><text:span text:style-name="T52">di</text:span><text:span text:style-name="T62"> </text:span><text:span text:style-name="T44">carattere</text:span><text:span text:style-name="T78"> </text:span><text:span text:style-name="T44">culturale,</text:span><text:span text:style-name="T78"> </text:span><text:span text:style-name="T44">artistico</text:span><text:span text:style-name="T78"> </text:span><text:span text:style-name="T52">o</text:span><text:span text:style-name="T78"> </text:span><text:span text:style-name="T44">pubblicitario </text:span><text:span text:style-name="T52">o comunque nel settore dello</text:span><text:span text:style-name="T87"> </text:span><text:span text:style-name="T52">spettacolo.</text:span></text:p>
        <text:p text:style-name="P968"><text:span text:style-name="T35">In</text:span><text:span text:style-name="T180"> </text:span><text:span text:style-name="T162">tali</text:span><text:span text:style-name="T166"> </text:span><text:span text:style-name="T162">casi</text:span><text:span text:style-name="T180"> </text:span><text:span text:style-name="T35">è</text:span><text:span text:style-name="T166"> </text:span><text:span text:style-name="T162">necessaria</text:span><text:span text:style-name="T180"> </text:span><text:span text:style-name="T35">la</text:span><text:span text:style-name="T166"> </text:span><text:span text:style-name="T162">preventiva</text:span><text:span text:style-name="T180"> </text:span><text:span text:style-name="T162">autorizzazione</text:span><text:span text:style-name="T166"> </text:span><text:span text:style-name="T162">della</text:span><text:span text:style-name="T166"> </text:span><text:span text:style-name="T162">Direzione</text:span><text:span text:style-name="T174"> </text:span><text:span text:style-name="T36">Territoriale </text:span><text:span text:style-name="T35">del</text:span><text:span text:style-name="T173"> </text:span><text:span text:style-name="T35">Lavoro</text:span><text:span text:style-name="T173"> </text:span><text:span text:style-name="T35">competente</text:span><text:span text:style-name="T173"> </text:span><text:span text:style-name="T35">(ovvero</text:span><text:span text:style-name="T173"> </text:span><text:span text:style-name="T35">quella</text:span><text:span text:style-name="T173"> </text:span><text:span text:style-name="T35">del</text:span><text:span text:style-name="T173"> </text:span><text:span text:style-name="T35">luogo</text:span><text:span text:style-name="T173"> </text:span><text:span text:style-name="T35">dove</text:span><text:span text:style-name="T173"> </text:span><text:span text:style-name="T35">verrà</text:span><text:span text:style-name="T173"> </text:span><text:span text:style-name="T35">svolta</text:span><text:span text:style-name="T174"> </text:span><text:span text:style-name="T35">l’attività</text:span><text:span text:style-name="T173"> </text:span><text:span text:style-name="T35">la- vorativa), la quale viene concessa a condizione che vi sia il previo assenso scritto</text:span><text:span text:style-name="T183"> </text:span><text:span text:style-name="T35">dei</text:span><text:span text:style-name="T196"> </text:span><text:span text:style-name="T35">titolari</text:span><text:span text:style-name="T196"> </text:span><text:span text:style-name="T35">della</text:span><text:span text:style-name="T196"> </text:span><text:span text:style-name="T35">potestà</text:span><text:span text:style-name="T196"> </text:span><text:span text:style-name="T35">genitoriale</text:span><text:span text:style-name="T196"> </text:span><text:span text:style-name="T35">e</text:span><text:span text:style-name="T196"> </text:span><text:span text:style-name="T35">che</text:span><text:span text:style-name="T196"> </text:span><text:span text:style-name="T35">si</text:span><text:span text:style-name="T196"> </text:span><text:span text:style-name="T35">tratti</text:span><text:span text:style-name="T196"> </text:span><text:span text:style-name="T35">di</text:span><text:span text:style-name="T196"> </text:span><text:span text:style-name="T35">attività</text:span><text:span text:style-name="T196"> </text:span><text:span text:style-name="T35">che</text:span><text:span text:style-name="T196"> </text:span><text:span text:style-name="T35">non</text:span><text:span text:style-name="T196"> </text:span><text:span text:style-name="T35">pre- giudichino</text:span><text:span text:style-name="T173"> </text:span><text:span text:style-name="T35">la</text:span><text:span text:style-name="T173"> </text:span><text:span text:style-name="T35">sicurezza,</text:span><text:span text:style-name="T173"> </text:span><text:span text:style-name="T35">l’integrità</text:span><text:span text:style-name="T173"> </text:span><text:span text:style-name="T35">pisco-fisica</text:span><text:span text:style-name="T173"> </text:span><text:span text:style-name="T35">e</text:span><text:span text:style-name="T174"> </text:span><text:span text:style-name="T35">lo</text:span><text:span text:style-name="T173"> </text:span><text:span text:style-name="T35">sviluppo,</text:span><text:span text:style-name="T173"> </text:span><text:span text:style-name="T35">la</text:span><text:span text:style-name="T173"> </text:span><text:span text:style-name="T35">frequenza</text:span><text:span text:style-name="T173"> </text:span><text:span text:style-name="T35">sco- lastica o la partecipazione a programmi di orientamento o di formazione professionale da parte del minore (art. 4 L. n.</text:span><text:span text:style-name="T202"> </text:span><text:span text:style-name="T35">977/1967).</text:span></text:p>
        <text:list xml:id="list153417630587503" text:continue-numbering="true" text:style-name="WWNum2">
          <text:list-item>
            <text:h text:style-name="P167" text:outline-level="3"><text:span text:style-name="T389">Il minore che ha compiuto 16 anni può sottoscrivere il con- tratto di</text:span><text:span text:style-name="T433"> </text:span><text:span text:style-name="T411">lavoro?</text:span></text:h>
          </text:list-item>
        </text:list>
        <text:p text:style-name="P853"><text:span text:style-name="T35">Si, il minore/adolescente che ha compiuto 16 anni può sottoscrivere in auto- nomia</text:span><text:span text:style-name="T174"> </text:span><text:span text:style-name="T35">il</text:span><text:span text:style-name="T174"> </text:span><text:span text:style-name="T35">contratto</text:span><text:span text:style-name="T183"> </text:span><text:span text:style-name="T35">di</text:span><text:span text:style-name="T174"> </text:span><text:span text:style-name="T35">lavoro,</text:span><text:span text:style-name="T183"> </text:span><text:span text:style-name="T35">senza</text:span><text:span text:style-name="T174"> </text:span><text:span text:style-name="T35">che</text:span><text:span text:style-name="T183"> </text:span><text:span text:style-name="T35">sia</text:span><text:span text:style-name="T174"> </text:span><text:span text:style-name="T35">necessaria</text:span><text:span text:style-name="T183"> </text:span><text:span text:style-name="T35">l’assistenza</text:span><text:span text:style-name="T174"> </text:span><text:span text:style-name="T35">di</text:span><text:span text:style-name="T183"> </text:span><text:span text:style-name="T35">coloro</text:span><text:span text:style-name="T174"> </text:span><text:span text:style-name="T35">che esercitano la potestà</text:span><text:span text:style-name="T166"> </text:span><text:span text:style-name="T35">genitoriale.</text:span></text:p>
        <text:p text:style-name="P785"/>
        <text:list xml:id="list153417206996081" text:continue-numbering="true" text:style-name="WWNum2">
          <text:list-item>
            <text:h text:style-name="P79" text:outline-level="3"><text:span text:style-name="T389">Il rapporto di </text:span><text:span text:style-name="T411">lavoro </text:span><text:span text:style-name="T389">instaurato con un minore è soggetto ad una disciplina</text:span><text:span text:style-name="T427"> </text:span><text:span text:style-name="T389">particolare?</text:span></text:h>
          </text:list-item>
        </text:list>
        <text:p text:style-name="P853"><text:span text:style-name="T35">Il</text:span><text:span text:style-name="T199"> </text:span><text:span text:style-name="T35">minore</text:span><text:span text:style-name="T180"> </text:span><text:span text:style-name="T35">che</text:span><text:span text:style-name="T180"> </text:span><text:span text:style-name="T35">lavora</text:span><text:span text:style-name="T199"> </text:span><text:span text:style-name="T35">ha</text:span><text:span text:style-name="T180"> </text:span><text:span text:style-name="T35">diritto</text:span><text:span text:style-name="T180"> </text:span><text:span text:style-name="T35">ad</text:span><text:span text:style-name="T199"> </text:span><text:span text:style-name="T35">un</text:span><text:span text:style-name="T180"> </text:span><text:span text:style-name="T35">periodo</text:span><text:span text:style-name="T180"> </text:span><text:span text:style-name="T35">annuale</text:span><text:span text:style-name="T199"> </text:span><text:span text:style-name="T35">di</text:span><text:span text:style-name="T180"> </text:span><text:span text:style-name="T35">ferie</text:span><text:span text:style-name="T180"> </text:span><text:span text:style-name="T35">retribuite</text:span><text:span text:style-name="T180"> </text:span><text:span text:style-name="T35">e,</text:span><text:span text:style-name="T199"> </text:span><text:span text:style-name="T35">a</text:span><text:span text:style-name="T180"> </text:span><text:span text:style-name="T35">pa- rità di lavoro, alla stessa retribuzione del lavoratore maggiorenne, nonché a particolari tutele previste dalla</text:span><text:span text:style-name="T199"> </text:span><text:span text:style-name="T35">legge.</text:span></text:p>
        <text:p text:style-name="P853"><text:span text:style-name="T35">La legge n. 977/1967 stabilisce che il datore di lavoro, prima di assumere il minore</text:span><text:span text:style-name="T166"> </text:span><text:span text:style-name="T35">ha</text:span><text:span text:style-name="T170"> </text:span><text:span text:style-name="T35">l’obbligo</text:span><text:span text:style-name="T170"> </text:span><text:span text:style-name="T35">di</text:span><text:span text:style-name="T166"> </text:span><text:span text:style-name="T35">effettuare</text:span><text:span text:style-name="T170"> </text:span><text:span text:style-name="T35">la</text:span><text:span text:style-name="T170"> </text:span><text:span text:style-name="T35">valutazione</text:span><text:span text:style-name="T166"> </text:span><text:span text:style-name="T35">dei</text:span><text:span text:style-name="T170"> </text:span><text:span text:style-name="T35">rischi</text:span><text:span text:style-name="T170"> </text:span><text:span text:style-name="T35">anche</text:span><text:span text:style-name="T166"> </text:span><text:span text:style-name="T35">con</text:span><text:span text:style-name="T170"> </text:span><text:span text:style-name="T35">specifico riguardo</text:span><text:span text:style-name="T176"> </text:span><text:span text:style-name="T35">all’età</text:span><text:span text:style-name="T173"> </text:span><text:span text:style-name="T35">e</text:span><text:span text:style-name="T173"> </text:span><text:span text:style-name="T35">di</text:span><text:span text:style-name="T173"> </text:span><text:span text:style-name="T35">sottoporlo</text:span><text:span text:style-name="T176"> </text:span><text:span text:style-name="T35">presso</text:span><text:span text:style-name="T173"> </text:span><text:span text:style-name="T35">la</text:span><text:span text:style-name="T219"> </text:span><text:span text:style-name="T35">ASL</text:span><text:span text:style-name="T217"> </text:span><text:span text:style-name="T35">territorialmente</text:span><text:span text:style-name="T173"> </text:span><text:span text:style-name="T35">competente</text:span><text:span text:style-name="T173"> </text:span><text:span text:style-name="T35">a</text:span><text:span text:style-name="T176"> </text:span><text:span text:style-name="T225">vi- site</text:span><text:span text:style-name="T205"> </text:span><text:span text:style-name="T225">mediche</text:span><text:span text:style-name="T205"> </text:span><text:span text:style-name="T225">preventive</text:span><text:span text:style-name="T205"> </text:span><text:span text:style-name="T225">e</text:span><text:span text:style-name="T172"> </text:span><text:span text:style-name="T225">periodiche</text:span><text:span text:style-name="T205"> </text:span><text:span text:style-name="T35">per</text:span><text:span text:style-name="T203"> </text:span><text:span text:style-name="T35">farne</text:span><text:span text:style-name="T39"> </text:span><text:span text:style-name="T35">valutare</text:span><text:span text:style-name="T203"> </text:span><text:span text:style-name="T35">l’idoneità</text:span><text:span text:style-name="T170"> </text:span><text:span text:style-name="T35">al</text:span><text:span text:style-name="T203"> </text:span><text:span text:style-name="T35">lavoro. Nel caso di attività lavorative per le quali la vigente legislazione (D.lgs. n. </text:span><text:span text:style-name="T162">81/2008)</text:span><text:span text:style-name="T180"> </text:span><text:span text:style-name="T162">dispone</text:span><text:span text:style-name="T180"> </text:span><text:span text:style-name="T35">la</text:span><text:span text:style-name="T180"> </text:span><text:span text:style-name="T162">sorveglianza</text:span><text:span text:style-name="T166"> </text:span><text:span text:style-name="T162">sanitaria</text:span><text:span text:style-name="T180"> </text:span><text:span text:style-name="T162">(es.</text:span><text:span text:style-name="T180"> </text:span><text:span text:style-name="T162">lavori</text:span><text:span text:style-name="T166"> </text:span><text:span text:style-name="T35">ai</text:span><text:span text:style-name="T180"> </text:span><text:span text:style-name="T162">videoterminali)</text:span><text:span text:style-name="T180"> </text:span><text:span text:style-name="T35">le</text:span><text:span text:style-name="T166"> </text:span><text:span text:style-name="T162">visite </text:span><text:span text:style-name="T35">mediche</text:span><text:span text:style-name="T166"> </text:span><text:span text:style-name="T35">preventive</text:span><text:span text:style-name="T170"> </text:span><text:span text:style-name="T35">e</text:span><text:span text:style-name="T170"> </text:span><text:span text:style-name="T35">periodiche</text:span><text:span text:style-name="T166"> </text:span><text:span text:style-name="T35">devono</text:span><text:span text:style-name="T170"> </text:span><text:span text:style-name="T35">essere</text:span><text:span text:style-name="T170"> </text:span><text:span text:style-name="T35">effettuate</text:span><text:span text:style-name="T170"> </text:span><text:span text:style-name="T35">dal</text:span><text:span text:style-name="T166"> </text:span><text:span text:style-name="T35">medico</text:span><text:span text:style-name="T170"> </text:span><text:span text:style-name="T35">compe- tente, pubblico o privato, scelto dal datore di</text:span><text:span text:style-name="T219"> </text:span><text:span text:style-name="T35">lavoro.</text:span></text:p>
        <text:p text:style-name="P864"><text:span text:style-name="T162">L’orario</text:span><text:span text:style-name="T174"> </text:span><text:span text:style-name="T35">di</text:span><text:span text:style-name="T183"> </text:span><text:span text:style-name="T35">lavoro</text:span><text:span text:style-name="T183"> </text:span><text:span text:style-name="T35">dei</text:span><text:span text:style-name="T183"> </text:span><text:span text:style-name="T35">minori</text:span><text:span text:style-name="T174"> </text:span><text:span text:style-name="T35">non</text:span><text:span text:style-name="T183"> </text:span><text:span text:style-name="T35">può</text:span><text:span text:style-name="T183"> </text:span><text:span text:style-name="T35">superare</text:span><text:span text:style-name="T183"> </text:span><text:span text:style-name="T225">le</text:span><text:span text:style-name="T185"> </text:span><text:span text:style-name="T225">8</text:span><text:span text:style-name="T175"> </text:span><text:span text:style-name="T225">ore</text:span><text:span text:style-name="T185"> </text:span><text:span text:style-name="T225">giornaliere</text:span><text:span text:style-name="T185"> </text:span><text:span text:style-name="T225">e</text:span><text:span text:style-name="T185"> </text:span><text:span text:style-name="T225">le</text:span><text:span text:style-name="T175"> </text:span><text:span text:style-name="T225">40</text:span><text:span text:style-name="T185"> </text:span><text:span text:style-name="T225">set- timanali</text:span><text:span text:style-name="T35">.</text:span><text:span text:style-name="T166"> </text:span><text:span text:style-name="T35">I</text:span><text:span text:style-name="T170"> </text:span><text:span text:style-name="T35">minori</text:span><text:span text:style-name="T166"> </text:span><text:span text:style-name="T35">non</text:span><text:span text:style-name="T170"> </text:span><text:span text:style-name="T35">possono</text:span><text:span text:style-name="T166"> </text:span><text:span text:style-name="T35">quindi</text:span><text:span text:style-name="T170"> </text:span><text:span text:style-name="T35">svolgere</text:span><text:span text:style-name="T166"> </text:span><text:span text:style-name="T35">lavoro</text:span><text:span text:style-name="T170"> </text:span><text:span text:style-name="T35">straordinario.</text:span><text:span text:style-name="T166"> </text:span><text:span text:style-name="T162">L’orario </text:span><text:span text:style-name="T35">di</text:span><text:span text:style-name="T36"> </text:span><text:span text:style-name="T35">lavoro</text:span><text:span text:style-name="T162"> </text:span><text:span text:style-name="T35">non</text:span><text:span text:style-name="T162"> </text:span><text:span text:style-name="T35">può</text:span><text:span text:style-name="T162"> </text:span><text:span text:style-name="T35">durare</text:span><text:span text:style-name="T162"> </text:span><text:span text:style-name="T35">senza</text:span><text:span text:style-name="T162"> </text:span><text:span text:style-name="T35">interruzioni</text:span><text:span text:style-name="T162"> </text:span><text:span text:style-name="T35">più</text:span><text:span text:style-name="T162"> </text:span><text:span text:style-name="T35">di</text:span><text:span text:style-name="T162"> </text:span><text:span text:style-name="T35">4</text:span><text:span text:style-name="T162"> </text:span><text:span text:style-name="T35">ore</text:span><text:span text:style-name="T162"> </text:span><text:span text:style-name="T35">e</text:span><text:span text:style-name="T162"> </text:span><text:span text:style-name="T35">mezza,</text:span><text:span text:style-name="T162"> </text:span><text:span text:style-name="T35">dopo</text:span><text:span text:style-name="T162"> </text:span><text:span text:style-name="T35">di</text:span><text:span text:style-name="T162"> </text:span><text:span text:style-name="T35">che si</text:span><text:span text:style-name="T199"> </text:span><text:span text:style-name="T35">ha</text:span><text:span text:style-name="T180"> </text:span><text:span text:style-name="T35">diritto</text:span><text:span text:style-name="T199"> </text:span><text:span text:style-name="T35">ad</text:span><text:span text:style-name="T180"> </text:span><text:span text:style-name="T35">un</text:span><text:span text:style-name="T180"> </text:span><text:span text:style-name="T35">riposo</text:span><text:span text:style-name="T199"> </text:span><text:span text:style-name="T35">di</text:span><text:span text:style-name="T180"> </text:span><text:span text:style-name="T35">almeno</text:span><text:span text:style-name="T180"> </text:span><text:span text:style-name="T35">1</text:span><text:span text:style-name="T199"> </text:span><text:span text:style-name="T35">ora</text:span><text:span text:style-name="T180"> </text:span><text:span text:style-name="T35">(i</text:span><text:span text:style-name="T180"> </text:span><text:span text:style-name="T35">contratti</text:span><text:span text:style-name="T199"> </text:span><text:span text:style-name="T35">collettivi</text:span><text:span text:style-name="T180"> </text:span><text:span text:style-name="T35">possono</text:span><text:span text:style-name="T180"> </text:span><text:span text:style-name="T35">però</text:span><text:span text:style-name="T199"> </text:span><text:span text:style-name="T35">ri- durre la durata del riposo intermedio a</text:span><text:span text:style-name="T216"> </text:span><text:span text:style-name="T35">mezz’ora).</text:span></text:p>
        <text:p text:style-name="P859"><text:span text:style-name="T35">I minori hanno diritto ad un periodo di </text:span><text:span text:style-name="T225">riposo settimanale </text:span><text:span text:style-name="T35">di almeno due giorni,</text:span><text:span text:style-name="T183"> </text:span><text:span text:style-name="T35">se</text:span><text:span text:style-name="T183"> </text:span><text:span text:style-name="T35">possibile</text:span><text:span text:style-name="T196"> </text:span><text:span text:style-name="T35">consecutivi,</text:span><text:span text:style-name="T183"> </text:span><text:span text:style-name="T35">e</text:span><text:span text:style-name="T196"> </text:span><text:span text:style-name="T35">comprendenti</text:span><text:span text:style-name="T183"> </text:span><text:span text:style-name="T35">la</text:span><text:span text:style-name="T196"> </text:span><text:span text:style-name="T35">domenica;</text:span><text:span text:style-name="T183"> </text:span><text:span text:style-name="T35">tale</text:span><text:span text:style-name="T196"> </text:span><text:span text:style-name="T35">periodo</text:span><text:span text:style-name="T183"> </text:span><text:span text:style-name="T35">può essere</text:span><text:span text:style-name="T39"> </text:span><text:span text:style-name="T35">ridotto,</text:span><text:span text:style-name="T39"> </text:span><text:span text:style-name="T35">per</text:span><text:span text:style-name="T39"> </text:span><text:span text:style-name="T35">comprovate</text:span><text:span text:style-name="T39"> </text:span><text:span text:style-name="T35">ragioni</text:span><text:span text:style-name="T39"> </text:span><text:span text:style-name="T35">di</text:span><text:span text:style-name="T36"> </text:span><text:span text:style-name="T35">ordine</text:span><text:span text:style-name="T39"> </text:span><text:span text:style-name="T35">tecnico</text:span><text:span text:style-name="T39"> </text:span><text:span text:style-name="T35">ed</text:span><text:span text:style-name="T39"> </text:span><text:span text:style-name="T35">organizzativo,</text:span><text:span text:style-name="T39"> </text:span><text:span text:style-name="T35">ma non</text:span><text:span text:style-name="T162"> </text:span><text:span text:style-name="T35">può</text:span><text:span text:style-name="T162"> </text:span><text:span text:style-name="T35">essere</text:span><text:span text:style-name="T207"> </text:span><text:span text:style-name="T35">inferiore</text:span><text:span text:style-name="T162"> </text:span><text:span text:style-name="T35">a</text:span><text:span text:style-name="T207"> </text:span><text:span text:style-name="T35">36</text:span><text:span text:style-name="T162"> </text:span><text:span text:style-name="T35">ore</text:span><text:span text:style-name="T207"> </text:span><text:span text:style-name="T35">consecutive,</text:span><text:span text:style-name="T162"> </text:span><text:span text:style-name="T35">salvo</text:span><text:span text:style-name="T207"> </text:span><text:span text:style-name="T35">che</text:span><text:span text:style-name="T162"> </text:span><text:span text:style-name="T35">il</text:span><text:span text:style-name="T162"> </text:span><text:span text:style-name="T35">caso</text:span><text:span text:style-name="T207"> </text:span><text:span text:style-name="T35">di</text:span><text:span text:style-name="T162"> </text:span><text:span text:style-name="T35">attività</text:span><text:span text:style-name="T207"> </text:span><text:span text:style-name="T35">ca- ratterizzate</text:span><text:span text:style-name="T203"> </text:span><text:span text:style-name="T35">da</text:span><text:span text:style-name="T39"> </text:span><text:span text:style-name="T35">periodi</text:span><text:span text:style-name="T39"> </text:span><text:span text:style-name="T35">di</text:span><text:span text:style-name="T203"> </text:span><text:span text:style-name="T35">lavoro</text:span><text:span text:style-name="T39"> </text:span><text:span text:style-name="T35">frazionati</text:span><text:span text:style-name="T39"> </text:span><text:span text:style-name="T35">o</text:span><text:span text:style-name="T39"> </text:span><text:span text:style-name="T35">di</text:span><text:span text:style-name="T203"> </text:span><text:span text:style-name="T35">breve</text:span><text:span text:style-name="T39"> </text:span><text:span text:style-name="T35">durata</text:span><text:span text:style-name="T39"> </text:span><text:span text:style-name="T35">nella</text:span><text:span text:style-name="T39"> </text:span><text:span text:style-name="T35">giornata.</text:span></text:p>
        <text:p text:style-name="P856"><text:span text:style-name="T35">Per</text:span><text:span text:style-name="T166"> </text:span><text:span text:style-name="T35">alcune</text:span><text:span text:style-name="T166"> </text:span><text:span text:style-name="T35">attività</text:span><text:span text:style-name="T166"> </text:span><text:span text:style-name="T35">il</text:span><text:span text:style-name="T166"> </text:span><text:span text:style-name="T35">riposo</text:span><text:span text:style-name="T166"> </text:span><text:span text:style-name="T35">settimanale</text:span><text:span text:style-name="T166"> </text:span><text:span text:style-name="T35">può</text:span><text:span text:style-name="T166"> </text:span><text:span text:style-name="T35">essere</text:span><text:span text:style-name="T166"> </text:span><text:span text:style-name="T35">concesso</text:span><text:span text:style-name="T166"> </text:span><text:span text:style-name="T35">in</text:span><text:span text:style-name="T170"> </text:span><text:span text:style-name="T35">giorno</text:span><text:span text:style-name="T166"> </text:span><text:span text:style-name="T35">diverso dalla</text:span><text:span text:style-name="T213"> </text:span><text:span text:style-name="T35">domenica:</text:span><text:span text:style-name="T214"> </text:span><text:span text:style-name="T35">trattasi</text:span><text:span text:style-name="T214"> </text:span><text:span text:style-name="T35">delle</text:span><text:span text:style-name="T214"> </text:span><text:span text:style-name="T35">attività</text:span><text:span text:style-name="T214"> </text:span><text:span text:style-name="T35">culturali,</text:span><text:span text:style-name="T213"> </text:span><text:span text:style-name="T35">artistiche,</text:span><text:span text:style-name="T214"> </text:span><text:span text:style-name="T35">sportive,</text:span><text:span text:style-name="T214"> </text:span><text:span text:style-name="T35">pubblicitarie e dello spettacolo, oppure di attività svolte nei settori turistico, alberghiero e della ristorazione - ivi compresi </text:span><text:span text:style-name="T162">bar, </text:span><text:span text:style-name="T35">gelaterie, pasticcerie ecc.- attività per</text:span><text:span text:style-name="T187"> </text:span><text:span text:style-name="T35">le quali</text:span><text:span text:style-name="T36"> </text:span><text:span text:style-name="T35">il</text:span><text:span text:style-name="T36"> </text:span><text:span text:style-name="T35">maggior</text:span><text:span text:style-name="T36"> </text:span><text:span text:style-name="T35">carico</text:span><text:span text:style-name="T36"> </text:span><text:span text:style-name="T35">di</text:span><text:span text:style-name="T36"> </text:span><text:span text:style-name="T35">lavoro</text:span><text:span text:style-name="T36"> </text:span><text:span text:style-name="T35">si</text:span><text:span text:style-name="T36"> </text:span><text:span text:style-name="T35">concentra</text:span><text:span text:style-name="T36"> </text:span><text:span text:style-name="T35">spesso</text:span><text:span text:style-name="T36"> </text:span><text:span text:style-name="T35">nella</text:span><text:span text:style-name="T36"> </text:span><text:span text:style-name="T35">domenica.</text:span></text:p>
      </text:section>
      <text:p text:style-name="P1167"/>
      <text:p text:style-name="P728"/>
      <text:p text:style-name="P660"><draw:g text:anchor-type="as-char" draw:z-index="127" draw:style-name="gr5"><draw:line draw:style-name="gr6" draw:text-style-name="P1280" svg:x1="0in" svg:y1="0in" svg:x2="3.8228in" svg:y2="0in"><text:p/></draw:line></draw:g><text:span text:style-name="T483"><text:tab/></text:span><draw:g text:anchor-type="as-char" draw:z-index="128" draw:style-name="gr5"><draw:line draw:style-name="gr6" draw:text-style-name="P1280" svg:x1="0in" svg:y1="0in" svg:x2="3.8189in" svg:y2="0in"><text:p/></draw:line></draw:g></text:p>
      <text:p text:style-name="P800"/>
      <text:section text:style-name="Sect13" text:name="Section75">
        <text:list xml:id="list153418003324310" text:continue-numbering="true" text:style-name="WWNum2">
          <text:list-item>
            <text:h text:style-name="P171" text:outline-level="3"><text:span text:style-name="T389">I minori possono essere adibiti a </text:span><text:span text:style-name="T411">lavoro</text:span><text:span text:style-name="T440"> </text:span><text:span text:style-name="T389">notturno?</text:span></text:h>
          </text:list-item>
        </text:list>
        <text:p text:style-name="P1000"><text:span text:style-name="T35">È</text:span><text:span text:style-name="T180"> </text:span><text:span text:style-name="T35">vietato</text:span><text:span text:style-name="T166"> </text:span><text:span text:style-name="T35">adibire</text:span><text:span text:style-name="T166"> </text:span><text:span text:style-name="T35">i</text:span><text:span text:style-name="T166"> </text:span><text:span text:style-name="T35">minori</text:span><text:span text:style-name="T166"> </text:span><text:span text:style-name="T35">a</text:span><text:span text:style-name="T166"> </text:span><text:span text:style-name="T225">lavoro</text:span><text:span text:style-name="T182"> </text:span><text:span text:style-name="T225">notturno</text:span><text:span text:style-name="T168"> </text:span><text:span text:style-name="T35">(dalle</text:span><text:span text:style-name="T166"> </text:span><text:span text:style-name="T35">22</text:span><text:span text:style-name="T166"> </text:span><text:span text:style-name="T35">alle</text:span><text:span text:style-name="T166"> </text:span><text:span text:style-name="T35">6</text:span><text:span text:style-name="T166"> </text:span><text:span text:style-name="T35">o</text:span><text:span text:style-name="T166"> </text:span><text:span text:style-name="T35">dalle</text:span><text:span text:style-name="T180"> </text:span><text:span text:style-name="T35">23</text:span><text:span text:style-name="T166"> </text:span><text:span text:style-name="T35">alle</text:span><text:span text:style-name="T166"> </text:span><text:span text:style-name="T35">7). </text:span><text:span text:style-name="T36">Tale </text:span><text:span text:style-name="T35">divieto subisce deroghe se per causa di forza maggiore può ostacolare</text:span><text:span text:style-name="T242"> </text:span><text:span text:style-name="T35">il funzionamento</text:span><text:span text:style-name="T174"> </text:span><text:span text:style-name="T35">dell’azienda,</text:span><text:span text:style-name="T174"> </text:span><text:span text:style-name="T35">a</text:span><text:span text:style-name="T174"> </text:span><text:span text:style-name="T35">condizione</text:span><text:span text:style-name="T183"> </text:span><text:span text:style-name="T35">che</text:span><text:span text:style-name="T174"> </text:span><text:span text:style-name="T35">il</text:span><text:span text:style-name="T174"> </text:span><text:span text:style-name="T35">datore</text:span><text:span text:style-name="T183"> </text:span><text:span text:style-name="T35">di</text:span><text:span text:style-name="T174"> </text:span><text:span text:style-name="T35">lavoro</text:span><text:span text:style-name="T174"> </text:span><text:span text:style-name="T35">ne</text:span><text:span text:style-name="T174"> </text:span><text:span text:style-name="T35">dia</text:span><text:span text:style-name="T183"> </text:span><text:span text:style-name="T35">imme- diata comunicazione all’Ispettorato del lavoro, indicando la causa ritenuta</text:span><text:span text:style-name="T212"> </text:span><text:span text:style-name="T35">di forza maggiore, i nominativi dei minori impiegati e le ore per cui sono stati impiegati.</text:span><text:span text:style-name="T166"> </text:span><text:span text:style-name="T35">La</text:span><text:span text:style-name="T166"> </text:span><text:span text:style-name="T35">deroga</text:span><text:span text:style-name="T166"> </text:span><text:span text:style-name="T35">è</text:span><text:span text:style-name="T170"> </text:span><text:span text:style-name="T35">ammessa</text:span><text:span text:style-name="T166"> </text:span><text:span text:style-name="T35">solo</text:span><text:span text:style-name="T166"> </text:span><text:span text:style-name="T35">“eccezionalmente</text:span><text:span text:style-name="T170"> </text:span><text:span text:style-name="T35">e</text:span><text:span text:style-name="T166"> </text:span><text:span text:style-name="T35">per</text:span><text:span text:style-name="T166"> </text:span><text:span text:style-name="T35">il</text:span><text:span text:style-name="T166"> </text:span><text:span text:style-name="T35">tempo</text:span><text:span text:style-name="T170"> </text:span><text:span text:style-name="T35">stretta- mente</text:span><text:span text:style-name="T196"> </text:span><text:span text:style-name="T35">necessario”,</text:span><text:span text:style-name="T199"> </text:span><text:span text:style-name="T35">“purché</text:span><text:span text:style-name="T199"> </text:span><text:span text:style-name="T35">tale</text:span><text:span text:style-name="T196"> </text:span><text:span text:style-name="T35">lavoro</text:span><text:span text:style-name="T199"> </text:span><text:span text:style-name="T35">sia</text:span><text:span text:style-name="T199"> </text:span><text:span text:style-name="T35">temporaneo</text:span><text:span text:style-name="T196"> </text:span><text:span text:style-name="T35">e</text:span><text:span text:style-name="T199"> </text:span><text:span text:style-name="T35">non</text:span><text:span text:style-name="T199"> </text:span><text:span text:style-name="T35">ammetta</text:span><text:span text:style-name="T199"> </text:span><text:span text:style-name="T35">ritardi” e</text:span><text:span text:style-name="T187"> </text:span><text:span text:style-name="T35">“non</text:span><text:span text:style-name="T187"> </text:span><text:span text:style-name="T35">siano</text:span><text:span text:style-name="T187"> </text:span><text:span text:style-name="T35">disponibili</text:span><text:span text:style-name="T187"> </text:span><text:span text:style-name="T35">lavoratori</text:span><text:span text:style-name="T187"> </text:span><text:span text:style-name="T35">adulti”:</text:span><text:span text:style-name="T187"> </text:span><text:span text:style-name="T35">una</text:span><text:span text:style-name="T190"> </text:span><text:span text:style-name="T35">volta</text:span><text:span text:style-name="T187"> </text:span><text:span text:style-name="T162">arginata</text:span><text:span text:style-name="T187"> </text:span><text:span text:style-name="T35">la</text:span><text:span text:style-name="T187"> </text:span><text:span text:style-name="T35">forza</text:span><text:span text:style-name="T187"> </text:span><text:span text:style-name="T35">maggiore o</text:span><text:span text:style-name="T199"> </text:span><text:span text:style-name="T35">avuta</text:span><text:span text:style-name="T199"> </text:span><text:span text:style-name="T35">la</text:span><text:span text:style-name="T180"> </text:span><text:span text:style-name="T35">possibilità</text:span><text:span text:style-name="T199"> </text:span><text:span text:style-name="T35">di</text:span><text:span text:style-name="T180"> </text:span><text:span text:style-name="T35">organizzare</text:span><text:span text:style-name="T199"> </text:span><text:span text:style-name="T35">squadre</text:span><text:span text:style-name="T199"> </text:span><text:span text:style-name="T35">di</text:span><text:span text:style-name="T180"> </text:span><text:span text:style-name="T35">adulti,</text:span><text:span text:style-name="T199"> </text:span><text:span text:style-name="T35">si</text:span><text:span text:style-name="T180"> </text:span><text:span text:style-name="T35">ripristina</text:span><text:span text:style-name="T199"> </text:span><text:span text:style-name="T35">automatica- mente il</text:span><text:span text:style-name="T39"> </text:span><text:span text:style-name="T35">divieto.</text:span></text:p>
        <text:p text:style-name="P767"/>
        <text:list xml:id="list153418156834300" text:continue-numbering="true" text:style-name="WWNum2">
          <text:list-item>
            <text:h text:style-name="P179" text:outline-level="3"><text:span text:style-name="T389">Vi sono dei </text:span><text:span text:style-name="T390">lavori </text:span><text:span text:style-name="T389">vietati ai</text:span><text:span text:style-name="T417"> </text:span><text:span text:style-name="T389">minori?</text:span></text:h>
          </text:list-item>
        </text:list>
        <text:p text:style-name="P1000"><text:span text:style-name="T36">L’art. </text:span><text:span text:style-name="T35">6 della legge n. 977/67 stabilisce il divieto di adibire i minori ai lavori potenzialmente</text:span><text:span text:style-name="T199"> </text:span><text:span text:style-name="T35">pregiudizievoli</text:span><text:span text:style-name="T180"> </text:span><text:span text:style-name="T35">per</text:span><text:span text:style-name="T199"> </text:span><text:span text:style-name="T35">il</text:span><text:span text:style-name="T180"> </text:span><text:span text:style-name="T35">loro</text:span><text:span text:style-name="T199"> </text:span><text:span text:style-name="T35">pieno</text:span><text:span text:style-name="T180"> </text:span><text:span text:style-name="T35">sviluppo</text:span><text:span text:style-name="T199"> </text:span><text:span text:style-name="T35">psico-fisico;</text:span><text:span text:style-name="T180"> </text:span><text:span text:style-name="T225">le</text:span><text:span text:style-name="T201"> </text:span><text:span text:style-name="T225">atti- vità</text:span><text:span text:style-name="T42"> </text:span><text:span text:style-name="T225">vietate</text:span><text:span text:style-name="T42"> </text:span><text:span text:style-name="T35">sono</text:span><text:span text:style-name="T36"> </text:span><text:span text:style-name="T35">specificate</text:span><text:span text:style-name="T39"> </text:span><text:span text:style-name="T35">nell’allegato</text:span><text:span text:style-name="T39"> </text:span><text:span text:style-name="T35">I</text:span><text:span text:style-name="T36"> </text:span><text:span text:style-name="T35">della</text:span><text:span text:style-name="T39"> </text:span><text:span text:style-name="T35">legge</text:span><text:span text:style-name="T39"> </text:span><text:span text:style-name="T35">(tale</text:span><text:span text:style-name="T36"> </text:span><text:span text:style-name="T35">allegato</text:span><text:span text:style-name="T39"> </text:span><text:span text:style-name="T35">1</text:span><text:span text:style-name="T39"> </text:span><text:span text:style-name="T35">è</text:span><text:span text:style-name="T36"> </text:span><text:span text:style-name="T35">stato introdotto</text:span><text:span text:style-name="T170"> </text:span><text:span text:style-name="T35">con</text:span><text:span text:style-name="T203"> </text:span><text:span text:style-name="T35">il</text:span><text:span text:style-name="T203"> </text:span><text:span text:style-name="T35">D.lgs</text:span><text:span text:style-name="T170"> </text:span><text:span text:style-name="T35">n.</text:span><text:span text:style-name="T203"> </text:span><text:span text:style-name="T35">345/99</text:span><text:span text:style-name="T203"> </text:span><text:span text:style-name="T35">e</text:span><text:span text:style-name="T170"> </text:span><text:span text:style-name="T35">successivamente</text:span><text:span text:style-name="T203"> </text:span><text:span text:style-name="T35">modificato</text:span><text:span text:style-name="T203"> </text:span><text:span text:style-name="T35">con</text:span><text:span text:style-name="T170"> </text:span><text:span text:style-name="T35">il</text:span><text:span text:style-name="T203"> </text:span><text:span text:style-name="T35">D.lgs</text:span><text:span text:style-name="T203"> </text:span><text:span text:style-name="T35">n. 262/2000).</text:span></text:p>
        <text:p text:style-name="P1168"><text:span text:style-name="T35">In deroga a tali divieti, lo svolgimento delle attività indicate nell’allegato I <text:s/>è consentito agli adolescenti per indispensabili </text:span><text:span text:style-name="T225">motivi didattici o di for- mazione professionale </text:span><text:span text:style-name="T35">e soltanto per il tempo strettamente necessario alla formazione stessa (svolta in aula o in laboratori adibiti ad attività formativa, oppure svolta in ambienti di lavoro di diretta pertinenza del datore di la- voro). </text:span><text:span text:style-name="T162">Tali </text:span><text:span text:style-name="T35">attività devono essere svolte sotto la sorveglianza di formatori competenti anche in materia di prevenzione e di protezione e nel rispetto di tutte</text:span><text:span text:style-name="T39"> </text:span><text:span text:style-name="T35">le</text:span><text:span text:style-name="T39"> </text:span><text:span text:style-name="T35">condizioni</text:span><text:span text:style-name="T39"> </text:span><text:span text:style-name="T35">di</text:span><text:span text:style-name="T39"> </text:span><text:span text:style-name="T35">sicurezza</text:span><text:span text:style-name="T39"> </text:span><text:span text:style-name="T35">e</text:span><text:span text:style-name="T39"> </text:span><text:span text:style-name="T35">di</text:span><text:span text:style-name="T39"> </text:span><text:span text:style-name="T35">salute</text:span><text:span text:style-name="T39"> </text:span><text:span text:style-name="T35">previste</text:span><text:span text:style-name="T39"> </text:span><text:span text:style-name="T35">dalla</text:span><text:span text:style-name="T39"> </text:span><text:span text:style-name="T35">vigente</text:span><text:span text:style-name="T39"> </text:span><text:span text:style-name="T35">legislazione. In</text:span><text:span text:style-name="T180"> </text:span><text:span text:style-name="T35">tali</text:span><text:span text:style-name="T166"> </text:span><text:span text:style-name="T35">casi,</text:span><text:span text:style-name="T166"> </text:span><text:span text:style-name="T35">fatta</text:span><text:span text:style-name="T166"> </text:span><text:span text:style-name="T35">eccezione</text:span><text:span text:style-name="T180"> </text:span><text:span text:style-name="T35">per</text:span><text:span text:style-name="T166"> </text:span><text:span text:style-name="T35">gli</text:span><text:span text:style-name="T166"> </text:span><text:span text:style-name="T35">istituti</text:span><text:span text:style-name="T166"> </text:span><text:span text:style-name="T35">di</text:span><text:span text:style-name="T180"> </text:span><text:span text:style-name="T35">istruzione</text:span><text:span text:style-name="T166"> </text:span><text:span text:style-name="T35">e</text:span><text:span text:style-name="T166"> </text:span><text:span text:style-name="T35">di</text:span><text:span text:style-name="T166"> </text:span><text:span text:style-name="T35">formazione</text:span><text:span text:style-name="T180"> </text:span><text:span text:style-name="T35">profes- sionale,</text:span><text:span text:style-name="T199"> </text:span><text:span text:style-name="T35">le</text:span><text:span text:style-name="T180"> </text:span><text:span text:style-name="T35">attività</text:span><text:span text:style-name="T180"> </text:span><text:span text:style-name="T35">devono</text:span><text:span text:style-name="T180"> </text:span><text:span text:style-name="T35">essere</text:span><text:span text:style-name="T180"> </text:span><text:span text:style-name="T35">preventivamente</text:span><text:span text:style-name="T199"> </text:span><text:span text:style-name="T35">autorizzate</text:span><text:span text:style-name="T180"> </text:span><text:span text:style-name="T35">dalla</text:span><text:span text:style-name="T180"> </text:span><text:span text:style-name="T35">Direzione Territoriale del lavoro, previo parere dell’azienda unità sanitaria locale</text:span><text:span text:style-name="T190"> </text:span><text:span text:style-name="T35">com- petente per territorio, in ordine al rispetto da parte del datore di lavoro della normativa in materia di igiene e di sicurezza sul</text:span><text:span text:style-name="T213"> </text:span><text:span text:style-name="T35">lavoro.</text:span></text:p>
        <text:p text:style-name="P1169"><text:span text:style-name="T35">I</text:span><text:span text:style-name="T183"> </text:span><text:span text:style-name="T35">minori</text:span><text:span text:style-name="T196"> </text:span><text:span text:style-name="T35">non</text:span><text:span text:style-name="T183"> </text:span><text:span text:style-name="T35">possono,</text:span><text:span text:style-name="T196"> </text:span><text:span text:style-name="T35">inoltre,</text:span><text:span text:style-name="T196"> </text:span><text:span text:style-name="T35">essere</text:span><text:span text:style-name="T183"> </text:span><text:span text:style-name="T35">adibiti</text:span><text:span text:style-name="T196"> </text:span><text:span text:style-name="T35">al</text:span><text:span text:style-name="T196"> </text:span><text:span text:style-name="T35">trasporto</text:span><text:span text:style-name="T183"> </text:span><text:span text:style-name="T35">di</text:span><text:span text:style-name="T196"> </text:span><text:span text:style-name="T35">pesi</text:span><text:span text:style-name="T196"> </text:span><text:span text:style-name="T35">per</text:span><text:span text:style-name="T183"> </text:span><text:span text:style-name="T35">più</text:span><text:span text:style-name="T196"> </text:span><text:span text:style-name="T35">di</text:span><text:span text:style-name="T196"> </text:span><text:span text:style-name="T35">4</text:span><text:span text:style-name="T183"> </text:span><text:span text:style-name="T35">ore durante la giornata, compresi i ritorni a</text:span><text:span text:style-name="T187"> </text:span><text:span text:style-name="T35">vuoto.</text:span></text:p>
        <text:list xml:id="list153418280220323" text:continue-numbering="true" text:style-name="WWNum2">
          <text:list-item>
            <text:h text:style-name="P180" text:outline-level="3"><text:span text:style-name="T389">Con</text:span><text:span text:style-name="T419"> </text:span><text:span text:style-name="T389">quali</text:span><text:span text:style-name="T421"> </text:span><text:span text:style-name="T389">tipi</text:span><text:span text:style-name="T419"> </text:span><text:span text:style-name="T389">di</text:span><text:span text:style-name="T421"> </text:span><text:span text:style-name="T389">contratti</text:span><text:span text:style-name="T419"> </text:span><text:span text:style-name="T389">si</text:span><text:span text:style-name="T421"> </text:span><text:span text:style-name="T389">possono</text:span><text:span text:style-name="T421"> </text:span><text:span text:style-name="T389">assumere</text:span><text:span text:style-name="T419"> </text:span><text:span text:style-name="T389">minori?</text:span></text:h>
          </text:list-item>
        </text:list>
        <text:p text:style-name="P934"><text:span text:style-name="T35">Il D.Lgs. n.77/2005 ha regolamentato l’alternanza scuola-lavoro che rappre- senta</text:span><text:span text:style-name="T217"> </text:span><text:span text:style-name="T35">una</text:span><text:span text:style-name="T216"> </text:span><text:span text:style-name="T35">delle</text:span><text:span text:style-name="T216"> </text:span><text:span text:style-name="T35">modalità</text:span><text:span text:style-name="T217"> </text:span><text:span text:style-name="T35">di</text:span><text:span text:style-name="T216"> </text:span><text:span text:style-name="T35">realizzazione</text:span><text:span text:style-name="T216"> </text:span><text:span text:style-name="T35">dei</text:span><text:span text:style-name="T217"> </text:span><text:span text:style-name="T35">corsi</text:span><text:span text:style-name="T216"> </text:span><text:span text:style-name="T35">del</text:span><text:span text:style-name="T216"> </text:span><text:span text:style-name="T35">secondo</text:span><text:span text:style-name="T217"> </text:span><text:span text:style-name="T35">ciclo</text:span><text:span text:style-name="T216"> </text:span><text:span text:style-name="T35">scolastico. Il</text:span><text:span text:style-name="T36"> </text:span><text:span text:style-name="T35">sistema</text:span><text:span text:style-name="T162"> </text:span><text:span text:style-name="T35">dell’alternanza</text:span><text:span text:style-name="T162"> </text:span><text:span text:style-name="T35">interessa</text:span><text:span text:style-name="T36"> </text:span><text:span text:style-name="T35">i</text:span><text:span text:style-name="T162"> </text:span><text:span text:style-name="T35">giovani</text:span><text:span text:style-name="T162"> </text:span><text:span text:style-name="T35">che</text:span><text:span text:style-name="T36"> </text:span><text:span text:style-name="T35">hanno</text:span><text:span text:style-name="T162"> </text:span><text:span text:style-name="T35">compiuto</text:span><text:span text:style-name="T162"> </text:span><text:span text:style-name="T35">i</text:span><text:span text:style-name="T162"> </text:span><text:span text:style-name="T35">15</text:span><text:span text:style-name="T36"> </text:span><text:span text:style-name="T35">anni</text:span><text:span text:style-name="T162"> </text:span><text:span text:style-name="T35">di età i quali</text:span><text:span text:style-name="T170"> </text:span><text:span text:style-name="T35">possono:</text:span></text:p>
        <text:list xml:id="list153417454682833" text:continue-list="list153417964438029" text:style-name="WWNum6">
          <text:list-item>
            <text:p text:style-name="P386"><text:span text:style-name="T47">svolgere</text:span><text:span text:style-name="T85"> </text:span><text:span text:style-name="T47">l’intera</text:span><text:span text:style-name="T85"> </text:span><text:span text:style-name="T47">formazione,</text:span><text:span text:style-name="T67"> </text:span><text:span text:style-name="T47">fino</text:span><text:span text:style-name="T85"> </text:span><text:span text:style-name="T47">a</text:span><text:span text:style-name="T67"> </text:span><text:span text:style-name="T47">18</text:span><text:span text:style-name="T85"> </text:span><text:span text:style-name="T47">anni,</text:span><text:span text:style-name="T67"> </text:span><text:span text:style-name="T47">attraverso</text:span><text:span text:style-name="T85"> </text:span><text:span text:style-name="T47">l’alternanza</text:span><text:span text:style-name="T67"> </text:span><text:span text:style-name="T47">di</text:span><text:span text:style-name="T85"> </text:span><text:span text:style-name="T47">scuola e</text:span><text:span text:style-name="T72"> </text:span><text:span text:style-name="T47">lavoro</text:span><text:span text:style-name="T77"> </text:span><text:span text:style-name="T47">sotto</text:span><text:span text:style-name="T72"> </text:span><text:span text:style-name="T47">la</text:span><text:span text:style-name="T77"> </text:span><text:span text:style-name="T47">responsabilità</text:span><text:span text:style-name="T72"> </text:span><text:span text:style-name="T47">dell’istituzione</text:span><text:span text:style-name="T77"> </text:span><text:span text:style-name="T47">scolastica</text:span><text:span text:style-name="T72"> </text:span><text:span text:style-name="T47">oppure</text:span><text:span text:style-name="T77"> </text:span><text:span text:style-name="T47">formativa</text:span><text:span text:style-name="T72"> </text:span><text:span text:style-name="T47">e previa la stipulazione di apposite convenzioni con imprese, associazioni di rappresentanza, Camere di commercio ed enti pubblici o privati anche del </text:span><text:span text:style-name="T48">Terzo </text:span><text:span text:style-name="T47">settore. </text:span><text:span text:style-name="T43">Tutti </text:span><text:span text:style-name="T47">questi soggetti devono in pratica rendersi disponibili ad accogliere i giovani per effettuare periodi di apprendimento che non costi- tuiscono rapporti di</text:span><text:span text:style-name="T110"> </text:span><text:span text:style-name="T47">lavoro;</text:span></text:p>
          </text:list-item>
          <text:list-item>
            <text:p text:style-name="P387"><text:span text:style-name="T47">instaurare</text:span><text:span text:style-name="T55"> </text:span><text:span text:style-name="T47">un</text:span><text:span text:style-name="T48"> </text:span><text:span text:style-name="T47">contratto</text:span><text:span text:style-name="T48"> </text:span><text:span text:style-name="T47">di</text:span><text:span text:style-name="T48"> </text:span><text:span text:style-name="T47">apprendistato</text:span><text:span text:style-name="T48"> </text:span><text:span text:style-name="T47">finalizzato</text:span><text:span text:style-name="T48"> </text:span><text:span text:style-name="T47">al</text:span><text:span text:style-name="T48"> </text:span><text:span text:style-name="T47">conseguimento</text:span><text:span text:style-name="T55"> </text:span><text:span text:style-name="T47">di</text:span><text:span text:style-name="T48"> </text:span><text:span text:style-name="T47">una qualifica o di un diploma</text:span><text:span text:style-name="T85"> </text:span><text:span text:style-name="T47">professionale.</text:span></text:p>
          </text:list-item>
        </text:list>
        <text:p text:style-name="P929"><text:span text:style-name="T35">Dal</text:span><text:span text:style-name="T39"> </text:span><text:span text:style-name="T35">25</text:span><text:span text:style-name="T36"> </text:span><text:span text:style-name="T35">aprile</text:span><text:span text:style-name="T36"> </text:span><text:span text:style-name="T35">del</text:span><text:span text:style-name="T39"> </text:span><text:span text:style-name="T35">2012</text:span><text:span text:style-name="T36"> </text:span><text:span text:style-name="T35">è</text:span><text:span text:style-name="T36"> </text:span><text:span text:style-name="T35">definitivamente</text:span><text:span text:style-name="T36"> </text:span><text:span text:style-name="T35">entrata</text:span><text:span text:style-name="T39"> </text:span><text:span text:style-name="T35">in</text:span><text:span text:style-name="T36"> </text:span><text:span text:style-name="T35">vigore</text:span><text:span text:style-name="T36"> </text:span><text:span text:style-name="T35">la</text:span><text:span text:style-name="T39"> </text:span><text:span text:style-name="T35">nuova</text:span><text:span text:style-name="T36"> </text:span><text:span text:style-name="T35">disciplina sui contratti di apprendistato (D.lgs. n. 167/2011). I giovani di età compresa tra</text:span><text:span text:style-name="T199"> </text:span><text:span text:style-name="T35">i</text:span><text:span text:style-name="T180"> </text:span><text:span text:style-name="T35">15</text:span><text:span text:style-name="T180"> </text:span><text:span text:style-name="T35">ed</text:span><text:span text:style-name="T180"> </text:span><text:span text:style-name="T35">i</text:span><text:span text:style-name="T199"> </text:span><text:span text:style-name="T35">25</text:span><text:span text:style-name="T180"> </text:span><text:span text:style-name="T35">anni</text:span><text:span text:style-name="T180"> </text:span><text:span text:style-name="T35">possono</text:span><text:span text:style-name="T180"> </text:span><text:span text:style-name="T35">stipulare</text:span><text:span text:style-name="T199"> </text:span><text:span text:style-name="T35">un</text:span><text:span text:style-name="T180"> </text:span><text:span text:style-name="T35">contratto</text:span><text:span text:style-name="T180"> </text:span><text:span text:style-name="T35">di</text:span><text:span text:style-name="T180"> </text:span><text:span text:style-name="T35">apprendistato</text:span><text:span text:style-name="T180"> </text:span><text:span text:style-name="T35">per</text:span><text:span text:style-name="T199"> </text:span><text:span text:style-name="T35">la</text:span><text:span text:style-name="T180"> </text:span><text:span text:style-name="T35">qua- lifica</text:span><text:span text:style-name="T194"> </text:span><text:span text:style-name="T35">e</text:span><text:span text:style-name="T176"> </text:span><text:span text:style-name="T35">il</text:span><text:span text:style-name="T176"> </text:span><text:span text:style-name="T35">diploma</text:span><text:span text:style-name="T176"> </text:span><text:span text:style-name="T35">professionale</text:span><text:span text:style-name="T176"> </text:span><text:span text:style-name="T35">della</text:span><text:span text:style-name="T176"> </text:span><text:span text:style-name="T35">durata</text:span><text:span text:style-name="T176"> </text:span><text:span text:style-name="T35">di</text:span><text:span text:style-name="T176"> </text:span><text:span text:style-name="T35">tre</text:span><text:span text:style-name="T176"> </text:span><text:span text:style-name="T35">o</text:span><text:span text:style-name="T176"> </text:span><text:span text:style-name="T35">quattro</text:span><text:span text:style-name="T176"> </text:span><text:span text:style-name="T35">anni.</text:span><text:span text:style-name="T176"> </text:span><text:span text:style-name="T36">L’assunzione </text:span><text:span text:style-name="T35">di</text:span><text:span text:style-name="T170"> </text:span><text:span text:style-name="T35">apprendisti</text:span><text:span text:style-name="T170"> </text:span><text:span text:style-name="T35">minori</text:span><text:span text:style-name="T170"> </text:span><text:span text:style-name="T35">attraverso</text:span><text:span text:style-name="T170"> </text:span><text:span text:style-name="T35">tali</text:span><text:span text:style-name="T170"> </text:span><text:span text:style-name="T35">contratti</text:span><text:span text:style-name="T203"> </text:span><text:span text:style-name="T35">di</text:span><text:span text:style-name="T170"> </text:span><text:span text:style-name="T35">apprendistato</text:span><text:span text:style-name="T170"> </text:span><text:span text:style-name="T35">è</text:span><text:span text:style-name="T170"> </text:span><text:span text:style-name="T35">però</text:span><text:span text:style-name="T170"> </text:span><text:span text:style-name="T35">possibile solo</text:span><text:span text:style-name="T166"> </text:span><text:span text:style-name="T35">nelle</text:span><text:span text:style-name="T170"> </text:span><text:span text:style-name="T35">Regioni</text:span><text:span text:style-name="T170"> </text:span><text:span text:style-name="T35">che</text:span><text:span text:style-name="T170"> </text:span><text:span text:style-name="T35">hanno</text:span><text:span text:style-name="T170"> </text:span><text:span text:style-name="T35">adottato,</text:span><text:span text:style-name="T170"> </text:span><text:span text:style-name="T35">sentite</text:span><text:span text:style-name="T170"> </text:span><text:span text:style-name="T35">le</text:span><text:span text:style-name="T170"> </text:span><text:span text:style-name="T35">parti</text:span><text:span text:style-name="T170"> </text:span><text:span text:style-name="T35">sociali,</text:span><text:span text:style-name="T170"> </text:span><text:span text:style-name="T35">apposita</text:span><text:span text:style-name="T166"> </text:span><text:span text:style-name="T162">regola- </text:span><text:span text:style-name="T35">mentazione sui profili formativi</text:span><text:span text:style-name="T183"> </text:span><text:span text:style-name="T35">dell’apprendistato2.</text:span></text:p>
        <text:p text:style-name="P936"><text:span text:style-name="T35">I</text:span><text:span text:style-name="T180"> </text:span><text:span text:style-name="T35">contratti</text:span><text:span text:style-name="T180"> </text:span><text:span text:style-name="T35">di</text:span><text:span text:style-name="T180"> </text:span><text:span text:style-name="T35">apprendistato</text:span><text:span text:style-name="T180"> </text:span><text:span text:style-name="T35">professionalizzante</text:span><text:span text:style-name="T166"> </text:span><text:span text:style-name="T35">o</text:span><text:span text:style-name="T180"> </text:span><text:span text:style-name="T35">di</text:span><text:span text:style-name="T180"> </text:span><text:span text:style-name="T35">mestiere</text:span><text:span text:style-name="T180"> </text:span><text:span text:style-name="T35">(diretto</text:span><text:span text:style-name="T180"> </text:span><text:span text:style-name="T35">al</text:span><text:span text:style-name="T166"> </text:span><text:span text:style-name="T35">conse- guimento di una qualifica professionale a fini contrattuali) e di</text:span><text:span text:style-name="T202"> </text:span><text:span text:style-name="T35">apprendistato di alta formazione e ricerca (indirizzato al conseguimento di un diploma </text:span><text:span text:style-name="T203">di </text:span><text:span text:style-name="T35">istruzione secondaria superiore o di un titolo di studio universitario o di alta formazione),</text:span><text:span text:style-name="T217"> </text:span><text:span text:style-name="T35">possono</text:span><text:span text:style-name="T217"> </text:span><text:span text:style-name="T35">essere</text:span><text:span text:style-name="T217"> </text:span><text:span text:style-name="T35">stipulati</text:span><text:span text:style-name="T217"> </text:span><text:span text:style-name="T35">solo</text:span><text:span text:style-name="T217"> </text:span><text:span text:style-name="T35">da</text:span><text:span text:style-name="T217"> </text:span><text:span text:style-name="T35">soggetti</text:span><text:span text:style-name="T216"> </text:span><text:span text:style-name="T35">maggiorenni</text:span><text:span text:style-name="T217"> </text:span><text:span text:style-name="T35">oppure</text:span><text:span text:style-name="T217"> </text:span><text:span text:style-name="T35">che </text:span><text:span text:style-name="T162">abbiano</text:span><text:span text:style-name="T196"> </text:span><text:span text:style-name="T162">compiuto</text:span><text:span text:style-name="T196"> </text:span><text:span text:style-name="T35">17</text:span><text:span text:style-name="T196"> </text:span><text:span text:style-name="T162">anni</text:span><text:span text:style-name="T196"> </text:span><text:span text:style-name="T35">e</text:span><text:span text:style-name="T196"> </text:span><text:span text:style-name="T162">siano</text:span><text:span text:style-name="T196"> </text:span><text:span text:style-name="T35">già</text:span><text:span text:style-name="T196"> </text:span><text:span text:style-name="T35">in</text:span><text:span text:style-name="T196"> </text:span><text:span text:style-name="T162">possesso</text:span><text:span text:style-name="T196"> </text:span><text:span text:style-name="T35">di</text:span><text:span text:style-name="T196"> </text:span><text:span text:style-name="T35">una</text:span><text:span text:style-name="T196"> </text:span><text:span text:style-name="T162">qualifica</text:span><text:span text:style-name="T196"> </text:span><text:span text:style-name="T162">professionale. </text:span><text:span text:style-name="T35">I</text:span><text:span text:style-name="T199"> </text:span><text:span text:style-name="T162">minori</text:span><text:span text:style-name="T199"> </text:span><text:span text:style-name="T35">che</text:span><text:span text:style-name="T199"> </text:span><text:span text:style-name="T162">hanno</text:span><text:span text:style-name="T199"> </text:span><text:span text:style-name="T162">compiuto</text:span><text:span text:style-name="T199"> </text:span><text:span text:style-name="T35">16</text:span><text:span text:style-name="T180"> </text:span><text:span text:style-name="T162">anni</text:span><text:span text:style-name="T199"> </text:span><text:span text:style-name="T162">possono</text:span><text:span text:style-name="T199"> </text:span><text:span text:style-name="T162">stipulare</text:span><text:span text:style-name="T199"> </text:span><text:span text:style-name="T162">anche</text:span><text:span text:style-name="T199"> </text:span><text:span text:style-name="T162">contratti</text:span><text:span text:style-name="T199"> </text:span><text:span text:style-name="T35">di</text:span><text:span text:style-name="T180"> </text:span><text:span text:style-name="T162">lavoro </text:span><text:span text:style-name="T35">diversi</text:span><text:span text:style-name="T39"> </text:span><text:span text:style-name="T35">dall’apprendistato,</text:span><text:span text:style-name="T39"> </text:span><text:span text:style-name="T35">sia</text:span><text:span text:style-name="T39"> </text:span><text:span text:style-name="T35">a</text:span><text:span text:style-name="T39"> </text:span><text:span text:style-name="T35">tempo</text:span><text:span text:style-name="T39"> </text:span><text:span text:style-name="T35">determinato</text:span><text:span text:style-name="T36"> </text:span><text:span text:style-name="T35">che</text:span><text:span text:style-name="T39"> </text:span><text:span text:style-name="T35">indeterminato.</text:span></text:p>
        <text:p text:style-name="P994"><text:span text:style-name="T35">Solo</text:span><text:span text:style-name="T183"> </text:span><text:span text:style-name="T35">i</text:span><text:span text:style-name="T183"> </text:span><text:span text:style-name="T35">ragazzi</text:span><text:span text:style-name="T196"> </text:span><text:span text:style-name="T35">che</text:span><text:span text:style-name="T183"> </text:span><text:span text:style-name="T35">hanno</text:span><text:span text:style-name="T183"> </text:span><text:span text:style-name="T35">compiuto</text:span><text:span text:style-name="T196"> </text:span><text:span text:style-name="T35">18</text:span><text:span text:style-name="T183"> </text:span><text:span text:style-name="T35">anni</text:span><text:span text:style-name="T196"> </text:span><text:span text:style-name="T35">possono</text:span><text:span text:style-name="T183"> </text:span><text:span text:style-name="T35">essere</text:span><text:span text:style-name="T183"> </text:span><text:span text:style-name="T35">assunti</text:span><text:span text:style-name="T196"> </text:span><text:span text:style-name="T35">con</text:span><text:span text:style-name="T183"> </text:span><text:span text:style-name="T35">un</text:span><text:span text:style-name="T196"> </text:span><text:span text:style-name="T35">con- tratto di inserimento (art. 54 D.lgs. n.</text:span><text:span text:style-name="T216"> </text:span><text:span text:style-name="T35">276/2003).</text:span></text:p>
      </text:section>
      <text:p text:style-name="P1170"/>
      <text:p text:style-name="P728"/>
      <text:p text:style-name="P660"><draw:g text:anchor-type="as-char" draw:z-index="129" draw:style-name="gr5"><draw:line draw:style-name="gr6" draw:text-style-name="P1280" svg:x1="0in" svg:y1="0in" svg:x2="3.8228in" svg:y2="0in"><text:p/></draw:line></draw:g><text:span text:style-name="T483"><text:tab/></text:span><draw:g text:anchor-type="as-char" draw:z-index="130" draw:style-name="gr5"><draw:line draw:style-name="gr6" draw:text-style-name="P1280" svg:x1="0in" svg:y1="0in" svg:x2="3.8189in" svg:y2="0in"><text:p/></draw:line></draw:g></text:p>
      <text:p text:style-name="P800"/>
      <text:section text:style-name="Sect3" text:name="Section77">
        <text:h text:style-name="P17" text:outline-level="2"><text:span text:style-name="T399">Accesso al </text:span><text:span text:style-name="T391">mercato </text:span><text:span text:style-name="T399">del </text:span><text:span text:style-name="T412">lavoro </text:span><text:span text:style-name="T399">in</text:span><text:span text:style-name="T442"> </text:span><text:span text:style-name="T399">Italia<text:tab/></text:span></text:h>
        <text:list xml:id="list153416880615944" text:continue-list="list153418280220323" text:style-name="WWNum2">
          <text:list-header>
            <text:h text:style-name="P162" text:outline-level="3"><text:span text:style-name="T389">Come</text:span><text:span text:style-name="T419"> </text:span><text:span text:style-name="T389">posso</text:span><text:span text:style-name="T421"> </text:span><text:span text:style-name="T389">accedere</text:span><text:span text:style-name="T419"> </text:span><text:span text:style-name="T389">al</text:span><text:span text:style-name="T421"> </text:span><text:span text:style-name="T389">mercato</text:span><text:span text:style-name="T421"> </text:span><text:span text:style-name="T389">del</text:span><text:span text:style-name="T419"> </text:span><text:span text:style-name="T411">lavoro</text:span><text:span text:style-name="T421"> </text:span><text:span text:style-name="T389">in</text:span><text:span text:style-name="T419"> </text:span><text:span text:style-name="T389">Italia?</text:span></text:h>
          </text:list-header>
        </text:list>
        <text:p text:style-name="P826"><text:span text:style-name="T35">In due modi:</text:span></text:p>
        <text:list xml:id="list153417141381381" text:continue-list="list153417454682833" text:style-name="WWNum6">
          <text:list-item>
            <text:p text:style-name="P301"><text:span text:style-name="T47">direttamente in Italia (rispettando precisi</text:span><text:span text:style-name="T92"> </text:span><text:span text:style-name="T47">requisiti);</text:span></text:p>
          </text:list-item>
          <text:list-item>
            <text:p text:style-name="P301"><text:span text:style-name="T47">dall’estero, tramite chiamata</text:span><text:span text:style-name="T117"> </text:span><text:span text:style-name="T47">nominativa</text:span></text:p>
          </text:list-item>
        </text:list>
        <text:p text:style-name="P741"/>
        <text:h text:style-name="P147" text:outline-level="3"><text:span text:style-name="T389">PER CHI È GIÀ IN ITALIA</text:span></text:h>
        <text:p text:style-name="P745"/>
        <text:list xml:id="list153418389455374" text:continue-list="list153416880615944" text:style-name="WWNum2">
          <text:list-item>
            <text:p text:style-name="P479"><text:span text:style-name="T354">Per lavorare </text:span><text:span text:style-name="T347">in Italia </text:span><text:span text:style-name="T348">devo </text:span><text:span text:style-name="T347">avere il permesso di soggiorno?</text:span><text:span text:style-name="T27"> </text:span><text:span text:style-name="T47">Sì,</text:span><text:span text:style-name="T101"> </text:span><text:span text:style-name="T47">per</text:span><text:span text:style-name="T101"> </text:span><text:span text:style-name="T47">poter</text:span><text:span text:style-name="T101"> </text:span><text:span text:style-name="T47">lavorare</text:span><text:span text:style-name="T101"> </text:span><text:span text:style-name="T47">in</text:span><text:span text:style-name="T101"> </text:span><text:span text:style-name="T47">Italia</text:span><text:span text:style-name="T101"> </text:span><text:span text:style-name="T47">devi</text:span><text:span text:style-name="T101"> </text:span><text:span text:style-name="T47">avere</text:span><text:span text:style-name="T101"> </text:span><text:span text:style-name="T47">un</text:span><text:span text:style-name="T101"> </text:span><text:span text:style-name="T47">permesso</text:span><text:span text:style-name="T101"> </text:span><text:span text:style-name="T47">di</text:span><text:span text:style-name="T101"> </text:span><text:span text:style-name="T47">soggiorno</text:span><text:span text:style-name="T101"> </text:span><text:span text:style-name="T47">che</text:span><text:span text:style-name="T101"> </text:span><text:span text:style-name="T47">abiliti al</text:span><text:span text:style-name="T105"> </text:span><text:span text:style-name="T47">lavoro</text:span><text:span text:style-name="T52">,</text:span><text:span text:style-name="T122"> </text:span><text:span text:style-name="T47">ovvero</text:span><text:span text:style-name="T121"> </text:span><text:span text:style-name="T47">rilasciato</text:span><text:span text:style-name="T121"> </text:span><text:span text:style-name="T47">per</text:span><text:span text:style-name="T121"> </text:span><text:span text:style-name="T47">uno</text:span><text:span text:style-name="T121"> </text:span><text:span text:style-name="T47">dei</text:span><text:span text:style-name="T121"> </text:span><text:span text:style-name="T47">seguenti</text:span><text:span text:style-name="T105"> </text:span><text:span text:style-name="T47">motivi:</text:span><text:span text:style-name="T121"> </text:span><text:span text:style-name="T47">permesso</text:span><text:span text:style-name="T121"> </text:span><text:span text:style-name="T47">di</text:span><text:span text:style-name="T121"> </text:span><text:span text:style-name="T47">soggiorno di</text:span><text:span text:style-name="T67"> </text:span><text:span text:style-name="T47">familiare</text:span><text:span text:style-name="T67"> </text:span><text:span text:style-name="T47">di</text:span><text:span text:style-name="T67"> </text:span><text:span text:style-name="T47">un</text:span><text:span text:style-name="T67"> </text:span><text:span text:style-name="T47">cittadino</text:span><text:span text:style-name="T67"> </text:span><text:span text:style-name="T47">dell’Unione,</text:span><text:span text:style-name="T67"> </text:span><text:span text:style-name="T47">carta</text:span><text:span text:style-name="T67"> </text:span><text:span text:style-name="T47">di</text:span><text:span text:style-name="T67"> </text:span><text:span text:style-name="T47">soggiorno</text:span><text:span text:style-name="T72"> </text:span><text:span text:style-name="T47">permanente</text:span><text:span text:style-name="T67"> </text:span><text:span text:style-name="T47">per</text:span><text:span text:style-name="T67"> </text:span><text:span text:style-name="T47">fa- miliari</text:span><text:span text:style-name="T89"> </text:span><text:span text:style-name="T47">di</text:span><text:span text:style-name="T89"> </text:span><text:span text:style-name="T47">cittadini</text:span><text:span text:style-name="T92"> </text:span><text:span text:style-name="T47">europei,</text:span><text:span text:style-name="T89"> </text:span><text:span text:style-name="T47">motivi</text:span><text:span text:style-name="T92"> </text:span><text:span text:style-name="T47">familiari,</text:span><text:span text:style-name="T89"> </text:span><text:span text:style-name="T47">famiglia</text:span><text:span text:style-name="T92"> </text:span><text:span text:style-name="T47">minore,</text:span><text:span text:style-name="T89"> </text:span><text:span text:style-name="T47">integrazione</text:span><text:span text:style-name="T92"> </text:span><text:span text:style-name="T47">mi- nore,</text:span><text:span text:style-name="T113"> </text:span><text:span text:style-name="T47">lavoro</text:span><text:span text:style-name="T89"> </text:span><text:span text:style-name="T47">stagionale,</text:span><text:span text:style-name="T113"> </text:span><text:span text:style-name="T47">lavoro</text:span><text:span text:style-name="T89"> </text:span><text:span text:style-name="T47">artistico,</text:span><text:span text:style-name="T113"> </text:span><text:span text:style-name="T47">lavoro</text:span><text:span text:style-name="T89"> </text:span><text:span text:style-name="T47">autonomo,</text:span><text:span text:style-name="T89"> </text:span><text:span text:style-name="T47">lavoro</text:span><text:span text:style-name="T113"> </text:span><text:span text:style-name="T47">subordinato, attesa</text:span><text:span text:style-name="T126"> </text:span><text:span text:style-name="T47">occupazione,</text:span><text:span text:style-name="T108"> </text:span><text:span text:style-name="T47">lavoro</text:span><text:span text:style-name="T108"> </text:span><text:span text:style-name="T47">stagionale</text:span><text:span text:style-name="T108"> </text:span><text:span text:style-name="T47">anche</text:span><text:span text:style-name="T108"> </text:span><text:span text:style-name="T47">pluriennale,</text:span><text:span text:style-name="T108"> </text:span><text:span text:style-name="T47">lavoro</text:span><text:span text:style-name="T108"> </text:span><text:span text:style-name="T47">casi</text:span><text:span text:style-name="T108"> </text:span><text:span text:style-name="T43">particolari, </text:span><text:span text:style-name="T47">permesso</text:span><text:span text:style-name="T101"> </text:span><text:span text:style-name="T47">di</text:span><text:span text:style-name="T55"> </text:span><text:span text:style-name="T47">soggiorno</text:span><text:span text:style-name="T55"> </text:span><text:span text:style-name="T47">CE</text:span><text:span text:style-name="T55"> </text:span><text:span text:style-name="T47">per</text:span><text:span text:style-name="T101"> </text:span><text:span text:style-name="T47">soggiornanti</text:span><text:span text:style-name="T55"> </text:span><text:span text:style-name="T47">di</text:span><text:span text:style-name="T55"> </text:span><text:span text:style-name="T47">lungo</text:span><text:span text:style-name="T55"> </text:span><text:span text:style-name="T47">periodo,</text:span><text:span text:style-name="T101"> </text:span><text:span text:style-name="T47">protezione</text:span><text:span text:style-name="T55"> </text:span><text:span text:style-name="T47">sus- sidiaria,</text:span><text:span text:style-name="T100"> </text:span><text:span text:style-name="T47">protezione</text:span><text:span text:style-name="T100"> </text:span><text:span text:style-name="T47">temporanea,</text:span><text:span text:style-name="T85"> </text:span><text:span text:style-name="T47">ricerca</text:span><text:span text:style-name="T100"> </text:span><text:span text:style-name="T47">scientifica,</text:span><text:span text:style-name="T100"> </text:span><text:span text:style-name="T47">studio(in</text:span><text:span text:style-name="T85"> </text:span><text:span text:style-name="T47">questo</text:span><text:span text:style-name="T100"> </text:span><text:span text:style-name="T47">caso</text:span><text:span text:style-name="T85"> </text:span><text:span text:style-name="T47">puoi lavorare</text:span><text:span text:style-name="T72"> </text:span><text:span text:style-name="T47">per</text:span><text:span text:style-name="T77"> </text:span><text:span text:style-name="T47">massimo</text:span><text:span text:style-name="T77"> </text:span><text:span text:style-name="T47">20</text:span><text:span text:style-name="T77"> </text:span><text:span text:style-name="T47">ore</text:span><text:span text:style-name="T72"> </text:span><text:span text:style-name="T47">alla</text:span><text:span text:style-name="T77"> </text:span><text:span text:style-name="T47">settimana</text:span><text:span text:style-name="T77"> </text:span><text:span text:style-name="T47">e</text:span><text:span text:style-name="T77"> </text:span><text:span text:style-name="T47">1.040</text:span><text:span text:style-name="T77"> </text:span><text:span text:style-name="T47">ore</text:span><text:span text:style-name="T72"> </text:span><text:span text:style-name="T47">all’anno);</text:span><text:span text:style-name="T77"> </text:span><text:span text:style-name="T47">motivi</text:span><text:span text:style-name="T77"> </text:span><text:span text:style-name="T47">uma- nitari e vacanze</text:span><text:span text:style-name="T110"> </text:span><text:span text:style-name="T47">lavoro.</text:span></text:p>
          </text:list-item>
        </text:list>
        <text:p text:style-name="P755"><text:span text:style-name="T35">Non puoi invece lavorare se hai un permesso di soggiorno per:</text:span></text:p>
        <text:list xml:id="list153417457904555" text:continue-list="list153417141381381" text:style-name="WWNum6">
          <text:list-item>
            <text:p text:style-name="P323"><text:span text:style-name="T47">turismo;</text:span></text:p>
          </text:list-item>
          <text:list-item>
            <text:p text:style-name="P323"><text:span text:style-name="T47">motivi</text:span><text:span text:style-name="T43"> </text:span><text:span text:style-name="T47">religiosi;</text:span></text:p>
          </text:list-item>
          <text:list-item>
            <text:p text:style-name="P323"><text:span text:style-name="T47">cure</text:span><text:span text:style-name="T43"> </text:span><text:span text:style-name="T47">mediche;</text:span></text:p>
          </text:list-item>
          <text:list-item>
            <text:p text:style-name="P323"><text:span text:style-name="T47">minore</text:span><text:span text:style-name="T43"> </text:span><text:span text:style-name="T47">età;</text:span></text:p>
          </text:list-item>
          <text:list-item>
            <text:p text:style-name="P323"><text:span text:style-name="T47">richiesta di asilo</text:span><text:span text:style-name="T110"> </text:span><text:span text:style-name="T47">politico;</text:span></text:p>
          </text:list-item>
          <text:list-item>
            <text:p text:style-name="P323"><text:span text:style-name="T47">affari;</text:span></text:p>
          </text:list-item>
          <text:list-item>
            <text:p text:style-name="P323"><text:span text:style-name="T47">giustizia;</text:span></text:p>
          </text:list-item>
          <text:list-item>
            <text:p text:style-name="P323"><text:span text:style-name="T47">attesa</text:span><text:span text:style-name="T43"> </text:span><text:span text:style-name="T47">cittadinanza</text:span></text:p>
          </text:list-item>
        </text:list>
        <text:p text:style-name="P794"/>
        <text:p text:style-name="P971"><text:span text:style-name="T165">ATTEnzIonE</text:span><text:span text:style-name="T162">: </text:span><text:span text:style-name="T35">per i richiedenti asilo, se la domanda di asilo non viene esa- minata entro 6 mesi dalla richiesta per cause non imputabili allo straniero, il permesso</text:span><text:span text:style-name="T187"> </text:span><text:span text:style-name="T35">di</text:span><text:span text:style-name="T187"> </text:span><text:span text:style-name="T35">soggiorno</text:span><text:span text:style-name="T187"> </text:span><text:span text:style-name="T35">sarà</text:span><text:span text:style-name="T187"> </text:span><text:span text:style-name="T35">rinnovato</text:span><text:span text:style-name="T187"> </text:span><text:span text:style-name="T35">per</text:span><text:span text:style-name="T187"> </text:span><text:span text:style-name="T35">6</text:span><text:span text:style-name="T187"> </text:span><text:span text:style-name="T35">mesi</text:span><text:span text:style-name="T187"> </text:span><text:span text:style-name="T35">e</text:span><text:span text:style-name="T187"> </text:span><text:span text:style-name="T35">consentirà</text:span><text:span text:style-name="T187"> </text:span><text:span text:style-name="T35">al</text:span><text:span text:style-name="T187"> </text:span><text:span text:style-name="T35">titolare</text:span><text:span text:style-name="T187"> </text:span><text:span text:style-name="T35">di</text:span><text:span text:style-name="T187"> </text:span><text:span text:style-name="T35">svol- gere</text:span><text:span text:style-name="T39"> </text:span><text:span text:style-name="T35">un’attività</text:span><text:span text:style-name="T39"> </text:span><text:span text:style-name="T35">lavorativa</text:span><text:span text:style-name="T39"> </text:span><text:span text:style-name="T35">fino</text:span><text:span text:style-name="T39"> </text:span><text:span text:style-name="T35">al</text:span><text:span text:style-name="T39"> </text:span><text:span text:style-name="T35">completamento</text:span><text:span text:style-name="T39"> </text:span><text:span text:style-name="T35">dell’iter</text:span><text:span text:style-name="T39"> </text:span><text:span text:style-name="T35">burocratico.</text:span></text:p>
        <text:list xml:id="list153416970030604" text:continue-list="list153418389455374" text:style-name="WWNum2">
          <text:list-item>
            <text:h text:style-name="P83" text:outline-level="3"><text:span text:style-name="T389">Cosa bisogna fare per assumere un </text:span><text:span text:style-name="T390">lavoratore </text:span><text:span text:style-name="T389">straniero già regolarmente soggiornante in</text:span><text:span text:style-name="T406"> </text:span><text:span text:style-name="T389">Italia?</text:span></text:h>
          </text:list-item>
        </text:list>
        <text:p text:style-name="P853"><text:span text:style-name="T35">I</text:span><text:span text:style-name="T180"> </text:span><text:span text:style-name="T162">datori</text:span><text:span text:style-name="T180"> </text:span><text:span text:style-name="T35">di</text:span><text:span text:style-name="T180"> </text:span><text:span text:style-name="T162">lavoro</text:span><text:span text:style-name="T166"> </text:span><text:span text:style-name="T35">che</text:span><text:span text:style-name="T180"> </text:span><text:span text:style-name="T162">intendono</text:span><text:span text:style-name="T180"> </text:span><text:span text:style-name="T162">assumere</text:span><text:span text:style-name="T180"> </text:span><text:span text:style-name="T162">lavoratori</text:span><text:span text:style-name="T166"> </text:span><text:span text:style-name="T162">stranieri</text:span><text:span text:style-name="T180"> </text:span><text:span text:style-name="T162">regolarmente</text:span><text:span text:style-name="T180"> </text:span><text:span text:style-name="T162">sog- </text:span><text:span text:style-name="T35">giornanti</text:span><text:span text:style-name="T180"> </text:span><text:span text:style-name="T35">in</text:span><text:span text:style-name="T180"> </text:span><text:span text:style-name="T35">Italia</text:span><text:span text:style-name="T166"> </text:span><text:span text:style-name="T35">ed</text:span><text:span text:style-name="T180"> </text:span><text:span text:style-name="T35">in</text:span><text:span text:style-name="T180"> </text:span><text:span text:style-name="T35">possesso</text:span><text:span text:style-name="T166"> </text:span><text:span text:style-name="T35">di</text:span><text:span text:style-name="T180"> </text:span><text:span text:style-name="T35">un</text:span><text:span text:style-name="T166"> </text:span><text:span text:style-name="T35">permesso</text:span><text:span text:style-name="T180"> </text:span><text:span text:style-name="T35">di</text:span><text:span text:style-name="T180"> </text:span><text:span text:style-name="T35">soggiorno</text:span><text:span text:style-name="T166"> </text:span><text:span text:style-name="T35">che</text:span><text:span text:style-name="T180"> </text:span><text:span text:style-name="T35">abilita</text:span><text:span text:style-name="T166"> </text:span><text:span text:style-name="T35">al</text:span><text:span text:style-name="T180"> </text:span><text:span text:style-name="T35">la- voro</text:span><text:span text:style-name="T36"> </text:span><text:span text:style-name="T35">devono</text:span><text:span text:style-name="T36"> </text:span><text:span text:style-name="T35">inviare</text:span><text:span text:style-name="T162"> </text:span><text:span text:style-name="T35">al</text:span><text:span text:style-name="T36"> </text:span><text:span text:style-name="T35">Centro</text:span><text:span text:style-name="T36"> </text:span><text:span text:style-name="T35">per</text:span><text:span text:style-name="T162"> </text:span><text:span text:style-name="T35">l’Impiego</text:span><text:span text:style-name="T36"> </text:span><text:span text:style-name="T35">del</text:span><text:span text:style-name="T36"> </text:span><text:span text:style-name="T35">luogo</text:span><text:span text:style-name="T162"> </text:span><text:span text:style-name="T35">dove</text:span><text:span text:style-name="T36"> </text:span><text:span text:style-name="T35">è</text:span><text:span text:style-name="T36"> </text:span><text:span text:style-name="T35">ubicata</text:span><text:span text:style-name="T162"> </text:span><text:span text:style-name="T35">la</text:span><text:span text:style-name="T36"> </text:span><text:span text:style-name="T35">sede di lavoro, entro le 24 ore del giorno precedente all’assunzione, il </text:span><text:span text:style-name="T225">modello </text:span><text:span text:style-name="T38">“UnILAV” </text:span><text:span text:style-name="T35">di comunicazione obbligatoria di</text:span><text:span text:style-name="T170"> </text:span><text:span text:style-name="T35">assunzione.</text:span></text:p>
        <text:p text:style-name="P859"><text:span text:style-name="T35">Con l’invio, da effettuarsi esclusivamente per via telematica, di tale modello si</text:span><text:span text:style-name="T176"> </text:span><text:span text:style-name="T35">assolvono</text:span><text:span text:style-name="T176"> </text:span><text:span text:style-name="T35">contemporaneamente</text:span><text:span text:style-name="T173"> </text:span><text:span text:style-name="T35">tutti</text:span><text:span text:style-name="T176"> </text:span><text:span text:style-name="T35">gli</text:span><text:span text:style-name="T173"> </text:span><text:span text:style-name="T35">obblighi</text:span><text:span text:style-name="T176"> </text:span><text:span text:style-name="T35">di</text:span><text:span text:style-name="T173"> </text:span><text:span text:style-name="T35">comunicazione:</text:span><text:span text:style-name="T176"> </text:span><text:span text:style-name="T162">all’Isti- </text:span><text:span text:style-name="T35">tuto</text:span><text:span text:style-name="T180"> </text:span><text:span text:style-name="T35">Nazionale</text:span><text:span text:style-name="T180"> </text:span><text:span text:style-name="T35">di</text:span><text:span text:style-name="T166"> </text:span><text:span text:style-name="T35">Previdenza</text:span><text:span text:style-name="T180"> </text:span><text:span text:style-name="T35">Sociale</text:span><text:span text:style-name="T180"> </text:span><text:span text:style-name="T35">(INPS),</text:span><text:span text:style-name="T166"> </text:span><text:span text:style-name="T35">all’Istituto</text:span><text:span text:style-name="T180"> </text:span><text:span text:style-name="T35">Nazionale</text:span><text:span text:style-name="T166"> </text:span><text:span text:style-name="T35">per</text:span><text:span text:style-name="T180"> </text:span><text:span text:style-name="T35">le</text:span><text:span text:style-name="T190"> </text:span><text:span text:style-name="T35">As- sicurazioni e Infortuni sul Lavoro (INAIL), e alle altre forme previdenziali sostitutive o esclusive, nonché alla</text:span><text:span text:style-name="T173"> </text:span><text:span text:style-name="T35">Prefettura.</text:span></text:p>
        <text:p text:style-name="P856"><text:span text:style-name="T35">Il modello contiene, infatti, anche gli impegni, (precedentemente previsti</text:span><text:span text:style-name="T210"> </text:span><text:span text:style-name="T35">nel “modello</text:span><text:span text:style-name="T199"> </text:span><text:span text:style-name="T35">Q”),</text:span><text:span text:style-name="T180"> </text:span><text:span text:style-name="T35">cui</text:span><text:span text:style-name="T180"> </text:span><text:span text:style-name="T35">il</text:span><text:span text:style-name="T180"> </text:span><text:span text:style-name="T35">datore</text:span><text:span text:style-name="T180"> </text:span><text:span text:style-name="T35">di</text:span><text:span text:style-name="T180"> </text:span><text:span text:style-name="T35">lavoro</text:span><text:span text:style-name="T180"> </text:span><text:span text:style-name="T35">è</text:span><text:span text:style-name="T180"> </text:span><text:span text:style-name="T35">tenuto</text:span><text:span text:style-name="T180"> </text:span><text:span text:style-name="T35">ai</text:span><text:span text:style-name="T180"> </text:span><text:span text:style-name="T35">sensi</text:span><text:span text:style-name="T180"> </text:span><text:span text:style-name="T35">del</text:span><text:span text:style-name="T183"> </text:span><text:span text:style-name="T36">Testo</text:span><text:span text:style-name="T180"> </text:span><text:span text:style-name="T35">Unico</text:span><text:span text:style-name="T180"> </text:span><text:span text:style-name="T35">sull’im- migrazione,</text:span><text:span text:style-name="T39"> </text:span><text:span text:style-name="T35">ovvero</text:span><text:span text:style-name="T36"> </text:span><text:span text:style-name="T35">al</text:span><text:span text:style-name="T39"> </text:span><text:span text:style-name="T35">pagamento</text:span><text:span text:style-name="T36"> </text:span><text:span text:style-name="T35">delle</text:span><text:span text:style-name="T39"> </text:span><text:span text:style-name="T35">spese</text:span><text:span text:style-name="T36"> </text:span><text:span text:style-name="T35">per</text:span><text:span text:style-name="T36"> </text:span><text:span text:style-name="T35">l’eventuale</text:span><text:span text:style-name="T39"> </text:span><text:span text:style-name="T35">ritorno</text:span><text:span text:style-name="T36"> </text:span><text:span text:style-name="T35">in</text:span><text:span text:style-name="T39"> </text:span><text:span text:style-name="T35">patria dello</text:span><text:span text:style-name="T174"> </text:span><text:span text:style-name="T35">straniero</text:span><text:span text:style-name="T183"> </text:span><text:span text:style-name="T35">nel</text:span><text:span text:style-name="T183"> </text:span><text:span text:style-name="T35">caso</text:span><text:span text:style-name="T183"> </text:span><text:span text:style-name="T35">di</text:span><text:span text:style-name="T183"> </text:span><text:span text:style-name="T35">un</text:span><text:span text:style-name="T183"> </text:span><text:span text:style-name="T35">rimpatrio</text:span><text:span text:style-name="T183"> </text:span><text:span text:style-name="T35">forzato</text:span><text:span text:style-name="T183"> </text:span><text:span text:style-name="T35">e</text:span><text:span text:style-name="T183"> </text:span><text:span text:style-name="T35">all’indicazione</text:span><text:span text:style-name="T183"> </text:span><text:span text:style-name="T35">della</text:span><text:span text:style-name="T183"> </text:span><text:span text:style-name="T35">sistema- zione alloggiativa dello straniero. Anche in caso di rapporto di lavoro</text:span><text:span text:style-name="T216"> </text:span><text:span text:style-name="T35">dome- stico, la comunicazione effettuata all’INPS è ora valida ai fini dell’assolvimento</text:span><text:span text:style-name="T203"> </text:span><text:span text:style-name="T35">dell’obbligo</text:span><text:span text:style-name="T39"> </text:span><text:span text:style-name="T35">di</text:span><text:span text:style-name="T39"> </text:span><text:span text:style-name="T35">presentazione</text:span><text:span text:style-name="T203"> </text:span><text:span text:style-name="T35">del</text:span><text:span text:style-name="T39"> </text:span><text:span text:style-name="T35">vecchio</text:span><text:span text:style-name="T39"> </text:span><text:span text:style-name="T35">modello</text:span><text:span text:style-name="T39"> </text:span><text:span text:style-name="T35">Q.</text:span></text:p>
        <text:p text:style-name="P864"><text:span text:style-name="T35">Per</text:span><text:span text:style-name="T199"> </text:span><text:span text:style-name="T35">il</text:span><text:span text:style-name="T180"> </text:span><text:span text:style-name="T35">rilascio/rinnovo</text:span><text:span text:style-name="T180"> </text:span><text:span text:style-name="T35">del</text:span><text:span text:style-name="T180"> </text:span><text:span text:style-name="T35">permesso</text:span><text:span text:style-name="T180"> </text:span><text:span text:style-name="T35">di</text:span><text:span text:style-name="T180"> </text:span><text:span text:style-name="T35">soggiorno</text:span><text:span text:style-name="T180"> </text:span><text:span text:style-name="T35">per</text:span><text:span text:style-name="T180"> </text:span><text:span text:style-name="T35">lavoro</text:span><text:span text:style-name="T180"> </text:span><text:span text:style-name="T35">lo</text:span><text:span text:style-name="T180"> </text:span><text:span text:style-name="T35">straniero</text:span><text:span text:style-name="T180"> </text:span><text:span text:style-name="T36">dovrà </text:span><text:span text:style-name="T35">produrre</text:span><text:span text:style-name="T196"> </text:span><text:span text:style-name="T35">a</text:span><text:span text:style-name="T196"> </text:span><text:span text:style-name="T35">corredo</text:span><text:span text:style-name="T196"> </text:span><text:span text:style-name="T35">dell’istanza</text:span><text:span text:style-name="T196"> </text:span><text:span text:style-name="T35">la</text:span><text:span text:style-name="T196"> </text:span><text:span text:style-name="T35">copia</text:span><text:span text:style-name="T196"> </text:span><text:span text:style-name="T39">dell’UNILAV.</text:span><text:span text:style-name="T196"> </text:span><text:span text:style-name="T35">Durante</text:span><text:span text:style-name="T196"> </text:span><text:span text:style-name="T35">tale</text:span><text:span text:style-name="T196"> </text:span><text:span text:style-name="T35">fase,</text:span><text:span text:style-name="T196"> </text:span><text:span text:style-name="T35">il</text:span><text:span text:style-name="T196"> </text:span><text:span text:style-name="T35">cit- tadino straniero, in possesso della ricevuta postale attestante la richiesta del rinnovo, può continuare ad esercitare l’attività</text:span><text:span text:style-name="T217"> </text:span><text:span text:style-name="T35">lavorativa.</text:span></text:p>
        <text:p text:style-name="P856"><text:span text:style-name="T35">Per</text:span><text:span text:style-name="T203"> </text:span><text:span text:style-name="T35">approfondimenti</text:span><text:span text:style-name="T39"> </text:span><text:span text:style-name="T35">e</text:span><text:span text:style-name="T39"> </text:span><text:span text:style-name="T35">per</text:span><text:span text:style-name="T203"> </text:span><text:span text:style-name="T35">la</text:span><text:span text:style-name="T39"> </text:span><text:span text:style-name="T35">modulistica</text:span><text:span text:style-name="T39"> </text:span><text:span text:style-name="T35">vai</text:span><text:span text:style-name="T203"> </text:span><text:span text:style-name="T35">al</text:span><text:span text:style-name="T39"> </text:span><text:span text:style-name="T35">servizio</text:span><text:span text:style-name="T39"> </text:span><text:span text:style-name="T35">delle</text:span><text:span text:style-name="T203"> </text:span><text:span text:style-name="T35">Comunicazioni obbligatorie su sito </text:span><text:span text:style-name="T225">Clic</text:span><text:span text:style-name="T201"> </text:span><text:span text:style-name="T225">lavoro</text:span><text:span text:style-name="T35">.</text:span></text:p>
        <text:p text:style-name="P842"/>
        <text:h text:style-name="P182" text:outline-level="3"><text:span text:style-name="T389">PER CHI VIENE DALL’ESTERO</text:span></text:h>
        <text:p text:style-name="P802"/>
        <text:list xml:id="list153418258357202" text:continue-numbering="true" text:style-name="WWNum2">
          <text:list-item>
            <text:p text:style-name="P524"><text:span text:style-name="T347">Come si entra in Italia per</text:span><text:span text:style-name="T359"> </text:span><text:span text:style-name="T348">lavoro?</text:span></text:p>
          </text:list-item>
        </text:list>
        <text:p text:style-name="P863"><text:span text:style-name="T35">Il numero di cittadini stranieri da ammettere in Italia per lavoro subordinato </text:span><text:span text:style-name="T162">(anche stagionale) </text:span><text:span text:style-name="T35">o </text:span><text:span text:style-name="T162">autonomo viene definito nell’ambito </text:span><text:span text:style-name="T35">di </text:span><text:span text:style-name="T162">“quote d’ingresso” </text:span><text:span text:style-name="T35">stabilite</text:span><text:span text:style-name="T199"> </text:span><text:span text:style-name="T35">nei</text:span><text:span text:style-name="T180"> </text:span><text:span text:style-name="T35">decreti</text:span><text:span text:style-name="T180"> </text:span><text:span text:style-name="T35">sui</text:span><text:span text:style-name="T180"> </text:span><text:span text:style-name="T35">flussi,</text:span><text:span text:style-name="T180"> </text:span><text:span text:style-name="T35">che</text:span><text:span text:style-name="T180"> </text:span><text:span text:style-name="T35">determinano</text:span><text:span text:style-name="T180"> </text:span><text:span text:style-name="T35">il</text:span><text:span text:style-name="T180"> </text:span><text:span text:style-name="T35">numero</text:span><text:span text:style-name="T180"> </text:span><text:span text:style-name="T35">massimo</text:span><text:span text:style-name="T180"> </text:span><text:span text:style-name="T35">di</text:span><text:span text:style-name="T180"> </text:span><text:span text:style-name="T35">stranieri extracomunitari che possono entrare in Italia per lavoro (subordinato, anche stagionale,</text:span><text:span text:style-name="T196"> </text:span><text:span text:style-name="T35">e</text:span><text:span text:style-name="T196"> </text:span><text:span text:style-name="T35">autonomo).</text:span><text:span text:style-name="T199"> </text:span><text:span text:style-name="T35">Nei</text:span><text:span text:style-name="T196"> </text:span><text:span text:style-name="T35">casi</text:span><text:span text:style-name="T199"> </text:span><text:span text:style-name="T35">stabiliti</text:span><text:span text:style-name="T196"> </text:span><text:span text:style-name="T35">dalla</text:span><text:span text:style-name="T199"> </text:span><text:span text:style-name="T35">legge</text:span><text:span text:style-name="T196"> </text:span><text:span text:style-name="T35">si</text:span><text:span text:style-name="T199"> </text:span><text:span text:style-name="T35">può</text:span><text:span text:style-name="T196"> </text:span><text:span text:style-name="T35">entrare</text:span><text:span text:style-name="T199"> </text:span><text:span text:style-name="T35">per</text:span><text:span text:style-name="T196"> </text:span><text:span text:style-name="T35">lavoro anche al di fuori delle</text:span><text:span text:style-name="T183"> </text:span><text:span text:style-name="T35">quote.</text:span></text:p>
      </text:section>
      <text:p text:style-name="P1171"/>
      <text:p text:style-name="P728"/>
      <text:p text:style-name="P660"><draw:g text:anchor-type="as-char" draw:z-index="131" draw:style-name="gr5"><draw:line draw:style-name="gr6" draw:text-style-name="P1280" svg:x1="0in" svg:y1="0in" svg:x2="3.8228in" svg:y2="0in"><text:p/></draw:line></draw:g><text:span text:style-name="T483"><text:tab/></text:span><draw:g text:anchor-type="as-char" draw:z-index="132" draw:style-name="gr5"><draw:line draw:style-name="gr6" draw:text-style-name="P1280" svg:x1="0in" svg:y1="0in" svg:x2="3.8189in" svg:y2="0in"><text:p/></draw:line></draw:g></text:p>
      <text:p text:style-name="P800"/>
      <text:section text:style-name="Sect11" text:name="Section79">
        <text:list xml:id="list153418621823732" text:continue-numbering="true" text:style-name="WWNum2">
          <text:list-item>
            <text:h text:style-name="P46" text:outline-level="3"><text:span text:style-name="T389">Cosa si intende per ingressi al di fuori delle quote? Chi può fare ingresso in Italia </text:span><text:span text:style-name="T390">attraverso </text:span><text:span text:style-name="T389">tale</text:span><text:span text:style-name="T428"> </text:span><text:span text:style-name="T389">canale?</text:span></text:h>
          </text:list-item>
        </text:list>
        <text:p text:style-name="P809"><text:span text:style-name="T35">I</text:span><text:span text:style-name="T166"> </text:span><text:span text:style-name="T36">c.d.</text:span><text:span text:style-name="T166"> </text:span><text:span text:style-name="T39">“ingressi</text:span><text:span text:style-name="T170"> </text:span><text:span text:style-name="T162">al</text:span><text:span text:style-name="T166"> </text:span><text:span text:style-name="T162">di</text:span><text:span text:style-name="T170"> </text:span><text:span text:style-name="T36">fuori</text:span><text:span text:style-name="T166"> </text:span><text:span text:style-name="T36">delle</text:span><text:span text:style-name="T170"> </text:span><text:span text:style-name="T39">quote”,</text:span><text:span text:style-name="T166"> </text:span><text:span text:style-name="T36">sono</text:span><text:span text:style-name="T170"> </text:span><text:span text:style-name="T39">ingressi</text:span><text:span text:style-name="T166"> </text:span><text:span text:style-name="T36">per</text:span><text:span text:style-name="T166"> </text:span><text:span text:style-name="T39">motivi</text:span><text:span text:style-name="T170"> </text:span><text:span text:style-name="T162">di</text:span><text:span text:style-name="T166"> </text:span><text:span text:style-name="T39">lavoro</text:span><text:span text:style-name="T170"> </text:span><text:span text:style-name="T39">possibili </text:span><text:span text:style-name="T36">nel</text:span><text:span text:style-name="T183"> </text:span><text:span text:style-name="T36">corso</text:span><text:span text:style-name="T196"> </text:span><text:span text:style-name="T162">di</text:span><text:span text:style-name="T196"> </text:span><text:span text:style-name="T36">tutto</text:span><text:span text:style-name="T196"> </text:span><text:span text:style-name="T39">l’anno</text:span><text:span text:style-name="T196"> </text:span><text:span text:style-name="T35">e</text:span><text:span text:style-name="T183"> </text:span><text:span text:style-name="T36">per</text:span><text:span text:style-name="T196"> </text:span><text:span text:style-name="T35">i</text:span><text:span text:style-name="T196"> </text:span><text:span text:style-name="T36">quali</text:span><text:span text:style-name="T196"> </text:span><text:span text:style-name="T36">non</text:span><text:span text:style-name="T196"> </text:span><text:span text:style-name="T39">esiste</text:span><text:span text:style-name="T183"> </text:span><text:span text:style-name="T36">alcun</text:span><text:span text:style-name="T196"> </text:span><text:span text:style-name="T36">tetto</text:span><text:span text:style-name="T196"> </text:span><text:span text:style-name="T39">numerico</text:span><text:span text:style-name="T196"> </text:span><text:span text:style-name="T36">(ad</text:span><text:span text:style-name="T196"> </text:span><text:span text:style-name="T39">eccezione </text:span><text:span text:style-name="T36">degli </text:span><text:span text:style-name="T39">ingressi </text:span><text:span text:style-name="T36">per </text:span><text:span text:style-name="T39">tirocini formativi, </text:span><text:span text:style-name="T36">per sport </text:span><text:span text:style-name="T39">professionale </text:span><text:span text:style-name="T35">e </text:span><text:span text:style-name="T39">dilettantistico </text:span><text:span text:style-name="T35">e </text:span><text:span text:style-name="T36">per </text:span><text:span text:style-name="T39">volontariato)</text:span><text:span text:style-name="T180"> </text:span><text:span text:style-name="T162">ed</text:span><text:span text:style-name="T180"> </text:span><text:span text:style-name="T162">è,</text:span><text:span text:style-name="T180"> </text:span><text:span text:style-name="T162">di</text:span><text:span text:style-name="T180"> </text:span><text:span text:style-name="T39">regola,</text:span><text:span text:style-name="T199"> </text:span><text:span text:style-name="T39">prevista</text:span><text:span text:style-name="T180"> </text:span><text:span text:style-name="T36">una</text:span><text:span text:style-name="T180"> </text:span><text:span text:style-name="T39">procedura</text:span><text:span text:style-name="T180"> </text:span><text:span text:style-name="T39">semplificata</text:span><text:span text:style-name="T180"> </text:span><text:span text:style-name="T36">per</text:span><text:span text:style-name="T180"> </text:span><text:span text:style-name="T162">il</text:span><text:span text:style-name="T180"> </text:span><text:span text:style-name="T39">rilascio</text:span><text:span text:style-name="T180"> </text:span><text:span text:style-name="T36">del </text:span><text:span text:style-name="T39">nullaosta </text:span><text:span text:style-name="T162">al </text:span><text:span text:style-name="T39">lavoro. </text:span><text:span text:style-name="T162">In </text:span><text:span text:style-name="T39">alcuni </text:span><text:span text:style-name="T36">casi poi </text:span><text:span text:style-name="T39">(dirigenti </text:span><text:span text:style-name="T162">in </text:span><text:span text:style-name="T39">distacco, professori universitari, lavoratori specializzati distaccati </text:span><text:span text:style-name="T162">in </text:span><text:span text:style-name="T39">Italia, lavoratori marittimi, tirocinanti </text:span><text:span text:style-name="T35">e </text:span><text:span text:style-name="T39">gior- nalisti) </text:span><text:span text:style-name="T162">il </text:span><text:span text:style-name="T39">nullaosta </text:span><text:span text:style-name="T162">al </text:span><text:span text:style-name="T39">lavoro </text:span><text:span text:style-name="T36">viene del tutto </text:span><text:span text:style-name="T39">superato </text:span><text:span text:style-name="T35">e </text:span><text:span text:style-name="T162">la </text:span><text:span text:style-name="T39">procedura prevede diret- </text:span><text:span text:style-name="T162">tamente, </text:span><text:span text:style-name="T35">o </text:span><text:span text:style-name="T162">previa comunicazione allo Sportello Unico, </text:span><text:span text:style-name="T35">la </text:span><text:span text:style-name="T162">richiesta </text:span><text:span text:style-name="T35">del </text:span><text:span text:style-name="T162">visto </text:span><text:span text:style-name="T35">di </text:span><text:span text:style-name="T39">ingresso </text:span><text:span text:style-name="T36">alle </text:span><text:span text:style-name="T39">rappresentanze diplomatiche </text:span><text:span text:style-name="T35">o </text:span><text:span text:style-name="T39">consolari italiane</text:span><text:span text:style-name="T186"> </text:span><text:span text:style-name="T39">all’estero.</text:span></text:p>
        <text:p text:style-name="P951"><text:span text:style-name="T35">Secondo</text:span><text:span text:style-name="T166"> </text:span><text:span text:style-name="T35">la</text:span><text:span text:style-name="T170"> </text:span><text:span text:style-name="T35">legge</text:span><text:span text:style-name="T166"> </text:span><text:span text:style-name="T35">italiana</text:span><text:span text:style-name="T170"> </text:span><text:span text:style-name="T35">(articolo</text:span><text:span text:style-name="T170"> </text:span><text:span text:style-name="T35">27</text:span><text:span text:style-name="T166"> </text:span><text:span text:style-name="T35">e</text:span><text:span text:style-name="T170"> </text:span><text:span text:style-name="T35">seguenti</text:span><text:span text:style-name="T170"> </text:span><text:span text:style-name="T35">del</text:span><text:span text:style-name="T166"> </text:span><text:span text:style-name="T35">d.lgs</text:span><text:span text:style-name="T170"> </text:span><text:span text:style-name="T35">n.</text:span><text:span text:style-name="T170"> </text:span><text:span text:style-name="T35">286/98),</text:span><text:span text:style-name="T166"> </text:span><text:span text:style-name="T35">possono entrare</text:span><text:span text:style-name="T180"> </text:span><text:span text:style-name="T35">in</text:span><text:span text:style-name="T180"> </text:span><text:span text:style-name="T35">Italia</text:span><text:span text:style-name="T180"> </text:span><text:span text:style-name="T35">al</text:span><text:span text:style-name="T166"> </text:span><text:span text:style-name="T35">di</text:span><text:span text:style-name="T180"> </text:span><text:span text:style-name="T35">fuori</text:span><text:span text:style-name="T180"> </text:span><text:span text:style-name="T35">delle</text:span><text:span text:style-name="T166"> </text:span><text:span text:style-name="T35">quote</text:span><text:span text:style-name="T180"> </text:span><text:span text:style-name="T35">(per</text:span><text:span text:style-name="T180"> </text:span><text:span text:style-name="T35">lavoro</text:span><text:span text:style-name="T166"> </text:span><text:span text:style-name="T35">subordinato</text:span><text:span text:style-name="T180"> </text:span><text:span text:style-name="T35">e</text:span><text:span text:style-name="T180"> </text:span><text:span text:style-name="T35">per</text:span><text:span text:style-name="T166"> </text:span><text:span text:style-name="T35">lavoro</text:span><text:span text:style-name="T180"> </text:span><text:span text:style-name="T35">au- tonomo):</text:span></text:p>
        <text:list xml:id="list153417141146084" text:continue-list="list153417457904555" text:style-name="WWNum6">
          <text:list-item>
            <text:p text:style-name="P309"><text:span text:style-name="T47">dirigenti/personale altamente</text:span><text:span text:style-name="T101"> </text:span><text:span text:style-name="T47">specializzato;</text:span></text:p>
          </text:list-item>
          <text:list-item>
            <text:p text:style-name="P304"><text:span text:style-name="T47">professori</text:span><text:span text:style-name="T117"> </text:span><text:span text:style-name="T47">universitari</text:span><text:span text:style-name="T110"> </text:span><text:span text:style-name="T47">destinati</text:span><text:span text:style-name="T110"> </text:span><text:span text:style-name="T47">a</text:span><text:span text:style-name="T110"> </text:span><text:span text:style-name="T47">svolgere</text:span><text:span text:style-name="T117"> </text:span><text:span text:style-name="T47">in</text:span><text:span text:style-name="T110"> </text:span><text:span text:style-name="T47">Italia</text:span><text:span text:style-name="T110"> </text:span><text:span text:style-name="T47">un</text:span><text:span text:style-name="T110"> </text:span><text:span text:style-name="T47">incarico</text:span><text:span text:style-name="T110"> </text:span><text:span text:style-name="T47">accademico;</text:span></text:p>
          </text:list-item>
          <text:list-item>
            <text:p text:style-name="P358"><text:span text:style-name="T47">stranieri</text:span><text:span text:style-name="T113"> </text:span><text:span text:style-name="T47">in</text:span><text:span text:style-name="T113"> </text:span><text:span text:style-name="T47">possesso</text:span><text:span text:style-name="T89"> </text:span><text:span text:style-name="T47">di</text:span><text:span text:style-name="T113"> </text:span><text:span text:style-name="T47">un</text:span><text:span text:style-name="T113"> </text:span><text:span text:style-name="T47">titolo</text:span><text:span text:style-name="T89"> </text:span><text:span text:style-name="T47">di</text:span><text:span text:style-name="T113"> </text:span><text:span text:style-name="T47">studio</text:span><text:span text:style-name="T89"> </text:span><text:span text:style-name="T47">superiore</text:span><text:span text:style-name="T113"> </text:span><text:span text:style-name="T47">che</text:span><text:span text:style-name="T113"> </text:span><text:span text:style-name="T47">dia</text:span><text:span text:style-name="T89"> </text:span><text:span text:style-name="T47">accesso,</text:span><text:span text:style-name="T113"> </text:span><text:span text:style-name="T47">nel</text:span><text:span text:style-name="T89"> </text:span><text:span text:style-name="T47">paese di origine, a programmi di dottorato, per svolgere programmi di ricerca, in presenza</text:span><text:span text:style-name="T67"> </text:span><text:span text:style-name="T47">di</text:span><text:span text:style-name="T67"> </text:span><text:span text:style-name="T47">una</text:span><text:span text:style-name="T67"> </text:span><text:span text:style-name="T47">richiesta</text:span><text:span text:style-name="T72"> </text:span><text:span text:style-name="T47">da</text:span><text:span text:style-name="T67"> </text:span><text:span text:style-name="T47">parte</text:span><text:span text:style-name="T67"> </text:span><text:span text:style-name="T47">di</text:span><text:span text:style-name="T72"> </text:span><text:span text:style-name="T47">un</text:span><text:span text:style-name="T67"> </text:span><text:span text:style-name="T47">Istituto</text:span><text:span text:style-name="T67"> </text:span><text:span text:style-name="T47">di</text:span><text:span text:style-name="T72"> </text:span><text:span text:style-name="T47">ricerca</text:span><text:span text:style-name="T67"> </text:span><text:span text:style-name="T47">iscritto</text:span><text:span text:style-name="T67"> </text:span><text:span text:style-name="T47">in</text:span><text:span text:style-name="T72"> </text:span><text:span text:style-name="T47">un</text:span><text:span text:style-name="T67"> </text:span><text:span text:style-name="T47">elenco tenuto</text:span><text:span text:style-name="T117"> </text:span><text:span text:style-name="T47">presso</text:span><text:span text:style-name="T117"> </text:span><text:span text:style-name="T47">il</text:span><text:span text:style-name="T110"> </text:span><text:span text:style-name="T47">Ministero</text:span><text:span text:style-name="T117"> </text:span><text:span text:style-name="T47">dell’Istruzione,</text:span><text:span text:style-name="T110"> </text:span><text:span text:style-name="T47">dell’Università</text:span><text:span text:style-name="T117"> </text:span><text:span text:style-name="T47">e</text:span><text:span text:style-name="T110"> </text:span><text:span text:style-name="T47">della</text:span><text:span text:style-name="T117"> </text:span><text:span text:style-name="T47">Ricerca;”</text:span></text:p>
          </text:list-item>
          <text:list-item>
            <text:p text:style-name="P331"><text:span text:style-name="T47">traduttori e</text:span><text:span text:style-name="T55"> </text:span><text:span text:style-name="T47">interpreti;</text:span></text:p>
          </text:list-item>
          <text:list-item>
            <text:p text:style-name="P377"><text:span text:style-name="T47">stranieri</text:span><text:span text:style-name="T61"> </text:span><text:span text:style-name="T47">fra</text:span><text:span text:style-name="T61"> </text:span><text:span text:style-name="T47">i</text:span><text:span text:style-name="T61"> </text:span><text:span text:style-name="T47">20</text:span><text:span text:style-name="T61"> </text:span><text:span text:style-name="T47">e</text:span><text:span text:style-name="T61"> </text:span><text:span text:style-name="T47">i</text:span><text:span text:style-name="T117"> </text:span><text:span text:style-name="T47">30</text:span><text:span text:style-name="T61"> </text:span><text:span text:style-name="T47">anni</text:span><text:span text:style-name="T61"> </text:span><text:span text:style-name="T47">di</text:span><text:span text:style-name="T61"> </text:span><text:span text:style-name="T47">età,</text:span><text:span text:style-name="T61"> </text:span><text:span text:style-name="T47">ammessi</text:span><text:span text:style-name="T117"> </text:span><text:span text:style-name="T47">a</text:span><text:span text:style-name="T61"> </text:span><text:span text:style-name="T47">partecipare</text:span><text:span text:style-name="T61"> </text:span><text:span text:style-name="T47">a</text:span><text:span text:style-name="T61"> </text:span><text:span text:style-name="T47">programmi</text:span><text:span text:style-name="T61"> </text:span><text:span text:style-name="T47">di</text:span><text:span text:style-name="T117"> </text:span><text:span text:style-name="T47">vo- lontariato</text:span><text:span text:style-name="T126"> </text:span><text:span text:style-name="T47">presso</text:span><text:span text:style-name="T108"> </text:span><text:span text:style-name="T47">enti</text:span><text:span text:style-name="T126"> </text:span><text:span text:style-name="T47">ecclesiastici</text:span><text:span text:style-name="T108"> </text:span><text:span text:style-name="T47">civilmente</text:span><text:span text:style-name="T108"> </text:span><text:span text:style-name="T47">riconosciuti,</text:span><text:span text:style-name="T126"> </text:span><text:span text:style-name="T43">organizzazioni</text:span><text:span text:style-name="T108"> </text:span><text:span text:style-name="T47">non governative</text:span><text:span text:style-name="T105"> </text:span><text:span text:style-name="T47">e</text:span><text:span text:style-name="T105"> </text:span><text:span text:style-name="T47">associazioni</text:span><text:span text:style-name="T105"> </text:span><text:span text:style-name="T47">di</text:span><text:span text:style-name="T121"> </text:span><text:span text:style-name="T47">promozione</text:span><text:span text:style-name="T105"> </text:span><text:span text:style-name="T47">sociale,</text:span><text:span text:style-name="T105"> </text:span><text:span text:style-name="T47">in</text:span><text:span text:style-name="T105"> </text:span><text:span text:style-name="T47">presenza</text:span><text:span text:style-name="T105"> </text:span><text:span text:style-name="T47">di</text:span><text:span text:style-name="T121"> </text:span><text:span text:style-name="T47">una</text:span><text:span text:style-name="T105"> </text:span><text:span text:style-name="T47">conven- zione fra lo straniero e l’organizzazione</text:span><text:span text:style-name="T121"> </text:span><text:span text:style-name="T47">ospitante.</text:span></text:p>
          </text:list-item>
        </text:list>
        <text:p text:style-name="P691"><text:span text:style-name="T52">Solo</text:span><text:span text:style-name="T50"> </text:span><text:span text:style-name="T52">per</text:span><text:span text:style-name="T102"> </text:span><text:span text:style-name="T52">lavoro</text:span><text:span text:style-name="T50"> </text:span><text:span text:style-name="T52">subordinato</text:span><text:span text:style-name="T50"> </text:span><text:span text:style-name="T52">possono</text:span><text:span text:style-name="T44"> </text:span><text:span text:style-name="T52">entrare</text:span><text:span text:style-name="T50"> </text:span><text:span text:style-name="T52">al</text:span><text:span text:style-name="T44"> </text:span><text:span text:style-name="T52">di</text:span><text:span text:style-name="T50"> </text:span><text:span text:style-name="T52">fuori</text:span><text:span text:style-name="T50"> </text:span><text:span text:style-name="T52">delle</text:span><text:span text:style-name="T44"> </text:span><text:span text:style-name="T52">quote</text:span><text:span text:style-name="T50"> </text:span><text:span text:style-name="T52">le</text:span><text:span text:style-name="T44"> </text:span><text:span text:style-name="T52">se- guenti</text:span><text:span text:style-name="T44"> </text:span><text:span text:style-name="T52">categorie</text:span><text:span text:style-name="T47">:</text:span></text:p>
        <text:list xml:id="list153418250626052" text:continue-numbering="true" text:style-name="WWNum6">
          <text:list-item>
            <text:p text:style-name="P525"><text:span text:style-name="T47">collaboratori</text:span><text:span text:style-name="T92"> </text:span><text:span text:style-name="T47">familiari</text:span><text:span text:style-name="T92"> </text:span><text:span text:style-name="T47">aventi</text:span><text:span text:style-name="T92"> </text:span><text:span text:style-name="T47">in</text:span><text:span text:style-name="T92"> </text:span><text:span text:style-name="T47">corso,</text:span><text:span text:style-name="T92"> </text:span><text:span text:style-name="T47">all’estero</text:span><text:span text:style-name="T92"> </text:span><text:span text:style-name="T47">e</text:span><text:span text:style-name="T92"> </text:span><text:span text:style-name="T47">da</text:span><text:span text:style-name="T92"> </text:span><text:span text:style-name="T47">almeno</text:span><text:span text:style-name="T92"> </text:span><text:span text:style-name="T47">1</text:span><text:span text:style-name="T92"> </text:span><text:span text:style-name="T47">anno,</text:span><text:span text:style-name="T92"> </text:span><text:span text:style-name="T47">rapporti di</text:span><text:span text:style-name="T67"> </text:span><text:span text:style-name="T43">lavoro</text:span><text:span text:style-name="T67"> </text:span><text:span text:style-name="T43">domestico</text:span><text:span text:style-name="T72"> </text:span><text:span text:style-name="T47">a</text:span><text:span text:style-name="T67"> </text:span><text:span text:style-name="T43">tempo</text:span><text:span text:style-name="T72"> </text:span><text:span text:style-name="T43">pieno</text:span><text:span text:style-name="T67"> </text:span><text:span text:style-name="T47">con</text:span><text:span text:style-name="T67"> </text:span><text:span text:style-name="T43">cittadini</text:span><text:span text:style-name="T72"> </text:span><text:span text:style-name="T43">italiani</text:span><text:span text:style-name="T67"> </text:span><text:span text:style-name="T47">o</text:span><text:span text:style-name="T72"> </text:span><text:span text:style-name="T47">di</text:span><text:span text:style-name="T67"> </text:span><text:span text:style-name="T47">uno</text:span><text:span text:style-name="T72"> </text:span><text:span text:style-name="T43">Stato</text:span><text:span text:style-name="T67"> </text:span><text:span text:style-name="T43">membro </text:span><text:span text:style-name="T47">dell’Unione</text:span><text:span text:style-name="T72"> </text:span><text:span text:style-name="T47">europea</text:span><text:span text:style-name="T77"> </text:span><text:span text:style-name="T47">residenti</text:span><text:span text:style-name="T72"> </text:span><text:span text:style-name="T47">all’estero</text:span><text:span text:style-name="T77"> </text:span><text:span text:style-name="T47">ma</text:span><text:span text:style-name="T72"> </text:span><text:span text:style-name="T47">che</text:span><text:span text:style-name="T77"> </text:span><text:span text:style-name="T47">si</text:span><text:span text:style-name="T77"> </text:span><text:span text:style-name="T47">trasferiscono</text:span><text:span text:style-name="T72"> </text:span><text:span text:style-name="T47">in</text:span><text:span text:style-name="T77"> </text:span><text:span text:style-name="T47">Italia;</text:span></text:p>
          </text:list-item>
          <text:list-item>
            <text:p text:style-name="P378"><text:span text:style-name="T47">stranieri,</text:span><text:span text:style-name="T108"> </text:span><text:span text:style-name="T47">autorizzati</text:span><text:span text:style-name="T108"> </text:span><text:span text:style-name="T47">al</text:span><text:span text:style-name="T108"> </text:span><text:span text:style-name="T47">soggiorno</text:span><text:span text:style-name="T80"> </text:span><text:span text:style-name="T47">per</text:span><text:span text:style-name="T108"> </text:span><text:span text:style-name="T47">motivi</text:span><text:span text:style-name="T108"> </text:span><text:span text:style-name="T47">di</text:span><text:span text:style-name="T80"> </text:span><text:span text:style-name="T47">formazione</text:span><text:span text:style-name="T108"> </text:span><text:span text:style-name="T47">professionale,</text:span><text:span text:style-name="T108"> </text:span><text:span text:style-name="T47">che svolgono</text:span><text:span text:style-name="T105"> </text:span><text:span text:style-name="T47">periodi</text:span><text:span text:style-name="T105"> </text:span><text:span text:style-name="T47">di</text:span><text:span text:style-name="T121"> </text:span><text:span text:style-name="T47">addestramento</text:span><text:span text:style-name="T105"> </text:span><text:span text:style-name="T47">presso</text:span><text:span text:style-name="T121"> </text:span><text:span text:style-name="T47">datori</text:span><text:span text:style-name="T105"> </text:span><text:span text:style-name="T47">di</text:span><text:span text:style-name="T121"> </text:span><text:span text:style-name="T47">lavoro</text:span><text:span text:style-name="T105"> </text:span><text:span text:style-name="T47">italiani</text:span><text:span text:style-name="T121"> </text:span><text:span text:style-name="T43">effettuando </text:span><text:span text:style-name="T47">anche prestazioni di lavoro di carattere</text:span><text:span text:style-name="T121"> </text:span><text:span text:style-name="T47">subordinato;</text:span></text:p>
          </text:list-item>
          <text:list-item>
            <text:p text:style-name="P379"><text:span text:style-name="T47">lavoratori</text:span><text:span text:style-name="T67"> </text:span><text:span text:style-name="T47">alle</text:span><text:span text:style-name="T67"> </text:span><text:span text:style-name="T47">dipendenze</text:span><text:span text:style-name="T67"> </text:span><text:span text:style-name="T47">di</text:span><text:span text:style-name="T72"> </text:span><text:span text:style-name="T47">organizzazioni</text:span><text:span text:style-name="T67"> </text:span><text:span text:style-name="T47">o</text:span><text:span text:style-name="T67"> </text:span><text:span text:style-name="T47">imprese</text:span><text:span text:style-name="T67"> </text:span><text:span text:style-name="T47">operanti</text:span><text:span text:style-name="T72"> </text:span><text:span text:style-name="T47">nel</text:span><text:span text:style-name="T67"> </text:span><text:span text:style-name="T47">territorio italiano;</text:span></text:p>
          </text:list-item>
          <text:list-item>
            <text:p text:style-name="P500"><text:span text:style-name="T47">lavoratori</text:span><text:span text:style-name="T43"> </text:span><text:span text:style-name="T47">marittimi;</text:span></text:p>
          </text:list-item>
          <text:list-item>
            <text:p text:style-name="P428"><text:span text:style-name="T47">lavoratori dipendenti da datori di lavoro, persone fisiche o giuridiche, resi- denti o aventi sede all’estero, i quali siano temporaneamente trasferiti dal- l’estero presso persone fisiche o giuridiche, residenti in Italia, al fine di effettuare nel territorio italiano determinate prestazioni oggetto di</text:span><text:span text:style-name="T132"> </text:span><text:span text:style-name="T47">contratto di appalto stipulato tra le predette persone fisiche o</text:span><text:span text:style-name="T137"> </text:span><text:span text:style-name="T47">giuridiche;</text:span></text:p>
          </text:list-item>
          <text:list-item>
            <text:p text:style-name="P501"><text:span text:style-name="T47">lavoratori occupati nei circhi o spettacoli viaggianti</text:span><text:span text:style-name="T126"> </text:span><text:span text:style-name="T47">all’estero;</text:span></text:p>
          </text:list-item>
          <text:list-item>
            <text:p text:style-name="P526"><text:span text:style-name="T47">personale artistico/tecnico per spettacoli lirici, teatrali, concertistici e di balletto;</text:span></text:p>
          </text:list-item>
          <text:list-item>
            <text:p text:style-name="P499"><text:span text:style-name="T47">ballerini/artisti/musicisti da impiegare in locali di</text:span><text:span text:style-name="T80"> </text:span><text:span text:style-name="T47">trattenimento;</text:span></text:p>
          </text:list-item>
          <text:list-item>
            <text:p text:style-name="P428"><text:span text:style-name="T47">artisti</text:span><text:span text:style-name="T61"> </text:span><text:span text:style-name="T47">da</text:span><text:span text:style-name="T61"> </text:span><text:span text:style-name="T47">impiegare</text:span><text:span text:style-name="T61"> </text:span><text:span text:style-name="T47">in</text:span><text:span text:style-name="T61"> </text:span><text:span text:style-name="T47">enti</text:span><text:span text:style-name="T61"> </text:span><text:span text:style-name="T47">musicali</text:span><text:span text:style-name="T61"> </text:span><text:span text:style-name="T47">teatrali</text:span><text:span text:style-name="T61"> </text:span><text:span text:style-name="T47">e</text:span><text:span text:style-name="T61"> </text:span><text:span text:style-name="T47">cinematografici,</text:span><text:span text:style-name="T61"> </text:span><text:span text:style-name="T47">in</text:span><text:span text:style-name="T61"> </text:span><text:span text:style-name="T47">imprese</text:span><text:span text:style-name="T61"> </text:span><text:span text:style-name="T47">ra- diofoniche e televisive e da enti pubblici per manifestazioni culturali e fol- cloristiche;</text:span></text:p>
          </text:list-item>
          <text:list-item>
            <text:p text:style-name="P502"><text:span text:style-name="T47">sportivi</text:span><text:span text:style-name="T43"> </text:span><text:span text:style-name="T47">professionisti;</text:span></text:p>
          </text:list-item>
          <text:list-item>
            <text:p text:style-name="P399"><text:span text:style-name="T47">giornalisti/corrispondenti</text:span><text:span text:style-name="T101"> </text:span><text:span text:style-name="T47">ufficialmente</text:span><text:span text:style-name="T101"> </text:span><text:span text:style-name="T47">accreditati</text:span><text:span text:style-name="T55"> </text:span><text:span text:style-name="T47">e</text:span><text:span text:style-name="T101"> </text:span><text:span text:style-name="T47">dipendenti</text:span><text:span text:style-name="T101"> </text:span><text:span text:style-name="T47">di</text:span><text:span text:style-name="T101"> </text:span><text:span text:style-name="T47">organi</text:span><text:span text:style-name="T55"> </text:span><text:span text:style-name="T47">di stampa o di</text:span><text:span text:style-name="T110"> </text:span><text:span text:style-name="T47">emittenti;</text:span></text:p>
          </text:list-item>
          <text:list-item>
            <text:p text:style-name="P407"><text:span text:style-name="T47">persone che svolgono un lavoro occasionale nell’ambito di programmi di scambio</text:span><text:span text:style-name="T132"> </text:span><text:span text:style-name="T47">giovanile,</text:span><text:span text:style-name="T126"> </text:span><text:span text:style-name="T47">ovvero</text:span><text:span text:style-name="T132"> </text:span><text:span text:style-name="T47">persone</text:span><text:span text:style-name="T126"> </text:span><text:span text:style-name="T47">collocate</text:span><text:span text:style-name="T126"> </text:span><text:span text:style-name="T47">“alla</text:span><text:span text:style-name="T132"> </text:span><text:span text:style-name="T47">pari”;infermieri</text:span><text:span text:style-name="T126"> </text:span><text:span text:style-name="T47">professio- nali assunti presso strutture sanitarie pubbliche e</text:span><text:span text:style-name="T126"> </text:span><text:span text:style-name="T47">private.</text:span></text:p>
          </text:list-item>
        </text:list>
        <text:p text:style-name="P853"><text:span text:style-name="T35">Per</text:span><text:span text:style-name="T170"> </text:span><text:span text:style-name="T35">conoscere</text:span><text:span text:style-name="T247"> </text:span><text:span text:style-name="T35">più</text:span><text:span text:style-name="T170"> </text:span><text:span text:style-name="T35">nel</text:span><text:span text:style-name="T170"> </text:span><text:span text:style-name="T35">dettaglio</text:span><text:span text:style-name="T170"> </text:span><text:span text:style-name="T35">le</text:span><text:span text:style-name="T170"> </text:span><text:span text:style-name="T35">procedure</text:span><text:span text:style-name="T203"> </text:span><text:span text:style-name="T35">da</text:span><text:span text:style-name="T170"> </text:span><text:span text:style-name="T35">seguire</text:span><text:span text:style-name="T170"> </text:span><text:span text:style-name="T35">per</text:span><text:span text:style-name="T170"> </text:span><text:span text:style-name="T35">ogni</text:span><text:span text:style-name="T170"> </text:span><text:span text:style-name="T35">singola</text:span><text:span text:style-name="T170"> </text:span><text:span text:style-name="T35">cate- goria, vedi il focus “</text:span><text:span text:style-name="T221">La Blue Card e gli altri casi particolari di ingresso al </text:span><text:span text:style-name="T171">di</text:span><text:span text:style-name="T170"> </text:span><text:span text:style-name="T221">fuori delle quote</text:span><text:span text:style-name="T35">” (disponibile, anche </text:span><text:span text:style-name="T221">in</text:span><text:span text:style-name="T191"> </text:span><text:span text:style-name="T221">inglese</text:span><text:span text:style-name="T35">)</text:span></text:p>
        <text:p text:style-name="P1058"/>
        <text:list xml:id="list153418281864253" text:continue-list="list153418621823732" text:style-name="WWNum2">
          <text:list-item>
            <text:h text:style-name="P144" text:outline-level="3"><text:span text:style-name="T389">Che</text:span><text:span text:style-name="T421"> </text:span><text:span text:style-name="T389">cos’è</text:span><text:span text:style-name="T421"> </text:span><text:span text:style-name="T389">la</text:span><text:span text:style-name="T421"> </text:span><text:span text:style-name="T389">carta</text:span><text:span text:style-name="T421"> </text:span><text:span text:style-name="T389">blu</text:span><text:span text:style-name="T421"> </text:span><text:span text:style-name="T389">UE?</text:span><text:span text:style-name="T421"> </text:span><text:span text:style-name="T389">A</text:span><text:span text:style-name="T411"> </text:span><text:span text:style-name="T389">chi</text:span><text:span text:style-name="T421"> </text:span><text:span text:style-name="T389">può</text:span><text:span text:style-name="T421"> </text:span><text:span text:style-name="T389">essere</text:span><text:span text:style-name="T421"> </text:span><text:span text:style-name="T389">rilasciata?</text:span></text:h>
          </text:list-item>
        </text:list>
        <text:p text:style-name="P901"><text:span text:style-name="T35">Il</text:span><text:span text:style-name="T248"> </text:span><text:span text:style-name="T35">decreto</text:span><text:span text:style-name="T183"> </text:span><text:span text:style-name="T35">legislativo</text:span><text:span text:style-name="T183"> </text:span><text:span text:style-name="T35">n.</text:span><text:span text:style-name="T174"> </text:span><text:span text:style-name="T35">108/2012</text:span><text:span text:style-name="T183"> </text:span><text:span text:style-name="T35">ha</text:span><text:span text:style-name="T183"> </text:span><text:span text:style-name="T35">previsto</text:span><text:span text:style-name="T174"> </text:span><text:span text:style-name="T35">come</text:span><text:span text:style-name="T183"> </text:span><text:span text:style-name="T35">nuova</text:span><text:span text:style-name="T174"> </text:span><text:span text:style-name="T35">categoria</text:span><text:span text:style-name="T183"> </text:span><text:span text:style-name="T35">di</text:span><text:span text:style-name="T183"> </text:span><text:span text:style-name="T35">lavora- tori</text:span><text:span text:style-name="T39"> </text:span><text:span text:style-name="T35">che</text:span><text:span text:style-name="T39"> </text:span><text:span text:style-name="T35">possono</text:span><text:span text:style-name="T39"> </text:span><text:span text:style-name="T35">fare</text:span><text:span text:style-name="T36"> </text:span><text:span text:style-name="T35">ingresso</text:span><text:span text:style-name="T39"> </text:span><text:span text:style-name="T35">in</text:span><text:span text:style-name="T39"> </text:span><text:span text:style-name="T35">Italia</text:span><text:span text:style-name="T39"> </text:span><text:span text:style-name="T35">al</text:span><text:span text:style-name="T36"> </text:span><text:span text:style-name="T35">di</text:span><text:span text:style-name="T39"> </text:span><text:span text:style-name="T35">fuori</text:span><text:span text:style-name="T39"> </text:span><text:span text:style-name="T35">delle</text:span><text:span text:style-name="T36"> </text:span><text:span text:style-name="T35">quote</text:span><text:span text:style-name="T39"> </text:span><text:span text:style-name="T35">i</text:span><text:span text:style-name="T39"> </text:span><text:span text:style-name="T35">lavoratori</text:span><text:span text:style-name="T39"> </text:span><text:span text:style-name="T35">alta- mente</text:span><text:span text:style-name="T162"> </text:span><text:span text:style-name="T35">qualificati.</text:span></text:p>
        <text:p text:style-name="P853"><text:span text:style-name="T36">Vengono</text:span><text:span text:style-name="T180"> </text:span><text:span text:style-name="T35">considerati</text:span><text:span text:style-name="T180"> </text:span><text:span text:style-name="T35">altamente</text:span><text:span text:style-name="T180"> </text:span><text:span text:style-name="T35">qualificati</text:span><text:span text:style-name="T180"> </text:span><text:span text:style-name="T35">gli</text:span><text:span text:style-name="T180"> </text:span><text:span text:style-name="T35">stranieri</text:span><text:span text:style-name="T180"> </text:span><text:span text:style-name="T35">che</text:span><text:span text:style-name="T166"> </text:span><text:span text:style-name="T35">sono</text:span><text:span text:style-name="T180"> </text:span><text:span text:style-name="T35">in</text:span><text:span text:style-name="T180"> </text:span><text:span text:style-name="T35">possesso</text:span><text:span text:style-name="T180"> </text:span><text:span text:style-name="T35">di un titolo di istruzione superiore rilasciato dall’autorità competente nel Paese dove</text:span><text:span text:style-name="T216"> </text:span><text:span text:style-name="T35">è</text:span><text:span text:style-name="T187"> </text:span><text:span text:style-name="T35">stato</text:span><text:span text:style-name="T187"> </text:span><text:span text:style-name="T35">conseguito,</text:span><text:span text:style-name="T216"> </text:span><text:span text:style-name="T35">che</text:span><text:span text:style-name="T187"> </text:span><text:span text:style-name="T35">attesti</text:span><text:span text:style-name="T187"> </text:span><text:span text:style-name="T35">il</text:span><text:span text:style-name="T187"> </text:span><text:span text:style-name="T35">completamento</text:span><text:span text:style-name="T216"> </text:span><text:span text:style-name="T35">di</text:span><text:span text:style-name="T187"> </text:span><text:span text:style-name="T35">un</text:span><text:span text:style-name="T187"> </text:span><text:span text:style-name="T35">programma</text:span><text:span text:style-name="T187"> </text:span><text:span text:style-name="T35">di</text:span><text:span text:style-name="T216"> </text:span><text:span text:style-name="T35">istru- zione</text:span><text:span text:style-name="T183"> </text:span><text:span text:style-name="T35">superiore</text:span><text:span text:style-name="T196"> </text:span><text:span text:style-name="T35">post-secondaria</text:span><text:span text:style-name="T183"> </text:span><text:span text:style-name="T35">di</text:span><text:span text:style-name="T196"> </text:span><text:span text:style-name="T35">durata</text:span><text:span text:style-name="T196"> </text:span><text:span text:style-name="T35">almeno</text:span><text:span text:style-name="T183"> </text:span><text:span text:style-name="T35">triennale</text:span><text:span text:style-name="T196"> </text:span><text:span text:style-name="T35">e</text:span><text:span text:style-name="T183"> </text:span><text:span text:style-name="T35">relativa</text:span><text:span text:style-name="T196"> </text:span><text:span text:style-name="T35">qualifica professionale</text:span><text:span text:style-name="T162"> </text:span><text:span text:style-name="T35">superiore.</text:span></text:p>
        <text:p text:style-name="P856"><text:span text:style-name="T35">La qualifica professionale superiore, attestata dal Paese di provenienza,</text:span><text:span text:style-name="T186"> </text:span><text:span text:style-name="T35">deve essere riconosciuta in</text:span><text:span text:style-name="T170"> </text:span><text:span text:style-name="T35">Italia</text:span></text:p>
        <text:p text:style-name="P873"><text:span text:style-name="T35">Relativamente al riconoscimento delle qualifiche professionali non regolamen-</text:span></text:p>
      </text:section>
      <text:p text:style-name="P1172"/>
      <text:p text:style-name="P728"/>
      <text:p text:style-name="P660"><draw:g text:anchor-type="as-char" draw:z-index="133" draw:style-name="gr5"><draw:line draw:style-name="gr6" draw:text-style-name="P1280" svg:x1="0in" svg:y1="0in" svg:x2="3.8228in" svg:y2="0in"><text:p/></draw:line></draw:g><text:span text:style-name="T483"><text:tab/></text:span><draw:g text:anchor-type="as-char" draw:z-index="134" draw:style-name="gr5"><draw:line draw:style-name="gr6" draw:text-style-name="P1280" svg:x1="0in" svg:y1="0in" svg:x2="3.8189in" svg:y2="0in"><text:p/></draw:line></draw:g></text:p>
      <text:p text:style-name="P766"/>
      <text:section text:style-name="Sect3" text:name="Section81">
        <text:p text:style-name="P812"><text:span text:style-name="T35">tate</text:span><text:span text:style-name="T223"> </text:span><text:span text:style-name="T35">(ovvero</text:span><text:span text:style-name="T219"> </text:span><text:span text:style-name="T35">qualifiche</text:span><text:span text:style-name="T219"> </text:span><text:span text:style-name="T35">professionali</text:span><text:span text:style-name="T219"> </text:span><text:span text:style-name="T35">superiori</text:span><text:span text:style-name="T219"> </text:span><text:span text:style-name="T35">non</text:span><text:span text:style-name="T219"> </text:span><text:span text:style-name="T35">comparabili</text:span><text:span text:style-name="T219"> </text:span><text:span text:style-name="T35">ad</text:span><text:span text:style-name="T219"> </text:span><text:span text:style-name="T35">una</text:span><text:span text:style-name="T219"> </text:span><text:span text:style-name="T35">qualifica professionale regolamentata in Italia), lo straniero, o anche la società che in- tende</text:span><text:span text:style-name="T194"> </text:span><text:span text:style-name="T35">assumerlo,</text:span><text:span text:style-name="T176"> </text:span><text:span text:style-name="T35">dovrà</text:span><text:span text:style-name="T176"> </text:span><text:span text:style-name="T35">presentare</text:span><text:span text:style-name="T176"> </text:span><text:span text:style-name="T35">apposita</text:span><text:span text:style-name="T176"> </text:span><text:span text:style-name="T35">domanda</text:span><text:span text:style-name="T176"> </text:span><text:span text:style-name="T35">di</text:span><text:span text:style-name="T176"> </text:span><text:span text:style-name="T35">riconoscimento</text:span><text:span text:style-name="T176"> </text:span><text:span text:style-name="T35">al</text:span><text:span text:style-name="T176"> </text:span><text:span text:style-name="T35">Mi- nistero dell’Istruzione, dell’Università e della</text:span><text:span text:style-name="T194"> </text:span><text:span text:style-name="T35">ricerca.</text:span></text:p>
        <text:p text:style-name="P813"><text:span text:style-name="T35">Ai</text:span><text:span text:style-name="T196"> </text:span><text:span text:style-name="T35">fini</text:span><text:span text:style-name="T196"> </text:span><text:span text:style-name="T35">del</text:span><text:span text:style-name="T199"> </text:span><text:span text:style-name="T35">riconoscimento</text:span><text:span text:style-name="T196"> </text:span><text:span text:style-name="T35">delle</text:span><text:span text:style-name="T199"> </text:span><text:span text:style-name="T35">professioni</text:span><text:span text:style-name="T196"> </text:span><text:span text:style-name="T35">regolamentate</text:span><text:span text:style-name="T199"> </text:span><text:span text:style-name="T35">in</text:span><text:span text:style-name="T196"> </text:span><text:span text:style-name="T35">Italia</text:span><text:span text:style-name="T199"> </text:span><text:span text:style-name="T35">sono</text:span><text:span text:style-name="T196"> </text:span><text:span text:style-name="T35">com- petenti a ricevere le domande le autorità indicate all’articolo 5 del D.lgs n. 206/2007.</text:span></text:p>
        <text:p text:style-name="P809"><text:span text:style-name="T35">Al</text:span><text:span text:style-name="T203"> </text:span><text:span text:style-name="T35">lavoratore</text:span><text:span text:style-name="T39"> </text:span><text:span text:style-name="T35">straniero</text:span><text:span text:style-name="T203"> </text:span><text:span text:style-name="T35">entrato</text:span><text:span text:style-name="T39"> </text:span><text:span text:style-name="T35">in</text:span><text:span text:style-name="T203"> </text:span><text:span text:style-name="T35">Italia</text:span><text:span text:style-name="T39"> </text:span><text:span text:style-name="T35">come</text:span><text:span text:style-name="T203"> </text:span><text:span text:style-name="T35">lavoratore</text:span><text:span text:style-name="T203"> </text:span><text:span text:style-name="T35">altamente</text:span><text:span text:style-name="T39"> </text:span><text:span text:style-name="T35">qualificato viene rilasciato un permesso di soggiorno denominato “Carta blu UE”. </text:span><text:span text:style-name="T36">Tale </text:span><text:span text:style-name="T35">permesso</text:span><text:span text:style-name="T199"> </text:span><text:span text:style-name="T35">ha</text:span><text:span text:style-name="T199"> </text:span><text:span text:style-name="T35">una</text:span><text:span text:style-name="T199"> </text:span><text:span text:style-name="T35">durata</text:span><text:span text:style-name="T199"> </text:span><text:span text:style-name="T35">biennale,</text:span><text:span text:style-name="T199"> </text:span><text:span text:style-name="T35">nel</text:span><text:span text:style-name="T180"> </text:span><text:span text:style-name="T35">caso</text:span><text:span text:style-name="T199"> </text:span><text:span text:style-name="T35">di</text:span><text:span text:style-name="T199"> </text:span><text:span text:style-name="T35">contratto</text:span><text:span text:style-name="T199"> </text:span><text:span text:style-name="T35">di</text:span><text:span text:style-name="T199"> </text:span><text:span text:style-name="T35">lavoro</text:span><text:span text:style-name="T199"> </text:span><text:span text:style-name="T35">a</text:span><text:span text:style-name="T180"> </text:span><text:span text:style-name="T35">tempo</text:span><text:span text:style-name="T199"> </text:span><text:span text:style-name="T35">inde- terminato,</text:span><text:span text:style-name="T39"> </text:span><text:span text:style-name="T35">ovvero,</text:span><text:span text:style-name="T39"> </text:span><text:span text:style-name="T35">negli</text:span><text:span text:style-name="T39"> </text:span><text:span text:style-name="T35">altri</text:span><text:span text:style-name="T39"> </text:span><text:span text:style-name="T35">casi,</text:span><text:span text:style-name="T39"> </text:span><text:span text:style-name="T35">la</text:span><text:span text:style-name="T36"> </text:span><text:span text:style-name="T35">stessa</text:span><text:span text:style-name="T39"> </text:span><text:span text:style-name="T35">durata</text:span><text:span text:style-name="T39"> </text:span><text:span text:style-name="T35">del</text:span><text:span text:style-name="T39"> </text:span><text:span text:style-name="T35">rapporto</text:span><text:span text:style-name="T39"> </text:span><text:span text:style-name="T35">di</text:span><text:span text:style-name="T36"> </text:span><text:span text:style-name="T35">lavoro.</text:span></text:p>
        <text:p text:style-name="P1058"/>
        <text:list xml:id="list153418084317394" text:continue-numbering="true" text:style-name="WWNum2">
          <text:list-item>
            <text:p text:style-name="P473"><text:span text:style-name="T347">Quale è la procedura prevista per ottenere la carta blu Ue?</text:span><text:span text:style-name="T27"> </text:span><text:span text:style-name="T47">La</text:span><text:span text:style-name="T72"> </text:span><text:span text:style-name="T43">domanda</text:span><text:span text:style-name="T77"> </text:span><text:span text:style-name="T47">di</text:span><text:span text:style-name="T72"> </text:span><text:span text:style-name="T43">nulla</text:span><text:span text:style-name="T77"> </text:span><text:span text:style-name="T43">osta</text:span><text:span text:style-name="T77"> </text:span><text:span text:style-name="T43">(modello</text:span><text:span text:style-name="T72"> </text:span><text:span text:style-name="T43">BC),</text:span><text:span text:style-name="T77"> </text:span><text:span text:style-name="T43">presentata</text:span><text:span text:style-name="T72"> </text:span><text:span text:style-name="T47">da</text:span><text:span text:style-name="T77"> </text:span><text:span text:style-name="T43">parte</text:span><text:span text:style-name="T77"> </text:span><text:span text:style-name="T47">del</text:span><text:span text:style-name="T72"> </text:span><text:span text:style-name="T43">datore</text:span><text:span text:style-name="T77"> </text:span><text:span text:style-name="T47">di</text:span><text:span text:style-name="T77"> </text:span><text:span text:style-name="T43">lavoro </text:span><text:span text:style-name="T47">va</text:span><text:span text:style-name="T72"> </text:span><text:span text:style-name="T47">trasmessa</text:span><text:span text:style-name="T77"> </text:span><text:span text:style-name="T47">allo</text:span><text:span text:style-name="T77"> </text:span><text:span text:style-name="T47">Sportello</text:span><text:span text:style-name="T77"> </text:span><text:span text:style-name="T47">Unico</text:span><text:span text:style-name="T72"> </text:span><text:span text:style-name="T47">attraverso</text:span><text:span text:style-name="T77"> </text:span><text:span text:style-name="T47">l’apposita</text:span><text:span text:style-name="T77"> </text:span><text:span text:style-name="T47">procedura</text:span><text:span text:style-name="T77"> </text:span><text:span text:style-name="T47">informatica </text:span><text:span text:style-name="T43">disponibile</text:span><text:span text:style-name="T72"> </text:span><text:span text:style-name="T47">sul</text:span><text:span text:style-name="T72"> </text:span><text:span text:style-name="T43">sito</text:span><text:span text:style-name="T77"> </text:span><text:span text:style-name="T47">del</text:span><text:span text:style-name="T72"> </text:span><text:span text:style-name="T43">Ministero</text:span><text:span text:style-name="T77"> </text:span><text:span text:style-name="T43">dell’Interno</text:span><text:span text:style-name="T72"> </text:span><text:span text:style-name="T43">(https://nullaostalavoro.interno.it) </text:span><text:span text:style-name="T47">a</text:span><text:span text:style-name="T117"> </text:span><text:span text:style-name="T47">cui</text:span><text:span text:style-name="T117"> </text:span><text:span text:style-name="T47">è</text:span><text:span text:style-name="T117"> </text:span><text:span text:style-name="T47">possibile</text:span><text:span text:style-name="T117"> </text:span><text:span text:style-name="T47">accedere</text:span><text:span text:style-name="T117"> </text:span><text:span text:style-name="T47">registrandosi</text:span><text:span text:style-name="T117"> </text:span><text:span text:style-name="T47">gratuitamente</text:span><text:span text:style-name="T117"> </text:span><text:span text:style-name="T47">sul</text:span><text:span text:style-name="T117"> </text:span><text:span text:style-name="T47">sito</text:span><text:span text:style-name="T117"> </text:span><text:span text:style-name="T47">stesso.</text:span></text:p>
          </text:list-item>
        </text:list>
        <text:p text:style-name="P1069"><text:span text:style-name="T35">Nella</text:span><text:span text:style-name="T199"> </text:span><text:span text:style-name="T35">domanda,</text:span><text:span text:style-name="T199"> </text:span><text:span text:style-name="T35">oltre</text:span><text:span text:style-name="T249"> </text:span><text:span text:style-name="T35">alle</text:span><text:span text:style-name="T180"> </text:span><text:span text:style-name="T35">garanzie</text:span><text:span text:style-name="T199"> </text:span><text:span text:style-name="T35">circa</text:span><text:span text:style-name="T180"> </text:span><text:span text:style-name="T35">la</text:span><text:span text:style-name="T199"> </text:span><text:span text:style-name="T35">sistemazione</text:span><text:span text:style-name="T180"> </text:span><text:span text:style-name="T35">alloggiativa</text:span><text:span text:style-name="T199"> </text:span><text:span text:style-name="T35">e</text:span><text:span text:style-name="T180"> </text:span><text:span text:style-name="T35">la</text:span><text:span text:style-name="T199"> </text:span><text:span text:style-name="T35">pro- posta</text:span><text:span text:style-name="T39"> </text:span><text:span text:style-name="T35">di</text:span><text:span text:style-name="T36"> </text:span><text:span text:style-name="T35">contratto</text:span><text:span text:style-name="T39"> </text:span><text:span text:style-name="T35">di</text:span><text:span text:style-name="T36"> </text:span><text:span text:style-name="T35">soggiorno,</text:span><text:span text:style-name="T39"> </text:span><text:span text:style-name="T35">il</text:span><text:span text:style-name="T36"> </text:span><text:span text:style-name="T35">datore</text:span><text:span text:style-name="T36"> </text:span><text:span text:style-name="T35">di</text:span><text:span text:style-name="T39"> </text:span><text:span text:style-name="T35">lavoro</text:span><text:span text:style-name="T36"> </text:span><text:span text:style-name="T35">deve</text:span><text:span text:style-name="T39"> </text:span><text:span text:style-name="T35">altresì</text:span><text:span text:style-name="T36"> </text:span><text:span text:style-name="T35">indicare:</text:span></text:p>
        <text:list xml:id="list153416992170209" text:continue-list="list153418250626052" text:style-name="WWNum6">
          <text:list-item>
            <text:p text:style-name="P363"><text:span text:style-name="T47">la</text:span><text:span text:style-name="T101"> </text:span><text:span text:style-name="T47">proposta</text:span><text:span text:style-name="T101"> </text:span><text:span text:style-name="T47">di</text:span><text:span text:style-name="T101"> </text:span><text:span text:style-name="T47">lavoro</text:span><text:span text:style-name="T55"> </text:span><text:span text:style-name="T47">vincolante</text:span><text:span text:style-name="T101"> </text:span><text:span text:style-name="T47">della</text:span><text:span text:style-name="T101"> </text:span><text:span text:style-name="T47">durata</text:span><text:span text:style-name="T101"> </text:span><text:span text:style-name="T47">di</text:span><text:span text:style-name="T55"> </text:span><text:span text:style-name="T47">almeno</text:span><text:span text:style-name="T101"> </text:span><text:span text:style-name="T47">un</text:span><text:span text:style-name="T101"> </text:span><text:span text:style-name="T47">anno,</text:span><text:span text:style-name="T101"> </text:span><text:span text:style-name="T47">per</text:span><text:span text:style-name="T55"> </text:span><text:span text:style-name="T47">lo</text:span><text:span text:style-name="T101"> </text:span><text:span text:style-name="T47">svol- gimento</text:span><text:span text:style-name="T104"> </text:span><text:span text:style-name="T47">di</text:span><text:span text:style-name="T105"> </text:span><text:span text:style-name="T47">un’attività</text:span><text:span text:style-name="T105"> </text:span><text:span text:style-name="T47">lavorativa</text:span><text:span text:style-name="T105"> </text:span><text:span text:style-name="T47">che</text:span><text:span text:style-name="T105"> </text:span><text:span text:style-name="T47">richiede</text:span><text:span text:style-name="T104"> </text:span><text:span text:style-name="T47">il</text:span><text:span text:style-name="T105"> </text:span><text:span text:style-name="T47">possesso</text:span><text:span text:style-name="T105"> </text:span><text:span text:style-name="T47">di</text:span><text:span text:style-name="T105"> </text:span><text:span text:style-name="T47">una</text:span><text:span text:style-name="T105"> </text:span><text:span text:style-name="T47">qualifica</text:span><text:span text:style-name="T104"> </text:span><text:span text:style-name="T47">pro- fessionale</text:span><text:span text:style-name="T43"> </text:span><text:span text:style-name="T47">superiore;</text:span></text:p>
          </text:list-item>
          <text:list-item>
            <text:p text:style-name="P328"><text:span text:style-name="T47">il</text:span><text:span text:style-name="T105"> </text:span><text:span text:style-name="T47">titolo</text:span><text:span text:style-name="T105"> </text:span><text:span text:style-name="T47">di</text:span><text:span text:style-name="T105"> </text:span><text:span text:style-name="T47">istruzione</text:span><text:span text:style-name="T105"> </text:span><text:span text:style-name="T47">e</text:span><text:span text:style-name="T105"> </text:span><text:span text:style-name="T47">la</text:span><text:span text:style-name="T105"> </text:span><text:span text:style-name="T47">relativa</text:span><text:span text:style-name="T105"> </text:span><text:span text:style-name="T47">qualifica</text:span><text:span text:style-name="T105"> </text:span><text:span text:style-name="T47">superiore</text:span><text:span text:style-name="T105"> </text:span><text:span text:style-name="T47">posseduta</text:span><text:span text:style-name="T105"> </text:span><text:span text:style-name="T47">dal</text:span><text:span text:style-name="T105"> </text:span><text:span text:style-name="T47">lavoratore;</text:span></text:p>
          </text:list-item>
          <text:list-item>
            <text:p text:style-name="P315"><text:span text:style-name="T47">l’importo</text:span><text:span text:style-name="T85"> </text:span><text:span text:style-name="T47">dello</text:span><text:span text:style-name="T67"> </text:span><text:span text:style-name="T47">stipendio</text:span><text:span text:style-name="T67"> </text:span><text:span text:style-name="T47">annuale</text:span><text:span text:style-name="T67"> </text:span><text:span text:style-name="T47">lordo,</text:span><text:span text:style-name="T67"> </text:span><text:span text:style-name="T47">non</text:span><text:span text:style-name="T67"> </text:span><text:span text:style-name="T47">inferiore</text:span><text:span text:style-name="T67"> </text:span><text:span text:style-name="T47">al</text:span><text:span text:style-name="T67"> </text:span><text:span text:style-name="T47">triplo</text:span><text:span text:style-name="T67"> </text:span><text:span text:style-name="T47">del</text:span><text:span text:style-name="T67"> </text:span><text:span text:style-name="T47">livello</text:span><text:span text:style-name="T67"> </text:span><text:span text:style-name="T47">mi- </text:span><text:span text:style-name="T43">nimo</text:span><text:span text:style-name="T117"> </text:span><text:span text:style-name="T43">previsto</text:span><text:span text:style-name="T117"> </text:span><text:span text:style-name="T47">per</text:span><text:span text:style-name="T117"> </text:span><text:span text:style-name="T43">l’esenzione</text:span><text:span text:style-name="T117"> </text:span><text:span text:style-name="T43">dalla</text:span><text:span text:style-name="T117"> </text:span><text:span text:style-name="T43">partecipazione</text:span><text:span text:style-name="T117"> </text:span><text:span text:style-name="T43">alla</text:span><text:span text:style-name="T117"> </text:span><text:span text:style-name="T43">spesa</text:span><text:span text:style-name="T117"> </text:span><text:span text:style-name="T43">sanitaria</text:span><text:span text:style-name="T117"> </text:span><text:span text:style-name="T43">(ovvero </text:span><text:span text:style-name="T47">24.789 euro pari a </text:span><text:span text:style-name="T229">€ </text:span><text:span text:style-name="T47">8.263 x</text:span><text:span text:style-name="T92"> </text:span><text:span text:style-name="T47">3).</text:span></text:p>
          </text:list-item>
        </text:list>
        <text:p text:style-name="P968"><text:span text:style-name="T35">Dopo</text:span><text:span text:style-name="T170"> </text:span><text:span text:style-name="T35">il</text:span><text:span text:style-name="T170"> </text:span><text:span text:style-name="T35">rilascio</text:span><text:span text:style-name="T170"> </text:span><text:span text:style-name="T35">del</text:span><text:span text:style-name="T170"> </text:span><text:span text:style-name="T35">nulla</text:span><text:span text:style-name="T170"> </text:span><text:span text:style-name="T35">osta</text:span><text:span text:style-name="T170"> </text:span><text:span text:style-name="T35">-</text:span><text:span text:style-name="T170"> </text:span><text:span text:style-name="T35">non</text:span><text:span text:style-name="T170"> </text:span><text:span text:style-name="T35">oltre</text:span><text:span text:style-name="T170"> </text:span><text:span text:style-name="T35">90</text:span><text:span text:style-name="T170"> </text:span><text:span text:style-name="T35">giorni</text:span><text:span text:style-name="T170"> </text:span><text:span text:style-name="T35">dall’inoltro</text:span><text:span text:style-name="T170"> </text:span><text:span text:style-name="T35">della</text:span><text:span text:style-name="T170"> </text:span><text:span text:style-name="T35">domanda il lavoratore straniero può recarsi alla rappresentanza diplomatica-consolare del</text:span><text:span text:style-name="T216"> </text:span><text:span text:style-name="T35">proprio</text:span><text:span text:style-name="T216"> </text:span><text:span text:style-name="T35">Paese</text:span><text:span text:style-name="T216"> </text:span><text:span text:style-name="T35">per</text:span><text:span text:style-name="T187"> </text:span><text:span text:style-name="T35">richiedere</text:span><text:span text:style-name="T216"> </text:span><text:span text:style-name="T35">il</text:span><text:span text:style-name="T216"> </text:span><text:span text:style-name="T35">visto</text:span><text:span text:style-name="T187"> </text:span><text:span text:style-name="T35">di</text:span><text:span text:style-name="T216"> </text:span><text:span text:style-name="T35">ingresso</text:span><text:span text:style-name="T216"> </text:span><text:span text:style-name="T35">oppure,</text:span><text:span text:style-name="T187"> </text:span><text:span text:style-name="T35">se</text:span><text:span text:style-name="T216"> </text:span><text:span text:style-name="T35">già</text:span><text:span text:style-name="T216"> </text:span><text:span text:style-name="T35">regolarmente soggiornante</text:span><text:span text:style-name="T199"> </text:span><text:span text:style-name="T35">in</text:span><text:span text:style-name="T180"> </text:span><text:span text:style-name="T35">Italia</text:span><text:span text:style-name="T180"> </text:span><text:span text:style-name="T35">ad</text:span><text:span text:style-name="T180"> </text:span><text:span text:style-name="T35">altro</text:span><text:span text:style-name="T180"> </text:span><text:span text:style-name="T35">titolo,</text:span><text:span text:style-name="T180"> </text:span><text:span text:style-name="T35">direttamente</text:span><text:span text:style-name="T199"> </text:span><text:span text:style-name="T35">allo</text:span><text:span text:style-name="T180"> </text:span><text:span text:style-name="T35">Sportello</text:span><text:span text:style-name="T180"> </text:span><text:span text:style-name="T35">unico</text:span><text:span text:style-name="T180"> </text:span><text:span text:style-name="T35">per</text:span><text:span text:style-name="T180"> </text:span><text:span text:style-name="T35">sot- toscrivere</text:span><text:span text:style-name="T39"> </text:span><text:span text:style-name="T35">il</text:span><text:span text:style-name="T36"> </text:span><text:span text:style-name="T35">contratto</text:span><text:span text:style-name="T36"> </text:span><text:span text:style-name="T35">di</text:span><text:span text:style-name="T36"> </text:span><text:span text:style-name="T35">soggiorno.</text:span><text:span text:style-name="T36"> </text:span><text:span text:style-name="T35">Il</text:span><text:span text:style-name="T36"> </text:span><text:span text:style-name="T35">visto</text:span><text:span text:style-name="T36"> </text:span><text:span text:style-name="T35">di</text:span><text:span text:style-name="T36"> </text:span><text:span text:style-name="T35">ingresso</text:span><text:span text:style-name="T36"> </text:span><text:span text:style-name="T35">è</text:span><text:span text:style-name="T36"> </text:span><text:span text:style-name="T35">tuttavia</text:span><text:span text:style-name="T39"> </text:span><text:span text:style-name="T35">in</text:span><text:span text:style-name="T36"> </text:span><text:span text:style-name="T35">ogni</text:span><text:span text:style-name="T36"> </text:span><text:span text:style-name="T35">caso necessario se la domanda è presentata nei confronti di stranieri</text:span><text:span text:style-name="T176"> </text:span><text:span text:style-name="T35">regolarmente soggiornanti in Italia a titolo di protezione internazionale, temporanea o per motivi</text:span><text:span text:style-name="T212"> </text:span><text:span text:style-name="T35">umanitari,</text:span><text:span text:style-name="T217"> </text:span><text:span text:style-name="T35">o</text:span><text:span text:style-name="T212"> </text:span><text:span text:style-name="T35">per</text:span><text:span text:style-name="T217"> </text:span><text:span text:style-name="T35">lavoro</text:span><text:span text:style-name="T217"> </text:span><text:span text:style-name="T35">stagionale</text:span><text:span text:style-name="T212"> </text:span><text:span text:style-name="T35">oppure</text:span><text:span text:style-name="T217"> </text:span><text:span text:style-name="T35">che</text:span><text:span text:style-name="T212"> </text:span><text:span text:style-name="T35">siano</text:span><text:span text:style-name="T217"> </text:span><text:span text:style-name="T35">lavoratori</text:span><text:span text:style-name="T217"> </text:span><text:span text:style-name="T35">distaccati ai sensi dell’articolo 27, lett. a), g) ed i) del testo</text:span><text:span text:style-name="T186"> </text:span><text:span text:style-name="T35">unico.</text:span></text:p>
        <text:p text:style-name="P860"><text:span text:style-name="T35">Il</text:span><text:span text:style-name="T166"> </text:span><text:span text:style-name="T35">nulla</text:span><text:span text:style-name="T180"> </text:span><text:span text:style-name="T35">osta</text:span><text:span text:style-name="T166"> </text:span><text:span text:style-name="T35">al</text:span><text:span text:style-name="T166"> </text:span><text:span text:style-name="T35">lavoro</text:span><text:span text:style-name="T166"> </text:span><text:span text:style-name="T35">è</text:span><text:span text:style-name="T166"> </text:span><text:span text:style-name="T35">revocato</text:span><text:span text:style-name="T166"> </text:span><text:span text:style-name="T35">se</text:span><text:span text:style-name="T166"> </text:span><text:span text:style-name="T35">il</text:span><text:span text:style-name="T166"> </text:span><text:span text:style-name="T35">lavoratore</text:span><text:span text:style-name="T166"> </text:span><text:span text:style-name="T35">non</text:span><text:span text:style-name="T166"> </text:span><text:span text:style-name="T35">si</text:span><text:span text:style-name="T166"> </text:span><text:span text:style-name="T35">reca</text:span><text:span text:style-name="T166"> </text:span><text:span text:style-name="T35">entro</text:span><text:span text:style-name="T166"> </text:span><text:span text:style-name="T35">8</text:span><text:span text:style-name="T166"> </text:span><text:span text:style-name="T35">gg</text:span><text:span text:style-name="T166"> </text:span><text:span text:style-name="T35">dall’in- gresso allo Sportello Unico per la sottoscrizione del contratto di soggiorno, salvo cause di forza</text:span><text:span text:style-name="T199"> </text:span><text:span text:style-name="T35">maggiore.</text:span></text:p>
        <text:p text:style-name="P853"><text:span text:style-name="T35">Per il </text:span><text:span text:style-name="T162">titolare </text:span><text:span text:style-name="T35">di </text:span><text:span text:style-name="T162">Carta </text:span><text:span text:style-name="T35">blu UE </text:span><text:span text:style-name="T162">sono previste limitazioni, </text:span><text:span text:style-name="T35">per i </text:span><text:span text:style-name="T162">primi </text:span><text:span text:style-name="T35">due </text:span><text:span text:style-name="T162">anni </text:span><text:span text:style-name="T35">di </text:span><text:span text:style-name="T162">occupazione legale </text:span><text:span text:style-name="T35">sul </text:span><text:span text:style-name="T162">territorio nazionale, </text:span><text:span text:style-name="T35">sia </text:span><text:span text:style-name="T162">relativamente all’esercizio </text:span><text:span text:style-name="T35">di at- </text:span><text:span text:style-name="T162">tività lavorative diverse </text:span><text:span text:style-name="T35">da </text:span><text:span text:style-name="T162">quelle “altamente qualificate”, </text:span><text:span text:style-name="T35">sia </text:span><text:span text:style-name="T162">relativamente alla possibilità</text:span><text:span text:style-name="T196"> </text:span><text:span text:style-name="T35">di</text:span><text:span text:style-name="T196"> </text:span><text:span text:style-name="T162">cambiare</text:span><text:span text:style-name="T196"> </text:span><text:span text:style-name="T162">datore</text:span><text:span text:style-name="T196"> </text:span><text:span text:style-name="T35">di</text:span><text:span text:style-name="T199"> </text:span><text:span text:style-name="T162">lavoro.</text:span><text:span text:style-name="T196"> </text:span><text:span text:style-name="T35">Nel</text:span><text:span text:style-name="T196"> </text:span><text:span text:style-name="T162">primo</text:span><text:span text:style-name="T196"> </text:span><text:span text:style-name="T162">caso</text:span><text:span text:style-name="T196"> </text:span><text:span text:style-name="T35">è</text:span><text:span text:style-name="T199"> </text:span><text:span text:style-name="T162">previsto</text:span><text:span text:style-name="T196"> </text:span><text:span text:style-name="T35">un</text:span><text:span text:style-name="T196"> </text:span><text:span text:style-name="T162">divieto</text:span><text:span text:style-name="T196"> </text:span><text:span text:style-name="T35">as- </text:span><text:span text:style-name="T162">soluto, </text:span><text:span text:style-name="T35">nel </text:span><text:span text:style-name="T162">secondo </text:span><text:span text:style-name="T35">i </text:span><text:span text:style-name="T162">cambiamenti devono essere autorizzati </text:span><text:span text:style-name="T35">in via </text:span><text:span text:style-name="T162">preliminare </text:span><text:span text:style-name="T35">dalle</text:span><text:span text:style-name="T162"> </text:span><text:span text:style-name="T35">competenti</text:span><text:span text:style-name="T207"> </text:span><text:span text:style-name="T35">Direzioni</text:span><text:span text:style-name="T39"> </text:span><text:span text:style-name="T162">Territoriali</text:span><text:span text:style-name="T207"> </text:span><text:span text:style-name="T35">del</text:span><text:span text:style-name="T162"> </text:span><text:span text:style-name="T35">Lavoro.</text:span><text:span text:style-name="T199"> </text:span><text:span text:style-name="T35">A</text:span><text:span text:style-name="T199"> </text:span><text:span text:style-name="T35">seguito</text:span><text:span text:style-name="T207"> </text:span><text:span text:style-name="T35">della</text:span><text:span text:style-name="T162"> </text:span><text:span text:style-name="T35">stipula</text:span><text:span text:style-name="T207"> </text:span><text:span text:style-name="T35">del </text:span><text:span text:style-name="T162">contratto</text:span><text:span text:style-name="T183"> </text:span><text:span text:style-name="T35">di</text:span><text:span text:style-name="T196"> </text:span><text:span text:style-name="T162">soggiorno</text:span><text:span text:style-name="T196"> </text:span><text:span text:style-name="T35">e</text:span><text:span text:style-name="T183"> </text:span><text:span text:style-name="T162">della</text:span><text:span text:style-name="T196"> </text:span><text:span text:style-name="T162">comunicazione</text:span><text:span text:style-name="T196"> </text:span><text:span text:style-name="T35">di</text:span><text:span text:style-name="T196"> </text:span><text:span text:style-name="T162">instaurazione</text:span><text:span text:style-name="T183"> </text:span><text:span text:style-name="T35">del</text:span><text:span text:style-name="T196"> </text:span><text:span text:style-name="T162">rapporto</text:span><text:span text:style-name="T196"> </text:span><text:span text:style-name="T35">di</text:span><text:span text:style-name="T196"> </text:span><text:span text:style-name="T35">la- </text:span><text:span text:style-name="T162">voro, </text:span><text:span text:style-name="T35">al </text:span><text:span text:style-name="T162">lavoratore verrà rilasciato </text:span><text:span text:style-name="T35">un </text:span><text:span text:style-name="T162">permesso </text:span><text:span text:style-name="T35">di </text:span><text:span text:style-name="T162">soggiorno </text:span><text:span text:style-name="T35">in </text:span><text:span text:style-name="T162">formato</text:span><text:span text:style-name="T213"> </text:span><text:span text:style-name="T162">elettro- nico recante </text:span><text:span text:style-name="T35">la </text:span><text:span text:style-name="T162">dicitura “carta </text:span><text:span text:style-name="T35">blu UE” con </text:span><text:span text:style-name="T162">durata biennale </text:span><text:span text:style-name="T35">in </text:span><text:span text:style-name="T162">caso </text:span><text:span text:style-name="T35">di </text:span><text:span text:style-name="T162">contratto </text:span><text:span text:style-name="T35">di</text:span><text:span text:style-name="T203"> </text:span><text:span text:style-name="T162">lavoro</text:span><text:span text:style-name="T39"> </text:span><text:span text:style-name="T35">a</text:span><text:span text:style-name="T203"> </text:span><text:span text:style-name="T162">tempo</text:span><text:span text:style-name="T39"> </text:span><text:span text:style-name="T162">indeterminato,</text:span><text:span text:style-name="T203"> </text:span><text:span text:style-name="T162">ovvero</text:span><text:span text:style-name="T39"> </text:span><text:span text:style-name="T35">con</text:span><text:span text:style-name="T39"> </text:span><text:span text:style-name="T162">durata</text:span><text:span text:style-name="T203"> </text:span><text:span text:style-name="T162">pari</text:span><text:span text:style-name="T39"> </text:span><text:span text:style-name="T35">a</text:span><text:span text:style-name="T203"> </text:span><text:span text:style-name="T162">quella</text:span><text:span text:style-name="T39"> </text:span><text:span text:style-name="T35">del</text:span><text:span text:style-name="T203"> </text:span><text:span text:style-name="T162">rapporto.</text:span></text:p>
        <text:p text:style-name="P767"/>
        <text:list xml:id="list153417122634703" text:continue-list="list153418084317394" text:style-name="WWNum2">
          <text:list-item>
            <text:p text:style-name="P395"><text:span text:style-name="T347">Cosa si intende per programmazione dei flussi di ingresso?</text:span><text:span text:style-name="T27"> </text:span><text:span text:style-name="T110">L’ingresso </text:span><text:span text:style-name="T48">nel </text:span><text:span text:style-name="T55">territorio </text:span><text:span text:style-name="T48">dello Stato per </text:span><text:span text:style-name="T55">motivi </text:span><text:span text:style-name="T43">di </text:span><text:span text:style-name="T55">lavoro subordinato (anche </text:span><text:span text:style-name="T48">sta- </text:span><text:span text:style-name="T55">gionale) </text:span><text:span text:style-name="T47">e </text:span><text:span text:style-name="T43">di </text:span><text:span text:style-name="T55">lavoro autonomo, </text:span><text:span text:style-name="T47">è </text:span><text:span text:style-name="T55">possibile, </text:span><text:span text:style-name="T48">salvo </text:span><text:span text:style-name="T55">alcuni profili professionali </text:span><text:span text:style-name="T48">per </text:span><text:span text:style-name="T47">i </text:span><text:span text:style-name="T48">quali </text:span><text:span text:style-name="T47">è </text:span><text:span text:style-name="T55">consentito l’ingresso </text:span><text:span text:style-name="T43">al di </text:span><text:span text:style-name="T48">fuori delle quote (vedi </text:span><text:span text:style-name="T55">sopra), </text:span><text:span text:style-name="T48">solo </text:span><text:span text:style-name="T55">nell’ambito </text:span><text:span text:style-name="T48">delle</text:span><text:span text:style-name="T100"> </text:span><text:span text:style-name="T48">quote</text:span><text:span text:style-name="T85"> </text:span><text:span text:style-name="T55">massime</text:span><text:span text:style-name="T85"> </text:span><text:span text:style-name="T55">d’ingresso</text:span><text:span text:style-name="T85"> </text:span><text:span text:style-name="T55">annualmente</text:span><text:span text:style-name="T100"> </text:span><text:span text:style-name="T55">stabilite</text:span><text:span text:style-name="T85"> </text:span><text:span text:style-name="T48">dagli</text:span><text:span text:style-name="T85"> </text:span><text:span text:style-name="T55">appositi</text:span><text:span text:style-name="T85"> </text:span><text:span text:style-name="T55">decreti</text:span><text:span text:style-name="T100"> </text:span><text:span text:style-name="T43">di</text:span><text:span text:style-name="T85"> </text:span><text:span text:style-name="T48">pro- </text:span><text:span text:style-name="T55">grammazione </text:span><text:span text:style-name="T48">dei </text:span><text:span text:style-name="T55">flussi </text:span><text:span text:style-name="T43">di </text:span><text:span text:style-name="T55">ingresso </text:span><text:span text:style-name="T48">per </text:span><text:span text:style-name="T55">motivi </text:span><text:span text:style-name="T43">di </text:span><text:span text:style-name="T55">lavoro. </text:span><text:span text:style-name="T110">Tali </text:span><text:span text:style-name="T55">decreti </text:span><text:span text:style-name="T48">sono </text:span><text:span text:style-name="T55">adottati </text:span><text:span text:style-name="T48">dalla </text:span><text:span text:style-name="T55">Presidenza </text:span><text:span text:style-name="T48">del </text:span><text:span text:style-name="T55">Consiglio </text:span><text:span text:style-name="T48">dei </text:span><text:span text:style-name="T55">Ministri </text:span><text:span text:style-name="T48">con </text:span><text:span text:style-name="T55">cadenza </text:span><text:span text:style-name="T43">di </text:span><text:span text:style-name="T55">regola annuale. </text:span><text:span text:style-name="T48">L’ultimo</text:span><text:span text:style-name="T104"> </text:span><text:span text:style-name="T47">decreto</text:span><text:span text:style-name="T105"> </text:span><text:span text:style-name="T47">flussi</text:span><text:span text:style-name="T105"> </text:span><text:span text:style-name="T47">generale</text:span><text:span text:style-name="T104"> </text:span><text:span text:style-name="T47">adottato</text:span><text:span text:style-name="T105"> </text:span><text:span text:style-name="T47">per</text:span><text:span text:style-name="T105"> </text:span><text:span text:style-name="T47">l’assunzione</text:span><text:span text:style-name="T104"> </text:span><text:span text:style-name="T47">dall’estero</text:span><text:span text:style-name="T105"> </text:span><text:span text:style-name="T47">di</text:span><text:span text:style-name="T105"> </text:span><text:span text:style-name="T47">lavora- </text:span><text:span text:style-name="T43">tori</text:span><text:span text:style-name="T67"> </text:span><text:span text:style-name="T43">subordinati</text:span><text:span text:style-name="T67"> </text:span><text:span text:style-name="T47">non</text:span><text:span text:style-name="T72"> </text:span><text:span text:style-name="T43">stagionali</text:span><text:span text:style-name="T67"> </text:span><text:span text:style-name="T43">risale</text:span><text:span text:style-name="T67"> </text:span><text:span text:style-name="T47">al</text:span><text:span text:style-name="T67"> </text:span><text:span text:style-name="T43">2010</text:span><text:span text:style-name="T72"> </text:span><text:span text:style-name="T55">(</text:span><text:span text:style-name="T57">D.P.C.M.</text:span><text:span text:style-name="T69"> </text:span><text:span text:style-name="T82">del</text:span><text:span text:style-name="T69"> </text:span><text:span text:style-name="T82">30</text:span><text:span text:style-name="T74"> </text:span><text:span text:style-name="T46">novembre</text:span><text:span text:style-name="T69"> </text:span><text:span text:style-name="T46">2010</text:span><text:span text:style-name="T44">) </text:span><text:span text:style-name="T47">Per</text:span><text:span text:style-name="T72"> </text:span><text:span text:style-name="T47">il</text:span><text:span text:style-name="T72"> </text:span><text:span text:style-name="T43">2013</text:span><text:span text:style-name="T72"> </text:span><text:span text:style-name="T44">(DPCM</text:span><text:span text:style-name="T75"> </text:span><text:span text:style-name="T52">del</text:span><text:span text:style-name="T78"> </text:span><text:span text:style-name="T52">25</text:span><text:span text:style-name="T75"> </text:span><text:span text:style-name="T44">novembre</text:span><text:span text:style-name="T75"> </text:span><text:span text:style-name="T44">2013)</text:span><text:span text:style-name="T75"> </text:span><text:span text:style-name="T43">sono</text:span><text:span text:style-name="T72"> </text:span><text:span text:style-name="T43">state</text:span><text:span text:style-name="T77"> </text:span><text:span text:style-name="T43">fissate</text:span><text:span text:style-name="T72"> </text:span><text:span text:style-name="T43">quote</text:span><text:span text:style-name="T72"> </text:span><text:span text:style-name="T47">di</text:span><text:span text:style-name="T72"> </text:span><text:span text:style-name="T43">ingresso </text:span><text:span text:style-name="T47">esclusivamente</text:span><text:span text:style-name="T101"> </text:span><text:span text:style-name="T47">per</text:span><text:span text:style-name="T55"> </text:span><text:span text:style-name="T47">lavoro</text:span><text:span text:style-name="T101"> </text:span><text:span text:style-name="T47">autonomo</text:span><text:span text:style-name="T55"> </text:span><text:span text:style-name="T47">(2.300</text:span><text:span text:style-name="T55"> </text:span><text:span text:style-name="T47">quote),</text:span><text:span text:style-name="T101"> </text:span><text:span text:style-name="T47">per</text:span><text:span text:style-name="T55"> </text:span><text:span text:style-name="T47">i</text:span><text:span text:style-name="T55"> </text:span><text:span text:style-name="T47">lavoratori</text:span><text:span text:style-name="T101"> </text:span><text:span text:style-name="T47">di</text:span><text:span text:style-name="T55"> </text:span><text:span text:style-name="T43">origine </text:span><text:span text:style-name="T47">italiana</text:span><text:span text:style-name="T77"> </text:span><text:span text:style-name="T47">residenti</text:span><text:span text:style-name="T77"> </text:span><text:span text:style-name="T47">in</text:span><text:span text:style-name="T105"> </text:span><text:span text:style-name="T47">Argentina,</text:span><text:span text:style-name="T77"> </text:span><text:span text:style-name="T43">Uruguay,</text:span><text:span text:style-name="T100"> </text:span><text:span text:style-name="T48">Venezuela</text:span><text:span text:style-name="T77"> </text:span><text:span text:style-name="T47">e</text:span><text:span text:style-name="T77"> </text:span><text:span text:style-name="T47">Brasile</text:span><text:span text:style-name="T77"> </text:span><text:span text:style-name="T47">(300</text:span><text:span text:style-name="T77"> </text:span><text:span text:style-name="T47">quote)</text:span><text:span text:style-name="T77"> </text:span><text:span text:style-name="T47">e</text:span><text:span text:style-name="T61"> </text:span><text:span text:style-name="T47">per i</text:span><text:span text:style-name="T105"> </text:span><text:span text:style-name="T47">lavoratori</text:span><text:span text:style-name="T105"> </text:span><text:span text:style-name="T47">che</text:span><text:span text:style-name="T105"> </text:span><text:span text:style-name="T47">abbiamo</text:span><text:span text:style-name="T121"> </text:span><text:span text:style-name="T47">completato</text:span><text:span text:style-name="T105"> </text:span><text:span text:style-name="T47">programmi</text:span><text:span text:style-name="T105"> </text:span><text:span text:style-name="T47">di</text:span><text:span text:style-name="T105"> </text:span><text:span text:style-name="T47">formazione</text:span><text:span text:style-name="T121"> </text:span><text:span text:style-name="T47">nei</text:span><text:span text:style-name="T105"> </text:span><text:span text:style-name="T47">Paesi</text:span><text:span text:style-name="T105"> </text:span><text:span text:style-name="T47">di</text:span><text:span text:style-name="T105"> </text:span><text:span text:style-name="T47">ori- gine</text:span><text:span text:style-name="T77"> </text:span><text:span text:style-name="T47">ai</text:span><text:span text:style-name="T77"> </text:span><text:span text:style-name="T47">sensi</text:span><text:span text:style-name="T61"> </text:span><text:span text:style-name="T47">dell’articolo</text:span><text:span text:style-name="T77"> </text:span><text:span text:style-name="T47">23</text:span><text:span text:style-name="T61"> </text:span><text:span text:style-name="T47">del</text:span><text:span text:style-name="T85"> </text:span><text:span text:style-name="T48">Testo</text:span><text:span text:style-name="T77"> </text:span><text:span text:style-name="T47">Unico</text:span><text:span text:style-name="T61"> </text:span><text:span text:style-name="T47">(3.000).</text:span><text:span text:style-name="T100"> </text:span><text:span text:style-name="T101">Vedi</text:span><text:span text:style-name="T61"> </text:span><text:span text:style-name="T47">l’approfondimento sul </text:span><text:span text:style-name="T81">Portale Integrazione</text:span><text:span text:style-name="T120"> </text:span><text:span text:style-name="T81">Migrante</text:span></text:p>
          </text:list-item>
        </text:list>
        <text:p text:style-name="P780"/>
        <text:list xml:id="list153416890450139" text:continue-numbering="true" text:style-name="WWNum2">
          <text:list-item>
            <text:h text:style-name="P81" text:outline-level="3"><text:span text:style-name="T389">Ho</text:span><text:span text:style-name="T423"> </text:span><text:span text:style-name="T390">trovato</text:span><text:span text:style-name="T423"> </text:span><text:span text:style-name="T389">un</text:span><text:span text:style-name="T423"> </text:span><text:span text:style-name="T389">datore</text:span><text:span text:style-name="T427"> </text:span><text:span text:style-name="T389">di</text:span><text:span text:style-name="T423"> </text:span><text:span text:style-name="T411">lavoro</text:span><text:span text:style-name="T423"> </text:span><text:span text:style-name="T389">disposto</text:span><text:span text:style-name="T423"> </text:span><text:span text:style-name="T389">ad</text:span><text:span text:style-name="T427"> </text:span><text:span text:style-name="T389">assumermi:</text:span><text:span text:style-name="T393"> </text:span><text:span text:style-name="T389">come deve</text:span><text:span text:style-name="T411"> </text:span><text:span text:style-name="T389">fare?</text:span></text:h>
          </text:list-item>
        </text:list>
        <text:p text:style-name="P853"><text:span text:style-name="T162">L’inoltro </text:span><text:span text:style-name="T35">da parte di un datore di lavoro, italiano o straniero regolarmente</text:span><text:span text:style-name="T179"> </text:span><text:span text:style-name="T35">re- sidente</text:span><text:span text:style-name="T36"> </text:span><text:span text:style-name="T35">in</text:span><text:span text:style-name="T36"> </text:span><text:span text:style-name="T35">Italia,</text:span><text:span text:style-name="T162"> </text:span><text:span text:style-name="T35">della</text:span><text:span text:style-name="T36"> </text:span><text:span text:style-name="T35">richiesta</text:span><text:span text:style-name="T36"> </text:span><text:span text:style-name="T35">di</text:span><text:span text:style-name="T162"> </text:span><text:span text:style-name="T35">nulla</text:span><text:span text:style-name="T36"> </text:span><text:span text:style-name="T35">osta</text:span><text:span text:style-name="T162"> </text:span><text:span text:style-name="T35">per</text:span><text:span text:style-name="T36"> </text:span><text:span text:style-name="T35">l’assunzione</text:span><text:span text:style-name="T36"> </text:span><text:span text:style-name="T35">di</text:span><text:span text:style-name="T162"> </text:span><text:span text:style-name="T35">un</text:span><text:span text:style-name="T36"> </text:span><text:span text:style-name="T35">lavoratore extracomunitario</text:span><text:span text:style-name="T203"> </text:span><text:span text:style-name="T35">rappresenta</text:span><text:span text:style-name="T203"> </text:span><text:span text:style-name="T35">il</text:span><text:span text:style-name="T39"> </text:span><text:span text:style-name="T35">momento</text:span><text:span text:style-name="T203"> </text:span><text:span text:style-name="T35">di</text:span><text:span text:style-name="T39"> </text:span><text:span text:style-name="T35">avvio</text:span><text:span text:style-name="T203"> </text:span><text:span text:style-name="T35">dell’intera</text:span><text:span text:style-name="T39"> </text:span><text:span text:style-name="T35">procedura.</text:span></text:p>
      </text:section>
      <text:p text:style-name="P1173"/>
      <text:p text:style-name="P728"/>
      <text:p text:style-name="P660"><draw:g text:anchor-type="as-char" draw:z-index="135" draw:style-name="gr5"><draw:line draw:style-name="gr6" draw:text-style-name="P1280" svg:x1="0in" svg:y1="0in" svg:x2="3.8228in" svg:y2="0in"><text:p/></draw:line></draw:g><text:span text:style-name="T483"><text:tab/></text:span><draw:g text:anchor-type="as-char" draw:z-index="136" draw:style-name="gr5"><draw:line draw:style-name="gr6" draw:text-style-name="P1280" svg:x1="0in" svg:y1="0in" svg:x2="3.8189in" svg:y2="0in"><text:p/></draw:line></draw:g></text:p>
      <text:p text:style-name="P800"/>
      <text:section text:style-name="Sect13" text:name="Section83">
        <text:p text:style-name="P950"><text:span text:style-name="T35">Per</text:span><text:span text:style-name="T166"> </text:span><text:span text:style-name="T35">ottenere</text:span><text:span text:style-name="T180"> </text:span><text:span text:style-name="T35">un</text:span><text:span text:style-name="T166"> </text:span><text:span text:style-name="T35">visto</text:span><text:span text:style-name="T166"> </text:span><text:span text:style-name="T35">di</text:span><text:span text:style-name="T166"> </text:span><text:span text:style-name="T35">ingresso</text:span><text:span text:style-name="T166"> </text:span><text:span text:style-name="T35">per</text:span><text:span text:style-name="T166"> </text:span><text:span text:style-name="T35">motivi</text:span><text:span text:style-name="T166"> </text:span><text:span text:style-name="T35">di</text:span><text:span text:style-name="T166"> </text:span><text:span text:style-name="T35">lavoro</text:span><text:span text:style-name="T166"> </text:span><text:span text:style-name="T35">subordinato</text:span><text:span text:style-name="T170"> </text:span><text:span text:style-name="T35">il</text:span><text:span text:style-name="T166"> </text:span><text:span text:style-name="T162">lavoratore deve,</text:span><text:span text:style-name="T180"> </text:span><text:span text:style-name="T162">infatti,</text:span><text:span text:style-name="T180"> </text:span><text:span text:style-name="T162">essere</text:span><text:span text:style-name="T166"> </text:span><text:span text:style-name="T35">in</text:span><text:span text:style-name="T180"> </text:span><text:span text:style-name="T162">possesso</text:span><text:span text:style-name="T180"> </text:span><text:span text:style-name="T35">del</text:span><text:span text:style-name="T180"> </text:span><text:span text:style-name="T162">nulla</text:span><text:span text:style-name="T166"> </text:span><text:span text:style-name="T162">osta</text:span><text:span text:style-name="T180"> </text:span><text:span text:style-name="T35">al</text:span><text:span text:style-name="T180"> </text:span><text:span text:style-name="T162">lavoro</text:span><text:span text:style-name="T166"> </text:span><text:span text:style-name="T162">rilasciato</text:span><text:span text:style-name="T180"> </text:span><text:span text:style-name="T162">dallo</text:span><text:span text:style-name="T180"> </text:span><text:span text:style-name="T162">Sportello </text:span><text:span text:style-name="T35">Unico per</text:span><text:span text:style-name="T39"> </text:span><text:span text:style-name="T35">l’immigrazione.</text:span></text:p>
        <text:p text:style-name="P949"><text:span text:style-name="T35">La</text:span><text:span text:style-name="T190"> </text:span><text:span text:style-name="T35">domanda</text:span><text:span text:style-name="T194"> </text:span><text:span text:style-name="T35">per</text:span><text:span text:style-name="T190"> </text:span><text:span text:style-name="T35">ottenere</text:span><text:span text:style-name="T194"> </text:span><text:span text:style-name="T35">il</text:span><text:span text:style-name="T194"> </text:span><text:span text:style-name="T35">nulla</text:span><text:span text:style-name="T190"> </text:span><text:span text:style-name="T35">osta</text:span><text:span text:style-name="T194"> </text:span><text:span text:style-name="T35">al</text:span><text:span text:style-name="T194"> </text:span><text:span text:style-name="T35">lavoro</text:span><text:span text:style-name="T190"> </text:span><text:span text:style-name="T35">può</text:span><text:span text:style-name="T194"> </text:span><text:span text:style-name="T35">essere</text:span><text:span text:style-name="T190"> </text:span><text:span text:style-name="T35">presentata</text:span><text:span text:style-name="T194"> </text:span><text:span text:style-name="T35">solo</text:span><text:span text:style-name="T194"> </text:span><text:span text:style-name="T35">dopo la</text:span><text:span text:style-name="T173"> </text:span><text:span text:style-name="T35">pubblicazione</text:span><text:span text:style-name="T173"> </text:span><text:span text:style-name="T35">sulla</text:span><text:span text:style-name="T173"> </text:span><text:span text:style-name="T35">Gazzetta</text:span><text:span text:style-name="T173"> </text:span><text:span text:style-name="T35">Ufficiale</text:span><text:span text:style-name="T174"> </text:span><text:span text:style-name="T35">della</text:span><text:span text:style-name="T173"> </text:span><text:span text:style-name="T35">Repubblica</text:span><text:span text:style-name="T173"> </text:span><text:span text:style-name="T35">Italiana</text:span><text:span text:style-name="T173"> </text:span><text:span text:style-name="T35">del</text:span><text:span text:style-name="T173"> </text:span><text:span text:style-name="T35">decreto annuale</text:span><text:span text:style-name="T212"> </text:span><text:span text:style-name="T35">di</text:span><text:span text:style-name="T217"> </text:span><text:span text:style-name="T35">programmazione</text:span><text:span text:style-name="T212"> </text:span><text:span text:style-name="T35">dei</text:span><text:span text:style-name="T217"> </text:span><text:span text:style-name="T35">flussi.</text:span><text:span text:style-name="T212"> </text:span><text:span text:style-name="T35">secondo</text:span><text:span text:style-name="T217"> </text:span><text:span text:style-name="T35">le</text:span><text:span text:style-name="T217"> </text:span><text:span text:style-name="T35">modalità</text:span><text:span text:style-name="T212"> </text:span><text:span text:style-name="T35">indicate</text:span><text:span text:style-name="T217"> </text:span><text:span text:style-name="T35">in</text:span><text:span text:style-name="T212"> </text:span><text:span text:style-name="T35">apposite circolari ministeriali adottate con congruo anticipo rispetto alla data prevista per la presentazione delle domande</text:span><text:span text:style-name="T174"> </text:span><text:span text:style-name="T35">stesse.</text:span></text:p>
        <text:p text:style-name="P1038"><text:span text:style-name="T35">Lo</text:span><text:span text:style-name="T199"> </text:span><text:span text:style-name="T35">Sportello</text:span><text:span text:style-name="T199"> </text:span><text:span text:style-name="T35">Unico</text:span><text:span text:style-name="T199"> </text:span><text:span text:style-name="T35">rilascia</text:span><text:span text:style-name="T199"> </text:span><text:span text:style-name="T35">il</text:span><text:span text:style-name="T199"> </text:span><text:span text:style-name="T35">nulla</text:span><text:span text:style-name="T199"> </text:span><text:span text:style-name="T35">osta</text:span><text:span text:style-name="T199"> </text:span><text:span text:style-name="T35">a</text:span><text:span text:style-name="T199"> </text:span><text:span text:style-name="T35">condizione</text:span><text:span text:style-name="T199"> </text:span><text:span text:style-name="T35">che</text:span><text:span text:style-name="T199"> </text:span><text:span text:style-name="T35">la</text:span><text:span text:style-name="T199"> </text:span><text:span text:style-name="T35">richiesta</text:span><text:span text:style-name="T199"> </text:span><text:span text:style-name="T35">di</text:span><text:span text:style-name="T199"> </text:span><text:span text:style-name="T35">assun- zione avanzata dal datore di</text:span><text:span text:style-name="T183"> </text:span><text:span text:style-name="T35">lavoro:</text:span></text:p>
        <text:list xml:id="list153417235313390" text:continue-list="list153416992170209" text:style-name="WWNum6">
          <text:list-item>
            <text:p text:style-name="P309"><text:span text:style-name="T47">rientri</text:span><text:span text:style-name="T101"> </text:span><text:span text:style-name="T47">nell’ambito</text:span><text:span text:style-name="T55"> </text:span><text:span text:style-name="T47">della</text:span><text:span text:style-name="T55"> </text:span><text:span text:style-name="T47">quota</text:span><text:span text:style-name="T55"> </text:span><text:span text:style-name="T47">annualmente</text:span><text:span text:style-name="T55"> </text:span><text:span text:style-name="T47">stabilita</text:span><text:span text:style-name="T55"> </text:span><text:span text:style-name="T47">dal</text:span><text:span text:style-name="T55"> </text:span><text:span text:style-name="T47">decreto</text:span><text:span text:style-name="T55"> </text:span><text:span text:style-name="T47">flussi;</text:span></text:p>
          </text:list-item>
          <text:list-item>
            <text:p text:style-name="P358"><text:span text:style-name="T47">che</text:span><text:span text:style-name="T80"> </text:span><text:span text:style-name="T47">nessun</text:span><text:span text:style-name="T104"> </text:span><text:span text:style-name="T47">lavoratore</text:span><text:span text:style-name="T104"> </text:span><text:span text:style-name="T47">italiano</text:span><text:span text:style-name="T80"> </text:span><text:span text:style-name="T47">o</text:span><text:span text:style-name="T104"> </text:span><text:span text:style-name="T47">comunitario</text:span><text:span text:style-name="T104"> </text:span><text:span text:style-name="T47">o</text:span><text:span text:style-name="T104"> </text:span><text:span text:style-name="T47">extracomunitario</text:span><text:span text:style-name="T80"> </text:span><text:span text:style-name="T47">iscritto</text:span><text:span text:style-name="T104"> </text:span><text:span text:style-name="T47">nelle liste</text:span><text:span text:style-name="T100"> </text:span><text:span text:style-name="T47">di</text:span><text:span text:style-name="T85"> </text:span><text:span text:style-name="T47">collocamento</text:span><text:span text:style-name="T100"> </text:span><text:span text:style-name="T47">o</text:span><text:span text:style-name="T85"> </text:span><text:span text:style-name="T47">censito</text:span><text:span text:style-name="T85"> </text:span><text:span text:style-name="T47">come</text:span><text:span text:style-name="T100"> </text:span><text:span text:style-name="T47">disoccupato</text:span><text:span text:style-name="T85"> </text:span><text:span text:style-name="T47">sia</text:span><text:span text:style-name="T85"> </text:span><text:span text:style-name="T47">disponibile</text:span><text:span text:style-name="T100"> </text:span><text:span text:style-name="T47">ad</text:span><text:span text:style-name="T85"> </text:span><text:span text:style-name="T47">accettare quel</text:span><text:span text:style-name="T110"> </text:span><text:span text:style-name="T47">determinato</text:span><text:span text:style-name="T110"> </text:span><text:span text:style-name="T47">impiego</text:span><text:span text:style-name="T110"> </text:span><text:span text:style-name="T47">(anche</text:span><text:span text:style-name="T110"> </text:span><text:span text:style-name="T47">nel</text:span><text:span text:style-name="T101"> </text:span><text:span text:style-name="T47">caso</text:span><text:span text:style-name="T110"> </text:span><text:span text:style-name="T47">di</text:span><text:span text:style-name="T110"> </text:span><text:span text:style-name="T47">disponibilità</text:span><text:span text:style-name="T110"> </text:span><text:span text:style-name="T47">il</text:span><text:span text:style-name="T110"> </text:span><text:span text:style-name="T47">datore</text:span><text:span text:style-name="T101"> </text:span><text:span text:style-name="T47">di</text:span><text:span text:style-name="T110"> </text:span><text:span text:style-name="T47">lavoro ha, tuttavia, la facoltà di confermare la sua</text:span><text:span text:style-name="T126"> </text:span><text:span text:style-name="T47">richiesta)</text:span></text:p>
          </text:list-item>
          <text:list-item>
            <text:p text:style-name="P374"><text:span text:style-name="T47">che non esistano motivi ostativi da parte della</text:span><text:span text:style-name="T132"> </text:span><text:span text:style-name="T47">questura.</text:span></text:p>
          </text:list-item>
        </text:list>
        <text:p text:style-name="P1003"><text:span text:style-name="T35">Di</text:span><text:span text:style-name="T199"> </text:span><text:span text:style-name="T35">regola</text:span><text:span text:style-name="T199"> </text:span><text:span text:style-name="T35">vengono</text:span><text:span text:style-name="T199"> </text:span><text:span text:style-name="T35">adottati</text:span><text:span text:style-name="T199"> </text:span><text:span text:style-name="T35">decreti</text:span><text:span text:style-name="T180"> </text:span><text:span text:style-name="T35">flussi</text:span><text:span text:style-name="T199"> </text:span><text:span text:style-name="T35">distinti</text:span><text:span text:style-name="T199"> </text:span><text:span text:style-name="T35">per</text:span><text:span text:style-name="T199"> </text:span><text:span text:style-name="T35">l’assunzione</text:span><text:span text:style-name="T199"> </text:span><text:span text:style-name="T35">di</text:span><text:span text:style-name="T180"> </text:span><text:span text:style-name="T35">lavoratori subordinati a carattere stagionale o non</text:span><text:span text:style-name="T190"> </text:span><text:span text:style-name="T35">stagionale.</text:span></text:p>
        <text:p text:style-name="P785"/>
        <text:p text:style-name="P692"><text:span text:style-name="T50">ATTEnzIonE</text:span><text:span text:style-name="T48">: </text:span><text:span text:style-name="T47">La </text:span><text:span text:style-name="T43">legge </text:span><text:span text:style-name="T47">n. 99 del 9 </text:span><text:span text:style-name="T43">agosto 2013 </text:span><text:span text:style-name="T47">ha </text:span><text:span text:style-name="T43">introdotto un’importante novità alla procedura relativa alla verifica presso </text:span><text:span text:style-name="T47">i </text:span><text:span text:style-name="T43">Centri </text:span><text:span text:style-name="T47">per </text:span><text:span text:style-name="T43">l’impiego </text:span><text:span text:style-name="T47">di </text:span><text:span text:style-name="T43">lavo- ratori </text:span><text:span text:style-name="T47">già </text:span><text:span text:style-name="T43">residenti </text:span><text:span text:style-name="T47">in </text:span><text:span text:style-name="T43">Italia </text:span><text:span text:style-name="T47">a </text:span><text:span text:style-name="T43">ricoprire </text:span><text:span text:style-name="T47">il </text:span><text:span text:style-name="T43">posto offerto. Mentre </text:span><text:span text:style-name="T47">la </text:span><text:span text:style-name="T43">vecchia proce- dura</text:span><text:span text:style-name="T101"> </text:span><text:span text:style-name="T43">prevedeva</text:span><text:span text:style-name="T55"> </text:span><text:span text:style-name="T47">che</text:span><text:span text:style-name="T55"> </text:span><text:span text:style-name="T47">una</text:span><text:span text:style-name="T55"> </text:span><text:span text:style-name="T43">volta</text:span><text:span text:style-name="T101"> </text:span><text:span text:style-name="T43">inoltrata</text:span><text:span text:style-name="T55"> </text:span><text:span text:style-name="T47">da</text:span><text:span text:style-name="T55"> </text:span><text:span text:style-name="T43">parte</text:span><text:span text:style-name="T55"> </text:span><text:span text:style-name="T47">del</text:span><text:span text:style-name="T55"> </text:span><text:span text:style-name="T43">datore</text:span><text:span text:style-name="T101"> </text:span><text:span text:style-name="T47">di</text:span><text:span text:style-name="T55"> </text:span><text:span text:style-name="T43">lavoro</text:span><text:span text:style-name="T55"> </text:span><text:span text:style-name="T47">la</text:span><text:span text:style-name="T55"> </text:span><text:span text:style-name="T43">domanda di</text:span><text:span text:style-name="T67"> </text:span><text:span text:style-name="T48">nulla</text:span><text:span text:style-name="T67"> </text:span><text:span text:style-name="T48">osta</text:span><text:span text:style-name="T67"> </text:span><text:span text:style-name="T43">al</text:span><text:span text:style-name="T72"> </text:span><text:span text:style-name="T55">lavoro</text:span><text:span text:style-name="T67"> </text:span><text:span text:style-name="T48">nei</text:span><text:span text:style-name="T67"> </text:span><text:span text:style-name="T55">confronti</text:span><text:span text:style-name="T72"> </text:span><text:span text:style-name="T48">del</text:span><text:span text:style-name="T67"> </text:span><text:span text:style-name="T55">lavoratore</text:span><text:span text:style-name="T67"> </text:span><text:span text:style-name="T43">da</text:span><text:span text:style-name="T72"> </text:span><text:span text:style-name="T55">assumere,</text:span><text:span text:style-name="T67"> </text:span><text:span text:style-name="T43">lo</text:span><text:span text:style-name="T67"> </text:span><text:span text:style-name="T55">Sportello</text:span><text:span text:style-name="T72"> </text:span><text:span text:style-name="T48">Unico </text:span><text:span text:style-name="T47">per </text:span><text:span text:style-name="T43">l’immigrazione provvedeva </text:span><text:span text:style-name="T47">a </text:span><text:span text:style-name="T43">comunicare tali richieste </text:span><text:span text:style-name="T47">al </text:span><text:span text:style-name="T43">Centro </text:span><text:span text:style-name="T47">per </text:span><text:span text:style-name="T43">l’im- piego competente, </text:span><text:span text:style-name="T47">il </text:span><text:span text:style-name="T43">quale entro </text:span><text:span text:style-name="T47">20 </text:span><text:span text:style-name="T43">giorni doveva verificare l’eventuale dispo- </text:span><text:span text:style-name="T55">nibilità</text:span><text:span text:style-name="T72"> </text:span><text:span text:style-name="T43">di</text:span><text:span text:style-name="T72"> </text:span><text:span text:style-name="T55">lavoratori</text:span><text:span text:style-name="T72"> </text:span><text:span text:style-name="T55">nazionali,</text:span><text:span text:style-name="T72"> </text:span><text:span text:style-name="T55">comunitari</text:span><text:span text:style-name="T72"> </text:span><text:span text:style-name="T47">o</text:span><text:span text:style-name="T72"> </text:span><text:span text:style-name="T55">stranieri</text:span><text:span text:style-name="T72"> </text:span><text:span text:style-name="T48">già</text:span><text:span text:style-name="T72"> </text:span><text:span text:style-name="T43">in</text:span><text:span text:style-name="T72"> </text:span><text:span text:style-name="T55">possesso</text:span><text:span text:style-name="T72"> </text:span><text:span text:style-name="T48">del</text:span><text:span text:style-name="T72"> </text:span><text:span text:style-name="T55">permesso </text:span><text:span text:style-name="T47">di</text:span><text:span text:style-name="T100"> </text:span><text:span text:style-name="T48">soggiorno</text:span><text:span text:style-name="T85"> </text:span><text:span text:style-name="T47">a</text:span><text:span text:style-name="T85"> </text:span><text:span text:style-name="T48">ricoprire</text:span><text:span text:style-name="T85"> </text:span><text:span text:style-name="T47">il</text:span><text:span text:style-name="T85"> </text:span><text:span text:style-name="T48">posto</text:span><text:span text:style-name="T85"> </text:span><text:span text:style-name="T48">offerto</text:span><text:span text:style-name="T85"> </text:span><text:span text:style-name="T47">al</text:span><text:span text:style-name="T85"> </text:span><text:span text:style-name="T48">lavoratore</text:span><text:span text:style-name="T85"> </text:span><text:span text:style-name="T48">straniero,</text:span><text:span text:style-name="T85"> </text:span><text:span text:style-name="T47">la</text:span><text:span text:style-name="T85"> </text:span><text:span text:style-name="T48">nuova</text:span><text:span text:style-name="T85"> </text:span><text:span text:style-name="T48">procedura </text:span><text:span text:style-name="T47">ha</text:span><text:span text:style-name="T85"> </text:span><text:span text:style-name="T43">anticipato</text:span><text:span text:style-name="T67"> </text:span><text:span text:style-name="T47">il</text:span><text:span text:style-name="T67"> </text:span><text:span text:style-name="T43">momento</text:span><text:span text:style-name="T67"> </text:span><text:span text:style-name="T47">di</text:span><text:span text:style-name="T67"> </text:span><text:span text:style-name="T43">tale</text:span><text:span text:style-name="T85"> </text:span><text:span text:style-name="T43">verifica</text:span><text:span text:style-name="T67"> </text:span><text:span text:style-name="T43">presso</text:span><text:span text:style-name="T67"> </text:span><text:span text:style-name="T47">i</text:span><text:span text:style-name="T67"> </text:span><text:span text:style-name="T43">Centri</text:span><text:span text:style-name="T67"> </text:span><text:span text:style-name="T47">per</text:span><text:span text:style-name="T85"> </text:span><text:span text:style-name="T43">l’impiego.</text:span><text:span text:style-name="T67"> </text:span><text:span text:style-name="T54">L’obbligo </text:span><text:span text:style-name="T52">di</text:span><text:span text:style-name="T102"> </text:span><text:span text:style-name="T44">richiedere</text:span><text:span text:style-name="T54"> </text:span><text:span text:style-name="T44">tale</text:span><text:span text:style-name="T54"> </text:span><text:span text:style-name="T44">riscontro</text:span><text:span text:style-name="T54"> </text:span><text:span text:style-name="T52">al</text:span><text:span text:style-name="T102"> </text:span><text:span text:style-name="T44">Centro</text:span><text:span text:style-name="T54"> </text:span><text:span text:style-name="T52">per</text:span><text:span text:style-name="T118"> </text:span><text:span text:style-name="T44">l’impiego</text:span><text:span text:style-name="T54"> </text:span><text:span text:style-name="T44">viene</text:span><text:span text:style-name="T102"> </text:span><text:span text:style-name="T44">posto</text:span><text:span text:style-name="T54"> </text:span><text:span text:style-name="T52">a</text:span><text:span text:style-name="T54"> </text:span><text:span text:style-name="T44">carico</text:span><text:span text:style-name="T54"> </text:span><text:span text:style-name="T52">del </text:span><text:span text:style-name="T44">datore </text:span><text:span text:style-name="T52">di </text:span><text:span text:style-name="T44">lavoro, </text:span><text:span text:style-name="T52">il </text:span><text:span text:style-name="T44">quale dovrà procedervi prima </text:span><text:span text:style-name="T52">di </text:span><text:span text:style-name="T44">inoltrare </text:span><text:span text:style-name="T52">la </text:span><text:span text:style-name="T44">richiesta </text:span><text:span text:style-name="T52">di</text:span><text:span text:style-name="T102"> </text:span><text:span text:style-name="T44">nulla</text:span><text:span text:style-name="T102"> </text:span><text:span text:style-name="T44">osta</text:span><text:span text:style-name="T102"> </text:span><text:span text:style-name="T52">al</text:span><text:span text:style-name="T102"> </text:span><text:span text:style-name="T44">lavoro</text:span><text:span text:style-name="T102"> </text:span><text:span text:style-name="T44">allo</text:span><text:span text:style-name="T54"> </text:span><text:span text:style-name="T44">Sportello</text:span><text:span text:style-name="T102"> </text:span><text:span text:style-name="T44">unico</text:span><text:span text:style-name="T102"> </text:span><text:span text:style-name="T52">per</text:span><text:span text:style-name="T62"> </text:span><text:span text:style-name="T44">l’immigrazione.</text:span></text:p>
        <text:list xml:id="list153418588016354" text:continue-list="list153416890450139" text:style-name="WWNum2">
          <text:list-item>
            <text:h text:style-name="P138" text:outline-level="3"><text:span text:style-name="T389">Cosa succede dopo l’inoltro della domanda? Quanto biso- gna</text:span><text:span text:style-name="T444"> </text:span><text:span text:style-name="T389">aspettare?</text:span></text:h>
          </text:list-item>
        </text:list>
        <text:p text:style-name="P663"><text:span text:style-name="T52">Le</text:span><text:span text:style-name="T118"> </text:span><text:span text:style-name="T52">domande</text:span><text:span text:style-name="T118"> </text:span><text:span text:style-name="T52">vengono</text:span><text:span text:style-name="T111"> </text:span><text:span text:style-name="T52">trattate</text:span><text:span text:style-name="T118"> </text:span><text:span text:style-name="T52">sulla</text:span><text:span text:style-name="T111"> </text:span><text:span text:style-name="T52">base</text:span><text:span text:style-name="T118"> </text:span><text:span text:style-name="T52">del</text:span><text:span text:style-name="T118"> </text:span><text:span text:style-name="T52">rispettivo</text:span><text:span text:style-name="T111"> </text:span><text:span text:style-name="T52">ordine</text:span><text:span text:style-name="T118"> </text:span><text:span text:style-name="T44">cronologico </text:span><text:span text:style-name="T52">di</text:span><text:span text:style-name="T44"> </text:span><text:span text:style-name="T52">presentazione.</text:span></text:p>
        <text:p text:style-name="P931"><text:span text:style-name="T35">La</text:span><text:span text:style-name="T183"> </text:span><text:span text:style-name="T35">Questura</text:span><text:span text:style-name="T183"> </text:span><text:span text:style-name="T35">verifica</text:span><text:span text:style-name="T196"> </text:span><text:span text:style-name="T35">la</text:span><text:span text:style-name="T183"> </text:span><text:span text:style-name="T35">sussistenza,</text:span><text:span text:style-name="T183"> </text:span><text:span text:style-name="T35">nei</text:span><text:span text:style-name="T196"> </text:span><text:span text:style-name="T35">confronti</text:span><text:span text:style-name="T183"> </text:span><text:span text:style-name="T35">del</text:span><text:span text:style-name="T196"> </text:span><text:span text:style-name="T35">lavoratore</text:span><text:span text:style-name="T183"> </text:span><text:span text:style-name="T35">straniero</text:span><text:span text:style-name="T183"> </text:span><text:span text:style-name="T35">o</text:span><text:span text:style-name="T196"> </text:span><text:span text:style-name="T39">del </text:span><text:span text:style-name="T35">datore</text:span><text:span text:style-name="T187"> </text:span><text:span text:style-name="T35">di</text:span><text:span text:style-name="T187"> </text:span><text:span text:style-name="T35">lavoro,</text:span><text:span text:style-name="T187"> </text:span><text:span text:style-name="T35">di</text:span><text:span text:style-name="T190"> </text:span><text:span text:style-name="T35">motivi</text:span><text:span text:style-name="T187"> </text:span><text:span text:style-name="T35">ostativi</text:span><text:span text:style-name="T187"> </text:span><text:span text:style-name="T35">al</text:span><text:span text:style-name="T187"> </text:span><text:span text:style-name="T35">rilascio</text:span><text:span text:style-name="T190"> </text:span><text:span text:style-name="T35">del</text:span><text:span text:style-name="T187"> </text:span><text:span text:style-name="T35">nulla</text:span><text:span text:style-name="T187"> </text:span><text:span text:style-name="T35">osta.</text:span><text:span text:style-name="T187"> </text:span><text:span text:style-name="T35">Lo</text:span><text:span text:style-name="T190"> </text:span><text:span text:style-name="T35">Sportello</text:span><text:span text:style-name="T187"> </text:span><text:span text:style-name="T35">Unico acquisito</text:span><text:span text:style-name="T173"> </text:span><text:span text:style-name="T35">dalle</text:span><text:span text:style-name="T174"> </text:span><text:span text:style-name="T35">Direzioni</text:span><text:span text:style-name="T194"> </text:span><text:span text:style-name="T35">Territoriali</text:span><text:span text:style-name="T174"> </text:span><text:span text:style-name="T35">del</text:span><text:span text:style-name="T173"> </text:span><text:span text:style-name="T35">Lavoro</text:span><text:span text:style-name="T174"> </text:span><text:span text:style-name="T35">il</text:span><text:span text:style-name="T174"> </text:span><text:span text:style-name="T35">parere</text:span><text:span text:style-name="T174"> </text:span><text:span text:style-name="T35">sulle</text:span><text:span text:style-name="T174"> </text:span><text:span text:style-name="T35">condizioni</text:span><text:span text:style-name="T174"> </text:span><text:span text:style-name="T35">con- trattuali</text:span><text:span text:style-name="T173"> </text:span><text:span text:style-name="T35">applicabili</text:span><text:span text:style-name="T174"> </text:span><text:span text:style-name="T35">e</text:span><text:span text:style-name="T173"> </text:span><text:span text:style-name="T35">sulla</text:span><text:span text:style-name="T174"> </text:span><text:span text:style-name="T35">capacità</text:span><text:span text:style-name="T173"> </text:span><text:span text:style-name="T35">economica</text:span><text:span text:style-name="T174"> </text:span><text:span text:style-name="T35">dell’impresa,</text:span><text:span text:style-name="T174"> </text:span><text:span text:style-name="T35">nonché</text:span><text:span text:style-name="T173"> </text:span><text:span text:style-name="T35">sulla</text:span><text:span text:style-name="T174"> </text:span><text:span text:style-name="T35">sus- sistenza</text:span><text:span text:style-name="T166"> </text:span><text:span text:style-name="T35">di</text:span><text:span text:style-name="T170"> </text:span><text:span text:style-name="T35">quote,</text:span><text:span text:style-name="T170"> </text:span><text:span text:style-name="T35">sentito</text:span><text:span text:style-name="T170"> </text:span><text:span text:style-name="T35">il</text:span><text:span text:style-name="T170"> </text:span><text:span text:style-name="T35">parere</text:span><text:span text:style-name="T170"> </text:span><text:span text:style-name="T35">della</text:span><text:span text:style-name="T170"> </text:span><text:span text:style-name="T35">Questura</text:span><text:span text:style-name="T170"> </text:span><text:span text:style-name="T35">-</text:span><text:span text:style-name="T170"> </text:span><text:span text:style-name="T35">convoca</text:span><text:span text:style-name="T170"> </text:span><text:span text:style-name="T35">il</text:span><text:span text:style-name="T170"> </text:span><text:span text:style-name="T35">datore</text:span><text:span text:style-name="T170"> </text:span><text:span text:style-name="T35">di</text:span><text:span text:style-name="T170"> </text:span><text:span text:style-name="T35">lavoro per</text:span><text:span text:style-name="T187"> </text:span><text:span text:style-name="T35">la</text:span><text:span text:style-name="T190"> </text:span><text:span text:style-name="T35">presentazione</text:span><text:span text:style-name="T187"> </text:span><text:span text:style-name="T35">dei</text:span><text:span text:style-name="T190"> </text:span><text:span text:style-name="T35">documenti</text:span><text:span text:style-name="T187"> </text:span><text:span text:style-name="T35">indicati</text:span><text:span text:style-name="T190"> </text:span><text:span text:style-name="T35">nella</text:span><text:span text:style-name="T187"> </text:span><text:span text:style-name="T35">domanda,</text:span><text:span text:style-name="T250"> </text:span><text:span text:style-name="T35">il</text:span><text:span text:style-name="T187"> </text:span><text:span text:style-name="T35">rilascio</text:span><text:span text:style-name="T190"> </text:span><text:span text:style-name="T35">del</text:span><text:span text:style-name="T190"> </text:span><text:span text:style-name="T35">nulla osta</text:span><text:span text:style-name="T166"> </text:span><text:span text:style-name="T35">e</text:span><text:span text:style-name="T170"> </text:span><text:span text:style-name="T35">la</text:span><text:span text:style-name="T170"> </text:span><text:span text:style-name="T35">sottoscrizione</text:span><text:span text:style-name="T170"> </text:span><text:span text:style-name="T35">del</text:span><text:span text:style-name="T170"> </text:span><text:span text:style-name="T35">contratto</text:span><text:span text:style-name="T170"> </text:span><text:span text:style-name="T35">di</text:span><text:span text:style-name="T170"> </text:span><text:span text:style-name="T35">soggiorno.</text:span><text:span text:style-name="T170"> </text:span><text:span text:style-name="T35">Il</text:span><text:span text:style-name="T170"> </text:span><text:span text:style-name="T35">nulla</text:span><text:span text:style-name="T170"> </text:span><text:span text:style-name="T35">osta</text:span><text:span text:style-name="T166"> </text:span><text:span text:style-name="T35">sarà</text:span><text:span text:style-name="T170"> </text:span><text:span text:style-name="T35">valido</text:span><text:span text:style-name="T170"> </text:span><text:span text:style-name="T35">per un</text:span><text:span text:style-name="T170"> </text:span><text:span text:style-name="T35">periodo</text:span><text:span text:style-name="T203"> </text:span><text:span text:style-name="T35">non</text:span><text:span text:style-name="T203"> </text:span><text:span text:style-name="T35">superiore</text:span><text:span text:style-name="T170"> </text:span><text:span text:style-name="T35">a</text:span><text:span text:style-name="T203"> </text:span><text:span text:style-name="T35">6</text:span><text:span text:style-name="T203"> </text:span><text:span text:style-name="T35">mesi</text:span><text:span text:style-name="T203"> </text:span><text:span text:style-name="T35">dalla</text:span><text:span text:style-name="T170"> </text:span><text:span text:style-name="T35">data</text:span><text:span text:style-name="T203"> </text:span><text:span text:style-name="T35">del</text:span><text:span text:style-name="T203"> </text:span><text:span text:style-name="T35">rilascio.</text:span><text:span text:style-name="T194"> </text:span><text:span text:style-name="T35">A</text:span><text:span text:style-name="T176"> </text:span><text:span text:style-name="T35">questo</text:span><text:span text:style-name="T170"> </text:span><text:span text:style-name="T35">punto</text:span><text:span text:style-name="T203"> </text:span><text:span text:style-name="T35">il</text:span><text:span text:style-name="T203"> </text:span><text:span text:style-name="T35">la- </text:span><text:span text:style-name="T162">voratore</text:span><text:span text:style-name="T199"> </text:span><text:span text:style-name="T162">straniero</text:span><text:span text:style-name="T180"> </text:span><text:span text:style-name="T162">deve</text:span><text:span text:style-name="T180"> </text:span><text:span text:style-name="T162">fare</text:span><text:span text:style-name="T199"> </text:span><text:span text:style-name="T162">richiesta</text:span><text:span text:style-name="T180"> </text:span><text:span text:style-name="T35">del</text:span><text:span text:style-name="T180"> </text:span><text:span text:style-name="T162">visto</text:span><text:span text:style-name="T199"> </text:span><text:span text:style-name="T162">agli</text:span><text:span text:style-name="T180"> </text:span><text:span text:style-name="T162">uffici</text:span><text:span text:style-name="T180"> </text:span><text:span text:style-name="T162">consolari</text:span><text:span text:style-name="T199"> </text:span><text:span text:style-name="T35">del</text:span><text:span text:style-name="T180"> </text:span><text:span text:style-name="T35">suo</text:span><text:span text:style-name="T180"> </text:span><text:span text:style-name="T162">paese </text:span><text:span text:style-name="T35">di provenienza. Il Consolato comunica allo straniero la proposta di contratto di soggiorno per lavoro e rilascia entro 30 giorni dalla richiesta, il visto</text:span><text:span text:style-name="T209"> </text:span><text:span text:style-name="T35">d’in- gresso</text:span><text:span text:style-name="T166"> </text:span><text:span text:style-name="T35">e</text:span><text:span text:style-name="T166"> </text:span><text:span text:style-name="T35">l’indicazione</text:span><text:span text:style-name="T170"> </text:span><text:span text:style-name="T35">del</text:span><text:span text:style-name="T166"> </text:span><text:span text:style-name="T35">codice</text:span><text:span text:style-name="T170"> </text:span><text:span text:style-name="T35">fiscale.</text:span><text:span text:style-name="T166"> </text:span><text:span text:style-name="T35">Una</text:span><text:span text:style-name="T166"> </text:span><text:span text:style-name="T35">volta</text:span><text:span text:style-name="T170"> </text:span><text:span text:style-name="T35">ottenuto</text:span><text:span text:style-name="T166"> </text:span><text:span text:style-name="T35">il</text:span><text:span text:style-name="T170"> </text:span><text:span text:style-name="T35">visto,</text:span><text:span text:style-name="T166"> </text:span><text:span text:style-name="T35">il</text:span><text:span text:style-name="T166"> </text:span><text:span text:style-name="T35">lavora- tore può entrare in</text:span><text:span text:style-name="T180"> </text:span><text:span text:style-name="T35">Italia</text:span></text:p>
        <text:p text:style-name="P933"><text:span text:style-name="T36">Entro</text:span><text:span text:style-name="T183"> </text:span><text:span text:style-name="T35">8</text:span><text:span text:style-name="T183"> </text:span><text:span text:style-name="T39">giorni</text:span><text:span text:style-name="T183"> </text:span><text:span text:style-name="T39">lavorativi</text:span><text:span text:style-name="T183"> </text:span><text:span text:style-name="T39">dall’ingresso</text:span><text:span text:style-name="T183"> </text:span><text:span text:style-name="T162">in</text:span><text:span text:style-name="T183"> </text:span><text:span text:style-name="T39">Italia,</text:span><text:span text:style-name="T183"> </text:span><text:span text:style-name="T162">il</text:span><text:span text:style-name="T183"> </text:span><text:span text:style-name="T39">lavoratore</text:span><text:span text:style-name="T183"> </text:span><text:span text:style-name="T39">straniero</text:span><text:span text:style-name="T183"> </text:span><text:span text:style-name="T162">si</text:span><text:span text:style-name="T183"> </text:span><text:span text:style-name="T36">reca</text:span><text:span text:style-name="T183"> </text:span><text:span text:style-name="T39">presso </text:span><text:span text:style-name="T35">lo</text:span><text:span text:style-name="T166"> </text:span><text:span text:style-name="T36">Sportello</text:span><text:span text:style-name="T166"> </text:span><text:span text:style-name="T36">Unico</text:span><text:span text:style-name="T166"> </text:span><text:span text:style-name="T36">competente</text:span><text:span text:style-name="T170"> </text:span><text:span text:style-name="T162">che</text:span><text:span text:style-name="T166"> </text:span><text:span text:style-name="T36">verificata</text:span><text:span text:style-name="T166"> </text:span><text:span text:style-name="T35">la</text:span><text:span text:style-name="T170"> </text:span><text:span text:style-name="T36">documentazione,</text:span><text:span text:style-name="T166"> </text:span><text:span text:style-name="T36">consegna</text:span><text:span text:style-name="T166"> </text:span><text:span text:style-name="T35">al</text:span><text:span text:style-name="T166"> </text:span><text:span text:style-name="T162">la- </text:span><text:span text:style-name="T36">voratore</text:span><text:span text:style-name="T173"> </text:span><text:span text:style-name="T35">il</text:span><text:span text:style-name="T173"> </text:span><text:span text:style-name="T36">certificato</text:span><text:span text:style-name="T174"> </text:span><text:span text:style-name="T35">di</text:span><text:span text:style-name="T173"> </text:span><text:span text:style-name="T36">attribuzione</text:span><text:span text:style-name="T174"> </text:span><text:span text:style-name="T162">del</text:span><text:span text:style-name="T173"> </text:span><text:span text:style-name="T36">codice</text:span><text:span text:style-name="T174"> </text:span><text:span text:style-name="T36">fiscale.</text:span><text:span text:style-name="T173"> </text:span><text:span text:style-name="T35">Il</text:span><text:span text:style-name="T174"> </text:span><text:span text:style-name="T36">lavoratore</text:span><text:span text:style-name="T173"> </text:span><text:span text:style-name="T36">straniero,</text:span><text:span text:style-name="T174"> </text:span><text:span text:style-name="T162">sot- </text:span><text:span text:style-name="T39">toscrive</text:span><text:span text:style-name="T183"> </text:span><text:span text:style-name="T162">il</text:span><text:span text:style-name="T183"> </text:span><text:span text:style-name="T39">contratto</text:span><text:span text:style-name="T183"> </text:span><text:span text:style-name="T162">di</text:span><text:span text:style-name="T183"> </text:span><text:span text:style-name="T39">soggiorno</text:span><text:span text:style-name="T183"> </text:span><text:span text:style-name="T36">per</text:span><text:span text:style-name="T183"> </text:span><text:span text:style-name="T39">lavoro,</text:span><text:span text:style-name="T196"> </text:span><text:span text:style-name="T36">senza</text:span><text:span text:style-name="T183"> </text:span><text:span text:style-name="T39">apporre</text:span><text:span text:style-name="T183"> </text:span><text:span text:style-name="T39">modifiche</text:span><text:span text:style-name="T183"> </text:span><text:span text:style-name="T35">o</text:span><text:span text:style-name="T183"> </text:span><text:span text:style-name="T39">condizioni </text:span><text:span text:style-name="T162">allo</text:span><text:span text:style-name="T166"> </text:span><text:span text:style-name="T36">stesso,</text:span><text:span text:style-name="T170"> </text:span><text:span text:style-name="T162">che</text:span><text:span text:style-name="T166"> </text:span><text:span text:style-name="T36">viene</text:span><text:span text:style-name="T170"> </text:span><text:span text:style-name="T36">conservato</text:span><text:span text:style-name="T166"> </text:span><text:span text:style-name="T36">presso</text:span><text:span text:style-name="T170"> </text:span><text:span text:style-name="T35">lo</text:span><text:span text:style-name="T166"> </text:span><text:span text:style-name="T36">Sportello</text:span><text:span text:style-name="T170"> </text:span><text:span text:style-name="T36">medesimo.</text:span></text:p>
        <text:p text:style-name="P939"><text:span text:style-name="T35">Lo</text:span><text:span text:style-name="T203"> </text:span><text:span text:style-name="T35">Sportello</text:span><text:span text:style-name="T203"> </text:span><text:span text:style-name="T35">Unico</text:span><text:span text:style-name="T39"> </text:span><text:span text:style-name="T35">provvede</text:span><text:span text:style-name="T203"> </text:span><text:span text:style-name="T35">altresì</text:span><text:span text:style-name="T203"> </text:span><text:span text:style-name="T35">a</text:span><text:span text:style-name="T39"> </text:span><text:span text:style-name="T35">far</text:span><text:span text:style-name="T203"> </text:span><text:span text:style-name="T35">sottoscrivere</text:span><text:span text:style-name="T203"> </text:span><text:span text:style-name="T35">al</text:span><text:span text:style-name="T39"> </text:span><text:span text:style-name="T35">lavoratore</text:span><text:span text:style-name="T203"> </text:span><text:span text:style-name="T35">straniero il</text:span><text:span text:style-name="T199"> </text:span><text:span text:style-name="T162">modulo</text:span><text:span text:style-name="T199"> </text:span><text:span text:style-name="T35">di</text:span><text:span text:style-name="T199"> </text:span><text:span text:style-name="T162">richiesta</text:span><text:span text:style-name="T199"> </text:span><text:span text:style-name="T35">del</text:span><text:span text:style-name="T180"> </text:span><text:span text:style-name="T162">permesso</text:span><text:span text:style-name="T199"> </text:span><text:span text:style-name="T35">di</text:span><text:span text:style-name="T199"> </text:span><text:span text:style-name="T162">soggiorno</text:span><text:span text:style-name="T199"> </text:span><text:span text:style-name="T35">che</text:span><text:span text:style-name="T180"> </text:span><text:span text:style-name="T162">viene</text:span><text:span text:style-name="T199"> </text:span><text:span text:style-name="T162">inviato</text:span><text:span text:style-name="T199"> </text:span><text:span text:style-name="T162">alla</text:span><text:span text:style-name="T199"> </text:span><text:span text:style-name="T162">Questura </text:span><text:span text:style-name="T35">competente</text:span><text:span text:style-name="T39"> </text:span><text:span text:style-name="T35">tramite</text:span><text:span text:style-name="T39"> </text:span><text:span text:style-name="T35">l’inoltre</text:span><text:span text:style-name="T39"> </text:span><text:span text:style-name="T35">di</text:span><text:span text:style-name="T36"> </text:span><text:span text:style-name="T35">un</text:span><text:span text:style-name="T39"> </text:span><text:span text:style-name="T35">apposito</text:span><text:span text:style-name="T39"> </text:span><text:span text:style-name="T35">kit</text:span><text:span text:style-name="T39"> </text:span><text:span text:style-name="T35">presso</text:span><text:span text:style-name="T36"> </text:span><text:span text:style-name="T35">l’ufficio</text:span><text:span text:style-name="T39"> </text:span><text:span text:style-name="T35">postale.</text:span></text:p>
        <text:p text:style-name="P1058"/>
        <text:p text:style-name="P930"><text:span text:style-name="T165">ATTEnzIonE: </text:span><text:span text:style-name="T35">lo straniero può lavorare ed usufruire di tutti i diritti – iscri- zione</text:span><text:span text:style-name="T217"> </text:span><text:span text:style-name="T35">anagrafica,</text:span><text:span text:style-name="T216"> </text:span><text:span text:style-name="T35">cambio</text:span><text:span text:style-name="T217"> </text:span><text:span text:style-name="T35">di</text:span><text:span text:style-name="T216"> </text:span><text:span text:style-name="T35">residenza,</text:span><text:span text:style-name="T216"> </text:span><text:span text:style-name="T35">rilascio</text:span><text:span text:style-name="T217"> </text:span><text:span text:style-name="T35">e</text:span><text:span text:style-name="T216"> </text:span><text:span text:style-name="T35">rinnovo</text:span><text:span text:style-name="T217"> </text:span><text:span text:style-name="T35">carta</text:span><text:span text:style-name="T216"> </text:span><text:span text:style-name="T35">d’identità,</text:span><text:span text:style-name="T216"> </text:span><text:span text:style-name="T35">iscri- zione al Servizio Sanitario Nazionale, rilascio codice fiscale, malattia, maternità,</text:span><text:span text:style-name="T216"> </text:span><text:span text:style-name="T35">prestazioni</text:span><text:span text:style-name="T187"> </text:span><text:span text:style-name="T35">a</text:span><text:span text:style-name="T216"> </text:span><text:span text:style-name="T35">sostegno</text:span><text:span text:style-name="T187"> </text:span><text:span text:style-name="T35">del</text:span><text:span text:style-name="T187"> </text:span><text:span text:style-name="T35">reddito,</text:span><text:span text:style-name="T216"> </text:span><text:span text:style-name="T35">al</text:span><text:span text:style-name="T187"> </text:span><text:span text:style-name="T35">pari</text:span><text:span text:style-name="T216"> </text:span><text:span text:style-name="T35">di</text:span><text:span text:style-name="T187"> </text:span><text:span text:style-name="T35">coloro</text:span><text:span text:style-name="T187"> </text:span><text:span text:style-name="T35">che</text:span><text:span text:style-name="T216"> </text:span><text:span text:style-name="T35">sono</text:span><text:span text:style-name="T187"> </text:span><text:span text:style-name="T35">in</text:span><text:span text:style-name="T216"> </text:span><text:span text:style-name="T35">attesa di</text:span><text:span text:style-name="T174"> </text:span><text:span text:style-name="T35">rinnovo</text:span><text:span text:style-name="T174"> </text:span><text:span text:style-name="T35">del</text:span><text:span text:style-name="T183"> </text:span><text:span text:style-name="T35">permesso</text:span><text:span text:style-name="T174"> </text:span><text:span text:style-name="T35">di</text:span><text:span text:style-name="T183"> </text:span><text:span text:style-name="T35">soggiorno</text:span><text:span text:style-name="T174"> </text:span><text:span text:style-name="T35">-</text:span><text:span text:style-name="T183"> </text:span><text:span text:style-name="T35">anche</text:span><text:span text:style-name="T174"> </text:span><text:span text:style-name="T35">se</text:span><text:span text:style-name="T174"> </text:span><text:span text:style-name="T35">in</text:span><text:span text:style-name="T183"> </text:span><text:span text:style-name="T35">attesa</text:span><text:span text:style-name="T174"> </text:span><text:span text:style-name="T35">del</text:span><text:span text:style-name="T183"> </text:span><text:span text:style-name="T35">rilascio</text:span><text:span text:style-name="T174"> </text:span><text:span text:style-name="T35">del</text:span><text:span text:style-name="T183"> </text:span><text:span text:style-name="T35">primo permesso</text:span><text:span text:style-name="T183"> </text:span><text:span text:style-name="T35">di</text:span><text:span text:style-name="T196"> </text:span><text:span text:style-name="T35">soggiorno,</text:span><text:span text:style-name="T196"> </text:span><text:span text:style-name="T35">a</text:span><text:span text:style-name="T183"> </text:span><text:span text:style-name="T35">patto</text:span><text:span text:style-name="T196"> </text:span><text:span text:style-name="T35">che</text:span><text:span text:style-name="T196"> </text:span><text:span text:style-name="T35">abbia</text:span><text:span text:style-name="T196"> </text:span><text:span text:style-name="T35">presentato</text:span><text:span text:style-name="T183"> </text:span><text:span text:style-name="T35">la</text:span><text:span text:style-name="T196"> </text:span><text:span text:style-name="T35">domanda</text:span><text:span text:style-name="T196"> </text:span><text:span text:style-name="T35">di</text:span><text:span text:style-name="T196"> </text:span><text:span text:style-name="T35">rilascio</text:span><text:span text:style-name="T183"> </text:span><text:span text:style-name="T35">del permesso</text:span><text:span text:style-name="T199"> </text:span><text:span text:style-name="T35">di</text:span><text:span text:style-name="T199"> </text:span><text:span text:style-name="T35">soggiorno</text:span><text:span text:style-name="T180"> </text:span><text:span text:style-name="T35">allo</text:span><text:span text:style-name="T199"> </text:span><text:span text:style-name="T35">Sportello</text:span><text:span text:style-name="T180"> </text:span><text:span text:style-name="T35">Unico</text:span><text:span text:style-name="T199"> </text:span><text:span text:style-name="T35">per</text:span><text:span text:style-name="T180"> </text:span><text:span text:style-name="T35">l’Immigrazione</text:span><text:span text:style-name="T199"> </text:span><text:span text:style-name="T35">entro</text:span><text:span text:style-name="T199"> </text:span><text:span text:style-name="T35">8</text:span><text:span text:style-name="T180"> </text:span><text:span text:style-name="T162">giorni </text:span><text:span text:style-name="T35">dall’ingresso</text:span><text:span text:style-name="T217"> </text:span><text:span text:style-name="T35">nel</text:span><text:span text:style-name="T217"> </text:span><text:span text:style-name="T35">territorio</text:span><text:span text:style-name="T217"> </text:span><text:span text:style-name="T35">nazionale</text:span><text:span text:style-name="T217"> </text:span><text:span text:style-name="T35">e</text:span><text:span text:style-name="T216"> </text:span><text:span text:style-name="T35">che</text:span><text:span text:style-name="T217"> </text:span><text:span text:style-name="T35">abbia</text:span><text:span text:style-name="T217"> </text:span><text:span text:style-name="T35">sottoscritto</text:span><text:span text:style-name="T217"> </text:span><text:span text:style-name="T35">il</text:span><text:span text:style-name="T216"> </text:span><text:span text:style-name="T35">contratto</text:span><text:span text:style-name="T217"> </text:span><text:span text:style-name="T35">di</text:span><text:span text:style-name="T217"> </text:span><text:span text:style-name="T35">sog- giorno. Occorrerà mostrare la copia del modello di richiesta del permesso</text:span><text:span text:style-name="T251"> </text:span><text:span text:style-name="T35">di</text:span></text:p>
      </text:section>
      <text:p text:style-name="P1174"/>
      <text:p text:style-name="P728"/>
      <text:p text:style-name="P660"><draw:g text:anchor-type="as-char" draw:z-index="137" draw:style-name="gr5"><draw:line draw:style-name="gr6" draw:text-style-name="P1280" svg:x1="0in" svg:y1="0in" svg:x2="3.8228in" svg:y2="0in"><text:p/></draw:line></draw:g><text:span text:style-name="T483"><text:tab/></text:span><draw:g text:anchor-type="as-char" draw:z-index="138" draw:style-name="gr5"><draw:line draw:style-name="gr6" draw:text-style-name="P1280" svg:x1="0in" svg:y1="0in" svg:x2="3.8189in" svg:y2="0in"><text:p/></draw:line></draw:g></text:p>
      <text:p text:style-name="P766"/>
      <text:section text:style-name="Sect2" text:name="Section85">
        <text:p text:style-name="P812"><text:span text:style-name="T35">soggiorno rilasciato dallo Sportello Unico per l’Immigrazione, e la ricevuta delle Poste attestante l’avvenuta presentazione della richiesta.</text:span></text:p>
        <text:p text:style-name="P842"/>
        <text:list xml:id="list153417069832401" text:continue-numbering="true" text:style-name="WWNum2">
          <text:list-item>
            <text:h text:style-name="P183" text:outline-level="3"><text:span text:style-name="T389">Come si entra in Italia per </text:span><text:span text:style-name="T411">lavoro</text:span><text:span text:style-name="T445"> </text:span><text:span text:style-name="T389">stagionale?</text:span></text:h>
          </text:list-item>
        </text:list>
        <text:p text:style-name="P816"><text:span text:style-name="T39">L’ingresso</text:span><text:span text:style-name="T199"> </text:span><text:span text:style-name="T35">in</text:span><text:span text:style-name="T180"> </text:span><text:span text:style-name="T162">Italia</text:span><text:span text:style-name="T180"> </text:span><text:span text:style-name="T35">di</text:span><text:span text:style-name="T180"> </text:span><text:span text:style-name="T162">lavoratori</text:span><text:span text:style-name="T180"> </text:span><text:span text:style-name="T162">extracomunitari</text:span><text:span text:style-name="T180"> </text:span><text:span text:style-name="T35">per</text:span><text:span text:style-name="T199"> </text:span><text:span text:style-name="T162">motivi</text:span><text:span text:style-name="T180"> </text:span><text:span text:style-name="T35">di</text:span><text:span text:style-name="T180"> </text:span><text:span text:style-name="T162">lavoro</text:span><text:span text:style-name="T180"> </text:span><text:span text:style-name="T162">stagionale </text:span><text:span text:style-name="T35">è</text:span><text:span text:style-name="T211"> </text:span><text:span text:style-name="T35">possibile</text:span><text:span text:style-name="T211"> </text:span><text:span text:style-name="T35">solo</text:span><text:span text:style-name="T211"> </text:span><text:span text:style-name="T35">nell’ambito</text:span><text:span text:style-name="T212"> </text:span><text:span text:style-name="T35">delle</text:span><text:span text:style-name="T211"> </text:span><text:span text:style-name="T35">quote</text:span><text:span text:style-name="T211"> </text:span><text:span text:style-name="T35">annualmente</text:span><text:span text:style-name="T212"> </text:span><text:span text:style-name="T35">stabilite</text:span><text:span text:style-name="T211"> </text:span><text:span text:style-name="T35">dall’apposito</text:span><text:span text:style-name="T211"> </text:span><text:span text:style-name="T35">de- creto</text:span><text:span text:style-name="T173"> </text:span><text:span text:style-name="T35">di</text:span><text:span text:style-name="T173"> </text:span><text:span text:style-name="T35">programmazione</text:span><text:span text:style-name="T173"> </text:span><text:span text:style-name="T35">dei</text:span><text:span text:style-name="T173"> </text:span><text:span text:style-name="T35">flussi</text:span><text:span text:style-name="T173"> </text:span><text:span text:style-name="T35">di</text:span><text:span text:style-name="T173"> </text:span><text:span text:style-name="T35">ingresso</text:span><text:span text:style-name="T173"> </text:span><text:span text:style-name="T35">per</text:span><text:span text:style-name="T174"> </text:span><text:span text:style-name="T35">motivi</text:span><text:span text:style-name="T173"> </text:span><text:span text:style-name="T35">di</text:span><text:span text:style-name="T173"> </text:span><text:span text:style-name="T35">lavoro</text:span><text:span text:style-name="T173"> </text:span><text:span text:style-name="T35">stagionale. La richiesta di assunzione può essere fatta da un datore di lavoro italiano o straniero</text:span><text:span text:style-name="T176"> </text:span><text:span text:style-name="T35">regolarmente</text:span><text:span text:style-name="T173"> </text:span><text:span text:style-name="T35">soggiornante</text:span><text:span text:style-name="T173"> </text:span><text:span text:style-name="T35">in</text:span><text:span text:style-name="T176"> </text:span><text:span text:style-name="T35">Italia,</text:span><text:span text:style-name="T173"> </text:span><text:span text:style-name="T35">nei</text:span><text:span text:style-name="T173"> </text:span><text:span text:style-name="T35">confronti</text:span><text:span text:style-name="T176"> </text:span><text:span text:style-name="T35">di</text:span><text:span text:style-name="T173"> </text:span><text:span text:style-name="T35">un</text:span><text:span text:style-name="T173"> </text:span><text:span text:style-name="T35">lavoratore</text:span><text:span text:style-name="T176"> </text:span><text:span text:style-name="T39">re- </text:span><text:span text:style-name="T35">sidente all’estero appartenente ad una delle nazionalità indicate nel decreto flussi.</text:span></text:p>
        <text:p text:style-name="P817"><text:span text:style-name="T35">Le</text:span><text:span text:style-name="T199"> </text:span><text:span text:style-name="T162">procedure</text:span><text:span text:style-name="T199"> </text:span><text:span text:style-name="T35">di</text:span><text:span text:style-name="T199"> </text:span><text:span text:style-name="T162">ingresso</text:span><text:span text:style-name="T199"> </text:span><text:span text:style-name="T35">per</text:span><text:span text:style-name="T199"> </text:span><text:span text:style-name="T162">lavoro</text:span><text:span text:style-name="T199"> </text:span><text:span text:style-name="T162">stagionale</text:span><text:span text:style-name="T199"> </text:span><text:span text:style-name="T162">ricalcano,</text:span><text:span text:style-name="T199"> </text:span><text:span text:style-name="T35">in</text:span><text:span text:style-name="T199"> </text:span><text:span text:style-name="T35">via</text:span><text:span text:style-name="T199"> </text:span><text:span text:style-name="T162">generale,</text:span><text:span text:style-name="T199"> </text:span><text:span text:style-name="T162">quelle </text:span><text:span text:style-name="T35">previste per il lavoro a tempo determinato ed indeterminato non stagionale, con alcune differenze introdotte prevalentemente per rendere più veloce ed agile l’instaurazione di tali rapporti di</text:span><text:span text:style-name="T194"> </text:span><text:span text:style-name="T35">lavoro.</text:span></text:p>
        <text:p text:style-name="P948"><text:span text:style-name="T35">Le</text:span><text:span text:style-name="T216"> </text:span><text:span text:style-name="T35">domande</text:span><text:span text:style-name="T216"> </text:span><text:span text:style-name="T35">di</text:span><text:span text:style-name="T216"> </text:span><text:span text:style-name="T35">assunzione</text:span><text:span text:style-name="T216"> </text:span><text:span text:style-name="T35">possono</text:span><text:span text:style-name="T187"> </text:span><text:span text:style-name="T35">essere</text:span><text:span text:style-name="T216"> </text:span><text:span text:style-name="T35">presentate</text:span><text:span text:style-name="T216"> </text:span><text:span text:style-name="T35">per</text:span><text:span text:style-name="T216"> </text:span><text:span text:style-name="T35">via</text:span><text:span text:style-name="T187"> </text:span><text:span text:style-name="T35">telematica</text:span><text:span text:style-name="T216"> </text:span><text:span text:style-name="T35">dal</text:span><text:span text:style-name="T216"> </text:span><text:span text:style-name="T35">da- tore</text:span><text:span text:style-name="T203"> </text:span><text:span text:style-name="T35">di</text:span><text:span text:style-name="T39"> </text:span><text:span text:style-name="T35">lavoro</text:span><text:span text:style-name="T39"> </text:span><text:span text:style-name="T35">o</text:span><text:span text:style-name="T39"> </text:span><text:span text:style-name="T35">dalle</text:span><text:span text:style-name="T39"> </text:span><text:span text:style-name="T35">associazioni</text:span><text:span text:style-name="T39"> </text:span><text:span text:style-name="T35">di</text:span><text:span text:style-name="T39"> </text:span><text:span text:style-name="T35">categoria</text:span><text:span text:style-name="T39"> </text:span><text:span text:style-name="T35">per</text:span><text:span text:style-name="T39"> </text:span><text:span text:style-name="T35">conto</text:span><text:span text:style-name="T39"> </text:span><text:span text:style-name="T35">dei</text:span><text:span text:style-name="T39"> </text:span><text:span text:style-name="T35">loro</text:span><text:span text:style-name="T39"> </text:span><text:span text:style-name="T35">associati.</text:span></text:p>
        <text:p text:style-name="P998"><text:span text:style-name="T35">Le</text:span><text:span text:style-name="T173"> </text:span><text:span text:style-name="T35">domande</text:span><text:span text:style-name="T173"> </text:span><text:span text:style-name="T35">vanno</text:span><text:span text:style-name="T173"> </text:span><text:span text:style-name="T35">inviate</text:span><text:span text:style-name="T173"> </text:span><text:span text:style-name="T35">allo</text:span><text:span text:style-name="T173"> </text:span><text:span text:style-name="T35">Sportello</text:span><text:span text:style-name="T173"> </text:span><text:span text:style-name="T35">Unico</text:span><text:span text:style-name="T173"> </text:span><text:span text:style-name="T35">per</text:span><text:span text:style-name="T173"> </text:span><text:span text:style-name="T35">l’immigrazione</text:span><text:span text:style-name="T173"> </text:span><text:span text:style-name="T35">esclusiva- mente con modalità telematiche, attraverso il sito </text:span><text:span text:style-name="T221">https://nullaostalavoro.in-</text:span><text:span text:style-name="T35"> </text:span><text:span text:style-name="T221">terno.it/</text:span><text:span text:style-name="T35">, compilando il relativo modulo di</text:span><text:span text:style-name="T190"> </text:span><text:span text:style-name="T35">domanda</text:span></text:p>
        <text:p text:style-name="P785"/>
        <text:list xml:id="list153419137997472" text:continue-numbering="true" text:style-name="WWNum2">
          <text:list-item>
            <text:h text:style-name="P183" text:outline-level="3"><text:span text:style-name="T389">E poi,</text:span><text:span text:style-name="T446"> </text:span><text:span text:style-name="T389">cosa succede? Quanto bisogna aspettare?</text:span></text:h>
          </text:list-item>
        </text:list>
        <text:p text:style-name="P914"><text:span text:style-name="T35">Il nulla osta all’ingresso dovrebbe essere rilasciato dallo Sportello Unico</text:span><text:span text:style-name="T190"> </text:span><text:span text:style-name="T35">per l’immigrazione entro 20 giorni dalla presentazione della</text:span><text:span text:style-name="T179"> </text:span><text:span text:style-name="T35">domanda.</text:span></text:p>
        <text:p text:style-name="P909"><text:span text:style-name="T35">Dal</text:span><text:span text:style-name="T194"> </text:span><text:span text:style-name="T35">2012</text:span><text:span text:style-name="T194"> </text:span><text:span text:style-name="T35">è</text:span><text:span text:style-name="T176"> </text:span><text:span text:style-name="T35">in</text:span><text:span text:style-name="T194"> </text:span><text:span text:style-name="T35">vigore</text:span><text:span text:style-name="T194"> </text:span><text:span text:style-name="T35">una</text:span><text:span text:style-name="T176"> </text:span><text:span text:style-name="T35">procedura</text:span><text:span text:style-name="T194"> </text:span><text:span text:style-name="T35">agevolata</text:span><text:span text:style-name="T176"> </text:span><text:span text:style-name="T35">di</text:span><text:span text:style-name="T194"> </text:span><text:span text:style-name="T225">silenzio</text:span><text:span text:style-name="T195"> </text:span><text:span text:style-name="T225">–</text:span><text:span text:style-name="T177"> </text:span><text:span text:style-name="T225">assenso</text:span><text:span text:style-name="T195"> </text:span><text:span text:style-name="T35">in</text:span><text:span text:style-name="T176"> </text:span><text:span text:style-name="T35">base</text:span><text:span text:style-name="T194"> </text:span><text:span text:style-name="T35">alla </text:span><text:span text:style-name="T162">quale</text:span><text:span text:style-name="T199"> </text:span><text:span text:style-name="T162">quando</text:span><text:span text:style-name="T199"> </text:span><text:span text:style-name="T35">lo</text:span><text:span text:style-name="T199"> </text:span><text:span text:style-name="T162">Sportello</text:span><text:span text:style-name="T199"> </text:span><text:span text:style-name="T162">Unico,</text:span><text:span text:style-name="T180"> </text:span><text:span text:style-name="T162">trascorsi</text:span><text:span text:style-name="T199"> </text:span><text:span text:style-name="T162">venti</text:span><text:span text:style-name="T199"> </text:span><text:span text:style-name="T162">giorni,</text:span><text:span text:style-name="T199"> </text:span><text:span text:style-name="T35">non</text:span><text:span text:style-name="T180"> </text:span><text:span text:style-name="T162">comunichi</text:span><text:span text:style-name="T199"> </text:span><text:span text:style-name="T35">al</text:span><text:span text:style-name="T199"> </text:span><text:span text:style-name="T162">datore </text:span><text:span text:style-name="T35">di</text:span><text:span text:style-name="T196"> </text:span><text:span text:style-name="T35">lavoro</text:span><text:span text:style-name="T199"> </text:span><text:span text:style-name="T35">il</text:span><text:span text:style-name="T199"> </text:span><text:span text:style-name="T35">proprio</text:span><text:span text:style-name="T199"> </text:span><text:span text:style-name="T35">diniego</text:span><text:span text:style-name="T199"> </text:span><text:span text:style-name="T35">alla</text:span><text:span text:style-name="T199"> </text:span><text:span text:style-name="T35">richiesta,</text:span><text:span text:style-name="T196"> </text:span><text:span text:style-name="T35">questa</text:span><text:span text:style-name="T199"> </text:span><text:span text:style-name="T35">si</text:span><text:span text:style-name="T199"> </text:span><text:span text:style-name="T35">ritiene</text:span><text:span text:style-name="T199"> </text:span><text:span text:style-name="T35">accolta</text:span><text:span text:style-name="T199"> </text:span><text:span text:style-name="T35">se</text:span><text:span text:style-name="T199"> </text:span><text:span text:style-name="T35">sono</text:span><text:span text:style-name="T196"> </text:span><text:span text:style-name="T35">sod- disfatte le seguenti</text:span><text:span text:style-name="T170"> </text:span><text:span text:style-name="T35">condizioni:</text:span></text:p>
        <text:list xml:id="list153418527578670" text:continue-list="list153417235313390" text:style-name="WWNum6">
          <text:list-item>
            <text:p text:style-name="P360"><text:span text:style-name="T47">la</text:span><text:span text:style-name="T80"> </text:span><text:span text:style-name="T47">richiesta</text:span><text:span text:style-name="T104"> </text:span><text:span text:style-name="T47">riguardi</text:span><text:span text:style-name="T80"> </text:span><text:span text:style-name="T47">uno</text:span><text:span text:style-name="T104"> </text:span><text:span text:style-name="T47">straniero</text:span><text:span text:style-name="T104"> </text:span><text:span text:style-name="T47">già</text:span><text:span text:style-name="T80"> </text:span><text:span text:style-name="T47">autorizzato</text:span><text:span text:style-name="T104"> </text:span><text:span text:style-name="T47">l’anno</text:span><text:span text:style-name="T80"> </text:span><text:span text:style-name="T47">precedente</text:span><text:span text:style-name="T104"> </text:span><text:span text:style-name="T47">a</text:span><text:span text:style-name="T104"> </text:span><text:span text:style-name="T47">prestare lavoro stagionale presso lo stesso datore di lavoro</text:span><text:span text:style-name="T141"> </text:span><text:span text:style-name="T47">richiedente;</text:span></text:p>
          </text:list-item>
          <text:list-item>
            <text:p text:style-name="P437"><text:span text:style-name="T47">il lavoratore stagionale nell’anno precedente sia stato regolarmente</text:span><text:span text:style-name="T96"> </text:span><text:span text:style-name="T47">assunto dal</text:span><text:span text:style-name="T67"> </text:span><text:span text:style-name="T47">datore</text:span><text:span text:style-name="T67"> </text:span><text:span text:style-name="T47">di</text:span><text:span text:style-name="T72"> </text:span><text:span text:style-name="T47">lavoro</text:span><text:span text:style-name="T67"> </text:span><text:span text:style-name="T47">e</text:span><text:span text:style-name="T72"> </text:span><text:span text:style-name="T47">sia</text:span><text:span text:style-name="T67"> </text:span><text:span text:style-name="T47">tornato</text:span><text:span text:style-name="T67"> </text:span><text:span text:style-name="T47">in</text:span><text:span text:style-name="T72"> </text:span><text:span text:style-name="T47">patria</text:span><text:span text:style-name="T67"> </text:span><text:span text:style-name="T47">alla</text:span><text:span text:style-name="T72"> </text:span><text:span text:style-name="T47">scadenza</text:span><text:span text:style-name="T67"> </text:span><text:span text:style-name="T47">del</text:span><text:span text:style-name="T72"> </text:span><text:span text:style-name="T47">permesso.</text:span><text:span text:style-name="T80"> </text:span><text:span text:style-name="T47">Al</text:span><text:span text:style-name="T67"> </text:span><text:span text:style-name="T47">fine di</text:span><text:span text:style-name="T110"> </text:span><text:span text:style-name="T47">avvalersi</text:span><text:span text:style-name="T101"> </text:span><text:span text:style-name="T47">di</text:span><text:span text:style-name="T110"> </text:span><text:span text:style-name="T47">tale</text:span><text:span text:style-name="T101"> </text:span><text:span text:style-name="T47">semplificazione</text:span><text:span text:style-name="T101"> </text:span><text:span text:style-name="T47">è</text:span><text:span text:style-name="T110"> </text:span><text:span text:style-name="T47">però</text:span><text:span text:style-name="T101"> </text:span><text:span text:style-name="T47">necessario,</text:span><text:span text:style-name="T110"> </text:span><text:span text:style-name="T47">che</text:span><text:span text:style-name="T101"> </text:span><text:span text:style-name="T47">il</text:span><text:span text:style-name="T101"> </text:span><text:span text:style-name="T47">datore</text:span><text:span text:style-name="T110"> </text:span><text:span text:style-name="T47">di</text:span><text:span text:style-name="T101"> </text:span><text:span text:style-name="T47">lavoro specifichi,</text:span><text:span text:style-name="T67"> </text:span><text:span text:style-name="T47">nell’apposito</text:span><text:span text:style-name="T67"> </text:span><text:span text:style-name="T47">campo</text:span><text:span text:style-name="T72"> </text:span><text:span text:style-name="T47">inserito</text:span><text:span text:style-name="T67"> </text:span><text:span text:style-name="T47">nel</text:span><text:span text:style-name="T67"> </text:span><text:span text:style-name="T47">modello</text:span><text:span text:style-name="T72"> </text:span><text:span text:style-name="T47">C-stag</text:span><text:span text:style-name="T67"> </text:span><text:span text:style-name="T47">i</text:span><text:span text:style-name="T72"> </text:span><text:span text:style-name="T47">dati,</text:span><text:span text:style-name="T67"> </text:span><text:span text:style-name="T47">relativi</text:span><text:span text:style-name="T67"> </text:span><text:span text:style-name="T47">al- l’anno precedente, della comunicazione obbligatoria riferita</text:span><text:span text:style-name="T48"> </text:span><text:span text:style-name="T47">all’assunzione</text:span></text:p>
          </text:list-item>
        </text:list>
        <text:p text:style-name="P1175"><text:span text:style-name="T35">del</text:span><text:span text:style-name="T166"> </text:span><text:span text:style-name="T35">lavoratore</text:span><text:span text:style-name="T170"> </text:span><text:span text:style-name="T35">e</text:span><text:span text:style-name="T166"> </text:span><text:span text:style-name="T35">quelli</text:span><text:span text:style-name="T170"> </text:span><text:span text:style-name="T35">del</text:span><text:span text:style-name="T166"> </text:span><text:span text:style-name="T35">permesso</text:span><text:span text:style-name="T170"> </text:span><text:span text:style-name="T35">di</text:span><text:span text:style-name="T170"> </text:span><text:span text:style-name="T35">soggiorno</text:span><text:span text:style-name="T166"> </text:span><text:span text:style-name="T35">o</text:span><text:span text:style-name="T170"> </text:span><text:span text:style-name="T35">dell’assicurata</text:span><text:span text:style-name="T166"> </text:span><text:span text:style-name="T35">posseduti da</text:span><text:span text:style-name="T162"> </text:span><text:span text:style-name="T35">quest’ultimo.</text:span></text:p>
        <text:list xml:id="list153418991359112" text:continue-numbering="true" text:style-name="WWNum6">
          <text:list-item>
            <text:p text:style-name="P346"><text:span text:style-name="T47">Il</text:span><text:span text:style-name="T61"> </text:span><text:span text:style-name="T47">nulla</text:span><text:span text:style-name="T117"> </text:span><text:span text:style-name="T47">osta</text:span><text:span text:style-name="T61"> </text:span><text:span text:style-name="T47">al</text:span><text:span text:style-name="T117"> </text:span><text:span text:style-name="T47">lavoro</text:span><text:span text:style-name="T117"> </text:span><text:span text:style-name="T47">stagionale</text:span><text:span text:style-name="T61"> </text:span><text:span text:style-name="T47">ha</text:span><text:span text:style-name="T117"> </text:span><text:span text:style-name="T47">una</text:span><text:span text:style-name="T61"> </text:span><text:span text:style-name="T47">validità</text:span><text:span text:style-name="T117"> </text:span><text:span text:style-name="T47">minima</text:span><text:span text:style-name="T117"> </text:span><text:span text:style-name="T47">di</text:span><text:span text:style-name="T61"> </text:span><text:span text:style-name="T47">20</text:span><text:span text:style-name="T117"> </text:span><text:span text:style-name="T47">giorni</text:span><text:span text:style-name="T61"> </text:span><text:span text:style-name="T47">ed</text:span><text:span text:style-name="T117"> </text:span><text:span text:style-name="T47">mas- sima di 9 mesi decorrenti dalla data di sottoscrizione del contratto di sog- giorno.</text:span><text:span text:style-name="T100"> </text:span><text:span text:style-name="T47">In</text:span><text:span text:style-name="T85"> </text:span><text:span text:style-name="T47">questo</text:span><text:span text:style-name="T85"> </text:span><text:span text:style-name="T47">arco</text:span><text:span text:style-name="T85"> </text:span><text:span text:style-name="T47">di</text:span><text:span text:style-name="T85"> </text:span><text:span text:style-name="T47">tempo</text:span><text:span text:style-name="T85"> </text:span><text:span text:style-name="T47">è</text:span><text:span text:style-name="T85"> </text:span><text:span text:style-name="T47">possibile</text:span><text:span text:style-name="T100"> </text:span><text:span text:style-name="T47">cambiare</text:span><text:span text:style-name="T85"> </text:span><text:span text:style-name="T47">datore</text:span><text:span text:style-name="T85"> </text:span><text:span text:style-name="T47">di</text:span><text:span text:style-name="T85"> </text:span><text:span text:style-name="T47">lavoro,</text:span><text:span text:style-name="T85"> </text:span><text:span text:style-name="T47">purché si resti sempre nell’ambito del lavoro</text:span><text:span text:style-name="T113"> </text:span><text:span text:style-name="T47">stagionale.</text:span></text:p>
          </text:list-item>
        </text:list>
        <text:p text:style-name="P718"/>
        <text:list xml:id="list153417072491534" text:continue-list="list153419137997472" text:style-name="WWNum2">
          <text:list-item>
            <text:h text:style-name="P172" text:outline-level="3"><text:span text:style-name="T389">Che</text:span><text:span text:style-name="T419"> </text:span><text:span text:style-name="T389">cos’è</text:span><text:span text:style-name="T421"> </text:span><text:span text:style-name="T389">il</text:span><text:span text:style-name="T421"> </text:span><text:span text:style-name="T389">nulla</text:span><text:span text:style-name="T419"> </text:span><text:span text:style-name="T389">osta</text:span><text:span text:style-name="T421"> </text:span><text:span text:style-name="T389">pluriennale</text:span><text:span text:style-name="T421"> </text:span><text:span text:style-name="T389">al</text:span><text:span text:style-name="T421"> </text:span><text:span text:style-name="T411">lavoro</text:span><text:span text:style-name="T419"> </text:span><text:span text:style-name="T389">stagionale?</text:span></text:h>
          </text:list-item>
        </text:list>
        <text:p text:style-name="P1047"><text:span text:style-name="T35">Allo</text:span><text:span text:style-name="T39"> </text:span><text:span text:style-name="T35">straniero</text:span><text:span text:style-name="T39"> </text:span><text:span text:style-name="T35">che</text:span><text:span text:style-name="T39"> </text:span><text:span text:style-name="T35">dimostri</text:span><text:span text:style-name="T39"> </text:span><text:span text:style-name="T35">di</text:span><text:span text:style-name="T39"> </text:span><text:span text:style-name="T35">essere</text:span><text:span text:style-name="T36"> </text:span><text:span text:style-name="T35">venuto</text:span><text:span text:style-name="T39"> </text:span><text:span text:style-name="T35">in</text:span><text:span text:style-name="T39"> </text:span><text:span text:style-name="T35">Italia</text:span><text:span text:style-name="T39"> </text:span><text:span text:style-name="T35">almeno</text:span><text:span text:style-name="T39"> </text:span><text:span text:style-name="T35">2</text:span><text:span text:style-name="T39"> </text:span><text:span text:style-name="T35">anni</text:span><text:span text:style-name="T36"> </text:span><text:span text:style-name="T35">di</text:span><text:span text:style-name="T39"> </text:span><text:span text:style-name="T35">seguito per</text:span><text:span text:style-name="T36"> </text:span><text:span text:style-name="T35">prestare</text:span><text:span text:style-name="T36"> </text:span><text:span text:style-name="T35">lavoro</text:span><text:span text:style-name="T36"> </text:span><text:span text:style-name="T35">stagionale</text:span><text:span text:style-name="T36"> </text:span><text:span text:style-name="T35">può</text:span><text:span text:style-name="T36"> </text:span><text:span text:style-name="T35">essere</text:span><text:span text:style-name="T36"> </text:span><text:span text:style-name="T35">rilasciato</text:span><text:span text:style-name="T162"> </text:span><text:span text:style-name="T35">un</text:span><text:span text:style-name="T36"> </text:span><text:span text:style-name="T35">permesso</text:span><text:span text:style-name="T36"> </text:span><text:span text:style-name="T35">di</text:span><text:span text:style-name="T36"> </text:span><text:span text:style-name="T35">soggiorno triennale,</text:span><text:span text:style-name="T166"> </text:span><text:span text:style-name="T35">sempre</text:span><text:span text:style-name="T166"> </text:span><text:span text:style-name="T35">per</text:span><text:span text:style-name="T170"> </text:span><text:span text:style-name="T35">lavoro</text:span><text:span text:style-name="T166"> </text:span><text:span text:style-name="T35">stagionale.</text:span><text:span text:style-name="T170"> </text:span><text:span text:style-name="T35">La</text:span><text:span text:style-name="T166"> </text:span><text:span text:style-name="T35">durata</text:span><text:span text:style-name="T170"> </text:span><text:span text:style-name="T35">temporale</text:span><text:span text:style-name="T166"> </text:span><text:span text:style-name="T35">di</text:span><text:span text:style-name="T170"> </text:span><text:span text:style-name="T35">ogni</text:span><text:span text:style-name="T166"> </text:span><text:span text:style-name="T35">anno</text:span><text:span text:style-name="T170"> </text:span><text:span text:style-name="T35">è</text:span><text:span text:style-name="T166"> </text:span><text:span text:style-name="T35">la stessa</text:span><text:span text:style-name="T166"> </text:span><text:span text:style-name="T35">dell’ultimo</text:span><text:span text:style-name="T166"> </text:span><text:span text:style-name="T35">dei</text:span><text:span text:style-name="T170"> </text:span><text:span text:style-name="T35">due</text:span><text:span text:style-name="T166"> </text:span><text:span text:style-name="T35">anni</text:span><text:span text:style-name="T170"> </text:span><text:span text:style-name="T35">precedenti.</text:span><text:span text:style-name="T166"> </text:span><text:span text:style-name="T35">Per</text:span><text:span text:style-name="T166"> </text:span><text:span text:style-name="T35">accogliere</text:span><text:span text:style-name="T170"> </text:span><text:span text:style-name="T35">la</text:span><text:span text:style-name="T166"> </text:span><text:span text:style-name="T35">domanda</text:span><text:span text:style-name="T170"> </text:span><text:span text:style-name="T35">di</text:span><text:span text:style-name="T166"> </text:span><text:span text:style-name="T35">nulla osta</text:span><text:span text:style-name="T174"> </text:span><text:span text:style-name="T35">al</text:span><text:span text:style-name="T183"> </text:span><text:span text:style-name="T35">lavoro</text:span><text:span text:style-name="T183"> </text:span><text:span text:style-name="T35">pluriennale,</text:span><text:span text:style-name="T183"> </text:span><text:span text:style-name="T35">i</text:span><text:span text:style-name="T183"> </text:span><text:span text:style-name="T35">due</text:span><text:span text:style-name="T183"> </text:span><text:span text:style-name="T35">rapporti</text:span><text:span text:style-name="T183"> </text:span><text:span text:style-name="T35">di</text:span><text:span text:style-name="T183"> </text:span><text:span text:style-name="T35">lavoro</text:span><text:span text:style-name="T183"> </text:span><text:span text:style-name="T35">stagionale</text:span><text:span text:style-name="T183"> </text:span><text:span text:style-name="T35">pregressi</text:span><text:span text:style-name="T183"> </text:span><text:span text:style-name="T35">non</text:span><text:span text:style-name="T183"> </text:span><text:span text:style-name="T35">de- vono</text:span><text:span text:style-name="T219"> </text:span><text:span text:style-name="T35">essere</text:span><text:span text:style-name="T219"> </text:span><text:span text:style-name="T35">necessariamente</text:span><text:span text:style-name="T219"> </text:span><text:span text:style-name="T35">quelli</text:span><text:span text:style-name="T219"> </text:span><text:span text:style-name="T35">precedenti</text:span><text:span text:style-name="T219"> </text:span><text:span text:style-name="T35">la</text:span><text:span text:style-name="T219"> </text:span><text:span text:style-name="T35">presentazione</text:span><text:span text:style-name="T219"> </text:span><text:span text:style-name="T35">della</text:span><text:span text:style-name="T219"> </text:span><text:span text:style-name="T35">domanda. Il</text:span><text:span text:style-name="T36"> </text:span><text:span text:style-name="T35">datore</text:span><text:span text:style-name="T36"> </text:span><text:span text:style-name="T35">di</text:span><text:span text:style-name="T36"> </text:span><text:span text:style-name="T35">lavoro</text:span><text:span text:style-name="T36"> </text:span><text:span text:style-name="T35">deve</text:span><text:span text:style-name="T36"> </text:span><text:span text:style-name="T35">richiedere</text:span><text:span text:style-name="T36"> </text:span><text:span text:style-name="T35">allo</text:span><text:span text:style-name="T36"> </text:span><text:span text:style-name="T35">Sportello</text:span><text:span text:style-name="T162"> </text:span><text:span text:style-name="T35">Unico</text:span><text:span text:style-name="T36"> </text:span><text:span text:style-name="T35">per</text:span><text:span text:style-name="T36"> </text:span><text:span text:style-name="T35">l’Immigrazione</text:span><text:span text:style-name="T36"> </text:span><text:span text:style-name="T35">il </text:span><text:span text:style-name="T162">rilascio</text:span><text:span text:style-name="T196"> </text:span><text:span text:style-name="T35">del</text:span><text:span text:style-name="T199"> </text:span><text:span text:style-name="T162">nullaosta</text:span><text:span text:style-name="T199"> </text:span><text:span text:style-name="T35">al</text:span><text:span text:style-name="T199"> </text:span><text:span text:style-name="T162">lavoro</text:span><text:span text:style-name="T199"> </text:span><text:span text:style-name="T162">pluriennale,</text:span><text:span text:style-name="T199"> </text:span><text:span text:style-name="T162">utilizzando</text:span><text:span text:style-name="T199"> </text:span><text:span text:style-name="T35">il</text:span><text:span text:style-name="T196"> </text:span><text:span text:style-name="T162">modulo</text:span><text:span text:style-name="T199"> </text:span><text:span text:style-name="T162">appositamente </text:span><text:span text:style-name="T35">predisposto.</text:span></text:p>
        <text:p text:style-name="P1127"><text:span text:style-name="T35">La domanda può essere presentata anche da un datore di lavoro diverso da quello delle due precedenti annualità.</text:span></text:p>
        <text:p text:style-name="P1176"><text:span text:style-name="T35">Lo</text:span><text:span text:style-name="T199"> </text:span><text:span text:style-name="T35">Sportello</text:span><text:span text:style-name="T199"> </text:span><text:span text:style-name="T35">unico,</text:span><text:span text:style-name="T180"> </text:span><text:span text:style-name="T35">accertati</text:span><text:span text:style-name="T199"> </text:span><text:span text:style-name="T35">i</text:span><text:span text:style-name="T180"> </text:span><text:span text:style-name="T35">requisiti,</text:span><text:span text:style-name="T199"> </text:span><text:span text:style-name="T35">rilascia</text:span><text:span text:style-name="T180"> </text:span><text:span text:style-name="T35">il</text:span><text:span text:style-name="T199"> </text:span><text:span text:style-name="T35">nullaosta</text:span><text:span text:style-name="T180"> </text:span><text:span text:style-name="T35">triennale,</text:span><text:span text:style-name="T199"> </text:span><text:span text:style-name="T35">con</text:span><text:span text:style-name="T180"> </text:span><text:span text:style-name="T36">l’in- </text:span><text:span text:style-name="T35">dicazione del periodo annuale di</text:span><text:span text:style-name="T174"> </text:span><text:span text:style-name="T35">validità.</text:span></text:p>
        <text:p text:style-name="P1050"><text:span text:style-name="T35">Uno</text:span><text:span text:style-name="T180"> </text:span><text:span text:style-name="T35">dei</text:span><text:span text:style-name="T180"> </text:span><text:span text:style-name="T35">principali</text:span><text:span text:style-name="T180"> </text:span><text:span text:style-name="T35">vantaggi</text:span><text:span text:style-name="T180"> </text:span><text:span text:style-name="T35">del</text:span><text:span text:style-name="T166"> </text:span><text:span text:style-name="T35">permesso</text:span><text:span text:style-name="T180"> </text:span><text:span text:style-name="T35">pluriennale</text:span><text:span text:style-name="T180"> </text:span><text:span text:style-name="T35">è</text:span><text:span text:style-name="T180"> </text:span><text:span text:style-name="T35">quello</text:span><text:span text:style-name="T180"> </text:span><text:span text:style-name="T35">di</text:span><text:span text:style-name="T166"> </text:span><text:span text:style-name="T35">consentire</text:span><text:span text:style-name="T180"> </text:span><text:span text:style-name="T35">al lavoratore</text:span><text:span text:style-name="T173"> </text:span><text:span text:style-name="T35">stagionale</text:span><text:span text:style-name="T173"> </text:span><text:span text:style-name="T35">di</text:span><text:span text:style-name="T174"> </text:span><text:span text:style-name="T35">fare</text:span><text:span text:style-name="T173"> </text:span><text:span text:style-name="T35">ingresso</text:span><text:span text:style-name="T174"> </text:span><text:span text:style-name="T35">in</text:span><text:span text:style-name="T173"> </text:span><text:span text:style-name="T35">Italia</text:span><text:span text:style-name="T174"> </text:span><text:span text:style-name="T35">l’anno</text:span><text:span text:style-name="T173"> </text:span><text:span text:style-name="T35">successivo</text:span><text:span text:style-name="T174"> </text:span><text:span text:style-name="T35">indipendente- mente dalla pubblicazione del decreto flussi per lavoro</text:span><text:span text:style-name="T186"> </text:span><text:span text:style-name="T35">stagionale.</text:span></text:p>
        <text:p text:style-name="P1049"><text:span text:style-name="T35">La</text:span><text:span text:style-name="T187"> </text:span><text:span text:style-name="T35">richiesta</text:span><text:span text:style-name="T190"> </text:span><text:span text:style-name="T35">di</text:span><text:span text:style-name="T187"> </text:span><text:span text:style-name="T35">assunzione</text:span><text:span text:style-name="T190"> </text:span><text:span text:style-name="T35">in</text:span><text:span text:style-name="T190"> </text:span><text:span text:style-name="T35">caso</text:span><text:span text:style-name="T187"> </text:span><text:span text:style-name="T35">di</text:span><text:span text:style-name="T190"> </text:span><text:span text:style-name="T35">permesso</text:span><text:span text:style-name="T190"> </text:span><text:span text:style-name="T35">stagionale</text:span><text:span text:style-name="T187"> </text:span><text:span text:style-name="T35">pluriennale</text:span><text:span text:style-name="T190"> </text:span><text:span text:style-name="T35">per</text:span><text:span text:style-name="T190"> </text:span><text:span text:style-name="T35">le</text:span><text:span text:style-name="T187"> </text:span><text:span text:style-name="T35">an- nualità</text:span><text:span text:style-name="T190"> </text:span><text:span text:style-name="T35">successive</text:span><text:span text:style-name="T190"> </text:span><text:span text:style-name="T35">alla</text:span><text:span text:style-name="T190"> </text:span><text:span text:style-name="T35">prima,</text:span><text:span text:style-name="T190"> </text:span><text:span text:style-name="T35">può</text:span><text:span text:style-name="T190"> </text:span><text:span text:style-name="T35">essere</text:span><text:span text:style-name="T190"> </text:span><text:span text:style-name="T162">effettuata</text:span><text:span text:style-name="T190"> </text:span><text:span text:style-name="T35">anche</text:span><text:span text:style-name="T190"> </text:span><text:span text:style-name="T35">da</text:span><text:span text:style-name="T190"> </text:span><text:span text:style-name="T35">un</text:span><text:span text:style-name="T194"> </text:span><text:span text:style-name="T35">datore</text:span><text:span text:style-name="T190"> </text:span><text:span text:style-name="T35">di</text:span><text:span text:style-name="T190"> </text:span><text:span text:style-name="T35">lavoro diverso</text:span><text:span text:style-name="T196"> </text:span><text:span text:style-name="T35">dal</text:span><text:span text:style-name="T199"> </text:span><text:span text:style-name="T35">datore</text:span><text:span text:style-name="T199"> </text:span><text:span text:style-name="T35">di</text:span><text:span text:style-name="T199"> </text:span><text:span text:style-name="T35">lavoro</text:span><text:span text:style-name="T199"> </text:span><text:span text:style-name="T35">che</text:span><text:span text:style-name="T199"> </text:span><text:span text:style-name="T35">ha</text:span><text:span text:style-name="T199"> </text:span><text:span text:style-name="T35">ottenuto</text:span><text:span text:style-name="T199"> </text:span><text:span text:style-name="T35">il</text:span><text:span text:style-name="T196"> </text:span><text:span text:style-name="T35">nullaosta</text:span><text:span text:style-name="T199"> </text:span><text:span text:style-name="T35">triennale</text:span><text:span text:style-name="T199"> </text:span><text:span text:style-name="T35">al</text:span><text:span text:style-name="T199"> </text:span><text:span text:style-name="T35">lavoro</text:span><text:span text:style-name="T199"> </text:span><text:span text:style-name="T35">sta- gionale.</text:span></text:p>
        <text:p text:style-name="P718"/>
        <text:list xml:id="list153419162407344" text:continue-numbering="true" text:style-name="WWNum2">
          <text:list-item>
            <text:h text:style-name="P189" text:outline-level="3"><text:span text:style-name="T389">È possibile convertire un permesso di soggiorno rilasciato per</text:span><text:span text:style-name="T394"> </text:span><text:span text:style-name="T389">motivi</text:span><text:span text:style-name="T393"> </text:span><text:span text:style-name="T389">di</text:span><text:span text:style-name="T394"> </text:span><text:span text:style-name="T411">lavoro</text:span><text:span text:style-name="T393"> </text:span><text:span text:style-name="T389">stagionale</text:span><text:span text:style-name="T393"> </text:span><text:span text:style-name="T389">in</text:span><text:span text:style-name="T394"> </text:span><text:span text:style-name="T389">un</text:span><text:span text:style-name="T393"> </text:span><text:span text:style-name="T389">permesso</text:span><text:span text:style-name="T394"> </text:span><text:span text:style-name="T389">per</text:span><text:span text:style-name="T393"> </text:span><text:span text:style-name="T389">motivi</text:span><text:span text:style-name="T393"> </text:span><text:span text:style-name="T389">di</text:span><text:span text:style-name="T394"> </text:span><text:span text:style-name="T411">lavoro </text:span><text:span text:style-name="T390">subordinato?</text:span></text:h>
          </text:list-item>
        </text:list>
        <text:p text:style-name="P1051"><text:span text:style-name="T35">Il</text:span><text:span text:style-name="T216"> </text:span><text:span text:style-name="T35">lavoratore</text:span><text:span text:style-name="T216"> </text:span><text:span text:style-name="T35">straniero</text:span><text:span text:style-name="T216"> </text:span><text:span text:style-name="T35">autorizzato</text:span><text:span text:style-name="T216"> </text:span><text:span text:style-name="T35">ad</text:span><text:span text:style-name="T216"> </text:span><text:span text:style-name="T35">entrare</text:span><text:span text:style-name="T187"> </text:span><text:span text:style-name="T35">in</text:span><text:span text:style-name="T216"> </text:span><text:span text:style-name="T35">Italia</text:span><text:span text:style-name="T216"> </text:span><text:span text:style-name="T35">per</text:span><text:span text:style-name="T216"> </text:span><text:span text:style-name="T35">lavoro</text:span><text:span text:style-name="T216"> </text:span><text:span text:style-name="T35">stagionale,</text:span><text:span text:style-name="T187"> </text:span><text:span text:style-name="T35">può convertire il permesso di soggiorno per lavoro stagionale in altro per lavoro subordinato - a tempo determinato o indeterminato -,nell’ambito delle</text:span><text:span text:style-name="T252"> </text:span><text:span text:style-name="T35">quote</text:span></text:p>
      </text:section>
      <text:p text:style-name="P1179"/>
      <text:p text:style-name="P728"/>
      <text:p text:style-name="P660"><draw:g text:anchor-type="as-char" draw:z-index="139" draw:style-name="gr5"><draw:line draw:style-name="gr6" draw:text-style-name="P1280" svg:x1="0in" svg:y1="0in" svg:x2="3.8228in" svg:y2="0in"><text:p/></draw:line></draw:g><text:span text:style-name="T483"><text:tab/></text:span><draw:g text:anchor-type="as-char" draw:z-index="140" draw:style-name="gr5"><draw:line draw:style-name="gr6" draw:text-style-name="P1280" svg:x1="0in" svg:y1="0in" svg:x2="3.8189in" svg:y2="0in"><text:p/></draw:line></draw:g></text:p>
      <text:p text:style-name="P800"/>
      <text:section text:style-name="Sect19" text:name="Section87">
        <text:p text:style-name="P736"><draw:rect text:anchor-type="char" draw:z-index="19" draw:style-name="gr9" draw:text-style-name="P1282" svg:width="9.0343in" svg:height="6.474in" svg:x="0.011in" svg:y="0.0102in"><text:p/></draw:rect><draw:rect text:anchor-type="char" draw:z-index="52" draw:style-name="gr7" draw:text-style-name="P1281" svg:width="0.0142in" svg:height="6.4961in" svg:x="4.511in" svg:y="0in"><text:p/></draw:rect><text:span text:style-name="T35">disponibili (il D.P.C.M. del 25 novembre 2013, ha fissato in 4.000 unità le quote destinate a tali conversioni).</text:span></text:p>
        <text:p text:style-name="P1180"><text:span text:style-name="T35">È necessario che al momento della presentazione della domanda il permesso di soggiorno per motivi di lavoro stagionale sia in corso di validità.</text:span></text:p>
        <text:p text:style-name="P957"><text:span text:style-name="T35">Il</text:span><text:span text:style-name="T196"> </text:span><text:span text:style-name="T162">lavoratore</text:span><text:span text:style-name="T199"> </text:span><text:span text:style-name="T162">straniero</text:span><text:span text:style-name="T196"> </text:span><text:span text:style-name="T162">deve</text:span><text:span text:style-name="T199"> </text:span><text:span text:style-name="T162">inviare</text:span><text:span text:style-name="T196"> </text:span><text:span text:style-name="T162">allo</text:span><text:span text:style-name="T199"> </text:span><text:span text:style-name="T162">Sportello</text:span><text:span text:style-name="T196"> </text:span><text:span text:style-name="T162">unico</text:span><text:span text:style-name="T199"> </text:span><text:span text:style-name="T35">per</text:span><text:span text:style-name="T196"> </text:span><text:span text:style-name="T162">l’immigrazione</text:span><text:span text:style-name="T199"> </text:span><text:span text:style-name="T35">la</text:span><text:span text:style-name="T196"> </text:span><text:span text:style-name="T35">ri- </text:span><text:span text:style-name="T162">chiesta </text:span><text:span text:style-name="T35">di </text:span><text:span text:style-name="T162">conversione </text:span><text:span text:style-name="T35">del </text:span><text:span text:style-name="T162">permesso </text:span><text:span text:style-name="T35">da </text:span><text:span text:style-name="T162">lavoro stagionale </text:span><text:span text:style-name="T35">a </text:span><text:span text:style-name="T162">lavoro subordinato esclusivamente </text:span><text:span text:style-name="T35">per via </text:span><text:span text:style-name="T162">telematica </text:span><text:span text:style-name="T35">– </text:span><text:span text:style-name="T162">collegandosi </text:span><text:span text:style-name="T35">al </text:span><text:span text:style-name="T162">sito </text:span><text:span text:style-name="T163">https://nullaostalavoro.interno.it</text:span><text:span text:style-name="T162">.</text:span></text:p>
        <text:p text:style-name="P813"><text:span text:style-name="T35">In</text:span><text:span text:style-name="T174"> </text:span><text:span text:style-name="T35">caso</text:span><text:span text:style-name="T174"> </text:span><text:span text:style-name="T35">di</text:span><text:span text:style-name="T174"> </text:span><text:span text:style-name="T35">sussistenza</text:span><text:span text:style-name="T174"> </text:span><text:span text:style-name="T35">delle</text:span><text:span text:style-name="T183"> </text:span><text:span text:style-name="T35">quote,</text:span><text:span text:style-name="T174"> </text:span><text:span text:style-name="T35">lo</text:span><text:span text:style-name="T174"> </text:span><text:span text:style-name="T35">straniero</text:span><text:span text:style-name="T174"> </text:span><text:span text:style-name="T35">viene</text:span><text:span text:style-name="T183"> </text:span><text:span text:style-name="T35">convocato</text:span><text:span text:style-name="T174"> </text:span><text:span text:style-name="T35">presso</text:span><text:span text:style-name="T174"> </text:span><text:span text:style-name="T35">lo</text:span><text:span text:style-name="T174"> </text:span><text:span text:style-name="T35">Spor- tello</text:span><text:span text:style-name="T199"> </text:span><text:span text:style-name="T35">unico</text:span><text:span text:style-name="T199"> </text:span><text:span text:style-name="T35">per</text:span><text:span text:style-name="T199"> </text:span><text:span text:style-name="T35">firmare</text:span><text:span text:style-name="T180"> </text:span><text:span text:style-name="T35">il</text:span><text:span text:style-name="T199"> </text:span><text:span text:style-name="T35">contratto</text:span><text:span text:style-name="T199"> </text:span><text:span text:style-name="T35">di</text:span><text:span text:style-name="T180"> </text:span><text:span text:style-name="T35">soggiorno</text:span><text:span text:style-name="T199"> </text:span><text:span text:style-name="T35">e</text:span><text:span text:style-name="T199"> </text:span><text:span text:style-name="T35">il</text:span><text:span text:style-name="T199"> </text:span><text:span text:style-name="T35">modulo</text:span><text:span text:style-name="T180"> </text:span><text:span text:style-name="T35">per</text:span><text:span text:style-name="T199"> </text:span><text:span text:style-name="T35">la</text:span><text:span text:style-name="T199"> </text:span><text:span text:style-name="T35">richiesta</text:span><text:span text:style-name="T180"> </text:span><text:span text:style-name="T35">del permesso di soggiorno per lavoro</text:span><text:span text:style-name="T173"> </text:span><text:span text:style-name="T35">subordinato.</text:span></text:p>
        <text:p text:style-name="P718"/>
        <text:p text:style-name="P904"><text:span text:style-name="T38">ATTEnzIonE: </text:span><text:span text:style-name="T35">Mentre in passato, per poter convertire il proprio permesso a carattere</text:span><text:span text:style-name="T36"> </text:span><text:span text:style-name="T35">stagionale,</text:span><text:span text:style-name="T36"> </text:span><text:span text:style-name="T35">in</text:span><text:span text:style-name="T39"> </text:span><text:span text:style-name="T35">un</text:span><text:span text:style-name="T36"> </text:span><text:span text:style-name="T35">permesso</text:span><text:span text:style-name="T36"> </text:span><text:span text:style-name="T35">per</text:span><text:span text:style-name="T36"> </text:span><text:span text:style-name="T35">lavoro</text:span><text:span text:style-name="T36"> </text:span><text:span text:style-name="T35">subordinato</text:span><text:span text:style-name="T36"> </text:span><text:span text:style-name="T35">non</text:span><text:span text:style-name="T36"> </text:span><text:span text:style-name="T35">stagionale,</text:span><text:span text:style-name="T36"> </text:span><text:span text:style-name="T35">il </text:span><text:span text:style-name="T36">lavoratore</text:span><text:span text:style-name="T196"> </text:span><text:span text:style-name="T36">doveva</text:span><text:span text:style-name="T199"> </text:span><text:span text:style-name="T162">dopo</text:span><text:span text:style-name="T199"> </text:span><text:span text:style-name="T35">il</text:span><text:span text:style-name="T199"> </text:span><text:span text:style-name="T36">primo</text:span><text:span text:style-name="T199"> </text:span><text:span text:style-name="T36">ingresso</text:span><text:span text:style-name="T199"> </text:span><text:span text:style-name="T162">per</text:span><text:span text:style-name="T199"> </text:span><text:span text:style-name="T36">lavoro</text:span><text:span text:style-name="T199"> </text:span><text:span text:style-name="T36">stagionale</text:span><text:span text:style-name="T199"> </text:span><text:span text:style-name="T35">in</text:span><text:span text:style-name="T199"> </text:span><text:span text:style-name="T36">Italia,</text:span><text:span text:style-name="T199"> </text:span><text:span text:style-name="T36">rientrare </text:span><text:span text:style-name="T35">nel</text:span><text:span text:style-name="T170"> </text:span><text:span text:style-name="T35">proprio</text:span><text:span text:style-name="T170"> </text:span><text:span text:style-name="T35">Paese</text:span><text:span text:style-name="T203"> </text:span><text:span text:style-name="T35">di</text:span><text:span text:style-name="T170"> </text:span><text:span text:style-name="T35">origine</text:span><text:span text:style-name="T203"> </text:span><text:span text:style-name="T35">e</text:span><text:span text:style-name="T170"> </text:span><text:span text:style-name="T35">fare</text:span><text:span text:style-name="T203"> </text:span><text:span text:style-name="T35">nuovamente</text:span><text:span text:style-name="T170"> </text:span><text:span text:style-name="T35">ingresso</text:span><text:span text:style-name="T203"> </text:span><text:span text:style-name="T35">per</text:span><text:span text:style-name="T170"> </text:span><text:span text:style-name="T35">lavoro</text:span><text:span text:style-name="T170"> </text:span><text:span text:style-name="T35">stagionale l’anno successivo, la </text:span><text:span text:style-name="T165">Circolare </text:span><text:span text:style-name="T225">congiunta del </text:span><text:span text:style-name="T165">Ministero </text:span><text:span text:style-name="T225">dell’Interno e del </text:span><text:span text:style-name="T165">Lavoro</text:span><text:span text:style-name="T175"> </text:span><text:span text:style-name="T225">del</text:span><text:span text:style-name="T175"> </text:span><text:span text:style-name="T225">5</text:span><text:span text:style-name="T185"> </text:span><text:span text:style-name="T165">novembre</text:span><text:span text:style-name="T175"> </text:span><text:span text:style-name="T165">2013</text:span><text:span text:style-name="T175"> </text:span><text:span text:style-name="T35">ha</text:span><text:span text:style-name="T183"> </text:span><text:span text:style-name="T162">chiarito</text:span><text:span text:style-name="T174"> </text:span><text:span text:style-name="T35">che</text:span><text:span text:style-name="T174"> </text:span><text:span text:style-name="T35">il</text:span><text:span text:style-name="T183"> </text:span><text:span text:style-name="T162">comma</text:span><text:span text:style-name="T174"> </text:span><text:span text:style-name="T35">4</text:span><text:span text:style-name="T174"> </text:span><text:span text:style-name="T162">dell’art.24,</text:span><text:span text:style-name="T183"> </text:span><text:span text:style-name="T35">del</text:span><text:span text:style-name="T174"> </text:span><text:span text:style-name="T162">D.Lgs. </text:span><text:span text:style-name="T35">n.286/98</text:span><text:span text:style-name="T212"> </text:span><text:span text:style-name="T35">vada</text:span><text:span text:style-name="T217"> </text:span><text:span text:style-name="T35">interpretato</text:span><text:span text:style-name="T212"> </text:span><text:span text:style-name="T35">nel</text:span><text:span text:style-name="T217"> </text:span><text:span text:style-name="T35">senso</text:span><text:span text:style-name="T217"> </text:span><text:span text:style-name="T35">che</text:span><text:span text:style-name="T212"> </text:span><text:span text:style-name="T35">i</text:span><text:span text:style-name="T217"> </text:span><text:span text:style-name="T35">lavoratori</text:span><text:span text:style-name="T212"> </text:span><text:span text:style-name="T35">stagionali</text:span><text:span text:style-name="T217"> </text:span><text:span text:style-name="T35">stranieri</text:span><text:span text:style-name="T217"> </text:span><text:span text:style-name="T35">devono </text:span><text:span text:style-name="T36">rientrare</text:span><text:span text:style-name="T183"> </text:span><text:span text:style-name="T36">nello</text:span><text:span text:style-name="T196"> </text:span><text:span text:style-name="T36">Stato</text:span><text:span text:style-name="T196"> </text:span><text:span text:style-name="T35">di</text:span><text:span text:style-name="T196"> </text:span><text:span text:style-name="T36">provenienza</text:span><text:span text:style-name="T196"> </text:span><text:span text:style-name="T162">solo</text:span><text:span text:style-name="T196"> </text:span><text:span text:style-name="T35">ai</text:span><text:span text:style-name="T196"> </text:span><text:span text:style-name="T162">fini</text:span><text:span text:style-name="T196"> </text:span><text:span text:style-name="T162">del</text:span><text:span text:style-name="T183"> </text:span><text:span text:style-name="T36">rilascio</text:span><text:span text:style-name="T196"> </text:span><text:span text:style-name="T35">di</text:span><text:span text:style-name="T196"> </text:span><text:span text:style-name="T35">un</text:span><text:span text:style-name="T196"> </text:span><text:span text:style-name="T36">nuovo</text:span><text:span text:style-name="T196"> </text:span><text:span text:style-name="T36">permesso </text:span><text:span text:style-name="T35">di soggiorno per lavoro stagionale, per l’anno successivo; mentre per la </text:span><text:span text:style-name="T162">con- </text:span><text:span text:style-name="T35">versione</text:span><text:span text:style-name="T173"> </text:span><text:span text:style-name="T35">in</text:span><text:span text:style-name="T173"> </text:span><text:span text:style-name="T35">permesso</text:span><text:span text:style-name="T174"> </text:span><text:span text:style-name="T35">di</text:span><text:span text:style-name="T173"> </text:span><text:span text:style-name="T35">soggiorno</text:span><text:span text:style-name="T173"> </text:span><text:span text:style-name="T35">per</text:span><text:span text:style-name="T174"> </text:span><text:span text:style-name="T35">lavoro</text:span><text:span text:style-name="T173"> </text:span><text:span text:style-name="T35">subordinato</text:span><text:span text:style-name="T173"> </text:span><text:span text:style-name="T35">non</text:span><text:span text:style-name="T174"> </text:span><text:span text:style-name="T35">stagionale,</text:span><text:span text:style-name="T173"> </text:span><text:span text:style-name="T35">spe- cificamente prevista dal secondo periodo del comma 4, dell’art.24, </text:span><text:span text:style-name="T162">devono </text:span><text:span text:style-name="T35">sussistere,</text:span><text:span text:style-name="T174"> </text:span><text:span text:style-name="T35">nei</text:span><text:span text:style-name="T174"> </text:span><text:span text:style-name="T35">limiti</text:span><text:span text:style-name="T183"> </text:span><text:span text:style-name="T35">delle</text:span><text:span text:style-name="T174"> </text:span><text:span text:style-name="T35">quote</text:span><text:span text:style-name="T174"> </text:span><text:span text:style-name="T35">di</text:span><text:span text:style-name="T183"> </text:span><text:span text:style-name="T35">ingresso,</text:span><text:span text:style-name="T174"> </text:span><text:span text:style-name="T35">solo</text:span><text:span text:style-name="T174"> </text:span><text:span text:style-name="T35">le</text:span><text:span text:style-name="T183"> </text:span><text:span text:style-name="T35">condizioni</text:span><text:span text:style-name="T174"> </text:span><text:span text:style-name="T35">per</text:span><text:span text:style-name="T174"> </text:span><text:span text:style-name="T35">il</text:span><text:span text:style-name="T183"> </text:span><text:span text:style-name="T35">rilascio</text:span><text:span text:style-name="T174"> </text:span><text:span text:style-name="T35">di tale</text:span><text:span text:style-name="T173"> </text:span><text:span text:style-name="T35">permesso,</text:span><text:span text:style-name="T173"> </text:span><text:span text:style-name="T35">ossia</text:span><text:span text:style-name="T173"> </text:span><text:span text:style-name="T35">l’esistenza</text:span><text:span text:style-name="T174"> </text:span><text:span text:style-name="T35">di</text:span><text:span text:style-name="T173"> </text:span><text:span text:style-name="T35">un</text:span><text:span text:style-name="T173"> </text:span><text:span text:style-name="T35">rapporto</text:span><text:span text:style-name="T174"> </text:span><text:span text:style-name="T35">di</text:span><text:span text:style-name="T173"> </text:span><text:span text:style-name="T35">lavoro</text:span><text:span text:style-name="T173"> </text:span><text:span text:style-name="T35">a</text:span><text:span text:style-name="T174"> </text:span><text:span text:style-name="T35">tempo</text:span><text:span text:style-name="T173"> </text:span><text:span text:style-name="T35">determinato</text:span><text:span text:style-name="T173"> </text:span><text:span text:style-name="T35">o a</text:span><text:span text:style-name="T203"> </text:span><text:span text:style-name="T35">tempo</text:span><text:span text:style-name="T203"> </text:span><text:span text:style-name="T35">indeterminato</text:span><text:span text:style-name="T203"> </text:span><text:span text:style-name="T35">e</text:span><text:span text:style-name="T203"> </text:span><text:span text:style-name="T35">la</text:span><text:span text:style-name="T203"> </text:span><text:span text:style-name="T35">mancanza</text:span><text:span text:style-name="T39"> </text:span><text:span text:style-name="T35">di</text:span><text:span text:style-name="T203"> </text:span><text:span text:style-name="T35">elementi</text:span><text:span text:style-name="T203"> </text:span><text:span text:style-name="T35">ostativi.</text:span></text:p>
        <text:p text:style-name="P848"><text:span text:style-name="T35">In</text:span><text:span text:style-name="T173"> </text:span><text:span text:style-name="T162">definitiva,</text:span><text:span text:style-name="T174"> </text:span><text:span text:style-name="T35">ha</text:span><text:span text:style-name="T173"> </text:span><text:span text:style-name="T162">chiarito</text:span><text:span text:style-name="T174"> </text:span><text:span text:style-name="T35">la</text:span><text:span text:style-name="T173"> </text:span><text:span text:style-name="T162">circolare</text:span><text:span text:style-name="T174"> </text:span><text:span text:style-name="T35">del</text:span><text:span text:style-name="T174"> </text:span><text:span text:style-name="T35">5</text:span><text:span text:style-name="T173"> </text:span><text:span text:style-name="T162">novembre,</text:span><text:span text:style-name="T174"> </text:span><text:span text:style-name="T35">nei</text:span><text:span text:style-name="T173"> </text:span><text:span text:style-name="T162">casi</text:span><text:span text:style-name="T174"> </text:span><text:span text:style-name="T35">di</text:span><text:span text:style-name="T174"> </text:span><text:span text:style-name="T162">domanda</text:span><text:span text:style-name="T173"> </text:span><text:span text:style-name="T35">di</text:span><text:span text:style-name="T174"> </text:span><text:span text:style-name="T162">con- versione </text:span><text:span text:style-name="T35">del </text:span><text:span text:style-name="T162">permesso </text:span><text:span text:style-name="T35">di </text:span><text:span text:style-name="T162">soggiorno </text:span><text:span text:style-name="T35">da </text:span><text:span text:style-name="T162">lavoro stagionale </text:span><text:span text:style-name="T35">in </text:span><text:span text:style-name="T162">lavoro subordinato, </text:span><text:span text:style-name="T35">non </text:span><text:span text:style-name="T162">deve essere accertato l’avvenuto rientro </text:span><text:span text:style-name="T35">del </text:span><text:span text:style-name="T162">lavoratore stagionale </text:span><text:span text:style-name="T35">nel</text:span><text:span text:style-name="T223"> </text:span><text:span text:style-name="T162">Paese </text:span><text:span text:style-name="T35">di </text:span><text:span text:style-name="T162">origine </text:span><text:span text:style-name="T35">e </text:span><text:span text:style-name="T162">l’ottenimento </text:span><text:span text:style-name="T35">del </text:span><text:span text:style-name="T162">secondo visto </text:span><text:span text:style-name="T35">di </text:span><text:span text:style-name="T162">ingresso </text:span><text:span text:style-name="T35">in </text:span><text:span text:style-name="T162">Italia </text:span><text:span text:style-name="T35">per </text:span><text:span text:style-name="T162">lavoro sta- gionale, purché, tuttavia, </text:span><text:span text:style-name="T35">sia </text:span><text:span text:style-name="T162">verificata </text:span><text:span text:style-name="T35">da </text:span><text:span text:style-name="T162">parte delle Direzioni </text:span><text:span text:style-name="T36">Territoriali </text:span><text:span text:style-name="T35">del </text:span><text:span text:style-name="T162">Lavoro</text:span><text:span text:style-name="T183"> </text:span><text:span text:style-name="T35">e</text:span><text:span text:style-name="T196"> </text:span><text:span text:style-name="T162">degli</text:span><text:span text:style-name="T196"> </text:span><text:span text:style-name="T162">Sportelli</text:span><text:span text:style-name="T196"> </text:span><text:span text:style-name="T162">Unici</text:span><text:span text:style-name="T183"> </text:span><text:span text:style-name="T35">la</text:span><text:span text:style-name="T196"> </text:span><text:span text:style-name="T162">presenza</text:span><text:span text:style-name="T196"> </text:span><text:span text:style-name="T35">dei</text:span><text:span text:style-name="T196"> </text:span><text:span text:style-name="T162">requisiti</text:span><text:span text:style-name="T183"> </text:span><text:span text:style-name="T35">per</text:span><text:span text:style-name="T196"> </text:span><text:span text:style-name="T162">l’assunzione</text:span><text:span text:style-name="T196"> </text:span><text:span text:style-name="T162">nell’am- bito</text:span><text:span text:style-name="T183"> </text:span><text:span text:style-name="T36">delle</text:span><text:span text:style-name="T183"> </text:span><text:span text:style-name="T36">quote</text:span><text:span text:style-name="T183"> </text:span><text:span text:style-name="T35">di</text:span><text:span text:style-name="T196"> </text:span><text:span text:style-name="T36">ingresso</text:span><text:span text:style-name="T183"> </text:span><text:span text:style-name="T36">specificatamente</text:span><text:span text:style-name="T183"> </text:span><text:span text:style-name="T36">previste</text:span><text:span text:style-name="T196"> </text:span><text:span text:style-name="T162">per</text:span><text:span text:style-name="T183"> </text:span><text:span text:style-name="T162">tali</text:span><text:span text:style-name="T183"> </text:span><text:span text:style-name="T36">conversioni,</text:span><text:span text:style-name="T183"> </text:span><text:span text:style-name="T36">nonché </text:span><text:span text:style-name="T162">l’effettiva</text:span><text:span text:style-name="T183"> </text:span><text:span text:style-name="T162">assunzione</text:span><text:span text:style-name="T196"> </text:span><text:span text:style-name="T35">in</text:span><text:span text:style-name="T183"> </text:span><text:span text:style-name="T162">occasione</text:span><text:span text:style-name="T196"> </text:span><text:span text:style-name="T35">del</text:span><text:span text:style-name="T183"> </text:span><text:span text:style-name="T162">primo</text:span><text:span text:style-name="T196"> </text:span><text:span text:style-name="T162">ingresso</text:span><text:span text:style-name="T183"> </text:span><text:span text:style-name="T35">per</text:span><text:span text:style-name="T196"> </text:span><text:span text:style-name="T162">lavoro</text:span><text:span text:style-name="T183"> </text:span><text:span text:style-name="T162">stagionale</text:span><text:span text:style-name="T196"> </text:span><text:span text:style-name="T162">(tra- mite </text:span><text:span text:style-name="T35">il </text:span><text:span text:style-name="T162">riscontro dell’esistenza </text:span><text:span text:style-name="T35">di </text:span><text:span text:style-name="T162">un’idonea comunicazione</text:span><text:span text:style-name="T213"> </text:span><text:span text:style-name="T162">obbligatoria).</text:span></text:p>
        <text:list xml:id="list153417571981159" text:continue-numbering="true" text:style-name="WWNum2">
          <text:list-item>
            <text:h text:style-name="P123" text:outline-level="3"><text:span text:style-name="T389">È possibile fare entrare dall’estero un lavoratore stagionale con un contratto a tempo</text:span><text:span text:style-name="T417"> </text:span><text:span text:style-name="T389">parziale?</text:span></text:h>
          </text:list-item>
        </text:list>
        <text:p text:style-name="P1049"><text:span text:style-name="T35">Si,</text:span><text:span text:style-name="T203"> </text:span><text:span text:style-name="T35">è</text:span><text:span text:style-name="T203"> </text:span><text:span text:style-name="T35">possibile</text:span><text:span text:style-name="T203"> </text:span><text:span text:style-name="T35">purché</text:span><text:span text:style-name="T203"> </text:span><text:span text:style-name="T35">l’orario</text:span><text:span text:style-name="T203"> </text:span><text:span text:style-name="T35">settimanale</text:span><text:span text:style-name="T203"> </text:span><text:span text:style-name="T35">medio</text:span><text:span text:style-name="T203"> </text:span><text:span text:style-name="T35">non</text:span><text:span text:style-name="T203"> </text:span><text:span text:style-name="T35">sia</text:span><text:span text:style-name="T203"> </text:span><text:span text:style-name="T35">inferiore</text:span><text:span text:style-name="T39"> </text:span><text:span text:style-name="T35">alle</text:span><text:span text:style-name="T203"> </text:span><text:span text:style-name="T35">20</text:span><text:span text:style-name="T203"> </text:span><text:span text:style-name="T35">ore. Al</text:span><text:span text:style-name="T196"> </text:span><text:span text:style-name="T35">lavoratore</text:span><text:span text:style-name="T196"> </text:span><text:span text:style-name="T35">deve</text:span><text:span text:style-name="T196"> </text:span><text:span text:style-name="T35">essere</text:span><text:span text:style-name="T196"> </text:span><text:span text:style-name="T35">corrisposta</text:span><text:span text:style-name="T196"> </text:span><text:span text:style-name="T35">una</text:span><text:span text:style-name="T196"> </text:span><text:span text:style-name="T35">retribuzione</text:span><text:span text:style-name="T196"> </text:span><text:span text:style-name="T35">mensile</text:span><text:span text:style-name="T196"> </text:span><text:span text:style-name="T35">lorda</text:span><text:span text:style-name="T196"> </text:span><text:span text:style-name="T35">non</text:span><text:span text:style-name="T196"> </text:span><text:span text:style-name="T35">infe- riore</text:span><text:span text:style-name="T174"> </text:span><text:span text:style-name="T35">a</text:span><text:span text:style-name="T183"> </text:span><text:span text:style-name="T35">quella</text:span><text:span text:style-name="T183"> </text:span><text:span text:style-name="T35">prevista</text:span><text:span text:style-name="T183"> </text:span><text:span text:style-name="T35">dal</text:span><text:span text:style-name="T174"> </text:span><text:span text:style-name="T35">vigente</text:span><text:span text:style-name="T183"> </text:span><text:span text:style-name="T35">contratto</text:span><text:span text:style-name="T183"> </text:span><text:span text:style-name="T35">collettivo</text:span><text:span text:style-name="T183"> </text:span><text:span text:style-name="T35">nazionale</text:span><text:span text:style-name="T174"> </text:span><text:span text:style-name="T35">di</text:span><text:span text:style-name="T183"> </text:span><text:span text:style-name="T35">categoria.</text:span></text:p>
        <text:p text:style-name="P785"/>
        <text:list xml:id="list153417922785522" text:continue-numbering="true" text:style-name="WWNum2">
          <text:list-item>
            <text:p text:style-name="P527"><text:span text:style-name="T347">In</text:span><text:span text:style-name="T351"> </text:span><text:span text:style-name="T348">quali</text:span><text:span text:style-name="T352"> </text:span><text:span text:style-name="T348">settori</text:span><text:span text:style-name="T352"> </text:span><text:span text:style-name="T347">è</text:span><text:span text:style-name="T352"> </text:span><text:span text:style-name="T348">possibile</text:span><text:span text:style-name="T352"> </text:span><text:span text:style-name="T348">l’assunzione</text:span><text:span text:style-name="T351"> </text:span><text:span text:style-name="T347">di</text:span><text:span text:style-name="T352"> </text:span><text:span text:style-name="T360">lavoratori</text:span><text:span text:style-name="T352"> </text:span><text:span text:style-name="T348">stagionali?</text:span><text:span text:style-name="T14"> </text:span><text:span text:style-name="T47">I settori in cui è possibile l’instaurazione di rapporti di lavoro a carattere</text:span><text:span text:style-name="T141"> </text:span><text:span text:style-name="T47">sta- gionale, sono solo il </text:span><text:span text:style-name="T52">settore agricolo e quello turistico-alberghiero</text:span><text:span text:style-name="T47">. Deve trattarsi di settori in cui viene applicato uno dei contratti collettivi di lavoro che</text:span><text:span text:style-name="T100"> </text:span><text:span text:style-name="T47">compaiono</text:span><text:span text:style-name="T100"> </text:span><text:span text:style-name="T47">nel</text:span><text:span text:style-name="T100"> </text:span><text:span text:style-name="T47">modello</text:span><text:span text:style-name="T85"> </text:span><text:span text:style-name="T47">di</text:span><text:span text:style-name="T100"> </text:span><text:span text:style-name="T47">domanda</text:span><text:span text:style-name="T100"> </text:span><text:span text:style-name="T47">per</text:span><text:span text:style-name="T85"> </text:span><text:span text:style-name="T47">lavoro</text:span><text:span text:style-name="T100"> </text:span><text:span text:style-name="T47">stagionale</text:span><text:span text:style-name="T100"> </text:span><text:span text:style-name="T47">presente</text:span><text:span text:style-name="T85"> </text:span><text:span text:style-name="T47">sul</text:span><text:span text:style-name="T100"> </text:span><text:span text:style-name="T47">sito del Ministero</text:span><text:span text:style-name="T55"> </text:span><text:span text:style-name="T47">dell’Interno</text:span></text:p>
          </text:list-item>
        </text:list>
        <text:p text:style-name="P773"/>
        <text:list xml:id="list153418803210588" text:continue-numbering="true" text:style-name="WWNum2">
          <text:list-item>
            <text:h text:style-name="P119" text:outline-level="3"><text:span text:style-name="T389">Sono</text:span><text:span text:style-name="T413"> </text:span><text:span text:style-name="T389">un</text:span><text:span text:style-name="T394"> </text:span><text:span text:style-name="T390">lavoratore</text:span><text:span text:style-name="T394"> </text:span><text:span text:style-name="T389">stagionale:</text:span><text:span text:style-name="T409"> </text:span><text:span text:style-name="T389">posso</text:span><text:span text:style-name="T394"> </text:span><text:span text:style-name="T389">rientrare</text:span><text:span text:style-name="T394"> </text:span><text:span text:style-name="T389">in</text:span><text:span text:style-name="T413"> </text:span><text:span text:style-name="T389">Italia</text:span><text:span text:style-name="T394"> </text:span><text:span text:style-name="T389">l’anno prossimo?</text:span></text:h>
          </text:list-item>
        </text:list>
        <text:p text:style-name="P1051"><text:span text:style-name="T35">Sì,</text:span><text:span text:style-name="T199"> </text:span><text:span text:style-name="T35">come</text:span><text:span text:style-name="T180"> </text:span><text:span text:style-name="T35">lavoratore</text:span><text:span text:style-name="T180"> </text:span><text:span text:style-name="T35">stagionale</text:span><text:span text:style-name="T180"> </text:span><text:span text:style-name="T35">straniero</text:span><text:span text:style-name="T180"> </text:span><text:span text:style-name="T35">hai</text:span><text:span text:style-name="T180"> </text:span><text:span text:style-name="T35">diritto</text:span><text:span text:style-name="T180"> </text:span><text:span text:style-name="T35">di</text:span><text:span text:style-name="T180"> </text:span><text:span text:style-name="T35">precedenza</text:span><text:span text:style-name="T180"> </text:span><text:span text:style-name="T35">per</text:span><text:span text:style-name="T180"> </text:span><text:span text:style-name="T35">il</text:span><text:span text:style-name="T180"> </text:span><text:span text:style-name="T35">rientro in</text:span><text:span text:style-name="T203"> </text:span><text:span text:style-name="T35">Italia</text:span><text:span text:style-name="T39"> </text:span><text:span text:style-name="T35">nell’anno</text:span><text:span text:style-name="T39"> </text:span><text:span text:style-name="T35">successivo</text:span><text:span text:style-name="T39"> </text:span><text:span text:style-name="T35">rispetto</text:span><text:span text:style-name="T39"> </text:span><text:span text:style-name="T35">agli</text:span><text:span text:style-name="T39"> </text:span><text:span text:style-name="T35">stranieri</text:span><text:span text:style-name="T39"> </text:span><text:span text:style-name="T35">che</text:span><text:span text:style-name="T39"> </text:span><text:span text:style-name="T35">non</text:span><text:span text:style-name="T39"> </text:span><text:span text:style-name="T35">abbiano</text:span><text:span text:style-name="T39"> </text:span><text:span text:style-name="T35">mai</text:span><text:span text:style-name="T39"> </text:span><text:span text:style-name="T35">fatto regolare ingresso in Italia per motivi di</text:span><text:span text:style-name="T216"> </text:span><text:span text:style-name="T35">lavoro.</text:span></text:p>
        <text:p text:style-name="P1058"/>
        <text:p text:style-name="P852"><text:span text:style-name="T165">ATTEnzIonE</text:span><text:span text:style-name="T162">: </text:span><text:span text:style-name="T35">dal 2012 è in vigore una procedura agevolata di silenzio-as- senso</text:span><text:span text:style-name="T166"> </text:span><text:span text:style-name="T35">in</text:span><text:span text:style-name="T170"> </text:span><text:span text:style-name="T35">base</text:span><text:span text:style-name="T166"> </text:span><text:span text:style-name="T35">alla</text:span><text:span text:style-name="T170"> </text:span><text:span text:style-name="T35">quale</text:span><text:span text:style-name="T170"> </text:span><text:span text:style-name="T35">quando</text:span><text:span text:style-name="T166"> </text:span><text:span text:style-name="T35">lo</text:span><text:span text:style-name="T170"> </text:span><text:span text:style-name="T35">Sportello</text:span><text:span text:style-name="T166"> </text:span><text:span text:style-name="T35">Unico,</text:span><text:span text:style-name="T170"> </text:span><text:span text:style-name="T35">trascorsi</text:span><text:span text:style-name="T170"> </text:span><text:span text:style-name="T35">venti</text:span><text:span text:style-name="T166"> </text:span><text:span text:style-name="T35">giorni,</text:span><text:span text:style-name="T170"> </text:span><text:span text:style-name="T35">non comunichi</text:span><text:span text:style-name="T199"> </text:span><text:span text:style-name="T35">al</text:span><text:span text:style-name="T199"> </text:span><text:span text:style-name="T35">datore</text:span><text:span text:style-name="T180"> </text:span><text:span text:style-name="T35">di</text:span><text:span text:style-name="T199"> </text:span><text:span text:style-name="T35">lavoro</text:span><text:span text:style-name="T180"> </text:span><text:span text:style-name="T35">il</text:span><text:span text:style-name="T199"> </text:span><text:span text:style-name="T35">proprio</text:span><text:span text:style-name="T199"> </text:span><text:span text:style-name="T35">diniego</text:span><text:span text:style-name="T180"> </text:span><text:span text:style-name="T35">alla</text:span><text:span text:style-name="T199"> </text:span><text:span text:style-name="T35">richiesta,</text:span><text:span text:style-name="T180"> </text:span><text:span text:style-name="T35">questa</text:span><text:span text:style-name="T199"> </text:span><text:span text:style-name="T35">si</text:span><text:span text:style-name="T199"> </text:span><text:span text:style-name="T35">ritiene accolta se sono soddisfatte le seguenti</text:span><text:span text:style-name="T190"> </text:span><text:span text:style-name="T35">condizioni:</text:span></text:p>
        <text:list xml:id="list153418373811666" text:continue-list="list153418991359112" text:style-name="WWNum6">
          <text:list-item>
            <text:p text:style-name="P403"><text:span text:style-name="T47">la</text:span><text:span text:style-name="T108"> </text:span><text:span text:style-name="T47">richiesta</text:span><text:span text:style-name="T80"> </text:span><text:span text:style-name="T47">riguarda</text:span><text:span text:style-name="T80"> </text:span><text:span text:style-name="T47">uno</text:span><text:span text:style-name="T80"> </text:span><text:span text:style-name="T47">straniero</text:span><text:span text:style-name="T108"> </text:span><text:span text:style-name="T47">già</text:span><text:span text:style-name="T80"> </text:span><text:span text:style-name="T47">autorizzato</text:span><text:span text:style-name="T80"> </text:span><text:span text:style-name="T47">l’anno</text:span><text:span text:style-name="T80"> </text:span><text:span text:style-name="T47">precedente</text:span><text:span text:style-name="T108"> </text:span><text:span text:style-name="T47">a</text:span><text:span text:style-name="T80"> </text:span><text:span text:style-name="T47">prestare lavoro stagionale presso lo stesso datore di lavoro</text:span><text:span text:style-name="T141"> </text:span><text:span text:style-name="T47">richiedente;</text:span></text:p>
          </text:list-item>
          <text:list-item>
            <text:p text:style-name="P408"><text:span text:style-name="T47">il lavoratore stagionale nell’anno precedente sia stato regolarmente</text:span><text:span text:style-name="T96"> </text:span><text:span text:style-name="T47">assunto dal</text:span><text:span text:style-name="T55"> </text:span><text:span text:style-name="T47">datore</text:span><text:span text:style-name="T48"> </text:span><text:span text:style-name="T47">di</text:span><text:span text:style-name="T48"> </text:span><text:span text:style-name="T47">lavoro</text:span><text:span text:style-name="T48"> </text:span><text:span text:style-name="T47">e</text:span><text:span text:style-name="T48"> </text:span><text:span text:style-name="T47">sia</text:span><text:span text:style-name="T48"> </text:span><text:span text:style-name="T47">tornato</text:span><text:span text:style-name="T48"> </text:span><text:span text:style-name="T47">in</text:span><text:span text:style-name="T48"> </text:span><text:span text:style-name="T47">patria</text:span><text:span text:style-name="T48"> </text:span><text:span text:style-name="T47">alla</text:span><text:span text:style-name="T48"> </text:span><text:span text:style-name="T47">scadenza</text:span><text:span text:style-name="T48"> </text:span><text:span text:style-name="T47">del</text:span><text:span text:style-name="T48"> </text:span><text:span text:style-name="T47">permesso.</text:span></text:p>
          </text:list-item>
        </text:list>
        <text:p text:style-name="P1181"><text:span text:style-name="T35">Al</text:span><text:span text:style-name="T166"> </text:span><text:span text:style-name="T35">fine</text:span><text:span text:style-name="T166"> </text:span><text:span text:style-name="T35">di</text:span><text:span text:style-name="T166"> </text:span><text:span text:style-name="T35">avvalersi</text:span><text:span text:style-name="T166"> </text:span><text:span text:style-name="T35">di</text:span><text:span text:style-name="T166"> </text:span><text:span text:style-name="T35">tale</text:span><text:span text:style-name="T166"> </text:span><text:span text:style-name="T35">semplificazione</text:span><text:span text:style-name="T166"> </text:span><text:span text:style-name="T35">è</text:span><text:span text:style-name="T166"> </text:span><text:span text:style-name="T35">però</text:span><text:span text:style-name="T166"> </text:span><text:span text:style-name="T35">necessario,</text:span><text:span text:style-name="T166"> </text:span><text:span text:style-name="T35">che</text:span><text:span text:style-name="T166"> </text:span><text:span text:style-name="T35">il</text:span><text:span text:style-name="T166"> </text:span><text:span text:style-name="T35">datore</text:span><text:span text:style-name="T166"> </text:span><text:span text:style-name="T35">di lavoro</text:span><text:span text:style-name="T173"> </text:span><text:span text:style-name="T35">specifichi,</text:span><text:span text:style-name="T173"> </text:span><text:span text:style-name="T35">nell‘apposito</text:span><text:span text:style-name="T174"> </text:span><text:span text:style-name="T35">campo</text:span><text:span text:style-name="T173"> </text:span><text:span text:style-name="T35">inserito</text:span><text:span text:style-name="T173"> </text:span><text:span text:style-name="T35">nel</text:span><text:span text:style-name="T174"> </text:span><text:span text:style-name="T35">modello</text:span><text:span text:style-name="T173"> </text:span><text:span text:style-name="T35">C-stag</text:span><text:span text:style-name="T173"> </text:span><text:span text:style-name="T35">-</text:span><text:span text:style-name="T174"> </text:span><text:span text:style-name="T35">i</text:span><text:span text:style-name="T173"> </text:span><text:span text:style-name="T35">dati,</text:span><text:span text:style-name="T173"> </text:span><text:span text:style-name="T39">re- </text:span><text:span text:style-name="T35">lativi all’anno precedente, della comunicazione obbligatoria riferita all’as- sunzione del lavoratore e quelli del permesso di soggiorno o</text:span><text:span text:style-name="T173"> </text:span><text:span text:style-name="T35">dell’assicurata posseduti da quest’</text:span><text:span text:style-name="T212"> </text:span><text:span text:style-name="T35">ultimo.</text:span></text:p>
        <text:p text:style-name="P764"/>
        <text:list xml:id="list153417235433361" text:continue-list="list153418803210588" text:style-name="WWNum2">
          <text:list-item>
            <text:h text:style-name="P191" text:outline-level="3"><text:span text:style-name="T389">Come si entra in Italia per </text:span><text:span text:style-name="T411">lavoro</text:span><text:span text:style-name="T440"> </text:span><text:span text:style-name="T389">autonomo?</text:span></text:h>
          </text:list-item>
        </text:list>
        <text:p text:style-name="P865"><text:span text:style-name="T35">Si</text:span><text:span text:style-name="T196"> </text:span><text:span text:style-name="T35">può</text:span><text:span text:style-name="T199"> </text:span><text:span text:style-name="T162">entrare</text:span><text:span text:style-name="T196"> </text:span><text:span text:style-name="T162">all’interno</text:span><text:span text:style-name="T199"> </text:span><text:span text:style-name="T162">delle</text:span><text:span text:style-name="T196"> </text:span><text:span text:style-name="T162">quote</text:span><text:span text:style-name="T199"> </text:span><text:span text:style-name="T35">o</text:span><text:span text:style-name="T199"> </text:span><text:span text:style-name="T35">al</text:span><text:span text:style-name="T196"> </text:span><text:span text:style-name="T35">di</text:span><text:span text:style-name="T199"> </text:span><text:span text:style-name="T162">fuori</text:span><text:span text:style-name="T196"> </text:span><text:span text:style-name="T162">delle</text:span><text:span text:style-name="T199"> </text:span><text:span text:style-name="T162">quote,</text:span><text:span text:style-name="T196"> </text:span><text:span text:style-name="T162">anche</text:span><text:span text:style-name="T199"> </text:span><text:span text:style-name="T35">se</text:span><text:span text:style-name="T199"> </text:span><text:span text:style-name="T162">quest’ul- </text:span><text:span text:style-name="T35">tima</text:span><text:span text:style-name="T36"> </text:span><text:span text:style-name="T35">possibilità</text:span><text:span text:style-name="T36"> </text:span><text:span text:style-name="T35">è</text:span><text:span text:style-name="T36"> </text:span><text:span text:style-name="T35">assai</text:span><text:span text:style-name="T162"> </text:span><text:span text:style-name="T35">limitata</text:span><text:span text:style-name="T36"> </text:span><text:span text:style-name="T35">in</text:span><text:span text:style-name="T36"> </text:span><text:span text:style-name="T35">pratica.</text:span><text:span text:style-name="T36"> </text:span><text:span text:style-name="T35">Per</text:span><text:span text:style-name="T162"> </text:span><text:span text:style-name="T35">poter</text:span><text:span text:style-name="T36"> </text:span><text:span text:style-name="T35">esercitare</text:span><text:span text:style-name="T36"> </text:span><text:span text:style-name="T35">un’attività</text:span><text:span text:style-name="T162"> </text:span><text:span text:style-name="T35">non</text:span></text:p>
      </text:section>
      <text:p text:style-name="P1182"/>
      <text:p text:style-name="P728"/>
      <text:p text:style-name="P660"><draw:g text:anchor-type="as-char" draw:z-index="141" draw:style-name="gr5"><draw:line draw:style-name="gr6" draw:text-style-name="P1280" svg:x1="0in" svg:y1="0in" svg:x2="3.8228in" svg:y2="0in"><text:p/></draw:line></draw:g><text:span text:style-name="T483"><text:tab/></text:span><draw:g text:anchor-type="as-char" draw:z-index="142" draw:style-name="gr5"><draw:line draw:style-name="gr6" draw:text-style-name="P1280" svg:x1="0in" svg:y1="0in" svg:x2="3.8189in" svg:y2="0in"><text:p/></draw:line></draw:g></text:p>
      <text:p text:style-name="P766"/>
      <text:section text:style-name="Sect20" text:name="Section88">
        <text:p text:style-name="P913"><text:span text:style-name="T35">occasionale di lavoro autonomo, devi ottenere il visto per lavoro autonomo. Inoltre,</text:span><text:span text:style-name="T173"> </text:span><text:span text:style-name="T35">devi</text:span><text:span text:style-name="T174"> </text:span><text:span text:style-name="T35">dimostrare</text:span><text:span text:style-name="T173"> </text:span><text:span text:style-name="T35">di</text:span><text:span text:style-name="T174"> </text:span><text:span text:style-name="T35">disporre</text:span><text:span text:style-name="T174"> </text:span><text:span text:style-name="T35">di</text:span><text:span text:style-name="T173"> </text:span><text:span text:style-name="T35">mezzi</text:span><text:span text:style-name="T174"> </text:span><text:span text:style-name="T35">finanziari</text:span><text:span text:style-name="T174"> </text:span><text:span text:style-name="T35">adeguati</text:span><text:span text:style-name="T173"> </text:span><text:span text:style-name="T35">e</text:span><text:span text:style-name="T174"> </text:span><text:span text:style-name="T35">l’attività</text:span><text:span text:style-name="T174"> </text:span><text:span text:style-name="T35">che svolgi</text:span><text:span text:style-name="T183"> </text:span><text:span text:style-name="T35">non</text:span><text:span text:style-name="T196"> </text:span><text:span text:style-name="T35">deve</text:span><text:span text:style-name="T183"> </text:span><text:span text:style-name="T35">essere</text:span><text:span text:style-name="T196"> </text:span><text:span text:style-name="T35">riservata</text:span><text:span text:style-name="T196"> </text:span><text:span text:style-name="T35">dalla</text:span><text:span text:style-name="T183"> </text:span><text:span text:style-name="T35">legge</text:span><text:span text:style-name="T196"> </text:span><text:span text:style-name="T35">ai</text:span><text:span text:style-name="T196"> </text:span><text:span text:style-name="T35">cittadini</text:span><text:span text:style-name="T183"> </text:span><text:span text:style-name="T35">italiani</text:span><text:span text:style-name="T196"> </text:span><text:span text:style-name="T35">o</text:span><text:span text:style-name="T183"> </text:span><text:span text:style-name="T35">comunitari.</text:span></text:p>
        <text:p text:style-name="P792"/>
        <text:p text:style-name="P905"><text:span text:style-name="T38">ATTEnzIonE</text:span><text:span text:style-name="T36">: </text:span><text:span text:style-name="T35">insieme al decreto flussi vengono determinate le categorie di lavoratori</text:span><text:span text:style-name="T203"> </text:span><text:span text:style-name="T35">autonomi</text:span><text:span text:style-name="T203"> </text:span><text:span text:style-name="T35">che</text:span><text:span text:style-name="T39"> </text:span><text:span text:style-name="T35">possono</text:span><text:span text:style-name="T203"> </text:span><text:span text:style-name="T35">far</text:span><text:span text:style-name="T203"> </text:span><text:span text:style-name="T35">ingresso</text:span><text:span text:style-name="T39"> </text:span><text:span text:style-name="T35">in</text:span><text:span text:style-name="T203"> </text:span><text:span text:style-name="T35">Italia.</text:span><text:span text:style-name="T203"> </text:span><text:span text:style-name="T35">Negli</text:span><text:span text:style-name="T39"> </text:span><text:span text:style-name="T35">ultimi</text:span><text:span text:style-name="T203"> </text:span><text:span text:style-name="T35">anni</text:span><text:span text:style-name="T203"> </text:span><text:span text:style-name="T35">sono state</text:span><text:span text:style-name="T176"> </text:span><text:span text:style-name="T35">previste</text:span><text:span text:style-name="T173"> </text:span><text:span text:style-name="T35">tali</text:span><text:span text:style-name="T176"> </text:span><text:span text:style-name="T35">tipologie:</text:span><text:span text:style-name="T173"> </text:span><text:span text:style-name="T35">liberi</text:span><text:span text:style-name="T176"> </text:span><text:span text:style-name="T35">professionisti,</text:span><text:span text:style-name="T173"> </text:span><text:span text:style-name="T35">imprenditori</text:span><text:span text:style-name="T176"> </text:span><text:span text:style-name="T35">che</text:span><text:span text:style-name="T173"> </text:span><text:span text:style-name="T35">svolgono</text:span><text:span text:style-name="T176"> </text:span><text:span text:style-name="T35">at- </text:span><text:span text:style-name="T162">tività</text:span><text:span text:style-name="T183"> </text:span><text:span text:style-name="T35">di</text:span><text:span text:style-name="T196"> </text:span><text:span text:style-name="T162">interesse</text:span><text:span text:style-name="T196"> </text:span><text:span text:style-name="T162">nazionale,</text:span><text:span text:style-name="T183"> </text:span><text:span text:style-name="T162">soci</text:span><text:span text:style-name="T199"> </text:span><text:span text:style-name="T35">di</text:span><text:span text:style-name="T199"> </text:span><text:span text:style-name="T162">società</text:span><text:span text:style-name="T196"> </text:span><text:span text:style-name="T35">non</text:span><text:span text:style-name="T183"> </text:span><text:span text:style-name="T162">cooperative</text:span><text:span text:style-name="T196"> </text:span><text:span text:style-name="T162">costituite</text:span><text:span text:style-name="T196"> </text:span><text:span text:style-name="T35">da</text:span><text:span text:style-name="T196"> </text:span><text:span text:style-name="T162">almeno </text:span><text:span text:style-name="T35">3</text:span><text:span text:style-name="T203"> </text:span><text:span text:style-name="T35">anni,</text:span><text:span text:style-name="T203"> </text:span><text:span text:style-name="T35">artisti</text:span><text:span text:style-name="T203"> </text:span><text:span text:style-name="T35">di</text:span><text:span text:style-name="T203"> </text:span><text:span text:style-name="T35">chiara</text:span><text:span text:style-name="T203"> </text:span><text:span text:style-name="T35">fama</text:span><text:span text:style-name="T203"> </text:span><text:span text:style-name="T35">internazionale</text:span><text:span text:style-name="T39"> </text:span><text:span text:style-name="T35">e</text:span><text:span text:style-name="T203"> </text:span><text:span text:style-name="T35">ricercatori.</text:span></text:p>
        <text:p text:style-name="P842"/>
        <text:list xml:id="list153419063917655" text:continue-numbering="true" text:style-name="WWNum2">
          <text:list-item>
            <text:h text:style-name="P192" text:outline-level="3"><text:span text:style-name="T389">Cosa</text:span><text:span text:style-name="T427"> </text:span><text:span text:style-name="T411">devo</text:span><text:span text:style-name="T427"> </text:span><text:span text:style-name="T389">fare</text:span><text:span text:style-name="T433"> </text:span><text:span text:style-name="T389">per</text:span><text:span text:style-name="T427"> </text:span><text:span text:style-name="T389">ottenere</text:span><text:span text:style-name="T433"> </text:span><text:span text:style-name="T389">il</text:span><text:span text:style-name="T427"> </text:span><text:span text:style-name="T389">visto</text:span><text:span text:style-name="T433"> </text:span><text:span text:style-name="T389">per</text:span><text:span text:style-name="T427"> </text:span><text:span text:style-name="T411">lavoro</text:span><text:span text:style-name="T433"> </text:span><text:span text:style-name="T389">autonomo?</text:span></text:h>
          </text:list-item>
        </text:list>
        <text:p text:style-name="P915"><text:span text:style-name="T35">Se</text:span><text:span text:style-name="T180"> </text:span><text:span text:style-name="T35">hai</text:span><text:span text:style-name="T180"> </text:span><text:span text:style-name="T35">intenzione</text:span><text:span text:style-name="T180"> </text:span><text:span text:style-name="T35">di</text:span><text:span text:style-name="T180"> </text:span><text:span text:style-name="T35">esercitare</text:span><text:span text:style-name="T166"> </text:span><text:span text:style-name="T35">in</text:span><text:span text:style-name="T180"> </text:span><text:span text:style-name="T35">Italia</text:span><text:span text:style-name="T180"> </text:span><text:span text:style-name="T35">un’attività</text:span><text:span text:style-name="T180"> </text:span><text:span text:style-name="T35">di</text:span><text:span text:style-name="T166"> </text:span><text:span text:style-name="T35">lavoro</text:span><text:span text:style-name="T180"> </text:span><text:span text:style-name="T35">autonomo</text:span><text:span text:style-name="T180"> </text:span><text:span text:style-name="T35">non</text:span><text:span text:style-name="T180"> </text:span><text:span text:style-name="T35">oc- casionale</text:span><text:span text:style-name="T196"> </text:span><text:span text:style-name="T35">e</text:span><text:span text:style-name="T196"> </text:span><text:span text:style-name="T35">se</text:span><text:span text:style-name="T199"> </text:span><text:span text:style-name="T35">rientri</text:span><text:span text:style-name="T196"> </text:span><text:span text:style-name="T35">nelle</text:span><text:span text:style-name="T199"> </text:span><text:span text:style-name="T35">quote</text:span><text:span text:style-name="T196"> </text:span><text:span text:style-name="T35">previste</text:span><text:span text:style-name="T199"> </text:span><text:span text:style-name="T35">dal</text:span><text:span text:style-name="T196"> </text:span><text:span text:style-name="T35">decreto</text:span><text:span text:style-name="T199"> </text:span><text:span text:style-name="T35">flussi</text:span><text:span text:style-name="T196"> </text:span><text:span text:style-name="T35">in</text:span><text:span text:style-name="T199"> </text:span><text:span text:style-name="T35">atto</text:span><text:span text:style-name="T196"> </text:span><text:span text:style-name="T35">per</text:span><text:span text:style-name="T199"> </text:span><text:span text:style-name="T35">il</text:span><text:span text:style-name="T196"> </text:span><text:span text:style-name="T35">lavoro autonomo,</text:span><text:span text:style-name="T199"> </text:span><text:span text:style-name="T35">la</text:span><text:span text:style-name="T180"> </text:span><text:span text:style-name="T35">procedura</text:span><text:span text:style-name="T180"> </text:span><text:span text:style-name="T35">segue</text:span><text:span text:style-name="T180"> </text:span><text:span text:style-name="T35">un</text:span><text:span text:style-name="T180"> </text:span><text:span text:style-name="T35">iter</text:span><text:span text:style-name="T180"> </text:span><text:span text:style-name="T35">diversificato,</text:span><text:span text:style-name="T180"> </text:span><text:span text:style-name="T35">a</text:span><text:span text:style-name="T180"> </text:span><text:span text:style-name="T35">seconda</text:span><text:span text:style-name="T180"> </text:span><text:span text:style-name="T35">dell’attività</text:span><text:span text:style-name="T180"> </text:span><text:span text:style-name="T35">che si</text:span><text:span text:style-name="T180"> </text:span><text:span text:style-name="T35">intende</text:span><text:span text:style-name="T180"> </text:span><text:span text:style-name="T35">svolgere</text:span><text:span text:style-name="T180"> </text:span><text:span text:style-name="T35">in</text:span><text:span text:style-name="T166"> </text:span><text:span text:style-name="T35">italia</text:span><text:span text:style-name="T180"> </text:span><text:span text:style-name="T35">rientri</text:span><text:span text:style-name="T180"> </text:span><text:span text:style-name="T35">fra</text:span><text:span text:style-name="T166"> </text:span><text:span text:style-name="T35">quelle</text:span><text:span text:style-name="T180"> </text:span><text:span text:style-name="T35">per</text:span><text:span text:style-name="T180"> </text:span><text:span text:style-name="T35">le</text:span><text:span text:style-name="T166"> </text:span><text:span text:style-name="T35">quali</text:span><text:span text:style-name="T180"> </text:span><text:span text:style-name="T35">è</text:span><text:span text:style-name="T180"> </text:span><text:span text:style-name="T35">prevista</text:span><text:span text:style-name="T166"> </text:span><text:span text:style-name="T35">l’iscrizione a</text:span><text:span text:style-name="T199"> </text:span><text:span text:style-name="T35">Registri</text:span><text:span text:style-name="T199"> </text:span><text:span text:style-name="T35">o</text:span><text:span text:style-name="T187"> </text:span><text:span text:style-name="T35">Albi,</text:span><text:span text:style-name="T180"> </text:span><text:span text:style-name="T35">oppure</text:span><text:span text:style-name="T199"> </text:span><text:span text:style-name="T35">che</text:span><text:span text:style-name="T199"> </text:span><text:span text:style-name="T35">l’attività</text:span><text:span text:style-name="T180"> </text:span><text:span text:style-name="T35">da</text:span><text:span text:style-name="T199"> </text:span><text:span text:style-name="T35">svolgere</text:span><text:span text:style-name="T180"> </text:span><text:span text:style-name="T35">non</text:span><text:span text:style-name="T199"> </text:span><text:span text:style-name="T35">rientri</text:span><text:span text:style-name="T199"> </text:span><text:span text:style-name="T35">tra</text:span><text:span text:style-name="T180"> </text:span><text:span text:style-name="T35">quelli</text:span><text:span text:style-name="T199"> </text:span><text:span text:style-name="T35">per</text:span><text:span text:style-name="T199"> </text:span><text:span text:style-name="T35">cui è</text:span><text:span text:style-name="T39"> </text:span><text:span text:style-name="T35">prevista</text:span><text:span text:style-name="T39"> </text:span><text:span text:style-name="T35">l’iscrizione</text:span><text:span text:style-name="T39"> </text:span><text:span text:style-name="T35">in</text:span><text:span text:style-name="T39"> </text:span><text:span text:style-name="T35">Registri</text:span><text:span text:style-name="T39"> </text:span><text:span text:style-name="T35">o</text:span><text:span text:style-name="T173"> </text:span><text:span text:style-name="T35">Albi.</text:span></text:p>
        <text:p text:style-name="P785"/>
        <text:p text:style-name="P656"><text:span text:style-name="T52">Attività che richiede l’iscrizione in albi o registri</text:span></text:p>
        <text:p text:style-name="P1014"><text:span text:style-name="T35">Nel</text:span><text:span text:style-name="T183"> </text:span><text:span text:style-name="T162">caso</text:span><text:span text:style-name="T196"> </text:span><text:span text:style-name="T35">in</text:span><text:span text:style-name="T196"> </text:span><text:span text:style-name="T35">cui</text:span><text:span text:style-name="T196"> </text:span><text:span text:style-name="T162">l’attività</text:span><text:span text:style-name="T183"> </text:span><text:span text:style-name="T162">autonoma</text:span><text:span text:style-name="T196"> </text:span><text:span text:style-name="T35">che</text:span><text:span text:style-name="T196"> </text:span><text:span text:style-name="T35">si</text:span><text:span text:style-name="T196"> </text:span><text:span text:style-name="T162">intende</text:span><text:span text:style-name="T183"> </text:span><text:span text:style-name="T162">esercitare,</text:span><text:span text:style-name="T196"> </text:span><text:span text:style-name="T162">preveda</text:span><text:span text:style-name="T196"> </text:span><text:span text:style-name="T162">l’iscrizione </text:span><text:span text:style-name="T35">al</text:span><text:span text:style-name="T174"> </text:span><text:span text:style-name="T35">Registro</text:span><text:span text:style-name="T174"> </text:span><text:span text:style-name="T35">delle</text:span><text:span text:style-name="T174"> </text:span><text:span text:style-name="T35">imprese</text:span><text:span text:style-name="T174"> </text:span><text:span text:style-name="T35">e</text:span><text:span text:style-name="T183"> </text:span><text:span text:style-name="T35">richiede</text:span><text:span text:style-name="T174"> </text:span><text:span text:style-name="T35">il</text:span><text:span text:style-name="T174"> </text:span><text:span text:style-name="T35">possesso</text:span><text:span text:style-name="T174"> </text:span><text:span text:style-name="T35">di</text:span><text:span text:style-name="T183"> </text:span><text:span text:style-name="T35">una</text:span><text:span text:style-name="T174"> </text:span><text:span text:style-name="T35">autorizzazione</text:span><text:span text:style-name="T174"> </text:span><text:span text:style-name="T35">o</text:span><text:span text:style-name="T174"> </text:span><text:span text:style-name="T35">licenza o</text:span><text:span text:style-name="T216"> </text:span><text:span text:style-name="T35">l’iscrizione</text:span><text:span text:style-name="T187"> </text:span><text:span text:style-name="T35">in</text:span><text:span text:style-name="T187"> </text:span><text:span text:style-name="T35">apposito</text:span><text:span text:style-name="T187"> </text:span><text:span text:style-name="T35">registro</text:span><text:span text:style-name="T187"> </text:span><text:span text:style-name="T35">o</text:span><text:span text:style-name="T187"> </text:span><text:span text:style-name="T35">albo,</text:span><text:span text:style-name="T187"> </text:span><text:span text:style-name="T35">ovvero</text:span><text:span text:style-name="T187"> </text:span><text:span text:style-name="T35">la</text:span><text:span text:style-name="T187"> </text:span><text:span text:style-name="T35">presentazione</text:span><text:span text:style-name="T187"> </text:span><text:span text:style-name="T35">di</text:span><text:span text:style-name="T187"> </text:span><text:span text:style-name="T35">una</text:span><text:span text:style-name="T187"> </text:span><text:span text:style-name="T35">dichia- razione</text:span><text:span text:style-name="T203"> </text:span><text:span text:style-name="T35">o</text:span><text:span text:style-name="T170"> </text:span><text:span text:style-name="T35">denuncia,</text:span><text:span text:style-name="T203"> </text:span><text:span text:style-name="T35">ed</text:span><text:span text:style-name="T170"> </text:span><text:span text:style-name="T35">ogni</text:span><text:span text:style-name="T203"> </text:span><text:span text:style-name="T35">altro</text:span><text:span text:style-name="T170"> </text:span><text:span text:style-name="T35">adempimento</text:span><text:span text:style-name="T203"> </text:span><text:span text:style-name="T35">amministrativo,</text:span><text:span text:style-name="T170"> </text:span><text:span text:style-name="T35">lo</text:span><text:span text:style-name="T203"> </text:span><text:span text:style-name="T35">straniero</text:span><text:span text:style-name="T170"> </text:span><text:span text:style-name="T35">è tenuto</text:span><text:span text:style-name="T187"> </text:span><text:span text:style-name="T35">a</text:span><text:span text:style-name="T187"> </text:span><text:span text:style-name="T35">richiedere</text:span><text:span text:style-name="T190"> </text:span><text:span text:style-name="T35">alla</text:span><text:span text:style-name="T187"> </text:span><text:span text:style-name="T35">competente</text:span><text:span text:style-name="T187"> </text:span><text:span text:style-name="T35">autorità</text:span><text:span text:style-name="T190"> </text:span><text:span text:style-name="T35">amministrativa,</text:span><text:span text:style-name="T187"> </text:span><text:span text:style-name="T35">anche</text:span><text:span text:style-name="T187"> </text:span><text:span text:style-name="T35">tramite</text:span><text:span text:style-name="T190"> </text:span><text:span text:style-name="T35">pro- prio</text:span><text:span text:style-name="T212"> </text:span><text:span text:style-name="T35">procuratore</text:span><text:span text:style-name="T217"> </text:span><text:span text:style-name="T35">(</text:span><text:span text:style-name="T217"> </text:span><text:span text:style-name="T35">con</text:span><text:span text:style-name="T212"> </text:span><text:span text:style-name="T35">procura</text:span><text:span text:style-name="T217"> </text:span><text:span text:style-name="T35">tradotta</text:span><text:span text:style-name="T217"> </text:span><text:span text:style-name="T35">e</text:span><text:span text:style-name="T217"> </text:span><text:span text:style-name="T35">legalizzata</text:span><text:span text:style-name="T212"> </text:span><text:span text:style-name="T35">presso</text:span><text:span text:style-name="T217"> </text:span><text:span text:style-name="T35">il</text:span><text:span text:style-name="T217"> </text:span><text:span text:style-name="T35">Consolato</text:span><text:span text:style-name="T217"> </text:span><text:span text:style-name="T35">italiano nel</text:span><text:span text:style-name="T216"> </text:span><text:span text:style-name="T35">Paese</text:span><text:span text:style-name="T216"> </text:span><text:span text:style-name="T35">di</text:span><text:span text:style-name="T216"> </text:span><text:span text:style-name="T35">residenza</text:span><text:span text:style-name="T187"> </text:span><text:span text:style-name="T35">dello</text:span><text:span text:style-name="T216"> </text:span><text:span text:style-name="T35">straniero),</text:span><text:span text:style-name="T216"> </text:span><text:span text:style-name="T35">la</text:span><text:span text:style-name="T187"> </text:span><text:span text:style-name="T35">dichiarazione</text:span><text:span text:style-name="T216"> </text:span><text:span text:style-name="T35">che</text:span><text:span text:style-name="T216"> </text:span><text:span text:style-name="T35">non</text:span><text:span text:style-name="T216"> </text:span><text:span text:style-name="T35">sussistono</text:span><text:span text:style-name="T187"> </text:span><text:span text:style-name="T35">mo- tivi</text:span><text:span text:style-name="T170"> </text:span><text:span text:style-name="T35">ostativi</text:span><text:span text:style-name="T203"> </text:span><text:span text:style-name="T35">al</text:span><text:span text:style-name="T170"> </text:span><text:span text:style-name="T35">rilascio</text:span><text:span text:style-name="T203"> </text:span><text:span text:style-name="T35">del</text:span><text:span text:style-name="T203"> </text:span><text:span text:style-name="T35">titolo</text:span><text:span text:style-name="T170"> </text:span><text:span text:style-name="T35">abilitativo</text:span><text:span text:style-name="T203"> </text:span><text:span text:style-name="T35">o</text:span><text:span text:style-name="T203"> </text:span><text:span text:style-name="T35">autorizzatorio.</text:span></text:p>
        <text:p text:style-name="P1015"><text:span text:style-name="T35">Se</text:span><text:span text:style-name="T196"> </text:span><text:span text:style-name="T36">invece</text:span><text:span text:style-name="T196"> </text:span><text:span text:style-name="T162">non</text:span><text:span text:style-name="T199"> </text:span><text:span text:style-name="T162">sono</text:span><text:span text:style-name="T196"> </text:span><text:span text:style-name="T36">richieste</text:span><text:span text:style-name="T199"> </text:span><text:span text:style-name="T36">autorizzazioni</text:span><text:span text:style-name="T196"> </text:span><text:span text:style-name="T35">o</text:span><text:span text:style-name="T199"> </text:span><text:span text:style-name="T36">licenze</text:span><text:span text:style-name="T196"> </text:span><text:span text:style-name="T36">particolari,</text:span><text:span text:style-name="T199"> </text:span><text:span text:style-name="T35">la</text:span><text:span text:style-name="T196"> </text:span><text:span text:style-name="T36">dichiarazione </text:span><text:span text:style-name="T35">che non sussistono motivi ostativi è rilasciata direttamente dalla Camera </text:span><text:span text:style-name="T180">di </text:span><text:span text:style-name="T35">Commercio</text:span><text:span text:style-name="T170"> </text:span><text:span text:style-name="T35">del</text:span><text:span text:style-name="T203"> </text:span><text:span text:style-name="T35">luogo</text:span><text:span text:style-name="T203"> </text:span><text:span text:style-name="T35">nel</text:span><text:span text:style-name="T203"> </text:span><text:span text:style-name="T35">quale</text:span><text:span text:style-name="T203"> </text:span><text:span text:style-name="T35">si</text:span><text:span text:style-name="T203"> </text:span><text:span text:style-name="T35">vuole</text:span><text:span text:style-name="T203"> </text:span><text:span text:style-name="T35">avviare</text:span><text:span text:style-name="T203"> </text:span><text:span text:style-name="T35">tale</text:span><text:span text:style-name="T203"> </text:span><text:span text:style-name="T35">attività.</text:span></text:p>
        <text:p text:style-name="P1183"><text:span text:style-name="T35">È</text:span><text:span text:style-name="T219"> </text:span><text:span text:style-name="T35">inoltre</text:span><text:span text:style-name="T211"> </text:span><text:span text:style-name="T35">necessario</text:span><text:span text:style-name="T211"> </text:span><text:span text:style-name="T35">richiedere</text:span><text:span text:style-name="T211"> </text:span><text:span text:style-name="T35">alla</text:span><text:span text:style-name="T219"> </text:span><text:span text:style-name="T35">Camera</text:span><text:span text:style-name="T211"> </text:span><text:span text:style-name="T35">di</text:span><text:span text:style-name="T211"> </text:span><text:span text:style-name="T35">Commercio</text:span><text:span text:style-name="T211"> </text:span><text:span text:style-name="T35">l’attestazione</text:span><text:span text:style-name="T219"> </text:span><text:span text:style-name="T35">dei</text:span><text:span text:style-name="T211"> </text:span><text:span text:style-name="T35">pa- rametri</text:span><text:span text:style-name="T190"> </text:span><text:span text:style-name="T35">finanziari</text:span><text:span text:style-name="T190"> </text:span><text:span text:style-name="T35">per</text:span><text:span text:style-name="T190"> </text:span><text:span text:style-name="T35">poter</text:span><text:span text:style-name="T190"> </text:span><text:span text:style-name="T35">avviare</text:span><text:span text:style-name="T190"> </text:span><text:span text:style-name="T35">l’attività.</text:span><text:span text:style-name="T217"> </text:span><text:span text:style-name="T39">Tali</text:span><text:span text:style-name="T190"> </text:span><text:span text:style-name="T35">risorse</text:span><text:span text:style-name="T190"> </text:span><text:span text:style-name="T35">non</text:span><text:span text:style-name="T190"> </text:span><text:span text:style-name="T35">devono</text:span><text:span text:style-name="T190"> </text:span><text:span text:style-name="T35">essere</text:span><text:span text:style-name="T190"> </text:span><text:span text:style-name="T35">in- feriori</text:span><text:span text:style-name="T170"> </text:span><text:span text:style-name="T35">all’importo</text:span><text:span text:style-name="T170"> </text:span><text:span text:style-name="T35">annuale</text:span><text:span text:style-name="T170"> </text:span><text:span text:style-name="T35">dell’assegno</text:span><text:span text:style-name="T170"> </text:span><text:span text:style-name="T35">sociale</text:span><text:span text:style-name="T203"> </text:span><text:span text:style-name="T35">(</text:span><text:span text:style-name="T226">€</text:span><text:span text:style-name="T235"> </text:span><text:span text:style-name="T35">5.818,93).</text:span></text:p>
        <text:p text:style-name="P1058"/>
        <text:p text:style-name="P641"><text:span text:style-name="T52">Attività</text:span><text:span text:style-name="T118"> </text:span><text:span text:style-name="T52">che</text:span><text:span text:style-name="T111"> </text:span><text:span text:style-name="T52">non</text:span><text:span text:style-name="T111"> </text:span><text:span text:style-name="T52">richiedono</text:span><text:span text:style-name="T111"> </text:span><text:span text:style-name="T52">l’iscrizione</text:span><text:span text:style-name="T118"> </text:span><text:span text:style-name="T52">in</text:span><text:span text:style-name="T111"> </text:span><text:span text:style-name="T52">albi</text:span><text:span text:style-name="T111"> </text:span><text:span text:style-name="T52">o</text:span><text:span text:style-name="T111"> </text:span><text:span text:style-name="T52">Registri</text:span></text:p>
        <text:p text:style-name="P831"><text:span text:style-name="T35">Se </text:span><text:span text:style-name="T162">l’attività </text:span><text:span text:style-name="T35">non è </text:span><text:span text:style-name="T162">iscrivibile </text:span><text:span text:style-name="T35">nel </text:span><text:span text:style-name="T162">Registro delle Imprese, </text:span><text:span text:style-name="T35">e le </text:span><text:span text:style-name="T162">attività sono svin-</text:span></text:p>
        <text:p text:style-name="P1186"><text:span text:style-name="T162">colate</text:span><text:span text:style-name="T203"> </text:span><text:span text:style-name="T35">da</text:span><text:span text:style-name="T203"> </text:span><text:span text:style-name="T162">licenze</text:span><text:span text:style-name="T203"> </text:span><text:span text:style-name="T35">e</text:span><text:span text:style-name="T203"> </text:span><text:span text:style-name="T162">autorizzazioni,</text:span><text:span text:style-name="T203"> </text:span><text:span text:style-name="T35">da</text:span><text:span text:style-name="T203"> </text:span><text:span text:style-name="T162">denunce</text:span><text:span text:style-name="T203"> </text:span><text:span text:style-name="T35">di</text:span><text:span text:style-name="T203"> </text:span><text:span text:style-name="T162">inizio</text:span><text:span text:style-name="T203"> </text:span><text:span text:style-name="T162">attività,</text:span><text:span text:style-name="T203"> </text:span><text:span text:style-name="T35">o</text:span><text:span text:style-name="T203"> </text:span><text:span text:style-name="T162">dall’iscrizione ad</text:span><text:span text:style-name="T183"> </text:span><text:span text:style-name="T36">albi,</text:span><text:span text:style-name="T196"> </text:span><text:span text:style-name="T39">registri</text:span><text:span text:style-name="T183"> </text:span><text:span text:style-name="T162">od</text:span><text:span text:style-name="T196"> </text:span><text:span text:style-name="T39">elenchi</text:span><text:span text:style-name="T196"> </text:span><text:span text:style-name="T39">abilitanti</text:span><text:span text:style-name="T183"> </text:span><text:span text:style-name="T36">(es.</text:span><text:span text:style-name="T196"> </text:span><text:span text:style-name="T39">attività</text:span><text:span text:style-name="T196"> </text:span><text:span text:style-name="T162">di</text:span><text:span text:style-name="T183"> </text:span><text:span text:style-name="T39">consulenza,</text:span><text:span text:style-name="T196"> </text:span><text:span text:style-name="T36">anche</text:span><text:span text:style-name="T183"> </text:span><text:span text:style-name="T36">con</text:span><text:span text:style-name="T196"> </text:span><text:span text:style-name="T39">contratto </text:span><text:span text:style-name="T35">di</text:span><text:span text:style-name="T203"> </text:span><text:span text:style-name="T162">collaborazione</text:span><text:span text:style-name="T39"> </text:span><text:span text:style-name="T162">coordinata</text:span><text:span text:style-name="T39"> </text:span><text:span text:style-name="T35">e</text:span><text:span text:style-name="T39"> </text:span><text:span text:style-name="T162">continuativa),</text:span><text:span text:style-name="T203"> </text:span><text:span text:style-name="T35">e</text:span><text:span text:style-name="T39"> </text:span><text:span text:style-name="T35">per</text:span><text:span text:style-name="T39"> </text:span><text:span text:style-name="T35">le</text:span><text:span text:style-name="T39"> </text:span><text:span text:style-name="T162">quali</text:span><text:span text:style-name="T203"> </text:span><text:span text:style-name="T162">pertanto</text:span><text:span text:style-name="T39"> </text:span><text:span text:style-name="T35">non</text:span><text:span text:style-name="T39"> </text:span><text:span text:style-name="T35">e’</text:span><text:span text:style-name="T187"> </text:span><text:span text:style-name="T162">indi- viduabile</text:span><text:span text:style-name="T183"> </text:span><text:span text:style-name="T162">l’Amministrazione</text:span><text:span text:style-name="T196"> </text:span><text:span text:style-name="T162">competente</text:span><text:span text:style-name="T196"> </text:span><text:span text:style-name="T35">a</text:span><text:span text:style-name="T183"> </text:span><text:span text:style-name="T162">rilasciare</text:span><text:span text:style-name="T196"> </text:span><text:span text:style-name="T35">la</text:span><text:span text:style-name="T196"> </text:span><text:span text:style-name="T162">dichiarazione</text:span><text:span text:style-name="T183"> </text:span><text:span text:style-name="T35">e</text:span><text:span text:style-name="T196"> </text:span><text:span text:style-name="T162">l’attesta- zione</text:span><text:span text:style-name="T170"> </text:span><text:span text:style-name="T35">la</text:span><text:span text:style-name="T203"> </text:span><text:span text:style-name="T162">documentazione</text:span><text:span text:style-name="T170"> </text:span><text:span text:style-name="T35">di</text:span><text:span text:style-name="T203"> </text:span><text:span text:style-name="T35">cui</text:span><text:span text:style-name="T203"> </text:span><text:span text:style-name="T35">si</text:span><text:span text:style-name="T170"> </text:span><text:span text:style-name="T162">necessita</text:span><text:span text:style-name="T203"> </text:span><text:span text:style-name="T35">per</text:span><text:span text:style-name="T170"> </text:span><text:span text:style-name="T162">poter</text:span><text:span text:style-name="T203"> </text:span><text:span text:style-name="T162">richiedere</text:span><text:span text:style-name="T203"> </text:span><text:span text:style-name="T35">il</text:span><text:span text:style-name="T170"> </text:span><text:span text:style-name="T162">visto</text:span><text:span text:style-name="T203"> </text:span><text:span text:style-name="T35">è:</text:span></text:p>
        <text:list xml:id="list153417615218806" text:continue-list="list153418373811666" text:style-name="WWNum6">
          <text:list-item>
            <text:p text:style-name="P532"><text:span text:style-name="T47">un</text:span><text:span text:style-name="T80"> </text:span><text:span text:style-name="T47">idoneo</text:span><text:span text:style-name="T80"> </text:span><text:span text:style-name="T47">contratto</text:span><text:span text:style-name="T104"> </text:span><text:span text:style-name="T47">corredato,</text:span><text:span text:style-name="T80"> </text:span><text:span text:style-name="T47">nel</text:span><text:span text:style-name="T80"> </text:span><text:span text:style-name="T47">caso</text:span><text:span text:style-name="T104"> </text:span><text:span text:style-name="T47">sia</text:span><text:span text:style-name="T80"> </text:span><text:span text:style-name="T47">sottoscritto</text:span><text:span text:style-name="T80"> </text:span><text:span text:style-name="T47">da</text:span><text:span text:style-name="T104"> </text:span><text:span text:style-name="T47">un’impresa</text:span><text:span text:style-name="T80"> </text:span><text:span text:style-name="T47">italiana, con</text:span><text:span text:style-name="T117"> </text:span><text:span text:style-name="T47">certificato</text:span><text:span text:style-name="T110"> </text:span><text:span text:style-name="T47">di</text:span><text:span text:style-name="T117"> </text:span><text:span text:style-name="T47">iscrizione</text:span><text:span text:style-name="T110"> </text:span><text:span text:style-name="T47">nel</text:span><text:span text:style-name="T110"> </text:span><text:span text:style-name="T47">registro</text:span><text:span text:style-name="T117"> </text:span><text:span text:style-name="T47">delle</text:span><text:span text:style-name="T110"> </text:span><text:span text:style-name="T47">imprese</text:span><text:span text:style-name="T110"> </text:span><text:span text:style-name="T47">e,</text:span><text:span text:style-name="T117"> </text:span><text:span text:style-name="T47">nel</text:span><text:span text:style-name="T110"> </text:span><text:span text:style-name="T47">caso</text:span><text:span text:style-name="T110"> </text:span><text:span text:style-name="T47">di</text:span><text:span text:style-name="T117"> </text:span><text:span text:style-name="T47">commit- tente estero, con attestazione analoga vidimata dalla rappresentanza diplo- matico-consolare italiana</text:span><text:span text:style-name="T55"> </text:span><text:span text:style-name="T47">competente;</text:span></text:p>
          </text:list-item>
          <text:list-item>
            <text:p text:style-name="P534"><text:span text:style-name="T47">copia di una formale dichiarazione di responsabilità, preventivamente rila- sciata</text:span><text:span text:style-name="T55"> </text:span><text:span text:style-name="T47">o</text:span><text:span text:style-name="T48"> </text:span><text:span text:style-name="T47">inviata</text:span><text:span text:style-name="T55"> </text:span><text:span text:style-name="T47">dal</text:span><text:span text:style-name="T48"> </text:span><text:span text:style-name="T47">committente</text:span><text:span text:style-name="T48"> </text:span><text:span text:style-name="T47">italiano</text:span><text:span text:style-name="T55"> </text:span><text:span text:style-name="T47">o</text:span><text:span text:style-name="T48"> </text:span><text:span text:style-name="T47">dal</text:span><text:span text:style-name="T48"> </text:span><text:span text:style-name="T47">suo</text:span><text:span text:style-name="T55"> </text:span><text:span text:style-name="T47">legale</text:span><text:span text:style-name="T48"> </text:span><text:span text:style-name="T47">rappresentante</text:span><text:span text:style-name="T55"> </text:span><text:span text:style-name="T48">alla </text:span><text:span text:style-name="T47">competente Direzione </text:span><text:span text:style-name="T60">Territoriale </text:span><text:span text:style-name="T47">del lavoro, servizio ispezione del lavoro, nella</text:span><text:span text:style-name="T110"> </text:span><text:span text:style-name="T47">quale</text:span><text:span text:style-name="T101"> </text:span><text:span text:style-name="T47">si</text:span><text:span text:style-name="T110"> </text:span><text:span text:style-name="T47">indichi</text:span><text:span text:style-name="T101"> </text:span><text:span text:style-name="T47">che</text:span><text:span text:style-name="T110"> </text:span><text:span text:style-name="T47">in</text:span><text:span text:style-name="T101"> </text:span><text:span text:style-name="T47">virtù</text:span><text:span text:style-name="T101"> </text:span><text:span text:style-name="T47">del</text:span><text:span text:style-name="T110"> </text:span><text:span text:style-name="T47">contratto</text:span><text:span text:style-name="T101"> </text:span><text:span text:style-name="T47">stipulato</text:span><text:span text:style-name="T110"> </text:span><text:span text:style-name="T47">non</text:span><text:span text:style-name="T101"> </text:span><text:span text:style-name="T47">verrà</text:span><text:span text:style-name="T110"> </text:span><text:span text:style-name="T47">instaurato alcun rapporto di lavoro</text:span><text:span text:style-name="T77"> </text:span><text:span text:style-name="T47">subordinato;</text:span></text:p>
          </text:list-item>
          <text:list-item>
            <text:p text:style-name="P533"><text:span text:style-name="T47">copia</text:span><text:span text:style-name="T80"> </text:span><text:span text:style-name="T47">dell’ultimo</text:span><text:span text:style-name="T80"> </text:span><text:span text:style-name="T47">bilancio</text:span><text:span text:style-name="T104"> </text:span><text:span text:style-name="T47">depositato</text:span><text:span text:style-name="T80"> </text:span><text:span text:style-name="T47">presso</text:span><text:span text:style-name="T104"> </text:span><text:span text:style-name="T47">il</text:span><text:span text:style-name="T80"> </text:span><text:span text:style-name="T47">registro</text:span><text:span text:style-name="T104"> </text:span><text:span text:style-name="T47">delle</text:span><text:span text:style-name="T80"> </text:span><text:span text:style-name="T47">imprese,</text:span><text:span text:style-name="T104"> </text:span><text:span text:style-name="T47">nel</text:span><text:span text:style-name="T80"> </text:span><text:span text:style-name="T47">caso di</text:span><text:span text:style-name="T72"> </text:span><text:span text:style-name="T43">società</text:span><text:span text:style-name="T72"> </text:span><text:span text:style-name="T47">di</text:span><text:span text:style-name="T72"> </text:span><text:span text:style-name="T43">capitali,</text:span><text:span text:style-name="T72"> </text:span><text:span text:style-name="T47">o</text:span><text:span text:style-name="T72"> </text:span><text:span text:style-name="T43">dell’ultima</text:span><text:span text:style-name="T72"> </text:span><text:span text:style-name="T43">dichiarazione</text:span><text:span text:style-name="T72"> </text:span><text:span text:style-name="T47">dei</text:span><text:span text:style-name="T72"> </text:span><text:span text:style-name="T43">redditi,</text:span><text:span text:style-name="T72"> </text:span><text:span text:style-name="T47">nel</text:span><text:span text:style-name="T72"> </text:span><text:span text:style-name="T43">caso</text:span><text:span text:style-name="T72"> </text:span><text:span text:style-name="T47">di</text:span><text:span text:style-name="T72"> </text:span><text:span text:style-name="T43">società </text:span><text:span text:style-name="T47">di</text:span><text:span text:style-name="T85"> </text:span><text:span text:style-name="T47">persone</text:span><text:span text:style-name="T85"> </text:span><text:span text:style-name="T47">o</text:span><text:span text:style-name="T85"> </text:span><text:span text:style-name="T47">di</text:span><text:span text:style-name="T67"> </text:span><text:span text:style-name="T47">impresa</text:span><text:span text:style-name="T85"> </text:span><text:span text:style-name="T47">individuale</text:span><text:span text:style-name="T85"> </text:span><text:span text:style-name="T47">o</text:span><text:span text:style-name="T67"> </text:span><text:span text:style-name="T47">di</text:span><text:span text:style-name="T85"> </text:span><text:span text:style-name="T47">committente</text:span><text:span text:style-name="T85"> </text:span><text:span text:style-name="T47">non</text:span><text:span text:style-name="T67"> </text:span><text:span text:style-name="T47">imprenditoriale,</text:span><text:span text:style-name="T85"> </text:span><text:span text:style-name="T47">da cui risulti che l’entità dei proventi o dei redditi sia sufficiente a garantire il compenso.</text:span></text:p>
          </text:list-item>
        </text:list>
        <text:p text:style-name="P1187"><text:span text:style-name="T35">Al</text:span><text:span text:style-name="T174"> </text:span><text:span text:style-name="T35">fine</text:span><text:span text:style-name="T174"> </text:span><text:span text:style-name="T35">di</text:span><text:span text:style-name="T183"> </text:span><text:span text:style-name="T35">richiedere</text:span><text:span text:style-name="T174"> </text:span><text:span text:style-name="T35">il</text:span><text:span text:style-name="T174"> </text:span><text:span text:style-name="T35">visto</text:span><text:span text:style-name="T183"> </text:span><text:span text:style-name="T35">inoltre,</text:span><text:span text:style-name="T174"> </text:span><text:span text:style-name="T35">occorre</text:span><text:span text:style-name="T183"> </text:span><text:span text:style-name="T35">dimostrare</text:span><text:span text:style-name="T174"> </text:span><text:span text:style-name="T35">di</text:span><text:span text:style-name="T174"> </text:span><text:span text:style-name="T35">avere</text:span><text:span text:style-name="T183"> </text:span><text:span text:style-name="T35">a</text:span><text:span text:style-name="T174"> </text:span><text:span text:style-name="T35">disposizione un</text:span><text:span text:style-name="T39"> </text:span><text:span text:style-name="T35">idoneo</text:span><text:span text:style-name="T39"> </text:span><text:span text:style-name="T35">alloggio,</text:span><text:span text:style-name="T36"> </text:span><text:span text:style-name="T35">attraverso</text:span><text:span text:style-name="T39"> </text:span><text:span text:style-name="T35">un</text:span><text:span text:style-name="T39"> </text:span><text:span text:style-name="T35">contratto</text:span><text:span text:style-name="T36"> </text:span><text:span text:style-name="T35">di</text:span><text:span text:style-name="T39"> </text:span><text:span text:style-name="T35">proprietà,</text:span><text:span text:style-name="T39"> </text:span><text:span text:style-name="T35">locazione</text:span><text:span text:style-name="T36"> </text:span><text:span text:style-name="T35">o</text:span><text:span text:style-name="T39"> </text:span><text:span text:style-name="T35">dichiara- zione di ospitalità, nonché di possedere una disponibilità economica in </text:span><text:span text:style-name="T162">Italia </text:span><text:span text:style-name="T35">sufficiente</text:span><text:span text:style-name="T196"> </text:span><text:span text:style-name="T35">a</text:span><text:span text:style-name="T196"> </text:span><text:span text:style-name="T35">garantire</text:span><text:span text:style-name="T196"> </text:span><text:span text:style-name="T35">l‘ammontare</text:span><text:span text:style-name="T199"> </text:span><text:span text:style-name="T35">delle</text:span><text:span text:style-name="T196"> </text:span><text:span text:style-name="T35">risorse</text:span><text:span text:style-name="T196"> </text:span><text:span text:style-name="T35">necessarie.</text:span><text:span text:style-name="T174"> </text:span><text:span text:style-name="T36">Tale</text:span><text:span text:style-name="T199"> </text:span><text:span text:style-name="T35">disponibilità deve essere di importo superiore al livello minimo previsto dalla legge per l’esenzione</text:span><text:span text:style-name="T183"> </text:span><text:span text:style-name="T35">dalla</text:span><text:span text:style-name="T196"> </text:span><text:span text:style-name="T35">partecipazione</text:span><text:span text:style-name="T196"> </text:span><text:span text:style-name="T35">alla</text:span><text:span text:style-name="T196"> </text:span><text:span text:style-name="T35">spesa</text:span><text:span text:style-name="T196"> </text:span><text:span text:style-name="T35">sanitaria</text:span><text:span text:style-name="T196"> </text:span><text:span text:style-name="T35">(</text:span><text:span text:style-name="T226">€</text:span><text:span text:style-name="T236"> </text:span><text:span text:style-name="T35">8.263,21</text:span><text:span text:style-name="T196"> </text:span><text:span text:style-name="T35">per</text:span><text:span text:style-name="T196"> </text:span><text:span text:style-name="T35">il</text:span><text:span text:style-name="T196"> </text:span><text:span text:style-name="T35">2013)</text:span><text:span text:style-name="T196"> </text:span><text:span text:style-name="T35">e può</text:span><text:span text:style-name="T180"> </text:span><text:span text:style-name="T35">essere</text:span><text:span text:style-name="T166"> </text:span><text:span text:style-name="T35">dimostrata</text:span><text:span text:style-name="T180"> </text:span><text:span text:style-name="T35">attraverso</text:span><text:span text:style-name="T166"> </text:span><text:span text:style-name="T35">una</text:span><text:span text:style-name="T166"> </text:span><text:span text:style-name="T35">fideiussione</text:span><text:span text:style-name="T180"> </text:span><text:span text:style-name="T35">bancaria,</text:span><text:span text:style-name="T166"> </text:span><text:span text:style-name="T35">una</text:span><text:span text:style-name="T166"> </text:span><text:span text:style-name="T35">dichiarazione del committente o del legale rappresentante della</text:span><text:span text:style-name="T211"> </text:span><text:span text:style-name="T35">società.</text:span></text:p>
        <text:p text:style-name="P1052"><text:span text:style-name="T225">La suddetta documentazione </text:span><text:span text:style-name="T35">deve essere presentata anche tramite proprio procuratore</text:span><text:span text:style-name="T196"> </text:span><text:span text:style-name="T35">(con</text:span><text:span text:style-name="T196"> </text:span><text:span text:style-name="T35">procura</text:span><text:span text:style-name="T196"> </text:span><text:span text:style-name="T35">tradotta</text:span><text:span text:style-name="T199"> </text:span><text:span text:style-name="T35">e</text:span><text:span text:style-name="T196"> </text:span><text:span text:style-name="T35">legalizzata</text:span><text:span text:style-name="T196"> </text:span><text:span text:style-name="T35">presso</text:span><text:span text:style-name="T199"> </text:span><text:span text:style-name="T35">il</text:span><text:span text:style-name="T196"> </text:span><text:span text:style-name="T35">Consolato</text:span><text:span text:style-name="T196"> </text:span><text:span text:style-name="T35">italiano</text:span><text:span text:style-name="T199"> </text:span><text:span text:style-name="T35">nel Paese di residenza dello straniero) alla Questura competente per territorio la quale,</text:span><text:span text:style-name="T173"> </text:span><text:span text:style-name="T35">qualora</text:span><text:span text:style-name="T173"> </text:span><text:span text:style-name="T35">non</text:span><text:span text:style-name="T173"> </text:span><text:span text:style-name="T35">sussistano</text:span><text:span text:style-name="T173"> </text:span><text:span text:style-name="T35">cause</text:span><text:span text:style-name="T174"> </text:span><text:span text:style-name="T35">ostative</text:span><text:span text:style-name="T173"> </text:span><text:span text:style-name="T35">o</text:span><text:span text:style-name="T173"> </text:span><text:span text:style-name="T35">ulteriori</text:span><text:span text:style-name="T173"> </text:span><text:span text:style-name="T35">impedimenti,</text:span><text:span text:style-name="T174"> </text:span><text:span text:style-name="T35">rilascia</text:span><text:span text:style-name="T173"> </text:span><text:span text:style-name="T35">il nulla osta per il rilascio del visto. La domanda di nulla osta, da inoltrare alla Questura,</text:span><text:span text:style-name="T173"> </text:span><text:span text:style-name="T35">dovrà</text:span><text:span text:style-name="T174"> </text:span><text:span text:style-name="T35">essere</text:span><text:span text:style-name="T174"> </text:span><text:span text:style-name="T35">corredata</text:span><text:span text:style-name="T173"> </text:span><text:span text:style-name="T35">da</text:span><text:span text:style-name="T174"> </text:span><text:span text:style-name="T35">tutta</text:span><text:span text:style-name="T174"> </text:span><text:span text:style-name="T35">la</text:span><text:span text:style-name="T173"> </text:span><text:span text:style-name="T35">documentazione</text:span><text:span text:style-name="T174"> </text:span><text:span text:style-name="T35">inerente</text:span><text:span text:style-name="T174"> </text:span><text:span text:style-name="T35">l’attività che</text:span><text:span text:style-name="T173"> </text:span><text:span text:style-name="T35">si</text:span><text:span text:style-name="T174"> </text:span><text:span text:style-name="T35">vuole</text:span><text:span text:style-name="T174"> </text:span><text:span text:style-name="T35">svolgere</text:span><text:span text:style-name="T173"> </text:span><text:span text:style-name="T35">in</text:span><text:span text:style-name="T174"> </text:span><text:span text:style-name="T35">forma</text:span><text:span text:style-name="T174"> </text:span><text:span text:style-name="T35">autonoma,</text:span><text:span text:style-name="T173"> </text:span><text:span text:style-name="T35">compresi</text:span><text:span text:style-name="T174"> </text:span><text:span text:style-name="T35">gli</text:span><text:span text:style-name="T174"> </text:span><text:span text:style-name="T35">eventuali</text:span><text:span text:style-name="T173"> </text:span><text:span text:style-name="T35">nulla</text:span><text:span text:style-name="T174"> </text:span><text:span text:style-name="T35">osta,</text:span><text:span text:style-name="T174"> </text:span><text:span text:style-name="T35">di- chiarazioni ed attestazioni rilasciati dalle Autorità</text:span><text:span text:style-name="T242"> </text:span><text:span text:style-name="T35">competenti.</text:span></text:p>
      </text:section>
      <text:p text:style-name="P1188"/>
      <text:p text:style-name="P728"/>
      <text:p text:style-name="P660"><draw:g text:anchor-type="as-char" draw:z-index="143" draw:style-name="gr5"><draw:line draw:style-name="gr6" draw:text-style-name="P1280" svg:x1="0in" svg:y1="0in" svg:x2="3.8228in" svg:y2="0in"><text:p/></draw:line></draw:g><text:span text:style-name="T483"><text:tab/></text:span><draw:g text:anchor-type="as-char" draw:z-index="144" draw:style-name="gr5"><draw:line draw:style-name="gr6" draw:text-style-name="P1280" svg:x1="0in" svg:y1="0in" svg:x2="3.8189in" svg:y2="0in"><text:p/></draw:line></draw:g></text:p>
      <text:p text:style-name="P766"/>
      <text:section text:style-name="Sect18" text:name="Section90">
        <text:p text:style-name="P812"><text:span text:style-name="T35">Ottenuto</text:span><text:span text:style-name="T199"> </text:span><text:span text:style-name="T35">il</text:span><text:span text:style-name="T199"> </text:span><text:span text:style-name="T35">nulla</text:span><text:span text:style-name="T180"> </text:span><text:span text:style-name="T35">osta</text:span><text:span text:style-name="T199"> </text:span><text:span text:style-name="T35">dalla</text:span><text:span text:style-name="T180"> </text:span><text:span text:style-name="T35">Questura,</text:span><text:span text:style-name="T199"> </text:span><text:span text:style-name="T35">si</text:span><text:span text:style-name="T199"> </text:span><text:span text:style-name="T35">potrà</text:span><text:span text:style-name="T180"> </text:span><text:span text:style-name="T35">procedere</text:span><text:span text:style-name="T199"> </text:span><text:span text:style-name="T35">alla</text:span><text:span text:style-name="T180"> </text:span><text:span text:style-name="T35">richiesta</text:span><text:span text:style-name="T199"> </text:span><text:span text:style-name="T35">del</text:span><text:span text:style-name="T199"> </text:span><text:span text:style-name="T35">visto presso la Rappresentanza diplomatica italiana. La Rappresentanza, acquisiti anche i nulla osta dalle Autorità competenti provvederà al rilascio del visto. Ottenuto</text:span><text:span text:style-name="T36"> </text:span><text:span text:style-name="T35">il</text:span><text:span text:style-name="T162"> </text:span><text:span text:style-name="T35">visto,</text:span><text:span text:style-name="T162"> </text:span><text:span text:style-name="T35">lo</text:span><text:span text:style-name="T162"> </text:span><text:span text:style-name="T35">straniero</text:span><text:span text:style-name="T162"> </text:span><text:span text:style-name="T35">potrà</text:span><text:span text:style-name="T162"> </text:span><text:span text:style-name="T35">fare</text:span><text:span text:style-name="T162"> </text:span><text:span text:style-name="T35">ingresso</text:span><text:span text:style-name="T162"> </text:span><text:span text:style-name="T35">in</text:span><text:span text:style-name="T36"> </text:span><text:span text:style-name="T35">Italia</text:span><text:span text:style-name="T162"> </text:span><text:span text:style-name="T35">entro</text:span><text:span text:style-name="T162"> </text:span><text:span text:style-name="T35">180</text:span><text:span text:style-name="T162"> </text:span><text:span text:style-name="T35">giorni</text:span><text:span text:style-name="T162"> </text:span><text:span text:style-name="T35">dal suo</text:span><text:span text:style-name="T187"> </text:span><text:span text:style-name="T35">rilascio</text:span><text:span text:style-name="T190"> </text:span><text:span text:style-name="T35">ed</text:span><text:span text:style-name="T190"> </text:span><text:span text:style-name="T35">entro</text:span><text:span text:style-name="T187"> </text:span><text:span text:style-name="T35">8</text:span><text:span text:style-name="T190"> </text:span><text:span text:style-name="T35">giorni</text:span><text:span text:style-name="T190"> </text:span><text:span text:style-name="T35">dall’ingresso</text:span><text:span text:style-name="T187"> </text:span><text:span text:style-name="T35">dovrà</text:span><text:span text:style-name="T190"> </text:span><text:span text:style-name="T35">richiedere</text:span><text:span text:style-name="T190"> </text:span><text:span text:style-name="T35">il</text:span><text:span text:style-name="T190"> </text:span><text:span text:style-name="T35">permesso</text:span><text:span text:style-name="T187"> </text:span><text:span text:style-name="T35">di</text:span><text:span text:style-name="T190"> </text:span><text:span text:style-name="T35">sog- giorno utilizzando gli appositi</text:span><text:span text:style-name="T199"> </text:span><text:span text:style-name="T35">Kit.</text:span></text:p>
        <text:p text:style-name="P773"/>
        <text:list xml:id="list153417432588379" text:continue-list="list153419063917655" text:style-name="WWNum2">
          <text:list-item>
            <text:h text:style-name="P163" text:outline-level="3"><text:span text:style-name="T389">L’autorità diplomatica può rifiutarmi il</text:span><text:span text:style-name="T398"> </text:span><text:span text:style-name="T389">visto?</text:span></text:h>
          </text:list-item>
        </text:list>
        <text:p text:style-name="P816"><text:span text:style-name="T35">Sì, il rilascio del visto è a discrezione dell’Autorità diplomatico-consolare.</text:span><text:span text:style-name="T179"> </text:span><text:span text:style-name="T35">Il rifiuto</text:span><text:span text:style-name="T187"> </text:span><text:span text:style-name="T35">deve</text:span><text:span text:style-name="T190"> </text:span><text:span text:style-name="T35">essere</text:span><text:span text:style-name="T190"> </text:span><text:span text:style-name="T35">scritto</text:span><text:span text:style-name="T190"> </text:span><text:span text:style-name="T35">e</text:span><text:span text:style-name="T190"> </text:span><text:span text:style-name="T35">motivato,</text:span><text:span text:style-name="T187"> </text:span><text:span text:style-name="T35">ad</text:span><text:span text:style-name="T190"> </text:span><text:span text:style-name="T35">eccezione</text:span><text:span text:style-name="T190"> </text:span><text:span text:style-name="T35">dei</text:span><text:span text:style-name="T190"> </text:span><text:span text:style-name="T35">casi</text:span><text:span text:style-name="T190"> </text:span><text:span text:style-name="T35">di</text:span><text:span text:style-name="T190"> </text:span><text:span text:style-name="T35">rifiuto</text:span><text:span text:style-name="T187"> </text:span><text:span text:style-name="T35">per</text:span><text:span text:style-name="T190"> </text:span><text:span text:style-name="T36">ragioni </text:span><text:span text:style-name="T35">di sicurezza o ordine</text:span><text:span text:style-name="T199"> </text:span><text:span text:style-name="T35">pubblico.</text:span></text:p>
        <text:p text:style-name="P785"/>
        <text:list xml:id="list153419228243432" text:continue-numbering="true" text:style-name="WWNum2">
          <text:list-item>
            <text:h text:style-name="P193" text:outline-level="3"><text:span text:style-name="T389">Una volta entrato in Italia con il mio visto per lavoro auto- nomo, che </text:span><text:span text:style-name="T411">devo</text:span><text:span text:style-name="T413"> </text:span><text:span text:style-name="T389">fare?</text:span></text:h>
          </text:list-item>
        </text:list>
        <text:p text:style-name="P809"><text:span text:style-name="T162">Devi</text:span><text:span text:style-name="T203"> </text:span><text:span text:style-name="T162">ottenere</text:span><text:span text:style-name="T203"> </text:span><text:span text:style-name="T35">il</text:span><text:span text:style-name="T203"> </text:span><text:span text:style-name="T162">permesso</text:span><text:span text:style-name="T203"> </text:span><text:span text:style-name="T35">di</text:span><text:span text:style-name="T203"> </text:span><text:span text:style-name="T162">soggiorno</text:span><text:span text:style-name="T203"> </text:span><text:span text:style-name="T35">per</text:span><text:span text:style-name="T203"> </text:span><text:span text:style-name="T162">lavoro</text:span><text:span text:style-name="T39"> </text:span><text:span text:style-name="T162">autonomo,</text:span><text:span text:style-name="T203"> </text:span><text:span text:style-name="T162">esattamente</text:span><text:span text:style-name="T203"> </text:span><text:span text:style-name="T162">come </text:span><text:span text:style-name="T35">un </text:span><text:span text:style-name="T162">lavoratore dipendente, entro </text:span><text:span text:style-name="T35">8 </text:span><text:span text:style-name="T162">giorni lavorativi dall’ingresso </text:span><text:span text:style-name="T35">sul</text:span><text:span text:style-name="T179"> </text:span><text:span text:style-name="T162">territorio.</text:span></text:p>
        <text:p text:style-name="P785"/>
        <text:list xml:id="list153418619157172" text:continue-numbering="true" text:style-name="WWNum2">
          <text:list-item>
            <text:h text:style-name="P129" text:outline-level="3"><text:span text:style-name="T389">Con</text:span><text:span text:style-name="T396"> </text:span><text:span text:style-name="T389">il</text:span><text:span text:style-name="T417"> </text:span><text:span text:style-name="T389">permesso</text:span><text:span text:style-name="T417"> </text:span><text:span text:style-name="T389">di</text:span><text:span text:style-name="T417"> </text:span><text:span text:style-name="T389">soggiorno</text:span><text:span text:style-name="T417"> </text:span><text:span text:style-name="T389">posso</text:span><text:span text:style-name="T417"> </text:span><text:span text:style-name="T389">svolgere</text:span><text:span text:style-name="T417"> </text:span><text:span text:style-name="T389">qualunque</text:span><text:span text:style-name="T396"> </text:span><text:span text:style-name="T389">tipo di </text:span><text:span text:style-name="T411">lavoro</text:span><text:span text:style-name="T433"> </text:span><text:span text:style-name="T389">autonomo?</text:span></text:h>
          </text:list-item>
        </text:list>
        <text:p text:style-name="P909"><text:span text:style-name="T35">Sì,</text:span><text:span text:style-name="T183"> </text:span><text:span text:style-name="T35">è</text:span><text:span text:style-name="T183"> </text:span><text:span text:style-name="T35">consentita</text:span><text:span text:style-name="T183"> </text:span><text:span text:style-name="T35">ogni</text:span><text:span text:style-name="T183"> </text:span><text:span text:style-name="T35">attività</text:span><text:span text:style-name="T196"> </text:span><text:span text:style-name="T35">non</text:span><text:span text:style-name="T183"> </text:span><text:span text:style-name="T35">occasionale</text:span><text:span text:style-name="T183"> </text:span><text:span text:style-name="T35">di</text:span><text:span text:style-name="T183"> </text:span><text:span text:style-name="T35">lavoro</text:span><text:span text:style-name="T183"> </text:span><text:span text:style-name="T35">autonomo</text:span><text:span text:style-name="T196"> </text:span><text:span text:style-name="T35">a</text:span><text:span text:style-name="T183"> </text:span><text:span text:style-name="T35">condizione che</text:span><text:span text:style-name="T180"> </text:span><text:span text:style-name="T35">l’esercizio</text:span><text:span text:style-name="T166"> </text:span><text:span text:style-name="T35">di</text:span><text:span text:style-name="T180"> </text:span><text:span text:style-name="T35">tali</text:span><text:span text:style-name="T166"> </text:span><text:span text:style-name="T35">attività</text:span><text:span text:style-name="T180"> </text:span><text:span text:style-name="T35">non</text:span><text:span text:style-name="T166"> </text:span><text:span text:style-name="T35">sia</text:span><text:span text:style-name="T180"> </text:span><text:span text:style-name="T35">riservato</text:span><text:span text:style-name="T166"> </text:span><text:span text:style-name="T35">dalla</text:span><text:span text:style-name="T166"> </text:span><text:span text:style-name="T35">legge</text:span><text:span text:style-name="T180"> </text:span><text:span text:style-name="T35">ai</text:span><text:span text:style-name="T166"> </text:span><text:span text:style-name="T35">cittadini</text:span><text:span text:style-name="T180"> </text:span><text:span text:style-name="T35">italiani</text:span><text:span text:style-name="T166"> </text:span><text:span text:style-name="T35">o dell’Unione</text:span><text:span text:style-name="T174"> </text:span><text:span text:style-name="T35">Europea.</text:span><text:span text:style-name="T174"> </text:span><text:span text:style-name="T35">In</text:span><text:span text:style-name="T174"> </text:span><text:span text:style-name="T35">ogni</text:span><text:span text:style-name="T174"> </text:span><text:span text:style-name="T35">caso,</text:span><text:span text:style-name="T174"> </text:span><text:span text:style-name="T35">lo</text:span><text:span text:style-name="T174"> </text:span><text:span text:style-name="T35">straniero,</text:span><text:span text:style-name="T183"> </text:span><text:span text:style-name="T35">deve</text:span><text:span text:style-name="T174"> </text:span><text:span text:style-name="T35">dimostrare</text:span><text:span text:style-name="T174"> </text:span><text:span text:style-name="T35">di</text:span><text:span text:style-name="T174"> </text:span><text:span text:style-name="T35">disporre</text:span><text:span text:style-name="T174"> </text:span><text:span text:style-name="T35">di risorse adeguate per l’esercizio che deve intraprendere in Italia. Con il per- messo di soggiorno per lavoro autonomo il lavoratore può esercitare anche un’attività</text:span><text:span text:style-name="T203"> </text:span><text:span text:style-name="T35">di</text:span><text:span text:style-name="T39"> </text:span><text:span text:style-name="T35">lavoro</text:span><text:span text:style-name="T203"> </text:span><text:span text:style-name="T35">subordinato</text:span><text:span text:style-name="T39"> </text:span><text:span text:style-name="T35">e</text:span><text:span text:style-name="T203"> </text:span><text:span text:style-name="T35">quindi</text:span><text:span text:style-name="T39"> </text:span><text:span text:style-name="T35">può</text:span><text:span text:style-name="T203"> </text:span><text:span text:style-name="T35">regolarmente</text:span><text:span text:style-name="T39"> </text:span><text:span text:style-name="T35">essere</text:span><text:span text:style-name="T203"> </text:span><text:span text:style-name="T35">assunto</text:span><text:span text:style-name="T39"> </text:span><text:span text:style-name="T35">da un</text:span><text:span text:style-name="T203"> </text:span><text:span text:style-name="T35">datore</text:span><text:span text:style-name="T203"> </text:span><text:span text:style-name="T35">di</text:span><text:span text:style-name="T203"> </text:span><text:span text:style-name="T35">lavoro,</text:span><text:span text:style-name="T203"> </text:span><text:span text:style-name="T35">senza</text:span><text:span text:style-name="T203"> </text:span><text:span text:style-name="T35">dover</text:span><text:span text:style-name="T39"> </text:span><text:span text:style-name="T35">ricorrere</text:span><text:span text:style-name="T203"> </text:span><text:span text:style-name="T35">alle</text:span><text:span text:style-name="T203"> </text:span><text:span text:style-name="T35">quote</text:span><text:span text:style-name="T203"> </text:span><text:span text:style-name="T35">d’ingresso</text:span><text:span text:style-name="T203"> </text:span><text:span text:style-name="T35">disponibili.</text:span></text:p>
        <text:p text:style-name="P733"/>
        <text:list xml:id="list153417525427775" text:continue-numbering="true" text:style-name="WWNum2">
          <text:list-item>
            <text:h text:style-name="P174" text:outline-level="3"><text:span text:style-name="T389">Che </text:span><text:span text:style-name="T390">validità </text:span><text:span text:style-name="T389">ha il permesso di</text:span><text:span text:style-name="T396"> </text:span><text:span text:style-name="T389">soggiorno?</text:span></text:h>
          </text:list-item>
        </text:list>
        <text:p text:style-name="P757"><text:span text:style-name="T35">Il permesso di soggiorno ha una validità massima di 2 anni </text:span><text:span text:style-name="T225">rinnovabili.</text:span></text:p>
        <text:h text:style-name="P18" text:outline-level="2"><text:span text:style-name="T399">Costituzione e cessazione del rapporto di lavoro <text:s text:c="7"/></text:span></text:h>
        <text:list xml:id="list153419127012891" text:continue-numbering="true" text:style-name="WWNum2">
          <text:list-item>
            <text:h text:style-name="P176" text:outline-level="3"><text:span text:style-name="T389">Quale è il contenuto del contratto di</text:span><text:span text:style-name="T445"> </text:span><text:span text:style-name="T411">lavoro</text:span></text:h>
          </text:list-item>
        </text:list>
        <text:p text:style-name="P1047"><text:span text:style-name="T35">Come</text:span><text:span text:style-name="T194"> </text:span><text:span text:style-name="T35">lavoratore</text:span><text:span text:style-name="T176"> </text:span><text:span text:style-name="T35">straniero,</text:span><text:span text:style-name="T176"> </text:span><text:span text:style-name="T35">al</text:span><text:span text:style-name="T176"> </text:span><text:span text:style-name="T35">momento</text:span><text:span text:style-name="T176"> </text:span><text:span text:style-name="T35">dell’assunzione</text:span><text:span text:style-name="T194"> </text:span><text:span text:style-name="T35">hai</text:span><text:span text:style-name="T176"> </text:span><text:span text:style-name="T35">diritto</text:span><text:span text:style-name="T176"> </text:span><text:span text:style-name="T35">a</text:span><text:span text:style-name="T176"> </text:span><text:span text:style-name="T35">conoscere tutte</text:span><text:span text:style-name="T196"> </text:span><text:span text:style-name="T35">le</text:span><text:span text:style-name="T196"> </text:span><text:span text:style-name="T35">informazioni</text:span><text:span text:style-name="T196"> </text:span><text:span text:style-name="T35">sulle</text:span><text:span text:style-name="T196"> </text:span><text:span text:style-name="T35">condizioni</text:span><text:span text:style-name="T196"> </text:span><text:span text:style-name="T35">di</text:span><text:span text:style-name="T196"> </text:span><text:span text:style-name="T35">lavoro,</text:span><text:span text:style-name="T196"> </text:span><text:span text:style-name="T35">che</text:span><text:span text:style-name="T196"> </text:span><text:span text:style-name="T35">devono</text:span><text:span text:style-name="T196"> </text:span><text:span text:style-name="T35">essere</text:span><text:span text:style-name="T196"> </text:span><text:span text:style-name="T35">riportate</text:span><text:span text:style-name="T196"> </text:span><text:span text:style-name="T35">su un documento</text:span><text:span text:style-name="T39"> </text:span><text:span text:style-name="T35">scritto:</text:span></text:p>
        <text:list xml:id="list153417426507755" text:continue-list="list153417615218806" text:style-name="WWNum6">
          <text:list-item>
            <text:p text:style-name="P373"><text:span text:style-name="T47">chi è il</text:span><text:span text:style-name="T110"> </text:span><text:span text:style-name="T47">lavoratore;</text:span></text:p>
          </text:list-item>
          <text:list-item>
            <text:p text:style-name="P369"><text:span text:style-name="T47">chi è il datore di</text:span><text:span text:style-name="T96"> </text:span><text:span text:style-name="T47">lavoro;</text:span></text:p>
          </text:list-item>
          <text:list-item>
            <text:p text:style-name="P369"><text:span text:style-name="T47">dove si svolge il</text:span><text:span text:style-name="T132"> </text:span><text:span text:style-name="T47">lavoro;</text:span></text:p>
          </text:list-item>
          <text:list-item>
            <text:p text:style-name="P369"><text:span text:style-name="T47">quanto durerà il</text:span><text:span text:style-name="T126"> </text:span><text:span text:style-name="T47">lavoro;</text:span></text:p>
          </text:list-item>
          <text:list-item>
            <text:p text:style-name="P369"><text:span text:style-name="T47">quanto durerà il periodo di</text:span><text:span text:style-name="T67"> </text:span><text:span text:style-name="T47">prova;</text:span></text:p>
          </text:list-item>
          <text:list-item>
            <text:p text:style-name="P369"><text:span text:style-name="T47">qual è l’orario di</text:span><text:span text:style-name="T61"> </text:span><text:span text:style-name="T47">lavoro;</text:span></text:p>
          </text:list-item>
          <text:list-item>
            <text:p text:style-name="P369"><text:span text:style-name="T47">inquadramento, livello e qualifica attribuiti al</text:span><text:span text:style-name="T121"> </text:span><text:span text:style-name="T47">lavoratore;</text:span></text:p>
          </text:list-item>
          <text:list-item>
            <text:p text:style-name="P303"><text:span text:style-name="T47">qual è la</text:span><text:span text:style-name="T110"> </text:span><text:span text:style-name="T47">retribuzione;</text:span></text:p>
          </text:list-item>
          <text:list-item>
            <text:p text:style-name="P303"><text:span text:style-name="T47">qual è la durata delle ferie</text:span><text:span text:style-name="T100"> </text:span><text:span text:style-name="T47">retribuite;</text:span></text:p>
          </text:list-item>
          <text:list-item>
            <text:p text:style-name="P303"><text:span text:style-name="T47">quali</text:span><text:span text:style-name="T48"> </text:span><text:span text:style-name="T47">sono</text:span><text:span text:style-name="T43"> </text:span><text:span text:style-name="T47">i</text:span><text:span text:style-name="T48"> </text:span><text:span text:style-name="T47">termini</text:span><text:span text:style-name="T43"> </text:span><text:span text:style-name="T47">entro</text:span><text:span text:style-name="T48"> </text:span><text:span text:style-name="T47">cui</text:span><text:span text:style-name="T43"> </text:span><text:span text:style-name="T47">si</text:span><text:span text:style-name="T48"> </text:span><text:span text:style-name="T47">può</text:span><text:span text:style-name="T43"> </text:span><text:span text:style-name="T47">interrompere</text:span><text:span text:style-name="T48"> </text:span><text:span text:style-name="T47">il</text:span><text:span text:style-name="T43"> </text:span><text:span text:style-name="T47">rapporto</text:span><text:span text:style-name="T48"> </text:span><text:span text:style-name="T47">di</text:span><text:span text:style-name="T43"> </text:span><text:span text:style-name="T47">lavoro.</text:span></text:p>
          </text:list-item>
        </text:list>
        <text:p text:style-name="P741"/>
        <text:p text:style-name="P1046"><text:span text:style-name="T165">ATTEnzIonE:</text:span><text:span text:style-name="T42"> </text:span><text:span text:style-name="T35">In</text:span><text:span text:style-name="T39"> </text:span><text:span text:style-name="T35">fase</text:span><text:span text:style-name="T39"> </text:span><text:span text:style-name="T35">di</text:span><text:span text:style-name="T39"> </text:span><text:span text:style-name="T35">selezione,</text:span><text:span text:style-name="T39"> </text:span><text:span text:style-name="T35">il</text:span><text:span text:style-name="T39"> </text:span><text:span text:style-name="T35">datore</text:span><text:span text:style-name="T39"> </text:span><text:span text:style-name="T35">di</text:span><text:span text:style-name="T36"> </text:span><text:span text:style-name="T35">lavoro</text:span><text:span text:style-name="T39"> </text:span><text:span text:style-name="T35">non</text:span><text:span text:style-name="T39"> </text:span><text:span text:style-name="T35">può</text:span><text:span text:style-name="T39"> </text:span><text:span text:style-name="T35">rivolgerti</text:span><text:span text:style-name="T39"> </text:span><text:span text:style-name="T35">do- mande su opinioni politiche e religiose, stato di gravidanza o sieropositività, stato</text:span><text:span text:style-name="T36"> </text:span><text:span text:style-name="T35">civile</text:span><text:span text:style-name="T36"> </text:span><text:span text:style-name="T35">o</text:span><text:span text:style-name="T162"> </text:span><text:span text:style-name="T35">stato</text:span><text:span text:style-name="T36"> </text:span><text:span text:style-name="T35">di</text:span><text:span text:style-name="T36"> </text:span><text:span text:style-name="T35">famiglia</text:span><text:span text:style-name="T162"> </text:span><text:span text:style-name="T35">(principio</text:span><text:span text:style-name="T36"> </text:span><text:span text:style-name="T35">di</text:span><text:span text:style-name="T36"> </text:span><text:span text:style-name="T35">non</text:span><text:span text:style-name="T162"> </text:span><text:span text:style-name="T35">discriminazione).</text:span></text:p>
        <text:p text:style-name="P1058"/>
        <text:h text:style-name="P30" text:outline-level="3"><text:span text:style-name="T389">CHIUDERE UN RAPPORTO DI LAVORO</text:span></text:h>
        <text:p text:style-name="P745"/>
        <text:list xml:id="list153418196372862" text:continue-list="list153419127012891" text:style-name="WWNum2">
          <text:list-item>
            <text:p text:style-name="P535"><text:span text:style-name="T347">Come faccio a dimettermi dal</text:span><text:span text:style-name="T362"> </text:span><text:span text:style-name="T348">lavoro?</text:span></text:p>
          </text:list-item>
        </text:list>
        <text:p text:style-name="P1189"><text:span text:style-name="T35">Sempre rispettando il periodo di preavviso, devi presentare in forma scritta le tue dimissioni, tramite una lettera in 2 copie contenente, in genere:</text:span></text:p>
        <text:list xml:id="list153417866306435" text:continue-list="list153417426507755" text:style-name="WWNum6">
          <text:list-item>
            <text:p text:style-name="P327"><text:span text:style-name="T47">i dati sulla società a cui è rivolta la</text:span><text:span text:style-name="T108"> </text:span><text:span text:style-name="T47">lettera;</text:span></text:p>
          </text:list-item>
          <text:list-item>
            <text:p text:style-name="P323"><text:span text:style-name="T47">il luogo e la</text:span><text:span text:style-name="T61"> </text:span><text:span text:style-name="T47">data;</text:span></text:p>
          </text:list-item>
          <text:list-item>
            <text:p text:style-name="P323"><text:span text:style-name="T47">la tua</text:span><text:span text:style-name="T55"> </text:span><text:span text:style-name="T47">firma;</text:span></text:p>
          </text:list-item>
          <text:list-item>
            <text:p text:style-name="P323"><text:span text:style-name="T47">la firma del tuo</text:span><text:span text:style-name="T61"> </text:span><text:span text:style-name="T47">interlocutore.</text:span></text:p>
          </text:list-item>
        </text:list>
        <text:p text:style-name="P727"/>
        <text:list xml:id="list153417899393631" text:continue-list="list153418196372862" text:style-name="WWNum2">
          <text:list-item>
            <text:h text:style-name="P177" text:outline-level="3"><text:span text:style-name="T390">Devo </text:span><text:span text:style-name="T389">per forza rispettare il</text:span><text:span text:style-name="T394"> </text:span><text:span text:style-name="T389">preavviso?</text:span></text:h>
          </text:list-item>
        </text:list>
        <text:p text:style-name="P1045"><text:span text:style-name="T35">Il</text:span><text:span text:style-name="T174"> </text:span><text:span text:style-name="T162">tempo</text:span><text:span text:style-name="T183"> </text:span><text:span text:style-name="T35">di</text:span><text:span text:style-name="T183"> </text:span><text:span text:style-name="T162">preavviso</text:span><text:span text:style-name="T174"> </text:span><text:span text:style-name="T162">viene</text:span><text:span text:style-name="T183"> </text:span><text:span text:style-name="T162">stabilito</text:span><text:span text:style-name="T174"> </text:span><text:span text:style-name="T162">all’inizio</text:span><text:span text:style-name="T183"> </text:span><text:span text:style-name="T35">del</text:span><text:span text:style-name="T183"> </text:span><text:span text:style-name="T162">rapporto</text:span><text:span text:style-name="T174"> </text:span><text:span text:style-name="T35">di</text:span><text:span text:style-name="T183"> </text:span><text:span text:style-name="T162">lavoro,</text:span><text:span text:style-name="T183"> </text:span><text:span text:style-name="T35">o</text:span><text:span text:style-name="T174"> </text:span><text:span text:style-name="T35">è</text:span><text:span text:style-name="T183"> </text:span><text:span text:style-name="T162">previsto </text:span><text:span text:style-name="T35">dal</text:span><text:span text:style-name="T174"> </text:span><text:span text:style-name="T162">contratto</text:span><text:span text:style-name="T174"> </text:span><text:span text:style-name="T162">collettivo</text:span><text:span text:style-name="T174"> </text:span><text:span text:style-name="T162">applicabile.</text:span><text:span text:style-name="T183"> </text:span><text:span text:style-name="T35">Se</text:span><text:span text:style-name="T174"> </text:span><text:span text:style-name="T35">non</text:span><text:span text:style-name="T174"> </text:span><text:span text:style-name="T35">lo</text:span><text:span text:style-name="T183"> </text:span><text:span text:style-name="T162">rispetti,</text:span><text:span text:style-name="T174"> </text:span><text:span text:style-name="T162">dovrai</text:span><text:span text:style-name="T174"> </text:span><text:span text:style-name="T162">pagare</text:span><text:span text:style-name="T174"> </text:span><text:span text:style-name="T162">un’indennità corrispondente </text:span><text:span text:style-name="T35">al </text:span><text:span text:style-name="T162">valore della retribuzione relativa </text:span><text:span text:style-name="T35">al </text:span><text:span text:style-name="T162">periodo </text:span><text:span text:style-name="T35">di</text:span><text:span text:style-name="T186"> </text:span><text:span text:style-name="T162">preavviso.</text:span></text:p>
      </text:section>
      <text:p text:style-name="P1191"/>
      <text:p text:style-name="P728"/>
      <text:p text:style-name="P660"><draw:g text:anchor-type="as-char" draw:z-index="145" draw:style-name="gr5"><draw:line draw:style-name="gr6" draw:text-style-name="P1280" svg:x1="0in" svg:y1="0in" svg:x2="3.8228in" svg:y2="0in"><text:p/></draw:line></draw:g><text:span text:style-name="T483"><text:tab/></text:span><draw:g text:anchor-type="as-char" draw:z-index="146" draw:style-name="gr5"><draw:line draw:style-name="gr6" draw:text-style-name="P1280" svg:x1="0in" svg:y1="0in" svg:x2="3.8189in" svg:y2="0in"><text:p/></draw:line></draw:g></text:p>
      <text:p text:style-name="P800"/>
      <text:section text:style-name="Sect21" text:name="Section92">
        <text:list xml:id="list153419186475830" text:continue-numbering="true" text:style-name="WWNum2">
          <text:list-item>
            <text:h text:style-name="P186" text:outline-level="3"><text:span text:style-name="T389">Il datore di </text:span><text:span text:style-name="T411">lavoro </text:span><text:span text:style-name="T389">può rifiutare il</text:span><text:span text:style-name="T448"> </text:span><text:span text:style-name="T389">preavviso?</text:span></text:h>
          </text:list-item>
        </text:list>
        <text:p text:style-name="P1192"><text:span text:style-name="T35">Sì,</text:span><text:span text:style-name="T173"> </text:span><text:span text:style-name="T35">in</text:span><text:span text:style-name="T174"> </text:span><text:span text:style-name="T35">questo</text:span><text:span text:style-name="T174"> </text:span><text:span text:style-name="T35">caso</text:span><text:span text:style-name="T174"> </text:span><text:span text:style-name="T35">puoi</text:span><text:span text:style-name="T174"> </text:span><text:span text:style-name="T35">accettare</text:span><text:span text:style-name="T174"> </text:span><text:span text:style-name="T35">il</text:span><text:span text:style-name="T174"> </text:span><text:span text:style-name="T35">recesso</text:span><text:span text:style-name="T174"> </text:span><text:span text:style-name="T35">immediato,</text:span><text:span text:style-name="T174"> </text:span><text:span text:style-name="T35">con</text:span><text:span text:style-name="T174"> </text:span><text:span text:style-name="T35">diritto</text:span><text:span text:style-name="T174"> </text:span><text:span text:style-name="T35">all’indennità sostitutiva.</text:span></text:p>
        <text:p text:style-name="P842"/>
        <text:list xml:id="list153418701941283" text:continue-numbering="true" text:style-name="WWNum2">
          <text:list-item>
            <text:p text:style-name="P536"><text:span text:style-name="T347">In</text:span><text:span text:style-name="T352"> </text:span><text:span text:style-name="T347">caso</text:span><text:span text:style-name="T363"> </text:span><text:span text:style-name="T347">di</text:span><text:span text:style-name="T352"> </text:span><text:span text:style-name="T347">inadempimento</text:span><text:span text:style-name="T363"> </text:span><text:span text:style-name="T347">grave</text:span><text:span text:style-name="T363"> </text:span><text:span text:style-name="T347">da</text:span><text:span text:style-name="T352"> </text:span><text:span text:style-name="T347">parte</text:span><text:span text:style-name="T363"> </text:span><text:span text:style-name="T347">del</text:span><text:span text:style-name="T363"> </text:span><text:span text:style-name="T347">datore</text:span><text:span text:style-name="T352"> </text:span><text:span text:style-name="T347">di</text:span><text:span text:style-name="T363"> </text:span><text:span text:style-name="T348">lavoro </text:span><text:span text:style-name="T347">(giusta</text:span><text:span text:style-name="T362"> </text:span><text:span text:style-name="T347">causa)</text:span><text:span text:style-name="T364"> </text:span><text:span text:style-name="T347">sono</text:span><text:span text:style-name="T364"> </text:span><text:span text:style-name="T354">comunque</text:span><text:span text:style-name="T364"> </text:span><text:span text:style-name="T347">obbligato</text:span><text:span text:style-name="T364"> </text:span><text:span text:style-name="T347">a</text:span><text:span text:style-name="T364"> </text:span><text:span text:style-name="T347">rispettare</text:span><text:span text:style-name="T364"> </text:span><text:span text:style-name="T347">il</text:span><text:span text:style-name="T364"> </text:span><text:span text:style-name="T354">preavviso?</text:span><text:span text:style-name="T11"> </text:span><text:span text:style-name="T47">Nel caso in cui il datore di lavoro sia colpevole di gravi inadempienze, puoi interrompere</text:span><text:span text:style-name="T85"> </text:span><text:span text:style-name="T47">il</text:span><text:span text:style-name="T67"> </text:span><text:span text:style-name="T47">lavoro</text:span><text:span text:style-name="T67"> </text:span><text:span text:style-name="T47">immediatamente,</text:span><text:span text:style-name="T67"> </text:span><text:span text:style-name="T47">senza</text:span><text:span text:style-name="T67"> </text:span><text:span text:style-name="T47">rispettare</text:span><text:span text:style-name="T85"> </text:span><text:span text:style-name="T47">alcun</text:span><text:span text:style-name="T67"> </text:span><text:span text:style-name="T47">preavviso,</text:span><text:span text:style-name="T67"> </text:span><text:span text:style-name="T47">poi- ché esiste una giusta</text:span><text:span text:style-name="T61"> </text:span><text:span text:style-name="T47">causa.</text:span></text:p>
          </text:list-item>
        </text:list>
        <text:p text:style-name="P773"/>
        <text:list xml:id="list153418917524805" text:continue-numbering="true" text:style-name="WWNum2">
          <text:list-item>
            <text:h text:style-name="P187" text:outline-level="3"><text:span text:style-name="T389">Quando il licenziamento del </text:span><text:span text:style-name="T390">lavoratore </text:span><text:span text:style-name="T389">è</text:span><text:span text:style-name="T415"> </text:span><text:span text:style-name="T389">possibile?</text:span></text:h>
          </text:list-item>
        </text:list>
        <text:p text:style-name="P677"><text:span text:style-name="T52">I requisiti </text:span><text:span text:style-name="T47">sostanziali del licenziamento individuale, anche a seguito della Riforma del Mercato del lavoro, </text:span><text:span text:style-name="T52">restano immutati</text:span><text:span text:style-name="T47">. La regola generale che stabilisce</text:span><text:span text:style-name="T55"> </text:span><text:span text:style-name="T47">i</text:span><text:span text:style-name="T55"> </text:span><text:span text:style-name="T47">limiti</text:span><text:span text:style-name="T55"> </text:span><text:span text:style-name="T47">alla</text:span><text:span text:style-name="T55"> </text:span><text:span text:style-name="T47">facoltà</text:span><text:span text:style-name="T55"> </text:span><text:span text:style-name="T47">di</text:span><text:span text:style-name="T55"> </text:span><text:span text:style-name="T47">recesso</text:span><text:span text:style-name="T55"> </text:span><text:span text:style-name="T47">del</text:span><text:span text:style-name="T55"> </text:span><text:span text:style-name="T47">datore</text:span><text:span text:style-name="T55"> </text:span><text:span text:style-name="T47">di</text:span><text:span text:style-name="T55"> </text:span><text:span text:style-name="T47">lavoro</text:span><text:span text:style-name="T55"> </text:span><text:span text:style-name="T47">è</text:span><text:span text:style-name="T55"> </text:span><text:span text:style-name="T47">contenuta</text:span><text:span text:style-name="T55"> </text:span><text:span text:style-name="T47">nella</text:span><text:span text:style-name="T81"> legge</text:span><text:span text:style-name="T73"> </text:span><text:span text:style-name="T81">604/1966</text:span><text:span text:style-name="T47">,</text:span><text:span text:style-name="T72"> </text:span><text:span text:style-name="T47">che</text:span><text:span text:style-name="T72"> </text:span><text:span text:style-name="T47">all’art.</text:span><text:span text:style-name="T77"> </text:span><text:span text:style-name="T47">1</text:span><text:span text:style-name="T72"> </text:span><text:span text:style-name="T47">che</text:span><text:span text:style-name="T72"> </text:span><text:span text:style-name="T47">dispone</text:span><text:span text:style-name="T77"> </text:span><text:span text:style-name="T47">che</text:span><text:span text:style-name="T72"> </text:span><text:span text:style-name="T47">“nel</text:span><text:span text:style-name="T72"> </text:span><text:span text:style-name="T47">rapporto</text:span><text:span text:style-name="T77"> </text:span><text:span text:style-name="T47">di</text:span><text:span text:style-name="T72"> </text:span><text:span text:style-name="T47">lavoro</text:span><text:span text:style-name="T72"> </text:span><text:span text:style-name="T47">a</text:span><text:span text:style-name="T77"> </text:span><text:span text:style-name="T47">tempo indeterminato </text:span><text:span text:style-name="T52">il licenziamento del lavoratore non può avvenire che per giusta causa </text:span><text:span text:style-name="T47">ai sensi dell’art. 2119 del Codice civile </text:span><text:span text:style-name="T52">o per giustificato mo- tivo</text:span><text:span text:style-name="T47">”.</text:span></text:p>
        <text:p text:style-name="P837"><text:span text:style-name="T35">La</text:span><text:span text:style-name="T199"> </text:span><text:span text:style-name="T35">Legge</text:span><text:span text:style-name="T199"> </text:span><text:span text:style-name="T35">92/2012</text:span><text:span text:style-name="T199"> </text:span><text:span text:style-name="T35">ha</text:span><text:span text:style-name="T199"> </text:span><text:span text:style-name="T35">introdotto</text:span><text:span text:style-name="T199"> </text:span><text:span text:style-name="T35">delle</text:span><text:span text:style-name="T199"> </text:span><text:span text:style-name="T35">novità</text:span><text:span text:style-name="T199"> </text:span><text:span text:style-name="T35">che</text:span><text:span text:style-name="T199"> </text:span><text:span text:style-name="T35">riguardano</text:span><text:span text:style-name="T199"> </text:span><text:span text:style-name="T35">tutti</text:span><text:span text:style-name="T199"> </text:span><text:span text:style-name="T35">i</text:span><text:span text:style-name="T199"> </text:span><text:span text:style-name="T35">datori</text:span><text:span text:style-name="T199"> </text:span><text:span text:style-name="T35">di</text:span><text:span text:style-name="T199"> </text:span><text:span text:style-name="T35">la- voro, indipendentemente dalle dimensioni</text:span><text:span text:style-name="T174"> </text:span><text:span text:style-name="T35">dell’azienda:</text:span></text:p>
        <text:list xml:id="list153418873869572" text:continue-list="list153417866306435" text:style-name="WWNum6">
          <text:list-item>
            <text:p text:style-name="P317"><text:span text:style-name="T47">viene</text:span><text:span text:style-name="T104"> </text:span><text:span text:style-name="T47">stabilito</text:span><text:span text:style-name="T104"> </text:span><text:span text:style-name="T47">in</text:span><text:span text:style-name="T105"> </text:span><text:span text:style-name="T47">generale</text:span><text:span text:style-name="T104"> </text:span><text:span text:style-name="T47">che</text:span><text:span text:style-name="T104"> </text:span><text:span text:style-name="T47">la</text:span><text:span text:style-name="T105"> </text:span><text:span text:style-name="T47">comunicazione</text:span><text:span text:style-name="T104"> </text:span><text:span text:style-name="T47">al</text:span><text:span text:style-name="T104"> </text:span><text:span text:style-name="T47">lavoratore</text:span><text:span text:style-name="T105"> </text:span><text:span text:style-name="T47">di</text:span><text:span text:style-name="T104"> </text:span><text:span text:style-name="T47">qualsiasi</text:span><text:span text:style-name="T105"> </text:span><text:span text:style-name="T47">tipo di</text:span><text:span text:style-name="T72"> </text:span><text:span text:style-name="T47">licenziamento</text:span><text:span text:style-name="T77"> </text:span><text:span text:style-name="T47">deve</text:span><text:span text:style-name="T77"> </text:span><text:span text:style-name="T47">contenere</text:span><text:span text:style-name="T72"> </text:span><text:span text:style-name="T47">fin</text:span><text:span text:style-name="T77"> </text:span><text:span text:style-name="T47">dall’inizio</text:span><text:span text:style-name="T77"> </text:span><text:span text:style-name="T47">le</text:span><text:span text:style-name="T77"> </text:span><text:span text:style-name="T47">motivazioni</text:span><text:span text:style-name="T72"> </text:span><text:span text:style-name="T47">che</text:span><text:span text:style-name="T77"> </text:span><text:span text:style-name="T47">hanno</text:span><text:span text:style-name="T77"> </text:span><text:span text:style-name="T47">de- terminato la volontà di</text:span><text:span text:style-name="T77"> </text:span><text:span text:style-name="T47">recedere.</text:span></text:p>
          </text:list-item>
          <text:list-item>
            <text:p text:style-name="P537"><text:span text:style-name="T47">il</text:span><text:span text:style-name="T80"> </text:span><text:span text:style-name="T47">licenziamento</text:span><text:span text:style-name="T104"> </text:span><text:span text:style-name="T47">deve</text:span><text:span text:style-name="T104"> </text:span><text:span text:style-name="T47">essere</text:span><text:span text:style-name="T80"> </text:span><text:span text:style-name="T47">impugnato,</text:span><text:span text:style-name="T104"> </text:span><text:span text:style-name="T47">con</text:span><text:span text:style-name="T104"> </text:span><text:span text:style-name="T47">qualunque</text:span><text:span text:style-name="T80"> </text:span><text:span text:style-name="T47">atto</text:span><text:span text:style-name="T104"> </text:span><text:span text:style-name="T47">scritto,</text:span><text:span text:style-name="T104"> </text:span><text:span text:style-name="T47">anche</text:span><text:span text:style-name="T80"> </text:span><text:span text:style-name="T47">ex- tragiudiziale,</text:span><text:span text:style-name="T105"> </text:span><text:span text:style-name="T47">idoneo</text:span><text:span text:style-name="T121"> </text:span><text:span text:style-name="T47">a</text:span><text:span text:style-name="T105"> </text:span><text:span text:style-name="T47">rendere</text:span><text:span text:style-name="T121"> </text:span><text:span text:style-name="T47">nota</text:span><text:span text:style-name="T105"> </text:span><text:span text:style-name="T47">la</text:span><text:span text:style-name="T121"> </text:span><text:span text:style-name="T47">volontà</text:span><text:span text:style-name="T105"> </text:span><text:span text:style-name="T47">del</text:span><text:span text:style-name="T121"> </text:span><text:span text:style-name="T47">lavoratore,</text:span><text:span text:style-name="T105"> </text:span><text:span text:style-name="T47">anche</text:span><text:span text:style-name="T121"> </text:span><text:span text:style-name="T48">attraverso </text:span><text:span text:style-name="T47">l’intervento dell’organizzazione sindacale, entro 60 giorni dalla ricezione della comunicazione, a pena di</text:span><text:span text:style-name="T85"> </text:span><text:span text:style-name="T47">decadenza.</text:span></text:p>
          </text:list-item>
        </text:list>
        <text:p text:style-name="P1193"><text:span text:style-name="T35">Al</text:span><text:span text:style-name="T180"> </text:span><text:span text:style-name="T35">datore</text:span><text:span text:style-name="T166"> </text:span><text:span text:style-name="T35">di</text:span><text:span text:style-name="T180"> </text:span><text:span text:style-name="T35">lavoro</text:span><text:span text:style-name="T166"> </text:span><text:span text:style-name="T35">viene</text:span><text:span text:style-name="T180"> </text:span><text:span text:style-name="T35">concesso</text:span><text:span text:style-name="T166"> </text:span><text:span text:style-name="T35">il</text:span><text:span text:style-name="T166"> </text:span><text:span text:style-name="T35">diritto</text:span><text:span text:style-name="T180"> </text:span><text:span text:style-name="T35">di</text:span><text:span text:style-name="T166"> </text:span><text:span text:style-name="T35">revocare</text:span><text:span text:style-name="T180"> </text:span><text:span text:style-name="T35">il</text:span><text:span text:style-name="T166"> </text:span><text:span text:style-name="T35">licenziamento</text:span><text:span text:style-name="T180"> </text:span><text:span text:style-name="T35">entro 15 giorni dalla sua comunicazione. In tal caso il rapporto di lavoro prosegue come</text:span><text:span text:style-name="T180"> </text:span><text:span text:style-name="T35">se</text:span><text:span text:style-name="T166"> </text:span><text:span text:style-name="T35">nulla</text:span><text:span text:style-name="T166"> </text:span><text:span text:style-name="T35">fosse</text:span><text:span text:style-name="T166"> </text:span><text:span text:style-name="T35">avvenuto</text:span><text:span text:style-name="T166"> </text:span><text:span text:style-name="T35">e</text:span><text:span text:style-name="T180"> </text:span><text:span text:style-name="T35">il</text:span><text:span text:style-name="T166"> </text:span><text:span text:style-name="T35">lavoratore</text:span><text:span text:style-name="T166"> </text:span><text:span text:style-name="T35">deve</text:span><text:span text:style-name="T166"> </text:span><text:span text:style-name="T35">riprendere</text:span><text:span text:style-name="T166"> </text:span><text:span text:style-name="T35">immediatamente servizio.</text:span></text:p>
        <text:p text:style-name="P718"/>
        <text:list xml:id="list153418013515755" text:continue-list="list153418917524805" text:style-name="WWNum2">
          <text:list-item>
            <text:h text:style-name="P181" text:outline-level="3"><text:span text:style-name="T389">Cosa si intende per licenziamento</text:span><text:span text:style-name="T448"> </text:span><text:span text:style-name="T389">disciplinare?</text:span></text:h>
          </text:list-item>
        </text:list>
        <text:p text:style-name="P1194"><text:span text:style-name="T35">Un</text:span><text:span text:style-name="T180"> </text:span><text:span text:style-name="T35">licenziamento</text:span><text:span text:style-name="T180"> </text:span><text:span text:style-name="T35">è</text:span><text:span text:style-name="T166"> </text:span><text:span text:style-name="T35">disciplinare</text:span><text:span text:style-name="T180"> </text:span><text:span text:style-name="T35">in</text:span><text:span text:style-name="T166"> </text:span><text:span text:style-name="T35">tutti</text:span><text:span text:style-name="T180"> </text:span><text:span text:style-name="T35">i</text:span><text:span text:style-name="T166"> </text:span><text:span text:style-name="T35">casi</text:span><text:span text:style-name="T180"> </text:span><text:span text:style-name="T35">in</text:span><text:span text:style-name="T166"> </text:span><text:span text:style-name="T35">cui</text:span><text:span text:style-name="T180"> </text:span><text:span text:style-name="T35">viene</text:span><text:span text:style-name="T180"> </text:span><text:span text:style-name="T35">a</text:span><text:span text:style-name="T166"> </text:span><text:span text:style-name="T35">suo</text:span><text:span text:style-name="T180"> </text:span><text:span text:style-name="T35">mezzo</text:span><text:span text:style-name="T166"> </text:span><text:span text:style-name="T35">sanzio- nata</text:span><text:span text:style-name="T216"> </text:span><text:span text:style-name="T35">una</text:span><text:span text:style-name="T187"> </text:span><text:span text:style-name="T35">inadempienza</text:span><text:span text:style-name="T187"> </text:span><text:span text:style-name="T35">e/o</text:span><text:span text:style-name="T187"> </text:span><text:span text:style-name="T35">una</text:span><text:span text:style-name="T187"> </text:span><text:span text:style-name="T35">trasgressione</text:span><text:span text:style-name="T187"> </text:span><text:span text:style-name="T35">del</text:span><text:span text:style-name="T187"> </text:span><text:span text:style-name="T35">lavoratore</text:span><text:span text:style-name="T216"> </text:span><text:span text:style-name="T35">ed</text:span><text:span text:style-name="T187"> </text:span><text:span text:style-name="T35">implica,</text:span><text:span text:style-name="T187"> </text:span><text:span text:style-name="T35">per</text:span><text:span text:style-name="T187"> </text:span><text:span text:style-name="T35">tale</text:span></text:p>
        <text:p text:style-name="P995"><text:span text:style-name="T35">ragione,</text:span><text:span text:style-name="T176"> </text:span><text:span text:style-name="T35">la</text:span><text:span text:style-name="T173"> </text:span><text:span text:style-name="T35">previa</text:span><text:span text:style-name="T176"> </text:span><text:span text:style-name="T35">osservanza</text:span><text:span text:style-name="T173"> </text:span><text:span text:style-name="T35">delle</text:span><text:span text:style-name="T173"> </text:span><text:span text:style-name="T35">garanzie</text:span><text:span text:style-name="T176"> </text:span><text:span text:style-name="T35">procedimentali</text:span><text:span text:style-name="T173"> </text:span><text:span text:style-name="T35">di</text:span><text:span text:style-name="T173"> </text:span><text:span text:style-name="T35">irrogazione</text:span><text:span text:style-name="T176"> </text:span><text:span text:style-name="T35">sta- bilite dall’art. 7, L. n.</text:span><text:span text:style-name="T183"> </text:span><text:span text:style-name="T35">300/1970.</text:span></text:p>
        <text:p text:style-name="P931"><text:span text:style-name="T35">In</text:span><text:span text:style-name="T199"> </text:span><text:span text:style-name="T35">particolare,</text:span><text:span text:style-name="T199"> </text:span><text:span text:style-name="T35">il</text:span><text:span text:style-name="T180"> </text:span><text:span text:style-name="T35">licenziamento</text:span><text:span text:style-name="T199"> </text:span><text:span text:style-name="T35">disciplinare</text:span><text:span text:style-name="T199"> </text:span><text:span text:style-name="T35">può</text:span><text:span text:style-name="T180"> </text:span><text:span text:style-name="T35">essere</text:span><text:span text:style-name="T199"> </text:span><text:span text:style-name="T35">intimato</text:span><text:span text:style-name="T199"> </text:span><text:span text:style-name="T35">in</text:span><text:span text:style-name="T180"> </text:span><text:span text:style-name="T35">presenza</text:span><text:span text:style-name="T199"> </text:span><text:span text:style-name="T35">di una</text:span><text:span text:style-name="T183"> </text:span><text:span text:style-name="T35">giusta</text:span><text:span text:style-name="T183"> </text:span><text:span text:style-name="T35">causa</text:span><text:span text:style-name="T183"> </text:span><text:span text:style-name="T35">(art.</text:span><text:span text:style-name="T183"> </text:span><text:span text:style-name="T162">2119</text:span><text:span text:style-name="T183"> </text:span><text:span text:style-name="T35">cod.</text:span><text:span text:style-name="T183"> </text:span><text:span text:style-name="T162">civ.),</text:span><text:span text:style-name="T183"> </text:span><text:span text:style-name="T35">vale</text:span><text:span text:style-name="T196"> </text:span><text:span text:style-name="T35">a</text:span><text:span text:style-name="T183"> </text:span><text:span text:style-name="T35">dire</text:span><text:span text:style-name="T183"> </text:span><text:span text:style-name="T35">una</text:span><text:span text:style-name="T183"> </text:span><text:span text:style-name="T35">condotta</text:span><text:span text:style-name="T183"> </text:span><text:span text:style-name="T35">del</text:span><text:span text:style-name="T183"> </text:span><text:span text:style-name="T35">lavoratore</text:span><text:span text:style-name="T183"> </text:span><text:span text:style-name="T35">di tale</text:span><text:span text:style-name="T173"> </text:span><text:span text:style-name="T35">gravità</text:span><text:span text:style-name="T173"> </text:span><text:span text:style-name="T35">da</text:span><text:span text:style-name="T174"> </text:span><text:span text:style-name="T35">non</text:span><text:span text:style-name="T173"> </text:span><text:span text:style-name="T35">consentire</text:span><text:span text:style-name="T174"> </text:span><text:span text:style-name="T35">la</text:span><text:span text:style-name="T173"> </text:span><text:span text:style-name="T35">prosecuzione,</text:span><text:span text:style-name="T173"> </text:span><text:span text:style-name="T35">anche</text:span><text:span text:style-name="T174"> </text:span><text:span text:style-name="T35">provvisoria,</text:span><text:span text:style-name="T173"> </text:span><text:span text:style-name="T35">del</text:span><text:span text:style-name="T174"> </text:span><text:span text:style-name="T35">rapporto di</text:span><text:span text:style-name="T170"> </text:span><text:span text:style-name="T35">lavoro,</text:span><text:span text:style-name="T203"> </text:span><text:span text:style-name="T35">o</text:span><text:span text:style-name="T170"> </text:span><text:span text:style-name="T35">di</text:span><text:span text:style-name="T203"> </text:span><text:span text:style-name="T35">un</text:span><text:span text:style-name="T170"> </text:span><text:span text:style-name="T35">giustificato</text:span><text:span text:style-name="T203"> </text:span><text:span text:style-name="T35">motivo</text:span><text:span text:style-name="T170"> </text:span><text:span text:style-name="T35">soggettivo</text:span><text:span text:style-name="T203"> </text:span><text:span text:style-name="T35">(art.</text:span><text:span text:style-name="T170"> </text:span><text:span text:style-name="T35">3,</text:span><text:span text:style-name="T203"> </text:span><text:span text:style-name="T35">legge</text:span><text:span text:style-name="T170"> </text:span><text:span text:style-name="T35">604/1966),</text:span><text:span text:style-name="T203"> </text:span><text:span text:style-name="T35">vale a dire un </text:span><text:span text:style-name="T160">notevole </text:span><text:span text:style-name="T35">inadempimento degli obblighi contrattuali del lavoratore. </text:span><text:span text:style-name="T36">L’onere </text:span><text:span text:style-name="T35">di provare l’effettiva sussistenza del </text:span><text:span text:style-name="T160">fatto contestato </text:span><text:span text:style-name="T35">(posto alla</text:span><text:span text:style-name="T190"> </text:span><text:span text:style-name="T35">base del licenziamento disciplinare) ricade sul datore di</text:span><text:span text:style-name="T219"> </text:span><text:span text:style-name="T35">lavoro.</text:span></text:p>
        <text:p text:style-name="P773"/>
        <text:list xml:id="list153418973247681" text:continue-numbering="true" text:style-name="WWNum2">
          <text:list-item>
            <text:h text:style-name="P196" text:outline-level="3"><text:span text:style-name="T389">Cosa</text:span><text:span text:style-name="T406"> </text:span><text:span text:style-name="T389">si</text:span><text:span text:style-name="T408"> </text:span><text:span text:style-name="T389">intende</text:span><text:span text:style-name="T406"> </text:span><text:span text:style-name="T389">per</text:span><text:span text:style-name="T430"> </text:span><text:span text:style-name="T389">licenziamento</text:span><text:span text:style-name="T406"> </text:span><text:span text:style-name="T389">per</text:span><text:span text:style-name="T430"> </text:span><text:span text:style-name="T389">giustificato</text:span><text:span text:style-name="T406"> </text:span><text:span text:style-name="T390">motivo oggettivo?</text:span></text:h>
          </text:list-item>
        </text:list>
        <text:p text:style-name="P931"><text:span text:style-name="T35">Il</text:span><text:span text:style-name="T173"> </text:span><text:span text:style-name="T162">licenziamento</text:span><text:span text:style-name="T173"> </text:span><text:span text:style-name="T35">per</text:span><text:span text:style-name="T173"> </text:span><text:span text:style-name="T162">giustificato</text:span><text:span text:style-name="T174"> </text:span><text:span text:style-name="T162">motivo</text:span><text:span text:style-name="T173"> </text:span><text:span text:style-name="T162">oggettivo</text:span><text:span text:style-name="T174"> </text:span><text:span text:style-name="T35">rappresentato</text:span><text:span text:style-name="T183"> </text:span><text:span text:style-name="T35">da</text:span><text:span text:style-name="T183"> </text:span><text:span text:style-name="T35">ragioni</text:span><text:span text:style-name="T183"> </text:span><text:span text:style-name="T35">ine- renti</text:span><text:span text:style-name="T217"> </text:span><text:span text:style-name="T162">l’organizzazione</text:span><text:span text:style-name="T217"> </text:span><text:span text:style-name="T35">del</text:span><text:span text:style-name="T217"> </text:span><text:span text:style-name="T35">lavoro</text:span><text:span text:style-name="T217"> </text:span><text:span text:style-name="T35">dell’impresa.</text:span><text:span text:style-name="T217"> </text:span><text:span text:style-name="T35">Costituisce</text:span><text:span text:style-name="T217"> </text:span><text:span text:style-name="T35">pertanto</text:span><text:span text:style-name="T217"> </text:span><text:span text:style-name="T35">giustificato motivo</text:span><text:span text:style-name="T216"> </text:span><text:span text:style-name="T35">oggettivo</text:span><text:span text:style-name="T187"> </text:span><text:span text:style-name="T35">la</text:span><text:span text:style-name="T216"> </text:span><text:span text:style-name="T35">crisi</text:span><text:span text:style-name="T187"> </text:span><text:span text:style-name="T35">dell’impresa,</text:span><text:span text:style-name="T216"> </text:span><text:span text:style-name="T35">la</text:span><text:span text:style-name="T187"> </text:span><text:span text:style-name="T35">cessazione</text:span><text:span text:style-name="T216"> </text:span><text:span text:style-name="T35">dell’attività</text:span><text:span text:style-name="T187"> </text:span><text:span text:style-name="T35">e,</text:span><text:span text:style-name="T216"> </text:span><text:span text:style-name="T35">anche</text:span><text:span text:style-name="T187"> </text:span><text:span text:style-name="T35">solo, il venir meno delle </text:span><text:span text:style-name="T221">mansioni</text:span><text:span text:style-name="T35"> cui era in precedenza assegnato il lavoratore, senza che sia possibile la sua ricollocazione in altre mansioni esistenti in azienda e compatibili con il livello di inquadramento.</text:span></text:p>
        <text:p text:style-name="P939"><text:span text:style-name="T35">Con la riforma del 2012, vengono inoltre ricondotte all’aerea del licenzia- mento</text:span><text:span text:style-name="T216"> </text:span><text:span text:style-name="T35">per</text:span><text:span text:style-name="T187"> </text:span><text:span text:style-name="T35">motivi</text:span><text:span text:style-name="T187"> </text:span><text:span text:style-name="T35">oggettivi</text:span><text:span text:style-name="T216"> </text:span><text:span text:style-name="T35">i</text:span><text:span text:style-name="T187"> </text:span><text:span text:style-name="T35">casi</text:span><text:span text:style-name="T187"> </text:span><text:span text:style-name="T35">di</text:span><text:span text:style-name="T216"> </text:span><text:span text:style-name="T35">licenziamento</text:span><text:span text:style-name="T187"> </text:span><text:span text:style-name="T35">per</text:span><text:span text:style-name="T187"> </text:span><text:span text:style-name="T35">superamento</text:span><text:span text:style-name="T216"> </text:span><text:span text:style-name="T35">del</text:span><text:span text:style-name="T187"> </text:span><text:span text:style-name="T35">periodo di comporto (ovvero il licenziamento intimato a un dipendente che si sia </text:span><text:span text:style-name="T36">as- </text:span><text:span text:style-name="T35">sentato dal lavoro per malattia per un periodo superiore a quello fissato</text:span><text:span text:style-name="T211"> </text:span><text:span text:style-name="T162">dalla </text:span><text:span text:style-name="T35">contrattazione collettiva per la conservazione del posto di lavoro) e del li- cenziamento per inidoneità fisica o psichica del lavoratore.</text:span></text:p>
        <text:p text:style-name="P936"><text:span text:style-name="T35">Prima di intimare il licenziamento per giustificato motivo oggettivo è </text:span><text:span text:style-name="T36">d’ob- </text:span><text:span text:style-name="T35">bligo da parte del datore di lavoro richiedere l’attivazione di una procedura di</text:span><text:span text:style-name="T190"> </text:span><text:span text:style-name="T35">conciliazione</text:span><text:span text:style-name="T190"> </text:span><text:span text:style-name="T35">davanti</text:span><text:span text:style-name="T194"> </text:span><text:span text:style-name="T35">alla</text:span><text:span text:style-name="T190"> </text:span><text:span text:style-name="T35">Commissione</text:span><text:span text:style-name="T216"> </text:span><text:span text:style-name="T35">Territoriale</text:span><text:span text:style-name="T194"> </text:span><text:span text:style-name="T35">di</text:span><text:span text:style-name="T190"> </text:span><text:span text:style-name="T35">conciliazione</text:span><text:span text:style-name="T194"> </text:span><text:span text:style-name="T35">presso la Direzione territoriale del lavoro.</text:span></text:p>
        <text:p text:style-name="P937"><text:span text:style-name="T35">Il datore di lavoro deve dichiarare l’intenzione di procedere al </text:span><text:span text:style-name="T207">licenziamento </text:span><text:span text:style-name="T35">per</text:span><text:span text:style-name="T36"> </text:span><text:span text:style-name="T35">motivo</text:span><text:span text:style-name="T36"> </text:span><text:span text:style-name="T35">oggettivo</text:span><text:span text:style-name="T36"> </text:span><text:span text:style-name="T35">e</text:span><text:span text:style-name="T36"> </text:span><text:span text:style-name="T35">indicare</text:span><text:span text:style-name="T36"> </text:span><text:span text:style-name="T35">i</text:span><text:span text:style-name="T162"> </text:span><text:span text:style-name="T35">motivi</text:span><text:span text:style-name="T36"> </text:span><text:span text:style-name="T35">del</text:span><text:span text:style-name="T36"> </text:span><text:span text:style-name="T35">licenziamento</text:span><text:span text:style-name="T36"> </text:span><text:span text:style-name="T35">medesimo</text:span><text:span text:style-name="T36"> </text:span><text:span text:style-name="T162">nonché </text:span><text:span text:style-name="T35">le eventuali misure di assistenza alla ricollocazione del lavoratore.</text:span></text:p>
        <text:p text:style-name="P931"><text:span text:style-name="T35">La</text:span><text:span text:style-name="T36"> </text:span><text:span text:style-name="T35">Direzione</text:span><text:span text:style-name="T36"> </text:span><text:span text:style-name="T35">territoriale</text:span><text:span text:style-name="T36"> </text:span><text:span text:style-name="T35">del</text:span><text:span text:style-name="T36"> </text:span><text:span text:style-name="T35">lavoro</text:span><text:span text:style-name="T36"> </text:span><text:span text:style-name="T35">convoca</text:span><text:span text:style-name="T36"> </text:span><text:span text:style-name="T35">il</text:span><text:span text:style-name="T36"> </text:span><text:span text:style-name="T35">datore</text:span><text:span text:style-name="T36"> </text:span><text:span text:style-name="T35">di</text:span><text:span text:style-name="T36"> </text:span><text:span text:style-name="T35">lavoro</text:span><text:span text:style-name="T36"> </text:span><text:span text:style-name="T35">e</text:span><text:span text:style-name="T36"> </text:span><text:span text:style-name="T35">il</text:span><text:span text:style-name="T36"> </text:span><text:span text:style-name="T35">lavoratore entro 7 giorni dalla ricezione della richiesta: l’incontro si svolge dinanzi </text:span><text:span text:style-name="T162">alla </text:span><text:span text:style-name="T35">Commissione Territoriale di conciliazione di cui all’articolo 410</text:span><text:span text:style-name="T199"> </text:span><text:span text:style-name="T35">c.p.c.</text:span></text:p>
        <text:p text:style-name="P982"><text:span text:style-name="T35">Le parti possono essere assistite dalle organizzazioni di rappresentanza cui</text:span></text:p>
      </text:section>
      <text:p text:style-name="P1195"/>
      <text:p text:style-name="P728"/>
      <text:p text:style-name="P660"><draw:g text:anchor-type="as-char" draw:z-index="147" draw:style-name="gr5"><draw:line draw:style-name="gr6" draw:text-style-name="P1280" svg:x1="0in" svg:y1="0in" svg:x2="3.8228in" svg:y2="0in"><text:p/></draw:line></draw:g><text:span text:style-name="T483"><text:tab/></text:span><draw:g text:anchor-type="as-char" draw:z-index="148" draw:style-name="gr5"><draw:line draw:style-name="gr6" draw:text-style-name="P1280" svg:x1="0in" svg:y1="0in" svg:x2="3.8189in" svg:y2="0in"><text:p/></draw:line></draw:g></text:p>
      <text:p text:style-name="P766"/>
      <text:section text:style-name="Sect22" text:name="Section94">
        <text:p text:style-name="P952"><text:span text:style-name="T35">sono iscritte o conferiscono mandato oppure da un componente della </text:span><text:span text:style-name="T162">rappre- </text:span><text:span text:style-name="T35">sentanza sindacale dei lavoratori, ovvero da un avvocato o un consulente </text:span><text:span text:style-name="T39">del </text:span><text:span text:style-name="T35">lavoro.</text:span></text:p>
        <text:p text:style-name="P949"><text:span text:style-name="T35">La procedura deve concludersi entro 20 giorni dalla trasmissione della con- vocazione da parte della Direzione territoriale del lavoro.</text:span></text:p>
        <text:p text:style-name="P820"><text:span text:style-name="T35">In caso di esito positivo con risoluzione consensuale del rapporto di lavoro:</text:span></text:p>
        <text:list xml:id="list153418340221689" text:continue-list="list153418873869572" text:style-name="WWNum6">
          <text:list-item>
            <text:p text:style-name="P538"><text:span text:style-name="T47">il</text:span><text:span text:style-name="T43"> </text:span><text:span text:style-name="T47">lavoratore</text:span><text:span text:style-name="T43"> </text:span><text:span text:style-name="T47">–</text:span><text:span text:style-name="T43"> </text:span><text:span text:style-name="T47">ove</text:span><text:span text:style-name="T43"> </text:span><text:span text:style-name="T47">ne</text:span><text:span text:style-name="T43"> </text:span><text:span text:style-name="T47">abbia</text:span><text:span text:style-name="T43"> </text:span><text:span text:style-name="T47">i</text:span><text:span text:style-name="T43"> </text:span><text:span text:style-name="T47">requisiti</text:span><text:span text:style-name="T43"> </text:span><text:span text:style-name="T47">–</text:span><text:span text:style-name="T43"> </text:span><text:span text:style-name="T47">fruisce</text:span><text:span text:style-name="T43"> </text:span><text:span text:style-name="T47">dell’indennità</text:span><text:span text:style-name="T43"> </text:span><text:span text:style-name="T47">di</text:span><text:span text:style-name="T43"> </text:span><text:span text:style-name="T47">disoccupa- zione a carico dell’</text:span><text:span text:style-name="T81">Assicurazione Sociale per l’Impiego</text:span><text:span text:style-name="T47">;</text:span></text:p>
          </text:list-item>
          <text:list-item>
            <text:p text:style-name="P540"><text:span text:style-name="T47">può essere previsto il suo affidamento a un’agenzia per il lavoro al fine </text:span><text:span text:style-name="T117">di </text:span><text:span text:style-name="T47">favorirne la ricollocazione professionale.</text:span></text:p>
          </text:list-item>
        </text:list>
        <text:p text:style-name="P946"><text:span text:style-name="T35">In</text:span><text:span text:style-name="T183"> </text:span><text:span text:style-name="T35">caso</text:span><text:span text:style-name="T196"> </text:span><text:span text:style-name="T35">di</text:span><text:span text:style-name="T183"> </text:span><text:span text:style-name="T225">esito</text:span><text:span text:style-name="T198"> </text:span><text:span text:style-name="T225">negativo</text:span><text:span text:style-name="T198"> </text:span><text:span text:style-name="T35">e,</text:span><text:span text:style-name="T183"> </text:span><text:span text:style-name="T35">comunque,</text:span><text:span text:style-name="T196"> </text:span><text:span text:style-name="T35">decorso</text:span><text:span text:style-name="T196"> </text:span><text:span text:style-name="T35">il</text:span><text:span text:style-name="T183"> </text:span><text:span text:style-name="T35">termine</text:span><text:span text:style-name="T196"> </text:span><text:span text:style-name="T35">di</text:span><text:span text:style-name="T183"> </text:span><text:span text:style-name="T35">7</text:span><text:span text:style-name="T196"> </text:span><text:span text:style-name="T35">giorni,</text:span><text:span text:style-name="T196"> </text:span><text:span text:style-name="T35">il</text:span><text:span text:style-name="T183"> </text:span><text:span text:style-name="T35">datore di lavoro può comunicare il licenziamento al</text:span><text:span text:style-name="T253"> </text:span><text:span text:style-name="T35">lavoratore.</text:span></text:p>
        <text:p text:style-name="P785"/>
        <text:list xml:id="list153419399890099" text:continue-list="list153418973247681" text:style-name="WWNum2">
          <text:list-item>
            <text:h text:style-name="P197" text:outline-level="3"><text:span text:style-name="T389">Se</text:span><text:span text:style-name="T394"> </text:span><text:span text:style-name="T411">lavoro</text:span><text:span text:style-name="T394"> </text:span><text:span text:style-name="T389">presso</text:span><text:span text:style-name="T393"> </text:span><text:span text:style-name="T389">un’azienda</text:span><text:span text:style-name="T394"> </text:span><text:span text:style-name="T389">di</text:span><text:span text:style-name="T393"> </text:span><text:span text:style-name="T389">piccole</text:span><text:span text:style-name="T394"> </text:span><text:span text:style-name="T389">dimensioni</text:span><text:span text:style-name="T394"> </text:span><text:span text:style-name="T389">e</text:span><text:span text:style-name="T393"> </text:span><text:span text:style-name="T389">vengo</text:span><text:span text:style-name="T394"> </text:span><text:span text:style-name="T389">li- cenziato</text:span><text:span text:style-name="T419"> </text:span><text:span text:style-name="T389">ingiustamente,</text:span><text:span text:style-name="T400"> </text:span><text:span text:style-name="T389">ho</text:span><text:span text:style-name="T419"> </text:span><text:span text:style-name="T389">diritto</text:span><text:span text:style-name="T419"> </text:span><text:span text:style-name="T389">ad</text:span><text:span text:style-name="T419"> </text:span><text:span text:style-name="T389">un</text:span><text:span text:style-name="T419"> </text:span><text:span text:style-name="T389">risarcimento?</text:span></text:h>
          </text:list-item>
        </text:list>
        <text:p text:style-name="P1071"><text:span text:style-name="T35">Sì,</text:span><text:span text:style-name="T199"> </text:span><text:span text:style-name="T35">nelle</text:span><text:span text:style-name="T180"> </text:span><text:span text:style-name="T35">aziende</text:span><text:span text:style-name="T180"> </text:span><text:span text:style-name="T35">di</text:span><text:span text:style-name="T180"> </text:span><text:span text:style-name="T35">piccole</text:span><text:span text:style-name="T180"> </text:span><text:span text:style-name="T35">dimensioni</text:span><text:span text:style-name="T180"> </text:span><text:span text:style-name="T35">se</text:span><text:span text:style-name="T180"> </text:span><text:span text:style-name="T35">il</text:span><text:span text:style-name="T180"> </text:span><text:span text:style-name="T35">licenziamento</text:span><text:span text:style-name="T180"> </text:span><text:span text:style-name="T35">è</text:span><text:span text:style-name="T180"> </text:span><text:span text:style-name="T35">dichiarato</text:span><text:span text:style-name="T180"> </text:span><text:span text:style-name="T35">illegit- timo, il datore di lavoro può scegliere tra il re-integro del lavoratore</text:span><text:span text:style-name="T217"> </text:span><text:span text:style-name="T35">illegitti- mamente licenziato, entro 3 giorni, o il pagamento di un risarcimento da un minimo di 2,5 e un massimo di 6</text:span><text:span text:style-name="T217"> </text:span><text:span text:style-name="T35">mensilità.</text:span></text:p>
        <text:p text:style-name="P911"><text:span text:style-name="T162">Nell’ipotesi</text:span><text:span text:style-name="T196"> </text:span><text:span text:style-name="T35">in</text:span><text:span text:style-name="T199"> </text:span><text:span text:style-name="T35">cui</text:span><text:span text:style-name="T199"> </text:span><text:span text:style-name="T35">il</text:span><text:span text:style-name="T199"> </text:span><text:span text:style-name="T162">giudice</text:span><text:span text:style-name="T196"> </text:span><text:span text:style-name="T162">dovesse</text:span><text:span text:style-name="T199"> </text:span><text:span text:style-name="T35">con</text:span><text:span text:style-name="T199"> </text:span><text:span text:style-name="T162">sentenza</text:span><text:span text:style-name="T199"> </text:span><text:span text:style-name="T162">dichiarare</text:span><text:span text:style-name="T199"> </text:span><text:span text:style-name="T35">la</text:span><text:span text:style-name="T196"> </text:span><text:span text:style-name="T162">nullità</text:span><text:span text:style-name="T199"> </text:span><text:span text:style-name="T35">(o</text:span><text:span text:style-name="T199"> </text:span><text:span text:style-name="T162">l’inef- </text:span><text:span text:style-name="T35">ficacia) del licenziamento, il lavoratore può</text:span><text:span text:style-name="T187"> </text:span><text:span text:style-name="T35">ottenere:</text:span></text:p>
        <text:list xml:id="list153419210815701" text:continue-list="list153418340221689" text:style-name="WWNum6">
          <text:list-item>
            <text:p text:style-name="P496"><text:span text:style-name="T47">il</text:span><text:span text:style-name="T61"> </text:span><text:span text:style-name="T47">reintegro</text:span><text:span text:style-name="T117"> </text:span><text:span text:style-name="T47">nel</text:span><text:span text:style-name="T117"> </text:span><text:span text:style-name="T47">posto</text:span><text:span text:style-name="T61"> </text:span><text:span text:style-name="T47">di</text:span><text:span text:style-name="T117"> </text:span><text:span text:style-name="T47">lavoro</text:span><text:span text:style-name="T117"> </text:span><text:span text:style-name="T47">o</text:span><text:span text:style-name="T61"> </text:span><text:span text:style-name="T47">un’indennità</text:span><text:span text:style-name="T117"> </text:span><text:span text:style-name="T47">di</text:span><text:span text:style-name="T117"> </text:span><text:span text:style-name="T47">15</text:span><text:span text:style-name="T61"> </text:span><text:span text:style-name="T47">mensilità</text:span><text:span text:style-name="T117"> </text:span><text:span text:style-name="T47">in</text:span><text:span text:style-name="T117"> </text:span><text:span text:style-name="T47">sostituzione del reintegro (senza versamento di</text:span><text:span text:style-name="T100"> </text:span><text:span text:style-name="T47">contributi);</text:span></text:p>
          </text:list-item>
          <text:list-item>
            <text:p text:style-name="P380"><text:span text:style-name="T47">un</text:span><text:span text:style-name="T126"> </text:span><text:span text:style-name="T47">risarcimento</text:span><text:span text:style-name="T108"> </text:span><text:span text:style-name="T47">integrale</text:span><text:span text:style-name="T108"> </text:span><text:span text:style-name="T47">delle</text:span><text:span text:style-name="T108"> </text:span><text:span text:style-name="T47">mensilità</text:span><text:span text:style-name="T126"> </text:span><text:span text:style-name="T47">perdute</text:span><text:span text:style-name="T108"> </text:span><text:span text:style-name="T47">dal</text:span><text:span text:style-name="T108"> </text:span><text:span text:style-name="T47">giorno</text:span><text:span text:style-name="T108"> </text:span><text:span text:style-name="T47">del</text:span><text:span text:style-name="T108"> </text:span><text:span text:style-name="T47">licenziamento a</text:span><text:span text:style-name="T55"> </text:span><text:span text:style-name="T47">quello</text:span><text:span text:style-name="T48"> </text:span><text:span text:style-name="T47">della</text:span><text:span text:style-name="T55"> </text:span><text:span text:style-name="T47">reintegrazione,</text:span><text:span text:style-name="T48"> </text:span><text:span text:style-name="T47">comunque</text:span><text:span text:style-name="T55"> </text:span><text:span text:style-name="T47">non</text:span><text:span text:style-name="T48"> </text:span><text:span text:style-name="T47">inferiore</text:span><text:span text:style-name="T55"> </text:span><text:span text:style-name="T47">a</text:span><text:span text:style-name="T48"> </text:span><text:span text:style-name="T47">5</text:span><text:span text:style-name="T55"> </text:span><text:span text:style-name="T47">mensilità</text:span><text:span text:style-name="T48"> </text:span><text:span text:style-name="T47">e</text:span><text:span text:style-name="T55"> </text:span><text:span text:style-name="T47">il</text:span><text:span text:style-name="T48"> </text:span><text:span text:style-name="T47">ver- samento dei contributi per il medesimo</text:span><text:span text:style-name="T89"> </text:span><text:span text:style-name="T47">periodo.</text:span></text:p>
          </text:list-item>
        </text:list>
        <text:p text:style-name="P785"/>
        <text:list xml:id="list153419347936690" text:continue-list="list153419399890099" text:style-name="WWNum2">
          <text:list-item>
            <text:h text:style-name="P199" text:outline-level="3"><text:span text:style-name="T389">Se</text:span><text:span text:style-name="T423"> </text:span><text:span text:style-name="T411">lavoro</text:span><text:span text:style-name="T427"> </text:span><text:span text:style-name="T389">presso</text:span><text:span text:style-name="T423"> </text:span><text:span text:style-name="T389">un’azienda</text:span><text:span text:style-name="T427"> </text:span><text:span text:style-name="T389">di</text:span><text:span text:style-name="T423"> </text:span><text:span text:style-name="T389">grandi</text:span><text:span text:style-name="T427"> </text:span><text:span text:style-name="T389">dimensioni</text:span><text:span text:style-name="T427"> </text:span><text:span text:style-name="T389">e</text:span><text:span text:style-name="T423"> </text:span><text:span text:style-name="T389">vengo</text:span><text:span text:style-name="T427"> </text:span><text:span text:style-name="T389">li- cenziato</text:span><text:span text:style-name="T419"> </text:span><text:span text:style-name="T389">ingiustamente,</text:span><text:span text:style-name="T400"> </text:span><text:span text:style-name="T389">ho</text:span><text:span text:style-name="T419"> </text:span><text:span text:style-name="T389">diritto</text:span><text:span text:style-name="T419"> </text:span><text:span text:style-name="T389">ad</text:span><text:span text:style-name="T419"> </text:span><text:span text:style-name="T389">un</text:span><text:span text:style-name="T419"> </text:span><text:span text:style-name="T389">risarcimento?</text:span></text:h>
          </text:list-item>
        </text:list>
        <text:p text:style-name="P1196"><text:span text:style-name="T35">La</text:span><text:span text:style-name="T196"> </text:span><text:span text:style-name="T35">Legge</text:span><text:span text:style-name="T196"> </text:span><text:span text:style-name="T35">92/2012</text:span><text:span text:style-name="T196"> </text:span><text:span text:style-name="T35">ha</text:span><text:span text:style-name="T196"> </text:span><text:span text:style-name="T35">modificato</text:span><text:span text:style-name="T196"> </text:span><text:span text:style-name="T35">in</text:span><text:span text:style-name="T196"> </text:span><text:span text:style-name="T35">maniera</text:span><text:span text:style-name="T196"> </text:span><text:span text:style-name="T35">rilevante</text:span><text:span text:style-name="T199"> </text:span><text:span text:style-name="T35">la</text:span><text:span text:style-name="T196"> </text:span><text:span text:style-name="T35">disciplina</text:span><text:span text:style-name="T196"> </text:span><text:span text:style-name="T35">dei</text:span><text:span text:style-name="T196"> </text:span><text:span text:style-name="T35">licenzi- amenti e, in particolare, l’art. 7 della L. 604/1966 e l’art. 18 dello Statuto</text:span><text:span text:style-name="T223"> </text:span><text:span text:style-name="T35">dei lavoratori</text:span></text:p>
        <text:p text:style-name="P1197"><text:span text:style-name="T225">Se</text:span><text:span text:style-name="T182"> </text:span><text:span text:style-name="T225">il</text:span><text:span text:style-name="T182"> </text:span><text:span text:style-name="T225">lavoratore</text:span><text:span text:style-name="T168"> </text:span><text:span text:style-name="T225">presenta</text:span><text:span text:style-name="T182"> </text:span><text:span text:style-name="T225">ricorso</text:span><text:span text:style-name="T168"> </text:span><text:span text:style-name="T35">in</text:span><text:span text:style-name="T180"> </text:span><text:span text:style-name="T35">giudizio</text:span><text:span text:style-name="T166"> </text:span><text:span text:style-name="T35">e</text:span><text:span text:style-name="T180"> </text:span><text:span text:style-name="T35">il</text:span><text:span text:style-name="T166"> </text:span><text:span text:style-name="T35">licenziamento</text:span><text:span text:style-name="T180"> </text:span><text:span text:style-name="T35">viene</text:span><text:span text:style-name="T166"> </text:span><text:span text:style-name="T35">dichia- rato</text:span><text:span text:style-name="T36"> </text:span><text:span text:style-name="T35">illegittimo,</text:span><text:span text:style-name="T36"> </text:span><text:span text:style-name="T35">le</text:span><text:span text:style-name="T162"> </text:span><text:span text:style-name="T35">tutele</text:span><text:span text:style-name="T36"> </text:span><text:span text:style-name="T35">possono</text:span><text:span text:style-name="T162"> </text:span><text:span text:style-name="T35">essere</text:span><text:span text:style-name="T36"> </text:span><text:span text:style-name="T35">diverse</text:span><text:span text:style-name="T162"> </text:span><text:span text:style-name="T35">a</text:span><text:span text:style-name="T36"> </text:span><text:span text:style-name="T35">seconda</text:span><text:span text:style-name="T162"> </text:span><text:span text:style-name="T35">della</text:span><text:span text:style-name="T36"> </text:span><text:span text:style-name="T35">causa</text:span><text:span text:style-name="T36"> </text:span><text:span text:style-name="T35">di</text:span><text:span text:style-name="T162"> </text:span><text:span text:style-name="T35">ille- gittimità. In</text:span><text:span text:style-name="T39"> </text:span><text:span text:style-name="T35">particolare:</text:span></text:p>
        <text:list xml:id="list153418162217591" text:continue-list="list153419210815701" text:style-name="WWNum6">
          <text:list-item>
            <text:p text:style-name="P541"><text:span text:style-name="T47">in caso di assenza degli estremi del giustificato motivo oggettivo del licen- ziamento:</text:span><text:span text:style-name="T55"> </text:span><text:span text:style-name="T47">il</text:span><text:span text:style-name="T48"> </text:span><text:span text:style-name="T47">lavoratore</text:span><text:span text:style-name="T48"> </text:span><text:span text:style-name="T47">può</text:span><text:span text:style-name="T48"> </text:span><text:span text:style-name="T47">ottenere</text:span><text:span text:style-name="T48"> </text:span><text:span text:style-name="T47">un</text:span><text:span text:style-name="T48"> </text:span><text:span text:style-name="T47">risarcimento</text:span><text:span text:style-name="T48"> </text:span><text:span text:style-name="T47">da</text:span><text:span text:style-name="T48"> </text:span><text:span text:style-name="T47">tra</text:span><text:span text:style-name="T48"> </text:span><text:span text:style-name="T47">un</text:span><text:span text:style-name="T48"> </text:span><text:span text:style-name="T47">minimo</text:span><text:span text:style-name="T48"> </text:span><text:span text:style-name="T47">di</text:span><text:span text:style-name="T48"> </text:span><text:span text:style-name="T47">12 e un massimo di 24</text:span><text:span text:style-name="T67"> </text:span><text:span text:style-name="T47">mensilità;</text:span></text:p>
          </text:list-item>
          <text:list-item>
            <text:p text:style-name="P444"><text:span text:style-name="T47">in caso di mancanza dell’indicazione dei motivi a fondamento del</text:span><text:span text:style-name="T89"> </text:span><text:span text:style-name="T47">licenzia- mento: il lavoratore può ottenere un risarcimento tra un minimo di 6 e un massimo di 12</text:span><text:span text:style-name="T110"> </text:span><text:span text:style-name="T47">mensilità;</text:span></text:p>
          </text:list-item>
          <text:list-item>
            <text:p text:style-name="P444"><text:span text:style-name="T47">se</text:span><text:span text:style-name="T85"> </text:span><text:span text:style-name="T47">il</text:span><text:span text:style-name="T67"> </text:span><text:span text:style-name="T47">fatto</text:span><text:span text:style-name="T67"> </text:span><text:span text:style-name="T47">è</text:span><text:span text:style-name="T67"> </text:span><text:span text:style-name="T47">manifestamente</text:span><text:span text:style-name="T85"> </text:span><text:span text:style-name="T47">infondato:</text:span><text:span text:style-name="T67"> </text:span><text:span text:style-name="T47">il</text:span><text:span text:style-name="T67"> </text:span><text:span text:style-name="T47">lavoratore</text:span><text:span text:style-name="T67"> </text:span><text:span text:style-name="T47">può</text:span><text:span text:style-name="T85"> </text:span><text:span text:style-name="T47">ottenere</text:span><text:span text:style-name="T67"> </text:span><text:span text:style-name="T47">la</text:span><text:span text:style-name="T67"> </text:span><text:span text:style-name="T43">reintegra- </text:span><text:span text:style-name="T47">zione nel posto di</text:span><text:span text:style-name="T61"> </text:span><text:span text:style-name="T47">lavoro.</text:span></text:p>
          </text:list-item>
        </text:list>
        <text:p text:style-name="P708"/>
        <text:h text:style-name="P22" text:outline-level="2"><text:span text:style-name="T399">Servizi per</text:span><text:span text:style-name="T441"> </text:span><text:span text:style-name="T399">l’Impiego<text:tab/></text:span></text:h>
        <text:list xml:id="list153417697755773" text:continue-list="list153419347936690" text:style-name="WWNum2">
          <text:list-item>
            <text:h text:style-name="P200" text:outline-level="3"><text:span text:style-name="T389">Cosa sono i Servizi per l’Impiego e a cosa</text:span><text:span text:style-name="T443"> </text:span><text:span text:style-name="T390">servono?</text:span></text:h>
          </text:list-item>
        </text:list>
        <text:p text:style-name="P1198"><text:span text:style-name="T35">I</text:span><text:span text:style-name="T196"> </text:span><text:span text:style-name="T162">Servizi</text:span><text:span text:style-name="T199"> </text:span><text:span text:style-name="T35">per</text:span><text:span text:style-name="T199"> </text:span><text:span text:style-name="T162">l’Impiego</text:span><text:span text:style-name="T196"> </text:span><text:span text:style-name="T162">sono</text:span><text:span text:style-name="T199"> </text:span><text:span text:style-name="T162">strutture</text:span><text:span text:style-name="T199"> </text:span><text:span text:style-name="T162">pubbliche</text:span><text:span text:style-name="T199"> </text:span><text:span text:style-name="T35">che</text:span><text:span text:style-name="T196"> </text:span><text:span text:style-name="T162">sostituiscono</text:span><text:span text:style-name="T199"> </text:span><text:span text:style-name="T35">i</text:span><text:span text:style-name="T199"> </text:span><text:span text:style-name="T162">vecchi</text:span><text:span text:style-name="T196"> </text:span><text:span text:style-name="T162">uffici </text:span><text:span text:style-name="T35">di</text:span><text:span text:style-name="T166"> </text:span><text:span text:style-name="T35">collocamento.</text:span><text:span text:style-name="T166"> </text:span><text:span text:style-name="T35">Sono</text:span><text:span text:style-name="T166"> </text:span><text:span text:style-name="T35">nati</text:span><text:span text:style-name="T170"> </text:span><text:span text:style-name="T35">per</text:span><text:span text:style-name="T166"> </text:span><text:span text:style-name="T35">favorire</text:span><text:span text:style-name="T166"> </text:span><text:span text:style-name="T35">l’incontro</text:span><text:span text:style-name="T170"> </text:span><text:span text:style-name="T35">tra</text:span><text:span text:style-name="T166"> </text:span><text:span text:style-name="T35">domanda</text:span><text:span text:style-name="T166"> </text:span><text:span text:style-name="T35">e</text:span><text:span text:style-name="T166"> </text:span><text:span text:style-name="T35">offerta</text:span><text:span text:style-name="T170"> </text:span><text:span text:style-name="T35">di</text:span><text:span text:style-name="T166"> </text:span><text:span text:style-name="T35">la- voro,</text:span><text:span text:style-name="T180"> </text:span><text:span text:style-name="T35">prevenire</text:span><text:span text:style-name="T166"> </text:span><text:span text:style-name="T35">la</text:span><text:span text:style-name="T180"> </text:span><text:span text:style-name="T35">disoccupazione</text:span><text:span text:style-name="T166"> </text:span><text:span text:style-name="T35">e</text:span><text:span text:style-name="T180"> </text:span><text:span text:style-name="T35">facilitare</text:span><text:span text:style-name="T166"> </text:span><text:span text:style-name="T35">l’ingresso</text:span><text:span text:style-name="T180"> </text:span><text:span text:style-name="T35">nel</text:span><text:span text:style-name="T166"> </text:span><text:span text:style-name="T35">mondo</text:span><text:span text:style-name="T180"> </text:span><text:span text:style-name="T35">del</text:span><text:span text:style-name="T166"> </text:span><text:span text:style-name="T35">lavoro alle persone a rischio di</text:span><text:span text:style-name="T174"> </text:span><text:span text:style-name="T35">disoccupazione.</text:span></text:p>
        <text:p text:style-name="P1058"/>
        <text:list xml:id="list153418664543760" text:continue-numbering="true" text:style-name="WWNum2">
          <text:list-item>
            <text:h text:style-name="P201" text:outline-level="3"><text:span text:style-name="T389">Come posso accedere a questi</text:span><text:span text:style-name="T396"> </text:span><text:span text:style-name="T389">servizi?</text:span></text:h>
          </text:list-item>
        </text:list>
        <text:p text:style-name="P986"><text:span text:style-name="T35">Devi iscriverti al cosiddetto “elenco anagrafico”, i tuoi dati verranno raccolti in:</text:span></text:p>
        <text:list xml:id="list153418772207375" text:continue-list="list153418162217591" text:style-name="WWNum6">
          <text:list-item>
            <text:p text:style-name="P441"><text:span text:style-name="T47">una scheda anagrafica, con i tuoi dati anagrafici completi e quelli della tua famiglia, il tuo titolo di studio e il tuo stato</text:span><text:span text:style-name="T133"> </text:span><text:span text:style-name="T47">occupazionale;</text:span></text:p>
          </text:list-item>
          <text:list-item>
            <text:p text:style-name="P442"><text:span text:style-name="T47">una</text:span><text:span text:style-name="T80"> </text:span><text:span text:style-name="T47">scheda</text:span><text:span text:style-name="T80"> </text:span><text:span text:style-name="T47">professionale</text:span><text:span text:style-name="T80"> </text:span><text:span text:style-name="T47">(il</text:span><text:span text:style-name="T104"> </text:span><text:span text:style-name="T47">vecchio</text:span><text:span text:style-name="T80"> </text:span><text:span text:style-name="T47">“libretto</text:span><text:span text:style-name="T80"> </text:span><text:span text:style-name="T47">di</text:span><text:span text:style-name="T104"> </text:span><text:span text:style-name="T47">lavoro”),</text:span><text:span text:style-name="T80"> </text:span><text:span text:style-name="T47">con</text:span><text:span text:style-name="T80"> </text:span><text:span text:style-name="T47">le</text:span><text:span text:style-name="T104"> </text:span><text:span text:style-name="T47">informazioni sulle tue esperienze formative e professionali, sulla tua disponibilità e</text:span><text:span text:style-name="T113"> </text:span><text:span text:style-name="T47">sulla certificazione delle tue competenze</text:span><text:span text:style-name="T67"> </text:span><text:span text:style-name="T47">professionali.</text:span></text:p>
          </text:list-item>
        </text:list>
        <text:p text:style-name="P785"/>
        <text:h text:style-name="P202" text:outline-level="3"><text:span text:style-name="T389">LA RICERCA DI LAVORO</text:span></text:h>
        <text:p text:style-name="P745"/>
        <text:list xml:id="list153418505938058" text:continue-list="list153418664543760" text:style-name="WWNum2">
          <text:list-item>
            <text:p text:style-name="P542"><text:span text:style-name="T347">Che cos’è lo “stato di</text:span><text:span text:style-name="T359"> </text:span><text:span text:style-name="T347">disoccupazione”?</text:span></text:p>
          </text:list-item>
        </text:list>
        <text:p text:style-name="P1199"><text:span text:style-name="T35">È</text:span><text:span text:style-name="T196"> </text:span><text:span text:style-name="T35">la</text:span><text:span text:style-name="T199"> </text:span><text:span text:style-name="T162">condizione</text:span><text:span text:style-name="T196"> </text:span><text:span text:style-name="T162">della</text:span><text:span text:style-name="T199"> </text:span><text:span text:style-name="T162">persona</text:span><text:span text:style-name="T196"> </text:span><text:span text:style-name="T162">senza</text:span><text:span text:style-name="T199"> </text:span><text:span text:style-name="T162">lavoro,</text:span><text:span text:style-name="T196"> </text:span><text:span text:style-name="T35">che</text:span><text:span text:style-name="T199"> </text:span><text:span text:style-name="T35">sia</text:span><text:span text:style-name="T196"> </text:span><text:span text:style-name="T162">immediatamente</text:span><text:span text:style-name="T199"> </text:span><text:span text:style-name="T162">disponibile </text:span><text:span text:style-name="T35">a svolgere e/o a cercare un’attività</text:span><text:span text:style-name="T194"> </text:span><text:span text:style-name="T35">lavorativa.</text:span></text:p>
        <text:p text:style-name="P842"/>
        <text:list xml:id="list153418345030821" text:continue-numbering="true" text:style-name="WWNum2">
          <text:list-item>
            <text:h text:style-name="P203" text:outline-level="3"><text:span text:style-name="T389">Come posso ottenere lo stato di</text:span><text:span text:style-name="T445"> </text:span><text:span text:style-name="T389">disoccupazione?</text:span></text:h>
          </text:list-item>
        </text:list>
        <text:p text:style-name="P1083"><text:span text:style-name="T35">Devi presentarti al Servizio per l’Impiego della città in cui abiti, e rilasciare una dichiarazione (autocertificazione) che attesti:</text:span></text:p>
      </text:section>
      <text:p text:style-name="P1200"/>
      <text:p text:style-name="P728"/>
      <text:p text:style-name="P660"><draw:g text:anchor-type="as-char" draw:z-index="149" draw:style-name="gr5"><draw:line draw:style-name="gr6" draw:text-style-name="P1280" svg:x1="0in" svg:y1="0in" svg:x2="3.8228in" svg:y2="0in"><text:p/></draw:line></draw:g><text:span text:style-name="T483"><text:tab/></text:span><draw:g text:anchor-type="as-char" draw:z-index="150" draw:style-name="gr5"><draw:line draw:style-name="gr6" draw:text-style-name="P1280" svg:x1="0in" svg:y1="0in" svg:x2="3.8189in" svg:y2="0in"><text:p/></draw:line></draw:g></text:p>
      <text:p text:style-name="P766"/>
      <text:section text:style-name="Sect23" text:name="Section96">
        <text:list xml:id="list153419445003725" text:continue-list="list153418772207375" text:style-name="WWNum6">
          <text:list-item>
            <text:p text:style-name="P306"><text:span text:style-name="T47">le eventuali attività lavorative svolte in</text:span><text:span text:style-name="T113"> </text:span><text:span text:style-name="T47">passato;</text:span></text:p>
            <text:p text:style-name="P301"><text:span text:style-name="T47">l’immediata disponibilità a svolgere attività</text:span><text:span text:style-name="T89"> </text:span><text:span text:style-name="T47">lavorativa.</text:span></text:p>
          </text:list-item>
        </text:list>
        <text:p text:style-name="P727"/>
        <text:list xml:id="list153418967280774" text:continue-list="list153418345030821" text:style-name="WWNum2">
          <text:list-item>
            <text:h text:style-name="P194" text:outline-level="3"><text:span text:style-name="T389">Se perdo il posto di </text:span><text:span text:style-name="T390">lavoro </text:span><text:span text:style-name="T389">o do le dimissioni, perdo anche l’iscrizione all’elenco</text:span><text:span text:style-name="T427"> </text:span><text:span text:style-name="T389">anagrafico?</text:span></text:h>
          </text:list-item>
        </text:list>
        <text:p text:style-name="P948"><text:span text:style-name="T35">Se</text:span><text:span text:style-name="T187"> </text:span><text:span text:style-name="T35">hai</text:span><text:span text:style-name="T187"> </text:span><text:span text:style-name="T35">un</text:span><text:span text:style-name="T187"> </text:span><text:span text:style-name="T35">permesso</text:span><text:span text:style-name="T190"> </text:span><text:span text:style-name="T35">di</text:span><text:span text:style-name="T187"> </text:span><text:span text:style-name="T35">soggiorno</text:span><text:span text:style-name="T187"> </text:span><text:span text:style-name="T35">per</text:span><text:span text:style-name="T190"> </text:span><text:span text:style-name="T35">lavoro</text:span><text:span text:style-name="T187"> </text:span><text:span text:style-name="T35">subordinato</text:span><text:span text:style-name="T187"> </text:span><text:span text:style-name="T35">e</text:span><text:span text:style-name="T190"> </text:span><text:span text:style-name="T35">perdi</text:span><text:span text:style-name="T187"> </text:span><text:span text:style-name="T35">il</text:span><text:span text:style-name="T187"> </text:span><text:span text:style-name="T35">lavoro,</text:span><text:span text:style-name="T190"> </text:span><text:span text:style-name="T35">anche per</text:span><text:span text:style-name="T180"> </text:span><text:span text:style-name="T35">dimissioni,</text:span><text:span text:style-name="T180"> </text:span><text:span text:style-name="T35">mantieni</text:span><text:span text:style-name="T166"> </text:span><text:span text:style-name="T35">l’iscrizione</text:span><text:span text:style-name="T180"> </text:span><text:span text:style-name="T35">all’elenco</text:span><text:span text:style-name="T166"> </text:span><text:span text:style-name="T35">anagrafico</text:span><text:span text:style-name="T180"> </text:span><text:span text:style-name="T35">per</text:span><text:span text:style-name="T166"> </text:span><text:span text:style-name="T35">la</text:span><text:span text:style-name="T180"> </text:span><text:span text:style-name="T35">stessa</text:span><text:span text:style-name="T166"> </text:span><text:span text:style-name="T35">durata del tuo permesso di</text:span><text:span text:style-name="T199"> </text:span><text:span text:style-name="T35">soggiorno.</text:span></text:p>
        <text:p text:style-name="P949"><text:span text:style-name="T162">Anzi,</text:span><text:span text:style-name="T199"> </text:span><text:span text:style-name="T35">in</text:span><text:span text:style-name="T180"> </text:span><text:span text:style-name="T162">base</text:span><text:span text:style-name="T199"> </text:span><text:span text:style-name="T35">al</text:span><text:span text:style-name="T174"> </text:span><text:span text:style-name="T39">Testo</text:span><text:span text:style-name="T199"> </text:span><text:span text:style-name="T162">Unico</text:span><text:span text:style-name="T180"> </text:span><text:span text:style-name="T162">sull’immigrazione,</text:span><text:span text:style-name="T199"> </text:span><text:span text:style-name="T35">hai</text:span><text:span text:style-name="T180"> </text:span><text:span text:style-name="T162">comunque</text:span><text:span text:style-name="T180"> </text:span><text:span text:style-name="T162">diritto</text:span><text:span text:style-name="T199"> </text:span><text:span text:style-name="T35">di</text:span><text:span text:style-name="T180"> </text:span><text:span text:style-name="T162">cercare </text:span><text:span text:style-name="T35">un lavoro, come disoccupato, per un periodo non inferiore a 12 mesi (quindi anche dopo la scadenza del tuo permesso di</text:span><text:span text:style-name="T219"> </text:span><text:span text:style-name="T35">soggiorno).</text:span></text:p>
        <text:p text:style-name="P998"><text:span text:style-name="T160">In</text:span><text:span text:style-name="T189"> </text:span><text:span text:style-name="T160">tal</text:span><text:span text:style-name="T193"> </text:span><text:span text:style-name="T160">caso</text:span><text:span text:style-name="T193"> </text:span><text:span text:style-name="T160">ti</text:span><text:span text:style-name="T193"> </text:span><text:span text:style-name="T160">viene</text:span><text:span text:style-name="T189"> </text:span><text:span text:style-name="T160">rilasciato</text:span><text:span text:style-name="T193"> </text:span><text:span text:style-name="T160">un</text:span><text:span text:style-name="T193"> </text:span><text:span text:style-name="T160">permesso</text:span><text:span text:style-name="T193"> </text:span><text:span text:style-name="T160">di</text:span><text:span text:style-name="T189"> </text:span><text:span text:style-name="T160">soggiorno</text:span><text:span text:style-name="T193"> </text:span><text:span text:style-name="T160">per</text:span><text:span text:style-name="T193"> </text:span><text:span text:style-name="T160">attesa</text:span><text:span text:style-name="T193"> </text:span><text:span text:style-name="T160">occupazione </text:span><text:span text:style-name="T35">che</text:span><text:span text:style-name="T39"> </text:span><text:span text:style-name="T35">ha</text:span><text:span text:style-name="T36"> </text:span><text:span text:style-name="T35">una</text:span><text:span text:style-name="T36"> </text:span><text:span text:style-name="T35">durata</text:span><text:span text:style-name="T39"> </text:span><text:span text:style-name="T35">non</text:span><text:span text:style-name="T36"> </text:span><text:span text:style-name="T35">inferiore</text:span><text:span text:style-name="T36"> </text:span><text:span text:style-name="T35">ad</text:span><text:span text:style-name="T39"> </text:span><text:span text:style-name="T35">un</text:span><text:span text:style-name="T36"> </text:span><text:span text:style-name="T35">anno.</text:span><text:span text:style-name="T36"> </text:span><text:span text:style-name="T35">La</text:span><text:span text:style-name="T36"> </text:span><text:span text:style-name="T35">durata</text:span><text:span text:style-name="T39"> </text:span><text:span text:style-name="T35">può</text:span><text:span text:style-name="T36"> </text:span><text:span text:style-name="T35">anche</text:span><text:span text:style-name="T36"> </text:span><text:span text:style-name="T35">essere</text:span><text:span text:style-name="T39"> </text:span><text:span text:style-name="T35">supe- riore</text:span><text:span text:style-name="T199"> </text:span><text:span text:style-name="T35">all’anno</text:span><text:span text:style-name="T199"> </text:span><text:span text:style-name="T35">e</text:span><text:span text:style-name="T199"> </text:span><text:span text:style-name="T35">pari</text:span><text:span text:style-name="T180"> </text:span><text:span text:style-name="T35">alla</text:span><text:span text:style-name="T199"> </text:span><text:span text:style-name="T35">durata</text:span><text:span text:style-name="T199"> </text:span><text:span text:style-name="T35">della</text:span><text:span text:style-name="T180"> </text:span><text:span text:style-name="T35">prestazione</text:span><text:span text:style-name="T199"> </text:span><text:span text:style-name="T35">di</text:span><text:span text:style-name="T199"> </text:span><text:span text:style-name="T35">sostegno</text:span><text:span text:style-name="T180"> </text:span><text:span text:style-name="T35">al</text:span><text:span text:style-name="T199"> </text:span><text:span text:style-name="T35">reddito</text:span><text:span text:style-name="T199"> </text:span><text:span text:style-name="T35">(tratta- mento di disoccupazione es. indennità di mobilità) eventualmente percepite dal</text:span><text:span text:style-name="T196"> </text:span><text:span text:style-name="T162">lavoratore</text:span><text:span text:style-name="T196"> </text:span><text:span text:style-name="T162">straniero,</text:span><text:span text:style-name="T196"> </text:span><text:span text:style-name="T35">Il</text:span><text:span text:style-name="T196"> </text:span><text:span text:style-name="T162">lavoratore</text:span><text:span text:style-name="T196"> </text:span><text:span text:style-name="T35">può</text:span><text:span text:style-name="T196"> </text:span><text:span text:style-name="T162">ottenere</text:span><text:span text:style-name="T196"> </text:span><text:span text:style-name="T162">ulteriori</text:span><text:span text:style-name="T196"> </text:span><text:span text:style-name="T162">rinnovi</text:span><text:span text:style-name="T196"> </text:span><text:span text:style-name="T35">del</text:span><text:span text:style-name="T196"> </text:span><text:span text:style-name="T162">permesso </text:span><text:span text:style-name="T35">di</text:span><text:span text:style-name="T187"> </text:span><text:span text:style-name="T35">soggiorno</text:span><text:span text:style-name="T187"> </text:span><text:span text:style-name="T35">per</text:span><text:span text:style-name="T187"> </text:span><text:span text:style-name="T35">attesa</text:span><text:span text:style-name="T190"> </text:span><text:span text:style-name="T35">occupazione</text:span><text:span text:style-name="T187"> </text:span><text:span text:style-name="T35">qualora</text:span><text:span text:style-name="T187"> </text:span><text:span text:style-name="T35">possa</text:span><text:span text:style-name="T190"> </text:span><text:span text:style-name="T35">dimostrare</text:span><text:span text:style-name="T187"> </text:span><text:span text:style-name="T35">il</text:span><text:span text:style-name="T187"> </text:span><text:span text:style-name="T35">possesso</text:span><text:span text:style-name="T190"> </text:span><text:span text:style-name="T35">di</text:span><text:span text:style-name="T187"> </text:span><text:span text:style-name="T35">un reddito complessivo annuo dei familiari conviventi non inferiore</text:span><text:span text:style-name="T190"> </text:span><text:span text:style-name="T35">all’importo annuo</text:span><text:span text:style-name="T180"> </text:span><text:span text:style-name="T35">dell’assegno</text:span><text:span text:style-name="T166"> </text:span><text:span text:style-name="T35">sociale</text:span><text:span text:style-name="T166"> </text:span><text:span text:style-name="T35">aumentato</text:span><text:span text:style-name="T166"> </text:span><text:span text:style-name="T35">della</text:span><text:span text:style-name="T166"> </text:span><text:span text:style-name="T35">metà,</text:span><text:span text:style-name="T180"> </text:span><text:span text:style-name="T35">così</text:span><text:span text:style-name="T166"> </text:span><text:span text:style-name="T35">come</text:span><text:span text:style-name="T166"> </text:span><text:span text:style-name="T35">previsto</text:span><text:span text:style-name="T166"> </text:span><text:span text:style-name="T35">dall’art. 29, comma 3, lettera b del TU</text:span><text:span text:style-name="T211"> </text:span><text:span text:style-name="T35">immigrazione.</text:span></text:p>
        <text:p text:style-name="P889"/>
        <text:list xml:id="list153418972741360" text:continue-numbering="true" text:style-name="WWNum2">
          <text:list-item>
            <text:h text:style-name="P204" text:outline-level="3"><text:span text:style-name="T389">Ho</text:span><text:span text:style-name="T411"> </text:span><text:span text:style-name="T389">un</text:span><text:span text:style-name="T411"> </text:span><text:span text:style-name="T389">regolare</text:span><text:span text:style-name="T411"> </text:span><text:span text:style-name="T389">permesso</text:span><text:span text:style-name="T411"> </text:span><text:span text:style-name="T389">di</text:span><text:span text:style-name="T411"> </text:span><text:span text:style-name="T389">soggiorno,</text:span><text:span text:style-name="T408"> </text:span><text:span text:style-name="T389">e</text:span><text:span text:style-name="T411"> </text:span><text:span text:style-name="T390">cerco</text:span><text:span text:style-name="T411"> lavoro.</text:span><text:span text:style-name="T430"> </text:span><text:span text:style-name="T389">A</text:span><text:span text:style-name="T390"> </text:span><text:span text:style-name="T389">chi posso</text:span><text:span text:style-name="T413"> </text:span><text:span text:style-name="T389">rivolgermi</text:span><text:span text:style-name="T413"> </text:span><text:span text:style-name="T389">per</text:span><text:span text:style-name="T393"> </text:span><text:span text:style-name="T389">essere</text:span><text:span text:style-name="T413"> </text:span><text:span text:style-name="T389">messo</text:span><text:span text:style-name="T413"> </text:span><text:span text:style-name="T389">in</text:span><text:span text:style-name="T394"> </text:span><text:span text:style-name="T389">contatto</text:span><text:span text:style-name="T413"> </text:span><text:span text:style-name="T389">con</text:span><text:span text:style-name="T394"> </text:span><text:span text:style-name="T389">le</text:span><text:span text:style-name="T413"> </text:span><text:span text:style-name="T389">aziende</text:span><text:span text:style-name="T394"> </text:span><text:span text:style-name="T389">che </text:span><text:span text:style-name="T390">vogliono </text:span><text:span text:style-name="T389">assumere</text:span><text:span text:style-name="T411"> </text:span><text:span text:style-name="T389">personale?</text:span></text:h>
          </text:list-item>
        </text:list>
        <text:p text:style-name="P1201"><text:span text:style-name="T35">La</text:span><text:span text:style-name="T174"> </text:span><text:span text:style-name="T35">legge</text:span><text:span text:style-name="T174"> </text:span><text:span text:style-name="T35">garantisce</text:span><text:span text:style-name="T174"> </text:span><text:span text:style-name="T35">ai</text:span><text:span text:style-name="T174"> </text:span><text:span text:style-name="T35">lavoratori</text:span><text:span text:style-name="T183"> </text:span><text:span text:style-name="T35">stranieri</text:span><text:span text:style-name="T174"> </text:span><text:span text:style-name="T35">regolarmente</text:span><text:span text:style-name="T174"> </text:span><text:span text:style-name="T35">soggiornanti</text:span><text:span text:style-name="T174"> </text:span><text:span text:style-name="T35">in</text:span><text:span text:style-name="T183"> </text:span><text:span text:style-name="T35">Italia</text:span><text:span text:style-name="T174"> </text:span><text:span text:style-name="T35">e alle</text:span><text:span text:style-name="T199"> </text:span><text:span text:style-name="T35">loro</text:span><text:span text:style-name="T199"> </text:span><text:span text:style-name="T35">famiglie</text:span><text:span text:style-name="T199"> </text:span><text:span text:style-name="T35">lo</text:span><text:span text:style-name="T199"> </text:span><text:span text:style-name="T35">stesso</text:span><text:span text:style-name="T199"> </text:span><text:span text:style-name="T35">trattamento</text:span><text:span text:style-name="T199"> </text:span><text:span text:style-name="T35">e</text:span><text:span text:style-name="T199"> </text:span><text:span text:style-name="T35">gli</text:span><text:span text:style-name="T199"> </text:span><text:span text:style-name="T35">stessi</text:span><text:span text:style-name="T180"> </text:span><text:span text:style-name="T35">diritti</text:span><text:span text:style-name="T199"> </text:span><text:span text:style-name="T35">dei</text:span><text:span text:style-name="T199"> </text:span><text:span text:style-name="T35">lavoratori</text:span><text:span text:style-name="T199"> </text:span><text:span text:style-name="T35">italiani. Come loro, quindi, puoi</text:span><text:span text:style-name="T199"> </text:span><text:span text:style-name="T35">rivolgerti:</text:span></text:p>
        <text:list xml:id="list153418734629698" text:continue-list="list153419445003725" text:style-name="WWNum6">
          <text:list-item>
            <text:p text:style-name="P522"><text:span text:style-name="T47">ai</text:span><text:span text:style-name="T117"> </text:span><text:span text:style-name="T47">servizi</text:span><text:span text:style-name="T110"> </text:span><text:span text:style-name="T47">pubblici</text:span><text:span text:style-name="T110"> </text:span><text:span text:style-name="T47">per</text:span><text:span text:style-name="T110"> </text:span><text:span text:style-name="T47">l’impiego</text:span><text:span text:style-name="T110"> </text:span><text:span text:style-name="T47">(Centri</text:span><text:span text:style-name="T110"> </text:span><text:span text:style-name="T47">per</text:span><text:span text:style-name="T110"> </text:span><text:span text:style-name="T47">l’Impiego,</text:span><text:span text:style-name="T110"> </text:span><text:span text:style-name="T47">Comuni,</text:span><text:span text:style-name="T110"> </text:span><text:span text:style-name="T47">Università, Camere di</text:span><text:span text:style-name="T55"> </text:span><text:span text:style-name="T47">Commercio);</text:span></text:p>
          </text:list-item>
          <text:list-item>
            <text:p text:style-name="P543"><text:span text:style-name="T47">oppure ai servizi privati per l’impiego (Agenzie per il Lavoro ed altri ope- ratori).</text:span></text:p>
          </text:list-item>
        </text:list>
        <text:p text:style-name="P785"/>
        <text:list xml:id="list153418591870760" text:continue-list="list153418972741360" text:style-name="WWNum2">
          <text:list-item>
            <text:h text:style-name="P206" text:outline-level="3"><text:span text:style-name="T389">Cosa</text:span><text:span text:style-name="T419"> </text:span><text:span text:style-name="T389">sono</text:span><text:span text:style-name="T419"> </text:span><text:span text:style-name="T389">i</text:span><text:span text:style-name="T419"> </text:span><text:span text:style-name="T389">Centri</text:span><text:span text:style-name="T419"> </text:span><text:span text:style-name="T389">per</text:span><text:span text:style-name="T419"> </text:span><text:span text:style-name="T389">l’Impiego,</text:span><text:span text:style-name="T406"> </text:span><text:span text:style-name="T390">dove</text:span><text:span text:style-name="T419"> </text:span><text:span text:style-name="T389">si</text:span><text:span text:style-name="T419"> </text:span><text:span text:style-name="T390">trovano</text:span><text:span text:style-name="T419"> </text:span><text:span text:style-name="T389">e</text:span><text:span text:style-name="T419"> </text:span><text:span text:style-name="T389">quali</text:span><text:span text:style-name="T419"> </text:span><text:span text:style-name="T411">ser- </text:span><text:span text:style-name="T389">vizi possono</text:span><text:span text:style-name="T433"> </text:span><text:span text:style-name="T389">offrirmi?</text:span></text:h>
          </text:list-item>
        </text:list>
        <text:p text:style-name="P873"><text:span text:style-name="T35">I</text:span><text:span text:style-name="T39"> </text:span><text:span text:style-name="T35">Centri</text:span><text:span text:style-name="T39"> </text:span><text:span text:style-name="T35">per</text:span><text:span text:style-name="T39"> </text:span><text:span text:style-name="T35">l’Impiego</text:span><text:span text:style-name="T39"> </text:span><text:span text:style-name="T35">sono</text:span><text:span text:style-name="T39"> </text:span><text:span text:style-name="T35">strutture</text:span><text:span text:style-name="T36"> </text:span><text:span text:style-name="T35">pubbliche</text:span><text:span text:style-name="T39"> </text:span><text:span text:style-name="T35">e</text:span><text:span text:style-name="T39"> </text:span><text:span text:style-name="T35">si</text:span><text:span text:style-name="T39"> </text:span><text:span text:style-name="T35">trovano</text:span><text:span text:style-name="T39"> </text:span><text:span text:style-name="T35">in</text:span><text:span text:style-name="T36"> </text:span><text:span text:style-name="T35">tutta</text:span><text:span text:style-name="T39"> </text:span><text:span text:style-name="T35">Italia.</text:span><text:span text:style-name="T39"> </text:span><text:span text:style-name="T35">Of-</text:span></text:p>
        <text:p text:style-name="P880"><text:span text:style-name="T35">frono servizi di diverso tipo:</text:span></text:p>
        <text:list xml:id="list153418998634350" text:continue-list="list153418734629698" text:style-name="WWNum6">
          <text:list-item>
            <text:p text:style-name="P418"><text:span text:style-name="T47">accoglienza, informazione ed orientamento per chi cerca</text:span><text:span text:style-name="T126"> </text:span><text:span text:style-name="T47">lavoro;</text:span></text:p>
          </text:list-item>
          <text:list-item>
            <text:p text:style-name="P418"><text:span text:style-name="T47">intermediazione tra domanda ed offerta di</text:span><text:span text:style-name="T89"> </text:span><text:span text:style-name="T47">lavoro;</text:span></text:p>
          </text:list-item>
          <text:list-item>
            <text:p text:style-name="P418"><text:span text:style-name="T47">consulenza alle</text:span><text:span text:style-name="T55"> </text:span><text:span text:style-name="T47">aziende.</text:span></text:p>
          </text:list-item>
        </text:list>
        <text:p text:style-name="P727"/>
        <text:list xml:id="list153418032345773" text:continue-list="list153418591870760" text:style-name="WWNum2">
          <text:list-item>
            <text:h text:style-name="P207" text:outline-level="3"><text:span text:style-name="T389">Dove posso </text:span><text:span text:style-name="T390">trovare </text:span><text:span text:style-name="T389">indirizzi e orari dei Centri per l’Impiego della mia</text:span><text:span text:style-name="T433"> </text:span><text:span text:style-name="T389">regione?</text:span></text:h>
          </text:list-item>
        </text:list>
        <text:p text:style-name="P856"><text:span text:style-name="T35">Puoi rivolgerti alla sede della Provincia in cui risiedi, o consultare il suo sito Internet.</text:span></text:p>
        <text:p text:style-name="P842"/>
        <text:list xml:id="list153418441585154" text:continue-numbering="true" text:style-name="WWNum2">
          <text:list-item>
            <text:h text:style-name="P144" text:outline-level="3"><text:span text:style-name="T389">Cosa sono le agenzie per il</text:span><text:span text:style-name="T396"> </text:span><text:span text:style-name="T411">lavoro?</text:span></text:h>
          </text:list-item>
        </text:list>
        <text:p text:style-name="P863"><text:span text:style-name="T35">Le</text:span><text:span text:style-name="T39"> </text:span><text:span text:style-name="T35">agenzie</text:span><text:span text:style-name="T36"> </text:span><text:span text:style-name="T35">per</text:span><text:span text:style-name="T39"> </text:span><text:span text:style-name="T35">il</text:span><text:span text:style-name="T36"> </text:span><text:span text:style-name="T35">lavoro</text:span><text:span text:style-name="T36"> </text:span><text:span text:style-name="T35">sono</text:span><text:span text:style-name="T39"> </text:span><text:span text:style-name="T35">strutture</text:span><text:span text:style-name="T36"> </text:span><text:span text:style-name="T35">private</text:span><text:span text:style-name="T39"> </text:span><text:span text:style-name="T35">autorizzate,</text:span><text:span text:style-name="T36"> </text:span><text:span text:style-name="T35">che</text:span><text:span text:style-name="T36"> </text:span><text:span text:style-name="T35">si</text:span><text:span text:style-name="T39"> </text:span><text:span text:style-name="T35">occupano</text:span><text:span text:style-name="T36"> </text:span><text:span text:style-name="T35">di ricerca</text:span><text:span text:style-name="T199"> </text:span><text:span text:style-name="T35">e</text:span><text:span text:style-name="T180"> </text:span><text:span text:style-name="T35">selezione</text:span><text:span text:style-name="T180"> </text:span><text:span text:style-name="T35">del</text:span><text:span text:style-name="T180"> </text:span><text:span text:style-name="T35">personale,</text:span><text:span text:style-name="T199"> </text:span><text:span text:style-name="T35">intermediazione</text:span><text:span text:style-name="T180"> </text:span><text:span text:style-name="T35">tra</text:span><text:span text:style-name="T180"> </text:span><text:span text:style-name="T35">domanda</text:span><text:span text:style-name="T180"> </text:span><text:span text:style-name="T35">e</text:span><text:span text:style-name="T199"> </text:span><text:span text:style-name="T35">offerta</text:span><text:span text:style-name="T180"> </text:span><text:span text:style-name="T35">di</text:span><text:span text:style-name="T180"> </text:span><text:span text:style-name="T35">la- voro, fornitura di manodopera alle aziende,</text:span><text:span text:style-name="T194"> </text:span><text:span text:style-name="T35">ecc.</text:span></text:p>
      </text:section>
      <text:p text:style-name="P1203"><draw:g text:anchor-type="char" draw:z-index="151" draw:style-name="gr2"><draw:rect draw:style-name="gr3" draw:text-style-name="P1278" svg:width="9.0343in" svg:height="6.4748in" svg:x="0.011in" svg:y="0.0102in"><text:p/></draw:rect><draw:rect draw:style-name="gr4" draw:text-style-name="P1279" svg:width="0.0142in" svg:height="6.4969in" svg:x="4.5102in" svg:y="0in"><text:p/></draw:rect></draw:g></text:p>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891"/>
      <text:p text:style-name="P693"><text:span text:style-name="T295">a</text:span><text:span text:style-name="T313">n</text:span><text:span text:style-name="T306">a</text:span><text:span text:style-name="T294">g</text:span><text:span text:style-name="T293">r</text:span><text:span text:style-name="T314">a</text:span><text:span text:style-name="T306">f</text:span><text:span text:style-name="T315">e</text:span></text:p>
      <text:p text:style-name="P1208"><draw:rect text:anchor-type="char" draw:z-index="20" draw:style-name="gr9" draw:text-style-name="P1282" svg:width="9.0343in" svg:height="6.474in" svg:x="0.011in" svg:y="0.0102in"><text:p/></draw:rect><draw:rect text:anchor-type="char" draw:z-index="53" draw:style-name="gr7" draw:text-style-name="P1281" svg:width="0.0142in" svg:height="6.4961in" svg:x="4.511in" svg:y="0in"><text:p/></draw:rect></text:p>
      <text:p text:style-name="P728"/>
      <text:p text:style-name="P1016"><draw:g text:anchor-type="as-char" draw:z-index="152" draw:style-name="gr5"><draw:line draw:style-name="gr6" draw:text-style-name="P1280" svg:x1="0in" svg:y1="0in" svg:x2="3.8189in" svg:y2="0in"><text:p/></draw:line></draw:g></text:p>
      <text:p text:style-name="P800"/>
      <text:list xml:id="list153418466176962" text:continue-numbering="true" text:style-name="WWNum2">
        <text:list-item>
          <text:h text:style-name="P210" text:outline-level="3"><text:span text:style-name="T389">Cos’è</text:span><text:span text:style-name="T411"> </text:span><text:span text:style-name="T389">l’Anagrafe?</text:span></text:h>
        </text:list-item>
      </text:list>
      <text:p text:style-name="P1204"><text:span text:style-name="T35">L’Anagrafe è un registro in cui sono contenuti i dati personali delle persone che abitano un Comune.</text:span></text:p>
      <text:p text:style-name="P1018"><text:span text:style-name="T36">L’Ufficio</text:span><text:span text:style-name="T176"> </text:span><text:span text:style-name="T35">Anagrafe</text:span><text:span text:style-name="T39"> </text:span><text:span text:style-name="T35">si</text:span><text:span text:style-name="T39"> </text:span><text:span text:style-name="T35">occupa</text:span><text:span text:style-name="T39"> </text:span><text:span text:style-name="T35">delle</text:span><text:span text:style-name="T39"> </text:span><text:span text:style-name="T35">pratiche</text:span><text:span text:style-name="T203"> </text:span><text:span text:style-name="T35">necessarie</text:span><text:span text:style-name="T39"> </text:span><text:span text:style-name="T35">a</text:span><text:span text:style-name="T39"> </text:span><text:span text:style-name="T35">mantenere</text:span><text:span text:style-name="T39"> </text:span><text:span text:style-name="T35">il</text:span><text:span text:style-name="T39"> </text:span><text:span text:style-name="T35">registro aggiornato.</text:span></text:p>
      <text:p text:style-name="P785"/>
      <text:list xml:id="list153418180152651" text:continue-numbering="true" text:style-name="WWNum2">
        <text:list-item>
          <text:h text:style-name="P211" text:outline-level="3"><text:span text:style-name="T389">Cosa</text:span><text:span text:style-name="T419"> </text:span><text:span text:style-name="T389">si</text:span><text:span text:style-name="T419"> </text:span><text:span text:style-name="T389">intende</text:span><text:span text:style-name="T419"> </text:span><text:span text:style-name="T389">per</text:span><text:span text:style-name="T421"> </text:span><text:span text:style-name="T389">“dimora”,</text:span><text:span text:style-name="T406"> </text:span><text:span text:style-name="T389">“residenza”,</text:span><text:span text:style-name="T400"> </text:span><text:span text:style-name="T389">“domicilio”?</text:span></text:h>
        </text:list-item>
      </text:list>
      <text:p text:style-name="P1017"><text:span text:style-name="T35">La</text:span><text:span text:style-name="T170"> </text:span><text:span text:style-name="T35">dimora</text:span><text:span text:style-name="T170"> </text:span><text:span text:style-name="T35">(semplice</text:span><text:span text:style-name="T170"> </text:span><text:span text:style-name="T35">dimora</text:span><text:span text:style-name="T170"> </text:span><text:span text:style-name="T35">o</text:span><text:span text:style-name="T170"> </text:span><text:span text:style-name="T35">dimora</text:span><text:span text:style-name="T170"> </text:span><text:span text:style-name="T35">occasionale)</text:span><text:span text:style-name="T203"> </text:span><text:span text:style-name="T35">è</text:span><text:span text:style-name="T170"> </text:span><text:span text:style-name="T35">un</text:span><text:span text:style-name="T170"> </text:span><text:span text:style-name="T35">luogo</text:span><text:span text:style-name="T170"> </text:span><text:span text:style-name="T35">in</text:span><text:span text:style-name="T170"> </text:span><text:span text:style-name="T35">cui</text:span><text:span text:style-name="T170"> </text:span><text:span text:style-name="T35">una</text:span><text:span text:style-name="T170"> </text:span><text:span text:style-name="T35">per- sona</text:span><text:span text:style-name="T166"> </text:span><text:span text:style-name="T35">decide</text:span><text:span text:style-name="T166"> </text:span><text:span text:style-name="T35">di</text:span><text:span text:style-name="T170"> </text:span><text:span text:style-name="T35">restare</text:span><text:span text:style-name="T166"> </text:span><text:span text:style-name="T35">provvisoriamente,</text:span><text:span text:style-name="T166"> </text:span><text:span text:style-name="T35">in</text:span><text:span text:style-name="T170"> </text:span><text:span text:style-name="T35">attesa</text:span><text:span text:style-name="T166"> </text:span><text:span text:style-name="T35">di</text:span><text:span text:style-name="T166"> </text:span><text:span text:style-name="T35">una</text:span><text:span text:style-name="T170"> </text:span><text:span text:style-name="T35">sistemazione</text:span><text:span text:style-name="T166"> </text:span><text:span text:style-name="T35">stabile, per un periodo di tempo</text:span><text:span text:style-name="T183"> </text:span><text:span text:style-name="T35">limitato.</text:span></text:p>
      <text:p text:style-name="P1021"><text:span text:style-name="T35">La</text:span><text:span text:style-name="T166"> </text:span><text:span text:style-name="T35">residenza</text:span><text:span text:style-name="T170"> </text:span><text:span text:style-name="T35">è</text:span><text:span text:style-name="T170"> </text:span><text:span text:style-name="T35">il</text:span><text:span text:style-name="T170"> </text:span><text:span text:style-name="T35">luogo</text:span><text:span text:style-name="T170"> </text:span><text:span text:style-name="T35">dove</text:span><text:span text:style-name="T170"> </text:span><text:span text:style-name="T35">una</text:span><text:span text:style-name="T170"> </text:span><text:span text:style-name="T35">persona</text:span><text:span text:style-name="T170"> </text:span><text:span text:style-name="T35">vive</text:span><text:span text:style-name="T170"> </text:span><text:span text:style-name="T35">abitualmente</text:span><text:span text:style-name="T170"> </text:span><text:span text:style-name="T35">e</text:span><text:span text:style-name="T170"> </text:span><text:span text:style-name="T35">dove</text:span><text:span text:style-name="T170"> </text:span><text:span text:style-name="T35">ha</text:span><text:span text:style-name="T170"> </text:span><text:span text:style-name="T35">fatto</text:span><text:span text:style-name="T170"> </text:span><text:span text:style-name="T39">ri- </text:span><text:span text:style-name="T162">chiesta</text:span><text:span text:style-name="T196"> </text:span><text:span text:style-name="T35">di</text:span><text:span text:style-name="T199"> </text:span><text:span text:style-name="T162">iscrizione</text:span><text:span text:style-name="T196"> </text:span><text:span text:style-name="T162">all’Anagrafe.</text:span><text:span text:style-name="T199"> </text:span><text:span text:style-name="T162">Richiede</text:span><text:span text:style-name="T196"> </text:span><text:span text:style-name="T35">la</text:span><text:span text:style-name="T199"> </text:span><text:span text:style-name="T162">residenza</text:span><text:span text:style-name="T196"> </text:span><text:span text:style-name="T35">chi</text:span><text:span text:style-name="T199"> </text:span><text:span text:style-name="T162">immagina</text:span><text:span text:style-name="T196"> </text:span><text:span text:style-name="T35">di</text:span><text:span text:style-name="T199"> </text:span><text:span text:style-name="T162">restare </text:span><text:span text:style-name="T35">a lungo sul</text:span><text:span text:style-name="T170"> </text:span><text:span text:style-name="T35">territorio.</text:span></text:p>
      <text:p text:style-name="P1021"><text:span text:style-name="T35">Il domicilio, invece, è il luogo in cui un individuo decide di stabilire la sede principale</text:span><text:span text:style-name="T199"> </text:span><text:span text:style-name="T35">dei</text:span><text:span text:style-name="T180"> </text:span><text:span text:style-name="T35">suoi</text:span><text:span text:style-name="T180"> </text:span><text:span text:style-name="T35">affari</text:span><text:span text:style-name="T180"> </text:span><text:span text:style-name="T35">ed</text:span><text:span text:style-name="T180"> </text:span><text:span text:style-name="T35">interessi,</text:span><text:span text:style-name="T180"> </text:span><text:span text:style-name="T35">cioè</text:span><text:span text:style-name="T180"> </text:span><text:span text:style-name="T35">delle</text:span><text:span text:style-name="T180"> </text:span><text:span text:style-name="T35">attività</text:span><text:span text:style-name="T199"> </text:span><text:span text:style-name="T35">economiche,</text:span><text:span text:style-name="T180"> </text:span><text:span text:style-name="T35">patrimo- niali, finanziarie,</text:span><text:span text:style-name="T39"> </text:span><text:span text:style-name="T35">ecc..</text:span></text:p>
      <text:p text:style-name="P785"/>
      <text:list xml:id="list153419695651488" text:continue-numbering="true" text:style-name="WWNum2">
        <text:list-item>
          <text:h text:style-name="P211" text:outline-level="3"><text:span text:style-name="T390">Posso </text:span><text:span text:style-name="T389">iscrivermi</text:span><text:span text:style-name="T421"> </text:span><text:span text:style-name="T389">all’Anagrafe?</text:span></text:h>
        </text:list-item>
      </text:list>
      <text:p text:style-name="P1017"><text:span text:style-name="T35">Sì,</text:span><text:span text:style-name="T166"> </text:span><text:span text:style-name="T35">se</text:span><text:span text:style-name="T170"> </text:span><text:span text:style-name="T35">hai</text:span><text:span text:style-name="T170"> </text:span><text:span text:style-name="T35">un</text:span><text:span text:style-name="T170"> </text:span><text:span text:style-name="T35">permesso</text:span><text:span text:style-name="T170"> </text:span><text:span text:style-name="T35">di</text:span><text:span text:style-name="T166"> </text:span><text:span text:style-name="T35">soggiorno</text:span><text:span text:style-name="T170"> </text:span><text:span text:style-name="T35">della</text:span><text:span text:style-name="T170"> </text:span><text:span text:style-name="T35">durata</text:span><text:span text:style-name="T170"> </text:span><text:span text:style-name="T35">superiore</text:span><text:span text:style-name="T170"> </text:span><text:span text:style-name="T35">a</text:span><text:span text:style-name="T170"> </text:span><text:span text:style-name="T35">tre</text:span><text:span text:style-name="T166"> </text:span><text:span text:style-name="T35">mesi,</text:span><text:span text:style-name="T170"> </text:span><text:span text:style-name="T35">anche</text:span><text:span text:style-name="T170"> in </text:span><text:span text:style-name="T35">fase</text:span><text:span text:style-name="T216"> </text:span><text:span text:style-name="T35">di</text:span><text:span text:style-name="T187"> </text:span><text:span text:style-name="T35">rinnovo</text:span><text:span text:style-name="T187"> </text:span><text:span text:style-name="T35">dello</text:span><text:span text:style-name="T187"> </text:span><text:span text:style-name="T35">stesso,</text:span><text:span text:style-name="T187"> </text:span><text:span text:style-name="T35">mostrando</text:span><text:span text:style-name="T187"> </text:span><text:span text:style-name="T35">la</text:span><text:span text:style-name="T187"> </text:span><text:span text:style-name="T35">ricevuta</text:span><text:span text:style-name="T216"> </text:span><text:span text:style-name="T35">di</text:span><text:span text:style-name="T187"> </text:span><text:span text:style-name="T35">richiesta</text:span><text:span text:style-name="T187"> </text:span><text:span text:style-name="T35">del</text:span><text:span text:style-name="T187"> </text:span><text:span text:style-name="T35">rinnovo,</text:span><text:span text:style-name="T187"> </text:span><text:span text:style-name="T203">puoi </text:span><text:span text:style-name="T35">rivolgerti all’Ufficio Anagrafe del Comune di</text:span><text:span text:style-name="T179"> </text:span><text:span text:style-name="T35">residenza.</text:span></text:p>
      <text:p text:style-name="P1207"><text:span text:style-name="T35">Lo straniero che abbia sottoscritto presso lo Sportello Unico per l’immigra- zione</text:span><text:span text:style-name="T39"> </text:span><text:span text:style-name="T35">(SUI)</text:span><text:span text:style-name="T36"> </text:span><text:span text:style-name="T35">il</text:span><text:span text:style-name="T36"> </text:span><text:span text:style-name="T35">contratto</text:span><text:span text:style-name="T36"> </text:span><text:span text:style-name="T35">di</text:span><text:span text:style-name="T36"> </text:span><text:span text:style-name="T35">soggiorno,</text:span><text:span text:style-name="T36"> </text:span><text:span text:style-name="T35">nelle</text:span><text:span text:style-name="T36"> </text:span><text:span text:style-name="T225">more</text:span><text:span text:style-name="T38"> </text:span><text:span text:style-name="T225">del</text:span><text:span text:style-name="T38"> </text:span><text:span text:style-name="T225">rilascio</text:span><text:span text:style-name="T38"> </text:span><text:span text:style-name="T225">del</text:span><text:span text:style-name="T38"> </text:span><text:span text:style-name="T225">primo</text:span><text:span text:style-name="T38"> </text:span><text:span text:style-name="T165">per- </text:span><text:span text:style-name="T225">messo di soggiorno </text:span><text:span text:style-name="T35">per motivi di lavoro, può richiedere l’iscrizione all’Anagrafe, dietro esibizione del contratto di soggiorno stipulato presso lo SUI,</text:span><text:span text:style-name="T199"> </text:span><text:span text:style-name="T35">della</text:span><text:span text:style-name="T180"> </text:span><text:span text:style-name="T35">ricevuta</text:span><text:span text:style-name="T180"> </text:span><text:span text:style-name="T35">rilasciata</text:span><text:span text:style-name="T180"> </text:span><text:span text:style-name="T35">dall’ufficio</text:span><text:span text:style-name="T180"> </text:span><text:span text:style-name="T35">postale</text:span><text:span text:style-name="T180"> </text:span><text:span text:style-name="T35">attestante</text:span><text:span text:style-name="T180"> </text:span><text:span text:style-name="T35">l’avvenuta</text:span><text:span text:style-name="T180"> </text:span><text:span text:style-name="T35">presen- tazione</text:span><text:span text:style-name="T170"> </text:span><text:span text:style-name="T35">della</text:span><text:span text:style-name="T203"> </text:span><text:span text:style-name="T35">richiesta</text:span><text:span text:style-name="T203"> </text:span><text:span text:style-name="T35">di</text:span><text:span text:style-name="T203"> </text:span><text:span text:style-name="T35">permesso,</text:span><text:span text:style-name="T203"> </text:span><text:span text:style-name="T35">nonché</text:span><text:span text:style-name="T203"> </text:span><text:span text:style-name="T35">della</text:span><text:span text:style-name="T203"> </text:span><text:span text:style-name="T35">domanda</text:span><text:span text:style-name="T203"> </text:span><text:span text:style-name="T35">di</text:span><text:span text:style-name="T203"> </text:span><text:span text:style-name="T35">rilascio</text:span><text:span text:style-name="T203"> </text:span><text:span text:style-name="T35">del</text:span><text:span text:style-name="T170"> </text:span><text:span text:style-name="T35">per- messo di soggiorno per lavoro subordinato presentata allo Sportello Unico. Anche</text:span><text:span text:style-name="T166"> </text:span><text:span text:style-name="T35">lo</text:span><text:span text:style-name="T170"> </text:span><text:span text:style-name="T35">straniero</text:span><text:span text:style-name="T170"> </text:span><text:span text:style-name="T35">che</text:span><text:span text:style-name="T166"> </text:span><text:span text:style-name="T35">abbia</text:span><text:span text:style-name="T170"> </text:span><text:span text:style-name="T35">richiesto</text:span><text:span text:style-name="T170"> </text:span><text:span text:style-name="T35">il</text:span><text:span text:style-name="T166"> </text:span><text:span text:style-name="T35">permesso</text:span><text:span text:style-name="T170"> </text:span><text:span text:style-name="T35">di</text:span><text:span text:style-name="T170"> </text:span><text:span text:style-name="T35">soggiorno</text:span><text:span text:style-name="T170"> </text:span><text:span text:style-name="T35">per</text:span><text:span text:style-name="T166"> </text:span><text:span text:style-name="T35">motivi</text:span><text:span text:style-name="T170"> </text:span><text:span text:style-name="T35">fa- miliari,</text:span><text:span text:style-name="T212"> </text:span><text:span text:style-name="T35">nelle</text:span><text:span text:style-name="T212"> </text:span><text:span text:style-name="T35">more</text:span><text:span text:style-name="T217"> </text:span><text:span text:style-name="T35">del</text:span><text:span text:style-name="T212"> </text:span><text:span text:style-name="T35">rilascio,</text:span><text:span text:style-name="T212"> </text:span><text:span text:style-name="T35">può</text:span><text:span text:style-name="T217"> </text:span><text:span text:style-name="T35">richiedere</text:span><text:span text:style-name="T212"> </text:span><text:span text:style-name="T35">l’iscrizione</text:span><text:span text:style-name="T217"> </text:span><text:span text:style-name="T35">anagrafica.</text:span><text:span text:style-name="T209"> </text:span><text:span text:style-name="T35">A</text:span><text:span text:style-name="T209"> </text:span><text:span text:style-name="T35">tal</text:span><text:span text:style-name="T217"> </text:span><text:span text:style-name="T35">fine sarà sufficiente l’esibizione del visto d’ingresso, della ricevuta rilasciata</text:span><text:span text:style-name="T179"> </text:span><text:span text:style-name="T35">dal- </text:span><text:span text:style-name="T162">l’Ufficio</text:span><text:span text:style-name="T212"> </text:span><text:span text:style-name="T35">postale</text:span><text:span text:style-name="T217"> </text:span><text:span text:style-name="T35">attestante</text:span><text:span text:style-name="T217"> </text:span><text:span text:style-name="T35">l’avvenuta</text:span><text:span text:style-name="T217"> </text:span><text:span text:style-name="T35">presentazione</text:span><text:span text:style-name="T217"> </text:span><text:span text:style-name="T35">della</text:span><text:span text:style-name="T217"> </text:span><text:span text:style-name="T35">richiesta</text:span><text:span text:style-name="T217"> </text:span><text:span text:style-name="T35">di</text:span><text:span text:style-name="T217"> </text:span><text:span text:style-name="T36">permesso </text:span><text:span text:style-name="T35">di</text:span><text:span text:style-name="T217"> </text:span><text:span text:style-name="T35">soggiorno,</text:span><text:span text:style-name="T216"> </text:span><text:span text:style-name="T35">nonché</text:span><text:span text:style-name="T216"> </text:span><text:span text:style-name="T35">di</text:span><text:span text:style-name="T217"> </text:span><text:span text:style-name="T35">fotocopia</text:span><text:span text:style-name="T216"> </text:span><text:span text:style-name="T35">non</text:span><text:span text:style-name="T216"> </text:span><text:span text:style-name="T35">autenticata</text:span><text:span text:style-name="T217"> </text:span><text:span text:style-name="T35">del</text:span><text:span text:style-name="T216"> </text:span><text:span text:style-name="T35">nulla</text:span><text:span text:style-name="T216"> </text:span><text:span text:style-name="T35">osta</text:span><text:span text:style-name="T217"> </text:span><text:span text:style-name="T35">rilasciato</text:span><text:span text:style-name="T216"> </text:span><text:span text:style-name="T35">dallo Sportello</text:span><text:span text:style-name="T162"> </text:span><text:span text:style-name="T35">unico.</text:span></text:p>
      <text:p text:style-name="P708"/>
      <text:p text:style-name="P775"><text:span text:style-name="T285"/></text:p>
      <text:p text:style-name="P1209"/>
      <text:p text:style-name="P728"/>
      <text:p text:style-name="P660"><draw:g text:anchor-type="as-char" draw:z-index="153" draw:style-name="gr5"><draw:line draw:style-name="gr6" draw:text-style-name="P1280" svg:x1="0in" svg:y1="0in" svg:x2="3.8228in" svg:y2="0in"><text:p/></draw:line></draw:g><text:span text:style-name="T483"><text:tab/></text:span><draw:g text:anchor-type="as-char" draw:z-index="154" draw:style-name="gr5"><draw:line draw:style-name="gr6" draw:text-style-name="P1280" svg:x1="0in" svg:y1="0in" svg:x2="3.8189in" svg:y2="0in"><text:p/></draw:line></draw:g></text:p>
      <text:p text:style-name="P800"/>
      <text:section text:style-name="Sect7" text:name="Section98">
        <text:list xml:id="list153419403328892" text:continue-numbering="true" text:style-name="WWNum2">
          <text:list-item>
            <text:h text:style-name="P186" text:outline-level="3"><text:span text:style-name="T389">Quando viene effettuata l’iscrizione</text:span><text:span text:style-name="T426"> </text:span><text:span text:style-name="T389">anagrafica?</text:span></text:h>
          </text:list-item>
        </text:list>
        <text:list xml:id="list153418952255688" text:continue-list="list153418998634350" text:style-name="WWNum6">
          <text:list-item>
            <text:p text:style-name="P545"><text:span text:style-name="T43">Alla</text:span><text:span text:style-name="T67"> </text:span><text:span text:style-name="T48">nascita,</text:span><text:span text:style-name="T72"> </text:span><text:span text:style-name="T48">nell’Anagrafe</text:span><text:span text:style-name="T72"> </text:span><text:span text:style-name="T43">del</text:span><text:span text:style-name="T72"> </text:span><text:span text:style-name="T48">Comune</text:span><text:span text:style-name="T67"> </text:span><text:span text:style-name="T47">di</text:span><text:span text:style-name="T72"> </text:span><text:span text:style-name="T48">residenza</text:span><text:span text:style-name="T72"> </text:span><text:span text:style-name="T43">dei</text:span><text:span text:style-name="T72"> </text:span><text:span text:style-name="T48">genitori</text:span><text:span text:style-name="T72"> </text:span><text:span text:style-name="T47">o</text:span><text:span text:style-name="T67"> </text:span><text:span text:style-name="T43">nel</text:span><text:span text:style-name="T72"> </text:span><text:span text:style-name="T48">Comune </text:span><text:span text:style-name="T43">dove</text:span><text:span text:style-name="T101"> </text:span><text:span text:style-name="T47">è</text:span><text:span text:style-name="T55"> </text:span><text:span text:style-name="T43">iscritta</text:span><text:span text:style-name="T55"> </text:span><text:span text:style-name="T47">la</text:span><text:span text:style-name="T55"> </text:span><text:span text:style-name="T43">madre,</text:span><text:span text:style-name="T55"> </text:span><text:span text:style-name="T47">nel</text:span><text:span text:style-name="T101"> </text:span><text:span text:style-name="T43">caso</text:span><text:span text:style-name="T55"> </text:span><text:span text:style-name="T47">i</text:span><text:span text:style-name="T55"> </text:span><text:span text:style-name="T43">genitori</text:span><text:span text:style-name="T55"> </text:span><text:span text:style-name="T43">siano</text:span><text:span text:style-name="T55"> </text:span><text:span text:style-name="T43">iscritti</text:span><text:span text:style-name="T101"> </text:span><text:span text:style-name="T47">in</text:span><text:span text:style-name="T55"> </text:span><text:span text:style-name="T43">anagrafi</text:span><text:span text:style-name="T55"> </text:span><text:span text:style-name="T43">diverse;</text:span></text:p>
          </text:list-item>
          <text:list-item>
            <text:p text:style-name="P452"><text:span text:style-name="T47">Quando</text:span><text:span text:style-name="T104"> </text:span><text:span text:style-name="T47">si</text:span><text:span text:style-name="T104"> </text:span><text:span text:style-name="T47">cambia</text:span><text:span text:style-name="T105"> </text:span><text:span text:style-name="T47">residenza</text:span><text:span text:style-name="T104"> </text:span><text:span text:style-name="T47">da</text:span><text:span text:style-name="T105"> </text:span><text:span text:style-name="T47">altro</text:span><text:span text:style-name="T104"> </text:span><text:span text:style-name="T47">Comune</text:span><text:span text:style-name="T105"> </text:span><text:span text:style-name="T47">o</text:span><text:span text:style-name="T104"> </text:span><text:span text:style-name="T47">dall’estero,</text:span><text:span text:style-name="T104"> </text:span><text:span text:style-name="T47">nell’Anagrafe</text:span><text:span text:style-name="T105"> </text:span><text:span text:style-name="T47">del Comune dove si</text:span><text:span text:style-name="T110"> </text:span><text:span text:style-name="T47">risiede.</text:span></text:p>
          </text:list-item>
        </text:list>
        <text:p text:style-name="P1210"><text:span text:style-name="T162">L’iscrizione </text:span><text:span text:style-name="T35">e la richiesta di variazione anagrafica possono dar luogo alla </text:span><text:span text:style-name="T39">ve- </text:span><text:span text:style-name="T35">rifica</text:span><text:span text:style-name="T199"> </text:span><text:span text:style-name="T35">da</text:span><text:span text:style-name="T199"> </text:span><text:span text:style-name="T35">parte</text:span><text:span text:style-name="T199"> </text:span><text:span text:style-name="T35">dei</text:span><text:span text:style-name="T199"> </text:span><text:span text:style-name="T35">competenti</text:span><text:span text:style-name="T199"> </text:span><text:span text:style-name="T35">Uffici</text:span><text:span text:style-name="T199"> </text:span><text:span text:style-name="T35">comunali,</text:span><text:span text:style-name="T180"> </text:span><text:span text:style-name="T35">delle</text:span><text:span text:style-name="T199"> </text:span><text:span text:style-name="T35">condizioni</text:span><text:span text:style-name="T199"> </text:span><text:span text:style-name="T35">igienico-sani- tarie</text:span><text:span text:style-name="T196"> </text:span><text:span text:style-name="T35">dell’immobile</text:span><text:span text:style-name="T199"> </text:span><text:span text:style-name="T35">in</text:span><text:span text:style-name="T199"> </text:span><text:span text:style-name="T35">cui</text:span><text:span text:style-name="T199"> </text:span><text:span text:style-name="T35">il</text:span><text:span text:style-name="T199"> </text:span><text:span text:style-name="T35">richiedente</text:span><text:span text:style-name="T199"> </text:span><text:span text:style-name="T35">intende</text:span><text:span text:style-name="T196"> </text:span><text:span text:style-name="T35">fissare</text:span><text:span text:style-name="T199"> </text:span><text:span text:style-name="T35">la</text:span><text:span text:style-name="T199"> </text:span><text:span text:style-name="T35">propria</text:span><text:span text:style-name="T199"> </text:span><text:span text:style-name="T35">residenza,</text:span><text:span text:style-name="T199"> </text:span><text:span text:style-name="T35">ai sensi delle vigenti norme</text:span><text:span text:style-name="T199"> </text:span><text:span text:style-name="T35">sanitarie.</text:span></text:p>
        <text:p text:style-name="P1001"><text:span text:style-name="T162">Il</text:span><text:span text:style-name="T173"> </text:span><text:span text:style-name="T39">cittadino</text:span><text:span text:style-name="T174"> </text:span><text:span text:style-name="T39">straniero</text:span><text:span text:style-name="T173"> </text:span><text:span text:style-name="T162">in</text:span><text:span text:style-name="T174"> </text:span><text:span text:style-name="T39">possesso</text:span><text:span text:style-name="T174"> </text:span><text:span text:style-name="T162">di</text:span><text:span text:style-name="T173"> </text:span><text:span text:style-name="T162">un</text:span><text:span text:style-name="T174"> </text:span><text:span text:style-name="T39">permesso</text:span><text:span text:style-name="T173"> </text:span><text:span text:style-name="T162">di</text:span><text:span text:style-name="T174"> </text:span><text:span text:style-name="T39">soggiorno</text:span><text:span text:style-name="T174"> </text:span><text:span text:style-name="T39">superiore</text:span><text:span text:style-name="T173"> </text:span><text:span text:style-name="T162">ai</text:span><text:span text:style-name="T174"> </text:span><text:span text:style-name="T36">tre</text:span><text:span text:style-name="T174"> </text:span><text:span text:style-name="T36">mesi, </text:span><text:span text:style-name="T162">ha </text:span><text:span text:style-name="T39">diritto all’iscrizione anagrafica presso </text:span><text:span text:style-name="T162">il </text:span><text:span text:style-name="T39">comune </text:span><text:span text:style-name="T162">di </text:span><text:span text:style-name="T39">residenza. </text:span><text:span text:style-name="T162">Le </text:span><text:span text:style-name="T39">iscrizioni </text:span><text:span text:style-name="T35">e </text:span><text:span text:style-name="T39">variazioni anagrafiche </text:span><text:span text:style-name="T36">dello </text:span><text:span text:style-name="T39">straniero regolarmente soggiornante </text:span><text:span text:style-name="T36">sono </text:span><text:span text:style-name="T39">effettuate </text:span><text:span text:style-name="T36">alle</text:span><text:span text:style-name="T166"> </text:span><text:span text:style-name="T39">stesse</text:span><text:span text:style-name="T170"> </text:span><text:span text:style-name="T39">condizioni</text:span><text:span text:style-name="T170"> </text:span><text:span text:style-name="T35">e</text:span><text:span text:style-name="T166"> </text:span><text:span text:style-name="T36">con</text:span><text:span text:style-name="T170"> </text:span><text:span text:style-name="T162">le</text:span><text:span text:style-name="T170"> </text:span><text:span text:style-name="T39">stesse</text:span><text:span text:style-name="T170"> </text:span><text:span text:style-name="T39">modalità</text:span><text:span text:style-name="T166"> </text:span><text:span text:style-name="T39">previste</text:span><text:span text:style-name="T170"> </text:span><text:span text:style-name="T36">per</text:span><text:span text:style-name="T170"> </text:span><text:span text:style-name="T35">i</text:span><text:span text:style-name="T170"> </text:span><text:span text:style-name="T39">cittadini</text:span><text:span text:style-name="T166"> </text:span><text:span text:style-name="T39">italiani.</text:span></text:p>
        <text:p text:style-name="P1058"/>
        <text:list xml:id="list153417713099342" text:continue-list="list153419403328892" text:style-name="WWNum2">
          <text:list-item>
            <text:h text:style-name="P174" text:outline-level="3"><text:span text:style-name="T389">Cos’è la famiglia</text:span><text:span text:style-name="T406"> </text:span><text:span text:style-name="T389">anagrafica?</text:span></text:h>
          </text:list-item>
        </text:list>
        <text:p text:style-name="P1073"><text:span text:style-name="T35">La</text:span><text:span text:style-name="T190"> </text:span><text:span text:style-name="T35">famiglia</text:span><text:span text:style-name="T190"> </text:span><text:span text:style-name="T35">anagrafica</text:span><text:span text:style-name="T190"> </text:span><text:span text:style-name="T35">è</text:span><text:span text:style-name="T190"> </text:span><text:span text:style-name="T35">un</text:span><text:span text:style-name="T190"> </text:span><text:span text:style-name="T35">gruppo</text:span><text:span text:style-name="T190"> </text:span><text:span text:style-name="T35">di</text:span><text:span text:style-name="T190"> </text:span><text:span text:style-name="T35">persone</text:span><text:span text:style-name="T190"> </text:span><text:span text:style-name="T35">che</text:span><text:span text:style-name="T190"> </text:span><text:span text:style-name="T35">vive</text:span><text:span text:style-name="T190"> </text:span><text:span text:style-name="T35">nella</text:span><text:span text:style-name="T190"> </text:span><text:span text:style-name="T35">stessa</text:span><text:span text:style-name="T190"> </text:span><text:span text:style-name="T35">abitazione. Queste</text:span><text:span text:style-name="T174"> </text:span><text:span text:style-name="T35">persone</text:span><text:span text:style-name="T183"> </text:span><text:span text:style-name="T35">hanno</text:span><text:span text:style-name="T174"> </text:span><text:span text:style-name="T35">legami</text:span><text:span text:style-name="T183"> </text:span><text:span text:style-name="T35">come</text:span><text:span text:style-name="T183"> </text:span><text:span text:style-name="T35">matrimonio,</text:span><text:span text:style-name="T174"> </text:span><text:span text:style-name="T35">parentela,</text:span><text:span text:style-name="T183"> </text:span><text:span text:style-name="T35">affinità,</text:span><text:span text:style-name="T183"> </text:span><text:span text:style-name="T35">adozione, tutela oppure semplicemente</text:span><text:span text:style-name="T166"> </text:span><text:span text:style-name="T35">affettivi.</text:span></text:p>
        <text:p text:style-name="P785"/>
        <text:list xml:id="list153418672943692" text:continue-numbering="true" text:style-name="WWNum2">
          <text:list-item>
            <text:h text:style-name="P135" text:outline-level="3"><text:span text:style-name="T390">Quando</text:span><text:span text:style-name="T430"> </text:span><text:span text:style-name="T389">e</text:span><text:span text:style-name="T423"> </text:span><text:span text:style-name="T411">perché</text:span><text:span text:style-name="T423"> </text:span><text:span text:style-name="T389">si</text:span><text:span text:style-name="T423"> </text:span><text:span text:style-name="T390">viene</text:span><text:span text:style-name="T430"> </text:span><text:span text:style-name="T390">cancellati</text:span><text:span text:style-name="T423"> </text:span><text:span text:style-name="T411">dall’Anagrafe</text:span><text:span text:style-name="T423"> </text:span><text:span text:style-name="T389">del</text:span><text:span text:style-name="T423"> </text:span><text:span text:style-name="T390">Comune </text:span><text:span text:style-name="T389">di</text:span><text:span text:style-name="T411"> </text:span><text:span text:style-name="T389">residenza?</text:span></text:h>
          </text:list-item>
        </text:list>
        <text:list xml:id="list153419071313490" text:continue-list="list153418952255688" text:style-name="WWNum6">
          <text:list-item>
            <text:p text:style-name="P546"><text:span text:style-name="T47">Quando</text:span><text:span text:style-name="T55"> </text:span><text:span text:style-name="T47">si</text:span><text:span text:style-name="T48"> </text:span><text:span text:style-name="T47">cambia</text:span><text:span text:style-name="T55"> </text:span><text:span text:style-name="T47">il</text:span><text:span text:style-name="T48"> </text:span><text:span text:style-name="T47">luogo</text:span><text:span text:style-name="T55"> </text:span><text:span text:style-name="T47">di</text:span><text:span text:style-name="T48"> </text:span><text:span text:style-name="T47">residenza,</text:span><text:span text:style-name="T55"> </text:span><text:span text:style-name="T47">in</text:span><text:span text:style-name="T48"> </text:span><text:span text:style-name="T47">un</text:span><text:span text:style-name="T48"> </text:span><text:span text:style-name="T47">altro</text:span><text:span text:style-name="T55"> </text:span><text:span text:style-name="T47">Comune</text:span><text:span text:style-name="T48"> </text:span><text:span text:style-name="T47">o</text:span><text:span text:style-name="T55"> </text:span><text:span text:style-name="T47">all’estero;</text:span></text:p>
          </text:list-item>
          <text:list-item>
            <text:p text:style-name="P547"><text:span text:style-name="T47">Quando non si rinnova la dimora abituale nel</text:span><text:span text:style-name="T126"> </text:span><text:span text:style-name="T47">Comune;</text:span></text:p>
          </text:list-item>
          <text:list-item>
            <text:p text:style-name="P549"><text:span text:style-name="T47">Quando</text:span><text:span text:style-name="T48"> </text:span><text:span text:style-name="T47">le</text:span><text:span text:style-name="T43"> </text:span><text:span text:style-name="T47">autorità</text:span><text:span text:style-name="T43"> </text:span><text:span text:style-name="T47">non</text:span><text:span text:style-name="T43"> </text:span><text:span text:style-name="T47">riescono</text:span><text:span text:style-name="T43"> </text:span><text:span text:style-name="T47">a</text:span><text:span text:style-name="T43"> </text:span><text:span text:style-name="T47">trovare</text:span><text:span text:style-name="T43"> </text:span><text:span text:style-name="T47">la</text:span><text:span text:style-name="T43"> </text:span><text:span text:style-name="T47">persona</text:span><text:span text:style-name="T43"> </text:span><text:span text:style-name="T47">presso</text:span><text:span text:style-name="T43"> </text:span><text:span text:style-name="T47">la</text:span><text:span text:style-name="T48"> </text:span><text:span text:style-name="T47">residenza</text:span><text:span text:style-name="T43"> </text:span><text:span text:style-name="T47">di- chiarata;</text:span></text:p>
          </text:list-item>
          <text:list-item>
            <text:p text:style-name="P550"><text:span text:style-name="T47">In caso di</text:span><text:span text:style-name="T110"> </text:span><text:span text:style-name="T47">morte.</text:span></text:p>
          </text:list-item>
        </text:list>
        <text:p text:style-name="P741"/>
        <text:p text:style-name="P1075"><text:span text:style-name="T225">ATTEnzIonE: </text:span><text:span text:style-name="T35">Quando non si rinnova la dichiarazione di dimora abituale il cittadino straniero viene avvisato e invitato a provvedere entro 30 giorni.</text:span></text:p>
        <text:p text:style-name="P785"/>
        <text:list xml:id="list153418114011757" text:continue-list="list153418672943692" text:style-name="WWNum2">
          <text:list-item>
            <text:h text:style-name="P214" text:outline-level="3"><text:span text:style-name="T389">A</text:span><text:span text:style-name="T419"> </text:span><text:span text:style-name="T389">cosa</text:span><text:span text:style-name="T433"> </text:span><text:span text:style-name="T389">serve</text:span><text:span text:style-name="T419"> </text:span><text:span text:style-name="T389">registrare</text:span><text:span text:style-name="T433"> </text:span><text:span text:style-name="T389">la</text:span><text:span text:style-name="T433"> </text:span><text:span text:style-name="T389">residenza</text:span><text:span text:style-name="T419"> </text:span><text:span text:style-name="T389">presso</text:span><text:span text:style-name="T433"> </text:span><text:span text:style-name="T389">il</text:span><text:span text:style-name="T433"> </text:span><text:span text:style-name="T389">Comune?</text:span></text:h>
          </text:list-item>
        </text:list>
        <text:p text:style-name="P1213"><text:span text:style-name="T35">Per</text:span><text:span text:style-name="T196"> </text:span><text:span text:style-name="T35">ottenere</text:span><text:span text:style-name="T199"> </text:span><text:span text:style-name="T35">il</text:span><text:span text:style-name="T199"> </text:span><text:span text:style-name="T35">permesso</text:span><text:span text:style-name="T199"> </text:span><text:span text:style-name="T35">di</text:span><text:span text:style-name="T199"> </text:span><text:span text:style-name="T35">soggiorno</text:span><text:span text:style-name="T199"> </text:span><text:span text:style-name="T35">o</text:span><text:span text:style-name="T199"> </text:span><text:span text:style-name="T35">il</text:span><text:span text:style-name="T199"> </text:span><text:span text:style-name="T35">suo</text:span><text:span text:style-name="T199"> </text:span><text:span text:style-name="T35">rinnovo</text:span><text:span text:style-name="T199"> </text:span><text:span text:style-name="T35">non</text:span><text:span text:style-name="T199"> </text:span><text:span text:style-name="T35">è</text:span><text:span text:style-name="T199"> </text:span><text:span text:style-name="T35">necessaria</text:span><text:span text:style-name="T199"> </text:span><text:span text:style-name="T35">la</text:span><text:span text:style-name="T199"> </text:span><text:span text:style-name="T35">resi- denza</text:span><text:span text:style-name="T176"> </text:span><text:span text:style-name="T35">in</text:span><text:span text:style-name="T173"> </text:span><text:span text:style-name="T35">Italia,</text:span><text:span text:style-name="T176"> </text:span><text:span text:style-name="T35">essendo</text:span><text:span text:style-name="T173"> </text:span><text:span text:style-name="T162">sufficiente</text:span><text:span text:style-name="T176"> </text:span><text:span text:style-name="T35">indicare</text:span><text:span text:style-name="T173"> </text:span><text:span text:style-name="T35">nella</text:span><text:span text:style-name="T173"> </text:span><text:span text:style-name="T35">domanda</text:span><text:span text:style-name="T176"> </text:span><text:span text:style-name="T35">il</text:span><text:span text:style-name="T173"> </text:span><text:span text:style-name="T35">proprio</text:span><text:span text:style-name="T176"> </text:span><text:span text:style-name="T35">domicilio abituale.</text:span><text:span text:style-name="T190"> </text:span><text:span text:style-name="T35">La</text:span><text:span text:style-name="T190"> </text:span><text:span text:style-name="T35">residenza</text:span><text:span text:style-name="T190"> </text:span><text:span text:style-name="T35">non</text:span><text:span text:style-name="T194"> </text:span><text:span text:style-name="T35">è</text:span><text:span text:style-name="T190"> </text:span><text:span text:style-name="T35">neanche</text:span><text:span text:style-name="T190"> </text:span><text:span text:style-name="T35">necessaria</text:span><text:span text:style-name="T190"> </text:span><text:span text:style-name="T35">per</text:span><text:span text:style-name="T194"> </text:span><text:span text:style-name="T35">l’iscrizione</text:span><text:span text:style-name="T190"> </text:span><text:span text:style-name="T35">al</text:span><text:span text:style-name="T190"> </text:span><text:span text:style-name="T35">Servizio</text:span><text:span text:style-name="T190"> </text:span><text:span text:style-name="T35">Sa- nitario</text:span><text:span text:style-name="T183"> </text:span><text:span text:style-name="T35">Nazionale,</text:span><text:span text:style-name="T183"> </text:span><text:span text:style-name="T35">essendo</text:span><text:span text:style-name="T196"> </text:span><text:span text:style-name="T162">sufficiente</text:span><text:span text:style-name="T183"> </text:span><text:span text:style-name="T35">la</text:span><text:span text:style-name="T183"> </text:span><text:span text:style-name="T35">sola</text:span><text:span text:style-name="T196"> </text:span><text:span text:style-name="T35">dimora</text:span><text:span text:style-name="T183"> </text:span><text:span text:style-name="T35">nel</text:span><text:span text:style-name="T183"> </text:span><text:span text:style-name="T35">territorio</text:span><text:span text:style-name="T196"> </text:span><text:span text:style-name="T35">dello</text:span><text:span text:style-name="T183"> </text:span><text:span text:style-name="T35">Stato.</text:span></text:p>
        <text:p text:style-name="P1053"><text:span text:style-name="T35">Solo</text:span><text:span text:style-name="T196"> </text:span><text:span text:style-name="T35">l’acquisizione</text:span><text:span text:style-name="T199"> </text:span><text:span text:style-name="T35">della</text:span><text:span text:style-name="T199"> </text:span><text:span text:style-name="T35">residenza</text:span><text:span text:style-name="T196"> </text:span><text:span text:style-name="T35">in</text:span><text:span text:style-name="T199"> </text:span><text:span text:style-name="T35">Italia</text:span><text:span text:style-name="T199"> </text:span><text:span text:style-name="T35">da</text:span><text:span text:style-name="T199"> </text:span><text:span text:style-name="T35">però</text:span><text:span text:style-name="T196"> </text:span><text:span text:style-name="T35">allo</text:span><text:span text:style-name="T199"> </text:span><text:span text:style-name="T35">straniero</text:span><text:span text:style-name="T199"> </text:span><text:span text:style-name="T35">alcuni</text:span><text:span text:style-name="T196"> </text:span><text:span text:style-name="T35">diritti ulteriori,</text:span><text:span text:style-name="T217"> </text:span><text:span text:style-name="T35">quali,</text:span><text:span text:style-name="T216"> </text:span><text:span text:style-name="T35">in</text:span><text:span text:style-name="T217"> </text:span><text:span text:style-name="T35">particolare,</text:span><text:span text:style-name="T216"> </text:span><text:span text:style-name="T35">il</text:span><text:span text:style-name="T217"> </text:span><text:span text:style-name="T35">diritto</text:span><text:span text:style-name="T216"> </text:span><text:span text:style-name="T35">al</text:span><text:span text:style-name="T216"> </text:span><text:span text:style-name="T35">rilascio</text:span><text:span text:style-name="T217"> </text:span><text:span text:style-name="T35">della</text:span><text:span text:style-name="T216"> </text:span><text:span text:style-name="T35">carta</text:span><text:span text:style-name="T217"> </text:span><text:span text:style-name="T35">di</text:span><text:span text:style-name="T216"> </text:span><text:span text:style-name="T35">identità,</text:span><text:span text:style-name="T216"> </text:span><text:span text:style-name="T35">il</text:span><text:span text:style-name="T217"> </text:span><text:span text:style-name="T35">diritto al</text:span><text:span text:style-name="T173"> </text:span><text:span text:style-name="T35">rilascio</text:span><text:span text:style-name="T174"> </text:span><text:span text:style-name="T35">o</text:span><text:span text:style-name="T174"> </text:span><text:span text:style-name="T35">alla</text:span><text:span text:style-name="T174"> </text:span><text:span text:style-name="T35">conversione</text:span><text:span text:style-name="T173"> </text:span><text:span text:style-name="T35">della</text:span><text:span text:style-name="T174"> </text:span><text:span text:style-name="T35">patente</text:span><text:span text:style-name="T174"> </text:span><text:span text:style-name="T35">di</text:span><text:span text:style-name="T174"> </text:span><text:span text:style-name="T35">guida,</text:span><text:span text:style-name="T174"> </text:span><text:span text:style-name="T35">il</text:span><text:span text:style-name="T173"> </text:span><text:span text:style-name="T35">diritto</text:span><text:span text:style-name="T174"> </text:span><text:span text:style-name="T35">al</text:span><text:span text:style-name="T174"> </text:span><text:span text:style-name="T35">rilascio</text:span><text:span text:style-name="T174"> </text:span><text:span text:style-name="T35">del</text:span><text:span text:style-name="T173"> </text:span><text:span text:style-name="T35">per- messo di soggiorno CE per soggiornanti di lungo periodo (qualora ricorrano gli</text:span><text:span text:style-name="T216"> </text:span><text:span text:style-name="T35">altri</text:span><text:span text:style-name="T187"> </text:span><text:span text:style-name="T35">requisiti</text:span><text:span text:style-name="T187"> </text:span><text:span text:style-name="T35">previsti</text:span><text:span text:style-name="T187"> </text:span><text:span text:style-name="T35">dalla</text:span><text:span text:style-name="T216"> </text:span><text:span text:style-name="T35">legge),</text:span><text:span text:style-name="T187"> </text:span><text:span text:style-name="T35">il</text:span><text:span text:style-name="T187"> </text:span><text:span text:style-name="T35">diritto</text:span><text:span text:style-name="T187"> </text:span><text:span text:style-name="T35">a</text:span><text:span text:style-name="T216"> </text:span><text:span text:style-name="T35">richiedere</text:span><text:span text:style-name="T187"> </text:span><text:span text:style-name="T35">la</text:span><text:span text:style-name="T187"> </text:span><text:span text:style-name="T35">concessione</text:span><text:span text:style-name="T187"> </text:span><text:span text:style-name="T35">della cittadinanza italiana (qualora ricorrano gli altri requisiti previsti dalla</text:span><text:span text:style-name="T202"> </text:span><text:span text:style-name="T35">legge), il diritto a richiedere il ricongiungimento</text:span><text:span text:style-name="T190"> </text:span><text:span text:style-name="T35">familiare.</text:span></text:p>
        <text:p text:style-name="P733"/>
        <text:list xml:id="list153419206988629" text:continue-numbering="true" text:style-name="WWNum2">
          <text:list-item>
            <text:h text:style-name="P215" text:outline-level="3"><text:span text:style-name="T389">Un centro di accoglienza può diventare la mia “dimora abi- tuale”?</text:span></text:h>
          </text:list-item>
        </text:list>
        <text:p text:style-name="P1049"><text:span text:style-name="T35">Quando uno straniero risiede presso un centro di accoglienza per almeno 3 mesi, il centro di accoglienza diventa la sua dimora abituale.</text:span></text:p>
        <text:p text:style-name="P785"/>
        <text:list xml:id="list153418973111318" text:continue-numbering="true" text:style-name="WWNum2">
          <text:list-item>
            <text:h text:style-name="P120" text:outline-level="3"><text:span text:style-name="T389">È obbligatorio rinnovare l’iscrizione presso l’Anagrafe? Quando?</text:span></text:h>
          </text:list-item>
        </text:list>
        <text:p text:style-name="P1049"><text:span text:style-name="T35">Sì,</text:span><text:span text:style-name="T196"> </text:span><text:span text:style-name="T35">ogni</text:span><text:span text:style-name="T196"> </text:span><text:span text:style-name="T35">volta</text:span><text:span text:style-name="T199"> </text:span><text:span text:style-name="T35">che</text:span><text:span text:style-name="T196"> </text:span><text:span text:style-name="T35">ti</text:span><text:span text:style-name="T196"> </text:span><text:span text:style-name="T35">rinnovano</text:span><text:span text:style-name="T199"> </text:span><text:span text:style-name="T35">il</text:span><text:span text:style-name="T196"> </text:span><text:span text:style-name="T35">permesso</text:span><text:span text:style-name="T196"> </text:span><text:span text:style-name="T35">di</text:span><text:span text:style-name="T199"> </text:span><text:span text:style-name="T35">soggiorno,</text:span><text:span text:style-name="T196"> </text:span><text:span text:style-name="T35">entro</text:span><text:span text:style-name="T199"> </text:span><text:span text:style-name="T35">60</text:span><text:span text:style-name="T196"> </text:span><text:span text:style-name="T35">giorni</text:span><text:span text:style-name="T196"> </text:span><text:span text:style-name="T35">dal</text:span><text:span text:style-name="T199"> </text:span><text:span text:style-name="T35">ri- lascio del nuovo permesso di soggiorno (o del nuovo permesso di soggiorno CE</text:span><text:span text:style-name="T36"> </text:span><text:span text:style-name="T35">per</text:span><text:span text:style-name="T162"> </text:span><text:span text:style-name="T35">soggiornanti</text:span><text:span text:style-name="T162"> </text:span><text:span text:style-name="T35">di</text:span><text:span text:style-name="T162"> </text:span><text:span text:style-name="T35">lungo</text:span><text:span text:style-name="T162"> </text:span><text:span text:style-name="T35">periodo).</text:span><text:span text:style-name="T162"> </text:span><text:span text:style-name="T35">Nella</text:span><text:span text:style-name="T162"> </text:span><text:span text:style-name="T35">fase</text:span><text:span text:style-name="T162"> </text:span><text:span text:style-name="T35">di</text:span><text:span text:style-name="T36"> </text:span><text:span text:style-name="T35">rinnovo</text:span><text:span text:style-name="T162"> </text:span><text:span text:style-name="T35">del</text:span><text:span text:style-name="T162"> </text:span><text:span text:style-name="T35">permesso</text:span><text:span text:style-name="T162"> </text:span><text:span text:style-name="T35">di soggiorno</text:span><text:span text:style-name="T174"> </text:span><text:span text:style-name="T35">(o</text:span><text:span text:style-name="T183"> </text:span><text:span text:style-name="T35">del</text:span><text:span text:style-name="T174"> </text:span><text:span text:style-name="T35">permesso</text:span><text:span text:style-name="T183"> </text:span><text:span text:style-name="T35">di</text:span><text:span text:style-name="T174"> </text:span><text:span text:style-name="T35">soggiorno</text:span><text:span text:style-name="T183"> </text:span><text:span text:style-name="T35">CE</text:span><text:span text:style-name="T183"> </text:span><text:span text:style-name="T35">per</text:span><text:span text:style-name="T174"> </text:span><text:span text:style-name="T35">soggiornanti</text:span><text:span text:style-name="T183"> </text:span><text:span text:style-name="T35">di</text:span><text:span text:style-name="T174"> </text:span><text:span text:style-name="T35">lungo</text:span><text:span text:style-name="T183"> </text:span><text:span text:style-name="T162">periodo) </text:span><text:span text:style-name="T35">l’iscrizione</text:span><text:span text:style-name="T196"> </text:span><text:span text:style-name="T35">all’Anagrafe</text:span><text:span text:style-name="T196"> </text:span><text:span text:style-name="T35">comunque</text:span><text:span text:style-name="T199"> </text:span><text:span text:style-name="T35">non</text:span><text:span text:style-name="T196"> </text:span><text:span text:style-name="T35">decade.</text:span><text:span text:style-name="T196"> </text:span><text:span text:style-name="T162">L’ufficiale</text:span><text:span text:style-name="T199"> </text:span><text:span text:style-name="T35">dell’Anagrafe</text:span><text:span text:style-name="T196"> </text:span><text:span text:style-name="T35">ag- giornerà</text:span><text:span text:style-name="T39"> </text:span><text:span text:style-name="T35">la</text:span><text:span text:style-name="T39"> </text:span><text:span text:style-name="T35">tua</text:span><text:span text:style-name="T39"> </text:span><text:span text:style-name="T35">scheda</text:span><text:span text:style-name="T39"> </text:span><text:span text:style-name="T35">anagrafica,</text:span><text:span text:style-name="T39"> </text:span><text:span text:style-name="T35">dandone</text:span><text:span text:style-name="T36"> </text:span><text:span text:style-name="T35">comunicazione</text:span><text:span text:style-name="T39"> </text:span><text:span text:style-name="T35">al</text:span><text:span text:style-name="T39"> </text:span><text:span text:style-name="T35">Questore.</text:span></text:p>
        <text:p text:style-name="P1052"><text:span text:style-name="T39">Viene</text:span><text:span text:style-name="T166"> </text:span><text:span text:style-name="T162">disposta</text:span><text:span text:style-name="T166"> </text:span><text:span text:style-name="T35">la</text:span><text:span text:style-name="T166"> </text:span><text:span text:style-name="T162">cancellazione</text:span><text:span text:style-name="T170"> </text:span><text:span text:style-name="T162">dalle</text:span><text:span text:style-name="T166"> </text:span><text:span text:style-name="T162">liste</text:span><text:span text:style-name="T166"> </text:span><text:span text:style-name="T162">della</text:span><text:span text:style-name="T170"> </text:span><text:span text:style-name="T162">popolazione</text:span><text:span text:style-name="T166"> </text:span><text:span text:style-name="T162">residente</text:span><text:span text:style-name="T166"> </text:span><text:span text:style-name="T162">(con</text:span><text:span text:style-name="T170"> </text:span><text:span text:style-name="T162">con- </text:span><text:span text:style-name="T35">seguente</text:span><text:span text:style-name="T180"> </text:span><text:span text:style-name="T35">interruzione</text:span><text:span text:style-name="T180"> </text:span><text:span text:style-name="T35">del</text:span><text:span text:style-name="T180"> </text:span><text:span text:style-name="T35">periodo</text:span><text:span text:style-name="T180"> </text:span><text:span text:style-name="T35">richiesto,</text:span><text:span text:style-name="T180"> </text:span><text:span text:style-name="T35">in</text:span><text:span text:style-name="T166"> </text:span><text:span text:style-name="T35">alcuni</text:span><text:span text:style-name="T180"> </text:span><text:span text:style-name="T35">casi,</text:span><text:span text:style-name="T180"> </text:span><text:span text:style-name="T35">per</text:span><text:span text:style-name="T180"> </text:span><text:span text:style-name="T35">l’acquisto</text:span><text:span text:style-name="T180"> </text:span><text:span text:style-name="T35">della cittadinanza) in caso di mancanza di rinnovo della dichiarazione di dimora, trascorsi</text:span><text:span text:style-name="T203"> </text:span><text:span text:style-name="T35">sei</text:span><text:span text:style-name="T203"> </text:span><text:span text:style-name="T35">mesi</text:span><text:span text:style-name="T203"> </text:span><text:span text:style-name="T35">dalla</text:span><text:span text:style-name="T39"> </text:span><text:span text:style-name="T35">scadenza</text:span><text:span text:style-name="T203"> </text:span><text:span text:style-name="T35">del</text:span><text:span text:style-name="T203"> </text:span><text:span text:style-name="T35">permesso</text:span><text:span text:style-name="T203"> </text:span><text:span text:style-name="T35">di</text:span><text:span text:style-name="T39"> </text:span><text:span text:style-name="T35">soggiorno,</text:span><text:span text:style-name="T203"> </text:span><text:span text:style-name="T35">previo</text:span><text:span text:style-name="T203"> </text:span><text:span text:style-name="T35">avviso</text:span><text:span text:style-name="T39"> </text:span><text:span text:style-name="T35">da parte</text:span><text:span text:style-name="T36"> </text:span><text:span text:style-name="T35">dell’ufficio,</text:span><text:span text:style-name="T36"> </text:span><text:span text:style-name="T35">con</text:span><text:span text:style-name="T36"> </text:span><text:span text:style-name="T35">invito</text:span><text:span text:style-name="T36"> </text:span><text:span text:style-name="T35">a</text:span><text:span text:style-name="T36"> </text:span><text:span text:style-name="T35">provvedere</text:span><text:span text:style-name="T36"> </text:span><text:span text:style-name="T35">nei</text:span><text:span text:style-name="T36"> </text:span><text:span text:style-name="T35">successivi</text:span><text:span text:style-name="T36"> </text:span><text:span text:style-name="T35">30</text:span><text:span text:style-name="T36"> </text:span><text:span text:style-name="T35">giorni.</text:span></text:p>
        <text:p text:style-name="P718"/>
        <text:list xml:id="list153418280562427" text:continue-numbering="true" text:style-name="WWNum2">
          <text:list-item>
            <text:h text:style-name="P168" text:outline-level="3"><text:span text:style-name="T389">Quando devo comunicare alla Questura le variazioni di di- mora?</text:span></text:h>
          </text:list-item>
        </text:list>
        <text:p text:style-name="P1049"><text:span text:style-name="T35">Per</text:span><text:span text:style-name="T176"> </text:span><text:span text:style-name="T35">gli</text:span><text:span text:style-name="T173"> </text:span><text:span text:style-name="T35">stranieri</text:span><text:span text:style-name="T173"> </text:span><text:span text:style-name="T35">residenti,</text:span><text:span text:style-name="T173"> </text:span><text:span text:style-name="T35">la</text:span><text:span text:style-name="T173"> </text:span><text:span text:style-name="T35">variazione</text:span><text:span text:style-name="T176"> </text:span><text:span text:style-name="T35">della</text:span><text:span text:style-name="T173"> </text:span><text:span text:style-name="T35">dimora</text:span><text:span text:style-name="T173"> </text:span><text:span text:style-name="T35">è</text:span><text:span text:style-name="T173"> </text:span><text:span text:style-name="T35">comunicata</text:span><text:span text:style-name="T173"> </text:span><text:span text:style-name="T35">dall’Ufficio Anagrafe alla Questura</text:span><text:span text:style-name="T166"> </text:span><text:span text:style-name="T35">competente.</text:span></text:p>
        <text:p text:style-name="P1049"><text:span text:style-name="T35">Gli</text:span><text:span text:style-name="T176"> </text:span><text:span text:style-name="T35">stranieri</text:span><text:span text:style-name="T173"> </text:span><text:span text:style-name="T35">che</text:span><text:span text:style-name="T173"> </text:span><text:span text:style-name="T35">soggiornano</text:span><text:span text:style-name="T173"> </text:span><text:span text:style-name="T35">regolarmente</text:span><text:span text:style-name="T173"> </text:span><text:span text:style-name="T35">ma</text:span><text:span text:style-name="T173"> </text:span><text:span text:style-name="T35">non</text:span><text:span text:style-name="T173"> </text:span><text:span text:style-name="T35">hanno</text:span><text:span text:style-name="T176"> </text:span><text:span text:style-name="T35">la</text:span><text:span text:style-name="T173"> </text:span><text:span text:style-name="T35">residenza</text:span><text:span text:style-name="T173"> </text:span><text:span text:style-name="T35">devono comunicare</text:span><text:span text:style-name="T183"> </text:span><text:span text:style-name="T35">obbligatoriamente,</text:span><text:span text:style-name="T196"> </text:span><text:span text:style-name="T35">entro</text:span><text:span text:style-name="T183"> </text:span><text:span text:style-name="T35">15</text:span><text:span text:style-name="T196"> </text:span><text:span text:style-name="T35">giorni,</text:span><text:span text:style-name="T196"> </text:span><text:span text:style-name="T35">il</text:span><text:span text:style-name="T183"> </text:span><text:span text:style-name="T35">cambiamento</text:span><text:span text:style-name="T196"> </text:span><text:span text:style-name="T35">di</text:span><text:span text:style-name="T183"> </text:span><text:span text:style-name="T35">dimora</text:span><text:span text:style-name="T196"> </text:span><text:span text:style-name="T36">alla </text:span><text:span text:style-name="T35">Questura.</text:span></text:p>
      </text:section>
      <text:p text:style-name="P1215"/>
      <text:p text:style-name="P728"/>
      <text:p text:style-name="P660"><draw:g text:anchor-type="as-char" draw:z-index="155" draw:style-name="gr5"><draw:line draw:style-name="gr6" draw:text-style-name="P1280" svg:x1="0in" svg:y1="0in" svg:x2="3.8228in" svg:y2="0in"><text:p/></draw:line></draw:g><text:span text:style-name="T483"><text:tab/></text:span><draw:g text:anchor-type="as-char" draw:z-index="156" draw:style-name="gr5"><draw:line draw:style-name="gr6" draw:text-style-name="P1280" svg:x1="0in" svg:y1="0in" svg:x2="3.8189in" svg:y2="0in"><text:p/></draw:line></draw:g></text:p>
      <text:p text:style-name="P777"/>
      <text:section text:style-name="Sect12" text:name="Section100">
        <text:h text:style-name="P15" text:outline-level="2"><text:span text:style-name="T399">Domanda</text:span><text:span text:style-name="T429"> </text:span><text:span text:style-name="T399">di</text:span><text:span text:style-name="T397"> </text:span><text:span text:style-name="T399">iscrizione</text:span><text:span text:style-name="T397"> </text:span><text:span text:style-name="T399">anagrafica<text:tab/></text:span></text:h>
        <text:list xml:id="list153418615896845" text:continue-numbering="true" text:style-name="WWNum2">
          <text:list-item>
            <text:h text:style-name="P198" text:outline-level="3"><text:span text:style-name="T389">Cosa si intende per “domanda di iscrizione anagrafica” per gli</text:span><text:span text:style-name="T411"> </text:span><text:span text:style-name="T389">stranieri?</text:span></text:h>
          </text:list-item>
        </text:list>
        <text:p text:style-name="P1039"><text:span text:style-name="T35">È</text:span><text:span text:style-name="T183"> </text:span><text:span text:style-name="T35">la</text:span><text:span text:style-name="T183"> </text:span><text:span text:style-name="T36">domanda</text:span><text:span text:style-name="T196"> </text:span><text:span text:style-name="T162">con</text:span><text:span text:style-name="T183"> </text:span><text:span text:style-name="T162">cui</text:span><text:span text:style-name="T183"> </text:span><text:span text:style-name="T35">un</text:span><text:span text:style-name="T196"> </text:span><text:span text:style-name="T36">cittadino</text:span><text:span text:style-name="T183"> </text:span><text:span text:style-name="T36">straniero</text:span><text:span text:style-name="T196"> </text:span><text:span text:style-name="T36">richiede</text:span><text:span text:style-name="T183"> </text:span><text:span text:style-name="T35">di</text:span><text:span text:style-name="T183"> </text:span><text:span text:style-name="T36">essere</text:span><text:span text:style-name="T196"> </text:span><text:span text:style-name="T36">inserito</text:span><text:span text:style-name="T183"> </text:span><text:span text:style-name="T162">nel</text:span><text:span text:style-name="T183"> </text:span><text:span text:style-name="T36">registro dell’Anagrafe. </text:span><text:span text:style-name="T35">Se </text:span><text:span text:style-name="T36">questa domanda viene accolta, </text:span><text:span text:style-name="T35">il </text:span><text:span text:style-name="T36">cittadino ottiene </text:span><text:span text:style-name="T35">la </text:span><text:span text:style-name="T36">residenza nella</text:span><text:span text:style-name="T170"> </text:span><text:span text:style-name="T36">città</text:span><text:span text:style-name="T170"> </text:span><text:span text:style-name="T36">scelta</text:span><text:span text:style-name="T170"> </text:span><text:span text:style-name="T35">e</text:span><text:span text:style-name="T170"> </text:span><text:span text:style-name="T162">può</text:span><text:span text:style-name="T170"> </text:span><text:span text:style-name="T36">richiedere</text:span><text:span text:style-name="T170"> </text:span><text:span text:style-name="T36">certificati</text:span><text:span text:style-name="T203"> </text:span><text:span text:style-name="T36">utili</text:span><text:span text:style-name="T170"> </text:span><text:span text:style-name="T162">per</text:span><text:span text:style-name="T170"> </text:span><text:span text:style-name="T35">la</text:span><text:span text:style-name="T170"> </text:span><text:span text:style-name="T36">permanenza</text:span><text:span text:style-name="T170"> </text:span><text:span text:style-name="T35">in</text:span><text:span text:style-name="T170"> </text:span><text:span text:style-name="T36">Italia.</text:span></text:p>
        <text:p text:style-name="P1058"/>
        <text:h text:style-name="P148" text:outline-level="3"><text:span text:style-name="T389">179 Cosa si intende per cambio di residenza o di domicilio?</text:span></text:h>
        <text:p text:style-name="P1040"><text:span text:style-name="T35">Per</text:span><text:span text:style-name="T36"> </text:span><text:span text:style-name="T35">cambio</text:span><text:span text:style-name="T162"> </text:span><text:span text:style-name="T35">di</text:span><text:span text:style-name="T162"> </text:span><text:span text:style-name="T35">residenza</text:span><text:span text:style-name="T36"> </text:span><text:span text:style-name="T35">si</text:span><text:span text:style-name="T162"> </text:span><text:span text:style-name="T35">intende</text:span><text:span text:style-name="T162"> </text:span><text:span text:style-name="T35">un</text:span><text:span text:style-name="T36"> </text:span><text:span text:style-name="T35">trasferimento</text:span><text:span text:style-name="T162"> </text:span><text:span text:style-name="T35">permanente</text:span><text:span text:style-name="T162"> </text:span><text:span text:style-name="T35">della</text:span><text:span text:style-name="T36"> </text:span><text:span text:style-name="T162">propria </text:span><text:span text:style-name="T35">abitazione principale da un Comune ad un</text:span><text:span text:style-name="T216"> </text:span><text:span text:style-name="T35">altro.</text:span></text:p>
        <text:p text:style-name="P1041"><text:span text:style-name="T35">Per cambio di domicilio si intende il trasferimento da una casa ad un’altra, sempre all’interno dello stesso Comune.</text:span></text:p>
        <text:p text:style-name="P785"/>
        <text:list xml:id="list1721534245" text:style-name="WWNum8">
          <text:list-item>
            <text:h text:style-name="P216" text:outline-level="3"><text:span text:style-name="T419">Posso </text:span><text:span text:style-name="T421">presentare </text:span><text:span text:style-name="T390">la </text:span><text:span text:style-name="T421">richiesta </text:span><text:span text:style-name="T390">di </text:span><text:span text:style-name="T421">cambio </text:span><text:span text:style-name="T390">di</text:span><text:span text:style-name="T436"> </text:span><text:span text:style-name="T421">residenza/domicilio?</text:span></text:h>
          </text:list-item>
        </text:list>
        <text:p text:style-name="P827"><text:span text:style-name="T35">Solo se sei maggiorenne e hai un permesso di soggiorno valido.</text:span></text:p>
        <text:p text:style-name="P727"/>
        <text:list xml:id="list153418906407128" text:continue-numbering="true" text:style-name="WWNum8">
          <text:list-item>
            <text:h text:style-name="P217" text:outline-level="3"><text:span text:style-name="T389">Come</text:span><text:span text:style-name="T423"> </text:span><text:span text:style-name="T389">faccio</text:span><text:span text:style-name="T423"> </text:span><text:span text:style-name="T389">a</text:span><text:span text:style-name="T423"> </text:span><text:span text:style-name="T389">presentare</text:span><text:span text:style-name="T427"> </text:span><text:span text:style-name="T389">la</text:span><text:span text:style-name="T423"> </text:span><text:span text:style-name="T389">richiesta</text:span><text:span text:style-name="T423"> </text:span><text:span text:style-name="T389">di</text:span><text:span text:style-name="T423"> </text:span><text:span text:style-name="T389">cambio</text:span><text:span text:style-name="T427"> </text:span><text:span text:style-name="T389">di</text:span><text:span text:style-name="T423"> </text:span><text:span text:style-name="T389">residenza o</text:span><text:span text:style-name="T411"> </text:span><text:span text:style-name="T389">domicilio?</text:span></text:h>
          </text:list-item>
        </text:list>
        <text:p text:style-name="P911"><text:span text:style-name="T35">La</text:span><text:span text:style-name="T166"> </text:span><text:span text:style-name="T35">domanda</text:span><text:span text:style-name="T166"> </text:span><text:span text:style-name="T35">per</text:span><text:span text:style-name="T166"> </text:span><text:span text:style-name="T35">ottenere</text:span><text:span text:style-name="T166"> </text:span><text:span text:style-name="T35">il</text:span><text:span text:style-name="T170"> </text:span><text:span text:style-name="T35">cambio</text:span><text:span text:style-name="T166"> </text:span><text:span text:style-name="T35">di</text:span><text:span text:style-name="T166"> </text:span><text:span text:style-name="T35">residenza</text:span><text:span text:style-name="T166"> </text:span><text:span text:style-name="T35">può</text:span><text:span text:style-name="T170"> </text:span><text:span text:style-name="T35">essere</text:span><text:span text:style-name="T166"> </text:span><text:span text:style-name="T35">presentata,</text:span><text:span text:style-name="T166"> </text:span><text:span text:style-name="T35">all’Uf- ficio</text:span><text:span text:style-name="T166"> </text:span><text:span text:style-name="T35">anagrafico</text:span><text:span text:style-name="T166"> </text:span><text:span text:style-name="T35">del</text:span><text:span text:style-name="T166"> </text:span><text:span text:style-name="T35">Comune</text:span><text:span text:style-name="T166"> </text:span><text:span text:style-name="T35">dove</text:span><text:span text:style-name="T170"> </text:span><text:span text:style-name="T35">intendi</text:span><text:span text:style-name="T166"> </text:span><text:span text:style-name="T35">fissare</text:span><text:span text:style-name="T166"> </text:span><text:span text:style-name="T35">la</text:span><text:span text:style-name="T166"> </text:span><text:span text:style-name="T35">residenza,</text:span><text:span text:style-name="T166"> </text:span><text:span text:style-name="T35">di</text:span><text:span text:style-name="T170"> </text:span><text:span text:style-name="T35">persona,</text:span><text:span text:style-name="T166"> </text:span><text:span text:style-name="T35">op- pure tramite una raccomandata, un fax o via e-mail agli indirizzi e con le modalità indicate sul sito internet del</text:span><text:span text:style-name="T194"> </text:span><text:span text:style-name="T35">Comune.</text:span></text:p>
        <text:p text:style-name="P1058"/>
        <text:list xml:id="list153418482339096" text:continue-numbering="true" text:style-name="WWNum8">
          <text:list-item>
            <text:h text:style-name="P205" text:outline-level="3"><text:span text:style-name="T389">Come</text:span><text:span text:style-name="T430"> </text:span><text:span text:style-name="T390">faccio</text:span><text:span text:style-name="T430"> </text:span><text:span text:style-name="T389">a</text:span><text:span text:style-name="T430"> </text:span><text:span text:style-name="T390">presentare</text:span><text:span text:style-name="T430"> </text:span><text:span text:style-name="T389">la</text:span><text:span text:style-name="T430"> </text:span><text:span text:style-name="T390">richiesta</text:span><text:span text:style-name="T430"> </text:span><text:span text:style-name="T390">d’iscrizione</text:span><text:span text:style-name="T430"> </text:span><text:span text:style-name="T390">all’Anagrafe </text:span><text:span text:style-name="T389">o</text:span><text:span text:style-name="T421"> </text:span><text:span text:style-name="T389">di</text:span><text:span text:style-name="T421"> </text:span><text:span text:style-name="T389">cambio</text:span><text:span text:style-name="T411"> </text:span><text:span text:style-name="T389">di</text:span><text:span text:style-name="T421"> </text:span><text:span text:style-name="T389">residenza</text:span><text:span text:style-name="T411"> </text:span><text:span text:style-name="T389">per</text:span><text:span text:style-name="T411"> </text:span><text:span text:style-name="T389">tutta</text:span><text:span text:style-name="T421"> </text:span><text:span text:style-name="T389">la</text:span><text:span text:style-name="T411"> </text:span><text:span text:style-name="T389">mia</text:span><text:span text:style-name="T421"> </text:span><text:span text:style-name="T389">famiglia?</text:span></text:h>
          </text:list-item>
        </text:list>
        <text:p text:style-name="P714"/>
        <text:p text:style-name="P1211"><text:span text:style-name="T35">Il modulo per effettuare le dichiarazioni anagrafiche deve essere compilato, sottoscritto e presentato presso l’ufficio anagrafico del Comune dove</text:span><text:span text:style-name="T214"> </text:span><text:span text:style-name="T35">intendi </text:span><text:span text:style-name="T162">fissare </text:span><text:span text:style-name="T35">la </text:span><text:span text:style-name="T162">residenza (ovvero inviato agli indirizzi pubblicati </text:span><text:span text:style-name="T35">sul </text:span><text:span text:style-name="T162">sito istituzionale </text:span><text:span text:style-name="T35">del</text:span><text:span text:style-name="T216"> </text:span><text:span text:style-name="T35">comune</text:span><text:span text:style-name="T187"> </text:span><text:span text:style-name="T35">per</text:span><text:span text:style-name="T187"> </text:span><text:span text:style-name="T35">raccomandata,</text:span><text:span text:style-name="T216"> </text:span><text:span text:style-name="T35">per</text:span><text:span text:style-name="T187"> </text:span><text:span text:style-name="T35">fax</text:span><text:span text:style-name="T187"> </text:span><text:span text:style-name="T35">o</text:span><text:span text:style-name="T216"> </text:span><text:span text:style-name="T35">per</text:span><text:span text:style-name="T187"> </text:span><text:span text:style-name="T35">via</text:span><text:span text:style-name="T187"> </text:span><text:span text:style-name="T35">telematica).</text:span><text:span text:style-name="T213"> </text:span><text:span text:style-name="T35">Alla</text:span><text:span text:style-name="T187"> </text:span><text:span text:style-name="T35">dichiarazione deve</text:span><text:span text:style-name="T187"> </text:span><text:span text:style-name="T35">essere</text:span><text:span text:style-name="T187"> </text:span><text:span text:style-name="T35">allegata</text:span><text:span text:style-name="T190"> </text:span><text:span text:style-name="T35">copia</text:span><text:span text:style-name="T187"> </text:span><text:span text:style-name="T35">del</text:span><text:span text:style-name="T190"> </text:span><text:span text:style-name="T35">documento</text:span><text:span text:style-name="T187"> </text:span><text:span text:style-name="T35">d’identità</text:span><text:span text:style-name="T190"> </text:span><text:span text:style-name="T35">del</text:span><text:span text:style-name="T187"> </text:span><text:span text:style-name="T35">richiedente</text:span><text:span text:style-name="T187"> </text:span><text:span text:style-name="T35">e</text:span><text:span text:style-name="T190"> </text:span><text:span text:style-name="T35">delle</text:span><text:span text:style-name="T187"> </text:span><text:span text:style-name="T162">per- </text:span><text:span text:style-name="T35">sone</text:span><text:span text:style-name="T166"> </text:span><text:span text:style-name="T35">che</text:span><text:span text:style-name="T170"> </text:span><text:span text:style-name="T35">trasferiscono</text:span><text:span text:style-name="T166"> </text:span><text:span text:style-name="T35">la</text:span><text:span text:style-name="T170"> </text:span><text:span text:style-name="T35">residenza</text:span><text:span text:style-name="T166"> </text:span><text:span text:style-name="T35">unitamente</text:span><text:span text:style-name="T170"> </text:span><text:span text:style-name="T35">al</text:span><text:span text:style-name="T170"> </text:span><text:span text:style-name="T35">richiedente</text:span><text:span text:style-name="T166"> </text:span><text:span text:style-name="T35">che,</text:span><text:span text:style-name="T170"> </text:span><text:span text:style-name="T225">se</text:span><text:span text:style-name="T168"> </text:span><text:span text:style-name="T225">maggio- renni</text:span><text:span text:style-name="T35">, devono sottoscrivere il</text:span><text:span text:style-name="T199"> </text:span><text:span text:style-name="T35">modulo.</text:span></text:p>
        <text:p text:style-name="P758"><text:span text:style-name="T35">Il cittadino proveniente da uno Stato estero, ai fini della registrazione in ana-</text:span></text:p>
        <text:p text:style-name="P1177"><text:span text:style-name="T35">grafe</text:span><text:span text:style-name="T39"> </text:span><text:span text:style-name="T35">del</text:span><text:span text:style-name="T36"> </text:span><text:span text:style-name="T35">rapporto</text:span><text:span text:style-name="T36"> </text:span><text:span text:style-name="T35">di</text:span><text:span text:style-name="T36"> </text:span><text:span text:style-name="T35">parentela</text:span><text:span text:style-name="T36"> </text:span><text:span text:style-name="T35">con</text:span><text:span text:style-name="T36"> </text:span><text:span text:style-name="T35">altri</text:span><text:span text:style-name="T36"> </text:span><text:span text:style-name="T35">componenti</text:span><text:span text:style-name="T36"> </text:span><text:span text:style-name="T35">della</text:span><text:span text:style-name="T36"> </text:span><text:span text:style-name="T35">famiglia,</text:span><text:span text:style-name="T36"> </text:span><text:span text:style-name="T35">deve</text:span><text:span text:style-name="T36"> alle- </text:span><text:span text:style-name="T35">gare</text:span><text:span text:style-name="T187"> </text:span><text:span text:style-name="T35">la</text:span><text:span text:style-name="T190"> </text:span><text:span text:style-name="T35">relativa</text:span><text:span text:style-name="T190"> </text:span><text:span text:style-name="T35">documentazione,</text:span><text:span text:style-name="T190"> </text:span><text:span text:style-name="T35">in</text:span><text:span text:style-name="T187"> </text:span><text:span text:style-name="T35">regola</text:span><text:span text:style-name="T190"> </text:span><text:span text:style-name="T35">con</text:span><text:span text:style-name="T190"> </text:span><text:span text:style-name="T35">le</text:span><text:span text:style-name="T190"> </text:span><text:span text:style-name="T35">disposizioni</text:span><text:span text:style-name="T190"> </text:span><text:span text:style-name="T35">in</text:span><text:span text:style-name="T187"> </text:span><text:span text:style-name="T35">materia</text:span><text:span text:style-name="T190"> </text:span><text:span text:style-name="T35">di</text:span><text:span text:style-name="T190"> </text:span><text:span text:style-name="T35">tra- duzione e legalizzazione dei</text:span><text:span text:style-name="T199"> </text:span><text:span text:style-name="T35">documenti.</text:span></text:p>
        <text:p text:style-name="P718"/>
        <text:p text:style-name="P1216"><text:span text:style-name="T35">Il</text:span><text:span text:style-name="T194"> </text:span><text:span text:style-name="T35">richiedente</text:span><text:span text:style-name="T194"> </text:span><text:span text:style-name="T35">deve</text:span><text:span text:style-name="T194"> </text:span><text:span text:style-name="T35">compilare</text:span><text:span text:style-name="T194"> </text:span><text:span text:style-name="T35">il</text:span><text:span text:style-name="T194"> </text:span><text:span text:style-name="T35">modulo</text:span><text:span text:style-name="T176"> </text:span><text:span text:style-name="T35">per</text:span><text:span text:style-name="T194"> </text:span><text:span text:style-name="T35">sé</text:span><text:span text:style-name="T194"> </text:span><text:span text:style-name="T35">e</text:span><text:span text:style-name="T254"> </text:span><text:span text:style-name="T35">per</text:span><text:span text:style-name="T194"> </text:span><text:span text:style-name="T35">le</text:span><text:span text:style-name="T194"> </text:span><text:span text:style-name="T35">persone</text:span><text:span text:style-name="T194"> </text:span><text:span text:style-name="T35">sulle</text:span><text:span text:style-name="T176"> </text:span><text:span text:style-name="T35">quali</text:span><text:span text:style-name="T194"> </text:span><text:span text:style-name="T162">eser- </text:span><text:span text:style-name="T35">cita la potestà o la</text:span><text:span text:style-name="T174"> </text:span><text:span text:style-name="T35">tutela.</text:span></text:p>
        <text:p text:style-name="P842"/>
        <text:list xml:id="list153418179005454" text:continue-numbering="true" text:style-name="WWNum8">
          <text:list-item>
            <text:p text:style-name="P528"><text:span text:style-name="T347">Cosa </text:span><text:span text:style-name="T348">devo </text:span><text:span text:style-name="T347">fare se </text:span><text:span text:style-name="T354">vado </text:span><text:span text:style-name="T347">a vivere presso un’altra famiglia?</text:span><text:span text:style-name="T27"> </text:span><text:span text:style-name="T47">Nel caso in cui nell’abitazione dove si vuole trasferire la residenza fosse già residente</text:span><text:span text:style-name="T80"> </text:span><text:span text:style-name="T47">un’altra</text:span><text:span text:style-name="T104"> </text:span><text:span text:style-name="T47">famiglia</text:span><text:span text:style-name="T80"> </text:span><text:span text:style-name="T47">è</text:span><text:span text:style-name="T104"> </text:span><text:span text:style-name="T47">indispensabile</text:span><text:span text:style-name="T104"> </text:span><text:span text:style-name="T47">che</text:span><text:span text:style-name="T80"> </text:span><text:span text:style-name="T47">un</text:span><text:span text:style-name="T104"> </text:span><text:span text:style-name="T47">suo</text:span><text:span text:style-name="T80"> </text:span><text:span text:style-name="T47">rappresentante</text:span><text:span text:style-name="T104"> </text:span><text:span text:style-name="T47">maggio- renne</text:span><text:span text:style-name="T100"> </text:span><text:span text:style-name="T47">dia</text:span><text:span text:style-name="T100"> </text:span><text:span text:style-name="T47">il</text:span><text:span text:style-name="T100"> </text:span><text:span text:style-name="T47">consenso</text:span><text:span text:style-name="T100"> </text:span><text:span text:style-name="T47">all’ingresso.</text:span><text:span text:style-name="T100"> </text:span><text:span text:style-name="T47">In</text:span><text:span text:style-name="T100"> </text:span><text:span text:style-name="T47">mancanza</text:span><text:span text:style-name="T85"> </text:span><text:span text:style-name="T47">di</text:span><text:span text:style-name="T100"> </text:span><text:span text:style-name="T47">questa</text:span><text:span text:style-name="T100"> </text:span><text:span text:style-name="T47">condizione</text:span><text:span text:style-name="T100"> </text:span><text:span text:style-name="T47">la</text:span><text:span text:style-name="T100"> </text:span><text:span text:style-name="T47">pratica sarà considerata</text:span><text:span text:style-name="T55"> </text:span><text:span text:style-name="T47">irricevibile.</text:span></text:p>
          </text:list-item>
        </text:list>
        <text:p text:style-name="P759"><text:span text:style-name="T35">Il consenso può essere fornito:</text:span></text:p>
        <text:list xml:id="list744679013" text:style-name="WWNum9">
          <text:list-item>
            <text:p text:style-name="P552"><text:span text:style-name="T47">di persona, accompagnando il dichiarante allo sportello del</text:span><text:span text:style-name="T137"> </text:span><text:span text:style-name="T47">municipio;</text:span></text:p>
          </text:list-item>
          <text:list-item>
            <text:p text:style-name="P553"><text:span text:style-name="T47">compilando l’apposito campo nel modello di dichiarazione anagrafica,</text:span><text:span text:style-name="T108"> </text:span><text:span text:style-name="T47">al- legando</text:span><text:span text:style-name="T117"> </text:span><text:span text:style-name="T47">una</text:span><text:span text:style-name="T117"> </text:span><text:span text:style-name="T47">fotocopia</text:span><text:span text:style-name="T117"> </text:span><text:span text:style-name="T47">(fronte</text:span><text:span text:style-name="T117"> </text:span><text:span text:style-name="T47">–</text:span><text:span text:style-name="T117"> </text:span><text:span text:style-name="T47">retro)</text:span><text:span text:style-name="T117"> </text:span><text:span text:style-name="T47">del</text:span><text:span text:style-name="T117"> </text:span><text:span text:style-name="T47">documento</text:span><text:span text:style-name="T117"> </text:span><text:span text:style-name="T47">di</text:span><text:span text:style-name="T117"> </text:span><text:span text:style-name="T47">identità</text:span><text:span text:style-name="T117"> </text:span><text:span text:style-name="T47">di</text:span><text:span text:style-name="T110"> </text:span><text:span text:style-name="T47">chi</text:span><text:span text:style-name="T117"> </text:span><text:span text:style-name="T47">ha</text:span><text:span text:style-name="T117"> </text:span><text:span text:style-name="T47">pre- stato il</text:span><text:span text:style-name="T55"> </text:span><text:span text:style-name="T47">consenso.</text:span></text:p>
          </text:list-item>
        </text:list>
        <text:p text:style-name="P785"/>
        <text:list xml:id="list153418428142331" text:continue-list="list153418179005454" text:style-name="WWNum8">
          <text:list-item>
            <text:p text:style-name="P529"><text:span text:style-name="T347">Quali</text:span><text:span text:style-name="T352"> </text:span><text:span text:style-name="T347">sono</text:span><text:span text:style-name="T352"> </text:span><text:span text:style-name="T347">i</text:span><text:span text:style-name="T352"> </text:span><text:span text:style-name="T347">tempi</text:span><text:span text:style-name="T363"> </text:span><text:span text:style-name="T347">di</text:span><text:span text:style-name="T352"> </text:span><text:span text:style-name="T347">registrazione</text:span><text:span text:style-name="T352"> </text:span><text:span text:style-name="T347">e</text:span><text:span text:style-name="T352"> </text:span><text:span text:style-name="T347">di</text:span><text:span text:style-name="T363"> </text:span><text:span text:style-name="T347">cambio</text:span><text:span text:style-name="T352"> </text:span><text:span text:style-name="T347">di</text:span><text:span text:style-name="T352"> </text:span><text:span text:style-name="T347">residenza?</text:span><text:span text:style-name="T27"> </text:span><text:span text:style-name="T47">La</text:span><text:span text:style-name="T89"> </text:span><text:span text:style-name="T47">dichiarazione</text:span><text:span text:style-name="T89"> </text:span><text:span text:style-name="T47">del</text:span><text:span text:style-name="T89"> </text:span><text:span text:style-name="T47">cambio</text:span><text:span text:style-name="T89"> </text:span><text:span text:style-name="T47">di</text:span><text:span text:style-name="T92"> </text:span><text:span text:style-name="T47">residenza</text:span><text:span text:style-name="T89"> </text:span><text:span text:style-name="T47">deve</text:span><text:span text:style-name="T89"> </text:span><text:span text:style-name="T47">essere</text:span><text:span text:style-name="T89"> </text:span><text:span text:style-name="T43">effettuata</text:span><text:span text:style-name="T89"> </text:span><text:span text:style-name="T47">entro</text:span><text:span text:style-name="T92"> </text:span><text:span text:style-name="T47">20</text:span><text:span text:style-name="T89"> </text:span><text:span text:style-name="T47">giorni dall’effettivo trasferimento nella nuova</text:span><text:span text:style-name="T67"> </text:span><text:span text:style-name="T47">abitazione.</text:span></text:p>
          </text:list-item>
        </text:list>
        <text:p text:style-name="P1046"><text:span text:style-name="T35">Dal</text:span><text:span text:style-name="T170"> </text:span><text:span text:style-name="T35">9</text:span><text:span text:style-name="T203"> </text:span><text:span text:style-name="T35">maggio</text:span><text:span text:style-name="T203"> </text:span><text:span text:style-name="T35">2012</text:span><text:span text:style-name="T203"> </text:span><text:span text:style-name="T35">i</text:span><text:span text:style-name="T170"> </text:span><text:span text:style-name="T35">cambi</text:span><text:span text:style-name="T203"> </text:span><text:span text:style-name="T35">di</text:span><text:span text:style-name="T203"> </text:span><text:span text:style-name="T35">residenza</text:span><text:span text:style-name="T203"> </text:span><text:span text:style-name="T35">(per</text:span><text:span text:style-name="T203"> </text:span><text:span text:style-name="T35">chi</text:span><text:span text:style-name="T170"> </text:span><text:span text:style-name="T35">proviene</text:span><text:span text:style-name="T203"> </text:span><text:span text:style-name="T35">da</text:span><text:span text:style-name="T203"> </text:span><text:span text:style-name="T35">un</text:span><text:span text:style-name="T203"> </text:span><text:span text:style-name="T35">altro</text:span><text:span text:style-name="T170"> </text:span><text:span text:style-name="T35">comune o</text:span><text:span text:style-name="T196"> </text:span><text:span text:style-name="T162">dall’estero)</text:span><text:span text:style-name="T196"> </text:span><text:span text:style-name="T35">e</text:span><text:span text:style-name="T196"> </text:span><text:span text:style-name="T35">i</text:span><text:span text:style-name="T196"> </text:span><text:span text:style-name="T162">cambi</text:span><text:span text:style-name="T196"> </text:span><text:span text:style-name="T35">di</text:span><text:span text:style-name="T196"> </text:span><text:span text:style-name="T162">abitazione</text:span><text:span text:style-name="T196"> </text:span><text:span text:style-name="T162">(per</text:span><text:span text:style-name="T196"> </text:span><text:span text:style-name="T35">chi</text:span><text:span text:style-name="T196"> </text:span><text:span text:style-name="T35">è</text:span><text:span text:style-name="T196"> </text:span><text:span text:style-name="T35">già</text:span><text:span text:style-name="T196"> </text:span><text:span text:style-name="T162">risiede</text:span><text:span text:style-name="T196"> </text:span><text:span text:style-name="T35">in</text:span><text:span text:style-name="T196"> </text:span><text:span text:style-name="T35">un</text:span><text:span text:style-name="T196"> </text:span><text:span text:style-name="T162">Comune</text:span><text:span text:style-name="T196"> </text:span><text:span text:style-name="T162">italiano </text:span><text:span text:style-name="T35">e si trasferisce presso un altro indirizzo sempre all’interno dello stesso Co- mune) risultano </text:span><text:span text:style-name="T225">effettivi entro 2 giorni </text:span><text:span text:style-name="T35">lavorativi dalla data di ricevimento della richiesta da parte dell’ufficio .La residenza anagrafica decorrerà dalla data di presentazione della</text:span><text:span text:style-name="T199"> </text:span><text:span text:style-name="T35">richiesta.</text:span></text:p>
        <text:p text:style-name="P1050"><text:span text:style-name="T35">Nei 45 giorni successivi alla richiesta di cambio di residenza o di</text:span><text:span text:style-name="T179"> </text:span><text:span text:style-name="T35">abitazione, </text:span><text:span text:style-name="T162">l’ufficio</text:span><text:span text:style-name="T187"> </text:span><text:span text:style-name="T162">effettuerà</text:span><text:span text:style-name="T190"> </text:span><text:span text:style-name="T35">le</text:span><text:span text:style-name="T187"> </text:span><text:span text:style-name="T35">verifiche</text:span><text:span text:style-name="T190"> </text:span><text:span text:style-name="T35">al</text:span><text:span text:style-name="T187"> </text:span><text:span text:style-name="T35">domicilio</text:span><text:span text:style-name="T190"> </text:span><text:span text:style-name="T35">dichiarato</text:span><text:span text:style-name="T187"> </text:span><text:span text:style-name="T35">(tramite</text:span><text:span text:style-name="T190"> </text:span><text:span text:style-name="T35">la</text:span><text:span text:style-name="T190"> </text:span><text:span text:style-name="T35">polizia</text:span><text:span text:style-name="T187"> </text:span><text:span text:style-name="T35">locale) e controllerà tutta la documentazione presentata dal richiedente o eventual- mente trasmessa dal Comune di</text:span><text:span text:style-name="T174"> </text:span><text:span text:style-name="T35">emigrazione.</text:span></text:p>
        <text:p text:style-name="P1051"><text:span text:style-name="T36">Entro</text:span><text:span text:style-name="T196"> </text:span><text:span text:style-name="T35">il</text:span><text:span text:style-name="T199"> </text:span><text:span text:style-name="T162">45°</text:span><text:span text:style-name="T199"> </text:span><text:span text:style-name="T36">giorno</text:span><text:span text:style-name="T196"> </text:span><text:span text:style-name="T36">l’ufficio</text:span><text:span text:style-name="T199"> </text:span><text:span text:style-name="T36">potrà</text:span><text:span text:style-name="T199"> </text:span><text:span text:style-name="T36">emettere</text:span><text:span text:style-name="T196"> </text:span><text:span text:style-name="T35">un</text:span><text:span text:style-name="T199"> </text:span><text:span text:style-name="T36">preavviso</text:span><text:span text:style-name="T199"> </text:span><text:span text:style-name="T35">di</text:span><text:span text:style-name="T196"> </text:span><text:span text:style-name="T36">rigetto</text:span><text:span text:style-name="T199"> </text:span><text:span text:style-name="T36">della</text:span><text:span text:style-name="T199"> </text:span><text:span text:style-name="T36">domanda </text:span><text:span text:style-name="T35">nel</text:span><text:span text:style-name="T36"> </text:span><text:span text:style-name="T35">caso</text:span><text:span text:style-name="T36"> </text:span><text:span text:style-name="T35">in</text:span><text:span text:style-name="T36"> </text:span><text:span text:style-name="T35">cui</text:span><text:span text:style-name="T36"> </text:span><text:span text:style-name="T35">si</text:span><text:span text:style-name="T36"> </text:span><text:span text:style-name="T35">accerti</text:span><text:span text:style-name="T36"> </text:span><text:span text:style-name="T35">che</text:span><text:span text:style-name="T36"> </text:span><text:span text:style-name="T35">non</text:span><text:span text:style-name="T162"> </text:span><text:span text:style-name="T35">sussistano</text:span><text:span text:style-name="T36"> </text:span><text:span text:style-name="T35">le</text:span><text:span text:style-name="T36"> </text:span><text:span text:style-name="T35">condizioni</text:span><text:span text:style-name="T36"> </text:span><text:span text:style-name="T35">previste</text:span><text:span text:style-name="T36"> </text:span><text:span text:style-name="T35">dalla</text:span><text:span text:style-name="T36"> </text:span><text:span text:style-name="T35">legge </text:span><text:span text:style-name="T36">relative</text:span><text:span text:style-name="T199"> </text:span><text:span text:style-name="T162">sia</text:span><text:span text:style-name="T199"> </text:span><text:span text:style-name="T36">all’effettivo</text:span><text:span text:style-name="T199"> </text:span><text:span text:style-name="T36">luogo</text:span><text:span text:style-name="T199"> </text:span><text:span text:style-name="T35">di</text:span><text:span text:style-name="T199"> </text:span><text:span text:style-name="T36">dimora</text:span><text:span text:style-name="T199"> </text:span><text:span text:style-name="T36">abituale,</text:span><text:span text:style-name="T199"> </text:span><text:span text:style-name="T162">sia</text:span><text:span text:style-name="T199"> </text:span><text:span text:style-name="T162">agli</text:span><text:span text:style-name="T199"> </text:span><text:span text:style-name="T36">altri</text:span><text:span text:style-name="T199"> </text:span><text:span text:style-name="T36">requisiti</text:span><text:span text:style-name="T199"> </text:span><text:span text:style-name="T162">per</text:span><text:span text:style-name="T180"> </text:span><text:span text:style-name="T36">l’iscri- </text:span><text:span text:style-name="T35">zione</text:span><text:span text:style-name="T170"> </text:span><text:span text:style-name="T35">anagrafica,</text:span><text:span text:style-name="T203"> </text:span><text:span text:style-name="T35">oppure</text:span><text:span text:style-name="T203"> </text:span><text:span text:style-name="T35">si</text:span><text:span text:style-name="T203"> </text:span><text:span text:style-name="T35">rilevino</text:span><text:span text:style-name="T203"> </text:span><text:span text:style-name="T35">delle</text:span><text:span text:style-name="T170"> </text:span><text:span text:style-name="T35">irregolarità</text:span><text:span text:style-name="T203"> </text:span><text:span text:style-name="T35">nella</text:span><text:span text:style-name="T203"> </text:span><text:span text:style-name="T35">richiesta.In</text:span><text:span text:style-name="T203"> </text:span><text:span text:style-name="T35">questo</text:span></text:p>
      </text:section>
      <text:p text:style-name="P1217"/>
      <text:p text:style-name="P728"/>
      <text:p text:style-name="P660"><draw:g text:anchor-type="as-char" draw:z-index="157" draw:style-name="gr5"><draw:line draw:style-name="gr6" draw:text-style-name="P1280" svg:x1="0in" svg:y1="0in" svg:x2="3.8228in" svg:y2="0in"><text:p/></draw:line></draw:g><text:span text:style-name="T483"><text:tab/></text:span><draw:g text:anchor-type="as-char" draw:z-index="158" draw:style-name="gr5"><draw:line draw:style-name="gr6" draw:text-style-name="P1280" svg:x1="0in" svg:y1="0in" svg:x2="3.8189in" svg:y2="0in"><text:p/></draw:line></draw:g></text:p>
      <text:p text:style-name="P766"/>
      <text:section text:style-name="Sect7" text:name="Section102">
        <text:p text:style-name="P952"><text:span text:style-name="T162">caso</text:span><text:span text:style-name="T183"> </text:span><text:span text:style-name="T35">il</text:span><text:span text:style-name="T183"> </text:span><text:span text:style-name="T162">richiedente</text:span><text:span text:style-name="T196"> </text:span><text:span text:style-name="T162">avrà</text:span><text:span text:style-name="T183"> </text:span><text:span text:style-name="T35">10</text:span><text:span text:style-name="T196"> </text:span><text:span text:style-name="T162">giorni</text:span><text:span text:style-name="T183"> </text:span><text:span text:style-name="T35">di</text:span><text:span text:style-name="T196"> </text:span><text:span text:style-name="T162">tempo</text:span><text:span text:style-name="T183"> </text:span><text:span text:style-name="T35">per</text:span><text:span text:style-name="T196"> </text:span><text:span text:style-name="T162">presentare</text:span><text:span text:style-name="T183"> </text:span><text:span text:style-name="T35">le</text:span><text:span text:style-name="T196"> </text:span><text:span text:style-name="T162">proprie</text:span><text:span text:style-name="T183"> </text:span><text:span text:style-name="T162">osservazioni </text:span><text:span text:style-name="T35">scritte</text:span><text:span text:style-name="T166"> </text:span><text:span text:style-name="T35">al</text:span><text:span text:style-name="T170"> </text:span><text:span text:style-name="T35">fine</text:span><text:span text:style-name="T170"> </text:span><text:span text:style-name="T35">di</text:span><text:span text:style-name="T170"> </text:span><text:span text:style-name="T35">evitare</text:span><text:span text:style-name="T170"> </text:span><text:span text:style-name="T35">l’annullamento</text:span><text:span text:style-name="T170"> </text:span><text:span text:style-name="T35">della</text:span><text:span text:style-name="T170"> </text:span><text:span text:style-name="T35">pratica</text:span><text:span text:style-name="T170"> </text:span><text:span text:style-name="T35">di</text:span><text:span text:style-name="T170"> </text:span><text:span text:style-name="T35">residenza.</text:span></text:p>
        <text:p text:style-name="P1218"><text:span text:style-name="T35">Trascorsi</text:span><text:span text:style-name="T196"> </text:span><text:span text:style-name="T35">45</text:span><text:span text:style-name="T199"> </text:span><text:span text:style-name="T35">giorni</text:span><text:span text:style-name="T196"> </text:span><text:span text:style-name="T35">dalla</text:span><text:span text:style-name="T199"> </text:span><text:span text:style-name="T35">dichiarazione</text:span><text:span text:style-name="T196"> </text:span><text:span text:style-name="T35">resa</text:span><text:span text:style-name="T199"> </text:span><text:span text:style-name="T35">o</text:span><text:span text:style-name="T199"> </text:span><text:span text:style-name="T35">inviata</text:span><text:span text:style-name="T196"> </text:span><text:span text:style-name="T35">senza</text:span><text:span text:style-name="T199"> </text:span><text:span text:style-name="T35">che</text:span><text:span text:style-name="T196"> </text:span><text:span text:style-name="T35">sia</text:span><text:span text:style-name="T199"> </text:span><text:span text:style-name="T35">stata</text:span><text:span text:style-name="T199"> </text:span><text:span text:style-name="T35">effet- tuata</text:span><text:span text:style-name="T180"> </text:span><text:span text:style-name="T35">la</text:span><text:span text:style-name="T180"> </text:span><text:span text:style-name="T35">comunicazione</text:span><text:span text:style-name="T166"> </text:span><text:span text:style-name="T35">dei</text:span><text:span text:style-name="T180"> </text:span><text:span text:style-name="T35">requisiti</text:span><text:span text:style-name="T166"> </text:span><text:span text:style-name="T35">mancanti,</text:span><text:span text:style-name="T180"> </text:span><text:span text:style-name="T35">l’iscrizione</text:span><text:span text:style-name="T166"> </text:span><text:span text:style-name="T35">(o</text:span><text:span text:style-name="T180"> </text:span><text:span text:style-name="T35">la</text:span><text:span text:style-name="T166"> </text:span><text:span text:style-name="T35">registrazione) si intende</text:span><text:span text:style-name="T39"> </text:span><text:span text:style-name="T35">confermata”.</text:span></text:p>
        <text:p text:style-name="P949"><text:span text:style-name="T35">Nel caso di diniego di iscrizione anagrafica è ammesso il ricorso al prefetto della</text:span><text:span text:style-name="T174"> </text:span><text:span text:style-name="T35">Provincia</text:span><text:span text:style-name="T183"> </text:span><text:span text:style-name="T35">di</text:span><text:span text:style-name="T183"> </text:span><text:span text:style-name="T35">Roma</text:span><text:span text:style-name="T174"> </text:span><text:span text:style-name="T35">nel</text:span><text:span text:style-name="T183"> </text:span><text:span text:style-name="T35">termine</text:span><text:span text:style-name="T183"> </text:span><text:span text:style-name="T35">di</text:span><text:span text:style-name="T183"> </text:span><text:span text:style-name="T35">30</text:span><text:span text:style-name="T174"> </text:span><text:span text:style-name="T35">(</text:span><text:span text:style-name="T183"> </text:span><text:span text:style-name="T35">trenta)</text:span><text:span text:style-name="T183"> </text:span><text:span text:style-name="T35">giorni</text:span><text:span text:style-name="T174"> </text:span><text:span text:style-name="T35">dalla</text:span><text:span text:style-name="T183"> </text:span><text:span text:style-name="T35">comunicazione dell’Ufficiale di</text:span><text:span text:style-name="T176"> </text:span><text:span text:style-name="T35">Anagrafe.</text:span></text:p>
        <text:p text:style-name="P718"/>
        <text:p text:style-name="P953"><text:span text:style-name="T165">ATTEnzIonE: </text:span><text:span text:style-name="T162">L’iscrizione </text:span><text:span text:style-name="T35">nei registri della popolazione residente costitui- sce un diritto e un dovere di ogni cittadino italiano e straniero regolarmente soggiornante: la circolare del Ministero dell’Interno del 14 gennaio 2013 </text:span><text:span text:style-name="T170">ha </text:span><text:span text:style-name="T35">chiarito</text:span><text:span text:style-name="T170"> </text:span><text:span text:style-name="T35">che</text:span><text:span text:style-name="T170"> </text:span><text:span text:style-name="T35">la</text:span><text:span text:style-name="T170"> </text:span><text:span text:style-name="T35">mancanza</text:span><text:span text:style-name="T170"> </text:span><text:span text:style-name="T35">dei</text:span><text:span text:style-name="T170"> </text:span><text:span text:style-name="T35">requisiti</text:span><text:span text:style-name="T170"> </text:span><text:span text:style-name="T35">igienico</text:span><text:span text:style-name="T170"> </text:span><text:span text:style-name="T35">sanitari</text:span><text:span text:style-name="T170"> </text:span><text:span text:style-name="T35">dell’immobile</text:span><text:span text:style-name="T170"> </text:span><text:span text:style-name="T35">in</text:span><text:span text:style-name="T170"> </text:span><text:span text:style-name="T35">cui</text:span><text:span text:style-name="T170"> </text:span><text:span text:style-name="T35">si abita non impedisce di fissare la residenza in tale</text:span><text:span text:style-name="T213"> </text:span><text:span text:style-name="T35">luogo.</text:span></text:p>
        <text:p text:style-name="P1074"><text:span text:style-name="T35">La circolare ha sottolineato la necessità per i sindaci di tutta Italia di avere una</text:span><text:span text:style-name="T203"> </text:span><text:span text:style-name="T35">linea</text:span><text:span text:style-name="T203"> </text:span><text:span text:style-name="T35">univoca</text:span><text:span text:style-name="T39"> </text:span><text:span text:style-name="T35">nell’interpretazione</text:span><text:span text:style-name="T203"> </text:span><text:span text:style-name="T35">della</text:span><text:span text:style-name="T39"> </text:span><text:span text:style-name="T35">norma</text:span><text:span text:style-name="T203"> </text:span><text:span text:style-name="T35">sulla</text:span><text:span text:style-name="T39"> </text:span><text:span text:style-name="T35">residenza</text:span><text:span text:style-name="T203"> </text:span><text:span text:style-name="T35">anagrafica (legge</text:span><text:span text:style-name="T166"> </text:span><text:span text:style-name="T35">del</text:span><text:span text:style-name="T166"> </text:span><text:span text:style-name="T35">24</text:span><text:span text:style-name="T166"> </text:span><text:span text:style-name="T35">dicembre</text:span><text:span text:style-name="T170"> </text:span><text:span text:style-name="T35">1954,</text:span><text:span text:style-name="T166"> </text:span><text:span text:style-name="T35">n.</text:span><text:span text:style-name="T166"> </text:span><text:span text:style-name="T35">1228</text:span><text:span text:style-name="T166"> </text:span><text:span text:style-name="T35">e</text:span><text:span text:style-name="T170"> </text:span><text:span text:style-name="T35">successive</text:span><text:span text:style-name="T166"> </text:span><text:span text:style-name="T35">modifiche)</text:span><text:span text:style-name="T166"> </text:span><text:span text:style-name="T35">e</text:span><text:span text:style-name="T166"> </text:span><text:span text:style-name="T35">di</text:span><text:span text:style-name="T170"> </text:span><text:span text:style-name="T35">non</text:span><text:span text:style-name="T166"> </text:span><text:span text:style-name="T35">subor- dinare</text:span><text:span text:style-name="T174"> </text:span><text:span text:style-name="T35">in</text:span><text:span text:style-name="T174"> </text:span><text:span text:style-name="T35">ogni</text:span><text:span text:style-name="T174"> </text:span><text:span text:style-name="T35">caso</text:span><text:span text:style-name="T174"> </text:span><text:span text:style-name="T35">l’iscrizione</text:span><text:span text:style-name="T183"> </text:span><text:span text:style-name="T35">anagrafica</text:span><text:span text:style-name="T174"> </text:span><text:span text:style-name="T35">(residenza)</text:span><text:span text:style-name="T174"> </text:span><text:span text:style-name="T35">all’esito</text:span><text:span text:style-name="T174"> </text:span><text:span text:style-name="T35">delle</text:span><text:span text:style-name="T183"> </text:span><text:span text:style-name="T35">verifiche igienico sanitarie sull’immobile.</text:span></text:p>
        <text:p text:style-name="P708"/>
        <text:p text:style-name="P843"/>
        <text:list xml:id="list153419580824697" text:continue-numbering="true" text:style-name="WWNum8">
          <text:list-item>
            <text:h text:style-name="P173" text:outline-level="3"><text:span text:style-name="T389">Quali sono i documenti da</text:span><text:span text:style-name="T428"> </text:span><text:span text:style-name="T389">presentare?</text:span></text:h>
          </text:list-item>
        </text:list>
        <text:p text:style-name="P1073"><text:span text:style-name="T35">I cittadini extracomunitari devono allegare alla domanda, oltre alla copia</text:span><text:span text:style-name="T194"> </text:span><text:span text:style-name="T35">del passaporto</text:span><text:span text:style-name="T170"> </text:span><text:span text:style-name="T35">o</text:span><text:span text:style-name="T203"> </text:span><text:span text:style-name="T35">documento</text:span><text:span text:style-name="T170"> </text:span><text:span text:style-name="T35">equipollente</text:span><text:span text:style-name="T203"> </text:span><text:span text:style-name="T35">in</text:span><text:span text:style-name="T170"> </text:span><text:span text:style-name="T35">corso</text:span><text:span text:style-name="T203"> </text:span><text:span text:style-name="T35">di</text:span><text:span text:style-name="T203"> </text:span><text:span text:style-name="T35">validità,</text:span><text:span text:style-name="T170"> </text:span><text:span text:style-name="T35">altri</text:span><text:span text:style-name="T203"> </text:span><text:span text:style-name="T35">documenti</text:span><text:span text:style-name="T170"> </text:span><text:span text:style-name="T35">che variano</text:span><text:span text:style-name="T39"> </text:span><text:span text:style-name="T35">in</text:span><text:span text:style-name="T36"> </text:span><text:span text:style-name="T35">base</text:span><text:span text:style-name="T39"> </text:span><text:span text:style-name="T35">alla</text:span><text:span text:style-name="T36"> </text:span><text:span text:style-name="T35">situazione</text:span><text:span text:style-name="T36"> </text:span><text:span text:style-name="T35">del</text:span><text:span text:style-name="T39"> </text:span><text:span text:style-name="T35">loro</text:span><text:span text:style-name="T36"> </text:span><text:span text:style-name="T35">permesso</text:span><text:span text:style-name="T36"> </text:span><text:span text:style-name="T35">di</text:span><text:span text:style-name="T39"> </text:span><text:span text:style-name="T35">soggiorno,</text:span><text:span text:style-name="T36"> </text:span><text:span text:style-name="T35">ovvero:</text:span></text:p>
        <text:p text:style-name="P750"><text:span text:style-name="T35">Per gli stranieri in possesso di </text:span><text:span text:style-name="T221">titolo di soggiorno in corso di validità</text:span><text:span text:style-name="T35">:</text:span></text:p>
        <text:list xml:id="list153419466946419" text:continue-list="list153419071313490" text:style-name="WWNum6">
          <text:list-item>
            <text:p text:style-name="P336"><text:span text:style-name="T47">copia del titolo di soggiorno in corso di</text:span><text:span text:style-name="T80"> </text:span><text:span text:style-name="T47">validità.</text:span></text:p>
          </text:list-item>
        </text:list>
        <text:p text:style-name="P794"/>
        <text:p text:style-name="P821"><text:span text:style-name="T35">Per gli stranieri in possesso di </text:span><text:span text:style-name="T221">titolo di soggiorno in corso di rinnovo</text:span></text:p>
        <text:list xml:id="list153418035975705" text:continue-numbering="true" text:style-name="WWNum6">
          <text:list-item>
            <text:p text:style-name="P337"><text:span text:style-name="T47">copia del titolo di soggiorno</text:span><text:span text:style-name="T67"> </text:span><text:span text:style-name="T47">scaduto</text:span></text:p>
          </text:list-item>
          <text:list-item>
            <text:p text:style-name="P337"><text:span text:style-name="T47">ricevuta della richiesta di rinnovo del titolo di</text:span><text:span text:style-name="T96"> </text:span><text:span text:style-name="T47">soggiorno.</text:span></text:p>
          </text:list-item>
        </text:list>
        <text:p text:style-name="P741"/>
        <text:p text:style-name="P1184"><text:span text:style-name="T35">Per</text:span><text:span text:style-name="T174"> </text:span><text:span text:style-name="T35">gli</text:span><text:span text:style-name="T183"> </text:span><text:span text:style-name="T162">stranieri</text:span><text:span text:style-name="T183"> </text:span><text:span text:style-name="T35">in</text:span><text:span text:style-name="T183"> </text:span><text:span text:style-name="T162">attesa</text:span><text:span text:style-name="T183"> </text:span><text:span text:style-name="T35">del</text:span><text:span text:style-name="T183"> </text:span><text:span text:style-name="T162">rilascio</text:span><text:span text:style-name="T183"> </text:span><text:span text:style-name="T35">del</text:span><text:span text:style-name="T183"> </text:span><text:span text:style-name="T163">primo</text:span><text:span text:style-name="T184"> </text:span><text:span text:style-name="T163">permesso</text:span><text:span text:style-name="T184"> </text:span><text:span text:style-name="T221">di</text:span><text:span text:style-name="T184"> </text:span><text:span text:style-name="T163">soggiorno</text:span><text:span text:style-name="T196"> </text:span><text:span text:style-name="T35">per</text:span><text:span text:style-name="T174"> </text:span><text:span text:style-name="T162">lavoro </text:span><text:span text:style-name="T35">subordinato</text:span></text:p>
        <text:list xml:id="list153417976862768" text:continue-numbering="true" text:style-name="WWNum6">
          <text:list-item>
            <text:p text:style-name="P338"><text:span text:style-name="T47">copia</text:span><text:span text:style-name="T104"> </text:span><text:span text:style-name="T47">del</text:span><text:span text:style-name="T104"> </text:span><text:span text:style-name="T47">contratto</text:span><text:span text:style-name="T104"> </text:span><text:span text:style-name="T47">di</text:span><text:span text:style-name="T104"> </text:span><text:span text:style-name="T47">soggiorno</text:span><text:span text:style-name="T105"> </text:span><text:span text:style-name="T47">presso</text:span><text:span text:style-name="T104"> </text:span><text:span text:style-name="T47">lo</text:span><text:span text:style-name="T104"> </text:span><text:span text:style-name="T47">Sportello</text:span><text:span text:style-name="T104"> </text:span><text:span text:style-name="T47">Unico</text:span><text:span text:style-name="T105"> </text:span><text:span text:style-name="T47">per</text:span><text:span text:style-name="T104"> </text:span><text:span text:style-name="T47">l’immigrazione</text:span></text:p>
          </text:list-item>
          <text:list-item>
            <text:p text:style-name="P554"><text:span text:style-name="T43">ricevuta rilasciata dall’ufficio postale attestante l’avvenuta presentazione della </text:span><text:span text:style-name="T47">richiesta di permesso di</text:span><text:span text:style-name="T77"> </text:span><text:span text:style-name="T47">soggiorno</text:span></text:p>
          </text:list-item>
          <text:list-item>
            <text:p text:style-name="P556"><text:span text:style-name="T47">domanda di rilascio del permesso di soggiorno per lavoro subordinato pre- sentata allo Sportello</text:span><text:span text:style-name="T110"> </text:span><text:span text:style-name="T47">Unico.</text:span></text:p>
          </text:list-item>
        </text:list>
        <text:p text:style-name="P785"/>
        <text:p text:style-name="P1219"><text:span text:style-name="T35">Per</text:span><text:span text:style-name="T199"> </text:span><text:span text:style-name="T35">gli</text:span><text:span text:style-name="T180"> </text:span><text:span text:style-name="T35">stranieri</text:span><text:span text:style-name="T199"> </text:span><text:span text:style-name="T35">in</text:span><text:span text:style-name="T180"> </text:span><text:span text:style-name="T35">attesa</text:span><text:span text:style-name="T199"> </text:span><text:span text:style-name="T35">del</text:span><text:span text:style-name="T180"> </text:span><text:span text:style-name="T35">rilascio</text:span><text:span text:style-name="T199"> </text:span><text:span text:style-name="T35">del</text:span><text:span text:style-name="T180"> </text:span><text:span text:style-name="T221">permesso</text:span><text:span text:style-name="T200"> </text:span><text:span text:style-name="T221">di</text:span><text:span text:style-name="T181"> </text:span><text:span text:style-name="T221">soggiorno</text:span><text:span text:style-name="T200"> </text:span><text:span text:style-name="T221">per</text:span><text:span text:style-name="T181"> </text:span><text:span text:style-name="T221">ricongiun-</text:span><text:span text:style-name="T35"> </text:span><text:span text:style-name="T221">gimento</text:span><text:span text:style-name="T163"> </text:span><text:span text:style-name="T221">familiare</text:span></text:p>
        <text:list xml:id="list153418583773768" text:continue-numbering="true" text:style-name="WWNum6">
          <text:list-item>
            <text:p text:style-name="P555"><text:span text:style-name="T43">ricevuta rilasciata dall’ufficio postale attestante l’avvenuta presentazione della </text:span><text:span text:style-name="T47">richiesta di</text:span><text:span text:style-name="T55"> </text:span><text:span text:style-name="T47">permesso</text:span></text:p>
          </text:list-item>
          <text:list-item>
            <text:p text:style-name="P550"><text:span text:style-name="T47">fotocopia</text:span><text:span text:style-name="T48"> </text:span><text:span text:style-name="T47">non</text:span><text:span text:style-name="T48"> </text:span><text:span text:style-name="T47">autenticata</text:span><text:span text:style-name="T48"> </text:span><text:span text:style-name="T47">del</text:span><text:span text:style-name="T48"> </text:span><text:span text:style-name="T47">nulla</text:span><text:span text:style-name="T48"> </text:span><text:span text:style-name="T47">osta</text:span><text:span text:style-name="T43"> </text:span><text:span text:style-name="T47">rilasciato</text:span><text:span text:style-name="T48"> </text:span><text:span text:style-name="T47">dallo</text:span><text:span text:style-name="T48"> </text:span><text:span text:style-name="T47">Sportello</text:span><text:span text:style-name="T48"> </text:span><text:span text:style-name="T47">unico</text:span></text:p>
          </text:list-item>
        </text:list>
        <text:p text:style-name="P741"/>
        <text:p text:style-name="P1046"><text:span text:style-name="T35">La registrazione dello stato civile (matrimonio, stato libero, divorzio,ecc.) e dei</text:span><text:span text:style-name="T174"> </text:span><text:span text:style-name="T35">rapporti</text:span><text:span text:style-name="T183"> </text:span><text:span text:style-name="T35">di</text:span><text:span text:style-name="T183"> </text:span><text:span text:style-name="T35">parentela</text:span><text:span text:style-name="T174"> </text:span><text:span text:style-name="T35">tra</text:span><text:span text:style-name="T183"> </text:span><text:span text:style-name="T35">familiari</text:span><text:span text:style-name="T183"> </text:span><text:span text:style-name="T35">sono</text:span><text:span text:style-name="T174"> </text:span><text:span text:style-name="T35">certificabili</text:span><text:span text:style-name="T183"> </text:span><text:span text:style-name="T35">solo</text:span><text:span text:style-name="T183"> </text:span><text:span text:style-name="T35">con</text:span><text:span text:style-name="T174"> </text:span><text:span text:style-name="T35">copia</text:span><text:span text:style-name="T183"> </text:span><text:span text:style-name="T35">degli</text:span><text:span text:style-name="T183"> </text:span><text:span text:style-name="T36">atti </text:span><text:span text:style-name="T35">originali, tradotti e legalizzati, comprovanti lo stato civile e la composizione della</text:span><text:span text:style-name="T162"> </text:span><text:span text:style-name="T35">famiglia</text:span></text:p>
        <text:p text:style-name="P718"/>
        <text:p text:style-name="P1050"><text:span text:style-name="T205">ATTEnzIonE: </text:span><text:span text:style-name="T36">Gli </text:span><text:span text:style-name="T39">individui domiciliati </text:span><text:span text:style-name="T36">nella </text:span><text:span text:style-name="T39">stessa abitazione </text:span><text:span text:style-name="T36">sono </text:span><text:span text:style-name="T39">automati- </text:span><text:span text:style-name="T203">camente</text:span><text:span text:style-name="T176"> </text:span><text:span text:style-name="T203">inseriti</text:span><text:span text:style-name="T176"> </text:span><text:span text:style-name="T162">in</text:span><text:span text:style-name="T176"> </text:span><text:span text:style-name="T36">uno</text:span><text:span text:style-name="T176"> </text:span><text:span text:style-name="T39">stesso</text:span><text:span text:style-name="T176"> </text:span><text:span text:style-name="T39">stato</text:span><text:span text:style-name="T176"> </text:span><text:span text:style-name="T162">di</text:span><text:span text:style-name="T176"> </text:span><text:span text:style-name="T203">famiglia.</text:span><text:span text:style-name="T176"> </text:span><text:span text:style-name="T162">Se</text:span><text:span text:style-name="T176"> </text:span><text:span text:style-name="T36">non</text:span><text:span text:style-name="T176"> </text:span><text:span text:style-name="T203">esistono</text:span><text:span text:style-name="T176"> </text:span><text:span text:style-name="T39">legami</text:span><text:span text:style-name="T176"> </text:span><text:span text:style-name="T162">di</text:span><text:span text:style-name="T173"> </text:span><text:span text:style-name="T203">parentela, </text:span><text:span text:style-name="T162">si</text:span><text:span text:style-name="T166"> </text:span><text:span text:style-name="T36">può</text:span><text:span text:style-name="T166"> </text:span><text:span text:style-name="T39">richiedere</text:span><text:span text:style-name="T170"> </text:span><text:span text:style-name="T162">di</text:span><text:span text:style-name="T166"> </text:span><text:span text:style-name="T39">essere</text:span><text:span text:style-name="T170"> </text:span><text:span text:style-name="T39">iscritti</text:span><text:span text:style-name="T166"> </text:span><text:span text:style-name="T162">in</text:span><text:span text:style-name="T170"> </text:span><text:span text:style-name="T162">un</text:span><text:span text:style-name="T166"> </text:span><text:span text:style-name="T39">proprio</text:span><text:span text:style-name="T166"> </text:span><text:span text:style-name="T36">stato</text:span><text:span text:style-name="T170"> </text:span><text:span text:style-name="T162">di</text:span><text:span text:style-name="T166"> </text:span><text:span text:style-name="T39">famiglia</text:span><text:span text:style-name="T170"> </text:span><text:span text:style-name="T39">autonomo.</text:span></text:p>
        <text:p text:style-name="P785"/>
        <text:list xml:id="list153419103639945" text:continue-list="list153419580824697" text:style-name="WWNum8">
          <text:list-item>
            <text:h text:style-name="P218" text:outline-level="3"><text:span text:style-name="T389">Quanto costano l’iscrizione e il cambio di residenza o do- micilio?</text:span></text:h>
          </text:list-item>
        </text:list>
        <text:p text:style-name="P749"><text:span text:style-name="T35">Sono gratuiti.</text:span></text:p>
        <text:p text:style-name="P708"/>
        <text:h text:style-name="P20" text:outline-level="2"><text:span text:style-name="T399">Servizi</text:span><text:span text:style-name="T425"> </text:span><text:span text:style-name="T399">anagrafici<text:tab/></text:span></text:h>
        <text:list xml:id="list153418446247954" text:continue-numbering="true" text:style-name="WWNum8">
          <text:list-item>
            <text:h text:style-name="P170" text:outline-level="3"><text:span text:style-name="T389">Quali sono i servizi anagrafici e di stato civile cui hanno ac- cesso gli stranieri</text:span><text:span text:style-name="T408"> </text:span><text:span text:style-name="T389">residenti?</text:span></text:h>
          </text:list-item>
        </text:list>
        <text:p text:style-name="P749"><text:span text:style-name="T35">Certificati di (se gli eventi sono registrati nel Comune):</text:span></text:p>
        <text:list xml:id="list153419083464339" text:continue-list="list153418583773768" text:style-name="WWNum6">
          <text:list-item>
            <text:p text:style-name="P551"><text:span text:style-name="T47">nascita;</text:span></text:p>
          </text:list-item>
          <text:list-item>
            <text:p text:style-name="P551"><text:span text:style-name="T47">residenza;</text:span></text:p>
          </text:list-item>
          <text:list-item>
            <text:p text:style-name="P551"><text:span text:style-name="T47">storico</text:span><text:span text:style-name="T43"> </text:span><text:span text:style-name="T47">anagrafico;</text:span></text:p>
          </text:list-item>
          <text:list-item>
            <text:p text:style-name="P551"><text:span text:style-name="T47">stato di</text:span><text:span text:style-name="T55"> </text:span><text:span text:style-name="T47">famiglia;</text:span></text:p>
          </text:list-item>
          <text:list-item>
            <text:p text:style-name="P551"><text:span text:style-name="T47">esistenza in</text:span><text:span text:style-name="T55"> </text:span><text:span text:style-name="T47">vita</text:span></text:p>
          </text:list-item>
        </text:list>
      </text:section>
      <text:p text:style-name="P1220"/>
      <text:p text:style-name="P728"/>
      <text:p text:style-name="P660"><draw:g text:anchor-type="as-char" draw:z-index="159" draw:style-name="gr5"><draw:line draw:style-name="gr6" draw:text-style-name="P1280" svg:x1="0in" svg:y1="0in" svg:x2="3.8228in" svg:y2="0in"><text:p/></draw:line></draw:g><text:span text:style-name="T483"><text:tab/></text:span><draw:g text:anchor-type="as-char" draw:z-index="160" draw:style-name="gr5"><draw:line draw:style-name="gr6" draw:text-style-name="P1280" svg:x1="0in" svg:y1="0in" svg:x2="3.8189in" svg:y2="0in"><text:p/></draw:line></draw:g></text:p>
      <text:p text:style-name="P766"/>
      <text:section text:style-name="Sect4" text:name="Section104">
        <text:p text:style-name="P812"><text:span text:style-name="T38">ATTEnzIonE: </text:span><text:span text:style-name="T35">Per </text:span><text:span text:style-name="T162">usufruire </text:span><text:span text:style-name="T35">dei </text:span><text:span text:style-name="T162">servizi </text:span><text:span text:style-name="T35">è </text:span><text:span text:style-name="T162">necessario possedere </text:span><text:span text:style-name="T35">il </text:span><text:span text:style-name="T162">passaporto </text:span><text:span text:style-name="T35">(o</text:span><text:span text:style-name="T199"> </text:span><text:span text:style-name="T162">documento</text:span><text:span text:style-name="T199"> </text:span><text:span text:style-name="T162">equivalente),</text:span><text:span text:style-name="T199"> </text:span><text:span text:style-name="T35">il</text:span><text:span text:style-name="T180"> </text:span><text:span text:style-name="T162">permesso</text:span><text:span text:style-name="T199"> </text:span><text:span text:style-name="T35">di</text:span><text:span text:style-name="T199"> </text:span><text:span text:style-name="T162">soggiorno</text:span><text:span text:style-name="T199"> </text:span><text:span text:style-name="T35">o</text:span><text:span text:style-name="T180"> </text:span><text:span text:style-name="T35">il</text:span><text:span text:style-name="T199"> </text:span><text:span text:style-name="T162">permesso</text:span><text:span text:style-name="T199"> </text:span><text:span text:style-name="T35">di</text:span><text:span text:style-name="T199"> </text:span><text:span text:style-name="T162">soggiorno </text:span><text:span text:style-name="T35">CE</text:span><text:span text:style-name="T196"> </text:span><text:span text:style-name="T35">per</text:span><text:span text:style-name="T199"> </text:span><text:span text:style-name="T162">soggiornanti</text:span><text:span text:style-name="T199"> </text:span><text:span text:style-name="T35">di</text:span><text:span text:style-name="T196"> </text:span><text:span text:style-name="T162">lungo</text:span><text:span text:style-name="T199"> </text:span><text:span text:style-name="T162">periodo;</text:span><text:span text:style-name="T199"> </text:span><text:span text:style-name="T35">i</text:span><text:span text:style-name="T196"> </text:span><text:span text:style-name="T162">dati</text:span><text:span text:style-name="T199"> </text:span><text:span text:style-name="T35">in</text:span><text:span text:style-name="T199"> </text:span><text:span text:style-name="T162">essi</text:span><text:span text:style-name="T199"> </text:span><text:span text:style-name="T162">contenuti</text:span><text:span text:style-name="T196"> </text:span><text:span text:style-name="T162">devono</text:span><text:span text:style-name="T199"> </text:span><text:span text:style-name="T162">coincidere.</text:span></text:p>
        <text:p text:style-name="P785"/>
        <text:list xml:id="list153418410996401" text:continue-list="list153418446247954" text:style-name="WWNum8">
          <text:list-item>
            <text:h text:style-name="P184" text:outline-level="3"><text:span text:style-name="T389">Cos’è la Carta</text:span><text:span text:style-name="T408"> </text:span><text:span text:style-name="T389">d’Identità?</text:span></text:h>
          </text:list-item>
        </text:list>
        <text:p text:style-name="P816"><text:span text:style-name="T35">La</text:span><text:span text:style-name="T216"> </text:span><text:span text:style-name="T35">Carta</text:span><text:span text:style-name="T187"> </text:span><text:span text:style-name="T35">d’Identità</text:span><text:span text:style-name="T216"> </text:span><text:span text:style-name="T35">è</text:span><text:span text:style-name="T187"> </text:span><text:span text:style-name="T35">un</text:span><text:span text:style-name="T187"> </text:span><text:span text:style-name="T35">documento</text:span><text:span text:style-name="T216"> </text:span><text:span text:style-name="T35">che</text:span><text:span text:style-name="T187"> </text:span><text:span text:style-name="T35">attesta</text:span><text:span text:style-name="T216"> </text:span><text:span text:style-name="T35">l’identità</text:span><text:span text:style-name="T187"> </text:span><text:span text:style-name="T35">di</text:span><text:span text:style-name="T187"> </text:span><text:span text:style-name="T35">una</text:span><text:span text:style-name="T216"> </text:span><text:span text:style-name="T35">persona,</text:span><text:span text:style-name="T187"> </text:span><text:span text:style-name="T35">valido 10</text:span><text:span text:style-name="T176"> </text:span><text:span text:style-name="T35">anni</text:span><text:span text:style-name="T173"> </text:span><text:span text:style-name="T35">per</text:span><text:span text:style-name="T173"> </text:span><text:span text:style-name="T35">i</text:span><text:span text:style-name="T173"> </text:span><text:span text:style-name="T35">cittadini</text:span><text:span text:style-name="T173"> </text:span><text:span text:style-name="T35">maggiorenni</text:span><text:span text:style-name="T173"> </text:span><text:span text:style-name="T35">mentre</text:span><text:span text:style-name="T173"> </text:span><text:span text:style-name="T35">per</text:span><text:span text:style-name="T173"> </text:span><text:span text:style-name="T35">i</text:span><text:span text:style-name="T173"> </text:span><text:span text:style-name="T35">minori</text:span><text:span text:style-name="T173"> </text:span><text:span text:style-name="T35">la</text:span><text:span text:style-name="T173"> </text:span><text:span text:style-name="T35">durata</text:span><text:span text:style-name="T173"> </text:span><text:span text:style-name="T35">è</text:span><text:span text:style-name="T173"> </text:span><text:span text:style-name="T162">differenziata </text:span><text:span text:style-name="T35">a seconda</text:span><text:span text:style-name="T39"> </text:span><text:span text:style-name="T35">dell’età.</text:span></text:p>
        <text:p text:style-name="P909"><text:span text:style-name="T35">In</text:span><text:span text:style-name="T183"> </text:span><text:span text:style-name="T35">particolare,</text:span><text:span text:style-name="T196"> </text:span><text:span text:style-name="T35">la</text:span><text:span text:style-name="T196"> </text:span><text:span text:style-name="T35">Carta</text:span><text:span text:style-name="T183"> </text:span><text:span text:style-name="T35">d’Identità</text:span><text:span text:style-name="T196"> </text:span><text:span text:style-name="T35">rilasciata</text:span><text:span text:style-name="T196"> </text:span><text:span text:style-name="T35">ai</text:span><text:span text:style-name="T196"> </text:span><text:span text:style-name="T35">minori</text:span><text:span text:style-name="T183"> </text:span><text:span text:style-name="T35">di</text:span><text:span text:style-name="T196"> </text:span><text:span text:style-name="T35">anni</text:span><text:span text:style-name="T196"> </text:span><text:span text:style-name="T35">tre</text:span><text:span text:style-name="T196"> </text:span><text:span text:style-name="T35">ha</text:span><text:span text:style-name="T183"> </text:span><text:span text:style-name="T35">una</text:span><text:span text:style-name="T196"> </text:span><text:span text:style-name="T35">validità di</text:span><text:span text:style-name="T36"> </text:span><text:span text:style-name="T35">tre</text:span><text:span text:style-name="T36"> </text:span><text:span text:style-name="T35">anni</text:span><text:span text:style-name="T36"> </text:span><text:span text:style-name="T35">,</text:span><text:span text:style-name="T162"> </text:span><text:span text:style-name="T35">mentre</text:span><text:span text:style-name="T36"> </text:span><text:span text:style-name="T35">quella</text:span><text:span text:style-name="T36"> </text:span><text:span text:style-name="T35">rilasciata</text:span><text:span text:style-name="T36"> </text:span><text:span text:style-name="T35">ai</text:span><text:span text:style-name="T162"> </text:span><text:span text:style-name="T35">minori</text:span><text:span text:style-name="T36"> </text:span><text:span text:style-name="T35">di</text:span><text:span text:style-name="T36"> </text:span><text:span text:style-name="T35">età</text:span><text:span text:style-name="T36"> </text:span><text:span text:style-name="T35">compresa</text:span><text:span text:style-name="T162"> </text:span><text:span text:style-name="T35">fra</text:span><text:span text:style-name="T36"> </text:span><text:span text:style-name="T35">i</text:span><text:span text:style-name="T36"> </text:span><text:span text:style-name="T35">tre</text:span><text:span text:style-name="T36"> </text:span><text:span text:style-name="T35">ed</text:span><text:span text:style-name="T162"> </text:span><text:span text:style-name="T35">i</text:span><text:span text:style-name="T36"> </text:span><text:span text:style-name="T35">di- ciotto anni abbia una validità di cinque</text:span><text:span text:style-name="T187"> </text:span><text:span text:style-name="T35">anni.</text:span></text:p>
        <text:p text:style-name="P909"><text:span text:style-name="T35">La</text:span><text:span text:style-name="T166"> </text:span><text:span text:style-name="T35">validità</text:span><text:span text:style-name="T166"> </text:span><text:span text:style-name="T35">della</text:span><text:span text:style-name="T166"> </text:span><text:span text:style-name="T35">carta</text:span><text:span text:style-name="T170"> </text:span><text:span text:style-name="T35">di</text:span><text:span text:style-name="T166"> </text:span><text:span text:style-name="T35">identità</text:span><text:span text:style-name="T166"> </text:span><text:span text:style-name="T35">si</text:span><text:span text:style-name="T170"> </text:span><text:span text:style-name="T35">estende,</text:span><text:span text:style-name="T166"> </text:span><text:span text:style-name="T35">rispetto</text:span><text:span text:style-name="T166"> </text:span><text:span text:style-name="T35">alla</text:span><text:span text:style-name="T166"> </text:span><text:span text:style-name="T35">scadenza</text:span><text:span text:style-name="T170"> </text:span><text:span text:style-name="T35">prevista</text:span><text:span text:style-name="T166"> </text:span><text:span text:style-name="T35">sul documento, fino al giorno e mese di nascita del</text:span><text:span text:style-name="T213"> </text:span><text:span text:style-name="T35">titolare.</text:span></text:p>
        <text:p text:style-name="P1058"/>
        <text:p text:style-name="P997"><text:span text:style-name="T35">La</text:span><text:span text:style-name="T180"> </text:span><text:span text:style-name="T35">carta</text:span><text:span text:style-name="T166"> </text:span><text:span text:style-name="T35">di</text:span><text:span text:style-name="T166"> </text:span><text:span text:style-name="T35">identità</text:span><text:span text:style-name="T166"> </text:span><text:span text:style-name="T35">va</text:span><text:span text:style-name="T180"> </text:span><text:span text:style-name="T35">richiesta</text:span><text:span text:style-name="T166"> </text:span><text:span text:style-name="T35">presso</text:span><text:span text:style-name="T166"> </text:span><text:span text:style-name="T35">gli</text:span><text:span text:style-name="T166"> </text:span><text:span text:style-name="T35">uffici</text:span><text:span text:style-name="T180"> </text:span><text:span text:style-name="T35">competenti</text:span><text:span text:style-name="T166"> </text:span><text:span text:style-name="T35">del</text:span><text:span text:style-name="T166"> </text:span><text:span text:style-name="T35">Comune</text:span><text:span text:style-name="T166"> </text:span><text:span text:style-name="T35">di</text:span><text:span text:style-name="T180"> </text:span><text:span text:style-name="T35">re- sidenza.</text:span></text:p>
        <text:p text:style-name="P1002"><text:span text:style-name="T35">Ai</text:span><text:span text:style-name="T173"> </text:span><text:span text:style-name="T35">cittadini</text:span><text:span text:style-name="T174"> </text:span><text:span text:style-name="T35">extraUe</text:span><text:span text:style-name="T174"> </text:span><text:span text:style-name="T35">la</text:span><text:span text:style-name="T174"> </text:span><text:span text:style-name="T35">Carta</text:span><text:span text:style-name="T173"> </text:span><text:span text:style-name="T35">d’Identità</text:span><text:span text:style-name="T174"> </text:span><text:span text:style-name="T35">viene</text:span><text:span text:style-name="T174"> </text:span><text:span text:style-name="T35">rilasciata</text:span><text:span text:style-name="T174"> </text:span><text:span text:style-name="T35">con</text:span><text:span text:style-name="T173"> </text:span><text:span text:style-name="T35">la</text:span><text:span text:style-name="T174"> </text:span><text:span text:style-name="T35">dicitura</text:span><text:span text:style-name="T174"> </text:span><text:span text:style-name="T35">“non</text:span><text:span text:style-name="T174"> </text:span><text:span text:style-name="T39">va- </text:span><text:span text:style-name="T35">lida per</text:span><text:span text:style-name="T39"> </text:span><text:span text:style-name="T35">l’espatrio”.</text:span></text:p>
        <text:p text:style-name="P1058"/>
        <text:p text:style-name="P997"><text:span text:style-name="T225">ATTEnzIonE: </text:span><text:span text:style-name="T35">la Carta d’Identità rilasciata dal Comune non costituisce ti- tolo al soggiorno dello straniero sul territorio nazionale.</text:span></text:p>
        <text:p text:style-name="P842"/>
        <text:list xml:id="list153418134417691" text:continue-numbering="true" text:style-name="WWNum8">
          <text:list-item>
            <text:h text:style-name="P178" text:outline-level="3"><text:span text:style-name="T389">Quando posso fare la</text:span><text:span text:style-name="T394"> </text:span><text:span text:style-name="T389">richiesta?</text:span></text:h>
          </text:list-item>
        </text:list>
        <text:list xml:id="list153419640228939" text:continue-list="list153419083464339" text:style-name="WWNum6">
          <text:list-item>
            <text:p text:style-name="P551"><text:span text:style-name="T47">Per il rilascio: in qualunque</text:span><text:span text:style-name="T67"> </text:span><text:span text:style-name="T47">momento.</text:span></text:p>
          </text:list-item>
          <text:list-item>
            <text:p text:style-name="P551"><text:span text:style-name="T47">Per</text:span><text:span text:style-name="T48"> </text:span><text:span text:style-name="T47">il</text:span><text:span text:style-name="T43"> </text:span><text:span text:style-name="T47">rinnovo:</text:span><text:span text:style-name="T43"> </text:span><text:span text:style-name="T47">a</text:span><text:span text:style-name="T48"> </text:span><text:span text:style-name="T47">partire</text:span><text:span text:style-name="T43"> </text:span><text:span text:style-name="T47">da</text:span><text:span text:style-name="T43"> </text:span><text:span text:style-name="T47">180</text:span><text:span text:style-name="T43"> </text:span><text:span text:style-name="T47">giorni</text:span><text:span text:style-name="T48"> </text:span><text:span text:style-name="T47">prima</text:span><text:span text:style-name="T43"> </text:span><text:span text:style-name="T47">della</text:span><text:span text:style-name="T43"> </text:span><text:span text:style-name="T47">sua</text:span><text:span text:style-name="T48"> </text:span><text:span text:style-name="T47">scadenza.</text:span></text:p>
          </text:list-item>
        </text:list>
        <text:p text:style-name="P741"/>
        <text:list xml:id="list153419399226126" text:continue-list="list153418134417691" text:style-name="WWNum8">
          <text:list-item>
            <text:h text:style-name="P55" text:outline-level="3"><text:span text:style-name="T389">Dove posso fare la richiesta di </text:span><text:span text:style-name="T390">rilascio/rinnovo </text:span><text:span text:style-name="T389">e quali docu- menti </text:span><text:span text:style-name="T411">devo</text:span><text:span text:style-name="T433"> </text:span><text:span text:style-name="T389">presentare?</text:span></text:h>
          </text:list-item>
        </text:list>
        <text:p text:style-name="P1221"><text:span text:style-name="T35">Devi presentarti di persona all’ufficio Carte d’Identità del Comune. Quando si fa la richiesta di Carta d’Identità si devono presentare:</text:span></text:p>
        <text:list xml:id="list153418004922416" text:continue-list="list153419640228939" text:style-name="WWNum6">
          <text:list-item>
            <text:p text:style-name="P557"><text:span text:style-name="T47">tre</text:span><text:span text:style-name="T101"> </text:span><text:span text:style-name="T47">fotografie</text:span><text:span text:style-name="T55"> </text:span><text:span text:style-name="T47">formato</text:span><text:span text:style-name="T55"> </text:span><text:span text:style-name="T47">tessera</text:span><text:span text:style-name="T101"> </text:span><text:span text:style-name="T47">frontali,</text:span><text:span text:style-name="T55"> </text:span><text:span text:style-name="T47">uguali</text:span><text:span text:style-name="T55"> </text:span><text:span text:style-name="T47">e</text:span><text:span text:style-name="T55"> </text:span><text:span text:style-name="T47">recenti,</text:span><text:span text:style-name="T101"> </text:span><text:span text:style-name="T47">senza</text:span><text:span text:style-name="T55"> </text:span><text:span text:style-name="T47">copricapo;</text:span></text:p>
          </text:list-item>
          <text:list-item>
            <text:p text:style-name="P558"><text:span text:style-name="T47">i cittadini dell’Unione Europea devono presentare un documento di</text:span><text:span text:style-name="T64"> </text:span><text:span text:style-name="T47">ricono- scimento</text:span><text:span text:style-name="T43"> </text:span><text:span text:style-name="T47">valido;</text:span></text:p>
          </text:list-item>
          <text:list-item>
            <text:p text:style-name="P559"><text:span text:style-name="T47">i cittadini stranieri devono presentare il passaporto ed il permesso di sog- giorno;</text:span><text:span text:style-name="T43"> </text:span><text:span text:style-name="T47">se</text:span><text:span text:style-name="T60"> </text:span><text:span text:style-name="T47">il</text:span><text:span text:style-name="T43"> </text:span><text:span text:style-name="T47">permesso</text:span><text:span text:style-name="T60"> </text:span><text:span text:style-name="T47">di</text:span><text:span text:style-name="T43"> </text:span><text:span text:style-name="T47">soggiorno</text:span><text:span text:style-name="T60"> </text:span><text:span text:style-name="T47">è</text:span><text:span text:style-name="T43"> </text:span><text:span text:style-name="T47">in</text:span><text:span text:style-name="T60"> </text:span><text:span text:style-name="T47">fase</text:span><text:span text:style-name="T60"> </text:span><text:span text:style-name="T47">di</text:span><text:span text:style-name="T43"> </text:span><text:span text:style-name="T47">rinnovo,</text:span><text:span text:style-name="T60"> </text:span><text:span text:style-name="T47">si</text:span><text:span text:style-name="T43"> </text:span><text:span text:style-name="T47">può</text:span><text:span text:style-name="T60"> </text:span><text:span text:style-name="T47">presentare</text:span><text:span text:style-name="T43"> </text:span><text:span text:style-name="T47">il</text:span></text:p>
          </text:list-item>
        </text:list>
        <text:p text:style-name="P1222"><text:span text:style-name="T35">permesso scaduto insieme alla ricevuta di richiesta del rinnovo (rilasciata dalla Questura oppure dalle Poste).</text:span></text:p>
        <text:p text:style-name="P1223"><text:span text:style-name="T35">È</text:span><text:span text:style-name="T196"> </text:span><text:span text:style-name="T35">necessario</text:span><text:span text:style-name="T196"> </text:span><text:span text:style-name="T35">acquistare</text:span><text:span text:style-name="T199"> </text:span><text:span text:style-name="T35">alla</text:span><text:span text:style-name="T196"> </text:span><text:span text:style-name="T35">cassa</text:span><text:span text:style-name="T199"> </text:span><text:span text:style-name="T35">circoscrizionale</text:span><text:span text:style-name="T196"> </text:span><text:span text:style-name="T35">un</text:span><text:span text:style-name="T199"> </text:span><text:span text:style-name="T35">modulo</text:span><text:span text:style-name="T196"> </text:span><text:span text:style-name="T35">di</text:span><text:span text:style-name="T196"> </text:span><text:span text:style-name="T35">richiesta,</text:span><text:span text:style-name="T199"> </text:span><text:span text:style-name="T35">che va compilato. Si devono poi pagare i diritti di</text:span><text:span text:style-name="T202"> </text:span><text:span text:style-name="T35">segreteria.</text:span></text:p>
        <text:p text:style-name="P785"/>
        <text:list xml:id="list153419163474058" text:continue-list="list153419399226126" text:style-name="WWNum8">
          <text:list-item>
            <text:h text:style-name="P145" text:outline-level="3"><text:span text:style-name="T390">Posso </text:span><text:span text:style-name="T389">avere un duplicato della Carta</text:span><text:span text:style-name="T436"> </text:span><text:span text:style-name="T389">d’Identità?</text:span></text:h>
          </text:list-item>
        </text:list>
        <text:p text:style-name="P1224"><text:span text:style-name="T35">I</text:span><text:span text:style-name="T217"> </text:span><text:span text:style-name="T35">casi</text:span><text:span text:style-name="T216"> </text:span><text:span text:style-name="T35">previsti</text:span><text:span text:style-name="T216"> </text:span><text:span text:style-name="T35">per</text:span><text:span text:style-name="T216"> </text:span><text:span text:style-name="T35">il</text:span><text:span text:style-name="T216"> </text:span><text:span text:style-name="T35">rilascio</text:span><text:span text:style-name="T216"> </text:span><text:span text:style-name="T35">del</text:span><text:span text:style-name="T216"> </text:span><text:span text:style-name="T35">duplicato</text:span><text:span text:style-name="T216"> </text:span><text:span text:style-name="T35">della</text:span><text:span text:style-name="T216"> </text:span><text:span text:style-name="T35">propria</text:span><text:span text:style-name="T216"> </text:span><text:span text:style-name="T35">Carta</text:span><text:span text:style-name="T216"> </text:span><text:span text:style-name="T35">d’Identità,</text:span><text:span text:style-name="T216"> </text:span><text:span text:style-name="T35">quando non è scaduta,</text:span><text:span text:style-name="T170"> </text:span><text:span text:style-name="T35">sono:</text:span></text:p>
        <text:list xml:id="list153419382927756" text:continue-list="list153418004922416" text:style-name="WWNum6">
          <text:list-item>
            <text:p text:style-name="P560"><text:span text:style-name="T47">furto;</text:span></text:p>
          </text:list-item>
          <text:list-item>
            <text:p text:style-name="P561"><text:span text:style-name="T47">smarrimento;</text:span></text:p>
          </text:list-item>
          <text:list-item>
            <text:p text:style-name="P561"><text:span text:style-name="T47">deterioramento.</text:span></text:p>
          </text:list-item>
        </text:list>
        <text:p text:style-name="P741"/>
        <text:list xml:id="list153418144278884" text:continue-list="list153419163474058" text:style-name="WWNum8">
          <text:list-item>
            <text:h text:style-name="P145" text:outline-level="3"><text:span text:style-name="T389">Quando posso utilizzare</text:span><text:span text:style-name="T402"> </text:span><text:span text:style-name="T389">l’autocertificazione?</text:span></text:h>
          </text:list-item>
        </text:list>
        <text:p text:style-name="P863"><text:span text:style-name="T35">Alcuni</text:span><text:span text:style-name="T199"> </text:span><text:span text:style-name="T35">documenti</text:span><text:span text:style-name="T199"> </text:span><text:span text:style-name="T35">da</text:span><text:span text:style-name="T199"> </text:span><text:span text:style-name="T35">presentare</text:span><text:span text:style-name="T199"> </text:span><text:span text:style-name="T35">alle</text:span><text:span text:style-name="T199"> </text:span><text:span text:style-name="T35">pubbliche</text:span><text:span text:style-name="T216"> </text:span><text:span text:style-name="T35">Amministrazioni</text:span><text:span text:style-name="T180"> </text:span><text:span text:style-name="T35">ed</text:span><text:span text:style-name="T199"> </text:span><text:span text:style-name="T35">ai</text:span><text:span text:style-name="T199"> </text:span><text:span text:style-name="T162">conces- </text:span><text:span text:style-name="T35">sionari</text:span><text:span text:style-name="T166"> </text:span><text:span text:style-name="T35">di</text:span><text:span text:style-name="T170"> </text:span><text:span text:style-name="T35">pubblici</text:span><text:span text:style-name="T170"> </text:span><text:span text:style-name="T35">servizi</text:span><text:span text:style-name="T170"> </text:span><text:span text:style-name="T35">(Enel,</text:span><text:span text:style-name="T194"> </text:span><text:span text:style-name="T35">Acea,</text:span><text:span text:style-name="T194"> </text:span><text:span text:style-name="T35">Atac,</text:span><text:span text:style-name="T166"> </text:span><text:span text:style-name="T35">Poste,</text:span><text:span text:style-name="T170"> </text:span><text:span text:style-name="T35">ecc)</text:span><text:span text:style-name="T170"> </text:span><text:span text:style-name="T35">possono</text:span><text:span text:style-name="T170"> </text:span><text:span text:style-name="T35">essere</text:span><text:span text:style-name="T170"> </text:span><text:span text:style-name="T35">sosti- tuiti dall’autocertificazione, cioè da una semplice dichiarazione firmata dall’interessato,</text:span><text:span text:style-name="T170"> </text:span><text:span text:style-name="T35">non</text:span><text:span text:style-name="T170"> </text:span><text:span text:style-name="T35">autenticata</text:span><text:span text:style-name="T170"> </text:span><text:span text:style-name="T35">e</text:span><text:span text:style-name="T170"> </text:span><text:span text:style-name="T35">senza</text:span><text:span text:style-name="T170"> </text:span><text:span text:style-name="T35">bolli.</text:span><text:span text:style-name="T170"> </text:span><text:span text:style-name="T35">Un</text:span><text:span text:style-name="T170"> </text:span><text:span text:style-name="T35">cittadino</text:span><text:span text:style-name="T170"> </text:span><text:span text:style-name="T35">straniero,</text:span><text:span text:style-name="T170"> </text:span><text:span text:style-name="T35">regolar- mente</text:span><text:span text:style-name="T170"> </text:span><text:span text:style-name="T35">residente</text:span><text:span text:style-name="T170"> </text:span><text:span text:style-name="T35">in</text:span><text:span text:style-name="T203"> </text:span><text:span text:style-name="T35">Italia,</text:span><text:span text:style-name="T170"> </text:span><text:span text:style-name="T35">può</text:span><text:span text:style-name="T170"> </text:span><text:span text:style-name="T35">utilizzare</text:span><text:span text:style-name="T203"> </text:span><text:span text:style-name="T35">l’autocertificazione</text:span><text:span text:style-name="T170"> </text:span><text:span text:style-name="T35">per</text:span><text:span text:style-name="T170"> </text:span><text:span text:style-name="T35">certificare:</text:span></text:p>
        <text:list xml:id="list153419523974549" text:continue-list="list153419382927756" text:style-name="WWNum6">
          <text:list-item>
            <text:p text:style-name="P565"><text:span text:style-name="T47">stati</text:span><text:span text:style-name="T110"> </text:span><text:span text:style-name="T47">e</text:span><text:span text:style-name="T110"> </text:span><text:span text:style-name="T47">qualità</text:span><text:span text:style-name="T110"> </text:span><text:span text:style-name="T47">personali,</text:span><text:span text:style-name="T110"> </text:span><text:span text:style-name="T47">detenuti</text:span><text:span text:style-name="T110"> </text:span><text:span text:style-name="T47">o</text:span><text:span text:style-name="T110"> </text:span><text:span text:style-name="T47">attestabili</text:span><text:span text:style-name="T110"> </text:span><text:span text:style-name="T47">da</text:span><text:span text:style-name="T110"> </text:span><text:span text:style-name="T47">parte</text:span><text:span text:style-name="T110"> </text:span><text:span text:style-name="T47">della</text:span><text:span text:style-name="T110"> </text:span><text:span text:style-name="T47">Pubblica</text:span><text:span text:style-name="T89"> </text:span><text:span text:style-name="T47">Ammi- nistrazione;</text:span></text:p>
          </text:list-item>
          <text:list-item>
            <text:p text:style-name="P566"><text:span text:style-name="T43">fatti</text:span><text:span text:style-name="T77"> </text:span><text:span text:style-name="T43">certificabili</text:span><text:span text:style-name="T77"> </text:span><text:span text:style-name="T47">o</text:span><text:span text:style-name="T77"> </text:span><text:span text:style-name="T43">attestabili</text:span><text:span text:style-name="T77"> </text:span><text:span text:style-name="T47">da</text:span><text:span text:style-name="T77"> </text:span><text:span text:style-name="T43">parte</text:span><text:span text:style-name="T61"> </text:span><text:span text:style-name="T47">di</text:span><text:span text:style-name="T77"> </text:span><text:span text:style-name="T43">soggetti</text:span><text:span text:style-name="T77"> </text:span><text:span text:style-name="T43">pubblici</text:span><text:span text:style-name="T77"> </text:span><text:span text:style-name="T43">italiani,</text:span><text:span text:style-name="T77"> </text:span><text:span text:style-name="T47">ad</text:span><text:span text:style-name="T61"> </text:span><text:span text:style-name="T43">eccezione </text:span><text:span text:style-name="T47">di speciali disposizioni di</text:span><text:span text:style-name="T77"> </text:span><text:span text:style-name="T47">legge.</text:span></text:p>
          </text:list-item>
        </text:list>
        <text:p text:style-name="P842"/>
        <text:list xml:id="list153419825534628" text:continue-list="list153418144278884" text:style-name="WWNum8">
          <text:list-item>
            <text:h text:style-name="P219" text:outline-level="3"><text:span text:style-name="T389">Cos’è la</text:span><text:span text:style-name="T433"> </text:span><text:span text:style-name="T389">legalizzazione?</text:span></text:h>
          </text:list-item>
        </text:list>
        <text:p text:style-name="P902"><text:span text:style-name="T35">La</text:span><text:span text:style-name="T216"> </text:span><text:span text:style-name="T35">legalizzazione</text:span><text:span text:style-name="T187"> </text:span><text:span text:style-name="T35">è</text:span><text:span text:style-name="T216"> </text:span><text:span text:style-name="T35">un</text:span><text:span text:style-name="T187"> </text:span><text:span text:style-name="T35">atto</text:span><text:span text:style-name="T187"> </text:span><text:span text:style-name="T35">con</text:span><text:span text:style-name="T216"> </text:span><text:span text:style-name="T35">cui</text:span><text:span text:style-name="T187"> </text:span><text:span text:style-name="T35">l’Autorità</text:span><text:span text:style-name="T216"> </text:span><text:span text:style-name="T35">Consolare</text:span><text:span text:style-name="T187"> </text:span><text:span text:style-name="T35">Italiana</text:span><text:span text:style-name="T187"> </text:span><text:span text:style-name="T35">conferisce</text:span><text:span text:style-name="T216"> </text:span><text:span text:style-name="T35">va- lidità</text:span><text:span text:style-name="T36"> </text:span><text:span text:style-name="T35">ad</text:span><text:span text:style-name="T36"> </text:span><text:span text:style-name="T35">un</text:span><text:span text:style-name="T162"> </text:span><text:span text:style-name="T35">documento</text:span><text:span text:style-name="T36"> </text:span><text:span text:style-name="T35">formato</text:span><text:span text:style-name="T162"> </text:span><text:span text:style-name="T35">e</text:span><text:span text:style-name="T36"> </text:span><text:span text:style-name="T35">rilasciato</text:span><text:span text:style-name="T162"> </text:span><text:span text:style-name="T35">dalle</text:span><text:span text:style-name="T173"> </text:span><text:span text:style-name="T35">Autorità</text:span><text:span text:style-name="T162"> </text:span><text:span text:style-name="T35">estere.</text:span></text:p>
        <text:p text:style-name="P785"/>
        <text:list xml:id="list153419727866365" text:continue-numbering="true" text:style-name="WWNum8">
          <text:list-item>
            <text:h text:style-name="P220" text:outline-level="3"><text:span text:style-name="T389">Cos’è</text:span><text:span text:style-name="T411"> </text:span><text:span text:style-name="T389">l’autenticazione?</text:span></text:h>
          </text:list-item>
        </text:list>
        <text:p text:style-name="P863"><text:span text:style-name="T35">E’</text:span><text:span text:style-name="T223"> </text:span><text:span text:style-name="T35">una</text:span><text:span text:style-name="T174"> </text:span><text:span text:style-name="T35">traduzione</text:span><text:span text:style-name="T183"> </text:span><text:span text:style-name="T35">–</text:span><text:span text:style-name="T183"> </text:span><text:span text:style-name="T35">con</text:span><text:span text:style-name="T183"> </text:span><text:span text:style-name="T35">timbro</text:span><text:span text:style-name="T174"> </text:span><text:span text:style-name="T35">–</text:span><text:span text:style-name="T183"> </text:span><text:span text:style-name="T35">che</text:span><text:span text:style-name="T183"> </text:span><text:span text:style-name="T35">deve</text:span><text:span text:style-name="T174"> </text:span><text:span text:style-name="T35">essere</text:span><text:span text:style-name="T183"> </text:span><text:span text:style-name="T35">validata</text:span><text:span text:style-name="T183"> </text:span><text:span text:style-name="T35">dal</text:span><text:span text:style-name="T176"> </text:span><text:span text:style-name="T35">Tribunale</text:span><text:span text:style-name="T183"> </text:span><text:span text:style-name="T35">Civile e che va allegata in caso di documenti scritti in lingua straniera,</text:span><text:span text:style-name="T183"> </text:span><text:span text:style-name="T35">all’originale o alla copia.</text:span></text:p>
        <text:list xml:id="list153419121308884" text:continue-numbering="true" text:style-name="WWNum8">
          <text:list-item>
            <text:h text:style-name="P219" text:outline-level="3"><text:span text:style-name="T389">Cosa </text:span><text:span text:style-name="T411">devo </text:span><text:span text:style-name="T389">fare se </text:span><text:span text:style-name="T390">desidero </text:span><text:span text:style-name="T389">contrarre</text:span><text:span text:style-name="T413"> </text:span><text:span text:style-name="T389">matrimonio?</text:span></text:h>
          </text:list-item>
        </text:list>
        <text:p text:style-name="P863"><text:span text:style-name="T35">I cittadini stranieri possono contrarre matrimonio in Italia, sia con il rito civile italiano sia con il rito religioso valido agli effetti civili, secondo i culti ammessi nello Stato.</text:span></text:p>
      </text:section>
      <text:p text:style-name="P1225"/>
      <text:p text:style-name="P728"/>
      <text:p text:style-name="P660"><draw:g text:anchor-type="as-char" draw:z-index="161" draw:style-name="gr5"><draw:line draw:style-name="gr6" draw:text-style-name="P1280" svg:x1="0in" svg:y1="0in" svg:x2="3.8228in" svg:y2="0in"><text:p/></draw:line></draw:g><text:span text:style-name="T483"><text:tab/></text:span><draw:g text:anchor-type="as-char" draw:z-index="162" draw:style-name="gr5"><draw:line draw:style-name="gr6" draw:text-style-name="P1280" svg:x1="0in" svg:y1="0in" svg:x2="3.8189in" svg:y2="0in"><text:p/></draw:line></draw:g></text:p>
      <text:p text:style-name="P766"/>
      <text:section text:style-name="Sect23" text:name="Section106">
        <text:p text:style-name="P952"><text:span text:style-name="T35">Nel caso del cittadino straniero residente in Italia, come anche per i cittadini italiani,</text:span><text:span text:style-name="T166"> </text:span><text:span text:style-name="T35">la</text:span><text:span text:style-name="T170"> </text:span><text:span text:style-name="T35">celebrazione</text:span><text:span text:style-name="T166"> </text:span><text:span text:style-name="T35">del</text:span><text:span text:style-name="T170"> </text:span><text:span text:style-name="T35">matrimonio</text:span><text:span text:style-name="T170"> </text:span><text:span text:style-name="T35">deve</text:span><text:span text:style-name="T166"> </text:span><text:span text:style-name="T35">essere</text:span><text:span text:style-name="T170"> </text:span><text:span text:style-name="T35">preceduta</text:span><text:span text:style-name="T170"> </text:span><text:span text:style-name="T35">dalle</text:span><text:span text:style-name="T166"> </text:span><text:span text:style-name="T35">pubblica- zioni,</text:span><text:span text:style-name="T194"> </text:span><text:span text:style-name="T35">da</text:span><text:span text:style-name="T194"> </text:span><text:span text:style-name="T35">richiedere</text:span><text:span text:style-name="T176"> </text:span><text:span text:style-name="T162">all’Ufficio</text:span><text:span text:style-name="T194"> </text:span><text:span text:style-name="T35">di</text:span><text:span text:style-name="T194"> </text:span><text:span text:style-name="T35">stato</text:span><text:span text:style-name="T176"> </text:span><text:span text:style-name="T35">Civile</text:span><text:span text:style-name="T194"> </text:span><text:span text:style-name="T35">del</text:span><text:span text:style-name="T176"> </text:span><text:span text:style-name="T35">Comune</text:span><text:span text:style-name="T194"> </text:span><text:span text:style-name="T35">di</text:span><text:span text:style-name="T194"> </text:span><text:span text:style-name="T35">residenza</text:span><text:span text:style-name="T176"> </text:span><text:span text:style-name="T35">anagra- fica. La pubblicazione serve per dare pubblicità alla volontà di due persone che</text:span><text:span text:style-name="T212"> </text:span><text:span text:style-name="T35">vogliono</text:span><text:span text:style-name="T217"> </text:span><text:span text:style-name="T35">sposarsi.</text:span><text:span text:style-name="T217"> </text:span><text:span text:style-name="T35">Prima</text:span><text:span text:style-name="T212"> </text:span><text:span text:style-name="T35">della</text:span><text:span text:style-name="T217"> </text:span><text:span text:style-name="T35">pubblicazione</text:span><text:span text:style-name="T217"> </text:span><text:span text:style-name="T35">i</text:span><text:span text:style-name="T217"> </text:span><text:span text:style-name="T35">futuri</text:span><text:span text:style-name="T212"> </text:span><text:span text:style-name="T35">sposi</text:span><text:span text:style-name="T217"> </text:span><text:span text:style-name="T35">devono</text:span><text:span text:style-name="T217"> </text:span><text:span text:style-name="T35">prestare giuramento di fronte ad un ufficiale di stato</text:span><text:span text:style-name="T219"> </text:span><text:span text:style-name="T35">civile.</text:span></text:p>
        <text:p text:style-name="P773"/>
        <text:list xml:id="list153419501302145" text:continue-numbering="true" text:style-name="WWNum8">
          <text:list-item>
            <text:h text:style-name="P185" text:outline-level="3"><text:span text:style-name="T389">Quali sono i documenti da</text:span><text:span text:style-name="T428"> </text:span><text:span text:style-name="T389">presentare?</text:span></text:h>
          </text:list-item>
        </text:list>
        <text:list xml:id="list153419141393177" text:continue-list="list153419523974549" text:style-name="WWNum6">
          <text:list-item>
            <text:p text:style-name="P453"><text:span text:style-name="T47">Il nulla osta, rilasciato dall’Autorità Consolare in Italia - in questo caso la firma del Console deve essere legalizzata presso la Prefettura italiana com- petente</text:span><text:span text:style-name="T61"> </text:span><text:span text:style-name="T47">-</text:span><text:span text:style-name="T61"> </text:span><text:span text:style-name="T47">oppure</text:span><text:span text:style-name="T117"> </text:span><text:span text:style-name="T47">dall’Autorità</text:span><text:span text:style-name="T61"> </text:span><text:span text:style-name="T47">competente</text:span><text:span text:style-name="T61"> </text:span><text:span text:style-name="T47">del</text:span><text:span text:style-name="T117"> </text:span><text:span text:style-name="T47">proprio</text:span><text:span text:style-name="T61"> </text:span><text:span text:style-name="T47">Paese</text:span><text:span text:style-name="T61"> </text:span><text:span text:style-name="T47">-</text:span><text:span text:style-name="T117"> </text:span><text:span text:style-name="T47">in</text:span><text:span text:style-name="T61"> </text:span><text:span text:style-name="T47">questo</text:span><text:span text:style-name="T61"> </text:span><text:span text:style-name="T47">caso il</text:span><text:span text:style-name="T61"> </text:span><text:span text:style-name="T43">documento</text:span><text:span text:style-name="T61"> </text:span><text:span text:style-name="T43">deve</text:span><text:span text:style-name="T61"> </text:span><text:span text:style-name="T43">essere</text:span><text:span text:style-name="T61"> </text:span><text:span text:style-name="T43">legalizzato</text:span><text:span text:style-name="T61"> </text:span><text:span text:style-name="T47">dal</text:span><text:span text:style-name="T61"> </text:span><text:span text:style-name="T43">Consolato</text:span><text:span text:style-name="T61"> </text:span><text:span text:style-name="T47">o</text:span><text:span text:style-name="T117"> </text:span><text:span text:style-name="T43">dall’Ambasciata</text:span><text:span text:style-name="T61"> </text:span><text:span text:style-name="T43">italiana </text:span><text:span text:style-name="T47">all’estero;</text:span></text:p>
          </text:list-item>
          <text:list-item>
            <text:p text:style-name="P548"><text:span text:style-name="T47">il passaporto o documento di identità</text:span><text:span text:style-name="T89"> </text:span><text:span text:style-name="T47">personale;</text:span></text:p>
          </text:list-item>
          <text:list-item>
            <text:p text:style-name="P454"><text:span text:style-name="T47">l’atto</text:span><text:span text:style-name="T105"> </text:span><text:span text:style-name="T47">di</text:span><text:span text:style-name="T121"> </text:span><text:span text:style-name="T47">nascita,</text:span><text:span text:style-name="T105"> </text:span><text:span text:style-name="T47">rilasciato</text:span><text:span text:style-name="T121"> </text:span><text:span text:style-name="T47">dal</text:span><text:span text:style-name="T105"> </text:span><text:span text:style-name="T47">Paese</text:span><text:span text:style-name="T121"> </text:span><text:span text:style-name="T47">d’origine,</text:span><text:span text:style-name="T105"> </text:span><text:span text:style-name="T47">tradotto</text:span><text:span text:style-name="T121"> </text:span><text:span text:style-name="T47">e</text:span><text:span text:style-name="T105"> </text:span><text:span text:style-name="T47">legalizzato,</text:span><text:span text:style-name="T121"> </text:span><text:span text:style-name="T47">nel</text:span><text:span text:style-name="T121"> </text:span><text:span text:style-name="T47">caso in</text:span><text:span text:style-name="T89"> </text:span><text:span text:style-name="T47">cui</text:span><text:span text:style-name="T92"> </text:span><text:span text:style-name="T47">il</text:span><text:span text:style-name="T89"> </text:span><text:span text:style-name="T47">nulla</text:span><text:span text:style-name="T92"> </text:span><text:span text:style-name="T47">osta</text:span><text:span text:style-name="T89"> </text:span><text:span text:style-name="T47">non</text:span><text:span text:style-name="T92"> </text:span><text:span text:style-name="T47">contenga</text:span><text:span text:style-name="T92"> </text:span><text:span text:style-name="T47">i</text:span><text:span text:style-name="T89"> </text:span><text:span text:style-name="T47">dati</text:span><text:span text:style-name="T92"> </text:span><text:span text:style-name="T47">relativi</text:span><text:span text:style-name="T89"> </text:span><text:span text:style-name="T47">alla</text:span><text:span text:style-name="T92"> </text:span><text:span text:style-name="T47">nascita,</text:span><text:span text:style-name="T92"> </text:span><text:span text:style-name="T47">alla</text:span><text:span text:style-name="T89"> </text:span><text:span text:style-name="T47">paternità</text:span><text:span text:style-name="T92"> </text:span><text:span text:style-name="T47">e</text:span><text:span text:style-name="T89"> </text:span><text:span text:style-name="T47">ma- ternità.</text:span></text:p>
          </text:list-item>
        </text:list>
        <text:p text:style-name="P718"/>
        <text:p text:style-name="P1075"><text:span text:style-name="T165">ATTEnzIonE</text:span><text:span text:style-name="T162">: </text:span><text:span text:style-name="T35">Al momento del giuramento, è necessaria la presenza di due testimoni</text:span><text:span text:style-name="T216"> </text:span><text:span text:style-name="T35">maggiorenni</text:span><text:span text:style-name="T216"> </text:span><text:span text:style-name="T35">con</text:span><text:span text:style-name="T216"> </text:span><text:span text:style-name="T35">documenti</text:span><text:span text:style-name="T187"> </text:span><text:span text:style-name="T35">validi</text:span><text:span text:style-name="T216"> </text:span><text:span text:style-name="T35">(se</text:span><text:span text:style-name="T216"> </text:span><text:span text:style-name="T35">stranieri</text:span><text:span text:style-name="T187"> </text:span><text:span text:style-name="T35">con</text:span><text:span text:style-name="T216"> </text:span><text:span text:style-name="T35">permesso</text:span><text:span text:style-name="T216"> </text:span><text:span text:style-name="T35">di</text:span><text:span text:style-name="T187"> </text:span><text:span text:style-name="T35">sog- giorno).</text:span></text:p>
        <text:p text:style-name="P1210"><text:span text:style-name="T35">Nel caso dello straniero residente in Italia, la certificazione relativa alla resi- denza è rilasciata dall’ufficio del Comune in cui è residente.</text:span></text:p>
        <text:p text:style-name="P708"/>
        <text:p text:style-name="P797"/>
        <text:h text:style-name="P221" text:outline-level="3"><text:span text:style-name="T389">ALTRI UFFICI DI SERVIZIO DEL COMUNE</text:span></text:h>
        <text:p text:style-name="P745"/>
        <text:list xml:id="list153418742623285" text:continue-list="list153419501302145" text:style-name="WWNum8">
          <text:list-item>
            <text:p text:style-name="P567"><text:span text:style-name="T347">Cosa sono i servizi sociali e a cosa</text:span><text:span text:style-name="T365"> </text:span><text:span text:style-name="T354">servono?</text:span></text:p>
          </text:list-item>
        </text:list>
        <text:p text:style-name="P848"><text:span text:style-name="T35">In</text:span><text:span text:style-name="T199"> </text:span><text:span text:style-name="T35">ogni</text:span><text:span text:style-name="T199"> </text:span><text:span text:style-name="T35">Comune</text:span><text:span text:style-name="T180"> </text:span><text:span text:style-name="T35">c’è</text:span><text:span text:style-name="T199"> </text:span><text:span text:style-name="T35">un</text:span><text:span text:style-name="T180"> </text:span><text:span text:style-name="T35">ufficio</text:span><text:span text:style-name="T199"> </text:span><text:span text:style-name="T35">Servizi</text:span><text:span text:style-name="T180"> </text:span><text:span text:style-name="T35">Sociali.</text:span><text:span text:style-name="T199"> </text:span><text:span text:style-name="T35">Possono</text:span><text:span text:style-name="T199"> </text:span><text:span text:style-name="T35">rivolgersi</text:span><text:span text:style-name="T180"> </text:span><text:span text:style-name="T35">a</text:span><text:span text:style-name="T199"> </text:span><text:span text:style-name="T35">questo</text:span><text:span text:style-name="T180"> </text:span><text:span text:style-name="T35">uf- ficio</text:span><text:span text:style-name="T203"> </text:span><text:span text:style-name="T35">tutti</text:span><text:span text:style-name="T203"> </text:span><text:span text:style-name="T35">i</text:span><text:span text:style-name="T203"> </text:span><text:span text:style-name="T35">residenti</text:span><text:span text:style-name="T203"> </text:span><text:span text:style-name="T35">nel</text:span><text:span text:style-name="T203"> </text:span><text:span text:style-name="T35">Comune,</text:span><text:span text:style-name="T39"> </text:span><text:span text:style-name="T35">italiani</text:span><text:span text:style-name="T203"> </text:span><text:span text:style-name="T35">e</text:span><text:span text:style-name="T203"> </text:span><text:span text:style-name="T35">stranieri.</text:span><text:span text:style-name="T203"> </text:span><text:span text:style-name="T35">Gli</text:span><text:span text:style-name="T203"> </text:span><text:span text:style-name="T35">assistenti</text:span><text:span text:style-name="T203"> </text:span><text:span text:style-name="T35">sociali</text:span><text:span text:style-name="T39"> </text:span><text:span text:style-name="T35">aiu- tano</text:span><text:span text:style-name="T39"> </text:span><text:span text:style-name="T35">le</text:span><text:span text:style-name="T36"> </text:span><text:span text:style-name="T35">persone</text:span><text:span text:style-name="T39"> </text:span><text:span text:style-name="T35">che</text:span><text:span text:style-name="T36"> </text:span><text:span text:style-name="T35">trovano</text:span><text:span text:style-name="T36"> </text:span><text:span text:style-name="T35">difficoltà</text:span><text:span text:style-name="T39"> </text:span><text:span text:style-name="T35">e</text:span><text:span text:style-name="T36"> </text:span><text:span text:style-name="T35">offrono</text:span><text:span text:style-name="T36"> </text:span><text:span text:style-name="T35">informazioni</text:span><text:span text:style-name="T39"> </text:span><text:span text:style-name="T35">utili</text:span><text:span text:style-name="T36"> </text:span><text:span text:style-name="T35">su:</text:span></text:p>
        <text:list xml:id="list153419987063099" text:continue-list="list153419141393177" text:style-name="WWNum6">
          <text:list-item>
            <text:p text:style-name="P557"><text:span text:style-name="T47">assistenza</text:span><text:span text:style-name="T55"> </text:span><text:span text:style-name="T47">domiciliare</text:span><text:span text:style-name="T55"> </text:span><text:span text:style-name="T47">agli</text:span><text:span text:style-name="T48"> </text:span><text:span text:style-name="T47">anziani,</text:span><text:span text:style-name="T55"> </text:span><text:span text:style-name="T47">ai</text:span><text:span text:style-name="T55"> </text:span><text:span text:style-name="T47">minori,</text:span><text:span text:style-name="T48"> </text:span><text:span text:style-name="T47">ai</text:span><text:span text:style-name="T55"> </text:span><text:span text:style-name="T47">portatori</text:span><text:span text:style-name="T55"> </text:span><text:span text:style-name="T47">di</text:span><text:span text:style-name="T48"> </text:span><text:span text:style-name="T47">handicap;</text:span></text:p>
          </text:list-item>
          <text:list-item>
            <text:p text:style-name="P561"><text:span text:style-name="T47">sostegno economico alla famiglia e alla</text:span><text:span text:style-name="T113"> </text:span><text:span text:style-name="T47">persona;</text:span></text:p>
          </text:list-item>
          <text:list-item>
            <text:p text:style-name="P561"><text:span text:style-name="T47">assistenza per</text:span><text:span text:style-name="T55"> </text:span><text:span text:style-name="T47">l’alloggio;</text:span></text:p>
          </text:list-item>
          <text:list-item>
            <text:p text:style-name="P561"><text:span text:style-name="T47">inserimento dei minori in strutture</text:span><text:span text:style-name="T100"> </text:span><text:span text:style-name="T47">residenziali;</text:span></text:p>
          </text:list-item>
          <text:list-item>
            <text:p text:style-name="P562"><text:span text:style-name="T47">adozione nazionale e</text:span><text:span text:style-name="T117"> </text:span><text:span text:style-name="T47">internazionale;</text:span></text:p>
          </text:list-item>
          <text:list-item>
            <text:p text:style-name="P561"><text:span text:style-name="T47">contrassegni parcheggio per le persone</text:span><text:span text:style-name="T85"> </text:span><text:span text:style-name="T47">disabili;</text:span></text:p>
          </text:list-item>
          <text:list-item>
            <text:p text:style-name="P561"><text:span text:style-name="T47">tariffe agevolate per il trasporto</text:span><text:span text:style-name="T85"> </text:span><text:span text:style-name="T47">pubblico;</text:span></text:p>
          </text:list-item>
          <text:list-item>
            <text:p text:style-name="P561"><text:span text:style-name="T47">autorizzazione mensa sociale e/o accoglienza notturna,</text:span><text:span text:style-name="T105"> </text:span><text:span text:style-name="T47">ecc.</text:span></text:p>
          </text:list-item>
        </text:list>
        <text:p text:style-name="P727"/>
        <text:list xml:id="list153419944808519" text:continue-list="list153418742623285" text:style-name="WWNum8">
          <text:list-item>
            <text:h text:style-name="P145" text:outline-level="3"><text:span text:style-name="T389">Cosa sono i servizi</text:span><text:span text:style-name="T393"> </text:span><text:span text:style-name="T389">educativi?</text:span></text:h>
          </text:list-item>
        </text:list>
        <text:p text:style-name="P1226"><text:span text:style-name="T35">In ogni Comune c’è un ufficio di Servizi Educativi che offre informazioni sui seguenti servizi:</text:span></text:p>
        <text:list xml:id="list153419596976716" text:continue-list="list153419987063099" text:style-name="WWNum6">
          <text:list-item>
            <text:p text:style-name="P563"><text:span text:style-name="T47">servizi di ristorazione (mensa) a scuola e trasporto</text:span><text:span text:style-name="T96"> </text:span><text:span text:style-name="T47">scolastico;</text:span></text:p>
          </text:list-item>
          <text:list-item>
            <text:p text:style-name="P561"><text:span text:style-name="T47">centri ricreativi estivi, invernali e nelle</text:span><text:span text:style-name="T89"> </text:span><text:span text:style-name="T47">scuole;</text:span></text:p>
          </text:list-item>
          <text:list-item>
            <text:p text:style-name="P561"><text:span text:style-name="T47">certificazioni di frequenza al nido e alle scuole d’infanzia</text:span><text:span text:style-name="T137"> </text:span><text:span text:style-name="T47">comunali;</text:span></text:p>
          </text:list-item>
          <text:list-item>
            <text:p text:style-name="P561"><text:span text:style-name="T47">iscrizioni agli asili</text:span><text:span text:style-name="T110"> </text:span><text:span text:style-name="T47">nido;</text:span></text:p>
          </text:list-item>
          <text:list-item>
            <text:p text:style-name="P561"><text:span text:style-name="T47">iscrizione scuola dell’infanzia,</text:span><text:span text:style-name="T117"> </text:span><text:span text:style-name="T47">ecc.</text:span></text:p>
          </text:list-item>
        </text:list>
        <text:p text:style-name="P727"/>
        <text:list xml:id="list153419691346864" text:continue-list="list153419944808519" text:style-name="WWNum8">
          <text:list-item>
            <text:h text:style-name="P219" text:outline-level="3"><text:span text:style-name="T389">Cosa</text:span><text:span text:style-name="T421"> </text:span><text:span text:style-name="T389">sono</text:span><text:span text:style-name="T421"> </text:span><text:span text:style-name="T389">i</text:span><text:span text:style-name="T421"> </text:span><text:span text:style-name="T389">servizi</text:span><text:span text:style-name="T421"> </text:span><text:span text:style-name="T389">culturali,</text:span><text:span text:style-name="T406"> </text:span><text:span text:style-name="T389">sportivi</text:span><text:span text:style-name="T411"> </text:span><text:span text:style-name="T389">e</text:span><text:span text:style-name="T421"> </text:span><text:span text:style-name="T389">del</text:span><text:span text:style-name="T421"> </text:span><text:span text:style-name="T389">tempo</text:span><text:span text:style-name="T421"> </text:span><text:span text:style-name="T390">libero?</text:span></text:h>
          </text:list-item>
        </text:list>
        <text:p text:style-name="P855"><text:span text:style-name="T35">In ogni Comune c’è un ufficio di Servizio Cultura, Sport e del Tempo libero che si occupa di promuovere, organizzare e realizzare iniziative culturali e sportive di ambito municipale. Offre informazioni sui seguenti servizi:</text:span></text:p>
        <text:list xml:id="list153420041531169" text:continue-list="list153419596976716" text:style-name="WWNum6">
          <text:list-item>
            <text:p text:style-name="P564"><text:span text:style-name="T47">biblioteche;</text:span></text:p>
          </text:list-item>
          <text:list-item>
            <text:p text:style-name="P561"><text:span text:style-name="T47">gestione spazi e</text:span><text:span text:style-name="T110"> </text:span><text:span text:style-name="T47">locali;</text:span></text:p>
          </text:list-item>
          <text:list-item>
            <text:p text:style-name="P561"><text:span text:style-name="T47">centri sportivi dei</text:span><text:span text:style-name="T110"> </text:span><text:span text:style-name="T47">Municipi;</text:span></text:p>
          </text:list-item>
          <text:list-item>
            <text:p text:style-name="P561"><text:span text:style-name="T47">centri ricreativi</text:span><text:span text:style-name="T55"> </text:span><text:span text:style-name="T47">estivi;</text:span></text:p>
          </text:list-item>
          <text:list-item>
            <text:p text:style-name="P561"><text:span text:style-name="T47">iscrizioni</text:span><text:span text:style-name="T48"> </text:span><text:span text:style-name="T47">agli</text:span><text:span text:style-name="T100"> </text:span><text:span text:style-name="T47">Albi</text:span><text:span text:style-name="T48"> </text:span><text:span text:style-name="T47">delle</text:span><text:span text:style-name="T100"> </text:span><text:span text:style-name="T47">Associazioni</text:span><text:span text:style-name="T48"> </text:span><text:span text:style-name="T47">Culturali,</text:span><text:span text:style-name="T48"> </text:span><text:span text:style-name="T47">Sportive</text:span><text:span text:style-name="T48"> </text:span><text:span text:style-name="T47">ed</text:span><text:span text:style-name="T48"> </text:span><text:span text:style-name="T47">Onlus,</text:span><text:span text:style-name="T43"> </text:span><text:span text:style-name="T47">ecc.</text:span></text:p>
          </text:list-item>
        </text:list>
      </text:section>
      <text:p text:style-name="P1227"><draw:g text:anchor-type="char" draw:z-index="163" draw:style-name="gr2"><draw:rect draw:style-name="gr3" draw:text-style-name="P1278" svg:width="9.0343in" svg:height="6.4748in" svg:x="0.011in" svg:y="0.0102in"><text:p/></draw:rect><draw:rect draw:style-name="gr4" draw:text-style-name="P1279" svg:width="0.0142in" svg:height="6.4969in" svg:x="4.5102in" svg:y="0in"><text:p/></draw:rect></draw:g></text:p>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891"/>
      <text:p text:style-name="P694"><text:span text:style-name="T295">a</text:span><text:span text:style-name="T294">ll</text:span><text:span text:style-name="T316">o</text:span><text:span text:style-name="T305">g</text:span><text:span text:style-name="T294">g</text:span><text:span text:style-name="T317">i</text:span><text:span text:style-name="T292">o</text:span></text:p>
      <text:p text:style-name="P1229"><draw:rect text:anchor-type="char" draw:z-index="21" draw:style-name="gr9" draw:text-style-name="P1282" svg:width="9.0343in" svg:height="6.474in" svg:x="0.011in" svg:y="0.0102in"><text:p/></draw:rect><draw:rect text:anchor-type="char" draw:z-index="54" draw:style-name="gr7" draw:text-style-name="P1281" svg:width="0.0142in" svg:height="6.4961in" svg:x="4.511in" svg:y="0in"><text:p/></draw:rect></text:p>
      <text:p text:style-name="P728"/>
      <text:p text:style-name="P1016"><draw:g text:anchor-type="as-char" draw:z-index="164" draw:style-name="gr5"><draw:line draw:style-name="gr6" draw:text-style-name="P1280" svg:x1="0in" svg:y1="0in" svg:x2="3.8189in" svg:y2="0in"><text:p/></draw:line></draw:g></text:p>
      <text:p text:style-name="P766"/>
      <text:p text:style-name="P685"><text:span text:style-name="T53">Lo</text:span><text:span text:style-name="T86"> </text:span><text:span text:style-name="T53">straniero</text:span><text:span text:style-name="T71"> </text:span><text:span text:style-name="T53">per</text:span><text:span text:style-name="T71"> </text:span><text:span text:style-name="T53">soggiornare</text:span><text:span text:style-name="T71"> </text:span><text:span text:style-name="T53">in</text:span><text:span text:style-name="T71"> </text:span><text:span text:style-name="T53">Italia</text:span><text:span text:style-name="T71"> </text:span><text:span text:style-name="T53">necessita</text:span><text:span text:style-name="T71"> </text:span><text:span text:style-name="T53">della</text:span><text:span text:style-name="T71"> </text:span><text:span text:style-name="T53">garanzia</text:span><text:span text:style-name="T71"> </text:span><text:span text:style-name="T53">di</text:span><text:span text:style-name="T71"> </text:span><text:span text:style-name="T53">un</text:span><text:span text:style-name="T86"> </text:span><text:span text:style-name="T53">alloggio. L’alloggio può </text:span><text:span text:style-name="T59">essere </text:span><text:span text:style-name="T53">ottenuto grazie all’ospitalità di qualcuno </text:span><text:span text:style-name="T59">oppure </text:span><text:span text:style-name="T53">affit- </text:span><text:span text:style-name="T45">tando</text:span><text:span text:style-name="T76"> </text:span><text:span text:style-name="T53">o</text:span><text:span text:style-name="T76"> </text:span><text:span text:style-name="T45">acquistando</text:span><text:span text:style-name="T76"> </text:span><text:span text:style-name="T53">una</text:span><text:span text:style-name="T76"> </text:span><text:span text:style-name="T45">casa.</text:span><text:span text:style-name="T76"> </text:span><text:span text:style-name="T53">In</text:span><text:span text:style-name="T76"> </text:span><text:span text:style-name="T45">casi</text:span><text:span text:style-name="T79"> </text:span><text:span text:style-name="T53">di</text:span><text:span text:style-name="T76"> </text:span><text:span text:style-name="T45">difficoltà</text:span><text:span text:style-name="T76"> </text:span><text:span text:style-name="T53">si</text:span><text:span text:style-name="T76"> </text:span><text:span text:style-name="T53">può</text:span><text:span text:style-name="T76"> </text:span><text:span text:style-name="T51">usufruire</text:span><text:span text:style-name="T76"> </text:span><text:span text:style-name="T45">dell’alloggio </text:span><text:span text:style-name="T59">presso </text:span><text:span text:style-name="T53">un </text:span><text:span text:style-name="T59">Centro </text:span><text:span text:style-name="T53">di</text:span><text:span text:style-name="T63"> </text:span><text:span text:style-name="T53">Accoglienza.</text:span></text:p>
      <text:p text:style-name="P1059"/>
      <text:list xml:id="list153419291989894" text:continue-list="list153419691346864" text:style-name="WWNum8">
        <text:list-item>
          <text:h text:style-name="P212" text:outline-level="3"><text:span text:style-name="T389">Sono ospitato da familiari/amici,</text:span><text:span text:style-name="T446"> </text:span><text:span text:style-name="T389">ho degli obblighi?</text:span></text:h>
        </text:list-item>
      </text:list>
      <text:p text:style-name="P1090"><text:span text:style-name="T35">Non</text:span><text:span text:style-name="T199"> </text:span><text:span text:style-name="T35">tu,</text:span><text:span text:style-name="T199"> </text:span><text:span text:style-name="T35">ma</text:span><text:span text:style-name="T180"> </text:span><text:span text:style-name="T35">chi</text:span><text:span text:style-name="T199"> </text:span><text:span text:style-name="T35">ti</text:span><text:span text:style-name="T199"> </text:span><text:span text:style-name="T35">ospita.</text:span><text:span text:style-name="T180"> </text:span><text:span text:style-name="T35">Chiunque,</text:span><text:span text:style-name="T199"> </text:span><text:span text:style-name="T35">a</text:span><text:span text:style-name="T199"> </text:span><text:span text:style-name="T35">qualsiasi</text:span><text:span text:style-name="T180"> </text:span><text:span text:style-name="T35">titolo,</text:span><text:span text:style-name="T199"> </text:span><text:span text:style-name="T35">dà</text:span><text:span text:style-name="T199"> </text:span><text:span text:style-name="T35">alloggio</text:span><text:span text:style-name="T180"> </text:span><text:span text:style-name="T35">o</text:span><text:span text:style-name="T199"> </text:span><text:span text:style-name="T35">ospita</text:span><text:span text:style-name="T199"> </text:span><text:span text:style-name="T35">stra- nieri a casa propria, è obbligato a comunicarlo alle autorità di pubblica sicu- rezza (con una dichiarazione di ospitalità) nei seguenti</text:span><text:span text:style-name="T213"> </text:span><text:span text:style-name="T35">casi:</text:span></text:p>
      <text:list xml:id="list1334524985" text:style-name="WWNum10">
        <text:list-item>
          <text:p text:style-name="P294"><text:span text:style-name="T47">quando</text:span><text:span text:style-name="T48"> </text:span><text:span text:style-name="T47">si</text:span><text:span text:style-name="T43"> </text:span><text:span text:style-name="T47">dà</text:span><text:span text:style-name="T43"> </text:span><text:span text:style-name="T47">in</text:span><text:span text:style-name="T43"> </text:span><text:span text:style-name="T47">affitto</text:span><text:span text:style-name="T43"> </text:span><text:span text:style-name="T47">o</text:span><text:span text:style-name="T43"> </text:span><text:span text:style-name="T47">in</text:span><text:span text:style-name="T43"> </text:span><text:span text:style-name="T47">comodato</text:span><text:span text:style-name="T43"> </text:span><text:span text:style-name="T47">un’immobile</text:span><text:span text:style-name="T48"> </text:span><text:span text:style-name="T47">o</text:span><text:span text:style-name="T43"> </text:span><text:span text:style-name="T47">parte</text:span><text:span text:style-name="T43"> </text:span><text:span text:style-name="T47">di</text:span><text:span text:style-name="T43"> </text:span><text:span text:style-name="T47">esso;</text:span></text:p>
        </text:list-item>
        <text:list-item>
          <text:p text:style-name="P298"><text:span text:style-name="T47">quando si cede in proprietà un’immobile, con dati anagrafici del cedente e dell’acquirente;</text:span></text:p>
        </text:list-item>
        <text:list-item>
          <text:p text:style-name="P299"><text:span text:style-name="T47">quando</text:span><text:span text:style-name="T110"> </text:span><text:span text:style-name="T47">si</text:span><text:span text:style-name="T110"> </text:span><text:span text:style-name="T47">cede</text:span><text:span text:style-name="T101"> </text:span><text:span text:style-name="T47">anche</text:span><text:span text:style-name="T110"> </text:span><text:span text:style-name="T47">parzialmente,</text:span><text:span text:style-name="T110"> </text:span><text:span text:style-name="T47">ai</text:span><text:span text:style-name="T101"> </text:span><text:span text:style-name="T47">fini</text:span><text:span text:style-name="T110"> </text:span><text:span text:style-name="T47">dell’alloggio,</text:span><text:span text:style-name="T101"> </text:span><text:span text:style-name="T47">un</text:span><text:span text:style-name="T110"> </text:span><text:span text:style-name="T47">immobile</text:span><text:span text:style-name="T110"> </text:span><text:span text:style-name="T47">che</text:span><text:span text:style-name="T101"> </text:span><text:span text:style-name="T47">si trova nel territorio dello Stato</text:span><text:span text:style-name="T85"> </text:span><text:span text:style-name="T47">Italiano.</text:span></text:p>
        </text:list-item>
      </text:list>
      <text:p text:style-name="P842"/>
      <text:list xml:id="list153419263970834" text:continue-list="list153419291989894" text:style-name="WWNum8">
        <text:list-item>
          <text:h text:style-name="P212" text:outline-level="3"><text:span text:style-name="T389">L’obbligo riguarda tutti i</text:span><text:span text:style-name="T413"> </text:span><text:span text:style-name="T389">cittadini/enti?</text:span></text:h>
        </text:list-item>
      </text:list>
      <text:p text:style-name="P1017"><text:span text:style-name="T35">Sì,</text:span><text:span text:style-name="T183"> </text:span><text:span text:style-name="T35">ad</text:span><text:span text:style-name="T196"> </text:span><text:span text:style-name="T35">eccezione</text:span><text:span text:style-name="T196"> </text:span><text:span text:style-name="T35">del</text:span><text:span text:style-name="T196"> </text:span><text:span text:style-name="T35">Sacro</text:span><text:span text:style-name="T196"> </text:span><text:span text:style-name="T35">Collegio</text:span><text:span text:style-name="T196"> </text:span><text:span text:style-name="T35">e</text:span><text:span text:style-name="T183"> </text:span><text:span text:style-name="T35">del</text:span><text:span text:style-name="T196"> </text:span><text:span text:style-name="T35">Corpo</text:span><text:span text:style-name="T196"> </text:span><text:span text:style-name="T35">diplomatico</text:span><text:span text:style-name="T196"> </text:span><text:span text:style-name="T35">o</text:span><text:span text:style-name="T196"> </text:span><text:span text:style-name="T35">consolare,</text:span><text:span text:style-name="T196"> </text:span><text:span text:style-name="T35">ogni cittadino o associazione, privata o pubblica, deve fornire comunicazione</text:span><text:span text:style-name="T212"> </text:span><text:span text:style-name="T35">alle autorità</text:span><text:span text:style-name="T183"> </text:span><text:span text:style-name="T35">di</text:span><text:span text:style-name="T183"> </text:span><text:span text:style-name="T35">pubblica</text:span><text:span text:style-name="T183"> </text:span><text:span text:style-name="T35">sicurezza</text:span><text:span text:style-name="T183"> </text:span><text:span text:style-name="T35">(PS),</text:span><text:span text:style-name="T183"> </text:span><text:span text:style-name="T35">anche</text:span><text:span text:style-name="T183"> </text:span><text:span text:style-name="T35">se</text:span><text:span text:style-name="T183"> </text:span><text:span text:style-name="T35">le</text:span><text:span text:style-name="T183"> </text:span><text:span text:style-name="T35">persone</text:span><text:span text:style-name="T183"> </text:span><text:span text:style-name="T35">straniere</text:span><text:span text:style-name="T183"> </text:span><text:span text:style-name="T35">ospitate</text:span><text:span text:style-name="T183"> </text:span><text:span text:style-name="T35">sono parenti o</text:span><text:span text:style-name="T39"> </text:span><text:span text:style-name="T35">affini.</text:span></text:p>
      <text:p text:style-name="P718"/>
      <text:list xml:id="list153419261669906" text:continue-numbering="true" text:style-name="WWNum8">
        <text:list-item>
          <text:h text:style-name="P212" text:outline-level="3"><text:span text:style-name="T389">In che modo si deve dare la</text:span><text:span text:style-name="T448"> </text:span><text:span text:style-name="T439">comunicazione?</text:span></text:h>
        </text:list-item>
      </text:list>
      <text:p text:style-name="P1017"><text:span text:style-name="T35">La comunicazione deve avvenire in forma scritta entro 48 ore, anche tramite lettera raccomandata con avviso di ricevuta alle autorità di PS locali compe- tenti. Per inosservanza degli obblighi di comunicazione dell’ospitante sono previste delle sanzioni (pagamento di una multa)</text:span></text:p>
      <text:p text:style-name="P1228"><text:span text:style-name="T35">.</text:span></text:p>
      <text:p text:style-name="P1020"><text:span text:style-name="T225">ATTEnzIonE</text:span><text:span text:style-name="T35">: La legge n. 99/2013 ha previsto che la comunicazione cui è tenuto chi dia alloggio o ospiti uno straniero va effettuata, nel caso in cui lo straniero sia un lavoratore alle dipendenze di chi dispone dell’alloggio, me- diante la comunicazione obbligatoria di assunzione</text:span></text:p>
      <text:p text:style-name="P708"/>
      <text:p text:style-name="P778"/>
      <text:list xml:id="list153419555435736" text:continue-numbering="true" text:style-name="WWNum8">
        <text:list-item>
          <text:h text:style-name="P212" text:outline-level="3"><text:span text:style-name="T389">A chi </text:span><text:span text:style-name="T390">va</text:span><text:span text:style-name="T423"> </text:span><text:span text:style-name="T390">inviata?</text:span></text:h>
        </text:list-item>
      </text:list>
      <text:list xml:id="list4253086500" text:style-name="WWNum11">
        <text:list-item>
          <text:p text:style-name="P295"><text:span text:style-name="T47">Alla Questura nei comuni capoluogo di</text:span><text:span text:style-name="T89"> </text:span><text:span text:style-name="T47">provincia;</text:span></text:p>
        </text:list-item>
      </text:list>
      <text:p text:style-name="P1230"/>
      <text:p text:style-name="P728"/>
      <text:p text:style-name="P660"><draw:g text:anchor-type="as-char" draw:z-index="165" draw:style-name="gr5"><draw:line draw:style-name="gr6" draw:text-style-name="P1280" svg:x1="0in" svg:y1="0in" svg:x2="3.8228in" svg:y2="0in"><text:p/></draw:line></draw:g><text:span text:style-name="T483"><text:tab/></text:span><draw:g text:anchor-type="as-char" draw:z-index="166" draw:style-name="gr5"><draw:line draw:style-name="gr6" draw:text-style-name="P1280" svg:x1="0in" svg:y1="0in" svg:x2="3.8189in" svg:y2="0in"><text:p/></draw:line></draw:g></text:p>
      <text:p text:style-name="P766"/>
      <text:section text:style-name="Sect18" text:name="Section112">
        <text:p text:style-name="P1057"><text:span text:style-name="T35">da istituto ad istituto, definito SPREAD;</text:span></text:p>
        <text:list xml:id="list153418171742135" text:continue-list="list153420041531169" text:style-name="WWNum6">
          <text:list-item>
            <text:p text:style-name="P446"><text:span text:style-name="T47">qual</text:span><text:span text:style-name="T92"> </text:span><text:span text:style-name="T47">è</text:span><text:span text:style-name="T100"> </text:span><text:span text:style-name="T47">la</text:span><text:span text:style-name="T92"> </text:span><text:span text:style-name="T47">rata</text:span><text:span text:style-name="T100"> </text:span><text:span text:style-name="T47">da</text:span><text:span text:style-name="T92"> </text:span><text:span text:style-name="T47">pagare</text:span><text:span text:style-name="T100"> </text:span><text:span text:style-name="T47">e</text:span><text:span text:style-name="T100"> </text:span><text:span text:style-name="T47">il</text:span><text:span text:style-name="T92"> </text:span><text:span text:style-name="T47">piano</text:span><text:span text:style-name="T100"> </text:span><text:span text:style-name="T47">di</text:span><text:span text:style-name="T92"> </text:span><text:span text:style-name="T47">rimborso</text:span><text:span text:style-name="T100"> </text:span><text:span text:style-name="T47">(la</text:span><text:span text:style-name="T92"> </text:span><text:span text:style-name="T47">frequenza</text:span><text:span text:style-name="T100"> </text:span><text:span text:style-name="T47">con</text:span><text:span text:style-name="T100"> </text:span><text:span text:style-name="T47">cui</text:span><text:span text:style-name="T92"> </text:span><text:span text:style-name="T47">si</text:span><text:span text:style-name="T100"> </text:span><text:span text:style-name="T47">versano i pagamenti); la rata da pagare deve essere sostenibile rispetto al livello di reddito del</text:span><text:span text:style-name="T55"> </text:span><text:span text:style-name="T47">richiedente;</text:span></text:p>
          </text:list-item>
          <text:list-item>
            <text:p text:style-name="P448"><text:span text:style-name="T47">a quanto ammontano le penali di anticipata estinzione del mutuo prima del termine.</text:span></text:p>
          </text:list-item>
        </text:list>
        <text:p text:style-name="P842"/>
        <text:list xml:id="list153420158705142" text:continue-list="list153419555435736" text:style-name="WWNum8">
          <text:list-item>
            <text:h text:style-name="P188" text:outline-level="3"><text:span text:style-name="T389">Chi</text:span><text:span text:style-name="T421"> </text:span><text:span text:style-name="T389">redige</text:span><text:span text:style-name="T421"> </text:span><text:span text:style-name="T389">i</text:span><text:span text:style-name="T411"> </text:span><text:span text:style-name="T389">contratti</text:span><text:span text:style-name="T421"> </text:span><text:span text:style-name="T389">relativi</text:span><text:span text:style-name="T421"> </text:span><text:span text:style-name="T389">al</text:span><text:span text:style-name="T411"> </text:span><text:span text:style-name="T390">mutuo</text:span><text:span text:style-name="T421"> </text:span><text:span text:style-name="T389">e</text:span><text:span text:style-name="T421"> </text:span><text:span text:style-name="T389">alla</text:span><text:span text:style-name="T411"> </text:span><text:span text:style-name="T389">casa?</text:span></text:h>
          </text:list-item>
        </text:list>
        <text:p text:style-name="P1185"><text:span text:style-name="T35">Sia</text:span><text:span text:style-name="T187"> </text:span><text:span text:style-name="T35">il</text:span><text:span text:style-name="T190"> </text:span><text:span text:style-name="T35">contratto</text:span><text:span text:style-name="T187"> </text:span><text:span text:style-name="T35">di</text:span><text:span text:style-name="T190"> </text:span><text:span text:style-name="T35">compravendita</text:span><text:span text:style-name="T190"> </text:span><text:span text:style-name="T35">della</text:span><text:span text:style-name="T187"> </text:span><text:span text:style-name="T35">casa</text:span><text:span text:style-name="T190"> </text:span><text:span text:style-name="T35">sia</text:span><text:span text:style-name="T187"> </text:span><text:span text:style-name="T35">il</text:span><text:span text:style-name="T190"> </text:span><text:span text:style-name="T35">contratto</text:span><text:span text:style-name="T190"> </text:span><text:span text:style-name="T35">per</text:span><text:span text:style-name="T187"> </text:span><text:span text:style-name="T35">l’erogazione</text:span><text:span text:style-name="T190"> </text:span><text:span text:style-name="T35">del mutuo devono essere redatti e registrati da un</text:span><text:span text:style-name="T219"> </text:span><text:span text:style-name="T35">notaio.</text:span></text:p>
        <text:p text:style-name="P785"/>
        <text:list xml:id="list153418081967264" text:continue-numbering="true" text:style-name="WWNum8">
          <text:list-item>
            <text:h text:style-name="P222" text:outline-level="3"><text:span text:style-name="T389">Quali</text:span><text:span text:style-name="T394"> </text:span><text:span text:style-name="T389">imposte</text:span><text:span text:style-name="T394"> </text:span><text:span text:style-name="T389">e</text:span><text:span text:style-name="T393"> </text:span><text:span text:style-name="T389">spese</text:span><text:span text:style-name="T394"> </text:span><text:span text:style-name="T411">devo</text:span><text:span text:style-name="T393"> </text:span><text:span text:style-name="T390">affrontare</text:span><text:span text:style-name="T394"> </text:span><text:span text:style-name="T389">al</text:span><text:span text:style-name="T394"> </text:span><text:span text:style-name="T389">momento</text:span><text:span text:style-name="T393"> </text:span><text:span text:style-name="T389">dell’acqui- sto di una</text:span><text:span text:style-name="T430"> </text:span><text:span text:style-name="T389">casa?</text:span></text:h>
          </text:list-item>
        </text:list>
        <text:list xml:id="list153418346539669" text:continue-list="list153418171742135" text:style-name="WWNum6">
          <text:list-item>
            <text:p text:style-name="P308"><text:span text:style-name="T47">Imposta</text:span><text:span text:style-name="T110"> </text:span><text:span text:style-name="T47">di</text:span><text:span text:style-name="T110"> </text:span><text:span text:style-name="T47">registro</text:span><text:span text:style-name="T110"> </text:span><text:span text:style-name="T47">(a</text:span><text:span text:style-name="T110"> </text:span><text:span text:style-name="T47">condizioni</text:span><text:span text:style-name="T101"> </text:span><text:span text:style-name="T47">agevolate</text:span><text:span text:style-name="T110"> </text:span><text:span text:style-name="T47">per</text:span><text:span text:style-name="T110"> </text:span><text:span text:style-name="T47">l’acquisto</text:span><text:span text:style-name="T110"> </text:span><text:span text:style-name="T47">della</text:span><text:span text:style-name="T110"> </text:span><text:span text:style-name="T47">prima</text:span><text:span text:style-name="T101"> </text:span><text:span text:style-name="T47">casa);</text:span></text:p>
          </text:list-item>
          <text:list-item>
            <text:p text:style-name="P447"><text:span text:style-name="T47">se si acquista un immobile da un’impresa anche l’Imposta sul </text:span><text:span text:style-name="T48">Valore </text:span><text:span text:style-name="T47">Ag- giunto</text:span><text:span text:style-name="T43"> </text:span><text:span text:style-name="T55">(IVA);</text:span></text:p>
          </text:list-item>
          <text:list-item>
            <text:p text:style-name="P308"><text:span text:style-name="T47">imposta</text:span><text:span text:style-name="T43"> </text:span><text:span text:style-name="T47">ipotecaria;</text:span></text:p>
          </text:list-item>
          <text:list-item>
            <text:p text:style-name="P301"><text:span text:style-name="T47">imposta</text:span><text:span text:style-name="T43"> </text:span><text:span text:style-name="T47">catastale;</text:span></text:p>
          </text:list-item>
          <text:list-item>
            <text:p text:style-name="P356"><text:span text:style-name="T47">spese notarili relative ai due contratti di compravendita e di erogazione del mutuo.</text:span></text:p>
          </text:list-item>
        </text:list>
        <text:p text:style-name="P842"/>
        <text:list xml:id="list153419414797237" text:continue-list="list153418081967264" text:style-name="WWNum8">
          <text:list-item>
            <text:h text:style-name="P57" text:outline-level="3"><text:span text:style-name="T389">Quali spese </text:span><text:span text:style-name="T411">devo </text:span><text:span text:style-name="T389">affrontare come proprietario o inquilino di una</text:span><text:span text:style-name="T411"> </text:span><text:span text:style-name="T389">casa?</text:span></text:h>
          </text:list-item>
        </text:list>
        <text:p text:style-name="P998"><text:span text:style-name="T35">Devi pagare le bollette relative alle utenze (gas, elettricità, acqua, riscalda- mento,</text:span><text:span text:style-name="T166"> </text:span><text:span text:style-name="T35">telefono</text:span><text:span text:style-name="T166"> </text:span><text:span text:style-name="T35">se</text:span><text:span text:style-name="T170"> </text:span><text:span text:style-name="T35">istallato,</text:span><text:span text:style-name="T166"> </text:span><text:span text:style-name="T35">eventuali</text:span><text:span text:style-name="T170"> </text:span><text:span text:style-name="T35">spese</text:span><text:span text:style-name="T166"> </text:span><text:span text:style-name="T35">condominiali)</text:span><text:span text:style-name="T170"> </text:span><text:span text:style-name="T35">che</text:span><text:span text:style-name="T166"> </text:span><text:span text:style-name="T35">sono</text:span><text:span text:style-name="T170"> </text:span><text:span text:style-name="T35">mensili</text:span><text:span text:style-name="T166"> </text:span><text:span text:style-name="T35">o bimestrali, la tassa sulla raccolta dei rifiuti che deve essere pagata una o due volte</text:span><text:span text:style-name="T36"> </text:span><text:span text:style-name="T35">l’anno,</text:span><text:span text:style-name="T36"> </text:span><text:span text:style-name="T35">l’IMU</text:span><text:span text:style-name="T36"> </text:span><text:span text:style-name="T35">o</text:span><text:span text:style-name="T36"> </text:span><text:span text:style-name="T35">altra</text:span><text:span text:style-name="T36"> </text:span><text:span text:style-name="T35">imposta</text:span><text:span text:style-name="T36"> </text:span><text:span text:style-name="T35">sulla</text:span><text:span text:style-name="T36"> </text:span><text:span text:style-name="T35">proprietà</text:span><text:span text:style-name="T162"> </text:span><text:span text:style-name="T35">di</text:span><text:span text:style-name="T36"> </text:span><text:span text:style-name="T35">beni</text:span><text:span text:style-name="T36"> </text:span><text:span text:style-name="T35">immobili.</text:span></text:p>
        <text:p text:style-name="P1190"><text:span text:style-name="T35">prie esigenze di alloggio e sussistenza, con lo scopo di favorire il loro inseri- mento sociale nel più breve tempo possibile.</text:span></text:p>
        <text:p text:style-name="P842"/>
        <text:list xml:id="list119610070" text:style-name="WWNum12">
          <text:list-item>
            <text:h text:style-name="P175" text:outline-level="3"><text:span text:style-name="T390">Posso </text:span><text:span text:style-name="T389">accedere ai Centri di</text:span><text:span text:style-name="T413"> </text:span><text:span text:style-name="T389">Accoglienza?</text:span></text:h>
          </text:list-item>
        </text:list>
        <text:p text:style-name="P1231"><text:span text:style-name="T35">Solo</text:span><text:span text:style-name="T174"> </text:span><text:span text:style-name="T35">se</text:span><text:span text:style-name="T183"> </text:span><text:span text:style-name="T35">sei</text:span><text:span text:style-name="T183"> </text:span><text:span text:style-name="T35">uno</text:span><text:span text:style-name="T183"> </text:span><text:span text:style-name="T35">straniero</text:span><text:span text:style-name="T174"> </text:span><text:span text:style-name="T35">con</text:span><text:span text:style-name="T183"> </text:span><text:span text:style-name="T35">regolare</text:span><text:span text:style-name="T183"> </text:span><text:span text:style-name="T35">permesso</text:span><text:span text:style-name="T183"> </text:span><text:span text:style-name="T35">di</text:span><text:span text:style-name="T174"> </text:span><text:span text:style-name="T35">soggiorno</text:span><text:span text:style-name="T183"> </text:span><text:span text:style-name="T35">per</text:span><text:span text:style-name="T183"> </text:span><text:span text:style-name="T35">lavoro,</text:span><text:span text:style-name="T183"> </text:span><text:span text:style-name="T35">fami- glia</text:span><text:span text:style-name="T183"> </text:span><text:span text:style-name="T35">e</text:span><text:span text:style-name="T183"> </text:span><text:span text:style-name="T35">attesa</text:span><text:span text:style-name="T196"> </text:span><text:span text:style-name="T35">occupazione,</text:span><text:span text:style-name="T183"> </text:span><text:span text:style-name="T35">ma</text:span><text:span text:style-name="T196"> </text:span><text:span text:style-name="T35">non</text:span><text:span text:style-name="T183"> </text:span><text:span text:style-name="T35">hai</text:span><text:span text:style-name="T183"> </text:span><text:span text:style-name="T35">la</text:span><text:span text:style-name="T196"> </text:span><text:span text:style-name="T35">possibilità</text:span><text:span text:style-name="T183"> </text:span><text:span text:style-name="T35">di</text:span><text:span text:style-name="T196"> </text:span><text:span text:style-name="T35">trovare</text:span><text:span text:style-name="T183"> </text:span><text:span text:style-name="T35">da</text:span><text:span text:style-name="T196"> </text:span><text:span text:style-name="T35">solo</text:span><text:span text:style-name="T183"> </text:span><text:span text:style-name="T35">una</text:span><text:span text:style-name="T183"> </text:span><text:span text:style-name="T35">casa.</text:span></text:p>
        <text:p text:style-name="P785"/>
        <text:list xml:id="list153418468696209" text:continue-numbering="true" text:style-name="WWNum12">
          <text:list-item>
            <text:h text:style-name="P175" text:outline-level="3"><text:span text:style-name="T389">Chi</text:span><text:span text:style-name="T419"> </text:span><text:span text:style-name="T389">non</text:span><text:span text:style-name="T421"> </text:span><text:span text:style-name="T389">ha</text:span><text:span text:style-name="T419"> </text:span><text:span text:style-name="T389">diritto</text:span><text:span text:style-name="T421"> </text:span><text:span text:style-name="T389">di</text:span><text:span text:style-name="T419"> </text:span><text:span text:style-name="T389">accedere</text:span><text:span text:style-name="T421"> </text:span><text:span text:style-name="T389">nei</text:span><text:span text:style-name="T419"> </text:span><text:span text:style-name="T389">Centri</text:span><text:span text:style-name="T421"> </text:span><text:span text:style-name="T389">di</text:span><text:span text:style-name="T419"> </text:span><text:span text:style-name="T389">Accoglienza?</text:span></text:h>
          </text:list-item>
        </text:list>
        <text:list xml:id="list153418380831802" text:continue-list="list153418346539669" text:style-name="WWNum6">
          <text:list-item>
            <text:p text:style-name="P351"><text:span text:style-name="T47">Gli</text:span><text:span text:style-name="T101"> </text:span><text:span text:style-name="T47">stranieri</text:span><text:span text:style-name="T101"> </text:span><text:span text:style-name="T47">privi</text:span><text:span text:style-name="T55"> </text:span><text:span text:style-name="T47">di</text:span><text:span text:style-name="T101"> </text:span><text:span text:style-name="T47">permesso</text:span><text:span text:style-name="T101"> </text:span><text:span text:style-name="T47">di</text:span><text:span text:style-name="T55"> </text:span><text:span text:style-name="T47">soggiorno</text:span><text:span text:style-name="T101"> </text:span><text:span text:style-name="T47">ossia</text:span><text:span text:style-name="T101"> </text:span><text:span text:style-name="T47">irregolari,</text:span><text:span text:style-name="T55"> </text:span><text:span text:style-name="T47">salvo</text:span><text:span text:style-name="T101"> </text:span><text:span text:style-name="T47">situazioni di particolare emergenza (stabilite dal</text:span><text:span text:style-name="T92"> </text:span><text:span text:style-name="T47">sindaco);</text:span></text:p>
          </text:list-item>
          <text:list-item>
            <text:p text:style-name="P352"><text:span text:style-name="T47">gli</text:span><text:span text:style-name="T77"> </text:span><text:span text:style-name="T47">stranieri</text:span><text:span text:style-name="T61"> </text:span><text:span text:style-name="T47">titolari</text:span><text:span text:style-name="T77"> </text:span><text:span text:style-name="T47">di</text:span><text:span text:style-name="T61"> </text:span><text:span text:style-name="T47">permesso</text:span><text:span text:style-name="T77"> </text:span><text:span text:style-name="T47">di</text:span><text:span text:style-name="T61"> </text:span><text:span text:style-name="T47">soggiorno</text:span><text:span text:style-name="T77"> </text:span><text:span text:style-name="T47">per</text:span><text:span text:style-name="T61"> </text:span><text:span text:style-name="T47">turismo,</text:span><text:span text:style-name="T77"> </text:span><text:span text:style-name="T47">studio,</text:span><text:span text:style-name="T61"> </text:span><text:span text:style-name="T47">affari,</text:span><text:span text:style-name="T61"> </text:span><text:span text:style-name="T47">cure mediche ed altre tipologie di breve</text:span><text:span text:style-name="T92"> </text:span><text:span text:style-name="T47">durata.</text:span></text:p>
          </text:list-item>
        </text:list>
        <text:p text:style-name="P785"/>
        <text:list xml:id="list153419010978678" text:continue-list="list153418468696209" text:style-name="WWNum12">
          <text:list-item>
            <text:h text:style-name="P175" text:outline-level="3"><text:span text:style-name="T389">L’alloggio presso i Centri di Accoglienza è</text:span><text:span text:style-name="T443"> </text:span><text:span text:style-name="T389">gratuito?</text:span></text:h>
          </text:list-item>
        </text:list>
        <text:p text:style-name="P756"><text:span text:style-name="T35">Può essere gratuito o subordinato al pagamento di un affitto.</text:span></text:p>
        <text:p text:style-name="P727"/>
        <text:list xml:id="list153419455590394" text:continue-numbering="true" text:style-name="WWNum12">
          <text:list-item>
            <text:h text:style-name="P169" text:outline-level="3"><text:span text:style-name="T389">Ho</text:span><text:span text:style-name="T408"> </text:span><text:span text:style-name="T389">degli</text:span><text:span text:style-name="T408"> </text:span><text:span text:style-name="T389">obblighi</text:span><text:span text:style-name="T430"> </text:span><text:span text:style-name="T389">quando</text:span><text:span text:style-name="T408"> </text:span><text:span text:style-name="T389">sono</text:span><text:span text:style-name="T408"> </text:span><text:span text:style-name="T389">ospitato</text:span><text:span text:style-name="T430"> </text:span><text:span text:style-name="T389">in</text:span><text:span text:style-name="T408"> </text:span><text:span text:style-name="T389">un</text:span><text:span text:style-name="T408"> </text:span><text:span text:style-name="T390">centro</text:span><text:span text:style-name="T430"> </text:span><text:span text:style-name="T389">di</text:span><text:span text:style-name="T408"> </text:span><text:span text:style-name="T389">acco- glienza?</text:span></text:h>
          </text:list-item>
        </text:list>
        <text:p text:style-name="P753"><text:span text:style-name="T35">Sì, va rispettato il regolamento del centro.</text:span></text:p>
      </text:section>
      <text:section text:style-name="Sect1" text:name="Section113">
        <text:p text:style-name="P768"><draw:rect text:anchor-type="char" draw:z-index="22" draw:style-name="gr9" draw:text-style-name="P1282" svg:width="9.0343in" svg:height="6.474in" svg:x="0.011in" svg:y="0.0102in"><text:p/></draw:rect><draw:rect text:anchor-type="char" draw:z-index="23" draw:style-name="gr10" draw:text-style-name="P1281" svg:width="0.0142in" svg:height="6.4961in" svg:x="4.511in" svg:y="0in"><text:p/></draw:rect></text:p>
        <text:h text:style-name="P1" text:outline-level="2"><text:span text:style-name="T399">Centri di</text:span><text:span text:style-name="T447"> </text:span><text:span text:style-name="T399">Accoglienza<text:tab/></text:span></text:h>
        <text:h text:style-name="P149" text:outline-level="3"><text:span text:style-name="T389">217. Cosa sono i Centri di Accoglienza?</text:span></text:h>
        <text:p text:style-name="P1232"><text:span text:style-name="T35">Sono strutture che, nei limiti dei posti disponibili, garantiscono una serie di servizi</text:span><text:span text:style-name="T39"> </text:span><text:span text:style-name="T35">socio</text:span><text:span text:style-name="T36"> </text:span><text:span text:style-name="T35">assistenziali</text:span><text:span text:style-name="T39"> </text:span><text:span text:style-name="T35">e</text:span><text:span text:style-name="T36"> </text:span><text:span text:style-name="T35">forniscono</text:span><text:span text:style-name="T39"> </text:span><text:span text:style-name="T35">alloggio</text:span><text:span text:style-name="T36"> </text:span><text:span text:style-name="T35">temporaneo</text:span><text:span text:style-name="T39"> </text:span><text:span text:style-name="T35">agli</text:span><text:span text:style-name="T36"> </text:span><text:span text:style-name="T35">stranieri</text:span><text:span text:style-name="T39"> </text:span><text:span text:style-name="T35">che siano</text:span><text:span text:style-name="T194"> </text:span><text:span text:style-name="T35">temporaneamente</text:span><text:span text:style-name="T194"> </text:span><text:span text:style-name="T35">impossibilitati</text:span><text:span text:style-name="T194"> </text:span><text:span text:style-name="T35">a</text:span><text:span text:style-name="T194"> </text:span><text:span text:style-name="T35">provvedere</text:span><text:span text:style-name="T194"> </text:span><text:span text:style-name="T35">autonomamente</text:span><text:span text:style-name="T194"> </text:span><text:span text:style-name="T35">alle</text:span><text:span text:style-name="T194"> </text:span><text:span text:style-name="T35">pro-</text:span></text:p>
        <text:p text:style-name="P775"/>
      </text:section>
      <text:p text:style-name="P1233"/>
      <text:p text:style-name="P728"/>
      <text:p text:style-name="P1005"><draw:g text:anchor-type="as-char" draw:z-index="167" draw:style-name="gr5"><draw:line draw:style-name="gr6" draw:text-style-name="P1280" svg:x1="0in" svg:y1="0in" svg:x2="3.8228in" svg:y2="0in"><text:p/></draw:line></draw:g></text:p>
      <text:p text:style-name="P712"/>
      <text:section text:style-name="Sect24" text:name="Section114">
        <text:p text:style-name="P715"/>
        <text:p text:style-name="P695"><draw:rect text:anchor-type="char" draw:z-index="24" draw:style-name="gr12" draw:text-style-name="P1283" svg:width="3.8189in" svg:height="5.3433in" svg:x="0.4591in" svg:y="-0.1445in"><text:p/></draw:rect><text:span text:style-name="T372">EDILIZIA RESIDENZIALE PUBBLICA </text:span><text:span text:style-name="T374">E </text:span><text:span text:style-name="T376">COOPERATIVE </text:span><text:span text:style-name="T372">EDILIZIE</text:span></text:p>
        <text:list xml:id="list579396986" text:style-name="WWNum13">
          <text:list-item>
            <text:p text:style-name="P568"><text:span text:style-name="T375">Cos’è l’Edilizia Residenziale</text:span><text:span text:style-name="T378"> </text:span><text:span text:style-name="T375">Pubblica?</text:span></text:p>
          </text:list-item>
        </text:list>
        <text:p text:style-name="P696"><text:span text:style-name="T255">Si</text:span><text:span text:style-name="T256"> </text:span><text:span text:style-name="T255">tratta</text:span><text:span text:style-name="T257"> </text:span><text:span text:style-name="T255">di</text:span><text:span text:style-name="T257"> </text:span><text:span text:style-name="T255">case</text:span><text:span text:style-name="T257"> </text:span><text:span text:style-name="T255">costruite</text:span><text:span text:style-name="T257"> </text:span><text:span text:style-name="T255">con</text:span><text:span text:style-name="T257"> </text:span><text:span text:style-name="T255">finanziamenti</text:span><text:span text:style-name="T257"> </text:span><text:span text:style-name="T255">pubblici</text:span><text:span text:style-name="T256"> </text:span><text:span text:style-name="T255">appartenenti</text:span><text:span text:style-name="T257"> </text:span><text:span text:style-name="T255">quindi</text:span><text:span text:style-name="T257"> </text:span><text:span text:style-name="T255">ad</text:span><text:span text:style-name="T257"> </text:span><text:span text:style-name="T255">enti pubblici, destinate ad</text:span><text:span text:style-name="T258"> </text:span><text:span text:style-name="T255">abitazione.</text:span></text:p>
        <text:list xml:id="list153418407509185" text:continue-numbering="true" text:style-name="WWNum13">
          <text:list-header>
            <text:p text:style-name="P569"><text:span text:style-name="T375">Chi</text:span><text:span text:style-name="T379"> </text:span><text:span text:style-name="T375">può</text:span><text:span text:style-name="T379"> </text:span><text:span text:style-name="T375">accedere</text:span><text:span text:style-name="T379"> </text:span><text:span text:style-name="T375">agli</text:span><text:span text:style-name="T379"> </text:span><text:span text:style-name="T375">alloggi</text:span><text:span text:style-name="T379"> </text:span><text:span text:style-name="T375">di</text:span><text:span text:style-name="T379"> </text:span><text:span text:style-name="T375">edilizia</text:span><text:span text:style-name="T379"> </text:span><text:span text:style-name="T375">residenziale</text:span><text:span text:style-name="T379"> </text:span><text:span text:style-name="T375">pubblica?</text:span><text:span text:style-name="T31"> </text:span><text:span text:style-name="T255">Gli</text:span><text:span text:style-name="T259"> </text:span><text:span text:style-name="T260">stranieri</text:span><text:span text:style-name="T259"> </text:span><text:span text:style-name="T260">titolari</text:span><text:span text:style-name="T259"> </text:span><text:span text:style-name="T255">di</text:span><text:span text:style-name="T259"> </text:span><text:span text:style-name="T260">carta</text:span><text:span text:style-name="T261"> </text:span><text:span text:style-name="T255">di</text:span><text:span text:style-name="T259"> </text:span><text:span text:style-name="T260">soggiorno</text:span><text:span text:style-name="T259"> </text:span><text:span text:style-name="T255">e</text:span><text:span text:style-name="T259"> </text:span><text:span text:style-name="T255">gli</text:span><text:span text:style-name="T261"> </text:span><text:span text:style-name="T260">stranieri</text:span><text:span text:style-name="T259"> </text:span><text:span text:style-name="T260">regolarmente</text:span><text:span text:style-name="T259"> </text:span><text:span text:style-name="T260">soggiornanti </text:span><text:span text:style-name="T255">in</text:span><text:span text:style-name="T262"> </text:span><text:span text:style-name="T255">possesso</text:span><text:span text:style-name="T263"> </text:span><text:span text:style-name="T255">di</text:span><text:span text:style-name="T263"> </text:span><text:span text:style-name="T255">permesso</text:span><text:span text:style-name="T263"> </text:span><text:span text:style-name="T255">di</text:span><text:span text:style-name="T263"> </text:span><text:span text:style-name="T255">soggiorno</text:span><text:span text:style-name="T262"> </text:span><text:span text:style-name="T255">almeno</text:span><text:span text:style-name="T263"> </text:span><text:span text:style-name="T255">biennale</text:span><text:span text:style-name="T263"> </text:span><text:span text:style-name="T255">e</text:span><text:span text:style-name="T263"> </text:span><text:span text:style-name="T255">che</text:span><text:span text:style-name="T263"> </text:span><text:span text:style-name="T255">esercitano</text:span><text:span text:style-name="T262"> </text:span><text:span text:style-name="T255">una</text:span><text:span text:style-name="T263"> </text:span><text:span text:style-name="T255">re- golare attività di lavoro subordinato o di lavoro autonomo hanno diritto di</text:span><text:span text:style-name="T264"> </text:span><text:span text:style-name="T255">ac- cedere, in condizioni di parità con i cittadini italiani, agli alloggi di edilizia residenziale</text:span><text:span text:style-name="T265"> </text:span><text:span text:style-name="T255">pubblica</text:span><text:span text:style-name="T265"> </text:span><text:span text:style-name="T255">e</text:span><text:span text:style-name="T265"> </text:span><text:span text:style-name="T255">ai</text:span><text:span text:style-name="T265"> </text:span><text:span text:style-name="T255">servizi</text:span><text:span text:style-name="T259"> </text:span><text:span text:style-name="T255">di</text:span><text:span text:style-name="T265"> </text:span><text:span text:style-name="T255">intermediazione</text:span><text:span text:style-name="T265"> </text:span><text:span text:style-name="T255">delle</text:span><text:span text:style-name="T265"> </text:span><text:span text:style-name="T255">agenzie</text:span><text:span text:style-name="T259"> </text:span><text:span text:style-name="T255">sociali</text:span><text:span text:style-name="T265"> </text:span><text:span text:style-name="T255">even- tualmente</text:span><text:span text:style-name="T266"> </text:span><text:span text:style-name="T255">predisposte</text:span><text:span text:style-name="T267"> </text:span><text:span text:style-name="T255">da</text:span><text:span text:style-name="T267"> </text:span><text:span text:style-name="T255">ogni</text:span><text:span text:style-name="T266"> </text:span><text:span text:style-name="T255">regione</text:span><text:span text:style-name="T267"> </text:span><text:span text:style-name="T255">o</text:span><text:span text:style-name="T267"> </text:span><text:span text:style-name="T255">dagli</text:span><text:span text:style-name="T266"> </text:span><text:span text:style-name="T255">enti</text:span><text:span text:style-name="T267"> </text:span><text:span text:style-name="T255">locali</text:span><text:span text:style-name="T267"> </text:span><text:span text:style-name="T255">per</text:span><text:span text:style-name="T266"> </text:span><text:span text:style-name="T255">agevolare</text:span><text:span text:style-name="T267"> </text:span><text:span text:style-name="T255">l’accesso alle locazioni abitative e al credito agevolato in materia di edilizia, recupero, acquisto</text:span><text:span text:style-name="T256"> </text:span><text:span text:style-name="T255">e</text:span><text:span text:style-name="T256"> </text:span><text:span text:style-name="T255">locazione</text:span><text:span text:style-name="T257"> </text:span><text:span text:style-name="T255">della</text:span><text:span text:style-name="T256"> </text:span><text:span text:style-name="T255">prima</text:span><text:span text:style-name="T257"> </text:span><text:span text:style-name="T255">casa</text:span><text:span text:style-name="T256"> </text:span><text:span text:style-name="T255">di</text:span><text:span text:style-name="T256"> </text:span><text:span text:style-name="T255">abitazione.</text:span><text:span text:style-name="T257"> </text:span><text:span text:style-name="T255">(ex</text:span><text:span text:style-name="T256"> </text:span><text:span text:style-name="T255">art.</text:span><text:span text:style-name="T257"> </text:span><text:span text:style-name="T255">40</text:span><text:span text:style-name="T256"> </text:span><text:span text:style-name="T255">d.lgs.</text:span><text:span text:style-name="T256"> </text:span><text:span text:style-name="T255">286/1998.)</text:span></text:p>
          </text:list-header>
        </text:list>
        <text:p text:style-name="P805"/>
        <text:list xml:id="list153419566543407" text:continue-numbering="true" text:style-name="WWNum13">
          <text:list-item>
            <text:p text:style-name="P570"><text:span text:style-name="T375">Come</text:span><text:span text:style-name="T381"> </text:span><text:span text:style-name="T375">si</text:span><text:span text:style-name="T381"> </text:span><text:span text:style-name="T375">accede</text:span><text:span text:style-name="T381"> </text:span><text:span text:style-name="T375">agli</text:span><text:span text:style-name="T377"> </text:span><text:span text:style-name="T375">alloggi</text:span><text:span text:style-name="T381"> </text:span><text:span text:style-name="T375">di</text:span><text:span text:style-name="T381"> </text:span><text:span text:style-name="T375">edilizia</text:span><text:span text:style-name="T377"> </text:span><text:span text:style-name="T375">residenziale?</text:span></text:p>
          </text:list-item>
        </text:list>
        <text:p text:style-name="P697"><text:span text:style-name="T255">Coloro</text:span><text:span text:style-name="T265"> </text:span><text:span text:style-name="T255">che</text:span><text:span text:style-name="T265"> </text:span><text:span text:style-name="T255">vogliono</text:span><text:span text:style-name="T259"> </text:span><text:span text:style-name="T255">accedere</text:span><text:span text:style-name="T265"> </text:span><text:span text:style-name="T255">agli</text:span><text:span text:style-name="T259"> </text:span><text:span text:style-name="T255">alloggi</text:span><text:span text:style-name="T265"> </text:span><text:span text:style-name="T255">di</text:span><text:span text:style-name="T259"> </text:span><text:span text:style-name="T255">edilizia</text:span><text:span text:style-name="T265"> </text:span><text:span text:style-name="T255">residenziale</text:span><text:span text:style-name="T265"> </text:span><text:span text:style-name="T255">pubblica</text:span><text:span text:style-name="T259"> </text:span><text:span text:style-name="T255">(co- siddette</text:span><text:span text:style-name="T263"> </text:span><text:span text:style-name="T255">case</text:span><text:span text:style-name="T268"> </text:span><text:span text:style-name="T255">popolari)</text:span><text:span text:style-name="T268"> </text:span><text:span text:style-name="T255">devono</text:span><text:span text:style-name="T268"> </text:span><text:span text:style-name="T255">presentare</text:span><text:span text:style-name="T263"> </text:span><text:span text:style-name="T255">domanda</text:span><text:span text:style-name="T268"> </text:span><text:span text:style-name="T255">al</text:span><text:span text:style-name="T268"> </text:span><text:span text:style-name="T255">Comune</text:span><text:span text:style-name="T268"> </text:span><text:span text:style-name="T255">di</text:span><text:span text:style-name="T268"> </text:span><text:span text:style-name="T255">residenza</text:span><text:span text:style-name="T263"> </text:span><text:span text:style-name="T255">su apposito</text:span><text:span text:style-name="T269"> </text:span><text:span text:style-name="T255">modulo</text:span><text:span text:style-name="T270"> </text:span><text:span text:style-name="T255">disponibile</text:span><text:span text:style-name="T270"> </text:span><text:span text:style-name="T255">presso</text:span><text:span text:style-name="T270"> </text:span><text:span text:style-name="T255">il</text:span><text:span text:style-name="T270"> </text:span><text:span text:style-name="T255">Comune,</text:span><text:span text:style-name="T270"> </text:span><text:span text:style-name="T255">per</text:span><text:span text:style-name="T269"> </text:span><text:span text:style-name="T255">mezzo</text:span><text:span text:style-name="T270"> </text:span><text:span text:style-name="T255">di</text:span><text:span text:style-name="T270"> </text:span><text:span text:style-name="T255">raccomandata</text:span><text:span text:style-name="T270"> </text:span><text:span text:style-name="T255">con ricevuta</text:span><text:span text:style-name="T263"> </text:span><text:span text:style-name="T255">di</text:span><text:span text:style-name="T263"> </text:span><text:span text:style-name="T255">ritorno.</text:span><text:span text:style-name="T263"> </text:span><text:span text:style-name="T255">Gli</text:span><text:span text:style-name="T263"> </text:span><text:span text:style-name="T255">alloggi</text:span><text:span text:style-name="T263"> </text:span><text:span text:style-name="T255">vengono</text:span><text:span text:style-name="T263"> </text:span><text:span text:style-name="T255">assegnati</text:span><text:span text:style-name="T263"> </text:span><text:span text:style-name="T255">sulla</text:span><text:span text:style-name="T263"> </text:span><text:span text:style-name="T255">base</text:span><text:span text:style-name="T263"> </text:span><text:span text:style-name="T255">di</text:span><text:span text:style-name="T263"> </text:span><text:span text:style-name="T255">una</text:span><text:span text:style-name="T263"> </text:span><text:span text:style-name="T255">graduatoria pubblica, redatta in base alla situazione economica, familiare e abitativa delle persone/famiglie</text:span><text:span text:style-name="T269"> </text:span><text:span text:style-name="T255">che</text:span><text:span text:style-name="T270"> </text:span><text:span text:style-name="T255">hanno</text:span><text:span text:style-name="T270"> </text:span><text:span text:style-name="T255">presentato</text:span><text:span text:style-name="T270"> </text:span><text:span text:style-name="T255">la</text:span><text:span text:style-name="T270"> </text:span><text:span text:style-name="T255">domanda.</text:span><text:span text:style-name="T270"> </text:span><text:span text:style-name="T255">Per</text:span><text:span text:style-name="T270"> </text:span><text:span text:style-name="T255">informazioni</text:span><text:span text:style-name="T270"> </text:span><text:span text:style-name="T255">rivolgersi all’Ufficio</text:span><text:span text:style-name="T271"> </text:span><text:span text:style-name="T255">Relazioni</text:span><text:span text:style-name="T271"> </text:span><text:span text:style-name="T255">con</text:span><text:span text:style-name="T271"> </text:span><text:span text:style-name="T255">il</text:span><text:span text:style-name="T260"> </text:span><text:span text:style-name="T255">pubblico</text:span><text:span text:style-name="T271"> </text:span><text:span text:style-name="T255">del</text:span><text:span text:style-name="T271"> </text:span><text:span text:style-name="T255">tuo</text:span><text:span text:style-name="T260"> </text:span><text:span text:style-name="T255">Comune</text:span><text:span text:style-name="T271"> </text:span><text:span text:style-name="T255">di</text:span><text:span text:style-name="T271"> </text:span><text:span text:style-name="T255">residenza.</text:span></text:p>
        <text:p text:style-name="P769"/>
        <text:list xml:id="list153418170372615" text:continue-numbering="true" text:style-name="WWNum13">
          <text:list-item>
            <text:p text:style-name="P571"><text:span text:style-name="T375">Cos’è la cooperativa</text:span><text:span text:style-name="T382"> </text:span><text:span text:style-name="T375">edilizia?</text:span></text:p>
          </text:list-item>
        </text:list>
        <text:p text:style-name="P698"><text:span text:style-name="T255">La</text:span><text:span text:style-name="T264"> </text:span><text:span text:style-name="T255">cooperativa</text:span><text:span text:style-name="T264"> </text:span><text:span text:style-name="T255">edilizia</text:span><text:span text:style-name="T264"> </text:span><text:span text:style-name="T255">è</text:span><text:span text:style-name="T272"> </text:span><text:span text:style-name="T255">un</text:span><text:span text:style-name="T264"> </text:span><text:span text:style-name="T255">ente</text:span><text:span text:style-name="T264"> </text:span><text:span text:style-name="T255">che</text:span><text:span text:style-name="T264"> </text:span><text:span text:style-name="T255">ha</text:span><text:span text:style-name="T272"> </text:span><text:span text:style-name="T255">come</text:span><text:span text:style-name="T264"> </text:span><text:span text:style-name="T255">finalità</text:span><text:span text:style-name="T264"> </text:span><text:span text:style-name="T255">la</text:span><text:span text:style-name="T272"> </text:span><text:span text:style-name="T255">costruzione</text:span><text:span text:style-name="T264"> </text:span><text:span text:style-name="T255">o</text:span><text:span text:style-name="T264"> </text:span><text:span text:style-name="T255">l’acquisto di</text:span><text:span text:style-name="T266"> </text:span><text:span text:style-name="T255">abitazioni</text:span><text:span text:style-name="T267"> </text:span><text:span text:style-name="T255">destinate</text:span><text:span text:style-name="T267"> </text:span><text:span text:style-name="T255">ai</text:span><text:span text:style-name="T267"> </text:span><text:span text:style-name="T255">soci</text:span><text:span text:style-name="T267"> </text:span><text:span text:style-name="T255">che</text:span><text:span text:style-name="T267"> </text:span><text:span text:style-name="T255">ne</text:span><text:span text:style-name="T266"> </text:span><text:span text:style-name="T255">fanno</text:span><text:span text:style-name="T267"> </text:span><text:span text:style-name="T255">parte.</text:span><text:span text:style-name="T267"> </text:span><text:span text:style-name="T255">I</text:span><text:span text:style-name="T267"> </text:span><text:span text:style-name="T255">soci</text:span><text:span text:style-name="T267"> </text:span><text:span text:style-name="T255">devono</text:span><text:span text:style-name="T267"> </text:span><text:span text:style-name="T255">avere</text:span><text:span text:style-name="T266"> </text:span><text:span text:style-name="T255">determinati requisiti</text:span><text:span text:style-name="T262"> </text:span><text:span text:style-name="T255">(residenza</text:span><text:span text:style-name="T262"> </text:span><text:span text:style-name="T255">nel</text:span><text:span text:style-name="T262"> </text:span><text:span text:style-name="T255">Comune,</text:span><text:span text:style-name="T262"> </text:span><text:span text:style-name="T255">reddito</text:span><text:span text:style-name="T262"> </text:span><text:span text:style-name="T255">basso,</text:span><text:span text:style-name="T262"> </text:span><text:span text:style-name="T255">non</text:span><text:span text:style-name="T263"> </text:span><text:span text:style-name="T255">titolarità</text:span><text:span text:style-name="T262"> </text:span><text:span text:style-name="T255">di</text:span><text:span text:style-name="T262"> </text:span><text:span text:style-name="T255">altre</text:span><text:span text:style-name="T262"> </text:span><text:span text:style-name="T255">proprietà, ecc.).</text:span></text:p>
        <text:p text:style-name="P699"><text:span text:style-name="T260">L’acquisto </text:span><text:span text:style-name="T255">di una casa in cooperativa ha generalmente condizioni</text:span><text:span text:style-name="T273"> </text:span><text:span text:style-name="T255">vantaggiose perché</text:span><text:span text:style-name="T268"> </text:span><text:span text:style-name="T255">le</text:span><text:span text:style-name="T271"> </text:span><text:span text:style-name="T255">cooperative</text:span><text:span text:style-name="T268"> </text:span><text:span text:style-name="T255">usufruiscono</text:span><text:span text:style-name="T271"> </text:span><text:span text:style-name="T255">di</text:span><text:span text:style-name="T268"> </text:span><text:span text:style-name="T255">agevolazioni</text:span><text:span text:style-name="T271"> </text:span><text:span text:style-name="T255">fiscali</text:span><text:span text:style-name="T271"> </text:span><text:span text:style-name="T255">e</text:span><text:span text:style-name="T268"> </text:span><text:span text:style-name="T255">creditizie.</text:span></text:p>
        <text:list xml:id="list153419188867583" text:continue-numbering="true" text:style-name="WWNum13">
          <text:list-item>
            <text:p text:style-name="P572"><text:span text:style-name="T373">Posso </text:span><text:span text:style-name="T375">aderire ad una cooperativa</text:span><text:span text:style-name="T379"> </text:span><text:span text:style-name="T375">edilizia?</text:span></text:p>
          </text:list-item>
        </text:list>
        <text:p text:style-name="P700"><text:span text:style-name="T255">Sì, i cittadini stranieri possono aderire ad una cooperativa edilizia.</text:span></text:p>
        <text:p text:style-name="P762"/>
        <text:p text:style-name="P719"/>
        <text:p text:style-name="P701"><text:span text:style-name="T318">s</text:span><text:span text:style-name="T295">a</text:span><text:span text:style-name="T294">ni</text:span><text:span text:style-name="T319">t</text:span><text:span text:style-name="T293">à</text:span><text:span text:style-name="T320"> </text:span></text:p>
      </text:section>
      <text:p text:style-name="P1234"><draw:rect text:anchor-type="char" draw:z-index="25" draw:style-name="gr9" draw:text-style-name="P1282" svg:width="9.0343in" svg:height="6.474in" svg:x="0.011in" svg:y="0.0102in"><text:p/></draw:rect><draw:rect text:anchor-type="char" draw:z-index="55" draw:style-name="gr7" draw:text-style-name="P1281" svg:width="0.0142in" svg:height="6.4961in" svg:x="4.511in" svg:y="0in"><text:p/></draw:rect></text:p>
      <text:p text:style-name="P728"/>
      <text:p text:style-name="P1016"><draw:g text:anchor-type="as-char" draw:z-index="168" draw:style-name="gr5"><draw:line draw:style-name="gr6" draw:text-style-name="P1280" svg:x1="0in" svg:y1="0in" svg:x2="3.8189in" svg:y2="0in"><text:p/></draw:line></draw:g></text:p>
      <text:p text:style-name="P744"/>
      <text:h text:style-name="P3" text:outline-level="2"><text:span text:style-name="T399">Iscrizione al Servizio Sanitario Nazionale (SSN) <text:s text:c="9"/></text:span></text:h>
      <text:p text:style-name="P686"><text:span text:style-name="T53">Il</text:span><text:span text:style-name="T76"> </text:span><text:span text:style-name="T51">Servizio</text:span><text:span text:style-name="T76"> </text:span><text:span text:style-name="T51">Sanitario</text:span><text:span text:style-name="T79"> </text:span><text:span text:style-name="T51">Nazionale</text:span><text:span text:style-name="T76"> </text:span><text:span text:style-name="T53">è</text:span><text:span text:style-name="T79"> </text:span><text:span text:style-name="T51">l’insieme</text:span><text:span text:style-name="T76"> </text:span><text:span text:style-name="T53">di</text:span><text:span text:style-name="T79"> </text:span><text:span text:style-name="T56">strutture</text:span><text:span text:style-name="T76"> </text:span><text:span text:style-name="T53">e</text:span><text:span text:style-name="T79"> </text:span><text:span text:style-name="T51">servizi</text:span><text:span text:style-name="T76"> </text:span><text:span text:style-name="T45">che</text:span><text:span text:style-name="T79"> </text:span><text:span text:style-name="T51">assicurano</text:span><text:span text:style-name="T76"> </text:span><text:span text:style-name="T53">la </text:span><text:span text:style-name="T51">tutela</text:span><text:span text:style-name="T112"> </text:span><text:span text:style-name="T51">della</text:span><text:span text:style-name="T103"> </text:span><text:span text:style-name="T51">salute</text:span><text:span text:style-name="T103"> </text:span><text:span text:style-name="T53">e</text:span><text:span text:style-name="T103"> </text:span><text:span text:style-name="T51">l’assistenza</text:span><text:span text:style-name="T103"> </text:span><text:span text:style-name="T51">sanitaria</text:span><text:span text:style-name="T103"> </text:span><text:span text:style-name="T53">a</text:span><text:span text:style-name="T103"> </text:span><text:span text:style-name="T51">tutti</text:span><text:span text:style-name="T103"> </text:span><text:span text:style-name="T53">i</text:span><text:span text:style-name="T103"> </text:span><text:span text:style-name="T51">cittadini</text:span><text:span text:style-name="T103"> </text:span><text:span text:style-name="T51">italiani</text:span><text:span text:style-name="T103"> </text:span><text:span text:style-name="T53">e</text:span><text:span text:style-name="T103"> </text:span><text:span text:style-name="T51">stranieri.</text:span></text:p>
      <text:p text:style-name="P687"><text:span text:style-name="T53">Il </text:span><text:span text:style-name="T51">cittadino </text:span><text:span text:style-name="T56">straniero residente </text:span><text:span text:style-name="T53">in </text:span><text:span text:style-name="T51">Italia </text:span><text:span text:style-name="T45">con </text:span><text:span text:style-name="T103">regolare </text:span><text:span text:style-name="T51">permesso </text:span><text:span text:style-name="T53">di </text:span><text:span text:style-name="T51">soggiorno </text:span><text:span text:style-name="T53">ha </text:span><text:span text:style-name="T51">diritto all’assistenza sanitaria assicurata </text:span><text:span text:style-name="T45">dal </text:span><text:span text:style-name="T51">Servizio Sanitario Nazionale, </text:span><text:span text:style-name="T45">con </text:span><text:span text:style-name="T51">parità </text:span><text:span text:style-name="T53">di </text:span><text:span text:style-name="T51">trattamento rispetto </text:span><text:span text:style-name="T53">ai </text:span><text:span text:style-name="T51">cittadini italiani. </text:span><text:span text:style-name="T56">L’assistenza </text:span><text:span text:style-name="T51">sanitaria spetta, </text:span><text:span text:style-name="T56">oltre </text:span><text:span text:style-name="T45">che agli </text:span><text:span text:style-name="T51">iscritti, anche </text:span><text:span text:style-name="T53">ai </text:span><text:span text:style-name="T51">familiari </text:span><text:span text:style-name="T53">a </text:span><text:span text:style-name="T51">carico </text:span><text:span text:style-name="T53">e </text:span><text:span text:style-name="T56">regolarmente </text:span><text:span text:style-name="T51">soggiornanti.</text:span></text:p>
      <text:p text:style-name="P1059"/>
      <text:list xml:id="list153419835420584" text:continue-numbering="true" text:style-name="WWNum13">
        <text:list-item>
          <text:h text:style-name="P213" text:outline-level="3"><text:span text:style-name="T389">Dove viene fatta</text:span><text:span text:style-name="T408"> </text:span><text:span text:style-name="T389">l’iscrizione?</text:span></text:h>
        </text:list-item>
      </text:list>
      <text:p text:style-name="P1017"><text:span text:style-name="T162">L’iscrizione</text:span><text:span text:style-name="T180"> </text:span><text:span text:style-name="T35">viene</text:span><text:span text:style-name="T166"> </text:span><text:span text:style-name="T35">fatta</text:span><text:span text:style-name="T180"> </text:span><text:span text:style-name="T35">presso</text:span><text:span text:style-name="T166"> </text:span><text:span text:style-name="T35">l’Azienda</text:span><text:span text:style-name="T166"> </text:span><text:span text:style-name="T35">Sanitaria</text:span><text:span text:style-name="T180"> </text:span><text:span text:style-name="T35">Locale</text:span><text:span text:style-name="T166"> </text:span><text:span text:style-name="T35">(ASL)</text:span><text:span text:style-name="T180"> </text:span><text:span text:style-name="T35">del</text:span><text:span text:style-name="T166"> </text:span><text:span text:style-name="T35">territorio in</text:span><text:span text:style-name="T36"> </text:span><text:span text:style-name="T35">cui</text:span><text:span text:style-name="T36"> </text:span><text:span text:style-name="T35">si</text:span><text:span text:style-name="T162"> </text:span><text:span text:style-name="T35">ha</text:span><text:span text:style-name="T36"> </text:span><text:span text:style-name="T35">la</text:span><text:span text:style-name="T162"> </text:span><text:span text:style-name="T35">residenza</text:span><text:span text:style-name="T36"> </text:span><text:span text:style-name="T35">oppure</text:span><text:span text:style-name="T162"> </text:span><text:span text:style-name="T35">(se</text:span><text:span text:style-name="T36"> </text:span><text:span text:style-name="T35">non</text:span><text:span text:style-name="T162"> </text:span><text:span text:style-name="T35">si</text:span><text:span text:style-name="T36"> </text:span><text:span text:style-name="T35">ha</text:span><text:span text:style-name="T162"> </text:span><text:span text:style-name="T35">residenza)</text:span><text:span text:style-name="T36"> </text:span><text:span text:style-name="T35">il</text:span><text:span text:style-name="T162"> </text:span><text:span text:style-name="T35">domicilio.</text:span></text:p>
      <text:p text:style-name="P785"/>
      <text:list xml:id="list153418204154054" text:continue-numbering="true" text:style-name="WWNum13">
        <text:list-item>
          <text:h text:style-name="P213" text:outline-level="3"><text:span text:style-name="T389">Cos’è l’Azienda Sanitaria Locale</text:span><text:span text:style-name="T413"> </text:span><text:span text:style-name="T389">(ASL)?</text:span></text:h>
        </text:list-item>
      </text:list>
      <text:p text:style-name="P1017"><text:span text:style-name="T162">L’Azienda</text:span><text:span text:style-name="T196"> </text:span><text:span text:style-name="T35">Sanitaria</text:span><text:span text:style-name="T199"> </text:span><text:span text:style-name="T35">Locale</text:span><text:span text:style-name="T196"> </text:span><text:span text:style-name="T35">è</text:span><text:span text:style-name="T199"> </text:span><text:span text:style-name="T35">il</text:span><text:span text:style-name="T196"> </text:span><text:span text:style-name="T35">complesso</text:span><text:span text:style-name="T199"> </text:span><text:span text:style-name="T35">di</text:span><text:span text:style-name="T196"> </text:span><text:span text:style-name="T35">ospedali,</text:span><text:span text:style-name="T199"> </text:span><text:span text:style-name="T35">ambulatori,</text:span><text:span text:style-name="T196"> </text:span><text:span text:style-name="T35">consultori e</text:span><text:span text:style-name="T174"> </text:span><text:span text:style-name="T35">uffici</text:span><text:span text:style-name="T183"> </text:span><text:span text:style-name="T35">che,</text:span><text:span text:style-name="T183"> </text:span><text:span text:style-name="T35">in</text:span><text:span text:style-name="T183"> </text:span><text:span text:style-name="T35">un</text:span><text:span text:style-name="T174"> </text:span><text:span text:style-name="T35">contesto</text:span><text:span text:style-name="T183"> </text:span><text:span text:style-name="T35">territoriale,</text:span><text:span text:style-name="T183"> </text:span><text:span text:style-name="T35">provvede</text:span><text:span text:style-name="T183"> </text:span><text:span text:style-name="T35">alla</text:span><text:span text:style-name="T183"> </text:span><text:span text:style-name="T35">salute</text:span><text:span text:style-name="T174"> </text:span><text:span text:style-name="T35">della</text:span><text:span text:style-name="T183"> </text:span><text:span text:style-name="T35">popolazione. Presso</text:span><text:span text:style-name="T39"> </text:span><text:span text:style-name="T35">le</text:span><text:span text:style-name="T176"> </text:span><text:span text:style-name="T35">ASL</text:span><text:span text:style-name="T183"> </text:span><text:span text:style-name="T35">si</text:span><text:span text:style-name="T39"> </text:span><text:span text:style-name="T35">richiede</text:span><text:span text:style-name="T39"> </text:span><text:span text:style-name="T35">l’iscrizione</text:span><text:span text:style-name="T39"> </text:span><text:span text:style-name="T35">al</text:span><text:span text:style-name="T39"> </text:span><text:span text:style-name="T35">SSN</text:span><text:span text:style-name="T39"> </text:span><text:span text:style-name="T35">e</text:span><text:span text:style-name="T39"> </text:span><text:span text:style-name="T35">si</text:span><text:span text:style-name="T39"> </text:span><text:span text:style-name="T35">sceglie</text:span><text:span text:style-name="T39"> </text:span><text:span text:style-name="T35">il</text:span><text:span text:style-name="T39"> </text:span><text:span text:style-name="T35">proprio</text:span><text:span text:style-name="T39"> </text:span><text:span text:style-name="T35">medico</text:span><text:span text:style-name="T39"> </text:span><text:span text:style-name="T35">di base.</text:span></text:p>
      <text:p text:style-name="P785"/>
      <text:list xml:id="list153420210686235" text:continue-numbering="true" text:style-name="WWNum13">
        <text:list-item>
          <text:p text:style-name="P573"><text:span text:style-name="T354">Posso </text:span><text:span text:style-name="T347">iscrivermi al Servizio Sanitario Nazionale (SSN)?</text:span><text:span text:style-name="T27"> </text:span><text:span text:style-name="T43">L’iscrizione</text:span><text:span text:style-name="T48"> </text:span><text:span text:style-name="T47">al</text:span><text:span text:style-name="T48"> </text:span><text:span text:style-name="T47">Servizio</text:span><text:span text:style-name="T48"> </text:span><text:span text:style-name="T47">Sanitario</text:span><text:span text:style-name="T48"> </text:span><text:span text:style-name="T47">Nazionale</text:span><text:span text:style-name="T48"> </text:span><text:span text:style-name="T47">è</text:span><text:span text:style-name="T55"> </text:span><text:span text:style-name="T47">obbligatoria</text:span><text:span text:style-name="T48"> </text:span><text:span text:style-name="T47">per</text:span><text:span text:style-name="T48"> </text:span><text:span text:style-name="T47">i</text:span><text:span text:style-name="T48"> </text:span><text:span text:style-name="T47">cittadini</text:span><text:span text:style-name="T48"> </text:span><text:span text:style-name="T47">stra- nieri titolari</text:span><text:span text:style-name="T55"> </text:span><text:span text:style-name="T47">di:</text:span></text:p>
        </text:list-item>
      </text:list>
      <text:list xml:id="list797858271" text:style-name="WWNum14">
        <text:list-item>
          <text:p text:style-name="P296"><text:span text:style-name="T47">permesso di soggiorno CE per soggiornanti di lungo</text:span><text:span text:style-name="T132"> </text:span><text:span text:style-name="T47">periodo;</text:span></text:p>
        </text:list-item>
        <text:list-item>
          <text:p text:style-name="P291"><text:span text:style-name="T47">permesso di soggiorno per motivi di lavoro</text:span><text:span text:style-name="T104"> </text:span><text:span text:style-name="T47">subordinato;</text:span></text:p>
        </text:list-item>
        <text:list-item>
          <text:p text:style-name="P291"><text:span text:style-name="T47">permesso di soggiorno per motivi di lavoro</text:span><text:span text:style-name="T105"> </text:span><text:span text:style-name="T47">autonomo;</text:span></text:p>
        </text:list-item>
        <text:list-item>
          <text:p text:style-name="P291"><text:span text:style-name="T47">permesso di soggiorno per motivi di attesa</text:span><text:span text:style-name="T104"> </text:span><text:span text:style-name="T47">occupazione;</text:span></text:p>
        </text:list-item>
        <text:list-item>
          <text:p text:style-name="P291"><text:span text:style-name="T47">permesso di soggiorno per motivi di</text:span><text:span text:style-name="T92"> </text:span><text:span text:style-name="T47">famiglia;</text:span></text:p>
        </text:list-item>
        <text:list-item>
          <text:p text:style-name="P291"><text:span text:style-name="T47">permesso di soggiorno per motivi di asilo</text:span><text:span text:style-name="T105"> </text:span><text:span text:style-name="T47">politico;</text:span></text:p>
        </text:list-item>
        <text:list-item>
          <text:p text:style-name="P291"><text:span text:style-name="T47">permesso di soggiorno per motivi</text:span><text:span text:style-name="T85"> </text:span><text:span text:style-name="T47">umanitari;</text:span></text:p>
        </text:list-item>
        <text:list-item>
          <text:p text:style-name="P291"><text:span text:style-name="T47">permesso di soggiorno per motivi di attesa di</text:span><text:span text:style-name="T108"> </text:span><text:span text:style-name="T47">adozione;</text:span></text:p>
        </text:list-item>
        <text:list-item>
          <text:p text:style-name="P291"><text:span text:style-name="T47">permesso di soggiorno per motivi di</text:span><text:span text:style-name="T89"> </text:span><text:span text:style-name="T47">affidamento;</text:span></text:p>
        </text:list-item>
        <text:list-item>
          <text:p text:style-name="P291"><text:span text:style-name="T47">permesso di soggiorno per motivi di acquisto della</text:span><text:span text:style-name="T64"> </text:span><text:span text:style-name="T47">cittadinanza.</text:span></text:p>
        </text:list-item>
      </text:list>
      <text:p text:style-name="P1020"><text:span text:style-name="T36">Gli</text:span><text:span text:style-name="T174"> </text:span><text:span text:style-name="T39">stranieri</text:span><text:span text:style-name="T183"> </text:span><text:span text:style-name="T36">che</text:span><text:span text:style-name="T183"> </text:span><text:span text:style-name="T36">sono</text:span><text:span text:style-name="T183"> </text:span><text:span text:style-name="T162">in</text:span><text:span text:style-name="T183"> </text:span><text:span text:style-name="T39">attesa</text:span><text:span text:style-name="T183"> </text:span><text:span text:style-name="T36">del</text:span><text:span text:style-name="T183"> </text:span><text:span text:style-name="T39">rinnovo</text:span><text:span text:style-name="T183"> </text:span><text:span text:style-name="T35">o</text:span><text:span text:style-name="T183"> </text:span><text:span text:style-name="T36">del</text:span><text:span text:style-name="T183"> </text:span><text:span text:style-name="T39">rilascio</text:span><text:span text:style-name="T174"> </text:span><text:span text:style-name="T36">del</text:span><text:span text:style-name="T183"> </text:span><text:span text:style-name="T39">permesso</text:span><text:span text:style-name="T183"> </text:span><text:span text:style-name="T162">di</text:span><text:span text:style-name="T183"> </text:span><text:span text:style-name="T39">soggiorno </text:span><text:span text:style-name="T162">non</text:span><text:span text:style-name="T174"> </text:span><text:span text:style-name="T36">perdono</text:span><text:span text:style-name="T174"> </text:span><text:span text:style-name="T35">il</text:span><text:span text:style-name="T183"> </text:span><text:span text:style-name="T36">diritto</text:span><text:span text:style-name="T174"> </text:span><text:span text:style-name="T36">all’assistenza</text:span><text:span text:style-name="T174"> </text:span><text:span text:style-name="T36">sanitaria,</text:span><text:span text:style-name="T183"> </text:span><text:span text:style-name="T35">e</text:span><text:span text:style-name="T174"> </text:span><text:span text:style-name="T35">se</text:span><text:span text:style-name="T174"> </text:span><text:span text:style-name="T162">non</text:span><text:span text:style-name="T183"> </text:span><text:span text:style-name="T36">iscritti</text:span><text:span text:style-name="T174"> </text:span><text:span text:style-name="T35">si</text:span><text:span text:style-name="T183"> </text:span><text:span text:style-name="T36">possono</text:span><text:span text:style-name="T174"> </text:span><text:span text:style-name="T36">iscrivere. </text:span><text:span text:style-name="T35">Il diritto spetta anche ai familiari quando sono a</text:span><text:span text:style-name="T213"> </text:span><text:span text:style-name="T35">carico.</text:span></text:p>
      <text:p text:style-name="P770"/>
      <text:p text:style-name="P1235"/>
      <text:p text:style-name="P728"/>
      <text:p text:style-name="P660"><draw:g text:anchor-type="as-char" draw:z-index="169" draw:style-name="gr5"><draw:line draw:style-name="gr6" draw:text-style-name="P1280" svg:x1="0in" svg:y1="0in" svg:x2="3.8228in" svg:y2="0in"><text:p/></draw:line></draw:g><text:span text:style-name="T483"><text:tab/></text:span><draw:g text:anchor-type="as-char" draw:z-index="170" draw:style-name="gr5"><draw:line draw:style-name="gr6" draw:text-style-name="P1280" svg:x1="0in" svg:y1="0in" svg:x2="3.8189in" svg:y2="0in"><text:p/></draw:line></draw:g></text:p>
      <text:p text:style-name="P766"/>
      <text:section text:style-name="Sect3" text:name="Section116">
        <text:p text:style-name="P812"><text:span text:style-name="T35">Per saperne di più consulta l’Accordo Stato-Regioni contenente</text:span><text:span text:style-name="T190"> </text:span><text:span text:style-name="T35">“indicazioni per la corretta applicazione della normativa per l’assistenza sanitaria alla</text:span><text:span text:style-name="T209"> </text:span><text:span text:style-name="T35">po- polazione straniera da parte delle Regioni e Province</text:span><text:span text:style-name="T210"> </text:span><text:span text:style-name="T35">autonome”.</text:span></text:p>
        <text:p text:style-name="P1058"/>
        <text:p text:style-name="P807"><text:span text:style-name="T165">ATTEnzIonE: </text:span><text:span text:style-name="T35">Gli stranieri che entrano in Italia per motivi di cure non pos- sono iscriversi al SSN e devono provvedere al pagamento degli oneri</text:span><text:span text:style-name="T202"> </text:span><text:span text:style-name="T162">relativi </text:span><text:span text:style-name="T35">alle cure</text:span><text:span text:style-name="T39"> </text:span><text:span text:style-name="T35">effettuate;</text:span></text:p>
        <text:p text:style-name="P809"><text:span text:style-name="T35">Gli</text:span><text:span text:style-name="T183"> </text:span><text:span text:style-name="T35">stranieri</text:span><text:span text:style-name="T196"> </text:span><text:span text:style-name="T35">rifugiati</text:span><text:span text:style-name="T183"> </text:span><text:span text:style-name="T35">politici</text:span><text:span text:style-name="T196"> </text:span><text:span text:style-name="T35">e</text:span><text:span text:style-name="T183"> </text:span><text:span text:style-name="T35">apolidi</text:span><text:span text:style-name="T196"> </text:span><text:span text:style-name="T35">e</text:span><text:span text:style-name="T196"> </text:span><text:span text:style-name="T35">i</text:span><text:span text:style-name="T183"> </text:span><text:span text:style-name="T35">loro</text:span><text:span text:style-name="T196"> </text:span><text:span text:style-name="T35">coniugi,</text:span><text:span text:style-name="T183"> </text:span><text:span text:style-name="T35">sono</text:span><text:span text:style-name="T196"> </text:span><text:span text:style-name="T35">equiparati</text:span><text:span text:style-name="T196"> </text:span><text:span text:style-name="T35">ai</text:span><text:span text:style-name="T183"> </text:span><text:span text:style-name="T35">citta- dini italiani se provvisti del permesso di soggiorno per asilo politico in</text:span><text:span text:style-name="T210"> </text:span><text:span text:style-name="T35">corso di</text:span><text:span text:style-name="T162"> </text:span><text:span text:style-name="T35">validità.</text:span></text:p>
        <text:p text:style-name="P909"><text:span text:style-name="T35">Ai figli minori di stranieri iscritti al SSN è assicurato, fin dal momento della nascita, il medesimo trattamento dei minori iscritti.</text:span></text:p>
        <text:p text:style-name="P909"><text:span text:style-name="T35">I</text:span><text:span text:style-name="T36"> </text:span><text:span text:style-name="T35">cittadini</text:span><text:span text:style-name="T36"> </text:span><text:span text:style-name="T35">stranieri</text:span><text:span text:style-name="T36"> </text:span><text:span text:style-name="T35">che</text:span><text:span text:style-name="T36"> </text:span><text:span text:style-name="T35">hanno</text:span><text:span text:style-name="T36"> </text:span><text:span text:style-name="T35">un</text:span><text:span text:style-name="T36"> </text:span><text:span text:style-name="T35">permesso</text:span><text:span text:style-name="T36"> </text:span><text:span text:style-name="T35">per</text:span><text:span text:style-name="T36"> </text:span><text:span text:style-name="T35">motivi</text:span><text:span text:style-name="T36"> </text:span><text:span text:style-name="T35">di</text:span><text:span text:style-name="T162"> </text:span><text:span text:style-name="T35">studio,</text:span><text:span text:style-name="T36"> </text:span><text:span text:style-name="T35">per</text:span><text:span text:style-name="T36"> </text:span><text:span text:style-name="T35">motivi</text:span><text:span text:style-name="T36"> </text:span><text:span text:style-name="T35">di religione e gli stranieri alla pari </text:span><text:span text:style-name="T225">possono </text:span><text:span text:style-name="T35">fare l’iscrizione </text:span><text:span text:style-name="T36">Volontaria </text:span><text:span text:style-name="T35">al SSN per</text:span><text:span text:style-name="T217"> </text:span><text:span text:style-name="T35">sè</text:span><text:span text:style-name="T217"> </text:span><text:span text:style-name="T35">e</text:span><text:span text:style-name="T216"> </text:span><text:span text:style-name="T35">per</text:span><text:span text:style-name="T217"> </text:span><text:span text:style-name="T35">i</text:span><text:span text:style-name="T217"> </text:span><text:span text:style-name="T35">familiari</text:span><text:span text:style-name="T216"> </text:span><text:span text:style-name="T35">conviventi,</text:span><text:span text:style-name="T217"> </text:span><text:span text:style-name="T35">oppure</text:span><text:span text:style-name="T217"> </text:span><text:span text:style-name="T35">possono</text:span><text:span text:style-name="T216"> </text:span><text:span text:style-name="T35">fare</text:span><text:span text:style-name="T217"> </text:span><text:span text:style-name="T35">un’assicurazione</text:span><text:span text:style-name="T216"> </text:span><text:span text:style-name="T35">contro il</text:span><text:span text:style-name="T216"> </text:span><text:span text:style-name="T35">rischio</text:span><text:span text:style-name="T216"> </text:span><text:span text:style-name="T35">di</text:span><text:span text:style-name="T187"> </text:span><text:span text:style-name="T35">malattie,</text:span><text:span text:style-name="T216"> </text:span><text:span text:style-name="T35">infortunio</text:span><text:span text:style-name="T187"> </text:span><text:span text:style-name="T35">e</text:span><text:span text:style-name="T216"> </text:span><text:span text:style-name="T35">maternità</text:span><text:span text:style-name="T216"> </text:span><text:span text:style-name="T35">(la</text:span><text:span text:style-name="T187"> </text:span><text:span text:style-name="T35">polizza</text:span><text:span text:style-name="T216"> </text:span><text:span text:style-name="T35">assicurativa</text:span><text:span text:style-name="T187"> </text:span><text:span text:style-name="T35">deve</text:span><text:span text:style-name="T216"> </text:span><text:span text:style-name="T35">valere in tutta Italia, anche per i familiari a</text:span><text:span text:style-name="T212"> </text:span><text:span text:style-name="T35">carico).</text:span></text:p>
        <text:p text:style-name="P708"/>
        <text:p text:style-name="P843"/>
        <text:list xml:id="list153418370977032" text:continue-list="list153420210686235" text:style-name="WWNum13">
          <text:list-item>
            <text:h text:style-name="P128" text:outline-level="3"><text:span text:style-name="T389">Quando non ci si può iscrivere al Servizio Sanitario Nazio- nale?</text:span></text:h>
          </text:list-item>
        </text:list>
        <text:p text:style-name="P911"><text:span text:style-name="T35">Non possono iscriversi gli stranieri regolarmente soggiornanti sul territorio nazionale per periodi inferiori ai tre mesi (visto per turismo, visita, affari, ecc..) e gli stranieri irregolarmente presenti.</text:span></text:p>
        <text:p text:style-name="P785"/>
        <text:list xml:id="list153418447264498" text:continue-numbering="true" text:style-name="WWNum13">
          <text:list-item>
            <text:h text:style-name="P114" text:outline-level="3"><text:span text:style-name="T389">Quali</text:span><text:span text:style-name="T400"> </text:span><text:span text:style-name="T389">sono</text:span><text:span text:style-name="T400"> </text:span><text:span text:style-name="T389">i</text:span><text:span text:style-name="T400"> </text:span><text:span text:style-name="T389">documenti</text:span><text:span text:style-name="T400"> </text:span><text:span text:style-name="T389">che</text:span><text:span text:style-name="T400"> </text:span><text:span text:style-name="T411">devo</text:span><text:span text:style-name="T400"> </text:span><text:span text:style-name="T389">presentare</text:span><text:span text:style-name="T400"> </text:span><text:span text:style-name="T389">per</text:span><text:span text:style-name="T400"> </text:span><text:span text:style-name="T389">iscrivermi</text:span><text:span text:style-name="T400"> </text:span><text:span text:style-name="T389">al Servizio Sanitario</text:span><text:span text:style-name="T427"> </text:span><text:span text:style-name="T389">Nazionale?</text:span></text:h>
          </text:list-item>
        </text:list>
        <text:p text:style-name="P750"><text:span text:style-name="T35">In generale i documenti da presentare sono:</text:span></text:p>
        <text:list xml:id="list153419908936021" text:continue-list="list153418380831802" text:style-name="WWNum6">
          <text:list-item>
            <text:p text:style-name="P436"><text:span text:style-name="T47">permesso di soggiorno valido; se il permesso di soggiorno è in fase di rin- novo,</text:span><text:span text:style-name="T72"> </text:span><text:span text:style-name="T47">si</text:span><text:span text:style-name="T72"> </text:span><text:span text:style-name="T47">può</text:span><text:span text:style-name="T72"> </text:span><text:span text:style-name="T47">presentare</text:span><text:span text:style-name="T72"> </text:span><text:span text:style-name="T47">il</text:span><text:span text:style-name="T72"> </text:span><text:span text:style-name="T47">permesso</text:span><text:span text:style-name="T72"> </text:span><text:span text:style-name="T47">scaduto</text:span><text:span text:style-name="T72"> </text:span><text:span text:style-name="T47">insieme</text:span><text:span text:style-name="T77"> </text:span><text:span text:style-name="T47">alla</text:span><text:span text:style-name="T72"> </text:span><text:span text:style-name="T47">ricevuta</text:span><text:span text:style-name="T72"> </text:span><text:span text:style-name="T47">di</text:span><text:span text:style-name="T72"> </text:span><text:span text:style-name="T47">richiesta del rinnovo (rilasciata dalla Questura oppure dalle</text:span><text:span text:style-name="T126"> </text:span><text:span text:style-name="T47">Poste).</text:span></text:p>
          </text:list-item>
          <text:list-item>
            <text:p text:style-name="P438"><text:span text:style-name="T47">dichiarazione</text:span><text:span text:style-name="T72"> </text:span><text:span text:style-name="T47">sostitutiva</text:span><text:span text:style-name="T72"> </text:span><text:span text:style-name="T47">per</text:span><text:span text:style-name="T77"> </text:span><text:span text:style-name="T47">residenza</text:span><text:span text:style-name="T72"> </text:span><text:span text:style-name="T47">e</text:span><text:span text:style-name="T77"> </text:span><text:span text:style-name="T47">stato</text:span><text:span text:style-name="T72"> </text:span><text:span text:style-name="T47">di</text:span><text:span text:style-name="T77"> </text:span><text:span text:style-name="T47">famiglia</text:span><text:span text:style-name="T72"> </text:span><text:span text:style-name="T47">(o</text:span><text:span text:style-name="T72"> </text:span><text:span text:style-name="T47">dichiarazione</text:span><text:span text:style-name="T77"> </text:span><text:span text:style-name="T47">di effettiva dimora come da permesso di</text:span><text:span text:style-name="T113"> </text:span><text:span text:style-name="T47">soggiorno);</text:span></text:p>
          </text:list-item>
          <text:list-item>
            <text:p text:style-name="P422"><text:span text:style-name="T47">codice</text:span><text:span text:style-name="T43"> </text:span><text:span text:style-name="T47">fiscale;</text:span></text:p>
          </text:list-item>
          <text:list-item>
            <text:p text:style-name="P574"><text:span text:style-name="T43">dichiarazione</text:span><text:span text:style-name="T72"> </text:span><text:span text:style-name="T47">con</text:span><text:span text:style-name="T77"> </text:span><text:span text:style-name="T47">cui</text:span><text:span text:style-name="T72"> </text:span><text:span text:style-name="T47">ci</text:span><text:span text:style-name="T77"> </text:span><text:span text:style-name="T47">si</text:span><text:span text:style-name="T72"> </text:span><text:span text:style-name="T43">impegna</text:span><text:span text:style-name="T77"> </text:span><text:span text:style-name="T47">a</text:span><text:span text:style-name="T72"> </text:span><text:span text:style-name="T43">comunicare</text:span><text:span text:style-name="T77"> </text:span><text:span text:style-name="T43">variazioni</text:span><text:span text:style-name="T72"> </text:span><text:span text:style-name="T47">del</text:span><text:span text:style-name="T77"> </text:span><text:span text:style-name="T43">proprio</text:span><text:span text:style-name="T72"> </text:span><text:span text:style-name="T43">status.</text:span></text:p>
          </text:list-item>
        </text:list>
        <text:p text:style-name="P1142"><text:span text:style-name="T162">Inoltre,</text:span><text:span text:style-name="T199"> </text:span><text:span text:style-name="T162">possono</text:span><text:span text:style-name="T180"> </text:span><text:span text:style-name="T162">essere</text:span><text:span text:style-name="T180"> </text:span><text:span text:style-name="T162">richiesti</text:span><text:span text:style-name="T180"> </text:span><text:span text:style-name="T162">documenti</text:span><text:span text:style-name="T180"> </text:span><text:span text:style-name="T162">specifici</text:span><text:span text:style-name="T180"> </text:span><text:span text:style-name="T35">che</text:span><text:span text:style-name="T180"> </text:span><text:span text:style-name="T162">variano</text:span><text:span text:style-name="T199"> </text:span><text:span text:style-name="T35">a</text:span><text:span text:style-name="T180"> </text:span><text:span text:style-name="T162">seconda</text:span><text:span text:style-name="T180"> </text:span><text:span text:style-name="T162">della </text:span><text:span text:style-name="T35">tipologia</text:span><text:span text:style-name="T170"> </text:span><text:span text:style-name="T35">del</text:span><text:span text:style-name="T203"> </text:span><text:span text:style-name="T35">permesso</text:span><text:span text:style-name="T170"> </text:span><text:span text:style-name="T35">posseduto.</text:span><text:span text:style-name="T203"> </text:span><text:span text:style-name="T35">Per</text:span><text:span text:style-name="T170"> </text:span><text:span text:style-name="T35">un</text:span><text:span text:style-name="T203"> </text:span><text:span text:style-name="T35">elenco</text:span><text:span text:style-name="T203"> </text:span><text:span text:style-name="T35">dettagliato</text:span><text:span text:style-name="T170"> </text:span><text:span text:style-name="T35">dei</text:span><text:span text:style-name="T203"> </text:span><text:span text:style-name="T35">documenti</text:span><text:span text:style-name="T170"> </text:span><text:span text:style-name="T35">ri- chiesti si rimanda all’Accordo Stato-Regioni contenente “indicazioni per la </text:span><text:span text:style-name="T162">corretta applicazione della normativa </text:span><text:span text:style-name="T35">per </text:span><text:span text:style-name="T162">l’assistenza sanitaria alla popolazione </text:span><text:span text:style-name="T35">straniera da parte delle Regioni e Province</text:span><text:span text:style-name="T212"> </text:span><text:span text:style-name="T35">autonome”.</text:span></text:p>
        <text:p text:style-name="P718"/>
        <text:list xml:id="list153419551757354" text:continue-list="list153418447264498" text:style-name="WWNum13">
          <text:list-item>
            <text:h text:style-name="P223" text:outline-level="3"><text:span text:style-name="T411">Quanto</text:span><text:span text:style-name="T400"> </text:span><text:span text:style-name="T390">tempo</text:span><text:span text:style-name="T406"> </text:span><text:span text:style-name="T411">vale</text:span><text:span text:style-name="T406"> </text:span><text:span text:style-name="T411">l’iscrizione</text:span><text:span text:style-name="T406"> </text:span><text:span text:style-name="T389">al</text:span><text:span text:style-name="T406"> </text:span><text:span text:style-name="T390">Servizio</text:span><text:span text:style-name="T406"> </text:span><text:span text:style-name="T411">Sanitario</text:span><text:span text:style-name="T406"> </text:span><text:span text:style-name="T411">Nazionale?</text:span></text:h>
          </text:list-item>
        </text:list>
        <text:p text:style-name="P875"><text:span text:style-name="T35">L’iscrizione al SSN ha la stessa durata del permesso di soggiorno.</text:span></text:p>
        <text:p text:style-name="P727"/>
        <text:list xml:id="list153420046817311" text:continue-numbering="true" text:style-name="WWNum13">
          <text:list-item>
            <text:h text:style-name="P146" text:outline-level="3"><text:span text:style-name="T389">Quando</text:span><text:span text:style-name="T433"> </text:span><text:span text:style-name="T389">cessa</text:span><text:span text:style-name="T433"> </text:span><text:span text:style-name="T389">l’iscrizione</text:span><text:span text:style-name="T433"> </text:span><text:span text:style-name="T389">al</text:span><text:span text:style-name="T419"> </text:span><text:span text:style-name="T389">Servizio</text:span><text:span text:style-name="T433"> </text:span><text:span text:style-name="T389">Sanitario</text:span><text:span text:style-name="T433"> </text:span><text:span text:style-name="T389">Nazionale?</text:span></text:h>
          </text:list-item>
        </text:list>
        <text:p text:style-name="P871"><text:span text:style-name="T35">L’iscrizione al Servizio Sanitario Nazionale cessa:</text:span></text:p>
        <text:list xml:id="list153418382524066" text:continue-list="list153419908936021" text:style-name="WWNum6">
          <text:list-item>
            <text:p text:style-name="P577"><text:span text:style-name="T47">se</text:span><text:span text:style-name="T48"> </text:span><text:span text:style-name="T47">scade</text:span><text:span text:style-name="T43"> </text:span><text:span text:style-name="T47">il</text:span><text:span text:style-name="T48"> </text:span><text:span text:style-name="T47">permesso</text:span><text:span text:style-name="T43"> </text:span><text:span text:style-name="T47">di</text:span><text:span text:style-name="T43"> </text:span><text:span text:style-name="T47">soggiorno,</text:span><text:span text:style-name="T48"> </text:span><text:span text:style-name="T47">a</text:span><text:span text:style-name="T43"> </text:span><text:span text:style-name="T47">meno</text:span><text:span text:style-name="T43"> </text:span><text:span text:style-name="T47">che</text:span><text:span text:style-name="T48"> </text:span><text:span text:style-name="T47">non</text:span><text:span text:style-name="T43"> </text:span><text:span text:style-name="T47">si</text:span><text:span text:style-name="T48"> </text:span><text:span text:style-name="T47">esibisca</text:span><text:span text:style-name="T43"> </text:span><text:span text:style-name="T47">la</text:span><text:span text:style-name="T43"> </text:span><text:span text:style-name="T47">richiesta</text:span><text:span text:style-name="T48"> </text:span><text:span text:style-name="T47">di rinnovo o il permesso</text:span><text:span text:style-name="T77"> </text:span><text:span text:style-name="T47">rinnovato;</text:span></text:p>
          </text:list-item>
          <text:list-item>
            <text:p text:style-name="P579"><text:span text:style-name="T47">se</text:span><text:span text:style-name="T55"> </text:span><text:span text:style-name="T47">il</text:span><text:span text:style-name="T48"> </text:span><text:span text:style-name="T47">permesso</text:span><text:span text:style-name="T48"> </text:span><text:span text:style-name="T47">di</text:span><text:span text:style-name="T48"> </text:span><text:span text:style-name="T47">soggiorno</text:span><text:span text:style-name="T55"> </text:span><text:span text:style-name="T47">è</text:span><text:span text:style-name="T48"> </text:span><text:span text:style-name="T47">revocato</text:span><text:span text:style-name="T48"> </text:span><text:span text:style-name="T47">o</text:span><text:span text:style-name="T48"> </text:span><text:span text:style-name="T47">annullato,</text:span><text:span text:style-name="T48"> </text:span><text:span text:style-name="T47">a</text:span><text:span text:style-name="T55"> </text:span><text:span text:style-name="T47">meno</text:span><text:span text:style-name="T48"> </text:span><text:span text:style-name="T47">che</text:span><text:span text:style-name="T48"> </text:span><text:span text:style-name="T47">non</text:span><text:span text:style-name="T48"> </text:span><text:span text:style-name="T47">si</text:span><text:span text:style-name="T55"> </text:span><text:span text:style-name="T47">possa dimostrare il</text:span><text:span text:style-name="T55"> </text:span><text:span text:style-name="T47">ricorso;</text:span></text:p>
          </text:list-item>
          <text:list-item>
            <text:p text:style-name="P580"><text:span text:style-name="T47">in caso di</text:span><text:span text:style-name="T110"> </text:span><text:span text:style-name="T47">espulsione;</text:span></text:p>
          </text:list-item>
          <text:list-item>
            <text:p text:style-name="P578"><text:span text:style-name="T47">nei casi in cui vengano meno le condizioni di appartenenza dello straniero alle</text:span><text:span text:style-name="T108"> </text:span><text:span text:style-name="T47">categorie</text:span><text:span text:style-name="T80"> </text:span><text:span text:style-name="T47">obbligatoriamente</text:span><text:span text:style-name="T80"> </text:span><text:span text:style-name="T47">iscritte</text:span><text:span text:style-name="T80"> </text:span><text:span text:style-name="T47">al</text:span><text:span text:style-name="T80"> </text:span><text:span text:style-name="T47">SSN</text:span><text:span text:style-name="T80"> </text:span><text:span text:style-name="T47">(ad</text:span><text:span text:style-name="T80"> </text:span><text:span text:style-name="T47">esempio:</text:span><text:span text:style-name="T108"> </text:span><text:span text:style-name="T47">conversione</text:span><text:span text:style-name="T80"> </text:span><text:span text:style-name="T47">del permesso di soggiorno in un permesso diverso per il quale non si prevede l’iscrizione obbligatoria al SSN; cessazione dell’attività lavorativa o del- l’iscrizione</text:span><text:span text:style-name="T48"> </text:span><text:span text:style-name="T47">nei</text:span><text:span text:style-name="T48"> </text:span><text:span text:style-name="T47">Centri</text:span><text:span text:style-name="T48"> </text:span><text:span text:style-name="T47">per</text:span><text:span text:style-name="T48"> </text:span><text:span text:style-name="T47">l’Impiego</text:span><text:span text:style-name="T48"> </text:span><text:span text:style-name="T47">per</text:span><text:span text:style-name="T48"> </text:span><text:span text:style-name="T47">lo</text:span><text:span text:style-name="T48"> </text:span><text:span text:style-name="T47">straniero</text:span><text:span text:style-name="T48"> </text:span><text:span text:style-name="T47">che</text:span><text:span text:style-name="T48"> </text:span><text:span text:style-name="T47">non</text:span><text:span text:style-name="T43"> </text:span><text:span text:style-name="T47">è</text:span><text:span text:style-name="T48"> </text:span><text:span text:style-name="T47">titolare</text:span><text:span text:style-name="T48"> </text:span><text:span text:style-name="T47">di</text:span><text:span text:style-name="T48"> </text:span><text:span text:style-name="T47">un permesso di soggiorno che rende obbligatoria l’iscrizione al</text:span><text:span text:style-name="T127"> </text:span><text:span text:style-name="T47">SSN).</text:span></text:p>
          </text:list-item>
        </text:list>
        <text:p text:style-name="P773"/>
        <text:list xml:id="list153420092760856" text:continue-list="list153420046817311" text:style-name="WWNum13">
          <text:list-item>
            <text:h text:style-name="P90" text:outline-level="3"><text:span text:style-name="T389">Quali</text:span><text:span text:style-name="T419"> </text:span><text:span text:style-name="T389">sono</text:span><text:span text:style-name="T421"> </text:span><text:span text:style-name="T389">i</text:span><text:span text:style-name="T421"> </text:span><text:span text:style-name="T389">documenti</text:span><text:span text:style-name="T421"> </text:span><text:span text:style-name="T389">e</text:span><text:span text:style-name="T421"> </text:span><text:span text:style-name="T389">i</text:span><text:span text:style-name="T421"> </text:span><text:span text:style-name="T389">servizi</text:span><text:span text:style-name="T421"> </text:span><text:span text:style-name="T389">socio-sanitari</text:span><text:span text:style-name="T421"> </text:span><text:span text:style-name="T389">di</text:span><text:span text:style-name="T421"> </text:span><text:span text:style-name="T389">cui</text:span><text:span text:style-name="T421"> </text:span><text:span text:style-name="T389">bene- ficiano gli iscritti al Servizio Sanitario</text:span><text:span text:style-name="T432"> </text:span><text:span text:style-name="T389">Nazionale?</text:span></text:h>
          </text:list-item>
        </text:list>
        <text:list xml:id="list153419162732959" text:continue-list="list153418382524066" text:style-name="WWNum6">
          <text:list-item>
            <text:p text:style-name="P581"><text:span text:style-name="T43">Tessera </text:span><text:span text:style-name="T47">sanitaria;</text:span></text:p>
          </text:list-item>
          <text:list-item>
            <text:p text:style-name="P583"><text:span text:style-name="T47">scelta del medico di famiglia e del pediatra per i</text:span><text:span text:style-name="T140"> </text:span><text:span text:style-name="T47">bambini;</text:span></text:p>
          </text:list-item>
          <text:list-item>
            <text:p text:style-name="P583"><text:span text:style-name="T47">visite mediche generali in ambulatorio e visite mediche</text:span><text:span text:style-name="T133"> </text:span><text:span text:style-name="T47">specialistiche;</text:span></text:p>
          </text:list-item>
          <text:list-item>
            <text:p text:style-name="P583"><text:span text:style-name="T47">visite mediche a</text:span><text:span text:style-name="T110"> </text:span><text:span text:style-name="T47">domicilio;</text:span></text:p>
          </text:list-item>
          <text:list-item>
            <text:p text:style-name="P583"><text:span text:style-name="T47">ricovero in</text:span><text:span text:style-name="T55"> </text:span><text:span text:style-name="T47">ospedale;</text:span></text:p>
          </text:list-item>
          <text:list-item>
            <text:p text:style-name="P583"><text:span text:style-name="T47">vaccinazioni;</text:span></text:p>
          </text:list-item>
          <text:list-item>
            <text:p text:style-name="P583"><text:span text:style-name="T47">esami del sangue, radiografie, ecografie,</text:span><text:span text:style-name="T85"> </text:span><text:span text:style-name="T47">ecc.;</text:span></text:p>
          </text:list-item>
          <text:list-item>
            <text:p text:style-name="P583"><text:span text:style-name="T47">prescrizione di</text:span><text:span text:style-name="T55"> </text:span><text:span text:style-name="T47">farmaci;</text:span></text:p>
          </text:list-item>
          <text:list-item>
            <text:p text:style-name="P583"><text:span text:style-name="T47">prestazioni di carattere certificativo e</text:span><text:span text:style-name="T100"> </text:span><text:span text:style-name="T47">medico-legale;</text:span></text:p>
          </text:list-item>
          <text:list-item>
            <text:p text:style-name="P583"><text:span text:style-name="T47">assistenza per riabilitazione, protesi,</text:span><text:span text:style-name="T77"> </text:span><text:span text:style-name="T47">ecc.</text:span></text:p>
          </text:list-item>
        </text:list>
      </text:section>
      <text:p text:style-name="P1236"/>
      <text:p text:style-name="P728"/>
      <text:p text:style-name="P660"><draw:g text:anchor-type="as-char" draw:z-index="171" draw:style-name="gr5"><draw:line draw:style-name="gr6" draw:text-style-name="P1280" svg:x1="0in" svg:y1="0in" svg:x2="3.8228in" svg:y2="0in"><text:p/></draw:line></draw:g><text:span text:style-name="T483"><text:tab/></text:span><draw:g text:anchor-type="as-char" draw:z-index="172" draw:style-name="gr5"><draw:line draw:style-name="gr6" draw:text-style-name="P1280" svg:x1="0in" svg:y1="0in" svg:x2="3.8189in" svg:y2="0in"><text:p/></draw:line></draw:g></text:p>
      <text:p text:style-name="P766"/>
      <text:section text:style-name="Sect2" text:name="Section118">
        <text:p text:style-name="P812"><text:span text:style-name="T165">ATTEnzIonE</text:span><text:span text:style-name="T162">: </text:span><text:span text:style-name="T35">Esistono delle prestazioni che vengono garantite anche se non si è iscritti al SSN. Sono assicurate: le cure ambulatoriali ed ospedaliere urgenti</text:span><text:span text:style-name="T176"> </text:span><text:span text:style-name="T35">o</text:span><text:span text:style-name="T173"> </text:span><text:span text:style-name="T35">comunque</text:span><text:span text:style-name="T173"> </text:span><text:span text:style-name="T35">essenziali,</text:span><text:span text:style-name="T173"> </text:span><text:span text:style-name="T35">ancorché</text:span><text:span text:style-name="T173"> </text:span><text:span text:style-name="T35">continuative,</text:span><text:span text:style-name="T173"> </text:span><text:span text:style-name="T35">per</text:span><text:span text:style-name="T173"> </text:span><text:span text:style-name="T35">malattia</text:span><text:span text:style-name="T173"> </text:span><text:span text:style-name="T35">ed</text:span><text:span text:style-name="T173"> </text:span><text:span text:style-name="T35">infortu- nio</text:span><text:span text:style-name="T194"> </text:span><text:span text:style-name="T35">e</text:span><text:span text:style-name="T176"> </text:span><text:span text:style-name="T35">sono</text:span><text:span text:style-name="T176"> </text:span><text:span text:style-name="T35">estesi</text:span><text:span text:style-name="T274"> </text:span><text:span text:style-name="T35">i</text:span><text:span text:style-name="T176"> </text:span><text:span text:style-name="T35">programmi</text:span><text:span text:style-name="T194"> </text:span><text:span text:style-name="T35">di</text:span><text:span text:style-name="T254"> </text:span><text:span text:style-name="T35">medicina</text:span><text:span text:style-name="T176"> </text:span><text:span text:style-name="T35">preventiva</text:span><text:span text:style-name="T194"> </text:span><text:span text:style-name="T35">a</text:span><text:span text:style-name="T176"> </text:span><text:span text:style-name="T35">salvaguardia</text:span><text:span text:style-name="T176"> </text:span><text:span text:style-name="T35">della</text:span><text:span text:style-name="T274"> </text:span><text:span text:style-name="T35">sa- lute individuale e</text:span><text:span text:style-name="T170"> </text:span><text:span text:style-name="T35">collettiva.</text:span></text:p>
        <text:p text:style-name="P824"><text:span text:style-name="T35">Sono in particolare garantiti:</text:span></text:p>
        <text:list xml:id="list153418715043559" text:continue-numbering="true" text:style-name="WWNum6">
          <text:list-item>
            <text:p text:style-name="P587"><text:span text:style-name="T47">cure della gravidanza e della</text:span><text:span text:style-name="T85"> </text:span><text:span text:style-name="T47">maternità;</text:span></text:p>
            <text:p text:style-name="P587"><text:span text:style-name="T47">cure dei</text:span><text:span text:style-name="T55"> </text:span><text:span text:style-name="T47">minori;</text:span></text:p>
          </text:list-item>
          <text:list-item>
            <text:p text:style-name="P587"><text:span text:style-name="T47">vaccini;</text:span></text:p>
          </text:list-item>
          <text:list-item>
            <text:p text:style-name="P587"><text:span text:style-name="T47">interventi di profilassi</text:span><text:span text:style-name="T117"> </text:span><text:span text:style-name="T47">internazionale;</text:span></text:p>
          </text:list-item>
          <text:list-item>
            <text:p text:style-name="P587"><text:span text:style-name="T47">la profilassi, la diagnosi e la cura di malattie</text:span><text:span text:style-name="T64"> </text:span><text:span text:style-name="T47">infettive.</text:span></text:p>
          </text:list-item>
          <text:list-item>
            <text:p text:style-name="P587"><text:span text:style-name="T47">cura, prevenzione e riabilitazione in materia di</text:span><text:span text:style-name="T141"> </text:span><text:span text:style-name="T47">tossicodipendenza</text:span></text:p>
          </text:list-item>
        </text:list>
        <text:p text:style-name="P708"/>
        <text:h text:style-name="P16" text:outline-level="2"><text:span text:style-name="T391">Tessera</text:span><text:span text:style-name="T420"> </text:span><text:span text:style-name="T399">sanitaria<text:tab/></text:span></text:h>
        <text:list xml:id="list153419402067677" text:continue-list="list153420092760856" text:style-name="WWNum13">
          <text:list-item>
            <text:h text:style-name="P224" text:outline-level="3"><text:span text:style-name="T389">Cos’è la tessera</text:span><text:span text:style-name="T411"> </text:span><text:span text:style-name="T389">sanitaria?</text:span></text:h>
          </text:list-item>
        </text:list>
        <text:p text:style-name="P1000"><text:span text:style-name="T35">E’</text:span><text:span text:style-name="T217"> </text:span><text:span text:style-name="T35">il</text:span><text:span text:style-name="T170"> </text:span><text:span text:style-name="T35">documento</text:span><text:span text:style-name="T166"> </text:span><text:span text:style-name="T35">rilasciato</text:span><text:span text:style-name="T170"> </text:span><text:span text:style-name="T35">dalla</text:span><text:span text:style-name="T190"> </text:span><text:span text:style-name="T35">ASL</text:span><text:span text:style-name="T174"> </text:span><text:span text:style-name="T35">che</text:span><text:span text:style-name="T170"> </text:span><text:span text:style-name="T35">dimostra</text:span><text:span text:style-name="T166"> </text:span><text:span text:style-name="T35">l’iscrizione</text:span><text:span text:style-name="T170"> </text:span><text:span text:style-name="T35">al</text:span><text:span text:style-name="T166"> </text:span><text:span text:style-name="T35">SSN.</text:span><text:span text:style-name="T170"> </text:span><text:span text:style-name="T35">È</text:span><text:span text:style-name="T166"> </text:span><text:span text:style-name="T35">indi- spensabile</text:span><text:span text:style-name="T216"> </text:span><text:span text:style-name="T35">per</text:span><text:span text:style-name="T216"> </text:span><text:span text:style-name="T35">ottenere</text:span><text:span text:style-name="T216"> </text:span><text:span text:style-name="T35">le</text:span><text:span text:style-name="T187"> </text:span><text:span text:style-name="T35">prestazioni</text:span><text:span text:style-name="T216"> </text:span><text:span text:style-name="T35">sanitarie</text:span><text:span text:style-name="T216"> </text:span><text:span text:style-name="T35">e</text:span><text:span text:style-name="T187"> </text:span><text:span text:style-name="T35">per</text:span><text:span text:style-name="T216"> </text:span><text:span text:style-name="T35">accedere</text:span><text:span text:style-name="T216"> </text:span><text:span text:style-name="T35">ai</text:span><text:span text:style-name="T187"> </text:span><text:span text:style-name="T35">servizi.</text:span><text:span text:style-name="T216"> </text:span><text:span text:style-name="T35">La</text:span><text:span text:style-name="T212"> </text:span><text:span text:style-name="T39">Tes- </text:span><text:span text:style-name="T35">sera Sanitaria</text:span><text:span text:style-name="T39"> </text:span><text:span text:style-name="T35">contiene:</text:span></text:p>
        <text:list xml:id="list153419989001137" text:continue-list="list153418715043559" text:style-name="WWNum6">
          <text:list-item>
            <text:p text:style-name="P590"><text:span text:style-name="T47">i dati anagrafici dell’assistito ed il Codice Fiscale in</text:span><text:span text:style-name="T141"> </text:span><text:span text:style-name="T47">chiaro;</text:span></text:p>
          </text:list-item>
          <text:list-item>
            <text:p text:style-name="P592"><text:span text:style-name="T47">la data di scadenza valida ai soli fini dell’assistenza</text:span><text:span text:style-name="T133"> </text:span><text:span text:style-name="T47">sanitaria;</text:span></text:p>
          </text:list-item>
          <text:list-item>
            <text:p text:style-name="P596"><text:span text:style-name="T47">un’area</text:span><text:span text:style-name="T80"> </text:span><text:span text:style-name="T47">libera</text:span><text:span text:style-name="T104"> </text:span><text:span text:style-name="T47">per</text:span><text:span text:style-name="T104"> </text:span><text:span text:style-name="T47">eventuali</text:span><text:span text:style-name="T104"> </text:span><text:span text:style-name="T47">dati</text:span><text:span text:style-name="T104"> </text:span><text:span text:style-name="T47">sanitari</text:span><text:span text:style-name="T80"> </text:span><text:span text:style-name="T47">regionali</text:span><text:span text:style-name="T104"> </text:span><text:span text:style-name="T47">più</text:span><text:span text:style-name="T104"> </text:span><text:span text:style-name="T47">tre</text:span><text:span text:style-name="T104"> </text:span><text:span text:style-name="T47">caratteri</text:span><text:span text:style-name="T104"> </text:span><text:span text:style-name="T47">‘braille’</text:span><text:span text:style-name="T135"> </text:span><text:span text:style-name="T47">per i non</text:span><text:span text:style-name="T55"> </text:span><text:span text:style-name="T47">vedenti;</text:span></text:p>
          </text:list-item>
          <text:list-item>
            <text:p text:style-name="P594"><text:span text:style-name="T47">il</text:span><text:span text:style-name="T101"> </text:span><text:span text:style-name="T47">Codice</text:span><text:span text:style-name="T55"> </text:span><text:span text:style-name="T47">Fiscale</text:span><text:span text:style-name="T101"> </text:span><text:span text:style-name="T47">in</text:span><text:span text:style-name="T55"> </text:span><text:span text:style-name="T47">formato</text:span><text:span text:style-name="T101"> </text:span><text:span text:style-name="T47">‘codice</text:span><text:span text:style-name="T55"> </text:span><text:span text:style-name="T47">a</text:span><text:span text:style-name="T101"> </text:span><text:span text:style-name="T47">barre’</text:span><text:span text:style-name="T121"> </text:span><text:span text:style-name="T47">(barcode)</text:span><text:span text:style-name="T101"> </text:span><text:span text:style-name="T47">e</text:span><text:span text:style-name="T55"> </text:span><text:span text:style-name="T47">banda</text:span><text:span text:style-name="T101"> </text:span><text:span text:style-name="T47">magnetica.</text:span></text:p>
          </text:list-item>
        </text:list>
        <text:p text:style-name="P741"/>
        <text:list xml:id="list153418687592884" text:continue-list="list153419402067677" text:style-name="WWNum13">
          <text:list-item>
            <text:h text:style-name="P115" text:outline-level="3"><text:span text:style-name="T389">Che cosa si deve fare in caso di smarrimento della tessera sanitaria?</text:span></text:h>
          </text:list-item>
        </text:list>
        <text:p text:style-name="P1071"><text:span text:style-name="T35">Si</text:span><text:span text:style-name="T187"> </text:span><text:span text:style-name="T35">deve</text:span><text:span text:style-name="T187"> </text:span><text:span text:style-name="T35">denunciare</text:span><text:span text:style-name="T187"> </text:span><text:span text:style-name="T35">lo</text:span><text:span text:style-name="T190"> </text:span><text:span text:style-name="T35">smarrimento</text:span><text:span text:style-name="T187"> </text:span><text:span text:style-name="T35">alle</text:span><text:span text:style-name="T187"> </text:span><text:span text:style-name="T35">autorità</text:span><text:span text:style-name="T187"> </text:span><text:span text:style-name="T35">competenti</text:span><text:span text:style-name="T190"> </text:span><text:span text:style-name="T35">e</text:span><text:span text:style-name="T187"> </text:span><text:span text:style-name="T35">richiedere</text:span><text:span text:style-name="T187"> </text:span><text:span text:style-name="T35">un</text:span><text:span text:style-name="T187"> </text:span><text:span text:style-name="T35">du- plicato presso la ASL di</text:span><text:span text:style-name="T179"> </text:span><text:span text:style-name="T35">appartenenza.</text:span></text:p>
        <text:h text:style-name="P19" text:outline-level="2"><text:span text:style-name="T399">Servizi del Servizio Sanitario</text:span><text:span text:style-name="T429"> </text:span><text:span text:style-name="T399">Nazionale<text:tab/></text:span></text:h>
        <text:list xml:id="list153420401583956" text:continue-numbering="true" text:style-name="WWNum13">
          <text:list-item>
            <text:h text:style-name="P233" text:outline-level="3"><text:span text:style-name="T389">Chi è il medico di base (o di</text:span><text:span text:style-name="T408"> </text:span><text:span text:style-name="T389">famiglia)?</text:span></text:h>
          </text:list-item>
        </text:list>
        <text:p text:style-name="P756"><text:span text:style-name="T35">E’ il professionista che assicura le cure di medicina generica:</text:span></text:p>
        <text:list xml:id="list153418446745865" text:continue-list="list153419989001137" text:style-name="WWNum6">
          <text:list-item>
            <text:p text:style-name="P600"><text:span text:style-name="T47">visita</text:span><text:span text:style-name="T110"> </text:span><text:span text:style-name="T47">i</text:span><text:span text:style-name="T110"> </text:span><text:span text:style-name="T47">pazienti</text:span><text:span text:style-name="T110"> </text:span><text:span text:style-name="T47">nel</text:span><text:span text:style-name="T110"> </text:span><text:span text:style-name="T47">proprio</text:span><text:span text:style-name="T110"> </text:span><text:span text:style-name="T47">studio</text:span><text:span text:style-name="T110"> </text:span><text:span text:style-name="T47">o</text:span><text:span text:style-name="T101"> </text:span><text:span text:style-name="T47">nel</text:span><text:span text:style-name="T110"> </text:span><text:span text:style-name="T47">domicilio</text:span><text:span text:style-name="T110"> </text:span><text:span text:style-name="T47">del</text:span><text:span text:style-name="T110"> </text:span><text:span text:style-name="T47">malato</text:span><text:span text:style-name="T110"> </text:span><text:span text:style-name="T47">quando</text:span><text:span text:style-name="T110"> </text:span><text:span text:style-name="T47">le</text:span><text:span text:style-name="T101"> </text:span><text:span text:style-name="T47">con- dizioni</text:span><text:span text:style-name="T55"> </text:span><text:span text:style-name="T47">di</text:span><text:span text:style-name="T48"> </text:span><text:span text:style-name="T47">salute</text:span><text:span text:style-name="T55"> </text:span><text:span text:style-name="T47">del</text:span><text:span text:style-name="T48"> </text:span><text:span text:style-name="T47">paziente</text:span><text:span text:style-name="T55"> </text:span><text:span text:style-name="T47">non</text:span><text:span text:style-name="T48"> </text:span><text:span text:style-name="T47">gli</text:span><text:span text:style-name="T55"> </text:span><text:span text:style-name="T47">consentono</text:span><text:span text:style-name="T48"> </text:span><text:span text:style-name="T47">di</text:span><text:span text:style-name="T48"> </text:span><text:span text:style-name="T47">recarsi</text:span><text:span text:style-name="T55"> </text:span><text:span text:style-name="T47">dal</text:span><text:span text:style-name="T48"> </text:span><text:span text:style-name="T47">medico;</text:span></text:p>
          </text:list-item>
          <text:list-item>
            <text:p text:style-name="P595"><text:span text:style-name="T47">prescrive farmaci, le analisi e le visite</text:span><text:span text:style-name="T104"> </text:span><text:span text:style-name="T47">specialistiche;</text:span></text:p>
          </text:list-item>
          <text:list-item>
            <text:p text:style-name="P593"><text:span text:style-name="T47">propone il ricovero in ospedale se</text:span><text:span text:style-name="T92"> </text:span><text:span text:style-name="T47">necessario;</text:span></text:p>
          </text:list-item>
          <text:list-item>
            <text:p text:style-name="P593"><text:span text:style-name="T47">rilascia</text:span><text:span text:style-name="T43"> </text:span><text:span text:style-name="T47">certificati.</text:span></text:p>
          </text:list-item>
        </text:list>
        <text:p text:style-name="P741"/>
        <text:list xml:id="list153418876876848" text:continue-list="list153420401583956" text:style-name="WWNum13">
          <text:list-item>
            <text:h text:style-name="P234" text:outline-level="3"><text:span text:style-name="T389">Chi è il pediatra di</text:span><text:span text:style-name="T419"> </text:span><text:span text:style-name="T389">base?</text:span></text:h>
          </text:list-item>
        </text:list>
        <text:p text:style-name="P1047"><text:span text:style-name="T35">È</text:span><text:span text:style-name="T174"> </text:span><text:span text:style-name="T35">il</text:span><text:span text:style-name="T174"> </text:span><text:span text:style-name="T35">medico</text:span><text:span text:style-name="T174"> </text:span><text:span text:style-name="T35">che</text:span><text:span text:style-name="T174"> </text:span><text:span text:style-name="T35">segue</text:span><text:span text:style-name="T174"> </text:span><text:span text:style-name="T35">i</text:span><text:span text:style-name="T174"> </text:span><text:span text:style-name="T35">bambini,</text:span><text:span text:style-name="T174"> </text:span><text:span text:style-name="T35">li</text:span><text:span text:style-name="T174"> </text:span><text:span text:style-name="T35">visita</text:span><text:span text:style-name="T174"> </text:span><text:span text:style-name="T35">periodicamente,</text:span><text:span text:style-name="T174"> </text:span><text:span text:style-name="T35">controlla</text:span><text:span text:style-name="T174"> </text:span><text:span text:style-name="T35">la</text:span><text:span text:style-name="T174"> </text:span><text:span text:style-name="T35">loro</text:span><text:span text:style-name="T174"> </text:span><text:span text:style-name="T35">cre- scita,</text:span><text:span text:style-name="T217"> </text:span><text:span text:style-name="T35">prescrive</text:span><text:span text:style-name="T217"> </text:span><text:span text:style-name="T35">i</text:span><text:span text:style-name="T216"> </text:span><text:span text:style-name="T35">farmaci,</text:span><text:span text:style-name="T217"> </text:span><text:span text:style-name="T35">le</text:span><text:span text:style-name="T217"> </text:span><text:span text:style-name="T35">analisi</text:span><text:span text:style-name="T216"> </text:span><text:span text:style-name="T35">e</text:span><text:span text:style-name="T217"> </text:span><text:span text:style-name="T35">le</text:span><text:span text:style-name="T217"> </text:span><text:span text:style-name="T35">visite</text:span><text:span text:style-name="T216"> </text:span><text:span text:style-name="T35">specialistiche,</text:span><text:span text:style-name="T217"> </text:span><text:span text:style-name="T35">propone</text:span><text:span text:style-name="T217"> </text:span><text:span text:style-name="T35">il</text:span><text:span text:style-name="T216"> </text:span><text:span text:style-name="T35">ricovero in ospedale se necessario, eroga</text:span><text:span text:style-name="T174"> </text:span><text:span text:style-name="T35">certificati.</text:span></text:p>
        <text:p text:style-name="P785"/>
        <text:list xml:id="list153419981420636" text:continue-numbering="true" text:style-name="WWNum13">
          <text:list-item>
            <text:h text:style-name="P234" text:outline-level="3"><text:span text:style-name="T389">Come si sceglie il medico di famiglia e il</text:span><text:span text:style-name="T394"> </text:span><text:span text:style-name="T389">pediatra?</text:span></text:h>
          </text:list-item>
        </text:list>
        <text:p text:style-name="P1047"><text:span text:style-name="T39">L’iscritto</text:span><text:span text:style-name="T196"> </text:span><text:span text:style-name="T35">al</text:span><text:span text:style-name="T196"> </text:span><text:span text:style-name="T35">SSN</text:span><text:span text:style-name="T196"> </text:span><text:span text:style-name="T35">può</text:span><text:span text:style-name="T199"> </text:span><text:span text:style-name="T162">scegliere</text:span><text:span text:style-name="T196"> </text:span><text:span text:style-name="T35">il</text:span><text:span text:style-name="T196"> </text:span><text:span text:style-name="T162">medico</text:span><text:span text:style-name="T199"> </text:span><text:span text:style-name="T35">di</text:span><text:span text:style-name="T196"> </text:span><text:span text:style-name="T162">famiglia</text:span><text:span text:style-name="T196"> </text:span><text:span text:style-name="T35">ed</text:span><text:span text:style-name="T199"> </text:span><text:span text:style-name="T35">il</text:span><text:span text:style-name="T196"> </text:span><text:span text:style-name="T162">pediatra</text:span><text:span text:style-name="T196"> </text:span><text:span text:style-name="T35">per</text:span><text:span text:style-name="T196"> </text:span><text:span text:style-name="T35">i</text:span><text:span text:style-name="T199"> </text:span><text:span text:style-name="T162">bambini </text:span><text:span text:style-name="T35">da</text:span><text:span text:style-name="T199"> </text:span><text:span text:style-name="T35">0</text:span><text:span text:style-name="T180"> </text:span><text:span text:style-name="T35">a</text:span><text:span text:style-name="T180"> </text:span><text:span text:style-name="T35">14</text:span><text:span text:style-name="T180"> </text:span><text:span text:style-name="T162">anni</text:span><text:span text:style-name="T199"> </text:span><text:span text:style-name="T35">i</text:span><text:span text:style-name="T180"> </text:span><text:span text:style-name="T162">quali</text:span><text:span text:style-name="T180"> </text:span><text:span text:style-name="T162">hanno</text:span><text:span text:style-name="T180"> </text:span><text:span text:style-name="T162">diritto</text:span><text:span text:style-name="T180"> </text:span><text:span text:style-name="T35">ad</text:span><text:span text:style-name="T199"> </text:span><text:span text:style-name="T162">avere</text:span><text:span text:style-name="T180"> </text:span><text:span text:style-name="T162">gratuitamente</text:span><text:span text:style-name="T180"> </text:span><text:span text:style-name="T35">un</text:span><text:span text:style-name="T180"> </text:span><text:span text:style-name="T162">medico</text:span><text:span text:style-name="T180"> </text:span><text:span text:style-name="T162">specialista </text:span><text:span text:style-name="T35">pediatra.</text:span></text:p>
        <text:p text:style-name="P1049"><text:span text:style-name="T35">Presso</text:span><text:span text:style-name="T162"> </text:span><text:span text:style-name="T35">l’ufficio</text:span><text:span text:style-name="T162"> </text:span><text:span text:style-name="T35">che</text:span><text:span text:style-name="T162"> </text:span><text:span text:style-name="T35">rilascia</text:span><text:span text:style-name="T162"> </text:span><text:span text:style-name="T35">la</text:span><text:span text:style-name="T162"> </text:span><text:span text:style-name="T35">tessera</text:span><text:span text:style-name="T207"> </text:span><text:span text:style-name="T35">sanitaria</text:span><text:span text:style-name="T162"> </text:span><text:span text:style-name="T35">si</text:span><text:span text:style-name="T162"> </text:span><text:span text:style-name="T35">può</text:span><text:span text:style-name="T162"> </text:span><text:span text:style-name="T35">consultare</text:span><text:span text:style-name="T162"> </text:span><text:span text:style-name="T35">un</text:span><text:span text:style-name="T162"> </text:span><text:span text:style-name="T35">elenco</text:span><text:span text:style-name="T207"> </text:span><text:span text:style-name="T35">di medici</text:span><text:span text:style-name="T36"> </text:span><text:span text:style-name="T35">disponibili.</text:span><text:span text:style-name="T36"> </text:span><text:span text:style-name="T35">Il</text:span><text:span text:style-name="T36"> </text:span><text:span text:style-name="T35">nome</text:span><text:span text:style-name="T36"> </text:span><text:span text:style-name="T35">del</text:span><text:span text:style-name="T39"> </text:span><text:span text:style-name="T35">medico</text:span><text:span text:style-name="T36"> </text:span><text:span text:style-name="T35">di</text:span><text:span text:style-name="T36"> </text:span><text:span text:style-name="T35">famiglia</text:span><text:span text:style-name="T36"> </text:span><text:span text:style-name="T35">viene</text:span><text:span text:style-name="T36"> </text:span><text:span text:style-name="T35">riportato</text:span><text:span text:style-name="T36"> </text:span><text:span text:style-name="T35">sul</text:span><text:span text:style-name="T36"> </text:span><text:span text:style-name="T162">proprio </text:span><text:span text:style-name="T35">libretto</text:span><text:span text:style-name="T162"> </text:span><text:span text:style-name="T35">sanitario.</text:span></text:p>
        <text:p text:style-name="P785"/>
        <text:list xml:id="list153419047942882" text:continue-numbering="true" text:style-name="WWNum13">
          <text:list-item>
            <text:h text:style-name="P125" text:outline-level="3"><text:span text:style-name="T389">I</text:span><text:span text:style-name="T417"> </text:span><text:span text:style-name="T389">certificati</text:span><text:span text:style-name="T417"> </text:span><text:span text:style-name="T389">rilasciati</text:span><text:span text:style-name="T404"> </text:span><text:span text:style-name="T389">dal</text:span><text:span text:style-name="T417"> </text:span><text:span text:style-name="T389">medico</text:span><text:span text:style-name="T417"> </text:span><text:span text:style-name="T389">di</text:span><text:span text:style-name="T404"> </text:span><text:span text:style-name="T389">famiglia</text:span><text:span text:style-name="T417"> </text:span><text:span text:style-name="T389">e</text:span><text:span text:style-name="T404"> </text:span><text:span text:style-name="T389">dal</text:span><text:span text:style-name="T417"> </text:span><text:span text:style-name="T389">pediatra</text:span><text:span text:style-name="T417"> </text:span><text:span text:style-name="T389">sono gratuiti?</text:span></text:h>
          </text:list-item>
        </text:list>
        <text:p text:style-name="P749"><text:span text:style-name="T35">È gratuito il:</text:span></text:p>
        <text:list xml:id="list153419488637223" text:continue-list="list153418446745865" text:style-name="WWNum6">
          <text:list-item>
            <text:p text:style-name="P575"><text:span text:style-name="T43">certificato</text:span><text:span text:style-name="T67"> </text:span><text:span text:style-name="T47">per</text:span><text:span text:style-name="T72"> </text:span><text:span text:style-name="T43">l’astensione</text:span><text:span text:style-name="T72"> </text:span><text:span text:style-name="T47">dal</text:span><text:span text:style-name="T67"> </text:span><text:span text:style-name="T43">lavoro</text:span><text:span text:style-name="T72"> </text:span><text:span text:style-name="T47">del</text:span><text:span text:style-name="T72"> </text:span><text:span text:style-name="T43">genitore</text:span><text:span text:style-name="T67"> </text:span><text:span text:style-name="T47">in</text:span><text:span text:style-name="T72"> </text:span><text:span text:style-name="T43">caso</text:span><text:span text:style-name="T72"> </text:span><text:span text:style-name="T47">di</text:span><text:span text:style-name="T67"> </text:span><text:span text:style-name="T43">malattia</text:span><text:span text:style-name="T72"> </text:span><text:span text:style-name="T47">del</text:span><text:span text:style-name="T72"> </text:span><text:span text:style-name="T43">figlio;</text:span></text:p>
          </text:list-item>
          <text:list-item>
            <text:p text:style-name="P601"><text:span text:style-name="T48">certificato</text:span><text:span text:style-name="T67"> </text:span><text:span text:style-name="T43">per</text:span><text:span text:style-name="T67"> </text:span><text:span text:style-name="T47">lo</text:span><text:span text:style-name="T67"> </text:span><text:span text:style-name="T48">svolgimento</text:span><text:span text:style-name="T67"> </text:span><text:span text:style-name="T47">di</text:span><text:span text:style-name="T67"> </text:span><text:span text:style-name="T48">attività</text:span><text:span text:style-name="T67"> </text:span><text:span text:style-name="T48">sportive</text:span><text:span text:style-name="T67"> </text:span><text:span text:style-name="T43">non</text:span><text:span text:style-name="T72"> </text:span><text:span text:style-name="T48">agonistiche</text:span><text:span text:style-name="T67"> </text:span><text:span text:style-name="T47">in</text:span><text:span text:style-name="T67"> </text:span><text:span text:style-name="T48">ambito</text:span><text:span text:style-name="T67"> </text:span><text:span text:style-name="T43">sco- lastico;</text:span></text:p>
          </text:list-item>
          <text:list-item>
            <text:p text:style-name="P602"><text:span text:style-name="T43">certificato </text:span><text:span text:style-name="T47">di </text:span><text:span text:style-name="T43">malattia </text:span><text:span text:style-name="T47">e </text:span><text:span text:style-name="T43">infortunio </text:span><text:span text:style-name="T47">o </text:span><text:span text:style-name="T43">altro motivo </text:span><text:span text:style-name="T47">di </text:span><text:span text:style-name="T43">incapacità temporanea </text:span><text:span text:style-name="T47">al </text:span><text:span text:style-name="T43">lavoro.</text:span></text:p>
          </text:list-item>
          <text:list-item>
            <text:p text:style-name="P576"><text:span text:style-name="T47">Non è </text:span><text:span text:style-name="T43">gratuito</text:span><text:span text:style-name="T105"> </text:span><text:span text:style-name="T47">il:</text:span></text:p>
          </text:list-item>
          <text:list-item>
            <text:p text:style-name="P593"><text:span text:style-name="T47">certificato agonistico</text:span><text:span text:style-name="T55"> </text:span><text:span text:style-name="T47">sportivo;</text:span></text:p>
          </text:list-item>
          <text:list-item>
            <text:p text:style-name="P593"><text:span text:style-name="T47">certificato per uso</text:span><text:span text:style-name="T110"> </text:span><text:span text:style-name="T47">assicurativo;</text:span></text:p>
          </text:list-item>
          <text:list-item>
            <text:p text:style-name="P593"><text:span text:style-name="T47">certificato per la domanda di</text:span><text:span text:style-name="T67"> </text:span><text:span text:style-name="T47">invalidità.</text:span></text:p>
          </text:list-item>
        </text:list>
      </text:section>
      <text:section text:style-name="Sect1" text:name="Section119">
        <text:p text:style-name="P779"><draw:rect text:anchor-type="char" draw:z-index="26" draw:style-name="gr9" draw:text-style-name="P1282" svg:width="9.0343in" svg:height="6.474in" svg:x="0.011in" svg:y="0.0102in"><text:p/></draw:rect><draw:rect text:anchor-type="char" draw:z-index="27" draw:style-name="gr10" draw:text-style-name="P1281" svg:width="0.0142in" svg:height="6.4961in" svg:x="4.511in" svg:y="0in"><text:p/></draw:rect></text:p>
        <text:p text:style-name="P639"><text:span text:style-name="T288">140</text:span><text:span text:style-name="T290"> </text:span><text:span text:style-name="T346">...................................................................................</text:span><text:a xlink:type="simple" xlink:href="http://www.integrazionemigranti.gov.it/" text:style-name="Default_20_Style" text:visited-style-name="Default_20_Style"><text:span text:style-name="T288">www.integrazionemigranti.gov.it</text:span></text:a><text:span text:style-name="T288"><text:tab/></text:span><text:span text:style-name="T285">Immigrazione come,</text:span><text:span text:style-name="T289"> </text:span><text:span text:style-name="T285">dove,</text:span><text:span text:style-name="T289"> </text:span><text:span text:style-name="T285">quando<text:tab/>141</text:span></text:p>
      </text:section>
      <text:p text:style-name="P1237"/>
      <text:p text:style-name="P728"/>
      <text:p text:style-name="P660"><draw:g text:anchor-type="as-char" draw:z-index="173" draw:style-name="gr5"><draw:line draw:style-name="gr6" draw:text-style-name="P1280" svg:x1="0in" svg:y1="0in" svg:x2="3.8228in" svg:y2="0in"><text:p/></draw:line></draw:g><text:span text:style-name="T483"><text:tab/></text:span><draw:g text:anchor-type="as-char" draw:z-index="174" draw:style-name="gr5"><draw:line draw:style-name="gr6" draw:text-style-name="P1280" svg:x1="0in" svg:y1="0in" svg:x2="3.8189in" svg:y2="0in"><text:p/></draw:line></draw:g></text:p>
      <text:p text:style-name="P800"/>
      <text:section text:style-name="Sect22" text:name="Section120">
        <text:list xml:id="list153420185684953" text:continue-list="list153419047942882" text:style-name="WWNum13">
          <text:list-item>
            <text:h text:style-name="P195" text:outline-level="3"><text:span text:style-name="T390">Posso</text:span><text:span text:style-name="T427"> </text:span><text:span text:style-name="T389">revocare</text:span><text:span text:style-name="T427"> </text:span><text:span text:style-name="T389">o</text:span><text:span text:style-name="T427"> </text:span><text:span text:style-name="T389">sostituire</text:span><text:span text:style-name="T433"> </text:span><text:span text:style-name="T389">il</text:span><text:span text:style-name="T427"> </text:span><text:span text:style-name="T389">medico</text:span><text:span text:style-name="T427"> </text:span><text:span text:style-name="T389">di</text:span><text:span text:style-name="T427"> </text:span><text:span text:style-name="T389">famiglia</text:span><text:span text:style-name="T433"> </text:span><text:span text:style-name="T389">in</text:span><text:span text:style-name="T427"> </text:span><text:span text:style-name="T389">qualsiasi momento?</text:span></text:h>
          </text:list-item>
        </text:list>
        <text:p text:style-name="P949"><text:span text:style-name="T35">Sì,</text:span><text:span text:style-name="T170"> </text:span><text:span text:style-name="T35">compilando</text:span><text:span text:style-name="T170"> </text:span><text:span text:style-name="T35">un</text:span><text:span text:style-name="T170"> </text:span><text:span text:style-name="T35">apposito</text:span><text:span text:style-name="T203"> </text:span><text:span text:style-name="T35">modulo;</text:span><text:span text:style-name="T170"> </text:span><text:span text:style-name="T35">contemporaneamente</text:span><text:span text:style-name="T170"> </text:span><text:span text:style-name="T35">si</text:span><text:span text:style-name="T170"> </text:span><text:span text:style-name="T35">deve</text:span><text:span text:style-name="T203"> </text:span><text:span text:style-name="T35">indicare</text:span><text:span text:style-name="T170"> </text:span><text:span text:style-name="T35">la scelta di un nuovo</text:span><text:span text:style-name="T180"> </text:span><text:span text:style-name="T35">medico.</text:span></text:p>
        <text:p text:style-name="P785"/>
        <text:list xml:id="list153420063258844" text:continue-numbering="true" text:style-name="WWNum13">
          <text:list-item>
            <text:h text:style-name="P226" text:outline-level="3"><text:span text:style-name="T389">Come si fanno le visite</text:span><text:span text:style-name="T423"> </text:span><text:span text:style-name="T389">specialistiche?</text:span></text:h>
          </text:list-item>
        </text:list>
        <text:p text:style-name="P816"><text:span text:style-name="T35">Per fare una visita specialistica occorre la richiesta del medico di famiglia. Con</text:span><text:span text:style-name="T203"> </text:span><text:span text:style-name="T35">la</text:span><text:span text:style-name="T39"> </text:span><text:span text:style-name="T35">richiesta</text:span><text:span text:style-name="T39"> </text:span><text:span text:style-name="T35">del</text:span><text:span text:style-name="T203"> </text:span><text:span text:style-name="T35">medico</text:span><text:span text:style-name="T39"> </text:span><text:span text:style-name="T35">e</text:span><text:span text:style-name="T39"> </text:span><text:span text:style-name="T35">la</text:span><text:span text:style-name="T203"> </text:span><text:span text:style-name="T35">tessera</text:span><text:span text:style-name="T39"> </text:span><text:span text:style-name="T35">sanitaria</text:span><text:span text:style-name="T39"> </text:span><text:span text:style-name="T35">si</text:span><text:span text:style-name="T203"> </text:span><text:span text:style-name="T35">va</text:span><text:span text:style-name="T39"> </text:span><text:span text:style-name="T35">all’ufficio</text:span><text:span text:style-name="T39"> </text:span><text:span text:style-name="T35">prenotazioni della ASL per prenotare la prestazione sanitaria. Alcune ASL hanno un si- stema telefonico per la prenotazione delle prestazioni sanitarie. Le presta- </text:span><text:span text:style-name="T275">zioni </text:span><text:span text:style-name="T35">si </text:span><text:span text:style-name="T275">possono effettuare anche presso ambulatori </text:span><text:span text:style-name="T35">e </text:span><text:span text:style-name="T275">laboratori privati </text:span><text:span text:style-name="T35">convenzionati.</text:span></text:p>
        <text:p text:style-name="P773"/>
        <text:list xml:id="list153419124283469" text:continue-numbering="true" text:style-name="WWNum13">
          <text:list-item>
            <text:h text:style-name="P226" text:outline-level="3"><text:span text:style-name="T389">Le visite specialistiche sono</text:span><text:span text:style-name="T433"> </text:span><text:span text:style-name="T389">gratuite?</text:span></text:h>
          </text:list-item>
        </text:list>
        <text:p text:style-name="P1238"><text:span text:style-name="T35">Per le visite specialistiche, gli esami di laboratorio e l’acquisto di medicinali si è tenuti a pagare una quota prestabilita dal Governo, il ticket</text:span><text:span text:style-name="T225">.</text:span></text:p>
        <text:p text:style-name="P819"><text:span text:style-name="T35">Non pagano il ticket sui farmaci:</text:span></text:p>
        <text:list xml:id="list153418825105480" text:continue-list="list153419488637223" text:style-name="WWNum6">
          <text:list-item>
            <text:p text:style-name="P539"><text:span text:style-name="T47">gli</text:span><text:span text:style-name="T77"> </text:span><text:span text:style-name="T47">invalidi</text:span><text:span text:style-name="T61"> </text:span><text:span text:style-name="T47">civili</text:span><text:span text:style-name="T61"> </text:span><text:span text:style-name="T47">al</text:span><text:span text:style-name="T61"> </text:span><text:span text:style-name="T47">100%,</text:span><text:span text:style-name="T77"> </text:span><text:span text:style-name="T47">gli</text:span><text:span text:style-name="T61"> </text:span><text:span text:style-name="T47">invalidi</text:span><text:span text:style-name="T61"> </text:span><text:span text:style-name="T47">civili</text:span><text:span text:style-name="T61"> </text:span><text:span text:style-name="T47">con</text:span><text:span text:style-name="T61"> </text:span><text:span text:style-name="T47">invalidità</text:span><text:span text:style-name="T77"> </text:span><text:span text:style-name="T47">superiore</text:span><text:span text:style-name="T61"> </text:span><text:span text:style-name="T47">ai</text:span><text:span text:style-name="T61"> </text:span><text:span text:style-name="T47">2/3,</text:span><text:span text:style-name="T61"> </text:span><text:span text:style-name="T47">o con assegno di accompagnamento, i ciechi ed i</text:span><text:span text:style-name="T96"> </text:span><text:span text:style-name="T47">sordomuti;</text:span></text:p>
          </text:list-item>
          <text:list-item>
            <text:p text:style-name="P591"><text:span text:style-name="T47">le vittime del terrorismo e della criminalità</text:span><text:span text:style-name="T108"> </text:span><text:span text:style-name="T47">organizzata;</text:span></text:p>
          </text:list-item>
          <text:list-item>
            <text:p text:style-name="P593"><text:span text:style-name="T47">i pazienti sottoposti a terapie</text:span><text:span text:style-name="T85"> </text:span><text:span text:style-name="T47">dolorose;</text:span></text:p>
          </text:list-item>
          <text:list-item>
            <text:p text:style-name="P593"><text:span text:style-name="T47">i titolari di pensione</text:span><text:span text:style-name="T77"> </text:span><text:span text:style-name="T47">sociale;</text:span></text:p>
          </text:list-item>
          <text:list-item>
            <text:p text:style-name="P593"><text:span text:style-name="T47">i titolari di pensioni al minimo di oltre 60</text:span><text:span text:style-name="T126"> </text:span><text:span text:style-name="T47">anni.</text:span></text:p>
          </text:list-item>
        </text:list>
        <text:p text:style-name="P755"><text:span text:style-name="T35">Per le prestazioni specialistiche, sono esenti dal ticket:</text:span></text:p>
        <text:list xml:id="list153418827662241" text:continue-numbering="true" text:style-name="WWNum6">
          <text:list-item>
            <text:p text:style-name="P583"><text:span text:style-name="T47">i titolari di pensioni sociali e i familiari a</text:span><text:span text:style-name="T132"> </text:span><text:span text:style-name="T47">carico;</text:span></text:p>
          </text:list-item>
          <text:list-item>
            <text:p text:style-name="P583"><text:span text:style-name="T47">i</text:span><text:span text:style-name="T48"> </text:span><text:span text:style-name="T47">disoccupati,</text:span><text:span text:style-name="T43"> </text:span><text:span text:style-name="T47">i</text:span><text:span text:style-name="T43"> </text:span><text:span text:style-name="T47">titolari</text:span><text:span text:style-name="T43"> </text:span><text:span text:style-name="T47">di</text:span><text:span text:style-name="T43"> </text:span><text:span text:style-name="T47">pensioni</text:span><text:span text:style-name="T43"> </text:span><text:span text:style-name="T47">al</text:span><text:span text:style-name="T43"> </text:span><text:span text:style-name="T47">minimo</text:span><text:span text:style-name="T48"> </text:span><text:span text:style-name="T47">di</text:span><text:span text:style-name="T43"> </text:span><text:span text:style-name="T47">oltre</text:span><text:span text:style-name="T43"> </text:span><text:span text:style-name="T47">60</text:span><text:span text:style-name="T43"> </text:span><text:span text:style-name="T47">anni;</text:span></text:p>
          </text:list-item>
          <text:list-item>
            <text:p text:style-name="P603"><text:span text:style-name="T47">gli invalidi civili con invalidità superiore ai 2/3 o con assegno di accompa- gnamento;</text:span></text:p>
          </text:list-item>
          <text:list-item>
            <text:p text:style-name="P604"><text:span text:style-name="T47">gli</text:span><text:span text:style-name="T85"> </text:span><text:span text:style-name="T47">infortunati</text:span><text:span text:style-name="T67"> </text:span><text:span text:style-name="T47">sul</text:span><text:span text:style-name="T67"> </text:span><text:span text:style-name="T47">lavoro</text:span><text:span text:style-name="T67"> </text:span><text:span text:style-name="T47">e</text:span><text:span text:style-name="T67"> </text:span><text:span text:style-name="T47">tutte</text:span><text:span text:style-name="T67"> </text:span><text:span text:style-name="T47">le</text:span><text:span text:style-name="T67"> </text:span><text:span text:style-name="T47">categorie</text:span><text:span text:style-name="T67"> </text:span><text:span text:style-name="T47">di</text:span><text:span text:style-name="T85"> </text:span><text:span text:style-name="T47">cittadini</text:span><text:span text:style-name="T67"> </text:span><text:span text:style-name="T47">esenti</text:span><text:span text:style-name="T67"> </text:span><text:span text:style-name="T47">per</text:span><text:span text:style-name="T67"> </text:span><text:span text:style-name="T47">patologia</text:span><text:span text:style-name="T67"> </text:span><text:span text:style-name="T47">o condizioni individuate da leggi</text:span><text:span text:style-name="T72"> </text:span><text:span text:style-name="T47">speciali.</text:span></text:p>
          </text:list-item>
        </text:list>
        <text:p text:style-name="P1239"><text:span text:style-name="T35">Alcune</text:span><text:span text:style-name="T199"> </text:span><text:span text:style-name="T35">prestazioni</text:span><text:span text:style-name="T180"> </text:span><text:span text:style-name="T35">mediche</text:span><text:span text:style-name="T180"> </text:span><text:span text:style-name="T35">non</text:span><text:span text:style-name="T180"> </text:span><text:span text:style-name="T35">sono</text:span><text:span text:style-name="T199"> </text:span><text:span text:style-name="T35">soggette</text:span><text:span text:style-name="T180"> </text:span><text:span text:style-name="T35">al</text:span><text:span text:style-name="T180"> </text:span><text:span text:style-name="T35">pagamento</text:span><text:span text:style-name="T180"> </text:span><text:span text:style-name="T35">del</text:span><text:span text:style-name="T180"> </text:span><text:span text:style-name="T35">ticket,</text:span><text:span text:style-name="T199"> </text:span><text:span text:style-name="T35">anche se</text:span><text:span text:style-name="T203"> </text:span><text:span text:style-name="T35">il</text:span><text:span text:style-name="T203"> </text:span><text:span text:style-name="T35">cittadino</text:span><text:span text:style-name="T203"> </text:span><text:span text:style-name="T35">non</text:span><text:span text:style-name="T203"> </text:span><text:span text:style-name="T35">rientra</text:span><text:span text:style-name="T39"> </text:span><text:span text:style-name="T35">in</text:span><text:span text:style-name="T203"> </text:span><text:span text:style-name="T35">una</text:span><text:span text:style-name="T203"> </text:span><text:span text:style-name="T35">delle</text:span><text:span text:style-name="T203"> </text:span><text:span text:style-name="T35">categorie</text:span><text:span text:style-name="T203"> </text:span><text:span text:style-name="T35">sopra</text:span><text:span text:style-name="T39"> </text:span><text:span text:style-name="T35">elencate.</text:span><text:span text:style-name="T203"> </text:span><text:span text:style-name="T35">Queste</text:span><text:span text:style-name="T203"> </text:span><text:span text:style-name="T35">sono:</text:span></text:p>
        <text:list xml:id="list153418483525792" text:continue-numbering="true" text:style-name="WWNum6">
          <text:list-item>
            <text:p text:style-name="P605"><text:span text:style-name="T47">prestazioni</text:span><text:span text:style-name="T72"> </text:span><text:span text:style-name="T47">per</text:span><text:span text:style-name="T72"> </text:span><text:span text:style-name="T47">la</text:span><text:span text:style-name="T77"> </text:span><text:span text:style-name="T47">diagnosi</text:span><text:span text:style-name="T72"> </text:span><text:span text:style-name="T47">precoce</text:span><text:span text:style-name="T77"> </text:span><text:span text:style-name="T47">dei</text:span><text:span text:style-name="T72"> </text:span><text:span text:style-name="T47">tumori</text:span><text:span text:style-name="T77"> </text:span><text:span text:style-name="T47">(mammografie,</text:span><text:span text:style-name="T72"> </text:span><text:span text:style-name="T47">paptest,</text:span><text:span text:style-name="T77"> </text:span><text:span text:style-name="T47">ecc.);</text:span></text:p>
          </text:list-item>
          <text:list-item>
            <text:p text:style-name="P608"><text:span text:style-name="T47">prestazioni finalizzate alla tutela della maternità, quali ad esempio analisi, ecografie,</text:span><text:span text:style-name="T43"> </text:span><text:span text:style-name="T47">ecc.;</text:span></text:p>
          </text:list-item>
          <text:list-item>
            <text:p text:style-name="P609"><text:span text:style-name="T47">prestazioni finalizzate alla promozione delle donazioni di sangue, organi e tessuti,</text:span><text:span text:style-name="T48"> </text:span><text:span text:style-name="T47">vaccinazioni</text:span><text:span text:style-name="T48"> </text:span><text:span text:style-name="T47">non</text:span><text:span text:style-name="T48"> </text:span><text:span text:style-name="T47">obbligatorie</text:span><text:span text:style-name="T48"> </text:span><text:span text:style-name="T47">per</text:span><text:span text:style-name="T48"> </text:span><text:span text:style-name="T47">i</text:span><text:span text:style-name="T43"> </text:span><text:span text:style-name="T47">bambini</text:span><text:span text:style-name="T48"> </text:span><text:span text:style-name="T47">fino</text:span><text:span text:style-name="T48"> </text:span><text:span text:style-name="T47">a</text:span><text:span text:style-name="T48"> </text:span><text:span text:style-name="T47">14</text:span><text:span text:style-name="T48"> </text:span><text:span text:style-name="T47">anni.</text:span></text:p>
          </text:list-item>
        </text:list>
        <text:p text:style-name="P785"/>
        <text:list xml:id="list153418668155529" text:continue-list="list153419124283469" text:style-name="WWNum13">
          <text:list-item>
            <text:p text:style-name="P489"><text:span text:style-name="T347">Come</text:span><text:span text:style-name="T366"> </text:span><text:span text:style-name="T347">posso</text:span><text:span text:style-name="T350"> </text:span><text:span text:style-name="T347">ottenere</text:span><text:span text:style-name="T350"> </text:span><text:span text:style-name="T347">l’esenzione</text:span><text:span text:style-name="T366"> </text:span><text:span text:style-name="T347">dal</text:span><text:span text:style-name="T350"> </text:span><text:span text:style-name="T347">pagamento</text:span><text:span text:style-name="T350"> </text:span><text:span text:style-name="T347">del</text:span><text:span text:style-name="T350"> </text:span><text:span text:style-name="T347">ticket?</text:span><text:span text:style-name="T27"> </text:span><text:span text:style-name="T43">Presentando domanda alla </text:span><text:span text:style-name="T47">ASL </text:span><text:span text:style-name="T43">corredata della certificazione </text:span><text:span text:style-name="T47">del </text:span><text:span text:style-name="T43">medico spe- cialista</text:span><text:span text:style-name="T110"> </text:span><text:span text:style-name="T47">od</text:span><text:span text:style-name="T110"> </text:span><text:span text:style-name="T43">ospedaliero,</text:span><text:span text:style-name="T101"> </text:span><text:span text:style-name="T43">della</text:span><text:span text:style-name="T110"> </text:span><text:span text:style-name="T43">tessera</text:span><text:span text:style-name="T101"> </text:span><text:span text:style-name="T43">sanitaria</text:span><text:span text:style-name="T110"> </text:span><text:span text:style-name="T47">e</text:span><text:span text:style-name="T101"> </text:span><text:span text:style-name="T47">del</text:span><text:span text:style-name="T110"> </text:span><text:span text:style-name="T43">Codice</text:span><text:span text:style-name="T101"> </text:span><text:span text:style-name="T43">Fiscale.</text:span><text:span text:style-name="T110"> </text:span><text:span text:style-name="T47">La</text:span><text:span text:style-name="T89"> </text:span><text:span text:style-name="T47">ASL</text:span><text:span text:style-name="T100"> </text:span><text:span text:style-name="T43">rila- </text:span><text:span text:style-name="T47">scia un tesserino che dà diritto alla multiprescrizione fino a un massimo di 6 </text:span><text:span text:style-name="T48">pezzi</text:span><text:span text:style-name="T72"> </text:span><text:span text:style-name="T48">del</text:span><text:span text:style-name="T72"> </text:span><text:span text:style-name="T55">medicinale</text:span><text:span text:style-name="T72"> </text:span><text:span text:style-name="T55">richiesto</text:span><text:span text:style-name="T72"> </text:span><text:span text:style-name="T48">dalla</text:span><text:span text:style-name="T72"> </text:span><text:span text:style-name="T55">patologia.</text:span><text:span text:style-name="T72"> </text:span><text:span text:style-name="T43">La</text:span><text:span text:style-name="T72"> </text:span><text:span text:style-name="T55">durata</text:span><text:span text:style-name="T72"> </text:span><text:span text:style-name="T55">dell’esenzione</text:span><text:span text:style-name="T72"> </text:span><text:span text:style-name="T48">può</text:span><text:span text:style-name="T77"> </text:span><text:span text:style-name="T55">essere </text:span><text:span text:style-name="T48">permanente</text:span><text:span text:style-name="T67"> </text:span><text:span text:style-name="T47">o</text:span><text:span text:style-name="T72"> </text:span><text:span text:style-name="T48">limitata,</text:span><text:span text:style-name="T67"> </text:span><text:span text:style-name="T48">secondo</text:span><text:span text:style-name="T72"> </text:span><text:span text:style-name="T47">i</text:span><text:span text:style-name="T72"> </text:span><text:span text:style-name="T43">tipi</text:span><text:span text:style-name="T67"> </text:span><text:span text:style-name="T47">di</text:span><text:span text:style-name="T72"> </text:span><text:span text:style-name="T48">malattia</text:span><text:span text:style-name="T67"> </text:span><text:span text:style-name="T43">e/o</text:span><text:span text:style-name="T72"> </text:span><text:span text:style-name="T47">le</text:span><text:span text:style-name="T72"> </text:span><text:span text:style-name="T48">normative</text:span><text:span text:style-name="T67"> </text:span><text:span text:style-name="T48">regionali.</text:span><text:span text:style-name="T72"> </text:span><text:span text:style-name="T48">Even- </text:span><text:span text:style-name="T43">tuali scadenze degli attestati </text:span><text:span text:style-name="T47">di </text:span><text:span text:style-name="T43">esenzione sono indicate </text:span><text:span text:style-name="T47">sui </text:span><text:span text:style-name="T43">relativi</text:span><text:span text:style-name="T128"> </text:span><text:span text:style-name="T43">certificati.</text:span></text:p>
          </text:list-item>
        </text:list>
        <text:p text:style-name="P889"/>
        <text:p text:style-name="P1084"><text:span text:style-name="T165">ATTEnzIonE</text:span><text:span text:style-name="T162">: </text:span><text:span text:style-name="T35">la normativa sulle esenzioni può subire delle variazioni. Per ottenere</text:span><text:span text:style-name="T166"> </text:span><text:span text:style-name="T35">maggiori</text:span><text:span text:style-name="T170"> </text:span><text:span text:style-name="T35">informazioni</text:span><text:span text:style-name="T166"> </text:span><text:span text:style-name="T35">sul</text:span><text:span text:style-name="T170"> </text:span><text:span text:style-name="T35">sistema</text:span><text:span text:style-name="T166"> </text:span><text:span text:style-name="T35">di</text:span><text:span text:style-name="T170"> </text:span><text:span text:style-name="T35">esenzione</text:span><text:span text:style-name="T166"> </text:span><text:span text:style-name="T35">vigente</text:span><text:span text:style-name="T170"> </text:span><text:span text:style-name="T35">e</text:span><text:span text:style-name="T166"> </text:span><text:span text:style-name="T35">sulla</text:span><text:span text:style-name="T170"> </text:span><text:span text:style-name="T35">docu- </text:span><text:span text:style-name="T162">mentazione</text:span><text:span text:style-name="T196"> </text:span><text:span text:style-name="T35">da</text:span><text:span text:style-name="T199"> </text:span><text:span text:style-name="T162">presentare,</text:span><text:span text:style-name="T196"> </text:span><text:span text:style-name="T35">ci</text:span><text:span text:style-name="T199"> </text:span><text:span text:style-name="T35">si</text:span><text:span text:style-name="T196"> </text:span><text:span text:style-name="T35">può</text:span><text:span text:style-name="T199"> </text:span><text:span text:style-name="T162">rivolgere</text:span><text:span text:style-name="T199"> </text:span><text:span text:style-name="T35">al</text:span><text:span text:style-name="T196"> </text:span><text:span text:style-name="T162">medico</text:span><text:span text:style-name="T199"> </text:span><text:span text:style-name="T35">di</text:span><text:span text:style-name="T196"> </text:span><text:span text:style-name="T162">famiglia</text:span><text:span text:style-name="T199"> </text:span><text:span text:style-name="T35">o</text:span><text:span text:style-name="T199"> </text:span><text:span text:style-name="T35">al</text:span><text:span text:style-name="T196"> </text:span><text:span text:style-name="T162">pediatra </text:span><text:span text:style-name="T35">di libera</text:span><text:span text:style-name="T39"> </text:span><text:span text:style-name="T35">scelta.</text:span></text:p>
        <text:p text:style-name="P718"/>
        <text:list xml:id="list153419951096151" text:continue-numbering="true" text:style-name="WWNum13">
          <text:list-item>
            <text:h text:style-name="P241" text:outline-level="3"><text:span text:style-name="T389">Cosa sono i servizi di</text:span><text:span text:style-name="T433"> </text:span><text:span text:style-name="T389">emergenza?</text:span></text:h>
          </text:list-item>
        </text:list>
        <text:p text:style-name="P1085"><text:span text:style-name="T35">Nei</text:span><text:span text:style-name="T183"> </text:span><text:span text:style-name="T35">casi</text:span><text:span text:style-name="T196"> </text:span><text:span text:style-name="T35">di</text:span><text:span text:style-name="T183"> </text:span><text:span text:style-name="T35">grave</text:span><text:span text:style-name="T196"> </text:span><text:span text:style-name="T35">urgenza</text:span><text:span text:style-name="T183"> </text:span><text:span text:style-name="T35">(incidenti,</text:span><text:span text:style-name="T196"> </text:span><text:span text:style-name="T35">infortuni</text:span><text:span text:style-name="T196"> </text:span><text:span text:style-name="T35">ed</text:span><text:span text:style-name="T183"> </text:span><text:span text:style-name="T35">in</text:span><text:span text:style-name="T196"> </text:span><text:span text:style-name="T35">qualsiasi</text:span><text:span text:style-name="T183"> </text:span><text:span text:style-name="T35">situazione</text:span><text:span text:style-name="T196"> </text:span><text:span text:style-name="T35">di</text:span><text:span text:style-name="T196"> </text:span><text:span text:style-name="T35">pe- ricolo per la vita) è possibile recarsi al Pronto Soccorso dell’Ospedale o </text:span><text:span text:style-name="T203">ri- </text:span><text:span text:style-name="T35">chiedere l’intervento medico telefonando al numero gratuito </text:span><text:span text:style-name="T162">118 </text:span><text:span text:style-name="T35">in</text:span><text:span text:style-name="T187"> </text:span><text:span text:style-name="T35">funzione 24 ore su 24.</text:span></text:p>
        <text:p text:style-name="P1058"/>
        <text:list xml:id="list153419730791092" text:continue-numbering="true" text:style-name="WWNum13">
          <text:list-item>
            <text:h text:style-name="P241" text:outline-level="3"><text:span text:style-name="T389">L’assistenza ospedaliera è</text:span><text:span text:style-name="T421"> </text:span><text:span text:style-name="T389">gratuita?</text:span></text:h>
          </text:list-item>
        </text:list>
        <text:p text:style-name="P1085"><text:span text:style-name="T35">Le prestazioni ospedaliere sono gratuite per tutti gli iscritti al Servizio Sani- tario Nazionale.</text:span></text:p>
        <text:p text:style-name="P1086"><text:span text:style-name="T35">La legge finanziaria 2006 ha previsto a partire dal 1° gennaio 2007 un ticket sugli interventi al pronto soccorso non classificati come urgenti (“codice bianco”).</text:span></text:p>
        <text:p text:style-name="P1058"/>
        <text:list xml:id="list153420383137636" text:continue-numbering="true" text:style-name="WWNum13">
          <text:list-item>
            <text:h text:style-name="P241" text:outline-level="3"><text:span text:style-name="T389">Che cosa è la guardia</text:span><text:span text:style-name="T433"> </text:span><text:span text:style-name="T389">medica?</text:span></text:h>
          </text:list-item>
        </text:list>
        <text:p text:style-name="P1085"><text:span text:style-name="T35">È</text:span><text:span text:style-name="T183"> </text:span><text:span text:style-name="T35">un</text:span><text:span text:style-name="T183"> </text:span><text:span text:style-name="T35">servizio</text:span><text:span text:style-name="T183"> </text:span><text:span text:style-name="T35">di</text:span><text:span text:style-name="T183"> </text:span><text:span text:style-name="T35">assistenza</text:span><text:span text:style-name="T183"> </text:span><text:span text:style-name="T35">medica</text:span><text:span text:style-name="T183"> </text:span><text:span text:style-name="T35">immediata</text:span><text:span text:style-name="T183"> </text:span><text:span text:style-name="T35">a</text:span><text:span text:style-name="T183"> </text:span><text:span text:style-name="T35">domicilio,</text:span><text:span text:style-name="T183"> </text:span><text:span text:style-name="T35">totalmente</text:span><text:span text:style-name="T183"> </text:span><text:span text:style-name="T35">gratuito per i residenti nella regione, che può essere chiamato a qualsiasi ora nei casi di grave necessità.</text:span></text:p>
        <text:p text:style-name="P1082"><text:span text:style-name="T35">I cittadini residenti in altre regioni devono, invece, pagare la tariffa prevista per le visite occasionali.</text:span></text:p>
      </text:section>
      <text:p text:style-name="P1240"/>
      <text:p text:style-name="P728"/>
      <text:p text:style-name="P660"><draw:g text:anchor-type="as-char" draw:z-index="175" draw:style-name="gr5"><draw:line draw:style-name="gr6" draw:text-style-name="P1280" svg:x1="0in" svg:y1="0in" svg:x2="3.8228in" svg:y2="0in"><text:p/></draw:line></draw:g><text:span text:style-name="T483"><text:tab/></text:span><draw:g text:anchor-type="as-char" draw:z-index="176" draw:style-name="gr5"><draw:line draw:style-name="gr6" draw:text-style-name="P1280" svg:x1="0in" svg:y1="0in" svg:x2="3.8189in" svg:y2="0in"><text:p/></draw:line></draw:g></text:p>
      <text:p text:style-name="P800"/>
      <text:section text:style-name="Sect3" text:name="Section122">
        <text:list xml:id="list153419651710876" text:continue-numbering="true" text:style-name="WWNum13">
          <text:list-item>
            <text:h text:style-name="P229" text:outline-level="3"><text:span text:style-name="T389">L’assistenza infermieristica è coperta dal</text:span><text:span text:style-name="T430"> </text:span><text:span text:style-name="T389">SSN?</text:span></text:h>
          </text:list-item>
        </text:list>
        <text:p text:style-name="P947"><text:span text:style-name="T35">Attualmente</text:span><text:span text:style-name="T196"> </text:span><text:span text:style-name="T35">questo</text:span><text:span text:style-name="T199"> </text:span><text:span text:style-name="T35">tipo</text:span><text:span text:style-name="T196"> </text:span><text:span text:style-name="T35">di</text:span><text:span text:style-name="T199"> </text:span><text:span text:style-name="T35">assistenza</text:span><text:span text:style-name="T196"> </text:span><text:span text:style-name="T35">non</text:span><text:span text:style-name="T199"> </text:span><text:span text:style-name="T35">è</text:span><text:span text:style-name="T196"> </text:span><text:span text:style-name="T35">coperta</text:span><text:span text:style-name="T199"> </text:span><text:span text:style-name="T35">dal</text:span><text:span text:style-name="T196"> </text:span><text:span text:style-name="T35">Servizio</text:span><text:span text:style-name="T199"> </text:span><text:span text:style-name="T35">Sanitario</text:span><text:span text:style-name="T196"> </text:span><text:span text:style-name="T39">Na- </text:span><text:span text:style-name="T35">zionale.</text:span><text:span text:style-name="T170"> </text:span><text:span text:style-name="T35">Nei</text:span><text:span text:style-name="T203"> </text:span><text:span text:style-name="T35">casi</text:span><text:span text:style-name="T170"> </text:span><text:span text:style-name="T35">di</text:span><text:span text:style-name="T203"> </text:span><text:span text:style-name="T35">necessità</text:span><text:span text:style-name="T170"> </text:span><text:span text:style-name="T35">può</text:span><text:span text:style-name="T203"> </text:span><text:span text:style-name="T35">però</text:span><text:span text:style-name="T170"> </text:span><text:span text:style-name="T35">essere</text:span><text:span text:style-name="T203"> </text:span><text:span text:style-name="T35">fornita,</text:span><text:span text:style-name="T203"> </text:span><text:span text:style-name="T35">a</text:span><text:span text:style-name="T170"> </text:span><text:span text:style-name="T35">domicilio,</text:span><text:span text:style-name="T203"> </text:span><text:span text:style-name="T35">su</text:span><text:span text:style-name="T170"> </text:span><text:span text:style-name="T35">segnala- zione del servizio sociale del Comune agli organi</text:span><text:span text:style-name="T213"> </text:span><text:span text:style-name="T35">sanitari.</text:span></text:p>
        <text:p text:style-name="P785"/>
        <text:list xml:id="list153418642200329" text:continue-numbering="true" text:style-name="WWNum13">
          <text:list-item>
            <text:h text:style-name="P42" text:outline-level="3"><text:span text:style-name="T389">Gli accertamenti e i trattamenti sanitari possono essere im- posti?</text:span></text:h>
          </text:list-item>
        </text:list>
        <text:p text:style-name="P809"><text:span text:style-name="T35">No,</text:span><text:span text:style-name="T190"> </text:span><text:span text:style-name="T35">a</text:span><text:span text:style-name="T194"> </text:span><text:span text:style-name="T35">parte</text:span><text:span text:style-name="T194"> </text:span><text:span text:style-name="T35">nei</text:span><text:span text:style-name="T194"> </text:span><text:span text:style-name="T35">casi</text:span><text:span text:style-name="T194"> </text:span><text:span text:style-name="T35">previsti</text:span><text:span text:style-name="T194"> </text:span><text:span text:style-name="T35">dalla</text:span><text:span text:style-name="T194"> </text:span><text:span text:style-name="T35">legge</text:span><text:span text:style-name="T194"> </text:span><text:span text:style-name="T162">(Trattamenti</text:span><text:span text:style-name="T194"> </text:span><text:span text:style-name="T35">Sanitari</text:span><text:span text:style-name="T194"> </text:span><text:span text:style-name="T35">Obbligatori)</text:span><text:span text:style-name="T194"> </text:span><text:span text:style-name="T35">sem- pre</text:span><text:span text:style-name="T39"> </text:span><text:span text:style-name="T35">nel</text:span><text:span text:style-name="T36"> </text:span><text:span text:style-name="T35">rispetto</text:span><text:span text:style-name="T36"> </text:span><text:span text:style-name="T35">della</text:span><text:span text:style-name="T36"> </text:span><text:span text:style-name="T35">dignità</text:span><text:span text:style-name="T36"> </text:span><text:span text:style-name="T35">della</text:span><text:span text:style-name="T39"> </text:span><text:span text:style-name="T35">persona</text:span><text:span text:style-name="T36"> </text:span><text:span text:style-name="T35">e</text:span><text:span text:style-name="T36"> </text:span><text:span text:style-name="T35">dei</text:span><text:span text:style-name="T36"> </text:span><text:span text:style-name="T35">diritti</text:span><text:span text:style-name="T36"> </text:span><text:span text:style-name="T35">civili.</text:span><text:span text:style-name="T39"> </text:span><text:span text:style-name="T35">Questi</text:span><text:span text:style-name="T36"> </text:span><text:span text:style-name="T162">interventi </text:span><text:span text:style-name="T35">sono</text:span><text:span text:style-name="T180"> </text:span><text:span text:style-name="T35">disposti</text:span><text:span text:style-name="T180"> </text:span><text:span text:style-name="T35">con</text:span><text:span text:style-name="T166"> </text:span><text:span text:style-name="T35">provvedimento</text:span><text:span text:style-name="T180"> </text:span><text:span text:style-name="T35">del</text:span><text:span text:style-name="T166"> </text:span><text:span text:style-name="T35">Sindaco,</text:span><text:span text:style-name="T180"> </text:span><text:span text:style-name="T35">su</text:span><text:span text:style-name="T180"> </text:span><text:span text:style-name="T35">proposta</text:span><text:span text:style-name="T166"> </text:span><text:span text:style-name="T35">di</text:span><text:span text:style-name="T180"> </text:span><text:span text:style-name="T35">un</text:span><text:span text:style-name="T166"> </text:span><text:span text:style-name="T35">medico,</text:span><text:span text:style-name="T180"> </text:span><text:span text:style-name="T35">con- validata</text:span><text:span text:style-name="T183"> </text:span><text:span text:style-name="T35">da</text:span><text:span text:style-name="T196"> </text:span><text:span text:style-name="T35">un</text:span><text:span text:style-name="T183"> </text:span><text:span text:style-name="T35">medico</text:span><text:span text:style-name="T196"> </text:span><text:span text:style-name="T35">della</text:span><text:span text:style-name="T196"> </text:span><text:span text:style-name="T35">struttura</text:span><text:span text:style-name="T183"> </text:span><text:span text:style-name="T35">sanitaria</text:span><text:span text:style-name="T196"> </text:span><text:span text:style-name="T35">competente.</text:span><text:span text:style-name="T196"> </text:span><text:span text:style-name="T35">Dopo</text:span><text:span text:style-name="T183"> </text:span><text:span text:style-name="T35">48</text:span><text:span text:style-name="T196"> </text:span><text:span text:style-name="T35">ore</text:span><text:span text:style-name="T196"> </text:span><text:span text:style-name="T35">dal</text:span><text:span text:style-name="T183"> </text:span><text:span text:style-name="T35">ri- covero</text:span><text:span text:style-name="T170"> </text:span><text:span text:style-name="T35">l’iniziativa</text:span><text:span text:style-name="T203"> </text:span><text:span text:style-name="T35">deve</text:span><text:span text:style-name="T203"> </text:span><text:span text:style-name="T35">essere</text:span><text:span text:style-name="T170"> </text:span><text:span text:style-name="T35">comunicata</text:span><text:span text:style-name="T203"> </text:span><text:span text:style-name="T35">al</text:span><text:span text:style-name="T203"> </text:span><text:span text:style-name="T35">Giudice</text:span><text:span text:style-name="T170"> </text:span><text:span text:style-name="T35">tutelare</text:span><text:span text:style-name="T203"> </text:span><text:span text:style-name="T35">competente.</text:span></text:p>
        <text:p text:style-name="P773"/>
        <text:list xml:id="list153419659390220" text:continue-numbering="true" text:style-name="WWNum13">
          <text:list-item>
            <text:p text:style-name="P476"><text:span text:style-name="T347">È</text:span><text:span text:style-name="T367"> </text:span><text:span text:style-name="T347">possibile</text:span><text:span text:style-name="T359"> </text:span><text:span text:style-name="T347">opporsi</text:span><text:span text:style-name="T359"> </text:span><text:span text:style-name="T347">ad</text:span><text:span text:style-name="T359"> </text:span><text:span text:style-name="T347">un</text:span><text:span text:style-name="T367"> </text:span><text:span text:style-name="T347">trattamento</text:span><text:span text:style-name="T359"> </text:span><text:span text:style-name="T347">sanitario</text:span><text:span text:style-name="T359"> </text:span><text:span text:style-name="T347">obbligatorio?</text:span><text:span text:style-name="T27"> </text:span><text:span text:style-name="T47">Chi</text:span><text:span text:style-name="T72"> </text:span><text:span text:style-name="T47">ne</text:span><text:span text:style-name="T77"> </text:span><text:span text:style-name="T47">è</text:span><text:span text:style-name="T72"> </text:span><text:span text:style-name="T43">sottoposto,</text:span><text:span text:style-name="T77"> </text:span><text:span text:style-name="T47">o</text:span><text:span text:style-name="T72"> </text:span><text:span text:style-name="T47">chi</text:span><text:span text:style-name="T77"> </text:span><text:span text:style-name="T47">ne</text:span><text:span text:style-name="T77"> </text:span><text:span text:style-name="T43">abbia</text:span><text:span text:style-name="T72"> </text:span><text:span text:style-name="T43">interesse,</text:span><text:span text:style-name="T77"> </text:span><text:span text:style-name="T47">può</text:span><text:span text:style-name="T72"> </text:span><text:span text:style-name="T43">presentare</text:span><text:span text:style-name="T77"> </text:span><text:span text:style-name="T47">al</text:span><text:span text:style-name="T92"> </text:span><text:span text:style-name="T48">Tribunale</text:span><text:span text:style-name="T77"> </text:span><text:span text:style-name="T43">ricorso </text:span><text:span text:style-name="T47">contro</text:span><text:span text:style-name="T55"> </text:span><text:span text:style-name="T47">il</text:span><text:span text:style-name="T48"> </text:span><text:span text:style-name="T47">provvedimento</text:span><text:span text:style-name="T55"> </text:span><text:span text:style-name="T47">di</text:span><text:span text:style-name="T48"> </text:span><text:span text:style-name="T47">ricovero</text:span><text:span text:style-name="T48"> </text:span><text:span text:style-name="T47">convalidato</text:span><text:span text:style-name="T55"> </text:span><text:span text:style-name="T47">dal</text:span><text:span text:style-name="T48"> </text:span><text:span text:style-name="T47">Giudice</text:span><text:span text:style-name="T48"> </text:span><text:span text:style-name="T47">tutelare.</text:span></text:p>
          </text:list-item>
        </text:list>
        <text:p text:style-name="P722"/>
        <text:list xml:id="list153420614462190" text:continue-numbering="true" text:style-name="WWNum13">
          <text:list-item>
            <text:h text:style-name="P130" text:outline-level="3"><text:span text:style-name="T389">Che</text:span><text:span text:style-name="T394"> </text:span><text:span text:style-name="T389">cosa</text:span><text:span text:style-name="T394"> </text:span><text:span text:style-name="T390">avviene</text:span><text:span text:style-name="T394"> </text:span><text:span text:style-name="T389">se</text:span><text:span text:style-name="T394"> </text:span><text:span text:style-name="T389">il</text:span><text:span text:style-name="T393"> </text:span><text:span text:style-name="T389">cittadino</text:span><text:span text:style-name="T394"> </text:span><text:span text:style-name="T389">sottoposto</text:span><text:span text:style-name="T394"> </text:span><text:span text:style-name="T389">ad</text:span><text:span text:style-name="T394"> </text:span><text:span text:style-name="T389">un</text:span><text:span text:style-name="T394"> </text:span><text:span text:style-name="T389">trattamento sanitario obbligatorio è straniero o</text:span><text:span text:style-name="T430"> </text:span><text:span text:style-name="T389">apolide?</text:span></text:h>
          </text:list-item>
        </text:list>
        <text:p text:style-name="P909"><text:span text:style-name="T35">Il</text:span><text:span text:style-name="T217"> </text:span><text:span text:style-name="T35">provvedimento</text:span><text:span text:style-name="T217"> </text:span><text:span text:style-name="T35">di</text:span><text:span text:style-name="T217"> </text:span><text:span text:style-name="T35">ricovero</text:span><text:span text:style-name="T217"> </text:span><text:span text:style-name="T35">deve</text:span><text:span text:style-name="T217"> </text:span><text:span text:style-name="T35">essere</text:span><text:span text:style-name="T217"> </text:span><text:span text:style-name="T35">comunicato</text:span><text:span text:style-name="T217"> </text:span><text:span text:style-name="T35">al</text:span><text:span text:style-name="T217"> </text:span><text:span text:style-name="T35">Ministero</text:span><text:span text:style-name="T217"> </text:span><text:span text:style-name="T35">dell’Interno e</text:span><text:span text:style-name="T183"> </text:span><text:span text:style-name="T35">al</text:span><text:span text:style-name="T183"> </text:span><text:span text:style-name="T35">consolato</text:span><text:span text:style-name="T183"> </text:span><text:span text:style-name="T35">del</text:span><text:span text:style-name="T196"> </text:span><text:span text:style-name="T35">Paese</text:span><text:span text:style-name="T183"> </text:span><text:span text:style-name="T35">di</text:span><text:span text:style-name="T183"> </text:span><text:span text:style-name="T35">appartenenza</text:span><text:span text:style-name="T183"> </text:span><text:span text:style-name="T35">del</text:span><text:span text:style-name="T196"> </text:span><text:span text:style-name="T35">ricoverato.</text:span><text:span text:style-name="T183"> </text:span><text:span text:style-name="T35">La</text:span><text:span text:style-name="T183"> </text:span><text:span text:style-name="T35">comunicazione</text:span><text:span text:style-name="T196"> </text:span><text:span text:style-name="T35">av- viene tramite il</text:span><text:span text:style-name="T170"> </text:span><text:span text:style-name="T35">Prefetto.</text:span></text:p>
        <text:p text:style-name="P785"/>
        <text:list xml:id="list153419536241028" text:continue-numbering="true" text:style-name="WWNum13">
          <text:list-item>
            <text:h text:style-name="P234" text:outline-level="3"><text:span text:style-name="T389">Cosa sono i consultori</text:span><text:span text:style-name="T419"> </text:span><text:span text:style-name="T389">familiari?</text:span></text:h>
          </text:list-item>
        </text:list>
        <text:p text:style-name="P914"><text:span text:style-name="T35">Sono</text:span><text:span text:style-name="T173"> </text:span><text:span text:style-name="T35">servizi</text:span><text:span text:style-name="T174"> </text:span><text:span text:style-name="T35">socio-sanitari</text:span><text:span text:style-name="T174"> </text:span><text:span text:style-name="T35">territoriali,</text:span><text:span text:style-name="T174"> </text:span><text:span text:style-name="T35">pubblici</text:span><text:span text:style-name="T174"> </text:span><text:span text:style-name="T35">o</text:span><text:span text:style-name="T174"> </text:span><text:span text:style-name="T35">privati,</text:span><text:span text:style-name="T174"> </text:span><text:span text:style-name="T35">che</text:span><text:span text:style-name="T174"> </text:span><text:span text:style-name="T35">tutelano</text:span><text:span text:style-name="T174"> </text:span><text:span text:style-name="T35">la</text:span><text:span text:style-name="T174"> </text:span><text:span text:style-name="T35">salute fisica e psichica della donna, del bambino, dell’adolescente, della coppia e della</text:span><text:span text:style-name="T174"> </text:span><text:span text:style-name="T35">famiglia.</text:span><text:span text:style-name="T176"> </text:span><text:span text:style-name="T162">Tutti</text:span><text:span text:style-name="T183"> </text:span><text:span text:style-name="T35">i</text:span><text:span text:style-name="T183"> </text:span><text:span text:style-name="T35">servizi</text:span><text:span text:style-name="T174"> </text:span><text:span text:style-name="T35">del</text:span><text:span text:style-name="T183"> </text:span><text:span text:style-name="T35">consultorio</text:span><text:span text:style-name="T183"> </text:span><text:span text:style-name="T35">sono</text:span><text:span text:style-name="T174"> </text:span><text:span text:style-name="T35">gratuiti</text:span><text:span text:style-name="T183"> </text:span><text:span text:style-name="T35">e</text:span><text:span text:style-name="T183"> </text:span><text:span text:style-name="T35">vi</text:span><text:span text:style-name="T174"> </text:span><text:span text:style-name="T35">si</text:span><text:span text:style-name="T183"> </text:span><text:span text:style-name="T35">accede</text:span><text:span text:style-name="T183"> </text:span><text:span text:style-name="T35">per</text:span><text:span text:style-name="T183"> </text:span><text:span text:style-name="T35">ap- puntamento. Il servizio è aperto anche agli</text:span><text:span text:style-name="T217"> </text:span><text:span text:style-name="T35">stranieri.</text:span></text:p>
        <text:p text:style-name="P969"><text:span text:style-name="T35">Nel</text:span><text:span text:style-name="T212"> </text:span><text:span text:style-name="T35">consultorio</text:span><text:span text:style-name="T217"> </text:span><text:span text:style-name="T35">familiare</text:span><text:span text:style-name="T212"> </text:span><text:span text:style-name="T35">operano</text:span><text:span text:style-name="T217"> </text:span><text:span text:style-name="T35">figure</text:span><text:span text:style-name="T217"> </text:span><text:span text:style-name="T35">professionali</text:span><text:span text:style-name="T212"> </text:span><text:span text:style-name="T35">sia</text:span><text:span text:style-name="T217"> </text:span><text:span text:style-name="T35">con</text:span><text:span text:style-name="T212"> </text:span><text:span text:style-name="T35">competenze</text:span><text:span text:style-name="T217"> </text:span><text:span text:style-name="T35">psi- cologiche</text:span><text:span text:style-name="T196"> </text:span><text:span text:style-name="T35">e</text:span><text:span text:style-name="T196"> </text:span><text:span text:style-name="T35">sociali</text:span><text:span text:style-name="T196"> </text:span><text:span text:style-name="T35">-</text:span><text:span text:style-name="T196"> </text:span><text:span text:style-name="T35">psicologi,</text:span><text:span text:style-name="T196"> </text:span><text:span text:style-name="T35">assistenti</text:span><text:span text:style-name="T196"> </text:span><text:span text:style-name="T35">sociali,</text:span><text:span text:style-name="T199"> </text:span><text:span text:style-name="T35">sociologi,</text:span><text:span text:style-name="T196"> </text:span><text:span text:style-name="T35">mediatori</text:span><text:span text:style-name="T196"> </text:span><text:span text:style-name="T35">culturali</text:span></text:p>
        <text:p text:style-name="P1095"><text:span text:style-name="T35">-</text:span><text:span text:style-name="T174"> </text:span><text:span text:style-name="T35">sia</text:span><text:span text:style-name="T174"> </text:span><text:span text:style-name="T35">con</text:span><text:span text:style-name="T174"> </text:span><text:span text:style-name="T35">competenze</text:span><text:span text:style-name="T174"> </text:span><text:span text:style-name="T35">sanitarie</text:span><text:span text:style-name="T174"> </text:span><text:span text:style-name="T35">-</text:span><text:span text:style-name="T174"> </text:span><text:span text:style-name="T35">pediatri,</text:span><text:span text:style-name="T174"> </text:span><text:span text:style-name="T35">ginecologi,</text:span><text:span text:style-name="T183"> </text:span><text:span text:style-name="T35">ostetriche,</text:span><text:span text:style-name="T174"> </text:span><text:span text:style-name="T35">infermieri,</text:span><text:span text:style-name="T174"> </text:span><text:span text:style-name="T35">as- sistenti</text:span><text:span text:style-name="T162"> </text:span><text:span text:style-name="T35">sanitarie.</text:span></text:p>
        <text:p text:style-name="P870"><text:span text:style-name="T35">Ci si può rivolgere al consultorio familiare per i seguenti servizi:</text:span></text:p>
        <text:list xml:id="list153419664147266" text:continue-list="list153418483525792" text:style-name="WWNum6">
          <text:list-item>
            <text:p text:style-name="P584"><text:span text:style-name="T47">consulenze e visite sulla</text:span><text:span text:style-name="T72"> </text:span><text:span text:style-name="T47">contraccezione;</text:span></text:p>
          </text:list-item>
          <text:list-item>
            <text:p text:style-name="P584"><text:span text:style-name="T47">essere seguite durante la</text:span><text:span text:style-name="T77"> </text:span><text:span text:style-name="T47">gravidanza;</text:span></text:p>
          </text:list-item>
          <text:list-item>
            <text:p text:style-name="P585"><text:span text:style-name="T47">corsi di preparazione alla</text:span><text:span text:style-name="T77"> </text:span><text:span text:style-name="T47">nascita;</text:span></text:p>
          </text:list-item>
          <text:list-item>
            <text:p text:style-name="P583"><text:span text:style-name="T47">consulenze,</text:span><text:span text:style-name="T61"> </text:span><text:span text:style-name="T47">visite</text:span><text:span text:style-name="T61"> </text:span><text:span text:style-name="T47">e</text:span><text:span text:style-name="T61"> </text:span><text:span text:style-name="T47">certificati</text:span><text:span text:style-name="T61"> </text:span><text:span text:style-name="T47">per</text:span><text:span text:style-name="T61"> </text:span><text:span text:style-name="T47">l’interruzione</text:span><text:span text:style-name="T61"> </text:span><text:span text:style-name="T47">volontaria</text:span><text:span text:style-name="T61"> </text:span><text:span text:style-name="T47">della</text:span><text:span text:style-name="T61"> </text:span><text:span text:style-name="T47">gravidanza;</text:span></text:p>
          </text:list-item>
          <text:list-item>
            <text:p text:style-name="P583"><text:span text:style-name="T47">controlli ginecologici</text:span><text:span text:style-name="T55"> </text:span><text:span text:style-name="T47">periodici;</text:span></text:p>
          </text:list-item>
          <text:list-item>
            <text:p text:style-name="P583"><text:span text:style-name="T47">prevenzione dei tumori</text:span><text:span text:style-name="T110"> </text:span><text:span text:style-name="T47">femminili;</text:span></text:p>
          </text:list-item>
          <text:list-item>
            <text:p text:style-name="P583"><text:span text:style-name="T47">consulenza e assistenza durante la</text:span><text:span text:style-name="T85"> </text:span><text:span text:style-name="T47">menopausa;</text:span></text:p>
          </text:list-item>
          <text:list-item>
            <text:p text:style-name="P583"><text:span text:style-name="T47">assistenza</text:span><text:span text:style-name="T43"> </text:span><text:span text:style-name="T47">pediatrica;</text:span></text:p>
          </text:list-item>
          <text:list-item>
            <text:p text:style-name="P583"><text:span text:style-name="T47">vaccinazioni obbligatorie (e</text:span><text:span text:style-name="T117"> </text:span><text:span text:style-name="T47">raccomandate);</text:span></text:p>
          </text:list-item>
          <text:list-item>
            <text:p text:style-name="P583"><text:span text:style-name="T47">consulenze su problemi sociali e</text:span><text:span text:style-name="T85"> </text:span><text:span text:style-name="T47">psicologici.</text:span></text:p>
          </text:list-item>
        </text:list>
        <text:p text:style-name="P741"/>
        <text:list xml:id="list153420575706746" text:continue-list="list153419536241028" text:style-name="WWNum13">
          <text:list-item>
            <text:h text:style-name="P242" text:outline-level="3"><text:span text:style-name="T389">Dove si </text:span><text:span text:style-name="T390">trova </text:span><text:span text:style-name="T389">l’indirizzo dei Consultori</text:span><text:span text:style-name="T427"> </text:span><text:span text:style-name="T389">familiari?</text:span></text:h>
          </text:list-item>
        </text:list>
        <text:p text:style-name="P863"><text:span text:style-name="T35">Sull’elenco</text:span><text:span text:style-name="T219"> </text:span><text:span text:style-name="T35">telefonico,</text:span><text:span text:style-name="T219"> </text:span><text:span text:style-name="T35">alla</text:span><text:span text:style-name="T219"> </text:span><text:span text:style-name="T35">voce</text:span><text:span text:style-name="T219"> </text:span><text:span text:style-name="T35">«Aziende</text:span><text:span text:style-name="T219"> </text:span><text:span text:style-name="T35">sanitarie</text:span><text:span text:style-name="T219"> </text:span><text:span text:style-name="T35">locali»</text:span><text:span text:style-name="T211"> </text:span><text:span text:style-name="T35">per</text:span><text:span text:style-name="T219"> </text:span><text:span text:style-name="T35">quanto</text:span><text:span text:style-name="T219"> </text:span><text:span text:style-name="T35">riguarda i</text:span><text:span text:style-name="T199"> </text:span><text:span text:style-name="T35">Consultori</text:span><text:span text:style-name="T199"> </text:span><text:span text:style-name="T35">pubblici</text:span><text:span text:style-name="T180"> </text:span><text:span text:style-name="T35">e</text:span><text:span text:style-name="T199"> </text:span><text:span text:style-name="T35">alla</text:span><text:span text:style-name="T180"> </text:span><text:span text:style-name="T35">voce</text:span><text:span text:style-name="T199"> </text:span><text:span text:style-name="T35">«Consultori»</text:span><text:span text:style-name="T199"> </text:span><text:span text:style-name="T35">per</text:span><text:span text:style-name="T180"> </text:span><text:span text:style-name="T35">quelli</text:span><text:span text:style-name="T199"> </text:span><text:span text:style-name="T35">non</text:span><text:span text:style-name="T180"> </text:span><text:span text:style-name="T35">pubblici</text:span><text:span text:style-name="T199"> </text:span><text:span text:style-name="T35">o</text:span><text:span text:style-name="T199"> </text:span><text:span text:style-name="T35">sui</text:span><text:span text:style-name="T180"> </text:span><text:span text:style-name="T36">siti </text:span><text:span text:style-name="T35">istituzionali e non</text:span><text:span text:style-name="T166"> </text:span><text:span text:style-name="T35">specialistici.</text:span></text:p>
        <text:p text:style-name="P785"/>
        <text:list xml:id="list153420526419040" text:continue-numbering="true" text:style-name="WWNum13">
          <text:list-item>
            <text:h text:style-name="P242" text:outline-level="3"><text:span text:style-name="T389">Esistono altri servizi socio-sanitari</text:span><text:span text:style-name="T427"> </text:span><text:span text:style-name="T389">territoriali?</text:span></text:h>
          </text:list-item>
        </text:list>
        <text:p text:style-name="P863"><text:span text:style-name="T35">Si, le Unità territoriali di riabilitazione (UTR) e i Centri di igiene mentale (CIM).</text:span></text:p>
        <text:p text:style-name="P785"/>
        <text:list xml:id="list153419916585883" text:continue-numbering="true" text:style-name="WWNum13">
          <text:list-item>
            <text:h text:style-name="P242" text:outline-level="3"><text:span text:style-name="T389">Quando e quali vaccinazioni sono</text:span><text:span text:style-name="T430"> </text:span><text:span text:style-name="T389">obbligatorie?</text:span></text:h>
          </text:list-item>
        </text:list>
        <text:p text:style-name="P863"><text:span text:style-name="T35">Le vaccinazioni obbligatorie variano da regione a regione. In generale, per i bambini</text:span><text:span text:style-name="T173"> </text:span><text:span text:style-name="T35">in</text:span><text:span text:style-name="T174"> </text:span><text:span text:style-name="T35">Italia</text:span><text:span text:style-name="T174"> </text:span><text:span text:style-name="T35">sono</text:span><text:span text:style-name="T174"> </text:span><text:span text:style-name="T35">obbligatorie</text:span><text:span text:style-name="T173"> </text:span><text:span text:style-name="T35">le</text:span><text:span text:style-name="T174"> </text:span><text:span text:style-name="T35">vaccinazioni</text:span><text:span text:style-name="T174"> </text:span><text:span text:style-name="T35">contro</text:span><text:span text:style-name="T174"> </text:span><text:span text:style-name="T35">il</text:span><text:span text:style-name="T173"> </text:span><text:span text:style-name="T35">tetano,</text:span><text:span text:style-name="T174"> </text:span><text:span text:style-name="T35">la</text:span><text:span text:style-name="T174"> </text:span><text:span text:style-name="T35">difterite, la</text:span><text:span text:style-name="T162"> </text:span><text:span text:style-name="T35">poliomelite,</text:span><text:span text:style-name="T162"> </text:span><text:span text:style-name="T35">e</text:span><text:span text:style-name="T162"> </text:span><text:span text:style-name="T35">l’epatite</text:span><text:span text:style-name="T162"> </text:span><text:span text:style-name="T35">B.</text:span><text:span text:style-name="T162"> </text:span><text:span text:style-name="T35">Sono</text:span><text:span text:style-name="T162"> </text:span><text:span text:style-name="T35">invece</text:span><text:span text:style-name="T162"> </text:span><text:span text:style-name="T35">consigliate,</text:span><text:span text:style-name="T162"> </text:span><text:span text:style-name="T35">ma</text:span><text:span text:style-name="T162"> </text:span><text:span text:style-name="T35">non</text:span><text:span text:style-name="T162"> </text:span><text:span text:style-name="T35">obbligatorie,</text:span><text:span text:style-name="T162"> </text:span><text:span text:style-name="T35">le vaccinazioni contro il morbillo, la pertosse e, solo per le bambine, contro la </text:span><text:span text:style-name="T162">rosolia.</text:span><text:span text:style-name="T199"> </text:span><text:span text:style-name="T35">Per</text:span><text:span text:style-name="T199"> </text:span><text:span text:style-name="T35">gli</text:span><text:span text:style-name="T180"> </text:span><text:span text:style-name="T162">adulti</text:span><text:span text:style-name="T199"> </text:span><text:span text:style-name="T162">sono</text:span><text:span text:style-name="T180"> </text:span><text:span text:style-name="T162">consigliate</text:span><text:span text:style-name="T199"> </text:span><text:span text:style-name="T35">le</text:span><text:span text:style-name="T180"> </text:span><text:span text:style-name="T162">vaccinazioni</text:span><text:span text:style-name="T199"> </text:span><text:span text:style-name="T162">contro</text:span><text:span text:style-name="T199"> </text:span><text:span text:style-name="T35">il</text:span><text:span text:style-name="T180"> </text:span><text:span text:style-name="T162">tetano</text:span><text:span text:style-name="T199"> </text:span><text:span text:style-name="T35">e</text:span><text:span text:style-name="T180"> </text:span><text:span text:style-name="T162">l’epatite </text:span><text:span text:style-name="T35">virale di tipo</text:span><text:span text:style-name="T170"> </text:span><text:span text:style-name="T35">B.</text:span></text:p>
        <text:p text:style-name="P773"/>
        <text:list xml:id="list153419897827418" text:continue-numbering="true" text:style-name="WWNum13">
          <text:list-item>
            <text:h text:style-name="P242" text:outline-level="3"><text:span text:style-name="T389">Le vaccinazioni obbligatorie sono</text:span><text:span text:style-name="T427"> </text:span><text:span text:style-name="T389">gratuite?</text:span></text:h>
          </text:list-item>
        </text:list>
        <text:p text:style-name="P875"><text:span text:style-name="T35">Si.</text:span></text:p>
        <text:p text:style-name="P727"/>
        <text:list xml:id="list153420228939537" text:continue-numbering="true" text:style-name="WWNum13">
          <text:list-item>
            <text:h text:style-name="P245" text:outline-level="3"><text:span text:style-name="T390">Dove</text:span><text:span text:style-name="T406"> </text:span><text:span text:style-name="T389">mi</text:span><text:span text:style-name="T408"> </text:span><text:span text:style-name="T389">può</text:span><text:span text:style-name="T408"> </text:span><text:span text:style-name="T389">essere</text:span><text:span text:style-name="T408"> </text:span><text:span text:style-name="T389">richiesto</text:span><text:span text:style-name="T408"> </text:span><text:span text:style-name="T389">il</text:span><text:span text:style-name="T408"> </text:span><text:span text:style-name="T389">certificato</text:span><text:span text:style-name="T408"> </text:span><text:span text:style-name="T389">delle</text:span><text:span text:style-name="T408"> </text:span><text:span text:style-name="T390">vaccinazioni?</text:span></text:h>
          </text:list-item>
        </text:list>
        <text:list xml:id="list153418978609001" text:continue-list="list153419664147266" text:style-name="WWNum6">
          <text:list-item>
            <text:p text:style-name="P586"><text:span text:style-name="T47">All’iscrizione</text:span><text:span text:style-name="T67"> </text:span><text:span text:style-name="T47">nella</text:span><text:span text:style-name="T67"> </text:span><text:span text:style-name="T47">scuola</text:span><text:span text:style-name="T67"> </text:span><text:span text:style-name="T47">primaria;</text:span></text:p>
          </text:list-item>
          <text:list-item>
            <text:p text:style-name="P583"><text:span text:style-name="T47">All’iscrizione nella scuola</text:span><text:span text:style-name="T124"> </text:span><text:span text:style-name="T47">materna,</text:span></text:p>
          </text:list-item>
          <text:list-item>
            <text:p text:style-name="P583"><text:span text:style-name="T47">All’iscrizione nel nido</text:span><text:span text:style-name="T110"> </text:span><text:span text:style-name="T47">d’infanzia,</text:span></text:p>
          </text:list-item>
          <text:list-item>
            <text:p text:style-name="P610"><text:span text:style-name="T48">All’iscrizione</text:span><text:span text:style-name="T67"> </text:span><text:span text:style-name="T43">nei</text:span><text:span text:style-name="T67"> </text:span><text:span text:style-name="T48">soggiorni</text:span><text:span text:style-name="T67"> </text:span><text:span text:style-name="T48">estivi,</text:span><text:span text:style-name="T67"> </text:span><text:span text:style-name="T43">per</text:span><text:span text:style-name="T67"> </text:span><text:span text:style-name="T48">svolgere</text:span><text:span text:style-name="T67"> </text:span><text:span text:style-name="T48">attività</text:span><text:span text:style-name="T67"> </text:span><text:span text:style-name="T48">sportiva</text:span><text:span text:style-name="T67"> </text:span><text:span text:style-name="T48">agonistica,</text:span><text:span text:style-name="T72"> </text:span><text:span text:style-name="T43">ecc.</text:span></text:p>
          </text:list-item>
        </text:list>
      </text:section>
      <text:p text:style-name="P1241"/>
      <text:p text:style-name="P728"/>
      <text:p text:style-name="P660"><draw:g text:anchor-type="as-char" draw:z-index="177" draw:style-name="gr5"><draw:line draw:style-name="gr6" draw:text-style-name="P1280" svg:x1="0in" svg:y1="0in" svg:x2="3.8228in" svg:y2="0in"><text:p/></draw:line></draw:g><text:span text:style-name="T483"><text:tab/></text:span><draw:g text:anchor-type="as-char" draw:z-index="178" draw:style-name="gr5"><draw:line draw:style-name="gr6" draw:text-style-name="P1280" svg:x1="0in" svg:y1="0in" svg:x2="3.8189in" svg:y2="0in"><text:p/></draw:line></draw:g></text:p>
      <text:p text:style-name="P774"/>
      <text:section text:style-name="Sect4" text:name="Section124">
        <text:list xml:id="list153419313866001" text:continue-list="list153420228939537" text:style-name="WWNum13">
          <text:list-item>
            <text:h text:style-name="P48" text:outline-level="3"><text:span text:style-name="T389">Chi può iscriversi volontariamente al Servizio Sanitario Na- zionale?</text:span></text:h>
          </text:list-item>
        </text:list>
        <text:p text:style-name="P814"><text:span text:style-name="T35">I cittadini stranieri per i quali non è obbligatoria l’iscrizione al SSN, devono comunque</text:span><text:span text:style-name="T174"> </text:span><text:span text:style-name="T35">assicurarsi</text:span><text:span text:style-name="T174"> </text:span><text:span text:style-name="T35">contro</text:span><text:span text:style-name="T174"> </text:span><text:span text:style-name="T35">il</text:span><text:span text:style-name="T183"> </text:span><text:span text:style-name="T35">rischio</text:span><text:span text:style-name="T174"> </text:span><text:span text:style-name="T35">di</text:span><text:span text:style-name="T174"> </text:span><text:span text:style-name="T35">malattie,</text:span><text:span text:style-name="T183"> </text:span><text:span text:style-name="T35">infortunio</text:span><text:span text:style-name="T174"> </text:span><text:span text:style-name="T35">e</text:span><text:span text:style-name="T174"> </text:span><text:span text:style-name="T35">maternità.</text:span><text:span text:style-name="T174"> </text:span><text:span text:style-name="T35">Pos- sono adempiere a questo</text:span><text:span text:style-name="T199"> </text:span><text:span text:style-name="T35">obbligo:</text:span></text:p>
        <text:list xml:id="list153420405690555" text:continue-list="list153418978609001" text:style-name="WWNum6">
          <text:list-item>
            <text:p text:style-name="P597"><text:span text:style-name="T47">mediante</text:span><text:span text:style-name="T117"> </text:span><text:span text:style-name="T47">la</text:span><text:span text:style-name="T117"> </text:span><text:span text:style-name="T47">stipulazione</text:span><text:span text:style-name="T110"> </text:span><text:span text:style-name="T47">di</text:span><text:span text:style-name="T117"> </text:span><text:span text:style-name="T47">una</text:span><text:span text:style-name="T110"> </text:span><text:span text:style-name="T47">polizza</text:span><text:span text:style-name="T117"> </text:span><text:span text:style-name="T47">assicurativa</text:span><text:span text:style-name="T110"> </text:span><text:span text:style-name="T47">con</text:span><text:span text:style-name="T117"> </text:span><text:span text:style-name="T47">un</text:span><text:span text:style-name="T110"> </text:span><text:span text:style-name="T47">istituto</text:span><text:span text:style-name="T117"> </text:span><text:span text:style-name="T47">assicura- tivo italiano o straniero, valida sul territorio</text:span><text:span text:style-name="T108"> </text:span><text:span text:style-name="T47">nazionale;</text:span></text:p>
          </text:list-item>
          <text:list-item>
            <text:p text:style-name="P598"><text:span text:style-name="T47">mediante l’iscrizione volontaria al SSN dietro pagamento di un contributo annuo nei casi</text:span><text:span text:style-name="T110"> </text:span><text:span text:style-name="T47">previsti.</text:span></text:p>
          </text:list-item>
        </text:list>
        <text:p text:style-name="P828"><text:span text:style-name="T162">Hanno diritto all’iscrizione volontaria </text:span><text:span text:style-name="T35">al SSN </text:span><text:span text:style-name="T162">(pagando </text:span><text:span text:style-name="T35">un </text:span><text:span text:style-name="T162">contributo annuale):</text:span></text:p>
        <text:list xml:id="list153418749112817" text:continue-numbering="true" text:style-name="WWNum6">
          <text:list-item>
            <text:p text:style-name="P588"><text:span text:style-name="T47">studenti;</text:span></text:p>
          </text:list-item>
          <text:list-item>
            <text:p text:style-name="P599"><text:span text:style-name="T43">persone</text:span><text:span text:style-name="T72"> </text:span><text:span text:style-name="T43">alla</text:span><text:span text:style-name="T77"> </text:span><text:span text:style-name="T43">pari</text:span><text:span text:style-name="T72"> </text:span><text:span text:style-name="T47">ai</text:span><text:span text:style-name="T77"> </text:span><text:span text:style-name="T43">sensi</text:span><text:span text:style-name="T72"> </text:span><text:span text:style-name="T43">dell’Accordo</text:span><text:span text:style-name="T77"> </text:span><text:span text:style-name="T43">europeo</text:span><text:span text:style-name="T72"> </text:span><text:span text:style-name="T47">di</text:span><text:span text:style-name="T77"> </text:span><text:span text:style-name="T43">Strasburgo</text:span><text:span text:style-name="T72"> </text:span><text:span text:style-name="T47">del</text:span><text:span text:style-name="T77"> </text:span><text:span text:style-name="T47">24</text:span><text:span text:style-name="T72"> </text:span><text:span text:style-name="T43">novembre </text:span><text:span text:style-name="T47">1969 (ratificato con legge 18 maggio 1973 n.</text:span><text:span text:style-name="T108"> </text:span><text:span text:style-name="T47">304);</text:span></text:p>
          </text:list-item>
          <text:list-item>
            <text:p text:style-name="P589"><text:span text:style-name="T47">religiosi;</text:span></text:p>
          </text:list-item>
          <text:list-item>
            <text:p text:style-name="P599"><text:span text:style-name="T47">titolari di permesso per residenza elettiva che non svolgono alcuna attività lavorativa;</text:span></text:p>
          </text:list-item>
          <text:list-item>
            <text:p text:style-name="P589"><text:span text:style-name="T47">stranieri accreditati in Italia e che lavorano in</text:span><text:span text:style-name="T145"> </text:span><text:span text:style-name="T47">Ambasciata;</text:span></text:p>
          </text:list-item>
          <text:list-item>
            <text:p text:style-name="P599"><text:span text:style-name="T47">altre</text:span><text:span text:style-name="T67"> </text:span><text:span text:style-name="T47">categorie</text:span><text:span text:style-name="T67"> </text:span><text:span text:style-name="T47">che</text:span><text:span text:style-name="T72"> </text:span><text:span text:style-name="T47">possono</text:span><text:span text:style-name="T67"> </text:span><text:span text:style-name="T47">essere</text:span><text:span text:style-name="T72"> </text:span><text:span text:style-name="T47">individuate,</text:span><text:span text:style-name="T67"> </text:span><text:span text:style-name="T47">per</text:span><text:span text:style-name="T72"> </text:span><text:span text:style-name="T47">esclusione,</text:span><text:span text:style-name="T67"> </text:span><text:span text:style-name="T47">fra</text:span><text:span text:style-name="T72"> </text:span><text:span text:style-name="T47">coloro</text:span><text:span text:style-name="T67"> </text:span><text:span text:style-name="T47">che non hanno diritto all’iscrizione</text:span><text:span text:style-name="T72"> </text:span><text:span text:style-name="T47">obbligatoria.</text:span></text:p>
          </text:list-item>
        </text:list>
        <text:p text:style-name="P731"/>
        <text:list xml:id="list153420639700995" text:continue-list="list153419313866001" text:style-name="WWNum13">
          <text:list-item>
            <text:h text:style-name="P117" text:outline-level="3"><text:span text:style-name="T389">Quali</text:span><text:span text:style-name="T423"> </text:span><text:span text:style-name="T389">sono</text:span><text:span text:style-name="T427"> </text:span><text:span text:style-name="T389">i</text:span><text:span text:style-name="T427"> </text:span><text:span text:style-name="T389">documenti</text:span><text:span text:style-name="T427"> </text:span><text:span text:style-name="T389">da</text:span><text:span text:style-name="T427"> </text:span><text:span text:style-name="T389">presentare</text:span><text:span text:style-name="T423"> </text:span><text:span text:style-name="T389">per</text:span><text:span text:style-name="T427"> </text:span><text:span text:style-name="T389">iscriversi</text:span><text:span text:style-name="T427"> </text:span><text:span text:style-name="T389">volonta- riamente al Servizio Sanitario</text:span><text:span text:style-name="T419"> </text:span><text:span text:style-name="T389">Nazionale?</text:span></text:h>
          </text:list-item>
        </text:list>
        <text:list xml:id="list153419673135102" text:continue-list="list153418749112817" text:style-name="WWNum6">
          <text:list-item>
            <text:p text:style-name="P611"><text:span text:style-name="T47">Permesso di soggiorno valido; se il permesso di soggiorno è in fase di rin- novo,</text:span><text:span text:style-name="T67"> </text:span><text:span text:style-name="T47">si</text:span><text:span text:style-name="T67"> </text:span><text:span text:style-name="T47">può</text:span><text:span text:style-name="T67"> </text:span><text:span text:style-name="T47">presentare</text:span><text:span text:style-name="T67"> </text:span><text:span text:style-name="T47">il</text:span><text:span text:style-name="T72"> </text:span><text:span text:style-name="T47">permesso</text:span><text:span text:style-name="T67"> </text:span><text:span text:style-name="T47">scaduto</text:span><text:span text:style-name="T67"> </text:span><text:span text:style-name="T47">insieme</text:span><text:span text:style-name="T67"> </text:span><text:span text:style-name="T47">alla</text:span><text:span text:style-name="T67"> </text:span><text:span text:style-name="T47">ricevuta</text:span><text:span text:style-name="T72"> </text:span><text:span text:style-name="T47">di</text:span><text:span text:style-name="T67"> </text:span><text:span text:style-name="T47">richiesta del rinnovo (rilasciata dalla Questura oppure dalle</text:span><text:span text:style-name="T126"> </text:span><text:span text:style-name="T47">Poste).</text:span></text:p>
          </text:list-item>
          <text:list-item>
            <text:p text:style-name="P612"><text:span text:style-name="T47">dichiarazione sostitutiva per residenza ed eventuale stato di famiglia (o di- chiarazione di effettiva dimora come da permesso di</text:span><text:span text:style-name="T133"> </text:span><text:span text:style-name="T47">soggiorno);</text:span></text:p>
          </text:list-item>
          <text:list-item>
            <text:p text:style-name="P582"><text:span text:style-name="T47">Codice</text:span><text:span text:style-name="T43"> </text:span><text:span text:style-name="T47">Fiscale;</text:span></text:p>
          </text:list-item>
          <text:list-item>
            <text:p text:style-name="P613"><text:span text:style-name="T47">ricevuta del bollettino di pagamento. Dovranno produrre una certificazione</text:span><text:span text:style-name="T128"> </text:span><text:span text:style-name="T43">ulteriore:</text:span></text:p>
          </text:list-item>
          <text:list-item>
            <text:p text:style-name="P581"><text:span text:style-name="T47">gli studenti (autocertificazione d’iscrizione al corso di studio);</text:span></text:p>
          </text:list-item>
          <text:list-item>
            <text:p text:style-name="P614"><text:span text:style-name="T47">gli stranieri collocati alla pari (dichiarazione di status di straniero</text:span><text:span text:style-name="T126"> </text:span><text:span text:style-name="T47">collocato alla pari).</text:span></text:p>
          </text:list-item>
        </text:list>
        <text:p text:style-name="P731"/>
        <text:list xml:id="list153420000725274" text:continue-list="list153420639700995" text:style-name="WWNum13">
          <text:list-item>
            <text:h text:style-name="P246" text:outline-level="3"><text:span text:style-name="T389">Ho diritti se non ho un permesso di soggiorno</text:span><text:span text:style-name="T436"> </text:span><text:span text:style-name="T389">valido?</text:span></text:h>
          </text:list-item>
        </text:list>
        <text:p text:style-name="P1242"><text:span text:style-name="T35">Ai</text:span><text:span text:style-name="T187"> </text:span><text:span text:style-name="T35">cittadini</text:span><text:span text:style-name="T187"> </text:span><text:span text:style-name="T35">stranieri</text:span><text:span text:style-name="T187"> </text:span><text:span text:style-name="T35">non</text:span><text:span text:style-name="T190"> </text:span><text:span text:style-name="T35">in</text:span><text:span text:style-name="T187"> </text:span><text:span text:style-name="T35">regola</text:span><text:span text:style-name="T187"> </text:span><text:span text:style-name="T35">con</text:span><text:span text:style-name="T187"> </text:span><text:span text:style-name="T35">le</text:span><text:span text:style-name="T190"> </text:span><text:span text:style-name="T35">norme</text:span><text:span text:style-name="T187"> </text:span><text:span text:style-name="T35">relative</text:span><text:span text:style-name="T187"> </text:span><text:span text:style-name="T35">all’ingresso</text:span><text:span text:style-name="T187"> </text:span><text:span text:style-name="T35">e/o</text:span><text:span text:style-name="T190"> </text:span><text:span text:style-name="T35">al</text:span><text:span text:style-name="T187"> </text:span><text:span text:style-name="T35">sog- </text:span><text:span text:style-name="T162">giorno</text:span><text:span text:style-name="T199"> </text:span><text:span text:style-name="T162">perché</text:span><text:span text:style-name="T199"> </text:span><text:span text:style-name="T162">sprovvisti</text:span><text:span text:style-name="T180"> </text:span><text:span text:style-name="T35">di</text:span><text:span text:style-name="T199"> </text:span><text:span text:style-name="T162">permesso</text:span><text:span text:style-name="T180"> </text:span><text:span text:style-name="T35">di</text:span><text:span text:style-name="T199"> </text:span><text:span text:style-name="T162">soggiorno</text:span><text:span text:style-name="T180"> </text:span><text:span text:style-name="T35">o</text:span><text:span text:style-name="T199"> </text:span><text:span text:style-name="T35">con</text:span><text:span text:style-name="T180"> </text:span><text:span text:style-name="T162">permesso</text:span><text:span text:style-name="T199"> </text:span><text:span text:style-name="T35">di</text:span><text:span text:style-name="T180"> </text:span><text:span text:style-name="T162">soggiorno</text:span></text:p>
        <text:p text:style-name="P940"><text:span text:style-name="T35">scaduto</text:span><text:span text:style-name="T166"> </text:span><text:span text:style-name="T35">da</text:span><text:span text:style-name="T170"> </text:span><text:span text:style-name="T35">oltre</text:span><text:span text:style-name="T170"> </text:span><text:span text:style-name="T35">60</text:span><text:span text:style-name="T170"> </text:span><text:span text:style-name="T35">giorni,</text:span><text:span text:style-name="T170"> </text:span><text:span text:style-name="T35">sono</text:span><text:span text:style-name="T170"> </text:span><text:span text:style-name="T35">assicurate</text:span><text:span text:style-name="T170"> </text:span><text:span text:style-name="T35">presso</text:span><text:span text:style-name="T170"> </text:span><text:span text:style-name="T35">le</text:span><text:span text:style-name="T170"> </text:span><text:span text:style-name="T35">strutture</text:span><text:span text:style-name="T170"> </text:span><text:span text:style-name="T35">pubbliche</text:span><text:span text:style-name="T170"> </text:span><text:span text:style-name="T35">ed</text:span><text:span text:style-name="T170"> </text:span><text:span text:style-name="T39">ac- </text:span><text:span text:style-name="T35">creditate,</text:span><text:span text:style-name="T217"> </text:span><text:span text:style-name="T35">le</text:span><text:span text:style-name="T216"> </text:span><text:span text:style-name="T35">cure</text:span><text:span text:style-name="T217"> </text:span><text:span text:style-name="T35">ambulatoriali</text:span><text:span text:style-name="T216"> </text:span><text:span text:style-name="T35">ed</text:span><text:span text:style-name="T217"> </text:span><text:span text:style-name="T35">ospedaliere</text:span><text:span text:style-name="T216"> </text:span><text:span text:style-name="T162">urgenti</text:span><text:span text:style-name="T217"> </text:span><text:span text:style-name="T35">ed</text:span><text:span text:style-name="T216"> </text:span><text:span text:style-name="T35">essenziali</text:span><text:span text:style-name="T216"> </text:span><text:span text:style-name="T35">per</text:span><text:span text:style-name="T217"> </text:span><text:span text:style-name="T35">malattia ed</text:span><text:span text:style-name="T216"> </text:span><text:span text:style-name="T35">infortunio</text:span><text:span text:style-name="T187"> </text:span><text:span text:style-name="T35">e</text:span><text:span text:style-name="T187"> </text:span><text:span text:style-name="T35">gli</text:span><text:span text:style-name="T216"> </text:span><text:span text:style-name="T35">interventi</text:span><text:span text:style-name="T187"> </text:span><text:span text:style-name="T35">di</text:span><text:span text:style-name="T187"> </text:span><text:span text:style-name="T35">medicina</text:span><text:span text:style-name="T187"> </text:span><text:span text:style-name="T35">preventiva</text:span><text:span text:style-name="T216"> </text:span><text:span text:style-name="T35">a</text:span><text:span text:style-name="T187"> </text:span><text:span text:style-name="T35">salvaguardia</text:span><text:span text:style-name="T187"> </text:span><text:span text:style-name="T35">della</text:span><text:span text:style-name="T187"> </text:span><text:span text:style-name="T35">salute individuale e collettiva. Questi ultimi</text:span><text:span text:style-name="T173"> </text:span><text:span text:style-name="T35">includono:</text:span></text:p>
        <text:list xml:id="list153419108988695" text:continue-list="list153419673135102" text:style-name="WWNum6">
          <text:list-item>
            <text:p text:style-name="P606"><text:span text:style-name="T47">gli</text:span><text:span text:style-name="T48"> </text:span><text:span text:style-name="T47">interventi</text:span><text:span text:style-name="T43"> </text:span><text:span text:style-name="T47">per</text:span><text:span text:style-name="T48"> </text:span><text:span text:style-name="T47">la</text:span><text:span text:style-name="T43"> </text:span><text:span text:style-name="T47">tutela</text:span><text:span text:style-name="T48"> </text:span><text:span text:style-name="T47">sociale</text:span><text:span text:style-name="T43"> </text:span><text:span text:style-name="T47">della</text:span><text:span text:style-name="T48"> </text:span><text:span text:style-name="T47">gravidanza</text:span><text:span text:style-name="T43"> </text:span><text:span text:style-name="T47">e</text:span><text:span text:style-name="T48"> </text:span><text:span text:style-name="T47">della</text:span><text:span text:style-name="T43"> </text:span><text:span text:style-name="T47">maternità;</text:span></text:p>
          </text:list-item>
          <text:list-item>
            <text:p text:style-name="P605"><text:span text:style-name="T47">le</text:span><text:span text:style-name="T43"> </text:span><text:span text:style-name="T47">vaccinazioni;</text:span></text:p>
          </text:list-item>
          <text:list-item>
            <text:p text:style-name="P605"><text:span text:style-name="T47">gli interventi di profilassi</text:span><text:span text:style-name="T77"> </text:span><text:span text:style-name="T47">internazionale;</text:span></text:p>
          </text:list-item>
          <text:list-item>
            <text:p text:style-name="P605"><text:span text:style-name="T47">la profilassi, la diagnosi e la cura delle malattie</text:span><text:span text:style-name="T64"> </text:span><text:span text:style-name="T47">infettive;</text:span></text:p>
          </text:list-item>
          <text:list-item>
            <text:p text:style-name="P605"><text:span text:style-name="T47">le attività finalizzate alla tutela della salute</text:span><text:span text:style-name="T104"> </text:span><text:span text:style-name="T47">mentale.</text:span></text:p>
          </text:list-item>
        </text:list>
        <text:h text:style-name="P23" text:outline-level="2"><text:span text:style-name="T399">Straniero</text:span><text:span text:style-name="T425"> </text:span><text:span text:style-name="T399">Temporaneamente</text:span><text:span text:style-name="T414"> </text:span><text:span text:style-name="T399">Presente</text:span><text:span text:style-name="T414"> </text:span><text:span text:style-name="T399">(STP)<text:tab/></text:span></text:h>
        <text:p text:style-name="P672"><text:span text:style-name="T53">Ai</text:span><text:span text:style-name="T123"> </text:span><text:span text:style-name="T53">cittadini</text:span><text:span text:style-name="T115"> </text:span><text:span text:style-name="T53">stranieri</text:span><text:span text:style-name="T115"> </text:span><text:span text:style-name="T53">presenti</text:span><text:span text:style-name="T115"> </text:span><text:span text:style-name="T53">irregolarmente</text:span><text:span text:style-name="T115"> </text:span><text:span text:style-name="T53">sul</text:span><text:span text:style-name="T115"> </text:span><text:span text:style-name="T53">territorio</text:span><text:span text:style-name="T115"> </text:span><text:span text:style-name="T53">italiano</text:span><text:span text:style-name="T123"> </text:span><text:span text:style-name="T53">viene</text:span><text:span text:style-name="T115"> </text:span><text:span text:style-name="T53">asse- gnato, all’atto della richiesta di </text:span><text:span text:style-name="T45">cure </text:span><text:span text:style-name="T59">oppure </text:span><text:span text:style-name="T53">su richiesta esplicita, un</text:span><text:span text:style-name="T107"> </text:span><text:span text:style-name="T53">codice di</text:span><text:span text:style-name="T103"> </text:span><text:span text:style-name="T53">identificazione,</text:span><text:span text:style-name="T56"> </text:span><text:span text:style-name="T53">chiamato</text:span><text:span text:style-name="T56"> </text:span><text:span text:style-name="T53">STP</text:span><text:span text:style-name="T119"> </text:span><text:span text:style-name="T53">(Straniero</text:span><text:span text:style-name="T56"> </text:span><text:span text:style-name="T45">Temporaneamente</text:span><text:span text:style-name="T56"> </text:span><text:span text:style-name="T53">Presente),</text:span><text:span text:style-name="T56"> </text:span><text:span text:style-name="T53">va- lido per 6 mesi e</text:span><text:span text:style-name="T71"> </text:span><text:span text:style-name="T53">rinnovabile.</text:span></text:p>
        <text:p text:style-name="P673"><text:span text:style-name="T53">L’accesso alle strutture sanitarie da parte del cittadino straniero irregolar- mente</text:span><text:span text:style-name="T86"> </text:span><text:span text:style-name="T53">presente</text:span><text:span text:style-name="T86"> </text:span><text:span text:style-name="T53">in</text:span><text:span text:style-name="T71"> </text:span><text:span text:style-name="T53">Italia</text:span><text:span text:style-name="T86"> </text:span><text:span text:style-name="T53">non</text:span><text:span text:style-name="T71"> </text:span><text:span text:style-name="T53">comporta</text:span><text:span text:style-name="T86"> </text:span><text:span text:style-name="T53">la</text:span><text:span text:style-name="T71"> </text:span><text:span text:style-name="T53">segnalazione</text:span><text:span text:style-name="T86"> </text:span><text:span text:style-name="T53">alle</text:span><text:span text:style-name="T71"> </text:span><text:span text:style-name="T53">autorità</text:span><text:span text:style-name="T86"> </text:span><text:span text:style-name="T53">di</text:span><text:span text:style-name="T86"> </text:span><text:span text:style-name="T53">polizia, tranne nei casi in cui la denuncia sia obbligatoria per</text:span><text:span text:style-name="T134"> </text:span><text:span text:style-name="T53">legge.</text:span></text:p>
        <text:p text:style-name="P893"/>
        <text:list xml:id="list153419465039688" text:continue-list="list153420000725274" text:style-name="WWNum13">
          <text:list-item>
            <text:h text:style-name="P247" text:outline-level="3"><text:span text:style-name="T390">Posso</text:span><text:span text:style-name="T408"> </text:span><text:span text:style-name="T389">accedere</text:span><text:span text:style-name="T430"> </text:span><text:span text:style-name="T389">a</text:span><text:span text:style-name="T430"> </text:span><text:span text:style-name="T389">prestazioni</text:span><text:span text:style-name="T430"> </text:span><text:span text:style-name="T389">sanitarie</text:span><text:span text:style-name="T430"> </text:span><text:span text:style-name="T389">se</text:span><text:span text:style-name="T408"> </text:span><text:span text:style-name="T389">non</text:span><text:span text:style-name="T430"> </text:span><text:span text:style-name="T389">ho</text:span><text:span text:style-name="T430"> </text:span><text:span text:style-name="T389">danaro</text:span><text:span text:style-name="T430"> </text:span><text:span text:style-name="T389">per pagare il</text:span><text:span text:style-name="T390"> </text:span><text:span text:style-name="T389">ticket?</text:span></text:h>
          </text:list-item>
        </text:list>
        <text:p text:style-name="P938"><text:span text:style-name="T35">Se il cittadino straniero non dispone di sufficiente danaro, pagherà solo una parte del ticket (quota di partecipazione).</text:span></text:p>
        <text:p text:style-name="P932"><text:span text:style-name="T35">Il</text:span><text:span text:style-name="T174"> </text:span><text:span text:style-name="T35">cittadino</text:span><text:span text:style-name="T174"> </text:span><text:span text:style-name="T35">straniero</text:span><text:span text:style-name="T183"> </text:span><text:span text:style-name="T35">totalmente</text:span><text:span text:style-name="T174"> </text:span><text:span text:style-name="T35">sprovvisto</text:span><text:span text:style-name="T183"> </text:span><text:span text:style-name="T35">di</text:span><text:span text:style-name="T174"> </text:span><text:span text:style-name="T35">danaro</text:span><text:span text:style-name="T183"> </text:span><text:span text:style-name="T35">(situazione</text:span><text:span text:style-name="T174"> </text:span><text:span text:style-name="T35">di</text:span><text:span text:style-name="T183"> </text:span><text:span text:style-name="T35">indigenza) può</text:span><text:span text:style-name="T217"> </text:span><text:span text:style-name="T35">essere</text:span><text:span text:style-name="T216"> </text:span><text:span text:style-name="T35">esonerato</text:span><text:span text:style-name="T217"> </text:span><text:span text:style-name="T35">dal</text:span><text:span text:style-name="T216"> </text:span><text:span text:style-name="T35">pagamento</text:span><text:span text:style-name="T217"> </text:span><text:span text:style-name="T35">della</text:span><text:span text:style-name="T216"> </text:span><text:span text:style-name="T35">quota</text:span><text:span text:style-name="T216"> </text:span><text:span text:style-name="T35">di</text:span><text:span text:style-name="T217"> </text:span><text:span text:style-name="T35">partecipazione</text:span><text:span text:style-name="T216"> </text:span><text:span text:style-name="T35">al</text:span><text:span text:style-name="T217"> </text:span><text:span text:style-name="T35">ticket,</text:span><text:span text:style-name="T216"> </text:span><text:span text:style-name="T35">sot- toscrivendo la “dichiarazione di indigenza”, valida 6</text:span><text:span text:style-name="T219"> </text:span><text:span text:style-name="T35">mesi.</text:span></text:p>
        <text:p text:style-name="P887"/>
        <text:list xml:id="list153418952272515" text:continue-numbering="true" text:style-name="WWNum13">
          <text:list-item>
            <text:p text:style-name="P615"><text:span text:style-name="T347">A</text:span><text:span text:style-name="T355"> </text:span><text:span text:style-name="T347">quali</text:span><text:span text:style-name="T355"> </text:span><text:span text:style-name="T347">prestazioni</text:span><text:span text:style-name="T355"> </text:span><text:span text:style-name="T347">ho</text:span><text:span text:style-name="T355"> </text:span><text:span text:style-name="T347">diritto,</text:span><text:span text:style-name="T368"> </text:span><text:span text:style-name="T347">anche</text:span><text:span text:style-name="T355"> </text:span><text:span text:style-name="T347">se</text:span><text:span text:style-name="T355"> </text:span><text:span text:style-name="T347">non</text:span><text:span text:style-name="T355"> </text:span><text:span text:style-name="T347">ho</text:span><text:span text:style-name="T355"> </text:span><text:span text:style-name="T347">danaro</text:span><text:span text:style-name="T355"> </text:span><text:span text:style-name="T347">per</text:span><text:span text:style-name="T355"> </text:span><text:span text:style-name="T347">pa- gare <text:s text:c="40"/>il <text:s text:c="40"/>ticket?</text:span><text:span text:style-name="T27"> </text:span><text:span text:style-name="T101">Così</text:span><text:span text:style-name="T121"> </text:span><text:span text:style-name="T101">come</text:span><text:span text:style-name="T121"> </text:span><text:span text:style-name="T47">è</text:span><text:span text:style-name="T113"> </text:span><text:span text:style-name="T110">previsto</text:span><text:span text:style-name="T121"> </text:span><text:span text:style-name="T101">per</text:span><text:span text:style-name="T113"> </text:span><text:span text:style-name="T47">i</text:span><text:span text:style-name="T121"> </text:span><text:span text:style-name="T117">cittadini</text:span><text:span text:style-name="T113"> </text:span><text:span text:style-name="T117">italiani,</text:span><text:span text:style-name="T121"> </text:span><text:span text:style-name="T110">anche</text:span><text:span text:style-name="T113"> </text:span><text:span text:style-name="T48">lo</text:span><text:span text:style-name="T121"> </text:span><text:span text:style-name="T117">straniero</text:span><text:span text:style-name="T113"> </text:span><text:span text:style-name="T110">presente</text:span><text:span text:style-name="T121"> </text:span><text:span text:style-name="T117">irregolarmente </text:span><text:span text:style-name="T43">in</text:span><text:span text:style-name="T77"> </text:span><text:span text:style-name="T101">condizione</text:span><text:span text:style-name="T77"> </text:span><text:span text:style-name="T43">di</text:span><text:span text:style-name="T77"> </text:span><text:span text:style-name="T101">indigenza</text:span><text:span text:style-name="T77"> </text:span><text:span text:style-name="T47">è</text:span><text:span text:style-name="T77"> </text:span><text:span text:style-name="T101">esonerato</text:span><text:span text:style-name="T77"> </text:span><text:span text:style-name="T48">dal</text:span><text:span text:style-name="T77"> </text:span><text:span text:style-name="T101">pagamento</text:span><text:span text:style-name="T77"> </text:span><text:span text:style-name="T48">del</text:span><text:span text:style-name="T61"> </text:span><text:span text:style-name="T55">ticket</text:span><text:span text:style-name="T77"> </text:span><text:span text:style-name="T43">in</text:span><text:span text:style-name="T77"> </text:span><text:span text:style-name="T55">questi</text:span><text:span text:style-name="T77"> </text:span><text:span text:style-name="T55">casi:</text:span></text:p>
          </text:list-item>
        </text:list>
        <text:list xml:id="list153420742682562" text:continue-list="list153419108988695" text:style-name="WWNum6">
          <text:list-item>
            <text:p text:style-name="P607"><text:span text:style-name="T47">prestazioni sanitarie di primo</text:span><text:span text:style-name="T77"> </text:span><text:span text:style-name="T47">livello;</text:span></text:p>
          </text:list-item>
          <text:list-item>
            <text:p text:style-name="P605"><text:span text:style-name="T47">urgenze;</text:span></text:p>
          </text:list-item>
          <text:list-item>
            <text:p text:style-name="P605"><text:span text:style-name="T47">stato di</text:span><text:span text:style-name="T55"> </text:span><text:span text:style-name="T47">gravidanza;</text:span></text:p>
          </text:list-item>
          <text:list-item>
            <text:p text:style-name="P605"><text:span text:style-name="T47">patologie</text:span><text:span text:style-name="T43"> </text:span><text:span text:style-name="T47">esenti;</text:span></text:p>
          </text:list-item>
          <text:list-item>
            <text:p text:style-name="P605"><text:span text:style-name="T47">in ragione dell’età o di gravi stati</text:span><text:span text:style-name="T121"> </text:span><text:span text:style-name="T47">invalidanti.</text:span></text:p>
          </text:list-item>
        </text:list>
      </text:section>
      <text:p text:style-name="P1243"><draw:g text:anchor-type="char" draw:z-index="179" draw:style-name="gr2"><draw:rect draw:style-name="gr3" draw:text-style-name="P1278" svg:width="9.0343in" svg:height="6.4748in" svg:x="0.011in" svg:y="0.0102in"><text:p/></draw:rect><draw:rect draw:style-name="gr4" draw:text-style-name="P1279" svg:width="0.0142in" svg:height="6.4969in" svg:x="4.5102in" svg:y="0in"><text:p/></draw:rect></draw:g></text:p>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803"/>
      <text:p text:style-name="P702"><text:span text:style-name="T322">i</text:span><text:span text:style-name="T295">st</text:span><text:span text:style-name="T293">r</text:span><text:span text:style-name="T323">u</text:span><text:span text:style-name="T292">z</text:span><text:span text:style-name="T294">i</text:span><text:span text:style-name="T324">o</text:span><text:span text:style-name="T325">n</text:span><text:span text:style-name="T293">e</text:span></text:p>
      <text:p text:style-name="P1245"><draw:rect text:anchor-type="char" draw:z-index="28" draw:style-name="gr9" draw:text-style-name="P1282" svg:width="9.0343in" svg:height="6.474in" svg:x="0.011in" svg:y="0.0102in"><text:p/></draw:rect><draw:rect text:anchor-type="char" draw:z-index="56" draw:style-name="gr7" draw:text-style-name="P1281" svg:width="0.0142in" svg:height="6.4961in" svg:x="4.511in" svg:y="0in"><text:p/></draw:rect></text:p>
      <text:p text:style-name="P728"/>
      <text:p text:style-name="P1016"><draw:g text:anchor-type="as-char" draw:z-index="180" draw:style-name="gr5"><draw:line draw:style-name="gr6" draw:text-style-name="P1280" svg:x1="0in" svg:y1="0in" svg:x2="3.8189in" svg:y2="0in"><text:p/></draw:line></draw:g></text:p>
      <text:p text:style-name="P766"/>
      <text:p text:style-name="P685"><text:span text:style-name="T45">In</text:span><text:span text:style-name="T86"> </text:span><text:span text:style-name="T56">Italia</text:span><text:span text:style-name="T71"> </text:span><text:span text:style-name="T56">esiste</text:span><text:span text:style-name="T71"> </text:span><text:span text:style-name="T45">il</text:span><text:span text:style-name="T71"> </text:span><text:span text:style-name="T103">diritto-dovere</text:span><text:span text:style-name="T71"> </text:span><text:span text:style-name="T56">all’istruzione</text:span><text:span text:style-name="T71"> </text:span><text:span text:style-name="T53">e</text:span><text:span text:style-name="T71"> </text:span><text:span text:style-name="T51">alla</text:span><text:span text:style-name="T86"> </text:span><text:span text:style-name="T56">formazione</text:span><text:span text:style-name="T71"> </text:span><text:span text:style-name="T51">che</text:span><text:span text:style-name="T71"> </text:span><text:span text:style-name="T56">inizia</text:span><text:span text:style-name="T71"> </text:span><text:span text:style-name="T53">a</text:span><text:span text:style-name="T71"> </text:span><text:span text:style-name="T53">6</text:span><text:span text:style-name="T71"> </text:span><text:span text:style-name="T51">anni. </text:span><text:span text:style-name="T45">Il</text:span><text:span text:style-name="T71"> </text:span><text:span text:style-name="T56">sistema</text:span><text:span text:style-name="T76"> </text:span><text:span text:style-name="T56">nazionale</text:span><text:span text:style-name="T71"> </text:span><text:span text:style-name="T45">di</text:span><text:span text:style-name="T76"> </text:span><text:span text:style-name="T56">istruzione</text:span><text:span text:style-name="T71"> </text:span><text:span text:style-name="T53">è</text:span><text:span text:style-name="T76"> </text:span><text:span text:style-name="T103">rappresentato</text:span><text:span text:style-name="T76"> </text:span><text:span text:style-name="T51">dalle</text:span><text:span text:style-name="T71"> </text:span><text:span text:style-name="T56">scuole</text:span><text:span text:style-name="T76"> </text:span><text:span text:style-name="T56">pubbliche</text:span><text:span text:style-name="T71"> </text:span><text:span text:style-name="T53">e</text:span><text:span text:style-name="T76"> </text:span><text:span text:style-name="T56">private. </text:span><text:span text:style-name="T53">La </text:span><text:span text:style-name="T45">scuola dell’obbligo </text:span><text:span text:style-name="T53">è </text:span><text:span text:style-name="T45">strutturata </text:span><text:span text:style-name="T53">in due </text:span><text:span text:style-name="T45">cicli </text:span><text:span text:style-name="T53">di </text:span><text:span text:style-name="T45">studio: </text:span><text:span text:style-name="T53">il </text:span><text:span text:style-name="T45">primo </text:span><text:span text:style-name="T53">è </text:span><text:span text:style-name="T45">costituito </text:span><text:span text:style-name="T51">dalla</text:span><text:span text:style-name="T71"> </text:span><text:span text:style-name="T51">scuola</text:span><text:span text:style-name="T76"> </text:span><text:span text:style-name="T51">primaria</text:span><text:span text:style-name="T71"> </text:span><text:span text:style-name="T53">e</text:span><text:span text:style-name="T76"> </text:span><text:span text:style-name="T51">dalla</text:span><text:span text:style-name="T71"> </text:span><text:span text:style-name="T51">scuola</text:span><text:span text:style-name="T76"> </text:span><text:span text:style-name="T51">secondaria</text:span><text:span text:style-name="T71"> </text:span><text:span text:style-name="T53">di</text:span><text:span text:style-name="T76"> </text:span><text:span text:style-name="T51">primo</text:span><text:span text:style-name="T76"> </text:span><text:span text:style-name="T51">grado.</text:span><text:span text:style-name="T71"> </text:span><text:span text:style-name="T53">Il</text:span><text:span text:style-name="T76"> </text:span><text:span text:style-name="T51">secondo</text:span><text:span text:style-name="T71"> </text:span><text:span text:style-name="T51">ciclo, comprende</text:span><text:span text:style-name="T76"> </text:span><text:span text:style-name="T53">il</text:span><text:span text:style-name="T76"> </text:span><text:span text:style-name="T45">sistema</text:span><text:span text:style-name="T79"> </text:span><text:span text:style-name="T53">dei</text:span><text:span text:style-name="T76"> </text:span><text:span text:style-name="T45">licei</text:span><text:span text:style-name="T79"> </text:span><text:span text:style-name="T53">e</text:span><text:span text:style-name="T76"> </text:span><text:span text:style-name="T45">quello</text:span><text:span text:style-name="T76"> </text:span><text:span text:style-name="T45">dell’istruzione</text:span><text:span text:style-name="T79"> </text:span><text:span text:style-name="T53">e</text:span><text:span text:style-name="T76"> </text:span><text:span text:style-name="T45">della</text:span><text:span text:style-name="T79"> </text:span><text:span text:style-name="T45">formazione</text:span><text:span text:style-name="T76"> </text:span><text:span text:style-name="T51">profes- </text:span><text:span text:style-name="T45">sionale.</text:span><text:span text:style-name="T71"> </text:span><text:span text:style-name="T56">Tutti</text:span><text:span text:style-name="T76"> </text:span><text:span text:style-name="T53">i</text:span><text:span text:style-name="T76"> </text:span><text:span text:style-name="T51">percorsi</text:span><text:span text:style-name="T71"> </text:span><text:span text:style-name="T53">del</text:span><text:span text:style-name="T76"> </text:span><text:span text:style-name="T45">secondo</text:span><text:span text:style-name="T76"> </text:span><text:span text:style-name="T45">ciclo</text:span><text:span text:style-name="T71"> </text:span><text:span text:style-name="T45">permettono</text:span><text:span text:style-name="T76"> </text:span><text:span text:style-name="T53">di</text:span><text:span text:style-name="T76"> </text:span><text:span text:style-name="T51">accedere</text:span><text:span text:style-name="T76"> </text:span><text:span text:style-name="T45">all’Università.</text:span></text:p>
      <text:h text:style-name="P7" text:outline-level="2"><text:span text:style-name="T399">Asilo nido o nido</text:span><text:span text:style-name="T429"> </text:span><text:span text:style-name="T399">d’infanzia<text:tab/></text:span></text:h>
      <text:list xml:id="list153419778981422" text:continue-list="list153418952272515" text:style-name="WWNum13">
        <text:list-item>
          <text:h text:style-name="P248" text:outline-level="3"><text:span text:style-name="T389">Da</text:span><text:span text:style-name="T413"> </text:span><text:span text:style-name="T439">che</text:span><text:span text:style-name="T394"> </text:span><text:span text:style-name="T389">età</text:span><text:span text:style-name="T413"> </text:span><text:span text:style-name="T389">posso</text:span><text:span text:style-name="T394"> </text:span><text:span text:style-name="T389">iscrivere</text:span><text:span text:style-name="T394"> </text:span><text:span text:style-name="T389">i</text:span><text:span text:style-name="T413"> </text:span><text:span text:style-name="T389">miei</text:span><text:span text:style-name="T394"> </text:span><text:span text:style-name="T389">figli</text:span><text:span text:style-name="T413"> </text:span><text:span text:style-name="T389">all’asilo</text:span><text:span text:style-name="T394"> </text:span><text:span text:style-name="T389">nido</text:span><text:span text:style-name="T394"> </text:span><text:span text:style-name="T389">o</text:span><text:span text:style-name="T413"> </text:span><text:span text:style-name="T389">nido</text:span><text:span text:style-name="T394"> </text:span><text:span text:style-name="T389">d’in- fanzia?</text:span></text:h>
        </text:list-item>
      </text:list>
      <text:p text:style-name="P1021"><text:span text:style-name="T36">L’asilo</text:span><text:span text:style-name="T173"> </text:span><text:span text:style-name="T35">nido</text:span><text:span text:style-name="T174"> </text:span><text:span text:style-name="T35">è</text:span><text:span text:style-name="T173"> </text:span><text:span text:style-name="T35">aperto</text:span><text:span text:style-name="T174"> </text:span><text:span text:style-name="T35">a</text:span><text:span text:style-name="T174"> </text:span><text:span text:style-name="T35">tutte</text:span><text:span text:style-name="T173"> </text:span><text:span text:style-name="T35">le</text:span><text:span text:style-name="T174"> </text:span><text:span text:style-name="T35">bambine</text:span><text:span text:style-name="T174"> </text:span><text:span text:style-name="T35">e</text:span><text:span text:style-name="T173"> </text:span><text:span text:style-name="T35">i</text:span><text:span text:style-name="T174"> </text:span><text:span text:style-name="T35">bambini</text:span><text:span text:style-name="T174"> </text:span><text:span text:style-name="T35">in</text:span><text:span text:style-name="T173"> </text:span><text:span text:style-name="T35">età</text:span><text:span text:style-name="T174"> </text:span><text:span text:style-name="T35">compresa</text:span><text:span text:style-name="T174"> </text:span><text:span text:style-name="T35">fra</text:span><text:span text:style-name="T173"> </text:span><text:span text:style-name="T35">i</text:span><text:span text:style-name="T174"> </text:span><text:span text:style-name="T35">3</text:span><text:span text:style-name="T174"> </text:span><text:span text:style-name="T35">mesi compiuti ed i 3</text:span><text:span text:style-name="T180"> </text:span><text:span text:style-name="T35">anni.</text:span></text:p>
      <text:p text:style-name="P842"/>
      <text:list xml:id="list153418665624912" text:continue-numbering="true" text:style-name="WWNum13">
        <text:list-item>
          <text:h text:style-name="P252" text:outline-level="3"><text:span text:style-name="T389">Quanto dura l’asilo</text:span><text:span text:style-name="T411"> </text:span><text:span text:style-name="T389">nido?</text:span></text:h>
        </text:list-item>
      </text:list>
      <text:p text:style-name="P1033"><text:span text:style-name="T35">3 anni.</text:span></text:p>
      <text:p text:style-name="P741"/>
      <text:list xml:id="list153419890887083" text:continue-numbering="true" text:style-name="WWNum13">
        <text:list-item>
          <text:h text:style-name="P252" text:outline-level="3"><text:span text:style-name="T389">Da chi è gestito l’asilo</text:span><text:span text:style-name="T433"> </text:span><text:span text:style-name="T389">nido?</text:span></text:h>
        </text:list-item>
      </text:list>
      <text:p text:style-name="P1033"><text:span text:style-name="T35">Dai Comuni o da privati.</text:span></text:p>
      <text:p text:style-name="P727"/>
      <text:list xml:id="list153419400818000" text:continue-numbering="true" text:style-name="WWNum13">
        <text:list-item>
          <text:p text:style-name="P616"><text:span text:style-name="T347">Come</text:span><text:span text:style-name="T369"> </text:span><text:span text:style-name="T347">faccio</text:span><text:span text:style-name="T366"> </text:span><text:span text:style-name="T347">ad</text:span><text:span text:style-name="T366"> </text:span><text:span text:style-name="T347">iscrivere</text:span><text:span text:style-name="T366"> </text:span><text:span text:style-name="T347">i</text:span><text:span text:style-name="T366"> </text:span><text:span text:style-name="T347">miei</text:span><text:span text:style-name="T366"> </text:span><text:span text:style-name="T347">figli</text:span><text:span text:style-name="T369"> </text:span><text:span text:style-name="T347">all’asilo</text:span><text:span text:style-name="T366"> </text:span><text:span text:style-name="T347">nido</text:span><text:span text:style-name="T366"> </text:span><text:span text:style-name="T347">comunale?</text:span><text:span text:style-name="T27"> </text:span><text:span text:style-name="T47">Devi presentare domanda di ammissione nei periodi e nelle sedi stabilite dal Comune.</text:span><text:span text:style-name="T110"> </text:span><text:span text:style-name="T47">Nella</text:span><text:span text:style-name="T110"> </text:span><text:span text:style-name="T47">domanda</text:span><text:span text:style-name="T101"> </text:span><text:span text:style-name="T47">puoi</text:span><text:span text:style-name="T110"> </text:span><text:span text:style-name="T47">indicare</text:span><text:span text:style-name="T110"> </text:span><text:span text:style-name="T47">uno</text:span><text:span text:style-name="T101"> </text:span><text:span text:style-name="T47">o</text:span><text:span text:style-name="T110"> </text:span><text:span text:style-name="T47">più</text:span><text:span text:style-name="T101"> </text:span><text:span text:style-name="T47">asili</text:span><text:span text:style-name="T110"> </text:span><text:span text:style-name="T47">nido</text:span><text:span text:style-name="T110"> </text:span><text:span text:style-name="T47">in</text:span><text:span text:style-name="T101"> </text:span><text:span text:style-name="T47">ordine</text:span><text:span text:style-name="T110"> </text:span><text:span text:style-name="T47">di</text:span><text:span text:style-name="T110"> </text:span><text:span text:style-name="T47">prefe- renza,</text:span><text:span text:style-name="T67"> </text:span><text:span text:style-name="T47">in</text:span><text:span text:style-name="T67"> </text:span><text:span text:style-name="T47">base</text:span><text:span text:style-name="T67"> </text:span><text:span text:style-name="T47">al</text:span><text:span text:style-name="T67"> </text:span><text:span text:style-name="T47">luogo</text:span><text:span text:style-name="T67"> </text:span><text:span text:style-name="T47">di</text:span><text:span text:style-name="T67"> </text:span><text:span text:style-name="T47">residenza</text:span><text:span text:style-name="T67"> </text:span><text:span text:style-name="T47">o</text:span><text:span text:style-name="T67"> </text:span><text:span text:style-name="T47">lavoro.</text:span><text:span text:style-name="T104"> </text:span><text:span text:style-name="T47">Alla</text:span><text:span text:style-name="T67"> </text:span><text:span text:style-name="T47">domanda</text:span><text:span text:style-name="T67"> </text:span><text:span text:style-name="T47">verrà</text:span><text:span text:style-name="T67"> </text:span><text:span text:style-name="T47">assegnato</text:span><text:span text:style-name="T67"> </text:span><text:span text:style-name="T47">un punteggio</text:span><text:span text:style-name="T80"> </text:span><text:span text:style-name="T47">diverso</text:span><text:span text:style-name="T80"> </text:span><text:span text:style-name="T47">a</text:span><text:span text:style-name="T104"> </text:span><text:span text:style-name="T47">seconda</text:span><text:span text:style-name="T80"> </text:span><text:span text:style-name="T47">della</text:span><text:span text:style-name="T80"> </text:span><text:span text:style-name="T47">condizione</text:span><text:span text:style-name="T104"> </text:span><text:span text:style-name="T47">lavorativa</text:span><text:span text:style-name="T80"> </text:span><text:span text:style-name="T47">dei</text:span><text:span text:style-name="T80"> </text:span><text:span text:style-name="T47">genitori,</text:span><text:span text:style-name="T104"> </text:span><text:span text:style-name="T47">della</text:span><text:span text:style-name="T80"> </text:span><text:span text:style-name="T47">pre- senza di altri figli a carico e di eventuali problemi sociali e sanitari. Viene quindi</text:span><text:span text:style-name="T108"> </text:span><text:span text:style-name="T47">definita</text:span><text:span text:style-name="T80"> </text:span><text:span text:style-name="T47">una</text:span><text:span text:style-name="T108"> </text:span><text:span text:style-name="T47">graduatoria</text:span><text:span text:style-name="T80"> </text:span><text:span text:style-name="T47">degli</text:span><text:span text:style-name="T108"> </text:span><text:span text:style-name="T47">ammessi.</text:span><text:span text:style-name="T80"> </text:span><text:span text:style-name="T47">Per</text:span><text:span text:style-name="T80"> </text:span><text:span text:style-name="T47">maggiori</text:span><text:span text:style-name="T108"> </text:span><text:span text:style-name="T47">informazioni</text:span><text:span text:style-name="T80"> </text:span><text:span text:style-name="T47">puoi rivolgerti al tuo Comune di residenza, in quanto le condizioni di accesso va- riano in ragione della disciplina comunale di</text:span><text:span text:style-name="T108"> </text:span><text:span text:style-name="T47">riferimento.</text:span></text:p>
        </text:list-item>
      </text:list>
      <text:p text:style-name="P767"/>
      <text:list xml:id="list153419739026614" text:continue-numbering="true" text:style-name="WWNum13">
        <text:list-item>
          <text:h text:style-name="P256" text:outline-level="3"><text:span text:style-name="T389">Quanto costa l’iscrizione all’asilo</text:span><text:span text:style-name="T433"> </text:span><text:span text:style-name="T389">nido?</text:span></text:h>
        </text:list-item>
      </text:list>
      <text:p text:style-name="P1017"><text:span text:style-name="T35">Le</text:span><text:span text:style-name="T170"> </text:span><text:span text:style-name="T35">rette</text:span><text:span text:style-name="T170"> </text:span><text:span text:style-name="T35">del</text:span><text:span text:style-name="T170"> </text:span><text:span text:style-name="T35">nido</text:span><text:span text:style-name="T203"> </text:span><text:span text:style-name="T35">comunale</text:span><text:span text:style-name="T170"> </text:span><text:span text:style-name="T35">sono</text:span><text:span text:style-name="T170"> </text:span><text:span text:style-name="T35">differenziate</text:span><text:span text:style-name="T170"> </text:span><text:span text:style-name="T35">per</text:span><text:span text:style-name="T203"> </text:span><text:span text:style-name="T35">categorie</text:span><text:span text:style-name="T170"> </text:span><text:span text:style-name="T35">e</text:span><text:span text:style-name="T170"> </text:span><text:span text:style-name="T35">fasce</text:span><text:span text:style-name="T203"> </text:span><text:span text:style-name="T35">di</text:span><text:span text:style-name="T170"> </text:span><text:span text:style-name="T35">reddito. La</text:span><text:span text:style-name="T36"> </text:span><text:span text:style-name="T35">retta</text:span><text:span text:style-name="T36"> </text:span><text:span text:style-name="T35">del</text:span><text:span text:style-name="T36"> </text:span><text:span text:style-name="T35">nido</text:span><text:span text:style-name="T36"> </text:span><text:span text:style-name="T35">privato</text:span><text:span text:style-name="T36"> </text:span><text:span text:style-name="T35">è</text:span><text:span text:style-name="T36"> </text:span><text:span text:style-name="T35">stabilita</text:span><text:span text:style-name="T36"> </text:span><text:span text:style-name="T35">autonomamente</text:span><text:span text:style-name="T36"> </text:span><text:span text:style-name="T35">da</text:span><text:span text:style-name="T36"> </text:span><text:span text:style-name="T35">ogni</text:span><text:span text:style-name="T36"> </text:span><text:span text:style-name="T35">struttura.</text:span></text:p>
      <text:p text:style-name="P1244"><text:span text:style-name="T35">A </text:span><text:span text:style-name="T162">partire dall’anno scolastico 2007/2008 </text:span><text:span text:style-name="T35">è </text:span><text:span text:style-name="T162">stato istituito </text:span><text:span text:style-name="T35">un </text:span><text:span text:style-name="T162">nuovo servizio </text:span><text:span text:style-name="T35">de- </text:span><text:span text:style-name="T162">dicato</text:span><text:span text:style-name="T39"> </text:span><text:span text:style-name="T35">ai</text:span><text:span text:style-name="T39"> </text:span><text:span text:style-name="T162">bambini</text:span><text:span text:style-name="T39"> </text:span><text:span text:style-name="T35">di</text:span><text:span text:style-name="T39"> </text:span><text:span text:style-name="T35">due</text:span><text:span text:style-name="T39"> </text:span><text:span text:style-name="T162">anni:le</text:span><text:span text:style-name="T39"> </text:span><text:span text:style-name="T162">Sezioni</text:span><text:span text:style-name="T39"> </text:span><text:span text:style-name="T162">Primavera.</text:span><text:span text:style-name="T39"> </text:span><text:span text:style-name="T162">Sono</text:span><text:span text:style-name="T39"> </text:span><text:span text:style-name="T162">sezioni</text:span><text:span text:style-name="T39"> </text:span><text:span text:style-name="T35">di</text:span><text:span text:style-name="T39"> </text:span><text:span text:style-name="T162">nido</text:span><text:span text:style-name="T39"> </text:span><text:span text:style-name="T162">aggre-</text:span></text:p>
      <text:p text:style-name="P1246"/>
      <text:p text:style-name="P728"/>
      <text:p text:style-name="P660"><draw:g text:anchor-type="as-char" draw:z-index="181" draw:style-name="gr5"><draw:line draw:style-name="gr6" draw:text-style-name="P1280" svg:x1="0in" svg:y1="0in" svg:x2="3.8228in" svg:y2="0in"><text:p/></draw:line></draw:g><text:span text:style-name="T483"><text:tab/></text:span><draw:g text:anchor-type="as-char" draw:z-index="182" draw:style-name="gr5"><draw:line draw:style-name="gr6" draw:text-style-name="P1280" svg:x1="0in" svg:y1="0in" svg:x2="3.8189in" svg:y2="0in"><text:p/></draw:line></draw:g></text:p>
      <text:p text:style-name="P774"/>
      <text:section text:style-name="Sect2" text:name="Section126">
        <text:p text:style-name="P818"><text:span text:style-name="T162">gate</text:span><text:span text:style-name="T174"> </text:span><text:span text:style-name="T35">a</text:span><text:span text:style-name="T183"> </text:span><text:span text:style-name="T162">scuole</text:span><text:span text:style-name="T174"> </text:span><text:span text:style-name="T162">dell’infanzia</text:span><text:span text:style-name="T183"> </text:span><text:span text:style-name="T162">private</text:span><text:span text:style-name="T183"> </text:span><text:span text:style-name="T162">paritarie</text:span><text:span text:style-name="T174"> </text:span><text:span text:style-name="T35">e</text:span><text:span text:style-name="T183"> </text:span><text:span text:style-name="T162">rivolte</text:span><text:span text:style-name="T174"> </text:span><text:span text:style-name="T35">a</text:span><text:span text:style-name="T183"> </text:span><text:span text:style-name="T162">bambini</text:span><text:span text:style-name="T183"> </text:span><text:span text:style-name="T225">dai</text:span><text:span text:style-name="T175"> </text:span><text:span text:style-name="T225">24</text:span><text:span text:style-name="T185"> </text:span><text:span text:style-name="T225">ai</text:span><text:span text:style-name="T185"> </text:span><text:span text:style-name="T225">36</text:span><text:span text:style-name="T175"> </text:span><text:span text:style-name="T165">mesi</text:span><text:span text:style-name="T162">, autorizzate </text:span><text:span text:style-name="T35">al </text:span><text:span text:style-name="T162">funzionamento. </text:span><text:span text:style-name="T35">Per </text:span><text:span text:style-name="T162">accedervi occorre rivolgersi direttamente </text:span><text:span text:style-name="T35">al </text:span><text:span text:style-name="T162">gestore della</text:span><text:span text:style-name="T180"> </text:span><text:span text:style-name="T162">scuola.</text:span></text:p>
        <text:h text:style-name="P25" text:outline-level="2"><text:span text:style-name="T399">Scuola materna o scuola</text:span><text:span text:style-name="T416"> </text:span><text:span text:style-name="T399">dell’infanzia<text:tab/></text:span></text:h>
        <text:list xml:id="list153420540596463" text:continue-numbering="true" text:style-name="WWNum13">
          <text:list-item>
            <text:h text:style-name="P131" text:outline-level="3"><text:span text:style-name="T389">Da che età posso iscrivere i miei figli alla scuola dell’infan- zia?</text:span></text:h>
          </text:list-item>
        </text:list>
        <text:p text:style-name="P809"><text:span text:style-name="T35">Possono essere iscritti le bambine e i bambini che compiono i 3 anni di età entro il 30 aprile dell’anno scolastico di riferimento.</text:span></text:p>
        <text:p text:style-name="P785"/>
        <text:list xml:id="list153419851324363" text:continue-numbering="true" text:style-name="WWNum13">
          <text:list-item>
            <text:h text:style-name="P226" text:outline-level="3"><text:span text:style-name="T389">Quanto dura la scuola</text:span><text:span text:style-name="T433"> </text:span><text:span text:style-name="T389">dell’infanzia?</text:span></text:h>
          </text:list-item>
        </text:list>
        <text:p text:style-name="P827"><text:span text:style-name="T35">3 anni.</text:span></text:p>
        <text:p text:style-name="P727"/>
        <text:list xml:id="list153420708631049" text:continue-numbering="true" text:style-name="WWNum13">
          <text:list-item>
            <text:h text:style-name="P231" text:outline-level="3"><text:span text:style-name="T389">Da chi è gestita la scuola</text:span><text:span text:style-name="T430"> </text:span><text:span text:style-name="T389">dell’infanzia?</text:span></text:h>
          </text:list-item>
        </text:list>
        <text:p text:style-name="P831"><text:span text:style-name="T35">Dai Comuni, dallo Stato o da privati.</text:span></text:p>
        <text:p text:style-name="P741"/>
        <text:list xml:id="list153419628822048" text:continue-numbering="true" text:style-name="WWNum13">
          <text:list-item>
            <text:p text:style-name="P474"><text:span text:style-name="T347">Dove posso iscrivere i miei figli alla scuola d’infanzia?</text:span><text:span text:style-name="T27"> </text:span><text:span text:style-name="T47">Presso</text:span><text:span text:style-name="T117"> </text:span><text:span text:style-name="T47">il</text:span><text:span text:style-name="T110"> </text:span><text:span text:style-name="T47">Dipartimento</text:span><text:span text:style-name="T117"> </text:span><text:span text:style-name="T47">dei</text:span><text:span text:style-name="T110"> </text:span><text:span text:style-name="T47">Servizi</text:span><text:span text:style-name="T117"> </text:span><text:span text:style-name="T47">Scolastici</text:span><text:span text:style-name="T110"> </text:span><text:span text:style-name="T47">del</text:span><text:span text:style-name="T110"> </text:span><text:span text:style-name="T47">tuo</text:span><text:span text:style-name="T117"> </text:span><text:span text:style-name="T47">Comune</text:span><text:span text:style-name="T110"> </text:span><text:span text:style-name="T47">di</text:span><text:span text:style-name="T117"> </text:span><text:span text:style-name="T47">appartenenza per l’iscrizione alla scuola dell’infanzia comunale; presso la segreteria della scuola</text:span><text:span text:style-name="T55"> </text:span><text:span text:style-name="T47">di</text:span><text:span text:style-name="T55"> </text:span><text:span text:style-name="T47">interesse,</text:span><text:span text:style-name="T55"> </text:span><text:span text:style-name="T47">negli</text:span><text:span text:style-name="T55"> </text:span><text:span text:style-name="T47">altri</text:span><text:span text:style-name="T55"> </text:span><text:span text:style-name="T47">casi.</text:span><text:span text:style-name="T48"> </text:span><text:span text:style-name="T47">Nella</text:span><text:span text:style-name="T55"> </text:span><text:span text:style-name="T47">scuola</text:span><text:span text:style-name="T55"> </text:span><text:span text:style-name="T47">pubblica</text:span><text:span text:style-name="T55"> </text:span><text:span text:style-name="T47">l’iscrizione</text:span><text:span text:style-name="T55"> </text:span><text:span text:style-name="T47">avviene in base ad una</text:span><text:span text:style-name="T61"> </text:span><text:span text:style-name="T47">graduatoria.</text:span></text:p>
          </text:list-item>
        </text:list>
        <text:p text:style-name="P773"/>
        <text:list xml:id="list153420749996451" text:continue-numbering="true" text:style-name="WWNum13">
          <text:list-item>
            <text:h text:style-name="P226" text:outline-level="3"><text:span text:style-name="T389">Quanto costa l’iscrizione alla scuola</text:span><text:span text:style-name="T402"> </text:span><text:span text:style-name="T389">dell’infanzia?</text:span></text:h>
          </text:list-item>
        </text:list>
        <text:p text:style-name="P914"><text:span text:style-name="T35">Le</text:span><text:span text:style-name="T183"> </text:span><text:span text:style-name="T35">spese</text:span><text:span text:style-name="T196"> </text:span><text:span text:style-name="T35">di</text:span><text:span text:style-name="T196"> </text:span><text:span text:style-name="T35">iscrizione</text:span><text:span text:style-name="T183"> </text:span><text:span text:style-name="T35">delle</text:span><text:span text:style-name="T196"> </text:span><text:span text:style-name="T35">scuole</text:span><text:span text:style-name="T196"> </text:span><text:span text:style-name="T35">comunali</text:span><text:span text:style-name="T196"> </text:span><text:span text:style-name="T35">sono</text:span><text:span text:style-name="T183"> </text:span><text:span text:style-name="T35">differenziate</text:span><text:span text:style-name="T196"> </text:span><text:span text:style-name="T35">per</text:span><text:span text:style-name="T196"> </text:span><text:span text:style-name="T35">categorie</text:span><text:span text:style-name="T196"> </text:span><text:span text:style-name="T35">e fasce</text:span><text:span text:style-name="T196"> </text:span><text:span text:style-name="T35">di</text:span><text:span text:style-name="T196"> </text:span><text:span text:style-name="T35">reddito.</text:span><text:span text:style-name="T196"> </text:span><text:span text:style-name="T35">Le</text:span><text:span text:style-name="T196"> </text:span><text:span text:style-name="T35">rette</text:span><text:span text:style-name="T196"> </text:span><text:span text:style-name="T35">delle</text:span><text:span text:style-name="T196"> </text:span><text:span text:style-name="T35">scuole</text:span><text:span text:style-name="T196"> </text:span><text:span text:style-name="T35">private</text:span><text:span text:style-name="T196"> </text:span><text:span text:style-name="T35">sono</text:span><text:span text:style-name="T196"> </text:span><text:span text:style-name="T35">stabilite</text:span><text:span text:style-name="T199"> </text:span><text:span text:style-name="T35">autonomamente</text:span><text:span text:style-name="T196"> </text:span><text:span text:style-name="T35">da ogni</text:span><text:span text:style-name="T162"> </text:span><text:span text:style-name="T35">istituto.</text:span></text:p>
        <text:h text:style-name="P25" text:outline-level="2"><text:span text:style-name="T399">Primo</text:span><text:span text:style-name="T431"> </text:span><text:span text:style-name="T399">ciclo<text:tab/></text:span></text:h>
        <text:h text:style-name="P150" text:outline-level="3"><text:span text:style-name="T389">LA SCUOLA PRIMARIA</text:span></text:h>
        <text:p text:style-name="P745"/>
        <text:list xml:id="list153420092763559" text:continue-numbering="true" text:style-name="WWNum13">
          <text:list-item>
            <text:p text:style-name="P474"><text:span text:style-name="T347">Da che età posso iscrivere i miei figli alla scuola primaria?</text:span><text:span text:style-name="T27"> </text:span><text:span text:style-name="T47">Per la prima classe, l’iscrizione è obbligatoria a 6 anni, facoltativa a 5 anni e mezzo</text:span><text:span text:style-name="T121"> </text:span><text:span text:style-name="T47">(possono</text:span><text:span text:style-name="T113"> </text:span><text:span text:style-name="T47">iscriversi</text:span><text:span text:style-name="T121"> </text:span><text:span text:style-name="T47">le</text:span><text:span text:style-name="T113"> </text:span><text:span text:style-name="T47">bambine</text:span><text:span text:style-name="T113"> </text:span><text:span text:style-name="T47">ed</text:span><text:span text:style-name="T121"> </text:span><text:span text:style-name="T47">i</text:span><text:span text:style-name="T113"> </text:span><text:span text:style-name="T47">bambini</text:span><text:span text:style-name="T121"> </text:span><text:span text:style-name="T47">che</text:span><text:span text:style-name="T113"> </text:span><text:span text:style-name="T47">compiono</text:span><text:span text:style-name="T113"> </text:span><text:span text:style-name="T47">i</text:span><text:span text:style-name="T121"> </text:span><text:span text:style-name="T47">6</text:span><text:span text:style-name="T113"> </text:span><text:span text:style-name="T47">anni</text:span><text:span text:style-name="T121"> </text:span><text:span text:style-name="T47">entro il 30 aprile dell’anno scolastico di</text:span><text:span text:style-name="T89"> </text:span><text:span text:style-name="T47">riferimento).</text:span></text:p>
          </text:list-item>
        </text:list>
        <text:p text:style-name="P1054"><text:span text:style-name="T165">ATTEnzIonE</text:span><text:span text:style-name="T162">: </text:span><text:span text:style-name="T35">la normativa che riguarda l’iscrizione facoltativa alla scuola primaria</text:span><text:span text:style-name="T174"> </text:span><text:span text:style-name="T35">a</text:span><text:span text:style-name="T183"> </text:span><text:span text:style-name="T35">5</text:span><text:span text:style-name="T183"> </text:span><text:span text:style-name="T35">anni</text:span><text:span text:style-name="T183"> </text:span><text:span text:style-name="T35">e</text:span><text:span text:style-name="T183"> </text:span><text:span text:style-name="T35">mezzo</text:span><text:span text:style-name="T183"> </text:span><text:span text:style-name="T35">potrebbe</text:span><text:span text:style-name="T174"> </text:span><text:span text:style-name="T35">subire</text:span><text:span text:style-name="T183"> </text:span><text:span text:style-name="T35">delle</text:span><text:span text:style-name="T183"> </text:span><text:span text:style-name="T35">variazioni</text:span><text:span text:style-name="T183"> </text:span><text:span text:style-name="T35">in</text:span><text:span text:style-name="T183"> </text:span><text:span text:style-name="T35">futuro.</text:span><text:span text:style-name="T183"> </text:span><text:span text:style-name="T35">Per</text:span><text:span text:style-name="T174"> </text:span><text:span text:style-name="T35">infor- mazioni</text:span><text:span text:style-name="T166"> </text:span><text:span text:style-name="T35">sugli</text:span><text:span text:style-name="T166"> </text:span><text:span text:style-name="T35">aggiornamenti</text:span><text:span text:style-name="T170"> </text:span><text:span text:style-name="T35">rivolgiti</text:span><text:span text:style-name="T166"> </text:span><text:span text:style-name="T35">direttamente</text:span><text:span text:style-name="T170"> </text:span><text:span text:style-name="T35">alla</text:span><text:span text:style-name="T166"> </text:span><text:span text:style-name="T35">scuola</text:span><text:span text:style-name="T170"> </text:span><text:span text:style-name="T35">che</text:span><text:span text:style-name="T166"> </text:span><text:span text:style-name="T35">hai</text:span><text:span text:style-name="T170"> </text:span><text:span text:style-name="T35">scelto.</text:span></text:p>
        <text:p text:style-name="P785"/>
        <text:list xml:id="list153419619776875" text:continue-numbering="true" text:style-name="WWNum13">
          <text:list-item>
            <text:h text:style-name="P234" text:outline-level="3"><text:span text:style-name="T389">Quanto dura la scuola</text:span><text:span text:style-name="T419"> </text:span><text:span text:style-name="T389">primaria?</text:span></text:h>
          </text:list-item>
        </text:list>
        <text:p text:style-name="P756"><text:span text:style-name="T35">5 anni.</text:span></text:p>
        <text:p text:style-name="P727"/>
        <text:list xml:id="list153419763892412" text:continue-numbering="true" text:style-name="WWNum13">
          <text:list-item>
            <text:h text:style-name="P236" text:outline-level="3"><text:span text:style-name="T389">Dove </text:span><text:span text:style-name="T390">devo </text:span><text:span text:style-name="T389">rivolgermi per maggiori</text:span><text:span text:style-name="T433"> </text:span><text:span text:style-name="T389">informazioni?</text:span></text:h>
          </text:list-item>
        </text:list>
        <text:p text:style-name="P1045"><text:span text:style-name="T35">Presso</text:span><text:span text:style-name="T174"> </text:span><text:span text:style-name="T35">la</text:span><text:span text:style-name="T183"> </text:span><text:span text:style-name="T35">Direzione</text:span><text:span text:style-name="T183"> </text:span><text:span text:style-name="T35">Didattica</text:span><text:span text:style-name="T183"> </text:span><text:span text:style-name="T35">della</text:span><text:span text:style-name="T183"> </text:span><text:span text:style-name="T35">scuola</text:span><text:span text:style-name="T183"> </text:span><text:span text:style-name="T35">competente</text:span><text:span text:style-name="T183"> </text:span><text:span text:style-name="T35">per</text:span><text:span text:style-name="T183"> </text:span><text:span text:style-name="T35">territorio</text:span><text:span text:style-name="T183"> </text:span><text:span text:style-name="T35">o</text:span><text:span text:style-name="T183"> </text:span><text:span text:style-name="T35">presso</text:span><text:span text:style-name="T183"> </text:span><text:span text:style-name="T35">il tuo</text:span><text:span text:style-name="T199"> </text:span><text:span text:style-name="T35">Comune</text:span><text:span text:style-name="T199"> </text:span><text:span text:style-name="T35">di</text:span><text:span text:style-name="T199"> </text:span><text:span text:style-name="T35">residenza,</text:span><text:span text:style-name="T199"> </text:span><text:span text:style-name="T35">nel</text:span><text:span text:style-name="T199"> </text:span><text:span text:style-name="T35">caso</text:span><text:span text:style-name="T199"> </text:span><text:span text:style-name="T35">di</text:span><text:span text:style-name="T199"> </text:span><text:span text:style-name="T35">scuola</text:span><text:span text:style-name="T199"> </text:span><text:span text:style-name="T35">statale,</text:span><text:span text:style-name="T199"> </text:span><text:span text:style-name="T35">o</text:span><text:span text:style-name="T199"> </text:span><text:span text:style-name="T35">presso</text:span><text:span text:style-name="T199"> </text:span><text:span text:style-name="T35">le</text:span><text:span text:style-name="T199"> </text:span><text:span text:style-name="T35">scuole</text:span><text:span text:style-name="T199"> </text:span><text:span text:style-name="T35">private.</text:span></text:p>
        <text:p text:style-name="P785"/>
        <text:h text:style-name="Heading_20_2" text:outline-level="3"><text:span text:style-name="T389">LA SCUOLA SECONDARIA DI PRIMO GRADO</text:span></text:h>
        <text:p text:style-name="P802"/>
        <text:list xml:id="list153419529355450" text:continue-numbering="true" text:style-name="WWNum13">
          <text:list-item>
            <text:p text:style-name="P617"><text:span text:style-name="T347">Che</text:span><text:span text:style-name="T370"> </text:span><text:span text:style-name="T347">cos’è?</text:span></text:p>
          </text:list-item>
        </text:list>
        <text:p text:style-name="P756"><text:span text:style-name="T35">E’ un percorso formativo successivo alla scuola primaria</text:span></text:p>
        <text:p text:style-name="P727"/>
        <text:list xml:id="list153419778589854" text:continue-numbering="true" text:style-name="WWNum13">
          <text:list-item>
            <text:h text:style-name="P234" text:outline-level="3"><text:span text:style-name="T389">Quanto</text:span><text:span text:style-name="T439"> </text:span><text:span text:style-name="T389">dura?</text:span></text:h>
          </text:list-item>
        </text:list>
        <text:p text:style-name="P756"><text:span text:style-name="T35">3 anni.</text:span></text:p>
        <text:p text:style-name="P741"/>
        <text:list xml:id="list153418971162243" text:continue-numbering="true" text:style-name="WWNum13">
          <text:list-item>
            <text:h text:style-name="P234" text:outline-level="3"><text:span text:style-name="T389">Dove </text:span><text:span text:style-name="T390">devo </text:span><text:span text:style-name="T389">rivolgermi per maggiori</text:span><text:span text:style-name="T433"> </text:span><text:span text:style-name="T389">informazioni?</text:span></text:h>
          </text:list-item>
        </text:list>
        <text:p text:style-name="P1047"><text:span text:style-name="T35">Presso</text:span><text:span text:style-name="T166"> </text:span><text:span text:style-name="T35">la</text:span><text:span text:style-name="T166"> </text:span><text:span text:style-name="T35">Direzione</text:span><text:span text:style-name="T166"> </text:span><text:span text:style-name="T35">didattica</text:span><text:span text:style-name="T170"> </text:span><text:span text:style-name="T35">della</text:span><text:span text:style-name="T166"> </text:span><text:span text:style-name="T35">scuola</text:span><text:span text:style-name="T166"> </text:span><text:span text:style-name="T35">competente</text:span><text:span text:style-name="T170"> </text:span><text:span text:style-name="T35">per</text:span><text:span text:style-name="T166"> </text:span><text:span text:style-name="T35">territorio</text:span><text:span text:style-name="T166"> </text:span><text:span text:style-name="T35">o</text:span><text:span text:style-name="T170"> </text:span><text:span text:style-name="T35">presso</text:span><text:span text:style-name="T166"> </text:span><text:span text:style-name="T170">il </text:span><text:span text:style-name="T35">Comune</text:span><text:span text:style-name="T39"> </text:span><text:span text:style-name="T35">di</text:span><text:span text:style-name="T39"> </text:span><text:span text:style-name="T35">residenza,</text:span><text:span text:style-name="T39"> </text:span><text:span text:style-name="T35">nel</text:span><text:span text:style-name="T39"> </text:span><text:span text:style-name="T35">caso</text:span><text:span text:style-name="T39"> </text:span><text:span text:style-name="T35">di</text:span><text:span text:style-name="T39"> </text:span><text:span text:style-name="T35">scuola</text:span><text:span text:style-name="T39"> </text:span><text:span text:style-name="T35">statale,</text:span><text:span text:style-name="T39"> </text:span><text:span text:style-name="T35">o</text:span><text:span text:style-name="T39"> </text:span><text:span text:style-name="T35">presso</text:span><text:span text:style-name="T39"> </text:span><text:span text:style-name="T35">le</text:span><text:span text:style-name="T39"> </text:span><text:span text:style-name="T35">scuole</text:span><text:span text:style-name="T39"> </text:span><text:span text:style-name="T35">private.</text:span></text:p>
        <text:h text:style-name="P21" text:outline-level="2"><text:span text:style-name="T399">Secondo</text:span><text:span text:style-name="T403"> </text:span><text:span text:style-name="T399">ciclo<text:tab/></text:span></text:h>
        <text:list xml:id="list153419892224136" text:continue-numbering="true" text:style-name="WWNum13">
          <text:list-item>
            <text:h text:style-name="P239" text:outline-level="3"><text:span text:style-name="T389">Che cos’è il secondo</text:span><text:span text:style-name="T419"> </text:span><text:span text:style-name="T389">ciclo?</text:span></text:h>
          </text:list-item>
        </text:list>
        <text:p text:style-name="P1047"><text:span text:style-name="T35">Il</text:span><text:span text:style-name="T39"> </text:span><text:span text:style-name="T35">secondo</text:span><text:span text:style-name="T39"> </text:span><text:span text:style-name="T35">ciclo</text:span><text:span text:style-name="T39"> </text:span><text:span text:style-name="T35">è</text:span><text:span text:style-name="T36"> </text:span><text:span text:style-name="T35">costituito</text:span><text:span text:style-name="T39"> </text:span><text:span text:style-name="T35">dal</text:span><text:span text:style-name="T39"> </text:span><text:span text:style-name="T35">sistema</text:span><text:span text:style-name="T39"> </text:span><text:span text:style-name="T35">dei</text:span><text:span text:style-name="T36"> </text:span><text:span text:style-name="T35">licei</text:span><text:span text:style-name="T39"> </text:span><text:span text:style-name="T35">e</text:span><text:span text:style-name="T39"> </text:span><text:span text:style-name="T35">dell’istruzione-formazione professionale. </text:span><text:span text:style-name="T162">Tutti </text:span><text:span text:style-name="T35">i percorsi permettono di accedere</text:span><text:span text:style-name="T210"> </text:span><text:span text:style-name="T35">all’Università.</text:span></text:p>
        <text:p text:style-name="P1050"><text:span text:style-name="T165">ATTEnzIonE</text:span><text:span text:style-name="T162">: </text:span><text:span text:style-name="T35">a partire dall’anno scolastico 2010/2011, è entrata in vigore la</text:span><text:span text:style-name="T183"> </text:span><text:span text:style-name="T162">riforma</text:span><text:span text:style-name="T196"> </text:span><text:span text:style-name="T35">del</text:span><text:span text:style-name="T196"> </text:span><text:span text:style-name="T162">secondo</text:span><text:span text:style-name="T196"> </text:span><text:span text:style-name="T162">ciclo</text:span><text:span text:style-name="T183"> </text:span><text:span text:style-name="T35">di</text:span><text:span text:style-name="T196"> </text:span><text:span text:style-name="T162">istruzione,</text:span><text:span text:style-name="T196"> </text:span><text:span text:style-name="T35">un</text:span><text:span text:style-name="T196"> </text:span><text:span text:style-name="T162">provvedimento</text:span><text:span text:style-name="T183"> </text:span><text:span text:style-name="T35">che</text:span><text:span text:style-name="T196"> </text:span><text:span text:style-name="T162">riduce</text:span><text:span text:style-name="T196"> </text:span><text:span text:style-name="T35">la</text:span><text:span text:style-name="T196"> </text:span><text:span text:style-name="T162">fram- </text:span><text:span text:style-name="T35">mentazione</text:span><text:span text:style-name="T173"> </text:span><text:span text:style-name="T35">degli</text:span><text:span text:style-name="T173"> </text:span><text:span text:style-name="T35">indirizzi</text:span><text:span text:style-name="T173"> </text:span><text:span text:style-name="T35">nei</text:span><text:span text:style-name="T173"> </text:span><text:span text:style-name="T35">licei</text:span><text:span text:style-name="T174"> </text:span><text:span text:style-name="T35">e</text:span><text:span text:style-name="T173"> </text:span><text:span text:style-name="T35">rimodula</text:span><text:span text:style-name="T173"> </text:span><text:span text:style-name="T35">l’istruzione</text:span><text:span text:style-name="T173"> </text:span><text:span text:style-name="T35">tecnica</text:span><text:span text:style-name="T174"> </text:span><text:span text:style-name="T35">e</text:span><text:span text:style-name="T173"> </text:span><text:span text:style-name="T35">professio- nale.</text:span><text:span text:style-name="T217"> </text:span><text:span text:style-name="T35">Si</text:span><text:span text:style-name="T217"> </text:span><text:span text:style-name="T35">tratta</text:span><text:span text:style-name="T217"> </text:span><text:span text:style-name="T35">di</text:span><text:span text:style-name="T217"> </text:span><text:span text:style-name="T35">una</text:span><text:span text:style-name="T216"> </text:span><text:span text:style-name="T35">riforma</text:span><text:span text:style-name="T217"> </text:span><text:span text:style-name="T35">importante,</text:span><text:span text:style-name="T217"> </text:span><text:span text:style-name="T35">caratterizzata</text:span><text:span text:style-name="T217"> </text:span><text:span text:style-name="T35">dal</text:span><text:span text:style-name="T216"> </text:span><text:span text:style-name="T35">riordino</text:span><text:span text:style-name="T217"> </text:span><text:span text:style-name="T35">del</text:span><text:span text:style-name="T217"> </text:span><text:span text:style-name="T35">secondo grado dell’istruzione secondaria, con conseguente introduzione di novità or- dinamentali</text:span><text:span text:style-name="T203"> </text:span><text:span text:style-name="T35">importanti</text:span><text:span text:style-name="T203"> </text:span><text:span text:style-name="T35">per</text:span><text:span text:style-name="T203"> </text:span><text:span text:style-name="T35">la</text:span><text:span text:style-name="T203"> </text:span><text:span text:style-name="T35">scelta</text:span><text:span text:style-name="T203"> </text:span><text:span text:style-name="T35">dei</text:span><text:span text:style-name="T203"> </text:span><text:span text:style-name="T35">percorsi</text:span><text:span text:style-name="T203"> </text:span><text:span text:style-name="T35">di</text:span><text:span text:style-name="T203"> </text:span><text:span text:style-name="T35">studio.</text:span><text:span text:style-name="T203"> </text:span><text:span text:style-name="T35">Qualsiasi</text:span><text:span text:style-name="T203"> </text:span><text:span text:style-name="T35">informa- zione è reperibile sul sito</text:span><text:span text:style-name="T190"> </text:span><text:a xlink:type="simple" xlink:href="http://www.pubblica.istruzione.it/" text:style-name="Default_20_Style" text:visited-style-name="Default_20_Style"><text:span text:style-name="T221">www.pubblica.istruzione.it</text:span></text:a><text:a xlink:type="simple" xlink:href="http://www.pubblica.istruzione.it/" text:style-name="Default_20_Style" text:visited-style-name="Default_20_Style"><text:span text:style-name="T35">.</text:span></text:a></text:p>
      </text:section>
      <text:p text:style-name="P1247"/>
      <text:p text:style-name="P728"/>
      <text:p text:style-name="P660"><draw:g text:anchor-type="as-char" draw:z-index="183" draw:style-name="gr5"><draw:line draw:style-name="gr6" draw:text-style-name="P1280" svg:x1="0in" svg:y1="0in" svg:x2="3.8228in" svg:y2="0in"><text:p/></draw:line></draw:g><text:span text:style-name="T483"><text:tab/></text:span><draw:g text:anchor-type="as-char" draw:z-index="184" draw:style-name="gr5"><draw:line draw:style-name="gr6" draw:text-style-name="P1280" svg:x1="0in" svg:y1="0in" svg:x2="3.8189in" svg:y2="0in"><text:p/></draw:line></draw:g></text:p>
      <text:p text:style-name="P800"/>
      <text:section text:style-name="Sect4" text:name="Section128">
        <text:list xml:id="list153420512151101" text:continue-numbering="true" text:style-name="WWNum13">
          <text:list-item>
            <text:h text:style-name="P229" text:outline-level="3"><text:span text:style-name="T389">È possibile passare da un percorso</text:span><text:span text:style-name="T400"> </text:span><text:span text:style-name="T389">all’altro?</text:span></text:h>
          </text:list-item>
        </text:list>
        <text:p text:style-name="P816"><text:span text:style-name="T35">Sì, ed è anche possibile cambiare indirizzo all’interno dello stesso percorso, attraverso</text:span><text:span text:style-name="T180"> </text:span><text:span text:style-name="T35">le</text:span><text:span text:style-name="T180"> </text:span><text:span text:style-name="T35">iniziative</text:span><text:span text:style-name="T166"> </text:span><text:span text:style-name="T35">didattiche</text:span><text:span text:style-name="T180"> </text:span><text:span text:style-name="T35">offerte</text:span><text:span text:style-name="T180"> </text:span><text:span text:style-name="T35">dalla</text:span><text:span text:style-name="T166"> </text:span><text:span text:style-name="T35">scuola;</text:span><text:span text:style-name="T180"> </text:span><text:span text:style-name="T35">a</text:span><text:span text:style-name="T180"> </text:span><text:span text:style-name="T35">partire</text:span><text:span text:style-name="T166"> </text:span><text:span text:style-name="T35">dai</text:span><text:span text:style-name="T180"> </text:span><text:span text:style-name="T35">15</text:span><text:span text:style-name="T180"> </text:span><text:span text:style-name="T35">anni,</text:span><text:span text:style-name="T166"> </text:span><text:span text:style-name="T39">in- </text:span><text:span text:style-name="T35">fatti, sono previste diverse modalità di</text:span><text:span text:style-name="T187"> </text:span><text:span text:style-name="T35">apprendimento:</text:span></text:p>
        <text:list xml:id="list153419372783906" text:continue-list="list153420742682562" text:style-name="WWNum6">
          <text:list-item>
            <text:p text:style-name="P308"><text:span text:style-name="T47">studio a tempo</text:span><text:span text:style-name="T110"> </text:span><text:span text:style-name="T47">pieno;</text:span></text:p>
          </text:list-item>
          <text:list-item>
            <text:p text:style-name="P618"><text:span text:style-name="T47">alternanza</text:span><text:span text:style-name="T104"> </text:span><text:span text:style-name="T47">scuola-lavoro</text:span><text:span text:style-name="T105"> </text:span><text:span text:style-name="T47">con</text:span><text:span text:style-name="T104"> </text:span><text:span text:style-name="T47">stage</text:span><text:span text:style-name="T105"> </text:span><text:span text:style-name="T47">presso</text:span><text:span text:style-name="T104"> </text:span><text:span text:style-name="T47">realtà</text:span><text:span text:style-name="T105"> </text:span><text:span text:style-name="T47">culturali,</text:span><text:span text:style-name="T104"> </text:span><text:span text:style-name="T47">sociali</text:span><text:span text:style-name="T105"> </text:span><text:span text:style-name="T47">e</text:span><text:span text:style-name="T104"> </text:span><text:span text:style-name="T47">produttive</text:span></text:p>
          </text:list-item>
          <text:list-item>
            <text:p text:style-name="P301"><text:span text:style-name="T47">anche</text:span><text:span text:style-name="T43"> </text:span><text:span text:style-name="T47">all’estero;</text:span></text:p>
          </text:list-item>
          <text:list-item>
            <text:p text:style-name="P301"><text:span text:style-name="T47">apprendistato.</text:span></text:p>
          </text:list-item>
        </text:list>
        <text:p text:style-name="P727"/>
        <text:h text:style-name="P151" text:outline-level="3"><text:span text:style-name="T389">I LICEI</text:span></text:h>
        <text:p text:style-name="P745"/>
        <text:list xml:id="list153420282141872" text:continue-list="list153420512151101" text:style-name="WWNum13">
          <text:list-item>
            <text:p text:style-name="P619"><text:span text:style-name="T347">Quanti tipi di licei esistono in</text:span><text:span text:style-name="T352"> </text:span><text:span text:style-name="T347">Italia?</text:span></text:p>
          </text:list-item>
        </text:list>
        <text:p text:style-name="P816"><text:span text:style-name="T35">Artistico</text:span><text:span text:style-name="T170"> </text:span><text:span text:style-name="T35">(articolato</text:span><text:span text:style-name="T170"> </text:span><text:span text:style-name="T35">in</text:span><text:span text:style-name="T170"> </text:span><text:span text:style-name="T35">sei</text:span><text:span text:style-name="T203"> </text:span><text:span text:style-name="T35">indirizzi),</text:span><text:span text:style-name="T170"> </text:span><text:span text:style-name="T35">Classico,</text:span><text:span text:style-name="T170"> </text:span><text:span text:style-name="T35">delle</text:span><text:span text:style-name="T170"> </text:span><text:span text:style-name="T35">Scienze</text:span><text:span text:style-name="T203"> </text:span><text:span text:style-name="T35">umane</text:span><text:span text:style-name="T170"> </text:span><text:span text:style-name="T35">e</text:span><text:span text:style-name="T170"> </text:span><text:span text:style-name="T35">opzione economico-sociale, Linguistico, Musicale e coreutico, Scientifico e </text:span><text:span text:style-name="T162">opzione </text:span><text:span text:style-name="T35">scienze</text:span><text:span text:style-name="T187"> </text:span><text:span text:style-name="T35">applicate.</text:span><text:span text:style-name="T190"> </text:span><text:span text:style-name="T35">I</text:span><text:span text:style-name="T187"> </text:span><text:span text:style-name="T35">licei</text:span><text:span text:style-name="T190"> </text:span><text:span text:style-name="T35">sono</text:span><text:span text:style-name="T190"> </text:span><text:span text:style-name="T35">suddivisi</text:span><text:span text:style-name="T187"> </text:span><text:span text:style-name="T35">in</text:span><text:span text:style-name="T190"> </text:span><text:span text:style-name="T35">2</text:span><text:span text:style-name="T187"> </text:span><text:span text:style-name="T35">bienni,</text:span><text:span text:style-name="T190"> </text:span><text:span text:style-name="T35">più</text:span><text:span text:style-name="T190"> </text:span><text:span text:style-name="T35">un</text:span><text:span text:style-name="T187"> </text:span><text:span text:style-name="T35">quinto</text:span><text:span text:style-name="T190"> </text:span><text:span text:style-name="T35">anno</text:span><text:span text:style-name="T187"> </text:span><text:span text:style-name="T35">per</text:span><text:span text:style-name="T190"> </text:span><text:span text:style-name="T35">l’ap- profondimento disciplinare e l’orientamento agli studi</text:span><text:span text:style-name="T223"> </text:span><text:span text:style-name="T35">superiori.</text:span></text:p>
        <text:p text:style-name="P1058"/>
        <text:list xml:id="list153419585573493" text:continue-numbering="true" text:style-name="WWNum13">
          <text:list-item>
            <text:h text:style-name="P226" text:outline-level="3"><text:span text:style-name="T389">Quanto dura la frequenza dei</text:span><text:span text:style-name="T427"> </text:span><text:span text:style-name="T389">licei?</text:span></text:h>
          </text:list-item>
        </text:list>
        <text:p text:style-name="P827"><text:span text:style-name="T35">5 anni.</text:span></text:p>
        <text:p text:style-name="P741"/>
        <text:list xml:id="list153419168012978" text:continue-numbering="true" text:style-name="WWNum13">
          <text:list-item>
            <text:h text:style-name="P226" text:outline-level="3"><text:span text:style-name="T389">Alla fine del liceo, </text:span><text:span text:style-name="T390">devo </text:span><text:span text:style-name="T389">sostenere un</text:span><text:span text:style-name="T394"> </text:span><text:span text:style-name="T389">esame?</text:span></text:h>
          </text:list-item>
        </text:list>
        <text:p text:style-name="P838"><text:span text:style-name="T35">Sì,</text:span><text:span text:style-name="T199"> </text:span><text:span text:style-name="T35">l’esame</text:span><text:span text:style-name="T199"> </text:span><text:span text:style-name="T35">di</text:span><text:span text:style-name="T199"> </text:span><text:span text:style-name="T35">stato</text:span><text:span text:style-name="T199"> </text:span><text:span text:style-name="T35">alla</text:span><text:span text:style-name="T199"> </text:span><text:span text:style-name="T35">fine</text:span><text:span text:style-name="T199"> </text:span><text:span text:style-name="T35">del</text:span><text:span text:style-name="T199"> </text:span><text:span text:style-name="T35">quinto</text:span><text:span text:style-name="T180"> </text:span><text:span text:style-name="T35">anno.</text:span><text:span text:style-name="T199"> </text:span><text:span text:style-name="T35">Serve</text:span><text:span text:style-name="T199"> </text:span><text:span text:style-name="T35">per</text:span><text:span text:style-name="T199"> </text:span><text:span text:style-name="T35">l’iscrizione</text:span><text:span text:style-name="T199"> </text:span><text:span text:style-name="T35">all’univer- sità e all’alta formazione artistica, musicale e</text:span><text:span text:style-name="T211"> </text:span><text:span text:style-name="T35">coreutica.</text:span></text:p>
        <text:p text:style-name="P842"/>
        <text:list xml:id="list153419011986201" text:continue-numbering="true" text:style-name="WWNum13">
          <text:list-item>
            <text:h text:style-name="P234" text:outline-level="3"><text:span text:style-name="T389">Istruzione tecnica e istruzione</text:span><text:span text:style-name="T423"> </text:span><text:span text:style-name="T389">professionale</text:span></text:h>
          </text:list-item>
        </text:list>
        <text:p text:style-name="P1106"><text:span text:style-name="T162">L’istruzione</text:span><text:span text:style-name="T170"> </text:span><text:span text:style-name="T35">tecnica</text:span><text:span text:style-name="T170"> </text:span><text:span text:style-name="T35">dura</text:span><text:span text:style-name="T170"> </text:span><text:span text:style-name="T35">5</text:span><text:span text:style-name="T170"> </text:span><text:span text:style-name="T35">anni</text:span><text:span text:style-name="T170"> </text:span><text:span text:style-name="T35">e</text:span><text:span text:style-name="T170"> </text:span><text:span text:style-name="T35">risponde</text:span><text:span text:style-name="T170"> </text:span><text:span text:style-name="T35">a</text:span><text:span text:style-name="T170"> </text:span><text:span text:style-name="T35">precise</text:span><text:span text:style-name="T170"> </text:span><text:span text:style-name="T35">esigenze</text:span><text:span text:style-name="T170"> </text:span><text:span text:style-name="T35">della</text:span><text:span text:style-name="T170"> </text:span><text:span text:style-name="T35">realtà</text:span><text:span text:style-name="T203"> </text:span><text:span text:style-name="T35">pro- duttiva</text:span><text:span text:style-name="T170"> </text:span><text:span text:style-name="T35">italiana,</text:span><text:span text:style-name="T170"> </text:span><text:span text:style-name="T35">in</text:span><text:span text:style-name="T203"> </text:span><text:span text:style-name="T35">particolare</text:span><text:span text:style-name="T170"> </text:span><text:span text:style-name="T35">nel</text:span><text:span text:style-name="T203"> </text:span><text:span text:style-name="T35">campo</text:span><text:span text:style-name="T170"> </text:span><text:span text:style-name="T35">del</text:span><text:span text:style-name="T170"> </text:span><text:span text:style-name="T35">commercio,</text:span><text:span text:style-name="T203"> </text:span><text:span text:style-name="T35">del</text:span><text:span text:style-name="T170"> </text:span><text:span text:style-name="T35">turismo,</text:span><text:span text:style-name="T203"> </text:span><text:span text:style-name="T35">dell’in- dustria, dei trasporti, delle costruzioni, dell’agraria e delle attività a</text:span><text:span text:style-name="T183"> </text:span><text:span text:style-name="T35">carattere sociale (rivolte alle persone). </text:span><text:span text:style-name="T203">Vi </text:span><text:span text:style-name="T35">sono molti indirizzi e livelli di specializza- zione. i principali sono: Ragioniere e perito commerciale; perito industriale; perito agrario; geometra; perito per il</text:span><text:span text:style-name="T194"> </text:span><text:span text:style-name="T35">turismo.</text:span></text:p>
        <text:p text:style-name="P1098"><text:span text:style-name="T162">L’istruzione</text:span><text:span text:style-name="T196"> </text:span><text:span text:style-name="T35">professionale</text:span><text:span text:style-name="T196"> </text:span><text:span text:style-name="T35">dura</text:span><text:span text:style-name="T196"> </text:span><text:span text:style-name="T35">5</text:span><text:span text:style-name="T196"> </text:span><text:span text:style-name="T35">anni,</text:span><text:span text:style-name="T199"> </text:span><text:span text:style-name="T35">ma</text:span><text:span text:style-name="T196"> </text:span><text:span text:style-name="T35">prevede</text:span><text:span text:style-name="T196"> </text:span><text:span text:style-name="T35">la</text:span><text:span text:style-name="T196"> </text:span><text:span text:style-name="T35">possibilità</text:span><text:span text:style-name="T199"> </text:span><text:span text:style-name="T35">di</text:span><text:span text:style-name="T196"> </text:span><text:span text:style-name="T35">conseguire la qualifica professionale dopo i primi tre</text:span><text:span text:style-name="T216"> </text:span><text:span text:style-name="T35">anni.</text:span></text:p>
        <text:p text:style-name="P1111"><text:span text:style-name="T35">Entrambi i canali si concludono con un esame di Stato e consentono l’ac- cesso a tutta la formazione terziaria (università, Alta Formazione Artistica,</text:span></text:p>
        <text:p text:style-name="P941"><text:span text:style-name="T35">Musicale e Coreutica - AFAM, sistema di Istruzione e Formazione Tecnica Superiore - IFTS).</text:span></text:p>
        <text:p text:style-name="P785"/>
        <text:h text:style-name="P109" text:outline-level="3"><text:span text:style-name="T389">ISTRUZIONE E FORMAZIONE PROFESSIONALE (IFP)</text:span></text:h>
        <text:p text:style-name="P745"/>
        <text:list xml:id="list153420309090662" text:continue-numbering="true" text:style-name="WWNum13">
          <text:list-item>
            <text:p text:style-name="P620"><text:span text:style-name="T347">Che</text:span><text:span text:style-name="T370"> </text:span><text:span text:style-name="T347">cos’è?</text:span></text:p>
          </text:list-item>
        </text:list>
        <text:p text:style-name="P934"><text:span text:style-name="T35">Si</text:span><text:span text:style-name="T162"> </text:span><text:span text:style-name="T35">tratta</text:span><text:span text:style-name="T162"> </text:span><text:span text:style-name="T35">di</text:span><text:span text:style-name="T162"> </text:span><text:span text:style-name="T35">percorsi</text:span><text:span text:style-name="T162"> </text:span><text:span text:style-name="T35">si</text:span><text:span text:style-name="T162"> </text:span><text:span text:style-name="T35">studi</text:span><text:span text:style-name="T162"> </text:span><text:span text:style-name="T35">di</text:span><text:span text:style-name="T207"> </text:span><text:span text:style-name="T35">durata</text:span><text:span text:style-name="T162"> </text:span><text:span text:style-name="T35">triennale</text:span><text:span text:style-name="T162"> </text:span><text:span text:style-name="T35">e</text:span><text:span text:style-name="T162"> </text:span><text:span text:style-name="T35">quadriennale</text:span><text:span text:style-name="T162"> </text:span><text:span text:style-name="T35">che</text:span><text:span text:style-name="T162"> permettono </text:span><text:span text:style-name="T35">di</text:span><text:span text:style-name="T212"> </text:span><text:span text:style-name="T35">conseguire</text:span><text:span text:style-name="T212"> </text:span><text:span text:style-name="T35">delle</text:span><text:span text:style-name="T217"> </text:span><text:span text:style-name="T35">qualifiche</text:span><text:span text:style-name="T212"> </text:span><text:span text:style-name="T35">professionali,</text:span><text:span text:style-name="T212"> </text:span><text:span text:style-name="T35">riconosciute</text:span><text:span text:style-name="T217"> </text:span><text:span text:style-name="T35">a</text:span><text:span text:style-name="T212"> </text:span><text:span text:style-name="T35">livello</text:span><text:span text:style-name="T217"> </text:span><text:span text:style-name="T35">nazionale</text:span><text:span text:style-name="T212"> </text:span><text:span text:style-name="T35">ed europeo e immediatamente spendibili nel mondo del</text:span><text:span text:style-name="T219"> </text:span><text:span text:style-name="T35">lavoro.</text:span></text:p>
        <text:p text:style-name="P785"/>
        <text:list xml:id="list153421293549397" text:continue-numbering="true" text:style-name="WWNum13">
          <text:list-item>
            <text:h text:style-name="P257" text:outline-level="3"><text:span text:style-name="T389">E dopo, posso iscrivermi</text:span><text:span text:style-name="T402"> </text:span><text:span text:style-name="T389">all’Università?</text:span></text:h>
          </text:list-item>
        </text:list>
        <text:p text:style-name="P933"><text:span text:style-name="T35">Sì,</text:span><text:span text:style-name="T196"> </text:span><text:span text:style-name="T35">se</text:span><text:span text:style-name="T199"> </text:span><text:span text:style-name="T35">hai</text:span><text:span text:style-name="T196"> </text:span><text:span text:style-name="T162">conseguito</text:span><text:span text:style-name="T199"> </text:span><text:span text:style-name="T35">una</text:span><text:span text:style-name="T196"> </text:span><text:span text:style-name="T162">qualifica</text:span><text:span text:style-name="T199"> </text:span><text:span text:style-name="T162">almeno</text:span><text:span text:style-name="T196"> </text:span><text:span text:style-name="T162">quadriennale</text:span><text:span text:style-name="T199"> </text:span><text:span text:style-name="T35">e</text:span><text:span text:style-name="T196"> </text:span><text:span text:style-name="T162">frequentato</text:span><text:span text:style-name="T199"> </text:span><text:span text:style-name="T35">un</text:span><text:span text:style-name="T196"> </text:span><text:span text:style-name="T162">quinto </text:span><text:span text:style-name="T35">anno</text:span><text:span text:style-name="T212"> </text:span><text:span text:style-name="T35">di</text:span><text:span text:style-name="T212"> </text:span><text:span text:style-name="T35">preparazione</text:span><text:span text:style-name="T217"> </text:span><text:span text:style-name="T35">all’esame</text:span><text:span text:style-name="T212"> </text:span><text:span text:style-name="T35">di</text:span><text:span text:style-name="T212"> </text:span><text:span text:style-name="T35">stato,</text:span><text:span text:style-name="T217"> </text:span><text:span text:style-name="T35">necessario</text:span><text:span text:style-name="T212"> </text:span><text:span text:style-name="T35">per</text:span><text:span text:style-name="T217"> </text:span><text:span text:style-name="T35">iscriverti</text:span><text:span text:style-name="T212"> </text:span><text:span text:style-name="T35">all’Università e all’alta formazione artistica, musicale e</text:span><text:span text:style-name="T187"> </text:span><text:span text:style-name="T35">coreutica.</text:span></text:p>
        <text:p text:style-name="P937"><text:span text:style-name="T35">Il</text:span><text:span text:style-name="T174"> </text:span><text:span text:style-name="T35">diploma</text:span><text:span text:style-name="T183"> </text:span><text:span text:style-name="T35">quadriennale</text:span><text:span text:style-name="T183"> </text:span><text:span text:style-name="T35">conseguito</text:span><text:span text:style-name="T183"> </text:span><text:span text:style-name="T35">al</text:span><text:span text:style-name="T174"> </text:span><text:span text:style-name="T35">termine</text:span><text:span text:style-name="T183"> </text:span><text:span text:style-name="T35">del</text:span><text:span text:style-name="T183"> </text:span><text:span text:style-name="T35">percorso</text:span><text:span text:style-name="T183"> </text:span><text:span text:style-name="T35">di</text:span><text:span text:style-name="T174"> </text:span><text:span text:style-name="T35">istruzione</text:span><text:span text:style-name="T183"> </text:span><text:span text:style-name="T35">e</text:span><text:span text:style-name="T183"> </text:span><text:span text:style-name="T35">for- mazione</text:span><text:span text:style-name="T212"> </text:span><text:span text:style-name="T35">professionale</text:span><text:span text:style-name="T217"> </text:span><text:span text:style-name="T35">dà</text:span><text:span text:style-name="T212"> </text:span><text:span text:style-name="T35">anche</text:span><text:span text:style-name="T217"> </text:span><text:span text:style-name="T35">diritto</text:span><text:span text:style-name="T217"> </text:span><text:span text:style-name="T35">ad</text:span><text:span text:style-name="T212"> </text:span><text:span text:style-name="T35">accedere</text:span><text:span text:style-name="T217"> </text:span><text:span text:style-name="T35">all’istruzione</text:span><text:span text:style-name="T217"> </text:span><text:span text:style-name="T35">e</text:span><text:span text:style-name="T212"> </text:span><text:span text:style-name="T35">formazione tecnica superiore (</text:span><text:span text:style-name="T160">vedi</text:span><text:span text:style-name="T169"> </text:span><text:span text:style-name="T160">oltre</text:span><text:span text:style-name="T35">).</text:span></text:p>
        <text:p text:style-name="P785"/>
        <text:h text:style-name="P109" text:outline-level="3"><text:span text:style-name="T389">UNIVERSITÀ</text:span></text:h>
        <text:p text:style-name="P745"/>
        <text:list xml:id="list153421424189128" text:continue-numbering="true" text:style-name="WWNum13">
          <text:list-item>
            <text:p text:style-name="P621"><text:span text:style-name="T347">Come è organizzata</text:span><text:span text:style-name="T360"> </text:span><text:span text:style-name="T347">l’Università?</text:span></text:p>
          </text:list-item>
        </text:list>
        <text:p text:style-name="P979"><text:span text:style-name="T35">Il sistema d’istruzione universitaria è articolato su due livelli e prevede per ogni facoltà:</text:span></text:p>
        <text:list xml:id="list153420866594635" text:continue-list="list153419372783906" text:style-name="WWNum6">
          <text:list-item>
            <text:p text:style-name="P463"><text:span text:style-name="T47">un primo livello di durata triennale</text:span><text:span text:style-name="T92"> </text:span><text:span text:style-name="T47">(Laurea)</text:span></text:p>
          </text:list-item>
          <text:list-item>
            <text:p text:style-name="P462"><text:span text:style-name="T47">un secondo livello di durata biennale (Laurea</text:span><text:span text:style-name="T80"> </text:span><text:span text:style-name="T47">Specialistica)</text:span></text:p>
          </text:list-item>
        </text:list>
        <text:p text:style-name="P741"/>
        <text:list xml:id="list153420715340790" text:continue-list="list153421424189128" text:style-name="WWNum13">
          <text:list-item>
            <text:h text:style-name="P258" text:outline-level="3"><text:span text:style-name="T389">Chi può iscriversi</text:span><text:span text:style-name="T421"> </text:span><text:span text:style-name="T389">all’Università?</text:span></text:h>
          </text:list-item>
        </text:list>
        <text:p text:style-name="P980"><text:span text:style-name="T35">Chi è in possesso di diploma liceale o qualifica professionale può iscriversi (immatricolarsi) all’Università per conseguire una laurea.</text:span></text:p>
      </text:section>
      <text:p text:style-name="P1248"/>
      <text:p text:style-name="P728"/>
      <text:p text:style-name="P660"><draw:g text:anchor-type="as-char" draw:z-index="185" draw:style-name="gr5"><draw:line draw:style-name="gr6" draw:text-style-name="P1280" svg:x1="0in" svg:y1="0in" svg:x2="3.8228in" svg:y2="0in"><text:p/></draw:line></draw:g><text:span text:style-name="T483"><text:tab/></text:span><draw:g text:anchor-type="as-char" draw:z-index="186" draw:style-name="gr5"><draw:line draw:style-name="gr6" draw:text-style-name="P1280" svg:x1="0in" svg:y1="0in" svg:x2="3.8189in" svg:y2="0in"><text:p/></draw:line></draw:g></text:p>
      <text:p text:style-name="P800"/>
      <text:section text:style-name="Sect3" text:name="Section130">
        <text:list xml:id="list153421702267128" text:continue-numbering="true" text:style-name="WWNum13">
          <text:list-item>
            <text:h text:style-name="P229" text:outline-level="3"><text:span text:style-name="T389">Come posso accedere</text:span><text:span text:style-name="T421"> </text:span><text:span text:style-name="T389">all’Università?</text:span></text:h>
          </text:list-item>
        </text:list>
        <text:p text:style-name="P826"><text:span text:style-name="T35">L’accesso alle Università italiane è consentito ai:</text:span></text:p>
        <text:list xml:id="list153419710551433" text:continue-list="list153420866594635" text:style-name="WWNum6">
          <text:list-item>
            <text:p text:style-name="P618"><text:span text:style-name="T47">cittadini</text:span><text:span text:style-name="T80"> </text:span><text:span text:style-name="T47">comunitari</text:span><text:span text:style-name="T80"> </text:span><text:span text:style-name="T47">ovunque</text:span><text:span text:style-name="T104"> </text:span><text:span text:style-name="T47">residenti</text:span><text:span text:style-name="T80"> </text:span><text:span text:style-name="T47">o</text:span><text:span text:style-name="T104"> </text:span><text:span text:style-name="T47">ai</text:span><text:span text:style-name="T80"> </text:span><text:span text:style-name="T47">cittadini</text:span><text:span text:style-name="T104"> </text:span><text:span text:style-name="T47">extracomunitari</text:span><text:span text:style-name="T80"> </text:span><text:span text:style-name="T47">residenti</text:span></text:p>
          </text:list-item>
          <text:list-item>
            <text:p text:style-name="P301"><text:span text:style-name="T47">in</text:span><text:span text:style-name="T55"> </text:span><text:span text:style-name="T47">Italia,</text:span><text:span text:style-name="T55"> </text:span><text:span text:style-name="T47">equiparati</text:span><text:span text:style-name="T48"> </text:span><text:span text:style-name="T47">ai</text:span><text:span text:style-name="T55"> </text:span><text:span text:style-name="T47">cittadini</text:span><text:span text:style-name="T48"> </text:span><text:span text:style-name="T47">italiani</text:span><text:span text:style-name="T55"> </text:span><text:span text:style-name="T47">ai</text:span><text:span text:style-name="T48"> </text:span><text:span text:style-name="T47">fini</text:span><text:span text:style-name="T55"> </text:span><text:span text:style-name="T47">dell’immatricolazione;</text:span></text:p>
          </text:list-item>
          <text:list-item>
            <text:p text:style-name="P301"><text:span text:style-name="T47">cittadini</text:span><text:span text:style-name="T55"> </text:span><text:span text:style-name="T47">stranieri</text:span><text:span text:style-name="T55"> </text:span><text:span text:style-name="T47">presenti</text:span><text:span text:style-name="T55"> </text:span><text:span text:style-name="T47">in</text:span><text:span text:style-name="T55"> </text:span><text:span text:style-name="T47">Italia</text:span><text:span text:style-name="T55"> </text:span><text:span text:style-name="T47">con</text:span><text:span text:style-name="T55"> </text:span><text:span text:style-name="T47">regolare</text:span><text:span text:style-name="T55"> </text:span><text:span text:style-name="T47">permesso</text:span><text:span text:style-name="T55"> </text:span><text:span text:style-name="T47">di</text:span><text:span text:style-name="T55"> </text:span><text:span text:style-name="T47">soggiorno;</text:span></text:p>
          </text:list-item>
          <text:list-item>
            <text:p text:style-name="P622"><text:span text:style-name="T48">cittadini</text:span><text:span text:style-name="T67"> </text:span><text:span text:style-name="T48">stranieri</text:span><text:span text:style-name="T67"> </text:span><text:span text:style-name="T48">residenti</text:span><text:span text:style-name="T67"> </text:span><text:span text:style-name="T48">all’estero</text:span><text:span text:style-name="T67"> </text:span><text:span text:style-name="T47">in</text:span><text:span text:style-name="T67"> </text:span><text:span text:style-name="T48">possesso</text:span><text:span text:style-name="T72"> </text:span><text:span text:style-name="T47">di</text:span><text:span text:style-name="T67"> </text:span><text:span text:style-name="T47">un</text:span><text:span text:style-name="T67"> </text:span><text:span text:style-name="T48">visto</text:span><text:span text:style-name="T67"> </text:span><text:span text:style-name="T43">per</text:span><text:span text:style-name="T67"> </text:span><text:span text:style-name="T48">motivi</text:span><text:span text:style-name="T72"> </text:span><text:span text:style-name="T47">di</text:span><text:span text:style-name="T67"> </text:span><text:span text:style-name="T48">studio.</text:span></text:p>
          </text:list-item>
        </text:list>
        <text:p text:style-name="P727"/>
        <text:list xml:id="list153420013951251" text:continue-list="list153421702267128" text:style-name="WWNum13">
          <text:list-header>
            <text:p text:style-name="P475"><text:span text:style-name="T347">Quali</text:span><text:span text:style-name="T358"> </text:span><text:span text:style-name="T347">sono</text:span><text:span text:style-name="T358"> </text:span><text:span text:style-name="T347">i</text:span><text:span text:style-name="T358"> </text:span><text:span text:style-name="T347">titoli</text:span><text:span text:style-name="T353"> </text:span><text:span text:style-name="T347">di</text:span><text:span text:style-name="T358"> </text:span><text:span text:style-name="T347">studio</text:span><text:span text:style-name="T358"> </text:span><text:span text:style-name="T347">validi</text:span><text:span text:style-name="T358"> </text:span><text:span text:style-name="T347">per</text:span><text:span text:style-name="T353"> </text:span><text:span text:style-name="T347">l’accesso</text:span><text:span text:style-name="T358"> </text:span><text:span text:style-name="T347">all’Università?</text:span><text:span text:style-name="T27"> </text:span><text:span text:style-name="T47">Quelli</text:span><text:span text:style-name="T110"> </text:span><text:span text:style-name="T47">conseguiti</text:span><text:span text:style-name="T101"> </text:span><text:span text:style-name="T47">dopo</text:span><text:span text:style-name="T101"> </text:span><text:span text:style-name="T47">un</text:span><text:span text:style-name="T101"> </text:span><text:span text:style-name="T47">periodo</text:span><text:span text:style-name="T110"> </text:span><text:span text:style-name="T47">scolastico</text:span><text:span text:style-name="T101"> </text:span><text:span text:style-name="T47">di</text:span><text:span text:style-name="T101"> </text:span><text:span text:style-name="T47">almeno</text:span><text:span text:style-name="T101"> </text:span><text:span text:style-name="T47">12</text:span><text:span text:style-name="T101"> </text:span><text:span text:style-name="T47">anni.</text:span><text:span text:style-name="T110"> </text:span><text:span text:style-name="T47">Se</text:span><text:span text:style-name="T101"> </text:span><text:span text:style-name="T47">il</text:span><text:span text:style-name="T101"> </text:span><text:span text:style-name="T47">periodo di</text:span><text:span text:style-name="T117"> </text:span><text:span text:style-name="T47">studi</text:span><text:span text:style-name="T110"> </text:span><text:span text:style-name="T47">che</text:span><text:span text:style-name="T117"> </text:span><text:span text:style-name="T47">hai</text:span><text:span text:style-name="T110"> </text:span><text:span text:style-name="T47">frequentato</text:span><text:span text:style-name="T117"> </text:span><text:span text:style-name="T47">fuori</text:span><text:span text:style-name="T110"> </text:span><text:span text:style-name="T47">dall’Italia</text:span><text:span text:style-name="T117"> </text:span><text:span text:style-name="T47">è</text:span><text:span text:style-name="T110"> </text:span><text:span text:style-name="T47">di</text:span><text:span text:style-name="T117"> </text:span><text:span text:style-name="T47">durata</text:span><text:span text:style-name="T110"> </text:span><text:span text:style-name="T47">inferiore</text:span><text:span text:style-name="T117"> </text:span><text:span text:style-name="T47">a</text:span><text:span text:style-name="T110"> </text:span><text:span text:style-name="T47">12</text:span><text:span text:style-name="T117"> </text:span><text:span text:style-name="T47">anni,</text:span><text:span text:style-name="T110"> </text:span><text:span text:style-name="T55">do- </text:span><text:span text:style-name="T47">vrai</text:span><text:span text:style-name="T121"> </text:span><text:span text:style-name="T47">presentare,</text:span><text:span text:style-name="T113"> </text:span><text:span text:style-name="T47">oltre</text:span><text:span text:style-name="T113"> </text:span><text:span text:style-name="T47">al</text:span><text:span text:style-name="T121"> </text:span><text:span text:style-name="T47">diploma</text:span><text:span text:style-name="T113"> </text:span><text:span text:style-name="T47">originale</text:span><text:span text:style-name="T113"> </text:span><text:span text:style-name="T47">degli</text:span><text:span text:style-name="T121"> </text:span><text:span text:style-name="T47">studi</text:span><text:span text:style-name="T113"> </text:span><text:span text:style-name="T47">secondari,</text:span><text:span text:style-name="T113"> </text:span><text:span text:style-name="T47">anche</text:span><text:span text:style-name="T121"> </text:span><text:span text:style-name="T47">una</text:span><text:span text:style-name="T113"> </text:span><text:span text:style-name="T43">cer- </text:span><text:span text:style-name="T47">tificazione</text:span><text:span text:style-name="T72"> </text:span><text:span text:style-name="T47">rilasciata</text:span><text:span text:style-name="T72"> </text:span><text:span text:style-name="T47">dall’Università</text:span><text:span text:style-name="T77"> </text:span><text:span text:style-name="T47">da</text:span><text:span text:style-name="T72"> </text:span><text:span text:style-name="T47">cui</text:span><text:span text:style-name="T77"> </text:span><text:span text:style-name="T47">provieni</text:span><text:span text:style-name="T72"> </text:span><text:span text:style-name="T47">che</text:span><text:span text:style-name="T72"> </text:span><text:span text:style-name="T47">attesti</text:span><text:span text:style-name="T77"> </text:span><text:span text:style-name="T47">il</text:span><text:span text:style-name="T72"> </text:span><text:span text:style-name="T47">superamento di tutti gli esami</text:span><text:span text:style-name="T61"> </text:span><text:span text:style-name="T47">previsti:</text:span></text:p>
          </text:list-header>
        </text:list>
        <text:list xml:id="list153421233020146" text:continue-list="list153419710551433" text:style-name="WWNum6">
          <text:list-item>
            <text:p text:style-name="P492"><text:span text:style-name="T47">per</text:span><text:span text:style-name="T67"> </text:span><text:span text:style-name="T47">il</text:span><text:span text:style-name="T67"> </text:span><text:span text:style-name="T43">primo</text:span><text:span text:style-name="T67"> </text:span><text:span text:style-name="T43">anno</text:span><text:span text:style-name="T67"> </text:span><text:span text:style-name="T47">di</text:span><text:span text:style-name="T67"> </text:span><text:span text:style-name="T43">studi</text:span><text:span text:style-name="T67"> </text:span><text:span text:style-name="T43">universitari,</text:span><text:span text:style-name="T67"> </text:span><text:span text:style-name="T47">nel</text:span><text:span text:style-name="T67"> </text:span><text:span text:style-name="T43">caso</text:span><text:span text:style-name="T67"> </text:span><text:span text:style-name="T47">di</text:span><text:span text:style-name="T67"> </text:span><text:span text:style-name="T43">sistema</text:span><text:span text:style-name="T67"> </text:span><text:span text:style-name="T43">scolastico</text:span><text:span text:style-name="T67"> </text:span><text:span text:style-name="T47">di</text:span><text:span text:style-name="T67"> </text:span><text:span text:style-name="T55">11</text:span><text:span text:style-name="T67"> </text:span><text:span text:style-name="T43">anni;</text:span></text:p>
          </text:list-item>
          <text:list-item>
            <text:p text:style-name="P304"><text:span text:style-name="T47">per</text:span><text:span text:style-name="T55"> </text:span><text:span text:style-name="T47">i</text:span><text:span text:style-name="T48"> </text:span><text:span text:style-name="T47">primi</text:span><text:span text:style-name="T48"> </text:span><text:span text:style-name="T47">2</text:span><text:span text:style-name="T48"> </text:span><text:span text:style-name="T47">anni</text:span><text:span text:style-name="T48"> </text:span><text:span text:style-name="T47">accademici,</text:span><text:span text:style-name="T48"> </text:span><text:span text:style-name="T47">nel</text:span><text:span text:style-name="T48"> </text:span><text:span text:style-name="T47">caso</text:span><text:span text:style-name="T48"> </text:span><text:span text:style-name="T47">di</text:span><text:span text:style-name="T48"> </text:span><text:span text:style-name="T47">sistema</text:span><text:span text:style-name="T48"> </text:span><text:span text:style-name="T47">scolastico</text:span><text:span text:style-name="T48"> </text:span><text:span text:style-name="T47">di</text:span><text:span text:style-name="T48"> </text:span><text:span text:style-name="T47">10</text:span><text:span text:style-name="T55"> </text:span><text:span text:style-name="T47">anni.</text:span></text:p>
          </text:list-item>
        </text:list>
        <text:p text:style-name="P727"/>
        <text:list xml:id="list153420075355019" text:continue-list="list153420013951251" text:style-name="WWNum13">
          <text:list-item>
            <text:p text:style-name="P480"><text:span text:style-name="T347">Dove e quando </text:span><text:span text:style-name="T354">devo </text:span><text:span text:style-name="T347">presentare la domanda di iscrizione?</text:span><text:span text:style-name="T27"> </text:span><text:span text:style-name="T47">La</text:span><text:span text:style-name="T61"> </text:span><text:span text:style-name="T47">domanda</text:span><text:span text:style-name="T61"> </text:span><text:span text:style-name="T47">di</text:span><text:span text:style-name="T117"> </text:span><text:span text:style-name="T47">iscrizione</text:span><text:span text:style-name="T61"> </text:span><text:span text:style-name="T47">va</text:span><text:span text:style-name="T61"> </text:span><text:span text:style-name="T47">presentata</text:span><text:span text:style-name="T117"> </text:span><text:span text:style-name="T47">agli</text:span><text:span text:style-name="T61"> </text:span><text:span text:style-name="T47">sportelli</text:span><text:span text:style-name="T61"> </text:span><text:span text:style-name="T47">della</text:span><text:span text:style-name="T117"> </text:span><text:span text:style-name="T47">Segreteria</text:span><text:span text:style-name="T61"> </text:span><text:span text:style-name="T47">Studenti con </text:span><text:span text:style-name="T60">Titolo </text:span><text:span text:style-name="T47">Straniero, nei termini previsti</text:span><text:span text:style-name="T108"> </text:span><text:span text:style-name="T47">(luglio-settembre).</text:span></text:p>
          </text:list-item>
        </text:list>
        <text:p text:style-name="P722"/>
        <text:list xml:id="list153419783055862" text:continue-numbering="true" text:style-name="WWNum13">
          <text:list-item>
            <text:h text:style-name="P234" text:outline-level="3"><text:span text:style-name="T389">Quali documenti </text:span><text:span text:style-name="T390">devo </text:span><text:span text:style-name="T389">presentare per</text:span><text:span text:style-name="T427"> </text:span><text:span text:style-name="T389">l’iscrizione?</text:span></text:h>
          </text:list-item>
        </text:list>
        <text:p text:style-name="P966"><text:span text:style-name="T35">Il tuo titolo di studio, validato dalla Rappresentanza Diplomatica Consolare Italiana competente.</text:span></text:p>
        <text:p text:style-name="P785"/>
        <text:list xml:id="list153419900918661" text:continue-numbering="true" text:style-name="WWNum13">
          <text:list-item>
            <text:h text:style-name="P116" text:outline-level="3"><text:span text:style-name="T389">Quanti</text:span><text:span text:style-name="T393"> </text:span><text:span text:style-name="T389">sono</text:span><text:span text:style-name="T393"> </text:span><text:span text:style-name="T389">i</text:span><text:span text:style-name="T402"> </text:span><text:span text:style-name="T389">posti</text:span><text:span text:style-name="T393"> </text:span><text:span text:style-name="T389">disponibili</text:span><text:span text:style-name="T402"> </text:span><text:span text:style-name="T389">nelle</text:span><text:span text:style-name="T393"> </text:span><text:span text:style-name="T390">Università</text:span><text:span text:style-name="T402"> </text:span><text:span text:style-name="T389">per</text:span><text:span text:style-name="T393"> </text:span><text:span text:style-name="T389">gli</text:span><text:span text:style-name="T402"> </text:span><text:span text:style-name="T411">studenti </text:span><text:span text:style-name="T389">stranieri residenti</text:span><text:span text:style-name="T390"> </text:span><text:span text:style-name="T389">all’estero?</text:span></text:h>
          </text:list-item>
        </text:list>
        <text:p text:style-name="P909"><text:span text:style-name="T35">Il</text:span><text:span text:style-name="T190"> </text:span><text:span text:style-name="T35">Decreto</text:span><text:span text:style-name="T190"> </text:span><text:span text:style-name="T35">legge</text:span><text:span text:style-name="T190"> </text:span><text:span text:style-name="T35">n.</text:span><text:span text:style-name="T194"> </text:span><text:span text:style-name="T35">145</text:span><text:span text:style-name="T190"> </text:span><text:span text:style-name="T35">del</text:span><text:span text:style-name="T190"> </text:span><text:span text:style-name="T35">23</text:span><text:span text:style-name="T190"> </text:span><text:span text:style-name="T35">dicembre</text:span><text:span text:style-name="T194"> </text:span><text:span text:style-name="T35">2013</text:span><text:span text:style-name="T190"> </text:span><text:span text:style-name="T35">ha</text:span><text:span text:style-name="T190"> </text:span><text:span text:style-name="T35">eliminato</text:span><text:span text:style-name="T190"> </text:span><text:span text:style-name="T35">le</text:span><text:span text:style-name="T194"> </text:span><text:span text:style-name="T35">quote</text:span><text:span text:style-name="T190"> </text:span><text:span text:style-name="T35">per</text:span><text:span text:style-name="T190"> </text:span><text:span text:style-name="T35">studenti stranieri</text:span><text:span text:style-name="T166"> </text:span><text:span text:style-name="T35">nelle</text:span><text:span text:style-name="T170"> </text:span><text:span text:style-name="T35">Università,</text:span><text:span text:style-name="T170"> </text:span><text:span text:style-name="T35">fatto</text:span><text:span text:style-name="T170"> </text:span><text:span text:style-name="T35">salvo</text:span><text:span text:style-name="T170"> </text:span><text:span text:style-name="T35">il</text:span><text:span text:style-name="T166"> </text:span><text:span text:style-name="T35">rispetto</text:span><text:span text:style-name="T170"> </text:span><text:span text:style-name="T35">delle</text:span><text:span text:style-name="T170"> </text:span><text:span text:style-name="T35">procedure</text:span><text:span text:style-name="T170"> </text:span><text:span text:style-name="T35">di</text:span><text:span text:style-name="T170"> </text:span><text:span text:style-name="T35">accesso</text:span><text:span text:style-name="T166"> </text:span><text:span text:style-name="T35">per le facoltà a numero</text:span><text:span text:style-name="T180"> </text:span><text:span text:style-name="T35">chiuso</text:span></text:p>
        <text:p text:style-name="P785"/>
        <text:list xml:id="list153420380028093" text:continue-numbering="true" text:style-name="WWNum13">
          <text:list-item>
            <text:h text:style-name="P259" text:outline-level="3"><text:span text:style-name="T389">Ho un diploma di lingua italiana, costituisce titolo preferen- ziale per l’accesso</text:span><text:span text:style-name="T421"> </text:span><text:span text:style-name="T389">all’Università?</text:span></text:h>
          </text:list-item>
        </text:list>
        <text:p text:style-name="P749"><text:span text:style-name="T35">Sì, a discrezione degli Atenei, possono costituire titolo preferenziale:</text:span></text:p>
        <text:list xml:id="list153420856637174" text:continue-list="list153421233020146" text:style-name="WWNum6">
          <text:list-item>
            <text:p text:style-name="P494"><text:span text:style-name="T47">il</text:span><text:span text:style-name="T105"> </text:span><text:span text:style-name="T47">diploma</text:span><text:span text:style-name="T105"> </text:span><text:span text:style-name="T47">di</text:span><text:span text:style-name="T105"> </text:span><text:span text:style-name="T47">lingua</text:span><text:span text:style-name="T121"> </text:span><text:span text:style-name="T47">e</text:span><text:span text:style-name="T105"> </text:span><text:span text:style-name="T47">cultura</text:span><text:span text:style-name="T105"> </text:span><text:span text:style-name="T47">italiana</text:span><text:span text:style-name="T105"> </text:span><text:span text:style-name="T47">conseguito</text:span><text:span text:style-name="T121"> </text:span><text:span text:style-name="T47">presso</text:span><text:span text:style-name="T105"> </text:span><text:span text:style-name="T47">le</text:span><text:span text:style-name="T105"> </text:span><text:span text:style-name="T47">Università</text:span><text:span text:style-name="T121"> </text:span><text:span text:style-name="T47">per</text:span><text:span text:style-name="T105"> </text:span><text:span text:style-name="T47">stra- nieri di Perugia e di</text:span><text:span text:style-name="T72"> </text:span><text:span text:style-name="T47">Siena;</text:span></text:p>
          </text:list-item>
          <text:list-item>
            <text:p text:style-name="P353"><text:span text:style-name="T47">il certificato di competenza in lingua italiana rilasciato dalla III Università degli</text:span><text:span text:style-name="T101"> </text:span><text:span text:style-name="T47">Studi</text:span><text:span text:style-name="T55"> </text:span><text:span text:style-name="T47">di</text:span><text:span text:style-name="T55"> </text:span><text:span text:style-name="T47">Roma,</text:span><text:span text:style-name="T55"> </text:span><text:span text:style-name="T47">o</text:span><text:span text:style-name="T55"> </text:span><text:span text:style-name="T47">dall’Università</text:span><text:span text:style-name="T55"> </text:span><text:span text:style-name="T47">per</text:span><text:span text:style-name="T55"> </text:span><text:span text:style-name="T47">Stranieri</text:span><text:span text:style-name="T55"> </text:span><text:span text:style-name="T47">di</text:span><text:span text:style-name="T55"> </text:span><text:span text:style-name="T47">Perugia</text:span><text:span text:style-name="T55"> </text:span><text:span text:style-name="T47">e</text:span><text:span text:style-name="T55"> </text:span><text:span text:style-name="T47">di</text:span><text:span text:style-name="T55"> </text:span><text:span text:style-name="T47">Siena;</text:span></text:p>
          </text:list-item>
          <text:list-item>
            <text:p text:style-name="P328"><text:span text:style-name="T47">i certificati di competenza in lingua italiana rilasciati</text:span><text:span text:style-name="T128"> </text:span><text:span text:style-name="T47">all’estero.</text:span></text:p>
          </text:list-item>
        </text:list>
        <text:p text:style-name="P727"/>
        <text:list xml:id="list153420499659472" text:continue-list="list153420380028093" text:style-name="WWNum13">
          <text:list-item>
            <text:p text:style-name="P623"><text:span text:style-name="T354">Sono </text:span><text:span text:style-name="T347">uno </text:span><text:span text:style-name="T354">studente universitario. </text:span><text:span text:style-name="T347">A</text:span><text:span text:style-name="T371"> </text:span><text:span text:style-name="T354">che condizioni posso otte- nere</text:span><text:span text:style-name="T357"> </text:span><text:span text:style-name="T347">il</text:span><text:span text:style-name="T358"> </text:span><text:span text:style-name="T348">rinnovo</text:span><text:span text:style-name="T358"> </text:span><text:span text:style-name="T347">del</text:span><text:span text:style-name="T358"> </text:span><text:span text:style-name="T347">mio</text:span><text:span text:style-name="T358"> </text:span><text:span text:style-name="T354">permesso</text:span><text:span text:style-name="T357"> </text:span><text:span text:style-name="T347">di</text:span><text:span text:style-name="T358"> </text:span><text:span text:style-name="T354">soggiorno</text:span><text:span text:style-name="T358"> </text:span><text:span text:style-name="T347">per</text:span><text:span text:style-name="T358"> </text:span><text:span text:style-name="T354">motivi</text:span><text:span text:style-name="T358"> </text:span><text:span text:style-name="T347">di</text:span><text:span text:style-name="T358"> </text:span><text:span text:style-name="T354">studio?</text:span><text:span text:style-name="T11"> </text:span><text:span text:style-name="T47">Il</text:span><text:span text:style-name="T113"> </text:span><text:span text:style-name="T47">visto</text:span><text:span text:style-name="T89"> </text:span><text:span text:style-name="T47">ed</text:span><text:span text:style-name="T113"> </text:span><text:span text:style-name="T47">il</text:span><text:span text:style-name="T89"> </text:span><text:span text:style-name="T47">permesso</text:span><text:span text:style-name="T89"> </text:span><text:span text:style-name="T47">di</text:span><text:span text:style-name="T113"> </text:span><text:span text:style-name="T47">soggiorno</text:span><text:span text:style-name="T89"> </text:span><text:span text:style-name="T47">per</text:span><text:span text:style-name="T89"> </text:span><text:span text:style-name="T47">motivi</text:span><text:span text:style-name="T113"> </text:span><text:span text:style-name="T47">di</text:span><text:span text:style-name="T89"> </text:span><text:span text:style-name="T47">studio</text:span><text:span text:style-name="T89"> </text:span><text:span text:style-name="T47">vengono</text:span><text:span text:style-name="T113"> </text:span><text:span text:style-name="T47">rinnovati</text:span><text:span text:style-name="T89"> </text:span><text:span text:style-name="T47">agli studenti</text:span><text:span text:style-name="T43"> </text:span><text:span text:style-name="T47">che:</text:span></text:p>
          </text:list-item>
        </text:list>
        <text:list xml:id="list153421421317608" text:continue-list="list153420856637174" text:style-name="WWNum6">
          <text:list-item>
            <text:p text:style-name="P348"><text:span text:style-name="T47">abbiano</text:span><text:span text:style-name="T67"> </text:span><text:span text:style-name="T47">superato</text:span><text:span text:style-name="T67"> </text:span><text:span text:style-name="T47">una</text:span><text:span text:style-name="T67"> </text:span><text:span text:style-name="T47">verifica</text:span><text:span text:style-name="T67"> </text:span><text:span text:style-name="T47">di</text:span><text:span text:style-name="T72"> </text:span><text:span text:style-name="T47">profitto</text:span><text:span text:style-name="T67"> </text:span><text:span text:style-name="T47">nel</text:span><text:span text:style-name="T67"> </text:span><text:span text:style-name="T47">primo</text:span><text:span text:style-name="T67"> </text:span><text:span text:style-name="T47">anno</text:span><text:span text:style-name="T72"> </text:span><text:span text:style-name="T47">di</text:span><text:span text:style-name="T67"> </text:span><text:span text:style-name="T47">corso</text:span><text:span text:style-name="T67"> </text:span><text:span text:style-name="T47">e</text:span><text:span text:style-name="T67"> </text:span><text:span text:style-name="T47">negli</text:span><text:span text:style-name="T67"> </text:span><text:span text:style-name="T47">anni successivi almeno due</text:span><text:span text:style-name="T110"> </text:span><text:span text:style-name="T47">verifiche.</text:span></text:p>
          </text:list-item>
          <text:list-item>
            <text:p text:style-name="P354"><text:span text:style-name="T47">documentino</text:span><text:span text:style-name="T89"> </text:span><text:span text:style-name="T47">di</text:span><text:span text:style-name="T89"> </text:span><text:span text:style-name="T47">aver</text:span><text:span text:style-name="T89"> </text:span><text:span text:style-name="T47">avuto</text:span><text:span text:style-name="T89"> </text:span><text:span text:style-name="T47">gravi</text:span><text:span text:style-name="T89"> </text:span><text:span text:style-name="T47">motivi</text:span><text:span text:style-name="T89"> </text:span><text:span text:style-name="T47">di</text:span><text:span text:style-name="T89"> </text:span><text:span text:style-name="T47">salute,</text:span><text:span text:style-name="T89"> </text:span><text:span text:style-name="T47">nel</text:span><text:span text:style-name="T89"> </text:span><text:span text:style-name="T47">qual</text:span><text:span text:style-name="T89"> </text:span><text:span text:style-name="T47">caso</text:span><text:span text:style-name="T89"> </text:span><text:span text:style-name="T47">per</text:span><text:span text:style-name="T89"> </text:span><text:span text:style-name="T47">il</text:span><text:span text:style-name="T89"> </text:span><text:span text:style-name="T47">rinnovo del</text:span><text:span text:style-name="T55"> </text:span><text:span text:style-name="T47">permesso</text:span><text:span text:style-name="T48"> </text:span><text:span text:style-name="T47">di</text:span><text:span text:style-name="T48"> </text:span><text:span text:style-name="T47">soggiorno</text:span><text:span text:style-name="T48"> </text:span><text:span text:style-name="T47">è</text:span><text:span text:style-name="T55"> </text:span><text:span text:style-name="T47">sufficiente</text:span><text:span text:style-name="T48"> </text:span><text:span text:style-name="T47">una</text:span><text:span text:style-name="T48"> </text:span><text:span text:style-name="T47">sola</text:span><text:span text:style-name="T48"> </text:span><text:span text:style-name="T47">verifica</text:span><text:span text:style-name="T48"> </text:span><text:span text:style-name="T47">di</text:span><text:span text:style-name="T55"> </text:span><text:span text:style-name="T47">profitto.</text:span></text:p>
          </text:list-item>
        </text:list>
        <text:p text:style-name="P1249"><text:span text:style-name="T35">I rinnovi non possono comunque essere rilasciati per più di 3 anni oltre la du- rata legale del corso di studio.</text:span></text:p>
        <text:p text:style-name="P785"/>
        <text:p text:style-name="P1050"><text:span text:style-name="T165">ATTEnzIonE: </text:span><text:span text:style-name="T35">La legge n. 128 del 28 novembre 2013, ha modificato la du- rata dei permessi di soggiorno per motivi di studio, stabilendo che sarà plu- riennale, ovvero corrispondente a quella del corso di studio o di formazione frequentato,</text:span><text:span text:style-name="T183"> </text:span><text:span text:style-name="T35">salvo</text:span><text:span text:style-name="T183"> </text:span><text:span text:style-name="T35">una</text:span><text:span text:style-name="T183"> </text:span><text:span text:style-name="T35">verifica</text:span><text:span text:style-name="T183"> </text:span><text:span text:style-name="T35">di</text:span><text:span text:style-name="T196"> </text:span><text:span text:style-name="T35">profitto</text:span><text:span text:style-name="T183"> </text:span><text:span text:style-name="T35">annuale.</text:span><text:span text:style-name="T176"> </text:span><text:span text:style-name="T36">Tale</text:span><text:span text:style-name="T183"> </text:span><text:span text:style-name="T35">modifica</text:span><text:span text:style-name="T196"> </text:span><text:span text:style-name="T35">entrerà</text:span><text:span text:style-name="T183"> </text:span><text:span text:style-name="T35">in</text:span><text:span text:style-name="T183"> </text:span><text:span text:style-name="T35">vi- gore</text:span><text:span text:style-name="T39"> </text:span><text:span text:style-name="T35">non</text:span><text:span text:style-name="T36"> </text:span><text:span text:style-name="T35">appena</text:span><text:span text:style-name="T39"> </text:span><text:span text:style-name="T35">il</text:span><text:span text:style-name="T36"> </text:span><text:span text:style-name="T35">Regolamento</text:span><text:span text:style-name="T39"> </text:span><text:span text:style-name="T35">di</text:span><text:span text:style-name="T36"> </text:span><text:span text:style-name="T35">attuazione</text:span><text:span text:style-name="T36"> </text:span><text:span text:style-name="T35">del</text:span><text:span text:style-name="T166"> </text:span><text:span text:style-name="T36">Testo </text:span><text:span text:style-name="T35">Unico</text:span><text:span text:style-name="T36"> </text:span><text:span text:style-name="T35">Immigrazione verrà adeguato alle nuove</text:span><text:span text:style-name="T199"> </text:span><text:span text:style-name="T35">disposizioni.</text:span></text:p>
        <text:p text:style-name="P708"/>
        <text:p text:style-name="P788"/>
        <text:list xml:id="list153420122463293" text:continue-list="list153420499659472" text:style-name="WWNum13">
          <text:list-item>
            <text:h text:style-name="P121" text:outline-level="3"><text:span text:style-name="T389">Sono</text:span><text:span text:style-name="T394"> </text:span><text:span text:style-name="T389">entrato</text:span><text:span text:style-name="T394"> </text:span><text:span text:style-name="T389">in</text:span><text:span text:style-name="T393"> </text:span><text:span text:style-name="T389">Italia</text:span><text:span text:style-name="T394"> </text:span><text:span text:style-name="T389">per</text:span><text:span text:style-name="T393"> </text:span><text:span text:style-name="T389">frequentare</text:span><text:span text:style-name="T394"> </text:span><text:span text:style-name="T390">l’Università.</text:span><text:span text:style-name="T409"> </text:span><text:span text:style-name="T390">Posso</text:span><text:span text:style-name="T393"> </text:span><text:span text:style-name="T389">cam- biare corso di</text:span><text:span text:style-name="T411"> </text:span><text:span text:style-name="T389">laurea?</text:span></text:h>
          </text:list-item>
        </text:list>
        <text:p text:style-name="P750"><text:span text:style-name="T35">Sì, previa autorizzazione dell’Università.</text:span></text:p>
        <text:p text:style-name="P741"/>
        <text:list xml:id="list153420246847809" text:continue-numbering="true" text:style-name="WWNum13">
          <text:list-item>
            <text:h text:style-name="P122" text:outline-level="3"><text:span text:style-name="T389">Posso richiedere un ulteriore rinnovo del mio permesso di soggiorno</text:span><text:span text:style-name="T402"> </text:span><text:span text:style-name="T389">per</text:span><text:span text:style-name="T402"> </text:span><text:span text:style-name="T389">motivi</text:span><text:span text:style-name="T400"> </text:span><text:span text:style-name="T389">di</text:span><text:span text:style-name="T402"> </text:span><text:span text:style-name="T389">studio</text:span><text:span text:style-name="T402"> </text:span><text:span text:style-name="T389">per</text:span><text:span text:style-name="T400"> </text:span><text:span text:style-name="T389">conseguire</text:span><text:span text:style-name="T402"> </text:span><text:span text:style-name="T389">la</text:span><text:span text:style-name="T402"> </text:span><text:span text:style-name="T389">specializzazione o il dottorato di</text:span><text:span text:style-name="T421"> </text:span><text:span text:style-name="T389">ricerca?</text:span></text:h>
          </text:list-item>
        </text:list>
        <text:p text:style-name="P753"><text:span text:style-name="T35">Sì.</text:span></text:p>
        <text:p text:style-name="P727"/>
        <text:list xml:id="list153420308694843" text:continue-numbering="true" text:style-name="WWNum13">
          <text:list-item>
            <text:h text:style-name="P238" text:outline-level="3"><text:span text:style-name="T389">Quanto costa l’iscrizione</text:span><text:span text:style-name="T419"> </text:span><text:span text:style-name="T389">all’Università?</text:span></text:h>
          </text:list-item>
        </text:list>
        <text:p text:style-name="P1178"><text:span text:style-name="T35">Dipende</text:span><text:span text:style-name="T170"> </text:span><text:span text:style-name="T35">dall’Ateneo</text:span><text:span text:style-name="T170"> </text:span><text:span text:style-name="T35">e</text:span><text:span text:style-name="T203"> </text:span><text:span text:style-name="T35">dalla</text:span><text:span text:style-name="T170"> </text:span><text:span text:style-name="T35">facoltà</text:span><text:span text:style-name="T203"> </text:span><text:span text:style-name="T35">che</text:span><text:span text:style-name="T170"> </text:span><text:span text:style-name="T35">scegli.</text:span><text:span text:style-name="T203"> </text:span><text:span text:style-name="T35">In</text:span><text:span text:style-name="T170"> </text:span><text:span text:style-name="T35">ogni</text:span><text:span text:style-name="T203"> </text:span><text:span text:style-name="T35">caso,</text:span><text:span text:style-name="T170"> </text:span><text:span text:style-name="T35">i</text:span><text:span text:style-name="T170"> </text:span><text:span text:style-name="T35">costi</text:span><text:span text:style-name="T203"> </text:span><text:span text:style-name="T35">dell’istru- zione universitaria possono essere</text:span><text:span text:style-name="T196"> </text:span><text:span text:style-name="T35">elevati.</text:span></text:p>
      </text:section>
      <text:p text:style-name="P1250"/>
      <text:p text:style-name="P728"/>
      <text:p text:style-name="P660"><draw:g text:anchor-type="as-char" draw:z-index="187" draw:style-name="gr5"><draw:line draw:style-name="gr6" draw:text-style-name="P1280" svg:x1="0in" svg:y1="0in" svg:x2="3.8228in" svg:y2="0in"><text:p/></draw:line></draw:g><text:span text:style-name="T483"><text:tab/></text:span><draw:g text:anchor-type="as-char" draw:z-index="188" draw:style-name="gr5"><draw:line draw:style-name="gr6" draw:text-style-name="P1280" svg:x1="0in" svg:y1="0in" svg:x2="3.8189in" svg:y2="0in"><text:p/></draw:line></draw:g></text:p>
      <text:p text:style-name="P800"/>
      <text:section text:style-name="Sect21" text:name="Section132">
        <text:list xml:id="list153419963897220" text:continue-numbering="true" text:style-name="WWNum13">
          <text:list-item>
            <text:p text:style-name="P624"><text:span text:style-name="T354">Posso </text:span><text:span text:style-name="T347">ottenere una borsa di studio e altri aiuti economici?</text:span><text:span text:style-name="T27"> </text:span><text:span text:style-name="T47">Sì,</text:span><text:span text:style-name="T77"> </text:span><text:span text:style-name="T47">gli</text:span><text:span text:style-name="T77"> </text:span><text:span text:style-name="T47">studenti</text:span><text:span text:style-name="T61"> </text:span><text:span text:style-name="T47">stranieri</text:span><text:span text:style-name="T77"> </text:span><text:span text:style-name="T47">possono</text:span><text:span text:style-name="T77"> </text:span><text:span text:style-name="T47">ottenere</text:span><text:span text:style-name="T61"> </text:span><text:span text:style-name="T47">borse</text:span><text:span text:style-name="T77"> </text:span><text:span text:style-name="T47">di</text:span><text:span text:style-name="T61"> </text:span><text:span text:style-name="T47">studio,</text:span><text:span text:style-name="T77"> </text:span><text:span text:style-name="T47">prestiti</text:span><text:span text:style-name="T77"> </text:span><text:span text:style-name="T47">d’onore</text:span><text:span text:style-name="T61"> </text:span><text:span text:style-name="T47">e</text:span><text:span text:style-name="T77"> </text:span><text:span text:style-name="T47">al- loggi.</text:span><text:span text:style-name="T85"> </text:span><text:span text:style-name="T47">Le</text:span><text:span text:style-name="T67"> </text:span><text:span text:style-name="T47">Regioni,</text:span><text:span text:style-name="T85"> </text:span><text:span text:style-name="T47">possono</text:span><text:span text:style-name="T67"> </text:span><text:span text:style-name="T47">inoltre</text:span><text:span text:style-name="T67"> </text:span><text:span text:style-name="T47">consentire</text:span><text:span text:style-name="T85"> </text:span><text:span text:style-name="T47">l’accesso</text:span><text:span text:style-name="T67"> </text:span><text:span text:style-name="T47">gratuito</text:span><text:span text:style-name="T67"> </text:span><text:span text:style-name="T47">all’Università agli</text:span><text:span text:style-name="T92"> </text:span><text:span text:style-name="T47">studenti</text:span><text:span text:style-name="T100"> </text:span><text:span text:style-name="T47">stranieri</text:span><text:span text:style-name="T100"> </text:span><text:span text:style-name="T47">in</text:span><text:span text:style-name="T100"> </text:span><text:span text:style-name="T47">condizioni</text:span><text:span text:style-name="T100"> </text:span><text:span text:style-name="T47">di</text:span><text:span text:style-name="T100"> </text:span><text:span text:style-name="T47">particolare</text:span><text:span text:style-name="T100"> </text:span><text:span text:style-name="T47">disagio</text:span><text:span text:style-name="T100"> </text:span><text:span text:style-name="T47">economico</text:span><text:span text:style-name="T100"> </text:span><text:span text:style-name="T47">se</text:span><text:span text:style-name="T100"> </text:span><text:span text:style-name="T47">oppor- tunamente</text:span><text:span text:style-name="T92"> </text:span><text:span text:style-name="T47">documentate.</text:span><text:span text:style-name="T92"> </text:span><text:span text:style-name="T47">Per</text:span><text:span text:style-name="T92"> </text:span><text:span text:style-name="T47">maggiori</text:span><text:span text:style-name="T92"> </text:span><text:span text:style-name="T47">informazioni</text:span><text:span text:style-name="T92"> </text:span><text:span text:style-name="T47">su</text:span><text:span text:style-name="T92"> </text:span><text:span text:style-name="T47">come</text:span><text:span text:style-name="T92"> </text:span><text:span text:style-name="T47">accedere</text:span><text:span text:style-name="T92"> </text:span><text:span text:style-name="T47">a</text:span><text:span text:style-name="T92"> </text:span><text:span text:style-name="T47">questi servizi rivolgiti alla Segreteria Studenti Stranieri della tua Università o del- l’Università che ti interessa</text:span><text:span text:style-name="T77"> </text:span><text:span text:style-name="T47">frequentare.</text:span></text:p>
          </text:list-item>
        </text:list>
        <text:p text:style-name="P708"/>
        <text:h text:style-name="P10" text:outline-level="2"><text:span text:style-name="T399">Istruzione e formazione tecnica</text:span><text:span text:style-name="T450"> </text:span><text:span text:style-name="T399">superiore<text:tab/></text:span></text:h>
        <text:list xml:id="list153421814078815" text:continue-numbering="true" text:style-name="WWNum13">
          <text:list-item>
            <text:h text:style-name="P224" text:outline-level="3"><text:span text:style-name="T389">A che</text:span><text:span text:style-name="T390"> </text:span><text:span text:style-name="T389">serve?</text:span></text:h>
          </text:list-item>
        </text:list>
        <text:p text:style-name="P1040"><text:span text:style-name="T35">Sono</text:span><text:span text:style-name="T199"> </text:span><text:span text:style-name="T35">percorsi</text:span><text:span text:style-name="T199"> </text:span><text:span text:style-name="T35">di</text:span><text:span text:style-name="T180"> </text:span><text:span text:style-name="T35">alta</text:span><text:span text:style-name="T199"> </text:span><text:span text:style-name="T35">specializzazione</text:span><text:span text:style-name="T199"> </text:span><text:span text:style-name="T35">tecnica</text:span><text:span text:style-name="T180"> </text:span><text:span text:style-name="T35">e</text:span><text:span text:style-name="T199"> </text:span><text:span text:style-name="T35">professionale,</text:span><text:span text:style-name="T199"> </text:span><text:span text:style-name="T35">di</text:span><text:span text:style-name="T180"> </text:span><text:span text:style-name="T35">durata</text:span><text:span text:style-name="T199"> </text:span><text:span text:style-name="T35">varia- bile</text:span><text:span text:style-name="T187"> </text:span><text:span text:style-name="T35">da</text:span><text:span text:style-name="T187"> </text:span><text:span text:style-name="T35">uno</text:span><text:span text:style-name="T190"> </text:span><text:span text:style-name="T35">a</text:span><text:span text:style-name="T187"> </text:span><text:span text:style-name="T35">due</text:span><text:span text:style-name="T190"> </text:span><text:span text:style-name="T35">anni,</text:span><text:span text:style-name="T187"> </text:span><text:span text:style-name="T35">comprensivi</text:span><text:span text:style-name="T190"> </text:span><text:span text:style-name="T35">di</text:span><text:span text:style-name="T187"> </text:span><text:span text:style-name="T35">stage</text:span><text:span text:style-name="T190"> </text:span><text:span text:style-name="T35">e</text:span><text:span text:style-name="T187"> </text:span><text:span text:style-name="T35">tirocini</text:span><text:span text:style-name="T190"> </text:span><text:span text:style-name="T35">lunghi.</text:span><text:span text:style-name="T187"> </text:span><text:span text:style-name="T35">preparano</text:span><text:span text:style-name="T190"> </text:span><text:span text:style-name="T35">tecnici superiori molto richiesti dal mercato del</text:span><text:span text:style-name="T194"> </text:span><text:span text:style-name="T35">lavoro.</text:span></text:p>
        <text:p text:style-name="P785"/>
        <text:list xml:id="list153420925738867" text:continue-numbering="true" text:style-name="WWNum13">
          <text:list-item>
            <text:h text:style-name="P226" text:outline-level="3"><text:span text:style-name="T389">Da chi è</text:span><text:span text:style-name="T411"> </text:span><text:span text:style-name="T389">gestita?</text:span></text:h>
          </text:list-item>
        </text:list>
        <text:p text:style-name="P703"><text:span text:style-name="T47">I percorsi IFTS rientrano nella programmazione dell’offerta formativa delle Regioni,</text:span><text:span text:style-name="T121"> </text:span><text:span text:style-name="T47">secondo</text:span><text:span text:style-name="T121"> </text:span><text:span text:style-name="T47">un</text:span><text:span text:style-name="T113"> </text:span><text:span text:style-name="T47">piano</text:span><text:span text:style-name="T121"> </text:span><text:span text:style-name="T47">triennale.</text:span><text:span text:style-name="T121"> </text:span><text:span text:style-name="T47">Per</text:span><text:span text:style-name="T113"> </text:span><text:span text:style-name="T47">conoscere</text:span><text:span text:style-name="T121"> </text:span><text:span text:style-name="T47">tutti</text:span><text:span text:style-name="T113"> </text:span><text:span text:style-name="T47">i</text:span><text:span text:style-name="T121"> </text:span><text:span text:style-name="T47">percorsi,</text:span><text:span text:style-name="T121"> </text:span><text:span text:style-name="T47">visita</text:span><text:span text:style-name="T113"> </text:span><text:span text:style-name="T47">il</text:span><text:span text:style-name="T121"> </text:span><text:span text:style-name="T47">sito</text:span><text:a xlink:type="simple" xlink:href="http://www.indire.it/ifts/nuovo/" text:style-name="Default_20_Style" text:visited-style-name="Default_20_Style"><text:span text:style-name="T47"> </text:span></text:a><text:a xlink:type="simple" xlink:href="http://www.indire.it/ifts/nuovo/" text:style-name="Default_20_Style" text:visited-style-name="Default_20_Style"><text:span text:style-name="T146">http://www.indire.it/ifts/nuovo/</text:span></text:a><text:a xlink:type="simple" xlink:href="http://www.indire.it/ifts/nuovo/" text:style-name="Default_20_Style" text:visited-style-name="Default_20_Style"><text:span text:style-name="T66"> </text:span></text:a><text:span text:style-name="T47">oppure</text:span><text:span text:style-name="T96"> </text:span><text:a xlink:type="simple" xlink:href="http://www.bdp.it/ifts/2003/home.php" text:style-name="Default_20_Style" text:visited-style-name="Default_20_Style"><text:span text:style-name="T53">http://www.bdp.it/ifts/2003/home.php</text:span></text:a><text:a xlink:type="simple" xlink:href="http://www.bdp.it/ifts/2003/home.php" text:style-name="Default_20_Style" text:visited-style-name="Default_20_Style"><text:span text:style-name="T47">.</text:span></text:a></text:p>
        <text:p text:style-name="P785"/>
        <text:list xml:id="list153420699348891" text:continue-numbering="true" text:style-name="WWNum13">
          <text:list-item>
            <text:h text:style-name="P260" text:outline-level="3"><text:span text:style-name="T389">Quanto costa frequentare un corso di formazione profes- sionale?</text:span></text:h>
          </text:list-item>
        </text:list>
        <text:p text:style-name="P1210"><text:span text:style-name="T35">La</text:span><text:span text:style-name="T39"> </text:span><text:span text:style-name="T35">frequenza</text:span><text:span text:style-name="T39"> </text:span><text:span text:style-name="T35">dei</text:span><text:span text:style-name="T39"> </text:span><text:span text:style-name="T35">corsi</text:span><text:span text:style-name="T39"> </text:span><text:span text:style-name="T35">è</text:span><text:span text:style-name="T39"> </text:span><text:span text:style-name="T35">gratuita;</text:span><text:span text:style-name="T39"> </text:span><text:span text:style-name="T35">in</text:span><text:span text:style-name="T39"> </text:span><text:span text:style-name="T35">alcuni</text:span><text:span text:style-name="T36"> </text:span><text:span text:style-name="T35">casi,</text:span><text:span text:style-name="T39"> </text:span><text:span text:style-name="T35">è</text:span><text:span text:style-name="T39"> </text:span><text:span text:style-name="T35">previsto</text:span><text:span text:style-name="T39"> </text:span><text:span text:style-name="T35">anche</text:span><text:span text:style-name="T39"> </text:span><text:span text:style-name="T35">un</text:span><text:span text:style-name="T39"> </text:span><text:span text:style-name="T35">rimborso spese</text:span><text:span text:style-name="T162"> </text:span><text:span text:style-name="T35">orario.</text:span></text:p>
        <text:p text:style-name="P842"/>
        <text:list xml:id="list153421700637642" text:continue-numbering="true" text:style-name="WWNum13">
          <text:list-item>
            <text:h text:style-name="P263" text:outline-level="3"><text:span text:style-name="T389">Quali</text:span><text:span text:style-name="T430"> </text:span><text:span text:style-name="T389">requisiti</text:span><text:span text:style-name="T430"> </text:span><text:span text:style-name="T390">devo</text:span><text:span text:style-name="T430"> </text:span><text:span text:style-name="T389">avere</text:span><text:span text:style-name="T430"> </text:span><text:span text:style-name="T389">per</text:span><text:span text:style-name="T423"> </text:span><text:span text:style-name="T389">essere</text:span><text:span text:style-name="T430"> </text:span><text:span text:style-name="T389">ammesso</text:span><text:span text:style-name="T430"> </text:span><text:span text:style-name="T389">a</text:span><text:span text:style-name="T430"> </text:span><text:span text:style-name="T389">un</text:span><text:span text:style-name="T430"> </text:span><text:span text:style-name="T389">corso</text:span><text:span text:style-name="T430"> </text:span><text:span text:style-name="T389">di formazione</text:span><text:span text:style-name="T439"> </text:span><text:span text:style-name="T389">professionale?</text:span></text:h>
          </text:list-item>
        </text:list>
        <text:p text:style-name="P1212"><text:span text:style-name="T35">Possono accedere ai corsi giovani e adulti in possesso o del diploma di</text:span><text:span text:style-name="T223"> </text:span><text:span text:style-name="T35">istru- zione</text:span><text:span text:style-name="T166"> </text:span><text:span text:style-name="T35">secondaria</text:span><text:span text:style-name="T170"> </text:span><text:span text:style-name="T35">superiore</text:span><text:span text:style-name="T170"> </text:span><text:span text:style-name="T35">o</text:span><text:span text:style-name="T170"> </text:span><text:span text:style-name="T35">del</text:span><text:span text:style-name="T170"> </text:span><text:span text:style-name="T35">diploma</text:span><text:span text:style-name="T170"> </text:span><text:span text:style-name="T35">professionale</text:span><text:span text:style-name="T170"> </text:span><text:span text:style-name="T35">di</text:span><text:span text:style-name="T170"> </text:span><text:span text:style-name="T35">tecnico,</text:span><text:span text:style-name="T170"> </text:span><text:span text:style-name="T162">conseguito </text:span><text:span text:style-name="T35">a conclusione di percorsi quadriennali di formazione</text:span><text:span text:style-name="T210"> </text:span><text:span text:style-name="T35">professionale.</text:span></text:p>
        <text:p text:style-name="P1202"><text:span text:style-name="T35">L’accesso è consentito anche a coloro che sono in possesso dell’ammissione al</text:span><text:span text:style-name="T39"> </text:span><text:span text:style-name="T35">quinto</text:span><text:span text:style-name="T39"> </text:span><text:span text:style-name="T35">anno</text:span><text:span text:style-name="T39"> </text:span><text:span text:style-name="T35">dei</text:span><text:span text:style-name="T39"> </text:span><text:span text:style-name="T35">percorsi</text:span><text:span text:style-name="T39"> </text:span><text:span text:style-name="T35">liceali</text:span><text:span text:style-name="T39"> </text:span><text:span text:style-name="T35">e</text:span><text:span text:style-name="T39"> </text:span><text:span text:style-name="T35">a</text:span><text:span text:style-name="T39"> </text:span><text:span text:style-name="T35">coloro</text:span><text:span text:style-name="T39"> </text:span><text:span text:style-name="T35">che</text:span><text:span text:style-name="T39"> </text:span><text:span text:style-name="T35">non</text:span><text:span text:style-name="T39"> </text:span><text:span text:style-name="T35">sono</text:span><text:span text:style-name="T39"> </text:span><text:span text:style-name="T35">in</text:span><text:span text:style-name="T39"> </text:span><text:span text:style-name="T35">possesso</text:span><text:span text:style-name="T39"> </text:span><text:span text:style-name="T35">del</text:span><text:span text:style-name="T39"> </text:span><text:span text:style-name="T35">di- ploma di istruzione secondaria superiore. Per questi ultimi vengono attivate delle procedure per accertare le competenze acquisite in precedenti</text:span><text:span text:style-name="T180"> </text:span><text:span text:style-name="T35">percorsi</text:span></text:p>
        <text:p text:style-name="P861"><text:span text:style-name="T35">di istruzione, formazione e lavoro successivi all’assolvimento dell’obbligo di istruzione.</text:span></text:p>
        <text:h text:style-name="P12" text:outline-level="2"><text:span text:style-name="T399">Riconoscimento dei titoli di</text:span><text:span text:style-name="T416"> </text:span><text:span text:style-name="T399">studio<text:tab/></text:span></text:h>
        <text:list xml:id="list153420534096164" text:continue-numbering="true" text:style-name="WWNum13">
          <text:list-item>
            <text:h text:style-name="P84" text:outline-level="3"><text:span text:style-name="T411">Vorrei</text:span><text:span text:style-name="T394"> </text:span><text:span text:style-name="T389">iscrivermi</text:span><text:span text:style-name="T393"> </text:span><text:span text:style-name="T389">all’Università/a</text:span><text:span text:style-name="T393"> </text:span><text:span text:style-name="T389">corsi</text:span><text:span text:style-name="T394"> </text:span><text:span text:style-name="T389">post-universitari</text:span><text:span text:style-name="T393"> </text:span><text:span text:style-name="T389">in</text:span><text:span text:style-name="T393"> </text:span><text:span text:style-name="T389">Ita- lia. Cosa </text:span><text:span text:style-name="T390">devo</text:span><text:span text:style-name="T408"> </text:span><text:span text:style-name="T389">fare?</text:span></text:h>
          </text:list-item>
        </text:list>
        <text:p text:style-name="P853"><text:span text:style-name="T35">Per</text:span><text:span text:style-name="T174"> </text:span><text:span text:style-name="T35">poter</text:span><text:span text:style-name="T174"> </text:span><text:span text:style-name="T35">proseguire</text:span><text:span text:style-name="T183"> </text:span><text:span text:style-name="T35">gli</text:span><text:span text:style-name="T174"> </text:span><text:span text:style-name="T35">studi</text:span><text:span text:style-name="T174"> </text:span><text:span text:style-name="T35">in</text:span><text:span text:style-name="T183"> </text:span><text:span text:style-name="T35">Italia,</text:span><text:span text:style-name="T174"> </text:span><text:span text:style-name="T35">devi</text:span><text:span text:style-name="T174"> </text:span><text:span text:style-name="T35">presentare</text:span><text:span text:style-name="T183"> </text:span><text:span text:style-name="T35">domanda</text:span><text:span text:style-name="T174"> </text:span><text:span text:style-name="T35">all’Università o</text:span><text:span text:style-name="T39"> </text:span><text:span text:style-name="T35">all’Istituto</text:span><text:span text:style-name="T39"> </text:span><text:span text:style-name="T35">di</text:span><text:span text:style-name="T39"> </text:span><text:span text:style-name="T35">Istruzione</text:span><text:span text:style-name="T39"> </text:span><text:span text:style-name="T35">Universitaria</text:span><text:span text:style-name="T39"> </text:span><text:span text:style-name="T35">che</text:span><text:span text:style-name="T39"> </text:span><text:span text:style-name="T35">ti</text:span><text:span text:style-name="T39"> </text:span><text:span text:style-name="T35">interessa</text:span><text:span text:style-name="T39"> </text:span><text:span text:style-name="T35">frequentare.</text:span><text:span text:style-name="T166"> </text:span><text:span text:style-name="T36">Tali</text:span><text:span text:style-name="T39"> </text:span><text:span text:style-name="T35">Uni- versità/Istituti</text:span><text:span text:style-name="T174"> </text:span><text:span text:style-name="T35">nell’ambito</text:span><text:span text:style-name="T174"> </text:span><text:span text:style-name="T35">della</text:span><text:span text:style-name="T183"> </text:span><text:span text:style-name="T35">propria</text:span><text:span text:style-name="T174"> </text:span><text:span text:style-name="T35">autonomia</text:span><text:span text:style-name="T174"> </text:span><text:span text:style-name="T35">e</text:span><text:span text:style-name="T183"> </text:span><text:span text:style-name="T35">di</text:span><text:span text:style-name="T174"> </text:span><text:span text:style-name="T35">eventuali</text:span><text:span text:style-name="T183"> </text:span><text:span text:style-name="T35">accordi</text:span><text:span text:style-name="T174"> </text:span><text:span text:style-name="T35">bila- terali</text:span><text:span text:style-name="T212"> </text:span><text:span text:style-name="T35">e</text:span><text:span text:style-name="T217"> </text:span><text:span text:style-name="T35">convenzioni</text:span><text:span text:style-name="T212"> </text:span><text:span text:style-name="T35">internazionali</text:span><text:span text:style-name="T217"> </text:span><text:span text:style-name="T35">in</text:span><text:span text:style-name="T217"> </text:span><text:span text:style-name="T35">materia,</text:span><text:span text:style-name="T212"> </text:span><text:span text:style-name="T35">decidono</text:span><text:span text:style-name="T217"> </text:span><text:span text:style-name="T35">sul</text:span><text:span text:style-name="T212"> </text:span><text:span text:style-name="T35">riconoscimento</text:span><text:span text:style-name="T217"> </text:span><text:span text:style-name="T35">dei titoli di studio</text:span><text:span text:style-name="T170"> </text:span><text:span text:style-name="T35">stranieri.</text:span></text:p>
        <text:p text:style-name="P881"><text:span text:style-name="T35">Alla domanda vanno allegati i seguenti documenti:</text:span></text:p>
        <text:list xml:id="list153421435996889" text:continue-list="list153421421317608" text:style-name="WWNum6">
          <text:list-item>
            <text:p text:style-name="P400"><text:span text:style-name="T47">fotocopia</text:span><text:span text:style-name="T80"> </text:span><text:span text:style-name="T47">del</text:span><text:span text:style-name="T104"> </text:span><text:span text:style-name="T47">diploma</text:span><text:span text:style-name="T80"> </text:span><text:span text:style-name="T47">tradotto,</text:span><text:span text:style-name="T104"> </text:span><text:span text:style-name="T47">legalizzato</text:span><text:span text:style-name="T80"> </text:span><text:span text:style-name="T47">e</text:span><text:span text:style-name="T104"> </text:span><text:span text:style-name="T47">con</text:span><text:span text:style-name="T104"> </text:span><text:span text:style-name="T47">dichiarazione</text:span><text:span text:style-name="T80"> </text:span><text:span text:style-name="T47">di</text:span><text:span text:style-name="T104"> </text:span><text:span text:style-name="T47">valore</text:span><text:span text:style-name="T80"> </text:span><text:span text:style-name="T47">della Rappresentanza Diplomatica Consolare</text:span><text:span text:style-name="T61"> </text:span><text:span text:style-name="T47">Italiana;</text:span></text:p>
          </text:list-item>
          <text:list-item>
            <text:p text:style-name="P406"><text:span text:style-name="T43">fotocopia</text:span><text:span text:style-name="T72"> </text:span><text:span text:style-name="T47">del</text:span><text:span text:style-name="T72"> </text:span><text:span text:style-name="T43">diploma</text:span><text:span text:style-name="T77"> </text:span><text:span text:style-name="T47">di</text:span><text:span text:style-name="T72"> </text:span><text:span text:style-name="T43">laurea,</text:span><text:span text:style-name="T77"> </text:span><text:span text:style-name="T43">perfezionato</text:span><text:span text:style-name="T72"> </text:span><text:span text:style-name="T43">come</text:span><text:span text:style-name="T77"> </text:span><text:span text:style-name="T43">sopra</text:span><text:span text:style-name="T72"> </text:span><text:span text:style-name="T47">(in</text:span><text:span text:style-name="T77"> </text:span><text:span text:style-name="T43">caso</text:span><text:span text:style-name="T72"> </text:span><text:span text:style-name="T47">di</text:span><text:span text:style-name="T77"> </text:span><text:span text:style-name="T43">iscrizione </text:span><text:span text:style-name="T47">alla</text:span><text:span text:style-name="T48"> </text:span><text:span text:style-name="T47">laurea</text:span><text:span text:style-name="T48"> </text:span><text:span text:style-name="T47">specialistica,</text:span><text:span text:style-name="T48"> </text:span><text:span text:style-name="T47">la</text:span><text:span text:style-name="T48"> </text:span><text:span text:style-name="T47">scuola</text:span><text:span text:style-name="T48"> </text:span><text:span text:style-name="T47">di</text:span><text:span text:style-name="T48"> </text:span><text:span text:style-name="T47">specializzazione</text:span><text:span text:style-name="T48"> </text:span><text:span text:style-name="T47">o</text:span><text:span text:style-name="T48"> </text:span><text:span text:style-name="T47">il</text:span><text:span text:style-name="T48"> </text:span><text:span text:style-name="T47">master);</text:span></text:p>
          </text:list-item>
          <text:list-item>
            <text:p text:style-name="P421"><text:span text:style-name="T47">certificato degli esami universitari sostenuti, tradotto e</text:span><text:span text:style-name="T64"> </text:span><text:span text:style-name="T47">legalizzato;</text:span></text:p>
          </text:list-item>
          <text:list-item>
            <text:p text:style-name="P418"><text:span text:style-name="T47">programma degli esami</text:span><text:span text:style-name="T110"> </text:span><text:span text:style-name="T47">sostenuti;</text:span></text:p>
          </text:list-item>
          <text:list-item>
            <text:p text:style-name="P418"><text:span text:style-name="T47">fotocopia del documento di identità o permesso di</text:span><text:span text:style-name="T132"> </text:span><text:span text:style-name="T47">soggiorno.</text:span></text:p>
          </text:list-item>
        </text:list>
        <text:p text:style-name="P727"/>
        <text:list xml:id="list153420694549396" text:continue-list="list153420534096164" text:style-name="WWNum13">
          <text:list-item>
            <text:h text:style-name="P244" text:outline-level="3"><text:span text:style-name="T389">E cosa accade</text:span><text:span text:style-name="T411"> </text:span><text:span text:style-name="T389">dopo?</text:span></text:h>
          </text:list-item>
        </text:list>
        <text:p text:style-name="P855"><text:span text:style-name="T35">Le</text:span><text:span text:style-name="T217"> </text:span><text:span text:style-name="T35">autorità</text:span><text:span text:style-name="T216"> </text:span><text:span text:style-name="T35">accademiche</text:span><text:span text:style-name="T217"> </text:span><text:span text:style-name="T35">valuteranno</text:span><text:span text:style-name="T216"> </text:span><text:span text:style-name="T35">il</text:span><text:span text:style-name="T217"> </text:span><text:span text:style-name="T35">tuo</text:span><text:span text:style-name="T216"> </text:span><text:span text:style-name="T35">titolo</text:span><text:span text:style-name="T217"> </text:span><text:span text:style-name="T35">di</text:span><text:span text:style-name="T216"> </text:span><text:span text:style-name="T35">studio,</text:span><text:span text:style-name="T216"> </text:span><text:span text:style-name="T35">dichiarandolo</text:span><text:span text:style-name="T217"> </text:span><text:span text:style-name="T35">equi- valente in tutto o in parte alla laurea italiana: nel primo caso, ti saranno</text:span><text:span text:style-name="T196"> </text:span><text:span text:style-name="T35">rico- nosciuti</text:span><text:span text:style-name="T170"> </text:span><text:span text:style-name="T35">tutti</text:span><text:span text:style-name="T203"> </text:span><text:span text:style-name="T35">gli</text:span><text:span text:style-name="T170"> </text:span><text:span text:style-name="T35">esami;</text:span><text:span text:style-name="T203"> </text:span><text:span text:style-name="T35">nel</text:span><text:span text:style-name="T170"> </text:span><text:span text:style-name="T35">secondo,</text:span><text:span text:style-name="T203"> </text:span><text:span text:style-name="T35">soltanto</text:span><text:span text:style-name="T203"> </text:span><text:span text:style-name="T35">alcuni</text:span><text:span text:style-name="T170"> </text:span><text:span text:style-name="T35">di</text:span><text:span text:style-name="T203"> </text:span><text:span text:style-name="T35">essi.</text:span><text:span text:style-name="T170"> </text:span><text:span text:style-name="T162">L’Università</text:span><text:span text:style-name="T203"> </text:span><text:span text:style-name="T35">deve prendere</text:span><text:span text:style-name="T203"> </text:span><text:span text:style-name="T35">una</text:span><text:span text:style-name="T203"> </text:span><text:span text:style-name="T35">decisione</text:span><text:span text:style-name="T203"> </text:span><text:span text:style-name="T35">entro</text:span><text:span text:style-name="T203"> </text:span><text:span text:style-name="T35">90</text:span><text:span text:style-name="T39"> </text:span><text:span text:style-name="T35">giorni</text:span><text:span text:style-name="T203"> </text:span><text:span text:style-name="T35">dalla</text:span><text:span text:style-name="T203"> </text:span><text:span text:style-name="T35">presentazione</text:span><text:span text:style-name="T203"> </text:span><text:span text:style-name="T35">della</text:span><text:span text:style-name="T203"> </text:span><text:span text:style-name="T35">domanda.</text:span></text:p>
        <text:p text:style-name="P708"/>
        <text:h text:style-name="P13" text:outline-level="2"><text:span text:style-name="T399">Riconoscimento di alcuni titoli</text:span><text:span text:style-name="T451"> </text:span><text:span text:style-name="T399">professionali<text:tab/></text:span></text:h>
        <text:list xml:id="list153421978657912" text:continue-numbering="true" text:style-name="WWNum13">
          <text:list-item>
            <text:h text:style-name="P85" text:outline-level="3"><text:span text:style-name="T389">Sono</text:span><text:span text:style-name="T430"> </text:span><text:span text:style-name="T389">in</text:span><text:span text:style-name="T423"> </text:span><text:span text:style-name="T389">possesso</text:span><text:span text:style-name="T430"> </text:span><text:span text:style-name="T389">di</text:span><text:span text:style-name="T423"> </text:span><text:span text:style-name="T389">un</text:span><text:span text:style-name="T430"> </text:span><text:span text:style-name="T389">titolo</text:span><text:span text:style-name="T423"> </text:span><text:span text:style-name="T389">professionale.</text:span><text:span text:style-name="T394"> </text:span><text:span text:style-name="T389">Cosa</text:span><text:span text:style-name="T430"> </text:span><text:span text:style-name="T390">devo</text:span><text:span text:style-name="T423"> </text:span><text:span text:style-name="T389">otte- nere il riconoscimento della mia qualifica in</text:span><text:span text:style-name="T393"> </text:span><text:span text:style-name="T389">Italia?</text:span></text:h>
          </text:list-item>
        </text:list>
        <text:p text:style-name="P853"><draw:line text:anchor-type="char" draw:z-index="29" draw:style-name="gr11" draw:text-style-name="P1277" svg:x1="5.611in" svg:y1="0.4307in" svg:x2="5.652in" svg:y2="0.4307in"><text:p/></draw:line><text:span text:style-name="T35">Devi presentare domanda all’autorità competente. (vedi riferimenti </text:span><text:a xlink:type="simple" xlink:href="http://www.integrazionemigranti.gov.it/archiviodocumenti/lavoro/Docu-" text:style-name="Default_20_Style" text:visited-style-name="Default_20_Style"><text:span text:style-name="T221">http://www.integrazionemigranti.gov.it/archiviodocumenti/lavoro/Docu-</text:span></text:a><text:span text:style-name="T35"> </text:span><text:span text:style-name="T221">ments/elenco.pdf</text:span><text:span text:style-name="T389">)</text:span></text:p>
      </text:section>
      <text:p text:style-name="P1251"/>
      <text:p text:style-name="P728"/>
      <text:p text:style-name="P1005"><draw:g text:anchor-type="as-char" draw:z-index="189" draw:style-name="gr5"><draw:line draw:style-name="gr6" draw:text-style-name="P1280" svg:x1="0in" svg:y1="0in" svg:x2="3.8228in" svg:y2="0in"><text:p/></draw:line></draw:g></text:p>
      <text:p text:style-name="P800"/>
      <text:list xml:id="list153421609090844" text:continue-numbering="true" text:style-name="WWNum13">
        <text:list-item>
          <text:h text:style-name="P264" text:outline-level="3"><text:span text:style-name="T389">Quanto tempo ci vuole per ottenere il riconoscimento di un titolo</text:span><text:span text:style-name="T439"> </text:span><text:span text:style-name="T389">professionale?</text:span></text:h>
        </text:list-item>
      </text:list>
      <text:p text:style-name="P1011"><text:span text:style-name="T162">Entro trenta giorni </text:span><text:span text:style-name="T35">dal </text:span><text:span text:style-name="T162">ricevimento della domanda, l’Autorità competente prov- </text:span><text:span text:style-name="T35">vede all’accertamento della completezza della documentazione richiesta.</text:span></text:p>
      <text:p text:style-name="P1011"><text:span text:style-name="T35">Entro</text:span><text:span text:style-name="T187"> </text:span><text:span text:style-name="T35">quattro</text:span><text:span text:style-name="T187"> </text:span><text:span text:style-name="T35">mesi</text:span><text:span text:style-name="T187"> </text:span><text:span text:style-name="T35">dalla</text:span><text:span text:style-name="T187"> </text:span><text:span text:style-name="T35">presentazione</text:span><text:span text:style-name="T187"> </text:span><text:span text:style-name="T35">della</text:span><text:span text:style-name="T187"> </text:span><text:span text:style-name="T35">domanda</text:span><text:span text:style-name="T187"> </text:span><text:span text:style-name="T35">o</text:span><text:span text:style-name="T187"> </text:span><text:span text:style-name="T35">della</text:span><text:span text:style-name="T187"> </text:span><text:span text:style-name="T35">sua</text:span><text:span text:style-name="T187"> </text:span><text:span text:style-name="T35">eventuale</text:span><text:span text:style-name="T187"> </text:span><text:span text:style-name="T35">in- tegrazione,</text:span><text:span text:style-name="T223"> </text:span><text:span text:style-name="T35">l’Autorità</text:span><text:span text:style-name="T219"> </text:span><text:span text:style-name="T35">competente</text:span><text:span text:style-name="T219"> </text:span><text:span text:style-name="T35">provvede</text:span><text:span text:style-name="T219"> </text:span><text:span text:style-name="T35">al</text:span><text:span text:style-name="T219"> </text:span><text:span text:style-name="T35">riconoscimento</text:span><text:span text:style-name="T219"> </text:span><text:span text:style-name="T35">del</text:span><text:span text:style-name="T219"> </text:span><text:span text:style-name="T35">titolo,</text:span><text:span text:style-name="T219"> </text:span><text:span text:style-name="T35">emet- tendo un</text:span><text:span text:style-name="T39"> </text:span><text:span text:style-name="T35">decreto.</text:span></text:p>
      <text:p text:style-name="P785"/>
      <text:list xml:id="list153420171151160" text:continue-numbering="true" text:style-name="WWNum13">
        <text:list-item>
          <text:h text:style-name="P226" text:outline-level="3"><text:span text:style-name="T389">Sono medico/infermiere. A chi </text:span><text:span text:style-name="T390">devo</text:span><text:span text:style-name="T400"> </text:span><text:span text:style-name="T389">rivolgermi?</text:span></text:h>
        </text:list-item>
      </text:list>
      <text:p text:style-name="P1008"><text:span text:style-name="T35">Per</text:span><text:span text:style-name="T196"> </text:span><text:span text:style-name="T35">i</text:span><text:span text:style-name="T196"> </text:span><text:span text:style-name="T35">titoli</text:span><text:span text:style-name="T196"> </text:span><text:span text:style-name="T35">compresi</text:span><text:span text:style-name="T196"> </text:span><text:span text:style-name="T35">nel</text:span><text:span text:style-name="T196"> </text:span><text:span text:style-name="T35">campo</text:span><text:span text:style-name="T199"> </text:span><text:span text:style-name="T35">infermieristico</text:span><text:span text:style-name="T196"> </text:span><text:span text:style-name="T35">e</text:span><text:span text:style-name="T196"> </text:span><text:span text:style-name="T35">medico,</text:span><text:span text:style-name="T196"> </text:span><text:span text:style-name="T35">la</text:span><text:span text:style-name="T196"> </text:span><text:span text:style-name="T35">competenza</text:span><text:span text:style-name="T196"> </text:span><text:span text:style-name="T35">spetta al Ministero della</text:span><text:span text:style-name="T170"> </text:span><text:span text:style-name="T35">Salute.</text:span></text:p>
      <text:p text:style-name="P781"/>
      <text:section text:style-name="Sect25" text:name="Section134">
        <text:list xml:id="list153421753470230" text:continue-numbering="true" text:style-name="WWNum13">
          <text:list-item>
            <text:h text:style-name="P47" text:outline-level="3"><text:span text:style-name="T389">Sono avvocato / commercialista / biologo / chimico / agro- nomo / geologo / ingegnere / psicologo / consulente del </text:span><text:span text:style-name="T390">lavoro </text:span><text:span text:style-name="T389">/ geometra</text:span><text:span text:style-name="T421"> </text:span><text:span text:style-name="T389">/</text:span><text:span text:style-name="T411"> </text:span><text:span text:style-name="T389">giornalista</text:span><text:span text:style-name="T421"> </text:span><text:span text:style-name="T389">/</text:span><text:span text:style-name="T411"> </text:span><text:span text:style-name="T389">perito</text:span><text:span text:style-name="T421"> </text:span><text:span text:style-name="T389">agrario</text:span><text:span text:style-name="T411"> </text:span><text:span text:style-name="T389">e</text:span><text:span text:style-name="T421"> </text:span><text:span text:style-name="T389">industriale.</text:span><text:span text:style-name="T408"> </text:span><text:span text:style-name="T389">A</text:span><text:span text:style-name="T390"> </text:span><text:span text:style-name="T389">chi</text:span><text:span text:style-name="T421"> </text:span><text:span text:style-name="T390">devo</text:span><text:span text:style-name="T411"> </text:span><text:span text:style-name="T389">ri- volgermi?</text:span></text:h>
          </text:list-item>
        </text:list>
        <text:p text:style-name="P1252"><text:span text:style-name="T35">Il</text:span><text:span text:style-name="T199"> </text:span><text:span text:style-name="T35">Ministero</text:span><text:span text:style-name="T180"> </text:span><text:span text:style-name="T35">competente</text:span><text:span text:style-name="T180"> </text:span><text:span text:style-name="T35">per</text:span><text:span text:style-name="T180"> </text:span><text:span text:style-name="T35">il</text:span><text:span text:style-name="T180"> </text:span><text:span text:style-name="T35">riconoscimento</text:span><text:span text:style-name="T180"> </text:span><text:span text:style-name="T35">di</text:span><text:span text:style-name="T199"> </text:span><text:span text:style-name="T35">questi</text:span><text:span text:style-name="T180"> </text:span><text:span text:style-name="T35">titoli</text:span><text:span text:style-name="T180"> </text:span><text:span text:style-name="T35">professionali</text:span><text:span text:style-name="T180"> </text:span><text:span text:style-name="T35">è</text:span><text:span text:style-name="T180"> </text:span><text:span text:style-name="T35">il Ministero della</text:span><text:span text:style-name="T39"> </text:span><text:span text:style-name="T35">Giustizia.</text:span></text:p>
        <text:p text:style-name="P842"/>
        <text:list xml:id="list153422043179089" text:continue-numbering="true" text:style-name="WWNum13">
          <text:list-item>
            <text:h text:style-name="P261" text:outline-level="3"><text:span text:style-name="T389">Sono consulente della proprietà industriale/mediatore al commercio. A chi </text:span><text:span text:style-name="T390">devo</text:span><text:span text:style-name="T400"> </text:span><text:span text:style-name="T389">rivolgermi?</text:span></text:h>
          </text:list-item>
        </text:list>
        <text:p text:style-name="P956"><text:span text:style-name="T35">Il Ministero competente per il riconoscimento è il Ministero dello Sviluppo Economico.</text:span></text:p>
        <text:p text:style-name="P842"/>
        <text:list xml:id="list153420172545229" text:continue-numbering="true" text:style-name="WWNum13">
          <text:list-item>
            <text:h text:style-name="P266" text:outline-level="3"><text:span text:style-name="T389">Sono insegnante. A chi </text:span><text:span text:style-name="T390">devo</text:span><text:span text:style-name="T393"> </text:span><text:span text:style-name="T389">rivolgermi?</text:span></text:h>
          </text:list-item>
        </text:list>
        <text:p text:style-name="P1253"><text:span text:style-name="T35">Il</text:span><text:span text:style-name="T199"> </text:span><text:span text:style-name="T35">Ministero</text:span><text:span text:style-name="T180"> </text:span><text:span text:style-name="T35">competente</text:span><text:span text:style-name="T180"> </text:span><text:span text:style-name="T35">per</text:span><text:span text:style-name="T180"> </text:span><text:span text:style-name="T35">il</text:span><text:span text:style-name="T180"> </text:span><text:span text:style-name="T35">riconoscimento</text:span><text:span text:style-name="T180"> </text:span><text:span text:style-name="T35">di</text:span><text:span text:style-name="T199"> </text:span><text:span text:style-name="T35">questi</text:span><text:span text:style-name="T180"> </text:span><text:span text:style-name="T35">titoli</text:span><text:span text:style-name="T180"> </text:span><text:span text:style-name="T35">professionali</text:span><text:span text:style-name="T180"> </text:span><text:span text:style-name="T35">è</text:span><text:span text:style-name="T180"> </text:span><text:span text:style-name="T35">il Ministero dell’Istruzione, dell’Università e della</text:span><text:span text:style-name="T190"> </text:span><text:span text:style-name="T35">Ricerca.</text:span></text:p>
        <text:p text:style-name="P659"><text:span text:style-name="T295">t</text:span><text:span text:style-name="T294">u</text:span><text:span text:style-name="T326">t</text:span><text:span text:style-name="T295">e</text:span><text:span text:style-name="T327">l</text:span><text:span text:style-name="T293">a</text:span><text:span text:style-name="T296"> </text:span><text:span text:style-name="T321">d</text:span><text:span text:style-name="T328">e</text:span><text:span text:style-name="T292">i</text:span><text:span text:style-name="T296"> </text:span><text:span text:style-name="T294">di</text:span><text:span text:style-name="T293">r</text:span><text:span text:style-name="T294">i</text:span><text:span text:style-name="T329">t</text:span><text:span text:style-name="T295">t</text:span><text:span text:style-name="T292">i</text:span><text:span text:style-name="T296"> </text:span><text:span text:style-name="T330">e</text:span><text:span text:style-name="T294">di</text:span><text:span text:style-name="T331">s</text:span><text:span text:style-name="T295">c</text:span><text:span text:style-name="T293">r</text:span><text:span text:style-name="T332">i</text:span><text:span text:style-name="T293">m</text:span><text:span text:style-name="T294">i</text:span><text:span text:style-name="T333">n</text:span><text:span text:style-name="T334">a</text:span><text:span text:style-name="T291">z</text:span><text:span text:style-name="T305">i</text:span><text:span text:style-name="T294">o</text:span><text:span text:style-name="T335">n</text:span><text:span text:style-name="T336">e</text:span></text:p>
      </text:section>
      <text:p text:style-name="P1254"><draw:rect text:anchor-type="char" draw:z-index="30" draw:style-name="gr9" draw:text-style-name="P1282" svg:width="9.0343in" svg:height="6.474in" svg:x="0.011in" svg:y="0.0102in"><text:p/></draw:rect><draw:rect text:anchor-type="char" draw:z-index="57" draw:style-name="gr7" draw:text-style-name="P1281" svg:width="0.0142in" svg:height="6.4961in" svg:x="4.511in" svg:y="0in"><text:p/></draw:rect></text:p>
      <text:p text:style-name="P728"/>
      <text:p text:style-name="P1016"><draw:g text:anchor-type="as-char" draw:z-index="190" draw:style-name="gr5"><draw:line draw:style-name="gr6" draw:text-style-name="P1280" svg:x1="0in" svg:y1="0in" svg:x2="3.8189in" svg:y2="0in"><text:p/></draw:line></draw:g></text:p>
      <text:p text:style-name="P744"/>
      <text:h text:style-name="P4" text:outline-level="2"><text:span text:style-name="T412">Tutela </text:span><text:span text:style-name="T399">dei</text:span><text:span text:style-name="T422"> </text:span><text:span text:style-name="T399">diritti<text:tab/></text:span></text:h>
      <text:list xml:id="list153421853968859" text:continue-numbering="true" text:style-name="WWNum13">
        <text:list-item>
          <text:h text:style-name="P249" text:outline-level="3"><text:span text:style-name="T389">È possibile per un cittadino straniero tutelare in giudizio i propri</text:span><text:span text:style-name="T439"> </text:span><text:span text:style-name="T389">diritti?</text:span></text:h>
        </text:list-item>
      </text:list>
      <text:p text:style-name="P1022"><text:span text:style-name="T35">Sì,</text:span><text:span text:style-name="T183"> </text:span><text:span text:style-name="T35">a</text:span><text:span text:style-name="T196"> </text:span><text:span text:style-name="T162">parità</text:span><text:span text:style-name="T183"> </text:span><text:span text:style-name="T35">con</text:span><text:span text:style-name="T196"> </text:span><text:span text:style-name="T35">i</text:span><text:span text:style-name="T183"> </text:span><text:span text:style-name="T162">cittadini</text:span><text:span text:style-name="T196"> </text:span><text:span text:style-name="T162">italiani.</text:span><text:span text:style-name="T196"> </text:span><text:span text:style-name="T35">Se</text:span><text:span text:style-name="T183"> </text:span><text:span text:style-name="T35">sei</text:span><text:span text:style-name="T196"> </text:span><text:span text:style-name="T35">in</text:span><text:span text:style-name="T183"> </text:span><text:span text:style-name="T162">posizione</text:span><text:span text:style-name="T196"> </text:span><text:span text:style-name="T162">irregolare,</text:span><text:span text:style-name="T196"> </text:span><text:span text:style-name="T162">agire</text:span><text:span text:style-name="T183"> </text:span><text:span text:style-name="T35">in</text:span><text:span text:style-name="T196"> </text:span><text:span text:style-name="T162">giudizio </text:span><text:span text:style-name="T35">a tutela dei tuoi diritti non impedisce allo Stato di applicare il tuo allontana- mento dal territorio dello Stato, salvo casi</text:span><text:span text:style-name="T212"> </text:span><text:span text:style-name="T35">particolari.</text:span></text:p>
      <text:p text:style-name="P792"/>
      <text:list xml:id="list153420295966662" text:continue-numbering="true" text:style-name="WWNum13">
        <text:list-item>
          <text:h text:style-name="P252" text:outline-level="3"><text:span text:style-name="T389">Di fronte a quali organi possono tutelare i miei</text:span><text:span text:style-name="T428"> </text:span><text:span text:style-name="T389">diritti?</text:span></text:h>
        </text:list-item>
      </text:list>
      <text:p text:style-name="P1024"><text:span text:style-name="T35">Di fronte ai tribunali dell’ordinamento italiano attraverso la difesa di un av- vocato.</text:span></text:p>
      <text:p text:style-name="P739"/>
      <text:list xml:id="list153421977642643" text:continue-numbering="true" text:style-name="WWNum13">
        <text:list-item>
          <text:h text:style-name="P256" text:outline-level="3"><text:span text:style-name="T389">Come è articolato il sistema giudiziario</text:span><text:span text:style-name="T408"> </text:span><text:span text:style-name="T389">italiano?</text:span></text:h>
        </text:list-item>
      </text:list>
      <text:p text:style-name="P1024"><text:span text:style-name="T35">Si possono individuare più giudici di fronte ai quali tutelare i propri diritti:</text:span><text:span text:style-name="T179"> </text:span><text:span text:style-name="T35">il </text:span><text:span text:style-name="T162">giudice</text:span><text:span text:style-name="T180"> </text:span><text:span text:style-name="T162">civile,</text:span><text:span text:style-name="T180"> </text:span><text:span text:style-name="T162">penale</text:span><text:span text:style-name="T180"> </text:span><text:span text:style-name="T35">e</text:span><text:span text:style-name="T180"> </text:span><text:span text:style-name="T162">amministrativo,</text:span><text:span text:style-name="T180"> </text:span><text:span text:style-name="T35">la</text:span><text:span text:style-name="T166"> </text:span><text:span text:style-name="T35">cui</text:span><text:span text:style-name="T180"> </text:span><text:span text:style-name="T162">competenza</text:span><text:span text:style-name="T180"> </text:span><text:span text:style-name="T35">è</text:span><text:span text:style-name="T180"> </text:span><text:span text:style-name="T162">regolata</text:span><text:span text:style-name="T180"> </text:span><text:span text:style-name="T162">dalle</text:span><text:span text:style-name="T166"> </text:span><text:span text:style-name="T162">leggi </text:span><text:span text:style-name="T35">dello Stato</text:span><text:span text:style-name="T39"> </text:span><text:span text:style-name="T35">italiano.</text:span></text:p>
      <text:p text:style-name="P739"/>
      <text:list xml:id="list153421404408132" text:continue-numbering="true" text:style-name="WWNum13">
        <text:list-item>
          <text:h text:style-name="P268" text:outline-level="3"><text:span text:style-name="T389">Chi è il giudice di</text:span><text:span text:style-name="T419"> </text:span><text:span text:style-name="T389">pace?</text:span></text:h>
        </text:list-item>
      </text:list>
      <text:p text:style-name="P1025"><text:span text:style-name="T35">È</text:span><text:span text:style-name="T196"> </text:span><text:span text:style-name="T35">un</text:span><text:span text:style-name="T196"> </text:span><text:span text:style-name="T162">giudice</text:span><text:span text:style-name="T199"> </text:span><text:span text:style-name="T162">onorario</text:span><text:span text:style-name="T196"> </text:span><text:span text:style-name="T35">a</text:span><text:span text:style-name="T196"> </text:span><text:span text:style-name="T35">cui</text:span><text:span text:style-name="T199"> </text:span><text:span text:style-name="T35">ci</text:span><text:span text:style-name="T196"> </text:span><text:span text:style-name="T35">si</text:span><text:span text:style-name="T196"> </text:span><text:span text:style-name="T35">può</text:span><text:span text:style-name="T199"> </text:span><text:span text:style-name="T162">rivolgere</text:span><text:span text:style-name="T196"> </text:span><text:span text:style-name="T35">per</text:span><text:span text:style-name="T199"> </text:span><text:span text:style-name="T162">risolvere</text:span><text:span text:style-name="T196"> </text:span><text:span text:style-name="T162">piccole</text:span><text:span text:style-name="T196"> </text:span><text:span text:style-name="T162">controversie amministrative</text:span><text:span text:style-name="T196"> </text:span><text:span text:style-name="T35">che</text:span><text:span text:style-name="T196"> </text:span><text:span text:style-name="T35">non</text:span><text:span text:style-name="T196"> </text:span><text:span text:style-name="T162">superino</text:span><text:span text:style-name="T196"> </text:span><text:span text:style-name="T35">un</text:span><text:span text:style-name="T196"> </text:span><text:span text:style-name="T162">certo</text:span><text:span text:style-name="T196"> </text:span><text:span text:style-name="T162">valore</text:span><text:span text:style-name="T196"> </text:span><text:span text:style-name="T35">(ad</text:span><text:span text:style-name="T196"> </text:span><text:span text:style-name="T162">esempio</text:span><text:span text:style-name="T196"> </text:span><text:span text:style-name="T162">liti</text:span><text:span text:style-name="T196"> </text:span><text:span text:style-name="T162">condominiali), </text:span><text:span text:style-name="T35">decide sui contenziosi relativi al codice della strada, ha limitate competenze penali</text:span><text:span text:style-name="T216"> </text:span><text:span text:style-name="T35">e</text:span><text:span text:style-name="T187"> </text:span><text:span text:style-name="T35">convalida</text:span><text:span text:style-name="T216"> </text:span><text:span text:style-name="T35">i</text:span><text:span text:style-name="T187"> </text:span><text:span text:style-name="T35">provvedimenti</text:span><text:span text:style-name="T187"> </text:span><text:span text:style-name="T35">del</text:span><text:span text:style-name="T216"> </text:span><text:span text:style-name="T35">prefetto</text:span><text:span text:style-name="T187"> </text:span><text:span text:style-name="T35">in</text:span><text:span text:style-name="T216"> </text:span><text:span text:style-name="T35">materia</text:span><text:span text:style-name="T187"> </text:span><text:span text:style-name="T35">di</text:span><text:span text:style-name="T187"> </text:span><text:span text:style-name="T35">espulsione</text:span><text:span text:style-name="T216"> </text:span><text:span text:style-name="T35">dal</text:span><text:span text:style-name="T187"> </text:span><text:span text:style-name="T35">ter- ritorio dello stato, e i provvedimenti di accompagnamento alla frontiera o di trattenimento</text:span><text:span text:style-name="T170"> </text:span><text:span text:style-name="T35">in</text:span><text:span text:style-name="T203"> </text:span><text:span text:style-name="T35">un</text:span><text:span text:style-name="T203"> </text:span><text:span text:style-name="T35">centro</text:span><text:span text:style-name="T170"> </text:span><text:span text:style-name="T35">di</text:span><text:span text:style-name="T203"> </text:span><text:span text:style-name="T35">accoglienza</text:span><text:span text:style-name="T203"> </text:span><text:span text:style-name="T35">temporanea</text:span><text:span text:style-name="T203"> </text:span><text:span text:style-name="T35">emanati</text:span><text:span text:style-name="T170"> </text:span><text:span text:style-name="T35">dal</text:span><text:span text:style-name="T203"> </text:span><text:span text:style-name="T35">questore.</text:span></text:p>
      <text:p text:style-name="P785"/>
      <text:list xml:id="list153420156810426" text:continue-numbering="true" text:style-name="WWNum13">
        <text:list-item>
          <text:h text:style-name="P250" text:outline-level="3"><text:span text:style-name="T389">A</text:span><text:span text:style-name="T421"> </text:span><text:span text:style-name="T389">quale</text:span><text:span text:style-name="T411"> </text:span><text:span text:style-name="T389">giudice</text:span><text:span text:style-name="T411"> </text:span><text:span text:style-name="T389">mi</text:span><text:span text:style-name="T411"> </text:span><text:span text:style-name="T390">devo</text:span><text:span text:style-name="T421"> </text:span><text:span text:style-name="T389">rivolgere</text:span><text:span text:style-name="T411"> </text:span><text:span text:style-name="T389">per</text:span><text:span text:style-name="T411"> </text:span><text:span text:style-name="T389">le</text:span><text:span text:style-name="T411"> </text:span><text:span text:style-name="T389">questioni</text:span><text:span text:style-name="T421"> </text:span><text:span text:style-name="T389">relative</text:span><text:span text:style-name="T411"> </text:span><text:span text:style-name="T389">al mio titolo di</text:span><text:span text:style-name="T411"> </text:span><text:span text:style-name="T389">soggiorno?</text:span></text:h>
        </text:list-item>
      </text:list>
      <text:p text:style-name="P1091"><text:span text:style-name="T35">Al</text:span><text:span text:style-name="T180"> </text:span><text:span text:style-name="T35">tribunale</text:span><text:span text:style-name="T180"> </text:span><text:span text:style-name="T35">amministrativo</text:span><text:span text:style-name="T166"> </text:span><text:span text:style-name="T35">regionale</text:span><text:span text:style-name="T180"> </text:span><text:span text:style-name="T35">e</text:span><text:span text:style-name="T180"> </text:span><text:span text:style-name="T35">se</text:span><text:span text:style-name="T166"> </text:span><text:span text:style-name="T35">necessario</text:span><text:span text:style-name="T180"> </text:span><text:span text:style-name="T35">potrai</text:span><text:span text:style-name="T180"> </text:span><text:span text:style-name="T35">appellare</text:span><text:span text:style-name="T166"> </text:span><text:span text:style-name="T35">le</text:span><text:span text:style-name="T180"> </text:span><text:span text:style-name="T35">deci- sioni</text:span><text:span text:style-name="T39"> </text:span><text:span text:style-name="T35">di</text:span><text:span text:style-name="T36"> </text:span><text:span text:style-name="T35">questo</text:span><text:span text:style-name="T36"> </text:span><text:span text:style-name="T35">giudice</text:span><text:span text:style-name="T36"> </text:span><text:span text:style-name="T35">di</text:span><text:span text:style-name="T36"> </text:span><text:span text:style-name="T35">fronte</text:span><text:span text:style-name="T36"> </text:span><text:span text:style-name="T35">al</text:span><text:span text:style-name="T39"> </text:span><text:span text:style-name="T35">Consiglio</text:span><text:span text:style-name="T36"> </text:span><text:span text:style-name="T35">di</text:span><text:span text:style-name="T36"> </text:span><text:span text:style-name="T35">Stato</text:span><text:span text:style-name="T36"> </text:span><text:span text:style-name="T35">che</text:span><text:span text:style-name="T36"> </text:span><text:span text:style-name="T35">ha</text:span><text:span text:style-name="T36"> </text:span><text:span text:style-name="T35">sede</text:span><text:span text:style-name="T39"> </text:span><text:span text:style-name="T35">a</text:span><text:span text:style-name="T36"> </text:span><text:span text:style-name="T35">Roma</text:span></text:p>
      <text:p text:style-name="P739"/>
      <text:list xml:id="list153421248997302" text:continue-numbering="true" text:style-name="WWNum13">
        <text:list-item>
          <text:h text:style-name="P270" text:outline-level="3"><text:span text:style-name="T389">Quanto costa stare in</text:span><text:span text:style-name="T419"> </text:span><text:span text:style-name="T389">giudizio?</text:span></text:h>
        </text:list-item>
      </text:list>
      <text:p text:style-name="P1024"><text:span text:style-name="T35">Ci</text:span><text:span text:style-name="T176"> </text:span><text:span text:style-name="T35">sono</text:span><text:span text:style-name="T176"> </text:span><text:span text:style-name="T35">dei</text:span><text:span text:style-name="T176"> </text:span><text:span text:style-name="T35">costi</text:span><text:span text:style-name="T176"> </text:span><text:span text:style-name="T35">fissi</text:span><text:span text:style-name="T173"> </text:span><text:span text:style-name="T35">relativi</text:span><text:span text:style-name="T176"> </text:span><text:span text:style-name="T35">al</text:span><text:span text:style-name="T176"> </text:span><text:span text:style-name="T35">tipo</text:span><text:span text:style-name="T176"> </text:span><text:span text:style-name="T35">di</text:span><text:span text:style-name="T173"> </text:span><text:span text:style-name="T35">controversia</text:span><text:span text:style-name="T176"> </text:span><text:span text:style-name="T35">che</text:span><text:span text:style-name="T176"> </text:span><text:span text:style-name="T35">si</text:span><text:span text:style-name="T176"> </text:span><text:span text:style-name="T35">promuove</text:span><text:span text:style-name="T173"> </text:span><text:span text:style-name="T35">ai</text:span><text:span text:style-name="T176"> </text:span><text:span text:style-name="T35">quali</text:span><text:span text:style-name="T176"> </text:span><text:span text:style-name="T35">si sommano</text:span><text:span text:style-name="T190"> </text:span><text:span text:style-name="T35">ai</text:span><text:span text:style-name="T190"> </text:span><text:span text:style-name="T35">costi</text:span><text:span text:style-name="T194"> </text:span><text:span text:style-name="T35">della</text:span><text:span text:style-name="T190"> </text:span><text:span text:style-name="T35">difesa</text:span><text:span text:style-name="T194"> </text:span><text:span text:style-name="T35">predisposta</text:span><text:span text:style-name="T190"> </text:span><text:span text:style-name="T35">dal</text:span><text:span text:style-name="T194"> </text:span><text:span text:style-name="T35">proprio</text:span><text:span text:style-name="T190"> </text:span><text:span text:style-name="T35">avvocato.</text:span><text:span text:style-name="T194"> </text:span><text:span text:style-name="T35">In</text:span><text:span text:style-name="T190"> </text:span><text:span text:style-name="T35">ogni</text:span><text:span text:style-name="T190"> </text:span><text:span text:style-name="T35">caso</text:span><text:span text:style-name="T194"> </text:span><text:span text:style-name="T35">lo Stato</text:span><text:span text:style-name="T39"> </text:span><text:span text:style-name="T35">italiano</text:span><text:span text:style-name="T39"> </text:span><text:span text:style-name="T35">garantisce</text:span><text:span text:style-name="T39"> </text:span><text:span text:style-name="T35">a</text:span><text:span text:style-name="T39"> </text:span><text:span text:style-name="T35">tutti</text:span><text:span text:style-name="T39"> </text:span><text:span text:style-name="T35">il</text:span><text:span text:style-name="T39"> </text:span><text:span text:style-name="T35">diritto</text:span><text:span text:style-name="T39"> </text:span><text:span text:style-name="T35">di</text:span><text:span text:style-name="T39"> </text:span><text:span text:style-name="T35">difendersi</text:span><text:span text:style-name="T39"> </text:span><text:span text:style-name="T35">e</text:span><text:span text:style-name="T39"> </text:span><text:span text:style-name="T35">tutelare</text:span><text:span text:style-name="T39"> </text:span><text:span text:style-name="T35">i</text:span><text:span text:style-name="T36"> </text:span><text:span text:style-name="T35">propri</text:span><text:span text:style-name="T39"> </text:span><text:span text:style-name="T35">diritti, per cui in mancanza delle risorse economiche necessarie si potrà accedere al gratuito</text:span><text:span text:style-name="T211"> </text:span><text:span text:style-name="T35">patrocinio</text:span><text:span text:style-name="T212"> </text:span><text:span text:style-name="T35">a</text:span><text:span text:style-name="T212"> </text:span><text:span text:style-name="T35">spese</text:span><text:span text:style-name="T212"> </text:span><text:span text:style-name="T35">dello</text:span><text:span text:style-name="T212"> </text:span><text:span text:style-name="T35">Stato</text:span><text:span text:style-name="T212"> </text:span><text:span text:style-name="T35">alle</text:span><text:span text:style-name="T212"> </text:span><text:span text:style-name="T35">condizioni</text:span><text:span text:style-name="T212"> </text:span><text:span text:style-name="T35">fissate</text:span><text:span text:style-name="T212"> </text:span><text:span text:style-name="T35">dalla</text:span><text:span text:style-name="T212"> </text:span><text:span text:style-name="T35">legge</text:span><text:span text:style-name="T212"> </text:span><text:span text:style-name="T35">statale.</text:span></text:p>
      <text:p text:style-name="Text_20_body"/>
      <text:p text:style-name="P1255"/>
      <text:p text:style-name="P728"/>
      <text:p text:style-name="P660"><draw:g text:anchor-type="as-char" draw:z-index="191" draw:style-name="gr5"><draw:line draw:style-name="gr6" draw:text-style-name="P1280" svg:x1="0in" svg:y1="0in" svg:x2="3.8228in" svg:y2="0in"><text:p/></draw:line></draw:g><text:span text:style-name="T483"><text:tab/></text:span><draw:g text:anchor-type="as-char" draw:z-index="192" draw:style-name="gr5"><draw:line draw:style-name="gr6" draw:text-style-name="P1280" svg:x1="0in" svg:y1="0in" svg:x2="3.8189in" svg:y2="0in"><text:p/></draw:line></draw:g></text:p>
      <text:p text:style-name="P800"/>
      <text:section text:style-name="Sect2" text:name="Section136">
        <text:list xml:id="list153421216541176" text:continue-numbering="true" text:style-name="WWNum13">
          <text:list-item>
            <text:p text:style-name="P471"><text:span text:style-name="T347">Se</text:span><text:span text:style-name="T355"> </text:span><text:span text:style-name="T347">non</text:span><text:span text:style-name="T361"> </text:span><text:span text:style-name="T354">posso</text:span><text:span text:style-name="T361"> </text:span><text:span text:style-name="T354">pagare</text:span><text:span text:style-name="T361"> </text:span><text:span text:style-name="T347">un</text:span><text:span text:style-name="T361"> </text:span><text:span text:style-name="T348">avvocato,</text:span><text:span text:style-name="T359"> </text:span><text:span text:style-name="T354">avrò</text:span><text:span text:style-name="T361"> </text:span><text:span text:style-name="T347">un</text:span><text:span text:style-name="T361"> </text:span><text:span text:style-name="T348">avvocato</text:span><text:span text:style-name="T361"> </text:span><text:span text:style-name="T354">d’ufficio?</text:span><text:span text:style-name="T11"> </text:span><text:span text:style-name="T47">No,</text:span><text:span text:style-name="T110"> </text:span><text:span text:style-name="T47">lo</text:span><text:span text:style-name="T101"> </text:span><text:span text:style-name="T47">Stato</text:span><text:span text:style-name="T110"> </text:span><text:span text:style-name="T47">ti</text:span><text:span text:style-name="T101"> </text:span><text:span text:style-name="T47">garantisce</text:span><text:span text:style-name="T110"> </text:span><text:span text:style-name="T47">la</text:span><text:span text:style-name="T101"> </text:span><text:span text:style-name="T47">possibilità</text:span><text:span text:style-name="T110"> </text:span><text:span text:style-name="T47">di</text:span><text:span text:style-name="T101"> </text:span><text:span text:style-name="T47">essere</text:span><text:span text:style-name="T101"> </text:span><text:span text:style-name="T47">rappresentato</text:span><text:span text:style-name="T110"> </text:span><text:span text:style-name="T47">da</text:span><text:span text:style-name="T101"> </text:span><text:span text:style-name="T47">un</text:span><text:span text:style-name="T110"> </text:span><text:span text:style-name="T47">avvocato di</text:span><text:span text:style-name="T77"> </text:span><text:span text:style-name="T47">fiducia</text:span><text:span text:style-name="T61"> </text:span><text:span text:style-name="T47">da</text:span><text:span text:style-name="T77"> </text:span><text:span text:style-name="T47">te</text:span><text:span text:style-name="T61"> </text:span><text:span text:style-name="T47">scelto,</text:span><text:span text:style-name="T77"> </text:span><text:span text:style-name="T47">ammettendoti</text:span><text:span text:style-name="T61"> </text:span><text:span text:style-name="T47">al</text:span><text:span text:style-name="T77"> </text:span><text:span text:style-name="T47">patrocinio</text:span><text:span text:style-name="T61"> </text:span><text:span text:style-name="T47">gratuito</text:span><text:span text:style-name="T77"> </text:span><text:span text:style-name="T47">a</text:span><text:span text:style-name="T61"> </text:span><text:span text:style-name="T47">spese</text:span><text:span text:style-name="T77"> </text:span><text:span text:style-name="T47">dello</text:span><text:span text:style-name="T61"> </text:span><text:span text:style-name="T47">Stato, se sei regolarmente presente e se non superi i limiti di reddito previsti dalla legge:</text:span><text:span text:style-name="T121"> </text:span><text:span text:style-name="T47">è</text:span><text:span text:style-name="T113"> </text:span><text:span text:style-name="T47">necessario</text:span><text:span text:style-name="T121"> </text:span><text:span text:style-name="T47">che</text:span><text:span text:style-name="T121"> </text:span><text:span text:style-name="T47">tu</text:span><text:span text:style-name="T113"> </text:span><text:span text:style-name="T47">sia</text:span><text:span text:style-name="T121"> </text:span><text:span text:style-name="T47">titolare</text:span><text:span text:style-name="T113"> </text:span><text:span text:style-name="T47">di</text:span><text:span text:style-name="T121"> </text:span><text:span text:style-name="T47">un</text:span><text:span text:style-name="T113"> </text:span><text:span text:style-name="T47">reddito</text:span><text:span text:style-name="T121"> </text:span><text:span text:style-name="T47">annuo</text:span><text:span text:style-name="T113"> </text:span><text:span text:style-name="T47">imponibile,</text:span><text:span text:style-name="T121"> </text:span><text:span text:style-name="T47">risultante dall’ultima</text:span><text:span text:style-name="T101"> </text:span><text:span text:style-name="T47">dichiarazione,</text:span><text:span text:style-name="T55"> </text:span><text:span text:style-name="T47">non</text:span><text:span text:style-name="T55"> </text:span><text:span text:style-name="T47">superiore</text:span><text:span text:style-name="T55"> </text:span><text:span text:style-name="T47">a</text:span><text:span text:style-name="T55"> </text:span><text:span text:style-name="T47">euro</text:span><text:span text:style-name="T55"> </text:span><text:span text:style-name="T47">10.766,33</text:span><text:span text:style-name="T101"> </text:span><text:span text:style-name="T47">(luglio</text:span><text:span text:style-name="T55"> </text:span><text:span text:style-name="T47">2012).</text:span></text:p>
          </text:list-item>
        </text:list>
        <text:p text:style-name="P733"/>
        <text:list xml:id="list153420208956302" text:continue-numbering="true" text:style-name="WWNum13">
          <text:list-item>
            <text:h text:style-name="P44" text:outline-level="3"><text:span text:style-name="T389">Sono stato denunciato e non conosco un avvocato: come posso</text:span><text:span text:style-name="T439"> </text:span><text:span text:style-name="T389">fare?</text:span></text:h>
          </text:list-item>
        </text:list>
        <text:p text:style-name="P809"><text:span text:style-name="T35">In questo caso ti sarà assegnato un avvocato d’ufficio, scelto da un apposito elenco.</text:span><text:span text:style-name="T190"> </text:span><text:span text:style-name="T35">Se</text:span><text:span text:style-name="T190"> </text:span><text:span text:style-name="T35">superi</text:span><text:span text:style-name="T194"> </text:span><text:span text:style-name="T35">i</text:span><text:span text:style-name="T190"> </text:span><text:span text:style-name="T35">requisiti</text:span><text:span text:style-name="T194"> </text:span><text:span text:style-name="T35">di</text:span><text:span text:style-name="T190"> </text:span><text:span text:style-name="T35">reddito</text:span><text:span text:style-name="T194"> </text:span><text:span text:style-name="T35">e</text:span><text:span text:style-name="T190"> </text:span><text:span text:style-name="T35">non</text:span><text:span text:style-name="T194"> </text:span><text:span text:style-name="T35">puoi</text:span><text:span text:style-name="T190"> </text:span><text:span text:style-name="T35">chiedere</text:span><text:span text:style-name="T194"> </text:span><text:span text:style-name="T35">l’ammissione</text:span><text:span text:style-name="T190"> </text:span><text:span text:style-name="T35">al</text:span><text:span text:style-name="T194"> </text:span><text:span text:style-name="T35">gra- tuito patrocinio, dovrai corrispondergli l’onorario dovuto secondo le tariffe previste.</text:span></text:p>
        <text:p text:style-name="P718"/>
        <text:list xml:id="list153421978402159" text:continue-numbering="true" text:style-name="WWNum13">
          <text:list-item>
            <text:h text:style-name="P45" text:outline-level="3"><text:span text:style-name="T389">Cosa succede se non riesco a comprendere gli atti giudi- ziari?</text:span></text:h>
          </text:list-item>
        </text:list>
        <text:p text:style-name="P1071"><text:span text:style-name="T35">Ho</text:span><text:span text:style-name="T183"> </text:span><text:span text:style-name="T35">diritto</text:span><text:span text:style-name="T196"> </text:span><text:span text:style-name="T35">a</text:span><text:span text:style-name="T196"> </text:span><text:span text:style-name="T35">nominare</text:span><text:span text:style-name="T196"> </text:span><text:span text:style-name="T35">un</text:span><text:span text:style-name="T196"> </text:span><text:span text:style-name="T35">interprete</text:span><text:span text:style-name="T196"> </text:span><text:span text:style-name="T35">che</text:span><text:span text:style-name="T196"> </text:span><text:span text:style-name="T35">traduca</text:span><text:span text:style-name="T196"> </text:span><text:span text:style-name="T35">gli</text:span><text:span text:style-name="T183"> </text:span><text:span text:style-name="T35">atti</text:span><text:span text:style-name="T196"> </text:span><text:span text:style-name="T35">giudiziari</text:span><text:span text:style-name="T196"> </text:span><text:span text:style-name="T35">nella</text:span><text:span text:style-name="T196"> </text:span><text:span text:style-name="T35">mia</text:span><text:span text:style-name="T196"> </text:span><text:span text:style-name="T35">lin- gua. Il costo dell’interprete può essere addebitato allo Stato se la mia condi- zione economica mi permette di accedere al gratuito patrocinio a spese </text:span><text:span text:style-name="T36">dello </text:span><text:span text:style-name="T35">Stato</text:span><text:span text:style-name="T162"> </text:span><text:span text:style-name="T35">italiano.</text:span></text:p>
        <text:list xml:id="list832963191" text:style-name="WWNum15">
          <text:list-item>
            <text:h text:style-name="P124" text:outline-level="3"><text:span text:style-name="T389">Come posso difendermi di fronte ad atti di discriminazione compiuti da un privato o dalla Pubblica</text:span><text:span text:style-name="T428"> </text:span><text:span text:style-name="T389">Amministrazione?</text:span></text:h>
          </text:list-item>
        </text:list>
        <text:p text:style-name="P1049"><text:span text:style-name="T35">Posso rivolgermi al tribunale civile, per il tramite di un avvocato, chiedendo che</text:span><text:span text:style-name="T174"> </text:span><text:span text:style-name="T35">il</text:span><text:span text:style-name="T174"> </text:span><text:span text:style-name="T35">giudice</text:span><text:span text:style-name="T183"> </text:span><text:span text:style-name="T35">ordini</text:span><text:span text:style-name="T174"> </text:span><text:span text:style-name="T35">la</text:span><text:span text:style-name="T183"> </text:span><text:span text:style-name="T35">cessazione</text:span><text:span text:style-name="T174"> </text:span><text:span text:style-name="T35">del</text:span><text:span text:style-name="T183"> </text:span><text:span text:style-name="T35">comportamento</text:span><text:span text:style-name="T174"> </text:span><text:span text:style-name="T35">pregiudizievole</text:span><text:span text:style-name="T183"> </text:span><text:span text:style-name="T35">e</text:span><text:span text:style-name="T174"> </text:span><text:span text:style-name="T35">adotti </text:span><text:span text:style-name="T162">ogni</text:span><text:span text:style-name="T180"> </text:span><text:span text:style-name="T162">altro</text:span><text:span text:style-name="T180"> </text:span><text:span text:style-name="T162">provvedimento</text:span><text:span text:style-name="T180"> </text:span><text:span text:style-name="T162">idoneo,</text:span><text:span text:style-name="T180"> </text:span><text:span text:style-name="T162">secondo</text:span><text:span text:style-name="T180"> </text:span><text:span text:style-name="T35">le</text:span><text:span text:style-name="T180"> </text:span><text:span text:style-name="T162">circostanze,</text:span><text:span text:style-name="T180"> </text:span><text:span text:style-name="T35">a</text:span><text:span text:style-name="T180"> </text:span><text:span text:style-name="T162">rimuovere</text:span><text:span text:style-name="T180"> </text:span><text:span text:style-name="T35">gli</text:span><text:span text:style-name="T180"> </text:span><text:span text:style-name="T162">effetti </text:span><text:span text:style-name="T35">della</text:span><text:span text:style-name="T162"> </text:span><text:span text:style-name="T35">discriminazione.</text:span></text:p>
        <text:p text:style-name="P718"/>
        <text:list xml:id="list153421690657276" text:continue-numbering="true" text:style-name="WWNum15">
          <text:list-item>
            <text:h text:style-name="P272" text:outline-level="3"><text:span text:style-name="T389">Sono vittima di discriminazione ma ho paura a denunciare. Cosa posso</text:span><text:span text:style-name="T390"> </text:span><text:span text:style-name="T389">fare?</text:span></text:h>
          </text:list-item>
        </text:list>
        <text:p text:style-name="P1049"><text:span text:style-name="T35">Le</text:span><text:span text:style-name="T217"> </text:span><text:span text:style-name="T35">associazioni</text:span><text:span text:style-name="T217"> </text:span><text:span text:style-name="T35">iscritte</text:span><text:span text:style-name="T217"> </text:span><text:span text:style-name="T35">in</text:span><text:span text:style-name="T217"> </text:span><text:span text:style-name="T35">un</text:span><text:span text:style-name="T216"> </text:span><text:span text:style-name="T35">apposito</text:span><text:span text:style-name="T217"> </text:span><text:span text:style-name="T35">registro</text:span><text:span text:style-name="T217"> </text:span><text:span text:style-name="T35">presso</text:span><text:span text:style-name="T217"> </text:span><text:span text:style-name="T35">il</text:span><text:span text:style-name="T216"> </text:span><text:span text:style-name="T35">Dipartimento</text:span><text:span text:style-name="T217"> </text:span><text:span text:style-name="T35">delle</text:span><text:span text:style-name="T217"> </text:span><text:span text:style-name="T35">Pari Opportunità</text:span><text:span text:style-name="T180"> </text:span><text:span text:style-name="T35">sotto</text:span><text:span text:style-name="T166"> </text:span><text:span text:style-name="T35">la</text:span><text:span text:style-name="T166"> </text:span><text:span text:style-name="T35">Presidenza</text:span><text:span text:style-name="T166"> </text:span><text:span text:style-name="T35">del</text:span><text:span text:style-name="T166"> </text:span><text:span text:style-name="T35">Consiglio</text:span><text:span text:style-name="T166"> </text:span><text:span text:style-name="T35">dei</text:span><text:span text:style-name="T166"> </text:span><text:span text:style-name="T35">Ministri</text:span><text:span text:style-name="T166"> </text:span><text:span text:style-name="T35">sono</text:span><text:span text:style-name="T166"> </text:span><text:span text:style-name="T35">legittimate</text:span><text:span text:style-name="T166"> </text:span><text:span text:style-name="T170">ad </text:span><text:span text:style-name="T35">agire in giudizio in nome, per conto o a sostegno del soggetto passivo di di- scriminazione basata su motivi razziali o</text:span><text:span text:style-name="T194"> </text:span><text:span text:style-name="T35">etnici.</text:span></text:p>
        <text:p text:style-name="P718"/>
        <text:list xml:id="list153421251651187" text:continue-numbering="true" text:style-name="WWNum15">
          <text:list-item>
            <text:p text:style-name="P530"><text:span text:style-name="T347">Sono</text:span><text:span text:style-name="T361"> </text:span><text:span text:style-name="T347">vittima</text:span><text:span text:style-name="T361"> </text:span><text:span text:style-name="T347">di</text:span><text:span text:style-name="T361"> </text:span><text:span text:style-name="T347">discriminazione</text:span><text:span text:style-name="T361"> </text:span><text:span text:style-name="T347">sul</text:span><text:span text:style-name="T361"> </text:span><text:span text:style-name="T354">lavoro.</text:span><text:span text:style-name="T368"> </text:span><text:span text:style-name="T347">Cosa</text:span><text:span text:style-name="T351"> </text:span><text:span text:style-name="T347">posso</text:span><text:span text:style-name="T361"> </text:span><text:span text:style-name="T347">fare?</text:span><text:span text:style-name="T27"> </text:span><text:span text:style-name="T47">Le</text:span><text:span text:style-name="T67"> </text:span><text:span text:style-name="T47">organizzazioni</text:span><text:span text:style-name="T72"> </text:span><text:span text:style-name="T47">sindacali</text:span><text:span text:style-name="T72"> </text:span><text:span text:style-name="T47">possono</text:span><text:span text:style-name="T67"> </text:span><text:span text:style-name="T47">agire</text:span><text:span text:style-name="T72"> </text:span><text:span text:style-name="T47">in</text:span><text:span text:style-name="T67"> </text:span><text:span text:style-name="T47">giudizio</text:span><text:span text:style-name="T72"> </text:span><text:span text:style-name="T47">per</text:span><text:span text:style-name="T72"> </text:span><text:span text:style-name="T47">tutelare</text:span><text:span text:style-name="T67"> </text:span><text:span text:style-name="T47">le</text:span><text:span text:style-name="T72"> </text:span><text:span text:style-name="T47">vittime</text:span><text:span text:style-name="T72"> </text:span><text:span text:style-name="T47">di discriminazione</text:span><text:span text:style-name="T117"> </text:span><text:span text:style-name="T47">quando</text:span><text:span text:style-name="T110"> </text:span><text:span text:style-name="T47">il</text:span><text:span text:style-name="T110"> </text:span><text:span text:style-name="T47">datore</text:span><text:span text:style-name="T110"> </text:span><text:span text:style-name="T47">di</text:span><text:span text:style-name="T110"> </text:span><text:span text:style-name="T47">lavoro</text:span><text:span text:style-name="T117"> </text:span><text:span text:style-name="T47">metta</text:span><text:span text:style-name="T110"> </text:span><text:span text:style-name="T47">in</text:span><text:span text:style-name="T110"> </text:span><text:span text:style-name="T47">atto</text:span><text:span text:style-name="T110"> </text:span><text:span text:style-name="T47">una</text:span><text:span text:style-name="T110"> </text:span><text:span text:style-name="T47">discriminazione.</text:span></text:p>
          </text:list-item>
        </text:list>
      </text:section>
      <text:section text:style-name="Sect1" text:name="Section137">
        <text:p text:style-name="P806"><draw:rect text:anchor-type="char" draw:z-index="31" draw:style-name="gr9" draw:text-style-name="P1282" svg:width="9.0343in" svg:height="6.474in" svg:x="0.011in" svg:y="0.0102in"><text:p/></draw:rect><draw:rect text:anchor-type="char" draw:z-index="32" draw:style-name="gr10" draw:text-style-name="P1281" svg:width="0.0142in" svg:height="6.4961in" svg:x="4.511in" svg:y="0in"><text:p/></draw:rect></text:p>
        <text:h text:style-name="P26" text:outline-level="2"><text:span text:style-name="T399">Discriminazione<text:tab/></text:span></text:h>
        <text:h text:style-name="P273" text:outline-level="3"><text:span text:style-name="T389">321. Ho sentito che esiste una legge che tutela dalle discrimina- zioni. Ma cosa si intende esattamente nella legge per atto di di- scriminazione?</text:span></text:h>
        <text:p text:style-name="P1256"><text:span text:style-name="T35">Costituisce</text:span><text:span text:style-name="T203"> </text:span><text:span text:style-name="T35">discriminazione</text:span><text:span text:style-name="T39"> </text:span><text:span text:style-name="T35">ogni</text:span><text:span text:style-name="T39"> </text:span><text:span text:style-name="T35">comportamento</text:span><text:span text:style-name="T39"> </text:span><text:span text:style-name="T35">che,</text:span><text:span text:style-name="T203"> </text:span><text:span text:style-name="T35">direttamente</text:span><text:span text:style-name="T39"> </text:span><text:span text:style-name="T35">o</text:span><text:span text:style-name="T39"> </text:span><text:span text:style-name="T35">indiret- tamente,</text:span><text:span text:style-name="T196"> </text:span><text:span text:style-name="T35">comporti</text:span><text:span text:style-name="T199"> </text:span><text:span text:style-name="T35">una</text:span><text:span text:style-name="T199"> </text:span><text:span text:style-name="T35">distinzione,</text:span><text:span text:style-name="T196"> </text:span><text:span text:style-name="T35">esclusione,</text:span><text:span text:style-name="T199"> </text:span><text:span text:style-name="T35">restrizione</text:span><text:span text:style-name="T199"> </text:span><text:span text:style-name="T35">o</text:span><text:span text:style-name="T196"> </text:span><text:span text:style-name="T35">preferenza</text:span><text:span text:style-name="T199"> </text:span><text:span text:style-name="T35">basata </text:span><text:span text:style-name="T162">sulla</text:span><text:span text:style-name="T180"> </text:span><text:span text:style-name="T162">razza,</text:span><text:span text:style-name="T180"> </text:span><text:span text:style-name="T35">il</text:span><text:span text:style-name="T166"> </text:span><text:span text:style-name="T162">colore,</text:span><text:span text:style-name="T180"> </text:span><text:span text:style-name="T162">l’ascendenza</text:span><text:span text:style-name="T166"> </text:span><text:span text:style-name="T35">o</text:span><text:span text:style-name="T180"> </text:span><text:span text:style-name="T162">l’origine</text:span><text:span text:style-name="T180"> </text:span><text:span text:style-name="T162">nazionale</text:span><text:span text:style-name="T166"> </text:span><text:span text:style-name="T35">o</text:span><text:span text:style-name="T180"> </text:span><text:span text:style-name="T162">etnica,</text:span><text:span text:style-name="T180"> </text:span><text:span text:style-name="T35">le</text:span><text:span text:style-name="T166"> </text:span><text:span text:style-name="T162">convinzioni </text:span><text:span text:style-name="T35">e</text:span><text:span text:style-name="T199"> </text:span><text:span text:style-name="T35">le</text:span><text:span text:style-name="T199"> </text:span><text:span text:style-name="T35">pratiche</text:span><text:span text:style-name="T180"> </text:span><text:span text:style-name="T35">religiose,</text:span><text:span text:style-name="T199"> </text:span><text:span text:style-name="T35">e</text:span><text:span text:style-name="T180"> </text:span><text:span text:style-name="T35">che</text:span><text:span text:style-name="T199"> </text:span><text:span text:style-name="T35">abbia</text:span><text:span text:style-name="T180"> </text:span><text:span text:style-name="T35">lo</text:span><text:span text:style-name="T199"> </text:span><text:span text:style-name="T35">scopo</text:span><text:span text:style-name="T180"> </text:span><text:span text:style-name="T35">o</text:span><text:span text:style-name="T199"> </text:span><text:span text:style-name="T35">l’effetto</text:span><text:span text:style-name="T180"> </text:span><text:span text:style-name="T35">di</text:span><text:span text:style-name="T199"> </text:span><text:span text:style-name="T35">distruggere</text:span><text:span text:style-name="T199"> </text:span><text:span text:style-name="T35">o</text:span><text:span text:style-name="T180"> </text:span><text:span text:style-name="T35">di</text:span><text:span text:style-name="T199"> </text:span><text:span text:style-name="T35">com- </text:span><text:span text:style-name="T162">promettere</text:span><text:span text:style-name="T199"> </text:span><text:span text:style-name="T35">il</text:span><text:span text:style-name="T180"> </text:span><text:span text:style-name="T162">riconoscimento,</text:span><text:span text:style-name="T199"> </text:span><text:span text:style-name="T35">il</text:span><text:span text:style-name="T180"> </text:span><text:span text:style-name="T162">godimento</text:span><text:span text:style-name="T199"> </text:span><text:span text:style-name="T35">o</text:span><text:span text:style-name="T180"> </text:span><text:span text:style-name="T162">l’esercizio,</text:span><text:span text:style-name="T199"> </text:span><text:span text:style-name="T35">in</text:span><text:span text:style-name="T180"> </text:span><text:span text:style-name="T162">condizioni</text:span><text:span text:style-name="T199"> </text:span><text:span text:style-name="T35">di</text:span><text:span text:style-name="T180"> </text:span><text:span text:style-name="T162">parità, </text:span><text:span text:style-name="T35">dei</text:span><text:span text:style-name="T174"> </text:span><text:span text:style-name="T35">diritti</text:span><text:span text:style-name="T174"> </text:span><text:span text:style-name="T35">umani</text:span><text:span text:style-name="T174"> </text:span><text:span text:style-name="T35">e</text:span><text:span text:style-name="T174"> </text:span><text:span text:style-name="T35">delle</text:span><text:span text:style-name="T174"> </text:span><text:span text:style-name="T35">libertà</text:span><text:span text:style-name="T174"> </text:span><text:span text:style-name="T35">fondamentali</text:span><text:span text:style-name="T174"> </text:span><text:span text:style-name="T35">in</text:span><text:span text:style-name="T183"> </text:span><text:span text:style-name="T35">campo</text:span><text:span text:style-name="T174"> </text:span><text:span text:style-name="T35">politico</text:span><text:span text:style-name="T174"> </text:span><text:span text:style-name="T35">economico,</text:span><text:span text:style-name="T174"> </text:span><text:span text:style-name="T35">so- ciale e culturale e in ogni altro settore della vita</text:span><text:span text:style-name="T210"> </text:span><text:span text:style-name="T35">pubblica.</text:span></text:p>
        <text:p text:style-name="P712"/>
      </text:section>
      <text:p text:style-name="P712"/>
      <text:p text:style-name="P712"/>
      <text:p text:style-name="P712"><text:soft-page-break/></text:p>
      <text:p text:style-name="P712"/>
      <text:p text:style-name="P712"/>
      <text:p text:style-name="P632"><text:span text:style-name="T294">b</text:span><text:span text:style-name="T337">a</text:span><text:span text:style-name="T294">n</text:span><text:span text:style-name="T295">c</text:span><text:span text:style-name="T338">a</text:span></text:p>
      <text:p text:style-name="P1257"><draw:rect text:anchor-type="char" draw:z-index="33" draw:style-name="gr9" draw:text-style-name="P1282" svg:width="9.0343in" svg:height="6.474in" svg:x="0.011in" svg:y="0.0102in"><text:p/></draw:rect><draw:rect text:anchor-type="char" draw:z-index="58" draw:style-name="gr7" draw:text-style-name="P1281" svg:width="0.0142in" svg:height="6.4961in" svg:x="4.511in" svg:y="0in"><text:p/></draw:rect></text:p>
      <text:p text:style-name="P728"/>
      <text:p text:style-name="P1016"><draw:g text:anchor-type="as-char" draw:z-index="193" draw:style-name="gr5"><draw:line draw:style-name="gr6" draw:text-style-name="P1280" svg:x1="0in" svg:y1="0in" svg:x2="3.8189in" svg:y2="0in"><text:p/></draw:line></draw:g></text:p>
      <text:list xml:id="list1118833140" text:style-name="WWNum16">
        <text:list-item>
          <text:h text:style-name="P254" text:outline-level="3"><text:span text:style-name="T389">Quali servizi bancari potrebbero</text:span><text:span text:style-name="T433"> </text:span><text:span text:style-name="T389">servirmi?</text:span></text:h>
        </text:list-item>
      </text:list>
      <text:p text:style-name="P1023"><text:span text:style-name="T35">Generalmente</text:span><text:span text:style-name="T183"> </text:span><text:span text:style-name="T35">i</text:span><text:span text:style-name="T183"> </text:span><text:span text:style-name="T35">più</text:span><text:span text:style-name="T196"> </text:span><text:span text:style-name="T35">richiesti</text:span><text:span text:style-name="T183"> </text:span><text:span text:style-name="T35">sono</text:span><text:span text:style-name="T196"> </text:span><text:span text:style-name="T35">il</text:span><text:span text:style-name="T183"> </text:span><text:span text:style-name="T35">libretto</text:span><text:span text:style-name="T196"> </text:span><text:span text:style-name="T35">di</text:span><text:span text:style-name="T183"> </text:span><text:span text:style-name="T35">risparmio,</text:span><text:span text:style-name="T196"> </text:span><text:span text:style-name="T35">il</text:span><text:span text:style-name="T183"> </text:span><text:span text:style-name="T35">conto</text:span><text:span text:style-name="T196"> </text:span><text:span text:style-name="T35">corrente</text:span><text:span text:style-name="T183"> </text:span><text:span text:style-name="T35">(ne- cessario</text:span><text:span text:style-name="T170"> </text:span><text:span text:style-name="T35">per</text:span><text:span text:style-name="T170"> </text:span><text:span text:style-name="T35">avere</text:span><text:span text:style-name="T170"> </text:span><text:span text:style-name="T35">un</text:span><text:span text:style-name="T170"> </text:span><text:span text:style-name="T35">libretto</text:span><text:span text:style-name="T170"> </text:span><text:span text:style-name="T35">degli</text:span><text:span text:style-name="T170"> </text:span><text:span text:style-name="T35">assegni,</text:span><text:span text:style-name="T170"> </text:span><text:span text:style-name="T35">il</text:span><text:span text:style-name="T170"> </text:span><text:span text:style-name="T35">bancomat,</text:span><text:span text:style-name="T203"> </text:span><text:span text:style-name="T35">la</text:span><text:span text:style-name="T170"> </text:span><text:span text:style-name="T35">carta</text:span><text:span text:style-name="T170"> </text:span><text:span text:style-name="T35">di</text:span><text:span text:style-name="T170"> </text:span><text:span text:style-name="T35">credito),</text:span><text:span text:style-name="T170"> il </text:span><text:span text:style-name="T35">bonifico bancario, i prestiti ed i</text:span><text:span text:style-name="T176"> </text:span><text:span text:style-name="T35">mutui.</text:span></text:p>
      <text:p text:style-name="P887"/>
      <text:list xml:id="list153420177830937" text:continue-numbering="true" text:style-name="WWNum16">
        <text:list-item>
          <text:h text:style-name="P253" text:outline-level="3"><text:span text:style-name="T389">Cos’è il libretto di</text:span><text:span text:style-name="T421"> </text:span><text:span text:style-name="T389">risparmio?</text:span></text:h>
        </text:list-item>
      </text:list>
      <text:p text:style-name="P1023"><text:span text:style-name="T35">Il libretto di deposito a risparmio è uno strumento semplice e a basso costo particolarmente</text:span><text:span text:style-name="T173"> </text:span><text:span text:style-name="T35">indicato</text:span><text:span text:style-name="T173"> </text:span><text:span text:style-name="T35">per</text:span><text:span text:style-name="T173"> </text:span><text:span text:style-name="T35">chi</text:span><text:span text:style-name="T174"> </text:span><text:span text:style-name="T35">non</text:span><text:span text:style-name="T173"> </text:span><text:span text:style-name="T35">effettua</text:span><text:span text:style-name="T173"> </text:span><text:span text:style-name="T35">grandi</text:span><text:span text:style-name="T174"> </text:span><text:span text:style-name="T35">movimenti</text:span><text:span text:style-name="T173"> </text:span><text:span text:style-name="T35">di</text:span><text:span text:style-name="T173"> </text:span><text:span text:style-name="T35">denaro.</text:span><text:span text:style-name="T174"> </text:span><text:span text:style-name="T35">Può essere</text:span><text:span text:style-name="T180"> </text:span><text:span text:style-name="T35">“nominativo”</text:span><text:span text:style-name="T180"> </text:span><text:span text:style-name="T35">(intestato</text:span><text:span text:style-name="T180"> </text:span><text:span text:style-name="T35">ad</text:span><text:span text:style-name="T180"> </text:span><text:span text:style-name="T35">una</text:span><text:span text:style-name="T166"> </text:span><text:span text:style-name="T35">persona</text:span><text:span text:style-name="T180"> </text:span><text:span text:style-name="T35">fisica</text:span><text:span text:style-name="T180"> </text:span><text:span text:style-name="T35">o</text:span><text:span text:style-name="T180"> </text:span><text:span text:style-name="T35">giuridica)</text:span><text:span text:style-name="T180"> </text:span><text:span text:style-name="T35">o</text:span><text:span text:style-name="T166"> </text:span><text:span text:style-name="T35">emesso</text:span><text:span text:style-name="T180"> </text:span><text:span text:style-name="T35">“al portatore“</text:span><text:span text:style-name="T166"> </text:span><text:span text:style-name="T35">(chi</text:span><text:span text:style-name="T166"> </text:span><text:span text:style-name="T35">esibisce</text:span><text:span text:style-name="T166"> </text:span><text:span text:style-name="T35">il</text:span><text:span text:style-name="T170"> </text:span><text:span text:style-name="T35">libretto</text:span><text:span text:style-name="T166"> </text:span><text:span text:style-name="T35">allo</text:span><text:span text:style-name="T166"> </text:span><text:span text:style-name="T35">sportello</text:span><text:span text:style-name="T166"> </text:span><text:span text:style-name="T35">ha</text:span><text:span text:style-name="T170"> </text:span><text:span text:style-name="T35">diritto</text:span><text:span text:style-name="T166"> </text:span><text:span text:style-name="T35">a</text:span><text:span text:style-name="T166"> </text:span><text:span text:style-name="T35">depositare</text:span><text:span text:style-name="T166"> </text:span><text:span text:style-name="T35">o</text:span><text:span text:style-name="T170"> </text:span><text:span text:style-name="T35">prele- vare).</text:span><text:span text:style-name="T170"> </text:span><text:span text:style-name="T35">Gli</text:span><text:span text:style-name="T170"> </text:span><text:span text:style-name="T35">interessi</text:span><text:span text:style-name="T170"> </text:span><text:span text:style-name="T35">maturati</text:span><text:span text:style-name="T203"> </text:span><text:span text:style-name="T35">vengono</text:span><text:span text:style-name="T170"> </text:span><text:span text:style-name="T35">calcolati</text:span><text:span text:style-name="T170"> </text:span><text:span text:style-name="T35">e</text:span><text:span text:style-name="T203"> </text:span><text:span text:style-name="T35">accreditati</text:span><text:span text:style-name="T170"> </text:span><text:span text:style-name="T35">una</text:span><text:span text:style-name="T170"> </text:span><text:span text:style-name="T35">volta</text:span><text:span text:style-name="T203"> </text:span><text:span text:style-name="T35">l’anno.</text:span></text:p>
      <text:p text:style-name="P722"/>
      <text:list xml:id="list153421457730503" text:continue-numbering="true" text:style-name="WWNum16">
        <text:list-item>
          <text:h text:style-name="P269" text:outline-level="3"><text:span text:style-name="T389">Cosa si fa per aprire un libretto di</text:span><text:span text:style-name="T400"> </text:span><text:span text:style-name="T389">risparmio?</text:span></text:h>
        </text:list-item>
      </text:list>
      <text:p text:style-name="P1029"><text:span text:style-name="T35">Ci si rivolge agli uffici della banca in cui si vuole aprire il libretto, portando con sé:</text:span></text:p>
      <text:list xml:id="list2071987818" text:style-name="WWNum17">
        <text:list-item>
          <text:p text:style-name="P293"><text:span text:style-name="T47">il codice</text:span><text:span text:style-name="T55"> </text:span><text:span text:style-name="T47">fiscale,</text:span></text:p>
        </text:list-item>
        <text:list-item>
          <text:p text:style-name="P289"><text:span text:style-name="T47">il permesso di</text:span><text:span text:style-name="T110"> </text:span><text:span text:style-name="T47">soggiorno.</text:span></text:p>
        </text:list-item>
        <text:list-item>
          <text:p text:style-name="P289"><text:span text:style-name="T47">Alcune banche potrebbero richiedere</text:span><text:span text:style-name="T77"> </text:span><text:span text:style-name="T47">anche:</text:span></text:p>
        </text:list-item>
        <text:list-item>
          <text:p text:style-name="P289"><text:span text:style-name="T47">la busta</text:span><text:span text:style-name="T55"> </text:span><text:span text:style-name="T47">paga,</text:span></text:p>
        </text:list-item>
        <text:list-item>
          <text:p text:style-name="P289"><text:span text:style-name="T47">il certificato di</text:span><text:span text:style-name="T110"> </text:span><text:span text:style-name="T47">residenza.</text:span></text:p>
        </text:list-item>
      </text:list>
      <text:p text:style-name="P770"/>
      <text:list xml:id="list153421300945499" text:continue-list="list153421457730503" text:style-name="WWNum16">
        <text:list-item>
          <text:h text:style-name="P269" text:outline-level="3"><text:span text:style-name="T389">Cos’è un conto</text:span><text:span text:style-name="T411"> </text:span><text:span text:style-name="T389">corrente?</text:span></text:h>
        </text:list-item>
      </text:list>
      <text:p text:style-name="P1019"><text:span text:style-name="T35">È</text:span><text:span text:style-name="T199"> </text:span><text:span text:style-name="T35">un</text:span><text:span text:style-name="T180"> </text:span><text:span text:style-name="T162">conto</text:span><text:span text:style-name="T199"> </text:span><text:span text:style-name="T35">sul</text:span><text:span text:style-name="T180"> </text:span><text:span text:style-name="T162">quale</text:span><text:span text:style-name="T199"> </text:span><text:span text:style-name="T162">puoi</text:span><text:span text:style-name="T180"> </text:span><text:span text:style-name="T162">depositare</text:span><text:span text:style-name="T199"> </text:span><text:span text:style-name="T35">i</text:span><text:span text:style-name="T180"> </text:span><text:span text:style-name="T162">tuoi</text:span><text:span text:style-name="T180"> </text:span><text:span text:style-name="T162">soldi,</text:span><text:span text:style-name="T199"> </text:span><text:span text:style-name="T35">che</text:span><text:span text:style-name="T180"> </text:span><text:span text:style-name="T35">ti</text:span><text:span text:style-name="T199"> </text:span><text:span text:style-name="T35">dà</text:span><text:span text:style-name="T180"> </text:span><text:span text:style-name="T162">degli</text:span><text:span text:style-name="T199"> </text:span><text:span text:style-name="T162">interessi</text:span><text:span text:style-name="T180"> </text:span><text:span text:style-name="T36">concor- dati</text:span><text:span text:style-name="T183"> </text:span><text:span text:style-name="T36">con</text:span><text:span text:style-name="T183"> </text:span><text:span text:style-name="T162">la</text:span><text:span text:style-name="T196"> </text:span><text:span text:style-name="T39">banca.</text:span><text:span text:style-name="T183"> </text:span><text:span text:style-name="T36">Per</text:span><text:span text:style-name="T183"> </text:span><text:span text:style-name="T39">ritirare</text:span><text:span text:style-name="T196"> </text:span><text:span text:style-name="T36">soldi</text:span><text:span text:style-name="T183"> </text:span><text:span text:style-name="T36">dal</text:span><text:span text:style-name="T183"> </text:span><text:span text:style-name="T36">tuo</text:span><text:span text:style-name="T196"> </text:span><text:span text:style-name="T36">conto</text:span><text:span text:style-name="T183"> </text:span><text:span text:style-name="T36">puoi</text:span><text:span text:style-name="T183"> </text:span><text:span text:style-name="T39">compilare</text:span><text:span text:style-name="T196"> </text:span><text:span text:style-name="T162">un</text:span><text:span text:style-name="T183"> </text:span><text:span text:style-name="T39">modulo</text:span><text:span text:style-name="T183"> </text:span><text:span text:style-name="T39">presso </text:span><text:span text:style-name="T35">lo </text:span><text:span text:style-name="T162">sportello della </text:span><text:span text:style-name="T35">tua </text:span><text:span text:style-name="T162">banca, intestare </text:span><text:span text:style-name="T35">un </text:span><text:span text:style-name="T162">assegno </text:span><text:span text:style-name="T35">a “Me </text:span><text:span text:style-name="T162">medesimo” </text:span><text:span text:style-name="T35">o </text:span><text:span text:style-name="T162">usare </text:span><text:span text:style-name="T35">il </text:span><text:span text:style-name="T162">Bancomat.</text:span></text:p>
      <text:p text:style-name="P1026"><text:span text:style-name="T162">Gli</text:span><text:span text:style-name="T196"> </text:span><text:span text:style-name="T36">assegni</text:span><text:span text:style-name="T196"> </text:span><text:span text:style-name="T36">propri</text:span><text:span text:style-name="T199"> </text:span><text:span text:style-name="T35">e</text:span><text:span text:style-name="T196"> </text:span><text:span text:style-name="T36">quelli</text:span><text:span text:style-name="T199"> </text:span><text:span text:style-name="T162">che</text:span><text:span text:style-name="T196"> </text:span><text:span text:style-name="T36">ricevi</text:span><text:span text:style-name="T199"> </text:span><text:span text:style-name="T36">possono</text:span><text:span text:style-name="T196"> </text:span><text:span text:style-name="T36">essere</text:span><text:span text:style-name="T199"> </text:span><text:span text:style-name="T36">incassati</text:span><text:span text:style-name="T196"> </text:span><text:span text:style-name="T36">presso</text:span><text:span text:style-name="T196"> </text:span><text:span text:style-name="T35">la</text:span><text:span text:style-name="T199"> </text:span><text:span text:style-name="T162">tua</text:span><text:span text:style-name="T196"> </text:span><text:span text:style-name="T36">banca. </text:span><text:span text:style-name="T162">Alcune</text:span><text:span text:style-name="T203"> </text:span><text:span text:style-name="T162">banche</text:span><text:span text:style-name="T39"> </text:span><text:span text:style-name="T162">fanno</text:span><text:span text:style-name="T203"> </text:span><text:span text:style-name="T162">pagare</text:span><text:span text:style-name="T39"> </text:span><text:span text:style-name="T35">il</text:span><text:span text:style-name="T39"> </text:span><text:span text:style-name="T162">libretto</text:span><text:span text:style-name="T203"> </text:span><text:span text:style-name="T162">degli</text:span><text:span text:style-name="T39"> </text:span><text:span text:style-name="T162">assegni</text:span><text:span text:style-name="T203"> </text:span><text:span text:style-name="T35">e/o</text:span><text:span text:style-name="T39"> </text:span><text:span text:style-name="T35">gli</text:span><text:span text:style-name="T39"> </text:span><text:span text:style-name="T162">assegni</text:span><text:span text:style-name="T203"> </text:span><text:span text:style-name="T162">emessi.</text:span></text:p>
      <text:p text:style-name="P731"/>
      <text:list xml:id="list153422136620647" text:continue-numbering="true" text:style-name="WWNum16">
        <text:list-item>
          <text:h text:style-name="P271" text:outline-level="3"><text:span text:style-name="T389">Cosa si fa per aprire un conto</text:span><text:span text:style-name="T430"> </text:span><text:span text:style-name="T389">corrente?</text:span></text:h>
        </text:list-item>
      </text:list>
      <text:p text:style-name="P1031"><text:span text:style-name="T35">Ci si rivolge agli uffici della banca in cui si vuole aprire il conto, portando con sé:</text:span></text:p>
      <text:list xml:id="list153421145498697" text:continue-list="list2071987818" text:style-name="WWNum17">
        <text:list-item>
          <text:p text:style-name="P289"><text:span text:style-name="T47">il codice</text:span><text:span text:style-name="T55"> </text:span><text:span text:style-name="T47">fiscale;</text:span></text:p>
        </text:list-item>
        <text:list-item>
          <text:p text:style-name="P289"><text:span text:style-name="T47">il permesso di</text:span><text:span text:style-name="T110"> </text:span><text:span text:style-name="T47">soggiorno;</text:span></text:p>
        </text:list-item>
      </text:list>
      <text:p text:style-name="P1034"><text:span text:style-name="T35">Alcune banche potrebbero richiederti anche:</text:span></text:p>
      <text:list xml:id="list153420645321995" text:continue-numbering="true" text:style-name="WWNum17">
        <text:list-item>
          <text:p text:style-name="P289"><text:span text:style-name="T47">il certificato di residenza (ma non é più un obbligo di</text:span><text:span text:style-name="T137"> </text:span><text:span text:style-name="T47">legge);</text:span></text:p>
        </text:list-item>
        <text:list-item>
          <text:p text:style-name="P289"><text:span text:style-name="T47">la</text:span><text:span text:style-name="T48"> </text:span><text:span text:style-name="T47">garanzia</text:span><text:span text:style-name="T43"> </text:span><text:span text:style-name="T47">di</text:span><text:span text:style-name="T43"> </text:span><text:span text:style-name="T47">un</text:span><text:span text:style-name="T43"> </text:span><text:span text:style-name="T47">altro</text:span><text:span text:style-name="T48"> </text:span><text:span text:style-name="T47">cliente</text:span><text:span text:style-name="T43"> </text:span><text:span text:style-name="T47">immigrato</text:span><text:span text:style-name="T43"> </text:span><text:span text:style-name="T47">o</text:span><text:span text:style-name="T43"> </text:span><text:span text:style-name="T47">italiano</text:span><text:span text:style-name="T43"> </text:span><text:span text:style-name="T47">noto</text:span><text:span text:style-name="T48"> </text:span><text:span text:style-name="T47">alla</text:span><text:span text:style-name="T43"> </text:span><text:span text:style-name="T47">banca;</text:span></text:p>
        </text:list-item>
        <text:list-item>
          <text:p text:style-name="P289"><text:span text:style-name="T47">la dichiarazione dei</text:span><text:span text:style-name="T110"> </text:span><text:span text:style-name="T47">redditi;</text:span></text:p>
        </text:list-item>
      </text:list>
      <text:p text:style-name="P739"/>
      <text:p text:style-name="P1258"/>
      <text:p text:style-name="P728"/>
      <text:p text:style-name="P1005"><draw:g text:anchor-type="as-char" draw:z-index="194" draw:style-name="gr5"><draw:line draw:style-name="gr6" draw:text-style-name="P1280" svg:x1="0in" svg:y1="0in" svg:x2="3.8228in" svg:y2="0in"><text:p/></draw:line></draw:g></text:p>
      <text:p text:style-name="P766"/>
      <text:section text:style-name="Sect26" text:name="Section138">
        <text:list xml:id="list153421531759228" text:continue-list="list153421435996889" text:style-name="WWNum6">
          <text:list-item>
            <text:p text:style-name="P305"><text:span text:style-name="T47">un versamento</text:span><text:span text:style-name="T55"> </text:span><text:span text:style-name="T47">iniziale;</text:span></text:p>
          </text:list-item>
          <text:list-item>
            <text:p text:style-name="P626"><text:span text:style-name="T47">in</text:span><text:span text:style-name="T101"> </text:span><text:span text:style-name="T43">qualche</text:span><text:span text:style-name="T55"> </text:span><text:span text:style-name="T43">caso,</text:span><text:span text:style-name="T101"> </text:span><text:span text:style-name="T43">prima</text:span><text:span text:style-name="T55"> </text:span><text:span text:style-name="T47">di</text:span><text:span text:style-name="T55"> </text:span><text:span text:style-name="T43">aprire</text:span><text:span text:style-name="T101"> </text:span><text:span text:style-name="T47">il</text:span><text:span text:style-name="T55"> </text:span><text:span text:style-name="T43">conto</text:span><text:span text:style-name="T101"> </text:span><text:span text:style-name="T43">corrente,</text:span><text:span text:style-name="T55"> </text:span><text:span text:style-name="T47">la</text:span><text:span text:style-name="T55"> </text:span><text:span text:style-name="T43">banca</text:span><text:span text:style-name="T101"> </text:span><text:span text:style-name="T43">chiede</text:span><text:span text:style-name="T55"> </text:span><text:span text:style-name="T47">al</text:span><text:span text:style-name="T101"> </text:span><text:span text:style-name="T43">datore</text:span><text:span text:style-name="T55"> </text:span><text:span text:style-name="T47">di </text:span><text:span text:style-name="T43">lavoro</text:span><text:span text:style-name="T101"> </text:span><text:span text:style-name="T47">la</text:span><text:span text:style-name="T101"> </text:span><text:span text:style-name="T43">conferma</text:span><text:span text:style-name="T101"> </text:span><text:span text:style-name="T47">che</text:span><text:span text:style-name="T101"> </text:span><text:span text:style-name="T43">l’aspirante</text:span><text:span text:style-name="T55"> </text:span><text:span text:style-name="T43">cliente</text:span><text:span text:style-name="T101"> </text:span><text:span text:style-name="T47">è</text:span><text:span text:style-name="T101"> </text:span><text:span text:style-name="T47">suo</text:span><text:span text:style-name="T101"> </text:span><text:span text:style-name="T43">dipendente</text:span><text:span text:style-name="T101"> </text:span><text:span text:style-name="T47">o</text:span><text:span text:style-name="T55"> </text:span><text:span text:style-name="T43">collaboratore.</text:span></text:p>
          </text:list-item>
        </text:list>
        <text:p text:style-name="P723"/>
        <text:list xml:id="list153421071852327" text:continue-list="list153422136620647" text:style-name="WWNum16">
          <text:list-item>
            <text:h text:style-name="P227" text:outline-level="3"><text:span text:style-name="T389">Cos’è il</text:span><text:span text:style-name="T390"> </text:span><text:span text:style-name="T389">Bancomat?</text:span></text:h>
          </text:list-item>
        </text:list>
        <text:p text:style-name="P810"><text:span text:style-name="T35">La</text:span><text:span text:style-name="T183"> </text:span><text:span text:style-name="T35">Carta</text:span><text:span text:style-name="T183"> </text:span><text:span text:style-name="T35">Bancomat</text:span><text:span text:style-name="T183"> </text:span><text:span text:style-name="T35">è</text:span><text:span text:style-name="T196"> </text:span><text:span text:style-name="T35">una</text:span><text:span text:style-name="T183"> </text:span><text:span text:style-name="T35">carta</text:span><text:span text:style-name="T183"> </text:span><text:span text:style-name="T35">magnetica</text:span><text:span text:style-name="T196"> </text:span><text:span text:style-name="T35">che</text:span><text:span text:style-name="T183"> </text:span><text:span text:style-name="T35">puoi</text:span><text:span text:style-name="T183"> </text:span><text:span text:style-name="T35">richiedere</text:span><text:span text:style-name="T196"> </text:span><text:span text:style-name="T35">alla</text:span><text:span text:style-name="T183"> </text:span><text:span text:style-name="T35">tua</text:span><text:span text:style-name="T183"> </text:span><text:span text:style-name="T35">banca</text:span><text:span text:style-name="T183"> </text:span><text:span text:style-name="T35">se hai</text:span><text:span text:style-name="T166"> </text:span><text:span text:style-name="T35">un</text:span><text:span text:style-name="T170"> </text:span><text:span text:style-name="T35">conto</text:span><text:span text:style-name="T166"> </text:span><text:span text:style-name="T35">corrente.</text:span><text:span text:style-name="T170"> </text:span><text:span text:style-name="T35">La</text:span><text:span text:style-name="T170"> </text:span><text:span text:style-name="T35">Carta</text:span><text:span text:style-name="T166"> </text:span><text:span text:style-name="T35">Bancomat</text:span><text:span text:style-name="T170"> </text:span><text:span text:style-name="T35">è</text:span><text:span text:style-name="T166"> </text:span><text:span text:style-name="T35">la</text:span><text:span text:style-name="T170"> </text:span><text:span text:style-name="T35">carta</text:span><text:span text:style-name="T170"> </text:span><text:span text:style-name="T35">nazionale</text:span><text:span text:style-name="T166"> </text:span><text:span text:style-name="T35">di</text:span><text:span text:style-name="T170"> </text:span><text:span text:style-name="T35">credito</text:span><text:span text:style-name="T170"> </text:span><text:span text:style-name="T35">e</text:span><text:span text:style-name="T166"> </text:span><text:span text:style-name="T35">può essere</text:span><text:span text:style-name="T36"> </text:span><text:span text:style-name="T35">utilizzata</text:span><text:span text:style-name="T36"> </text:span><text:span text:style-name="T35">in</text:span><text:span text:style-name="T36"> </text:span><text:span text:style-name="T35">tutti</text:span><text:span text:style-name="T162"> </text:span><text:span text:style-name="T35">i</text:span><text:span text:style-name="T36"> </text:span><text:span text:style-name="T35">distributori</text:span><text:span text:style-name="T36"> </text:span><text:span text:style-name="T35">automatici</text:span><text:span text:style-name="T162"> </text:span><text:span text:style-name="T35">del</text:span><text:span text:style-name="T36"> </text:span><text:span text:style-name="T35">paese</text:span><text:span text:style-name="T36"> </text:span><text:span text:style-name="T35">(anche</text:span><text:span text:style-name="T36"> </text:span><text:span text:style-name="T35">in</text:span><text:span text:style-name="T162"> </text:span><text:span text:style-name="T35">alcuni</text:span><text:span text:style-name="T36"> </text:span><text:span text:style-name="T35">di- stributori</text:span><text:span text:style-name="T212"> </text:span><text:span text:style-name="T35">europei)</text:span><text:span text:style-name="T212"> </text:span><text:span text:style-name="T35">per</text:span><text:span text:style-name="T217"> </text:span><text:span text:style-name="T35">il</text:span><text:span text:style-name="T212"> </text:span><text:span text:style-name="T35">prelievo</text:span><text:span text:style-name="T217"> </text:span><text:span text:style-name="T35">di</text:span><text:span text:style-name="T212"> </text:span><text:span text:style-name="T35">contanti</text:span><text:span text:style-name="T212"> </text:span><text:span text:style-name="T39">(ATM).</text:span><text:span text:style-name="T217"> </text:span><text:span text:style-name="T35">Inoltre,</text:span><text:span text:style-name="T212"> </text:span><text:span text:style-name="T35">molti</text:span><text:span text:style-name="T217"> </text:span><text:span text:style-name="T35">supermercati e negozi l’accettano per i pagamenti degli acquisti</text:span><text:span text:style-name="T223"> </text:span><text:span text:style-name="T35">(POS).</text:span></text:p>
        <text:p text:style-name="P843"/>
        <text:list xml:id="list153421618523694" text:continue-numbering="true" text:style-name="WWNum16">
          <text:list-item>
            <text:h text:style-name="P227" text:outline-level="3"><text:span text:style-name="T389">Cos’è la Carta di</text:span><text:span text:style-name="T421"> </text:span><text:span text:style-name="T389">Credito?</text:span></text:h>
          </text:list-item>
        </text:list>
        <text:p text:style-name="P910"><text:span text:style-name="T35">Anche</text:span><text:span text:style-name="T36"> </text:span><text:span text:style-name="T35">la</text:span><text:span text:style-name="T162"> </text:span><text:span text:style-name="T35">Carta</text:span><text:span text:style-name="T162"> </text:span><text:span text:style-name="T35">di</text:span><text:span text:style-name="T162"> </text:span><text:span text:style-name="T35">Credito</text:span><text:span text:style-name="T162"> </text:span><text:span text:style-name="T35">è</text:span><text:span text:style-name="T36"> </text:span><text:span text:style-name="T35">una</text:span><text:span text:style-name="T162"> </text:span><text:span text:style-name="T35">carta</text:span><text:span text:style-name="T162"> </text:span><text:span text:style-name="T35">magnetica</text:span><text:span text:style-name="T162"> </text:span><text:span text:style-name="T35">che</text:span><text:span text:style-name="T162"> </text:span><text:span text:style-name="T35">puoi</text:span><text:span text:style-name="T162"> </text:span><text:span text:style-name="T35">richiedere</text:span><text:span text:style-name="T36"> </text:span><text:span text:style-name="T35">se</text:span><text:span text:style-name="T162"> </text:span><text:span text:style-name="T35">hai</text:span><text:span text:style-name="T162"> </text:span><text:span text:style-name="T170">un </text:span><text:span text:style-name="T35">conto</text:span><text:span text:style-name="T166"> </text:span><text:span text:style-name="T35">corrente.</text:span><text:span text:style-name="T170"> </text:span><text:span text:style-name="T35">Oltre</text:span><text:span text:style-name="T170"> </text:span><text:span text:style-name="T35">ad</text:span><text:span text:style-name="T166"> </text:span><text:span text:style-name="T35">offrirti</text:span><text:span text:style-name="T170"> </text:span><text:span text:style-name="T35">i</text:span><text:span text:style-name="T170"> </text:span><text:span text:style-name="T35">vantaggi</text:span><text:span text:style-name="T166"> </text:span><text:span text:style-name="T35">del</text:span><text:span text:style-name="T170"> </text:span><text:span text:style-name="T35">Bancomat,</text:span><text:span text:style-name="T170"> </text:span><text:span text:style-name="T35">la</text:span><text:span text:style-name="T170"> </text:span><text:span text:style-name="T35">Carta</text:span><text:span text:style-name="T166"> </text:span><text:span text:style-name="T35">di</text:span><text:span text:style-name="T170"> </text:span><text:span text:style-name="T35">Credito</text:span><text:span text:style-name="T170"> </text:span><text:span text:style-name="T35">ti permette</text:span><text:span text:style-name="T216"> </text:span><text:span text:style-name="T35">di</text:span><text:span text:style-name="T187"> </text:span><text:span text:style-name="T162">effettuare</text:span><text:span text:style-name="T187"> </text:span><text:span text:style-name="T35">pagamenti</text:span><text:span text:style-name="T187"> </text:span><text:span text:style-name="T35">all’estero</text:span><text:span text:style-name="T187"> </text:span><text:span text:style-name="T35">(e</text:span><text:span text:style-name="T187"> </text:span><text:span text:style-name="T35">anche</text:span><text:span text:style-name="T187"> </text:span><text:span text:style-name="T35">di</text:span><text:span text:style-name="T216"> </text:span><text:span text:style-name="T35">fare</text:span><text:span text:style-name="T187"> </text:span><text:span text:style-name="T35">acquisti</text:span><text:span text:style-name="T187"> </text:span><text:span text:style-name="T35">su</text:span><text:span text:style-name="T187"> </text:span><text:span text:style-name="T35">Internet); è</text:span><text:span text:style-name="T176"> </text:span><text:span text:style-name="T35">accettata</text:span><text:span text:style-name="T173"> </text:span><text:span text:style-name="T35">in</text:span><text:span text:style-name="T173"> </text:span><text:span text:style-name="T35">molti</text:span><text:span text:style-name="T173"> </text:span><text:span text:style-name="T35">negozi,</text:span><text:span text:style-name="T173"> </text:span><text:span text:style-name="T35">alberghi,</text:span><text:span text:style-name="T173"> </text:span><text:span text:style-name="T35">ristoranti,</text:span><text:span text:style-name="T176"> </text:span><text:span text:style-name="T35">benzinai,</text:span><text:span text:style-name="T173"> </text:span><text:span text:style-name="T35">uffici</text:span><text:span text:style-name="T173"> </text:span><text:span text:style-name="T35">postali,</text:span><text:span text:style-name="T173"> </text:span><text:span text:style-name="T35">ecc.</text:span><text:span text:style-name="T173"> </text:span><text:span text:style-name="T35">Per rilasciarti</text:span><text:span text:style-name="T217"> </text:span><text:span text:style-name="T35">la</text:span><text:span text:style-name="T216"> </text:span><text:span text:style-name="T35">Carta</text:span><text:span text:style-name="T216"> </text:span><text:span text:style-name="T35">di</text:span><text:span text:style-name="T216"> </text:span><text:span text:style-name="T35">Credito</text:span><text:span text:style-name="T216"> </text:span><text:span text:style-name="T35">alcune</text:span><text:span text:style-name="T217"> </text:span><text:span text:style-name="T35">banche</text:span><text:span text:style-name="T216"> </text:span><text:span text:style-name="T35">richiedono</text:span><text:span text:style-name="T216"> </text:span><text:span text:style-name="T35">delle</text:span><text:span text:style-name="T216"> </text:span><text:span text:style-name="T35">garanzie</text:span><text:span text:style-name="T216"> </text:span><text:span text:style-name="T35">come</text:span><text:span text:style-name="T216"> </text:span><text:span text:style-name="T35">per esempio: l’anzianità del rapporto di lavoro e il versamento automatico dello stipendio</text:span><text:span text:style-name="T174"> </text:span><text:span text:style-name="T35">sul</text:span><text:span text:style-name="T174"> </text:span><text:span text:style-name="T35">conto</text:span><text:span text:style-name="T174"> </text:span><text:span text:style-name="T35">corrente,</text:span><text:span text:style-name="T174"> </text:span><text:span text:style-name="T35">o</text:span><text:span text:style-name="T174"> </text:span><text:span text:style-name="T35">qualsiasi</text:span><text:span text:style-name="T174"> </text:span><text:span text:style-name="T35">versamento</text:span><text:span text:style-name="T174"> </text:span><text:span text:style-name="T35">automatico</text:span><text:span text:style-name="T174"> </text:span><text:span text:style-name="T35">di</text:span><text:span text:style-name="T174"> </text:span><text:span text:style-name="T35">una</text:span><text:span text:style-name="T174"> </text:span><text:span text:style-name="T35">fonte</text:span><text:span text:style-name="T174"> </text:span><text:span text:style-name="T35">di reddito sul conto (ad esempio la</text:span><text:span text:style-name="T176"> </text:span><text:span text:style-name="T35">pensione).</text:span></text:p>
        <text:p text:style-name="Text_20_body"/>
        <text:list xml:id="list153420967191004" text:continue-numbering="true" text:style-name="WWNum16">
          <text:list-item>
            <text:h text:style-name="P235" text:outline-level="3"><text:span text:style-name="T389">Cos’è il bonifico</text:span><text:span text:style-name="T428"> </text:span><text:span text:style-name="T389">bancario?</text:span></text:h>
          </text:list-item>
        </text:list>
        <text:p text:style-name="P967"><text:span text:style-name="T35">È un sistema di trasferimento di denaro dal proprio conto bancario verso un altro</text:span><text:span text:style-name="T194"> </text:span><text:span text:style-name="T35">conto</text:span><text:span text:style-name="T176"> </text:span><text:span text:style-name="T35">bancario</text:span><text:span text:style-name="T176"> </text:span><text:span text:style-name="T35">che</text:span><text:span text:style-name="T176"> </text:span><text:span text:style-name="T35">può</text:span><text:span text:style-name="T194"> </text:span><text:span text:style-name="T35">essere</text:span><text:span text:style-name="T176"> </text:span><text:span text:style-name="T35">usato</text:span><text:span text:style-name="T176"> </text:span><text:span text:style-name="T35">per</text:span><text:span text:style-name="T176"> </text:span><text:span text:style-name="T162">effettuare</text:span><text:span text:style-name="T194"> </text:span><text:span text:style-name="T35">pagamenti.</text:span><text:span text:style-name="T176"> </text:span><text:span text:style-name="T35">I</text:span><text:span text:style-name="T176"> </text:span><text:span text:style-name="T35">costi</text:span><text:span text:style-name="T176"> </text:span><text:span text:style-name="T35">della transazione variano da banca a</text:span><text:span text:style-name="T183"> </text:span><text:span text:style-name="T35">banca.</text:span></text:p>
        <text:p text:style-name="P797"/>
        <text:list xml:id="list153420175714762" text:continue-numbering="true" text:style-name="WWNum16">
          <text:list-item>
            <text:h text:style-name="P235" text:outline-level="3"><text:span text:style-name="T390">Posso </text:span><text:span text:style-name="T389">inviare del denaro al mio paese</text:span><text:span text:style-name="T406"> </text:span><text:span text:style-name="T389">d’origine?</text:span></text:h>
          </text:list-item>
        </text:list>
        <text:p text:style-name="P999"><text:span text:style-name="T35">Si,</text:span><text:span text:style-name="T203"> </text:span><text:span text:style-name="T35">questo</text:span><text:span text:style-name="T203"> </text:span><text:span text:style-name="T35">è</text:span><text:span text:style-name="T203"> </text:span><text:span text:style-name="T35">uno</text:span><text:span text:style-name="T203"> </text:span><text:span text:style-name="T35">dei</text:span><text:span text:style-name="T203"> </text:span><text:span text:style-name="T35">servizi</text:span><text:span text:style-name="T39"> </text:span><text:span text:style-name="T35">che</text:span><text:span text:style-name="T203"> </text:span><text:span text:style-name="T35">puoi</text:span><text:span text:style-name="T203"> </text:span><text:span text:style-name="T35">chiedere</text:span><text:span text:style-name="T203"> </text:span><text:span text:style-name="T35">alla</text:span><text:span text:style-name="T203"> </text:span><text:span text:style-name="T35">tua</text:span><text:span text:style-name="T39"> </text:span><text:span text:style-name="T35">banca.</text:span><text:span text:style-name="T203"> </text:span><text:span text:style-name="T35">Il</text:span><text:span text:style-name="T203"> </text:span><text:span text:style-name="T35">costo</text:span><text:span text:style-name="T203"> </text:span><text:span text:style-name="T35">di</text:span><text:span text:style-name="T203"> </text:span><text:span text:style-name="T162">questo tipo</text:span><text:span text:style-name="T196"> </text:span><text:span text:style-name="T35">di</text:span><text:span text:style-name="T196"> </text:span><text:span text:style-name="T162">servizio</text:span><text:span text:style-name="T199"> </text:span><text:span text:style-name="T162">varia</text:span><text:span text:style-name="T196"> </text:span><text:span text:style-name="T35">da</text:span><text:span text:style-name="T196"> </text:span><text:span text:style-name="T162">banca</text:span><text:span text:style-name="T199"> </text:span><text:span text:style-name="T35">a</text:span><text:span text:style-name="T196"> </text:span><text:span text:style-name="T162">banca</text:span><text:span text:style-name="T199"> </text:span><text:span text:style-name="T35">e</text:span><text:span text:style-name="T196"> </text:span><text:span text:style-name="T162">comprende</text:span><text:span text:style-name="T196"> </text:span><text:span text:style-name="T35">una</text:span><text:span text:style-name="T199"> </text:span><text:span text:style-name="T162">quota</text:span><text:span text:style-name="T196"> </text:span><text:span text:style-name="T162">fissa</text:span><text:span text:style-name="T196"> </text:span><text:span text:style-name="T35">e,</text:span><text:span text:style-name="T199"> </text:span><text:span text:style-name="T35">per</text:span><text:span text:style-name="T196"> </text:span><text:span text:style-name="T162">alcune </text:span><text:span text:style-name="T35">banche,</text:span><text:span text:style-name="T39"> </text:span><text:span text:style-name="T35">una</text:span><text:span text:style-name="T36"> </text:span><text:span text:style-name="T35">commissione</text:span><text:span text:style-name="T36"> </text:span><text:span text:style-name="T35">pari</text:span><text:span text:style-name="T36"> </text:span><text:span text:style-name="T35">ad</text:span><text:span text:style-name="T39"> </text:span><text:span text:style-name="T35">una</text:span><text:span text:style-name="T36"> </text:span><text:span text:style-name="T35">percentuale</text:span><text:span text:style-name="T36"> </text:span><text:span text:style-name="T35">del</text:span><text:span text:style-name="T36"> </text:span><text:span text:style-name="T35">denaro</text:span><text:span text:style-name="T36"> </text:span><text:span text:style-name="T35">che</text:span><text:span text:style-name="T39"> </text:span><text:span text:style-name="T35">invii.</text:span></text:p>
        <text:p text:style-name="P764"/>
        <text:list xml:id="list153420852158395" text:continue-numbering="true" text:style-name="WWNum16">
          <text:list-item>
            <text:p text:style-name="P481"><text:span text:style-name="T383">Quali </text:span><text:span text:style-name="T373">sono </text:span><text:span text:style-name="T375">i </text:span><text:span text:style-name="T383">documenti richiesti dalla banca </text:span><text:span text:style-name="T373">per </text:span><text:span text:style-name="T377">l’invio </text:span><text:span text:style-name="T375">di </text:span><text:span text:style-name="T383">denaro?</text:span><text:span text:style-name="T32"> </text:span><text:span text:style-name="T47">I</text:span><text:span text:style-name="T67"> </text:span><text:span text:style-name="T47">documenti</text:span><text:span text:style-name="T67"> </text:span><text:span text:style-name="T47">richiesti</text:span><text:span text:style-name="T67"> </text:span><text:span text:style-name="T47">variano</text:span><text:span text:style-name="T67"> </text:span><text:span text:style-name="T47">da</text:span><text:span text:style-name="T67"> </text:span><text:span text:style-name="T47">banca</text:span><text:span text:style-name="T67"> </text:span><text:span text:style-name="T47">a</text:span><text:span text:style-name="T67"> </text:span><text:span text:style-name="T47">banca,</text:span><text:span text:style-name="T72"> </text:span><text:span text:style-name="T47">ma</text:span><text:span text:style-name="T67"> </text:span><text:span text:style-name="T47">in</text:span><text:span text:style-name="T67"> </text:span><text:span text:style-name="T47">generale</text:span><text:span text:style-name="T67"> </text:span><text:span text:style-name="T47">sono</text:span><text:span text:style-name="T67"> </text:span><text:span text:style-name="T47">i</text:span><text:span text:style-name="T67"> </text:span><text:span text:style-name="T47">seguenti: permesso di</text:span><text:span text:style-name="T55"> </text:span><text:span text:style-name="T47">soggiorno,</text:span></text:p>
          </text:list-item>
        </text:list>
        <text:p text:style-name="P752"><text:span text:style-name="T35">codice fiscale,</text:span></text:p>
        <text:p text:style-name="P1259"><text:span text:style-name="T35">un</text:span><text:span text:style-name="T203"> </text:span><text:span text:style-name="T35">modulo</text:span><text:span text:style-name="T203"> </text:span><text:span text:style-name="T35">sul</text:span><text:span text:style-name="T203"> </text:span><text:span text:style-name="T35">quale</text:span><text:span text:style-name="T203"> </text:span><text:span text:style-name="T35">devi</text:span><text:span text:style-name="T203"> </text:span><text:span text:style-name="T35">indicare</text:span><text:span text:style-name="T203"> </text:span><text:span text:style-name="T35">i</text:span><text:span text:style-name="T203"> </text:span><text:span text:style-name="T35">tuoi</text:span><text:span text:style-name="T203"> </text:span><text:span text:style-name="T35">dati,</text:span><text:span text:style-name="T203"> </text:span><text:span text:style-name="T35">l’importo</text:span><text:span text:style-name="T203"> </text:span><text:span text:style-name="T35">che</text:span><text:span text:style-name="T203"> </text:span><text:span text:style-name="T35">vuoi</text:span><text:span text:style-name="T203"> </text:span><text:span text:style-name="T35">trasferire,</text:span><text:span text:style-name="T203"> </text:span><text:span text:style-name="T35">il nome e il paese dei</text:span><text:span text:style-name="T183"> </text:span><text:span text:style-name="T35">destinatari.</text:span></text:p>
        <text:p text:style-name="P763"/>
        <text:p text:style-name="P720"/>
        <text:p text:style-name="P782"/>
        <text:p text:style-name="P655"><text:span text:style-name="T339">a</text:span><text:span text:style-name="T295">s</text:span><text:span text:style-name="T340">s</text:span><text:span text:style-name="T341">o</text:span><text:span text:style-name="T295">c</text:span><text:span text:style-name="T294">i</text:span><text:span text:style-name="T301">a</text:span><text:span text:style-name="T292">z</text:span><text:span text:style-name="T342">i</text:span><text:span text:style-name="T343">o</text:span><text:span text:style-name="T294">ni</text:span><text:span text:style-name="T344">s</text:span><text:span text:style-name="T293">m</text:span><text:span text:style-name="T345">o</text:span></text:p>
      </text:section>
      <text:p text:style-name="P1261"><draw:rect text:anchor-type="char" draw:z-index="34" draw:style-name="gr9" draw:text-style-name="P1282" svg:width="9.0343in" svg:height="6.474in" svg:x="0.011in" svg:y="0.0102in"><text:p/></draw:rect><draw:rect text:anchor-type="char" draw:z-index="59" draw:style-name="gr7" draw:text-style-name="P1281" svg:width="0.0142in" svg:height="6.4961in" svg:x="4.511in" svg:y="0in"><text:p/></draw:rect></text:p>
      <text:p text:style-name="P728"/>
      <text:p text:style-name="P1016"><draw:g text:anchor-type="as-char" draw:z-index="195" draw:style-name="gr5"><draw:line draw:style-name="gr6" draw:text-style-name="P1280" svg:x1="0in" svg:y1="0in" svg:x2="3.8189in" svg:y2="0in"><text:p/></draw:line></draw:g></text:p>
      <text:p text:style-name="P766"/>
      <text:p text:style-name="P650"><text:span text:style-name="T53">La libertà di associazione è tutelata dalla legge italiana. È possibile fondare un’associazione per fini non vietati dalla legge; specificamente si può:</text:span></text:p>
      <text:list xml:id="list194503978" text:style-name="WWNum18">
        <text:list-item>
          <text:p text:style-name="P459"><text:span text:style-name="T53">costituire</text:span><text:span text:style-name="T45"> </text:span><text:span text:style-name="T53">un’associazione;</text:span></text:p>
        </text:list-item>
        <text:list-item>
          <text:p text:style-name="P458"><text:span text:style-name="T53">aderire ad</text:span><text:span text:style-name="T56"> </text:span><text:span text:style-name="T53">un’associazione;</text:span></text:p>
        </text:list-item>
        <text:list-item>
          <text:p text:style-name="P458"><text:span text:style-name="T53">non far più parte di un’associazione o non prendervi</text:span><text:span text:style-name="T129"> </text:span><text:span text:style-name="T53">parte.</text:span></text:p>
        </text:list-item>
      </text:list>
      <text:h text:style-name="P8" text:outline-level="2"><text:span text:style-name="T399">Fondare</text:span><text:span text:style-name="T418"> </text:span><text:span text:style-name="T399">un’associazione<text:tab/></text:span></text:h>
      <text:list xml:id="list153420721917911" text:continue-list="list153420852158395" text:style-name="WWNum16">
        <text:list-item>
          <text:h text:style-name="P255" text:outline-level="3"><text:span text:style-name="T389">Quali attività può svolgere</text:span><text:span text:style-name="T427"> </text:span><text:span text:style-name="T389">un’associazione?</text:span></text:h>
        </text:list-item>
      </text:list>
      <text:p text:style-name="P1030"><text:span text:style-name="T35">Qualsiasi tipo di attività non contraria alla legge penale.</text:span></text:p>
      <text:p text:style-name="P741"/>
      <text:list xml:id="list153420282908822" text:continue-numbering="true" text:style-name="WWNum16">
        <text:list-item>
          <text:h text:style-name="P253" text:outline-level="3"><text:span text:style-name="T389">Esistono incentivi per le</text:span><text:span text:style-name="T433"> </text:span><text:span text:style-name="T389">associazioni?</text:span></text:h>
        </text:list-item>
      </text:list>
      <text:p text:style-name="P1017"><text:span text:style-name="T35">L’associazionismo</text:span><text:span text:style-name="T170"> </text:span><text:span text:style-name="T35">è</text:span><text:span text:style-name="T170"> </text:span><text:span text:style-name="T35">incentivato</text:span><text:span text:style-name="T170"> </text:span><text:span text:style-name="T35">quando</text:span><text:span text:style-name="T170"> </text:span><text:span text:style-name="T35">favorisce</text:span><text:span text:style-name="T170"> </text:span><text:span text:style-name="T35">l’integrazione</text:span><text:span text:style-name="T170"> </text:span><text:span text:style-name="T35">dei</text:span><text:span text:style-name="T170"> </text:span><text:span text:style-name="T35">cittadini stranieri</text:span><text:span text:style-name="T196"> </text:span><text:span text:style-name="T35">nella</text:span><text:span text:style-name="T199"> </text:span><text:span text:style-name="T35">comunità</text:span><text:span text:style-name="T196"> </text:span><text:span text:style-name="T35">locale:</text:span><text:span text:style-name="T199"> </text:span><text:span text:style-name="T35">per</text:span><text:span text:style-name="T196"> </text:span><text:span text:style-name="T35">questo</text:span><text:span text:style-name="T199"> </text:span><text:span text:style-name="T35">e’</text:span><text:span text:style-name="T219"> </text:span><text:span text:style-name="T35">stato</text:span><text:span text:style-name="T199"> </text:span><text:span text:style-name="T35">istituito,</text:span><text:span text:style-name="T196"> </text:span><text:span text:style-name="T35">presso</text:span><text:span text:style-name="T199"> </text:span><text:span text:style-name="T35">il</text:span><text:span text:style-name="T196"> </text:span><text:span text:style-name="T35">Ministero del</text:span><text:span text:style-name="T217"> </text:span><text:span text:style-name="T35">Lavoro,</text:span><text:span text:style-name="T216"> </text:span><text:span text:style-name="T35">della</text:span><text:span text:style-name="T217"> </text:span><text:span text:style-name="T35">Salute</text:span><text:span text:style-name="T216"> </text:span><text:span text:style-name="T35">e</text:span><text:span text:style-name="T217"> </text:span><text:span text:style-name="T35">delle</text:span><text:span text:style-name="T216"> </text:span><text:span text:style-name="T35">Politiche</text:span><text:span text:style-name="T216"> </text:span><text:span text:style-name="T35">Sociali</text:span><text:span text:style-name="T217"> </text:span><text:span text:style-name="T35">–</text:span><text:span text:style-name="T216"> </text:span><text:span text:style-name="T35">Direzione</text:span><text:span text:style-name="T217"> </text:span><text:span text:style-name="T35">Generale</text:span><text:span text:style-name="T216"> </text:span><text:span text:style-name="T35">dell’Im- migrazione, il Registro Nazionale delle</text:span><text:span text:style-name="T214"> </text:span><text:span text:style-name="T35">Associazioni.</text:span></text:p>
      <text:p text:style-name="P1058"/>
      <text:list xml:id="list153421612808717" text:continue-numbering="true" text:style-name="WWNum16">
        <text:list-item>
          <text:h text:style-name="P251" text:outline-level="3"><text:span text:style-name="T389">Quali</text:span><text:span text:style-name="T413"> </text:span><text:span text:style-name="T389">requisiti</text:span><text:span text:style-name="T394"> </text:span><text:span text:style-name="T389">servono</text:span><text:span text:style-name="T394"> </text:span><text:span text:style-name="T389">per</text:span><text:span text:style-name="T394"> </text:span><text:span text:style-name="T389">l’iscrizione</text:span><text:span text:style-name="T394"> </text:span><text:span text:style-name="T389">di</text:span><text:span text:style-name="T394"> </text:span><text:span text:style-name="T389">un’associazione</text:span><text:span text:style-name="T394"> </text:span><text:span text:style-name="T389">nel registro</text:span><text:span text:style-name="T439"> </text:span><text:span text:style-name="T389">nazionale?</text:span></text:h>
        </text:list-item>
      </text:list>
      <text:p text:style-name="P1205"><text:span text:style-name="T35">Si possono iscrivere le associazioni “a carattere nazionale”, cioè quelle che svolgono attività in almeno cinque regioni e 20 province italiane.</text:span></text:p>
      <text:p text:style-name="P785"/>
      <text:list xml:id="list153422012528283" text:continue-numbering="true" text:style-name="WWNum16">
        <text:list-item>
          <text:h text:style-name="P253" text:outline-level="3"><text:span text:style-name="T389">Da chi è costituita</text:span><text:span text:style-name="T419"> </text:span><text:span text:style-name="T389">un’associazione?</text:span></text:h>
        </text:list-item>
      </text:list>
      <text:p text:style-name="P1260"><text:span text:style-name="T35">E’</text:span><text:span text:style-name="T187"> </text:span><text:span text:style-name="T35">costituita</text:span><text:span text:style-name="T36"> </text:span><text:span text:style-name="T35">da</text:span><text:span text:style-name="T36"> </text:span><text:span text:style-name="T35">un</text:span><text:span text:style-name="T39"> </text:span><text:span text:style-name="T35">insieme</text:span><text:span text:style-name="T36"> </text:span><text:span text:style-name="T35">di</text:span><text:span text:style-name="T39"> </text:span><text:span text:style-name="T35">persone</text:span><text:span text:style-name="T36"> </text:span><text:span text:style-name="T35">che</text:span><text:span text:style-name="T36"> </text:span><text:span text:style-name="T35">si</text:span><text:span text:style-name="T39"> </text:span><text:span text:style-name="T35">riuniscono</text:span><text:span text:style-name="T36"> </text:span><text:span text:style-name="T35">per</text:span><text:span text:style-name="T39"> </text:span><text:span text:style-name="T35">scopi</text:span><text:span text:style-name="T36"> </text:span><text:span text:style-name="T35">sociali,</text:span><text:span text:style-name="T36"> </text:span><text:span text:style-name="T35">cul- turali, assistenziali, ambientali,</text:span><text:span text:style-name="T166"> </text:span><text:span text:style-name="T35">ecc.</text:span></text:p>
      <text:p text:style-name="P785"/>
      <text:p text:style-name="P1027"><text:span text:style-name="T38">ATTEnzIonE: </text:span><text:span text:style-name="T35">Non esiste un limite minimo di persone che possono formare un’associazione, possono essere anche due. Le attività commerciali sono re- golamentate.</text:span></text:p>
      <text:p text:style-name="P1058"/>
      <text:list xml:id="list153421296330237" text:continue-numbering="true" text:style-name="WWNum16">
        <text:list-item>
          <text:h text:style-name="P274" text:outline-level="3"><text:span text:style-name="T389">Quali sono gli elementi necessari per costruire un’associa- zione?</text:span></text:h>
        </text:list-item>
      </text:list>
      <text:p text:style-name="P1032"><text:span text:style-name="T35">Ogni gruppo tende a darsi delle regole che ne disciplinano l’attività.</text:span></text:p>
      <text:p text:style-name="P1206"><text:span text:style-name="T35">La</text:span><text:span text:style-name="T183"> </text:span><text:span text:style-name="T162">costituzione</text:span><text:span text:style-name="T183"> </text:span><text:span text:style-name="T35">di</text:span><text:span text:style-name="T183"> </text:span><text:span text:style-name="T162">un’associazione</text:span><text:span text:style-name="T183"> </text:span><text:span text:style-name="T35">può</text:span><text:span text:style-name="T183"> </text:span><text:span text:style-name="T162">avvenire</text:span><text:span text:style-name="T183"> </text:span><text:span text:style-name="T35">sia</text:span><text:span text:style-name="T183"> </text:span><text:span text:style-name="T35">in</text:span><text:span text:style-name="T183"> </text:span><text:span text:style-name="T162">forma</text:span><text:span text:style-name="T183"> </text:span><text:span text:style-name="T162">scritta</text:span><text:span text:style-name="T196"> </text:span><text:span text:style-name="T35">sia</text:span><text:span text:style-name="T183"> </text:span><text:span text:style-name="T35">in</text:span><text:span text:style-name="T183"> </text:span><text:span text:style-name="T162">forma </text:span><text:span text:style-name="T35">di accordo</text:span><text:span text:style-name="T39"> </text:span><text:span text:style-name="T35">orale.</text:span></text:p>
      <text:p text:style-name="P890"/>
      <text:p text:style-name="P631"/>
      <text:p text:style-name="P1262"/>
      <text:p text:style-name="P728"/>
      <text:p text:style-name="P660"><draw:g text:anchor-type="as-char" draw:z-index="196" draw:style-name="gr5"><draw:line draw:style-name="gr6" draw:text-style-name="P1280" svg:x1="0in" svg:y1="0in" svg:x2="3.8228in" svg:y2="0in"><text:p/></draw:line></draw:g><text:span text:style-name="T483"><text:tab/></text:span><draw:g text:anchor-type="as-char" draw:z-index="197" draw:style-name="gr5"><draw:line draw:style-name="gr6" draw:text-style-name="P1280" svg:x1="0in" svg:y1="0in" svg:x2="3.8189in" svg:y2="0in"><text:p/></draw:line></draw:g></text:p>
      <text:p text:style-name="P766"/>
      <text:section text:style-name="Sect23" text:name="Section140">
        <text:p text:style-name="P952"><text:span text:style-name="T35">Solo</text:span><text:span text:style-name="T166"> </text:span><text:span text:style-name="T35">le</text:span><text:span text:style-name="T170"> </text:span><text:span text:style-name="T35">associazioni</text:span><text:span text:style-name="T170"> </text:span><text:span text:style-name="T35">costituite</text:span><text:span text:style-name="T170"> </text:span><text:span text:style-name="T35">in</text:span><text:span text:style-name="T170"> </text:span><text:span text:style-name="T35">forma</text:span><text:span text:style-name="T170"> </text:span><text:span text:style-name="T35">scritta</text:span><text:span text:style-name="T170"> </text:span><text:span text:style-name="T35">potranno</text:span><text:span text:style-name="T170"> </text:span><text:span text:style-name="T35">svolgere</text:span><text:span text:style-name="T170"> </text:span><text:span text:style-name="T35">attività</text:span><text:span text:style-name="T170"> </text:span><text:span text:style-name="T35">a</text:span><text:span text:style-name="T170"> </text:span><text:span text:style-name="T35">pa- </text:span><text:span text:style-name="T162">gamento,</text:span><text:span text:style-name="T180"> </text:span><text:span text:style-name="T162">accedere</text:span><text:span text:style-name="T180"> </text:span><text:span text:style-name="T162">alle</text:span><text:span text:style-name="T166"> </text:span><text:span text:style-name="T162">agevolazioni</text:span><text:span text:style-name="T180"> </text:span><text:span text:style-name="T35">e/o</text:span><text:span text:style-name="T166"> </text:span><text:span text:style-name="T162">contributi</text:span><text:span text:style-name="T180"> </text:span><text:span text:style-name="T162">pubblici,</text:span><text:span text:style-name="T166"> </text:span><text:span text:style-name="T162">iscriversi</text:span><text:span text:style-name="T180"> </text:span><text:span text:style-name="T35">ai</text:span><text:span text:style-name="T180"> </text:span><text:span text:style-name="T162">registri </text:span><text:span text:style-name="T35">delle</text:span><text:span text:style-name="T180"> </text:span><text:span text:style-name="T35">Organizzazioni</text:span><text:span text:style-name="T166"> </text:span><text:span text:style-name="T35">di</text:span><text:span text:style-name="T183"> </text:span><text:span text:style-name="T162">Volontariato,</text:span><text:span text:style-name="T166"> </text:span><text:span text:style-name="T35">ecc.</text:span><text:span text:style-name="T180"> </text:span><text:span text:style-name="T35">Inoltre,</text:span><text:span text:style-name="T166"> </text:span><text:span text:style-name="T35">se</text:span><text:span text:style-name="T180"> </text:span><text:span text:style-name="T35">la</text:span><text:span text:style-name="T166"> </text:span><text:span text:style-name="T35">costituzione</text:span><text:span text:style-name="T180"> </text:span><text:span text:style-name="T35">dell’asso- ciazione</text:span><text:span text:style-name="T174"> </text:span><text:span text:style-name="T35">è</text:span><text:span text:style-name="T174"> </text:span><text:span text:style-name="T35">redatta</text:span><text:span text:style-name="T183"> </text:span><text:span text:style-name="T35">nella</text:span><text:span text:style-name="T174"> </text:span><text:span text:style-name="T35">forma</text:span><text:span text:style-name="T183"> </text:span><text:span text:style-name="T35">di</text:span><text:span text:style-name="T174"> </text:span><text:span text:style-name="T35">atto</text:span><text:span text:style-name="T183"> </text:span><text:span text:style-name="T35">pubblico</text:span><text:span text:style-name="T174"> </text:span><text:span text:style-name="T35">e/o</text:span><text:span text:style-name="T174"> </text:span><text:span text:style-name="T35">della</text:span><text:span text:style-name="T183"> </text:span><text:span text:style-name="T35">scrittura</text:span><text:span text:style-name="T174"> </text:span><text:span text:style-name="T35">privata</text:span><text:span text:style-name="T183"> </text:span><text:span text:style-name="T35">auten- ticata</text:span><text:span text:style-name="T39"> </text:span><text:span text:style-name="T35">e/o</text:span><text:span text:style-name="T36"> </text:span><text:span text:style-name="T35">registrata,</text:span><text:span text:style-name="T36"> </text:span><text:span text:style-name="T35">si</text:span><text:span text:style-name="T39"> </text:span><text:span text:style-name="T35">possono</text:span><text:span text:style-name="T36"> </text:span><text:span text:style-name="T35">ottenere</text:span><text:span text:style-name="T36"> </text:span><text:span text:style-name="T35">molti</text:span><text:span text:style-name="T36"> </text:span><text:span text:style-name="T35">vantaggi</text:span><text:span text:style-name="T39"> </text:span><text:span text:style-name="T35">di</text:span><text:span text:style-name="T36"> </text:span><text:span text:style-name="T35">tipo</text:span><text:span text:style-name="T36"> </text:span><text:span text:style-name="T35">fiscale.</text:span></text:p>
        <text:p text:style-name="P718"/>
        <text:list xml:id="list153421245030626" text:continue-numbering="true" text:style-name="WWNum16">
          <text:list-item>
            <text:h text:style-name="P227" text:outline-level="3"><text:span text:style-name="T389">Come</text:span><text:span text:style-name="T427"> </text:span><text:span text:style-name="T389">si</text:span><text:span text:style-name="T433"> </text:span><text:span text:style-name="T389">costituisce</text:span><text:span text:style-name="T433"> </text:span><text:span text:style-name="T389">un’associazione</text:span><text:span text:style-name="T433"> </text:span><text:span text:style-name="T389">in</text:span><text:span text:style-name="T433"> </text:span><text:span text:style-name="T389">forma</text:span><text:span text:style-name="T427"> </text:span><text:span text:style-name="T389">scritta?</text:span></text:h>
          </text:list-item>
        </text:list>
        <text:p text:style-name="P826"><text:span text:style-name="T35">Bisogna scrivere un Contratto di Associazione.</text:span></text:p>
        <text:p text:style-name="P1263"><text:span text:style-name="T35">Il</text:span><text:span text:style-name="T203"> </text:span><text:span text:style-name="T35">Contratto</text:span><text:span text:style-name="T39"> </text:span><text:span text:style-name="T35">di</text:span><text:span text:style-name="T173"> </text:span><text:span text:style-name="T35">Associazione</text:span><text:span text:style-name="T39"> </text:span><text:span text:style-name="T35">è</text:span><text:span text:style-name="T39"> </text:span><text:span text:style-name="T35">composto</text:span><text:span text:style-name="T39"> </text:span><text:span text:style-name="T35">di</text:span><text:span text:style-name="T39"> </text:span><text:span text:style-name="T35">2</text:span><text:span text:style-name="T39"> </text:span><text:span text:style-name="T35">documenti</text:span><text:span text:style-name="T39"> </text:span><text:span text:style-name="T35">che</text:span><text:span text:style-name="T39"> </text:span><text:span text:style-name="T35">formano</text:span><text:span text:style-name="T39"> </text:span><text:span text:style-name="T35">però</text:span><text:span text:style-name="T39"> </text:span><text:span text:style-name="T35">un atto unitario, e</text:span><text:span text:style-name="T170"> </text:span><text:span text:style-name="T35">sono:</text:span></text:p>
        <text:list xml:id="list2748586678" text:style-name="WWNum19">
          <text:list-header>
            <text:p text:style-name="P312"><text:span text:style-name="T47">lo</text:span><text:span text:style-name="T43"> </text:span><text:span text:style-name="T47">Statuto;</text:span></text:p>
          </text:list-header>
          <text:list-item>
            <text:p text:style-name="P302"><text:span text:style-name="T47">l’Atto</text:span><text:span text:style-name="T43"> </text:span><text:span text:style-name="T47">Costitutivo.</text:span></text:p>
          </text:list-item>
        </text:list>
        <text:p text:style-name="P741"/>
        <text:list xml:id="list153421902340338" text:continue-list="list153421245030626" text:style-name="WWNum16">
          <text:list-item>
            <text:h text:style-name="P227" text:outline-level="3"><text:span text:style-name="T389">Cos’è lo</text:span><text:span text:style-name="T390"> </text:span><text:span text:style-name="T389">statuto?</text:span></text:h>
          </text:list-item>
        </text:list>
        <text:p text:style-name="P947"><text:span text:style-name="T35">È il documento che regola la vita associativa, specificando il fine sociale, le regole</text:span><text:span text:style-name="T166"> </text:span><text:span text:style-name="T35">per</text:span><text:span text:style-name="T170"> </text:span><text:span text:style-name="T35">la</text:span><text:span text:style-name="T170"> </text:span><text:span text:style-name="T35">formazione</text:span><text:span text:style-name="T170"> </text:span><text:span text:style-name="T35">degli</text:span><text:span text:style-name="T170"> </text:span><text:span text:style-name="T35">organi</text:span><text:span text:style-name="T170"> </text:span><text:span text:style-name="T35">collegiali,</text:span><text:span text:style-name="T170"> </text:span><text:span text:style-name="T35">per</text:span><text:span text:style-name="T170"> </text:span><text:span text:style-name="T35">l’elezione</text:span><text:span text:style-name="T170"> </text:span><text:span text:style-name="T35">del</text:span><text:span text:style-name="T170"> </text:span><text:span text:style-name="T35">presidente, per</text:span><text:span text:style-name="T39"> </text:span><text:span text:style-name="T35">la</text:span><text:span text:style-name="T36"> </text:span><text:span text:style-name="T35">regolarità</text:span><text:span text:style-name="T36"> </text:span><text:span text:style-name="T35">delle</text:span><text:span text:style-name="T39"> </text:span><text:span text:style-name="T35">assemblee</text:span><text:span text:style-name="T36"> </text:span><text:span text:style-name="T35">dei</text:span><text:span text:style-name="T36"> </text:span><text:span text:style-name="T35">soci,</text:span><text:span text:style-name="T39"> </text:span><text:span text:style-name="T35">per</text:span><text:span text:style-name="T36"> </text:span><text:span text:style-name="T35">la</text:span><text:span text:style-name="T36"> </text:span><text:span text:style-name="T35">redazione</text:span><text:span text:style-name="T36"> </text:span><text:span text:style-name="T35">del</text:span><text:span text:style-name="T39"> </text:span><text:span text:style-name="T35">bilancio.</text:span></text:p>
        <text:p text:style-name="P785"/>
        <text:list xml:id="list153421734867939" text:continue-numbering="true" text:style-name="WWNum16">
          <text:list-item>
            <text:h text:style-name="P267" text:outline-level="3"><text:span text:style-name="T389">Cos’è l’atto</text:span><text:span text:style-name="T390"> </text:span><text:span text:style-name="T389">costitutivo?</text:span></text:h>
          </text:list-item>
        </text:list>
        <text:p text:style-name="P1073"><text:span text:style-name="T35">E’</text:span><text:span text:style-name="T216"> </text:span><text:span text:style-name="T35">il</text:span><text:span text:style-name="T203"> </text:span><text:span text:style-name="T35">documento</text:span><text:span text:style-name="T203"> </text:span><text:span text:style-name="T35">che</text:span><text:span text:style-name="T203"> </text:span><text:span text:style-name="T35">attesta</text:span><text:span text:style-name="T170"> </text:span><text:span text:style-name="T35">la</text:span><text:span text:style-name="T203"> </text:span><text:span text:style-name="T35">nascita</text:span><text:span text:style-name="T203"> </text:span><text:span text:style-name="T35">di</text:span><text:span text:style-name="T203"> </text:span><text:span text:style-name="T35">un’associazione</text:span><text:span text:style-name="T203"> </text:span><text:span text:style-name="T35">e</text:span><text:span text:style-name="T203"> </text:span><text:span text:style-name="T35">ne</text:span><text:span text:style-name="T203"> </text:span><text:span text:style-name="T35">definisce</text:span><text:span text:style-name="T203"> </text:span><text:span text:style-name="T35">i</text:span><text:span text:style-name="T203"> </text:span><text:span text:style-name="T35">“dati anagrafici”,</text:span><text:span text:style-name="T36"> </text:span><text:span text:style-name="T35">indicando:</text:span><text:span text:style-name="T36"> </text:span><text:span text:style-name="T35">la</text:span><text:span text:style-name="T162"> </text:span><text:span text:style-name="T35">sede</text:span><text:span text:style-name="T36"> </text:span><text:span text:style-name="T35">sociale,</text:span><text:span text:style-name="T36"> </text:span><text:span text:style-name="T35">i</text:span><text:span text:style-name="T162"> </text:span><text:span text:style-name="T35">soci</text:span><text:span text:style-name="T36"> </text:span><text:span text:style-name="T35">fondatori,</text:span><text:span text:style-name="T162"> </text:span><text:span text:style-name="T35">la</text:span><text:span text:style-name="T36"> </text:span><text:span text:style-name="T35">data</text:span><text:span text:style-name="T36"> </text:span><text:span text:style-name="T35">di</text:span><text:span text:style-name="T162"> </text:span><text:span text:style-name="T35">nascita</text:span><text:span text:style-name="T36"> </text:span><text:span text:style-name="T35">del- l’associazione.</text:span></text:p>
        <text:p text:style-name="P1214"><text:span text:style-name="T35">Deve essere firmato dai soci fondatori, che dichiarano di associarsi per perseguire un fine legale.</text:span></text:p>
        <text:p text:style-name="P785"/>
        <text:list xml:id="list153420680007837" text:continue-numbering="true" text:style-name="WWNum16">
          <text:list-item>
            <text:h text:style-name="P235" text:outline-level="3"><text:span text:style-name="T389">Cosa ci deve essere scritto nello</text:span><text:span text:style-name="T408"> </text:span><text:span text:style-name="T389">statuto?</text:span></text:h>
          </text:list-item>
        </text:list>
        <text:list xml:id="list153422277188309" text:continue-list="list2748586678" text:style-name="WWNum19">
          <text:list-item>
            <text:p text:style-name="P332"><text:span text:style-name="T47">Nome e sede</text:span><text:span text:style-name="T110"> </text:span><text:span text:style-name="T47">dell’associazione;</text:span></text:p>
          </text:list-item>
          <text:list-item>
            <text:p text:style-name="P324"><text:span text:style-name="T47">specificare se c’è o no scopo di</text:span><text:span text:style-name="T113"> </text:span><text:span text:style-name="T47">lucro;</text:span></text:p>
          </text:list-item>
          <text:list-item>
            <text:p text:style-name="P324"><text:span text:style-name="T47">oggetto sociale, di natura mutualistica o</text:span><text:span text:style-name="T121"> </text:span><text:span text:style-name="T47">solidaristica;</text:span></text:p>
          </text:list-item>
          <text:list-item>
            <text:p text:style-name="P498"><text:span text:style-name="T47">requisiti per l’ammissione degli</text:span><text:span text:style-name="T72"> </text:span><text:span text:style-name="T47">associati;</text:span></text:p>
          </text:list-item>
          <text:list-item>
            <text:p text:style-name="P498"><text:span text:style-name="T47">norme di comportamento degli</text:span><text:span text:style-name="T77"> </text:span><text:span text:style-name="T47">associati;</text:span></text:p>
          </text:list-item>
          <text:list-item>
            <text:p text:style-name="P419"><text:span text:style-name="T47">indicazione del patrimonio e delle</text:span><text:span text:style-name="T85"> </text:span><text:span text:style-name="T47">entrate;</text:span></text:p>
          </text:list-item>
          <text:list-item>
            <text:p text:style-name="P419"><text:span text:style-name="T47">organi associativi (consiglio direttivo,</text:span><text:span text:style-name="T67"> </text:span><text:span text:style-name="T47">assemblea);</text:span></text:p>
          </text:list-item>
          <text:list-item>
            <text:p text:style-name="P544"><text:span text:style-name="T47">norme di funzionamento degli organi associativi: in particolare, per il </text:span><text:span text:style-name="T43">con- </text:span><text:span text:style-name="T47">siglio</text:span><text:span text:style-name="T147"> </text:span><text:span text:style-name="T47">direttivo</text:span><text:span text:style-name="T147"> </text:span><text:span text:style-name="T47">e</text:span><text:span text:style-name="T148"> </text:span><text:span text:style-name="T47">l’assemblea,</text:span><text:span text:style-name="T147"> </text:span><text:span text:style-name="T47">le</text:span><text:span text:style-name="T148"> </text:span><text:span text:style-name="T47">modalità</text:span><text:span text:style-name="T147"> </text:span><text:span text:style-name="T47">di</text:span><text:span text:style-name="T148"> </text:span><text:span text:style-name="T47">convocazione,</text:span><text:span text:style-name="T147"> </text:span><text:span text:style-name="T47">costituzione</text:span></text:p>
          </text:list-item>
        </text:list>
        <text:p text:style-name="P1264"><text:span text:style-name="T35">e deliberazione;</text:span></text:p>
        <text:list xml:id="list153421898751252" text:continue-numbering="true" text:style-name="WWNum19">
          <text:list-item>
            <text:p text:style-name="P419"><text:span text:style-name="T47">durata</text:span><text:span text:style-name="T55"> </text:span><text:span text:style-name="T47">dell’esercizio</text:span><text:span text:style-name="T48"> </text:span><text:span text:style-name="T47">sociale,</text:span><text:span text:style-name="T48"> </text:span><text:span text:style-name="T47">e</text:span><text:span text:style-name="T48"> </text:span><text:span text:style-name="T47">termini</text:span><text:span text:style-name="T55"> </text:span><text:span text:style-name="T47">di</text:span><text:span text:style-name="T48"> </text:span><text:span text:style-name="T47">rendicontazione</text:span><text:span text:style-name="T48"> </text:span><text:span text:style-name="T47">del</text:span><text:span text:style-name="T48"> </text:span><text:span text:style-name="T47">medesimo;</text:span></text:p>
          </text:list-item>
          <text:list-item>
            <text:p text:style-name="P419"><text:span text:style-name="T47">modalità di scioglimento</text:span><text:span text:style-name="T117"> </text:span><text:span text:style-name="T47">dell’associazione.</text:span></text:p>
          </text:list-item>
        </text:list>
        <text:p text:style-name="P727"/>
        <text:list xml:id="list153421971817286" text:continue-list="list153420680007837" text:style-name="WWNum16">
          <text:list-item>
            <text:p text:style-name="P396"><text:span text:style-name="T347">Quando si tratta di atto pubblico e quando di atto privato?</text:span><text:span text:style-name="T27"> </text:span><text:span text:style-name="T47">Se</text:span><text:span text:style-name="T43"> </text:span><text:span text:style-name="T47">il</text:span><text:span text:style-name="T60"> </text:span><text:span text:style-name="T47">documento</text:span><text:span text:style-name="T43"> </text:span><text:span text:style-name="T47">viene</text:span><text:span text:style-name="T60"> </text:span><text:span text:style-name="T47">redatto</text:span><text:span text:style-name="T60"> </text:span><text:span text:style-name="T47">con</text:span><text:span text:style-name="T43"> </text:span><text:span text:style-name="T47">la</text:span><text:span text:style-name="T60"> </text:span><text:span text:style-name="T47">supervisione</text:span><text:span text:style-name="T60"> </text:span><text:span text:style-name="T47">di</text:span><text:span text:style-name="T43"> </text:span><text:span text:style-name="T47">un</text:span><text:span text:style-name="T60"> </text:span><text:span text:style-name="T47">notaio</text:span><text:span text:style-name="T60"> </text:span><text:span text:style-name="T47">ed</text:span><text:span text:style-name="T43"> </text:span><text:span text:style-name="T47">è</text:span><text:span text:style-name="T60"> </text:span><text:span text:style-name="T47">da</text:span><text:span text:style-name="T60"> </text:span><text:span text:style-name="T47">questi registrato</text:span><text:span text:style-name="T55"> </text:span><text:span text:style-name="T47">presso</text:span><text:span text:style-name="T48"> </text:span><text:span text:style-name="T47">l’Ufficio</text:span><text:span text:style-name="T55"> </text:span><text:span text:style-name="T47">del</text:span><text:span text:style-name="T48"> </text:span><text:span text:style-name="T47">Registro,</text:span><text:span text:style-name="T48"> </text:span><text:span text:style-name="T47">viene</text:span><text:span text:style-name="T55"> </text:span><text:span text:style-name="T47">detto</text:span><text:span text:style-name="T48"> </text:span><text:span text:style-name="T47">atto</text:span><text:span text:style-name="T55"> </text:span><text:span text:style-name="T47">pubblico;</text:span><text:span text:style-name="T48"> </text:span><text:span text:style-name="T47">se</text:span><text:span text:style-name="T48"> </text:span><text:span text:style-name="T47">invece</text:span><text:span text:style-name="T55"> </text:span><text:span text:style-name="T47">è redatto dai soci è un atto privato, che può essere registrato o meno e le cui firme possono essere eventualmente autenticate da un</text:span><text:span text:style-name="T132"> </text:span><text:span text:style-name="T47">notaio.</text:span></text:p>
          </text:list-item>
        </text:list>
        <text:p text:style-name="P773"/>
        <text:list xml:id="list153421082740632" text:continue-numbering="true" text:style-name="WWNum16">
          <text:list-item>
            <text:h text:style-name="P80" text:outline-level="3"><text:span text:style-name="T389">Che vantaggi offre la scrittura pubblica rispetto a quella</text:span><text:span text:style-name="T424"> </text:span><text:span text:style-name="T389">pri- vata?</text:span></text:h>
          </text:list-item>
        </text:list>
        <text:p text:style-name="P853"><text:span text:style-name="T35">La</text:span><text:span text:style-name="T194"> </text:span><text:span text:style-name="T162">differenza</text:span><text:span text:style-name="T194"> </text:span><text:span text:style-name="T35">sostanziale</text:span><text:span text:style-name="T194"> </text:span><text:span text:style-name="T35">sta</text:span><text:span text:style-name="T194"> </text:span><text:span text:style-name="T35">nel</text:span><text:span text:style-name="T176"> </text:span><text:span text:style-name="T35">fatto</text:span><text:span text:style-name="T194"> </text:span><text:span text:style-name="T35">che</text:span><text:span text:style-name="T194"> </text:span><text:span text:style-name="T35">solo</text:span><text:span text:style-name="T194"> </text:span><text:span text:style-name="T35">con</text:span><text:span text:style-name="T194"> </text:span><text:span text:style-name="T35">un</text:span><text:span text:style-name="T176"> </text:span><text:span text:style-name="T35">atto</text:span><text:span text:style-name="T194"> </text:span><text:span text:style-name="T35">pubblico</text:span><text:span text:style-name="T194"> </text:span><text:span text:style-name="T35">è</text:span><text:span text:style-name="T194"> </text:span><text:span text:style-name="T35">possibile, in</text:span><text:span text:style-name="T174"> </text:span><text:span text:style-name="T35">futuro,</text:span><text:span text:style-name="T174"> </text:span><text:span text:style-name="T35">chiedere</text:span><text:span text:style-name="T174"> </text:span><text:span text:style-name="T35">il</text:span><text:span text:style-name="T183"> </text:span><text:span text:style-name="T35">riconoscimento</text:span><text:span text:style-name="T174"> </text:span><text:span text:style-name="T35">dell’associazione</text:span><text:span text:style-name="T174"> </text:span><text:span text:style-name="T35">e</text:span><text:span text:style-name="T183"> </text:span><text:span text:style-name="T35">diventare</text:span><text:span text:style-name="T174"> </text:span><text:span text:style-name="T35">quindi</text:span><text:span text:style-name="T174"> </text:span><text:span text:style-name="T35">Per- sona</text:span><text:span text:style-name="T162"> </text:span><text:span text:style-name="T35">Giuridica.</text:span></text:p>
        <text:p text:style-name="P785"/>
        <text:list xml:id="list153421158335504" text:continue-numbering="true" text:style-name="WWNum16">
          <text:list-item>
            <text:h text:style-name="P243" text:outline-level="3"><text:span text:style-name="T389">Quali sono le associazioni</text:span><text:span text:style-name="T433"> </text:span><text:span text:style-name="T389">riconosciute?</text:span></text:h>
          </text:list-item>
        </text:list>
        <text:p text:style-name="P863"><text:span text:style-name="T35">Quelle</text:span><text:span text:style-name="T176"> </text:span><text:span text:style-name="T35">che</text:span><text:span text:style-name="T176"> </text:span><text:span text:style-name="T35">hanno</text:span><text:span text:style-name="T173"> </text:span><text:span text:style-name="T35">un</text:span><text:span text:style-name="T176"> </text:span><text:span text:style-name="T35">“decreto”</text:span><text:span text:style-name="T173"> </text:span><text:span text:style-name="T35">di</text:span><text:span text:style-name="T176"> </text:span><text:span text:style-name="T35">riconoscimento</text:span><text:span text:style-name="T173"> </text:span><text:span text:style-name="T35">-</text:span><text:span text:style-name="T176"> </text:span><text:span text:style-name="T35">che</text:span><text:span text:style-name="T173"> </text:span><text:span text:style-name="T35">è</text:span><text:span text:style-name="T176"> </text:span><text:span text:style-name="T35">un</text:span><text:span text:style-name="T173"> </text:span><text:span text:style-name="T35">atto</text:span><text:span text:style-name="T176"> </text:span><text:span text:style-name="T162">ufficiale</text:span><text:span text:style-name="T173"> </text:span><text:span text:style-name="T35">dello Stato</text:span><text:span text:style-name="T180"> </text:span><text:span text:style-name="T35">-</text:span><text:span text:style-name="T166"> </text:span><text:span text:style-name="T35">che</text:span><text:span text:style-name="T180"> </text:span><text:span text:style-name="T35">serve</text:span><text:span text:style-name="T166"> </text:span><text:span text:style-name="T35">per</text:span><text:span text:style-name="T180"> </text:span><text:span text:style-name="T35">dotare</text:span><text:span text:style-name="T166"> </text:span><text:span text:style-name="T35">l’associazione</text:span><text:span text:style-name="T166"> </text:span><text:span text:style-name="T35">di</text:span><text:span text:style-name="T180"> </text:span><text:span text:style-name="T35">autonomia</text:span><text:span text:style-name="T166"> </text:span><text:span text:style-name="T35">patrimoniale.</text:span><text:span text:style-name="T180"> </text:span><text:span text:style-name="T35">Questo </text:span><text:span text:style-name="T162">significa</text:span><text:span text:style-name="T196"> </text:span><text:span text:style-name="T35">che</text:span><text:span text:style-name="T199"> </text:span><text:span text:style-name="T162">l’associazione</text:span><text:span text:style-name="T199"> </text:span><text:span text:style-name="T35">può</text:span><text:span text:style-name="T196"> </text:span><text:span text:style-name="T162">rispondere</text:span><text:span text:style-name="T199"> </text:span><text:span text:style-name="T162">autonomamente</text:span><text:span text:style-name="T199"> </text:span><text:span text:style-name="T162">delle</text:span><text:span text:style-name="T199"> </text:span><text:span text:style-name="T162">responsabilità </text:span><text:span text:style-name="T35">assunte per suo conto, ovvero è una Persona</text:span><text:span text:style-name="T219"> </text:span><text:span text:style-name="T35">Giuridica.</text:span></text:p>
        <text:p text:style-name="P718"/>
        <text:list xml:id="list153420833788480" text:continue-numbering="true" text:style-name="WWNum16">
          <text:list-item>
            <text:h text:style-name="P243" text:outline-level="3"><text:span text:style-name="T389">Quali sono le associazioni non</text:span><text:span text:style-name="T423"> </text:span><text:span text:style-name="T389">riconosciute?</text:span></text:h>
          </text:list-item>
        </text:list>
        <text:p text:style-name="P863"><text:span text:style-name="T35">Sono</text:span><text:span text:style-name="T166"> </text:span><text:span text:style-name="T35">quelle</text:span><text:span text:style-name="T170"> </text:span><text:span text:style-name="T35">che</text:span><text:span text:style-name="T170"> </text:span><text:span text:style-name="T35">non</text:span><text:span text:style-name="T170"> </text:span><text:span text:style-name="T35">godono</text:span><text:span text:style-name="T170"> </text:span><text:span text:style-name="T35">di</text:span><text:span text:style-name="T166"> </text:span><text:span text:style-name="T35">autonomia</text:span><text:span text:style-name="T170"> </text:span><text:span text:style-name="T35">patrimoniale</text:span><text:span text:style-name="T170"> </text:span><text:span text:style-name="T35">e</text:span><text:span text:style-name="T170"> </text:span><text:span text:style-name="T35">responsabilità</text:span><text:span text:style-name="T170"> </text:span><text:span text:style-name="T35">limi- tata;</text:span><text:span text:style-name="T196"> </text:span><text:span text:style-name="T35">quindi</text:span><text:span text:style-name="T199"> </text:span><text:span text:style-name="T35">se</text:span><text:span text:style-name="T196"> </text:span><text:span text:style-name="T35">il</text:span><text:span text:style-name="T199"> </text:span><text:span text:style-name="T35">patrimonio</text:span><text:span text:style-name="T196"> </text:span><text:span text:style-name="T35">dell’associazione</text:span><text:span text:style-name="T199"> </text:span><text:span text:style-name="T35">non</text:span><text:span text:style-name="T196"> </text:span><text:span text:style-name="T35">è</text:span><text:span text:style-name="T199"> </text:span><text:span text:style-name="T35">sufficiente</text:span><text:span text:style-name="T199"> </text:span><text:span text:style-name="T35">a</text:span><text:span text:style-name="T196"> </text:span><text:span text:style-name="T35">soddisfare</text:span><text:span text:style-name="T199"> </text:span><text:span text:style-name="T35">le obbligazioni</text:span><text:span text:style-name="T39"> </text:span><text:span text:style-name="T35">assunte,</text:span><text:span text:style-name="T39"> </text:span><text:span text:style-name="T35">per</text:span><text:span text:style-name="T39"> </text:span><text:span text:style-name="T35">la</text:span><text:span text:style-name="T39"> </text:span><text:span text:style-name="T35">differenza</text:span><text:span text:style-name="T36"> </text:span><text:span text:style-name="T35">risponderanno,</text:span><text:span text:style-name="T39"> </text:span><text:span text:style-name="T35">con</text:span><text:span text:style-name="T39"> </text:span><text:span text:style-name="T35">il</text:span><text:span text:style-name="T39"> </text:span><text:span text:style-name="T35">loro</text:span><text:span text:style-name="T39"> </text:span><text:span text:style-name="T35">patrimonio, le persone fisiche che ne fanno</text:span><text:span text:style-name="T176"> </text:span><text:span text:style-name="T35">parte.</text:span></text:p>
        <text:p text:style-name="P1058"/>
        <text:list xml:id="list153421657264766" text:continue-numbering="true" text:style-name="WWNum16">
          <text:list-item>
            <text:p text:style-name="P396"><text:span text:style-name="T347">Qual è la procedura di riconoscimento delle associazioni?</text:span><text:span text:style-name="T27"> </text:span><text:span text:style-name="T47">Gli</text:span><text:span text:style-name="T100"> </text:span><text:span text:style-name="T47">interessati</text:span><text:span text:style-name="T85"> </text:span><text:span text:style-name="T47">devono</text:span><text:span text:style-name="T100"> </text:span><text:span text:style-name="T47">presentare,</text:span><text:span text:style-name="T85"> </text:span><text:span text:style-name="T47">alla</text:span><text:span text:style-name="T85"> </text:span><text:span text:style-name="T47">Prefettura</text:span><text:span text:style-name="T100"> </text:span><text:span text:style-name="T47">nella</text:span><text:span text:style-name="T85"> </text:span><text:span text:style-name="T47">cui</text:span><text:span text:style-name="T85"> </text:span><text:span text:style-name="T47">provincia</text:span><text:span text:style-name="T100"> </text:span><text:span text:style-name="T47">è</text:span><text:span text:style-name="T85"> </text:span><text:span text:style-name="T47">stabilita la sede dell’ente, una domanda sottoscritta dal fondatore, con allegato </text:span><text:span text:style-name="T43">l’atto </text:span><text:span text:style-name="T47">costitutivo.</text:span></text:p>
          </text:list-item>
        </text:list>
        <text:p text:style-name="P1265"><text:span text:style-name="T35">La consistenza del patrimonio deve essere dimostrata dalla documentazione allegata alla domanda.</text:span></text:p>
      </text:section>
      <text:p text:style-name="P1266"/>
      <text:p text:style-name="P728"/>
      <text:p text:style-name="P660"><draw:g text:anchor-type="as-char" draw:z-index="198" draw:style-name="gr5"><draw:line draw:style-name="gr6" draw:text-style-name="P1280" svg:x1="0in" svg:y1="0in" svg:x2="3.8228in" svg:y2="0in"><text:p/></draw:line></draw:g><text:span text:style-name="T483"><text:tab/></text:span><draw:g text:anchor-type="as-char" draw:z-index="199" draw:style-name="gr5"><draw:line draw:style-name="gr6" draw:text-style-name="P1280" svg:x1="0in" svg:y1="0in" svg:x2="3.8189in" svg:y2="0in"><text:p/></draw:line></draw:g></text:p>
      <text:p text:style-name="P800"/>
      <text:section text:style-name="Sect18" text:name="Section142">
        <text:list xml:id="list153420987951968" text:continue-numbering="true" text:style-name="WWNum16">
          <text:list-item>
            <text:p text:style-name="P627"><text:span text:style-name="T347">Quanto</text:span><text:span text:style-name="T355"> </text:span><text:span text:style-name="T347">tempo</text:span><text:span text:style-name="T355"> </text:span><text:span text:style-name="T347">ci</text:span><text:span text:style-name="T355"> </text:span><text:span text:style-name="T347">vuole</text:span><text:span text:style-name="T355"> </text:span><text:span text:style-name="T347">per</text:span><text:span text:style-name="T355"> </text:span><text:span text:style-name="T347">far</text:span><text:span text:style-name="T355"> </text:span><text:span text:style-name="T347">riconoscere</text:span><text:span text:style-name="T355"> </text:span><text:span text:style-name="T347">un’associazione?</text:span><text:span text:style-name="T27"> </text:span><text:span text:style-name="T43">L’autorità </text:span><text:span text:style-name="T47">governativa ha un limite di 120 giorni per decidere se iscrivere o meno</text:span><text:span text:style-name="T55"> </text:span><text:span text:style-name="T47">l’associazione;</text:span><text:span text:style-name="T48"> </text:span><text:span text:style-name="T47">questo</text:span><text:span text:style-name="T48"> </text:span><text:span text:style-name="T47">termine</text:span><text:span text:style-name="T48"> </text:span><text:span text:style-name="T47">può</text:span><text:span text:style-name="T55"> </text:span><text:span text:style-name="T47">estendersi</text:span><text:span text:style-name="T48"> </text:span><text:span text:style-name="T47">fino</text:span><text:span text:style-name="T48"> </text:span><text:span text:style-name="T47">a</text:span><text:span text:style-name="T48"> </text:span><text:span text:style-name="T47">180</text:span><text:span text:style-name="T48"> </text:span><text:span text:style-name="T47">giorni</text:span><text:span text:style-name="T55"> </text:span><text:span text:style-name="T47">quando la Prefettura segnala la mancanza di documenti o altri</text:span><text:span text:style-name="T133"> </text:span><text:span text:style-name="T47">problemi.</text:span></text:p>
          </text:list-item>
        </text:list>
        <text:p text:style-name="P718"/>
        <text:list xml:id="list153421893135661" text:continue-numbering="true" text:style-name="WWNum16">
          <text:list-item>
            <text:p text:style-name="P625"><text:span text:style-name="T347">Cosa si può fare se l’associazione non viene riconosciuta?</text:span><text:span text:style-name="T27"> </text:span><text:span text:style-name="T47">Se</text:span><text:span text:style-name="T92"> </text:span><text:span text:style-name="T47">l’iscrizione</text:span><text:span text:style-name="T100"> </text:span><text:span text:style-name="T47">di</text:span><text:span text:style-name="T100"> </text:span><text:span text:style-name="T47">un’associazione</text:span><text:span text:style-name="T100"> </text:span><text:span text:style-name="T47">viene</text:span><text:span text:style-name="T100"> </text:span><text:span text:style-name="T47">rifiutata,</text:span><text:span text:style-name="T100"> </text:span><text:span text:style-name="T47">si</text:span><text:span text:style-name="T100"> </text:span><text:span text:style-name="T47">può</text:span><text:span text:style-name="T100"> </text:span><text:span text:style-name="T47">presentare</text:span><text:span text:style-name="T92"> </text:span><text:span text:style-name="T47">ricorso</text:span><text:span text:style-name="T100"> </text:span><text:span text:style-name="T101">am- </text:span><text:span text:style-name="T47">ministrativo.</text:span></text:p>
          </text:list-item>
        </text:list>
        <text:p text:style-name="P722"/>
        <text:list xml:id="list153420513014757" text:continue-numbering="true" text:style-name="WWNum16">
          <text:list-item>
            <text:h text:style-name="P227" text:outline-level="3"><text:span text:style-name="T389">L’associazione può avere un Codice</text:span><text:span text:style-name="T430"> </text:span><text:span text:style-name="T389">Fiscale?</text:span></text:h>
          </text:list-item>
        </text:list>
        <text:p text:style-name="P947"><text:span text:style-name="T35">Sì,</text:span><text:span text:style-name="T217"> </text:span><text:span text:style-name="T35">è</text:span><text:span text:style-name="T216"> </text:span><text:span text:style-name="T35">necessario</text:span><text:span text:style-name="T216"> </text:span><text:span text:style-name="T35">comunicare</text:span><text:span text:style-name="T216"> </text:span><text:span text:style-name="T162">all’Ufficio</text:span><text:span text:style-name="T216"> </text:span><text:span text:style-name="T35">dell’Agenzia</text:span><text:span text:style-name="T216"> </text:span><text:span text:style-name="T35">delle</text:span><text:span text:style-name="T216"> </text:span><text:span text:style-name="T35">Entrate,</text:span><text:span text:style-name="T216"> </text:span><text:span text:style-name="T35">competente per territorio, l’avvenuta “nascita” di questo nuovo soggetto. </text:span><text:span text:style-name="T36">L’Ufficio </text:span><text:span text:style-name="T35">rila- scerà un Codice</text:span><text:span text:style-name="T170"> </text:span><text:span text:style-name="T35">Fiscale.</text:span></text:p>
        <text:p text:style-name="P785"/>
        <text:list xml:id="list153422291344891" text:continue-numbering="true" text:style-name="WWNum16">
          <text:list-item>
            <text:h text:style-name="P232" text:outline-level="3"><text:span text:style-name="T389">A cosa serve il Codice</text:span><text:span text:style-name="T433"> </text:span><text:span text:style-name="T389">Fiscale?</text:span></text:h>
          </text:list-item>
        </text:list>
        <text:p text:style-name="P830"><text:span text:style-name="T35">Il Codice Fiscale è indispensabile per:</text:span></text:p>
        <text:list xml:id="list153422296192124" text:continue-list="list153421898751252" text:style-name="WWNum19">
          <text:list-item>
            <text:p text:style-name="P302"><text:span text:style-name="T47">acquistare beni con</text:span><text:span text:style-name="T110"> </text:span><text:span text:style-name="T47">fattura;</text:span></text:p>
          </text:list-item>
          <text:list-item>
            <text:p text:style-name="P302"><text:span text:style-name="T47">intestare</text:span><text:span text:style-name="T132"> </text:span><text:span text:style-name="T47">all’associazione</text:span><text:span text:style-name="T132"> </text:span><text:span text:style-name="T47">beni</text:span><text:span text:style-name="T126"> </text:span><text:span text:style-name="T47">immobili</text:span><text:span text:style-name="T132"> </text:span><text:span text:style-name="T47">(tramite</text:span><text:span text:style-name="T132"> </text:span><text:span text:style-name="T47">il</text:span><text:span text:style-name="T126"> </text:span><text:span text:style-name="T47">suo</text:span><text:span text:style-name="T132"> </text:span><text:span text:style-name="T47">rappresentante</text:span><text:span text:style-name="T132"> </text:span><text:span text:style-name="T47">legale);</text:span></text:p>
          </text:list-item>
          <text:list-item>
            <text:p text:style-name="P302"><text:span text:style-name="T47">stipulare contratti di</text:span><text:span text:style-name="T110"> </text:span><text:span text:style-name="T47">affitto;</text:span></text:p>
          </text:list-item>
          <text:list-item>
            <text:p text:style-name="P302"><text:span text:style-name="T47">richiedere contributi e/o rimborsi spese a</text:span><text:span text:style-name="T121"> </text:span><text:span text:style-name="T47">istituzioni;</text:span></text:p>
          </text:list-item>
          <text:list-item>
            <text:p text:style-name="P370"><text:span text:style-name="T47">dare compensi,</text:span><text:span text:style-name="T55"> </text:span><text:span text:style-name="T47">ecc.</text:span></text:p>
          </text:list-item>
          <text:list-item>
            <text:p text:style-name="P370"><text:span text:style-name="T47">a ricevere il 5 per</text:span><text:span text:style-name="T72"> </text:span><text:span text:style-name="T47">mille</text:span></text:p>
          </text:list-item>
        </text:list>
        <text:p text:style-name="P708"/>
        <text:h text:style-name="P24" text:outline-level="2"><text:span text:style-name="T399">Alcune forme di</text:span><text:span text:style-name="T449"> </text:span><text:span text:style-name="T399">associazionismo<text:tab/></text:span></text:h>
        <text:list xml:id="list153420491449002" text:continue-list="list153422291344891" text:style-name="WWNum16">
          <text:list-item>
            <text:h text:style-name="P225" text:outline-level="3"><text:span text:style-name="T389">Cosa sono le associazioni di promozione</text:span><text:span text:style-name="T393"> </text:span><text:span text:style-name="T389">sociale?</text:span></text:h>
          </text:list-item>
        </text:list>
        <text:p text:style-name="P947"><text:span text:style-name="T35">Si</text:span><text:span text:style-name="T174"> </text:span><text:span text:style-name="T35">tratta</text:span><text:span text:style-name="T174"> </text:span><text:span text:style-name="T35">di</text:span><text:span text:style-name="T174"> </text:span><text:span text:style-name="T35">associazioni</text:span><text:span text:style-name="T183"> </text:span><text:span text:style-name="T35">che</text:span><text:span text:style-name="T174"> </text:span><text:span text:style-name="T35">svolgono</text:span><text:span text:style-name="T174"> </text:span><text:span text:style-name="T35">azioni</text:span><text:span text:style-name="T183"> </text:span><text:span text:style-name="T35">di</text:span><text:span text:style-name="T174"> </text:span><text:span text:style-name="T35">utilità</text:span><text:span text:style-name="T174"> </text:span><text:span text:style-name="T35">sociale,</text:span><text:span text:style-name="T183"> </text:span><text:span text:style-name="T35">a</text:span><text:span text:style-name="T174"> </text:span><text:span text:style-name="T35">beneficio</text:span><text:span text:style-name="T174"> </text:span><text:span text:style-name="T35">degli iscritti e della</text:span><text:span text:style-name="T170"> </text:span><text:span text:style-name="T35">collettività.</text:span></text:p>
        <text:p text:style-name="P842"/>
        <text:list xml:id="list153421098220257" text:continue-numbering="true" text:style-name="WWNum16">
          <text:list-item>
            <text:h text:style-name="P267" text:outline-level="3"><text:span text:style-name="T389">Quali attività sono considerate di utilità</text:span><text:span text:style-name="T402"> </text:span><text:span text:style-name="T389">sociale?</text:span></text:h>
          </text:list-item>
        </text:list>
        <text:p text:style-name="P1000"><text:span text:style-name="T35">La beneficenza, la promozione della cultura e dell’arte, la tutela e la valoriz- zazione</text:span><text:span text:style-name="T194"> </text:span><text:span text:style-name="T35">dell’ambiente,</text:span><text:span text:style-name="T176"> </text:span><text:span text:style-name="T35">l’educazione</text:span><text:span text:style-name="T176"> </text:span><text:span text:style-name="T35">e</text:span><text:span text:style-name="T194"> </text:span><text:span text:style-name="T35">la</text:span><text:span text:style-name="T176"> </text:span><text:span text:style-name="T35">formazione,</text:span><text:span text:style-name="T176"> </text:span><text:span text:style-name="T35">lo</text:span><text:span text:style-name="T176"> </text:span><text:span text:style-name="T35">sport</text:span><text:span text:style-name="T194"> </text:span><text:span text:style-name="T35">dilettantistico,</text:span><text:span text:style-name="T176"> </text:span><text:span text:style-name="T170">la </text:span><text:span text:style-name="T35">tutela dei diritti civili,</text:span><text:span text:style-name="T180"> </text:span><text:span text:style-name="T35">ecc.</text:span></text:p>
        <text:p text:style-name="P750"><text:span text:style-name="T35">Le associazioni di promozione sociale sono regolate dalla legge 383/00.</text:span></text:p>
        <text:list xml:id="list153422355664662" text:continue-numbering="true" text:style-name="WWNum16">
          <text:list-item>
            <text:h text:style-name="P240" text:outline-level="3"><text:span text:style-name="T389">Cosa sono le organizzazioni di</text:span><text:span text:style-name="T430"> </text:span><text:span text:style-name="T389">volontariato?</text:span></text:h>
          </text:list-item>
        </text:list>
        <text:p text:style-name="P1047"><text:span text:style-name="T35">La</text:span><text:span text:style-name="T216"> </text:span><text:span text:style-name="T35">legge</text:span><text:span text:style-name="T216"> </text:span><text:span text:style-name="T35">definisce</text:span><text:span text:style-name="T216"> </text:span><text:span text:style-name="T35">come</text:span><text:span text:style-name="T187"> </text:span><text:span text:style-name="T35">attività</text:span><text:span text:style-name="T216"> </text:span><text:span text:style-name="T35">di</text:span><text:span text:style-name="T216"> </text:span><text:span text:style-name="T35">volontariato</text:span><text:span text:style-name="T187"> </text:span><text:span text:style-name="T35">quelle</text:span><text:span text:style-name="T216"> </text:span><text:span text:style-name="T35">svolte</text:span><text:span text:style-name="T216"> </text:span><text:span text:style-name="T35">senza</text:span><text:span text:style-name="T187"> </text:span><text:span text:style-name="T35">fini</text:span><text:span text:style-name="T216"> </text:span><text:span text:style-name="T35">di</text:span><text:span text:style-name="T216"> </text:span><text:span text:style-name="T35">lucro e per fini di</text:span><text:span text:style-name="T180"> </text:span><text:span text:style-name="T35">solidarietà.</text:span></text:p>
        <text:p text:style-name="P1050"><text:span text:style-name="T35">Le</text:span><text:span text:style-name="T199"> </text:span><text:span text:style-name="T162">organizzazioni</text:span><text:span text:style-name="T199"> </text:span><text:span text:style-name="T35">di</text:span><text:span text:style-name="T180"> </text:span><text:span text:style-name="T162">volontariato</text:span><text:span text:style-name="T199"> </text:span><text:span text:style-name="T162">possono</text:span><text:span text:style-name="T199"> </text:span><text:span text:style-name="T162">assumere</text:span><text:span text:style-name="T180"> </text:span><text:span text:style-name="T162">qualunque</text:span><text:span text:style-name="T199"> </text:span><text:span text:style-name="T162">forma</text:span><text:span text:style-name="T199"> </text:span><text:span text:style-name="T162">giuridica, </text:span><text:span text:style-name="T35">compatibile</text:span><text:span text:style-name="T216"> </text:span><text:span text:style-name="T35">con</text:span><text:span text:style-name="T187"> </text:span><text:span text:style-name="T35">lo</text:span><text:span text:style-name="T187"> </text:span><text:span text:style-name="T35">scopo</text:span><text:span text:style-name="T216"> </text:span><text:span text:style-name="T35">solidaristico.</text:span><text:span text:style-name="T187"> </text:span><text:span text:style-name="T35">Molto</text:span><text:span text:style-name="T187"> </text:span><text:span text:style-name="T35">spesso</text:span><text:span text:style-name="T216"> </text:span><text:span text:style-name="T35">la</text:span><text:span text:style-name="T187"> </text:span><text:span text:style-name="T35">forma</text:span><text:span text:style-name="T187"> </text:span><text:span text:style-name="T35">giuridica</text:span><text:span text:style-name="T216"> </text:span><text:span text:style-name="T35">è</text:span><text:span text:style-name="T187"> </text:span><text:span text:style-name="T39">quella </text:span><text:span text:style-name="T35">delle</text:span><text:span text:style-name="T217"> </text:span><text:span text:style-name="T35">associazioni.</text:span><text:span text:style-name="T216"> </text:span><text:span text:style-name="T35">Si</text:span><text:span text:style-name="T216"> </text:span><text:span text:style-name="T35">basano</text:span><text:span text:style-name="T217"> </text:span><text:span text:style-name="T35">sul</text:span><text:span text:style-name="T216"> </text:span><text:span text:style-name="T35">lavoro</text:span><text:span text:style-name="T216"> </text:span><text:span text:style-name="T35">gratuito,</text:span><text:span text:style-name="T217"> </text:span><text:span text:style-name="T35">anche</text:span><text:span text:style-name="T216"> </text:span><text:span text:style-name="T35">se</text:span><text:span text:style-name="T216"> </text:span><text:span text:style-name="T35">possono</text:span><text:span text:style-name="T217"> </text:span><text:span text:style-name="T35">avere</text:span><text:span text:style-name="T216"> </text:span><text:span text:style-name="T35">alcuni dipendenti o collaboratori se necessari alle</text:span><text:span text:style-name="T190"> </text:span><text:span text:style-name="T35">attività.</text:span></text:p>
        <text:p text:style-name="P754"><text:span text:style-name="T35">Le organizzazioni di volontariato sono regolate dalla legge 266/91.</text:span></text:p>
        <text:p text:style-name="P741"/>
        <text:list xml:id="list153420836176752" text:continue-numbering="true" text:style-name="WWNum16">
          <text:list-item>
            <text:p text:style-name="P531"><text:span text:style-name="T347">Cosa sono le Organizzazioni Non Governative (ONG)</text:span><text:span text:style-name="T27"> </text:span><text:span text:style-name="T47">Operano</text:span><text:span text:style-name="T113"> </text:span><text:span text:style-name="T47">nel</text:span><text:span text:style-name="T113"> </text:span><text:span text:style-name="T47">campo</text:span><text:span text:style-name="T113"> </text:span><text:span text:style-name="T47">della</text:span><text:span text:style-name="T113"> </text:span><text:span text:style-name="T47">cooperazione</text:span><text:span text:style-name="T113"> </text:span><text:span text:style-name="T47">con</text:span><text:span text:style-name="T89"> </text:span><text:span text:style-name="T47">i</text:span><text:span text:style-name="T113"> </text:span><text:span text:style-name="T47">paesi</text:span><text:span text:style-name="T113"> </text:span><text:span text:style-name="T47">in</text:span><text:span text:style-name="T113"> </text:span><text:span text:style-name="T47">via</text:span><text:span text:style-name="T113"> </text:span><text:span text:style-name="T47">di</text:span><text:span text:style-name="T113"> </text:span><text:span text:style-name="T47">sviluppo.</text:span><text:span text:style-name="T89"> </text:span><text:span text:style-name="T47">Le</text:span><text:span text:style-name="T113"> </text:span><text:span text:style-name="T47">ONG, che per legge possono assumere la forma giuridica dell’associazione o della fondazione, devono chiedere il riconoscimento al Ministero degli Esteri per poter</text:span><text:span text:style-name="T48"> </text:span><text:span text:style-name="T47">operare</text:span><text:span text:style-name="T48"> </text:span><text:span text:style-name="T47">in</text:span><text:span text:style-name="T48"> </text:span><text:span text:style-name="T47">progetti</text:span><text:span text:style-name="T43"> </text:span><text:span text:style-name="T47">di</text:span><text:span text:style-name="T48"> </text:span><text:span text:style-name="T47">sviluppo</text:span><text:span text:style-name="T48"> </text:span><text:span text:style-name="T47">finanziati</text:span><text:span text:style-name="T48"> </text:span><text:span text:style-name="T47">con</text:span><text:span text:style-name="T43"> </text:span><text:span text:style-name="T47">fondi</text:span><text:span text:style-name="T48"> </text:span><text:span text:style-name="T47">pubblici.</text:span></text:p>
          </text:list-item>
        </text:list>
        <text:p text:style-name="P759"><text:span text:style-name="T35">Le Organizzazioni Non Governative (ONG) sono regolate dalla legge 49/87.</text:span></text:p>
        <text:p text:style-name="P741"/>
        <text:list xml:id="list153420538937341" text:continue-numbering="true" text:style-name="WWNum16">
          <text:list-item>
            <text:h text:style-name="P190" text:outline-level="3"><text:span text:style-name="T389">Cosa</text:span><text:span text:style-name="T406"> </text:span><text:span text:style-name="T389">significa</text:span><text:span text:style-name="T406"> </text:span><text:span text:style-name="T389">Organizzazione</text:span><text:span text:style-name="T406"> </text:span><text:span text:style-name="T389">non</text:span><text:span text:style-name="T406"> </text:span><text:span text:style-name="T389">lucrativa</text:span><text:span text:style-name="T406"> </text:span><text:span text:style-name="T389">di</text:span><text:span text:style-name="T406"> </text:span><text:span text:style-name="T389">utilità</text:span><text:span text:style-name="T406"> </text:span><text:span text:style-name="T389">sociale (Onlus)?</text:span></text:h>
          </text:list-item>
        </text:list>
        <text:p text:style-name="P1049"><text:span text:style-name="T35">L’ottenimento della qualifica di ONLUS consente alla organizzazione di usufruire</text:span><text:span text:style-name="T217"> </text:span><text:span text:style-name="T35">di</text:span><text:span text:style-name="T217"> </text:span><text:span text:style-name="T35">agevolazioni</text:span><text:span text:style-name="T217"> </text:span><text:span text:style-name="T35">a</text:span><text:span text:style-name="T217"> </text:span><text:span text:style-name="T35">carattere</text:span><text:span text:style-name="T216"> </text:span><text:span text:style-name="T35">tributario,</text:span><text:span text:style-name="T217"> </text:span><text:span text:style-name="T35">che</text:span><text:span text:style-name="T217"> </text:span><text:span text:style-name="T35">riguardano</text:span><text:span text:style-name="T217"> </text:span><text:span text:style-name="T35">sia</text:span><text:span text:style-name="T216"> </text:span><text:span text:style-name="T35">il</text:span><text:span text:style-name="T217"> </text:span><text:span text:style-name="T35">regime</text:span><text:span text:style-name="T217"> </text:span><text:span text:style-name="T35">fis- cale dell’organizzazione stessa, che quello dei suoi</text:span><text:span text:style-name="T209"> </text:span><text:span text:style-name="T35">partecipanti.</text:span></text:p>
        <text:p text:style-name="P1051"><text:span text:style-name="T35">Il</text:span><text:span text:style-name="T176"> </text:span><text:span text:style-name="T35">regime</text:span><text:span text:style-name="T176"> </text:span><text:span text:style-name="T35">fiscale</text:span><text:span text:style-name="T176"> </text:span><text:span text:style-name="T35">delle</text:span><text:span text:style-name="T176"> </text:span><text:span text:style-name="T35">Onlus</text:span><text:span text:style-name="T176"> </text:span><text:span text:style-name="T35">si</text:span><text:span text:style-name="T176"> </text:span><text:span text:style-name="T35">applica</text:span><text:span text:style-name="T176"> </text:span><text:span text:style-name="T35">automaticamente</text:span><text:span text:style-name="T176"> </text:span><text:span text:style-name="T35">alle</text:span><text:span text:style-name="T176"> </text:span><text:span text:style-name="T35">organizzazioni</text:span><text:span text:style-name="T176"> </text:span><text:span text:style-name="T35">di volontariato iscritte nei registri regionali e alle cooperative</text:span><text:span text:style-name="T276"> </text:span><text:span text:style-name="T35">sociali.</text:span></text:p>
        <text:p text:style-name="P842"/>
        <text:list xml:id="list153422373297843" text:continue-numbering="true" text:style-name="WWNum16">
          <text:list-item>
            <text:h text:style-name="P235" text:outline-level="3"><text:span text:style-name="T389">Cosa significa Organizzazione No</text:span><text:span text:style-name="T433"> </text:span><text:span text:style-name="T389">Profit?</text:span></text:h>
          </text:list-item>
        </text:list>
        <text:p text:style-name="P1047"><text:span text:style-name="T35">No</text:span><text:span text:style-name="T196"> </text:span><text:span text:style-name="T35">profit</text:span><text:span text:style-name="T199"> </text:span><text:span text:style-name="T35">(o</text:span><text:span text:style-name="T199"> </text:span><text:span text:style-name="T35">senza</text:span><text:span text:style-name="T199"> </text:span><text:span text:style-name="T35">scopo</text:span><text:span text:style-name="T196"> </text:span><text:span text:style-name="T35">di</text:span><text:span text:style-name="T199"> </text:span><text:span text:style-name="T35">lucro),</text:span><text:span text:style-name="T199"> </text:span><text:span text:style-name="T35">è</text:span><text:span text:style-name="T199"> </text:span><text:span text:style-name="T35">un’organizzazione</text:span><text:span text:style-name="T199"> </text:span><text:span text:style-name="T35">all’interno</text:span><text:span text:style-name="T196"> </text:span><text:span text:style-name="T35">della</text:span><text:span text:style-name="T199"> </text:span><text:span text:style-name="T35">quale gli</text:span><text:span text:style-name="T36"> </text:span><text:span text:style-name="T35">utili</text:span><text:span text:style-name="T162"> </text:span><text:span text:style-name="T35">non</text:span><text:span text:style-name="T162"> </text:span><text:span text:style-name="T35">possono</text:span><text:span text:style-name="T162"> </text:span><text:span text:style-name="T35">essere</text:span><text:span text:style-name="T162"> </text:span><text:span text:style-name="T35">divisi</text:span><text:span text:style-name="T162"> </text:span><text:span text:style-name="T35">tra</text:span><text:span text:style-name="T162"> </text:span><text:span text:style-name="T35">i</text:span><text:span text:style-name="T162"> </text:span><text:span text:style-name="T35">soci,</text:span><text:span text:style-name="T162"> </text:span><text:span text:style-name="T35">ma</text:span><text:span text:style-name="T162"> </text:span><text:span text:style-name="T35">devono</text:span><text:span text:style-name="T162"> </text:span><text:span text:style-name="T35">essere</text:span><text:span text:style-name="T162"> </text:span><text:span text:style-name="T35">reinvestiti</text:span><text:span text:style-name="T162"> </text:span><text:span text:style-name="T35">nel- l’attività stessa o destinati agli scopi</text:span><text:span text:style-name="T194"> </text:span><text:span text:style-name="T35">statutari.</text:span></text:p>
      </text:section>
      <text:p text:style-name="P1267"/>
      <text:p text:style-name="P728"/>
      <text:p text:style-name="P660"><draw:g text:anchor-type="as-char" draw:z-index="200" draw:style-name="gr5"><draw:line draw:style-name="gr6" draw:text-style-name="P1280" svg:x1="0in" svg:y1="0in" svg:x2="3.8228in" svg:y2="0in"><text:p/></draw:line></draw:g><text:span text:style-name="T483"><text:tab/></text:span><draw:g text:anchor-type="as-char" draw:z-index="201" draw:style-name="gr5"><draw:line draw:style-name="gr6" draw:text-style-name="P1280" svg:x1="0in" svg:y1="0in" svg:x2="3.8189in" svg:y2="0in"><text:p/></draw:line></draw:g></text:p>
      <text:p text:style-name="P766"/>
      <text:section text:style-name="Sect3" text:name="Section144">
        <text:p text:style-name="P845"/>
        <text:p text:style-name="P1268"><draw:frame draw:style-name="fr1" text:anchor-type="as-char" svg:width="3.8193in" svg:height="0.3445in" draw:z-index="45"><draw:text-box><text:p text:style-name="P29"><text:span text:style-name="T384">registro delle associazioni e degli enti che operano a favore degli immigrati associazionismo</text:span></text:p></draw:text-box></draw:frame></text:p>
        <text:list xml:id="list153420506571988" text:continue-numbering="true" text:style-name="WWNum16">
          <text:list-item>
            <text:h text:style-name="P49" text:outline-level="3"><text:span text:style-name="T389">Cosa</text:span><text:span text:style-name="T433"> </text:span><text:span text:style-name="T389">è</text:span><text:span text:style-name="T433"> </text:span><text:span text:style-name="T389">il</text:span><text:span text:style-name="T433"> </text:span><text:span text:style-name="T389">registro</text:span><text:span text:style-name="T433"> </text:span><text:span text:style-name="T389">delle</text:span><text:span text:style-name="T433"> </text:span><text:span text:style-name="T389">associazioni</text:span><text:span text:style-name="T419"> </text:span><text:span text:style-name="T389">e</text:span><text:span text:style-name="T433"> </text:span><text:span text:style-name="T389">degli</text:span><text:span text:style-name="T433"> </text:span><text:span text:style-name="T389">enti</text:span><text:span text:style-name="T433"> </text:span><text:span text:style-name="T389">che</text:span><text:span text:style-name="T433"> </text:span><text:span text:style-name="T389">operano a favore degli</text:span><text:span text:style-name="T411"> </text:span><text:span text:style-name="T389">immigrati?</text:span></text:h>
          </text:list-item>
        </text:list>
        <text:p text:style-name="P909"><text:span text:style-name="T35">Il</text:span><text:span text:style-name="T174"> </text:span><text:span text:style-name="T35">Registro</text:span><text:span text:style-name="T183"> </text:span><text:span text:style-name="T35">delle</text:span><text:span text:style-name="T174"> </text:span><text:span text:style-name="T35">associazioni</text:span><text:span text:style-name="T183"> </text:span><text:span text:style-name="T35">e</text:span><text:span text:style-name="T174"> </text:span><text:span text:style-name="T35">degli</text:span><text:span text:style-name="T183"> </text:span><text:span text:style-name="T35">enti</text:span><text:span text:style-name="T183"> </text:span><text:span text:style-name="T35">che</text:span><text:span text:style-name="T174"> </text:span><text:span text:style-name="T35">operano</text:span><text:span text:style-name="T183"> </text:span><text:span text:style-name="T35">a</text:span><text:span text:style-name="T174"> </text:span><text:span text:style-name="T35">favore</text:span><text:span text:style-name="T183"> </text:span><text:span text:style-name="T35">degli</text:span><text:span text:style-name="T174"> </text:span><text:span text:style-name="T35">immigrati si</text:span><text:span text:style-name="T196"> </text:span><text:span text:style-name="T35">articola</text:span><text:span text:style-name="T196"> </text:span><text:span text:style-name="T35">in</text:span><text:span text:style-name="T196"> </text:span><text:span text:style-name="T35">due</text:span><text:span text:style-name="T196"> </text:span><text:span text:style-name="T35">sezioni.</text:span><text:span text:style-name="T216"> </text:span><text:span text:style-name="T35">Alla</text:span><text:span text:style-name="T196"> </text:span><text:span text:style-name="T35">prima</text:span><text:span text:style-name="T196"> </text:span><text:span text:style-name="T35">sezione</text:span><text:span text:style-name="T196"> </text:span><text:span text:style-name="T35">possono</text:span><text:span text:style-name="T199"> </text:span><text:span text:style-name="T35">iscriversi</text:span><text:span text:style-name="T196"> </text:span><text:span text:style-name="T35">gli</text:span><text:span text:style-name="T196"> </text:span><text:span text:style-name="T35">enti</text:span><text:span text:style-name="T196"> </text:span><text:span text:style-name="T35">e</text:span><text:span text:style-name="T196"> </text:span><text:span text:style-name="T35">le</text:span><text:span text:style-name="T199"> </text:span><text:span text:style-name="T35">as- sociazioni che svolgono attività a favore dell’integrazione sociale degli stra- nieri,</text:span><text:span text:style-name="T217"> </text:span><text:span text:style-name="T35">come</text:span><text:span text:style-name="T217"> </text:span><text:span text:style-name="T35">previsto</text:span><text:span text:style-name="T216"> </text:span><text:span text:style-name="T35">dall’art.</text:span><text:span text:style-name="T217"> </text:span><text:span text:style-name="T35">42</text:span><text:span text:style-name="T217"> </text:span><text:span text:style-name="T35">del</text:span><text:span text:style-name="T212"> </text:span><text:span text:style-name="T36">Testo</text:span><text:span text:style-name="T217"> </text:span><text:span text:style-name="T35">Unico</text:span><text:span text:style-name="T217"> </text:span><text:span text:style-name="T35">sull’immigrazione</text:span><text:span text:style-name="T216"> </text:span><text:span text:style-name="T35">(D.Lgs.</text:span><text:span text:style-name="T217"> </text:span><text:span text:style-name="T35">del 25.07.1998</text:span><text:span text:style-name="T170"> </text:span><text:span text:style-name="T35">n.</text:span><text:span text:style-name="T203"> </text:span><text:span text:style-name="T35">286).</text:span><text:span text:style-name="T194"> </text:span><text:span text:style-name="T35">Alla</text:span><text:span text:style-name="T203"> </text:span><text:span text:style-name="T35">seconda</text:span><text:span text:style-name="T170"> </text:span><text:span text:style-name="T35">sezione</text:span><text:span text:style-name="T203"> </text:span><text:span text:style-name="T35">possono</text:span><text:span text:style-name="T170"> </text:span><text:span text:style-name="T35">iscriversi</text:span><text:span text:style-name="T203"> </text:span><text:span text:style-name="T35">gli</text:span><text:span text:style-name="T170"> </text:span><text:span text:style-name="T35">enti</text:span><text:span text:style-name="T203"> </text:span><text:span text:style-name="T35">e</text:span><text:span text:style-name="T170"> </text:span><text:span text:style-name="T35">le</text:span><text:span text:style-name="T203"> </text:span><text:span text:style-name="T35">asso- ciazioni che svolgono programmi di assistenza e protezione sociale nei con- fronti di vittime di tratta (ex articolo 18 del </text:span><text:span text:style-name="T36">Testo </text:span><text:span text:style-name="T35">Unico sull’immigrazione - D.Lgs. del 25.07.1998 n. 286) e di grave sfruttamento (ex articolo 13 della Legge</text:span><text:span text:style-name="T174"> </text:span><text:span text:style-name="T36">11</text:span><text:span text:style-name="T183"> </text:span><text:span text:style-name="T35">agosto</text:span><text:span text:style-name="T183"> </text:span><text:span text:style-name="T35">2003,</text:span><text:span text:style-name="T174"> </text:span><text:span text:style-name="T35">n.</text:span><text:span text:style-name="T183"> </text:span><text:span text:style-name="T35">228).</text:span><text:span text:style-name="T183"> </text:span><text:span text:style-name="T35">Il</text:span><text:span text:style-name="T174"> </text:span><text:span text:style-name="T35">registro</text:span><text:span text:style-name="T183"> </text:span><text:span text:style-name="T35">si</text:span><text:span text:style-name="T183"> </text:span><text:span text:style-name="T35">rivolge</text:span><text:span text:style-name="T183"> </text:span><text:span text:style-name="T35">agli</text:span><text:span text:style-name="T174"> </text:span><text:span text:style-name="T35">organismi</text:span><text:span text:style-name="T183"> </text:span><text:span text:style-name="T35">privati,</text:span><text:span text:style-name="T183"> </text:span><text:span text:style-name="T35">alle </text:span><text:span text:style-name="T162">associazioni</text:span><text:span text:style-name="T180"> </text:span><text:span text:style-name="T35">e</text:span><text:span text:style-name="T180"> </text:span><text:span text:style-name="T162">agli</text:span><text:span text:style-name="T180"> </text:span><text:span text:style-name="T162">enti</text:span><text:span text:style-name="T180"> </text:span><text:span text:style-name="T162">aventi</text:span><text:span text:style-name="T166"> </text:span><text:span text:style-name="T35">i</text:span><text:span text:style-name="T180"> </text:span><text:span text:style-name="T162">requisiti</text:span><text:span text:style-name="T180"> </text:span><text:span text:style-name="T162">stabiliti</text:span><text:span text:style-name="T180"> </text:span><text:span text:style-name="T162">dell’art.53</text:span><text:span text:style-name="T166"> </text:span><text:span text:style-name="T35">del</text:span><text:span text:style-name="T180"> </text:span><text:span text:style-name="T203">D.P.R.</text:span><text:span text:style-name="T180"> </text:span><text:span text:style-name="T35">31</text:span><text:span text:style-name="T180"> </text:span><text:span text:style-name="T162">agosto </text:span><text:span text:style-name="T35">1999,</text:span><text:span text:style-name="T183"> </text:span><text:span text:style-name="T35">n.</text:span><text:span text:style-name="T183"> </text:span><text:span text:style-name="T35">394,</text:span><text:span text:style-name="T196"> </text:span><text:span text:style-name="T35">così</text:span><text:span text:style-name="T183"> </text:span><text:span text:style-name="T35">come</text:span><text:span text:style-name="T196"> </text:span><text:span text:style-name="T35">modificato</text:span><text:span text:style-name="T183"> </text:span><text:span text:style-name="T35">dal</text:span><text:span text:style-name="T183"> </text:span><text:span text:style-name="T39">D.P.R.</text:span><text:span text:style-name="T196"> </text:span><text:span text:style-name="T35">18</text:span><text:span text:style-name="T183"> </text:span><text:span text:style-name="T35">ottobre</text:span><text:span text:style-name="T196"> </text:span><text:span text:style-name="T35">2004,</text:span><text:span text:style-name="T183"> </text:span><text:span text:style-name="T35">n.</text:span><text:span text:style-name="T196"> </text:span><text:span text:style-name="T35">334.</text:span><text:span text:style-name="T183"> </text:span><text:span text:style-name="T162">L’iscri- </text:span><text:span text:style-name="T35">zione permette l’accesso a finanziamenti pubblici, ove sia richiesta come re- quisito</text:span><text:span text:style-name="T162"> </text:span><text:span text:style-name="T35">necessario.</text:span></text:p>
        <text:p text:style-name="P741"/>
        <text:h text:style-name="P30" text:outline-level="3"><text:span text:style-name="T389">ISCRIZIONE ALLA PRIMA SEZIONE</text:span></text:h>
        <text:p text:style-name="P745"/>
        <text:list xml:id="list153420483946188" text:continue-numbering="true" text:style-name="WWNum16">
          <text:list-item>
            <text:p text:style-name="P482"><text:span text:style-name="T347">Quali soggetti possono presentare domanda di iscrizione?</text:span><text:span text:style-name="T27"> </text:span><text:span text:style-name="T47">Associazioni,</text:span><text:span text:style-name="T100"> </text:span><text:span text:style-name="T47">enti</text:span><text:span text:style-name="T100"> </text:span><text:span text:style-name="T47">ed</text:span><text:span text:style-name="T85"> </text:span><text:span text:style-name="T47">altri</text:span><text:span text:style-name="T100"> </text:span><text:span text:style-name="T47">organismi</text:span><text:span text:style-name="T85"> </text:span><text:span text:style-name="T47">privati.</text:span><text:span text:style-name="T100"> </text:span><text:span text:style-name="T47">Sono</text:span><text:span text:style-name="T85"> </text:span><text:span text:style-name="T47">esclusi</text:span><text:span text:style-name="T100"> </text:span><text:span text:style-name="T47">tutti</text:span><text:span text:style-name="T85"> </text:span><text:span text:style-name="T47">gli</text:span><text:span text:style-name="T100"> </text:span><text:span text:style-name="T47">enti</text:span><text:span text:style-name="T85"> </text:span><text:span text:style-name="T47">pubblici e gli organismi di diritto</text:span><text:span text:style-name="T85"> </text:span><text:span text:style-name="T47">internazionale.</text:span></text:p>
          </text:list-item>
        </text:list>
        <text:p text:style-name="P764"/>
        <text:list xml:id="list153420901504555" text:continue-numbering="true" text:style-name="WWNum16">
          <text:list-item>
            <text:h text:style-name="P237" text:outline-level="3"><text:span text:style-name="T389">Quali sono i requisiti</text:span><text:span text:style-name="T419"> </text:span><text:span text:style-name="T389">richiesti?</text:span></text:h>
          </text:list-item>
        </text:list>
        <text:list xml:id="list153422413055557" text:continue-list="list153422296192124" text:style-name="WWNum19">
          <text:list-item>
            <text:p text:style-name="P324"><text:span text:style-name="T47">fini sociali e di</text:span><text:span text:style-name="T61"> </text:span><text:span text:style-name="T47">solidarietà</text:span></text:p>
          </text:list-item>
          <text:list-item>
            <text:p text:style-name="P324"><text:span text:style-name="T47">assenza di fini di</text:span><text:span text:style-name="T61"> </text:span><text:span text:style-name="T47">lucro</text:span></text:p>
          </text:list-item>
          <text:list-item>
            <text:p text:style-name="P324"><text:span text:style-name="T47">sede legale in</text:span><text:span text:style-name="T110"> </text:span><text:span text:style-name="T47">Italia</text:span></text:p>
          </text:list-item>
          <text:list-item>
            <text:p text:style-name="P332"><text:span text:style-name="T47">carattere democratico dell’ordinamento</text:span><text:span text:style-name="T61"> </text:span><text:span text:style-name="T47">interno</text:span></text:p>
          </text:list-item>
          <text:list-item>
            <text:p text:style-name="P324"><text:span text:style-name="T47">elettività cariche</text:span><text:span text:style-name="T55"> </text:span><text:span text:style-name="T47">associative</text:span></text:p>
          </text:list-item>
          <text:list-item>
            <text:p text:style-name="P498"><text:span text:style-name="T47">criteri definiti di ammissione degli</text:span><text:span text:style-name="T85"> </text:span><text:span text:style-name="T47">aderenti</text:span></text:p>
          </text:list-item>
          <text:list-item>
            <text:p text:style-name="P435"><text:span text:style-name="T47">redazione</text:span><text:span text:style-name="T72"> </text:span><text:span text:style-name="T47">del</text:span><text:span text:style-name="T72"> </text:span><text:span text:style-name="T47">bilancio</text:span><text:span text:style-name="T149"> </text:span><text:span text:style-name="T47">o</text:span><text:span text:style-name="T72"> </text:span><text:span text:style-name="T47">del</text:span><text:span text:style-name="T72"> </text:span><text:span text:style-name="T47">rendiconto</text:span><text:span text:style-name="T72"> </text:span><text:span text:style-name="T47">annuale</text:span><text:span text:style-name="T77"> </text:span><text:span text:style-name="T47">e</text:span><text:span text:style-name="T72"> </text:span><text:span text:style-name="T47">definizione</text:span><text:span text:style-name="T72"> </text:span><text:span text:style-name="T47">delle</text:span><text:span text:style-name="T72"> </text:span><text:span text:style-name="T47">modalità di</text:span><text:span text:style-name="T43"> </text:span><text:span text:style-name="T47">approvazione</text:span></text:p>
          </text:list-item>
          <text:list-item>
            <text:p text:style-name="P424"><text:span text:style-name="T43">esperienza</text:span><text:span text:style-name="T77"> </text:span><text:span text:style-name="T43">almeno</text:span><text:span text:style-name="T61"> </text:span><text:span text:style-name="T43">biennale</text:span><text:span text:style-name="T61"> </text:span><text:span text:style-name="T47">nel</text:span><text:span text:style-name="T77"> </text:span><text:span text:style-name="T43">settore</text:span><text:span text:style-name="T61"> </text:span><text:span text:style-name="T43">dell’integrazione</text:span><text:span text:style-name="T61"> </text:span><text:span text:style-name="T43">sociale</text:span><text:span text:style-name="T77"> </text:span><text:span text:style-name="T43">degli</text:span><text:span text:style-name="T61"> </text:span><text:span text:style-name="T43">stranieri</text:span></text:p>
          </text:list-item>
        </text:list>
        <text:p text:style-name="P1269"><text:span text:style-name="T35">assenza di condizioni interdittive a carico del legale rappresentante e di tutti i componenti gli organi di amministrazione e di controllo.</text:span></text:p>
        <text:p text:style-name="P842"/>
        <text:list xml:id="list153422487013966" text:continue-list="list153420901504555" text:style-name="WWNum16">
          <text:list-item>
            <text:h text:style-name="P73" text:outline-level="3"><text:span text:style-name="T389">C’è una scadenza annuale per la presentazione della do- manda di</text:span><text:span text:style-name="T390"> </text:span><text:span text:style-name="T389">iscrizione?</text:span></text:h>
          </text:list-item>
        </text:list>
        <text:p text:style-name="P1270"><text:span text:style-name="T35">Non</text:span><text:span text:style-name="T216"> </text:span><text:span text:style-name="T35">c’è</text:span><text:span text:style-name="T216"> </text:span><text:span text:style-name="T35">alcuna</text:span><text:span text:style-name="T216"> </text:span><text:span text:style-name="T35">scadenza.</text:span><text:span text:style-name="T216"> </text:span><text:span text:style-name="T35">La</text:span><text:span text:style-name="T187"> </text:span><text:span text:style-name="T35">domanda</text:span><text:span text:style-name="T216"> </text:span><text:span text:style-name="T35">può</text:span><text:span text:style-name="T216"> </text:span><text:span text:style-name="T35">essere</text:span><text:span text:style-name="T216"> </text:span><text:span text:style-name="T35">inviata</text:span><text:span text:style-name="T187"> </text:span><text:span text:style-name="T35">in</text:span><text:span text:style-name="T216"> </text:span><text:span text:style-name="T35">qualsiasi</text:span><text:span text:style-name="T216"> </text:span><text:span text:style-name="T35">momento dell’anno.</text:span></text:p>
        <text:p text:style-name="P842"/>
        <text:list xml:id="list153421173489420" text:continue-numbering="true" text:style-name="WWNum16">
          <text:list-item>
            <text:h text:style-name="P243" text:outline-level="3"><text:span text:style-name="T389">Come deve essere redatta la</text:span><text:span text:style-name="T427"> </text:span><text:span text:style-name="T389">domanda?</text:span></text:h>
          </text:list-item>
        </text:list>
        <text:p text:style-name="P862"><text:span text:style-name="T35">Seguendo le informazioni e la modulistica disponibili sul sito del Ministero alla pagina </text:span><text:a xlink:type="simple" xlink:href="http://www.lavoro.gov.it/AreaSociale/Immigrazione/associazioni/Pages/de-" text:style-name="Default_20_Style" text:visited-style-name="Default_20_Style"><text:span text:style-name="T221">http://www.lavoro.gov.it/AreaSociale/Immigrazione/associazioni/Pages/de-</text:span></text:a><text:span text:style-name="T35"> </text:span><text:span text:style-name="T221">fault.aspx</text:span></text:p>
        <text:p text:style-name="P718"/>
        <text:list xml:id="list153421501265875" text:continue-numbering="true" text:style-name="WWNum16">
          <text:list-item>
            <text:h text:style-name="P243" text:outline-level="3"><text:span text:style-name="T389">La domanda deve contenere tutti gli</text:span><text:span text:style-name="T408"> </text:span><text:span text:style-name="T389">allegati?</text:span></text:h>
          </text:list-item>
        </text:list>
        <text:p text:style-name="P1271"><text:span text:style-name="T162">Tutti</text:span><text:span text:style-name="T183"> </text:span><text:span text:style-name="T35">gli</text:span><text:span text:style-name="T183"> </text:span><text:span text:style-name="T35">allegati</text:span><text:span text:style-name="T196"> </text:span><text:span text:style-name="T35">richiesti,</text:span><text:span text:style-name="T183"> </text:span><text:span text:style-name="T35">elencati</text:span><text:span text:style-name="T196"> </text:span><text:span text:style-name="T35">nel</text:span><text:span text:style-name="T183"> </text:span><text:span text:style-name="T35">fac</text:span><text:span text:style-name="T196"> </text:span><text:span text:style-name="T35">simile</text:span><text:span text:style-name="T183"> </text:span><text:span text:style-name="T35">di</text:span><text:span text:style-name="T196"> </text:span><text:span text:style-name="T35">domanda,</text:span><text:span text:style-name="T183"> </text:span><text:span text:style-name="T35">sono</text:span><text:span text:style-name="T196"> </text:span><text:span text:style-name="T35">indispensa- bili per la valutazione ai fini</text:span><text:span text:style-name="T194"> </text:span><text:span text:style-name="T35">dell’iscrizione.</text:span></text:p>
        <text:p text:style-name="P842"/>
        <text:list xml:id="list153422086346089" text:continue-numbering="true" text:style-name="WWNum16">
          <text:list-item>
            <text:h text:style-name="P243" text:outline-level="3"><text:span text:style-name="T389">Devono essere utilizzati i fac simili scaricabili dal</text:span><text:span text:style-name="T428"> </text:span><text:span text:style-name="T389">sito?</text:span></text:h>
          </text:list-item>
        </text:list>
        <text:p text:style-name="P962"><text:span text:style-name="T35">Sì, devono essere utilizzati esclusivamente i fac simili predisposti, che non devono essere modificati ma compilati in modo compiuto, datati e firmati.</text:span></text:p>
        <text:p text:style-name="P785"/>
        <text:list xml:id="list153420554999757" text:continue-numbering="true" text:style-name="WWNum16">
          <text:list-item>
            <text:h text:style-name="P208" text:outline-level="3"><text:span text:style-name="T389">Deve</text:span><text:span text:style-name="T394"> </text:span><text:span text:style-name="T389">essere</text:span><text:span text:style-name="T394"> </text:span><text:span text:style-name="T389">inviato</text:span><text:span text:style-name="T393"> </text:span><text:span text:style-name="T389">l’atto</text:span><text:span text:style-name="T394"> </text:span><text:span text:style-name="T389">costitutivo</text:span><text:span text:style-name="T393"> </text:span><text:span text:style-name="T389">o</text:span><text:span text:style-name="T394"> </text:span><text:span text:style-name="T389">è</text:span><text:span text:style-name="T393"> </text:span><text:span text:style-name="T389">sufficiente</text:span><text:span text:style-name="T394"> </text:span><text:span text:style-name="T389">lo</text:span><text:span text:style-name="T393"> </text:span><text:span text:style-name="T389">statuto attualmente in</text:span><text:span text:style-name="T390"> </text:span><text:span text:style-name="T389">vigore?</text:span></text:h>
          </text:list-item>
        </text:list>
        <text:p text:style-name="P961"><text:span text:style-name="T35">Devono essere trasmessi sia l’atto costitutivo completo di tutti gli allegati sia lo statuto attualmente in vigore completo di delibera di approvazione.</text:span></text:p>
        <text:p text:style-name="P785"/>
        <text:list xml:id="list153421079210959" text:continue-numbering="true" text:style-name="WWNum16">
          <text:list-item>
            <text:h text:style-name="P209" text:outline-level="3"><text:span text:style-name="T389">Come </text:span><text:span text:style-name="T439">devono </text:span><text:span text:style-name="T389">essere dimostrati i due anni di esperienza ri- chiesti nel settore dell’integrazione</text:span><text:span text:style-name="T433"> </text:span><text:span text:style-name="T389">?</text:span></text:h>
          </text:list-item>
        </text:list>
        <text:p text:style-name="P853"><text:span text:style-name="T35">E’</text:span><text:span text:style-name="T211"> </text:span><text:span text:style-name="T35">necessario</text:span><text:span text:style-name="T199"> </text:span><text:span text:style-name="T35">che</text:span><text:span text:style-name="T199"> </text:span><text:span text:style-name="T35">sia</text:span><text:span text:style-name="T199"> </text:span><text:span text:style-name="T35">dimostrata</text:span><text:span text:style-name="T196"> </text:span><text:span text:style-name="T35">la</text:span><text:span text:style-name="T199"> </text:span><text:span text:style-name="T35">specifica</text:span><text:span text:style-name="T199"> </text:span><text:span text:style-name="T35">e</text:span><text:span text:style-name="T199"> </text:span><text:span text:style-name="T35">stabile</text:span><text:span text:style-name="T199"> </text:span><text:span text:style-name="T35">esperienza</text:span><text:span text:style-name="T199"> </text:span><text:span text:style-name="T35">maturata</text:span><text:span text:style-name="T199"> </text:span><text:span text:style-name="T35">nel- l’ultimo</text:span><text:span text:style-name="T196"> </text:span><text:span text:style-name="T35">biennio</text:span><text:span text:style-name="T183"> </text:span><text:span text:style-name="T35">nel</text:span><text:span text:style-name="T196"> </text:span><text:span text:style-name="T35">settore</text:span><text:span text:style-name="T196"> </text:span><text:span text:style-name="T35">dell’integrazione</text:span><text:span text:style-name="T196"> </text:span><text:span text:style-name="T35">sociale</text:span><text:span text:style-name="T196"> </text:span><text:span text:style-name="T35">degli</text:span><text:span text:style-name="T196"> </text:span><text:span text:style-name="T35">stranieri.</text:span><text:span text:style-name="T196"> </text:span><text:span text:style-name="T35">La</text:span><text:span text:style-name="T196"> </text:span><text:span text:style-name="T35">decor- renza</text:span><text:span text:style-name="T36"> </text:span><text:span text:style-name="T35">delle</text:span><text:span text:style-name="T36"> </text:span><text:span text:style-name="T35">attività</text:span><text:span text:style-name="T36"> </text:span><text:span text:style-name="T35">viene</text:span><text:span text:style-name="T36"> </text:span><text:span text:style-name="T35">individuata</text:span><text:span text:style-name="T36"> </text:span><text:span text:style-name="T35">calcolando</text:span><text:span text:style-name="T36"> </text:span><text:span text:style-name="T35">i</text:span><text:span text:style-name="T36"> </text:span><text:span text:style-name="T35">24</text:span><text:span text:style-name="T36"> </text:span><text:span text:style-name="T35">mesi</text:span><text:span text:style-name="T36"> </text:span><text:span text:style-name="T35">antecedenti</text:span><text:span text:style-name="T36"> </text:span><text:span text:style-name="T35">la</text:span><text:span text:style-name="T36"> </text:span><text:span text:style-name="T35">data di presentazione della</text:span><text:span text:style-name="T170"> </text:span><text:span text:style-name="T35">domanda.</text:span></text:p>
      </text:section>
      <text:p text:style-name="P1272"/>
      <text:p text:style-name="P728"/>
      <text:p text:style-name="P660"><draw:g text:anchor-type="as-char" draw:z-index="202" draw:style-name="gr5"><draw:line draw:style-name="gr6" draw:text-style-name="P1280" svg:x1="0in" svg:y1="0in" svg:x2="3.8228in" svg:y2="0in"><text:p/></draw:line></draw:g><text:span text:style-name="T483"><text:tab/></text:span><draw:g text:anchor-type="as-char" draw:z-index="203" draw:style-name="gr5"><draw:line draw:style-name="gr6" draw:text-style-name="P1280" svg:x1="0in" svg:y1="0in" svg:x2="3.8189in" svg:y2="0in"><text:p/></draw:line></draw:g></text:p>
      <text:p text:style-name="P800"/>
      <text:section text:style-name="Sect3" text:name="Section146">
        <text:list xml:id="list153422335241032" text:continue-numbering="true" text:style-name="WWNum16">
          <text:list-item>
            <text:h text:style-name="P230" text:outline-level="3"><text:span text:style-name="T389">Quali attività </text:span><text:span text:style-name="T439">devono </text:span><text:span text:style-name="T389">essere</text:span><text:span text:style-name="T421"> </text:span><text:span text:style-name="T389">relazionate?</text:span></text:h>
          </text:list-item>
        </text:list>
        <text:p text:style-name="P816"><text:span text:style-name="T35">Esclusivamente</text:span><text:span text:style-name="T199"> </text:span><text:span text:style-name="T35">le</text:span><text:span text:style-name="T199"> </text:span><text:span text:style-name="T35">attività</text:span><text:span text:style-name="T199"> </text:span><text:span text:style-name="T35">svolte</text:span><text:span text:style-name="T199"> </text:span><text:span text:style-name="T35">in</text:span><text:span text:style-name="T199"> </text:span><text:span text:style-name="T35">Italia</text:span><text:span text:style-name="T199"> </text:span><text:span text:style-name="T35">che</text:span><text:span text:style-name="T199"> </text:span><text:span text:style-name="T35">riguardano</text:span><text:span text:style-name="T199"> </text:span><text:span text:style-name="T35">cittadini</text:span><text:span text:style-name="T180"> </text:span><text:span text:style-name="T35">stranieri</text:span><text:span text:style-name="T199"> </text:span><text:span text:style-name="T35">ex- tracomunitari regolarmente soggiornanti. Nel caso di attività non specifiche, devono essere evidenziati gli interventi rivolti all’utenza</text:span><text:span text:style-name="T179"> </text:span><text:span text:style-name="T35">straniera.</text:span></text:p>
        <text:p text:style-name="P785"/>
        <text:list xml:id="list153422390033818" text:continue-numbering="true" text:style-name="WWNum16">
          <text:list-item>
            <text:h text:style-name="P227" text:outline-level="3"><text:span text:style-name="T389">Come deve essere redatta la</text:span><text:span text:style-name="T427"> </text:span><text:span text:style-name="T389">relazione?</text:span></text:h>
          </text:list-item>
        </text:list>
        <text:p text:style-name="P816"><text:span text:style-name="T35">La</text:span><text:span text:style-name="T176"> </text:span><text:span text:style-name="T35">relazione</text:span><text:span text:style-name="T176"> </text:span><text:span text:style-name="T35">dettagliata,</text:span><text:span text:style-name="T173"> </text:span><text:span text:style-name="T35">con</text:span><text:span text:style-name="T176"> </text:span><text:span text:style-name="T35">riferimenti</text:span><text:span text:style-name="T173"> </text:span><text:span text:style-name="T35">circostanziati</text:span><text:span text:style-name="T176"> </text:span><text:span text:style-name="T35">e</text:span><text:span text:style-name="T173"> </text:span><text:span text:style-name="T35">documentati,</text:span><text:span text:style-name="T176"> </text:span><text:span text:style-name="T35">deve</text:span><text:span text:style-name="T173"> </text:span><text:span text:style-name="T35">de- scrivere</text:span><text:span text:style-name="T199"> </text:span><text:span text:style-name="T35">l’attività</text:span><text:span text:style-name="T180"> </text:span><text:span text:style-name="T35">svolta</text:span><text:span text:style-name="T180"> </text:span><text:span text:style-name="T35">negli</text:span><text:span text:style-name="T180"> </text:span><text:span text:style-name="T35">ultimi</text:span><text:span text:style-name="T180"> </text:span><text:span text:style-name="T35">due</text:span><text:span text:style-name="T180"> </text:span><text:span text:style-name="T35">anni</text:span><text:span text:style-name="T199"> </text:span><text:span text:style-name="T35">(dal</text:span><text:span text:style-name="T180"> </text:span><text:span text:style-name="T35">mese</text:span><text:span text:style-name="T180"> </text:span><text:span text:style-name="T35">di</text:span><text:span text:style-name="T180"> </text:span><text:span text:style-name="T35">presentazione</text:span><text:span text:style-name="T180"> </text:span><text:span text:style-name="T35">della </text:span><text:span text:style-name="T162">domanda)</text:span><text:span text:style-name="T180"> </text:span><text:span text:style-name="T35">per</text:span><text:span text:style-name="T180"> </text:span><text:span text:style-name="T162">favorire</text:span><text:span text:style-name="T180"> </text:span><text:span text:style-name="T162">l’integrazione</text:span><text:span text:style-name="T180"> </text:span><text:span text:style-name="T162">sociale</text:span><text:span text:style-name="T180"> </text:span><text:span text:style-name="T162">degli</text:span><text:span text:style-name="T180"> </text:span><text:span text:style-name="T162">stranieri;</text:span><text:span text:style-name="T180"> </text:span><text:span text:style-name="T162">devono</text:span><text:span text:style-name="T180"> </text:span><text:span text:style-name="T162">essere</text:span><text:span text:style-name="T180"> </text:span><text:span text:style-name="T162">posti </text:span><text:span text:style-name="T35">in evidenza, per ogni iniziativa realizzata, le date di inizio e fine attività, gli obiettivi,</text:span><text:span text:style-name="T174"> </text:span><text:span text:style-name="T35">le</text:span><text:span text:style-name="T183"> </text:span><text:span text:style-name="T35">azioni</text:span><text:span text:style-name="T174"> </text:span><text:span text:style-name="T35">specifiche</text:span><text:span text:style-name="T183"> </text:span><text:span text:style-name="T35">attuate,</text:span><text:span text:style-name="T174"> </text:span><text:span text:style-name="T35">i</text:span><text:span text:style-name="T183"> </text:span><text:span text:style-name="T35">risultati</text:span><text:span text:style-name="T174"> </text:span><text:span text:style-name="T35">raggiunti,</text:span><text:span text:style-name="T183"> </text:span><text:span text:style-name="T35">i</text:span><text:span text:style-name="T174"> </text:span><text:span text:style-name="T35">finanziamenti,</text:span><text:span text:style-name="T183"> </text:span><text:span text:style-name="T35">i</text:span><text:span text:style-name="T174"> </text:span><text:span text:style-name="T35">de- stinatari, gli operatori ed ogni altra informazione utile alla descrizione della stabile esperienza maturata nello specifico settore dell’integrazione sociale degli</text:span><text:span text:style-name="T162"> </text:span><text:span text:style-name="T35">stranieri.</text:span></text:p>
        <text:p text:style-name="P733"/>
        <text:list xml:id="list153422074227866" text:continue-numbering="true" text:style-name="WWNum16">
          <text:list-item>
            <text:h text:style-name="P50" text:outline-level="3"><text:span text:style-name="T389">Come deve essere documentata la stabile attività biennale descritta nella</text:span><text:span text:style-name="T390"> </text:span><text:span text:style-name="T389">relazione?</text:span></text:h>
          </text:list-item>
        </text:list>
        <text:p text:style-name="P909"><text:span text:style-name="T35">Allegando convenzioni stipulate e/o attestazioni rilasciate dagli enti</text:span><text:span text:style-name="T176"> </text:span><text:span text:style-name="T35">pubblici di</text:span><text:span text:style-name="T196"> </text:span><text:span text:style-name="T162">riferimento,</text:span><text:span text:style-name="T199"> </text:span><text:span text:style-name="T162">copie</text:span><text:span text:style-name="T199"> </text:span><text:span text:style-name="T35">dei</text:span><text:span text:style-name="T199"> </text:span><text:span text:style-name="T162">progetti</text:span><text:span text:style-name="T196"> </text:span><text:span text:style-name="T162">realizzati</text:span><text:span text:style-name="T199"> </text:span><text:span text:style-name="T35">e</text:span><text:span text:style-name="T199"> </text:span><text:span text:style-name="T162">delle</text:span><text:span text:style-name="T199"> </text:span><text:span text:style-name="T162">relazioni</text:span><text:span text:style-name="T196"> </text:span><text:span text:style-name="T162">periodiche</text:span><text:span text:style-name="T199"> </text:span><text:span text:style-name="T35">e/o</text:span><text:span text:style-name="T199"> </text:span><text:span text:style-name="T162">finali, </text:span><text:span text:style-name="T35">elaborazioni dati, curricula dei mediatori culturali, pubblicazioni e materiale informativo prodotti,</text:span><text:span text:style-name="T39"> </text:span><text:span text:style-name="T35">ecc.</text:span></text:p>
        <text:p text:style-name="P911"><text:span text:style-name="T36">Tale</text:span><text:span text:style-name="T39"> </text:span><text:span text:style-name="T35">documentazione</text:span><text:span text:style-name="T39"> </text:span><text:span text:style-name="T35">deve</text:span><text:span text:style-name="T39"> </text:span><text:span text:style-name="T35">essere</text:span><text:span text:style-name="T39"> </text:span><text:span text:style-name="T35">chiaramente</text:span><text:span text:style-name="T39"> </text:span><text:span text:style-name="T35">indicata</text:span><text:span text:style-name="T36"> </text:span><text:span text:style-name="T35">nella</text:span><text:span text:style-name="T39"> </text:span><text:span text:style-name="T35">relazione</text:span><text:span text:style-name="T39"> </text:span><text:span text:style-name="T35">al</text:span><text:span text:style-name="T39"> </text:span><text:span text:style-name="T35">fine di</text:span><text:span text:style-name="T199"> </text:span><text:span text:style-name="T162">consentire</text:span><text:span text:style-name="T199"> </text:span><text:span text:style-name="T35">un</text:span><text:span text:style-name="T199"> </text:span><text:span text:style-name="T162">preciso</text:span><text:span text:style-name="T180"> </text:span><text:span text:style-name="T162">collegamento</text:span><text:span text:style-name="T199"> </text:span><text:span text:style-name="T35">con</text:span><text:span text:style-name="T199"> </text:span><text:span text:style-name="T35">il</text:span><text:span text:style-name="T199"> </text:span><text:span text:style-name="T162">relativo</text:span><text:span text:style-name="T180"> </text:span><text:span text:style-name="T162">progetto</text:span><text:span text:style-name="T199"> </text:span><text:span text:style-name="T162">(attraverso</text:span><text:span text:style-name="T199"> </text:span><text:span text:style-name="T162">un’or- </text:span><text:span text:style-name="T35">dinata numerazione degli allegati “vedi</text:span><text:span text:style-name="T176"> </text:span><text:span text:style-name="T35">all.n°….”).</text:span></text:p>
        <text:p text:style-name="P785"/>
        <text:list xml:id="list153421056180465" text:continue-numbering="true" text:style-name="WWNum16">
          <text:list-item>
            <text:h text:style-name="P262" text:outline-level="3"><text:span text:style-name="T389">Se negli ultimi due anni non sono state stipulate conven- zioni, come si può dimostrare l’esperienza</text:span><text:span text:style-name="T396"> </text:span><text:span text:style-name="T389">maturata?</text:span></text:h>
          </text:list-item>
        </text:list>
        <text:p text:style-name="P968"><text:span text:style-name="T162">L’esperienza </text:span><text:span text:style-name="T35">maturata deve essere comunque dimostrata presentando</text:span><text:span text:style-name="T211"> </text:span><text:span text:style-name="T35">attesta- zioni rilasciate dagli enti pubblici (enti locali, scuole, ASL, ecc) con i quali l’ente ha collaborato anche senza usufruire di finanziamenti. Le attestazioni non</text:span><text:span text:style-name="T170"> </text:span><text:span text:style-name="T35">rilasciate</text:span><text:span text:style-name="T203"> </text:span><text:span text:style-name="T35">da</text:span><text:span text:style-name="T203"> </text:span><text:span text:style-name="T35">enti</text:span><text:span text:style-name="T203"> </text:span><text:span text:style-name="T35">pubblici</text:span><text:span text:style-name="T203"> </text:span><text:span text:style-name="T35">completano</text:span><text:span text:style-name="T170"> </text:span><text:span text:style-name="T35">la</text:span><text:span text:style-name="T203"> </text:span><text:span text:style-name="T35">documentazione</text:span><text:span text:style-name="T203"> </text:span><text:span text:style-name="T35">sull’attività</text:span><text:span text:style-name="T203"> </text:span><text:span text:style-name="T35">ma non sostituiscono i documenti</text:span><text:span text:style-name="T196"> </text:span><text:span text:style-name="T35">istituzionali.</text:span></text:p>
        <text:p text:style-name="P773"/>
        <text:list xml:id="list153421168410502" text:continue-numbering="true" text:style-name="WWNum16">
          <text:list-item>
            <text:h text:style-name="P275" text:outline-level="3"><text:span text:style-name="T389">Quali sono le annualità di bilancio</text:span><text:span text:style-name="T406"> </text:span><text:span text:style-name="T389">richieste?</text:span></text:h>
          </text:list-item>
        </text:list>
        <text:p text:style-name="P876"><text:span text:style-name="T35">I</text:span><text:span text:style-name="T170"> </text:span><text:span text:style-name="T35">bilanci</text:span><text:span text:style-name="T203"> </text:span><text:span text:style-name="T35">devono</text:span><text:span text:style-name="T170"> </text:span><text:span text:style-name="T35">riguardare</text:span><text:span text:style-name="T203"> </text:span><text:span text:style-name="T35">le</text:span><text:span text:style-name="T170"> </text:span><text:span text:style-name="T35">ultime</text:span><text:span text:style-name="T203"> </text:span><text:span text:style-name="T35">due</text:span><text:span text:style-name="T170"> </text:span><text:span text:style-name="T35">annualità</text:span><text:span text:style-name="T203"> </text:span><text:span text:style-name="T35">approvate</text:span><text:span text:style-name="T170"> </text:span><text:span text:style-name="T35">dall’assemblea.</text:span></text:p>
        <text:p text:style-name="P861"><text:span text:style-name="T35">Il</text:span><text:span text:style-name="T39"> </text:span><text:span text:style-name="T35">periodo</text:span><text:span text:style-name="T39"> </text:span><text:span text:style-name="T35">può</text:span><text:span text:style-name="T39"> </text:span><text:span text:style-name="T35">dunque</text:span><text:span text:style-name="T36"> </text:span><text:span text:style-name="T35">non</text:span><text:span text:style-name="T39"> </text:span><text:span text:style-name="T35">corrispondere</text:span><text:span text:style-name="T39"> </text:span><text:span text:style-name="T35">a</text:span><text:span text:style-name="T36"> </text:span><text:span text:style-name="T35">quello</text:span><text:span text:style-name="T39"> </text:span><text:span text:style-name="T35">considerato</text:span><text:span text:style-name="T39"> </text:span><text:span text:style-name="T35">dalla</text:span><text:span text:style-name="T36"> </text:span><text:span text:style-name="T35">relazione sulle</text:span><text:span text:style-name="T212"> </text:span><text:span text:style-name="T35">attività.</text:span><text:span text:style-name="T212"> </text:span><text:span text:style-name="T35">Devono</text:span><text:span text:style-name="T212"> </text:span><text:span text:style-name="T35">essere</text:span><text:span text:style-name="T212"> </text:span><text:span text:style-name="T35">allegate</text:span><text:span text:style-name="T212"> </text:span><text:span text:style-name="T35">anche</text:span><text:span text:style-name="T212"> </text:span><text:span text:style-name="T35">le</text:span><text:span text:style-name="T212"> </text:span><text:span text:style-name="T35">delibere</text:span><text:span text:style-name="T212"> </text:span><text:span text:style-name="T35">di</text:span><text:span text:style-name="T212"> </text:span><text:span text:style-name="T35">approvazione</text:span><text:span text:style-name="T212"> </text:span><text:span text:style-name="T35">da</text:span><text:span text:style-name="T212"> </text:span><text:span text:style-name="T35">parte dell’assemblea</text:span><text:span text:style-name="T211"> </text:span><text:span text:style-name="T35">e</text:span><text:span text:style-name="T212"> </text:span><text:span text:style-name="T35">le</text:span><text:span text:style-name="T212"> </text:span><text:span text:style-name="T35">eventuali</text:span><text:span text:style-name="T212"> </text:span><text:span text:style-name="T35">relazioni</text:span><text:span text:style-name="T212"> </text:span><text:span text:style-name="T35">di</text:span><text:span text:style-name="T211"> </text:span><text:span text:style-name="T35">accompagnamento</text:span><text:span text:style-name="T212"> </text:span><text:span text:style-name="T35">o</text:span><text:span text:style-name="T212"> </text:span><text:span text:style-name="T35">note</text:span><text:span text:style-name="T212"> </text:span><text:span text:style-name="T35">integrative.</text:span></text:p>
        <text:p text:style-name="P785"/>
        <text:list xml:id="list153422603662917" text:continue-numbering="true" text:style-name="WWNum16">
          <text:list-item>
            <text:h text:style-name="P82" text:outline-level="3"><text:span text:style-name="T389">Le articolazioni o circoli territoriali possono avvalersi del- l’iscrizione dell’ente nazionale di</text:span><text:span text:style-name="T427"> </text:span><text:span text:style-name="T389">appartenenza?</text:span></text:h>
          </text:list-item>
        </text:list>
        <text:p text:style-name="P853"><text:span text:style-name="T162">L’iscrizione</text:span><text:span text:style-name="T174"> </text:span><text:span text:style-name="T35">di</text:span><text:span text:style-name="T183"> </text:span><text:span text:style-name="T35">un</text:span><text:span text:style-name="T183"> </text:span><text:span text:style-name="T35">ente</text:span><text:span text:style-name="T183"> </text:span><text:span text:style-name="T35">nazionale</text:span><text:span text:style-name="T183"> </text:span><text:span text:style-name="T35">si</text:span><text:span text:style-name="T183"> </text:span><text:span text:style-name="T35">estende</text:span><text:span text:style-name="T183"> </text:span><text:span text:style-name="T35">anche</text:span><text:span text:style-name="T183"> </text:span><text:span text:style-name="T35">alle</text:span><text:span text:style-name="T183"> </text:span><text:span text:style-name="T35">articolazioni</text:span><text:span text:style-name="T183"> </text:span><text:span text:style-name="T35">territoriali, come</text:span><text:span text:style-name="T203"> </text:span><text:span text:style-name="T35">da</text:span><text:span text:style-name="T203"> </text:span><text:span text:style-name="T35">statuto</text:span><text:span text:style-name="T203"> </text:span><text:span text:style-name="T35">dell’ente,</text:span><text:span text:style-name="T203"> </text:span><text:span text:style-name="T35">il</text:span><text:span text:style-name="T203"> </text:span><text:span text:style-name="T35">quale,</text:span><text:span text:style-name="T203"> </text:span><text:span text:style-name="T35">alla</text:span><text:span text:style-name="T203"> </text:span><text:span text:style-name="T35">scadenza</text:span><text:span text:style-name="T203"> </text:span><text:span text:style-name="T35">del</text:span><text:span text:style-name="T203"> </text:span><text:span text:style-name="T35">30</text:span><text:span text:style-name="T203"> </text:span><text:span text:style-name="T35">gennaio</text:span><text:span text:style-name="T39"> </text:span><text:span text:style-name="T35">di</text:span><text:span text:style-name="T203"> </text:span><text:span text:style-name="T35">ogni</text:span><text:span text:style-name="T203"> </text:span><text:span text:style-name="T35">anno, deve</text:span><text:span text:style-name="T203"> </text:span><text:span text:style-name="T35">relazionare</text:span><text:span text:style-name="T39"> </text:span><text:span text:style-name="T35">sull’attività</text:span><text:span text:style-name="T203"> </text:span><text:span text:style-name="T35">svolta</text:span><text:span text:style-name="T39"> </text:span><text:span text:style-name="T35">anche</text:span><text:span text:style-name="T39"> </text:span><text:span text:style-name="T35">dalle</text:span><text:span text:style-name="T203"> </text:span><text:span text:style-name="T35">diramazioni</text:span><text:span text:style-name="T39"> </text:span><text:span text:style-name="T35">territoriali.</text:span></text:p>
        <text:p text:style-name="P785"/>
        <text:list xml:id="list153420887424743" text:continue-numbering="true" text:style-name="WWNum16">
          <text:list-item>
            <text:h text:style-name="P275" text:outline-level="3"><text:span text:style-name="T389">Chi deve compilare la dichiarazione sostitutiva</text:span><text:span text:style-name="T400"> </text:span><text:span text:style-name="T389">1?</text:span></text:h>
          </text:list-item>
        </text:list>
        <text:p text:style-name="P863"><text:span text:style-name="T35">Ogni componente gli organi di amministrazione e di controllo dell’ente</text:span><text:span text:style-name="T202"> </text:span><text:span text:style-name="T35">deve compilare la propria dichiarazione (utilizzando l’apposito fac simile). La di- chiarazione</text:span><text:span text:style-name="T212"> </text:span><text:span text:style-name="T35">deve</text:span><text:span text:style-name="T217"> </text:span><text:span text:style-name="T35">essere</text:span><text:span text:style-name="T217"> </text:span><text:span text:style-name="T35">firmata,</text:span><text:span text:style-name="T217"> </text:span><text:span text:style-name="T35">datata</text:span><text:span text:style-name="T217"> </text:span><text:span text:style-name="T35">e</text:span><text:span text:style-name="T217"> </text:span><text:span text:style-name="T35">corredata</text:span><text:span text:style-name="T217"> </text:span><text:span text:style-name="T35">da</text:span><text:span text:style-name="T217"> </text:span><text:span text:style-name="T35">fotocopia</text:span><text:span text:style-name="T217"> </text:span><text:span text:style-name="T35">del</text:span><text:span text:style-name="T212"> </text:span><text:span text:style-name="T35">documento di identità (in corso di</text:span><text:span text:style-name="T183"> </text:span><text:span text:style-name="T35">validità).</text:span></text:p>
        <text:p text:style-name="P718"/>
        <text:list xml:id="list153420651866911" text:continue-numbering="true" text:style-name="WWNum16">
          <text:list-item>
            <text:h text:style-name="P275" text:outline-level="3"><text:span text:style-name="T389">Chi deve compilare le dichiarazioni sostitutive 2 e</text:span><text:span text:style-name="T413"> </text:span><text:span text:style-name="T389">3?</text:span></text:h>
          </text:list-item>
        </text:list>
        <text:p text:style-name="P863"><text:span text:style-name="T35">Il</text:span><text:span text:style-name="T199"> </text:span><text:span text:style-name="T35">solo</text:span><text:span text:style-name="T199"> </text:span><text:span text:style-name="T35">legale</text:span><text:span text:style-name="T199"> </text:span><text:span text:style-name="T35">rappresentante,</text:span><text:span text:style-name="T199"> </text:span><text:span text:style-name="T35">utilizzando</text:span><text:span text:style-name="T180"> </text:span><text:span text:style-name="T35">i</text:span><text:span text:style-name="T199"> </text:span><text:span text:style-name="T35">fac</text:span><text:span text:style-name="T199"> </text:span><text:span text:style-name="T35">simili</text:span><text:span text:style-name="T199"> </text:span><text:span text:style-name="T35">predisposti,</text:span><text:span text:style-name="T199"> </text:span><text:span text:style-name="T35">da</text:span><text:span text:style-name="T180"> </text:span><text:span text:style-name="T35">compilare inserendo tutti i dati</text:span><text:span text:style-name="T199"> </text:span><text:span text:style-name="T35">richiesti.</text:span></text:p>
        <text:p text:style-name="P842"/>
        <text:h text:style-name="P182" text:outline-level="3"><text:span text:style-name="T389">ISCRIZIONE ALLA SECONDA SEZIONE</text:span></text:h>
        <text:p text:style-name="P802"/>
        <text:list xml:id="list153421443766012" text:continue-numbering="true" text:style-name="WWNum16">
          <text:list-item>
            <text:p text:style-name="P628"><text:span text:style-name="T347">Quali documenti </text:span><text:span text:style-name="T370">devono </text:span><text:span text:style-name="T347">essere presentati assieme alla do- manda di</text:span><text:span text:style-name="T354"> </text:span><text:span text:style-name="T347">iscrizione?</text:span></text:p>
          </text:list-item>
        </text:list>
        <text:p text:style-name="P1108"><text:span text:style-name="T35">Per quanto riguarda i documenti da allegare alla richiesta di iscrizione, com- presa la stipula del rapporto di partenariato, occorre far riferimento al fac si- mile di domanda alla seconda sezione scaricabile dal sito del Ministero alla pagina </text:span><text:a xlink:type="simple" xlink:href="http://www.lavoro.gov.it/AreaSociale/Immigrazione/associazioni/Pages/de-" text:style-name="Default_20_Style" text:visited-style-name="Default_20_Style"><text:span text:style-name="T221">http://www.lavoro.gov.it/AreaSociale/Immigrazione/associazioni/Pages/de-</text:span></text:a><text:span text:style-name="T35"> </text:span><text:span text:style-name="T221">fault.aspx</text:span></text:p>
        <text:p text:style-name="P773"/>
        <text:list xml:id="list153421126920793" text:continue-numbering="true" text:style-name="WWNum16">
          <text:list-item>
            <text:h text:style-name="P276" text:outline-level="3"><text:span text:style-name="T389">E’</text:span><text:span text:style-name="T406"> </text:span><text:span text:style-name="T390">indispensabile</text:span><text:span text:style-name="T406"> </text:span><text:span text:style-name="T390">presentare</text:span><text:span text:style-name="T406"> </text:span><text:span text:style-name="T389">il</text:span><text:span text:style-name="T408"> </text:span><text:span text:style-name="T390">documento</text:span><text:span text:style-name="T406"> </text:span><text:span text:style-name="T390">che</text:span><text:span text:style-name="T406"> </text:span><text:span text:style-name="T390">attesta</text:span><text:span text:style-name="T408"> </text:span><text:span text:style-name="T390">l’instau- </text:span><text:span text:style-name="T389">razione</text:span><text:span text:style-name="T423"> </text:span><text:span text:style-name="T389">di</text:span><text:span text:style-name="T423"> </text:span><text:span text:style-name="T389">un</text:span><text:span text:style-name="T423"> </text:span><text:span text:style-name="T389">rapporto</text:span><text:span text:style-name="T423"> </text:span><text:span text:style-name="T389">di</text:span><text:span text:style-name="T423"> </text:span><text:span text:style-name="T389">partenariato</text:span><text:span text:style-name="T423"> </text:span><text:span text:style-name="T389">con</text:span><text:span text:style-name="T423"> </text:span><text:span text:style-name="T389">un</text:span><text:span text:style-name="T423"> </text:span><text:span text:style-name="T389">ente</text:span><text:span text:style-name="T427"> </text:span><text:span text:style-name="T389">già</text:span><text:span text:style-name="T423"> </text:span><text:span text:style-name="T389">iscritto?</text:span></text:h>
          </text:list-item>
        </text:list>
        <text:p text:style-name="P963"><text:span text:style-name="T35">Sì, </text:span><text:span text:style-name="T162">l’instaurazione </text:span><text:span text:style-name="T35">del </text:span><text:span text:style-name="T162">rapporto </text:span><text:span text:style-name="T35">di </text:span><text:span text:style-name="T162">partenariato </text:span><text:span text:style-name="T35">con uno dei </text:span><text:span text:style-name="T162">soggetti </text:span><text:span text:style-name="T35">già </text:span><text:span text:style-name="T162">iscritti </text:span><text:span text:style-name="T36">nella seconda sezione </text:span><text:span text:style-name="T162">del </text:span><text:span text:style-name="T36">Registro </text:span><text:span text:style-name="T35">è </text:span><text:span text:style-name="T36">condizione necessaria </text:span><text:span text:style-name="T35">ai </text:span><text:span text:style-name="T162">fini </text:span><text:span text:style-name="T36">dell’iscrizione.</text:span></text:p>
      </text:section>
      <text:p text:style-name="P1273"><draw:rect text:anchor-type="char" draw:z-index="35" draw:style-name="gr9" draw:text-style-name="P1282" svg:width="9.0343in" svg:height="6.474in" svg:x="0.011in" svg:y="0.0102in"><text:p/></draw:rect><draw:rect text:anchor-type="char" draw:z-index="60" draw:style-name="gr7" draw:text-style-name="P1281" svg:width="0.0142in" svg:height="6.4961in" svg:x="4.511in" svg:y="0in"><text:p/></draw:rect></text:p>
      <text:p text:style-name="P728"/>
      <text:p text:style-name="P1005"><draw:g text:anchor-type="as-char" draw:z-index="204" draw:style-name="gr5"><draw:line draw:style-name="gr6" draw:text-style-name="P1280" svg:x1="0in" svg:y1="0in" svg:x2="3.8228in" svg:y2="0in"><text:p/></draw:line></draw:g></text:p>
      <text:p text:style-name="P800"/>
      <text:list xml:id="list153421003783960" text:continue-numbering="true" text:style-name="WWNum16">
        <text:list-item>
          <text:h text:style-name="P265" text:outline-level="3"><text:span text:style-name="T389">Dove è reperibile l’elenco aggiornato degli iscritti alla se- conda sezione del Registro ai fini di individuare il soggetto per un’eventuale</text:span><text:span text:style-name="T439"> </text:span><text:span text:style-name="T389">partenariato?</text:span></text:h>
        </text:list-item>
      </text:list>
      <text:p text:style-name="P1009"><text:span text:style-name="T36">L’elenco</text:span><text:span text:style-name="T187"> </text:span><text:span text:style-name="T35">deve</text:span><text:span text:style-name="T187"> </text:span><text:span text:style-name="T35">essere</text:span><text:span text:style-name="T187"> </text:span><text:span text:style-name="T35">richiesto</text:span><text:span text:style-name="T187"> </text:span><text:span text:style-name="T35">a</text:span><text:span text:style-name="T190"> </text:span><text:span text:style-name="T35">questo</text:span><text:span text:style-name="T187"> </text:span><text:span text:style-name="T162">ufficio,</text:span><text:span text:style-name="T187"> </text:span><text:span text:style-name="T35">anche</text:span><text:span text:style-name="T187"> </text:span><text:span text:style-name="T35">per</text:span><text:span text:style-name="T190"> </text:span><text:span text:style-name="T35">e-mail,</text:span><text:span text:style-name="T187"> </text:span><text:span text:style-name="T35">possibilmente specificando la Regione di riferimento. </text:span><text:span text:style-name="T162">L’elenco </text:span><text:span text:style-name="T35">non è pubblicato in quanto, trattandosi</text:span><text:span text:style-name="T174"> </text:span><text:span text:style-name="T35">di</text:span><text:span text:style-name="T183"> </text:span><text:span text:style-name="T35">un</text:span><text:span text:style-name="T183"> </text:span><text:span text:style-name="T35">settore</text:span><text:span text:style-name="T183"> </text:span><text:span text:style-name="T35">di</text:span><text:span text:style-name="T174"> </text:span><text:span text:style-name="T35">intervento</text:span><text:span text:style-name="T183"> </text:span><text:span text:style-name="T35">delicato,</text:span><text:span text:style-name="T183"> </text:span><text:span text:style-name="T35">i</text:span><text:span text:style-name="T183"> </text:span><text:span text:style-name="T35">dati</text:span><text:span text:style-name="T174"> </text:span><text:span text:style-name="T35">vengono</text:span><text:span text:style-name="T183"> </text:span><text:span text:style-name="T35">forniti</text:span><text:span text:style-name="T183"> </text:span><text:span text:style-name="T35">solo</text:span><text:span text:style-name="T183"> </text:span><text:span text:style-name="T35">su</text:span><text:span text:style-name="T174"> </text:span><text:span text:style-name="T35">ri- chiesta</text:span><text:span text:style-name="T39"> </text:span><text:span text:style-name="T35">nominativa</text:span><text:span text:style-name="T36"> </text:span><text:span text:style-name="T35">e</text:span><text:span text:style-name="T36"> </text:span><text:span text:style-name="T35">motivata</text:span><text:span text:style-name="T36"> </text:span><text:span text:style-name="T35">ed</text:span><text:span text:style-name="T39"> </text:span><text:span text:style-name="T35">esclusivamente</text:span><text:span text:style-name="T36"> </text:span><text:span text:style-name="T35">per</text:span><text:span text:style-name="T36"> </text:span><text:span text:style-name="T35">l’uso</text:span><text:span text:style-name="T36"> </text:span><text:span text:style-name="T35">specifico.</text:span></text:p>
      <text:p text:style-name="P1058"/>
      <text:list xml:id="list153422670522769" text:continue-numbering="true" text:style-name="WWNum16">
        <text:list-item>
          <text:h text:style-name="P228" text:outline-level="3"><text:span text:style-name="T389">Come deve essere redatto il rapporto di</text:span><text:span text:style-name="T423"> </text:span><text:span text:style-name="T389">partenariato?</text:span></text:h>
        </text:list-item>
      </text:list>
      <text:p text:style-name="P1008"><text:span text:style-name="T35">I soggetti interessati possono indicare obiettivi, contenuti, modalità e durata che</text:span><text:span text:style-name="T174"> </text:span><text:span text:style-name="T35">meglio</text:span><text:span text:style-name="T183"> </text:span><text:span text:style-name="T35">rispondono</text:span><text:span text:style-name="T174"> </text:span><text:span text:style-name="T35">alle</text:span><text:span text:style-name="T183"> </text:span><text:span text:style-name="T35">loro</text:span><text:span text:style-name="T174"> </text:span><text:span text:style-name="T35">esigenze</text:span><text:span text:style-name="T183"> </text:span><text:span text:style-name="T35">operative,</text:span><text:span text:style-name="T174"> </text:span><text:span text:style-name="T35">con</text:span><text:span text:style-name="T183"> </text:span><text:span text:style-name="T35">preciso</text:span><text:span text:style-name="T174"> </text:span><text:span text:style-name="T35">riferimento</text:span><text:span text:style-name="T183"> </text:span><text:span text:style-name="T35">al progetto</text:span><text:span text:style-name="T162"> </text:span><text:span text:style-name="T35">proposto.</text:span></text:p>
      <text:p text:style-name="P1058"/>
      <text:p text:style-name="P1006"><text:span text:style-name="T225">ATTEnzIonE: </text:span><text:span text:style-name="T35">Per la ulteriore documentazione da allegare visionare anche le FAQ riferite alla prima sezione</text:span></text:p>
      <text:p text:style-name="P708"/>
      <text:p text:style-name="P708"/>
      <text:p text:style-name="P708"/>
      <text:p text:style-name="P708"/>
      <text:p text:style-name="P708"/>
      <text:p text:style-name="P708"/>
      <text:p text:style-name="P708"/>
      <text:p text:style-name="P708"/>
      <text:p text:style-name="P708"/>
      <text:p text:style-name="Text_20_body"><text:span text:style-name="T285"/></text:p>
      <text:p text:style-name="P1276"><draw:g text:anchor-type="char" draw:z-index="205" draw:style-name="gr2"><draw:path draw:style-name="gr3" draw:text-style-name="P1278" svg:width="4.5165in" svg:height="6.4732in" svg:x="0.0114in" svg:y="0.0098in" svg:viewBox="0 0 11473 16443" svg:d="M0 16443h11473zM11473 0h-11473v16443z"><text:p/></draw:path><draw:rect draw:style-name="gr4" draw:text-style-name="P1279" svg:width="0.0142in" svg:height="6.4969in" svg:x="4.5102in" svg:y="0in"><text:p/></draw:rect></draw:g></text:p>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892"/>
      <text:p text:style-name="P1274"><text:span text:style-name="T35">Finito di stampare nel mese di febbraio 2014 dalla tipografia CSR</text:span></text:p>
      <text:p text:style-name="P1275"><text:span text:style-name="T35">via di Pietralata, 157 - 00158 Roma tel. 064182113 (r.a.) - fax 06450667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Lucida Sans1" svg:font-family="'Lucida Sans'" style:font-family-generic="swiss"/>
    <style:font-face style:name="Times New Roman1" svg:font-family="'Times New Roman'" style:font-adornments="Regular"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Times New Roman" fo:font-family="'Times New Roman'" style:font-family-generic="roman" style:font-pitch="variable" fo:language="it" fo:country="IT"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Times New Roman" fo:font-family="'Times New Roman'" style:font-family-generic="roman" style:font-pitch="variable" fo:font-size="9pt" fo:language="it" fo:country="IT" style:font-name-asian="Times New Roman2" style:font-family-asian="'Times New Roman'" style:font-family-generic-asian="system" style:font-pitch-asian="variable" style:font-size-asian="9pt" style:language-asian="en" style:country-asian="US" style:font-name-complex="Times New Roman2" style:font-family-complex="'Times New Roman'" style:font-family-generic-complex="system" style:font-pitch-complex="variable" style:font-size-complex="9pt" style:language-complex="ar" style:country-complex="SA"/>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2" style:list-style-name="" style:class="text">
      <style:paragraph-properties fo:margin-left="0.0835in" fo:margin-right="0in" fo:margin-top="0.0728in" fo:margin-bottom="0in" style:contextual-spacing="false" fo:text-align="justify" style:justify-single-word="false" fo:text-indent="0in" style:auto-text-indent="false"/>
      <style:text-properties style:font-name="Arial" fo:font-family="Arial" style:font-family-generic="roman" style:font-pitch="variable" fo:font-size="11pt" fo:language="it" fo:country="IT" fo:font-weight="bold" style:font-name-asian="Arial1" style:font-family-asian="Arial" style:font-family-generic-asian="system" style:font-pitch-asian="variable" style:font-size-asian="11pt" style:language-asian="en" style:country-asian="US" style:font-weight-asian="bold" style:font-name-complex="Arial1" style:font-family-complex="Arial" style:font-family-generic-complex="system" style:font-pitch-complex="variable" style:font-size-complex="11pt" style:language-complex="ar" style:country-complex="SA" style:font-weight-complex="bold"/>
    </style:style>
    <style:style style:name="Heading_20_2" style:display-name="Heading 2" style:family="paragraph" style:parent-style-name="Standard" style:default-outline-level="3" style:list-style-name="" style:class="text">
      <style:paragraph-properties fo:margin-left="0.0827in" fo:margin-right="0in" fo:text-indent="0in" style:auto-text-indent="false"/>
      <style:text-properties style:font-name="Arial" fo:font-family="Arial" style:font-family-generic="roman" style:font-pitch="variable" fo:font-size="9pt" fo:language="it" fo:country="IT" fo:font-weight="bold" style:font-name-asian="Arial1" style:font-family-asian="Arial" style:font-family-generic-asian="system" style:font-pitch-asian="variable" style:font-size-asian="9pt" style:language-asian="en" style:country-asian="US" style:font-weight-asian="bold" style:font-name-complex="Arial1" style:font-family-complex="Arial" style:font-family-generic-complex="system" style:font-pitch-complex="variable" style:font-size-complex="9pt" style:language-complex="ar" style:country-complex="SA" style:font-weight-complex="bold"/>
    </style:style>
    <style:style style:name="Title" style:family="paragraph" style:parent-style-name="Standard" style:default-outline-level="" style:class="chapter">
      <style:paragraph-properties fo:line-height="0.6764in"/>
      <style:text-properties style:font-name="Arial" fo:font-family="Arial" style:font-family-generic="roman" style:font-pitch="variable" fo:font-size="42.5pt" fo:language="it" fo:country="IT" style:font-name-asian="Arial1" style:font-family-asian="Arial" style:font-family-generic-asian="system" style:font-pitch-asian="variable" style:font-size-asian="42.5pt" style:language-asian="en" style:country-asian="US" style:font-name-complex="Arial1" style:font-family-complex="Arial" style:font-family-generic-complex="system" style:font-pitch-complex="variable" style:font-size-complex="42.5pt" style:language-complex="ar" style:country-complex="SA"/>
    </style:style>
    <style:style style:name="List_20_Paragraph" style:display-name="List Paragraph" style:family="paragraph" style:parent-style-name="Standard" style:default-outline-level="">
      <style:paragraph-properties fo:margin-left="0.1555in" fo:margin-right="0in" fo:margin-top="0.0063in" fo:margin-bottom="0in" style:contextual-spacing="false" fo:text-indent="-0.0728in" style:auto-text-indent="false"/>
      <style:text-properties style:font-name="Times New Roman" fo:font-family="'Times New Roman'" style:font-family-generic="roman" style:font-pitch="variable" fo:language="it" fo:country="IT"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default-outline-level="">
      <style:text-properties style:font-name="Arial" fo:font-family="Arial" style:font-family-generic="roman" style:font-pitch="variable" fo:language="it" fo:country="IT" style:font-name-asian="Arial1" style:font-family-asian="Arial" style:font-family-generic-asian="system" style:font-pitch-asian="variable" style:language-asian="en" style:country-asian="US" style:font-name-complex="Arial1" style:font-family-complex="Arial" style:font-family-generic-complex="system" style:font-pitch-complex="variable"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fo:color="#231f20" loext:opacity="100%" fo:font-size="9pt" fo:language="it" fo:country="IT" fo:font-style="italic" style:font-name-asian="Times New Roman2" style:font-family-asian="'Times New Roman'" style:font-family-generic-asian="system" style:font-pitch-asian="variable" style:font-size-asian="9pt" style:language-asian="en" style:country-asian="US" style:font-style-asian="italic" style:font-name-complex="Times New Roman2" style:font-family-complex="'Times New Roman'" style:font-family-generic-complex="system" style:font-pitch-complex="variable" style:font-size-complex="9pt" style:language-complex="ar" style:country-complex="SA" style:text-scale="100%"/>
    </style:style>
    <style:style style:name="ListLabel_20_2" style:display-name="ListLabel 2" style:family="text">
      <style:text-properties fo:language="it" fo:country="IT" style:language-asian="en" style:country-asian="US" style:language-complex="ar" style:country-complex="SA"/>
    </style:style>
    <style:style style:name="ListLabel_20_3" style:display-name="ListLabel 3" style:family="text">
      <style:text-properties fo:language="it" fo:country="IT" style:language-asian="en" style:country-asian="US" style:language-complex="ar" style:country-complex="SA"/>
    </style:style>
    <style:style style:name="ListLabel_20_4" style:display-name="ListLabel 4" style:family="text">
      <style:text-properties fo:language="it" fo:country="IT" style:language-asian="en" style:country-asian="US" style:language-complex="ar" style:country-complex="SA"/>
    </style:style>
    <style:style style:name="ListLabel_20_5" style:display-name="ListLabel 5" style:family="text">
      <style:text-properties fo:language="it" fo:country="IT" style:language-asian="en" style:country-asian="US" style:language-complex="ar" style:country-complex="SA"/>
    </style:style>
    <style:style style:name="ListLabel_20_6" style:display-name="ListLabel 6" style:family="text">
      <style:text-properties fo:language="it" fo:country="IT" style:language-asian="en" style:country-asian="US" style:language-complex="ar" style:country-complex="SA"/>
    </style:style>
    <style:style style:name="ListLabel_20_7" style:display-name="ListLabel 7" style:family="text">
      <style:text-properties fo:language="it" fo:country="IT" style:language-asian="en" style:country-asian="US" style:language-complex="ar" style:country-complex="SA"/>
    </style:style>
    <style:style style:name="ListLabel_20_8" style:display-name="ListLabel 8" style:family="text">
      <style:text-properties fo:language="it" fo:country="IT" style:language-asian="en" style:country-asian="US" style:language-complex="ar" style:country-complex="SA"/>
    </style:style>
    <style:style style:name="ListLabel_20_9" style:display-name="ListLabel 9" style:family="text">
      <style:text-properties fo:language="it" fo:country="IT" style:language-asian="en" style:country-asian="US" style:language-complex="ar" style:country-complex="SA"/>
    </style:style>
    <style:style style:name="ListLabel_20_10" style:display-name="ListLabel 10" style:family="text">
      <style:text-properties fo:letter-spacing="-0.0008in" fo:language="it" fo:country="IT" fo:font-weight="bold" style:language-asian="en" style:country-asian="US" style:font-weight-asian="bold" style:language-complex="ar" style:country-complex="SA" style:font-weight-complex="bold" style:text-scale="99%"/>
    </style:style>
    <style:style style:name="ListLabel_20_11" style:display-name="ListLabel 11" style:family="text">
      <style:text-properties fo:language="it" fo:country="IT" style:language-asian="en" style:country-asian="US" style:language-complex="ar" style:country-complex="SA"/>
    </style:style>
    <style:style style:name="ListLabel_20_12" style:display-name="ListLabel 12" style:family="text">
      <style:text-properties fo:language="it" fo:country="IT" style:language-asian="en" style:country-asian="US" style:language-complex="ar" style:country-complex="SA"/>
    </style:style>
    <style:style style:name="ListLabel_20_13" style:display-name="ListLabel 13" style:family="text">
      <style:text-properties fo:language="it" fo:country="IT" style:language-asian="en" style:country-asian="US" style:language-complex="ar" style:country-complex="SA"/>
    </style:style>
    <style:style style:name="ListLabel_20_14" style:display-name="ListLabel 14" style:family="text">
      <style:text-properties fo:language="it" fo:country="IT" style:language-asian="en" style:country-asian="US" style:language-complex="ar" style:country-complex="SA"/>
    </style:style>
    <style:style style:name="ListLabel_20_15" style:display-name="ListLabel 15" style:family="text">
      <style:text-properties fo:language="it" fo:country="IT" style:language-asian="en" style:country-asian="US" style:language-complex="ar" style:country-complex="SA"/>
    </style:style>
    <style:style style:name="ListLabel_20_16" style:display-name="ListLabel 16" style:family="text">
      <style:text-properties fo:language="it" fo:country="IT" style:language-asian="en" style:country-asian="US" style:language-complex="ar" style:country-complex="SA"/>
    </style:style>
    <style:style style:name="ListLabel_20_17" style:display-name="ListLabel 17" style:family="text">
      <style:text-properties fo:language="it" fo:country="IT" style:language-asian="en" style:country-asian="US" style:language-complex="ar" style:country-complex="SA"/>
    </style:style>
    <style:style style:name="ListLabel_20_18" style:display-name="ListLabel 18" style:family="text">
      <style:text-properties fo:language="it" fo:country="IT" style:language-asian="en" style:country-asian="US" style:language-complex="ar" style:country-complex="SA"/>
    </style:style>
    <style:style style:name="ListLabel_20_19" style:display-name="ListLabel 19" style:family="text">
      <style:text-properties fo:letter-spacing="-0.0016in" fo:language="it" fo:country="IT" fo:font-weight="bold" style:language-asian="en" style:country-asian="US" style:font-weight-asian="bold" style:language-complex="ar" style:country-complex="SA" style:font-weight-complex="bold" style:text-scale="99%"/>
    </style:style>
    <style:style style:name="ListLabel_20_20" style:display-name="ListLabel 20" style:family="text">
      <style:text-properties fo:language="it" fo:country="IT" style:language-asian="en" style:country-asian="US" style:language-complex="ar" style:country-complex="SA"/>
    </style:style>
    <style:style style:name="ListLabel_20_21" style:display-name="ListLabel 21" style:family="text">
      <style:text-properties fo:language="it" fo:country="IT" style:language-asian="en" style:country-asian="US" style:language-complex="ar" style:country-complex="SA"/>
    </style:style>
    <style:style style:name="ListLabel_20_22" style:display-name="ListLabel 22" style:family="text">
      <style:text-properties fo:language="it" fo:country="IT" style:language-asian="en" style:country-asian="US" style:language-complex="ar" style:country-complex="SA"/>
    </style:style>
    <style:style style:name="ListLabel_20_23" style:display-name="ListLabel 23" style:family="text">
      <style:text-properties fo:language="it" fo:country="IT" style:language-asian="en" style:country-asian="US" style:language-complex="ar" style:country-complex="SA"/>
    </style:style>
    <style:style style:name="ListLabel_20_24" style:display-name="ListLabel 24" style:family="text">
      <style:text-properties fo:language="it" fo:country="IT" style:language-asian="en" style:country-asian="US" style:language-complex="ar" style:country-complex="SA"/>
    </style:style>
    <style:style style:name="ListLabel_20_25" style:display-name="ListLabel 25" style:family="text">
      <style:text-properties fo:language="it" fo:country="IT" style:language-asian="en" style:country-asian="US" style:language-complex="ar" style:country-complex="SA"/>
    </style:style>
    <style:style style:name="ListLabel_20_26" style:display-name="ListLabel 26" style:family="text">
      <style:text-properties fo:language="it" fo:country="IT" style:language-asian="en" style:country-asian="US" style:language-complex="ar" style:country-complex="SA"/>
    </style:style>
    <style:style style:name="ListLabel_20_27" style:display-name="ListLabel 27" style:family="text">
      <style:text-properties fo:language="it" fo:country="IT" style:language-asian="en" style:country-asian="US" style:language-complex="ar" style:country-complex="SA"/>
    </style:style>
    <style:style style:name="ListLabel_20_28" style:display-name="ListLabel 28" style:family="text">
      <style:text-properties fo:color="#231f20" loext:opacity="100%" fo:font-size="9pt" fo:language="it" fo:country="IT" fo:font-style="italic" style:font-name-asian="Times New Roman2" style:font-family-asian="'Times New Roman'" style:font-family-generic-asian="system" style:font-pitch-asian="variable" style:font-size-asian="9pt" style:language-asian="en" style:country-asian="US" style:font-style-asian="italic" style:font-name-complex="Times New Roman2" style:font-family-complex="'Times New Roman'" style:font-family-generic-complex="system" style:font-pitch-complex="variable" style:font-size-complex="9pt" style:language-complex="ar" style:country-complex="SA" style:text-scale="100%"/>
    </style:style>
    <style:style style:name="ListLabel_20_29" style:display-name="ListLabel 29" style:family="text">
      <style:text-properties fo:language="it" fo:country="IT" style:language-asian="en" style:country-asian="US" style:language-complex="ar" style:country-complex="SA"/>
    </style:style>
    <style:style style:name="ListLabel_20_30" style:display-name="ListLabel 30" style:family="text">
      <style:text-properties fo:language="it" fo:country="IT" style:language-asian="en" style:country-asian="US" style:language-complex="ar" style:country-complex="SA"/>
    </style:style>
    <style:style style:name="ListLabel_20_31" style:display-name="ListLabel 31" style:family="text">
      <style:text-properties fo:language="it" fo:country="IT" style:language-asian="en" style:country-asian="US" style:language-complex="ar" style:country-complex="SA"/>
    </style:style>
    <style:style style:name="ListLabel_20_32" style:display-name="ListLabel 32" style:family="text">
      <style:text-properties fo:language="it" fo:country="IT" style:language-asian="en" style:country-asian="US" style:language-complex="ar" style:country-complex="SA"/>
    </style:style>
    <style:style style:name="ListLabel_20_33" style:display-name="ListLabel 33" style:family="text">
      <style:text-properties fo:language="it" fo:country="IT" style:language-asian="en" style:country-asian="US" style:language-complex="ar" style:country-complex="SA"/>
    </style:style>
    <style:style style:name="ListLabel_20_34" style:display-name="ListLabel 34" style:family="text">
      <style:text-properties fo:language="it" fo:country="IT" style:language-asian="en" style:country-asian="US" style:language-complex="ar" style:country-complex="SA"/>
    </style:style>
    <style:style style:name="ListLabel_20_35" style:display-name="ListLabel 35" style:family="text">
      <style:text-properties fo:language="it" fo:country="IT" style:language-asian="en" style:country-asian="US" style:language-complex="ar" style:country-complex="SA"/>
    </style:style>
    <style:style style:name="ListLabel_20_36" style:display-name="ListLabel 36" style:family="text">
      <style:text-properties fo:language="it" fo:country="IT" style:language-asian="en" style:country-asian="US" style:language-complex="ar" style:country-complex="SA"/>
    </style:style>
    <style:style style:name="ListLabel_20_37" style:display-name="ListLabel 37" style:family="text">
      <style:text-properties fo:letter-spacing="-0.0016in" fo:language="it" fo:country="IT" fo:font-weight="bold" style:language-asian="en" style:country-asian="US" style:font-weight-asian="bold" style:language-complex="ar" style:country-complex="SA" style:font-weight-complex="bold" style:text-scale="99%"/>
    </style:style>
    <style:style style:name="ListLabel_20_38" style:display-name="ListLabel 38" style:family="text">
      <style:text-properties fo:language="it" fo:country="IT" style:language-asian="en" style:country-asian="US" style:language-complex="ar" style:country-complex="SA"/>
    </style:style>
    <style:style style:name="ListLabel_20_39" style:display-name="ListLabel 39" style:family="text">
      <style:text-properties fo:language="it" fo:country="IT" style:language-asian="en" style:country-asian="US" style:language-complex="ar" style:country-complex="SA"/>
    </style:style>
    <style:style style:name="ListLabel_20_40" style:display-name="ListLabel 40" style:family="text">
      <style:text-properties fo:language="it" fo:country="IT" style:language-asian="en" style:country-asian="US" style:language-complex="ar" style:country-complex="SA"/>
    </style:style>
    <style:style style:name="ListLabel_20_41" style:display-name="ListLabel 41" style:family="text">
      <style:text-properties fo:language="it" fo:country="IT" style:language-asian="en" style:country-asian="US" style:language-complex="ar" style:country-complex="SA"/>
    </style:style>
    <style:style style:name="ListLabel_20_42" style:display-name="ListLabel 42" style:family="text">
      <style:text-properties fo:language="it" fo:country="IT" style:language-asian="en" style:country-asian="US" style:language-complex="ar" style:country-complex="SA"/>
    </style:style>
    <style:style style:name="ListLabel_20_43" style:display-name="ListLabel 43" style:family="text">
      <style:text-properties fo:language="it" fo:country="IT" style:language-asian="en" style:country-asian="US" style:language-complex="ar" style:country-complex="SA"/>
    </style:style>
    <style:style style:name="ListLabel_20_44" style:display-name="ListLabel 44" style:family="text">
      <style:text-properties fo:language="it" fo:country="IT" style:language-asian="en" style:country-asian="US" style:language-complex="ar" style:country-complex="SA"/>
    </style:style>
    <style:style style:name="ListLabel_20_45" style:display-name="ListLabel 45" style:family="text">
      <style:text-properties fo:language="it" fo:country="IT" style:language-asian="en" style:country-asian="US" style:language-complex="ar" style:country-complex="SA"/>
    </style:style>
    <style:style style:name="ListLabel_20_46" style:display-name="ListLabel 46" style:family="text">
      <style:text-properties fo:color="#231f20" loext:opacity="100%" fo:font-size="9pt" fo:language="it" fo:country="IT" fo:font-style="italic" style:font-name-asian="Times New Roman2" style:font-family-asian="'Times New Roman'" style:font-family-generic-asian="system" style:font-pitch-asian="variable" style:font-size-asian="9pt" style:language-asian="en" style:country-asian="US" style:font-style-asian="italic" style:font-name-complex="Times New Roman2" style:font-family-complex="'Times New Roman'" style:font-family-generic-complex="system" style:font-pitch-complex="variable" style:font-size-complex="9pt" style:language-complex="ar" style:country-complex="SA" style:text-scale="100%"/>
    </style:style>
    <style:style style:name="ListLabel_20_47" style:display-name="ListLabel 47" style:family="text">
      <style:text-properties fo:language="it" fo:country="IT" style:language-asian="en" style:country-asian="US" style:language-complex="ar" style:country-complex="SA"/>
    </style:style>
    <style:style style:name="ListLabel_20_48" style:display-name="ListLabel 48" style:family="text">
      <style:text-properties fo:language="it" fo:country="IT" style:language-asian="en" style:country-asian="US" style:language-complex="ar" style:country-complex="SA"/>
    </style:style>
    <style:style style:name="ListLabel_20_49" style:display-name="ListLabel 49" style:family="text">
      <style:text-properties fo:language="it" fo:country="IT" style:language-asian="en" style:country-asian="US" style:language-complex="ar" style:country-complex="SA"/>
    </style:style>
    <style:style style:name="ListLabel_20_50" style:display-name="ListLabel 50" style:family="text">
      <style:text-properties fo:language="it" fo:country="IT" style:language-asian="en" style:country-asian="US" style:language-complex="ar" style:country-complex="SA"/>
    </style:style>
    <style:style style:name="ListLabel_20_51" style:display-name="ListLabel 51" style:family="text">
      <style:text-properties fo:language="it" fo:country="IT" style:language-asian="en" style:country-asian="US" style:language-complex="ar" style:country-complex="SA"/>
    </style:style>
    <style:style style:name="ListLabel_20_52" style:display-name="ListLabel 52" style:family="text">
      <style:text-properties fo:language="it" fo:country="IT" style:language-asian="en" style:country-asian="US" style:language-complex="ar" style:country-complex="SA"/>
    </style:style>
    <style:style style:name="ListLabel_20_53" style:display-name="ListLabel 53" style:family="text">
      <style:text-properties fo:language="it" fo:country="IT" style:language-asian="en" style:country-asian="US" style:language-complex="ar" style:country-complex="SA"/>
    </style:style>
    <style:style style:name="ListLabel_20_54" style:display-name="ListLabel 54" style:family="text">
      <style:text-properties fo:language="it" fo:country="IT" style:language-asian="en" style:country-asian="US" style:language-complex="ar" style:country-complex="SA"/>
    </style:style>
    <style:style style:name="ListLabel_20_55" style:display-name="ListLabel 55" style:family="text">
      <style:text-properties fo:color="#231f20" loext:opacity="100%" fo:font-size="9pt" fo:language="it" fo:country="IT" style:font-name-asian="Times New Roman2" style:font-family-asian="'Times New Roman'" style:font-family-generic-asian="system" style:font-pitch-asian="variable" style:font-size-asian="9pt" style:language-asian="en" style:country-asian="US" style:font-name-complex="Times New Roman2" style:font-family-complex="'Times New Roman'" style:font-family-generic-complex="system" style:font-pitch-complex="variable" style:font-size-complex="9pt" style:language-complex="ar" style:country-complex="SA" style:text-scale="100%"/>
    </style:style>
    <style:style style:name="ListLabel_20_56" style:display-name="ListLabel 56" style:family="text">
      <style:text-properties fo:language="it" fo:country="IT" style:language-asian="en" style:country-asian="US" style:language-complex="ar" style:country-complex="SA"/>
    </style:style>
    <style:style style:name="ListLabel_20_57" style:display-name="ListLabel 57" style:family="text">
      <style:text-properties fo:language="it" fo:country="IT" style:language-asian="en" style:country-asian="US" style:language-complex="ar" style:country-complex="SA"/>
    </style:style>
    <style:style style:name="ListLabel_20_58" style:display-name="ListLabel 58" style:family="text">
      <style:text-properties fo:language="it" fo:country="IT" style:language-asian="en" style:country-asian="US" style:language-complex="ar" style:country-complex="SA"/>
    </style:style>
    <style:style style:name="ListLabel_20_59" style:display-name="ListLabel 59" style:family="text">
      <style:text-properties fo:language="it" fo:country="IT" style:language-asian="en" style:country-asian="US" style:language-complex="ar" style:country-complex="SA"/>
    </style:style>
    <style:style style:name="ListLabel_20_60" style:display-name="ListLabel 60" style:family="text">
      <style:text-properties fo:language="it" fo:country="IT" style:language-asian="en" style:country-asian="US" style:language-complex="ar" style:country-complex="SA"/>
    </style:style>
    <style:style style:name="ListLabel_20_61" style:display-name="ListLabel 61" style:family="text">
      <style:text-properties fo:language="it" fo:country="IT" style:language-asian="en" style:country-asian="US" style:language-complex="ar" style:country-complex="SA"/>
    </style:style>
    <style:style style:name="ListLabel_20_62" style:display-name="ListLabel 62" style:family="text">
      <style:text-properties fo:language="it" fo:country="IT" style:language-asian="en" style:country-asian="US" style:language-complex="ar" style:country-complex="SA"/>
    </style:style>
    <style:style style:name="ListLabel_20_63" style:display-name="ListLabel 63" style:family="text">
      <style:text-properties fo:language="it" fo:country="IT" style:language-asian="en" style:country-asian="US" style:language-complex="ar" style:country-complex="SA"/>
    </style:style>
    <style:style style:name="ListLabel_20_64" style:display-name="ListLabel 64" style:family="text">
      <style:text-properties fo:color="#005da4" loext:opacity="100%" style:font-name="Arial" fo:font-family="Arial" style:font-family-generic="roman" style:font-pitch="variable" fo:font-size="9pt" fo:letter-spacing="-0.0008in" fo:language="it" fo:country="IT" fo:font-weight="bold" style:font-name-asian="Arial1" style:font-family-asian="Arial" style:font-family-generic-asian="system" style:font-pitch-asian="variable" style:font-size-asian="9pt" style:language-asian="en" style:country-asian="US" style:font-weight-asian="bold" style:font-name-complex="Arial1" style:font-family-complex="Arial" style:font-family-generic-complex="system" style:font-pitch-complex="variable" style:font-size-complex="9pt" style:language-complex="ar" style:country-complex="SA" style:font-weight-complex="bold" style:text-scale="99%"/>
    </style:style>
    <style:style style:name="ListLabel_20_65" style:display-name="ListLabel 65" style:family="text">
      <style:text-properties fo:language="it" fo:country="IT" style:language-asian="en" style:country-asian="US" style:language-complex="ar" style:country-complex="SA"/>
    </style:style>
    <style:style style:name="ListLabel_20_66" style:display-name="ListLabel 66" style:family="text">
      <style:text-properties fo:language="it" fo:country="IT" style:language-asian="en" style:country-asian="US" style:language-complex="ar" style:country-complex="SA"/>
    </style:style>
    <style:style style:name="ListLabel_20_67" style:display-name="ListLabel 67" style:family="text">
      <style:text-properties fo:language="it" fo:country="IT" style:language-asian="en" style:country-asian="US" style:language-complex="ar" style:country-complex="SA"/>
    </style:style>
    <style:style style:name="ListLabel_20_68" style:display-name="ListLabel 68" style:family="text">
      <style:text-properties fo:language="it" fo:country="IT" style:language-asian="en" style:country-asian="US" style:language-complex="ar" style:country-complex="SA"/>
    </style:style>
    <style:style style:name="ListLabel_20_69" style:display-name="ListLabel 69" style:family="text">
      <style:text-properties fo:language="it" fo:country="IT" style:language-asian="en" style:country-asian="US" style:language-complex="ar" style:country-complex="SA"/>
    </style:style>
    <style:style style:name="ListLabel_20_70" style:display-name="ListLabel 70" style:family="text">
      <style:text-properties fo:language="it" fo:country="IT" style:language-asian="en" style:country-asian="US" style:language-complex="ar" style:country-complex="SA"/>
    </style:style>
    <style:style style:name="ListLabel_20_71" style:display-name="ListLabel 71" style:family="text">
      <style:text-properties fo:language="it" fo:country="IT" style:language-asian="en" style:country-asian="US" style:language-complex="ar" style:country-complex="SA"/>
    </style:style>
    <style:style style:name="ListLabel_20_72" style:display-name="ListLabel 72" style:family="text">
      <style:text-properties fo:language="it" fo:country="IT" style:language-asian="en" style:country-asian="US" style:language-complex="ar" style:country-complex="SA"/>
    </style:style>
    <style:style style:name="ListLabel_20_73" style:display-name="ListLabel 73" style:family="text">
      <style:text-properties fo:color="#231f20" loext:opacity="100%" fo:font-size="9pt" fo:language="it" fo:country="IT" style:font-name-asian="Times New Roman2" style:font-family-asian="'Times New Roman'" style:font-family-generic-asian="system" style:font-pitch-asian="variable" style:font-size-asian="9pt" style:language-asian="en" style:country-asian="US" style:font-name-complex="Times New Roman2" style:font-family-complex="'Times New Roman'" style:font-family-generic-complex="system" style:font-pitch-complex="variable" style:font-size-complex="9pt" style:language-complex="ar" style:country-complex="SA" style:text-scale="100%"/>
    </style:style>
    <style:style style:name="ListLabel_20_74" style:display-name="ListLabel 74" style:family="text">
      <style:text-properties fo:language="it" fo:country="IT" style:language-asian="en" style:country-asian="US" style:language-complex="ar" style:country-complex="SA"/>
    </style:style>
    <style:style style:name="ListLabel_20_75" style:display-name="ListLabel 75" style:family="text">
      <style:text-properties fo:language="it" fo:country="IT" style:language-asian="en" style:country-asian="US" style:language-complex="ar" style:country-complex="SA"/>
    </style:style>
    <style:style style:name="ListLabel_20_76" style:display-name="ListLabel 76" style:family="text">
      <style:text-properties fo:language="it" fo:country="IT" style:language-asian="en" style:country-asian="US" style:language-complex="ar" style:country-complex="SA"/>
    </style:style>
    <style:style style:name="ListLabel_20_77" style:display-name="ListLabel 77" style:family="text">
      <style:text-properties fo:language="it" fo:country="IT" style:language-asian="en" style:country-asian="US" style:language-complex="ar" style:country-complex="SA"/>
    </style:style>
    <style:style style:name="ListLabel_20_78" style:display-name="ListLabel 78" style:family="text">
      <style:text-properties fo:language="it" fo:country="IT" style:language-asian="en" style:country-asian="US" style:language-complex="ar" style:country-complex="SA"/>
    </style:style>
    <style:style style:name="ListLabel_20_79" style:display-name="ListLabel 79" style:family="text">
      <style:text-properties fo:language="it" fo:country="IT" style:language-asian="en" style:country-asian="US" style:language-complex="ar" style:country-complex="SA"/>
    </style:style>
    <style:style style:name="ListLabel_20_80" style:display-name="ListLabel 80" style:family="text">
      <style:text-properties fo:language="it" fo:country="IT" style:language-asian="en" style:country-asian="US" style:language-complex="ar" style:country-complex="SA"/>
    </style:style>
    <style:style style:name="ListLabel_20_81" style:display-name="ListLabel 81" style:family="text">
      <style:text-properties fo:language="it" fo:country="IT" style:language-asian="en" style:country-asian="US" style:language-complex="ar" style:country-complex="SA"/>
    </style:style>
    <style:style style:name="ListLabel_20_82" style:display-name="ListLabel 82" style:family="text">
      <style:text-properties fo:color="#005da4" loext:opacity="100%" style:font-name="Arial" fo:font-family="Arial" style:font-family-generic="roman" style:font-pitch="variable" fo:font-size="9pt" fo:letter-spacing="-0.0016in" fo:language="it" fo:country="IT" fo:font-weight="bold" style:font-name-asian="Arial1" style:font-family-asian="Arial" style:font-family-generic-asian="system" style:font-pitch-asian="variable" style:font-size-asian="9pt" style:language-asian="en" style:country-asian="US" style:font-weight-asian="bold" style:font-name-complex="Arial1" style:font-family-complex="Arial" style:font-family-generic-complex="system" style:font-pitch-complex="variable" style:font-size-complex="9pt" style:language-complex="ar" style:country-complex="SA" style:font-weight-complex="bold" style:text-scale="99%"/>
    </style:style>
    <style:style style:name="ListLabel_20_83" style:display-name="ListLabel 83" style:family="text">
      <style:text-properties fo:language="it" fo:country="IT" style:language-asian="en" style:country-asian="US" style:language-complex="ar" style:country-complex="SA"/>
    </style:style>
    <style:style style:name="ListLabel_20_84" style:display-name="ListLabel 84" style:family="text">
      <style:text-properties fo:language="it" fo:country="IT" style:language-asian="en" style:country-asian="US" style:language-complex="ar" style:country-complex="SA"/>
    </style:style>
    <style:style style:name="ListLabel_20_85" style:display-name="ListLabel 85" style:family="text">
      <style:text-properties fo:language="it" fo:country="IT" style:language-asian="en" style:country-asian="US" style:language-complex="ar" style:country-complex="SA"/>
    </style:style>
    <style:style style:name="ListLabel_20_86" style:display-name="ListLabel 86" style:family="text">
      <style:text-properties fo:language="it" fo:country="IT" style:language-asian="en" style:country-asian="US" style:language-complex="ar" style:country-complex="SA"/>
    </style:style>
    <style:style style:name="ListLabel_20_87" style:display-name="ListLabel 87" style:family="text">
      <style:text-properties fo:language="it" fo:country="IT" style:language-asian="en" style:country-asian="US" style:language-complex="ar" style:country-complex="SA"/>
    </style:style>
    <style:style style:name="ListLabel_20_88" style:display-name="ListLabel 88" style:family="text">
      <style:text-properties fo:language="it" fo:country="IT" style:language-asian="en" style:country-asian="US" style:language-complex="ar" style:country-complex="SA"/>
    </style:style>
    <style:style style:name="ListLabel_20_89" style:display-name="ListLabel 89" style:family="text">
      <style:text-properties fo:language="it" fo:country="IT" style:language-asian="en" style:country-asian="US" style:language-complex="ar" style:country-complex="SA"/>
    </style:style>
    <style:style style:name="ListLabel_20_90" style:display-name="ListLabel 90" style:family="text">
      <style:text-properties fo:language="it" fo:country="IT" style:language-asian="en" style:country-asian="US" style:language-complex="ar" style:country-complex="SA"/>
    </style:style>
    <style:style style:name="ListLabel_20_91" style:display-name="ListLabel 91" style:family="text">
      <style:text-properties fo:color="#231f20" loext:opacity="100%" fo:font-size="9pt" fo:language="it" fo:country="IT" style:font-name-asian="Times New Roman2" style:font-family-asian="'Times New Roman'" style:font-family-generic-asian="system" style:font-pitch-asian="variable" style:font-size-asian="9pt" style:language-asian="en" style:country-asian="US" style:font-name-complex="Times New Roman2" style:font-family-complex="'Times New Roman'" style:font-family-generic-complex="system" style:font-pitch-complex="variable" style:font-size-complex="9pt" style:language-complex="ar" style:country-complex="SA" style:text-scale="100%"/>
    </style:style>
    <style:style style:name="ListLabel_20_92" style:display-name="ListLabel 92" style:family="text">
      <style:text-properties fo:language="it" fo:country="IT" style:language-asian="en" style:country-asian="US" style:language-complex="ar" style:country-complex="SA"/>
    </style:style>
    <style:style style:name="ListLabel_20_93" style:display-name="ListLabel 93" style:family="text">
      <style:text-properties fo:language="it" fo:country="IT" style:language-asian="en" style:country-asian="US" style:language-complex="ar" style:country-complex="SA"/>
    </style:style>
    <style:style style:name="ListLabel_20_94" style:display-name="ListLabel 94" style:family="text">
      <style:text-properties fo:language="it" fo:country="IT" style:language-asian="en" style:country-asian="US" style:language-complex="ar" style:country-complex="SA"/>
    </style:style>
    <style:style style:name="ListLabel_20_95" style:display-name="ListLabel 95" style:family="text">
      <style:text-properties fo:language="it" fo:country="IT" style:language-asian="en" style:country-asian="US" style:language-complex="ar" style:country-complex="SA"/>
    </style:style>
    <style:style style:name="ListLabel_20_96" style:display-name="ListLabel 96" style:family="text">
      <style:text-properties fo:language="it" fo:country="IT" style:language-asian="en" style:country-asian="US" style:language-complex="ar" style:country-complex="SA"/>
    </style:style>
    <style:style style:name="ListLabel_20_97" style:display-name="ListLabel 97" style:family="text">
      <style:text-properties fo:language="it" fo:country="IT" style:language-asian="en" style:country-asian="US" style:language-complex="ar" style:country-complex="SA"/>
    </style:style>
    <style:style style:name="ListLabel_20_98" style:display-name="ListLabel 98" style:family="text">
      <style:text-properties fo:language="it" fo:country="IT" style:language-asian="en" style:country-asian="US" style:language-complex="ar" style:country-complex="SA"/>
    </style:style>
    <style:style style:name="ListLabel_20_99" style:display-name="ListLabel 99" style:family="text">
      <style:text-properties fo:language="it" fo:country="IT" style:language-asian="en" style:country-asian="US" style:language-complex="ar" style:country-complex="SA"/>
    </style:style>
    <style:style style:name="ListLabel_20_100" style:display-name="ListLabel 100" style:family="text">
      <style:text-properties fo:color="#231f20" loext:opacity="100%" fo:font-size="9pt" fo:language="it" fo:country="IT" style:font-name-asian="Times New Roman2" style:font-family-asian="'Times New Roman'" style:font-family-generic-asian="system" style:font-pitch-asian="variable" style:font-size-asian="9pt" style:language-asian="en" style:country-asian="US" style:font-name-complex="Times New Roman2" style:font-family-complex="'Times New Roman'" style:font-family-generic-complex="system" style:font-pitch-complex="variable" style:font-size-complex="9pt" style:language-complex="ar" style:country-complex="SA" style:text-scale="100%"/>
    </style:style>
    <style:style style:name="ListLabel_20_101" style:display-name="ListLabel 101" style:family="text">
      <style:text-properties fo:language="it" fo:country="IT" style:language-asian="en" style:country-asian="US" style:language-complex="ar" style:country-complex="SA"/>
    </style:style>
    <style:style style:name="ListLabel_20_102" style:display-name="ListLabel 102" style:family="text">
      <style:text-properties fo:language="it" fo:country="IT" style:language-asian="en" style:country-asian="US" style:language-complex="ar" style:country-complex="SA"/>
    </style:style>
    <style:style style:name="ListLabel_20_103" style:display-name="ListLabel 103" style:family="text">
      <style:text-properties fo:language="it" fo:country="IT" style:language-asian="en" style:country-asian="US" style:language-complex="ar" style:country-complex="SA"/>
    </style:style>
    <style:style style:name="ListLabel_20_104" style:display-name="ListLabel 104" style:family="text">
      <style:text-properties fo:language="it" fo:country="IT" style:language-asian="en" style:country-asian="US" style:language-complex="ar" style:country-complex="SA"/>
    </style:style>
    <style:style style:name="ListLabel_20_105" style:display-name="ListLabel 105" style:family="text">
      <style:text-properties fo:language="it" fo:country="IT" style:language-asian="en" style:country-asian="US" style:language-complex="ar" style:country-complex="SA"/>
    </style:style>
    <style:style style:name="ListLabel_20_106" style:display-name="ListLabel 106" style:family="text">
      <style:text-properties fo:language="it" fo:country="IT" style:language-asian="en" style:country-asian="US" style:language-complex="ar" style:country-complex="SA"/>
    </style:style>
    <style:style style:name="ListLabel_20_107" style:display-name="ListLabel 107" style:family="text">
      <style:text-properties fo:language="it" fo:country="IT" style:language-asian="en" style:country-asian="US" style:language-complex="ar" style:country-complex="SA"/>
    </style:style>
    <style:style style:name="ListLabel_20_108" style:display-name="ListLabel 108" style:family="text">
      <style:text-properties fo:language="it" fo:country="IT" style:language-asian="en" style:country-asian="US" style:language-complex="ar" style:country-complex="SA"/>
    </style:style>
    <style:style style:name="ListLabel_20_109" style:display-name="ListLabel 109" style:family="text">
      <style:text-properties fo:color="#231f20" loext:opacity="100%" style:font-name="Times New Roman" fo:font-family="'Times New Roman'" style:font-family-generic="roman" style:font-pitch="variable" fo:font-size="9pt" fo:letter-spacing="-0.0008in" fo:language="it" fo:country="IT" style:font-name-asian="Times New Roman2" style:font-family-asian="'Times New Roman'" style:font-family-generic-asian="system" style:font-pitch-asian="variable" style:font-size-asian="9pt" style:language-asian="en" style:country-asian="US" style:font-name-complex="Times New Roman2" style:font-family-complex="'Times New Roman'" style:font-family-generic-complex="system" style:font-pitch-complex="variable" style:font-size-complex="9pt" style:language-complex="ar" style:country-complex="SA" style:text-scale="100%"/>
    </style:style>
    <style:style style:name="ListLabel_20_110" style:display-name="ListLabel 110" style:family="text">
      <style:text-properties fo:language="it" fo:country="IT" style:language-asian="en" style:country-asian="US" style:language-complex="ar" style:country-complex="SA"/>
    </style:style>
    <style:style style:name="ListLabel_20_111" style:display-name="ListLabel 111" style:family="text">
      <style:text-properties fo:language="it" fo:country="IT" style:language-asian="en" style:country-asian="US" style:language-complex="ar" style:country-complex="SA"/>
    </style:style>
    <style:style style:name="ListLabel_20_112" style:display-name="ListLabel 112" style:family="text">
      <style:text-properties fo:language="it" fo:country="IT" style:language-asian="en" style:country-asian="US" style:language-complex="ar" style:country-complex="SA"/>
    </style:style>
    <style:style style:name="ListLabel_20_113" style:display-name="ListLabel 113" style:family="text">
      <style:text-properties fo:language="it" fo:country="IT" style:language-asian="en" style:country-asian="US" style:language-complex="ar" style:country-complex="SA"/>
    </style:style>
    <style:style style:name="ListLabel_20_114" style:display-name="ListLabel 114" style:family="text">
      <style:text-properties fo:language="it" fo:country="IT" style:language-asian="en" style:country-asian="US" style:language-complex="ar" style:country-complex="SA"/>
    </style:style>
    <style:style style:name="ListLabel_20_115" style:display-name="ListLabel 115" style:family="text">
      <style:text-properties fo:language="it" fo:country="IT" style:language-asian="en" style:country-asian="US" style:language-complex="ar" style:country-complex="SA"/>
    </style:style>
    <style:style style:name="ListLabel_20_116" style:display-name="ListLabel 116" style:family="text">
      <style:text-properties fo:language="it" fo:country="IT" style:language-asian="en" style:country-asian="US" style:language-complex="ar" style:country-complex="SA"/>
    </style:style>
    <style:style style:name="ListLabel_20_117" style:display-name="ListLabel 117" style:family="text">
      <style:text-properties fo:language="it" fo:country="IT" style:language-asian="en" style:country-asian="US" style:language-complex="ar" style:country-complex="SA"/>
    </style:style>
    <style:style style:name="ListLabel_20_118" style:display-name="ListLabel 118" style:family="text">
      <style:text-properties fo:letter-spacing="-0.0035in" fo:language="it" fo:country="IT" fo:font-weight="bold" style:language-asian="en" style:country-asian="US" style:font-weight-asian="bold" style:language-complex="ar" style:country-complex="SA" style:font-weight-complex="bold" style:text-scale="99%"/>
    </style:style>
    <style:style style:name="ListLabel_20_119" style:display-name="ListLabel 119" style:family="text">
      <style:text-properties fo:language="it" fo:country="IT" style:language-asian="en" style:country-asian="US" style:language-complex="ar" style:country-complex="SA"/>
    </style:style>
    <style:style style:name="ListLabel_20_120" style:display-name="ListLabel 120" style:family="text">
      <style:text-properties fo:language="it" fo:country="IT" style:language-asian="en" style:country-asian="US" style:language-complex="ar" style:country-complex="SA"/>
    </style:style>
    <style:style style:name="ListLabel_20_121" style:display-name="ListLabel 121" style:family="text">
      <style:text-properties fo:language="it" fo:country="IT" style:language-asian="en" style:country-asian="US" style:language-complex="ar" style:country-complex="SA"/>
    </style:style>
    <style:style style:name="ListLabel_20_122" style:display-name="ListLabel 122" style:family="text">
      <style:text-properties fo:language="it" fo:country="IT" style:language-asian="en" style:country-asian="US" style:language-complex="ar" style:country-complex="SA"/>
    </style:style>
    <style:style style:name="ListLabel_20_123" style:display-name="ListLabel 123" style:family="text">
      <style:text-properties fo:language="it" fo:country="IT" style:language-asian="en" style:country-asian="US" style:language-complex="ar" style:country-complex="SA"/>
    </style:style>
    <style:style style:name="ListLabel_20_124" style:display-name="ListLabel 124" style:family="text">
      <style:text-properties fo:language="it" fo:country="IT" style:language-asian="en" style:country-asian="US" style:language-complex="ar" style:country-complex="SA"/>
    </style:style>
    <style:style style:name="ListLabel_20_125" style:display-name="ListLabel 125" style:family="text">
      <style:text-properties fo:language="it" fo:country="IT" style:language-asian="en" style:country-asian="US" style:language-complex="ar" style:country-complex="SA"/>
    </style:style>
    <style:style style:name="ListLabel_20_126" style:display-name="ListLabel 126" style:family="text">
      <style:text-properties fo:language="it" fo:country="IT" style:language-asian="en" style:country-asian="US" style:language-complex="ar" style:country-complex="SA"/>
    </style:style>
    <style:style style:name="ListLabel_20_127" style:display-name="ListLabel 127" style:family="text">
      <style:text-properties fo:language="it" fo:country="IT" style:language-asian="en" style:country-asian="US" style:language-complex="ar" style:country-complex="SA" style:text-scale="100%"/>
    </style:style>
    <style:style style:name="ListLabel_20_128" style:display-name="ListLabel 128" style:family="text">
      <style:text-properties fo:color="#231f20" loext:opacity="100%" fo:font-size="9pt" fo:language="it" fo:country="IT" style:font-name-asian="Times New Roman2" style:font-family-asian="'Times New Roman'" style:font-family-generic-asian="system" style:font-pitch-asian="variable" style:font-size-asian="9pt" style:language-asian="en" style:country-asian="US" style:font-name-complex="Times New Roman2" style:font-family-complex="'Times New Roman'" style:font-family-generic-complex="system" style:font-pitch-complex="variable" style:font-size-complex="9pt" style:language-complex="ar" style:country-complex="SA" style:text-scale="100%"/>
    </style:style>
    <style:style style:name="ListLabel_20_129" style:display-name="ListLabel 129" style:family="text">
      <style:text-properties fo:language="it" fo:country="IT" style:language-asian="en" style:country-asian="US" style:language-complex="ar" style:country-complex="SA"/>
    </style:style>
    <style:style style:name="ListLabel_20_130" style:display-name="ListLabel 130" style:family="text">
      <style:text-properties fo:language="it" fo:country="IT" style:language-asian="en" style:country-asian="US" style:language-complex="ar" style:country-complex="SA"/>
    </style:style>
    <style:style style:name="ListLabel_20_131" style:display-name="ListLabel 131" style:family="text">
      <style:text-properties fo:language="it" fo:country="IT" style:language-asian="en" style:country-asian="US" style:language-complex="ar" style:country-complex="SA"/>
    </style:style>
    <style:style style:name="ListLabel_20_132" style:display-name="ListLabel 132" style:family="text">
      <style:text-properties fo:language="it" fo:country="IT" style:language-asian="en" style:country-asian="US" style:language-complex="ar" style:country-complex="SA"/>
    </style:style>
    <style:style style:name="ListLabel_20_133" style:display-name="ListLabel 133" style:family="text">
      <style:text-properties fo:language="it" fo:country="IT" style:language-asian="en" style:country-asian="US" style:language-complex="ar" style:country-complex="SA"/>
    </style:style>
    <style:style style:name="ListLabel_20_134" style:display-name="ListLabel 134" style:family="text">
      <style:text-properties fo:language="it" fo:country="IT" style:language-asian="en" style:country-asian="US" style:language-complex="ar" style:country-complex="SA"/>
    </style:style>
    <style:style style:name="ListLabel_20_135" style:display-name="ListLabel 135" style:family="text">
      <style:text-properties fo:language="it" fo:country="IT" style:language-asian="en" style:country-asian="US" style:language-complex="ar" style:country-complex="SA"/>
    </style:style>
    <style:style style:name="ListLabel_20_136" style:display-name="ListLabel 136" style:family="text">
      <style:text-properties fo:color="#231f20" loext:opacity="100%" fo:font-size="9pt" fo:language="it" fo:country="IT" fo:font-weight="bold" style:font-name-asian="Times New Roman2" style:font-family-asian="'Times New Roman'" style:font-family-generic-asian="system" style:font-pitch-asian="variable" style:font-size-asian="9pt" style:language-asian="en" style:country-asian="US" style:font-weight-asian="bold" style:font-name-complex="Times New Roman2" style:font-family-complex="'Times New Roman'" style:font-family-generic-complex="system" style:font-pitch-complex="variable" style:font-size-complex="9pt" style:language-complex="ar" style:country-complex="SA" style:font-weight-complex="bold" style:text-scale="100%"/>
    </style:style>
    <style:style style:name="ListLabel_20_137" style:display-name="ListLabel 137" style:family="text">
      <style:text-properties fo:language="it" fo:country="IT" style:language-asian="en" style:country-asian="US" style:language-complex="ar" style:country-complex="SA"/>
    </style:style>
    <style:style style:name="ListLabel_20_138" style:display-name="ListLabel 138" style:family="text">
      <style:text-properties fo:language="it" fo:country="IT" style:language-asian="en" style:country-asian="US" style:language-complex="ar" style:country-complex="SA"/>
    </style:style>
    <style:style style:name="ListLabel_20_139" style:display-name="ListLabel 139" style:family="text">
      <style:text-properties fo:language="it" fo:country="IT" style:language-asian="en" style:country-asian="US" style:language-complex="ar" style:country-complex="SA"/>
    </style:style>
    <style:style style:name="ListLabel_20_140" style:display-name="ListLabel 140" style:family="text">
      <style:text-properties fo:language="it" fo:country="IT" style:language-asian="en" style:country-asian="US" style:language-complex="ar" style:country-complex="SA"/>
    </style:style>
    <style:style style:name="ListLabel_20_141" style:display-name="ListLabel 141" style:family="text">
      <style:text-properties fo:language="it" fo:country="IT" style:language-asian="en" style:country-asian="US" style:language-complex="ar" style:country-complex="SA"/>
    </style:style>
    <style:style style:name="ListLabel_20_142" style:display-name="ListLabel 142" style:family="text">
      <style:text-properties fo:language="it" fo:country="IT" style:language-asian="en" style:country-asian="US" style:language-complex="ar" style:country-complex="SA"/>
    </style:style>
    <style:style style:name="ListLabel_20_143" style:display-name="ListLabel 143" style:family="text">
      <style:text-properties fo:language="it" fo:country="IT" style:language-asian="en" style:country-asian="US" style:language-complex="ar" style:country-complex="SA"/>
    </style:style>
    <style:style style:name="ListLabel_20_144" style:display-name="ListLabel 144" style:family="text">
      <style:text-properties fo:language="it" fo:country="IT" style:language-asian="en" style:country-asian="US" style:language-complex="ar" style:country-complex="SA"/>
    </style:style>
    <style:style style:name="ListLabel_20_145" style:display-name="ListLabel 145" style:family="text">
      <style:text-properties fo:color="#231f20" loext:opacity="100%" fo:font-size="9pt" fo:language="it" fo:country="IT" style:font-name-asian="Times New Roman2" style:font-family-asian="'Times New Roman'" style:font-family-generic-asian="system" style:font-pitch-asian="variable" style:font-size-asian="9pt" style:language-asian="en" style:country-asian="US" style:font-name-complex="Times New Roman2" style:font-family-complex="'Times New Roman'" style:font-family-generic-complex="system" style:font-pitch-complex="variable" style:font-size-complex="9pt" style:language-complex="ar" style:country-complex="SA" style:text-scale="100%"/>
    </style:style>
    <style:style style:name="ListLabel_20_146" style:display-name="ListLabel 146" style:family="text">
      <style:text-properties fo:language="it" fo:country="IT" style:language-asian="en" style:country-asian="US" style:language-complex="ar" style:country-complex="SA"/>
    </style:style>
    <style:style style:name="ListLabel_20_147" style:display-name="ListLabel 147" style:family="text">
      <style:text-properties fo:language="it" fo:country="IT" style:language-asian="en" style:country-asian="US" style:language-complex="ar" style:country-complex="SA"/>
    </style:style>
    <style:style style:name="ListLabel_20_148" style:display-name="ListLabel 148" style:family="text">
      <style:text-properties fo:language="it" fo:country="IT" style:language-asian="en" style:country-asian="US" style:language-complex="ar" style:country-complex="SA"/>
    </style:style>
    <style:style style:name="ListLabel_20_149" style:display-name="ListLabel 149" style:family="text">
      <style:text-properties fo:language="it" fo:country="IT" style:language-asian="en" style:country-asian="US" style:language-complex="ar" style:country-complex="SA"/>
    </style:style>
    <style:style style:name="ListLabel_20_150" style:display-name="ListLabel 150" style:family="text">
      <style:text-properties fo:language="it" fo:country="IT" style:language-asian="en" style:country-asian="US" style:language-complex="ar" style:country-complex="SA"/>
    </style:style>
    <style:style style:name="ListLabel_20_151" style:display-name="ListLabel 151" style:family="text">
      <style:text-properties fo:language="it" fo:country="IT" style:language-asian="en" style:country-asian="US" style:language-complex="ar" style:country-complex="SA"/>
    </style:style>
    <style:style style:name="ListLabel_20_152" style:display-name="ListLabel 152" style:family="text">
      <style:text-properties fo:language="it" fo:country="IT" style:language-asian="en" style:country-asian="US" style:language-complex="ar" style:country-complex="SA"/>
    </style:style>
    <style:style style:name="ListLabel_20_153" style:display-name="ListLabel 153" style:family="text">
      <style:text-properties fo:language="it" fo:country="IT" style:language-asian="en" style:country-asian="US" style:language-complex="ar" style:country-complex="SA"/>
    </style:style>
    <style:style style:name="ListLabel_20_154" style:display-name="ListLabel 154" style:family="text">
      <style:text-properties fo:color="#231f20" loext:opacity="100%" fo:font-size="9pt" fo:language="it" fo:country="IT" style:font-name-asian="Times New Roman2" style:font-family-asian="'Times New Roman'" style:font-family-generic-asian="system" style:font-pitch-asian="variable" style:font-size-asian="9pt" style:language-asian="en" style:country-asian="US" style:font-name-complex="Times New Roman2" style:font-family-complex="'Times New Roman'" style:font-family-generic-complex="system" style:font-pitch-complex="variable" style:font-size-complex="9pt" style:language-complex="ar" style:country-complex="SA" style:text-scale="100%"/>
    </style:style>
    <style:style style:name="ListLabel_20_155" style:display-name="ListLabel 155" style:family="text">
      <style:text-properties fo:language="it" fo:country="IT" style:language-asian="en" style:country-asian="US" style:language-complex="ar" style:country-complex="SA"/>
    </style:style>
    <style:style style:name="ListLabel_20_156" style:display-name="ListLabel 156" style:family="text">
      <style:text-properties fo:language="it" fo:country="IT" style:language-asian="en" style:country-asian="US" style:language-complex="ar" style:country-complex="SA"/>
    </style:style>
    <style:style style:name="ListLabel_20_157" style:display-name="ListLabel 157" style:family="text">
      <style:text-properties fo:language="it" fo:country="IT" style:language-asian="en" style:country-asian="US" style:language-complex="ar" style:country-complex="SA"/>
    </style:style>
    <style:style style:name="ListLabel_20_158" style:display-name="ListLabel 158" style:family="text">
      <style:text-properties fo:language="it" fo:country="IT" style:language-asian="en" style:country-asian="US" style:language-complex="ar" style:country-complex="SA"/>
    </style:style>
    <style:style style:name="ListLabel_20_159" style:display-name="ListLabel 159" style:family="text">
      <style:text-properties fo:language="it" fo:country="IT" style:language-asian="en" style:country-asian="US" style:language-complex="ar" style:country-complex="SA"/>
    </style:style>
    <style:style style:name="ListLabel_20_160" style:display-name="ListLabel 160" style:family="text">
      <style:text-properties fo:language="it" fo:country="IT" style:language-asian="en" style:country-asian="US" style:language-complex="ar" style:country-complex="SA"/>
    </style:style>
    <style:style style:name="ListLabel_20_161" style:display-name="ListLabel 161" style:family="text">
      <style:text-properties fo:language="it" fo:country="IT" style:language-asian="en" style:country-asian="US" style:language-complex="ar" style:country-complex="SA"/>
    </style:style>
    <style:style style:name="ListLabel_20_162" style:display-name="ListLabel 162" style:family="text">
      <style:text-properties fo:language="it" fo:country="IT" style:language-asian="en" style:country-asian="US" style:language-complex="ar" style:country-complex="SA"/>
    </style:style>
    <style:style style:name="ListLabel_20_163" style:display-name="ListLabel 163" style:family="text">
      <style:text-properties fo:color="#231f20" loext:opacity="100%" fo:font-size="9pt" fo:language="it" fo:country="IT" style:font-name-asian="Times New Roman2" style:font-family-asian="'Times New Roman'" style:font-family-generic-asian="system" style:font-pitch-asian="variable" style:font-size-asian="9pt" style:language-asian="en" style:country-asian="US" style:font-name-complex="Times New Roman2" style:font-family-complex="'Times New Roman'" style:font-family-generic-complex="system" style:font-pitch-complex="variable" style:font-size-complex="9pt" style:language-complex="ar" style:country-complex="SA" style:text-scale="100%"/>
    </style:style>
    <style:style style:name="ListLabel_20_164" style:display-name="ListLabel 164" style:family="text">
      <style:text-properties fo:color="#005da4" loext:opacity="100%" style:font-name="Arial" fo:font-family="Arial" style:font-family-generic="roman" style:font-pitch="variable" fo:font-size="9pt" fo:language="it" fo:country="IT" fo:font-weight="bold" style:font-name-asian="Arial1" style:font-family-asian="Arial" style:font-family-generic-asian="system" style:font-pitch-asian="variable" style:font-size-asian="9pt" style:language-asian="en" style:country-asian="US" style:font-weight-asian="bold" style:font-name-complex="Arial1" style:font-family-complex="Arial" style:font-family-generic-complex="system" style:font-pitch-complex="variable" style:font-size-complex="9pt" style:language-complex="ar" style:country-complex="SA" style:font-weight-complex="bold" style:text-scale="99%"/>
    </style:style>
    <style:style style:name="ListLabel_20_165" style:display-name="ListLabel 165" style:family="text">
      <style:text-properties fo:color="#231f20" loext:opacity="100%" style:font-name="Arial" fo:font-family="Arial" style:font-family-generic="roman" style:font-pitch="variable" fo:font-size="9pt" fo:letter-spacing="-0.0016in" fo:language="it" fo:country="IT" style:font-name-asian="Arial1" style:font-family-asian="Arial" style:font-family-generic-asian="system" style:font-pitch-asian="variable" style:font-size-asian="9pt" style:language-asian="en" style:country-asian="US" style:font-name-complex="Arial1" style:font-family-complex="Arial" style:font-family-generic-complex="system" style:font-pitch-complex="variable" style:font-size-complex="9pt" style:language-complex="ar" style:country-complex="SA" style:text-scale="99%"/>
    </style:style>
    <style:style style:name="ListLabel_20_166" style:display-name="ListLabel 166" style:family="text">
      <style:text-properties fo:color="#231f20" loext:opacity="100%" style:font-name="Arial" fo:font-family="Arial" style:font-family-generic="roman" style:font-pitch="variable" fo:font-size="9pt" fo:letter-spacing="-0.0016in" fo:language="it" fo:country="IT" style:font-name-asian="Arial1" style:font-family-asian="Arial" style:font-family-generic-asian="system" style:font-pitch-asian="variable" style:font-size-asian="9pt" style:language-asian="en" style:country-asian="US" style:font-name-complex="Arial1" style:font-family-complex="Arial" style:font-family-generic-complex="system" style:font-pitch-complex="variable" style:font-size-complex="9pt" style:language-complex="ar" style:country-complex="SA" style:text-scale="99%"/>
    </style:style>
    <style:style style:name="ListLabel_20_167" style:display-name="ListLabel 167" style:family="text">
      <style:text-properties fo:language="it" fo:country="IT" style:language-asian="en" style:country-asian="US" style:language-complex="ar" style:country-complex="SA"/>
    </style:style>
    <style:style style:name="ListLabel_20_168" style:display-name="ListLabel 168" style:family="text">
      <style:text-properties fo:language="it" fo:country="IT" style:language-asian="en" style:country-asian="US" style:language-complex="ar" style:country-complex="SA"/>
    </style:style>
    <style:style style:name="ListLabel_20_169" style:display-name="ListLabel 169" style:family="text">
      <style:text-properties fo:language="it" fo:country="IT" style:language-asian="en" style:country-asian="US" style:language-complex="ar" style:country-complex="SA"/>
    </style:style>
    <style:style style:name="ListLabel_20_170" style:display-name="ListLabel 170" style:family="text">
      <style:text-properties fo:language="it" fo:country="IT" style:language-asian="en" style:country-asian="US" style:language-complex="ar" style:country-complex="SA"/>
    </style:style>
    <style:style style:name="ListLabel_20_171" style:display-name="ListLabel 171" style:family="text">
      <style:text-properties fo:language="it" fo:country="IT" style:language-asian="en" style:country-asian="US" style:language-complex="ar" style:country-complex="S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 text:bullet-char="•">
        <style:list-level-properties text:list-level-position-and-space-mode="label-alignment">
          <style:list-level-label-alignment text:label-followed-by="listtab" fo:text-indent="-0.0744in" fo:margin-left="4.4484in"/>
        </style:list-level-properties>
        <style:text-properties style:font-name="Times New Roman1"/>
      </text:list-level-style-bullet>
      <text:list-level-style-bullet text:level="2" text:style-name="ListLabel_20_2" text:bullet-char="•">
        <style:list-level-properties text:list-level-position-and-space-mode="label-alignment">
          <style:list-level-label-alignment text:label-followed-by="listtab" fo:text-indent="-0.0744in" fo:margin-left="4.8535in"/>
        </style:list-level-properties>
      </text:list-level-style-bullet>
      <text:list-level-style-bullet text:level="3" text:style-name="ListLabel_20_3" text:bullet-char="•">
        <style:list-level-properties text:list-level-position-and-space-mode="label-alignment">
          <style:list-level-label-alignment text:label-followed-by="listtab" fo:text-indent="-0.0744in" fo:margin-left="5.2634in"/>
        </style:list-level-properties>
      </text:list-level-style-bullet>
      <text:list-level-style-bullet text:level="4" text:style-name="ListLabel_20_4" text:bullet-char="•">
        <style:list-level-properties text:list-level-position-and-space-mode="label-alignment">
          <style:list-level-label-alignment text:label-followed-by="listtab" fo:text-indent="-0.0744in" fo:margin-left="5.6728in"/>
        </style:list-level-properties>
      </text:list-level-style-bullet>
      <text:list-level-style-bullet text:level="5" text:style-name="ListLabel_20_5" text:bullet-char="•">
        <style:list-level-properties text:list-level-position-and-space-mode="label-alignment">
          <style:list-level-label-alignment text:label-followed-by="listtab" fo:text-indent="-0.0744in" fo:margin-left="6.0827in"/>
        </style:list-level-properties>
      </text:list-level-style-bullet>
      <text:list-level-style-bullet text:level="6" text:style-name="ListLabel_20_6" text:bullet-char="•">
        <style:list-level-properties text:list-level-position-and-space-mode="label-alignment">
          <style:list-level-label-alignment text:label-followed-by="listtab" fo:text-indent="-0.0744in" fo:margin-left="6.4925in"/>
        </style:list-level-properties>
      </text:list-level-style-bullet>
      <text:list-level-style-bullet text:level="7" text:style-name="ListLabel_20_7" text:bullet-char="•">
        <style:list-level-properties text:list-level-position-and-space-mode="label-alignment">
          <style:list-level-label-alignment text:label-followed-by="listtab" fo:text-indent="-0.0744in" fo:margin-left="6.902in"/>
        </style:list-level-properties>
      </text:list-level-style-bullet>
      <text:list-level-style-bullet text:level="8" text:style-name="ListLabel_20_8" text:bullet-char="•">
        <style:list-level-properties text:list-level-position-and-space-mode="label-alignment">
          <style:list-level-label-alignment text:label-followed-by="listtab" fo:text-indent="-0.0744in" fo:margin-left="7.3118in"/>
        </style:list-level-properties>
      </text:list-level-style-bullet>
      <text:list-level-style-bullet text:level="9" text:style-name="ListLabel_20_9" text:bullet-char="•">
        <style:list-level-properties text:list-level-position-and-space-mode="label-alignment">
          <style:list-level-label-alignment text:label-followed-by="listtab" fo:text-indent="-0.0744in" fo:margin-left="7.72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0" style:num-format="1" text:start-value="325">
        <style:list-level-properties text:list-level-position-and-space-mode="label-alignment">
          <style:list-level-label-alignment text:label-followed-by="listtab" fo:text-indent="-0.2728in" fo:margin-left="4.6472in"/>
        </style:list-level-properties>
      </text:list-level-style-number>
      <text:list-level-style-bullet text:level="2" text:style-name="ListLabel_20_11" text:bullet-char="•">
        <style:list-level-properties text:list-level-position-and-space-mode="label-alignment">
          <style:list-level-label-alignment text:label-followed-by="listtab" fo:text-indent="-0.2728in" fo:margin-left="5.0409in"/>
        </style:list-level-properties>
      </text:list-level-style-bullet>
      <text:list-level-style-bullet text:level="3" text:style-name="ListLabel_20_12" text:bullet-char="•">
        <style:list-level-properties text:list-level-position-and-space-mode="label-alignment">
          <style:list-level-label-alignment text:label-followed-by="listtab" fo:text-indent="-0.2728in" fo:margin-left="5.4299in"/>
        </style:list-level-properties>
      </text:list-level-style-bullet>
      <text:list-level-style-bullet text:level="4" text:style-name="ListLabel_20_13" text:bullet-char="•">
        <style:list-level-properties text:list-level-position-and-space-mode="label-alignment">
          <style:list-level-label-alignment text:label-followed-by="listtab" fo:text-indent="-0.2728in" fo:margin-left="5.8189in"/>
        </style:list-level-properties>
      </text:list-level-style-bullet>
      <text:list-level-style-bullet text:level="5" text:style-name="ListLabel_20_14" text:bullet-char="•">
        <style:list-level-properties text:list-level-position-and-space-mode="label-alignment">
          <style:list-level-label-alignment text:label-followed-by="listtab" fo:text-indent="-0.2728in" fo:margin-left="6.2075in"/>
        </style:list-level-properties>
      </text:list-level-style-bullet>
      <text:list-level-style-bullet text:level="6" text:style-name="ListLabel_20_15" text:bullet-char="•">
        <style:list-level-properties text:list-level-position-and-space-mode="label-alignment">
          <style:list-level-label-alignment text:label-followed-by="listtab" fo:text-indent="-0.2728in" fo:margin-left="6.5965in"/>
        </style:list-level-properties>
      </text:list-level-style-bullet>
      <text:list-level-style-bullet text:level="7" text:style-name="ListLabel_20_16" text:bullet-char="•">
        <style:list-level-properties text:list-level-position-and-space-mode="label-alignment">
          <style:list-level-label-alignment text:label-followed-by="listtab" fo:text-indent="-0.2728in" fo:margin-left="6.9854in"/>
        </style:list-level-properties>
      </text:list-level-style-bullet>
      <text:list-level-style-bullet text:level="8" text:style-name="ListLabel_20_17" text:bullet-char="•">
        <style:list-level-properties text:list-level-position-and-space-mode="label-alignment">
          <style:list-level-label-alignment text:label-followed-by="listtab" fo:text-indent="-0.2728in" fo:margin-left="7.3744in"/>
        </style:list-level-properties>
      </text:list-level-style-bullet>
      <text:list-level-style-bullet text:level="9" text:style-name="ListLabel_20_18" text:bullet-char="•">
        <style:list-level-properties text:list-level-position-and-space-mode="label-alignment">
          <style:list-level-label-alignment text:label-followed-by="listtab" fo:text-indent="-0.2728in" fo:margin-left="7.763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9" style:num-format="1" text:start-value="222">
        <style:list-level-properties text:list-level-position-and-space-mode="label-alignment">
          <style:list-level-label-alignment text:label-followed-by="listtab" fo:text-indent="-0.2547in" fo:margin-left="0.4161in"/>
        </style:list-level-properties>
      </text:list-level-style-number>
      <text:list-level-style-bullet text:level="2" text:style-name="ListLabel_20_20" text:bullet-char="•">
        <style:list-level-properties text:list-level-position-and-space-mode="label-alignment">
          <style:list-level-label-alignment text:label-followed-by="listtab" fo:text-indent="-0.2547in" fo:margin-left="0.7598in"/>
        </style:list-level-properties>
      </text:list-level-style-bullet>
      <text:list-level-style-bullet text:level="3" text:style-name="ListLabel_20_21" text:bullet-char="•">
        <style:list-level-properties text:list-level-position-and-space-mode="label-alignment">
          <style:list-level-label-alignment text:label-followed-by="listtab" fo:text-indent="-0.2547in" fo:margin-left="1.1035in"/>
        </style:list-level-properties>
      </text:list-level-style-bullet>
      <text:list-level-style-bullet text:level="4" text:style-name="ListLabel_20_22" text:bullet-char="•">
        <style:list-level-properties text:list-level-position-and-space-mode="label-alignment">
          <style:list-level-label-alignment text:label-followed-by="listtab" fo:text-indent="-0.2547in" fo:margin-left="1.4465in"/>
        </style:list-level-properties>
      </text:list-level-style-bullet>
      <text:list-level-style-bullet text:level="5" text:style-name="ListLabel_20_23" text:bullet-char="•">
        <style:list-level-properties text:list-level-position-and-space-mode="label-alignment">
          <style:list-level-label-alignment text:label-followed-by="listtab" fo:text-indent="-0.2547in" fo:margin-left="1.7902in"/>
        </style:list-level-properties>
      </text:list-level-style-bullet>
      <text:list-level-style-bullet text:level="6" text:style-name="ListLabel_20_24" text:bullet-char="•">
        <style:list-level-properties text:list-level-position-and-space-mode="label-alignment">
          <style:list-level-label-alignment text:label-followed-by="listtab" fo:text-indent="-0.2547in" fo:margin-left="2.1339in"/>
        </style:list-level-properties>
      </text:list-level-style-bullet>
      <text:list-level-style-bullet text:level="7" text:style-name="ListLabel_20_25" text:bullet-char="•">
        <style:list-level-properties text:list-level-position-and-space-mode="label-alignment">
          <style:list-level-label-alignment text:label-followed-by="listtab" fo:text-indent="-0.2547in" fo:margin-left="2.4772in"/>
        </style:list-level-properties>
      </text:list-level-style-bullet>
      <text:list-level-style-bullet text:level="8" text:style-name="ListLabel_20_26" text:bullet-char="•">
        <style:list-level-properties text:list-level-position-and-space-mode="label-alignment">
          <style:list-level-label-alignment text:label-followed-by="listtab" fo:text-indent="-0.2547in" fo:margin-left="2.8209in"/>
        </style:list-level-properties>
      </text:list-level-style-bullet>
      <text:list-level-style-bullet text:level="9" text:style-name="ListLabel_20_27" text:bullet-char="•">
        <style:list-level-properties text:list-level-position-and-space-mode="label-alignment">
          <style:list-level-label-alignment text:label-followed-by="listtab" fo:text-indent="-0.2547in" fo:margin-left="3.164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8" text:bullet-char="•">
        <style:list-level-properties text:list-level-position-and-space-mode="label-alignment">
          <style:list-level-label-alignment text:label-followed-by="listtab" fo:text-indent="-0.0744in" fo:margin-left="4.4484in"/>
        </style:list-level-properties>
        <style:text-properties style:font-name="Times New Roman1"/>
      </text:list-level-style-bullet>
      <text:list-level-style-bullet text:level="2" text:style-name="ListLabel_20_29" text:bullet-char="•">
        <style:list-level-properties text:list-level-position-and-space-mode="label-alignment">
          <style:list-level-label-alignment text:label-followed-by="listtab" fo:text-indent="-0.0744in" fo:margin-left="4.8535in"/>
        </style:list-level-properties>
      </text:list-level-style-bullet>
      <text:list-level-style-bullet text:level="3" text:style-name="ListLabel_20_30" text:bullet-char="•">
        <style:list-level-properties text:list-level-position-and-space-mode="label-alignment">
          <style:list-level-label-alignment text:label-followed-by="listtab" fo:text-indent="-0.0744in" fo:margin-left="5.2634in"/>
        </style:list-level-properties>
      </text:list-level-style-bullet>
      <text:list-level-style-bullet text:level="4" text:style-name="ListLabel_20_31" text:bullet-char="•">
        <style:list-level-properties text:list-level-position-and-space-mode="label-alignment">
          <style:list-level-label-alignment text:label-followed-by="listtab" fo:text-indent="-0.0744in" fo:margin-left="5.6728in"/>
        </style:list-level-properties>
      </text:list-level-style-bullet>
      <text:list-level-style-bullet text:level="5" text:style-name="ListLabel_20_32" text:bullet-char="•">
        <style:list-level-properties text:list-level-position-and-space-mode="label-alignment">
          <style:list-level-label-alignment text:label-followed-by="listtab" fo:text-indent="-0.0744in" fo:margin-left="6.0827in"/>
        </style:list-level-properties>
      </text:list-level-style-bullet>
      <text:list-level-style-bullet text:level="6" text:style-name="ListLabel_20_33" text:bullet-char="•">
        <style:list-level-properties text:list-level-position-and-space-mode="label-alignment">
          <style:list-level-label-alignment text:label-followed-by="listtab" fo:text-indent="-0.0744in" fo:margin-left="6.4925in"/>
        </style:list-level-properties>
      </text:list-level-style-bullet>
      <text:list-level-style-bullet text:level="7" text:style-name="ListLabel_20_34" text:bullet-char="•">
        <style:list-level-properties text:list-level-position-and-space-mode="label-alignment">
          <style:list-level-label-alignment text:label-followed-by="listtab" fo:text-indent="-0.0744in" fo:margin-left="6.902in"/>
        </style:list-level-properties>
      </text:list-level-style-bullet>
      <text:list-level-style-bullet text:level="8" text:style-name="ListLabel_20_35" text:bullet-char="•">
        <style:list-level-properties text:list-level-position-and-space-mode="label-alignment">
          <style:list-level-label-alignment text:label-followed-by="listtab" fo:text-indent="-0.0744in" fo:margin-left="7.3118in"/>
        </style:list-level-properties>
      </text:list-level-style-bullet>
      <text:list-level-style-bullet text:level="9" text:style-name="ListLabel_20_36" text:bullet-char="•">
        <style:list-level-properties text:list-level-position-and-space-mode="label-alignment">
          <style:list-level-label-alignment text:label-followed-by="listtab" fo:text-indent="-0.0744in" fo:margin-left="7.72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37" style:num-format="1">
        <style:list-level-properties text:list-level-position-and-space-mode="label-alignment">
          <style:list-level-label-alignment text:label-followed-by="listtab" fo:text-indent="-0.1319in" fo:margin-left="4.5063in"/>
        </style:list-level-properties>
      </text:list-level-style-number>
      <text:list-level-style-bullet text:level="2" text:style-name="ListLabel_20_38" text:bullet-char="•">
        <style:list-level-properties text:list-level-position-and-space-mode="label-alignment">
          <style:list-level-label-alignment text:label-followed-by="listtab" fo:text-indent="-0.1319in" fo:margin-left="4.9035in"/>
        </style:list-level-properties>
      </text:list-level-style-bullet>
      <text:list-level-style-bullet text:level="3" text:style-name="ListLabel_20_39" text:bullet-char="•">
        <style:list-level-properties text:list-level-position-and-space-mode="label-alignment">
          <style:list-level-label-alignment text:label-followed-by="listtab" fo:text-indent="-0.1319in" fo:margin-left="5.3075in"/>
        </style:list-level-properties>
      </text:list-level-style-bullet>
      <text:list-level-style-bullet text:level="4" text:style-name="ListLabel_20_40" text:bullet-char="•">
        <style:list-level-properties text:list-level-position-and-space-mode="label-alignment">
          <style:list-level-label-alignment text:label-followed-by="listtab" fo:text-indent="-0.1319in" fo:margin-left="5.7118in"/>
        </style:list-level-properties>
      </text:list-level-style-bullet>
      <text:list-level-style-bullet text:level="5" text:style-name="ListLabel_20_41" text:bullet-char="•">
        <style:list-level-properties text:list-level-position-and-space-mode="label-alignment">
          <style:list-level-label-alignment text:label-followed-by="listtab" fo:text-indent="-0.1319in" fo:margin-left="6.1161in"/>
        </style:list-level-properties>
      </text:list-level-style-bullet>
      <text:list-level-style-bullet text:level="6" text:style-name="ListLabel_20_42" text:bullet-char="•">
        <style:list-level-properties text:list-level-position-and-space-mode="label-alignment">
          <style:list-level-label-alignment text:label-followed-by="listtab" fo:text-indent="-0.1319in" fo:margin-left="6.5201in"/>
        </style:list-level-properties>
      </text:list-level-style-bullet>
      <text:list-level-style-bullet text:level="7" text:style-name="ListLabel_20_43" text:bullet-char="•">
        <style:list-level-properties text:list-level-position-and-space-mode="label-alignment">
          <style:list-level-label-alignment text:label-followed-by="listtab" fo:text-indent="-0.1319in" fo:margin-left="6.9244in"/>
        </style:list-level-properties>
      </text:list-level-style-bullet>
      <text:list-level-style-bullet text:level="8" text:style-name="ListLabel_20_44" text:bullet-char="•">
        <style:list-level-properties text:list-level-position-and-space-mode="label-alignment">
          <style:list-level-label-alignment text:label-followed-by="listtab" fo:text-indent="-0.1319in" fo:margin-left="7.3283in"/>
        </style:list-level-properties>
      </text:list-level-style-bullet>
      <text:list-level-style-bullet text:level="9" text:style-name="ListLabel_20_45" text:bullet-char="•">
        <style:list-level-properties text:list-level-position-and-space-mode="label-alignment">
          <style:list-level-label-alignment text:label-followed-by="listtab" fo:text-indent="-0.1319in" fo:margin-left="7.732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46" text:bullet-char="•">
        <style:list-level-properties text:list-level-position-and-space-mode="label-alignment">
          <style:list-level-label-alignment text:label-followed-by="listtab" fo:text-indent="-0.0744in" fo:margin-left="0.1598in"/>
        </style:list-level-properties>
        <style:text-properties style:font-name="Times New Roman1"/>
      </text:list-level-style-bullet>
      <text:list-level-style-bullet text:level="2" text:style-name="ListLabel_20_47" text:bullet-char="•">
        <style:list-level-properties text:list-level-position-and-space-mode="label-alignment">
          <style:list-level-label-alignment text:label-followed-by="listtab" fo:text-indent="-0.0744in" fo:margin-left="0.5429in"/>
        </style:list-level-properties>
      </text:list-level-style-bullet>
      <text:list-level-style-bullet text:level="3" text:style-name="ListLabel_20_48" text:bullet-char="•">
        <style:list-level-properties text:list-level-position-and-space-mode="label-alignment">
          <style:list-level-label-alignment text:label-followed-by="listtab" fo:text-indent="-0.0744in" fo:margin-left="0.9193in"/>
        </style:list-level-properties>
      </text:list-level-style-bullet>
      <text:list-level-style-bullet text:level="4" text:style-name="ListLabel_20_49" text:bullet-char="•">
        <style:list-level-properties text:list-level-position-and-space-mode="label-alignment">
          <style:list-level-label-alignment text:label-followed-by="listtab" fo:text-indent="-0.0744in" fo:margin-left="1.2957in"/>
        </style:list-level-properties>
      </text:list-level-style-bullet>
      <text:list-level-style-bullet text:level="5" text:style-name="ListLabel_20_50" text:bullet-char="•">
        <style:list-level-properties text:list-level-position-and-space-mode="label-alignment">
          <style:list-level-label-alignment text:label-followed-by="listtab" fo:text-indent="-0.0744in" fo:margin-left="1.672in"/>
        </style:list-level-properties>
      </text:list-level-style-bullet>
      <text:list-level-style-bullet text:level="6" text:style-name="ListLabel_20_51" text:bullet-char="•">
        <style:list-level-properties text:list-level-position-and-space-mode="label-alignment">
          <style:list-level-label-alignment text:label-followed-by="listtab" fo:text-indent="-0.0744in" fo:margin-left="2.0484in"/>
        </style:list-level-properties>
      </text:list-level-style-bullet>
      <text:list-level-style-bullet text:level="7" text:style-name="ListLabel_20_52" text:bullet-char="•">
        <style:list-level-properties text:list-level-position-and-space-mode="label-alignment">
          <style:list-level-label-alignment text:label-followed-by="listtab" fo:text-indent="-0.0744in" fo:margin-left="2.4252in"/>
        </style:list-level-properties>
      </text:list-level-style-bullet>
      <text:list-level-style-bullet text:level="8" text:style-name="ListLabel_20_53" text:bullet-char="•">
        <style:list-level-properties text:list-level-position-and-space-mode="label-alignment">
          <style:list-level-label-alignment text:label-followed-by="listtab" fo:text-indent="-0.0744in" fo:margin-left="2.8016in"/>
        </style:list-level-properties>
      </text:list-level-style-bullet>
      <text:list-level-style-bullet text:level="9" text:style-name="ListLabel_20_54" text:bullet-char="•">
        <style:list-level-properties text:list-level-position-and-space-mode="label-alignment">
          <style:list-level-label-alignment text:label-followed-by="listtab" fo:text-indent="-0.0744in" fo:margin-left="3.17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5" text:bullet-char="•">
        <style:list-level-properties text:list-level-position-and-space-mode="label-alignment">
          <style:list-level-label-alignment text:label-followed-by="listtab" fo:text-indent="-0.0744in" fo:margin-left="4.448in"/>
        </style:list-level-properties>
        <style:text-properties style:font-name="Times New Roman1"/>
      </text:list-level-style-bullet>
      <text:list-level-style-bullet text:level="2" text:style-name="ListLabel_20_56" text:bullet-char="•">
        <style:list-level-properties text:list-level-position-and-space-mode="label-alignment">
          <style:list-level-label-alignment text:label-followed-by="listtab" fo:text-indent="-0.0744in" fo:margin-left="4.8535in"/>
        </style:list-level-properties>
      </text:list-level-style-bullet>
      <text:list-level-style-bullet text:level="3" text:style-name="ListLabel_20_57" text:bullet-char="•">
        <style:list-level-properties text:list-level-position-and-space-mode="label-alignment">
          <style:list-level-label-alignment text:label-followed-by="listtab" fo:text-indent="-0.0744in" fo:margin-left="5.2634in"/>
        </style:list-level-properties>
      </text:list-level-style-bullet>
      <text:list-level-style-bullet text:level="4" text:style-name="ListLabel_20_58" text:bullet-char="•">
        <style:list-level-properties text:list-level-position-and-space-mode="label-alignment">
          <style:list-level-label-alignment text:label-followed-by="listtab" fo:text-indent="-0.0744in" fo:margin-left="5.6728in"/>
        </style:list-level-properties>
      </text:list-level-style-bullet>
      <text:list-level-style-bullet text:level="5" text:style-name="ListLabel_20_59" text:bullet-char="•">
        <style:list-level-properties text:list-level-position-and-space-mode="label-alignment">
          <style:list-level-label-alignment text:label-followed-by="listtab" fo:text-indent="-0.0744in" fo:margin-left="6.0827in"/>
        </style:list-level-properties>
      </text:list-level-style-bullet>
      <text:list-level-style-bullet text:level="6" text:style-name="ListLabel_20_60" text:bullet-char="•">
        <style:list-level-properties text:list-level-position-and-space-mode="label-alignment">
          <style:list-level-label-alignment text:label-followed-by="listtab" fo:text-indent="-0.0744in" fo:margin-left="6.4925in"/>
        </style:list-level-properties>
      </text:list-level-style-bullet>
      <text:list-level-style-bullet text:level="7" text:style-name="ListLabel_20_61" text:bullet-char="•">
        <style:list-level-properties text:list-level-position-and-space-mode="label-alignment">
          <style:list-level-label-alignment text:label-followed-by="listtab" fo:text-indent="-0.0744in" fo:margin-left="6.902in"/>
        </style:list-level-properties>
      </text:list-level-style-bullet>
      <text:list-level-style-bullet text:level="8" text:style-name="ListLabel_20_62" text:bullet-char="•">
        <style:list-level-properties text:list-level-position-and-space-mode="label-alignment">
          <style:list-level-label-alignment text:label-followed-by="listtab" fo:text-indent="-0.0744in" fo:margin-left="7.3118in"/>
        </style:list-level-properties>
      </text:list-level-style-bullet>
      <text:list-level-style-bullet text:level="9" text:style-name="ListLabel_20_63" text:bullet-char="•">
        <style:list-level-properties text:list-level-position-and-space-mode="label-alignment">
          <style:list-level-label-alignment text:label-followed-by="listtab" fo:text-indent="-0.0744in" fo:margin-left="7.72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64" style:num-format="1" text:start-value="322">
        <style:list-level-properties text:list-level-position-and-space-mode="label-alignment">
          <style:list-level-label-alignment text:label-followed-by="listtab" fo:text-indent="-0.2807in" fo:margin-left="0.0827in"/>
        </style:list-level-properties>
      </text:list-level-style-number>
      <text:list-level-style-bullet text:level="2" text:style-name="ListLabel_20_65" text:bullet-char="•">
        <style:list-level-properties text:list-level-position-and-space-mode="label-alignment">
          <style:list-level-label-alignment text:label-followed-by="listtab" fo:text-indent="-0.2807in" fo:margin-left="0.4992in"/>
        </style:list-level-properties>
      </text:list-level-style-bullet>
      <text:list-level-style-bullet text:level="3" text:style-name="ListLabel_20_66" text:bullet-char="•">
        <style:list-level-properties text:list-level-position-and-space-mode="label-alignment">
          <style:list-level-label-alignment text:label-followed-by="listtab" fo:text-indent="-0.2807in" fo:margin-left="0.9161in"/>
        </style:list-level-properties>
      </text:list-level-style-bullet>
      <text:list-level-style-bullet text:level="4" text:style-name="ListLabel_20_67" text:bullet-char="•">
        <style:list-level-properties text:list-level-position-and-space-mode="label-alignment">
          <style:list-level-label-alignment text:label-followed-by="listtab" fo:text-indent="-0.2807in" fo:margin-left="1.3327in"/>
        </style:list-level-properties>
      </text:list-level-style-bullet>
      <text:list-level-style-bullet text:level="5" text:style-name="ListLabel_20_68" text:bullet-char="•">
        <style:list-level-properties text:list-level-position-and-space-mode="label-alignment">
          <style:list-level-label-alignment text:label-followed-by="listtab" fo:text-indent="-0.2807in" fo:margin-left="1.7492in"/>
        </style:list-level-properties>
      </text:list-level-style-bullet>
      <text:list-level-style-bullet text:level="6" text:style-name="ListLabel_20_69" text:bullet-char="•">
        <style:list-level-properties text:list-level-position-and-space-mode="label-alignment">
          <style:list-level-label-alignment text:label-followed-by="listtab" fo:text-indent="-0.2807in" fo:margin-left="2.1661in"/>
        </style:list-level-properties>
      </text:list-level-style-bullet>
      <text:list-level-style-bullet text:level="7" text:style-name="ListLabel_20_70" text:bullet-char="•">
        <style:list-level-properties text:list-level-position-and-space-mode="label-alignment">
          <style:list-level-label-alignment text:label-followed-by="listtab" fo:text-indent="-0.2807in" fo:margin-left="2.5827in"/>
        </style:list-level-properties>
      </text:list-level-style-bullet>
      <text:list-level-style-bullet text:level="8" text:style-name="ListLabel_20_71" text:bullet-char="•">
        <style:list-level-properties text:list-level-position-and-space-mode="label-alignment">
          <style:list-level-label-alignment text:label-followed-by="listtab" fo:text-indent="-0.2807in" fo:margin-left="2.9992in"/>
        </style:list-level-properties>
      </text:list-level-style-bullet>
      <text:list-level-style-bullet text:level="9" text:style-name="ListLabel_20_72" text:bullet-char="•">
        <style:list-level-properties text:list-level-position-and-space-mode="label-alignment">
          <style:list-level-label-alignment text:label-followed-by="listtab" fo:text-indent="-0.2807in" fo:margin-left="3.416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73" text:bullet-char="•">
        <style:list-level-properties text:list-level-position-and-space-mode="label-alignment">
          <style:list-level-label-alignment text:label-followed-by="listtab" fo:text-indent="-0.0744in" fo:margin-left="4.448in"/>
        </style:list-level-properties>
        <style:text-properties style:font-name="Times New Roman1"/>
      </text:list-level-style-bullet>
      <text:list-level-style-bullet text:level="2" text:style-name="ListLabel_20_74" text:bullet-char="•">
        <style:list-level-properties text:list-level-position-and-space-mode="label-alignment">
          <style:list-level-label-alignment text:label-followed-by="listtab" fo:text-indent="-0.0744in" fo:margin-left="4.8535in"/>
        </style:list-level-properties>
      </text:list-level-style-bullet>
      <text:list-level-style-bullet text:level="3" text:style-name="ListLabel_20_75" text:bullet-char="•">
        <style:list-level-properties text:list-level-position-and-space-mode="label-alignment">
          <style:list-level-label-alignment text:label-followed-by="listtab" fo:text-indent="-0.0744in" fo:margin-left="5.2634in"/>
        </style:list-level-properties>
      </text:list-level-style-bullet>
      <text:list-level-style-bullet text:level="4" text:style-name="ListLabel_20_76" text:bullet-char="•">
        <style:list-level-properties text:list-level-position-and-space-mode="label-alignment">
          <style:list-level-label-alignment text:label-followed-by="listtab" fo:text-indent="-0.0744in" fo:margin-left="5.6728in"/>
        </style:list-level-properties>
      </text:list-level-style-bullet>
      <text:list-level-style-bullet text:level="5" text:style-name="ListLabel_20_77" text:bullet-char="•">
        <style:list-level-properties text:list-level-position-and-space-mode="label-alignment">
          <style:list-level-label-alignment text:label-followed-by="listtab" fo:text-indent="-0.0744in" fo:margin-left="6.0827in"/>
        </style:list-level-properties>
      </text:list-level-style-bullet>
      <text:list-level-style-bullet text:level="6" text:style-name="ListLabel_20_78" text:bullet-char="•">
        <style:list-level-properties text:list-level-position-and-space-mode="label-alignment">
          <style:list-level-label-alignment text:label-followed-by="listtab" fo:text-indent="-0.0744in" fo:margin-left="6.4925in"/>
        </style:list-level-properties>
      </text:list-level-style-bullet>
      <text:list-level-style-bullet text:level="7" text:style-name="ListLabel_20_79" text:bullet-char="•">
        <style:list-level-properties text:list-level-position-and-space-mode="label-alignment">
          <style:list-level-label-alignment text:label-followed-by="listtab" fo:text-indent="-0.0744in" fo:margin-left="6.902in"/>
        </style:list-level-properties>
      </text:list-level-style-bullet>
      <text:list-level-style-bullet text:level="8" text:style-name="ListLabel_20_80" text:bullet-char="•">
        <style:list-level-properties text:list-level-position-and-space-mode="label-alignment">
          <style:list-level-label-alignment text:label-followed-by="listtab" fo:text-indent="-0.0744in" fo:margin-left="7.3118in"/>
        </style:list-level-properties>
      </text:list-level-style-bullet>
      <text:list-level-style-bullet text:level="9" text:style-name="ListLabel_20_81" text:bullet-char="•">
        <style:list-level-properties text:list-level-position-and-space-mode="label-alignment">
          <style:list-level-label-alignment text:label-followed-by="listtab" fo:text-indent="-0.0744in" fo:margin-left="7.72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82" style:num-format="1" text:start-value="218">
        <style:list-level-properties text:list-level-position-and-space-mode="label-alignment">
          <style:list-level-label-alignment text:label-followed-by="listtab" fo:text-indent="-0.2693in" fo:margin-left="0.352in"/>
        </style:list-level-properties>
      </text:list-level-style-number>
      <text:list-level-style-bullet text:level="2" text:style-name="ListLabel_20_83" text:bullet-char="•">
        <style:list-level-properties text:list-level-position-and-space-mode="label-alignment">
          <style:list-level-label-alignment text:label-followed-by="listtab" fo:text-indent="-0.2693in" fo:margin-left="0.7366in"/>
        </style:list-level-properties>
      </text:list-level-style-bullet>
      <text:list-level-style-bullet text:level="3" text:style-name="ListLabel_20_84" text:bullet-char="•">
        <style:list-level-properties text:list-level-position-and-space-mode="label-alignment">
          <style:list-level-label-alignment text:label-followed-by="listtab" fo:text-indent="-0.2693in" fo:margin-left="1.1272in"/>
        </style:list-level-properties>
      </text:list-level-style-bullet>
      <text:list-level-style-bullet text:level="4" text:style-name="ListLabel_20_85" text:bullet-char="•">
        <style:list-level-properties text:list-level-position-and-space-mode="label-alignment">
          <style:list-level-label-alignment text:label-followed-by="listtab" fo:text-indent="-0.2693in" fo:margin-left="1.5173in"/>
        </style:list-level-properties>
      </text:list-level-style-bullet>
      <text:list-level-style-bullet text:level="5" text:style-name="ListLabel_20_86" text:bullet-char="•">
        <style:list-level-properties text:list-level-position-and-space-mode="label-alignment">
          <style:list-level-label-alignment text:label-followed-by="listtab" fo:text-indent="-0.2693in" fo:margin-left="1.9075in"/>
        </style:list-level-properties>
      </text:list-level-style-bullet>
      <text:list-level-style-bullet text:level="6" text:style-name="ListLabel_20_87" text:bullet-char="•">
        <style:list-level-properties text:list-level-position-and-space-mode="label-alignment">
          <style:list-level-label-alignment text:label-followed-by="listtab" fo:text-indent="-0.2693in" fo:margin-left="2.298in"/>
        </style:list-level-properties>
      </text:list-level-style-bullet>
      <text:list-level-style-bullet text:level="7" text:style-name="ListLabel_20_88" text:bullet-char="•">
        <style:list-level-properties text:list-level-position-and-space-mode="label-alignment">
          <style:list-level-label-alignment text:label-followed-by="listtab" fo:text-indent="-0.2693in" fo:margin-left="2.6882in"/>
        </style:list-level-properties>
      </text:list-level-style-bullet>
      <text:list-level-style-bullet text:level="8" text:style-name="ListLabel_20_89" text:bullet-char="•">
        <style:list-level-properties text:list-level-position-and-space-mode="label-alignment">
          <style:list-level-label-alignment text:label-followed-by="listtab" fo:text-indent="-0.2693in" fo:margin-left="3.0783in"/>
        </style:list-level-properties>
      </text:list-level-style-bullet>
      <text:list-level-style-bullet text:level="9" text:style-name="ListLabel_20_90" text:bullet-char="•">
        <style:list-level-properties text:list-level-position-and-space-mode="label-alignment">
          <style:list-level-label-alignment text:label-followed-by="listtab" fo:text-indent="-0.2693in" fo:margin-left="3.468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text:bullet-char="•">
        <style:list-level-properties text:list-level-position-and-space-mode="label-alignment">
          <style:list-level-label-alignment text:label-followed-by="listtab" fo:text-indent="-0.0744in" fo:margin-left="4.448in"/>
        </style:list-level-properties>
        <style:text-properties style:font-name="Times New Roman1"/>
      </text:list-level-style-bullet>
      <text:list-level-style-bullet text:level="2" text:style-name="ListLabel_20_92" text:bullet-char="•">
        <style:list-level-properties text:list-level-position-and-space-mode="label-alignment">
          <style:list-level-label-alignment text:label-followed-by="listtab" fo:text-indent="-0.0744in" fo:margin-left="4.8535in"/>
        </style:list-level-properties>
      </text:list-level-style-bullet>
      <text:list-level-style-bullet text:level="3" text:style-name="ListLabel_20_93" text:bullet-char="•">
        <style:list-level-properties text:list-level-position-and-space-mode="label-alignment">
          <style:list-level-label-alignment text:label-followed-by="listtab" fo:text-indent="-0.0744in" fo:margin-left="5.2634in"/>
        </style:list-level-properties>
      </text:list-level-style-bullet>
      <text:list-level-style-bullet text:level="4" text:style-name="ListLabel_20_94" text:bullet-char="•">
        <style:list-level-properties text:list-level-position-and-space-mode="label-alignment">
          <style:list-level-label-alignment text:label-followed-by="listtab" fo:text-indent="-0.0744in" fo:margin-left="5.6728in"/>
        </style:list-level-properties>
      </text:list-level-style-bullet>
      <text:list-level-style-bullet text:level="5" text:style-name="ListLabel_20_95" text:bullet-char="•">
        <style:list-level-properties text:list-level-position-and-space-mode="label-alignment">
          <style:list-level-label-alignment text:label-followed-by="listtab" fo:text-indent="-0.0744in" fo:margin-left="6.0827in"/>
        </style:list-level-properties>
      </text:list-level-style-bullet>
      <text:list-level-style-bullet text:level="6" text:style-name="ListLabel_20_96" text:bullet-char="•">
        <style:list-level-properties text:list-level-position-and-space-mode="label-alignment">
          <style:list-level-label-alignment text:label-followed-by="listtab" fo:text-indent="-0.0744in" fo:margin-left="6.4925in"/>
        </style:list-level-properties>
      </text:list-level-style-bullet>
      <text:list-level-style-bullet text:level="7" text:style-name="ListLabel_20_97" text:bullet-char="•">
        <style:list-level-properties text:list-level-position-and-space-mode="label-alignment">
          <style:list-level-label-alignment text:label-followed-by="listtab" fo:text-indent="-0.0744in" fo:margin-left="6.902in"/>
        </style:list-level-properties>
      </text:list-level-style-bullet>
      <text:list-level-style-bullet text:level="8" text:style-name="ListLabel_20_98" text:bullet-char="•">
        <style:list-level-properties text:list-level-position-and-space-mode="label-alignment">
          <style:list-level-label-alignment text:label-followed-by="listtab" fo:text-indent="-0.0744in" fo:margin-left="7.3118in"/>
        </style:list-level-properties>
      </text:list-level-style-bullet>
      <text:list-level-style-bullet text:level="9" text:style-name="ListLabel_20_99" text:bullet-char="•">
        <style:list-level-properties text:list-level-position-and-space-mode="label-alignment">
          <style:list-level-label-alignment text:label-followed-by="listtab" fo:text-indent="-0.0744in" fo:margin-left="7.72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00" text:bullet-char="•">
        <style:list-level-properties text:list-level-position-and-space-mode="label-alignment">
          <style:list-level-label-alignment text:label-followed-by="listtab" fo:text-indent="-0.0744in" fo:margin-left="4.4472in"/>
        </style:list-level-properties>
        <style:text-properties style:font-name="Times New Roman1"/>
      </text:list-level-style-bullet>
      <text:list-level-style-bullet text:level="2" text:style-name="ListLabel_20_101" text:bullet-char="•">
        <style:list-level-properties text:list-level-position-and-space-mode="label-alignment">
          <style:list-level-label-alignment text:label-followed-by="listtab" fo:text-indent="-0.0744in" fo:margin-left="4.8535in"/>
        </style:list-level-properties>
      </text:list-level-style-bullet>
      <text:list-level-style-bullet text:level="3" text:style-name="ListLabel_20_102" text:bullet-char="•">
        <style:list-level-properties text:list-level-position-and-space-mode="label-alignment">
          <style:list-level-label-alignment text:label-followed-by="listtab" fo:text-indent="-0.0744in" fo:margin-left="5.2634in"/>
        </style:list-level-properties>
      </text:list-level-style-bullet>
      <text:list-level-style-bullet text:level="4" text:style-name="ListLabel_20_103" text:bullet-char="•">
        <style:list-level-properties text:list-level-position-and-space-mode="label-alignment">
          <style:list-level-label-alignment text:label-followed-by="listtab" fo:text-indent="-0.0744in" fo:margin-left="5.6728in"/>
        </style:list-level-properties>
      </text:list-level-style-bullet>
      <text:list-level-style-bullet text:level="5" text:style-name="ListLabel_20_104" text:bullet-char="•">
        <style:list-level-properties text:list-level-position-and-space-mode="label-alignment">
          <style:list-level-label-alignment text:label-followed-by="listtab" fo:text-indent="-0.0744in" fo:margin-left="6.0827in"/>
        </style:list-level-properties>
      </text:list-level-style-bullet>
      <text:list-level-style-bullet text:level="6" text:style-name="ListLabel_20_105" text:bullet-char="•">
        <style:list-level-properties text:list-level-position-and-space-mode="label-alignment">
          <style:list-level-label-alignment text:label-followed-by="listtab" fo:text-indent="-0.0744in" fo:margin-left="6.4925in"/>
        </style:list-level-properties>
      </text:list-level-style-bullet>
      <text:list-level-style-bullet text:level="7" text:style-name="ListLabel_20_106" text:bullet-char="•">
        <style:list-level-properties text:list-level-position-and-space-mode="label-alignment">
          <style:list-level-label-alignment text:label-followed-by="listtab" fo:text-indent="-0.0744in" fo:margin-left="6.902in"/>
        </style:list-level-properties>
      </text:list-level-style-bullet>
      <text:list-level-style-bullet text:level="8" text:style-name="ListLabel_20_107" text:bullet-char="•">
        <style:list-level-properties text:list-level-position-and-space-mode="label-alignment">
          <style:list-level-label-alignment text:label-followed-by="listtab" fo:text-indent="-0.0744in" fo:margin-left="7.3118in"/>
        </style:list-level-properties>
      </text:list-level-style-bullet>
      <text:list-level-style-bullet text:level="9" text:style-name="ListLabel_20_108" text:bullet-char="•">
        <style:list-level-properties text:list-level-position-and-space-mode="label-alignment">
          <style:list-level-label-alignment text:label-followed-by="listtab" fo:text-indent="-0.0744in" fo:margin-left="7.72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09" style:num-format="a" style:num-letter-sync="true">
        <style:list-level-properties text:list-level-position-and-space-mode="label-alignment">
          <style:list-level-label-alignment text:label-followed-by="listtab" fo:text-indent="-0.1272in" fo:margin-left="0.2091in"/>
        </style:list-level-properties>
      </text:list-level-style-number>
      <text:list-level-style-bullet text:level="2" text:style-name="ListLabel_20_110" text:bullet-char="•">
        <style:list-level-properties text:list-level-position-and-space-mode="label-alignment">
          <style:list-level-label-alignment text:label-followed-by="listtab" fo:text-indent="-0.1272in" fo:margin-left="0.6118in"/>
        </style:list-level-properties>
      </text:list-level-style-bullet>
      <text:list-level-style-bullet text:level="3" text:style-name="ListLabel_20_111" text:bullet-char="•">
        <style:list-level-properties text:list-level-position-and-space-mode="label-alignment">
          <style:list-level-label-alignment text:label-followed-by="listtab" fo:text-indent="-0.1272in" fo:margin-left="1.0161in"/>
        </style:list-level-properties>
      </text:list-level-style-bullet>
      <text:list-level-style-bullet text:level="4" text:style-name="ListLabel_20_112" text:bullet-char="•">
        <style:list-level-properties text:list-level-position-and-space-mode="label-alignment">
          <style:list-level-label-alignment text:label-followed-by="listtab" fo:text-indent="-0.1272in" fo:margin-left="1.4201in"/>
        </style:list-level-properties>
      </text:list-level-style-bullet>
      <text:list-level-style-bullet text:level="5" text:style-name="ListLabel_20_113" text:bullet-char="•">
        <style:list-level-properties text:list-level-position-and-space-mode="label-alignment">
          <style:list-level-label-alignment text:label-followed-by="listtab" fo:text-indent="-0.1272in" fo:margin-left="1.8244in"/>
        </style:list-level-properties>
      </text:list-level-style-bullet>
      <text:list-level-style-bullet text:level="6" text:style-name="ListLabel_20_114" text:bullet-char="•">
        <style:list-level-properties text:list-level-position-and-space-mode="label-alignment">
          <style:list-level-label-alignment text:label-followed-by="listtab" fo:text-indent="-0.1272in" fo:margin-left="2.2283in"/>
        </style:list-level-properties>
      </text:list-level-style-bullet>
      <text:list-level-style-bullet text:level="7" text:style-name="ListLabel_20_115" text:bullet-char="•">
        <style:list-level-properties text:list-level-position-and-space-mode="label-alignment">
          <style:list-level-label-alignment text:label-followed-by="listtab" fo:text-indent="-0.1272in" fo:margin-left="2.6327in"/>
        </style:list-level-properties>
      </text:list-level-style-bullet>
      <text:list-level-style-bullet text:level="8" text:style-name="ListLabel_20_116" text:bullet-char="•">
        <style:list-level-properties text:list-level-position-and-space-mode="label-alignment">
          <style:list-level-label-alignment text:label-followed-by="listtab" fo:text-indent="-0.1272in" fo:margin-left="3.0366in"/>
        </style:list-level-properties>
      </text:list-level-style-bullet>
      <text:list-level-style-bullet text:level="9" text:style-name="ListLabel_20_117" text:bullet-char="•">
        <style:list-level-properties text:list-level-position-and-space-mode="label-alignment">
          <style:list-level-label-alignment text:label-followed-by="listtab" fo:text-indent="-0.1272in" fo:margin-left="3.440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18" style:num-format="1" text:start-value="180">
        <style:list-level-properties text:list-level-position-and-space-mode="label-alignment">
          <style:list-level-label-alignment text:label-followed-by="listtab" fo:text-indent="-0.2571in" fo:margin-left="0.3398in"/>
        </style:list-level-properties>
      </text:list-level-style-number>
      <text:list-level-style-bullet text:level="2" text:style-name="ListLabel_20_119" text:bullet-char="•">
        <style:list-level-properties text:list-level-position-and-space-mode="label-alignment">
          <style:list-level-label-alignment text:label-followed-by="listtab" fo:text-indent="-0.2571in" fo:margin-left="0.6929in"/>
        </style:list-level-properties>
      </text:list-level-style-bullet>
      <text:list-level-style-bullet text:level="3" text:style-name="ListLabel_20_120" text:bullet-char="•">
        <style:list-level-properties text:list-level-position-and-space-mode="label-alignment">
          <style:list-level-label-alignment text:label-followed-by="listtab" fo:text-indent="-0.2571in" fo:margin-left="1.0528in"/>
        </style:list-level-properties>
      </text:list-level-style-bullet>
      <text:list-level-style-bullet text:level="4" text:style-name="ListLabel_20_121" text:bullet-char="•">
        <style:list-level-properties text:list-level-position-and-space-mode="label-alignment">
          <style:list-level-label-alignment text:label-followed-by="listtab" fo:text-indent="-0.2571in" fo:margin-left="1.4126in"/>
        </style:list-level-properties>
      </text:list-level-style-bullet>
      <text:list-level-style-bullet text:level="5" text:style-name="ListLabel_20_122" text:bullet-char="•">
        <style:list-level-properties text:list-level-position-and-space-mode="label-alignment">
          <style:list-level-label-alignment text:label-followed-by="listtab" fo:text-indent="-0.2571in" fo:margin-left="1.772in"/>
        </style:list-level-properties>
      </text:list-level-style-bullet>
      <text:list-level-style-bullet text:level="6" text:style-name="ListLabel_20_123" text:bullet-char="•">
        <style:list-level-properties text:list-level-position-and-space-mode="label-alignment">
          <style:list-level-label-alignment text:label-followed-by="listtab" fo:text-indent="-0.2571in" fo:margin-left="2.1319in"/>
        </style:list-level-properties>
      </text:list-level-style-bullet>
      <text:list-level-style-bullet text:level="7" text:style-name="ListLabel_20_124" text:bullet-char="•">
        <style:list-level-properties text:list-level-position-and-space-mode="label-alignment">
          <style:list-level-label-alignment text:label-followed-by="listtab" fo:text-indent="-0.2571in" fo:margin-left="2.4925in"/>
        </style:list-level-properties>
      </text:list-level-style-bullet>
      <text:list-level-style-bullet text:level="8" text:style-name="ListLabel_20_125" text:bullet-char="•">
        <style:list-level-properties text:list-level-position-and-space-mode="label-alignment">
          <style:list-level-label-alignment text:label-followed-by="listtab" fo:text-indent="-0.2571in" fo:margin-left="2.852in"/>
        </style:list-level-properties>
      </text:list-level-style-bullet>
      <text:list-level-style-bullet text:level="9" text:style-name="ListLabel_20_126" text:bullet-char="•">
        <style:list-level-properties text:list-level-position-and-space-mode="label-alignment">
          <style:list-level-label-alignment text:label-followed-by="listtab" fo:text-indent="-0.2571in" fo:margin-left="3.211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27" text:bullet-char="•">
        <style:list-level-properties text:list-level-position-and-space-mode="label-alignment">
          <style:list-level-label-alignment text:label-followed-by="listtab" fo:text-indent="-0.0744in" fo:margin-left="0.1535in"/>
        </style:list-level-properties>
      </text:list-level-style-bullet>
      <text:list-level-style-bullet text:level="2" text:style-name="ListLabel_20_128" text:bullet-char="•">
        <style:list-level-properties text:list-level-position-and-space-mode="label-alignment">
          <style:list-level-label-alignment text:label-followed-by="listtab" fo:text-indent="-0.0744in" fo:margin-left="4.4484in"/>
        </style:list-level-properties>
        <style:text-properties style:font-name="Times New Roman1"/>
      </text:list-level-style-bullet>
      <text:list-level-style-bullet text:level="3" text:style-name="ListLabel_20_129" text:bullet-char="•">
        <style:list-level-properties text:list-level-position-and-space-mode="label-alignment">
          <style:list-level-label-alignment text:label-followed-by="listtab" fo:text-indent="-0.0744in" fo:margin-left="4.4445in"/>
        </style:list-level-properties>
      </text:list-level-style-bullet>
      <text:list-level-style-bullet text:level="4" text:style-name="ListLabel_20_130" text:bullet-char="•">
        <style:list-level-properties text:list-level-position-and-space-mode="label-alignment">
          <style:list-level-label-alignment text:label-followed-by="listtab" fo:text-indent="-0.0744in" fo:margin-left="4.4193in"/>
        </style:list-level-properties>
      </text:list-level-style-bullet>
      <text:list-level-style-bullet text:level="5" text:style-name="ListLabel_20_131" text:bullet-char="•">
        <style:list-level-properties text:list-level-position-and-space-mode="label-alignment">
          <style:list-level-label-alignment text:label-followed-by="listtab" fo:text-indent="-0.0744in" fo:margin-left="4.3953in"/>
        </style:list-level-properties>
      </text:list-level-style-bullet>
      <text:list-level-style-bullet text:level="6" text:style-name="ListLabel_20_132" text:bullet-char="•">
        <style:list-level-properties text:list-level-position-and-space-mode="label-alignment">
          <style:list-level-label-alignment text:label-followed-by="listtab" fo:text-indent="-0.0744in" fo:margin-left="4.3701in"/>
        </style:list-level-properties>
      </text:list-level-style-bullet>
      <text:list-level-style-bullet text:level="7" text:style-name="ListLabel_20_133" text:bullet-char="•">
        <style:list-level-properties text:list-level-position-and-space-mode="label-alignment">
          <style:list-level-label-alignment text:label-followed-by="listtab" fo:text-indent="-0.0744in" fo:margin-left="4.3457in"/>
        </style:list-level-properties>
      </text:list-level-style-bullet>
      <text:list-level-style-bullet text:level="8" text:style-name="ListLabel_20_134" text:bullet-char="•">
        <style:list-level-properties text:list-level-position-and-space-mode="label-alignment">
          <style:list-level-label-alignment text:label-followed-by="listtab" fo:text-indent="-0.0744in" fo:margin-left="4.3209in"/>
        </style:list-level-properties>
      </text:list-level-style-bullet>
      <text:list-level-style-bullet text:level="9" text:style-name="ListLabel_20_135" text:bullet-char="•">
        <style:list-level-properties text:list-level-position-and-space-mode="label-alignment">
          <style:list-level-label-alignment text:label-followed-by="listtab" fo:text-indent="-0.0744in" fo:margin-left="4.296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36" text:bullet-char="•">
        <style:list-level-properties text:list-level-position-and-space-mode="label-alignment">
          <style:list-level-label-alignment text:label-followed-by="listtab" fo:text-indent="-0.0744in" fo:margin-left="0.1547in"/>
        </style:list-level-properties>
        <style:text-properties style:font-name="Times New Roman1"/>
      </text:list-level-style-bullet>
      <text:list-level-style-bullet text:level="2" text:style-name="ListLabel_20_137" text:bullet-char="•">
        <style:list-level-properties text:list-level-position-and-space-mode="label-alignment">
          <style:list-level-label-alignment text:label-followed-by="listtab" fo:text-indent="-0.0744in" fo:margin-left="0.5618in"/>
        </style:list-level-properties>
      </text:list-level-style-bullet>
      <text:list-level-style-bullet text:level="3" text:style-name="ListLabel_20_138" text:bullet-char="•">
        <style:list-level-properties text:list-level-position-and-space-mode="label-alignment">
          <style:list-level-label-alignment text:label-followed-by="listtab" fo:text-indent="-0.0744in" fo:margin-left="0.9717in"/>
        </style:list-level-properties>
      </text:list-level-style-bullet>
      <text:list-level-style-bullet text:level="4" text:style-name="ListLabel_20_139" text:bullet-char="•">
        <style:list-level-properties text:list-level-position-and-space-mode="label-alignment">
          <style:list-level-label-alignment text:label-followed-by="listtab" fo:text-indent="-0.0744in" fo:margin-left="1.3811in"/>
        </style:list-level-properties>
      </text:list-level-style-bullet>
      <text:list-level-style-bullet text:level="5" text:style-name="ListLabel_20_140" text:bullet-char="•">
        <style:list-level-properties text:list-level-position-and-space-mode="label-alignment">
          <style:list-level-label-alignment text:label-followed-by="listtab" fo:text-indent="-0.0744in" fo:margin-left="1.7909in"/>
        </style:list-level-properties>
      </text:list-level-style-bullet>
      <text:list-level-style-bullet text:level="6" text:style-name="ListLabel_20_141" text:bullet-char="•">
        <style:list-level-properties text:list-level-position-and-space-mode="label-alignment">
          <style:list-level-label-alignment text:label-followed-by="listtab" fo:text-indent="-0.0744in" fo:margin-left="2.2008in"/>
        </style:list-level-properties>
      </text:list-level-style-bullet>
      <text:list-level-style-bullet text:level="7" text:style-name="ListLabel_20_142" text:bullet-char="•">
        <style:list-level-properties text:list-level-position-and-space-mode="label-alignment">
          <style:list-level-label-alignment text:label-followed-by="listtab" fo:text-indent="-0.0744in" fo:margin-left="2.6098in"/>
        </style:list-level-properties>
      </text:list-level-style-bullet>
      <text:list-level-style-bullet text:level="8" text:style-name="ListLabel_20_143" text:bullet-char="•">
        <style:list-level-properties text:list-level-position-and-space-mode="label-alignment">
          <style:list-level-label-alignment text:label-followed-by="listtab" fo:text-indent="-0.0744in" fo:margin-left="3.0193in"/>
        </style:list-level-properties>
      </text:list-level-style-bullet>
      <text:list-level-style-bullet text:level="9" text:style-name="ListLabel_20_144" text:bullet-char="•">
        <style:list-level-properties text:list-level-position-and-space-mode="label-alignment">
          <style:list-level-label-alignment text:label-followed-by="listtab" fo:text-indent="-0.0744in" fo:margin-left="3.429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45" text:bullet-char="•">
        <style:list-level-properties text:list-level-position-and-space-mode="label-alignment">
          <style:list-level-label-alignment text:label-followed-by="listtab" fo:text-indent="-0.0744in" fo:margin-left="0.1555in"/>
        </style:list-level-properties>
        <style:text-properties style:font-name="Times New Roman1"/>
      </text:list-level-style-bullet>
      <text:list-level-style-bullet text:level="2" text:style-name="ListLabel_20_146" text:bullet-char="•">
        <style:list-level-properties text:list-level-position-and-space-mode="label-alignment">
          <style:list-level-label-alignment text:label-followed-by="listtab" fo:text-indent="-0.0744in" fo:margin-left="0.5307in"/>
        </style:list-level-properties>
      </text:list-level-style-bullet>
      <text:list-level-style-bullet text:level="3" text:style-name="ListLabel_20_147" text:bullet-char="•">
        <style:list-level-properties text:list-level-position-and-space-mode="label-alignment">
          <style:list-level-label-alignment text:label-followed-by="listtab" fo:text-indent="-0.0744in" fo:margin-left="0.9083in"/>
        </style:list-level-properties>
      </text:list-level-style-bullet>
      <text:list-level-style-bullet text:level="4" text:style-name="ListLabel_20_148" text:bullet-char="•">
        <style:list-level-properties text:list-level-position-and-space-mode="label-alignment">
          <style:list-level-label-alignment text:label-followed-by="listtab" fo:text-indent="-0.0744in" fo:margin-left="1.2862in"/>
        </style:list-level-properties>
      </text:list-level-style-bullet>
      <text:list-level-style-bullet text:level="5" text:style-name="ListLabel_20_149" text:bullet-char="•">
        <style:list-level-properties text:list-level-position-and-space-mode="label-alignment">
          <style:list-level-label-alignment text:label-followed-by="listtab" fo:text-indent="-0.0744in" fo:margin-left="1.6638in"/>
        </style:list-level-properties>
      </text:list-level-style-bullet>
      <text:list-level-style-bullet text:level="6" text:style-name="ListLabel_20_150" text:bullet-char="•">
        <style:list-level-properties text:list-level-position-and-space-mode="label-alignment">
          <style:list-level-label-alignment text:label-followed-by="listtab" fo:text-indent="-0.0744in" fo:margin-left="2.0417in"/>
        </style:list-level-properties>
      </text:list-level-style-bullet>
      <text:list-level-style-bullet text:level="7" text:style-name="ListLabel_20_151" text:bullet-char="•">
        <style:list-level-properties text:list-level-position-and-space-mode="label-alignment">
          <style:list-level-label-alignment text:label-followed-by="listtab" fo:text-indent="-0.0744in" fo:margin-left="2.4193in"/>
        </style:list-level-properties>
      </text:list-level-style-bullet>
      <text:list-level-style-bullet text:level="8" text:style-name="ListLabel_20_152" text:bullet-char="•">
        <style:list-level-properties text:list-level-position-and-space-mode="label-alignment">
          <style:list-level-label-alignment text:label-followed-by="listtab" fo:text-indent="-0.0744in" fo:margin-left="2.7972in"/>
        </style:list-level-properties>
      </text:list-level-style-bullet>
      <text:list-level-style-bullet text:level="9" text:style-name="ListLabel_20_153" text:bullet-char="•">
        <style:list-level-properties text:list-level-position-and-space-mode="label-alignment">
          <style:list-level-label-alignment text:label-followed-by="listtab" fo:text-indent="-0.0744in" fo:margin-left="3.175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54" text:bullet-char="•">
        <style:list-level-properties text:list-level-position-and-space-mode="label-alignment">
          <style:list-level-label-alignment text:label-followed-by="listtab" fo:text-indent="-0.0744in" fo:margin-left="4.4472in"/>
        </style:list-level-properties>
        <style:text-properties style:font-name="Times New Roman1"/>
      </text:list-level-style-bullet>
      <text:list-level-style-bullet text:level="2" text:style-name="ListLabel_20_155" text:bullet-char="•">
        <style:list-level-properties text:list-level-position-and-space-mode="label-alignment">
          <style:list-level-label-alignment text:label-followed-by="listtab" fo:text-indent="-0.0744in" fo:margin-left="4.8535in"/>
        </style:list-level-properties>
      </text:list-level-style-bullet>
      <text:list-level-style-bullet text:level="3" text:style-name="ListLabel_20_156" text:bullet-char="•">
        <style:list-level-properties text:list-level-position-and-space-mode="label-alignment">
          <style:list-level-label-alignment text:label-followed-by="listtab" fo:text-indent="-0.0744in" fo:margin-left="5.2634in"/>
        </style:list-level-properties>
      </text:list-level-style-bullet>
      <text:list-level-style-bullet text:level="4" text:style-name="ListLabel_20_157" text:bullet-char="•">
        <style:list-level-properties text:list-level-position-and-space-mode="label-alignment">
          <style:list-level-label-alignment text:label-followed-by="listtab" fo:text-indent="-0.0744in" fo:margin-left="5.6728in"/>
        </style:list-level-properties>
      </text:list-level-style-bullet>
      <text:list-level-style-bullet text:level="5" text:style-name="ListLabel_20_158" text:bullet-char="•">
        <style:list-level-properties text:list-level-position-and-space-mode="label-alignment">
          <style:list-level-label-alignment text:label-followed-by="listtab" fo:text-indent="-0.0744in" fo:margin-left="6.0827in"/>
        </style:list-level-properties>
      </text:list-level-style-bullet>
      <text:list-level-style-bullet text:level="6" text:style-name="ListLabel_20_159" text:bullet-char="•">
        <style:list-level-properties text:list-level-position-and-space-mode="label-alignment">
          <style:list-level-label-alignment text:label-followed-by="listtab" fo:text-indent="-0.0744in" fo:margin-left="6.4925in"/>
        </style:list-level-properties>
      </text:list-level-style-bullet>
      <text:list-level-style-bullet text:level="7" text:style-name="ListLabel_20_160" text:bullet-char="•">
        <style:list-level-properties text:list-level-position-and-space-mode="label-alignment">
          <style:list-level-label-alignment text:label-followed-by="listtab" fo:text-indent="-0.0744in" fo:margin-left="6.902in"/>
        </style:list-level-properties>
      </text:list-level-style-bullet>
      <text:list-level-style-bullet text:level="8" text:style-name="ListLabel_20_161" text:bullet-char="•">
        <style:list-level-properties text:list-level-position-and-space-mode="label-alignment">
          <style:list-level-label-alignment text:label-followed-by="listtab" fo:text-indent="-0.0744in" fo:margin-left="7.3118in"/>
        </style:list-level-properties>
      </text:list-level-style-bullet>
      <text:list-level-style-bullet text:level="9" text:style-name="ListLabel_20_162" text:bullet-char="•">
        <style:list-level-properties text:list-level-position-and-space-mode="label-alignment">
          <style:list-level-label-alignment text:label-followed-by="listtab" fo:text-indent="-0.0744in" fo:margin-left="7.72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63" text:bullet-char="–">
        <style:list-level-properties text:list-level-position-and-space-mode="label-alignment">
          <style:list-level-label-alignment text:label-followed-by="listtab" fo:text-indent="-0.0902in" fo:margin-left="0.0835in"/>
        </style:list-level-properties>
        <style:text-properties style:font-name="Times New Roman1"/>
      </text:list-level-style-bullet>
      <text:list-level-style-number text:level="2" text:style-name="ListLabel_20_164" style:num-format="1" text:display-levels="2">
        <style:list-level-properties text:list-level-position-and-space-mode="label-alignment">
          <style:list-level-label-alignment text:label-followed-by="listtab" fo:text-indent="-0.1311in" fo:margin-left="4.5083in"/>
        </style:list-level-properties>
      </text:list-level-style-number>
      <text:list-level-style-number text:level="3" text:style-name="ListLabel_20_165" style:num-format="1" text:display-levels="3">
        <style:list-level-properties text:list-level-position-and-space-mode="label-alignment">
          <style:list-level-label-alignment text:label-followed-by="listtab" fo:text-indent="-0.2055in" fo:margin-left="4.7134in"/>
        </style:list-level-properties>
      </text:list-level-style-number>
      <text:list-level-style-number text:level="4" text:style-name="ListLabel_20_166" style:num-format="1" text:display-levels="4">
        <style:list-level-properties text:list-level-position-and-space-mode="label-alignment">
          <style:list-level-label-alignment text:label-followed-by="listtab" fo:text-indent="-0.3083in" fo:margin-left="4.8161in"/>
        </style:list-level-properties>
      </text:list-level-style-number>
      <text:list-level-style-bullet text:level="5" text:style-name="ListLabel_20_167" text:bullet-char="•">
        <style:list-level-properties text:list-level-position-and-space-mode="label-alignment">
          <style:list-level-label-alignment text:label-followed-by="listtab" fo:text-indent="-0.3083in" fo:margin-left="4.8193in"/>
        </style:list-level-properties>
      </text:list-level-style-bullet>
      <text:list-level-style-bullet text:level="6" text:style-name="ListLabel_20_168" text:bullet-char="•">
        <style:list-level-properties text:list-level-position-and-space-mode="label-alignment">
          <style:list-level-label-alignment text:label-followed-by="listtab" fo:text-indent="-0.3083in" fo:margin-left="4.6693in"/>
        </style:list-level-properties>
      </text:list-level-style-bullet>
      <text:list-level-style-bullet text:level="7" text:style-name="ListLabel_20_169" text:bullet-char="•">
        <style:list-level-properties text:list-level-position-and-space-mode="label-alignment">
          <style:list-level-label-alignment text:label-followed-by="listtab" fo:text-indent="-0.3083in" fo:margin-left="4.5201in"/>
        </style:list-level-properties>
      </text:list-level-style-bullet>
      <text:list-level-style-bullet text:level="8" text:style-name="ListLabel_20_170" text:bullet-char="•">
        <style:list-level-properties text:list-level-position-and-space-mode="label-alignment">
          <style:list-level-label-alignment text:label-followed-by="listtab" fo:text-indent="-0.3083in" fo:margin-left="4.3701in"/>
        </style:list-level-properties>
      </text:list-level-style-bullet>
      <text:list-level-style-bullet text:level="9" text:style-name="ListLabel_20_171" text:bullet-char="•">
        <style:list-level-properties text:list-level-position-and-space-mode="label-alignment">
          <style:list-level-label-alignment text:label-followed-by="listtab" fo:text-indent="-0.3083in" fo:margin-left="4.220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4.4516in" fo:page-height="6.5in" style:num-format="1" style:print-orientation="portrait" fo:margin-top="0.3055in" fo:margin-bottom="0.1945in" fo:margin-left="0.1665in" fo:margin-right="0.319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9.0547in" fo:page-height="6.5in" style:num-format="1" style:print-orientation="landscape" fo:margin-top="0in" fo:margin-bottom="0in" fo:margin-left="0.389in" fo:margin-right="0.1252in" style:writing-mode="lr-tb" style:layout-grid-color="#c0c0c0" style:layout-grid-lines="1651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9.0547in" fo:page-height="6.5in" style:num-format="1" style:print-orientation="landscape" fo:margin-top="0.5835in" fo:margin-bottom="0.1945in" fo:margin-left="0.389in" fo:margin-right="0.1252in" style:writing-mode="lr-tb" style:layout-grid-color="#c0c0c0" style:layout-grid-lines="1453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3"/>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3"/>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3"/>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3"/>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3"/>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Layout 1</dc:title>
    <meta:creation-date>2021-06-24T17:29:26</meta:creation-date>
    <dc:date>2021-06-24T15:34:12.325787339</dc:date>
    <meta:editing-duration>PT23M23S</meta:editing-duration>
    <meta:generator>LibreOffice/7.1.1.2$MacOSX_X86_64 LibreOffice_project/fe0b08f4af1bacafe4c7ecc87ce55bb426164676</meta:generator>
    <meta:editing-cycles>4</meta:editing-cycles>
    <meta:document-statistic meta:table-count="0" meta:image-count="0" meta:object-count="0" meta:page-count="92" meta:paragraph-count="1979" meta:word-count="41248" meta:character-count="271744" meta:non-whitespace-character-count="233133"/>
    <meta:user-defined meta:name="AppVersion">12.0000</meta:user-defined>
    <meta:user-defined meta:name="Created" meta:value-type="date">2014-02-12T00:00:00</meta:user-defined>
    <meta:user-defined meta:name="Creator">QuarkXPress(R) 8.0</meta:user-defined>
    <meta:user-defined meta:name="LastSaved" meta:value-type="date">2021-06-24T00:00:00</meta:user-defined>
    <meta:template xlink:type="simple" xlink:actuate="onRequest" xlink:title="Normal" xlink:href=""/>
  </office:meta>
</office:document-meta>
</file>